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JetBrains Mono" svg:font-family="&quot;JetBrains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middle" fo:wrap-option="wrap"/>
      <style:text-properties fo:font-size="10pt" style:font-size-asian="10pt" style:font-size-complex="10pt"/>
    </style:style>
    <style:style style:name="ce11" style:family="table-cell" style:parent-style-name="Default" style:data-style-name="N0"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14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A9B7C6" style:font-name="JetBrains Mono" style:font-name-asian="JetBrains Mono" style:font-name-complex="JetBrains Mono" fo:font-size="10pt" style:font-size-asian="10pt" style:font-size-complex="10pt" style:font-family-generic="modern"/>
    </style:style>
    <style:style style:name="ce17" style:family="table-cell" style:parent-style-name="Default" style:data-style-name="N0">
      <style:text-properties fo:font-size="10pt" style:font-size-asian="10pt" style:font-size-complex="10pt" fo:font-style="italic" style:font-style-asian="italic" style:font-style-complex="italic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 fo:font-style="italic" style:font-style-asian="italic" style:font-style-complex="italic"/>
    </style:style>
    <style:style style:name="ce19" style:family="table-cell" style:parent-style-name="Default" style:data-style-name="N0">
      <style:text-properties fo:font-style="italic" style:font-style-asian="italic" style:font-style-complex="italic"/>
    </style:style>
    <style:style style:name="ce20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/>
      <style:text-properties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style:vertical-align="middle" fo:wrap-option="wrap" fo:background-color="transparent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3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38" style:family="table-cell" style:parent-style-name="Default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T1" style:family="text" style:parent-style-name="Default">
      <style:text-properties fo:color="#A9B7C6" style:text-line-through-style="none" style:font-name="JetBrains Mono" style:font-name-asian="JetBrains Mono" style:font-name-complex="JetBrains Mono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2" style:family="text" style:parent-style-name="Default">
      <style:text-properties fo:color="#CC7832" style:text-line-through-style="none" style:font-name="JetBrains Mono" style:font-name-asian="JetBrains Mono" style:font-name-complex="JetBrains Mono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4.18041666666667cm"/>
    </style:style>
    <style:style style:name="co4" style:family="table-column">
      <style:table-column-properties fo:break-before="auto" style:column-width="1.97555555555556cm"/>
    </style:style>
    <style:style style:name="co5" style:family="table-column">
      <style:table-column-properties fo:break-before="auto" style:column-width="2.04611111111111cm"/>
    </style:style>
    <style:style style:name="co6" style:family="table-column">
      <style:table-column-properties fo:break-before="auto" style:column-width="2.13430555555556cm"/>
    </style:style>
    <style:style style:name="co7" style:family="table-column">
      <style:table-column-properties fo:break-before="auto" style:column-width="13.7583333333333cm"/>
    </style:style>
    <style:style style:name="co8" style:family="table-column">
      <style:table-column-properties fo:break-before="auto" style:column-width="2.76930555555556cm"/>
    </style:style>
    <style:style style:name="co9" style:family="table-column">
      <style:table-column-properties fo:break-before="auto" style:column-width="4.56847222222222cm"/>
    </style:style>
    <style:style style:name="co10" style:family="table-column">
      <style:table-column-properties fo:break-before="auto" style:column-width="1.78152777777778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4.40972222222222cm"/>
    </style:style>
    <style:style style:name="co13" style:family="table-column">
      <style:table-column-properties fo:break-before="auto" style:column-width="11.9415277777778cm"/>
    </style:style>
    <style:style style:name="co14" style:family="table-column">
      <style:table-column-properties fo:break-before="auto" style:column-width="2.71638888888889cm"/>
    </style:style>
    <style:style style:name="co15" style:family="table-column">
      <style:table-column-properties fo:break-before="auto" style:column-width="3.21027777777778cm"/>
    </style:style>
    <style:style style:name="co16" style:family="table-column">
      <style:table-column-properties fo:break-before="auto" style:column-width="2.20486111111111cm"/>
    </style:style>
    <style:style style:name="co17" style:family="table-column">
      <style:table-column-properties fo:break-before="auto" style:column-width="2.55763888888889cm"/>
    </style:style>
    <style:style style:name="co18" style:family="table-column">
      <style:table-column-properties fo:break-before="auto" style:column-width="2.46944444444444cm"/>
    </style:style>
    <style:style style:name="co19" style:family="table-column">
      <style:table-column-properties fo:break-before="auto" style:column-width="11.9944444444444cm"/>
    </style:style>
    <style:style style:name="co20" style:family="table-column">
      <style:table-column-properties fo:break-before="auto" style:column-width="24.2181944444444cm"/>
    </style:style>
    <style:style style:name="co21" style:family="table-column">
      <style:table-column-properties fo:break-before="auto" style:column-width="4.46263888888889cm"/>
    </style:style>
    <style:style style:name="co22" style:family="table-column">
      <style:table-column-properties fo:break-before="auto" style:column-width="11.2536111111111cm"/>
    </style:style>
    <style:style style:name="co23" style:family="table-column">
      <style:table-column-properties fo:break-before="auto" style:column-width="25.1706944444444cm"/>
    </style:style>
    <style:style style:name="co24" style:family="table-column">
      <style:table-column-properties fo:break-before="auto" style:column-width="7.03791666666667cm"/>
    </style:style>
    <style:style style:name="co25" style:family="table-column">
      <style:table-column-properties fo:break-before="auto" style:column-width="4.85069444444444cm"/>
    </style:style>
    <style:style style:name="co26" style:family="table-column">
      <style:table-column-properties fo:break-before="auto" style:column-width="11.7298611111111cm"/>
    </style:style>
    <style:style style:name="co27" style:family="table-column">
      <style:table-column-properties fo:break-before="auto" style:column-width="6.05013888888889cm"/>
    </style:style>
    <style:style style:name="co28" style:family="table-column">
      <style:table-column-properties fo:break-before="auto" style:column-width="3.08680555555556cm"/>
    </style:style>
    <style:style style:name="co29" style:family="table-column">
      <style:table-column-properties fo:break-before="auto" style:column-width="2.66347222222222cm"/>
    </style:style>
    <style:style style:name="co30" style:family="table-column">
      <style:table-column-properties fo:break-before="auto" style:column-width="2.73402777777778cm"/>
    </style:style>
    <style:style style:name="co31" style:family="table-column">
      <style:table-column-properties fo:break-before="auto" style:column-width="2.50472222222222cm"/>
    </style:style>
    <style:style style:name="co32" style:family="table-column">
      <style:table-column-properties fo:break-before="auto" style:column-width="3.51013888888889cm"/>
    </style:style>
    <style:style style:name="co33" style:family="table-column">
      <style:table-column-properties fo:break-before="auto" style:column-width="11.8886111111111cm"/>
    </style:style>
    <style:style style:name="co34" style:family="table-column">
      <style:table-column-properties fo:break-before="auto" style:column-width="6.29708333333333cm"/>
    </style:style>
    <style:style style:name="co35" style:family="table-column">
      <style:table-column-properties fo:break-before="auto" style:column-width="2.57527777777778cm"/>
    </style:style>
    <style:style style:name="co36" style:family="table-column">
      <style:table-column-properties fo:break-before="auto" style:column-width="2.43416666666667cm"/>
    </style:style>
    <style:style style:name="co37" style:family="table-column">
      <style:table-column-properties fo:break-before="auto" style:column-width="3.06916666666667cm"/>
    </style:style>
    <style:style style:name="co38" style:family="table-column">
      <style:table-column-properties fo:break-before="auto" style:column-width="2.24013888888889cm"/>
    </style:style>
    <style:style style:name="co39" style:family="table-column">
      <style:table-column-properties fo:break-before="auto" style:column-width="7.67291666666667cm"/>
    </style:style>
    <style:style style:name="co40" style:family="table-column">
      <style:table-column-properties fo:break-before="auto" style:column-width="1.71097222222222cm"/>
    </style:style>
    <style:style style:name="co41" style:family="table-column">
      <style:table-column-properties fo:break-before="auto" style:column-width="1.30527777777778cm"/>
    </style:style>
    <style:style style:name="co42" style:family="table-column">
      <style:table-column-properties fo:break-before="auto" style:column-width="1.35819444444444cm"/>
    </style:style>
    <style:style style:name="co43" style:family="table-column">
      <style:table-column-properties fo:break-before="auto" style:column-width="1.5875cm"/>
    </style:style>
    <style:style style:name="co44" style:family="table-column">
      <style:table-column-properties fo:break-before="auto" style:column-width="7.74347222222222cm"/>
    </style:style>
    <style:style style:name="co45" style:family="table-column">
      <style:table-column-properties fo:break-before="auto" style:column-width="3.01625cm"/>
    </style:style>
    <style:style style:name="co46" style:family="table-column">
      <style:table-column-properties fo:break-before="auto" style:column-width="2.59291666666667cm"/>
    </style:style>
    <style:style style:name="co47" style:family="table-column">
      <style:table-column-properties fo:break-before="auto" style:column-width="11.5711111111111cm"/>
    </style:style>
    <style:style style:name="co48" style:family="table-column">
      <style:table-column-properties fo:break-before="auto" style:column-width="3.03388888888889cm"/>
    </style:style>
    <style:style style:name="co49" style:family="table-column">
      <style:table-column-properties fo:break-before="auto" style:column-width="4.55083333333333cm"/>
    </style:style>
    <style:style style:name="co50" style:family="table-column">
      <style:table-column-properties fo:break-before="auto" style:column-width="3.05152777777778cm"/>
    </style:style>
    <style:style style:name="co51" style:family="table-column">
      <style:table-column-properties fo:break-before="auto" style:column-width="2.94569444444444cm"/>
    </style:style>
    <style:style style:name="co52" style:family="table-column">
      <style:table-column-properties fo:break-before="auto" style:column-width="3.19263888888889cm"/>
    </style:style>
    <style:style style:name="co53" style:family="table-column">
      <style:table-column-properties fo:break-before="auto" style:column-width="2.48708333333333cm"/>
    </style:style>
    <style:style style:name="co54" style:family="table-column">
      <style:table-column-properties fo:break-before="auto" style:column-width="12.8234722222222cm"/>
    </style:style>
    <style:style style:name="co55" style:family="table-column">
      <style:table-column-properties fo:break-before="auto" style:column-width="30.4976388888889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ro3" style:family="table-row">
      <style:table-row-properties style:row-height="52pt" style:use-optimal-row-height="true" fo:break-before="auto"/>
    </style:style>
    <style:style style:name="ro4" style:family="table-row">
      <style:table-row-properties style:row-height="26pt" style:use-optimal-row-height="true" fo:break-before="auto"/>
    </style:style>
    <style:style style:name="ro5" style:family="table-row">
      <style:table-row-properties style:row-height="26.5pt" style:use-optimal-row-height="true" fo:break-before="auto"/>
    </style:style>
    <style:style style:name="ro6" style:family="table-row">
      <style:table-row-properties style:row-height="13pt" style:use-optimal-row-height="false" fo:break-before="auto"/>
    </style:style>
    <style:style style:name="ro7" style:family="table-row">
      <style:table-row-properties style:row-height="14.4pt" style:use-optimal-row-height="true" fo:break-before="auto"/>
    </style:style>
    <style:style style:name="ro8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-shape_parallel_flange" table:style-name="ta1">
        <table:table-column table:style-name="co1" table:default-cell-style-name="ce8"/>
        <table:table-column table:style-name="co2" table:number-columns-repeated="5" table:default-cell-style-name="ce8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2" table:number-columns-repeated="3" table:default-cell-style-name="ce5"/>
        <table:table-column table:style-name="co7" table:default-cell-style-name="ce5"/>
        <table:table-column table:style-name="co8" table:default-cell-style-name="ce5"/>
        <table:table-column table:style-name="co2" table:number-columns-repeated="14" table:default-cell-style-name="ce5"/>
        <table:table-column table:style-name="co2" table:number-columns-repeated="16354" table:default-cell-style-name="ce11"/>
        <table:table-row table:style-name="ro1">
          <table:table-cell office:value-type="string" table:style-name="ce2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f</text:p>
          </table:table-cell>
          <table:table-cell office:value-type="string" table:style-name="ce3">
            <text:p>tw/d</text:p>
          </table:table-cell>
          <table:table-cell office:value-type="string" table:style-name="ce3">
            <text:p>tf</text:p>
          </table:table-cell>
          <table:table-cell office:value-type="string" table:style-name="ce3">
            <text:p>r</text:p>
          </table:table-cell>
          <table:table-cell office:value-type="string" table:style-name="ce4">
            <text:p>Shape</text:p>
          </table:table-cell>
          <table:table-cell office:value-type="string" table:style-name="ce4">
            <text:p>Synonyms</text:p>
          </table:table-cell>
          <table:table-cell table:style-name="ce4"/>
          <table:table-cell table:number-columns-repeated="6" table:style-name="ce5"/>
          <table:table-cell office:value-type="string" table:style-name="ce6">
            <text:p>JSONString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table:style-name="ce8"/>
          <table:table-cell office:value-type="string" table:style-name="ce8">
            <text:p>[mm]</text:p>
          </table:table-cell>
          <table:table-cell office:value-type="string" table:style-name="ce8">
            <text:p>[mm]</text:p>
          </table:table-cell>
          <table:table-cell office:value-type="string" table:style-name="ce8">
            <text:p>[mm]</text:p>
          </table:table-cell>
          <table:table-cell office:value-type="string" table:style-name="ce8">
            <text:p>[mm]</text:p>
          </table:table-cell>
          <table:table-cell office:value-type="string" table:style-name="ce8">
            <text:p>[mm]</text:p>
          </table:table-cell>
          <table:table-cell table:number-columns-repeated="2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100</text:p>
          </table:table-cell>
          <table:table-cell office:value-type="float" office:value="96" table:style-name="ce9">
            <text:p>96</text:p>
          </table:table-cell>
          <table:table-cell office:value-type="float" office:value="100" table:style-name="ce9">
            <text:p>100</text:p>
          </table:table-cell>
          <table:table-cell office:value-type="float" office:value="5" table:style-name="ce9">
            <text:p>5</text:p>
          </table:table-cell>
          <table:table-cell office:value-type="float" office:value="8" table:style-name="ce9">
            <text:p>8</text:p>
          </table:table-cell>
          <table:table-cell office:value-type="float" office:value="12" table:style-name="ce9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100</text:p>
          </table:table-cell>
          <table:table-cell office:value-type="string" table:style-name="ce10">
            <text:p>HE100A</text:p>
          </table:table-cell>
          <table:table-cell office:value-type="string" table:style-name="ce10">
            <text:p>HEA 100</text:p>
          </table:table-cell>
          <table:table-cell office:value-type="string" office:string-value="hea100" table:formula="of:=LOWER([.H3])" table:style-name="ce10">
            <text:p>hea100</text:p>
          </table:table-cell>
          <table:table-cell office:value-type="string" office:string-value="he100a" table:formula="of:=LOWER([.I3])" table:style-name="ce10">
            <text:p>he100a</text:p>
          </table:table-cell>
          <table:table-cell office:value-type="string" office:string-value="hea 100" table:formula="of:=LOWER([.J3])" table:style-name="ce5">
            <text:p>hea 100</text:p>
          </table:table-cell>
          <table:table-cell table:style-name="ce5"/>
          <table:table-cell office:value-type="string" office:string-value="synonyms&quot;:[&quot;HEA100&quot;,&quot;HE100A&quot;,&quot;HEA 100&quot;,&quot;hea100&quot;,&quot;he100a&quot;,&quot;hea 100&quot;]}]}," table:formula="of:= &quot;synonyms&quot;&amp;&quot;&quot;&quot;&quot;&amp;&quot;:[&quot;&amp;&quot;&quot;&quot;&quot;&amp;[.H3]&amp;&quot;&quot;&quot;&quot;&amp;&quot;,&quot;&amp;&quot;&quot;&quot;&quot;&amp;[.I3]&amp;&quot;&quot;&quot;&quot;&amp;&quot;,&quot;&amp;&quot;&quot;&quot;&quot;&amp;[.J3]&amp;&quot;&quot;&quot;&quot;&amp;&quot;,&quot;&amp;&quot;&quot;&quot;&quot;&amp;[.K3]&amp;&quot;&quot;&quot;&quot;&amp;&quot;,&quot;&amp;&quot;&quot;&quot;&quot;&amp;[.L3]&amp;&quot;&quot;&quot;&quot;&amp;&quot;,&quot;&amp;&quot;&quot;&quot;&quot;&amp;[.M3]&amp;&quot;&quot;&quot;&quot;&amp;&quot;]}]},&quot;" table:style-name="ce10">
            <text:p>synonyms":["HEA100","HE100A","HEA 100","hea100","he100a","hea 100"]}]},</text:p>
          </table:table-cell>
          <table:table-cell office:value-type="string" office:string-value="{&quot;HEA100&quot;: [{&quot;shape_coords&quot;:[96,100,5,8,12],&quot;shape_name&quot;:&quot;I-shape parallel flange&quot;,&quot;synonyms&quot;:[&quot;HEA100&quot;,&quot;HE100A&quot;,&quot;HEA 100&quot;,&quot;hea100&quot;,&quot;he100a&quot;,&quot;hea 100&quot;]}]}," table:formula="of:=&quot;{&quot; &amp; &quot;&quot;&quot;&quot;&amp;[.A3]&amp;&quot;&quot;&quot;&quot;&amp;&quot;: [{&quot;&quot;&quot; &amp;&quot;shape_coords&quot;&amp;&quot;&quot;&quot;&quot; &amp; &quot;:&quot; &amp; &quot;[&quot; &amp; [.B3] &amp; &quot;,&quot; &amp;[.C3] &amp; &quot;,&quot; &amp;[.D3]&amp; &quot;,&quot; &amp;[.E3]&amp; &quot;,&quot; &amp;[.F3] &amp; &quot;],&quot; &amp; &quot;&quot;&quot;&quot; &amp;&quot;shape_name&quot;&amp;&quot;&quot;&quot;&quot; &amp; &quot;:&quot; &amp; &quot;&quot;&quot;&quot; &amp;[.G3] &amp; &quot;&quot;&quot;&quot; &amp; &quot;,&quot; &amp; &quot;&quot;&quot;&quot;&amp;[.O3]" table:style-name="ce5">
            <text:p>{"HEA100": [{"shape_coords":[96,100,5,8,12],"shape_name":"I-shape parallel flange","synonyms":["HEA100","HE100A","HEA 100","hea100","he100a","hea 1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120</text:p>
          </table:table-cell>
          <table:table-cell office:value-type="float" office:value="114" table:style-name="ce9">
            <text:p>114</text:p>
          </table:table-cell>
          <table:table-cell office:value-type="float" office:value="120" table:style-name="ce9">
            <text:p>120</text:p>
          </table:table-cell>
          <table:table-cell office:value-type="float" office:value="5" table:style-name="ce9">
            <text:p>5</text:p>
          </table:table-cell>
          <table:table-cell office:value-type="float" office:value="8" table:style-name="ce9">
            <text:p>8</text:p>
          </table:table-cell>
          <table:table-cell office:value-type="float" office:value="12" table:style-name="ce9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120</text:p>
          </table:table-cell>
          <table:table-cell office:value-type="string" table:style-name="ce10">
            <text:p>HE120A</text:p>
          </table:table-cell>
          <table:table-cell office:value-type="string" table:style-name="ce10">
            <text:p>HEA 120</text:p>
          </table:table-cell>
          <table:table-cell office:value-type="string" office:string-value="hea120" table:formula="of:=LOWER([.H4])" table:style-name="ce10">
            <text:p>hea120</text:p>
          </table:table-cell>
          <table:table-cell office:value-type="string" office:string-value="he120a" table:formula="of:=LOWER([.I4])" table:style-name="ce10">
            <text:p>he120a</text:p>
          </table:table-cell>
          <table:table-cell office:value-type="string" office:string-value="hea 120" table:formula="of:=LOWER([.J4])" table:style-name="ce5">
            <text:p>hea 120</text:p>
          </table:table-cell>
          <table:table-cell table:style-name="ce5"/>
          <table:table-cell office:value-type="string" office:string-value="synonyms&quot;:[&quot;HEA120&quot;,&quot;HE120A&quot;,&quot;HEA 120&quot;,&quot;hea120&quot;,&quot;he120a&quot;,&quot;hea 120&quot;]}]}," table:formula="of:= &quot;synonyms&quot;&amp;&quot;&quot;&quot;&quot;&amp;&quot;:[&quot;&amp;&quot;&quot;&quot;&quot;&amp;[.H4]&amp;&quot;&quot;&quot;&quot;&amp;&quot;,&quot;&amp;&quot;&quot;&quot;&quot;&amp;[.I4]&amp;&quot;&quot;&quot;&quot;&amp;&quot;,&quot;&amp;&quot;&quot;&quot;&quot;&amp;[.J4]&amp;&quot;&quot;&quot;&quot;&amp;&quot;,&quot;&amp;&quot;&quot;&quot;&quot;&amp;[.K4]&amp;&quot;&quot;&quot;&quot;&amp;&quot;,&quot;&amp;&quot;&quot;&quot;&quot;&amp;[.L4]&amp;&quot;&quot;&quot;&quot;&amp;&quot;,&quot;&amp;&quot;&quot;&quot;&quot;&amp;[.M4]&amp;&quot;&quot;&quot;&quot;&amp;&quot;]}]},&quot;" table:style-name="ce10">
            <text:p>synonyms":["HEA120","HE120A","HEA 120","hea120","he120a","hea 120"]}]},</text:p>
          </table:table-cell>
          <table:table-cell office:value-type="string" office:string-value="{&quot;HEA120&quot;: [{&quot;shape_coords&quot;:[114,120,5,8,12],&quot;shape_name&quot;:&quot;I-shape parallel flange&quot;,&quot;synonyms&quot;:[&quot;HEA120&quot;,&quot;HE120A&quot;,&quot;HEA 120&quot;,&quot;hea120&quot;,&quot;he120a&quot;,&quot;hea 120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 &amp; &quot;],&quot; &amp; &quot;&quot;&quot;&quot; &amp;&quot;shape_name&quot;&amp;&quot;&quot;&quot;&quot; &amp; &quot;:&quot; &amp; &quot;&quot;&quot;&quot; &amp;[.G4] &amp; &quot;&quot;&quot;&quot; &amp; &quot;,&quot; &amp; &quot;&quot;&quot;&quot;&amp;[.O4]" table:style-name="ce5">
            <text:p>{"HEA120": [{"shape_coords":[114,120,5,8,12],"shape_name":"I-shape parallel flange","synonyms":["HEA120","HE120A","HEA 120","hea120","he120a","hea 12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140</text:p>
          </table:table-cell>
          <table:table-cell office:value-type="float" office:value="133" table:style-name="ce9">
            <text:p>133</text:p>
          </table:table-cell>
          <table:table-cell office:value-type="float" office:value="140" table:style-name="ce9">
            <text:p>140</text:p>
          </table:table-cell>
          <table:table-cell office:value-type="float" office:value="5.5" table:style-name="ce9">
            <text:p>5,5</text:p>
          </table:table-cell>
          <table:table-cell office:value-type="float" office:value="8.5" table:style-name="ce9">
            <text:p>8,5</text:p>
          </table:table-cell>
          <table:table-cell office:value-type="float" office:value="12" table:style-name="ce9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140</text:p>
          </table:table-cell>
          <table:table-cell office:value-type="string" table:style-name="ce10">
            <text:p>HE140A</text:p>
          </table:table-cell>
          <table:table-cell office:value-type="string" table:style-name="ce10">
            <text:p>HEA 140</text:p>
          </table:table-cell>
          <table:table-cell office:value-type="string" office:string-value="hea140" table:formula="of:=LOWER([.H5])" table:style-name="ce10">
            <text:p>hea140</text:p>
          </table:table-cell>
          <table:table-cell office:value-type="string" office:string-value="he140a" table:formula="of:=LOWER([.I5])" table:style-name="ce10">
            <text:p>he140a</text:p>
          </table:table-cell>
          <table:table-cell office:value-type="string" office:string-value="hea 140" table:formula="of:=LOWER([.J5])" table:style-name="ce5">
            <text:p>hea 140</text:p>
          </table:table-cell>
          <table:table-cell table:style-name="ce5"/>
          <table:table-cell office:value-type="string" office:string-value="synonyms&quot;:[&quot;HEA140&quot;,&quot;HE140A&quot;,&quot;HEA 140&quot;,&quot;hea140&quot;,&quot;he140a&quot;,&quot;hea 140&quot;]}]}," table:formula="of:= &quot;synonyms&quot;&amp;&quot;&quot;&quot;&quot;&amp;&quot;:[&quot;&amp;&quot;&quot;&quot;&quot;&amp;[.H5]&amp;&quot;&quot;&quot;&quot;&amp;&quot;,&quot;&amp;&quot;&quot;&quot;&quot;&amp;[.I5]&amp;&quot;&quot;&quot;&quot;&amp;&quot;,&quot;&amp;&quot;&quot;&quot;&quot;&amp;[.J5]&amp;&quot;&quot;&quot;&quot;&amp;&quot;,&quot;&amp;&quot;&quot;&quot;&quot;&amp;[.K5]&amp;&quot;&quot;&quot;&quot;&amp;&quot;,&quot;&amp;&quot;&quot;&quot;&quot;&amp;[.L5]&amp;&quot;&quot;&quot;&quot;&amp;&quot;,&quot;&amp;&quot;&quot;&quot;&quot;&amp;[.M5]&amp;&quot;&quot;&quot;&quot;&amp;&quot;]}]},&quot;" table:style-name="ce10">
            <text:p>synonyms":["HEA140","HE140A","HEA 140","hea140","he140a","hea 140"]}]},</text:p>
          </table:table-cell>
          <table:table-cell office:value-type="string" office:string-value="{&quot;HEA140&quot;: [{&quot;shape_coords&quot;:[133,140,5,5,8,5,12],&quot;shape_name&quot;:&quot;I-shape parallel flange&quot;,&quot;synonyms&quot;:[&quot;HEA140&quot;,&quot;HE140A&quot;,&quot;HEA 140&quot;,&quot;hea140&quot;,&quot;he140a&quot;,&quot;hea 140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 &amp; &quot;],&quot; &amp; &quot;&quot;&quot;&quot; &amp;&quot;shape_name&quot;&amp;&quot;&quot;&quot;&quot; &amp; &quot;:&quot; &amp; &quot;&quot;&quot;&quot; &amp;[.G5] &amp; &quot;&quot;&quot;&quot; &amp; &quot;,&quot; &amp; &quot;&quot;&quot;&quot;&amp;[.O5]" table:style-name="ce5">
            <text:p>{"HEA140": [{"shape_coords":[133,140,5,5,8,5,12],"shape_name":"I-shape parallel flange","synonyms":["HEA140","HE140A","HEA 140","hea140","he140a","hea 14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160</text:p>
          </table:table-cell>
          <table:table-cell office:value-type="float" office:value="152" table:style-name="ce9">
            <text:p>152</text:p>
          </table:table-cell>
          <table:table-cell office:value-type="float" office:value="160" table:style-name="ce9">
            <text:p>160</text:p>
          </table:table-cell>
          <table:table-cell office:value-type="float" office:value="6" table:style-name="ce9">
            <text:p>6</text:p>
          </table:table-cell>
          <table:table-cell office:value-type="float" office:value="9" table:style-name="ce9">
            <text:p>9</text:p>
          </table:table-cell>
          <table:table-cell office:value-type="float" office:value="15" table:style-name="ce9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160</text:p>
          </table:table-cell>
          <table:table-cell office:value-type="string" table:style-name="ce10">
            <text:p>HE160A</text:p>
          </table:table-cell>
          <table:table-cell office:value-type="string" table:style-name="ce10">
            <text:p>HEA 160</text:p>
          </table:table-cell>
          <table:table-cell office:value-type="string" office:string-value="hea160" table:formula="of:=LOWER([.H6])" table:style-name="ce10">
            <text:p>hea160</text:p>
          </table:table-cell>
          <table:table-cell office:value-type="string" office:string-value="he160a" table:formula="of:=LOWER([.I6])" table:style-name="ce10">
            <text:p>he160a</text:p>
          </table:table-cell>
          <table:table-cell office:value-type="string" office:string-value="hea 160" table:formula="of:=LOWER([.J6])" table:style-name="ce5">
            <text:p>hea 160</text:p>
          </table:table-cell>
          <table:table-cell table:style-name="ce5"/>
          <table:table-cell office:value-type="string" office:string-value="synonyms&quot;:[&quot;HEA160&quot;,&quot;HE160A&quot;,&quot;HEA 160&quot;,&quot;hea160&quot;,&quot;he160a&quot;,&quot;hea 160&quot;]}]}," table:formula="of:= &quot;synonyms&quot;&amp;&quot;&quot;&quot;&quot;&amp;&quot;:[&quot;&amp;&quot;&quot;&quot;&quot;&amp;[.H6]&amp;&quot;&quot;&quot;&quot;&amp;&quot;,&quot;&amp;&quot;&quot;&quot;&quot;&amp;[.I6]&amp;&quot;&quot;&quot;&quot;&amp;&quot;,&quot;&amp;&quot;&quot;&quot;&quot;&amp;[.J6]&amp;&quot;&quot;&quot;&quot;&amp;&quot;,&quot;&amp;&quot;&quot;&quot;&quot;&amp;[.K6]&amp;&quot;&quot;&quot;&quot;&amp;&quot;,&quot;&amp;&quot;&quot;&quot;&quot;&amp;[.L6]&amp;&quot;&quot;&quot;&quot;&amp;&quot;,&quot;&amp;&quot;&quot;&quot;&quot;&amp;[.M6]&amp;&quot;&quot;&quot;&quot;&amp;&quot;]}]},&quot;" table:style-name="ce10">
            <text:p>synonyms":["HEA160","HE160A","HEA 160","hea160","he160a","hea 160"]}]},</text:p>
          </table:table-cell>
          <table:table-cell office:value-type="string" office:string-value="{&quot;HEA160&quot;: [{&quot;shape_coords&quot;:[152,160,6,9,15],&quot;shape_name&quot;:&quot;I-shape parallel flange&quot;,&quot;synonyms&quot;:[&quot;HEA160&quot;,&quot;HE160A&quot;,&quot;HEA 160&quot;,&quot;hea160&quot;,&quot;he160a&quot;,&quot;hea 160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 &amp; &quot;],&quot; &amp; &quot;&quot;&quot;&quot; &amp;&quot;shape_name&quot;&amp;&quot;&quot;&quot;&quot; &amp; &quot;:&quot; &amp; &quot;&quot;&quot;&quot; &amp;[.G6] &amp; &quot;&quot;&quot;&quot; &amp; &quot;,&quot; &amp; &quot;&quot;&quot;&quot;&amp;[.O6]" table:style-name="ce5">
            <text:p>{"HEA160": [{"shape_coords":[152,160,6,9,15],"shape_name":"I-shape parallel flange","synonyms":["HEA160","HE160A","HEA 160","hea160","he160a","hea 16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180</text:p>
          </table:table-cell>
          <table:table-cell office:value-type="float" office:value="171" table:style-name="ce9">
            <text:p>171</text:p>
          </table:table-cell>
          <table:table-cell office:value-type="float" office:value="180" table:style-name="ce9">
            <text:p>180</text:p>
          </table:table-cell>
          <table:table-cell office:value-type="float" office:value="6" table:style-name="ce9">
            <text:p>6</text:p>
          </table:table-cell>
          <table:table-cell office:value-type="float" office:value="9.5" table:style-name="ce9">
            <text:p>9,5</text:p>
          </table:table-cell>
          <table:table-cell office:value-type="float" office:value="15" table:style-name="ce9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180</text:p>
          </table:table-cell>
          <table:table-cell office:value-type="string" table:style-name="ce10">
            <text:p>HE180A</text:p>
          </table:table-cell>
          <table:table-cell office:value-type="string" table:style-name="ce10">
            <text:p>HEA 180</text:p>
          </table:table-cell>
          <table:table-cell office:value-type="string" office:string-value="hea180" table:formula="of:=LOWER([.H7])" table:style-name="ce10">
            <text:p>hea180</text:p>
          </table:table-cell>
          <table:table-cell office:value-type="string" office:string-value="he180a" table:formula="of:=LOWER([.I7])" table:style-name="ce10">
            <text:p>he180a</text:p>
          </table:table-cell>
          <table:table-cell office:value-type="string" office:string-value="hea 180" table:formula="of:=LOWER([.J7])" table:style-name="ce5">
            <text:p>hea 180</text:p>
          </table:table-cell>
          <table:table-cell table:style-name="ce5"/>
          <table:table-cell office:value-type="string" office:string-value="synonyms&quot;:[&quot;HEA180&quot;,&quot;HE180A&quot;,&quot;HEA 180&quot;,&quot;hea180&quot;,&quot;he180a&quot;,&quot;hea 180&quot;]}]}," table:formula="of:= &quot;synonyms&quot;&amp;&quot;&quot;&quot;&quot;&amp;&quot;:[&quot;&amp;&quot;&quot;&quot;&quot;&amp;[.H7]&amp;&quot;&quot;&quot;&quot;&amp;&quot;,&quot;&amp;&quot;&quot;&quot;&quot;&amp;[.I7]&amp;&quot;&quot;&quot;&quot;&amp;&quot;,&quot;&amp;&quot;&quot;&quot;&quot;&amp;[.J7]&amp;&quot;&quot;&quot;&quot;&amp;&quot;,&quot;&amp;&quot;&quot;&quot;&quot;&amp;[.K7]&amp;&quot;&quot;&quot;&quot;&amp;&quot;,&quot;&amp;&quot;&quot;&quot;&quot;&amp;[.L7]&amp;&quot;&quot;&quot;&quot;&amp;&quot;,&quot;&amp;&quot;&quot;&quot;&quot;&amp;[.M7]&amp;&quot;&quot;&quot;&quot;&amp;&quot;]}]},&quot;" table:style-name="ce10">
            <text:p>synonyms":["HEA180","HE180A","HEA 180","hea180","he180a","hea 180"]}]},</text:p>
          </table:table-cell>
          <table:table-cell office:value-type="string" office:string-value="{&quot;HEA180&quot;: [{&quot;shape_coords&quot;:[171,180,6,9,5,15],&quot;shape_name&quot;:&quot;I-shape parallel flange&quot;,&quot;synonyms&quot;:[&quot;HEA180&quot;,&quot;HE180A&quot;,&quot;HEA 180&quot;,&quot;hea180&quot;,&quot;he180a&quot;,&quot;hea 180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 &amp; &quot;],&quot; &amp; &quot;&quot;&quot;&quot; &amp;&quot;shape_name&quot;&amp;&quot;&quot;&quot;&quot; &amp; &quot;:&quot; &amp; &quot;&quot;&quot;&quot; &amp;[.G7] &amp; &quot;&quot;&quot;&quot; &amp; &quot;,&quot; &amp; &quot;&quot;&quot;&quot;&amp;[.O7]" table:style-name="ce5">
            <text:p>{"HEA180": [{"shape_coords":[171,180,6,9,5,15],"shape_name":"I-shape parallel flange","synonyms":["HEA180","HE180A","HEA 180","hea180","he180a","hea 18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200</text:p>
          </table:table-cell>
          <table:table-cell office:value-type="float" office:value="190" table:style-name="ce9">
            <text:p>190</text:p>
          </table:table-cell>
          <table:table-cell office:value-type="float" office:value="200" table:style-name="ce9">
            <text:p>200</text:p>
          </table:table-cell>
          <table:table-cell office:value-type="float" office:value="6.5" table:style-name="ce9">
            <text:p>6,5</text:p>
          </table:table-cell>
          <table:table-cell office:value-type="float" office:value="10" table:style-name="ce9">
            <text:p>10</text:p>
          </table:table-cell>
          <table:table-cell office:value-type="float" office:value="18" table:style-name="ce9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200</text:p>
          </table:table-cell>
          <table:table-cell office:value-type="string" table:style-name="ce10">
            <text:p>HE200A</text:p>
          </table:table-cell>
          <table:table-cell office:value-type="string" table:style-name="ce10">
            <text:p>HEA 200</text:p>
          </table:table-cell>
          <table:table-cell office:value-type="string" office:string-value="hea200" table:formula="of:=LOWER([.H8])" table:style-name="ce10">
            <text:p>hea200</text:p>
          </table:table-cell>
          <table:table-cell office:value-type="string" office:string-value="he200a" table:formula="of:=LOWER([.I8])" table:style-name="ce10">
            <text:p>he200a</text:p>
          </table:table-cell>
          <table:table-cell office:value-type="string" office:string-value="hea 200" table:formula="of:=LOWER([.J8])" table:style-name="ce5">
            <text:p>hea 200</text:p>
          </table:table-cell>
          <table:table-cell table:style-name="ce5"/>
          <table:table-cell office:value-type="string" office:string-value="synonyms&quot;:[&quot;HEA200&quot;,&quot;HE200A&quot;,&quot;HEA 200&quot;,&quot;hea200&quot;,&quot;he200a&quot;,&quot;hea 200&quot;]}]}," table:formula="of:= &quot;synonyms&quot;&amp;&quot;&quot;&quot;&quot;&amp;&quot;:[&quot;&amp;&quot;&quot;&quot;&quot;&amp;[.H8]&amp;&quot;&quot;&quot;&quot;&amp;&quot;,&quot;&amp;&quot;&quot;&quot;&quot;&amp;[.I8]&amp;&quot;&quot;&quot;&quot;&amp;&quot;,&quot;&amp;&quot;&quot;&quot;&quot;&amp;[.J8]&amp;&quot;&quot;&quot;&quot;&amp;&quot;,&quot;&amp;&quot;&quot;&quot;&quot;&amp;[.K8]&amp;&quot;&quot;&quot;&quot;&amp;&quot;,&quot;&amp;&quot;&quot;&quot;&quot;&amp;[.L8]&amp;&quot;&quot;&quot;&quot;&amp;&quot;,&quot;&amp;&quot;&quot;&quot;&quot;&amp;[.M8]&amp;&quot;&quot;&quot;&quot;&amp;&quot;]}]},&quot;" table:style-name="ce10">
            <text:p>synonyms":["HEA200","HE200A","HEA 200","hea200","he200a","hea 200"]}]},</text:p>
          </table:table-cell>
          <table:table-cell office:value-type="string" office:string-value="{&quot;HEA200&quot;: [{&quot;shape_coords&quot;:[190,200,6,5,10,18],&quot;shape_name&quot;:&quot;I-shape parallel flange&quot;,&quot;synonyms&quot;:[&quot;HEA200&quot;,&quot;HE200A&quot;,&quot;HEA 200&quot;,&quot;hea200&quot;,&quot;he200a&quot;,&quot;hea 200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 &amp; &quot;],&quot; &amp; &quot;&quot;&quot;&quot; &amp;&quot;shape_name&quot;&amp;&quot;&quot;&quot;&quot; &amp; &quot;:&quot; &amp; &quot;&quot;&quot;&quot; &amp;[.G8] &amp; &quot;&quot;&quot;&quot; &amp; &quot;,&quot; &amp; &quot;&quot;&quot;&quot;&amp;[.O8]" table:style-name="ce5">
            <text:p>{"HEA200": [{"shape_coords":[190,200,6,5,10,18],"shape_name":"I-shape parallel flange","synonyms":["HEA200","HE200A","HEA 200","hea200","he200a","hea 2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220</text:p>
          </table:table-cell>
          <table:table-cell office:value-type="float" office:value="210" table:style-name="ce9">
            <text:p>210</text:p>
          </table:table-cell>
          <table:table-cell office:value-type="float" office:value="220" table:style-name="ce9">
            <text:p>220</text:p>
          </table:table-cell>
          <table:table-cell office:value-type="float" office:value="7" table:style-name="ce9">
            <text:p>7</text:p>
          </table:table-cell>
          <table:table-cell office:value-type="float" office:value="11" table:style-name="ce9">
            <text:p>11</text:p>
          </table:table-cell>
          <table:table-cell office:value-type="float" office:value="18" table:style-name="ce9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220</text:p>
          </table:table-cell>
          <table:table-cell office:value-type="string" table:style-name="ce10">
            <text:p>HE220A</text:p>
          </table:table-cell>
          <table:table-cell office:value-type="string" table:style-name="ce10">
            <text:p>HEA 220</text:p>
          </table:table-cell>
          <table:table-cell office:value-type="string" office:string-value="hea220" table:formula="of:=LOWER([.H9])" table:style-name="ce10">
            <text:p>hea220</text:p>
          </table:table-cell>
          <table:table-cell office:value-type="string" office:string-value="he220a" table:formula="of:=LOWER([.I9])" table:style-name="ce10">
            <text:p>he220a</text:p>
          </table:table-cell>
          <table:table-cell office:value-type="string" office:string-value="hea 220" table:formula="of:=LOWER([.J9])" table:style-name="ce5">
            <text:p>hea 220</text:p>
          </table:table-cell>
          <table:table-cell table:style-name="ce5"/>
          <table:table-cell office:value-type="string" office:string-value="synonyms&quot;:[&quot;HEA220&quot;,&quot;HE220A&quot;,&quot;HEA 220&quot;,&quot;hea220&quot;,&quot;he220a&quot;,&quot;hea 220&quot;]}]}," table:formula="of:= &quot;synonyms&quot;&amp;&quot;&quot;&quot;&quot;&amp;&quot;:[&quot;&amp;&quot;&quot;&quot;&quot;&amp;[.H9]&amp;&quot;&quot;&quot;&quot;&amp;&quot;,&quot;&amp;&quot;&quot;&quot;&quot;&amp;[.I9]&amp;&quot;&quot;&quot;&quot;&amp;&quot;,&quot;&amp;&quot;&quot;&quot;&quot;&amp;[.J9]&amp;&quot;&quot;&quot;&quot;&amp;&quot;,&quot;&amp;&quot;&quot;&quot;&quot;&amp;[.K9]&amp;&quot;&quot;&quot;&quot;&amp;&quot;,&quot;&amp;&quot;&quot;&quot;&quot;&amp;[.L9]&amp;&quot;&quot;&quot;&quot;&amp;&quot;,&quot;&amp;&quot;&quot;&quot;&quot;&amp;[.M9]&amp;&quot;&quot;&quot;&quot;&amp;&quot;]}]},&quot;" table:style-name="ce10">
            <text:p>synonyms":["HEA220","HE220A","HEA 220","hea220","he220a","hea 220"]}]},</text:p>
          </table:table-cell>
          <table:table-cell office:value-type="string" office:string-value="{&quot;HEA220&quot;: [{&quot;shape_coords&quot;:[210,220,7,11,18],&quot;shape_name&quot;:&quot;I-shape parallel flange&quot;,&quot;synonyms&quot;:[&quot;HEA220&quot;,&quot;HE220A&quot;,&quot;HEA 220&quot;,&quot;hea220&quot;,&quot;he220a&quot;,&quot;hea 220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 &amp; &quot;],&quot; &amp; &quot;&quot;&quot;&quot; &amp;&quot;shape_name&quot;&amp;&quot;&quot;&quot;&quot; &amp; &quot;:&quot; &amp; &quot;&quot;&quot;&quot; &amp;[.G9] &amp; &quot;&quot;&quot;&quot; &amp; &quot;,&quot; &amp; &quot;&quot;&quot;&quot;&amp;[.O9]" table:style-name="ce5">
            <text:p>{"HEA220": [{"shape_coords":[210,220,7,11,18],"shape_name":"I-shape parallel flange","synonyms":["HEA220","HE220A","HEA 220","hea220","he220a","hea 22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240</text:p>
          </table:table-cell>
          <table:table-cell office:value-type="float" office:value="230" table:style-name="ce9">
            <text:p>230</text:p>
          </table:table-cell>
          <table:table-cell office:value-type="float" office:value="240" table:style-name="ce9">
            <text:p>240</text:p>
          </table:table-cell>
          <table:table-cell office:value-type="float" office:value="7.5" table:style-name="ce9">
            <text:p>7,5</text:p>
          </table:table-cell>
          <table:table-cell office:value-type="float" office:value="12" table:style-name="ce9">
            <text:p>12</text:p>
          </table:table-cell>
          <table:table-cell office:value-type="float" office:value="21" table:style-name="ce9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240</text:p>
          </table:table-cell>
          <table:table-cell office:value-type="string" table:style-name="ce10">
            <text:p>HE240A</text:p>
          </table:table-cell>
          <table:table-cell office:value-type="string" table:style-name="ce10">
            <text:p>HEA 240</text:p>
          </table:table-cell>
          <table:table-cell office:value-type="string" office:string-value="hea240" table:formula="of:=LOWER([.H10])" table:style-name="ce10">
            <text:p>hea240</text:p>
          </table:table-cell>
          <table:table-cell office:value-type="string" office:string-value="he240a" table:formula="of:=LOWER([.I10])" table:style-name="ce10">
            <text:p>he240a</text:p>
          </table:table-cell>
          <table:table-cell office:value-type="string" office:string-value="hea 240" table:formula="of:=LOWER([.J10])" table:style-name="ce5">
            <text:p>hea 240</text:p>
          </table:table-cell>
          <table:table-cell table:style-name="ce5"/>
          <table:table-cell office:value-type="string" office:string-value="synonyms&quot;:[&quot;HEA240&quot;,&quot;HE240A&quot;,&quot;HEA 240&quot;,&quot;hea240&quot;,&quot;he240a&quot;,&quot;hea 240&quot;]}]}," table:formula="of:= &quot;synonyms&quot;&amp;&quot;&quot;&quot;&quot;&amp;&quot;:[&quot;&amp;&quot;&quot;&quot;&quot;&amp;[.H10]&amp;&quot;&quot;&quot;&quot;&amp;&quot;,&quot;&amp;&quot;&quot;&quot;&quot;&amp;[.I10]&amp;&quot;&quot;&quot;&quot;&amp;&quot;,&quot;&amp;&quot;&quot;&quot;&quot;&amp;[.J10]&amp;&quot;&quot;&quot;&quot;&amp;&quot;,&quot;&amp;&quot;&quot;&quot;&quot;&amp;[.K10]&amp;&quot;&quot;&quot;&quot;&amp;&quot;,&quot;&amp;&quot;&quot;&quot;&quot;&amp;[.L10]&amp;&quot;&quot;&quot;&quot;&amp;&quot;,&quot;&amp;&quot;&quot;&quot;&quot;&amp;[.M10]&amp;&quot;&quot;&quot;&quot;&amp;&quot;]}]},&quot;" table:style-name="ce10">
            <text:p>synonyms":["HEA240","HE240A","HEA 240","hea240","he240a","hea 240"]}]},</text:p>
          </table:table-cell>
          <table:table-cell office:value-type="string" office:string-value="{&quot;HEA240&quot;: [{&quot;shape_coords&quot;:[230,240,7,5,12,21],&quot;shape_name&quot;:&quot;I-shape parallel flange&quot;,&quot;synonyms&quot;:[&quot;HEA240&quot;,&quot;HE240A&quot;,&quot;HEA 240&quot;,&quot;hea240&quot;,&quot;he240a&quot;,&quot;hea 240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 &amp; &quot;],&quot; &amp; &quot;&quot;&quot;&quot; &amp;&quot;shape_name&quot;&amp;&quot;&quot;&quot;&quot; &amp; &quot;:&quot; &amp; &quot;&quot;&quot;&quot; &amp;[.G10] &amp; &quot;&quot;&quot;&quot; &amp; &quot;,&quot; &amp; &quot;&quot;&quot;&quot;&amp;[.O10]" table:style-name="ce5">
            <text:p>{"HEA240": [{"shape_coords":[230,240,7,5,12,21],"shape_name":"I-shape parallel flange","synonyms":["HEA240","HE240A","HEA 240","hea240","he240a","hea 24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260</text:p>
          </table:table-cell>
          <table:table-cell office:value-type="float" office:value="250" table:style-name="ce9">
            <text:p>250</text:p>
          </table:table-cell>
          <table:table-cell office:value-type="float" office:value="260" table:style-name="ce9">
            <text:p>260</text:p>
          </table:table-cell>
          <table:table-cell office:value-type="float" office:value="7.5" table:style-name="ce9">
            <text:p>7,5</text:p>
          </table:table-cell>
          <table:table-cell office:value-type="float" office:value="12.5" table:style-name="ce9">
            <text:p>12,5</text:p>
          </table:table-cell>
          <table:table-cell office:value-type="float" office:value="24" table:style-name="ce9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260</text:p>
          </table:table-cell>
          <table:table-cell office:value-type="string" table:style-name="ce10">
            <text:p>HE260A</text:p>
          </table:table-cell>
          <table:table-cell office:value-type="string" table:style-name="ce10">
            <text:p>HEA 260</text:p>
          </table:table-cell>
          <table:table-cell office:value-type="string" office:string-value="hea260" table:formula="of:=LOWER([.H11])" table:style-name="ce10">
            <text:p>hea260</text:p>
          </table:table-cell>
          <table:table-cell office:value-type="string" office:string-value="he260a" table:formula="of:=LOWER([.I11])" table:style-name="ce10">
            <text:p>he260a</text:p>
          </table:table-cell>
          <table:table-cell office:value-type="string" office:string-value="hea 260" table:formula="of:=LOWER([.J11])" table:style-name="ce5">
            <text:p>hea 260</text:p>
          </table:table-cell>
          <table:table-cell table:style-name="ce5"/>
          <table:table-cell office:value-type="string" office:string-value="synonyms&quot;:[&quot;HEA260&quot;,&quot;HE260A&quot;,&quot;HEA 260&quot;,&quot;hea260&quot;,&quot;he260a&quot;,&quot;hea 260&quot;]}]}," table:formula="of:= &quot;synonyms&quot;&amp;&quot;&quot;&quot;&quot;&amp;&quot;:[&quot;&amp;&quot;&quot;&quot;&quot;&amp;[.H11]&amp;&quot;&quot;&quot;&quot;&amp;&quot;,&quot;&amp;&quot;&quot;&quot;&quot;&amp;[.I11]&amp;&quot;&quot;&quot;&quot;&amp;&quot;,&quot;&amp;&quot;&quot;&quot;&quot;&amp;[.J11]&amp;&quot;&quot;&quot;&quot;&amp;&quot;,&quot;&amp;&quot;&quot;&quot;&quot;&amp;[.K11]&amp;&quot;&quot;&quot;&quot;&amp;&quot;,&quot;&amp;&quot;&quot;&quot;&quot;&amp;[.L11]&amp;&quot;&quot;&quot;&quot;&amp;&quot;,&quot;&amp;&quot;&quot;&quot;&quot;&amp;[.M11]&amp;&quot;&quot;&quot;&quot;&amp;&quot;]}]},&quot;" table:style-name="ce10">
            <text:p>synonyms":["HEA260","HE260A","HEA 260","hea260","he260a","hea 260"]}]},</text:p>
          </table:table-cell>
          <table:table-cell office:value-type="string" office:string-value="{&quot;HEA260&quot;: [{&quot;shape_coords&quot;:[250,260,7,5,12,5,24],&quot;shape_name&quot;:&quot;I-shape parallel flange&quot;,&quot;synonyms&quot;:[&quot;HEA260&quot;,&quot;HE260A&quot;,&quot;HEA 260&quot;,&quot;hea260&quot;,&quot;he260a&quot;,&quot;hea 260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 &amp; &quot;],&quot; &amp; &quot;&quot;&quot;&quot; &amp;&quot;shape_name&quot;&amp;&quot;&quot;&quot;&quot; &amp; &quot;:&quot; &amp; &quot;&quot;&quot;&quot; &amp;[.G11] &amp; &quot;&quot;&quot;&quot; &amp; &quot;,&quot; &amp; &quot;&quot;&quot;&quot;&amp;[.O11]" table:style-name="ce5">
            <text:p>{"HEA260": [{"shape_coords":[250,260,7,5,12,5,24],"shape_name":"I-shape parallel flange","synonyms":["HEA260","HE260A","HEA 260","hea260","he260a","hea 26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280</text:p>
          </table:table-cell>
          <table:table-cell office:value-type="float" office:value="270" table:style-name="ce9">
            <text:p>270</text:p>
          </table:table-cell>
          <table:table-cell office:value-type="float" office:value="280" table:style-name="ce9">
            <text:p>280</text:p>
          </table:table-cell>
          <table:table-cell office:value-type="float" office:value="8" table:style-name="ce9">
            <text:p>8</text:p>
          </table:table-cell>
          <table:table-cell office:value-type="float" office:value="13" table:style-name="ce9">
            <text:p>13</text:p>
          </table:table-cell>
          <table:table-cell office:value-type="float" office:value="24" table:style-name="ce9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280</text:p>
          </table:table-cell>
          <table:table-cell office:value-type="string" table:style-name="ce10">
            <text:p>HE280A</text:p>
          </table:table-cell>
          <table:table-cell office:value-type="string" table:style-name="ce10">
            <text:p>HEA 280</text:p>
          </table:table-cell>
          <table:table-cell office:value-type="string" office:string-value="hea280" table:formula="of:=LOWER([.H12])" table:style-name="ce10">
            <text:p>hea280</text:p>
          </table:table-cell>
          <table:table-cell office:value-type="string" office:string-value="he280a" table:formula="of:=LOWER([.I12])" table:style-name="ce10">
            <text:p>he280a</text:p>
          </table:table-cell>
          <table:table-cell office:value-type="string" office:string-value="hea 280" table:formula="of:=LOWER([.J12])" table:style-name="ce5">
            <text:p>hea 280</text:p>
          </table:table-cell>
          <table:table-cell table:style-name="ce5"/>
          <table:table-cell office:value-type="string" office:string-value="synonyms&quot;:[&quot;HEA280&quot;,&quot;HE280A&quot;,&quot;HEA 280&quot;,&quot;hea280&quot;,&quot;he280a&quot;,&quot;hea 280&quot;]}]}," table:formula="of:= &quot;synonyms&quot;&amp;&quot;&quot;&quot;&quot;&amp;&quot;:[&quot;&amp;&quot;&quot;&quot;&quot;&amp;[.H12]&amp;&quot;&quot;&quot;&quot;&amp;&quot;,&quot;&amp;&quot;&quot;&quot;&quot;&amp;[.I12]&amp;&quot;&quot;&quot;&quot;&amp;&quot;,&quot;&amp;&quot;&quot;&quot;&quot;&amp;[.J12]&amp;&quot;&quot;&quot;&quot;&amp;&quot;,&quot;&amp;&quot;&quot;&quot;&quot;&amp;[.K12]&amp;&quot;&quot;&quot;&quot;&amp;&quot;,&quot;&amp;&quot;&quot;&quot;&quot;&amp;[.L12]&amp;&quot;&quot;&quot;&quot;&amp;&quot;,&quot;&amp;&quot;&quot;&quot;&quot;&amp;[.M12]&amp;&quot;&quot;&quot;&quot;&amp;&quot;]}]},&quot;" table:style-name="ce10">
            <text:p>synonyms":["HEA280","HE280A","HEA 280","hea280","he280a","hea 280"]}]},</text:p>
          </table:table-cell>
          <table:table-cell office:value-type="string" office:string-value="{&quot;HEA280&quot;: [{&quot;shape_coords&quot;:[270,280,8,13,24],&quot;shape_name&quot;:&quot;I-shape parallel flange&quot;,&quot;synonyms&quot;:[&quot;HEA280&quot;,&quot;HE280A&quot;,&quot;HEA 280&quot;,&quot;hea280&quot;,&quot;he280a&quot;,&quot;hea 280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 &amp; &quot;],&quot; &amp; &quot;&quot;&quot;&quot; &amp;&quot;shape_name&quot;&amp;&quot;&quot;&quot;&quot; &amp; &quot;:&quot; &amp; &quot;&quot;&quot;&quot; &amp;[.G12] &amp; &quot;&quot;&quot;&quot; &amp; &quot;,&quot; &amp; &quot;&quot;&quot;&quot;&amp;[.O12]" table:style-name="ce5">
            <text:p>{"HEA280": [{"shape_coords":[270,280,8,13,24],"shape_name":"I-shape parallel flange","synonyms":["HEA280","HE280A","HEA 280","hea280","he280a","hea 28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300</text:p>
          </table:table-cell>
          <table:table-cell office:value-type="float" office:value="290" table:style-name="ce9">
            <text:p>290</text:p>
          </table:table-cell>
          <table:table-cell office:value-type="float" office:value="300" table:style-name="ce9">
            <text:p>300</text:p>
          </table:table-cell>
          <table:table-cell office:value-type="float" office:value="8.5" table:style-name="ce9">
            <text:p>8,5</text:p>
          </table:table-cell>
          <table:table-cell office:value-type="float" office:value="14" table:style-name="ce9">
            <text:p>14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300</text:p>
          </table:table-cell>
          <table:table-cell office:value-type="string" table:style-name="ce10">
            <text:p>HE300A</text:p>
          </table:table-cell>
          <table:table-cell office:value-type="string" table:style-name="ce10">
            <text:p>HEA 300</text:p>
          </table:table-cell>
          <table:table-cell office:value-type="string" office:string-value="hea300" table:formula="of:=LOWER([.H13])" table:style-name="ce10">
            <text:p>hea300</text:p>
          </table:table-cell>
          <table:table-cell office:value-type="string" office:string-value="he300a" table:formula="of:=LOWER([.I13])" table:style-name="ce10">
            <text:p>he300a</text:p>
          </table:table-cell>
          <table:table-cell office:value-type="string" office:string-value="hea 300" table:formula="of:=LOWER([.J13])" table:style-name="ce5">
            <text:p>hea 300</text:p>
          </table:table-cell>
          <table:table-cell table:style-name="ce5"/>
          <table:table-cell office:value-type="string" office:string-value="synonyms&quot;:[&quot;HEA300&quot;,&quot;HE300A&quot;,&quot;HEA 300&quot;,&quot;hea300&quot;,&quot;he300a&quot;,&quot;hea 300&quot;]}]}," table:formula="of:= &quot;synonyms&quot;&amp;&quot;&quot;&quot;&quot;&amp;&quot;:[&quot;&amp;&quot;&quot;&quot;&quot;&amp;[.H13]&amp;&quot;&quot;&quot;&quot;&amp;&quot;,&quot;&amp;&quot;&quot;&quot;&quot;&amp;[.I13]&amp;&quot;&quot;&quot;&quot;&amp;&quot;,&quot;&amp;&quot;&quot;&quot;&quot;&amp;[.J13]&amp;&quot;&quot;&quot;&quot;&amp;&quot;,&quot;&amp;&quot;&quot;&quot;&quot;&amp;[.K13]&amp;&quot;&quot;&quot;&quot;&amp;&quot;,&quot;&amp;&quot;&quot;&quot;&quot;&amp;[.L13]&amp;&quot;&quot;&quot;&quot;&amp;&quot;,&quot;&amp;&quot;&quot;&quot;&quot;&amp;[.M13]&amp;&quot;&quot;&quot;&quot;&amp;&quot;]}]},&quot;" table:style-name="ce10">
            <text:p>synonyms":["HEA300","HE300A","HEA 300","hea300","he300a","hea 300"]}]},</text:p>
          </table:table-cell>
          <table:table-cell office:value-type="string" office:string-value="{&quot;HEA300&quot;: [{&quot;shape_coords&quot;:[290,300,8,5,14,27],&quot;shape_name&quot;:&quot;I-shape parallel flange&quot;,&quot;synonyms&quot;:[&quot;HEA300&quot;,&quot;HE300A&quot;,&quot;HEA 300&quot;,&quot;hea300&quot;,&quot;he300a&quot;,&quot;hea 300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 &amp; &quot;],&quot; &amp; &quot;&quot;&quot;&quot; &amp;&quot;shape_name&quot;&amp;&quot;&quot;&quot;&quot; &amp; &quot;:&quot; &amp; &quot;&quot;&quot;&quot; &amp;[.G13] &amp; &quot;&quot;&quot;&quot; &amp; &quot;,&quot; &amp; &quot;&quot;&quot;&quot;&amp;[.O13]" table:style-name="ce5">
            <text:p>{"HEA300": [{"shape_coords":[290,300,8,5,14,27],"shape_name":"I-shape parallel flange","synonyms":["HEA300","HE300A","HEA 300","hea300","he300a","hea 3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320</text:p>
          </table:table-cell>
          <table:table-cell office:value-type="float" office:value="310" table:style-name="ce9">
            <text:p>310</text:p>
          </table:table-cell>
          <table:table-cell office:value-type="float" office:value="300" table:style-name="ce9">
            <text:p>300</text:p>
          </table:table-cell>
          <table:table-cell office:value-type="float" office:value="9" table:style-name="ce9">
            <text:p>9</text:p>
          </table:table-cell>
          <table:table-cell office:value-type="float" office:value="15.5" table:style-name="ce9">
            <text:p>15,5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320</text:p>
          </table:table-cell>
          <table:table-cell office:value-type="string" table:style-name="ce10">
            <text:p>HE320A</text:p>
          </table:table-cell>
          <table:table-cell office:value-type="string" table:style-name="ce10">
            <text:p>HEA 320</text:p>
          </table:table-cell>
          <table:table-cell office:value-type="string" office:string-value="hea320" table:formula="of:=LOWER([.H14])" table:style-name="ce10">
            <text:p>hea320</text:p>
          </table:table-cell>
          <table:table-cell office:value-type="string" office:string-value="he320a" table:formula="of:=LOWER([.I14])" table:style-name="ce10">
            <text:p>he320a</text:p>
          </table:table-cell>
          <table:table-cell office:value-type="string" office:string-value="hea 320" table:formula="of:=LOWER([.J14])" table:style-name="ce5">
            <text:p>hea 320</text:p>
          </table:table-cell>
          <table:table-cell table:style-name="ce5"/>
          <table:table-cell office:value-type="string" office:string-value="synonyms&quot;:[&quot;HEA320&quot;,&quot;HE320A&quot;,&quot;HEA 320&quot;,&quot;hea320&quot;,&quot;he320a&quot;,&quot;hea 320&quot;]}]}," table:formula="of:= &quot;synonyms&quot;&amp;&quot;&quot;&quot;&quot;&amp;&quot;:[&quot;&amp;&quot;&quot;&quot;&quot;&amp;[.H14]&amp;&quot;&quot;&quot;&quot;&amp;&quot;,&quot;&amp;&quot;&quot;&quot;&quot;&amp;[.I14]&amp;&quot;&quot;&quot;&quot;&amp;&quot;,&quot;&amp;&quot;&quot;&quot;&quot;&amp;[.J14]&amp;&quot;&quot;&quot;&quot;&amp;&quot;,&quot;&amp;&quot;&quot;&quot;&quot;&amp;[.K14]&amp;&quot;&quot;&quot;&quot;&amp;&quot;,&quot;&amp;&quot;&quot;&quot;&quot;&amp;[.L14]&amp;&quot;&quot;&quot;&quot;&amp;&quot;,&quot;&amp;&quot;&quot;&quot;&quot;&amp;[.M14]&amp;&quot;&quot;&quot;&quot;&amp;&quot;]}]},&quot;" table:style-name="ce10">
            <text:p>synonyms":["HEA320","HE320A","HEA 320","hea320","he320a","hea 320"]}]},</text:p>
          </table:table-cell>
          <table:table-cell office:value-type="string" office:string-value="{&quot;HEA320&quot;: [{&quot;shape_coords&quot;:[310,300,9,15,5,27],&quot;shape_name&quot;:&quot;I-shape parallel flange&quot;,&quot;synonyms&quot;:[&quot;HEA320&quot;,&quot;HE320A&quot;,&quot;HEA 320&quot;,&quot;hea320&quot;,&quot;he320a&quot;,&quot;hea 320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 &amp; &quot;],&quot; &amp; &quot;&quot;&quot;&quot; &amp;&quot;shape_name&quot;&amp;&quot;&quot;&quot;&quot; &amp; &quot;:&quot; &amp; &quot;&quot;&quot;&quot; &amp;[.G14] &amp; &quot;&quot;&quot;&quot; &amp; &quot;,&quot; &amp; &quot;&quot;&quot;&quot;&amp;[.O14]" table:style-name="ce5">
            <text:p>{"HEA320": [{"shape_coords":[310,300,9,15,5,27],"shape_name":"I-shape parallel flange","synonyms":["HEA320","HE320A","HEA 320","hea320","he320a","hea 32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340</text:p>
          </table:table-cell>
          <table:table-cell office:value-type="float" office:value="330" table:style-name="ce9">
            <text:p>330</text:p>
          </table:table-cell>
          <table:table-cell office:value-type="float" office:value="300" table:style-name="ce9">
            <text:p>300</text:p>
          </table:table-cell>
          <table:table-cell office:value-type="float" office:value="9.5" table:style-name="ce9">
            <text:p>9,5</text:p>
          </table:table-cell>
          <table:table-cell office:value-type="float" office:value="16.5" table:style-name="ce9">
            <text:p>16,5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340</text:p>
          </table:table-cell>
          <table:table-cell office:value-type="string" table:style-name="ce10">
            <text:p>HE340A</text:p>
          </table:table-cell>
          <table:table-cell office:value-type="string" table:style-name="ce10">
            <text:p>HEA 340</text:p>
          </table:table-cell>
          <table:table-cell office:value-type="string" office:string-value="hea340" table:formula="of:=LOWER([.H15])" table:style-name="ce10">
            <text:p>hea340</text:p>
          </table:table-cell>
          <table:table-cell office:value-type="string" office:string-value="he340a" table:formula="of:=LOWER([.I15])" table:style-name="ce10">
            <text:p>he340a</text:p>
          </table:table-cell>
          <table:table-cell office:value-type="string" office:string-value="hea 340" table:formula="of:=LOWER([.J15])" table:style-name="ce5">
            <text:p>hea 340</text:p>
          </table:table-cell>
          <table:table-cell table:style-name="ce5"/>
          <table:table-cell office:value-type="string" office:string-value="synonyms&quot;:[&quot;HEA340&quot;,&quot;HE340A&quot;,&quot;HEA 340&quot;,&quot;hea340&quot;,&quot;he340a&quot;,&quot;hea 340&quot;]}]}," table:formula="of:= &quot;synonyms&quot;&amp;&quot;&quot;&quot;&quot;&amp;&quot;:[&quot;&amp;&quot;&quot;&quot;&quot;&amp;[.H15]&amp;&quot;&quot;&quot;&quot;&amp;&quot;,&quot;&amp;&quot;&quot;&quot;&quot;&amp;[.I15]&amp;&quot;&quot;&quot;&quot;&amp;&quot;,&quot;&amp;&quot;&quot;&quot;&quot;&amp;[.J15]&amp;&quot;&quot;&quot;&quot;&amp;&quot;,&quot;&amp;&quot;&quot;&quot;&quot;&amp;[.K15]&amp;&quot;&quot;&quot;&quot;&amp;&quot;,&quot;&amp;&quot;&quot;&quot;&quot;&amp;[.L15]&amp;&quot;&quot;&quot;&quot;&amp;&quot;,&quot;&amp;&quot;&quot;&quot;&quot;&amp;[.M15]&amp;&quot;&quot;&quot;&quot;&amp;&quot;]}]},&quot;" table:style-name="ce10">
            <text:p>synonyms":["HEA340","HE340A","HEA 340","hea340","he340a","hea 340"]}]},</text:p>
          </table:table-cell>
          <table:table-cell office:value-type="string" office:string-value="{&quot;HEA340&quot;: [{&quot;shape_coords&quot;:[330,300,9,5,16,5,27],&quot;shape_name&quot;:&quot;I-shape parallel flange&quot;,&quot;synonyms&quot;:[&quot;HEA340&quot;,&quot;HE340A&quot;,&quot;HEA 340&quot;,&quot;hea340&quot;,&quot;he340a&quot;,&quot;hea 340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 &amp; &quot;],&quot; &amp; &quot;&quot;&quot;&quot; &amp;&quot;shape_name&quot;&amp;&quot;&quot;&quot;&quot; &amp; &quot;:&quot; &amp; &quot;&quot;&quot;&quot; &amp;[.G15] &amp; &quot;&quot;&quot;&quot; &amp; &quot;,&quot; &amp; &quot;&quot;&quot;&quot;&amp;[.O15]" table:style-name="ce5">
            <text:p>{"HEA340": [{"shape_coords":[330,300,9,5,16,5,27],"shape_name":"I-shape parallel flange","synonyms":["HEA340","HE340A","HEA 340","hea340","he340a","hea 34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360</text:p>
          </table:table-cell>
          <table:table-cell office:value-type="float" office:value="350" table:style-name="ce9">
            <text:p>350</text:p>
          </table:table-cell>
          <table:table-cell office:value-type="float" office:value="300" table:style-name="ce9">
            <text:p>300</text:p>
          </table:table-cell>
          <table:table-cell office:value-type="float" office:value="10" table:style-name="ce9">
            <text:p>10</text:p>
          </table:table-cell>
          <table:table-cell office:value-type="float" office:value="17.5" table:style-name="ce9">
            <text:p>17,5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360</text:p>
          </table:table-cell>
          <table:table-cell office:value-type="string" table:style-name="ce10">
            <text:p>HE360A</text:p>
          </table:table-cell>
          <table:table-cell office:value-type="string" table:style-name="ce10">
            <text:p>HEA 360</text:p>
          </table:table-cell>
          <table:table-cell office:value-type="string" office:string-value="hea360" table:formula="of:=LOWER([.H16])" table:style-name="ce10">
            <text:p>hea360</text:p>
          </table:table-cell>
          <table:table-cell office:value-type="string" office:string-value="he360a" table:formula="of:=LOWER([.I16])" table:style-name="ce10">
            <text:p>he360a</text:p>
          </table:table-cell>
          <table:table-cell office:value-type="string" office:string-value="hea 360" table:formula="of:=LOWER([.J16])" table:style-name="ce5">
            <text:p>hea 360</text:p>
          </table:table-cell>
          <table:table-cell table:style-name="ce5"/>
          <table:table-cell office:value-type="string" office:string-value="synonyms&quot;:[&quot;HEA360&quot;,&quot;HE360A&quot;,&quot;HEA 360&quot;,&quot;hea360&quot;,&quot;he360a&quot;,&quot;hea 360&quot;]}]}," table:formula="of:= &quot;synonyms&quot;&amp;&quot;&quot;&quot;&quot;&amp;&quot;:[&quot;&amp;&quot;&quot;&quot;&quot;&amp;[.H16]&amp;&quot;&quot;&quot;&quot;&amp;&quot;,&quot;&amp;&quot;&quot;&quot;&quot;&amp;[.I16]&amp;&quot;&quot;&quot;&quot;&amp;&quot;,&quot;&amp;&quot;&quot;&quot;&quot;&amp;[.J16]&amp;&quot;&quot;&quot;&quot;&amp;&quot;,&quot;&amp;&quot;&quot;&quot;&quot;&amp;[.K16]&amp;&quot;&quot;&quot;&quot;&amp;&quot;,&quot;&amp;&quot;&quot;&quot;&quot;&amp;[.L16]&amp;&quot;&quot;&quot;&quot;&amp;&quot;,&quot;&amp;&quot;&quot;&quot;&quot;&amp;[.M16]&amp;&quot;&quot;&quot;&quot;&amp;&quot;]}]},&quot;" table:style-name="ce10">
            <text:p>synonyms":["HEA360","HE360A","HEA 360","hea360","he360a","hea 360"]}]},</text:p>
          </table:table-cell>
          <table:table-cell office:value-type="string" office:string-value="{&quot;HEA360&quot;: [{&quot;shape_coords&quot;:[350,300,10,17,5,27],&quot;shape_name&quot;:&quot;I-shape parallel flange&quot;,&quot;synonyms&quot;:[&quot;HEA360&quot;,&quot;HE360A&quot;,&quot;HEA 360&quot;,&quot;hea360&quot;,&quot;he360a&quot;,&quot;hea 360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 &amp; &quot;],&quot; &amp; &quot;&quot;&quot;&quot; &amp;&quot;shape_name&quot;&amp;&quot;&quot;&quot;&quot; &amp; &quot;:&quot; &amp; &quot;&quot;&quot;&quot; &amp;[.G16] &amp; &quot;&quot;&quot;&quot; &amp; &quot;,&quot; &amp; &quot;&quot;&quot;&quot;&amp;[.O16]" table:style-name="ce5">
            <text:p>{"HEA360": [{"shape_coords":[350,300,10,17,5,27],"shape_name":"I-shape parallel flange","synonyms":["HEA360","HE360A","HEA 360","hea360","he360a","hea 36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400</text:p>
          </table:table-cell>
          <table:table-cell office:value-type="float" office:value="390" table:style-name="ce9">
            <text:p>390</text:p>
          </table:table-cell>
          <table:table-cell office:value-type="float" office:value="300" table:style-name="ce9">
            <text:p>300</text:p>
          </table:table-cell>
          <table:table-cell office:value-type="float" office:value="11" table:style-name="ce9">
            <text:p>11</text:p>
          </table:table-cell>
          <table:table-cell office:value-type="float" office:value="19" table:style-name="ce9">
            <text:p>19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400</text:p>
          </table:table-cell>
          <table:table-cell office:value-type="string" table:style-name="ce10">
            <text:p>HE400A</text:p>
          </table:table-cell>
          <table:table-cell office:value-type="string" table:style-name="ce10">
            <text:p>HEA 400</text:p>
          </table:table-cell>
          <table:table-cell office:value-type="string" office:string-value="hea400" table:formula="of:=LOWER([.H17])" table:style-name="ce10">
            <text:p>hea400</text:p>
          </table:table-cell>
          <table:table-cell office:value-type="string" office:string-value="he400a" table:formula="of:=LOWER([.I17])" table:style-name="ce10">
            <text:p>he400a</text:p>
          </table:table-cell>
          <table:table-cell office:value-type="string" office:string-value="hea 400" table:formula="of:=LOWER([.J17])" table:style-name="ce5">
            <text:p>hea 400</text:p>
          </table:table-cell>
          <table:table-cell table:style-name="ce5"/>
          <table:table-cell office:value-type="string" office:string-value="synonyms&quot;:[&quot;HEA400&quot;,&quot;HE400A&quot;,&quot;HEA 400&quot;,&quot;hea400&quot;,&quot;he400a&quot;,&quot;hea 400&quot;]}]}," table:formula="of:= &quot;synonyms&quot;&amp;&quot;&quot;&quot;&quot;&amp;&quot;:[&quot;&amp;&quot;&quot;&quot;&quot;&amp;[.H17]&amp;&quot;&quot;&quot;&quot;&amp;&quot;,&quot;&amp;&quot;&quot;&quot;&quot;&amp;[.I17]&amp;&quot;&quot;&quot;&quot;&amp;&quot;,&quot;&amp;&quot;&quot;&quot;&quot;&amp;[.J17]&amp;&quot;&quot;&quot;&quot;&amp;&quot;,&quot;&amp;&quot;&quot;&quot;&quot;&amp;[.K17]&amp;&quot;&quot;&quot;&quot;&amp;&quot;,&quot;&amp;&quot;&quot;&quot;&quot;&amp;[.L17]&amp;&quot;&quot;&quot;&quot;&amp;&quot;,&quot;&amp;&quot;&quot;&quot;&quot;&amp;[.M17]&amp;&quot;&quot;&quot;&quot;&amp;&quot;]}]},&quot;" table:style-name="ce10">
            <text:p>synonyms":["HEA400","HE400A","HEA 400","hea400","he400a","hea 400"]}]},</text:p>
          </table:table-cell>
          <table:table-cell office:value-type="string" office:string-value="{&quot;HEA400&quot;: [{&quot;shape_coords&quot;:[390,300,11,19,27],&quot;shape_name&quot;:&quot;I-shape parallel flange&quot;,&quot;synonyms&quot;:[&quot;HEA400&quot;,&quot;HE400A&quot;,&quot;HEA 400&quot;,&quot;hea400&quot;,&quot;he400a&quot;,&quot;hea 400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 &amp; &quot;],&quot; &amp; &quot;&quot;&quot;&quot; &amp;&quot;shape_name&quot;&amp;&quot;&quot;&quot;&quot; &amp; &quot;:&quot; &amp; &quot;&quot;&quot;&quot; &amp;[.G17] &amp; &quot;&quot;&quot;&quot; &amp; &quot;,&quot; &amp; &quot;&quot;&quot;&quot;&amp;[.O17]" table:style-name="ce5">
            <text:p>{"HEA400": [{"shape_coords":[390,300,11,19,27],"shape_name":"I-shape parallel flange","synonyms":["HEA400","HE400A","HEA 400","hea400","he400a","hea 4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450</text:p>
          </table:table-cell>
          <table:table-cell office:value-type="float" office:value="440" table:style-name="ce9">
            <text:p>440</text:p>
          </table:table-cell>
          <table:table-cell office:value-type="float" office:value="300" table:style-name="ce9">
            <text:p>300</text:p>
          </table:table-cell>
          <table:table-cell office:value-type="float" office:value="11.5" table:style-name="ce9">
            <text:p>11,5</text:p>
          </table:table-cell>
          <table:table-cell office:value-type="float" office:value="21" table:style-name="ce9">
            <text:p>21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450</text:p>
          </table:table-cell>
          <table:table-cell office:value-type="string" table:style-name="ce10">
            <text:p>HE450A</text:p>
          </table:table-cell>
          <table:table-cell office:value-type="string" table:style-name="ce10">
            <text:p>HEA 450</text:p>
          </table:table-cell>
          <table:table-cell office:value-type="string" office:string-value="hea450" table:formula="of:=LOWER([.H18])" table:style-name="ce10">
            <text:p>hea450</text:p>
          </table:table-cell>
          <table:table-cell office:value-type="string" office:string-value="he450a" table:formula="of:=LOWER([.I18])" table:style-name="ce10">
            <text:p>he450a</text:p>
          </table:table-cell>
          <table:table-cell office:value-type="string" office:string-value="hea 450" table:formula="of:=LOWER([.J18])" table:style-name="ce5">
            <text:p>hea 450</text:p>
          </table:table-cell>
          <table:table-cell table:style-name="ce5"/>
          <table:table-cell office:value-type="string" office:string-value="synonyms&quot;:[&quot;HEA450&quot;,&quot;HE450A&quot;,&quot;HEA 450&quot;,&quot;hea450&quot;,&quot;he450a&quot;,&quot;hea 450&quot;]}]}," table:formula="of:= &quot;synonyms&quot;&amp;&quot;&quot;&quot;&quot;&amp;&quot;:[&quot;&amp;&quot;&quot;&quot;&quot;&amp;[.H18]&amp;&quot;&quot;&quot;&quot;&amp;&quot;,&quot;&amp;&quot;&quot;&quot;&quot;&amp;[.I18]&amp;&quot;&quot;&quot;&quot;&amp;&quot;,&quot;&amp;&quot;&quot;&quot;&quot;&amp;[.J18]&amp;&quot;&quot;&quot;&quot;&amp;&quot;,&quot;&amp;&quot;&quot;&quot;&quot;&amp;[.K18]&amp;&quot;&quot;&quot;&quot;&amp;&quot;,&quot;&amp;&quot;&quot;&quot;&quot;&amp;[.L18]&amp;&quot;&quot;&quot;&quot;&amp;&quot;,&quot;&amp;&quot;&quot;&quot;&quot;&amp;[.M18]&amp;&quot;&quot;&quot;&quot;&amp;&quot;]}]},&quot;" table:style-name="ce10">
            <text:p>synonyms":["HEA450","HE450A","HEA 450","hea450","he450a","hea 450"]}]},</text:p>
          </table:table-cell>
          <table:table-cell office:value-type="string" office:string-value="{&quot;HEA450&quot;: [{&quot;shape_coords&quot;:[440,300,11,5,21,27],&quot;shape_name&quot;:&quot;I-shape parallel flange&quot;,&quot;synonyms&quot;:[&quot;HEA450&quot;,&quot;HE450A&quot;,&quot;HEA 450&quot;,&quot;hea450&quot;,&quot;he450a&quot;,&quot;hea 450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 &amp; &quot;],&quot; &amp; &quot;&quot;&quot;&quot; &amp;&quot;shape_name&quot;&amp;&quot;&quot;&quot;&quot; &amp; &quot;:&quot; &amp; &quot;&quot;&quot;&quot; &amp;[.G18] &amp; &quot;&quot;&quot;&quot; &amp; &quot;,&quot; &amp; &quot;&quot;&quot;&quot;&amp;[.O18]" table:style-name="ce5">
            <text:p>{"HEA450": [{"shape_coords":[440,300,11,5,21,27],"shape_name":"I-shape parallel flange","synonyms":["HEA450","HE450A","HEA 450","hea450","he450a","hea 45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500</text:p>
          </table:table-cell>
          <table:table-cell office:value-type="float" office:value="490" table:style-name="ce9">
            <text:p>490</text:p>
          </table:table-cell>
          <table:table-cell office:value-type="float" office:value="300" table:style-name="ce9">
            <text:p>300</text:p>
          </table:table-cell>
          <table:table-cell office:value-type="float" office:value="12" table:style-name="ce9">
            <text:p>12</text:p>
          </table:table-cell>
          <table:table-cell office:value-type="float" office:value="23" table:style-name="ce9">
            <text:p>23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500</text:p>
          </table:table-cell>
          <table:table-cell office:value-type="string" table:style-name="ce10">
            <text:p>HE500A</text:p>
          </table:table-cell>
          <table:table-cell office:value-type="string" table:style-name="ce10">
            <text:p>HEA 500</text:p>
          </table:table-cell>
          <table:table-cell office:value-type="string" office:string-value="hea500" table:formula="of:=LOWER([.H19])" table:style-name="ce10">
            <text:p>hea500</text:p>
          </table:table-cell>
          <table:table-cell office:value-type="string" office:string-value="he500a" table:formula="of:=LOWER([.I19])" table:style-name="ce10">
            <text:p>he500a</text:p>
          </table:table-cell>
          <table:table-cell office:value-type="string" office:string-value="hea 500" table:formula="of:=LOWER([.J19])" table:style-name="ce5">
            <text:p>hea 500</text:p>
          </table:table-cell>
          <table:table-cell table:style-name="ce5"/>
          <table:table-cell office:value-type="string" office:string-value="synonyms&quot;:[&quot;HEA500&quot;,&quot;HE500A&quot;,&quot;HEA 500&quot;,&quot;hea500&quot;,&quot;he500a&quot;,&quot;hea 500&quot;]}]}," table:formula="of:= &quot;synonyms&quot;&amp;&quot;&quot;&quot;&quot;&amp;&quot;:[&quot;&amp;&quot;&quot;&quot;&quot;&amp;[.H19]&amp;&quot;&quot;&quot;&quot;&amp;&quot;,&quot;&amp;&quot;&quot;&quot;&quot;&amp;[.I19]&amp;&quot;&quot;&quot;&quot;&amp;&quot;,&quot;&amp;&quot;&quot;&quot;&quot;&amp;[.J19]&amp;&quot;&quot;&quot;&quot;&amp;&quot;,&quot;&amp;&quot;&quot;&quot;&quot;&amp;[.K19]&amp;&quot;&quot;&quot;&quot;&amp;&quot;,&quot;&amp;&quot;&quot;&quot;&quot;&amp;[.L19]&amp;&quot;&quot;&quot;&quot;&amp;&quot;,&quot;&amp;&quot;&quot;&quot;&quot;&amp;[.M19]&amp;&quot;&quot;&quot;&quot;&amp;&quot;]}]},&quot;" table:style-name="ce10">
            <text:p>synonyms":["HEA500","HE500A","HEA 500","hea500","he500a","hea 500"]}]},</text:p>
          </table:table-cell>
          <table:table-cell office:value-type="string" office:string-value="{&quot;HEA500&quot;: [{&quot;shape_coords&quot;:[490,300,12,23,27],&quot;shape_name&quot;:&quot;I-shape parallel flange&quot;,&quot;synonyms&quot;:[&quot;HEA500&quot;,&quot;HE500A&quot;,&quot;HEA 500&quot;,&quot;hea500&quot;,&quot;he500a&quot;,&quot;hea 500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 &amp; &quot;],&quot; &amp; &quot;&quot;&quot;&quot; &amp;&quot;shape_name&quot;&amp;&quot;&quot;&quot;&quot; &amp; &quot;:&quot; &amp; &quot;&quot;&quot;&quot; &amp;[.G19] &amp; &quot;&quot;&quot;&quot; &amp; &quot;,&quot; &amp; &quot;&quot;&quot;&quot;&amp;[.O19]" table:style-name="ce5">
            <text:p>{"HEA500": [{"shape_coords":[490,300,12,23,27],"shape_name":"I-shape parallel flange","synonyms":["HEA500","HE500A","HEA 500","hea500","he500a","hea 5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550</text:p>
          </table:table-cell>
          <table:table-cell office:value-type="float" office:value="540" table:style-name="ce9">
            <text:p>540</text:p>
          </table:table-cell>
          <table:table-cell office:value-type="float" office:value="300" table:style-name="ce9">
            <text:p>300</text:p>
          </table:table-cell>
          <table:table-cell office:value-type="float" office:value="12.5" table:style-name="ce9">
            <text:p>12,5</text:p>
          </table:table-cell>
          <table:table-cell office:value-type="float" office:value="24" table:style-name="ce9">
            <text:p>24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550</text:p>
          </table:table-cell>
          <table:table-cell office:value-type="string" table:style-name="ce10">
            <text:p>HE550A</text:p>
          </table:table-cell>
          <table:table-cell office:value-type="string" table:style-name="ce10">
            <text:p>HEA 550</text:p>
          </table:table-cell>
          <table:table-cell office:value-type="string" office:string-value="hea550" table:formula="of:=LOWER([.H20])" table:style-name="ce10">
            <text:p>hea550</text:p>
          </table:table-cell>
          <table:table-cell office:value-type="string" office:string-value="he550a" table:formula="of:=LOWER([.I20])" table:style-name="ce10">
            <text:p>he550a</text:p>
          </table:table-cell>
          <table:table-cell office:value-type="string" office:string-value="hea 550" table:formula="of:=LOWER([.J20])" table:style-name="ce5">
            <text:p>hea 550</text:p>
          </table:table-cell>
          <table:table-cell table:style-name="ce5"/>
          <table:table-cell office:value-type="string" office:string-value="synonyms&quot;:[&quot;HEA550&quot;,&quot;HE550A&quot;,&quot;HEA 550&quot;,&quot;hea550&quot;,&quot;he550a&quot;,&quot;hea 550&quot;]}]}," table:formula="of:= &quot;synonyms&quot;&amp;&quot;&quot;&quot;&quot;&amp;&quot;:[&quot;&amp;&quot;&quot;&quot;&quot;&amp;[.H20]&amp;&quot;&quot;&quot;&quot;&amp;&quot;,&quot;&amp;&quot;&quot;&quot;&quot;&amp;[.I20]&amp;&quot;&quot;&quot;&quot;&amp;&quot;,&quot;&amp;&quot;&quot;&quot;&quot;&amp;[.J20]&amp;&quot;&quot;&quot;&quot;&amp;&quot;,&quot;&amp;&quot;&quot;&quot;&quot;&amp;[.K20]&amp;&quot;&quot;&quot;&quot;&amp;&quot;,&quot;&amp;&quot;&quot;&quot;&quot;&amp;[.L20]&amp;&quot;&quot;&quot;&quot;&amp;&quot;,&quot;&amp;&quot;&quot;&quot;&quot;&amp;[.M20]&amp;&quot;&quot;&quot;&quot;&amp;&quot;]}]},&quot;" table:style-name="ce10">
            <text:p>synonyms":["HEA550","HE550A","HEA 550","hea550","he550a","hea 550"]}]},</text:p>
          </table:table-cell>
          <table:table-cell office:value-type="string" office:string-value="{&quot;HEA550&quot;: [{&quot;shape_coords&quot;:[540,300,12,5,24,27],&quot;shape_name&quot;:&quot;I-shape parallel flange&quot;,&quot;synonyms&quot;:[&quot;HEA550&quot;,&quot;HE550A&quot;,&quot;HEA 550&quot;,&quot;hea550&quot;,&quot;he550a&quot;,&quot;hea 550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 &amp; &quot;],&quot; &amp; &quot;&quot;&quot;&quot; &amp;&quot;shape_name&quot;&amp;&quot;&quot;&quot;&quot; &amp; &quot;:&quot; &amp; &quot;&quot;&quot;&quot; &amp;[.G20] &amp; &quot;&quot;&quot;&quot; &amp; &quot;,&quot; &amp; &quot;&quot;&quot;&quot;&amp;[.O20]" table:style-name="ce5">
            <text:p>{"HEA550": [{"shape_coords":[540,300,12,5,24,27],"shape_name":"I-shape parallel flange","synonyms":["HEA550","HE550A","HEA 550","hea550","he550a","hea 55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600</text:p>
          </table:table-cell>
          <table:table-cell office:value-type="float" office:value="590" table:style-name="ce9">
            <text:p>590</text:p>
          </table:table-cell>
          <table:table-cell office:value-type="float" office:value="300" table:style-name="ce9">
            <text:p>300</text:p>
          </table:table-cell>
          <table:table-cell office:value-type="float" office:value="13" table:style-name="ce9">
            <text:p>13</text:p>
          </table:table-cell>
          <table:table-cell office:value-type="float" office:value="25" table:style-name="ce9">
            <text:p>25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600</text:p>
          </table:table-cell>
          <table:table-cell office:value-type="string" table:style-name="ce10">
            <text:p>HE600A</text:p>
          </table:table-cell>
          <table:table-cell office:value-type="string" table:style-name="ce10">
            <text:p>HEA 600</text:p>
          </table:table-cell>
          <table:table-cell office:value-type="string" office:string-value="hea600" table:formula="of:=LOWER([.H21])" table:style-name="ce10">
            <text:p>hea600</text:p>
          </table:table-cell>
          <table:table-cell office:value-type="string" office:string-value="he600a" table:formula="of:=LOWER([.I21])" table:style-name="ce10">
            <text:p>he600a</text:p>
          </table:table-cell>
          <table:table-cell office:value-type="string" office:string-value="hea 600" table:formula="of:=LOWER([.J21])" table:style-name="ce5">
            <text:p>hea 600</text:p>
          </table:table-cell>
          <table:table-cell table:style-name="ce5"/>
          <table:table-cell office:value-type="string" office:string-value="synonyms&quot;:[&quot;HEA600&quot;,&quot;HE600A&quot;,&quot;HEA 600&quot;,&quot;hea600&quot;,&quot;he600a&quot;,&quot;hea 600&quot;]}]}," table:formula="of:= &quot;synonyms&quot;&amp;&quot;&quot;&quot;&quot;&amp;&quot;:[&quot;&amp;&quot;&quot;&quot;&quot;&amp;[.H21]&amp;&quot;&quot;&quot;&quot;&amp;&quot;,&quot;&amp;&quot;&quot;&quot;&quot;&amp;[.I21]&amp;&quot;&quot;&quot;&quot;&amp;&quot;,&quot;&amp;&quot;&quot;&quot;&quot;&amp;[.J21]&amp;&quot;&quot;&quot;&quot;&amp;&quot;,&quot;&amp;&quot;&quot;&quot;&quot;&amp;[.K21]&amp;&quot;&quot;&quot;&quot;&amp;&quot;,&quot;&amp;&quot;&quot;&quot;&quot;&amp;[.L21]&amp;&quot;&quot;&quot;&quot;&amp;&quot;,&quot;&amp;&quot;&quot;&quot;&quot;&amp;[.M21]&amp;&quot;&quot;&quot;&quot;&amp;&quot;]}]},&quot;" table:style-name="ce10">
            <text:p>synonyms":["HEA600","HE600A","HEA 600","hea600","he600a","hea 600"]}]},</text:p>
          </table:table-cell>
          <table:table-cell office:value-type="string" office:string-value="{&quot;HEA600&quot;: [{&quot;shape_coords&quot;:[590,300,13,25,27],&quot;shape_name&quot;:&quot;I-shape parallel flange&quot;,&quot;synonyms&quot;:[&quot;HEA600&quot;,&quot;HE600A&quot;,&quot;HEA 600&quot;,&quot;hea600&quot;,&quot;he600a&quot;,&quot;hea 600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,&quot; &amp;[.D21]&amp; &quot;,&quot; &amp;[.E21]&amp; &quot;,&quot; &amp;[.F21] &amp; &quot;],&quot; &amp; &quot;&quot;&quot;&quot; &amp;&quot;shape_name&quot;&amp;&quot;&quot;&quot;&quot; &amp; &quot;:&quot; &amp; &quot;&quot;&quot;&quot; &amp;[.G21] &amp; &quot;&quot;&quot;&quot; &amp; &quot;,&quot; &amp; &quot;&quot;&quot;&quot;&amp;[.O21]" table:style-name="ce5">
            <text:p>{"HEA600": [{"shape_coords":[590,300,13,25,27],"shape_name":"I-shape parallel flange","synonyms":["HEA600","HE600A","HEA 600","hea600","he600a","hea 6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650</text:p>
          </table:table-cell>
          <table:table-cell office:value-type="float" office:value="640" table:style-name="ce9">
            <text:p>640</text:p>
          </table:table-cell>
          <table:table-cell office:value-type="float" office:value="300" table:style-name="ce9">
            <text:p>300</text:p>
          </table:table-cell>
          <table:table-cell office:value-type="float" office:value="13.5" table:style-name="ce9">
            <text:p>13,5</text:p>
          </table:table-cell>
          <table:table-cell office:value-type="float" office:value="26" table:style-name="ce9">
            <text:p>26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650</text:p>
          </table:table-cell>
          <table:table-cell office:value-type="string" table:style-name="ce10">
            <text:p>HE650A</text:p>
          </table:table-cell>
          <table:table-cell office:value-type="string" table:style-name="ce10">
            <text:p>HEA 650</text:p>
          </table:table-cell>
          <table:table-cell office:value-type="string" office:string-value="hea650" table:formula="of:=LOWER([.H22])" table:style-name="ce10">
            <text:p>hea650</text:p>
          </table:table-cell>
          <table:table-cell office:value-type="string" office:string-value="he650a" table:formula="of:=LOWER([.I22])" table:style-name="ce10">
            <text:p>he650a</text:p>
          </table:table-cell>
          <table:table-cell office:value-type="string" office:string-value="hea 650" table:formula="of:=LOWER([.J22])" table:style-name="ce5">
            <text:p>hea 650</text:p>
          </table:table-cell>
          <table:table-cell table:style-name="ce5"/>
          <table:table-cell office:value-type="string" office:string-value="synonyms&quot;:[&quot;HEA650&quot;,&quot;HE650A&quot;,&quot;HEA 650&quot;,&quot;hea650&quot;,&quot;he650a&quot;,&quot;hea 650&quot;]}]}," table:formula="of:= &quot;synonyms&quot;&amp;&quot;&quot;&quot;&quot;&amp;&quot;:[&quot;&amp;&quot;&quot;&quot;&quot;&amp;[.H22]&amp;&quot;&quot;&quot;&quot;&amp;&quot;,&quot;&amp;&quot;&quot;&quot;&quot;&amp;[.I22]&amp;&quot;&quot;&quot;&quot;&amp;&quot;,&quot;&amp;&quot;&quot;&quot;&quot;&amp;[.J22]&amp;&quot;&quot;&quot;&quot;&amp;&quot;,&quot;&amp;&quot;&quot;&quot;&quot;&amp;[.K22]&amp;&quot;&quot;&quot;&quot;&amp;&quot;,&quot;&amp;&quot;&quot;&quot;&quot;&amp;[.L22]&amp;&quot;&quot;&quot;&quot;&amp;&quot;,&quot;&amp;&quot;&quot;&quot;&quot;&amp;[.M22]&amp;&quot;&quot;&quot;&quot;&amp;&quot;]}]},&quot;" table:style-name="ce10">
            <text:p>synonyms":["HEA650","HE650A","HEA 650","hea650","he650a","hea 650"]}]},</text:p>
          </table:table-cell>
          <table:table-cell office:value-type="string" office:string-value="{&quot;HEA650&quot;: [{&quot;shape_coords&quot;:[640,300,13,5,26,27],&quot;shape_name&quot;:&quot;I-shape parallel flange&quot;,&quot;synonyms&quot;:[&quot;HEA650&quot;,&quot;HE650A&quot;,&quot;HEA 650&quot;,&quot;hea650&quot;,&quot;he650a&quot;,&quot;hea 650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 &amp; &quot;],&quot; &amp; &quot;&quot;&quot;&quot; &amp;&quot;shape_name&quot;&amp;&quot;&quot;&quot;&quot; &amp; &quot;:&quot; &amp; &quot;&quot;&quot;&quot; &amp;[.G22] &amp; &quot;&quot;&quot;&quot; &amp; &quot;,&quot; &amp; &quot;&quot;&quot;&quot;&amp;[.O22]" table:style-name="ce5">
            <text:p>{"HEA650": [{"shape_coords":[640,300,13,5,26,27],"shape_name":"I-shape parallel flange","synonyms":["HEA650","HE650A","HEA 650","hea650","he650a","hea 65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700</text:p>
          </table:table-cell>
          <table:table-cell office:value-type="float" office:value="690" table:style-name="ce9">
            <text:p>690</text:p>
          </table:table-cell>
          <table:table-cell office:value-type="float" office:value="300" table:style-name="ce9">
            <text:p>300</text:p>
          </table:table-cell>
          <table:table-cell office:value-type="float" office:value="14.5" table:style-name="ce9">
            <text:p>14,5</text:p>
          </table:table-cell>
          <table:table-cell office:value-type="float" office:value="27" table:style-name="ce9">
            <text:p>27</text:p>
          </table:table-cell>
          <table:table-cell office:value-type="float" office:value="27" table:style-name="ce9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700</text:p>
          </table:table-cell>
          <table:table-cell office:value-type="string" table:style-name="ce10">
            <text:p>HE700A</text:p>
          </table:table-cell>
          <table:table-cell office:value-type="string" table:style-name="ce10">
            <text:p>HEA 700</text:p>
          </table:table-cell>
          <table:table-cell office:value-type="string" office:string-value="hea700" table:formula="of:=LOWER([.H23])" table:style-name="ce10">
            <text:p>hea700</text:p>
          </table:table-cell>
          <table:table-cell office:value-type="string" office:string-value="he700a" table:formula="of:=LOWER([.I23])" table:style-name="ce10">
            <text:p>he700a</text:p>
          </table:table-cell>
          <table:table-cell office:value-type="string" office:string-value="hea 700" table:formula="of:=LOWER([.J23])" table:style-name="ce5">
            <text:p>hea 700</text:p>
          </table:table-cell>
          <table:table-cell table:style-name="ce5"/>
          <table:table-cell office:value-type="string" office:string-value="synonyms&quot;:[&quot;HEA700&quot;,&quot;HE700A&quot;,&quot;HEA 700&quot;,&quot;hea700&quot;,&quot;he700a&quot;,&quot;hea 700&quot;]}]}," table:formula="of:= &quot;synonyms&quot;&amp;&quot;&quot;&quot;&quot;&amp;&quot;:[&quot;&amp;&quot;&quot;&quot;&quot;&amp;[.H23]&amp;&quot;&quot;&quot;&quot;&amp;&quot;,&quot;&amp;&quot;&quot;&quot;&quot;&amp;[.I23]&amp;&quot;&quot;&quot;&quot;&amp;&quot;,&quot;&amp;&quot;&quot;&quot;&quot;&amp;[.J23]&amp;&quot;&quot;&quot;&quot;&amp;&quot;,&quot;&amp;&quot;&quot;&quot;&quot;&amp;[.K23]&amp;&quot;&quot;&quot;&quot;&amp;&quot;,&quot;&amp;&quot;&quot;&quot;&quot;&amp;[.L23]&amp;&quot;&quot;&quot;&quot;&amp;&quot;,&quot;&amp;&quot;&quot;&quot;&quot;&amp;[.M23]&amp;&quot;&quot;&quot;&quot;&amp;&quot;]}]},&quot;" table:style-name="ce10">
            <text:p>synonyms":["HEA700","HE700A","HEA 700","hea700","he700a","hea 700"]}]},</text:p>
          </table:table-cell>
          <table:table-cell office:value-type="string" office:string-value="{&quot;HEA700&quot;: [{&quot;shape_coords&quot;:[690,300,14,5,27,27],&quot;shape_name&quot;:&quot;I-shape parallel flange&quot;,&quot;synonyms&quot;:[&quot;HEA700&quot;,&quot;HE700A&quot;,&quot;HEA 700&quot;,&quot;hea700&quot;,&quot;he700a&quot;,&quot;hea 700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,&quot; &amp;[.D23]&amp; &quot;,&quot; &amp;[.E23]&amp; &quot;,&quot; &amp;[.F23] &amp; &quot;],&quot; &amp; &quot;&quot;&quot;&quot; &amp;&quot;shape_name&quot;&amp;&quot;&quot;&quot;&quot; &amp; &quot;:&quot; &amp; &quot;&quot;&quot;&quot; &amp;[.G23] &amp; &quot;&quot;&quot;&quot; &amp; &quot;,&quot; &amp; &quot;&quot;&quot;&quot;&amp;[.O23]" table:style-name="ce5">
            <text:p>{"HEA700": [{"shape_coords":[690,300,14,5,27,27],"shape_name":"I-shape parallel flange","synonyms":["HEA700","HE700A","HEA 700","hea700","he700a","hea 7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800</text:p>
          </table:table-cell>
          <table:table-cell office:value-type="float" office:value="790" table:style-name="ce9">
            <text:p>790</text:p>
          </table:table-cell>
          <table:table-cell office:value-type="float" office:value="300" table:style-name="ce9">
            <text:p>300</text:p>
          </table:table-cell>
          <table:table-cell office:value-type="float" office:value="15" table:style-name="ce9">
            <text:p>15</text:p>
          </table:table-cell>
          <table:table-cell office:value-type="float" office:value="28" table:style-name="ce9">
            <text:p>28</text:p>
          </table:table-cell>
          <table:table-cell office:value-type="float" office:value="30" table:style-name="ce9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800</text:p>
          </table:table-cell>
          <table:table-cell office:value-type="string" table:style-name="ce10">
            <text:p>HE800A</text:p>
          </table:table-cell>
          <table:table-cell office:value-type="string" table:style-name="ce10">
            <text:p>HEA 800</text:p>
          </table:table-cell>
          <table:table-cell office:value-type="string" office:string-value="hea800" table:formula="of:=LOWER([.H24])" table:style-name="ce10">
            <text:p>hea800</text:p>
          </table:table-cell>
          <table:table-cell office:value-type="string" office:string-value="he800a" table:formula="of:=LOWER([.I24])" table:style-name="ce10">
            <text:p>he800a</text:p>
          </table:table-cell>
          <table:table-cell office:value-type="string" office:string-value="hea 800" table:formula="of:=LOWER([.J24])" table:style-name="ce5">
            <text:p>hea 800</text:p>
          </table:table-cell>
          <table:table-cell table:style-name="ce5"/>
          <table:table-cell office:value-type="string" office:string-value="synonyms&quot;:[&quot;HEA800&quot;,&quot;HE800A&quot;,&quot;HEA 800&quot;,&quot;hea800&quot;,&quot;he800a&quot;,&quot;hea 800&quot;]}]}," table:formula="of:= &quot;synonyms&quot;&amp;&quot;&quot;&quot;&quot;&amp;&quot;:[&quot;&amp;&quot;&quot;&quot;&quot;&amp;[.H24]&amp;&quot;&quot;&quot;&quot;&amp;&quot;,&quot;&amp;&quot;&quot;&quot;&quot;&amp;[.I24]&amp;&quot;&quot;&quot;&quot;&amp;&quot;,&quot;&amp;&quot;&quot;&quot;&quot;&amp;[.J24]&amp;&quot;&quot;&quot;&quot;&amp;&quot;,&quot;&amp;&quot;&quot;&quot;&quot;&amp;[.K24]&amp;&quot;&quot;&quot;&quot;&amp;&quot;,&quot;&amp;&quot;&quot;&quot;&quot;&amp;[.L24]&amp;&quot;&quot;&quot;&quot;&amp;&quot;,&quot;&amp;&quot;&quot;&quot;&quot;&amp;[.M24]&amp;&quot;&quot;&quot;&quot;&amp;&quot;]}]},&quot;" table:style-name="ce10">
            <text:p>synonyms":["HEA800","HE800A","HEA 800","hea800","he800a","hea 800"]}]},</text:p>
          </table:table-cell>
          <table:table-cell office:value-type="string" office:string-value="{&quot;HEA800&quot;: [{&quot;shape_coords&quot;:[790,300,15,28,30],&quot;shape_name&quot;:&quot;I-shape parallel flange&quot;,&quot;synonyms&quot;:[&quot;HEA800&quot;,&quot;HE800A&quot;,&quot;HEA 800&quot;,&quot;hea800&quot;,&quot;he800a&quot;,&quot;hea 800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,&quot; &amp;[.D24]&amp; &quot;,&quot; &amp;[.E24]&amp; &quot;,&quot; &amp;[.F24] &amp; &quot;],&quot; &amp; &quot;&quot;&quot;&quot; &amp;&quot;shape_name&quot;&amp;&quot;&quot;&quot;&quot; &amp; &quot;:&quot; &amp; &quot;&quot;&quot;&quot; &amp;[.G24] &amp; &quot;&quot;&quot;&quot; &amp; &quot;,&quot; &amp; &quot;&quot;&quot;&quot;&amp;[.O24]" table:style-name="ce5">
            <text:p>{"HEA800": [{"shape_coords":[790,300,15,28,30],"shape_name":"I-shape parallel flange","synonyms":["HEA800","HE800A","HEA 800","hea800","he800a","hea 8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900</text:p>
          </table:table-cell>
          <table:table-cell office:value-type="float" office:value="890" table:style-name="ce9">
            <text:p>890</text:p>
          </table:table-cell>
          <table:table-cell office:value-type="float" office:value="300" table:style-name="ce9">
            <text:p>300</text:p>
          </table:table-cell>
          <table:table-cell office:value-type="float" office:value="16" table:style-name="ce9">
            <text:p>16</text:p>
          </table:table-cell>
          <table:table-cell office:value-type="float" office:value="30" table:style-name="ce9">
            <text:p>30</text:p>
          </table:table-cell>
          <table:table-cell office:value-type="float" office:value="30" table:style-name="ce9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900</text:p>
          </table:table-cell>
          <table:table-cell office:value-type="string" table:style-name="ce10">
            <text:p>HE900A</text:p>
          </table:table-cell>
          <table:table-cell office:value-type="string" table:style-name="ce10">
            <text:p>HEA 900</text:p>
          </table:table-cell>
          <table:table-cell office:value-type="string" office:string-value="hea900" table:formula="of:=LOWER([.H25])" table:style-name="ce10">
            <text:p>hea900</text:p>
          </table:table-cell>
          <table:table-cell office:value-type="string" office:string-value="he900a" table:formula="of:=LOWER([.I25])" table:style-name="ce10">
            <text:p>he900a</text:p>
          </table:table-cell>
          <table:table-cell office:value-type="string" office:string-value="hea 900" table:formula="of:=LOWER([.J25])" table:style-name="ce5">
            <text:p>hea 900</text:p>
          </table:table-cell>
          <table:table-cell table:style-name="ce5"/>
          <table:table-cell office:value-type="string" office:string-value="synonyms&quot;:[&quot;HEA900&quot;,&quot;HE900A&quot;,&quot;HEA 900&quot;,&quot;hea900&quot;,&quot;he900a&quot;,&quot;hea 900&quot;]}]}," table:formula="of:= &quot;synonyms&quot;&amp;&quot;&quot;&quot;&quot;&amp;&quot;:[&quot;&amp;&quot;&quot;&quot;&quot;&amp;[.H25]&amp;&quot;&quot;&quot;&quot;&amp;&quot;,&quot;&amp;&quot;&quot;&quot;&quot;&amp;[.I25]&amp;&quot;&quot;&quot;&quot;&amp;&quot;,&quot;&amp;&quot;&quot;&quot;&quot;&amp;[.J25]&amp;&quot;&quot;&quot;&quot;&amp;&quot;,&quot;&amp;&quot;&quot;&quot;&quot;&amp;[.K25]&amp;&quot;&quot;&quot;&quot;&amp;&quot;,&quot;&amp;&quot;&quot;&quot;&quot;&amp;[.L25]&amp;&quot;&quot;&quot;&quot;&amp;&quot;,&quot;&amp;&quot;&quot;&quot;&quot;&amp;[.M25]&amp;&quot;&quot;&quot;&quot;&amp;&quot;]}]},&quot;" table:style-name="ce10">
            <text:p>synonyms":["HEA900","HE900A","HEA 900","hea900","he900a","hea 900"]}]},</text:p>
          </table:table-cell>
          <table:table-cell office:value-type="string" office:string-value="{&quot;HEA900&quot;: [{&quot;shape_coords&quot;:[890,300,16,30,30],&quot;shape_name&quot;:&quot;I-shape parallel flange&quot;,&quot;synonyms&quot;:[&quot;HEA900&quot;,&quot;HE900A&quot;,&quot;HEA 900&quot;,&quot;hea900&quot;,&quot;he900a&quot;,&quot;hea 900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,&quot; &amp;[.D25]&amp; &quot;,&quot; &amp;[.E25]&amp; &quot;,&quot; &amp;[.F25] &amp; &quot;],&quot; &amp; &quot;&quot;&quot;&quot; &amp;&quot;shape_name&quot;&amp;&quot;&quot;&quot;&quot; &amp; &quot;:&quot; &amp; &quot;&quot;&quot;&quot; &amp;[.G25] &amp; &quot;&quot;&quot;&quot; &amp; &quot;,&quot; &amp; &quot;&quot;&quot;&quot;&amp;[.O25]" table:style-name="ce5">
            <text:p>{"HEA900": [{"shape_coords":[890,300,16,30,30],"shape_name":"I-shape parallel flange","synonyms":["HEA900","HE900A","HEA 900","hea900","he900a","hea 9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9">
            <text:p>HEA1000</text:p>
          </table:table-cell>
          <table:table-cell office:value-type="float" office:value="990" table:style-name="ce9">
            <text:p>990</text:p>
          </table:table-cell>
          <table:table-cell office:value-type="float" office:value="300" table:style-name="ce9">
            <text:p>300</text:p>
          </table:table-cell>
          <table:table-cell office:value-type="float" office:value="16.5" table:style-name="ce9">
            <text:p>16,5</text:p>
          </table:table-cell>
          <table:table-cell office:value-type="float" office:value="31" table:style-name="ce9">
            <text:p>31</text:p>
          </table:table-cell>
          <table:table-cell office:value-type="float" office:value="30" table:style-name="ce9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10">
            <text:p>HEA1000</text:p>
          </table:table-cell>
          <table:table-cell office:value-type="string" table:style-name="ce10">
            <text:p>HE1000A</text:p>
          </table:table-cell>
          <table:table-cell office:value-type="string" table:style-name="ce10">
            <text:p>HEA 1000</text:p>
          </table:table-cell>
          <table:table-cell office:value-type="string" office:string-value="hea1000" table:formula="of:=LOWER([.H26])" table:style-name="ce10">
            <text:p>hea1000</text:p>
          </table:table-cell>
          <table:table-cell office:value-type="string" office:string-value="he1000a" table:formula="of:=LOWER([.I26])" table:style-name="ce10">
            <text:p>he1000a</text:p>
          </table:table-cell>
          <table:table-cell office:value-type="string" office:string-value="hea 1000" table:formula="of:=LOWER([.J26])" table:style-name="ce5">
            <text:p>hea 1000</text:p>
          </table:table-cell>
          <table:table-cell table:style-name="ce5"/>
          <table:table-cell office:value-type="string" office:string-value="synonyms&quot;:[&quot;HEA1000&quot;,&quot;HE1000A&quot;,&quot;HEA 1000&quot;,&quot;hea1000&quot;,&quot;he1000a&quot;,&quot;hea 1000&quot;]}]}," table:formula="of:= &quot;synonyms&quot;&amp;&quot;&quot;&quot;&quot;&amp;&quot;:[&quot;&amp;&quot;&quot;&quot;&quot;&amp;[.H26]&amp;&quot;&quot;&quot;&quot;&amp;&quot;,&quot;&amp;&quot;&quot;&quot;&quot;&amp;[.I26]&amp;&quot;&quot;&quot;&quot;&amp;&quot;,&quot;&amp;&quot;&quot;&quot;&quot;&amp;[.J26]&amp;&quot;&quot;&quot;&quot;&amp;&quot;,&quot;&amp;&quot;&quot;&quot;&quot;&amp;[.K26]&amp;&quot;&quot;&quot;&quot;&amp;&quot;,&quot;&amp;&quot;&quot;&quot;&quot;&amp;[.L26]&amp;&quot;&quot;&quot;&quot;&amp;&quot;,&quot;&amp;&quot;&quot;&quot;&quot;&amp;[.M26]&amp;&quot;&quot;&quot;&quot;&amp;&quot;]}]},&quot;" table:style-name="ce10">
            <text:p>synonyms":["HEA1000","HE1000A","HEA 1000","hea1000","he1000a","hea 1000"]}]},</text:p>
          </table:table-cell>
          <table:table-cell office:value-type="string" office:string-value="{&quot;HEA1000&quot;: [{&quot;shape_coords&quot;:[990,300,16,5,31,30],&quot;shape_name&quot;:&quot;I-shape parallel flange&quot;,&quot;synonyms&quot;:[&quot;HEA1000&quot;,&quot;HE1000A&quot;,&quot;HEA 1000&quot;,&quot;hea1000&quot;,&quot;he1000a&quot;,&quot;hea 1000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,&quot; &amp;[.D26]&amp; &quot;,&quot; &amp;[.E26]&amp; &quot;,&quot; &amp;[.F26] &amp; &quot;],&quot; &amp; &quot;&quot;&quot;&quot; &amp;&quot;shape_name&quot;&amp;&quot;&quot;&quot;&quot; &amp; &quot;:&quot; &amp; &quot;&quot;&quot;&quot; &amp;[.G26] &amp; &quot;&quot;&quot;&quot; &amp; &quot;,&quot; &amp; &quot;&quot;&quot;&quot;&amp;[.O26]" table:style-name="ce5">
            <text:p>{"HEA1000": [{"shape_coords":[990,300,16,5,31,30],"shape_name":"I-shape parallel flange","synonyms":["HEA1000","HE1000A","HEA 1000","hea1000","he1000a","hea 10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100</text:p>
          </table:table-cell>
          <table:table-cell office:value-type="float" office:value="100" table:style-name="ce8">
            <text:p>100</text:p>
          </table:table-cell>
          <table:table-cell office:value-type="float" office:value="100" table:style-name="ce8">
            <text:p>100</text:p>
          </table:table-cell>
          <table:table-cell office:value-type="float" office:value="6" table:style-name="ce8">
            <text:p>6</text:p>
          </table:table-cell>
          <table:table-cell office:value-type="float" office:value="10" table:style-name="ce8">
            <text:p>10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00</text:p>
          </table:table-cell>
          <table:table-cell office:value-type="string" table:style-name="ce5">
            <text:p>HE100B</text:p>
          </table:table-cell>
          <table:table-cell office:value-type="string" table:style-name="ce5">
            <text:p>HEB 100</text:p>
          </table:table-cell>
          <table:table-cell office:value-type="string" office:string-value="heb100" table:formula="of:=LOWER([.H27])" table:style-name="ce10">
            <text:p>heb100</text:p>
          </table:table-cell>
          <table:table-cell office:value-type="string" office:string-value="he100b" table:formula="of:=LOWER([.I27])" table:style-name="ce10">
            <text:p>he100b</text:p>
          </table:table-cell>
          <table:table-cell office:value-type="string" office:string-value="heb 100" table:formula="of:=LOWER([.J27])" table:style-name="ce5">
            <text:p>heb 100</text:p>
          </table:table-cell>
          <table:table-cell table:style-name="ce5"/>
          <table:table-cell office:value-type="string" office:string-value="synonyms&quot;:[&quot;HEB100&quot;,&quot;HE100B&quot;,&quot;HEB 100&quot;,&quot;heb100&quot;,&quot;he100b&quot;,&quot;heb 100&quot;]}]}," table:formula="of:= &quot;synonyms&quot;&amp;&quot;&quot;&quot;&quot;&amp;&quot;:[&quot;&amp;&quot;&quot;&quot;&quot;&amp;[.H27]&amp;&quot;&quot;&quot;&quot;&amp;&quot;,&quot;&amp;&quot;&quot;&quot;&quot;&amp;[.I27]&amp;&quot;&quot;&quot;&quot;&amp;&quot;,&quot;&amp;&quot;&quot;&quot;&quot;&amp;[.J27]&amp;&quot;&quot;&quot;&quot;&amp;&quot;,&quot;&amp;&quot;&quot;&quot;&quot;&amp;[.K27]&amp;&quot;&quot;&quot;&quot;&amp;&quot;,&quot;&amp;&quot;&quot;&quot;&quot;&amp;[.L27]&amp;&quot;&quot;&quot;&quot;&amp;&quot;,&quot;&amp;&quot;&quot;&quot;&quot;&amp;[.M27]&amp;&quot;&quot;&quot;&quot;&amp;&quot;]}]},&quot;" table:style-name="ce10">
            <text:p>synonyms":["HEB100","HE100B","HEB 100","heb100","he100b","heb 100"]}]},</text:p>
          </table:table-cell>
          <table:table-cell office:value-type="string" office:string-value="{&quot;HEB100&quot;: [{&quot;shape_coords&quot;:[100,100,6,10,12],&quot;shape_name&quot;:&quot;I-shape parallel flange&quot;,&quot;synonyms&quot;:[&quot;HEB100&quot;,&quot;HE100B&quot;,&quot;HEB 100&quot;,&quot;heb100&quot;,&quot;he100b&quot;,&quot;heb 100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,&quot; &amp;[.D27]&amp; &quot;,&quot; &amp;[.E27]&amp; &quot;,&quot; &amp;[.F27] &amp; &quot;],&quot; &amp; &quot;&quot;&quot;&quot; &amp;&quot;shape_name&quot;&amp;&quot;&quot;&quot;&quot; &amp; &quot;:&quot; &amp; &quot;&quot;&quot;&quot; &amp;[.G27] &amp; &quot;&quot;&quot;&quot; &amp; &quot;,&quot; &amp; &quot;&quot;&quot;&quot;&amp;[.O27]" table:style-name="ce5">
            <text:p>{"HEB100": [{"shape_coords":[100,100,6,10,12],"shape_name":"I-shape parallel flange","synonyms":["HEB100","HE100B","HEB 100","heb100","he100b","heb 1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120</text:p>
          </table:table-cell>
          <table:table-cell office:value-type="float" office:value="120" table:style-name="ce8">
            <text:p>120</text:p>
          </table:table-cell>
          <table:table-cell office:value-type="float" office:value="120" table:style-name="ce8">
            <text:p>120</text:p>
          </table:table-cell>
          <table:table-cell office:value-type="float" office:value="6.5" table:style-name="ce8">
            <text:p>6,5</text:p>
          </table:table-cell>
          <table:table-cell office:value-type="float" office:value="11" table:style-name="ce8">
            <text:p>11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20</text:p>
          </table:table-cell>
          <table:table-cell office:value-type="string" table:style-name="ce5">
            <text:p>HE120B</text:p>
          </table:table-cell>
          <table:table-cell office:value-type="string" table:style-name="ce5">
            <text:p>HEB 120</text:p>
          </table:table-cell>
          <table:table-cell office:value-type="string" office:string-value="heb120" table:formula="of:=LOWER([.H28])" table:style-name="ce10">
            <text:p>heb120</text:p>
          </table:table-cell>
          <table:table-cell office:value-type="string" office:string-value="he120b" table:formula="of:=LOWER([.I28])" table:style-name="ce10">
            <text:p>he120b</text:p>
          </table:table-cell>
          <table:table-cell office:value-type="string" office:string-value="heb 120" table:formula="of:=LOWER([.J28])" table:style-name="ce5">
            <text:p>heb 120</text:p>
          </table:table-cell>
          <table:table-cell table:style-name="ce5"/>
          <table:table-cell office:value-type="string" office:string-value="synonyms&quot;:[&quot;HEB120&quot;,&quot;HE120B&quot;,&quot;HEB 120&quot;,&quot;heb120&quot;,&quot;he120b&quot;,&quot;heb 120&quot;]}]}," table:formula="of:= &quot;synonyms&quot;&amp;&quot;&quot;&quot;&quot;&amp;&quot;:[&quot;&amp;&quot;&quot;&quot;&quot;&amp;[.H28]&amp;&quot;&quot;&quot;&quot;&amp;&quot;,&quot;&amp;&quot;&quot;&quot;&quot;&amp;[.I28]&amp;&quot;&quot;&quot;&quot;&amp;&quot;,&quot;&amp;&quot;&quot;&quot;&quot;&amp;[.J28]&amp;&quot;&quot;&quot;&quot;&amp;&quot;,&quot;&amp;&quot;&quot;&quot;&quot;&amp;[.K28]&amp;&quot;&quot;&quot;&quot;&amp;&quot;,&quot;&amp;&quot;&quot;&quot;&quot;&amp;[.L28]&amp;&quot;&quot;&quot;&quot;&amp;&quot;,&quot;&amp;&quot;&quot;&quot;&quot;&amp;[.M28]&amp;&quot;&quot;&quot;&quot;&amp;&quot;]}]},&quot;" table:style-name="ce10">
            <text:p>synonyms":["HEB120","HE120B","HEB 120","heb120","he120b","heb 120"]}]},</text:p>
          </table:table-cell>
          <table:table-cell office:value-type="string" office:string-value="{&quot;HEB120&quot;: [{&quot;shape_coords&quot;:[120,120,6,5,11,12],&quot;shape_name&quot;:&quot;I-shape parallel flange&quot;,&quot;synonyms&quot;:[&quot;HEB120&quot;,&quot;HE120B&quot;,&quot;HEB 120&quot;,&quot;heb120&quot;,&quot;he120b&quot;,&quot;heb 120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,&quot; &amp;[.D28]&amp; &quot;,&quot; &amp;[.E28]&amp; &quot;,&quot; &amp;[.F28] &amp; &quot;],&quot; &amp; &quot;&quot;&quot;&quot; &amp;&quot;shape_name&quot;&amp;&quot;&quot;&quot;&quot; &amp; &quot;:&quot; &amp; &quot;&quot;&quot;&quot; &amp;[.G28] &amp; &quot;&quot;&quot;&quot; &amp; &quot;,&quot; &amp; &quot;&quot;&quot;&quot;&amp;[.O28]" table:style-name="ce5">
            <text:p>{"HEB120": [{"shape_coords":[120,120,6,5,11,12],"shape_name":"I-shape parallel flange","synonyms":["HEB120","HE120B","HEB 120","heb120","he120b","heb 12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140</text:p>
          </table:table-cell>
          <table:table-cell office:value-type="float" office:value="140" table:style-name="ce8">
            <text:p>140</text:p>
          </table:table-cell>
          <table:table-cell office:value-type="float" office:value="140" table:style-name="ce8">
            <text:p>140</text:p>
          </table:table-cell>
          <table:table-cell office:value-type="float" office:value="7" table:style-name="ce8">
            <text:p>7</text:p>
          </table:table-cell>
          <table:table-cell office:value-type="float" office:value="12" table:style-name="ce8">
            <text:p>12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40</text:p>
          </table:table-cell>
          <table:table-cell office:value-type="string" table:style-name="ce5">
            <text:p>HE140B</text:p>
          </table:table-cell>
          <table:table-cell office:value-type="string" table:style-name="ce5">
            <text:p>HEB 140</text:p>
          </table:table-cell>
          <table:table-cell office:value-type="string" office:string-value="heb140" table:formula="of:=LOWER([.H29])" table:style-name="ce10">
            <text:p>heb140</text:p>
          </table:table-cell>
          <table:table-cell office:value-type="string" office:string-value="he140b" table:formula="of:=LOWER([.I29])" table:style-name="ce10">
            <text:p>he140b</text:p>
          </table:table-cell>
          <table:table-cell office:value-type="string" office:string-value="heb 140" table:formula="of:=LOWER([.J29])" table:style-name="ce5">
            <text:p>heb 140</text:p>
          </table:table-cell>
          <table:table-cell table:style-name="ce5"/>
          <table:table-cell office:value-type="string" office:string-value="synonyms&quot;:[&quot;HEB140&quot;,&quot;HE140B&quot;,&quot;HEB 140&quot;,&quot;heb140&quot;,&quot;he140b&quot;,&quot;heb 140&quot;]}]}," table:formula="of:= &quot;synonyms&quot;&amp;&quot;&quot;&quot;&quot;&amp;&quot;:[&quot;&amp;&quot;&quot;&quot;&quot;&amp;[.H29]&amp;&quot;&quot;&quot;&quot;&amp;&quot;,&quot;&amp;&quot;&quot;&quot;&quot;&amp;[.I29]&amp;&quot;&quot;&quot;&quot;&amp;&quot;,&quot;&amp;&quot;&quot;&quot;&quot;&amp;[.J29]&amp;&quot;&quot;&quot;&quot;&amp;&quot;,&quot;&amp;&quot;&quot;&quot;&quot;&amp;[.K29]&amp;&quot;&quot;&quot;&quot;&amp;&quot;,&quot;&amp;&quot;&quot;&quot;&quot;&amp;[.L29]&amp;&quot;&quot;&quot;&quot;&amp;&quot;,&quot;&amp;&quot;&quot;&quot;&quot;&amp;[.M29]&amp;&quot;&quot;&quot;&quot;&amp;&quot;]}]},&quot;" table:style-name="ce10">
            <text:p>synonyms":["HEB140","HE140B","HEB 140","heb140","he140b","heb 140"]}]},</text:p>
          </table:table-cell>
          <table:table-cell office:value-type="string" office:string-value="{&quot;HEB140&quot;: [{&quot;shape_coords&quot;:[140,140,7,12,12],&quot;shape_name&quot;:&quot;I-shape parallel flange&quot;,&quot;synonyms&quot;:[&quot;HEB140&quot;,&quot;HE140B&quot;,&quot;HEB 140&quot;,&quot;heb140&quot;,&quot;he140b&quot;,&quot;heb 140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,&quot; &amp;[.D29]&amp; &quot;,&quot; &amp;[.E29]&amp; &quot;,&quot; &amp;[.F29] &amp; &quot;],&quot; &amp; &quot;&quot;&quot;&quot; &amp;&quot;shape_name&quot;&amp;&quot;&quot;&quot;&quot; &amp; &quot;:&quot; &amp; &quot;&quot;&quot;&quot; &amp;[.G29] &amp; &quot;&quot;&quot;&quot; &amp; &quot;,&quot; &amp; &quot;&quot;&quot;&quot;&amp;[.O29]" table:style-name="ce5">
            <text:p>{"HEB140": [{"shape_coords":[140,140,7,12,12],"shape_name":"I-shape parallel flange","synonyms":["HEB140","HE140B","HEB 140","heb140","he140b","heb 14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160</text:p>
          </table:table-cell>
          <table:table-cell office:value-type="float" office:value="160" table:style-name="ce8">
            <text:p>160</text:p>
          </table:table-cell>
          <table:table-cell office:value-type="float" office:value="160" table:style-name="ce8">
            <text:p>160</text:p>
          </table:table-cell>
          <table:table-cell office:value-type="float" office:value="8" table:style-name="ce8">
            <text:p>8</text:p>
          </table:table-cell>
          <table:table-cell office:value-type="float" office:value="13" table:style-name="ce8">
            <text:p>13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60</text:p>
          </table:table-cell>
          <table:table-cell office:value-type="string" table:style-name="ce5">
            <text:p>HE160B</text:p>
          </table:table-cell>
          <table:table-cell office:value-type="string" table:style-name="ce5">
            <text:p>HEB 160</text:p>
          </table:table-cell>
          <table:table-cell office:value-type="string" office:string-value="heb160" table:formula="of:=LOWER([.H30])" table:style-name="ce10">
            <text:p>heb160</text:p>
          </table:table-cell>
          <table:table-cell office:value-type="string" office:string-value="he160b" table:formula="of:=LOWER([.I30])" table:style-name="ce10">
            <text:p>he160b</text:p>
          </table:table-cell>
          <table:table-cell office:value-type="string" office:string-value="heb 160" table:formula="of:=LOWER([.J30])" table:style-name="ce5">
            <text:p>heb 160</text:p>
          </table:table-cell>
          <table:table-cell table:style-name="ce5"/>
          <table:table-cell office:value-type="string" office:string-value="synonyms&quot;:[&quot;HEB160&quot;,&quot;HE160B&quot;,&quot;HEB 160&quot;,&quot;heb160&quot;,&quot;he160b&quot;,&quot;heb 160&quot;]}]}," table:formula="of:= &quot;synonyms&quot;&amp;&quot;&quot;&quot;&quot;&amp;&quot;:[&quot;&amp;&quot;&quot;&quot;&quot;&amp;[.H30]&amp;&quot;&quot;&quot;&quot;&amp;&quot;,&quot;&amp;&quot;&quot;&quot;&quot;&amp;[.I30]&amp;&quot;&quot;&quot;&quot;&amp;&quot;,&quot;&amp;&quot;&quot;&quot;&quot;&amp;[.J30]&amp;&quot;&quot;&quot;&quot;&amp;&quot;,&quot;&amp;&quot;&quot;&quot;&quot;&amp;[.K30]&amp;&quot;&quot;&quot;&quot;&amp;&quot;,&quot;&amp;&quot;&quot;&quot;&quot;&amp;[.L30]&amp;&quot;&quot;&quot;&quot;&amp;&quot;,&quot;&amp;&quot;&quot;&quot;&quot;&amp;[.M30]&amp;&quot;&quot;&quot;&quot;&amp;&quot;]}]},&quot;" table:style-name="ce10">
            <text:p>synonyms":["HEB160","HE160B","HEB 160","heb160","he160b","heb 160"]}]},</text:p>
          </table:table-cell>
          <table:table-cell office:value-type="string" office:string-value="{&quot;HEB160&quot;: [{&quot;shape_coords&quot;:[160,160,8,13,15],&quot;shape_name&quot;:&quot;I-shape parallel flange&quot;,&quot;synonyms&quot;:[&quot;HEB160&quot;,&quot;HE160B&quot;,&quot;HEB 160&quot;,&quot;heb160&quot;,&quot;he160b&quot;,&quot;heb 160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,&quot; &amp;[.D30]&amp; &quot;,&quot; &amp;[.E30]&amp; &quot;,&quot; &amp;[.F30] &amp; &quot;],&quot; &amp; &quot;&quot;&quot;&quot; &amp;&quot;shape_name&quot;&amp;&quot;&quot;&quot;&quot; &amp; &quot;:&quot; &amp; &quot;&quot;&quot;&quot; &amp;[.G30] &amp; &quot;&quot;&quot;&quot; &amp; &quot;,&quot; &amp; &quot;&quot;&quot;&quot;&amp;[.O30]" table:style-name="ce5">
            <text:p>{"HEB160": [{"shape_coords":[160,160,8,13,15],"shape_name":"I-shape parallel flange","synonyms":["HEB160","HE160B","HEB 160","heb160","he160b","heb 16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180</text:p>
          </table:table-cell>
          <table:table-cell office:value-type="float" office:value="180" table:style-name="ce8">
            <text:p>180</text:p>
          </table:table-cell>
          <table:table-cell office:value-type="float" office:value="180" table:style-name="ce8">
            <text:p>180</text:p>
          </table:table-cell>
          <table:table-cell office:value-type="float" office:value="8.5" table:style-name="ce8">
            <text:p>8,5</text:p>
          </table:table-cell>
          <table:table-cell office:value-type="float" office:value="14" table:style-name="ce8">
            <text:p>14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80</text:p>
          </table:table-cell>
          <table:table-cell office:value-type="string" table:style-name="ce5">
            <text:p>HE180B</text:p>
          </table:table-cell>
          <table:table-cell office:value-type="string" table:style-name="ce5">
            <text:p>HEB 180</text:p>
          </table:table-cell>
          <table:table-cell office:value-type="string" office:string-value="heb180" table:formula="of:=LOWER([.H31])" table:style-name="ce10">
            <text:p>heb180</text:p>
          </table:table-cell>
          <table:table-cell office:value-type="string" office:string-value="he180b" table:formula="of:=LOWER([.I31])" table:style-name="ce10">
            <text:p>he180b</text:p>
          </table:table-cell>
          <table:table-cell office:value-type="string" office:string-value="heb 180" table:formula="of:=LOWER([.J31])" table:style-name="ce5">
            <text:p>heb 180</text:p>
          </table:table-cell>
          <table:table-cell table:style-name="ce5"/>
          <table:table-cell office:value-type="string" office:string-value="synonyms&quot;:[&quot;HEB180&quot;,&quot;HE180B&quot;,&quot;HEB 180&quot;,&quot;heb180&quot;,&quot;he180b&quot;,&quot;heb 180&quot;]}]}," table:formula="of:= &quot;synonyms&quot;&amp;&quot;&quot;&quot;&quot;&amp;&quot;:[&quot;&amp;&quot;&quot;&quot;&quot;&amp;[.H31]&amp;&quot;&quot;&quot;&quot;&amp;&quot;,&quot;&amp;&quot;&quot;&quot;&quot;&amp;[.I31]&amp;&quot;&quot;&quot;&quot;&amp;&quot;,&quot;&amp;&quot;&quot;&quot;&quot;&amp;[.J31]&amp;&quot;&quot;&quot;&quot;&amp;&quot;,&quot;&amp;&quot;&quot;&quot;&quot;&amp;[.K31]&amp;&quot;&quot;&quot;&quot;&amp;&quot;,&quot;&amp;&quot;&quot;&quot;&quot;&amp;[.L31]&amp;&quot;&quot;&quot;&quot;&amp;&quot;,&quot;&amp;&quot;&quot;&quot;&quot;&amp;[.M31]&amp;&quot;&quot;&quot;&quot;&amp;&quot;]}]},&quot;" table:style-name="ce10">
            <text:p>synonyms":["HEB180","HE180B","HEB 180","heb180","he180b","heb 180"]}]},</text:p>
          </table:table-cell>
          <table:table-cell office:value-type="string" office:string-value="{&quot;HEB180&quot;: [{&quot;shape_coords&quot;:[180,180,8,5,14,15],&quot;shape_name&quot;:&quot;I-shape parallel flange&quot;,&quot;synonyms&quot;:[&quot;HEB180&quot;,&quot;HE180B&quot;,&quot;HEB 180&quot;,&quot;heb180&quot;,&quot;he180b&quot;,&quot;heb 180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,&quot; &amp;[.D31]&amp; &quot;,&quot; &amp;[.E31]&amp; &quot;,&quot; &amp;[.F31] &amp; &quot;],&quot; &amp; &quot;&quot;&quot;&quot; &amp;&quot;shape_name&quot;&amp;&quot;&quot;&quot;&quot; &amp; &quot;:&quot; &amp; &quot;&quot;&quot;&quot; &amp;[.G31] &amp; &quot;&quot;&quot;&quot; &amp; &quot;,&quot; &amp; &quot;&quot;&quot;&quot;&amp;[.O31]" table:style-name="ce5">
            <text:p>{"HEB180": [{"shape_coords":[180,180,8,5,14,15],"shape_name":"I-shape parallel flange","synonyms":["HEB180","HE180B","HEB 180","heb180","he180b","heb 18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200</text:p>
          </table:table-cell>
          <table:table-cell office:value-type="float" office:value="200" table:style-name="ce8">
            <text:p>200</text:p>
          </table:table-cell>
          <table:table-cell office:value-type="float" office:value="200" table:style-name="ce8">
            <text:p>200</text:p>
          </table:table-cell>
          <table:table-cell office:value-type="float" office:value="9" table:style-name="ce8">
            <text:p>9</text:p>
          </table:table-cell>
          <table:table-cell office:value-type="float" office:value="15" table:style-name="ce8">
            <text:p>15</text:p>
          </table:table-cell>
          <table:table-cell office:value-type="float" office:value="18" table:style-name="ce8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200</text:p>
          </table:table-cell>
          <table:table-cell office:value-type="string" table:style-name="ce5">
            <text:p>HE200B</text:p>
          </table:table-cell>
          <table:table-cell office:value-type="string" table:style-name="ce5">
            <text:p>HEB 200</text:p>
          </table:table-cell>
          <table:table-cell office:value-type="string" office:string-value="heb200" table:formula="of:=LOWER([.H32])" table:style-name="ce10">
            <text:p>heb200</text:p>
          </table:table-cell>
          <table:table-cell office:value-type="string" office:string-value="he200b" table:formula="of:=LOWER([.I32])" table:style-name="ce10">
            <text:p>he200b</text:p>
          </table:table-cell>
          <table:table-cell office:value-type="string" office:string-value="heb 200" table:formula="of:=LOWER([.J32])" table:style-name="ce5">
            <text:p>heb 200</text:p>
          </table:table-cell>
          <table:table-cell table:style-name="ce5"/>
          <table:table-cell office:value-type="string" office:string-value="synonyms&quot;:[&quot;HEB200&quot;,&quot;HE200B&quot;,&quot;HEB 200&quot;,&quot;heb200&quot;,&quot;he200b&quot;,&quot;heb 200&quot;]}]}," table:formula="of:= &quot;synonyms&quot;&amp;&quot;&quot;&quot;&quot;&amp;&quot;:[&quot;&amp;&quot;&quot;&quot;&quot;&amp;[.H32]&amp;&quot;&quot;&quot;&quot;&amp;&quot;,&quot;&amp;&quot;&quot;&quot;&quot;&amp;[.I32]&amp;&quot;&quot;&quot;&quot;&amp;&quot;,&quot;&amp;&quot;&quot;&quot;&quot;&amp;[.J32]&amp;&quot;&quot;&quot;&quot;&amp;&quot;,&quot;&amp;&quot;&quot;&quot;&quot;&amp;[.K32]&amp;&quot;&quot;&quot;&quot;&amp;&quot;,&quot;&amp;&quot;&quot;&quot;&quot;&amp;[.L32]&amp;&quot;&quot;&quot;&quot;&amp;&quot;,&quot;&amp;&quot;&quot;&quot;&quot;&amp;[.M32]&amp;&quot;&quot;&quot;&quot;&amp;&quot;]}]},&quot;" table:style-name="ce10">
            <text:p>synonyms":["HEB200","HE200B","HEB 200","heb200","he200b","heb 200"]}]},</text:p>
          </table:table-cell>
          <table:table-cell office:value-type="string" office:string-value="{&quot;HEB200&quot;: [{&quot;shape_coords&quot;:[200,200,9,15,18],&quot;shape_name&quot;:&quot;I-shape parallel flange&quot;,&quot;synonyms&quot;:[&quot;HEB200&quot;,&quot;HE200B&quot;,&quot;HEB 200&quot;,&quot;heb200&quot;,&quot;he200b&quot;,&quot;heb 200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,&quot; &amp;[.D32]&amp; &quot;,&quot; &amp;[.E32]&amp; &quot;,&quot; &amp;[.F32] &amp; &quot;],&quot; &amp; &quot;&quot;&quot;&quot; &amp;&quot;shape_name&quot;&amp;&quot;&quot;&quot;&quot; &amp; &quot;:&quot; &amp; &quot;&quot;&quot;&quot; &amp;[.G32] &amp; &quot;&quot;&quot;&quot; &amp; &quot;,&quot; &amp; &quot;&quot;&quot;&quot;&amp;[.O32]" table:style-name="ce5">
            <text:p>{"HEB200": [{"shape_coords":[200,200,9,15,18],"shape_name":"I-shape parallel flange","synonyms":["HEB200","HE200B","HEB 200","heb200","he200b","heb 2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220</text:p>
          </table:table-cell>
          <table:table-cell office:value-type="float" office:value="220" table:style-name="ce8">
            <text:p>220</text:p>
          </table:table-cell>
          <table:table-cell office:value-type="float" office:value="220" table:style-name="ce8">
            <text:p>220</text:p>
          </table:table-cell>
          <table:table-cell office:value-type="float" office:value="9.5" table:style-name="ce8">
            <text:p>9,5</text:p>
          </table:table-cell>
          <table:table-cell office:value-type="float" office:value="16" table:style-name="ce8">
            <text:p>16</text:p>
          </table:table-cell>
          <table:table-cell office:value-type="float" office:value="18" table:style-name="ce8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220</text:p>
          </table:table-cell>
          <table:table-cell office:value-type="string" table:style-name="ce5">
            <text:p>HE220B</text:p>
          </table:table-cell>
          <table:table-cell office:value-type="string" table:style-name="ce5">
            <text:p>HEB 220</text:p>
          </table:table-cell>
          <table:table-cell office:value-type="string" office:string-value="heb220" table:formula="of:=LOWER([.H33])" table:style-name="ce10">
            <text:p>heb220</text:p>
          </table:table-cell>
          <table:table-cell office:value-type="string" office:string-value="he220b" table:formula="of:=LOWER([.I33])" table:style-name="ce10">
            <text:p>he220b</text:p>
          </table:table-cell>
          <table:table-cell office:value-type="string" office:string-value="heb 220" table:formula="of:=LOWER([.J33])" table:style-name="ce5">
            <text:p>heb 220</text:p>
          </table:table-cell>
          <table:table-cell table:style-name="ce5"/>
          <table:table-cell office:value-type="string" office:string-value="synonyms&quot;:[&quot;HEB220&quot;,&quot;HE220B&quot;,&quot;HEB 220&quot;,&quot;heb220&quot;,&quot;he220b&quot;,&quot;heb 220&quot;]}]}," table:formula="of:= &quot;synonyms&quot;&amp;&quot;&quot;&quot;&quot;&amp;&quot;:[&quot;&amp;&quot;&quot;&quot;&quot;&amp;[.H33]&amp;&quot;&quot;&quot;&quot;&amp;&quot;,&quot;&amp;&quot;&quot;&quot;&quot;&amp;[.I33]&amp;&quot;&quot;&quot;&quot;&amp;&quot;,&quot;&amp;&quot;&quot;&quot;&quot;&amp;[.J33]&amp;&quot;&quot;&quot;&quot;&amp;&quot;,&quot;&amp;&quot;&quot;&quot;&quot;&amp;[.K33]&amp;&quot;&quot;&quot;&quot;&amp;&quot;,&quot;&amp;&quot;&quot;&quot;&quot;&amp;[.L33]&amp;&quot;&quot;&quot;&quot;&amp;&quot;,&quot;&amp;&quot;&quot;&quot;&quot;&amp;[.M33]&amp;&quot;&quot;&quot;&quot;&amp;&quot;]}]},&quot;" table:style-name="ce10">
            <text:p>synonyms":["HEB220","HE220B","HEB 220","heb220","he220b","heb 220"]}]},</text:p>
          </table:table-cell>
          <table:table-cell office:value-type="string" office:string-value="{&quot;HEB220&quot;: [{&quot;shape_coords&quot;:[220,220,9,5,16,18],&quot;shape_name&quot;:&quot;I-shape parallel flange&quot;,&quot;synonyms&quot;:[&quot;HEB220&quot;,&quot;HE220B&quot;,&quot;HEB 220&quot;,&quot;heb220&quot;,&quot;he220b&quot;,&quot;heb 220&quot;]}]}," table:formula="of:=&quot;{&quot; &amp; &quot;&quot;&quot;&quot;&amp;[.A33]&amp;&quot;&quot;&quot;&quot;&amp;&quot;: [{&quot;&quot;&quot; &amp;&quot;shape_coords&quot;&amp;&quot;&quot;&quot;&quot; &amp; &quot;:&quot; &amp; &quot;[&quot; &amp; [.B33] &amp; &quot;,&quot; &amp;[.C33] &amp; &quot;,&quot; &amp;[.D33]&amp; &quot;,&quot; &amp;[.E33]&amp; &quot;,&quot; &amp;[.F33] &amp; &quot;],&quot; &amp; &quot;&quot;&quot;&quot; &amp;&quot;shape_name&quot;&amp;&quot;&quot;&quot;&quot; &amp; &quot;:&quot; &amp; &quot;&quot;&quot;&quot; &amp;[.G33] &amp; &quot;&quot;&quot;&quot; &amp; &quot;,&quot; &amp; &quot;&quot;&quot;&quot;&amp;[.O33]" table:style-name="ce5">
            <text:p>{"HEB220": [{"shape_coords":[220,220,9,5,16,18],"shape_name":"I-shape parallel flange","synonyms":["HEB220","HE220B","HEB 220","heb220","he220b","heb 22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240</text:p>
          </table:table-cell>
          <table:table-cell office:value-type="float" office:value="240" table:style-name="ce8">
            <text:p>240</text:p>
          </table:table-cell>
          <table:table-cell office:value-type="float" office:value="240" table:style-name="ce8">
            <text:p>240</text:p>
          </table:table-cell>
          <table:table-cell office:value-type="float" office:value="10" table:style-name="ce8">
            <text:p>10</text:p>
          </table:table-cell>
          <table:table-cell office:value-type="float" office:value="17" table:style-name="ce8">
            <text:p>17</text:p>
          </table:table-cell>
          <table:table-cell office:value-type="float" office:value="21" table:style-name="ce8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240</text:p>
          </table:table-cell>
          <table:table-cell office:value-type="string" table:style-name="ce5">
            <text:p>HE240B</text:p>
          </table:table-cell>
          <table:table-cell office:value-type="string" table:style-name="ce5">
            <text:p>HEB 240</text:p>
          </table:table-cell>
          <table:table-cell office:value-type="string" office:string-value="heb240" table:formula="of:=LOWER([.H34])" table:style-name="ce10">
            <text:p>heb240</text:p>
          </table:table-cell>
          <table:table-cell office:value-type="string" office:string-value="he240b" table:formula="of:=LOWER([.I34])" table:style-name="ce10">
            <text:p>he240b</text:p>
          </table:table-cell>
          <table:table-cell office:value-type="string" office:string-value="heb 240" table:formula="of:=LOWER([.J34])" table:style-name="ce5">
            <text:p>heb 240</text:p>
          </table:table-cell>
          <table:table-cell table:style-name="ce5"/>
          <table:table-cell office:value-type="string" office:string-value="synonyms&quot;:[&quot;HEB240&quot;,&quot;HE240B&quot;,&quot;HEB 240&quot;,&quot;heb240&quot;,&quot;he240b&quot;,&quot;heb 240&quot;]}]}," table:formula="of:= &quot;synonyms&quot;&amp;&quot;&quot;&quot;&quot;&amp;&quot;:[&quot;&amp;&quot;&quot;&quot;&quot;&amp;[.H34]&amp;&quot;&quot;&quot;&quot;&amp;&quot;,&quot;&amp;&quot;&quot;&quot;&quot;&amp;[.I34]&amp;&quot;&quot;&quot;&quot;&amp;&quot;,&quot;&amp;&quot;&quot;&quot;&quot;&amp;[.J34]&amp;&quot;&quot;&quot;&quot;&amp;&quot;,&quot;&amp;&quot;&quot;&quot;&quot;&amp;[.K34]&amp;&quot;&quot;&quot;&quot;&amp;&quot;,&quot;&amp;&quot;&quot;&quot;&quot;&amp;[.L34]&amp;&quot;&quot;&quot;&quot;&amp;&quot;,&quot;&amp;&quot;&quot;&quot;&quot;&amp;[.M34]&amp;&quot;&quot;&quot;&quot;&amp;&quot;]}]},&quot;" table:style-name="ce10">
            <text:p>synonyms":["HEB240","HE240B","HEB 240","heb240","he240b","heb 240"]}]},</text:p>
          </table:table-cell>
          <table:table-cell office:value-type="string" office:string-value="{&quot;HEB240&quot;: [{&quot;shape_coords&quot;:[240,240,10,17,21],&quot;shape_name&quot;:&quot;I-shape parallel flange&quot;,&quot;synonyms&quot;:[&quot;HEB240&quot;,&quot;HE240B&quot;,&quot;HEB 240&quot;,&quot;heb240&quot;,&quot;he240b&quot;,&quot;heb 240&quot;]}]}," table:formula="of:=&quot;{&quot; &amp; &quot;&quot;&quot;&quot;&amp;[.A34]&amp;&quot;&quot;&quot;&quot;&amp;&quot;: [{&quot;&quot;&quot; &amp;&quot;shape_coords&quot;&amp;&quot;&quot;&quot;&quot; &amp; &quot;:&quot; &amp; &quot;[&quot; &amp; [.B34] &amp; &quot;,&quot; &amp;[.C34] &amp; &quot;,&quot; &amp;[.D34]&amp; &quot;,&quot; &amp;[.E34]&amp; &quot;,&quot; &amp;[.F34] &amp; &quot;],&quot; &amp; &quot;&quot;&quot;&quot; &amp;&quot;shape_name&quot;&amp;&quot;&quot;&quot;&quot; &amp; &quot;:&quot; &amp; &quot;&quot;&quot;&quot; &amp;[.G34] &amp; &quot;&quot;&quot;&quot; &amp; &quot;,&quot; &amp; &quot;&quot;&quot;&quot;&amp;[.O34]" table:style-name="ce5">
            <text:p>{"HEB240": [{"shape_coords":[240,240,10,17,21],"shape_name":"I-shape parallel flange","synonyms":["HEB240","HE240B","HEB 240","heb240","he240b","heb 24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260</text:p>
          </table:table-cell>
          <table:table-cell office:value-type="float" office:value="260" table:style-name="ce8">
            <text:p>260</text:p>
          </table:table-cell>
          <table:table-cell office:value-type="float" office:value="260" table:style-name="ce8">
            <text:p>260</text:p>
          </table:table-cell>
          <table:table-cell office:value-type="float" office:value="10" table:style-name="ce8">
            <text:p>10</text:p>
          </table:table-cell>
          <table:table-cell office:value-type="float" office:value="17.5" table:style-name="ce8">
            <text:p>17,5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260</text:p>
          </table:table-cell>
          <table:table-cell office:value-type="string" table:style-name="ce5">
            <text:p>HE260B</text:p>
          </table:table-cell>
          <table:table-cell office:value-type="string" table:style-name="ce5">
            <text:p>HEB 260</text:p>
          </table:table-cell>
          <table:table-cell office:value-type="string" office:string-value="heb260" table:formula="of:=LOWER([.H35])" table:style-name="ce10">
            <text:p>heb260</text:p>
          </table:table-cell>
          <table:table-cell office:value-type="string" office:string-value="he260b" table:formula="of:=LOWER([.I35])" table:style-name="ce10">
            <text:p>he260b</text:p>
          </table:table-cell>
          <table:table-cell office:value-type="string" office:string-value="heb 260" table:formula="of:=LOWER([.J35])" table:style-name="ce5">
            <text:p>heb 260</text:p>
          </table:table-cell>
          <table:table-cell table:style-name="ce5"/>
          <table:table-cell office:value-type="string" office:string-value="synonyms&quot;:[&quot;HEB260&quot;,&quot;HE260B&quot;,&quot;HEB 260&quot;,&quot;heb260&quot;,&quot;he260b&quot;,&quot;heb 260&quot;]}]}," table:formula="of:= &quot;synonyms&quot;&amp;&quot;&quot;&quot;&quot;&amp;&quot;:[&quot;&amp;&quot;&quot;&quot;&quot;&amp;[.H35]&amp;&quot;&quot;&quot;&quot;&amp;&quot;,&quot;&amp;&quot;&quot;&quot;&quot;&amp;[.I35]&amp;&quot;&quot;&quot;&quot;&amp;&quot;,&quot;&amp;&quot;&quot;&quot;&quot;&amp;[.J35]&amp;&quot;&quot;&quot;&quot;&amp;&quot;,&quot;&amp;&quot;&quot;&quot;&quot;&amp;[.K35]&amp;&quot;&quot;&quot;&quot;&amp;&quot;,&quot;&amp;&quot;&quot;&quot;&quot;&amp;[.L35]&amp;&quot;&quot;&quot;&quot;&amp;&quot;,&quot;&amp;&quot;&quot;&quot;&quot;&amp;[.M35]&amp;&quot;&quot;&quot;&quot;&amp;&quot;]}]},&quot;" table:style-name="ce10">
            <text:p>synonyms":["HEB260","HE260B","HEB 260","heb260","he260b","heb 260"]}]},</text:p>
          </table:table-cell>
          <table:table-cell office:value-type="string" office:string-value="{&quot;HEB260&quot;: [{&quot;shape_coords&quot;:[260,260,10,17,5,24],&quot;shape_name&quot;:&quot;I-shape parallel flange&quot;,&quot;synonyms&quot;:[&quot;HEB260&quot;,&quot;HE260B&quot;,&quot;HEB 260&quot;,&quot;heb260&quot;,&quot;he260b&quot;,&quot;heb 260&quot;]}]}," table:formula="of:=&quot;{&quot; &amp; &quot;&quot;&quot;&quot;&amp;[.A35]&amp;&quot;&quot;&quot;&quot;&amp;&quot;: [{&quot;&quot;&quot; &amp;&quot;shape_coords&quot;&amp;&quot;&quot;&quot;&quot; &amp; &quot;:&quot; &amp; &quot;[&quot; &amp; [.B35] &amp; &quot;,&quot; &amp;[.C35] &amp; &quot;,&quot; &amp;[.D35]&amp; &quot;,&quot; &amp;[.E35]&amp; &quot;,&quot; &amp;[.F35] &amp; &quot;],&quot; &amp; &quot;&quot;&quot;&quot; &amp;&quot;shape_name&quot;&amp;&quot;&quot;&quot;&quot; &amp; &quot;:&quot; &amp; &quot;&quot;&quot;&quot; &amp;[.G35] &amp; &quot;&quot;&quot;&quot; &amp; &quot;,&quot; &amp; &quot;&quot;&quot;&quot;&amp;[.O35]" table:style-name="ce5">
            <text:p>{"HEB260": [{"shape_coords":[260,260,10,17,5,24],"shape_name":"I-shape parallel flange","synonyms":["HEB260","HE260B","HEB 260","heb260","he260b","heb 26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280</text:p>
          </table:table-cell>
          <table:table-cell office:value-type="float" office:value="280" table:style-name="ce8">
            <text:p>280</text:p>
          </table:table-cell>
          <table:table-cell office:value-type="float" office:value="280" table:style-name="ce8">
            <text:p>280</text:p>
          </table:table-cell>
          <table:table-cell office:value-type="float" office:value="10.5" table:style-name="ce8">
            <text:p>10,5</text:p>
          </table:table-cell>
          <table:table-cell office:value-type="float" office:value="18" table:style-name="ce8">
            <text:p>18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280</text:p>
          </table:table-cell>
          <table:table-cell office:value-type="string" table:style-name="ce5">
            <text:p>HE280B</text:p>
          </table:table-cell>
          <table:table-cell office:value-type="string" table:style-name="ce5">
            <text:p>HEB 280</text:p>
          </table:table-cell>
          <table:table-cell office:value-type="string" office:string-value="heb280" table:formula="of:=LOWER([.H36])" table:style-name="ce10">
            <text:p>heb280</text:p>
          </table:table-cell>
          <table:table-cell office:value-type="string" office:string-value="he280b" table:formula="of:=LOWER([.I36])" table:style-name="ce10">
            <text:p>he280b</text:p>
          </table:table-cell>
          <table:table-cell office:value-type="string" office:string-value="heb 280" table:formula="of:=LOWER([.J36])" table:style-name="ce5">
            <text:p>heb 280</text:p>
          </table:table-cell>
          <table:table-cell table:style-name="ce5"/>
          <table:table-cell office:value-type="string" office:string-value="synonyms&quot;:[&quot;HEB280&quot;,&quot;HE280B&quot;,&quot;HEB 280&quot;,&quot;heb280&quot;,&quot;he280b&quot;,&quot;heb 280&quot;]}]}," table:formula="of:= &quot;synonyms&quot;&amp;&quot;&quot;&quot;&quot;&amp;&quot;:[&quot;&amp;&quot;&quot;&quot;&quot;&amp;[.H36]&amp;&quot;&quot;&quot;&quot;&amp;&quot;,&quot;&amp;&quot;&quot;&quot;&quot;&amp;[.I36]&amp;&quot;&quot;&quot;&quot;&amp;&quot;,&quot;&amp;&quot;&quot;&quot;&quot;&amp;[.J36]&amp;&quot;&quot;&quot;&quot;&amp;&quot;,&quot;&amp;&quot;&quot;&quot;&quot;&amp;[.K36]&amp;&quot;&quot;&quot;&quot;&amp;&quot;,&quot;&amp;&quot;&quot;&quot;&quot;&amp;[.L36]&amp;&quot;&quot;&quot;&quot;&amp;&quot;,&quot;&amp;&quot;&quot;&quot;&quot;&amp;[.M36]&amp;&quot;&quot;&quot;&quot;&amp;&quot;]}]},&quot;" table:style-name="ce10">
            <text:p>synonyms":["HEB280","HE280B","HEB 280","heb280","he280b","heb 280"]}]},</text:p>
          </table:table-cell>
          <table:table-cell office:value-type="string" office:string-value="{&quot;HEB280&quot;: [{&quot;shape_coords&quot;:[280,280,10,5,18,24],&quot;shape_name&quot;:&quot;I-shape parallel flange&quot;,&quot;synonyms&quot;:[&quot;HEB280&quot;,&quot;HE280B&quot;,&quot;HEB 280&quot;,&quot;heb280&quot;,&quot;he280b&quot;,&quot;heb 280&quot;]}]}," table:formula="of:=&quot;{&quot; &amp; &quot;&quot;&quot;&quot;&amp;[.A36]&amp;&quot;&quot;&quot;&quot;&amp;&quot;: [{&quot;&quot;&quot; &amp;&quot;shape_coords&quot;&amp;&quot;&quot;&quot;&quot; &amp; &quot;:&quot; &amp; &quot;[&quot; &amp; [.B36] &amp; &quot;,&quot; &amp;[.C36] &amp; &quot;,&quot; &amp;[.D36]&amp; &quot;,&quot; &amp;[.E36]&amp; &quot;,&quot; &amp;[.F36] &amp; &quot;],&quot; &amp; &quot;&quot;&quot;&quot; &amp;&quot;shape_name&quot;&amp;&quot;&quot;&quot;&quot; &amp; &quot;:&quot; &amp; &quot;&quot;&quot;&quot; &amp;[.G36] &amp; &quot;&quot;&quot;&quot; &amp; &quot;,&quot; &amp; &quot;&quot;&quot;&quot;&amp;[.O36]" table:style-name="ce5">
            <text:p>{"HEB280": [{"shape_coords":[280,280,10,5,18,24],"shape_name":"I-shape parallel flange","synonyms":["HEB280","HE280B","HEB 280","heb280","he280b","heb 28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300</text:p>
          </table:table-cell>
          <table:table-cell office:value-type="float" office:value="300" table:style-name="ce8">
            <text:p>300</text:p>
          </table:table-cell>
          <table:table-cell office:value-type="float" office:value="300" table:style-name="ce8">
            <text:p>300</text:p>
          </table:table-cell>
          <table:table-cell office:value-type="float" office:value="11" table:style-name="ce8">
            <text:p>11</text:p>
          </table:table-cell>
          <table:table-cell office:value-type="float" office:value="19" table:style-name="ce8">
            <text:p>19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300</text:p>
          </table:table-cell>
          <table:table-cell office:value-type="string" table:style-name="ce5">
            <text:p>HE300B</text:p>
          </table:table-cell>
          <table:table-cell office:value-type="string" table:style-name="ce5">
            <text:p>HEB 300</text:p>
          </table:table-cell>
          <table:table-cell office:value-type="string" office:string-value="heb300" table:formula="of:=LOWER([.H37])" table:style-name="ce10">
            <text:p>heb300</text:p>
          </table:table-cell>
          <table:table-cell office:value-type="string" office:string-value="he300b" table:formula="of:=LOWER([.I37])" table:style-name="ce10">
            <text:p>he300b</text:p>
          </table:table-cell>
          <table:table-cell office:value-type="string" office:string-value="heb 300" table:formula="of:=LOWER([.J37])" table:style-name="ce5">
            <text:p>heb 300</text:p>
          </table:table-cell>
          <table:table-cell table:style-name="ce5"/>
          <table:table-cell office:value-type="string" office:string-value="synonyms&quot;:[&quot;HEB300&quot;,&quot;HE300B&quot;,&quot;HEB 300&quot;,&quot;heb300&quot;,&quot;he300b&quot;,&quot;heb 300&quot;]}]}," table:formula="of:= &quot;synonyms&quot;&amp;&quot;&quot;&quot;&quot;&amp;&quot;:[&quot;&amp;&quot;&quot;&quot;&quot;&amp;[.H37]&amp;&quot;&quot;&quot;&quot;&amp;&quot;,&quot;&amp;&quot;&quot;&quot;&quot;&amp;[.I37]&amp;&quot;&quot;&quot;&quot;&amp;&quot;,&quot;&amp;&quot;&quot;&quot;&quot;&amp;[.J37]&amp;&quot;&quot;&quot;&quot;&amp;&quot;,&quot;&amp;&quot;&quot;&quot;&quot;&amp;[.K37]&amp;&quot;&quot;&quot;&quot;&amp;&quot;,&quot;&amp;&quot;&quot;&quot;&quot;&amp;[.L37]&amp;&quot;&quot;&quot;&quot;&amp;&quot;,&quot;&amp;&quot;&quot;&quot;&quot;&amp;[.M37]&amp;&quot;&quot;&quot;&quot;&amp;&quot;]}]},&quot;" table:style-name="ce10">
            <text:p>synonyms":["HEB300","HE300B","HEB 300","heb300","he300b","heb 300"]}]},</text:p>
          </table:table-cell>
          <table:table-cell office:value-type="string" office:string-value="{&quot;HEB300&quot;: [{&quot;shape_coords&quot;:[300,300,11,19,27],&quot;shape_name&quot;:&quot;I-shape parallel flange&quot;,&quot;synonyms&quot;:[&quot;HEB300&quot;,&quot;HE300B&quot;,&quot;HEB 300&quot;,&quot;heb300&quot;,&quot;he300b&quot;,&quot;heb 300&quot;]}]}," table:formula="of:=&quot;{&quot; &amp; &quot;&quot;&quot;&quot;&amp;[.A37]&amp;&quot;&quot;&quot;&quot;&amp;&quot;: [{&quot;&quot;&quot; &amp;&quot;shape_coords&quot;&amp;&quot;&quot;&quot;&quot; &amp; &quot;:&quot; &amp; &quot;[&quot; &amp; [.B37] &amp; &quot;,&quot; &amp;[.C37] &amp; &quot;,&quot; &amp;[.D37]&amp; &quot;,&quot; &amp;[.E37]&amp; &quot;,&quot; &amp;[.F37] &amp; &quot;],&quot; &amp; &quot;&quot;&quot;&quot; &amp;&quot;shape_name&quot;&amp;&quot;&quot;&quot;&quot; &amp; &quot;:&quot; &amp; &quot;&quot;&quot;&quot; &amp;[.G37] &amp; &quot;&quot;&quot;&quot; &amp; &quot;,&quot; &amp; &quot;&quot;&quot;&quot;&amp;[.O37]" table:style-name="ce5">
            <text:p>{"HEB300": [{"shape_coords":[300,300,11,19,27],"shape_name":"I-shape parallel flange","synonyms":["HEB300","HE300B","HEB 300","heb300","he300b","heb 3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320</text:p>
          </table:table-cell>
          <table:table-cell office:value-type="float" office:value="320" table:style-name="ce8">
            <text:p>320</text:p>
          </table:table-cell>
          <table:table-cell office:value-type="float" office:value="300" table:style-name="ce8">
            <text:p>300</text:p>
          </table:table-cell>
          <table:table-cell office:value-type="float" office:value="11.5" table:style-name="ce8">
            <text:p>11,5</text:p>
          </table:table-cell>
          <table:table-cell office:value-type="float" office:value="20.5" table:style-name="ce8">
            <text:p>20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320</text:p>
          </table:table-cell>
          <table:table-cell office:value-type="string" table:style-name="ce5">
            <text:p>HE320B</text:p>
          </table:table-cell>
          <table:table-cell office:value-type="string" table:style-name="ce5">
            <text:p>HEB 320</text:p>
          </table:table-cell>
          <table:table-cell office:value-type="string" office:string-value="heb320" table:formula="of:=LOWER([.H38])" table:style-name="ce10">
            <text:p>heb320</text:p>
          </table:table-cell>
          <table:table-cell office:value-type="string" office:string-value="he320b" table:formula="of:=LOWER([.I38])" table:style-name="ce10">
            <text:p>he320b</text:p>
          </table:table-cell>
          <table:table-cell office:value-type="string" office:string-value="heb 320" table:formula="of:=LOWER([.J38])" table:style-name="ce5">
            <text:p>heb 320</text:p>
          </table:table-cell>
          <table:table-cell table:style-name="ce5"/>
          <table:table-cell office:value-type="string" office:string-value="synonyms&quot;:[&quot;HEB320&quot;,&quot;HE320B&quot;,&quot;HEB 320&quot;,&quot;heb320&quot;,&quot;he320b&quot;,&quot;heb 320&quot;]}]}," table:formula="of:= &quot;synonyms&quot;&amp;&quot;&quot;&quot;&quot;&amp;&quot;:[&quot;&amp;&quot;&quot;&quot;&quot;&amp;[.H38]&amp;&quot;&quot;&quot;&quot;&amp;&quot;,&quot;&amp;&quot;&quot;&quot;&quot;&amp;[.I38]&amp;&quot;&quot;&quot;&quot;&amp;&quot;,&quot;&amp;&quot;&quot;&quot;&quot;&amp;[.J38]&amp;&quot;&quot;&quot;&quot;&amp;&quot;,&quot;&amp;&quot;&quot;&quot;&quot;&amp;[.K38]&amp;&quot;&quot;&quot;&quot;&amp;&quot;,&quot;&amp;&quot;&quot;&quot;&quot;&amp;[.L38]&amp;&quot;&quot;&quot;&quot;&amp;&quot;,&quot;&amp;&quot;&quot;&quot;&quot;&amp;[.M38]&amp;&quot;&quot;&quot;&quot;&amp;&quot;]}]},&quot;" table:style-name="ce10">
            <text:p>synonyms":["HEB320","HE320B","HEB 320","heb320","he320b","heb 320"]}]},</text:p>
          </table:table-cell>
          <table:table-cell office:value-type="string" office:string-value="{&quot;HEB320&quot;: [{&quot;shape_coords&quot;:[320,300,11,5,20,5,27],&quot;shape_name&quot;:&quot;I-shape parallel flange&quot;,&quot;synonyms&quot;:[&quot;HEB320&quot;,&quot;HE320B&quot;,&quot;HEB 320&quot;,&quot;heb320&quot;,&quot;he320b&quot;,&quot;heb 320&quot;]}]}," table:formula="of:=&quot;{&quot; &amp; &quot;&quot;&quot;&quot;&amp;[.A38]&amp;&quot;&quot;&quot;&quot;&amp;&quot;: [{&quot;&quot;&quot; &amp;&quot;shape_coords&quot;&amp;&quot;&quot;&quot;&quot; &amp; &quot;:&quot; &amp; &quot;[&quot; &amp; [.B38] &amp; &quot;,&quot; &amp;[.C38] &amp; &quot;,&quot; &amp;[.D38]&amp; &quot;,&quot; &amp;[.E38]&amp; &quot;,&quot; &amp;[.F38] &amp; &quot;],&quot; &amp; &quot;&quot;&quot;&quot; &amp;&quot;shape_name&quot;&amp;&quot;&quot;&quot;&quot; &amp; &quot;:&quot; &amp; &quot;&quot;&quot;&quot; &amp;[.G38] &amp; &quot;&quot;&quot;&quot; &amp; &quot;,&quot; &amp; &quot;&quot;&quot;&quot;&amp;[.O38]" table:style-name="ce5">
            <text:p>{"HEB320": [{"shape_coords":[320,300,11,5,20,5,27],"shape_name":"I-shape parallel flange","synonyms":["HEB320","HE320B","HEB 320","heb320","he320b","heb 32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340</text:p>
          </table:table-cell>
          <table:table-cell office:value-type="float" office:value="340" table:style-name="ce8">
            <text:p>340</text:p>
          </table:table-cell>
          <table:table-cell office:value-type="float" office:value="300" table:style-name="ce8">
            <text:p>300</text:p>
          </table:table-cell>
          <table:table-cell office:value-type="float" office:value="12" table:style-name="ce8">
            <text:p>12</text:p>
          </table:table-cell>
          <table:table-cell office:value-type="float" office:value="21.5" table:style-name="ce8">
            <text:p>21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340</text:p>
          </table:table-cell>
          <table:table-cell office:value-type="string" table:style-name="ce5">
            <text:p>HE340B</text:p>
          </table:table-cell>
          <table:table-cell office:value-type="string" table:style-name="ce5">
            <text:p>HEB 340</text:p>
          </table:table-cell>
          <table:table-cell office:value-type="string" office:string-value="heb340" table:formula="of:=LOWER([.H39])" table:style-name="ce10">
            <text:p>heb340</text:p>
          </table:table-cell>
          <table:table-cell office:value-type="string" office:string-value="he340b" table:formula="of:=LOWER([.I39])" table:style-name="ce10">
            <text:p>he340b</text:p>
          </table:table-cell>
          <table:table-cell office:value-type="string" office:string-value="heb 340" table:formula="of:=LOWER([.J39])" table:style-name="ce5">
            <text:p>heb 340</text:p>
          </table:table-cell>
          <table:table-cell table:style-name="ce5"/>
          <table:table-cell office:value-type="string" office:string-value="synonyms&quot;:[&quot;HEB340&quot;,&quot;HE340B&quot;,&quot;HEB 340&quot;,&quot;heb340&quot;,&quot;he340b&quot;,&quot;heb 340&quot;]}]}," table:formula="of:= &quot;synonyms&quot;&amp;&quot;&quot;&quot;&quot;&amp;&quot;:[&quot;&amp;&quot;&quot;&quot;&quot;&amp;[.H39]&amp;&quot;&quot;&quot;&quot;&amp;&quot;,&quot;&amp;&quot;&quot;&quot;&quot;&amp;[.I39]&amp;&quot;&quot;&quot;&quot;&amp;&quot;,&quot;&amp;&quot;&quot;&quot;&quot;&amp;[.J39]&amp;&quot;&quot;&quot;&quot;&amp;&quot;,&quot;&amp;&quot;&quot;&quot;&quot;&amp;[.K39]&amp;&quot;&quot;&quot;&quot;&amp;&quot;,&quot;&amp;&quot;&quot;&quot;&quot;&amp;[.L39]&amp;&quot;&quot;&quot;&quot;&amp;&quot;,&quot;&amp;&quot;&quot;&quot;&quot;&amp;[.M39]&amp;&quot;&quot;&quot;&quot;&amp;&quot;]}]},&quot;" table:style-name="ce10">
            <text:p>synonyms":["HEB340","HE340B","HEB 340","heb340","he340b","heb 340"]}]},</text:p>
          </table:table-cell>
          <table:table-cell office:value-type="string" office:string-value="{&quot;HEB340&quot;: [{&quot;shape_coords&quot;:[340,300,12,21,5,27],&quot;shape_name&quot;:&quot;I-shape parallel flange&quot;,&quot;synonyms&quot;:[&quot;HEB340&quot;,&quot;HE340B&quot;,&quot;HEB 340&quot;,&quot;heb340&quot;,&quot;he340b&quot;,&quot;heb 340&quot;]}]}," table:formula="of:=&quot;{&quot; &amp; &quot;&quot;&quot;&quot;&amp;[.A39]&amp;&quot;&quot;&quot;&quot;&amp;&quot;: [{&quot;&quot;&quot; &amp;&quot;shape_coords&quot;&amp;&quot;&quot;&quot;&quot; &amp; &quot;:&quot; &amp; &quot;[&quot; &amp; [.B39] &amp; &quot;,&quot; &amp;[.C39] &amp; &quot;,&quot; &amp;[.D39]&amp; &quot;,&quot; &amp;[.E39]&amp; &quot;,&quot; &amp;[.F39] &amp; &quot;],&quot; &amp; &quot;&quot;&quot;&quot; &amp;&quot;shape_name&quot;&amp;&quot;&quot;&quot;&quot; &amp; &quot;:&quot; &amp; &quot;&quot;&quot;&quot; &amp;[.G39] &amp; &quot;&quot;&quot;&quot; &amp; &quot;,&quot; &amp; &quot;&quot;&quot;&quot;&amp;[.O39]" table:style-name="ce5">
            <text:p>{"HEB340": [{"shape_coords":[340,300,12,21,5,27],"shape_name":"I-shape parallel flange","synonyms":["HEB340","HE340B","HEB 340","heb340","he340b","heb 34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360</text:p>
          </table:table-cell>
          <table:table-cell office:value-type="float" office:value="360" table:style-name="ce8">
            <text:p>360</text:p>
          </table:table-cell>
          <table:table-cell office:value-type="float" office:value="300" table:style-name="ce8">
            <text:p>300</text:p>
          </table:table-cell>
          <table:table-cell office:value-type="float" office:value="12.5" table:style-name="ce8">
            <text:p>12,5</text:p>
          </table:table-cell>
          <table:table-cell office:value-type="float" office:value="22.5" table:style-name="ce8">
            <text:p>22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360</text:p>
          </table:table-cell>
          <table:table-cell office:value-type="string" table:style-name="ce5">
            <text:p>HE360B</text:p>
          </table:table-cell>
          <table:table-cell office:value-type="string" table:style-name="ce5">
            <text:p>HEB 360</text:p>
          </table:table-cell>
          <table:table-cell office:value-type="string" office:string-value="heb360" table:formula="of:=LOWER([.H40])" table:style-name="ce10">
            <text:p>heb360</text:p>
          </table:table-cell>
          <table:table-cell office:value-type="string" office:string-value="he360b" table:formula="of:=LOWER([.I40])" table:style-name="ce10">
            <text:p>he360b</text:p>
          </table:table-cell>
          <table:table-cell office:value-type="string" office:string-value="heb 360" table:formula="of:=LOWER([.J40])" table:style-name="ce5">
            <text:p>heb 360</text:p>
          </table:table-cell>
          <table:table-cell table:style-name="ce5"/>
          <table:table-cell office:value-type="string" office:string-value="synonyms&quot;:[&quot;HEB360&quot;,&quot;HE360B&quot;,&quot;HEB 360&quot;,&quot;heb360&quot;,&quot;he360b&quot;,&quot;heb 360&quot;]}]}," table:formula="of:= &quot;synonyms&quot;&amp;&quot;&quot;&quot;&quot;&amp;&quot;:[&quot;&amp;&quot;&quot;&quot;&quot;&amp;[.H40]&amp;&quot;&quot;&quot;&quot;&amp;&quot;,&quot;&amp;&quot;&quot;&quot;&quot;&amp;[.I40]&amp;&quot;&quot;&quot;&quot;&amp;&quot;,&quot;&amp;&quot;&quot;&quot;&quot;&amp;[.J40]&amp;&quot;&quot;&quot;&quot;&amp;&quot;,&quot;&amp;&quot;&quot;&quot;&quot;&amp;[.K40]&amp;&quot;&quot;&quot;&quot;&amp;&quot;,&quot;&amp;&quot;&quot;&quot;&quot;&amp;[.L40]&amp;&quot;&quot;&quot;&quot;&amp;&quot;,&quot;&amp;&quot;&quot;&quot;&quot;&amp;[.M40]&amp;&quot;&quot;&quot;&quot;&amp;&quot;]}]},&quot;" table:style-name="ce10">
            <text:p>synonyms":["HEB360","HE360B","HEB 360","heb360","he360b","heb 360"]}]},</text:p>
          </table:table-cell>
          <table:table-cell office:value-type="string" office:string-value="{&quot;HEB360&quot;: [{&quot;shape_coords&quot;:[360,300,12,5,22,5,27],&quot;shape_name&quot;:&quot;I-shape parallel flange&quot;,&quot;synonyms&quot;:[&quot;HEB360&quot;,&quot;HE360B&quot;,&quot;HEB 360&quot;,&quot;heb360&quot;,&quot;he360b&quot;,&quot;heb 360&quot;]}]}," table:formula="of:=&quot;{&quot; &amp; &quot;&quot;&quot;&quot;&amp;[.A40]&amp;&quot;&quot;&quot;&quot;&amp;&quot;: [{&quot;&quot;&quot; &amp;&quot;shape_coords&quot;&amp;&quot;&quot;&quot;&quot; &amp; &quot;:&quot; &amp; &quot;[&quot; &amp; [.B40] &amp; &quot;,&quot; &amp;[.C40] &amp; &quot;,&quot; &amp;[.D40]&amp; &quot;,&quot; &amp;[.E40]&amp; &quot;,&quot; &amp;[.F40] &amp; &quot;],&quot; &amp; &quot;&quot;&quot;&quot; &amp;&quot;shape_name&quot;&amp;&quot;&quot;&quot;&quot; &amp; &quot;:&quot; &amp; &quot;&quot;&quot;&quot; &amp;[.G40] &amp; &quot;&quot;&quot;&quot; &amp; &quot;,&quot; &amp; &quot;&quot;&quot;&quot;&amp;[.O40]" table:style-name="ce5">
            <text:p>{"HEB360": [{"shape_coords":[360,300,12,5,22,5,27],"shape_name":"I-shape parallel flange","synonyms":["HEB360","HE360B","HEB 360","heb360","he360b","heb 36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400</text:p>
          </table:table-cell>
          <table:table-cell office:value-type="float" office:value="400" table:style-name="ce8">
            <text:p>400</text:p>
          </table:table-cell>
          <table:table-cell office:value-type="float" office:value="300" table:style-name="ce8">
            <text:p>300</text:p>
          </table:table-cell>
          <table:table-cell office:value-type="float" office:value="13.5" table:style-name="ce8">
            <text:p>13,5</text:p>
          </table:table-cell>
          <table:table-cell office:value-type="float" office:value="24" table:style-name="ce8">
            <text:p>24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400</text:p>
          </table:table-cell>
          <table:table-cell office:value-type="string" table:style-name="ce5">
            <text:p>HE400B</text:p>
          </table:table-cell>
          <table:table-cell office:value-type="string" table:style-name="ce5">
            <text:p>HEB 400</text:p>
          </table:table-cell>
          <table:table-cell office:value-type="string" office:string-value="heb400" table:formula="of:=LOWER([.H41])" table:style-name="ce10">
            <text:p>heb400</text:p>
          </table:table-cell>
          <table:table-cell office:value-type="string" office:string-value="he400b" table:formula="of:=LOWER([.I41])" table:style-name="ce10">
            <text:p>he400b</text:p>
          </table:table-cell>
          <table:table-cell office:value-type="string" office:string-value="heb 400" table:formula="of:=LOWER([.J41])" table:style-name="ce5">
            <text:p>heb 400</text:p>
          </table:table-cell>
          <table:table-cell table:style-name="ce5"/>
          <table:table-cell office:value-type="string" office:string-value="synonyms&quot;:[&quot;HEB400&quot;,&quot;HE400B&quot;,&quot;HEB 400&quot;,&quot;heb400&quot;,&quot;he400b&quot;,&quot;heb 400&quot;]}]}," table:formula="of:= &quot;synonyms&quot;&amp;&quot;&quot;&quot;&quot;&amp;&quot;:[&quot;&amp;&quot;&quot;&quot;&quot;&amp;[.H41]&amp;&quot;&quot;&quot;&quot;&amp;&quot;,&quot;&amp;&quot;&quot;&quot;&quot;&amp;[.I41]&amp;&quot;&quot;&quot;&quot;&amp;&quot;,&quot;&amp;&quot;&quot;&quot;&quot;&amp;[.J41]&amp;&quot;&quot;&quot;&quot;&amp;&quot;,&quot;&amp;&quot;&quot;&quot;&quot;&amp;[.K41]&amp;&quot;&quot;&quot;&quot;&amp;&quot;,&quot;&amp;&quot;&quot;&quot;&quot;&amp;[.L41]&amp;&quot;&quot;&quot;&quot;&amp;&quot;,&quot;&amp;&quot;&quot;&quot;&quot;&amp;[.M41]&amp;&quot;&quot;&quot;&quot;&amp;&quot;]}]},&quot;" table:style-name="ce10">
            <text:p>synonyms":["HEB400","HE400B","HEB 400","heb400","he400b","heb 400"]}]},</text:p>
          </table:table-cell>
          <table:table-cell office:value-type="string" office:string-value="{&quot;HEB400&quot;: [{&quot;shape_coords&quot;:[400,300,13,5,24,27],&quot;shape_name&quot;:&quot;I-shape parallel flange&quot;,&quot;synonyms&quot;:[&quot;HEB400&quot;,&quot;HE400B&quot;,&quot;HEB 400&quot;,&quot;heb400&quot;,&quot;he400b&quot;,&quot;heb 400&quot;]}]}," table:formula="of:=&quot;{&quot; &amp; &quot;&quot;&quot;&quot;&amp;[.A41]&amp;&quot;&quot;&quot;&quot;&amp;&quot;: [{&quot;&quot;&quot; &amp;&quot;shape_coords&quot;&amp;&quot;&quot;&quot;&quot; &amp; &quot;:&quot; &amp; &quot;[&quot; &amp; [.B41] &amp; &quot;,&quot; &amp;[.C41] &amp; &quot;,&quot; &amp;[.D41]&amp; &quot;,&quot; &amp;[.E41]&amp; &quot;,&quot; &amp;[.F41] &amp; &quot;],&quot; &amp; &quot;&quot;&quot;&quot; &amp;&quot;shape_name&quot;&amp;&quot;&quot;&quot;&quot; &amp; &quot;:&quot; &amp; &quot;&quot;&quot;&quot; &amp;[.G41] &amp; &quot;&quot;&quot;&quot; &amp; &quot;,&quot; &amp; &quot;&quot;&quot;&quot;&amp;[.O41]" table:style-name="ce5">
            <text:p>{"HEB400": [{"shape_coords":[400,300,13,5,24,27],"shape_name":"I-shape parallel flange","synonyms":["HEB400","HE400B","HEB 400","heb400","he400b","heb 4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450</text:p>
          </table:table-cell>
          <table:table-cell office:value-type="float" office:value="450" table:style-name="ce8">
            <text:p>450</text:p>
          </table:table-cell>
          <table:table-cell office:value-type="float" office:value="300" table:style-name="ce8">
            <text:p>300</text:p>
          </table:table-cell>
          <table:table-cell office:value-type="float" office:value="14" table:style-name="ce8">
            <text:p>14</text:p>
          </table:table-cell>
          <table:table-cell office:value-type="float" office:value="26" table:style-name="ce8">
            <text:p>26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450</text:p>
          </table:table-cell>
          <table:table-cell office:value-type="string" table:style-name="ce5">
            <text:p>HE450B</text:p>
          </table:table-cell>
          <table:table-cell office:value-type="string" table:style-name="ce5">
            <text:p>HEB 450</text:p>
          </table:table-cell>
          <table:table-cell office:value-type="string" office:string-value="heb450" table:formula="of:=LOWER([.H42])" table:style-name="ce10">
            <text:p>heb450</text:p>
          </table:table-cell>
          <table:table-cell office:value-type="string" office:string-value="he450b" table:formula="of:=LOWER([.I42])" table:style-name="ce10">
            <text:p>he450b</text:p>
          </table:table-cell>
          <table:table-cell office:value-type="string" office:string-value="heb 450" table:formula="of:=LOWER([.J42])" table:style-name="ce5">
            <text:p>heb 450</text:p>
          </table:table-cell>
          <table:table-cell table:style-name="ce5"/>
          <table:table-cell office:value-type="string" office:string-value="synonyms&quot;:[&quot;HEB450&quot;,&quot;HE450B&quot;,&quot;HEB 450&quot;,&quot;heb450&quot;,&quot;he450b&quot;,&quot;heb 450&quot;]}]}," table:formula="of:= &quot;synonyms&quot;&amp;&quot;&quot;&quot;&quot;&amp;&quot;:[&quot;&amp;&quot;&quot;&quot;&quot;&amp;[.H42]&amp;&quot;&quot;&quot;&quot;&amp;&quot;,&quot;&amp;&quot;&quot;&quot;&quot;&amp;[.I42]&amp;&quot;&quot;&quot;&quot;&amp;&quot;,&quot;&amp;&quot;&quot;&quot;&quot;&amp;[.J42]&amp;&quot;&quot;&quot;&quot;&amp;&quot;,&quot;&amp;&quot;&quot;&quot;&quot;&amp;[.K42]&amp;&quot;&quot;&quot;&quot;&amp;&quot;,&quot;&amp;&quot;&quot;&quot;&quot;&amp;[.L42]&amp;&quot;&quot;&quot;&quot;&amp;&quot;,&quot;&amp;&quot;&quot;&quot;&quot;&amp;[.M42]&amp;&quot;&quot;&quot;&quot;&amp;&quot;]}]},&quot;" table:style-name="ce10">
            <text:p>synonyms":["HEB450","HE450B","HEB 450","heb450","he450b","heb 450"]}]},</text:p>
          </table:table-cell>
          <table:table-cell office:value-type="string" office:string-value="{&quot;HEB450&quot;: [{&quot;shape_coords&quot;:[450,300,14,26,27],&quot;shape_name&quot;:&quot;I-shape parallel flange&quot;,&quot;synonyms&quot;:[&quot;HEB450&quot;,&quot;HE450B&quot;,&quot;HEB 450&quot;,&quot;heb450&quot;,&quot;he450b&quot;,&quot;heb 450&quot;]}]}," table:formula="of:=&quot;{&quot; &amp; &quot;&quot;&quot;&quot;&amp;[.A42]&amp;&quot;&quot;&quot;&quot;&amp;&quot;: [{&quot;&quot;&quot; &amp;&quot;shape_coords&quot;&amp;&quot;&quot;&quot;&quot; &amp; &quot;:&quot; &amp; &quot;[&quot; &amp; [.B42] &amp; &quot;,&quot; &amp;[.C42] &amp; &quot;,&quot; &amp;[.D42]&amp; &quot;,&quot; &amp;[.E42]&amp; &quot;,&quot; &amp;[.F42] &amp; &quot;],&quot; &amp; &quot;&quot;&quot;&quot; &amp;&quot;shape_name&quot;&amp;&quot;&quot;&quot;&quot; &amp; &quot;:&quot; &amp; &quot;&quot;&quot;&quot; &amp;[.G42] &amp; &quot;&quot;&quot;&quot; &amp; &quot;,&quot; &amp; &quot;&quot;&quot;&quot;&amp;[.O42]" table:style-name="ce5">
            <text:p>{"HEB450": [{"shape_coords":[450,300,14,26,27],"shape_name":"I-shape parallel flange","synonyms":["HEB450","HE450B","HEB 450","heb450","he450b","heb 45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500</text:p>
          </table:table-cell>
          <table:table-cell office:value-type="float" office:value="500" table:style-name="ce8">
            <text:p>500</text:p>
          </table:table-cell>
          <table:table-cell office:value-type="float" office:value="300" table:style-name="ce8">
            <text:p>300</text:p>
          </table:table-cell>
          <table:table-cell office:value-type="float" office:value="14.5" table:style-name="ce8">
            <text:p>14,5</text:p>
          </table:table-cell>
          <table:table-cell office:value-type="float" office:value="28" table:style-name="ce8">
            <text:p>28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500</text:p>
          </table:table-cell>
          <table:table-cell office:value-type="string" table:style-name="ce5">
            <text:p>HE500B</text:p>
          </table:table-cell>
          <table:table-cell office:value-type="string" table:style-name="ce5">
            <text:p>HEB 500</text:p>
          </table:table-cell>
          <table:table-cell office:value-type="string" office:string-value="heb500" table:formula="of:=LOWER([.H43])" table:style-name="ce10">
            <text:p>heb500</text:p>
          </table:table-cell>
          <table:table-cell office:value-type="string" office:string-value="he500b" table:formula="of:=LOWER([.I43])" table:style-name="ce10">
            <text:p>he500b</text:p>
          </table:table-cell>
          <table:table-cell office:value-type="string" office:string-value="heb 500" table:formula="of:=LOWER([.J43])" table:style-name="ce5">
            <text:p>heb 500</text:p>
          </table:table-cell>
          <table:table-cell table:style-name="ce5"/>
          <table:table-cell office:value-type="string" office:string-value="synonyms&quot;:[&quot;HEB500&quot;,&quot;HE500B&quot;,&quot;HEB 500&quot;,&quot;heb500&quot;,&quot;he500b&quot;,&quot;heb 500&quot;]}]}," table:formula="of:= &quot;synonyms&quot;&amp;&quot;&quot;&quot;&quot;&amp;&quot;:[&quot;&amp;&quot;&quot;&quot;&quot;&amp;[.H43]&amp;&quot;&quot;&quot;&quot;&amp;&quot;,&quot;&amp;&quot;&quot;&quot;&quot;&amp;[.I43]&amp;&quot;&quot;&quot;&quot;&amp;&quot;,&quot;&amp;&quot;&quot;&quot;&quot;&amp;[.J43]&amp;&quot;&quot;&quot;&quot;&amp;&quot;,&quot;&amp;&quot;&quot;&quot;&quot;&amp;[.K43]&amp;&quot;&quot;&quot;&quot;&amp;&quot;,&quot;&amp;&quot;&quot;&quot;&quot;&amp;[.L43]&amp;&quot;&quot;&quot;&quot;&amp;&quot;,&quot;&amp;&quot;&quot;&quot;&quot;&amp;[.M43]&amp;&quot;&quot;&quot;&quot;&amp;&quot;]}]},&quot;" table:style-name="ce10">
            <text:p>synonyms":["HEB500","HE500B","HEB 500","heb500","he500b","heb 500"]}]},</text:p>
          </table:table-cell>
          <table:table-cell office:value-type="string" office:string-value="{&quot;HEB500&quot;: [{&quot;shape_coords&quot;:[500,300,14,5,28,27],&quot;shape_name&quot;:&quot;I-shape parallel flange&quot;,&quot;synonyms&quot;:[&quot;HEB500&quot;,&quot;HE500B&quot;,&quot;HEB 500&quot;,&quot;heb500&quot;,&quot;he500b&quot;,&quot;heb 500&quot;]}]}," table:formula="of:=&quot;{&quot; &amp; &quot;&quot;&quot;&quot;&amp;[.A43]&amp;&quot;&quot;&quot;&quot;&amp;&quot;: [{&quot;&quot;&quot; &amp;&quot;shape_coords&quot;&amp;&quot;&quot;&quot;&quot; &amp; &quot;:&quot; &amp; &quot;[&quot; &amp; [.B43] &amp; &quot;,&quot; &amp;[.C43] &amp; &quot;,&quot; &amp;[.D43]&amp; &quot;,&quot; &amp;[.E43]&amp; &quot;,&quot; &amp;[.F43] &amp; &quot;],&quot; &amp; &quot;&quot;&quot;&quot; &amp;&quot;shape_name&quot;&amp;&quot;&quot;&quot;&quot; &amp; &quot;:&quot; &amp; &quot;&quot;&quot;&quot; &amp;[.G43] &amp; &quot;&quot;&quot;&quot; &amp; &quot;,&quot; &amp; &quot;&quot;&quot;&quot;&amp;[.O43]" table:style-name="ce5">
            <text:p>{"HEB500": [{"shape_coords":[500,300,14,5,28,27],"shape_name":"I-shape parallel flange","synonyms":["HEB500","HE500B","HEB 500","heb500","he500b","heb 5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550</text:p>
          </table:table-cell>
          <table:table-cell office:value-type="float" office:value="550" table:style-name="ce8">
            <text:p>550</text:p>
          </table:table-cell>
          <table:table-cell office:value-type="float" office:value="300" table:style-name="ce8">
            <text:p>300</text:p>
          </table:table-cell>
          <table:table-cell office:value-type="float" office:value="15" table:style-name="ce8">
            <text:p>15</text:p>
          </table:table-cell>
          <table:table-cell office:value-type="float" office:value="29" table:style-name="ce8">
            <text:p>29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550</text:p>
          </table:table-cell>
          <table:table-cell office:value-type="string" table:style-name="ce5">
            <text:p>HE550B</text:p>
          </table:table-cell>
          <table:table-cell office:value-type="string" table:style-name="ce5">
            <text:p>HEB 550</text:p>
          </table:table-cell>
          <table:table-cell office:value-type="string" office:string-value="heb550" table:formula="of:=LOWER([.H44])" table:style-name="ce10">
            <text:p>heb550</text:p>
          </table:table-cell>
          <table:table-cell office:value-type="string" office:string-value="he550b" table:formula="of:=LOWER([.I44])" table:style-name="ce10">
            <text:p>he550b</text:p>
          </table:table-cell>
          <table:table-cell office:value-type="string" office:string-value="heb 550" table:formula="of:=LOWER([.J44])" table:style-name="ce5">
            <text:p>heb 550</text:p>
          </table:table-cell>
          <table:table-cell table:style-name="ce5"/>
          <table:table-cell office:value-type="string" office:string-value="synonyms&quot;:[&quot;HEB550&quot;,&quot;HE550B&quot;,&quot;HEB 550&quot;,&quot;heb550&quot;,&quot;he550b&quot;,&quot;heb 550&quot;]}]}," table:formula="of:= &quot;synonyms&quot;&amp;&quot;&quot;&quot;&quot;&amp;&quot;:[&quot;&amp;&quot;&quot;&quot;&quot;&amp;[.H44]&amp;&quot;&quot;&quot;&quot;&amp;&quot;,&quot;&amp;&quot;&quot;&quot;&quot;&amp;[.I44]&amp;&quot;&quot;&quot;&quot;&amp;&quot;,&quot;&amp;&quot;&quot;&quot;&quot;&amp;[.J44]&amp;&quot;&quot;&quot;&quot;&amp;&quot;,&quot;&amp;&quot;&quot;&quot;&quot;&amp;[.K44]&amp;&quot;&quot;&quot;&quot;&amp;&quot;,&quot;&amp;&quot;&quot;&quot;&quot;&amp;[.L44]&amp;&quot;&quot;&quot;&quot;&amp;&quot;,&quot;&amp;&quot;&quot;&quot;&quot;&amp;[.M44]&amp;&quot;&quot;&quot;&quot;&amp;&quot;]}]},&quot;" table:style-name="ce10">
            <text:p>synonyms":["HEB550","HE550B","HEB 550","heb550","he550b","heb 550"]}]},</text:p>
          </table:table-cell>
          <table:table-cell office:value-type="string" office:string-value="{&quot;HEB550&quot;: [{&quot;shape_coords&quot;:[550,300,15,29,27],&quot;shape_name&quot;:&quot;I-shape parallel flange&quot;,&quot;synonyms&quot;:[&quot;HEB550&quot;,&quot;HE550B&quot;,&quot;HEB 550&quot;,&quot;heb550&quot;,&quot;he550b&quot;,&quot;heb 550&quot;]}]}," table:formula="of:=&quot;{&quot; &amp; &quot;&quot;&quot;&quot;&amp;[.A44]&amp;&quot;&quot;&quot;&quot;&amp;&quot;: [{&quot;&quot;&quot; &amp;&quot;shape_coords&quot;&amp;&quot;&quot;&quot;&quot; &amp; &quot;:&quot; &amp; &quot;[&quot; &amp; [.B44] &amp; &quot;,&quot; &amp;[.C44] &amp; &quot;,&quot; &amp;[.D44]&amp; &quot;,&quot; &amp;[.E44]&amp; &quot;,&quot; &amp;[.F44] &amp; &quot;],&quot; &amp; &quot;&quot;&quot;&quot; &amp;&quot;shape_name&quot;&amp;&quot;&quot;&quot;&quot; &amp; &quot;:&quot; &amp; &quot;&quot;&quot;&quot; &amp;[.G44] &amp; &quot;&quot;&quot;&quot; &amp; &quot;,&quot; &amp; &quot;&quot;&quot;&quot;&amp;[.O44]" table:style-name="ce5">
            <text:p>{"HEB550": [{"shape_coords":[550,300,15,29,27],"shape_name":"I-shape parallel flange","synonyms":["HEB550","HE550B","HEB 550","heb550","he550b","heb 55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600</text:p>
          </table:table-cell>
          <table:table-cell office:value-type="float" office:value="600" table:style-name="ce8">
            <text:p>600</text:p>
          </table:table-cell>
          <table:table-cell office:value-type="float" office:value="300" table:style-name="ce8">
            <text:p>300</text:p>
          </table:table-cell>
          <table:table-cell office:value-type="float" office:value="15.5" table:style-name="ce8">
            <text:p>15,5</text:p>
          </table:table-cell>
          <table:table-cell office:value-type="float" office:value="30" table:style-name="ce8">
            <text:p>3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600</text:p>
          </table:table-cell>
          <table:table-cell office:value-type="string" table:style-name="ce5">
            <text:p>HE600B</text:p>
          </table:table-cell>
          <table:table-cell office:value-type="string" table:style-name="ce5">
            <text:p>HEB 600</text:p>
          </table:table-cell>
          <table:table-cell office:value-type="string" office:string-value="heb600" table:formula="of:=LOWER([.H45])" table:style-name="ce10">
            <text:p>heb600</text:p>
          </table:table-cell>
          <table:table-cell office:value-type="string" office:string-value="he600b" table:formula="of:=LOWER([.I45])" table:style-name="ce10">
            <text:p>he600b</text:p>
          </table:table-cell>
          <table:table-cell office:value-type="string" office:string-value="heb 600" table:formula="of:=LOWER([.J45])" table:style-name="ce5">
            <text:p>heb 600</text:p>
          </table:table-cell>
          <table:table-cell table:style-name="ce5"/>
          <table:table-cell office:value-type="string" office:string-value="synonyms&quot;:[&quot;HEB600&quot;,&quot;HE600B&quot;,&quot;HEB 600&quot;,&quot;heb600&quot;,&quot;he600b&quot;,&quot;heb 600&quot;]}]}," table:formula="of:= &quot;synonyms&quot;&amp;&quot;&quot;&quot;&quot;&amp;&quot;:[&quot;&amp;&quot;&quot;&quot;&quot;&amp;[.H45]&amp;&quot;&quot;&quot;&quot;&amp;&quot;,&quot;&amp;&quot;&quot;&quot;&quot;&amp;[.I45]&amp;&quot;&quot;&quot;&quot;&amp;&quot;,&quot;&amp;&quot;&quot;&quot;&quot;&amp;[.J45]&amp;&quot;&quot;&quot;&quot;&amp;&quot;,&quot;&amp;&quot;&quot;&quot;&quot;&amp;[.K45]&amp;&quot;&quot;&quot;&quot;&amp;&quot;,&quot;&amp;&quot;&quot;&quot;&quot;&amp;[.L45]&amp;&quot;&quot;&quot;&quot;&amp;&quot;,&quot;&amp;&quot;&quot;&quot;&quot;&amp;[.M45]&amp;&quot;&quot;&quot;&quot;&amp;&quot;]}]},&quot;" table:style-name="ce10">
            <text:p>synonyms":["HEB600","HE600B","HEB 600","heb600","he600b","heb 600"]}]},</text:p>
          </table:table-cell>
          <table:table-cell office:value-type="string" office:string-value="{&quot;HEB600&quot;: [{&quot;shape_coords&quot;:[600,300,15,5,30,27],&quot;shape_name&quot;:&quot;I-shape parallel flange&quot;,&quot;synonyms&quot;:[&quot;HEB600&quot;,&quot;HE600B&quot;,&quot;HEB 600&quot;,&quot;heb600&quot;,&quot;he600b&quot;,&quot;heb 600&quot;]}]}," table:formula="of:=&quot;{&quot; &amp; &quot;&quot;&quot;&quot;&amp;[.A45]&amp;&quot;&quot;&quot;&quot;&amp;&quot;: [{&quot;&quot;&quot; &amp;&quot;shape_coords&quot;&amp;&quot;&quot;&quot;&quot; &amp; &quot;:&quot; &amp; &quot;[&quot; &amp; [.B45] &amp; &quot;,&quot; &amp;[.C45] &amp; &quot;,&quot; &amp;[.D45]&amp; &quot;,&quot; &amp;[.E45]&amp; &quot;,&quot; &amp;[.F45] &amp; &quot;],&quot; &amp; &quot;&quot;&quot;&quot; &amp;&quot;shape_name&quot;&amp;&quot;&quot;&quot;&quot; &amp; &quot;:&quot; &amp; &quot;&quot;&quot;&quot; &amp;[.G45] &amp; &quot;&quot;&quot;&quot; &amp; &quot;,&quot; &amp; &quot;&quot;&quot;&quot;&amp;[.O45]" table:style-name="ce5">
            <text:p>{"HEB600": [{"shape_coords":[600,300,15,5,30,27],"shape_name":"I-shape parallel flange","synonyms":["HEB600","HE600B","HEB 600","heb600","he600b","heb 6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650</text:p>
          </table:table-cell>
          <table:table-cell office:value-type="float" office:value="650" table:style-name="ce8">
            <text:p>650</text:p>
          </table:table-cell>
          <table:table-cell office:value-type="float" office:value="300" table:style-name="ce8">
            <text:p>300</text:p>
          </table:table-cell>
          <table:table-cell office:value-type="float" office:value="16" table:style-name="ce8">
            <text:p>16</text:p>
          </table:table-cell>
          <table:table-cell office:value-type="float" office:value="31" table:style-name="ce8">
            <text:p>31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650</text:p>
          </table:table-cell>
          <table:table-cell office:value-type="string" table:style-name="ce5">
            <text:p>HE650B</text:p>
          </table:table-cell>
          <table:table-cell office:value-type="string" table:style-name="ce5">
            <text:p>HEB 650</text:p>
          </table:table-cell>
          <table:table-cell office:value-type="string" office:string-value="heb650" table:formula="of:=LOWER([.H46])" table:style-name="ce10">
            <text:p>heb650</text:p>
          </table:table-cell>
          <table:table-cell office:value-type="string" office:string-value="he650b" table:formula="of:=LOWER([.I46])" table:style-name="ce10">
            <text:p>he650b</text:p>
          </table:table-cell>
          <table:table-cell office:value-type="string" office:string-value="heb 650" table:formula="of:=LOWER([.J46])" table:style-name="ce5">
            <text:p>heb 650</text:p>
          </table:table-cell>
          <table:table-cell table:style-name="ce5"/>
          <table:table-cell office:value-type="string" office:string-value="synonyms&quot;:[&quot;HEB650&quot;,&quot;HE650B&quot;,&quot;HEB 650&quot;,&quot;heb650&quot;,&quot;he650b&quot;,&quot;heb 650&quot;]}]}," table:formula="of:= &quot;synonyms&quot;&amp;&quot;&quot;&quot;&quot;&amp;&quot;:[&quot;&amp;&quot;&quot;&quot;&quot;&amp;[.H46]&amp;&quot;&quot;&quot;&quot;&amp;&quot;,&quot;&amp;&quot;&quot;&quot;&quot;&amp;[.I46]&amp;&quot;&quot;&quot;&quot;&amp;&quot;,&quot;&amp;&quot;&quot;&quot;&quot;&amp;[.J46]&amp;&quot;&quot;&quot;&quot;&amp;&quot;,&quot;&amp;&quot;&quot;&quot;&quot;&amp;[.K46]&amp;&quot;&quot;&quot;&quot;&amp;&quot;,&quot;&amp;&quot;&quot;&quot;&quot;&amp;[.L46]&amp;&quot;&quot;&quot;&quot;&amp;&quot;,&quot;&amp;&quot;&quot;&quot;&quot;&amp;[.M46]&amp;&quot;&quot;&quot;&quot;&amp;&quot;]}]},&quot;" table:style-name="ce10">
            <text:p>synonyms":["HEB650","HE650B","HEB 650","heb650","he650b","heb 650"]}]},</text:p>
          </table:table-cell>
          <table:table-cell office:value-type="string" office:string-value="{&quot;HEB650&quot;: [{&quot;shape_coords&quot;:[650,300,16,31,27],&quot;shape_name&quot;:&quot;I-shape parallel flange&quot;,&quot;synonyms&quot;:[&quot;HEB650&quot;,&quot;HE650B&quot;,&quot;HEB 650&quot;,&quot;heb650&quot;,&quot;he650b&quot;,&quot;heb 650&quot;]}]}," table:formula="of:=&quot;{&quot; &amp; &quot;&quot;&quot;&quot;&amp;[.A46]&amp;&quot;&quot;&quot;&quot;&amp;&quot;: [{&quot;&quot;&quot; &amp;&quot;shape_coords&quot;&amp;&quot;&quot;&quot;&quot; &amp; &quot;:&quot; &amp; &quot;[&quot; &amp; [.B46] &amp; &quot;,&quot; &amp;[.C46] &amp; &quot;,&quot; &amp;[.D46]&amp; &quot;,&quot; &amp;[.E46]&amp; &quot;,&quot; &amp;[.F46] &amp; &quot;],&quot; &amp; &quot;&quot;&quot;&quot; &amp;&quot;shape_name&quot;&amp;&quot;&quot;&quot;&quot; &amp; &quot;:&quot; &amp; &quot;&quot;&quot;&quot; &amp;[.G46] &amp; &quot;&quot;&quot;&quot; &amp; &quot;,&quot; &amp; &quot;&quot;&quot;&quot;&amp;[.O46]" table:style-name="ce5">
            <text:p>{"HEB650": [{"shape_coords":[650,300,16,31,27],"shape_name":"I-shape parallel flange","synonyms":["HEB650","HE650B","HEB 650","heb650","he650b","heb 65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700</text:p>
          </table:table-cell>
          <table:table-cell office:value-type="float" office:value="700" table:style-name="ce8">
            <text:p>700</text:p>
          </table:table-cell>
          <table:table-cell office:value-type="float" office:value="300" table:style-name="ce8">
            <text:p>300</text:p>
          </table:table-cell>
          <table:table-cell office:value-type="float" office:value="17" table:style-name="ce8">
            <text:p>17</text:p>
          </table:table-cell>
          <table:table-cell office:value-type="float" office:value="32" table:style-name="ce8">
            <text:p>32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700</text:p>
          </table:table-cell>
          <table:table-cell office:value-type="string" table:style-name="ce5">
            <text:p>HE700B</text:p>
          </table:table-cell>
          <table:table-cell office:value-type="string" table:style-name="ce5">
            <text:p>HEB 700</text:p>
          </table:table-cell>
          <table:table-cell office:value-type="string" office:string-value="heb700" table:formula="of:=LOWER([.H47])" table:style-name="ce10">
            <text:p>heb700</text:p>
          </table:table-cell>
          <table:table-cell office:value-type="string" office:string-value="he700b" table:formula="of:=LOWER([.I47])" table:style-name="ce10">
            <text:p>he700b</text:p>
          </table:table-cell>
          <table:table-cell office:value-type="string" office:string-value="heb 700" table:formula="of:=LOWER([.J47])" table:style-name="ce5">
            <text:p>heb 700</text:p>
          </table:table-cell>
          <table:table-cell table:style-name="ce5"/>
          <table:table-cell office:value-type="string" office:string-value="synonyms&quot;:[&quot;HEB700&quot;,&quot;HE700B&quot;,&quot;HEB 700&quot;,&quot;heb700&quot;,&quot;he700b&quot;,&quot;heb 700&quot;]}]}," table:formula="of:= &quot;synonyms&quot;&amp;&quot;&quot;&quot;&quot;&amp;&quot;:[&quot;&amp;&quot;&quot;&quot;&quot;&amp;[.H47]&amp;&quot;&quot;&quot;&quot;&amp;&quot;,&quot;&amp;&quot;&quot;&quot;&quot;&amp;[.I47]&amp;&quot;&quot;&quot;&quot;&amp;&quot;,&quot;&amp;&quot;&quot;&quot;&quot;&amp;[.J47]&amp;&quot;&quot;&quot;&quot;&amp;&quot;,&quot;&amp;&quot;&quot;&quot;&quot;&amp;[.K47]&amp;&quot;&quot;&quot;&quot;&amp;&quot;,&quot;&amp;&quot;&quot;&quot;&quot;&amp;[.L47]&amp;&quot;&quot;&quot;&quot;&amp;&quot;,&quot;&amp;&quot;&quot;&quot;&quot;&amp;[.M47]&amp;&quot;&quot;&quot;&quot;&amp;&quot;]}]},&quot;" table:style-name="ce10">
            <text:p>synonyms":["HEB700","HE700B","HEB 700","heb700","he700b","heb 700"]}]},</text:p>
          </table:table-cell>
          <table:table-cell office:value-type="string" office:string-value="{&quot;HEB700&quot;: [{&quot;shape_coords&quot;:[700,300,17,32,27],&quot;shape_name&quot;:&quot;I-shape parallel flange&quot;,&quot;synonyms&quot;:[&quot;HEB700&quot;,&quot;HE700B&quot;,&quot;HEB 700&quot;,&quot;heb700&quot;,&quot;he700b&quot;,&quot;heb 700&quot;]}]}," table:formula="of:=&quot;{&quot; &amp; &quot;&quot;&quot;&quot;&amp;[.A47]&amp;&quot;&quot;&quot;&quot;&amp;&quot;: [{&quot;&quot;&quot; &amp;&quot;shape_coords&quot;&amp;&quot;&quot;&quot;&quot; &amp; &quot;:&quot; &amp; &quot;[&quot; &amp; [.B47] &amp; &quot;,&quot; &amp;[.C47] &amp; &quot;,&quot; &amp;[.D47]&amp; &quot;,&quot; &amp;[.E47]&amp; &quot;,&quot; &amp;[.F47] &amp; &quot;],&quot; &amp; &quot;&quot;&quot;&quot; &amp;&quot;shape_name&quot;&amp;&quot;&quot;&quot;&quot; &amp; &quot;:&quot; &amp; &quot;&quot;&quot;&quot; &amp;[.G47] &amp; &quot;&quot;&quot;&quot; &amp; &quot;,&quot; &amp; &quot;&quot;&quot;&quot;&amp;[.O47]" table:style-name="ce5">
            <text:p>{"HEB700": [{"shape_coords":[700,300,17,32,27],"shape_name":"I-shape parallel flange","synonyms":["HEB700","HE700B","HEB 700","heb700","he700b","heb 7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800</text:p>
          </table:table-cell>
          <table:table-cell office:value-type="float" office:value="800" table:style-name="ce8">
            <text:p>800</text:p>
          </table:table-cell>
          <table:table-cell office:value-type="float" office:value="300" table:style-name="ce8">
            <text:p>300</text:p>
          </table:table-cell>
          <table:table-cell office:value-type="float" office:value="17.5" table:style-name="ce8">
            <text:p>17,5</text:p>
          </table:table-cell>
          <table:table-cell office:value-type="float" office:value="33" table:style-name="ce8">
            <text:p>33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800</text:p>
          </table:table-cell>
          <table:table-cell office:value-type="string" table:style-name="ce5">
            <text:p>HE800B</text:p>
          </table:table-cell>
          <table:table-cell office:value-type="string" table:style-name="ce5">
            <text:p>HEB 800</text:p>
          </table:table-cell>
          <table:table-cell office:value-type="string" office:string-value="heb800" table:formula="of:=LOWER([.H48])" table:style-name="ce10">
            <text:p>heb800</text:p>
          </table:table-cell>
          <table:table-cell office:value-type="string" office:string-value="he800b" table:formula="of:=LOWER([.I48])" table:style-name="ce10">
            <text:p>he800b</text:p>
          </table:table-cell>
          <table:table-cell office:value-type="string" office:string-value="heb 800" table:formula="of:=LOWER([.J48])" table:style-name="ce5">
            <text:p>heb 800</text:p>
          </table:table-cell>
          <table:table-cell table:style-name="ce5"/>
          <table:table-cell office:value-type="string" office:string-value="synonyms&quot;:[&quot;HEB800&quot;,&quot;HE800B&quot;,&quot;HEB 800&quot;,&quot;heb800&quot;,&quot;he800b&quot;,&quot;heb 800&quot;]}]}," table:formula="of:= &quot;synonyms&quot;&amp;&quot;&quot;&quot;&quot;&amp;&quot;:[&quot;&amp;&quot;&quot;&quot;&quot;&amp;[.H48]&amp;&quot;&quot;&quot;&quot;&amp;&quot;,&quot;&amp;&quot;&quot;&quot;&quot;&amp;[.I48]&amp;&quot;&quot;&quot;&quot;&amp;&quot;,&quot;&amp;&quot;&quot;&quot;&quot;&amp;[.J48]&amp;&quot;&quot;&quot;&quot;&amp;&quot;,&quot;&amp;&quot;&quot;&quot;&quot;&amp;[.K48]&amp;&quot;&quot;&quot;&quot;&amp;&quot;,&quot;&amp;&quot;&quot;&quot;&quot;&amp;[.L48]&amp;&quot;&quot;&quot;&quot;&amp;&quot;,&quot;&amp;&quot;&quot;&quot;&quot;&amp;[.M48]&amp;&quot;&quot;&quot;&quot;&amp;&quot;]}]},&quot;" table:style-name="ce10">
            <text:p>synonyms":["HEB800","HE800B","HEB 800","heb800","he800b","heb 800"]}]},</text:p>
          </table:table-cell>
          <table:table-cell office:value-type="string" office:string-value="{&quot;HEB800&quot;: [{&quot;shape_coords&quot;:[800,300,17,5,33,30],&quot;shape_name&quot;:&quot;I-shape parallel flange&quot;,&quot;synonyms&quot;:[&quot;HEB800&quot;,&quot;HE800B&quot;,&quot;HEB 800&quot;,&quot;heb800&quot;,&quot;he800b&quot;,&quot;heb 800&quot;]}]}," table:formula="of:=&quot;{&quot; &amp; &quot;&quot;&quot;&quot;&amp;[.A48]&amp;&quot;&quot;&quot;&quot;&amp;&quot;: [{&quot;&quot;&quot; &amp;&quot;shape_coords&quot;&amp;&quot;&quot;&quot;&quot; &amp; &quot;:&quot; &amp; &quot;[&quot; &amp; [.B48] &amp; &quot;,&quot; &amp;[.C48] &amp; &quot;,&quot; &amp;[.D48]&amp; &quot;,&quot; &amp;[.E48]&amp; &quot;,&quot; &amp;[.F48] &amp; &quot;],&quot; &amp; &quot;&quot;&quot;&quot; &amp;&quot;shape_name&quot;&amp;&quot;&quot;&quot;&quot; &amp; &quot;:&quot; &amp; &quot;&quot;&quot;&quot; &amp;[.G48] &amp; &quot;&quot;&quot;&quot; &amp; &quot;,&quot; &amp; &quot;&quot;&quot;&quot;&amp;[.O48]" table:style-name="ce5">
            <text:p>{"HEB800": [{"shape_coords":[800,300,17,5,33,30],"shape_name":"I-shape parallel flange","synonyms":["HEB800","HE800B","HEB 800","heb800","he800b","heb 8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900</text:p>
          </table:table-cell>
          <table:table-cell office:value-type="float" office:value="900" table:style-name="ce8">
            <text:p>900</text:p>
          </table:table-cell>
          <table:table-cell office:value-type="float" office:value="300" table:style-name="ce8">
            <text:p>300</text:p>
          </table:table-cell>
          <table:table-cell office:value-type="float" office:value="18.5" table:style-name="ce8">
            <text:p>18,5</text:p>
          </table:table-cell>
          <table:table-cell office:value-type="float" office:value="35" table:style-name="ce8">
            <text:p>35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900</text:p>
          </table:table-cell>
          <table:table-cell office:value-type="string" table:style-name="ce5">
            <text:p>HE900B</text:p>
          </table:table-cell>
          <table:table-cell office:value-type="string" table:style-name="ce5">
            <text:p>HEB 900</text:p>
          </table:table-cell>
          <table:table-cell office:value-type="string" office:string-value="heb900" table:formula="of:=LOWER([.H49])" table:style-name="ce10">
            <text:p>heb900</text:p>
          </table:table-cell>
          <table:table-cell office:value-type="string" office:string-value="he900b" table:formula="of:=LOWER([.I49])" table:style-name="ce10">
            <text:p>he900b</text:p>
          </table:table-cell>
          <table:table-cell office:value-type="string" office:string-value="heb 900" table:formula="of:=LOWER([.J49])" table:style-name="ce5">
            <text:p>heb 900</text:p>
          </table:table-cell>
          <table:table-cell table:style-name="ce5"/>
          <table:table-cell office:value-type="string" office:string-value="synonyms&quot;:[&quot;HEB900&quot;,&quot;HE900B&quot;,&quot;HEB 900&quot;,&quot;heb900&quot;,&quot;he900b&quot;,&quot;heb 900&quot;]}]}," table:formula="of:= &quot;synonyms&quot;&amp;&quot;&quot;&quot;&quot;&amp;&quot;:[&quot;&amp;&quot;&quot;&quot;&quot;&amp;[.H49]&amp;&quot;&quot;&quot;&quot;&amp;&quot;,&quot;&amp;&quot;&quot;&quot;&quot;&amp;[.I49]&amp;&quot;&quot;&quot;&quot;&amp;&quot;,&quot;&amp;&quot;&quot;&quot;&quot;&amp;[.J49]&amp;&quot;&quot;&quot;&quot;&amp;&quot;,&quot;&amp;&quot;&quot;&quot;&quot;&amp;[.K49]&amp;&quot;&quot;&quot;&quot;&amp;&quot;,&quot;&amp;&quot;&quot;&quot;&quot;&amp;[.L49]&amp;&quot;&quot;&quot;&quot;&amp;&quot;,&quot;&amp;&quot;&quot;&quot;&quot;&amp;[.M49]&amp;&quot;&quot;&quot;&quot;&amp;&quot;]}]},&quot;" table:style-name="ce10">
            <text:p>synonyms":["HEB900","HE900B","HEB 900","heb900","he900b","heb 900"]}]},</text:p>
          </table:table-cell>
          <table:table-cell office:value-type="string" office:string-value="{&quot;HEB900&quot;: [{&quot;shape_coords&quot;:[900,300,18,5,35,30],&quot;shape_name&quot;:&quot;I-shape parallel flange&quot;,&quot;synonyms&quot;:[&quot;HEB900&quot;,&quot;HE900B&quot;,&quot;HEB 900&quot;,&quot;heb900&quot;,&quot;he900b&quot;,&quot;heb 900&quot;]}]}," table:formula="of:=&quot;{&quot; &amp; &quot;&quot;&quot;&quot;&amp;[.A49]&amp;&quot;&quot;&quot;&quot;&amp;&quot;: [{&quot;&quot;&quot; &amp;&quot;shape_coords&quot;&amp;&quot;&quot;&quot;&quot; &amp; &quot;:&quot; &amp; &quot;[&quot; &amp; [.B49] &amp; &quot;,&quot; &amp;[.C49] &amp; &quot;,&quot; &amp;[.D49]&amp; &quot;,&quot; &amp;[.E49]&amp; &quot;,&quot; &amp;[.F49] &amp; &quot;],&quot; &amp; &quot;&quot;&quot;&quot; &amp;&quot;shape_name&quot;&amp;&quot;&quot;&quot;&quot; &amp; &quot;:&quot; &amp; &quot;&quot;&quot;&quot; &amp;[.G49] &amp; &quot;&quot;&quot;&quot; &amp; &quot;,&quot; &amp; &quot;&quot;&quot;&quot;&amp;[.O49]" table:style-name="ce5">
            <text:p>{"HEB900": [{"shape_coords":[900,300,18,5,35,30],"shape_name":"I-shape parallel flange","synonyms":["HEB900","HE900B","HEB 900","heb900","he900b","heb 9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B1000</text:p>
          </table:table-cell>
          <table:table-cell office:value-type="float" office:value="1000" table:style-name="ce8">
            <text:p>1000</text:p>
          </table:table-cell>
          <table:table-cell office:value-type="float" office:value="300" table:style-name="ce8">
            <text:p>300</text:p>
          </table:table-cell>
          <table:table-cell office:value-type="float" office:value="19" table:style-name="ce8">
            <text:p>19</text:p>
          </table:table-cell>
          <table:table-cell office:value-type="float" office:value="36" table:style-name="ce8">
            <text:p>36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B1000</text:p>
          </table:table-cell>
          <table:table-cell office:value-type="string" table:style-name="ce5">
            <text:p>HE1000B</text:p>
          </table:table-cell>
          <table:table-cell office:value-type="string" table:style-name="ce5">
            <text:p>HEB 1000</text:p>
          </table:table-cell>
          <table:table-cell office:value-type="string" office:string-value="heb1000" table:formula="of:=LOWER([.H50])" table:style-name="ce10">
            <text:p>heb1000</text:p>
          </table:table-cell>
          <table:table-cell office:value-type="string" office:string-value="he1000b" table:formula="of:=LOWER([.I50])" table:style-name="ce10">
            <text:p>he1000b</text:p>
          </table:table-cell>
          <table:table-cell office:value-type="string" office:string-value="heb 1000" table:formula="of:=LOWER([.J50])" table:style-name="ce5">
            <text:p>heb 1000</text:p>
          </table:table-cell>
          <table:table-cell table:style-name="ce5"/>
          <table:table-cell office:value-type="string" office:string-value="synonyms&quot;:[&quot;HEB1000&quot;,&quot;HE1000B&quot;,&quot;HEB 1000&quot;,&quot;heb1000&quot;,&quot;he1000b&quot;,&quot;heb 1000&quot;]}]}," table:formula="of:= &quot;synonyms&quot;&amp;&quot;&quot;&quot;&quot;&amp;&quot;:[&quot;&amp;&quot;&quot;&quot;&quot;&amp;[.H50]&amp;&quot;&quot;&quot;&quot;&amp;&quot;,&quot;&amp;&quot;&quot;&quot;&quot;&amp;[.I50]&amp;&quot;&quot;&quot;&quot;&amp;&quot;,&quot;&amp;&quot;&quot;&quot;&quot;&amp;[.J50]&amp;&quot;&quot;&quot;&quot;&amp;&quot;,&quot;&amp;&quot;&quot;&quot;&quot;&amp;[.K50]&amp;&quot;&quot;&quot;&quot;&amp;&quot;,&quot;&amp;&quot;&quot;&quot;&quot;&amp;[.L50]&amp;&quot;&quot;&quot;&quot;&amp;&quot;,&quot;&amp;&quot;&quot;&quot;&quot;&amp;[.M50]&amp;&quot;&quot;&quot;&quot;&amp;&quot;]}]},&quot;" table:style-name="ce10">
            <text:p>synonyms":["HEB1000","HE1000B","HEB 1000","heb1000","he1000b","heb 1000"]}]},</text:p>
          </table:table-cell>
          <table:table-cell office:value-type="string" office:string-value="{&quot;HEB1000&quot;: [{&quot;shape_coords&quot;:[1000,300,19,36,30],&quot;shape_name&quot;:&quot;I-shape parallel flange&quot;,&quot;synonyms&quot;:[&quot;HEB1000&quot;,&quot;HE1000B&quot;,&quot;HEB 1000&quot;,&quot;heb1000&quot;,&quot;he1000b&quot;,&quot;heb 1000&quot;]}]}," table:formula="of:=&quot;{&quot; &amp; &quot;&quot;&quot;&quot;&amp;[.A50]&amp;&quot;&quot;&quot;&quot;&amp;&quot;: [{&quot;&quot;&quot; &amp;&quot;shape_coords&quot;&amp;&quot;&quot;&quot;&quot; &amp; &quot;:&quot; &amp; &quot;[&quot; &amp; [.B50] &amp; &quot;,&quot; &amp;[.C50] &amp; &quot;,&quot; &amp;[.D50]&amp; &quot;,&quot; &amp;[.E50]&amp; &quot;,&quot; &amp;[.F50] &amp; &quot;],&quot; &amp; &quot;&quot;&quot;&quot; &amp;&quot;shape_name&quot;&amp;&quot;&quot;&quot;&quot; &amp; &quot;:&quot; &amp; &quot;&quot;&quot;&quot; &amp;[.G50] &amp; &quot;&quot;&quot;&quot; &amp; &quot;,&quot; &amp; &quot;&quot;&quot;&quot;&amp;[.O50]" table:style-name="ce5">
            <text:p>{"HEB1000": [{"shape_coords":[1000,300,19,36,30],"shape_name":"I-shape parallel flange","synonyms":["HEB1000","HE1000B","HEB 1000","heb1000","he1000b","heb 10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100</text:p>
          </table:table-cell>
          <table:table-cell office:value-type="float" office:value="120" table:style-name="ce8">
            <text:p>120</text:p>
          </table:table-cell>
          <table:table-cell office:value-type="float" office:value="106" table:style-name="ce8">
            <text:p>106</text:p>
          </table:table-cell>
          <table:table-cell office:value-type="float" office:value="12" table:style-name="ce8">
            <text:p>12</text:p>
          </table:table-cell>
          <table:table-cell office:value-type="float" office:value="20" table:style-name="ce8">
            <text:p>20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00</text:p>
          </table:table-cell>
          <table:table-cell office:value-type="string" table:style-name="ce5">
            <text:p>HE100M</text:p>
          </table:table-cell>
          <table:table-cell office:value-type="string" table:style-name="ce5">
            <text:p>HEM 100</text:p>
          </table:table-cell>
          <table:table-cell office:value-type="string" office:string-value="hem100" table:formula="of:=LOWER([.H51])" table:style-name="ce10">
            <text:p>hem100</text:p>
          </table:table-cell>
          <table:table-cell office:value-type="string" office:string-value="he100m" table:formula="of:=LOWER([.I51])" table:style-name="ce10">
            <text:p>he100m</text:p>
          </table:table-cell>
          <table:table-cell office:value-type="string" office:string-value="hem 100" table:formula="of:=LOWER([.J51])" table:style-name="ce5">
            <text:p>hem 100</text:p>
          </table:table-cell>
          <table:table-cell table:style-name="ce5"/>
          <table:table-cell office:value-type="string" office:string-value="synonyms&quot;:[&quot;HEM100&quot;,&quot;HE100M&quot;,&quot;HEM 100&quot;,&quot;hem100&quot;,&quot;he100m&quot;,&quot;hem 100&quot;]}]}," table:formula="of:= &quot;synonyms&quot;&amp;&quot;&quot;&quot;&quot;&amp;&quot;:[&quot;&amp;&quot;&quot;&quot;&quot;&amp;[.H51]&amp;&quot;&quot;&quot;&quot;&amp;&quot;,&quot;&amp;&quot;&quot;&quot;&quot;&amp;[.I51]&amp;&quot;&quot;&quot;&quot;&amp;&quot;,&quot;&amp;&quot;&quot;&quot;&quot;&amp;[.J51]&amp;&quot;&quot;&quot;&quot;&amp;&quot;,&quot;&amp;&quot;&quot;&quot;&quot;&amp;[.K51]&amp;&quot;&quot;&quot;&quot;&amp;&quot;,&quot;&amp;&quot;&quot;&quot;&quot;&amp;[.L51]&amp;&quot;&quot;&quot;&quot;&amp;&quot;,&quot;&amp;&quot;&quot;&quot;&quot;&amp;[.M51]&amp;&quot;&quot;&quot;&quot;&amp;&quot;]}]},&quot;" table:style-name="ce10">
            <text:p>synonyms":["HEM100","HE100M","HEM 100","hem100","he100m","hem 100"]}]},</text:p>
          </table:table-cell>
          <table:table-cell office:value-type="string" office:string-value="{&quot;HEM100&quot;: [{&quot;shape_coords&quot;:[120,106,12,20,12],&quot;shape_name&quot;:&quot;I-shape parallel flange&quot;,&quot;synonyms&quot;:[&quot;HEM100&quot;,&quot;HE100M&quot;,&quot;HEM 100&quot;,&quot;hem100&quot;,&quot;he100m&quot;,&quot;hem 100&quot;]}]}," table:formula="of:=&quot;{&quot; &amp; &quot;&quot;&quot;&quot;&amp;[.A51]&amp;&quot;&quot;&quot;&quot;&amp;&quot;: [{&quot;&quot;&quot; &amp;&quot;shape_coords&quot;&amp;&quot;&quot;&quot;&quot; &amp; &quot;:&quot; &amp; &quot;[&quot; &amp; [.B51] &amp; &quot;,&quot; &amp;[.C51] &amp; &quot;,&quot; &amp;[.D51]&amp; &quot;,&quot; &amp;[.E51]&amp; &quot;,&quot; &amp;[.F51] &amp; &quot;],&quot; &amp; &quot;&quot;&quot;&quot; &amp;&quot;shape_name&quot;&amp;&quot;&quot;&quot;&quot; &amp; &quot;:&quot; &amp; &quot;&quot;&quot;&quot; &amp;[.G51] &amp; &quot;&quot;&quot;&quot; &amp; &quot;,&quot; &amp; &quot;&quot;&quot;&quot;&amp;[.O51]" table:style-name="ce5">
            <text:p>{"HEM100": [{"shape_coords":[120,106,12,20,12],"shape_name":"I-shape parallel flange","synonyms":["HEM100","HE100M","HEM 100","hem100","he100m","hem 1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120</text:p>
          </table:table-cell>
          <table:table-cell office:value-type="float" office:value="140" table:style-name="ce8">
            <text:p>140</text:p>
          </table:table-cell>
          <table:table-cell office:value-type="float" office:value="126" table:style-name="ce8">
            <text:p>126</text:p>
          </table:table-cell>
          <table:table-cell office:value-type="float" office:value="12.5" table:style-name="ce8">
            <text:p>12,5</text:p>
          </table:table-cell>
          <table:table-cell office:value-type="float" office:value="21" table:style-name="ce8">
            <text:p>21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20</text:p>
          </table:table-cell>
          <table:table-cell office:value-type="string" table:style-name="ce5">
            <text:p>HE120M</text:p>
          </table:table-cell>
          <table:table-cell office:value-type="string" table:style-name="ce5">
            <text:p>HEM 120</text:p>
          </table:table-cell>
          <table:table-cell office:value-type="string" office:string-value="hem120" table:formula="of:=LOWER([.H52])" table:style-name="ce10">
            <text:p>hem120</text:p>
          </table:table-cell>
          <table:table-cell office:value-type="string" office:string-value="he120m" table:formula="of:=LOWER([.I52])" table:style-name="ce10">
            <text:p>he120m</text:p>
          </table:table-cell>
          <table:table-cell office:value-type="string" office:string-value="hem 120" table:formula="of:=LOWER([.J52])" table:style-name="ce5">
            <text:p>hem 120</text:p>
          </table:table-cell>
          <table:table-cell table:style-name="ce5"/>
          <table:table-cell office:value-type="string" office:string-value="synonyms&quot;:[&quot;HEM120&quot;,&quot;HE120M&quot;,&quot;HEM 120&quot;,&quot;hem120&quot;,&quot;he120m&quot;,&quot;hem 120&quot;]}]}," table:formula="of:= &quot;synonyms&quot;&amp;&quot;&quot;&quot;&quot;&amp;&quot;:[&quot;&amp;&quot;&quot;&quot;&quot;&amp;[.H52]&amp;&quot;&quot;&quot;&quot;&amp;&quot;,&quot;&amp;&quot;&quot;&quot;&quot;&amp;[.I52]&amp;&quot;&quot;&quot;&quot;&amp;&quot;,&quot;&amp;&quot;&quot;&quot;&quot;&amp;[.J52]&amp;&quot;&quot;&quot;&quot;&amp;&quot;,&quot;&amp;&quot;&quot;&quot;&quot;&amp;[.K52]&amp;&quot;&quot;&quot;&quot;&amp;&quot;,&quot;&amp;&quot;&quot;&quot;&quot;&amp;[.L52]&amp;&quot;&quot;&quot;&quot;&amp;&quot;,&quot;&amp;&quot;&quot;&quot;&quot;&amp;[.M52]&amp;&quot;&quot;&quot;&quot;&amp;&quot;]}]},&quot;" table:style-name="ce10">
            <text:p>synonyms":["HEM120","HE120M","HEM 120","hem120","he120m","hem 120"]}]},</text:p>
          </table:table-cell>
          <table:table-cell office:value-type="string" office:string-value="{&quot;HEM120&quot;: [{&quot;shape_coords&quot;:[140,126,12,5,21,12],&quot;shape_name&quot;:&quot;I-shape parallel flange&quot;,&quot;synonyms&quot;:[&quot;HEM120&quot;,&quot;HE120M&quot;,&quot;HEM 120&quot;,&quot;hem120&quot;,&quot;he120m&quot;,&quot;hem 120&quot;]}]}," table:formula="of:=&quot;{&quot; &amp; &quot;&quot;&quot;&quot;&amp;[.A52]&amp;&quot;&quot;&quot;&quot;&amp;&quot;: [{&quot;&quot;&quot; &amp;&quot;shape_coords&quot;&amp;&quot;&quot;&quot;&quot; &amp; &quot;:&quot; &amp; &quot;[&quot; &amp; [.B52] &amp; &quot;,&quot; &amp;[.C52] &amp; &quot;,&quot; &amp;[.D52]&amp; &quot;,&quot; &amp;[.E52]&amp; &quot;,&quot; &amp;[.F52] &amp; &quot;],&quot; &amp; &quot;&quot;&quot;&quot; &amp;&quot;shape_name&quot;&amp;&quot;&quot;&quot;&quot; &amp; &quot;:&quot; &amp; &quot;&quot;&quot;&quot; &amp;[.G52] &amp; &quot;&quot;&quot;&quot; &amp; &quot;,&quot; &amp; &quot;&quot;&quot;&quot;&amp;[.O52]" table:style-name="ce5">
            <text:p>{"HEM120": [{"shape_coords":[140,126,12,5,21,12],"shape_name":"I-shape parallel flange","synonyms":["HEM120","HE120M","HEM 120","hem120","he120m","hem 12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140</text:p>
          </table:table-cell>
          <table:table-cell office:value-type="float" office:value="160" table:style-name="ce8">
            <text:p>160</text:p>
          </table:table-cell>
          <table:table-cell office:value-type="float" office:value="146" table:style-name="ce8">
            <text:p>146</text:p>
          </table:table-cell>
          <table:table-cell office:value-type="float" office:value="13" table:style-name="ce8">
            <text:p>13</text:p>
          </table:table-cell>
          <table:table-cell office:value-type="float" office:value="22" table:style-name="ce8">
            <text:p>22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40</text:p>
          </table:table-cell>
          <table:table-cell office:value-type="string" table:style-name="ce5">
            <text:p>HE140M</text:p>
          </table:table-cell>
          <table:table-cell office:value-type="string" table:style-name="ce5">
            <text:p>HEM 140</text:p>
          </table:table-cell>
          <table:table-cell office:value-type="string" office:string-value="hem140" table:formula="of:=LOWER([.H53])" table:style-name="ce10">
            <text:p>hem140</text:p>
          </table:table-cell>
          <table:table-cell office:value-type="string" office:string-value="he140m" table:formula="of:=LOWER([.I53])" table:style-name="ce10">
            <text:p>he140m</text:p>
          </table:table-cell>
          <table:table-cell office:value-type="string" office:string-value="hem 140" table:formula="of:=LOWER([.J53])" table:style-name="ce5">
            <text:p>hem 140</text:p>
          </table:table-cell>
          <table:table-cell table:style-name="ce5"/>
          <table:table-cell office:value-type="string" office:string-value="synonyms&quot;:[&quot;HEM140&quot;,&quot;HE140M&quot;,&quot;HEM 140&quot;,&quot;hem140&quot;,&quot;he140m&quot;,&quot;hem 140&quot;]}]}," table:formula="of:= &quot;synonyms&quot;&amp;&quot;&quot;&quot;&quot;&amp;&quot;:[&quot;&amp;&quot;&quot;&quot;&quot;&amp;[.H53]&amp;&quot;&quot;&quot;&quot;&amp;&quot;,&quot;&amp;&quot;&quot;&quot;&quot;&amp;[.I53]&amp;&quot;&quot;&quot;&quot;&amp;&quot;,&quot;&amp;&quot;&quot;&quot;&quot;&amp;[.J53]&amp;&quot;&quot;&quot;&quot;&amp;&quot;,&quot;&amp;&quot;&quot;&quot;&quot;&amp;[.K53]&amp;&quot;&quot;&quot;&quot;&amp;&quot;,&quot;&amp;&quot;&quot;&quot;&quot;&amp;[.L53]&amp;&quot;&quot;&quot;&quot;&amp;&quot;,&quot;&amp;&quot;&quot;&quot;&quot;&amp;[.M53]&amp;&quot;&quot;&quot;&quot;&amp;&quot;]}]},&quot;" table:style-name="ce10">
            <text:p>synonyms":["HEM140","HE140M","HEM 140","hem140","he140m","hem 140"]}]},</text:p>
          </table:table-cell>
          <table:table-cell office:value-type="string" office:string-value="{&quot;HEM140&quot;: [{&quot;shape_coords&quot;:[160,146,13,22,12],&quot;shape_name&quot;:&quot;I-shape parallel flange&quot;,&quot;synonyms&quot;:[&quot;HEM140&quot;,&quot;HE140M&quot;,&quot;HEM 140&quot;,&quot;hem140&quot;,&quot;he140m&quot;,&quot;hem 140&quot;]}]}," table:formula="of:=&quot;{&quot; &amp; &quot;&quot;&quot;&quot;&amp;[.A53]&amp;&quot;&quot;&quot;&quot;&amp;&quot;: [{&quot;&quot;&quot; &amp;&quot;shape_coords&quot;&amp;&quot;&quot;&quot;&quot; &amp; &quot;:&quot; &amp; &quot;[&quot; &amp; [.B53] &amp; &quot;,&quot; &amp;[.C53] &amp; &quot;,&quot; &amp;[.D53]&amp; &quot;,&quot; &amp;[.E53]&amp; &quot;,&quot; &amp;[.F53] &amp; &quot;],&quot; &amp; &quot;&quot;&quot;&quot; &amp;&quot;shape_name&quot;&amp;&quot;&quot;&quot;&quot; &amp; &quot;:&quot; &amp; &quot;&quot;&quot;&quot; &amp;[.G53] &amp; &quot;&quot;&quot;&quot; &amp; &quot;,&quot; &amp; &quot;&quot;&quot;&quot;&amp;[.O53]" table:style-name="ce5">
            <text:p>{"HEM140": [{"shape_coords":[160,146,13,22,12],"shape_name":"I-shape parallel flange","synonyms":["HEM140","HE140M","HEM 140","hem140","he140m","hem 14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160</text:p>
          </table:table-cell>
          <table:table-cell office:value-type="float" office:value="180" table:style-name="ce8">
            <text:p>180</text:p>
          </table:table-cell>
          <table:table-cell office:value-type="float" office:value="166" table:style-name="ce8">
            <text:p>166</text:p>
          </table:table-cell>
          <table:table-cell office:value-type="float" office:value="14" table:style-name="ce8">
            <text:p>14</text:p>
          </table:table-cell>
          <table:table-cell office:value-type="float" office:value="23" table:style-name="ce8">
            <text:p>23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60</text:p>
          </table:table-cell>
          <table:table-cell office:value-type="string" table:style-name="ce5">
            <text:p>HE160M</text:p>
          </table:table-cell>
          <table:table-cell office:value-type="string" table:style-name="ce5">
            <text:p>HEM 160</text:p>
          </table:table-cell>
          <table:table-cell office:value-type="string" office:string-value="hem160" table:formula="of:=LOWER([.H54])" table:style-name="ce10">
            <text:p>hem160</text:p>
          </table:table-cell>
          <table:table-cell office:value-type="string" office:string-value="he160m" table:formula="of:=LOWER([.I54])" table:style-name="ce10">
            <text:p>he160m</text:p>
          </table:table-cell>
          <table:table-cell office:value-type="string" office:string-value="hem 160" table:formula="of:=LOWER([.J54])" table:style-name="ce5">
            <text:p>hem 160</text:p>
          </table:table-cell>
          <table:table-cell table:style-name="ce5"/>
          <table:table-cell office:value-type="string" office:string-value="synonyms&quot;:[&quot;HEM160&quot;,&quot;HE160M&quot;,&quot;HEM 160&quot;,&quot;hem160&quot;,&quot;he160m&quot;,&quot;hem 160&quot;]}]}," table:formula="of:= &quot;synonyms&quot;&amp;&quot;&quot;&quot;&quot;&amp;&quot;:[&quot;&amp;&quot;&quot;&quot;&quot;&amp;[.H54]&amp;&quot;&quot;&quot;&quot;&amp;&quot;,&quot;&amp;&quot;&quot;&quot;&quot;&amp;[.I54]&amp;&quot;&quot;&quot;&quot;&amp;&quot;,&quot;&amp;&quot;&quot;&quot;&quot;&amp;[.J54]&amp;&quot;&quot;&quot;&quot;&amp;&quot;,&quot;&amp;&quot;&quot;&quot;&quot;&amp;[.K54]&amp;&quot;&quot;&quot;&quot;&amp;&quot;,&quot;&amp;&quot;&quot;&quot;&quot;&amp;[.L54]&amp;&quot;&quot;&quot;&quot;&amp;&quot;,&quot;&amp;&quot;&quot;&quot;&quot;&amp;[.M54]&amp;&quot;&quot;&quot;&quot;&amp;&quot;]}]},&quot;" table:style-name="ce10">
            <text:p>synonyms":["HEM160","HE160M","HEM 160","hem160","he160m","hem 160"]}]},</text:p>
          </table:table-cell>
          <table:table-cell office:value-type="string" office:string-value="{&quot;HEM160&quot;: [{&quot;shape_coords&quot;:[180,166,14,23,15],&quot;shape_name&quot;:&quot;I-shape parallel flange&quot;,&quot;synonyms&quot;:[&quot;HEM160&quot;,&quot;HE160M&quot;,&quot;HEM 160&quot;,&quot;hem160&quot;,&quot;he160m&quot;,&quot;hem 160&quot;]}]}," table:formula="of:=&quot;{&quot; &amp; &quot;&quot;&quot;&quot;&amp;[.A54]&amp;&quot;&quot;&quot;&quot;&amp;&quot;: [{&quot;&quot;&quot; &amp;&quot;shape_coords&quot;&amp;&quot;&quot;&quot;&quot; &amp; &quot;:&quot; &amp; &quot;[&quot; &amp; [.B54] &amp; &quot;,&quot; &amp;[.C54] &amp; &quot;,&quot; &amp;[.D54]&amp; &quot;,&quot; &amp;[.E54]&amp; &quot;,&quot; &amp;[.F54] &amp; &quot;],&quot; &amp; &quot;&quot;&quot;&quot; &amp;&quot;shape_name&quot;&amp;&quot;&quot;&quot;&quot; &amp; &quot;:&quot; &amp; &quot;&quot;&quot;&quot; &amp;[.G54] &amp; &quot;&quot;&quot;&quot; &amp; &quot;,&quot; &amp; &quot;&quot;&quot;&quot;&amp;[.O54]" table:style-name="ce5">
            <text:p>{"HEM160": [{"shape_coords":[180,166,14,23,15],"shape_name":"I-shape parallel flange","synonyms":["HEM160","HE160M","HEM 160","hem160","he160m","hem 16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180</text:p>
          </table:table-cell>
          <table:table-cell office:value-type="float" office:value="200" table:style-name="ce8">
            <text:p>200</text:p>
          </table:table-cell>
          <table:table-cell office:value-type="float" office:value="186" table:style-name="ce8">
            <text:p>186</text:p>
          </table:table-cell>
          <table:table-cell office:value-type="float" office:value="14.5" table:style-name="ce8">
            <text:p>14,5</text:p>
          </table:table-cell>
          <table:table-cell office:value-type="float" office:value="24" table:style-name="ce8">
            <text:p>24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80</text:p>
          </table:table-cell>
          <table:table-cell office:value-type="string" table:style-name="ce5">
            <text:p>HE180M</text:p>
          </table:table-cell>
          <table:table-cell office:value-type="string" table:style-name="ce5">
            <text:p>HEM 180</text:p>
          </table:table-cell>
          <table:table-cell office:value-type="string" office:string-value="hem180" table:formula="of:=LOWER([.H55])" table:style-name="ce10">
            <text:p>hem180</text:p>
          </table:table-cell>
          <table:table-cell office:value-type="string" office:string-value="he180m" table:formula="of:=LOWER([.I55])" table:style-name="ce10">
            <text:p>he180m</text:p>
          </table:table-cell>
          <table:table-cell office:value-type="string" office:string-value="hem 180" table:formula="of:=LOWER([.J55])" table:style-name="ce5">
            <text:p>hem 180</text:p>
          </table:table-cell>
          <table:table-cell table:style-name="ce5"/>
          <table:table-cell office:value-type="string" office:string-value="synonyms&quot;:[&quot;HEM180&quot;,&quot;HE180M&quot;,&quot;HEM 180&quot;,&quot;hem180&quot;,&quot;he180m&quot;,&quot;hem 180&quot;]}]}," table:formula="of:= &quot;synonyms&quot;&amp;&quot;&quot;&quot;&quot;&amp;&quot;:[&quot;&amp;&quot;&quot;&quot;&quot;&amp;[.H55]&amp;&quot;&quot;&quot;&quot;&amp;&quot;,&quot;&amp;&quot;&quot;&quot;&quot;&amp;[.I55]&amp;&quot;&quot;&quot;&quot;&amp;&quot;,&quot;&amp;&quot;&quot;&quot;&quot;&amp;[.J55]&amp;&quot;&quot;&quot;&quot;&amp;&quot;,&quot;&amp;&quot;&quot;&quot;&quot;&amp;[.K55]&amp;&quot;&quot;&quot;&quot;&amp;&quot;,&quot;&amp;&quot;&quot;&quot;&quot;&amp;[.L55]&amp;&quot;&quot;&quot;&quot;&amp;&quot;,&quot;&amp;&quot;&quot;&quot;&quot;&amp;[.M55]&amp;&quot;&quot;&quot;&quot;&amp;&quot;]}]},&quot;" table:style-name="ce10">
            <text:p>synonyms":["HEM180","HE180M","HEM 180","hem180","he180m","hem 180"]}]},</text:p>
          </table:table-cell>
          <table:table-cell office:value-type="string" office:string-value="{&quot;HEM180&quot;: [{&quot;shape_coords&quot;:[200,186,14,5,24,15],&quot;shape_name&quot;:&quot;I-shape parallel flange&quot;,&quot;synonyms&quot;:[&quot;HEM180&quot;,&quot;HE180M&quot;,&quot;HEM 180&quot;,&quot;hem180&quot;,&quot;he180m&quot;,&quot;hem 180&quot;]}]}," table:formula="of:=&quot;{&quot; &amp; &quot;&quot;&quot;&quot;&amp;[.A55]&amp;&quot;&quot;&quot;&quot;&amp;&quot;: [{&quot;&quot;&quot; &amp;&quot;shape_coords&quot;&amp;&quot;&quot;&quot;&quot; &amp; &quot;:&quot; &amp; &quot;[&quot; &amp; [.B55] &amp; &quot;,&quot; &amp;[.C55] &amp; &quot;,&quot; &amp;[.D55]&amp; &quot;,&quot; &amp;[.E55]&amp; &quot;,&quot; &amp;[.F55] &amp; &quot;],&quot; &amp; &quot;&quot;&quot;&quot; &amp;&quot;shape_name&quot;&amp;&quot;&quot;&quot;&quot; &amp; &quot;:&quot; &amp; &quot;&quot;&quot;&quot; &amp;[.G55] &amp; &quot;&quot;&quot;&quot; &amp; &quot;,&quot; &amp; &quot;&quot;&quot;&quot;&amp;[.O55]" table:style-name="ce5">
            <text:p>{"HEM180": [{"shape_coords":[200,186,14,5,24,15],"shape_name":"I-shape parallel flange","synonyms":["HEM180","HE180M","HEM 180","hem180","he180m","hem 18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200</text:p>
          </table:table-cell>
          <table:table-cell office:value-type="float" office:value="220" table:style-name="ce8">
            <text:p>220</text:p>
          </table:table-cell>
          <table:table-cell office:value-type="float" office:value="206" table:style-name="ce8">
            <text:p>206</text:p>
          </table:table-cell>
          <table:table-cell office:value-type="float" office:value="15" table:style-name="ce8">
            <text:p>15</text:p>
          </table:table-cell>
          <table:table-cell office:value-type="float" office:value="25" table:style-name="ce8">
            <text:p>25</text:p>
          </table:table-cell>
          <table:table-cell office:value-type="float" office:value="18" table:style-name="ce8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200</text:p>
          </table:table-cell>
          <table:table-cell office:value-type="string" table:style-name="ce5">
            <text:p>HE200M</text:p>
          </table:table-cell>
          <table:table-cell office:value-type="string" table:style-name="ce5">
            <text:p>HEM 200</text:p>
          </table:table-cell>
          <table:table-cell office:value-type="string" office:string-value="hem200" table:formula="of:=LOWER([.H56])" table:style-name="ce10">
            <text:p>hem200</text:p>
          </table:table-cell>
          <table:table-cell office:value-type="string" office:string-value="he200m" table:formula="of:=LOWER([.I56])" table:style-name="ce10">
            <text:p>he200m</text:p>
          </table:table-cell>
          <table:table-cell office:value-type="string" office:string-value="hem 200" table:formula="of:=LOWER([.J56])" table:style-name="ce5">
            <text:p>hem 200</text:p>
          </table:table-cell>
          <table:table-cell table:style-name="ce5"/>
          <table:table-cell office:value-type="string" office:string-value="synonyms&quot;:[&quot;HEM200&quot;,&quot;HE200M&quot;,&quot;HEM 200&quot;,&quot;hem200&quot;,&quot;he200m&quot;,&quot;hem 200&quot;]}]}," table:formula="of:= &quot;synonyms&quot;&amp;&quot;&quot;&quot;&quot;&amp;&quot;:[&quot;&amp;&quot;&quot;&quot;&quot;&amp;[.H56]&amp;&quot;&quot;&quot;&quot;&amp;&quot;,&quot;&amp;&quot;&quot;&quot;&quot;&amp;[.I56]&amp;&quot;&quot;&quot;&quot;&amp;&quot;,&quot;&amp;&quot;&quot;&quot;&quot;&amp;[.J56]&amp;&quot;&quot;&quot;&quot;&amp;&quot;,&quot;&amp;&quot;&quot;&quot;&quot;&amp;[.K56]&amp;&quot;&quot;&quot;&quot;&amp;&quot;,&quot;&amp;&quot;&quot;&quot;&quot;&amp;[.L56]&amp;&quot;&quot;&quot;&quot;&amp;&quot;,&quot;&amp;&quot;&quot;&quot;&quot;&amp;[.M56]&amp;&quot;&quot;&quot;&quot;&amp;&quot;]}]},&quot;" table:style-name="ce10">
            <text:p>synonyms":["HEM200","HE200M","HEM 200","hem200","he200m","hem 200"]}]},</text:p>
          </table:table-cell>
          <table:table-cell office:value-type="string" office:string-value="{&quot;HEM200&quot;: [{&quot;shape_coords&quot;:[220,206,15,25,18],&quot;shape_name&quot;:&quot;I-shape parallel flange&quot;,&quot;synonyms&quot;:[&quot;HEM200&quot;,&quot;HE200M&quot;,&quot;HEM 200&quot;,&quot;hem200&quot;,&quot;he200m&quot;,&quot;hem 200&quot;]}]}," table:formula="of:=&quot;{&quot; &amp; &quot;&quot;&quot;&quot;&amp;[.A56]&amp;&quot;&quot;&quot;&quot;&amp;&quot;: [{&quot;&quot;&quot; &amp;&quot;shape_coords&quot;&amp;&quot;&quot;&quot;&quot; &amp; &quot;:&quot; &amp; &quot;[&quot; &amp; [.B56] &amp; &quot;,&quot; &amp;[.C56] &amp; &quot;,&quot; &amp;[.D56]&amp; &quot;,&quot; &amp;[.E56]&amp; &quot;,&quot; &amp;[.F56] &amp; &quot;],&quot; &amp; &quot;&quot;&quot;&quot; &amp;&quot;shape_name&quot;&amp;&quot;&quot;&quot;&quot; &amp; &quot;:&quot; &amp; &quot;&quot;&quot;&quot; &amp;[.G56] &amp; &quot;&quot;&quot;&quot; &amp; &quot;,&quot; &amp; &quot;&quot;&quot;&quot;&amp;[.O56]" table:style-name="ce5">
            <text:p>{"HEM200": [{"shape_coords":[220,206,15,25,18],"shape_name":"I-shape parallel flange","synonyms":["HEM200","HE200M","HEM 200","hem200","he200m","hem 2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220</text:p>
          </table:table-cell>
          <table:table-cell office:value-type="float" office:value="240" table:style-name="ce8">
            <text:p>240</text:p>
          </table:table-cell>
          <table:table-cell office:value-type="float" office:value="226" table:style-name="ce8">
            <text:p>226</text:p>
          </table:table-cell>
          <table:table-cell office:value-type="float" office:value="15.5" table:style-name="ce8">
            <text:p>15,5</text:p>
          </table:table-cell>
          <table:table-cell office:value-type="float" office:value="26" table:style-name="ce8">
            <text:p>26</text:p>
          </table:table-cell>
          <table:table-cell office:value-type="float" office:value="18" table:style-name="ce8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220</text:p>
          </table:table-cell>
          <table:table-cell office:value-type="string" table:style-name="ce5">
            <text:p>HE220M</text:p>
          </table:table-cell>
          <table:table-cell office:value-type="string" table:style-name="ce5">
            <text:p>HEM 220</text:p>
          </table:table-cell>
          <table:table-cell office:value-type="string" office:string-value="hem220" table:formula="of:=LOWER([.H57])" table:style-name="ce10">
            <text:p>hem220</text:p>
          </table:table-cell>
          <table:table-cell office:value-type="string" office:string-value="he220m" table:formula="of:=LOWER([.I57])" table:style-name="ce10">
            <text:p>he220m</text:p>
          </table:table-cell>
          <table:table-cell office:value-type="string" office:string-value="hem 220" table:formula="of:=LOWER([.J57])" table:style-name="ce5">
            <text:p>hem 220</text:p>
          </table:table-cell>
          <table:table-cell table:style-name="ce5"/>
          <table:table-cell office:value-type="string" office:string-value="synonyms&quot;:[&quot;HEM220&quot;,&quot;HE220M&quot;,&quot;HEM 220&quot;,&quot;hem220&quot;,&quot;he220m&quot;,&quot;hem 220&quot;]}]}," table:formula="of:= &quot;synonyms&quot;&amp;&quot;&quot;&quot;&quot;&amp;&quot;:[&quot;&amp;&quot;&quot;&quot;&quot;&amp;[.H57]&amp;&quot;&quot;&quot;&quot;&amp;&quot;,&quot;&amp;&quot;&quot;&quot;&quot;&amp;[.I57]&amp;&quot;&quot;&quot;&quot;&amp;&quot;,&quot;&amp;&quot;&quot;&quot;&quot;&amp;[.J57]&amp;&quot;&quot;&quot;&quot;&amp;&quot;,&quot;&amp;&quot;&quot;&quot;&quot;&amp;[.K57]&amp;&quot;&quot;&quot;&quot;&amp;&quot;,&quot;&amp;&quot;&quot;&quot;&quot;&amp;[.L57]&amp;&quot;&quot;&quot;&quot;&amp;&quot;,&quot;&amp;&quot;&quot;&quot;&quot;&amp;[.M57]&amp;&quot;&quot;&quot;&quot;&amp;&quot;]}]},&quot;" table:style-name="ce10">
            <text:p>synonyms":["HEM220","HE220M","HEM 220","hem220","he220m","hem 220"]}]},</text:p>
          </table:table-cell>
          <table:table-cell office:value-type="string" office:string-value="{&quot;HEM220&quot;: [{&quot;shape_coords&quot;:[240,226,15,5,26,18],&quot;shape_name&quot;:&quot;I-shape parallel flange&quot;,&quot;synonyms&quot;:[&quot;HEM220&quot;,&quot;HE220M&quot;,&quot;HEM 220&quot;,&quot;hem220&quot;,&quot;he220m&quot;,&quot;hem 220&quot;]}]}," table:formula="of:=&quot;{&quot; &amp; &quot;&quot;&quot;&quot;&amp;[.A57]&amp;&quot;&quot;&quot;&quot;&amp;&quot;: [{&quot;&quot;&quot; &amp;&quot;shape_coords&quot;&amp;&quot;&quot;&quot;&quot; &amp; &quot;:&quot; &amp; &quot;[&quot; &amp; [.B57] &amp; &quot;,&quot; &amp;[.C57] &amp; &quot;,&quot; &amp;[.D57]&amp; &quot;,&quot; &amp;[.E57]&amp; &quot;,&quot; &amp;[.F57] &amp; &quot;],&quot; &amp; &quot;&quot;&quot;&quot; &amp;&quot;shape_name&quot;&amp;&quot;&quot;&quot;&quot; &amp; &quot;:&quot; &amp; &quot;&quot;&quot;&quot; &amp;[.G57] &amp; &quot;&quot;&quot;&quot; &amp; &quot;,&quot; &amp; &quot;&quot;&quot;&quot;&amp;[.O57]" table:style-name="ce5">
            <text:p>{"HEM220": [{"shape_coords":[240,226,15,5,26,18],"shape_name":"I-shape parallel flange","synonyms":["HEM220","HE220M","HEM 220","hem220","he220m","hem 22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240</text:p>
          </table:table-cell>
          <table:table-cell office:value-type="float" office:value="270" table:style-name="ce8">
            <text:p>270</text:p>
          </table:table-cell>
          <table:table-cell office:value-type="float" office:value="248" table:style-name="ce8">
            <text:p>248</text:p>
          </table:table-cell>
          <table:table-cell office:value-type="float" office:value="18" table:style-name="ce8">
            <text:p>18</text:p>
          </table:table-cell>
          <table:table-cell office:value-type="float" office:value="32" table:style-name="ce8">
            <text:p>32</text:p>
          </table:table-cell>
          <table:table-cell office:value-type="float" office:value="21" table:style-name="ce8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240</text:p>
          </table:table-cell>
          <table:table-cell office:value-type="string" table:style-name="ce5">
            <text:p>HE240M</text:p>
          </table:table-cell>
          <table:table-cell office:value-type="string" table:style-name="ce5">
            <text:p>HEM 240</text:p>
          </table:table-cell>
          <table:table-cell office:value-type="string" office:string-value="hem240" table:formula="of:=LOWER([.H58])" table:style-name="ce10">
            <text:p>hem240</text:p>
          </table:table-cell>
          <table:table-cell office:value-type="string" office:string-value="he240m" table:formula="of:=LOWER([.I58])" table:style-name="ce10">
            <text:p>he240m</text:p>
          </table:table-cell>
          <table:table-cell office:value-type="string" office:string-value="hem 240" table:formula="of:=LOWER([.J58])" table:style-name="ce5">
            <text:p>hem 240</text:p>
          </table:table-cell>
          <table:table-cell table:style-name="ce5"/>
          <table:table-cell office:value-type="string" office:string-value="synonyms&quot;:[&quot;HEM240&quot;,&quot;HE240M&quot;,&quot;HEM 240&quot;,&quot;hem240&quot;,&quot;he240m&quot;,&quot;hem 240&quot;]}]}," table:formula="of:= &quot;synonyms&quot;&amp;&quot;&quot;&quot;&quot;&amp;&quot;:[&quot;&amp;&quot;&quot;&quot;&quot;&amp;[.H58]&amp;&quot;&quot;&quot;&quot;&amp;&quot;,&quot;&amp;&quot;&quot;&quot;&quot;&amp;[.I58]&amp;&quot;&quot;&quot;&quot;&amp;&quot;,&quot;&amp;&quot;&quot;&quot;&quot;&amp;[.J58]&amp;&quot;&quot;&quot;&quot;&amp;&quot;,&quot;&amp;&quot;&quot;&quot;&quot;&amp;[.K58]&amp;&quot;&quot;&quot;&quot;&amp;&quot;,&quot;&amp;&quot;&quot;&quot;&quot;&amp;[.L58]&amp;&quot;&quot;&quot;&quot;&amp;&quot;,&quot;&amp;&quot;&quot;&quot;&quot;&amp;[.M58]&amp;&quot;&quot;&quot;&quot;&amp;&quot;]}]},&quot;" table:style-name="ce10">
            <text:p>synonyms":["HEM240","HE240M","HEM 240","hem240","he240m","hem 240"]}]},</text:p>
          </table:table-cell>
          <table:table-cell office:value-type="string" office:string-value="{&quot;HEM240&quot;: [{&quot;shape_coords&quot;:[270,248,18,32,21],&quot;shape_name&quot;:&quot;I-shape parallel flange&quot;,&quot;synonyms&quot;:[&quot;HEM240&quot;,&quot;HE240M&quot;,&quot;HEM 240&quot;,&quot;hem240&quot;,&quot;he240m&quot;,&quot;hem 240&quot;]}]}," table:formula="of:=&quot;{&quot; &amp; &quot;&quot;&quot;&quot;&amp;[.A58]&amp;&quot;&quot;&quot;&quot;&amp;&quot;: [{&quot;&quot;&quot; &amp;&quot;shape_coords&quot;&amp;&quot;&quot;&quot;&quot; &amp; &quot;:&quot; &amp; &quot;[&quot; &amp; [.B58] &amp; &quot;,&quot; &amp;[.C58] &amp; &quot;,&quot; &amp;[.D58]&amp; &quot;,&quot; &amp;[.E58]&amp; &quot;,&quot; &amp;[.F58] &amp; &quot;],&quot; &amp; &quot;&quot;&quot;&quot; &amp;&quot;shape_name&quot;&amp;&quot;&quot;&quot;&quot; &amp; &quot;:&quot; &amp; &quot;&quot;&quot;&quot; &amp;[.G58] &amp; &quot;&quot;&quot;&quot; &amp; &quot;,&quot; &amp; &quot;&quot;&quot;&quot;&amp;[.O58]" table:style-name="ce5">
            <text:p>{"HEM240": [{"shape_coords":[270,248,18,32,21],"shape_name":"I-shape parallel flange","synonyms":["HEM240","HE240M","HEM 240","hem240","he240m","hem 24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260</text:p>
          </table:table-cell>
          <table:table-cell office:value-type="float" office:value="290" table:style-name="ce8">
            <text:p>290</text:p>
          </table:table-cell>
          <table:table-cell office:value-type="float" office:value="268" table:style-name="ce8">
            <text:p>268</text:p>
          </table:table-cell>
          <table:table-cell office:value-type="float" office:value="18" table:style-name="ce8">
            <text:p>18</text:p>
          </table:table-cell>
          <table:table-cell office:value-type="float" office:value="32.5" table:style-name="ce8">
            <text:p>32,5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260</text:p>
          </table:table-cell>
          <table:table-cell office:value-type="string" table:style-name="ce5">
            <text:p>HE260M</text:p>
          </table:table-cell>
          <table:table-cell office:value-type="string" table:style-name="ce5">
            <text:p>HEM 260</text:p>
          </table:table-cell>
          <table:table-cell office:value-type="string" office:string-value="hem260" table:formula="of:=LOWER([.H59])" table:style-name="ce10">
            <text:p>hem260</text:p>
          </table:table-cell>
          <table:table-cell office:value-type="string" office:string-value="he260m" table:formula="of:=LOWER([.I59])" table:style-name="ce10">
            <text:p>he260m</text:p>
          </table:table-cell>
          <table:table-cell office:value-type="string" office:string-value="hem 260" table:formula="of:=LOWER([.J59])" table:style-name="ce5">
            <text:p>hem 260</text:p>
          </table:table-cell>
          <table:table-cell table:style-name="ce5"/>
          <table:table-cell office:value-type="string" office:string-value="synonyms&quot;:[&quot;HEM260&quot;,&quot;HE260M&quot;,&quot;HEM 260&quot;,&quot;hem260&quot;,&quot;he260m&quot;,&quot;hem 260&quot;]}]}," table:formula="of:= &quot;synonyms&quot;&amp;&quot;&quot;&quot;&quot;&amp;&quot;:[&quot;&amp;&quot;&quot;&quot;&quot;&amp;[.H59]&amp;&quot;&quot;&quot;&quot;&amp;&quot;,&quot;&amp;&quot;&quot;&quot;&quot;&amp;[.I59]&amp;&quot;&quot;&quot;&quot;&amp;&quot;,&quot;&amp;&quot;&quot;&quot;&quot;&amp;[.J59]&amp;&quot;&quot;&quot;&quot;&amp;&quot;,&quot;&amp;&quot;&quot;&quot;&quot;&amp;[.K59]&amp;&quot;&quot;&quot;&quot;&amp;&quot;,&quot;&amp;&quot;&quot;&quot;&quot;&amp;[.L59]&amp;&quot;&quot;&quot;&quot;&amp;&quot;,&quot;&amp;&quot;&quot;&quot;&quot;&amp;[.M59]&amp;&quot;&quot;&quot;&quot;&amp;&quot;]}]},&quot;" table:style-name="ce10">
            <text:p>synonyms":["HEM260","HE260M","HEM 260","hem260","he260m","hem 260"]}]},</text:p>
          </table:table-cell>
          <table:table-cell office:value-type="string" office:string-value="{&quot;HEM260&quot;: [{&quot;shape_coords&quot;:[290,268,18,32,5,24],&quot;shape_name&quot;:&quot;I-shape parallel flange&quot;,&quot;synonyms&quot;:[&quot;HEM260&quot;,&quot;HE260M&quot;,&quot;HEM 260&quot;,&quot;hem260&quot;,&quot;he260m&quot;,&quot;hem 260&quot;]}]}," table:formula="of:=&quot;{&quot; &amp; &quot;&quot;&quot;&quot;&amp;[.A59]&amp;&quot;&quot;&quot;&quot;&amp;&quot;: [{&quot;&quot;&quot; &amp;&quot;shape_coords&quot;&amp;&quot;&quot;&quot;&quot; &amp; &quot;:&quot; &amp; &quot;[&quot; &amp; [.B59] &amp; &quot;,&quot; &amp;[.C59] &amp; &quot;,&quot; &amp;[.D59]&amp; &quot;,&quot; &amp;[.E59]&amp; &quot;,&quot; &amp;[.F59] &amp; &quot;],&quot; &amp; &quot;&quot;&quot;&quot; &amp;&quot;shape_name&quot;&amp;&quot;&quot;&quot;&quot; &amp; &quot;:&quot; &amp; &quot;&quot;&quot;&quot; &amp;[.G59] &amp; &quot;&quot;&quot;&quot; &amp; &quot;,&quot; &amp; &quot;&quot;&quot;&quot;&amp;[.O59]" table:style-name="ce5">
            <text:p>{"HEM260": [{"shape_coords":[290,268,18,32,5,24],"shape_name":"I-shape parallel flange","synonyms":["HEM260","HE260M","HEM 260","hem260","he260m","hem 26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280</text:p>
          </table:table-cell>
          <table:table-cell office:value-type="float" office:value="310" table:style-name="ce8">
            <text:p>310</text:p>
          </table:table-cell>
          <table:table-cell office:value-type="float" office:value="288" table:style-name="ce8">
            <text:p>288</text:p>
          </table:table-cell>
          <table:table-cell office:value-type="float" office:value="18.5" table:style-name="ce8">
            <text:p>18,5</text:p>
          </table:table-cell>
          <table:table-cell office:value-type="float" office:value="33" table:style-name="ce8">
            <text:p>33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280</text:p>
          </table:table-cell>
          <table:table-cell office:value-type="string" table:style-name="ce5">
            <text:p>HE280M</text:p>
          </table:table-cell>
          <table:table-cell office:value-type="string" table:style-name="ce5">
            <text:p>HEM 280</text:p>
          </table:table-cell>
          <table:table-cell office:value-type="string" office:string-value="hem280" table:formula="of:=LOWER([.H60])" table:style-name="ce10">
            <text:p>hem280</text:p>
          </table:table-cell>
          <table:table-cell office:value-type="string" office:string-value="he280m" table:formula="of:=LOWER([.I60])" table:style-name="ce10">
            <text:p>he280m</text:p>
          </table:table-cell>
          <table:table-cell office:value-type="string" office:string-value="hem 280" table:formula="of:=LOWER([.J60])" table:style-name="ce5">
            <text:p>hem 280</text:p>
          </table:table-cell>
          <table:table-cell table:style-name="ce5"/>
          <table:table-cell office:value-type="string" office:string-value="synonyms&quot;:[&quot;HEM280&quot;,&quot;HE280M&quot;,&quot;HEM 280&quot;,&quot;hem280&quot;,&quot;he280m&quot;,&quot;hem 280&quot;]}]}," table:formula="of:= &quot;synonyms&quot;&amp;&quot;&quot;&quot;&quot;&amp;&quot;:[&quot;&amp;&quot;&quot;&quot;&quot;&amp;[.H60]&amp;&quot;&quot;&quot;&quot;&amp;&quot;,&quot;&amp;&quot;&quot;&quot;&quot;&amp;[.I60]&amp;&quot;&quot;&quot;&quot;&amp;&quot;,&quot;&amp;&quot;&quot;&quot;&quot;&amp;[.J60]&amp;&quot;&quot;&quot;&quot;&amp;&quot;,&quot;&amp;&quot;&quot;&quot;&quot;&amp;[.K60]&amp;&quot;&quot;&quot;&quot;&amp;&quot;,&quot;&amp;&quot;&quot;&quot;&quot;&amp;[.L60]&amp;&quot;&quot;&quot;&quot;&amp;&quot;,&quot;&amp;&quot;&quot;&quot;&quot;&amp;[.M60]&amp;&quot;&quot;&quot;&quot;&amp;&quot;]}]},&quot;" table:style-name="ce10">
            <text:p>synonyms":["HEM280","HE280M","HEM 280","hem280","he280m","hem 280"]}]},</text:p>
          </table:table-cell>
          <table:table-cell office:value-type="string" office:string-value="{&quot;HEM280&quot;: [{&quot;shape_coords&quot;:[310,288,18,5,33,24],&quot;shape_name&quot;:&quot;I-shape parallel flange&quot;,&quot;synonyms&quot;:[&quot;HEM280&quot;,&quot;HE280M&quot;,&quot;HEM 280&quot;,&quot;hem280&quot;,&quot;he280m&quot;,&quot;hem 280&quot;]}]}," table:formula="of:=&quot;{&quot; &amp; &quot;&quot;&quot;&quot;&amp;[.A60]&amp;&quot;&quot;&quot;&quot;&amp;&quot;: [{&quot;&quot;&quot; &amp;&quot;shape_coords&quot;&amp;&quot;&quot;&quot;&quot; &amp; &quot;:&quot; &amp; &quot;[&quot; &amp; [.B60] &amp; &quot;,&quot; &amp;[.C60] &amp; &quot;,&quot; &amp;[.D60]&amp; &quot;,&quot; &amp;[.E60]&amp; &quot;,&quot; &amp;[.F60] &amp; &quot;],&quot; &amp; &quot;&quot;&quot;&quot; &amp;&quot;shape_name&quot;&amp;&quot;&quot;&quot;&quot; &amp; &quot;:&quot; &amp; &quot;&quot;&quot;&quot; &amp;[.G60] &amp; &quot;&quot;&quot;&quot; &amp; &quot;,&quot; &amp; &quot;&quot;&quot;&quot;&amp;[.O60]" table:style-name="ce5">
            <text:p>{"HEM280": [{"shape_coords":[310,288,18,5,33,24],"shape_name":"I-shape parallel flange","synonyms":["HEM280","HE280M","HEM 280","hem280","he280m","hem 28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300</text:p>
          </table:table-cell>
          <table:table-cell office:value-type="float" office:value="340" table:style-name="ce8">
            <text:p>340</text:p>
          </table:table-cell>
          <table:table-cell office:value-type="float" office:value="310" table:style-name="ce8">
            <text:p>310</text:p>
          </table:table-cell>
          <table:table-cell office:value-type="float" office:value="21" table:style-name="ce8">
            <text:p>21</text:p>
          </table:table-cell>
          <table:table-cell office:value-type="float" office:value="39" table:style-name="ce8">
            <text:p>39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300</text:p>
          </table:table-cell>
          <table:table-cell office:value-type="string" table:style-name="ce5">
            <text:p>HE300M</text:p>
          </table:table-cell>
          <table:table-cell office:value-type="string" table:style-name="ce5">
            <text:p>HEM 300</text:p>
          </table:table-cell>
          <table:table-cell office:value-type="string" office:string-value="hem300" table:formula="of:=LOWER([.H61])" table:style-name="ce10">
            <text:p>hem300</text:p>
          </table:table-cell>
          <table:table-cell office:value-type="string" office:string-value="he300m" table:formula="of:=LOWER([.I61])" table:style-name="ce10">
            <text:p>he300m</text:p>
          </table:table-cell>
          <table:table-cell office:value-type="string" office:string-value="hem 300" table:formula="of:=LOWER([.J61])" table:style-name="ce5">
            <text:p>hem 300</text:p>
          </table:table-cell>
          <table:table-cell table:style-name="ce5"/>
          <table:table-cell office:value-type="string" office:string-value="synonyms&quot;:[&quot;HEM300&quot;,&quot;HE300M&quot;,&quot;HEM 300&quot;,&quot;hem300&quot;,&quot;he300m&quot;,&quot;hem 300&quot;]}]}," table:formula="of:= &quot;synonyms&quot;&amp;&quot;&quot;&quot;&quot;&amp;&quot;:[&quot;&amp;&quot;&quot;&quot;&quot;&amp;[.H61]&amp;&quot;&quot;&quot;&quot;&amp;&quot;,&quot;&amp;&quot;&quot;&quot;&quot;&amp;[.I61]&amp;&quot;&quot;&quot;&quot;&amp;&quot;,&quot;&amp;&quot;&quot;&quot;&quot;&amp;[.J61]&amp;&quot;&quot;&quot;&quot;&amp;&quot;,&quot;&amp;&quot;&quot;&quot;&quot;&amp;[.K61]&amp;&quot;&quot;&quot;&quot;&amp;&quot;,&quot;&amp;&quot;&quot;&quot;&quot;&amp;[.L61]&amp;&quot;&quot;&quot;&quot;&amp;&quot;,&quot;&amp;&quot;&quot;&quot;&quot;&amp;[.M61]&amp;&quot;&quot;&quot;&quot;&amp;&quot;]}]},&quot;" table:style-name="ce10">
            <text:p>synonyms":["HEM300","HE300M","HEM 300","hem300","he300m","hem 300"]}]},</text:p>
          </table:table-cell>
          <table:table-cell office:value-type="string" office:string-value="{&quot;HEM300&quot;: [{&quot;shape_coords&quot;:[340,310,21,39,27],&quot;shape_name&quot;:&quot;I-shape parallel flange&quot;,&quot;synonyms&quot;:[&quot;HEM300&quot;,&quot;HE300M&quot;,&quot;HEM 300&quot;,&quot;hem300&quot;,&quot;he300m&quot;,&quot;hem 300&quot;]}]}," table:formula="of:=&quot;{&quot; &amp; &quot;&quot;&quot;&quot;&amp;[.A61]&amp;&quot;&quot;&quot;&quot;&amp;&quot;: [{&quot;&quot;&quot; &amp;&quot;shape_coords&quot;&amp;&quot;&quot;&quot;&quot; &amp; &quot;:&quot; &amp; &quot;[&quot; &amp; [.B61] &amp; &quot;,&quot; &amp;[.C61] &amp; &quot;,&quot; &amp;[.D61]&amp; &quot;,&quot; &amp;[.E61]&amp; &quot;,&quot; &amp;[.F61] &amp; &quot;],&quot; &amp; &quot;&quot;&quot;&quot; &amp;&quot;shape_name&quot;&amp;&quot;&quot;&quot;&quot; &amp; &quot;:&quot; &amp; &quot;&quot;&quot;&quot; &amp;[.G61] &amp; &quot;&quot;&quot;&quot; &amp; &quot;,&quot; &amp; &quot;&quot;&quot;&quot;&amp;[.O61]" table:style-name="ce5">
            <text:p>{"HEM300": [{"shape_coords":[340,310,21,39,27],"shape_name":"I-shape parallel flange","synonyms":["HEM300","HE300M","HEM 300","hem300","he300m","hem 3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320</text:p>
          </table:table-cell>
          <table:table-cell office:value-type="float" office:value="359" table:style-name="ce8">
            <text:p>359</text:p>
          </table:table-cell>
          <table:table-cell office:value-type="float" office:value="309" table:style-name="ce8">
            <text:p>309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320</text:p>
          </table:table-cell>
          <table:table-cell office:value-type="string" table:style-name="ce5">
            <text:p>HE320M</text:p>
          </table:table-cell>
          <table:table-cell office:value-type="string" table:style-name="ce5">
            <text:p>HEM 320</text:p>
          </table:table-cell>
          <table:table-cell office:value-type="string" office:string-value="hem320" table:formula="of:=LOWER([.H62])" table:style-name="ce10">
            <text:p>hem320</text:p>
          </table:table-cell>
          <table:table-cell office:value-type="string" office:string-value="he320m" table:formula="of:=LOWER([.I62])" table:style-name="ce10">
            <text:p>he320m</text:p>
          </table:table-cell>
          <table:table-cell office:value-type="string" office:string-value="hem 320" table:formula="of:=LOWER([.J62])" table:style-name="ce5">
            <text:p>hem 320</text:p>
          </table:table-cell>
          <table:table-cell table:style-name="ce5"/>
          <table:table-cell office:value-type="string" office:string-value="synonyms&quot;:[&quot;HEM320&quot;,&quot;HE320M&quot;,&quot;HEM 320&quot;,&quot;hem320&quot;,&quot;he320m&quot;,&quot;hem 320&quot;]}]}," table:formula="of:= &quot;synonyms&quot;&amp;&quot;&quot;&quot;&quot;&amp;&quot;:[&quot;&amp;&quot;&quot;&quot;&quot;&amp;[.H62]&amp;&quot;&quot;&quot;&quot;&amp;&quot;,&quot;&amp;&quot;&quot;&quot;&quot;&amp;[.I62]&amp;&quot;&quot;&quot;&quot;&amp;&quot;,&quot;&amp;&quot;&quot;&quot;&quot;&amp;[.J62]&amp;&quot;&quot;&quot;&quot;&amp;&quot;,&quot;&amp;&quot;&quot;&quot;&quot;&amp;[.K62]&amp;&quot;&quot;&quot;&quot;&amp;&quot;,&quot;&amp;&quot;&quot;&quot;&quot;&amp;[.L62]&amp;&quot;&quot;&quot;&quot;&amp;&quot;,&quot;&amp;&quot;&quot;&quot;&quot;&amp;[.M62]&amp;&quot;&quot;&quot;&quot;&amp;&quot;]}]},&quot;" table:style-name="ce10">
            <text:p>synonyms":["HEM320","HE320M","HEM 320","hem320","he320m","hem 320"]}]},</text:p>
          </table:table-cell>
          <table:table-cell office:value-type="string" office:string-value="{&quot;HEM320&quot;: [{&quot;shape_coords&quot;:[359,309,21,40,27],&quot;shape_name&quot;:&quot;I-shape parallel flange&quot;,&quot;synonyms&quot;:[&quot;HEM320&quot;,&quot;HE320M&quot;,&quot;HEM 320&quot;,&quot;hem320&quot;,&quot;he320m&quot;,&quot;hem 320&quot;]}]}," table:formula="of:=&quot;{&quot; &amp; &quot;&quot;&quot;&quot;&amp;[.A62]&amp;&quot;&quot;&quot;&quot;&amp;&quot;: [{&quot;&quot;&quot; &amp;&quot;shape_coords&quot;&amp;&quot;&quot;&quot;&quot; &amp; &quot;:&quot; &amp; &quot;[&quot; &amp; [.B62] &amp; &quot;,&quot; &amp;[.C62] &amp; &quot;,&quot; &amp;[.D62]&amp; &quot;,&quot; &amp;[.E62]&amp; &quot;,&quot; &amp;[.F62] &amp; &quot;],&quot; &amp; &quot;&quot;&quot;&quot; &amp;&quot;shape_name&quot;&amp;&quot;&quot;&quot;&quot; &amp; &quot;:&quot; &amp; &quot;&quot;&quot;&quot; &amp;[.G62] &amp; &quot;&quot;&quot;&quot; &amp; &quot;,&quot; &amp; &quot;&quot;&quot;&quot;&amp;[.O62]" table:style-name="ce5">
            <text:p>{"HEM320": [{"shape_coords":[359,309,21,40,27],"shape_name":"I-shape parallel flange","synonyms":["HEM320","HE320M","HEM 320","hem320","he320m","hem 32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340</text:p>
          </table:table-cell>
          <table:table-cell office:value-type="float" office:value="377" table:style-name="ce8">
            <text:p>377</text:p>
          </table:table-cell>
          <table:table-cell office:value-type="float" office:value="309" table:style-name="ce8">
            <text:p>309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340</text:p>
          </table:table-cell>
          <table:table-cell office:value-type="string" table:style-name="ce5">
            <text:p>HE340M</text:p>
          </table:table-cell>
          <table:table-cell office:value-type="string" table:style-name="ce5">
            <text:p>HEM 340</text:p>
          </table:table-cell>
          <table:table-cell office:value-type="string" office:string-value="hem340" table:formula="of:=LOWER([.H63])" table:style-name="ce10">
            <text:p>hem340</text:p>
          </table:table-cell>
          <table:table-cell office:value-type="string" office:string-value="he340m" table:formula="of:=LOWER([.I63])" table:style-name="ce10">
            <text:p>he340m</text:p>
          </table:table-cell>
          <table:table-cell office:value-type="string" office:string-value="hem 340" table:formula="of:=LOWER([.J63])" table:style-name="ce5">
            <text:p>hem 340</text:p>
          </table:table-cell>
          <table:table-cell table:style-name="ce5"/>
          <table:table-cell office:value-type="string" office:string-value="synonyms&quot;:[&quot;HEM340&quot;,&quot;HE340M&quot;,&quot;HEM 340&quot;,&quot;hem340&quot;,&quot;he340m&quot;,&quot;hem 340&quot;]}]}," table:formula="of:= &quot;synonyms&quot;&amp;&quot;&quot;&quot;&quot;&amp;&quot;:[&quot;&amp;&quot;&quot;&quot;&quot;&amp;[.H63]&amp;&quot;&quot;&quot;&quot;&amp;&quot;,&quot;&amp;&quot;&quot;&quot;&quot;&amp;[.I63]&amp;&quot;&quot;&quot;&quot;&amp;&quot;,&quot;&amp;&quot;&quot;&quot;&quot;&amp;[.J63]&amp;&quot;&quot;&quot;&quot;&amp;&quot;,&quot;&amp;&quot;&quot;&quot;&quot;&amp;[.K63]&amp;&quot;&quot;&quot;&quot;&amp;&quot;,&quot;&amp;&quot;&quot;&quot;&quot;&amp;[.L63]&amp;&quot;&quot;&quot;&quot;&amp;&quot;,&quot;&amp;&quot;&quot;&quot;&quot;&amp;[.M63]&amp;&quot;&quot;&quot;&quot;&amp;&quot;]}]},&quot;" table:style-name="ce10">
            <text:p>synonyms":["HEM340","HE340M","HEM 340","hem340","he340m","hem 340"]}]},</text:p>
          </table:table-cell>
          <table:table-cell office:value-type="string" office:string-value="{&quot;HEM340&quot;: [{&quot;shape_coords&quot;:[377,309,21,40,27],&quot;shape_name&quot;:&quot;I-shape parallel flange&quot;,&quot;synonyms&quot;:[&quot;HEM340&quot;,&quot;HE340M&quot;,&quot;HEM 340&quot;,&quot;hem340&quot;,&quot;he340m&quot;,&quot;hem 340&quot;]}]}," table:formula="of:=&quot;{&quot; &amp; &quot;&quot;&quot;&quot;&amp;[.A63]&amp;&quot;&quot;&quot;&quot;&amp;&quot;: [{&quot;&quot;&quot; &amp;&quot;shape_coords&quot;&amp;&quot;&quot;&quot;&quot; &amp; &quot;:&quot; &amp; &quot;[&quot; &amp; [.B63] &amp; &quot;,&quot; &amp;[.C63] &amp; &quot;,&quot; &amp;[.D63]&amp; &quot;,&quot; &amp;[.E63]&amp; &quot;,&quot; &amp;[.F63] &amp; &quot;],&quot; &amp; &quot;&quot;&quot;&quot; &amp;&quot;shape_name&quot;&amp;&quot;&quot;&quot;&quot; &amp; &quot;:&quot; &amp; &quot;&quot;&quot;&quot; &amp;[.G63] &amp; &quot;&quot;&quot;&quot; &amp; &quot;,&quot; &amp; &quot;&quot;&quot;&quot;&amp;[.O63]" table:style-name="ce5">
            <text:p>{"HEM340": [{"shape_coords":[377,309,21,40,27],"shape_name":"I-shape parallel flange","synonyms":["HEM340","HE340M","HEM 340","hem340","he340m","hem 34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360</text:p>
          </table:table-cell>
          <table:table-cell office:value-type="float" office:value="395" table:style-name="ce8">
            <text:p>395</text:p>
          </table:table-cell>
          <table:table-cell office:value-type="float" office:value="308" table:style-name="ce8">
            <text:p>308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360</text:p>
          </table:table-cell>
          <table:table-cell office:value-type="string" table:style-name="ce5">
            <text:p>HE360M</text:p>
          </table:table-cell>
          <table:table-cell office:value-type="string" table:style-name="ce5">
            <text:p>HEM 360</text:p>
          </table:table-cell>
          <table:table-cell office:value-type="string" office:string-value="hem360" table:formula="of:=LOWER([.H64])" table:style-name="ce10">
            <text:p>hem360</text:p>
          </table:table-cell>
          <table:table-cell office:value-type="string" office:string-value="he360m" table:formula="of:=LOWER([.I64])" table:style-name="ce10">
            <text:p>he360m</text:p>
          </table:table-cell>
          <table:table-cell office:value-type="string" office:string-value="hem 360" table:formula="of:=LOWER([.J64])" table:style-name="ce5">
            <text:p>hem 360</text:p>
          </table:table-cell>
          <table:table-cell table:style-name="ce5"/>
          <table:table-cell office:value-type="string" office:string-value="synonyms&quot;:[&quot;HEM360&quot;,&quot;HE360M&quot;,&quot;HEM 360&quot;,&quot;hem360&quot;,&quot;he360m&quot;,&quot;hem 360&quot;]}]}," table:formula="of:= &quot;synonyms&quot;&amp;&quot;&quot;&quot;&quot;&amp;&quot;:[&quot;&amp;&quot;&quot;&quot;&quot;&amp;[.H64]&amp;&quot;&quot;&quot;&quot;&amp;&quot;,&quot;&amp;&quot;&quot;&quot;&quot;&amp;[.I64]&amp;&quot;&quot;&quot;&quot;&amp;&quot;,&quot;&amp;&quot;&quot;&quot;&quot;&amp;[.J64]&amp;&quot;&quot;&quot;&quot;&amp;&quot;,&quot;&amp;&quot;&quot;&quot;&quot;&amp;[.K64]&amp;&quot;&quot;&quot;&quot;&amp;&quot;,&quot;&amp;&quot;&quot;&quot;&quot;&amp;[.L64]&amp;&quot;&quot;&quot;&quot;&amp;&quot;,&quot;&amp;&quot;&quot;&quot;&quot;&amp;[.M64]&amp;&quot;&quot;&quot;&quot;&amp;&quot;]}]},&quot;" table:style-name="ce10">
            <text:p>synonyms":["HEM360","HE360M","HEM 360","hem360","he360m","hem 360"]}]},</text:p>
          </table:table-cell>
          <table:table-cell office:value-type="string" office:string-value="{&quot;HEM360&quot;: [{&quot;shape_coords&quot;:[395,308,21,40,27],&quot;shape_name&quot;:&quot;I-shape parallel flange&quot;,&quot;synonyms&quot;:[&quot;HEM360&quot;,&quot;HE360M&quot;,&quot;HEM 360&quot;,&quot;hem360&quot;,&quot;he360m&quot;,&quot;hem 360&quot;]}]}," table:formula="of:=&quot;{&quot; &amp; &quot;&quot;&quot;&quot;&amp;[.A64]&amp;&quot;&quot;&quot;&quot;&amp;&quot;: [{&quot;&quot;&quot; &amp;&quot;shape_coords&quot;&amp;&quot;&quot;&quot;&quot; &amp; &quot;:&quot; &amp; &quot;[&quot; &amp; [.B64] &amp; &quot;,&quot; &amp;[.C64] &amp; &quot;,&quot; &amp;[.D64]&amp; &quot;,&quot; &amp;[.E64]&amp; &quot;,&quot; &amp;[.F64] &amp; &quot;],&quot; &amp; &quot;&quot;&quot;&quot; &amp;&quot;shape_name&quot;&amp;&quot;&quot;&quot;&quot; &amp; &quot;:&quot; &amp; &quot;&quot;&quot;&quot; &amp;[.G64] &amp; &quot;&quot;&quot;&quot; &amp; &quot;,&quot; &amp; &quot;&quot;&quot;&quot;&amp;[.O64]" table:style-name="ce5">
            <text:p>{"HEM360": [{"shape_coords":[395,308,21,40,27],"shape_name":"I-shape parallel flange","synonyms":["HEM360","HE360M","HEM 360","hem360","he360m","hem 36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400</text:p>
          </table:table-cell>
          <table:table-cell office:value-type="float" office:value="432" table:style-name="ce8">
            <text:p>432</text:p>
          </table:table-cell>
          <table:table-cell office:value-type="float" office:value="307" table:style-name="ce8">
            <text:p>307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400</text:p>
          </table:table-cell>
          <table:table-cell office:value-type="string" table:style-name="ce5">
            <text:p>HE400M</text:p>
          </table:table-cell>
          <table:table-cell office:value-type="string" table:style-name="ce5">
            <text:p>HEM 400</text:p>
          </table:table-cell>
          <table:table-cell office:value-type="string" office:string-value="hem400" table:formula="of:=LOWER([.H65])" table:style-name="ce10">
            <text:p>hem400</text:p>
          </table:table-cell>
          <table:table-cell office:value-type="string" office:string-value="he400m" table:formula="of:=LOWER([.I65])" table:style-name="ce10">
            <text:p>he400m</text:p>
          </table:table-cell>
          <table:table-cell office:value-type="string" office:string-value="hem 400" table:formula="of:=LOWER([.J65])" table:style-name="ce5">
            <text:p>hem 400</text:p>
          </table:table-cell>
          <table:table-cell table:style-name="ce5"/>
          <table:table-cell office:value-type="string" office:string-value="synonyms&quot;:[&quot;HEM400&quot;,&quot;HE400M&quot;,&quot;HEM 400&quot;,&quot;hem400&quot;,&quot;he400m&quot;,&quot;hem 400&quot;]}]}," table:formula="of:= &quot;synonyms&quot;&amp;&quot;&quot;&quot;&quot;&amp;&quot;:[&quot;&amp;&quot;&quot;&quot;&quot;&amp;[.H65]&amp;&quot;&quot;&quot;&quot;&amp;&quot;,&quot;&amp;&quot;&quot;&quot;&quot;&amp;[.I65]&amp;&quot;&quot;&quot;&quot;&amp;&quot;,&quot;&amp;&quot;&quot;&quot;&quot;&amp;[.J65]&amp;&quot;&quot;&quot;&quot;&amp;&quot;,&quot;&amp;&quot;&quot;&quot;&quot;&amp;[.K65]&amp;&quot;&quot;&quot;&quot;&amp;&quot;,&quot;&amp;&quot;&quot;&quot;&quot;&amp;[.L65]&amp;&quot;&quot;&quot;&quot;&amp;&quot;,&quot;&amp;&quot;&quot;&quot;&quot;&amp;[.M65]&amp;&quot;&quot;&quot;&quot;&amp;&quot;]}]},&quot;" table:style-name="ce10">
            <text:p>synonyms":["HEM400","HE400M","HEM 400","hem400","he400m","hem 400"]}]},</text:p>
          </table:table-cell>
          <table:table-cell office:value-type="string" office:string-value="{&quot;HEM400&quot;: [{&quot;shape_coords&quot;:[432,307,21,40,27],&quot;shape_name&quot;:&quot;I-shape parallel flange&quot;,&quot;synonyms&quot;:[&quot;HEM400&quot;,&quot;HE400M&quot;,&quot;HEM 400&quot;,&quot;hem400&quot;,&quot;he400m&quot;,&quot;hem 400&quot;]}]}," table:formula="of:=&quot;{&quot; &amp; &quot;&quot;&quot;&quot;&amp;[.A65]&amp;&quot;&quot;&quot;&quot;&amp;&quot;: [{&quot;&quot;&quot; &amp;&quot;shape_coords&quot;&amp;&quot;&quot;&quot;&quot; &amp; &quot;:&quot; &amp; &quot;[&quot; &amp; [.B65] &amp; &quot;,&quot; &amp;[.C65] &amp; &quot;,&quot; &amp;[.D65]&amp; &quot;,&quot; &amp;[.E65]&amp; &quot;,&quot; &amp;[.F65] &amp; &quot;],&quot; &amp; &quot;&quot;&quot;&quot; &amp;&quot;shape_name&quot;&amp;&quot;&quot;&quot;&quot; &amp; &quot;:&quot; &amp; &quot;&quot;&quot;&quot; &amp;[.G65] &amp; &quot;&quot;&quot;&quot; &amp; &quot;,&quot; &amp; &quot;&quot;&quot;&quot;&amp;[.O65]" table:style-name="ce5">
            <text:p>{"HEM400": [{"shape_coords":[432,307,21,40,27],"shape_name":"I-shape parallel flange","synonyms":["HEM400","HE400M","HEM 400","hem400","he400m","hem 4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450</text:p>
          </table:table-cell>
          <table:table-cell office:value-type="float" office:value="478" table:style-name="ce8">
            <text:p>478</text:p>
          </table:table-cell>
          <table:table-cell office:value-type="float" office:value="307" table:style-name="ce8">
            <text:p>307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450</text:p>
          </table:table-cell>
          <table:table-cell office:value-type="string" table:style-name="ce5">
            <text:p>HE450M</text:p>
          </table:table-cell>
          <table:table-cell office:value-type="string" table:style-name="ce5">
            <text:p>HEM 450</text:p>
          </table:table-cell>
          <table:table-cell office:value-type="string" office:string-value="hem450" table:formula="of:=LOWER([.H66])" table:style-name="ce10">
            <text:p>hem450</text:p>
          </table:table-cell>
          <table:table-cell office:value-type="string" office:string-value="he450m" table:formula="of:=LOWER([.I66])" table:style-name="ce10">
            <text:p>he450m</text:p>
          </table:table-cell>
          <table:table-cell office:value-type="string" office:string-value="hem 450" table:formula="of:=LOWER([.J66])" table:style-name="ce5">
            <text:p>hem 450</text:p>
          </table:table-cell>
          <table:table-cell table:style-name="ce5"/>
          <table:table-cell office:value-type="string" office:string-value="synonyms&quot;:[&quot;HEM450&quot;,&quot;HE450M&quot;,&quot;HEM 450&quot;,&quot;hem450&quot;,&quot;he450m&quot;,&quot;hem 450&quot;]}]}," table:formula="of:= &quot;synonyms&quot;&amp;&quot;&quot;&quot;&quot;&amp;&quot;:[&quot;&amp;&quot;&quot;&quot;&quot;&amp;[.H66]&amp;&quot;&quot;&quot;&quot;&amp;&quot;,&quot;&amp;&quot;&quot;&quot;&quot;&amp;[.I66]&amp;&quot;&quot;&quot;&quot;&amp;&quot;,&quot;&amp;&quot;&quot;&quot;&quot;&amp;[.J66]&amp;&quot;&quot;&quot;&quot;&amp;&quot;,&quot;&amp;&quot;&quot;&quot;&quot;&amp;[.K66]&amp;&quot;&quot;&quot;&quot;&amp;&quot;,&quot;&amp;&quot;&quot;&quot;&quot;&amp;[.L66]&amp;&quot;&quot;&quot;&quot;&amp;&quot;,&quot;&amp;&quot;&quot;&quot;&quot;&amp;[.M66]&amp;&quot;&quot;&quot;&quot;&amp;&quot;]}]},&quot;" table:style-name="ce10">
            <text:p>synonyms":["HEM450","HE450M","HEM 450","hem450","he450m","hem 450"]}]},</text:p>
          </table:table-cell>
          <table:table-cell office:value-type="string" office:string-value="{&quot;HEM450&quot;: [{&quot;shape_coords&quot;:[478,307,21,40,27],&quot;shape_name&quot;:&quot;I-shape parallel flange&quot;,&quot;synonyms&quot;:[&quot;HEM450&quot;,&quot;HE450M&quot;,&quot;HEM 450&quot;,&quot;hem450&quot;,&quot;he450m&quot;,&quot;hem 450&quot;]}]}," table:formula="of:=&quot;{&quot; &amp; &quot;&quot;&quot;&quot;&amp;[.A66]&amp;&quot;&quot;&quot;&quot;&amp;&quot;: [{&quot;&quot;&quot; &amp;&quot;shape_coords&quot;&amp;&quot;&quot;&quot;&quot; &amp; &quot;:&quot; &amp; &quot;[&quot; &amp; [.B66] &amp; &quot;,&quot; &amp;[.C66] &amp; &quot;,&quot; &amp;[.D66]&amp; &quot;,&quot; &amp;[.E66]&amp; &quot;,&quot; &amp;[.F66] &amp; &quot;],&quot; &amp; &quot;&quot;&quot;&quot; &amp;&quot;shape_name&quot;&amp;&quot;&quot;&quot;&quot; &amp; &quot;:&quot; &amp; &quot;&quot;&quot;&quot; &amp;[.G66] &amp; &quot;&quot;&quot;&quot; &amp; &quot;,&quot; &amp; &quot;&quot;&quot;&quot;&amp;[.O66]" table:style-name="ce5">
            <text:p>{"HEM450": [{"shape_coords":[478,307,21,40,27],"shape_name":"I-shape parallel flange","synonyms":["HEM450","HE450M","HEM 450","hem450","he450m","hem 45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500</text:p>
          </table:table-cell>
          <table:table-cell office:value-type="float" office:value="524" table:style-name="ce8">
            <text:p>524</text:p>
          </table:table-cell>
          <table:table-cell office:value-type="float" office:value="306" table:style-name="ce8">
            <text:p>306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500</text:p>
          </table:table-cell>
          <table:table-cell office:value-type="string" table:style-name="ce5">
            <text:p>HE500M</text:p>
          </table:table-cell>
          <table:table-cell office:value-type="string" table:style-name="ce5">
            <text:p>HEM 500</text:p>
          </table:table-cell>
          <table:table-cell office:value-type="string" office:string-value="hem500" table:formula="of:=LOWER([.H67])" table:style-name="ce10">
            <text:p>hem500</text:p>
          </table:table-cell>
          <table:table-cell office:value-type="string" office:string-value="he500m" table:formula="of:=LOWER([.I67])" table:style-name="ce10">
            <text:p>he500m</text:p>
          </table:table-cell>
          <table:table-cell office:value-type="string" office:string-value="hem 500" table:formula="of:=LOWER([.J67])" table:style-name="ce5">
            <text:p>hem 500</text:p>
          </table:table-cell>
          <table:table-cell table:style-name="ce5"/>
          <table:table-cell office:value-type="string" office:string-value="synonyms&quot;:[&quot;HEM500&quot;,&quot;HE500M&quot;,&quot;HEM 500&quot;,&quot;hem500&quot;,&quot;he500m&quot;,&quot;hem 500&quot;]}]}," table:formula="of:= &quot;synonyms&quot;&amp;&quot;&quot;&quot;&quot;&amp;&quot;:[&quot;&amp;&quot;&quot;&quot;&quot;&amp;[.H67]&amp;&quot;&quot;&quot;&quot;&amp;&quot;,&quot;&amp;&quot;&quot;&quot;&quot;&amp;[.I67]&amp;&quot;&quot;&quot;&quot;&amp;&quot;,&quot;&amp;&quot;&quot;&quot;&quot;&amp;[.J67]&amp;&quot;&quot;&quot;&quot;&amp;&quot;,&quot;&amp;&quot;&quot;&quot;&quot;&amp;[.K67]&amp;&quot;&quot;&quot;&quot;&amp;&quot;,&quot;&amp;&quot;&quot;&quot;&quot;&amp;[.L67]&amp;&quot;&quot;&quot;&quot;&amp;&quot;,&quot;&amp;&quot;&quot;&quot;&quot;&amp;[.M67]&amp;&quot;&quot;&quot;&quot;&amp;&quot;]}]},&quot;" table:style-name="ce10">
            <text:p>synonyms":["HEM500","HE500M","HEM 500","hem500","he500m","hem 500"]}]},</text:p>
          </table:table-cell>
          <table:table-cell office:value-type="string" office:string-value="{&quot;HEM500&quot;: [{&quot;shape_coords&quot;:[524,306,21,40,27],&quot;shape_name&quot;:&quot;I-shape parallel flange&quot;,&quot;synonyms&quot;:[&quot;HEM500&quot;,&quot;HE500M&quot;,&quot;HEM 500&quot;,&quot;hem500&quot;,&quot;he500m&quot;,&quot;hem 500&quot;]}]}," table:formula="of:=&quot;{&quot; &amp; &quot;&quot;&quot;&quot;&amp;[.A67]&amp;&quot;&quot;&quot;&quot;&amp;&quot;: [{&quot;&quot;&quot; &amp;&quot;shape_coords&quot;&amp;&quot;&quot;&quot;&quot; &amp; &quot;:&quot; &amp; &quot;[&quot; &amp; [.B67] &amp; &quot;,&quot; &amp;[.C67] &amp; &quot;,&quot; &amp;[.D67]&amp; &quot;,&quot; &amp;[.E67]&amp; &quot;,&quot; &amp;[.F67] &amp; &quot;],&quot; &amp; &quot;&quot;&quot;&quot; &amp;&quot;shape_name&quot;&amp;&quot;&quot;&quot;&quot; &amp; &quot;:&quot; &amp; &quot;&quot;&quot;&quot; &amp;[.G67] &amp; &quot;&quot;&quot;&quot; &amp; &quot;,&quot; &amp; &quot;&quot;&quot;&quot;&amp;[.O67]" table:style-name="ce5">
            <text:p>{"HEM500": [{"shape_coords":[524,306,21,40,27],"shape_name":"I-shape parallel flange","synonyms":["HEM500","HE500M","HEM 500","hem500","he500m","hem 5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550</text:p>
          </table:table-cell>
          <table:table-cell office:value-type="float" office:value="572" table:style-name="ce8">
            <text:p>572</text:p>
          </table:table-cell>
          <table:table-cell office:value-type="float" office:value="306" table:style-name="ce8">
            <text:p>306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550</text:p>
          </table:table-cell>
          <table:table-cell office:value-type="string" table:style-name="ce5">
            <text:p>HE550M</text:p>
          </table:table-cell>
          <table:table-cell office:value-type="string" table:style-name="ce5">
            <text:p>HEM 550</text:p>
          </table:table-cell>
          <table:table-cell office:value-type="string" office:string-value="hem550" table:formula="of:=LOWER([.H68])" table:style-name="ce10">
            <text:p>hem550</text:p>
          </table:table-cell>
          <table:table-cell office:value-type="string" office:string-value="he550m" table:formula="of:=LOWER([.I68])" table:style-name="ce10">
            <text:p>he550m</text:p>
          </table:table-cell>
          <table:table-cell office:value-type="string" office:string-value="hem 550" table:formula="of:=LOWER([.J68])" table:style-name="ce5">
            <text:p>hem 550</text:p>
          </table:table-cell>
          <table:table-cell table:style-name="ce5"/>
          <table:table-cell office:value-type="string" office:string-value="synonyms&quot;:[&quot;HEM550&quot;,&quot;HE550M&quot;,&quot;HEM 550&quot;,&quot;hem550&quot;,&quot;he550m&quot;,&quot;hem 550&quot;]}]}," table:formula="of:= &quot;synonyms&quot;&amp;&quot;&quot;&quot;&quot;&amp;&quot;:[&quot;&amp;&quot;&quot;&quot;&quot;&amp;[.H68]&amp;&quot;&quot;&quot;&quot;&amp;&quot;,&quot;&amp;&quot;&quot;&quot;&quot;&amp;[.I68]&amp;&quot;&quot;&quot;&quot;&amp;&quot;,&quot;&amp;&quot;&quot;&quot;&quot;&amp;[.J68]&amp;&quot;&quot;&quot;&quot;&amp;&quot;,&quot;&amp;&quot;&quot;&quot;&quot;&amp;[.K68]&amp;&quot;&quot;&quot;&quot;&amp;&quot;,&quot;&amp;&quot;&quot;&quot;&quot;&amp;[.L68]&amp;&quot;&quot;&quot;&quot;&amp;&quot;,&quot;&amp;&quot;&quot;&quot;&quot;&amp;[.M68]&amp;&quot;&quot;&quot;&quot;&amp;&quot;]}]},&quot;" table:style-name="ce10">
            <text:p>synonyms":["HEM550","HE550M","HEM 550","hem550","he550m","hem 550"]}]},</text:p>
          </table:table-cell>
          <table:table-cell office:value-type="string" office:string-value="{&quot;HEM550&quot;: [{&quot;shape_coords&quot;:[572,306,21,40,27],&quot;shape_name&quot;:&quot;I-shape parallel flange&quot;,&quot;synonyms&quot;:[&quot;HEM550&quot;,&quot;HE550M&quot;,&quot;HEM 550&quot;,&quot;hem550&quot;,&quot;he550m&quot;,&quot;hem 550&quot;]}]}," table:formula="of:=&quot;{&quot; &amp; &quot;&quot;&quot;&quot;&amp;[.A68]&amp;&quot;&quot;&quot;&quot;&amp;&quot;: [{&quot;&quot;&quot; &amp;&quot;shape_coords&quot;&amp;&quot;&quot;&quot;&quot; &amp; &quot;:&quot; &amp; &quot;[&quot; &amp; [.B68] &amp; &quot;,&quot; &amp;[.C68] &amp; &quot;,&quot; &amp;[.D68]&amp; &quot;,&quot; &amp;[.E68]&amp; &quot;,&quot; &amp;[.F68] &amp; &quot;],&quot; &amp; &quot;&quot;&quot;&quot; &amp;&quot;shape_name&quot;&amp;&quot;&quot;&quot;&quot; &amp; &quot;:&quot; &amp; &quot;&quot;&quot;&quot; &amp;[.G68] &amp; &quot;&quot;&quot;&quot; &amp; &quot;,&quot; &amp; &quot;&quot;&quot;&quot;&amp;[.O68]" table:style-name="ce5">
            <text:p>{"HEM550": [{"shape_coords":[572,306,21,40,27],"shape_name":"I-shape parallel flange","synonyms":["HEM550","HE550M","HEM 550","hem550","he550m","hem 55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600</text:p>
          </table:table-cell>
          <table:table-cell office:value-type="float" office:value="620" table:style-name="ce8">
            <text:p>620</text:p>
          </table:table-cell>
          <table:table-cell office:value-type="float" office:value="305" table:style-name="ce8">
            <text:p>305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600</text:p>
          </table:table-cell>
          <table:table-cell office:value-type="string" table:style-name="ce5">
            <text:p>HE600M</text:p>
          </table:table-cell>
          <table:table-cell office:value-type="string" table:style-name="ce5">
            <text:p>HEM 600</text:p>
          </table:table-cell>
          <table:table-cell office:value-type="string" office:string-value="hem600" table:formula="of:=LOWER([.H69])" table:style-name="ce10">
            <text:p>hem600</text:p>
          </table:table-cell>
          <table:table-cell office:value-type="string" office:string-value="he600m" table:formula="of:=LOWER([.I69])" table:style-name="ce10">
            <text:p>he600m</text:p>
          </table:table-cell>
          <table:table-cell office:value-type="string" office:string-value="hem 600" table:formula="of:=LOWER([.J69])" table:style-name="ce5">
            <text:p>hem 600</text:p>
          </table:table-cell>
          <table:table-cell table:style-name="ce5"/>
          <table:table-cell office:value-type="string" office:string-value="synonyms&quot;:[&quot;HEM600&quot;,&quot;HE600M&quot;,&quot;HEM 600&quot;,&quot;hem600&quot;,&quot;he600m&quot;,&quot;hem 600&quot;]}]}," table:formula="of:= &quot;synonyms&quot;&amp;&quot;&quot;&quot;&quot;&amp;&quot;:[&quot;&amp;&quot;&quot;&quot;&quot;&amp;[.H69]&amp;&quot;&quot;&quot;&quot;&amp;&quot;,&quot;&amp;&quot;&quot;&quot;&quot;&amp;[.I69]&amp;&quot;&quot;&quot;&quot;&amp;&quot;,&quot;&amp;&quot;&quot;&quot;&quot;&amp;[.J69]&amp;&quot;&quot;&quot;&quot;&amp;&quot;,&quot;&amp;&quot;&quot;&quot;&quot;&amp;[.K69]&amp;&quot;&quot;&quot;&quot;&amp;&quot;,&quot;&amp;&quot;&quot;&quot;&quot;&amp;[.L69]&amp;&quot;&quot;&quot;&quot;&amp;&quot;,&quot;&amp;&quot;&quot;&quot;&quot;&amp;[.M69]&amp;&quot;&quot;&quot;&quot;&amp;&quot;]}]},&quot;" table:style-name="ce10">
            <text:p>synonyms":["HEM600","HE600M","HEM 600","hem600","he600m","hem 600"]}]},</text:p>
          </table:table-cell>
          <table:table-cell office:value-type="string" office:string-value="{&quot;HEM600&quot;: [{&quot;shape_coords&quot;:[620,305,21,40,27],&quot;shape_name&quot;:&quot;I-shape parallel flange&quot;,&quot;synonyms&quot;:[&quot;HEM600&quot;,&quot;HE600M&quot;,&quot;HEM 600&quot;,&quot;hem600&quot;,&quot;he600m&quot;,&quot;hem 600&quot;]}]}," table:formula="of:=&quot;{&quot; &amp; &quot;&quot;&quot;&quot;&amp;[.A69]&amp;&quot;&quot;&quot;&quot;&amp;&quot;: [{&quot;&quot;&quot; &amp;&quot;shape_coords&quot;&amp;&quot;&quot;&quot;&quot; &amp; &quot;:&quot; &amp; &quot;[&quot; &amp; [.B69] &amp; &quot;,&quot; &amp;[.C69] &amp; &quot;,&quot; &amp;[.D69]&amp; &quot;,&quot; &amp;[.E69]&amp; &quot;,&quot; &amp;[.F69] &amp; &quot;],&quot; &amp; &quot;&quot;&quot;&quot; &amp;&quot;shape_name&quot;&amp;&quot;&quot;&quot;&quot; &amp; &quot;:&quot; &amp; &quot;&quot;&quot;&quot; &amp;[.G69] &amp; &quot;&quot;&quot;&quot; &amp; &quot;,&quot; &amp; &quot;&quot;&quot;&quot;&amp;[.O69]" table:style-name="ce5">
            <text:p>{"HEM600": [{"shape_coords":[620,305,21,40,27],"shape_name":"I-shape parallel flange","synonyms":["HEM600","HE600M","HEM 600","hem600","he600m","hem 6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650</text:p>
          </table:table-cell>
          <table:table-cell office:value-type="float" office:value="668" table:style-name="ce8">
            <text:p>668</text:p>
          </table:table-cell>
          <table:table-cell office:value-type="float" office:value="305" table:style-name="ce8">
            <text:p>305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650</text:p>
          </table:table-cell>
          <table:table-cell office:value-type="string" table:style-name="ce5">
            <text:p>HE650M</text:p>
          </table:table-cell>
          <table:table-cell office:value-type="string" table:style-name="ce5">
            <text:p>HEM 650</text:p>
          </table:table-cell>
          <table:table-cell office:value-type="string" office:string-value="hem650" table:formula="of:=LOWER([.H70])" table:style-name="ce10">
            <text:p>hem650</text:p>
          </table:table-cell>
          <table:table-cell office:value-type="string" office:string-value="he650m" table:formula="of:=LOWER([.I70])" table:style-name="ce10">
            <text:p>he650m</text:p>
          </table:table-cell>
          <table:table-cell office:value-type="string" office:string-value="hem 650" table:formula="of:=LOWER([.J70])" table:style-name="ce5">
            <text:p>hem 650</text:p>
          </table:table-cell>
          <table:table-cell table:style-name="ce5"/>
          <table:table-cell office:value-type="string" office:string-value="synonyms&quot;:[&quot;HEM650&quot;,&quot;HE650M&quot;,&quot;HEM 650&quot;,&quot;hem650&quot;,&quot;he650m&quot;,&quot;hem 650&quot;]}]}," table:formula="of:= &quot;synonyms&quot;&amp;&quot;&quot;&quot;&quot;&amp;&quot;:[&quot;&amp;&quot;&quot;&quot;&quot;&amp;[.H70]&amp;&quot;&quot;&quot;&quot;&amp;&quot;,&quot;&amp;&quot;&quot;&quot;&quot;&amp;[.I70]&amp;&quot;&quot;&quot;&quot;&amp;&quot;,&quot;&amp;&quot;&quot;&quot;&quot;&amp;[.J70]&amp;&quot;&quot;&quot;&quot;&amp;&quot;,&quot;&amp;&quot;&quot;&quot;&quot;&amp;[.K70]&amp;&quot;&quot;&quot;&quot;&amp;&quot;,&quot;&amp;&quot;&quot;&quot;&quot;&amp;[.L70]&amp;&quot;&quot;&quot;&quot;&amp;&quot;,&quot;&amp;&quot;&quot;&quot;&quot;&amp;[.M70]&amp;&quot;&quot;&quot;&quot;&amp;&quot;]}]},&quot;" table:style-name="ce10">
            <text:p>synonyms":["HEM650","HE650M","HEM 650","hem650","he650m","hem 650"]}]},</text:p>
          </table:table-cell>
          <table:table-cell office:value-type="string" office:string-value="{&quot;HEM650&quot;: [{&quot;shape_coords&quot;:[668,305,21,40,27],&quot;shape_name&quot;:&quot;I-shape parallel flange&quot;,&quot;synonyms&quot;:[&quot;HEM650&quot;,&quot;HE650M&quot;,&quot;HEM 650&quot;,&quot;hem650&quot;,&quot;he650m&quot;,&quot;hem 650&quot;]}]}," table:formula="of:=&quot;{&quot; &amp; &quot;&quot;&quot;&quot;&amp;[.A70]&amp;&quot;&quot;&quot;&quot;&amp;&quot;: [{&quot;&quot;&quot; &amp;&quot;shape_coords&quot;&amp;&quot;&quot;&quot;&quot; &amp; &quot;:&quot; &amp; &quot;[&quot; &amp; [.B70] &amp; &quot;,&quot; &amp;[.C70] &amp; &quot;,&quot; &amp;[.D70]&amp; &quot;,&quot; &amp;[.E70]&amp; &quot;,&quot; &amp;[.F70] &amp; &quot;],&quot; &amp; &quot;&quot;&quot;&quot; &amp;&quot;shape_name&quot;&amp;&quot;&quot;&quot;&quot; &amp; &quot;:&quot; &amp; &quot;&quot;&quot;&quot; &amp;[.G70] &amp; &quot;&quot;&quot;&quot; &amp; &quot;,&quot; &amp; &quot;&quot;&quot;&quot;&amp;[.O70]" table:style-name="ce5">
            <text:p>{"HEM650": [{"shape_coords":[668,305,21,40,27],"shape_name":"I-shape parallel flange","synonyms":["HEM650","HE650M","HEM 650","hem650","he650m","hem 65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700</text:p>
          </table:table-cell>
          <table:table-cell office:value-type="float" office:value="716" table:style-name="ce8">
            <text:p>716</text:p>
          </table:table-cell>
          <table:table-cell office:value-type="float" office:value="304" table:style-name="ce8">
            <text:p>304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700</text:p>
          </table:table-cell>
          <table:table-cell office:value-type="string" table:style-name="ce5">
            <text:p>HE700M</text:p>
          </table:table-cell>
          <table:table-cell office:value-type="string" table:style-name="ce5">
            <text:p>HEM 700</text:p>
          </table:table-cell>
          <table:table-cell office:value-type="string" office:string-value="hem700" table:formula="of:=LOWER([.H71])" table:style-name="ce10">
            <text:p>hem700</text:p>
          </table:table-cell>
          <table:table-cell office:value-type="string" office:string-value="he700m" table:formula="of:=LOWER([.I71])" table:style-name="ce10">
            <text:p>he700m</text:p>
          </table:table-cell>
          <table:table-cell office:value-type="string" office:string-value="hem 700" table:formula="of:=LOWER([.J71])" table:style-name="ce5">
            <text:p>hem 700</text:p>
          </table:table-cell>
          <table:table-cell table:style-name="ce5"/>
          <table:table-cell office:value-type="string" office:string-value="synonyms&quot;:[&quot;HEM700&quot;,&quot;HE700M&quot;,&quot;HEM 700&quot;,&quot;hem700&quot;,&quot;he700m&quot;,&quot;hem 700&quot;]}]}," table:formula="of:= &quot;synonyms&quot;&amp;&quot;&quot;&quot;&quot;&amp;&quot;:[&quot;&amp;&quot;&quot;&quot;&quot;&amp;[.H71]&amp;&quot;&quot;&quot;&quot;&amp;&quot;,&quot;&amp;&quot;&quot;&quot;&quot;&amp;[.I71]&amp;&quot;&quot;&quot;&quot;&amp;&quot;,&quot;&amp;&quot;&quot;&quot;&quot;&amp;[.J71]&amp;&quot;&quot;&quot;&quot;&amp;&quot;,&quot;&amp;&quot;&quot;&quot;&quot;&amp;[.K71]&amp;&quot;&quot;&quot;&quot;&amp;&quot;,&quot;&amp;&quot;&quot;&quot;&quot;&amp;[.L71]&amp;&quot;&quot;&quot;&quot;&amp;&quot;,&quot;&amp;&quot;&quot;&quot;&quot;&amp;[.M71]&amp;&quot;&quot;&quot;&quot;&amp;&quot;]}]},&quot;" table:style-name="ce10">
            <text:p>synonyms":["HEM700","HE700M","HEM 700","hem700","he700m","hem 700"]}]},</text:p>
          </table:table-cell>
          <table:table-cell office:value-type="string" office:string-value="{&quot;HEM700&quot;: [{&quot;shape_coords&quot;:[716,304,21,40,27],&quot;shape_name&quot;:&quot;I-shape parallel flange&quot;,&quot;synonyms&quot;:[&quot;HEM700&quot;,&quot;HE700M&quot;,&quot;HEM 700&quot;,&quot;hem700&quot;,&quot;he700m&quot;,&quot;hem 700&quot;]}]}," table:formula="of:=&quot;{&quot; &amp; &quot;&quot;&quot;&quot;&amp;[.A71]&amp;&quot;&quot;&quot;&quot;&amp;&quot;: [{&quot;&quot;&quot; &amp;&quot;shape_coords&quot;&amp;&quot;&quot;&quot;&quot; &amp; &quot;:&quot; &amp; &quot;[&quot; &amp; [.B71] &amp; &quot;,&quot; &amp;[.C71] &amp; &quot;,&quot; &amp;[.D71]&amp; &quot;,&quot; &amp;[.E71]&amp; &quot;,&quot; &amp;[.F71] &amp; &quot;],&quot; &amp; &quot;&quot;&quot;&quot; &amp;&quot;shape_name&quot;&amp;&quot;&quot;&quot;&quot; &amp; &quot;:&quot; &amp; &quot;&quot;&quot;&quot; &amp;[.G71] &amp; &quot;&quot;&quot;&quot; &amp; &quot;,&quot; &amp; &quot;&quot;&quot;&quot;&amp;[.O71]" table:style-name="ce5">
            <text:p>{"HEM700": [{"shape_coords":[716,304,21,40,27],"shape_name":"I-shape parallel flange","synonyms":["HEM700","HE700M","HEM 700","hem700","he700m","hem 7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800</text:p>
          </table:table-cell>
          <table:table-cell office:value-type="float" office:value="814" table:style-name="ce8">
            <text:p>814</text:p>
          </table:table-cell>
          <table:table-cell office:value-type="float" office:value="303" table:style-name="ce8">
            <text:p>303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800</text:p>
          </table:table-cell>
          <table:table-cell office:value-type="string" table:style-name="ce5">
            <text:p>HE800M</text:p>
          </table:table-cell>
          <table:table-cell office:value-type="string" table:style-name="ce5">
            <text:p>HEM 800</text:p>
          </table:table-cell>
          <table:table-cell office:value-type="string" office:string-value="hem800" table:formula="of:=LOWER([.H72])" table:style-name="ce10">
            <text:p>hem800</text:p>
          </table:table-cell>
          <table:table-cell office:value-type="string" office:string-value="he800m" table:formula="of:=LOWER([.I72])" table:style-name="ce10">
            <text:p>he800m</text:p>
          </table:table-cell>
          <table:table-cell office:value-type="string" office:string-value="hem 800" table:formula="of:=LOWER([.J72])" table:style-name="ce5">
            <text:p>hem 800</text:p>
          </table:table-cell>
          <table:table-cell table:style-name="ce5"/>
          <table:table-cell office:value-type="string" office:string-value="synonyms&quot;:[&quot;HEM800&quot;,&quot;HE800M&quot;,&quot;HEM 800&quot;,&quot;hem800&quot;,&quot;he800m&quot;,&quot;hem 800&quot;]}]}," table:formula="of:= &quot;synonyms&quot;&amp;&quot;&quot;&quot;&quot;&amp;&quot;:[&quot;&amp;&quot;&quot;&quot;&quot;&amp;[.H72]&amp;&quot;&quot;&quot;&quot;&amp;&quot;,&quot;&amp;&quot;&quot;&quot;&quot;&amp;[.I72]&amp;&quot;&quot;&quot;&quot;&amp;&quot;,&quot;&amp;&quot;&quot;&quot;&quot;&amp;[.J72]&amp;&quot;&quot;&quot;&quot;&amp;&quot;,&quot;&amp;&quot;&quot;&quot;&quot;&amp;[.K72]&amp;&quot;&quot;&quot;&quot;&amp;&quot;,&quot;&amp;&quot;&quot;&quot;&quot;&amp;[.L72]&amp;&quot;&quot;&quot;&quot;&amp;&quot;,&quot;&amp;&quot;&quot;&quot;&quot;&amp;[.M72]&amp;&quot;&quot;&quot;&quot;&amp;&quot;]}]},&quot;" table:style-name="ce10">
            <text:p>synonyms":["HEM800","HE800M","HEM 800","hem800","he800m","hem 800"]}]},</text:p>
          </table:table-cell>
          <table:table-cell office:value-type="string" office:string-value="{&quot;HEM800&quot;: [{&quot;shape_coords&quot;:[814,303,21,40,30],&quot;shape_name&quot;:&quot;I-shape parallel flange&quot;,&quot;synonyms&quot;:[&quot;HEM800&quot;,&quot;HE800M&quot;,&quot;HEM 800&quot;,&quot;hem800&quot;,&quot;he800m&quot;,&quot;hem 800&quot;]}]}," table:formula="of:=&quot;{&quot; &amp; &quot;&quot;&quot;&quot;&amp;[.A72]&amp;&quot;&quot;&quot;&quot;&amp;&quot;: [{&quot;&quot;&quot; &amp;&quot;shape_coords&quot;&amp;&quot;&quot;&quot;&quot; &amp; &quot;:&quot; &amp; &quot;[&quot; &amp; [.B72] &amp; &quot;,&quot; &amp;[.C72] &amp; &quot;,&quot; &amp;[.D72]&amp; &quot;,&quot; &amp;[.E72]&amp; &quot;,&quot; &amp;[.F72] &amp; &quot;],&quot; &amp; &quot;&quot;&quot;&quot; &amp;&quot;shape_name&quot;&amp;&quot;&quot;&quot;&quot; &amp; &quot;:&quot; &amp; &quot;&quot;&quot;&quot; &amp;[.G72] &amp; &quot;&quot;&quot;&quot; &amp; &quot;,&quot; &amp; &quot;&quot;&quot;&quot;&amp;[.O72]" table:style-name="ce5">
            <text:p>{"HEM800": [{"shape_coords":[814,303,21,40,30],"shape_name":"I-shape parallel flange","synonyms":["HEM800","HE800M","HEM 800","hem800","he800m","hem 8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900</text:p>
          </table:table-cell>
          <table:table-cell office:value-type="float" office:value="910" table:style-name="ce8">
            <text:p>910</text:p>
          </table:table-cell>
          <table:table-cell office:value-type="float" office:value="302" table:style-name="ce8">
            <text:p>302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900</text:p>
          </table:table-cell>
          <table:table-cell office:value-type="string" table:style-name="ce5">
            <text:p>HE900M</text:p>
          </table:table-cell>
          <table:table-cell office:value-type="string" table:style-name="ce5">
            <text:p>HEM 900</text:p>
          </table:table-cell>
          <table:table-cell office:value-type="string" office:string-value="hem900" table:formula="of:=LOWER([.H73])" table:style-name="ce10">
            <text:p>hem900</text:p>
          </table:table-cell>
          <table:table-cell office:value-type="string" office:string-value="he900m" table:formula="of:=LOWER([.I73])" table:style-name="ce10">
            <text:p>he900m</text:p>
          </table:table-cell>
          <table:table-cell office:value-type="string" office:string-value="hem 900" table:formula="of:=LOWER([.J73])" table:style-name="ce5">
            <text:p>hem 900</text:p>
          </table:table-cell>
          <table:table-cell table:style-name="ce5"/>
          <table:table-cell office:value-type="string" office:string-value="synonyms&quot;:[&quot;HEM900&quot;,&quot;HE900M&quot;,&quot;HEM 900&quot;,&quot;hem900&quot;,&quot;he900m&quot;,&quot;hem 900&quot;]}]}," table:formula="of:= &quot;synonyms&quot;&amp;&quot;&quot;&quot;&quot;&amp;&quot;:[&quot;&amp;&quot;&quot;&quot;&quot;&amp;[.H73]&amp;&quot;&quot;&quot;&quot;&amp;&quot;,&quot;&amp;&quot;&quot;&quot;&quot;&amp;[.I73]&amp;&quot;&quot;&quot;&quot;&amp;&quot;,&quot;&amp;&quot;&quot;&quot;&quot;&amp;[.J73]&amp;&quot;&quot;&quot;&quot;&amp;&quot;,&quot;&amp;&quot;&quot;&quot;&quot;&amp;[.K73]&amp;&quot;&quot;&quot;&quot;&amp;&quot;,&quot;&amp;&quot;&quot;&quot;&quot;&amp;[.L73]&amp;&quot;&quot;&quot;&quot;&amp;&quot;,&quot;&amp;&quot;&quot;&quot;&quot;&amp;[.M73]&amp;&quot;&quot;&quot;&quot;&amp;&quot;]}]},&quot;" table:style-name="ce10">
            <text:p>synonyms":["HEM900","HE900M","HEM 900","hem900","he900m","hem 900"]}]},</text:p>
          </table:table-cell>
          <table:table-cell office:value-type="string" office:string-value="{&quot;HEM900&quot;: [{&quot;shape_coords&quot;:[910,302,21,40,30],&quot;shape_name&quot;:&quot;I-shape parallel flange&quot;,&quot;synonyms&quot;:[&quot;HEM900&quot;,&quot;HE900M&quot;,&quot;HEM 900&quot;,&quot;hem900&quot;,&quot;he900m&quot;,&quot;hem 900&quot;]}]}," table:formula="of:=&quot;{&quot; &amp; &quot;&quot;&quot;&quot;&amp;[.A73]&amp;&quot;&quot;&quot;&quot;&amp;&quot;: [{&quot;&quot;&quot; &amp;&quot;shape_coords&quot;&amp;&quot;&quot;&quot;&quot; &amp; &quot;:&quot; &amp; &quot;[&quot; &amp; [.B73] &amp; &quot;,&quot; &amp;[.C73] &amp; &quot;,&quot; &amp;[.D73]&amp; &quot;,&quot; &amp;[.E73]&amp; &quot;,&quot; &amp;[.F73] &amp; &quot;],&quot; &amp; &quot;&quot;&quot;&quot; &amp;&quot;shape_name&quot;&amp;&quot;&quot;&quot;&quot; &amp; &quot;:&quot; &amp; &quot;&quot;&quot;&quot; &amp;[.G73] &amp; &quot;&quot;&quot;&quot; &amp; &quot;,&quot; &amp; &quot;&quot;&quot;&quot;&amp;[.O73]" table:style-name="ce5">
            <text:p>{"HEM900": [{"shape_coords":[910,302,21,40,30],"shape_name":"I-shape parallel flange","synonyms":["HEM900","HE900M","HEM 900","hem900","he900m","hem 9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HEM1000</text:p>
          </table:table-cell>
          <table:table-cell office:value-type="float" office:value="1008" table:style-name="ce8">
            <text:p>1008</text:p>
          </table:table-cell>
          <table:table-cell office:value-type="float" office:value="302" table:style-name="ce8">
            <text:p>302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HEM1000</text:p>
          </table:table-cell>
          <table:table-cell office:value-type="string" table:style-name="ce5">
            <text:p>HE1000M</text:p>
          </table:table-cell>
          <table:table-cell office:value-type="string" table:style-name="ce5">
            <text:p>HEM 1000</text:p>
          </table:table-cell>
          <table:table-cell office:value-type="string" office:string-value="hem1000" table:formula="of:=LOWER([.H74])" table:style-name="ce10">
            <text:p>hem1000</text:p>
          </table:table-cell>
          <table:table-cell office:value-type="string" office:string-value="he1000m" table:formula="of:=LOWER([.I74])" table:style-name="ce10">
            <text:p>he1000m</text:p>
          </table:table-cell>
          <table:table-cell office:value-type="string" office:string-value="hem 1000" table:formula="of:=LOWER([.J74])" table:style-name="ce5">
            <text:p>hem 1000</text:p>
          </table:table-cell>
          <table:table-cell table:style-name="ce5"/>
          <table:table-cell office:value-type="string" office:string-value="synonyms&quot;:[&quot;HEM1000&quot;,&quot;HE1000M&quot;,&quot;HEM 1000&quot;,&quot;hem1000&quot;,&quot;he1000m&quot;,&quot;hem 1000&quot;]}]}," table:formula="of:= &quot;synonyms&quot;&amp;&quot;&quot;&quot;&quot;&amp;&quot;:[&quot;&amp;&quot;&quot;&quot;&quot;&amp;[.H74]&amp;&quot;&quot;&quot;&quot;&amp;&quot;,&quot;&amp;&quot;&quot;&quot;&quot;&amp;[.I74]&amp;&quot;&quot;&quot;&quot;&amp;&quot;,&quot;&amp;&quot;&quot;&quot;&quot;&amp;[.J74]&amp;&quot;&quot;&quot;&quot;&amp;&quot;,&quot;&amp;&quot;&quot;&quot;&quot;&amp;[.K74]&amp;&quot;&quot;&quot;&quot;&amp;&quot;,&quot;&amp;&quot;&quot;&quot;&quot;&amp;[.L74]&amp;&quot;&quot;&quot;&quot;&amp;&quot;,&quot;&amp;&quot;&quot;&quot;&quot;&amp;[.M74]&amp;&quot;&quot;&quot;&quot;&amp;&quot;]}]},&quot;" table:style-name="ce10">
            <text:p>synonyms":["HEM1000","HE1000M","HEM 1000","hem1000","he1000m","hem 1000"]}]},</text:p>
          </table:table-cell>
          <table:table-cell office:value-type="string" office:string-value="{&quot;HEM1000&quot;: [{&quot;shape_coords&quot;:[1008,302,21,40,30],&quot;shape_name&quot;:&quot;I-shape parallel flange&quot;,&quot;synonyms&quot;:[&quot;HEM1000&quot;,&quot;HE1000M&quot;,&quot;HEM 1000&quot;,&quot;hem1000&quot;,&quot;he1000m&quot;,&quot;hem 1000&quot;]}]}," table:formula="of:=&quot;{&quot; &amp; &quot;&quot;&quot;&quot;&amp;[.A74]&amp;&quot;&quot;&quot;&quot;&amp;&quot;: [{&quot;&quot;&quot; &amp;&quot;shape_coords&quot;&amp;&quot;&quot;&quot;&quot; &amp; &quot;:&quot; &amp; &quot;[&quot; &amp; [.B74] &amp; &quot;,&quot; &amp;[.C74] &amp; &quot;,&quot; &amp;[.D74]&amp; &quot;,&quot; &amp;[.E74]&amp; &quot;,&quot; &amp;[.F74] &amp; &quot;],&quot; &amp; &quot;&quot;&quot;&quot; &amp;&quot;shape_name&quot;&amp;&quot;&quot;&quot;&quot; &amp; &quot;:&quot; &amp; &quot;&quot;&quot;&quot; &amp;[.G74] &amp; &quot;&quot;&quot;&quot; &amp; &quot;,&quot; &amp; &quot;&quot;&quot;&quot;&amp;[.O74]" table:style-name="ce5">
            <text:p>{"HEM1000": [{"shape_coords":[1008,302,21,40,30],"shape_name":"I-shape parallel flange","synonyms":["HEM1000","HE1000M","HEM 1000","hem1000","he1000m","hem 1000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80</text:p>
          </table:table-cell>
          <table:table-cell office:value-type="float" office:value="80" table:style-name="ce8">
            <text:p>80</text:p>
          </table:table-cell>
          <table:table-cell office:value-type="float" office:value="46" table:style-name="ce8">
            <text:p>46</text:p>
          </table:table-cell>
          <table:table-cell office:value-type="float" office:value="3.8" table:style-name="ce8">
            <text:p>3,8</text:p>
          </table:table-cell>
          <table:table-cell office:value-type="string" table:style-name="ce8">
            <text:p>5.2</text:p>
          </table:table-cell>
          <table:table-cell office:value-type="float" office:value="5" table:style-name="ce8">
            <text:p>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80</text:p>
          </table:table-cell>
          <table:table-cell office:value-type="string" table:style-name="ce5">
            <text:p>IPE 80</text:p>
          </table:table-cell>
          <table:table-cell office:value-type="string" table:style-name="ce5">
            <text:p>IP80E</text:p>
          </table:table-cell>
          <table:table-cell office:value-type="string" office:string-value="ipe80" table:formula="of:=LOWER([.H75])" table:style-name="ce5">
            <text:p>ipe80</text:p>
          </table:table-cell>
          <table:table-cell office:value-type="string" office:string-value="ipe 80" table:formula="of:=LOWER([.I75])" table:style-name="ce5">
            <text:p>ipe 80</text:p>
          </table:table-cell>
          <table:table-cell office:value-type="string" office:string-value="ip80e" table:formula="of:=LOWER([.J75])" table:style-name="ce5">
            <text:p>ip80e</text:p>
          </table:table-cell>
          <table:table-cell table:style-name="ce5"/>
          <table:table-cell office:value-type="string" office:string-value="synonyms&quot;:[&quot;IPE80&quot;,&quot;IPE 80&quot;,&quot;IP80E&quot;,&quot;ipe80&quot;,&quot;ipe 80&quot;,&quot;ip80e&quot;]}]}," table:formula="of:= &quot;synonyms&quot;&amp;&quot;&quot;&quot;&quot;&amp;&quot;:[&quot;&amp;&quot;&quot;&quot;&quot;&amp;[.H75]&amp;&quot;&quot;&quot;&quot;&amp;&quot;,&quot;&amp;&quot;&quot;&quot;&quot;&amp;[.I75]&amp;&quot;&quot;&quot;&quot;&amp;&quot;,&quot;&amp;&quot;&quot;&quot;&quot;&amp;[.J75]&amp;&quot;&quot;&quot;&quot;&amp;&quot;,&quot;&amp;&quot;&quot;&quot;&quot;&amp;[.K75]&amp;&quot;&quot;&quot;&quot;&amp;&quot;,&quot;&amp;&quot;&quot;&quot;&quot;&amp;[.L75]&amp;&quot;&quot;&quot;&quot;&amp;&quot;,&quot;&amp;&quot;&quot;&quot;&quot;&amp;[.M75]&amp;&quot;&quot;&quot;&quot;&amp;&quot;]}]},&quot;" table:style-name="ce10">
            <text:p>synonyms":["IPE80","IPE 80","IP80E","ipe80","ipe 80","ip80e"]}]},</text:p>
          </table:table-cell>
          <table:table-cell office:value-type="string" office:string-value="{&quot;IPE80&quot;: [{&quot;shape_coords&quot;:[80,46,3,8,5.2,5],&quot;shape_name&quot;:&quot;I-shape parallel flange&quot;,&quot;synonyms&quot;:[&quot;IPE80&quot;,&quot;IPE 80&quot;,&quot;IP80E&quot;,&quot;ipe80&quot;,&quot;ipe 80&quot;,&quot;ip80e&quot;]}]}," table:formula="of:=&quot;{&quot; &amp; &quot;&quot;&quot;&quot;&amp;[.A75]&amp;&quot;&quot;&quot;&quot;&amp;&quot;: [{&quot;&quot;&quot; &amp;&quot;shape_coords&quot;&amp;&quot;&quot;&quot;&quot; &amp; &quot;:&quot; &amp; &quot;[&quot; &amp; [.B75] &amp; &quot;,&quot; &amp;[.C75] &amp; &quot;,&quot; &amp;[.D75]&amp; &quot;,&quot; &amp;[.E75]&amp; &quot;,&quot; &amp;[.F75] &amp; &quot;],&quot; &amp; &quot;&quot;&quot;&quot; &amp;&quot;shape_name&quot;&amp;&quot;&quot;&quot;&quot; &amp; &quot;:&quot; &amp; &quot;&quot;&quot;&quot; &amp;[.G75] &amp; &quot;&quot;&quot;&quot; &amp; &quot;,&quot; &amp; &quot;&quot;&quot;&quot;&amp;[.O75]" table:style-name="ce5">
            <text:p>{"IPE80": [{"shape_coords":[80,46,3,8,5.2,5],"shape_name":"I-shape parallel flange","synonyms":["IPE80","IPE 80","IP80E","ipe80","ipe 80","ip8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100</text:p>
          </table:table-cell>
          <table:table-cell office:value-type="float" office:value="100" table:style-name="ce8">
            <text:p>100</text:p>
          </table:table-cell>
          <table:table-cell office:value-type="float" office:value="55" table:style-name="ce8">
            <text:p>55</text:p>
          </table:table-cell>
          <table:table-cell office:value-type="string" table:style-name="ce8">
            <text:p>4.1</text:p>
          </table:table-cell>
          <table:table-cell office:value-type="string" table:style-name="ce8">
            <text:p>5.7</text:p>
          </table:table-cell>
          <table:table-cell office:value-type="float" office:value="7" table:style-name="ce8">
            <text:p>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100</text:p>
          </table:table-cell>
          <table:table-cell office:value-type="string" table:style-name="ce5">
            <text:p>IPE 100</text:p>
          </table:table-cell>
          <table:table-cell office:value-type="string" table:style-name="ce5">
            <text:p>IP100E</text:p>
          </table:table-cell>
          <table:table-cell office:value-type="string" office:string-value="ipe100" table:formula="of:=LOWER([.H76])" table:style-name="ce5">
            <text:p>ipe100</text:p>
          </table:table-cell>
          <table:table-cell office:value-type="string" office:string-value="ipe 100" table:formula="of:=LOWER([.I76])" table:style-name="ce5">
            <text:p>ipe 100</text:p>
          </table:table-cell>
          <table:table-cell office:value-type="string" office:string-value="ip100e" table:formula="of:=LOWER([.J76])" table:style-name="ce5">
            <text:p>ip100e</text:p>
          </table:table-cell>
          <table:table-cell table:style-name="ce5"/>
          <table:table-cell office:value-type="string" office:string-value="synonyms&quot;:[&quot;IPE100&quot;,&quot;IPE 100&quot;,&quot;IP100E&quot;,&quot;ipe100&quot;,&quot;ipe 100&quot;,&quot;ip100e&quot;]}]}," table:formula="of:= &quot;synonyms&quot;&amp;&quot;&quot;&quot;&quot;&amp;&quot;:[&quot;&amp;&quot;&quot;&quot;&quot;&amp;[.H76]&amp;&quot;&quot;&quot;&quot;&amp;&quot;,&quot;&amp;&quot;&quot;&quot;&quot;&amp;[.I76]&amp;&quot;&quot;&quot;&quot;&amp;&quot;,&quot;&amp;&quot;&quot;&quot;&quot;&amp;[.J76]&amp;&quot;&quot;&quot;&quot;&amp;&quot;,&quot;&amp;&quot;&quot;&quot;&quot;&amp;[.K76]&amp;&quot;&quot;&quot;&quot;&amp;&quot;,&quot;&amp;&quot;&quot;&quot;&quot;&amp;[.L76]&amp;&quot;&quot;&quot;&quot;&amp;&quot;,&quot;&amp;&quot;&quot;&quot;&quot;&amp;[.M76]&amp;&quot;&quot;&quot;&quot;&amp;&quot;]}]},&quot;" table:style-name="ce10">
            <text:p>synonyms":["IPE100","IPE 100","IP100E","ipe100","ipe 100","ip100e"]}]},</text:p>
          </table:table-cell>
          <table:table-cell office:value-type="string" office:string-value="{&quot;IPE100&quot;: [{&quot;shape_coords&quot;:[100,55,4.1,5.7,7],&quot;shape_name&quot;:&quot;I-shape parallel flange&quot;,&quot;synonyms&quot;:[&quot;IPE100&quot;,&quot;IPE 100&quot;,&quot;IP100E&quot;,&quot;ipe100&quot;,&quot;ipe 100&quot;,&quot;ip100e&quot;]}]}," table:formula="of:=&quot;{&quot; &amp; &quot;&quot;&quot;&quot;&amp;[.A76]&amp;&quot;&quot;&quot;&quot;&amp;&quot;: [{&quot;&quot;&quot; &amp;&quot;shape_coords&quot;&amp;&quot;&quot;&quot;&quot; &amp; &quot;:&quot; &amp; &quot;[&quot; &amp; [.B76] &amp; &quot;,&quot; &amp;[.C76] &amp; &quot;,&quot; &amp;[.D76]&amp; &quot;,&quot; &amp;[.E76]&amp; &quot;,&quot; &amp;[.F76] &amp; &quot;],&quot; &amp; &quot;&quot;&quot;&quot; &amp;&quot;shape_name&quot;&amp;&quot;&quot;&quot;&quot; &amp; &quot;:&quot; &amp; &quot;&quot;&quot;&quot; &amp;[.G76] &amp; &quot;&quot;&quot;&quot; &amp; &quot;,&quot; &amp; &quot;&quot;&quot;&quot;&amp;[.O76]" table:style-name="ce5">
            <text:p>{"IPE100": [{"shape_coords":[100,55,4.1,5.7,7],"shape_name":"I-shape parallel flange","synonyms":["IPE100","IPE 100","IP100E","ipe100","ipe 100","ip10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120</text:p>
          </table:table-cell>
          <table:table-cell office:value-type="float" office:value="120" table:style-name="ce8">
            <text:p>120</text:p>
          </table:table-cell>
          <table:table-cell office:value-type="float" office:value="64" table:style-name="ce8">
            <text:p>64</text:p>
          </table:table-cell>
          <table:table-cell office:value-type="string" table:style-name="ce8">
            <text:p>4.4</text:p>
          </table:table-cell>
          <table:table-cell office:value-type="string" table:style-name="ce8">
            <text:p>6.3</text:p>
          </table:table-cell>
          <table:table-cell office:value-type="float" office:value="7" table:style-name="ce8">
            <text:p>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120</text:p>
          </table:table-cell>
          <table:table-cell office:value-type="string" table:style-name="ce5">
            <text:p>IPE 120</text:p>
          </table:table-cell>
          <table:table-cell office:value-type="string" table:style-name="ce5">
            <text:p>IP120E</text:p>
          </table:table-cell>
          <table:table-cell office:value-type="string" office:string-value="ipe120" table:formula="of:=LOWER([.H77])" table:style-name="ce5">
            <text:p>ipe120</text:p>
          </table:table-cell>
          <table:table-cell office:value-type="string" office:string-value="ipe 120" table:formula="of:=LOWER([.I77])" table:style-name="ce5">
            <text:p>ipe 120</text:p>
          </table:table-cell>
          <table:table-cell office:value-type="string" office:string-value="ip120e" table:formula="of:=LOWER([.J77])" table:style-name="ce5">
            <text:p>ip120e</text:p>
          </table:table-cell>
          <table:table-cell table:style-name="ce5"/>
          <table:table-cell office:value-type="string" office:string-value="synonyms&quot;:[&quot;IPE120&quot;,&quot;IPE 120&quot;,&quot;IP120E&quot;,&quot;ipe120&quot;,&quot;ipe 120&quot;,&quot;ip120e&quot;]}]}," table:formula="of:= &quot;synonyms&quot;&amp;&quot;&quot;&quot;&quot;&amp;&quot;:[&quot;&amp;&quot;&quot;&quot;&quot;&amp;[.H77]&amp;&quot;&quot;&quot;&quot;&amp;&quot;,&quot;&amp;&quot;&quot;&quot;&quot;&amp;[.I77]&amp;&quot;&quot;&quot;&quot;&amp;&quot;,&quot;&amp;&quot;&quot;&quot;&quot;&amp;[.J77]&amp;&quot;&quot;&quot;&quot;&amp;&quot;,&quot;&amp;&quot;&quot;&quot;&quot;&amp;[.K77]&amp;&quot;&quot;&quot;&quot;&amp;&quot;,&quot;&amp;&quot;&quot;&quot;&quot;&amp;[.L77]&amp;&quot;&quot;&quot;&quot;&amp;&quot;,&quot;&amp;&quot;&quot;&quot;&quot;&amp;[.M77]&amp;&quot;&quot;&quot;&quot;&amp;&quot;]}]},&quot;" table:style-name="ce10">
            <text:p>synonyms":["IPE120","IPE 120","IP120E","ipe120","ipe 120","ip120e"]}]},</text:p>
          </table:table-cell>
          <table:table-cell office:value-type="string" office:string-value="{&quot;IPE120&quot;: [{&quot;shape_coords&quot;:[120,64,4.4,6.3,7],&quot;shape_name&quot;:&quot;I-shape parallel flange&quot;,&quot;synonyms&quot;:[&quot;IPE120&quot;,&quot;IPE 120&quot;,&quot;IP120E&quot;,&quot;ipe120&quot;,&quot;ipe 120&quot;,&quot;ip120e&quot;]}]}," table:formula="of:=&quot;{&quot; &amp; &quot;&quot;&quot;&quot;&amp;[.A77]&amp;&quot;&quot;&quot;&quot;&amp;&quot;: [{&quot;&quot;&quot; &amp;&quot;shape_coords&quot;&amp;&quot;&quot;&quot;&quot; &amp; &quot;:&quot; &amp; &quot;[&quot; &amp; [.B77] &amp; &quot;,&quot; &amp;[.C77] &amp; &quot;,&quot; &amp;[.D77]&amp; &quot;,&quot; &amp;[.E77]&amp; &quot;,&quot; &amp;[.F77] &amp; &quot;],&quot; &amp; &quot;&quot;&quot;&quot; &amp;&quot;shape_name&quot;&amp;&quot;&quot;&quot;&quot; &amp; &quot;:&quot; &amp; &quot;&quot;&quot;&quot; &amp;[.G77] &amp; &quot;&quot;&quot;&quot; &amp; &quot;,&quot; &amp; &quot;&quot;&quot;&quot;&amp;[.O77]" table:style-name="ce5">
            <text:p>{"IPE120": [{"shape_coords":[120,64,4.4,6.3,7],"shape_name":"I-shape parallel flange","synonyms":["IPE120","IPE 120","IP120E","ipe120","ipe 120","ip12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140</text:p>
          </table:table-cell>
          <table:table-cell office:value-type="float" office:value="140" table:style-name="ce8">
            <text:p>140</text:p>
          </table:table-cell>
          <table:table-cell office:value-type="float" office:value="73" table:style-name="ce8">
            <text:p>73</text:p>
          </table:table-cell>
          <table:table-cell office:value-type="string" table:style-name="ce8">
            <text:p>4.7</text:p>
          </table:table-cell>
          <table:table-cell office:value-type="string" table:style-name="ce8">
            <text:p>6.9</text:p>
          </table:table-cell>
          <table:table-cell office:value-type="float" office:value="7" table:style-name="ce8">
            <text:p>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140</text:p>
          </table:table-cell>
          <table:table-cell office:value-type="string" table:style-name="ce5">
            <text:p>IPE 140</text:p>
          </table:table-cell>
          <table:table-cell office:value-type="string" table:style-name="ce5">
            <text:p>IP140E</text:p>
          </table:table-cell>
          <table:table-cell office:value-type="string" office:string-value="ipe140" table:formula="of:=LOWER([.H78])" table:style-name="ce5">
            <text:p>ipe140</text:p>
          </table:table-cell>
          <table:table-cell office:value-type="string" office:string-value="ipe 140" table:formula="of:=LOWER([.I78])" table:style-name="ce5">
            <text:p>ipe 140</text:p>
          </table:table-cell>
          <table:table-cell office:value-type="string" office:string-value="ip140e" table:formula="of:=LOWER([.J78])" table:style-name="ce5">
            <text:p>ip140e</text:p>
          </table:table-cell>
          <table:table-cell table:style-name="ce5"/>
          <table:table-cell office:value-type="string" office:string-value="synonyms&quot;:[&quot;IPE140&quot;,&quot;IPE 140&quot;,&quot;IP140E&quot;,&quot;ipe140&quot;,&quot;ipe 140&quot;,&quot;ip140e&quot;]}]}," table:formula="of:= &quot;synonyms&quot;&amp;&quot;&quot;&quot;&quot;&amp;&quot;:[&quot;&amp;&quot;&quot;&quot;&quot;&amp;[.H78]&amp;&quot;&quot;&quot;&quot;&amp;&quot;,&quot;&amp;&quot;&quot;&quot;&quot;&amp;[.I78]&amp;&quot;&quot;&quot;&quot;&amp;&quot;,&quot;&amp;&quot;&quot;&quot;&quot;&amp;[.J78]&amp;&quot;&quot;&quot;&quot;&amp;&quot;,&quot;&amp;&quot;&quot;&quot;&quot;&amp;[.K78]&amp;&quot;&quot;&quot;&quot;&amp;&quot;,&quot;&amp;&quot;&quot;&quot;&quot;&amp;[.L78]&amp;&quot;&quot;&quot;&quot;&amp;&quot;,&quot;&amp;&quot;&quot;&quot;&quot;&amp;[.M78]&amp;&quot;&quot;&quot;&quot;&amp;&quot;]}]},&quot;" table:style-name="ce10">
            <text:p>synonyms":["IPE140","IPE 140","IP140E","ipe140","ipe 140","ip140e"]}]},</text:p>
          </table:table-cell>
          <table:table-cell office:value-type="string" office:string-value="{&quot;IPE140&quot;: [{&quot;shape_coords&quot;:[140,73,4.7,6.9,7],&quot;shape_name&quot;:&quot;I-shape parallel flange&quot;,&quot;synonyms&quot;:[&quot;IPE140&quot;,&quot;IPE 140&quot;,&quot;IP140E&quot;,&quot;ipe140&quot;,&quot;ipe 140&quot;,&quot;ip140e&quot;]}]}," table:formula="of:=&quot;{&quot; &amp; &quot;&quot;&quot;&quot;&amp;[.A78]&amp;&quot;&quot;&quot;&quot;&amp;&quot;: [{&quot;&quot;&quot; &amp;&quot;shape_coords&quot;&amp;&quot;&quot;&quot;&quot; &amp; &quot;:&quot; &amp; &quot;[&quot; &amp; [.B78] &amp; &quot;,&quot; &amp;[.C78] &amp; &quot;,&quot; &amp;[.D78]&amp; &quot;,&quot; &amp;[.E78]&amp; &quot;,&quot; &amp;[.F78] &amp; &quot;],&quot; &amp; &quot;&quot;&quot;&quot; &amp;&quot;shape_name&quot;&amp;&quot;&quot;&quot;&quot; &amp; &quot;:&quot; &amp; &quot;&quot;&quot;&quot; &amp;[.G78] &amp; &quot;&quot;&quot;&quot; &amp; &quot;,&quot; &amp; &quot;&quot;&quot;&quot;&amp;[.O78]" table:style-name="ce5">
            <text:p>{"IPE140": [{"shape_coords":[140,73,4.7,6.9,7],"shape_name":"I-shape parallel flange","synonyms":["IPE140","IPE 140","IP140E","ipe140","ipe 140","ip14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160</text:p>
          </table:table-cell>
          <table:table-cell office:value-type="float" office:value="160" table:style-name="ce8">
            <text:p>160</text:p>
          </table:table-cell>
          <table:table-cell office:value-type="float" office:value="82" table:style-name="ce8">
            <text:p>82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7.4</text:p>
          </table:table-cell>
          <table:table-cell office:value-type="float" office:value="9" table:style-name="ce8">
            <text:p>9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160</text:p>
          </table:table-cell>
          <table:table-cell office:value-type="string" table:style-name="ce5">
            <text:p>IPE 160</text:p>
          </table:table-cell>
          <table:table-cell office:value-type="string" table:style-name="ce5">
            <text:p>IP160E</text:p>
          </table:table-cell>
          <table:table-cell office:value-type="string" office:string-value="ipe160" table:formula="of:=LOWER([.H79])" table:style-name="ce5">
            <text:p>ipe160</text:p>
          </table:table-cell>
          <table:table-cell office:value-type="string" office:string-value="ipe 160" table:formula="of:=LOWER([.I79])" table:style-name="ce5">
            <text:p>ipe 160</text:p>
          </table:table-cell>
          <table:table-cell office:value-type="string" office:string-value="ip160e" table:formula="of:=LOWER([.J79])" table:style-name="ce5">
            <text:p>ip160e</text:p>
          </table:table-cell>
          <table:table-cell table:style-name="ce5"/>
          <table:table-cell office:value-type="string" office:string-value="synonyms&quot;:[&quot;IPE160&quot;,&quot;IPE 160&quot;,&quot;IP160E&quot;,&quot;ipe160&quot;,&quot;ipe 160&quot;,&quot;ip160e&quot;]}]}," table:formula="of:= &quot;synonyms&quot;&amp;&quot;&quot;&quot;&quot;&amp;&quot;:[&quot;&amp;&quot;&quot;&quot;&quot;&amp;[.H79]&amp;&quot;&quot;&quot;&quot;&amp;&quot;,&quot;&amp;&quot;&quot;&quot;&quot;&amp;[.I79]&amp;&quot;&quot;&quot;&quot;&amp;&quot;,&quot;&amp;&quot;&quot;&quot;&quot;&amp;[.J79]&amp;&quot;&quot;&quot;&quot;&amp;&quot;,&quot;&amp;&quot;&quot;&quot;&quot;&amp;[.K79]&amp;&quot;&quot;&quot;&quot;&amp;&quot;,&quot;&amp;&quot;&quot;&quot;&quot;&amp;[.L79]&amp;&quot;&quot;&quot;&quot;&amp;&quot;,&quot;&amp;&quot;&quot;&quot;&quot;&amp;[.M79]&amp;&quot;&quot;&quot;&quot;&amp;&quot;]}]},&quot;" table:style-name="ce10">
            <text:p>synonyms":["IPE160","IPE 160","IP160E","ipe160","ipe 160","ip160e"]}]},</text:p>
          </table:table-cell>
          <table:table-cell office:value-type="string" office:string-value="{&quot;IPE160&quot;: [{&quot;shape_coords&quot;:[160,82,5,7.4,9],&quot;shape_name&quot;:&quot;I-shape parallel flange&quot;,&quot;synonyms&quot;:[&quot;IPE160&quot;,&quot;IPE 160&quot;,&quot;IP160E&quot;,&quot;ipe160&quot;,&quot;ipe 160&quot;,&quot;ip160e&quot;]}]}," table:formula="of:=&quot;{&quot; &amp; &quot;&quot;&quot;&quot;&amp;[.A79]&amp;&quot;&quot;&quot;&quot;&amp;&quot;: [{&quot;&quot;&quot; &amp;&quot;shape_coords&quot;&amp;&quot;&quot;&quot;&quot; &amp; &quot;:&quot; &amp; &quot;[&quot; &amp; [.B79] &amp; &quot;,&quot; &amp;[.C79] &amp; &quot;,&quot; &amp;[.D79]&amp; &quot;,&quot; &amp;[.E79]&amp; &quot;,&quot; &amp;[.F79] &amp; &quot;],&quot; &amp; &quot;&quot;&quot;&quot; &amp;&quot;shape_name&quot;&amp;&quot;&quot;&quot;&quot; &amp; &quot;:&quot; &amp; &quot;&quot;&quot;&quot; &amp;[.G79] &amp; &quot;&quot;&quot;&quot; &amp; &quot;,&quot; &amp; &quot;&quot;&quot;&quot;&amp;[.O79]" table:style-name="ce5">
            <text:p>{"IPE160": [{"shape_coords":[160,82,5,7.4,9],"shape_name":"I-shape parallel flange","synonyms":["IPE160","IPE 160","IP160E","ipe160","ipe 160","ip16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180</text:p>
          </table:table-cell>
          <table:table-cell office:value-type="float" office:value="180" table:style-name="ce8">
            <text:p>180</text:p>
          </table:table-cell>
          <table:table-cell office:value-type="float" office:value="91" table:style-name="ce8">
            <text:p>91</text:p>
          </table:table-cell>
          <table:table-cell office:value-type="string" table:style-name="ce8">
            <text:p>5.3</text:p>
          </table:table-cell>
          <table:table-cell office:value-type="float" office:value="8" table:style-name="ce8">
            <text:p>8</text:p>
          </table:table-cell>
          <table:table-cell office:value-type="float" office:value="9" table:style-name="ce8">
            <text:p>9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180</text:p>
          </table:table-cell>
          <table:table-cell office:value-type="string" table:style-name="ce5">
            <text:p>IPE 180</text:p>
          </table:table-cell>
          <table:table-cell office:value-type="string" table:style-name="ce5">
            <text:p>IP180E</text:p>
          </table:table-cell>
          <table:table-cell office:value-type="string" office:string-value="ipe180" table:formula="of:=LOWER([.H80])" table:style-name="ce5">
            <text:p>ipe180</text:p>
          </table:table-cell>
          <table:table-cell office:value-type="string" office:string-value="ipe 180" table:formula="of:=LOWER([.I80])" table:style-name="ce5">
            <text:p>ipe 180</text:p>
          </table:table-cell>
          <table:table-cell office:value-type="string" office:string-value="ip180e" table:formula="of:=LOWER([.J80])" table:style-name="ce5">
            <text:p>ip180e</text:p>
          </table:table-cell>
          <table:table-cell table:style-name="ce5"/>
          <table:table-cell office:value-type="string" office:string-value="synonyms&quot;:[&quot;IPE180&quot;,&quot;IPE 180&quot;,&quot;IP180E&quot;,&quot;ipe180&quot;,&quot;ipe 180&quot;,&quot;ip180e&quot;]}]}," table:formula="of:= &quot;synonyms&quot;&amp;&quot;&quot;&quot;&quot;&amp;&quot;:[&quot;&amp;&quot;&quot;&quot;&quot;&amp;[.H80]&amp;&quot;&quot;&quot;&quot;&amp;&quot;,&quot;&amp;&quot;&quot;&quot;&quot;&amp;[.I80]&amp;&quot;&quot;&quot;&quot;&amp;&quot;,&quot;&amp;&quot;&quot;&quot;&quot;&amp;[.J80]&amp;&quot;&quot;&quot;&quot;&amp;&quot;,&quot;&amp;&quot;&quot;&quot;&quot;&amp;[.K80]&amp;&quot;&quot;&quot;&quot;&amp;&quot;,&quot;&amp;&quot;&quot;&quot;&quot;&amp;[.L80]&amp;&quot;&quot;&quot;&quot;&amp;&quot;,&quot;&amp;&quot;&quot;&quot;&quot;&amp;[.M80]&amp;&quot;&quot;&quot;&quot;&amp;&quot;]}]},&quot;" table:style-name="ce10">
            <text:p>synonyms":["IPE180","IPE 180","IP180E","ipe180","ipe 180","ip180e"]}]},</text:p>
          </table:table-cell>
          <table:table-cell office:value-type="string" office:string-value="{&quot;IPE180&quot;: [{&quot;shape_coords&quot;:[180,91,5.3,8,9],&quot;shape_name&quot;:&quot;I-shape parallel flange&quot;,&quot;synonyms&quot;:[&quot;IPE180&quot;,&quot;IPE 180&quot;,&quot;IP180E&quot;,&quot;ipe180&quot;,&quot;ipe 180&quot;,&quot;ip180e&quot;]}]}," table:formula="of:=&quot;{&quot; &amp; &quot;&quot;&quot;&quot;&amp;[.A80]&amp;&quot;&quot;&quot;&quot;&amp;&quot;: [{&quot;&quot;&quot; &amp;&quot;shape_coords&quot;&amp;&quot;&quot;&quot;&quot; &amp; &quot;:&quot; &amp; &quot;[&quot; &amp; [.B80] &amp; &quot;,&quot; &amp;[.C80] &amp; &quot;,&quot; &amp;[.D80]&amp; &quot;,&quot; &amp;[.E80]&amp; &quot;,&quot; &amp;[.F80] &amp; &quot;],&quot; &amp; &quot;&quot;&quot;&quot; &amp;&quot;shape_name&quot;&amp;&quot;&quot;&quot;&quot; &amp; &quot;:&quot; &amp; &quot;&quot;&quot;&quot; &amp;[.G80] &amp; &quot;&quot;&quot;&quot; &amp; &quot;,&quot; &amp; &quot;&quot;&quot;&quot;&amp;[.O80]" table:style-name="ce5">
            <text:p>{"IPE180": [{"shape_coords":[180,91,5.3,8,9],"shape_name":"I-shape parallel flange","synonyms":["IPE180","IPE 180","IP180E","ipe180","ipe 180","ip18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200</text:p>
          </table:table-cell>
          <table:table-cell office:value-type="float" office:value="200" table:style-name="ce8">
            <text:p>200</text:p>
          </table:table-cell>
          <table:table-cell office:value-type="float" office:value="100" table:style-name="ce8">
            <text:p>100</text:p>
          </table:table-cell>
          <table:table-cell office:value-type="string" table:style-name="ce8">
            <text:p>5.6</text:p>
          </table:table-cell>
          <table:table-cell office:value-type="string" table:style-name="ce8">
            <text:p>8.5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200</text:p>
          </table:table-cell>
          <table:table-cell office:value-type="string" table:style-name="ce5">
            <text:p>IPE 200</text:p>
          </table:table-cell>
          <table:table-cell office:value-type="string" table:style-name="ce5">
            <text:p>IP200E</text:p>
          </table:table-cell>
          <table:table-cell office:value-type="string" office:string-value="ipe200" table:formula="of:=LOWER([.H81])" table:style-name="ce5">
            <text:p>ipe200</text:p>
          </table:table-cell>
          <table:table-cell office:value-type="string" office:string-value="ipe 200" table:formula="of:=LOWER([.I81])" table:style-name="ce5">
            <text:p>ipe 200</text:p>
          </table:table-cell>
          <table:table-cell office:value-type="string" office:string-value="ip200e" table:formula="of:=LOWER([.J81])" table:style-name="ce5">
            <text:p>ip200e</text:p>
          </table:table-cell>
          <table:table-cell table:style-name="ce5"/>
          <table:table-cell office:value-type="string" office:string-value="synonyms&quot;:[&quot;IPE200&quot;,&quot;IPE 200&quot;,&quot;IP200E&quot;,&quot;ipe200&quot;,&quot;ipe 200&quot;,&quot;ip200e&quot;]}]}," table:formula="of:= &quot;synonyms&quot;&amp;&quot;&quot;&quot;&quot;&amp;&quot;:[&quot;&amp;&quot;&quot;&quot;&quot;&amp;[.H81]&amp;&quot;&quot;&quot;&quot;&amp;&quot;,&quot;&amp;&quot;&quot;&quot;&quot;&amp;[.I81]&amp;&quot;&quot;&quot;&quot;&amp;&quot;,&quot;&amp;&quot;&quot;&quot;&quot;&amp;[.J81]&amp;&quot;&quot;&quot;&quot;&amp;&quot;,&quot;&amp;&quot;&quot;&quot;&quot;&amp;[.K81]&amp;&quot;&quot;&quot;&quot;&amp;&quot;,&quot;&amp;&quot;&quot;&quot;&quot;&amp;[.L81]&amp;&quot;&quot;&quot;&quot;&amp;&quot;,&quot;&amp;&quot;&quot;&quot;&quot;&amp;[.M81]&amp;&quot;&quot;&quot;&quot;&amp;&quot;]}]},&quot;" table:style-name="ce10">
            <text:p>synonyms":["IPE200","IPE 200","IP200E","ipe200","ipe 200","ip200e"]}]},</text:p>
          </table:table-cell>
          <table:table-cell office:value-type="string" office:string-value="{&quot;IPE200&quot;: [{&quot;shape_coords&quot;:[200,100,5.6,8.5,12],&quot;shape_name&quot;:&quot;I-shape parallel flange&quot;,&quot;synonyms&quot;:[&quot;IPE200&quot;,&quot;IPE 200&quot;,&quot;IP200E&quot;,&quot;ipe200&quot;,&quot;ipe 200&quot;,&quot;ip200e&quot;]}]}," table:formula="of:=&quot;{&quot; &amp; &quot;&quot;&quot;&quot;&amp;[.A81]&amp;&quot;&quot;&quot;&quot;&amp;&quot;: [{&quot;&quot;&quot; &amp;&quot;shape_coords&quot;&amp;&quot;&quot;&quot;&quot; &amp; &quot;:&quot; &amp; &quot;[&quot; &amp; [.B81] &amp; &quot;,&quot; &amp;[.C81] &amp; &quot;,&quot; &amp;[.D81]&amp; &quot;,&quot; &amp;[.E81]&amp; &quot;,&quot; &amp;[.F81] &amp; &quot;],&quot; &amp; &quot;&quot;&quot;&quot; &amp;&quot;shape_name&quot;&amp;&quot;&quot;&quot;&quot; &amp; &quot;:&quot; &amp; &quot;&quot;&quot;&quot; &amp;[.G81] &amp; &quot;&quot;&quot;&quot; &amp; &quot;,&quot; &amp; &quot;&quot;&quot;&quot;&amp;[.O81]" table:style-name="ce5">
            <text:p>{"IPE200": [{"shape_coords":[200,100,5.6,8.5,12],"shape_name":"I-shape parallel flange","synonyms":["IPE200","IPE 200","IP200E","ipe200","ipe 200","ip20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220</text:p>
          </table:table-cell>
          <table:table-cell office:value-type="float" office:value="220" table:style-name="ce8">
            <text:p>220</text:p>
          </table:table-cell>
          <table:table-cell office:value-type="float" office:value="110" table:style-name="ce8">
            <text:p>110</text:p>
          </table:table-cell>
          <table:table-cell office:value-type="string" table:style-name="ce8">
            <text:p>5.9</text:p>
          </table:table-cell>
          <table:table-cell office:value-type="string" table:style-name="ce8">
            <text:p>9.2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220</text:p>
          </table:table-cell>
          <table:table-cell office:value-type="string" table:style-name="ce5">
            <text:p>IPE 220</text:p>
          </table:table-cell>
          <table:table-cell office:value-type="string" table:style-name="ce5">
            <text:p>IP220E</text:p>
          </table:table-cell>
          <table:table-cell office:value-type="string" office:string-value="ipe220" table:formula="of:=LOWER([.H82])" table:style-name="ce5">
            <text:p>ipe220</text:p>
          </table:table-cell>
          <table:table-cell office:value-type="string" office:string-value="ipe 220" table:formula="of:=LOWER([.I82])" table:style-name="ce5">
            <text:p>ipe 220</text:p>
          </table:table-cell>
          <table:table-cell office:value-type="string" office:string-value="ip220e" table:formula="of:=LOWER([.J82])" table:style-name="ce5">
            <text:p>ip220e</text:p>
          </table:table-cell>
          <table:table-cell table:style-name="ce5"/>
          <table:table-cell office:value-type="string" office:string-value="synonyms&quot;:[&quot;IPE220&quot;,&quot;IPE 220&quot;,&quot;IP220E&quot;,&quot;ipe220&quot;,&quot;ipe 220&quot;,&quot;ip220e&quot;]}]}," table:formula="of:= &quot;synonyms&quot;&amp;&quot;&quot;&quot;&quot;&amp;&quot;:[&quot;&amp;&quot;&quot;&quot;&quot;&amp;[.H82]&amp;&quot;&quot;&quot;&quot;&amp;&quot;,&quot;&amp;&quot;&quot;&quot;&quot;&amp;[.I82]&amp;&quot;&quot;&quot;&quot;&amp;&quot;,&quot;&amp;&quot;&quot;&quot;&quot;&amp;[.J82]&amp;&quot;&quot;&quot;&quot;&amp;&quot;,&quot;&amp;&quot;&quot;&quot;&quot;&amp;[.K82]&amp;&quot;&quot;&quot;&quot;&amp;&quot;,&quot;&amp;&quot;&quot;&quot;&quot;&amp;[.L82]&amp;&quot;&quot;&quot;&quot;&amp;&quot;,&quot;&amp;&quot;&quot;&quot;&quot;&amp;[.M82]&amp;&quot;&quot;&quot;&quot;&amp;&quot;]}]},&quot;" table:style-name="ce10">
            <text:p>synonyms":["IPE220","IPE 220","IP220E","ipe220","ipe 220","ip220e"]}]},</text:p>
          </table:table-cell>
          <table:table-cell office:value-type="string" office:string-value="{&quot;IPE220&quot;: [{&quot;shape_coords&quot;:[220,110,5.9,9.2,12],&quot;shape_name&quot;:&quot;I-shape parallel flange&quot;,&quot;synonyms&quot;:[&quot;IPE220&quot;,&quot;IPE 220&quot;,&quot;IP220E&quot;,&quot;ipe220&quot;,&quot;ipe 220&quot;,&quot;ip220e&quot;]}]}," table:formula="of:=&quot;{&quot; &amp; &quot;&quot;&quot;&quot;&amp;[.A82]&amp;&quot;&quot;&quot;&quot;&amp;&quot;: [{&quot;&quot;&quot; &amp;&quot;shape_coords&quot;&amp;&quot;&quot;&quot;&quot; &amp; &quot;:&quot; &amp; &quot;[&quot; &amp; [.B82] &amp; &quot;,&quot; &amp;[.C82] &amp; &quot;,&quot; &amp;[.D82]&amp; &quot;,&quot; &amp;[.E82]&amp; &quot;,&quot; &amp;[.F82] &amp; &quot;],&quot; &amp; &quot;&quot;&quot;&quot; &amp;&quot;shape_name&quot;&amp;&quot;&quot;&quot;&quot; &amp; &quot;:&quot; &amp; &quot;&quot;&quot;&quot; &amp;[.G82] &amp; &quot;&quot;&quot;&quot; &amp; &quot;,&quot; &amp; &quot;&quot;&quot;&quot;&amp;[.O82]" table:style-name="ce5">
            <text:p>{"IPE220": [{"shape_coords":[220,110,5.9,9.2,12],"shape_name":"I-shape parallel flange","synonyms":["IPE220","IPE 220","IP220E","ipe220","ipe 220","ip22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240</text:p>
          </table:table-cell>
          <table:table-cell office:value-type="float" office:value="240" table:style-name="ce8">
            <text:p>240</text:p>
          </table:table-cell>
          <table:table-cell office:value-type="float" office:value="120" table:style-name="ce8">
            <text:p>120</text:p>
          </table:table-cell>
          <table:table-cell office:value-type="string" table:style-name="ce8">
            <text:p>6.2</text:p>
          </table:table-cell>
          <table:table-cell office:value-type="string" table:style-name="ce8">
            <text:p>9.8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240</text:p>
          </table:table-cell>
          <table:table-cell office:value-type="string" table:style-name="ce5">
            <text:p>IPE 240</text:p>
          </table:table-cell>
          <table:table-cell office:value-type="string" table:style-name="ce5">
            <text:p>IP240E</text:p>
          </table:table-cell>
          <table:table-cell office:value-type="string" office:string-value="ipe240" table:formula="of:=LOWER([.H83])" table:style-name="ce5">
            <text:p>ipe240</text:p>
          </table:table-cell>
          <table:table-cell office:value-type="string" office:string-value="ipe 240" table:formula="of:=LOWER([.I83])" table:style-name="ce5">
            <text:p>ipe 240</text:p>
          </table:table-cell>
          <table:table-cell office:value-type="string" office:string-value="ip240e" table:formula="of:=LOWER([.J83])" table:style-name="ce5">
            <text:p>ip240e</text:p>
          </table:table-cell>
          <table:table-cell table:style-name="ce5"/>
          <table:table-cell office:value-type="string" office:string-value="synonyms&quot;:[&quot;IPE240&quot;,&quot;IPE 240&quot;,&quot;IP240E&quot;,&quot;ipe240&quot;,&quot;ipe 240&quot;,&quot;ip240e&quot;]}]}," table:formula="of:= &quot;synonyms&quot;&amp;&quot;&quot;&quot;&quot;&amp;&quot;:[&quot;&amp;&quot;&quot;&quot;&quot;&amp;[.H83]&amp;&quot;&quot;&quot;&quot;&amp;&quot;,&quot;&amp;&quot;&quot;&quot;&quot;&amp;[.I83]&amp;&quot;&quot;&quot;&quot;&amp;&quot;,&quot;&amp;&quot;&quot;&quot;&quot;&amp;[.J83]&amp;&quot;&quot;&quot;&quot;&amp;&quot;,&quot;&amp;&quot;&quot;&quot;&quot;&amp;[.K83]&amp;&quot;&quot;&quot;&quot;&amp;&quot;,&quot;&amp;&quot;&quot;&quot;&quot;&amp;[.L83]&amp;&quot;&quot;&quot;&quot;&amp;&quot;,&quot;&amp;&quot;&quot;&quot;&quot;&amp;[.M83]&amp;&quot;&quot;&quot;&quot;&amp;&quot;]}]},&quot;" table:style-name="ce10">
            <text:p>synonyms":["IPE240","IPE 240","IP240E","ipe240","ipe 240","ip240e"]}]},</text:p>
          </table:table-cell>
          <table:table-cell office:value-type="string" office:string-value="{&quot;IPE240&quot;: [{&quot;shape_coords&quot;:[240,120,6.2,9.8,15],&quot;shape_name&quot;:&quot;I-shape parallel flange&quot;,&quot;synonyms&quot;:[&quot;IPE240&quot;,&quot;IPE 240&quot;,&quot;IP240E&quot;,&quot;ipe240&quot;,&quot;ipe 240&quot;,&quot;ip240e&quot;]}]}," table:formula="of:=&quot;{&quot; &amp; &quot;&quot;&quot;&quot;&amp;[.A83]&amp;&quot;&quot;&quot;&quot;&amp;&quot;: [{&quot;&quot;&quot; &amp;&quot;shape_coords&quot;&amp;&quot;&quot;&quot;&quot; &amp; &quot;:&quot; &amp; &quot;[&quot; &amp; [.B83] &amp; &quot;,&quot; &amp;[.C83] &amp; &quot;,&quot; &amp;[.D83]&amp; &quot;,&quot; &amp;[.E83]&amp; &quot;,&quot; &amp;[.F83] &amp; &quot;],&quot; &amp; &quot;&quot;&quot;&quot; &amp;&quot;shape_name&quot;&amp;&quot;&quot;&quot;&quot; &amp; &quot;:&quot; &amp; &quot;&quot;&quot;&quot; &amp;[.G83] &amp; &quot;&quot;&quot;&quot; &amp; &quot;,&quot; &amp; &quot;&quot;&quot;&quot;&amp;[.O83]" table:style-name="ce5">
            <text:p>{"IPE240": [{"shape_coords":[240,120,6.2,9.8,15],"shape_name":"I-shape parallel flange","synonyms":["IPE240","IPE 240","IP240E","ipe240","ipe 240","ip24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270</text:p>
          </table:table-cell>
          <table:table-cell office:value-type="float" office:value="270" table:style-name="ce8">
            <text:p>270</text:p>
          </table:table-cell>
          <table:table-cell office:value-type="float" office:value="135" table:style-name="ce8">
            <text:p>135</text:p>
          </table:table-cell>
          <table:table-cell office:value-type="string" table:style-name="ce8">
            <text:p>6.6</text:p>
          </table:table-cell>
          <table:table-cell office:value-type="string" table:style-name="ce8">
            <text:p>10.2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270</text:p>
          </table:table-cell>
          <table:table-cell office:value-type="string" table:style-name="ce5">
            <text:p>IPE 270</text:p>
          </table:table-cell>
          <table:table-cell office:value-type="string" table:style-name="ce5">
            <text:p>IP270E</text:p>
          </table:table-cell>
          <table:table-cell office:value-type="string" office:string-value="ipe270" table:formula="of:=LOWER([.H84])" table:style-name="ce5">
            <text:p>ipe270</text:p>
          </table:table-cell>
          <table:table-cell office:value-type="string" office:string-value="ipe 270" table:formula="of:=LOWER([.I84])" table:style-name="ce5">
            <text:p>ipe 270</text:p>
          </table:table-cell>
          <table:table-cell office:value-type="string" office:string-value="ip270e" table:formula="of:=LOWER([.J84])" table:style-name="ce5">
            <text:p>ip270e</text:p>
          </table:table-cell>
          <table:table-cell table:style-name="ce5"/>
          <table:table-cell office:value-type="string" office:string-value="synonyms&quot;:[&quot;IPE270&quot;,&quot;IPE 270&quot;,&quot;IP270E&quot;,&quot;ipe270&quot;,&quot;ipe 270&quot;,&quot;ip270e&quot;]}]}," table:formula="of:= &quot;synonyms&quot;&amp;&quot;&quot;&quot;&quot;&amp;&quot;:[&quot;&amp;&quot;&quot;&quot;&quot;&amp;[.H84]&amp;&quot;&quot;&quot;&quot;&amp;&quot;,&quot;&amp;&quot;&quot;&quot;&quot;&amp;[.I84]&amp;&quot;&quot;&quot;&quot;&amp;&quot;,&quot;&amp;&quot;&quot;&quot;&quot;&amp;[.J84]&amp;&quot;&quot;&quot;&quot;&amp;&quot;,&quot;&amp;&quot;&quot;&quot;&quot;&amp;[.K84]&amp;&quot;&quot;&quot;&quot;&amp;&quot;,&quot;&amp;&quot;&quot;&quot;&quot;&amp;[.L84]&amp;&quot;&quot;&quot;&quot;&amp;&quot;,&quot;&amp;&quot;&quot;&quot;&quot;&amp;[.M84]&amp;&quot;&quot;&quot;&quot;&amp;&quot;]}]},&quot;" table:style-name="ce10">
            <text:p>synonyms":["IPE270","IPE 270","IP270E","ipe270","ipe 270","ip270e"]}]},</text:p>
          </table:table-cell>
          <table:table-cell office:value-type="string" office:string-value="{&quot;IPE270&quot;: [{&quot;shape_coords&quot;:[270,135,6.6,10.2,15],&quot;shape_name&quot;:&quot;I-shape parallel flange&quot;,&quot;synonyms&quot;:[&quot;IPE270&quot;,&quot;IPE 270&quot;,&quot;IP270E&quot;,&quot;ipe270&quot;,&quot;ipe 270&quot;,&quot;ip270e&quot;]}]}," table:formula="of:=&quot;{&quot; &amp; &quot;&quot;&quot;&quot;&amp;[.A84]&amp;&quot;&quot;&quot;&quot;&amp;&quot;: [{&quot;&quot;&quot; &amp;&quot;shape_coords&quot;&amp;&quot;&quot;&quot;&quot; &amp; &quot;:&quot; &amp; &quot;[&quot; &amp; [.B84] &amp; &quot;,&quot; &amp;[.C84] &amp; &quot;,&quot; &amp;[.D84]&amp; &quot;,&quot; &amp;[.E84]&amp; &quot;,&quot; &amp;[.F84] &amp; &quot;],&quot; &amp; &quot;&quot;&quot;&quot; &amp;&quot;shape_name&quot;&amp;&quot;&quot;&quot;&quot; &amp; &quot;:&quot; &amp; &quot;&quot;&quot;&quot; &amp;[.G84] &amp; &quot;&quot;&quot;&quot; &amp; &quot;,&quot; &amp; &quot;&quot;&quot;&quot;&amp;[.O84]" table:style-name="ce5">
            <text:p>{"IPE270": [{"shape_coords":[270,135,6.6,10.2,15],"shape_name":"I-shape parallel flange","synonyms":["IPE270","IPE 270","IP270E","ipe270","ipe 270","ip27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300</text:p>
          </table:table-cell>
          <table:table-cell office:value-type="float" office:value="300" table:style-name="ce8">
            <text:p>300</text:p>
          </table:table-cell>
          <table:table-cell office:value-type="float" office:value="150" table:style-name="ce8">
            <text:p>150</text:p>
          </table:table-cell>
          <table:table-cell office:value-type="string" table:style-name="ce8">
            <text:p>7.1</text:p>
          </table:table-cell>
          <table:table-cell office:value-type="string" table:style-name="ce8">
            <text:p>10.7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300</text:p>
          </table:table-cell>
          <table:table-cell office:value-type="string" table:style-name="ce5">
            <text:p>IPE 300</text:p>
          </table:table-cell>
          <table:table-cell office:value-type="string" table:style-name="ce5">
            <text:p>IP300E</text:p>
          </table:table-cell>
          <table:table-cell office:value-type="string" office:string-value="ipe300" table:formula="of:=LOWER([.H85])" table:style-name="ce5">
            <text:p>ipe300</text:p>
          </table:table-cell>
          <table:table-cell office:value-type="string" office:string-value="ipe 300" table:formula="of:=LOWER([.I85])" table:style-name="ce5">
            <text:p>ipe 300</text:p>
          </table:table-cell>
          <table:table-cell office:value-type="string" office:string-value="ip300e" table:formula="of:=LOWER([.J85])" table:style-name="ce5">
            <text:p>ip300e</text:p>
          </table:table-cell>
          <table:table-cell table:style-name="ce5"/>
          <table:table-cell office:value-type="string" office:string-value="synonyms&quot;:[&quot;IPE300&quot;,&quot;IPE 300&quot;,&quot;IP300E&quot;,&quot;ipe300&quot;,&quot;ipe 300&quot;,&quot;ip300e&quot;]}]}," table:formula="of:= &quot;synonyms&quot;&amp;&quot;&quot;&quot;&quot;&amp;&quot;:[&quot;&amp;&quot;&quot;&quot;&quot;&amp;[.H85]&amp;&quot;&quot;&quot;&quot;&amp;&quot;,&quot;&amp;&quot;&quot;&quot;&quot;&amp;[.I85]&amp;&quot;&quot;&quot;&quot;&amp;&quot;,&quot;&amp;&quot;&quot;&quot;&quot;&amp;[.J85]&amp;&quot;&quot;&quot;&quot;&amp;&quot;,&quot;&amp;&quot;&quot;&quot;&quot;&amp;[.K85]&amp;&quot;&quot;&quot;&quot;&amp;&quot;,&quot;&amp;&quot;&quot;&quot;&quot;&amp;[.L85]&amp;&quot;&quot;&quot;&quot;&amp;&quot;,&quot;&amp;&quot;&quot;&quot;&quot;&amp;[.M85]&amp;&quot;&quot;&quot;&quot;&amp;&quot;]}]},&quot;" table:style-name="ce10">
            <text:p>synonyms":["IPE300","IPE 300","IP300E","ipe300","ipe 300","ip300e"]}]},</text:p>
          </table:table-cell>
          <table:table-cell office:value-type="string" office:string-value="{&quot;IPE300&quot;: [{&quot;shape_coords&quot;:[300,150,7.1,10.7,15],&quot;shape_name&quot;:&quot;I-shape parallel flange&quot;,&quot;synonyms&quot;:[&quot;IPE300&quot;,&quot;IPE 300&quot;,&quot;IP300E&quot;,&quot;ipe300&quot;,&quot;ipe 300&quot;,&quot;ip300e&quot;]}]}," table:formula="of:=&quot;{&quot; &amp; &quot;&quot;&quot;&quot;&amp;[.A85]&amp;&quot;&quot;&quot;&quot;&amp;&quot;: [{&quot;&quot;&quot; &amp;&quot;shape_coords&quot;&amp;&quot;&quot;&quot;&quot; &amp; &quot;:&quot; &amp; &quot;[&quot; &amp; [.B85] &amp; &quot;,&quot; &amp;[.C85] &amp; &quot;,&quot; &amp;[.D85]&amp; &quot;,&quot; &amp;[.E85]&amp; &quot;,&quot; &amp;[.F85] &amp; &quot;],&quot; &amp; &quot;&quot;&quot;&quot; &amp;&quot;shape_name&quot;&amp;&quot;&quot;&quot;&quot; &amp; &quot;:&quot; &amp; &quot;&quot;&quot;&quot; &amp;[.G85] &amp; &quot;&quot;&quot;&quot; &amp; &quot;,&quot; &amp; &quot;&quot;&quot;&quot;&amp;[.O85]" table:style-name="ce5">
            <text:p>{"IPE300": [{"shape_coords":[300,150,7.1,10.7,15],"shape_name":"I-shape parallel flange","synonyms":["IPE300","IPE 300","IP300E","ipe300","ipe 300","ip30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330</text:p>
          </table:table-cell>
          <table:table-cell office:value-type="float" office:value="330" table:style-name="ce8">
            <text:p>330</text:p>
          </table:table-cell>
          <table:table-cell office:value-type="float" office:value="160" table:style-name="ce8">
            <text:p>160</text:p>
          </table:table-cell>
          <table:table-cell office:value-type="string" table:style-name="ce8">
            <text:p>7.5</text:p>
          </table:table-cell>
          <table:table-cell office:value-type="string" table:style-name="ce8">
            <text:p>11.5</text:p>
          </table:table-cell>
          <table:table-cell office:value-type="float" office:value="18" table:style-name="ce8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330</text:p>
          </table:table-cell>
          <table:table-cell office:value-type="string" table:style-name="ce5">
            <text:p>IPE 330</text:p>
          </table:table-cell>
          <table:table-cell office:value-type="string" table:style-name="ce5">
            <text:p>IP330E</text:p>
          </table:table-cell>
          <table:table-cell office:value-type="string" office:string-value="ipe330" table:formula="of:=LOWER([.H86])" table:style-name="ce5">
            <text:p>ipe330</text:p>
          </table:table-cell>
          <table:table-cell office:value-type="string" office:string-value="ipe 330" table:formula="of:=LOWER([.I86])" table:style-name="ce5">
            <text:p>ipe 330</text:p>
          </table:table-cell>
          <table:table-cell office:value-type="string" office:string-value="ip330e" table:formula="of:=LOWER([.J86])" table:style-name="ce5">
            <text:p>ip330e</text:p>
          </table:table-cell>
          <table:table-cell table:style-name="ce5"/>
          <table:table-cell office:value-type="string" office:string-value="synonyms&quot;:[&quot;IPE330&quot;,&quot;IPE 330&quot;,&quot;IP330E&quot;,&quot;ipe330&quot;,&quot;ipe 330&quot;,&quot;ip330e&quot;]}]}," table:formula="of:= &quot;synonyms&quot;&amp;&quot;&quot;&quot;&quot;&amp;&quot;:[&quot;&amp;&quot;&quot;&quot;&quot;&amp;[.H86]&amp;&quot;&quot;&quot;&quot;&amp;&quot;,&quot;&amp;&quot;&quot;&quot;&quot;&amp;[.I86]&amp;&quot;&quot;&quot;&quot;&amp;&quot;,&quot;&amp;&quot;&quot;&quot;&quot;&amp;[.J86]&amp;&quot;&quot;&quot;&quot;&amp;&quot;,&quot;&amp;&quot;&quot;&quot;&quot;&amp;[.K86]&amp;&quot;&quot;&quot;&quot;&amp;&quot;,&quot;&amp;&quot;&quot;&quot;&quot;&amp;[.L86]&amp;&quot;&quot;&quot;&quot;&amp;&quot;,&quot;&amp;&quot;&quot;&quot;&quot;&amp;[.M86]&amp;&quot;&quot;&quot;&quot;&amp;&quot;]}]},&quot;" table:style-name="ce10">
            <text:p>synonyms":["IPE330","IPE 330","IP330E","ipe330","ipe 330","ip330e"]}]},</text:p>
          </table:table-cell>
          <table:table-cell office:value-type="string" office:string-value="{&quot;IPE330&quot;: [{&quot;shape_coords&quot;:[330,160,7.5,11.5,18],&quot;shape_name&quot;:&quot;I-shape parallel flange&quot;,&quot;synonyms&quot;:[&quot;IPE330&quot;,&quot;IPE 330&quot;,&quot;IP330E&quot;,&quot;ipe330&quot;,&quot;ipe 330&quot;,&quot;ip330e&quot;]}]}," table:formula="of:=&quot;{&quot; &amp; &quot;&quot;&quot;&quot;&amp;[.A86]&amp;&quot;&quot;&quot;&quot;&amp;&quot;: [{&quot;&quot;&quot; &amp;&quot;shape_coords&quot;&amp;&quot;&quot;&quot;&quot; &amp; &quot;:&quot; &amp; &quot;[&quot; &amp; [.B86] &amp; &quot;,&quot; &amp;[.C86] &amp; &quot;,&quot; &amp;[.D86]&amp; &quot;,&quot; &amp;[.E86]&amp; &quot;,&quot; &amp;[.F86] &amp; &quot;],&quot; &amp; &quot;&quot;&quot;&quot; &amp;&quot;shape_name&quot;&amp;&quot;&quot;&quot;&quot; &amp; &quot;:&quot; &amp; &quot;&quot;&quot;&quot; &amp;[.G86] &amp; &quot;&quot;&quot;&quot; &amp; &quot;,&quot; &amp; &quot;&quot;&quot;&quot;&amp;[.O86]" table:style-name="ce5">
            <text:p>{"IPE330": [{"shape_coords":[330,160,7.5,11.5,18],"shape_name":"I-shape parallel flange","synonyms":["IPE330","IPE 330","IP330E","ipe330","ipe 330","ip33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360</text:p>
          </table:table-cell>
          <table:table-cell office:value-type="float" office:value="360" table:style-name="ce8">
            <text:p>360</text:p>
          </table:table-cell>
          <table:table-cell office:value-type="float" office:value="170" table:style-name="ce8">
            <text:p>170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12.7</text:p>
          </table:table-cell>
          <table:table-cell office:value-type="float" office:value="18" table:style-name="ce8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360</text:p>
          </table:table-cell>
          <table:table-cell office:value-type="string" table:style-name="ce5">
            <text:p>IPE 360</text:p>
          </table:table-cell>
          <table:table-cell office:value-type="string" table:style-name="ce5">
            <text:p>IP360E</text:p>
          </table:table-cell>
          <table:table-cell office:value-type="string" office:string-value="ipe360" table:formula="of:=LOWER([.H87])" table:style-name="ce5">
            <text:p>ipe360</text:p>
          </table:table-cell>
          <table:table-cell office:value-type="string" office:string-value="ipe 360" table:formula="of:=LOWER([.I87])" table:style-name="ce5">
            <text:p>ipe 360</text:p>
          </table:table-cell>
          <table:table-cell office:value-type="string" office:string-value="ip360e" table:formula="of:=LOWER([.J87])" table:style-name="ce5">
            <text:p>ip360e</text:p>
          </table:table-cell>
          <table:table-cell table:style-name="ce5"/>
          <table:table-cell office:value-type="string" office:string-value="synonyms&quot;:[&quot;IPE360&quot;,&quot;IPE 360&quot;,&quot;IP360E&quot;,&quot;ipe360&quot;,&quot;ipe 360&quot;,&quot;ip360e&quot;]}]}," table:formula="of:= &quot;synonyms&quot;&amp;&quot;&quot;&quot;&quot;&amp;&quot;:[&quot;&amp;&quot;&quot;&quot;&quot;&amp;[.H87]&amp;&quot;&quot;&quot;&quot;&amp;&quot;,&quot;&amp;&quot;&quot;&quot;&quot;&amp;[.I87]&amp;&quot;&quot;&quot;&quot;&amp;&quot;,&quot;&amp;&quot;&quot;&quot;&quot;&amp;[.J87]&amp;&quot;&quot;&quot;&quot;&amp;&quot;,&quot;&amp;&quot;&quot;&quot;&quot;&amp;[.K87]&amp;&quot;&quot;&quot;&quot;&amp;&quot;,&quot;&amp;&quot;&quot;&quot;&quot;&amp;[.L87]&amp;&quot;&quot;&quot;&quot;&amp;&quot;,&quot;&amp;&quot;&quot;&quot;&quot;&amp;[.M87]&amp;&quot;&quot;&quot;&quot;&amp;&quot;]}]},&quot;" table:style-name="ce10">
            <text:p>synonyms":["IPE360","IPE 360","IP360E","ipe360","ipe 360","ip360e"]}]},</text:p>
          </table:table-cell>
          <table:table-cell office:value-type="string" office:string-value="{&quot;IPE360&quot;: [{&quot;shape_coords&quot;:[360,170,8,12.7,18],&quot;shape_name&quot;:&quot;I-shape parallel flange&quot;,&quot;synonyms&quot;:[&quot;IPE360&quot;,&quot;IPE 360&quot;,&quot;IP360E&quot;,&quot;ipe360&quot;,&quot;ipe 360&quot;,&quot;ip360e&quot;]}]}," table:formula="of:=&quot;{&quot; &amp; &quot;&quot;&quot;&quot;&amp;[.A87]&amp;&quot;&quot;&quot;&quot;&amp;&quot;: [{&quot;&quot;&quot; &amp;&quot;shape_coords&quot;&amp;&quot;&quot;&quot;&quot; &amp; &quot;:&quot; &amp; &quot;[&quot; &amp; [.B87] &amp; &quot;,&quot; &amp;[.C87] &amp; &quot;,&quot; &amp;[.D87]&amp; &quot;,&quot; &amp;[.E87]&amp; &quot;,&quot; &amp;[.F87] &amp; &quot;],&quot; &amp; &quot;&quot;&quot;&quot; &amp;&quot;shape_name&quot;&amp;&quot;&quot;&quot;&quot; &amp; &quot;:&quot; &amp; &quot;&quot;&quot;&quot; &amp;[.G87] &amp; &quot;&quot;&quot;&quot; &amp; &quot;,&quot; &amp; &quot;&quot;&quot;&quot;&amp;[.O87]" table:style-name="ce5">
            <text:p>{"IPE360": [{"shape_coords":[360,170,8,12.7,18],"shape_name":"I-shape parallel flange","synonyms":["IPE360","IPE 360","IP360E","ipe360","ipe 360","ip36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400</text:p>
          </table:table-cell>
          <table:table-cell office:value-type="float" office:value="400" table:style-name="ce8">
            <text:p>400</text:p>
          </table:table-cell>
          <table:table-cell office:value-type="float" office:value="180" table:style-name="ce8">
            <text:p>180</text:p>
          </table:table-cell>
          <table:table-cell office:value-type="string" table:style-name="ce8">
            <text:p>8.6</text:p>
          </table:table-cell>
          <table:table-cell office:value-type="string" table:style-name="ce8">
            <text:p>13.5</text:p>
          </table:table-cell>
          <table:table-cell office:value-type="float" office:value="21" table:style-name="ce8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400</text:p>
          </table:table-cell>
          <table:table-cell office:value-type="string" table:style-name="ce5">
            <text:p>IPE 400</text:p>
          </table:table-cell>
          <table:table-cell office:value-type="string" table:style-name="ce5">
            <text:p>IP400E</text:p>
          </table:table-cell>
          <table:table-cell office:value-type="string" office:string-value="ipe400" table:formula="of:=LOWER([.H88])" table:style-name="ce5">
            <text:p>ipe400</text:p>
          </table:table-cell>
          <table:table-cell office:value-type="string" office:string-value="ipe 400" table:formula="of:=LOWER([.I88])" table:style-name="ce5">
            <text:p>ipe 400</text:p>
          </table:table-cell>
          <table:table-cell office:value-type="string" office:string-value="ip400e" table:formula="of:=LOWER([.J88])" table:style-name="ce5">
            <text:p>ip400e</text:p>
          </table:table-cell>
          <table:table-cell table:style-name="ce5"/>
          <table:table-cell office:value-type="string" office:string-value="synonyms&quot;:[&quot;IPE400&quot;,&quot;IPE 400&quot;,&quot;IP400E&quot;,&quot;ipe400&quot;,&quot;ipe 400&quot;,&quot;ip400e&quot;]}]}," table:formula="of:= &quot;synonyms&quot;&amp;&quot;&quot;&quot;&quot;&amp;&quot;:[&quot;&amp;&quot;&quot;&quot;&quot;&amp;[.H88]&amp;&quot;&quot;&quot;&quot;&amp;&quot;,&quot;&amp;&quot;&quot;&quot;&quot;&amp;[.I88]&amp;&quot;&quot;&quot;&quot;&amp;&quot;,&quot;&amp;&quot;&quot;&quot;&quot;&amp;[.J88]&amp;&quot;&quot;&quot;&quot;&amp;&quot;,&quot;&amp;&quot;&quot;&quot;&quot;&amp;[.K88]&amp;&quot;&quot;&quot;&quot;&amp;&quot;,&quot;&amp;&quot;&quot;&quot;&quot;&amp;[.L88]&amp;&quot;&quot;&quot;&quot;&amp;&quot;,&quot;&amp;&quot;&quot;&quot;&quot;&amp;[.M88]&amp;&quot;&quot;&quot;&quot;&amp;&quot;]}]},&quot;" table:style-name="ce10">
            <text:p>synonyms":["IPE400","IPE 400","IP400E","ipe400","ipe 400","ip400e"]}]},</text:p>
          </table:table-cell>
          <table:table-cell office:value-type="string" office:string-value="{&quot;IPE400&quot;: [{&quot;shape_coords&quot;:[400,180,8.6,13.5,21],&quot;shape_name&quot;:&quot;I-shape parallel flange&quot;,&quot;synonyms&quot;:[&quot;IPE400&quot;,&quot;IPE 400&quot;,&quot;IP400E&quot;,&quot;ipe400&quot;,&quot;ipe 400&quot;,&quot;ip400e&quot;]}]}," table:formula="of:=&quot;{&quot; &amp; &quot;&quot;&quot;&quot;&amp;[.A88]&amp;&quot;&quot;&quot;&quot;&amp;&quot;: [{&quot;&quot;&quot; &amp;&quot;shape_coords&quot;&amp;&quot;&quot;&quot;&quot; &amp; &quot;:&quot; &amp; &quot;[&quot; &amp; [.B88] &amp; &quot;,&quot; &amp;[.C88] &amp; &quot;,&quot; &amp;[.D88]&amp; &quot;,&quot; &amp;[.E88]&amp; &quot;,&quot; &amp;[.F88] &amp; &quot;],&quot; &amp; &quot;&quot;&quot;&quot; &amp;&quot;shape_name&quot;&amp;&quot;&quot;&quot;&quot; &amp; &quot;:&quot; &amp; &quot;&quot;&quot;&quot; &amp;[.G88] &amp; &quot;&quot;&quot;&quot; &amp; &quot;,&quot; &amp; &quot;&quot;&quot;&quot;&amp;[.O88]" table:style-name="ce5">
            <text:p>{"IPE400": [{"shape_coords":[400,180,8.6,13.5,21],"shape_name":"I-shape parallel flange","synonyms":["IPE400","IPE 400","IP400E","ipe400","ipe 400","ip40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450</text:p>
          </table:table-cell>
          <table:table-cell office:value-type="float" office:value="450" table:style-name="ce8">
            <text:p>450</text:p>
          </table:table-cell>
          <table:table-cell office:value-type="float" office:value="190" table:style-name="ce8">
            <text:p>190</text:p>
          </table:table-cell>
          <table:table-cell office:value-type="string" table:style-name="ce8">
            <text:p>9.4</text:p>
          </table:table-cell>
          <table:table-cell office:value-type="string" table:style-name="ce8">
            <text:p>14.6</text:p>
          </table:table-cell>
          <table:table-cell office:value-type="float" office:value="21" table:style-name="ce8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450</text:p>
          </table:table-cell>
          <table:table-cell office:value-type="string" table:style-name="ce5">
            <text:p>IPE 450</text:p>
          </table:table-cell>
          <table:table-cell office:value-type="string" table:style-name="ce5">
            <text:p>IP450E</text:p>
          </table:table-cell>
          <table:table-cell office:value-type="string" office:string-value="ipe450" table:formula="of:=LOWER([.H89])" table:style-name="ce5">
            <text:p>ipe450</text:p>
          </table:table-cell>
          <table:table-cell office:value-type="string" office:string-value="ipe 450" table:formula="of:=LOWER([.I89])" table:style-name="ce5">
            <text:p>ipe 450</text:p>
          </table:table-cell>
          <table:table-cell office:value-type="string" office:string-value="ip450e" table:formula="of:=LOWER([.J89])" table:style-name="ce5">
            <text:p>ip450e</text:p>
          </table:table-cell>
          <table:table-cell table:style-name="ce5"/>
          <table:table-cell office:value-type="string" office:string-value="synonyms&quot;:[&quot;IPE450&quot;,&quot;IPE 450&quot;,&quot;IP450E&quot;,&quot;ipe450&quot;,&quot;ipe 450&quot;,&quot;ip450e&quot;]}]}," table:formula="of:= &quot;synonyms&quot;&amp;&quot;&quot;&quot;&quot;&amp;&quot;:[&quot;&amp;&quot;&quot;&quot;&quot;&amp;[.H89]&amp;&quot;&quot;&quot;&quot;&amp;&quot;,&quot;&amp;&quot;&quot;&quot;&quot;&amp;[.I89]&amp;&quot;&quot;&quot;&quot;&amp;&quot;,&quot;&amp;&quot;&quot;&quot;&quot;&amp;[.J89]&amp;&quot;&quot;&quot;&quot;&amp;&quot;,&quot;&amp;&quot;&quot;&quot;&quot;&amp;[.K89]&amp;&quot;&quot;&quot;&quot;&amp;&quot;,&quot;&amp;&quot;&quot;&quot;&quot;&amp;[.L89]&amp;&quot;&quot;&quot;&quot;&amp;&quot;,&quot;&amp;&quot;&quot;&quot;&quot;&amp;[.M89]&amp;&quot;&quot;&quot;&quot;&amp;&quot;]}]},&quot;" table:style-name="ce10">
            <text:p>synonyms":["IPE450","IPE 450","IP450E","ipe450","ipe 450","ip450e"]}]},</text:p>
          </table:table-cell>
          <table:table-cell office:value-type="string" office:string-value="{&quot;IPE450&quot;: [{&quot;shape_coords&quot;:[450,190,9.4,14.6,21],&quot;shape_name&quot;:&quot;I-shape parallel flange&quot;,&quot;synonyms&quot;:[&quot;IPE450&quot;,&quot;IPE 450&quot;,&quot;IP450E&quot;,&quot;ipe450&quot;,&quot;ipe 450&quot;,&quot;ip450e&quot;]}]}," table:formula="of:=&quot;{&quot; &amp; &quot;&quot;&quot;&quot;&amp;[.A89]&amp;&quot;&quot;&quot;&quot;&amp;&quot;: [{&quot;&quot;&quot; &amp;&quot;shape_coords&quot;&amp;&quot;&quot;&quot;&quot; &amp; &quot;:&quot; &amp; &quot;[&quot; &amp; [.B89] &amp; &quot;,&quot; &amp;[.C89] &amp; &quot;,&quot; &amp;[.D89]&amp; &quot;,&quot; &amp;[.E89]&amp; &quot;,&quot; &amp;[.F89] &amp; &quot;],&quot; &amp; &quot;&quot;&quot;&quot; &amp;&quot;shape_name&quot;&amp;&quot;&quot;&quot;&quot; &amp; &quot;:&quot; &amp; &quot;&quot;&quot;&quot; &amp;[.G89] &amp; &quot;&quot;&quot;&quot; &amp; &quot;,&quot; &amp; &quot;&quot;&quot;&quot;&amp;[.O89]" table:style-name="ce5">
            <text:p>{"IPE450": [{"shape_coords":[450,190,9.4,14.6,21],"shape_name":"I-shape parallel flange","synonyms":["IPE450","IPE 450","IP450E","ipe450","ipe 450","ip45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500</text:p>
          </table:table-cell>
          <table:table-cell office:value-type="float" office:value="500" table:style-name="ce8">
            <text:p>500</text:p>
          </table:table-cell>
          <table:table-cell office:value-type="float" office:value="200" table:style-name="ce8">
            <text:p>200</text:p>
          </table:table-cell>
          <table:table-cell office:value-type="string" table:style-name="ce8">
            <text:p>10.2</text:p>
          </table:table-cell>
          <table:table-cell office:value-type="float" office:value="16" table:style-name="ce8">
            <text:p>16</text:p>
          </table:table-cell>
          <table:table-cell office:value-type="float" office:value="21" table:style-name="ce8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500</text:p>
          </table:table-cell>
          <table:table-cell office:value-type="string" table:style-name="ce5">
            <text:p>IPE 500</text:p>
          </table:table-cell>
          <table:table-cell office:value-type="string" table:style-name="ce5">
            <text:p>IP500E</text:p>
          </table:table-cell>
          <table:table-cell office:value-type="string" office:string-value="ipe500" table:formula="of:=LOWER([.H90])" table:style-name="ce5">
            <text:p>ipe500</text:p>
          </table:table-cell>
          <table:table-cell office:value-type="string" office:string-value="ipe 500" table:formula="of:=LOWER([.I90])" table:style-name="ce5">
            <text:p>ipe 500</text:p>
          </table:table-cell>
          <table:table-cell office:value-type="string" office:string-value="ip500e" table:formula="of:=LOWER([.J90])" table:style-name="ce5">
            <text:p>ip500e</text:p>
          </table:table-cell>
          <table:table-cell table:style-name="ce5"/>
          <table:table-cell office:value-type="string" office:string-value="synonyms&quot;:[&quot;IPE500&quot;,&quot;IPE 500&quot;,&quot;IP500E&quot;,&quot;ipe500&quot;,&quot;ipe 500&quot;,&quot;ip500e&quot;]}]}," table:formula="of:= &quot;synonyms&quot;&amp;&quot;&quot;&quot;&quot;&amp;&quot;:[&quot;&amp;&quot;&quot;&quot;&quot;&amp;[.H90]&amp;&quot;&quot;&quot;&quot;&amp;&quot;,&quot;&amp;&quot;&quot;&quot;&quot;&amp;[.I90]&amp;&quot;&quot;&quot;&quot;&amp;&quot;,&quot;&amp;&quot;&quot;&quot;&quot;&amp;[.J90]&amp;&quot;&quot;&quot;&quot;&amp;&quot;,&quot;&amp;&quot;&quot;&quot;&quot;&amp;[.K90]&amp;&quot;&quot;&quot;&quot;&amp;&quot;,&quot;&amp;&quot;&quot;&quot;&quot;&amp;[.L90]&amp;&quot;&quot;&quot;&quot;&amp;&quot;,&quot;&amp;&quot;&quot;&quot;&quot;&amp;[.M90]&amp;&quot;&quot;&quot;&quot;&amp;&quot;]}]},&quot;" table:style-name="ce10">
            <text:p>synonyms":["IPE500","IPE 500","IP500E","ipe500","ipe 500","ip500e"]}]},</text:p>
          </table:table-cell>
          <table:table-cell office:value-type="string" office:string-value="{&quot;IPE500&quot;: [{&quot;shape_coords&quot;:[500,200,10.2,16,21],&quot;shape_name&quot;:&quot;I-shape parallel flange&quot;,&quot;synonyms&quot;:[&quot;IPE500&quot;,&quot;IPE 500&quot;,&quot;IP500E&quot;,&quot;ipe500&quot;,&quot;ipe 500&quot;,&quot;ip500e&quot;]}]}," table:formula="of:=&quot;{&quot; &amp; &quot;&quot;&quot;&quot;&amp;[.A90]&amp;&quot;&quot;&quot;&quot;&amp;&quot;: [{&quot;&quot;&quot; &amp;&quot;shape_coords&quot;&amp;&quot;&quot;&quot;&quot; &amp; &quot;:&quot; &amp; &quot;[&quot; &amp; [.B90] &amp; &quot;,&quot; &amp;[.C90] &amp; &quot;,&quot; &amp;[.D90]&amp; &quot;,&quot; &amp;[.E90]&amp; &quot;,&quot; &amp;[.F90] &amp; &quot;],&quot; &amp; &quot;&quot;&quot;&quot; &amp;&quot;shape_name&quot;&amp;&quot;&quot;&quot;&quot; &amp; &quot;:&quot; &amp; &quot;&quot;&quot;&quot; &amp;[.G90] &amp; &quot;&quot;&quot;&quot; &amp; &quot;,&quot; &amp; &quot;&quot;&quot;&quot;&amp;[.O90]" table:style-name="ce5">
            <text:p>{"IPE500": [{"shape_coords":[500,200,10.2,16,21],"shape_name":"I-shape parallel flange","synonyms":["IPE500","IPE 500","IP500E","ipe500","ipe 500","ip50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550</text:p>
          </table:table-cell>
          <table:table-cell office:value-type="float" office:value="550" table:style-name="ce8">
            <text:p>550</text:p>
          </table:table-cell>
          <table:table-cell office:value-type="float" office:value="210" table:style-name="ce8">
            <text:p>210</text:p>
          </table:table-cell>
          <table:table-cell office:value-type="string" table:style-name="ce8">
            <text:p>11.1</text:p>
          </table:table-cell>
          <table:table-cell office:value-type="string" table:style-name="ce8">
            <text:p>17.2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550</text:p>
          </table:table-cell>
          <table:table-cell office:value-type="string" table:style-name="ce5">
            <text:p>IPE 550</text:p>
          </table:table-cell>
          <table:table-cell office:value-type="string" table:style-name="ce5">
            <text:p>IP550E</text:p>
          </table:table-cell>
          <table:table-cell office:value-type="string" office:string-value="ipe550" table:formula="of:=LOWER([.H91])" table:style-name="ce5">
            <text:p>ipe550</text:p>
          </table:table-cell>
          <table:table-cell office:value-type="string" office:string-value="ipe 550" table:formula="of:=LOWER([.I91])" table:style-name="ce5">
            <text:p>ipe 550</text:p>
          </table:table-cell>
          <table:table-cell office:value-type="string" office:string-value="ip550e" table:formula="of:=LOWER([.J91])" table:style-name="ce5">
            <text:p>ip550e</text:p>
          </table:table-cell>
          <table:table-cell table:style-name="ce5"/>
          <table:table-cell office:value-type="string" office:string-value="synonyms&quot;:[&quot;IPE550&quot;,&quot;IPE 550&quot;,&quot;IP550E&quot;,&quot;ipe550&quot;,&quot;ipe 550&quot;,&quot;ip550e&quot;]}]}," table:formula="of:= &quot;synonyms&quot;&amp;&quot;&quot;&quot;&quot;&amp;&quot;:[&quot;&amp;&quot;&quot;&quot;&quot;&amp;[.H91]&amp;&quot;&quot;&quot;&quot;&amp;&quot;,&quot;&amp;&quot;&quot;&quot;&quot;&amp;[.I91]&amp;&quot;&quot;&quot;&quot;&amp;&quot;,&quot;&amp;&quot;&quot;&quot;&quot;&amp;[.J91]&amp;&quot;&quot;&quot;&quot;&amp;&quot;,&quot;&amp;&quot;&quot;&quot;&quot;&amp;[.K91]&amp;&quot;&quot;&quot;&quot;&amp;&quot;,&quot;&amp;&quot;&quot;&quot;&quot;&amp;[.L91]&amp;&quot;&quot;&quot;&quot;&amp;&quot;,&quot;&amp;&quot;&quot;&quot;&quot;&amp;[.M91]&amp;&quot;&quot;&quot;&quot;&amp;&quot;]}]},&quot;" table:style-name="ce10">
            <text:p>synonyms":["IPE550","IPE 550","IP550E","ipe550","ipe 550","ip550e"]}]},</text:p>
          </table:table-cell>
          <table:table-cell office:value-type="string" office:string-value="{&quot;IPE550&quot;: [{&quot;shape_coords&quot;:[550,210,11.1,17.2,24],&quot;shape_name&quot;:&quot;I-shape parallel flange&quot;,&quot;synonyms&quot;:[&quot;IPE550&quot;,&quot;IPE 550&quot;,&quot;IP550E&quot;,&quot;ipe550&quot;,&quot;ipe 550&quot;,&quot;ip550e&quot;]}]}," table:formula="of:=&quot;{&quot; &amp; &quot;&quot;&quot;&quot;&amp;[.A91]&amp;&quot;&quot;&quot;&quot;&amp;&quot;: [{&quot;&quot;&quot; &amp;&quot;shape_coords&quot;&amp;&quot;&quot;&quot;&quot; &amp; &quot;:&quot; &amp; &quot;[&quot; &amp; [.B91] &amp; &quot;,&quot; &amp;[.C91] &amp; &quot;,&quot; &amp;[.D91]&amp; &quot;,&quot; &amp;[.E91]&amp; &quot;,&quot; &amp;[.F91] &amp; &quot;],&quot; &amp; &quot;&quot;&quot;&quot; &amp;&quot;shape_name&quot;&amp;&quot;&quot;&quot;&quot; &amp; &quot;:&quot; &amp; &quot;&quot;&quot;&quot; &amp;[.G91] &amp; &quot;&quot;&quot;&quot; &amp; &quot;,&quot; &amp; &quot;&quot;&quot;&quot;&amp;[.O91]" table:style-name="ce5">
            <text:p>{"IPE550": [{"shape_coords":[550,210,11.1,17.2,24],"shape_name":"I-shape parallel flange","synonyms":["IPE550","IPE 550","IP550E","ipe550","ipe 550","ip55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1">
          <table:table-cell office:value-type="string" table:style-name="ce8">
            <text:p>IPE600</text:p>
          </table:table-cell>
          <table:table-cell office:value-type="float" office:value="600" table:style-name="ce8">
            <text:p>600</text:p>
          </table:table-cell>
          <table:table-cell office:value-type="float" office:value="220" table:style-name="ce8">
            <text:p>220</text:p>
          </table:table-cell>
          <table:table-cell office:value-type="float" office:value="12" table:style-name="ce8">
            <text:p>12</text:p>
          </table:table-cell>
          <table:table-cell office:value-type="float" office:value="19" table:style-name="ce8">
            <text:p>19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IPE600</text:p>
          </table:table-cell>
          <table:table-cell office:value-type="string" table:style-name="ce5">
            <text:p>IPE 600</text:p>
          </table:table-cell>
          <table:table-cell office:value-type="string" table:style-name="ce5">
            <text:p>IP600E</text:p>
          </table:table-cell>
          <table:table-cell office:value-type="string" office:string-value="ipe600" table:formula="of:=LOWER([.H92])" table:style-name="ce5">
            <text:p>ipe600</text:p>
          </table:table-cell>
          <table:table-cell office:value-type="string" office:string-value="ipe 600" table:formula="of:=LOWER([.I92])" table:style-name="ce5">
            <text:p>ipe 600</text:p>
          </table:table-cell>
          <table:table-cell office:value-type="string" office:string-value="ip600e" table:formula="of:=LOWER([.J92])" table:style-name="ce5">
            <text:p>ip600e</text:p>
          </table:table-cell>
          <table:table-cell table:style-name="ce5"/>
          <table:table-cell office:value-type="string" office:string-value="synonyms&quot;:[&quot;IPE600&quot;,&quot;IPE 600&quot;,&quot;IP600E&quot;,&quot;ipe600&quot;,&quot;ipe 600&quot;,&quot;ip600e&quot;]}]}," table:formula="of:= &quot;synonyms&quot;&amp;&quot;&quot;&quot;&quot;&amp;&quot;:[&quot;&amp;&quot;&quot;&quot;&quot;&amp;[.H92]&amp;&quot;&quot;&quot;&quot;&amp;&quot;,&quot;&amp;&quot;&quot;&quot;&quot;&amp;[.I92]&amp;&quot;&quot;&quot;&quot;&amp;&quot;,&quot;&amp;&quot;&quot;&quot;&quot;&amp;[.J92]&amp;&quot;&quot;&quot;&quot;&amp;&quot;,&quot;&amp;&quot;&quot;&quot;&quot;&amp;[.K92]&amp;&quot;&quot;&quot;&quot;&amp;&quot;,&quot;&amp;&quot;&quot;&quot;&quot;&amp;[.L92]&amp;&quot;&quot;&quot;&quot;&amp;&quot;,&quot;&amp;&quot;&quot;&quot;&quot;&amp;[.M92]&amp;&quot;&quot;&quot;&quot;&amp;&quot;]}]},&quot;" table:style-name="ce10">
            <text:p>synonyms":["IPE600","IPE 600","IP600E","ipe600","ipe 600","ip600e"]}]},</text:p>
          </table:table-cell>
          <table:table-cell office:value-type="string" office:string-value="{&quot;IPE600&quot;: [{&quot;shape_coords&quot;:[600,220,12,19,24],&quot;shape_name&quot;:&quot;I-shape parallel flange&quot;,&quot;synonyms&quot;:[&quot;IPE600&quot;,&quot;IPE 600&quot;,&quot;IP600E&quot;,&quot;ipe600&quot;,&quot;ipe 600&quot;,&quot;ip600e&quot;]}]}," table:formula="of:=&quot;{&quot; &amp; &quot;&quot;&quot;&quot;&amp;[.A92]&amp;&quot;&quot;&quot;&quot;&amp;&quot;: [{&quot;&quot;&quot; &amp;&quot;shape_coords&quot;&amp;&quot;&quot;&quot;&quot; &amp; &quot;:&quot; &amp; &quot;[&quot; &amp; [.B92] &amp; &quot;,&quot; &amp;[.C92] &amp; &quot;,&quot; &amp;[.D92]&amp; &quot;,&quot; &amp;[.E92]&amp; &quot;,&quot; &amp;[.F92] &amp; &quot;],&quot; &amp; &quot;&quot;&quot;&quot; &amp;&quot;shape_name&quot;&amp;&quot;&quot;&quot;&quot; &amp; &quot;:&quot; &amp; &quot;&quot;&quot;&quot; &amp;[.G92] &amp; &quot;&quot;&quot;&quot; &amp; &quot;,&quot; &amp; &quot;&quot;&quot;&quot;&amp;[.O92]" table:style-name="ce5">
            <text:p>{"IPE600": [{"shape_coords":[600,220,12,19,24],"shape_name":"I-shape parallel flange","synonyms":["IPE600","IPE 600","IP600E","ipe600","ipe 600","ip600e"]}]},</text:p>
          </table:table-cell>
          <table:table-cell table:number-columns-repeated="12" table:style-name="ce5"/>
          <table:table-cell table:number-columns-repeated="2" table:style-name="ce7"/>
          <table:table-cell table:number-columns-repeated="16354" table:style-name="ce1"/>
        </table:table-row>
        <table:table-row table:style-name="ro2">
          <table:table-cell office:value-type="string" table:style-name="ce8">
            <text:p>100AA</text:p>
          </table:table-cell>
          <table:table-cell office:value-type="float" office:value="91" table:style-name="ce8">
            <text:p>91</text:p>
          </table:table-cell>
          <table:table-cell office:value-type="float" office:value="100" table:style-name="ce8">
            <text:p>100</text:p>
          </table:table-cell>
          <table:table-cell office:value-type="float" office:value="4.2" table:style-name="ce8">
            <text:p>4,2</text:p>
          </table:table-cell>
          <table:table-cell office:value-type="float" office:value="5.5" table:style-name="ce8">
            <text:p>5,5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100AA</text:p>
          </table:table-cell>
          <table:table-cell office:value-type="string" table:style-name="ce5">
            <text:p>100 AA</text:p>
          </table:table-cell>
          <table:table-cell office:value-type="string" office:string-value="100 aa" table:formula="of:=LOWER([.I93])" table:style-name="ce5">
            <text:p>100 aa</text:p>
          </table:table-cell>
          <table:table-cell office:value-type="string" office:string-value="100aa" table:formula="of:=LOWER([.H93])" table:style-name="ce5">
            <text:p>100aa</text:p>
          </table:table-cell>
          <table:table-cell table:number-columns-repeated="3" table:style-name="ce5"/>
          <table:table-cell office:value-type="string" office:string-value="synonyms&quot;:[&quot;100AA&quot;,&quot;100 AA&quot;,&quot;100 aa&quot;,&quot;100aa&quot;]}]}," table:formula="of:= &quot;synonyms&quot;&amp;&quot;&quot;&quot;&quot;&amp;&quot;:[&quot;&amp;&quot;&quot;&quot;&quot;&amp;[.H93]&amp;&quot;&quot;&quot;&quot;&amp;&quot;,&quot;&amp;&quot;&quot;&quot;&quot;&amp;[.I93]&amp;&quot;&quot;&quot;&quot;&amp;&quot;,&quot;&amp;&quot;&quot;&quot;&quot;&amp;[.J93]&amp;&quot;&quot;&quot;&quot;&amp;&quot;,&quot;&amp;&quot;&quot;&quot;&quot;&amp;[.K93]&amp;&quot;&quot;&quot;&quot;&amp;&quot;]}]},&quot;" table:style-name="ce10">
            <text:p>synonyms":["100AA","100 AA","100 aa","100aa"]}]},</text:p>
          </table:table-cell>
          <table:table-cell office:value-type="string" office:string-value="{&quot;100AA&quot;: [{&quot;shape_coords&quot;:[91,100,4,2,5,5,12],&quot;shape_name&quot;:&quot;I-shape parallel flange&quot;,&quot;synonyms&quot;:[&quot;100AA&quot;,&quot;100 AA&quot;,&quot;100 aa&quot;,&quot;100aa&quot;]}]}," table:formula="of:=&quot;{&quot; &amp; &quot;&quot;&quot;&quot;&amp;[.A93]&amp;&quot;&quot;&quot;&quot;&amp;&quot;: [{&quot;&quot;&quot; &amp;&quot;shape_coords&quot;&amp;&quot;&quot;&quot;&quot; &amp; &quot;:&quot; &amp; &quot;[&quot; &amp; [.B93] &amp; &quot;,&quot; &amp;[.C93] &amp; &quot;,&quot; &amp;[.D93]&amp; &quot;,&quot; &amp;[.E93]&amp; &quot;,&quot; &amp;[.F93] &amp; &quot;],&quot; &amp; &quot;&quot;&quot;&quot; &amp;&quot;shape_name&quot;&amp;&quot;&quot;&quot;&quot; &amp; &quot;:&quot; &amp; &quot;&quot;&quot;&quot; &amp;[.G93] &amp; &quot;&quot;&quot;&quot; &amp; &quot;,&quot; &amp; &quot;&quot;&quot;&quot;&amp;[.O93]" table:style-name="ce5">
            <text:p>{"100AA": [{"shape_coords":[91,100,4,2,5,5,12],"shape_name":"I-shape parallel flange","synonyms":["100AA","100 AA","100 aa","100aa"]}]},</text:p>
          </table:table-cell>
          <table:table-cell table:number-columns-repeated="14" table:style-name="ce5"/>
          <table:table-cell table:number-columns-repeated="16354"/>
        </table:table-row>
        <table:table-row table:style-name="ro2">
          <table:table-cell office:value-type="string" table:style-name="ce8">
            <text:p>120AA</text:p>
          </table:table-cell>
          <table:table-cell office:value-type="float" office:value="109" table:style-name="ce8">
            <text:p>109</text:p>
          </table:table-cell>
          <table:table-cell office:value-type="float" office:value="120" table:style-name="ce8">
            <text:p>120</text:p>
          </table:table-cell>
          <table:table-cell office:value-type="float" office:value="4.2" table:style-name="ce8">
            <text:p>4,2</text:p>
          </table:table-cell>
          <table:table-cell office:value-type="float" office:value="5.5" table:style-name="ce8">
            <text:p>5,5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120AA</text:p>
          </table:table-cell>
          <table:table-cell office:value-type="string" table:style-name="ce5">
            <text:p>120 AA</text:p>
          </table:table-cell>
          <table:table-cell office:value-type="string" office:string-value="120 aa" table:formula="of:=LOWER([.I94])" table:style-name="ce5">
            <text:p>120 aa</text:p>
          </table:table-cell>
          <table:table-cell office:value-type="string" office:string-value="120aa" table:formula="of:=LOWER([.H94])" table:style-name="ce5">
            <text:p>120aa</text:p>
          </table:table-cell>
          <table:table-cell table:number-columns-repeated="3" table:style-name="ce5"/>
          <table:table-cell office:value-type="string" office:string-value="synonyms&quot;:[&quot;120AA&quot;,&quot;120 AA&quot;,&quot;120 aa&quot;,&quot;120aa&quot;]}]}," table:formula="of:= &quot;synonyms&quot;&amp;&quot;&quot;&quot;&quot;&amp;&quot;:[&quot;&amp;&quot;&quot;&quot;&quot;&amp;[.H94]&amp;&quot;&quot;&quot;&quot;&amp;&quot;,&quot;&amp;&quot;&quot;&quot;&quot;&amp;[.I94]&amp;&quot;&quot;&quot;&quot;&amp;&quot;,&quot;&amp;&quot;&quot;&quot;&quot;&amp;[.J94]&amp;&quot;&quot;&quot;&quot;&amp;&quot;,&quot;&amp;&quot;&quot;&quot;&quot;&amp;[.K94]&amp;&quot;&quot;&quot;&quot;&amp;&quot;]}]},&quot;" table:style-name="ce10">
            <text:p>synonyms":["120AA","120 AA","120 aa","120aa"]}]},</text:p>
          </table:table-cell>
          <table:table-cell office:value-type="string" office:string-value="{&quot;120AA&quot;: [{&quot;shape_coords&quot;:[109,120,4,2,5,5,12],&quot;shape_name&quot;:&quot;I-shape parallel flange&quot;,&quot;synonyms&quot;:[&quot;120AA&quot;,&quot;120 AA&quot;,&quot;120 aa&quot;,&quot;120aa&quot;]}]}," table:formula="of:=&quot;{&quot; &amp; &quot;&quot;&quot;&quot;&amp;[.A94]&amp;&quot;&quot;&quot;&quot;&amp;&quot;: [{&quot;&quot;&quot; &amp;&quot;shape_coords&quot;&amp;&quot;&quot;&quot;&quot; &amp; &quot;:&quot; &amp; &quot;[&quot; &amp; [.B94] &amp; &quot;,&quot; &amp;[.C94] &amp; &quot;,&quot; &amp;[.D94]&amp; &quot;,&quot; &amp;[.E94]&amp; &quot;,&quot; &amp;[.F94] &amp; &quot;],&quot; &amp; &quot;&quot;&quot;&quot; &amp;&quot;shape_name&quot;&amp;&quot;&quot;&quot;&quot; &amp; &quot;:&quot; &amp; &quot;&quot;&quot;&quot; &amp;[.G94] &amp; &quot;&quot;&quot;&quot; &amp; &quot;,&quot; &amp; &quot;&quot;&quot;&quot;&amp;[.O94]" table:style-name="ce5">
            <text:p>{"120AA": [{"shape_coords":[109,120,4,2,5,5,12],"shape_name":"I-shape parallel flange","synonyms":["120AA","120 AA","120 aa","120aa"]}]},</text:p>
          </table:table-cell>
          <table:table-cell table:number-columns-repeated="14" table:style-name="ce5"/>
          <table:table-cell table:number-columns-repeated="16354"/>
        </table:table-row>
        <table:table-row table:style-name="ro2">
          <table:table-cell office:value-type="string" table:style-name="ce8">
            <text:p>140AA</text:p>
          </table:table-cell>
          <table:table-cell office:value-type="float" office:value="128" table:style-name="ce8">
            <text:p>128</text:p>
          </table:table-cell>
          <table:table-cell office:value-type="float" office:value="140" table:style-name="ce8">
            <text:p>140</text:p>
          </table:table-cell>
          <table:table-cell office:value-type="float" office:value="4.3" table:style-name="ce8">
            <text:p>4,3</text:p>
          </table:table-cell>
          <table:table-cell office:value-type="float" office:value="6" table:style-name="ce8">
            <text:p>6</text:p>
          </table:table-cell>
          <table:table-cell office:value-type="float" office:value="12" table:style-name="ce8">
            <text:p>12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140AA</text:p>
          </table:table-cell>
          <table:table-cell office:value-type="string" table:style-name="ce5">
            <text:p>140 AA</text:p>
          </table:table-cell>
          <table:table-cell office:value-type="string" office:string-value="140 aa" table:formula="of:=LOWER([.I95])" table:style-name="ce5">
            <text:p>140 aa</text:p>
          </table:table-cell>
          <table:table-cell office:value-type="string" office:string-value="140aa" table:formula="of:=LOWER([.H95])" table:style-name="ce5">
            <text:p>140aa</text:p>
          </table:table-cell>
          <table:table-cell table:number-columns-repeated="3" table:style-name="ce5"/>
          <table:table-cell office:value-type="string" office:string-value="synonyms&quot;:[&quot;140AA&quot;,&quot;140 AA&quot;,&quot;140 aa&quot;,&quot;140aa&quot;]}]}," table:formula="of:= &quot;synonyms&quot;&amp;&quot;&quot;&quot;&quot;&amp;&quot;:[&quot;&amp;&quot;&quot;&quot;&quot;&amp;[.H95]&amp;&quot;&quot;&quot;&quot;&amp;&quot;,&quot;&amp;&quot;&quot;&quot;&quot;&amp;[.I95]&amp;&quot;&quot;&quot;&quot;&amp;&quot;,&quot;&amp;&quot;&quot;&quot;&quot;&amp;[.J95]&amp;&quot;&quot;&quot;&quot;&amp;&quot;,&quot;&amp;&quot;&quot;&quot;&quot;&amp;[.K95]&amp;&quot;&quot;&quot;&quot;&amp;&quot;]}]},&quot;" table:style-name="ce10">
            <text:p>synonyms":["140AA","140 AA","140 aa","140aa"]}]},</text:p>
          </table:table-cell>
          <table:table-cell office:value-type="string" office:string-value="{&quot;140AA&quot;: [{&quot;shape_coords&quot;:[128,140,4,3,6,12],&quot;shape_name&quot;:&quot;I-shape parallel flange&quot;,&quot;synonyms&quot;:[&quot;140AA&quot;,&quot;140 AA&quot;,&quot;140 aa&quot;,&quot;140aa&quot;]}]}," table:formula="of:=&quot;{&quot; &amp; &quot;&quot;&quot;&quot;&amp;[.A95]&amp;&quot;&quot;&quot;&quot;&amp;&quot;: [{&quot;&quot;&quot; &amp;&quot;shape_coords&quot;&amp;&quot;&quot;&quot;&quot; &amp; &quot;:&quot; &amp; &quot;[&quot; &amp; [.B95] &amp; &quot;,&quot; &amp;[.C95] &amp; &quot;,&quot; &amp;[.D95]&amp; &quot;,&quot; &amp;[.E95]&amp; &quot;,&quot; &amp;[.F95] &amp; &quot;],&quot; &amp; &quot;&quot;&quot;&quot; &amp;&quot;shape_name&quot;&amp;&quot;&quot;&quot;&quot; &amp; &quot;:&quot; &amp; &quot;&quot;&quot;&quot; &amp;[.G95] &amp; &quot;&quot;&quot;&quot; &amp; &quot;,&quot; &amp; &quot;&quot;&quot;&quot;&amp;[.O95]" table:style-name="ce5">
            <text:p>{"140AA": [{"shape_coords":[128,140,4,3,6,12],"shape_name":"I-shape parallel flange","synonyms":["140AA","140 AA","140 aa","140aa"]}]},</text:p>
          </table:table-cell>
          <table:table-cell table:number-columns-repeated="14" table:style-name="ce5"/>
          <table:table-cell table:number-columns-repeated="16354"/>
        </table:table-row>
        <table:table-row table:style-name="ro2">
          <table:table-cell office:value-type="string" table:style-name="ce8">
            <text:p>160AA</text:p>
          </table:table-cell>
          <table:table-cell office:value-type="float" office:value="148" table:style-name="ce8">
            <text:p>148</text:p>
          </table:table-cell>
          <table:table-cell office:value-type="float" office:value="160" table:style-name="ce8">
            <text:p>160</text:p>
          </table:table-cell>
          <table:table-cell office:value-type="float" office:value="4.5" table:style-name="ce8">
            <text:p>4,5</text:p>
          </table:table-cell>
          <table:table-cell office:value-type="float" office:value="7" table:style-name="ce8">
            <text:p>7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160AA</text:p>
          </table:table-cell>
          <table:table-cell office:value-type="string" table:style-name="ce5">
            <text:p>160 AA</text:p>
          </table:table-cell>
          <table:table-cell office:value-type="string" office:string-value="160 aa" table:formula="of:=LOWER([.I96])" table:style-name="ce5">
            <text:p>160 aa</text:p>
          </table:table-cell>
          <table:table-cell office:value-type="string" office:string-value="160aa" table:formula="of:=LOWER([.H96])" table:style-name="ce5">
            <text:p>160aa</text:p>
          </table:table-cell>
          <table:table-cell table:number-columns-repeated="3" table:style-name="ce5"/>
          <table:table-cell office:value-type="string" office:string-value="synonyms&quot;:[&quot;160AA&quot;,&quot;160 AA&quot;,&quot;160 aa&quot;,&quot;160aa&quot;]}]}," table:formula="of:= &quot;synonyms&quot;&amp;&quot;&quot;&quot;&quot;&amp;&quot;:[&quot;&amp;&quot;&quot;&quot;&quot;&amp;[.H96]&amp;&quot;&quot;&quot;&quot;&amp;&quot;,&quot;&amp;&quot;&quot;&quot;&quot;&amp;[.I96]&amp;&quot;&quot;&quot;&quot;&amp;&quot;,&quot;&amp;&quot;&quot;&quot;&quot;&amp;[.J96]&amp;&quot;&quot;&quot;&quot;&amp;&quot;,&quot;&amp;&quot;&quot;&quot;&quot;&amp;[.K96]&amp;&quot;&quot;&quot;&quot;&amp;&quot;]}]},&quot;" table:style-name="ce10">
            <text:p>synonyms":["160AA","160 AA","160 aa","160aa"]}]},</text:p>
          </table:table-cell>
          <table:table-cell office:value-type="string" office:string-value="{&quot;160AA&quot;: [{&quot;shape_coords&quot;:[148,160,4,5,7,15],&quot;shape_name&quot;:&quot;I-shape parallel flange&quot;,&quot;synonyms&quot;:[&quot;160AA&quot;,&quot;160 AA&quot;,&quot;160 aa&quot;,&quot;160aa&quot;]}]}," table:formula="of:=&quot;{&quot; &amp; &quot;&quot;&quot;&quot;&amp;[.A96]&amp;&quot;&quot;&quot;&quot;&amp;&quot;: [{&quot;&quot;&quot; &amp;&quot;shape_coords&quot;&amp;&quot;&quot;&quot;&quot; &amp; &quot;:&quot; &amp; &quot;[&quot; &amp; [.B96] &amp; &quot;,&quot; &amp;[.C96] &amp; &quot;,&quot; &amp;[.D96]&amp; &quot;,&quot; &amp;[.E96]&amp; &quot;,&quot; &amp;[.F96] &amp; &quot;],&quot; &amp; &quot;&quot;&quot;&quot; &amp;&quot;shape_name&quot;&amp;&quot;&quot;&quot;&quot; &amp; &quot;:&quot; &amp; &quot;&quot;&quot;&quot; &amp;[.G96] &amp; &quot;&quot;&quot;&quot; &amp; &quot;,&quot; &amp; &quot;&quot;&quot;&quot;&amp;[.O96]" table:style-name="ce5">
            <text:p>{"160AA": [{"shape_coords":[148,160,4,5,7,15],"shape_name":"I-shape parallel flange","synonyms":["160AA","160 AA","160 aa","160aa"]}]},</text:p>
          </table:table-cell>
          <table:table-cell table:number-columns-repeated="14" table:style-name="ce5"/>
          <table:table-cell table:number-columns-repeated="16354"/>
        </table:table-row>
        <table:table-row table:style-name="ro2">
          <table:table-cell office:value-type="string" table:style-name="ce8">
            <text:p>180AA</text:p>
          </table:table-cell>
          <table:table-cell office:value-type="float" office:value="167" table:style-name="ce8">
            <text:p>167</text:p>
          </table:table-cell>
          <table:table-cell office:value-type="float" office:value="180" table:style-name="ce8">
            <text:p>180</text:p>
          </table:table-cell>
          <table:table-cell office:value-type="float" office:value="5" table:style-name="ce8">
            <text:p>5</text:p>
          </table:table-cell>
          <table:table-cell office:value-type="float" office:value="7.5" table:style-name="ce8">
            <text:p>7,5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180AA</text:p>
          </table:table-cell>
          <table:table-cell office:value-type="string" table:style-name="ce5">
            <text:p>180 AA</text:p>
          </table:table-cell>
          <table:table-cell office:value-type="string" office:string-value="180 aa" table:formula="of:=LOWER([.I97])" table:style-name="ce5">
            <text:p>180 aa</text:p>
          </table:table-cell>
          <table:table-cell office:value-type="string" office:string-value="180aa" table:formula="of:=LOWER([.H97])" table:style-name="ce5">
            <text:p>180aa</text:p>
          </table:table-cell>
          <table:table-cell table:number-columns-repeated="3" table:style-name="ce5"/>
          <table:table-cell office:value-type="string" office:string-value="synonyms&quot;:[&quot;180AA&quot;,&quot;180 AA&quot;,&quot;180 aa&quot;,&quot;180aa&quot;]}]}," table:formula="of:= &quot;synonyms&quot;&amp;&quot;&quot;&quot;&quot;&amp;&quot;:[&quot;&amp;&quot;&quot;&quot;&quot;&amp;[.H97]&amp;&quot;&quot;&quot;&quot;&amp;&quot;,&quot;&amp;&quot;&quot;&quot;&quot;&amp;[.I97]&amp;&quot;&quot;&quot;&quot;&amp;&quot;,&quot;&amp;&quot;&quot;&quot;&quot;&amp;[.J97]&amp;&quot;&quot;&quot;&quot;&amp;&quot;,&quot;&amp;&quot;&quot;&quot;&quot;&amp;[.K97]&amp;&quot;&quot;&quot;&quot;&amp;&quot;]}]},&quot;" table:style-name="ce10">
            <text:p>synonyms":["180AA","180 AA","180 aa","180aa"]}]},</text:p>
          </table:table-cell>
          <table:table-cell office:value-type="string" office:string-value="{&quot;180AA&quot;: [{&quot;shape_coords&quot;:[167,180,5,7,5,15],&quot;shape_name&quot;:&quot;I-shape parallel flange&quot;,&quot;synonyms&quot;:[&quot;180AA&quot;,&quot;180 AA&quot;,&quot;180 aa&quot;,&quot;180aa&quot;]}]}," table:formula="of:=&quot;{&quot; &amp; &quot;&quot;&quot;&quot;&amp;[.A97]&amp;&quot;&quot;&quot;&quot;&amp;&quot;: [{&quot;&quot;&quot; &amp;&quot;shape_coords&quot;&amp;&quot;&quot;&quot;&quot; &amp; &quot;:&quot; &amp; &quot;[&quot; &amp; [.B97] &amp; &quot;,&quot; &amp;[.C97] &amp; &quot;,&quot; &amp;[.D97]&amp; &quot;,&quot; &amp;[.E97]&amp; &quot;,&quot; &amp;[.F97] &amp; &quot;],&quot; &amp; &quot;&quot;&quot;&quot; &amp;&quot;shape_name&quot;&amp;&quot;&quot;&quot;&quot; &amp; &quot;:&quot; &amp; &quot;&quot;&quot;&quot; &amp;[.G97] &amp; &quot;&quot;&quot;&quot; &amp; &quot;,&quot; &amp; &quot;&quot;&quot;&quot;&amp;[.O97]" table:style-name="ce5">
            <text:p>{"180AA": [{"shape_coords":[167,180,5,7,5,15],"shape_name":"I-shape parallel flange","synonyms":["180AA","180 AA","180 aa","18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200AA</text:p>
          </table:table-cell>
          <table:table-cell office:value-type="float" office:value="186" table:style-name="ce8">
            <text:p>186</text:p>
          </table:table-cell>
          <table:table-cell office:value-type="float" office:value="200" table:style-name="ce8">
            <text:p>200</text:p>
          </table:table-cell>
          <table:table-cell office:value-type="float" office:value="5.5" table:style-name="ce8">
            <text:p>5,5</text:p>
          </table:table-cell>
          <table:table-cell office:value-type="float" office:value="8" table:style-name="ce8">
            <text:p>8</text:p>
          </table:table-cell>
          <table:table-cell office:value-type="float" office:value="18" table:style-name="ce8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200AA</text:p>
          </table:table-cell>
          <table:table-cell office:value-type="string" table:style-name="ce5">
            <text:p>200 AA</text:p>
          </table:table-cell>
          <table:table-cell office:value-type="string" office:string-value="200 aa" table:formula="of:=LOWER([.I98])" table:style-name="ce5">
            <text:p>200 aa</text:p>
          </table:table-cell>
          <table:table-cell office:value-type="string" office:string-value="200aa" table:formula="of:=LOWER([.H98])" table:style-name="ce5">
            <text:p>200aa</text:p>
          </table:table-cell>
          <table:table-cell table:number-columns-repeated="3" table:style-name="ce5"/>
          <table:table-cell office:value-type="string" office:string-value="synonyms&quot;:[&quot;200AA&quot;,&quot;200 AA&quot;,&quot;200 aa&quot;,&quot;200aa&quot;]}]}," table:formula="of:= &quot;synonyms&quot;&amp;&quot;&quot;&quot;&quot;&amp;&quot;:[&quot;&amp;&quot;&quot;&quot;&quot;&amp;[.H98]&amp;&quot;&quot;&quot;&quot;&amp;&quot;,&quot;&amp;&quot;&quot;&quot;&quot;&amp;[.I98]&amp;&quot;&quot;&quot;&quot;&amp;&quot;,&quot;&amp;&quot;&quot;&quot;&quot;&amp;[.J98]&amp;&quot;&quot;&quot;&quot;&amp;&quot;,&quot;&amp;&quot;&quot;&quot;&quot;&amp;[.K98]&amp;&quot;&quot;&quot;&quot;&amp;&quot;]}]},&quot;" table:style-name="ce10">
            <text:p>synonyms":["200AA","200 AA","200 aa","200aa"]}]},</text:p>
          </table:table-cell>
          <table:table-cell office:value-type="string" office:string-value="{&quot;200AA&quot;: [{&quot;shape_coords&quot;:[186,200,5,5,8,18],&quot;shape_name&quot;:&quot;I-shape parallel flange&quot;,&quot;synonyms&quot;:[&quot;200AA&quot;,&quot;200 AA&quot;,&quot;200 aa&quot;,&quot;200aa&quot;]}]}," table:formula="of:=&quot;{&quot; &amp; &quot;&quot;&quot;&quot;&amp;[.A98]&amp;&quot;&quot;&quot;&quot;&amp;&quot;: [{&quot;&quot;&quot; &amp;&quot;shape_coords&quot;&amp;&quot;&quot;&quot;&quot; &amp; &quot;:&quot; &amp; &quot;[&quot; &amp; [.B98] &amp; &quot;,&quot; &amp;[.C98] &amp; &quot;,&quot; &amp;[.D98]&amp; &quot;,&quot; &amp;[.E98]&amp; &quot;,&quot; &amp;[.F98] &amp; &quot;],&quot; &amp; &quot;&quot;&quot;&quot; &amp;&quot;shape_name&quot;&amp;&quot;&quot;&quot;&quot; &amp; &quot;:&quot; &amp; &quot;&quot;&quot;&quot; &amp;[.G98] &amp; &quot;&quot;&quot;&quot; &amp; &quot;,&quot; &amp; &quot;&quot;&quot;&quot;&amp;[.O98]" table:style-name="ce5">
            <text:p>{"200AA": [{"shape_coords":[186,200,5,5,8,18],"shape_name":"I-shape parallel flange","synonyms":["200AA","200 AA","200 aa","20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220AA</text:p>
          </table:table-cell>
          <table:table-cell office:value-type="float" office:value="205" table:style-name="ce8">
            <text:p>205</text:p>
          </table:table-cell>
          <table:table-cell office:value-type="float" office:value="220" table:style-name="ce8">
            <text:p>220</text:p>
          </table:table-cell>
          <table:table-cell office:value-type="float" office:value="6" table:style-name="ce8">
            <text:p>6</text:p>
          </table:table-cell>
          <table:table-cell office:value-type="float" office:value="8.5" table:style-name="ce8">
            <text:p>8,5</text:p>
          </table:table-cell>
          <table:table-cell office:value-type="float" office:value="18" table:style-name="ce8">
            <text:p>18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220AA</text:p>
          </table:table-cell>
          <table:table-cell office:value-type="string" table:style-name="ce5">
            <text:p>220 AA</text:p>
          </table:table-cell>
          <table:table-cell office:value-type="string" office:string-value="220 aa" table:formula="of:=LOWER([.I99])" table:style-name="ce5">
            <text:p>220 aa</text:p>
          </table:table-cell>
          <table:table-cell office:value-type="string" office:string-value="220aa" table:formula="of:=LOWER([.H99])" table:style-name="ce5">
            <text:p>220aa</text:p>
          </table:table-cell>
          <table:table-cell table:number-columns-repeated="3" table:style-name="ce5"/>
          <table:table-cell office:value-type="string" office:string-value="synonyms&quot;:[&quot;220AA&quot;,&quot;220 AA&quot;,&quot;220 aa&quot;,&quot;220aa&quot;]}]}," table:formula="of:= &quot;synonyms&quot;&amp;&quot;&quot;&quot;&quot;&amp;&quot;:[&quot;&amp;&quot;&quot;&quot;&quot;&amp;[.H99]&amp;&quot;&quot;&quot;&quot;&amp;&quot;,&quot;&amp;&quot;&quot;&quot;&quot;&amp;[.I99]&amp;&quot;&quot;&quot;&quot;&amp;&quot;,&quot;&amp;&quot;&quot;&quot;&quot;&amp;[.J99]&amp;&quot;&quot;&quot;&quot;&amp;&quot;,&quot;&amp;&quot;&quot;&quot;&quot;&amp;[.K99]&amp;&quot;&quot;&quot;&quot;&amp;&quot;]}]},&quot;" table:style-name="ce10">
            <text:p>synonyms":["220AA","220 AA","220 aa","220aa"]}]},</text:p>
          </table:table-cell>
          <table:table-cell office:value-type="string" office:string-value="{&quot;220AA&quot;: [{&quot;shape_coords&quot;:[205,220,6,8,5,18],&quot;shape_name&quot;:&quot;I-shape parallel flange&quot;,&quot;synonyms&quot;:[&quot;220AA&quot;,&quot;220 AA&quot;,&quot;220 aa&quot;,&quot;220aa&quot;]}]}," table:formula="of:=&quot;{&quot; &amp; &quot;&quot;&quot;&quot;&amp;[.A99]&amp;&quot;&quot;&quot;&quot;&amp;&quot;: [{&quot;&quot;&quot; &amp;&quot;shape_coords&quot;&amp;&quot;&quot;&quot;&quot; &amp; &quot;:&quot; &amp; &quot;[&quot; &amp; [.B99] &amp; &quot;,&quot; &amp;[.C99] &amp; &quot;,&quot; &amp;[.D99]&amp; &quot;,&quot; &amp;[.E99]&amp; &quot;,&quot; &amp;[.F99] &amp; &quot;],&quot; &amp; &quot;&quot;&quot;&quot; &amp;&quot;shape_name&quot;&amp;&quot;&quot;&quot;&quot; &amp; &quot;:&quot; &amp; &quot;&quot;&quot;&quot; &amp;[.G99] &amp; &quot;&quot;&quot;&quot; &amp; &quot;,&quot; &amp; &quot;&quot;&quot;&quot;&amp;[.O99]" table:style-name="ce5">
            <text:p>{"220AA": [{"shape_coords":[205,220,6,8,5,18],"shape_name":"I-shape parallel flange","synonyms":["220AA","220 AA","220 aa","22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240AA</text:p>
          </table:table-cell>
          <table:table-cell office:value-type="float" office:value="224" table:style-name="ce8">
            <text:p>224</text:p>
          </table:table-cell>
          <table:table-cell office:value-type="float" office:value="240" table:style-name="ce8">
            <text:p>240</text:p>
          </table:table-cell>
          <table:table-cell office:value-type="float" office:value="6.5" table:style-name="ce8">
            <text:p>6,5</text:p>
          </table:table-cell>
          <table:table-cell office:value-type="float" office:value="9" table:style-name="ce8">
            <text:p>9</text:p>
          </table:table-cell>
          <table:table-cell office:value-type="float" office:value="21" table:style-name="ce8">
            <text:p>21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240AA</text:p>
          </table:table-cell>
          <table:table-cell office:value-type="string" table:style-name="ce5">
            <text:p>240 AA</text:p>
          </table:table-cell>
          <table:table-cell office:value-type="string" office:string-value="240 aa" table:formula="of:=LOWER([.I100])" table:style-name="ce5">
            <text:p>240 aa</text:p>
          </table:table-cell>
          <table:table-cell office:value-type="string" office:string-value="240aa" table:formula="of:=LOWER([.H100])" table:style-name="ce5">
            <text:p>240aa</text:p>
          </table:table-cell>
          <table:table-cell table:number-columns-repeated="3" table:style-name="ce5"/>
          <table:table-cell office:value-type="string" office:string-value="synonyms&quot;:[&quot;240AA&quot;,&quot;240 AA&quot;,&quot;240 aa&quot;,&quot;240aa&quot;]}]}," table:formula="of:= &quot;synonyms&quot;&amp;&quot;&quot;&quot;&quot;&amp;&quot;:[&quot;&amp;&quot;&quot;&quot;&quot;&amp;[.H100]&amp;&quot;&quot;&quot;&quot;&amp;&quot;,&quot;&amp;&quot;&quot;&quot;&quot;&amp;[.I100]&amp;&quot;&quot;&quot;&quot;&amp;&quot;,&quot;&amp;&quot;&quot;&quot;&quot;&amp;[.J100]&amp;&quot;&quot;&quot;&quot;&amp;&quot;,&quot;&amp;&quot;&quot;&quot;&quot;&amp;[.K100]&amp;&quot;&quot;&quot;&quot;&amp;&quot;]}]},&quot;" table:style-name="ce10">
            <text:p>synonyms":["240AA","240 AA","240 aa","240aa"]}]},</text:p>
          </table:table-cell>
          <table:table-cell office:value-type="string" office:string-value="{&quot;240AA&quot;: [{&quot;shape_coords&quot;:[224,240,6,5,9,21],&quot;shape_name&quot;:&quot;I-shape parallel flange&quot;,&quot;synonyms&quot;:[&quot;240AA&quot;,&quot;240 AA&quot;,&quot;240 aa&quot;,&quot;240aa&quot;]}]}," table:formula="of:=&quot;{&quot; &amp; &quot;&quot;&quot;&quot;&amp;[.A100]&amp;&quot;&quot;&quot;&quot;&amp;&quot;: [{&quot;&quot;&quot; &amp;&quot;shape_coords&quot;&amp;&quot;&quot;&quot;&quot; &amp; &quot;:&quot; &amp; &quot;[&quot; &amp; [.B100] &amp; &quot;,&quot; &amp;[.C100] &amp; &quot;,&quot; &amp;[.D100]&amp; &quot;,&quot; &amp;[.E100]&amp; &quot;,&quot; &amp;[.F100] &amp; &quot;],&quot; &amp; &quot;&quot;&quot;&quot; &amp;&quot;shape_name&quot;&amp;&quot;&quot;&quot;&quot; &amp; &quot;:&quot; &amp; &quot;&quot;&quot;&quot; &amp;[.G100] &amp; &quot;&quot;&quot;&quot; &amp; &quot;,&quot; &amp; &quot;&quot;&quot;&quot;&amp;[.O100]" table:style-name="ce5">
            <text:p>{"240AA": [{"shape_coords":[224,240,6,5,9,21],"shape_name":"I-shape parallel flange","synonyms":["240AA","240 AA","240 aa","24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260AA</text:p>
          </table:table-cell>
          <table:table-cell office:value-type="float" office:value="244" table:style-name="ce8">
            <text:p>244</text:p>
          </table:table-cell>
          <table:table-cell office:value-type="float" office:value="260" table:style-name="ce8">
            <text:p>260</text:p>
          </table:table-cell>
          <table:table-cell office:value-type="float" office:value="6.5" table:style-name="ce8">
            <text:p>6,5</text:p>
          </table:table-cell>
          <table:table-cell office:value-type="float" office:value="9.5" table:style-name="ce8">
            <text:p>9,5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260AA</text:p>
          </table:table-cell>
          <table:table-cell office:value-type="string" table:style-name="ce5">
            <text:p>260 AA</text:p>
          </table:table-cell>
          <table:table-cell office:value-type="string" office:string-value="260 aa" table:formula="of:=LOWER([.I101])" table:style-name="ce5">
            <text:p>260 aa</text:p>
          </table:table-cell>
          <table:table-cell office:value-type="string" office:string-value="260aa" table:formula="of:=LOWER([.H101])" table:style-name="ce5">
            <text:p>260aa</text:p>
          </table:table-cell>
          <table:table-cell table:number-columns-repeated="3" table:style-name="ce5"/>
          <table:table-cell office:value-type="string" office:string-value="synonyms&quot;:[&quot;260AA&quot;,&quot;260 AA&quot;,&quot;260 aa&quot;,&quot;260aa&quot;]}]}," table:formula="of:= &quot;synonyms&quot;&amp;&quot;&quot;&quot;&quot;&amp;&quot;:[&quot;&amp;&quot;&quot;&quot;&quot;&amp;[.H101]&amp;&quot;&quot;&quot;&quot;&amp;&quot;,&quot;&amp;&quot;&quot;&quot;&quot;&amp;[.I101]&amp;&quot;&quot;&quot;&quot;&amp;&quot;,&quot;&amp;&quot;&quot;&quot;&quot;&amp;[.J101]&amp;&quot;&quot;&quot;&quot;&amp;&quot;,&quot;&amp;&quot;&quot;&quot;&quot;&amp;[.K101]&amp;&quot;&quot;&quot;&quot;&amp;&quot;]}]},&quot;" table:style-name="ce10">
            <text:p>synonyms":["260AA","260 AA","260 aa","260aa"]}]},</text:p>
          </table:table-cell>
          <table:table-cell office:value-type="string" office:string-value="{&quot;260AA&quot;: [{&quot;shape_coords&quot;:[244,260,6,5,9,5,24],&quot;shape_name&quot;:&quot;I-shape parallel flange&quot;,&quot;synonyms&quot;:[&quot;260AA&quot;,&quot;260 AA&quot;,&quot;260 aa&quot;,&quot;260aa&quot;]}]}," table:formula="of:=&quot;{&quot; &amp; &quot;&quot;&quot;&quot;&amp;[.A101]&amp;&quot;&quot;&quot;&quot;&amp;&quot;: [{&quot;&quot;&quot; &amp;&quot;shape_coords&quot;&amp;&quot;&quot;&quot;&quot; &amp; &quot;:&quot; &amp; &quot;[&quot; &amp; [.B101] &amp; &quot;,&quot; &amp;[.C101] &amp; &quot;,&quot; &amp;[.D101]&amp; &quot;,&quot; &amp;[.E101]&amp; &quot;,&quot; &amp;[.F101] &amp; &quot;],&quot; &amp; &quot;&quot;&quot;&quot; &amp;&quot;shape_name&quot;&amp;&quot;&quot;&quot;&quot; &amp; &quot;:&quot; &amp; &quot;&quot;&quot;&quot; &amp;[.G101] &amp; &quot;&quot;&quot;&quot; &amp; &quot;,&quot; &amp; &quot;&quot;&quot;&quot;&amp;[.O101]" table:style-name="ce5">
            <text:p>{"260AA": [{"shape_coords":[244,260,6,5,9,5,24],"shape_name":"I-shape parallel flange","synonyms":["260AA","260 AA","260 aa","26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280AA</text:p>
          </table:table-cell>
          <table:table-cell office:value-type="float" office:value="264" table:style-name="ce8">
            <text:p>264</text:p>
          </table:table-cell>
          <table:table-cell office:value-type="float" office:value="280" table:style-name="ce8">
            <text:p>280</text:p>
          </table:table-cell>
          <table:table-cell office:value-type="float" office:value="7" table:style-name="ce8">
            <text:p>7</text:p>
          </table:table-cell>
          <table:table-cell office:value-type="float" office:value="10" table:style-name="ce8">
            <text:p>10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280AA</text:p>
          </table:table-cell>
          <table:table-cell office:value-type="string" table:style-name="ce5">
            <text:p>280 AA</text:p>
          </table:table-cell>
          <table:table-cell office:value-type="string" office:string-value="280 aa" table:formula="of:=LOWER([.I102])" table:style-name="ce5">
            <text:p>280 aa</text:p>
          </table:table-cell>
          <table:table-cell office:value-type="string" office:string-value="280aa" table:formula="of:=LOWER([.H102])" table:style-name="ce5">
            <text:p>280aa</text:p>
          </table:table-cell>
          <table:table-cell table:number-columns-repeated="3" table:style-name="ce5"/>
          <table:table-cell office:value-type="string" office:string-value="synonyms&quot;:[&quot;280AA&quot;,&quot;280 AA&quot;,&quot;280 aa&quot;,&quot;280aa&quot;]}]}," table:formula="of:= &quot;synonyms&quot;&amp;&quot;&quot;&quot;&quot;&amp;&quot;:[&quot;&amp;&quot;&quot;&quot;&quot;&amp;[.H102]&amp;&quot;&quot;&quot;&quot;&amp;&quot;,&quot;&amp;&quot;&quot;&quot;&quot;&amp;[.I102]&amp;&quot;&quot;&quot;&quot;&amp;&quot;,&quot;&amp;&quot;&quot;&quot;&quot;&amp;[.J102]&amp;&quot;&quot;&quot;&quot;&amp;&quot;,&quot;&amp;&quot;&quot;&quot;&quot;&amp;[.K102]&amp;&quot;&quot;&quot;&quot;&amp;&quot;]}]},&quot;" table:style-name="ce10">
            <text:p>synonyms":["280AA","280 AA","280 aa","280aa"]}]},</text:p>
          </table:table-cell>
          <table:table-cell office:value-type="string" office:string-value="{&quot;280AA&quot;: [{&quot;shape_coords&quot;:[264,280,7,10,24],&quot;shape_name&quot;:&quot;I-shape parallel flange&quot;,&quot;synonyms&quot;:[&quot;280AA&quot;,&quot;280 AA&quot;,&quot;280 aa&quot;,&quot;280aa&quot;]}]}," table:formula="of:=&quot;{&quot; &amp; &quot;&quot;&quot;&quot;&amp;[.A102]&amp;&quot;&quot;&quot;&quot;&amp;&quot;: [{&quot;&quot;&quot; &amp;&quot;shape_coords&quot;&amp;&quot;&quot;&quot;&quot; &amp; &quot;:&quot; &amp; &quot;[&quot; &amp; [.B102] &amp; &quot;,&quot; &amp;[.C102] &amp; &quot;,&quot; &amp;[.D102]&amp; &quot;,&quot; &amp;[.E102]&amp; &quot;,&quot; &amp;[.F102] &amp; &quot;],&quot; &amp; &quot;&quot;&quot;&quot; &amp;&quot;shape_name&quot;&amp;&quot;&quot;&quot;&quot; &amp; &quot;:&quot; &amp; &quot;&quot;&quot;&quot; &amp;[.G102] &amp; &quot;&quot;&quot;&quot; &amp; &quot;,&quot; &amp; &quot;&quot;&quot;&quot;&amp;[.O102]" table:style-name="ce5">
            <text:p>{"280AA": [{"shape_coords":[264,280,7,10,24],"shape_name":"I-shape parallel flange","synonyms":["280AA","280 AA","280 aa","28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300AA</text:p>
          </table:table-cell>
          <table:table-cell office:value-type="float" office:value="283" table:style-name="ce8">
            <text:p>283</text:p>
          </table:table-cell>
          <table:table-cell office:value-type="float" office:value="300" table:style-name="ce8">
            <text:p>300</text:p>
          </table:table-cell>
          <table:table-cell office:value-type="float" office:value="7.5" table:style-name="ce8">
            <text:p>7,5</text:p>
          </table:table-cell>
          <table:table-cell office:value-type="float" office:value="10.5" table:style-name="ce8">
            <text:p>10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300AA</text:p>
          </table:table-cell>
          <table:table-cell office:value-type="string" table:style-name="ce5">
            <text:p>300 AA</text:p>
          </table:table-cell>
          <table:table-cell office:value-type="string" office:string-value="300 aa" table:formula="of:=LOWER([.I103])" table:style-name="ce5">
            <text:p>300 aa</text:p>
          </table:table-cell>
          <table:table-cell office:value-type="string" office:string-value="300aa" table:formula="of:=LOWER([.H103])" table:style-name="ce5">
            <text:p>300aa</text:p>
          </table:table-cell>
          <table:table-cell table:number-columns-repeated="3" table:style-name="ce5"/>
          <table:table-cell office:value-type="string" office:string-value="synonyms&quot;:[&quot;300AA&quot;,&quot;300 AA&quot;,&quot;300 aa&quot;,&quot;300aa&quot;]}]}," table:formula="of:= &quot;synonyms&quot;&amp;&quot;&quot;&quot;&quot;&amp;&quot;:[&quot;&amp;&quot;&quot;&quot;&quot;&amp;[.H103]&amp;&quot;&quot;&quot;&quot;&amp;&quot;,&quot;&amp;&quot;&quot;&quot;&quot;&amp;[.I103]&amp;&quot;&quot;&quot;&quot;&amp;&quot;,&quot;&amp;&quot;&quot;&quot;&quot;&amp;[.J103]&amp;&quot;&quot;&quot;&quot;&amp;&quot;,&quot;&amp;&quot;&quot;&quot;&quot;&amp;[.K103]&amp;&quot;&quot;&quot;&quot;&amp;&quot;]}]},&quot;" table:style-name="ce10">
            <text:p>synonyms":["300AA","300 AA","300 aa","300aa"]}]},</text:p>
          </table:table-cell>
          <table:table-cell office:value-type="string" office:string-value="{&quot;300AA&quot;: [{&quot;shape_coords&quot;:[283,300,7,5,10,5,27],&quot;shape_name&quot;:&quot;I-shape parallel flange&quot;,&quot;synonyms&quot;:[&quot;300AA&quot;,&quot;300 AA&quot;,&quot;300 aa&quot;,&quot;300aa&quot;]}]}," table:formula="of:=&quot;{&quot; &amp; &quot;&quot;&quot;&quot;&amp;[.A103]&amp;&quot;&quot;&quot;&quot;&amp;&quot;: [{&quot;&quot;&quot; &amp;&quot;shape_coords&quot;&amp;&quot;&quot;&quot;&quot; &amp; &quot;:&quot; &amp; &quot;[&quot; &amp; [.B103] &amp; &quot;,&quot; &amp;[.C103] &amp; &quot;,&quot; &amp;[.D103]&amp; &quot;,&quot; &amp;[.E103]&amp; &quot;,&quot; &amp;[.F103] &amp; &quot;],&quot; &amp; &quot;&quot;&quot;&quot; &amp;&quot;shape_name&quot;&amp;&quot;&quot;&quot;&quot; &amp; &quot;:&quot; &amp; &quot;&quot;&quot;&quot; &amp;[.G103] &amp; &quot;&quot;&quot;&quot; &amp; &quot;,&quot; &amp; &quot;&quot;&quot;&quot;&amp;[.O103]" table:style-name="ce5">
            <text:p>{"300AA": [{"shape_coords":[283,300,7,5,10,5,27],"shape_name":"I-shape parallel flange","synonyms":["300AA","300 AA","300 aa","30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320AA</text:p>
          </table:table-cell>
          <table:table-cell office:value-type="float" office:value="301" table:style-name="ce8">
            <text:p>301</text:p>
          </table:table-cell>
          <table:table-cell office:value-type="float" office:value="300" table:style-name="ce8">
            <text:p>300</text:p>
          </table:table-cell>
          <table:table-cell office:value-type="float" office:value="8" table:style-name="ce8">
            <text:p>8</text:p>
          </table:table-cell>
          <table:table-cell office:value-type="float" office:value="11" table:style-name="ce8">
            <text:p>11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320AA</text:p>
          </table:table-cell>
          <table:table-cell office:value-type="string" table:style-name="ce5">
            <text:p>320 AA</text:p>
          </table:table-cell>
          <table:table-cell office:value-type="string" office:string-value="320 aa" table:formula="of:=LOWER([.I104])" table:style-name="ce5">
            <text:p>320 aa</text:p>
          </table:table-cell>
          <table:table-cell office:value-type="string" office:string-value="320aa" table:formula="of:=LOWER([.H104])" table:style-name="ce5">
            <text:p>320aa</text:p>
          </table:table-cell>
          <table:table-cell table:number-columns-repeated="3" table:style-name="ce5"/>
          <table:table-cell office:value-type="string" office:string-value="synonyms&quot;:[&quot;320AA&quot;,&quot;320 AA&quot;,&quot;320 aa&quot;,&quot;320aa&quot;]}]}," table:formula="of:= &quot;synonyms&quot;&amp;&quot;&quot;&quot;&quot;&amp;&quot;:[&quot;&amp;&quot;&quot;&quot;&quot;&amp;[.H104]&amp;&quot;&quot;&quot;&quot;&amp;&quot;,&quot;&amp;&quot;&quot;&quot;&quot;&amp;[.I104]&amp;&quot;&quot;&quot;&quot;&amp;&quot;,&quot;&amp;&quot;&quot;&quot;&quot;&amp;[.J104]&amp;&quot;&quot;&quot;&quot;&amp;&quot;,&quot;&amp;&quot;&quot;&quot;&quot;&amp;[.K104]&amp;&quot;&quot;&quot;&quot;&amp;&quot;]}]},&quot;" table:style-name="ce10">
            <text:p>synonyms":["320AA","320 AA","320 aa","320aa"]}]},</text:p>
          </table:table-cell>
          <table:table-cell office:value-type="string" office:string-value="{&quot;320AA&quot;: [{&quot;shape_coords&quot;:[301,300,8,11,27],&quot;shape_name&quot;:&quot;I-shape parallel flange&quot;,&quot;synonyms&quot;:[&quot;320AA&quot;,&quot;320 AA&quot;,&quot;320 aa&quot;,&quot;320aa&quot;]}]}," table:formula="of:=&quot;{&quot; &amp; &quot;&quot;&quot;&quot;&amp;[.A104]&amp;&quot;&quot;&quot;&quot;&amp;&quot;: [{&quot;&quot;&quot; &amp;&quot;shape_coords&quot;&amp;&quot;&quot;&quot;&quot; &amp; &quot;:&quot; &amp; &quot;[&quot; &amp; [.B104] &amp; &quot;,&quot; &amp;[.C104] &amp; &quot;,&quot; &amp;[.D104]&amp; &quot;,&quot; &amp;[.E104]&amp; &quot;,&quot; &amp;[.F104] &amp; &quot;],&quot; &amp; &quot;&quot;&quot;&quot; &amp;&quot;shape_name&quot;&amp;&quot;&quot;&quot;&quot; &amp; &quot;:&quot; &amp; &quot;&quot;&quot;&quot; &amp;[.G104] &amp; &quot;&quot;&quot;&quot; &amp; &quot;,&quot; &amp; &quot;&quot;&quot;&quot;&amp;[.O104]" table:style-name="ce5">
            <text:p>{"320AA": [{"shape_coords":[301,300,8,11,27],"shape_name":"I-shape parallel flange","synonyms":["320AA","320 AA","320 aa","32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340AA</text:p>
          </table:table-cell>
          <table:table-cell office:value-type="float" office:value="320" table:style-name="ce8">
            <text:p>320</text:p>
          </table:table-cell>
          <table:table-cell office:value-type="float" office:value="300" table:style-name="ce8">
            <text:p>300</text:p>
          </table:table-cell>
          <table:table-cell office:value-type="float" office:value="8.5" table:style-name="ce8">
            <text:p>8,5</text:p>
          </table:table-cell>
          <table:table-cell office:value-type="float" office:value="11.5" table:style-name="ce8">
            <text:p>11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340AA</text:p>
          </table:table-cell>
          <table:table-cell office:value-type="string" table:style-name="ce5">
            <text:p>340 AA</text:p>
          </table:table-cell>
          <table:table-cell office:value-type="string" office:string-value="340 aa" table:formula="of:=LOWER([.I105])" table:style-name="ce5">
            <text:p>340 aa</text:p>
          </table:table-cell>
          <table:table-cell office:value-type="string" office:string-value="340aa" table:formula="of:=LOWER([.H105])" table:style-name="ce5">
            <text:p>340aa</text:p>
          </table:table-cell>
          <table:table-cell table:number-columns-repeated="3" table:style-name="ce5"/>
          <table:table-cell office:value-type="string" office:string-value="synonyms&quot;:[&quot;340AA&quot;,&quot;340 AA&quot;,&quot;340 aa&quot;,&quot;340aa&quot;]}]}," table:formula="of:= &quot;synonyms&quot;&amp;&quot;&quot;&quot;&quot;&amp;&quot;:[&quot;&amp;&quot;&quot;&quot;&quot;&amp;[.H105]&amp;&quot;&quot;&quot;&quot;&amp;&quot;,&quot;&amp;&quot;&quot;&quot;&quot;&amp;[.I105]&amp;&quot;&quot;&quot;&quot;&amp;&quot;,&quot;&amp;&quot;&quot;&quot;&quot;&amp;[.J105]&amp;&quot;&quot;&quot;&quot;&amp;&quot;,&quot;&amp;&quot;&quot;&quot;&quot;&amp;[.K105]&amp;&quot;&quot;&quot;&quot;&amp;&quot;]}]},&quot;" table:style-name="ce10">
            <text:p>synonyms":["340AA","340 AA","340 aa","340aa"]}]},</text:p>
          </table:table-cell>
          <table:table-cell office:value-type="string" office:string-value="{&quot;340AA&quot;: [{&quot;shape_coords&quot;:[320,300,8,5,11,5,27],&quot;shape_name&quot;:&quot;I-shape parallel flange&quot;,&quot;synonyms&quot;:[&quot;340AA&quot;,&quot;340 AA&quot;,&quot;340 aa&quot;,&quot;340aa&quot;]}]}," table:formula="of:=&quot;{&quot; &amp; &quot;&quot;&quot;&quot;&amp;[.A105]&amp;&quot;&quot;&quot;&quot;&amp;&quot;: [{&quot;&quot;&quot; &amp;&quot;shape_coords&quot;&amp;&quot;&quot;&quot;&quot; &amp; &quot;:&quot; &amp; &quot;[&quot; &amp; [.B105] &amp; &quot;,&quot; &amp;[.C105] &amp; &quot;,&quot; &amp;[.D105]&amp; &quot;,&quot; &amp;[.E105]&amp; &quot;,&quot; &amp;[.F105] &amp; &quot;],&quot; &amp; &quot;&quot;&quot;&quot; &amp;&quot;shape_name&quot;&amp;&quot;&quot;&quot;&quot; &amp; &quot;:&quot; &amp; &quot;&quot;&quot;&quot; &amp;[.G105] &amp; &quot;&quot;&quot;&quot; &amp; &quot;,&quot; &amp; &quot;&quot;&quot;&quot;&amp;[.O105]" table:style-name="ce5">
            <text:p>{"340AA": [{"shape_coords":[320,300,8,5,11,5,27],"shape_name":"I-shape parallel flange","synonyms":["340AA","340 AA","340 aa","34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360AA</text:p>
          </table:table-cell>
          <table:table-cell office:value-type="float" office:value="339" table:style-name="ce8">
            <text:p>339</text:p>
          </table:table-cell>
          <table:table-cell office:value-type="float" office:value="300" table:style-name="ce8">
            <text:p>300</text:p>
          </table:table-cell>
          <table:table-cell office:value-type="float" office:value="9" table:style-name="ce8">
            <text:p>9</text:p>
          </table:table-cell>
          <table:table-cell office:value-type="float" office:value="12" table:style-name="ce8">
            <text:p>12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360AA</text:p>
          </table:table-cell>
          <table:table-cell office:value-type="string" table:style-name="ce5">
            <text:p>360 AA</text:p>
          </table:table-cell>
          <table:table-cell office:value-type="string" office:string-value="360 aa" table:formula="of:=LOWER([.I106])" table:style-name="ce5">
            <text:p>360 aa</text:p>
          </table:table-cell>
          <table:table-cell office:value-type="string" office:string-value="360aa" table:formula="of:=LOWER([.H106])" table:style-name="ce5">
            <text:p>360aa</text:p>
          </table:table-cell>
          <table:table-cell table:number-columns-repeated="3" table:style-name="ce5"/>
          <table:table-cell office:value-type="string" office:string-value="synonyms&quot;:[&quot;360AA&quot;,&quot;360 AA&quot;,&quot;360 aa&quot;,&quot;360aa&quot;]}]}," table:formula="of:= &quot;synonyms&quot;&amp;&quot;&quot;&quot;&quot;&amp;&quot;:[&quot;&amp;&quot;&quot;&quot;&quot;&amp;[.H106]&amp;&quot;&quot;&quot;&quot;&amp;&quot;,&quot;&amp;&quot;&quot;&quot;&quot;&amp;[.I106]&amp;&quot;&quot;&quot;&quot;&amp;&quot;,&quot;&amp;&quot;&quot;&quot;&quot;&amp;[.J106]&amp;&quot;&quot;&quot;&quot;&amp;&quot;,&quot;&amp;&quot;&quot;&quot;&quot;&amp;[.K106]&amp;&quot;&quot;&quot;&quot;&amp;&quot;]}]},&quot;" table:style-name="ce10">
            <text:p>synonyms":["360AA","360 AA","360 aa","360aa"]}]},</text:p>
          </table:table-cell>
          <table:table-cell office:value-type="string" office:string-value="{&quot;360AA&quot;: [{&quot;shape_coords&quot;:[339,300,9,12,27],&quot;shape_name&quot;:&quot;I-shape parallel flange&quot;,&quot;synonyms&quot;:[&quot;360AA&quot;,&quot;360 AA&quot;,&quot;360 aa&quot;,&quot;360aa&quot;]}]}," table:formula="of:=&quot;{&quot; &amp; &quot;&quot;&quot;&quot;&amp;[.A106]&amp;&quot;&quot;&quot;&quot;&amp;&quot;: [{&quot;&quot;&quot; &amp;&quot;shape_coords&quot;&amp;&quot;&quot;&quot;&quot; &amp; &quot;:&quot; &amp; &quot;[&quot; &amp; [.B106] &amp; &quot;,&quot; &amp;[.C106] &amp; &quot;,&quot; &amp;[.D106]&amp; &quot;,&quot; &amp;[.E106]&amp; &quot;,&quot; &amp;[.F106] &amp; &quot;],&quot; &amp; &quot;&quot;&quot;&quot; &amp;&quot;shape_name&quot;&amp;&quot;&quot;&quot;&quot; &amp; &quot;:&quot; &amp; &quot;&quot;&quot;&quot; &amp;[.G106] &amp; &quot;&quot;&quot;&quot; &amp; &quot;,&quot; &amp; &quot;&quot;&quot;&quot;&amp;[.O106]" table:style-name="ce5">
            <text:p>{"360AA": [{"shape_coords":[339,300,9,12,27],"shape_name":"I-shape parallel flange","synonyms":["360AA","360 AA","360 aa","36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400AA</text:p>
          </table:table-cell>
          <table:table-cell office:value-type="float" office:value="378" table:style-name="ce8">
            <text:p>378</text:p>
          </table:table-cell>
          <table:table-cell office:value-type="float" office:value="300" table:style-name="ce8">
            <text:p>300</text:p>
          </table:table-cell>
          <table:table-cell office:value-type="float" office:value="9.5" table:style-name="ce8">
            <text:p>9,5</text:p>
          </table:table-cell>
          <table:table-cell office:value-type="float" office:value="13" table:style-name="ce8">
            <text:p>13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400AA</text:p>
          </table:table-cell>
          <table:table-cell office:value-type="string" table:style-name="ce5">
            <text:p>400 AA</text:p>
          </table:table-cell>
          <table:table-cell office:value-type="string" office:string-value="400 aa" table:formula="of:=LOWER([.I107])" table:style-name="ce5">
            <text:p>400 aa</text:p>
          </table:table-cell>
          <table:table-cell office:value-type="string" office:string-value="400aa" table:formula="of:=LOWER([.H107])" table:style-name="ce5">
            <text:p>400aa</text:p>
          </table:table-cell>
          <table:table-cell table:number-columns-repeated="3" table:style-name="ce5"/>
          <table:table-cell office:value-type="string" office:string-value="synonyms&quot;:[&quot;400AA&quot;,&quot;400 AA&quot;,&quot;400 aa&quot;,&quot;400aa&quot;]}]}," table:formula="of:= &quot;synonyms&quot;&amp;&quot;&quot;&quot;&quot;&amp;&quot;:[&quot;&amp;&quot;&quot;&quot;&quot;&amp;[.H107]&amp;&quot;&quot;&quot;&quot;&amp;&quot;,&quot;&amp;&quot;&quot;&quot;&quot;&amp;[.I107]&amp;&quot;&quot;&quot;&quot;&amp;&quot;,&quot;&amp;&quot;&quot;&quot;&quot;&amp;[.J107]&amp;&quot;&quot;&quot;&quot;&amp;&quot;,&quot;&amp;&quot;&quot;&quot;&quot;&amp;[.K107]&amp;&quot;&quot;&quot;&quot;&amp;&quot;]}]},&quot;" table:style-name="ce10">
            <text:p>synonyms":["400AA","400 AA","400 aa","400aa"]}]},</text:p>
          </table:table-cell>
          <table:table-cell office:value-type="string" office:string-value="{&quot;400AA&quot;: [{&quot;shape_coords&quot;:[378,300,9,5,13,27],&quot;shape_name&quot;:&quot;I-shape parallel flange&quot;,&quot;synonyms&quot;:[&quot;400AA&quot;,&quot;400 AA&quot;,&quot;400 aa&quot;,&quot;400aa&quot;]}]}," table:formula="of:=&quot;{&quot; &amp; &quot;&quot;&quot;&quot;&amp;[.A107]&amp;&quot;&quot;&quot;&quot;&amp;&quot;: [{&quot;&quot;&quot; &amp;&quot;shape_coords&quot;&amp;&quot;&quot;&quot;&quot; &amp; &quot;:&quot; &amp; &quot;[&quot; &amp; [.B107] &amp; &quot;,&quot; &amp;[.C107] &amp; &quot;,&quot; &amp;[.D107]&amp; &quot;,&quot; &amp;[.E107]&amp; &quot;,&quot; &amp;[.F107] &amp; &quot;],&quot; &amp; &quot;&quot;&quot;&quot; &amp;&quot;shape_name&quot;&amp;&quot;&quot;&quot;&quot; &amp; &quot;:&quot; &amp; &quot;&quot;&quot;&quot; &amp;[.G107] &amp; &quot;&quot;&quot;&quot; &amp; &quot;,&quot; &amp; &quot;&quot;&quot;&quot;&amp;[.O107]" table:style-name="ce5">
            <text:p>{"400AA": [{"shape_coords":[378,300,9,5,13,27],"shape_name":"I-shape parallel flange","synonyms":["400AA","400 AA","400 aa","40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450AA</text:p>
          </table:table-cell>
          <table:table-cell office:value-type="float" office:value="425" table:style-name="ce8">
            <text:p>425</text:p>
          </table:table-cell>
          <table:table-cell office:value-type="float" office:value="300" table:style-name="ce8">
            <text:p>300</text:p>
          </table:table-cell>
          <table:table-cell office:value-type="float" office:value="10" table:style-name="ce8">
            <text:p>10</text:p>
          </table:table-cell>
          <table:table-cell office:value-type="float" office:value="13.5" table:style-name="ce8">
            <text:p>13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450AA</text:p>
          </table:table-cell>
          <table:table-cell office:value-type="string" table:style-name="ce5">
            <text:p>450 AA</text:p>
          </table:table-cell>
          <table:table-cell office:value-type="string" office:string-value="450 aa" table:formula="of:=LOWER([.I108])" table:style-name="ce5">
            <text:p>450 aa</text:p>
          </table:table-cell>
          <table:table-cell office:value-type="string" office:string-value="450aa" table:formula="of:=LOWER([.H108])" table:style-name="ce5">
            <text:p>450aa</text:p>
          </table:table-cell>
          <table:table-cell table:number-columns-repeated="3" table:style-name="ce5"/>
          <table:table-cell office:value-type="string" office:string-value="synonyms&quot;:[&quot;450AA&quot;,&quot;450 AA&quot;,&quot;450 aa&quot;,&quot;450aa&quot;]}]}," table:formula="of:= &quot;synonyms&quot;&amp;&quot;&quot;&quot;&quot;&amp;&quot;:[&quot;&amp;&quot;&quot;&quot;&quot;&amp;[.H108]&amp;&quot;&quot;&quot;&quot;&amp;&quot;,&quot;&amp;&quot;&quot;&quot;&quot;&amp;[.I108]&amp;&quot;&quot;&quot;&quot;&amp;&quot;,&quot;&amp;&quot;&quot;&quot;&quot;&amp;[.J108]&amp;&quot;&quot;&quot;&quot;&amp;&quot;,&quot;&amp;&quot;&quot;&quot;&quot;&amp;[.K108]&amp;&quot;&quot;&quot;&quot;&amp;&quot;]}]},&quot;" table:style-name="ce10">
            <text:p>synonyms":["450AA","450 AA","450 aa","450aa"]}]},</text:p>
          </table:table-cell>
          <table:table-cell office:value-type="string" office:string-value="{&quot;450AA&quot;: [{&quot;shape_coords&quot;:[425,300,10,13,5,27],&quot;shape_name&quot;:&quot;I-shape parallel flange&quot;,&quot;synonyms&quot;:[&quot;450AA&quot;,&quot;450 AA&quot;,&quot;450 aa&quot;,&quot;450aa&quot;]}]}," table:formula="of:=&quot;{&quot; &amp; &quot;&quot;&quot;&quot;&amp;[.A108]&amp;&quot;&quot;&quot;&quot;&amp;&quot;: [{&quot;&quot;&quot; &amp;&quot;shape_coords&quot;&amp;&quot;&quot;&quot;&quot; &amp; &quot;:&quot; &amp; &quot;[&quot; &amp; [.B108] &amp; &quot;,&quot; &amp;[.C108] &amp; &quot;,&quot; &amp;[.D108]&amp; &quot;,&quot; &amp;[.E108]&amp; &quot;,&quot; &amp;[.F108] &amp; &quot;],&quot; &amp; &quot;&quot;&quot;&quot; &amp;&quot;shape_name&quot;&amp;&quot;&quot;&quot;&quot; &amp; &quot;:&quot; &amp; &quot;&quot;&quot;&quot; &amp;[.G108] &amp; &quot;&quot;&quot;&quot; &amp; &quot;,&quot; &amp; &quot;&quot;&quot;&quot;&amp;[.O108]" table:style-name="ce5">
            <text:p>{"450AA": [{"shape_coords":[425,300,10,13,5,27],"shape_name":"I-shape parallel flange","synonyms":["450AA","450 AA","450 aa","45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500AA</text:p>
          </table:table-cell>
          <table:table-cell office:value-type="float" office:value="472" table:style-name="ce8">
            <text:p>472</text:p>
          </table:table-cell>
          <table:table-cell office:value-type="float" office:value="300" table:style-name="ce8">
            <text:p>300</text:p>
          </table:table-cell>
          <table:table-cell office:value-type="float" office:value="10.5" table:style-name="ce8">
            <text:p>10,5</text:p>
          </table:table-cell>
          <table:table-cell office:value-type="float" office:value="14" table:style-name="ce8">
            <text:p>14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500AA</text:p>
          </table:table-cell>
          <table:table-cell office:value-type="string" table:style-name="ce5">
            <text:p>500 AA</text:p>
          </table:table-cell>
          <table:table-cell office:value-type="string" office:string-value="500 aa" table:formula="of:=LOWER([.I109])" table:style-name="ce5">
            <text:p>500 aa</text:p>
          </table:table-cell>
          <table:table-cell office:value-type="string" office:string-value="500aa" table:formula="of:=LOWER([.H109])" table:style-name="ce5">
            <text:p>500aa</text:p>
          </table:table-cell>
          <table:table-cell table:number-columns-repeated="3" table:style-name="ce5"/>
          <table:table-cell office:value-type="string" office:string-value="synonyms&quot;:[&quot;500AA&quot;,&quot;500 AA&quot;,&quot;500 aa&quot;,&quot;500aa&quot;]}]}," table:formula="of:= &quot;synonyms&quot;&amp;&quot;&quot;&quot;&quot;&amp;&quot;:[&quot;&amp;&quot;&quot;&quot;&quot;&amp;[.H109]&amp;&quot;&quot;&quot;&quot;&amp;&quot;,&quot;&amp;&quot;&quot;&quot;&quot;&amp;[.I109]&amp;&quot;&quot;&quot;&quot;&amp;&quot;,&quot;&amp;&quot;&quot;&quot;&quot;&amp;[.J109]&amp;&quot;&quot;&quot;&quot;&amp;&quot;,&quot;&amp;&quot;&quot;&quot;&quot;&amp;[.K109]&amp;&quot;&quot;&quot;&quot;&amp;&quot;]}]},&quot;" table:style-name="ce10">
            <text:p>synonyms":["500AA","500 AA","500 aa","500aa"]}]},</text:p>
          </table:table-cell>
          <table:table-cell office:value-type="string" office:string-value="{&quot;500AA&quot;: [{&quot;shape_coords&quot;:[472,300,10,5,14,27],&quot;shape_name&quot;:&quot;I-shape parallel flange&quot;,&quot;synonyms&quot;:[&quot;500AA&quot;,&quot;500 AA&quot;,&quot;500 aa&quot;,&quot;500aa&quot;]}]}," table:formula="of:=&quot;{&quot; &amp; &quot;&quot;&quot;&quot;&amp;[.A109]&amp;&quot;&quot;&quot;&quot;&amp;&quot;: [{&quot;&quot;&quot; &amp;&quot;shape_coords&quot;&amp;&quot;&quot;&quot;&quot; &amp; &quot;:&quot; &amp; &quot;[&quot; &amp; [.B109] &amp; &quot;,&quot; &amp;[.C109] &amp; &quot;,&quot; &amp;[.D109]&amp; &quot;,&quot; &amp;[.E109]&amp; &quot;,&quot; &amp;[.F109] &amp; &quot;],&quot; &amp; &quot;&quot;&quot;&quot; &amp;&quot;shape_name&quot;&amp;&quot;&quot;&quot;&quot; &amp; &quot;:&quot; &amp; &quot;&quot;&quot;&quot; &amp;[.G109] &amp; &quot;&quot;&quot;&quot; &amp; &quot;,&quot; &amp; &quot;&quot;&quot;&quot;&amp;[.O109]" table:style-name="ce5">
            <text:p>{"500AA": [{"shape_coords":[472,300,10,5,14,27],"shape_name":"I-shape parallel flange","synonyms":["500AA","500 AA","500 aa","50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550AA</text:p>
          </table:table-cell>
          <table:table-cell office:value-type="float" office:value="522" table:style-name="ce8">
            <text:p>522</text:p>
          </table:table-cell>
          <table:table-cell office:value-type="float" office:value="300" table:style-name="ce8">
            <text:p>300</text:p>
          </table:table-cell>
          <table:table-cell office:value-type="float" office:value="11.5" table:style-name="ce8">
            <text:p>11,5</text:p>
          </table:table-cell>
          <table:table-cell office:value-type="float" office:value="15" table:style-name="ce8">
            <text:p>1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550AA</text:p>
          </table:table-cell>
          <table:table-cell office:value-type="string" table:style-name="ce5">
            <text:p>550 AA</text:p>
          </table:table-cell>
          <table:table-cell office:value-type="string" office:string-value="550 aa" table:formula="of:=LOWER([.I110])" table:style-name="ce5">
            <text:p>550 aa</text:p>
          </table:table-cell>
          <table:table-cell office:value-type="string" office:string-value="550aa" table:formula="of:=LOWER([.H110])" table:style-name="ce5">
            <text:p>550aa</text:p>
          </table:table-cell>
          <table:table-cell table:number-columns-repeated="3" table:style-name="ce5"/>
          <table:table-cell office:value-type="string" office:string-value="synonyms&quot;:[&quot;550AA&quot;,&quot;550 AA&quot;,&quot;550 aa&quot;,&quot;550aa&quot;]}]}," table:formula="of:= &quot;synonyms&quot;&amp;&quot;&quot;&quot;&quot;&amp;&quot;:[&quot;&amp;&quot;&quot;&quot;&quot;&amp;[.H110]&amp;&quot;&quot;&quot;&quot;&amp;&quot;,&quot;&amp;&quot;&quot;&quot;&quot;&amp;[.I110]&amp;&quot;&quot;&quot;&quot;&amp;&quot;,&quot;&amp;&quot;&quot;&quot;&quot;&amp;[.J110]&amp;&quot;&quot;&quot;&quot;&amp;&quot;,&quot;&amp;&quot;&quot;&quot;&quot;&amp;[.K110]&amp;&quot;&quot;&quot;&quot;&amp;&quot;]}]},&quot;" table:style-name="ce10">
            <text:p>synonyms":["550AA","550 AA","550 aa","550aa"]}]},</text:p>
          </table:table-cell>
          <table:table-cell office:value-type="string" office:string-value="{&quot;550AA&quot;: [{&quot;shape_coords&quot;:[522,300,11,5,15,27],&quot;shape_name&quot;:&quot;I-shape parallel flange&quot;,&quot;synonyms&quot;:[&quot;550AA&quot;,&quot;550 AA&quot;,&quot;550 aa&quot;,&quot;550aa&quot;]}]}," table:formula="of:=&quot;{&quot; &amp; &quot;&quot;&quot;&quot;&amp;[.A110]&amp;&quot;&quot;&quot;&quot;&amp;&quot;: [{&quot;&quot;&quot; &amp;&quot;shape_coords&quot;&amp;&quot;&quot;&quot;&quot; &amp; &quot;:&quot; &amp; &quot;[&quot; &amp; [.B110] &amp; &quot;,&quot; &amp;[.C110] &amp; &quot;,&quot; &amp;[.D110]&amp; &quot;,&quot; &amp;[.E110]&amp; &quot;,&quot; &amp;[.F110] &amp; &quot;],&quot; &amp; &quot;&quot;&quot;&quot; &amp;&quot;shape_name&quot;&amp;&quot;&quot;&quot;&quot; &amp; &quot;:&quot; &amp; &quot;&quot;&quot;&quot; &amp;[.G110] &amp; &quot;&quot;&quot;&quot; &amp; &quot;,&quot; &amp; &quot;&quot;&quot;&quot;&amp;[.O110]" table:style-name="ce5">
            <text:p>{"550AA": [{"shape_coords":[522,300,11,5,15,27],"shape_name":"I-shape parallel flange","synonyms":["550AA","550 AA","550 aa","55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600AA</text:p>
          </table:table-cell>
          <table:table-cell office:value-type="float" office:value="571" table:style-name="ce8">
            <text:p>571</text:p>
          </table:table-cell>
          <table:table-cell office:value-type="float" office:value="300" table:style-name="ce8">
            <text:p>300</text:p>
          </table:table-cell>
          <table:table-cell office:value-type="float" office:value="12" table:style-name="ce8">
            <text:p>12</text:p>
          </table:table-cell>
          <table:table-cell office:value-type="float" office:value="15.5" table:style-name="ce8">
            <text:p>15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600AA</text:p>
          </table:table-cell>
          <table:table-cell office:value-type="string" table:style-name="ce5">
            <text:p>600 AA</text:p>
          </table:table-cell>
          <table:table-cell office:value-type="string" office:string-value="600 aa" table:formula="of:=LOWER([.I111])" table:style-name="ce5">
            <text:p>600 aa</text:p>
          </table:table-cell>
          <table:table-cell office:value-type="string" office:string-value="600aa" table:formula="of:=LOWER([.H111])" table:style-name="ce5">
            <text:p>600aa</text:p>
          </table:table-cell>
          <table:table-cell table:number-columns-repeated="3" table:style-name="ce5"/>
          <table:table-cell office:value-type="string" office:string-value="synonyms&quot;:[&quot;600AA&quot;,&quot;600 AA&quot;,&quot;600 aa&quot;,&quot;600aa&quot;]}]}," table:formula="of:= &quot;synonyms&quot;&amp;&quot;&quot;&quot;&quot;&amp;&quot;:[&quot;&amp;&quot;&quot;&quot;&quot;&amp;[.H111]&amp;&quot;&quot;&quot;&quot;&amp;&quot;,&quot;&amp;&quot;&quot;&quot;&quot;&amp;[.I111]&amp;&quot;&quot;&quot;&quot;&amp;&quot;,&quot;&amp;&quot;&quot;&quot;&quot;&amp;[.J111]&amp;&quot;&quot;&quot;&quot;&amp;&quot;,&quot;&amp;&quot;&quot;&quot;&quot;&amp;[.K111]&amp;&quot;&quot;&quot;&quot;&amp;&quot;]}]},&quot;" table:style-name="ce10">
            <text:p>synonyms":["600AA","600 AA","600 aa","600aa"]}]},</text:p>
          </table:table-cell>
          <table:table-cell office:value-type="string" office:string-value="{&quot;600AA&quot;: [{&quot;shape_coords&quot;:[571,300,12,15,5,27],&quot;shape_name&quot;:&quot;I-shape parallel flange&quot;,&quot;synonyms&quot;:[&quot;600AA&quot;,&quot;600 AA&quot;,&quot;600 aa&quot;,&quot;600aa&quot;]}]}," table:formula="of:=&quot;{&quot; &amp; &quot;&quot;&quot;&quot;&amp;[.A111]&amp;&quot;&quot;&quot;&quot;&amp;&quot;: [{&quot;&quot;&quot; &amp;&quot;shape_coords&quot;&amp;&quot;&quot;&quot;&quot; &amp; &quot;:&quot; &amp; &quot;[&quot; &amp; [.B111] &amp; &quot;,&quot; &amp;[.C111] &amp; &quot;,&quot; &amp;[.D111]&amp; &quot;,&quot; &amp;[.E111]&amp; &quot;,&quot; &amp;[.F111] &amp; &quot;],&quot; &amp; &quot;&quot;&quot;&quot; &amp;&quot;shape_name&quot;&amp;&quot;&quot;&quot;&quot; &amp; &quot;:&quot; &amp; &quot;&quot;&quot;&quot; &amp;[.G111] &amp; &quot;&quot;&quot;&quot; &amp; &quot;,&quot; &amp; &quot;&quot;&quot;&quot;&amp;[.O111]" table:style-name="ce5">
            <text:p>{"600AA": [{"shape_coords":[571,300,12,15,5,27],"shape_name":"I-shape parallel flange","synonyms":["600AA","600 AA","600 aa","60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650AA</text:p>
          </table:table-cell>
          <table:table-cell office:value-type="float" office:value="620" table:style-name="ce8">
            <text:p>620</text:p>
          </table:table-cell>
          <table:table-cell office:value-type="float" office:value="300" table:style-name="ce8">
            <text:p>300</text:p>
          </table:table-cell>
          <table:table-cell office:value-type="float" office:value="12.5" table:style-name="ce8">
            <text:p>12,5</text:p>
          </table:table-cell>
          <table:table-cell office:value-type="float" office:value="16" table:style-name="ce8">
            <text:p>16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650AA</text:p>
          </table:table-cell>
          <table:table-cell office:value-type="string" table:style-name="ce5">
            <text:p>650 AA</text:p>
          </table:table-cell>
          <table:table-cell office:value-type="string" office:string-value="650 aa" table:formula="of:=LOWER([.I112])" table:style-name="ce5">
            <text:p>650 aa</text:p>
          </table:table-cell>
          <table:table-cell office:value-type="string" office:string-value="650aa" table:formula="of:=LOWER([.H112])" table:style-name="ce5">
            <text:p>650aa</text:p>
          </table:table-cell>
          <table:table-cell table:number-columns-repeated="3" table:style-name="ce5"/>
          <table:table-cell office:value-type="string" office:string-value="synonyms&quot;:[&quot;650AA&quot;,&quot;650 AA&quot;,&quot;650 aa&quot;,&quot;650aa&quot;]}]}," table:formula="of:= &quot;synonyms&quot;&amp;&quot;&quot;&quot;&quot;&amp;&quot;:[&quot;&amp;&quot;&quot;&quot;&quot;&amp;[.H112]&amp;&quot;&quot;&quot;&quot;&amp;&quot;,&quot;&amp;&quot;&quot;&quot;&quot;&amp;[.I112]&amp;&quot;&quot;&quot;&quot;&amp;&quot;,&quot;&amp;&quot;&quot;&quot;&quot;&amp;[.J112]&amp;&quot;&quot;&quot;&quot;&amp;&quot;,&quot;&amp;&quot;&quot;&quot;&quot;&amp;[.K112]&amp;&quot;&quot;&quot;&quot;&amp;&quot;]}]},&quot;" table:style-name="ce10">
            <text:p>synonyms":["650AA","650 AA","650 aa","650aa"]}]},</text:p>
          </table:table-cell>
          <table:table-cell office:value-type="string" office:string-value="{&quot;650AA&quot;: [{&quot;shape_coords&quot;:[620,300,12,5,16,27],&quot;shape_name&quot;:&quot;I-shape parallel flange&quot;,&quot;synonyms&quot;:[&quot;650AA&quot;,&quot;650 AA&quot;,&quot;650 aa&quot;,&quot;650aa&quot;]}]}," table:formula="of:=&quot;{&quot; &amp; &quot;&quot;&quot;&quot;&amp;[.A112]&amp;&quot;&quot;&quot;&quot;&amp;&quot;: [{&quot;&quot;&quot; &amp;&quot;shape_coords&quot;&amp;&quot;&quot;&quot;&quot; &amp; &quot;:&quot; &amp; &quot;[&quot; &amp; [.B112] &amp; &quot;,&quot; &amp;[.C112] &amp; &quot;,&quot; &amp;[.D112]&amp; &quot;,&quot; &amp;[.E112]&amp; &quot;,&quot; &amp;[.F112] &amp; &quot;],&quot; &amp; &quot;&quot;&quot;&quot; &amp;&quot;shape_name&quot;&amp;&quot;&quot;&quot;&quot; &amp; &quot;:&quot; &amp; &quot;&quot;&quot;&quot; &amp;[.G112] &amp; &quot;&quot;&quot;&quot; &amp; &quot;,&quot; &amp; &quot;&quot;&quot;&quot;&amp;[.O112]" table:style-name="ce5">
            <text:p>{"650AA": [{"shape_coords":[620,300,12,5,16,27],"shape_name":"I-shape parallel flange","synonyms":["650AA","650 AA","650 aa","65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700AA</text:p>
          </table:table-cell>
          <table:table-cell office:value-type="float" office:value="670" table:style-name="ce8">
            <text:p>670</text:p>
          </table:table-cell>
          <table:table-cell office:value-type="float" office:value="300" table:style-name="ce8">
            <text:p>300</text:p>
          </table:table-cell>
          <table:table-cell office:value-type="float" office:value="13" table:style-name="ce8">
            <text:p>13</text:p>
          </table:table-cell>
          <table:table-cell office:value-type="float" office:value="17" table:style-name="ce8">
            <text:p>17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700AA</text:p>
          </table:table-cell>
          <table:table-cell office:value-type="string" table:style-name="ce5">
            <text:p>700 AA</text:p>
          </table:table-cell>
          <table:table-cell office:value-type="string" office:string-value="700 aa" table:formula="of:=LOWER([.I113])" table:style-name="ce5">
            <text:p>700 aa</text:p>
          </table:table-cell>
          <table:table-cell office:value-type="string" office:string-value="700aa" table:formula="of:=LOWER([.H113])" table:style-name="ce5">
            <text:p>700aa</text:p>
          </table:table-cell>
          <table:table-cell table:number-columns-repeated="3" table:style-name="ce5"/>
          <table:table-cell office:value-type="string" office:string-value="synonyms&quot;:[&quot;700AA&quot;,&quot;700 AA&quot;,&quot;700 aa&quot;,&quot;700aa&quot;]}]}," table:formula="of:= &quot;synonyms&quot;&amp;&quot;&quot;&quot;&quot;&amp;&quot;:[&quot;&amp;&quot;&quot;&quot;&quot;&amp;[.H113]&amp;&quot;&quot;&quot;&quot;&amp;&quot;,&quot;&amp;&quot;&quot;&quot;&quot;&amp;[.I113]&amp;&quot;&quot;&quot;&quot;&amp;&quot;,&quot;&amp;&quot;&quot;&quot;&quot;&amp;[.J113]&amp;&quot;&quot;&quot;&quot;&amp;&quot;,&quot;&amp;&quot;&quot;&quot;&quot;&amp;[.K113]&amp;&quot;&quot;&quot;&quot;&amp;&quot;]}]},&quot;" table:style-name="ce10">
            <text:p>synonyms":["700AA","700 AA","700 aa","700aa"]}]},</text:p>
          </table:table-cell>
          <table:table-cell office:value-type="string" office:string-value="{&quot;700AA&quot;: [{&quot;shape_coords&quot;:[670,300,13,17,27],&quot;shape_name&quot;:&quot;I-shape parallel flange&quot;,&quot;synonyms&quot;:[&quot;700AA&quot;,&quot;700 AA&quot;,&quot;700 aa&quot;,&quot;700aa&quot;]}]}," table:formula="of:=&quot;{&quot; &amp; &quot;&quot;&quot;&quot;&amp;[.A113]&amp;&quot;&quot;&quot;&quot;&amp;&quot;: [{&quot;&quot;&quot; &amp;&quot;shape_coords&quot;&amp;&quot;&quot;&quot;&quot; &amp; &quot;:&quot; &amp; &quot;[&quot; &amp; [.B113] &amp; &quot;,&quot; &amp;[.C113] &amp; &quot;,&quot; &amp;[.D113]&amp; &quot;,&quot; &amp;[.E113]&amp; &quot;,&quot; &amp;[.F113] &amp; &quot;],&quot; &amp; &quot;&quot;&quot;&quot; &amp;&quot;shape_name&quot;&amp;&quot;&quot;&quot;&quot; &amp; &quot;:&quot; &amp; &quot;&quot;&quot;&quot; &amp;[.G113] &amp; &quot;&quot;&quot;&quot; &amp; &quot;,&quot; &amp; &quot;&quot;&quot;&quot;&amp;[.O113]" table:style-name="ce5">
            <text:p>{"700AA": [{"shape_coords":[670,300,13,17,27],"shape_name":"I-shape parallel flange","synonyms":["700AA","700 AA","700 aa","70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800AA</text:p>
          </table:table-cell>
          <table:table-cell office:value-type="float" office:value="770" table:style-name="ce8">
            <text:p>770</text:p>
          </table:table-cell>
          <table:table-cell office:value-type="float" office:value="300" table:style-name="ce8">
            <text:p>300</text:p>
          </table:table-cell>
          <table:table-cell office:value-type="float" office:value="14" table:style-name="ce8">
            <text:p>14</text:p>
          </table:table-cell>
          <table:table-cell office:value-type="float" office:value="18" table:style-name="ce8">
            <text:p>18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800AA</text:p>
          </table:table-cell>
          <table:table-cell office:value-type="string" table:style-name="ce5">
            <text:p>800 AA</text:p>
          </table:table-cell>
          <table:table-cell office:value-type="string" office:string-value="800 aa" table:formula="of:=LOWER([.I114])" table:style-name="ce5">
            <text:p>800 aa</text:p>
          </table:table-cell>
          <table:table-cell office:value-type="string" office:string-value="800aa" table:formula="of:=LOWER([.H114])" table:style-name="ce5">
            <text:p>800aa</text:p>
          </table:table-cell>
          <table:table-cell table:number-columns-repeated="3" table:style-name="ce5"/>
          <table:table-cell office:value-type="string" office:string-value="synonyms&quot;:[&quot;800AA&quot;,&quot;800 AA&quot;,&quot;800 aa&quot;,&quot;800aa&quot;]}]}," table:formula="of:= &quot;synonyms&quot;&amp;&quot;&quot;&quot;&quot;&amp;&quot;:[&quot;&amp;&quot;&quot;&quot;&quot;&amp;[.H114]&amp;&quot;&quot;&quot;&quot;&amp;&quot;,&quot;&amp;&quot;&quot;&quot;&quot;&amp;[.I114]&amp;&quot;&quot;&quot;&quot;&amp;&quot;,&quot;&amp;&quot;&quot;&quot;&quot;&amp;[.J114]&amp;&quot;&quot;&quot;&quot;&amp;&quot;,&quot;&amp;&quot;&quot;&quot;&quot;&amp;[.K114]&amp;&quot;&quot;&quot;&quot;&amp;&quot;]}]},&quot;" table:style-name="ce10">
            <text:p>synonyms":["800AA","800 AA","800 aa","800aa"]}]},</text:p>
          </table:table-cell>
          <table:table-cell office:value-type="string" office:string-value="{&quot;800AA&quot;: [{&quot;shape_coords&quot;:[770,300,14,18,30],&quot;shape_name&quot;:&quot;I-shape parallel flange&quot;,&quot;synonyms&quot;:[&quot;800AA&quot;,&quot;800 AA&quot;,&quot;800 aa&quot;,&quot;800aa&quot;]}]}," table:formula="of:=&quot;{&quot; &amp; &quot;&quot;&quot;&quot;&amp;[.A114]&amp;&quot;&quot;&quot;&quot;&amp;&quot;: [{&quot;&quot;&quot; &amp;&quot;shape_coords&quot;&amp;&quot;&quot;&quot;&quot; &amp; &quot;:&quot; &amp; &quot;[&quot; &amp; [.B114] &amp; &quot;,&quot; &amp;[.C114] &amp; &quot;,&quot; &amp;[.D114]&amp; &quot;,&quot; &amp;[.E114]&amp; &quot;,&quot; &amp;[.F114] &amp; &quot;],&quot; &amp; &quot;&quot;&quot;&quot; &amp;&quot;shape_name&quot;&amp;&quot;&quot;&quot;&quot; &amp; &quot;:&quot; &amp; &quot;&quot;&quot;&quot; &amp;[.G114] &amp; &quot;&quot;&quot;&quot; &amp; &quot;,&quot; &amp; &quot;&quot;&quot;&quot;&amp;[.O114]" table:style-name="ce5">
            <text:p>{"800AA": [{"shape_coords":[770,300,14,18,30],"shape_name":"I-shape parallel flange","synonyms":["800AA","800 AA","800 aa","80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900AA</text:p>
          </table:table-cell>
          <table:table-cell office:value-type="float" office:value="870" table:style-name="ce8">
            <text:p>870</text:p>
          </table:table-cell>
          <table:table-cell office:value-type="float" office:value="300" table:style-name="ce8">
            <text:p>300</text:p>
          </table:table-cell>
          <table:table-cell office:value-type="float" office:value="15" table:style-name="ce8">
            <text:p>15</text:p>
          </table:table-cell>
          <table:table-cell office:value-type="float" office:value="20" table:style-name="ce8">
            <text:p>20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900AA</text:p>
          </table:table-cell>
          <table:table-cell office:value-type="string" table:style-name="ce5">
            <text:p>900 AA</text:p>
          </table:table-cell>
          <table:table-cell office:value-type="string" office:string-value="900 aa" table:formula="of:=LOWER([.I115])" table:style-name="ce5">
            <text:p>900 aa</text:p>
          </table:table-cell>
          <table:table-cell office:value-type="string" office:string-value="900aa" table:formula="of:=LOWER([.H115])" table:style-name="ce5">
            <text:p>900aa</text:p>
          </table:table-cell>
          <table:table-cell table:number-columns-repeated="3" table:style-name="ce5"/>
          <table:table-cell office:value-type="string" office:string-value="synonyms&quot;:[&quot;900AA&quot;,&quot;900 AA&quot;,&quot;900 aa&quot;,&quot;900aa&quot;]}]}," table:formula="of:= &quot;synonyms&quot;&amp;&quot;&quot;&quot;&quot;&amp;&quot;:[&quot;&amp;&quot;&quot;&quot;&quot;&amp;[.H115]&amp;&quot;&quot;&quot;&quot;&amp;&quot;,&quot;&amp;&quot;&quot;&quot;&quot;&amp;[.I115]&amp;&quot;&quot;&quot;&quot;&amp;&quot;,&quot;&amp;&quot;&quot;&quot;&quot;&amp;[.J115]&amp;&quot;&quot;&quot;&quot;&amp;&quot;,&quot;&amp;&quot;&quot;&quot;&quot;&amp;[.K115]&amp;&quot;&quot;&quot;&quot;&amp;&quot;]}]},&quot;" table:style-name="ce10">
            <text:p>synonyms":["900AA","900 AA","900 aa","900aa"]}]},</text:p>
          </table:table-cell>
          <table:table-cell office:value-type="string" office:string-value="{&quot;900AA&quot;: [{&quot;shape_coords&quot;:[870,300,15,20,30],&quot;shape_name&quot;:&quot;I-shape parallel flange&quot;,&quot;synonyms&quot;:[&quot;900AA&quot;,&quot;900 AA&quot;,&quot;900 aa&quot;,&quot;900aa&quot;]}]}," table:formula="of:=&quot;{&quot; &amp; &quot;&quot;&quot;&quot;&amp;[.A115]&amp;&quot;&quot;&quot;&quot;&amp;&quot;: [{&quot;&quot;&quot; &amp;&quot;shape_coords&quot;&amp;&quot;&quot;&quot;&quot; &amp; &quot;:&quot; &amp; &quot;[&quot; &amp; [.B115] &amp; &quot;,&quot; &amp;[.C115] &amp; &quot;,&quot; &amp;[.D115]&amp; &quot;,&quot; &amp;[.E115]&amp; &quot;,&quot; &amp;[.F115] &amp; &quot;],&quot; &amp; &quot;&quot;&quot;&quot; &amp;&quot;shape_name&quot;&amp;&quot;&quot;&quot;&quot; &amp; &quot;:&quot; &amp; &quot;&quot;&quot;&quot; &amp;[.G115] &amp; &quot;&quot;&quot;&quot; &amp; &quot;,&quot; &amp; &quot;&quot;&quot;&quot;&amp;[.O115]" table:style-name="ce5">
            <text:p>{"900AA": [{"shape_coords":[870,300,15,20,30],"shape_name":"I-shape parallel flange","synonyms":["900AA","900 AA","900 aa","90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1000AA</text:p>
          </table:table-cell>
          <table:table-cell office:value-type="float" office:value="970" table:style-name="ce8">
            <text:p>970</text:p>
          </table:table-cell>
          <table:table-cell office:value-type="float" office:value="300" table:style-name="ce8">
            <text:p>300</text:p>
          </table:table-cell>
          <table:table-cell office:value-type="float" office:value="16" table:style-name="ce8">
            <text:p>16</text:p>
          </table:table-cell>
          <table:table-cell office:value-type="float" office:value="21" table:style-name="ce8">
            <text:p>21</text:p>
          </table:table-cell>
          <table:table-cell office:value-type="float" office:value="30" table:style-name="ce8">
            <text:p>30</text:p>
          </table:table-cell>
          <table:table-cell office:value-type="string" table:style-name="ce5">
            <text:p>I-shape parallel flange</text:p>
          </table:table-cell>
          <table:table-cell office:value-type="string" table:style-name="ce5">
            <text:p>1000AA</text:p>
          </table:table-cell>
          <table:table-cell office:value-type="string" table:style-name="ce5">
            <text:p>1000 AA</text:p>
          </table:table-cell>
          <table:table-cell office:value-type="string" office:string-value="1000 aa" table:formula="of:=LOWER([.I116])" table:style-name="ce5">
            <text:p>1000 aa</text:p>
          </table:table-cell>
          <table:table-cell office:value-type="string" office:string-value="1000aa" table:formula="of:=LOWER([.H116])" table:style-name="ce5">
            <text:p>1000aa</text:p>
          </table:table-cell>
          <table:table-cell table:number-columns-repeated="3" table:style-name="ce5"/>
          <table:table-cell office:value-type="string" office:string-value="synonyms&quot;:[&quot;1000AA&quot;,&quot;1000 AA&quot;,&quot;1000 aa&quot;,&quot;1000aa&quot;]}]}," table:formula="of:= &quot;synonyms&quot;&amp;&quot;&quot;&quot;&quot;&amp;&quot;:[&quot;&amp;&quot;&quot;&quot;&quot;&amp;[.H116]&amp;&quot;&quot;&quot;&quot;&amp;&quot;,&quot;&amp;&quot;&quot;&quot;&quot;&amp;[.I116]&amp;&quot;&quot;&quot;&quot;&amp;&quot;,&quot;&amp;&quot;&quot;&quot;&quot;&amp;[.J116]&amp;&quot;&quot;&quot;&quot;&amp;&quot;,&quot;&amp;&quot;&quot;&quot;&quot;&amp;[.K116]&amp;&quot;&quot;&quot;&quot;&amp;&quot;]}]},&quot;" table:style-name="ce10">
            <text:p>synonyms":["1000AA","1000 AA","1000 aa","1000aa"]}]},</text:p>
          </table:table-cell>
          <table:table-cell office:value-type="string" office:string-value="{&quot;1000AA&quot;: [{&quot;shape_coords&quot;:[970,300,16,21,30],&quot;shape_name&quot;:&quot;I-shape parallel flange&quot;,&quot;synonyms&quot;:[&quot;1000AA&quot;,&quot;1000 AA&quot;,&quot;1000 aa&quot;,&quot;1000aa&quot;]}]}," table:formula="of:=&quot;{&quot; &amp; &quot;&quot;&quot;&quot;&amp;[.A116]&amp;&quot;&quot;&quot;&quot;&amp;&quot;: [{&quot;&quot;&quot; &amp;&quot;shape_coords&quot;&amp;&quot;&quot;&quot;&quot; &amp; &quot;:&quot; &amp; &quot;[&quot; &amp; [.B116] &amp; &quot;,&quot; &amp;[.C116] &amp; &quot;,&quot; &amp;[.D116]&amp; &quot;,&quot; &amp;[.E116]&amp; &quot;,&quot; &amp;[.F116] &amp; &quot;],&quot; &amp; &quot;&quot;&quot;&quot; &amp;&quot;shape_name&quot;&amp;&quot;&quot;&quot;&quot; &amp; &quot;:&quot; &amp; &quot;&quot;&quot;&quot; &amp;[.G116] &amp; &quot;&quot;&quot;&quot; &amp; &quot;,&quot; &amp; &quot;&quot;&quot;&quot;&amp;[.O116]" table:style-name="ce5">
            <text:p>{"1000AA": [{"shape_coords":[970,300,16,21,30],"shape_name":"I-shape parallel flange","synonyms":["1000AA","1000 AA","1000 aa","1000aa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260/54,1</text:p>
          </table:table-cell>
          <table:table-cell office:value-type="float" office:value="244" table:style-name="ce8">
            <text:p>244</text:p>
          </table:table-cell>
          <table:table-cell office:value-type="float" office:value="260" table:style-name="ce8">
            <text:p>260</text:p>
          </table:table-cell>
          <table:table-cell office:value-type="float" office:value="6.5" table:style-name="ce8">
            <text:p>6,5</text:p>
          </table:table-cell>
          <table:table-cell office:value-type="float" office:value="9.5" table:style-name="ce8">
            <text:p>9,5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260/54,1" table:formula="of:=[.A117]" table:style-name="ce5">
            <text:p>HD260/54,1</text:p>
          </table:table-cell>
          <table:table-cell office:value-type="string" table:style-name="ce5">
            <text:p>HD260x54,1</text:p>
          </table:table-cell>
          <table:table-cell office:value-type="string" office:string-value="hd260/54,1" table:formula="of:=LOWER([.H117])" table:style-name="ce5">
            <text:p>hd260/54,1</text:p>
          </table:table-cell>
          <table:table-cell office:value-type="string" office:string-value="hd260x54,1" table:formula="of:=LOWER([.I117])" table:style-name="ce5">
            <text:p>hd260x54,1</text:p>
          </table:table-cell>
          <table:table-cell table:number-columns-repeated="3" table:style-name="ce5"/>
          <table:table-cell office:value-type="string" office:string-value="synonyms&quot;:[&quot;HD260/54,1&quot;,&quot;HD260x54,1&quot;,&quot;hd260/54,1&quot;,&quot;hd260x54,1&quot;]}]}," table:formula="of:= &quot;synonyms&quot;&amp;&quot;&quot;&quot;&quot;&amp;&quot;:[&quot;&amp;&quot;&quot;&quot;&quot;&amp;[.H117]&amp;&quot;&quot;&quot;&quot;&amp;&quot;,&quot;&amp;&quot;&quot;&quot;&quot;&amp;[.I117]&amp;&quot;&quot;&quot;&quot;&amp;&quot;,&quot;&amp;&quot;&quot;&quot;&quot;&amp;[.J117]&amp;&quot;&quot;&quot;&quot;&amp;&quot;,&quot;&amp;&quot;&quot;&quot;&quot;&amp;[.K117]&amp;&quot;&quot;&quot;&quot;&amp;&quot;]}]},&quot;" table:style-name="ce10">
            <text:p>synonyms":["HD260/54,1","HD260x54,1","hd260/54,1","hd260x54,1"]}]},</text:p>
          </table:table-cell>
          <table:table-cell office:value-type="string" office:string-value="{&quot;HD260/54,1&quot;: [{&quot;shape_coords&quot;:[244,260,6,5,9,5,24],&quot;shape_name&quot;:&quot;I-shape parallel flange&quot;,&quot;synonyms&quot;:[&quot;HD260/54,1&quot;,&quot;HD260x54,1&quot;,&quot;hd260/54,1&quot;,&quot;hd260x54,1&quot;]}]}," table:formula="of:=&quot;{&quot; &amp; &quot;&quot;&quot;&quot;&amp;[.A117]&amp;&quot;&quot;&quot;&quot;&amp;&quot;: [{&quot;&quot;&quot; &amp;&quot;shape_coords&quot;&amp;&quot;&quot;&quot;&quot; &amp; &quot;:&quot; &amp; &quot;[&quot; &amp; [.B117] &amp; &quot;,&quot; &amp;[.C117] &amp; &quot;,&quot; &amp;[.D117]&amp; &quot;,&quot; &amp;[.E117]&amp; &quot;,&quot; &amp;[.F117] &amp; &quot;],&quot; &amp; &quot;&quot;&quot;&quot; &amp;&quot;shape_name&quot;&amp;&quot;&quot;&quot;&quot; &amp; &quot;:&quot; &amp; &quot;&quot;&quot;&quot; &amp;[.G117] &amp; &quot;&quot;&quot;&quot; &amp; &quot;,&quot; &amp; &quot;&quot;&quot;&quot;&amp;[.O117]" table:style-name="ce5">
            <text:p>{"HD260/54,1": [{"shape_coords":[244,260,6,5,9,5,24],"shape_name":"I-shape parallel flange","synonyms":["HD260/54,1","HD260x54,1","hd260/54,1","hd260x54,1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260/68,2</text:p>
          </table:table-cell>
          <table:table-cell office:value-type="float" office:value="250" table:style-name="ce8">
            <text:p>250</text:p>
          </table:table-cell>
          <table:table-cell office:value-type="float" office:value="260" table:style-name="ce8">
            <text:p>260</text:p>
          </table:table-cell>
          <table:table-cell office:value-type="float" office:value="7.5" table:style-name="ce8">
            <text:p>7,5</text:p>
          </table:table-cell>
          <table:table-cell office:value-type="float" office:value="12.5" table:style-name="ce8">
            <text:p>12,5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260/68,2" table:formula="of:=[.A118]" table:style-name="ce5">
            <text:p>HD260/68,2</text:p>
          </table:table-cell>
          <table:table-cell office:value-type="string" table:style-name="ce5">
            <text:p>HD260x68,2</text:p>
          </table:table-cell>
          <table:table-cell office:value-type="string" office:string-value="hd260/68,2" table:formula="of:=LOWER([.H118])" table:style-name="ce5">
            <text:p>hd260/68,2</text:p>
          </table:table-cell>
          <table:table-cell office:value-type="string" office:string-value="hd260x68,2" table:formula="of:=LOWER([.I118])" table:style-name="ce5">
            <text:p>hd260x68,2</text:p>
          </table:table-cell>
          <table:table-cell table:number-columns-repeated="3" table:style-name="ce5"/>
          <table:table-cell office:value-type="string" office:string-value="synonyms&quot;:[&quot;HD260/68,2&quot;,&quot;HD260x68,2&quot;,&quot;hd260/68,2&quot;,&quot;hd260x68,2&quot;]}]}," table:formula="of:= &quot;synonyms&quot;&amp;&quot;&quot;&quot;&quot;&amp;&quot;:[&quot;&amp;&quot;&quot;&quot;&quot;&amp;[.H118]&amp;&quot;&quot;&quot;&quot;&amp;&quot;,&quot;&amp;&quot;&quot;&quot;&quot;&amp;[.I118]&amp;&quot;&quot;&quot;&quot;&amp;&quot;,&quot;&amp;&quot;&quot;&quot;&quot;&amp;[.J118]&amp;&quot;&quot;&quot;&quot;&amp;&quot;,&quot;&amp;&quot;&quot;&quot;&quot;&amp;[.K118]&amp;&quot;&quot;&quot;&quot;&amp;&quot;]}]},&quot;" table:style-name="ce10">
            <text:p>synonyms":["HD260/68,2","HD260x68,2","hd260/68,2","hd260x68,2"]}]},</text:p>
          </table:table-cell>
          <table:table-cell office:value-type="string" office:string-value="{&quot;HD260/68,2&quot;: [{&quot;shape_coords&quot;:[250,260,7,5,12,5,24],&quot;shape_name&quot;:&quot;I-shape parallel flange&quot;,&quot;synonyms&quot;:[&quot;HD260/68,2&quot;,&quot;HD260x68,2&quot;,&quot;hd260/68,2&quot;,&quot;hd260x68,2&quot;]}]}," table:formula="of:=&quot;{&quot; &amp; &quot;&quot;&quot;&quot;&amp;[.A118]&amp;&quot;&quot;&quot;&quot;&amp;&quot;: [{&quot;&quot;&quot; &amp;&quot;shape_coords&quot;&amp;&quot;&quot;&quot;&quot; &amp; &quot;:&quot; &amp; &quot;[&quot; &amp; [.B118] &amp; &quot;,&quot; &amp;[.C118] &amp; &quot;,&quot; &amp;[.D118]&amp; &quot;,&quot; &amp;[.E118]&amp; &quot;,&quot; &amp;[.F118] &amp; &quot;],&quot; &amp; &quot;&quot;&quot;&quot; &amp;&quot;shape_name&quot;&amp;&quot;&quot;&quot;&quot; &amp; &quot;:&quot; &amp; &quot;&quot;&quot;&quot; &amp;[.G118] &amp; &quot;&quot;&quot;&quot; &amp; &quot;,&quot; &amp; &quot;&quot;&quot;&quot;&amp;[.O118]" table:style-name="ce5">
            <text:p>{"HD260/68,2": [{"shape_coords":[250,260,7,5,12,5,24],"shape_name":"I-shape parallel flange","synonyms":["HD260/68,2","HD260x68,2","hd260/68,2","hd260x68,2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260/93</text:p>
          </table:table-cell>
          <table:table-cell office:value-type="float" office:value="260" table:style-name="ce8">
            <text:p>260</text:p>
          </table:table-cell>
          <table:table-cell office:value-type="float" office:value="260" table:style-name="ce8">
            <text:p>260</text:p>
          </table:table-cell>
          <table:table-cell office:value-type="float" office:value="10" table:style-name="ce8">
            <text:p>10</text:p>
          </table:table-cell>
          <table:table-cell office:value-type="float" office:value="17.5" table:style-name="ce8">
            <text:p>17,5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260/93" table:formula="of:=[.A119]" table:style-name="ce5">
            <text:p>HD260/93</text:p>
          </table:table-cell>
          <table:table-cell office:value-type="string" table:style-name="ce5">
            <text:p>HD260x93</text:p>
          </table:table-cell>
          <table:table-cell office:value-type="string" office:string-value="hd260/93" table:formula="of:=LOWER([.H119])" table:style-name="ce5">
            <text:p>hd260/93</text:p>
          </table:table-cell>
          <table:table-cell office:value-type="string" office:string-value="hd260x93" table:formula="of:=LOWER([.I119])" table:style-name="ce5">
            <text:p>hd260x93</text:p>
          </table:table-cell>
          <table:table-cell table:number-columns-repeated="3" table:style-name="ce5"/>
          <table:table-cell office:value-type="string" office:string-value="synonyms&quot;:[&quot;HD260/93&quot;,&quot;HD260x93&quot;,&quot;hd260/93&quot;,&quot;hd260x93&quot;]}]}," table:formula="of:= &quot;synonyms&quot;&amp;&quot;&quot;&quot;&quot;&amp;&quot;:[&quot;&amp;&quot;&quot;&quot;&quot;&amp;[.H119]&amp;&quot;&quot;&quot;&quot;&amp;&quot;,&quot;&amp;&quot;&quot;&quot;&quot;&amp;[.I119]&amp;&quot;&quot;&quot;&quot;&amp;&quot;,&quot;&amp;&quot;&quot;&quot;&quot;&amp;[.J119]&amp;&quot;&quot;&quot;&quot;&amp;&quot;,&quot;&amp;&quot;&quot;&quot;&quot;&amp;[.K119]&amp;&quot;&quot;&quot;&quot;&amp;&quot;]}]},&quot;" table:style-name="ce10">
            <text:p>synonyms":["HD260/93","HD260x93","hd260/93","hd260x93"]}]},</text:p>
          </table:table-cell>
          <table:table-cell office:value-type="string" office:string-value="{&quot;HD260/93&quot;: [{&quot;shape_coords&quot;:[260,260,10,17,5,24],&quot;shape_name&quot;:&quot;I-shape parallel flange&quot;,&quot;synonyms&quot;:[&quot;HD260/93&quot;,&quot;HD260x93&quot;,&quot;hd260/93&quot;,&quot;hd260x93&quot;]}]}," table:formula="of:=&quot;{&quot; &amp; &quot;&quot;&quot;&quot;&amp;[.A119]&amp;&quot;&quot;&quot;&quot;&amp;&quot;: [{&quot;&quot;&quot; &amp;&quot;shape_coords&quot;&amp;&quot;&quot;&quot;&quot; &amp; &quot;:&quot; &amp; &quot;[&quot; &amp; [.B119] &amp; &quot;,&quot; &amp;[.C119] &amp; &quot;,&quot; &amp;[.D119]&amp; &quot;,&quot; &amp;[.E119]&amp; &quot;,&quot; &amp;[.F119] &amp; &quot;],&quot; &amp; &quot;&quot;&quot;&quot; &amp;&quot;shape_name&quot;&amp;&quot;&quot;&quot;&quot; &amp; &quot;:&quot; &amp; &quot;&quot;&quot;&quot; &amp;[.G119] &amp; &quot;&quot;&quot;&quot; &amp; &quot;,&quot; &amp; &quot;&quot;&quot;&quot;&amp;[.O119]" table:style-name="ce5">
            <text:p>{"HD260/93": [{"shape_coords":[260,260,10,17,5,24],"shape_name":"I-shape parallel flange","synonyms":["HD260/93","HD260x93","hd260/93","hd260x93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260/114</text:p>
          </table:table-cell>
          <table:table-cell office:value-type="float" office:value="268" table:style-name="ce8">
            <text:p>268</text:p>
          </table:table-cell>
          <table:table-cell office:value-type="float" office:value="262" table:style-name="ce8">
            <text:p>262</text:p>
          </table:table-cell>
          <table:table-cell office:value-type="float" office:value="12.5" table:style-name="ce8">
            <text:p>12,5</text:p>
          </table:table-cell>
          <table:table-cell office:value-type="float" office:value="21.5" table:style-name="ce8">
            <text:p>21,5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260/114" table:formula="of:=[.A120]" table:style-name="ce5">
            <text:p>HD260/114</text:p>
          </table:table-cell>
          <table:table-cell office:value-type="string" table:style-name="ce5">
            <text:p>HD260x114</text:p>
          </table:table-cell>
          <table:table-cell office:value-type="string" office:string-value="hd260/114" table:formula="of:=LOWER([.H120])" table:style-name="ce5">
            <text:p>hd260/114</text:p>
          </table:table-cell>
          <table:table-cell office:value-type="string" office:string-value="hd260x114" table:formula="of:=LOWER([.I120])" table:style-name="ce5">
            <text:p>hd260x114</text:p>
          </table:table-cell>
          <table:table-cell table:number-columns-repeated="3" table:style-name="ce5"/>
          <table:table-cell office:value-type="string" office:string-value="synonyms&quot;:[&quot;HD260/114&quot;,&quot;HD260x114&quot;,&quot;hd260/114&quot;,&quot;hd260x114&quot;]}]}," table:formula="of:= &quot;synonyms&quot;&amp;&quot;&quot;&quot;&quot;&amp;&quot;:[&quot;&amp;&quot;&quot;&quot;&quot;&amp;[.H120]&amp;&quot;&quot;&quot;&quot;&amp;&quot;,&quot;&amp;&quot;&quot;&quot;&quot;&amp;[.I120]&amp;&quot;&quot;&quot;&quot;&amp;&quot;,&quot;&amp;&quot;&quot;&quot;&quot;&amp;[.J120]&amp;&quot;&quot;&quot;&quot;&amp;&quot;,&quot;&amp;&quot;&quot;&quot;&quot;&amp;[.K120]&amp;&quot;&quot;&quot;&quot;&amp;&quot;]}]},&quot;" table:style-name="ce10">
            <text:p>synonyms":["HD260/114","HD260x114","hd260/114","hd260x114"]}]},</text:p>
          </table:table-cell>
          <table:table-cell office:value-type="string" office:string-value="{&quot;HD260/114&quot;: [{&quot;shape_coords&quot;:[268,262,12,5,21,5,24],&quot;shape_name&quot;:&quot;I-shape parallel flange&quot;,&quot;synonyms&quot;:[&quot;HD260/114&quot;,&quot;HD260x114&quot;,&quot;hd260/114&quot;,&quot;hd260x114&quot;]}]}," table:formula="of:=&quot;{&quot; &amp; &quot;&quot;&quot;&quot;&amp;[.A120]&amp;&quot;&quot;&quot;&quot;&amp;&quot;: [{&quot;&quot;&quot; &amp;&quot;shape_coords&quot;&amp;&quot;&quot;&quot;&quot; &amp; &quot;:&quot; &amp; &quot;[&quot; &amp; [.B120] &amp; &quot;,&quot; &amp;[.C120] &amp; &quot;,&quot; &amp;[.D120]&amp; &quot;,&quot; &amp;[.E120]&amp; &quot;,&quot; &amp;[.F120] &amp; &quot;],&quot; &amp; &quot;&quot;&quot;&quot; &amp;&quot;shape_name&quot;&amp;&quot;&quot;&quot;&quot; &amp; &quot;:&quot; &amp; &quot;&quot;&quot;&quot; &amp;[.G120] &amp; &quot;&quot;&quot;&quot; &amp; &quot;,&quot; &amp; &quot;&quot;&quot;&quot;&amp;[.O120]" table:style-name="ce5">
            <text:p>{"HD260/114": [{"shape_coords":[268,262,12,5,21,5,24],"shape_name":"I-shape parallel flange","synonyms":["HD260/114","HD260x114","hd260/114","hd260x114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260/142</text:p>
          </table:table-cell>
          <table:table-cell office:value-type="float" office:value="278" table:style-name="ce8">
            <text:p>278</text:p>
          </table:table-cell>
          <table:table-cell office:value-type="float" office:value="265" table:style-name="ce8">
            <text:p>265</text:p>
          </table:table-cell>
          <table:table-cell office:value-type="float" office:value="15.5" table:style-name="ce8">
            <text:p>15,5</text:p>
          </table:table-cell>
          <table:table-cell office:value-type="float" office:value="26.5" table:style-name="ce8">
            <text:p>26,5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260/142" table:formula="of:=[.A121]" table:style-name="ce5">
            <text:p>HD260/142</text:p>
          </table:table-cell>
          <table:table-cell office:value-type="string" table:style-name="ce5">
            <text:p>HD260x142</text:p>
          </table:table-cell>
          <table:table-cell office:value-type="string" office:string-value="hd260/142" table:formula="of:=LOWER([.H121])" table:style-name="ce5">
            <text:p>hd260/142</text:p>
          </table:table-cell>
          <table:table-cell office:value-type="string" office:string-value="hd260x142" table:formula="of:=LOWER([.I121])" table:style-name="ce5">
            <text:p>hd260x142</text:p>
          </table:table-cell>
          <table:table-cell table:number-columns-repeated="3" table:style-name="ce5"/>
          <table:table-cell office:value-type="string" office:string-value="synonyms&quot;:[&quot;HD260/142&quot;,&quot;HD260x142&quot;,&quot;hd260/142&quot;,&quot;hd260x142&quot;]}]}," table:formula="of:= &quot;synonyms&quot;&amp;&quot;&quot;&quot;&quot;&amp;&quot;:[&quot;&amp;&quot;&quot;&quot;&quot;&amp;[.H121]&amp;&quot;&quot;&quot;&quot;&amp;&quot;,&quot;&amp;&quot;&quot;&quot;&quot;&amp;[.I121]&amp;&quot;&quot;&quot;&quot;&amp;&quot;,&quot;&amp;&quot;&quot;&quot;&quot;&amp;[.J121]&amp;&quot;&quot;&quot;&quot;&amp;&quot;,&quot;&amp;&quot;&quot;&quot;&quot;&amp;[.K121]&amp;&quot;&quot;&quot;&quot;&amp;&quot;]}]},&quot;" table:style-name="ce10">
            <text:p>synonyms":["HD260/142","HD260x142","hd260/142","hd260x142"]}]},</text:p>
          </table:table-cell>
          <table:table-cell office:value-type="string" office:string-value="{&quot;HD260/142&quot;: [{&quot;shape_coords&quot;:[278,265,15,5,26,5,24],&quot;shape_name&quot;:&quot;I-shape parallel flange&quot;,&quot;synonyms&quot;:[&quot;HD260/142&quot;,&quot;HD260x142&quot;,&quot;hd260/142&quot;,&quot;hd260x142&quot;]}]}," table:formula="of:=&quot;{&quot; &amp; &quot;&quot;&quot;&quot;&amp;[.A121]&amp;&quot;&quot;&quot;&quot;&amp;&quot;: [{&quot;&quot;&quot; &amp;&quot;shape_coords&quot;&amp;&quot;&quot;&quot;&quot; &amp; &quot;:&quot; &amp; &quot;[&quot; &amp; [.B121] &amp; &quot;,&quot; &amp;[.C121] &amp; &quot;,&quot; &amp;[.D121]&amp; &quot;,&quot; &amp;[.E121]&amp; &quot;,&quot; &amp;[.F121] &amp; &quot;],&quot; &amp; &quot;&quot;&quot;&quot; &amp;&quot;shape_name&quot;&amp;&quot;&quot;&quot;&quot; &amp; &quot;:&quot; &amp; &quot;&quot;&quot;&quot; &amp;[.G121] &amp; &quot;&quot;&quot;&quot; &amp; &quot;,&quot; &amp; &quot;&quot;&quot;&quot;&amp;[.O121]" table:style-name="ce5">
            <text:p>{"HD260/142": [{"shape_coords":[278,265,15,5,26,5,24],"shape_name":"I-shape parallel flange","synonyms":["HD260/142","HD260x142","hd260/142","hd260x142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260/172</text:p>
          </table:table-cell>
          <table:table-cell office:value-type="float" office:value="290" table:style-name="ce8">
            <text:p>290</text:p>
          </table:table-cell>
          <table:table-cell office:value-type="float" office:value="268" table:style-name="ce8">
            <text:p>268</text:p>
          </table:table-cell>
          <table:table-cell office:value-type="float" office:value="18" table:style-name="ce8">
            <text:p>18</text:p>
          </table:table-cell>
          <table:table-cell office:value-type="float" office:value="32.5" table:style-name="ce8">
            <text:p>32,5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260/172" table:formula="of:=[.A122]" table:style-name="ce5">
            <text:p>HD260/172</text:p>
          </table:table-cell>
          <table:table-cell office:value-type="string" table:style-name="ce5">
            <text:p>HD260x172</text:p>
          </table:table-cell>
          <table:table-cell office:value-type="string" office:string-value="hd260/172" table:formula="of:=LOWER([.H122])" table:style-name="ce5">
            <text:p>hd260/172</text:p>
          </table:table-cell>
          <table:table-cell office:value-type="string" office:string-value="hd260x172" table:formula="of:=LOWER([.I122])" table:style-name="ce5">
            <text:p>hd260x172</text:p>
          </table:table-cell>
          <table:table-cell table:number-columns-repeated="3" table:style-name="ce5"/>
          <table:table-cell office:value-type="string" office:string-value="synonyms&quot;:[&quot;HD260/172&quot;,&quot;HD260x172&quot;,&quot;hd260/172&quot;,&quot;hd260x172&quot;]}]}," table:formula="of:= &quot;synonyms&quot;&amp;&quot;&quot;&quot;&quot;&amp;&quot;:[&quot;&amp;&quot;&quot;&quot;&quot;&amp;[.H122]&amp;&quot;&quot;&quot;&quot;&amp;&quot;,&quot;&amp;&quot;&quot;&quot;&quot;&amp;[.I122]&amp;&quot;&quot;&quot;&quot;&amp;&quot;,&quot;&amp;&quot;&quot;&quot;&quot;&amp;[.J122]&amp;&quot;&quot;&quot;&quot;&amp;&quot;,&quot;&amp;&quot;&quot;&quot;&quot;&amp;[.K122]&amp;&quot;&quot;&quot;&quot;&amp;&quot;]}]},&quot;" table:style-name="ce10">
            <text:p>synonyms":["HD260/172","HD260x172","hd260/172","hd260x172"]}]},</text:p>
          </table:table-cell>
          <table:table-cell office:value-type="string" office:string-value="{&quot;HD260/172&quot;: [{&quot;shape_coords&quot;:[290,268,18,32,5,24],&quot;shape_name&quot;:&quot;I-shape parallel flange&quot;,&quot;synonyms&quot;:[&quot;HD260/172&quot;,&quot;HD260x172&quot;,&quot;hd260/172&quot;,&quot;hd260x172&quot;]}]}," table:formula="of:=&quot;{&quot; &amp; &quot;&quot;&quot;&quot;&amp;[.A122]&amp;&quot;&quot;&quot;&quot;&amp;&quot;: [{&quot;&quot;&quot; &amp;&quot;shape_coords&quot;&amp;&quot;&quot;&quot;&quot; &amp; &quot;:&quot; &amp; &quot;[&quot; &amp; [.B122] &amp; &quot;,&quot; &amp;[.C122] &amp; &quot;,&quot; &amp;[.D122]&amp; &quot;,&quot; &amp;[.E122]&amp; &quot;,&quot; &amp;[.F122] &amp; &quot;],&quot; &amp; &quot;&quot;&quot;&quot; &amp;&quot;shape_name&quot;&amp;&quot;&quot;&quot;&quot; &amp; &quot;:&quot; &amp; &quot;&quot;&quot;&quot; &amp;[.G122] &amp; &quot;&quot;&quot;&quot; &amp; &quot;,&quot; &amp; &quot;&quot;&quot;&quot;&amp;[.O122]" table:style-name="ce5">
            <text:p>{"HD260/172": [{"shape_coords":[290,268,18,32,5,24],"shape_name":"I-shape parallel flange","synonyms":["HD260/172","HD260x172","hd260/172","hd260x172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260/225</text:p>
          </table:table-cell>
          <table:table-cell office:value-type="float" office:value="309" table:style-name="ce8">
            <text:p>309</text:p>
          </table:table-cell>
          <table:table-cell office:value-type="float" office:value="271" table:style-name="ce8">
            <text:p>271</text:p>
          </table:table-cell>
          <table:table-cell office:value-type="float" office:value="24" table:style-name="ce8">
            <text:p>24</text:p>
          </table:table-cell>
          <table:table-cell office:value-type="float" office:value="42" table:style-name="ce8">
            <text:p>42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260/225" table:formula="of:=[.A123]" table:style-name="ce5">
            <text:p>HD260/225</text:p>
          </table:table-cell>
          <table:table-cell office:value-type="string" table:style-name="ce5">
            <text:p>HD260x225</text:p>
          </table:table-cell>
          <table:table-cell office:value-type="string" office:string-value="hd260/225" table:formula="of:=LOWER([.H123])" table:style-name="ce5">
            <text:p>hd260/225</text:p>
          </table:table-cell>
          <table:table-cell office:value-type="string" office:string-value="hd260x225" table:formula="of:=LOWER([.I123])" table:style-name="ce5">
            <text:p>hd260x225</text:p>
          </table:table-cell>
          <table:table-cell table:number-columns-repeated="3" table:style-name="ce5"/>
          <table:table-cell office:value-type="string" office:string-value="synonyms&quot;:[&quot;HD260/225&quot;,&quot;HD260x225&quot;,&quot;hd260/225&quot;,&quot;hd260x225&quot;]}]}," table:formula="of:= &quot;synonyms&quot;&amp;&quot;&quot;&quot;&quot;&amp;&quot;:[&quot;&amp;&quot;&quot;&quot;&quot;&amp;[.H123]&amp;&quot;&quot;&quot;&quot;&amp;&quot;,&quot;&amp;&quot;&quot;&quot;&quot;&amp;[.I123]&amp;&quot;&quot;&quot;&quot;&amp;&quot;,&quot;&amp;&quot;&quot;&quot;&quot;&amp;[.J123]&amp;&quot;&quot;&quot;&quot;&amp;&quot;,&quot;&amp;&quot;&quot;&quot;&quot;&amp;[.K123]&amp;&quot;&quot;&quot;&quot;&amp;&quot;]}]},&quot;" table:style-name="ce10">
            <text:p>synonyms":["HD260/225","HD260x225","hd260/225","hd260x225"]}]},</text:p>
          </table:table-cell>
          <table:table-cell office:value-type="string" office:string-value="{&quot;HD260/225&quot;: [{&quot;shape_coords&quot;:[309,271,24,42,24],&quot;shape_name&quot;:&quot;I-shape parallel flange&quot;,&quot;synonyms&quot;:[&quot;HD260/225&quot;,&quot;HD260x225&quot;,&quot;hd260/225&quot;,&quot;hd260x225&quot;]}]}," table:formula="of:=&quot;{&quot; &amp; &quot;&quot;&quot;&quot;&amp;[.A123]&amp;&quot;&quot;&quot;&quot;&amp;&quot;: [{&quot;&quot;&quot; &amp;&quot;shape_coords&quot;&amp;&quot;&quot;&quot;&quot; &amp; &quot;:&quot; &amp; &quot;[&quot; &amp; [.B123] &amp; &quot;,&quot; &amp;[.C123] &amp; &quot;,&quot; &amp;[.D123]&amp; &quot;,&quot; &amp;[.E123]&amp; &quot;,&quot; &amp;[.F123] &amp; &quot;],&quot; &amp; &quot;&quot;&quot;&quot; &amp;&quot;shape_name&quot;&amp;&quot;&quot;&quot;&quot; &amp; &quot;:&quot; &amp; &quot;&quot;&quot;&quot; &amp;[.G123] &amp; &quot;&quot;&quot;&quot; &amp; &quot;,&quot; &amp; &quot;&quot;&quot;&quot;&amp;[.O123]" table:style-name="ce5">
            <text:p>{"HD260/225": [{"shape_coords":[309,271,24,42,24],"shape_name":"I-shape parallel flange","synonyms":["HD260/225","HD260x225","hd260/225","hd260x225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260/299</text:p>
          </table:table-cell>
          <table:table-cell office:value-type="float" office:value="335" table:style-name="ce8">
            <text:p>335</text:p>
          </table:table-cell>
          <table:table-cell office:value-type="float" office:value="278" table:style-name="ce8">
            <text:p>278</text:p>
          </table:table-cell>
          <table:table-cell office:value-type="float" office:value="31" table:style-name="ce8">
            <text:p>31</text:p>
          </table:table-cell>
          <table:table-cell office:value-type="float" office:value="55" table:style-name="ce8">
            <text:p>55</text:p>
          </table:table-cell>
          <table:table-cell office:value-type="float" office:value="24" table:style-name="ce8">
            <text:p>24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260/299" table:formula="of:=[.A124]" table:style-name="ce5">
            <text:p>HD260/299</text:p>
          </table:table-cell>
          <table:table-cell office:value-type="string" table:style-name="ce5">
            <text:p>HD260x299</text:p>
          </table:table-cell>
          <table:table-cell office:value-type="string" office:string-value="hd260/299" table:formula="of:=LOWER([.H124])" table:style-name="ce5">
            <text:p>hd260/299</text:p>
          </table:table-cell>
          <table:table-cell office:value-type="string" office:string-value="hd260x299" table:formula="of:=LOWER([.I124])" table:style-name="ce5">
            <text:p>hd260x299</text:p>
          </table:table-cell>
          <table:table-cell table:number-columns-repeated="3" table:style-name="ce5"/>
          <table:table-cell office:value-type="string" office:string-value="synonyms&quot;:[&quot;HD260/299&quot;,&quot;HD260x299&quot;,&quot;hd260/299&quot;,&quot;hd260x299&quot;]}]}," table:formula="of:= &quot;synonyms&quot;&amp;&quot;&quot;&quot;&quot;&amp;&quot;:[&quot;&amp;&quot;&quot;&quot;&quot;&amp;[.H124]&amp;&quot;&quot;&quot;&quot;&amp;&quot;,&quot;&amp;&quot;&quot;&quot;&quot;&amp;[.I124]&amp;&quot;&quot;&quot;&quot;&amp;&quot;,&quot;&amp;&quot;&quot;&quot;&quot;&amp;[.J124]&amp;&quot;&quot;&quot;&quot;&amp;&quot;,&quot;&amp;&quot;&quot;&quot;&quot;&amp;[.K124]&amp;&quot;&quot;&quot;&quot;&amp;&quot;]}]},&quot;" table:style-name="ce10">
            <text:p>synonyms":["HD260/299","HD260x299","hd260/299","hd260x299"]}]},</text:p>
          </table:table-cell>
          <table:table-cell office:value-type="string" office:string-value="{&quot;HD260/299&quot;: [{&quot;shape_coords&quot;:[335,278,31,55,24],&quot;shape_name&quot;:&quot;I-shape parallel flange&quot;,&quot;synonyms&quot;:[&quot;HD260/299&quot;,&quot;HD260x299&quot;,&quot;hd260/299&quot;,&quot;hd260x299&quot;]}]}," table:formula="of:=&quot;{&quot; &amp; &quot;&quot;&quot;&quot;&amp;[.A124]&amp;&quot;&quot;&quot;&quot;&amp;&quot;: [{&quot;&quot;&quot; &amp;&quot;shape_coords&quot;&amp;&quot;&quot;&quot;&quot; &amp; &quot;:&quot; &amp; &quot;[&quot; &amp; [.B124] &amp; &quot;,&quot; &amp;[.C124] &amp; &quot;,&quot; &amp;[.D124]&amp; &quot;,&quot; &amp;[.E124]&amp; &quot;,&quot; &amp;[.F124] &amp; &quot;],&quot; &amp; &quot;&quot;&quot;&quot; &amp;&quot;shape_name&quot;&amp;&quot;&quot;&quot;&quot; &amp; &quot;:&quot; &amp; &quot;&quot;&quot;&quot; &amp;[.G124] &amp; &quot;&quot;&quot;&quot; &amp; &quot;,&quot; &amp; &quot;&quot;&quot;&quot;&amp;[.O124]" table:style-name="ce5">
            <text:p>{"HD260/299": [{"shape_coords":[335,278,31,55,24],"shape_name":"I-shape parallel flange","synonyms":["HD260/299","HD260x299","hd260/299","hd260x299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20/74,2</text:p>
          </table:table-cell>
          <table:table-cell office:value-type="float" office:value="301" table:style-name="ce8">
            <text:p>301</text:p>
          </table:table-cell>
          <table:table-cell office:value-type="float" office:value="300" table:style-name="ce8">
            <text:p>300</text:p>
          </table:table-cell>
          <table:table-cell office:value-type="float" office:value="8" table:style-name="ce8">
            <text:p>8</text:p>
          </table:table-cell>
          <table:table-cell office:value-type="float" office:value="11" table:style-name="ce8">
            <text:p>11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20/74,2" table:formula="of:=[.A125]" table:style-name="ce5">
            <text:p>HD320/74,2</text:p>
          </table:table-cell>
          <table:table-cell office:value-type="string" table:style-name="ce5">
            <text:p>HD320x74,2</text:p>
          </table:table-cell>
          <table:table-cell office:value-type="string" office:string-value="hd320/74,2" table:formula="of:=LOWER([.H125])" table:style-name="ce5">
            <text:p>hd320/74,2</text:p>
          </table:table-cell>
          <table:table-cell office:value-type="string" office:string-value="hd320x74,2" table:formula="of:=LOWER([.I125])" table:style-name="ce5">
            <text:p>hd320x74,2</text:p>
          </table:table-cell>
          <table:table-cell table:number-columns-repeated="3" table:style-name="ce5"/>
          <table:table-cell office:value-type="string" office:string-value="synonyms&quot;:[&quot;HD320/74,2&quot;,&quot;HD320x74,2&quot;,&quot;hd320/74,2&quot;,&quot;hd320x74,2&quot;]}]}," table:formula="of:= &quot;synonyms&quot;&amp;&quot;&quot;&quot;&quot;&amp;&quot;:[&quot;&amp;&quot;&quot;&quot;&quot;&amp;[.H125]&amp;&quot;&quot;&quot;&quot;&amp;&quot;,&quot;&amp;&quot;&quot;&quot;&quot;&amp;[.I125]&amp;&quot;&quot;&quot;&quot;&amp;&quot;,&quot;&amp;&quot;&quot;&quot;&quot;&amp;[.J125]&amp;&quot;&quot;&quot;&quot;&amp;&quot;,&quot;&amp;&quot;&quot;&quot;&quot;&amp;[.K125]&amp;&quot;&quot;&quot;&quot;&amp;&quot;]}]},&quot;" table:style-name="ce10">
            <text:p>synonyms":["HD320/74,2","HD320x74,2","hd320/74,2","hd320x74,2"]}]},</text:p>
          </table:table-cell>
          <table:table-cell office:value-type="string" office:string-value="{&quot;HD320/74,2&quot;: [{&quot;shape_coords&quot;:[301,300,8,11,27],&quot;shape_name&quot;:&quot;I-shape parallel flange&quot;,&quot;synonyms&quot;:[&quot;HD320/74,2&quot;,&quot;HD320x74,2&quot;,&quot;hd320/74,2&quot;,&quot;hd320x74,2&quot;]}]}," table:formula="of:=&quot;{&quot; &amp; &quot;&quot;&quot;&quot;&amp;[.A125]&amp;&quot;&quot;&quot;&quot;&amp;&quot;: [{&quot;&quot;&quot; &amp;&quot;shape_coords&quot;&amp;&quot;&quot;&quot;&quot; &amp; &quot;:&quot; &amp; &quot;[&quot; &amp; [.B125] &amp; &quot;,&quot; &amp;[.C125] &amp; &quot;,&quot; &amp;[.D125]&amp; &quot;,&quot; &amp;[.E125]&amp; &quot;,&quot; &amp;[.F125] &amp; &quot;],&quot; &amp; &quot;&quot;&quot;&quot; &amp;&quot;shape_name&quot;&amp;&quot;&quot;&quot;&quot; &amp; &quot;:&quot; &amp; &quot;&quot;&quot;&quot; &amp;[.G125] &amp; &quot;&quot;&quot;&quot; &amp; &quot;,&quot; &amp; &quot;&quot;&quot;&quot;&amp;[.O125]" table:style-name="ce5">
            <text:p>{"HD320/74,2": [{"shape_coords":[301,300,8,11,27],"shape_name":"I-shape parallel flange","synonyms":["HD320/74,2","HD320x74,2","hd320/74,2","hd320x74,2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20/97,6</text:p>
          </table:table-cell>
          <table:table-cell office:value-type="float" office:value="310" table:style-name="ce8">
            <text:p>310</text:p>
          </table:table-cell>
          <table:table-cell office:value-type="float" office:value="300" table:style-name="ce8">
            <text:p>300</text:p>
          </table:table-cell>
          <table:table-cell office:value-type="float" office:value="9" table:style-name="ce8">
            <text:p>9</text:p>
          </table:table-cell>
          <table:table-cell office:value-type="float" office:value="15.5" table:style-name="ce8">
            <text:p>15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20/97,6" table:formula="of:=[.A126]" table:style-name="ce5">
            <text:p>HD320/97,6</text:p>
          </table:table-cell>
          <table:table-cell office:value-type="string" table:style-name="ce5">
            <text:p>HD320x97,6</text:p>
          </table:table-cell>
          <table:table-cell office:value-type="string" office:string-value="hd320/97,6" table:formula="of:=LOWER([.H126])" table:style-name="ce5">
            <text:p>hd320/97,6</text:p>
          </table:table-cell>
          <table:table-cell office:value-type="string" office:string-value="hd320x97,6" table:formula="of:=LOWER([.I126])" table:style-name="ce5">
            <text:p>hd320x97,6</text:p>
          </table:table-cell>
          <table:table-cell table:number-columns-repeated="3" table:style-name="ce5"/>
          <table:table-cell office:value-type="string" office:string-value="synonyms&quot;:[&quot;HD320/97,6&quot;,&quot;HD320x97,6&quot;,&quot;hd320/97,6&quot;,&quot;hd320x97,6&quot;]}]}," table:formula="of:= &quot;synonyms&quot;&amp;&quot;&quot;&quot;&quot;&amp;&quot;:[&quot;&amp;&quot;&quot;&quot;&quot;&amp;[.H126]&amp;&quot;&quot;&quot;&quot;&amp;&quot;,&quot;&amp;&quot;&quot;&quot;&quot;&amp;[.I126]&amp;&quot;&quot;&quot;&quot;&amp;&quot;,&quot;&amp;&quot;&quot;&quot;&quot;&amp;[.J126]&amp;&quot;&quot;&quot;&quot;&amp;&quot;,&quot;&amp;&quot;&quot;&quot;&quot;&amp;[.K126]&amp;&quot;&quot;&quot;&quot;&amp;&quot;]}]},&quot;" table:style-name="ce10">
            <text:p>synonyms":["HD320/97,6","HD320x97,6","hd320/97,6","hd320x97,6"]}]},</text:p>
          </table:table-cell>
          <table:table-cell office:value-type="string" office:string-value="{&quot;HD320/97,6&quot;: [{&quot;shape_coords&quot;:[310,300,9,15,5,27],&quot;shape_name&quot;:&quot;I-shape parallel flange&quot;,&quot;synonyms&quot;:[&quot;HD320/97,6&quot;,&quot;HD320x97,6&quot;,&quot;hd320/97,6&quot;,&quot;hd320x97,6&quot;]}]}," table:formula="of:=&quot;{&quot; &amp; &quot;&quot;&quot;&quot;&amp;[.A126]&amp;&quot;&quot;&quot;&quot;&amp;&quot;: [{&quot;&quot;&quot; &amp;&quot;shape_coords&quot;&amp;&quot;&quot;&quot;&quot; &amp; &quot;:&quot; &amp; &quot;[&quot; &amp; [.B126] &amp; &quot;,&quot; &amp;[.C126] &amp; &quot;,&quot; &amp;[.D126]&amp; &quot;,&quot; &amp;[.E126]&amp; &quot;,&quot; &amp;[.F126] &amp; &quot;],&quot; &amp; &quot;&quot;&quot;&quot; &amp;&quot;shape_name&quot;&amp;&quot;&quot;&quot;&quot; &amp; &quot;:&quot; &amp; &quot;&quot;&quot;&quot; &amp;[.G126] &amp; &quot;&quot;&quot;&quot; &amp; &quot;,&quot; &amp; &quot;&quot;&quot;&quot;&amp;[.O126]" table:style-name="ce5">
            <text:p>{"HD320/97,6": [{"shape_coords":[310,300,9,15,5,27],"shape_name":"I-shape parallel flange","synonyms":["HD320/97,6","HD320x97,6","hd320/97,6","hd320x97,6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20/127</text:p>
          </table:table-cell>
          <table:table-cell office:value-type="float" office:value="320" table:style-name="ce8">
            <text:p>320</text:p>
          </table:table-cell>
          <table:table-cell office:value-type="float" office:value="300" table:style-name="ce8">
            <text:p>300</text:p>
          </table:table-cell>
          <table:table-cell office:value-type="float" office:value="11.5" table:style-name="ce8">
            <text:p>11,5</text:p>
          </table:table-cell>
          <table:table-cell office:value-type="float" office:value="20.5" table:style-name="ce8">
            <text:p>20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20/127" table:formula="of:=[.A127]" table:style-name="ce5">
            <text:p>HD320/127</text:p>
          </table:table-cell>
          <table:table-cell office:value-type="string" table:style-name="ce5">
            <text:p>HD320x127</text:p>
          </table:table-cell>
          <table:table-cell office:value-type="string" office:string-value="hd320/127" table:formula="of:=LOWER([.H127])" table:style-name="ce5">
            <text:p>hd320/127</text:p>
          </table:table-cell>
          <table:table-cell office:value-type="string" office:string-value="hd320x127" table:formula="of:=LOWER([.I127])" table:style-name="ce5">
            <text:p>hd320x127</text:p>
          </table:table-cell>
          <table:table-cell table:number-columns-repeated="3" table:style-name="ce5"/>
          <table:table-cell office:value-type="string" office:string-value="synonyms&quot;:[&quot;HD320/127&quot;,&quot;HD320x127&quot;,&quot;hd320/127&quot;,&quot;hd320x127&quot;]}]}," table:formula="of:= &quot;synonyms&quot;&amp;&quot;&quot;&quot;&quot;&amp;&quot;:[&quot;&amp;&quot;&quot;&quot;&quot;&amp;[.H127]&amp;&quot;&quot;&quot;&quot;&amp;&quot;,&quot;&amp;&quot;&quot;&quot;&quot;&amp;[.I127]&amp;&quot;&quot;&quot;&quot;&amp;&quot;,&quot;&amp;&quot;&quot;&quot;&quot;&amp;[.J127]&amp;&quot;&quot;&quot;&quot;&amp;&quot;,&quot;&amp;&quot;&quot;&quot;&quot;&amp;[.K127]&amp;&quot;&quot;&quot;&quot;&amp;&quot;]}]},&quot;" table:style-name="ce10">
            <text:p>synonyms":["HD320/127","HD320x127","hd320/127","hd320x127"]}]},</text:p>
          </table:table-cell>
          <table:table-cell office:value-type="string" office:string-value="{&quot;HD320/127&quot;: [{&quot;shape_coords&quot;:[320,300,11,5,20,5,27],&quot;shape_name&quot;:&quot;I-shape parallel flange&quot;,&quot;synonyms&quot;:[&quot;HD320/127&quot;,&quot;HD320x127&quot;,&quot;hd320/127&quot;,&quot;hd320x127&quot;]}]}," table:formula="of:=&quot;{&quot; &amp; &quot;&quot;&quot;&quot;&amp;[.A127]&amp;&quot;&quot;&quot;&quot;&amp;&quot;: [{&quot;&quot;&quot; &amp;&quot;shape_coords&quot;&amp;&quot;&quot;&quot;&quot; &amp; &quot;:&quot; &amp; &quot;[&quot; &amp; [.B127] &amp; &quot;,&quot; &amp;[.C127] &amp; &quot;,&quot; &amp;[.D127]&amp; &quot;,&quot; &amp;[.E127]&amp; &quot;,&quot; &amp;[.F127] &amp; &quot;],&quot; &amp; &quot;&quot;&quot;&quot; &amp;&quot;shape_name&quot;&amp;&quot;&quot;&quot;&quot; &amp; &quot;:&quot; &amp; &quot;&quot;&quot;&quot; &amp;[.G127] &amp; &quot;&quot;&quot;&quot; &amp; &quot;,&quot; &amp; &quot;&quot;&quot;&quot;&amp;[.O127]" table:style-name="ce5">
            <text:p>{"HD320/127": [{"shape_coords":[320,300,11,5,20,5,27],"shape_name":"I-shape parallel flange","synonyms":["HD320/127","HD320x127","hd320/127","hd320x127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20/158</text:p>
          </table:table-cell>
          <table:table-cell office:value-type="float" office:value="330" table:style-name="ce8">
            <text:p>330</text:p>
          </table:table-cell>
          <table:table-cell office:value-type="float" office:value="303" table:style-name="ce8">
            <text:p>303</text:p>
          </table:table-cell>
          <table:table-cell office:value-type="float" office:value="14.5" table:style-name="ce8">
            <text:p>14,5</text:p>
          </table:table-cell>
          <table:table-cell office:value-type="float" office:value="25.5" table:style-name="ce8">
            <text:p>25,5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20/158" table:formula="of:=[.A128]" table:style-name="ce5">
            <text:p>HD320/158</text:p>
          </table:table-cell>
          <table:table-cell office:value-type="string" table:style-name="ce5">
            <text:p>HD320x158</text:p>
          </table:table-cell>
          <table:table-cell office:value-type="string" office:string-value="hd320/158" table:formula="of:=LOWER([.H128])" table:style-name="ce5">
            <text:p>hd320/158</text:p>
          </table:table-cell>
          <table:table-cell office:value-type="string" office:string-value="hd320x158" table:formula="of:=LOWER([.I128])" table:style-name="ce5">
            <text:p>hd320x158</text:p>
          </table:table-cell>
          <table:table-cell table:number-columns-repeated="3" table:style-name="ce5"/>
          <table:table-cell office:value-type="string" office:string-value="synonyms&quot;:[&quot;HD320/158&quot;,&quot;HD320x158&quot;,&quot;hd320/158&quot;,&quot;hd320x158&quot;]}]}," table:formula="of:= &quot;synonyms&quot;&amp;&quot;&quot;&quot;&quot;&amp;&quot;:[&quot;&amp;&quot;&quot;&quot;&quot;&amp;[.H128]&amp;&quot;&quot;&quot;&quot;&amp;&quot;,&quot;&amp;&quot;&quot;&quot;&quot;&amp;[.I128]&amp;&quot;&quot;&quot;&quot;&amp;&quot;,&quot;&amp;&quot;&quot;&quot;&quot;&amp;[.J128]&amp;&quot;&quot;&quot;&quot;&amp;&quot;,&quot;&amp;&quot;&quot;&quot;&quot;&amp;[.K128]&amp;&quot;&quot;&quot;&quot;&amp;&quot;]}]},&quot;" table:style-name="ce10">
            <text:p>synonyms":["HD320/158","HD320x158","hd320/158","hd320x158"]}]},</text:p>
          </table:table-cell>
          <table:table-cell office:value-type="string" office:string-value="{&quot;HD320/158&quot;: [{&quot;shape_coords&quot;:[330,303,14,5,25,5,27],&quot;shape_name&quot;:&quot;I-shape parallel flange&quot;,&quot;synonyms&quot;:[&quot;HD320/158&quot;,&quot;HD320x158&quot;,&quot;hd320/158&quot;,&quot;hd320x158&quot;]}]}," table:formula="of:=&quot;{&quot; &amp; &quot;&quot;&quot;&quot;&amp;[.A128]&amp;&quot;&quot;&quot;&quot;&amp;&quot;: [{&quot;&quot;&quot; &amp;&quot;shape_coords&quot;&amp;&quot;&quot;&quot;&quot; &amp; &quot;:&quot; &amp; &quot;[&quot; &amp; [.B128] &amp; &quot;,&quot; &amp;[.C128] &amp; &quot;,&quot; &amp;[.D128]&amp; &quot;,&quot; &amp;[.E128]&amp; &quot;,&quot; &amp;[.F128] &amp; &quot;],&quot; &amp; &quot;&quot;&quot;&quot; &amp;&quot;shape_name&quot;&amp;&quot;&quot;&quot;&quot; &amp; &quot;:&quot; &amp; &quot;&quot;&quot;&quot; &amp;[.G128] &amp; &quot;&quot;&quot;&quot; &amp; &quot;,&quot; &amp; &quot;&quot;&quot;&quot;&amp;[.O128]" table:style-name="ce5">
            <text:p>{"HD320/158": [{"shape_coords":[330,303,14,5,25,5,27],"shape_name":"I-shape parallel flange","synonyms":["HD320/158","HD320x158","hd320/158","hd320x158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20/198</text:p>
          </table:table-cell>
          <table:table-cell office:value-type="float" office:value="343" table:style-name="ce8">
            <text:p>343</text:p>
          </table:table-cell>
          <table:table-cell office:value-type="float" office:value="306" table:style-name="ce8">
            <text:p>306</text:p>
          </table:table-cell>
          <table:table-cell office:value-type="float" office:value="18" table:style-name="ce8">
            <text:p>18</text:p>
          </table:table-cell>
          <table:table-cell office:value-type="float" office:value="32" table:style-name="ce8">
            <text:p>32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20/198" table:formula="of:=[.A129]" table:style-name="ce5">
            <text:p>HD320/198</text:p>
          </table:table-cell>
          <table:table-cell office:value-type="string" table:style-name="ce5">
            <text:p>HD320x198</text:p>
          </table:table-cell>
          <table:table-cell office:value-type="string" office:string-value="hd320/198" table:formula="of:=LOWER([.H129])" table:style-name="ce5">
            <text:p>hd320/198</text:p>
          </table:table-cell>
          <table:table-cell office:value-type="string" office:string-value="hd320x198" table:formula="of:=LOWER([.I129])" table:style-name="ce5">
            <text:p>hd320x198</text:p>
          </table:table-cell>
          <table:table-cell table:number-columns-repeated="3" table:style-name="ce5"/>
          <table:table-cell office:value-type="string" office:string-value="synonyms&quot;:[&quot;HD320/198&quot;,&quot;HD320x198&quot;,&quot;hd320/198&quot;,&quot;hd320x198&quot;]}]}," table:formula="of:= &quot;synonyms&quot;&amp;&quot;&quot;&quot;&quot;&amp;&quot;:[&quot;&amp;&quot;&quot;&quot;&quot;&amp;[.H129]&amp;&quot;&quot;&quot;&quot;&amp;&quot;,&quot;&amp;&quot;&quot;&quot;&quot;&amp;[.I129]&amp;&quot;&quot;&quot;&quot;&amp;&quot;,&quot;&amp;&quot;&quot;&quot;&quot;&amp;[.J129]&amp;&quot;&quot;&quot;&quot;&amp;&quot;,&quot;&amp;&quot;&quot;&quot;&quot;&amp;[.K129]&amp;&quot;&quot;&quot;&quot;&amp;&quot;]}]},&quot;" table:style-name="ce10">
            <text:p>synonyms":["HD320/198","HD320x198","hd320/198","hd320x198"]}]},</text:p>
          </table:table-cell>
          <table:table-cell office:value-type="string" office:string-value="{&quot;HD320/198&quot;: [{&quot;shape_coords&quot;:[343,306,18,32,27],&quot;shape_name&quot;:&quot;I-shape parallel flange&quot;,&quot;synonyms&quot;:[&quot;HD320/198&quot;,&quot;HD320x198&quot;,&quot;hd320/198&quot;,&quot;hd320x198&quot;]}]}," table:formula="of:=&quot;{&quot; &amp; &quot;&quot;&quot;&quot;&amp;[.A129]&amp;&quot;&quot;&quot;&quot;&amp;&quot;: [{&quot;&quot;&quot; &amp;&quot;shape_coords&quot;&amp;&quot;&quot;&quot;&quot; &amp; &quot;:&quot; &amp; &quot;[&quot; &amp; [.B129] &amp; &quot;,&quot; &amp;[.C129] &amp; &quot;,&quot; &amp;[.D129]&amp; &quot;,&quot; &amp;[.E129]&amp; &quot;,&quot; &amp;[.F129] &amp; &quot;],&quot; &amp; &quot;&quot;&quot;&quot; &amp;&quot;shape_name&quot;&amp;&quot;&quot;&quot;&quot; &amp; &quot;:&quot; &amp; &quot;&quot;&quot;&quot; &amp;[.G129] &amp; &quot;&quot;&quot;&quot; &amp; &quot;,&quot; &amp; &quot;&quot;&quot;&quot;&amp;[.O129]" table:style-name="ce5">
            <text:p>{"HD320/198": [{"shape_coords":[343,306,18,32,27],"shape_name":"I-shape parallel flange","synonyms":["HD320/198","HD320x198","hd320/198","hd320x198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20/245</text:p>
          </table:table-cell>
          <table:table-cell office:value-type="float" office:value="359" table:style-name="ce8">
            <text:p>359</text:p>
          </table:table-cell>
          <table:table-cell office:value-type="float" office:value="309" table:style-name="ce8">
            <text:p>309</text:p>
          </table:table-cell>
          <table:table-cell office:value-type="float" office:value="21" table:style-name="ce8">
            <text:p>21</text:p>
          </table:table-cell>
          <table:table-cell office:value-type="float" office:value="40" table:style-name="ce8">
            <text:p>4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20/245" table:formula="of:=[.A130]" table:style-name="ce5">
            <text:p>HD320/245</text:p>
          </table:table-cell>
          <table:table-cell office:value-type="string" table:style-name="ce5">
            <text:p>HD320x245</text:p>
          </table:table-cell>
          <table:table-cell office:value-type="string" office:string-value="hd320/245" table:formula="of:=LOWER([.H130])" table:style-name="ce5">
            <text:p>hd320/245</text:p>
          </table:table-cell>
          <table:table-cell office:value-type="string" office:string-value="hd320x245" table:formula="of:=LOWER([.I130])" table:style-name="ce5">
            <text:p>hd320x245</text:p>
          </table:table-cell>
          <table:table-cell table:number-columns-repeated="3" table:style-name="ce5"/>
          <table:table-cell office:value-type="string" office:string-value="synonyms&quot;:[&quot;HD320/245&quot;,&quot;HD320x245&quot;,&quot;hd320/245&quot;,&quot;hd320x245&quot;]}]}," table:formula="of:= &quot;synonyms&quot;&amp;&quot;&quot;&quot;&quot;&amp;&quot;:[&quot;&amp;&quot;&quot;&quot;&quot;&amp;[.H130]&amp;&quot;&quot;&quot;&quot;&amp;&quot;,&quot;&amp;&quot;&quot;&quot;&quot;&amp;[.I130]&amp;&quot;&quot;&quot;&quot;&amp;&quot;,&quot;&amp;&quot;&quot;&quot;&quot;&amp;[.J130]&amp;&quot;&quot;&quot;&quot;&amp;&quot;,&quot;&amp;&quot;&quot;&quot;&quot;&amp;[.K130]&amp;&quot;&quot;&quot;&quot;&amp;&quot;]}]},&quot;" table:style-name="ce10">
            <text:p>synonyms":["HD320/245","HD320x245","hd320/245","hd320x245"]}]},</text:p>
          </table:table-cell>
          <table:table-cell office:value-type="string" office:string-value="{&quot;HD320/245&quot;: [{&quot;shape_coords&quot;:[359,309,21,40,27],&quot;shape_name&quot;:&quot;I-shape parallel flange&quot;,&quot;synonyms&quot;:[&quot;HD320/245&quot;,&quot;HD320x245&quot;,&quot;hd320/245&quot;,&quot;hd320x245&quot;]}]}," table:formula="of:=&quot;{&quot; &amp; &quot;&quot;&quot;&quot;&amp;[.A130]&amp;&quot;&quot;&quot;&quot;&amp;&quot;: [{&quot;&quot;&quot; &amp;&quot;shape_coords&quot;&amp;&quot;&quot;&quot;&quot; &amp; &quot;:&quot; &amp; &quot;[&quot; &amp; [.B130] &amp; &quot;,&quot; &amp;[.C130] &amp; &quot;,&quot; &amp;[.D130]&amp; &quot;,&quot; &amp;[.E130]&amp; &quot;,&quot; &amp;[.F130] &amp; &quot;],&quot; &amp; &quot;&quot;&quot;&quot; &amp;&quot;shape_name&quot;&amp;&quot;&quot;&quot;&quot; &amp; &quot;:&quot; &amp; &quot;&quot;&quot;&quot; &amp;[.G130] &amp; &quot;&quot;&quot;&quot; &amp; &quot;,&quot; &amp; &quot;&quot;&quot;&quot;&amp;[.O130]" table:style-name="ce5">
            <text:p>{"HD320/245": [{"shape_coords":[359,309,21,40,27],"shape_name":"I-shape parallel flange","synonyms":["HD320/245","HD320x245","hd320/245","hd320x245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20/300</text:p>
          </table:table-cell>
          <table:table-cell office:value-type="float" office:value="375" table:style-name="ce8">
            <text:p>375</text:p>
          </table:table-cell>
          <table:table-cell office:value-type="float" office:value="313" table:style-name="ce8">
            <text:p>313</text:p>
          </table:table-cell>
          <table:table-cell office:value-type="float" office:value="27" table:style-name="ce8">
            <text:p>27</text:p>
          </table:table-cell>
          <table:table-cell office:value-type="float" office:value="48" table:style-name="ce8">
            <text:p>48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20/300" table:formula="of:=[.A131]" table:style-name="ce5">
            <text:p>HD320/300</text:p>
          </table:table-cell>
          <table:table-cell office:value-type="string" table:style-name="ce5">
            <text:p>HD320x300</text:p>
          </table:table-cell>
          <table:table-cell office:value-type="string" office:string-value="hd320/300" table:formula="of:=LOWER([.H131])" table:style-name="ce5">
            <text:p>hd320/300</text:p>
          </table:table-cell>
          <table:table-cell office:value-type="string" office:string-value="hd320x300" table:formula="of:=LOWER([.I131])" table:style-name="ce5">
            <text:p>hd320x300</text:p>
          </table:table-cell>
          <table:table-cell table:number-columns-repeated="3" table:style-name="ce5"/>
          <table:table-cell office:value-type="string" office:string-value="synonyms&quot;:[&quot;HD320/300&quot;,&quot;HD320x300&quot;,&quot;hd320/300&quot;,&quot;hd320x300&quot;]}]}," table:formula="of:= &quot;synonyms&quot;&amp;&quot;&quot;&quot;&quot;&amp;&quot;:[&quot;&amp;&quot;&quot;&quot;&quot;&amp;[.H131]&amp;&quot;&quot;&quot;&quot;&amp;&quot;,&quot;&amp;&quot;&quot;&quot;&quot;&amp;[.I131]&amp;&quot;&quot;&quot;&quot;&amp;&quot;,&quot;&amp;&quot;&quot;&quot;&quot;&amp;[.J131]&amp;&quot;&quot;&quot;&quot;&amp;&quot;,&quot;&amp;&quot;&quot;&quot;&quot;&amp;[.K131]&amp;&quot;&quot;&quot;&quot;&amp;&quot;]}]},&quot;" table:style-name="ce10">
            <text:p>synonyms":["HD320/300","HD320x300","hd320/300","hd320x300"]}]},</text:p>
          </table:table-cell>
          <table:table-cell office:value-type="string" office:string-value="{&quot;HD320/300&quot;: [{&quot;shape_coords&quot;:[375,313,27,48,27],&quot;shape_name&quot;:&quot;I-shape parallel flange&quot;,&quot;synonyms&quot;:[&quot;HD320/300&quot;,&quot;HD320x300&quot;,&quot;hd320/300&quot;,&quot;hd320x300&quot;]}]}," table:formula="of:=&quot;{&quot; &amp; &quot;&quot;&quot;&quot;&amp;[.A131]&amp;&quot;&quot;&quot;&quot;&amp;&quot;: [{&quot;&quot;&quot; &amp;&quot;shape_coords&quot;&amp;&quot;&quot;&quot;&quot; &amp; &quot;:&quot; &amp; &quot;[&quot; &amp; [.B131] &amp; &quot;,&quot; &amp;[.C131] &amp; &quot;,&quot; &amp;[.D131]&amp; &quot;,&quot; &amp;[.E131]&amp; &quot;,&quot; &amp;[.F131] &amp; &quot;],&quot; &amp; &quot;&quot;&quot;&quot; &amp;&quot;shape_name&quot;&amp;&quot;&quot;&quot;&quot; &amp; &quot;:&quot; &amp; &quot;&quot;&quot;&quot; &amp;[.G131] &amp; &quot;&quot;&quot;&quot; &amp; &quot;,&quot; &amp; &quot;&quot;&quot;&quot;&amp;[.O131]" table:style-name="ce5">
            <text:p>{"HD320/300": [{"shape_coords":[375,313,27,48,27],"shape_name":"I-shape parallel flange","synonyms":["HD320/300","HD320x300","hd320/300","hd320x300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20/368</text:p>
          </table:table-cell>
          <table:table-cell office:value-type="float" office:value="395" table:style-name="ce8">
            <text:p>395</text:p>
          </table:table-cell>
          <table:table-cell office:value-type="float" office:value="319" table:style-name="ce8">
            <text:p>319</text:p>
          </table:table-cell>
          <table:table-cell office:value-type="float" office:value="33" table:style-name="ce8">
            <text:p>33</text:p>
          </table:table-cell>
          <table:table-cell office:value-type="float" office:value="58" table:style-name="ce8">
            <text:p>58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20/368" table:formula="of:=[.A132]" table:style-name="ce5">
            <text:p>HD320/368</text:p>
          </table:table-cell>
          <table:table-cell office:value-type="string" table:style-name="ce5">
            <text:p>HD320x368</text:p>
          </table:table-cell>
          <table:table-cell office:value-type="string" office:string-value="hd320/368" table:formula="of:=LOWER([.H132])" table:style-name="ce5">
            <text:p>hd320/368</text:p>
          </table:table-cell>
          <table:table-cell office:value-type="string" office:string-value="hd320x368" table:formula="of:=LOWER([.I132])" table:style-name="ce5">
            <text:p>hd320x368</text:p>
          </table:table-cell>
          <table:table-cell table:number-columns-repeated="3" table:style-name="ce5"/>
          <table:table-cell office:value-type="string" office:string-value="synonyms&quot;:[&quot;HD320/368&quot;,&quot;HD320x368&quot;,&quot;hd320/368&quot;,&quot;hd320x368&quot;]}]}," table:formula="of:= &quot;synonyms&quot;&amp;&quot;&quot;&quot;&quot;&amp;&quot;:[&quot;&amp;&quot;&quot;&quot;&quot;&amp;[.H132]&amp;&quot;&quot;&quot;&quot;&amp;&quot;,&quot;&amp;&quot;&quot;&quot;&quot;&amp;[.I132]&amp;&quot;&quot;&quot;&quot;&amp;&quot;,&quot;&amp;&quot;&quot;&quot;&quot;&amp;[.J132]&amp;&quot;&quot;&quot;&quot;&amp;&quot;,&quot;&amp;&quot;&quot;&quot;&quot;&amp;[.K132]&amp;&quot;&quot;&quot;&quot;&amp;&quot;]}]},&quot;" table:style-name="ce10">
            <text:p>synonyms":["HD320/368","HD320x368","hd320/368","hd320x368"]}]},</text:p>
          </table:table-cell>
          <table:table-cell office:value-type="string" office:string-value="{&quot;HD320/368&quot;: [{&quot;shape_coords&quot;:[395,319,33,58,27],&quot;shape_name&quot;:&quot;I-shape parallel flange&quot;,&quot;synonyms&quot;:[&quot;HD320/368&quot;,&quot;HD320x368&quot;,&quot;hd320/368&quot;,&quot;hd320x368&quot;]}]}," table:formula="of:=&quot;{&quot; &amp; &quot;&quot;&quot;&quot;&amp;[.A132]&amp;&quot;&quot;&quot;&quot;&amp;&quot;: [{&quot;&quot;&quot; &amp;&quot;shape_coords&quot;&amp;&quot;&quot;&quot;&quot; &amp; &quot;:&quot; &amp; &quot;[&quot; &amp; [.B132] &amp; &quot;,&quot; &amp;[.C132] &amp; &quot;,&quot; &amp;[.D132]&amp; &quot;,&quot; &amp;[.E132]&amp; &quot;,&quot; &amp;[.F132] &amp; &quot;],&quot; &amp; &quot;&quot;&quot;&quot; &amp;&quot;shape_name&quot;&amp;&quot;&quot;&quot;&quot; &amp; &quot;:&quot; &amp; &quot;&quot;&quot;&quot; &amp;[.G132] &amp; &quot;&quot;&quot;&quot; &amp; &quot;,&quot; &amp; &quot;&quot;&quot;&quot;&amp;[.O132]" table:style-name="ce5">
            <text:p>{"HD320/368": [{"shape_coords":[395,319,33,58,27],"shape_name":"I-shape parallel flange","synonyms":["HD320/368","HD320x368","hd320/368","hd320x368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20/451</text:p>
          </table:table-cell>
          <table:table-cell office:value-type="float" office:value="419" table:style-name="ce8">
            <text:p>419</text:p>
          </table:table-cell>
          <table:table-cell office:value-type="float" office:value="326" table:style-name="ce8">
            <text:p>326</text:p>
          </table:table-cell>
          <table:table-cell office:value-type="float" office:value="40" table:style-name="ce8">
            <text:p>40</text:p>
          </table:table-cell>
          <table:table-cell office:value-type="float" office:value="70" table:style-name="ce8">
            <text:p>70</text:p>
          </table:table-cell>
          <table:table-cell office:value-type="float" office:value="27" table:style-name="ce8">
            <text:p>27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20/451" table:formula="of:=[.A133]" table:style-name="ce5">
            <text:p>HD320/451</text:p>
          </table:table-cell>
          <table:table-cell office:value-type="string" table:style-name="ce5">
            <text:p>HD320x451</text:p>
          </table:table-cell>
          <table:table-cell office:value-type="string" office:string-value="hd320/451" table:formula="of:=LOWER([.H133])" table:style-name="ce5">
            <text:p>hd320/451</text:p>
          </table:table-cell>
          <table:table-cell office:value-type="string" office:string-value="hd320x451" table:formula="of:=LOWER([.I133])" table:style-name="ce5">
            <text:p>hd320x451</text:p>
          </table:table-cell>
          <table:table-cell table:number-columns-repeated="3" table:style-name="ce5"/>
          <table:table-cell office:value-type="string" office:string-value="synonyms&quot;:[&quot;HD320/451&quot;,&quot;HD320x451&quot;,&quot;hd320/451&quot;,&quot;hd320x451&quot;]}]}," table:formula="of:= &quot;synonyms&quot;&amp;&quot;&quot;&quot;&quot;&amp;&quot;:[&quot;&amp;&quot;&quot;&quot;&quot;&amp;[.H133]&amp;&quot;&quot;&quot;&quot;&amp;&quot;,&quot;&amp;&quot;&quot;&quot;&quot;&amp;[.I133]&amp;&quot;&quot;&quot;&quot;&amp;&quot;,&quot;&amp;&quot;&quot;&quot;&quot;&amp;[.J133]&amp;&quot;&quot;&quot;&quot;&amp;&quot;,&quot;&amp;&quot;&quot;&quot;&quot;&amp;[.K133]&amp;&quot;&quot;&quot;&quot;&amp;&quot;]}]},&quot;" table:style-name="ce10">
            <text:p>synonyms":["HD320/451","HD320x451","hd320/451","hd320x451"]}]},</text:p>
          </table:table-cell>
          <table:table-cell office:value-type="string" office:string-value="{&quot;HD320/451&quot;: [{&quot;shape_coords&quot;:[419,326,40,70,27],&quot;shape_name&quot;:&quot;I-shape parallel flange&quot;,&quot;synonyms&quot;:[&quot;HD320/451&quot;,&quot;HD320x451&quot;,&quot;hd320/451&quot;,&quot;hd320x451&quot;]}]}," table:formula="of:=&quot;{&quot; &amp; &quot;&quot;&quot;&quot;&amp;[.A133]&amp;&quot;&quot;&quot;&quot;&amp;&quot;: [{&quot;&quot;&quot; &amp;&quot;shape_coords&quot;&amp;&quot;&quot;&quot;&quot; &amp; &quot;:&quot; &amp; &quot;[&quot; &amp; [.B133] &amp; &quot;,&quot; &amp;[.C133] &amp; &quot;,&quot; &amp;[.D133]&amp; &quot;,&quot; &amp;[.E133]&amp; &quot;,&quot; &amp;[.F133] &amp; &quot;],&quot; &amp; &quot;&quot;&quot;&quot; &amp;&quot;shape_name&quot;&amp;&quot;&quot;&quot;&quot; &amp; &quot;:&quot; &amp; &quot;&quot;&quot;&quot; &amp;[.G133] &amp; &quot;&quot;&quot;&quot; &amp; &quot;,&quot; &amp; &quot;&quot;&quot;&quot;&amp;[.O133]" table:style-name="ce5">
            <text:p>{"HD320/451": [{"shape_coords":[419,326,40,70,27],"shape_name":"I-shape parallel flange","synonyms":["HD320/451","HD320x451","hd320/451","hd320x451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60/134</text:p>
          </table:table-cell>
          <table:table-cell office:value-type="float" office:value="356" table:style-name="ce8">
            <text:p>356</text:p>
          </table:table-cell>
          <table:table-cell office:value-type="float" office:value="369" table:style-name="ce8">
            <text:p>369</text:p>
          </table:table-cell>
          <table:table-cell office:value-type="float" office:value="11.2" table:style-name="ce8">
            <text:p>11,2</text:p>
          </table:table-cell>
          <table:table-cell office:value-type="float" office:value="18" table:style-name="ce8">
            <text:p>18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60/134" table:formula="of:=[.A134]" table:style-name="ce5">
            <text:p>HD360/134</text:p>
          </table:table-cell>
          <table:table-cell office:value-type="string" table:style-name="ce5">
            <text:p>HD360x134</text:p>
          </table:table-cell>
          <table:table-cell office:value-type="string" office:string-value="hd360/134" table:formula="of:=LOWER([.H134])" table:style-name="ce5">
            <text:p>hd360/134</text:p>
          </table:table-cell>
          <table:table-cell office:value-type="string" office:string-value="hd360x134" table:formula="of:=LOWER([.I134])" table:style-name="ce5">
            <text:p>hd360x134</text:p>
          </table:table-cell>
          <table:table-cell table:number-columns-repeated="3" table:style-name="ce5"/>
          <table:table-cell office:value-type="string" office:string-value="synonyms&quot;:[&quot;HD360/134&quot;,&quot;HD360x134&quot;,&quot;hd360/134&quot;,&quot;hd360x134&quot;]}]}," table:formula="of:= &quot;synonyms&quot;&amp;&quot;&quot;&quot;&quot;&amp;&quot;:[&quot;&amp;&quot;&quot;&quot;&quot;&amp;[.H134]&amp;&quot;&quot;&quot;&quot;&amp;&quot;,&quot;&amp;&quot;&quot;&quot;&quot;&amp;[.I134]&amp;&quot;&quot;&quot;&quot;&amp;&quot;,&quot;&amp;&quot;&quot;&quot;&quot;&amp;[.J134]&amp;&quot;&quot;&quot;&quot;&amp;&quot;,&quot;&amp;&quot;&quot;&quot;&quot;&amp;[.K134]&amp;&quot;&quot;&quot;&quot;&amp;&quot;]}]},&quot;" table:style-name="ce10">
            <text:p>synonyms":["HD360/134","HD360x134","hd360/134","hd360x134"]}]},</text:p>
          </table:table-cell>
          <table:table-cell office:value-type="string" office:string-value="{&quot;HD360/134&quot;: [{&quot;shape_coords&quot;:[356,369,11,2,18,15],&quot;shape_name&quot;:&quot;I-shape parallel flange&quot;,&quot;synonyms&quot;:[&quot;HD360/134&quot;,&quot;HD360x134&quot;,&quot;hd360/134&quot;,&quot;hd360x134&quot;]}]}," table:formula="of:=&quot;{&quot; &amp; &quot;&quot;&quot;&quot;&amp;[.A134]&amp;&quot;&quot;&quot;&quot;&amp;&quot;: [{&quot;&quot;&quot; &amp;&quot;shape_coords&quot;&amp;&quot;&quot;&quot;&quot; &amp; &quot;:&quot; &amp; &quot;[&quot; &amp; [.B134] &amp; &quot;,&quot; &amp;[.C134] &amp; &quot;,&quot; &amp;[.D134]&amp; &quot;,&quot; &amp;[.E134]&amp; &quot;,&quot; &amp;[.F134] &amp; &quot;],&quot; &amp; &quot;&quot;&quot;&quot; &amp;&quot;shape_name&quot;&amp;&quot;&quot;&quot;&quot; &amp; &quot;:&quot; &amp; &quot;&quot;&quot;&quot; &amp;[.G134] &amp; &quot;&quot;&quot;&quot; &amp; &quot;,&quot; &amp; &quot;&quot;&quot;&quot;&amp;[.O134]" table:style-name="ce5">
            <text:p>{"HD360/134": [{"shape_coords":[356,369,11,2,18,15],"shape_name":"I-shape parallel flange","synonyms":["HD360/134","HD360x134","hd360/134","hd360x134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60/147</text:p>
          </table:table-cell>
          <table:table-cell office:value-type="float" office:value="360" table:style-name="ce8">
            <text:p>360</text:p>
          </table:table-cell>
          <table:table-cell office:value-type="float" office:value="370" table:style-name="ce8">
            <text:p>370</text:p>
          </table:table-cell>
          <table:table-cell office:value-type="float" office:value="12.3" table:style-name="ce8">
            <text:p>12,3</text:p>
          </table:table-cell>
          <table:table-cell office:value-type="float" office:value="19.8" table:style-name="ce8">
            <text:p>19,8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60/147" table:formula="of:=[.A135]" table:style-name="ce5">
            <text:p>HD360/147</text:p>
          </table:table-cell>
          <table:table-cell office:value-type="string" table:style-name="ce5">
            <text:p>HD360x147</text:p>
          </table:table-cell>
          <table:table-cell office:value-type="string" office:string-value="hd360/147" table:formula="of:=LOWER([.H135])" table:style-name="ce5">
            <text:p>hd360/147</text:p>
          </table:table-cell>
          <table:table-cell office:value-type="string" office:string-value="hd360x147" table:formula="of:=LOWER([.I135])" table:style-name="ce5">
            <text:p>hd360x147</text:p>
          </table:table-cell>
          <table:table-cell table:number-columns-repeated="3" table:style-name="ce5"/>
          <table:table-cell office:value-type="string" office:string-value="synonyms&quot;:[&quot;HD360/147&quot;,&quot;HD360x147&quot;,&quot;hd360/147&quot;,&quot;hd360x147&quot;]}]}," table:formula="of:= &quot;synonyms&quot;&amp;&quot;&quot;&quot;&quot;&amp;&quot;:[&quot;&amp;&quot;&quot;&quot;&quot;&amp;[.H135]&amp;&quot;&quot;&quot;&quot;&amp;&quot;,&quot;&amp;&quot;&quot;&quot;&quot;&amp;[.I135]&amp;&quot;&quot;&quot;&quot;&amp;&quot;,&quot;&amp;&quot;&quot;&quot;&quot;&amp;[.J135]&amp;&quot;&quot;&quot;&quot;&amp;&quot;,&quot;&amp;&quot;&quot;&quot;&quot;&amp;[.K135]&amp;&quot;&quot;&quot;&quot;&amp;&quot;]}]},&quot;" table:style-name="ce10">
            <text:p>synonyms":["HD360/147","HD360x147","hd360/147","hd360x147"]}]},</text:p>
          </table:table-cell>
          <table:table-cell office:value-type="string" office:string-value="{&quot;HD360/147&quot;: [{&quot;shape_coords&quot;:[360,370,12,3,19,8,15],&quot;shape_name&quot;:&quot;I-shape parallel flange&quot;,&quot;synonyms&quot;:[&quot;HD360/147&quot;,&quot;HD360x147&quot;,&quot;hd360/147&quot;,&quot;hd360x147&quot;]}]}," table:formula="of:=&quot;{&quot; &amp; &quot;&quot;&quot;&quot;&amp;[.A135]&amp;&quot;&quot;&quot;&quot;&amp;&quot;: [{&quot;&quot;&quot; &amp;&quot;shape_coords&quot;&amp;&quot;&quot;&quot;&quot; &amp; &quot;:&quot; &amp; &quot;[&quot; &amp; [.B135] &amp; &quot;,&quot; &amp;[.C135] &amp; &quot;,&quot; &amp;[.D135]&amp; &quot;,&quot; &amp;[.E135]&amp; &quot;,&quot; &amp;[.F135] &amp; &quot;],&quot; &amp; &quot;&quot;&quot;&quot; &amp;&quot;shape_name&quot;&amp;&quot;&quot;&quot;&quot; &amp; &quot;:&quot; &amp; &quot;&quot;&quot;&quot; &amp;[.G135] &amp; &quot;&quot;&quot;&quot; &amp; &quot;,&quot; &amp; &quot;&quot;&quot;&quot;&amp;[.O135]" table:style-name="ce5">
            <text:p>{"HD360/147": [{"shape_coords":[360,370,12,3,19,8,15],"shape_name":"I-shape parallel flange","synonyms":["HD360/147","HD360x147","hd360/147","hd360x147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60/162</text:p>
          </table:table-cell>
          <table:table-cell office:value-type="float" office:value="364" table:style-name="ce8">
            <text:p>364</text:p>
          </table:table-cell>
          <table:table-cell office:value-type="float" office:value="371" table:style-name="ce8">
            <text:p>371</text:p>
          </table:table-cell>
          <table:table-cell office:value-type="float" office:value="13.3" table:style-name="ce8">
            <text:p>13,3</text:p>
          </table:table-cell>
          <table:table-cell office:value-type="float" office:value="21.8" table:style-name="ce8">
            <text:p>21,8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60/162" table:formula="of:=[.A136]" table:style-name="ce5">
            <text:p>HD360/162</text:p>
          </table:table-cell>
          <table:table-cell office:value-type="string" table:style-name="ce5">
            <text:p>HD360x162</text:p>
          </table:table-cell>
          <table:table-cell office:value-type="string" office:string-value="hd360/162" table:formula="of:=LOWER([.H136])" table:style-name="ce5">
            <text:p>hd360/162</text:p>
          </table:table-cell>
          <table:table-cell office:value-type="string" office:string-value="hd360x162" table:formula="of:=LOWER([.I136])" table:style-name="ce5">
            <text:p>hd360x162</text:p>
          </table:table-cell>
          <table:table-cell table:number-columns-repeated="3" table:style-name="ce5"/>
          <table:table-cell office:value-type="string" office:string-value="synonyms&quot;:[&quot;HD360/162&quot;,&quot;HD360x162&quot;,&quot;hd360/162&quot;,&quot;hd360x162&quot;]}]}," table:formula="of:= &quot;synonyms&quot;&amp;&quot;&quot;&quot;&quot;&amp;&quot;:[&quot;&amp;&quot;&quot;&quot;&quot;&amp;[.H136]&amp;&quot;&quot;&quot;&quot;&amp;&quot;,&quot;&amp;&quot;&quot;&quot;&quot;&amp;[.I136]&amp;&quot;&quot;&quot;&quot;&amp;&quot;,&quot;&amp;&quot;&quot;&quot;&quot;&amp;[.J136]&amp;&quot;&quot;&quot;&quot;&amp;&quot;,&quot;&amp;&quot;&quot;&quot;&quot;&amp;[.K136]&amp;&quot;&quot;&quot;&quot;&amp;&quot;]}]},&quot;" table:style-name="ce10">
            <text:p>synonyms":["HD360/162","HD360x162","hd360/162","hd360x162"]}]},</text:p>
          </table:table-cell>
          <table:table-cell office:value-type="string" office:string-value="{&quot;HD360/162&quot;: [{&quot;shape_coords&quot;:[364,371,13,3,21,8,15],&quot;shape_name&quot;:&quot;I-shape parallel flange&quot;,&quot;synonyms&quot;:[&quot;HD360/162&quot;,&quot;HD360x162&quot;,&quot;hd360/162&quot;,&quot;hd360x162&quot;]}]}," table:formula="of:=&quot;{&quot; &amp; &quot;&quot;&quot;&quot;&amp;[.A136]&amp;&quot;&quot;&quot;&quot;&amp;&quot;: [{&quot;&quot;&quot; &amp;&quot;shape_coords&quot;&amp;&quot;&quot;&quot;&quot; &amp; &quot;:&quot; &amp; &quot;[&quot; &amp; [.B136] &amp; &quot;,&quot; &amp;[.C136] &amp; &quot;,&quot; &amp;[.D136]&amp; &quot;,&quot; &amp;[.E136]&amp; &quot;,&quot; &amp;[.F136] &amp; &quot;],&quot; &amp; &quot;&quot;&quot;&quot; &amp;&quot;shape_name&quot;&amp;&quot;&quot;&quot;&quot; &amp; &quot;:&quot; &amp; &quot;&quot;&quot;&quot; &amp;[.G136] &amp; &quot;&quot;&quot;&quot; &amp; &quot;,&quot; &amp; &quot;&quot;&quot;&quot;&amp;[.O136]" table:style-name="ce5">
            <text:p>{"HD360/162": [{"shape_coords":[364,371,13,3,21,8,15],"shape_name":"I-shape parallel flange","synonyms":["HD360/162","HD360x162","hd360/162","hd360x162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60/179</text:p>
          </table:table-cell>
          <table:table-cell office:value-type="float" office:value="368" table:style-name="ce8">
            <text:p>368</text:p>
          </table:table-cell>
          <table:table-cell office:value-type="float" office:value="373" table:style-name="ce8">
            <text:p>373</text:p>
          </table:table-cell>
          <table:table-cell office:value-type="float" office:value="15" table:style-name="ce8">
            <text:p>15</text:p>
          </table:table-cell>
          <table:table-cell office:value-type="float" office:value="23.9" table:style-name="ce8">
            <text:p>23,9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60/179" table:formula="of:=[.A137]" table:style-name="ce5">
            <text:p>HD360/179</text:p>
          </table:table-cell>
          <table:table-cell office:value-type="string" table:style-name="ce5">
            <text:p>HD360x179</text:p>
          </table:table-cell>
          <table:table-cell office:value-type="string" office:string-value="hd360/179" table:formula="of:=LOWER([.H137])" table:style-name="ce5">
            <text:p>hd360/179</text:p>
          </table:table-cell>
          <table:table-cell office:value-type="string" office:string-value="hd360x179" table:formula="of:=LOWER([.I137])" table:style-name="ce5">
            <text:p>hd360x179</text:p>
          </table:table-cell>
          <table:table-cell table:number-columns-repeated="3" table:style-name="ce5"/>
          <table:table-cell office:value-type="string" office:string-value="synonyms&quot;:[&quot;HD360/179&quot;,&quot;HD360x179&quot;,&quot;hd360/179&quot;,&quot;hd360x179&quot;]}]}," table:formula="of:= &quot;synonyms&quot;&amp;&quot;&quot;&quot;&quot;&amp;&quot;:[&quot;&amp;&quot;&quot;&quot;&quot;&amp;[.H137]&amp;&quot;&quot;&quot;&quot;&amp;&quot;,&quot;&amp;&quot;&quot;&quot;&quot;&amp;[.I137]&amp;&quot;&quot;&quot;&quot;&amp;&quot;,&quot;&amp;&quot;&quot;&quot;&quot;&amp;[.J137]&amp;&quot;&quot;&quot;&quot;&amp;&quot;,&quot;&amp;&quot;&quot;&quot;&quot;&amp;[.K137]&amp;&quot;&quot;&quot;&quot;&amp;&quot;]}]},&quot;" table:style-name="ce10">
            <text:p>synonyms":["HD360/179","HD360x179","hd360/179","hd360x179"]}]},</text:p>
          </table:table-cell>
          <table:table-cell office:value-type="string" office:string-value="{&quot;HD360/179&quot;: [{&quot;shape_coords&quot;:[368,373,15,23,9,15],&quot;shape_name&quot;:&quot;I-shape parallel flange&quot;,&quot;synonyms&quot;:[&quot;HD360/179&quot;,&quot;HD360x179&quot;,&quot;hd360/179&quot;,&quot;hd360x179&quot;]}]}," table:formula="of:=&quot;{&quot; &amp; &quot;&quot;&quot;&quot;&amp;[.A137]&amp;&quot;&quot;&quot;&quot;&amp;&quot;: [{&quot;&quot;&quot; &amp;&quot;shape_coords&quot;&amp;&quot;&quot;&quot;&quot; &amp; &quot;:&quot; &amp; &quot;[&quot; &amp; [.B137] &amp; &quot;,&quot; &amp;[.C137] &amp; &quot;,&quot; &amp;[.D137]&amp; &quot;,&quot; &amp;[.E137]&amp; &quot;,&quot; &amp;[.F137] &amp; &quot;],&quot; &amp; &quot;&quot;&quot;&quot; &amp;&quot;shape_name&quot;&amp;&quot;&quot;&quot;&quot; &amp; &quot;:&quot; &amp; &quot;&quot;&quot;&quot; &amp;[.G137] &amp; &quot;&quot;&quot;&quot; &amp; &quot;,&quot; &amp; &quot;&quot;&quot;&quot;&amp;[.O137]" table:style-name="ce5">
            <text:p>{"HD360/179": [{"shape_coords":[368,373,15,23,9,15],"shape_name":"I-shape parallel flange","synonyms":["HD360/179","HD360x179","hd360/179","hd360x179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360/196</text:p>
          </table:table-cell>
          <table:table-cell office:value-type="float" office:value="372" table:style-name="ce8">
            <text:p>372</text:p>
          </table:table-cell>
          <table:table-cell office:value-type="float" office:value="374" table:style-name="ce8">
            <text:p>374</text:p>
          </table:table-cell>
          <table:table-cell office:value-type="float" office:value="16.399999999999999" table:style-name="ce8">
            <text:p>16,4</text:p>
          </table:table-cell>
          <table:table-cell office:value-type="float" office:value="26.2" table:style-name="ce8">
            <text:p>26,2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360/196" table:formula="of:=[.A138]" table:style-name="ce5">
            <text:p>HD360/196</text:p>
          </table:table-cell>
          <table:table-cell office:value-type="string" table:style-name="ce5">
            <text:p>HD360x196</text:p>
          </table:table-cell>
          <table:table-cell office:value-type="string" office:string-value="hd360/196" table:formula="of:=LOWER([.H138])" table:style-name="ce5">
            <text:p>hd360/196</text:p>
          </table:table-cell>
          <table:table-cell office:value-type="string" office:string-value="hd360x196" table:formula="of:=LOWER([.I138])" table:style-name="ce5">
            <text:p>hd360x196</text:p>
          </table:table-cell>
          <table:table-cell table:number-columns-repeated="3" table:style-name="ce5"/>
          <table:table-cell office:value-type="string" office:string-value="synonyms&quot;:[&quot;HD360/196&quot;,&quot;HD360x196&quot;,&quot;hd360/196&quot;,&quot;hd360x196&quot;]}]}," table:formula="of:= &quot;synonyms&quot;&amp;&quot;&quot;&quot;&quot;&amp;&quot;:[&quot;&amp;&quot;&quot;&quot;&quot;&amp;[.H138]&amp;&quot;&quot;&quot;&quot;&amp;&quot;,&quot;&amp;&quot;&quot;&quot;&quot;&amp;[.I138]&amp;&quot;&quot;&quot;&quot;&amp;&quot;,&quot;&amp;&quot;&quot;&quot;&quot;&amp;[.J138]&amp;&quot;&quot;&quot;&quot;&amp;&quot;,&quot;&amp;&quot;&quot;&quot;&quot;&amp;[.K138]&amp;&quot;&quot;&quot;&quot;&amp;&quot;]}]},&quot;" table:style-name="ce10">
            <text:p>synonyms":["HD360/196","HD360x196","hd360/196","hd360x196"]}]},</text:p>
          </table:table-cell>
          <table:table-cell office:value-type="string" office:string-value="{&quot;HD360/196&quot;: [{&quot;shape_coords&quot;:[372,374,16,4,26,2,15],&quot;shape_name&quot;:&quot;I-shape parallel flange&quot;,&quot;synonyms&quot;:[&quot;HD360/196&quot;,&quot;HD360x196&quot;,&quot;hd360/196&quot;,&quot;hd360x196&quot;]}]}," table:formula="of:=&quot;{&quot; &amp; &quot;&quot;&quot;&quot;&amp;[.A138]&amp;&quot;&quot;&quot;&quot;&amp;&quot;: [{&quot;&quot;&quot; &amp;&quot;shape_coords&quot;&amp;&quot;&quot;&quot;&quot; &amp; &quot;:&quot; &amp; &quot;[&quot; &amp; [.B138] &amp; &quot;,&quot; &amp;[.C138] &amp; &quot;,&quot; &amp;[.D138]&amp; &quot;,&quot; &amp;[.E138]&amp; &quot;,&quot; &amp;[.F138] &amp; &quot;],&quot; &amp; &quot;&quot;&quot;&quot; &amp;&quot;shape_name&quot;&amp;&quot;&quot;&quot;&quot; &amp; &quot;:&quot; &amp; &quot;&quot;&quot;&quot; &amp;[.G138] &amp; &quot;&quot;&quot;&quot; &amp; &quot;,&quot; &amp; &quot;&quot;&quot;&quot;&amp;[.O138]" table:style-name="ce5">
            <text:p>{"HD360/196": [{"shape_coords":[372,374,16,4,26,2,15],"shape_name":"I-shape parallel flange","synonyms":["HD360/196","HD360x196","hd360/196","hd360x196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187</text:p>
          </table:table-cell>
          <table:table-cell office:value-type="float" office:value="368" table:style-name="ce8">
            <text:p>368</text:p>
          </table:table-cell>
          <table:table-cell office:value-type="float" office:value="391" table:style-name="ce8">
            <text:p>391</text:p>
          </table:table-cell>
          <table:table-cell office:value-type="float" office:value="15" table:style-name="ce8">
            <text:p>15</text:p>
          </table:table-cell>
          <table:table-cell office:value-type="float" office:value="24" table:style-name="ce8">
            <text:p>24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187" table:formula="of:=[.A139]" table:style-name="ce5">
            <text:p>HD400/187</text:p>
          </table:table-cell>
          <table:table-cell office:value-type="string" table:style-name="ce5">
            <text:p>HD400x187</text:p>
          </table:table-cell>
          <table:table-cell office:value-type="string" office:string-value="hd400/187" table:formula="of:=LOWER([.H139])" table:style-name="ce5">
            <text:p>hd400/187</text:p>
          </table:table-cell>
          <table:table-cell office:value-type="string" office:string-value="hd400x187" table:formula="of:=LOWER([.I139])" table:style-name="ce5">
            <text:p>hd400x187</text:p>
          </table:table-cell>
          <table:table-cell table:number-columns-repeated="3" table:style-name="ce5"/>
          <table:table-cell office:value-type="string" office:string-value="synonyms&quot;:[&quot;HD400/187&quot;,&quot;HD400x187&quot;,&quot;hd400/187&quot;,&quot;hd400x187&quot;]}]}," table:formula="of:= &quot;synonyms&quot;&amp;&quot;&quot;&quot;&quot;&amp;&quot;:[&quot;&amp;&quot;&quot;&quot;&quot;&amp;[.H139]&amp;&quot;&quot;&quot;&quot;&amp;&quot;,&quot;&amp;&quot;&quot;&quot;&quot;&amp;[.I139]&amp;&quot;&quot;&quot;&quot;&amp;&quot;,&quot;&amp;&quot;&quot;&quot;&quot;&amp;[.J139]&amp;&quot;&quot;&quot;&quot;&amp;&quot;,&quot;&amp;&quot;&quot;&quot;&quot;&amp;[.K139]&amp;&quot;&quot;&quot;&quot;&amp;&quot;]}]},&quot;" table:style-name="ce10">
            <text:p>synonyms":["HD400/187","HD400x187","hd400/187","hd400x187"]}]},</text:p>
          </table:table-cell>
          <table:table-cell office:value-type="string" office:string-value="{&quot;HD400/187&quot;: [{&quot;shape_coords&quot;:[368,391,15,24,15],&quot;shape_name&quot;:&quot;I-shape parallel flange&quot;,&quot;synonyms&quot;:[&quot;HD400/187&quot;,&quot;HD400x187&quot;,&quot;hd400/187&quot;,&quot;hd400x187&quot;]}]}," table:formula="of:=&quot;{&quot; &amp; &quot;&quot;&quot;&quot;&amp;[.A139]&amp;&quot;&quot;&quot;&quot;&amp;&quot;: [{&quot;&quot;&quot; &amp;&quot;shape_coords&quot;&amp;&quot;&quot;&quot;&quot; &amp; &quot;:&quot; &amp; &quot;[&quot; &amp; [.B139] &amp; &quot;,&quot; &amp;[.C139] &amp; &quot;,&quot; &amp;[.D139]&amp; &quot;,&quot; &amp;[.E139]&amp; &quot;,&quot; &amp;[.F139] &amp; &quot;],&quot; &amp; &quot;&quot;&quot;&quot; &amp;&quot;shape_name&quot;&amp;&quot;&quot;&quot;&quot; &amp; &quot;:&quot; &amp; &quot;&quot;&quot;&quot; &amp;[.G139] &amp; &quot;&quot;&quot;&quot; &amp; &quot;,&quot; &amp; &quot;&quot;&quot;&quot;&amp;[.O139]" table:style-name="ce5">
            <text:p>{"HD400/187": [{"shape_coords":[368,391,15,24,15],"shape_name":"I-shape parallel flange","synonyms":["HD400/187","HD400x187","hd400/187","hd400x187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216</text:p>
          </table:table-cell>
          <table:table-cell office:value-type="float" office:value="375" table:style-name="ce8">
            <text:p>375</text:p>
          </table:table-cell>
          <table:table-cell office:value-type="float" office:value="394" table:style-name="ce8">
            <text:p>394</text:p>
          </table:table-cell>
          <table:table-cell office:value-type="float" office:value="17.3" table:style-name="ce8">
            <text:p>17,3</text:p>
          </table:table-cell>
          <table:table-cell office:value-type="float" office:value="27.7" table:style-name="ce8">
            <text:p>27,7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216" table:formula="of:=[.A140]" table:style-name="ce5">
            <text:p>HD400/216</text:p>
          </table:table-cell>
          <table:table-cell office:value-type="string" table:style-name="ce5">
            <text:p>HD400x216</text:p>
          </table:table-cell>
          <table:table-cell office:value-type="string" office:string-value="hd400/216" table:formula="of:=LOWER([.H140])" table:style-name="ce5">
            <text:p>hd400/216</text:p>
          </table:table-cell>
          <table:table-cell office:value-type="string" office:string-value="hd400x216" table:formula="of:=LOWER([.I140])" table:style-name="ce5">
            <text:p>hd400x216</text:p>
          </table:table-cell>
          <table:table-cell table:number-columns-repeated="3" table:style-name="ce5"/>
          <table:table-cell office:value-type="string" office:string-value="synonyms&quot;:[&quot;HD400/216&quot;,&quot;HD400x216&quot;,&quot;hd400/216&quot;,&quot;hd400x216&quot;]}]}," table:formula="of:= &quot;synonyms&quot;&amp;&quot;&quot;&quot;&quot;&amp;&quot;:[&quot;&amp;&quot;&quot;&quot;&quot;&amp;[.H140]&amp;&quot;&quot;&quot;&quot;&amp;&quot;,&quot;&amp;&quot;&quot;&quot;&quot;&amp;[.I140]&amp;&quot;&quot;&quot;&quot;&amp;&quot;,&quot;&amp;&quot;&quot;&quot;&quot;&amp;[.J140]&amp;&quot;&quot;&quot;&quot;&amp;&quot;,&quot;&amp;&quot;&quot;&quot;&quot;&amp;[.K140]&amp;&quot;&quot;&quot;&quot;&amp;&quot;]}]},&quot;" table:style-name="ce10">
            <text:p>synonyms":["HD400/216","HD400x216","hd400/216","hd400x216"]}]},</text:p>
          </table:table-cell>
          <table:table-cell office:value-type="string" office:string-value="{&quot;HD400/216&quot;: [{&quot;shape_coords&quot;:[375,394,17,3,27,7,15],&quot;shape_name&quot;:&quot;I-shape parallel flange&quot;,&quot;synonyms&quot;:[&quot;HD400/216&quot;,&quot;HD400x216&quot;,&quot;hd400/216&quot;,&quot;hd400x216&quot;]}]}," table:formula="of:=&quot;{&quot; &amp; &quot;&quot;&quot;&quot;&amp;[.A140]&amp;&quot;&quot;&quot;&quot;&amp;&quot;: [{&quot;&quot;&quot; &amp;&quot;shape_coords&quot;&amp;&quot;&quot;&quot;&quot; &amp; &quot;:&quot; &amp; &quot;[&quot; &amp; [.B140] &amp; &quot;,&quot; &amp;[.C140] &amp; &quot;,&quot; &amp;[.D140]&amp; &quot;,&quot; &amp;[.E140]&amp; &quot;,&quot; &amp;[.F140] &amp; &quot;],&quot; &amp; &quot;&quot;&quot;&quot; &amp;&quot;shape_name&quot;&amp;&quot;&quot;&quot;&quot; &amp; &quot;:&quot; &amp; &quot;&quot;&quot;&quot; &amp;[.G140] &amp; &quot;&quot;&quot;&quot; &amp; &quot;,&quot; &amp; &quot;&quot;&quot;&quot;&amp;[.O140]" table:style-name="ce5">
            <text:p>{"HD400/216": [{"shape_coords":[375,394,17,3,27,7,15],"shape_name":"I-shape parallel flange","synonyms":["HD400/216","HD400x216","hd400/216","hd400x216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237</text:p>
          </table:table-cell>
          <table:table-cell office:value-type="float" office:value="380" table:style-name="ce8">
            <text:p>380</text:p>
          </table:table-cell>
          <table:table-cell office:value-type="float" office:value="395" table:style-name="ce8">
            <text:p>395</text:p>
          </table:table-cell>
          <table:table-cell office:value-type="float" office:value="18.899999999999999" table:style-name="ce8">
            <text:p>18,9</text:p>
          </table:table-cell>
          <table:table-cell office:value-type="float" office:value="30.2" table:style-name="ce8">
            <text:p>30,2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237" table:formula="of:=[.A141]" table:style-name="ce5">
            <text:p>HD400/237</text:p>
          </table:table-cell>
          <table:table-cell office:value-type="string" table:style-name="ce5">
            <text:p>HD400x237</text:p>
          </table:table-cell>
          <table:table-cell office:value-type="string" office:string-value="hd400/237" table:formula="of:=LOWER([.H141])" table:style-name="ce5">
            <text:p>hd400/237</text:p>
          </table:table-cell>
          <table:table-cell office:value-type="string" office:string-value="hd400x237" table:formula="of:=LOWER([.I141])" table:style-name="ce5">
            <text:p>hd400x237</text:p>
          </table:table-cell>
          <table:table-cell table:number-columns-repeated="3" table:style-name="ce5"/>
          <table:table-cell office:value-type="string" office:string-value="synonyms&quot;:[&quot;HD400/237&quot;,&quot;HD400x237&quot;,&quot;hd400/237&quot;,&quot;hd400x237&quot;]}]}," table:formula="of:= &quot;synonyms&quot;&amp;&quot;&quot;&quot;&quot;&amp;&quot;:[&quot;&amp;&quot;&quot;&quot;&quot;&amp;[.H141]&amp;&quot;&quot;&quot;&quot;&amp;&quot;,&quot;&amp;&quot;&quot;&quot;&quot;&amp;[.I141]&amp;&quot;&quot;&quot;&quot;&amp;&quot;,&quot;&amp;&quot;&quot;&quot;&quot;&amp;[.J141]&amp;&quot;&quot;&quot;&quot;&amp;&quot;,&quot;&amp;&quot;&quot;&quot;&quot;&amp;[.K141]&amp;&quot;&quot;&quot;&quot;&amp;&quot;]}]},&quot;" table:style-name="ce10">
            <text:p>synonyms":["HD400/237","HD400x237","hd400/237","hd400x237"]}]},</text:p>
          </table:table-cell>
          <table:table-cell office:value-type="string" office:string-value="{&quot;HD400/237&quot;: [{&quot;shape_coords&quot;:[380,395,18,9,30,2,15],&quot;shape_name&quot;:&quot;I-shape parallel flange&quot;,&quot;synonyms&quot;:[&quot;HD400/237&quot;,&quot;HD400x237&quot;,&quot;hd400/237&quot;,&quot;hd400x237&quot;]}]}," table:formula="of:=&quot;{&quot; &amp; &quot;&quot;&quot;&quot;&amp;[.A141]&amp;&quot;&quot;&quot;&quot;&amp;&quot;: [{&quot;&quot;&quot; &amp;&quot;shape_coords&quot;&amp;&quot;&quot;&quot;&quot; &amp; &quot;:&quot; &amp; &quot;[&quot; &amp; [.B141] &amp; &quot;,&quot; &amp;[.C141] &amp; &quot;,&quot; &amp;[.D141]&amp; &quot;,&quot; &amp;[.E141]&amp; &quot;,&quot; &amp;[.F141] &amp; &quot;],&quot; &amp; &quot;&quot;&quot;&quot; &amp;&quot;shape_name&quot;&amp;&quot;&quot;&quot;&quot; &amp; &quot;:&quot; &amp; &quot;&quot;&quot;&quot; &amp;[.G141] &amp; &quot;&quot;&quot;&quot; &amp; &quot;,&quot; &amp; &quot;&quot;&quot;&quot;&amp;[.O141]" table:style-name="ce5">
            <text:p>{"HD400/237": [{"shape_coords":[380,395,18,9,30,2,15],"shape_name":"I-shape parallel flange","synonyms":["HD400/237","HD400x237","hd400/237","hd400x237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262</text:p>
          </table:table-cell>
          <table:table-cell office:value-type="float" office:value="387" table:style-name="ce8">
            <text:p>387</text:p>
          </table:table-cell>
          <table:table-cell office:value-type="float" office:value="398" table:style-name="ce8">
            <text:p>398</text:p>
          </table:table-cell>
          <table:table-cell office:value-type="float" office:value="21.1" table:style-name="ce8">
            <text:p>21,1</text:p>
          </table:table-cell>
          <table:table-cell office:value-type="float" office:value="33.299999999999997" table:style-name="ce8">
            <text:p>33,3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262" table:formula="of:=[.A142]" table:style-name="ce5">
            <text:p>HD400/262</text:p>
          </table:table-cell>
          <table:table-cell office:value-type="string" table:style-name="ce5">
            <text:p>HD400x262</text:p>
          </table:table-cell>
          <table:table-cell office:value-type="string" office:string-value="hd400/262" table:formula="of:=LOWER([.H142])" table:style-name="ce5">
            <text:p>hd400/262</text:p>
          </table:table-cell>
          <table:table-cell office:value-type="string" office:string-value="hd400x262" table:formula="of:=LOWER([.I142])" table:style-name="ce5">
            <text:p>hd400x262</text:p>
          </table:table-cell>
          <table:table-cell table:number-columns-repeated="3" table:style-name="ce5"/>
          <table:table-cell office:value-type="string" office:string-value="synonyms&quot;:[&quot;HD400/262&quot;,&quot;HD400x262&quot;,&quot;hd400/262&quot;,&quot;hd400x262&quot;]}]}," table:formula="of:= &quot;synonyms&quot;&amp;&quot;&quot;&quot;&quot;&amp;&quot;:[&quot;&amp;&quot;&quot;&quot;&quot;&amp;[.H142]&amp;&quot;&quot;&quot;&quot;&amp;&quot;,&quot;&amp;&quot;&quot;&quot;&quot;&amp;[.I142]&amp;&quot;&quot;&quot;&quot;&amp;&quot;,&quot;&amp;&quot;&quot;&quot;&quot;&amp;[.J142]&amp;&quot;&quot;&quot;&quot;&amp;&quot;,&quot;&amp;&quot;&quot;&quot;&quot;&amp;[.K142]&amp;&quot;&quot;&quot;&quot;&amp;&quot;]}]},&quot;" table:style-name="ce10">
            <text:p>synonyms":["HD400/262","HD400x262","hd400/262","hd400x262"]}]},</text:p>
          </table:table-cell>
          <table:table-cell office:value-type="string" office:string-value="{&quot;HD400/262&quot;: [{&quot;shape_coords&quot;:[387,398,21,1,33,3,15],&quot;shape_name&quot;:&quot;I-shape parallel flange&quot;,&quot;synonyms&quot;:[&quot;HD400/262&quot;,&quot;HD400x262&quot;,&quot;hd400/262&quot;,&quot;hd400x262&quot;]}]}," table:formula="of:=&quot;{&quot; &amp; &quot;&quot;&quot;&quot;&amp;[.A142]&amp;&quot;&quot;&quot;&quot;&amp;&quot;: [{&quot;&quot;&quot; &amp;&quot;shape_coords&quot;&amp;&quot;&quot;&quot;&quot; &amp; &quot;:&quot; &amp; &quot;[&quot; &amp; [.B142] &amp; &quot;,&quot; &amp;[.C142] &amp; &quot;,&quot; &amp;[.D142]&amp; &quot;,&quot; &amp;[.E142]&amp; &quot;,&quot; &amp;[.F142] &amp; &quot;],&quot; &amp; &quot;&quot;&quot;&quot; &amp;&quot;shape_name&quot;&amp;&quot;&quot;&quot;&quot; &amp; &quot;:&quot; &amp; &quot;&quot;&quot;&quot; &amp;[.G142] &amp; &quot;&quot;&quot;&quot; &amp; &quot;,&quot; &amp; &quot;&quot;&quot;&quot;&amp;[.O142]" table:style-name="ce5">
            <text:p>{"HD400/262": [{"shape_coords":[387,398,21,1,33,3,15],"shape_name":"I-shape parallel flange","synonyms":["HD400/262","HD400x262","hd400/262","hd400x262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287</text:p>
          </table:table-cell>
          <table:table-cell office:value-type="float" office:value="393" table:style-name="ce8">
            <text:p>393</text:p>
          </table:table-cell>
          <table:table-cell office:value-type="float" office:value="399" table:style-name="ce8">
            <text:p>399</text:p>
          </table:table-cell>
          <table:table-cell office:value-type="float" office:value="22.6" table:style-name="ce8">
            <text:p>22,6</text:p>
          </table:table-cell>
          <table:table-cell office:value-type="float" office:value="36.6" table:style-name="ce8">
            <text:p>36,6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287" table:formula="of:=[.A143]" table:style-name="ce5">
            <text:p>HD400/287</text:p>
          </table:table-cell>
          <table:table-cell office:value-type="string" table:style-name="ce5">
            <text:p>HD400x287</text:p>
          </table:table-cell>
          <table:table-cell office:value-type="string" office:string-value="hd400/287" table:formula="of:=LOWER([.H143])" table:style-name="ce5">
            <text:p>hd400/287</text:p>
          </table:table-cell>
          <table:table-cell office:value-type="string" office:string-value="hd400x287" table:formula="of:=LOWER([.I143])" table:style-name="ce5">
            <text:p>hd400x287</text:p>
          </table:table-cell>
          <table:table-cell table:number-columns-repeated="3" table:style-name="ce5"/>
          <table:table-cell office:value-type="string" office:string-value="synonyms&quot;:[&quot;HD400/287&quot;,&quot;HD400x287&quot;,&quot;hd400/287&quot;,&quot;hd400x287&quot;]}]}," table:formula="of:= &quot;synonyms&quot;&amp;&quot;&quot;&quot;&quot;&amp;&quot;:[&quot;&amp;&quot;&quot;&quot;&quot;&amp;[.H143]&amp;&quot;&quot;&quot;&quot;&amp;&quot;,&quot;&amp;&quot;&quot;&quot;&quot;&amp;[.I143]&amp;&quot;&quot;&quot;&quot;&amp;&quot;,&quot;&amp;&quot;&quot;&quot;&quot;&amp;[.J143]&amp;&quot;&quot;&quot;&quot;&amp;&quot;,&quot;&amp;&quot;&quot;&quot;&quot;&amp;[.K143]&amp;&quot;&quot;&quot;&quot;&amp;&quot;]}]},&quot;" table:style-name="ce10">
            <text:p>synonyms":["HD400/287","HD400x287","hd400/287","hd400x287"]}]},</text:p>
          </table:table-cell>
          <table:table-cell office:value-type="string" office:string-value="{&quot;HD400/287&quot;: [{&quot;shape_coords&quot;:[393,399,22,6,36,6,15],&quot;shape_name&quot;:&quot;I-shape parallel flange&quot;,&quot;synonyms&quot;:[&quot;HD400/287&quot;,&quot;HD400x287&quot;,&quot;hd400/287&quot;,&quot;hd400x287&quot;]}]}," table:formula="of:=&quot;{&quot; &amp; &quot;&quot;&quot;&quot;&amp;[.A143]&amp;&quot;&quot;&quot;&quot;&amp;&quot;: [{&quot;&quot;&quot; &amp;&quot;shape_coords&quot;&amp;&quot;&quot;&quot;&quot; &amp; &quot;:&quot; &amp; &quot;[&quot; &amp; [.B143] &amp; &quot;,&quot; &amp;[.C143] &amp; &quot;,&quot; &amp;[.D143]&amp; &quot;,&quot; &amp;[.E143]&amp; &quot;,&quot; &amp;[.F143] &amp; &quot;],&quot; &amp; &quot;&quot;&quot;&quot; &amp;&quot;shape_name&quot;&amp;&quot;&quot;&quot;&quot; &amp; &quot;:&quot; &amp; &quot;&quot;&quot;&quot; &amp;[.G143] &amp; &quot;&quot;&quot;&quot; &amp; &quot;,&quot; &amp; &quot;&quot;&quot;&quot;&amp;[.O143]" table:style-name="ce5">
            <text:p>{"HD400/287": [{"shape_coords":[393,399,22,6,36,6,15],"shape_name":"I-shape parallel flange","synonyms":["HD400/287","HD400x287","hd400/287","hd400x287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314</text:p>
          </table:table-cell>
          <table:table-cell office:value-type="float" office:value="399" table:style-name="ce8">
            <text:p>399</text:p>
          </table:table-cell>
          <table:table-cell office:value-type="float" office:value="401" table:style-name="ce8">
            <text:p>401</text:p>
          </table:table-cell>
          <table:table-cell office:value-type="float" office:value="24.9" table:style-name="ce8">
            <text:p>24,9</text:p>
          </table:table-cell>
          <table:table-cell office:value-type="float" office:value="39.6" table:style-name="ce8">
            <text:p>39,6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314" table:formula="of:=[.A144]" table:style-name="ce5">
            <text:p>HD400/314</text:p>
          </table:table-cell>
          <table:table-cell office:value-type="string" table:style-name="ce5">
            <text:p>HD400x314</text:p>
          </table:table-cell>
          <table:table-cell office:value-type="string" office:string-value="hd400/314" table:formula="of:=LOWER([.H144])" table:style-name="ce5">
            <text:p>hd400/314</text:p>
          </table:table-cell>
          <table:table-cell office:value-type="string" office:string-value="hd400x314" table:formula="of:=LOWER([.I144])" table:style-name="ce5">
            <text:p>hd400x314</text:p>
          </table:table-cell>
          <table:table-cell table:number-columns-repeated="3" table:style-name="ce5"/>
          <table:table-cell office:value-type="string" office:string-value="synonyms&quot;:[&quot;HD400/314&quot;,&quot;HD400x314&quot;,&quot;hd400/314&quot;,&quot;hd400x314&quot;]}]}," table:formula="of:= &quot;synonyms&quot;&amp;&quot;&quot;&quot;&quot;&amp;&quot;:[&quot;&amp;&quot;&quot;&quot;&quot;&amp;[.H144]&amp;&quot;&quot;&quot;&quot;&amp;&quot;,&quot;&amp;&quot;&quot;&quot;&quot;&amp;[.I144]&amp;&quot;&quot;&quot;&quot;&amp;&quot;,&quot;&amp;&quot;&quot;&quot;&quot;&amp;[.J144]&amp;&quot;&quot;&quot;&quot;&amp;&quot;,&quot;&amp;&quot;&quot;&quot;&quot;&amp;[.K144]&amp;&quot;&quot;&quot;&quot;&amp;&quot;]}]},&quot;" table:style-name="ce10">
            <text:p>synonyms":["HD400/314","HD400x314","hd400/314","hd400x314"]}]},</text:p>
          </table:table-cell>
          <table:table-cell office:value-type="string" office:string-value="{&quot;HD400/314&quot;: [{&quot;shape_coords&quot;:[399,401,24,9,39,6,15],&quot;shape_name&quot;:&quot;I-shape parallel flange&quot;,&quot;synonyms&quot;:[&quot;HD400/314&quot;,&quot;HD400x314&quot;,&quot;hd400/314&quot;,&quot;hd400x314&quot;]}]}," table:formula="of:=&quot;{&quot; &amp; &quot;&quot;&quot;&quot;&amp;[.A144]&amp;&quot;&quot;&quot;&quot;&amp;&quot;: [{&quot;&quot;&quot; &amp;&quot;shape_coords&quot;&amp;&quot;&quot;&quot;&quot; &amp; &quot;:&quot; &amp; &quot;[&quot; &amp; [.B144] &amp; &quot;,&quot; &amp;[.C144] &amp; &quot;,&quot; &amp;[.D144]&amp; &quot;,&quot; &amp;[.E144]&amp; &quot;,&quot; &amp;[.F144] &amp; &quot;],&quot; &amp; &quot;&quot;&quot;&quot; &amp;&quot;shape_name&quot;&amp;&quot;&quot;&quot;&quot; &amp; &quot;:&quot; &amp; &quot;&quot;&quot;&quot; &amp;[.G144] &amp; &quot;&quot;&quot;&quot; &amp; &quot;,&quot; &amp; &quot;&quot;&quot;&quot;&amp;[.O144]" table:style-name="ce5">
            <text:p>{"HD400/314": [{"shape_coords":[399,401,24,9,39,6,15],"shape_name":"I-shape parallel flange","synonyms":["HD400/314","HD400x314","hd400/314","hd400x314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347</text:p>
          </table:table-cell>
          <table:table-cell office:value-type="float" office:value="407" table:style-name="ce8">
            <text:p>407</text:p>
          </table:table-cell>
          <table:table-cell office:value-type="float" office:value="404" table:style-name="ce8">
            <text:p>404</text:p>
          </table:table-cell>
          <table:table-cell office:value-type="float" office:value="27.2" table:style-name="ce8">
            <text:p>27,2</text:p>
          </table:table-cell>
          <table:table-cell office:value-type="float" office:value="43.7" table:style-name="ce8">
            <text:p>43,7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347" table:formula="of:=[.A145]" table:style-name="ce5">
            <text:p>HD400/347</text:p>
          </table:table-cell>
          <table:table-cell office:value-type="string" table:style-name="ce5">
            <text:p>HD400x347</text:p>
          </table:table-cell>
          <table:table-cell office:value-type="string" office:string-value="hd400/347" table:formula="of:=LOWER([.H145])" table:style-name="ce5">
            <text:p>hd400/347</text:p>
          </table:table-cell>
          <table:table-cell office:value-type="string" office:string-value="hd400x347" table:formula="of:=LOWER([.I145])" table:style-name="ce5">
            <text:p>hd400x347</text:p>
          </table:table-cell>
          <table:table-cell table:number-columns-repeated="3" table:style-name="ce5"/>
          <table:table-cell office:value-type="string" office:string-value="synonyms&quot;:[&quot;HD400/347&quot;,&quot;HD400x347&quot;,&quot;hd400/347&quot;,&quot;hd400x347&quot;]}]}," table:formula="of:= &quot;synonyms&quot;&amp;&quot;&quot;&quot;&quot;&amp;&quot;:[&quot;&amp;&quot;&quot;&quot;&quot;&amp;[.H145]&amp;&quot;&quot;&quot;&quot;&amp;&quot;,&quot;&amp;&quot;&quot;&quot;&quot;&amp;[.I145]&amp;&quot;&quot;&quot;&quot;&amp;&quot;,&quot;&amp;&quot;&quot;&quot;&quot;&amp;[.J145]&amp;&quot;&quot;&quot;&quot;&amp;&quot;,&quot;&amp;&quot;&quot;&quot;&quot;&amp;[.K145]&amp;&quot;&quot;&quot;&quot;&amp;&quot;]}]},&quot;" table:style-name="ce10">
            <text:p>synonyms":["HD400/347","HD400x347","hd400/347","hd400x347"]}]},</text:p>
          </table:table-cell>
          <table:table-cell office:value-type="string" office:string-value="{&quot;HD400/347&quot;: [{&quot;shape_coords&quot;:[407,404,27,2,43,7,15],&quot;shape_name&quot;:&quot;I-shape parallel flange&quot;,&quot;synonyms&quot;:[&quot;HD400/347&quot;,&quot;HD400x347&quot;,&quot;hd400/347&quot;,&quot;hd400x347&quot;]}]}," table:formula="of:=&quot;{&quot; &amp; &quot;&quot;&quot;&quot;&amp;[.A145]&amp;&quot;&quot;&quot;&quot;&amp;&quot;: [{&quot;&quot;&quot; &amp;&quot;shape_coords&quot;&amp;&quot;&quot;&quot;&quot; &amp; &quot;:&quot; &amp; &quot;[&quot; &amp; [.B145] &amp; &quot;,&quot; &amp;[.C145] &amp; &quot;,&quot; &amp;[.D145]&amp; &quot;,&quot; &amp;[.E145]&amp; &quot;,&quot; &amp;[.F145] &amp; &quot;],&quot; &amp; &quot;&quot;&quot;&quot; &amp;&quot;shape_name&quot;&amp;&quot;&quot;&quot;&quot; &amp; &quot;:&quot; &amp; &quot;&quot;&quot;&quot; &amp;[.G145] &amp; &quot;&quot;&quot;&quot; &amp; &quot;,&quot; &amp; &quot;&quot;&quot;&quot;&amp;[.O145]" table:style-name="ce5">
            <text:p>{"HD400/347": [{"shape_coords":[407,404,27,2,43,7,15],"shape_name":"I-shape parallel flange","synonyms":["HD400/347","HD400x347","hd400/347","hd400x347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382</text:p>
          </table:table-cell>
          <table:table-cell office:value-type="float" office:value="416" table:style-name="ce8">
            <text:p>416</text:p>
          </table:table-cell>
          <table:table-cell office:value-type="float" office:value="406" table:style-name="ce8">
            <text:p>406</text:p>
          </table:table-cell>
          <table:table-cell office:value-type="float" office:value="29.8" table:style-name="ce8">
            <text:p>29,8</text:p>
          </table:table-cell>
          <table:table-cell office:value-type="float" office:value="48" table:style-name="ce8">
            <text:p>48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382" table:formula="of:=[.A146]" table:style-name="ce5">
            <text:p>HD400/382</text:p>
          </table:table-cell>
          <table:table-cell office:value-type="string" table:style-name="ce5">
            <text:p>HD400x382</text:p>
          </table:table-cell>
          <table:table-cell office:value-type="string" office:string-value="hd400/382" table:formula="of:=LOWER([.H146])" table:style-name="ce5">
            <text:p>hd400/382</text:p>
          </table:table-cell>
          <table:table-cell office:value-type="string" office:string-value="hd400x382" table:formula="of:=LOWER([.I146])" table:style-name="ce5">
            <text:p>hd400x382</text:p>
          </table:table-cell>
          <table:table-cell table:number-columns-repeated="3" table:style-name="ce5"/>
          <table:table-cell office:value-type="string" office:string-value="synonyms&quot;:[&quot;HD400/382&quot;,&quot;HD400x382&quot;,&quot;hd400/382&quot;,&quot;hd400x382&quot;]}]}," table:formula="of:= &quot;synonyms&quot;&amp;&quot;&quot;&quot;&quot;&amp;&quot;:[&quot;&amp;&quot;&quot;&quot;&quot;&amp;[.H146]&amp;&quot;&quot;&quot;&quot;&amp;&quot;,&quot;&amp;&quot;&quot;&quot;&quot;&amp;[.I146]&amp;&quot;&quot;&quot;&quot;&amp;&quot;,&quot;&amp;&quot;&quot;&quot;&quot;&amp;[.J146]&amp;&quot;&quot;&quot;&quot;&amp;&quot;,&quot;&amp;&quot;&quot;&quot;&quot;&amp;[.K146]&amp;&quot;&quot;&quot;&quot;&amp;&quot;]}]},&quot;" table:style-name="ce10">
            <text:p>synonyms":["HD400/382","HD400x382","hd400/382","hd400x382"]}]},</text:p>
          </table:table-cell>
          <table:table-cell office:value-type="string" office:string-value="{&quot;HD400/382&quot;: [{&quot;shape_coords&quot;:[416,406,29,8,48,15],&quot;shape_name&quot;:&quot;I-shape parallel flange&quot;,&quot;synonyms&quot;:[&quot;HD400/382&quot;,&quot;HD400x382&quot;,&quot;hd400/382&quot;,&quot;hd400x382&quot;]}]}," table:formula="of:=&quot;{&quot; &amp; &quot;&quot;&quot;&quot;&amp;[.A146]&amp;&quot;&quot;&quot;&quot;&amp;&quot;: [{&quot;&quot;&quot; &amp;&quot;shape_coords&quot;&amp;&quot;&quot;&quot;&quot; &amp; &quot;:&quot; &amp; &quot;[&quot; &amp; [.B146] &amp; &quot;,&quot; &amp;[.C146] &amp; &quot;,&quot; &amp;[.D146]&amp; &quot;,&quot; &amp;[.E146]&amp; &quot;,&quot; &amp;[.F146] &amp; &quot;],&quot; &amp; &quot;&quot;&quot;&quot; &amp;&quot;shape_name&quot;&amp;&quot;&quot;&quot;&quot; &amp; &quot;:&quot; &amp; &quot;&quot;&quot;&quot; &amp;[.G146] &amp; &quot;&quot;&quot;&quot; &amp; &quot;,&quot; &amp; &quot;&quot;&quot;&quot;&amp;[.O146]" table:style-name="ce5">
            <text:p>{"HD400/382": [{"shape_coords":[416,406,29,8,48,15],"shape_name":"I-shape parallel flange","synonyms":["HD400/382","HD400x382","hd400/382","hd400x382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421</text:p>
          </table:table-cell>
          <table:table-cell office:value-type="float" office:value="425" table:style-name="ce8">
            <text:p>425</text:p>
          </table:table-cell>
          <table:table-cell office:value-type="float" office:value="409" table:style-name="ce8">
            <text:p>409</text:p>
          </table:table-cell>
          <table:table-cell office:value-type="float" office:value="32.799999999999997" table:style-name="ce8">
            <text:p>32,8</text:p>
          </table:table-cell>
          <table:table-cell office:value-type="float" office:value="52.6" table:style-name="ce8">
            <text:p>52,6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421" table:formula="of:=[.A147]" table:style-name="ce5">
            <text:p>HD400/421</text:p>
          </table:table-cell>
          <table:table-cell office:value-type="string" table:style-name="ce5">
            <text:p>HD400x421</text:p>
          </table:table-cell>
          <table:table-cell office:value-type="string" office:string-value="hd400/421" table:formula="of:=LOWER([.H147])" table:style-name="ce5">
            <text:p>hd400/421</text:p>
          </table:table-cell>
          <table:table-cell office:value-type="string" office:string-value="hd400x421" table:formula="of:=LOWER([.I147])" table:style-name="ce5">
            <text:p>hd400x421</text:p>
          </table:table-cell>
          <table:table-cell table:number-columns-repeated="3" table:style-name="ce5"/>
          <table:table-cell office:value-type="string" office:string-value="synonyms&quot;:[&quot;HD400/421&quot;,&quot;HD400x421&quot;,&quot;hd400/421&quot;,&quot;hd400x421&quot;]}]}," table:formula="of:= &quot;synonyms&quot;&amp;&quot;&quot;&quot;&quot;&amp;&quot;:[&quot;&amp;&quot;&quot;&quot;&quot;&amp;[.H147]&amp;&quot;&quot;&quot;&quot;&amp;&quot;,&quot;&amp;&quot;&quot;&quot;&quot;&amp;[.I147]&amp;&quot;&quot;&quot;&quot;&amp;&quot;,&quot;&amp;&quot;&quot;&quot;&quot;&amp;[.J147]&amp;&quot;&quot;&quot;&quot;&amp;&quot;,&quot;&amp;&quot;&quot;&quot;&quot;&amp;[.K147]&amp;&quot;&quot;&quot;&quot;&amp;&quot;]}]},&quot;" table:style-name="ce10">
            <text:p>synonyms":["HD400/421","HD400x421","hd400/421","hd400x421"]}]},</text:p>
          </table:table-cell>
          <table:table-cell office:value-type="string" office:string-value="{&quot;HD400/421&quot;: [{&quot;shape_coords&quot;:[425,409,32,8,52,6,15],&quot;shape_name&quot;:&quot;I-shape parallel flange&quot;,&quot;synonyms&quot;:[&quot;HD400/421&quot;,&quot;HD400x421&quot;,&quot;hd400/421&quot;,&quot;hd400x421&quot;]}]}," table:formula="of:=&quot;{&quot; &amp; &quot;&quot;&quot;&quot;&amp;[.A147]&amp;&quot;&quot;&quot;&quot;&amp;&quot;: [{&quot;&quot;&quot; &amp;&quot;shape_coords&quot;&amp;&quot;&quot;&quot;&quot; &amp; &quot;:&quot; &amp; &quot;[&quot; &amp; [.B147] &amp; &quot;,&quot; &amp;[.C147] &amp; &quot;,&quot; &amp;[.D147]&amp; &quot;,&quot; &amp;[.E147]&amp; &quot;,&quot; &amp;[.F147] &amp; &quot;],&quot; &amp; &quot;&quot;&quot;&quot; &amp;&quot;shape_name&quot;&amp;&quot;&quot;&quot;&quot; &amp; &quot;:&quot; &amp; &quot;&quot;&quot;&quot; &amp;[.G147] &amp; &quot;&quot;&quot;&quot; &amp; &quot;,&quot; &amp; &quot;&quot;&quot;&quot;&amp;[.O147]" table:style-name="ce5">
            <text:p>{"HD400/421": [{"shape_coords":[425,409,32,8,52,6,15],"shape_name":"I-shape parallel flange","synonyms":["HD400/421","HD400x421","hd400/421","hd400x421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463</text:p>
          </table:table-cell>
          <table:table-cell office:value-type="float" office:value="435" table:style-name="ce8">
            <text:p>435</text:p>
          </table:table-cell>
          <table:table-cell office:value-type="float" office:value="412" table:style-name="ce8">
            <text:p>412</text:p>
          </table:table-cell>
          <table:table-cell office:value-type="float" office:value="35.799999999999997" table:style-name="ce8">
            <text:p>35,8</text:p>
          </table:table-cell>
          <table:table-cell office:value-type="float" office:value="57.4" table:style-name="ce8">
            <text:p>57,4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463" table:formula="of:=[.A148]" table:style-name="ce5">
            <text:p>HD400/463</text:p>
          </table:table-cell>
          <table:table-cell office:value-type="string" table:style-name="ce5">
            <text:p>HD400x463</text:p>
          </table:table-cell>
          <table:table-cell office:value-type="string" office:string-value="hd400/463" table:formula="of:=LOWER([.H148])" table:style-name="ce5">
            <text:p>hd400/463</text:p>
          </table:table-cell>
          <table:table-cell office:value-type="string" office:string-value="hd400x463" table:formula="of:=LOWER([.I148])" table:style-name="ce5">
            <text:p>hd400x463</text:p>
          </table:table-cell>
          <table:table-cell table:number-columns-repeated="3" table:style-name="ce5"/>
          <table:table-cell office:value-type="string" office:string-value="synonyms&quot;:[&quot;HD400/463&quot;,&quot;HD400x463&quot;,&quot;hd400/463&quot;,&quot;hd400x463&quot;]}]}," table:formula="of:= &quot;synonyms&quot;&amp;&quot;&quot;&quot;&quot;&amp;&quot;:[&quot;&amp;&quot;&quot;&quot;&quot;&amp;[.H148]&amp;&quot;&quot;&quot;&quot;&amp;&quot;,&quot;&amp;&quot;&quot;&quot;&quot;&amp;[.I148]&amp;&quot;&quot;&quot;&quot;&amp;&quot;,&quot;&amp;&quot;&quot;&quot;&quot;&amp;[.J148]&amp;&quot;&quot;&quot;&quot;&amp;&quot;,&quot;&amp;&quot;&quot;&quot;&quot;&amp;[.K148]&amp;&quot;&quot;&quot;&quot;&amp;&quot;]}]},&quot;" table:style-name="ce10">
            <text:p>synonyms":["HD400/463","HD400x463","hd400/463","hd400x463"]}]},</text:p>
          </table:table-cell>
          <table:table-cell office:value-type="string" office:string-value="{&quot;HD400/463&quot;: [{&quot;shape_coords&quot;:[435,412,35,8,57,4,15],&quot;shape_name&quot;:&quot;I-shape parallel flange&quot;,&quot;synonyms&quot;:[&quot;HD400/463&quot;,&quot;HD400x463&quot;,&quot;hd400/463&quot;,&quot;hd400x463&quot;]}]}," table:formula="of:=&quot;{&quot; &amp; &quot;&quot;&quot;&quot;&amp;[.A148]&amp;&quot;&quot;&quot;&quot;&amp;&quot;: [{&quot;&quot;&quot; &amp;&quot;shape_coords&quot;&amp;&quot;&quot;&quot;&quot; &amp; &quot;:&quot; &amp; &quot;[&quot; &amp; [.B148] &amp; &quot;,&quot; &amp;[.C148] &amp; &quot;,&quot; &amp;[.D148]&amp; &quot;,&quot; &amp;[.E148]&amp; &quot;,&quot; &amp;[.F148] &amp; &quot;],&quot; &amp; &quot;&quot;&quot;&quot; &amp;&quot;shape_name&quot;&amp;&quot;&quot;&quot;&quot; &amp; &quot;:&quot; &amp; &quot;&quot;&quot;&quot; &amp;[.G148] &amp; &quot;&quot;&quot;&quot; &amp; &quot;,&quot; &amp; &quot;&quot;&quot;&quot;&amp;[.O148]" table:style-name="ce5">
            <text:p>{"HD400/463": [{"shape_coords":[435,412,35,8,57,4,15],"shape_name":"I-shape parallel flange","synonyms":["HD400/463","HD400x463","hd400/463","hd400x463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509</text:p>
          </table:table-cell>
          <table:table-cell office:value-type="float" office:value="446" table:style-name="ce8">
            <text:p>446</text:p>
          </table:table-cell>
          <table:table-cell office:value-type="float" office:value="416" table:style-name="ce8">
            <text:p>416</text:p>
          </table:table-cell>
          <table:table-cell office:value-type="float" office:value="39.1" table:style-name="ce8">
            <text:p>39,1</text:p>
          </table:table-cell>
          <table:table-cell office:value-type="float" office:value="62.7" table:style-name="ce8">
            <text:p>62,7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509" table:formula="of:=[.A149]" table:style-name="ce5">
            <text:p>HD400/509</text:p>
          </table:table-cell>
          <table:table-cell office:value-type="string" table:style-name="ce5">
            <text:p>HD400x509</text:p>
          </table:table-cell>
          <table:table-cell office:value-type="string" office:string-value="hd400/509" table:formula="of:=LOWER([.H149])" table:style-name="ce5">
            <text:p>hd400/509</text:p>
          </table:table-cell>
          <table:table-cell office:value-type="string" office:string-value="hd400x509" table:formula="of:=LOWER([.I149])" table:style-name="ce5">
            <text:p>hd400x509</text:p>
          </table:table-cell>
          <table:table-cell table:number-columns-repeated="3" table:style-name="ce5"/>
          <table:table-cell office:value-type="string" office:string-value="synonyms&quot;:[&quot;HD400/509&quot;,&quot;HD400x509&quot;,&quot;hd400/509&quot;,&quot;hd400x509&quot;]}]}," table:formula="of:= &quot;synonyms&quot;&amp;&quot;&quot;&quot;&quot;&amp;&quot;:[&quot;&amp;&quot;&quot;&quot;&quot;&amp;[.H149]&amp;&quot;&quot;&quot;&quot;&amp;&quot;,&quot;&amp;&quot;&quot;&quot;&quot;&amp;[.I149]&amp;&quot;&quot;&quot;&quot;&amp;&quot;,&quot;&amp;&quot;&quot;&quot;&quot;&amp;[.J149]&amp;&quot;&quot;&quot;&quot;&amp;&quot;,&quot;&amp;&quot;&quot;&quot;&quot;&amp;[.K149]&amp;&quot;&quot;&quot;&quot;&amp;&quot;]}]},&quot;" table:style-name="ce10">
            <text:p>synonyms":["HD400/509","HD400x509","hd400/509","hd400x509"]}]},</text:p>
          </table:table-cell>
          <table:table-cell office:value-type="string" office:string-value="{&quot;HD400/509&quot;: [{&quot;shape_coords&quot;:[446,416,39,1,62,7,15],&quot;shape_name&quot;:&quot;I-shape parallel flange&quot;,&quot;synonyms&quot;:[&quot;HD400/509&quot;,&quot;HD400x509&quot;,&quot;hd400/509&quot;,&quot;hd400x509&quot;]}]}," table:formula="of:=&quot;{&quot; &amp; &quot;&quot;&quot;&quot;&amp;[.A149]&amp;&quot;&quot;&quot;&quot;&amp;&quot;: [{&quot;&quot;&quot; &amp;&quot;shape_coords&quot;&amp;&quot;&quot;&quot;&quot; &amp; &quot;:&quot; &amp; &quot;[&quot; &amp; [.B149] &amp; &quot;,&quot; &amp;[.C149] &amp; &quot;,&quot; &amp;[.D149]&amp; &quot;,&quot; &amp;[.E149]&amp; &quot;,&quot; &amp;[.F149] &amp; &quot;],&quot; &amp; &quot;&quot;&quot;&quot; &amp;&quot;shape_name&quot;&amp;&quot;&quot;&quot;&quot; &amp; &quot;:&quot; &amp; &quot;&quot;&quot;&quot; &amp;[.G149] &amp; &quot;&quot;&quot;&quot; &amp; &quot;,&quot; &amp; &quot;&quot;&quot;&quot;&amp;[.O149]" table:style-name="ce5">
            <text:p>{"HD400/509": [{"shape_coords":[446,416,39,1,62,7,15],"shape_name":"I-shape parallel flange","synonyms":["HD400/509","HD400x509","hd400/509","hd400x509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551</text:p>
          </table:table-cell>
          <table:table-cell office:value-type="float" office:value="455" table:style-name="ce8">
            <text:p>455</text:p>
          </table:table-cell>
          <table:table-cell office:value-type="float" office:value="418" table:style-name="ce8">
            <text:p>418</text:p>
          </table:table-cell>
          <table:table-cell office:value-type="string" table:style-name="ce8">
            <text:p>42.0</text:p>
          </table:table-cell>
          <table:table-cell office:value-type="float" office:value="67.599999999999994" table:style-name="ce8">
            <text:p>67,6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551" table:formula="of:=[.A150]" table:style-name="ce5">
            <text:p>HD400/551</text:p>
          </table:table-cell>
          <table:table-cell office:value-type="string" table:style-name="ce5">
            <text:p>HD400x551</text:p>
          </table:table-cell>
          <table:table-cell office:value-type="string" office:string-value="hd400/551" table:formula="of:=LOWER([.H150])" table:style-name="ce5">
            <text:p>hd400/551</text:p>
          </table:table-cell>
          <table:table-cell office:value-type="string" office:string-value="hd400x551" table:formula="of:=LOWER([.I150])" table:style-name="ce5">
            <text:p>hd400x551</text:p>
          </table:table-cell>
          <table:table-cell table:number-columns-repeated="3" table:style-name="ce5"/>
          <table:table-cell office:value-type="string" office:string-value="synonyms&quot;:[&quot;HD400/551&quot;,&quot;HD400x551&quot;,&quot;hd400/551&quot;,&quot;hd400x551&quot;]}]}," table:formula="of:= &quot;synonyms&quot;&amp;&quot;&quot;&quot;&quot;&amp;&quot;:[&quot;&amp;&quot;&quot;&quot;&quot;&amp;[.H150]&amp;&quot;&quot;&quot;&quot;&amp;&quot;,&quot;&amp;&quot;&quot;&quot;&quot;&amp;[.I150]&amp;&quot;&quot;&quot;&quot;&amp;&quot;,&quot;&amp;&quot;&quot;&quot;&quot;&amp;[.J150]&amp;&quot;&quot;&quot;&quot;&amp;&quot;,&quot;&amp;&quot;&quot;&quot;&quot;&amp;[.K150]&amp;&quot;&quot;&quot;&quot;&amp;&quot;]}]},&quot;" table:style-name="ce10">
            <text:p>synonyms":["HD400/551","HD400x551","hd400/551","hd400x551"]}]},</text:p>
          </table:table-cell>
          <table:table-cell office:value-type="string" office:string-value="{&quot;HD400/551&quot;: [{&quot;shape_coords&quot;:[455,418,42.0,67,6,15],&quot;shape_name&quot;:&quot;I-shape parallel flange&quot;,&quot;synonyms&quot;:[&quot;HD400/551&quot;,&quot;HD400x551&quot;,&quot;hd400/551&quot;,&quot;hd400x551&quot;]}]}," table:formula="of:=&quot;{&quot; &amp; &quot;&quot;&quot;&quot;&amp;[.A150]&amp;&quot;&quot;&quot;&quot;&amp;&quot;: [{&quot;&quot;&quot; &amp;&quot;shape_coords&quot;&amp;&quot;&quot;&quot;&quot; &amp; &quot;:&quot; &amp; &quot;[&quot; &amp; [.B150] &amp; &quot;,&quot; &amp;[.C150] &amp; &quot;,&quot; &amp;[.D150]&amp; &quot;,&quot; &amp;[.E150]&amp; &quot;,&quot; &amp;[.F150] &amp; &quot;],&quot; &amp; &quot;&quot;&quot;&quot; &amp;&quot;shape_name&quot;&amp;&quot;&quot;&quot;&quot; &amp; &quot;:&quot; &amp; &quot;&quot;&quot;&quot; &amp;[.G150] &amp; &quot;&quot;&quot;&quot; &amp; &quot;,&quot; &amp; &quot;&quot;&quot;&quot;&amp;[.O150]" table:style-name="ce5">
            <text:p>{"HD400/551": [{"shape_coords":[455,418,42.0,67,6,15],"shape_name":"I-shape parallel flange","synonyms":["HD400/551","HD400x551","hd400/551","hd400x551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592</text:p>
          </table:table-cell>
          <table:table-cell office:value-type="float" office:value="465" table:style-name="ce8">
            <text:p>465</text:p>
          </table:table-cell>
          <table:table-cell office:value-type="float" office:value="421" table:style-name="ce8">
            <text:p>421</text:p>
          </table:table-cell>
          <table:table-cell office:value-type="string" table:style-name="ce8">
            <text:p>45.0</text:p>
          </table:table-cell>
          <table:table-cell office:value-type="float" office:value="72.3" table:style-name="ce8">
            <text:p>72,3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592" table:formula="of:=[.A151]" table:style-name="ce5">
            <text:p>HD400/592</text:p>
          </table:table-cell>
          <table:table-cell office:value-type="string" table:style-name="ce5">
            <text:p>HD400x592</text:p>
          </table:table-cell>
          <table:table-cell office:value-type="string" office:string-value="hd400/592" table:formula="of:=LOWER([.H151])" table:style-name="ce5">
            <text:p>hd400/592</text:p>
          </table:table-cell>
          <table:table-cell office:value-type="string" office:string-value="hd400x592" table:formula="of:=LOWER([.I151])" table:style-name="ce5">
            <text:p>hd400x592</text:p>
          </table:table-cell>
          <table:table-cell table:number-columns-repeated="3" table:style-name="ce5"/>
          <table:table-cell office:value-type="string" office:string-value="synonyms&quot;:[&quot;HD400/592&quot;,&quot;HD400x592&quot;,&quot;hd400/592&quot;,&quot;hd400x592&quot;]}]}," table:formula="of:= &quot;synonyms&quot;&amp;&quot;&quot;&quot;&quot;&amp;&quot;:[&quot;&amp;&quot;&quot;&quot;&quot;&amp;[.H151]&amp;&quot;&quot;&quot;&quot;&amp;&quot;,&quot;&amp;&quot;&quot;&quot;&quot;&amp;[.I151]&amp;&quot;&quot;&quot;&quot;&amp;&quot;,&quot;&amp;&quot;&quot;&quot;&quot;&amp;[.J151]&amp;&quot;&quot;&quot;&quot;&amp;&quot;,&quot;&amp;&quot;&quot;&quot;&quot;&amp;[.K151]&amp;&quot;&quot;&quot;&quot;&amp;&quot;]}]},&quot;" table:style-name="ce10">
            <text:p>synonyms":["HD400/592","HD400x592","hd400/592","hd400x592"]}]},</text:p>
          </table:table-cell>
          <table:table-cell office:value-type="string" office:string-value="{&quot;HD400/592&quot;: [{&quot;shape_coords&quot;:[465,421,45.0,72,3,15],&quot;shape_name&quot;:&quot;I-shape parallel flange&quot;,&quot;synonyms&quot;:[&quot;HD400/592&quot;,&quot;HD400x592&quot;,&quot;hd400/592&quot;,&quot;hd400x592&quot;]}]}," table:formula="of:=&quot;{&quot; &amp; &quot;&quot;&quot;&quot;&amp;[.A151]&amp;&quot;&quot;&quot;&quot;&amp;&quot;: [{&quot;&quot;&quot; &amp;&quot;shape_coords&quot;&amp;&quot;&quot;&quot;&quot; &amp; &quot;:&quot; &amp; &quot;[&quot; &amp; [.B151] &amp; &quot;,&quot; &amp;[.C151] &amp; &quot;,&quot; &amp;[.D151]&amp; &quot;,&quot; &amp;[.E151]&amp; &quot;,&quot; &amp;[.F151] &amp; &quot;],&quot; &amp; &quot;&quot;&quot;&quot; &amp;&quot;shape_name&quot;&amp;&quot;&quot;&quot;&quot; &amp; &quot;:&quot; &amp; &quot;&quot;&quot;&quot; &amp;[.G151] &amp; &quot;&quot;&quot;&quot; &amp; &quot;,&quot; &amp; &quot;&quot;&quot;&quot;&amp;[.O151]" table:style-name="ce5">
            <text:p>{"HD400/592": [{"shape_coords":[465,421,45.0,72,3,15],"shape_name":"I-shape parallel flange","synonyms":["HD400/592","HD400x592","hd400/592","hd400x592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634</text:p>
          </table:table-cell>
          <table:table-cell office:value-type="float" office:value="474" table:style-name="ce8">
            <text:p>474</text:p>
          </table:table-cell>
          <table:table-cell office:value-type="float" office:value="424" table:style-name="ce8">
            <text:p>424</text:p>
          </table:table-cell>
          <table:table-cell office:value-type="float" office:value="47.6" table:style-name="ce8">
            <text:p>47,6</text:p>
          </table:table-cell>
          <table:table-cell office:value-type="string" table:style-name="ce8">
            <text:p>77.1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634" table:formula="of:=[.A152]" table:style-name="ce5">
            <text:p>HD400/634</text:p>
          </table:table-cell>
          <table:table-cell office:value-type="string" table:style-name="ce5">
            <text:p>HD400x634</text:p>
          </table:table-cell>
          <table:table-cell office:value-type="string" office:string-value="hd400/634" table:formula="of:=LOWER([.H152])" table:style-name="ce5">
            <text:p>hd400/634</text:p>
          </table:table-cell>
          <table:table-cell office:value-type="string" office:string-value="hd400x634" table:formula="of:=LOWER([.I152])" table:style-name="ce5">
            <text:p>hd400x634</text:p>
          </table:table-cell>
          <table:table-cell table:number-columns-repeated="3" table:style-name="ce5"/>
          <table:table-cell office:value-type="string" office:string-value="synonyms&quot;:[&quot;HD400/634&quot;,&quot;HD400x634&quot;,&quot;hd400/634&quot;,&quot;hd400x634&quot;]}]}," table:formula="of:= &quot;synonyms&quot;&amp;&quot;&quot;&quot;&quot;&amp;&quot;:[&quot;&amp;&quot;&quot;&quot;&quot;&amp;[.H152]&amp;&quot;&quot;&quot;&quot;&amp;&quot;,&quot;&amp;&quot;&quot;&quot;&quot;&amp;[.I152]&amp;&quot;&quot;&quot;&quot;&amp;&quot;,&quot;&amp;&quot;&quot;&quot;&quot;&amp;[.J152]&amp;&quot;&quot;&quot;&quot;&amp;&quot;,&quot;&amp;&quot;&quot;&quot;&quot;&amp;[.K152]&amp;&quot;&quot;&quot;&quot;&amp;&quot;]}]},&quot;" table:style-name="ce10">
            <text:p>synonyms":["HD400/634","HD400x634","hd400/634","hd400x634"]}]},</text:p>
          </table:table-cell>
          <table:table-cell office:value-type="string" office:string-value="{&quot;HD400/634&quot;: [{&quot;shape_coords&quot;:[474,424,47,6,77.1,15],&quot;shape_name&quot;:&quot;I-shape parallel flange&quot;,&quot;synonyms&quot;:[&quot;HD400/634&quot;,&quot;HD400x634&quot;,&quot;hd400/634&quot;,&quot;hd400x634&quot;]}]}," table:formula="of:=&quot;{&quot; &amp; &quot;&quot;&quot;&quot;&amp;[.A152]&amp;&quot;&quot;&quot;&quot;&amp;&quot;: [{&quot;&quot;&quot; &amp;&quot;shape_coords&quot;&amp;&quot;&quot;&quot;&quot; &amp; &quot;:&quot; &amp; &quot;[&quot; &amp; [.B152] &amp; &quot;,&quot; &amp;[.C152] &amp; &quot;,&quot; &amp;[.D152]&amp; &quot;,&quot; &amp;[.E152]&amp; &quot;,&quot; &amp;[.F152] &amp; &quot;],&quot; &amp; &quot;&quot;&quot;&quot; &amp;&quot;shape_name&quot;&amp;&quot;&quot;&quot;&quot; &amp; &quot;:&quot; &amp; &quot;&quot;&quot;&quot; &amp;[.G152] &amp; &quot;&quot;&quot;&quot; &amp; &quot;,&quot; &amp; &quot;&quot;&quot;&quot;&amp;[.O152]" table:style-name="ce5">
            <text:p>{"HD400/634": [{"shape_coords":[474,424,47,6,77.1,15],"shape_name":"I-shape parallel flange","synonyms":["HD400/634","HD400x634","hd400/634","hd400x634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677</text:p>
          </table:table-cell>
          <table:table-cell office:value-type="float" office:value="483" table:style-name="ce8">
            <text:p>483</text:p>
          </table:table-cell>
          <table:table-cell office:value-type="float" office:value="428" table:style-name="ce8">
            <text:p>428</text:p>
          </table:table-cell>
          <table:table-cell office:value-type="float" office:value="512" table:style-name="ce8">
            <text:p>512</text:p>
          </table:table-cell>
          <table:table-cell office:value-type="float" office:value="81.5" table:style-name="ce8">
            <text:p>81,5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677" table:formula="of:=[.A153]" table:style-name="ce5">
            <text:p>HD400/677</text:p>
          </table:table-cell>
          <table:table-cell office:value-type="string" table:style-name="ce5">
            <text:p>HD400x677</text:p>
          </table:table-cell>
          <table:table-cell office:value-type="string" office:string-value="hd400/677" table:formula="of:=LOWER([.H153])" table:style-name="ce5">
            <text:p>hd400/677</text:p>
          </table:table-cell>
          <table:table-cell office:value-type="string" office:string-value="hd400x677" table:formula="of:=LOWER([.I153])" table:style-name="ce5">
            <text:p>hd400x677</text:p>
          </table:table-cell>
          <table:table-cell table:number-columns-repeated="3" table:style-name="ce5"/>
          <table:table-cell office:value-type="string" office:string-value="synonyms&quot;:[&quot;HD400/677&quot;,&quot;HD400x677&quot;,&quot;hd400/677&quot;,&quot;hd400x677&quot;]}]}," table:formula="of:= &quot;synonyms&quot;&amp;&quot;&quot;&quot;&quot;&amp;&quot;:[&quot;&amp;&quot;&quot;&quot;&quot;&amp;[.H153]&amp;&quot;&quot;&quot;&quot;&amp;&quot;,&quot;&amp;&quot;&quot;&quot;&quot;&amp;[.I153]&amp;&quot;&quot;&quot;&quot;&amp;&quot;,&quot;&amp;&quot;&quot;&quot;&quot;&amp;[.J153]&amp;&quot;&quot;&quot;&quot;&amp;&quot;,&quot;&amp;&quot;&quot;&quot;&quot;&amp;[.K153]&amp;&quot;&quot;&quot;&quot;&amp;&quot;]}]},&quot;" table:style-name="ce10">
            <text:p>synonyms":["HD400/677","HD400x677","hd400/677","hd400x677"]}]},</text:p>
          </table:table-cell>
          <table:table-cell office:value-type="string" office:string-value="{&quot;HD400/677&quot;: [{&quot;shape_coords&quot;:[483,428,512,81,5,15],&quot;shape_name&quot;:&quot;I-shape parallel flange&quot;,&quot;synonyms&quot;:[&quot;HD400/677&quot;,&quot;HD400x677&quot;,&quot;hd400/677&quot;,&quot;hd400x677&quot;]}]}," table:formula="of:=&quot;{&quot; &amp; &quot;&quot;&quot;&quot;&amp;[.A153]&amp;&quot;&quot;&quot;&quot;&amp;&quot;: [{&quot;&quot;&quot; &amp;&quot;shape_coords&quot;&amp;&quot;&quot;&quot;&quot; &amp; &quot;:&quot; &amp; &quot;[&quot; &amp; [.B153] &amp; &quot;,&quot; &amp;[.C153] &amp; &quot;,&quot; &amp;[.D153]&amp; &quot;,&quot; &amp;[.E153]&amp; &quot;,&quot; &amp;[.F153] &amp; &quot;],&quot; &amp; &quot;&quot;&quot;&quot; &amp;&quot;shape_name&quot;&amp;&quot;&quot;&quot;&quot; &amp; &quot;:&quot; &amp; &quot;&quot;&quot;&quot; &amp;[.G153] &amp; &quot;&quot;&quot;&quot; &amp; &quot;,&quot; &amp; &quot;&quot;&quot;&quot;&amp;[.O153]" table:style-name="ce5">
            <text:p>{"HD400/677": [{"shape_coords":[483,428,512,81,5,15],"shape_name":"I-shape parallel flange","synonyms":["HD400/677","HD400x677","hd400/677","hd400x677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744</text:p>
          </table:table-cell>
          <table:table-cell office:value-type="float" office:value="498" table:style-name="ce8">
            <text:p>498</text:p>
          </table:table-cell>
          <table:table-cell office:value-type="float" office:value="432" table:style-name="ce8">
            <text:p>432</text:p>
          </table:table-cell>
          <table:table-cell office:value-type="float" office:value="55.6" table:style-name="ce8">
            <text:p>55,6</text:p>
          </table:table-cell>
          <table:table-cell office:value-type="string" table:style-name="ce8">
            <text:p>88.9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744" table:formula="of:=[.A154]" table:style-name="ce5">
            <text:p>HD400/744</text:p>
          </table:table-cell>
          <table:table-cell office:value-type="string" table:style-name="ce5">
            <text:p>HD400x744</text:p>
          </table:table-cell>
          <table:table-cell office:value-type="string" office:string-value="hd400/744" table:formula="of:=LOWER([.H154])" table:style-name="ce5">
            <text:p>hd400/744</text:p>
          </table:table-cell>
          <table:table-cell office:value-type="string" office:string-value="hd400x744" table:formula="of:=LOWER([.I154])" table:style-name="ce5">
            <text:p>hd400x744</text:p>
          </table:table-cell>
          <table:table-cell table:number-columns-repeated="3" table:style-name="ce5"/>
          <table:table-cell office:value-type="string" office:string-value="synonyms&quot;:[&quot;HD400/744&quot;,&quot;HD400x744&quot;,&quot;hd400/744&quot;,&quot;hd400x744&quot;]}]}," table:formula="of:= &quot;synonyms&quot;&amp;&quot;&quot;&quot;&quot;&amp;&quot;:[&quot;&amp;&quot;&quot;&quot;&quot;&amp;[.H154]&amp;&quot;&quot;&quot;&quot;&amp;&quot;,&quot;&amp;&quot;&quot;&quot;&quot;&amp;[.I154]&amp;&quot;&quot;&quot;&quot;&amp;&quot;,&quot;&amp;&quot;&quot;&quot;&quot;&amp;[.J154]&amp;&quot;&quot;&quot;&quot;&amp;&quot;,&quot;&amp;&quot;&quot;&quot;&quot;&amp;[.K154]&amp;&quot;&quot;&quot;&quot;&amp;&quot;]}]},&quot;" table:style-name="ce10">
            <text:p>synonyms":["HD400/744","HD400x744","hd400/744","hd400x744"]}]},</text:p>
          </table:table-cell>
          <table:table-cell office:value-type="string" office:string-value="{&quot;HD400/744&quot;: [{&quot;shape_coords&quot;:[498,432,55,6,88.9,15],&quot;shape_name&quot;:&quot;I-shape parallel flange&quot;,&quot;synonyms&quot;:[&quot;HD400/744&quot;,&quot;HD400x744&quot;,&quot;hd400/744&quot;,&quot;hd400x744&quot;]}]}," table:formula="of:=&quot;{&quot; &amp; &quot;&quot;&quot;&quot;&amp;[.A154]&amp;&quot;&quot;&quot;&quot;&amp;&quot;: [{&quot;&quot;&quot; &amp;&quot;shape_coords&quot;&amp;&quot;&quot;&quot;&quot; &amp; &quot;:&quot; &amp; &quot;[&quot; &amp; [.B154] &amp; &quot;,&quot; &amp;[.C154] &amp; &quot;,&quot; &amp;[.D154]&amp; &quot;,&quot; &amp;[.E154]&amp; &quot;,&quot; &amp;[.F154] &amp; &quot;],&quot; &amp; &quot;&quot;&quot;&quot; &amp;&quot;shape_name&quot;&amp;&quot;&quot;&quot;&quot; &amp; &quot;:&quot; &amp; &quot;&quot;&quot;&quot; &amp;[.G154] &amp; &quot;&quot;&quot;&quot; &amp; &quot;,&quot; &amp; &quot;&quot;&quot;&quot;&amp;[.O154]" table:style-name="ce5">
            <text:p>{"HD400/744": [{"shape_coords":[498,432,55,6,88.9,15],"shape_name":"I-shape parallel flange","synonyms":["HD400/744","HD400x744","hd400/744","hd400x744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818</text:p>
          </table:table-cell>
          <table:table-cell office:value-type="float" office:value="514" table:style-name="ce8">
            <text:p>514</text:p>
          </table:table-cell>
          <table:table-cell office:value-type="float" office:value="437" table:style-name="ce8">
            <text:p>437</text:p>
          </table:table-cell>
          <table:table-cell office:value-type="float" office:value="60.5" table:style-name="ce8">
            <text:p>60,5</text:p>
          </table:table-cell>
          <table:table-cell office:value-type="float" office:value="97" table:style-name="ce8">
            <text:p>97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818" table:formula="of:=[.A155]" table:style-name="ce5">
            <text:p>HD400/818</text:p>
          </table:table-cell>
          <table:table-cell office:value-type="string" table:style-name="ce5">
            <text:p>HD400x818</text:p>
          </table:table-cell>
          <table:table-cell office:value-type="string" office:string-value="hd400/818" table:formula="of:=LOWER([.H155])" table:style-name="ce5">
            <text:p>hd400/818</text:p>
          </table:table-cell>
          <table:table-cell office:value-type="string" office:string-value="hd400x818" table:formula="of:=LOWER([.I155])" table:style-name="ce5">
            <text:p>hd400x818</text:p>
          </table:table-cell>
          <table:table-cell table:number-columns-repeated="3" table:style-name="ce5"/>
          <table:table-cell office:value-type="string" office:string-value="synonyms&quot;:[&quot;HD400/818&quot;,&quot;HD400x818&quot;,&quot;hd400/818&quot;,&quot;hd400x818&quot;]}]}," table:formula="of:= &quot;synonyms&quot;&amp;&quot;&quot;&quot;&quot;&amp;&quot;:[&quot;&amp;&quot;&quot;&quot;&quot;&amp;[.H155]&amp;&quot;&quot;&quot;&quot;&amp;&quot;,&quot;&amp;&quot;&quot;&quot;&quot;&amp;[.I155]&amp;&quot;&quot;&quot;&quot;&amp;&quot;,&quot;&amp;&quot;&quot;&quot;&quot;&amp;[.J155]&amp;&quot;&quot;&quot;&quot;&amp;&quot;,&quot;&amp;&quot;&quot;&quot;&quot;&amp;[.K155]&amp;&quot;&quot;&quot;&quot;&amp;&quot;]}]},&quot;" table:style-name="ce10">
            <text:p>synonyms":["HD400/818","HD400x818","hd400/818","hd400x818"]}]},</text:p>
          </table:table-cell>
          <table:table-cell office:value-type="string" office:string-value="{&quot;HD400/818&quot;: [{&quot;shape_coords&quot;:[514,437,60,5,97,15],&quot;shape_name&quot;:&quot;I-shape parallel flange&quot;,&quot;synonyms&quot;:[&quot;HD400/818&quot;,&quot;HD400x818&quot;,&quot;hd400/818&quot;,&quot;hd400x818&quot;]}]}," table:formula="of:=&quot;{&quot; &amp; &quot;&quot;&quot;&quot;&amp;[.A155]&amp;&quot;&quot;&quot;&quot;&amp;&quot;: [{&quot;&quot;&quot; &amp;&quot;shape_coords&quot;&amp;&quot;&quot;&quot;&quot; &amp; &quot;:&quot; &amp; &quot;[&quot; &amp; [.B155] &amp; &quot;,&quot; &amp;[.C155] &amp; &quot;,&quot; &amp;[.D155]&amp; &quot;,&quot; &amp;[.E155]&amp; &quot;,&quot; &amp;[.F155] &amp; &quot;],&quot; &amp; &quot;&quot;&quot;&quot; &amp;&quot;shape_name&quot;&amp;&quot;&quot;&quot;&quot; &amp; &quot;:&quot; &amp; &quot;&quot;&quot;&quot; &amp;[.G155] &amp; &quot;&quot;&quot;&quot; &amp; &quot;,&quot; &amp; &quot;&quot;&quot;&quot;&amp;[.O155]" table:style-name="ce5">
            <text:p>{"HD400/818": [{"shape_coords":[514,437,60,5,97,15],"shape_name":"I-shape parallel flange","synonyms":["HD400/818","HD400x818","hd400/818","hd400x818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900</text:p>
          </table:table-cell>
          <table:table-cell office:value-type="float" office:value="531" table:style-name="ce8">
            <text:p>531</text:p>
          </table:table-cell>
          <table:table-cell office:value-type="float" office:value="442" table:style-name="ce8">
            <text:p>442</text:p>
          </table:table-cell>
          <table:table-cell office:value-type="float" office:value="65.900000000000006" table:style-name="ce8">
            <text:p>65,9</text:p>
          </table:table-cell>
          <table:table-cell office:value-type="float" office:value="106" table:style-name="ce8">
            <text:p>106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900" table:formula="of:=[.A156]" table:style-name="ce5">
            <text:p>HD400/900</text:p>
          </table:table-cell>
          <table:table-cell office:value-type="string" table:style-name="ce5">
            <text:p>HD400x900</text:p>
          </table:table-cell>
          <table:table-cell office:value-type="string" office:string-value="hd400/900" table:formula="of:=LOWER([.H156])" table:style-name="ce5">
            <text:p>hd400/900</text:p>
          </table:table-cell>
          <table:table-cell office:value-type="string" office:string-value="hd400x900" table:formula="of:=LOWER([.I156])" table:style-name="ce5">
            <text:p>hd400x900</text:p>
          </table:table-cell>
          <table:table-cell table:number-columns-repeated="3" table:style-name="ce5"/>
          <table:table-cell office:value-type="string" office:string-value="synonyms&quot;:[&quot;HD400/900&quot;,&quot;HD400x900&quot;,&quot;hd400/900&quot;,&quot;hd400x900&quot;]}]}," table:formula="of:= &quot;synonyms&quot;&amp;&quot;&quot;&quot;&quot;&amp;&quot;:[&quot;&amp;&quot;&quot;&quot;&quot;&amp;[.H156]&amp;&quot;&quot;&quot;&quot;&amp;&quot;,&quot;&amp;&quot;&quot;&quot;&quot;&amp;[.I156]&amp;&quot;&quot;&quot;&quot;&amp;&quot;,&quot;&amp;&quot;&quot;&quot;&quot;&amp;[.J156]&amp;&quot;&quot;&quot;&quot;&amp;&quot;,&quot;&amp;&quot;&quot;&quot;&quot;&amp;[.K156]&amp;&quot;&quot;&quot;&quot;&amp;&quot;]}]},&quot;" table:style-name="ce10">
            <text:p>synonyms":["HD400/900","HD400x900","hd400/900","hd400x900"]}]},</text:p>
          </table:table-cell>
          <table:table-cell office:value-type="string" office:string-value="{&quot;HD400/900&quot;: [{&quot;shape_coords&quot;:[531,442,65,9,106,15],&quot;shape_name&quot;:&quot;I-shape parallel flange&quot;,&quot;synonyms&quot;:[&quot;HD400/900&quot;,&quot;HD400x900&quot;,&quot;hd400/900&quot;,&quot;hd400x900&quot;]}]}," table:formula="of:=&quot;{&quot; &amp; &quot;&quot;&quot;&quot;&amp;[.A156]&amp;&quot;&quot;&quot;&quot;&amp;&quot;: [{&quot;&quot;&quot; &amp;&quot;shape_coords&quot;&amp;&quot;&quot;&quot;&quot; &amp; &quot;:&quot; &amp; &quot;[&quot; &amp; [.B156] &amp; &quot;,&quot; &amp;[.C156] &amp; &quot;,&quot; &amp;[.D156]&amp; &quot;,&quot; &amp;[.E156]&amp; &quot;,&quot; &amp;[.F156] &amp; &quot;],&quot; &amp; &quot;&quot;&quot;&quot; &amp;&quot;shape_name&quot;&amp;&quot;&quot;&quot;&quot; &amp; &quot;:&quot; &amp; &quot;&quot;&quot;&quot; &amp;[.G156] &amp; &quot;&quot;&quot;&quot; &amp; &quot;,&quot; &amp; &quot;&quot;&quot;&quot;&amp;[.O156]" table:style-name="ce5">
            <text:p>{"HD400/900": [{"shape_coords":[531,442,65,9,106,15],"shape_name":"I-shape parallel flange","synonyms":["HD400/900","HD400x900","hd400/900","hd400x900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990</text:p>
          </table:table-cell>
          <table:table-cell office:value-type="float" office:value="550" table:style-name="ce8">
            <text:p>550</text:p>
          </table:table-cell>
          <table:table-cell office:value-type="float" office:value="448" table:style-name="ce8">
            <text:p>448</text:p>
          </table:table-cell>
          <table:table-cell office:value-type="string" table:style-name="ce8">
            <text:p>71.9</text:p>
          </table:table-cell>
          <table:table-cell office:value-type="float" office:value="115" table:style-name="ce8">
            <text:p>115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990" table:formula="of:=[.A157]" table:style-name="ce5">
            <text:p>HD400/990</text:p>
          </table:table-cell>
          <table:table-cell office:value-type="string" table:style-name="ce5">
            <text:p>HD400x990</text:p>
          </table:table-cell>
          <table:table-cell office:value-type="string" office:string-value="hd400/990" table:formula="of:=LOWER([.H157])" table:style-name="ce5">
            <text:p>hd400/990</text:p>
          </table:table-cell>
          <table:table-cell office:value-type="string" office:string-value="hd400x990" table:formula="of:=LOWER([.I157])" table:style-name="ce5">
            <text:p>hd400x990</text:p>
          </table:table-cell>
          <table:table-cell table:number-columns-repeated="3" table:style-name="ce5"/>
          <table:table-cell office:value-type="string" office:string-value="synonyms&quot;:[&quot;HD400/990&quot;,&quot;HD400x990&quot;,&quot;hd400/990&quot;,&quot;hd400x990&quot;]}]}," table:formula="of:= &quot;synonyms&quot;&amp;&quot;&quot;&quot;&quot;&amp;&quot;:[&quot;&amp;&quot;&quot;&quot;&quot;&amp;[.H157]&amp;&quot;&quot;&quot;&quot;&amp;&quot;,&quot;&amp;&quot;&quot;&quot;&quot;&amp;[.I157]&amp;&quot;&quot;&quot;&quot;&amp;&quot;,&quot;&amp;&quot;&quot;&quot;&quot;&amp;[.J157]&amp;&quot;&quot;&quot;&quot;&amp;&quot;,&quot;&amp;&quot;&quot;&quot;&quot;&amp;[.K157]&amp;&quot;&quot;&quot;&quot;&amp;&quot;]}]},&quot;" table:style-name="ce10">
            <text:p>synonyms":["HD400/990","HD400x990","hd400/990","hd400x990"]}]},</text:p>
          </table:table-cell>
          <table:table-cell office:value-type="string" office:string-value="{&quot;HD400/990&quot;: [{&quot;shape_coords&quot;:[550,448,71.9,115,15],&quot;shape_name&quot;:&quot;I-shape parallel flange&quot;,&quot;synonyms&quot;:[&quot;HD400/990&quot;,&quot;HD400x990&quot;,&quot;hd400/990&quot;,&quot;hd400x990&quot;]}]}," table:formula="of:=&quot;{&quot; &amp; &quot;&quot;&quot;&quot;&amp;[.A157]&amp;&quot;&quot;&quot;&quot;&amp;&quot;: [{&quot;&quot;&quot; &amp;&quot;shape_coords&quot;&amp;&quot;&quot;&quot;&quot; &amp; &quot;:&quot; &amp; &quot;[&quot; &amp; [.B157] &amp; &quot;,&quot; &amp;[.C157] &amp; &quot;,&quot; &amp;[.D157]&amp; &quot;,&quot; &amp;[.E157]&amp; &quot;,&quot; &amp;[.F157] &amp; &quot;],&quot; &amp; &quot;&quot;&quot;&quot; &amp;&quot;shape_name&quot;&amp;&quot;&quot;&quot;&quot; &amp; &quot;:&quot; &amp; &quot;&quot;&quot;&quot; &amp;[.G157] &amp; &quot;&quot;&quot;&quot; &amp; &quot;,&quot; &amp; &quot;&quot;&quot;&quot;&amp;[.O157]" table:style-name="ce5">
            <text:p>{"HD400/990": [{"shape_coords":[550,448,71.9,115,15],"shape_name":"I-shape parallel flange","synonyms":["HD400/990","HD400x990","hd400/990","hd400x990"]}]},</text:p>
          </table:table-cell>
          <table:table-cell table:number-columns-repeated="16368"/>
        </table:table-row>
        <table:table-row table:style-name="ro2">
          <table:table-cell office:value-type="string" table:style-name="ce8">
            <text:p>HD400/1086</text:p>
          </table:table-cell>
          <table:table-cell office:value-type="float" office:value="569" table:style-name="ce8">
            <text:p>569</text:p>
          </table:table-cell>
          <table:table-cell office:value-type="float" office:value="454" table:style-name="ce8">
            <text:p>454</text:p>
          </table:table-cell>
          <table:table-cell office:value-type="float" office:value="78" table:style-name="ce8">
            <text:p>78</text:p>
          </table:table-cell>
          <table:table-cell office:value-type="float" office:value="125" table:style-name="ce8">
            <text:p>125</text:p>
          </table:table-cell>
          <table:table-cell office:value-type="float" office:value="15" table:style-name="ce8">
            <text:p>15</text:p>
          </table:table-cell>
          <table:table-cell office:value-type="string" table:style-name="ce5">
            <text:p>I-shape parallel flange</text:p>
          </table:table-cell>
          <table:table-cell office:value-type="string" office:string-value="HD400/1086" table:formula="of:=[.A158]" table:style-name="ce5">
            <text:p>HD400/1086</text:p>
          </table:table-cell>
          <table:table-cell office:value-type="string" table:style-name="ce5">
            <text:p>HD400x1086</text:p>
          </table:table-cell>
          <table:table-cell office:value-type="string" office:string-value="hd400/1086" table:formula="of:=LOWER([.H158])" table:style-name="ce5">
            <text:p>hd400/1086</text:p>
          </table:table-cell>
          <table:table-cell office:value-type="string" office:string-value="hd400x1086" table:formula="of:=LOWER([.I158])" table:style-name="ce5">
            <text:p>hd400x1086</text:p>
          </table:table-cell>
          <table:table-cell table:number-columns-repeated="3" table:style-name="ce5"/>
          <table:table-cell office:value-type="string" office:string-value="synonyms&quot;:[&quot;HD400/1086&quot;,&quot;HD400x1086&quot;,&quot;hd400/1086&quot;,&quot;hd400x1086&quot;]}]}," table:formula="of:= &quot;synonyms&quot;&amp;&quot;&quot;&quot;&quot;&amp;&quot;:[&quot;&amp;&quot;&quot;&quot;&quot;&amp;[.H158]&amp;&quot;&quot;&quot;&quot;&amp;&quot;,&quot;&amp;&quot;&quot;&quot;&quot;&amp;[.I158]&amp;&quot;&quot;&quot;&quot;&amp;&quot;,&quot;&amp;&quot;&quot;&quot;&quot;&amp;[.J158]&amp;&quot;&quot;&quot;&quot;&amp;&quot;,&quot;&amp;&quot;&quot;&quot;&quot;&amp;[.K158]&amp;&quot;&quot;&quot;&quot;&amp;&quot;]}]},&quot;" table:style-name="ce10">
            <text:p>synonyms":["HD400/1086","HD400x1086","hd400/1086","hd400x1086"]}]},</text:p>
          </table:table-cell>
          <table:table-cell office:value-type="string" office:string-value="{&quot;HD400/1086&quot;: [{&quot;shape_coords&quot;:[569,454,78,125,15],&quot;shape_name&quot;:&quot;I-shape parallel flange&quot;,&quot;synonyms&quot;:[&quot;HD400/1086&quot;,&quot;HD400x1086&quot;,&quot;hd400/1086&quot;,&quot;hd400x1086&quot;]}]}," table:formula="of:=&quot;{&quot; &amp; &quot;&quot;&quot;&quot;&amp;[.A158]&amp;&quot;&quot;&quot;&quot;&amp;&quot;: [{&quot;&quot;&quot; &amp;&quot;shape_coords&quot;&amp;&quot;&quot;&quot;&quot; &amp; &quot;:&quot; &amp; &quot;[&quot; &amp; [.B158] &amp; &quot;,&quot; &amp;[.C158] &amp; &quot;,&quot; &amp;[.D158]&amp; &quot;,&quot; &amp;[.E158]&amp; &quot;,&quot; &amp;[.F158] &amp; &quot;],&quot; &amp; &quot;&quot;&quot;&quot; &amp;&quot;shape_name&quot;&amp;&quot;&quot;&quot;&quot; &amp; &quot;:&quot; &amp; &quot;&quot;&quot;&quot; &amp;[.G158] &amp; &quot;&quot;&quot;&quot; &amp; &quot;,&quot; &amp; &quot;&quot;&quot;&quot;&amp;[.O158]" table:style-name="ce5">
            <text:p>{"HD400/1086": [{"shape_coords":[569,454,78,125,15],"shape_name":"I-shape parallel flange","synonyms":["HD400/1086","HD400x1086","hd400/1086","hd400x1086"]}]},</text:p>
          </table:table-cell>
          <table:table-cell table:number-columns-repeated="16368"/>
        </table:table-row>
        <table:table-row table:number-rows-repeated="1048418" table:style-name="ro2">
          <table:table-cell table:number-columns-repeated="16384"/>
        </table:table-row>
      </table:table>
      <table:table table:name="C-channel_sloped_flange" table:style-name="ta2">
        <table:table-column table:style-name="co9" table:default-cell-style-name="ce13"/>
        <table:table-column table:style-name="co10" table:number-columns-repeated="8" table:default-cell-style-name="ce13"/>
        <table:table-column table:style-name="co11" table:default-cell-style-name="ce13"/>
        <table:table-column table:style-name="co12" table:default-cell-style-name="ce13"/>
        <table:table-column table:style-name="co10" table:number-columns-repeated="3" table:default-cell-style-name="ce13"/>
        <table:table-column table:style-name="co10" table:number-columns-repeated="2" table:default-cell-style-name="ce11"/>
        <table:table-column table:style-name="co10" table:default-cell-style-name="ce13"/>
        <table:table-column table:style-name="co13" table:default-cell-style-name="ce13"/>
        <table:table-column table:style-name="co10" table:number-columns-repeated="16366" table:default-cell-style-name="ce15"/>
        <table:table-row table:style-name="ro1">
          <table:table-cell office:value-type="string" table:style-name="ce12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</text:p>
          </table:table-cell>
          <table:table-cell office:value-type="string" table:style-name="ce3">
            <text:p>tw/d</text:p>
          </table:table-cell>
          <table:table-cell office:value-type="string" table:style-name="ce3">
            <text:p>tf/r</text:p>
          </table:table-cell>
          <table:table-cell office:value-type="string" table:style-name="ce3">
            <text:p>r1</text:p>
          </table:table-cell>
          <table:table-cell office:value-type="string" table:style-name="ce3">
            <text:p>r2</text:p>
          </table:table-cell>
          <table:table-cell office:value-type="string" table:style-name="ce3">
            <text:p>tl</text:p>
          </table:table-cell>
          <table:table-cell office:value-type="string" table:style-name="ce3">
            <text:p>sa</text:p>
          </table:table-cell>
          <table:table-cell office:value-type="string" table:style-name="ce12">
            <text:p>ex</text:p>
          </table:table-cell>
          <table:table-cell office:value-type="string" table:style-name="ce3">
            <text:p>Shape</text:p>
          </table:table-cell>
          <table:table-cell office:value-type="string" table:style-name="ce3">
            <text:p>Synonyms</text:p>
          </table:table-cell>
          <table:table-cell table:style-name="ce3"/>
          <table:table-cell table:style-name="ce13"/>
          <table:table-cell table:number-columns-repeated="4" table:style-name="ce11"/>
          <table:table-cell office:value-type="string" table:style-name="ce14">
            <text:p>JSONString</text:p>
          </table:table-cell>
          <table:table-cell table:number-columns-repeated="16365" table:style-name="ce1"/>
        </table:table-row>
        <table:table-row table:style-name="ro3">
          <table:table-cell table:style-name="ce12"/>
          <table:table-cell table:number-columns-repeated="4" table:style-name="ce3"/>
          <table:table-cell office:value-type="string" table:style-name="ce3">
            <text:p>web fillet</text:p>
          </table:table-cell>
          <table:table-cell office:value-type="string" table:style-name="ce3">
            <text:p>flange fillet</text:p>
          </table:table-cell>
          <table:table-cell office:value-type="string" table:style-name="ce3">
            <text:p>flange thickness location from right</text:p>
          </table:table-cell>
          <table:table-cell office:value-type="string" table:style-name="ce3">
            <text:p>angle of sloped angle</text:p>
          </table:table-cell>
          <table:table-cell office:value-type="string" table:style-name="ce12">
            <text:p>centroid horizontal</text:p>
          </table:table-cell>
          <table:table-cell table:number-columns-repeated="3" table:style-name="ce3"/>
          <table:table-cell table:style-name="ce13"/>
          <table:table-cell table:number-columns-repeated="5" table:style-name="ce11"/>
          <table:table-cell table:number-columns-repeated="16365" table:style-name="ce1"/>
        </table:table-row>
        <table:table-row table:style-name="ro1">
          <table:table-cell table:style-name="ce13"/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Percentage]</text:p>
          </table:table-cell>
          <table:table-cell office:value-type="string" table:style-name="ce13">
            <text:p>[mm]</text:p>
          </table:table-cell>
          <table:table-cell table:number-columns-repeated="4" table:style-name="ce13"/>
          <table:table-cell table:number-columns-repeated="3" table:style-name="ce11"/>
          <table:table-cell table:style-name="ce10"/>
          <table:table-cell table:style-name="ce11"/>
          <table:table-cell table:number-columns-repeated="16365" table:style-name="ce1"/>
        </table:table-row>
        <table:table-row table:style-name="ro1">
          <table:table-cell office:value-type="string" table:style-name="ce13">
            <text:p>UNP80</text:p>
          </table:table-cell>
          <table:table-cell office:value-type="float" office:value="80" table:style-name="ce13">
            <text:p>80</text:p>
          </table:table-cell>
          <table:table-cell office:value-type="float" office:value="45" table:style-name="ce13">
            <text:p>45</text:p>
          </table:table-cell>
          <table:table-cell office:value-type="float" office:value="6" table:style-name="ce13">
            <text:p>6</text:p>
          </table:table-cell>
          <table:table-cell office:value-type="float" office:value="8" table:style-name="ce13">
            <text:p>8</text:p>
          </table:table-cell>
          <table:table-cell office:value-type="float" office:value="8" table:formula="of:=[.E4]" table:style-name="ce13">
            <text:p>8</text:p>
          </table:table-cell>
          <table:table-cell office:value-type="float" office:value="4" table:style-name="ce13">
            <text:p>4</text:p>
          </table:table-cell>
          <table:table-cell office:value-type="float" office:value="22.5" table:formula="of:=[.C4]/2" table:style-name="ce13">
            <text:p>22,5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14.5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80</text:p>
          </table:table-cell>
          <table:table-cell office:value-type="string" table:style-name="ce13">
            <text:p>UNP 80</text:p>
          </table:table-cell>
          <table:table-cell office:value-type="string" table:style-name="ce13">
            <text:p>UN80P</text:p>
          </table:table-cell>
          <table:table-cell office:value-type="string" office:string-value="unp80" table:formula="of:=LOWER([.L4])" table:style-name="ce11">
            <text:p>unp80</text:p>
          </table:table-cell>
          <table:table-cell office:value-type="string" office:string-value="unp 80" table:formula="of:=LOWER([.M4])" table:style-name="ce11">
            <text:p>unp 80</text:p>
          </table:table-cell>
          <table:table-cell office:value-type="string" office:string-value="un80p" table:formula="of:=LOWER([.N4])" table:style-name="ce11">
            <text:p>un80p</text:p>
          </table:table-cell>
          <table:table-cell office:value-type="string" office:string-value="synonyms&quot;:[&quot;UNP80&quot;,&quot;UNP 80&quot;,&quot;UN80P&quot;,&quot;unp80&quot;,&quot;unp 80&quot;,&quot;un80p&quot;]}]}," table:formula="of:= &quot;synonyms&quot;&amp;&quot;&quot;&quot;&quot;&amp;&quot;:[&quot;&amp;&quot;&quot;&quot;&quot;&amp;[.L4]&amp;&quot;&quot;&quot;&quot;&amp;&quot;,&quot;&amp;&quot;&quot;&quot;&quot;&amp;[.M4]&amp;&quot;&quot;&quot;&quot;&amp;&quot;,&quot;&amp;&quot;&quot;&quot;&quot;&amp;[.N4]&amp;&quot;&quot;&quot;&quot;&amp;&quot;,&quot;&amp;&quot;&quot;&quot;&quot;&amp;[.O4]&amp;&quot;&quot;&quot;&quot;&amp;&quot;,&quot;&amp;&quot;&quot;&quot;&quot;&amp;[.P4]&amp;&quot;&quot;&quot;&quot;&amp;&quot;,&quot;&amp;&quot;&quot;&quot;&quot;&amp;[.Q4]&amp;&quot;&quot;&quot;&quot;&amp;&quot;]}]},&quot;" table:style-name="ce10">
            <text:p>synonyms":["UNP80","UNP 80","UN80P","unp80","unp 80","un80p"]}]},</text:p>
          </table:table-cell>
          <table:table-cell office:value-type="string" office:string-value="{&quot;UNP80&quot;: [{&quot;shape_coords&quot;:[80,45,6,8,8,4,22,5,8,14.5],&quot;shape_name&quot;:&quot;C-channel sloped flange&quot;,&quot;synonyms&quot;:[&quot;UNP80&quot;,&quot;UNP 80&quot;,&quot;UN80P&quot;,&quot;unp80&quot;,&quot;unp 80&quot;,&quot;un80p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&amp; &quot;,&quot; &amp;[.G4]&amp; &quot;,&quot; &amp;[.H4]&amp; &quot;,&quot; &amp;[.I4]&amp; &quot;,&quot; &amp;[.J4] &amp; &quot;],&quot; &amp; &quot;&quot;&quot;&quot; &amp;&quot;shape_name&quot;&amp;&quot;&quot;&quot;&quot; &amp; &quot;:&quot; &amp; &quot;&quot;&quot;&quot; &amp;[.K4] &amp; &quot;&quot;&quot;&quot; &amp; &quot;,&quot; &amp; &quot;&quot;&quot;&quot;&amp;[.R4]" table:style-name="ce11">
            <text:p>{"UNP80": [{"shape_coords":[80,45,6,8,8,4,22,5,8,14.5],"shape_name":"C-channel sloped flange","synonyms":["UNP80","UNP 80","UN80P","unp80","unp 80","un80p"]}]},</text:p>
          </table:table-cell>
          <table:table-cell table:number-columns-repeated="16365" table:style-name="ce1"/>
        </table:table-row>
        <table:table-row table:style-name="ro4">
          <table:table-cell office:value-type="string" table:style-name="ce13">
            <text:p>UNP100</text:p>
          </table:table-cell>
          <table:table-cell office:value-type="float" office:value="100" table:style-name="ce13">
            <text:p>100</text:p>
          </table:table-cell>
          <table:table-cell office:value-type="float" office:value="50" table:style-name="ce13">
            <text:p>50</text:p>
          </table:table-cell>
          <table:table-cell office:value-type="float" office:value="6" table:style-name="ce13">
            <text:p>6</text:p>
          </table:table-cell>
          <table:table-cell office:value-type="float" office:value="8.5" table:style-name="ce13">
            <text:p>8,5</text:p>
          </table:table-cell>
          <table:table-cell office:value-type="float" office:value="8.5" table:style-name="ce13">
            <text:p>8,5</text:p>
          </table:table-cell>
          <table:table-cell office:value-type="float" office:value="4.5" table:style-name="ce13">
            <text:p>4,5</text:p>
          </table:table-cell>
          <table:table-cell office:value-type="float" office:value="25" table:formula="of:=[.C5]/2" table:style-name="ce13">
            <text:p>25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15.5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100</text:p>
          </table:table-cell>
          <table:table-cell office:value-type="string" table:style-name="ce13">
            <text:p>UNP 100</text:p>
          </table:table-cell>
          <table:table-cell office:value-type="string" table:style-name="ce13">
            <text:p>UN100P</text:p>
          </table:table-cell>
          <table:table-cell office:value-type="string" office:string-value="unp100" table:formula="of:=LOWER([.L5])" table:style-name="ce11">
            <text:p>unp100</text:p>
          </table:table-cell>
          <table:table-cell office:value-type="string" office:string-value="unp 100" table:formula="of:=LOWER([.M5])" table:style-name="ce11">
            <text:p>unp 100</text:p>
          </table:table-cell>
          <table:table-cell office:value-type="string" office:string-value="un100p" table:formula="of:=LOWER([.N5])" table:style-name="ce11">
            <text:p>un100p</text:p>
          </table:table-cell>
          <table:table-cell office:value-type="string" office:string-value="synonyms&quot;:[&quot;UNP100&quot;,&quot;UNP 100&quot;,&quot;UN100P&quot;,&quot;unp100&quot;,&quot;unp 100&quot;,&quot;un100p&quot;]}]}," table:formula="of:= &quot;synonyms&quot;&amp;&quot;&quot;&quot;&quot;&amp;&quot;:[&quot;&amp;&quot;&quot;&quot;&quot;&amp;[.L5]&amp;&quot;&quot;&quot;&quot;&amp;&quot;,&quot;&amp;&quot;&quot;&quot;&quot;&amp;[.M5]&amp;&quot;&quot;&quot;&quot;&amp;&quot;,&quot;&amp;&quot;&quot;&quot;&quot;&amp;[.N5]&amp;&quot;&quot;&quot;&quot;&amp;&quot;,&quot;&amp;&quot;&quot;&quot;&quot;&amp;[.O5]&amp;&quot;&quot;&quot;&quot;&amp;&quot;,&quot;&amp;&quot;&quot;&quot;&quot;&amp;[.P5]&amp;&quot;&quot;&quot;&quot;&amp;&quot;,&quot;&amp;&quot;&quot;&quot;&quot;&amp;[.Q5]&amp;&quot;&quot;&quot;&quot;&amp;&quot;]}]},&quot;" table:style-name="ce10">
            <text:p>synonyms":["UNP100","UNP 100","UN100P","unp100","unp 100","un100p"]}]},</text:p>
          </table:table-cell>
          <table:table-cell office:value-type="string" office:string-value="{&quot;UNP100&quot;: [{&quot;shape_coords&quot;:[100,50,6,8,5,8,5,4,5,25,8,15.5],&quot;shape_name&quot;:&quot;C-channel sloped flange&quot;,&quot;synonyms&quot;:[&quot;UNP100&quot;,&quot;UNP 100&quot;,&quot;UN100P&quot;,&quot;unp100&quot;,&quot;unp 100&quot;,&quot;un100p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&amp; &quot;,&quot; &amp;[.G5]&amp; &quot;,&quot; &amp;[.H5]&amp; &quot;,&quot; &amp;[.I5]&amp; &quot;,&quot; &amp;[.J5] &amp; &quot;],&quot; &amp; &quot;&quot;&quot;&quot; &amp;&quot;shape_name&quot;&amp;&quot;&quot;&quot;&quot; &amp; &quot;:&quot; &amp; &quot;&quot;&quot;&quot; &amp;[.K5] &amp; &quot;&quot;&quot;&quot; &amp; &quot;,&quot; &amp; &quot;&quot;&quot;&quot;&amp;[.R5]" table:style-name="ce11">
            <text:p>{"UNP100": [{"shape_coords":[100,50,6,8,5,8,5,4,5,25,8,15.5],"shape_name":"C-channel sloped flange","synonyms":["UNP100","UNP 100","UN100P","unp100","unp 100","un100p"]}]},</text:p>
          </table:table-cell>
          <table:table-cell table:number-columns-repeated="16365" table:style-name="ce1"/>
        </table:table-row>
        <table:table-row table:style-name="ro4">
          <table:table-cell office:value-type="string" table:style-name="ce13">
            <text:p>UNP120</text:p>
          </table:table-cell>
          <table:table-cell office:value-type="float" office:value="120" table:style-name="ce13">
            <text:p>120</text:p>
          </table:table-cell>
          <table:table-cell office:value-type="float" office:value="55" table:style-name="ce13">
            <text:p>55</text:p>
          </table:table-cell>
          <table:table-cell office:value-type="float" office:value="7" table:style-name="ce13">
            <text:p>7</text:p>
          </table:table-cell>
          <table:table-cell office:value-type="float" office:value="9" table:style-name="ce13">
            <text:p>9</text:p>
          </table:table-cell>
          <table:table-cell office:value-type="float" office:value="9" table:formula="of:=[.E6]" table:style-name="ce13">
            <text:p>9</text:p>
          </table:table-cell>
          <table:table-cell office:value-type="string" table:style-name="ce13">
            <text:p>4.5</text:p>
          </table:table-cell>
          <table:table-cell office:value-type="float" office:value="27.5" table:formula="of:=[.C6]/2" table:style-name="ce13">
            <text:p>27,5</text:p>
          </table:table-cell>
          <table:table-cell office:value-type="float" office:value="8" table:style-name="ce13">
            <text:p>8</text:p>
          </table:table-cell>
          <table:table-cell office:value-type="float" office:value="16" table:style-name="ce13">
            <text:p>16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120</text:p>
          </table:table-cell>
          <table:table-cell office:value-type="string" table:style-name="ce13">
            <text:p>UNP 120</text:p>
          </table:table-cell>
          <table:table-cell office:value-type="string" table:style-name="ce13">
            <text:p>UN120P</text:p>
          </table:table-cell>
          <table:table-cell office:value-type="string" office:string-value="unp120" table:formula="of:=LOWER([.L6])" table:style-name="ce11">
            <text:p>unp120</text:p>
          </table:table-cell>
          <table:table-cell office:value-type="string" office:string-value="unp 120" table:formula="of:=LOWER([.M6])" table:style-name="ce11">
            <text:p>unp 120</text:p>
          </table:table-cell>
          <table:table-cell office:value-type="string" office:string-value="un120p" table:formula="of:=LOWER([.N6])" table:style-name="ce11">
            <text:p>un120p</text:p>
          </table:table-cell>
          <table:table-cell office:value-type="string" office:string-value="synonyms&quot;:[&quot;UNP120&quot;,&quot;UNP 120&quot;,&quot;UN120P&quot;,&quot;unp120&quot;,&quot;unp 120&quot;,&quot;un120p&quot;]}]}," table:formula="of:= &quot;synonyms&quot;&amp;&quot;&quot;&quot;&quot;&amp;&quot;:[&quot;&amp;&quot;&quot;&quot;&quot;&amp;[.L6]&amp;&quot;&quot;&quot;&quot;&amp;&quot;,&quot;&amp;&quot;&quot;&quot;&quot;&amp;[.M6]&amp;&quot;&quot;&quot;&quot;&amp;&quot;,&quot;&amp;&quot;&quot;&quot;&quot;&amp;[.N6]&amp;&quot;&quot;&quot;&quot;&amp;&quot;,&quot;&amp;&quot;&quot;&quot;&quot;&amp;[.O6]&amp;&quot;&quot;&quot;&quot;&amp;&quot;,&quot;&amp;&quot;&quot;&quot;&quot;&amp;[.P6]&amp;&quot;&quot;&quot;&quot;&amp;&quot;,&quot;&amp;&quot;&quot;&quot;&quot;&amp;[.Q6]&amp;&quot;&quot;&quot;&quot;&amp;&quot;]}]},&quot;" table:style-name="ce10">
            <text:p>synonyms":["UNP120","UNP 120","UN120P","unp120","unp 120","un120p"]}]},</text:p>
          </table:table-cell>
          <table:table-cell office:value-type="string" office:string-value="{&quot;UNP120&quot;: [{&quot;shape_coords&quot;:[120,55,7,9,9,4.5,27,5,8,16],&quot;shape_name&quot;:&quot;C-channel sloped flange&quot;,&quot;synonyms&quot;:[&quot;UNP120&quot;,&quot;UNP 120&quot;,&quot;UN120P&quot;,&quot;unp120&quot;,&quot;unp 120&quot;,&quot;un120p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&amp; &quot;,&quot; &amp;[.G6]&amp; &quot;,&quot; &amp;[.H6]&amp; &quot;,&quot; &amp;[.I6]&amp; &quot;,&quot; &amp;[.J6] &amp; &quot;],&quot; &amp; &quot;&quot;&quot;&quot; &amp;&quot;shape_name&quot;&amp;&quot;&quot;&quot;&quot; &amp; &quot;:&quot; &amp; &quot;&quot;&quot;&quot; &amp;[.K6] &amp; &quot;&quot;&quot;&quot; &amp; &quot;,&quot; &amp; &quot;&quot;&quot;&quot;&amp;[.R6]" table:style-name="ce11">
            <text:p>{"UNP120": [{"shape_coords":[120,55,7,9,9,4.5,27,5,8,16],"shape_name":"C-channel sloped flange","synonyms":["UNP120","UNP 120","UN120P","unp120","unp 120","un120p"]}]},</text:p>
          </table:table-cell>
          <table:table-cell table:number-columns-repeated="16365" table:style-name="ce1"/>
        </table:table-row>
        <table:table-row table:style-name="ro4">
          <table:table-cell office:value-type="string" table:style-name="ce13">
            <text:p>UNP140</text:p>
          </table:table-cell>
          <table:table-cell office:value-type="float" office:value="140" table:style-name="ce13">
            <text:p>140</text:p>
          </table:table-cell>
          <table:table-cell office:value-type="float" office:value="60" table:style-name="ce13">
            <text:p>60</text:p>
          </table:table-cell>
          <table:table-cell office:value-type="float" office:value="7" table:style-name="ce13">
            <text:p>7</text:p>
          </table:table-cell>
          <table:table-cell office:value-type="float" office:value="10" table:style-name="ce13">
            <text:p>10</text:p>
          </table:table-cell>
          <table:table-cell office:value-type="float" office:value="10" table:formula="of:=[.E7]" table:style-name="ce13">
            <text:p>10</text:p>
          </table:table-cell>
          <table:table-cell office:value-type="float" office:value="5" table:style-name="ce13">
            <text:p>5</text:p>
          </table:table-cell>
          <table:table-cell office:value-type="float" office:value="30" table:formula="of:=[.C7]/2" table:style-name="ce13">
            <text:p>30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17.5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140</text:p>
          </table:table-cell>
          <table:table-cell office:value-type="string" table:style-name="ce13">
            <text:p>UNP 140</text:p>
          </table:table-cell>
          <table:table-cell office:value-type="string" table:style-name="ce13">
            <text:p>UN140P</text:p>
          </table:table-cell>
          <table:table-cell office:value-type="string" office:string-value="unp140" table:formula="of:=LOWER([.L7])" table:style-name="ce11">
            <text:p>unp140</text:p>
          </table:table-cell>
          <table:table-cell office:value-type="string" office:string-value="unp 140" table:formula="of:=LOWER([.M7])" table:style-name="ce11">
            <text:p>unp 140</text:p>
          </table:table-cell>
          <table:table-cell office:value-type="string" office:string-value="un140p" table:formula="of:=LOWER([.N7])" table:style-name="ce11">
            <text:p>un140p</text:p>
          </table:table-cell>
          <table:table-cell office:value-type="string" office:string-value="synonyms&quot;:[&quot;UNP140&quot;,&quot;UNP 140&quot;,&quot;UN140P&quot;,&quot;unp140&quot;,&quot;unp 140&quot;,&quot;un140p&quot;]}]}," table:formula="of:= &quot;synonyms&quot;&amp;&quot;&quot;&quot;&quot;&amp;&quot;:[&quot;&amp;&quot;&quot;&quot;&quot;&amp;[.L7]&amp;&quot;&quot;&quot;&quot;&amp;&quot;,&quot;&amp;&quot;&quot;&quot;&quot;&amp;[.M7]&amp;&quot;&quot;&quot;&quot;&amp;&quot;,&quot;&amp;&quot;&quot;&quot;&quot;&amp;[.N7]&amp;&quot;&quot;&quot;&quot;&amp;&quot;,&quot;&amp;&quot;&quot;&quot;&quot;&amp;[.O7]&amp;&quot;&quot;&quot;&quot;&amp;&quot;,&quot;&amp;&quot;&quot;&quot;&quot;&amp;[.P7]&amp;&quot;&quot;&quot;&quot;&amp;&quot;,&quot;&amp;&quot;&quot;&quot;&quot;&amp;[.Q7]&amp;&quot;&quot;&quot;&quot;&amp;&quot;]}]},&quot;" table:style-name="ce10">
            <text:p>synonyms":["UNP140","UNP 140","UN140P","unp140","unp 140","un140p"]}]},</text:p>
          </table:table-cell>
          <table:table-cell office:value-type="string" office:string-value="{&quot;UNP140&quot;: [{&quot;shape_coords&quot;:[140,60,7,10,10,5,30,8,17.5],&quot;shape_name&quot;:&quot;C-channel sloped flange&quot;,&quot;synonyms&quot;:[&quot;UNP140&quot;,&quot;UNP 140&quot;,&quot;UN140P&quot;,&quot;unp140&quot;,&quot;unp 140&quot;,&quot;un140p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&amp; &quot;,&quot; &amp;[.G7]&amp; &quot;,&quot; &amp;[.H7]&amp; &quot;,&quot; &amp;[.I7]&amp; &quot;,&quot; &amp;[.J7] &amp; &quot;],&quot; &amp; &quot;&quot;&quot;&quot; &amp;&quot;shape_name&quot;&amp;&quot;&quot;&quot;&quot; &amp; &quot;:&quot; &amp; &quot;&quot;&quot;&quot; &amp;[.K7] &amp; &quot;&quot;&quot;&quot; &amp; &quot;,&quot; &amp; &quot;&quot;&quot;&quot;&amp;[.R7]" table:style-name="ce11">
            <text:p>{"UNP140": [{"shape_coords":[140,60,7,10,10,5,30,8,17.5],"shape_name":"C-channel sloped flange","synonyms":["UNP140","UNP 140","UN140P","unp140","unp 140","un140p"]}]},</text:p>
          </table:table-cell>
          <table:table-cell table:number-columns-repeated="16365" table:style-name="ce1"/>
        </table:table-row>
        <table:table-row table:style-name="ro4">
          <table:table-cell office:value-type="string" table:style-name="ce13">
            <text:p>UNP160</text:p>
          </table:table-cell>
          <table:table-cell office:value-type="float" office:value="160" table:style-name="ce13">
            <text:p>160</text:p>
          </table:table-cell>
          <table:table-cell office:value-type="float" office:value="65" table:style-name="ce13">
            <text:p>65</text:p>
          </table:table-cell>
          <table:table-cell office:value-type="float" office:value="7.5" table:style-name="ce13">
            <text:p>7,5</text:p>
          </table:table-cell>
          <table:table-cell office:value-type="float" office:value="10.5" table:style-name="ce13">
            <text:p>10,5</text:p>
          </table:table-cell>
          <table:table-cell office:value-type="float" office:value="10.5" table:style-name="ce13">
            <text:p>10,5</text:p>
          </table:table-cell>
          <table:table-cell office:value-type="float" office:value="5.5" table:style-name="ce13">
            <text:p>5,5</text:p>
          </table:table-cell>
          <table:table-cell office:value-type="float" office:value="32.5" table:formula="of:=[.C8]/2" table:style-name="ce13">
            <text:p>32,5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18.4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160</text:p>
          </table:table-cell>
          <table:table-cell office:value-type="string" table:style-name="ce13">
            <text:p>UNP 160</text:p>
          </table:table-cell>
          <table:table-cell office:value-type="string" table:style-name="ce13">
            <text:p>UN160P</text:p>
          </table:table-cell>
          <table:table-cell office:value-type="string" office:string-value="unp160" table:formula="of:=LOWER([.L8])" table:style-name="ce11">
            <text:p>unp160</text:p>
          </table:table-cell>
          <table:table-cell office:value-type="string" office:string-value="unp 160" table:formula="of:=LOWER([.M8])" table:style-name="ce11">
            <text:p>unp 160</text:p>
          </table:table-cell>
          <table:table-cell office:value-type="string" office:string-value="un160p" table:formula="of:=LOWER([.N8])" table:style-name="ce11">
            <text:p>un160p</text:p>
          </table:table-cell>
          <table:table-cell office:value-type="string" office:string-value="synonyms&quot;:[&quot;UNP160&quot;,&quot;UNP 160&quot;,&quot;UN160P&quot;,&quot;unp160&quot;,&quot;unp 160&quot;,&quot;un160p&quot;]}]}," table:formula="of:= &quot;synonyms&quot;&amp;&quot;&quot;&quot;&quot;&amp;&quot;:[&quot;&amp;&quot;&quot;&quot;&quot;&amp;[.L8]&amp;&quot;&quot;&quot;&quot;&amp;&quot;,&quot;&amp;&quot;&quot;&quot;&quot;&amp;[.M8]&amp;&quot;&quot;&quot;&quot;&amp;&quot;,&quot;&amp;&quot;&quot;&quot;&quot;&amp;[.N8]&amp;&quot;&quot;&quot;&quot;&amp;&quot;,&quot;&amp;&quot;&quot;&quot;&quot;&amp;[.O8]&amp;&quot;&quot;&quot;&quot;&amp;&quot;,&quot;&amp;&quot;&quot;&quot;&quot;&amp;[.P8]&amp;&quot;&quot;&quot;&quot;&amp;&quot;,&quot;&amp;&quot;&quot;&quot;&quot;&amp;[.Q8]&amp;&quot;&quot;&quot;&quot;&amp;&quot;]}]},&quot;" table:style-name="ce10">
            <text:p>synonyms":["UNP160","UNP 160","UN160P","unp160","unp 160","un160p"]}]},</text:p>
          </table:table-cell>
          <table:table-cell office:value-type="string" office:string-value="{&quot;UNP160&quot;: [{&quot;shape_coords&quot;:[160,65,7,5,10,5,10,5,5,5,32,5,8,18.4],&quot;shape_name&quot;:&quot;C-channel sloped flange&quot;,&quot;synonyms&quot;:[&quot;UNP160&quot;,&quot;UNP 160&quot;,&quot;UN160P&quot;,&quot;unp160&quot;,&quot;unp 160&quot;,&quot;un160p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&amp; &quot;,&quot; &amp;[.G8]&amp; &quot;,&quot; &amp;[.H8]&amp; &quot;,&quot; &amp;[.I8]&amp; &quot;,&quot; &amp;[.J8] &amp; &quot;],&quot; &amp; &quot;&quot;&quot;&quot; &amp;&quot;shape_name&quot;&amp;&quot;&quot;&quot;&quot; &amp; &quot;:&quot; &amp; &quot;&quot;&quot;&quot; &amp;[.K8] &amp; &quot;&quot;&quot;&quot; &amp; &quot;,&quot; &amp; &quot;&quot;&quot;&quot;&amp;[.R8]" table:style-name="ce11">
            <text:p>{"UNP160": [{"shape_coords":[160,65,7,5,10,5,10,5,5,5,32,5,8,18.4],"shape_name":"C-channel sloped flange","synonyms":["UNP160","UNP 160","UN160P","unp160","unp 160","un160p"]}]},</text:p>
          </table:table-cell>
          <table:table-cell table:number-columns-repeated="16365" table:style-name="ce1"/>
        </table:table-row>
        <table:table-row table:style-name="ro4">
          <table:table-cell office:value-type="string" table:style-name="ce13">
            <text:p>UNP180</text:p>
          </table:table-cell>
          <table:table-cell office:value-type="float" office:value="180" table:style-name="ce13">
            <text:p>180</text:p>
          </table:table-cell>
          <table:table-cell office:value-type="float" office:value="70" table:style-name="ce13">
            <text:p>70</text:p>
          </table:table-cell>
          <table:table-cell office:value-type="float" office:value="8" table:style-name="ce13">
            <text:p>8</text:p>
          </table:table-cell>
          <table:table-cell office:value-type="float" office:value="11" table:style-name="ce13">
            <text:p>11</text:p>
          </table:table-cell>
          <table:table-cell office:value-type="float" office:value="11" table:formula="of:=[.E9]" table:style-name="ce13">
            <text:p>11</text:p>
          </table:table-cell>
          <table:table-cell office:value-type="string" table:style-name="ce13">
            <text:p>5.5</text:p>
          </table:table-cell>
          <table:table-cell office:value-type="float" office:value="35" table:formula="of:=[.C9]/2" table:style-name="ce13">
            <text:p>35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19.2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180</text:p>
          </table:table-cell>
          <table:table-cell office:value-type="string" table:style-name="ce13">
            <text:p>UNP 180</text:p>
          </table:table-cell>
          <table:table-cell office:value-type="string" table:style-name="ce13">
            <text:p>UN180P</text:p>
          </table:table-cell>
          <table:table-cell office:value-type="string" office:string-value="unp180" table:formula="of:=LOWER([.L9])" table:style-name="ce11">
            <text:p>unp180</text:p>
          </table:table-cell>
          <table:table-cell office:value-type="string" office:string-value="unp 180" table:formula="of:=LOWER([.M9])" table:style-name="ce11">
            <text:p>unp 180</text:p>
          </table:table-cell>
          <table:table-cell office:value-type="string" office:string-value="un180p" table:formula="of:=LOWER([.N9])" table:style-name="ce11">
            <text:p>un180p</text:p>
          </table:table-cell>
          <table:table-cell office:value-type="string" office:string-value="synonyms&quot;:[&quot;UNP180&quot;,&quot;UNP 180&quot;,&quot;UN180P&quot;,&quot;unp180&quot;,&quot;unp 180&quot;,&quot;un180p&quot;]}]}," table:formula="of:= &quot;synonyms&quot;&amp;&quot;&quot;&quot;&quot;&amp;&quot;:[&quot;&amp;&quot;&quot;&quot;&quot;&amp;[.L9]&amp;&quot;&quot;&quot;&quot;&amp;&quot;,&quot;&amp;&quot;&quot;&quot;&quot;&amp;[.M9]&amp;&quot;&quot;&quot;&quot;&amp;&quot;,&quot;&amp;&quot;&quot;&quot;&quot;&amp;[.N9]&amp;&quot;&quot;&quot;&quot;&amp;&quot;,&quot;&amp;&quot;&quot;&quot;&quot;&amp;[.O9]&amp;&quot;&quot;&quot;&quot;&amp;&quot;,&quot;&amp;&quot;&quot;&quot;&quot;&amp;[.P9]&amp;&quot;&quot;&quot;&quot;&amp;&quot;,&quot;&amp;&quot;&quot;&quot;&quot;&amp;[.Q9]&amp;&quot;&quot;&quot;&quot;&amp;&quot;]}]},&quot;" table:style-name="ce10">
            <text:p>synonyms":["UNP180","UNP 180","UN180P","unp180","unp 180","un180p"]}]},</text:p>
          </table:table-cell>
          <table:table-cell office:value-type="string" office:string-value="{&quot;UNP180&quot;: [{&quot;shape_coords&quot;:[180,70,8,11,11,5.5,35,8,19.2],&quot;shape_name&quot;:&quot;C-channel sloped flange&quot;,&quot;synonyms&quot;:[&quot;UNP180&quot;,&quot;UNP 180&quot;,&quot;UN180P&quot;,&quot;unp180&quot;,&quot;unp 180&quot;,&quot;un180p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&amp; &quot;,&quot; &amp;[.G9]&amp; &quot;,&quot; &amp;[.H9]&amp; &quot;,&quot; &amp;[.I9]&amp; &quot;,&quot; &amp;[.J9] &amp; &quot;],&quot; &amp; &quot;&quot;&quot;&quot; &amp;&quot;shape_name&quot;&amp;&quot;&quot;&quot;&quot; &amp; &quot;:&quot; &amp; &quot;&quot;&quot;&quot; &amp;[.K9] &amp; &quot;&quot;&quot;&quot; &amp; &quot;,&quot; &amp; &quot;&quot;&quot;&quot;&amp;[.R9]" table:style-name="ce11">
            <text:p>{"UNP180": [{"shape_coords":[180,70,8,11,11,5.5,35,8,19.2],"shape_name":"C-channel sloped flange","synonyms":["UNP180","UNP 180","UN180P","unp180","unp 180","un180p"]}]},</text:p>
          </table:table-cell>
          <table:table-cell table:number-columns-repeated="16365" table:style-name="ce1"/>
        </table:table-row>
        <table:table-row table:style-name="ro4">
          <table:table-cell office:value-type="string" table:style-name="ce13">
            <text:p>UNP200</text:p>
          </table:table-cell>
          <table:table-cell office:value-type="float" office:value="200" table:style-name="ce13">
            <text:p>200</text:p>
          </table:table-cell>
          <table:table-cell office:value-type="float" office:value="75" table:style-name="ce13">
            <text:p>75</text:p>
          </table:table-cell>
          <table:table-cell office:value-type="float" office:value="8.5" table:style-name="ce13">
            <text:p>8,5</text:p>
          </table:table-cell>
          <table:table-cell office:value-type="float" office:value="11.5" table:style-name="ce13">
            <text:p>11,5</text:p>
          </table:table-cell>
          <table:table-cell office:value-type="float" office:value="11.5" table:style-name="ce13">
            <text:p>11,5</text:p>
          </table:table-cell>
          <table:table-cell office:value-type="float" office:value="6" table:style-name="ce13">
            <text:p>6</text:p>
          </table:table-cell>
          <table:table-cell office:value-type="float" office:value="37.5" table:formula="of:=[.C10]/2" table:style-name="ce13">
            <text:p>37,5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20.1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200</text:p>
          </table:table-cell>
          <table:table-cell office:value-type="string" table:style-name="ce13">
            <text:p>UNP 200</text:p>
          </table:table-cell>
          <table:table-cell office:value-type="string" table:style-name="ce13">
            <text:p>UN200P</text:p>
          </table:table-cell>
          <table:table-cell office:value-type="string" office:string-value="unp200" table:formula="of:=LOWER([.L10])" table:style-name="ce11">
            <text:p>unp200</text:p>
          </table:table-cell>
          <table:table-cell office:value-type="string" office:string-value="unp 200" table:formula="of:=LOWER([.M10])" table:style-name="ce11">
            <text:p>unp 200</text:p>
          </table:table-cell>
          <table:table-cell office:value-type="string" office:string-value="un200p" table:formula="of:=LOWER([.N10])" table:style-name="ce11">
            <text:p>un200p</text:p>
          </table:table-cell>
          <table:table-cell office:value-type="string" office:string-value="synonyms&quot;:[&quot;UNP200&quot;,&quot;UNP 200&quot;,&quot;UN200P&quot;,&quot;unp200&quot;,&quot;unp 200&quot;,&quot;un200p&quot;]}]}," table:formula="of:= &quot;synonyms&quot;&amp;&quot;&quot;&quot;&quot;&amp;&quot;:[&quot;&amp;&quot;&quot;&quot;&quot;&amp;[.L10]&amp;&quot;&quot;&quot;&quot;&amp;&quot;,&quot;&amp;&quot;&quot;&quot;&quot;&amp;[.M10]&amp;&quot;&quot;&quot;&quot;&amp;&quot;,&quot;&amp;&quot;&quot;&quot;&quot;&amp;[.N10]&amp;&quot;&quot;&quot;&quot;&amp;&quot;,&quot;&amp;&quot;&quot;&quot;&quot;&amp;[.O10]&amp;&quot;&quot;&quot;&quot;&amp;&quot;,&quot;&amp;&quot;&quot;&quot;&quot;&amp;[.P10]&amp;&quot;&quot;&quot;&quot;&amp;&quot;,&quot;&amp;&quot;&quot;&quot;&quot;&amp;[.Q10]&amp;&quot;&quot;&quot;&quot;&amp;&quot;]}]},&quot;" table:style-name="ce10">
            <text:p>synonyms":["UNP200","UNP 200","UN200P","unp200","unp 200","un200p"]}]},</text:p>
          </table:table-cell>
          <table:table-cell office:value-type="string" office:string-value="{&quot;UNP200&quot;: [{&quot;shape_coords&quot;:[200,75,8,5,11,5,11,5,6,37,5,8,20.1],&quot;shape_name&quot;:&quot;C-channel sloped flange&quot;,&quot;synonyms&quot;:[&quot;UNP200&quot;,&quot;UNP 200&quot;,&quot;UN200P&quot;,&quot;unp200&quot;,&quot;unp 200&quot;,&quot;un200p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&amp; &quot;,&quot; &amp;[.G10]&amp; &quot;,&quot; &amp;[.H10]&amp; &quot;,&quot; &amp;[.I10]&amp; &quot;,&quot; &amp;[.J10] &amp; &quot;],&quot; &amp; &quot;&quot;&quot;&quot; &amp;&quot;shape_name&quot;&amp;&quot;&quot;&quot;&quot; &amp; &quot;:&quot; &amp; &quot;&quot;&quot;&quot; &amp;[.K10] &amp; &quot;&quot;&quot;&quot; &amp; &quot;,&quot; &amp; &quot;&quot;&quot;&quot;&amp;[.R10]" table:style-name="ce11">
            <text:p>{"UNP200": [{"shape_coords":[200,75,8,5,11,5,11,5,6,37,5,8,20.1],"shape_name":"C-channel sloped flange","synonyms":["UNP200","UNP 200","UN200P","unp200","unp 200","un200p"]}]},</text:p>
          </table:table-cell>
          <table:table-cell table:number-columns-repeated="16365" table:style-name="ce1"/>
        </table:table-row>
        <table:table-row table:style-name="ro4">
          <table:table-cell office:value-type="string" table:style-name="ce13">
            <text:p>UNP220</text:p>
          </table:table-cell>
          <table:table-cell office:value-type="float" office:value="220" table:style-name="ce13">
            <text:p>220</text:p>
          </table:table-cell>
          <table:table-cell office:value-type="float" office:value="80" table:style-name="ce13">
            <text:p>80</text:p>
          </table:table-cell>
          <table:table-cell office:value-type="float" office:value="9" table:style-name="ce13">
            <text:p>9</text:p>
          </table:table-cell>
          <table:table-cell office:value-type="float" office:value="12.5" table:style-name="ce13">
            <text:p>12,5</text:p>
          </table:table-cell>
          <table:table-cell office:value-type="float" office:value="12.5" table:style-name="ce13">
            <text:p>12,5</text:p>
          </table:table-cell>
          <table:table-cell office:value-type="string" table:style-name="ce13">
            <text:p>6.5</text:p>
          </table:table-cell>
          <table:table-cell office:value-type="float" office:value="40" table:formula="of:=[.C11]/2" table:style-name="ce13">
            <text:p>40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21.4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220</text:p>
          </table:table-cell>
          <table:table-cell office:value-type="string" table:style-name="ce13">
            <text:p>UNP 220</text:p>
          </table:table-cell>
          <table:table-cell office:value-type="string" table:style-name="ce13">
            <text:p>UN220P</text:p>
          </table:table-cell>
          <table:table-cell office:value-type="string" office:string-value="unp220" table:formula="of:=LOWER([.L11])" table:style-name="ce11">
            <text:p>unp220</text:p>
          </table:table-cell>
          <table:table-cell office:value-type="string" office:string-value="unp 220" table:formula="of:=LOWER([.M11])" table:style-name="ce11">
            <text:p>unp 220</text:p>
          </table:table-cell>
          <table:table-cell office:value-type="string" office:string-value="un220p" table:formula="of:=LOWER([.N11])" table:style-name="ce11">
            <text:p>un220p</text:p>
          </table:table-cell>
          <table:table-cell office:value-type="string" office:string-value="synonyms&quot;:[&quot;UNP220&quot;,&quot;UNP 220&quot;,&quot;UN220P&quot;,&quot;unp220&quot;,&quot;unp 220&quot;,&quot;un220p&quot;]}]}," table:formula="of:= &quot;synonyms&quot;&amp;&quot;&quot;&quot;&quot;&amp;&quot;:[&quot;&amp;&quot;&quot;&quot;&quot;&amp;[.L11]&amp;&quot;&quot;&quot;&quot;&amp;&quot;,&quot;&amp;&quot;&quot;&quot;&quot;&amp;[.M11]&amp;&quot;&quot;&quot;&quot;&amp;&quot;,&quot;&amp;&quot;&quot;&quot;&quot;&amp;[.N11]&amp;&quot;&quot;&quot;&quot;&amp;&quot;,&quot;&amp;&quot;&quot;&quot;&quot;&amp;[.O11]&amp;&quot;&quot;&quot;&quot;&amp;&quot;,&quot;&amp;&quot;&quot;&quot;&quot;&amp;[.P11]&amp;&quot;&quot;&quot;&quot;&amp;&quot;,&quot;&amp;&quot;&quot;&quot;&quot;&amp;[.Q11]&amp;&quot;&quot;&quot;&quot;&amp;&quot;]}]},&quot;" table:style-name="ce10">
            <text:p>synonyms":["UNP220","UNP 220","UN220P","unp220","unp 220","un220p"]}]},</text:p>
          </table:table-cell>
          <table:table-cell office:value-type="string" office:string-value="{&quot;UNP220&quot;: [{&quot;shape_coords&quot;:[220,80,9,12,5,12,5,6.5,40,8,21.4],&quot;shape_name&quot;:&quot;C-channel sloped flange&quot;,&quot;synonyms&quot;:[&quot;UNP220&quot;,&quot;UNP 220&quot;,&quot;UN220P&quot;,&quot;unp220&quot;,&quot;unp 220&quot;,&quot;un220p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&amp; &quot;,&quot; &amp;[.G11]&amp; &quot;,&quot; &amp;[.H11]&amp; &quot;,&quot; &amp;[.I11]&amp; &quot;,&quot; &amp;[.J11] &amp; &quot;],&quot; &amp; &quot;&quot;&quot;&quot; &amp;&quot;shape_name&quot;&amp;&quot;&quot;&quot;&quot; &amp; &quot;:&quot; &amp; &quot;&quot;&quot;&quot; &amp;[.K11] &amp; &quot;&quot;&quot;&quot; &amp; &quot;,&quot; &amp; &quot;&quot;&quot;&quot;&amp;[.R11]" table:style-name="ce11">
            <text:p>{"UNP220": [{"shape_coords":[220,80,9,12,5,12,5,6.5,40,8,21.4],"shape_name":"C-channel sloped flange","synonyms":["UNP220","UNP 220","UN220P","unp220","unp 220","un220p"]}]},</text:p>
          </table:table-cell>
          <table:table-cell table:number-columns-repeated="16365" table:style-name="ce1"/>
        </table:table-row>
        <table:table-row table:style-name="ro4">
          <table:table-cell office:value-type="string" table:style-name="ce13">
            <text:p>UNP240</text:p>
          </table:table-cell>
          <table:table-cell office:value-type="float" office:value="240" table:style-name="ce13">
            <text:p>240</text:p>
          </table:table-cell>
          <table:table-cell office:value-type="float" office:value="85" table:style-name="ce13">
            <text:p>85</text:p>
          </table:table-cell>
          <table:table-cell office:value-type="float" office:value="9.5" table:style-name="ce13">
            <text:p>9,5</text:p>
          </table:table-cell>
          <table:table-cell office:value-type="float" office:value="13" table:style-name="ce13">
            <text:p>13</text:p>
          </table:table-cell>
          <table:table-cell office:value-type="float" office:value="13" table:formula="of:=[.E12]" table:style-name="ce13">
            <text:p>13</text:p>
          </table:table-cell>
          <table:table-cell office:value-type="string" table:style-name="ce13">
            <text:p>6.5</text:p>
          </table:table-cell>
          <table:table-cell office:value-type="float" office:value="42.5" table:formula="of:=[.C12]/2" table:style-name="ce13">
            <text:p>42,5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22.3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240</text:p>
          </table:table-cell>
          <table:table-cell office:value-type="string" table:style-name="ce13">
            <text:p>UNP 240</text:p>
          </table:table-cell>
          <table:table-cell office:value-type="string" table:style-name="ce13">
            <text:p>UN240P</text:p>
          </table:table-cell>
          <table:table-cell office:value-type="string" office:string-value="unp240" table:formula="of:=LOWER([.L12])" table:style-name="ce11">
            <text:p>unp240</text:p>
          </table:table-cell>
          <table:table-cell office:value-type="string" office:string-value="unp 240" table:formula="of:=LOWER([.M12])" table:style-name="ce11">
            <text:p>unp 240</text:p>
          </table:table-cell>
          <table:table-cell office:value-type="string" office:string-value="un240p" table:formula="of:=LOWER([.N12])" table:style-name="ce11">
            <text:p>un240p</text:p>
          </table:table-cell>
          <table:table-cell office:value-type="string" office:string-value="synonyms&quot;:[&quot;UNP240&quot;,&quot;UNP 240&quot;,&quot;UN240P&quot;,&quot;unp240&quot;,&quot;unp 240&quot;,&quot;un240p&quot;]}]}," table:formula="of:= &quot;synonyms&quot;&amp;&quot;&quot;&quot;&quot;&amp;&quot;:[&quot;&amp;&quot;&quot;&quot;&quot;&amp;[.L12]&amp;&quot;&quot;&quot;&quot;&amp;&quot;,&quot;&amp;&quot;&quot;&quot;&quot;&amp;[.M12]&amp;&quot;&quot;&quot;&quot;&amp;&quot;,&quot;&amp;&quot;&quot;&quot;&quot;&amp;[.N12]&amp;&quot;&quot;&quot;&quot;&amp;&quot;,&quot;&amp;&quot;&quot;&quot;&quot;&amp;[.O12]&amp;&quot;&quot;&quot;&quot;&amp;&quot;,&quot;&amp;&quot;&quot;&quot;&quot;&amp;[.P12]&amp;&quot;&quot;&quot;&quot;&amp;&quot;,&quot;&amp;&quot;&quot;&quot;&quot;&amp;[.Q12]&amp;&quot;&quot;&quot;&quot;&amp;&quot;]}]},&quot;" table:style-name="ce10">
            <text:p>synonyms":["UNP240","UNP 240","UN240P","unp240","unp 240","un240p"]}]},</text:p>
          </table:table-cell>
          <table:table-cell office:value-type="string" office:string-value="{&quot;UNP240&quot;: [{&quot;shape_coords&quot;:[240,85,9,5,13,13,6.5,42,5,8,22.3],&quot;shape_name&quot;:&quot;C-channel sloped flange&quot;,&quot;synonyms&quot;:[&quot;UNP240&quot;,&quot;UNP 240&quot;,&quot;UN240P&quot;,&quot;unp240&quot;,&quot;unp 240&quot;,&quot;un240p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&amp; &quot;,&quot; &amp;[.G12]&amp; &quot;,&quot; &amp;[.H12]&amp; &quot;,&quot; &amp;[.I12]&amp; &quot;,&quot; &amp;[.J12] &amp; &quot;],&quot; &amp; &quot;&quot;&quot;&quot; &amp;&quot;shape_name&quot;&amp;&quot;&quot;&quot;&quot; &amp; &quot;:&quot; &amp; &quot;&quot;&quot;&quot; &amp;[.K12] &amp; &quot;&quot;&quot;&quot; &amp; &quot;,&quot; &amp; &quot;&quot;&quot;&quot;&amp;[.R12]" table:style-name="ce11">
            <text:p>{"UNP240": [{"shape_coords":[240,85,9,5,13,13,6.5,42,5,8,22.3],"shape_name":"C-channel sloped flange","synonyms":["UNP240","UNP 240","UN240P","unp240","unp 240","un240p"]}]},</text:p>
          </table:table-cell>
          <table:table-cell table:number-columns-repeated="16365" table:style-name="ce1"/>
        </table:table-row>
        <table:table-row table:style-name="ro4">
          <table:table-cell office:value-type="string" table:style-name="ce13">
            <text:p>UNP260</text:p>
          </table:table-cell>
          <table:table-cell office:value-type="float" office:value="260" table:style-name="ce13">
            <text:p>260</text:p>
          </table:table-cell>
          <table:table-cell office:value-type="float" office:value="90" table:style-name="ce13">
            <text:p>90</text:p>
          </table:table-cell>
          <table:table-cell office:value-type="float" office:value="10" table:style-name="ce13">
            <text:p>10</text:p>
          </table:table-cell>
          <table:table-cell office:value-type="float" office:value="14" table:style-name="ce13">
            <text:p>14</text:p>
          </table:table-cell>
          <table:table-cell office:value-type="float" office:value="14" table:formula="of:=[.E13]" table:style-name="ce13">
            <text:p>14</text:p>
          </table:table-cell>
          <table:table-cell office:value-type="float" office:value="7" table:style-name="ce13">
            <text:p>7</text:p>
          </table:table-cell>
          <table:table-cell office:value-type="float" office:value="45" table:formula="of:=[.C13]/2" table:style-name="ce13">
            <text:p>45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23.6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260</text:p>
          </table:table-cell>
          <table:table-cell office:value-type="string" table:style-name="ce13">
            <text:p>UNP 260</text:p>
          </table:table-cell>
          <table:table-cell office:value-type="string" table:style-name="ce13">
            <text:p>UN260P</text:p>
          </table:table-cell>
          <table:table-cell office:value-type="string" office:string-value="unp260" table:formula="of:=LOWER([.L13])" table:style-name="ce11">
            <text:p>unp260</text:p>
          </table:table-cell>
          <table:table-cell office:value-type="string" office:string-value="unp 260" table:formula="of:=LOWER([.M13])" table:style-name="ce11">
            <text:p>unp 260</text:p>
          </table:table-cell>
          <table:table-cell office:value-type="string" office:string-value="un260p" table:formula="of:=LOWER([.N13])" table:style-name="ce11">
            <text:p>un260p</text:p>
          </table:table-cell>
          <table:table-cell office:value-type="string" office:string-value="synonyms&quot;:[&quot;UNP260&quot;,&quot;UNP 260&quot;,&quot;UN260P&quot;,&quot;unp260&quot;,&quot;unp 260&quot;,&quot;un260p&quot;]}]}," table:formula="of:= &quot;synonyms&quot;&amp;&quot;&quot;&quot;&quot;&amp;&quot;:[&quot;&amp;&quot;&quot;&quot;&quot;&amp;[.L13]&amp;&quot;&quot;&quot;&quot;&amp;&quot;,&quot;&amp;&quot;&quot;&quot;&quot;&amp;[.M13]&amp;&quot;&quot;&quot;&quot;&amp;&quot;,&quot;&amp;&quot;&quot;&quot;&quot;&amp;[.N13]&amp;&quot;&quot;&quot;&quot;&amp;&quot;,&quot;&amp;&quot;&quot;&quot;&quot;&amp;[.O13]&amp;&quot;&quot;&quot;&quot;&amp;&quot;,&quot;&amp;&quot;&quot;&quot;&quot;&amp;[.P13]&amp;&quot;&quot;&quot;&quot;&amp;&quot;,&quot;&amp;&quot;&quot;&quot;&quot;&amp;[.Q13]&amp;&quot;&quot;&quot;&quot;&amp;&quot;]}]},&quot;" table:style-name="ce10">
            <text:p>synonyms":["UNP260","UNP 260","UN260P","unp260","unp 260","un260p"]}]},</text:p>
          </table:table-cell>
          <table:table-cell office:value-type="string" office:string-value="{&quot;UNP260&quot;: [{&quot;shape_coords&quot;:[260,90,10,14,14,7,45,8,23.6],&quot;shape_name&quot;:&quot;C-channel sloped flange&quot;,&quot;synonyms&quot;:[&quot;UNP260&quot;,&quot;UNP 260&quot;,&quot;UN260P&quot;,&quot;unp260&quot;,&quot;unp 260&quot;,&quot;un260p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&amp; &quot;,&quot; &amp;[.G13]&amp; &quot;,&quot; &amp;[.H13]&amp; &quot;,&quot; &amp;[.I13]&amp; &quot;,&quot; &amp;[.J13] &amp; &quot;],&quot; &amp; &quot;&quot;&quot;&quot; &amp;&quot;shape_name&quot;&amp;&quot;&quot;&quot;&quot; &amp; &quot;:&quot; &amp; &quot;&quot;&quot;&quot; &amp;[.K13] &amp; &quot;&quot;&quot;&quot; &amp; &quot;,&quot; &amp; &quot;&quot;&quot;&quot;&amp;[.R13]" table:style-name="ce11">
            <text:p>{"UNP260": [{"shape_coords":[260,90,10,14,14,7,45,8,23.6],"shape_name":"C-channel sloped flange","synonyms":["UNP260","UNP 260","UN260P","unp260","unp 260","un260p"]}]},</text:p>
          </table:table-cell>
          <table:table-cell table:number-columns-repeated="16365" table:style-name="ce1"/>
        </table:table-row>
        <table:table-row table:style-name="ro4">
          <table:table-cell office:value-type="string" table:style-name="ce13">
            <text:p>UNP280</text:p>
          </table:table-cell>
          <table:table-cell office:value-type="float" office:value="280" table:style-name="ce13">
            <text:p>280</text:p>
          </table:table-cell>
          <table:table-cell office:value-type="float" office:value="95" table:style-name="ce13">
            <text:p>95</text:p>
          </table:table-cell>
          <table:table-cell office:value-type="float" office:value="10" table:style-name="ce13">
            <text:p>10</text:p>
          </table:table-cell>
          <table:table-cell office:value-type="float" office:value="15" table:style-name="ce13">
            <text:p>15</text:p>
          </table:table-cell>
          <table:table-cell office:value-type="float" office:value="15" table:formula="of:=[.E14]" table:style-name="ce13">
            <text:p>15</text:p>
          </table:table-cell>
          <table:table-cell office:value-type="string" table:style-name="ce13">
            <text:p>7.5</text:p>
          </table:table-cell>
          <table:table-cell office:value-type="float" office:value="47.5" table:formula="of:=[.C14]/2" table:style-name="ce13">
            <text:p>47,5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25.3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280</text:p>
          </table:table-cell>
          <table:table-cell office:value-type="string" table:style-name="ce13">
            <text:p>UNP 280</text:p>
          </table:table-cell>
          <table:table-cell office:value-type="string" table:style-name="ce13">
            <text:p>UN280P</text:p>
          </table:table-cell>
          <table:table-cell office:value-type="string" office:string-value="unp280" table:formula="of:=LOWER([.L14])" table:style-name="ce11">
            <text:p>unp280</text:p>
          </table:table-cell>
          <table:table-cell office:value-type="string" office:string-value="unp 280" table:formula="of:=LOWER([.M14])" table:style-name="ce11">
            <text:p>unp 280</text:p>
          </table:table-cell>
          <table:table-cell office:value-type="string" office:string-value="un280p" table:formula="of:=LOWER([.N14])" table:style-name="ce11">
            <text:p>un280p</text:p>
          </table:table-cell>
          <table:table-cell office:value-type="string" office:string-value="synonyms&quot;:[&quot;UNP280&quot;,&quot;UNP 280&quot;,&quot;UN280P&quot;,&quot;unp280&quot;,&quot;unp 280&quot;,&quot;un280p&quot;]}]}," table:formula="of:= &quot;synonyms&quot;&amp;&quot;&quot;&quot;&quot;&amp;&quot;:[&quot;&amp;&quot;&quot;&quot;&quot;&amp;[.L14]&amp;&quot;&quot;&quot;&quot;&amp;&quot;,&quot;&amp;&quot;&quot;&quot;&quot;&amp;[.M14]&amp;&quot;&quot;&quot;&quot;&amp;&quot;,&quot;&amp;&quot;&quot;&quot;&quot;&amp;[.N14]&amp;&quot;&quot;&quot;&quot;&amp;&quot;,&quot;&amp;&quot;&quot;&quot;&quot;&amp;[.O14]&amp;&quot;&quot;&quot;&quot;&amp;&quot;,&quot;&amp;&quot;&quot;&quot;&quot;&amp;[.P14]&amp;&quot;&quot;&quot;&quot;&amp;&quot;,&quot;&amp;&quot;&quot;&quot;&quot;&amp;[.Q14]&amp;&quot;&quot;&quot;&quot;&amp;&quot;]}]},&quot;" table:style-name="ce10">
            <text:p>synonyms":["UNP280","UNP 280","UN280P","unp280","unp 280","un280p"]}]},</text:p>
          </table:table-cell>
          <table:table-cell office:value-type="string" office:string-value="{&quot;UNP280&quot;: [{&quot;shape_coords&quot;:[280,95,10,15,15,7.5,47,5,8,25.3],&quot;shape_name&quot;:&quot;C-channel sloped flange&quot;,&quot;synonyms&quot;:[&quot;UNP280&quot;,&quot;UNP 280&quot;,&quot;UN280P&quot;,&quot;unp280&quot;,&quot;unp 280&quot;,&quot;un280p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&amp; &quot;,&quot; &amp;[.G14]&amp; &quot;,&quot; &amp;[.H14]&amp; &quot;,&quot; &amp;[.I14]&amp; &quot;,&quot; &amp;[.J14] &amp; &quot;],&quot; &amp; &quot;&quot;&quot;&quot; &amp;&quot;shape_name&quot;&amp;&quot;&quot;&quot;&quot; &amp; &quot;:&quot; &amp; &quot;&quot;&quot;&quot; &amp;[.K14] &amp; &quot;&quot;&quot;&quot; &amp; &quot;,&quot; &amp; &quot;&quot;&quot;&quot;&amp;[.R14]" table:style-name="ce11">
            <text:p>{"UNP280": [{"shape_coords":[280,95,10,15,15,7.5,47,5,8,25.3],"shape_name":"C-channel sloped flange","synonyms":["UNP280","UNP 280","UN280P","unp280","unp 280","un280p"]}]},</text:p>
          </table:table-cell>
          <table:table-cell table:number-columns-repeated="16365" table:style-name="ce1"/>
        </table:table-row>
        <table:table-row table:style-name="ro4">
          <table:table-cell office:value-type="string" table:style-name="ce13">
            <text:p>UNP300</text:p>
          </table:table-cell>
          <table:table-cell office:value-type="float" office:value="300" table:style-name="ce13">
            <text:p>300</text:p>
          </table:table-cell>
          <table:table-cell office:value-type="float" office:value="100" table:style-name="ce13">
            <text:p>100</text:p>
          </table:table-cell>
          <table:table-cell office:value-type="float" office:value="10" table:style-name="ce13">
            <text:p>10</text:p>
          </table:table-cell>
          <table:table-cell office:value-type="float" office:value="16" table:style-name="ce13">
            <text:p>16</text:p>
          </table:table-cell>
          <table:table-cell office:value-type="float" office:value="16" table:formula="of:=[.E15]" table:style-name="ce13">
            <text:p>16</text:p>
          </table:table-cell>
          <table:table-cell office:value-type="float" office:value="8" table:style-name="ce13">
            <text:p>8</text:p>
          </table:table-cell>
          <table:table-cell office:value-type="float" office:value="50" table:formula="of:=[.C15]/2" table:style-name="ce13">
            <text:p>50</text:p>
          </table:table-cell>
          <table:table-cell office:value-type="float" office:value="8" table:style-name="ce13">
            <text:p>8</text:p>
          </table:table-cell>
          <table:table-cell office:value-type="float" office:value="27" table:style-name="ce13">
            <text:p>27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300</text:p>
          </table:table-cell>
          <table:table-cell office:value-type="string" table:style-name="ce13">
            <text:p>UNP 300</text:p>
          </table:table-cell>
          <table:table-cell office:value-type="string" table:style-name="ce13">
            <text:p>UN300P</text:p>
          </table:table-cell>
          <table:table-cell office:value-type="string" office:string-value="unp300" table:formula="of:=LOWER([.L15])" table:style-name="ce11">
            <text:p>unp300</text:p>
          </table:table-cell>
          <table:table-cell office:value-type="string" office:string-value="unp 300" table:formula="of:=LOWER([.M15])" table:style-name="ce11">
            <text:p>unp 300</text:p>
          </table:table-cell>
          <table:table-cell office:value-type="string" office:string-value="un300p" table:formula="of:=LOWER([.N15])" table:style-name="ce11">
            <text:p>un300p</text:p>
          </table:table-cell>
          <table:table-cell office:value-type="string" office:string-value="synonyms&quot;:[&quot;UNP300&quot;,&quot;UNP 300&quot;,&quot;UN300P&quot;,&quot;unp300&quot;,&quot;unp 300&quot;,&quot;un300p&quot;]}]}," table:formula="of:= &quot;synonyms&quot;&amp;&quot;&quot;&quot;&quot;&amp;&quot;:[&quot;&amp;&quot;&quot;&quot;&quot;&amp;[.L15]&amp;&quot;&quot;&quot;&quot;&amp;&quot;,&quot;&amp;&quot;&quot;&quot;&quot;&amp;[.M15]&amp;&quot;&quot;&quot;&quot;&amp;&quot;,&quot;&amp;&quot;&quot;&quot;&quot;&amp;[.N15]&amp;&quot;&quot;&quot;&quot;&amp;&quot;,&quot;&amp;&quot;&quot;&quot;&quot;&amp;[.O15]&amp;&quot;&quot;&quot;&quot;&amp;&quot;,&quot;&amp;&quot;&quot;&quot;&quot;&amp;[.P15]&amp;&quot;&quot;&quot;&quot;&amp;&quot;,&quot;&amp;&quot;&quot;&quot;&quot;&amp;[.Q15]&amp;&quot;&quot;&quot;&quot;&amp;&quot;]}]},&quot;" table:style-name="ce10">
            <text:p>synonyms":["UNP300","UNP 300","UN300P","unp300","unp 300","un300p"]}]},</text:p>
          </table:table-cell>
          <table:table-cell office:value-type="string" office:string-value="{&quot;UNP300&quot;: [{&quot;shape_coords&quot;:[300,100,10,16,16,8,50,8,27],&quot;shape_name&quot;:&quot;C-channel sloped flange&quot;,&quot;synonyms&quot;:[&quot;UNP300&quot;,&quot;UNP 300&quot;,&quot;UN300P&quot;,&quot;unp300&quot;,&quot;unp 300&quot;,&quot;un300p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&amp; &quot;,&quot; &amp;[.G15]&amp; &quot;,&quot; &amp;[.H15]&amp; &quot;,&quot; &amp;[.I15]&amp; &quot;,&quot; &amp;[.J15] &amp; &quot;],&quot; &amp; &quot;&quot;&quot;&quot; &amp;&quot;shape_name&quot;&amp;&quot;&quot;&quot;&quot; &amp; &quot;:&quot; &amp; &quot;&quot;&quot;&quot; &amp;[.K15] &amp; &quot;&quot;&quot;&quot; &amp; &quot;,&quot; &amp; &quot;&quot;&quot;&quot;&amp;[.R15]" table:style-name="ce11">
            <text:p>{"UNP300": [{"shape_coords":[300,100,10,16,16,8,50,8,27],"shape_name":"C-channel sloped flange","synonyms":["UNP300","UNP 300","UN300P","unp300","unp 300","un300p"]}]},</text:p>
          </table:table-cell>
          <table:table-cell table:number-columns-repeated="16365" table:style-name="ce1"/>
        </table:table-row>
        <table:table-row table:style-name="ro4">
          <table:table-cell office:value-type="string" table:style-name="ce13">
            <text:p>UNP320</text:p>
          </table:table-cell>
          <table:table-cell office:value-type="float" office:value="320" table:style-name="ce13">
            <text:p>320</text:p>
          </table:table-cell>
          <table:table-cell office:value-type="float" office:value="100" table:style-name="ce13">
            <text:p>100</text:p>
          </table:table-cell>
          <table:table-cell office:value-type="float" office:value="14" table:style-name="ce13">
            <text:p>14</text:p>
          </table:table-cell>
          <table:table-cell office:value-type="float" office:value="17.5" table:style-name="ce13">
            <text:p>17,5</text:p>
          </table:table-cell>
          <table:table-cell office:value-type="float" office:value="17.5" table:style-name="ce13">
            <text:p>17,5</text:p>
          </table:table-cell>
          <table:table-cell office:value-type="string" table:style-name="ce13">
            <text:p>8.75</text:p>
          </table:table-cell>
          <table:table-cell office:value-type="float" office:value="50" table:formula="of:=[.C16]/2" table:style-name="ce13">
            <text:p>50</text:p>
          </table:table-cell>
          <table:table-cell office:value-type="float" office:value="5" table:style-name="ce13">
            <text:p>5</text:p>
          </table:table-cell>
          <table:table-cell office:value-type="float" office:value="26" table:style-name="ce13">
            <text:p>26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320</text:p>
          </table:table-cell>
          <table:table-cell office:value-type="string" table:style-name="ce13">
            <text:p>UNP 320</text:p>
          </table:table-cell>
          <table:table-cell office:value-type="string" table:style-name="ce13">
            <text:p>UN320P</text:p>
          </table:table-cell>
          <table:table-cell office:value-type="string" office:string-value="unp320" table:formula="of:=LOWER([.L16])" table:style-name="ce11">
            <text:p>unp320</text:p>
          </table:table-cell>
          <table:table-cell office:value-type="string" office:string-value="unp 320" table:formula="of:=LOWER([.M16])" table:style-name="ce11">
            <text:p>unp 320</text:p>
          </table:table-cell>
          <table:table-cell office:value-type="string" office:string-value="un320p" table:formula="of:=LOWER([.N16])" table:style-name="ce11">
            <text:p>un320p</text:p>
          </table:table-cell>
          <table:table-cell office:value-type="string" office:string-value="synonyms&quot;:[&quot;UNP320&quot;,&quot;UNP 320&quot;,&quot;UN320P&quot;,&quot;unp320&quot;,&quot;unp 320&quot;,&quot;un320p&quot;]}]}," table:formula="of:= &quot;synonyms&quot;&amp;&quot;&quot;&quot;&quot;&amp;&quot;:[&quot;&amp;&quot;&quot;&quot;&quot;&amp;[.L16]&amp;&quot;&quot;&quot;&quot;&amp;&quot;,&quot;&amp;&quot;&quot;&quot;&quot;&amp;[.M16]&amp;&quot;&quot;&quot;&quot;&amp;&quot;,&quot;&amp;&quot;&quot;&quot;&quot;&amp;[.N16]&amp;&quot;&quot;&quot;&quot;&amp;&quot;,&quot;&amp;&quot;&quot;&quot;&quot;&amp;[.O16]&amp;&quot;&quot;&quot;&quot;&amp;&quot;,&quot;&amp;&quot;&quot;&quot;&quot;&amp;[.P16]&amp;&quot;&quot;&quot;&quot;&amp;&quot;,&quot;&amp;&quot;&quot;&quot;&quot;&amp;[.Q16]&amp;&quot;&quot;&quot;&quot;&amp;&quot;]}]},&quot;" table:style-name="ce10">
            <text:p>synonyms":["UNP320","UNP 320","UN320P","unp320","unp 320","un320p"]}]},</text:p>
          </table:table-cell>
          <table:table-cell office:value-type="string" office:string-value="{&quot;UNP320&quot;: [{&quot;shape_coords&quot;:[320,100,14,17,5,17,5,8.75,50,5,26],&quot;shape_name&quot;:&quot;C-channel sloped flange&quot;,&quot;synonyms&quot;:[&quot;UNP320&quot;,&quot;UNP 320&quot;,&quot;UN320P&quot;,&quot;unp320&quot;,&quot;unp 320&quot;,&quot;un320p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&amp; &quot;,&quot; &amp;[.G16]&amp; &quot;,&quot; &amp;[.H16]&amp; &quot;,&quot; &amp;[.I16]&amp; &quot;,&quot; &amp;[.J16] &amp; &quot;],&quot; &amp; &quot;&quot;&quot;&quot; &amp;&quot;shape_name&quot;&amp;&quot;&quot;&quot;&quot; &amp; &quot;:&quot; &amp; &quot;&quot;&quot;&quot; &amp;[.K16] &amp; &quot;&quot;&quot;&quot; &amp; &quot;,&quot; &amp; &quot;&quot;&quot;&quot;&amp;[.R16]" table:style-name="ce11">
            <text:p>{"UNP320": [{"shape_coords":[320,100,14,17,5,17,5,8.75,50,5,26],"shape_name":"C-channel sloped flange","synonyms":["UNP320","UNP 320","UN320P","unp320","unp 320","un320p"]}]},</text:p>
          </table:table-cell>
          <table:table-cell table:number-columns-repeated="16365" table:style-name="ce1"/>
        </table:table-row>
        <table:table-row table:style-name="ro4">
          <table:table-cell office:value-type="string" table:style-name="ce13">
            <text:p>UNP350</text:p>
          </table:table-cell>
          <table:table-cell office:value-type="float" office:value="350" table:style-name="ce13">
            <text:p>350</text:p>
          </table:table-cell>
          <table:table-cell office:value-type="float" office:value="100" table:style-name="ce13">
            <text:p>100</text:p>
          </table:table-cell>
          <table:table-cell office:value-type="float" office:value="14" table:style-name="ce13">
            <text:p>14</text:p>
          </table:table-cell>
          <table:table-cell office:value-type="float" office:value="16" table:style-name="ce13">
            <text:p>16</text:p>
          </table:table-cell>
          <table:table-cell office:value-type="float" office:value="16" table:formula="of:=[.E17]" table:style-name="ce13">
            <text:p>16</text:p>
          </table:table-cell>
          <table:table-cell office:value-type="float" office:value="8" table:style-name="ce13">
            <text:p>8</text:p>
          </table:table-cell>
          <table:table-cell office:value-type="float" office:value="50" table:formula="of:=[.C17]/2" table:style-name="ce13">
            <text:p>50</text:p>
          </table:table-cell>
          <table:table-cell office:value-type="float" office:value="5" table:style-name="ce13">
            <text:p>5</text:p>
          </table:table-cell>
          <table:table-cell office:value-type="float" office:value="24" table:style-name="ce13">
            <text:p>24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350</text:p>
          </table:table-cell>
          <table:table-cell office:value-type="string" table:style-name="ce13">
            <text:p>UNP 350</text:p>
          </table:table-cell>
          <table:table-cell office:value-type="string" table:style-name="ce13">
            <text:p>UN350P</text:p>
          </table:table-cell>
          <table:table-cell office:value-type="string" office:string-value="unp350" table:formula="of:=LOWER([.L17])" table:style-name="ce11">
            <text:p>unp350</text:p>
          </table:table-cell>
          <table:table-cell office:value-type="string" office:string-value="unp 350" table:formula="of:=LOWER([.M17])" table:style-name="ce11">
            <text:p>unp 350</text:p>
          </table:table-cell>
          <table:table-cell office:value-type="string" office:string-value="un350p" table:formula="of:=LOWER([.N17])" table:style-name="ce11">
            <text:p>un350p</text:p>
          </table:table-cell>
          <table:table-cell office:value-type="string" office:string-value="synonyms&quot;:[&quot;UNP350&quot;,&quot;UNP 350&quot;,&quot;UN350P&quot;,&quot;unp350&quot;,&quot;unp 350&quot;,&quot;un350p&quot;]}]}," table:formula="of:= &quot;synonyms&quot;&amp;&quot;&quot;&quot;&quot;&amp;&quot;:[&quot;&amp;&quot;&quot;&quot;&quot;&amp;[.L17]&amp;&quot;&quot;&quot;&quot;&amp;&quot;,&quot;&amp;&quot;&quot;&quot;&quot;&amp;[.M17]&amp;&quot;&quot;&quot;&quot;&amp;&quot;,&quot;&amp;&quot;&quot;&quot;&quot;&amp;[.N17]&amp;&quot;&quot;&quot;&quot;&amp;&quot;,&quot;&amp;&quot;&quot;&quot;&quot;&amp;[.O17]&amp;&quot;&quot;&quot;&quot;&amp;&quot;,&quot;&amp;&quot;&quot;&quot;&quot;&amp;[.P17]&amp;&quot;&quot;&quot;&quot;&amp;&quot;,&quot;&amp;&quot;&quot;&quot;&quot;&amp;[.Q17]&amp;&quot;&quot;&quot;&quot;&amp;&quot;]}]},&quot;" table:style-name="ce10">
            <text:p>synonyms":["UNP350","UNP 350","UN350P","unp350","unp 350","un350p"]}]},</text:p>
          </table:table-cell>
          <table:table-cell office:value-type="string" office:string-value="{&quot;UNP350&quot;: [{&quot;shape_coords&quot;:[350,100,14,16,16,8,50,5,24],&quot;shape_name&quot;:&quot;C-channel sloped flange&quot;,&quot;synonyms&quot;:[&quot;UNP350&quot;,&quot;UNP 350&quot;,&quot;UN350P&quot;,&quot;unp350&quot;,&quot;unp 350&quot;,&quot;un350p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&amp; &quot;,&quot; &amp;[.G17]&amp; &quot;,&quot; &amp;[.H17]&amp; &quot;,&quot; &amp;[.I17]&amp; &quot;,&quot; &amp;[.J17] &amp; &quot;],&quot; &amp; &quot;&quot;&quot;&quot; &amp;&quot;shape_name&quot;&amp;&quot;&quot;&quot;&quot; &amp; &quot;:&quot; &amp; &quot;&quot;&quot;&quot; &amp;[.K17] &amp; &quot;&quot;&quot;&quot; &amp; &quot;,&quot; &amp; &quot;&quot;&quot;&quot;&amp;[.R17]" table:style-name="ce11">
            <text:p>{"UNP350": [{"shape_coords":[350,100,14,16,16,8,50,5,24],"shape_name":"C-channel sloped flange","synonyms":["UNP350","UNP 350","UN350P","unp350","unp 350","un350p"]}]},</text:p>
          </table:table-cell>
          <table:table-cell table:number-columns-repeated="16365" table:style-name="ce1"/>
        </table:table-row>
        <table:table-row table:style-name="ro4">
          <table:table-cell office:value-type="string" table:style-name="ce13">
            <text:p>UNP380</text:p>
          </table:table-cell>
          <table:table-cell office:value-type="float" office:value="380" table:style-name="ce13">
            <text:p>380</text:p>
          </table:table-cell>
          <table:table-cell office:value-type="float" office:value="102" table:style-name="ce13">
            <text:p>102</text:p>
          </table:table-cell>
          <table:table-cell office:value-type="float" office:value="13.5" table:style-name="ce13">
            <text:p>13,5</text:p>
          </table:table-cell>
          <table:table-cell office:value-type="float" office:value="16" table:style-name="ce13">
            <text:p>16</text:p>
          </table:table-cell>
          <table:table-cell office:value-type="float" office:value="16" table:formula="of:=[.E18]" table:style-name="ce13">
            <text:p>16</text:p>
          </table:table-cell>
          <table:table-cell office:value-type="float" office:value="8" table:style-name="ce13">
            <text:p>8</text:p>
          </table:table-cell>
          <table:table-cell office:value-type="float" office:value="51" table:formula="of:=[.C18]/2" table:style-name="ce13">
            <text:p>51</text:p>
          </table:table-cell>
          <table:table-cell office:value-type="float" office:value="5" table:style-name="ce13">
            <text:p>5</text:p>
          </table:table-cell>
          <table:table-cell office:value-type="string" table:style-name="ce13">
            <text:p>23.8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380</text:p>
          </table:table-cell>
          <table:table-cell office:value-type="string" table:style-name="ce13">
            <text:p>UNP 380</text:p>
          </table:table-cell>
          <table:table-cell office:value-type="string" table:style-name="ce13">
            <text:p>UN380P</text:p>
          </table:table-cell>
          <table:table-cell office:value-type="string" office:string-value="unp380" table:formula="of:=LOWER([.L18])" table:style-name="ce11">
            <text:p>unp380</text:p>
          </table:table-cell>
          <table:table-cell office:value-type="string" office:string-value="unp 380" table:formula="of:=LOWER([.M18])" table:style-name="ce11">
            <text:p>unp 380</text:p>
          </table:table-cell>
          <table:table-cell office:value-type="string" office:string-value="un380p" table:formula="of:=LOWER([.N18])" table:style-name="ce11">
            <text:p>un380p</text:p>
          </table:table-cell>
          <table:table-cell office:value-type="string" office:string-value="synonyms&quot;:[&quot;UNP380&quot;,&quot;UNP 380&quot;,&quot;UN380P&quot;,&quot;unp380&quot;,&quot;unp 380&quot;,&quot;un380p&quot;]}]}," table:formula="of:= &quot;synonyms&quot;&amp;&quot;&quot;&quot;&quot;&amp;&quot;:[&quot;&amp;&quot;&quot;&quot;&quot;&amp;[.L18]&amp;&quot;&quot;&quot;&quot;&amp;&quot;,&quot;&amp;&quot;&quot;&quot;&quot;&amp;[.M18]&amp;&quot;&quot;&quot;&quot;&amp;&quot;,&quot;&amp;&quot;&quot;&quot;&quot;&amp;[.N18]&amp;&quot;&quot;&quot;&quot;&amp;&quot;,&quot;&amp;&quot;&quot;&quot;&quot;&amp;[.O18]&amp;&quot;&quot;&quot;&quot;&amp;&quot;,&quot;&amp;&quot;&quot;&quot;&quot;&amp;[.P18]&amp;&quot;&quot;&quot;&quot;&amp;&quot;,&quot;&amp;&quot;&quot;&quot;&quot;&amp;[.Q18]&amp;&quot;&quot;&quot;&quot;&amp;&quot;]}]},&quot;" table:style-name="ce10">
            <text:p>synonyms":["UNP380","UNP 380","UN380P","unp380","unp 380","un380p"]}]},</text:p>
          </table:table-cell>
          <table:table-cell office:value-type="string" office:string-value="{&quot;UNP380&quot;: [{&quot;shape_coords&quot;:[380,102,13,5,16,16,8,51,5,23.8],&quot;shape_name&quot;:&quot;C-channel sloped flange&quot;,&quot;synonyms&quot;:[&quot;UNP380&quot;,&quot;UNP 380&quot;,&quot;UN380P&quot;,&quot;unp380&quot;,&quot;unp 380&quot;,&quot;un380p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&amp; &quot;,&quot; &amp;[.G18]&amp; &quot;,&quot; &amp;[.H18]&amp; &quot;,&quot; &amp;[.I18]&amp; &quot;,&quot; &amp;[.J18] &amp; &quot;],&quot; &amp; &quot;&quot;&quot;&quot; &amp;&quot;shape_name&quot;&amp;&quot;&quot;&quot;&quot; &amp; &quot;:&quot; &amp; &quot;&quot;&quot;&quot; &amp;[.K18] &amp; &quot;&quot;&quot;&quot; &amp; &quot;,&quot; &amp; &quot;&quot;&quot;&quot;&amp;[.R18]" table:style-name="ce11">
            <text:p>{"UNP380": [{"shape_coords":[380,102,13,5,16,16,8,51,5,23.8],"shape_name":"C-channel sloped flange","synonyms":["UNP380","UNP 380","UN380P","unp380","unp 380","un380p"]}]},</text:p>
          </table:table-cell>
          <table:table-cell table:number-columns-repeated="16365" table:style-name="ce1"/>
        </table:table-row>
        <table:table-row table:style-name="ro4">
          <table:table-cell office:value-type="string" table:style-name="ce13">
            <text:p>UNP400</text:p>
          </table:table-cell>
          <table:table-cell office:value-type="float" office:value="400" table:style-name="ce13">
            <text:p>400</text:p>
          </table:table-cell>
          <table:table-cell office:value-type="float" office:value="110" table:style-name="ce13">
            <text:p>110</text:p>
          </table:table-cell>
          <table:table-cell office:value-type="float" office:value="14" table:style-name="ce13">
            <text:p>14</text:p>
          </table:table-cell>
          <table:table-cell office:value-type="float" office:value="18" table:style-name="ce13">
            <text:p>18</text:p>
          </table:table-cell>
          <table:table-cell office:value-type="float" office:value="18" table:formula="of:=[.E19]" table:style-name="ce13">
            <text:p>18</text:p>
          </table:table-cell>
          <table:table-cell office:value-type="float" office:value="9" table:style-name="ce13">
            <text:p>9</text:p>
          </table:table-cell>
          <table:table-cell office:value-type="float" office:value="55" table:formula="of:=[.C19]/2" table:style-name="ce13">
            <text:p>55</text:p>
          </table:table-cell>
          <table:table-cell office:value-type="float" office:value="5" table:style-name="ce13">
            <text:p>5</text:p>
          </table:table-cell>
          <table:table-cell office:value-type="string" table:style-name="ce13">
            <text:p>26.5</text:p>
          </table:table-cell>
          <table:table-cell office:value-type="string" table:style-name="ce13">
            <text:p>C-channel sloped flange</text:p>
          </table:table-cell>
          <table:table-cell office:value-type="string" table:style-name="ce13">
            <text:p>UNP400</text:p>
          </table:table-cell>
          <table:table-cell office:value-type="string" table:style-name="ce13">
            <text:p>UNP 400</text:p>
          </table:table-cell>
          <table:table-cell office:value-type="string" table:style-name="ce13">
            <text:p>UN400P</text:p>
          </table:table-cell>
          <table:table-cell office:value-type="string" office:string-value="unp400" table:formula="of:=LOWER([.L19])" table:style-name="ce11">
            <text:p>unp400</text:p>
          </table:table-cell>
          <table:table-cell office:value-type="string" office:string-value="unp 400" table:formula="of:=LOWER([.M19])" table:style-name="ce11">
            <text:p>unp 400</text:p>
          </table:table-cell>
          <table:table-cell office:value-type="string" office:string-value="un400p" table:formula="of:=LOWER([.N19])" table:style-name="ce11">
            <text:p>un400p</text:p>
          </table:table-cell>
          <table:table-cell office:value-type="string" office:string-value="synonyms&quot;:[&quot;UNP400&quot;,&quot;UNP 400&quot;,&quot;UN400P&quot;,&quot;unp400&quot;,&quot;unp 400&quot;,&quot;un400p&quot;]}]}," table:formula="of:= &quot;synonyms&quot;&amp;&quot;&quot;&quot;&quot;&amp;&quot;:[&quot;&amp;&quot;&quot;&quot;&quot;&amp;[.L19]&amp;&quot;&quot;&quot;&quot;&amp;&quot;,&quot;&amp;&quot;&quot;&quot;&quot;&amp;[.M19]&amp;&quot;&quot;&quot;&quot;&amp;&quot;,&quot;&amp;&quot;&quot;&quot;&quot;&amp;[.N19]&amp;&quot;&quot;&quot;&quot;&amp;&quot;,&quot;&amp;&quot;&quot;&quot;&quot;&amp;[.O19]&amp;&quot;&quot;&quot;&quot;&amp;&quot;,&quot;&amp;&quot;&quot;&quot;&quot;&amp;[.P19]&amp;&quot;&quot;&quot;&quot;&amp;&quot;,&quot;&amp;&quot;&quot;&quot;&quot;&amp;[.Q19]&amp;&quot;&quot;&quot;&quot;&amp;&quot;]}]},&quot;" table:style-name="ce10">
            <text:p>synonyms":["UNP400","UNP 400","UN400P","unp400","unp 400","un400p"]}]},</text:p>
          </table:table-cell>
          <table:table-cell office:value-type="string" office:string-value="{&quot;UNP400&quot;: [{&quot;shape_coords&quot;:[400,110,14,18,18,9,55,5,26.5],&quot;shape_name&quot;:&quot;C-channel sloped flange&quot;,&quot;synonyms&quot;:[&quot;UNP400&quot;,&quot;UNP 400&quot;,&quot;UN400P&quot;,&quot;unp400&quot;,&quot;unp 400&quot;,&quot;un400p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&amp; &quot;,&quot; &amp;[.G19]&amp; &quot;,&quot; &amp;[.H19]&amp; &quot;,&quot; &amp;[.I19]&amp; &quot;,&quot; &amp;[.J19] &amp; &quot;],&quot; &amp; &quot;&quot;&quot;&quot; &amp;&quot;shape_name&quot;&amp;&quot;&quot;&quot;&quot; &amp; &quot;:&quot; &amp; &quot;&quot;&quot;&quot; &amp;[.K19] &amp; &quot;&quot;&quot;&quot; &amp; &quot;,&quot; &amp; &quot;&quot;&quot;&quot;&amp;[.R19]" table:style-name="ce11">
            <text:p>{"UNP400": [{"shape_coords":[400,110,14,18,18,9,55,5,26.5],"shape_name":"C-channel sloped flange","synonyms":["UNP400","UNP 400","UN400P","unp400","unp 400","un400p"]}]},</text:p>
          </table:table-cell>
          <table:table-cell table:number-columns-repeated="16365" table:style-name="ce1"/>
        </table:table-row>
        <table:table-row table:number-rows-repeated="3" table:style-name="ro1">
          <table:table-cell table:number-columns-repeated="14" table:style-name="ce13"/>
          <table:table-cell table:number-columns-repeated="3" table:style-name="ce11"/>
          <table:table-cell table:style-name="ce13"/>
          <table:table-cell table:style-name="ce15"/>
          <table:table-cell table:number-columns-repeated="16365" table:style-name="ce1"/>
        </table:table-row>
        <table:table-row table:style-name="ro1">
          <table:table-cell table:style-name="ce13"/>
          <table:table-cell office:value-type="string" table:style-name="ce16">
            <text:p>h<text:span text:style-name="T2">,<text:s/></text:span>b<text:span text:style-name="T2">,<text:s/></text:span>tf<text:span text:style-name="T2">,<text:s/></text:span>tw<text:span text:style-name="T2">,<text:s/></text:span>r1<text:span text:style-name="T2">,<text:s/></text:span>r2<text:span text:style-name="T2">,<text:s/></text:span>tl<text:span text:style-name="T2">,<text:s/></text:span>sa<text:span text:style-name="T2">,<text:s/></text:span>ex):</text:p>
          </table:table-cell>
          <table:table-cell table:number-columns-repeated="12" table:style-name="ce13"/>
          <table:table-cell table:number-columns-repeated="3" table:style-name="ce11"/>
          <table:table-cell table:style-name="ce13"/>
          <table:table-cell table:style-name="ce15"/>
          <table:table-cell table:number-columns-repeated="16365" table:style-name="ce1"/>
        </table:table-row>
        <table:table-row table:number-rows-repeated="74" table:style-name="ro1">
          <table:table-cell table:number-columns-repeated="16384"/>
        </table:table-row>
        <table:table-row table:number-rows-repeated="4" table:style-name="ro1">
          <table:table-cell table:number-columns-repeated="10"/>
          <table:table-cell office:value-type="float" office:value="3" table:style-name="ce13">
            <text:p>3</text:p>
          </table:table-cell>
          <table:table-cell office:value-type="float" office:value="20" table:style-name="ce13">
            <text:p>20</text:p>
          </table:table-cell>
          <table:table-cell office:value-type="string" table:style-name="ce13">
            <text:p>C-channel sloped flange]}</text:p>
          </table:table-cell>
          <table:table-cell table:number-columns-repeated="16371"/>
        </table:table-row>
        <table:table-row table:number-rows-repeated="20" table:style-name="ro1">
          <table:table-cell table:number-columns-repeated="16384"/>
        </table:table-row>
        <table:table-row table:style-name="ro1">
          <table:table-cell table:number-columns-repeated="10"/>
          <table:table-cell office:value-type="string" table:style-name="ce13">
            <text:p>19.7</text:p>
          </table:table-cell>
          <table:table-cell office:value-type="string" table:style-name="ce13">
            <text:p>LAngle]}</text:p>
          </table:table-cell>
          <table:table-cell table:number-columns-repeated="16372"/>
        </table:table-row>
        <table:table-row table:number-rows-repeated="1048454" table:style-name="ro1">
          <table:table-cell table:number-columns-repeated="16384"/>
        </table:table-row>
      </table:table>
      <table:table table:name="Tube_Profile" table:style-name="ta1">
        <table:table-column table:style-name="co14" table:default-cell-style-name="ce11"/>
        <table:table-column table:style-name="co2" table:number-columns-repeated="2" table:default-cell-style-name="ce13"/>
        <table:table-column table:style-name="co15" table:default-cell-style-name="ce11"/>
        <table:table-column table:style-name="co16" table:number-columns-repeated="2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" table:number-columns-repeated="16374" table:default-cell-style-name="ce11"/>
        <table:table-row table:style-name="ro2">
          <table:table-cell office:value-type="string" table:style-name="ce14">
            <text:p>Profilename</text:p>
          </table:table-cell>
          <table:table-cell office:value-type="string" table:style-name="ce12">
            <text:p>D</text:p>
          </table:table-cell>
          <table:table-cell office:value-type="string" table:style-name="ce12">
            <text:p>T</text:p>
          </table:table-cell>
          <table:table-cell office:value-type="string" table:style-name="ce14">
            <text:p>Shape</text:p>
          </table:table-cell>
          <table:table-cell office:value-type="string" table:style-name="ce14">
            <text:p>Synonyms</text:p>
          </table:table-cell>
          <table:table-cell table:number-columns-repeated="4" table:style-name="ce14"/>
          <table:table-cell office:value-type="string" table:style-name="ce14">
            <text:p>JSONString</text:p>
          </table:table-cell>
          <table:table-cell table:number-columns-repeated="16374" table:style-name="ce14"/>
        </table:table-row>
        <table:table-row table:style-name="ro2">
          <table:table-cell table:number-columns-repeated="16384"/>
        </table:table-row>
        <table:table-row table:style-name="ro2">
          <table:table-cell table:style-name="ce17"/>
          <table:table-cell office:value-type="string" table:style-name="ce18">
            <text:p>[mm]</text:p>
          </table:table-cell>
          <table:table-cell office:value-type="string" table:style-name="ce18">
            <text:p>[mm]</text:p>
          </table:table-cell>
          <table:table-cell table:number-columns-repeated="16381" table:style-name="ce17"/>
        </table:table-row>
        <table:table-row table:style-name="ro2">
          <table:table-cell office:value-type="string" office:string-value="B42,4/2,6" table:formula="of:=&quot;B&quot; &amp;[.B4] &amp;&quot;/&quot; &amp; [.C4]" table:style-name="ce11">
            <text:p>B42,4/2,6</text:p>
          </table:table-cell>
          <table:table-cell office:value-type="float" office:value="42.4" table:style-name="ce13">
            <text:p>42,4</text:p>
          </table:table-cell>
          <table:table-cell office:value-type="float" office:value="2.6" table:style-name="ce13">
            <text:p>2,6</text:p>
          </table:table-cell>
          <table:table-cell office:value-type="string" table:style-name="ce11">
            <text:p>Round tube profile</text:p>
          </table:table-cell>
          <table:table-cell office:value-type="string" office:string-value="B42,4/2,6" table:formula="of:=[.A4]" table:style-name="ce11">
            <text:p>B42,4/2,6</text:p>
          </table:table-cell>
          <table:table-cell office:value-type="string" office:string-value="B42,4x2,6" table:formula="of:=&quot;B&quot; &amp;[.B4] &amp;&quot;x&quot; &amp; [.C4]" table:style-name="ce11">
            <text:p>B42,4x2,6</text:p>
          </table:table-cell>
          <table:table-cell office:value-type="string" office:string-value="Buis42,4/2,6" table:formula="of:=&quot;Buis&quot; &amp;[.B4] &amp;&quot;/&quot; &amp; [.C4]" table:style-name="ce11">
            <text:p>Buis42,4/2,6</text:p>
          </table:table-cell>
          <table:table-cell office:value-type="string" office:string-value="Buis42,4x2,6" table:formula="of:=&quot;Buis&quot; &amp;[.B4] &amp;&quot;x&quot; &amp; [.C4]" table:style-name="ce11">
            <text:p>Buis42,4x2,6</text:p>
          </table:table-cell>
          <table:table-cell office:value-type="string" office:string-value="synonyms&quot;:[&quot;B42,4/2,6&quot;,&quot;B42,4x2,6&quot;,&quot;Buis42,4/2,6&quot;,&quot;Buis42,4x2,6&quot;]}]}," table:formula="of:= &quot;synonyms&quot;&amp;&quot;&quot;&quot;&quot;&amp;&quot;:[&quot;&amp;&quot;&quot;&quot;&quot;&amp;[.E4]&amp;&quot;&quot;&quot;&quot;&amp;&quot;,&quot;&amp;&quot;&quot;&quot;&quot;&amp;[.F4]&amp;&quot;&quot;&quot;&quot;&amp;&quot;,&quot;&amp;&quot;&quot;&quot;&quot;&amp;[.G4]&amp;&quot;&quot;&quot;&quot;&amp;&quot;,&quot;&amp;&quot;&quot;&quot;&quot;&amp;[.H4]&amp;&quot;&quot;&quot;&quot;&amp;&quot;]}]},&quot;" table:style-name="ce11">
            <text:p>synonyms":["B42,4/2,6","B42,4x2,6","Buis42,4/2,6","Buis42,4x2,6"]}]},</text:p>
          </table:table-cell>
          <table:table-cell office:value-type="string" office:string-value="{&quot;B42,4/2,6&quot;: [{&quot;shape_coords&quot;:[42,4,2,6],&quot;shape_name&quot;:&quot;Round tube profile&quot;,&quot;synonyms&quot;:[&quot;B42,4/2,6&quot;,&quot;B42,4x2,6&quot;,&quot;Buis42,4/2,6&quot;,&quot;Buis42,4x2,6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],&quot; &amp; &quot;&quot;&quot;&quot; &amp;&quot;shape_name&quot;&amp;&quot;&quot;&quot;&quot; &amp; &quot;:&quot; &amp; &quot;&quot;&quot;&quot; &amp;[.D4] &amp; &quot;&quot;&quot;&quot; &amp; &quot;,&quot; &amp; &quot;&quot;&quot;&quot;&amp;[.I4]" table:style-name="ce11">
            <text:p>{"B42,4/2,6": [{"shape_coords":[42,4,2,6],"shape_name":"Round tube profile","synonyms":["B42,4/2,6","B42,4x2,6","Buis42,4/2,6","Buis42,4x2,6"]}]},</text:p>
          </table:table-cell>
          <table:table-cell table:number-columns-repeated="16374"/>
        </table:table-row>
        <table:table-row table:style-name="ro2">
          <table:table-cell office:value-type="string" office:string-value="B42,4/3,2" table:formula="of:=&quot;B&quot; &amp;[.B5] &amp;&quot;/&quot; &amp; [.C5]" table:style-name="ce11">
            <text:p>B42,4/3,2</text:p>
          </table:table-cell>
          <table:table-cell office:value-type="float" office:value="42.4" table:style-name="ce13">
            <text:p>42,4</text:p>
          </table:table-cell>
          <table:table-cell office:value-type="float" office:value="3.2" table:style-name="ce13">
            <text:p>3,2</text:p>
          </table:table-cell>
          <table:table-cell office:value-type="string" table:style-name="ce11">
            <text:p>Round tube profile</text:p>
          </table:table-cell>
          <table:table-cell office:value-type="string" office:string-value="B42,4/3,2" table:formula="of:=[.A5]" table:style-name="ce11">
            <text:p>B42,4/3,2</text:p>
          </table:table-cell>
          <table:table-cell office:value-type="string" office:string-value="B42,4x3,2" table:formula="of:=&quot;B&quot; &amp;[.B5] &amp;&quot;x&quot; &amp; [.C5]" table:style-name="ce11">
            <text:p>B42,4x3,2</text:p>
          </table:table-cell>
          <table:table-cell office:value-type="string" office:string-value="Buis42,4/3,2" table:formula="of:=&quot;Buis&quot; &amp;[.B5] &amp;&quot;/&quot; &amp; [.C5]" table:style-name="ce11">
            <text:p>Buis42,4/3,2</text:p>
          </table:table-cell>
          <table:table-cell office:value-type="string" office:string-value="Buis42,4x3,2" table:formula="of:=&quot;Buis&quot; &amp;[.B5] &amp;&quot;x&quot; &amp; [.C5]" table:style-name="ce11">
            <text:p>Buis42,4x3,2</text:p>
          </table:table-cell>
          <table:table-cell office:value-type="string" office:string-value="synonyms&quot;:[&quot;B42,4/3,2&quot;,&quot;B42,4x3,2&quot;,&quot;Buis42,4/3,2&quot;,&quot;Buis42,4x3,2&quot;]}]}," table:formula="of:= &quot;synonyms&quot;&amp;&quot;&quot;&quot;&quot;&amp;&quot;:[&quot;&amp;&quot;&quot;&quot;&quot;&amp;[.E5]&amp;&quot;&quot;&quot;&quot;&amp;&quot;,&quot;&amp;&quot;&quot;&quot;&quot;&amp;[.F5]&amp;&quot;&quot;&quot;&quot;&amp;&quot;,&quot;&amp;&quot;&quot;&quot;&quot;&amp;[.G5]&amp;&quot;&quot;&quot;&quot;&amp;&quot;,&quot;&amp;&quot;&quot;&quot;&quot;&amp;[.H5]&amp;&quot;&quot;&quot;&quot;&amp;&quot;]}]},&quot;" table:style-name="ce11">
            <text:p>synonyms":["B42,4/3,2","B42,4x3,2","Buis42,4/3,2","Buis42,4x3,2"]}]},</text:p>
          </table:table-cell>
          <table:table-cell office:value-type="string" office:string-value="{&quot;B42,4/3,2&quot;: [{&quot;shape_coords&quot;:[42,4,3,2],&quot;shape_name&quot;:&quot;Round tube profile&quot;,&quot;synonyms&quot;:[&quot;B42,4/3,2&quot;,&quot;B42,4x3,2&quot;,&quot;Buis42,4/3,2&quot;,&quot;Buis42,4x3,2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],&quot; &amp; &quot;&quot;&quot;&quot; &amp;&quot;shape_name&quot;&amp;&quot;&quot;&quot;&quot; &amp; &quot;:&quot; &amp; &quot;&quot;&quot;&quot; &amp;[.D5] &amp; &quot;&quot;&quot;&quot; &amp; &quot;,&quot; &amp; &quot;&quot;&quot;&quot;&amp;[.I5]" table:style-name="ce11">
            <text:p>{"B42,4/3,2": [{"shape_coords":[42,4,3,2],"shape_name":"Round tube profile","synonyms":["B42,4/3,2","B42,4x3,2","Buis42,4/3,2","Buis42,4x3,2"]}]},</text:p>
          </table:table-cell>
          <table:table-cell table:number-columns-repeated="16374"/>
        </table:table-row>
        <table:table-row table:style-name="ro2">
          <table:table-cell office:value-type="string" office:string-value="B42,4/4" table:formula="of:=&quot;B&quot; &amp;[.B6] &amp;&quot;/&quot; &amp; [.C6]" table:style-name="ce11">
            <text:p>B42,4/4</text:p>
          </table:table-cell>
          <table:table-cell office:value-type="float" office:value="42.4" table:style-name="ce13">
            <text:p>42,4</text:p>
          </table:table-cell>
          <table:table-cell office:value-type="float" office:value="4" table:style-name="ce13">
            <text:p>4</text:p>
          </table:table-cell>
          <table:table-cell office:value-type="string" table:style-name="ce11">
            <text:p>Round tube profile</text:p>
          </table:table-cell>
          <table:table-cell office:value-type="string" office:string-value="B42,4/4" table:formula="of:=[.A6]" table:style-name="ce11">
            <text:p>B42,4/4</text:p>
          </table:table-cell>
          <table:table-cell office:value-type="string" office:string-value="B42,4x4" table:formula="of:=&quot;B&quot; &amp;[.B6] &amp;&quot;x&quot; &amp; [.C6]" table:style-name="ce11">
            <text:p>B42,4x4</text:p>
          </table:table-cell>
          <table:table-cell office:value-type="string" office:string-value="Buis42,4/4" table:formula="of:=&quot;Buis&quot; &amp;[.B6] &amp;&quot;/&quot; &amp; [.C6]" table:style-name="ce11">
            <text:p>Buis42,4/4</text:p>
          </table:table-cell>
          <table:table-cell office:value-type="string" office:string-value="Buis42,4x4" table:formula="of:=&quot;Buis&quot; &amp;[.B6] &amp;&quot;x&quot; &amp; [.C6]" table:style-name="ce11">
            <text:p>Buis42,4x4</text:p>
          </table:table-cell>
          <table:table-cell office:value-type="string" office:string-value="synonyms&quot;:[&quot;B42,4/4&quot;,&quot;B42,4x4&quot;,&quot;Buis42,4/4&quot;,&quot;Buis42,4x4&quot;]}]}," table:formula="of:= &quot;synonyms&quot;&amp;&quot;&quot;&quot;&quot;&amp;&quot;:[&quot;&amp;&quot;&quot;&quot;&quot;&amp;[.E6]&amp;&quot;&quot;&quot;&quot;&amp;&quot;,&quot;&amp;&quot;&quot;&quot;&quot;&amp;[.F6]&amp;&quot;&quot;&quot;&quot;&amp;&quot;,&quot;&amp;&quot;&quot;&quot;&quot;&amp;[.G6]&amp;&quot;&quot;&quot;&quot;&amp;&quot;,&quot;&amp;&quot;&quot;&quot;&quot;&amp;[.H6]&amp;&quot;&quot;&quot;&quot;&amp;&quot;]}]},&quot;" table:style-name="ce11">
            <text:p>synonyms":["B42,4/4","B42,4x4","Buis42,4/4","Buis42,4x4"]}]},</text:p>
          </table:table-cell>
          <table:table-cell office:value-type="string" office:string-value="{&quot;B42,4/4&quot;: [{&quot;shape_coords&quot;:[42,4,4],&quot;shape_name&quot;:&quot;Round tube profile&quot;,&quot;synonyms&quot;:[&quot;B42,4/4&quot;,&quot;B42,4x4&quot;,&quot;Buis42,4/4&quot;,&quot;Buis42,4x4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],&quot; &amp; &quot;&quot;&quot;&quot; &amp;&quot;shape_name&quot;&amp;&quot;&quot;&quot;&quot; &amp; &quot;:&quot; &amp; &quot;&quot;&quot;&quot; &amp;[.D6] &amp; &quot;&quot;&quot;&quot; &amp; &quot;,&quot; &amp; &quot;&quot;&quot;&quot;&amp;[.I6]" table:style-name="ce11">
            <text:p>{"B42,4/4": [{"shape_coords":[42,4,4],"shape_name":"Round tube profile","synonyms":["B42,4/4","B42,4x4","Buis42,4/4","Buis42,4x4"]}]},</text:p>
          </table:table-cell>
          <table:table-cell table:number-columns-repeated="16374"/>
        </table:table-row>
        <table:table-row table:style-name="ro2">
          <table:table-cell office:value-type="string" office:string-value="B48,3/2,6" table:formula="of:=&quot;B&quot; &amp;[.B7] &amp;&quot;/&quot; &amp; [.C7]" table:style-name="ce11">
            <text:p>B48,3/2,6</text:p>
          </table:table-cell>
          <table:table-cell office:value-type="float" office:value="48.3" table:style-name="ce13">
            <text:p>48,3</text:p>
          </table:table-cell>
          <table:table-cell office:value-type="float" office:value="2.6" table:style-name="ce13">
            <text:p>2,6</text:p>
          </table:table-cell>
          <table:table-cell office:value-type="string" table:style-name="ce11">
            <text:p>Round tube profile</text:p>
          </table:table-cell>
          <table:table-cell office:value-type="string" office:string-value="B48,3/2,6" table:formula="of:=[.A7]" table:style-name="ce11">
            <text:p>B48,3/2,6</text:p>
          </table:table-cell>
          <table:table-cell office:value-type="string" office:string-value="B48,3x2,6" table:formula="of:=&quot;B&quot; &amp;[.B7] &amp;&quot;x&quot; &amp; [.C7]" table:style-name="ce11">
            <text:p>B48,3x2,6</text:p>
          </table:table-cell>
          <table:table-cell office:value-type="string" office:string-value="Buis48,3/2,6" table:formula="of:=&quot;Buis&quot; &amp;[.B7] &amp;&quot;/&quot; &amp; [.C7]" table:style-name="ce11">
            <text:p>Buis48,3/2,6</text:p>
          </table:table-cell>
          <table:table-cell office:value-type="string" office:string-value="Buis48,3x2,6" table:formula="of:=&quot;Buis&quot; &amp;[.B7] &amp;&quot;x&quot; &amp; [.C7]" table:style-name="ce11">
            <text:p>Buis48,3x2,6</text:p>
          </table:table-cell>
          <table:table-cell office:value-type="string" office:string-value="synonyms&quot;:[&quot;B48,3/2,6&quot;,&quot;B48,3x2,6&quot;,&quot;Buis48,3/2,6&quot;,&quot;Buis48,3x2,6&quot;]}]}," table:formula="of:= &quot;synonyms&quot;&amp;&quot;&quot;&quot;&quot;&amp;&quot;:[&quot;&amp;&quot;&quot;&quot;&quot;&amp;[.E7]&amp;&quot;&quot;&quot;&quot;&amp;&quot;,&quot;&amp;&quot;&quot;&quot;&quot;&amp;[.F7]&amp;&quot;&quot;&quot;&quot;&amp;&quot;,&quot;&amp;&quot;&quot;&quot;&quot;&amp;[.G7]&amp;&quot;&quot;&quot;&quot;&amp;&quot;,&quot;&amp;&quot;&quot;&quot;&quot;&amp;[.H7]&amp;&quot;&quot;&quot;&quot;&amp;&quot;]}]},&quot;" table:style-name="ce11">
            <text:p>synonyms":["B48,3/2,6","B48,3x2,6","Buis48,3/2,6","Buis48,3x2,6"]}]},</text:p>
          </table:table-cell>
          <table:table-cell office:value-type="string" office:string-value="{&quot;B48,3/2,6&quot;: [{&quot;shape_coords&quot;:[48,3,2,6],&quot;shape_name&quot;:&quot;Round tube profile&quot;,&quot;synonyms&quot;:[&quot;B48,3/2,6&quot;,&quot;B48,3x2,6&quot;,&quot;Buis48,3/2,6&quot;,&quot;Buis48,3x2,6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],&quot; &amp; &quot;&quot;&quot;&quot; &amp;&quot;shape_name&quot;&amp;&quot;&quot;&quot;&quot; &amp; &quot;:&quot; &amp; &quot;&quot;&quot;&quot; &amp;[.D7] &amp; &quot;&quot;&quot;&quot; &amp; &quot;,&quot; &amp; &quot;&quot;&quot;&quot;&amp;[.I7]" table:style-name="ce11">
            <text:p>{"B48,3/2,6": [{"shape_coords":[48,3,2,6],"shape_name":"Round tube profile","synonyms":["B48,3/2,6","B48,3x2,6","Buis48,3/2,6","Buis48,3x2,6"]}]},</text:p>
          </table:table-cell>
          <table:table-cell table:number-columns-repeated="16374"/>
        </table:table-row>
        <table:table-row table:style-name="ro2">
          <table:table-cell office:value-type="string" office:string-value="B48,3/3,2" table:formula="of:=&quot;B&quot; &amp;[.B8] &amp;&quot;/&quot; &amp; [.C8]" table:style-name="ce11">
            <text:p>B48,3/3,2</text:p>
          </table:table-cell>
          <table:table-cell office:value-type="float" office:value="48.3" table:style-name="ce13">
            <text:p>48,3</text:p>
          </table:table-cell>
          <table:table-cell office:value-type="float" office:value="3.2" table:style-name="ce13">
            <text:p>3,2</text:p>
          </table:table-cell>
          <table:table-cell office:value-type="string" table:style-name="ce11">
            <text:p>Round tube profile</text:p>
          </table:table-cell>
          <table:table-cell office:value-type="string" office:string-value="B48,3/3,2" table:formula="of:=[.A8]" table:style-name="ce11">
            <text:p>B48,3/3,2</text:p>
          </table:table-cell>
          <table:table-cell office:value-type="string" office:string-value="B48,3x3,2" table:formula="of:=&quot;B&quot; &amp;[.B8] &amp;&quot;x&quot; &amp; [.C8]" table:style-name="ce11">
            <text:p>B48,3x3,2</text:p>
          </table:table-cell>
          <table:table-cell office:value-type="string" office:string-value="Buis48,3/3,2" table:formula="of:=&quot;Buis&quot; &amp;[.B8] &amp;&quot;/&quot; &amp; [.C8]" table:style-name="ce11">
            <text:p>Buis48,3/3,2</text:p>
          </table:table-cell>
          <table:table-cell office:value-type="string" office:string-value="Buis48,3x3,2" table:formula="of:=&quot;Buis&quot; &amp;[.B8] &amp;&quot;x&quot; &amp; [.C8]" table:style-name="ce11">
            <text:p>Buis48,3x3,2</text:p>
          </table:table-cell>
          <table:table-cell office:value-type="string" office:string-value="synonyms&quot;:[&quot;B48,3/3,2&quot;,&quot;B48,3x3,2&quot;,&quot;Buis48,3/3,2&quot;,&quot;Buis48,3x3,2&quot;]}]}," table:formula="of:= &quot;synonyms&quot;&amp;&quot;&quot;&quot;&quot;&amp;&quot;:[&quot;&amp;&quot;&quot;&quot;&quot;&amp;[.E8]&amp;&quot;&quot;&quot;&quot;&amp;&quot;,&quot;&amp;&quot;&quot;&quot;&quot;&amp;[.F8]&amp;&quot;&quot;&quot;&quot;&amp;&quot;,&quot;&amp;&quot;&quot;&quot;&quot;&amp;[.G8]&amp;&quot;&quot;&quot;&quot;&amp;&quot;,&quot;&amp;&quot;&quot;&quot;&quot;&amp;[.H8]&amp;&quot;&quot;&quot;&quot;&amp;&quot;]}]},&quot;" table:style-name="ce11">
            <text:p>synonyms":["B48,3/3,2","B48,3x3,2","Buis48,3/3,2","Buis48,3x3,2"]}]},</text:p>
          </table:table-cell>
          <table:table-cell office:value-type="string" office:string-value="{&quot;B48,3/3,2&quot;: [{&quot;shape_coords&quot;:[48,3,3,2],&quot;shape_name&quot;:&quot;Round tube profile&quot;,&quot;synonyms&quot;:[&quot;B48,3/3,2&quot;,&quot;B48,3x3,2&quot;,&quot;Buis48,3/3,2&quot;,&quot;Buis48,3x3,2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],&quot; &amp; &quot;&quot;&quot;&quot; &amp;&quot;shape_name&quot;&amp;&quot;&quot;&quot;&quot; &amp; &quot;:&quot; &amp; &quot;&quot;&quot;&quot; &amp;[.D8] &amp; &quot;&quot;&quot;&quot; &amp; &quot;,&quot; &amp; &quot;&quot;&quot;&quot;&amp;[.I8]" table:style-name="ce11">
            <text:p>{"B48,3/3,2": [{"shape_coords":[48,3,3,2],"shape_name":"Round tube profile","synonyms":["B48,3/3,2","B48,3x3,2","Buis48,3/3,2","Buis48,3x3,2"]}]},</text:p>
          </table:table-cell>
          <table:table-cell table:number-columns-repeated="16374"/>
        </table:table-row>
        <table:table-row table:style-name="ro2">
          <table:table-cell office:value-type="string" office:string-value="B48,3/4" table:formula="of:=&quot;B&quot; &amp;[.B9] &amp;&quot;/&quot; &amp; [.C9]" table:style-name="ce11">
            <text:p>B48,3/4</text:p>
          </table:table-cell>
          <table:table-cell office:value-type="float" office:value="48.3" table:style-name="ce13">
            <text:p>48,3</text:p>
          </table:table-cell>
          <table:table-cell office:value-type="float" office:value="4" table:style-name="ce13">
            <text:p>4</text:p>
          </table:table-cell>
          <table:table-cell office:value-type="string" table:style-name="ce11">
            <text:p>Round tube profile</text:p>
          </table:table-cell>
          <table:table-cell office:value-type="string" office:string-value="B48,3/4" table:formula="of:=[.A9]" table:style-name="ce11">
            <text:p>B48,3/4</text:p>
          </table:table-cell>
          <table:table-cell office:value-type="string" office:string-value="B48,3x4" table:formula="of:=&quot;B&quot; &amp;[.B9] &amp;&quot;x&quot; &amp; [.C9]" table:style-name="ce11">
            <text:p>B48,3x4</text:p>
          </table:table-cell>
          <table:table-cell office:value-type="string" office:string-value="Buis48,3/4" table:formula="of:=&quot;Buis&quot; &amp;[.B9] &amp;&quot;/&quot; &amp; [.C9]" table:style-name="ce11">
            <text:p>Buis48,3/4</text:p>
          </table:table-cell>
          <table:table-cell office:value-type="string" office:string-value="Buis48,3x4" table:formula="of:=&quot;Buis&quot; &amp;[.B9] &amp;&quot;x&quot; &amp; [.C9]" table:style-name="ce11">
            <text:p>Buis48,3x4</text:p>
          </table:table-cell>
          <table:table-cell office:value-type="string" office:string-value="synonyms&quot;:[&quot;B48,3/4&quot;,&quot;B48,3x4&quot;,&quot;Buis48,3/4&quot;,&quot;Buis48,3x4&quot;]}]}," table:formula="of:= &quot;synonyms&quot;&amp;&quot;&quot;&quot;&quot;&amp;&quot;:[&quot;&amp;&quot;&quot;&quot;&quot;&amp;[.E9]&amp;&quot;&quot;&quot;&quot;&amp;&quot;,&quot;&amp;&quot;&quot;&quot;&quot;&amp;[.F9]&amp;&quot;&quot;&quot;&quot;&amp;&quot;,&quot;&amp;&quot;&quot;&quot;&quot;&amp;[.G9]&amp;&quot;&quot;&quot;&quot;&amp;&quot;,&quot;&amp;&quot;&quot;&quot;&quot;&amp;[.H9]&amp;&quot;&quot;&quot;&quot;&amp;&quot;]}]},&quot;" table:style-name="ce11">
            <text:p>synonyms":["B48,3/4","B48,3x4","Buis48,3/4","Buis48,3x4"]}]},</text:p>
          </table:table-cell>
          <table:table-cell office:value-type="string" office:string-value="{&quot;B48,3/4&quot;: [{&quot;shape_coords&quot;:[48,3,4],&quot;shape_name&quot;:&quot;Round tube profile&quot;,&quot;synonyms&quot;:[&quot;B48,3/4&quot;,&quot;B48,3x4&quot;,&quot;Buis48,3/4&quot;,&quot;Buis48,3x4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],&quot; &amp; &quot;&quot;&quot;&quot; &amp;&quot;shape_name&quot;&amp;&quot;&quot;&quot;&quot; &amp; &quot;:&quot; &amp; &quot;&quot;&quot;&quot; &amp;[.D9] &amp; &quot;&quot;&quot;&quot; &amp; &quot;,&quot; &amp; &quot;&quot;&quot;&quot;&amp;[.I9]" table:style-name="ce11">
            <text:p>{"B48,3/4": [{"shape_coords":[48,3,4],"shape_name":"Round tube profile","synonyms":["B48,3/4","B48,3x4","Buis48,3/4","Buis48,3x4"]}]},</text:p>
          </table:table-cell>
          <table:table-cell table:number-columns-repeated="16374"/>
        </table:table-row>
        <table:table-row table:style-name="ro2">
          <table:table-cell office:value-type="string" office:string-value="B60,3/3,2" table:formula="of:=&quot;B&quot; &amp;[.B10] &amp;&quot;/&quot; &amp; [.C10]" table:style-name="ce11">
            <text:p>B60,3/3,2</text:p>
          </table:table-cell>
          <table:table-cell office:value-type="float" office:value="60.3" table:style-name="ce13">
            <text:p>60,3</text:p>
          </table:table-cell>
          <table:table-cell office:value-type="float" office:value="3.2" table:style-name="ce13">
            <text:p>3,2</text:p>
          </table:table-cell>
          <table:table-cell office:value-type="string" table:style-name="ce11">
            <text:p>Round tube profile</text:p>
          </table:table-cell>
          <table:table-cell office:value-type="string" office:string-value="B60,3/3,2" table:formula="of:=[.A10]" table:style-name="ce11">
            <text:p>B60,3/3,2</text:p>
          </table:table-cell>
          <table:table-cell office:value-type="string" office:string-value="B60,3x3,2" table:formula="of:=&quot;B&quot; &amp;[.B10] &amp;&quot;x&quot; &amp; [.C10]" table:style-name="ce11">
            <text:p>B60,3x3,2</text:p>
          </table:table-cell>
          <table:table-cell office:value-type="string" office:string-value="Buis60,3/3,2" table:formula="of:=&quot;Buis&quot; &amp;[.B10] &amp;&quot;/&quot; &amp; [.C10]" table:style-name="ce11">
            <text:p>Buis60,3/3,2</text:p>
          </table:table-cell>
          <table:table-cell office:value-type="string" office:string-value="Buis60,3x3,2" table:formula="of:=&quot;Buis&quot; &amp;[.B10] &amp;&quot;x&quot; &amp; [.C10]" table:style-name="ce11">
            <text:p>Buis60,3x3,2</text:p>
          </table:table-cell>
          <table:table-cell office:value-type="string" office:string-value="synonyms&quot;:[&quot;B60,3/3,2&quot;,&quot;B60,3x3,2&quot;,&quot;Buis60,3/3,2&quot;,&quot;Buis60,3x3,2&quot;]}]}," table:formula="of:= &quot;synonyms&quot;&amp;&quot;&quot;&quot;&quot;&amp;&quot;:[&quot;&amp;&quot;&quot;&quot;&quot;&amp;[.E10]&amp;&quot;&quot;&quot;&quot;&amp;&quot;,&quot;&amp;&quot;&quot;&quot;&quot;&amp;[.F10]&amp;&quot;&quot;&quot;&quot;&amp;&quot;,&quot;&amp;&quot;&quot;&quot;&quot;&amp;[.G10]&amp;&quot;&quot;&quot;&quot;&amp;&quot;,&quot;&amp;&quot;&quot;&quot;&quot;&amp;[.H10]&amp;&quot;&quot;&quot;&quot;&amp;&quot;]}]},&quot;" table:style-name="ce11">
            <text:p>synonyms":["B60,3/3,2","B60,3x3,2","Buis60,3/3,2","Buis60,3x3,2"]}]},</text:p>
          </table:table-cell>
          <table:table-cell office:value-type="string" office:string-value="{&quot;B60,3/3,2&quot;: [{&quot;shape_coords&quot;:[60,3,3,2],&quot;shape_name&quot;:&quot;Round tube profile&quot;,&quot;synonyms&quot;:[&quot;B60,3/3,2&quot;,&quot;B60,3x3,2&quot;,&quot;Buis60,3/3,2&quot;,&quot;Buis60,3x3,2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],&quot; &amp; &quot;&quot;&quot;&quot; &amp;&quot;shape_name&quot;&amp;&quot;&quot;&quot;&quot; &amp; &quot;:&quot; &amp; &quot;&quot;&quot;&quot; &amp;[.D10] &amp; &quot;&quot;&quot;&quot; &amp; &quot;,&quot; &amp; &quot;&quot;&quot;&quot;&amp;[.I10]" table:style-name="ce11">
            <text:p>{"B60,3/3,2": [{"shape_coords":[60,3,3,2],"shape_name":"Round tube profile","synonyms":["B60,3/3,2","B60,3x3,2","Buis60,3/3,2","Buis60,3x3,2"]}]},</text:p>
          </table:table-cell>
          <table:table-cell table:number-columns-repeated="16374"/>
        </table:table-row>
        <table:table-row table:style-name="ro2">
          <table:table-cell office:value-type="string" office:string-value="B60,3/4" table:formula="of:=&quot;B&quot; &amp;[.B11] &amp;&quot;/&quot; &amp; [.C11]" table:style-name="ce11">
            <text:p>B60,3/4</text:p>
          </table:table-cell>
          <table:table-cell office:value-type="float" office:value="60.3" table:style-name="ce13">
            <text:p>60,3</text:p>
          </table:table-cell>
          <table:table-cell office:value-type="float" office:value="4" table:style-name="ce13">
            <text:p>4</text:p>
          </table:table-cell>
          <table:table-cell office:value-type="string" table:style-name="ce11">
            <text:p>Round tube profile</text:p>
          </table:table-cell>
          <table:table-cell office:value-type="string" office:string-value="B60,3/4" table:formula="of:=[.A11]" table:style-name="ce11">
            <text:p>B60,3/4</text:p>
          </table:table-cell>
          <table:table-cell office:value-type="string" office:string-value="B60,3x4" table:formula="of:=&quot;B&quot; &amp;[.B11] &amp;&quot;x&quot; &amp; [.C11]" table:style-name="ce11">
            <text:p>B60,3x4</text:p>
          </table:table-cell>
          <table:table-cell office:value-type="string" office:string-value="Buis60,3/4" table:formula="of:=&quot;Buis&quot; &amp;[.B11] &amp;&quot;/&quot; &amp; [.C11]" table:style-name="ce11">
            <text:p>Buis60,3/4</text:p>
          </table:table-cell>
          <table:table-cell office:value-type="string" office:string-value="Buis60,3x4" table:formula="of:=&quot;Buis&quot; &amp;[.B11] &amp;&quot;x&quot; &amp; [.C11]" table:style-name="ce11">
            <text:p>Buis60,3x4</text:p>
          </table:table-cell>
          <table:table-cell office:value-type="string" office:string-value="synonyms&quot;:[&quot;B60,3/4&quot;,&quot;B60,3x4&quot;,&quot;Buis60,3/4&quot;,&quot;Buis60,3x4&quot;]}]}," table:formula="of:= &quot;synonyms&quot;&amp;&quot;&quot;&quot;&quot;&amp;&quot;:[&quot;&amp;&quot;&quot;&quot;&quot;&amp;[.E11]&amp;&quot;&quot;&quot;&quot;&amp;&quot;,&quot;&amp;&quot;&quot;&quot;&quot;&amp;[.F11]&amp;&quot;&quot;&quot;&quot;&amp;&quot;,&quot;&amp;&quot;&quot;&quot;&quot;&amp;[.G11]&amp;&quot;&quot;&quot;&quot;&amp;&quot;,&quot;&amp;&quot;&quot;&quot;&quot;&amp;[.H11]&amp;&quot;&quot;&quot;&quot;&amp;&quot;]}]},&quot;" table:style-name="ce11">
            <text:p>synonyms":["B60,3/4","B60,3x4","Buis60,3/4","Buis60,3x4"]}]},</text:p>
          </table:table-cell>
          <table:table-cell office:value-type="string" office:string-value="{&quot;B60,3/4&quot;: [{&quot;shape_coords&quot;:[60,3,4],&quot;shape_name&quot;:&quot;Round tube profile&quot;,&quot;synonyms&quot;:[&quot;B60,3/4&quot;,&quot;B60,3x4&quot;,&quot;Buis60,3/4&quot;,&quot;Buis60,3x4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],&quot; &amp; &quot;&quot;&quot;&quot; &amp;&quot;shape_name&quot;&amp;&quot;&quot;&quot;&quot; &amp; &quot;:&quot; &amp; &quot;&quot;&quot;&quot; &amp;[.D11] &amp; &quot;&quot;&quot;&quot; &amp; &quot;,&quot; &amp; &quot;&quot;&quot;&quot;&amp;[.I11]" table:style-name="ce11">
            <text:p>{"B60,3/4": [{"shape_coords":[60,3,4],"shape_name":"Round tube profile","synonyms":["B60,3/4","B60,3x4","Buis60,3/4","Buis60,3x4"]}]},</text:p>
          </table:table-cell>
          <table:table-cell table:number-columns-repeated="16374"/>
        </table:table-row>
        <table:table-row table:style-name="ro2">
          <table:table-cell office:value-type="string" office:string-value="B60,3/5" table:formula="of:=&quot;B&quot; &amp;[.B12] &amp;&quot;/&quot; &amp; [.C12]" table:style-name="ce11">
            <text:p>B60,3/5</text:p>
          </table:table-cell>
          <table:table-cell office:value-type="float" office:value="60.3" table:style-name="ce13">
            <text:p>60,3</text:p>
          </table:table-cell>
          <table:table-cell office:value-type="float" office:value="5" table:style-name="ce13">
            <text:p>5</text:p>
          </table:table-cell>
          <table:table-cell office:value-type="string" table:style-name="ce11">
            <text:p>Round tube profile</text:p>
          </table:table-cell>
          <table:table-cell office:value-type="string" office:string-value="B60,3/5" table:formula="of:=[.A12]" table:style-name="ce11">
            <text:p>B60,3/5</text:p>
          </table:table-cell>
          <table:table-cell office:value-type="string" office:string-value="B60,3x5" table:formula="of:=&quot;B&quot; &amp;[.B12] &amp;&quot;x&quot; &amp; [.C12]" table:style-name="ce11">
            <text:p>B60,3x5</text:p>
          </table:table-cell>
          <table:table-cell office:value-type="string" office:string-value="Buis60,3/5" table:formula="of:=&quot;Buis&quot; &amp;[.B12] &amp;&quot;/&quot; &amp; [.C12]" table:style-name="ce11">
            <text:p>Buis60,3/5</text:p>
          </table:table-cell>
          <table:table-cell office:value-type="string" office:string-value="Buis60,3x5" table:formula="of:=&quot;Buis&quot; &amp;[.B12] &amp;&quot;x&quot; &amp; [.C12]" table:style-name="ce11">
            <text:p>Buis60,3x5</text:p>
          </table:table-cell>
          <table:table-cell office:value-type="string" office:string-value="synonyms&quot;:[&quot;B60,3/5&quot;,&quot;B60,3x5&quot;,&quot;Buis60,3/5&quot;,&quot;Buis60,3x5&quot;]}]}," table:formula="of:= &quot;synonyms&quot;&amp;&quot;&quot;&quot;&quot;&amp;&quot;:[&quot;&amp;&quot;&quot;&quot;&quot;&amp;[.E12]&amp;&quot;&quot;&quot;&quot;&amp;&quot;,&quot;&amp;&quot;&quot;&quot;&quot;&amp;[.F12]&amp;&quot;&quot;&quot;&quot;&amp;&quot;,&quot;&amp;&quot;&quot;&quot;&quot;&amp;[.G12]&amp;&quot;&quot;&quot;&quot;&amp;&quot;,&quot;&amp;&quot;&quot;&quot;&quot;&amp;[.H12]&amp;&quot;&quot;&quot;&quot;&amp;&quot;]}]},&quot;" table:style-name="ce11">
            <text:p>synonyms":["B60,3/5","B60,3x5","Buis60,3/5","Buis60,3x5"]}]},</text:p>
          </table:table-cell>
          <table:table-cell office:value-type="string" office:string-value="{&quot;B60,3/5&quot;: [{&quot;shape_coords&quot;:[60,3,5],&quot;shape_name&quot;:&quot;Round tube profile&quot;,&quot;synonyms&quot;:[&quot;B60,3/5&quot;,&quot;B60,3x5&quot;,&quot;Buis60,3/5&quot;,&quot;Buis60,3x5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],&quot; &amp; &quot;&quot;&quot;&quot; &amp;&quot;shape_name&quot;&amp;&quot;&quot;&quot;&quot; &amp; &quot;:&quot; &amp; &quot;&quot;&quot;&quot; &amp;[.D12] &amp; &quot;&quot;&quot;&quot; &amp; &quot;,&quot; &amp; &quot;&quot;&quot;&quot;&amp;[.I12]" table:style-name="ce11">
            <text:p>{"B60,3/5": [{"shape_coords":[60,3,5],"shape_name":"Round tube profile","synonyms":["B60,3/5","B60,3x5","Buis60,3/5","Buis60,3x5"]}]},</text:p>
          </table:table-cell>
          <table:table-cell table:number-columns-repeated="16374"/>
        </table:table-row>
        <table:table-row table:style-name="ro2">
          <table:table-cell office:value-type="string" office:string-value="B76,1/3,2" table:formula="of:=&quot;B&quot; &amp;[.B13] &amp;&quot;/&quot; &amp; [.C13]" table:style-name="ce11">
            <text:p>B76,1/3,2</text:p>
          </table:table-cell>
          <table:table-cell office:value-type="float" office:value="76.099999999999994" table:style-name="ce13">
            <text:p>76,1</text:p>
          </table:table-cell>
          <table:table-cell office:value-type="float" office:value="3.2" table:style-name="ce13">
            <text:p>3,2</text:p>
          </table:table-cell>
          <table:table-cell office:value-type="string" table:style-name="ce11">
            <text:p>Round tube profile</text:p>
          </table:table-cell>
          <table:table-cell office:value-type="string" office:string-value="B76,1/3,2" table:formula="of:=[.A13]" table:style-name="ce11">
            <text:p>B76,1/3,2</text:p>
          </table:table-cell>
          <table:table-cell office:value-type="string" office:string-value="B76,1x3,2" table:formula="of:=&quot;B&quot; &amp;[.B13] &amp;&quot;x&quot; &amp; [.C13]" table:style-name="ce11">
            <text:p>B76,1x3,2</text:p>
          </table:table-cell>
          <table:table-cell office:value-type="string" office:string-value="Buis76,1/3,2" table:formula="of:=&quot;Buis&quot; &amp;[.B13] &amp;&quot;/&quot; &amp; [.C13]" table:style-name="ce11">
            <text:p>Buis76,1/3,2</text:p>
          </table:table-cell>
          <table:table-cell office:value-type="string" office:string-value="Buis76,1x3,2" table:formula="of:=&quot;Buis&quot; &amp;[.B13] &amp;&quot;x&quot; &amp; [.C13]" table:style-name="ce11">
            <text:p>Buis76,1x3,2</text:p>
          </table:table-cell>
          <table:table-cell office:value-type="string" office:string-value="synonyms&quot;:[&quot;B76,1/3,2&quot;,&quot;B76,1x3,2&quot;,&quot;Buis76,1/3,2&quot;,&quot;Buis76,1x3,2&quot;]}]}," table:formula="of:= &quot;synonyms&quot;&amp;&quot;&quot;&quot;&quot;&amp;&quot;:[&quot;&amp;&quot;&quot;&quot;&quot;&amp;[.E13]&amp;&quot;&quot;&quot;&quot;&amp;&quot;,&quot;&amp;&quot;&quot;&quot;&quot;&amp;[.F13]&amp;&quot;&quot;&quot;&quot;&amp;&quot;,&quot;&amp;&quot;&quot;&quot;&quot;&amp;[.G13]&amp;&quot;&quot;&quot;&quot;&amp;&quot;,&quot;&amp;&quot;&quot;&quot;&quot;&amp;[.H13]&amp;&quot;&quot;&quot;&quot;&amp;&quot;]}]},&quot;" table:style-name="ce11">
            <text:p>synonyms":["B76,1/3,2","B76,1x3,2","Buis76,1/3,2","Buis76,1x3,2"]}]},</text:p>
          </table:table-cell>
          <table:table-cell office:value-type="string" office:string-value="{&quot;B76,1/3,2&quot;: [{&quot;shape_coords&quot;:[76,1,3,2],&quot;shape_name&quot;:&quot;Round tube profile&quot;,&quot;synonyms&quot;:[&quot;B76,1/3,2&quot;,&quot;B76,1x3,2&quot;,&quot;Buis76,1/3,2&quot;,&quot;Buis76,1x3,2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],&quot; &amp; &quot;&quot;&quot;&quot; &amp;&quot;shape_name&quot;&amp;&quot;&quot;&quot;&quot; &amp; &quot;:&quot; &amp; &quot;&quot;&quot;&quot; &amp;[.D13] &amp; &quot;&quot;&quot;&quot; &amp; &quot;,&quot; &amp; &quot;&quot;&quot;&quot;&amp;[.I13]" table:style-name="ce11">
            <text:p>{"B76,1/3,2": [{"shape_coords":[76,1,3,2],"shape_name":"Round tube profile","synonyms":["B76,1/3,2","B76,1x3,2","Buis76,1/3,2","Buis76,1x3,2"]}]},</text:p>
          </table:table-cell>
          <table:table-cell table:number-columns-repeated="16374"/>
        </table:table-row>
        <table:table-row table:style-name="ro2">
          <table:table-cell office:value-type="string" office:string-value="B76,1/4" table:formula="of:=&quot;B&quot; &amp;[.B14] &amp;&quot;/&quot; &amp; [.C14]" table:style-name="ce11">
            <text:p>B76,1/4</text:p>
          </table:table-cell>
          <table:table-cell office:value-type="float" office:value="76.099999999999994" table:style-name="ce13">
            <text:p>76,1</text:p>
          </table:table-cell>
          <table:table-cell office:value-type="float" office:value="4" table:style-name="ce13">
            <text:p>4</text:p>
          </table:table-cell>
          <table:table-cell office:value-type="string" table:style-name="ce11">
            <text:p>Round tube profile</text:p>
          </table:table-cell>
          <table:table-cell office:value-type="string" office:string-value="B76,1/4" table:formula="of:=[.A14]" table:style-name="ce11">
            <text:p>B76,1/4</text:p>
          </table:table-cell>
          <table:table-cell office:value-type="string" office:string-value="B76,1x4" table:formula="of:=&quot;B&quot; &amp;[.B14] &amp;&quot;x&quot; &amp; [.C14]" table:style-name="ce11">
            <text:p>B76,1x4</text:p>
          </table:table-cell>
          <table:table-cell office:value-type="string" office:string-value="Buis76,1/4" table:formula="of:=&quot;Buis&quot; &amp;[.B14] &amp;&quot;/&quot; &amp; [.C14]" table:style-name="ce11">
            <text:p>Buis76,1/4</text:p>
          </table:table-cell>
          <table:table-cell office:value-type="string" office:string-value="Buis76,1x4" table:formula="of:=&quot;Buis&quot; &amp;[.B14] &amp;&quot;x&quot; &amp; [.C14]" table:style-name="ce11">
            <text:p>Buis76,1x4</text:p>
          </table:table-cell>
          <table:table-cell office:value-type="string" office:string-value="synonyms&quot;:[&quot;B76,1/4&quot;,&quot;B76,1x4&quot;,&quot;Buis76,1/4&quot;,&quot;Buis76,1x4&quot;]}]}," table:formula="of:= &quot;synonyms&quot;&amp;&quot;&quot;&quot;&quot;&amp;&quot;:[&quot;&amp;&quot;&quot;&quot;&quot;&amp;[.E14]&amp;&quot;&quot;&quot;&quot;&amp;&quot;,&quot;&amp;&quot;&quot;&quot;&quot;&amp;[.F14]&amp;&quot;&quot;&quot;&quot;&amp;&quot;,&quot;&amp;&quot;&quot;&quot;&quot;&amp;[.G14]&amp;&quot;&quot;&quot;&quot;&amp;&quot;,&quot;&amp;&quot;&quot;&quot;&quot;&amp;[.H14]&amp;&quot;&quot;&quot;&quot;&amp;&quot;]}]},&quot;" table:style-name="ce11">
            <text:p>synonyms":["B76,1/4","B76,1x4","Buis76,1/4","Buis76,1x4"]}]},</text:p>
          </table:table-cell>
          <table:table-cell office:value-type="string" office:string-value="{&quot;B76,1/4&quot;: [{&quot;shape_coords&quot;:[76,1,4],&quot;shape_name&quot;:&quot;Round tube profile&quot;,&quot;synonyms&quot;:[&quot;B76,1/4&quot;,&quot;B76,1x4&quot;,&quot;Buis76,1/4&quot;,&quot;Buis76,1x4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],&quot; &amp; &quot;&quot;&quot;&quot; &amp;&quot;shape_name&quot;&amp;&quot;&quot;&quot;&quot; &amp; &quot;:&quot; &amp; &quot;&quot;&quot;&quot; &amp;[.D14] &amp; &quot;&quot;&quot;&quot; &amp; &quot;,&quot; &amp; &quot;&quot;&quot;&quot;&amp;[.I14]" table:style-name="ce11">
            <text:p>{"B76,1/4": [{"shape_coords":[76,1,4],"shape_name":"Round tube profile","synonyms":["B76,1/4","B76,1x4","Buis76,1/4","Buis76,1x4"]}]},</text:p>
          </table:table-cell>
          <table:table-cell table:number-columns-repeated="16374"/>
        </table:table-row>
        <table:table-row table:style-name="ro2">
          <table:table-cell office:value-type="string" office:string-value="B76,1/5" table:formula="of:=&quot;B&quot; &amp;[.B15] &amp;&quot;/&quot; &amp; [.C15]" table:style-name="ce11">
            <text:p>B76,1/5</text:p>
          </table:table-cell>
          <table:table-cell office:value-type="float" office:value="76.099999999999994" table:style-name="ce13">
            <text:p>76,1</text:p>
          </table:table-cell>
          <table:table-cell office:value-type="float" office:value="5" table:style-name="ce13">
            <text:p>5</text:p>
          </table:table-cell>
          <table:table-cell office:value-type="string" table:style-name="ce11">
            <text:p>Round tube profile</text:p>
          </table:table-cell>
          <table:table-cell office:value-type="string" office:string-value="B76,1/5" table:formula="of:=[.A15]" table:style-name="ce11">
            <text:p>B76,1/5</text:p>
          </table:table-cell>
          <table:table-cell office:value-type="string" office:string-value="B76,1x5" table:formula="of:=&quot;B&quot; &amp;[.B15] &amp;&quot;x&quot; &amp; [.C15]" table:style-name="ce11">
            <text:p>B76,1x5</text:p>
          </table:table-cell>
          <table:table-cell office:value-type="string" office:string-value="Buis76,1/5" table:formula="of:=&quot;Buis&quot; &amp;[.B15] &amp;&quot;/&quot; &amp; [.C15]" table:style-name="ce11">
            <text:p>Buis76,1/5</text:p>
          </table:table-cell>
          <table:table-cell office:value-type="string" office:string-value="Buis76,1x5" table:formula="of:=&quot;Buis&quot; &amp;[.B15] &amp;&quot;x&quot; &amp; [.C15]" table:style-name="ce11">
            <text:p>Buis76,1x5</text:p>
          </table:table-cell>
          <table:table-cell office:value-type="string" office:string-value="synonyms&quot;:[&quot;B76,1/5&quot;,&quot;B76,1x5&quot;,&quot;Buis76,1/5&quot;,&quot;Buis76,1x5&quot;]}]}," table:formula="of:= &quot;synonyms&quot;&amp;&quot;&quot;&quot;&quot;&amp;&quot;:[&quot;&amp;&quot;&quot;&quot;&quot;&amp;[.E15]&amp;&quot;&quot;&quot;&quot;&amp;&quot;,&quot;&amp;&quot;&quot;&quot;&quot;&amp;[.F15]&amp;&quot;&quot;&quot;&quot;&amp;&quot;,&quot;&amp;&quot;&quot;&quot;&quot;&amp;[.G15]&amp;&quot;&quot;&quot;&quot;&amp;&quot;,&quot;&amp;&quot;&quot;&quot;&quot;&amp;[.H15]&amp;&quot;&quot;&quot;&quot;&amp;&quot;]}]},&quot;" table:style-name="ce11">
            <text:p>synonyms":["B76,1/5","B76,1x5","Buis76,1/5","Buis76,1x5"]}]},</text:p>
          </table:table-cell>
          <table:table-cell office:value-type="string" office:string-value="{&quot;B76,1/5&quot;: [{&quot;shape_coords&quot;:[76,1,5],&quot;shape_name&quot;:&quot;Round tube profile&quot;,&quot;synonyms&quot;:[&quot;B76,1/5&quot;,&quot;B76,1x5&quot;,&quot;Buis76,1/5&quot;,&quot;Buis76,1x5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],&quot; &amp; &quot;&quot;&quot;&quot; &amp;&quot;shape_name&quot;&amp;&quot;&quot;&quot;&quot; &amp; &quot;:&quot; &amp; &quot;&quot;&quot;&quot; &amp;[.D15] &amp; &quot;&quot;&quot;&quot; &amp; &quot;,&quot; &amp; &quot;&quot;&quot;&quot;&amp;[.I15]" table:style-name="ce11">
            <text:p>{"B76,1/5": [{"shape_coords":[76,1,5],"shape_name":"Round tube profile","synonyms":["B76,1/5","B76,1x5","Buis76,1/5","Buis76,1x5"]}]},</text:p>
          </table:table-cell>
          <table:table-cell table:number-columns-repeated="16374"/>
        </table:table-row>
        <table:table-row table:style-name="ro2">
          <table:table-cell office:value-type="string" office:string-value="B88,9/3,2" table:formula="of:=&quot;B&quot; &amp;[.B16] &amp;&quot;/&quot; &amp; [.C16]" table:style-name="ce11">
            <text:p>B88,9/3,2</text:p>
          </table:table-cell>
          <table:table-cell office:value-type="float" office:value="88.9" table:style-name="ce13">
            <text:p>88,9</text:p>
          </table:table-cell>
          <table:table-cell office:value-type="float" office:value="3.2" table:style-name="ce13">
            <text:p>3,2</text:p>
          </table:table-cell>
          <table:table-cell office:value-type="string" table:style-name="ce11">
            <text:p>Round tube profile</text:p>
          </table:table-cell>
          <table:table-cell office:value-type="string" office:string-value="B88,9/3,2" table:formula="of:=[.A16]" table:style-name="ce11">
            <text:p>B88,9/3,2</text:p>
          </table:table-cell>
          <table:table-cell office:value-type="string" office:string-value="B88,9x3,2" table:formula="of:=&quot;B&quot; &amp;[.B16] &amp;&quot;x&quot; &amp; [.C16]" table:style-name="ce11">
            <text:p>B88,9x3,2</text:p>
          </table:table-cell>
          <table:table-cell office:value-type="string" office:string-value="Buis88,9/3,2" table:formula="of:=&quot;Buis&quot; &amp;[.B16] &amp;&quot;/&quot; &amp; [.C16]" table:style-name="ce11">
            <text:p>Buis88,9/3,2</text:p>
          </table:table-cell>
          <table:table-cell office:value-type="string" office:string-value="Buis88,9x3,2" table:formula="of:=&quot;Buis&quot; &amp;[.B16] &amp;&quot;x&quot; &amp; [.C16]" table:style-name="ce11">
            <text:p>Buis88,9x3,2</text:p>
          </table:table-cell>
          <table:table-cell office:value-type="string" office:string-value="synonyms&quot;:[&quot;B88,9/3,2&quot;,&quot;B88,9x3,2&quot;,&quot;Buis88,9/3,2&quot;,&quot;Buis88,9x3,2&quot;]}]}," table:formula="of:= &quot;synonyms&quot;&amp;&quot;&quot;&quot;&quot;&amp;&quot;:[&quot;&amp;&quot;&quot;&quot;&quot;&amp;[.E16]&amp;&quot;&quot;&quot;&quot;&amp;&quot;,&quot;&amp;&quot;&quot;&quot;&quot;&amp;[.F16]&amp;&quot;&quot;&quot;&quot;&amp;&quot;,&quot;&amp;&quot;&quot;&quot;&quot;&amp;[.G16]&amp;&quot;&quot;&quot;&quot;&amp;&quot;,&quot;&amp;&quot;&quot;&quot;&quot;&amp;[.H16]&amp;&quot;&quot;&quot;&quot;&amp;&quot;]}]},&quot;" table:style-name="ce11">
            <text:p>synonyms":["B88,9/3,2","B88,9x3,2","Buis88,9/3,2","Buis88,9x3,2"]}]},</text:p>
          </table:table-cell>
          <table:table-cell office:value-type="string" office:string-value="{&quot;B88,9/3,2&quot;: [{&quot;shape_coords&quot;:[88,9,3,2],&quot;shape_name&quot;:&quot;Round tube profile&quot;,&quot;synonyms&quot;:[&quot;B88,9/3,2&quot;,&quot;B88,9x3,2&quot;,&quot;Buis88,9/3,2&quot;,&quot;Buis88,9x3,2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],&quot; &amp; &quot;&quot;&quot;&quot; &amp;&quot;shape_name&quot;&amp;&quot;&quot;&quot;&quot; &amp; &quot;:&quot; &amp; &quot;&quot;&quot;&quot; &amp;[.D16] &amp; &quot;&quot;&quot;&quot; &amp; &quot;,&quot; &amp; &quot;&quot;&quot;&quot;&amp;[.I16]" table:style-name="ce11">
            <text:p>{"B88,9/3,2": [{"shape_coords":[88,9,3,2],"shape_name":"Round tube profile","synonyms":["B88,9/3,2","B88,9x3,2","Buis88,9/3,2","Buis88,9x3,2"]}]},</text:p>
          </table:table-cell>
          <table:table-cell table:number-columns-repeated="16374"/>
        </table:table-row>
        <table:table-row table:style-name="ro2">
          <table:table-cell office:value-type="string" office:string-value="B88,9/4" table:formula="of:=&quot;B&quot; &amp;[.B17] &amp;&quot;/&quot; &amp; [.C17]" table:style-name="ce11">
            <text:p>B88,9/4</text:p>
          </table:table-cell>
          <table:table-cell office:value-type="float" office:value="88.9" table:style-name="ce13">
            <text:p>88,9</text:p>
          </table:table-cell>
          <table:table-cell office:value-type="float" office:value="4" table:style-name="ce13">
            <text:p>4</text:p>
          </table:table-cell>
          <table:table-cell office:value-type="string" table:style-name="ce11">
            <text:p>Round tube profile</text:p>
          </table:table-cell>
          <table:table-cell office:value-type="string" office:string-value="B88,9/4" table:formula="of:=[.A17]" table:style-name="ce11">
            <text:p>B88,9/4</text:p>
          </table:table-cell>
          <table:table-cell office:value-type="string" office:string-value="B88,9x4" table:formula="of:=&quot;B&quot; &amp;[.B17] &amp;&quot;x&quot; &amp; [.C17]" table:style-name="ce11">
            <text:p>B88,9x4</text:p>
          </table:table-cell>
          <table:table-cell office:value-type="string" office:string-value="Buis88,9/4" table:formula="of:=&quot;Buis&quot; &amp;[.B17] &amp;&quot;/&quot; &amp; [.C17]" table:style-name="ce11">
            <text:p>Buis88,9/4</text:p>
          </table:table-cell>
          <table:table-cell office:value-type="string" office:string-value="Buis88,9x4" table:formula="of:=&quot;Buis&quot; &amp;[.B17] &amp;&quot;x&quot; &amp; [.C17]" table:style-name="ce11">
            <text:p>Buis88,9x4</text:p>
          </table:table-cell>
          <table:table-cell office:value-type="string" office:string-value="synonyms&quot;:[&quot;B88,9/4&quot;,&quot;B88,9x4&quot;,&quot;Buis88,9/4&quot;,&quot;Buis88,9x4&quot;]}]}," table:formula="of:= &quot;synonyms&quot;&amp;&quot;&quot;&quot;&quot;&amp;&quot;:[&quot;&amp;&quot;&quot;&quot;&quot;&amp;[.E17]&amp;&quot;&quot;&quot;&quot;&amp;&quot;,&quot;&amp;&quot;&quot;&quot;&quot;&amp;[.F17]&amp;&quot;&quot;&quot;&quot;&amp;&quot;,&quot;&amp;&quot;&quot;&quot;&quot;&amp;[.G17]&amp;&quot;&quot;&quot;&quot;&amp;&quot;,&quot;&amp;&quot;&quot;&quot;&quot;&amp;[.H17]&amp;&quot;&quot;&quot;&quot;&amp;&quot;]}]},&quot;" table:style-name="ce11">
            <text:p>synonyms":["B88,9/4","B88,9x4","Buis88,9/4","Buis88,9x4"]}]},</text:p>
          </table:table-cell>
          <table:table-cell office:value-type="string" office:string-value="{&quot;B88,9/4&quot;: [{&quot;shape_coords&quot;:[88,9,4],&quot;shape_name&quot;:&quot;Round tube profile&quot;,&quot;synonyms&quot;:[&quot;B88,9/4&quot;,&quot;B88,9x4&quot;,&quot;Buis88,9/4&quot;,&quot;Buis88,9x4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],&quot; &amp; &quot;&quot;&quot;&quot; &amp;&quot;shape_name&quot;&amp;&quot;&quot;&quot;&quot; &amp; &quot;:&quot; &amp; &quot;&quot;&quot;&quot; &amp;[.D17] &amp; &quot;&quot;&quot;&quot; &amp; &quot;,&quot; &amp; &quot;&quot;&quot;&quot;&amp;[.I17]" table:style-name="ce11">
            <text:p>{"B88,9/4": [{"shape_coords":[88,9,4],"shape_name":"Round tube profile","synonyms":["B88,9/4","B88,9x4","Buis88,9/4","Buis88,9x4"]}]},</text:p>
          </table:table-cell>
          <table:table-cell table:number-columns-repeated="16374"/>
        </table:table-row>
        <table:table-row table:style-name="ro2">
          <table:table-cell office:value-type="string" office:string-value="B88,9/5" table:formula="of:=&quot;B&quot; &amp;[.B18] &amp;&quot;/&quot; &amp; [.C18]" table:style-name="ce11">
            <text:p>B88,9/5</text:p>
          </table:table-cell>
          <table:table-cell office:value-type="float" office:value="88.9" table:style-name="ce13">
            <text:p>88,9</text:p>
          </table:table-cell>
          <table:table-cell office:value-type="float" office:value="5" table:style-name="ce13">
            <text:p>5</text:p>
          </table:table-cell>
          <table:table-cell office:value-type="string" table:style-name="ce11">
            <text:p>Round tube profile</text:p>
          </table:table-cell>
          <table:table-cell office:value-type="string" office:string-value="B88,9/5" table:formula="of:=[.A18]" table:style-name="ce11">
            <text:p>B88,9/5</text:p>
          </table:table-cell>
          <table:table-cell office:value-type="string" office:string-value="B88,9x5" table:formula="of:=&quot;B&quot; &amp;[.B18] &amp;&quot;x&quot; &amp; [.C18]" table:style-name="ce11">
            <text:p>B88,9x5</text:p>
          </table:table-cell>
          <table:table-cell office:value-type="string" office:string-value="Buis88,9/5" table:formula="of:=&quot;Buis&quot; &amp;[.B18] &amp;&quot;/&quot; &amp; [.C18]" table:style-name="ce11">
            <text:p>Buis88,9/5</text:p>
          </table:table-cell>
          <table:table-cell office:value-type="string" office:string-value="Buis88,9x5" table:formula="of:=&quot;Buis&quot; &amp;[.B18] &amp;&quot;x&quot; &amp; [.C18]" table:style-name="ce11">
            <text:p>Buis88,9x5</text:p>
          </table:table-cell>
          <table:table-cell office:value-type="string" office:string-value="synonyms&quot;:[&quot;B88,9/5&quot;,&quot;B88,9x5&quot;,&quot;Buis88,9/5&quot;,&quot;Buis88,9x5&quot;]}]}," table:formula="of:= &quot;synonyms&quot;&amp;&quot;&quot;&quot;&quot;&amp;&quot;:[&quot;&amp;&quot;&quot;&quot;&quot;&amp;[.E18]&amp;&quot;&quot;&quot;&quot;&amp;&quot;,&quot;&amp;&quot;&quot;&quot;&quot;&amp;[.F18]&amp;&quot;&quot;&quot;&quot;&amp;&quot;,&quot;&amp;&quot;&quot;&quot;&quot;&amp;[.G18]&amp;&quot;&quot;&quot;&quot;&amp;&quot;,&quot;&amp;&quot;&quot;&quot;&quot;&amp;[.H18]&amp;&quot;&quot;&quot;&quot;&amp;&quot;]}]},&quot;" table:style-name="ce11">
            <text:p>synonyms":["B88,9/5","B88,9x5","Buis88,9/5","Buis88,9x5"]}]},</text:p>
          </table:table-cell>
          <table:table-cell office:value-type="string" office:string-value="{&quot;B88,9/5&quot;: [{&quot;shape_coords&quot;:[88,9,5],&quot;shape_name&quot;:&quot;Round tube profile&quot;,&quot;synonyms&quot;:[&quot;B88,9/5&quot;,&quot;B88,9x5&quot;,&quot;Buis88,9/5&quot;,&quot;Buis88,9x5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],&quot; &amp; &quot;&quot;&quot;&quot; &amp;&quot;shape_name&quot;&amp;&quot;&quot;&quot;&quot; &amp; &quot;:&quot; &amp; &quot;&quot;&quot;&quot; &amp;[.D18] &amp; &quot;&quot;&quot;&quot; &amp; &quot;,&quot; &amp; &quot;&quot;&quot;&quot;&amp;[.I18]" table:style-name="ce11">
            <text:p>{"B88,9/5": [{"shape_coords":[88,9,5],"shape_name":"Round tube profile","synonyms":["B88,9/5","B88,9x5","Buis88,9/5","Buis88,9x5"]}]},</text:p>
          </table:table-cell>
          <table:table-cell table:number-columns-repeated="16374"/>
        </table:table-row>
        <table:table-row table:style-name="ro2">
          <table:table-cell office:value-type="string" office:string-value="B114,3/4" table:formula="of:=&quot;B&quot; &amp;[.B19] &amp;&quot;/&quot; &amp; [.C19]" table:style-name="ce11">
            <text:p>B114,3/4</text:p>
          </table:table-cell>
          <table:table-cell office:value-type="float" office:value="114.3" table:style-name="ce13">
            <text:p>114,3</text:p>
          </table:table-cell>
          <table:table-cell office:value-type="float" office:value="4" table:style-name="ce13">
            <text:p>4</text:p>
          </table:table-cell>
          <table:table-cell office:value-type="string" table:style-name="ce11">
            <text:p>Round tube profile</text:p>
          </table:table-cell>
          <table:table-cell office:value-type="string" office:string-value="B114,3/4" table:formula="of:=[.A19]" table:style-name="ce11">
            <text:p>B114,3/4</text:p>
          </table:table-cell>
          <table:table-cell office:value-type="string" office:string-value="B114,3x4" table:formula="of:=&quot;B&quot; &amp;[.B19] &amp;&quot;x&quot; &amp; [.C19]" table:style-name="ce11">
            <text:p>B114,3x4</text:p>
          </table:table-cell>
          <table:table-cell office:value-type="string" office:string-value="Buis114,3/4" table:formula="of:=&quot;Buis&quot; &amp;[.B19] &amp;&quot;/&quot; &amp; [.C19]" table:style-name="ce11">
            <text:p>Buis114,3/4</text:p>
          </table:table-cell>
          <table:table-cell office:value-type="string" office:string-value="Buis114,3x4" table:formula="of:=&quot;Buis&quot; &amp;[.B19] &amp;&quot;x&quot; &amp; [.C19]" table:style-name="ce11">
            <text:p>Buis114,3x4</text:p>
          </table:table-cell>
          <table:table-cell office:value-type="string" office:string-value="synonyms&quot;:[&quot;B114,3/4&quot;,&quot;B114,3x4&quot;,&quot;Buis114,3/4&quot;,&quot;Buis114,3x4&quot;]}]}," table:formula="of:= &quot;synonyms&quot;&amp;&quot;&quot;&quot;&quot;&amp;&quot;:[&quot;&amp;&quot;&quot;&quot;&quot;&amp;[.E19]&amp;&quot;&quot;&quot;&quot;&amp;&quot;,&quot;&amp;&quot;&quot;&quot;&quot;&amp;[.F19]&amp;&quot;&quot;&quot;&quot;&amp;&quot;,&quot;&amp;&quot;&quot;&quot;&quot;&amp;[.G19]&amp;&quot;&quot;&quot;&quot;&amp;&quot;,&quot;&amp;&quot;&quot;&quot;&quot;&amp;[.H19]&amp;&quot;&quot;&quot;&quot;&amp;&quot;]}]},&quot;" table:style-name="ce11">
            <text:p>synonyms":["B114,3/4","B114,3x4","Buis114,3/4","Buis114,3x4"]}]},</text:p>
          </table:table-cell>
          <table:table-cell office:value-type="string" office:string-value="{&quot;B114,3/4&quot;: [{&quot;shape_coords&quot;:[114,3,4],&quot;shape_name&quot;:&quot;Round tube profile&quot;,&quot;synonyms&quot;:[&quot;B114,3/4&quot;,&quot;B114,3x4&quot;,&quot;Buis114,3/4&quot;,&quot;Buis114,3x4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],&quot; &amp; &quot;&quot;&quot;&quot; &amp;&quot;shape_name&quot;&amp;&quot;&quot;&quot;&quot; &amp; &quot;:&quot; &amp; &quot;&quot;&quot;&quot; &amp;[.D19] &amp; &quot;&quot;&quot;&quot; &amp; &quot;,&quot; &amp; &quot;&quot;&quot;&quot;&amp;[.I19]" table:style-name="ce11">
            <text:p>{"B114,3/4": [{"shape_coords":[114,3,4],"shape_name":"Round tube profile","synonyms":["B114,3/4","B114,3x4","Buis114,3/4","Buis114,3x4"]}]},</text:p>
          </table:table-cell>
          <table:table-cell table:number-columns-repeated="16374"/>
        </table:table-row>
        <table:table-row table:style-name="ro2">
          <table:table-cell office:value-type="string" office:string-value="B114,3/5" table:formula="of:=&quot;B&quot; &amp;[.B20] &amp;&quot;/&quot; &amp; [.C20]" table:style-name="ce11">
            <text:p>B114,3/5</text:p>
          </table:table-cell>
          <table:table-cell office:value-type="float" office:value="114.3" table:style-name="ce13">
            <text:p>114,3</text:p>
          </table:table-cell>
          <table:table-cell office:value-type="float" office:value="5" table:style-name="ce13">
            <text:p>5</text:p>
          </table:table-cell>
          <table:table-cell office:value-type="string" table:style-name="ce11">
            <text:p>Round tube profile</text:p>
          </table:table-cell>
          <table:table-cell office:value-type="string" office:string-value="B114,3/5" table:formula="of:=[.A20]" table:style-name="ce11">
            <text:p>B114,3/5</text:p>
          </table:table-cell>
          <table:table-cell office:value-type="string" office:string-value="B114,3x5" table:formula="of:=&quot;B&quot; &amp;[.B20] &amp;&quot;x&quot; &amp; [.C20]" table:style-name="ce11">
            <text:p>B114,3x5</text:p>
          </table:table-cell>
          <table:table-cell office:value-type="string" office:string-value="Buis114,3/5" table:formula="of:=&quot;Buis&quot; &amp;[.B20] &amp;&quot;/&quot; &amp; [.C20]" table:style-name="ce11">
            <text:p>Buis114,3/5</text:p>
          </table:table-cell>
          <table:table-cell office:value-type="string" office:string-value="Buis114,3x5" table:formula="of:=&quot;Buis&quot; &amp;[.B20] &amp;&quot;x&quot; &amp; [.C20]" table:style-name="ce11">
            <text:p>Buis114,3x5</text:p>
          </table:table-cell>
          <table:table-cell office:value-type="string" office:string-value="synonyms&quot;:[&quot;B114,3/5&quot;,&quot;B114,3x5&quot;,&quot;Buis114,3/5&quot;,&quot;Buis114,3x5&quot;]}]}," table:formula="of:= &quot;synonyms&quot;&amp;&quot;&quot;&quot;&quot;&amp;&quot;:[&quot;&amp;&quot;&quot;&quot;&quot;&amp;[.E20]&amp;&quot;&quot;&quot;&quot;&amp;&quot;,&quot;&amp;&quot;&quot;&quot;&quot;&amp;[.F20]&amp;&quot;&quot;&quot;&quot;&amp;&quot;,&quot;&amp;&quot;&quot;&quot;&quot;&amp;[.G20]&amp;&quot;&quot;&quot;&quot;&amp;&quot;,&quot;&amp;&quot;&quot;&quot;&quot;&amp;[.H20]&amp;&quot;&quot;&quot;&quot;&amp;&quot;]}]},&quot;" table:style-name="ce11">
            <text:p>synonyms":["B114,3/5","B114,3x5","Buis114,3/5","Buis114,3x5"]}]},</text:p>
          </table:table-cell>
          <table:table-cell office:value-type="string" office:string-value="{&quot;B114,3/5&quot;: [{&quot;shape_coords&quot;:[114,3,5],&quot;shape_name&quot;:&quot;Round tube profile&quot;,&quot;synonyms&quot;:[&quot;B114,3/5&quot;,&quot;B114,3x5&quot;,&quot;Buis114,3/5&quot;,&quot;Buis114,3x5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],&quot; &amp; &quot;&quot;&quot;&quot; &amp;&quot;shape_name&quot;&amp;&quot;&quot;&quot;&quot; &amp; &quot;:&quot; &amp; &quot;&quot;&quot;&quot; &amp;[.D20] &amp; &quot;&quot;&quot;&quot; &amp; &quot;,&quot; &amp; &quot;&quot;&quot;&quot;&amp;[.I20]" table:style-name="ce11">
            <text:p>{"B114,3/5": [{"shape_coords":[114,3,5],"shape_name":"Round tube profile","synonyms":["B114,3/5","B114,3x5","Buis114,3/5","Buis114,3x5"]}]},</text:p>
          </table:table-cell>
          <table:table-cell table:number-columns-repeated="16374"/>
        </table:table-row>
        <table:table-row table:style-name="ro2">
          <table:table-cell office:value-type="string" office:string-value="B114,3/6,3" table:formula="of:=&quot;B&quot; &amp;[.B21] &amp;&quot;/&quot; &amp; [.C21]" table:style-name="ce11">
            <text:p>B114,3/6,3</text:p>
          </table:table-cell>
          <table:table-cell office:value-type="float" office:value="114.3" table:style-name="ce13">
            <text:p>114,3</text:p>
          </table:table-cell>
          <table:table-cell office:value-type="float" office:value="6.3" table:style-name="ce13">
            <text:p>6,3</text:p>
          </table:table-cell>
          <table:table-cell office:value-type="string" table:style-name="ce11">
            <text:p>Round tube profile</text:p>
          </table:table-cell>
          <table:table-cell office:value-type="string" office:string-value="B114,3/6,3" table:formula="of:=[.A21]" table:style-name="ce11">
            <text:p>B114,3/6,3</text:p>
          </table:table-cell>
          <table:table-cell office:value-type="string" office:string-value="B114,3x6,3" table:formula="of:=&quot;B&quot; &amp;[.B21] &amp;&quot;x&quot; &amp; [.C21]" table:style-name="ce11">
            <text:p>B114,3x6,3</text:p>
          </table:table-cell>
          <table:table-cell office:value-type="string" office:string-value="Buis114,3/6,3" table:formula="of:=&quot;Buis&quot; &amp;[.B21] &amp;&quot;/&quot; &amp; [.C21]" table:style-name="ce11">
            <text:p>Buis114,3/6,3</text:p>
          </table:table-cell>
          <table:table-cell office:value-type="string" office:string-value="Buis114,3x6,3" table:formula="of:=&quot;Buis&quot; &amp;[.B21] &amp;&quot;x&quot; &amp; [.C21]" table:style-name="ce11">
            <text:p>Buis114,3x6,3</text:p>
          </table:table-cell>
          <table:table-cell office:value-type="string" office:string-value="synonyms&quot;:[&quot;B114,3/6,3&quot;,&quot;B114,3x6,3&quot;,&quot;Buis114,3/6,3&quot;,&quot;Buis114,3x6,3&quot;]}]}," table:formula="of:= &quot;synonyms&quot;&amp;&quot;&quot;&quot;&quot;&amp;&quot;:[&quot;&amp;&quot;&quot;&quot;&quot;&amp;[.E21]&amp;&quot;&quot;&quot;&quot;&amp;&quot;,&quot;&amp;&quot;&quot;&quot;&quot;&amp;[.F21]&amp;&quot;&quot;&quot;&quot;&amp;&quot;,&quot;&amp;&quot;&quot;&quot;&quot;&amp;[.G21]&amp;&quot;&quot;&quot;&quot;&amp;&quot;,&quot;&amp;&quot;&quot;&quot;&quot;&amp;[.H21]&amp;&quot;&quot;&quot;&quot;&amp;&quot;]}]},&quot;" table:style-name="ce11">
            <text:p>synonyms":["B114,3/6,3","B114,3x6,3","Buis114,3/6,3","Buis114,3x6,3"]}]},</text:p>
          </table:table-cell>
          <table:table-cell office:value-type="string" office:string-value="{&quot;B114,3/6,3&quot;: [{&quot;shape_coords&quot;:[114,3,6,3],&quot;shape_name&quot;:&quot;Round tube profile&quot;,&quot;synonyms&quot;:[&quot;B114,3/6,3&quot;,&quot;B114,3x6,3&quot;,&quot;Buis114,3/6,3&quot;,&quot;Buis114,3x6,3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],&quot; &amp; &quot;&quot;&quot;&quot; &amp;&quot;shape_name&quot;&amp;&quot;&quot;&quot;&quot; &amp; &quot;:&quot; &amp; &quot;&quot;&quot;&quot; &amp;[.D21] &amp; &quot;&quot;&quot;&quot; &amp; &quot;,&quot; &amp; &quot;&quot;&quot;&quot;&amp;[.I21]" table:style-name="ce11">
            <text:p>{"B114,3/6,3": [{"shape_coords":[114,3,6,3],"shape_name":"Round tube profile","synonyms":["B114,3/6,3","B114,3x6,3","Buis114,3/6,3","Buis114,3x6,3"]}]},</text:p>
          </table:table-cell>
          <table:table-cell table:number-columns-repeated="16374"/>
        </table:table-row>
        <table:table-row table:style-name="ro2">
          <table:table-cell office:value-type="string" office:string-value="B139,7/4" table:formula="of:=&quot;B&quot; &amp;[.B22] &amp;&quot;/&quot; &amp; [.C22]" table:style-name="ce11">
            <text:p>B139,7/4</text:p>
          </table:table-cell>
          <table:table-cell office:value-type="float" office:value="139.69999999999999" table:style-name="ce13">
            <text:p>139,7</text:p>
          </table:table-cell>
          <table:table-cell office:value-type="float" office:value="4" table:style-name="ce13">
            <text:p>4</text:p>
          </table:table-cell>
          <table:table-cell office:value-type="string" table:style-name="ce11">
            <text:p>Round tube profile</text:p>
          </table:table-cell>
          <table:table-cell office:value-type="string" office:string-value="B139,7/4" table:formula="of:=[.A22]" table:style-name="ce11">
            <text:p>B139,7/4</text:p>
          </table:table-cell>
          <table:table-cell office:value-type="string" office:string-value="B139,7x4" table:formula="of:=&quot;B&quot; &amp;[.B22] &amp;&quot;x&quot; &amp; [.C22]" table:style-name="ce11">
            <text:p>B139,7x4</text:p>
          </table:table-cell>
          <table:table-cell office:value-type="string" office:string-value="Buis139,7/4" table:formula="of:=&quot;Buis&quot; &amp;[.B22] &amp;&quot;/&quot; &amp; [.C22]" table:style-name="ce11">
            <text:p>Buis139,7/4</text:p>
          </table:table-cell>
          <table:table-cell office:value-type="string" office:string-value="Buis139,7x4" table:formula="of:=&quot;Buis&quot; &amp;[.B22] &amp;&quot;x&quot; &amp; [.C22]" table:style-name="ce11">
            <text:p>Buis139,7x4</text:p>
          </table:table-cell>
          <table:table-cell office:value-type="string" office:string-value="synonyms&quot;:[&quot;B139,7/4&quot;,&quot;B139,7x4&quot;,&quot;Buis139,7/4&quot;,&quot;Buis139,7x4&quot;]}]}," table:formula="of:= &quot;synonyms&quot;&amp;&quot;&quot;&quot;&quot;&amp;&quot;:[&quot;&amp;&quot;&quot;&quot;&quot;&amp;[.E22]&amp;&quot;&quot;&quot;&quot;&amp;&quot;,&quot;&amp;&quot;&quot;&quot;&quot;&amp;[.F22]&amp;&quot;&quot;&quot;&quot;&amp;&quot;,&quot;&amp;&quot;&quot;&quot;&quot;&amp;[.G22]&amp;&quot;&quot;&quot;&quot;&amp;&quot;,&quot;&amp;&quot;&quot;&quot;&quot;&amp;[.H22]&amp;&quot;&quot;&quot;&quot;&amp;&quot;]}]},&quot;" table:style-name="ce11">
            <text:p>synonyms":["B139,7/4","B139,7x4","Buis139,7/4","Buis139,7x4"]}]},</text:p>
          </table:table-cell>
          <table:table-cell office:value-type="string" office:string-value="{&quot;B139,7/4&quot;: [{&quot;shape_coords&quot;:[139,7,4],&quot;shape_name&quot;:&quot;Round tube profile&quot;,&quot;synonyms&quot;:[&quot;B139,7/4&quot;,&quot;B139,7x4&quot;,&quot;Buis139,7/4&quot;,&quot;Buis139,7x4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],&quot; &amp; &quot;&quot;&quot;&quot; &amp;&quot;shape_name&quot;&amp;&quot;&quot;&quot;&quot; &amp; &quot;:&quot; &amp; &quot;&quot;&quot;&quot; &amp;[.D22] &amp; &quot;&quot;&quot;&quot; &amp; &quot;,&quot; &amp; &quot;&quot;&quot;&quot;&amp;[.I22]" table:style-name="ce11">
            <text:p>{"B139,7/4": [{"shape_coords":[139,7,4],"shape_name":"Round tube profile","synonyms":["B139,7/4","B139,7x4","Buis139,7/4","Buis139,7x4"]}]},</text:p>
          </table:table-cell>
          <table:table-cell table:number-columns-repeated="16374"/>
        </table:table-row>
        <table:table-row table:style-name="ro2">
          <table:table-cell office:value-type="string" office:string-value="B139,7/5" table:formula="of:=&quot;B&quot; &amp;[.B23] &amp;&quot;/&quot; &amp; [.C23]" table:style-name="ce11">
            <text:p>B139,7/5</text:p>
          </table:table-cell>
          <table:table-cell office:value-type="float" office:value="139.69999999999999" table:style-name="ce13">
            <text:p>139,7</text:p>
          </table:table-cell>
          <table:table-cell office:value-type="float" office:value="5" table:style-name="ce13">
            <text:p>5</text:p>
          </table:table-cell>
          <table:table-cell office:value-type="string" table:style-name="ce11">
            <text:p>Round tube profile</text:p>
          </table:table-cell>
          <table:table-cell office:value-type="string" office:string-value="B139,7/5" table:formula="of:=[.A23]" table:style-name="ce11">
            <text:p>B139,7/5</text:p>
          </table:table-cell>
          <table:table-cell office:value-type="string" office:string-value="B139,7x5" table:formula="of:=&quot;B&quot; &amp;[.B23] &amp;&quot;x&quot; &amp; [.C23]" table:style-name="ce11">
            <text:p>B139,7x5</text:p>
          </table:table-cell>
          <table:table-cell office:value-type="string" office:string-value="Buis139,7/5" table:formula="of:=&quot;Buis&quot; &amp;[.B23] &amp;&quot;/&quot; &amp; [.C23]" table:style-name="ce11">
            <text:p>Buis139,7/5</text:p>
          </table:table-cell>
          <table:table-cell office:value-type="string" office:string-value="Buis139,7x5" table:formula="of:=&quot;Buis&quot; &amp;[.B23] &amp;&quot;x&quot; &amp; [.C23]" table:style-name="ce11">
            <text:p>Buis139,7x5</text:p>
          </table:table-cell>
          <table:table-cell office:value-type="string" office:string-value="synonyms&quot;:[&quot;B139,7/5&quot;,&quot;B139,7x5&quot;,&quot;Buis139,7/5&quot;,&quot;Buis139,7x5&quot;]}]}," table:formula="of:= &quot;synonyms&quot;&amp;&quot;&quot;&quot;&quot;&amp;&quot;:[&quot;&amp;&quot;&quot;&quot;&quot;&amp;[.E23]&amp;&quot;&quot;&quot;&quot;&amp;&quot;,&quot;&amp;&quot;&quot;&quot;&quot;&amp;[.F23]&amp;&quot;&quot;&quot;&quot;&amp;&quot;,&quot;&amp;&quot;&quot;&quot;&quot;&amp;[.G23]&amp;&quot;&quot;&quot;&quot;&amp;&quot;,&quot;&amp;&quot;&quot;&quot;&quot;&amp;[.H23]&amp;&quot;&quot;&quot;&quot;&amp;&quot;]}]},&quot;" table:style-name="ce11">
            <text:p>synonyms":["B139,7/5","B139,7x5","Buis139,7/5","Buis139,7x5"]}]},</text:p>
          </table:table-cell>
          <table:table-cell office:value-type="string" office:string-value="{&quot;B139,7/5&quot;: [{&quot;shape_coords&quot;:[139,7,5],&quot;shape_name&quot;:&quot;Round tube profile&quot;,&quot;synonyms&quot;:[&quot;B139,7/5&quot;,&quot;B139,7x5&quot;,&quot;Buis139,7/5&quot;,&quot;Buis139,7x5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],&quot; &amp; &quot;&quot;&quot;&quot; &amp;&quot;shape_name&quot;&amp;&quot;&quot;&quot;&quot; &amp; &quot;:&quot; &amp; &quot;&quot;&quot;&quot; &amp;[.D23] &amp; &quot;&quot;&quot;&quot; &amp; &quot;,&quot; &amp; &quot;&quot;&quot;&quot;&amp;[.I23]" table:style-name="ce11">
            <text:p>{"B139,7/5": [{"shape_coords":[139,7,5],"shape_name":"Round tube profile","synonyms":["B139,7/5","B139,7x5","Buis139,7/5","Buis139,7x5"]}]},</text:p>
          </table:table-cell>
          <table:table-cell table:number-columns-repeated="16374"/>
        </table:table-row>
        <table:table-row table:style-name="ro2">
          <table:table-cell office:value-type="string" office:string-value="B139,7/6,3" table:formula="of:=&quot;B&quot; &amp;[.B24] &amp;&quot;/&quot; &amp; [.C24]" table:style-name="ce11">
            <text:p>B139,7/6,3</text:p>
          </table:table-cell>
          <table:table-cell office:value-type="float" office:value="139.69999999999999" table:style-name="ce13">
            <text:p>139,7</text:p>
          </table:table-cell>
          <table:table-cell office:value-type="float" office:value="6.3" table:style-name="ce13">
            <text:p>6,3</text:p>
          </table:table-cell>
          <table:table-cell office:value-type="string" table:style-name="ce11">
            <text:p>Round tube profile</text:p>
          </table:table-cell>
          <table:table-cell office:value-type="string" office:string-value="B139,7/6,3" table:formula="of:=[.A24]" table:style-name="ce11">
            <text:p>B139,7/6,3</text:p>
          </table:table-cell>
          <table:table-cell office:value-type="string" office:string-value="B139,7x6,3" table:formula="of:=&quot;B&quot; &amp;[.B24] &amp;&quot;x&quot; &amp; [.C24]" table:style-name="ce11">
            <text:p>B139,7x6,3</text:p>
          </table:table-cell>
          <table:table-cell office:value-type="string" office:string-value="Buis139,7/6,3" table:formula="of:=&quot;Buis&quot; &amp;[.B24] &amp;&quot;/&quot; &amp; [.C24]" table:style-name="ce11">
            <text:p>Buis139,7/6,3</text:p>
          </table:table-cell>
          <table:table-cell office:value-type="string" office:string-value="Buis139,7x6,3" table:formula="of:=&quot;Buis&quot; &amp;[.B24] &amp;&quot;x&quot; &amp; [.C24]" table:style-name="ce11">
            <text:p>Buis139,7x6,3</text:p>
          </table:table-cell>
          <table:table-cell office:value-type="string" office:string-value="synonyms&quot;:[&quot;B139,7/6,3&quot;,&quot;B139,7x6,3&quot;,&quot;Buis139,7/6,3&quot;,&quot;Buis139,7x6,3&quot;]}]}," table:formula="of:= &quot;synonyms&quot;&amp;&quot;&quot;&quot;&quot;&amp;&quot;:[&quot;&amp;&quot;&quot;&quot;&quot;&amp;[.E24]&amp;&quot;&quot;&quot;&quot;&amp;&quot;,&quot;&amp;&quot;&quot;&quot;&quot;&amp;[.F24]&amp;&quot;&quot;&quot;&quot;&amp;&quot;,&quot;&amp;&quot;&quot;&quot;&quot;&amp;[.G24]&amp;&quot;&quot;&quot;&quot;&amp;&quot;,&quot;&amp;&quot;&quot;&quot;&quot;&amp;[.H24]&amp;&quot;&quot;&quot;&quot;&amp;&quot;]}]},&quot;" table:style-name="ce11">
            <text:p>synonyms":["B139,7/6,3","B139,7x6,3","Buis139,7/6,3","Buis139,7x6,3"]}]},</text:p>
          </table:table-cell>
          <table:table-cell office:value-type="string" office:string-value="{&quot;B139,7/6,3&quot;: [{&quot;shape_coords&quot;:[139,7,6,3],&quot;shape_name&quot;:&quot;Round tube profile&quot;,&quot;synonyms&quot;:[&quot;B139,7/6,3&quot;,&quot;B139,7x6,3&quot;,&quot;Buis139,7/6,3&quot;,&quot;Buis139,7x6,3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],&quot; &amp; &quot;&quot;&quot;&quot; &amp;&quot;shape_name&quot;&amp;&quot;&quot;&quot;&quot; &amp; &quot;:&quot; &amp; &quot;&quot;&quot;&quot; &amp;[.D24] &amp; &quot;&quot;&quot;&quot; &amp; &quot;,&quot; &amp; &quot;&quot;&quot;&quot;&amp;[.I24]" table:style-name="ce11">
            <text:p>{"B139,7/6,3": [{"shape_coords":[139,7,6,3],"shape_name":"Round tube profile","synonyms":["B139,7/6,3","B139,7x6,3","Buis139,7/6,3","Buis139,7x6,3"]}]},</text:p>
          </table:table-cell>
          <table:table-cell table:number-columns-repeated="16374"/>
        </table:table-row>
        <table:table-row table:style-name="ro2">
          <table:table-cell office:value-type="string" office:string-value="B139,7/8" table:formula="of:=&quot;B&quot; &amp;[.B25] &amp;&quot;/&quot; &amp; [.C25]" table:style-name="ce11">
            <text:p>B139,7/8</text:p>
          </table:table-cell>
          <table:table-cell office:value-type="float" office:value="139.69999999999999" table:style-name="ce13">
            <text:p>139,7</text:p>
          </table:table-cell>
          <table:table-cell office:value-type="float" office:value="8" table:style-name="ce13">
            <text:p>8</text:p>
          </table:table-cell>
          <table:table-cell office:value-type="string" table:style-name="ce11">
            <text:p>Round tube profile</text:p>
          </table:table-cell>
          <table:table-cell office:value-type="string" office:string-value="B139,7/8" table:formula="of:=[.A25]" table:style-name="ce11">
            <text:p>B139,7/8</text:p>
          </table:table-cell>
          <table:table-cell office:value-type="string" office:string-value="B139,7x8" table:formula="of:=&quot;B&quot; &amp;[.B25] &amp;&quot;x&quot; &amp; [.C25]" table:style-name="ce11">
            <text:p>B139,7x8</text:p>
          </table:table-cell>
          <table:table-cell office:value-type="string" office:string-value="Buis139,7/8" table:formula="of:=&quot;Buis&quot; &amp;[.B25] &amp;&quot;/&quot; &amp; [.C25]" table:style-name="ce11">
            <text:p>Buis139,7/8</text:p>
          </table:table-cell>
          <table:table-cell office:value-type="string" office:string-value="Buis139,7x8" table:formula="of:=&quot;Buis&quot; &amp;[.B25] &amp;&quot;x&quot; &amp; [.C25]" table:style-name="ce11">
            <text:p>Buis139,7x8</text:p>
          </table:table-cell>
          <table:table-cell office:value-type="string" office:string-value="synonyms&quot;:[&quot;B139,7/8&quot;,&quot;B139,7x8&quot;,&quot;Buis139,7/8&quot;,&quot;Buis139,7x8&quot;]}]}," table:formula="of:= &quot;synonyms&quot;&amp;&quot;&quot;&quot;&quot;&amp;&quot;:[&quot;&amp;&quot;&quot;&quot;&quot;&amp;[.E25]&amp;&quot;&quot;&quot;&quot;&amp;&quot;,&quot;&amp;&quot;&quot;&quot;&quot;&amp;[.F25]&amp;&quot;&quot;&quot;&quot;&amp;&quot;,&quot;&amp;&quot;&quot;&quot;&quot;&amp;[.G25]&amp;&quot;&quot;&quot;&quot;&amp;&quot;,&quot;&amp;&quot;&quot;&quot;&quot;&amp;[.H25]&amp;&quot;&quot;&quot;&quot;&amp;&quot;]}]},&quot;" table:style-name="ce11">
            <text:p>synonyms":["B139,7/8","B139,7x8","Buis139,7/8","Buis139,7x8"]}]},</text:p>
          </table:table-cell>
          <table:table-cell office:value-type="string" office:string-value="{&quot;B139,7/8&quot;: [{&quot;shape_coords&quot;:[139,7,8],&quot;shape_name&quot;:&quot;Round tube profile&quot;,&quot;synonyms&quot;:[&quot;B139,7/8&quot;,&quot;B139,7x8&quot;,&quot;Buis139,7/8&quot;,&quot;Buis139,7x8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],&quot; &amp; &quot;&quot;&quot;&quot; &amp;&quot;shape_name&quot;&amp;&quot;&quot;&quot;&quot; &amp; &quot;:&quot; &amp; &quot;&quot;&quot;&quot; &amp;[.D25] &amp; &quot;&quot;&quot;&quot; &amp; &quot;,&quot; &amp; &quot;&quot;&quot;&quot;&amp;[.I25]" table:style-name="ce11">
            <text:p>{"B139,7/8": [{"shape_coords":[139,7,8],"shape_name":"Round tube profile","synonyms":["B139,7/8","B139,7x8","Buis139,7/8","Buis139,7x8"]}]},</text:p>
          </table:table-cell>
          <table:table-cell table:number-columns-repeated="16374"/>
        </table:table-row>
        <table:table-row table:style-name="ro2">
          <table:table-cell office:value-type="string" office:string-value="B168,3/5" table:formula="of:=&quot;B&quot; &amp;[.B26] &amp;&quot;/&quot; &amp; [.C26]" table:style-name="ce11">
            <text:p>B168,3/5</text:p>
          </table:table-cell>
          <table:table-cell office:value-type="float" office:value="168.3" table:style-name="ce13">
            <text:p>168,3</text:p>
          </table:table-cell>
          <table:table-cell office:value-type="float" office:value="5" table:style-name="ce13">
            <text:p>5</text:p>
          </table:table-cell>
          <table:table-cell office:value-type="string" table:style-name="ce11">
            <text:p>Round tube profile</text:p>
          </table:table-cell>
          <table:table-cell office:value-type="string" office:string-value="B168,3/5" table:formula="of:=[.A26]" table:style-name="ce11">
            <text:p>B168,3/5</text:p>
          </table:table-cell>
          <table:table-cell office:value-type="string" office:string-value="B168,3x5" table:formula="of:=&quot;B&quot; &amp;[.B26] &amp;&quot;x&quot; &amp; [.C26]" table:style-name="ce11">
            <text:p>B168,3x5</text:p>
          </table:table-cell>
          <table:table-cell office:value-type="string" office:string-value="Buis168,3/5" table:formula="of:=&quot;Buis&quot; &amp;[.B26] &amp;&quot;/&quot; &amp; [.C26]" table:style-name="ce11">
            <text:p>Buis168,3/5</text:p>
          </table:table-cell>
          <table:table-cell office:value-type="string" office:string-value="Buis168,3x5" table:formula="of:=&quot;Buis&quot; &amp;[.B26] &amp;&quot;x&quot; &amp; [.C26]" table:style-name="ce11">
            <text:p>Buis168,3x5</text:p>
          </table:table-cell>
          <table:table-cell office:value-type="string" office:string-value="synonyms&quot;:[&quot;B168,3/5&quot;,&quot;B168,3x5&quot;,&quot;Buis168,3/5&quot;,&quot;Buis168,3x5&quot;]}]}," table:formula="of:= &quot;synonyms&quot;&amp;&quot;&quot;&quot;&quot;&amp;&quot;:[&quot;&amp;&quot;&quot;&quot;&quot;&amp;[.E26]&amp;&quot;&quot;&quot;&quot;&amp;&quot;,&quot;&amp;&quot;&quot;&quot;&quot;&amp;[.F26]&amp;&quot;&quot;&quot;&quot;&amp;&quot;,&quot;&amp;&quot;&quot;&quot;&quot;&amp;[.G26]&amp;&quot;&quot;&quot;&quot;&amp;&quot;,&quot;&amp;&quot;&quot;&quot;&quot;&amp;[.H26]&amp;&quot;&quot;&quot;&quot;&amp;&quot;]}]},&quot;" table:style-name="ce11">
            <text:p>synonyms":["B168,3/5","B168,3x5","Buis168,3/5","Buis168,3x5"]}]},</text:p>
          </table:table-cell>
          <table:table-cell office:value-type="string" office:string-value="{&quot;B168,3/5&quot;: [{&quot;shape_coords&quot;:[168,3,5],&quot;shape_name&quot;:&quot;Round tube profile&quot;,&quot;synonyms&quot;:[&quot;B168,3/5&quot;,&quot;B168,3x5&quot;,&quot;Buis168,3/5&quot;,&quot;Buis168,3x5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],&quot; &amp; &quot;&quot;&quot;&quot; &amp;&quot;shape_name&quot;&amp;&quot;&quot;&quot;&quot; &amp; &quot;:&quot; &amp; &quot;&quot;&quot;&quot; &amp;[.D26] &amp; &quot;&quot;&quot;&quot; &amp; &quot;,&quot; &amp; &quot;&quot;&quot;&quot;&amp;[.I26]" table:style-name="ce11">
            <text:p>{"B168,3/5": [{"shape_coords":[168,3,5],"shape_name":"Round tube profile","synonyms":["B168,3/5","B168,3x5","Buis168,3/5","Buis168,3x5"]}]},</text:p>
          </table:table-cell>
          <table:table-cell table:number-columns-repeated="16374"/>
        </table:table-row>
        <table:table-row table:style-name="ro2">
          <table:table-cell office:value-type="string" office:string-value="B168,3/6,3" table:formula="of:=&quot;B&quot; &amp;[.B27] &amp;&quot;/&quot; &amp; [.C27]" table:style-name="ce11">
            <text:p>B168,3/6,3</text:p>
          </table:table-cell>
          <table:table-cell office:value-type="float" office:value="168.3" table:style-name="ce13">
            <text:p>168,3</text:p>
          </table:table-cell>
          <table:table-cell office:value-type="float" office:value="6.3" table:style-name="ce13">
            <text:p>6,3</text:p>
          </table:table-cell>
          <table:table-cell office:value-type="string" table:style-name="ce11">
            <text:p>Round tube profile</text:p>
          </table:table-cell>
          <table:table-cell office:value-type="string" office:string-value="B168,3/6,3" table:formula="of:=[.A27]" table:style-name="ce11">
            <text:p>B168,3/6,3</text:p>
          </table:table-cell>
          <table:table-cell office:value-type="string" office:string-value="B168,3x6,3" table:formula="of:=&quot;B&quot; &amp;[.B27] &amp;&quot;x&quot; &amp; [.C27]" table:style-name="ce11">
            <text:p>B168,3x6,3</text:p>
          </table:table-cell>
          <table:table-cell office:value-type="string" office:string-value="Buis168,3/6,3" table:formula="of:=&quot;Buis&quot; &amp;[.B27] &amp;&quot;/&quot; &amp; [.C27]" table:style-name="ce11">
            <text:p>Buis168,3/6,3</text:p>
          </table:table-cell>
          <table:table-cell office:value-type="string" office:string-value="Buis168,3x6,3" table:formula="of:=&quot;Buis&quot; &amp;[.B27] &amp;&quot;x&quot; &amp; [.C27]" table:style-name="ce11">
            <text:p>Buis168,3x6,3</text:p>
          </table:table-cell>
          <table:table-cell office:value-type="string" office:string-value="synonyms&quot;:[&quot;B168,3/6,3&quot;,&quot;B168,3x6,3&quot;,&quot;Buis168,3/6,3&quot;,&quot;Buis168,3x6,3&quot;]}]}," table:formula="of:= &quot;synonyms&quot;&amp;&quot;&quot;&quot;&quot;&amp;&quot;:[&quot;&amp;&quot;&quot;&quot;&quot;&amp;[.E27]&amp;&quot;&quot;&quot;&quot;&amp;&quot;,&quot;&amp;&quot;&quot;&quot;&quot;&amp;[.F27]&amp;&quot;&quot;&quot;&quot;&amp;&quot;,&quot;&amp;&quot;&quot;&quot;&quot;&amp;[.G27]&amp;&quot;&quot;&quot;&quot;&amp;&quot;,&quot;&amp;&quot;&quot;&quot;&quot;&amp;[.H27]&amp;&quot;&quot;&quot;&quot;&amp;&quot;]}]},&quot;" table:style-name="ce11">
            <text:p>synonyms":["B168,3/6,3","B168,3x6,3","Buis168,3/6,3","Buis168,3x6,3"]}]},</text:p>
          </table:table-cell>
          <table:table-cell office:value-type="string" office:string-value="{&quot;B168,3/6,3&quot;: [{&quot;shape_coords&quot;:[168,3,6,3],&quot;shape_name&quot;:&quot;Round tube profile&quot;,&quot;synonyms&quot;:[&quot;B168,3/6,3&quot;,&quot;B168,3x6,3&quot;,&quot;Buis168,3/6,3&quot;,&quot;Buis168,3x6,3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],&quot; &amp; &quot;&quot;&quot;&quot; &amp;&quot;shape_name&quot;&amp;&quot;&quot;&quot;&quot; &amp; &quot;:&quot; &amp; &quot;&quot;&quot;&quot; &amp;[.D27] &amp; &quot;&quot;&quot;&quot; &amp; &quot;,&quot; &amp; &quot;&quot;&quot;&quot;&amp;[.I27]" table:style-name="ce11">
            <text:p>{"B168,3/6,3": [{"shape_coords":[168,3,6,3],"shape_name":"Round tube profile","synonyms":["B168,3/6,3","B168,3x6,3","Buis168,3/6,3","Buis168,3x6,3"]}]},</text:p>
          </table:table-cell>
          <table:table-cell table:number-columns-repeated="16374"/>
        </table:table-row>
        <table:table-row table:style-name="ro2">
          <table:table-cell office:value-type="string" office:string-value="B168,3/8" table:formula="of:=&quot;B&quot; &amp;[.B28] &amp;&quot;/&quot; &amp; [.C28]" table:style-name="ce11">
            <text:p>B168,3/8</text:p>
          </table:table-cell>
          <table:table-cell office:value-type="float" office:value="168.3" table:style-name="ce13">
            <text:p>168,3</text:p>
          </table:table-cell>
          <table:table-cell office:value-type="float" office:value="8" table:style-name="ce13">
            <text:p>8</text:p>
          </table:table-cell>
          <table:table-cell office:value-type="string" table:style-name="ce11">
            <text:p>Round tube profile</text:p>
          </table:table-cell>
          <table:table-cell office:value-type="string" office:string-value="B168,3/8" table:formula="of:=[.A28]" table:style-name="ce11">
            <text:p>B168,3/8</text:p>
          </table:table-cell>
          <table:table-cell office:value-type="string" office:string-value="B168,3x8" table:formula="of:=&quot;B&quot; &amp;[.B28] &amp;&quot;x&quot; &amp; [.C28]" table:style-name="ce11">
            <text:p>B168,3x8</text:p>
          </table:table-cell>
          <table:table-cell office:value-type="string" office:string-value="Buis168,3/8" table:formula="of:=&quot;Buis&quot; &amp;[.B28] &amp;&quot;/&quot; &amp; [.C28]" table:style-name="ce11">
            <text:p>Buis168,3/8</text:p>
          </table:table-cell>
          <table:table-cell office:value-type="string" office:string-value="Buis168,3x8" table:formula="of:=&quot;Buis&quot; &amp;[.B28] &amp;&quot;x&quot; &amp; [.C28]" table:style-name="ce11">
            <text:p>Buis168,3x8</text:p>
          </table:table-cell>
          <table:table-cell office:value-type="string" office:string-value="synonyms&quot;:[&quot;B168,3/8&quot;,&quot;B168,3x8&quot;,&quot;Buis168,3/8&quot;,&quot;Buis168,3x8&quot;]}]}," table:formula="of:= &quot;synonyms&quot;&amp;&quot;&quot;&quot;&quot;&amp;&quot;:[&quot;&amp;&quot;&quot;&quot;&quot;&amp;[.E28]&amp;&quot;&quot;&quot;&quot;&amp;&quot;,&quot;&amp;&quot;&quot;&quot;&quot;&amp;[.F28]&amp;&quot;&quot;&quot;&quot;&amp;&quot;,&quot;&amp;&quot;&quot;&quot;&quot;&amp;[.G28]&amp;&quot;&quot;&quot;&quot;&amp;&quot;,&quot;&amp;&quot;&quot;&quot;&quot;&amp;[.H28]&amp;&quot;&quot;&quot;&quot;&amp;&quot;]}]},&quot;" table:style-name="ce11">
            <text:p>synonyms":["B168,3/8","B168,3x8","Buis168,3/8","Buis168,3x8"]}]},</text:p>
          </table:table-cell>
          <table:table-cell office:value-type="string" office:string-value="{&quot;B168,3/8&quot;: [{&quot;shape_coords&quot;:[168,3,8],&quot;shape_name&quot;:&quot;Round tube profile&quot;,&quot;synonyms&quot;:[&quot;B168,3/8&quot;,&quot;B168,3x8&quot;,&quot;Buis168,3/8&quot;,&quot;Buis168,3x8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],&quot; &amp; &quot;&quot;&quot;&quot; &amp;&quot;shape_name&quot;&amp;&quot;&quot;&quot;&quot; &amp; &quot;:&quot; &amp; &quot;&quot;&quot;&quot; &amp;[.D28] &amp; &quot;&quot;&quot;&quot; &amp; &quot;,&quot; &amp; &quot;&quot;&quot;&quot;&amp;[.I28]" table:style-name="ce11">
            <text:p>{"B168,3/8": [{"shape_coords":[168,3,8],"shape_name":"Round tube profile","synonyms":["B168,3/8","B168,3x8","Buis168,3/8","Buis168,3x8"]}]},</text:p>
          </table:table-cell>
          <table:table-cell table:number-columns-repeated="16374"/>
        </table:table-row>
        <table:table-row table:style-name="ro2">
          <table:table-cell office:value-type="string" office:string-value="B168,3/10" table:formula="of:=&quot;B&quot; &amp;[.B29] &amp;&quot;/&quot; &amp; [.C29]" table:style-name="ce11">
            <text:p>B168,3/10</text:p>
          </table:table-cell>
          <table:table-cell office:value-type="float" office:value="168.3" table:style-name="ce13">
            <text:p>168,3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Round tube profile</text:p>
          </table:table-cell>
          <table:table-cell office:value-type="string" office:string-value="B168,3/10" table:formula="of:=[.A29]" table:style-name="ce11">
            <text:p>B168,3/10</text:p>
          </table:table-cell>
          <table:table-cell office:value-type="string" office:string-value="B168,3x10" table:formula="of:=&quot;B&quot; &amp;[.B29] &amp;&quot;x&quot; &amp; [.C29]" table:style-name="ce11">
            <text:p>B168,3x10</text:p>
          </table:table-cell>
          <table:table-cell office:value-type="string" office:string-value="Buis168,3/10" table:formula="of:=&quot;Buis&quot; &amp;[.B29] &amp;&quot;/&quot; &amp; [.C29]" table:style-name="ce11">
            <text:p>Buis168,3/10</text:p>
          </table:table-cell>
          <table:table-cell office:value-type="string" office:string-value="Buis168,3x10" table:formula="of:=&quot;Buis&quot; &amp;[.B29] &amp;&quot;x&quot; &amp; [.C29]" table:style-name="ce11">
            <text:p>Buis168,3x10</text:p>
          </table:table-cell>
          <table:table-cell office:value-type="string" office:string-value="synonyms&quot;:[&quot;B168,3/10&quot;,&quot;B168,3x10&quot;,&quot;Buis168,3/10&quot;,&quot;Buis168,3x10&quot;]}]}," table:formula="of:= &quot;synonyms&quot;&amp;&quot;&quot;&quot;&quot;&amp;&quot;:[&quot;&amp;&quot;&quot;&quot;&quot;&amp;[.E29]&amp;&quot;&quot;&quot;&quot;&amp;&quot;,&quot;&amp;&quot;&quot;&quot;&quot;&amp;[.F29]&amp;&quot;&quot;&quot;&quot;&amp;&quot;,&quot;&amp;&quot;&quot;&quot;&quot;&amp;[.G29]&amp;&quot;&quot;&quot;&quot;&amp;&quot;,&quot;&amp;&quot;&quot;&quot;&quot;&amp;[.H29]&amp;&quot;&quot;&quot;&quot;&amp;&quot;]}]},&quot;" table:style-name="ce11">
            <text:p>synonyms":["B168,3/10","B168,3x10","Buis168,3/10","Buis168,3x10"]}]},</text:p>
          </table:table-cell>
          <table:table-cell office:value-type="string" office:string-value="{&quot;B168,3/10&quot;: [{&quot;shape_coords&quot;:[168,3,10],&quot;shape_name&quot;:&quot;Round tube profile&quot;,&quot;synonyms&quot;:[&quot;B168,3/10&quot;,&quot;B168,3x10&quot;,&quot;Buis168,3/10&quot;,&quot;Buis168,3x10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],&quot; &amp; &quot;&quot;&quot;&quot; &amp;&quot;shape_name&quot;&amp;&quot;&quot;&quot;&quot; &amp; &quot;:&quot; &amp; &quot;&quot;&quot;&quot; &amp;[.D29] &amp; &quot;&quot;&quot;&quot; &amp; &quot;,&quot; &amp; &quot;&quot;&quot;&quot;&amp;[.I29]" table:style-name="ce11">
            <text:p>{"B168,3/10": [{"shape_coords":[168,3,10],"shape_name":"Round tube profile","synonyms":["B168,3/10","B168,3x10","Buis168,3/10","Buis168,3x10"]}]},</text:p>
          </table:table-cell>
          <table:table-cell table:number-columns-repeated="16374"/>
        </table:table-row>
        <table:table-row table:style-name="ro2">
          <table:table-cell office:value-type="string" office:string-value="B193,7/6,3" table:formula="of:=&quot;B&quot; &amp;[.B30] &amp;&quot;/&quot; &amp; [.C30]" table:style-name="ce11">
            <text:p>B193,7/6,3</text:p>
          </table:table-cell>
          <table:table-cell office:value-type="float" office:value="193.7" table:style-name="ce13">
            <text:p>193,7</text:p>
          </table:table-cell>
          <table:table-cell office:value-type="float" office:value="6.3" table:style-name="ce13">
            <text:p>6,3</text:p>
          </table:table-cell>
          <table:table-cell office:value-type="string" table:style-name="ce11">
            <text:p>Round tube profile</text:p>
          </table:table-cell>
          <table:table-cell office:value-type="string" office:string-value="B193,7/6,3" table:formula="of:=[.A30]" table:style-name="ce11">
            <text:p>B193,7/6,3</text:p>
          </table:table-cell>
          <table:table-cell office:value-type="string" office:string-value="B193,7x6,3" table:formula="of:=&quot;B&quot; &amp;[.B30] &amp;&quot;x&quot; &amp; [.C30]" table:style-name="ce11">
            <text:p>B193,7x6,3</text:p>
          </table:table-cell>
          <table:table-cell office:value-type="string" office:string-value="Buis193,7/6,3" table:formula="of:=&quot;Buis&quot; &amp;[.B30] &amp;&quot;/&quot; &amp; [.C30]" table:style-name="ce11">
            <text:p>Buis193,7/6,3</text:p>
          </table:table-cell>
          <table:table-cell office:value-type="string" office:string-value="Buis193,7x6,3" table:formula="of:=&quot;Buis&quot; &amp;[.B30] &amp;&quot;x&quot; &amp; [.C30]" table:style-name="ce11">
            <text:p>Buis193,7x6,3</text:p>
          </table:table-cell>
          <table:table-cell office:value-type="string" office:string-value="synonyms&quot;:[&quot;B193,7/6,3&quot;,&quot;B193,7x6,3&quot;,&quot;Buis193,7/6,3&quot;,&quot;Buis193,7x6,3&quot;]}]}," table:formula="of:= &quot;synonyms&quot;&amp;&quot;&quot;&quot;&quot;&amp;&quot;:[&quot;&amp;&quot;&quot;&quot;&quot;&amp;[.E30]&amp;&quot;&quot;&quot;&quot;&amp;&quot;,&quot;&amp;&quot;&quot;&quot;&quot;&amp;[.F30]&amp;&quot;&quot;&quot;&quot;&amp;&quot;,&quot;&amp;&quot;&quot;&quot;&quot;&amp;[.G30]&amp;&quot;&quot;&quot;&quot;&amp;&quot;,&quot;&amp;&quot;&quot;&quot;&quot;&amp;[.H30]&amp;&quot;&quot;&quot;&quot;&amp;&quot;]}]},&quot;" table:style-name="ce11">
            <text:p>synonyms":["B193,7/6,3","B193,7x6,3","Buis193,7/6,3","Buis193,7x6,3"]}]},</text:p>
          </table:table-cell>
          <table:table-cell office:value-type="string" office:string-value="{&quot;B193,7/6,3&quot;: [{&quot;shape_coords&quot;:[193,7,6,3],&quot;shape_name&quot;:&quot;Round tube profile&quot;,&quot;synonyms&quot;:[&quot;B193,7/6,3&quot;,&quot;B193,7x6,3&quot;,&quot;Buis193,7/6,3&quot;,&quot;Buis193,7x6,3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],&quot; &amp; &quot;&quot;&quot;&quot; &amp;&quot;shape_name&quot;&amp;&quot;&quot;&quot;&quot; &amp; &quot;:&quot; &amp; &quot;&quot;&quot;&quot; &amp;[.D30] &amp; &quot;&quot;&quot;&quot; &amp; &quot;,&quot; &amp; &quot;&quot;&quot;&quot;&amp;[.I30]" table:style-name="ce11">
            <text:p>{"B193,7/6,3": [{"shape_coords":[193,7,6,3],"shape_name":"Round tube profile","synonyms":["B193,7/6,3","B193,7x6,3","Buis193,7/6,3","Buis193,7x6,3"]}]},</text:p>
          </table:table-cell>
          <table:table-cell table:number-columns-repeated="16374"/>
        </table:table-row>
        <table:table-row table:style-name="ro2">
          <table:table-cell office:value-type="string" office:string-value="B193,7/8" table:formula="of:=&quot;B&quot; &amp;[.B31] &amp;&quot;/&quot; &amp; [.C31]" table:style-name="ce11">
            <text:p>B193,7/8</text:p>
          </table:table-cell>
          <table:table-cell office:value-type="float" office:value="193.7" table:style-name="ce13">
            <text:p>193,7</text:p>
          </table:table-cell>
          <table:table-cell office:value-type="float" office:value="8" table:style-name="ce13">
            <text:p>8</text:p>
          </table:table-cell>
          <table:table-cell office:value-type="string" table:style-name="ce11">
            <text:p>Round tube profile</text:p>
          </table:table-cell>
          <table:table-cell office:value-type="string" office:string-value="B193,7/8" table:formula="of:=[.A31]" table:style-name="ce11">
            <text:p>B193,7/8</text:p>
          </table:table-cell>
          <table:table-cell office:value-type="string" office:string-value="B193,7x8" table:formula="of:=&quot;B&quot; &amp;[.B31] &amp;&quot;x&quot; &amp; [.C31]" table:style-name="ce11">
            <text:p>B193,7x8</text:p>
          </table:table-cell>
          <table:table-cell office:value-type="string" office:string-value="Buis193,7/8" table:formula="of:=&quot;Buis&quot; &amp;[.B31] &amp;&quot;/&quot; &amp; [.C31]" table:style-name="ce11">
            <text:p>Buis193,7/8</text:p>
          </table:table-cell>
          <table:table-cell office:value-type="string" office:string-value="Buis193,7x8" table:formula="of:=&quot;Buis&quot; &amp;[.B31] &amp;&quot;x&quot; &amp; [.C31]" table:style-name="ce11">
            <text:p>Buis193,7x8</text:p>
          </table:table-cell>
          <table:table-cell office:value-type="string" office:string-value="synonyms&quot;:[&quot;B193,7/8&quot;,&quot;B193,7x8&quot;,&quot;Buis193,7/8&quot;,&quot;Buis193,7x8&quot;]}]}," table:formula="of:= &quot;synonyms&quot;&amp;&quot;&quot;&quot;&quot;&amp;&quot;:[&quot;&amp;&quot;&quot;&quot;&quot;&amp;[.E31]&amp;&quot;&quot;&quot;&quot;&amp;&quot;,&quot;&amp;&quot;&quot;&quot;&quot;&amp;[.F31]&amp;&quot;&quot;&quot;&quot;&amp;&quot;,&quot;&amp;&quot;&quot;&quot;&quot;&amp;[.G31]&amp;&quot;&quot;&quot;&quot;&amp;&quot;,&quot;&amp;&quot;&quot;&quot;&quot;&amp;[.H31]&amp;&quot;&quot;&quot;&quot;&amp;&quot;]}]},&quot;" table:style-name="ce11">
            <text:p>synonyms":["B193,7/8","B193,7x8","Buis193,7/8","Buis193,7x8"]}]},</text:p>
          </table:table-cell>
          <table:table-cell office:value-type="string" office:string-value="{&quot;B193,7/8&quot;: [{&quot;shape_coords&quot;:[193,7,8],&quot;shape_name&quot;:&quot;Round tube profile&quot;,&quot;synonyms&quot;:[&quot;B193,7/8&quot;,&quot;B193,7x8&quot;,&quot;Buis193,7/8&quot;,&quot;Buis193,7x8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],&quot; &amp; &quot;&quot;&quot;&quot; &amp;&quot;shape_name&quot;&amp;&quot;&quot;&quot;&quot; &amp; &quot;:&quot; &amp; &quot;&quot;&quot;&quot; &amp;[.D31] &amp; &quot;&quot;&quot;&quot; &amp; &quot;,&quot; &amp; &quot;&quot;&quot;&quot;&amp;[.I31]" table:style-name="ce11">
            <text:p>{"B193,7/8": [{"shape_coords":[193,7,8],"shape_name":"Round tube profile","synonyms":["B193,7/8","B193,7x8","Buis193,7/8","Buis193,7x8"]}]},</text:p>
          </table:table-cell>
          <table:table-cell table:number-columns-repeated="16374"/>
        </table:table-row>
        <table:table-row table:style-name="ro2">
          <table:table-cell office:value-type="string" office:string-value="B193,7/10" table:formula="of:=&quot;B&quot; &amp;[.B32] &amp;&quot;/&quot; &amp; [.C32]" table:style-name="ce11">
            <text:p>B193,7/10</text:p>
          </table:table-cell>
          <table:table-cell office:value-type="float" office:value="193.7" table:style-name="ce13">
            <text:p>193,7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Round tube profile</text:p>
          </table:table-cell>
          <table:table-cell office:value-type="string" office:string-value="B193,7/10" table:formula="of:=[.A32]" table:style-name="ce11">
            <text:p>B193,7/10</text:p>
          </table:table-cell>
          <table:table-cell office:value-type="string" office:string-value="B193,7x10" table:formula="of:=&quot;B&quot; &amp;[.B32] &amp;&quot;x&quot; &amp; [.C32]" table:style-name="ce11">
            <text:p>B193,7x10</text:p>
          </table:table-cell>
          <table:table-cell office:value-type="string" office:string-value="Buis193,7/10" table:formula="of:=&quot;Buis&quot; &amp;[.B32] &amp;&quot;/&quot; &amp; [.C32]" table:style-name="ce11">
            <text:p>Buis193,7/10</text:p>
          </table:table-cell>
          <table:table-cell office:value-type="string" office:string-value="Buis193,7x10" table:formula="of:=&quot;Buis&quot; &amp;[.B32] &amp;&quot;x&quot; &amp; [.C32]" table:style-name="ce11">
            <text:p>Buis193,7x10</text:p>
          </table:table-cell>
          <table:table-cell office:value-type="string" office:string-value="synonyms&quot;:[&quot;B193,7/10&quot;,&quot;B193,7x10&quot;,&quot;Buis193,7/10&quot;,&quot;Buis193,7x10&quot;]}]}," table:formula="of:= &quot;synonyms&quot;&amp;&quot;&quot;&quot;&quot;&amp;&quot;:[&quot;&amp;&quot;&quot;&quot;&quot;&amp;[.E32]&amp;&quot;&quot;&quot;&quot;&amp;&quot;,&quot;&amp;&quot;&quot;&quot;&quot;&amp;[.F32]&amp;&quot;&quot;&quot;&quot;&amp;&quot;,&quot;&amp;&quot;&quot;&quot;&quot;&amp;[.G32]&amp;&quot;&quot;&quot;&quot;&amp;&quot;,&quot;&amp;&quot;&quot;&quot;&quot;&amp;[.H32]&amp;&quot;&quot;&quot;&quot;&amp;&quot;]}]},&quot;" table:style-name="ce11">
            <text:p>synonyms":["B193,7/10","B193,7x10","Buis193,7/10","Buis193,7x10"]}]},</text:p>
          </table:table-cell>
          <table:table-cell office:value-type="string" office:string-value="{&quot;B193,7/10&quot;: [{&quot;shape_coords&quot;:[193,7,10],&quot;shape_name&quot;:&quot;Round tube profile&quot;,&quot;synonyms&quot;:[&quot;B193,7/10&quot;,&quot;B193,7x10&quot;,&quot;Buis193,7/10&quot;,&quot;Buis193,7x10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],&quot; &amp; &quot;&quot;&quot;&quot; &amp;&quot;shape_name&quot;&amp;&quot;&quot;&quot;&quot; &amp; &quot;:&quot; &amp; &quot;&quot;&quot;&quot; &amp;[.D32] &amp; &quot;&quot;&quot;&quot; &amp; &quot;,&quot; &amp; &quot;&quot;&quot;&quot;&amp;[.I32]" table:style-name="ce11">
            <text:p>{"B193,7/10": [{"shape_coords":[193,7,10],"shape_name":"Round tube profile","synonyms":["B193,7/10","B193,7x10","Buis193,7/10","Buis193,7x10"]}]},</text:p>
          </table:table-cell>
          <table:table-cell table:number-columns-repeated="16374"/>
        </table:table-row>
        <table:table-row table:style-name="ro2">
          <table:table-cell office:value-type="string" office:string-value="B219,1/5,9" table:formula="of:=&quot;B&quot; &amp;[.B33] &amp;&quot;/&quot; &amp; [.C33]" table:style-name="ce11">
            <text:p>B219,1/5,9</text:p>
          </table:table-cell>
          <table:table-cell office:value-type="float" office:value="219.1" table:style-name="ce13">
            <text:p>219,1</text:p>
          </table:table-cell>
          <table:table-cell office:value-type="float" office:value="5.9" table:style-name="ce13">
            <text:p>5,9</text:p>
          </table:table-cell>
          <table:table-cell office:value-type="string" table:style-name="ce11">
            <text:p>Round tube profile</text:p>
          </table:table-cell>
          <table:table-cell office:value-type="string" office:string-value="B219,1/5,9" table:formula="of:=[.A33]" table:style-name="ce11">
            <text:p>B219,1/5,9</text:p>
          </table:table-cell>
          <table:table-cell office:value-type="string" office:string-value="B219,1x5,9" table:formula="of:=&quot;B&quot; &amp;[.B33] &amp;&quot;x&quot; &amp; [.C33]" table:style-name="ce11">
            <text:p>B219,1x5,9</text:p>
          </table:table-cell>
          <table:table-cell office:value-type="string" office:string-value="Buis219,1/5,9" table:formula="of:=&quot;Buis&quot; &amp;[.B33] &amp;&quot;/&quot; &amp; [.C33]" table:style-name="ce11">
            <text:p>Buis219,1/5,9</text:p>
          </table:table-cell>
          <table:table-cell office:value-type="string" office:string-value="Buis219,1x5,9" table:formula="of:=&quot;Buis&quot; &amp;[.B33] &amp;&quot;x&quot; &amp; [.C33]" table:style-name="ce11">
            <text:p>Buis219,1x5,9</text:p>
          </table:table-cell>
          <table:table-cell office:value-type="string" office:string-value="synonyms&quot;:[&quot;B219,1/5,9&quot;,&quot;B219,1x5,9&quot;,&quot;Buis219,1/5,9&quot;,&quot;Buis219,1x5,9&quot;]}]}," table:formula="of:= &quot;synonyms&quot;&amp;&quot;&quot;&quot;&quot;&amp;&quot;:[&quot;&amp;&quot;&quot;&quot;&quot;&amp;[.E33]&amp;&quot;&quot;&quot;&quot;&amp;&quot;,&quot;&amp;&quot;&quot;&quot;&quot;&amp;[.F33]&amp;&quot;&quot;&quot;&quot;&amp;&quot;,&quot;&amp;&quot;&quot;&quot;&quot;&amp;[.G33]&amp;&quot;&quot;&quot;&quot;&amp;&quot;,&quot;&amp;&quot;&quot;&quot;&quot;&amp;[.H33]&amp;&quot;&quot;&quot;&quot;&amp;&quot;]}]},&quot;" table:style-name="ce11">
            <text:p>synonyms":["B219,1/5,9","B219,1x5,9","Buis219,1/5,9","Buis219,1x5,9"]}]},</text:p>
          </table:table-cell>
          <table:table-cell office:value-type="string" office:string-value="{&quot;B219,1/5,9&quot;: [{&quot;shape_coords&quot;:[219,1,5,9],&quot;shape_name&quot;:&quot;Round tube profile&quot;,&quot;synonyms&quot;:[&quot;B219,1/5,9&quot;,&quot;B219,1x5,9&quot;,&quot;Buis219,1/5,9&quot;,&quot;Buis219,1x5,9&quot;]}]}," table:formula="of:=&quot;{&quot; &amp; &quot;&quot;&quot;&quot;&amp;[.A33]&amp;&quot;&quot;&quot;&quot;&amp;&quot;: [{&quot;&quot;&quot; &amp;&quot;shape_coords&quot;&amp;&quot;&quot;&quot;&quot; &amp; &quot;:&quot; &amp; &quot;[&quot; &amp; [.B33] &amp; &quot;,&quot; &amp;[.C33] &amp; &quot;],&quot; &amp; &quot;&quot;&quot;&quot; &amp;&quot;shape_name&quot;&amp;&quot;&quot;&quot;&quot; &amp; &quot;:&quot; &amp; &quot;&quot;&quot;&quot; &amp;[.D33] &amp; &quot;&quot;&quot;&quot; &amp; &quot;,&quot; &amp; &quot;&quot;&quot;&quot;&amp;[.I33]" table:style-name="ce11">
            <text:p>{"B219,1/5,9": [{"shape_coords":[219,1,5,9],"shape_name":"Round tube profile","synonyms":["B219,1/5,9","B219,1x5,9","Buis219,1/5,9","Buis219,1x5,9"]}]},</text:p>
          </table:table-cell>
          <table:table-cell table:number-columns-repeated="16374"/>
        </table:table-row>
        <table:table-row table:style-name="ro2">
          <table:table-cell office:value-type="string" office:string-value="B219,1/6,3" table:formula="of:=&quot;B&quot; &amp;[.B34] &amp;&quot;/&quot; &amp; [.C34]" table:style-name="ce11">
            <text:p>B219,1/6,3</text:p>
          </table:table-cell>
          <table:table-cell office:value-type="float" office:value="219.1" table:style-name="ce13">
            <text:p>219,1</text:p>
          </table:table-cell>
          <table:table-cell office:value-type="float" office:value="6.3" table:style-name="ce13">
            <text:p>6,3</text:p>
          </table:table-cell>
          <table:table-cell office:value-type="string" table:style-name="ce11">
            <text:p>Round tube profile</text:p>
          </table:table-cell>
          <table:table-cell office:value-type="string" office:string-value="B219,1/6,3" table:formula="of:=[.A34]" table:style-name="ce11">
            <text:p>B219,1/6,3</text:p>
          </table:table-cell>
          <table:table-cell office:value-type="string" office:string-value="B219,1x6,3" table:formula="of:=&quot;B&quot; &amp;[.B34] &amp;&quot;x&quot; &amp; [.C34]" table:style-name="ce11">
            <text:p>B219,1x6,3</text:p>
          </table:table-cell>
          <table:table-cell office:value-type="string" office:string-value="Buis219,1/6,3" table:formula="of:=&quot;Buis&quot; &amp;[.B34] &amp;&quot;/&quot; &amp; [.C34]" table:style-name="ce11">
            <text:p>Buis219,1/6,3</text:p>
          </table:table-cell>
          <table:table-cell office:value-type="string" office:string-value="Buis219,1x6,3" table:formula="of:=&quot;Buis&quot; &amp;[.B34] &amp;&quot;x&quot; &amp; [.C34]" table:style-name="ce11">
            <text:p>Buis219,1x6,3</text:p>
          </table:table-cell>
          <table:table-cell office:value-type="string" office:string-value="synonyms&quot;:[&quot;B219,1/6,3&quot;,&quot;B219,1x6,3&quot;,&quot;Buis219,1/6,3&quot;,&quot;Buis219,1x6,3&quot;]}]}," table:formula="of:= &quot;synonyms&quot;&amp;&quot;&quot;&quot;&quot;&amp;&quot;:[&quot;&amp;&quot;&quot;&quot;&quot;&amp;[.E34]&amp;&quot;&quot;&quot;&quot;&amp;&quot;,&quot;&amp;&quot;&quot;&quot;&quot;&amp;[.F34]&amp;&quot;&quot;&quot;&quot;&amp;&quot;,&quot;&amp;&quot;&quot;&quot;&quot;&amp;[.G34]&amp;&quot;&quot;&quot;&quot;&amp;&quot;,&quot;&amp;&quot;&quot;&quot;&quot;&amp;[.H34]&amp;&quot;&quot;&quot;&quot;&amp;&quot;]}]},&quot;" table:style-name="ce11">
            <text:p>synonyms":["B219,1/6,3","B219,1x6,3","Buis219,1/6,3","Buis219,1x6,3"]}]},</text:p>
          </table:table-cell>
          <table:table-cell office:value-type="string" office:string-value="{&quot;B219,1/6,3&quot;: [{&quot;shape_coords&quot;:[219,1,6,3],&quot;shape_name&quot;:&quot;Round tube profile&quot;,&quot;synonyms&quot;:[&quot;B219,1/6,3&quot;,&quot;B219,1x6,3&quot;,&quot;Buis219,1/6,3&quot;,&quot;Buis219,1x6,3&quot;]}]}," table:formula="of:=&quot;{&quot; &amp; &quot;&quot;&quot;&quot;&amp;[.A34]&amp;&quot;&quot;&quot;&quot;&amp;&quot;: [{&quot;&quot;&quot; &amp;&quot;shape_coords&quot;&amp;&quot;&quot;&quot;&quot; &amp; &quot;:&quot; &amp; &quot;[&quot; &amp; [.B34] &amp; &quot;,&quot; &amp;[.C34] &amp; &quot;],&quot; &amp; &quot;&quot;&quot;&quot; &amp;&quot;shape_name&quot;&amp;&quot;&quot;&quot;&quot; &amp; &quot;:&quot; &amp; &quot;&quot;&quot;&quot; &amp;[.D34] &amp; &quot;&quot;&quot;&quot; &amp; &quot;,&quot; &amp; &quot;&quot;&quot;&quot;&amp;[.I34]" table:style-name="ce11">
            <text:p>{"B219,1/6,3": [{"shape_coords":[219,1,6,3],"shape_name":"Round tube profile","synonyms":["B219,1/6,3","B219,1x6,3","Buis219,1/6,3","Buis219,1x6,3"]}]},</text:p>
          </table:table-cell>
          <table:table-cell table:number-columns-repeated="16374"/>
        </table:table-row>
        <table:table-row table:style-name="ro2">
          <table:table-cell office:value-type="string" office:string-value="B219,1/8" table:formula="of:=&quot;B&quot; &amp;[.B35] &amp;&quot;/&quot; &amp; [.C35]" table:style-name="ce11">
            <text:p>B219,1/8</text:p>
          </table:table-cell>
          <table:table-cell office:value-type="float" office:value="219.1" table:style-name="ce13">
            <text:p>219,1</text:p>
          </table:table-cell>
          <table:table-cell office:value-type="float" office:value="8" table:style-name="ce13">
            <text:p>8</text:p>
          </table:table-cell>
          <table:table-cell office:value-type="string" table:style-name="ce11">
            <text:p>Round tube profile</text:p>
          </table:table-cell>
          <table:table-cell office:value-type="string" office:string-value="B219,1/8" table:formula="of:=[.A35]" table:style-name="ce11">
            <text:p>B219,1/8</text:p>
          </table:table-cell>
          <table:table-cell office:value-type="string" office:string-value="B219,1x8" table:formula="of:=&quot;B&quot; &amp;[.B35] &amp;&quot;x&quot; &amp; [.C35]" table:style-name="ce11">
            <text:p>B219,1x8</text:p>
          </table:table-cell>
          <table:table-cell office:value-type="string" office:string-value="Buis219,1/8" table:formula="of:=&quot;Buis&quot; &amp;[.B35] &amp;&quot;/&quot; &amp; [.C35]" table:style-name="ce11">
            <text:p>Buis219,1/8</text:p>
          </table:table-cell>
          <table:table-cell office:value-type="string" office:string-value="Buis219,1x8" table:formula="of:=&quot;Buis&quot; &amp;[.B35] &amp;&quot;x&quot; &amp; [.C35]" table:style-name="ce11">
            <text:p>Buis219,1x8</text:p>
          </table:table-cell>
          <table:table-cell office:value-type="string" office:string-value="synonyms&quot;:[&quot;B219,1/8&quot;,&quot;B219,1x8&quot;,&quot;Buis219,1/8&quot;,&quot;Buis219,1x8&quot;]}]}," table:formula="of:= &quot;synonyms&quot;&amp;&quot;&quot;&quot;&quot;&amp;&quot;:[&quot;&amp;&quot;&quot;&quot;&quot;&amp;[.E35]&amp;&quot;&quot;&quot;&quot;&amp;&quot;,&quot;&amp;&quot;&quot;&quot;&quot;&amp;[.F35]&amp;&quot;&quot;&quot;&quot;&amp;&quot;,&quot;&amp;&quot;&quot;&quot;&quot;&amp;[.G35]&amp;&quot;&quot;&quot;&quot;&amp;&quot;,&quot;&amp;&quot;&quot;&quot;&quot;&amp;[.H35]&amp;&quot;&quot;&quot;&quot;&amp;&quot;]}]},&quot;" table:style-name="ce11">
            <text:p>synonyms":["B219,1/8","B219,1x8","Buis219,1/8","Buis219,1x8"]}]},</text:p>
          </table:table-cell>
          <table:table-cell office:value-type="string" office:string-value="{&quot;B219,1/8&quot;: [{&quot;shape_coords&quot;:[219,1,8],&quot;shape_name&quot;:&quot;Round tube profile&quot;,&quot;synonyms&quot;:[&quot;B219,1/8&quot;,&quot;B219,1x8&quot;,&quot;Buis219,1/8&quot;,&quot;Buis219,1x8&quot;]}]}," table:formula="of:=&quot;{&quot; &amp; &quot;&quot;&quot;&quot;&amp;[.A35]&amp;&quot;&quot;&quot;&quot;&amp;&quot;: [{&quot;&quot;&quot; &amp;&quot;shape_coords&quot;&amp;&quot;&quot;&quot;&quot; &amp; &quot;:&quot; &amp; &quot;[&quot; &amp; [.B35] &amp; &quot;,&quot; &amp;[.C35] &amp; &quot;],&quot; &amp; &quot;&quot;&quot;&quot; &amp;&quot;shape_name&quot;&amp;&quot;&quot;&quot;&quot; &amp; &quot;:&quot; &amp; &quot;&quot;&quot;&quot; &amp;[.D35] &amp; &quot;&quot;&quot;&quot; &amp; &quot;,&quot; &amp; &quot;&quot;&quot;&quot;&amp;[.I35]" table:style-name="ce11">
            <text:p>{"B219,1/8": [{"shape_coords":[219,1,8],"shape_name":"Round tube profile","synonyms":["B219,1/8","B219,1x8","Buis219,1/8","Buis219,1x8"]}]},</text:p>
          </table:table-cell>
          <table:table-cell table:number-columns-repeated="16374"/>
        </table:table-row>
        <table:table-row table:style-name="ro2">
          <table:table-cell office:value-type="string" office:string-value="B219,1/10" table:formula="of:=&quot;B&quot; &amp;[.B36] &amp;&quot;/&quot; &amp; [.C36]" table:style-name="ce11">
            <text:p>B219,1/10</text:p>
          </table:table-cell>
          <table:table-cell office:value-type="float" office:value="219.1" table:style-name="ce13">
            <text:p>219,1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Round tube profile</text:p>
          </table:table-cell>
          <table:table-cell office:value-type="string" office:string-value="B219,1/10" table:formula="of:=[.A36]" table:style-name="ce11">
            <text:p>B219,1/10</text:p>
          </table:table-cell>
          <table:table-cell office:value-type="string" office:string-value="B219,1x10" table:formula="of:=&quot;B&quot; &amp;[.B36] &amp;&quot;x&quot; &amp; [.C36]" table:style-name="ce11">
            <text:p>B219,1x10</text:p>
          </table:table-cell>
          <table:table-cell office:value-type="string" office:string-value="Buis219,1/10" table:formula="of:=&quot;Buis&quot; &amp;[.B36] &amp;&quot;/&quot; &amp; [.C36]" table:style-name="ce11">
            <text:p>Buis219,1/10</text:p>
          </table:table-cell>
          <table:table-cell office:value-type="string" office:string-value="Buis219,1x10" table:formula="of:=&quot;Buis&quot; &amp;[.B36] &amp;&quot;x&quot; &amp; [.C36]" table:style-name="ce11">
            <text:p>Buis219,1x10</text:p>
          </table:table-cell>
          <table:table-cell office:value-type="string" office:string-value="synonyms&quot;:[&quot;B219,1/10&quot;,&quot;B219,1x10&quot;,&quot;Buis219,1/10&quot;,&quot;Buis219,1x10&quot;]}]}," table:formula="of:= &quot;synonyms&quot;&amp;&quot;&quot;&quot;&quot;&amp;&quot;:[&quot;&amp;&quot;&quot;&quot;&quot;&amp;[.E36]&amp;&quot;&quot;&quot;&quot;&amp;&quot;,&quot;&amp;&quot;&quot;&quot;&quot;&amp;[.F36]&amp;&quot;&quot;&quot;&quot;&amp;&quot;,&quot;&amp;&quot;&quot;&quot;&quot;&amp;[.G36]&amp;&quot;&quot;&quot;&quot;&amp;&quot;,&quot;&amp;&quot;&quot;&quot;&quot;&amp;[.H36]&amp;&quot;&quot;&quot;&quot;&amp;&quot;]}]},&quot;" table:style-name="ce11">
            <text:p>synonyms":["B219,1/10","B219,1x10","Buis219,1/10","Buis219,1x10"]}]},</text:p>
          </table:table-cell>
          <table:table-cell office:value-type="string" office:string-value="{&quot;B219,1/10&quot;: [{&quot;shape_coords&quot;:[219,1,10],&quot;shape_name&quot;:&quot;Round tube profile&quot;,&quot;synonyms&quot;:[&quot;B219,1/10&quot;,&quot;B219,1x10&quot;,&quot;Buis219,1/10&quot;,&quot;Buis219,1x10&quot;]}]}," table:formula="of:=&quot;{&quot; &amp; &quot;&quot;&quot;&quot;&amp;[.A36]&amp;&quot;&quot;&quot;&quot;&amp;&quot;: [{&quot;&quot;&quot; &amp;&quot;shape_coords&quot;&amp;&quot;&quot;&quot;&quot; &amp; &quot;:&quot; &amp; &quot;[&quot; &amp; [.B36] &amp; &quot;,&quot; &amp;[.C36] &amp; &quot;],&quot; &amp; &quot;&quot;&quot;&quot; &amp;&quot;shape_name&quot;&amp;&quot;&quot;&quot;&quot; &amp; &quot;:&quot; &amp; &quot;&quot;&quot;&quot; &amp;[.D36] &amp; &quot;&quot;&quot;&quot; &amp; &quot;,&quot; &amp; &quot;&quot;&quot;&quot;&amp;[.I36]" table:style-name="ce11">
            <text:p>{"B219,1/10": [{"shape_coords":[219,1,10],"shape_name":"Round tube profile","synonyms":["B219,1/10","B219,1x10","Buis219,1/10","Buis219,1x10"]}]},</text:p>
          </table:table-cell>
          <table:table-cell table:number-columns-repeated="16374"/>
        </table:table-row>
        <table:table-row table:style-name="ro2">
          <table:table-cell office:value-type="string" office:string-value="B244,5/6,3" table:formula="of:=&quot;B&quot; &amp;[.B37] &amp;&quot;/&quot; &amp; [.C37]" table:style-name="ce11">
            <text:p>B244,5/6,3</text:p>
          </table:table-cell>
          <table:table-cell office:value-type="float" office:value="244.5" table:style-name="ce13">
            <text:p>244,5</text:p>
          </table:table-cell>
          <table:table-cell office:value-type="float" office:value="6.3" table:style-name="ce13">
            <text:p>6,3</text:p>
          </table:table-cell>
          <table:table-cell office:value-type="string" table:style-name="ce11">
            <text:p>Round tube profile</text:p>
          </table:table-cell>
          <table:table-cell office:value-type="string" office:string-value="B244,5/6,3" table:formula="of:=[.A37]" table:style-name="ce11">
            <text:p>B244,5/6,3</text:p>
          </table:table-cell>
          <table:table-cell office:value-type="string" office:string-value="B244,5x6,3" table:formula="of:=&quot;B&quot; &amp;[.B37] &amp;&quot;x&quot; &amp; [.C37]" table:style-name="ce11">
            <text:p>B244,5x6,3</text:p>
          </table:table-cell>
          <table:table-cell office:value-type="string" office:string-value="Buis244,5/6,3" table:formula="of:=&quot;Buis&quot; &amp;[.B37] &amp;&quot;/&quot; &amp; [.C37]" table:style-name="ce11">
            <text:p>Buis244,5/6,3</text:p>
          </table:table-cell>
          <table:table-cell office:value-type="string" office:string-value="Buis244,5x6,3" table:formula="of:=&quot;Buis&quot; &amp;[.B37] &amp;&quot;x&quot; &amp; [.C37]" table:style-name="ce11">
            <text:p>Buis244,5x6,3</text:p>
          </table:table-cell>
          <table:table-cell office:value-type="string" office:string-value="synonyms&quot;:[&quot;B244,5/6,3&quot;,&quot;B244,5x6,3&quot;,&quot;Buis244,5/6,3&quot;,&quot;Buis244,5x6,3&quot;]}]}," table:formula="of:= &quot;synonyms&quot;&amp;&quot;&quot;&quot;&quot;&amp;&quot;:[&quot;&amp;&quot;&quot;&quot;&quot;&amp;[.E37]&amp;&quot;&quot;&quot;&quot;&amp;&quot;,&quot;&amp;&quot;&quot;&quot;&quot;&amp;[.F37]&amp;&quot;&quot;&quot;&quot;&amp;&quot;,&quot;&amp;&quot;&quot;&quot;&quot;&amp;[.G37]&amp;&quot;&quot;&quot;&quot;&amp;&quot;,&quot;&amp;&quot;&quot;&quot;&quot;&amp;[.H37]&amp;&quot;&quot;&quot;&quot;&amp;&quot;]}]},&quot;" table:style-name="ce11">
            <text:p>synonyms":["B244,5/6,3","B244,5x6,3","Buis244,5/6,3","Buis244,5x6,3"]}]},</text:p>
          </table:table-cell>
          <table:table-cell office:value-type="string" office:string-value="{&quot;B244,5/6,3&quot;: [{&quot;shape_coords&quot;:[244,5,6,3],&quot;shape_name&quot;:&quot;Round tube profile&quot;,&quot;synonyms&quot;:[&quot;B244,5/6,3&quot;,&quot;B244,5x6,3&quot;,&quot;Buis244,5/6,3&quot;,&quot;Buis244,5x6,3&quot;]}]}," table:formula="of:=&quot;{&quot; &amp; &quot;&quot;&quot;&quot;&amp;[.A37]&amp;&quot;&quot;&quot;&quot;&amp;&quot;: [{&quot;&quot;&quot; &amp;&quot;shape_coords&quot;&amp;&quot;&quot;&quot;&quot; &amp; &quot;:&quot; &amp; &quot;[&quot; &amp; [.B37] &amp; &quot;,&quot; &amp;[.C37] &amp; &quot;],&quot; &amp; &quot;&quot;&quot;&quot; &amp;&quot;shape_name&quot;&amp;&quot;&quot;&quot;&quot; &amp; &quot;:&quot; &amp; &quot;&quot;&quot;&quot; &amp;[.D37] &amp; &quot;&quot;&quot;&quot; &amp; &quot;,&quot; &amp; &quot;&quot;&quot;&quot;&amp;[.I37]" table:style-name="ce11">
            <text:p>{"B244,5/6,3": [{"shape_coords":[244,5,6,3],"shape_name":"Round tube profile","synonyms":["B244,5/6,3","B244,5x6,3","Buis244,5/6,3","Buis244,5x6,3"]}]},</text:p>
          </table:table-cell>
          <table:table-cell table:number-columns-repeated="16374"/>
        </table:table-row>
        <table:table-row table:style-name="ro2">
          <table:table-cell office:value-type="string" office:string-value="B244,5/8" table:formula="of:=&quot;B&quot; &amp;[.B38] &amp;&quot;/&quot; &amp; [.C38]" table:style-name="ce11">
            <text:p>B244,5/8</text:p>
          </table:table-cell>
          <table:table-cell office:value-type="float" office:value="244.5" table:style-name="ce13">
            <text:p>244,5</text:p>
          </table:table-cell>
          <table:table-cell office:value-type="float" office:value="8" table:style-name="ce13">
            <text:p>8</text:p>
          </table:table-cell>
          <table:table-cell office:value-type="string" table:style-name="ce11">
            <text:p>Round tube profile</text:p>
          </table:table-cell>
          <table:table-cell office:value-type="string" office:string-value="B244,5/8" table:formula="of:=[.A38]" table:style-name="ce11">
            <text:p>B244,5/8</text:p>
          </table:table-cell>
          <table:table-cell office:value-type="string" office:string-value="B244,5x8" table:formula="of:=&quot;B&quot; &amp;[.B38] &amp;&quot;x&quot; &amp; [.C38]" table:style-name="ce11">
            <text:p>B244,5x8</text:p>
          </table:table-cell>
          <table:table-cell office:value-type="string" office:string-value="Buis244,5/8" table:formula="of:=&quot;Buis&quot; &amp;[.B38] &amp;&quot;/&quot; &amp; [.C38]" table:style-name="ce11">
            <text:p>Buis244,5/8</text:p>
          </table:table-cell>
          <table:table-cell office:value-type="string" office:string-value="Buis244,5x8" table:formula="of:=&quot;Buis&quot; &amp;[.B38] &amp;&quot;x&quot; &amp; [.C38]" table:style-name="ce11">
            <text:p>Buis244,5x8</text:p>
          </table:table-cell>
          <table:table-cell office:value-type="string" office:string-value="synonyms&quot;:[&quot;B244,5/8&quot;,&quot;B244,5x8&quot;,&quot;Buis244,5/8&quot;,&quot;Buis244,5x8&quot;]}]}," table:formula="of:= &quot;synonyms&quot;&amp;&quot;&quot;&quot;&quot;&amp;&quot;:[&quot;&amp;&quot;&quot;&quot;&quot;&amp;[.E38]&amp;&quot;&quot;&quot;&quot;&amp;&quot;,&quot;&amp;&quot;&quot;&quot;&quot;&amp;[.F38]&amp;&quot;&quot;&quot;&quot;&amp;&quot;,&quot;&amp;&quot;&quot;&quot;&quot;&amp;[.G38]&amp;&quot;&quot;&quot;&quot;&amp;&quot;,&quot;&amp;&quot;&quot;&quot;&quot;&amp;[.H38]&amp;&quot;&quot;&quot;&quot;&amp;&quot;]}]},&quot;" table:style-name="ce11">
            <text:p>synonyms":["B244,5/8","B244,5x8","Buis244,5/8","Buis244,5x8"]}]},</text:p>
          </table:table-cell>
          <table:table-cell office:value-type="string" office:string-value="{&quot;B244,5/8&quot;: [{&quot;shape_coords&quot;:[244,5,8],&quot;shape_name&quot;:&quot;Round tube profile&quot;,&quot;synonyms&quot;:[&quot;B244,5/8&quot;,&quot;B244,5x8&quot;,&quot;Buis244,5/8&quot;,&quot;Buis244,5x8&quot;]}]}," table:formula="of:=&quot;{&quot; &amp; &quot;&quot;&quot;&quot;&amp;[.A38]&amp;&quot;&quot;&quot;&quot;&amp;&quot;: [{&quot;&quot;&quot; &amp;&quot;shape_coords&quot;&amp;&quot;&quot;&quot;&quot; &amp; &quot;:&quot; &amp; &quot;[&quot; &amp; [.B38] &amp; &quot;,&quot; &amp;[.C38] &amp; &quot;],&quot; &amp; &quot;&quot;&quot;&quot; &amp;&quot;shape_name&quot;&amp;&quot;&quot;&quot;&quot; &amp; &quot;:&quot; &amp; &quot;&quot;&quot;&quot; &amp;[.D38] &amp; &quot;&quot;&quot;&quot; &amp; &quot;,&quot; &amp; &quot;&quot;&quot;&quot;&amp;[.I38]" table:style-name="ce11">
            <text:p>{"B244,5/8": [{"shape_coords":[244,5,8],"shape_name":"Round tube profile","synonyms":["B244,5/8","B244,5x8","Buis244,5/8","Buis244,5x8"]}]},</text:p>
          </table:table-cell>
          <table:table-cell table:number-columns-repeated="16374"/>
        </table:table-row>
        <table:table-row table:style-name="ro2">
          <table:table-cell office:value-type="string" office:string-value="B244,5/10" table:formula="of:=&quot;B&quot; &amp;[.B39] &amp;&quot;/&quot; &amp; [.C39]" table:style-name="ce11">
            <text:p>B244,5/10</text:p>
          </table:table-cell>
          <table:table-cell office:value-type="float" office:value="244.5" table:style-name="ce13">
            <text:p>244,5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Round tube profile</text:p>
          </table:table-cell>
          <table:table-cell office:value-type="string" office:string-value="B244,5/10" table:formula="of:=[.A39]" table:style-name="ce11">
            <text:p>B244,5/10</text:p>
          </table:table-cell>
          <table:table-cell office:value-type="string" office:string-value="B244,5x10" table:formula="of:=&quot;B&quot; &amp;[.B39] &amp;&quot;x&quot; &amp; [.C39]" table:style-name="ce11">
            <text:p>B244,5x10</text:p>
          </table:table-cell>
          <table:table-cell office:value-type="string" office:string-value="Buis244,5/10" table:formula="of:=&quot;Buis&quot; &amp;[.B39] &amp;&quot;/&quot; &amp; [.C39]" table:style-name="ce11">
            <text:p>Buis244,5/10</text:p>
          </table:table-cell>
          <table:table-cell office:value-type="string" office:string-value="Buis244,5x10" table:formula="of:=&quot;Buis&quot; &amp;[.B39] &amp;&quot;x&quot; &amp; [.C39]" table:style-name="ce11">
            <text:p>Buis244,5x10</text:p>
          </table:table-cell>
          <table:table-cell office:value-type="string" office:string-value="synonyms&quot;:[&quot;B244,5/10&quot;,&quot;B244,5x10&quot;,&quot;Buis244,5/10&quot;,&quot;Buis244,5x10&quot;]}]}," table:formula="of:= &quot;synonyms&quot;&amp;&quot;&quot;&quot;&quot;&amp;&quot;:[&quot;&amp;&quot;&quot;&quot;&quot;&amp;[.E39]&amp;&quot;&quot;&quot;&quot;&amp;&quot;,&quot;&amp;&quot;&quot;&quot;&quot;&amp;[.F39]&amp;&quot;&quot;&quot;&quot;&amp;&quot;,&quot;&amp;&quot;&quot;&quot;&quot;&amp;[.G39]&amp;&quot;&quot;&quot;&quot;&amp;&quot;,&quot;&amp;&quot;&quot;&quot;&quot;&amp;[.H39]&amp;&quot;&quot;&quot;&quot;&amp;&quot;]}]},&quot;" table:style-name="ce11">
            <text:p>synonyms":["B244,5/10","B244,5x10","Buis244,5/10","Buis244,5x10"]}]},</text:p>
          </table:table-cell>
          <table:table-cell office:value-type="string" office:string-value="{&quot;B244,5/10&quot;: [{&quot;shape_coords&quot;:[244,5,10],&quot;shape_name&quot;:&quot;Round tube profile&quot;,&quot;synonyms&quot;:[&quot;B244,5/10&quot;,&quot;B244,5x10&quot;,&quot;Buis244,5/10&quot;,&quot;Buis244,5x10&quot;]}]}," table:formula="of:=&quot;{&quot; &amp; &quot;&quot;&quot;&quot;&amp;[.A39]&amp;&quot;&quot;&quot;&quot;&amp;&quot;: [{&quot;&quot;&quot; &amp;&quot;shape_coords&quot;&amp;&quot;&quot;&quot;&quot; &amp; &quot;:&quot; &amp; &quot;[&quot; &amp; [.B39] &amp; &quot;,&quot; &amp;[.C39] &amp; &quot;],&quot; &amp; &quot;&quot;&quot;&quot; &amp;&quot;shape_name&quot;&amp;&quot;&quot;&quot;&quot; &amp; &quot;:&quot; &amp; &quot;&quot;&quot;&quot; &amp;[.D39] &amp; &quot;&quot;&quot;&quot; &amp; &quot;,&quot; &amp; &quot;&quot;&quot;&quot;&amp;[.I39]" table:style-name="ce11">
            <text:p>{"B244,5/10": [{"shape_coords":[244,5,10],"shape_name":"Round tube profile","synonyms":["B244,5/10","B244,5x10","Buis244,5/10","Buis244,5x10"]}]},</text:p>
          </table:table-cell>
          <table:table-cell table:number-columns-repeated="16374"/>
        </table:table-row>
        <table:table-row table:style-name="ro2">
          <table:table-cell office:value-type="string" office:string-value="B244,5/12,5" table:formula="of:=&quot;B&quot; &amp;[.B40] &amp;&quot;/&quot; &amp; [.C40]" table:style-name="ce11">
            <text:p>B244,5/12,5</text:p>
          </table:table-cell>
          <table:table-cell office:value-type="float" office:value="244.5" table:style-name="ce13">
            <text:p>244,5</text:p>
          </table:table-cell>
          <table:table-cell office:value-type="float" office:value="12.5" table:style-name="ce13">
            <text:p>12,5</text:p>
          </table:table-cell>
          <table:table-cell office:value-type="string" table:style-name="ce11">
            <text:p>Round tube profile</text:p>
          </table:table-cell>
          <table:table-cell office:value-type="string" office:string-value="B244,5/12,5" table:formula="of:=[.A40]" table:style-name="ce11">
            <text:p>B244,5/12,5</text:p>
          </table:table-cell>
          <table:table-cell office:value-type="string" office:string-value="B244,5x12,5" table:formula="of:=&quot;B&quot; &amp;[.B40] &amp;&quot;x&quot; &amp; [.C40]" table:style-name="ce11">
            <text:p>B244,5x12,5</text:p>
          </table:table-cell>
          <table:table-cell office:value-type="string" office:string-value="Buis244,5/12,5" table:formula="of:=&quot;Buis&quot; &amp;[.B40] &amp;&quot;/&quot; &amp; [.C40]" table:style-name="ce11">
            <text:p>Buis244,5/12,5</text:p>
          </table:table-cell>
          <table:table-cell office:value-type="string" office:string-value="Buis244,5x12,5" table:formula="of:=&quot;Buis&quot; &amp;[.B40] &amp;&quot;x&quot; &amp; [.C40]" table:style-name="ce11">
            <text:p>Buis244,5x12,5</text:p>
          </table:table-cell>
          <table:table-cell office:value-type="string" office:string-value="synonyms&quot;:[&quot;B244,5/12,5&quot;,&quot;B244,5x12,5&quot;,&quot;Buis244,5/12,5&quot;,&quot;Buis244,5x12,5&quot;]}]}," table:formula="of:= &quot;synonyms&quot;&amp;&quot;&quot;&quot;&quot;&amp;&quot;:[&quot;&amp;&quot;&quot;&quot;&quot;&amp;[.E40]&amp;&quot;&quot;&quot;&quot;&amp;&quot;,&quot;&amp;&quot;&quot;&quot;&quot;&amp;[.F40]&amp;&quot;&quot;&quot;&quot;&amp;&quot;,&quot;&amp;&quot;&quot;&quot;&quot;&amp;[.G40]&amp;&quot;&quot;&quot;&quot;&amp;&quot;,&quot;&amp;&quot;&quot;&quot;&quot;&amp;[.H40]&amp;&quot;&quot;&quot;&quot;&amp;&quot;]}]},&quot;" table:style-name="ce11">
            <text:p>synonyms":["B244,5/12,5","B244,5x12,5","Buis244,5/12,5","Buis244,5x12,5"]}]},</text:p>
          </table:table-cell>
          <table:table-cell office:value-type="string" office:string-value="{&quot;B244,5/12,5&quot;: [{&quot;shape_coords&quot;:[244,5,12,5],&quot;shape_name&quot;:&quot;Round tube profile&quot;,&quot;synonyms&quot;:[&quot;B244,5/12,5&quot;,&quot;B244,5x12,5&quot;,&quot;Buis244,5/12,5&quot;,&quot;Buis244,5x12,5&quot;]}]}," table:formula="of:=&quot;{&quot; &amp; &quot;&quot;&quot;&quot;&amp;[.A40]&amp;&quot;&quot;&quot;&quot;&amp;&quot;: [{&quot;&quot;&quot; &amp;&quot;shape_coords&quot;&amp;&quot;&quot;&quot;&quot; &amp; &quot;:&quot; &amp; &quot;[&quot; &amp; [.B40] &amp; &quot;,&quot; &amp;[.C40] &amp; &quot;],&quot; &amp; &quot;&quot;&quot;&quot; &amp;&quot;shape_name&quot;&amp;&quot;&quot;&quot;&quot; &amp; &quot;:&quot; &amp; &quot;&quot;&quot;&quot; &amp;[.D40] &amp; &quot;&quot;&quot;&quot; &amp; &quot;,&quot; &amp; &quot;&quot;&quot;&quot;&amp;[.I40]" table:style-name="ce11">
            <text:p>{"B244,5/12,5": [{"shape_coords":[244,5,12,5],"shape_name":"Round tube profile","synonyms":["B244,5/12,5","B244,5x12,5","Buis244,5/12,5","Buis244,5x12,5"]}]},</text:p>
          </table:table-cell>
          <table:table-cell table:number-columns-repeated="16374"/>
        </table:table-row>
        <table:table-row table:style-name="ro2">
          <table:table-cell office:value-type="string" office:string-value="B273/6,3" table:formula="of:=&quot;B&quot; &amp;[.B41] &amp;&quot;/&quot; &amp; [.C41]" table:style-name="ce11">
            <text:p>B273/6,3</text:p>
          </table:table-cell>
          <table:table-cell office:value-type="float" office:value="273" table:style-name="ce13">
            <text:p>273</text:p>
          </table:table-cell>
          <table:table-cell office:value-type="float" office:value="6.3" table:style-name="ce13">
            <text:p>6,3</text:p>
          </table:table-cell>
          <table:table-cell office:value-type="string" table:style-name="ce11">
            <text:p>Round tube profile</text:p>
          </table:table-cell>
          <table:table-cell office:value-type="string" office:string-value="B273/6,3" table:formula="of:=[.A41]" table:style-name="ce11">
            <text:p>B273/6,3</text:p>
          </table:table-cell>
          <table:table-cell office:value-type="string" office:string-value="B273x6,3" table:formula="of:=&quot;B&quot; &amp;[.B41] &amp;&quot;x&quot; &amp; [.C41]" table:style-name="ce11">
            <text:p>B273x6,3</text:p>
          </table:table-cell>
          <table:table-cell office:value-type="string" office:string-value="Buis273/6,3" table:formula="of:=&quot;Buis&quot; &amp;[.B41] &amp;&quot;/&quot; &amp; [.C41]" table:style-name="ce11">
            <text:p>Buis273/6,3</text:p>
          </table:table-cell>
          <table:table-cell office:value-type="string" office:string-value="Buis273x6,3" table:formula="of:=&quot;Buis&quot; &amp;[.B41] &amp;&quot;x&quot; &amp; [.C41]" table:style-name="ce11">
            <text:p>Buis273x6,3</text:p>
          </table:table-cell>
          <table:table-cell office:value-type="string" office:string-value="synonyms&quot;:[&quot;B273/6,3&quot;,&quot;B273x6,3&quot;,&quot;Buis273/6,3&quot;,&quot;Buis273x6,3&quot;]}]}," table:formula="of:= &quot;synonyms&quot;&amp;&quot;&quot;&quot;&quot;&amp;&quot;:[&quot;&amp;&quot;&quot;&quot;&quot;&amp;[.E41]&amp;&quot;&quot;&quot;&quot;&amp;&quot;,&quot;&amp;&quot;&quot;&quot;&quot;&amp;[.F41]&amp;&quot;&quot;&quot;&quot;&amp;&quot;,&quot;&amp;&quot;&quot;&quot;&quot;&amp;[.G41]&amp;&quot;&quot;&quot;&quot;&amp;&quot;,&quot;&amp;&quot;&quot;&quot;&quot;&amp;[.H41]&amp;&quot;&quot;&quot;&quot;&amp;&quot;]}]},&quot;" table:style-name="ce11">
            <text:p>synonyms":["B273/6,3","B273x6,3","Buis273/6,3","Buis273x6,3"]}]},</text:p>
          </table:table-cell>
          <table:table-cell office:value-type="string" office:string-value="{&quot;B273/6,3&quot;: [{&quot;shape_coords&quot;:[273,6,3],&quot;shape_name&quot;:&quot;Round tube profile&quot;,&quot;synonyms&quot;:[&quot;B273/6,3&quot;,&quot;B273x6,3&quot;,&quot;Buis273/6,3&quot;,&quot;Buis273x6,3&quot;]}]}," table:formula="of:=&quot;{&quot; &amp; &quot;&quot;&quot;&quot;&amp;[.A41]&amp;&quot;&quot;&quot;&quot;&amp;&quot;: [{&quot;&quot;&quot; &amp;&quot;shape_coords&quot;&amp;&quot;&quot;&quot;&quot; &amp; &quot;:&quot; &amp; &quot;[&quot; &amp; [.B41] &amp; &quot;,&quot; &amp;[.C41] &amp; &quot;],&quot; &amp; &quot;&quot;&quot;&quot; &amp;&quot;shape_name&quot;&amp;&quot;&quot;&quot;&quot; &amp; &quot;:&quot; &amp; &quot;&quot;&quot;&quot; &amp;[.D41] &amp; &quot;&quot;&quot;&quot; &amp; &quot;,&quot; &amp; &quot;&quot;&quot;&quot;&amp;[.I41]" table:style-name="ce11">
            <text:p>{"B273/6,3": [{"shape_coords":[273,6,3],"shape_name":"Round tube profile","synonyms":["B273/6,3","B273x6,3","Buis273/6,3","Buis273x6,3"]}]},</text:p>
          </table:table-cell>
          <table:table-cell table:number-columns-repeated="16374"/>
        </table:table-row>
        <table:table-row table:style-name="ro2">
          <table:table-cell office:value-type="string" office:string-value="B273/8" table:formula="of:=&quot;B&quot; &amp;[.B42] &amp;&quot;/&quot; &amp; [.C42]" table:style-name="ce11">
            <text:p>B273/8</text:p>
          </table:table-cell>
          <table:table-cell office:value-type="float" office:value="273" table:style-name="ce13">
            <text:p>273</text:p>
          </table:table-cell>
          <table:table-cell office:value-type="float" office:value="8" table:style-name="ce13">
            <text:p>8</text:p>
          </table:table-cell>
          <table:table-cell office:value-type="string" table:style-name="ce11">
            <text:p>Round tube profile</text:p>
          </table:table-cell>
          <table:table-cell office:value-type="string" office:string-value="B273/8" table:formula="of:=[.A42]" table:style-name="ce11">
            <text:p>B273/8</text:p>
          </table:table-cell>
          <table:table-cell office:value-type="string" office:string-value="B273x8" table:formula="of:=&quot;B&quot; &amp;[.B42] &amp;&quot;x&quot; &amp; [.C42]" table:style-name="ce11">
            <text:p>B273x8</text:p>
          </table:table-cell>
          <table:table-cell office:value-type="string" office:string-value="Buis273/8" table:formula="of:=&quot;Buis&quot; &amp;[.B42] &amp;&quot;/&quot; &amp; [.C42]" table:style-name="ce11">
            <text:p>Buis273/8</text:p>
          </table:table-cell>
          <table:table-cell office:value-type="string" office:string-value="Buis273x8" table:formula="of:=&quot;Buis&quot; &amp;[.B42] &amp;&quot;x&quot; &amp; [.C42]" table:style-name="ce11">
            <text:p>Buis273x8</text:p>
          </table:table-cell>
          <table:table-cell office:value-type="string" office:string-value="synonyms&quot;:[&quot;B273/8&quot;,&quot;B273x8&quot;,&quot;Buis273/8&quot;,&quot;Buis273x8&quot;]}]}," table:formula="of:= &quot;synonyms&quot;&amp;&quot;&quot;&quot;&quot;&amp;&quot;:[&quot;&amp;&quot;&quot;&quot;&quot;&amp;[.E42]&amp;&quot;&quot;&quot;&quot;&amp;&quot;,&quot;&amp;&quot;&quot;&quot;&quot;&amp;[.F42]&amp;&quot;&quot;&quot;&quot;&amp;&quot;,&quot;&amp;&quot;&quot;&quot;&quot;&amp;[.G42]&amp;&quot;&quot;&quot;&quot;&amp;&quot;,&quot;&amp;&quot;&quot;&quot;&quot;&amp;[.H42]&amp;&quot;&quot;&quot;&quot;&amp;&quot;]}]},&quot;" table:style-name="ce11">
            <text:p>synonyms":["B273/8","B273x8","Buis273/8","Buis273x8"]}]},</text:p>
          </table:table-cell>
          <table:table-cell office:value-type="string" office:string-value="{&quot;B273/8&quot;: [{&quot;shape_coords&quot;:[273,8],&quot;shape_name&quot;:&quot;Round tube profile&quot;,&quot;synonyms&quot;:[&quot;B273/8&quot;,&quot;B273x8&quot;,&quot;Buis273/8&quot;,&quot;Buis273x8&quot;]}]}," table:formula="of:=&quot;{&quot; &amp; &quot;&quot;&quot;&quot;&amp;[.A42]&amp;&quot;&quot;&quot;&quot;&amp;&quot;: [{&quot;&quot;&quot; &amp;&quot;shape_coords&quot;&amp;&quot;&quot;&quot;&quot; &amp; &quot;:&quot; &amp; &quot;[&quot; &amp; [.B42] &amp; &quot;,&quot; &amp;[.C42] &amp; &quot;],&quot; &amp; &quot;&quot;&quot;&quot; &amp;&quot;shape_name&quot;&amp;&quot;&quot;&quot;&quot; &amp; &quot;:&quot; &amp; &quot;&quot;&quot;&quot; &amp;[.D42] &amp; &quot;&quot;&quot;&quot; &amp; &quot;,&quot; &amp; &quot;&quot;&quot;&quot;&amp;[.I42]" table:style-name="ce11">
            <text:p>{"B273/8": [{"shape_coords":[273,8],"shape_name":"Round tube profile","synonyms":["B273/8","B273x8","Buis273/8","Buis273x8"]}]},</text:p>
          </table:table-cell>
          <table:table-cell table:number-columns-repeated="16374"/>
        </table:table-row>
        <table:table-row table:style-name="ro2">
          <table:table-cell office:value-type="string" office:string-value="B273/10" table:formula="of:=&quot;B&quot; &amp;[.B43] &amp;&quot;/&quot; &amp; [.C43]" table:style-name="ce11">
            <text:p>B273/10</text:p>
          </table:table-cell>
          <table:table-cell office:value-type="float" office:value="273" table:style-name="ce13">
            <text:p>273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Round tube profile</text:p>
          </table:table-cell>
          <table:table-cell office:value-type="string" office:string-value="B273/10" table:formula="of:=[.A43]" table:style-name="ce11">
            <text:p>B273/10</text:p>
          </table:table-cell>
          <table:table-cell office:value-type="string" office:string-value="B273x10" table:formula="of:=&quot;B&quot; &amp;[.B43] &amp;&quot;x&quot; &amp; [.C43]" table:style-name="ce11">
            <text:p>B273x10</text:p>
          </table:table-cell>
          <table:table-cell office:value-type="string" office:string-value="Buis273/10" table:formula="of:=&quot;Buis&quot; &amp;[.B43] &amp;&quot;/&quot; &amp; [.C43]" table:style-name="ce11">
            <text:p>Buis273/10</text:p>
          </table:table-cell>
          <table:table-cell office:value-type="string" office:string-value="Buis273x10" table:formula="of:=&quot;Buis&quot; &amp;[.B43] &amp;&quot;x&quot; &amp; [.C43]" table:style-name="ce11">
            <text:p>Buis273x10</text:p>
          </table:table-cell>
          <table:table-cell office:value-type="string" office:string-value="synonyms&quot;:[&quot;B273/10&quot;,&quot;B273x10&quot;,&quot;Buis273/10&quot;,&quot;Buis273x10&quot;]}]}," table:formula="of:= &quot;synonyms&quot;&amp;&quot;&quot;&quot;&quot;&amp;&quot;:[&quot;&amp;&quot;&quot;&quot;&quot;&amp;[.E43]&amp;&quot;&quot;&quot;&quot;&amp;&quot;,&quot;&amp;&quot;&quot;&quot;&quot;&amp;[.F43]&amp;&quot;&quot;&quot;&quot;&amp;&quot;,&quot;&amp;&quot;&quot;&quot;&quot;&amp;[.G43]&amp;&quot;&quot;&quot;&quot;&amp;&quot;,&quot;&amp;&quot;&quot;&quot;&quot;&amp;[.H43]&amp;&quot;&quot;&quot;&quot;&amp;&quot;]}]},&quot;" table:style-name="ce11">
            <text:p>synonyms":["B273/10","B273x10","Buis273/10","Buis273x10"]}]},</text:p>
          </table:table-cell>
          <table:table-cell office:value-type="string" office:string-value="{&quot;B273/10&quot;: [{&quot;shape_coords&quot;:[273,10],&quot;shape_name&quot;:&quot;Round tube profile&quot;,&quot;synonyms&quot;:[&quot;B273/10&quot;,&quot;B273x10&quot;,&quot;Buis273/10&quot;,&quot;Buis273x10&quot;]}]}," table:formula="of:=&quot;{&quot; &amp; &quot;&quot;&quot;&quot;&amp;[.A43]&amp;&quot;&quot;&quot;&quot;&amp;&quot;: [{&quot;&quot;&quot; &amp;&quot;shape_coords&quot;&amp;&quot;&quot;&quot;&quot; &amp; &quot;:&quot; &amp; &quot;[&quot; &amp; [.B43] &amp; &quot;,&quot; &amp;[.C43] &amp; &quot;],&quot; &amp; &quot;&quot;&quot;&quot; &amp;&quot;shape_name&quot;&amp;&quot;&quot;&quot;&quot; &amp; &quot;:&quot; &amp; &quot;&quot;&quot;&quot; &amp;[.D43] &amp; &quot;&quot;&quot;&quot; &amp; &quot;,&quot; &amp; &quot;&quot;&quot;&quot;&amp;[.I43]" table:style-name="ce11">
            <text:p>{"B273/10": [{"shape_coords":[273,10],"shape_name":"Round tube profile","synonyms":["B273/10","B273x10","Buis273/10","Buis273x10"]}]},</text:p>
          </table:table-cell>
          <table:table-cell table:number-columns-repeated="16374"/>
        </table:table-row>
        <table:table-row table:style-name="ro2">
          <table:table-cell office:value-type="string" office:string-value="B273/12,5" table:formula="of:=&quot;B&quot; &amp;[.B44] &amp;&quot;/&quot; &amp; [.C44]" table:style-name="ce11">
            <text:p>B273/12,5</text:p>
          </table:table-cell>
          <table:table-cell office:value-type="float" office:value="273" table:style-name="ce13">
            <text:p>273</text:p>
          </table:table-cell>
          <table:table-cell office:value-type="float" office:value="12.5" table:style-name="ce13">
            <text:p>12,5</text:p>
          </table:table-cell>
          <table:table-cell office:value-type="string" table:style-name="ce11">
            <text:p>Round tube profile</text:p>
          </table:table-cell>
          <table:table-cell office:value-type="string" office:string-value="B273/12,5" table:formula="of:=[.A44]" table:style-name="ce11">
            <text:p>B273/12,5</text:p>
          </table:table-cell>
          <table:table-cell office:value-type="string" office:string-value="B273x12,5" table:formula="of:=&quot;B&quot; &amp;[.B44] &amp;&quot;x&quot; &amp; [.C44]" table:style-name="ce11">
            <text:p>B273x12,5</text:p>
          </table:table-cell>
          <table:table-cell office:value-type="string" office:string-value="Buis273/12,5" table:formula="of:=&quot;Buis&quot; &amp;[.B44] &amp;&quot;/&quot; &amp; [.C44]" table:style-name="ce11">
            <text:p>Buis273/12,5</text:p>
          </table:table-cell>
          <table:table-cell office:value-type="string" office:string-value="Buis273x12,5" table:formula="of:=&quot;Buis&quot; &amp;[.B44] &amp;&quot;x&quot; &amp; [.C44]" table:style-name="ce11">
            <text:p>Buis273x12,5</text:p>
          </table:table-cell>
          <table:table-cell office:value-type="string" office:string-value="synonyms&quot;:[&quot;B273/12,5&quot;,&quot;B273x12,5&quot;,&quot;Buis273/12,5&quot;,&quot;Buis273x12,5&quot;]}]}," table:formula="of:= &quot;synonyms&quot;&amp;&quot;&quot;&quot;&quot;&amp;&quot;:[&quot;&amp;&quot;&quot;&quot;&quot;&amp;[.E44]&amp;&quot;&quot;&quot;&quot;&amp;&quot;,&quot;&amp;&quot;&quot;&quot;&quot;&amp;[.F44]&amp;&quot;&quot;&quot;&quot;&amp;&quot;,&quot;&amp;&quot;&quot;&quot;&quot;&amp;[.G44]&amp;&quot;&quot;&quot;&quot;&amp;&quot;,&quot;&amp;&quot;&quot;&quot;&quot;&amp;[.H44]&amp;&quot;&quot;&quot;&quot;&amp;&quot;]}]},&quot;" table:style-name="ce11">
            <text:p>synonyms":["B273/12,5","B273x12,5","Buis273/12,5","Buis273x12,5"]}]},</text:p>
          </table:table-cell>
          <table:table-cell office:value-type="string" office:string-value="{&quot;B273/12,5&quot;: [{&quot;shape_coords&quot;:[273,12,5],&quot;shape_name&quot;:&quot;Round tube profile&quot;,&quot;synonyms&quot;:[&quot;B273/12,5&quot;,&quot;B273x12,5&quot;,&quot;Buis273/12,5&quot;,&quot;Buis273x12,5&quot;]}]}," table:formula="of:=&quot;{&quot; &amp; &quot;&quot;&quot;&quot;&amp;[.A44]&amp;&quot;&quot;&quot;&quot;&amp;&quot;: [{&quot;&quot;&quot; &amp;&quot;shape_coords&quot;&amp;&quot;&quot;&quot;&quot; &amp; &quot;:&quot; &amp; &quot;[&quot; &amp; [.B44] &amp; &quot;,&quot; &amp;[.C44] &amp; &quot;],&quot; &amp; &quot;&quot;&quot;&quot; &amp;&quot;shape_name&quot;&amp;&quot;&quot;&quot;&quot; &amp; &quot;:&quot; &amp; &quot;&quot;&quot;&quot; &amp;[.D44] &amp; &quot;&quot;&quot;&quot; &amp; &quot;,&quot; &amp; &quot;&quot;&quot;&quot;&amp;[.I44]" table:style-name="ce11">
            <text:p>{"B273/12,5": [{"shape_coords":[273,12,5],"shape_name":"Round tube profile","synonyms":["B273/12,5","B273x12,5","Buis273/12,5","Buis273x12,5"]}]},</text:p>
          </table:table-cell>
          <table:table-cell table:number-columns-repeated="16374"/>
        </table:table-row>
        <table:table-row table:style-name="ro2">
          <table:table-cell office:value-type="string" office:string-value="B323,9/8" table:formula="of:=&quot;B&quot; &amp;[.B45] &amp;&quot;/&quot; &amp; [.C45]" table:style-name="ce11">
            <text:p>B323,9/8</text:p>
          </table:table-cell>
          <table:table-cell office:value-type="float" office:value="323.89999999999998" table:style-name="ce13">
            <text:p>323,9</text:p>
          </table:table-cell>
          <table:table-cell office:value-type="float" office:value="8" table:style-name="ce13">
            <text:p>8</text:p>
          </table:table-cell>
          <table:table-cell office:value-type="string" table:style-name="ce11">
            <text:p>Round tube profile</text:p>
          </table:table-cell>
          <table:table-cell office:value-type="string" office:string-value="B323,9/8" table:formula="of:=[.A45]" table:style-name="ce11">
            <text:p>B323,9/8</text:p>
          </table:table-cell>
          <table:table-cell office:value-type="string" office:string-value="B323,9x8" table:formula="of:=&quot;B&quot; &amp;[.B45] &amp;&quot;x&quot; &amp; [.C45]" table:style-name="ce11">
            <text:p>B323,9x8</text:p>
          </table:table-cell>
          <table:table-cell office:value-type="string" office:string-value="Buis323,9/8" table:formula="of:=&quot;Buis&quot; &amp;[.B45] &amp;&quot;/&quot; &amp; [.C45]" table:style-name="ce11">
            <text:p>Buis323,9/8</text:p>
          </table:table-cell>
          <table:table-cell office:value-type="string" office:string-value="Buis323,9x8" table:formula="of:=&quot;Buis&quot; &amp;[.B45] &amp;&quot;x&quot; &amp; [.C45]" table:style-name="ce11">
            <text:p>Buis323,9x8</text:p>
          </table:table-cell>
          <table:table-cell office:value-type="string" office:string-value="synonyms&quot;:[&quot;B323,9/8&quot;,&quot;B323,9x8&quot;,&quot;Buis323,9/8&quot;,&quot;Buis323,9x8&quot;]}]}," table:formula="of:= &quot;synonyms&quot;&amp;&quot;&quot;&quot;&quot;&amp;&quot;:[&quot;&amp;&quot;&quot;&quot;&quot;&amp;[.E45]&amp;&quot;&quot;&quot;&quot;&amp;&quot;,&quot;&amp;&quot;&quot;&quot;&quot;&amp;[.F45]&amp;&quot;&quot;&quot;&quot;&amp;&quot;,&quot;&amp;&quot;&quot;&quot;&quot;&amp;[.G45]&amp;&quot;&quot;&quot;&quot;&amp;&quot;,&quot;&amp;&quot;&quot;&quot;&quot;&amp;[.H45]&amp;&quot;&quot;&quot;&quot;&amp;&quot;]}]},&quot;" table:style-name="ce11">
            <text:p>synonyms":["B323,9/8","B323,9x8","Buis323,9/8","Buis323,9x8"]}]},</text:p>
          </table:table-cell>
          <table:table-cell office:value-type="string" office:string-value="{&quot;B323,9/8&quot;: [{&quot;shape_coords&quot;:[323,9,8],&quot;shape_name&quot;:&quot;Round tube profile&quot;,&quot;synonyms&quot;:[&quot;B323,9/8&quot;,&quot;B323,9x8&quot;,&quot;Buis323,9/8&quot;,&quot;Buis323,9x8&quot;]}]}," table:formula="of:=&quot;{&quot; &amp; &quot;&quot;&quot;&quot;&amp;[.A45]&amp;&quot;&quot;&quot;&quot;&amp;&quot;: [{&quot;&quot;&quot; &amp;&quot;shape_coords&quot;&amp;&quot;&quot;&quot;&quot; &amp; &quot;:&quot; &amp; &quot;[&quot; &amp; [.B45] &amp; &quot;,&quot; &amp;[.C45] &amp; &quot;],&quot; &amp; &quot;&quot;&quot;&quot; &amp;&quot;shape_name&quot;&amp;&quot;&quot;&quot;&quot; &amp; &quot;:&quot; &amp; &quot;&quot;&quot;&quot; &amp;[.D45] &amp; &quot;&quot;&quot;&quot; &amp; &quot;,&quot; &amp; &quot;&quot;&quot;&quot;&amp;[.I45]" table:style-name="ce11">
            <text:p>{"B323,9/8": [{"shape_coords":[323,9,8],"shape_name":"Round tube profile","synonyms":["B323,9/8","B323,9x8","Buis323,9/8","Buis323,9x8"]}]},</text:p>
          </table:table-cell>
          <table:table-cell table:number-columns-repeated="16374"/>
        </table:table-row>
        <table:table-row table:style-name="ro2">
          <table:table-cell office:value-type="string" office:string-value="B323,9/10" table:formula="of:=&quot;B&quot; &amp;[.B46] &amp;&quot;/&quot; &amp; [.C46]" table:style-name="ce11">
            <text:p>B323,9/10</text:p>
          </table:table-cell>
          <table:table-cell office:value-type="float" office:value="323.89999999999998" table:style-name="ce13">
            <text:p>323,9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Round tube profile</text:p>
          </table:table-cell>
          <table:table-cell office:value-type="string" office:string-value="B323,9/10" table:formula="of:=[.A46]" table:style-name="ce11">
            <text:p>B323,9/10</text:p>
          </table:table-cell>
          <table:table-cell office:value-type="string" office:string-value="B323,9x10" table:formula="of:=&quot;B&quot; &amp;[.B46] &amp;&quot;x&quot; &amp; [.C46]" table:style-name="ce11">
            <text:p>B323,9x10</text:p>
          </table:table-cell>
          <table:table-cell office:value-type="string" office:string-value="Buis323,9/10" table:formula="of:=&quot;Buis&quot; &amp;[.B46] &amp;&quot;/&quot; &amp; [.C46]" table:style-name="ce11">
            <text:p>Buis323,9/10</text:p>
          </table:table-cell>
          <table:table-cell office:value-type="string" office:string-value="Buis323,9x10" table:formula="of:=&quot;Buis&quot; &amp;[.B46] &amp;&quot;x&quot; &amp; [.C46]" table:style-name="ce11">
            <text:p>Buis323,9x10</text:p>
          </table:table-cell>
          <table:table-cell office:value-type="string" office:string-value="synonyms&quot;:[&quot;B323,9/10&quot;,&quot;B323,9x10&quot;,&quot;Buis323,9/10&quot;,&quot;Buis323,9x10&quot;]}]}," table:formula="of:= &quot;synonyms&quot;&amp;&quot;&quot;&quot;&quot;&amp;&quot;:[&quot;&amp;&quot;&quot;&quot;&quot;&amp;[.E46]&amp;&quot;&quot;&quot;&quot;&amp;&quot;,&quot;&amp;&quot;&quot;&quot;&quot;&amp;[.F46]&amp;&quot;&quot;&quot;&quot;&amp;&quot;,&quot;&amp;&quot;&quot;&quot;&quot;&amp;[.G46]&amp;&quot;&quot;&quot;&quot;&amp;&quot;,&quot;&amp;&quot;&quot;&quot;&quot;&amp;[.H46]&amp;&quot;&quot;&quot;&quot;&amp;&quot;]}]},&quot;" table:style-name="ce11">
            <text:p>synonyms":["B323,9/10","B323,9x10","Buis323,9/10","Buis323,9x10"]}]},</text:p>
          </table:table-cell>
          <table:table-cell office:value-type="string" office:string-value="{&quot;B323,9/10&quot;: [{&quot;shape_coords&quot;:[323,9,10],&quot;shape_name&quot;:&quot;Round tube profile&quot;,&quot;synonyms&quot;:[&quot;B323,9/10&quot;,&quot;B323,9x10&quot;,&quot;Buis323,9/10&quot;,&quot;Buis323,9x10&quot;]}]}," table:formula="of:=&quot;{&quot; &amp; &quot;&quot;&quot;&quot;&amp;[.A46]&amp;&quot;&quot;&quot;&quot;&amp;&quot;: [{&quot;&quot;&quot; &amp;&quot;shape_coords&quot;&amp;&quot;&quot;&quot;&quot; &amp; &quot;:&quot; &amp; &quot;[&quot; &amp; [.B46] &amp; &quot;,&quot; &amp;[.C46] &amp; &quot;],&quot; &amp; &quot;&quot;&quot;&quot; &amp;&quot;shape_name&quot;&amp;&quot;&quot;&quot;&quot; &amp; &quot;:&quot; &amp; &quot;&quot;&quot;&quot; &amp;[.D46] &amp; &quot;&quot;&quot;&quot; &amp; &quot;,&quot; &amp; &quot;&quot;&quot;&quot;&amp;[.I46]" table:style-name="ce11">
            <text:p>{"B323,9/10": [{"shape_coords":[323,9,10],"shape_name":"Round tube profile","synonyms":["B323,9/10","B323,9x10","Buis323,9/10","Buis323,9x10"]}]},</text:p>
          </table:table-cell>
          <table:table-cell table:number-columns-repeated="16374"/>
        </table:table-row>
        <table:table-row table:style-name="ro2">
          <table:table-cell office:value-type="string" office:string-value="B323,9/12,5" table:formula="of:=&quot;B&quot; &amp;[.B47] &amp;&quot;/&quot; &amp; [.C47]" table:style-name="ce11">
            <text:p>B323,9/12,5</text:p>
          </table:table-cell>
          <table:table-cell office:value-type="float" office:value="323.89999999999998" table:style-name="ce13">
            <text:p>323,9</text:p>
          </table:table-cell>
          <table:table-cell office:value-type="float" office:value="12.5" table:style-name="ce13">
            <text:p>12,5</text:p>
          </table:table-cell>
          <table:table-cell office:value-type="string" table:style-name="ce11">
            <text:p>Round tube profile</text:p>
          </table:table-cell>
          <table:table-cell office:value-type="string" office:string-value="B323,9/12,5" table:formula="of:=[.A47]" table:style-name="ce11">
            <text:p>B323,9/12,5</text:p>
          </table:table-cell>
          <table:table-cell office:value-type="string" office:string-value="B323,9x12,5" table:formula="of:=&quot;B&quot; &amp;[.B47] &amp;&quot;x&quot; &amp; [.C47]" table:style-name="ce11">
            <text:p>B323,9x12,5</text:p>
          </table:table-cell>
          <table:table-cell office:value-type="string" office:string-value="Buis323,9/12,5" table:formula="of:=&quot;Buis&quot; &amp;[.B47] &amp;&quot;/&quot; &amp; [.C47]" table:style-name="ce11">
            <text:p>Buis323,9/12,5</text:p>
          </table:table-cell>
          <table:table-cell office:value-type="string" office:string-value="Buis323,9x12,5" table:formula="of:=&quot;Buis&quot; &amp;[.B47] &amp;&quot;x&quot; &amp; [.C47]" table:style-name="ce11">
            <text:p>Buis323,9x12,5</text:p>
          </table:table-cell>
          <table:table-cell office:value-type="string" office:string-value="synonyms&quot;:[&quot;B323,9/12,5&quot;,&quot;B323,9x12,5&quot;,&quot;Buis323,9/12,5&quot;,&quot;Buis323,9x12,5&quot;]}]}," table:formula="of:= &quot;synonyms&quot;&amp;&quot;&quot;&quot;&quot;&amp;&quot;:[&quot;&amp;&quot;&quot;&quot;&quot;&amp;[.E47]&amp;&quot;&quot;&quot;&quot;&amp;&quot;,&quot;&amp;&quot;&quot;&quot;&quot;&amp;[.F47]&amp;&quot;&quot;&quot;&quot;&amp;&quot;,&quot;&amp;&quot;&quot;&quot;&quot;&amp;[.G47]&amp;&quot;&quot;&quot;&quot;&amp;&quot;,&quot;&amp;&quot;&quot;&quot;&quot;&amp;[.H47]&amp;&quot;&quot;&quot;&quot;&amp;&quot;]}]},&quot;" table:style-name="ce11">
            <text:p>synonyms":["B323,9/12,5","B323,9x12,5","Buis323,9/12,5","Buis323,9x12,5"]}]},</text:p>
          </table:table-cell>
          <table:table-cell office:value-type="string" office:string-value="{&quot;B323,9/12,5&quot;: [{&quot;shape_coords&quot;:[323,9,12,5],&quot;shape_name&quot;:&quot;Round tube profile&quot;,&quot;synonyms&quot;:[&quot;B323,9/12,5&quot;,&quot;B323,9x12,5&quot;,&quot;Buis323,9/12,5&quot;,&quot;Buis323,9x12,5&quot;]}]}," table:formula="of:=&quot;{&quot; &amp; &quot;&quot;&quot;&quot;&amp;[.A47]&amp;&quot;&quot;&quot;&quot;&amp;&quot;: [{&quot;&quot;&quot; &amp;&quot;shape_coords&quot;&amp;&quot;&quot;&quot;&quot; &amp; &quot;:&quot; &amp; &quot;[&quot; &amp; [.B47] &amp; &quot;,&quot; &amp;[.C47] &amp; &quot;],&quot; &amp; &quot;&quot;&quot;&quot; &amp;&quot;shape_name&quot;&amp;&quot;&quot;&quot;&quot; &amp; &quot;:&quot; &amp; &quot;&quot;&quot;&quot; &amp;[.D47] &amp; &quot;&quot;&quot;&quot; &amp; &quot;,&quot; &amp; &quot;&quot;&quot;&quot;&amp;[.I47]" table:style-name="ce11">
            <text:p>{"B323,9/12,5": [{"shape_coords":[323,9,12,5],"shape_name":"Round tube profile","synonyms":["B323,9/12,5","B323,9x12,5","Buis323,9/12,5","Buis323,9x12,5"]}]},</text:p>
          </table:table-cell>
          <table:table-cell table:number-columns-repeated="16374"/>
        </table:table-row>
        <table:table-row table:style-name="ro2">
          <table:table-cell office:value-type="string" office:string-value="B355,6/8" table:formula="of:=&quot;B&quot; &amp;[.B48] &amp;&quot;/&quot; &amp; [.C48]" table:style-name="ce11">
            <text:p>B355,6/8</text:p>
          </table:table-cell>
          <table:table-cell office:value-type="float" office:value="355.6" table:style-name="ce13">
            <text:p>355,6</text:p>
          </table:table-cell>
          <table:table-cell office:value-type="float" office:value="8" table:style-name="ce13">
            <text:p>8</text:p>
          </table:table-cell>
          <table:table-cell office:value-type="string" table:style-name="ce11">
            <text:p>Round tube profile</text:p>
          </table:table-cell>
          <table:table-cell office:value-type="string" office:string-value="B355,6/8" table:formula="of:=[.A48]" table:style-name="ce11">
            <text:p>B355,6/8</text:p>
          </table:table-cell>
          <table:table-cell office:value-type="string" office:string-value="B355,6x8" table:formula="of:=&quot;B&quot; &amp;[.B48] &amp;&quot;x&quot; &amp; [.C48]" table:style-name="ce11">
            <text:p>B355,6x8</text:p>
          </table:table-cell>
          <table:table-cell office:value-type="string" office:string-value="Buis355,6/8" table:formula="of:=&quot;Buis&quot; &amp;[.B48] &amp;&quot;/&quot; &amp; [.C48]" table:style-name="ce11">
            <text:p>Buis355,6/8</text:p>
          </table:table-cell>
          <table:table-cell office:value-type="string" office:string-value="Buis355,6x8" table:formula="of:=&quot;Buis&quot; &amp;[.B48] &amp;&quot;x&quot; &amp; [.C48]" table:style-name="ce11">
            <text:p>Buis355,6x8</text:p>
          </table:table-cell>
          <table:table-cell office:value-type="string" office:string-value="synonyms&quot;:[&quot;B355,6/8&quot;,&quot;B355,6x8&quot;,&quot;Buis355,6/8&quot;,&quot;Buis355,6x8&quot;]}]}," table:formula="of:= &quot;synonyms&quot;&amp;&quot;&quot;&quot;&quot;&amp;&quot;:[&quot;&amp;&quot;&quot;&quot;&quot;&amp;[.E48]&amp;&quot;&quot;&quot;&quot;&amp;&quot;,&quot;&amp;&quot;&quot;&quot;&quot;&amp;[.F48]&amp;&quot;&quot;&quot;&quot;&amp;&quot;,&quot;&amp;&quot;&quot;&quot;&quot;&amp;[.G48]&amp;&quot;&quot;&quot;&quot;&amp;&quot;,&quot;&amp;&quot;&quot;&quot;&quot;&amp;[.H48]&amp;&quot;&quot;&quot;&quot;&amp;&quot;]}]},&quot;" table:style-name="ce11">
            <text:p>synonyms":["B355,6/8","B355,6x8","Buis355,6/8","Buis355,6x8"]}]},</text:p>
          </table:table-cell>
          <table:table-cell office:value-type="string" office:string-value="{&quot;B355,6/8&quot;: [{&quot;shape_coords&quot;:[355,6,8],&quot;shape_name&quot;:&quot;Round tube profile&quot;,&quot;synonyms&quot;:[&quot;B355,6/8&quot;,&quot;B355,6x8&quot;,&quot;Buis355,6/8&quot;,&quot;Buis355,6x8&quot;]}]}," table:formula="of:=&quot;{&quot; &amp; &quot;&quot;&quot;&quot;&amp;[.A48]&amp;&quot;&quot;&quot;&quot;&amp;&quot;: [{&quot;&quot;&quot; &amp;&quot;shape_coords&quot;&amp;&quot;&quot;&quot;&quot; &amp; &quot;:&quot; &amp; &quot;[&quot; &amp; [.B48] &amp; &quot;,&quot; &amp;[.C48] &amp; &quot;],&quot; &amp; &quot;&quot;&quot;&quot; &amp;&quot;shape_name&quot;&amp;&quot;&quot;&quot;&quot; &amp; &quot;:&quot; &amp; &quot;&quot;&quot;&quot; &amp;[.D48] &amp; &quot;&quot;&quot;&quot; &amp; &quot;,&quot; &amp; &quot;&quot;&quot;&quot;&amp;[.I48]" table:style-name="ce11">
            <text:p>{"B355,6/8": [{"shape_coords":[355,6,8],"shape_name":"Round tube profile","synonyms":["B355,6/8","B355,6x8","Buis355,6/8","Buis355,6x8"]}]},</text:p>
          </table:table-cell>
          <table:table-cell table:number-columns-repeated="16374"/>
        </table:table-row>
        <table:table-row table:style-name="ro2">
          <table:table-cell office:value-type="string" office:string-value="B355,6/10" table:formula="of:=&quot;B&quot; &amp;[.B49] &amp;&quot;/&quot; &amp; [.C49]" table:style-name="ce11">
            <text:p>B355,6/10</text:p>
          </table:table-cell>
          <table:table-cell office:value-type="float" office:value="355.6" table:style-name="ce13">
            <text:p>355,6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Round tube profile</text:p>
          </table:table-cell>
          <table:table-cell office:value-type="string" office:string-value="B355,6/10" table:formula="of:=[.A49]" table:style-name="ce11">
            <text:p>B355,6/10</text:p>
          </table:table-cell>
          <table:table-cell office:value-type="string" office:string-value="B355,6x10" table:formula="of:=&quot;B&quot; &amp;[.B49] &amp;&quot;x&quot; &amp; [.C49]" table:style-name="ce11">
            <text:p>B355,6x10</text:p>
          </table:table-cell>
          <table:table-cell office:value-type="string" office:string-value="Buis355,6/10" table:formula="of:=&quot;Buis&quot; &amp;[.B49] &amp;&quot;/&quot; &amp; [.C49]" table:style-name="ce11">
            <text:p>Buis355,6/10</text:p>
          </table:table-cell>
          <table:table-cell office:value-type="string" office:string-value="Buis355,6x10" table:formula="of:=&quot;Buis&quot; &amp;[.B49] &amp;&quot;x&quot; &amp; [.C49]" table:style-name="ce11">
            <text:p>Buis355,6x10</text:p>
          </table:table-cell>
          <table:table-cell office:value-type="string" office:string-value="synonyms&quot;:[&quot;B355,6/10&quot;,&quot;B355,6x10&quot;,&quot;Buis355,6/10&quot;,&quot;Buis355,6x10&quot;]}]}," table:formula="of:= &quot;synonyms&quot;&amp;&quot;&quot;&quot;&quot;&amp;&quot;:[&quot;&amp;&quot;&quot;&quot;&quot;&amp;[.E49]&amp;&quot;&quot;&quot;&quot;&amp;&quot;,&quot;&amp;&quot;&quot;&quot;&quot;&amp;[.F49]&amp;&quot;&quot;&quot;&quot;&amp;&quot;,&quot;&amp;&quot;&quot;&quot;&quot;&amp;[.G49]&amp;&quot;&quot;&quot;&quot;&amp;&quot;,&quot;&amp;&quot;&quot;&quot;&quot;&amp;[.H49]&amp;&quot;&quot;&quot;&quot;&amp;&quot;]}]},&quot;" table:style-name="ce11">
            <text:p>synonyms":["B355,6/10","B355,6x10","Buis355,6/10","Buis355,6x10"]}]},</text:p>
          </table:table-cell>
          <table:table-cell office:value-type="string" office:string-value="{&quot;B355,6/10&quot;: [{&quot;shape_coords&quot;:[355,6,10],&quot;shape_name&quot;:&quot;Round tube profile&quot;,&quot;synonyms&quot;:[&quot;B355,6/10&quot;,&quot;B355,6x10&quot;,&quot;Buis355,6/10&quot;,&quot;Buis355,6x10&quot;]}]}," table:formula="of:=&quot;{&quot; &amp; &quot;&quot;&quot;&quot;&amp;[.A49]&amp;&quot;&quot;&quot;&quot;&amp;&quot;: [{&quot;&quot;&quot; &amp;&quot;shape_coords&quot;&amp;&quot;&quot;&quot;&quot; &amp; &quot;:&quot; &amp; &quot;[&quot; &amp; [.B49] &amp; &quot;,&quot; &amp;[.C49] &amp; &quot;],&quot; &amp; &quot;&quot;&quot;&quot; &amp;&quot;shape_name&quot;&amp;&quot;&quot;&quot;&quot; &amp; &quot;:&quot; &amp; &quot;&quot;&quot;&quot; &amp;[.D49] &amp; &quot;&quot;&quot;&quot; &amp; &quot;,&quot; &amp; &quot;&quot;&quot;&quot;&amp;[.I49]" table:style-name="ce11">
            <text:p>{"B355,6/10": [{"shape_coords":[355,6,10],"shape_name":"Round tube profile","synonyms":["B355,6/10","B355,6x10","Buis355,6/10","Buis355,6x10"]}]},</text:p>
          </table:table-cell>
          <table:table-cell table:number-columns-repeated="16374"/>
        </table:table-row>
        <table:table-row table:style-name="ro2">
          <table:table-cell office:value-type="string" office:string-value="B355,6/12,5" table:formula="of:=&quot;B&quot; &amp;[.B50] &amp;&quot;/&quot; &amp; [.C50]" table:style-name="ce11">
            <text:p>B355,6/12,5</text:p>
          </table:table-cell>
          <table:table-cell office:value-type="float" office:value="355.6" table:style-name="ce13">
            <text:p>355,6</text:p>
          </table:table-cell>
          <table:table-cell office:value-type="float" office:value="12.5" table:style-name="ce13">
            <text:p>12,5</text:p>
          </table:table-cell>
          <table:table-cell office:value-type="string" table:style-name="ce11">
            <text:p>Round tube profile</text:p>
          </table:table-cell>
          <table:table-cell office:value-type="string" office:string-value="B355,6/12,5" table:formula="of:=[.A50]" table:style-name="ce11">
            <text:p>B355,6/12,5</text:p>
          </table:table-cell>
          <table:table-cell office:value-type="string" office:string-value="B355,6x12,5" table:formula="of:=&quot;B&quot; &amp;[.B50] &amp;&quot;x&quot; &amp; [.C50]" table:style-name="ce11">
            <text:p>B355,6x12,5</text:p>
          </table:table-cell>
          <table:table-cell office:value-type="string" office:string-value="Buis355,6/12,5" table:formula="of:=&quot;Buis&quot; &amp;[.B50] &amp;&quot;/&quot; &amp; [.C50]" table:style-name="ce11">
            <text:p>Buis355,6/12,5</text:p>
          </table:table-cell>
          <table:table-cell office:value-type="string" office:string-value="Buis355,6x12,5" table:formula="of:=&quot;Buis&quot; &amp;[.B50] &amp;&quot;x&quot; &amp; [.C50]" table:style-name="ce11">
            <text:p>Buis355,6x12,5</text:p>
          </table:table-cell>
          <table:table-cell office:value-type="string" office:string-value="synonyms&quot;:[&quot;B355,6/12,5&quot;,&quot;B355,6x12,5&quot;,&quot;Buis355,6/12,5&quot;,&quot;Buis355,6x12,5&quot;]}]}," table:formula="of:= &quot;synonyms&quot;&amp;&quot;&quot;&quot;&quot;&amp;&quot;:[&quot;&amp;&quot;&quot;&quot;&quot;&amp;[.E50]&amp;&quot;&quot;&quot;&quot;&amp;&quot;,&quot;&amp;&quot;&quot;&quot;&quot;&amp;[.F50]&amp;&quot;&quot;&quot;&quot;&amp;&quot;,&quot;&amp;&quot;&quot;&quot;&quot;&amp;[.G50]&amp;&quot;&quot;&quot;&quot;&amp;&quot;,&quot;&amp;&quot;&quot;&quot;&quot;&amp;[.H50]&amp;&quot;&quot;&quot;&quot;&amp;&quot;]}]},&quot;" table:style-name="ce11">
            <text:p>synonyms":["B355,6/12,5","B355,6x12,5","Buis355,6/12,5","Buis355,6x12,5"]}]},</text:p>
          </table:table-cell>
          <table:table-cell office:value-type="string" office:string-value="{&quot;B355,6/12,5&quot;: [{&quot;shape_coords&quot;:[355,6,12,5],&quot;shape_name&quot;:&quot;Round tube profile&quot;,&quot;synonyms&quot;:[&quot;B355,6/12,5&quot;,&quot;B355,6x12,5&quot;,&quot;Buis355,6/12,5&quot;,&quot;Buis355,6x12,5&quot;]}]}," table:formula="of:=&quot;{&quot; &amp; &quot;&quot;&quot;&quot;&amp;[.A50]&amp;&quot;&quot;&quot;&quot;&amp;&quot;: [{&quot;&quot;&quot; &amp;&quot;shape_coords&quot;&amp;&quot;&quot;&quot;&quot; &amp; &quot;:&quot; &amp; &quot;[&quot; &amp; [.B50] &amp; &quot;,&quot; &amp;[.C50] &amp; &quot;],&quot; &amp; &quot;&quot;&quot;&quot; &amp;&quot;shape_name&quot;&amp;&quot;&quot;&quot;&quot; &amp; &quot;:&quot; &amp; &quot;&quot;&quot;&quot; &amp;[.D50] &amp; &quot;&quot;&quot;&quot; &amp; &quot;,&quot; &amp; &quot;&quot;&quot;&quot;&amp;[.I50]" table:style-name="ce11">
            <text:p>{"B355,6/12,5": [{"shape_coords":[355,6,12,5],"shape_name":"Round tube profile","synonyms":["B355,6/12,5","B355,6x12,5","Buis355,6/12,5","Buis355,6x12,5"]}]},</text:p>
          </table:table-cell>
          <table:table-cell table:number-columns-repeated="16374"/>
        </table:table-row>
        <table:table-row table:style-name="ro2">
          <table:table-cell office:value-type="string" office:string-value="B355,6/16" table:formula="of:=&quot;B&quot; &amp;[.B51] &amp;&quot;/&quot; &amp; [.C51]" table:style-name="ce11">
            <text:p>B355,6/16</text:p>
          </table:table-cell>
          <table:table-cell office:value-type="float" office:value="355.6" table:style-name="ce13">
            <text:p>355,6</text:p>
          </table:table-cell>
          <table:table-cell office:value-type="float" office:value="16" table:style-name="ce13">
            <text:p>16</text:p>
          </table:table-cell>
          <table:table-cell office:value-type="string" table:style-name="ce11">
            <text:p>Round tube profile</text:p>
          </table:table-cell>
          <table:table-cell office:value-type="string" office:string-value="B355,6/16" table:formula="of:=[.A51]" table:style-name="ce11">
            <text:p>B355,6/16</text:p>
          </table:table-cell>
          <table:table-cell office:value-type="string" office:string-value="B355,6x16" table:formula="of:=&quot;B&quot; &amp;[.B51] &amp;&quot;x&quot; &amp; [.C51]" table:style-name="ce11">
            <text:p>B355,6x16</text:p>
          </table:table-cell>
          <table:table-cell office:value-type="string" office:string-value="Buis355,6/16" table:formula="of:=&quot;Buis&quot; &amp;[.B51] &amp;&quot;/&quot; &amp; [.C51]" table:style-name="ce11">
            <text:p>Buis355,6/16</text:p>
          </table:table-cell>
          <table:table-cell office:value-type="string" office:string-value="Buis355,6x16" table:formula="of:=&quot;Buis&quot; &amp;[.B51] &amp;&quot;x&quot; &amp; [.C51]" table:style-name="ce11">
            <text:p>Buis355,6x16</text:p>
          </table:table-cell>
          <table:table-cell office:value-type="string" office:string-value="synonyms&quot;:[&quot;B355,6/16&quot;,&quot;B355,6x16&quot;,&quot;Buis355,6/16&quot;,&quot;Buis355,6x16&quot;]}]}," table:formula="of:= &quot;synonyms&quot;&amp;&quot;&quot;&quot;&quot;&amp;&quot;:[&quot;&amp;&quot;&quot;&quot;&quot;&amp;[.E51]&amp;&quot;&quot;&quot;&quot;&amp;&quot;,&quot;&amp;&quot;&quot;&quot;&quot;&amp;[.F51]&amp;&quot;&quot;&quot;&quot;&amp;&quot;,&quot;&amp;&quot;&quot;&quot;&quot;&amp;[.G51]&amp;&quot;&quot;&quot;&quot;&amp;&quot;,&quot;&amp;&quot;&quot;&quot;&quot;&amp;[.H51]&amp;&quot;&quot;&quot;&quot;&amp;&quot;]}]},&quot;" table:style-name="ce11">
            <text:p>synonyms":["B355,6/16","B355,6x16","Buis355,6/16","Buis355,6x16"]}]},</text:p>
          </table:table-cell>
          <table:table-cell office:value-type="string" office:string-value="{&quot;B355,6/16&quot;: [{&quot;shape_coords&quot;:[355,6,16],&quot;shape_name&quot;:&quot;Round tube profile&quot;,&quot;synonyms&quot;:[&quot;B355,6/16&quot;,&quot;B355,6x16&quot;,&quot;Buis355,6/16&quot;,&quot;Buis355,6x16&quot;]}]}," table:formula="of:=&quot;{&quot; &amp; &quot;&quot;&quot;&quot;&amp;[.A51]&amp;&quot;&quot;&quot;&quot;&amp;&quot;: [{&quot;&quot;&quot; &amp;&quot;shape_coords&quot;&amp;&quot;&quot;&quot;&quot; &amp; &quot;:&quot; &amp; &quot;[&quot; &amp; [.B51] &amp; &quot;,&quot; &amp;[.C51] &amp; &quot;],&quot; &amp; &quot;&quot;&quot;&quot; &amp;&quot;shape_name&quot;&amp;&quot;&quot;&quot;&quot; &amp; &quot;:&quot; &amp; &quot;&quot;&quot;&quot; &amp;[.D51] &amp; &quot;&quot;&quot;&quot; &amp; &quot;,&quot; &amp; &quot;&quot;&quot;&quot;&amp;[.I51]" table:style-name="ce11">
            <text:p>{"B355,6/16": [{"shape_coords":[355,6,16],"shape_name":"Round tube profile","synonyms":["B355,6/16","B355,6x16","Buis355,6/16","Buis355,6x16"]}]},</text:p>
          </table:table-cell>
          <table:table-cell table:number-columns-repeated="16374"/>
        </table:table-row>
        <table:table-row table:style-name="ro2">
          <table:table-cell office:value-type="string" office:string-value="B406,4/8" table:formula="of:=&quot;B&quot; &amp;[.B52] &amp;&quot;/&quot; &amp; [.C52]" table:style-name="ce11">
            <text:p>B406,4/8</text:p>
          </table:table-cell>
          <table:table-cell office:value-type="float" office:value="406.4" table:style-name="ce13">
            <text:p>406,4</text:p>
          </table:table-cell>
          <table:table-cell office:value-type="float" office:value="8" table:style-name="ce13">
            <text:p>8</text:p>
          </table:table-cell>
          <table:table-cell office:value-type="string" table:style-name="ce11">
            <text:p>Round tube profile</text:p>
          </table:table-cell>
          <table:table-cell office:value-type="string" office:string-value="B406,4/8" table:formula="of:=[.A52]" table:style-name="ce11">
            <text:p>B406,4/8</text:p>
          </table:table-cell>
          <table:table-cell office:value-type="string" office:string-value="B406,4x8" table:formula="of:=&quot;B&quot; &amp;[.B52] &amp;&quot;x&quot; &amp; [.C52]" table:style-name="ce11">
            <text:p>B406,4x8</text:p>
          </table:table-cell>
          <table:table-cell office:value-type="string" office:string-value="Buis406,4/8" table:formula="of:=&quot;Buis&quot; &amp;[.B52] &amp;&quot;/&quot; &amp; [.C52]" table:style-name="ce11">
            <text:p>Buis406,4/8</text:p>
          </table:table-cell>
          <table:table-cell office:value-type="string" office:string-value="Buis406,4x8" table:formula="of:=&quot;Buis&quot; &amp;[.B52] &amp;&quot;x&quot; &amp; [.C52]" table:style-name="ce11">
            <text:p>Buis406,4x8</text:p>
          </table:table-cell>
          <table:table-cell office:value-type="string" office:string-value="synonyms&quot;:[&quot;B406,4/8&quot;,&quot;B406,4x8&quot;,&quot;Buis406,4/8&quot;,&quot;Buis406,4x8&quot;]}]}," table:formula="of:= &quot;synonyms&quot;&amp;&quot;&quot;&quot;&quot;&amp;&quot;:[&quot;&amp;&quot;&quot;&quot;&quot;&amp;[.E52]&amp;&quot;&quot;&quot;&quot;&amp;&quot;,&quot;&amp;&quot;&quot;&quot;&quot;&amp;[.F52]&amp;&quot;&quot;&quot;&quot;&amp;&quot;,&quot;&amp;&quot;&quot;&quot;&quot;&amp;[.G52]&amp;&quot;&quot;&quot;&quot;&amp;&quot;,&quot;&amp;&quot;&quot;&quot;&quot;&amp;[.H52]&amp;&quot;&quot;&quot;&quot;&amp;&quot;]}]},&quot;" table:style-name="ce11">
            <text:p>synonyms":["B406,4/8","B406,4x8","Buis406,4/8","Buis406,4x8"]}]},</text:p>
          </table:table-cell>
          <table:table-cell office:value-type="string" office:string-value="{&quot;B406,4/8&quot;: [{&quot;shape_coords&quot;:[406,4,8],&quot;shape_name&quot;:&quot;Round tube profile&quot;,&quot;synonyms&quot;:[&quot;B406,4/8&quot;,&quot;B406,4x8&quot;,&quot;Buis406,4/8&quot;,&quot;Buis406,4x8&quot;]}]}," table:formula="of:=&quot;{&quot; &amp; &quot;&quot;&quot;&quot;&amp;[.A52]&amp;&quot;&quot;&quot;&quot;&amp;&quot;: [{&quot;&quot;&quot; &amp;&quot;shape_coords&quot;&amp;&quot;&quot;&quot;&quot; &amp; &quot;:&quot; &amp; &quot;[&quot; &amp; [.B52] &amp; &quot;,&quot; &amp;[.C52] &amp; &quot;],&quot; &amp; &quot;&quot;&quot;&quot; &amp;&quot;shape_name&quot;&amp;&quot;&quot;&quot;&quot; &amp; &quot;:&quot; &amp; &quot;&quot;&quot;&quot; &amp;[.D52] &amp; &quot;&quot;&quot;&quot; &amp; &quot;,&quot; &amp; &quot;&quot;&quot;&quot;&amp;[.I52]" table:style-name="ce11">
            <text:p>{"B406,4/8": [{"shape_coords":[406,4,8],"shape_name":"Round tube profile","synonyms":["B406,4/8","B406,4x8","Buis406,4/8","Buis406,4x8"]}]},</text:p>
          </table:table-cell>
          <table:table-cell table:number-columns-repeated="16374"/>
        </table:table-row>
        <table:table-row table:style-name="ro2">
          <table:table-cell office:value-type="string" office:string-value="B406,4/10" table:formula="of:=&quot;B&quot; &amp;[.B53] &amp;&quot;/&quot; &amp; [.C53]" table:style-name="ce11">
            <text:p>B406,4/10</text:p>
          </table:table-cell>
          <table:table-cell office:value-type="float" office:value="406.4" table:style-name="ce13">
            <text:p>406,4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Round tube profile</text:p>
          </table:table-cell>
          <table:table-cell office:value-type="string" office:string-value="B406,4/10" table:formula="of:=[.A53]" table:style-name="ce11">
            <text:p>B406,4/10</text:p>
          </table:table-cell>
          <table:table-cell office:value-type="string" office:string-value="B406,4x10" table:formula="of:=&quot;B&quot; &amp;[.B53] &amp;&quot;x&quot; &amp; [.C53]" table:style-name="ce11">
            <text:p>B406,4x10</text:p>
          </table:table-cell>
          <table:table-cell office:value-type="string" office:string-value="Buis406,4/10" table:formula="of:=&quot;Buis&quot; &amp;[.B53] &amp;&quot;/&quot; &amp; [.C53]" table:style-name="ce11">
            <text:p>Buis406,4/10</text:p>
          </table:table-cell>
          <table:table-cell office:value-type="string" office:string-value="Buis406,4x10" table:formula="of:=&quot;Buis&quot; &amp;[.B53] &amp;&quot;x&quot; &amp; [.C53]" table:style-name="ce11">
            <text:p>Buis406,4x10</text:p>
          </table:table-cell>
          <table:table-cell office:value-type="string" office:string-value="synonyms&quot;:[&quot;B406,4/10&quot;,&quot;B406,4x10&quot;,&quot;Buis406,4/10&quot;,&quot;Buis406,4x10&quot;]}]}," table:formula="of:= &quot;synonyms&quot;&amp;&quot;&quot;&quot;&quot;&amp;&quot;:[&quot;&amp;&quot;&quot;&quot;&quot;&amp;[.E53]&amp;&quot;&quot;&quot;&quot;&amp;&quot;,&quot;&amp;&quot;&quot;&quot;&quot;&amp;[.F53]&amp;&quot;&quot;&quot;&quot;&amp;&quot;,&quot;&amp;&quot;&quot;&quot;&quot;&amp;[.G53]&amp;&quot;&quot;&quot;&quot;&amp;&quot;,&quot;&amp;&quot;&quot;&quot;&quot;&amp;[.H53]&amp;&quot;&quot;&quot;&quot;&amp;&quot;]}]},&quot;" table:style-name="ce11">
            <text:p>synonyms":["B406,4/10","B406,4x10","Buis406,4/10","Buis406,4x10"]}]},</text:p>
          </table:table-cell>
          <table:table-cell office:value-type="string" office:string-value="{&quot;B406,4/10&quot;: [{&quot;shape_coords&quot;:[406,4,10],&quot;shape_name&quot;:&quot;Round tube profile&quot;,&quot;synonyms&quot;:[&quot;B406,4/10&quot;,&quot;B406,4x10&quot;,&quot;Buis406,4/10&quot;,&quot;Buis406,4x10&quot;]}]}," table:formula="of:=&quot;{&quot; &amp; &quot;&quot;&quot;&quot;&amp;[.A53]&amp;&quot;&quot;&quot;&quot;&amp;&quot;: [{&quot;&quot;&quot; &amp;&quot;shape_coords&quot;&amp;&quot;&quot;&quot;&quot; &amp; &quot;:&quot; &amp; &quot;[&quot; &amp; [.B53] &amp; &quot;,&quot; &amp;[.C53] &amp; &quot;],&quot; &amp; &quot;&quot;&quot;&quot; &amp;&quot;shape_name&quot;&amp;&quot;&quot;&quot;&quot; &amp; &quot;:&quot; &amp; &quot;&quot;&quot;&quot; &amp;[.D53] &amp; &quot;&quot;&quot;&quot; &amp; &quot;,&quot; &amp; &quot;&quot;&quot;&quot;&amp;[.I53]" table:style-name="ce11">
            <text:p>{"B406,4/10": [{"shape_coords":[406,4,10],"shape_name":"Round tube profile","synonyms":["B406,4/10","B406,4x10","Buis406,4/10","Buis406,4x10"]}]},</text:p>
          </table:table-cell>
          <table:table-cell table:number-columns-repeated="16374"/>
        </table:table-row>
        <table:table-row table:style-name="ro2">
          <table:table-cell office:value-type="string" office:string-value="B496,4/12,5" table:formula="of:=&quot;B&quot; &amp;[.B54] &amp;&quot;/&quot; &amp; [.C54]" table:style-name="ce11">
            <text:p>B496,4/12,5</text:p>
          </table:table-cell>
          <table:table-cell office:value-type="float" office:value="496.4" table:style-name="ce13">
            <text:p>496,4</text:p>
          </table:table-cell>
          <table:table-cell office:value-type="float" office:value="12.5" table:style-name="ce13">
            <text:p>12,5</text:p>
          </table:table-cell>
          <table:table-cell office:value-type="string" table:style-name="ce11">
            <text:p>Round tube profile</text:p>
          </table:table-cell>
          <table:table-cell office:value-type="string" office:string-value="B496,4/12,5" table:formula="of:=[.A54]" table:style-name="ce11">
            <text:p>B496,4/12,5</text:p>
          </table:table-cell>
          <table:table-cell office:value-type="string" office:string-value="B496,4x12,5" table:formula="of:=&quot;B&quot; &amp;[.B54] &amp;&quot;x&quot; &amp; [.C54]" table:style-name="ce11">
            <text:p>B496,4x12,5</text:p>
          </table:table-cell>
          <table:table-cell office:value-type="string" office:string-value="Buis496,4/12,5" table:formula="of:=&quot;Buis&quot; &amp;[.B54] &amp;&quot;/&quot; &amp; [.C54]" table:style-name="ce11">
            <text:p>Buis496,4/12,5</text:p>
          </table:table-cell>
          <table:table-cell office:value-type="string" office:string-value="Buis496,4x12,5" table:formula="of:=&quot;Buis&quot; &amp;[.B54] &amp;&quot;x&quot; &amp; [.C54]" table:style-name="ce11">
            <text:p>Buis496,4x12,5</text:p>
          </table:table-cell>
          <table:table-cell office:value-type="string" office:string-value="synonyms&quot;:[&quot;B496,4/12,5&quot;,&quot;B496,4x12,5&quot;,&quot;Buis496,4/12,5&quot;,&quot;Buis496,4x12,5&quot;]}]}," table:formula="of:= &quot;synonyms&quot;&amp;&quot;&quot;&quot;&quot;&amp;&quot;:[&quot;&amp;&quot;&quot;&quot;&quot;&amp;[.E54]&amp;&quot;&quot;&quot;&quot;&amp;&quot;,&quot;&amp;&quot;&quot;&quot;&quot;&amp;[.F54]&amp;&quot;&quot;&quot;&quot;&amp;&quot;,&quot;&amp;&quot;&quot;&quot;&quot;&amp;[.G54]&amp;&quot;&quot;&quot;&quot;&amp;&quot;,&quot;&amp;&quot;&quot;&quot;&quot;&amp;[.H54]&amp;&quot;&quot;&quot;&quot;&amp;&quot;]}]},&quot;" table:style-name="ce11">
            <text:p>synonyms":["B496,4/12,5","B496,4x12,5","Buis496,4/12,5","Buis496,4x12,5"]}]},</text:p>
          </table:table-cell>
          <table:table-cell office:value-type="string" office:string-value="{&quot;B496,4/12,5&quot;: [{&quot;shape_coords&quot;:[496,4,12,5],&quot;shape_name&quot;:&quot;Round tube profile&quot;,&quot;synonyms&quot;:[&quot;B496,4/12,5&quot;,&quot;B496,4x12,5&quot;,&quot;Buis496,4/12,5&quot;,&quot;Buis496,4x12,5&quot;]}]}," table:formula="of:=&quot;{&quot; &amp; &quot;&quot;&quot;&quot;&amp;[.A54]&amp;&quot;&quot;&quot;&quot;&amp;&quot;: [{&quot;&quot;&quot; &amp;&quot;shape_coords&quot;&amp;&quot;&quot;&quot;&quot; &amp; &quot;:&quot; &amp; &quot;[&quot; &amp; [.B54] &amp; &quot;,&quot; &amp;[.C54] &amp; &quot;],&quot; &amp; &quot;&quot;&quot;&quot; &amp;&quot;shape_name&quot;&amp;&quot;&quot;&quot;&quot; &amp; &quot;:&quot; &amp; &quot;&quot;&quot;&quot; &amp;[.D54] &amp; &quot;&quot;&quot;&quot; &amp; &quot;,&quot; &amp; &quot;&quot;&quot;&quot;&amp;[.I54]" table:style-name="ce11">
            <text:p>{"B496,4/12,5": [{"shape_coords":[496,4,12,5],"shape_name":"Round tube profile","synonyms":["B496,4/12,5","B496,4x12,5","Buis496,4/12,5","Buis496,4x12,5"]}]},</text:p>
          </table:table-cell>
          <table:table-cell table:number-columns-repeated="16374"/>
        </table:table-row>
        <table:table-row table:style-name="ro2">
          <table:table-cell office:value-type="string" office:string-value="B406,4/16" table:formula="of:=&quot;B&quot; &amp;[.B55] &amp;&quot;/&quot; &amp; [.C55]" table:style-name="ce11">
            <text:p>B406,4/16</text:p>
          </table:table-cell>
          <table:table-cell office:value-type="float" office:value="406.4" table:style-name="ce13">
            <text:p>406,4</text:p>
          </table:table-cell>
          <table:table-cell office:value-type="float" office:value="16" table:style-name="ce13">
            <text:p>16</text:p>
          </table:table-cell>
          <table:table-cell office:value-type="string" table:style-name="ce11">
            <text:p>Round tube profile</text:p>
          </table:table-cell>
          <table:table-cell office:value-type="string" office:string-value="B406,4/16" table:formula="of:=[.A55]" table:style-name="ce11">
            <text:p>B406,4/16</text:p>
          </table:table-cell>
          <table:table-cell office:value-type="string" office:string-value="B406,4x16" table:formula="of:=&quot;B&quot; &amp;[.B55] &amp;&quot;x&quot; &amp; [.C55]" table:style-name="ce11">
            <text:p>B406,4x16</text:p>
          </table:table-cell>
          <table:table-cell office:value-type="string" office:string-value="Buis406,4/16" table:formula="of:=&quot;Buis&quot; &amp;[.B55] &amp;&quot;/&quot; &amp; [.C55]" table:style-name="ce11">
            <text:p>Buis406,4/16</text:p>
          </table:table-cell>
          <table:table-cell office:value-type="string" office:string-value="Buis406,4x16" table:formula="of:=&quot;Buis&quot; &amp;[.B55] &amp;&quot;x&quot; &amp; [.C55]" table:style-name="ce11">
            <text:p>Buis406,4x16</text:p>
          </table:table-cell>
          <table:table-cell office:value-type="string" office:string-value="synonyms&quot;:[&quot;B406,4/16&quot;,&quot;B406,4x16&quot;,&quot;Buis406,4/16&quot;,&quot;Buis406,4x16&quot;]}]}," table:formula="of:= &quot;synonyms&quot;&amp;&quot;&quot;&quot;&quot;&amp;&quot;:[&quot;&amp;&quot;&quot;&quot;&quot;&amp;[.E55]&amp;&quot;&quot;&quot;&quot;&amp;&quot;,&quot;&amp;&quot;&quot;&quot;&quot;&amp;[.F55]&amp;&quot;&quot;&quot;&quot;&amp;&quot;,&quot;&amp;&quot;&quot;&quot;&quot;&amp;[.G55]&amp;&quot;&quot;&quot;&quot;&amp;&quot;,&quot;&amp;&quot;&quot;&quot;&quot;&amp;[.H55]&amp;&quot;&quot;&quot;&quot;&amp;&quot;]}]},&quot;" table:style-name="ce11">
            <text:p>synonyms":["B406,4/16","B406,4x16","Buis406,4/16","Buis406,4x16"]}]},</text:p>
          </table:table-cell>
          <table:table-cell office:value-type="string" office:string-value="{&quot;B406,4/16&quot;: [{&quot;shape_coords&quot;:[406,4,16],&quot;shape_name&quot;:&quot;Round tube profile&quot;,&quot;synonyms&quot;:[&quot;B406,4/16&quot;,&quot;B406,4x16&quot;,&quot;Buis406,4/16&quot;,&quot;Buis406,4x16&quot;]}]}," table:formula="of:=&quot;{&quot; &amp; &quot;&quot;&quot;&quot;&amp;[.A55]&amp;&quot;&quot;&quot;&quot;&amp;&quot;: [{&quot;&quot;&quot; &amp;&quot;shape_coords&quot;&amp;&quot;&quot;&quot;&quot; &amp; &quot;:&quot; &amp; &quot;[&quot; &amp; [.B55] &amp; &quot;,&quot; &amp;[.C55] &amp; &quot;],&quot; &amp; &quot;&quot;&quot;&quot; &amp;&quot;shape_name&quot;&amp;&quot;&quot;&quot;&quot; &amp; &quot;:&quot; &amp; &quot;&quot;&quot;&quot; &amp;[.D55] &amp; &quot;&quot;&quot;&quot; &amp; &quot;,&quot; &amp; &quot;&quot;&quot;&quot;&amp;[.I55]" table:style-name="ce11">
            <text:p>{"B406,4/16": [{"shape_coords":[406,4,16],"shape_name":"Round tube profile","synonyms":["B406,4/16","B406,4x16","Buis406,4/16","Buis406,4x16"]}]},</text:p>
          </table:table-cell>
          <table:table-cell table:number-columns-repeated="16374"/>
        </table:table-row>
        <table:table-row table:style-name="ro2">
          <table:table-cell office:value-type="string" office:string-value="B406,4/20" table:formula="of:=&quot;B&quot; &amp;[.B56] &amp;&quot;/&quot; &amp; [.C56]" table:style-name="ce11">
            <text:p>B406,4/20</text:p>
          </table:table-cell>
          <table:table-cell office:value-type="float" office:value="406.4" table:style-name="ce13">
            <text:p>406,4</text:p>
          </table:table-cell>
          <table:table-cell office:value-type="float" office:value="20" table:style-name="ce13">
            <text:p>20</text:p>
          </table:table-cell>
          <table:table-cell office:value-type="string" table:style-name="ce11">
            <text:p>Round tube profile</text:p>
          </table:table-cell>
          <table:table-cell office:value-type="string" office:string-value="B406,4/20" table:formula="of:=[.A56]" table:style-name="ce11">
            <text:p>B406,4/20</text:p>
          </table:table-cell>
          <table:table-cell office:value-type="string" office:string-value="B406,4x20" table:formula="of:=&quot;B&quot; &amp;[.B56] &amp;&quot;x&quot; &amp; [.C56]" table:style-name="ce11">
            <text:p>B406,4x20</text:p>
          </table:table-cell>
          <table:table-cell office:value-type="string" office:string-value="Buis406,4/20" table:formula="of:=&quot;Buis&quot; &amp;[.B56] &amp;&quot;/&quot; &amp; [.C56]" table:style-name="ce11">
            <text:p>Buis406,4/20</text:p>
          </table:table-cell>
          <table:table-cell office:value-type="string" office:string-value="Buis406,4x20" table:formula="of:=&quot;Buis&quot; &amp;[.B56] &amp;&quot;x&quot; &amp; [.C56]" table:style-name="ce11">
            <text:p>Buis406,4x20</text:p>
          </table:table-cell>
          <table:table-cell office:value-type="string" office:string-value="synonyms&quot;:[&quot;B406,4/20&quot;,&quot;B406,4x20&quot;,&quot;Buis406,4/20&quot;,&quot;Buis406,4x20&quot;]}]}," table:formula="of:= &quot;synonyms&quot;&amp;&quot;&quot;&quot;&quot;&amp;&quot;:[&quot;&amp;&quot;&quot;&quot;&quot;&amp;[.E56]&amp;&quot;&quot;&quot;&quot;&amp;&quot;,&quot;&amp;&quot;&quot;&quot;&quot;&amp;[.F56]&amp;&quot;&quot;&quot;&quot;&amp;&quot;,&quot;&amp;&quot;&quot;&quot;&quot;&amp;[.G56]&amp;&quot;&quot;&quot;&quot;&amp;&quot;,&quot;&amp;&quot;&quot;&quot;&quot;&amp;[.H56]&amp;&quot;&quot;&quot;&quot;&amp;&quot;]}]},&quot;" table:style-name="ce11">
            <text:p>synonyms":["B406,4/20","B406,4x20","Buis406,4/20","Buis406,4x20"]}]},</text:p>
          </table:table-cell>
          <table:table-cell office:value-type="string" office:string-value="{&quot;B406,4/20&quot;: [{&quot;shape_coords&quot;:[406,4,20],&quot;shape_name&quot;:&quot;Round tube profile&quot;,&quot;synonyms&quot;:[&quot;B406,4/20&quot;,&quot;B406,4x20&quot;,&quot;Buis406,4/20&quot;,&quot;Buis406,4x20&quot;]}]}," table:formula="of:=&quot;{&quot; &amp; &quot;&quot;&quot;&quot;&amp;[.A56]&amp;&quot;&quot;&quot;&quot;&amp;&quot;: [{&quot;&quot;&quot; &amp;&quot;shape_coords&quot;&amp;&quot;&quot;&quot;&quot; &amp; &quot;:&quot; &amp; &quot;[&quot; &amp; [.B56] &amp; &quot;,&quot; &amp;[.C56] &amp; &quot;],&quot; &amp; &quot;&quot;&quot;&quot; &amp;&quot;shape_name&quot;&amp;&quot;&quot;&quot;&quot; &amp; &quot;:&quot; &amp; &quot;&quot;&quot;&quot; &amp;[.D56] &amp; &quot;&quot;&quot;&quot; &amp; &quot;,&quot; &amp; &quot;&quot;&quot;&quot;&amp;[.I56]" table:style-name="ce11">
            <text:p>{"B406,4/20": [{"shape_coords":[406,4,20],"shape_name":"Round tube profile","synonyms":["B406,4/20","B406,4x20","Buis406,4/20","Buis406,4x20"]}]},</text:p>
          </table:table-cell>
          <table:table-cell table:number-columns-repeated="16374"/>
        </table:table-row>
        <table:table-row table:style-name="ro2">
          <table:table-cell office:value-type="string" office:string-value="B457/10" table:formula="of:=&quot;B&quot; &amp;[.B57] &amp;&quot;/&quot; &amp; [.C57]" table:style-name="ce11">
            <text:p>B457/10</text:p>
          </table:table-cell>
          <table:table-cell office:value-type="float" office:value="457" table:style-name="ce13">
            <text:p>457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Round tube profile</text:p>
          </table:table-cell>
          <table:table-cell office:value-type="string" office:string-value="B457/10" table:formula="of:=[.A57]" table:style-name="ce11">
            <text:p>B457/10</text:p>
          </table:table-cell>
          <table:table-cell office:value-type="string" office:string-value="B457x10" table:formula="of:=&quot;B&quot; &amp;[.B57] &amp;&quot;x&quot; &amp; [.C57]" table:style-name="ce11">
            <text:p>B457x10</text:p>
          </table:table-cell>
          <table:table-cell office:value-type="string" office:string-value="Buis457/10" table:formula="of:=&quot;Buis&quot; &amp;[.B57] &amp;&quot;/&quot; &amp; [.C57]" table:style-name="ce11">
            <text:p>Buis457/10</text:p>
          </table:table-cell>
          <table:table-cell office:value-type="string" office:string-value="Buis457x10" table:formula="of:=&quot;Buis&quot; &amp;[.B57] &amp;&quot;x&quot; &amp; [.C57]" table:style-name="ce11">
            <text:p>Buis457x10</text:p>
          </table:table-cell>
          <table:table-cell office:value-type="string" office:string-value="synonyms&quot;:[&quot;B457/10&quot;,&quot;B457x10&quot;,&quot;Buis457/10&quot;,&quot;Buis457x10&quot;]}]}," table:formula="of:= &quot;synonyms&quot;&amp;&quot;&quot;&quot;&quot;&amp;&quot;:[&quot;&amp;&quot;&quot;&quot;&quot;&amp;[.E57]&amp;&quot;&quot;&quot;&quot;&amp;&quot;,&quot;&amp;&quot;&quot;&quot;&quot;&amp;[.F57]&amp;&quot;&quot;&quot;&quot;&amp;&quot;,&quot;&amp;&quot;&quot;&quot;&quot;&amp;[.G57]&amp;&quot;&quot;&quot;&quot;&amp;&quot;,&quot;&amp;&quot;&quot;&quot;&quot;&amp;[.H57]&amp;&quot;&quot;&quot;&quot;&amp;&quot;]}]},&quot;" table:style-name="ce11">
            <text:p>synonyms":["B457/10","B457x10","Buis457/10","Buis457x10"]}]},</text:p>
          </table:table-cell>
          <table:table-cell office:value-type="string" office:string-value="{&quot;B457/10&quot;: [{&quot;shape_coords&quot;:[457,10],&quot;shape_name&quot;:&quot;Round tube profile&quot;,&quot;synonyms&quot;:[&quot;B457/10&quot;,&quot;B457x10&quot;,&quot;Buis457/10&quot;,&quot;Buis457x10&quot;]}]}," table:formula="of:=&quot;{&quot; &amp; &quot;&quot;&quot;&quot;&amp;[.A57]&amp;&quot;&quot;&quot;&quot;&amp;&quot;: [{&quot;&quot;&quot; &amp;&quot;shape_coords&quot;&amp;&quot;&quot;&quot;&quot; &amp; &quot;:&quot; &amp; &quot;[&quot; &amp; [.B57] &amp; &quot;,&quot; &amp;[.C57] &amp; &quot;],&quot; &amp; &quot;&quot;&quot;&quot; &amp;&quot;shape_name&quot;&amp;&quot;&quot;&quot;&quot; &amp; &quot;:&quot; &amp; &quot;&quot;&quot;&quot; &amp;[.D57] &amp; &quot;&quot;&quot;&quot; &amp; &quot;,&quot; &amp; &quot;&quot;&quot;&quot;&amp;[.I57]" table:style-name="ce11">
            <text:p>{"B457/10": [{"shape_coords":[457,10],"shape_name":"Round tube profile","synonyms":["B457/10","B457x10","Buis457/10","Buis457x10"]}]},</text:p>
          </table:table-cell>
          <table:table-cell table:number-columns-repeated="16374"/>
        </table:table-row>
        <table:table-row table:style-name="ro2">
          <table:table-cell office:value-type="string" office:string-value="B457/12,5" table:formula="of:=&quot;B&quot; &amp;[.B58] &amp;&quot;/&quot; &amp; [.C58]" table:style-name="ce11">
            <text:p>B457/12,5</text:p>
          </table:table-cell>
          <table:table-cell office:value-type="float" office:value="457" table:style-name="ce13">
            <text:p>457</text:p>
          </table:table-cell>
          <table:table-cell office:value-type="float" office:value="12.5" table:style-name="ce13">
            <text:p>12,5</text:p>
          </table:table-cell>
          <table:table-cell office:value-type="string" table:style-name="ce11">
            <text:p>Round tube profile</text:p>
          </table:table-cell>
          <table:table-cell office:value-type="string" office:string-value="B457/12,5" table:formula="of:=[.A58]" table:style-name="ce11">
            <text:p>B457/12,5</text:p>
          </table:table-cell>
          <table:table-cell office:value-type="string" office:string-value="B457x12,5" table:formula="of:=&quot;B&quot; &amp;[.B58] &amp;&quot;x&quot; &amp; [.C58]" table:style-name="ce11">
            <text:p>B457x12,5</text:p>
          </table:table-cell>
          <table:table-cell office:value-type="string" office:string-value="Buis457/12,5" table:formula="of:=&quot;Buis&quot; &amp;[.B58] &amp;&quot;/&quot; &amp; [.C58]" table:style-name="ce11">
            <text:p>Buis457/12,5</text:p>
          </table:table-cell>
          <table:table-cell office:value-type="string" office:string-value="Buis457x12,5" table:formula="of:=&quot;Buis&quot; &amp;[.B58] &amp;&quot;x&quot; &amp; [.C58]" table:style-name="ce11">
            <text:p>Buis457x12,5</text:p>
          </table:table-cell>
          <table:table-cell office:value-type="string" office:string-value="synonyms&quot;:[&quot;B457/12,5&quot;,&quot;B457x12,5&quot;,&quot;Buis457/12,5&quot;,&quot;Buis457x12,5&quot;]}]}," table:formula="of:= &quot;synonyms&quot;&amp;&quot;&quot;&quot;&quot;&amp;&quot;:[&quot;&amp;&quot;&quot;&quot;&quot;&amp;[.E58]&amp;&quot;&quot;&quot;&quot;&amp;&quot;,&quot;&amp;&quot;&quot;&quot;&quot;&amp;[.F58]&amp;&quot;&quot;&quot;&quot;&amp;&quot;,&quot;&amp;&quot;&quot;&quot;&quot;&amp;[.G58]&amp;&quot;&quot;&quot;&quot;&amp;&quot;,&quot;&amp;&quot;&quot;&quot;&quot;&amp;[.H58]&amp;&quot;&quot;&quot;&quot;&amp;&quot;]}]},&quot;" table:style-name="ce11">
            <text:p>synonyms":["B457/12,5","B457x12,5","Buis457/12,5","Buis457x12,5"]}]},</text:p>
          </table:table-cell>
          <table:table-cell office:value-type="string" office:string-value="{&quot;B457/12,5&quot;: [{&quot;shape_coords&quot;:[457,12,5],&quot;shape_name&quot;:&quot;Round tube profile&quot;,&quot;synonyms&quot;:[&quot;B457/12,5&quot;,&quot;B457x12,5&quot;,&quot;Buis457/12,5&quot;,&quot;Buis457x12,5&quot;]}]}," table:formula="of:=&quot;{&quot; &amp; &quot;&quot;&quot;&quot;&amp;[.A58]&amp;&quot;&quot;&quot;&quot;&amp;&quot;: [{&quot;&quot;&quot; &amp;&quot;shape_coords&quot;&amp;&quot;&quot;&quot;&quot; &amp; &quot;:&quot; &amp; &quot;[&quot; &amp; [.B58] &amp; &quot;,&quot; &amp;[.C58] &amp; &quot;],&quot; &amp; &quot;&quot;&quot;&quot; &amp;&quot;shape_name&quot;&amp;&quot;&quot;&quot;&quot; &amp; &quot;:&quot; &amp; &quot;&quot;&quot;&quot; &amp;[.D58] &amp; &quot;&quot;&quot;&quot; &amp; &quot;,&quot; &amp; &quot;&quot;&quot;&quot;&amp;[.I58]" table:style-name="ce11">
            <text:p>{"B457/12,5": [{"shape_coords":[457,12,5],"shape_name":"Round tube profile","synonyms":["B457/12,5","B457x12,5","Buis457/12,5","Buis457x12,5"]}]},</text:p>
          </table:table-cell>
          <table:table-cell table:number-columns-repeated="16374"/>
        </table:table-row>
        <table:table-row table:style-name="ro2">
          <table:table-cell office:value-type="string" office:string-value="B457/16" table:formula="of:=&quot;B&quot; &amp;[.B59] &amp;&quot;/&quot; &amp; [.C59]" table:style-name="ce11">
            <text:p>B457/16</text:p>
          </table:table-cell>
          <table:table-cell office:value-type="float" office:value="457" table:style-name="ce13">
            <text:p>457</text:p>
          </table:table-cell>
          <table:table-cell office:value-type="float" office:value="16" table:style-name="ce13">
            <text:p>16</text:p>
          </table:table-cell>
          <table:table-cell office:value-type="string" table:style-name="ce11">
            <text:p>Round tube profile</text:p>
          </table:table-cell>
          <table:table-cell office:value-type="string" office:string-value="B457/16" table:formula="of:=[.A59]" table:style-name="ce11">
            <text:p>B457/16</text:p>
          </table:table-cell>
          <table:table-cell office:value-type="string" office:string-value="B457x16" table:formula="of:=&quot;B&quot; &amp;[.B59] &amp;&quot;x&quot; &amp; [.C59]" table:style-name="ce11">
            <text:p>B457x16</text:p>
          </table:table-cell>
          <table:table-cell office:value-type="string" office:string-value="Buis457/16" table:formula="of:=&quot;Buis&quot; &amp;[.B59] &amp;&quot;/&quot; &amp; [.C59]" table:style-name="ce11">
            <text:p>Buis457/16</text:p>
          </table:table-cell>
          <table:table-cell office:value-type="string" office:string-value="Buis457x16" table:formula="of:=&quot;Buis&quot; &amp;[.B59] &amp;&quot;x&quot; &amp; [.C59]" table:style-name="ce11">
            <text:p>Buis457x16</text:p>
          </table:table-cell>
          <table:table-cell office:value-type="string" office:string-value="synonyms&quot;:[&quot;B457/16&quot;,&quot;B457x16&quot;,&quot;Buis457/16&quot;,&quot;Buis457x16&quot;]}]}," table:formula="of:= &quot;synonyms&quot;&amp;&quot;&quot;&quot;&quot;&amp;&quot;:[&quot;&amp;&quot;&quot;&quot;&quot;&amp;[.E59]&amp;&quot;&quot;&quot;&quot;&amp;&quot;,&quot;&amp;&quot;&quot;&quot;&quot;&amp;[.F59]&amp;&quot;&quot;&quot;&quot;&amp;&quot;,&quot;&amp;&quot;&quot;&quot;&quot;&amp;[.G59]&amp;&quot;&quot;&quot;&quot;&amp;&quot;,&quot;&amp;&quot;&quot;&quot;&quot;&amp;[.H59]&amp;&quot;&quot;&quot;&quot;&amp;&quot;]}]},&quot;" table:style-name="ce11">
            <text:p>synonyms":["B457/16","B457x16","Buis457/16","Buis457x16"]}]},</text:p>
          </table:table-cell>
          <table:table-cell office:value-type="string" office:string-value="{&quot;B457/16&quot;: [{&quot;shape_coords&quot;:[457,16],&quot;shape_name&quot;:&quot;Round tube profile&quot;,&quot;synonyms&quot;:[&quot;B457/16&quot;,&quot;B457x16&quot;,&quot;Buis457/16&quot;,&quot;Buis457x16&quot;]}]}," table:formula="of:=&quot;{&quot; &amp; &quot;&quot;&quot;&quot;&amp;[.A59]&amp;&quot;&quot;&quot;&quot;&amp;&quot;: [{&quot;&quot;&quot; &amp;&quot;shape_coords&quot;&amp;&quot;&quot;&quot;&quot; &amp; &quot;:&quot; &amp; &quot;[&quot; &amp; [.B59] &amp; &quot;,&quot; &amp;[.C59] &amp; &quot;],&quot; &amp; &quot;&quot;&quot;&quot; &amp;&quot;shape_name&quot;&amp;&quot;&quot;&quot;&quot; &amp; &quot;:&quot; &amp; &quot;&quot;&quot;&quot; &amp;[.D59] &amp; &quot;&quot;&quot;&quot; &amp; &quot;,&quot; &amp; &quot;&quot;&quot;&quot;&amp;[.I59]" table:style-name="ce11">
            <text:p>{"B457/16": [{"shape_coords":[457,16],"shape_name":"Round tube profile","synonyms":["B457/16","B457x16","Buis457/16","Buis457x16"]}]},</text:p>
          </table:table-cell>
          <table:table-cell table:number-columns-repeated="16374"/>
        </table:table-row>
        <table:table-row table:style-name="ro2">
          <table:table-cell office:value-type="string" office:string-value="B508/10" table:formula="of:=&quot;B&quot; &amp;[.B60] &amp;&quot;/&quot; &amp; [.C60]" table:style-name="ce11">
            <text:p>B508/10</text:p>
          </table:table-cell>
          <table:table-cell office:value-type="float" office:value="508" table:style-name="ce13">
            <text:p>508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Round tube profile</text:p>
          </table:table-cell>
          <table:table-cell office:value-type="string" office:string-value="B508/10" table:formula="of:=[.A60]" table:style-name="ce11">
            <text:p>B508/10</text:p>
          </table:table-cell>
          <table:table-cell office:value-type="string" office:string-value="B508x10" table:formula="of:=&quot;B&quot; &amp;[.B60] &amp;&quot;x&quot; &amp; [.C60]" table:style-name="ce11">
            <text:p>B508x10</text:p>
          </table:table-cell>
          <table:table-cell office:value-type="string" office:string-value="Buis508/10" table:formula="of:=&quot;Buis&quot; &amp;[.B60] &amp;&quot;/&quot; &amp; [.C60]" table:style-name="ce11">
            <text:p>Buis508/10</text:p>
          </table:table-cell>
          <table:table-cell office:value-type="string" office:string-value="Buis508x10" table:formula="of:=&quot;Buis&quot; &amp;[.B60] &amp;&quot;x&quot; &amp; [.C60]" table:style-name="ce11">
            <text:p>Buis508x10</text:p>
          </table:table-cell>
          <table:table-cell office:value-type="string" office:string-value="synonyms&quot;:[&quot;B508/10&quot;,&quot;B508x10&quot;,&quot;Buis508/10&quot;,&quot;Buis508x10&quot;]}]}," table:formula="of:= &quot;synonyms&quot;&amp;&quot;&quot;&quot;&quot;&amp;&quot;:[&quot;&amp;&quot;&quot;&quot;&quot;&amp;[.E60]&amp;&quot;&quot;&quot;&quot;&amp;&quot;,&quot;&amp;&quot;&quot;&quot;&quot;&amp;[.F60]&amp;&quot;&quot;&quot;&quot;&amp;&quot;,&quot;&amp;&quot;&quot;&quot;&quot;&amp;[.G60]&amp;&quot;&quot;&quot;&quot;&amp;&quot;,&quot;&amp;&quot;&quot;&quot;&quot;&amp;[.H60]&amp;&quot;&quot;&quot;&quot;&amp;&quot;]}]},&quot;" table:style-name="ce11">
            <text:p>synonyms":["B508/10","B508x10","Buis508/10","Buis508x10"]}]},</text:p>
          </table:table-cell>
          <table:table-cell office:value-type="string" office:string-value="{&quot;B508/10&quot;: [{&quot;shape_coords&quot;:[508,10],&quot;shape_name&quot;:&quot;Round tube profile&quot;,&quot;synonyms&quot;:[&quot;B508/10&quot;,&quot;B508x10&quot;,&quot;Buis508/10&quot;,&quot;Buis508x10&quot;]}]}," table:formula="of:=&quot;{&quot; &amp; &quot;&quot;&quot;&quot;&amp;[.A60]&amp;&quot;&quot;&quot;&quot;&amp;&quot;: [{&quot;&quot;&quot; &amp;&quot;shape_coords&quot;&amp;&quot;&quot;&quot;&quot; &amp; &quot;:&quot; &amp; &quot;[&quot; &amp; [.B60] &amp; &quot;,&quot; &amp;[.C60] &amp; &quot;],&quot; &amp; &quot;&quot;&quot;&quot; &amp;&quot;shape_name&quot;&amp;&quot;&quot;&quot;&quot; &amp; &quot;:&quot; &amp; &quot;&quot;&quot;&quot; &amp;[.D60] &amp; &quot;&quot;&quot;&quot; &amp; &quot;,&quot; &amp; &quot;&quot;&quot;&quot;&amp;[.I60]" table:style-name="ce11">
            <text:p>{"B508/10": [{"shape_coords":[508,10],"shape_name":"Round tube profile","synonyms":["B508/10","B508x10","Buis508/10","Buis508x10"]}]},</text:p>
          </table:table-cell>
          <table:table-cell table:number-columns-repeated="16374"/>
        </table:table-row>
        <table:table-row table:style-name="ro2">
          <table:table-cell office:value-type="string" office:string-value="B508/12,5" table:formula="of:=&quot;B&quot; &amp;[.B61] &amp;&quot;/&quot; &amp; [.C61]" table:style-name="ce11">
            <text:p>B508/12,5</text:p>
          </table:table-cell>
          <table:table-cell office:value-type="float" office:value="508" table:style-name="ce13">
            <text:p>508</text:p>
          </table:table-cell>
          <table:table-cell office:value-type="float" office:value="12.5" table:style-name="ce13">
            <text:p>12,5</text:p>
          </table:table-cell>
          <table:table-cell office:value-type="string" table:style-name="ce11">
            <text:p>Round tube profile</text:p>
          </table:table-cell>
          <table:table-cell office:value-type="string" office:string-value="B508/12,5" table:formula="of:=[.A61]" table:style-name="ce11">
            <text:p>B508/12,5</text:p>
          </table:table-cell>
          <table:table-cell office:value-type="string" office:string-value="B508x12,5" table:formula="of:=&quot;B&quot; &amp;[.B61] &amp;&quot;x&quot; &amp; [.C61]" table:style-name="ce11">
            <text:p>B508x12,5</text:p>
          </table:table-cell>
          <table:table-cell office:value-type="string" office:string-value="Buis508/12,5" table:formula="of:=&quot;Buis&quot; &amp;[.B61] &amp;&quot;/&quot; &amp; [.C61]" table:style-name="ce11">
            <text:p>Buis508/12,5</text:p>
          </table:table-cell>
          <table:table-cell office:value-type="string" office:string-value="Buis508x12,5" table:formula="of:=&quot;Buis&quot; &amp;[.B61] &amp;&quot;x&quot; &amp; [.C61]" table:style-name="ce11">
            <text:p>Buis508x12,5</text:p>
          </table:table-cell>
          <table:table-cell office:value-type="string" office:string-value="synonyms&quot;:[&quot;B508/12,5&quot;,&quot;B508x12,5&quot;,&quot;Buis508/12,5&quot;,&quot;Buis508x12,5&quot;]}]}," table:formula="of:= &quot;synonyms&quot;&amp;&quot;&quot;&quot;&quot;&amp;&quot;:[&quot;&amp;&quot;&quot;&quot;&quot;&amp;[.E61]&amp;&quot;&quot;&quot;&quot;&amp;&quot;,&quot;&amp;&quot;&quot;&quot;&quot;&amp;[.F61]&amp;&quot;&quot;&quot;&quot;&amp;&quot;,&quot;&amp;&quot;&quot;&quot;&quot;&amp;[.G61]&amp;&quot;&quot;&quot;&quot;&amp;&quot;,&quot;&amp;&quot;&quot;&quot;&quot;&amp;[.H61]&amp;&quot;&quot;&quot;&quot;&amp;&quot;]}]},&quot;" table:style-name="ce11">
            <text:p>synonyms":["B508/12,5","B508x12,5","Buis508/12,5","Buis508x12,5"]}]},</text:p>
          </table:table-cell>
          <table:table-cell office:value-type="string" office:string-value="{&quot;B508/12,5&quot;: [{&quot;shape_coords&quot;:[508,12,5],&quot;shape_name&quot;:&quot;Round tube profile&quot;,&quot;synonyms&quot;:[&quot;B508/12,5&quot;,&quot;B508x12,5&quot;,&quot;Buis508/12,5&quot;,&quot;Buis508x12,5&quot;]}]}," table:formula="of:=&quot;{&quot; &amp; &quot;&quot;&quot;&quot;&amp;[.A61]&amp;&quot;&quot;&quot;&quot;&amp;&quot;: [{&quot;&quot;&quot; &amp;&quot;shape_coords&quot;&amp;&quot;&quot;&quot;&quot; &amp; &quot;:&quot; &amp; &quot;[&quot; &amp; [.B61] &amp; &quot;,&quot; &amp;[.C61] &amp; &quot;],&quot; &amp; &quot;&quot;&quot;&quot; &amp;&quot;shape_name&quot;&amp;&quot;&quot;&quot;&quot; &amp; &quot;:&quot; &amp; &quot;&quot;&quot;&quot; &amp;[.D61] &amp; &quot;&quot;&quot;&quot; &amp; &quot;,&quot; &amp; &quot;&quot;&quot;&quot;&amp;[.I61]" table:style-name="ce11">
            <text:p>{"B508/12,5": [{"shape_coords":[508,12,5],"shape_name":"Round tube profile","synonyms":["B508/12,5","B508x12,5","Buis508/12,5","Buis508x12,5"]}]},</text:p>
          </table:table-cell>
          <table:table-cell table:number-columns-repeated="16374"/>
        </table:table-row>
        <table:table-row table:style-name="ro2">
          <table:table-cell office:value-type="string" office:string-value="B508/16" table:formula="of:=&quot;B&quot; &amp;[.B62] &amp;&quot;/&quot; &amp; [.C62]" table:style-name="ce11">
            <text:p>B508/16</text:p>
          </table:table-cell>
          <table:table-cell office:value-type="float" office:value="508" table:style-name="ce13">
            <text:p>508</text:p>
          </table:table-cell>
          <table:table-cell office:value-type="float" office:value="16" table:style-name="ce13">
            <text:p>16</text:p>
          </table:table-cell>
          <table:table-cell office:value-type="string" table:style-name="ce11">
            <text:p>Round tube profile</text:p>
          </table:table-cell>
          <table:table-cell office:value-type="string" office:string-value="B508/16" table:formula="of:=[.A62]" table:style-name="ce11">
            <text:p>B508/16</text:p>
          </table:table-cell>
          <table:table-cell office:value-type="string" office:string-value="B508x16" table:formula="of:=&quot;B&quot; &amp;[.B62] &amp;&quot;x&quot; &amp; [.C62]" table:style-name="ce11">
            <text:p>B508x16</text:p>
          </table:table-cell>
          <table:table-cell office:value-type="string" office:string-value="Buis508/16" table:formula="of:=&quot;Buis&quot; &amp;[.B62] &amp;&quot;/&quot; &amp; [.C62]" table:style-name="ce11">
            <text:p>Buis508/16</text:p>
          </table:table-cell>
          <table:table-cell office:value-type="string" office:string-value="Buis508x16" table:formula="of:=&quot;Buis&quot; &amp;[.B62] &amp;&quot;x&quot; &amp; [.C62]" table:style-name="ce11">
            <text:p>Buis508x16</text:p>
          </table:table-cell>
          <table:table-cell office:value-type="string" office:string-value="synonyms&quot;:[&quot;B508/16&quot;,&quot;B508x16&quot;,&quot;Buis508/16&quot;,&quot;Buis508x16&quot;]}]}," table:formula="of:= &quot;synonyms&quot;&amp;&quot;&quot;&quot;&quot;&amp;&quot;:[&quot;&amp;&quot;&quot;&quot;&quot;&amp;[.E62]&amp;&quot;&quot;&quot;&quot;&amp;&quot;,&quot;&amp;&quot;&quot;&quot;&quot;&amp;[.F62]&amp;&quot;&quot;&quot;&quot;&amp;&quot;,&quot;&amp;&quot;&quot;&quot;&quot;&amp;[.G62]&amp;&quot;&quot;&quot;&quot;&amp;&quot;,&quot;&amp;&quot;&quot;&quot;&quot;&amp;[.H62]&amp;&quot;&quot;&quot;&quot;&amp;&quot;]}]},&quot;" table:style-name="ce11">
            <text:p>synonyms":["B508/16","B508x16","Buis508/16","Buis508x16"]}]},</text:p>
          </table:table-cell>
          <table:table-cell office:value-type="string" office:string-value="{&quot;B508/16&quot;: [{&quot;shape_coords&quot;:[508,16],&quot;shape_name&quot;:&quot;Round tube profile&quot;,&quot;synonyms&quot;:[&quot;B508/16&quot;,&quot;B508x16&quot;,&quot;Buis508/16&quot;,&quot;Buis508x16&quot;]}]}," table:formula="of:=&quot;{&quot; &amp; &quot;&quot;&quot;&quot;&amp;[.A62]&amp;&quot;&quot;&quot;&quot;&amp;&quot;: [{&quot;&quot;&quot; &amp;&quot;shape_coords&quot;&amp;&quot;&quot;&quot;&quot; &amp; &quot;:&quot; &amp; &quot;[&quot; &amp; [.B62] &amp; &quot;,&quot; &amp;[.C62] &amp; &quot;],&quot; &amp; &quot;&quot;&quot;&quot; &amp;&quot;shape_name&quot;&amp;&quot;&quot;&quot;&quot; &amp; &quot;:&quot; &amp; &quot;&quot;&quot;&quot; &amp;[.D62] &amp; &quot;&quot;&quot;&quot; &amp; &quot;,&quot; &amp; &quot;&quot;&quot;&quot;&amp;[.I62]" table:style-name="ce11">
            <text:p>{"B508/16": [{"shape_coords":[508,16],"shape_name":"Round tube profile","synonyms":["B508/16","B508x16","Buis508/16","Buis508x16"]}]},</text:p>
          </table:table-cell>
          <table:table-cell table:number-columns-repeated="16374"/>
        </table:table-row>
        <table:table-row table:style-name="ro2">
          <table:table-cell office:value-type="string" office:string-value="B508/20" table:formula="of:=&quot;B&quot; &amp;[.B63] &amp;&quot;/&quot; &amp; [.C63]" table:style-name="ce11">
            <text:p>B508/20</text:p>
          </table:table-cell>
          <table:table-cell office:value-type="float" office:value="508" table:style-name="ce13">
            <text:p>508</text:p>
          </table:table-cell>
          <table:table-cell office:value-type="float" office:value="20" table:style-name="ce13">
            <text:p>20</text:p>
          </table:table-cell>
          <table:table-cell office:value-type="string" table:style-name="ce11">
            <text:p>Round tube profile</text:p>
          </table:table-cell>
          <table:table-cell office:value-type="string" office:string-value="B508/20" table:formula="of:=[.A63]" table:style-name="ce11">
            <text:p>B508/20</text:p>
          </table:table-cell>
          <table:table-cell office:value-type="string" office:string-value="B508x20" table:formula="of:=&quot;B&quot; &amp;[.B63] &amp;&quot;x&quot; &amp; [.C63]" table:style-name="ce11">
            <text:p>B508x20</text:p>
          </table:table-cell>
          <table:table-cell office:value-type="string" office:string-value="Buis508/20" table:formula="of:=&quot;Buis&quot; &amp;[.B63] &amp;&quot;/&quot; &amp; [.C63]" table:style-name="ce11">
            <text:p>Buis508/20</text:p>
          </table:table-cell>
          <table:table-cell office:value-type="string" office:string-value="Buis508x20" table:formula="of:=&quot;Buis&quot; &amp;[.B63] &amp;&quot;x&quot; &amp; [.C63]" table:style-name="ce11">
            <text:p>Buis508x20</text:p>
          </table:table-cell>
          <table:table-cell office:value-type="string" office:string-value="synonyms&quot;:[&quot;B508/20&quot;,&quot;B508x20&quot;,&quot;Buis508/20&quot;,&quot;Buis508x20&quot;]}]}," table:formula="of:= &quot;synonyms&quot;&amp;&quot;&quot;&quot;&quot;&amp;&quot;:[&quot;&amp;&quot;&quot;&quot;&quot;&amp;[.E63]&amp;&quot;&quot;&quot;&quot;&amp;&quot;,&quot;&amp;&quot;&quot;&quot;&quot;&amp;[.F63]&amp;&quot;&quot;&quot;&quot;&amp;&quot;,&quot;&amp;&quot;&quot;&quot;&quot;&amp;[.G63]&amp;&quot;&quot;&quot;&quot;&amp;&quot;,&quot;&amp;&quot;&quot;&quot;&quot;&amp;[.H63]&amp;&quot;&quot;&quot;&quot;&amp;&quot;]}]},&quot;" table:style-name="ce11">
            <text:p>synonyms":["B508/20","B508x20","Buis508/20","Buis508x20"]}]},</text:p>
          </table:table-cell>
          <table:table-cell office:value-type="string" office:string-value="{&quot;B508/20&quot;: [{&quot;shape_coords&quot;:[508,20],&quot;shape_name&quot;:&quot;Round tube profile&quot;,&quot;synonyms&quot;:[&quot;B508/20&quot;,&quot;B508x20&quot;,&quot;Buis508/20&quot;,&quot;Buis508x20&quot;]}]}," table:formula="of:=&quot;{&quot; &amp; &quot;&quot;&quot;&quot;&amp;[.A63]&amp;&quot;&quot;&quot;&quot;&amp;&quot;: [{&quot;&quot;&quot; &amp;&quot;shape_coords&quot;&amp;&quot;&quot;&quot;&quot; &amp; &quot;:&quot; &amp; &quot;[&quot; &amp; [.B63] &amp; &quot;,&quot; &amp;[.C63] &amp; &quot;],&quot; &amp; &quot;&quot;&quot;&quot; &amp;&quot;shape_name&quot;&amp;&quot;&quot;&quot;&quot; &amp; &quot;:&quot; &amp; &quot;&quot;&quot;&quot; &amp;[.D63] &amp; &quot;&quot;&quot;&quot; &amp; &quot;,&quot; &amp; &quot;&quot;&quot;&quot;&amp;[.I63]" table:style-name="ce11">
            <text:p>{"B508/20": [{"shape_coords":[508,20],"shape_name":"Round tube profile","synonyms":["B508/20","B508x20","Buis508/20","Buis508x20"]}]},</text:p>
          </table:table-cell>
          <table:table-cell table:number-columns-repeated="16374"/>
        </table:table-row>
        <table:table-row table:style-name="ro2">
          <table:table-cell office:value-type="string" office:string-value="B610/12,5" table:formula="of:=&quot;B&quot; &amp;[.B64] &amp;&quot;/&quot; &amp; [.C64]" table:style-name="ce11">
            <text:p>B610/12,5</text:p>
          </table:table-cell>
          <table:table-cell office:value-type="float" office:value="610" table:style-name="ce13">
            <text:p>610</text:p>
          </table:table-cell>
          <table:table-cell office:value-type="float" office:value="12.5" table:style-name="ce13">
            <text:p>12,5</text:p>
          </table:table-cell>
          <table:table-cell office:value-type="string" table:style-name="ce11">
            <text:p>Round tube profile</text:p>
          </table:table-cell>
          <table:table-cell office:value-type="string" office:string-value="B610/12,5" table:formula="of:=[.A64]" table:style-name="ce11">
            <text:p>B610/12,5</text:p>
          </table:table-cell>
          <table:table-cell office:value-type="string" office:string-value="B610x12,5" table:formula="of:=&quot;B&quot; &amp;[.B64] &amp;&quot;x&quot; &amp; [.C64]" table:style-name="ce11">
            <text:p>B610x12,5</text:p>
          </table:table-cell>
          <table:table-cell office:value-type="string" office:string-value="Buis610/12,5" table:formula="of:=&quot;Buis&quot; &amp;[.B64] &amp;&quot;/&quot; &amp; [.C64]" table:style-name="ce11">
            <text:p>Buis610/12,5</text:p>
          </table:table-cell>
          <table:table-cell office:value-type="string" office:string-value="Buis610x12,5" table:formula="of:=&quot;Buis&quot; &amp;[.B64] &amp;&quot;x&quot; &amp; [.C64]" table:style-name="ce11">
            <text:p>Buis610x12,5</text:p>
          </table:table-cell>
          <table:table-cell office:value-type="string" office:string-value="synonyms&quot;:[&quot;B610/12,5&quot;,&quot;B610x12,5&quot;,&quot;Buis610/12,5&quot;,&quot;Buis610x12,5&quot;]}]}," table:formula="of:= &quot;synonyms&quot;&amp;&quot;&quot;&quot;&quot;&amp;&quot;:[&quot;&amp;&quot;&quot;&quot;&quot;&amp;[.E64]&amp;&quot;&quot;&quot;&quot;&amp;&quot;,&quot;&amp;&quot;&quot;&quot;&quot;&amp;[.F64]&amp;&quot;&quot;&quot;&quot;&amp;&quot;,&quot;&amp;&quot;&quot;&quot;&quot;&amp;[.G64]&amp;&quot;&quot;&quot;&quot;&amp;&quot;,&quot;&amp;&quot;&quot;&quot;&quot;&amp;[.H64]&amp;&quot;&quot;&quot;&quot;&amp;&quot;]}]},&quot;" table:style-name="ce11">
            <text:p>synonyms":["B610/12,5","B610x12,5","Buis610/12,5","Buis610x12,5"]}]},</text:p>
          </table:table-cell>
          <table:table-cell office:value-type="string" office:string-value="{&quot;B610/12,5&quot;: [{&quot;shape_coords&quot;:[610,12,5],&quot;shape_name&quot;:&quot;Round tube profile&quot;,&quot;synonyms&quot;:[&quot;B610/12,5&quot;,&quot;B610x12,5&quot;,&quot;Buis610/12,5&quot;,&quot;Buis610x12,5&quot;]}]}," table:formula="of:=&quot;{&quot; &amp; &quot;&quot;&quot;&quot;&amp;[.A64]&amp;&quot;&quot;&quot;&quot;&amp;&quot;: [{&quot;&quot;&quot; &amp;&quot;shape_coords&quot;&amp;&quot;&quot;&quot;&quot; &amp; &quot;:&quot; &amp; &quot;[&quot; &amp; [.B64] &amp; &quot;,&quot; &amp;[.C64] &amp; &quot;],&quot; &amp; &quot;&quot;&quot;&quot; &amp;&quot;shape_name&quot;&amp;&quot;&quot;&quot;&quot; &amp; &quot;:&quot; &amp; &quot;&quot;&quot;&quot; &amp;[.D64] &amp; &quot;&quot;&quot;&quot; &amp; &quot;,&quot; &amp; &quot;&quot;&quot;&quot;&amp;[.I64]" table:style-name="ce11">
            <text:p>{"B610/12,5": [{"shape_coords":[610,12,5],"shape_name":"Round tube profile","synonyms":["B610/12,5","B610x12,5","Buis610/12,5","Buis610x12,5"]}]},</text:p>
          </table:table-cell>
          <table:table-cell table:number-columns-repeated="16374"/>
        </table:table-row>
        <table:table-row table:style-name="ro2">
          <table:table-cell office:value-type="string" office:string-value="B610/16" table:formula="of:=&quot;B&quot; &amp;[.B65] &amp;&quot;/&quot; &amp; [.C65]" table:style-name="ce11">
            <text:p>B610/16</text:p>
          </table:table-cell>
          <table:table-cell office:value-type="float" office:value="610" table:style-name="ce13">
            <text:p>610</text:p>
          </table:table-cell>
          <table:table-cell office:value-type="float" office:value="16" table:style-name="ce13">
            <text:p>16</text:p>
          </table:table-cell>
          <table:table-cell office:value-type="string" table:style-name="ce11">
            <text:p>Round tube profile</text:p>
          </table:table-cell>
          <table:table-cell office:value-type="string" office:string-value="B610/16" table:formula="of:=[.A65]" table:style-name="ce11">
            <text:p>B610/16</text:p>
          </table:table-cell>
          <table:table-cell office:value-type="string" office:string-value="B610x16" table:formula="of:=&quot;B&quot; &amp;[.B65] &amp;&quot;x&quot; &amp; [.C65]" table:style-name="ce11">
            <text:p>B610x16</text:p>
          </table:table-cell>
          <table:table-cell office:value-type="string" office:string-value="Buis610/16" table:formula="of:=&quot;Buis&quot; &amp;[.B65] &amp;&quot;/&quot; &amp; [.C65]" table:style-name="ce11">
            <text:p>Buis610/16</text:p>
          </table:table-cell>
          <table:table-cell office:value-type="string" office:string-value="Buis610x16" table:formula="of:=&quot;Buis&quot; &amp;[.B65] &amp;&quot;x&quot; &amp; [.C65]" table:style-name="ce11">
            <text:p>Buis610x16</text:p>
          </table:table-cell>
          <table:table-cell office:value-type="string" office:string-value="synonyms&quot;:[&quot;B610/16&quot;,&quot;B610x16&quot;,&quot;Buis610/16&quot;,&quot;Buis610x16&quot;]}]}," table:formula="of:= &quot;synonyms&quot;&amp;&quot;&quot;&quot;&quot;&amp;&quot;:[&quot;&amp;&quot;&quot;&quot;&quot;&amp;[.E65]&amp;&quot;&quot;&quot;&quot;&amp;&quot;,&quot;&amp;&quot;&quot;&quot;&quot;&amp;[.F65]&amp;&quot;&quot;&quot;&quot;&amp;&quot;,&quot;&amp;&quot;&quot;&quot;&quot;&amp;[.G65]&amp;&quot;&quot;&quot;&quot;&amp;&quot;,&quot;&amp;&quot;&quot;&quot;&quot;&amp;[.H65]&amp;&quot;&quot;&quot;&quot;&amp;&quot;]}]},&quot;" table:style-name="ce11">
            <text:p>synonyms":["B610/16","B610x16","Buis610/16","Buis610x16"]}]},</text:p>
          </table:table-cell>
          <table:table-cell office:value-type="string" office:string-value="{&quot;B610/16&quot;: [{&quot;shape_coords&quot;:[610,16],&quot;shape_name&quot;:&quot;Round tube profile&quot;,&quot;synonyms&quot;:[&quot;B610/16&quot;,&quot;B610x16&quot;,&quot;Buis610/16&quot;,&quot;Buis610x16&quot;]}]}," table:formula="of:=&quot;{&quot; &amp; &quot;&quot;&quot;&quot;&amp;[.A65]&amp;&quot;&quot;&quot;&quot;&amp;&quot;: [{&quot;&quot;&quot; &amp;&quot;shape_coords&quot;&amp;&quot;&quot;&quot;&quot; &amp; &quot;:&quot; &amp; &quot;[&quot; &amp; [.B65] &amp; &quot;,&quot; &amp;[.C65] &amp; &quot;],&quot; &amp; &quot;&quot;&quot;&quot; &amp;&quot;shape_name&quot;&amp;&quot;&quot;&quot;&quot; &amp; &quot;:&quot; &amp; &quot;&quot;&quot;&quot; &amp;[.D65] &amp; &quot;&quot;&quot;&quot; &amp; &quot;,&quot; &amp; &quot;&quot;&quot;&quot;&amp;[.I65]" table:style-name="ce11">
            <text:p>{"B610/16": [{"shape_coords":[610,16],"shape_name":"Round tube profile","synonyms":["B610/16","B610x16","Buis610/16","Buis610x16"]}]},</text:p>
          </table:table-cell>
          <table:table-cell table:number-columns-repeated="16374"/>
        </table:table-row>
        <table:table-row table:style-name="ro2">
          <table:table-cell office:value-type="string" office:string-value="B610/20" table:formula="of:=&quot;B&quot; &amp;[.B66] &amp;&quot;/&quot; &amp; [.C66]" table:style-name="ce11">
            <text:p>B610/20</text:p>
          </table:table-cell>
          <table:table-cell office:value-type="float" office:value="610" table:style-name="ce13">
            <text:p>610</text:p>
          </table:table-cell>
          <table:table-cell office:value-type="float" office:value="20" table:style-name="ce13">
            <text:p>20</text:p>
          </table:table-cell>
          <table:table-cell office:value-type="string" table:style-name="ce11">
            <text:p>Round tube profile</text:p>
          </table:table-cell>
          <table:table-cell office:value-type="string" office:string-value="B610/20" table:formula="of:=[.A66]" table:style-name="ce11">
            <text:p>B610/20</text:p>
          </table:table-cell>
          <table:table-cell office:value-type="string" office:string-value="B610x20" table:formula="of:=&quot;B&quot; &amp;[.B66] &amp;&quot;x&quot; &amp; [.C66]" table:style-name="ce11">
            <text:p>B610x20</text:p>
          </table:table-cell>
          <table:table-cell office:value-type="string" office:string-value="Buis610/20" table:formula="of:=&quot;Buis&quot; &amp;[.B66] &amp;&quot;/&quot; &amp; [.C66]" table:style-name="ce11">
            <text:p>Buis610/20</text:p>
          </table:table-cell>
          <table:table-cell office:value-type="string" office:string-value="Buis610x20" table:formula="of:=&quot;Buis&quot; &amp;[.B66] &amp;&quot;x&quot; &amp; [.C66]" table:style-name="ce11">
            <text:p>Buis610x20</text:p>
          </table:table-cell>
          <table:table-cell office:value-type="string" office:string-value="synonyms&quot;:[&quot;B610/20&quot;,&quot;B610x20&quot;,&quot;Buis610/20&quot;,&quot;Buis610x20&quot;]}]}," table:formula="of:= &quot;synonyms&quot;&amp;&quot;&quot;&quot;&quot;&amp;&quot;:[&quot;&amp;&quot;&quot;&quot;&quot;&amp;[.E66]&amp;&quot;&quot;&quot;&quot;&amp;&quot;,&quot;&amp;&quot;&quot;&quot;&quot;&amp;[.F66]&amp;&quot;&quot;&quot;&quot;&amp;&quot;,&quot;&amp;&quot;&quot;&quot;&quot;&amp;[.G66]&amp;&quot;&quot;&quot;&quot;&amp;&quot;,&quot;&amp;&quot;&quot;&quot;&quot;&amp;[.H66]&amp;&quot;&quot;&quot;&quot;&amp;&quot;]}]},&quot;" table:style-name="ce11">
            <text:p>synonyms":["B610/20","B610x20","Buis610/20","Buis610x20"]}]},</text:p>
          </table:table-cell>
          <table:table-cell office:value-type="string" office:string-value="{&quot;B610/20&quot;: [{&quot;shape_coords&quot;:[610,20],&quot;shape_name&quot;:&quot;Round tube profile&quot;,&quot;synonyms&quot;:[&quot;B610/20&quot;,&quot;B610x20&quot;,&quot;Buis610/20&quot;,&quot;Buis610x20&quot;]}]}," table:formula="of:=&quot;{&quot; &amp; &quot;&quot;&quot;&quot;&amp;[.A66]&amp;&quot;&quot;&quot;&quot;&amp;&quot;: [{&quot;&quot;&quot; &amp;&quot;shape_coords&quot;&amp;&quot;&quot;&quot;&quot; &amp; &quot;:&quot; &amp; &quot;[&quot; &amp; [.B66] &amp; &quot;,&quot; &amp;[.C66] &amp; &quot;],&quot; &amp; &quot;&quot;&quot;&quot; &amp;&quot;shape_name&quot;&amp;&quot;&quot;&quot;&quot; &amp; &quot;:&quot; &amp; &quot;&quot;&quot;&quot; &amp;[.D66] &amp; &quot;&quot;&quot;&quot; &amp; &quot;,&quot; &amp; &quot;&quot;&quot;&quot;&amp;[.I66]" table:style-name="ce11">
            <text:p>{"B610/20": [{"shape_coords":[610,20],"shape_name":"Round tube profile","synonyms":["B610/20","B610x20","Buis610/20","Buis610x20"]}]},</text:p>
          </table:table-cell>
          <table:table-cell table:number-columns-repeated="16374"/>
        </table:table-row>
        <table:table-row table:style-name="ro2">
          <table:table-cell office:value-type="string" office:string-value="B610/30" table:formula="of:=&quot;B&quot; &amp;[.B67] &amp;&quot;/&quot; &amp; [.C67]" table:style-name="ce11">
            <text:p>B610/30</text:p>
          </table:table-cell>
          <table:table-cell office:value-type="float" office:value="610" table:style-name="ce13">
            <text:p>610</text:p>
          </table:table-cell>
          <table:table-cell office:value-type="float" office:value="30" table:style-name="ce13">
            <text:p>30</text:p>
          </table:table-cell>
          <table:table-cell office:value-type="string" table:style-name="ce11">
            <text:p>Round tube profile</text:p>
          </table:table-cell>
          <table:table-cell office:value-type="string" office:string-value="B610/30" table:formula="of:=[.A67]" table:style-name="ce11">
            <text:p>B610/30</text:p>
          </table:table-cell>
          <table:table-cell office:value-type="string" office:string-value="B610x30" table:formula="of:=&quot;B&quot; &amp;[.B67] &amp;&quot;x&quot; &amp; [.C67]" table:style-name="ce11">
            <text:p>B610x30</text:p>
          </table:table-cell>
          <table:table-cell office:value-type="string" office:string-value="Buis610/30" table:formula="of:=&quot;Buis&quot; &amp;[.B67] &amp;&quot;/&quot; &amp; [.C67]" table:style-name="ce11">
            <text:p>Buis610/30</text:p>
          </table:table-cell>
          <table:table-cell office:value-type="string" office:string-value="Buis610x30" table:formula="of:=&quot;Buis&quot; &amp;[.B67] &amp;&quot;x&quot; &amp; [.C67]" table:style-name="ce11">
            <text:p>Buis610x30</text:p>
          </table:table-cell>
          <table:table-cell office:value-type="string" office:string-value="synonyms&quot;:[&quot;B610/30&quot;,&quot;B610x30&quot;,&quot;Buis610/30&quot;,&quot;Buis610x30&quot;]}]}," table:formula="of:= &quot;synonyms&quot;&amp;&quot;&quot;&quot;&quot;&amp;&quot;:[&quot;&amp;&quot;&quot;&quot;&quot;&amp;[.E67]&amp;&quot;&quot;&quot;&quot;&amp;&quot;,&quot;&amp;&quot;&quot;&quot;&quot;&amp;[.F67]&amp;&quot;&quot;&quot;&quot;&amp;&quot;,&quot;&amp;&quot;&quot;&quot;&quot;&amp;[.G67]&amp;&quot;&quot;&quot;&quot;&amp;&quot;,&quot;&amp;&quot;&quot;&quot;&quot;&amp;[.H67]&amp;&quot;&quot;&quot;&quot;&amp;&quot;]}]},&quot;" table:style-name="ce11">
            <text:p>synonyms":["B610/30","B610x30","Buis610/30","Buis610x30"]}]},</text:p>
          </table:table-cell>
          <table:table-cell office:value-type="string" office:string-value="{&quot;B610/30&quot;: [{&quot;shape_coords&quot;:[610,30],&quot;shape_name&quot;:&quot;Round tube profile&quot;,&quot;synonyms&quot;:[&quot;B610/30&quot;,&quot;B610x30&quot;,&quot;Buis610/30&quot;,&quot;Buis610x30&quot;]}]}," table:formula="of:=&quot;{&quot; &amp; &quot;&quot;&quot;&quot;&amp;[.A67]&amp;&quot;&quot;&quot;&quot;&amp;&quot;: [{&quot;&quot;&quot; &amp;&quot;shape_coords&quot;&amp;&quot;&quot;&quot;&quot; &amp; &quot;:&quot; &amp; &quot;[&quot; &amp; [.B67] &amp; &quot;,&quot; &amp;[.C67] &amp; &quot;],&quot; &amp; &quot;&quot;&quot;&quot; &amp;&quot;shape_name&quot;&amp;&quot;&quot;&quot;&quot; &amp; &quot;:&quot; &amp; &quot;&quot;&quot;&quot; &amp;[.D67] &amp; &quot;&quot;&quot;&quot; &amp; &quot;,&quot; &amp; &quot;&quot;&quot;&quot;&amp;[.I67]" table:style-name="ce11">
            <text:p>{"B610/30": [{"shape_coords":[610,30],"shape_name":"Round tube profile","synonyms":["B610/30","B610x30","Buis610/30","Buis610x30"]}]},</text:p>
          </table:table-cell>
          <table:table-cell table:number-columns-repeated="16374"/>
        </table:table-row>
        <table:table-row table:number-rows-repeated="1048509" table:style-name="ro2">
          <table:table-cell table:number-columns-repeated="16384"/>
        </table:table-row>
      </table:table>
      <table:table table:name="I-shape_sloped_flange" table:style-name="ta2">
        <table:table-column table:style-name="co2" table:number-columns-repeated="8" table:default-cell-style-name="ce1"/>
        <table:table-column table:style-name="co21" table:default-cell-style-name="ce1"/>
        <table:table-column table:style-name="co2" table:number-columns-repeated="6" table:default-cell-style-name="ce1"/>
        <table:table-column table:style-name="co22" table:default-cell-style-name="ce1"/>
        <table:table-column table:style-name="co23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12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f</text:p>
          </table:table-cell>
          <table:table-cell office:value-type="string" table:style-name="ce3">
            <text:p>tw/d</text:p>
          </table:table-cell>
          <table:table-cell office:value-type="string" table:style-name="ce3">
            <text:p>tf</text:p>
          </table:table-cell>
          <table:table-cell office:value-type="string" table:style-name="ce3">
            <text:p>r</text:p>
          </table:table-cell>
          <table:table-cell office:value-type="string" table:style-name="ce3">
            <text:p>r1</text:p>
          </table:table-cell>
          <table:table-cell office:value-type="string" table:style-name="ce3">
            <text:p>tl</text:p>
          </table:table-cell>
          <table:table-cell office:value-type="string" table:style-name="ce4">
            <text:p>Shape</text:p>
          </table:table-cell>
          <table:table-cell office:value-type="string" table:style-name="ce4">
            <text:p>Synonyms</text:p>
          </table:table-cell>
          <table:table-cell table:style-name="ce4"/>
          <table:table-cell table:number-columns-repeated="2" table:style-name="ce11"/>
          <table:table-cell table:number-columns-repeated="2" table:style-name="ce1"/>
          <table:table-cell table:style-name="ce11"/>
          <table:table-cell office:value-type="string" table:style-name="ce14">
            <text:p>JSONString</text:p>
          </table:table-cell>
          <table:table-cell table:number-columns-repeated="7" table:style-name="ce11"/>
          <table:table-cell table:number-columns-repeated="16360"/>
        </table:table-row>
        <table:table-row table:style-name="ro3">
          <table:table-cell table:number-columns-repeated="7" table:style-name="ce1"/>
          <table:table-cell office:value-type="string" table:style-name="ce3">
            <text:p>flange thickness location from right</text:p>
          </table:table-cell>
          <table:table-cell table:number-columns-repeated="16376" table:style-name="ce1"/>
        </table:table-row>
        <table:table-row table:style-name="ro1">
          <table:table-cell table:style-name="ce18"/>
          <table:table-cell office:value-type="string" table:style-name="ce18">
            <text:p>[mm]</text:p>
          </table:table-cell>
          <table:table-cell office:value-type="string" table:style-name="ce18">
            <text:p>[mm]</text:p>
          </table:table-cell>
          <table:table-cell office:value-type="string" table:style-name="ce18">
            <text:p>[mm]</text:p>
          </table:table-cell>
          <table:table-cell office:value-type="string" table:style-name="ce18">
            <text:p>[mm]</text:p>
          </table:table-cell>
          <table:table-cell office:value-type="string" table:style-name="ce18">
            <text:p>[mm]</text:p>
          </table:table-cell>
          <table:table-cell office:value-type="string" table:style-name="ce18">
            <text:p>[mm]</text:p>
          </table:table-cell>
          <table:table-cell office:value-type="string" table:style-name="ce18">
            <text:p>[mm]</text:p>
          </table:table-cell>
          <table:table-cell table:number-columns-repeated="5" table:style-name="ce17"/>
          <table:table-cell table:number-columns-repeated="2" table:style-name="ce19"/>
          <table:table-cell table:number-columns-repeated="9" table:style-name="ce17"/>
          <table:table-cell table:number-columns-repeated="16360" table:style-name="ce19"/>
        </table:table-row>
        <table:table-row table:style-name="ro1">
          <table:table-cell office:value-type="string" table:style-name="ce9">
            <text:p>INP80</text:p>
          </table:table-cell>
          <table:table-cell office:value-type="float" office:value="80" table:style-name="ce20">
            <text:p>80</text:p>
          </table:table-cell>
          <table:table-cell office:value-type="float" office:value="42" table:style-name="ce20">
            <text:p>42</text:p>
          </table:table-cell>
          <table:table-cell office:value-type="float" office:value="3.9" table:style-name="ce20">
            <text:p>3,9</text:p>
          </table:table-cell>
          <table:table-cell office:value-type="float" office:value="5.9" table:style-name="ce20">
            <text:p>5,9</text:p>
          </table:table-cell>
          <table:table-cell office:value-type="float" office:value="4" table:style-name="ce20">
            <text:p>4</text:p>
          </table:table-cell>
          <table:table-cell office:value-type="float" office:value="2.2999999999999998" table:style-name="ce20">
            <text:p>2,3</text:p>
          </table:table-cell>
          <table:table-cell office:value-type="float" office:value="10.5" table:formula="of:=[.C4]/4" table:style-name="ce1">
            <text:p>10,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80" table:formula="of:=[.A4]" table:style-name="ce10">
            <text:p>INP80</text:p>
          </table:table-cell>
          <table:table-cell office:value-type="string" table:style-name="ce10">
            <text:p>IN80P</text:p>
          </table:table-cell>
          <table:table-cell office:value-type="string" table:style-name="ce10">
            <text:p>INP 80</text:p>
          </table:table-cell>
          <table:table-cell office:value-type="string" office:string-value="inp80" table:formula="of:=LOWER([.J4])" table:style-name="ce10">
            <text:p>inp80</text:p>
          </table:table-cell>
          <table:table-cell office:value-type="string" office:string-value="in80p" table:formula="of:=LOWER([.K4])" table:style-name="ce1">
            <text:p>in80p</text:p>
          </table:table-cell>
          <table:table-cell office:value-type="string" office:string-value="inp 80" table:formula="of:=LOWER([.L4])" table:style-name="ce1">
            <text:p>inp 80</text:p>
          </table:table-cell>
          <table:table-cell office:value-type="string" office:string-value="synonyms&quot;:[&quot;INP80&quot;,&quot;IN80P&quot;,&quot;INP 80&quot;,&quot;inp80&quot;,&quot;in80p&quot;,&quot;inp 80&quot;]}]}," table:formula="of:= &quot;synonyms&quot;&amp;&quot;&quot;&quot;&quot;&amp;&quot;:[&quot;&amp;&quot;&quot;&quot;&quot;&amp;[.J4]&amp;&quot;&quot;&quot;&quot;&amp;&quot;,&quot;&amp;&quot;&quot;&quot;&quot;&amp;[.K4]&amp;&quot;&quot;&quot;&quot;&amp;&quot;,&quot;&amp;&quot;&quot;&quot;&quot;&amp;[.L4]&amp;&quot;&quot;&quot;&quot;&amp;&quot;,&quot;&amp;&quot;&quot;&quot;&quot;&amp;[.M4]&amp;&quot;&quot;&quot;&quot;&amp;&quot;,&quot;&amp;&quot;&quot;&quot;&quot;&amp;[.N4]&amp;&quot;&quot;&quot;&quot;&amp;&quot;,&quot;&amp;&quot;&quot;&quot;&quot;&amp;[.O4]&amp;&quot;&quot;&quot;&quot;&amp;&quot;]}]},&quot;" table:style-name="ce5">
            <text:p>synonyms":["INP80","IN80P","INP 80","inp80","in80p","inp 80"]}]},</text:p>
          </table:table-cell>
          <table:table-cell office:value-type="string" office:string-value="{&quot;INP80&quot;: [{&quot;shape_coords&quot;:[80,42,3,9,5,9,4,2,3,10,5],&quot;shape_name&quot;:&quot;I-shape sloped flange&quot;,&quot;synonyms&quot;:[&quot;INP80&quot;,&quot;IN80P&quot;,&quot;INP 80&quot;,&quot;inp80&quot;,&quot;in80p&quot;,&quot;inp 80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 &amp; &quot;,&quot; &amp;[.G4]&amp; &quot;,&quot; &amp;[.H4]&amp; &quot;],&quot; &amp; &quot;&quot;&quot;&quot; &amp;&quot;shape_name&quot;&amp;&quot;&quot;&quot;&quot; &amp; &quot;:&quot; &amp; &quot;&quot;&quot;&quot; &amp;[.I4] &amp; &quot;&quot;&quot;&quot; &amp; &quot;,&quot; &amp; &quot;&quot;&quot;&quot;&amp;[.P4]" table:style-name="ce21">
            <text:p>{"INP80": [{"shape_coords":[80,42,3,9,5,9,4,2,3,10,5],"shape_name":"I-shape sloped flange","synonyms":["INP80","IN80P","INP 80","inp80","in80p","inp 8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100</text:p>
          </table:table-cell>
          <table:table-cell office:value-type="float" office:value="100" table:style-name="ce20">
            <text:p>100</text:p>
          </table:table-cell>
          <table:table-cell office:value-type="float" office:value="50" table:style-name="ce20">
            <text:p>50</text:p>
          </table:table-cell>
          <table:table-cell office:value-type="float" office:value="4.5" table:style-name="ce20">
            <text:p>4,5</text:p>
          </table:table-cell>
          <table:table-cell office:value-type="float" office:value="6.8" table:style-name="ce20">
            <text:p>6,8</text:p>
          </table:table-cell>
          <table:table-cell office:value-type="float" office:value="5" table:style-name="ce20">
            <text:p>5</text:p>
          </table:table-cell>
          <table:table-cell office:value-type="float" office:value="2.7" table:style-name="ce20">
            <text:p>2,7</text:p>
          </table:table-cell>
          <table:table-cell office:value-type="float" office:value="12.5" table:formula="of:=[.C5]/4" table:style-name="ce1">
            <text:p>12,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100" table:formula="of:=[.A5]" table:style-name="ce10">
            <text:p>INP100</text:p>
          </table:table-cell>
          <table:table-cell office:value-type="string" table:style-name="ce10">
            <text:p>IN100P</text:p>
          </table:table-cell>
          <table:table-cell office:value-type="string" table:style-name="ce10">
            <text:p>INP 100</text:p>
          </table:table-cell>
          <table:table-cell office:value-type="string" office:string-value="inp100" table:formula="of:=LOWER([.J5])" table:style-name="ce10">
            <text:p>inp100</text:p>
          </table:table-cell>
          <table:table-cell office:value-type="string" office:string-value="in100p" table:formula="of:=LOWER([.K5])" table:style-name="ce1">
            <text:p>in100p</text:p>
          </table:table-cell>
          <table:table-cell office:value-type="string" office:string-value="inp 100" table:formula="of:=LOWER([.L5])" table:style-name="ce1">
            <text:p>inp 100</text:p>
          </table:table-cell>
          <table:table-cell office:value-type="string" office:string-value="synonyms&quot;:[&quot;INP100&quot;,&quot;IN100P&quot;,&quot;INP 100&quot;,&quot;inp100&quot;,&quot;in100p&quot;,&quot;inp 100&quot;]}]}," table:formula="of:= &quot;synonyms&quot;&amp;&quot;&quot;&quot;&quot;&amp;&quot;:[&quot;&amp;&quot;&quot;&quot;&quot;&amp;[.J5]&amp;&quot;&quot;&quot;&quot;&amp;&quot;,&quot;&amp;&quot;&quot;&quot;&quot;&amp;[.K5]&amp;&quot;&quot;&quot;&quot;&amp;&quot;,&quot;&amp;&quot;&quot;&quot;&quot;&amp;[.L5]&amp;&quot;&quot;&quot;&quot;&amp;&quot;,&quot;&amp;&quot;&quot;&quot;&quot;&amp;[.M5]&amp;&quot;&quot;&quot;&quot;&amp;&quot;,&quot;&amp;&quot;&quot;&quot;&quot;&amp;[.N5]&amp;&quot;&quot;&quot;&quot;&amp;&quot;,&quot;&amp;&quot;&quot;&quot;&quot;&amp;[.O5]&amp;&quot;&quot;&quot;&quot;&amp;&quot;]}]},&quot;" table:style-name="ce5">
            <text:p>synonyms":["INP100","IN100P","INP 100","inp100","in100p","inp 100"]}]},</text:p>
          </table:table-cell>
          <table:table-cell office:value-type="string" office:string-value="{&quot;INP100&quot;: [{&quot;shape_coords&quot;:[100,50,4,5,6,8,5,2,7,12,5],&quot;shape_name&quot;:&quot;I-shape sloped flange&quot;,&quot;synonyms&quot;:[&quot;INP100&quot;,&quot;IN100P&quot;,&quot;INP 100&quot;,&quot;inp100&quot;,&quot;in100p&quot;,&quot;inp 100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 &amp; &quot;,&quot; &amp;[.G5]&amp; &quot;,&quot; &amp;[.H5]&amp; &quot;],&quot; &amp; &quot;&quot;&quot;&quot; &amp;&quot;shape_name&quot;&amp;&quot;&quot;&quot;&quot; &amp; &quot;:&quot; &amp; &quot;&quot;&quot;&quot; &amp;[.I5] &amp; &quot;&quot;&quot;&quot; &amp; &quot;,&quot; &amp; &quot;&quot;&quot;&quot;&amp;[.P5]" table:style-name="ce21">
            <text:p>{"INP100": [{"shape_coords":[100,50,4,5,6,8,5,2,7,12,5],"shape_name":"I-shape sloped flange","synonyms":["INP100","IN100P","INP 100","inp100","in100p","inp 10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120</text:p>
          </table:table-cell>
          <table:table-cell office:value-type="float" office:value="120" table:style-name="ce11">
            <text:p>120</text:p>
          </table:table-cell>
          <table:table-cell office:value-type="float" office:value="58" table:style-name="ce11">
            <text:p>58</text:p>
          </table:table-cell>
          <table:table-cell office:value-type="float" office:value="5.0999999999999996" table:style-name="ce11">
            <text:p>5,1</text:p>
          </table:table-cell>
          <table:table-cell office:value-type="float" office:value="7.7" table:style-name="ce11">
            <text:p>7,7</text:p>
          </table:table-cell>
          <table:table-cell office:value-type="float" office:value="5" table:style-name="ce11">
            <text:p>5</text:p>
          </table:table-cell>
          <table:table-cell office:value-type="float" office:value="3.1" table:style-name="ce11">
            <text:p>3,1</text:p>
          </table:table-cell>
          <table:table-cell office:value-type="float" office:value="14.5" table:formula="of:=[.C6]/4" table:style-name="ce1">
            <text:p>14,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120" table:formula="of:=[.A6]" table:style-name="ce10">
            <text:p>INP120</text:p>
          </table:table-cell>
          <table:table-cell office:value-type="string" table:style-name="ce10">
            <text:p>IN120P</text:p>
          </table:table-cell>
          <table:table-cell office:value-type="string" table:style-name="ce10">
            <text:p>INP 120</text:p>
          </table:table-cell>
          <table:table-cell office:value-type="string" office:string-value="inp120" table:formula="of:=LOWER([.J6])" table:style-name="ce10">
            <text:p>inp120</text:p>
          </table:table-cell>
          <table:table-cell office:value-type="string" office:string-value="in120p" table:formula="of:=LOWER([.K6])" table:style-name="ce1">
            <text:p>in120p</text:p>
          </table:table-cell>
          <table:table-cell office:value-type="string" office:string-value="inp 120" table:formula="of:=LOWER([.L6])" table:style-name="ce1">
            <text:p>inp 120</text:p>
          </table:table-cell>
          <table:table-cell office:value-type="string" office:string-value="synonyms&quot;:[&quot;INP120&quot;,&quot;IN120P&quot;,&quot;INP 120&quot;,&quot;inp120&quot;,&quot;in120p&quot;,&quot;inp 120&quot;]}]}," table:formula="of:= &quot;synonyms&quot;&amp;&quot;&quot;&quot;&quot;&amp;&quot;:[&quot;&amp;&quot;&quot;&quot;&quot;&amp;[.J6]&amp;&quot;&quot;&quot;&quot;&amp;&quot;,&quot;&amp;&quot;&quot;&quot;&quot;&amp;[.K6]&amp;&quot;&quot;&quot;&quot;&amp;&quot;,&quot;&amp;&quot;&quot;&quot;&quot;&amp;[.L6]&amp;&quot;&quot;&quot;&quot;&amp;&quot;,&quot;&amp;&quot;&quot;&quot;&quot;&amp;[.M6]&amp;&quot;&quot;&quot;&quot;&amp;&quot;,&quot;&amp;&quot;&quot;&quot;&quot;&amp;[.N6]&amp;&quot;&quot;&quot;&quot;&amp;&quot;,&quot;&amp;&quot;&quot;&quot;&quot;&amp;[.O6]&amp;&quot;&quot;&quot;&quot;&amp;&quot;]}]},&quot;" table:style-name="ce5">
            <text:p>synonyms":["INP120","IN120P","INP 120","inp120","in120p","inp 120"]}]},</text:p>
          </table:table-cell>
          <table:table-cell office:value-type="string" office:string-value="{&quot;INP120&quot;: [{&quot;shape_coords&quot;:[120,58,5,1,7,7,5,3,1,14,5],&quot;shape_name&quot;:&quot;I-shape sloped flange&quot;,&quot;synonyms&quot;:[&quot;INP120&quot;,&quot;IN120P&quot;,&quot;INP 120&quot;,&quot;inp120&quot;,&quot;in120p&quot;,&quot;inp 120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 &amp; &quot;,&quot; &amp;[.G6]&amp; &quot;,&quot; &amp;[.H6]&amp; &quot;],&quot; &amp; &quot;&quot;&quot;&quot; &amp;&quot;shape_name&quot;&amp;&quot;&quot;&quot;&quot; &amp; &quot;:&quot; &amp; &quot;&quot;&quot;&quot; &amp;[.I6] &amp; &quot;&quot;&quot;&quot; &amp; &quot;,&quot; &amp; &quot;&quot;&quot;&quot;&amp;[.P6]" table:style-name="ce21">
            <text:p>{"INP120": [{"shape_coords":[120,58,5,1,7,7,5,3,1,14,5],"shape_name":"I-shape sloped flange","synonyms":["INP120","IN120P","INP 120","inp120","in120p","inp 12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140</text:p>
          </table:table-cell>
          <table:table-cell office:value-type="float" office:value="140" table:style-name="ce11">
            <text:p>140</text:p>
          </table:table-cell>
          <table:table-cell office:value-type="float" office:value="66" table:style-name="ce11">
            <text:p>66</text:p>
          </table:table-cell>
          <table:table-cell office:value-type="float" office:value="5.7" table:style-name="ce11">
            <text:p>5,7</text:p>
          </table:table-cell>
          <table:table-cell office:value-type="float" office:value="8.6" table:style-name="ce11">
            <text:p>8,6</text:p>
          </table:table-cell>
          <table:table-cell office:value-type="float" office:value="6" table:style-name="ce11">
            <text:p>6</text:p>
          </table:table-cell>
          <table:table-cell office:value-type="float" office:value="3.4" table:style-name="ce11">
            <text:p>3,4</text:p>
          </table:table-cell>
          <table:table-cell office:value-type="float" office:value="16.5" table:formula="of:=[.C7]/4" table:style-name="ce1">
            <text:p>16,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140" table:formula="of:=[.A7]" table:style-name="ce10">
            <text:p>INP140</text:p>
          </table:table-cell>
          <table:table-cell office:value-type="string" table:style-name="ce10">
            <text:p>IN140P</text:p>
          </table:table-cell>
          <table:table-cell office:value-type="string" table:style-name="ce10">
            <text:p>INP 140</text:p>
          </table:table-cell>
          <table:table-cell office:value-type="string" office:string-value="inp140" table:formula="of:=LOWER([.J7])" table:style-name="ce10">
            <text:p>inp140</text:p>
          </table:table-cell>
          <table:table-cell office:value-type="string" office:string-value="in140p" table:formula="of:=LOWER([.K7])" table:style-name="ce1">
            <text:p>in140p</text:p>
          </table:table-cell>
          <table:table-cell office:value-type="string" office:string-value="inp 140" table:formula="of:=LOWER([.L7])" table:style-name="ce1">
            <text:p>inp 140</text:p>
          </table:table-cell>
          <table:table-cell office:value-type="string" office:string-value="synonyms&quot;:[&quot;INP140&quot;,&quot;IN140P&quot;,&quot;INP 140&quot;,&quot;inp140&quot;,&quot;in140p&quot;,&quot;inp 140&quot;]}]}," table:formula="of:= &quot;synonyms&quot;&amp;&quot;&quot;&quot;&quot;&amp;&quot;:[&quot;&amp;&quot;&quot;&quot;&quot;&amp;[.J7]&amp;&quot;&quot;&quot;&quot;&amp;&quot;,&quot;&amp;&quot;&quot;&quot;&quot;&amp;[.K7]&amp;&quot;&quot;&quot;&quot;&amp;&quot;,&quot;&amp;&quot;&quot;&quot;&quot;&amp;[.L7]&amp;&quot;&quot;&quot;&quot;&amp;&quot;,&quot;&amp;&quot;&quot;&quot;&quot;&amp;[.M7]&amp;&quot;&quot;&quot;&quot;&amp;&quot;,&quot;&amp;&quot;&quot;&quot;&quot;&amp;[.N7]&amp;&quot;&quot;&quot;&quot;&amp;&quot;,&quot;&amp;&quot;&quot;&quot;&quot;&amp;[.O7]&amp;&quot;&quot;&quot;&quot;&amp;&quot;]}]},&quot;" table:style-name="ce5">
            <text:p>synonyms":["INP140","IN140P","INP 140","inp140","in140p","inp 140"]}]},</text:p>
          </table:table-cell>
          <table:table-cell office:value-type="string" office:string-value="{&quot;INP140&quot;: [{&quot;shape_coords&quot;:[140,66,5,7,8,6,6,3,4,16,5],&quot;shape_name&quot;:&quot;I-shape sloped flange&quot;,&quot;synonyms&quot;:[&quot;INP140&quot;,&quot;IN140P&quot;,&quot;INP 140&quot;,&quot;inp140&quot;,&quot;in140p&quot;,&quot;inp 140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 &amp; &quot;,&quot; &amp;[.G7]&amp; &quot;,&quot; &amp;[.H7]&amp; &quot;],&quot; &amp; &quot;&quot;&quot;&quot; &amp;&quot;shape_name&quot;&amp;&quot;&quot;&quot;&quot; &amp; &quot;:&quot; &amp; &quot;&quot;&quot;&quot; &amp;[.I7] &amp; &quot;&quot;&quot;&quot; &amp; &quot;,&quot; &amp; &quot;&quot;&quot;&quot;&amp;[.P7]" table:style-name="ce21">
            <text:p>{"INP140": [{"shape_coords":[140,66,5,7,8,6,6,3,4,16,5],"shape_name":"I-shape sloped flange","synonyms":["INP140","IN140P","INP 140","inp140","in140p","inp 14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160</text:p>
          </table:table-cell>
          <table:table-cell office:value-type="float" office:value="160" table:style-name="ce11">
            <text:p>160</text:p>
          </table:table-cell>
          <table:table-cell office:value-type="float" office:value="74" table:style-name="ce11">
            <text:p>74</text:p>
          </table:table-cell>
          <table:table-cell office:value-type="float" office:value="6.3" table:style-name="ce11">
            <text:p>6,3</text:p>
          </table:table-cell>
          <table:table-cell office:value-type="float" office:value="9.5" table:style-name="ce11">
            <text:p>9,5</text:p>
          </table:table-cell>
          <table:table-cell office:value-type="float" office:value="6" table:style-name="ce11">
            <text:p>6</text:p>
          </table:table-cell>
          <table:table-cell office:value-type="float" office:value="3.8" table:style-name="ce11">
            <text:p>3,8</text:p>
          </table:table-cell>
          <table:table-cell office:value-type="float" office:value="18.5" table:formula="of:=[.C8]/4" table:style-name="ce1">
            <text:p>18,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160" table:formula="of:=[.A8]" table:style-name="ce10">
            <text:p>INP160</text:p>
          </table:table-cell>
          <table:table-cell office:value-type="string" table:style-name="ce10">
            <text:p>IN160P</text:p>
          </table:table-cell>
          <table:table-cell office:value-type="string" table:style-name="ce10">
            <text:p>INP 160</text:p>
          </table:table-cell>
          <table:table-cell office:value-type="string" office:string-value="inp160" table:formula="of:=LOWER([.J8])" table:style-name="ce10">
            <text:p>inp160</text:p>
          </table:table-cell>
          <table:table-cell office:value-type="string" office:string-value="in160p" table:formula="of:=LOWER([.K8])" table:style-name="ce1">
            <text:p>in160p</text:p>
          </table:table-cell>
          <table:table-cell office:value-type="string" office:string-value="inp 160" table:formula="of:=LOWER([.L8])" table:style-name="ce1">
            <text:p>inp 160</text:p>
          </table:table-cell>
          <table:table-cell office:value-type="string" office:string-value="synonyms&quot;:[&quot;INP160&quot;,&quot;IN160P&quot;,&quot;INP 160&quot;,&quot;inp160&quot;,&quot;in160p&quot;,&quot;inp 160&quot;]}]}," table:formula="of:= &quot;synonyms&quot;&amp;&quot;&quot;&quot;&quot;&amp;&quot;:[&quot;&amp;&quot;&quot;&quot;&quot;&amp;[.J8]&amp;&quot;&quot;&quot;&quot;&amp;&quot;,&quot;&amp;&quot;&quot;&quot;&quot;&amp;[.K8]&amp;&quot;&quot;&quot;&quot;&amp;&quot;,&quot;&amp;&quot;&quot;&quot;&quot;&amp;[.L8]&amp;&quot;&quot;&quot;&quot;&amp;&quot;,&quot;&amp;&quot;&quot;&quot;&quot;&amp;[.M8]&amp;&quot;&quot;&quot;&quot;&amp;&quot;,&quot;&amp;&quot;&quot;&quot;&quot;&amp;[.N8]&amp;&quot;&quot;&quot;&quot;&amp;&quot;,&quot;&amp;&quot;&quot;&quot;&quot;&amp;[.O8]&amp;&quot;&quot;&quot;&quot;&amp;&quot;]}]},&quot;" table:style-name="ce5">
            <text:p>synonyms":["INP160","IN160P","INP 160","inp160","in160p","inp 160"]}]},</text:p>
          </table:table-cell>
          <table:table-cell office:value-type="string" office:string-value="{&quot;INP160&quot;: [{&quot;shape_coords&quot;:[160,74,6,3,9,5,6,3,8,18,5],&quot;shape_name&quot;:&quot;I-shape sloped flange&quot;,&quot;synonyms&quot;:[&quot;INP160&quot;,&quot;IN160P&quot;,&quot;INP 160&quot;,&quot;inp160&quot;,&quot;in160p&quot;,&quot;inp 160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 &amp; &quot;,&quot; &amp;[.G8]&amp; &quot;,&quot; &amp;[.H8]&amp; &quot;],&quot; &amp; &quot;&quot;&quot;&quot; &amp;&quot;shape_name&quot;&amp;&quot;&quot;&quot;&quot; &amp; &quot;:&quot; &amp; &quot;&quot;&quot;&quot; &amp;[.I8] &amp; &quot;&quot;&quot;&quot; &amp; &quot;,&quot; &amp; &quot;&quot;&quot;&quot;&amp;[.P8]" table:style-name="ce21">
            <text:p>{"INP160": [{"shape_coords":[160,74,6,3,9,5,6,3,8,18,5],"shape_name":"I-shape sloped flange","synonyms":["INP160","IN160P","INP 160","inp160","in160p","inp 16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180</text:p>
          </table:table-cell>
          <table:table-cell office:value-type="float" office:value="180" table:style-name="ce11">
            <text:p>180</text:p>
          </table:table-cell>
          <table:table-cell office:value-type="float" office:value="82" table:style-name="ce11">
            <text:p>82</text:p>
          </table:table-cell>
          <table:table-cell office:value-type="float" office:value="6.9" table:style-name="ce11">
            <text:p>6,9</text:p>
          </table:table-cell>
          <table:table-cell office:value-type="float" office:value="10.4" table:style-name="ce11">
            <text:p>10,4</text:p>
          </table:table-cell>
          <table:table-cell office:value-type="float" office:value="7" table:style-name="ce11">
            <text:p>7</text:p>
          </table:table-cell>
          <table:table-cell office:value-type="float" office:value="4.0999999999999996" table:style-name="ce11">
            <text:p>4,1</text:p>
          </table:table-cell>
          <table:table-cell office:value-type="float" office:value="20.5" table:formula="of:=[.C9]/4" table:style-name="ce1">
            <text:p>20,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180" table:formula="of:=[.A9]" table:style-name="ce10">
            <text:p>INP180</text:p>
          </table:table-cell>
          <table:table-cell office:value-type="string" table:style-name="ce10">
            <text:p>IN180P</text:p>
          </table:table-cell>
          <table:table-cell office:value-type="string" table:style-name="ce10">
            <text:p>INP 180</text:p>
          </table:table-cell>
          <table:table-cell office:value-type="string" office:string-value="inp180" table:formula="of:=LOWER([.J9])" table:style-name="ce10">
            <text:p>inp180</text:p>
          </table:table-cell>
          <table:table-cell office:value-type="string" office:string-value="in180p" table:formula="of:=LOWER([.K9])" table:style-name="ce1">
            <text:p>in180p</text:p>
          </table:table-cell>
          <table:table-cell office:value-type="string" office:string-value="inp 180" table:formula="of:=LOWER([.L9])" table:style-name="ce1">
            <text:p>inp 180</text:p>
          </table:table-cell>
          <table:table-cell office:value-type="string" office:string-value="synonyms&quot;:[&quot;INP180&quot;,&quot;IN180P&quot;,&quot;INP 180&quot;,&quot;inp180&quot;,&quot;in180p&quot;,&quot;inp 180&quot;]}]}," table:formula="of:= &quot;synonyms&quot;&amp;&quot;&quot;&quot;&quot;&amp;&quot;:[&quot;&amp;&quot;&quot;&quot;&quot;&amp;[.J9]&amp;&quot;&quot;&quot;&quot;&amp;&quot;,&quot;&amp;&quot;&quot;&quot;&quot;&amp;[.K9]&amp;&quot;&quot;&quot;&quot;&amp;&quot;,&quot;&amp;&quot;&quot;&quot;&quot;&amp;[.L9]&amp;&quot;&quot;&quot;&quot;&amp;&quot;,&quot;&amp;&quot;&quot;&quot;&quot;&amp;[.M9]&amp;&quot;&quot;&quot;&quot;&amp;&quot;,&quot;&amp;&quot;&quot;&quot;&quot;&amp;[.N9]&amp;&quot;&quot;&quot;&quot;&amp;&quot;,&quot;&amp;&quot;&quot;&quot;&quot;&amp;[.O9]&amp;&quot;&quot;&quot;&quot;&amp;&quot;]}]},&quot;" table:style-name="ce5">
            <text:p>synonyms":["INP180","IN180P","INP 180","inp180","in180p","inp 180"]}]},</text:p>
          </table:table-cell>
          <table:table-cell office:value-type="string" office:string-value="{&quot;INP180&quot;: [{&quot;shape_coords&quot;:[180,82,6,9,10,4,7,4,1,20,5],&quot;shape_name&quot;:&quot;I-shape sloped flange&quot;,&quot;synonyms&quot;:[&quot;INP180&quot;,&quot;IN180P&quot;,&quot;INP 180&quot;,&quot;inp180&quot;,&quot;in180p&quot;,&quot;inp 180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 &amp; &quot;,&quot; &amp;[.G9]&amp; &quot;,&quot; &amp;[.H9]&amp; &quot;],&quot; &amp; &quot;&quot;&quot;&quot; &amp;&quot;shape_name&quot;&amp;&quot;&quot;&quot;&quot; &amp; &quot;:&quot; &amp; &quot;&quot;&quot;&quot; &amp;[.I9] &amp; &quot;&quot;&quot;&quot; &amp; &quot;,&quot; &amp; &quot;&quot;&quot;&quot;&amp;[.P9]" table:style-name="ce21">
            <text:p>{"INP180": [{"shape_coords":[180,82,6,9,10,4,7,4,1,20,5],"shape_name":"I-shape sloped flange","synonyms":["INP180","IN180P","INP 180","inp180","in180p","inp 18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200</text:p>
          </table:table-cell>
          <table:table-cell office:value-type="float" office:value="200" table:style-name="ce11">
            <text:p>200</text:p>
          </table:table-cell>
          <table:table-cell office:value-type="float" office:value="90" table:style-name="ce11">
            <text:p>90</text:p>
          </table:table-cell>
          <table:table-cell office:value-type="float" office:value="7.5" table:style-name="ce11">
            <text:p>7,5</text:p>
          </table:table-cell>
          <table:table-cell office:value-type="float" office:value="11.3" table:style-name="ce11">
            <text:p>11,3</text:p>
          </table:table-cell>
          <table:table-cell office:value-type="float" office:value="8" table:style-name="ce11">
            <text:p>8</text:p>
          </table:table-cell>
          <table:table-cell office:value-type="float" office:value="4.5" table:style-name="ce11">
            <text:p>4,5</text:p>
          </table:table-cell>
          <table:table-cell office:value-type="float" office:value="22.5" table:formula="of:=[.C10]/4" table:style-name="ce1">
            <text:p>22,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200" table:formula="of:=[.A10]" table:style-name="ce10">
            <text:p>INP200</text:p>
          </table:table-cell>
          <table:table-cell office:value-type="string" table:style-name="ce10">
            <text:p>IN200P</text:p>
          </table:table-cell>
          <table:table-cell office:value-type="string" table:style-name="ce10">
            <text:p>INP 200</text:p>
          </table:table-cell>
          <table:table-cell office:value-type="string" office:string-value="inp200" table:formula="of:=LOWER([.J10])" table:style-name="ce10">
            <text:p>inp200</text:p>
          </table:table-cell>
          <table:table-cell office:value-type="string" office:string-value="in200p" table:formula="of:=LOWER([.K10])" table:style-name="ce1">
            <text:p>in200p</text:p>
          </table:table-cell>
          <table:table-cell office:value-type="string" office:string-value="inp 200" table:formula="of:=LOWER([.L10])" table:style-name="ce1">
            <text:p>inp 200</text:p>
          </table:table-cell>
          <table:table-cell office:value-type="string" office:string-value="synonyms&quot;:[&quot;INP200&quot;,&quot;IN200P&quot;,&quot;INP 200&quot;,&quot;inp200&quot;,&quot;in200p&quot;,&quot;inp 200&quot;]}]}," table:formula="of:= &quot;synonyms&quot;&amp;&quot;&quot;&quot;&quot;&amp;&quot;:[&quot;&amp;&quot;&quot;&quot;&quot;&amp;[.J10]&amp;&quot;&quot;&quot;&quot;&amp;&quot;,&quot;&amp;&quot;&quot;&quot;&quot;&amp;[.K10]&amp;&quot;&quot;&quot;&quot;&amp;&quot;,&quot;&amp;&quot;&quot;&quot;&quot;&amp;[.L10]&amp;&quot;&quot;&quot;&quot;&amp;&quot;,&quot;&amp;&quot;&quot;&quot;&quot;&amp;[.M10]&amp;&quot;&quot;&quot;&quot;&amp;&quot;,&quot;&amp;&quot;&quot;&quot;&quot;&amp;[.N10]&amp;&quot;&quot;&quot;&quot;&amp;&quot;,&quot;&amp;&quot;&quot;&quot;&quot;&amp;[.O10]&amp;&quot;&quot;&quot;&quot;&amp;&quot;]}]},&quot;" table:style-name="ce5">
            <text:p>synonyms":["INP200","IN200P","INP 200","inp200","in200p","inp 200"]}]},</text:p>
          </table:table-cell>
          <table:table-cell office:value-type="string" office:string-value="{&quot;INP200&quot;: [{&quot;shape_coords&quot;:[200,90,7,5,11,3,8,4,5,22,5],&quot;shape_name&quot;:&quot;I-shape sloped flange&quot;,&quot;synonyms&quot;:[&quot;INP200&quot;,&quot;IN200P&quot;,&quot;INP 200&quot;,&quot;inp200&quot;,&quot;in200p&quot;,&quot;inp 200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 &amp; &quot;,&quot; &amp;[.G10]&amp; &quot;,&quot; &amp;[.H10]&amp; &quot;],&quot; &amp; &quot;&quot;&quot;&quot; &amp;&quot;shape_name&quot;&amp;&quot;&quot;&quot;&quot; &amp; &quot;:&quot; &amp; &quot;&quot;&quot;&quot; &amp;[.I10] &amp; &quot;&quot;&quot;&quot; &amp; &quot;,&quot; &amp; &quot;&quot;&quot;&quot;&amp;[.P10]" table:style-name="ce21">
            <text:p>{"INP200": [{"shape_coords":[200,90,7,5,11,3,8,4,5,22,5],"shape_name":"I-shape sloped flange","synonyms":["INP200","IN200P","INP 200","inp200","in200p","inp 20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220</text:p>
          </table:table-cell>
          <table:table-cell office:value-type="float" office:value="220" table:style-name="ce11">
            <text:p>220</text:p>
          </table:table-cell>
          <table:table-cell office:value-type="float" office:value="98" table:style-name="ce11">
            <text:p>98</text:p>
          </table:table-cell>
          <table:table-cell office:value-type="float" office:value="8.1" table:style-name="ce11">
            <text:p>8,1</text:p>
          </table:table-cell>
          <table:table-cell office:value-type="float" office:value="12.2" table:style-name="ce11">
            <text:p>12,2</text:p>
          </table:table-cell>
          <table:table-cell office:value-type="float" office:value="8" table:style-name="ce11">
            <text:p>8</text:p>
          </table:table-cell>
          <table:table-cell office:value-type="float" office:value="4.9000000000000004" table:style-name="ce11">
            <text:p>4,9</text:p>
          </table:table-cell>
          <table:table-cell office:value-type="float" office:value="24.5" table:formula="of:=[.C11]/4" table:style-name="ce1">
            <text:p>24,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220" table:formula="of:=[.A11]" table:style-name="ce10">
            <text:p>INP220</text:p>
          </table:table-cell>
          <table:table-cell office:value-type="string" table:style-name="ce10">
            <text:p>IN220P</text:p>
          </table:table-cell>
          <table:table-cell office:value-type="string" table:style-name="ce10">
            <text:p>INP 220</text:p>
          </table:table-cell>
          <table:table-cell office:value-type="string" office:string-value="inp220" table:formula="of:=LOWER([.J11])" table:style-name="ce10">
            <text:p>inp220</text:p>
          </table:table-cell>
          <table:table-cell office:value-type="string" office:string-value="in220p" table:formula="of:=LOWER([.K11])" table:style-name="ce1">
            <text:p>in220p</text:p>
          </table:table-cell>
          <table:table-cell office:value-type="string" office:string-value="inp 220" table:formula="of:=LOWER([.L11])" table:style-name="ce1">
            <text:p>inp 220</text:p>
          </table:table-cell>
          <table:table-cell office:value-type="string" office:string-value="synonyms&quot;:[&quot;INP220&quot;,&quot;IN220P&quot;,&quot;INP 220&quot;,&quot;inp220&quot;,&quot;in220p&quot;,&quot;inp 220&quot;]}]}," table:formula="of:= &quot;synonyms&quot;&amp;&quot;&quot;&quot;&quot;&amp;&quot;:[&quot;&amp;&quot;&quot;&quot;&quot;&amp;[.J11]&amp;&quot;&quot;&quot;&quot;&amp;&quot;,&quot;&amp;&quot;&quot;&quot;&quot;&amp;[.K11]&amp;&quot;&quot;&quot;&quot;&amp;&quot;,&quot;&amp;&quot;&quot;&quot;&quot;&amp;[.L11]&amp;&quot;&quot;&quot;&quot;&amp;&quot;,&quot;&amp;&quot;&quot;&quot;&quot;&amp;[.M11]&amp;&quot;&quot;&quot;&quot;&amp;&quot;,&quot;&amp;&quot;&quot;&quot;&quot;&amp;[.N11]&amp;&quot;&quot;&quot;&quot;&amp;&quot;,&quot;&amp;&quot;&quot;&quot;&quot;&amp;[.O11]&amp;&quot;&quot;&quot;&quot;&amp;&quot;]}]},&quot;" table:style-name="ce5">
            <text:p>synonyms":["INP220","IN220P","INP 220","inp220","in220p","inp 220"]}]},</text:p>
          </table:table-cell>
          <table:table-cell office:value-type="string" office:string-value="{&quot;INP220&quot;: [{&quot;shape_coords&quot;:[220,98,8,1,12,2,8,4,9,24,5],&quot;shape_name&quot;:&quot;I-shape sloped flange&quot;,&quot;synonyms&quot;:[&quot;INP220&quot;,&quot;IN220P&quot;,&quot;INP 220&quot;,&quot;inp220&quot;,&quot;in220p&quot;,&quot;inp 220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 &amp; &quot;,&quot; &amp;[.G11]&amp; &quot;,&quot; &amp;[.H11]&amp; &quot;],&quot; &amp; &quot;&quot;&quot;&quot; &amp;&quot;shape_name&quot;&amp;&quot;&quot;&quot;&quot; &amp; &quot;:&quot; &amp; &quot;&quot;&quot;&quot; &amp;[.I11] &amp; &quot;&quot;&quot;&quot; &amp; &quot;,&quot; &amp; &quot;&quot;&quot;&quot;&amp;[.P11]" table:style-name="ce21">
            <text:p>{"INP220": [{"shape_coords":[220,98,8,1,12,2,8,4,9,24,5],"shape_name":"I-shape sloped flange","synonyms":["INP220","IN220P","INP 220","inp220","in220p","inp 22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240</text:p>
          </table:table-cell>
          <table:table-cell office:value-type="float" office:value="240" table:style-name="ce11">
            <text:p>240</text:p>
          </table:table-cell>
          <table:table-cell office:value-type="float" office:value="106" table:style-name="ce11">
            <text:p>106</text:p>
          </table:table-cell>
          <table:table-cell office:value-type="float" office:value="8.6999999999999993" table:style-name="ce11">
            <text:p>8,7</text:p>
          </table:table-cell>
          <table:table-cell office:value-type="float" office:value="13.1" table:style-name="ce11">
            <text:p>13,1</text:p>
          </table:table-cell>
          <table:table-cell office:value-type="float" office:value="9" table:style-name="ce11">
            <text:p>9</text:p>
          </table:table-cell>
          <table:table-cell office:value-type="float" office:value="5.2" table:style-name="ce11">
            <text:p>5,2</text:p>
          </table:table-cell>
          <table:table-cell office:value-type="float" office:value="26.5" table:formula="of:=[.C12]/4" table:style-name="ce1">
            <text:p>26,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240" table:formula="of:=[.A12]" table:style-name="ce10">
            <text:p>INP240</text:p>
          </table:table-cell>
          <table:table-cell office:value-type="string" table:style-name="ce10">
            <text:p>IN240P</text:p>
          </table:table-cell>
          <table:table-cell office:value-type="string" table:style-name="ce10">
            <text:p>INP 240</text:p>
          </table:table-cell>
          <table:table-cell office:value-type="string" office:string-value="inp240" table:formula="of:=LOWER([.J12])" table:style-name="ce10">
            <text:p>inp240</text:p>
          </table:table-cell>
          <table:table-cell office:value-type="string" office:string-value="in240p" table:formula="of:=LOWER([.K12])" table:style-name="ce1">
            <text:p>in240p</text:p>
          </table:table-cell>
          <table:table-cell office:value-type="string" office:string-value="inp 240" table:formula="of:=LOWER([.L12])" table:style-name="ce1">
            <text:p>inp 240</text:p>
          </table:table-cell>
          <table:table-cell office:value-type="string" office:string-value="synonyms&quot;:[&quot;INP240&quot;,&quot;IN240P&quot;,&quot;INP 240&quot;,&quot;inp240&quot;,&quot;in240p&quot;,&quot;inp 240&quot;]}]}," table:formula="of:= &quot;synonyms&quot;&amp;&quot;&quot;&quot;&quot;&amp;&quot;:[&quot;&amp;&quot;&quot;&quot;&quot;&amp;[.J12]&amp;&quot;&quot;&quot;&quot;&amp;&quot;,&quot;&amp;&quot;&quot;&quot;&quot;&amp;[.K12]&amp;&quot;&quot;&quot;&quot;&amp;&quot;,&quot;&amp;&quot;&quot;&quot;&quot;&amp;[.L12]&amp;&quot;&quot;&quot;&quot;&amp;&quot;,&quot;&amp;&quot;&quot;&quot;&quot;&amp;[.M12]&amp;&quot;&quot;&quot;&quot;&amp;&quot;,&quot;&amp;&quot;&quot;&quot;&quot;&amp;[.N12]&amp;&quot;&quot;&quot;&quot;&amp;&quot;,&quot;&amp;&quot;&quot;&quot;&quot;&amp;[.O12]&amp;&quot;&quot;&quot;&quot;&amp;&quot;]}]},&quot;" table:style-name="ce5">
            <text:p>synonyms":["INP240","IN240P","INP 240","inp240","in240p","inp 240"]}]},</text:p>
          </table:table-cell>
          <table:table-cell office:value-type="string" office:string-value="{&quot;INP240&quot;: [{&quot;shape_coords&quot;:[240,106,8,7,13,1,9,5,2,26,5],&quot;shape_name&quot;:&quot;I-shape sloped flange&quot;,&quot;synonyms&quot;:[&quot;INP240&quot;,&quot;IN240P&quot;,&quot;INP 240&quot;,&quot;inp240&quot;,&quot;in240p&quot;,&quot;inp 240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 &amp; &quot;,&quot; &amp;[.G12]&amp; &quot;,&quot; &amp;[.H12]&amp; &quot;],&quot; &amp; &quot;&quot;&quot;&quot; &amp;&quot;shape_name&quot;&amp;&quot;&quot;&quot;&quot; &amp; &quot;:&quot; &amp; &quot;&quot;&quot;&quot; &amp;[.I12] &amp; &quot;&quot;&quot;&quot; &amp; &quot;,&quot; &amp; &quot;&quot;&quot;&quot;&amp;[.P12]" table:style-name="ce21">
            <text:p>{"INP240": [{"shape_coords":[240,106,8,7,13,1,9,5,2,26,5],"shape_name":"I-shape sloped flange","synonyms":["INP240","IN240P","INP 240","inp240","in240p","inp 24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260</text:p>
          </table:table-cell>
          <table:table-cell office:value-type="float" office:value="260" table:style-name="ce11">
            <text:p>260</text:p>
          </table:table-cell>
          <table:table-cell office:value-type="float" office:value="113" table:style-name="ce11">
            <text:p>113</text:p>
          </table:table-cell>
          <table:table-cell office:value-type="float" office:value="9.4" table:style-name="ce11">
            <text:p>9,4</text:p>
          </table:table-cell>
          <table:table-cell office:value-type="float" office:value="14.1" table:style-name="ce11">
            <text:p>14,1</text:p>
          </table:table-cell>
          <table:table-cell office:value-type="float" office:value="9" table:style-name="ce11">
            <text:p>9</text:p>
          </table:table-cell>
          <table:table-cell office:value-type="float" office:value="5.6" table:style-name="ce11">
            <text:p>5,6</text:p>
          </table:table-cell>
          <table:table-cell office:value-type="float" office:value="28.25" table:formula="of:=[.C13]/4" table:style-name="ce1">
            <text:p>28,2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260" table:formula="of:=[.A13]" table:style-name="ce10">
            <text:p>INP260</text:p>
          </table:table-cell>
          <table:table-cell office:value-type="string" table:style-name="ce10">
            <text:p>IN260P</text:p>
          </table:table-cell>
          <table:table-cell office:value-type="string" table:style-name="ce10">
            <text:p>INP 260</text:p>
          </table:table-cell>
          <table:table-cell office:value-type="string" office:string-value="inp260" table:formula="of:=LOWER([.J13])" table:style-name="ce10">
            <text:p>inp260</text:p>
          </table:table-cell>
          <table:table-cell office:value-type="string" office:string-value="in260p" table:formula="of:=LOWER([.K13])" table:style-name="ce1">
            <text:p>in260p</text:p>
          </table:table-cell>
          <table:table-cell office:value-type="string" office:string-value="inp 260" table:formula="of:=LOWER([.L13])" table:style-name="ce1">
            <text:p>inp 260</text:p>
          </table:table-cell>
          <table:table-cell office:value-type="string" office:string-value="synonyms&quot;:[&quot;INP260&quot;,&quot;IN260P&quot;,&quot;INP 260&quot;,&quot;inp260&quot;,&quot;in260p&quot;,&quot;inp 260&quot;]}]}," table:formula="of:= &quot;synonyms&quot;&amp;&quot;&quot;&quot;&quot;&amp;&quot;:[&quot;&amp;&quot;&quot;&quot;&quot;&amp;[.J13]&amp;&quot;&quot;&quot;&quot;&amp;&quot;,&quot;&amp;&quot;&quot;&quot;&quot;&amp;[.K13]&amp;&quot;&quot;&quot;&quot;&amp;&quot;,&quot;&amp;&quot;&quot;&quot;&quot;&amp;[.L13]&amp;&quot;&quot;&quot;&quot;&amp;&quot;,&quot;&amp;&quot;&quot;&quot;&quot;&amp;[.M13]&amp;&quot;&quot;&quot;&quot;&amp;&quot;,&quot;&amp;&quot;&quot;&quot;&quot;&amp;[.N13]&amp;&quot;&quot;&quot;&quot;&amp;&quot;,&quot;&amp;&quot;&quot;&quot;&quot;&amp;[.O13]&amp;&quot;&quot;&quot;&quot;&amp;&quot;]}]},&quot;" table:style-name="ce5">
            <text:p>synonyms":["INP260","IN260P","INP 260","inp260","in260p","inp 260"]}]},</text:p>
          </table:table-cell>
          <table:table-cell office:value-type="string" office:string-value="{&quot;INP260&quot;: [{&quot;shape_coords&quot;:[260,113,9,4,14,1,9,5,6,28,25],&quot;shape_name&quot;:&quot;I-shape sloped flange&quot;,&quot;synonyms&quot;:[&quot;INP260&quot;,&quot;IN260P&quot;,&quot;INP 260&quot;,&quot;inp260&quot;,&quot;in260p&quot;,&quot;inp 260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 &amp; &quot;,&quot; &amp;[.G13]&amp; &quot;,&quot; &amp;[.H13]&amp; &quot;],&quot; &amp; &quot;&quot;&quot;&quot; &amp;&quot;shape_name&quot;&amp;&quot;&quot;&quot;&quot; &amp; &quot;:&quot; &amp; &quot;&quot;&quot;&quot; &amp;[.I13] &amp; &quot;&quot;&quot;&quot; &amp; &quot;,&quot; &amp; &quot;&quot;&quot;&quot;&amp;[.P13]" table:style-name="ce21">
            <text:p>{"INP260": [{"shape_coords":[260,113,9,4,14,1,9,5,6,28,25],"shape_name":"I-shape sloped flange","synonyms":["INP260","IN260P","INP 260","inp260","in260p","inp 26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280</text:p>
          </table:table-cell>
          <table:table-cell office:value-type="float" office:value="280" table:style-name="ce11">
            <text:p>280</text:p>
          </table:table-cell>
          <table:table-cell office:value-type="float" office:value="119" table:style-name="ce11">
            <text:p>119</text:p>
          </table:table-cell>
          <table:table-cell office:value-type="float" office:value="10.1" table:style-name="ce11">
            <text:p>10,1</text:p>
          </table:table-cell>
          <table:table-cell office:value-type="float" office:value="15.2" table:style-name="ce11">
            <text:p>15,2</text:p>
          </table:table-cell>
          <table:table-cell office:value-type="float" office:value="10" table:style-name="ce11">
            <text:p>10</text:p>
          </table:table-cell>
          <table:table-cell office:value-type="float" office:value="6.1" table:style-name="ce11">
            <text:p>6,1</text:p>
          </table:table-cell>
          <table:table-cell office:value-type="float" office:value="29.75" table:formula="of:=[.C14]/4" table:style-name="ce1">
            <text:p>29,7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280" table:formula="of:=[.A14]" table:style-name="ce10">
            <text:p>INP280</text:p>
          </table:table-cell>
          <table:table-cell office:value-type="string" table:style-name="ce10">
            <text:p>IN280P</text:p>
          </table:table-cell>
          <table:table-cell office:value-type="string" table:style-name="ce10">
            <text:p>INP 280</text:p>
          </table:table-cell>
          <table:table-cell office:value-type="string" office:string-value="inp280" table:formula="of:=LOWER([.J14])" table:style-name="ce10">
            <text:p>inp280</text:p>
          </table:table-cell>
          <table:table-cell office:value-type="string" office:string-value="in280p" table:formula="of:=LOWER([.K14])" table:style-name="ce1">
            <text:p>in280p</text:p>
          </table:table-cell>
          <table:table-cell office:value-type="string" office:string-value="inp 280" table:formula="of:=LOWER([.L14])" table:style-name="ce1">
            <text:p>inp 280</text:p>
          </table:table-cell>
          <table:table-cell office:value-type="string" office:string-value="synonyms&quot;:[&quot;INP280&quot;,&quot;IN280P&quot;,&quot;INP 280&quot;,&quot;inp280&quot;,&quot;in280p&quot;,&quot;inp 280&quot;]}]}," table:formula="of:= &quot;synonyms&quot;&amp;&quot;&quot;&quot;&quot;&amp;&quot;:[&quot;&amp;&quot;&quot;&quot;&quot;&amp;[.J14]&amp;&quot;&quot;&quot;&quot;&amp;&quot;,&quot;&amp;&quot;&quot;&quot;&quot;&amp;[.K14]&amp;&quot;&quot;&quot;&quot;&amp;&quot;,&quot;&amp;&quot;&quot;&quot;&quot;&amp;[.L14]&amp;&quot;&quot;&quot;&quot;&amp;&quot;,&quot;&amp;&quot;&quot;&quot;&quot;&amp;[.M14]&amp;&quot;&quot;&quot;&quot;&amp;&quot;,&quot;&amp;&quot;&quot;&quot;&quot;&amp;[.N14]&amp;&quot;&quot;&quot;&quot;&amp;&quot;,&quot;&amp;&quot;&quot;&quot;&quot;&amp;[.O14]&amp;&quot;&quot;&quot;&quot;&amp;&quot;]}]},&quot;" table:style-name="ce5">
            <text:p>synonyms":["INP280","IN280P","INP 280","inp280","in280p","inp 280"]}]},</text:p>
          </table:table-cell>
          <table:table-cell office:value-type="string" office:string-value="{&quot;INP280&quot;: [{&quot;shape_coords&quot;:[280,119,10,1,15,2,10,6,1,29,75],&quot;shape_name&quot;:&quot;I-shape sloped flange&quot;,&quot;synonyms&quot;:[&quot;INP280&quot;,&quot;IN280P&quot;,&quot;INP 280&quot;,&quot;inp280&quot;,&quot;in280p&quot;,&quot;inp 280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 &amp; &quot;,&quot; &amp;[.G14]&amp; &quot;,&quot; &amp;[.H14]&amp; &quot;],&quot; &amp; &quot;&quot;&quot;&quot; &amp;&quot;shape_name&quot;&amp;&quot;&quot;&quot;&quot; &amp; &quot;:&quot; &amp; &quot;&quot;&quot;&quot; &amp;[.I14] &amp; &quot;&quot;&quot;&quot; &amp; &quot;,&quot; &amp; &quot;&quot;&quot;&quot;&amp;[.P14]" table:style-name="ce21">
            <text:p>{"INP280": [{"shape_coords":[280,119,10,1,15,2,10,6,1,29,75],"shape_name":"I-shape sloped flange","synonyms":["INP280","IN280P","INP 280","inp280","in280p","inp 28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300</text:p>
          </table:table-cell>
          <table:table-cell office:value-type="float" office:value="300" table:style-name="ce11">
            <text:p>300</text:p>
          </table:table-cell>
          <table:table-cell office:value-type="float" office:value="125" table:style-name="ce11">
            <text:p>125</text:p>
          </table:table-cell>
          <table:table-cell office:value-type="float" office:value="10.8" table:style-name="ce11">
            <text:p>10,8</text:p>
          </table:table-cell>
          <table:table-cell office:value-type="float" office:value="16.2" table:style-name="ce11">
            <text:p>16,2</text:p>
          </table:table-cell>
          <table:table-cell office:value-type="float" office:value="11" table:style-name="ce11">
            <text:p>11</text:p>
          </table:table-cell>
          <table:table-cell office:value-type="float" office:value="6.5" table:style-name="ce11">
            <text:p>6,5</text:p>
          </table:table-cell>
          <table:table-cell office:value-type="float" office:value="31.25" table:formula="of:=[.C15]/4" table:style-name="ce1">
            <text:p>31,2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300" table:formula="of:=[.A15]" table:style-name="ce10">
            <text:p>INP300</text:p>
          </table:table-cell>
          <table:table-cell office:value-type="string" table:style-name="ce10">
            <text:p>IN300P</text:p>
          </table:table-cell>
          <table:table-cell office:value-type="string" table:style-name="ce10">
            <text:p>INP 300</text:p>
          </table:table-cell>
          <table:table-cell office:value-type="string" office:string-value="inp300" table:formula="of:=LOWER([.J15])" table:style-name="ce10">
            <text:p>inp300</text:p>
          </table:table-cell>
          <table:table-cell office:value-type="string" office:string-value="in300p" table:formula="of:=LOWER([.K15])" table:style-name="ce1">
            <text:p>in300p</text:p>
          </table:table-cell>
          <table:table-cell office:value-type="string" office:string-value="inp 300" table:formula="of:=LOWER([.L15])" table:style-name="ce1">
            <text:p>inp 300</text:p>
          </table:table-cell>
          <table:table-cell office:value-type="string" office:string-value="synonyms&quot;:[&quot;INP300&quot;,&quot;IN300P&quot;,&quot;INP 300&quot;,&quot;inp300&quot;,&quot;in300p&quot;,&quot;inp 300&quot;]}]}," table:formula="of:= &quot;synonyms&quot;&amp;&quot;&quot;&quot;&quot;&amp;&quot;:[&quot;&amp;&quot;&quot;&quot;&quot;&amp;[.J15]&amp;&quot;&quot;&quot;&quot;&amp;&quot;,&quot;&amp;&quot;&quot;&quot;&quot;&amp;[.K15]&amp;&quot;&quot;&quot;&quot;&amp;&quot;,&quot;&amp;&quot;&quot;&quot;&quot;&amp;[.L15]&amp;&quot;&quot;&quot;&quot;&amp;&quot;,&quot;&amp;&quot;&quot;&quot;&quot;&amp;[.M15]&amp;&quot;&quot;&quot;&quot;&amp;&quot;,&quot;&amp;&quot;&quot;&quot;&quot;&amp;[.N15]&amp;&quot;&quot;&quot;&quot;&amp;&quot;,&quot;&amp;&quot;&quot;&quot;&quot;&amp;[.O15]&amp;&quot;&quot;&quot;&quot;&amp;&quot;]}]},&quot;" table:style-name="ce5">
            <text:p>synonyms":["INP300","IN300P","INP 300","inp300","in300p","inp 300"]}]},</text:p>
          </table:table-cell>
          <table:table-cell office:value-type="string" office:string-value="{&quot;INP300&quot;: [{&quot;shape_coords&quot;:[300,125,10,8,16,2,11,6,5,31,25],&quot;shape_name&quot;:&quot;I-shape sloped flange&quot;,&quot;synonyms&quot;:[&quot;INP300&quot;,&quot;IN300P&quot;,&quot;INP 300&quot;,&quot;inp300&quot;,&quot;in300p&quot;,&quot;inp 300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 &amp; &quot;,&quot; &amp;[.G15]&amp; &quot;,&quot; &amp;[.H15]&amp; &quot;],&quot; &amp; &quot;&quot;&quot;&quot; &amp;&quot;shape_name&quot;&amp;&quot;&quot;&quot;&quot; &amp; &quot;:&quot; &amp; &quot;&quot;&quot;&quot; &amp;[.I15] &amp; &quot;&quot;&quot;&quot; &amp; &quot;,&quot; &amp; &quot;&quot;&quot;&quot;&amp;[.P15]" table:style-name="ce21">
            <text:p>{"INP300": [{"shape_coords":[300,125,10,8,16,2,11,6,5,31,25],"shape_name":"I-shape sloped flange","synonyms":["INP300","IN300P","INP 300","inp300","in300p","inp 30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320</text:p>
          </table:table-cell>
          <table:table-cell office:value-type="float" office:value="320" table:style-name="ce11">
            <text:p>320</text:p>
          </table:table-cell>
          <table:table-cell office:value-type="float" office:value="131" table:style-name="ce11">
            <text:p>131</text:p>
          </table:table-cell>
          <table:table-cell office:value-type="float" office:value="11.5" table:style-name="ce11">
            <text:p>11,5</text:p>
          </table:table-cell>
          <table:table-cell office:value-type="float" office:value="17.3" table:style-name="ce11">
            <text:p>17,3</text:p>
          </table:table-cell>
          <table:table-cell office:value-type="float" office:value="12" table:style-name="ce11">
            <text:p>12</text:p>
          </table:table-cell>
          <table:table-cell office:value-type="float" office:value="6.9" table:style-name="ce11">
            <text:p>6,9</text:p>
          </table:table-cell>
          <table:table-cell office:value-type="float" office:value="32.75" table:formula="of:=[.C16]/4" table:style-name="ce1">
            <text:p>32,7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320" table:formula="of:=[.A16]" table:style-name="ce10">
            <text:p>INP320</text:p>
          </table:table-cell>
          <table:table-cell office:value-type="string" table:style-name="ce10">
            <text:p>IN320P</text:p>
          </table:table-cell>
          <table:table-cell office:value-type="string" table:style-name="ce10">
            <text:p>INP 320</text:p>
          </table:table-cell>
          <table:table-cell office:value-type="string" office:string-value="inp320" table:formula="of:=LOWER([.J16])" table:style-name="ce10">
            <text:p>inp320</text:p>
          </table:table-cell>
          <table:table-cell office:value-type="string" office:string-value="in320p" table:formula="of:=LOWER([.K16])" table:style-name="ce1">
            <text:p>in320p</text:p>
          </table:table-cell>
          <table:table-cell office:value-type="string" office:string-value="inp 320" table:formula="of:=LOWER([.L16])" table:style-name="ce1">
            <text:p>inp 320</text:p>
          </table:table-cell>
          <table:table-cell office:value-type="string" office:string-value="synonyms&quot;:[&quot;INP320&quot;,&quot;IN320P&quot;,&quot;INP 320&quot;,&quot;inp320&quot;,&quot;in320p&quot;,&quot;inp 320&quot;]}]}," table:formula="of:= &quot;synonyms&quot;&amp;&quot;&quot;&quot;&quot;&amp;&quot;:[&quot;&amp;&quot;&quot;&quot;&quot;&amp;[.J16]&amp;&quot;&quot;&quot;&quot;&amp;&quot;,&quot;&amp;&quot;&quot;&quot;&quot;&amp;[.K16]&amp;&quot;&quot;&quot;&quot;&amp;&quot;,&quot;&amp;&quot;&quot;&quot;&quot;&amp;[.L16]&amp;&quot;&quot;&quot;&quot;&amp;&quot;,&quot;&amp;&quot;&quot;&quot;&quot;&amp;[.M16]&amp;&quot;&quot;&quot;&quot;&amp;&quot;,&quot;&amp;&quot;&quot;&quot;&quot;&amp;[.N16]&amp;&quot;&quot;&quot;&quot;&amp;&quot;,&quot;&amp;&quot;&quot;&quot;&quot;&amp;[.O16]&amp;&quot;&quot;&quot;&quot;&amp;&quot;]}]},&quot;" table:style-name="ce5">
            <text:p>synonyms":["INP320","IN320P","INP 320","inp320","in320p","inp 320"]}]},</text:p>
          </table:table-cell>
          <table:table-cell office:value-type="string" office:string-value="{&quot;INP320&quot;: [{&quot;shape_coords&quot;:[320,131,11,5,17,3,12,6,9,32,75],&quot;shape_name&quot;:&quot;I-shape sloped flange&quot;,&quot;synonyms&quot;:[&quot;INP320&quot;,&quot;IN320P&quot;,&quot;INP 320&quot;,&quot;inp320&quot;,&quot;in320p&quot;,&quot;inp 320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 &amp; &quot;,&quot; &amp;[.G16]&amp; &quot;,&quot; &amp;[.H16]&amp; &quot;],&quot; &amp; &quot;&quot;&quot;&quot; &amp;&quot;shape_name&quot;&amp;&quot;&quot;&quot;&quot; &amp; &quot;:&quot; &amp; &quot;&quot;&quot;&quot; &amp;[.I16] &amp; &quot;&quot;&quot;&quot; &amp; &quot;,&quot; &amp; &quot;&quot;&quot;&quot;&amp;[.P16]" table:style-name="ce21">
            <text:p>{"INP320": [{"shape_coords":[320,131,11,5,17,3,12,6,9,32,75],"shape_name":"I-shape sloped flange","synonyms":["INP320","IN320P","INP 320","inp320","in320p","inp 32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340</text:p>
          </table:table-cell>
          <table:table-cell office:value-type="float" office:value="340" table:style-name="ce11">
            <text:p>340</text:p>
          </table:table-cell>
          <table:table-cell office:value-type="float" office:value="137" table:style-name="ce11">
            <text:p>137</text:p>
          </table:table-cell>
          <table:table-cell office:value-type="float" office:value="12.2" table:style-name="ce11">
            <text:p>12,2</text:p>
          </table:table-cell>
          <table:table-cell office:value-type="float" office:value="18.3" table:style-name="ce11">
            <text:p>18,3</text:p>
          </table:table-cell>
          <table:table-cell office:value-type="float" office:value="12" table:style-name="ce11">
            <text:p>12</text:p>
          </table:table-cell>
          <table:table-cell office:value-type="float" office:value="7.3" table:style-name="ce11">
            <text:p>7,3</text:p>
          </table:table-cell>
          <table:table-cell office:value-type="float" office:value="34.25" table:formula="of:=[.C17]/4" table:style-name="ce1">
            <text:p>34,2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340" table:formula="of:=[.A17]" table:style-name="ce10">
            <text:p>INP340</text:p>
          </table:table-cell>
          <table:table-cell office:value-type="string" table:style-name="ce10">
            <text:p>IN340P</text:p>
          </table:table-cell>
          <table:table-cell office:value-type="string" table:style-name="ce10">
            <text:p>INP 340</text:p>
          </table:table-cell>
          <table:table-cell office:value-type="string" office:string-value="inp340" table:formula="of:=LOWER([.J17])" table:style-name="ce10">
            <text:p>inp340</text:p>
          </table:table-cell>
          <table:table-cell office:value-type="string" office:string-value="in340p" table:formula="of:=LOWER([.K17])" table:style-name="ce1">
            <text:p>in340p</text:p>
          </table:table-cell>
          <table:table-cell office:value-type="string" office:string-value="inp 340" table:formula="of:=LOWER([.L17])" table:style-name="ce1">
            <text:p>inp 340</text:p>
          </table:table-cell>
          <table:table-cell office:value-type="string" office:string-value="synonyms&quot;:[&quot;INP340&quot;,&quot;IN340P&quot;,&quot;INP 340&quot;,&quot;inp340&quot;,&quot;in340p&quot;,&quot;inp 340&quot;]}]}," table:formula="of:= &quot;synonyms&quot;&amp;&quot;&quot;&quot;&quot;&amp;&quot;:[&quot;&amp;&quot;&quot;&quot;&quot;&amp;[.J17]&amp;&quot;&quot;&quot;&quot;&amp;&quot;,&quot;&amp;&quot;&quot;&quot;&quot;&amp;[.K17]&amp;&quot;&quot;&quot;&quot;&amp;&quot;,&quot;&amp;&quot;&quot;&quot;&quot;&amp;[.L17]&amp;&quot;&quot;&quot;&quot;&amp;&quot;,&quot;&amp;&quot;&quot;&quot;&quot;&amp;[.M17]&amp;&quot;&quot;&quot;&quot;&amp;&quot;,&quot;&amp;&quot;&quot;&quot;&quot;&amp;[.N17]&amp;&quot;&quot;&quot;&quot;&amp;&quot;,&quot;&amp;&quot;&quot;&quot;&quot;&amp;[.O17]&amp;&quot;&quot;&quot;&quot;&amp;&quot;]}]},&quot;" table:style-name="ce5">
            <text:p>synonyms":["INP340","IN340P","INP 340","inp340","in340p","inp 340"]}]},</text:p>
          </table:table-cell>
          <table:table-cell office:value-type="string" office:string-value="{&quot;INP340&quot;: [{&quot;shape_coords&quot;:[340,137,12,2,18,3,12,7,3,34,25],&quot;shape_name&quot;:&quot;I-shape sloped flange&quot;,&quot;synonyms&quot;:[&quot;INP340&quot;,&quot;IN340P&quot;,&quot;INP 340&quot;,&quot;inp340&quot;,&quot;in340p&quot;,&quot;inp 340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 &amp; &quot;,&quot; &amp;[.G17]&amp; &quot;,&quot; &amp;[.H17]&amp; &quot;],&quot; &amp; &quot;&quot;&quot;&quot; &amp;&quot;shape_name&quot;&amp;&quot;&quot;&quot;&quot; &amp; &quot;:&quot; &amp; &quot;&quot;&quot;&quot; &amp;[.I17] &amp; &quot;&quot;&quot;&quot; &amp; &quot;,&quot; &amp; &quot;&quot;&quot;&quot;&amp;[.P17]" table:style-name="ce21">
            <text:p>{"INP340": [{"shape_coords":[340,137,12,2,18,3,12,7,3,34,25],"shape_name":"I-shape sloped flange","synonyms":["INP340","IN340P","INP 340","inp340","in340p","inp 34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360</text:p>
          </table:table-cell>
          <table:table-cell office:value-type="float" office:value="360" table:style-name="ce11">
            <text:p>360</text:p>
          </table:table-cell>
          <table:table-cell office:value-type="float" office:value="143" table:style-name="ce11">
            <text:p>143</text:p>
          </table:table-cell>
          <table:table-cell office:value-type="float" office:value="13" table:style-name="ce11">
            <text:p>13</text:p>
          </table:table-cell>
          <table:table-cell office:value-type="float" office:value="19.5" table:style-name="ce11">
            <text:p>19,5</text:p>
          </table:table-cell>
          <table:table-cell office:value-type="float" office:value="13" table:style-name="ce11">
            <text:p>13</text:p>
          </table:table-cell>
          <table:table-cell office:value-type="float" office:value="7.8" table:style-name="ce11">
            <text:p>7,8</text:p>
          </table:table-cell>
          <table:table-cell office:value-type="float" office:value="35.75" table:formula="of:=[.C18]/4" table:style-name="ce1">
            <text:p>35,7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360" table:formula="of:=[.A18]" table:style-name="ce10">
            <text:p>INP360</text:p>
          </table:table-cell>
          <table:table-cell office:value-type="string" table:style-name="ce10">
            <text:p>IN360P</text:p>
          </table:table-cell>
          <table:table-cell office:value-type="string" table:style-name="ce10">
            <text:p>INP 360</text:p>
          </table:table-cell>
          <table:table-cell office:value-type="string" office:string-value="inp360" table:formula="of:=LOWER([.J18])" table:style-name="ce10">
            <text:p>inp360</text:p>
          </table:table-cell>
          <table:table-cell office:value-type="string" office:string-value="in360p" table:formula="of:=LOWER([.K18])" table:style-name="ce1">
            <text:p>in360p</text:p>
          </table:table-cell>
          <table:table-cell office:value-type="string" office:string-value="inp 360" table:formula="of:=LOWER([.L18])" table:style-name="ce1">
            <text:p>inp 360</text:p>
          </table:table-cell>
          <table:table-cell office:value-type="string" office:string-value="synonyms&quot;:[&quot;INP360&quot;,&quot;IN360P&quot;,&quot;INP 360&quot;,&quot;inp360&quot;,&quot;in360p&quot;,&quot;inp 360&quot;]}]}," table:formula="of:= &quot;synonyms&quot;&amp;&quot;&quot;&quot;&quot;&amp;&quot;:[&quot;&amp;&quot;&quot;&quot;&quot;&amp;[.J18]&amp;&quot;&quot;&quot;&quot;&amp;&quot;,&quot;&amp;&quot;&quot;&quot;&quot;&amp;[.K18]&amp;&quot;&quot;&quot;&quot;&amp;&quot;,&quot;&amp;&quot;&quot;&quot;&quot;&amp;[.L18]&amp;&quot;&quot;&quot;&quot;&amp;&quot;,&quot;&amp;&quot;&quot;&quot;&quot;&amp;[.M18]&amp;&quot;&quot;&quot;&quot;&amp;&quot;,&quot;&amp;&quot;&quot;&quot;&quot;&amp;[.N18]&amp;&quot;&quot;&quot;&quot;&amp;&quot;,&quot;&amp;&quot;&quot;&quot;&quot;&amp;[.O18]&amp;&quot;&quot;&quot;&quot;&amp;&quot;]}]},&quot;" table:style-name="ce5">
            <text:p>synonyms":["INP360","IN360P","INP 360","inp360","in360p","inp 360"]}]},</text:p>
          </table:table-cell>
          <table:table-cell office:value-type="string" office:string-value="{&quot;INP360&quot;: [{&quot;shape_coords&quot;:[360,143,13,19,5,13,7,8,35,75],&quot;shape_name&quot;:&quot;I-shape sloped flange&quot;,&quot;synonyms&quot;:[&quot;INP360&quot;,&quot;IN360P&quot;,&quot;INP 360&quot;,&quot;inp360&quot;,&quot;in360p&quot;,&quot;inp 360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 &amp; &quot;,&quot; &amp;[.G18]&amp; &quot;,&quot; &amp;[.H18]&amp; &quot;],&quot; &amp; &quot;&quot;&quot;&quot; &amp;&quot;shape_name&quot;&amp;&quot;&quot;&quot;&quot; &amp; &quot;:&quot; &amp; &quot;&quot;&quot;&quot; &amp;[.I18] &amp; &quot;&quot;&quot;&quot; &amp; &quot;,&quot; &amp; &quot;&quot;&quot;&quot;&amp;[.P18]" table:style-name="ce21">
            <text:p>{"INP360": [{"shape_coords":[360,143,13,19,5,13,7,8,35,75],"shape_name":"I-shape sloped flange","synonyms":["INP360","IN360P","INP 360","inp360","in360p","inp 36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380</text:p>
          </table:table-cell>
          <table:table-cell office:value-type="float" office:value="380" table:style-name="ce11">
            <text:p>380</text:p>
          </table:table-cell>
          <table:table-cell office:value-type="float" office:value="149" table:style-name="ce11">
            <text:p>149</text:p>
          </table:table-cell>
          <table:table-cell office:value-type="float" office:value="13.7" table:style-name="ce11">
            <text:p>13,7</text:p>
          </table:table-cell>
          <table:table-cell office:value-type="float" office:value="20.5" table:style-name="ce11">
            <text:p>20,5</text:p>
          </table:table-cell>
          <table:table-cell office:value-type="float" office:value="14" table:style-name="ce11">
            <text:p>14</text:p>
          </table:table-cell>
          <table:table-cell office:value-type="float" office:value="8.1999999999999993" table:style-name="ce11">
            <text:p>8,2</text:p>
          </table:table-cell>
          <table:table-cell office:value-type="float" office:value="37.25" table:formula="of:=[.C19]/4" table:style-name="ce1">
            <text:p>37,2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380" table:formula="of:=[.A19]" table:style-name="ce10">
            <text:p>INP380</text:p>
          </table:table-cell>
          <table:table-cell office:value-type="string" table:style-name="ce10">
            <text:p>IN380P</text:p>
          </table:table-cell>
          <table:table-cell office:value-type="string" table:style-name="ce10">
            <text:p>INP 380</text:p>
          </table:table-cell>
          <table:table-cell office:value-type="string" office:string-value="inp380" table:formula="of:=LOWER([.J19])" table:style-name="ce10">
            <text:p>inp380</text:p>
          </table:table-cell>
          <table:table-cell office:value-type="string" office:string-value="in380p" table:formula="of:=LOWER([.K19])" table:style-name="ce1">
            <text:p>in380p</text:p>
          </table:table-cell>
          <table:table-cell office:value-type="string" office:string-value="inp 380" table:formula="of:=LOWER([.L19])" table:style-name="ce1">
            <text:p>inp 380</text:p>
          </table:table-cell>
          <table:table-cell office:value-type="string" office:string-value="synonyms&quot;:[&quot;INP380&quot;,&quot;IN380P&quot;,&quot;INP 380&quot;,&quot;inp380&quot;,&quot;in380p&quot;,&quot;inp 380&quot;]}]}," table:formula="of:= &quot;synonyms&quot;&amp;&quot;&quot;&quot;&quot;&amp;&quot;:[&quot;&amp;&quot;&quot;&quot;&quot;&amp;[.J19]&amp;&quot;&quot;&quot;&quot;&amp;&quot;,&quot;&amp;&quot;&quot;&quot;&quot;&amp;[.K19]&amp;&quot;&quot;&quot;&quot;&amp;&quot;,&quot;&amp;&quot;&quot;&quot;&quot;&amp;[.L19]&amp;&quot;&quot;&quot;&quot;&amp;&quot;,&quot;&amp;&quot;&quot;&quot;&quot;&amp;[.M19]&amp;&quot;&quot;&quot;&quot;&amp;&quot;,&quot;&amp;&quot;&quot;&quot;&quot;&amp;[.N19]&amp;&quot;&quot;&quot;&quot;&amp;&quot;,&quot;&amp;&quot;&quot;&quot;&quot;&amp;[.O19]&amp;&quot;&quot;&quot;&quot;&amp;&quot;]}]},&quot;" table:style-name="ce5">
            <text:p>synonyms":["INP380","IN380P","INP 380","inp380","in380p","inp 380"]}]},</text:p>
          </table:table-cell>
          <table:table-cell office:value-type="string" office:string-value="{&quot;INP380&quot;: [{&quot;shape_coords&quot;:[380,149,13,7,20,5,14,8,2,37,25],&quot;shape_name&quot;:&quot;I-shape sloped flange&quot;,&quot;synonyms&quot;:[&quot;INP380&quot;,&quot;IN380P&quot;,&quot;INP 380&quot;,&quot;inp380&quot;,&quot;in380p&quot;,&quot;inp 380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 &amp; &quot;,&quot; &amp;[.G19]&amp; &quot;,&quot; &amp;[.H19]&amp; &quot;],&quot; &amp; &quot;&quot;&quot;&quot; &amp;&quot;shape_name&quot;&amp;&quot;&quot;&quot;&quot; &amp; &quot;:&quot; &amp; &quot;&quot;&quot;&quot; &amp;[.I19] &amp; &quot;&quot;&quot;&quot; &amp; &quot;,&quot; &amp; &quot;&quot;&quot;&quot;&amp;[.P19]" table:style-name="ce21">
            <text:p>{"INP380": [{"shape_coords":[380,149,13,7,20,5,14,8,2,37,25],"shape_name":"I-shape sloped flange","synonyms":["INP380","IN380P","INP 380","inp380","in380p","inp 38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400</text:p>
          </table:table-cell>
          <table:table-cell office:value-type="float" office:value="400" table:style-name="ce11">
            <text:p>400</text:p>
          </table:table-cell>
          <table:table-cell office:value-type="float" office:value="155" table:style-name="ce11">
            <text:p>155</text:p>
          </table:table-cell>
          <table:table-cell office:value-type="float" office:value="14.4" table:style-name="ce11">
            <text:p>14,4</text:p>
          </table:table-cell>
          <table:table-cell office:value-type="float" office:value="21.6" table:style-name="ce11">
            <text:p>21,6</text:p>
          </table:table-cell>
          <table:table-cell office:value-type="float" office:value="14" table:style-name="ce11">
            <text:p>14</text:p>
          </table:table-cell>
          <table:table-cell office:value-type="float" office:value="8.6" table:style-name="ce11">
            <text:p>8,6</text:p>
          </table:table-cell>
          <table:table-cell office:value-type="float" office:value="38.75" table:formula="of:=[.C20]/4" table:style-name="ce1">
            <text:p>38,7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400" table:formula="of:=[.A20]" table:style-name="ce10">
            <text:p>INP400</text:p>
          </table:table-cell>
          <table:table-cell office:value-type="string" table:style-name="ce10">
            <text:p>IN400P</text:p>
          </table:table-cell>
          <table:table-cell office:value-type="string" table:style-name="ce10">
            <text:p>INP 400</text:p>
          </table:table-cell>
          <table:table-cell office:value-type="string" office:string-value="inp400" table:formula="of:=LOWER([.J20])" table:style-name="ce10">
            <text:p>inp400</text:p>
          </table:table-cell>
          <table:table-cell office:value-type="string" office:string-value="in400p" table:formula="of:=LOWER([.K20])" table:style-name="ce1">
            <text:p>in400p</text:p>
          </table:table-cell>
          <table:table-cell office:value-type="string" office:string-value="inp 400" table:formula="of:=LOWER([.L20])" table:style-name="ce1">
            <text:p>inp 400</text:p>
          </table:table-cell>
          <table:table-cell office:value-type="string" office:string-value="synonyms&quot;:[&quot;INP400&quot;,&quot;IN400P&quot;,&quot;INP 400&quot;,&quot;inp400&quot;,&quot;in400p&quot;,&quot;inp 400&quot;]}]}," table:formula="of:= &quot;synonyms&quot;&amp;&quot;&quot;&quot;&quot;&amp;&quot;:[&quot;&amp;&quot;&quot;&quot;&quot;&amp;[.J20]&amp;&quot;&quot;&quot;&quot;&amp;&quot;,&quot;&amp;&quot;&quot;&quot;&quot;&amp;[.K20]&amp;&quot;&quot;&quot;&quot;&amp;&quot;,&quot;&amp;&quot;&quot;&quot;&quot;&amp;[.L20]&amp;&quot;&quot;&quot;&quot;&amp;&quot;,&quot;&amp;&quot;&quot;&quot;&quot;&amp;[.M20]&amp;&quot;&quot;&quot;&quot;&amp;&quot;,&quot;&amp;&quot;&quot;&quot;&quot;&amp;[.N20]&amp;&quot;&quot;&quot;&quot;&amp;&quot;,&quot;&amp;&quot;&quot;&quot;&quot;&amp;[.O20]&amp;&quot;&quot;&quot;&quot;&amp;&quot;]}]},&quot;" table:style-name="ce5">
            <text:p>synonyms":["INP400","IN400P","INP 400","inp400","in400p","inp 400"]}]},</text:p>
          </table:table-cell>
          <table:table-cell office:value-type="string" office:string-value="{&quot;INP400&quot;: [{&quot;shape_coords&quot;:[400,155,14,4,21,6,14,8,6,38,75],&quot;shape_name&quot;:&quot;I-shape sloped flange&quot;,&quot;synonyms&quot;:[&quot;INP400&quot;,&quot;IN400P&quot;,&quot;INP 400&quot;,&quot;inp400&quot;,&quot;in400p&quot;,&quot;inp 400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 &amp; &quot;,&quot; &amp;[.G20]&amp; &quot;,&quot; &amp;[.H20]&amp; &quot;],&quot; &amp; &quot;&quot;&quot;&quot; &amp;&quot;shape_name&quot;&amp;&quot;&quot;&quot;&quot; &amp; &quot;:&quot; &amp; &quot;&quot;&quot;&quot; &amp;[.I20] &amp; &quot;&quot;&quot;&quot; &amp; &quot;,&quot; &amp; &quot;&quot;&quot;&quot;&amp;[.P20]" table:style-name="ce21">
            <text:p>{"INP400": [{"shape_coords":[400,155,14,4,21,6,14,8,6,38,75],"shape_name":"I-shape sloped flange","synonyms":["INP400","IN400P","INP 400","inp400","in400p","inp 40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450</text:p>
          </table:table-cell>
          <table:table-cell office:value-type="float" office:value="450" table:style-name="ce11">
            <text:p>450</text:p>
          </table:table-cell>
          <table:table-cell office:value-type="float" office:value="170" table:style-name="ce11">
            <text:p>170</text:p>
          </table:table-cell>
          <table:table-cell office:value-type="float" office:value="16.2" table:style-name="ce11">
            <text:p>16,2</text:p>
          </table:table-cell>
          <table:table-cell office:value-type="float" office:value="24.3" table:style-name="ce11">
            <text:p>24,3</text:p>
          </table:table-cell>
          <table:table-cell office:value-type="float" office:value="16" table:style-name="ce11">
            <text:p>16</text:p>
          </table:table-cell>
          <table:table-cell office:value-type="float" office:value="9.6999999999999993" table:style-name="ce11">
            <text:p>9,7</text:p>
          </table:table-cell>
          <table:table-cell office:value-type="float" office:value="42.5" table:formula="of:=[.C21]/4" table:style-name="ce1">
            <text:p>42,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450" table:formula="of:=[.A21]" table:style-name="ce10">
            <text:p>INP450</text:p>
          </table:table-cell>
          <table:table-cell office:value-type="string" table:style-name="ce10">
            <text:p>IN450P</text:p>
          </table:table-cell>
          <table:table-cell office:value-type="string" table:style-name="ce10">
            <text:p>INP 450</text:p>
          </table:table-cell>
          <table:table-cell office:value-type="string" office:string-value="inp450" table:formula="of:=LOWER([.J21])" table:style-name="ce10">
            <text:p>inp450</text:p>
          </table:table-cell>
          <table:table-cell office:value-type="string" office:string-value="in450p" table:formula="of:=LOWER([.K21])" table:style-name="ce1">
            <text:p>in450p</text:p>
          </table:table-cell>
          <table:table-cell office:value-type="string" office:string-value="inp 450" table:formula="of:=LOWER([.L21])" table:style-name="ce1">
            <text:p>inp 450</text:p>
          </table:table-cell>
          <table:table-cell office:value-type="string" office:string-value="synonyms&quot;:[&quot;INP450&quot;,&quot;IN450P&quot;,&quot;INP 450&quot;,&quot;inp450&quot;,&quot;in450p&quot;,&quot;inp 450&quot;]}]}," table:formula="of:= &quot;synonyms&quot;&amp;&quot;&quot;&quot;&quot;&amp;&quot;:[&quot;&amp;&quot;&quot;&quot;&quot;&amp;[.J21]&amp;&quot;&quot;&quot;&quot;&amp;&quot;,&quot;&amp;&quot;&quot;&quot;&quot;&amp;[.K21]&amp;&quot;&quot;&quot;&quot;&amp;&quot;,&quot;&amp;&quot;&quot;&quot;&quot;&amp;[.L21]&amp;&quot;&quot;&quot;&quot;&amp;&quot;,&quot;&amp;&quot;&quot;&quot;&quot;&amp;[.M21]&amp;&quot;&quot;&quot;&quot;&amp;&quot;,&quot;&amp;&quot;&quot;&quot;&quot;&amp;[.N21]&amp;&quot;&quot;&quot;&quot;&amp;&quot;,&quot;&amp;&quot;&quot;&quot;&quot;&amp;[.O21]&amp;&quot;&quot;&quot;&quot;&amp;&quot;]}]},&quot;" table:style-name="ce5">
            <text:p>synonyms":["INP450","IN450P","INP 450","inp450","in450p","inp 450"]}]},</text:p>
          </table:table-cell>
          <table:table-cell office:value-type="string" office:string-value="{&quot;INP450&quot;: [{&quot;shape_coords&quot;:[450,170,16,2,24,3,16,9,7,42,5],&quot;shape_name&quot;:&quot;I-shape sloped flange&quot;,&quot;synonyms&quot;:[&quot;INP450&quot;,&quot;IN450P&quot;,&quot;INP 450&quot;,&quot;inp450&quot;,&quot;in450p&quot;,&quot;inp 450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,&quot; &amp;[.D21]&amp; &quot;,&quot; &amp;[.E21]&amp; &quot;,&quot; &amp;[.F21] &amp; &quot;,&quot; &amp;[.G21]&amp; &quot;,&quot; &amp;[.H21]&amp; &quot;],&quot; &amp; &quot;&quot;&quot;&quot; &amp;&quot;shape_name&quot;&amp;&quot;&quot;&quot;&quot; &amp; &quot;:&quot; &amp; &quot;&quot;&quot;&quot; &amp;[.I21] &amp; &quot;&quot;&quot;&quot; &amp; &quot;,&quot; &amp; &quot;&quot;&quot;&quot;&amp;[.P21]" table:style-name="ce21">
            <text:p>{"INP450": [{"shape_coords":[450,170,16,2,24,3,16,9,7,42,5],"shape_name":"I-shape sloped flange","synonyms":["INP450","IN450P","INP 450","inp450","in450p","inp 45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500</text:p>
          </table:table-cell>
          <table:table-cell office:value-type="float" office:value="500" table:style-name="ce11">
            <text:p>500</text:p>
          </table:table-cell>
          <table:table-cell office:value-type="float" office:value="185" table:style-name="ce11">
            <text:p>185</text:p>
          </table:table-cell>
          <table:table-cell office:value-type="float" office:value="18" table:style-name="ce11">
            <text:p>18</text:p>
          </table:table-cell>
          <table:table-cell office:value-type="float" office:value="27" table:style-name="ce11">
            <text:p>27</text:p>
          </table:table-cell>
          <table:table-cell office:value-type="float" office:value="18" table:style-name="ce11">
            <text:p>18</text:p>
          </table:table-cell>
          <table:table-cell office:value-type="float" office:value="10.8" table:style-name="ce11">
            <text:p>10,8</text:p>
          </table:table-cell>
          <table:table-cell office:value-type="float" office:value="46.25" table:formula="of:=[.C22]/4" table:style-name="ce1">
            <text:p>46,25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500" table:formula="of:=[.A22]" table:style-name="ce10">
            <text:p>INP500</text:p>
          </table:table-cell>
          <table:table-cell office:value-type="string" table:style-name="ce10">
            <text:p>IN500P</text:p>
          </table:table-cell>
          <table:table-cell office:value-type="string" table:style-name="ce10">
            <text:p>INP 500</text:p>
          </table:table-cell>
          <table:table-cell office:value-type="string" office:string-value="inp500" table:formula="of:=LOWER([.J22])" table:style-name="ce10">
            <text:p>inp500</text:p>
          </table:table-cell>
          <table:table-cell office:value-type="string" office:string-value="in500p" table:formula="of:=LOWER([.K22])" table:style-name="ce1">
            <text:p>in500p</text:p>
          </table:table-cell>
          <table:table-cell office:value-type="string" office:string-value="inp 500" table:formula="of:=LOWER([.L22])" table:style-name="ce1">
            <text:p>inp 500</text:p>
          </table:table-cell>
          <table:table-cell office:value-type="string" office:string-value="synonyms&quot;:[&quot;INP500&quot;,&quot;IN500P&quot;,&quot;INP 500&quot;,&quot;inp500&quot;,&quot;in500p&quot;,&quot;inp 500&quot;]}]}," table:formula="of:= &quot;synonyms&quot;&amp;&quot;&quot;&quot;&quot;&amp;&quot;:[&quot;&amp;&quot;&quot;&quot;&quot;&amp;[.J22]&amp;&quot;&quot;&quot;&quot;&amp;&quot;,&quot;&amp;&quot;&quot;&quot;&quot;&amp;[.K22]&amp;&quot;&quot;&quot;&quot;&amp;&quot;,&quot;&amp;&quot;&quot;&quot;&quot;&amp;[.L22]&amp;&quot;&quot;&quot;&quot;&amp;&quot;,&quot;&amp;&quot;&quot;&quot;&quot;&amp;[.M22]&amp;&quot;&quot;&quot;&quot;&amp;&quot;,&quot;&amp;&quot;&quot;&quot;&quot;&amp;[.N22]&amp;&quot;&quot;&quot;&quot;&amp;&quot;,&quot;&amp;&quot;&quot;&quot;&quot;&amp;[.O22]&amp;&quot;&quot;&quot;&quot;&amp;&quot;]}]},&quot;" table:style-name="ce5">
            <text:p>synonyms":["INP500","IN500P","INP 500","inp500","in500p","inp 500"]}]},</text:p>
          </table:table-cell>
          <table:table-cell office:value-type="string" office:string-value="{&quot;INP500&quot;: [{&quot;shape_coords&quot;:[500,185,18,27,18,10,8,46,25],&quot;shape_name&quot;:&quot;I-shape sloped flange&quot;,&quot;synonyms&quot;:[&quot;INP500&quot;,&quot;IN500P&quot;,&quot;INP 500&quot;,&quot;inp500&quot;,&quot;in500p&quot;,&quot;inp 500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 &amp; &quot;,&quot; &amp;[.G22]&amp; &quot;,&quot; &amp;[.H22]&amp; &quot;],&quot; &amp; &quot;&quot;&quot;&quot; &amp;&quot;shape_name&quot;&amp;&quot;&quot;&quot;&quot; &amp; &quot;:&quot; &amp; &quot;&quot;&quot;&quot; &amp;[.I22] &amp; &quot;&quot;&quot;&quot; &amp; &quot;,&quot; &amp; &quot;&quot;&quot;&quot;&amp;[.P22]" table:style-name="ce21">
            <text:p>{"INP500": [{"shape_coords":[500,185,18,27,18,10,8,46,25],"shape_name":"I-shape sloped flange","synonyms":["INP500","IN500P","INP 500","inp500","in500p","inp 500"]}]},</text:p>
          </table:table-cell>
          <table:table-cell table:number-columns-repeated="7" table:style-name="ce11"/>
          <table:table-cell table:number-columns-repeated="16360"/>
        </table:table-row>
        <table:table-row table:style-name="ro1">
          <table:table-cell office:value-type="string" table:style-name="ce9">
            <text:p>INP550</text:p>
          </table:table-cell>
          <table:table-cell office:value-type="float" office:value="550" table:style-name="ce11">
            <text:p>550</text:p>
          </table:table-cell>
          <table:table-cell office:value-type="float" office:value="200" table:style-name="ce11">
            <text:p>200</text:p>
          </table:table-cell>
          <table:table-cell office:value-type="float" office:value="19" table:style-name="ce11">
            <text:p>19</text:p>
          </table:table-cell>
          <table:table-cell office:value-type="float" office:value="30" table:style-name="ce11">
            <text:p>30</text:p>
          </table:table-cell>
          <table:table-cell office:value-type="float" office:value="19" table:style-name="ce11">
            <text:p>19</text:p>
          </table:table-cell>
          <table:table-cell office:value-type="float" office:value="11.9" table:style-name="ce11">
            <text:p>11,9</text:p>
          </table:table-cell>
          <table:table-cell office:value-type="float" office:value="50" table:formula="of:=[.C23]/4" table:style-name="ce1">
            <text:p>50</text:p>
          </table:table-cell>
          <table:table-cell office:value-type="string" table:style-name="ce11">
            <text:p>I-shape sloped flange</text:p>
          </table:table-cell>
          <table:table-cell office:value-type="string" office:string-value="INP550" table:formula="of:=[.A23]" table:style-name="ce10">
            <text:p>INP550</text:p>
          </table:table-cell>
          <table:table-cell office:value-type="string" table:style-name="ce10">
            <text:p>IN550P</text:p>
          </table:table-cell>
          <table:table-cell office:value-type="string" table:style-name="ce10">
            <text:p>INP 550</text:p>
          </table:table-cell>
          <table:table-cell office:value-type="string" office:string-value="inp550" table:formula="of:=LOWER([.J23])" table:style-name="ce10">
            <text:p>inp550</text:p>
          </table:table-cell>
          <table:table-cell office:value-type="string" office:string-value="in550p" table:formula="of:=LOWER([.K23])" table:style-name="ce1">
            <text:p>in550p</text:p>
          </table:table-cell>
          <table:table-cell office:value-type="string" office:string-value="inp 550" table:formula="of:=LOWER([.L23])" table:style-name="ce1">
            <text:p>inp 550</text:p>
          </table:table-cell>
          <table:table-cell office:value-type="string" office:string-value="synonyms&quot;:[&quot;INP550&quot;,&quot;IN550P&quot;,&quot;INP 550&quot;,&quot;inp550&quot;,&quot;in550p&quot;,&quot;inp 550&quot;]}]}," table:formula="of:= &quot;synonyms&quot;&amp;&quot;&quot;&quot;&quot;&amp;&quot;:[&quot;&amp;&quot;&quot;&quot;&quot;&amp;[.J23]&amp;&quot;&quot;&quot;&quot;&amp;&quot;,&quot;&amp;&quot;&quot;&quot;&quot;&amp;[.K23]&amp;&quot;&quot;&quot;&quot;&amp;&quot;,&quot;&amp;&quot;&quot;&quot;&quot;&amp;[.L23]&amp;&quot;&quot;&quot;&quot;&amp;&quot;,&quot;&amp;&quot;&quot;&quot;&quot;&amp;[.M23]&amp;&quot;&quot;&quot;&quot;&amp;&quot;,&quot;&amp;&quot;&quot;&quot;&quot;&amp;[.N23]&amp;&quot;&quot;&quot;&quot;&amp;&quot;,&quot;&amp;&quot;&quot;&quot;&quot;&amp;[.O23]&amp;&quot;&quot;&quot;&quot;&amp;&quot;]}]},&quot;" table:style-name="ce5">
            <text:p>synonyms":["INP550","IN550P","INP 550","inp550","in550p","inp 550"]}]},</text:p>
          </table:table-cell>
          <table:table-cell office:value-type="string" office:string-value="{&quot;INP550&quot;: [{&quot;shape_coords&quot;:[550,200,19,30,19,11,9,50],&quot;shape_name&quot;:&quot;I-shape sloped flange&quot;,&quot;synonyms&quot;:[&quot;INP550&quot;,&quot;IN550P&quot;,&quot;INP 550&quot;,&quot;inp550&quot;,&quot;in550p&quot;,&quot;inp 550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,&quot; &amp;[.D23]&amp; &quot;,&quot; &amp;[.E23]&amp; &quot;,&quot; &amp;[.F23] &amp; &quot;,&quot; &amp;[.G23]&amp; &quot;,&quot; &amp;[.H23]&amp; &quot;],&quot; &amp; &quot;&quot;&quot;&quot; &amp;&quot;shape_name&quot;&amp;&quot;&quot;&quot;&quot; &amp; &quot;:&quot; &amp; &quot;&quot;&quot;&quot; &amp;[.I23] &amp; &quot;&quot;&quot;&quot; &amp; &quot;,&quot; &amp; &quot;&quot;&quot;&quot;&amp;[.P23]" table:style-name="ce21">
            <text:p>{"INP550": [{"shape_coords":[550,200,19,30,19,11,9,50],"shape_name":"I-shape sloped flange","synonyms":["INP550","IN550P","INP 550","inp550","in550p","inp 550"]}]},</text:p>
          </table:table-cell>
          <table:table-cell table:number-columns-repeated="7" table:style-name="ce11"/>
          <table:table-cell table:number-columns-repeated="16360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T_profile" table:style-name="ta2">
        <table:table-column table:style-name="co2" table:number-columns-repeated="14" table:default-cell-style-name="ce1"/>
        <table:table-column table:style-name="co24" table:default-cell-style-name="ce1"/>
        <table:table-column table:style-name="co2" table:number-columns-repeated="16369" table:default-cell-style-name="ce1"/>
        <table:table-row table:style-name="ro2">
          <table:table-cell office:value-type="string" table:style-name="ce14">
            <text:p>Profilename</text:p>
          </table:table-cell>
          <table:table-cell office:value-type="string" table:style-name="ce14">
            <text:p>H</text:p>
          </table:table-cell>
          <table:table-cell office:value-type="string" table:style-name="ce14">
            <text:p>B</text:p>
          </table:table-cell>
          <table:table-cell office:value-type="string" table:style-name="ce14">
            <text:p>D</text:p>
          </table:table-cell>
          <table:table-cell office:value-type="string" table:style-name="ce14">
            <text:p>T</text:p>
          </table:table-cell>
          <table:table-cell office:value-type="string" table:style-name="ce14">
            <text:p>R</text:p>
          </table:table-cell>
          <table:table-cell office:value-type="string" table:style-name="ce14">
            <text:p>R1</text:p>
          </table:table-cell>
          <table:table-cell office:value-type="string" table:style-name="ce14">
            <text:p>R2</text:p>
          </table:table-cell>
          <table:table-cell office:value-type="string" table:style-name="ce14">
            <text:p>Shape</text:p>
          </table:table-cell>
          <table:table-cell office:value-type="string" table:style-name="ce14">
            <text:p>Sloped angle</text:p>
          </table:table-cell>
          <table:table-cell office:value-type="string" table:style-name="ce14">
            <text:p>Synonyms</text:p>
          </table:table-cell>
          <table:table-cell table:number-columns-repeated="4" table:style-name="ce14"/>
          <table:table-cell office:value-type="string" table:style-name="ce14">
            <text:p>JSONString</text:p>
          </table:table-cell>
          <table:table-cell table:number-columns-repeated="16368" table:style-name="ce14"/>
        </table:table-row>
        <table:table-row table:style-name="ro2">
          <table:table-cell table:number-columns-repeated="16384" table:style-name="ce11"/>
        </table:table-row>
        <table:table-row table:style-name="ro2">
          <table:table-cell table:style-name="ce17"/>
          <table:table-cell office:value-type="string" table:style-name="ce17">
            <text:p>[mm]</text:p>
          </table:table-cell>
          <table:table-cell office:value-type="string" table:style-name="ce17">
            <text:p>[mm]</text:p>
          </table:table-cell>
          <table:table-cell office:value-type="string" table:style-name="ce17">
            <text:p>[mm]</text:p>
          </table:table-cell>
          <table:table-cell office:value-type="string" table:style-name="ce17">
            <text:p>[mm]</text:p>
          </table:table-cell>
          <table:table-cell office:value-type="string" table:style-name="ce17">
            <text:p>[mm]</text:p>
          </table:table-cell>
          <table:table-cell office:value-type="string" table:style-name="ce17">
            <text:p>[mm]</text:p>
          </table:table-cell>
          <table:table-cell office:value-type="string" table:style-name="ce17">
            <text:p>[mm]</text:p>
          </table:table-cell>
          <table:table-cell table:style-name="ce17"/>
          <table:table-cell office:value-type="string" table:style-name="ce17">
            <text:p>[Percentage]</text:p>
          </table:table-cell>
          <table:table-cell table:number-columns-repeated="16374" table:style-name="ce17"/>
        </table:table-row>
        <table:table-row table:style-name="ro2">
          <table:table-cell office:value-type="string" table:style-name="ce11">
            <text:p>T15</text:p>
          </table:table-cell>
          <table:table-cell office:value-type="float" office:value="15" table:style-name="ce11">
            <text:p>15</text:p>
          </table:table-cell>
          <table:table-cell office:value-type="float" office:value="15" table:style-name="ce11">
            <text:p>15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1.5" table:style-name="ce11">
            <text:p>1,5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15</text:p>
          </table:table-cell>
          <table:table-cell office:value-type="string" table:style-name="ce11">
            <text:p>T 15</text:p>
          </table:table-cell>
          <table:table-cell office:value-type="string" office:string-value="t 15" table:formula="of:=LOWER([.L4])" table:style-name="ce11">
            <text:p>t 15</text:p>
          </table:table-cell>
          <table:table-cell office:value-type="string" office:string-value="t15" table:formula="of:=LOWER([.K4])" table:style-name="ce11">
            <text:p>t15</text:p>
          </table:table-cell>
          <table:table-cell office:value-type="string" office:string-value="synonyms&quot;:[&quot;T15&quot;,&quot;T 15&quot;,&quot;t 15&quot;,&quot;t15&quot;]}]}," table:formula="of:= &quot;synonyms&quot;&amp;&quot;&quot;&quot;&quot;&amp;&quot;:[&quot;&amp;&quot;&quot;&quot;&quot;&amp;[.K4]&amp;&quot;&quot;&quot;&quot;&amp;&quot;,&quot;&amp;&quot;&quot;&quot;&quot;&amp;[.L4]&amp;&quot;&quot;&quot;&quot;&amp;&quot;,&quot;&amp;&quot;&quot;&quot;&quot;&amp;[.M4]&amp;&quot;&quot;&quot;&quot;&amp;&quot;,&quot;&amp;&quot;&quot;&quot;&quot;&amp;[.N4]&amp;&quot;&quot;&quot;&quot;&amp;&quot;]}]},&quot;" table:style-name="ce11">
            <text:p>synonyms":["T15","T 15","t 15","t15"]}]},</text:p>
          </table:table-cell>
          <table:table-cell office:value-type="string" office:string-value="{&quot;T15&quot;: [{&quot;shape_coords&quot;:[15,15,3,3,3,1,5,1],&quot;shape_name&quot;:&quot;T-Profile&quot;,&quot;synonyms&quot;:[&quot;T15&quot;,&quot;T 15&quot;,&quot;t 15&quot;,&quot;t15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 &amp; &quot;,&quot; &amp;[.G4]&amp; &quot;,&quot; &amp;[.H4]&amp; &quot;],&quot; &amp; &quot;&quot;&quot;&quot; &amp;&quot;shape_name&quot;&amp;&quot;&quot;&quot;&quot; &amp; &quot;:&quot; &amp; &quot;&quot;&quot;&quot; &amp;[.I4] &amp; &quot;&quot;&quot;&quot; &amp; &quot;,&quot; &amp; &quot;&quot;&quot;&quot;&amp;[.O4]" table:style-name="ce11">
            <text:p>{"T15": [{"shape_coords":[15,15,3,3,3,1,5,1],"shape_name":"T-Profile","synonyms":["T15","T 15","t 15","t15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20</text:p>
          </table:table-cell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1.5" table:style-name="ce11">
            <text:p>1,5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20</text:p>
          </table:table-cell>
          <table:table-cell office:value-type="string" table:style-name="ce11">
            <text:p>T 20</text:p>
          </table:table-cell>
          <table:table-cell office:value-type="string" office:string-value="t 20" table:formula="of:=LOWER([.L5])" table:style-name="ce11">
            <text:p>t 20</text:p>
          </table:table-cell>
          <table:table-cell office:value-type="string" office:string-value="t20" table:formula="of:=LOWER([.K5])" table:style-name="ce11">
            <text:p>t20</text:p>
          </table:table-cell>
          <table:table-cell office:value-type="string" office:string-value="synonyms&quot;:[&quot;T20&quot;,&quot;T 20&quot;,&quot;t 20&quot;,&quot;t20&quot;]}]}," table:formula="of:= &quot;synonyms&quot;&amp;&quot;&quot;&quot;&quot;&amp;&quot;:[&quot;&amp;&quot;&quot;&quot;&quot;&amp;[.K5]&amp;&quot;&quot;&quot;&quot;&amp;&quot;,&quot;&amp;&quot;&quot;&quot;&quot;&amp;[.L5]&amp;&quot;&quot;&quot;&quot;&amp;&quot;,&quot;&amp;&quot;&quot;&quot;&quot;&amp;[.M5]&amp;&quot;&quot;&quot;&quot;&amp;&quot;,&quot;&amp;&quot;&quot;&quot;&quot;&amp;[.N5]&amp;&quot;&quot;&quot;&quot;&amp;&quot;]}]},&quot;" table:style-name="ce11">
            <text:p>synonyms":["T20","T 20","t 20","t20"]}]},</text:p>
          </table:table-cell>
          <table:table-cell office:value-type="string" office:string-value="{&quot;T20&quot;: [{&quot;shape_coords&quot;:[20,20,3,3,3,1,5,1],&quot;shape_name&quot;:&quot;T-Profile&quot;,&quot;synonyms&quot;:[&quot;T20&quot;,&quot;T 20&quot;,&quot;t 20&quot;,&quot;t20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 &amp; &quot;,&quot; &amp;[.G5]&amp; &quot;,&quot; &amp;[.H5]&amp; &quot;],&quot; &amp; &quot;&quot;&quot;&quot; &amp;&quot;shape_name&quot;&amp;&quot;&quot;&quot;&quot; &amp; &quot;:&quot; &amp; &quot;&quot;&quot;&quot; &amp;[.I5] &amp; &quot;&quot;&quot;&quot; &amp; &quot;,&quot; &amp; &quot;&quot;&quot;&quot;&amp;[.O5]" table:style-name="ce11">
            <text:p>{"T20": [{"shape_coords":[20,20,3,3,3,1,5,1],"shape_name":"T-Profile","synonyms":["T20","T 20","t 20","t20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3.5" table:style-name="ce11">
            <text:p>3,5</text:p>
          </table:table-cell>
          <table:table-cell office:value-type="float" office:value="3.5" table:style-name="ce11">
            <text:p>3,5</text:p>
          </table:table-cell>
          <table:table-cell office:value-type="float" office:value="3.5" table:style-name="ce11">
            <text:p>3,5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25</text:p>
          </table:table-cell>
          <table:table-cell office:value-type="string" table:style-name="ce11">
            <text:p>T 25</text:p>
          </table:table-cell>
          <table:table-cell office:value-type="string" office:string-value="t 25" table:formula="of:=LOWER([.L6])" table:style-name="ce11">
            <text:p>t 25</text:p>
          </table:table-cell>
          <table:table-cell office:value-type="string" office:string-value="t25" table:formula="of:=LOWER([.K6])" table:style-name="ce11">
            <text:p>t25</text:p>
          </table:table-cell>
          <table:table-cell office:value-type="string" office:string-value="synonyms&quot;:[&quot;T25&quot;,&quot;T 25&quot;,&quot;t 25&quot;,&quot;t25&quot;]}]}," table:formula="of:= &quot;synonyms&quot;&amp;&quot;&quot;&quot;&quot;&amp;&quot;:[&quot;&amp;&quot;&quot;&quot;&quot;&amp;[.K6]&amp;&quot;&quot;&quot;&quot;&amp;&quot;,&quot;&amp;&quot;&quot;&quot;&quot;&amp;[.L6]&amp;&quot;&quot;&quot;&quot;&amp;&quot;,&quot;&amp;&quot;&quot;&quot;&quot;&amp;[.M6]&amp;&quot;&quot;&quot;&quot;&amp;&quot;,&quot;&amp;&quot;&quot;&quot;&quot;&amp;[.N6]&amp;&quot;&quot;&quot;&quot;&amp;&quot;]}]},&quot;" table:style-name="ce11">
            <text:p>synonyms":["T25","T 25","t 25","t25"]}]},</text:p>
          </table:table-cell>
          <table:table-cell office:value-type="string" office:string-value="{&quot;T25&quot;: [{&quot;shape_coords&quot;:[25,25,3,5,3,5,3,5,2,1],&quot;shape_name&quot;:&quot;T-Profile&quot;,&quot;synonyms&quot;:[&quot;T25&quot;,&quot;T 25&quot;,&quot;t 25&quot;,&quot;t25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 &amp; &quot;,&quot; &amp;[.G6]&amp; &quot;,&quot; &amp;[.H6]&amp; &quot;],&quot; &amp; &quot;&quot;&quot;&quot; &amp;&quot;shape_name&quot;&amp;&quot;&quot;&quot;&quot; &amp; &quot;:&quot; &amp; &quot;&quot;&quot;&quot; &amp;[.I6] &amp; &quot;&quot;&quot;&quot; &amp; &quot;,&quot; &amp; &quot;&quot;&quot;&quot;&amp;[.O6]" table:style-name="ce11">
            <text:p>{"T25": [{"shape_coords":[25,25,3,5,3,5,3,5,2,1],"shape_name":"T-Profile","synonyms":["T25","T 25","t 25","t25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30</text:p>
          </table:table-cell>
          <table:table-cell office:value-type="float" office:value="30" table:style-name="ce11">
            <text:p>30</text:p>
          </table:table-cell>
          <table:table-cell office:value-type="float" office:value="30" table:style-name="ce11">
            <text:p>30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30</text:p>
          </table:table-cell>
          <table:table-cell office:value-type="string" table:style-name="ce11">
            <text:p>T 30</text:p>
          </table:table-cell>
          <table:table-cell office:value-type="string" office:string-value="t 30" table:formula="of:=LOWER([.L7])" table:style-name="ce11">
            <text:p>t 30</text:p>
          </table:table-cell>
          <table:table-cell office:value-type="string" office:string-value="t30" table:formula="of:=LOWER([.K7])" table:style-name="ce11">
            <text:p>t30</text:p>
          </table:table-cell>
          <table:table-cell office:value-type="string" office:string-value="synonyms&quot;:[&quot;T30&quot;,&quot;T 30&quot;,&quot;t 30&quot;,&quot;t30&quot;]}]}," table:formula="of:= &quot;synonyms&quot;&amp;&quot;&quot;&quot;&quot;&amp;&quot;:[&quot;&amp;&quot;&quot;&quot;&quot;&amp;[.K7]&amp;&quot;&quot;&quot;&quot;&amp;&quot;,&quot;&amp;&quot;&quot;&quot;&quot;&amp;[.L7]&amp;&quot;&quot;&quot;&quot;&amp;&quot;,&quot;&amp;&quot;&quot;&quot;&quot;&amp;[.M7]&amp;&quot;&quot;&quot;&quot;&amp;&quot;,&quot;&amp;&quot;&quot;&quot;&quot;&amp;[.N7]&amp;&quot;&quot;&quot;&quot;&amp;&quot;]}]},&quot;" table:style-name="ce11">
            <text:p>synonyms":["T30","T 30","t 30","t30"]}]},</text:p>
          </table:table-cell>
          <table:table-cell office:value-type="string" office:string-value="{&quot;T30&quot;: [{&quot;shape_coords&quot;:[30,30,4,4,4,2,1],&quot;shape_name&quot;:&quot;T-Profile&quot;,&quot;synonyms&quot;:[&quot;T30&quot;,&quot;T 30&quot;,&quot;t 30&quot;,&quot;t30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 &amp; &quot;,&quot; &amp;[.G7]&amp; &quot;,&quot; &amp;[.H7]&amp; &quot;],&quot; &amp; &quot;&quot;&quot;&quot; &amp;&quot;shape_name&quot;&amp;&quot;&quot;&quot;&quot; &amp; &quot;:&quot; &amp; &quot;&quot;&quot;&quot; &amp;[.I7] &amp; &quot;&quot;&quot;&quot; &amp; &quot;,&quot; &amp; &quot;&quot;&quot;&quot;&amp;[.O7]" table:style-name="ce11">
            <text:p>{"T30": [{"shape_coords":[30,30,4,4,4,2,1],"shape_name":"T-Profile","synonyms":["T30","T 30","t 30","t30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35</text:p>
          </table:table-cell>
          <table:table-cell office:value-type="float" office:value="35" table:style-name="ce11">
            <text:p>35</text:p>
          </table:table-cell>
          <table:table-cell office:value-type="float" office:value="35" table:style-name="ce11">
            <text:p>35</text:p>
          </table:table-cell>
          <table:table-cell office:value-type="float" office:value="4.5" table:style-name="ce11">
            <text:p>4,5</text:p>
          </table:table-cell>
          <table:table-cell office:value-type="float" office:value="4.5" table:style-name="ce11">
            <text:p>4,5</text:p>
          </table:table-cell>
          <table:table-cell office:value-type="float" office:value="4.5" table:style-name="ce11">
            <text:p>4,5</text:p>
          </table:table-cell>
          <table:table-cell office:value-type="float" office:value="2.5" table:style-name="ce11">
            <text:p>2,5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35</text:p>
          </table:table-cell>
          <table:table-cell office:value-type="string" table:style-name="ce11">
            <text:p>T 35</text:p>
          </table:table-cell>
          <table:table-cell office:value-type="string" office:string-value="t 35" table:formula="of:=LOWER([.L8])" table:style-name="ce11">
            <text:p>t 35</text:p>
          </table:table-cell>
          <table:table-cell office:value-type="string" office:string-value="t35" table:formula="of:=LOWER([.K8])" table:style-name="ce11">
            <text:p>t35</text:p>
          </table:table-cell>
          <table:table-cell office:value-type="string" office:string-value="synonyms&quot;:[&quot;T35&quot;,&quot;T 35&quot;,&quot;t 35&quot;,&quot;t35&quot;]}]}," table:formula="of:= &quot;synonyms&quot;&amp;&quot;&quot;&quot;&quot;&amp;&quot;:[&quot;&amp;&quot;&quot;&quot;&quot;&amp;[.K8]&amp;&quot;&quot;&quot;&quot;&amp;&quot;,&quot;&amp;&quot;&quot;&quot;&quot;&amp;[.L8]&amp;&quot;&quot;&quot;&quot;&amp;&quot;,&quot;&amp;&quot;&quot;&quot;&quot;&amp;[.M8]&amp;&quot;&quot;&quot;&quot;&amp;&quot;,&quot;&amp;&quot;&quot;&quot;&quot;&amp;[.N8]&amp;&quot;&quot;&quot;&quot;&amp;&quot;]}]},&quot;" table:style-name="ce11">
            <text:p>synonyms":["T35","T 35","t 35","t35"]}]},</text:p>
          </table:table-cell>
          <table:table-cell office:value-type="string" office:string-value="{&quot;T35&quot;: [{&quot;shape_coords&quot;:[35,35,4,5,4,5,4,5,2,5,1],&quot;shape_name&quot;:&quot;T-Profile&quot;,&quot;synonyms&quot;:[&quot;T35&quot;,&quot;T 35&quot;,&quot;t 35&quot;,&quot;t35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 &amp; &quot;,&quot; &amp;[.G8]&amp; &quot;,&quot; &amp;[.H8]&amp; &quot;],&quot; &amp; &quot;&quot;&quot;&quot; &amp;&quot;shape_name&quot;&amp;&quot;&quot;&quot;&quot; &amp; &quot;:&quot; &amp; &quot;&quot;&quot;&quot; &amp;[.I8] &amp; &quot;&quot;&quot;&quot; &amp; &quot;,&quot; &amp; &quot;&quot;&quot;&quot;&amp;[.O8]" table:style-name="ce11">
            <text:p>{"T35": [{"shape_coords":[35,35,4,5,4,5,4,5,2,5,1],"shape_name":"T-Profile","synonyms":["T35","T 35","t 35","t35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40</text:p>
          </table:table-cell>
          <table:table-cell office:value-type="float" office:value="40" table:style-name="ce11">
            <text:p>40</text:p>
          </table:table-cell>
          <table:table-cell office:value-type="float" office:value="40" table:style-name="ce11">
            <text:p>40</text:p>
          </table:table-cell>
          <table:table-cell office:value-type="float" office:value="5" table:style-name="ce11">
            <text:p>5</text:p>
          </table:table-cell>
          <table:table-cell office:value-type="float" office:value="5" table:style-name="ce11">
            <text:p>5</text:p>
          </table:table-cell>
          <table:table-cell office:value-type="float" office:value="5" table:style-name="ce11">
            <text:p>5</text:p>
          </table:table-cell>
          <table:table-cell office:value-type="float" office:value="2.5" table:style-name="ce11">
            <text:p>2,5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40</text:p>
          </table:table-cell>
          <table:table-cell office:value-type="string" table:style-name="ce11">
            <text:p>T 40</text:p>
          </table:table-cell>
          <table:table-cell office:value-type="string" office:string-value="t 40" table:formula="of:=LOWER([.L9])" table:style-name="ce11">
            <text:p>t 40</text:p>
          </table:table-cell>
          <table:table-cell office:value-type="string" office:string-value="t40" table:formula="of:=LOWER([.K9])" table:style-name="ce11">
            <text:p>t40</text:p>
          </table:table-cell>
          <table:table-cell office:value-type="string" office:string-value="synonyms&quot;:[&quot;T40&quot;,&quot;T 40&quot;,&quot;t 40&quot;,&quot;t40&quot;]}]}," table:formula="of:= &quot;synonyms&quot;&amp;&quot;&quot;&quot;&quot;&amp;&quot;:[&quot;&amp;&quot;&quot;&quot;&quot;&amp;[.K9]&amp;&quot;&quot;&quot;&quot;&amp;&quot;,&quot;&amp;&quot;&quot;&quot;&quot;&amp;[.L9]&amp;&quot;&quot;&quot;&quot;&amp;&quot;,&quot;&amp;&quot;&quot;&quot;&quot;&amp;[.M9]&amp;&quot;&quot;&quot;&quot;&amp;&quot;,&quot;&amp;&quot;&quot;&quot;&quot;&amp;[.N9]&amp;&quot;&quot;&quot;&quot;&amp;&quot;]}]},&quot;" table:style-name="ce11">
            <text:p>synonyms":["T40","T 40","t 40","t40"]}]},</text:p>
          </table:table-cell>
          <table:table-cell office:value-type="string" office:string-value="{&quot;T40&quot;: [{&quot;shape_coords&quot;:[40,40,5,5,5,2,5,1],&quot;shape_name&quot;:&quot;T-Profile&quot;,&quot;synonyms&quot;:[&quot;T40&quot;,&quot;T 40&quot;,&quot;t 40&quot;,&quot;t40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 &amp; &quot;,&quot; &amp;[.G9]&amp; &quot;,&quot; &amp;[.H9]&amp; &quot;],&quot; &amp; &quot;&quot;&quot;&quot; &amp;&quot;shape_name&quot;&amp;&quot;&quot;&quot;&quot; &amp; &quot;:&quot; &amp; &quot;&quot;&quot;&quot; &amp;[.I9] &amp; &quot;&quot;&quot;&quot; &amp; &quot;,&quot; &amp; &quot;&quot;&quot;&quot;&amp;[.O9]" table:style-name="ce11">
            <text:p>{"T40": [{"shape_coords":[40,40,5,5,5,2,5,1],"shape_name":"T-Profile","synonyms":["T40","T 40","t 40","t40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5.5" table:style-name="ce11">
            <text:p>5,5</text:p>
          </table:table-cell>
          <table:table-cell office:value-type="float" office:value="5.5" table:style-name="ce11">
            <text:p>5,5</text:p>
          </table:table-cell>
          <table:table-cell office:value-type="float" office:value="5.5" table:style-name="ce11">
            <text:p>5,5</text:p>
          </table:table-cell>
          <table:table-cell office:value-type="float" office:value="3" table:style-name="ce11">
            <text:p>3</text:p>
          </table:table-cell>
          <table:table-cell office:value-type="float" office:value="1.5" table:style-name="ce11">
            <text:p>1,5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45</text:p>
          </table:table-cell>
          <table:table-cell office:value-type="string" table:style-name="ce11">
            <text:p>T 45</text:p>
          </table:table-cell>
          <table:table-cell office:value-type="string" office:string-value="t 45" table:formula="of:=LOWER([.L10])" table:style-name="ce11">
            <text:p>t 45</text:p>
          </table:table-cell>
          <table:table-cell office:value-type="string" office:string-value="t45" table:formula="of:=LOWER([.K10])" table:style-name="ce11">
            <text:p>t45</text:p>
          </table:table-cell>
          <table:table-cell office:value-type="string" office:string-value="synonyms&quot;:[&quot;T45&quot;,&quot;T 45&quot;,&quot;t 45&quot;,&quot;t45&quot;]}]}," table:formula="of:= &quot;synonyms&quot;&amp;&quot;&quot;&quot;&quot;&amp;&quot;:[&quot;&amp;&quot;&quot;&quot;&quot;&amp;[.K10]&amp;&quot;&quot;&quot;&quot;&amp;&quot;,&quot;&amp;&quot;&quot;&quot;&quot;&amp;[.L10]&amp;&quot;&quot;&quot;&quot;&amp;&quot;,&quot;&amp;&quot;&quot;&quot;&quot;&amp;[.M10]&amp;&quot;&quot;&quot;&quot;&amp;&quot;,&quot;&amp;&quot;&quot;&quot;&quot;&amp;[.N10]&amp;&quot;&quot;&quot;&quot;&amp;&quot;]}]},&quot;" table:style-name="ce11">
            <text:p>synonyms":["T45","T 45","t 45","t45"]}]},</text:p>
          </table:table-cell>
          <table:table-cell office:value-type="string" office:string-value="{&quot;T45&quot;: [{&quot;shape_coords&quot;:[45,45,5,5,5,5,5,5,3,1,5],&quot;shape_name&quot;:&quot;T-Profile&quot;,&quot;synonyms&quot;:[&quot;T45&quot;,&quot;T 45&quot;,&quot;t 45&quot;,&quot;t45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 &amp; &quot;,&quot; &amp;[.G10]&amp; &quot;,&quot; &amp;[.H10]&amp; &quot;],&quot; &amp; &quot;&quot;&quot;&quot; &amp;&quot;shape_name&quot;&amp;&quot;&quot;&quot;&quot; &amp; &quot;:&quot; &amp; &quot;&quot;&quot;&quot; &amp;[.I10] &amp; &quot;&quot;&quot;&quot; &amp; &quot;,&quot; &amp; &quot;&quot;&quot;&quot;&amp;[.O10]" table:style-name="ce11">
            <text:p>{"T45": [{"shape_coords":[45,45,5,5,5,5,5,5,3,1,5],"shape_name":"T-Profile","synonyms":["T45","T 45","t 45","t45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50</text:p>
          </table:table-cell>
          <table:table-cell office:value-type="float" office:value="50" table:style-name="ce11">
            <text:p>50</text:p>
          </table:table-cell>
          <table:table-cell office:value-type="float" office:value="50" table:style-name="ce11">
            <text:p>50</text:p>
          </table:table-cell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office:value-type="float" office:value="3" table:style-name="ce11">
            <text:p>3</text:p>
          </table:table-cell>
          <table:table-cell office:value-type="float" office:value="1.5" table:style-name="ce11">
            <text:p>1,5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50</text:p>
          </table:table-cell>
          <table:table-cell office:value-type="string" table:style-name="ce11">
            <text:p>T 50</text:p>
          </table:table-cell>
          <table:table-cell office:value-type="string" office:string-value="t 50" table:formula="of:=LOWER([.L11])" table:style-name="ce11">
            <text:p>t 50</text:p>
          </table:table-cell>
          <table:table-cell office:value-type="string" office:string-value="t50" table:formula="of:=LOWER([.K11])" table:style-name="ce11">
            <text:p>t50</text:p>
          </table:table-cell>
          <table:table-cell office:value-type="string" office:string-value="synonyms&quot;:[&quot;T50&quot;,&quot;T 50&quot;,&quot;t 50&quot;,&quot;t50&quot;]}]}," table:formula="of:= &quot;synonyms&quot;&amp;&quot;&quot;&quot;&quot;&amp;&quot;:[&quot;&amp;&quot;&quot;&quot;&quot;&amp;[.K11]&amp;&quot;&quot;&quot;&quot;&amp;&quot;,&quot;&amp;&quot;&quot;&quot;&quot;&amp;[.L11]&amp;&quot;&quot;&quot;&quot;&amp;&quot;,&quot;&amp;&quot;&quot;&quot;&quot;&amp;[.M11]&amp;&quot;&quot;&quot;&quot;&amp;&quot;,&quot;&amp;&quot;&quot;&quot;&quot;&amp;[.N11]&amp;&quot;&quot;&quot;&quot;&amp;&quot;]}]},&quot;" table:style-name="ce11">
            <text:p>synonyms":["T50","T 50","t 50","t50"]}]},</text:p>
          </table:table-cell>
          <table:table-cell office:value-type="string" office:string-value="{&quot;T50&quot;: [{&quot;shape_coords&quot;:[50,50,6,6,6,3,1,5],&quot;shape_name&quot;:&quot;T-Profile&quot;,&quot;synonyms&quot;:[&quot;T50&quot;,&quot;T 50&quot;,&quot;t 50&quot;,&quot;t50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 &amp; &quot;,&quot; &amp;[.G11]&amp; &quot;,&quot; &amp;[.H11]&amp; &quot;],&quot; &amp; &quot;&quot;&quot;&quot; &amp;&quot;shape_name&quot;&amp;&quot;&quot;&quot;&quot; &amp; &quot;:&quot; &amp; &quot;&quot;&quot;&quot; &amp;[.I11] &amp; &quot;&quot;&quot;&quot; &amp; &quot;,&quot; &amp; &quot;&quot;&quot;&quot;&amp;[.O11]" table:style-name="ce11">
            <text:p>{"T50": [{"shape_coords":[50,50,6,6,6,3,1,5],"shape_name":"T-Profile","synonyms":["T50","T 50","t 50","t50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60</text:p>
          </table:table-cell>
          <table:table-cell office:value-type="float" office:value="60" table:style-name="ce11">
            <text:p>60</text:p>
          </table:table-cell>
          <table:table-cell office:value-type="float" office:value="60" table:style-name="ce11">
            <text:p>60</text:p>
          </table:table-cell>
          <table:table-cell office:value-type="float" office:value="7" table:style-name="ce11">
            <text:p>7</text:p>
          </table:table-cell>
          <table:table-cell office:value-type="float" office:value="7" table:style-name="ce11">
            <text:p>7</text:p>
          </table:table-cell>
          <table:table-cell office:value-type="float" office:value="7" table:style-name="ce11">
            <text:p>7</text:p>
          </table:table-cell>
          <table:table-cell office:value-type="float" office:value="3.5" table:style-name="ce11">
            <text:p>3,5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60</text:p>
          </table:table-cell>
          <table:table-cell office:value-type="string" table:style-name="ce11">
            <text:p>T 60</text:p>
          </table:table-cell>
          <table:table-cell office:value-type="string" office:string-value="t 60" table:formula="of:=LOWER([.L12])" table:style-name="ce11">
            <text:p>t 60</text:p>
          </table:table-cell>
          <table:table-cell office:value-type="string" office:string-value="t60" table:formula="of:=LOWER([.K12])" table:style-name="ce11">
            <text:p>t60</text:p>
          </table:table-cell>
          <table:table-cell office:value-type="string" office:string-value="synonyms&quot;:[&quot;T60&quot;,&quot;T 60&quot;,&quot;t 60&quot;,&quot;t60&quot;]}]}," table:formula="of:= &quot;synonyms&quot;&amp;&quot;&quot;&quot;&quot;&amp;&quot;:[&quot;&amp;&quot;&quot;&quot;&quot;&amp;[.K12]&amp;&quot;&quot;&quot;&quot;&amp;&quot;,&quot;&amp;&quot;&quot;&quot;&quot;&amp;[.L12]&amp;&quot;&quot;&quot;&quot;&amp;&quot;,&quot;&amp;&quot;&quot;&quot;&quot;&amp;[.M12]&amp;&quot;&quot;&quot;&quot;&amp;&quot;,&quot;&amp;&quot;&quot;&quot;&quot;&amp;[.N12]&amp;&quot;&quot;&quot;&quot;&amp;&quot;]}]},&quot;" table:style-name="ce11">
            <text:p>synonyms":["T60","T 60","t 60","t60"]}]},</text:p>
          </table:table-cell>
          <table:table-cell office:value-type="string" office:string-value="{&quot;T60&quot;: [{&quot;shape_coords&quot;:[60,60,7,7,7,3,5,2],&quot;shape_name&quot;:&quot;T-Profile&quot;,&quot;synonyms&quot;:[&quot;T60&quot;,&quot;T 60&quot;,&quot;t 60&quot;,&quot;t60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 &amp; &quot;,&quot; &amp;[.G12]&amp; &quot;,&quot; &amp;[.H12]&amp; &quot;],&quot; &amp; &quot;&quot;&quot;&quot; &amp;&quot;shape_name&quot;&amp;&quot;&quot;&quot;&quot; &amp; &quot;:&quot; &amp; &quot;&quot;&quot;&quot; &amp;[.I12] &amp; &quot;&quot;&quot;&quot; &amp; &quot;,&quot; &amp; &quot;&quot;&quot;&quot;&amp;[.O12]" table:style-name="ce11">
            <text:p>{"T60": [{"shape_coords":[60,60,7,7,7,3,5,2],"shape_name":"T-Profile","synonyms":["T60","T 60","t 60","t60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70</text:p>
          </table:table-cell>
          <table:table-cell office:value-type="float" office:value="70" table:style-name="ce11">
            <text:p>70</text:p>
          </table:table-cell>
          <table:table-cell office:value-type="float" office:value="70" table:style-name="ce11">
            <text:p>70</text:p>
          </table:table-cell>
          <table:table-cell office:value-type="float" office:value="8" table:style-name="ce11">
            <text:p>8</text:p>
          </table:table-cell>
          <table:table-cell office:value-type="float" office:value="8" table:style-name="ce11">
            <text:p>8</text:p>
          </table:table-cell>
          <table:table-cell office:value-type="float" office:value="8" table:style-name="ce11">
            <text:p>8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70</text:p>
          </table:table-cell>
          <table:table-cell office:value-type="string" table:style-name="ce11">
            <text:p>T 70</text:p>
          </table:table-cell>
          <table:table-cell office:value-type="string" office:string-value="t 70" table:formula="of:=LOWER([.L13])" table:style-name="ce11">
            <text:p>t 70</text:p>
          </table:table-cell>
          <table:table-cell office:value-type="string" office:string-value="t70" table:formula="of:=LOWER([.K13])" table:style-name="ce11">
            <text:p>t70</text:p>
          </table:table-cell>
          <table:table-cell office:value-type="string" office:string-value="synonyms&quot;:[&quot;T70&quot;,&quot;T 70&quot;,&quot;t 70&quot;,&quot;t70&quot;]}]}," table:formula="of:= &quot;synonyms&quot;&amp;&quot;&quot;&quot;&quot;&amp;&quot;:[&quot;&amp;&quot;&quot;&quot;&quot;&amp;[.K13]&amp;&quot;&quot;&quot;&quot;&amp;&quot;,&quot;&amp;&quot;&quot;&quot;&quot;&amp;[.L13]&amp;&quot;&quot;&quot;&quot;&amp;&quot;,&quot;&amp;&quot;&quot;&quot;&quot;&amp;[.M13]&amp;&quot;&quot;&quot;&quot;&amp;&quot;,&quot;&amp;&quot;&quot;&quot;&quot;&amp;[.N13]&amp;&quot;&quot;&quot;&quot;&amp;&quot;]}]},&quot;" table:style-name="ce11">
            <text:p>synonyms":["T70","T 70","t 70","t70"]}]},</text:p>
          </table:table-cell>
          <table:table-cell office:value-type="string" office:string-value="{&quot;T70&quot;: [{&quot;shape_coords&quot;:[70,70,8,8,8,4,2],&quot;shape_name&quot;:&quot;T-Profile&quot;,&quot;synonyms&quot;:[&quot;T70&quot;,&quot;T 70&quot;,&quot;t 70&quot;,&quot;t70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 &amp; &quot;,&quot; &amp;[.G13]&amp; &quot;,&quot; &amp;[.H13]&amp; &quot;],&quot; &amp; &quot;&quot;&quot;&quot; &amp;&quot;shape_name&quot;&amp;&quot;&quot;&quot;&quot; &amp; &quot;:&quot; &amp; &quot;&quot;&quot;&quot; &amp;[.I13] &amp; &quot;&quot;&quot;&quot; &amp; &quot;,&quot; &amp; &quot;&quot;&quot;&quot;&amp;[.O13]" table:style-name="ce11">
            <text:p>{"T70": [{"shape_coords":[70,70,8,8,8,4,2],"shape_name":"T-Profile","synonyms":["T70","T 70","t 70","t70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80</text:p>
          </table:table-cell>
          <table:table-cell office:value-type="float" office:value="80" table:style-name="ce11">
            <text:p>80</text:p>
          </table:table-cell>
          <table:table-cell office:value-type="float" office:value="80" table:style-name="ce11">
            <text:p>80</text:p>
          </table:table-cell>
          <table:table-cell office:value-type="float" office:value="9" table:style-name="ce11">
            <text:p>9</text:p>
          </table:table-cell>
          <table:table-cell office:value-type="float" office:value="9" table:style-name="ce11">
            <text:p>9</text:p>
          </table:table-cell>
          <table:table-cell office:value-type="float" office:value="9" table:style-name="ce11">
            <text:p>9</text:p>
          </table:table-cell>
          <table:table-cell office:value-type="float" office:value="4.5" table:style-name="ce11">
            <text:p>4,5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80</text:p>
          </table:table-cell>
          <table:table-cell office:value-type="string" table:style-name="ce11">
            <text:p>T 80</text:p>
          </table:table-cell>
          <table:table-cell office:value-type="string" office:string-value="t 80" table:formula="of:=LOWER([.L14])" table:style-name="ce11">
            <text:p>t 80</text:p>
          </table:table-cell>
          <table:table-cell office:value-type="string" office:string-value="t80" table:formula="of:=LOWER([.K14])" table:style-name="ce11">
            <text:p>t80</text:p>
          </table:table-cell>
          <table:table-cell office:value-type="string" office:string-value="synonyms&quot;:[&quot;T80&quot;,&quot;T 80&quot;,&quot;t 80&quot;,&quot;t80&quot;]}]}," table:formula="of:= &quot;synonyms&quot;&amp;&quot;&quot;&quot;&quot;&amp;&quot;:[&quot;&amp;&quot;&quot;&quot;&quot;&amp;[.K14]&amp;&quot;&quot;&quot;&quot;&amp;&quot;,&quot;&amp;&quot;&quot;&quot;&quot;&amp;[.L14]&amp;&quot;&quot;&quot;&quot;&amp;&quot;,&quot;&amp;&quot;&quot;&quot;&quot;&amp;[.M14]&amp;&quot;&quot;&quot;&quot;&amp;&quot;,&quot;&amp;&quot;&quot;&quot;&quot;&amp;[.N14]&amp;&quot;&quot;&quot;&quot;&amp;&quot;]}]},&quot;" table:style-name="ce11">
            <text:p>synonyms":["T80","T 80","t 80","t80"]}]},</text:p>
          </table:table-cell>
          <table:table-cell office:value-type="string" office:string-value="{&quot;T80&quot;: [{&quot;shape_coords&quot;:[80,80,9,9,9,4,5,2],&quot;shape_name&quot;:&quot;T-Profile&quot;,&quot;synonyms&quot;:[&quot;T80&quot;,&quot;T 80&quot;,&quot;t 80&quot;,&quot;t80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 &amp; &quot;,&quot; &amp;[.G14]&amp; &quot;,&quot; &amp;[.H14]&amp; &quot;],&quot; &amp; &quot;&quot;&quot;&quot; &amp;&quot;shape_name&quot;&amp;&quot;&quot;&quot;&quot; &amp; &quot;:&quot; &amp; &quot;&quot;&quot;&quot; &amp;[.I14] &amp; &quot;&quot;&quot;&quot; &amp; &quot;,&quot; &amp; &quot;&quot;&quot;&quot;&amp;[.O14]" table:style-name="ce11">
            <text:p>{"T80": [{"shape_coords":[80,80,9,9,9,4,5,2],"shape_name":"T-Profile","synonyms":["T80","T 80","t 80","t80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90</text:p>
          </table:table-cell>
          <table:table-cell office:value-type="float" office:value="90" table:style-name="ce11">
            <text:p>90</text:p>
          </table:table-cell>
          <table:table-cell office:value-type="float" office:value="90" table:style-name="ce11">
            <text:p>90</text:p>
          </table:table-cell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office:value-type="float" office:value="5" table:style-name="ce11">
            <text:p>5</text:p>
          </table:table-cell>
          <table:table-cell office:value-type="float" office:value="2.5" table:style-name="ce11">
            <text:p>2,5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90</text:p>
          </table:table-cell>
          <table:table-cell office:value-type="string" table:style-name="ce11">
            <text:p>T 90</text:p>
          </table:table-cell>
          <table:table-cell office:value-type="string" office:string-value="t 90" table:formula="of:=LOWER([.L15])" table:style-name="ce11">
            <text:p>t 90</text:p>
          </table:table-cell>
          <table:table-cell office:value-type="string" office:string-value="t90" table:formula="of:=LOWER([.K15])" table:style-name="ce11">
            <text:p>t90</text:p>
          </table:table-cell>
          <table:table-cell office:value-type="string" office:string-value="synonyms&quot;:[&quot;T90&quot;,&quot;T 90&quot;,&quot;t 90&quot;,&quot;t90&quot;]}]}," table:formula="of:= &quot;synonyms&quot;&amp;&quot;&quot;&quot;&quot;&amp;&quot;:[&quot;&amp;&quot;&quot;&quot;&quot;&amp;[.K15]&amp;&quot;&quot;&quot;&quot;&amp;&quot;,&quot;&amp;&quot;&quot;&quot;&quot;&amp;[.L15]&amp;&quot;&quot;&quot;&quot;&amp;&quot;,&quot;&amp;&quot;&quot;&quot;&quot;&amp;[.M15]&amp;&quot;&quot;&quot;&quot;&amp;&quot;,&quot;&amp;&quot;&quot;&quot;&quot;&amp;[.N15]&amp;&quot;&quot;&quot;&quot;&amp;&quot;]}]},&quot;" table:style-name="ce11">
            <text:p>synonyms":["T90","T 90","t 90","t90"]}]},</text:p>
          </table:table-cell>
          <table:table-cell office:value-type="string" office:string-value="{&quot;T90&quot;: [{&quot;shape_coords&quot;:[90,90,10,10,10,5,2,5],&quot;shape_name&quot;:&quot;T-Profile&quot;,&quot;synonyms&quot;:[&quot;T90&quot;,&quot;T 90&quot;,&quot;t 90&quot;,&quot;t90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 &amp; &quot;,&quot; &amp;[.G15]&amp; &quot;,&quot; &amp;[.H15]&amp; &quot;],&quot; &amp; &quot;&quot;&quot;&quot; &amp;&quot;shape_name&quot;&amp;&quot;&quot;&quot;&quot; &amp; &quot;:&quot; &amp; &quot;&quot;&quot;&quot; &amp;[.I15] &amp; &quot;&quot;&quot;&quot; &amp; &quot;,&quot; &amp; &quot;&quot;&quot;&quot;&amp;[.O15]" table:style-name="ce11">
            <text:p>{"T90": [{"shape_coords":[90,90,10,10,10,5,2,5],"shape_name":"T-Profile","synonyms":["T90","T 90","t 90","t90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100</text:p>
          </table:table-cell>
          <table:table-cell office:value-type="float" office:value="100" table:style-name="ce11">
            <text:p>100</text:p>
          </table:table-cell>
          <table:table-cell office:value-type="float" office:value="100" table:style-name="ce11">
            <text:p>100</text:p>
          </table:table-cell>
          <table:table-cell office:value-type="float" office:value="11" table:style-name="ce11">
            <text:p>11</text:p>
          </table:table-cell>
          <table:table-cell office:value-type="float" office:value="11" table:style-name="ce11">
            <text:p>11</text:p>
          </table:table-cell>
          <table:table-cell office:value-type="float" office:value="11" table:style-name="ce11">
            <text:p>11</text:p>
          </table:table-cell>
          <table:table-cell office:value-type="float" office:value="5.5" table:style-name="ce11">
            <text:p>5,5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100</text:p>
          </table:table-cell>
          <table:table-cell office:value-type="string" table:style-name="ce11">
            <text:p>T 100</text:p>
          </table:table-cell>
          <table:table-cell office:value-type="string" office:string-value="t 100" table:formula="of:=LOWER([.L16])" table:style-name="ce11">
            <text:p>t 100</text:p>
          </table:table-cell>
          <table:table-cell office:value-type="string" office:string-value="t100" table:formula="of:=LOWER([.K16])" table:style-name="ce11">
            <text:p>t100</text:p>
          </table:table-cell>
          <table:table-cell office:value-type="string" office:string-value="synonyms&quot;:[&quot;T100&quot;,&quot;T 100&quot;,&quot;t 100&quot;,&quot;t100&quot;]}]}," table:formula="of:= &quot;synonyms&quot;&amp;&quot;&quot;&quot;&quot;&amp;&quot;:[&quot;&amp;&quot;&quot;&quot;&quot;&amp;[.K16]&amp;&quot;&quot;&quot;&quot;&amp;&quot;,&quot;&amp;&quot;&quot;&quot;&quot;&amp;[.L16]&amp;&quot;&quot;&quot;&quot;&amp;&quot;,&quot;&amp;&quot;&quot;&quot;&quot;&amp;[.M16]&amp;&quot;&quot;&quot;&quot;&amp;&quot;,&quot;&amp;&quot;&quot;&quot;&quot;&amp;[.N16]&amp;&quot;&quot;&quot;&quot;&amp;&quot;]}]},&quot;" table:style-name="ce11">
            <text:p>synonyms":["T100","T 100","t 100","t100"]}]},</text:p>
          </table:table-cell>
          <table:table-cell office:value-type="string" office:string-value="{&quot;T100&quot;: [{&quot;shape_coords&quot;:[100,100,11,11,11,5,5,3],&quot;shape_name&quot;:&quot;T-Profile&quot;,&quot;synonyms&quot;:[&quot;T100&quot;,&quot;T 100&quot;,&quot;t 100&quot;,&quot;t100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 &amp; &quot;,&quot; &amp;[.G16]&amp; &quot;,&quot; &amp;[.H16]&amp; &quot;],&quot; &amp; &quot;&quot;&quot;&quot; &amp;&quot;shape_name&quot;&amp;&quot;&quot;&quot;&quot; &amp; &quot;:&quot; &amp; &quot;&quot;&quot;&quot; &amp;[.I16] &amp; &quot;&quot;&quot;&quot; &amp; &quot;,&quot; &amp; &quot;&quot;&quot;&quot;&amp;[.O16]" table:style-name="ce11">
            <text:p>{"T100": [{"shape_coords":[100,100,11,11,11,5,5,3],"shape_name":"T-Profile","synonyms":["T100","T 100","t 100","t100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120</text:p>
          </table:table-cell>
          <table:table-cell office:value-type="float" office:value="120" table:style-name="ce11">
            <text:p>120</text:p>
          </table:table-cell>
          <table:table-cell office:value-type="float" office:value="120" table:style-name="ce11">
            <text:p>120</text:p>
          </table:table-cell>
          <table:table-cell office:value-type="float" office:value="13" table:style-name="ce11">
            <text:p>13</text:p>
          </table:table-cell>
          <table:table-cell office:value-type="float" office:value="13" table:style-name="ce11">
            <text:p>13</text:p>
          </table:table-cell>
          <table:table-cell office:value-type="float" office:value="13" table:style-name="ce11">
            <text:p>13</text:p>
          </table:table-cell>
          <table:table-cell office:value-type="float" office:value="6.5" table:style-name="ce11">
            <text:p>6,5</text:p>
          </table:table-cell>
          <table:table-cell office:value-type="float" office:value="3" table:style-name="ce11">
            <text:p>3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120</text:p>
          </table:table-cell>
          <table:table-cell office:value-type="string" table:style-name="ce11">
            <text:p>T 120</text:p>
          </table:table-cell>
          <table:table-cell office:value-type="string" office:string-value="t 120" table:formula="of:=LOWER([.L17])" table:style-name="ce11">
            <text:p>t 120</text:p>
          </table:table-cell>
          <table:table-cell office:value-type="string" office:string-value="t120" table:formula="of:=LOWER([.K17])" table:style-name="ce11">
            <text:p>t120</text:p>
          </table:table-cell>
          <table:table-cell office:value-type="string" office:string-value="synonyms&quot;:[&quot;T120&quot;,&quot;T 120&quot;,&quot;t 120&quot;,&quot;t120&quot;]}]}," table:formula="of:= &quot;synonyms&quot;&amp;&quot;&quot;&quot;&quot;&amp;&quot;:[&quot;&amp;&quot;&quot;&quot;&quot;&amp;[.K17]&amp;&quot;&quot;&quot;&quot;&amp;&quot;,&quot;&amp;&quot;&quot;&quot;&quot;&amp;[.L17]&amp;&quot;&quot;&quot;&quot;&amp;&quot;,&quot;&amp;&quot;&quot;&quot;&quot;&amp;[.M17]&amp;&quot;&quot;&quot;&quot;&amp;&quot;,&quot;&amp;&quot;&quot;&quot;&quot;&amp;[.N17]&amp;&quot;&quot;&quot;&quot;&amp;&quot;]}]},&quot;" table:style-name="ce11">
            <text:p>synonyms":["T120","T 120","t 120","t120"]}]},</text:p>
          </table:table-cell>
          <table:table-cell office:value-type="string" office:string-value="{&quot;T120&quot;: [{&quot;shape_coords&quot;:[120,120,13,13,13,6,5,3],&quot;shape_name&quot;:&quot;T-Profile&quot;,&quot;synonyms&quot;:[&quot;T120&quot;,&quot;T 120&quot;,&quot;t 120&quot;,&quot;t120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 &amp; &quot;,&quot; &amp;[.G17]&amp; &quot;,&quot; &amp;[.H17]&amp; &quot;],&quot; &amp; &quot;&quot;&quot;&quot; &amp;&quot;shape_name&quot;&amp;&quot;&quot;&quot;&quot; &amp; &quot;:&quot; &amp; &quot;&quot;&quot;&quot; &amp;[.I17] &amp; &quot;&quot;&quot;&quot; &amp; &quot;,&quot; &amp; &quot;&quot;&quot;&quot;&amp;[.O17]" table:style-name="ce11">
            <text:p>{"T120": [{"shape_coords":[120,120,13,13,13,6,5,3],"shape_name":"T-Profile","synonyms":["T120","T 120","t 120","t120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140</text:p>
          </table:table-cell>
          <table:table-cell office:value-type="float" office:value="140" table:style-name="ce11">
            <text:p>140</text:p>
          </table:table-cell>
          <table:table-cell office:value-type="float" office:value="140" table:style-name="ce11">
            <text:p>140</text:p>
          </table:table-cell>
          <table:table-cell office:value-type="float" office:value="15" table:style-name="ce11">
            <text:p>15</text:p>
          </table:table-cell>
          <table:table-cell office:value-type="float" office:value="15" table:style-name="ce11">
            <text:p>15</text:p>
          </table:table-cell>
          <table:table-cell office:value-type="float" office:value="15" table:style-name="ce11">
            <text:p>15</text:p>
          </table:table-cell>
          <table:table-cell office:value-type="float" office:value="7.5" table:style-name="ce11">
            <text:p>7,5</text:p>
          </table:table-cell>
          <table:table-cell office:value-type="float" office:value="4" table:style-name="ce11">
            <text:p>4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140</text:p>
          </table:table-cell>
          <table:table-cell office:value-type="string" table:style-name="ce11">
            <text:p>T 140</text:p>
          </table:table-cell>
          <table:table-cell office:value-type="string" office:string-value="t 140" table:formula="of:=LOWER([.L18])" table:style-name="ce11">
            <text:p>t 140</text:p>
          </table:table-cell>
          <table:table-cell office:value-type="string" office:string-value="t140" table:formula="of:=LOWER([.K18])" table:style-name="ce11">
            <text:p>t140</text:p>
          </table:table-cell>
          <table:table-cell office:value-type="string" office:string-value="synonyms&quot;:[&quot;T140&quot;,&quot;T 140&quot;,&quot;t 140&quot;,&quot;t140&quot;]}]}," table:formula="of:= &quot;synonyms&quot;&amp;&quot;&quot;&quot;&quot;&amp;&quot;:[&quot;&amp;&quot;&quot;&quot;&quot;&amp;[.K18]&amp;&quot;&quot;&quot;&quot;&amp;&quot;,&quot;&amp;&quot;&quot;&quot;&quot;&amp;[.L18]&amp;&quot;&quot;&quot;&quot;&amp;&quot;,&quot;&amp;&quot;&quot;&quot;&quot;&amp;[.M18]&amp;&quot;&quot;&quot;&quot;&amp;&quot;,&quot;&amp;&quot;&quot;&quot;&quot;&amp;[.N18]&amp;&quot;&quot;&quot;&quot;&amp;&quot;]}]},&quot;" table:style-name="ce11">
            <text:p>synonyms":["T140","T 140","t 140","t140"]}]},</text:p>
          </table:table-cell>
          <table:table-cell office:value-type="string" office:string-value="{&quot;T140&quot;: [{&quot;shape_coords&quot;:[140,140,15,15,15,7,5,4],&quot;shape_name&quot;:&quot;T-Profile&quot;,&quot;synonyms&quot;:[&quot;T140&quot;,&quot;T 140&quot;,&quot;t 140&quot;,&quot;t140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 &amp; &quot;,&quot; &amp;[.G18]&amp; &quot;,&quot; &amp;[.H18]&amp; &quot;],&quot; &amp; &quot;&quot;&quot;&quot; &amp;&quot;shape_name&quot;&amp;&quot;&quot;&quot;&quot; &amp; &quot;:&quot; &amp; &quot;&quot;&quot;&quot; &amp;[.I18] &amp; &quot;&quot;&quot;&quot; &amp; &quot;,&quot; &amp; &quot;&quot;&quot;&quot;&amp;[.O18]" table:style-name="ce11">
            <text:p>{"T140": [{"shape_coords":[140,140,15,15,15,7,5,4],"shape_name":"T-Profile","synonyms":["T140","T 140","t 140","t140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160</text:p>
          </table:table-cell>
          <table:table-cell office:value-type="float" office:value="160" table:style-name="ce11">
            <text:p>160</text:p>
          </table:table-cell>
          <table:table-cell office:value-type="float" office:value="160" table:style-name="ce11">
            <text:p>160</text:p>
          </table:table-cell>
          <table:table-cell office:value-type="float" office:value="15" table:style-name="ce11">
            <text:p>15</text:p>
          </table:table-cell>
          <table:table-cell office:value-type="float" office:value="15" table:style-name="ce11">
            <text:p>15</text:p>
          </table:table-cell>
          <table:table-cell office:value-type="float" office:value="15" table:style-name="ce11">
            <text:p>15</text:p>
          </table:table-cell>
          <table:table-cell office:value-type="float" office:value="7.5" table:style-name="ce11">
            <text:p>7,5</text:p>
          </table:table-cell>
          <table:table-cell office:value-type="float" office:value="4" table:style-name="ce11">
            <text:p>4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160</text:p>
          </table:table-cell>
          <table:table-cell office:value-type="string" table:style-name="ce11">
            <text:p>T 160</text:p>
          </table:table-cell>
          <table:table-cell office:value-type="string" office:string-value="t 160" table:formula="of:=LOWER([.L19])" table:style-name="ce11">
            <text:p>t 160</text:p>
          </table:table-cell>
          <table:table-cell office:value-type="string" office:string-value="t160" table:formula="of:=LOWER([.K19])" table:style-name="ce11">
            <text:p>t160</text:p>
          </table:table-cell>
          <table:table-cell office:value-type="string" office:string-value="synonyms&quot;:[&quot;T160&quot;,&quot;T 160&quot;,&quot;t 160&quot;,&quot;t160&quot;]}]}," table:formula="of:= &quot;synonyms&quot;&amp;&quot;&quot;&quot;&quot;&amp;&quot;:[&quot;&amp;&quot;&quot;&quot;&quot;&amp;[.K19]&amp;&quot;&quot;&quot;&quot;&amp;&quot;,&quot;&amp;&quot;&quot;&quot;&quot;&amp;[.L19]&amp;&quot;&quot;&quot;&quot;&amp;&quot;,&quot;&amp;&quot;&quot;&quot;&quot;&amp;[.M19]&amp;&quot;&quot;&quot;&quot;&amp;&quot;,&quot;&amp;&quot;&quot;&quot;&quot;&amp;[.N19]&amp;&quot;&quot;&quot;&quot;&amp;&quot;]}]},&quot;" table:style-name="ce11">
            <text:p>synonyms":["T160","T 160","t 160","t160"]}]},</text:p>
          </table:table-cell>
          <table:table-cell office:value-type="string" office:string-value="{&quot;T160&quot;: [{&quot;shape_coords&quot;:[160,160,15,15,15,7,5,4],&quot;shape_name&quot;:&quot;T-Profile&quot;,&quot;synonyms&quot;:[&quot;T160&quot;,&quot;T 160&quot;,&quot;t 160&quot;,&quot;t160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 &amp; &quot;,&quot; &amp;[.G19]&amp; &quot;,&quot; &amp;[.H19]&amp; &quot;],&quot; &amp; &quot;&quot;&quot;&quot; &amp;&quot;shape_name&quot;&amp;&quot;&quot;&quot;&quot; &amp; &quot;:&quot; &amp; &quot;&quot;&quot;&quot; &amp;[.I19] &amp; &quot;&quot;&quot;&quot; &amp; &quot;,&quot; &amp; &quot;&quot;&quot;&quot;&amp;[.O19]" table:style-name="ce11">
            <text:p>{"T160": [{"shape_coords":[160,160,15,15,15,7,5,4],"shape_name":"T-Profile","synonyms":["T160","T 160","t 160","t160"]}]},</text:p>
          </table:table-cell>
          <table:table-cell table:number-columns-repeated="16368" table:style-name="ce11"/>
        </table:table-row>
        <table:table-row table:style-name="ro2">
          <table:table-cell office:value-type="string" table:style-name="ce11">
            <text:p>T180</text:p>
          </table:table-cell>
          <table:table-cell office:value-type="float" office:value="180" table:style-name="ce11">
            <text:p>180</text:p>
          </table:table-cell>
          <table:table-cell office:value-type="float" office:value="180" table:style-name="ce11">
            <text:p>180</text:p>
          </table:table-cell>
          <table:table-cell office:value-type="float" office:value="18" table:style-name="ce11">
            <text:p>18</text:p>
          </table:table-cell>
          <table:table-cell office:value-type="float" office:value="18" table:style-name="ce11">
            <text:p>18</text:p>
          </table:table-cell>
          <table:table-cell office:value-type="float" office:value="18" table:style-name="ce11">
            <text:p>18</text:p>
          </table:table-cell>
          <table:table-cell office:value-type="float" office:value="9" table:style-name="ce11">
            <text:p>9</text:p>
          </table:table-cell>
          <table:table-cell office:value-type="float" office:value="4.5" table:style-name="ce11">
            <text:p>4,5</text:p>
          </table:table-cell>
          <table:table-cell office:value-type="string" table:style-name="ce11">
            <text:p>T-Profile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T180</text:p>
          </table:table-cell>
          <table:table-cell office:value-type="string" table:style-name="ce11">
            <text:p>T 180</text:p>
          </table:table-cell>
          <table:table-cell office:value-type="string" office:string-value="t 180" table:formula="of:=LOWER([.L20])" table:style-name="ce11">
            <text:p>t 180</text:p>
          </table:table-cell>
          <table:table-cell office:value-type="string" office:string-value="t180" table:formula="of:=LOWER([.K20])" table:style-name="ce11">
            <text:p>t180</text:p>
          </table:table-cell>
          <table:table-cell office:value-type="string" office:string-value="synonyms&quot;:[&quot;T180&quot;,&quot;T 180&quot;,&quot;t 180&quot;,&quot;t180&quot;]}]}," table:formula="of:= &quot;synonyms&quot;&amp;&quot;&quot;&quot;&quot;&amp;&quot;:[&quot;&amp;&quot;&quot;&quot;&quot;&amp;[.K20]&amp;&quot;&quot;&quot;&quot;&amp;&quot;,&quot;&amp;&quot;&quot;&quot;&quot;&amp;[.L20]&amp;&quot;&quot;&quot;&quot;&amp;&quot;,&quot;&amp;&quot;&quot;&quot;&quot;&amp;[.M20]&amp;&quot;&quot;&quot;&quot;&amp;&quot;,&quot;&amp;&quot;&quot;&quot;&quot;&amp;[.N20]&amp;&quot;&quot;&quot;&quot;&amp;&quot;]}]},&quot;" table:style-name="ce11">
            <text:p>synonyms":["T180","T 180","t 180","t180"]}]},</text:p>
          </table:table-cell>
          <table:table-cell office:value-type="string" office:string-value="{&quot;T180&quot;: [{&quot;shape_coords&quot;:[180,180,18,18,18,9,4,5],&quot;shape_name&quot;:&quot;T-Profile&quot;,&quot;synonyms&quot;:[&quot;T180&quot;,&quot;T 180&quot;,&quot;t 180&quot;,&quot;t180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 &amp; &quot;,&quot; &amp;[.G20]&amp; &quot;,&quot; &amp;[.H20]&amp; &quot;],&quot; &amp; &quot;&quot;&quot;&quot; &amp;&quot;shape_name&quot;&amp;&quot;&quot;&quot;&quot; &amp; &quot;:&quot; &amp; &quot;&quot;&quot;&quot; &amp;[.I20] &amp; &quot;&quot;&quot;&quot; &amp; &quot;,&quot; &amp; &quot;&quot;&quot;&quot;&amp;[.O20]" table:style-name="ce11">
            <text:p>{"T180": [{"shape_coords":[180,180,18,18,18,9,4,5],"shape_name":"T-Profile","synonyms":["T180","T 180","t 180","t180"]}]},</text:p>
          </table:table-cell>
          <table:table-cell table:number-columns-repeated="16368" table:style-name="ce11"/>
        </table:table-row>
        <table:table-row table:number-rows-repeated="23" table:style-name="ro2">
          <table:table-cell table:number-columns-repeated="16384" table:style-name="ce11"/>
        </table:table-row>
        <table:table-row table:number-rows-repeated="1048533" table:style-name="ro1">
          <table:table-cell table:number-columns-repeated="16384"/>
        </table:table-row>
      </table:table>
      <table:table table:name="CChannelParallelFlange" table:style-name="ta2">
        <table:table-column table:style-name="co10" table:default-cell-style-name="ce21"/>
        <table:table-column table:style-name="co10" table:number-columns-repeated="5" table:default-cell-style-name="ce13"/>
        <table:table-column table:style-name="co17" table:default-cell-style-name="ce21"/>
        <table:table-column table:style-name="co25" table:default-cell-style-name="ce21"/>
        <table:table-column table:style-name="co10" table:number-columns-repeated="6" table:default-cell-style-name="ce21"/>
        <table:table-column table:style-name="co26" table:default-cell-style-name="ce21"/>
        <table:table-column table:style-name="co27" table:default-cell-style-name="ce21"/>
        <table:table-column table:style-name="co10" table:default-cell-style-name="ce1"/>
        <table:table-column table:style-name="co10" table:number-columns-repeated="16367" table:default-cell-style-name="ce21"/>
        <table:table-row table:style-name="ro2">
          <table:table-cell office:value-type="string" table:style-name="ce12">
            <text:p>Profilename</text:p>
          </table:table-cell>
          <table:table-cell office:value-type="string" table:style-name="ce22">
            <text:p>h</text:p>
          </table:table-cell>
          <table:table-cell office:value-type="string" table:style-name="ce22">
            <text:p>b</text:p>
          </table:table-cell>
          <table:table-cell office:value-type="string" table:style-name="ce22">
            <text:p>tw/d</text:p>
          </table:table-cell>
          <table:table-cell office:value-type="string" table:style-name="ce22">
            <text:p>tf</text:p>
          </table:table-cell>
          <table:table-cell office:value-type="string" table:style-name="ce22">
            <text:p>r</text:p>
          </table:table-cell>
          <table:table-cell office:value-type="string" table:style-name="ce12">
            <text:p>ex/ys</text:p>
          </table:table-cell>
          <table:table-cell office:value-type="string" table:style-name="ce22">
            <text:p>Shape</text:p>
          </table:table-cell>
          <table:table-cell office:value-type="string" table:style-name="ce22">
            <text:p>Synonyms</text:p>
          </table:table-cell>
          <table:table-cell table:number-columns-repeated="6" table:style-name="ce23"/>
          <table:table-cell office:value-type="string" table:style-name="ce23">
            <text:p>JSONString</text:p>
          </table:table-cell>
          <table:table-cell table:number-columns-repeated="16368" table:style-name="ce23"/>
        </table:table-row>
        <table:table-row table:style-name="ro1">
          <table:table-cell table:style-name="ce12"/>
          <table:table-cell table:number-columns-repeated="4" table:style-name="ce22"/>
          <table:table-cell office:value-type="string" table:style-name="ce22">
            <text:p>web fillet</text:p>
          </table:table-cell>
          <table:table-cell office:value-type="string" table:style-name="ce12">
            <text:p>centroid horizontal from left</text:p>
          </table:table-cell>
          <table:table-cell table:number-columns-repeated="2" table:style-name="ce22"/>
          <table:table-cell table:number-columns-repeated="7" table:style-name="ce21"/>
          <table:table-cell table:number-columns-repeated="16368"/>
        </table:table-row>
        <table:table-row table:style-name="ro1">
          <table:table-cell table:style-name="ce12"/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table:number-columns-repeated="2" table:style-name="ce22"/>
          <table:table-cell table:number-columns-repeated="7" table:style-name="ce21"/>
          <table:table-cell table:number-columns-repeated="16368"/>
        </table:table-row>
        <table:table-row table:style-name="ro1">
          <table:table-cell office:value-type="string" table:style-name="ce21">
            <text:p>UPE80</text:p>
          </table:table-cell>
          <table:table-cell office:value-type="float" office:value="80" table:style-name="ce13">
            <text:p>80</text:p>
          </table:table-cell>
          <table:table-cell office:value-type="float" office:value="50" table:style-name="ce13">
            <text:p>50</text:p>
          </table:table-cell>
          <table:table-cell office:value-type="float" office:value="4.5" table:style-name="ce13">
            <text:p>4,5</text:p>
          </table:table-cell>
          <table:table-cell office:value-type="float" office:value="8" table:style-name="ce13">
            <text:p>8</text:p>
          </table:table-cell>
          <table:table-cell office:value-type="float" office:value="10" table:style-name="ce13">
            <text:p>10</text:p>
          </table:table-cell>
          <table:table-cell office:value-type="float" office:value="18.5" table:style-name="ce13">
            <text:p>18,5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80</text:p>
          </table:table-cell>
          <table:table-cell office:value-type="string" table:style-name="ce21">
            <text:p>UPE 80</text:p>
          </table:table-cell>
          <table:table-cell office:value-type="string" table:style-name="ce21">
            <text:p>UP80E</text:p>
          </table:table-cell>
          <table:table-cell office:value-type="string" office:string-value="upe80" table:formula="of:=LOWER([.I4])" table:style-name="ce21">
            <text:p>upe80</text:p>
          </table:table-cell>
          <table:table-cell office:value-type="string" office:string-value="upe 80" table:formula="of:=LOWER([.J4])" table:style-name="ce21">
            <text:p>upe 80</text:p>
          </table:table-cell>
          <table:table-cell office:value-type="string" office:string-value="up80e" table:formula="of:=LOWER([.K4])" table:style-name="ce21">
            <text:p>up80e</text:p>
          </table:table-cell>
          <table:table-cell office:value-type="string" office:string-value="synonyms&quot;:[&quot;UPE80&quot;,&quot;UPE 80&quot;,&quot;UP80E&quot;,&quot;upe80&quot;,&quot;upe 80&quot;,&quot;up80e&quot;]}]}," table:formula="of:= &quot;synonyms&quot;&amp;&quot;&quot;&quot;&quot;&amp;&quot;:[&quot;&amp;&quot;&quot;&quot;&quot;&amp;[.I4]&amp;&quot;&quot;&quot;&quot;&amp;&quot;,&quot;&amp;&quot;&quot;&quot;&quot;&amp;[.J4]&amp;&quot;&quot;&quot;&quot;&amp;&quot;,&quot;&amp;&quot;&quot;&quot;&quot;&amp;[.K4]&amp;&quot;&quot;&quot;&quot;&amp;&quot;,&quot;&amp;&quot;&quot;&quot;&quot;&amp;[.L4]&amp;&quot;&quot;&quot;&quot;&amp;&quot;,&quot;&amp;&quot;&quot;&quot;&quot;&amp;[.M4]&amp;&quot;&quot;&quot;&quot;&amp;&quot;,&quot;&amp;&quot;&quot;&quot;&quot;&amp;[.N4]&amp;&quot;&quot;&quot;&quot;&amp;&quot;]}]},&quot;" table:style-name="ce24">
            <text:p>synonyms":["UPE80","UPE 80","UP80E","upe80","upe 80","up80e"]}]},</text:p>
          </table:table-cell>
          <table:table-cell office:value-type="string" office:string-value="{&quot;UPE80&quot;: [{&quot;shape_coords&quot;:[80,50,4,5,8,10,18,5],&quot;shape_name&quot;:&quot;C-channel parallel flange&quot;,&quot;synonyms&quot;:[&quot;UPE80&quot;,&quot;UPE 80&quot;,&quot;UP80E&quot;,&quot;upe80&quot;,&quot;upe 80&quot;,&quot;up80e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 &amp; &quot;,&quot; &amp;[.G4]&amp; &quot;],&quot; &amp; &quot;&quot;&quot;&quot; &amp;&quot;shape_name&quot;&amp;&quot;&quot;&quot;&quot; &amp; &quot;:&quot; &amp; &quot;&quot;&quot;&quot; &amp;[.H4] &amp; &quot;&quot;&quot;&quot; &amp; &quot;,&quot; &amp; &quot;&quot;&quot;&quot;&amp;[.O4]" table:style-name="ce21">
            <text:p>{"UPE80": [{"shape_coords":[80,50,4,5,8,10,18,5],"shape_name":"C-channel parallel flange","synonyms":["UPE80","UPE 80","UP80E","upe80","upe 80","up80e"]}]},</text:p>
          </table:table-cell>
          <table:table-cell table:number-columns-repeated="16368"/>
        </table:table-row>
        <table:table-row table:style-name="ro5">
          <table:table-cell office:value-type="string" table:style-name="ce21">
            <text:p>UPE100</text:p>
          </table:table-cell>
          <table:table-cell office:value-type="float" office:value="100" table:style-name="ce13">
            <text:p>100</text:p>
          </table:table-cell>
          <table:table-cell office:value-type="float" office:value="55" table:style-name="ce13">
            <text:p>55</text:p>
          </table:table-cell>
          <table:table-cell office:value-type="float" office:value="5" table:style-name="ce13">
            <text:p>5</text:p>
          </table:table-cell>
          <table:table-cell office:value-type="float" office:value="8.5" table:style-name="ce13">
            <text:p>8,5</text:p>
          </table:table-cell>
          <table:table-cell office:value-type="float" office:value="10" table:style-name="ce13">
            <text:p>10</text:p>
          </table:table-cell>
          <table:table-cell office:value-type="float" office:value="19.399999999999999" table:style-name="ce13">
            <text:p>19,4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100</text:p>
          </table:table-cell>
          <table:table-cell office:value-type="string" table:style-name="ce21">
            <text:p>UPE 100</text:p>
          </table:table-cell>
          <table:table-cell office:value-type="string" table:style-name="ce21">
            <text:p>UP100E</text:p>
          </table:table-cell>
          <table:table-cell office:value-type="string" office:string-value="upe100" table:formula="of:=LOWER([.I5])" table:style-name="ce21">
            <text:p>upe100</text:p>
          </table:table-cell>
          <table:table-cell office:value-type="string" office:string-value="upe 100" table:formula="of:=LOWER([.J5])" table:style-name="ce21">
            <text:p>upe 100</text:p>
          </table:table-cell>
          <table:table-cell office:value-type="string" office:string-value="up100e" table:formula="of:=LOWER([.K5])" table:style-name="ce21">
            <text:p>up100e</text:p>
          </table:table-cell>
          <table:table-cell office:value-type="string" office:string-value="synonyms&quot;:[&quot;UPE100&quot;,&quot;UPE 100&quot;,&quot;UP100E&quot;,&quot;upe100&quot;,&quot;upe 100&quot;,&quot;up100e&quot;]}]}," table:formula="of:= &quot;synonyms&quot;&amp;&quot;&quot;&quot;&quot;&amp;&quot;:[&quot;&amp;&quot;&quot;&quot;&quot;&amp;[.I5]&amp;&quot;&quot;&quot;&quot;&amp;&quot;,&quot;&amp;&quot;&quot;&quot;&quot;&amp;[.J5]&amp;&quot;&quot;&quot;&quot;&amp;&quot;,&quot;&amp;&quot;&quot;&quot;&quot;&amp;[.K5]&amp;&quot;&quot;&quot;&quot;&amp;&quot;,&quot;&amp;&quot;&quot;&quot;&quot;&amp;[.L5]&amp;&quot;&quot;&quot;&quot;&amp;&quot;,&quot;&amp;&quot;&quot;&quot;&quot;&amp;[.M5]&amp;&quot;&quot;&quot;&quot;&amp;&quot;,&quot;&amp;&quot;&quot;&quot;&quot;&amp;[.N5]&amp;&quot;&quot;&quot;&quot;&amp;&quot;]}]},&quot;" table:style-name="ce24">
            <text:p>synonyms":["UPE100","UPE 100","UP100E","upe100","upe 100","up100e"]}]},</text:p>
          </table:table-cell>
          <table:table-cell office:value-type="string" office:string-value="{&quot;UPE100&quot;: [{&quot;shape_coords&quot;:[100,55,5,8,5,10,19,4],&quot;shape_name&quot;:&quot;C-channel parallel flange&quot;,&quot;synonyms&quot;:[&quot;UPE100&quot;,&quot;UPE 100&quot;,&quot;UP100E&quot;,&quot;upe100&quot;,&quot;upe 100&quot;,&quot;up100e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 &amp; &quot;,&quot; &amp;[.G5]&amp; &quot;],&quot; &amp; &quot;&quot;&quot;&quot; &amp;&quot;shape_name&quot;&amp;&quot;&quot;&quot;&quot; &amp; &quot;:&quot; &amp; &quot;&quot;&quot;&quot; &amp;[.H5] &amp; &quot;&quot;&quot;&quot; &amp; &quot;,&quot; &amp; &quot;&quot;&quot;&quot;&amp;[.O5]" table:style-name="ce21">
            <text:p>{"UPE100": [{"shape_coords":[100,55,5,8,5,10,19,4],"shape_name":"C-channel parallel flange","synonyms":["UPE100","UPE 100","UP100E","upe100","upe 100","up100e"]}]},</text:p>
          </table:table-cell>
          <table:table-cell table:number-columns-repeated="16368"/>
        </table:table-row>
        <table:table-row table:style-name="ro5">
          <table:table-cell office:value-type="string" table:style-name="ce21">
            <text:p>UPE120</text:p>
          </table:table-cell>
          <table:table-cell office:value-type="float" office:value="120" table:style-name="ce13">
            <text:p>120</text:p>
          </table:table-cell>
          <table:table-cell office:value-type="float" office:value="60" table:style-name="ce13">
            <text:p>60</text:p>
          </table:table-cell>
          <table:table-cell office:value-type="float" office:value="5.5" table:style-name="ce13">
            <text:p>5,5</text:p>
          </table:table-cell>
          <table:table-cell office:value-type="float" office:value="9" table:style-name="ce13">
            <text:p>9</text:p>
          </table:table-cell>
          <table:table-cell office:value-type="float" office:value="10" table:style-name="ce13">
            <text:p>10</text:p>
          </table:table-cell>
          <table:table-cell office:value-type="float" office:value="20.399999999999999" table:style-name="ce13">
            <text:p>20,4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120</text:p>
          </table:table-cell>
          <table:table-cell office:value-type="string" table:style-name="ce21">
            <text:p>UPE 120</text:p>
          </table:table-cell>
          <table:table-cell office:value-type="string" table:style-name="ce21">
            <text:p>UP120E</text:p>
          </table:table-cell>
          <table:table-cell office:value-type="string" office:string-value="upe120" table:formula="of:=LOWER([.I6])" table:style-name="ce21">
            <text:p>upe120</text:p>
          </table:table-cell>
          <table:table-cell office:value-type="string" office:string-value="upe 120" table:formula="of:=LOWER([.J6])" table:style-name="ce21">
            <text:p>upe 120</text:p>
          </table:table-cell>
          <table:table-cell office:value-type="string" office:string-value="up120e" table:formula="of:=LOWER([.K6])" table:style-name="ce21">
            <text:p>up120e</text:p>
          </table:table-cell>
          <table:table-cell office:value-type="string" office:string-value="synonyms&quot;:[&quot;UPE120&quot;,&quot;UPE 120&quot;,&quot;UP120E&quot;,&quot;upe120&quot;,&quot;upe 120&quot;,&quot;up120e&quot;]}]}," table:formula="of:= &quot;synonyms&quot;&amp;&quot;&quot;&quot;&quot;&amp;&quot;:[&quot;&amp;&quot;&quot;&quot;&quot;&amp;[.I6]&amp;&quot;&quot;&quot;&quot;&amp;&quot;,&quot;&amp;&quot;&quot;&quot;&quot;&amp;[.J6]&amp;&quot;&quot;&quot;&quot;&amp;&quot;,&quot;&amp;&quot;&quot;&quot;&quot;&amp;[.K6]&amp;&quot;&quot;&quot;&quot;&amp;&quot;,&quot;&amp;&quot;&quot;&quot;&quot;&amp;[.L6]&amp;&quot;&quot;&quot;&quot;&amp;&quot;,&quot;&amp;&quot;&quot;&quot;&quot;&amp;[.M6]&amp;&quot;&quot;&quot;&quot;&amp;&quot;,&quot;&amp;&quot;&quot;&quot;&quot;&amp;[.N6]&amp;&quot;&quot;&quot;&quot;&amp;&quot;]}]},&quot;" table:style-name="ce24">
            <text:p>synonyms":["UPE120","UPE 120","UP120E","upe120","upe 120","up120e"]}]},</text:p>
          </table:table-cell>
          <table:table-cell office:value-type="string" office:string-value="{&quot;UPE120&quot;: [{&quot;shape_coords&quot;:[120,60,5,5,9,10,20,4],&quot;shape_name&quot;:&quot;C-channel parallel flange&quot;,&quot;synonyms&quot;:[&quot;UPE120&quot;,&quot;UPE 120&quot;,&quot;UP120E&quot;,&quot;upe120&quot;,&quot;upe 120&quot;,&quot;up120e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 &amp; &quot;,&quot; &amp;[.G6]&amp; &quot;],&quot; &amp; &quot;&quot;&quot;&quot; &amp;&quot;shape_name&quot;&amp;&quot;&quot;&quot;&quot; &amp; &quot;:&quot; &amp; &quot;&quot;&quot;&quot; &amp;[.H6] &amp; &quot;&quot;&quot;&quot; &amp; &quot;,&quot; &amp; &quot;&quot;&quot;&quot;&amp;[.O6]" table:style-name="ce21">
            <text:p>{"UPE120": [{"shape_coords":[120,60,5,5,9,10,20,4],"shape_name":"C-channel parallel flange","synonyms":["UPE120","UPE 120","UP120E","upe120","upe 120","up120e"]}]},</text:p>
          </table:table-cell>
          <table:table-cell table:number-columns-repeated="16368"/>
        </table:table-row>
        <table:table-row table:style-name="ro5">
          <table:table-cell office:value-type="string" table:style-name="ce21">
            <text:p>UPE140</text:p>
          </table:table-cell>
          <table:table-cell office:value-type="float" office:value="140" table:style-name="ce13">
            <text:p>140</text:p>
          </table:table-cell>
          <table:table-cell office:value-type="float" office:value="65" table:style-name="ce13">
            <text:p>65</text:p>
          </table:table-cell>
          <table:table-cell office:value-type="float" office:value="6" table:style-name="ce13">
            <text:p>6</text:p>
          </table:table-cell>
          <table:table-cell office:value-type="float" office:value="9.5" table:style-name="ce13">
            <text:p>9,5</text:p>
          </table:table-cell>
          <table:table-cell office:value-type="float" office:value="10" table:style-name="ce13">
            <text:p>10</text:p>
          </table:table-cell>
          <table:table-cell office:value-type="float" office:value="21.3" table:style-name="ce13">
            <text:p>21,3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140</text:p>
          </table:table-cell>
          <table:table-cell office:value-type="string" table:style-name="ce21">
            <text:p>UPE 140</text:p>
          </table:table-cell>
          <table:table-cell office:value-type="string" table:style-name="ce21">
            <text:p>UP140E</text:p>
          </table:table-cell>
          <table:table-cell office:value-type="string" office:string-value="upe140" table:formula="of:=LOWER([.I7])" table:style-name="ce21">
            <text:p>upe140</text:p>
          </table:table-cell>
          <table:table-cell office:value-type="string" office:string-value="upe 140" table:formula="of:=LOWER([.J7])" table:style-name="ce21">
            <text:p>upe 140</text:p>
          </table:table-cell>
          <table:table-cell office:value-type="string" office:string-value="up140e" table:formula="of:=LOWER([.K7])" table:style-name="ce21">
            <text:p>up140e</text:p>
          </table:table-cell>
          <table:table-cell office:value-type="string" office:string-value="synonyms&quot;:[&quot;UPE140&quot;,&quot;UPE 140&quot;,&quot;UP140E&quot;,&quot;upe140&quot;,&quot;upe 140&quot;,&quot;up140e&quot;]}]}," table:formula="of:= &quot;synonyms&quot;&amp;&quot;&quot;&quot;&quot;&amp;&quot;:[&quot;&amp;&quot;&quot;&quot;&quot;&amp;[.I7]&amp;&quot;&quot;&quot;&quot;&amp;&quot;,&quot;&amp;&quot;&quot;&quot;&quot;&amp;[.J7]&amp;&quot;&quot;&quot;&quot;&amp;&quot;,&quot;&amp;&quot;&quot;&quot;&quot;&amp;[.K7]&amp;&quot;&quot;&quot;&quot;&amp;&quot;,&quot;&amp;&quot;&quot;&quot;&quot;&amp;[.L7]&amp;&quot;&quot;&quot;&quot;&amp;&quot;,&quot;&amp;&quot;&quot;&quot;&quot;&amp;[.M7]&amp;&quot;&quot;&quot;&quot;&amp;&quot;,&quot;&amp;&quot;&quot;&quot;&quot;&amp;[.N7]&amp;&quot;&quot;&quot;&quot;&amp;&quot;]}]},&quot;" table:style-name="ce24">
            <text:p>synonyms":["UPE140","UPE 140","UP140E","upe140","upe 140","up140e"]}]},</text:p>
          </table:table-cell>
          <table:table-cell office:value-type="string" office:string-value="{&quot;UPE140&quot;: [{&quot;shape_coords&quot;:[140,65,6,9,5,10,21,3],&quot;shape_name&quot;:&quot;C-channel parallel flange&quot;,&quot;synonyms&quot;:[&quot;UPE140&quot;,&quot;UPE 140&quot;,&quot;UP140E&quot;,&quot;upe140&quot;,&quot;upe 140&quot;,&quot;up140e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 &amp; &quot;,&quot; &amp;[.G7]&amp; &quot;],&quot; &amp; &quot;&quot;&quot;&quot; &amp;&quot;shape_name&quot;&amp;&quot;&quot;&quot;&quot; &amp; &quot;:&quot; &amp; &quot;&quot;&quot;&quot; &amp;[.H7] &amp; &quot;&quot;&quot;&quot; &amp; &quot;,&quot; &amp; &quot;&quot;&quot;&quot;&amp;[.O7]" table:style-name="ce21">
            <text:p>{"UPE140": [{"shape_coords":[140,65,6,9,5,10,21,3],"shape_name":"C-channel parallel flange","synonyms":["UPE140","UPE 140","UP140E","upe140","upe 140","up140e"]}]},</text:p>
          </table:table-cell>
          <table:table-cell table:number-columns-repeated="16368"/>
        </table:table-row>
        <table:table-row table:style-name="ro5">
          <table:table-cell office:value-type="string" table:style-name="ce21">
            <text:p>UPE160</text:p>
          </table:table-cell>
          <table:table-cell office:value-type="float" office:value="160" table:style-name="ce13">
            <text:p>160</text:p>
          </table:table-cell>
          <table:table-cell office:value-type="float" office:value="70" table:style-name="ce13">
            <text:p>70</text:p>
          </table:table-cell>
          <table:table-cell office:value-type="float" office:value="6.5" table:style-name="ce13">
            <text:p>6,5</text:p>
          </table:table-cell>
          <table:table-cell office:value-type="float" office:value="10" table:style-name="ce13">
            <text:p>10</text:p>
          </table:table-cell>
          <table:table-cell office:value-type="float" office:value="12" table:style-name="ce13">
            <text:p>12</text:p>
          </table:table-cell>
          <table:table-cell office:value-type="float" office:value="22.1" table:style-name="ce13">
            <text:p>22,1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160</text:p>
          </table:table-cell>
          <table:table-cell office:value-type="string" table:style-name="ce21">
            <text:p>UPE 160</text:p>
          </table:table-cell>
          <table:table-cell office:value-type="string" table:style-name="ce21">
            <text:p>UP160E</text:p>
          </table:table-cell>
          <table:table-cell office:value-type="string" office:string-value="upe160" table:formula="of:=LOWER([.I8])" table:style-name="ce21">
            <text:p>upe160</text:p>
          </table:table-cell>
          <table:table-cell office:value-type="string" office:string-value="upe 160" table:formula="of:=LOWER([.J8])" table:style-name="ce21">
            <text:p>upe 160</text:p>
          </table:table-cell>
          <table:table-cell office:value-type="string" office:string-value="up160e" table:formula="of:=LOWER([.K8])" table:style-name="ce21">
            <text:p>up160e</text:p>
          </table:table-cell>
          <table:table-cell office:value-type="string" office:string-value="synonyms&quot;:[&quot;UPE160&quot;,&quot;UPE 160&quot;,&quot;UP160E&quot;,&quot;upe160&quot;,&quot;upe 160&quot;,&quot;up160e&quot;]}]}," table:formula="of:= &quot;synonyms&quot;&amp;&quot;&quot;&quot;&quot;&amp;&quot;:[&quot;&amp;&quot;&quot;&quot;&quot;&amp;[.I8]&amp;&quot;&quot;&quot;&quot;&amp;&quot;,&quot;&amp;&quot;&quot;&quot;&quot;&amp;[.J8]&amp;&quot;&quot;&quot;&quot;&amp;&quot;,&quot;&amp;&quot;&quot;&quot;&quot;&amp;[.K8]&amp;&quot;&quot;&quot;&quot;&amp;&quot;,&quot;&amp;&quot;&quot;&quot;&quot;&amp;[.L8]&amp;&quot;&quot;&quot;&quot;&amp;&quot;,&quot;&amp;&quot;&quot;&quot;&quot;&amp;[.M8]&amp;&quot;&quot;&quot;&quot;&amp;&quot;,&quot;&amp;&quot;&quot;&quot;&quot;&amp;[.N8]&amp;&quot;&quot;&quot;&quot;&amp;&quot;]}]},&quot;" table:style-name="ce24">
            <text:p>synonyms":["UPE160","UPE 160","UP160E","upe160","upe 160","up160e"]}]},</text:p>
          </table:table-cell>
          <table:table-cell office:value-type="string" office:string-value="{&quot;UPE160&quot;: [{&quot;shape_coords&quot;:[160,70,6,5,10,12,22,1],&quot;shape_name&quot;:&quot;C-channel parallel flange&quot;,&quot;synonyms&quot;:[&quot;UPE160&quot;,&quot;UPE 160&quot;,&quot;UP160E&quot;,&quot;upe160&quot;,&quot;upe 160&quot;,&quot;up160e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 &amp; &quot;,&quot; &amp;[.G8]&amp; &quot;],&quot; &amp; &quot;&quot;&quot;&quot; &amp;&quot;shape_name&quot;&amp;&quot;&quot;&quot;&quot; &amp; &quot;:&quot; &amp; &quot;&quot;&quot;&quot; &amp;[.H8] &amp; &quot;&quot;&quot;&quot; &amp; &quot;,&quot; &amp; &quot;&quot;&quot;&quot;&amp;[.O8]" table:style-name="ce21">
            <text:p>{"UPE160": [{"shape_coords":[160,70,6,5,10,12,22,1],"shape_name":"C-channel parallel flange","synonyms":["UPE160","UPE 160","UP160E","upe160","upe 160","up160e"]}]},</text:p>
          </table:table-cell>
          <table:table-cell table:number-columns-repeated="16368"/>
        </table:table-row>
        <table:table-row table:style-name="ro5">
          <table:table-cell office:value-type="string" table:style-name="ce21">
            <text:p>UPE180</text:p>
          </table:table-cell>
          <table:table-cell office:value-type="float" office:value="180" table:style-name="ce13">
            <text:p>180</text:p>
          </table:table-cell>
          <table:table-cell office:value-type="float" office:value="75" table:style-name="ce13">
            <text:p>75</text:p>
          </table:table-cell>
          <table:table-cell office:value-type="float" office:value="7" table:style-name="ce13">
            <text:p>7</text:p>
          </table:table-cell>
          <table:table-cell office:value-type="float" office:value="10.5" table:style-name="ce13">
            <text:p>10,5</text:p>
          </table:table-cell>
          <table:table-cell office:value-type="float" office:value="12" table:style-name="ce13">
            <text:p>12</text:p>
          </table:table-cell>
          <table:table-cell office:value-type="float" office:value="23.1" table:style-name="ce13">
            <text:p>23,1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180</text:p>
          </table:table-cell>
          <table:table-cell office:value-type="string" table:style-name="ce21">
            <text:p>UPE 180</text:p>
          </table:table-cell>
          <table:table-cell office:value-type="string" table:style-name="ce21">
            <text:p>UP180E</text:p>
          </table:table-cell>
          <table:table-cell office:value-type="string" office:string-value="upe180" table:formula="of:=LOWER([.I9])" table:style-name="ce21">
            <text:p>upe180</text:p>
          </table:table-cell>
          <table:table-cell office:value-type="string" office:string-value="upe 180" table:formula="of:=LOWER([.J9])" table:style-name="ce21">
            <text:p>upe 180</text:p>
          </table:table-cell>
          <table:table-cell office:value-type="string" office:string-value="up180e" table:formula="of:=LOWER([.K9])" table:style-name="ce21">
            <text:p>up180e</text:p>
          </table:table-cell>
          <table:table-cell office:value-type="string" office:string-value="synonyms&quot;:[&quot;UPE180&quot;,&quot;UPE 180&quot;,&quot;UP180E&quot;,&quot;upe180&quot;,&quot;upe 180&quot;,&quot;up180e&quot;]}]}," table:formula="of:= &quot;synonyms&quot;&amp;&quot;&quot;&quot;&quot;&amp;&quot;:[&quot;&amp;&quot;&quot;&quot;&quot;&amp;[.I9]&amp;&quot;&quot;&quot;&quot;&amp;&quot;,&quot;&amp;&quot;&quot;&quot;&quot;&amp;[.J9]&amp;&quot;&quot;&quot;&quot;&amp;&quot;,&quot;&amp;&quot;&quot;&quot;&quot;&amp;[.K9]&amp;&quot;&quot;&quot;&quot;&amp;&quot;,&quot;&amp;&quot;&quot;&quot;&quot;&amp;[.L9]&amp;&quot;&quot;&quot;&quot;&amp;&quot;,&quot;&amp;&quot;&quot;&quot;&quot;&amp;[.M9]&amp;&quot;&quot;&quot;&quot;&amp;&quot;,&quot;&amp;&quot;&quot;&quot;&quot;&amp;[.N9]&amp;&quot;&quot;&quot;&quot;&amp;&quot;]}]},&quot;" table:style-name="ce24">
            <text:p>synonyms":["UPE180","UPE 180","UP180E","upe180","upe 180","up180e"]}]},</text:p>
          </table:table-cell>
          <table:table-cell office:value-type="string" office:string-value="{&quot;UPE180&quot;: [{&quot;shape_coords&quot;:[180,75,7,10,5,12,23,1],&quot;shape_name&quot;:&quot;C-channel parallel flange&quot;,&quot;synonyms&quot;:[&quot;UPE180&quot;,&quot;UPE 180&quot;,&quot;UP180E&quot;,&quot;upe180&quot;,&quot;upe 180&quot;,&quot;up180e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 &amp; &quot;,&quot; &amp;[.G9]&amp; &quot;],&quot; &amp; &quot;&quot;&quot;&quot; &amp;&quot;shape_name&quot;&amp;&quot;&quot;&quot;&quot; &amp; &quot;:&quot; &amp; &quot;&quot;&quot;&quot; &amp;[.H9] &amp; &quot;&quot;&quot;&quot; &amp; &quot;,&quot; &amp; &quot;&quot;&quot;&quot;&amp;[.O9]" table:style-name="ce21">
            <text:p>{"UPE180": [{"shape_coords":[180,75,7,10,5,12,23,1],"shape_name":"C-channel parallel flange","synonyms":["UPE180","UPE 180","UP180E","upe180","upe 180","up180e"]}]},</text:p>
          </table:table-cell>
          <table:table-cell table:number-columns-repeated="16368"/>
        </table:table-row>
        <table:table-row table:style-name="ro5">
          <table:table-cell office:value-type="string" table:style-name="ce21">
            <text:p>UPE200</text:p>
          </table:table-cell>
          <table:table-cell office:value-type="float" office:value="200" table:style-name="ce13">
            <text:p>200</text:p>
          </table:table-cell>
          <table:table-cell office:value-type="float" office:value="80" table:style-name="ce13">
            <text:p>80</text:p>
          </table:table-cell>
          <table:table-cell office:value-type="float" office:value="7.5" table:style-name="ce13">
            <text:p>7,5</text:p>
          </table:table-cell>
          <table:table-cell office:value-type="float" office:value="11" table:style-name="ce13">
            <text:p>11</text:p>
          </table:table-cell>
          <table:table-cell office:value-type="float" office:value="12" table:style-name="ce13">
            <text:p>12</text:p>
          </table:table-cell>
          <table:table-cell office:value-type="float" office:value="24.1" table:style-name="ce13">
            <text:p>24,1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200</text:p>
          </table:table-cell>
          <table:table-cell office:value-type="string" table:style-name="ce21">
            <text:p>UPE 200</text:p>
          </table:table-cell>
          <table:table-cell office:value-type="string" table:style-name="ce21">
            <text:p>UP200E</text:p>
          </table:table-cell>
          <table:table-cell office:value-type="string" office:string-value="upe200" table:formula="of:=LOWER([.I10])" table:style-name="ce21">
            <text:p>upe200</text:p>
          </table:table-cell>
          <table:table-cell office:value-type="string" office:string-value="upe 200" table:formula="of:=LOWER([.J10])" table:style-name="ce21">
            <text:p>upe 200</text:p>
          </table:table-cell>
          <table:table-cell office:value-type="string" office:string-value="up200e" table:formula="of:=LOWER([.K10])" table:style-name="ce21">
            <text:p>up200e</text:p>
          </table:table-cell>
          <table:table-cell office:value-type="string" office:string-value="synonyms&quot;:[&quot;UPE200&quot;,&quot;UPE 200&quot;,&quot;UP200E&quot;,&quot;upe200&quot;,&quot;upe 200&quot;,&quot;up200e&quot;]}]}," table:formula="of:= &quot;synonyms&quot;&amp;&quot;&quot;&quot;&quot;&amp;&quot;:[&quot;&amp;&quot;&quot;&quot;&quot;&amp;[.I10]&amp;&quot;&quot;&quot;&quot;&amp;&quot;,&quot;&amp;&quot;&quot;&quot;&quot;&amp;[.J10]&amp;&quot;&quot;&quot;&quot;&amp;&quot;,&quot;&amp;&quot;&quot;&quot;&quot;&amp;[.K10]&amp;&quot;&quot;&quot;&quot;&amp;&quot;,&quot;&amp;&quot;&quot;&quot;&quot;&amp;[.L10]&amp;&quot;&quot;&quot;&quot;&amp;&quot;,&quot;&amp;&quot;&quot;&quot;&quot;&amp;[.M10]&amp;&quot;&quot;&quot;&quot;&amp;&quot;,&quot;&amp;&quot;&quot;&quot;&quot;&amp;[.N10]&amp;&quot;&quot;&quot;&quot;&amp;&quot;]}]},&quot;" table:style-name="ce24">
            <text:p>synonyms":["UPE200","UPE 200","UP200E","upe200","upe 200","up200e"]}]},</text:p>
          </table:table-cell>
          <table:table-cell office:value-type="string" office:string-value="{&quot;UPE200&quot;: [{&quot;shape_coords&quot;:[200,80,7,5,11,12,24,1],&quot;shape_name&quot;:&quot;C-channel parallel flange&quot;,&quot;synonyms&quot;:[&quot;UPE200&quot;,&quot;UPE 200&quot;,&quot;UP200E&quot;,&quot;upe200&quot;,&quot;upe 200&quot;,&quot;up200e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 &amp; &quot;,&quot; &amp;[.G10]&amp; &quot;],&quot; &amp; &quot;&quot;&quot;&quot; &amp;&quot;shape_name&quot;&amp;&quot;&quot;&quot;&quot; &amp; &quot;:&quot; &amp; &quot;&quot;&quot;&quot; &amp;[.H10] &amp; &quot;&quot;&quot;&quot; &amp; &quot;,&quot; &amp; &quot;&quot;&quot;&quot;&amp;[.O10]" table:style-name="ce21">
            <text:p>{"UPE200": [{"shape_coords":[200,80,7,5,11,12,24,1],"shape_name":"C-channel parallel flange","synonyms":["UPE200","UPE 200","UP200E","upe200","upe 200","up200e"]}]},</text:p>
          </table:table-cell>
          <table:table-cell table:number-columns-repeated="16368"/>
        </table:table-row>
        <table:table-row table:style-name="ro5">
          <table:table-cell office:value-type="string" table:style-name="ce21">
            <text:p>UPE220</text:p>
          </table:table-cell>
          <table:table-cell office:value-type="float" office:value="220" table:style-name="ce13">
            <text:p>220</text:p>
          </table:table-cell>
          <table:table-cell office:value-type="float" office:value="85" table:style-name="ce13">
            <text:p>85</text:p>
          </table:table-cell>
          <table:table-cell office:value-type="float" office:value="8" table:style-name="ce13">
            <text:p>8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float" office:value="25.5" table:style-name="ce13">
            <text:p>25,5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220</text:p>
          </table:table-cell>
          <table:table-cell office:value-type="string" table:style-name="ce21">
            <text:p>UPE 220</text:p>
          </table:table-cell>
          <table:table-cell office:value-type="string" table:style-name="ce21">
            <text:p>UP220E</text:p>
          </table:table-cell>
          <table:table-cell office:value-type="string" office:string-value="upe220" table:formula="of:=LOWER([.I11])" table:style-name="ce21">
            <text:p>upe220</text:p>
          </table:table-cell>
          <table:table-cell office:value-type="string" office:string-value="upe 220" table:formula="of:=LOWER([.J11])" table:style-name="ce21">
            <text:p>upe 220</text:p>
          </table:table-cell>
          <table:table-cell office:value-type="string" office:string-value="up220e" table:formula="of:=LOWER([.K11])" table:style-name="ce21">
            <text:p>up220e</text:p>
          </table:table-cell>
          <table:table-cell office:value-type="string" office:string-value="synonyms&quot;:[&quot;UPE220&quot;,&quot;UPE 220&quot;,&quot;UP220E&quot;,&quot;upe220&quot;,&quot;upe 220&quot;,&quot;up220e&quot;]}]}," table:formula="of:= &quot;synonyms&quot;&amp;&quot;&quot;&quot;&quot;&amp;&quot;:[&quot;&amp;&quot;&quot;&quot;&quot;&amp;[.I11]&amp;&quot;&quot;&quot;&quot;&amp;&quot;,&quot;&amp;&quot;&quot;&quot;&quot;&amp;[.J11]&amp;&quot;&quot;&quot;&quot;&amp;&quot;,&quot;&amp;&quot;&quot;&quot;&quot;&amp;[.K11]&amp;&quot;&quot;&quot;&quot;&amp;&quot;,&quot;&amp;&quot;&quot;&quot;&quot;&amp;[.L11]&amp;&quot;&quot;&quot;&quot;&amp;&quot;,&quot;&amp;&quot;&quot;&quot;&quot;&amp;[.M11]&amp;&quot;&quot;&quot;&quot;&amp;&quot;,&quot;&amp;&quot;&quot;&quot;&quot;&amp;[.N11]&amp;&quot;&quot;&quot;&quot;&amp;&quot;]}]},&quot;" table:style-name="ce24">
            <text:p>synonyms":["UPE220","UPE 220","UP220E","upe220","upe 220","up220e"]}]},</text:p>
          </table:table-cell>
          <table:table-cell office:value-type="string" office:string-value="{&quot;UPE220&quot;: [{&quot;shape_coords&quot;:[220,85,8,12,12,25,5],&quot;shape_name&quot;:&quot;C-channel parallel flange&quot;,&quot;synonyms&quot;:[&quot;UPE220&quot;,&quot;UPE 220&quot;,&quot;UP220E&quot;,&quot;upe220&quot;,&quot;upe 220&quot;,&quot;up220e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 &amp; &quot;,&quot; &amp;[.G11]&amp; &quot;],&quot; &amp; &quot;&quot;&quot;&quot; &amp;&quot;shape_name&quot;&amp;&quot;&quot;&quot;&quot; &amp; &quot;:&quot; &amp; &quot;&quot;&quot;&quot; &amp;[.H11] &amp; &quot;&quot;&quot;&quot; &amp; &quot;,&quot; &amp; &quot;&quot;&quot;&quot;&amp;[.O11]" table:style-name="ce21">
            <text:p>{"UPE220": [{"shape_coords":[220,85,8,12,12,25,5],"shape_name":"C-channel parallel flange","synonyms":["UPE220","UPE 220","UP220E","upe220","upe 220","up220e"]}]},</text:p>
          </table:table-cell>
          <table:table-cell table:number-columns-repeated="16368"/>
        </table:table-row>
        <table:table-row table:style-name="ro5">
          <table:table-cell office:value-type="string" table:style-name="ce21">
            <text:p>UPE240</text:p>
          </table:table-cell>
          <table:table-cell office:value-type="float" office:value="240" table:style-name="ce13">
            <text:p>240</text:p>
          </table:table-cell>
          <table:table-cell office:value-type="float" office:value="90" table:style-name="ce13">
            <text:p>90</text:p>
          </table:table-cell>
          <table:table-cell office:value-type="float" office:value="8.5" table:style-name="ce13">
            <text:p>8,5</text:p>
          </table:table-cell>
          <table:table-cell office:value-type="float" office:value="13" table:style-name="ce13">
            <text:p>13</text:p>
          </table:table-cell>
          <table:table-cell office:value-type="float" office:value="15" table:style-name="ce13">
            <text:p>15</text:p>
          </table:table-cell>
          <table:table-cell office:value-type="float" office:value="26.8" table:style-name="ce13">
            <text:p>26,8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240</text:p>
          </table:table-cell>
          <table:table-cell office:value-type="string" table:style-name="ce21">
            <text:p>UPE 240</text:p>
          </table:table-cell>
          <table:table-cell office:value-type="string" table:style-name="ce21">
            <text:p>UP240E</text:p>
          </table:table-cell>
          <table:table-cell office:value-type="string" office:string-value="upe240" table:formula="of:=LOWER([.I12])" table:style-name="ce21">
            <text:p>upe240</text:p>
          </table:table-cell>
          <table:table-cell office:value-type="string" office:string-value="upe 240" table:formula="of:=LOWER([.J12])" table:style-name="ce21">
            <text:p>upe 240</text:p>
          </table:table-cell>
          <table:table-cell office:value-type="string" office:string-value="up240e" table:formula="of:=LOWER([.K12])" table:style-name="ce21">
            <text:p>up240e</text:p>
          </table:table-cell>
          <table:table-cell office:value-type="string" office:string-value="synonyms&quot;:[&quot;UPE240&quot;,&quot;UPE 240&quot;,&quot;UP240E&quot;,&quot;upe240&quot;,&quot;upe 240&quot;,&quot;up240e&quot;]}]}," table:formula="of:= &quot;synonyms&quot;&amp;&quot;&quot;&quot;&quot;&amp;&quot;:[&quot;&amp;&quot;&quot;&quot;&quot;&amp;[.I12]&amp;&quot;&quot;&quot;&quot;&amp;&quot;,&quot;&amp;&quot;&quot;&quot;&quot;&amp;[.J12]&amp;&quot;&quot;&quot;&quot;&amp;&quot;,&quot;&amp;&quot;&quot;&quot;&quot;&amp;[.K12]&amp;&quot;&quot;&quot;&quot;&amp;&quot;,&quot;&amp;&quot;&quot;&quot;&quot;&amp;[.L12]&amp;&quot;&quot;&quot;&quot;&amp;&quot;,&quot;&amp;&quot;&quot;&quot;&quot;&amp;[.M12]&amp;&quot;&quot;&quot;&quot;&amp;&quot;,&quot;&amp;&quot;&quot;&quot;&quot;&amp;[.N12]&amp;&quot;&quot;&quot;&quot;&amp;&quot;]}]},&quot;" table:style-name="ce24">
            <text:p>synonyms":["UPE240","UPE 240","UP240E","upe240","upe 240","up240e"]}]},</text:p>
          </table:table-cell>
          <table:table-cell office:value-type="string" office:string-value="{&quot;UPE240&quot;: [{&quot;shape_coords&quot;:[240,90,8,5,13,15,26,8],&quot;shape_name&quot;:&quot;C-channel parallel flange&quot;,&quot;synonyms&quot;:[&quot;UPE240&quot;,&quot;UPE 240&quot;,&quot;UP240E&quot;,&quot;upe240&quot;,&quot;upe 240&quot;,&quot;up240e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 &amp; &quot;,&quot; &amp;[.G12]&amp; &quot;],&quot; &amp; &quot;&quot;&quot;&quot; &amp;&quot;shape_name&quot;&amp;&quot;&quot;&quot;&quot; &amp; &quot;:&quot; &amp; &quot;&quot;&quot;&quot; &amp;[.H12] &amp; &quot;&quot;&quot;&quot; &amp; &quot;,&quot; &amp; &quot;&quot;&quot;&quot;&amp;[.O12]" table:style-name="ce21">
            <text:p>{"UPE240": [{"shape_coords":[240,90,8,5,13,15,26,8],"shape_name":"C-channel parallel flange","synonyms":["UPE240","UPE 240","UP240E","upe240","upe 240","up240e"]}]},</text:p>
          </table:table-cell>
          <table:table-cell table:number-columns-repeated="16368"/>
        </table:table-row>
        <table:table-row table:style-name="ro5">
          <table:table-cell office:value-type="string" table:style-name="ce21">
            <text:p>UPE270</text:p>
          </table:table-cell>
          <table:table-cell office:value-type="float" office:value="270" table:style-name="ce13">
            <text:p>270</text:p>
          </table:table-cell>
          <table:table-cell office:value-type="float" office:value="95" table:style-name="ce13">
            <text:p>95</text:p>
          </table:table-cell>
          <table:table-cell office:value-type="float" office:value="9" table:style-name="ce13">
            <text:p>9</text:p>
          </table:table-cell>
          <table:table-cell office:value-type="float" office:value="14" table:style-name="ce13">
            <text:p>14</text:p>
          </table:table-cell>
          <table:table-cell office:value-type="float" office:value="15" table:style-name="ce13">
            <text:p>15</text:p>
          </table:table-cell>
          <table:table-cell office:value-type="float" office:value="27.8" table:style-name="ce13">
            <text:p>27,8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270</text:p>
          </table:table-cell>
          <table:table-cell office:value-type="string" table:style-name="ce21">
            <text:p>UPE 270</text:p>
          </table:table-cell>
          <table:table-cell office:value-type="string" table:style-name="ce21">
            <text:p>UP270E</text:p>
          </table:table-cell>
          <table:table-cell office:value-type="string" office:string-value="upe270" table:formula="of:=LOWER([.I13])" table:style-name="ce21">
            <text:p>upe270</text:p>
          </table:table-cell>
          <table:table-cell office:value-type="string" office:string-value="upe 270" table:formula="of:=LOWER([.J13])" table:style-name="ce21">
            <text:p>upe 270</text:p>
          </table:table-cell>
          <table:table-cell office:value-type="string" office:string-value="up270e" table:formula="of:=LOWER([.K13])" table:style-name="ce21">
            <text:p>up270e</text:p>
          </table:table-cell>
          <table:table-cell office:value-type="string" office:string-value="synonyms&quot;:[&quot;UPE270&quot;,&quot;UPE 270&quot;,&quot;UP270E&quot;,&quot;upe270&quot;,&quot;upe 270&quot;,&quot;up270e&quot;]}]}," table:formula="of:= &quot;synonyms&quot;&amp;&quot;&quot;&quot;&quot;&amp;&quot;:[&quot;&amp;&quot;&quot;&quot;&quot;&amp;[.I13]&amp;&quot;&quot;&quot;&quot;&amp;&quot;,&quot;&amp;&quot;&quot;&quot;&quot;&amp;[.J13]&amp;&quot;&quot;&quot;&quot;&amp;&quot;,&quot;&amp;&quot;&quot;&quot;&quot;&amp;[.K13]&amp;&quot;&quot;&quot;&quot;&amp;&quot;,&quot;&amp;&quot;&quot;&quot;&quot;&amp;[.L13]&amp;&quot;&quot;&quot;&quot;&amp;&quot;,&quot;&amp;&quot;&quot;&quot;&quot;&amp;[.M13]&amp;&quot;&quot;&quot;&quot;&amp;&quot;,&quot;&amp;&quot;&quot;&quot;&quot;&amp;[.N13]&amp;&quot;&quot;&quot;&quot;&amp;&quot;]}]},&quot;" table:style-name="ce24">
            <text:p>synonyms":["UPE270","UPE 270","UP270E","upe270","upe 270","up270e"]}]},</text:p>
          </table:table-cell>
          <table:table-cell office:value-type="string" office:string-value="{&quot;UPE270&quot;: [{&quot;shape_coords&quot;:[270,95,9,14,15,27,8],&quot;shape_name&quot;:&quot;C-channel parallel flange&quot;,&quot;synonyms&quot;:[&quot;UPE270&quot;,&quot;UPE 270&quot;,&quot;UP270E&quot;,&quot;upe270&quot;,&quot;upe 270&quot;,&quot;up270e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 &amp; &quot;,&quot; &amp;[.G13]&amp; &quot;],&quot; &amp; &quot;&quot;&quot;&quot; &amp;&quot;shape_name&quot;&amp;&quot;&quot;&quot;&quot; &amp; &quot;:&quot; &amp; &quot;&quot;&quot;&quot; &amp;[.H13] &amp; &quot;&quot;&quot;&quot; &amp; &quot;,&quot; &amp; &quot;&quot;&quot;&quot;&amp;[.O13]" table:style-name="ce21">
            <text:p>{"UPE270": [{"shape_coords":[270,95,9,14,15,27,8],"shape_name":"C-channel parallel flange","synonyms":["UPE270","UPE 270","UP270E","upe270","upe 270","up270e"]}]},</text:p>
          </table:table-cell>
          <table:table-cell table:number-columns-repeated="16368"/>
        </table:table-row>
        <table:table-row table:style-name="ro5">
          <table:table-cell office:value-type="string" table:style-name="ce21">
            <text:p>UPE300</text:p>
          </table:table-cell>
          <table:table-cell office:value-type="float" office:value="300" table:style-name="ce13">
            <text:p>300</text:p>
          </table:table-cell>
          <table:table-cell office:value-type="float" office:value="100" table:style-name="ce13">
            <text:p>100</text:p>
          </table:table-cell>
          <table:table-cell office:value-type="float" office:value="9.5" table:style-name="ce13">
            <text:p>9,5</text:p>
          </table:table-cell>
          <table:table-cell office:value-type="float" office:value="15" table:style-name="ce13">
            <text:p>15</text:p>
          </table:table-cell>
          <table:table-cell office:value-type="float" office:value="15" table:style-name="ce13">
            <text:p>15</text:p>
          </table:table-cell>
          <table:table-cell office:value-type="float" office:value="28.9" table:style-name="ce13">
            <text:p>28,9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300</text:p>
          </table:table-cell>
          <table:table-cell office:value-type="string" table:style-name="ce21">
            <text:p>UPE 300</text:p>
          </table:table-cell>
          <table:table-cell office:value-type="string" table:style-name="ce21">
            <text:p>UP300E</text:p>
          </table:table-cell>
          <table:table-cell office:value-type="string" office:string-value="upe300" table:formula="of:=LOWER([.I14])" table:style-name="ce21">
            <text:p>upe300</text:p>
          </table:table-cell>
          <table:table-cell office:value-type="string" office:string-value="upe 300" table:formula="of:=LOWER([.J14])" table:style-name="ce21">
            <text:p>upe 300</text:p>
          </table:table-cell>
          <table:table-cell office:value-type="string" office:string-value="up300e" table:formula="of:=LOWER([.K14])" table:style-name="ce21">
            <text:p>up300e</text:p>
          </table:table-cell>
          <table:table-cell office:value-type="string" office:string-value="synonyms&quot;:[&quot;UPE300&quot;,&quot;UPE 300&quot;,&quot;UP300E&quot;,&quot;upe300&quot;,&quot;upe 300&quot;,&quot;up300e&quot;]}]}," table:formula="of:= &quot;synonyms&quot;&amp;&quot;&quot;&quot;&quot;&amp;&quot;:[&quot;&amp;&quot;&quot;&quot;&quot;&amp;[.I14]&amp;&quot;&quot;&quot;&quot;&amp;&quot;,&quot;&amp;&quot;&quot;&quot;&quot;&amp;[.J14]&amp;&quot;&quot;&quot;&quot;&amp;&quot;,&quot;&amp;&quot;&quot;&quot;&quot;&amp;[.K14]&amp;&quot;&quot;&quot;&quot;&amp;&quot;,&quot;&amp;&quot;&quot;&quot;&quot;&amp;[.L14]&amp;&quot;&quot;&quot;&quot;&amp;&quot;,&quot;&amp;&quot;&quot;&quot;&quot;&amp;[.M14]&amp;&quot;&quot;&quot;&quot;&amp;&quot;,&quot;&amp;&quot;&quot;&quot;&quot;&amp;[.N14]&amp;&quot;&quot;&quot;&quot;&amp;&quot;]}]},&quot;" table:style-name="ce24">
            <text:p>synonyms":["UPE300","UPE 300","UP300E","upe300","upe 300","up300e"]}]},</text:p>
          </table:table-cell>
          <table:table-cell office:value-type="string" office:string-value="{&quot;UPE300&quot;: [{&quot;shape_coords&quot;:[300,100,9,5,15,15,28,9],&quot;shape_name&quot;:&quot;C-channel parallel flange&quot;,&quot;synonyms&quot;:[&quot;UPE300&quot;,&quot;UPE 300&quot;,&quot;UP300E&quot;,&quot;upe300&quot;,&quot;upe 300&quot;,&quot;up300e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 &amp; &quot;,&quot; &amp;[.G14]&amp; &quot;],&quot; &amp; &quot;&quot;&quot;&quot; &amp;&quot;shape_name&quot;&amp;&quot;&quot;&quot;&quot; &amp; &quot;:&quot; &amp; &quot;&quot;&quot;&quot; &amp;[.H14] &amp; &quot;&quot;&quot;&quot; &amp; &quot;,&quot; &amp; &quot;&quot;&quot;&quot;&amp;[.O14]" table:style-name="ce21">
            <text:p>{"UPE300": [{"shape_coords":[300,100,9,5,15,15,28,9],"shape_name":"C-channel parallel flange","synonyms":["UPE300","UPE 300","UP300E","upe300","upe 300","up300e"]}]},</text:p>
          </table:table-cell>
          <table:table-cell table:number-columns-repeated="16368"/>
        </table:table-row>
        <table:table-row table:style-name="ro5">
          <table:table-cell office:value-type="string" table:style-name="ce21">
            <text:p>UPE330</text:p>
          </table:table-cell>
          <table:table-cell office:value-type="float" office:value="330" table:style-name="ce13">
            <text:p>330</text:p>
          </table:table-cell>
          <table:table-cell office:value-type="float" office:value="105" table:style-name="ce13">
            <text:p>105</text:p>
          </table:table-cell>
          <table:table-cell office:value-type="float" office:value="11" table:style-name="ce13">
            <text:p>11</text:p>
          </table:table-cell>
          <table:table-cell office:value-type="float" office:value="16" table:style-name="ce13">
            <text:p>16</text:p>
          </table:table-cell>
          <table:table-cell office:value-type="float" office:value="18" table:style-name="ce13">
            <text:p>18</text:p>
          </table:table-cell>
          <table:table-cell office:value-type="float" office:value="29" table:style-name="ce13">
            <text:p>29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330</text:p>
          </table:table-cell>
          <table:table-cell office:value-type="string" table:style-name="ce21">
            <text:p>UPE 330</text:p>
          </table:table-cell>
          <table:table-cell office:value-type="string" table:style-name="ce21">
            <text:p>UP330E</text:p>
          </table:table-cell>
          <table:table-cell office:value-type="string" office:string-value="upe330" table:formula="of:=LOWER([.I15])" table:style-name="ce21">
            <text:p>upe330</text:p>
          </table:table-cell>
          <table:table-cell office:value-type="string" office:string-value="upe 330" table:formula="of:=LOWER([.J15])" table:style-name="ce21">
            <text:p>upe 330</text:p>
          </table:table-cell>
          <table:table-cell office:value-type="string" office:string-value="up330e" table:formula="of:=LOWER([.K15])" table:style-name="ce21">
            <text:p>up330e</text:p>
          </table:table-cell>
          <table:table-cell office:value-type="string" office:string-value="synonyms&quot;:[&quot;UPE330&quot;,&quot;UPE 330&quot;,&quot;UP330E&quot;,&quot;upe330&quot;,&quot;upe 330&quot;,&quot;up330e&quot;]}]}," table:formula="of:= &quot;synonyms&quot;&amp;&quot;&quot;&quot;&quot;&amp;&quot;:[&quot;&amp;&quot;&quot;&quot;&quot;&amp;[.I15]&amp;&quot;&quot;&quot;&quot;&amp;&quot;,&quot;&amp;&quot;&quot;&quot;&quot;&amp;[.J15]&amp;&quot;&quot;&quot;&quot;&amp;&quot;,&quot;&amp;&quot;&quot;&quot;&quot;&amp;[.K15]&amp;&quot;&quot;&quot;&quot;&amp;&quot;,&quot;&amp;&quot;&quot;&quot;&quot;&amp;[.L15]&amp;&quot;&quot;&quot;&quot;&amp;&quot;,&quot;&amp;&quot;&quot;&quot;&quot;&amp;[.M15]&amp;&quot;&quot;&quot;&quot;&amp;&quot;,&quot;&amp;&quot;&quot;&quot;&quot;&amp;[.N15]&amp;&quot;&quot;&quot;&quot;&amp;&quot;]}]},&quot;" table:style-name="ce24">
            <text:p>synonyms":["UPE330","UPE 330","UP330E","upe330","upe 330","up330e"]}]},</text:p>
          </table:table-cell>
          <table:table-cell office:value-type="string" office:string-value="{&quot;UPE330&quot;: [{&quot;shape_coords&quot;:[330,105,11,16,18,29],&quot;shape_name&quot;:&quot;C-channel parallel flange&quot;,&quot;synonyms&quot;:[&quot;UPE330&quot;,&quot;UPE 330&quot;,&quot;UP330E&quot;,&quot;upe330&quot;,&quot;upe 330&quot;,&quot;up330e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 &amp; &quot;,&quot; &amp;[.G15]&amp; &quot;],&quot; &amp; &quot;&quot;&quot;&quot; &amp;&quot;shape_name&quot;&amp;&quot;&quot;&quot;&quot; &amp; &quot;:&quot; &amp; &quot;&quot;&quot;&quot; &amp;[.H15] &amp; &quot;&quot;&quot;&quot; &amp; &quot;,&quot; &amp; &quot;&quot;&quot;&quot;&amp;[.O15]" table:style-name="ce21">
            <text:p>{"UPE330": [{"shape_coords":[330,105,11,16,18,29],"shape_name":"C-channel parallel flange","synonyms":["UPE330","UPE 330","UP330E","upe330","upe 330","up330e"]}]},</text:p>
          </table:table-cell>
          <table:table-cell table:number-columns-repeated="16368"/>
        </table:table-row>
        <table:table-row table:style-name="ro5">
          <table:table-cell office:value-type="string" table:style-name="ce21">
            <text:p>UPE360</text:p>
          </table:table-cell>
          <table:table-cell office:value-type="float" office:value="360" table:style-name="ce13">
            <text:p>360</text:p>
          </table:table-cell>
          <table:table-cell office:value-type="float" office:value="110" table:style-name="ce13">
            <text:p>110</text:p>
          </table:table-cell>
          <table:table-cell office:value-type="float" office:value="12" table:style-name="ce13">
            <text:p>12</text:p>
          </table:table-cell>
          <table:table-cell office:value-type="float" office:value="17" table:style-name="ce13">
            <text:p>17</text:p>
          </table:table-cell>
          <table:table-cell office:value-type="float" office:value="18" table:style-name="ce13">
            <text:p>18</text:p>
          </table:table-cell>
          <table:table-cell office:value-type="float" office:value="29.7" table:style-name="ce13">
            <text:p>29,7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360</text:p>
          </table:table-cell>
          <table:table-cell office:value-type="string" table:style-name="ce21">
            <text:p>UPE 360</text:p>
          </table:table-cell>
          <table:table-cell office:value-type="string" table:style-name="ce21">
            <text:p>UP360E</text:p>
          </table:table-cell>
          <table:table-cell office:value-type="string" office:string-value="upe360" table:formula="of:=LOWER([.I16])" table:style-name="ce21">
            <text:p>upe360</text:p>
          </table:table-cell>
          <table:table-cell office:value-type="string" office:string-value="upe 360" table:formula="of:=LOWER([.J16])" table:style-name="ce21">
            <text:p>upe 360</text:p>
          </table:table-cell>
          <table:table-cell office:value-type="string" office:string-value="up360e" table:formula="of:=LOWER([.K16])" table:style-name="ce21">
            <text:p>up360e</text:p>
          </table:table-cell>
          <table:table-cell office:value-type="string" office:string-value="synonyms&quot;:[&quot;UPE360&quot;,&quot;UPE 360&quot;,&quot;UP360E&quot;,&quot;upe360&quot;,&quot;upe 360&quot;,&quot;up360e&quot;]}]}," table:formula="of:= &quot;synonyms&quot;&amp;&quot;&quot;&quot;&quot;&amp;&quot;:[&quot;&amp;&quot;&quot;&quot;&quot;&amp;[.I16]&amp;&quot;&quot;&quot;&quot;&amp;&quot;,&quot;&amp;&quot;&quot;&quot;&quot;&amp;[.J16]&amp;&quot;&quot;&quot;&quot;&amp;&quot;,&quot;&amp;&quot;&quot;&quot;&quot;&amp;[.K16]&amp;&quot;&quot;&quot;&quot;&amp;&quot;,&quot;&amp;&quot;&quot;&quot;&quot;&amp;[.L16]&amp;&quot;&quot;&quot;&quot;&amp;&quot;,&quot;&amp;&quot;&quot;&quot;&quot;&amp;[.M16]&amp;&quot;&quot;&quot;&quot;&amp;&quot;,&quot;&amp;&quot;&quot;&quot;&quot;&amp;[.N16]&amp;&quot;&quot;&quot;&quot;&amp;&quot;]}]},&quot;" table:style-name="ce24">
            <text:p>synonyms":["UPE360","UPE 360","UP360E","upe360","upe 360","up360e"]}]},</text:p>
          </table:table-cell>
          <table:table-cell office:value-type="string" office:string-value="{&quot;UPE360&quot;: [{&quot;shape_coords&quot;:[360,110,12,17,18,29,7],&quot;shape_name&quot;:&quot;C-channel parallel flange&quot;,&quot;synonyms&quot;:[&quot;UPE360&quot;,&quot;UPE 360&quot;,&quot;UP360E&quot;,&quot;upe360&quot;,&quot;upe 360&quot;,&quot;up360e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 &amp; &quot;,&quot; &amp;[.G16]&amp; &quot;],&quot; &amp; &quot;&quot;&quot;&quot; &amp;&quot;shape_name&quot;&amp;&quot;&quot;&quot;&quot; &amp; &quot;:&quot; &amp; &quot;&quot;&quot;&quot; &amp;[.H16] &amp; &quot;&quot;&quot;&quot; &amp; &quot;,&quot; &amp; &quot;&quot;&quot;&quot;&amp;[.O16]" table:style-name="ce21">
            <text:p>{"UPE360": [{"shape_coords":[360,110,12,17,18,29,7],"shape_name":"C-channel parallel flange","synonyms":["UPE360","UPE 360","UP360E","upe360","upe 360","up360e"]}]},</text:p>
          </table:table-cell>
          <table:table-cell table:number-columns-repeated="16368"/>
        </table:table-row>
        <table:table-row table:style-name="ro5">
          <table:table-cell office:value-type="string" table:style-name="ce21">
            <text:p>UPE400</text:p>
          </table:table-cell>
          <table:table-cell office:value-type="float" office:value="400" table:style-name="ce13">
            <text:p>400</text:p>
          </table:table-cell>
          <table:table-cell office:value-type="float" office:value="115" table:style-name="ce13">
            <text:p>115</text:p>
          </table:table-cell>
          <table:table-cell office:value-type="string" table:style-name="ce13">
            <text:p>13.5</text:p>
          </table:table-cell>
          <table:table-cell office:value-type="float" office:value="18" table:style-name="ce13">
            <text:p>18</text:p>
          </table:table-cell>
          <table:table-cell office:value-type="float" office:value="18" table:style-name="ce13">
            <text:p>18</text:p>
          </table:table-cell>
          <table:table-cell office:value-type="float" office:value="29.8" table:style-name="ce13">
            <text:p>29,8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PE400</text:p>
          </table:table-cell>
          <table:table-cell office:value-type="string" table:style-name="ce21">
            <text:p>UPE 400</text:p>
          </table:table-cell>
          <table:table-cell office:value-type="string" table:style-name="ce21">
            <text:p>UP400E</text:p>
          </table:table-cell>
          <table:table-cell office:value-type="string" office:string-value="upe400" table:formula="of:=LOWER([.I17])" table:style-name="ce21">
            <text:p>upe400</text:p>
          </table:table-cell>
          <table:table-cell office:value-type="string" office:string-value="upe 400" table:formula="of:=LOWER([.J17])" table:style-name="ce21">
            <text:p>upe 400</text:p>
          </table:table-cell>
          <table:table-cell office:value-type="string" office:string-value="up400e" table:formula="of:=LOWER([.K17])" table:style-name="ce21">
            <text:p>up400e</text:p>
          </table:table-cell>
          <table:table-cell office:value-type="string" office:string-value="synonyms&quot;:[&quot;UPE400&quot;,&quot;UPE 400&quot;,&quot;UP400E&quot;,&quot;upe400&quot;,&quot;upe 400&quot;,&quot;up400e&quot;]}]}," table:formula="of:= &quot;synonyms&quot;&amp;&quot;&quot;&quot;&quot;&amp;&quot;:[&quot;&amp;&quot;&quot;&quot;&quot;&amp;[.I17]&amp;&quot;&quot;&quot;&quot;&amp;&quot;,&quot;&amp;&quot;&quot;&quot;&quot;&amp;[.J17]&amp;&quot;&quot;&quot;&quot;&amp;&quot;,&quot;&amp;&quot;&quot;&quot;&quot;&amp;[.K17]&amp;&quot;&quot;&quot;&quot;&amp;&quot;,&quot;&amp;&quot;&quot;&quot;&quot;&amp;[.L17]&amp;&quot;&quot;&quot;&quot;&amp;&quot;,&quot;&amp;&quot;&quot;&quot;&quot;&amp;[.M17]&amp;&quot;&quot;&quot;&quot;&amp;&quot;,&quot;&amp;&quot;&quot;&quot;&quot;&amp;[.N17]&amp;&quot;&quot;&quot;&quot;&amp;&quot;]}]},&quot;" table:style-name="ce24">
            <text:p>synonyms":["UPE400","UPE 400","UP400E","upe400","upe 400","up400e"]}]},</text:p>
          </table:table-cell>
          <table:table-cell office:value-type="string" office:string-value="{&quot;UPE400&quot;: [{&quot;shape_coords&quot;:[400,115,13.5,18,18,29,8],&quot;shape_name&quot;:&quot;C-channel parallel flange&quot;,&quot;synonyms&quot;:[&quot;UPE400&quot;,&quot;UPE 400&quot;,&quot;UP400E&quot;,&quot;upe400&quot;,&quot;upe 400&quot;,&quot;up400e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 &amp; &quot;,&quot; &amp;[.G17]&amp; &quot;],&quot; &amp; &quot;&quot;&quot;&quot; &amp;&quot;shape_name&quot;&amp;&quot;&quot;&quot;&quot; &amp; &quot;:&quot; &amp; &quot;&quot;&quot;&quot; &amp;[.H17] &amp; &quot;&quot;&quot;&quot; &amp; &quot;,&quot; &amp; &quot;&quot;&quot;&quot;&amp;[.O17]" table:style-name="ce21">
            <text:p>{"UPE400": [{"shape_coords":[400,115,13.5,18,18,29,8],"shape_name":"C-channel parallel flange","synonyms":["UPE400","UPE 400","UP400E","upe400","upe 400","up400e"]}]},</text:p>
          </table:table-cell>
          <table:table-cell table:number-columns-repeated="16368"/>
        </table:table-row>
        <table:table-row table:style-name="ro1">
          <table:table-cell office:value-type="string" table:style-name="ce21">
            <text:p>UAP80</text:p>
          </table:table-cell>
          <table:table-cell office:value-type="float" office:value="80" table:style-name="ce13">
            <text:p>80</text:p>
          </table:table-cell>
          <table:table-cell office:value-type="float" office:value="45" table:style-name="ce13">
            <text:p>45</text:p>
          </table:table-cell>
          <table:table-cell office:value-type="float" office:value="5" table:style-name="ce13">
            <text:p>5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office:value-type="float" office:value="16.100000000000001" table:style-name="ce13">
            <text:p>16,1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AP80</text:p>
          </table:table-cell>
          <table:table-cell office:value-type="string" table:style-name="ce21">
            <text:p>UAP 80</text:p>
          </table:table-cell>
          <table:table-cell office:value-type="string" table:style-name="ce21">
            <text:p>UA80P</text:p>
          </table:table-cell>
          <table:table-cell office:value-type="string" office:string-value="uap80" table:formula="of:=LOWER([.I18])" table:style-name="ce21">
            <text:p>uap80</text:p>
          </table:table-cell>
          <table:table-cell office:value-type="string" office:string-value="uap 80" table:formula="of:=LOWER([.J18])" table:style-name="ce21">
            <text:p>uap 80</text:p>
          </table:table-cell>
          <table:table-cell office:value-type="string" office:string-value="ua80p" table:formula="of:=LOWER([.K18])" table:style-name="ce21">
            <text:p>ua80p</text:p>
          </table:table-cell>
          <table:table-cell office:value-type="string" office:string-value="synonyms&quot;:[&quot;UAP80&quot;,&quot;UAP 80&quot;,&quot;UA80P&quot;,&quot;uap80&quot;,&quot;uap 80&quot;,&quot;ua80p&quot;]}]}," table:formula="of:= &quot;synonyms&quot;&amp;&quot;&quot;&quot;&quot;&amp;&quot;:[&quot;&amp;&quot;&quot;&quot;&quot;&amp;[.I18]&amp;&quot;&quot;&quot;&quot;&amp;&quot;,&quot;&amp;&quot;&quot;&quot;&quot;&amp;[.J18]&amp;&quot;&quot;&quot;&quot;&amp;&quot;,&quot;&amp;&quot;&quot;&quot;&quot;&amp;[.K18]&amp;&quot;&quot;&quot;&quot;&amp;&quot;,&quot;&amp;&quot;&quot;&quot;&quot;&amp;[.L18]&amp;&quot;&quot;&quot;&quot;&amp;&quot;,&quot;&amp;&quot;&quot;&quot;&quot;&amp;[.M18]&amp;&quot;&quot;&quot;&quot;&amp;&quot;,&quot;&amp;&quot;&quot;&quot;&quot;&amp;[.N18]&amp;&quot;&quot;&quot;&quot;&amp;&quot;]}]},&quot;" table:style-name="ce24">
            <text:p>synonyms":["UAP80","UAP 80","UA80P","uap80","uap 80","ua80p"]}]},</text:p>
          </table:table-cell>
          <table:table-cell office:value-type="string" office:string-value="{&quot;UAP80&quot;: [{&quot;shape_coords&quot;:[80,45,5,8,8,16,1],&quot;shape_name&quot;:&quot;C-channel parallel flange&quot;,&quot;synonyms&quot;:[&quot;UAP80&quot;,&quot;UAP 80&quot;,&quot;UA80P&quot;,&quot;uap80&quot;,&quot;uap 80&quot;,&quot;ua80p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 &amp; &quot;,&quot; &amp;[.G18]&amp; &quot;],&quot; &amp; &quot;&quot;&quot;&quot; &amp;&quot;shape_name&quot;&amp;&quot;&quot;&quot;&quot; &amp; &quot;:&quot; &amp; &quot;&quot;&quot;&quot; &amp;[.H18] &amp; &quot;&quot;&quot;&quot; &amp; &quot;,&quot; &amp; &quot;&quot;&quot;&quot;&amp;[.O18]" table:style-name="ce21">
            <text:p>{"UAP80": [{"shape_coords":[80,45,5,8,8,16,1],"shape_name":"C-channel parallel flange","synonyms":["UAP80","UAP 80","UA80P","uap80","uap 80","ua80p"]}]},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21">
            <text:p>UAP100</text:p>
          </table:table-cell>
          <table:table-cell office:value-type="float" office:value="100" table:style-name="ce13">
            <text:p>100</text:p>
          </table:table-cell>
          <table:table-cell office:value-type="float" office:value="50" table:style-name="ce13">
            <text:p>50</text:p>
          </table:table-cell>
          <table:table-cell office:value-type="float" office:value="5.5" table:style-name="ce13">
            <text:p>5,5</text:p>
          </table:table-cell>
          <table:table-cell office:value-type="float" office:value="8.5" table:style-name="ce13">
            <text:p>8,5</text:p>
          </table:table-cell>
          <table:table-cell office:value-type="float" office:value="8.5" table:style-name="ce13">
            <text:p>8,5</text:p>
          </table:table-cell>
          <table:table-cell office:value-type="float" office:value="17" table:style-name="ce13">
            <text:p>17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AP100</text:p>
          </table:table-cell>
          <table:table-cell office:value-type="string" table:style-name="ce21">
            <text:p>UAP 100</text:p>
          </table:table-cell>
          <table:table-cell office:value-type="string" table:style-name="ce21">
            <text:p>UA100P</text:p>
          </table:table-cell>
          <table:table-cell office:value-type="string" office:string-value="uap100" table:formula="of:=LOWER([.I19])" table:style-name="ce21">
            <text:p>uap100</text:p>
          </table:table-cell>
          <table:table-cell office:value-type="string" office:string-value="uap 100" table:formula="of:=LOWER([.J19])" table:style-name="ce21">
            <text:p>uap 100</text:p>
          </table:table-cell>
          <table:table-cell office:value-type="string" office:string-value="ua100p" table:formula="of:=LOWER([.K19])" table:style-name="ce21">
            <text:p>ua100p</text:p>
          </table:table-cell>
          <table:table-cell office:value-type="string" office:string-value="synonyms&quot;:[&quot;UAP100&quot;,&quot;UAP 100&quot;,&quot;UA100P&quot;,&quot;uap100&quot;,&quot;uap 100&quot;,&quot;ua100p&quot;]}]}," table:formula="of:= &quot;synonyms&quot;&amp;&quot;&quot;&quot;&quot;&amp;&quot;:[&quot;&amp;&quot;&quot;&quot;&quot;&amp;[.I19]&amp;&quot;&quot;&quot;&quot;&amp;&quot;,&quot;&amp;&quot;&quot;&quot;&quot;&amp;[.J19]&amp;&quot;&quot;&quot;&quot;&amp;&quot;,&quot;&amp;&quot;&quot;&quot;&quot;&amp;[.K19]&amp;&quot;&quot;&quot;&quot;&amp;&quot;,&quot;&amp;&quot;&quot;&quot;&quot;&amp;[.L19]&amp;&quot;&quot;&quot;&quot;&amp;&quot;,&quot;&amp;&quot;&quot;&quot;&quot;&amp;[.M19]&amp;&quot;&quot;&quot;&quot;&amp;&quot;,&quot;&amp;&quot;&quot;&quot;&quot;&amp;[.N19]&amp;&quot;&quot;&quot;&quot;&amp;&quot;]}]},&quot;" table:style-name="ce24">
            <text:p>synonyms":["UAP100","UAP 100","UA100P","uap100","uap 100","ua100p"]}]},</text:p>
          </table:table-cell>
          <table:table-cell office:value-type="string" office:string-value="{&quot;UAP100&quot;: [{&quot;shape_coords&quot;:[100,50,5,5,8,5,8,5,17],&quot;shape_name&quot;:&quot;C-channel parallel flange&quot;,&quot;synonyms&quot;:[&quot;UAP100&quot;,&quot;UAP 100&quot;,&quot;UA100P&quot;,&quot;uap100&quot;,&quot;uap 100&quot;,&quot;ua100p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 &amp; &quot;,&quot; &amp;[.G19]&amp; &quot;],&quot; &amp; &quot;&quot;&quot;&quot; &amp;&quot;shape_name&quot;&amp;&quot;&quot;&quot;&quot; &amp; &quot;:&quot; &amp; &quot;&quot;&quot;&quot; &amp;[.H19] &amp; &quot;&quot;&quot;&quot; &amp; &quot;,&quot; &amp; &quot;&quot;&quot;&quot;&amp;[.O19]" table:style-name="ce21">
            <text:p>{"UAP100": [{"shape_coords":[100,50,5,5,8,5,8,5,17],"shape_name":"C-channel parallel flange","synonyms":["UAP100","UAP 100","UA100P","uap100","uap 100","ua100p"]}]},</text:p>
          </table:table-cell>
          <table:table-cell table:number-columns-repeated="16368" table:style-name="ce1"/>
        </table:table-row>
        <table:table-row table:style-name="ro6">
          <table:table-cell office:value-type="string" table:style-name="ce21">
            <text:p>UAP130</text:p>
          </table:table-cell>
          <table:table-cell office:value-type="float" office:value="130" table:style-name="ce13">
            <text:p>130</text:p>
          </table:table-cell>
          <table:table-cell office:value-type="float" office:value="55" table:style-name="ce13">
            <text:p>55</text:p>
          </table:table-cell>
          <table:table-cell office:value-type="float" office:value="6" table:style-name="ce13">
            <text:p>6</text:p>
          </table:table-cell>
          <table:table-cell office:value-type="float" office:value="9.5" table:style-name="ce13">
            <text:p>9,5</text:p>
          </table:table-cell>
          <table:table-cell office:value-type="float" office:value="9.5" table:style-name="ce13">
            <text:p>9,5</text:p>
          </table:table-cell>
          <table:table-cell office:value-type="float" office:value="17.7" table:style-name="ce13">
            <text:p>17,7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AP130</text:p>
          </table:table-cell>
          <table:table-cell office:value-type="string" table:style-name="ce21">
            <text:p>UAP 130</text:p>
          </table:table-cell>
          <table:table-cell office:value-type="string" table:style-name="ce21">
            <text:p>UA130P</text:p>
          </table:table-cell>
          <table:table-cell office:value-type="string" office:string-value="uap130" table:formula="of:=LOWER([.I20])" table:style-name="ce21">
            <text:p>uap130</text:p>
          </table:table-cell>
          <table:table-cell office:value-type="string" office:string-value="uap 130" table:formula="of:=LOWER([.J20])" table:style-name="ce21">
            <text:p>uap 130</text:p>
          </table:table-cell>
          <table:table-cell office:value-type="string" office:string-value="ua130p" table:formula="of:=LOWER([.K20])" table:style-name="ce21">
            <text:p>ua130p</text:p>
          </table:table-cell>
          <table:table-cell office:value-type="string" office:string-value="synonyms&quot;:[&quot;UAP130&quot;,&quot;UAP 130&quot;,&quot;UA130P&quot;,&quot;uap130&quot;,&quot;uap 130&quot;,&quot;ua130p&quot;]}]}," table:formula="of:= &quot;synonyms&quot;&amp;&quot;&quot;&quot;&quot;&amp;&quot;:[&quot;&amp;&quot;&quot;&quot;&quot;&amp;[.I20]&amp;&quot;&quot;&quot;&quot;&amp;&quot;,&quot;&amp;&quot;&quot;&quot;&quot;&amp;[.J20]&amp;&quot;&quot;&quot;&quot;&amp;&quot;,&quot;&amp;&quot;&quot;&quot;&quot;&amp;[.K20]&amp;&quot;&quot;&quot;&quot;&amp;&quot;,&quot;&amp;&quot;&quot;&quot;&quot;&amp;[.L20]&amp;&quot;&quot;&quot;&quot;&amp;&quot;,&quot;&amp;&quot;&quot;&quot;&quot;&amp;[.M20]&amp;&quot;&quot;&quot;&quot;&amp;&quot;,&quot;&amp;&quot;&quot;&quot;&quot;&amp;[.N20]&amp;&quot;&quot;&quot;&quot;&amp;&quot;]}]},&quot;" table:style-name="ce24">
            <text:p>synonyms":["UAP130","UAP 130","UA130P","uap130","uap 130","ua130p"]}]},</text:p>
          </table:table-cell>
          <table:table-cell office:value-type="string" office:string-value="{&quot;UAP130&quot;: [{&quot;shape_coords&quot;:[130,55,6,9,5,9,5,17,7],&quot;shape_name&quot;:&quot;C-channel parallel flange&quot;,&quot;synonyms&quot;:[&quot;UAP130&quot;,&quot;UAP 130&quot;,&quot;UA130P&quot;,&quot;uap130&quot;,&quot;uap 130&quot;,&quot;ua130p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 &amp; &quot;,&quot; &amp;[.G20]&amp; &quot;],&quot; &amp; &quot;&quot;&quot;&quot; &amp;&quot;shape_name&quot;&amp;&quot;&quot;&quot;&quot; &amp; &quot;:&quot; &amp; &quot;&quot;&quot;&quot; &amp;[.H20] &amp; &quot;&quot;&quot;&quot; &amp; &quot;,&quot; &amp; &quot;&quot;&quot;&quot;&amp;[.O20]" table:style-name="ce21">
            <text:p>{"UAP130": [{"shape_coords":[130,55,6,9,5,9,5,17,7],"shape_name":"C-channel parallel flange","synonyms":["UAP130","UAP 130","UA130P","uap130","uap 130","ua130p"]}]},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21">
            <text:p>UAP150</text:p>
          </table:table-cell>
          <table:table-cell office:value-type="float" office:value="150" table:style-name="ce13">
            <text:p>150</text:p>
          </table:table-cell>
          <table:table-cell office:value-type="float" office:value="65" table:style-name="ce13">
            <text:p>65</text:p>
          </table:table-cell>
          <table:table-cell office:value-type="float" office:value="7" table:style-name="ce13">
            <text:p>7</text:p>
          </table:table-cell>
          <table:table-cell office:value-type="float" office:value="10.25" table:style-name="ce13">
            <text:p>10,25</text:p>
          </table:table-cell>
          <table:table-cell office:value-type="float" office:value="10.25" table:style-name="ce13">
            <text:p>10,25</text:p>
          </table:table-cell>
          <table:table-cell office:value-type="float" office:value="20.5" table:style-name="ce13">
            <text:p>20,5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AP150</text:p>
          </table:table-cell>
          <table:table-cell office:value-type="string" table:style-name="ce21">
            <text:p>UAP 150</text:p>
          </table:table-cell>
          <table:table-cell office:value-type="string" table:style-name="ce21">
            <text:p>UA150P</text:p>
          </table:table-cell>
          <table:table-cell office:value-type="string" office:string-value="uap150" table:formula="of:=LOWER([.I21])" table:style-name="ce21">
            <text:p>uap150</text:p>
          </table:table-cell>
          <table:table-cell office:value-type="string" office:string-value="uap 150" table:formula="of:=LOWER([.J21])" table:style-name="ce21">
            <text:p>uap 150</text:p>
          </table:table-cell>
          <table:table-cell office:value-type="string" office:string-value="ua150p" table:formula="of:=LOWER([.K21])" table:style-name="ce21">
            <text:p>ua150p</text:p>
          </table:table-cell>
          <table:table-cell office:value-type="string" office:string-value="synonyms&quot;:[&quot;UAP150&quot;,&quot;UAP 150&quot;,&quot;UA150P&quot;,&quot;uap150&quot;,&quot;uap 150&quot;,&quot;ua150p&quot;]}]}," table:formula="of:= &quot;synonyms&quot;&amp;&quot;&quot;&quot;&quot;&amp;&quot;:[&quot;&amp;&quot;&quot;&quot;&quot;&amp;[.I21]&amp;&quot;&quot;&quot;&quot;&amp;&quot;,&quot;&amp;&quot;&quot;&quot;&quot;&amp;[.J21]&amp;&quot;&quot;&quot;&quot;&amp;&quot;,&quot;&amp;&quot;&quot;&quot;&quot;&amp;[.K21]&amp;&quot;&quot;&quot;&quot;&amp;&quot;,&quot;&amp;&quot;&quot;&quot;&quot;&amp;[.L21]&amp;&quot;&quot;&quot;&quot;&amp;&quot;,&quot;&amp;&quot;&quot;&quot;&quot;&amp;[.M21]&amp;&quot;&quot;&quot;&quot;&amp;&quot;,&quot;&amp;&quot;&quot;&quot;&quot;&amp;[.N21]&amp;&quot;&quot;&quot;&quot;&amp;&quot;]}]},&quot;" table:style-name="ce24">
            <text:p>synonyms":["UAP150","UAP 150","UA150P","uap150","uap 150","ua150p"]}]},</text:p>
          </table:table-cell>
          <table:table-cell office:value-type="string" office:string-value="{&quot;UAP150&quot;: [{&quot;shape_coords&quot;:[150,65,7,10,25,10,25,20,5],&quot;shape_name&quot;:&quot;C-channel parallel flange&quot;,&quot;synonyms&quot;:[&quot;UAP150&quot;,&quot;UAP 150&quot;,&quot;UA150P&quot;,&quot;uap150&quot;,&quot;uap 150&quot;,&quot;ua150p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,&quot; &amp;[.D21]&amp; &quot;,&quot; &amp;[.E21]&amp; &quot;,&quot; &amp;[.F21] &amp; &quot;,&quot; &amp;[.G21]&amp; &quot;],&quot; &amp; &quot;&quot;&quot;&quot; &amp;&quot;shape_name&quot;&amp;&quot;&quot;&quot;&quot; &amp; &quot;:&quot; &amp; &quot;&quot;&quot;&quot; &amp;[.H21] &amp; &quot;&quot;&quot;&quot; &amp; &quot;,&quot; &amp; &quot;&quot;&quot;&quot;&amp;[.O21]" table:style-name="ce21">
            <text:p>{"UAP150": [{"shape_coords":[150,65,7,10,25,10,25,20,5],"shape_name":"C-channel parallel flange","synonyms":["UAP150","UAP 150","UA150P","uap150","uap 150","ua150p"]}]},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21">
            <text:p>UAP175</text:p>
          </table:table-cell>
          <table:table-cell office:value-type="float" office:value="175" table:style-name="ce13">
            <text:p>175</text:p>
          </table:table-cell>
          <table:table-cell office:value-type="float" office:value="70" table:style-name="ce13">
            <text:p>70</text:p>
          </table:table-cell>
          <table:table-cell office:value-type="float" office:value="7.5" table:style-name="ce13">
            <text:p>7,5</text:p>
          </table:table-cell>
          <table:table-cell office:value-type="float" office:value="10.75" table:style-name="ce13">
            <text:p>10,75</text:p>
          </table:table-cell>
          <table:table-cell office:value-type="float" office:value="10.75" table:style-name="ce13">
            <text:p>10,75</text:p>
          </table:table-cell>
          <table:table-cell office:value-type="float" office:value="21.2" table:style-name="ce13">
            <text:p>21,2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AP175</text:p>
          </table:table-cell>
          <table:table-cell office:value-type="string" table:style-name="ce21">
            <text:p>UAP 175</text:p>
          </table:table-cell>
          <table:table-cell office:value-type="string" table:style-name="ce21">
            <text:p>UA175P</text:p>
          </table:table-cell>
          <table:table-cell office:value-type="string" office:string-value="uap175" table:formula="of:=LOWER([.I22])" table:style-name="ce21">
            <text:p>uap175</text:p>
          </table:table-cell>
          <table:table-cell office:value-type="string" office:string-value="uap 175" table:formula="of:=LOWER([.J22])" table:style-name="ce21">
            <text:p>uap 175</text:p>
          </table:table-cell>
          <table:table-cell office:value-type="string" office:string-value="ua175p" table:formula="of:=LOWER([.K22])" table:style-name="ce21">
            <text:p>ua175p</text:p>
          </table:table-cell>
          <table:table-cell office:value-type="string" office:string-value="synonyms&quot;:[&quot;UAP175&quot;,&quot;UAP 175&quot;,&quot;UA175P&quot;,&quot;uap175&quot;,&quot;uap 175&quot;,&quot;ua175p&quot;]}]}," table:formula="of:= &quot;synonyms&quot;&amp;&quot;&quot;&quot;&quot;&amp;&quot;:[&quot;&amp;&quot;&quot;&quot;&quot;&amp;[.I22]&amp;&quot;&quot;&quot;&quot;&amp;&quot;,&quot;&amp;&quot;&quot;&quot;&quot;&amp;[.J22]&amp;&quot;&quot;&quot;&quot;&amp;&quot;,&quot;&amp;&quot;&quot;&quot;&quot;&amp;[.K22]&amp;&quot;&quot;&quot;&quot;&amp;&quot;,&quot;&amp;&quot;&quot;&quot;&quot;&amp;[.L22]&amp;&quot;&quot;&quot;&quot;&amp;&quot;,&quot;&amp;&quot;&quot;&quot;&quot;&amp;[.M22]&amp;&quot;&quot;&quot;&quot;&amp;&quot;,&quot;&amp;&quot;&quot;&quot;&quot;&amp;[.N22]&amp;&quot;&quot;&quot;&quot;&amp;&quot;]}]},&quot;" table:style-name="ce24">
            <text:p>synonyms":["UAP175","UAP 175","UA175P","uap175","uap 175","ua175p"]}]},</text:p>
          </table:table-cell>
          <table:table-cell office:value-type="string" office:string-value="{&quot;UAP175&quot;: [{&quot;shape_coords&quot;:[175,70,7,5,10,75,10,75,21,2],&quot;shape_name&quot;:&quot;C-channel parallel flange&quot;,&quot;synonyms&quot;:[&quot;UAP175&quot;,&quot;UAP 175&quot;,&quot;UA175P&quot;,&quot;uap175&quot;,&quot;uap 175&quot;,&quot;ua175p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 &amp; &quot;,&quot; &amp;[.G22]&amp; &quot;],&quot; &amp; &quot;&quot;&quot;&quot; &amp;&quot;shape_name&quot;&amp;&quot;&quot;&quot;&quot; &amp; &quot;:&quot; &amp; &quot;&quot;&quot;&quot; &amp;[.H22] &amp; &quot;&quot;&quot;&quot; &amp; &quot;,&quot; &amp; &quot;&quot;&quot;&quot;&amp;[.O22]" table:style-name="ce21">
            <text:p>{"UAP175": [{"shape_coords":[175,70,7,5,10,75,10,75,21,2],"shape_name":"C-channel parallel flange","synonyms":["UAP175","UAP 175","UA175P","uap175","uap 175","ua175p"]}]},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21">
            <text:p>UAP200</text:p>
          </table:table-cell>
          <table:table-cell office:value-type="float" office:value="200" table:style-name="ce13">
            <text:p>200</text:p>
          </table:table-cell>
          <table:table-cell office:value-type="float" office:value="75" table:style-name="ce13">
            <text:p>75</text:p>
          </table:table-cell>
          <table:table-cell office:value-type="float" office:value="8" table:style-name="ce13">
            <text:p>8</text:p>
          </table:table-cell>
          <table:table-cell office:value-type="float" office:value="11.5" table:style-name="ce13">
            <text:p>11,5</text:p>
          </table:table-cell>
          <table:table-cell office:value-type="float" office:value="11.5" table:style-name="ce13">
            <text:p>11,5</text:p>
          </table:table-cell>
          <table:table-cell office:value-type="float" office:value="22.2" table:style-name="ce13">
            <text:p>22,2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AP200</text:p>
          </table:table-cell>
          <table:table-cell office:value-type="string" table:style-name="ce21">
            <text:p>UAP 200</text:p>
          </table:table-cell>
          <table:table-cell office:value-type="string" table:style-name="ce21">
            <text:p>UA200P</text:p>
          </table:table-cell>
          <table:table-cell office:value-type="string" office:string-value="uap200" table:formula="of:=LOWER([.I23])" table:style-name="ce21">
            <text:p>uap200</text:p>
          </table:table-cell>
          <table:table-cell office:value-type="string" office:string-value="uap 200" table:formula="of:=LOWER([.J23])" table:style-name="ce21">
            <text:p>uap 200</text:p>
          </table:table-cell>
          <table:table-cell office:value-type="string" office:string-value="ua200p" table:formula="of:=LOWER([.K23])" table:style-name="ce21">
            <text:p>ua200p</text:p>
          </table:table-cell>
          <table:table-cell office:value-type="string" office:string-value="synonyms&quot;:[&quot;UAP200&quot;,&quot;UAP 200&quot;,&quot;UA200P&quot;,&quot;uap200&quot;,&quot;uap 200&quot;,&quot;ua200p&quot;]}]}," table:formula="of:= &quot;synonyms&quot;&amp;&quot;&quot;&quot;&quot;&amp;&quot;:[&quot;&amp;&quot;&quot;&quot;&quot;&amp;[.I23]&amp;&quot;&quot;&quot;&quot;&amp;&quot;,&quot;&amp;&quot;&quot;&quot;&quot;&amp;[.J23]&amp;&quot;&quot;&quot;&quot;&amp;&quot;,&quot;&amp;&quot;&quot;&quot;&quot;&amp;[.K23]&amp;&quot;&quot;&quot;&quot;&amp;&quot;,&quot;&amp;&quot;&quot;&quot;&quot;&amp;[.L23]&amp;&quot;&quot;&quot;&quot;&amp;&quot;,&quot;&amp;&quot;&quot;&quot;&quot;&amp;[.M23]&amp;&quot;&quot;&quot;&quot;&amp;&quot;,&quot;&amp;&quot;&quot;&quot;&quot;&amp;[.N23]&amp;&quot;&quot;&quot;&quot;&amp;&quot;]}]},&quot;" table:style-name="ce24">
            <text:p>synonyms":["UAP200","UAP 200","UA200P","uap200","uap 200","ua200p"]}]},</text:p>
          </table:table-cell>
          <table:table-cell office:value-type="string" office:string-value="{&quot;UAP200&quot;: [{&quot;shape_coords&quot;:[200,75,8,11,5,11,5,22,2],&quot;shape_name&quot;:&quot;C-channel parallel flange&quot;,&quot;synonyms&quot;:[&quot;UAP200&quot;,&quot;UAP 200&quot;,&quot;UA200P&quot;,&quot;uap200&quot;,&quot;uap 200&quot;,&quot;ua200p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,&quot; &amp;[.D23]&amp; &quot;,&quot; &amp;[.E23]&amp; &quot;,&quot; &amp;[.F23] &amp; &quot;,&quot; &amp;[.G23]&amp; &quot;],&quot; &amp; &quot;&quot;&quot;&quot; &amp;&quot;shape_name&quot;&amp;&quot;&quot;&quot;&quot; &amp; &quot;:&quot; &amp; &quot;&quot;&quot;&quot; &amp;[.H23] &amp; &quot;&quot;&quot;&quot; &amp; &quot;,&quot; &amp; &quot;&quot;&quot;&quot;&amp;[.O23]" table:style-name="ce21">
            <text:p>{"UAP200": [{"shape_coords":[200,75,8,11,5,11,5,22,2],"shape_name":"C-channel parallel flange","synonyms":["UAP200","UAP 200","UA200P","uap200","uap 200","ua200p"]}]},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21">
            <text:p>UAP220</text:p>
          </table:table-cell>
          <table:table-cell office:value-type="float" office:value="220" table:style-name="ce13">
            <text:p>220</text:p>
          </table:table-cell>
          <table:table-cell office:value-type="float" office:value="80" table:style-name="ce13">
            <text:p>80</text:p>
          </table:table-cell>
          <table:table-cell office:value-type="float" office:value="8" table:style-name="ce13">
            <text:p>8</text:p>
          </table:table-cell>
          <table:table-cell office:value-type="float" office:value="12.5" table:style-name="ce13">
            <text:p>12,5</text:p>
          </table:table-cell>
          <table:table-cell office:value-type="float" office:value="12.5" table:style-name="ce13">
            <text:p>12,5</text:p>
          </table:table-cell>
          <table:table-cell office:value-type="float" office:value="24" table:style-name="ce13">
            <text:p>24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AP220</text:p>
          </table:table-cell>
          <table:table-cell office:value-type="string" table:style-name="ce21">
            <text:p>UAP 220</text:p>
          </table:table-cell>
          <table:table-cell office:value-type="string" table:style-name="ce21">
            <text:p>UA220P</text:p>
          </table:table-cell>
          <table:table-cell office:value-type="string" office:string-value="uap220" table:formula="of:=LOWER([.I24])" table:style-name="ce21">
            <text:p>uap220</text:p>
          </table:table-cell>
          <table:table-cell office:value-type="string" office:string-value="uap 220" table:formula="of:=LOWER([.J24])" table:style-name="ce21">
            <text:p>uap 220</text:p>
          </table:table-cell>
          <table:table-cell office:value-type="string" office:string-value="ua220p" table:formula="of:=LOWER([.K24])" table:style-name="ce21">
            <text:p>ua220p</text:p>
          </table:table-cell>
          <table:table-cell office:value-type="string" office:string-value="synonyms&quot;:[&quot;UAP220&quot;,&quot;UAP 220&quot;,&quot;UA220P&quot;,&quot;uap220&quot;,&quot;uap 220&quot;,&quot;ua220p&quot;]}]}," table:formula="of:= &quot;synonyms&quot;&amp;&quot;&quot;&quot;&quot;&amp;&quot;:[&quot;&amp;&quot;&quot;&quot;&quot;&amp;[.I24]&amp;&quot;&quot;&quot;&quot;&amp;&quot;,&quot;&amp;&quot;&quot;&quot;&quot;&amp;[.J24]&amp;&quot;&quot;&quot;&quot;&amp;&quot;,&quot;&amp;&quot;&quot;&quot;&quot;&amp;[.K24]&amp;&quot;&quot;&quot;&quot;&amp;&quot;,&quot;&amp;&quot;&quot;&quot;&quot;&amp;[.L24]&amp;&quot;&quot;&quot;&quot;&amp;&quot;,&quot;&amp;&quot;&quot;&quot;&quot;&amp;[.M24]&amp;&quot;&quot;&quot;&quot;&amp;&quot;,&quot;&amp;&quot;&quot;&quot;&quot;&amp;[.N24]&amp;&quot;&quot;&quot;&quot;&amp;&quot;]}]},&quot;" table:style-name="ce24">
            <text:p>synonyms":["UAP220","UAP 220","UA220P","uap220","uap 220","ua220p"]}]},</text:p>
          </table:table-cell>
          <table:table-cell office:value-type="string" office:string-value="{&quot;UAP220&quot;: [{&quot;shape_coords&quot;:[220,80,8,12,5,12,5,24],&quot;shape_name&quot;:&quot;C-channel parallel flange&quot;,&quot;synonyms&quot;:[&quot;UAP220&quot;,&quot;UAP 220&quot;,&quot;UA220P&quot;,&quot;uap220&quot;,&quot;uap 220&quot;,&quot;ua220p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,&quot; &amp;[.D24]&amp; &quot;,&quot; &amp;[.E24]&amp; &quot;,&quot; &amp;[.F24] &amp; &quot;,&quot; &amp;[.G24]&amp; &quot;],&quot; &amp; &quot;&quot;&quot;&quot; &amp;&quot;shape_name&quot;&amp;&quot;&quot;&quot;&quot; &amp; &quot;:&quot; &amp; &quot;&quot;&quot;&quot; &amp;[.H24] &amp; &quot;&quot;&quot;&quot; &amp; &quot;,&quot; &amp; &quot;&quot;&quot;&quot;&amp;[.O24]" table:style-name="ce21">
            <text:p>{"UAP220": [{"shape_coords":[220,80,8,12,5,12,5,24],"shape_name":"C-channel parallel flange","synonyms":["UAP220","UAP 220","UA220P","uap220","uap 220","ua220p"]}]},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21">
            <text:p>UAP250</text:p>
          </table:table-cell>
          <table:table-cell office:value-type="float" office:value="250" table:style-name="ce13">
            <text:p>250</text:p>
          </table:table-cell>
          <table:table-cell office:value-type="float" office:value="85" table:style-name="ce13">
            <text:p>85</text:p>
          </table:table-cell>
          <table:table-cell office:value-type="float" office:value="9" table:style-name="ce13">
            <text:p>9</text:p>
          </table:table-cell>
          <table:table-cell office:value-type="float" office:value="13.5" table:style-name="ce13">
            <text:p>13,5</text:p>
          </table:table-cell>
          <table:table-cell office:value-type="float" office:value="13.5" table:style-name="ce13">
            <text:p>13,5</text:p>
          </table:table-cell>
          <table:table-cell office:value-type="float" office:value="24.5" table:style-name="ce13">
            <text:p>24,5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AP250</text:p>
          </table:table-cell>
          <table:table-cell office:value-type="string" table:style-name="ce21">
            <text:p>UAP 250</text:p>
          </table:table-cell>
          <table:table-cell office:value-type="string" table:style-name="ce21">
            <text:p>UA250P</text:p>
          </table:table-cell>
          <table:table-cell office:value-type="string" office:string-value="uap250" table:formula="of:=LOWER([.I25])" table:style-name="ce21">
            <text:p>uap250</text:p>
          </table:table-cell>
          <table:table-cell office:value-type="string" office:string-value="uap 250" table:formula="of:=LOWER([.J25])" table:style-name="ce21">
            <text:p>uap 250</text:p>
          </table:table-cell>
          <table:table-cell office:value-type="string" office:string-value="ua250p" table:formula="of:=LOWER([.K25])" table:style-name="ce21">
            <text:p>ua250p</text:p>
          </table:table-cell>
          <table:table-cell office:value-type="string" office:string-value="synonyms&quot;:[&quot;UAP250&quot;,&quot;UAP 250&quot;,&quot;UA250P&quot;,&quot;uap250&quot;,&quot;uap 250&quot;,&quot;ua250p&quot;]}]}," table:formula="of:= &quot;synonyms&quot;&amp;&quot;&quot;&quot;&quot;&amp;&quot;:[&quot;&amp;&quot;&quot;&quot;&quot;&amp;[.I25]&amp;&quot;&quot;&quot;&quot;&amp;&quot;,&quot;&amp;&quot;&quot;&quot;&quot;&amp;[.J25]&amp;&quot;&quot;&quot;&quot;&amp;&quot;,&quot;&amp;&quot;&quot;&quot;&quot;&amp;[.K25]&amp;&quot;&quot;&quot;&quot;&amp;&quot;,&quot;&amp;&quot;&quot;&quot;&quot;&amp;[.L25]&amp;&quot;&quot;&quot;&quot;&amp;&quot;,&quot;&amp;&quot;&quot;&quot;&quot;&amp;[.M25]&amp;&quot;&quot;&quot;&quot;&amp;&quot;,&quot;&amp;&quot;&quot;&quot;&quot;&amp;[.N25]&amp;&quot;&quot;&quot;&quot;&amp;&quot;]}]},&quot;" table:style-name="ce24">
            <text:p>synonyms":["UAP250","UAP 250","UA250P","uap250","uap 250","ua250p"]}]},</text:p>
          </table:table-cell>
          <table:table-cell office:value-type="string" office:string-value="{&quot;UAP250&quot;: [{&quot;shape_coords&quot;:[250,85,9,13,5,13,5,24,5],&quot;shape_name&quot;:&quot;C-channel parallel flange&quot;,&quot;synonyms&quot;:[&quot;UAP250&quot;,&quot;UAP 250&quot;,&quot;UA250P&quot;,&quot;uap250&quot;,&quot;uap 250&quot;,&quot;ua250p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,&quot; &amp;[.D25]&amp; &quot;,&quot; &amp;[.E25]&amp; &quot;,&quot; &amp;[.F25] &amp; &quot;,&quot; &amp;[.G25]&amp; &quot;],&quot; &amp; &quot;&quot;&quot;&quot; &amp;&quot;shape_name&quot;&amp;&quot;&quot;&quot;&quot; &amp; &quot;:&quot; &amp; &quot;&quot;&quot;&quot; &amp;[.H25] &amp; &quot;&quot;&quot;&quot; &amp; &quot;,&quot; &amp; &quot;&quot;&quot;&quot;&amp;[.O25]" table:style-name="ce21">
            <text:p>{"UAP250": [{"shape_coords":[250,85,9,13,5,13,5,24,5],"shape_name":"C-channel parallel flange","synonyms":["UAP250","UAP 250","UA250P","uap250","uap 250","ua250p"]}]},</text:p>
          </table:table-cell>
          <table:table-cell table:number-columns-repeated="16368" table:style-name="ce1"/>
        </table:table-row>
        <table:table-row table:style-name="ro5">
          <table:table-cell office:value-type="string" table:style-name="ce21">
            <text:p>UAP300</text:p>
          </table:table-cell>
          <table:table-cell office:value-type="float" office:value="300" table:style-name="ce13">
            <text:p>300</text:p>
          </table:table-cell>
          <table:table-cell office:value-type="float" office:value="100" table:style-name="ce13">
            <text:p>100</text:p>
          </table:table-cell>
          <table:table-cell office:value-type="float" office:value="9.5" table:style-name="ce13">
            <text:p>9,5</text:p>
          </table:table-cell>
          <table:table-cell office:value-type="float" office:value="16" table:style-name="ce13">
            <text:p>16</text:p>
          </table:table-cell>
          <table:table-cell office:value-type="float" office:value="16" table:style-name="ce13">
            <text:p>16</text:p>
          </table:table-cell>
          <table:table-cell office:value-type="float" office:value="29.6" table:style-name="ce13">
            <text:p>29,6</text:p>
          </table:table-cell>
          <table:table-cell office:value-type="string" table:style-name="ce21">
            <text:p>C-channel parallel flange</text:p>
          </table:table-cell>
          <table:table-cell office:value-type="string" table:style-name="ce21">
            <text:p>UAP300</text:p>
          </table:table-cell>
          <table:table-cell office:value-type="string" table:style-name="ce21">
            <text:p>UAP 300</text:p>
          </table:table-cell>
          <table:table-cell office:value-type="string" table:style-name="ce21">
            <text:p>UA300P</text:p>
          </table:table-cell>
          <table:table-cell office:value-type="string" office:string-value="uap300" table:formula="of:=LOWER([.I26])" table:style-name="ce21">
            <text:p>uap300</text:p>
          </table:table-cell>
          <table:table-cell office:value-type="string" office:string-value="uap 300" table:formula="of:=LOWER([.J26])" table:style-name="ce21">
            <text:p>uap 300</text:p>
          </table:table-cell>
          <table:table-cell office:value-type="string" office:string-value="ua300p" table:formula="of:=LOWER([.K26])" table:style-name="ce21">
            <text:p>ua300p</text:p>
          </table:table-cell>
          <table:table-cell office:value-type="string" office:string-value="synonyms&quot;:[&quot;UAP300&quot;,&quot;UAP 300&quot;,&quot;UA300P&quot;,&quot;uap300&quot;,&quot;uap 300&quot;,&quot;ua300p&quot;]}]}," table:formula="of:= &quot;synonyms&quot;&amp;&quot;&quot;&quot;&quot;&amp;&quot;:[&quot;&amp;&quot;&quot;&quot;&quot;&amp;[.I26]&amp;&quot;&quot;&quot;&quot;&amp;&quot;,&quot;&amp;&quot;&quot;&quot;&quot;&amp;[.J26]&amp;&quot;&quot;&quot;&quot;&amp;&quot;,&quot;&amp;&quot;&quot;&quot;&quot;&amp;[.K26]&amp;&quot;&quot;&quot;&quot;&amp;&quot;,&quot;&amp;&quot;&quot;&quot;&quot;&amp;[.L26]&amp;&quot;&quot;&quot;&quot;&amp;&quot;,&quot;&amp;&quot;&quot;&quot;&quot;&amp;[.M26]&amp;&quot;&quot;&quot;&quot;&amp;&quot;,&quot;&amp;&quot;&quot;&quot;&quot;&amp;[.N26]&amp;&quot;&quot;&quot;&quot;&amp;&quot;]}]},&quot;" table:style-name="ce24">
            <text:p>synonyms":["UAP300","UAP 300","UA300P","uap300","uap 300","ua300p"]}]},</text:p>
          </table:table-cell>
          <table:table-cell office:value-type="string" office:string-value="{&quot;UAP300&quot;: [{&quot;shape_coords&quot;:[300,100,9,5,16,16,29,6],&quot;shape_name&quot;:&quot;C-channel parallel flange&quot;,&quot;synonyms&quot;:[&quot;UAP300&quot;,&quot;UAP 300&quot;,&quot;UA300P&quot;,&quot;uap300&quot;,&quot;uap 300&quot;,&quot;ua300p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,&quot; &amp;[.D26]&amp; &quot;,&quot; &amp;[.E26]&amp; &quot;,&quot; &amp;[.F26] &amp; &quot;,&quot; &amp;[.G26]&amp; &quot;],&quot; &amp; &quot;&quot;&quot;&quot; &amp;&quot;shape_name&quot;&amp;&quot;&quot;&quot;&quot; &amp; &quot;:&quot; &amp; &quot;&quot;&quot;&quot; &amp;[.H26] &amp; &quot;&quot;&quot;&quot; &amp; &quot;,&quot; &amp; &quot;&quot;&quot;&quot;&amp;[.O26]" table:style-name="ce21">
            <text:p>{"UAP300": [{"shape_coords":[300,100,9,5,16,16,29,6],"shape_name":"C-channel parallel flange","synonyms":["UAP300","UAP 300","UA300P","uap300","uap 300","ua300p"]}]},</text:p>
          </table:table-cell>
          <table:table-cell table:number-columns-repeated="16368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LAngleOld" table:style-name="ta2">
        <table:table-column table:style-name="co28" table:default-cell-style-name="ce15"/>
        <table:table-column table:style-name="co10" table:number-columns-repeated="6" table:default-cell-style-name="ce15"/>
        <table:table-column table:style-name="co29" table:default-cell-style-name="ce15"/>
        <table:table-column table:style-name="co30" table:default-cell-style-name="ce15"/>
        <table:table-column table:style-name="co10" table:default-cell-style-name="ce15"/>
        <table:table-column table:style-name="co31" table:default-cell-style-name="ce15"/>
        <table:table-column table:style-name="co14" table:default-cell-style-name="ce15"/>
        <table:table-column table:style-name="co10" table:number-columns-repeated="2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10" table:number-columns-repeated="16367" table:default-cell-style-name="ce15"/>
        <table:table-row table:style-name="ro1">
          <table:table-cell office:value-type="string" table:style-name="ce12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</text:p>
          </table:table-cell>
          <table:table-cell office:value-type="string" table:style-name="ce3">
            <text:p>tw</text:p>
          </table:table-cell>
          <table:table-cell office:value-type="string" table:style-name="ce3">
            <text:p>tf</text:p>
          </table:table-cell>
          <table:table-cell office:value-type="string" table:style-name="ce3">
            <text:p>r1</text:p>
          </table:table-cell>
          <table:table-cell office:value-type="string" table:style-name="ce3">
            <text:p>r2</text:p>
          </table:table-cell>
          <table:table-cell office:value-type="string" table:style-name="ce12">
            <text:p>ex</text:p>
          </table:table-cell>
          <table:table-cell office:value-type="string" table:style-name="ce12">
            <text:p>ey</text:p>
          </table:table-cell>
          <table:table-cell office:value-type="string" table:style-name="ce3">
            <text:p>Shape</text:p>
          </table:table-cell>
          <table:table-cell office:value-type="string" table:style-name="ce3">
            <text:p>Synonyms</text:p>
          </table:table-cell>
          <table:table-cell table:style-name="ce13"/>
          <table:table-cell table:number-columns-repeated="4" table:style-name="ce15"/>
          <table:table-cell office:value-type="string" table:style-name="ce25">
            <text:p>JSONString</text:p>
          </table:table-cell>
          <table:table-cell table:number-columns-repeated="16367" table:style-name="ce1"/>
        </table:table-row>
        <table:table-row table:style-name="ro1">
          <table:table-cell table:style-name="ce12"/>
          <table:table-cell table:number-columns-repeated="6" table:style-name="ce3"/>
          <table:table-cell office:value-type="string" table:style-name="ce12">
            <text:p>centroid horizontal</text:p>
          </table:table-cell>
          <table:table-cell table:style-name="ce12"/>
          <table:table-cell table:number-columns-repeated="2" table:style-name="ce3"/>
          <table:table-cell table:style-name="ce13"/>
          <table:table-cell table:number-columns-repeated="5" table:style-name="ce15"/>
          <table:table-cell table:number-columns-repeated="16367" table:style-name="ce1"/>
        </table:table-row>
        <table:table-row table:style-name="ro1">
          <table:table-cell table:style-name="ce12"/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3">
            <text:p>Langle</text:p>
          </table:table-cell>
          <table:table-cell table:style-name="ce3"/>
          <table:table-cell table:style-name="ce13"/>
          <table:table-cell table:number-columns-repeated="5" table:style-name="ce15"/>
          <table:table-cell table:number-columns-repeated="16367" table:style-name="ce1"/>
        </table:table-row>
        <table:table-row table:style-name="ro1">
          <table:table-cell table:number-columns-repeated="17" table:style-name="ce15"/>
          <table:table-cell table:number-columns-repeated="16367" table:style-name="ce1"/>
        </table:table-row>
        <table:table-row table:style-name="ro1">
          <table:table-cell office:value-type="string" table:style-name="ce26">
            <text:p>L16/16/3</text:p>
          </table:table-cell>
          <table:table-cell office:value-type="float" office:value="16" table:style-name="ce26">
            <text:p>16</text:p>
          </table:table-cell>
          <table:table-cell office:value-type="float" office:value="16" table:style-name="ce26">
            <text:p>16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5" table:style-name="ce27">
            <text:p>5</text:p>
          </table:table-cell>
          <table:table-cell office:value-type="string" table:style-name="ce27">
            <text:p>2.5</text:p>
          </table:table-cell>
          <table:table-cell office:value-type="float" office:value="8" table:style-name="ce27">
            <text:p>8</text:p>
          </table:table-cell>
          <table:table-cell office:value-type="float" office:value="8" table:style-name="ce27">
            <text:p>8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6/16/3</text:p>
          </table:table-cell>
          <table:table-cell office:value-type="string" table:style-name="ce26">
            <text:p>L16/16/3</text:p>
          </table:table-cell>
          <table:table-cell office:value-type="string" table:style-name="ce26">
            <text:p>L16x16x3</text:p>
          </table:table-cell>
          <table:table-cell office:value-type="string" table:style-name="ce27">
            <text:p>L16x3</text:p>
          </table:table-cell>
          <table:table-cell office:value-type="string" table:style-name="ce27">
            <text:p>LEQU TOEVOEGEN</text:p>
          </table:table-cell>
          <table:table-cell office:value-type="string" office:string-value="synonyms&quot;:[&quot;H16/16/3&quot;,&quot;L16/16/3&quot;,&quot;L16x16x3&quot;,&quot;L16x3&quot;]}]}," table:formula="of:= &quot;synonyms&quot;&amp;&quot;&quot;&quot;&quot;&amp;&quot;:[&quot;&amp;&quot;&quot;&quot;&quot;&amp;[.K5]&amp;&quot;&quot;&quot;&quot;&amp;&quot;,&quot;&amp;&quot;&quot;&quot;&quot;&amp;[.L5]&amp;&quot;&quot;&quot;&quot;&amp;&quot;,&quot;&amp;&quot;&quot;&quot;&quot;&amp;[.M5]&amp;&quot;&quot;&quot;&quot;&amp;&quot;,&quot;&amp;&quot;&quot;&quot;&quot;&amp;[.N5]&amp;&quot;&quot;&quot;&quot;&amp;&quot;]}]},&quot;" table:style-name="ce28">
            <text:p>synonyms":["H16/16/3","L16/16/3","L16x16x3","L16x3"]}]},</text:p>
          </table:table-cell>
          <table:table-cell office:value-type="string" office:string-value="{&quot;L16/16/3&quot;: [{&quot;shape_coords&quot;:[16,16,3,3,5,2.5,8,8],&quot;shape_name&quot;:&quot;LAngle&quot;,&quot;synonyms&quot;:[&quot;H16/16/3&quot;,&quot;L16/16/3&quot;,&quot;L16x16x3&quot;,&quot;L16x3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&amp; &quot;,&quot; &amp;[.G5]&amp; &quot;,&quot; &amp;[.H5]&amp; &quot;,&quot; &amp;[.I5] &amp; &quot;],&quot; &amp; &quot;&quot;&quot;&quot; &amp;&quot;shape_name&quot;&amp;&quot;&quot;&quot;&quot; &amp; &quot;:&quot; &amp; &quot;&quot;&quot;&quot; &amp;[.J5] &amp; &quot;&quot;&quot;&quot; &amp; &quot;,&quot; &amp; &quot;&quot;&quot;&quot;&amp;[.P5]" table:style-name="ce11">
            <text:p>{"L16/16/3": [{"shape_coords":[16,16,3,3,5,2.5,8,8],"shape_name":"LAngle","synonyms":["H16/16/3","L16/16/3","L16x16x3","L16x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6/16/4</text:p>
          </table:table-cell>
          <table:table-cell office:value-type="float" office:value="16" table:style-name="ce26">
            <text:p>16</text:p>
          </table:table-cell>
          <table:table-cell office:value-type="float" office:value="16" table:style-name="ce26">
            <text:p>16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6" table:style-name="ce27">
            <text:p>6</text:p>
          </table:table-cell>
          <table:table-cell office:value-type="float" office:value="3" table:style-name="ce27">
            <text:p>3</text:p>
          </table:table-cell>
          <table:table-cell office:value-type="float" office:value="8" table:style-name="ce27">
            <text:p>8</text:p>
          </table:table-cell>
          <table:table-cell office:value-type="float" office:value="8" table:style-name="ce27">
            <text:p>8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6/16/4</text:p>
          </table:table-cell>
          <table:table-cell office:value-type="string" table:style-name="ce26">
            <text:p>L16/16/4</text:p>
          </table:table-cell>
          <table:table-cell office:value-type="string" table:style-name="ce26">
            <text:p>L16x16x4</text:p>
          </table:table-cell>
          <table:table-cell office:value-type="string" table:style-name="ce27">
            <text:p>L16x4</text:p>
          </table:table-cell>
          <table:table-cell table:style-name="ce15"/>
          <table:table-cell office:value-type="string" office:string-value="synonyms&quot;:[&quot;H16/16/4&quot;,&quot;L16/16/4&quot;,&quot;L16x16x4&quot;,&quot;L16x4&quot;]}]}," table:formula="of:= &quot;synonyms&quot;&amp;&quot;&quot;&quot;&quot;&amp;&quot;:[&quot;&amp;&quot;&quot;&quot;&quot;&amp;[.K6]&amp;&quot;&quot;&quot;&quot;&amp;&quot;,&quot;&amp;&quot;&quot;&quot;&quot;&amp;[.L6]&amp;&quot;&quot;&quot;&quot;&amp;&quot;,&quot;&amp;&quot;&quot;&quot;&quot;&amp;[.M6]&amp;&quot;&quot;&quot;&quot;&amp;&quot;,&quot;&amp;&quot;&quot;&quot;&quot;&amp;[.N6]&amp;&quot;&quot;&quot;&quot;&amp;&quot;]}]},&quot;" table:style-name="ce28">
            <text:p>synonyms":["H16/16/4","L16/16/4","L16x16x4","L16x4"]}]},</text:p>
          </table:table-cell>
          <table:table-cell office:value-type="string" office:string-value="{&quot;L16/16/4&quot;: [{&quot;shape_coords&quot;:[16,16,4,4,6,3,8,8],&quot;shape_name&quot;:&quot;LAngle&quot;,&quot;synonyms&quot;:[&quot;H16/16/4&quot;,&quot;L16/16/4&quot;,&quot;L16x16x4&quot;,&quot;L16x4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&amp; &quot;,&quot; &amp;[.G6]&amp; &quot;,&quot; &amp;[.H6]&amp; &quot;,&quot; &amp;[.I6] &amp; &quot;],&quot; &amp; &quot;&quot;&quot;&quot; &amp;&quot;shape_name&quot;&amp;&quot;&quot;&quot;&quot; &amp; &quot;:&quot; &amp; &quot;&quot;&quot;&quot; &amp;[.J6] &amp; &quot;&quot;&quot;&quot; &amp; &quot;,&quot; &amp; &quot;&quot;&quot;&quot;&amp;[.P6]" table:style-name="ce11">
            <text:p>{"L16/16/4": [{"shape_coords":[16,16,4,4,6,3,8,8],"shape_name":"LAngle","synonyms":["H16/16/4","L16/16/4","L16x16x4","L16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20/20/3</text:p>
          </table:table-cell>
          <table:table-cell office:value-type="float" office:value="20" table:style-name="ce26">
            <text:p>20</text:p>
          </table:table-cell>
          <table:table-cell office:value-type="float" office:value="20" table:style-name="ce26">
            <text:p>20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5" table:style-name="ce27">
            <text:p>5</text:p>
          </table:table-cell>
          <table:table-cell office:value-type="string" table:style-name="ce27">
            <text:p>2.5</text:p>
          </table:table-cell>
          <table:table-cell office:value-type="float" office:value="10" table:style-name="ce27">
            <text:p>10</text:p>
          </table:table-cell>
          <table:table-cell office:value-type="float" office:value="10" table:style-name="ce27">
            <text:p>1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20/20/3</text:p>
          </table:table-cell>
          <table:table-cell office:value-type="string" table:style-name="ce26">
            <text:p>L20/20/3</text:p>
          </table:table-cell>
          <table:table-cell office:value-type="string" table:style-name="ce26">
            <text:p>L20x20x3</text:p>
          </table:table-cell>
          <table:table-cell office:value-type="string" table:style-name="ce27">
            <text:p>L20x20x3</text:p>
          </table:table-cell>
          <table:table-cell table:style-name="ce15"/>
          <table:table-cell office:value-type="string" office:string-value="synonyms&quot;:[&quot;H20/20/3&quot;,&quot;L20/20/3&quot;,&quot;L20x20x3&quot;,&quot;L20x20x3&quot;]}]}," table:formula="of:= &quot;synonyms&quot;&amp;&quot;&quot;&quot;&quot;&amp;&quot;:[&quot;&amp;&quot;&quot;&quot;&quot;&amp;[.K7]&amp;&quot;&quot;&quot;&quot;&amp;&quot;,&quot;&amp;&quot;&quot;&quot;&quot;&amp;[.L7]&amp;&quot;&quot;&quot;&quot;&amp;&quot;,&quot;&amp;&quot;&quot;&quot;&quot;&amp;[.M7]&amp;&quot;&quot;&quot;&quot;&amp;&quot;,&quot;&amp;&quot;&quot;&quot;&quot;&amp;[.N7]&amp;&quot;&quot;&quot;&quot;&amp;&quot;]}]},&quot;" table:style-name="ce28">
            <text:p>synonyms":["H20/20/3","L20/20/3","L20x20x3","L20x20x3"]}]},</text:p>
          </table:table-cell>
          <table:table-cell office:value-type="string" office:string-value="{&quot;L20/20/3&quot;: [{&quot;shape_coords&quot;:[20,20,3,3,5,2.5,10,10],&quot;shape_name&quot;:&quot;LAngle&quot;,&quot;synonyms&quot;:[&quot;H20/20/3&quot;,&quot;L20/20/3&quot;,&quot;L20x20x3&quot;,&quot;L20x20x3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&amp; &quot;,&quot; &amp;[.G7]&amp; &quot;,&quot; &amp;[.H7]&amp; &quot;,&quot; &amp;[.I7] &amp; &quot;],&quot; &amp; &quot;&quot;&quot;&quot; &amp;&quot;shape_name&quot;&amp;&quot;&quot;&quot;&quot; &amp; &quot;:&quot; &amp; &quot;&quot;&quot;&quot; &amp;[.J7] &amp; &quot;&quot;&quot;&quot; &amp; &quot;,&quot; &amp; &quot;&quot;&quot;&quot;&amp;[.P7]" table:style-name="ce11">
            <text:p>{"L20/20/3": [{"shape_coords":[20,20,3,3,5,2.5,10,10],"shape_name":"LAngle","synonyms":["H20/20/3","L20/20/3","L20x20x3","L20x20x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20/20/4</text:p>
          </table:table-cell>
          <table:table-cell office:value-type="float" office:value="20" table:style-name="ce26">
            <text:p>20</text:p>
          </table:table-cell>
          <table:table-cell office:value-type="float" office:value="20" table:style-name="ce26">
            <text:p>20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6" table:style-name="ce27">
            <text:p>6</text:p>
          </table:table-cell>
          <table:table-cell office:value-type="float" office:value="3" table:style-name="ce27">
            <text:p>3</text:p>
          </table:table-cell>
          <table:table-cell office:value-type="float" office:value="10" table:style-name="ce27">
            <text:p>10</text:p>
          </table:table-cell>
          <table:table-cell office:value-type="float" office:value="10" table:style-name="ce27">
            <text:p>1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20/20/4</text:p>
          </table:table-cell>
          <table:table-cell office:value-type="string" table:style-name="ce26">
            <text:p>L20/20/4</text:p>
          </table:table-cell>
          <table:table-cell office:value-type="string" table:style-name="ce26">
            <text:p>L20x20x4</text:p>
          </table:table-cell>
          <table:table-cell office:value-type="string" table:style-name="ce27">
            <text:p>L20x20x4</text:p>
          </table:table-cell>
          <table:table-cell table:style-name="ce15"/>
          <table:table-cell office:value-type="string" office:string-value="synonyms&quot;:[&quot;H20/20/4&quot;,&quot;L20/20/4&quot;,&quot;L20x20x4&quot;,&quot;L20x20x4&quot;]}]}," table:formula="of:= &quot;synonyms&quot;&amp;&quot;&quot;&quot;&quot;&amp;&quot;:[&quot;&amp;&quot;&quot;&quot;&quot;&amp;[.K8]&amp;&quot;&quot;&quot;&quot;&amp;&quot;,&quot;&amp;&quot;&quot;&quot;&quot;&amp;[.L8]&amp;&quot;&quot;&quot;&quot;&amp;&quot;,&quot;&amp;&quot;&quot;&quot;&quot;&amp;[.M8]&amp;&quot;&quot;&quot;&quot;&amp;&quot;,&quot;&amp;&quot;&quot;&quot;&quot;&amp;[.N8]&amp;&quot;&quot;&quot;&quot;&amp;&quot;]}]},&quot;" table:style-name="ce28">
            <text:p>synonyms":["H20/20/4","L20/20/4","L20x20x4","L20x20x4"]}]},</text:p>
          </table:table-cell>
          <table:table-cell office:value-type="string" office:string-value="{&quot;L20/20/4&quot;: [{&quot;shape_coords&quot;:[20,20,4,4,6,3,10,10],&quot;shape_name&quot;:&quot;LAngle&quot;,&quot;synonyms&quot;:[&quot;H20/20/4&quot;,&quot;L20/20/4&quot;,&quot;L20x20x4&quot;,&quot;L20x20x4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&amp; &quot;,&quot; &amp;[.G8]&amp; &quot;,&quot; &amp;[.H8]&amp; &quot;,&quot; &amp;[.I8] &amp; &quot;],&quot; &amp; &quot;&quot;&quot;&quot; &amp;&quot;shape_name&quot;&amp;&quot;&quot;&quot;&quot; &amp; &quot;:&quot; &amp; &quot;&quot;&quot;&quot; &amp;[.J8] &amp; &quot;&quot;&quot;&quot; &amp; &quot;,&quot; &amp; &quot;&quot;&quot;&quot;&amp;[.P8]" table:style-name="ce11">
            <text:p>{"L20/20/4": [{"shape_coords":[20,20,4,4,6,3,10,10],"shape_name":"LAngle","synonyms":["H20/20/4","L20/20/4","L20x20x4","L20x20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25/25/3</text:p>
          </table:table-cell>
          <table:table-cell office:value-type="float" office:value="25" table:style-name="ce26">
            <text:p>25</text:p>
          </table:table-cell>
          <table:table-cell office:value-type="float" office:value="25" table:style-name="ce26">
            <text:p>25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5" table:style-name="ce27">
            <text:p>5</text:p>
          </table:table-cell>
          <table:table-cell office:value-type="string" table:style-name="ce27">
            <text:p>2.5</text:p>
          </table:table-cell>
          <table:table-cell office:value-type="string" table:style-name="ce27">
            <text:p>12.5</text:p>
          </table:table-cell>
          <table:table-cell office:value-type="string" table:style-name="ce27">
            <text:p>1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25/25/3</text:p>
          </table:table-cell>
          <table:table-cell office:value-type="string" table:style-name="ce26">
            <text:p>L25/25/3</text:p>
          </table:table-cell>
          <table:table-cell office:value-type="string" table:style-name="ce26">
            <text:p>L25x25x3</text:p>
          </table:table-cell>
          <table:table-cell office:value-type="string" table:style-name="ce27">
            <text:p>L25x25x3</text:p>
          </table:table-cell>
          <table:table-cell table:style-name="ce15"/>
          <table:table-cell office:value-type="string" office:string-value="synonyms&quot;:[&quot;H25/25/3&quot;,&quot;L25/25/3&quot;,&quot;L25x25x3&quot;,&quot;L25x25x3&quot;]}]}," table:formula="of:= &quot;synonyms&quot;&amp;&quot;&quot;&quot;&quot;&amp;&quot;:[&quot;&amp;&quot;&quot;&quot;&quot;&amp;[.K9]&amp;&quot;&quot;&quot;&quot;&amp;&quot;,&quot;&amp;&quot;&quot;&quot;&quot;&amp;[.L9]&amp;&quot;&quot;&quot;&quot;&amp;&quot;,&quot;&amp;&quot;&quot;&quot;&quot;&amp;[.M9]&amp;&quot;&quot;&quot;&quot;&amp;&quot;,&quot;&amp;&quot;&quot;&quot;&quot;&amp;[.N9]&amp;&quot;&quot;&quot;&quot;&amp;&quot;]}]},&quot;" table:style-name="ce28">
            <text:p>synonyms":["H25/25/3","L25/25/3","L25x25x3","L25x25x3"]}]},</text:p>
          </table:table-cell>
          <table:table-cell office:value-type="string" office:string-value="{&quot;L25/25/3&quot;: [{&quot;shape_coords&quot;:[25,25,3,3,5,2.5,12.5,12.5],&quot;shape_name&quot;:&quot;LAngle&quot;,&quot;synonyms&quot;:[&quot;H25/25/3&quot;,&quot;L25/25/3&quot;,&quot;L25x25x3&quot;,&quot;L25x25x3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&amp; &quot;,&quot; &amp;[.G9]&amp; &quot;,&quot; &amp;[.H9]&amp; &quot;,&quot; &amp;[.I9] &amp; &quot;],&quot; &amp; &quot;&quot;&quot;&quot; &amp;&quot;shape_name&quot;&amp;&quot;&quot;&quot;&quot; &amp; &quot;:&quot; &amp; &quot;&quot;&quot;&quot; &amp;[.J9] &amp; &quot;&quot;&quot;&quot; &amp; &quot;,&quot; &amp; &quot;&quot;&quot;&quot;&amp;[.P9]" table:style-name="ce11">
            <text:p>{"L25/25/3": [{"shape_coords":[25,25,3,3,5,2.5,12.5,12.5],"shape_name":"LAngle","synonyms":["H25/25/3","L25/25/3","L25x25x3","L25x25x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25/25/4</text:p>
          </table:table-cell>
          <table:table-cell office:value-type="float" office:value="25" table:style-name="ce26">
            <text:p>25</text:p>
          </table:table-cell>
          <table:table-cell office:value-type="float" office:value="25" table:style-name="ce26">
            <text:p>25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6" table:style-name="ce27">
            <text:p>6</text:p>
          </table:table-cell>
          <table:table-cell office:value-type="float" office:value="3" table:style-name="ce27">
            <text:p>3</text:p>
          </table:table-cell>
          <table:table-cell office:value-type="string" table:style-name="ce27">
            <text:p>12.5</text:p>
          </table:table-cell>
          <table:table-cell office:value-type="string" table:style-name="ce27">
            <text:p>1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25/25/4</text:p>
          </table:table-cell>
          <table:table-cell office:value-type="string" table:style-name="ce26">
            <text:p>L25/25/4</text:p>
          </table:table-cell>
          <table:table-cell office:value-type="string" table:style-name="ce26">
            <text:p>L25x25x4</text:p>
          </table:table-cell>
          <table:table-cell office:value-type="string" table:style-name="ce27">
            <text:p>L25x25x4</text:p>
          </table:table-cell>
          <table:table-cell table:style-name="ce15"/>
          <table:table-cell office:value-type="string" office:string-value="synonyms&quot;:[&quot;H25/25/4&quot;,&quot;L25/25/4&quot;,&quot;L25x25x4&quot;,&quot;L25x25x4&quot;]}]}," table:formula="of:= &quot;synonyms&quot;&amp;&quot;&quot;&quot;&quot;&amp;&quot;:[&quot;&amp;&quot;&quot;&quot;&quot;&amp;[.K10]&amp;&quot;&quot;&quot;&quot;&amp;&quot;,&quot;&amp;&quot;&quot;&quot;&quot;&amp;[.L10]&amp;&quot;&quot;&quot;&quot;&amp;&quot;,&quot;&amp;&quot;&quot;&quot;&quot;&amp;[.M10]&amp;&quot;&quot;&quot;&quot;&amp;&quot;,&quot;&amp;&quot;&quot;&quot;&quot;&amp;[.N10]&amp;&quot;&quot;&quot;&quot;&amp;&quot;]}]},&quot;" table:style-name="ce28">
            <text:p>synonyms":["H25/25/4","L25/25/4","L25x25x4","L25x25x4"]}]},</text:p>
          </table:table-cell>
          <table:table-cell office:value-type="string" office:string-value="{&quot;L25/25/4&quot;: [{&quot;shape_coords&quot;:[25,25,4,4,6,3,12.5,12.5],&quot;shape_name&quot;:&quot;LAngle&quot;,&quot;synonyms&quot;:[&quot;H25/25/4&quot;,&quot;L25/25/4&quot;,&quot;L25x25x4&quot;,&quot;L25x25x4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&amp; &quot;,&quot; &amp;[.G10]&amp; &quot;,&quot; &amp;[.H10]&amp; &quot;,&quot; &amp;[.I10] &amp; &quot;],&quot; &amp; &quot;&quot;&quot;&quot; &amp;&quot;shape_name&quot;&amp;&quot;&quot;&quot;&quot; &amp; &quot;:&quot; &amp; &quot;&quot;&quot;&quot; &amp;[.J10] &amp; &quot;&quot;&quot;&quot; &amp; &quot;,&quot; &amp; &quot;&quot;&quot;&quot;&amp;[.P10]" table:style-name="ce11">
            <text:p>{"L25/25/4": [{"shape_coords":[25,25,4,4,6,3,12.5,12.5],"shape_name":"LAngle","synonyms":["H25/25/4","L25/25/4","L25x25x4","L25x25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25/25/5</text:p>
          </table:table-cell>
          <table:table-cell office:value-type="float" office:value="25" table:style-name="ce26">
            <text:p>25</text:p>
          </table:table-cell>
          <table:table-cell office:value-type="float" office:value="25" table:style-name="ce26">
            <text:p>25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float" office:value="7" table:style-name="ce27">
            <text:p>7</text:p>
          </table:table-cell>
          <table:table-cell office:value-type="string" table:style-name="ce27">
            <text:p>3.5</text:p>
          </table:table-cell>
          <table:table-cell office:value-type="string" table:style-name="ce27">
            <text:p>12.5</text:p>
          </table:table-cell>
          <table:table-cell office:value-type="string" table:style-name="ce27">
            <text:p>1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25/25/5</text:p>
          </table:table-cell>
          <table:table-cell office:value-type="string" table:style-name="ce26">
            <text:p>L25/25/5</text:p>
          </table:table-cell>
          <table:table-cell office:value-type="string" table:style-name="ce26">
            <text:p>L25x25x5</text:p>
          </table:table-cell>
          <table:table-cell office:value-type="string" table:style-name="ce27">
            <text:p>L25x25x5</text:p>
          </table:table-cell>
          <table:table-cell table:style-name="ce15"/>
          <table:table-cell office:value-type="string" office:string-value="synonyms&quot;:[&quot;H25/25/5&quot;,&quot;L25/25/5&quot;,&quot;L25x25x5&quot;,&quot;L25x25x5&quot;]}]}," table:formula="of:= &quot;synonyms&quot;&amp;&quot;&quot;&quot;&quot;&amp;&quot;:[&quot;&amp;&quot;&quot;&quot;&quot;&amp;[.K11]&amp;&quot;&quot;&quot;&quot;&amp;&quot;,&quot;&amp;&quot;&quot;&quot;&quot;&amp;[.L11]&amp;&quot;&quot;&quot;&quot;&amp;&quot;,&quot;&amp;&quot;&quot;&quot;&quot;&amp;[.M11]&amp;&quot;&quot;&quot;&quot;&amp;&quot;,&quot;&amp;&quot;&quot;&quot;&quot;&amp;[.N11]&amp;&quot;&quot;&quot;&quot;&amp;&quot;]}]},&quot;" table:style-name="ce28">
            <text:p>synonyms":["H25/25/5","L25/25/5","L25x25x5","L25x25x5"]}]},</text:p>
          </table:table-cell>
          <table:table-cell office:value-type="string" office:string-value="{&quot;L25/25/5&quot;: [{&quot;shape_coords&quot;:[25,25,5,5,7,3.5,12.5,12.5],&quot;shape_name&quot;:&quot;LAngle&quot;,&quot;synonyms&quot;:[&quot;H25/25/5&quot;,&quot;L25/25/5&quot;,&quot;L25x25x5&quot;,&quot;L25x25x5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&amp; &quot;,&quot; &amp;[.G11]&amp; &quot;,&quot; &amp;[.H11]&amp; &quot;,&quot; &amp;[.I11] &amp; &quot;],&quot; &amp; &quot;&quot;&quot;&quot; &amp;&quot;shape_name&quot;&amp;&quot;&quot;&quot;&quot; &amp; &quot;:&quot; &amp; &quot;&quot;&quot;&quot; &amp;[.J11] &amp; &quot;&quot;&quot;&quot; &amp; &quot;,&quot; &amp; &quot;&quot;&quot;&quot;&amp;[.P11]" table:style-name="ce11">
            <text:p>{"L25/25/5": [{"shape_coords":[25,25,5,5,7,3.5,12.5,12.5],"shape_name":"LAngle","synonyms":["H25/25/5","L25/25/5","L25x25x5","L25x25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30/30/3</text:p>
          </table:table-cell>
          <table:table-cell office:value-type="float" office:value="30" table:style-name="ce26">
            <text:p>30</text:p>
          </table:table-cell>
          <table:table-cell office:value-type="float" office:value="30" table:style-name="ce26">
            <text:p>30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string" table:style-name="ce27">
            <text:p>5.5</text:p>
          </table:table-cell>
          <table:table-cell office:value-type="string" table:style-name="ce27">
            <text:p>2.75</text:p>
          </table:table-cell>
          <table:table-cell office:value-type="float" office:value="15" table:style-name="ce27">
            <text:p>15</text:p>
          </table:table-cell>
          <table:table-cell office:value-type="float" office:value="15" table:style-name="ce27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30/30/3</text:p>
          </table:table-cell>
          <table:table-cell office:value-type="string" table:style-name="ce26">
            <text:p>L30/30/3</text:p>
          </table:table-cell>
          <table:table-cell office:value-type="string" table:style-name="ce26">
            <text:p>L30x30x3</text:p>
          </table:table-cell>
          <table:table-cell office:value-type="string" table:style-name="ce27">
            <text:p>L30x30x3</text:p>
          </table:table-cell>
          <table:table-cell table:style-name="ce15"/>
          <table:table-cell office:value-type="string" office:string-value="synonyms&quot;:[&quot;H30/30/3&quot;,&quot;L30/30/3&quot;,&quot;L30x30x3&quot;,&quot;L30x30x3&quot;]}]}," table:formula="of:= &quot;synonyms&quot;&amp;&quot;&quot;&quot;&quot;&amp;&quot;:[&quot;&amp;&quot;&quot;&quot;&quot;&amp;[.K12]&amp;&quot;&quot;&quot;&quot;&amp;&quot;,&quot;&amp;&quot;&quot;&quot;&quot;&amp;[.L12]&amp;&quot;&quot;&quot;&quot;&amp;&quot;,&quot;&amp;&quot;&quot;&quot;&quot;&amp;[.M12]&amp;&quot;&quot;&quot;&quot;&amp;&quot;,&quot;&amp;&quot;&quot;&quot;&quot;&amp;[.N12]&amp;&quot;&quot;&quot;&quot;&amp;&quot;]}]},&quot;" table:style-name="ce28">
            <text:p>synonyms":["H30/30/3","L30/30/3","L30x30x3","L30x30x3"]}]},</text:p>
          </table:table-cell>
          <table:table-cell office:value-type="string" office:string-value="{&quot;L30/30/3&quot;: [{&quot;shape_coords&quot;:[30,30,3,3,5.5,2.75,15,15],&quot;shape_name&quot;:&quot;LAngle&quot;,&quot;synonyms&quot;:[&quot;H30/30/3&quot;,&quot;L30/30/3&quot;,&quot;L30x30x3&quot;,&quot;L30x30x3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&amp; &quot;,&quot; &amp;[.G12]&amp; &quot;,&quot; &amp;[.H12]&amp; &quot;,&quot; &amp;[.I12] &amp; &quot;],&quot; &amp; &quot;&quot;&quot;&quot; &amp;&quot;shape_name&quot;&amp;&quot;&quot;&quot;&quot; &amp; &quot;:&quot; &amp; &quot;&quot;&quot;&quot; &amp;[.J12] &amp; &quot;&quot;&quot;&quot; &amp; &quot;,&quot; &amp; &quot;&quot;&quot;&quot;&amp;[.P12]" table:style-name="ce11">
            <text:p>{"L30/30/3": [{"shape_coords":[30,30,3,3,5.5,2.75,15,15],"shape_name":"LAngle","synonyms":["H30/30/3","L30/30/3","L30x30x3","L30x30x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30/30/4</text:p>
          </table:table-cell>
          <table:table-cell office:value-type="float" office:value="30" table:style-name="ce26">
            <text:p>30</text:p>
          </table:table-cell>
          <table:table-cell office:value-type="float" office:value="30" table:style-name="ce26">
            <text:p>30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string" table:style-name="ce27">
            <text:p>6.5</text:p>
          </table:table-cell>
          <table:table-cell office:value-type="string" table:style-name="ce27">
            <text:p>3.25</text:p>
          </table:table-cell>
          <table:table-cell office:value-type="float" office:value="15" table:style-name="ce27">
            <text:p>15</text:p>
          </table:table-cell>
          <table:table-cell office:value-type="float" office:value="15" table:style-name="ce27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30/30/4</text:p>
          </table:table-cell>
          <table:table-cell office:value-type="string" table:style-name="ce26">
            <text:p>L30/30/4</text:p>
          </table:table-cell>
          <table:table-cell office:value-type="string" table:style-name="ce26">
            <text:p>L30x30x4</text:p>
          </table:table-cell>
          <table:table-cell office:value-type="string" table:style-name="ce27">
            <text:p>L30x30x4</text:p>
          </table:table-cell>
          <table:table-cell table:style-name="ce15"/>
          <table:table-cell office:value-type="string" office:string-value="synonyms&quot;:[&quot;H30/30/4&quot;,&quot;L30/30/4&quot;,&quot;L30x30x4&quot;,&quot;L30x30x4&quot;]}]}," table:formula="of:= &quot;synonyms&quot;&amp;&quot;&quot;&quot;&quot;&amp;&quot;:[&quot;&amp;&quot;&quot;&quot;&quot;&amp;[.K13]&amp;&quot;&quot;&quot;&quot;&amp;&quot;,&quot;&amp;&quot;&quot;&quot;&quot;&amp;[.L13]&amp;&quot;&quot;&quot;&quot;&amp;&quot;,&quot;&amp;&quot;&quot;&quot;&quot;&amp;[.M13]&amp;&quot;&quot;&quot;&quot;&amp;&quot;,&quot;&amp;&quot;&quot;&quot;&quot;&amp;[.N13]&amp;&quot;&quot;&quot;&quot;&amp;&quot;]}]},&quot;" table:style-name="ce28">
            <text:p>synonyms":["H30/30/4","L30/30/4","L30x30x4","L30x30x4"]}]},</text:p>
          </table:table-cell>
          <table:table-cell office:value-type="string" office:string-value="{&quot;L30/30/4&quot;: [{&quot;shape_coords&quot;:[30,30,4,4,6.5,3.25,15,15],&quot;shape_name&quot;:&quot;LAngle&quot;,&quot;synonyms&quot;:[&quot;H30/30/4&quot;,&quot;L30/30/4&quot;,&quot;L30x30x4&quot;,&quot;L30x30x4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&amp; &quot;,&quot; &amp;[.G13]&amp; &quot;,&quot; &amp;[.H13]&amp; &quot;,&quot; &amp;[.I13] &amp; &quot;],&quot; &amp; &quot;&quot;&quot;&quot; &amp;&quot;shape_name&quot;&amp;&quot;&quot;&quot;&quot; &amp; &quot;:&quot; &amp; &quot;&quot;&quot;&quot; &amp;[.J13] &amp; &quot;&quot;&quot;&quot; &amp; &quot;,&quot; &amp; &quot;&quot;&quot;&quot;&amp;[.P13]" table:style-name="ce11">
            <text:p>{"L30/30/4": [{"shape_coords":[30,30,4,4,6.5,3.25,15,15],"shape_name":"LAngle","synonyms":["H30/30/4","L30/30/4","L30x30x4","L30x30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30/30/5</text:p>
          </table:table-cell>
          <table:table-cell office:value-type="float" office:value="30" table:style-name="ce26">
            <text:p>30</text:p>
          </table:table-cell>
          <table:table-cell office:value-type="float" office:value="30" table:style-name="ce26">
            <text:p>30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string" table:style-name="ce27">
            <text:p>7.5</text:p>
          </table:table-cell>
          <table:table-cell office:value-type="string" table:style-name="ce27">
            <text:p>3.75</text:p>
          </table:table-cell>
          <table:table-cell office:value-type="float" office:value="15" table:style-name="ce27">
            <text:p>15</text:p>
          </table:table-cell>
          <table:table-cell office:value-type="float" office:value="15" table:style-name="ce27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30/30/5</text:p>
          </table:table-cell>
          <table:table-cell office:value-type="string" table:style-name="ce26">
            <text:p>L30/30/5</text:p>
          </table:table-cell>
          <table:table-cell office:value-type="string" table:style-name="ce26">
            <text:p>L30x30x5</text:p>
          </table:table-cell>
          <table:table-cell office:value-type="string" table:style-name="ce27">
            <text:p>L30x30x5</text:p>
          </table:table-cell>
          <table:table-cell table:style-name="ce15"/>
          <table:table-cell office:value-type="string" office:string-value="synonyms&quot;:[&quot;H30/30/5&quot;,&quot;L30/30/5&quot;,&quot;L30x30x5&quot;,&quot;L30x30x5&quot;]}]}," table:formula="of:= &quot;synonyms&quot;&amp;&quot;&quot;&quot;&quot;&amp;&quot;:[&quot;&amp;&quot;&quot;&quot;&quot;&amp;[.K14]&amp;&quot;&quot;&quot;&quot;&amp;&quot;,&quot;&amp;&quot;&quot;&quot;&quot;&amp;[.L14]&amp;&quot;&quot;&quot;&quot;&amp;&quot;,&quot;&amp;&quot;&quot;&quot;&quot;&amp;[.M14]&amp;&quot;&quot;&quot;&quot;&amp;&quot;,&quot;&amp;&quot;&quot;&quot;&quot;&amp;[.N14]&amp;&quot;&quot;&quot;&quot;&amp;&quot;]}]},&quot;" table:style-name="ce28">
            <text:p>synonyms":["H30/30/5","L30/30/5","L30x30x5","L30x30x5"]}]},</text:p>
          </table:table-cell>
          <table:table-cell office:value-type="string" office:string-value="{&quot;L30/30/5&quot;: [{&quot;shape_coords&quot;:[30,30,5,5,7.5,3.75,15,15],&quot;shape_name&quot;:&quot;LAngle&quot;,&quot;synonyms&quot;:[&quot;H30/30/5&quot;,&quot;L30/30/5&quot;,&quot;L30x30x5&quot;,&quot;L30x30x5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&amp; &quot;,&quot; &amp;[.G14]&amp; &quot;,&quot; &amp;[.H14]&amp; &quot;,&quot; &amp;[.I14] &amp; &quot;],&quot; &amp; &quot;&quot;&quot;&quot; &amp;&quot;shape_name&quot;&amp;&quot;&quot;&quot;&quot; &amp; &quot;:&quot; &amp; &quot;&quot;&quot;&quot; &amp;[.J14] &amp; &quot;&quot;&quot;&quot; &amp; &quot;,&quot; &amp; &quot;&quot;&quot;&quot;&amp;[.P14]" table:style-name="ce11">
            <text:p>{"L30/30/5": [{"shape_coords":[30,30,5,5,7.5,3.75,15,15],"shape_name":"LAngle","synonyms":["H30/30/5","L30/30/5","L30x30x5","L30x3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30/30/6</text:p>
          </table:table-cell>
          <table:table-cell office:value-type="float" office:value="30" table:style-name="ce26">
            <text:p>30</text:p>
          </table:table-cell>
          <table:table-cell office:value-type="float" office:value="30" table:style-name="ce26">
            <text:p>30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string" table:style-name="ce27">
            <text:p>8.5</text:p>
          </table:table-cell>
          <table:table-cell office:value-type="string" table:style-name="ce27">
            <text:p>4.25</text:p>
          </table:table-cell>
          <table:table-cell office:value-type="float" office:value="15" table:style-name="ce27">
            <text:p>15</text:p>
          </table:table-cell>
          <table:table-cell office:value-type="float" office:value="15" table:style-name="ce27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30/30/6</text:p>
          </table:table-cell>
          <table:table-cell office:value-type="string" table:style-name="ce26">
            <text:p>L30/30/6</text:p>
          </table:table-cell>
          <table:table-cell office:value-type="string" table:style-name="ce26">
            <text:p>L30x30x6</text:p>
          </table:table-cell>
          <table:table-cell office:value-type="string" table:style-name="ce27">
            <text:p>L30x30x6</text:p>
          </table:table-cell>
          <table:table-cell table:style-name="ce15"/>
          <table:table-cell office:value-type="string" office:string-value="synonyms&quot;:[&quot;H30/30/6&quot;,&quot;L30/30/6&quot;,&quot;L30x30x6&quot;,&quot;L30x30x6&quot;]}]}," table:formula="of:= &quot;synonyms&quot;&amp;&quot;&quot;&quot;&quot;&amp;&quot;:[&quot;&amp;&quot;&quot;&quot;&quot;&amp;[.K15]&amp;&quot;&quot;&quot;&quot;&amp;&quot;,&quot;&amp;&quot;&quot;&quot;&quot;&amp;[.L15]&amp;&quot;&quot;&quot;&quot;&amp;&quot;,&quot;&amp;&quot;&quot;&quot;&quot;&amp;[.M15]&amp;&quot;&quot;&quot;&quot;&amp;&quot;,&quot;&amp;&quot;&quot;&quot;&quot;&amp;[.N15]&amp;&quot;&quot;&quot;&quot;&amp;&quot;]}]},&quot;" table:style-name="ce28">
            <text:p>synonyms":["H30/30/6","L30/30/6","L30x30x6","L30x30x6"]}]},</text:p>
          </table:table-cell>
          <table:table-cell office:value-type="string" office:string-value="{&quot;L30/30/6&quot;: [{&quot;shape_coords&quot;:[30,30,6,6,8.5,4.25,15,15],&quot;shape_name&quot;:&quot;LAngle&quot;,&quot;synonyms&quot;:[&quot;H30/30/6&quot;,&quot;L30/30/6&quot;,&quot;L30x30x6&quot;,&quot;L30x30x6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&amp; &quot;,&quot; &amp;[.G15]&amp; &quot;,&quot; &amp;[.H15]&amp; &quot;,&quot; &amp;[.I15] &amp; &quot;],&quot; &amp; &quot;&quot;&quot;&quot; &amp;&quot;shape_name&quot;&amp;&quot;&quot;&quot;&quot; &amp; &quot;:&quot; &amp; &quot;&quot;&quot;&quot; &amp;[.J15] &amp; &quot;&quot;&quot;&quot; &amp; &quot;,&quot; &amp; &quot;&quot;&quot;&quot;&amp;[.P15]" table:style-name="ce11">
            <text:p>{"L30/30/6": [{"shape_coords":[30,30,6,6,8.5,4.25,15,15],"shape_name":"LAngle","synonyms":["H30/30/6","L30/30/6","L30x30x6","L30x3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35/35/3</text:p>
          </table:table-cell>
          <table:table-cell office:value-type="float" office:value="35" table:style-name="ce26">
            <text:p>35</text:p>
          </table:table-cell>
          <table:table-cell office:value-type="float" office:value="35" table:style-name="ce26">
            <text:p>35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string" table:style-name="ce27">
            <text:p>5.5</text:p>
          </table:table-cell>
          <table:table-cell office:value-type="string" table:style-name="ce27">
            <text:p>2.75</text:p>
          </table:table-cell>
          <table:table-cell office:value-type="string" table:style-name="ce27">
            <text:p>17.5</text:p>
          </table:table-cell>
          <table:table-cell office:value-type="string" table:style-name="ce27">
            <text:p>1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35/35/3</text:p>
          </table:table-cell>
          <table:table-cell office:value-type="string" table:style-name="ce26">
            <text:p>L35/35/3</text:p>
          </table:table-cell>
          <table:table-cell office:value-type="string" table:style-name="ce26">
            <text:p>L35x35x3</text:p>
          </table:table-cell>
          <table:table-cell office:value-type="string" table:style-name="ce27">
            <text:p>L35x35x3</text:p>
          </table:table-cell>
          <table:table-cell table:style-name="ce15"/>
          <table:table-cell office:value-type="string" office:string-value="synonyms&quot;:[&quot;H35/35/3&quot;,&quot;L35/35/3&quot;,&quot;L35x35x3&quot;,&quot;L35x35x3&quot;]}]}," table:formula="of:= &quot;synonyms&quot;&amp;&quot;&quot;&quot;&quot;&amp;&quot;:[&quot;&amp;&quot;&quot;&quot;&quot;&amp;[.K16]&amp;&quot;&quot;&quot;&quot;&amp;&quot;,&quot;&amp;&quot;&quot;&quot;&quot;&amp;[.L16]&amp;&quot;&quot;&quot;&quot;&amp;&quot;,&quot;&amp;&quot;&quot;&quot;&quot;&amp;[.M16]&amp;&quot;&quot;&quot;&quot;&amp;&quot;,&quot;&amp;&quot;&quot;&quot;&quot;&amp;[.N16]&amp;&quot;&quot;&quot;&quot;&amp;&quot;]}]},&quot;" table:style-name="ce28">
            <text:p>synonyms":["H35/35/3","L35/35/3","L35x35x3","L35x35x3"]}]},</text:p>
          </table:table-cell>
          <table:table-cell office:value-type="string" office:string-value="{&quot;L35/35/3&quot;: [{&quot;shape_coords&quot;:[35,35,3,3,5.5,2.75,17.5,17.5],&quot;shape_name&quot;:&quot;LAngle&quot;,&quot;synonyms&quot;:[&quot;H35/35/3&quot;,&quot;L35/35/3&quot;,&quot;L35x35x3&quot;,&quot;L35x35x3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&amp; &quot;,&quot; &amp;[.G16]&amp; &quot;,&quot; &amp;[.H16]&amp; &quot;,&quot; &amp;[.I16] &amp; &quot;],&quot; &amp; &quot;&quot;&quot;&quot; &amp;&quot;shape_name&quot;&amp;&quot;&quot;&quot;&quot; &amp; &quot;:&quot; &amp; &quot;&quot;&quot;&quot; &amp;[.J16] &amp; &quot;&quot;&quot;&quot; &amp; &quot;,&quot; &amp; &quot;&quot;&quot;&quot;&amp;[.P16]" table:style-name="ce11">
            <text:p>{"L35/35/3": [{"shape_coords":[35,35,3,3,5.5,2.75,17.5,17.5],"shape_name":"LAngle","synonyms":["H35/35/3","L35/35/3","L35x35x3","L35x35x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35/35/4</text:p>
          </table:table-cell>
          <table:table-cell office:value-type="float" office:value="35" table:style-name="ce26">
            <text:p>35</text:p>
          </table:table-cell>
          <table:table-cell office:value-type="float" office:value="35" table:style-name="ce26">
            <text:p>35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string" table:style-name="ce27">
            <text:p>6.5</text:p>
          </table:table-cell>
          <table:table-cell office:value-type="string" table:style-name="ce27">
            <text:p>3.25</text:p>
          </table:table-cell>
          <table:table-cell office:value-type="string" table:style-name="ce27">
            <text:p>17.5</text:p>
          </table:table-cell>
          <table:table-cell office:value-type="string" table:style-name="ce27">
            <text:p>1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35/35/4</text:p>
          </table:table-cell>
          <table:table-cell office:value-type="string" table:style-name="ce26">
            <text:p>L35/35/4</text:p>
          </table:table-cell>
          <table:table-cell office:value-type="string" table:style-name="ce26">
            <text:p>L35x35x4</text:p>
          </table:table-cell>
          <table:table-cell office:value-type="string" table:style-name="ce27">
            <text:p>L35x35x4</text:p>
          </table:table-cell>
          <table:table-cell table:style-name="ce15"/>
          <table:table-cell office:value-type="string" office:string-value="synonyms&quot;:[&quot;H35/35/4&quot;,&quot;L35/35/4&quot;,&quot;L35x35x4&quot;,&quot;L35x35x4&quot;]}]}," table:formula="of:= &quot;synonyms&quot;&amp;&quot;&quot;&quot;&quot;&amp;&quot;:[&quot;&amp;&quot;&quot;&quot;&quot;&amp;[.K17]&amp;&quot;&quot;&quot;&quot;&amp;&quot;,&quot;&amp;&quot;&quot;&quot;&quot;&amp;[.L17]&amp;&quot;&quot;&quot;&quot;&amp;&quot;,&quot;&amp;&quot;&quot;&quot;&quot;&amp;[.M17]&amp;&quot;&quot;&quot;&quot;&amp;&quot;,&quot;&amp;&quot;&quot;&quot;&quot;&amp;[.N17]&amp;&quot;&quot;&quot;&quot;&amp;&quot;]}]},&quot;" table:style-name="ce28">
            <text:p>synonyms":["H35/35/4","L35/35/4","L35x35x4","L35x35x4"]}]},</text:p>
          </table:table-cell>
          <table:table-cell office:value-type="string" office:string-value="{&quot;L35/35/4&quot;: [{&quot;shape_coords&quot;:[35,35,4,4,6.5,3.25,17.5,17.5],&quot;shape_name&quot;:&quot;LAngle&quot;,&quot;synonyms&quot;:[&quot;H35/35/4&quot;,&quot;L35/35/4&quot;,&quot;L35x35x4&quot;,&quot;L35x35x4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&amp; &quot;,&quot; &amp;[.G17]&amp; &quot;,&quot; &amp;[.H17]&amp; &quot;,&quot; &amp;[.I17] &amp; &quot;],&quot; &amp; &quot;&quot;&quot;&quot; &amp;&quot;shape_name&quot;&amp;&quot;&quot;&quot;&quot; &amp; &quot;:&quot; &amp; &quot;&quot;&quot;&quot; &amp;[.J17] &amp; &quot;&quot;&quot;&quot; &amp; &quot;,&quot; &amp; &quot;&quot;&quot;&quot;&amp;[.P17]" table:style-name="ce11">
            <text:p>{"L35/35/4": [{"shape_coords":[35,35,4,4,6.5,3.25,17.5,17.5],"shape_name":"LAngle","synonyms":["H35/35/4","L35/35/4","L35x35x4","L35x35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35/35/5</text:p>
          </table:table-cell>
          <table:table-cell office:value-type="float" office:value="35" table:style-name="ce26">
            <text:p>35</text:p>
          </table:table-cell>
          <table:table-cell office:value-type="float" office:value="35" table:style-name="ce26">
            <text:p>35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string" table:style-name="ce27">
            <text:p>7.5</text:p>
          </table:table-cell>
          <table:table-cell office:value-type="string" table:style-name="ce27">
            <text:p>3.75</text:p>
          </table:table-cell>
          <table:table-cell office:value-type="string" table:style-name="ce27">
            <text:p>17.5</text:p>
          </table:table-cell>
          <table:table-cell office:value-type="string" table:style-name="ce27">
            <text:p>1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35/35/5</text:p>
          </table:table-cell>
          <table:table-cell office:value-type="string" table:style-name="ce26">
            <text:p>L35/35/5</text:p>
          </table:table-cell>
          <table:table-cell office:value-type="string" table:style-name="ce26">
            <text:p>L35x35x5</text:p>
          </table:table-cell>
          <table:table-cell office:value-type="string" table:style-name="ce27">
            <text:p>L35x35x5</text:p>
          </table:table-cell>
          <table:table-cell table:style-name="ce15"/>
          <table:table-cell office:value-type="string" office:string-value="synonyms&quot;:[&quot;H35/35/5&quot;,&quot;L35/35/5&quot;,&quot;L35x35x5&quot;,&quot;L35x35x5&quot;]}]}," table:formula="of:= &quot;synonyms&quot;&amp;&quot;&quot;&quot;&quot;&amp;&quot;:[&quot;&amp;&quot;&quot;&quot;&quot;&amp;[.K18]&amp;&quot;&quot;&quot;&quot;&amp;&quot;,&quot;&amp;&quot;&quot;&quot;&quot;&amp;[.L18]&amp;&quot;&quot;&quot;&quot;&amp;&quot;,&quot;&amp;&quot;&quot;&quot;&quot;&amp;[.M18]&amp;&quot;&quot;&quot;&quot;&amp;&quot;,&quot;&amp;&quot;&quot;&quot;&quot;&amp;[.N18]&amp;&quot;&quot;&quot;&quot;&amp;&quot;]}]},&quot;" table:style-name="ce28">
            <text:p>synonyms":["H35/35/5","L35/35/5","L35x35x5","L35x35x5"]}]},</text:p>
          </table:table-cell>
          <table:table-cell office:value-type="string" office:string-value="{&quot;L35/35/5&quot;: [{&quot;shape_coords&quot;:[35,35,5,5,7.5,3.75,17.5,17.5],&quot;shape_name&quot;:&quot;LAngle&quot;,&quot;synonyms&quot;:[&quot;H35/35/5&quot;,&quot;L35/35/5&quot;,&quot;L35x35x5&quot;,&quot;L35x35x5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&amp; &quot;,&quot; &amp;[.G18]&amp; &quot;,&quot; &amp;[.H18]&amp; &quot;,&quot; &amp;[.I18] &amp; &quot;],&quot; &amp; &quot;&quot;&quot;&quot; &amp;&quot;shape_name&quot;&amp;&quot;&quot;&quot;&quot; &amp; &quot;:&quot; &amp; &quot;&quot;&quot;&quot; &amp;[.J18] &amp; &quot;&quot;&quot;&quot; &amp; &quot;,&quot; &amp; &quot;&quot;&quot;&quot;&amp;[.P18]" table:style-name="ce11">
            <text:p>{"L35/35/5": [{"shape_coords":[35,35,5,5,7.5,3.75,17.5,17.5],"shape_name":"LAngle","synonyms":["H35/35/5","L35/35/5","L35x35x5","L35x35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35/35/6</text:p>
          </table:table-cell>
          <table:table-cell office:value-type="float" office:value="35" table:style-name="ce26">
            <text:p>35</text:p>
          </table:table-cell>
          <table:table-cell office:value-type="float" office:value="35" table:style-name="ce26">
            <text:p>35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string" table:style-name="ce27">
            <text:p>8.5</text:p>
          </table:table-cell>
          <table:table-cell office:value-type="string" table:style-name="ce27">
            <text:p>4.25</text:p>
          </table:table-cell>
          <table:table-cell office:value-type="string" table:style-name="ce27">
            <text:p>17.5</text:p>
          </table:table-cell>
          <table:table-cell office:value-type="string" table:style-name="ce27">
            <text:p>1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35/35/6</text:p>
          </table:table-cell>
          <table:table-cell office:value-type="string" table:style-name="ce26">
            <text:p>L35/35/6</text:p>
          </table:table-cell>
          <table:table-cell office:value-type="string" table:style-name="ce26">
            <text:p>L35x35x6</text:p>
          </table:table-cell>
          <table:table-cell office:value-type="string" table:style-name="ce27">
            <text:p>L35x35x6</text:p>
          </table:table-cell>
          <table:table-cell table:style-name="ce15"/>
          <table:table-cell office:value-type="string" office:string-value="synonyms&quot;:[&quot;H35/35/6&quot;,&quot;L35/35/6&quot;,&quot;L35x35x6&quot;,&quot;L35x35x6&quot;]}]}," table:formula="of:= &quot;synonyms&quot;&amp;&quot;&quot;&quot;&quot;&amp;&quot;:[&quot;&amp;&quot;&quot;&quot;&quot;&amp;[.K19]&amp;&quot;&quot;&quot;&quot;&amp;&quot;,&quot;&amp;&quot;&quot;&quot;&quot;&amp;[.L19]&amp;&quot;&quot;&quot;&quot;&amp;&quot;,&quot;&amp;&quot;&quot;&quot;&quot;&amp;[.M19]&amp;&quot;&quot;&quot;&quot;&amp;&quot;,&quot;&amp;&quot;&quot;&quot;&quot;&amp;[.N19]&amp;&quot;&quot;&quot;&quot;&amp;&quot;]}]},&quot;" table:style-name="ce28">
            <text:p>synonyms":["H35/35/6","L35/35/6","L35x35x6","L35x35x6"]}]},</text:p>
          </table:table-cell>
          <table:table-cell office:value-type="string" office:string-value="{&quot;L35/35/6&quot;: [{&quot;shape_coords&quot;:[35,35,6,6,8.5,4.25,17.5,17.5],&quot;shape_name&quot;:&quot;LAngle&quot;,&quot;synonyms&quot;:[&quot;H35/35/6&quot;,&quot;L35/35/6&quot;,&quot;L35x35x6&quot;,&quot;L35x35x6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&amp; &quot;,&quot; &amp;[.G19]&amp; &quot;,&quot; &amp;[.H19]&amp; &quot;,&quot; &amp;[.I19] &amp; &quot;],&quot; &amp; &quot;&quot;&quot;&quot; &amp;&quot;shape_name&quot;&amp;&quot;&quot;&quot;&quot; &amp; &quot;:&quot; &amp; &quot;&quot;&quot;&quot; &amp;[.J19] &amp; &quot;&quot;&quot;&quot; &amp; &quot;,&quot; &amp; &quot;&quot;&quot;&quot;&amp;[.P19]" table:style-name="ce11">
            <text:p>{"L35/35/6": [{"shape_coords":[35,35,6,6,8.5,4.25,17.5,17.5],"shape_name":"LAngle","synonyms":["H35/35/6","L35/35/6","L35x35x6","L35x35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40/40/3</text:p>
          </table:table-cell>
          <table:table-cell office:value-type="float" office:value="40" table:style-name="ce26">
            <text:p>40</text:p>
          </table:table-cell>
          <table:table-cell office:value-type="float" office:value="40" table:style-name="ce26">
            <text:p>40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6" table:style-name="ce27">
            <text:p>6</text:p>
          </table:table-cell>
          <table:table-cell office:value-type="float" office:value="3" table:style-name="ce27">
            <text:p>3</text:p>
          </table:table-cell>
          <table:table-cell office:value-type="float" office:value="20" table:style-name="ce27">
            <text:p>20</text:p>
          </table:table-cell>
          <table:table-cell office:value-type="float" office:value="20" table:style-name="ce27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40/40/3</text:p>
          </table:table-cell>
          <table:table-cell office:value-type="string" table:style-name="ce26">
            <text:p>L40/40/3</text:p>
          </table:table-cell>
          <table:table-cell office:value-type="string" table:style-name="ce26">
            <text:p>L40x40x3</text:p>
          </table:table-cell>
          <table:table-cell office:value-type="string" table:style-name="ce27">
            <text:p>L40x40x3</text:p>
          </table:table-cell>
          <table:table-cell table:style-name="ce15"/>
          <table:table-cell office:value-type="string" office:string-value="synonyms&quot;:[&quot;H40/40/3&quot;,&quot;L40/40/3&quot;,&quot;L40x40x3&quot;,&quot;L40x40x3&quot;]}]}," table:formula="of:= &quot;synonyms&quot;&amp;&quot;&quot;&quot;&quot;&amp;&quot;:[&quot;&amp;&quot;&quot;&quot;&quot;&amp;[.K20]&amp;&quot;&quot;&quot;&quot;&amp;&quot;,&quot;&amp;&quot;&quot;&quot;&quot;&amp;[.L20]&amp;&quot;&quot;&quot;&quot;&amp;&quot;,&quot;&amp;&quot;&quot;&quot;&quot;&amp;[.M20]&amp;&quot;&quot;&quot;&quot;&amp;&quot;,&quot;&amp;&quot;&quot;&quot;&quot;&amp;[.N20]&amp;&quot;&quot;&quot;&quot;&amp;&quot;]}]},&quot;" table:style-name="ce28">
            <text:p>synonyms":["H40/40/3","L40/40/3","L40x40x3","L40x40x3"]}]},</text:p>
          </table:table-cell>
          <table:table-cell office:value-type="string" office:string-value="{&quot;L40/40/3&quot;: [{&quot;shape_coords&quot;:[40,40,3,3,6,3,20,20],&quot;shape_name&quot;:&quot;LAngle&quot;,&quot;synonyms&quot;:[&quot;H40/40/3&quot;,&quot;L40/40/3&quot;,&quot;L40x40x3&quot;,&quot;L40x40x3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&amp; &quot;,&quot; &amp;[.G20]&amp; &quot;,&quot; &amp;[.H20]&amp; &quot;,&quot; &amp;[.I20] &amp; &quot;],&quot; &amp; &quot;&quot;&quot;&quot; &amp;&quot;shape_name&quot;&amp;&quot;&quot;&quot;&quot; &amp; &quot;:&quot; &amp; &quot;&quot;&quot;&quot; &amp;[.J20] &amp; &quot;&quot;&quot;&quot; &amp; &quot;,&quot; &amp; &quot;&quot;&quot;&quot;&amp;[.P20]" table:style-name="ce11">
            <text:p>{"L40/40/3": [{"shape_coords":[40,40,3,3,6,3,20,20],"shape_name":"LAngle","synonyms":["H40/40/3","L40/40/3","L40x40x3","L40x40x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40/40/4</text:p>
          </table:table-cell>
          <table:table-cell office:value-type="float" office:value="40" table:style-name="ce26">
            <text:p>40</text:p>
          </table:table-cell>
          <table:table-cell office:value-type="float" office:value="40" table:style-name="ce26">
            <text:p>40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7" table:style-name="ce27">
            <text:p>7</text:p>
          </table:table-cell>
          <table:table-cell office:value-type="string" table:style-name="ce27">
            <text:p>3.5</text:p>
          </table:table-cell>
          <table:table-cell office:value-type="float" office:value="20" table:style-name="ce27">
            <text:p>20</text:p>
          </table:table-cell>
          <table:table-cell office:value-type="float" office:value="20" table:style-name="ce27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40/40/4</text:p>
          </table:table-cell>
          <table:table-cell office:value-type="string" table:style-name="ce26">
            <text:p>L40/40/4</text:p>
          </table:table-cell>
          <table:table-cell office:value-type="string" table:style-name="ce26">
            <text:p>L40x40x4</text:p>
          </table:table-cell>
          <table:table-cell office:value-type="string" table:style-name="ce27">
            <text:p>L40x40x4</text:p>
          </table:table-cell>
          <table:table-cell table:style-name="ce15"/>
          <table:table-cell office:value-type="string" office:string-value="synonyms&quot;:[&quot;H40/40/4&quot;,&quot;L40/40/4&quot;,&quot;L40x40x4&quot;,&quot;L40x40x4&quot;]}]}," table:formula="of:= &quot;synonyms&quot;&amp;&quot;&quot;&quot;&quot;&amp;&quot;:[&quot;&amp;&quot;&quot;&quot;&quot;&amp;[.K21]&amp;&quot;&quot;&quot;&quot;&amp;&quot;,&quot;&amp;&quot;&quot;&quot;&quot;&amp;[.L21]&amp;&quot;&quot;&quot;&quot;&amp;&quot;,&quot;&amp;&quot;&quot;&quot;&quot;&amp;[.M21]&amp;&quot;&quot;&quot;&quot;&amp;&quot;,&quot;&amp;&quot;&quot;&quot;&quot;&amp;[.N21]&amp;&quot;&quot;&quot;&quot;&amp;&quot;]}]},&quot;" table:style-name="ce28">
            <text:p>synonyms":["H40/40/4","L40/40/4","L40x40x4","L40x40x4"]}]},</text:p>
          </table:table-cell>
          <table:table-cell office:value-type="string" office:string-value="{&quot;L40/40/4&quot;: [{&quot;shape_coords&quot;:[40,40,4,4,7,3.5,20,20],&quot;shape_name&quot;:&quot;LAngle&quot;,&quot;synonyms&quot;:[&quot;H40/40/4&quot;,&quot;L40/40/4&quot;,&quot;L40x40x4&quot;,&quot;L40x40x4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,&quot; &amp;[.D21]&amp; &quot;,&quot; &amp;[.E21]&amp; &quot;,&quot; &amp;[.F21]&amp; &quot;,&quot; &amp;[.G21]&amp; &quot;,&quot; &amp;[.H21]&amp; &quot;,&quot; &amp;[.I21] &amp; &quot;],&quot; &amp; &quot;&quot;&quot;&quot; &amp;&quot;shape_name&quot;&amp;&quot;&quot;&quot;&quot; &amp; &quot;:&quot; &amp; &quot;&quot;&quot;&quot; &amp;[.J21] &amp; &quot;&quot;&quot;&quot; &amp; &quot;,&quot; &amp; &quot;&quot;&quot;&quot;&amp;[.P21]" table:style-name="ce11">
            <text:p>{"L40/40/4": [{"shape_coords":[40,40,4,4,7,3.5,20,20],"shape_name":"LAngle","synonyms":["H40/40/4","L40/40/4","L40x40x4","L40x40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40/40/5</text:p>
          </table:table-cell>
          <table:table-cell office:value-type="float" office:value="40" table:style-name="ce26">
            <text:p>40</text:p>
          </table:table-cell>
          <table:table-cell office:value-type="float" office:value="40" table:style-name="ce26">
            <text:p>40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float" office:value="8" table:style-name="ce27">
            <text:p>8</text:p>
          </table:table-cell>
          <table:table-cell office:value-type="float" office:value="4" table:style-name="ce27">
            <text:p>4</text:p>
          </table:table-cell>
          <table:table-cell office:value-type="float" office:value="20" table:style-name="ce27">
            <text:p>20</text:p>
          </table:table-cell>
          <table:table-cell office:value-type="float" office:value="20" table:style-name="ce27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40/40/5</text:p>
          </table:table-cell>
          <table:table-cell office:value-type="string" table:style-name="ce26">
            <text:p>L40/40/5</text:p>
          </table:table-cell>
          <table:table-cell office:value-type="string" table:style-name="ce26">
            <text:p>L40x40x5</text:p>
          </table:table-cell>
          <table:table-cell office:value-type="string" table:style-name="ce27">
            <text:p>L40x40x5</text:p>
          </table:table-cell>
          <table:table-cell table:style-name="ce15"/>
          <table:table-cell office:value-type="string" office:string-value="synonyms&quot;:[&quot;H40/40/5&quot;,&quot;L40/40/5&quot;,&quot;L40x40x5&quot;,&quot;L40x40x5&quot;]}]}," table:formula="of:= &quot;synonyms&quot;&amp;&quot;&quot;&quot;&quot;&amp;&quot;:[&quot;&amp;&quot;&quot;&quot;&quot;&amp;[.K22]&amp;&quot;&quot;&quot;&quot;&amp;&quot;,&quot;&amp;&quot;&quot;&quot;&quot;&amp;[.L22]&amp;&quot;&quot;&quot;&quot;&amp;&quot;,&quot;&amp;&quot;&quot;&quot;&quot;&amp;[.M22]&amp;&quot;&quot;&quot;&quot;&amp;&quot;,&quot;&amp;&quot;&quot;&quot;&quot;&amp;[.N22]&amp;&quot;&quot;&quot;&quot;&amp;&quot;]}]},&quot;" table:style-name="ce28">
            <text:p>synonyms":["H40/40/5","L40/40/5","L40x40x5","L40x40x5"]}]},</text:p>
          </table:table-cell>
          <table:table-cell office:value-type="string" office:string-value="{&quot;L40/40/5&quot;: [{&quot;shape_coords&quot;:[40,40,5,5,8,4,20,20],&quot;shape_name&quot;:&quot;LAngle&quot;,&quot;synonyms&quot;:[&quot;H40/40/5&quot;,&quot;L40/40/5&quot;,&quot;L40x40x5&quot;,&quot;L40x40x5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&amp; &quot;,&quot; &amp;[.G22]&amp; &quot;,&quot; &amp;[.H22]&amp; &quot;,&quot; &amp;[.I22] &amp; &quot;],&quot; &amp; &quot;&quot;&quot;&quot; &amp;&quot;shape_name&quot;&amp;&quot;&quot;&quot;&quot; &amp; &quot;:&quot; &amp; &quot;&quot;&quot;&quot; &amp;[.J22] &amp; &quot;&quot;&quot;&quot; &amp; &quot;,&quot; &amp; &quot;&quot;&quot;&quot;&amp;[.P22]" table:style-name="ce11">
            <text:p>{"L40/40/5": [{"shape_coords":[40,40,5,5,8,4,20,20],"shape_name":"LAngle","synonyms":["H40/40/5","L40/40/5","L40x40x5","L40x4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40/40/6</text:p>
          </table:table-cell>
          <table:table-cell office:value-type="float" office:value="40" table:style-name="ce26">
            <text:p>40</text:p>
          </table:table-cell>
          <table:table-cell office:value-type="float" office:value="40" table:style-name="ce26">
            <text:p>40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float" office:value="9" table:style-name="ce27">
            <text:p>9</text:p>
          </table:table-cell>
          <table:table-cell office:value-type="string" table:style-name="ce27">
            <text:p>4.5</text:p>
          </table:table-cell>
          <table:table-cell office:value-type="float" office:value="20" table:style-name="ce27">
            <text:p>20</text:p>
          </table:table-cell>
          <table:table-cell office:value-type="float" office:value="20" table:style-name="ce27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40/40/6</text:p>
          </table:table-cell>
          <table:table-cell office:value-type="string" table:style-name="ce26">
            <text:p>L40/40/6</text:p>
          </table:table-cell>
          <table:table-cell office:value-type="string" table:style-name="ce26">
            <text:p>L40x40x6</text:p>
          </table:table-cell>
          <table:table-cell office:value-type="string" table:style-name="ce27">
            <text:p>L40x40x6</text:p>
          </table:table-cell>
          <table:table-cell table:style-name="ce15"/>
          <table:table-cell office:value-type="string" office:string-value="synonyms&quot;:[&quot;H40/40/6&quot;,&quot;L40/40/6&quot;,&quot;L40x40x6&quot;,&quot;L40x40x6&quot;]}]}," table:formula="of:= &quot;synonyms&quot;&amp;&quot;&quot;&quot;&quot;&amp;&quot;:[&quot;&amp;&quot;&quot;&quot;&quot;&amp;[.K23]&amp;&quot;&quot;&quot;&quot;&amp;&quot;,&quot;&amp;&quot;&quot;&quot;&quot;&amp;[.L23]&amp;&quot;&quot;&quot;&quot;&amp;&quot;,&quot;&amp;&quot;&quot;&quot;&quot;&amp;[.M23]&amp;&quot;&quot;&quot;&quot;&amp;&quot;,&quot;&amp;&quot;&quot;&quot;&quot;&amp;[.N23]&amp;&quot;&quot;&quot;&quot;&amp;&quot;]}]},&quot;" table:style-name="ce28">
            <text:p>synonyms":["H40/40/6","L40/40/6","L40x40x6","L40x40x6"]}]},</text:p>
          </table:table-cell>
          <table:table-cell office:value-type="string" office:string-value="{&quot;L40/40/6&quot;: [{&quot;shape_coords&quot;:[40,40,6,6,9,4.5,20,20],&quot;shape_name&quot;:&quot;LAngle&quot;,&quot;synonyms&quot;:[&quot;H40/40/6&quot;,&quot;L40/40/6&quot;,&quot;L40x40x6&quot;,&quot;L40x40x6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,&quot; &amp;[.D23]&amp; &quot;,&quot; &amp;[.E23]&amp; &quot;,&quot; &amp;[.F23]&amp; &quot;,&quot; &amp;[.G23]&amp; &quot;,&quot; &amp;[.H23]&amp; &quot;,&quot; &amp;[.I23] &amp; &quot;],&quot; &amp; &quot;&quot;&quot;&quot; &amp;&quot;shape_name&quot;&amp;&quot;&quot;&quot;&quot; &amp; &quot;:&quot; &amp; &quot;&quot;&quot;&quot; &amp;[.J23] &amp; &quot;&quot;&quot;&quot; &amp; &quot;,&quot; &amp; &quot;&quot;&quot;&quot;&amp;[.P23]" table:style-name="ce11">
            <text:p>{"L40/40/6": [{"shape_coords":[40,40,6,6,9,4.5,20,20],"shape_name":"LAngle","synonyms":["H40/40/6","L40/40/6","L40x40x6","L40x4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45/45/4</text:p>
          </table:table-cell>
          <table:table-cell office:value-type="float" office:value="45" table:style-name="ce26">
            <text:p>45</text:p>
          </table:table-cell>
          <table:table-cell office:value-type="float" office:value="45" table:style-name="ce26">
            <text:p>45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string" table:style-name="ce27">
            <text:p>7.5</text:p>
          </table:table-cell>
          <table:table-cell office:value-type="string" table:style-name="ce27">
            <text:p>3.75</text:p>
          </table:table-cell>
          <table:table-cell office:value-type="string" table:style-name="ce27">
            <text:p>22.5</text:p>
          </table:table-cell>
          <table:table-cell office:value-type="string" table:style-name="ce27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45/45/4</text:p>
          </table:table-cell>
          <table:table-cell office:value-type="string" table:style-name="ce26">
            <text:p>L45/45/4</text:p>
          </table:table-cell>
          <table:table-cell office:value-type="string" table:style-name="ce26">
            <text:p>L45x45x4</text:p>
          </table:table-cell>
          <table:table-cell office:value-type="string" table:style-name="ce27">
            <text:p>L45x45x4</text:p>
          </table:table-cell>
          <table:table-cell table:style-name="ce15"/>
          <table:table-cell office:value-type="string" office:string-value="synonyms&quot;:[&quot;H45/45/4&quot;,&quot;L45/45/4&quot;,&quot;L45x45x4&quot;,&quot;L45x45x4&quot;]}]}," table:formula="of:= &quot;synonyms&quot;&amp;&quot;&quot;&quot;&quot;&amp;&quot;:[&quot;&amp;&quot;&quot;&quot;&quot;&amp;[.K24]&amp;&quot;&quot;&quot;&quot;&amp;&quot;,&quot;&amp;&quot;&quot;&quot;&quot;&amp;[.L24]&amp;&quot;&quot;&quot;&quot;&amp;&quot;,&quot;&amp;&quot;&quot;&quot;&quot;&amp;[.M24]&amp;&quot;&quot;&quot;&quot;&amp;&quot;,&quot;&amp;&quot;&quot;&quot;&quot;&amp;[.N24]&amp;&quot;&quot;&quot;&quot;&amp;&quot;]}]},&quot;" table:style-name="ce28">
            <text:p>synonyms":["H45/45/4","L45/45/4","L45x45x4","L45x45x4"]}]},</text:p>
          </table:table-cell>
          <table:table-cell office:value-type="string" office:string-value="{&quot;L45/45/4&quot;: [{&quot;shape_coords&quot;:[45,45,4,4,7.5,3.75,22.5,22.5],&quot;shape_name&quot;:&quot;LAngle&quot;,&quot;synonyms&quot;:[&quot;H45/45/4&quot;,&quot;L45/45/4&quot;,&quot;L45x45x4&quot;,&quot;L45x45x4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,&quot; &amp;[.D24]&amp; &quot;,&quot; &amp;[.E24]&amp; &quot;,&quot; &amp;[.F24]&amp; &quot;,&quot; &amp;[.G24]&amp; &quot;,&quot; &amp;[.H24]&amp; &quot;,&quot; &amp;[.I24] &amp; &quot;],&quot; &amp; &quot;&quot;&quot;&quot; &amp;&quot;shape_name&quot;&amp;&quot;&quot;&quot;&quot; &amp; &quot;:&quot; &amp; &quot;&quot;&quot;&quot; &amp;[.J24] &amp; &quot;&quot;&quot;&quot; &amp; &quot;,&quot; &amp; &quot;&quot;&quot;&quot;&amp;[.P24]" table:style-name="ce11">
            <text:p>{"L45/45/4": [{"shape_coords":[45,45,4,4,7.5,3.75,22.5,22.5],"shape_name":"LAngle","synonyms":["H45/45/4","L45/45/4","L45x45x4","L45x45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45/45/5</text:p>
          </table:table-cell>
          <table:table-cell office:value-type="float" office:value="45" table:style-name="ce26">
            <text:p>45</text:p>
          </table:table-cell>
          <table:table-cell office:value-type="float" office:value="45" table:style-name="ce26">
            <text:p>45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string" table:style-name="ce27">
            <text:p>8.5</text:p>
          </table:table-cell>
          <table:table-cell office:value-type="string" table:style-name="ce27">
            <text:p>4.25</text:p>
          </table:table-cell>
          <table:table-cell office:value-type="string" table:style-name="ce27">
            <text:p>22.5</text:p>
          </table:table-cell>
          <table:table-cell office:value-type="string" table:style-name="ce27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45/45/5</text:p>
          </table:table-cell>
          <table:table-cell office:value-type="string" table:style-name="ce26">
            <text:p>L45/45/5</text:p>
          </table:table-cell>
          <table:table-cell office:value-type="string" table:style-name="ce26">
            <text:p>L45x45x5</text:p>
          </table:table-cell>
          <table:table-cell office:value-type="string" table:style-name="ce27">
            <text:p>L45x45x5</text:p>
          </table:table-cell>
          <table:table-cell table:style-name="ce15"/>
          <table:table-cell office:value-type="string" office:string-value="synonyms&quot;:[&quot;H45/45/5&quot;,&quot;L45/45/5&quot;,&quot;L45x45x5&quot;,&quot;L45x45x5&quot;]}]}," table:formula="of:= &quot;synonyms&quot;&amp;&quot;&quot;&quot;&quot;&amp;&quot;:[&quot;&amp;&quot;&quot;&quot;&quot;&amp;[.K25]&amp;&quot;&quot;&quot;&quot;&amp;&quot;,&quot;&amp;&quot;&quot;&quot;&quot;&amp;[.L25]&amp;&quot;&quot;&quot;&quot;&amp;&quot;,&quot;&amp;&quot;&quot;&quot;&quot;&amp;[.M25]&amp;&quot;&quot;&quot;&quot;&amp;&quot;,&quot;&amp;&quot;&quot;&quot;&quot;&amp;[.N25]&amp;&quot;&quot;&quot;&quot;&amp;&quot;]}]},&quot;" table:style-name="ce28">
            <text:p>synonyms":["H45/45/5","L45/45/5","L45x45x5","L45x45x5"]}]},</text:p>
          </table:table-cell>
          <table:table-cell office:value-type="string" office:string-value="{&quot;L45/45/5&quot;: [{&quot;shape_coords&quot;:[45,45,5,5,8.5,4.25,22.5,22.5],&quot;shape_name&quot;:&quot;LAngle&quot;,&quot;synonyms&quot;:[&quot;H45/45/5&quot;,&quot;L45/45/5&quot;,&quot;L45x45x5&quot;,&quot;L45x45x5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,&quot; &amp;[.D25]&amp; &quot;,&quot; &amp;[.E25]&amp; &quot;,&quot; &amp;[.F25]&amp; &quot;,&quot; &amp;[.G25]&amp; &quot;,&quot; &amp;[.H25]&amp; &quot;,&quot; &amp;[.I25] &amp; &quot;],&quot; &amp; &quot;&quot;&quot;&quot; &amp;&quot;shape_name&quot;&amp;&quot;&quot;&quot;&quot; &amp; &quot;:&quot; &amp; &quot;&quot;&quot;&quot; &amp;[.J25] &amp; &quot;&quot;&quot;&quot; &amp; &quot;,&quot; &amp; &quot;&quot;&quot;&quot;&amp;[.P25]" table:style-name="ce11">
            <text:p>{"L45/45/5": [{"shape_coords":[45,45,5,5,8.5,4.25,22.5,22.5],"shape_name":"LAngle","synonyms":["H45/45/5","L45/45/5","L45x45x5","L45x45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45/45/6</text:p>
          </table:table-cell>
          <table:table-cell office:value-type="float" office:value="45" table:style-name="ce26">
            <text:p>45</text:p>
          </table:table-cell>
          <table:table-cell office:value-type="float" office:value="45" table:style-name="ce26">
            <text:p>45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string" table:style-name="ce27">
            <text:p>9.5</text:p>
          </table:table-cell>
          <table:table-cell office:value-type="string" table:style-name="ce27">
            <text:p>4.75</text:p>
          </table:table-cell>
          <table:table-cell office:value-type="string" table:style-name="ce27">
            <text:p>22.5</text:p>
          </table:table-cell>
          <table:table-cell office:value-type="string" table:style-name="ce27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45/45/6</text:p>
          </table:table-cell>
          <table:table-cell office:value-type="string" table:style-name="ce26">
            <text:p>L45/45/6</text:p>
          </table:table-cell>
          <table:table-cell office:value-type="string" table:style-name="ce26">
            <text:p>L45x45x6</text:p>
          </table:table-cell>
          <table:table-cell office:value-type="string" table:style-name="ce27">
            <text:p>L45x45x6</text:p>
          </table:table-cell>
          <table:table-cell table:style-name="ce15"/>
          <table:table-cell office:value-type="string" office:string-value="synonyms&quot;:[&quot;H45/45/6&quot;,&quot;L45/45/6&quot;,&quot;L45x45x6&quot;,&quot;L45x45x6&quot;]}]}," table:formula="of:= &quot;synonyms&quot;&amp;&quot;&quot;&quot;&quot;&amp;&quot;:[&quot;&amp;&quot;&quot;&quot;&quot;&amp;[.K26]&amp;&quot;&quot;&quot;&quot;&amp;&quot;,&quot;&amp;&quot;&quot;&quot;&quot;&amp;[.L26]&amp;&quot;&quot;&quot;&quot;&amp;&quot;,&quot;&amp;&quot;&quot;&quot;&quot;&amp;[.M26]&amp;&quot;&quot;&quot;&quot;&amp;&quot;,&quot;&amp;&quot;&quot;&quot;&quot;&amp;[.N26]&amp;&quot;&quot;&quot;&quot;&amp;&quot;]}]},&quot;" table:style-name="ce28">
            <text:p>synonyms":["H45/45/6","L45/45/6","L45x45x6","L45x45x6"]}]},</text:p>
          </table:table-cell>
          <table:table-cell office:value-type="string" office:string-value="{&quot;L45/45/6&quot;: [{&quot;shape_coords&quot;:[45,45,6,6,9.5,4.75,22.5,22.5],&quot;shape_name&quot;:&quot;LAngle&quot;,&quot;synonyms&quot;:[&quot;H45/45/6&quot;,&quot;L45/45/6&quot;,&quot;L45x45x6&quot;,&quot;L45x45x6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,&quot; &amp;[.D26]&amp; &quot;,&quot; &amp;[.E26]&amp; &quot;,&quot; &amp;[.F26]&amp; &quot;,&quot; &amp;[.G26]&amp; &quot;,&quot; &amp;[.H26]&amp; &quot;,&quot; &amp;[.I26] &amp; &quot;],&quot; &amp; &quot;&quot;&quot;&quot; &amp;&quot;shape_name&quot;&amp;&quot;&quot;&quot;&quot; &amp; &quot;:&quot; &amp; &quot;&quot;&quot;&quot; &amp;[.J26] &amp; &quot;&quot;&quot;&quot; &amp; &quot;,&quot; &amp; &quot;&quot;&quot;&quot;&amp;[.P26]" table:style-name="ce11">
            <text:p>{"L45/45/6": [{"shape_coords":[45,45,6,6,9.5,4.75,22.5,22.5],"shape_name":"LAngle","synonyms":["H45/45/6","L45/45/6","L45x45x6","L45x45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45/45/7</text:p>
          </table:table-cell>
          <table:table-cell office:value-type="float" office:value="45" table:style-name="ce26">
            <text:p>45</text:p>
          </table:table-cell>
          <table:table-cell office:value-type="float" office:value="45" table:style-name="ce26">
            <text:p>45</text:p>
          </table:table-cell>
          <table:table-cell office:value-type="float" office:value="7" table:style-name="ce26">
            <text:p>7</text:p>
          </table:table-cell>
          <table:table-cell office:value-type="float" office:value="7" table:style-name="ce26">
            <text:p>7</text:p>
          </table:table-cell>
          <table:table-cell office:value-type="string" table:style-name="ce27">
            <text:p>10.5</text:p>
          </table:table-cell>
          <table:table-cell office:value-type="string" table:style-name="ce27">
            <text:p>5.25</text:p>
          </table:table-cell>
          <table:table-cell office:value-type="string" table:style-name="ce27">
            <text:p>22.5</text:p>
          </table:table-cell>
          <table:table-cell office:value-type="string" table:style-name="ce27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45/45/7</text:p>
          </table:table-cell>
          <table:table-cell office:value-type="string" table:style-name="ce26">
            <text:p>L45/45/7</text:p>
          </table:table-cell>
          <table:table-cell office:value-type="string" table:style-name="ce26">
            <text:p>L45x45x7</text:p>
          </table:table-cell>
          <table:table-cell office:value-type="string" table:style-name="ce27">
            <text:p>L45x45x7</text:p>
          </table:table-cell>
          <table:table-cell table:style-name="ce15"/>
          <table:table-cell office:value-type="string" office:string-value="synonyms&quot;:[&quot;H45/45/7&quot;,&quot;L45/45/7&quot;,&quot;L45x45x7&quot;,&quot;L45x45x7&quot;]}]}," table:formula="of:= &quot;synonyms&quot;&amp;&quot;&quot;&quot;&quot;&amp;&quot;:[&quot;&amp;&quot;&quot;&quot;&quot;&amp;[.K27]&amp;&quot;&quot;&quot;&quot;&amp;&quot;,&quot;&amp;&quot;&quot;&quot;&quot;&amp;[.L27]&amp;&quot;&quot;&quot;&quot;&amp;&quot;,&quot;&amp;&quot;&quot;&quot;&quot;&amp;[.M27]&amp;&quot;&quot;&quot;&quot;&amp;&quot;,&quot;&amp;&quot;&quot;&quot;&quot;&amp;[.N27]&amp;&quot;&quot;&quot;&quot;&amp;&quot;]}]},&quot;" table:style-name="ce28">
            <text:p>synonyms":["H45/45/7","L45/45/7","L45x45x7","L45x45x7"]}]},</text:p>
          </table:table-cell>
          <table:table-cell office:value-type="string" office:string-value="{&quot;L45/45/7&quot;: [{&quot;shape_coords&quot;:[45,45,7,7,10.5,5.25,22.5,22.5],&quot;shape_name&quot;:&quot;LAngle&quot;,&quot;synonyms&quot;:[&quot;H45/45/7&quot;,&quot;L45/45/7&quot;,&quot;L45x45x7&quot;,&quot;L45x45x7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,&quot; &amp;[.D27]&amp; &quot;,&quot; &amp;[.E27]&amp; &quot;,&quot; &amp;[.F27]&amp; &quot;,&quot; &amp;[.G27]&amp; &quot;,&quot; &amp;[.H27]&amp; &quot;,&quot; &amp;[.I27] &amp; &quot;],&quot; &amp; &quot;&quot;&quot;&quot; &amp;&quot;shape_name&quot;&amp;&quot;&quot;&quot;&quot; &amp; &quot;:&quot; &amp; &quot;&quot;&quot;&quot; &amp;[.J27] &amp; &quot;&quot;&quot;&quot; &amp; &quot;,&quot; &amp; &quot;&quot;&quot;&quot;&amp;[.P27]" table:style-name="ce11">
            <text:p>{"L45/45/7": [{"shape_coords":[45,45,7,7,10.5,5.25,22.5,22.5],"shape_name":"LAngle","synonyms":["H45/45/7","L45/45/7","L45x45x7","L45x45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50/50/4</text:p>
          </table:table-cell>
          <table:table-cell office:value-type="float" office:value="50" table:style-name="ce26">
            <text:p>50</text:p>
          </table:table-cell>
          <table:table-cell office:value-type="float" office:value="50" table:style-name="ce26">
            <text:p>50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string" table:style-name="ce27">
            <text:p>7.5</text:p>
          </table:table-cell>
          <table:table-cell office:value-type="string" table:style-name="ce27">
            <text:p>3.75</text:p>
          </table:table-cell>
          <table:table-cell office:value-type="float" office:value="25" table:style-name="ce27">
            <text:p>25</text:p>
          </table:table-cell>
          <table:table-cell office:value-type="float" office:value="25" table:style-name="ce27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50/50/4</text:p>
          </table:table-cell>
          <table:table-cell office:value-type="string" table:style-name="ce26">
            <text:p>L50/50/4</text:p>
          </table:table-cell>
          <table:table-cell office:value-type="string" table:style-name="ce26">
            <text:p>L50x50x4</text:p>
          </table:table-cell>
          <table:table-cell office:value-type="string" table:style-name="ce27">
            <text:p>L50x50x4</text:p>
          </table:table-cell>
          <table:table-cell table:style-name="ce15"/>
          <table:table-cell office:value-type="string" office:string-value="synonyms&quot;:[&quot;H50/50/4&quot;,&quot;L50/50/4&quot;,&quot;L50x50x4&quot;,&quot;L50x50x4&quot;]}]}," table:formula="of:= &quot;synonyms&quot;&amp;&quot;&quot;&quot;&quot;&amp;&quot;:[&quot;&amp;&quot;&quot;&quot;&quot;&amp;[.K28]&amp;&quot;&quot;&quot;&quot;&amp;&quot;,&quot;&amp;&quot;&quot;&quot;&quot;&amp;[.L28]&amp;&quot;&quot;&quot;&quot;&amp;&quot;,&quot;&amp;&quot;&quot;&quot;&quot;&amp;[.M28]&amp;&quot;&quot;&quot;&quot;&amp;&quot;,&quot;&amp;&quot;&quot;&quot;&quot;&amp;[.N28]&amp;&quot;&quot;&quot;&quot;&amp;&quot;]}]},&quot;" table:style-name="ce28">
            <text:p>synonyms":["H50/50/4","L50/50/4","L50x50x4","L50x50x4"]}]},</text:p>
          </table:table-cell>
          <table:table-cell office:value-type="string" office:string-value="{&quot;L50/50/4&quot;: [{&quot;shape_coords&quot;:[50,50,4,4,7.5,3.75,25,25],&quot;shape_name&quot;:&quot;LAngle&quot;,&quot;synonyms&quot;:[&quot;H50/50/4&quot;,&quot;L50/50/4&quot;,&quot;L50x50x4&quot;,&quot;L50x50x4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,&quot; &amp;[.D28]&amp; &quot;,&quot; &amp;[.E28]&amp; &quot;,&quot; &amp;[.F28]&amp; &quot;,&quot; &amp;[.G28]&amp; &quot;,&quot; &amp;[.H28]&amp; &quot;,&quot; &amp;[.I28] &amp; &quot;],&quot; &amp; &quot;&quot;&quot;&quot; &amp;&quot;shape_name&quot;&amp;&quot;&quot;&quot;&quot; &amp; &quot;:&quot; &amp; &quot;&quot;&quot;&quot; &amp;[.J28] &amp; &quot;&quot;&quot;&quot; &amp; &quot;,&quot; &amp; &quot;&quot;&quot;&quot;&amp;[.P28]" table:style-name="ce11">
            <text:p>{"L50/50/4": [{"shape_coords":[50,50,4,4,7.5,3.75,25,25],"shape_name":"LAngle","synonyms":["H50/50/4","L50/50/4","L50x50x4","L50x50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50/50/5</text:p>
          </table:table-cell>
          <table:table-cell office:value-type="float" office:value="50" table:style-name="ce26">
            <text:p>50</text:p>
          </table:table-cell>
          <table:table-cell office:value-type="float" office:value="50" table:style-name="ce26">
            <text:p>50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string" table:style-name="ce27">
            <text:p>8.5</text:p>
          </table:table-cell>
          <table:table-cell office:value-type="string" table:style-name="ce27">
            <text:p>4.25</text:p>
          </table:table-cell>
          <table:table-cell office:value-type="float" office:value="25" table:style-name="ce27">
            <text:p>25</text:p>
          </table:table-cell>
          <table:table-cell office:value-type="float" office:value="25" table:style-name="ce27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50/50/5</text:p>
          </table:table-cell>
          <table:table-cell office:value-type="string" table:style-name="ce26">
            <text:p>L50/50/5</text:p>
          </table:table-cell>
          <table:table-cell office:value-type="string" table:style-name="ce26">
            <text:p>L50x50x5</text:p>
          </table:table-cell>
          <table:table-cell office:value-type="string" table:style-name="ce27">
            <text:p>L50x50x5</text:p>
          </table:table-cell>
          <table:table-cell table:style-name="ce15"/>
          <table:table-cell office:value-type="string" office:string-value="synonyms&quot;:[&quot;H50/50/5&quot;,&quot;L50/50/5&quot;,&quot;L50x50x5&quot;,&quot;L50x50x5&quot;]}]}," table:formula="of:= &quot;synonyms&quot;&amp;&quot;&quot;&quot;&quot;&amp;&quot;:[&quot;&amp;&quot;&quot;&quot;&quot;&amp;[.K29]&amp;&quot;&quot;&quot;&quot;&amp;&quot;,&quot;&amp;&quot;&quot;&quot;&quot;&amp;[.L29]&amp;&quot;&quot;&quot;&quot;&amp;&quot;,&quot;&amp;&quot;&quot;&quot;&quot;&amp;[.M29]&amp;&quot;&quot;&quot;&quot;&amp;&quot;,&quot;&amp;&quot;&quot;&quot;&quot;&amp;[.N29]&amp;&quot;&quot;&quot;&quot;&amp;&quot;]}]},&quot;" table:style-name="ce28">
            <text:p>synonyms":["H50/50/5","L50/50/5","L50x50x5","L50x50x5"]}]},</text:p>
          </table:table-cell>
          <table:table-cell office:value-type="string" office:string-value="{&quot;L50/50/5&quot;: [{&quot;shape_coords&quot;:[50,50,5,5,8.5,4.25,25,25],&quot;shape_name&quot;:&quot;LAngle&quot;,&quot;synonyms&quot;:[&quot;H50/50/5&quot;,&quot;L50/50/5&quot;,&quot;L50x50x5&quot;,&quot;L50x50x5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,&quot; &amp;[.D29]&amp; &quot;,&quot; &amp;[.E29]&amp; &quot;,&quot; &amp;[.F29]&amp; &quot;,&quot; &amp;[.G29]&amp; &quot;,&quot; &amp;[.H29]&amp; &quot;,&quot; &amp;[.I29] &amp; &quot;],&quot; &amp; &quot;&quot;&quot;&quot; &amp;&quot;shape_name&quot;&amp;&quot;&quot;&quot;&quot; &amp; &quot;:&quot; &amp; &quot;&quot;&quot;&quot; &amp;[.J29] &amp; &quot;&quot;&quot;&quot; &amp; &quot;,&quot; &amp; &quot;&quot;&quot;&quot;&amp;[.P29]" table:style-name="ce11">
            <text:p>{"L50/50/5": [{"shape_coords":[50,50,5,5,8.5,4.25,25,25],"shape_name":"LAngle","synonyms":["H50/50/5","L50/50/5","L50x50x5","L50x5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50/50/6</text:p>
          </table:table-cell>
          <table:table-cell office:value-type="float" office:value="50" table:style-name="ce26">
            <text:p>50</text:p>
          </table:table-cell>
          <table:table-cell office:value-type="float" office:value="50" table:style-name="ce26">
            <text:p>50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string" table:style-name="ce27">
            <text:p>9.5</text:p>
          </table:table-cell>
          <table:table-cell office:value-type="string" table:style-name="ce27">
            <text:p>4.75</text:p>
          </table:table-cell>
          <table:table-cell office:value-type="float" office:value="25" table:style-name="ce27">
            <text:p>25</text:p>
          </table:table-cell>
          <table:table-cell office:value-type="float" office:value="25" table:style-name="ce27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50/50/6</text:p>
          </table:table-cell>
          <table:table-cell office:value-type="string" table:style-name="ce26">
            <text:p>L50/50/6</text:p>
          </table:table-cell>
          <table:table-cell office:value-type="string" table:style-name="ce26">
            <text:p>L50x50x6</text:p>
          </table:table-cell>
          <table:table-cell office:value-type="string" table:style-name="ce27">
            <text:p>L50x50x6</text:p>
          </table:table-cell>
          <table:table-cell table:style-name="ce15"/>
          <table:table-cell office:value-type="string" office:string-value="synonyms&quot;:[&quot;H50/50/6&quot;,&quot;L50/50/6&quot;,&quot;L50x50x6&quot;,&quot;L50x50x6&quot;]}]}," table:formula="of:= &quot;synonyms&quot;&amp;&quot;&quot;&quot;&quot;&amp;&quot;:[&quot;&amp;&quot;&quot;&quot;&quot;&amp;[.K30]&amp;&quot;&quot;&quot;&quot;&amp;&quot;,&quot;&amp;&quot;&quot;&quot;&quot;&amp;[.L30]&amp;&quot;&quot;&quot;&quot;&amp;&quot;,&quot;&amp;&quot;&quot;&quot;&quot;&amp;[.M30]&amp;&quot;&quot;&quot;&quot;&amp;&quot;,&quot;&amp;&quot;&quot;&quot;&quot;&amp;[.N30]&amp;&quot;&quot;&quot;&quot;&amp;&quot;]}]},&quot;" table:style-name="ce28">
            <text:p>synonyms":["H50/50/6","L50/50/6","L50x50x6","L50x50x6"]}]},</text:p>
          </table:table-cell>
          <table:table-cell office:value-type="string" office:string-value="{&quot;L50/50/6&quot;: [{&quot;shape_coords&quot;:[50,50,6,6,9.5,4.75,25,25],&quot;shape_name&quot;:&quot;LAngle&quot;,&quot;synonyms&quot;:[&quot;H50/50/6&quot;,&quot;L50/50/6&quot;,&quot;L50x50x6&quot;,&quot;L50x50x6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,&quot; &amp;[.D30]&amp; &quot;,&quot; &amp;[.E30]&amp; &quot;,&quot; &amp;[.F30]&amp; &quot;,&quot; &amp;[.G30]&amp; &quot;,&quot; &amp;[.H30]&amp; &quot;,&quot; &amp;[.I30] &amp; &quot;],&quot; &amp; &quot;&quot;&quot;&quot; &amp;&quot;shape_name&quot;&amp;&quot;&quot;&quot;&quot; &amp; &quot;:&quot; &amp; &quot;&quot;&quot;&quot; &amp;[.J30] &amp; &quot;&quot;&quot;&quot; &amp; &quot;,&quot; &amp; &quot;&quot;&quot;&quot;&amp;[.P30]" table:style-name="ce11">
            <text:p>{"L50/50/6": [{"shape_coords":[50,50,6,6,9.5,4.75,25,25],"shape_name":"LAngle","synonyms":["H50/50/6","L50/50/6","L50x50x6","L50x5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50/50/7</text:p>
          </table:table-cell>
          <table:table-cell office:value-type="float" office:value="50" table:style-name="ce26">
            <text:p>50</text:p>
          </table:table-cell>
          <table:table-cell office:value-type="float" office:value="50" table:style-name="ce26">
            <text:p>50</text:p>
          </table:table-cell>
          <table:table-cell office:value-type="float" office:value="7" table:style-name="ce26">
            <text:p>7</text:p>
          </table:table-cell>
          <table:table-cell office:value-type="float" office:value="7" table:style-name="ce26">
            <text:p>7</text:p>
          </table:table-cell>
          <table:table-cell office:value-type="float" office:value="10" table:style-name="ce27">
            <text:p>10</text:p>
          </table:table-cell>
          <table:table-cell office:value-type="float" office:value="5" table:style-name="ce27">
            <text:p>5</text:p>
          </table:table-cell>
          <table:table-cell office:value-type="float" office:value="25" table:style-name="ce27">
            <text:p>25</text:p>
          </table:table-cell>
          <table:table-cell office:value-type="float" office:value="25" table:style-name="ce27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50/50/7</text:p>
          </table:table-cell>
          <table:table-cell office:value-type="string" table:style-name="ce26">
            <text:p>L50/50/7</text:p>
          </table:table-cell>
          <table:table-cell office:value-type="string" table:style-name="ce26">
            <text:p>L50x50x7</text:p>
          </table:table-cell>
          <table:table-cell office:value-type="string" table:style-name="ce27">
            <text:p>L50x50x7</text:p>
          </table:table-cell>
          <table:table-cell table:style-name="ce15"/>
          <table:table-cell office:value-type="string" office:string-value="synonyms&quot;:[&quot;H50/50/7&quot;,&quot;L50/50/7&quot;,&quot;L50x50x7&quot;,&quot;L50x50x7&quot;]}]}," table:formula="of:= &quot;synonyms&quot;&amp;&quot;&quot;&quot;&quot;&amp;&quot;:[&quot;&amp;&quot;&quot;&quot;&quot;&amp;[.K31]&amp;&quot;&quot;&quot;&quot;&amp;&quot;,&quot;&amp;&quot;&quot;&quot;&quot;&amp;[.L31]&amp;&quot;&quot;&quot;&quot;&amp;&quot;,&quot;&amp;&quot;&quot;&quot;&quot;&amp;[.M31]&amp;&quot;&quot;&quot;&quot;&amp;&quot;,&quot;&amp;&quot;&quot;&quot;&quot;&amp;[.N31]&amp;&quot;&quot;&quot;&quot;&amp;&quot;]}]},&quot;" table:style-name="ce28">
            <text:p>synonyms":["H50/50/7","L50/50/7","L50x50x7","L50x50x7"]}]},</text:p>
          </table:table-cell>
          <table:table-cell office:value-type="string" office:string-value="{&quot;L50/50/7&quot;: [{&quot;shape_coords&quot;:[50,50,7,7,10,5,25,25],&quot;shape_name&quot;:&quot;LAngle&quot;,&quot;synonyms&quot;:[&quot;H50/50/7&quot;,&quot;L50/50/7&quot;,&quot;L50x50x7&quot;,&quot;L50x50x7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,&quot; &amp;[.D31]&amp; &quot;,&quot; &amp;[.E31]&amp; &quot;,&quot; &amp;[.F31]&amp; &quot;,&quot; &amp;[.G31]&amp; &quot;,&quot; &amp;[.H31]&amp; &quot;,&quot; &amp;[.I31] &amp; &quot;],&quot; &amp; &quot;&quot;&quot;&quot; &amp;&quot;shape_name&quot;&amp;&quot;&quot;&quot;&quot; &amp; &quot;:&quot; &amp; &quot;&quot;&quot;&quot; &amp;[.J31] &amp; &quot;&quot;&quot;&quot; &amp; &quot;,&quot; &amp; &quot;&quot;&quot;&quot;&amp;[.P31]" table:style-name="ce11">
            <text:p>{"L50/50/7": [{"shape_coords":[50,50,7,7,10,5,25,25],"shape_name":"LAngle","synonyms":["H50/50/7","L50/50/7","L50x50x7","L50x5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50/50/8</text:p>
          </table:table-cell>
          <table:table-cell office:value-type="float" office:value="50" table:style-name="ce26">
            <text:p>50</text:p>
          </table:table-cell>
          <table:table-cell office:value-type="float" office:value="50" table:style-name="ce26">
            <text:p>50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1" table:style-name="ce27">
            <text:p>11</text:p>
          </table:table-cell>
          <table:table-cell office:value-type="string" table:style-name="ce27">
            <text:p>5.5</text:p>
          </table:table-cell>
          <table:table-cell office:value-type="float" office:value="25" table:style-name="ce27">
            <text:p>25</text:p>
          </table:table-cell>
          <table:table-cell office:value-type="float" office:value="25" table:style-name="ce27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50/50/8</text:p>
          </table:table-cell>
          <table:table-cell office:value-type="string" table:style-name="ce26">
            <text:p>L50/50/8</text:p>
          </table:table-cell>
          <table:table-cell office:value-type="string" table:style-name="ce26">
            <text:p>L50x50x8</text:p>
          </table:table-cell>
          <table:table-cell office:value-type="string" table:style-name="ce27">
            <text:p>L50x50x8</text:p>
          </table:table-cell>
          <table:table-cell table:style-name="ce15"/>
          <table:table-cell office:value-type="string" office:string-value="synonyms&quot;:[&quot;H50/50/8&quot;,&quot;L50/50/8&quot;,&quot;L50x50x8&quot;,&quot;L50x50x8&quot;]}]}," table:formula="of:= &quot;synonyms&quot;&amp;&quot;&quot;&quot;&quot;&amp;&quot;:[&quot;&amp;&quot;&quot;&quot;&quot;&amp;[.K32]&amp;&quot;&quot;&quot;&quot;&amp;&quot;,&quot;&amp;&quot;&quot;&quot;&quot;&amp;[.L32]&amp;&quot;&quot;&quot;&quot;&amp;&quot;,&quot;&amp;&quot;&quot;&quot;&quot;&amp;[.M32]&amp;&quot;&quot;&quot;&quot;&amp;&quot;,&quot;&amp;&quot;&quot;&quot;&quot;&amp;[.N32]&amp;&quot;&quot;&quot;&quot;&amp;&quot;]}]},&quot;" table:style-name="ce28">
            <text:p>synonyms":["H50/50/8","L50/50/8","L50x50x8","L50x50x8"]}]},</text:p>
          </table:table-cell>
          <table:table-cell office:value-type="string" office:string-value="{&quot;L50/50/8&quot;: [{&quot;shape_coords&quot;:[50,50,8,8,11,5.5,25,25],&quot;shape_name&quot;:&quot;LAngle&quot;,&quot;synonyms&quot;:[&quot;H50/50/8&quot;,&quot;L50/50/8&quot;,&quot;L50x50x8&quot;,&quot;L50x50x8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,&quot; &amp;[.D32]&amp; &quot;,&quot; &amp;[.E32]&amp; &quot;,&quot; &amp;[.F32]&amp; &quot;,&quot; &amp;[.G32]&amp; &quot;,&quot; &amp;[.H32]&amp; &quot;,&quot; &amp;[.I32] &amp; &quot;],&quot; &amp; &quot;&quot;&quot;&quot; &amp;&quot;shape_name&quot;&amp;&quot;&quot;&quot;&quot; &amp; &quot;:&quot; &amp; &quot;&quot;&quot;&quot; &amp;[.J32] &amp; &quot;&quot;&quot;&quot; &amp; &quot;,&quot; &amp; &quot;&quot;&quot;&quot;&amp;[.P32]" table:style-name="ce11">
            <text:p>{"L50/50/8": [{"shape_coords":[50,50,8,8,11,5.5,25,25],"shape_name":"LAngle","synonyms":["H50/50/8","L50/50/8","L50x50x8","L50x5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50/50/9</text:p>
          </table:table-cell>
          <table:table-cell office:value-type="float" office:value="50" table:style-name="ce26">
            <text:p>50</text:p>
          </table:table-cell>
          <table:table-cell office:value-type="float" office:value="50" table:style-name="ce26">
            <text:p>50</text:p>
          </table:table-cell>
          <table:table-cell office:value-type="float" office:value="9" table:style-name="ce26">
            <text:p>9</text:p>
          </table:table-cell>
          <table:table-cell office:value-type="float" office:value="9" table:style-name="ce26">
            <text:p>9</text:p>
          </table:table-cell>
          <table:table-cell office:value-type="float" office:value="12" table:style-name="ce27">
            <text:p>12</text:p>
          </table:table-cell>
          <table:table-cell office:value-type="float" office:value="6" table:style-name="ce27">
            <text:p>6</text:p>
          </table:table-cell>
          <table:table-cell office:value-type="float" office:value="25" table:style-name="ce27">
            <text:p>25</text:p>
          </table:table-cell>
          <table:table-cell office:value-type="float" office:value="25" table:style-name="ce27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50/50/9</text:p>
          </table:table-cell>
          <table:table-cell office:value-type="string" table:style-name="ce26">
            <text:p>L50/50/9</text:p>
          </table:table-cell>
          <table:table-cell office:value-type="string" table:style-name="ce26">
            <text:p>L50x50x9</text:p>
          </table:table-cell>
          <table:table-cell office:value-type="string" table:style-name="ce27">
            <text:p>L50x50x9</text:p>
          </table:table-cell>
          <table:table-cell table:style-name="ce15"/>
          <table:table-cell office:value-type="string" office:string-value="synonyms&quot;:[&quot;H50/50/9&quot;,&quot;L50/50/9&quot;,&quot;L50x50x9&quot;,&quot;L50x50x9&quot;]}]}," table:formula="of:= &quot;synonyms&quot;&amp;&quot;&quot;&quot;&quot;&amp;&quot;:[&quot;&amp;&quot;&quot;&quot;&quot;&amp;[.K33]&amp;&quot;&quot;&quot;&quot;&amp;&quot;,&quot;&amp;&quot;&quot;&quot;&quot;&amp;[.L33]&amp;&quot;&quot;&quot;&quot;&amp;&quot;,&quot;&amp;&quot;&quot;&quot;&quot;&amp;[.M33]&amp;&quot;&quot;&quot;&quot;&amp;&quot;,&quot;&amp;&quot;&quot;&quot;&quot;&amp;[.N33]&amp;&quot;&quot;&quot;&quot;&amp;&quot;]}]},&quot;" table:style-name="ce28">
            <text:p>synonyms":["H50/50/9","L50/50/9","L50x50x9","L50x50x9"]}]},</text:p>
          </table:table-cell>
          <table:table-cell office:value-type="string" office:string-value="{&quot;L50/50/9&quot;: [{&quot;shape_coords&quot;:[50,50,9,9,12,6,25,25],&quot;shape_name&quot;:&quot;LAngle&quot;,&quot;synonyms&quot;:[&quot;H50/50/9&quot;,&quot;L50/50/9&quot;,&quot;L50x50x9&quot;,&quot;L50x50x9&quot;]}]}," table:formula="of:=&quot;{&quot; &amp; &quot;&quot;&quot;&quot;&amp;[.A33]&amp;&quot;&quot;&quot;&quot;&amp;&quot;: [{&quot;&quot;&quot; &amp;&quot;shape_coords&quot;&amp;&quot;&quot;&quot;&quot; &amp; &quot;:&quot; &amp; &quot;[&quot; &amp; [.B33] &amp; &quot;,&quot; &amp;[.C33] &amp; &quot;,&quot; &amp;[.D33]&amp; &quot;,&quot; &amp;[.E33]&amp; &quot;,&quot; &amp;[.F33]&amp; &quot;,&quot; &amp;[.G33]&amp; &quot;,&quot; &amp;[.H33]&amp; &quot;,&quot; &amp;[.I33] &amp; &quot;],&quot; &amp; &quot;&quot;&quot;&quot; &amp;&quot;shape_name&quot;&amp;&quot;&quot;&quot;&quot; &amp; &quot;:&quot; &amp; &quot;&quot;&quot;&quot; &amp;[.J33] &amp; &quot;&quot;&quot;&quot; &amp; &quot;,&quot; &amp; &quot;&quot;&quot;&quot;&amp;[.P33]" table:style-name="ce11">
            <text:p>{"L50/50/9": [{"shape_coords":[50,50,9,9,12,6,25,25],"shape_name":"LAngle","synonyms":["H50/50/9","L50/50/9","L50x50x9","L50x50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55/55/5</text:p>
          </table:table-cell>
          <table:table-cell office:value-type="float" office:value="55" table:style-name="ce26">
            <text:p>55</text:p>
          </table:table-cell>
          <table:table-cell office:value-type="float" office:value="55" table:style-name="ce26">
            <text:p>55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float" office:value="9" table:style-name="ce27">
            <text:p>9</text:p>
          </table:table-cell>
          <table:table-cell office:value-type="string" table:style-name="ce27">
            <text:p>4.5</text:p>
          </table:table-cell>
          <table:table-cell office:value-type="string" table:style-name="ce27">
            <text:p>27.5</text:p>
          </table:table-cell>
          <table:table-cell office:value-type="string" table:style-name="ce27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55/55/5</text:p>
          </table:table-cell>
          <table:table-cell office:value-type="string" table:style-name="ce26">
            <text:p>L55/55/5</text:p>
          </table:table-cell>
          <table:table-cell office:value-type="string" table:style-name="ce26">
            <text:p>L55x55x5</text:p>
          </table:table-cell>
          <table:table-cell office:value-type="string" table:style-name="ce27">
            <text:p>L55x55x5</text:p>
          </table:table-cell>
          <table:table-cell table:style-name="ce15"/>
          <table:table-cell office:value-type="string" office:string-value="synonyms&quot;:[&quot;H55/55/5&quot;,&quot;L55/55/5&quot;,&quot;L55x55x5&quot;,&quot;L55x55x5&quot;]}]}," table:formula="of:= &quot;synonyms&quot;&amp;&quot;&quot;&quot;&quot;&amp;&quot;:[&quot;&amp;&quot;&quot;&quot;&quot;&amp;[.K34]&amp;&quot;&quot;&quot;&quot;&amp;&quot;,&quot;&amp;&quot;&quot;&quot;&quot;&amp;[.L34]&amp;&quot;&quot;&quot;&quot;&amp;&quot;,&quot;&amp;&quot;&quot;&quot;&quot;&amp;[.M34]&amp;&quot;&quot;&quot;&quot;&amp;&quot;,&quot;&amp;&quot;&quot;&quot;&quot;&amp;[.N34]&amp;&quot;&quot;&quot;&quot;&amp;&quot;]}]},&quot;" table:style-name="ce28">
            <text:p>synonyms":["H55/55/5","L55/55/5","L55x55x5","L55x55x5"]}]},</text:p>
          </table:table-cell>
          <table:table-cell office:value-type="string" office:string-value="{&quot;L55/55/5&quot;: [{&quot;shape_coords&quot;:[55,55,5,5,9,4.5,27.5,27.5],&quot;shape_name&quot;:&quot;LAngle&quot;,&quot;synonyms&quot;:[&quot;H55/55/5&quot;,&quot;L55/55/5&quot;,&quot;L55x55x5&quot;,&quot;L55x55x5&quot;]}]}," table:formula="of:=&quot;{&quot; &amp; &quot;&quot;&quot;&quot;&amp;[.A34]&amp;&quot;&quot;&quot;&quot;&amp;&quot;: [{&quot;&quot;&quot; &amp;&quot;shape_coords&quot;&amp;&quot;&quot;&quot;&quot; &amp; &quot;:&quot; &amp; &quot;[&quot; &amp; [.B34] &amp; &quot;,&quot; &amp;[.C34] &amp; &quot;,&quot; &amp;[.D34]&amp; &quot;,&quot; &amp;[.E34]&amp; &quot;,&quot; &amp;[.F34]&amp; &quot;,&quot; &amp;[.G34]&amp; &quot;,&quot; &amp;[.H34]&amp; &quot;,&quot; &amp;[.I34] &amp; &quot;],&quot; &amp; &quot;&quot;&quot;&quot; &amp;&quot;shape_name&quot;&amp;&quot;&quot;&quot;&quot; &amp; &quot;:&quot; &amp; &quot;&quot;&quot;&quot; &amp;[.J34] &amp; &quot;&quot;&quot;&quot; &amp; &quot;,&quot; &amp; &quot;&quot;&quot;&quot;&amp;[.P34]" table:style-name="ce11">
            <text:p>{"L55/55/5": [{"shape_coords":[55,55,5,5,9,4.5,27.5,27.5],"shape_name":"LAngle","synonyms":["H55/55/5","L55/55/5","L55x55x5","L55x55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55/55/6</text:p>
          </table:table-cell>
          <table:table-cell office:value-type="float" office:value="55" table:style-name="ce26">
            <text:p>55</text:p>
          </table:table-cell>
          <table:table-cell office:value-type="float" office:value="55" table:style-name="ce26">
            <text:p>55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float" office:value="10" table:style-name="ce27">
            <text:p>10</text:p>
          </table:table-cell>
          <table:table-cell office:value-type="float" office:value="5" table:style-name="ce27">
            <text:p>5</text:p>
          </table:table-cell>
          <table:table-cell office:value-type="string" table:style-name="ce27">
            <text:p>27.5</text:p>
          </table:table-cell>
          <table:table-cell office:value-type="string" table:style-name="ce27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55/55/6</text:p>
          </table:table-cell>
          <table:table-cell office:value-type="string" table:style-name="ce26">
            <text:p>L55/55/6</text:p>
          </table:table-cell>
          <table:table-cell office:value-type="string" table:style-name="ce26">
            <text:p>L55x55x6</text:p>
          </table:table-cell>
          <table:table-cell office:value-type="string" table:style-name="ce27">
            <text:p>L55x55x6</text:p>
          </table:table-cell>
          <table:table-cell table:style-name="ce15"/>
          <table:table-cell office:value-type="string" office:string-value="synonyms&quot;:[&quot;H55/55/6&quot;,&quot;L55/55/6&quot;,&quot;L55x55x6&quot;,&quot;L55x55x6&quot;]}]}," table:formula="of:= &quot;synonyms&quot;&amp;&quot;&quot;&quot;&quot;&amp;&quot;:[&quot;&amp;&quot;&quot;&quot;&quot;&amp;[.K35]&amp;&quot;&quot;&quot;&quot;&amp;&quot;,&quot;&amp;&quot;&quot;&quot;&quot;&amp;[.L35]&amp;&quot;&quot;&quot;&quot;&amp;&quot;,&quot;&amp;&quot;&quot;&quot;&quot;&amp;[.M35]&amp;&quot;&quot;&quot;&quot;&amp;&quot;,&quot;&amp;&quot;&quot;&quot;&quot;&amp;[.N35]&amp;&quot;&quot;&quot;&quot;&amp;&quot;]}]},&quot;" table:style-name="ce28">
            <text:p>synonyms":["H55/55/6","L55/55/6","L55x55x6","L55x55x6"]}]},</text:p>
          </table:table-cell>
          <table:table-cell office:value-type="string" office:string-value="{&quot;L55/55/6&quot;: [{&quot;shape_coords&quot;:[55,55,6,6,10,5,27.5,27.5],&quot;shape_name&quot;:&quot;LAngle&quot;,&quot;synonyms&quot;:[&quot;H55/55/6&quot;,&quot;L55/55/6&quot;,&quot;L55x55x6&quot;,&quot;L55x55x6&quot;]}]}," table:formula="of:=&quot;{&quot; &amp; &quot;&quot;&quot;&quot;&amp;[.A35]&amp;&quot;&quot;&quot;&quot;&amp;&quot;: [{&quot;&quot;&quot; &amp;&quot;shape_coords&quot;&amp;&quot;&quot;&quot;&quot; &amp; &quot;:&quot; &amp; &quot;[&quot; &amp; [.B35] &amp; &quot;,&quot; &amp;[.C35] &amp; &quot;,&quot; &amp;[.D35]&amp; &quot;,&quot; &amp;[.E35]&amp; &quot;,&quot; &amp;[.F35]&amp; &quot;,&quot; &amp;[.G35]&amp; &quot;,&quot; &amp;[.H35]&amp; &quot;,&quot; &amp;[.I35] &amp; &quot;],&quot; &amp; &quot;&quot;&quot;&quot; &amp;&quot;shape_name&quot;&amp;&quot;&quot;&quot;&quot; &amp; &quot;:&quot; &amp; &quot;&quot;&quot;&quot; &amp;[.J35] &amp; &quot;&quot;&quot;&quot; &amp; &quot;,&quot; &amp; &quot;&quot;&quot;&quot;&amp;[.P35]" table:style-name="ce11">
            <text:p>{"L55/55/6": [{"shape_coords":[55,55,6,6,10,5,27.5,27.5],"shape_name":"LAngle","synonyms":["H55/55/6","L55/55/6","L55x55x6","L55x55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55/55/7</text:p>
          </table:table-cell>
          <table:table-cell office:value-type="float" office:value="55" table:style-name="ce26">
            <text:p>55</text:p>
          </table:table-cell>
          <table:table-cell office:value-type="float" office:value="55" table:style-name="ce26">
            <text:p>55</text:p>
          </table:table-cell>
          <table:table-cell office:value-type="float" office:value="7" table:style-name="ce26">
            <text:p>7</text:p>
          </table:table-cell>
          <table:table-cell office:value-type="float" office:value="7" table:style-name="ce26">
            <text:p>7</text:p>
          </table:table-cell>
          <table:table-cell office:value-type="float" office:value="11" table:style-name="ce27">
            <text:p>11</text:p>
          </table:table-cell>
          <table:table-cell office:value-type="string" table:style-name="ce27">
            <text:p>5.5</text:p>
          </table:table-cell>
          <table:table-cell office:value-type="string" table:style-name="ce27">
            <text:p>27.5</text:p>
          </table:table-cell>
          <table:table-cell office:value-type="string" table:style-name="ce27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55/55/7</text:p>
          </table:table-cell>
          <table:table-cell office:value-type="string" table:style-name="ce26">
            <text:p>L55/55/7</text:p>
          </table:table-cell>
          <table:table-cell office:value-type="string" table:style-name="ce26">
            <text:p>L55x55x7</text:p>
          </table:table-cell>
          <table:table-cell office:value-type="string" table:style-name="ce27">
            <text:p>L55x55x7</text:p>
          </table:table-cell>
          <table:table-cell table:style-name="ce15"/>
          <table:table-cell office:value-type="string" office:string-value="synonyms&quot;:[&quot;H55/55/7&quot;,&quot;L55/55/7&quot;,&quot;L55x55x7&quot;,&quot;L55x55x7&quot;]}]}," table:formula="of:= &quot;synonyms&quot;&amp;&quot;&quot;&quot;&quot;&amp;&quot;:[&quot;&amp;&quot;&quot;&quot;&quot;&amp;[.K36]&amp;&quot;&quot;&quot;&quot;&amp;&quot;,&quot;&amp;&quot;&quot;&quot;&quot;&amp;[.L36]&amp;&quot;&quot;&quot;&quot;&amp;&quot;,&quot;&amp;&quot;&quot;&quot;&quot;&amp;[.M36]&amp;&quot;&quot;&quot;&quot;&amp;&quot;,&quot;&amp;&quot;&quot;&quot;&quot;&amp;[.N36]&amp;&quot;&quot;&quot;&quot;&amp;&quot;]}]},&quot;" table:style-name="ce28">
            <text:p>synonyms":["H55/55/7","L55/55/7","L55x55x7","L55x55x7"]}]},</text:p>
          </table:table-cell>
          <table:table-cell office:value-type="string" office:string-value="{&quot;L55/55/7&quot;: [{&quot;shape_coords&quot;:[55,55,7,7,11,5.5,27.5,27.5],&quot;shape_name&quot;:&quot;LAngle&quot;,&quot;synonyms&quot;:[&quot;H55/55/7&quot;,&quot;L55/55/7&quot;,&quot;L55x55x7&quot;,&quot;L55x55x7&quot;]}]}," table:formula="of:=&quot;{&quot; &amp; &quot;&quot;&quot;&quot;&amp;[.A36]&amp;&quot;&quot;&quot;&quot;&amp;&quot;: [{&quot;&quot;&quot; &amp;&quot;shape_coords&quot;&amp;&quot;&quot;&quot;&quot; &amp; &quot;:&quot; &amp; &quot;[&quot; &amp; [.B36] &amp; &quot;,&quot; &amp;[.C36] &amp; &quot;,&quot; &amp;[.D36]&amp; &quot;,&quot; &amp;[.E36]&amp; &quot;,&quot; &amp;[.F36]&amp; &quot;,&quot; &amp;[.G36]&amp; &quot;,&quot; &amp;[.H36]&amp; &quot;,&quot; &amp;[.I36] &amp; &quot;],&quot; &amp; &quot;&quot;&quot;&quot; &amp;&quot;shape_name&quot;&amp;&quot;&quot;&quot;&quot; &amp; &quot;:&quot; &amp; &quot;&quot;&quot;&quot; &amp;[.J36] &amp; &quot;&quot;&quot;&quot; &amp; &quot;,&quot; &amp; &quot;&quot;&quot;&quot;&amp;[.P36]" table:style-name="ce11">
            <text:p>{"L55/55/7": [{"shape_coords":[55,55,7,7,11,5.5,27.5,27.5],"shape_name":"LAngle","synonyms":["H55/55/7","L55/55/7","L55x55x7","L55x55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55/55/8</text:p>
          </table:table-cell>
          <table:table-cell office:value-type="float" office:value="55" table:style-name="ce26">
            <text:p>55</text:p>
          </table:table-cell>
          <table:table-cell office:value-type="float" office:value="55" table:style-name="ce26">
            <text:p>55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2" table:style-name="ce27">
            <text:p>12</text:p>
          </table:table-cell>
          <table:table-cell office:value-type="float" office:value="6" table:style-name="ce27">
            <text:p>6</text:p>
          </table:table-cell>
          <table:table-cell office:value-type="string" table:style-name="ce27">
            <text:p>27.5</text:p>
          </table:table-cell>
          <table:table-cell office:value-type="string" table:style-name="ce27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55/55/8</text:p>
          </table:table-cell>
          <table:table-cell office:value-type="string" table:style-name="ce26">
            <text:p>L55/55/8</text:p>
          </table:table-cell>
          <table:table-cell office:value-type="string" table:style-name="ce26">
            <text:p>L55x55x8</text:p>
          </table:table-cell>
          <table:table-cell office:value-type="string" table:style-name="ce27">
            <text:p>L55x55x8</text:p>
          </table:table-cell>
          <table:table-cell table:style-name="ce15"/>
          <table:table-cell office:value-type="string" office:string-value="synonyms&quot;:[&quot;H55/55/8&quot;,&quot;L55/55/8&quot;,&quot;L55x55x8&quot;,&quot;L55x55x8&quot;]}]}," table:formula="of:= &quot;synonyms&quot;&amp;&quot;&quot;&quot;&quot;&amp;&quot;:[&quot;&amp;&quot;&quot;&quot;&quot;&amp;[.K37]&amp;&quot;&quot;&quot;&quot;&amp;&quot;,&quot;&amp;&quot;&quot;&quot;&quot;&amp;[.L37]&amp;&quot;&quot;&quot;&quot;&amp;&quot;,&quot;&amp;&quot;&quot;&quot;&quot;&amp;[.M37]&amp;&quot;&quot;&quot;&quot;&amp;&quot;,&quot;&amp;&quot;&quot;&quot;&quot;&amp;[.N37]&amp;&quot;&quot;&quot;&quot;&amp;&quot;]}]},&quot;" table:style-name="ce28">
            <text:p>synonyms":["H55/55/8","L55/55/8","L55x55x8","L55x55x8"]}]},</text:p>
          </table:table-cell>
          <table:table-cell office:value-type="string" office:string-value="{&quot;L55/55/8&quot;: [{&quot;shape_coords&quot;:[55,55,8,8,12,6,27.5,27.5],&quot;shape_name&quot;:&quot;LAngle&quot;,&quot;synonyms&quot;:[&quot;H55/55/8&quot;,&quot;L55/55/8&quot;,&quot;L55x55x8&quot;,&quot;L55x55x8&quot;]}]}," table:formula="of:=&quot;{&quot; &amp; &quot;&quot;&quot;&quot;&amp;[.A37]&amp;&quot;&quot;&quot;&quot;&amp;&quot;: [{&quot;&quot;&quot; &amp;&quot;shape_coords&quot;&amp;&quot;&quot;&quot;&quot; &amp; &quot;:&quot; &amp; &quot;[&quot; &amp; [.B37] &amp; &quot;,&quot; &amp;[.C37] &amp; &quot;,&quot; &amp;[.D37]&amp; &quot;,&quot; &amp;[.E37]&amp; &quot;,&quot; &amp;[.F37]&amp; &quot;,&quot; &amp;[.G37]&amp; &quot;,&quot; &amp;[.H37]&amp; &quot;,&quot; &amp;[.I37] &amp; &quot;],&quot; &amp; &quot;&quot;&quot;&quot; &amp;&quot;shape_name&quot;&amp;&quot;&quot;&quot;&quot; &amp; &quot;:&quot; &amp; &quot;&quot;&quot;&quot; &amp;[.J37] &amp; &quot;&quot;&quot;&quot; &amp; &quot;,&quot; &amp; &quot;&quot;&quot;&quot;&amp;[.P37]" table:style-name="ce11">
            <text:p>{"L55/55/8": [{"shape_coords":[55,55,8,8,12,6,27.5,27.5],"shape_name":"LAngle","synonyms":["H55/55/8","L55/55/8","L55x55x8","L55x5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55/55/10</text:p>
          </table:table-cell>
          <table:table-cell office:value-type="float" office:value="55" table:style-name="ce26">
            <text:p>55</text:p>
          </table:table-cell>
          <table:table-cell office:value-type="float" office:value="55" table:style-name="ce26">
            <text:p>55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float" office:value="14" table:style-name="ce27">
            <text:p>14</text:p>
          </table:table-cell>
          <table:table-cell office:value-type="float" office:value="7" table:style-name="ce27">
            <text:p>7</text:p>
          </table:table-cell>
          <table:table-cell office:value-type="string" table:style-name="ce27">
            <text:p>27.5</text:p>
          </table:table-cell>
          <table:table-cell office:value-type="string" table:style-name="ce27">
            <text:p>2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55/55/10</text:p>
          </table:table-cell>
          <table:table-cell office:value-type="string" table:style-name="ce26">
            <text:p>L55/55/10</text:p>
          </table:table-cell>
          <table:table-cell office:value-type="string" table:style-name="ce26">
            <text:p>L55x55x10</text:p>
          </table:table-cell>
          <table:table-cell office:value-type="string" table:style-name="ce27">
            <text:p>L55x55x10</text:p>
          </table:table-cell>
          <table:table-cell table:style-name="ce15"/>
          <table:table-cell office:value-type="string" office:string-value="synonyms&quot;:[&quot;H55/55/10&quot;,&quot;L55/55/10&quot;,&quot;L55x55x10&quot;,&quot;L55x55x10&quot;]}]}," table:formula="of:= &quot;synonyms&quot;&amp;&quot;&quot;&quot;&quot;&amp;&quot;:[&quot;&amp;&quot;&quot;&quot;&quot;&amp;[.K38]&amp;&quot;&quot;&quot;&quot;&amp;&quot;,&quot;&amp;&quot;&quot;&quot;&quot;&amp;[.L38]&amp;&quot;&quot;&quot;&quot;&amp;&quot;,&quot;&amp;&quot;&quot;&quot;&quot;&amp;[.M38]&amp;&quot;&quot;&quot;&quot;&amp;&quot;,&quot;&amp;&quot;&quot;&quot;&quot;&amp;[.N38]&amp;&quot;&quot;&quot;&quot;&amp;&quot;]}]},&quot;" table:style-name="ce28">
            <text:p>synonyms":["H55/55/10","L55/55/10","L55x55x10","L55x55x10"]}]},</text:p>
          </table:table-cell>
          <table:table-cell office:value-type="string" office:string-value="{&quot;L55/55/10&quot;: [{&quot;shape_coords&quot;:[55,55,10,10,14,7,27.5,27.5],&quot;shape_name&quot;:&quot;LAngle&quot;,&quot;synonyms&quot;:[&quot;H55/55/10&quot;,&quot;L55/55/10&quot;,&quot;L55x55x10&quot;,&quot;L55x55x10&quot;]}]}," table:formula="of:=&quot;{&quot; &amp; &quot;&quot;&quot;&quot;&amp;[.A38]&amp;&quot;&quot;&quot;&quot;&amp;&quot;: [{&quot;&quot;&quot; &amp;&quot;shape_coords&quot;&amp;&quot;&quot;&quot;&quot; &amp; &quot;:&quot; &amp; &quot;[&quot; &amp; [.B38] &amp; &quot;,&quot; &amp;[.C38] &amp; &quot;,&quot; &amp;[.D38]&amp; &quot;,&quot; &amp;[.E38]&amp; &quot;,&quot; &amp;[.F38]&amp; &quot;,&quot; &amp;[.G38]&amp; &quot;,&quot; &amp;[.H38]&amp; &quot;,&quot; &amp;[.I38] &amp; &quot;],&quot; &amp; &quot;&quot;&quot;&quot; &amp;&quot;shape_name&quot;&amp;&quot;&quot;&quot;&quot; &amp; &quot;:&quot; &amp; &quot;&quot;&quot;&quot; &amp;[.J38] &amp; &quot;&quot;&quot;&quot; &amp; &quot;,&quot; &amp; &quot;&quot;&quot;&quot;&amp;[.P38]" table:style-name="ce11">
            <text:p>{"L55/55/10": [{"shape_coords":[55,55,10,10,14,7,27.5,27.5],"shape_name":"LAngle","synonyms":["H55/55/10","L55/55/10","L55x55x10","L55x5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0/60/6</text:p>
          </table:table-cell>
          <table:table-cell office:value-type="float" office:value="60" table:style-name="ce26">
            <text:p>60</text:p>
          </table:table-cell>
          <table:table-cell office:value-type="float" office:value="60" table:style-name="ce26">
            <text:p>60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float" office:value="10" table:style-name="ce27">
            <text:p>10</text:p>
          </table:table-cell>
          <table:table-cell office:value-type="float" office:value="5" table:style-name="ce27">
            <text:p>5</text:p>
          </table:table-cell>
          <table:table-cell office:value-type="float" office:value="30" table:style-name="ce27">
            <text:p>30</text:p>
          </table:table-cell>
          <table:table-cell office:value-type="float" office:value="30" table:style-name="ce27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0/60/6</text:p>
          </table:table-cell>
          <table:table-cell office:value-type="string" table:style-name="ce26">
            <text:p>L60/60/6</text:p>
          </table:table-cell>
          <table:table-cell office:value-type="string" table:style-name="ce26">
            <text:p>L60x60x6</text:p>
          </table:table-cell>
          <table:table-cell office:value-type="string" table:style-name="ce27">
            <text:p>L60x60x6</text:p>
          </table:table-cell>
          <table:table-cell table:style-name="ce15"/>
          <table:table-cell office:value-type="string" office:string-value="synonyms&quot;:[&quot;H60/60/6&quot;,&quot;L60/60/6&quot;,&quot;L60x60x6&quot;,&quot;L60x60x6&quot;]}]}," table:formula="of:= &quot;synonyms&quot;&amp;&quot;&quot;&quot;&quot;&amp;&quot;:[&quot;&amp;&quot;&quot;&quot;&quot;&amp;[.K39]&amp;&quot;&quot;&quot;&quot;&amp;&quot;,&quot;&amp;&quot;&quot;&quot;&quot;&amp;[.L39]&amp;&quot;&quot;&quot;&quot;&amp;&quot;,&quot;&amp;&quot;&quot;&quot;&quot;&amp;[.M39]&amp;&quot;&quot;&quot;&quot;&amp;&quot;,&quot;&amp;&quot;&quot;&quot;&quot;&amp;[.N39]&amp;&quot;&quot;&quot;&quot;&amp;&quot;]}]},&quot;" table:style-name="ce28">
            <text:p>synonyms":["H60/60/6","L60/60/6","L60x60x6","L60x60x6"]}]},</text:p>
          </table:table-cell>
          <table:table-cell office:value-type="string" office:string-value="{&quot;L60/60/6&quot;: [{&quot;shape_coords&quot;:[60,60,6,6,10,5,30,30],&quot;shape_name&quot;:&quot;LAngle&quot;,&quot;synonyms&quot;:[&quot;H60/60/6&quot;,&quot;L60/60/6&quot;,&quot;L60x60x6&quot;,&quot;L60x60x6&quot;]}]}," table:formula="of:=&quot;{&quot; &amp; &quot;&quot;&quot;&quot;&amp;[.A39]&amp;&quot;&quot;&quot;&quot;&amp;&quot;: [{&quot;&quot;&quot; &amp;&quot;shape_coords&quot;&amp;&quot;&quot;&quot;&quot; &amp; &quot;:&quot; &amp; &quot;[&quot; &amp; [.B39] &amp; &quot;,&quot; &amp;[.C39] &amp; &quot;,&quot; &amp;[.D39]&amp; &quot;,&quot; &amp;[.E39]&amp; &quot;,&quot; &amp;[.F39]&amp; &quot;,&quot; &amp;[.G39]&amp; &quot;,&quot; &amp;[.H39]&amp; &quot;,&quot; &amp;[.I39] &amp; &quot;],&quot; &amp; &quot;&quot;&quot;&quot; &amp;&quot;shape_name&quot;&amp;&quot;&quot;&quot;&quot; &amp; &quot;:&quot; &amp; &quot;&quot;&quot;&quot; &amp;[.J39] &amp; &quot;&quot;&quot;&quot; &amp; &quot;,&quot; &amp; &quot;&quot;&quot;&quot;&amp;[.P39]" table:style-name="ce11">
            <text:p>{"L60/60/6": [{"shape_coords":[60,60,6,6,10,5,30,30],"shape_name":"LAngle","synonyms":["H60/60/6","L60/60/6","L60x60x6","L60x6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0/60/7</text:p>
          </table:table-cell>
          <table:table-cell office:value-type="float" office:value="60" table:style-name="ce26">
            <text:p>60</text:p>
          </table:table-cell>
          <table:table-cell office:value-type="float" office:value="60" table:style-name="ce26">
            <text:p>60</text:p>
          </table:table-cell>
          <table:table-cell office:value-type="float" office:value="7" table:style-name="ce26">
            <text:p>7</text:p>
          </table:table-cell>
          <table:table-cell office:value-type="float" office:value="7" table:style-name="ce26">
            <text:p>7</text:p>
          </table:table-cell>
          <table:table-cell office:value-type="float" office:value="11" table:style-name="ce27">
            <text:p>11</text:p>
          </table:table-cell>
          <table:table-cell office:value-type="string" table:style-name="ce27">
            <text:p>5.5</text:p>
          </table:table-cell>
          <table:table-cell office:value-type="float" office:value="30" table:style-name="ce27">
            <text:p>30</text:p>
          </table:table-cell>
          <table:table-cell office:value-type="float" office:value="30" table:style-name="ce27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0/60/7</text:p>
          </table:table-cell>
          <table:table-cell office:value-type="string" table:style-name="ce26">
            <text:p>L60/60/7</text:p>
          </table:table-cell>
          <table:table-cell office:value-type="string" table:style-name="ce26">
            <text:p>L60x60x7</text:p>
          </table:table-cell>
          <table:table-cell office:value-type="string" table:style-name="ce27">
            <text:p>L60x60x7</text:p>
          </table:table-cell>
          <table:table-cell table:style-name="ce15"/>
          <table:table-cell office:value-type="string" office:string-value="synonyms&quot;:[&quot;H60/60/7&quot;,&quot;L60/60/7&quot;,&quot;L60x60x7&quot;,&quot;L60x60x7&quot;]}]}," table:formula="of:= &quot;synonyms&quot;&amp;&quot;&quot;&quot;&quot;&amp;&quot;:[&quot;&amp;&quot;&quot;&quot;&quot;&amp;[.K40]&amp;&quot;&quot;&quot;&quot;&amp;&quot;,&quot;&amp;&quot;&quot;&quot;&quot;&amp;[.L40]&amp;&quot;&quot;&quot;&quot;&amp;&quot;,&quot;&amp;&quot;&quot;&quot;&quot;&amp;[.M40]&amp;&quot;&quot;&quot;&quot;&amp;&quot;,&quot;&amp;&quot;&quot;&quot;&quot;&amp;[.N40]&amp;&quot;&quot;&quot;&quot;&amp;&quot;]}]},&quot;" table:style-name="ce28">
            <text:p>synonyms":["H60/60/7","L60/60/7","L60x60x7","L60x60x7"]}]},</text:p>
          </table:table-cell>
          <table:table-cell office:value-type="string" office:string-value="{&quot;L60/60/7&quot;: [{&quot;shape_coords&quot;:[60,60,7,7,11,5.5,30,30],&quot;shape_name&quot;:&quot;LAngle&quot;,&quot;synonyms&quot;:[&quot;H60/60/7&quot;,&quot;L60/60/7&quot;,&quot;L60x60x7&quot;,&quot;L60x60x7&quot;]}]}," table:formula="of:=&quot;{&quot; &amp; &quot;&quot;&quot;&quot;&amp;[.A40]&amp;&quot;&quot;&quot;&quot;&amp;&quot;: [{&quot;&quot;&quot; &amp;&quot;shape_coords&quot;&amp;&quot;&quot;&quot;&quot; &amp; &quot;:&quot; &amp; &quot;[&quot; &amp; [.B40] &amp; &quot;,&quot; &amp;[.C40] &amp; &quot;,&quot; &amp;[.D40]&amp; &quot;,&quot; &amp;[.E40]&amp; &quot;,&quot; &amp;[.F40]&amp; &quot;,&quot; &amp;[.G40]&amp; &quot;,&quot; &amp;[.H40]&amp; &quot;,&quot; &amp;[.I40] &amp; &quot;],&quot; &amp; &quot;&quot;&quot;&quot; &amp;&quot;shape_name&quot;&amp;&quot;&quot;&quot;&quot; &amp; &quot;:&quot; &amp; &quot;&quot;&quot;&quot; &amp;[.J40] &amp; &quot;&quot;&quot;&quot; &amp; &quot;,&quot; &amp; &quot;&quot;&quot;&quot;&amp;[.P40]" table:style-name="ce11">
            <text:p>{"L60/60/7": [{"shape_coords":[60,60,7,7,11,5.5,30,30],"shape_name":"LAngle","synonyms":["H60/60/7","L60/60/7","L60x60x7","L60x6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0/60/8</text:p>
          </table:table-cell>
          <table:table-cell office:value-type="float" office:value="60" table:style-name="ce26">
            <text:p>60</text:p>
          </table:table-cell>
          <table:table-cell office:value-type="float" office:value="60" table:style-name="ce26">
            <text:p>60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2" table:style-name="ce27">
            <text:p>12</text:p>
          </table:table-cell>
          <table:table-cell office:value-type="float" office:value="6" table:style-name="ce27">
            <text:p>6</text:p>
          </table:table-cell>
          <table:table-cell office:value-type="float" office:value="30" table:style-name="ce27">
            <text:p>30</text:p>
          </table:table-cell>
          <table:table-cell office:value-type="float" office:value="30" table:style-name="ce27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0/60/8</text:p>
          </table:table-cell>
          <table:table-cell office:value-type="string" table:style-name="ce26">
            <text:p>L60/60/8</text:p>
          </table:table-cell>
          <table:table-cell office:value-type="string" table:style-name="ce26">
            <text:p>L60x60x8</text:p>
          </table:table-cell>
          <table:table-cell office:value-type="string" table:style-name="ce27">
            <text:p>L60x60x8</text:p>
          </table:table-cell>
          <table:table-cell table:style-name="ce15"/>
          <table:table-cell office:value-type="string" office:string-value="synonyms&quot;:[&quot;H60/60/8&quot;,&quot;L60/60/8&quot;,&quot;L60x60x8&quot;,&quot;L60x60x8&quot;]}]}," table:formula="of:= &quot;synonyms&quot;&amp;&quot;&quot;&quot;&quot;&amp;&quot;:[&quot;&amp;&quot;&quot;&quot;&quot;&amp;[.K41]&amp;&quot;&quot;&quot;&quot;&amp;&quot;,&quot;&amp;&quot;&quot;&quot;&quot;&amp;[.L41]&amp;&quot;&quot;&quot;&quot;&amp;&quot;,&quot;&amp;&quot;&quot;&quot;&quot;&amp;[.M41]&amp;&quot;&quot;&quot;&quot;&amp;&quot;,&quot;&amp;&quot;&quot;&quot;&quot;&amp;[.N41]&amp;&quot;&quot;&quot;&quot;&amp;&quot;]}]},&quot;" table:style-name="ce28">
            <text:p>synonyms":["H60/60/8","L60/60/8","L60x60x8","L60x60x8"]}]},</text:p>
          </table:table-cell>
          <table:table-cell office:value-type="string" office:string-value="{&quot;L60/60/8&quot;: [{&quot;shape_coords&quot;:[60,60,8,8,12,6,30,30],&quot;shape_name&quot;:&quot;LAngle&quot;,&quot;synonyms&quot;:[&quot;H60/60/8&quot;,&quot;L60/60/8&quot;,&quot;L60x60x8&quot;,&quot;L60x60x8&quot;]}]}," table:formula="of:=&quot;{&quot; &amp; &quot;&quot;&quot;&quot;&amp;[.A41]&amp;&quot;&quot;&quot;&quot;&amp;&quot;: [{&quot;&quot;&quot; &amp;&quot;shape_coords&quot;&amp;&quot;&quot;&quot;&quot; &amp; &quot;:&quot; &amp; &quot;[&quot; &amp; [.B41] &amp; &quot;,&quot; &amp;[.C41] &amp; &quot;,&quot; &amp;[.D41]&amp; &quot;,&quot; &amp;[.E41]&amp; &quot;,&quot; &amp;[.F41]&amp; &quot;,&quot; &amp;[.G41]&amp; &quot;,&quot; &amp;[.H41]&amp; &quot;,&quot; &amp;[.I41] &amp; &quot;],&quot; &amp; &quot;&quot;&quot;&quot; &amp;&quot;shape_name&quot;&amp;&quot;&quot;&quot;&quot; &amp; &quot;:&quot; &amp; &quot;&quot;&quot;&quot; &amp;[.J41] &amp; &quot;&quot;&quot;&quot; &amp; &quot;,&quot; &amp; &quot;&quot;&quot;&quot;&amp;[.P41]" table:style-name="ce11">
            <text:p>{"L60/60/8": [{"shape_coords":[60,60,8,8,12,6,30,30],"shape_name":"LAngle","synonyms":["H60/60/8","L60/60/8","L60x60x8","L60x6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0/60/10</text:p>
          </table:table-cell>
          <table:table-cell office:value-type="float" office:value="60" table:style-name="ce26">
            <text:p>60</text:p>
          </table:table-cell>
          <table:table-cell office:value-type="float" office:value="60" table:style-name="ce26">
            <text:p>60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float" office:value="14" table:style-name="ce27">
            <text:p>14</text:p>
          </table:table-cell>
          <table:table-cell office:value-type="float" office:value="7" table:style-name="ce27">
            <text:p>7</text:p>
          </table:table-cell>
          <table:table-cell office:value-type="float" office:value="30" table:style-name="ce27">
            <text:p>30</text:p>
          </table:table-cell>
          <table:table-cell office:value-type="float" office:value="30" table:style-name="ce27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0/60/10</text:p>
          </table:table-cell>
          <table:table-cell office:value-type="string" table:style-name="ce26">
            <text:p>L60/60/10</text:p>
          </table:table-cell>
          <table:table-cell office:value-type="string" table:style-name="ce26">
            <text:p>L60x60x10</text:p>
          </table:table-cell>
          <table:table-cell office:value-type="string" table:style-name="ce27">
            <text:p>L60x60x10</text:p>
          </table:table-cell>
          <table:table-cell table:style-name="ce15"/>
          <table:table-cell office:value-type="string" office:string-value="synonyms&quot;:[&quot;H60/60/10&quot;,&quot;L60/60/10&quot;,&quot;L60x60x10&quot;,&quot;L60x60x10&quot;]}]}," table:formula="of:= &quot;synonyms&quot;&amp;&quot;&quot;&quot;&quot;&amp;&quot;:[&quot;&amp;&quot;&quot;&quot;&quot;&amp;[.K42]&amp;&quot;&quot;&quot;&quot;&amp;&quot;,&quot;&amp;&quot;&quot;&quot;&quot;&amp;[.L42]&amp;&quot;&quot;&quot;&quot;&amp;&quot;,&quot;&amp;&quot;&quot;&quot;&quot;&amp;[.M42]&amp;&quot;&quot;&quot;&quot;&amp;&quot;,&quot;&amp;&quot;&quot;&quot;&quot;&amp;[.N42]&amp;&quot;&quot;&quot;&quot;&amp;&quot;]}]},&quot;" table:style-name="ce28">
            <text:p>synonyms":["H60/60/10","L60/60/10","L60x60x10","L60x60x10"]}]},</text:p>
          </table:table-cell>
          <table:table-cell office:value-type="string" office:string-value="{&quot;L60/60/10&quot;: [{&quot;shape_coords&quot;:[60,60,10,10,14,7,30,30],&quot;shape_name&quot;:&quot;LAngle&quot;,&quot;synonyms&quot;:[&quot;H60/60/10&quot;,&quot;L60/60/10&quot;,&quot;L60x60x10&quot;,&quot;L60x60x10&quot;]}]}," table:formula="of:=&quot;{&quot; &amp; &quot;&quot;&quot;&quot;&amp;[.A42]&amp;&quot;&quot;&quot;&quot;&amp;&quot;: [{&quot;&quot;&quot; &amp;&quot;shape_coords&quot;&amp;&quot;&quot;&quot;&quot; &amp; &quot;:&quot; &amp; &quot;[&quot; &amp; [.B42] &amp; &quot;,&quot; &amp;[.C42] &amp; &quot;,&quot; &amp;[.D42]&amp; &quot;,&quot; &amp;[.E42]&amp; &quot;,&quot; &amp;[.F42]&amp; &quot;,&quot; &amp;[.G42]&amp; &quot;,&quot; &amp;[.H42]&amp; &quot;,&quot; &amp;[.I42] &amp; &quot;],&quot; &amp; &quot;&quot;&quot;&quot; &amp;&quot;shape_name&quot;&amp;&quot;&quot;&quot;&quot; &amp; &quot;:&quot; &amp; &quot;&quot;&quot;&quot; &amp;[.J42] &amp; &quot;&quot;&quot;&quot; &amp; &quot;,&quot; &amp; &quot;&quot;&quot;&quot;&amp;[.P42]" table:style-name="ce11">
            <text:p>{"L60/60/10": [{"shape_coords":[60,60,10,10,14,7,30,30],"shape_name":"LAngle","synonyms":["H60/60/10","L60/60/10","L60x60x10","L60x6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5/65/6</text:p>
          </table:table-cell>
          <table:table-cell office:value-type="float" office:value="65" table:style-name="ce26">
            <text:p>65</text:p>
          </table:table-cell>
          <table:table-cell office:value-type="float" office:value="65" table:style-name="ce26">
            <text:p>65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float" office:value="10" table:style-name="ce27">
            <text:p>10</text:p>
          </table:table-cell>
          <table:table-cell office:value-type="float" office:value="5" table:style-name="ce27">
            <text:p>5</text:p>
          </table:table-cell>
          <table:table-cell office:value-type="string" table:style-name="ce27">
            <text:p>32.5</text:p>
          </table:table-cell>
          <table:table-cell office:value-type="string" table:style-name="ce27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5/65/6</text:p>
          </table:table-cell>
          <table:table-cell office:value-type="string" table:style-name="ce26">
            <text:p>L65/65/6</text:p>
          </table:table-cell>
          <table:table-cell office:value-type="string" table:style-name="ce26">
            <text:p>L65x65x6</text:p>
          </table:table-cell>
          <table:table-cell office:value-type="string" table:style-name="ce27">
            <text:p>L65x65x6</text:p>
          </table:table-cell>
          <table:table-cell table:style-name="ce15"/>
          <table:table-cell office:value-type="string" office:string-value="synonyms&quot;:[&quot;H65/65/6&quot;,&quot;L65/65/6&quot;,&quot;L65x65x6&quot;,&quot;L65x65x6&quot;]}]}," table:formula="of:= &quot;synonyms&quot;&amp;&quot;&quot;&quot;&quot;&amp;&quot;:[&quot;&amp;&quot;&quot;&quot;&quot;&amp;[.K43]&amp;&quot;&quot;&quot;&quot;&amp;&quot;,&quot;&amp;&quot;&quot;&quot;&quot;&amp;[.L43]&amp;&quot;&quot;&quot;&quot;&amp;&quot;,&quot;&amp;&quot;&quot;&quot;&quot;&amp;[.M43]&amp;&quot;&quot;&quot;&quot;&amp;&quot;,&quot;&amp;&quot;&quot;&quot;&quot;&amp;[.N43]&amp;&quot;&quot;&quot;&quot;&amp;&quot;]}]},&quot;" table:style-name="ce28">
            <text:p>synonyms":["H65/65/6","L65/65/6","L65x65x6","L65x65x6"]}]},</text:p>
          </table:table-cell>
          <table:table-cell office:value-type="string" office:string-value="{&quot;L65/65/6&quot;: [{&quot;shape_coords&quot;:[65,65,6,6,10,5,32.5,32.5],&quot;shape_name&quot;:&quot;LAngle&quot;,&quot;synonyms&quot;:[&quot;H65/65/6&quot;,&quot;L65/65/6&quot;,&quot;L65x65x6&quot;,&quot;L65x65x6&quot;]}]}," table:formula="of:=&quot;{&quot; &amp; &quot;&quot;&quot;&quot;&amp;[.A43]&amp;&quot;&quot;&quot;&quot;&amp;&quot;: [{&quot;&quot;&quot; &amp;&quot;shape_coords&quot;&amp;&quot;&quot;&quot;&quot; &amp; &quot;:&quot; &amp; &quot;[&quot; &amp; [.B43] &amp; &quot;,&quot; &amp;[.C43] &amp; &quot;,&quot; &amp;[.D43]&amp; &quot;,&quot; &amp;[.E43]&amp; &quot;,&quot; &amp;[.F43]&amp; &quot;,&quot; &amp;[.G43]&amp; &quot;,&quot; &amp;[.H43]&amp; &quot;,&quot; &amp;[.I43] &amp; &quot;],&quot; &amp; &quot;&quot;&quot;&quot; &amp;&quot;shape_name&quot;&amp;&quot;&quot;&quot;&quot; &amp; &quot;:&quot; &amp; &quot;&quot;&quot;&quot; &amp;[.J43] &amp; &quot;&quot;&quot;&quot; &amp; &quot;,&quot; &amp; &quot;&quot;&quot;&quot;&amp;[.P43]" table:style-name="ce11">
            <text:p>{"L65/65/6": [{"shape_coords":[65,65,6,6,10,5,32.5,32.5],"shape_name":"LAngle","synonyms":["H65/65/6","L65/65/6","L65x65x6","L65x65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5/65/7</text:p>
          </table:table-cell>
          <table:table-cell office:value-type="float" office:value="65" table:style-name="ce26">
            <text:p>65</text:p>
          </table:table-cell>
          <table:table-cell office:value-type="float" office:value="65" table:style-name="ce26">
            <text:p>65</text:p>
          </table:table-cell>
          <table:table-cell office:value-type="float" office:value="7" table:style-name="ce26">
            <text:p>7</text:p>
          </table:table-cell>
          <table:table-cell office:value-type="float" office:value="7" table:style-name="ce26">
            <text:p>7</text:p>
          </table:table-cell>
          <table:table-cell office:value-type="float" office:value="11" table:style-name="ce27">
            <text:p>11</text:p>
          </table:table-cell>
          <table:table-cell office:value-type="string" table:style-name="ce27">
            <text:p>5.5</text:p>
          </table:table-cell>
          <table:table-cell office:value-type="string" table:style-name="ce27">
            <text:p>32.5</text:p>
          </table:table-cell>
          <table:table-cell office:value-type="string" table:style-name="ce27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5/65/7</text:p>
          </table:table-cell>
          <table:table-cell office:value-type="string" table:style-name="ce26">
            <text:p>L65/65/7</text:p>
          </table:table-cell>
          <table:table-cell office:value-type="string" table:style-name="ce26">
            <text:p>L65x65x7</text:p>
          </table:table-cell>
          <table:table-cell office:value-type="string" table:style-name="ce27">
            <text:p>L65x65x7</text:p>
          </table:table-cell>
          <table:table-cell table:style-name="ce15"/>
          <table:table-cell office:value-type="string" office:string-value="synonyms&quot;:[&quot;H65/65/7&quot;,&quot;L65/65/7&quot;,&quot;L65x65x7&quot;,&quot;L65x65x7&quot;]}]}," table:formula="of:= &quot;synonyms&quot;&amp;&quot;&quot;&quot;&quot;&amp;&quot;:[&quot;&amp;&quot;&quot;&quot;&quot;&amp;[.K44]&amp;&quot;&quot;&quot;&quot;&amp;&quot;,&quot;&amp;&quot;&quot;&quot;&quot;&amp;[.L44]&amp;&quot;&quot;&quot;&quot;&amp;&quot;,&quot;&amp;&quot;&quot;&quot;&quot;&amp;[.M44]&amp;&quot;&quot;&quot;&quot;&amp;&quot;,&quot;&amp;&quot;&quot;&quot;&quot;&amp;[.N44]&amp;&quot;&quot;&quot;&quot;&amp;&quot;]}]},&quot;" table:style-name="ce28">
            <text:p>synonyms":["H65/65/7","L65/65/7","L65x65x7","L65x65x7"]}]},</text:p>
          </table:table-cell>
          <table:table-cell office:value-type="string" office:string-value="{&quot;L65/65/7&quot;: [{&quot;shape_coords&quot;:[65,65,7,7,11,5.5,32.5,32.5],&quot;shape_name&quot;:&quot;LAngle&quot;,&quot;synonyms&quot;:[&quot;H65/65/7&quot;,&quot;L65/65/7&quot;,&quot;L65x65x7&quot;,&quot;L65x65x7&quot;]}]}," table:formula="of:=&quot;{&quot; &amp; &quot;&quot;&quot;&quot;&amp;[.A44]&amp;&quot;&quot;&quot;&quot;&amp;&quot;: [{&quot;&quot;&quot; &amp;&quot;shape_coords&quot;&amp;&quot;&quot;&quot;&quot; &amp; &quot;:&quot; &amp; &quot;[&quot; &amp; [.B44] &amp; &quot;,&quot; &amp;[.C44] &amp; &quot;,&quot; &amp;[.D44]&amp; &quot;,&quot; &amp;[.E44]&amp; &quot;,&quot; &amp;[.F44]&amp; &quot;,&quot; &amp;[.G44]&amp; &quot;,&quot; &amp;[.H44]&amp; &quot;,&quot; &amp;[.I44] &amp; &quot;],&quot; &amp; &quot;&quot;&quot;&quot; &amp;&quot;shape_name&quot;&amp;&quot;&quot;&quot;&quot; &amp; &quot;:&quot; &amp; &quot;&quot;&quot;&quot; &amp;[.J44] &amp; &quot;&quot;&quot;&quot; &amp; &quot;,&quot; &amp; &quot;&quot;&quot;&quot;&amp;[.P44]" table:style-name="ce11">
            <text:p>{"L65/65/7": [{"shape_coords":[65,65,7,7,11,5.5,32.5,32.5],"shape_name":"LAngle","synonyms":["H65/65/7","L65/65/7","L65x65x7","L65x65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5/65/8</text:p>
          </table:table-cell>
          <table:table-cell office:value-type="float" office:value="65" table:style-name="ce26">
            <text:p>65</text:p>
          </table:table-cell>
          <table:table-cell office:value-type="float" office:value="65" table:style-name="ce26">
            <text:p>65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2" table:style-name="ce27">
            <text:p>12</text:p>
          </table:table-cell>
          <table:table-cell office:value-type="float" office:value="6" table:style-name="ce27">
            <text:p>6</text:p>
          </table:table-cell>
          <table:table-cell office:value-type="string" table:style-name="ce27">
            <text:p>32.5</text:p>
          </table:table-cell>
          <table:table-cell office:value-type="string" table:style-name="ce27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5/65/8</text:p>
          </table:table-cell>
          <table:table-cell office:value-type="string" table:style-name="ce26">
            <text:p>L65/65/8</text:p>
          </table:table-cell>
          <table:table-cell office:value-type="string" table:style-name="ce26">
            <text:p>L65x65x8</text:p>
          </table:table-cell>
          <table:table-cell office:value-type="string" table:style-name="ce27">
            <text:p>L65x65x8</text:p>
          </table:table-cell>
          <table:table-cell table:style-name="ce15"/>
          <table:table-cell office:value-type="string" office:string-value="synonyms&quot;:[&quot;H65/65/8&quot;,&quot;L65/65/8&quot;,&quot;L65x65x8&quot;,&quot;L65x65x8&quot;]}]}," table:formula="of:= &quot;synonyms&quot;&amp;&quot;&quot;&quot;&quot;&amp;&quot;:[&quot;&amp;&quot;&quot;&quot;&quot;&amp;[.K45]&amp;&quot;&quot;&quot;&quot;&amp;&quot;,&quot;&amp;&quot;&quot;&quot;&quot;&amp;[.L45]&amp;&quot;&quot;&quot;&quot;&amp;&quot;,&quot;&amp;&quot;&quot;&quot;&quot;&amp;[.M45]&amp;&quot;&quot;&quot;&quot;&amp;&quot;,&quot;&amp;&quot;&quot;&quot;&quot;&amp;[.N45]&amp;&quot;&quot;&quot;&quot;&amp;&quot;]}]},&quot;" table:style-name="ce28">
            <text:p>synonyms":["H65/65/8","L65/65/8","L65x65x8","L65x65x8"]}]},</text:p>
          </table:table-cell>
          <table:table-cell office:value-type="string" office:string-value="{&quot;L65/65/8&quot;: [{&quot;shape_coords&quot;:[65,65,8,8,12,6,32.5,32.5],&quot;shape_name&quot;:&quot;LAngle&quot;,&quot;synonyms&quot;:[&quot;H65/65/8&quot;,&quot;L65/65/8&quot;,&quot;L65x65x8&quot;,&quot;L65x65x8&quot;]}]}," table:formula="of:=&quot;{&quot; &amp; &quot;&quot;&quot;&quot;&amp;[.A45]&amp;&quot;&quot;&quot;&quot;&amp;&quot;: [{&quot;&quot;&quot; &amp;&quot;shape_coords&quot;&amp;&quot;&quot;&quot;&quot; &amp; &quot;:&quot; &amp; &quot;[&quot; &amp; [.B45] &amp; &quot;,&quot; &amp;[.C45] &amp; &quot;,&quot; &amp;[.D45]&amp; &quot;,&quot; &amp;[.E45]&amp; &quot;,&quot; &amp;[.F45]&amp; &quot;,&quot; &amp;[.G45]&amp; &quot;,&quot; &amp;[.H45]&amp; &quot;,&quot; &amp;[.I45] &amp; &quot;],&quot; &amp; &quot;&quot;&quot;&quot; &amp;&quot;shape_name&quot;&amp;&quot;&quot;&quot;&quot; &amp; &quot;:&quot; &amp; &quot;&quot;&quot;&quot; &amp;[.J45] &amp; &quot;&quot;&quot;&quot; &amp; &quot;,&quot; &amp; &quot;&quot;&quot;&quot;&amp;[.P45]" table:style-name="ce11">
            <text:p>{"L65/65/8": [{"shape_coords":[65,65,8,8,12,6,32.5,32.5],"shape_name":"LAngle","synonyms":["H65/65/8","L65/65/8","L65x65x8","L65x6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5/65/9</text:p>
          </table:table-cell>
          <table:table-cell office:value-type="float" office:value="65" table:style-name="ce26">
            <text:p>65</text:p>
          </table:table-cell>
          <table:table-cell office:value-type="float" office:value="65" table:style-name="ce26">
            <text:p>65</text:p>
          </table:table-cell>
          <table:table-cell office:value-type="float" office:value="9" table:style-name="ce26">
            <text:p>9</text:p>
          </table:table-cell>
          <table:table-cell office:value-type="float" office:value="9" table:style-name="ce26">
            <text:p>9</text:p>
          </table:table-cell>
          <table:table-cell office:value-type="float" office:value="13" table:style-name="ce27">
            <text:p>13</text:p>
          </table:table-cell>
          <table:table-cell office:value-type="string" table:style-name="ce27">
            <text:p>6.5</text:p>
          </table:table-cell>
          <table:table-cell office:value-type="string" table:style-name="ce27">
            <text:p>32.5</text:p>
          </table:table-cell>
          <table:table-cell office:value-type="string" table:style-name="ce27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5/65/9</text:p>
          </table:table-cell>
          <table:table-cell office:value-type="string" table:style-name="ce26">
            <text:p>L65/65/9</text:p>
          </table:table-cell>
          <table:table-cell office:value-type="string" table:style-name="ce26">
            <text:p>L65x65x9</text:p>
          </table:table-cell>
          <table:table-cell office:value-type="string" table:style-name="ce27">
            <text:p>L65x65x9</text:p>
          </table:table-cell>
          <table:table-cell table:style-name="ce15"/>
          <table:table-cell office:value-type="string" office:string-value="synonyms&quot;:[&quot;H65/65/9&quot;,&quot;L65/65/9&quot;,&quot;L65x65x9&quot;,&quot;L65x65x9&quot;]}]}," table:formula="of:= &quot;synonyms&quot;&amp;&quot;&quot;&quot;&quot;&amp;&quot;:[&quot;&amp;&quot;&quot;&quot;&quot;&amp;[.K46]&amp;&quot;&quot;&quot;&quot;&amp;&quot;,&quot;&amp;&quot;&quot;&quot;&quot;&amp;[.L46]&amp;&quot;&quot;&quot;&quot;&amp;&quot;,&quot;&amp;&quot;&quot;&quot;&quot;&amp;[.M46]&amp;&quot;&quot;&quot;&quot;&amp;&quot;,&quot;&amp;&quot;&quot;&quot;&quot;&amp;[.N46]&amp;&quot;&quot;&quot;&quot;&amp;&quot;]}]},&quot;" table:style-name="ce28">
            <text:p>synonyms":["H65/65/9","L65/65/9","L65x65x9","L65x65x9"]}]},</text:p>
          </table:table-cell>
          <table:table-cell office:value-type="string" office:string-value="{&quot;L65/65/9&quot;: [{&quot;shape_coords&quot;:[65,65,9,9,13,6.5,32.5,32.5],&quot;shape_name&quot;:&quot;LAngle&quot;,&quot;synonyms&quot;:[&quot;H65/65/9&quot;,&quot;L65/65/9&quot;,&quot;L65x65x9&quot;,&quot;L65x65x9&quot;]}]}," table:formula="of:=&quot;{&quot; &amp; &quot;&quot;&quot;&quot;&amp;[.A46]&amp;&quot;&quot;&quot;&quot;&amp;&quot;: [{&quot;&quot;&quot; &amp;&quot;shape_coords&quot;&amp;&quot;&quot;&quot;&quot; &amp; &quot;:&quot; &amp; &quot;[&quot; &amp; [.B46] &amp; &quot;,&quot; &amp;[.C46] &amp; &quot;,&quot; &amp;[.D46]&amp; &quot;,&quot; &amp;[.E46]&amp; &quot;,&quot; &amp;[.F46]&amp; &quot;,&quot; &amp;[.G46]&amp; &quot;,&quot; &amp;[.H46]&amp; &quot;,&quot; &amp;[.I46] &amp; &quot;],&quot; &amp; &quot;&quot;&quot;&quot; &amp;&quot;shape_name&quot;&amp;&quot;&quot;&quot;&quot; &amp; &quot;:&quot; &amp; &quot;&quot;&quot;&quot; &amp;[.J46] &amp; &quot;&quot;&quot;&quot; &amp; &quot;,&quot; &amp; &quot;&quot;&quot;&quot;&amp;[.P46]" table:style-name="ce11">
            <text:p>{"L65/65/9": [{"shape_coords":[65,65,9,9,13,6.5,32.5,32.5],"shape_name":"LAngle","synonyms":["H65/65/9","L65/65/9","L65x65x9","L65x65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5/65/10</text:p>
          </table:table-cell>
          <table:table-cell office:value-type="float" office:value="65" table:style-name="ce26">
            <text:p>65</text:p>
          </table:table-cell>
          <table:table-cell office:value-type="float" office:value="65" table:style-name="ce26">
            <text:p>65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float" office:value="14" table:style-name="ce27">
            <text:p>14</text:p>
          </table:table-cell>
          <table:table-cell office:value-type="float" office:value="7" table:style-name="ce27">
            <text:p>7</text:p>
          </table:table-cell>
          <table:table-cell office:value-type="string" table:style-name="ce27">
            <text:p>32.5</text:p>
          </table:table-cell>
          <table:table-cell office:value-type="string" table:style-name="ce27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5/65/10</text:p>
          </table:table-cell>
          <table:table-cell office:value-type="string" table:style-name="ce26">
            <text:p>L65/65/10</text:p>
          </table:table-cell>
          <table:table-cell office:value-type="string" table:style-name="ce26">
            <text:p>L65x65x10</text:p>
          </table:table-cell>
          <table:table-cell office:value-type="string" table:style-name="ce27">
            <text:p>L65x65x10</text:p>
          </table:table-cell>
          <table:table-cell table:style-name="ce15"/>
          <table:table-cell office:value-type="string" office:string-value="synonyms&quot;:[&quot;H65/65/10&quot;,&quot;L65/65/10&quot;,&quot;L65x65x10&quot;,&quot;L65x65x10&quot;]}]}," table:formula="of:= &quot;synonyms&quot;&amp;&quot;&quot;&quot;&quot;&amp;&quot;:[&quot;&amp;&quot;&quot;&quot;&quot;&amp;[.K47]&amp;&quot;&quot;&quot;&quot;&amp;&quot;,&quot;&amp;&quot;&quot;&quot;&quot;&amp;[.L47]&amp;&quot;&quot;&quot;&quot;&amp;&quot;,&quot;&amp;&quot;&quot;&quot;&quot;&amp;[.M47]&amp;&quot;&quot;&quot;&quot;&amp;&quot;,&quot;&amp;&quot;&quot;&quot;&quot;&amp;[.N47]&amp;&quot;&quot;&quot;&quot;&amp;&quot;]}]},&quot;" table:style-name="ce28">
            <text:p>synonyms":["H65/65/10","L65/65/10","L65x65x10","L65x65x10"]}]},</text:p>
          </table:table-cell>
          <table:table-cell office:value-type="string" office:string-value="{&quot;L65/65/10&quot;: [{&quot;shape_coords&quot;:[65,65,10,10,14,7,32.5,32.5],&quot;shape_name&quot;:&quot;LAngle&quot;,&quot;synonyms&quot;:[&quot;H65/65/10&quot;,&quot;L65/65/10&quot;,&quot;L65x65x10&quot;,&quot;L65x65x10&quot;]}]}," table:formula="of:=&quot;{&quot; &amp; &quot;&quot;&quot;&quot;&amp;[.A47]&amp;&quot;&quot;&quot;&quot;&amp;&quot;: [{&quot;&quot;&quot; &amp;&quot;shape_coords&quot;&amp;&quot;&quot;&quot;&quot; &amp; &quot;:&quot; &amp; &quot;[&quot; &amp; [.B47] &amp; &quot;,&quot; &amp;[.C47] &amp; &quot;,&quot; &amp;[.D47]&amp; &quot;,&quot; &amp;[.E47]&amp; &quot;,&quot; &amp;[.F47]&amp; &quot;,&quot; &amp;[.G47]&amp; &quot;,&quot; &amp;[.H47]&amp; &quot;,&quot; &amp;[.I47] &amp; &quot;],&quot; &amp; &quot;&quot;&quot;&quot; &amp;&quot;shape_name&quot;&amp;&quot;&quot;&quot;&quot; &amp; &quot;:&quot; &amp; &quot;&quot;&quot;&quot; &amp;[.J47] &amp; &quot;&quot;&quot;&quot; &amp; &quot;,&quot; &amp; &quot;&quot;&quot;&quot;&amp;[.P47]" table:style-name="ce11">
            <text:p>{"L65/65/10": [{"shape_coords":[65,65,10,10,14,7,32.5,32.5],"shape_name":"LAngle","synonyms":["H65/65/10","L65/65/10","L65x65x10","L65x6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5/65/11</text:p>
          </table:table-cell>
          <table:table-cell office:value-type="float" office:value="65" table:style-name="ce26">
            <text:p>65</text:p>
          </table:table-cell>
          <table:table-cell office:value-type="float" office:value="65" table:style-name="ce26">
            <text:p>65</text:p>
          </table:table-cell>
          <table:table-cell office:value-type="float" office:value="11" table:style-name="ce26">
            <text:p>11</text:p>
          </table:table-cell>
          <table:table-cell office:value-type="float" office:value="11" table:style-name="ce26">
            <text:p>11</text:p>
          </table:table-cell>
          <table:table-cell office:value-type="float" office:value="15" table:style-name="ce27">
            <text:p>15</text:p>
          </table:table-cell>
          <table:table-cell office:value-type="string" table:style-name="ce27">
            <text:p>7.5</text:p>
          </table:table-cell>
          <table:table-cell office:value-type="string" table:style-name="ce27">
            <text:p>32.5</text:p>
          </table:table-cell>
          <table:table-cell office:value-type="string" table:style-name="ce27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5/65/11</text:p>
          </table:table-cell>
          <table:table-cell office:value-type="string" table:style-name="ce26">
            <text:p>L65/65/11</text:p>
          </table:table-cell>
          <table:table-cell office:value-type="string" table:style-name="ce26">
            <text:p>L65x65x11</text:p>
          </table:table-cell>
          <table:table-cell office:value-type="string" table:style-name="ce27">
            <text:p>L65x65x11</text:p>
          </table:table-cell>
          <table:table-cell table:style-name="ce15"/>
          <table:table-cell office:value-type="string" office:string-value="synonyms&quot;:[&quot;H65/65/11&quot;,&quot;L65/65/11&quot;,&quot;L65x65x11&quot;,&quot;L65x65x11&quot;]}]}," table:formula="of:= &quot;synonyms&quot;&amp;&quot;&quot;&quot;&quot;&amp;&quot;:[&quot;&amp;&quot;&quot;&quot;&quot;&amp;[.K48]&amp;&quot;&quot;&quot;&quot;&amp;&quot;,&quot;&amp;&quot;&quot;&quot;&quot;&amp;[.L48]&amp;&quot;&quot;&quot;&quot;&amp;&quot;,&quot;&amp;&quot;&quot;&quot;&quot;&amp;[.M48]&amp;&quot;&quot;&quot;&quot;&amp;&quot;,&quot;&amp;&quot;&quot;&quot;&quot;&amp;[.N48]&amp;&quot;&quot;&quot;&quot;&amp;&quot;]}]},&quot;" table:style-name="ce28">
            <text:p>synonyms":["H65/65/11","L65/65/11","L65x65x11","L65x65x11"]}]},</text:p>
          </table:table-cell>
          <table:table-cell office:value-type="string" office:string-value="{&quot;L65/65/11&quot;: [{&quot;shape_coords&quot;:[65,65,11,11,15,7.5,32.5,32.5],&quot;shape_name&quot;:&quot;LAngle&quot;,&quot;synonyms&quot;:[&quot;H65/65/11&quot;,&quot;L65/65/11&quot;,&quot;L65x65x11&quot;,&quot;L65x65x11&quot;]}]}," table:formula="of:=&quot;{&quot; &amp; &quot;&quot;&quot;&quot;&amp;[.A48]&amp;&quot;&quot;&quot;&quot;&amp;&quot;: [{&quot;&quot;&quot; &amp;&quot;shape_coords&quot;&amp;&quot;&quot;&quot;&quot; &amp; &quot;:&quot; &amp; &quot;[&quot; &amp; [.B48] &amp; &quot;,&quot; &amp;[.C48] &amp; &quot;,&quot; &amp;[.D48]&amp; &quot;,&quot; &amp;[.E48]&amp; &quot;,&quot; &amp;[.F48]&amp; &quot;,&quot; &amp;[.G48]&amp; &quot;,&quot; &amp;[.H48]&amp; &quot;,&quot; &amp;[.I48] &amp; &quot;],&quot; &amp; &quot;&quot;&quot;&quot; &amp;&quot;shape_name&quot;&amp;&quot;&quot;&quot;&quot; &amp; &quot;:&quot; &amp; &quot;&quot;&quot;&quot; &amp;[.J48] &amp; &quot;&quot;&quot;&quot; &amp; &quot;,&quot; &amp; &quot;&quot;&quot;&quot;&amp;[.P48]" table:style-name="ce11">
            <text:p>{"L65/65/11": [{"shape_coords":[65,65,11,11,15,7.5,32.5,32.5],"shape_name":"LAngle","synonyms":["H65/65/11","L65/65/11","L65x65x11","L65x65x11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70/70/7</text:p>
          </table:table-cell>
          <table:table-cell office:value-type="float" office:value="70" table:style-name="ce26">
            <text:p>70</text:p>
          </table:table-cell>
          <table:table-cell office:value-type="float" office:value="70" table:style-name="ce26">
            <text:p>70</text:p>
          </table:table-cell>
          <table:table-cell office:value-type="float" office:value="7" table:style-name="ce26">
            <text:p>7</text:p>
          </table:table-cell>
          <table:table-cell office:value-type="float" office:value="7" table:style-name="ce26">
            <text:p>7</text:p>
          </table:table-cell>
          <table:table-cell office:value-type="float" office:value="115" table:style-name="ce27">
            <text:p>115</text:p>
          </table:table-cell>
          <table:table-cell office:value-type="string" table:style-name="ce27">
            <text:p>57.5</text:p>
          </table:table-cell>
          <table:table-cell office:value-type="float" office:value="35" table:style-name="ce27">
            <text:p>35</text:p>
          </table:table-cell>
          <table:table-cell office:value-type="float" office:value="35" table:style-name="ce27">
            <text:p>3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70/70/7</text:p>
          </table:table-cell>
          <table:table-cell office:value-type="string" table:style-name="ce26">
            <text:p>L70/70/7</text:p>
          </table:table-cell>
          <table:table-cell office:value-type="string" table:style-name="ce26">
            <text:p>L70x70x7</text:p>
          </table:table-cell>
          <table:table-cell office:value-type="string" table:style-name="ce27">
            <text:p>L70x70x7</text:p>
          </table:table-cell>
          <table:table-cell table:style-name="ce15"/>
          <table:table-cell office:value-type="string" office:string-value="synonyms&quot;:[&quot;H70/70/7&quot;,&quot;L70/70/7&quot;,&quot;L70x70x7&quot;,&quot;L70x70x7&quot;]}]}," table:formula="of:= &quot;synonyms&quot;&amp;&quot;&quot;&quot;&quot;&amp;&quot;:[&quot;&amp;&quot;&quot;&quot;&quot;&amp;[.K49]&amp;&quot;&quot;&quot;&quot;&amp;&quot;,&quot;&amp;&quot;&quot;&quot;&quot;&amp;[.L49]&amp;&quot;&quot;&quot;&quot;&amp;&quot;,&quot;&amp;&quot;&quot;&quot;&quot;&amp;[.M49]&amp;&quot;&quot;&quot;&quot;&amp;&quot;,&quot;&amp;&quot;&quot;&quot;&quot;&amp;[.N49]&amp;&quot;&quot;&quot;&quot;&amp;&quot;]}]},&quot;" table:style-name="ce28">
            <text:p>synonyms":["H70/70/7","L70/70/7","L70x70x7","L70x70x7"]}]},</text:p>
          </table:table-cell>
          <table:table-cell office:value-type="string" office:string-value="{&quot;L70/70/7&quot;: [{&quot;shape_coords&quot;:[70,70,7,7,115,57.5,35,35],&quot;shape_name&quot;:&quot;LAngle&quot;,&quot;synonyms&quot;:[&quot;H70/70/7&quot;,&quot;L70/70/7&quot;,&quot;L70x70x7&quot;,&quot;L70x70x7&quot;]}]}," table:formula="of:=&quot;{&quot; &amp; &quot;&quot;&quot;&quot;&amp;[.A49]&amp;&quot;&quot;&quot;&quot;&amp;&quot;: [{&quot;&quot;&quot; &amp;&quot;shape_coords&quot;&amp;&quot;&quot;&quot;&quot; &amp; &quot;:&quot; &amp; &quot;[&quot; &amp; [.B49] &amp; &quot;,&quot; &amp;[.C49] &amp; &quot;,&quot; &amp;[.D49]&amp; &quot;,&quot; &amp;[.E49]&amp; &quot;,&quot; &amp;[.F49]&amp; &quot;,&quot; &amp;[.G49]&amp; &quot;,&quot; &amp;[.H49]&amp; &quot;,&quot; &amp;[.I49] &amp; &quot;],&quot; &amp; &quot;&quot;&quot;&quot; &amp;&quot;shape_name&quot;&amp;&quot;&quot;&quot;&quot; &amp; &quot;:&quot; &amp; &quot;&quot;&quot;&quot; &amp;[.J49] &amp; &quot;&quot;&quot;&quot; &amp; &quot;,&quot; &amp; &quot;&quot;&quot;&quot;&amp;[.P49]" table:style-name="ce11">
            <text:p>{"L70/70/7": [{"shape_coords":[70,70,7,7,115,57.5,35,35],"shape_name":"LAngle","synonyms":["H70/70/7","L70/70/7","L70x70x7","L70x7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70/70/8</text:p>
          </table:table-cell>
          <table:table-cell office:value-type="float" office:value="70" table:style-name="ce26">
            <text:p>70</text:p>
          </table:table-cell>
          <table:table-cell office:value-type="float" office:value="70" table:style-name="ce26">
            <text:p>70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1" table:style-name="ce27">
            <text:p>11</text:p>
          </table:table-cell>
          <table:table-cell office:value-type="string" table:style-name="ce27">
            <text:p>5.5</text:p>
          </table:table-cell>
          <table:table-cell office:value-type="float" office:value="35" table:style-name="ce27">
            <text:p>35</text:p>
          </table:table-cell>
          <table:table-cell office:value-type="float" office:value="35" table:style-name="ce27">
            <text:p>3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70/70/8</text:p>
          </table:table-cell>
          <table:table-cell office:value-type="string" table:style-name="ce26">
            <text:p>L70/70/8</text:p>
          </table:table-cell>
          <table:table-cell office:value-type="string" table:style-name="ce26">
            <text:p>L70x70x8</text:p>
          </table:table-cell>
          <table:table-cell office:value-type="string" table:style-name="ce27">
            <text:p>L70x70x8</text:p>
          </table:table-cell>
          <table:table-cell table:style-name="ce15"/>
          <table:table-cell office:value-type="string" office:string-value="synonyms&quot;:[&quot;H70/70/8&quot;,&quot;L70/70/8&quot;,&quot;L70x70x8&quot;,&quot;L70x70x8&quot;]}]}," table:formula="of:= &quot;synonyms&quot;&amp;&quot;&quot;&quot;&quot;&amp;&quot;:[&quot;&amp;&quot;&quot;&quot;&quot;&amp;[.K50]&amp;&quot;&quot;&quot;&quot;&amp;&quot;,&quot;&amp;&quot;&quot;&quot;&quot;&amp;[.L50]&amp;&quot;&quot;&quot;&quot;&amp;&quot;,&quot;&amp;&quot;&quot;&quot;&quot;&amp;[.M50]&amp;&quot;&quot;&quot;&quot;&amp;&quot;,&quot;&amp;&quot;&quot;&quot;&quot;&amp;[.N50]&amp;&quot;&quot;&quot;&quot;&amp;&quot;]}]},&quot;" table:style-name="ce28">
            <text:p>synonyms":["H70/70/8","L70/70/8","L70x70x8","L70x70x8"]}]},</text:p>
          </table:table-cell>
          <table:table-cell office:value-type="string" office:string-value="{&quot;L70/70/8&quot;: [{&quot;shape_coords&quot;:[70,70,8,8,11,5.5,35,35],&quot;shape_name&quot;:&quot;LAngle&quot;,&quot;synonyms&quot;:[&quot;H70/70/8&quot;,&quot;L70/70/8&quot;,&quot;L70x70x8&quot;,&quot;L70x70x8&quot;]}]}," table:formula="of:=&quot;{&quot; &amp; &quot;&quot;&quot;&quot;&amp;[.A50]&amp;&quot;&quot;&quot;&quot;&amp;&quot;: [{&quot;&quot;&quot; &amp;&quot;shape_coords&quot;&amp;&quot;&quot;&quot;&quot; &amp; &quot;:&quot; &amp; &quot;[&quot; &amp; [.B50] &amp; &quot;,&quot; &amp;[.C50] &amp; &quot;,&quot; &amp;[.D50]&amp; &quot;,&quot; &amp;[.E50]&amp; &quot;,&quot; &amp;[.F50]&amp; &quot;,&quot; &amp;[.G50]&amp; &quot;,&quot; &amp;[.H50]&amp; &quot;,&quot; &amp;[.I50] &amp; &quot;],&quot; &amp; &quot;&quot;&quot;&quot; &amp;&quot;shape_name&quot;&amp;&quot;&quot;&quot;&quot; &amp; &quot;:&quot; &amp; &quot;&quot;&quot;&quot; &amp;[.J50] &amp; &quot;&quot;&quot;&quot; &amp; &quot;,&quot; &amp; &quot;&quot;&quot;&quot;&amp;[.P50]" table:style-name="ce11">
            <text:p>{"L70/70/8": [{"shape_coords":[70,70,8,8,11,5.5,35,35],"shape_name":"LAngle","synonyms":["H70/70/8","L70/70/8","L70x70x8","L70x7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70/70/9</text:p>
          </table:table-cell>
          <table:table-cell office:value-type="float" office:value="70" table:style-name="ce26">
            <text:p>70</text:p>
          </table:table-cell>
          <table:table-cell office:value-type="float" office:value="70" table:style-name="ce26">
            <text:p>70</text:p>
          </table:table-cell>
          <table:table-cell office:value-type="float" office:value="9" table:style-name="ce26">
            <text:p>9</text:p>
          </table:table-cell>
          <table:table-cell office:value-type="float" office:value="9" table:style-name="ce26">
            <text:p>9</text:p>
          </table:table-cell>
          <table:table-cell office:value-type="float" office:value="13" table:style-name="ce27">
            <text:p>13</text:p>
          </table:table-cell>
          <table:table-cell office:value-type="string" table:style-name="ce27">
            <text:p>6.5</text:p>
          </table:table-cell>
          <table:table-cell office:value-type="float" office:value="35" table:style-name="ce27">
            <text:p>35</text:p>
          </table:table-cell>
          <table:table-cell office:value-type="float" office:value="35" table:style-name="ce27">
            <text:p>3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70/70/9</text:p>
          </table:table-cell>
          <table:table-cell office:value-type="string" table:style-name="ce26">
            <text:p>L70/70/9</text:p>
          </table:table-cell>
          <table:table-cell office:value-type="string" table:style-name="ce26">
            <text:p>L70x70x9</text:p>
          </table:table-cell>
          <table:table-cell office:value-type="string" table:style-name="ce27">
            <text:p>L70x70x9</text:p>
          </table:table-cell>
          <table:table-cell table:style-name="ce15"/>
          <table:table-cell office:value-type="string" office:string-value="synonyms&quot;:[&quot;H70/70/9&quot;,&quot;L70/70/9&quot;,&quot;L70x70x9&quot;,&quot;L70x70x9&quot;]}]}," table:formula="of:= &quot;synonyms&quot;&amp;&quot;&quot;&quot;&quot;&amp;&quot;:[&quot;&amp;&quot;&quot;&quot;&quot;&amp;[.K51]&amp;&quot;&quot;&quot;&quot;&amp;&quot;,&quot;&amp;&quot;&quot;&quot;&quot;&amp;[.L51]&amp;&quot;&quot;&quot;&quot;&amp;&quot;,&quot;&amp;&quot;&quot;&quot;&quot;&amp;[.M51]&amp;&quot;&quot;&quot;&quot;&amp;&quot;,&quot;&amp;&quot;&quot;&quot;&quot;&amp;[.N51]&amp;&quot;&quot;&quot;&quot;&amp;&quot;]}]},&quot;" table:style-name="ce28">
            <text:p>synonyms":["H70/70/9","L70/70/9","L70x70x9","L70x70x9"]}]},</text:p>
          </table:table-cell>
          <table:table-cell office:value-type="string" office:string-value="{&quot;L70/70/9&quot;: [{&quot;shape_coords&quot;:[70,70,9,9,13,6.5,35,35],&quot;shape_name&quot;:&quot;LAngle&quot;,&quot;synonyms&quot;:[&quot;H70/70/9&quot;,&quot;L70/70/9&quot;,&quot;L70x70x9&quot;,&quot;L70x70x9&quot;]}]}," table:formula="of:=&quot;{&quot; &amp; &quot;&quot;&quot;&quot;&amp;[.A51]&amp;&quot;&quot;&quot;&quot;&amp;&quot;: [{&quot;&quot;&quot; &amp;&quot;shape_coords&quot;&amp;&quot;&quot;&quot;&quot; &amp; &quot;:&quot; &amp; &quot;[&quot; &amp; [.B51] &amp; &quot;,&quot; &amp;[.C51] &amp; &quot;,&quot; &amp;[.D51]&amp; &quot;,&quot; &amp;[.E51]&amp; &quot;,&quot; &amp;[.F51]&amp; &quot;,&quot; &amp;[.G51]&amp; &quot;,&quot; &amp;[.H51]&amp; &quot;,&quot; &amp;[.I51] &amp; &quot;],&quot; &amp; &quot;&quot;&quot;&quot; &amp;&quot;shape_name&quot;&amp;&quot;&quot;&quot;&quot; &amp; &quot;:&quot; &amp; &quot;&quot;&quot;&quot; &amp;[.J51] &amp; &quot;&quot;&quot;&quot; &amp; &quot;,&quot; &amp; &quot;&quot;&quot;&quot;&amp;[.P51]" table:style-name="ce11">
            <text:p>{"L70/70/9": [{"shape_coords":[70,70,9,9,13,6.5,35,35],"shape_name":"LAngle","synonyms":["H70/70/9","L70/70/9","L70x70x9","L70x70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70/70/11</text:p>
          </table:table-cell>
          <table:table-cell office:value-type="float" office:value="70" table:style-name="ce26">
            <text:p>70</text:p>
          </table:table-cell>
          <table:table-cell office:value-type="float" office:value="70" table:style-name="ce26">
            <text:p>70</text:p>
          </table:table-cell>
          <table:table-cell office:value-type="float" office:value="11" table:style-name="ce26">
            <text:p>11</text:p>
          </table:table-cell>
          <table:table-cell office:value-type="float" office:value="11" table:style-name="ce26">
            <text:p>11</text:p>
          </table:table-cell>
          <table:table-cell office:value-type="float" office:value="15" table:style-name="ce27">
            <text:p>15</text:p>
          </table:table-cell>
          <table:table-cell office:value-type="string" table:style-name="ce27">
            <text:p>7.5</text:p>
          </table:table-cell>
          <table:table-cell office:value-type="float" office:value="35" table:style-name="ce27">
            <text:p>35</text:p>
          </table:table-cell>
          <table:table-cell office:value-type="float" office:value="35" table:style-name="ce27">
            <text:p>3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70/70/11</text:p>
          </table:table-cell>
          <table:table-cell office:value-type="string" table:style-name="ce26">
            <text:p>L70/70/11</text:p>
          </table:table-cell>
          <table:table-cell office:value-type="string" table:style-name="ce26">
            <text:p>L70x70x11</text:p>
          </table:table-cell>
          <table:table-cell office:value-type="string" table:style-name="ce27">
            <text:p>L70x70x11</text:p>
          </table:table-cell>
          <table:table-cell table:style-name="ce15"/>
          <table:table-cell office:value-type="string" office:string-value="synonyms&quot;:[&quot;H70/70/11&quot;,&quot;L70/70/11&quot;,&quot;L70x70x11&quot;,&quot;L70x70x11&quot;]}]}," table:formula="of:= &quot;synonyms&quot;&amp;&quot;&quot;&quot;&quot;&amp;&quot;:[&quot;&amp;&quot;&quot;&quot;&quot;&amp;[.K52]&amp;&quot;&quot;&quot;&quot;&amp;&quot;,&quot;&amp;&quot;&quot;&quot;&quot;&amp;[.L52]&amp;&quot;&quot;&quot;&quot;&amp;&quot;,&quot;&amp;&quot;&quot;&quot;&quot;&amp;[.M52]&amp;&quot;&quot;&quot;&quot;&amp;&quot;,&quot;&amp;&quot;&quot;&quot;&quot;&amp;[.N52]&amp;&quot;&quot;&quot;&quot;&amp;&quot;]}]},&quot;" table:style-name="ce28">
            <text:p>synonyms":["H70/70/11","L70/70/11","L70x70x11","L70x70x11"]}]},</text:p>
          </table:table-cell>
          <table:table-cell office:value-type="string" office:string-value="{&quot;L70/70/11&quot;: [{&quot;shape_coords&quot;:[70,70,11,11,15,7.5,35,35],&quot;shape_name&quot;:&quot;LAngle&quot;,&quot;synonyms&quot;:[&quot;H70/70/11&quot;,&quot;L70/70/11&quot;,&quot;L70x70x11&quot;,&quot;L70x70x11&quot;]}]}," table:formula="of:=&quot;{&quot; &amp; &quot;&quot;&quot;&quot;&amp;[.A52]&amp;&quot;&quot;&quot;&quot;&amp;&quot;: [{&quot;&quot;&quot; &amp;&quot;shape_coords&quot;&amp;&quot;&quot;&quot;&quot; &amp; &quot;:&quot; &amp; &quot;[&quot; &amp; [.B52] &amp; &quot;,&quot; &amp;[.C52] &amp; &quot;,&quot; &amp;[.D52]&amp; &quot;,&quot; &amp;[.E52]&amp; &quot;,&quot; &amp;[.F52]&amp; &quot;,&quot; &amp;[.G52]&amp; &quot;,&quot; &amp;[.H52]&amp; &quot;,&quot; &amp;[.I52] &amp; &quot;],&quot; &amp; &quot;&quot;&quot;&quot; &amp;&quot;shape_name&quot;&amp;&quot;&quot;&quot;&quot; &amp; &quot;:&quot; &amp; &quot;&quot;&quot;&quot; &amp;[.J52] &amp; &quot;&quot;&quot;&quot; &amp; &quot;,&quot; &amp; &quot;&quot;&quot;&quot;&amp;[.P52]" table:style-name="ce11">
            <text:p>{"L70/70/11": [{"shape_coords":[70,70,11,11,15,7.5,35,35],"shape_name":"LAngle","synonyms":["H70/70/11","L70/70/11","L70x70x11","L70x70x11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75/75/7</text:p>
          </table:table-cell>
          <table:table-cell office:value-type="float" office:value="75" table:style-name="ce26">
            <text:p>75</text:p>
          </table:table-cell>
          <table:table-cell office:value-type="float" office:value="75" table:style-name="ce26">
            <text:p>75</text:p>
          </table:table-cell>
          <table:table-cell office:value-type="float" office:value="7" table:style-name="ce26">
            <text:p>7</text:p>
          </table:table-cell>
          <table:table-cell office:value-type="float" office:value="7" table:style-name="ce26">
            <text:p>7</text:p>
          </table:table-cell>
          <table:table-cell office:value-type="float" office:value="12" table:style-name="ce27">
            <text:p>12</text:p>
          </table:table-cell>
          <table:table-cell office:value-type="float" office:value="6" table:style-name="ce27">
            <text:p>6</text:p>
          </table:table-cell>
          <table:table-cell office:value-type="string" table:style-name="ce27">
            <text:p>37.5</text:p>
          </table:table-cell>
          <table:table-cell office:value-type="string" table:style-name="ce27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75/75/7</text:p>
          </table:table-cell>
          <table:table-cell office:value-type="string" table:style-name="ce26">
            <text:p>L75/75/7</text:p>
          </table:table-cell>
          <table:table-cell office:value-type="string" table:style-name="ce26">
            <text:p>L75x75x7</text:p>
          </table:table-cell>
          <table:table-cell office:value-type="string" table:style-name="ce27">
            <text:p>L75x75x7</text:p>
          </table:table-cell>
          <table:table-cell table:style-name="ce15"/>
          <table:table-cell office:value-type="string" office:string-value="synonyms&quot;:[&quot;H75/75/7&quot;,&quot;L75/75/7&quot;,&quot;L75x75x7&quot;,&quot;L75x75x7&quot;]}]}," table:formula="of:= &quot;synonyms&quot;&amp;&quot;&quot;&quot;&quot;&amp;&quot;:[&quot;&amp;&quot;&quot;&quot;&quot;&amp;[.K53]&amp;&quot;&quot;&quot;&quot;&amp;&quot;,&quot;&amp;&quot;&quot;&quot;&quot;&amp;[.L53]&amp;&quot;&quot;&quot;&quot;&amp;&quot;,&quot;&amp;&quot;&quot;&quot;&quot;&amp;[.M53]&amp;&quot;&quot;&quot;&quot;&amp;&quot;,&quot;&amp;&quot;&quot;&quot;&quot;&amp;[.N53]&amp;&quot;&quot;&quot;&quot;&amp;&quot;]}]},&quot;" table:style-name="ce28">
            <text:p>synonyms":["H75/75/7","L75/75/7","L75x75x7","L75x75x7"]}]},</text:p>
          </table:table-cell>
          <table:table-cell office:value-type="string" office:string-value="{&quot;L75/75/7&quot;: [{&quot;shape_coords&quot;:[75,75,7,7,12,6,37.5,37.5],&quot;shape_name&quot;:&quot;LAngle&quot;,&quot;synonyms&quot;:[&quot;H75/75/7&quot;,&quot;L75/75/7&quot;,&quot;L75x75x7&quot;,&quot;L75x75x7&quot;]}]}," table:formula="of:=&quot;{&quot; &amp; &quot;&quot;&quot;&quot;&amp;[.A53]&amp;&quot;&quot;&quot;&quot;&amp;&quot;: [{&quot;&quot;&quot; &amp;&quot;shape_coords&quot;&amp;&quot;&quot;&quot;&quot; &amp; &quot;:&quot; &amp; &quot;[&quot; &amp; [.B53] &amp; &quot;,&quot; &amp;[.C53] &amp; &quot;,&quot; &amp;[.D53]&amp; &quot;,&quot; &amp;[.E53]&amp; &quot;,&quot; &amp;[.F53]&amp; &quot;,&quot; &amp;[.G53]&amp; &quot;,&quot; &amp;[.H53]&amp; &quot;,&quot; &amp;[.I53] &amp; &quot;],&quot; &amp; &quot;&quot;&quot;&quot; &amp;&quot;shape_name&quot;&amp;&quot;&quot;&quot;&quot; &amp; &quot;:&quot; &amp; &quot;&quot;&quot;&quot; &amp;[.J53] &amp; &quot;&quot;&quot;&quot; &amp; &quot;,&quot; &amp; &quot;&quot;&quot;&quot;&amp;[.P53]" table:style-name="ce11">
            <text:p>{"L75/75/7": [{"shape_coords":[75,75,7,7,12,6,37.5,37.5],"shape_name":"LAngle","synonyms":["H75/75/7","L75/75/7","L75x75x7","L75x75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75/75/8</text:p>
          </table:table-cell>
          <table:table-cell office:value-type="float" office:value="75" table:style-name="ce26">
            <text:p>75</text:p>
          </table:table-cell>
          <table:table-cell office:value-type="float" office:value="75" table:style-name="ce26">
            <text:p>75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3" table:style-name="ce27">
            <text:p>13</text:p>
          </table:table-cell>
          <table:table-cell office:value-type="string" table:style-name="ce27">
            <text:p>6.5</text:p>
          </table:table-cell>
          <table:table-cell office:value-type="string" table:style-name="ce27">
            <text:p>37.5</text:p>
          </table:table-cell>
          <table:table-cell office:value-type="string" table:style-name="ce27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75/75/8</text:p>
          </table:table-cell>
          <table:table-cell office:value-type="string" table:style-name="ce26">
            <text:p>L75/75/8</text:p>
          </table:table-cell>
          <table:table-cell office:value-type="string" table:style-name="ce26">
            <text:p>L75x75x8</text:p>
          </table:table-cell>
          <table:table-cell office:value-type="string" table:style-name="ce27">
            <text:p>L75x75x8</text:p>
          </table:table-cell>
          <table:table-cell table:style-name="ce15"/>
          <table:table-cell office:value-type="string" office:string-value="synonyms&quot;:[&quot;H75/75/8&quot;,&quot;L75/75/8&quot;,&quot;L75x75x8&quot;,&quot;L75x75x8&quot;]}]}," table:formula="of:= &quot;synonyms&quot;&amp;&quot;&quot;&quot;&quot;&amp;&quot;:[&quot;&amp;&quot;&quot;&quot;&quot;&amp;[.K54]&amp;&quot;&quot;&quot;&quot;&amp;&quot;,&quot;&amp;&quot;&quot;&quot;&quot;&amp;[.L54]&amp;&quot;&quot;&quot;&quot;&amp;&quot;,&quot;&amp;&quot;&quot;&quot;&quot;&amp;[.M54]&amp;&quot;&quot;&quot;&quot;&amp;&quot;,&quot;&amp;&quot;&quot;&quot;&quot;&amp;[.N54]&amp;&quot;&quot;&quot;&quot;&amp;&quot;]}]},&quot;" table:style-name="ce28">
            <text:p>synonyms":["H75/75/8","L75/75/8","L75x75x8","L75x75x8"]}]},</text:p>
          </table:table-cell>
          <table:table-cell office:value-type="string" office:string-value="{&quot;L75/75/8&quot;: [{&quot;shape_coords&quot;:[75,75,8,8,13,6.5,37.5,37.5],&quot;shape_name&quot;:&quot;LAngle&quot;,&quot;synonyms&quot;:[&quot;H75/75/8&quot;,&quot;L75/75/8&quot;,&quot;L75x75x8&quot;,&quot;L75x75x8&quot;]}]}," table:formula="of:=&quot;{&quot; &amp; &quot;&quot;&quot;&quot;&amp;[.A54]&amp;&quot;&quot;&quot;&quot;&amp;&quot;: [{&quot;&quot;&quot; &amp;&quot;shape_coords&quot;&amp;&quot;&quot;&quot;&quot; &amp; &quot;:&quot; &amp; &quot;[&quot; &amp; [.B54] &amp; &quot;,&quot; &amp;[.C54] &amp; &quot;,&quot; &amp;[.D54]&amp; &quot;,&quot; &amp;[.E54]&amp; &quot;,&quot; &amp;[.F54]&amp; &quot;,&quot; &amp;[.G54]&amp; &quot;,&quot; &amp;[.H54]&amp; &quot;,&quot; &amp;[.I54] &amp; &quot;],&quot; &amp; &quot;&quot;&quot;&quot; &amp;&quot;shape_name&quot;&amp;&quot;&quot;&quot;&quot; &amp; &quot;:&quot; &amp; &quot;&quot;&quot;&quot; &amp;[.J54] &amp; &quot;&quot;&quot;&quot; &amp; &quot;,&quot; &amp; &quot;&quot;&quot;&quot;&amp;[.P54]" table:style-name="ce11">
            <text:p>{"L75/75/8": [{"shape_coords":[75,75,8,8,13,6.5,37.5,37.5],"shape_name":"LAngle","synonyms":["H75/75/8","L75/75/8","L75x75x8","L75x7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75/75/9</text:p>
          </table:table-cell>
          <table:table-cell office:value-type="float" office:value="75" table:style-name="ce26">
            <text:p>75</text:p>
          </table:table-cell>
          <table:table-cell office:value-type="float" office:value="75" table:style-name="ce26">
            <text:p>75</text:p>
          </table:table-cell>
          <table:table-cell office:value-type="float" office:value="9" table:style-name="ce26">
            <text:p>9</text:p>
          </table:table-cell>
          <table:table-cell office:value-type="float" office:value="9" table:style-name="ce26">
            <text:p>9</text:p>
          </table:table-cell>
          <table:table-cell office:value-type="float" office:value="14" table:style-name="ce27">
            <text:p>14</text:p>
          </table:table-cell>
          <table:table-cell office:value-type="float" office:value="7" table:style-name="ce27">
            <text:p>7</text:p>
          </table:table-cell>
          <table:table-cell office:value-type="string" table:style-name="ce27">
            <text:p>37.5</text:p>
          </table:table-cell>
          <table:table-cell office:value-type="string" table:style-name="ce27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75/75/9</text:p>
          </table:table-cell>
          <table:table-cell office:value-type="string" table:style-name="ce26">
            <text:p>L75/75/9</text:p>
          </table:table-cell>
          <table:table-cell office:value-type="string" table:style-name="ce26">
            <text:p>L75x75x9</text:p>
          </table:table-cell>
          <table:table-cell office:value-type="string" table:style-name="ce27">
            <text:p>L75x75x9</text:p>
          </table:table-cell>
          <table:table-cell table:style-name="ce15"/>
          <table:table-cell office:value-type="string" office:string-value="synonyms&quot;:[&quot;H75/75/9&quot;,&quot;L75/75/9&quot;,&quot;L75x75x9&quot;,&quot;L75x75x9&quot;]}]}," table:formula="of:= &quot;synonyms&quot;&amp;&quot;&quot;&quot;&quot;&amp;&quot;:[&quot;&amp;&quot;&quot;&quot;&quot;&amp;[.K55]&amp;&quot;&quot;&quot;&quot;&amp;&quot;,&quot;&amp;&quot;&quot;&quot;&quot;&amp;[.L55]&amp;&quot;&quot;&quot;&quot;&amp;&quot;,&quot;&amp;&quot;&quot;&quot;&quot;&amp;[.M55]&amp;&quot;&quot;&quot;&quot;&amp;&quot;,&quot;&amp;&quot;&quot;&quot;&quot;&amp;[.N55]&amp;&quot;&quot;&quot;&quot;&amp;&quot;]}]},&quot;" table:style-name="ce28">
            <text:p>synonyms":["H75/75/9","L75/75/9","L75x75x9","L75x75x9"]}]},</text:p>
          </table:table-cell>
          <table:table-cell office:value-type="string" office:string-value="{&quot;L75/75/9&quot;: [{&quot;shape_coords&quot;:[75,75,9,9,14,7,37.5,37.5],&quot;shape_name&quot;:&quot;LAngle&quot;,&quot;synonyms&quot;:[&quot;H75/75/9&quot;,&quot;L75/75/9&quot;,&quot;L75x75x9&quot;,&quot;L75x75x9&quot;]}]}," table:formula="of:=&quot;{&quot; &amp; &quot;&quot;&quot;&quot;&amp;[.A55]&amp;&quot;&quot;&quot;&quot;&amp;&quot;: [{&quot;&quot;&quot; &amp;&quot;shape_coords&quot;&amp;&quot;&quot;&quot;&quot; &amp; &quot;:&quot; &amp; &quot;[&quot; &amp; [.B55] &amp; &quot;,&quot; &amp;[.C55] &amp; &quot;,&quot; &amp;[.D55]&amp; &quot;,&quot; &amp;[.E55]&amp; &quot;,&quot; &amp;[.F55]&amp; &quot;,&quot; &amp;[.G55]&amp; &quot;,&quot; &amp;[.H55]&amp; &quot;,&quot; &amp;[.I55] &amp; &quot;],&quot; &amp; &quot;&quot;&quot;&quot; &amp;&quot;shape_name&quot;&amp;&quot;&quot;&quot;&quot; &amp; &quot;:&quot; &amp; &quot;&quot;&quot;&quot; &amp;[.J55] &amp; &quot;&quot;&quot;&quot; &amp; &quot;,&quot; &amp; &quot;&quot;&quot;&quot;&amp;[.P55]" table:style-name="ce11">
            <text:p>{"L75/75/9": [{"shape_coords":[75,75,9,9,14,7,37.5,37.5],"shape_name":"LAngle","synonyms":["H75/75/9","L75/75/9","L75x75x9","L75x75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75/75/10</text:p>
          </table:table-cell>
          <table:table-cell office:value-type="float" office:value="75" table:style-name="ce26">
            <text:p>75</text:p>
          </table:table-cell>
          <table:table-cell office:value-type="float" office:value="75" table:style-name="ce26">
            <text:p>75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float" office:value="15" table:style-name="ce27">
            <text:p>15</text:p>
          </table:table-cell>
          <table:table-cell office:value-type="string" table:style-name="ce27">
            <text:p>7.5</text:p>
          </table:table-cell>
          <table:table-cell office:value-type="string" table:style-name="ce27">
            <text:p>37.5</text:p>
          </table:table-cell>
          <table:table-cell office:value-type="string" table:style-name="ce27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75/75/10</text:p>
          </table:table-cell>
          <table:table-cell office:value-type="string" table:style-name="ce26">
            <text:p>L75/75/10</text:p>
          </table:table-cell>
          <table:table-cell office:value-type="string" table:style-name="ce26">
            <text:p>L75x75x10</text:p>
          </table:table-cell>
          <table:table-cell office:value-type="string" table:style-name="ce27">
            <text:p>L75x75x10</text:p>
          </table:table-cell>
          <table:table-cell table:style-name="ce15"/>
          <table:table-cell office:value-type="string" office:string-value="synonyms&quot;:[&quot;H75/75/10&quot;,&quot;L75/75/10&quot;,&quot;L75x75x10&quot;,&quot;L75x75x10&quot;]}]}," table:formula="of:= &quot;synonyms&quot;&amp;&quot;&quot;&quot;&quot;&amp;&quot;:[&quot;&amp;&quot;&quot;&quot;&quot;&amp;[.K56]&amp;&quot;&quot;&quot;&quot;&amp;&quot;,&quot;&amp;&quot;&quot;&quot;&quot;&amp;[.L56]&amp;&quot;&quot;&quot;&quot;&amp;&quot;,&quot;&amp;&quot;&quot;&quot;&quot;&amp;[.M56]&amp;&quot;&quot;&quot;&quot;&amp;&quot;,&quot;&amp;&quot;&quot;&quot;&quot;&amp;[.N56]&amp;&quot;&quot;&quot;&quot;&amp;&quot;]}]},&quot;" table:style-name="ce28">
            <text:p>synonyms":["H75/75/10","L75/75/10","L75x75x10","L75x75x10"]}]},</text:p>
          </table:table-cell>
          <table:table-cell office:value-type="string" office:string-value="{&quot;L75/75/10&quot;: [{&quot;shape_coords&quot;:[75,75,10,10,15,7.5,37.5,37.5],&quot;shape_name&quot;:&quot;LAngle&quot;,&quot;synonyms&quot;:[&quot;H75/75/10&quot;,&quot;L75/75/10&quot;,&quot;L75x75x10&quot;,&quot;L75x75x10&quot;]}]}," table:formula="of:=&quot;{&quot; &amp; &quot;&quot;&quot;&quot;&amp;[.A56]&amp;&quot;&quot;&quot;&quot;&amp;&quot;: [{&quot;&quot;&quot; &amp;&quot;shape_coords&quot;&amp;&quot;&quot;&quot;&quot; &amp; &quot;:&quot; &amp; &quot;[&quot; &amp; [.B56] &amp; &quot;,&quot; &amp;[.C56] &amp; &quot;,&quot; &amp;[.D56]&amp; &quot;,&quot; &amp;[.E56]&amp; &quot;,&quot; &amp;[.F56]&amp; &quot;,&quot; &amp;[.G56]&amp; &quot;,&quot; &amp;[.H56]&amp; &quot;,&quot; &amp;[.I56] &amp; &quot;],&quot; &amp; &quot;&quot;&quot;&quot; &amp;&quot;shape_name&quot;&amp;&quot;&quot;&quot;&quot; &amp; &quot;:&quot; &amp; &quot;&quot;&quot;&quot; &amp;[.J56] &amp; &quot;&quot;&quot;&quot; &amp; &quot;,&quot; &amp; &quot;&quot;&quot;&quot;&amp;[.P56]" table:style-name="ce11">
            <text:p>{"L75/75/10": [{"shape_coords":[75,75,10,10,15,7.5,37.5,37.5],"shape_name":"LAngle","synonyms":["H75/75/10","L75/75/10","L75x75x10","L75x7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75/75/12</text:p>
          </table:table-cell>
          <table:table-cell office:value-type="float" office:value="75" table:style-name="ce26">
            <text:p>75</text:p>
          </table:table-cell>
          <table:table-cell office:value-type="float" office:value="75" table:style-name="ce26">
            <text:p>75</text:p>
          </table:table-cell>
          <table:table-cell office:value-type="float" office:value="12" table:style-name="ce26">
            <text:p>12</text:p>
          </table:table-cell>
          <table:table-cell office:value-type="float" office:value="12" table:style-name="ce26">
            <text:p>12</text:p>
          </table:table-cell>
          <table:table-cell office:value-type="float" office:value="17" table:style-name="ce27">
            <text:p>17</text:p>
          </table:table-cell>
          <table:table-cell office:value-type="string" table:style-name="ce27">
            <text:p>8.5</text:p>
          </table:table-cell>
          <table:table-cell office:value-type="string" table:style-name="ce27">
            <text:p>37.5</text:p>
          </table:table-cell>
          <table:table-cell office:value-type="string" table:style-name="ce27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75/75/12</text:p>
          </table:table-cell>
          <table:table-cell office:value-type="string" table:style-name="ce26">
            <text:p>L75/75/12</text:p>
          </table:table-cell>
          <table:table-cell office:value-type="string" table:style-name="ce26">
            <text:p>L75x75x12</text:p>
          </table:table-cell>
          <table:table-cell office:value-type="string" table:style-name="ce27">
            <text:p>L75x75x12</text:p>
          </table:table-cell>
          <table:table-cell table:style-name="ce15"/>
          <table:table-cell office:value-type="string" office:string-value="synonyms&quot;:[&quot;H75/75/12&quot;,&quot;L75/75/12&quot;,&quot;L75x75x12&quot;,&quot;L75x75x12&quot;]}]}," table:formula="of:= &quot;synonyms&quot;&amp;&quot;&quot;&quot;&quot;&amp;&quot;:[&quot;&amp;&quot;&quot;&quot;&quot;&amp;[.K57]&amp;&quot;&quot;&quot;&quot;&amp;&quot;,&quot;&amp;&quot;&quot;&quot;&quot;&amp;[.L57]&amp;&quot;&quot;&quot;&quot;&amp;&quot;,&quot;&amp;&quot;&quot;&quot;&quot;&amp;[.M57]&amp;&quot;&quot;&quot;&quot;&amp;&quot;,&quot;&amp;&quot;&quot;&quot;&quot;&amp;[.N57]&amp;&quot;&quot;&quot;&quot;&amp;&quot;]}]},&quot;" table:style-name="ce28">
            <text:p>synonyms":["H75/75/12","L75/75/12","L75x75x12","L75x75x12"]}]},</text:p>
          </table:table-cell>
          <table:table-cell office:value-type="string" office:string-value="{&quot;L75/75/12&quot;: [{&quot;shape_coords&quot;:[75,75,12,12,17,8.5,37.5,37.5],&quot;shape_name&quot;:&quot;LAngle&quot;,&quot;synonyms&quot;:[&quot;H75/75/12&quot;,&quot;L75/75/12&quot;,&quot;L75x75x12&quot;,&quot;L75x75x12&quot;]}]}," table:formula="of:=&quot;{&quot; &amp; &quot;&quot;&quot;&quot;&amp;[.A57]&amp;&quot;&quot;&quot;&quot;&amp;&quot;: [{&quot;&quot;&quot; &amp;&quot;shape_coords&quot;&amp;&quot;&quot;&quot;&quot; &amp; &quot;:&quot; &amp; &quot;[&quot; &amp; [.B57] &amp; &quot;,&quot; &amp;[.C57] &amp; &quot;,&quot; &amp;[.D57]&amp; &quot;,&quot; &amp;[.E57]&amp; &quot;,&quot; &amp;[.F57]&amp; &quot;,&quot; &amp;[.G57]&amp; &quot;,&quot; &amp;[.H57]&amp; &quot;,&quot; &amp;[.I57] &amp; &quot;],&quot; &amp; &quot;&quot;&quot;&quot; &amp;&quot;shape_name&quot;&amp;&quot;&quot;&quot;&quot; &amp; &quot;:&quot; &amp; &quot;&quot;&quot;&quot; &amp;[.J57] &amp; &quot;&quot;&quot;&quot; &amp; &quot;,&quot; &amp; &quot;&quot;&quot;&quot;&amp;[.P57]" table:style-name="ce11">
            <text:p>{"L75/75/12": [{"shape_coords":[75,75,12,12,17,8.5,37.5,37.5],"shape_name":"LAngle","synonyms":["H75/75/12","L75/75/12","L75x75x12","L75x75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80/80/8</text:p>
          </table:table-cell>
          <table:table-cell office:value-type="float" office:value="80" table:style-name="ce26">
            <text:p>80</text:p>
          </table:table-cell>
          <table:table-cell office:value-type="float" office:value="80" table:style-name="ce26">
            <text:p>80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3" table:style-name="ce27">
            <text:p>13</text:p>
          </table:table-cell>
          <table:table-cell office:value-type="string" table:style-name="ce27">
            <text:p>6.5</text:p>
          </table:table-cell>
          <table:table-cell office:value-type="float" office:value="40" table:style-name="ce27">
            <text:p>40</text:p>
          </table:table-cell>
          <table:table-cell office:value-type="float" office:value="40" table:style-name="ce27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80/80/8</text:p>
          </table:table-cell>
          <table:table-cell office:value-type="string" table:style-name="ce26">
            <text:p>L80/80/8</text:p>
          </table:table-cell>
          <table:table-cell office:value-type="string" table:style-name="ce26">
            <text:p>L80x80x8</text:p>
          </table:table-cell>
          <table:table-cell office:value-type="string" table:style-name="ce27">
            <text:p>L80x80x8</text:p>
          </table:table-cell>
          <table:table-cell table:style-name="ce15"/>
          <table:table-cell office:value-type="string" office:string-value="synonyms&quot;:[&quot;H80/80/8&quot;,&quot;L80/80/8&quot;,&quot;L80x80x8&quot;,&quot;L80x80x8&quot;]}]}," table:formula="of:= &quot;synonyms&quot;&amp;&quot;&quot;&quot;&quot;&amp;&quot;:[&quot;&amp;&quot;&quot;&quot;&quot;&amp;[.K58]&amp;&quot;&quot;&quot;&quot;&amp;&quot;,&quot;&amp;&quot;&quot;&quot;&quot;&amp;[.L58]&amp;&quot;&quot;&quot;&quot;&amp;&quot;,&quot;&amp;&quot;&quot;&quot;&quot;&amp;[.M58]&amp;&quot;&quot;&quot;&quot;&amp;&quot;,&quot;&amp;&quot;&quot;&quot;&quot;&amp;[.N58]&amp;&quot;&quot;&quot;&quot;&amp;&quot;]}]},&quot;" table:style-name="ce28">
            <text:p>synonyms":["H80/80/8","L80/80/8","L80x80x8","L80x80x8"]}]},</text:p>
          </table:table-cell>
          <table:table-cell office:value-type="string" office:string-value="{&quot;L80/80/8&quot;: [{&quot;shape_coords&quot;:[80,80,8,8,13,6.5,40,40],&quot;shape_name&quot;:&quot;LAngle&quot;,&quot;synonyms&quot;:[&quot;H80/80/8&quot;,&quot;L80/80/8&quot;,&quot;L80x80x8&quot;,&quot;L80x80x8&quot;]}]}," table:formula="of:=&quot;{&quot; &amp; &quot;&quot;&quot;&quot;&amp;[.A58]&amp;&quot;&quot;&quot;&quot;&amp;&quot;: [{&quot;&quot;&quot; &amp;&quot;shape_coords&quot;&amp;&quot;&quot;&quot;&quot; &amp; &quot;:&quot; &amp; &quot;[&quot; &amp; [.B58] &amp; &quot;,&quot; &amp;[.C58] &amp; &quot;,&quot; &amp;[.D58]&amp; &quot;,&quot; &amp;[.E58]&amp; &quot;,&quot; &amp;[.F58]&amp; &quot;,&quot; &amp;[.G58]&amp; &quot;,&quot; &amp;[.H58]&amp; &quot;,&quot; &amp;[.I58] &amp; &quot;],&quot; &amp; &quot;&quot;&quot;&quot; &amp;&quot;shape_name&quot;&amp;&quot;&quot;&quot;&quot; &amp; &quot;:&quot; &amp; &quot;&quot;&quot;&quot; &amp;[.J58] &amp; &quot;&quot;&quot;&quot; &amp; &quot;,&quot; &amp; &quot;&quot;&quot;&quot;&amp;[.P58]" table:style-name="ce11">
            <text:p>{"L80/80/8": [{"shape_coords":[80,80,8,8,13,6.5,40,40],"shape_name":"LAngle","synonyms":["H80/80/8","L80/80/8","L80x80x8","L80x8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80/80/10</text:p>
          </table:table-cell>
          <table:table-cell office:value-type="float" office:value="80" table:style-name="ce26">
            <text:p>80</text:p>
          </table:table-cell>
          <table:table-cell office:value-type="float" office:value="80" table:style-name="ce26">
            <text:p>80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float" office:value="15" table:style-name="ce27">
            <text:p>15</text:p>
          </table:table-cell>
          <table:table-cell office:value-type="string" table:style-name="ce27">
            <text:p>7.5</text:p>
          </table:table-cell>
          <table:table-cell office:value-type="float" office:value="40" table:style-name="ce27">
            <text:p>40</text:p>
          </table:table-cell>
          <table:table-cell office:value-type="float" office:value="40" table:style-name="ce27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80/80/10</text:p>
          </table:table-cell>
          <table:table-cell office:value-type="string" table:style-name="ce26">
            <text:p>L80/80/10</text:p>
          </table:table-cell>
          <table:table-cell office:value-type="string" table:style-name="ce26">
            <text:p>L80x80x10</text:p>
          </table:table-cell>
          <table:table-cell office:value-type="string" table:style-name="ce27">
            <text:p>L80x80x10</text:p>
          </table:table-cell>
          <table:table-cell table:style-name="ce15"/>
          <table:table-cell office:value-type="string" office:string-value="synonyms&quot;:[&quot;H80/80/10&quot;,&quot;L80/80/10&quot;,&quot;L80x80x10&quot;,&quot;L80x80x10&quot;]}]}," table:formula="of:= &quot;synonyms&quot;&amp;&quot;&quot;&quot;&quot;&amp;&quot;:[&quot;&amp;&quot;&quot;&quot;&quot;&amp;[.K59]&amp;&quot;&quot;&quot;&quot;&amp;&quot;,&quot;&amp;&quot;&quot;&quot;&quot;&amp;[.L59]&amp;&quot;&quot;&quot;&quot;&amp;&quot;,&quot;&amp;&quot;&quot;&quot;&quot;&amp;[.M59]&amp;&quot;&quot;&quot;&quot;&amp;&quot;,&quot;&amp;&quot;&quot;&quot;&quot;&amp;[.N59]&amp;&quot;&quot;&quot;&quot;&amp;&quot;]}]},&quot;" table:style-name="ce28">
            <text:p>synonyms":["H80/80/10","L80/80/10","L80x80x10","L80x80x10"]}]},</text:p>
          </table:table-cell>
          <table:table-cell office:value-type="string" office:string-value="{&quot;L80/80/10&quot;: [{&quot;shape_coords&quot;:[80,80,10,10,15,7.5,40,40],&quot;shape_name&quot;:&quot;LAngle&quot;,&quot;synonyms&quot;:[&quot;H80/80/10&quot;,&quot;L80/80/10&quot;,&quot;L80x80x10&quot;,&quot;L80x80x10&quot;]}]}," table:formula="of:=&quot;{&quot; &amp; &quot;&quot;&quot;&quot;&amp;[.A59]&amp;&quot;&quot;&quot;&quot;&amp;&quot;: [{&quot;&quot;&quot; &amp;&quot;shape_coords&quot;&amp;&quot;&quot;&quot;&quot; &amp; &quot;:&quot; &amp; &quot;[&quot; &amp; [.B59] &amp; &quot;,&quot; &amp;[.C59] &amp; &quot;,&quot; &amp;[.D59]&amp; &quot;,&quot; &amp;[.E59]&amp; &quot;,&quot; &amp;[.F59]&amp; &quot;,&quot; &amp;[.G59]&amp; &quot;,&quot; &amp;[.H59]&amp; &quot;,&quot; &amp;[.I59] &amp; &quot;],&quot; &amp; &quot;&quot;&quot;&quot; &amp;&quot;shape_name&quot;&amp;&quot;&quot;&quot;&quot; &amp; &quot;:&quot; &amp; &quot;&quot;&quot;&quot; &amp;[.J59] &amp; &quot;&quot;&quot;&quot; &amp; &quot;,&quot; &amp; &quot;&quot;&quot;&quot;&amp;[.P59]" table:style-name="ce11">
            <text:p>{"L80/80/10": [{"shape_coords":[80,80,10,10,15,7.5,40,40],"shape_name":"LAngle","synonyms":["H80/80/10","L80/80/10","L80x80x10","L80x8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80/80/12</text:p>
          </table:table-cell>
          <table:table-cell office:value-type="float" office:value="80" table:style-name="ce26">
            <text:p>80</text:p>
          </table:table-cell>
          <table:table-cell office:value-type="float" office:value="80" table:style-name="ce26">
            <text:p>80</text:p>
          </table:table-cell>
          <table:table-cell office:value-type="float" office:value="12" table:style-name="ce26">
            <text:p>12</text:p>
          </table:table-cell>
          <table:table-cell office:value-type="float" office:value="12" table:style-name="ce26">
            <text:p>12</text:p>
          </table:table-cell>
          <table:table-cell office:value-type="float" office:value="17" table:style-name="ce27">
            <text:p>17</text:p>
          </table:table-cell>
          <table:table-cell office:value-type="string" table:style-name="ce27">
            <text:p>8.5</text:p>
          </table:table-cell>
          <table:table-cell office:value-type="float" office:value="40" table:style-name="ce27">
            <text:p>40</text:p>
          </table:table-cell>
          <table:table-cell office:value-type="float" office:value="40" table:style-name="ce27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80/80/12</text:p>
          </table:table-cell>
          <table:table-cell office:value-type="string" table:style-name="ce26">
            <text:p>L80/80/12</text:p>
          </table:table-cell>
          <table:table-cell office:value-type="string" table:style-name="ce26">
            <text:p>L80x80x12</text:p>
          </table:table-cell>
          <table:table-cell office:value-type="string" table:style-name="ce27">
            <text:p>L80x80x12</text:p>
          </table:table-cell>
          <table:table-cell table:style-name="ce15"/>
          <table:table-cell office:value-type="string" office:string-value="synonyms&quot;:[&quot;H80/80/12&quot;,&quot;L80/80/12&quot;,&quot;L80x80x12&quot;,&quot;L80x80x12&quot;]}]}," table:formula="of:= &quot;synonyms&quot;&amp;&quot;&quot;&quot;&quot;&amp;&quot;:[&quot;&amp;&quot;&quot;&quot;&quot;&amp;[.K60]&amp;&quot;&quot;&quot;&quot;&amp;&quot;,&quot;&amp;&quot;&quot;&quot;&quot;&amp;[.L60]&amp;&quot;&quot;&quot;&quot;&amp;&quot;,&quot;&amp;&quot;&quot;&quot;&quot;&amp;[.M60]&amp;&quot;&quot;&quot;&quot;&amp;&quot;,&quot;&amp;&quot;&quot;&quot;&quot;&amp;[.N60]&amp;&quot;&quot;&quot;&quot;&amp;&quot;]}]},&quot;" table:style-name="ce28">
            <text:p>synonyms":["H80/80/12","L80/80/12","L80x80x12","L80x80x12"]}]},</text:p>
          </table:table-cell>
          <table:table-cell office:value-type="string" office:string-value="{&quot;L80/80/12&quot;: [{&quot;shape_coords&quot;:[80,80,12,12,17,8.5,40,40],&quot;shape_name&quot;:&quot;LAngle&quot;,&quot;synonyms&quot;:[&quot;H80/80/12&quot;,&quot;L80/80/12&quot;,&quot;L80x80x12&quot;,&quot;L80x80x12&quot;]}]}," table:formula="of:=&quot;{&quot; &amp; &quot;&quot;&quot;&quot;&amp;[.A60]&amp;&quot;&quot;&quot;&quot;&amp;&quot;: [{&quot;&quot;&quot; &amp;&quot;shape_coords&quot;&amp;&quot;&quot;&quot;&quot; &amp; &quot;:&quot; &amp; &quot;[&quot; &amp; [.B60] &amp; &quot;,&quot; &amp;[.C60] &amp; &quot;,&quot; &amp;[.D60]&amp; &quot;,&quot; &amp;[.E60]&amp; &quot;,&quot; &amp;[.F60]&amp; &quot;,&quot; &amp;[.G60]&amp; &quot;,&quot; &amp;[.H60]&amp; &quot;,&quot; &amp;[.I60] &amp; &quot;],&quot; &amp; &quot;&quot;&quot;&quot; &amp;&quot;shape_name&quot;&amp;&quot;&quot;&quot;&quot; &amp; &quot;:&quot; &amp; &quot;&quot;&quot;&quot; &amp;[.J60] &amp; &quot;&quot;&quot;&quot; &amp; &quot;,&quot; &amp; &quot;&quot;&quot;&quot;&amp;[.P60]" table:style-name="ce11">
            <text:p>{"L80/80/12": [{"shape_coords":[80,80,12,12,17,8.5,40,40],"shape_name":"LAngle","synonyms":["H80/80/12","L80/80/12","L80x80x12","L80x8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90/90/8</text:p>
          </table:table-cell>
          <table:table-cell office:value-type="float" office:value="90" table:style-name="ce26">
            <text:p>90</text:p>
          </table:table-cell>
          <table:table-cell office:value-type="float" office:value="90" table:style-name="ce26">
            <text:p>90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3" table:style-name="ce27">
            <text:p>13</text:p>
          </table:table-cell>
          <table:table-cell office:value-type="string" table:style-name="ce27">
            <text:p>6.5</text:p>
          </table:table-cell>
          <table:table-cell office:value-type="float" office:value="45" table:style-name="ce27">
            <text:p>45</text:p>
          </table:table-cell>
          <table:table-cell office:value-type="float" office:value="45" table:style-name="ce27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90/90/8</text:p>
          </table:table-cell>
          <table:table-cell office:value-type="string" table:style-name="ce26">
            <text:p>L90/90/8</text:p>
          </table:table-cell>
          <table:table-cell office:value-type="string" table:style-name="ce26">
            <text:p>L90x90x8</text:p>
          </table:table-cell>
          <table:table-cell office:value-type="string" table:style-name="ce27">
            <text:p>L90x90x8</text:p>
          </table:table-cell>
          <table:table-cell table:style-name="ce15"/>
          <table:table-cell office:value-type="string" office:string-value="synonyms&quot;:[&quot;H90/90/8&quot;,&quot;L90/90/8&quot;,&quot;L90x90x8&quot;,&quot;L90x90x8&quot;]}]}," table:formula="of:= &quot;synonyms&quot;&amp;&quot;&quot;&quot;&quot;&amp;&quot;:[&quot;&amp;&quot;&quot;&quot;&quot;&amp;[.K61]&amp;&quot;&quot;&quot;&quot;&amp;&quot;,&quot;&amp;&quot;&quot;&quot;&quot;&amp;[.L61]&amp;&quot;&quot;&quot;&quot;&amp;&quot;,&quot;&amp;&quot;&quot;&quot;&quot;&amp;[.M61]&amp;&quot;&quot;&quot;&quot;&amp;&quot;,&quot;&amp;&quot;&quot;&quot;&quot;&amp;[.N61]&amp;&quot;&quot;&quot;&quot;&amp;&quot;]}]},&quot;" table:style-name="ce28">
            <text:p>synonyms":["H90/90/8","L90/90/8","L90x90x8","L90x90x8"]}]},</text:p>
          </table:table-cell>
          <table:table-cell office:value-type="string" office:string-value="{&quot;L90/90/8&quot;: [{&quot;shape_coords&quot;:[90,90,8,8,13,6.5,45,45],&quot;shape_name&quot;:&quot;LAngle&quot;,&quot;synonyms&quot;:[&quot;H90/90/8&quot;,&quot;L90/90/8&quot;,&quot;L90x90x8&quot;,&quot;L90x90x8&quot;]}]}," table:formula="of:=&quot;{&quot; &amp; &quot;&quot;&quot;&quot;&amp;[.A61]&amp;&quot;&quot;&quot;&quot;&amp;&quot;: [{&quot;&quot;&quot; &amp;&quot;shape_coords&quot;&amp;&quot;&quot;&quot;&quot; &amp; &quot;:&quot; &amp; &quot;[&quot; &amp; [.B61] &amp; &quot;,&quot; &amp;[.C61] &amp; &quot;,&quot; &amp;[.D61]&amp; &quot;,&quot; &amp;[.E61]&amp; &quot;,&quot; &amp;[.F61]&amp; &quot;,&quot; &amp;[.G61]&amp; &quot;,&quot; &amp;[.H61]&amp; &quot;,&quot; &amp;[.I61] &amp; &quot;],&quot; &amp; &quot;&quot;&quot;&quot; &amp;&quot;shape_name&quot;&amp;&quot;&quot;&quot;&quot; &amp; &quot;:&quot; &amp; &quot;&quot;&quot;&quot; &amp;[.J61] &amp; &quot;&quot;&quot;&quot; &amp; &quot;,&quot; &amp; &quot;&quot;&quot;&quot;&amp;[.P61]" table:style-name="ce11">
            <text:p>{"L90/90/8": [{"shape_coords":[90,90,8,8,13,6.5,45,45],"shape_name":"LAngle","synonyms":["H90/90/8","L90/90/8","L90x90x8","L90x9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90/90/9</text:p>
          </table:table-cell>
          <table:table-cell office:value-type="float" office:value="90" table:style-name="ce26">
            <text:p>90</text:p>
          </table:table-cell>
          <table:table-cell office:value-type="float" office:value="90" table:style-name="ce26">
            <text:p>90</text:p>
          </table:table-cell>
          <table:table-cell office:value-type="float" office:value="9" table:style-name="ce26">
            <text:p>9</text:p>
          </table:table-cell>
          <table:table-cell office:value-type="float" office:value="9" table:style-name="ce26">
            <text:p>9</text:p>
          </table:table-cell>
          <table:table-cell office:value-type="float" office:value="14" table:style-name="ce27">
            <text:p>14</text:p>
          </table:table-cell>
          <table:table-cell office:value-type="float" office:value="7" table:style-name="ce27">
            <text:p>7</text:p>
          </table:table-cell>
          <table:table-cell office:value-type="float" office:value="45" table:style-name="ce27">
            <text:p>45</text:p>
          </table:table-cell>
          <table:table-cell office:value-type="float" office:value="45" table:style-name="ce27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90/90/9</text:p>
          </table:table-cell>
          <table:table-cell office:value-type="string" table:style-name="ce26">
            <text:p>L90/90/9</text:p>
          </table:table-cell>
          <table:table-cell office:value-type="string" table:style-name="ce26">
            <text:p>L90x90x9</text:p>
          </table:table-cell>
          <table:table-cell office:value-type="string" table:style-name="ce27">
            <text:p>L90x90x9</text:p>
          </table:table-cell>
          <table:table-cell table:style-name="ce15"/>
          <table:table-cell office:value-type="string" office:string-value="synonyms&quot;:[&quot;H90/90/9&quot;,&quot;L90/90/9&quot;,&quot;L90x90x9&quot;,&quot;L90x90x9&quot;]}]}," table:formula="of:= &quot;synonyms&quot;&amp;&quot;&quot;&quot;&quot;&amp;&quot;:[&quot;&amp;&quot;&quot;&quot;&quot;&amp;[.K62]&amp;&quot;&quot;&quot;&quot;&amp;&quot;,&quot;&amp;&quot;&quot;&quot;&quot;&amp;[.L62]&amp;&quot;&quot;&quot;&quot;&amp;&quot;,&quot;&amp;&quot;&quot;&quot;&quot;&amp;[.M62]&amp;&quot;&quot;&quot;&quot;&amp;&quot;,&quot;&amp;&quot;&quot;&quot;&quot;&amp;[.N62]&amp;&quot;&quot;&quot;&quot;&amp;&quot;]}]},&quot;" table:style-name="ce28">
            <text:p>synonyms":["H90/90/9","L90/90/9","L90x90x9","L90x90x9"]}]},</text:p>
          </table:table-cell>
          <table:table-cell office:value-type="string" office:string-value="{&quot;L90/90/9&quot;: [{&quot;shape_coords&quot;:[90,90,9,9,14,7,45,45],&quot;shape_name&quot;:&quot;LAngle&quot;,&quot;synonyms&quot;:[&quot;H90/90/9&quot;,&quot;L90/90/9&quot;,&quot;L90x90x9&quot;,&quot;L90x90x9&quot;]}]}," table:formula="of:=&quot;{&quot; &amp; &quot;&quot;&quot;&quot;&amp;[.A62]&amp;&quot;&quot;&quot;&quot;&amp;&quot;: [{&quot;&quot;&quot; &amp;&quot;shape_coords&quot;&amp;&quot;&quot;&quot;&quot; &amp; &quot;:&quot; &amp; &quot;[&quot; &amp; [.B62] &amp; &quot;,&quot; &amp;[.C62] &amp; &quot;,&quot; &amp;[.D62]&amp; &quot;,&quot; &amp;[.E62]&amp; &quot;,&quot; &amp;[.F62]&amp; &quot;,&quot; &amp;[.G62]&amp; &quot;,&quot; &amp;[.H62]&amp; &quot;,&quot; &amp;[.I62] &amp; &quot;],&quot; &amp; &quot;&quot;&quot;&quot; &amp;&quot;shape_name&quot;&amp;&quot;&quot;&quot;&quot; &amp; &quot;:&quot; &amp; &quot;&quot;&quot;&quot; &amp;[.J62] &amp; &quot;&quot;&quot;&quot; &amp; &quot;,&quot; &amp; &quot;&quot;&quot;&quot;&amp;[.P62]" table:style-name="ce11">
            <text:p>{"L90/90/9": [{"shape_coords":[90,90,9,9,14,7,45,45],"shape_name":"LAngle","synonyms":["H90/90/9","L90/90/9","L90x90x9","L90x90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90/90/10</text:p>
          </table:table-cell>
          <table:table-cell office:value-type="float" office:value="90" table:style-name="ce26">
            <text:p>90</text:p>
          </table:table-cell>
          <table:table-cell office:value-type="float" office:value="90" table:style-name="ce26">
            <text:p>90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float" office:value="15" table:style-name="ce27">
            <text:p>15</text:p>
          </table:table-cell>
          <table:table-cell office:value-type="string" table:style-name="ce27">
            <text:p>7.5</text:p>
          </table:table-cell>
          <table:table-cell office:value-type="float" office:value="45" table:style-name="ce27">
            <text:p>45</text:p>
          </table:table-cell>
          <table:table-cell office:value-type="float" office:value="45" table:style-name="ce27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90/90/10</text:p>
          </table:table-cell>
          <table:table-cell office:value-type="string" table:style-name="ce26">
            <text:p>L90/90/10</text:p>
          </table:table-cell>
          <table:table-cell office:value-type="string" table:style-name="ce26">
            <text:p>L90x90x10</text:p>
          </table:table-cell>
          <table:table-cell office:value-type="string" table:style-name="ce27">
            <text:p>L90x90x10</text:p>
          </table:table-cell>
          <table:table-cell table:style-name="ce15"/>
          <table:table-cell office:value-type="string" office:string-value="synonyms&quot;:[&quot;H90/90/10&quot;,&quot;L90/90/10&quot;,&quot;L90x90x10&quot;,&quot;L90x90x10&quot;]}]}," table:formula="of:= &quot;synonyms&quot;&amp;&quot;&quot;&quot;&quot;&amp;&quot;:[&quot;&amp;&quot;&quot;&quot;&quot;&amp;[.K63]&amp;&quot;&quot;&quot;&quot;&amp;&quot;,&quot;&amp;&quot;&quot;&quot;&quot;&amp;[.L63]&amp;&quot;&quot;&quot;&quot;&amp;&quot;,&quot;&amp;&quot;&quot;&quot;&quot;&amp;[.M63]&amp;&quot;&quot;&quot;&quot;&amp;&quot;,&quot;&amp;&quot;&quot;&quot;&quot;&amp;[.N63]&amp;&quot;&quot;&quot;&quot;&amp;&quot;]}]},&quot;" table:style-name="ce28">
            <text:p>synonyms":["H90/90/10","L90/90/10","L90x90x10","L90x90x10"]}]},</text:p>
          </table:table-cell>
          <table:table-cell office:value-type="string" office:string-value="{&quot;L90/90/10&quot;: [{&quot;shape_coords&quot;:[90,90,10,10,15,7.5,45,45],&quot;shape_name&quot;:&quot;LAngle&quot;,&quot;synonyms&quot;:[&quot;H90/90/10&quot;,&quot;L90/90/10&quot;,&quot;L90x90x10&quot;,&quot;L90x90x10&quot;]}]}," table:formula="of:=&quot;{&quot; &amp; &quot;&quot;&quot;&quot;&amp;[.A63]&amp;&quot;&quot;&quot;&quot;&amp;&quot;: [{&quot;&quot;&quot; &amp;&quot;shape_coords&quot;&amp;&quot;&quot;&quot;&quot; &amp; &quot;:&quot; &amp; &quot;[&quot; &amp; [.B63] &amp; &quot;,&quot; &amp;[.C63] &amp; &quot;,&quot; &amp;[.D63]&amp; &quot;,&quot; &amp;[.E63]&amp; &quot;,&quot; &amp;[.F63]&amp; &quot;,&quot; &amp;[.G63]&amp; &quot;,&quot; &amp;[.H63]&amp; &quot;,&quot; &amp;[.I63] &amp; &quot;],&quot; &amp; &quot;&quot;&quot;&quot; &amp;&quot;shape_name&quot;&amp;&quot;&quot;&quot;&quot; &amp; &quot;:&quot; &amp; &quot;&quot;&quot;&quot; &amp;[.J63] &amp; &quot;&quot;&quot;&quot; &amp; &quot;,&quot; &amp; &quot;&quot;&quot;&quot;&amp;[.P63]" table:style-name="ce11">
            <text:p>{"L90/90/10": [{"shape_coords":[90,90,10,10,15,7.5,45,45],"shape_name":"LAngle","synonyms":["H90/90/10","L90/90/10","L90x90x10","L90x9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90/90/11</text:p>
          </table:table-cell>
          <table:table-cell office:value-type="float" office:value="90" table:style-name="ce26">
            <text:p>90</text:p>
          </table:table-cell>
          <table:table-cell office:value-type="float" office:value="90" table:style-name="ce26">
            <text:p>90</text:p>
          </table:table-cell>
          <table:table-cell office:value-type="float" office:value="11" table:style-name="ce26">
            <text:p>11</text:p>
          </table:table-cell>
          <table:table-cell office:value-type="float" office:value="11" table:style-name="ce26">
            <text:p>11</text:p>
          </table:table-cell>
          <table:table-cell office:value-type="float" office:value="16" table:style-name="ce27">
            <text:p>16</text:p>
          </table:table-cell>
          <table:table-cell office:value-type="float" office:value="8" table:style-name="ce27">
            <text:p>8</text:p>
          </table:table-cell>
          <table:table-cell office:value-type="float" office:value="45" table:style-name="ce27">
            <text:p>45</text:p>
          </table:table-cell>
          <table:table-cell office:value-type="float" office:value="45" table:style-name="ce27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90/90/11</text:p>
          </table:table-cell>
          <table:table-cell office:value-type="string" table:style-name="ce26">
            <text:p>L90/90/11</text:p>
          </table:table-cell>
          <table:table-cell office:value-type="string" table:style-name="ce26">
            <text:p>L90x90x11</text:p>
          </table:table-cell>
          <table:table-cell office:value-type="string" table:style-name="ce27">
            <text:p>L90x90x11</text:p>
          </table:table-cell>
          <table:table-cell table:style-name="ce15"/>
          <table:table-cell office:value-type="string" office:string-value="synonyms&quot;:[&quot;H90/90/11&quot;,&quot;L90/90/11&quot;,&quot;L90x90x11&quot;,&quot;L90x90x11&quot;]}]}," table:formula="of:= &quot;synonyms&quot;&amp;&quot;&quot;&quot;&quot;&amp;&quot;:[&quot;&amp;&quot;&quot;&quot;&quot;&amp;[.K64]&amp;&quot;&quot;&quot;&quot;&amp;&quot;,&quot;&amp;&quot;&quot;&quot;&quot;&amp;[.L64]&amp;&quot;&quot;&quot;&quot;&amp;&quot;,&quot;&amp;&quot;&quot;&quot;&quot;&amp;[.M64]&amp;&quot;&quot;&quot;&quot;&amp;&quot;,&quot;&amp;&quot;&quot;&quot;&quot;&amp;[.N64]&amp;&quot;&quot;&quot;&quot;&amp;&quot;]}]},&quot;" table:style-name="ce28">
            <text:p>synonyms":["H90/90/11","L90/90/11","L90x90x11","L90x90x11"]}]},</text:p>
          </table:table-cell>
          <table:table-cell office:value-type="string" office:string-value="{&quot;L90/90/11&quot;: [{&quot;shape_coords&quot;:[90,90,11,11,16,8,45,45],&quot;shape_name&quot;:&quot;LAngle&quot;,&quot;synonyms&quot;:[&quot;H90/90/11&quot;,&quot;L90/90/11&quot;,&quot;L90x90x11&quot;,&quot;L90x90x11&quot;]}]}," table:formula="of:=&quot;{&quot; &amp; &quot;&quot;&quot;&quot;&amp;[.A64]&amp;&quot;&quot;&quot;&quot;&amp;&quot;: [{&quot;&quot;&quot; &amp;&quot;shape_coords&quot;&amp;&quot;&quot;&quot;&quot; &amp; &quot;:&quot; &amp; &quot;[&quot; &amp; [.B64] &amp; &quot;,&quot; &amp;[.C64] &amp; &quot;,&quot; &amp;[.D64]&amp; &quot;,&quot; &amp;[.E64]&amp; &quot;,&quot; &amp;[.F64]&amp; &quot;,&quot; &amp;[.G64]&amp; &quot;,&quot; &amp;[.H64]&amp; &quot;,&quot; &amp;[.I64] &amp; &quot;],&quot; &amp; &quot;&quot;&quot;&quot; &amp;&quot;shape_name&quot;&amp;&quot;&quot;&quot;&quot; &amp; &quot;:&quot; &amp; &quot;&quot;&quot;&quot; &amp;[.J64] &amp; &quot;&quot;&quot;&quot; &amp; &quot;,&quot; &amp; &quot;&quot;&quot;&quot;&amp;[.P64]" table:style-name="ce11">
            <text:p>{"L90/90/11": [{"shape_coords":[90,90,11,11,16,8,45,45],"shape_name":"LAngle","synonyms":["H90/90/11","L90/90/11","L90x90x11","L90x90x11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90/90/12</text:p>
          </table:table-cell>
          <table:table-cell office:value-type="float" office:value="90" table:style-name="ce26">
            <text:p>90</text:p>
          </table:table-cell>
          <table:table-cell office:value-type="float" office:value="90" table:style-name="ce26">
            <text:p>90</text:p>
          </table:table-cell>
          <table:table-cell office:value-type="float" office:value="12" table:style-name="ce26">
            <text:p>12</text:p>
          </table:table-cell>
          <table:table-cell office:value-type="float" office:value="12" table:style-name="ce26">
            <text:p>12</text:p>
          </table:table-cell>
          <table:table-cell office:value-type="float" office:value="17" table:style-name="ce27">
            <text:p>17</text:p>
          </table:table-cell>
          <table:table-cell office:value-type="string" table:style-name="ce27">
            <text:p>8.5</text:p>
          </table:table-cell>
          <table:table-cell office:value-type="float" office:value="45" table:style-name="ce27">
            <text:p>45</text:p>
          </table:table-cell>
          <table:table-cell office:value-type="float" office:value="45" table:style-name="ce27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90/90/12</text:p>
          </table:table-cell>
          <table:table-cell office:value-type="string" table:style-name="ce26">
            <text:p>L90/90/12</text:p>
          </table:table-cell>
          <table:table-cell office:value-type="string" table:style-name="ce26">
            <text:p>L90x90x12</text:p>
          </table:table-cell>
          <table:table-cell office:value-type="string" table:style-name="ce27">
            <text:p>L90x90x12</text:p>
          </table:table-cell>
          <table:table-cell table:style-name="ce15"/>
          <table:table-cell office:value-type="string" office:string-value="synonyms&quot;:[&quot;H90/90/12&quot;,&quot;L90/90/12&quot;,&quot;L90x90x12&quot;,&quot;L90x90x12&quot;]}]}," table:formula="of:= &quot;synonyms&quot;&amp;&quot;&quot;&quot;&quot;&amp;&quot;:[&quot;&amp;&quot;&quot;&quot;&quot;&amp;[.K65]&amp;&quot;&quot;&quot;&quot;&amp;&quot;,&quot;&amp;&quot;&quot;&quot;&quot;&amp;[.L65]&amp;&quot;&quot;&quot;&quot;&amp;&quot;,&quot;&amp;&quot;&quot;&quot;&quot;&amp;[.M65]&amp;&quot;&quot;&quot;&quot;&amp;&quot;,&quot;&amp;&quot;&quot;&quot;&quot;&amp;[.N65]&amp;&quot;&quot;&quot;&quot;&amp;&quot;]}]},&quot;" table:style-name="ce28">
            <text:p>synonyms":["H90/90/12","L90/90/12","L90x90x12","L90x90x12"]}]},</text:p>
          </table:table-cell>
          <table:table-cell office:value-type="string" office:string-value="{&quot;L90/90/12&quot;: [{&quot;shape_coords&quot;:[90,90,12,12,17,8.5,45,45],&quot;shape_name&quot;:&quot;LAngle&quot;,&quot;synonyms&quot;:[&quot;H90/90/12&quot;,&quot;L90/90/12&quot;,&quot;L90x90x12&quot;,&quot;L90x90x12&quot;]}]}," table:formula="of:=&quot;{&quot; &amp; &quot;&quot;&quot;&quot;&amp;[.A65]&amp;&quot;&quot;&quot;&quot;&amp;&quot;: [{&quot;&quot;&quot; &amp;&quot;shape_coords&quot;&amp;&quot;&quot;&quot;&quot; &amp; &quot;:&quot; &amp; &quot;[&quot; &amp; [.B65] &amp; &quot;,&quot; &amp;[.C65] &amp; &quot;,&quot; &amp;[.D65]&amp; &quot;,&quot; &amp;[.E65]&amp; &quot;,&quot; &amp;[.F65]&amp; &quot;,&quot; &amp;[.G65]&amp; &quot;,&quot; &amp;[.H65]&amp; &quot;,&quot; &amp;[.I65] &amp; &quot;],&quot; &amp; &quot;&quot;&quot;&quot; &amp;&quot;shape_name&quot;&amp;&quot;&quot;&quot;&quot; &amp; &quot;:&quot; &amp; &quot;&quot;&quot;&quot; &amp;[.J65] &amp; &quot;&quot;&quot;&quot; &amp; &quot;,&quot; &amp; &quot;&quot;&quot;&quot;&amp;[.P65]" table:style-name="ce11">
            <text:p>{"L90/90/12": [{"shape_coords":[90,90,12,12,17,8.5,45,45],"shape_name":"LAngle","synonyms":["H90/90/12","L90/90/12","L90x90x12","L90x9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90/90/13</text:p>
          </table:table-cell>
          <table:table-cell office:value-type="float" office:value="90" table:style-name="ce26">
            <text:p>90</text:p>
          </table:table-cell>
          <table:table-cell office:value-type="float" office:value="90" table:style-name="ce26">
            <text:p>90</text:p>
          </table:table-cell>
          <table:table-cell office:value-type="float" office:value="13" table:style-name="ce26">
            <text:p>13</text:p>
          </table:table-cell>
          <table:table-cell office:value-type="float" office:value="13" table:style-name="ce26">
            <text:p>13</text:p>
          </table:table-cell>
          <table:table-cell office:value-type="float" office:value="18" table:style-name="ce27">
            <text:p>18</text:p>
          </table:table-cell>
          <table:table-cell office:value-type="float" office:value="9" table:style-name="ce27">
            <text:p>9</text:p>
          </table:table-cell>
          <table:table-cell office:value-type="float" office:value="45" table:style-name="ce27">
            <text:p>45</text:p>
          </table:table-cell>
          <table:table-cell office:value-type="float" office:value="45" table:style-name="ce27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90/90/13</text:p>
          </table:table-cell>
          <table:table-cell office:value-type="string" table:style-name="ce26">
            <text:p>L90/90/13</text:p>
          </table:table-cell>
          <table:table-cell office:value-type="string" table:style-name="ce26">
            <text:p>L90x90x13</text:p>
          </table:table-cell>
          <table:table-cell office:value-type="string" table:style-name="ce27">
            <text:p>L90x90x13</text:p>
          </table:table-cell>
          <table:table-cell table:style-name="ce15"/>
          <table:table-cell office:value-type="string" office:string-value="synonyms&quot;:[&quot;H90/90/13&quot;,&quot;L90/90/13&quot;,&quot;L90x90x13&quot;,&quot;L90x90x13&quot;]}]}," table:formula="of:= &quot;synonyms&quot;&amp;&quot;&quot;&quot;&quot;&amp;&quot;:[&quot;&amp;&quot;&quot;&quot;&quot;&amp;[.K66]&amp;&quot;&quot;&quot;&quot;&amp;&quot;,&quot;&amp;&quot;&quot;&quot;&quot;&amp;[.L66]&amp;&quot;&quot;&quot;&quot;&amp;&quot;,&quot;&amp;&quot;&quot;&quot;&quot;&amp;[.M66]&amp;&quot;&quot;&quot;&quot;&amp;&quot;,&quot;&amp;&quot;&quot;&quot;&quot;&amp;[.N66]&amp;&quot;&quot;&quot;&quot;&amp;&quot;]}]},&quot;" table:style-name="ce28">
            <text:p>synonyms":["H90/90/13","L90/90/13","L90x90x13","L90x90x13"]}]},</text:p>
          </table:table-cell>
          <table:table-cell office:value-type="string" office:string-value="{&quot;L90/90/13&quot;: [{&quot;shape_coords&quot;:[90,90,13,13,18,9,45,45],&quot;shape_name&quot;:&quot;LAngle&quot;,&quot;synonyms&quot;:[&quot;H90/90/13&quot;,&quot;L90/90/13&quot;,&quot;L90x90x13&quot;,&quot;L90x90x13&quot;]}]}," table:formula="of:=&quot;{&quot; &amp; &quot;&quot;&quot;&quot;&amp;[.A66]&amp;&quot;&quot;&quot;&quot;&amp;&quot;: [{&quot;&quot;&quot; &amp;&quot;shape_coords&quot;&amp;&quot;&quot;&quot;&quot; &amp; &quot;:&quot; &amp; &quot;[&quot; &amp; [.B66] &amp; &quot;,&quot; &amp;[.C66] &amp; &quot;,&quot; &amp;[.D66]&amp; &quot;,&quot; &amp;[.E66]&amp; &quot;,&quot; &amp;[.F66]&amp; &quot;,&quot; &amp;[.G66]&amp; &quot;,&quot; &amp;[.H66]&amp; &quot;,&quot; &amp;[.I66] &amp; &quot;],&quot; &amp; &quot;&quot;&quot;&quot; &amp;&quot;shape_name&quot;&amp;&quot;&quot;&quot;&quot; &amp; &quot;:&quot; &amp; &quot;&quot;&quot;&quot; &amp;[.J66] &amp; &quot;&quot;&quot;&quot; &amp; &quot;,&quot; &amp; &quot;&quot;&quot;&quot;&amp;[.P66]" table:style-name="ce11">
            <text:p>{"L90/90/13": [{"shape_coords":[90,90,13,13,18,9,45,45],"shape_name":"LAngle","synonyms":["H90/90/13","L90/90/13","L90x90x13","L90x90x1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90/90/16</text:p>
          </table:table-cell>
          <table:table-cell office:value-type="float" office:value="90" table:style-name="ce26">
            <text:p>90</text:p>
          </table:table-cell>
          <table:table-cell office:value-type="float" office:value="90" table:style-name="ce26">
            <text:p>90</text:p>
          </table:table-cell>
          <table:table-cell office:value-type="float" office:value="16" table:style-name="ce26">
            <text:p>16</text:p>
          </table:table-cell>
          <table:table-cell office:value-type="float" office:value="16" table:style-name="ce26">
            <text:p>16</text:p>
          </table:table-cell>
          <table:table-cell office:value-type="float" office:value="21" table:style-name="ce27">
            <text:p>21</text:p>
          </table:table-cell>
          <table:table-cell office:value-type="string" table:style-name="ce27">
            <text:p>10.5</text:p>
          </table:table-cell>
          <table:table-cell office:value-type="float" office:value="45" table:style-name="ce27">
            <text:p>45</text:p>
          </table:table-cell>
          <table:table-cell office:value-type="float" office:value="45" table:style-name="ce27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90/90/16</text:p>
          </table:table-cell>
          <table:table-cell office:value-type="string" table:style-name="ce26">
            <text:p>L90/90/16</text:p>
          </table:table-cell>
          <table:table-cell office:value-type="string" table:style-name="ce26">
            <text:p>L90x90x16</text:p>
          </table:table-cell>
          <table:table-cell office:value-type="string" table:style-name="ce27">
            <text:p>L90x90x16</text:p>
          </table:table-cell>
          <table:table-cell table:style-name="ce15"/>
          <table:table-cell office:value-type="string" office:string-value="synonyms&quot;:[&quot;H90/90/16&quot;,&quot;L90/90/16&quot;,&quot;L90x90x16&quot;,&quot;L90x90x16&quot;]}]}," table:formula="of:= &quot;synonyms&quot;&amp;&quot;&quot;&quot;&quot;&amp;&quot;:[&quot;&amp;&quot;&quot;&quot;&quot;&amp;[.K67]&amp;&quot;&quot;&quot;&quot;&amp;&quot;,&quot;&amp;&quot;&quot;&quot;&quot;&amp;[.L67]&amp;&quot;&quot;&quot;&quot;&amp;&quot;,&quot;&amp;&quot;&quot;&quot;&quot;&amp;[.M67]&amp;&quot;&quot;&quot;&quot;&amp;&quot;,&quot;&amp;&quot;&quot;&quot;&quot;&amp;[.N67]&amp;&quot;&quot;&quot;&quot;&amp;&quot;]}]},&quot;" table:style-name="ce28">
            <text:p>synonyms":["H90/90/16","L90/90/16","L90x90x16","L90x90x16"]}]},</text:p>
          </table:table-cell>
          <table:table-cell office:value-type="string" office:string-value="{&quot;L90/90/16&quot;: [{&quot;shape_coords&quot;:[90,90,16,16,21,10.5,45,45],&quot;shape_name&quot;:&quot;LAngle&quot;,&quot;synonyms&quot;:[&quot;H90/90/16&quot;,&quot;L90/90/16&quot;,&quot;L90x90x16&quot;,&quot;L90x90x16&quot;]}]}," table:formula="of:=&quot;{&quot; &amp; &quot;&quot;&quot;&quot;&amp;[.A67]&amp;&quot;&quot;&quot;&quot;&amp;&quot;: [{&quot;&quot;&quot; &amp;&quot;shape_coords&quot;&amp;&quot;&quot;&quot;&quot; &amp; &quot;:&quot; &amp; &quot;[&quot; &amp; [.B67] &amp; &quot;,&quot; &amp;[.C67] &amp; &quot;,&quot; &amp;[.D67]&amp; &quot;,&quot; &amp;[.E67]&amp; &quot;,&quot; &amp;[.F67]&amp; &quot;,&quot; &amp;[.G67]&amp; &quot;,&quot; &amp;[.H67]&amp; &quot;,&quot; &amp;[.I67] &amp; &quot;],&quot; &amp; &quot;&quot;&quot;&quot; &amp;&quot;shape_name&quot;&amp;&quot;&quot;&quot;&quot; &amp; &quot;:&quot; &amp; &quot;&quot;&quot;&quot; &amp;[.J67] &amp; &quot;&quot;&quot;&quot; &amp; &quot;,&quot; &amp; &quot;&quot;&quot;&quot;&amp;[.P67]" table:style-name="ce11">
            <text:p>{"L90/90/16": [{"shape_coords":[90,90,16,16,21,10.5,45,45],"shape_name":"LAngle","synonyms":["H90/90/16","L90/90/16","L90x90x16","L90x9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100/8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4" table:style-name="ce27">
            <text:p>14</text:p>
          </table:table-cell>
          <table:table-cell office:value-type="float" office:value="7" table:style-name="ce27">
            <text:p>7</text:p>
          </table:table-cell>
          <table:table-cell office:value-type="float" office:value="50" table:style-name="ce27">
            <text:p>50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100/8</text:p>
          </table:table-cell>
          <table:table-cell office:value-type="string" table:style-name="ce26">
            <text:p>L100/100/8</text:p>
          </table:table-cell>
          <table:table-cell office:value-type="string" table:style-name="ce26">
            <text:p>L100x100x8</text:p>
          </table:table-cell>
          <table:table-cell office:value-type="string" table:style-name="ce27">
            <text:p>L100x100x8</text:p>
          </table:table-cell>
          <table:table-cell table:style-name="ce15"/>
          <table:table-cell office:value-type="string" office:string-value="synonyms&quot;:[&quot;H100/100/8&quot;,&quot;L100/100/8&quot;,&quot;L100x100x8&quot;,&quot;L100x100x8&quot;]}]}," table:formula="of:= &quot;synonyms&quot;&amp;&quot;&quot;&quot;&quot;&amp;&quot;:[&quot;&amp;&quot;&quot;&quot;&quot;&amp;[.K68]&amp;&quot;&quot;&quot;&quot;&amp;&quot;,&quot;&amp;&quot;&quot;&quot;&quot;&amp;[.L68]&amp;&quot;&quot;&quot;&quot;&amp;&quot;,&quot;&amp;&quot;&quot;&quot;&quot;&amp;[.M68]&amp;&quot;&quot;&quot;&quot;&amp;&quot;,&quot;&amp;&quot;&quot;&quot;&quot;&amp;[.N68]&amp;&quot;&quot;&quot;&quot;&amp;&quot;]}]},&quot;" table:style-name="ce28">
            <text:p>synonyms":["H100/100/8","L100/100/8","L100x100x8","L100x100x8"]}]},</text:p>
          </table:table-cell>
          <table:table-cell office:value-type="string" office:string-value="{&quot;L100/100/8&quot;: [{&quot;shape_coords&quot;:[100,100,8,8,14,7,50,50],&quot;shape_name&quot;:&quot;LAngle&quot;,&quot;synonyms&quot;:[&quot;H100/100/8&quot;,&quot;L100/100/8&quot;,&quot;L100x100x8&quot;,&quot;L100x100x8&quot;]}]}," table:formula="of:=&quot;{&quot; &amp; &quot;&quot;&quot;&quot;&amp;[.A68]&amp;&quot;&quot;&quot;&quot;&amp;&quot;: [{&quot;&quot;&quot; &amp;&quot;shape_coords&quot;&amp;&quot;&quot;&quot;&quot; &amp; &quot;:&quot; &amp; &quot;[&quot; &amp; [.B68] &amp; &quot;,&quot; &amp;[.C68] &amp; &quot;,&quot; &amp;[.D68]&amp; &quot;,&quot; &amp;[.E68]&amp; &quot;,&quot; &amp;[.F68]&amp; &quot;,&quot; &amp;[.G68]&amp; &quot;,&quot; &amp;[.H68]&amp; &quot;,&quot; &amp;[.I68] &amp; &quot;],&quot; &amp; &quot;&quot;&quot;&quot; &amp;&quot;shape_name&quot;&amp;&quot;&quot;&quot;&quot; &amp; &quot;:&quot; &amp; &quot;&quot;&quot;&quot; &amp;[.J68] &amp; &quot;&quot;&quot;&quot; &amp; &quot;,&quot; &amp; &quot;&quot;&quot;&quot;&amp;[.P68]" table:style-name="ce11">
            <text:p>{"L100/100/8": [{"shape_coords":[100,100,8,8,14,7,50,50],"shape_name":"LAngle","synonyms":["H100/100/8","L100/100/8","L100x100x8","L100x10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100/10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float" office:value="16" table:style-name="ce27">
            <text:p>16</text:p>
          </table:table-cell>
          <table:table-cell office:value-type="float" office:value="8" table:style-name="ce27">
            <text:p>8</text:p>
          </table:table-cell>
          <table:table-cell office:value-type="float" office:value="50" table:style-name="ce27">
            <text:p>50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100/10</text:p>
          </table:table-cell>
          <table:table-cell office:value-type="string" table:style-name="ce26">
            <text:p>L100/100/10</text:p>
          </table:table-cell>
          <table:table-cell office:value-type="string" table:style-name="ce26">
            <text:p>L100x100x10</text:p>
          </table:table-cell>
          <table:table-cell office:value-type="string" table:style-name="ce27">
            <text:p>L100x100x10</text:p>
          </table:table-cell>
          <table:table-cell table:style-name="ce15"/>
          <table:table-cell office:value-type="string" office:string-value="synonyms&quot;:[&quot;H100/100/10&quot;,&quot;L100/100/10&quot;,&quot;L100x100x10&quot;,&quot;L100x100x10&quot;]}]}," table:formula="of:= &quot;synonyms&quot;&amp;&quot;&quot;&quot;&quot;&amp;&quot;:[&quot;&amp;&quot;&quot;&quot;&quot;&amp;[.K69]&amp;&quot;&quot;&quot;&quot;&amp;&quot;,&quot;&amp;&quot;&quot;&quot;&quot;&amp;[.L69]&amp;&quot;&quot;&quot;&quot;&amp;&quot;,&quot;&amp;&quot;&quot;&quot;&quot;&amp;[.M69]&amp;&quot;&quot;&quot;&quot;&amp;&quot;,&quot;&amp;&quot;&quot;&quot;&quot;&amp;[.N69]&amp;&quot;&quot;&quot;&quot;&amp;&quot;]}]},&quot;" table:style-name="ce28">
            <text:p>synonyms":["H100/100/10","L100/100/10","L100x100x10","L100x100x10"]}]},</text:p>
          </table:table-cell>
          <table:table-cell office:value-type="string" office:string-value="{&quot;L100/100/10&quot;: [{&quot;shape_coords&quot;:[100,100,10,10,16,8,50,50],&quot;shape_name&quot;:&quot;LAngle&quot;,&quot;synonyms&quot;:[&quot;H100/100/10&quot;,&quot;L100/100/10&quot;,&quot;L100x100x10&quot;,&quot;L100x100x10&quot;]}]}," table:formula="of:=&quot;{&quot; &amp; &quot;&quot;&quot;&quot;&amp;[.A69]&amp;&quot;&quot;&quot;&quot;&amp;&quot;: [{&quot;&quot;&quot; &amp;&quot;shape_coords&quot;&amp;&quot;&quot;&quot;&quot; &amp; &quot;:&quot; &amp; &quot;[&quot; &amp; [.B69] &amp; &quot;,&quot; &amp;[.C69] &amp; &quot;,&quot; &amp;[.D69]&amp; &quot;,&quot; &amp;[.E69]&amp; &quot;,&quot; &amp;[.F69]&amp; &quot;,&quot; &amp;[.G69]&amp; &quot;,&quot; &amp;[.H69]&amp; &quot;,&quot; &amp;[.I69] &amp; &quot;],&quot; &amp; &quot;&quot;&quot;&quot; &amp;&quot;shape_name&quot;&amp;&quot;&quot;&quot;&quot; &amp; &quot;:&quot; &amp; &quot;&quot;&quot;&quot; &amp;[.J69] &amp; &quot;&quot;&quot;&quot; &amp; &quot;,&quot; &amp; &quot;&quot;&quot;&quot;&amp;[.P69]" table:style-name="ce11">
            <text:p>{"L100/100/10": [{"shape_coords":[100,100,10,10,16,8,50,50],"shape_name":"LAngle","synonyms":["H100/100/10","L100/100/10","L100x100x10","L100x10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100/12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2" table:style-name="ce26">
            <text:p>12</text:p>
          </table:table-cell>
          <table:table-cell office:value-type="float" office:value="12" table:style-name="ce26">
            <text:p>12</text:p>
          </table:table-cell>
          <table:table-cell office:value-type="float" office:value="18" table:style-name="ce27">
            <text:p>18</text:p>
          </table:table-cell>
          <table:table-cell office:value-type="float" office:value="9" table:style-name="ce27">
            <text:p>9</text:p>
          </table:table-cell>
          <table:table-cell office:value-type="float" office:value="50" table:style-name="ce27">
            <text:p>50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100/12</text:p>
          </table:table-cell>
          <table:table-cell office:value-type="string" table:style-name="ce26">
            <text:p>L100/100/12</text:p>
          </table:table-cell>
          <table:table-cell office:value-type="string" table:style-name="ce26">
            <text:p>L100x100x12</text:p>
          </table:table-cell>
          <table:table-cell office:value-type="string" table:style-name="ce27">
            <text:p>L100x100x12</text:p>
          </table:table-cell>
          <table:table-cell table:style-name="ce15"/>
          <table:table-cell office:value-type="string" office:string-value="synonyms&quot;:[&quot;H100/100/12&quot;,&quot;L100/100/12&quot;,&quot;L100x100x12&quot;,&quot;L100x100x12&quot;]}]}," table:formula="of:= &quot;synonyms&quot;&amp;&quot;&quot;&quot;&quot;&amp;&quot;:[&quot;&amp;&quot;&quot;&quot;&quot;&amp;[.K70]&amp;&quot;&quot;&quot;&quot;&amp;&quot;,&quot;&amp;&quot;&quot;&quot;&quot;&amp;[.L70]&amp;&quot;&quot;&quot;&quot;&amp;&quot;,&quot;&amp;&quot;&quot;&quot;&quot;&amp;[.M70]&amp;&quot;&quot;&quot;&quot;&amp;&quot;,&quot;&amp;&quot;&quot;&quot;&quot;&amp;[.N70]&amp;&quot;&quot;&quot;&quot;&amp;&quot;]}]},&quot;" table:style-name="ce28">
            <text:p>synonyms":["H100/100/12","L100/100/12","L100x100x12","L100x100x12"]}]},</text:p>
          </table:table-cell>
          <table:table-cell office:value-type="string" office:string-value="{&quot;L100/100/12&quot;: [{&quot;shape_coords&quot;:[100,100,12,12,18,9,50,50],&quot;shape_name&quot;:&quot;LAngle&quot;,&quot;synonyms&quot;:[&quot;H100/100/12&quot;,&quot;L100/100/12&quot;,&quot;L100x100x12&quot;,&quot;L100x100x12&quot;]}]}," table:formula="of:=&quot;{&quot; &amp; &quot;&quot;&quot;&quot;&amp;[.A70]&amp;&quot;&quot;&quot;&quot;&amp;&quot;: [{&quot;&quot;&quot; &amp;&quot;shape_coords&quot;&amp;&quot;&quot;&quot;&quot; &amp; &quot;:&quot; &amp; &quot;[&quot; &amp; [.B70] &amp; &quot;,&quot; &amp;[.C70] &amp; &quot;,&quot; &amp;[.D70]&amp; &quot;,&quot; &amp;[.E70]&amp; &quot;,&quot; &amp;[.F70]&amp; &quot;,&quot; &amp;[.G70]&amp; &quot;,&quot; &amp;[.H70]&amp; &quot;,&quot; &amp;[.I70] &amp; &quot;],&quot; &amp; &quot;&quot;&quot;&quot; &amp;&quot;shape_name&quot;&amp;&quot;&quot;&quot;&quot; &amp; &quot;:&quot; &amp; &quot;&quot;&quot;&quot; &amp;[.J70] &amp; &quot;&quot;&quot;&quot; &amp; &quot;,&quot; &amp; &quot;&quot;&quot;&quot;&amp;[.P70]" table:style-name="ce11">
            <text:p>{"L100/100/12": [{"shape_coords":[100,100,12,12,18,9,50,50],"shape_name":"LAngle","synonyms":["H100/100/12","L100/100/12","L100x100x12","L100x10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100/14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4" table:style-name="ce26">
            <text:p>14</text:p>
          </table:table-cell>
          <table:table-cell office:value-type="float" office:value="14" table:style-name="ce26">
            <text:p>14</text:p>
          </table:table-cell>
          <table:table-cell office:value-type="float" office:value="20" table:style-name="ce27">
            <text:p>20</text:p>
          </table:table-cell>
          <table:table-cell office:value-type="float" office:value="10" table:style-name="ce27">
            <text:p>10</text:p>
          </table:table-cell>
          <table:table-cell office:value-type="float" office:value="50" table:style-name="ce27">
            <text:p>50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100/14</text:p>
          </table:table-cell>
          <table:table-cell office:value-type="string" table:style-name="ce26">
            <text:p>L100/100/14</text:p>
          </table:table-cell>
          <table:table-cell office:value-type="string" table:style-name="ce26">
            <text:p>L100x100x14</text:p>
          </table:table-cell>
          <table:table-cell office:value-type="string" table:style-name="ce27">
            <text:p>L100x100x14</text:p>
          </table:table-cell>
          <table:table-cell table:style-name="ce15"/>
          <table:table-cell office:value-type="string" office:string-value="synonyms&quot;:[&quot;H100/100/14&quot;,&quot;L100/100/14&quot;,&quot;L100x100x14&quot;,&quot;L100x100x14&quot;]}]}," table:formula="of:= &quot;synonyms&quot;&amp;&quot;&quot;&quot;&quot;&amp;&quot;:[&quot;&amp;&quot;&quot;&quot;&quot;&amp;[.K71]&amp;&quot;&quot;&quot;&quot;&amp;&quot;,&quot;&amp;&quot;&quot;&quot;&quot;&amp;[.L71]&amp;&quot;&quot;&quot;&quot;&amp;&quot;,&quot;&amp;&quot;&quot;&quot;&quot;&amp;[.M71]&amp;&quot;&quot;&quot;&quot;&amp;&quot;,&quot;&amp;&quot;&quot;&quot;&quot;&amp;[.N71]&amp;&quot;&quot;&quot;&quot;&amp;&quot;]}]},&quot;" table:style-name="ce28">
            <text:p>synonyms":["H100/100/14","L100/100/14","L100x100x14","L100x100x14"]}]},</text:p>
          </table:table-cell>
          <table:table-cell office:value-type="string" office:string-value="{&quot;L100/100/14&quot;: [{&quot;shape_coords&quot;:[100,100,14,14,20,10,50,50],&quot;shape_name&quot;:&quot;LAngle&quot;,&quot;synonyms&quot;:[&quot;H100/100/14&quot;,&quot;L100/100/14&quot;,&quot;L100x100x14&quot;,&quot;L100x100x14&quot;]}]}," table:formula="of:=&quot;{&quot; &amp; &quot;&quot;&quot;&quot;&amp;[.A71]&amp;&quot;&quot;&quot;&quot;&amp;&quot;: [{&quot;&quot;&quot; &amp;&quot;shape_coords&quot;&amp;&quot;&quot;&quot;&quot; &amp; &quot;:&quot; &amp; &quot;[&quot; &amp; [.B71] &amp; &quot;,&quot; &amp;[.C71] &amp; &quot;,&quot; &amp;[.D71]&amp; &quot;,&quot; &amp;[.E71]&amp; &quot;,&quot; &amp;[.F71]&amp; &quot;,&quot; &amp;[.G71]&amp; &quot;,&quot; &amp;[.H71]&amp; &quot;,&quot; &amp;[.I71] &amp; &quot;],&quot; &amp; &quot;&quot;&quot;&quot; &amp;&quot;shape_name&quot;&amp;&quot;&quot;&quot;&quot; &amp; &quot;:&quot; &amp; &quot;&quot;&quot;&quot; &amp;[.J71] &amp; &quot;&quot;&quot;&quot; &amp; &quot;,&quot; &amp; &quot;&quot;&quot;&quot;&amp;[.P71]" table:style-name="ce11">
            <text:p>{"L100/100/14": [{"shape_coords":[100,100,14,14,20,10,50,50],"shape_name":"LAngle","synonyms":["H100/100/14","L100/100/14","L100x100x14","L100x10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100/16</text:p>
          </table:table-cell>
          <table:table-cell office:value-type="float" office:value="100" table:style-name="ce26">
            <text:p>100</text:p>
          </table:table-cell>
          <table:table-cell office:value-type="float" office:value="100" table:style-name="ce26">
            <text:p>100</text:p>
          </table:table-cell>
          <table:table-cell office:value-type="float" office:value="16" table:style-name="ce26">
            <text:p>16</text:p>
          </table:table-cell>
          <table:table-cell office:value-type="float" office:value="16" table:style-name="ce26">
            <text:p>16</text:p>
          </table:table-cell>
          <table:table-cell office:value-type="float" office:value="22" table:style-name="ce27">
            <text:p>22</text:p>
          </table:table-cell>
          <table:table-cell office:value-type="float" office:value="11" table:style-name="ce27">
            <text:p>11</text:p>
          </table:table-cell>
          <table:table-cell office:value-type="float" office:value="50" table:style-name="ce27">
            <text:p>50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100/16</text:p>
          </table:table-cell>
          <table:table-cell office:value-type="string" table:style-name="ce26">
            <text:p>L100/100/16</text:p>
          </table:table-cell>
          <table:table-cell office:value-type="string" table:style-name="ce26">
            <text:p>L100x100x16</text:p>
          </table:table-cell>
          <table:table-cell office:value-type="string" table:style-name="ce27">
            <text:p>L100x100x16</text:p>
          </table:table-cell>
          <table:table-cell table:style-name="ce15"/>
          <table:table-cell office:value-type="string" office:string-value="synonyms&quot;:[&quot;H100/100/16&quot;,&quot;L100/100/16&quot;,&quot;L100x100x16&quot;,&quot;L100x100x16&quot;]}]}," table:formula="of:= &quot;synonyms&quot;&amp;&quot;&quot;&quot;&quot;&amp;&quot;:[&quot;&amp;&quot;&quot;&quot;&quot;&amp;[.K72]&amp;&quot;&quot;&quot;&quot;&amp;&quot;,&quot;&amp;&quot;&quot;&quot;&quot;&amp;[.L72]&amp;&quot;&quot;&quot;&quot;&amp;&quot;,&quot;&amp;&quot;&quot;&quot;&quot;&amp;[.M72]&amp;&quot;&quot;&quot;&quot;&amp;&quot;,&quot;&amp;&quot;&quot;&quot;&quot;&amp;[.N72]&amp;&quot;&quot;&quot;&quot;&amp;&quot;]}]},&quot;" table:style-name="ce28">
            <text:p>synonyms":["H100/100/16","L100/100/16","L100x100x16","L100x100x16"]}]},</text:p>
          </table:table-cell>
          <table:table-cell office:value-type="string" office:string-value="{&quot;L100/100/16&quot;: [{&quot;shape_coords&quot;:[100,100,16,16,22,11,50,50],&quot;shape_name&quot;:&quot;LAngle&quot;,&quot;synonyms&quot;:[&quot;H100/100/16&quot;,&quot;L100/100/16&quot;,&quot;L100x100x16&quot;,&quot;L100x100x16&quot;]}]}," table:formula="of:=&quot;{&quot; &amp; &quot;&quot;&quot;&quot;&amp;[.A72]&amp;&quot;&quot;&quot;&quot;&amp;&quot;: [{&quot;&quot;&quot; &amp;&quot;shape_coords&quot;&amp;&quot;&quot;&quot;&quot; &amp; &quot;:&quot; &amp; &quot;[&quot; &amp; [.B72] &amp; &quot;,&quot; &amp;[.C72] &amp; &quot;,&quot; &amp;[.D72]&amp; &quot;,&quot; &amp;[.E72]&amp; &quot;,&quot; &amp;[.F72]&amp; &quot;,&quot; &amp;[.G72]&amp; &quot;,&quot; &amp;[.H72]&amp; &quot;,&quot; &amp;[.I72] &amp; &quot;],&quot; &amp; &quot;&quot;&quot;&quot; &amp;&quot;shape_name&quot;&amp;&quot;&quot;&quot;&quot; &amp; &quot;:&quot; &amp; &quot;&quot;&quot;&quot; &amp;[.J72] &amp; &quot;&quot;&quot;&quot; &amp; &quot;,&quot; &amp; &quot;&quot;&quot;&quot;&amp;[.P72]" table:style-name="ce11">
            <text:p>{"L100/100/16": [{"shape_coords":[100,100,16,16,22,11,50,50],"shape_name":"LAngle","synonyms":["H100/100/16","L100/100/16","L100x100x16","L100x10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10/110/10</text:p>
          </table:table-cell>
          <table:table-cell office:value-type="float" office:value="110" table:style-name="ce26">
            <text:p>110</text:p>
          </table:table-cell>
          <table:table-cell office:value-type="float" office:value="110" table:style-name="ce26">
            <text:p>110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float" office:value="16" table:style-name="ce27">
            <text:p>16</text:p>
          </table:table-cell>
          <table:table-cell office:value-type="float" office:value="8" table:style-name="ce27">
            <text:p>8</text:p>
          </table:table-cell>
          <table:table-cell office:value-type="float" office:value="55" table:style-name="ce27">
            <text:p>55</text:p>
          </table:table-cell>
          <table:table-cell office:value-type="float" office:value="55" table:style-name="ce27">
            <text:p>5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10/110/10</text:p>
          </table:table-cell>
          <table:table-cell office:value-type="string" table:style-name="ce26">
            <text:p>L110/110/10</text:p>
          </table:table-cell>
          <table:table-cell office:value-type="string" table:style-name="ce26">
            <text:p>L110x110x10</text:p>
          </table:table-cell>
          <table:table-cell office:value-type="string" table:style-name="ce27">
            <text:p>L110x110x10</text:p>
          </table:table-cell>
          <table:table-cell table:style-name="ce15"/>
          <table:table-cell office:value-type="string" office:string-value="synonyms&quot;:[&quot;H110/110/10&quot;,&quot;L110/110/10&quot;,&quot;L110x110x10&quot;,&quot;L110x110x10&quot;]}]}," table:formula="of:= &quot;synonyms&quot;&amp;&quot;&quot;&quot;&quot;&amp;&quot;:[&quot;&amp;&quot;&quot;&quot;&quot;&amp;[.K73]&amp;&quot;&quot;&quot;&quot;&amp;&quot;,&quot;&amp;&quot;&quot;&quot;&quot;&amp;[.L73]&amp;&quot;&quot;&quot;&quot;&amp;&quot;,&quot;&amp;&quot;&quot;&quot;&quot;&amp;[.M73]&amp;&quot;&quot;&quot;&quot;&amp;&quot;,&quot;&amp;&quot;&quot;&quot;&quot;&amp;[.N73]&amp;&quot;&quot;&quot;&quot;&amp;&quot;]}]},&quot;" table:style-name="ce28">
            <text:p>synonyms":["H110/110/10","L110/110/10","L110x110x10","L110x110x10"]}]},</text:p>
          </table:table-cell>
          <table:table-cell office:value-type="string" office:string-value="{&quot;L110/110/10&quot;: [{&quot;shape_coords&quot;:[110,110,10,10,16,8,55,55],&quot;shape_name&quot;:&quot;LAngle&quot;,&quot;synonyms&quot;:[&quot;H110/110/10&quot;,&quot;L110/110/10&quot;,&quot;L110x110x10&quot;,&quot;L110x110x10&quot;]}]}," table:formula="of:=&quot;{&quot; &amp; &quot;&quot;&quot;&quot;&amp;[.A73]&amp;&quot;&quot;&quot;&quot;&amp;&quot;: [{&quot;&quot;&quot; &amp;&quot;shape_coords&quot;&amp;&quot;&quot;&quot;&quot; &amp; &quot;:&quot; &amp; &quot;[&quot; &amp; [.B73] &amp; &quot;,&quot; &amp;[.C73] &amp; &quot;,&quot; &amp;[.D73]&amp; &quot;,&quot; &amp;[.E73]&amp; &quot;,&quot; &amp;[.F73]&amp; &quot;,&quot; &amp;[.G73]&amp; &quot;,&quot; &amp;[.H73]&amp; &quot;,&quot; &amp;[.I73] &amp; &quot;],&quot; &amp; &quot;&quot;&quot;&quot; &amp;&quot;shape_name&quot;&amp;&quot;&quot;&quot;&quot; &amp; &quot;:&quot; &amp; &quot;&quot;&quot;&quot; &amp;[.J73] &amp; &quot;&quot;&quot;&quot; &amp; &quot;,&quot; &amp; &quot;&quot;&quot;&quot;&amp;[.P73]" table:style-name="ce11">
            <text:p>{"L110/110/10": [{"shape_coords":[110,110,10,10,16,8,55,55],"shape_name":"LAngle","synonyms":["H110/110/10","L110/110/10","L110x110x10","L110x11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10/110/12</text:p>
          </table:table-cell>
          <table:table-cell office:value-type="float" office:value="110" table:style-name="ce26">
            <text:p>110</text:p>
          </table:table-cell>
          <table:table-cell office:value-type="float" office:value="110" table:style-name="ce26">
            <text:p>110</text:p>
          </table:table-cell>
          <table:table-cell office:value-type="float" office:value="12" table:style-name="ce26">
            <text:p>12</text:p>
          </table:table-cell>
          <table:table-cell office:value-type="float" office:value="12" table:style-name="ce26">
            <text:p>12</text:p>
          </table:table-cell>
          <table:table-cell office:value-type="float" office:value="18" table:style-name="ce27">
            <text:p>18</text:p>
          </table:table-cell>
          <table:table-cell office:value-type="float" office:value="9" table:style-name="ce27">
            <text:p>9</text:p>
          </table:table-cell>
          <table:table-cell office:value-type="float" office:value="55" table:style-name="ce27">
            <text:p>55</text:p>
          </table:table-cell>
          <table:table-cell office:value-type="float" office:value="55" table:style-name="ce27">
            <text:p>5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10/110/12</text:p>
          </table:table-cell>
          <table:table-cell office:value-type="string" table:style-name="ce26">
            <text:p>L110/110/12</text:p>
          </table:table-cell>
          <table:table-cell office:value-type="string" table:style-name="ce26">
            <text:p>L110x110x12</text:p>
          </table:table-cell>
          <table:table-cell office:value-type="string" table:style-name="ce27">
            <text:p>L110x110x12</text:p>
          </table:table-cell>
          <table:table-cell table:style-name="ce15"/>
          <table:table-cell office:value-type="string" office:string-value="synonyms&quot;:[&quot;H110/110/12&quot;,&quot;L110/110/12&quot;,&quot;L110x110x12&quot;,&quot;L110x110x12&quot;]}]}," table:formula="of:= &quot;synonyms&quot;&amp;&quot;&quot;&quot;&quot;&amp;&quot;:[&quot;&amp;&quot;&quot;&quot;&quot;&amp;[.K74]&amp;&quot;&quot;&quot;&quot;&amp;&quot;,&quot;&amp;&quot;&quot;&quot;&quot;&amp;[.L74]&amp;&quot;&quot;&quot;&quot;&amp;&quot;,&quot;&amp;&quot;&quot;&quot;&quot;&amp;[.M74]&amp;&quot;&quot;&quot;&quot;&amp;&quot;,&quot;&amp;&quot;&quot;&quot;&quot;&amp;[.N74]&amp;&quot;&quot;&quot;&quot;&amp;&quot;]}]},&quot;" table:style-name="ce28">
            <text:p>synonyms":["H110/110/12","L110/110/12","L110x110x12","L110x110x12"]}]},</text:p>
          </table:table-cell>
          <table:table-cell office:value-type="string" office:string-value="{&quot;L110/110/12&quot;: [{&quot;shape_coords&quot;:[110,110,12,12,18,9,55,55],&quot;shape_name&quot;:&quot;LAngle&quot;,&quot;synonyms&quot;:[&quot;H110/110/12&quot;,&quot;L110/110/12&quot;,&quot;L110x110x12&quot;,&quot;L110x110x12&quot;]}]}," table:formula="of:=&quot;{&quot; &amp; &quot;&quot;&quot;&quot;&amp;[.A74]&amp;&quot;&quot;&quot;&quot;&amp;&quot;: [{&quot;&quot;&quot; &amp;&quot;shape_coords&quot;&amp;&quot;&quot;&quot;&quot; &amp; &quot;:&quot; &amp; &quot;[&quot; &amp; [.B74] &amp; &quot;,&quot; &amp;[.C74] &amp; &quot;,&quot; &amp;[.D74]&amp; &quot;,&quot; &amp;[.E74]&amp; &quot;,&quot; &amp;[.F74]&amp; &quot;,&quot; &amp;[.G74]&amp; &quot;,&quot; &amp;[.H74]&amp; &quot;,&quot; &amp;[.I74] &amp; &quot;],&quot; &amp; &quot;&quot;&quot;&quot; &amp;&quot;shape_name&quot;&amp;&quot;&quot;&quot;&quot; &amp; &quot;:&quot; &amp; &quot;&quot;&quot;&quot; &amp;[.J74] &amp; &quot;&quot;&quot;&quot; &amp; &quot;,&quot; &amp; &quot;&quot;&quot;&quot;&amp;[.P74]" table:style-name="ce11">
            <text:p>{"L110/110/12": [{"shape_coords":[110,110,12,12,18,9,55,55],"shape_name":"LAngle","synonyms":["H110/110/12","L110/110/12","L110x110x12","L110x11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10/110/14</text:p>
          </table:table-cell>
          <table:table-cell office:value-type="float" office:value="110" table:style-name="ce26">
            <text:p>110</text:p>
          </table:table-cell>
          <table:table-cell office:value-type="float" office:value="110" table:style-name="ce26">
            <text:p>110</text:p>
          </table:table-cell>
          <table:table-cell office:value-type="float" office:value="14" table:style-name="ce26">
            <text:p>14</text:p>
          </table:table-cell>
          <table:table-cell office:value-type="float" office:value="14" table:style-name="ce26">
            <text:p>14</text:p>
          </table:table-cell>
          <table:table-cell office:value-type="float" office:value="20" table:style-name="ce27">
            <text:p>20</text:p>
          </table:table-cell>
          <table:table-cell office:value-type="float" office:value="10" table:style-name="ce27">
            <text:p>10</text:p>
          </table:table-cell>
          <table:table-cell office:value-type="float" office:value="55" table:style-name="ce27">
            <text:p>55</text:p>
          </table:table-cell>
          <table:table-cell office:value-type="float" office:value="55" table:style-name="ce27">
            <text:p>5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10/110/14</text:p>
          </table:table-cell>
          <table:table-cell office:value-type="string" table:style-name="ce26">
            <text:p>L110/110/14</text:p>
          </table:table-cell>
          <table:table-cell office:value-type="string" table:style-name="ce26">
            <text:p>L110x110x14</text:p>
          </table:table-cell>
          <table:table-cell office:value-type="string" table:style-name="ce27">
            <text:p>L110x110x14</text:p>
          </table:table-cell>
          <table:table-cell table:style-name="ce15"/>
          <table:table-cell office:value-type="string" office:string-value="synonyms&quot;:[&quot;H110/110/14&quot;,&quot;L110/110/14&quot;,&quot;L110x110x14&quot;,&quot;L110x110x14&quot;]}]}," table:formula="of:= &quot;synonyms&quot;&amp;&quot;&quot;&quot;&quot;&amp;&quot;:[&quot;&amp;&quot;&quot;&quot;&quot;&amp;[.K75]&amp;&quot;&quot;&quot;&quot;&amp;&quot;,&quot;&amp;&quot;&quot;&quot;&quot;&amp;[.L75]&amp;&quot;&quot;&quot;&quot;&amp;&quot;,&quot;&amp;&quot;&quot;&quot;&quot;&amp;[.M75]&amp;&quot;&quot;&quot;&quot;&amp;&quot;,&quot;&amp;&quot;&quot;&quot;&quot;&amp;[.N75]&amp;&quot;&quot;&quot;&quot;&amp;&quot;]}]},&quot;" table:style-name="ce28">
            <text:p>synonyms":["H110/110/14","L110/110/14","L110x110x14","L110x110x14"]}]},</text:p>
          </table:table-cell>
          <table:table-cell office:value-type="string" office:string-value="{&quot;L110/110/14&quot;: [{&quot;shape_coords&quot;:[110,110,14,14,20,10,55,55],&quot;shape_name&quot;:&quot;LAngle&quot;,&quot;synonyms&quot;:[&quot;H110/110/14&quot;,&quot;L110/110/14&quot;,&quot;L110x110x14&quot;,&quot;L110x110x14&quot;]}]}," table:formula="of:=&quot;{&quot; &amp; &quot;&quot;&quot;&quot;&amp;[.A75]&amp;&quot;&quot;&quot;&quot;&amp;&quot;: [{&quot;&quot;&quot; &amp;&quot;shape_coords&quot;&amp;&quot;&quot;&quot;&quot; &amp; &quot;:&quot; &amp; &quot;[&quot; &amp; [.B75] &amp; &quot;,&quot; &amp;[.C75] &amp; &quot;,&quot; &amp;[.D75]&amp; &quot;,&quot; &amp;[.E75]&amp; &quot;,&quot; &amp;[.F75]&amp; &quot;,&quot; &amp;[.G75]&amp; &quot;,&quot; &amp;[.H75]&amp; &quot;,&quot; &amp;[.I75] &amp; &quot;],&quot; &amp; &quot;&quot;&quot;&quot; &amp;&quot;shape_name&quot;&amp;&quot;&quot;&quot;&quot; &amp; &quot;:&quot; &amp; &quot;&quot;&quot;&quot; &amp;[.J75] &amp; &quot;&quot;&quot;&quot; &amp; &quot;,&quot; &amp; &quot;&quot;&quot;&quot;&amp;[.P75]" table:style-name="ce11">
            <text:p>{"L110/110/14": [{"shape_coords":[110,110,14,14,20,10,55,55],"shape_name":"LAngle","synonyms":["H110/110/14","L110/110/14","L110x110x14","L110x11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10/110/16</text:p>
          </table:table-cell>
          <table:table-cell office:value-type="float" office:value="110" table:style-name="ce26">
            <text:p>110</text:p>
          </table:table-cell>
          <table:table-cell office:value-type="float" office:value="110" table:style-name="ce26">
            <text:p>110</text:p>
          </table:table-cell>
          <table:table-cell office:value-type="float" office:value="16" table:style-name="ce26">
            <text:p>16</text:p>
          </table:table-cell>
          <table:table-cell office:value-type="float" office:value="16" table:style-name="ce26">
            <text:p>16</text:p>
          </table:table-cell>
          <table:table-cell office:value-type="float" office:value="22" table:style-name="ce27">
            <text:p>22</text:p>
          </table:table-cell>
          <table:table-cell office:value-type="float" office:value="11" table:style-name="ce27">
            <text:p>11</text:p>
          </table:table-cell>
          <table:table-cell office:value-type="float" office:value="55" table:style-name="ce27">
            <text:p>55</text:p>
          </table:table-cell>
          <table:table-cell office:value-type="float" office:value="55" table:style-name="ce27">
            <text:p>5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10/110/16</text:p>
          </table:table-cell>
          <table:table-cell office:value-type="string" table:style-name="ce26">
            <text:p>L110/110/16</text:p>
          </table:table-cell>
          <table:table-cell office:value-type="string" table:style-name="ce26">
            <text:p>L110x110x16</text:p>
          </table:table-cell>
          <table:table-cell office:value-type="string" table:style-name="ce27">
            <text:p>L110x110x16</text:p>
          </table:table-cell>
          <table:table-cell table:style-name="ce15"/>
          <table:table-cell office:value-type="string" office:string-value="synonyms&quot;:[&quot;H110/110/16&quot;,&quot;L110/110/16&quot;,&quot;L110x110x16&quot;,&quot;L110x110x16&quot;]}]}," table:formula="of:= &quot;synonyms&quot;&amp;&quot;&quot;&quot;&quot;&amp;&quot;:[&quot;&amp;&quot;&quot;&quot;&quot;&amp;[.K76]&amp;&quot;&quot;&quot;&quot;&amp;&quot;,&quot;&amp;&quot;&quot;&quot;&quot;&amp;[.L76]&amp;&quot;&quot;&quot;&quot;&amp;&quot;,&quot;&amp;&quot;&quot;&quot;&quot;&amp;[.M76]&amp;&quot;&quot;&quot;&quot;&amp;&quot;,&quot;&amp;&quot;&quot;&quot;&quot;&amp;[.N76]&amp;&quot;&quot;&quot;&quot;&amp;&quot;]}]},&quot;" table:style-name="ce28">
            <text:p>synonyms":["H110/110/16","L110/110/16","L110x110x16","L110x110x16"]}]},</text:p>
          </table:table-cell>
          <table:table-cell office:value-type="string" office:string-value="{&quot;L110/110/16&quot;: [{&quot;shape_coords&quot;:[110,110,16,16,22,11,55,55],&quot;shape_name&quot;:&quot;LAngle&quot;,&quot;synonyms&quot;:[&quot;H110/110/16&quot;,&quot;L110/110/16&quot;,&quot;L110x110x16&quot;,&quot;L110x110x16&quot;]}]}," table:formula="of:=&quot;{&quot; &amp; &quot;&quot;&quot;&quot;&amp;[.A76]&amp;&quot;&quot;&quot;&quot;&amp;&quot;: [{&quot;&quot;&quot; &amp;&quot;shape_coords&quot;&amp;&quot;&quot;&quot;&quot; &amp; &quot;:&quot; &amp; &quot;[&quot; &amp; [.B76] &amp; &quot;,&quot; &amp;[.C76] &amp; &quot;,&quot; &amp;[.D76]&amp; &quot;,&quot; &amp;[.E76]&amp; &quot;,&quot; &amp;[.F76]&amp; &quot;,&quot; &amp;[.G76]&amp; &quot;,&quot; &amp;[.H76]&amp; &quot;,&quot; &amp;[.I76] &amp; &quot;],&quot; &amp; &quot;&quot;&quot;&quot; &amp;&quot;shape_name&quot;&amp;&quot;&quot;&quot;&quot; &amp; &quot;:&quot; &amp; &quot;&quot;&quot;&quot; &amp;[.J76] &amp; &quot;&quot;&quot;&quot; &amp; &quot;,&quot; &amp; &quot;&quot;&quot;&quot;&amp;[.P76]" table:style-name="ce11">
            <text:p>{"L110/110/16": [{"shape_coords":[110,110,16,16,22,11,55,55],"shape_name":"LAngle","synonyms":["H110/110/16","L110/110/16","L110x110x16","L110x11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20/120/11</text:p>
          </table:table-cell>
          <table:table-cell office:value-type="float" office:value="120" table:style-name="ce26">
            <text:p>120</text:p>
          </table:table-cell>
          <table:table-cell office:value-type="float" office:value="120" table:style-name="ce26">
            <text:p>120</text:p>
          </table:table-cell>
          <table:table-cell office:value-type="float" office:value="11" table:style-name="ce26">
            <text:p>11</text:p>
          </table:table-cell>
          <table:table-cell office:value-type="float" office:value="11" table:style-name="ce26">
            <text:p>11</text:p>
          </table:table-cell>
          <table:table-cell office:value-type="float" office:value="17" table:style-name="ce27">
            <text:p>17</text:p>
          </table:table-cell>
          <table:table-cell office:value-type="string" table:style-name="ce27">
            <text:p>8.5</text:p>
          </table:table-cell>
          <table:table-cell office:value-type="float" office:value="60" table:style-name="ce27">
            <text:p>60</text:p>
          </table:table-cell>
          <table:table-cell office:value-type="float" office:value="60" table:style-name="ce27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20/120/11</text:p>
          </table:table-cell>
          <table:table-cell office:value-type="string" table:style-name="ce26">
            <text:p>L120/120/11</text:p>
          </table:table-cell>
          <table:table-cell office:value-type="string" table:style-name="ce26">
            <text:p>L120x120x11</text:p>
          </table:table-cell>
          <table:table-cell office:value-type="string" table:style-name="ce27">
            <text:p>L120x120x11</text:p>
          </table:table-cell>
          <table:table-cell table:style-name="ce15"/>
          <table:table-cell office:value-type="string" office:string-value="synonyms&quot;:[&quot;H120/120/11&quot;,&quot;L120/120/11&quot;,&quot;L120x120x11&quot;,&quot;L120x120x11&quot;]}]}," table:formula="of:= &quot;synonyms&quot;&amp;&quot;&quot;&quot;&quot;&amp;&quot;:[&quot;&amp;&quot;&quot;&quot;&quot;&amp;[.K77]&amp;&quot;&quot;&quot;&quot;&amp;&quot;,&quot;&amp;&quot;&quot;&quot;&quot;&amp;[.L77]&amp;&quot;&quot;&quot;&quot;&amp;&quot;,&quot;&amp;&quot;&quot;&quot;&quot;&amp;[.M77]&amp;&quot;&quot;&quot;&quot;&amp;&quot;,&quot;&amp;&quot;&quot;&quot;&quot;&amp;[.N77]&amp;&quot;&quot;&quot;&quot;&amp;&quot;]}]},&quot;" table:style-name="ce28">
            <text:p>synonyms":["H120/120/11","L120/120/11","L120x120x11","L120x120x11"]}]},</text:p>
          </table:table-cell>
          <table:table-cell office:value-type="string" office:string-value="{&quot;L120/120/11&quot;: [{&quot;shape_coords&quot;:[120,120,11,11,17,8.5,60,60],&quot;shape_name&quot;:&quot;LAngle&quot;,&quot;synonyms&quot;:[&quot;H120/120/11&quot;,&quot;L120/120/11&quot;,&quot;L120x120x11&quot;,&quot;L120x120x11&quot;]}]}," table:formula="of:=&quot;{&quot; &amp; &quot;&quot;&quot;&quot;&amp;[.A77]&amp;&quot;&quot;&quot;&quot;&amp;&quot;: [{&quot;&quot;&quot; &amp;&quot;shape_coords&quot;&amp;&quot;&quot;&quot;&quot; &amp; &quot;:&quot; &amp; &quot;[&quot; &amp; [.B77] &amp; &quot;,&quot; &amp;[.C77] &amp; &quot;,&quot; &amp;[.D77]&amp; &quot;,&quot; &amp;[.E77]&amp; &quot;,&quot; &amp;[.F77]&amp; &quot;,&quot; &amp;[.G77]&amp; &quot;,&quot; &amp;[.H77]&amp; &quot;,&quot; &amp;[.I77] &amp; &quot;],&quot; &amp; &quot;&quot;&quot;&quot; &amp;&quot;shape_name&quot;&amp;&quot;&quot;&quot;&quot; &amp; &quot;:&quot; &amp; &quot;&quot;&quot;&quot; &amp;[.J77] &amp; &quot;&quot;&quot;&quot; &amp; &quot;,&quot; &amp; &quot;&quot;&quot;&quot;&amp;[.P77]" table:style-name="ce11">
            <text:p>{"L120/120/11": [{"shape_coords":[120,120,11,11,17,8.5,60,60],"shape_name":"LAngle","synonyms":["H120/120/11","L120/120/11","L120x120x11","L120x120x11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20/120/12</text:p>
          </table:table-cell>
          <table:table-cell office:value-type="float" office:value="120" table:style-name="ce26">
            <text:p>120</text:p>
          </table:table-cell>
          <table:table-cell office:value-type="float" office:value="120" table:style-name="ce26">
            <text:p>120</text:p>
          </table:table-cell>
          <table:table-cell office:value-type="float" office:value="12" table:style-name="ce26">
            <text:p>12</text:p>
          </table:table-cell>
          <table:table-cell office:value-type="float" office:value="12" table:style-name="ce26">
            <text:p>12</text:p>
          </table:table-cell>
          <table:table-cell office:value-type="float" office:value="18" table:style-name="ce27">
            <text:p>18</text:p>
          </table:table-cell>
          <table:table-cell office:value-type="float" office:value="9" table:style-name="ce27">
            <text:p>9</text:p>
          </table:table-cell>
          <table:table-cell office:value-type="float" office:value="60" table:style-name="ce27">
            <text:p>60</text:p>
          </table:table-cell>
          <table:table-cell office:value-type="float" office:value="60" table:style-name="ce27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20/120/12</text:p>
          </table:table-cell>
          <table:table-cell office:value-type="string" table:style-name="ce26">
            <text:p>L120/120/12</text:p>
          </table:table-cell>
          <table:table-cell office:value-type="string" table:style-name="ce26">
            <text:p>L120x120x12</text:p>
          </table:table-cell>
          <table:table-cell office:value-type="string" table:style-name="ce27">
            <text:p>L120x120x12</text:p>
          </table:table-cell>
          <table:table-cell table:style-name="ce15"/>
          <table:table-cell office:value-type="string" office:string-value="synonyms&quot;:[&quot;H120/120/12&quot;,&quot;L120/120/12&quot;,&quot;L120x120x12&quot;,&quot;L120x120x12&quot;]}]}," table:formula="of:= &quot;synonyms&quot;&amp;&quot;&quot;&quot;&quot;&amp;&quot;:[&quot;&amp;&quot;&quot;&quot;&quot;&amp;[.K78]&amp;&quot;&quot;&quot;&quot;&amp;&quot;,&quot;&amp;&quot;&quot;&quot;&quot;&amp;[.L78]&amp;&quot;&quot;&quot;&quot;&amp;&quot;,&quot;&amp;&quot;&quot;&quot;&quot;&amp;[.M78]&amp;&quot;&quot;&quot;&quot;&amp;&quot;,&quot;&amp;&quot;&quot;&quot;&quot;&amp;[.N78]&amp;&quot;&quot;&quot;&quot;&amp;&quot;]}]},&quot;" table:style-name="ce28">
            <text:p>synonyms":["H120/120/12","L120/120/12","L120x120x12","L120x120x12"]}]},</text:p>
          </table:table-cell>
          <table:table-cell office:value-type="string" office:string-value="{&quot;L120/120/12&quot;: [{&quot;shape_coords&quot;:[120,120,12,12,18,9,60,60],&quot;shape_name&quot;:&quot;LAngle&quot;,&quot;synonyms&quot;:[&quot;H120/120/12&quot;,&quot;L120/120/12&quot;,&quot;L120x120x12&quot;,&quot;L120x120x12&quot;]}]}," table:formula="of:=&quot;{&quot; &amp; &quot;&quot;&quot;&quot;&amp;[.A78]&amp;&quot;&quot;&quot;&quot;&amp;&quot;: [{&quot;&quot;&quot; &amp;&quot;shape_coords&quot;&amp;&quot;&quot;&quot;&quot; &amp; &quot;:&quot; &amp; &quot;[&quot; &amp; [.B78] &amp; &quot;,&quot; &amp;[.C78] &amp; &quot;,&quot; &amp;[.D78]&amp; &quot;,&quot; &amp;[.E78]&amp; &quot;,&quot; &amp;[.F78]&amp; &quot;,&quot; &amp;[.G78]&amp; &quot;,&quot; &amp;[.H78]&amp; &quot;,&quot; &amp;[.I78] &amp; &quot;],&quot; &amp; &quot;&quot;&quot;&quot; &amp;&quot;shape_name&quot;&amp;&quot;&quot;&quot;&quot; &amp; &quot;:&quot; &amp; &quot;&quot;&quot;&quot; &amp;[.J78] &amp; &quot;&quot;&quot;&quot; &amp; &quot;,&quot; &amp; &quot;&quot;&quot;&quot;&amp;[.P78]" table:style-name="ce11">
            <text:p>{"L120/120/12": [{"shape_coords":[120,120,12,12,18,9,60,60],"shape_name":"LAngle","synonyms":["H120/120/12","L120/120/12","L120x120x12","L120x12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20/120/13</text:p>
          </table:table-cell>
          <table:table-cell office:value-type="float" office:value="120" table:style-name="ce26">
            <text:p>120</text:p>
          </table:table-cell>
          <table:table-cell office:value-type="float" office:value="120" table:style-name="ce26">
            <text:p>120</text:p>
          </table:table-cell>
          <table:table-cell office:value-type="float" office:value="13" table:style-name="ce26">
            <text:p>13</text:p>
          </table:table-cell>
          <table:table-cell office:value-type="float" office:value="13" table:style-name="ce26">
            <text:p>13</text:p>
          </table:table-cell>
          <table:table-cell office:value-type="float" office:value="19" table:style-name="ce27">
            <text:p>19</text:p>
          </table:table-cell>
          <table:table-cell office:value-type="string" table:style-name="ce27">
            <text:p>9.5</text:p>
          </table:table-cell>
          <table:table-cell office:value-type="float" office:value="60" table:style-name="ce27">
            <text:p>60</text:p>
          </table:table-cell>
          <table:table-cell office:value-type="float" office:value="60" table:style-name="ce27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20/120/13</text:p>
          </table:table-cell>
          <table:table-cell office:value-type="string" table:style-name="ce26">
            <text:p>L120/120/13</text:p>
          </table:table-cell>
          <table:table-cell office:value-type="string" table:style-name="ce26">
            <text:p>L120x120x13</text:p>
          </table:table-cell>
          <table:table-cell office:value-type="string" table:style-name="ce27">
            <text:p>L120x120x13</text:p>
          </table:table-cell>
          <table:table-cell table:style-name="ce15"/>
          <table:table-cell office:value-type="string" office:string-value="synonyms&quot;:[&quot;H120/120/13&quot;,&quot;L120/120/13&quot;,&quot;L120x120x13&quot;,&quot;L120x120x13&quot;]}]}," table:formula="of:= &quot;synonyms&quot;&amp;&quot;&quot;&quot;&quot;&amp;&quot;:[&quot;&amp;&quot;&quot;&quot;&quot;&amp;[.K79]&amp;&quot;&quot;&quot;&quot;&amp;&quot;,&quot;&amp;&quot;&quot;&quot;&quot;&amp;[.L79]&amp;&quot;&quot;&quot;&quot;&amp;&quot;,&quot;&amp;&quot;&quot;&quot;&quot;&amp;[.M79]&amp;&quot;&quot;&quot;&quot;&amp;&quot;,&quot;&amp;&quot;&quot;&quot;&quot;&amp;[.N79]&amp;&quot;&quot;&quot;&quot;&amp;&quot;]}]},&quot;" table:style-name="ce28">
            <text:p>synonyms":["H120/120/13","L120/120/13","L120x120x13","L120x120x13"]}]},</text:p>
          </table:table-cell>
          <table:table-cell office:value-type="string" office:string-value="{&quot;L120/120/13&quot;: [{&quot;shape_coords&quot;:[120,120,13,13,19,9.5,60,60],&quot;shape_name&quot;:&quot;LAngle&quot;,&quot;synonyms&quot;:[&quot;H120/120/13&quot;,&quot;L120/120/13&quot;,&quot;L120x120x13&quot;,&quot;L120x120x13&quot;]}]}," table:formula="of:=&quot;{&quot; &amp; &quot;&quot;&quot;&quot;&amp;[.A79]&amp;&quot;&quot;&quot;&quot;&amp;&quot;: [{&quot;&quot;&quot; &amp;&quot;shape_coords&quot;&amp;&quot;&quot;&quot;&quot; &amp; &quot;:&quot; &amp; &quot;[&quot; &amp; [.B79] &amp; &quot;,&quot; &amp;[.C79] &amp; &quot;,&quot; &amp;[.D79]&amp; &quot;,&quot; &amp;[.E79]&amp; &quot;,&quot; &amp;[.F79]&amp; &quot;,&quot; &amp;[.G79]&amp; &quot;,&quot; &amp;[.H79]&amp; &quot;,&quot; &amp;[.I79] &amp; &quot;],&quot; &amp; &quot;&quot;&quot;&quot; &amp;&quot;shape_name&quot;&amp;&quot;&quot;&quot;&quot; &amp; &quot;:&quot; &amp; &quot;&quot;&quot;&quot; &amp;[.J79] &amp; &quot;&quot;&quot;&quot; &amp; &quot;,&quot; &amp; &quot;&quot;&quot;&quot;&amp;[.P79]" table:style-name="ce11">
            <text:p>{"L120/120/13": [{"shape_coords":[120,120,13,13,19,9.5,60,60],"shape_name":"LAngle","synonyms":["H120/120/13","L120/120/13","L120x120x13","L120x120x1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20/120/15</text:p>
          </table:table-cell>
          <table:table-cell office:value-type="float" office:value="120" table:style-name="ce26">
            <text:p>120</text:p>
          </table:table-cell>
          <table:table-cell office:value-type="float" office:value="120" table:style-name="ce26">
            <text:p>120</text:p>
          </table:table-cell>
          <table:table-cell office:value-type="float" office:value="15" table:style-name="ce26">
            <text:p>15</text:p>
          </table:table-cell>
          <table:table-cell office:value-type="float" office:value="15" table:style-name="ce26">
            <text:p>15</text:p>
          </table:table-cell>
          <table:table-cell office:value-type="float" office:value="21" table:style-name="ce27">
            <text:p>21</text:p>
          </table:table-cell>
          <table:table-cell office:value-type="string" table:style-name="ce27">
            <text:p>10.5</text:p>
          </table:table-cell>
          <table:table-cell office:value-type="float" office:value="60" table:style-name="ce27">
            <text:p>60</text:p>
          </table:table-cell>
          <table:table-cell office:value-type="float" office:value="60" table:style-name="ce27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20/120/15</text:p>
          </table:table-cell>
          <table:table-cell office:value-type="string" table:style-name="ce26">
            <text:p>L120/120/15</text:p>
          </table:table-cell>
          <table:table-cell office:value-type="string" table:style-name="ce26">
            <text:p>L120x120x15</text:p>
          </table:table-cell>
          <table:table-cell office:value-type="string" table:style-name="ce27">
            <text:p>L120x120x15</text:p>
          </table:table-cell>
          <table:table-cell table:style-name="ce15"/>
          <table:table-cell office:value-type="string" office:string-value="synonyms&quot;:[&quot;H120/120/15&quot;,&quot;L120/120/15&quot;,&quot;L120x120x15&quot;,&quot;L120x120x15&quot;]}]}," table:formula="of:= &quot;synonyms&quot;&amp;&quot;&quot;&quot;&quot;&amp;&quot;:[&quot;&amp;&quot;&quot;&quot;&quot;&amp;[.K80]&amp;&quot;&quot;&quot;&quot;&amp;&quot;,&quot;&amp;&quot;&quot;&quot;&quot;&amp;[.L80]&amp;&quot;&quot;&quot;&quot;&amp;&quot;,&quot;&amp;&quot;&quot;&quot;&quot;&amp;[.M80]&amp;&quot;&quot;&quot;&quot;&amp;&quot;,&quot;&amp;&quot;&quot;&quot;&quot;&amp;[.N80]&amp;&quot;&quot;&quot;&quot;&amp;&quot;]}]},&quot;" table:style-name="ce28">
            <text:p>synonyms":["H120/120/15","L120/120/15","L120x120x15","L120x120x15"]}]},</text:p>
          </table:table-cell>
          <table:table-cell office:value-type="string" office:string-value="{&quot;L120/120/15&quot;: [{&quot;shape_coords&quot;:[120,120,15,15,21,10.5,60,60],&quot;shape_name&quot;:&quot;LAngle&quot;,&quot;synonyms&quot;:[&quot;H120/120/15&quot;,&quot;L120/120/15&quot;,&quot;L120x120x15&quot;,&quot;L120x120x15&quot;]}]}," table:formula="of:=&quot;{&quot; &amp; &quot;&quot;&quot;&quot;&amp;[.A80]&amp;&quot;&quot;&quot;&quot;&amp;&quot;: [{&quot;&quot;&quot; &amp;&quot;shape_coords&quot;&amp;&quot;&quot;&quot;&quot; &amp; &quot;:&quot; &amp; &quot;[&quot; &amp; [.B80] &amp; &quot;,&quot; &amp;[.C80] &amp; &quot;,&quot; &amp;[.D80]&amp; &quot;,&quot; &amp;[.E80]&amp; &quot;,&quot; &amp;[.F80]&amp; &quot;,&quot; &amp;[.G80]&amp; &quot;,&quot; &amp;[.H80]&amp; &quot;,&quot; &amp;[.I80] &amp; &quot;],&quot; &amp; &quot;&quot;&quot;&quot; &amp;&quot;shape_name&quot;&amp;&quot;&quot;&quot;&quot; &amp; &quot;:&quot; &amp; &quot;&quot;&quot;&quot; &amp;[.J80] &amp; &quot;&quot;&quot;&quot; &amp; &quot;,&quot; &amp; &quot;&quot;&quot;&quot;&amp;[.P80]" table:style-name="ce11">
            <text:p>{"L120/120/15": [{"shape_coords":[120,120,15,15,21,10.5,60,60],"shape_name":"LAngle","synonyms":["H120/120/15","L120/120/15","L120x120x15","L120x120x1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30/130/12</text:p>
          </table:table-cell>
          <table:table-cell office:value-type="float" office:value="130" table:style-name="ce26">
            <text:p>130</text:p>
          </table:table-cell>
          <table:table-cell office:value-type="float" office:value="130" table:style-name="ce26">
            <text:p>130</text:p>
          </table:table-cell>
          <table:table-cell office:value-type="float" office:value="12" table:style-name="ce26">
            <text:p>12</text:p>
          </table:table-cell>
          <table:table-cell office:value-type="float" office:value="12" table:style-name="ce26">
            <text:p>12</text:p>
          </table:table-cell>
          <table:table-cell office:value-type="float" office:value="19" table:style-name="ce27">
            <text:p>19</text:p>
          </table:table-cell>
          <table:table-cell office:value-type="string" table:style-name="ce27">
            <text:p>9.5</text:p>
          </table:table-cell>
          <table:table-cell office:value-type="float" office:value="65" table:style-name="ce27">
            <text:p>65</text:p>
          </table:table-cell>
          <table:table-cell office:value-type="float" office:value="65" table:style-name="ce27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30/130/12</text:p>
          </table:table-cell>
          <table:table-cell office:value-type="string" table:style-name="ce26">
            <text:p>L130/130/12</text:p>
          </table:table-cell>
          <table:table-cell office:value-type="string" table:style-name="ce26">
            <text:p>L130x130x12</text:p>
          </table:table-cell>
          <table:table-cell office:value-type="string" table:style-name="ce27">
            <text:p>L130x130x12</text:p>
          </table:table-cell>
          <table:table-cell table:style-name="ce15"/>
          <table:table-cell office:value-type="string" office:string-value="synonyms&quot;:[&quot;H130/130/12&quot;,&quot;L130/130/12&quot;,&quot;L130x130x12&quot;,&quot;L130x130x12&quot;]}]}," table:formula="of:= &quot;synonyms&quot;&amp;&quot;&quot;&quot;&quot;&amp;&quot;:[&quot;&amp;&quot;&quot;&quot;&quot;&amp;[.K81]&amp;&quot;&quot;&quot;&quot;&amp;&quot;,&quot;&amp;&quot;&quot;&quot;&quot;&amp;[.L81]&amp;&quot;&quot;&quot;&quot;&amp;&quot;,&quot;&amp;&quot;&quot;&quot;&quot;&amp;[.M81]&amp;&quot;&quot;&quot;&quot;&amp;&quot;,&quot;&amp;&quot;&quot;&quot;&quot;&amp;[.N81]&amp;&quot;&quot;&quot;&quot;&amp;&quot;]}]},&quot;" table:style-name="ce28">
            <text:p>synonyms":["H130/130/12","L130/130/12","L130x130x12","L130x130x12"]}]},</text:p>
          </table:table-cell>
          <table:table-cell office:value-type="string" office:string-value="{&quot;L130/130/12&quot;: [{&quot;shape_coords&quot;:[130,130,12,12,19,9.5,65,65],&quot;shape_name&quot;:&quot;LAngle&quot;,&quot;synonyms&quot;:[&quot;H130/130/12&quot;,&quot;L130/130/12&quot;,&quot;L130x130x12&quot;,&quot;L130x130x12&quot;]}]}," table:formula="of:=&quot;{&quot; &amp; &quot;&quot;&quot;&quot;&amp;[.A81]&amp;&quot;&quot;&quot;&quot;&amp;&quot;: [{&quot;&quot;&quot; &amp;&quot;shape_coords&quot;&amp;&quot;&quot;&quot;&quot; &amp; &quot;:&quot; &amp; &quot;[&quot; &amp; [.B81] &amp; &quot;,&quot; &amp;[.C81] &amp; &quot;,&quot; &amp;[.D81]&amp; &quot;,&quot; &amp;[.E81]&amp; &quot;,&quot; &amp;[.F81]&amp; &quot;,&quot; &amp;[.G81]&amp; &quot;,&quot; &amp;[.H81]&amp; &quot;,&quot; &amp;[.I81] &amp; &quot;],&quot; &amp; &quot;&quot;&quot;&quot; &amp;&quot;shape_name&quot;&amp;&quot;&quot;&quot;&quot; &amp; &quot;:&quot; &amp; &quot;&quot;&quot;&quot; &amp;[.J81] &amp; &quot;&quot;&quot;&quot; &amp; &quot;,&quot; &amp; &quot;&quot;&quot;&quot;&amp;[.P81]" table:style-name="ce11">
            <text:p>{"L130/130/12": [{"shape_coords":[130,130,12,12,19,9.5,65,65],"shape_name":"LAngle","synonyms":["H130/130/12","L130/130/12","L130x130x12","L130x13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30/130/13</text:p>
          </table:table-cell>
          <table:table-cell office:value-type="float" office:value="130" table:style-name="ce26">
            <text:p>130</text:p>
          </table:table-cell>
          <table:table-cell office:value-type="float" office:value="130" table:style-name="ce26">
            <text:p>130</text:p>
          </table:table-cell>
          <table:table-cell office:value-type="float" office:value="13" table:style-name="ce26">
            <text:p>13</text:p>
          </table:table-cell>
          <table:table-cell office:value-type="float" office:value="13" table:style-name="ce26">
            <text:p>13</text:p>
          </table:table-cell>
          <table:table-cell office:value-type="float" office:value="20" table:style-name="ce27">
            <text:p>20</text:p>
          </table:table-cell>
          <table:table-cell office:value-type="float" office:value="10" table:style-name="ce27">
            <text:p>10</text:p>
          </table:table-cell>
          <table:table-cell office:value-type="float" office:value="65" table:style-name="ce27">
            <text:p>65</text:p>
          </table:table-cell>
          <table:table-cell office:value-type="float" office:value="65" table:style-name="ce27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30/130/13</text:p>
          </table:table-cell>
          <table:table-cell office:value-type="string" table:style-name="ce26">
            <text:p>L130/130/13</text:p>
          </table:table-cell>
          <table:table-cell office:value-type="string" table:style-name="ce26">
            <text:p>L130x130x13</text:p>
          </table:table-cell>
          <table:table-cell office:value-type="string" table:style-name="ce27">
            <text:p>L130x130x13</text:p>
          </table:table-cell>
          <table:table-cell table:style-name="ce15"/>
          <table:table-cell office:value-type="string" office:string-value="synonyms&quot;:[&quot;H130/130/13&quot;,&quot;L130/130/13&quot;,&quot;L130x130x13&quot;,&quot;L130x130x13&quot;]}]}," table:formula="of:= &quot;synonyms&quot;&amp;&quot;&quot;&quot;&quot;&amp;&quot;:[&quot;&amp;&quot;&quot;&quot;&quot;&amp;[.K82]&amp;&quot;&quot;&quot;&quot;&amp;&quot;,&quot;&amp;&quot;&quot;&quot;&quot;&amp;[.L82]&amp;&quot;&quot;&quot;&quot;&amp;&quot;,&quot;&amp;&quot;&quot;&quot;&quot;&amp;[.M82]&amp;&quot;&quot;&quot;&quot;&amp;&quot;,&quot;&amp;&quot;&quot;&quot;&quot;&amp;[.N82]&amp;&quot;&quot;&quot;&quot;&amp;&quot;]}]},&quot;" table:style-name="ce28">
            <text:p>synonyms":["H130/130/13","L130/130/13","L130x130x13","L130x130x13"]}]},</text:p>
          </table:table-cell>
          <table:table-cell office:value-type="string" office:string-value="{&quot;L130/130/13&quot;: [{&quot;shape_coords&quot;:[130,130,13,13,20,10,65,65],&quot;shape_name&quot;:&quot;LAngle&quot;,&quot;synonyms&quot;:[&quot;H130/130/13&quot;,&quot;L130/130/13&quot;,&quot;L130x130x13&quot;,&quot;L130x130x13&quot;]}]}," table:formula="of:=&quot;{&quot; &amp; &quot;&quot;&quot;&quot;&amp;[.A82]&amp;&quot;&quot;&quot;&quot;&amp;&quot;: [{&quot;&quot;&quot; &amp;&quot;shape_coords&quot;&amp;&quot;&quot;&quot;&quot; &amp; &quot;:&quot; &amp; &quot;[&quot; &amp; [.B82] &amp; &quot;,&quot; &amp;[.C82] &amp; &quot;,&quot; &amp;[.D82]&amp; &quot;,&quot; &amp;[.E82]&amp; &quot;,&quot; &amp;[.F82]&amp; &quot;,&quot; &amp;[.G82]&amp; &quot;,&quot; &amp;[.H82]&amp; &quot;,&quot; &amp;[.I82] &amp; &quot;],&quot; &amp; &quot;&quot;&quot;&quot; &amp;&quot;shape_name&quot;&amp;&quot;&quot;&quot;&quot; &amp; &quot;:&quot; &amp; &quot;&quot;&quot;&quot; &amp;[.J82] &amp; &quot;&quot;&quot;&quot; &amp; &quot;,&quot; &amp; &quot;&quot;&quot;&quot;&amp;[.P82]" table:style-name="ce11">
            <text:p>{"L130/130/13": [{"shape_coords":[130,130,13,13,20,10,65,65],"shape_name":"LAngle","synonyms":["H130/130/13","L130/130/13","L130x130x13","L130x130x1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30/130/14</text:p>
          </table:table-cell>
          <table:table-cell office:value-type="float" office:value="130" table:style-name="ce26">
            <text:p>130</text:p>
          </table:table-cell>
          <table:table-cell office:value-type="float" office:value="130" table:style-name="ce26">
            <text:p>130</text:p>
          </table:table-cell>
          <table:table-cell office:value-type="float" office:value="14" table:style-name="ce26">
            <text:p>14</text:p>
          </table:table-cell>
          <table:table-cell office:value-type="float" office:value="14" table:style-name="ce26">
            <text:p>14</text:p>
          </table:table-cell>
          <table:table-cell office:value-type="float" office:value="21" table:style-name="ce27">
            <text:p>21</text:p>
          </table:table-cell>
          <table:table-cell office:value-type="string" table:style-name="ce27">
            <text:p>10.5</text:p>
          </table:table-cell>
          <table:table-cell office:value-type="float" office:value="65" table:style-name="ce27">
            <text:p>65</text:p>
          </table:table-cell>
          <table:table-cell office:value-type="float" office:value="65" table:style-name="ce27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30/130/14</text:p>
          </table:table-cell>
          <table:table-cell office:value-type="string" table:style-name="ce26">
            <text:p>L130/130/14</text:p>
          </table:table-cell>
          <table:table-cell office:value-type="string" table:style-name="ce26">
            <text:p>L130x130x14</text:p>
          </table:table-cell>
          <table:table-cell office:value-type="string" table:style-name="ce27">
            <text:p>L130x130x14</text:p>
          </table:table-cell>
          <table:table-cell table:style-name="ce15"/>
          <table:table-cell office:value-type="string" office:string-value="synonyms&quot;:[&quot;H130/130/14&quot;,&quot;L130/130/14&quot;,&quot;L130x130x14&quot;,&quot;L130x130x14&quot;]}]}," table:formula="of:= &quot;synonyms&quot;&amp;&quot;&quot;&quot;&quot;&amp;&quot;:[&quot;&amp;&quot;&quot;&quot;&quot;&amp;[.K83]&amp;&quot;&quot;&quot;&quot;&amp;&quot;,&quot;&amp;&quot;&quot;&quot;&quot;&amp;[.L83]&amp;&quot;&quot;&quot;&quot;&amp;&quot;,&quot;&amp;&quot;&quot;&quot;&quot;&amp;[.M83]&amp;&quot;&quot;&quot;&quot;&amp;&quot;,&quot;&amp;&quot;&quot;&quot;&quot;&amp;[.N83]&amp;&quot;&quot;&quot;&quot;&amp;&quot;]}]},&quot;" table:style-name="ce28">
            <text:p>synonyms":["H130/130/14","L130/130/14","L130x130x14","L130x130x14"]}]},</text:p>
          </table:table-cell>
          <table:table-cell office:value-type="string" office:string-value="{&quot;L130/130/14&quot;: [{&quot;shape_coords&quot;:[130,130,14,14,21,10.5,65,65],&quot;shape_name&quot;:&quot;LAngle&quot;,&quot;synonyms&quot;:[&quot;H130/130/14&quot;,&quot;L130/130/14&quot;,&quot;L130x130x14&quot;,&quot;L130x130x14&quot;]}]}," table:formula="of:=&quot;{&quot; &amp; &quot;&quot;&quot;&quot;&amp;[.A83]&amp;&quot;&quot;&quot;&quot;&amp;&quot;: [{&quot;&quot;&quot; &amp;&quot;shape_coords&quot;&amp;&quot;&quot;&quot;&quot; &amp; &quot;:&quot; &amp; &quot;[&quot; &amp; [.B83] &amp; &quot;,&quot; &amp;[.C83] &amp; &quot;,&quot; &amp;[.D83]&amp; &quot;,&quot; &amp;[.E83]&amp; &quot;,&quot; &amp;[.F83]&amp; &quot;,&quot; &amp;[.G83]&amp; &quot;,&quot; &amp;[.H83]&amp; &quot;,&quot; &amp;[.I83] &amp; &quot;],&quot; &amp; &quot;&quot;&quot;&quot; &amp;&quot;shape_name&quot;&amp;&quot;&quot;&quot;&quot; &amp; &quot;:&quot; &amp; &quot;&quot;&quot;&quot; &amp;[.J83] &amp; &quot;&quot;&quot;&quot; &amp; &quot;,&quot; &amp; &quot;&quot;&quot;&quot;&amp;[.P83]" table:style-name="ce11">
            <text:p>{"L130/130/14": [{"shape_coords":[130,130,14,14,21,10.5,65,65],"shape_name":"LAngle","synonyms":["H130/130/14","L130/130/14","L130x130x14","L130x13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30/130/16</text:p>
          </table:table-cell>
          <table:table-cell office:value-type="float" office:value="130" table:style-name="ce26">
            <text:p>130</text:p>
          </table:table-cell>
          <table:table-cell office:value-type="float" office:value="130" table:style-name="ce26">
            <text:p>130</text:p>
          </table:table-cell>
          <table:table-cell office:value-type="float" office:value="16" table:style-name="ce26">
            <text:p>16</text:p>
          </table:table-cell>
          <table:table-cell office:value-type="float" office:value="16" table:style-name="ce26">
            <text:p>16</text:p>
          </table:table-cell>
          <table:table-cell office:value-type="float" office:value="23" table:style-name="ce27">
            <text:p>23</text:p>
          </table:table-cell>
          <table:table-cell office:value-type="string" table:style-name="ce27">
            <text:p>11.5</text:p>
          </table:table-cell>
          <table:table-cell office:value-type="float" office:value="65" table:style-name="ce27">
            <text:p>65</text:p>
          </table:table-cell>
          <table:table-cell office:value-type="float" office:value="65" table:style-name="ce27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30/130/16</text:p>
          </table:table-cell>
          <table:table-cell office:value-type="string" table:style-name="ce26">
            <text:p>L130/130/16</text:p>
          </table:table-cell>
          <table:table-cell office:value-type="string" table:style-name="ce26">
            <text:p>L130x130x16</text:p>
          </table:table-cell>
          <table:table-cell office:value-type="string" table:style-name="ce27">
            <text:p>L130x130x16</text:p>
          </table:table-cell>
          <table:table-cell table:style-name="ce15"/>
          <table:table-cell office:value-type="string" office:string-value="synonyms&quot;:[&quot;H130/130/16&quot;,&quot;L130/130/16&quot;,&quot;L130x130x16&quot;,&quot;L130x130x16&quot;]}]}," table:formula="of:= &quot;synonyms&quot;&amp;&quot;&quot;&quot;&quot;&amp;&quot;:[&quot;&amp;&quot;&quot;&quot;&quot;&amp;[.K84]&amp;&quot;&quot;&quot;&quot;&amp;&quot;,&quot;&amp;&quot;&quot;&quot;&quot;&amp;[.L84]&amp;&quot;&quot;&quot;&quot;&amp;&quot;,&quot;&amp;&quot;&quot;&quot;&quot;&amp;[.M84]&amp;&quot;&quot;&quot;&quot;&amp;&quot;,&quot;&amp;&quot;&quot;&quot;&quot;&amp;[.N84]&amp;&quot;&quot;&quot;&quot;&amp;&quot;]}]},&quot;" table:style-name="ce28">
            <text:p>synonyms":["H130/130/16","L130/130/16","L130x130x16","L130x130x16"]}]},</text:p>
          </table:table-cell>
          <table:table-cell office:value-type="string" office:string-value="{&quot;L130/130/16&quot;: [{&quot;shape_coords&quot;:[130,130,16,16,23,11.5,65,65],&quot;shape_name&quot;:&quot;LAngle&quot;,&quot;synonyms&quot;:[&quot;H130/130/16&quot;,&quot;L130/130/16&quot;,&quot;L130x130x16&quot;,&quot;L130x130x16&quot;]}]}," table:formula="of:=&quot;{&quot; &amp; &quot;&quot;&quot;&quot;&amp;[.A84]&amp;&quot;&quot;&quot;&quot;&amp;&quot;: [{&quot;&quot;&quot; &amp;&quot;shape_coords&quot;&amp;&quot;&quot;&quot;&quot; &amp; &quot;:&quot; &amp; &quot;[&quot; &amp; [.B84] &amp; &quot;,&quot; &amp;[.C84] &amp; &quot;,&quot; &amp;[.D84]&amp; &quot;,&quot; &amp;[.E84]&amp; &quot;,&quot; &amp;[.F84]&amp; &quot;,&quot; &amp;[.G84]&amp; &quot;,&quot; &amp;[.H84]&amp; &quot;,&quot; &amp;[.I84] &amp; &quot;],&quot; &amp; &quot;&quot;&quot;&quot; &amp;&quot;shape_name&quot;&amp;&quot;&quot;&quot;&quot; &amp; &quot;:&quot; &amp; &quot;&quot;&quot;&quot; &amp;[.J84] &amp; &quot;&quot;&quot;&quot; &amp; &quot;,&quot; &amp; &quot;&quot;&quot;&quot;&amp;[.P84]" table:style-name="ce11">
            <text:p>{"L130/130/16": [{"shape_coords":[130,130,16,16,23,11.5,65,65],"shape_name":"LAngle","synonyms":["H130/130/16","L130/130/16","L130x130x16","L130x13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40/140/13</text:p>
          </table:table-cell>
          <table:table-cell office:value-type="float" office:value="140" table:style-name="ce26">
            <text:p>140</text:p>
          </table:table-cell>
          <table:table-cell office:value-type="float" office:value="140" table:style-name="ce26">
            <text:p>140</text:p>
          </table:table-cell>
          <table:table-cell office:value-type="float" office:value="13" table:style-name="ce26">
            <text:p>13</text:p>
          </table:table-cell>
          <table:table-cell office:value-type="float" office:value="13" table:style-name="ce26">
            <text:p>13</text:p>
          </table:table-cell>
          <table:table-cell office:value-type="float" office:value="21" table:style-name="ce27">
            <text:p>21</text:p>
          </table:table-cell>
          <table:table-cell office:value-type="string" table:style-name="ce27">
            <text:p>10.5</text:p>
          </table:table-cell>
          <table:table-cell office:value-type="float" office:value="70" table:style-name="ce27">
            <text:p>70</text:p>
          </table:table-cell>
          <table:table-cell office:value-type="float" office:value="70" table:style-name="ce27">
            <text:p>7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40/140/13</text:p>
          </table:table-cell>
          <table:table-cell office:value-type="string" table:style-name="ce26">
            <text:p>L140/140/13</text:p>
          </table:table-cell>
          <table:table-cell office:value-type="string" table:style-name="ce26">
            <text:p>L140x140x13</text:p>
          </table:table-cell>
          <table:table-cell office:value-type="string" table:style-name="ce27">
            <text:p>L140x140x13</text:p>
          </table:table-cell>
          <table:table-cell table:style-name="ce15"/>
          <table:table-cell office:value-type="string" office:string-value="synonyms&quot;:[&quot;H140/140/13&quot;,&quot;L140/140/13&quot;,&quot;L140x140x13&quot;,&quot;L140x140x13&quot;]}]}," table:formula="of:= &quot;synonyms&quot;&amp;&quot;&quot;&quot;&quot;&amp;&quot;:[&quot;&amp;&quot;&quot;&quot;&quot;&amp;[.K85]&amp;&quot;&quot;&quot;&quot;&amp;&quot;,&quot;&amp;&quot;&quot;&quot;&quot;&amp;[.L85]&amp;&quot;&quot;&quot;&quot;&amp;&quot;,&quot;&amp;&quot;&quot;&quot;&quot;&amp;[.M85]&amp;&quot;&quot;&quot;&quot;&amp;&quot;,&quot;&amp;&quot;&quot;&quot;&quot;&amp;[.N85]&amp;&quot;&quot;&quot;&quot;&amp;&quot;]}]},&quot;" table:style-name="ce28">
            <text:p>synonyms":["H140/140/13","L140/140/13","L140x140x13","L140x140x13"]}]},</text:p>
          </table:table-cell>
          <table:table-cell office:value-type="string" office:string-value="{&quot;L140/140/13&quot;: [{&quot;shape_coords&quot;:[140,140,13,13,21,10.5,70,70],&quot;shape_name&quot;:&quot;LAngle&quot;,&quot;synonyms&quot;:[&quot;H140/140/13&quot;,&quot;L140/140/13&quot;,&quot;L140x140x13&quot;,&quot;L140x140x13&quot;]}]}," table:formula="of:=&quot;{&quot; &amp; &quot;&quot;&quot;&quot;&amp;[.A85]&amp;&quot;&quot;&quot;&quot;&amp;&quot;: [{&quot;&quot;&quot; &amp;&quot;shape_coords&quot;&amp;&quot;&quot;&quot;&quot; &amp; &quot;:&quot; &amp; &quot;[&quot; &amp; [.B85] &amp; &quot;,&quot; &amp;[.C85] &amp; &quot;,&quot; &amp;[.D85]&amp; &quot;,&quot; &amp;[.E85]&amp; &quot;,&quot; &amp;[.F85]&amp; &quot;,&quot; &amp;[.G85]&amp; &quot;,&quot; &amp;[.H85]&amp; &quot;,&quot; &amp;[.I85] &amp; &quot;],&quot; &amp; &quot;&quot;&quot;&quot; &amp;&quot;shape_name&quot;&amp;&quot;&quot;&quot;&quot; &amp; &quot;:&quot; &amp; &quot;&quot;&quot;&quot; &amp;[.J85] &amp; &quot;&quot;&quot;&quot; &amp; &quot;,&quot; &amp; &quot;&quot;&quot;&quot;&amp;[.P85]" table:style-name="ce11">
            <text:p>{"L140/140/13": [{"shape_coords":[140,140,13,13,21,10.5,70,70],"shape_name":"LAngle","synonyms":["H140/140/13","L140/140/13","L140x140x13","L140x140x1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40/140/15</text:p>
          </table:table-cell>
          <table:table-cell office:value-type="float" office:value="140" table:style-name="ce26">
            <text:p>140</text:p>
          </table:table-cell>
          <table:table-cell office:value-type="float" office:value="140" table:style-name="ce26">
            <text:p>140</text:p>
          </table:table-cell>
          <table:table-cell office:value-type="float" office:value="15" table:style-name="ce26">
            <text:p>15</text:p>
          </table:table-cell>
          <table:table-cell office:value-type="float" office:value="15" table:style-name="ce26">
            <text:p>15</text:p>
          </table:table-cell>
          <table:table-cell office:value-type="float" office:value="22" table:style-name="ce27">
            <text:p>22</text:p>
          </table:table-cell>
          <table:table-cell office:value-type="float" office:value="11" table:style-name="ce27">
            <text:p>11</text:p>
          </table:table-cell>
          <table:table-cell office:value-type="float" office:value="70" table:style-name="ce27">
            <text:p>70</text:p>
          </table:table-cell>
          <table:table-cell office:value-type="float" office:value="70" table:style-name="ce27">
            <text:p>7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40/140/15</text:p>
          </table:table-cell>
          <table:table-cell office:value-type="string" table:style-name="ce26">
            <text:p>L140/140/15</text:p>
          </table:table-cell>
          <table:table-cell office:value-type="string" table:style-name="ce26">
            <text:p>L140x140x15</text:p>
          </table:table-cell>
          <table:table-cell office:value-type="string" table:style-name="ce27">
            <text:p>L140x140x15</text:p>
          </table:table-cell>
          <table:table-cell table:style-name="ce15"/>
          <table:table-cell office:value-type="string" office:string-value="synonyms&quot;:[&quot;H140/140/15&quot;,&quot;L140/140/15&quot;,&quot;L140x140x15&quot;,&quot;L140x140x15&quot;]}]}," table:formula="of:= &quot;synonyms&quot;&amp;&quot;&quot;&quot;&quot;&amp;&quot;:[&quot;&amp;&quot;&quot;&quot;&quot;&amp;[.K86]&amp;&quot;&quot;&quot;&quot;&amp;&quot;,&quot;&amp;&quot;&quot;&quot;&quot;&amp;[.L86]&amp;&quot;&quot;&quot;&quot;&amp;&quot;,&quot;&amp;&quot;&quot;&quot;&quot;&amp;[.M86]&amp;&quot;&quot;&quot;&quot;&amp;&quot;,&quot;&amp;&quot;&quot;&quot;&quot;&amp;[.N86]&amp;&quot;&quot;&quot;&quot;&amp;&quot;]}]},&quot;" table:style-name="ce28">
            <text:p>synonyms":["H140/140/15","L140/140/15","L140x140x15","L140x140x15"]}]},</text:p>
          </table:table-cell>
          <table:table-cell office:value-type="string" office:string-value="{&quot;L140/140/15&quot;: [{&quot;shape_coords&quot;:[140,140,15,15,22,11,70,70],&quot;shape_name&quot;:&quot;LAngle&quot;,&quot;synonyms&quot;:[&quot;H140/140/15&quot;,&quot;L140/140/15&quot;,&quot;L140x140x15&quot;,&quot;L140x140x15&quot;]}]}," table:formula="of:=&quot;{&quot; &amp; &quot;&quot;&quot;&quot;&amp;[.A86]&amp;&quot;&quot;&quot;&quot;&amp;&quot;: [{&quot;&quot;&quot; &amp;&quot;shape_coords&quot;&amp;&quot;&quot;&quot;&quot; &amp; &quot;:&quot; &amp; &quot;[&quot; &amp; [.B86] &amp; &quot;,&quot; &amp;[.C86] &amp; &quot;,&quot; &amp;[.D86]&amp; &quot;,&quot; &amp;[.E86]&amp; &quot;,&quot; &amp;[.F86]&amp; &quot;,&quot; &amp;[.G86]&amp; &quot;,&quot; &amp;[.H86]&amp; &quot;,&quot; &amp;[.I86] &amp; &quot;],&quot; &amp; &quot;&quot;&quot;&quot; &amp;&quot;shape_name&quot;&amp;&quot;&quot;&quot;&quot; &amp; &quot;:&quot; &amp; &quot;&quot;&quot;&quot; &amp;[.J86] &amp; &quot;&quot;&quot;&quot; &amp; &quot;,&quot; &amp; &quot;&quot;&quot;&quot;&amp;[.P86]" table:style-name="ce11">
            <text:p>{"L140/140/15": [{"shape_coords":[140,140,15,15,22,11,70,70],"shape_name":"LAngle","synonyms":["H140/140/15","L140/140/15","L140x140x15","L140x140x1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50/150/12</text:p>
          </table:table-cell>
          <table:table-cell office:value-type="float" office:value="150" table:style-name="ce26">
            <text:p>150</text:p>
          </table:table-cell>
          <table:table-cell office:value-type="float" office:value="150" table:style-name="ce26">
            <text:p>150</text:p>
          </table:table-cell>
          <table:table-cell office:value-type="float" office:value="12" table:style-name="ce26">
            <text:p>12</text:p>
          </table:table-cell>
          <table:table-cell office:value-type="float" office:value="12" table:style-name="ce26">
            <text:p>12</text:p>
          </table:table-cell>
          <table:table-cell office:value-type="float" office:value="20" table:style-name="ce27">
            <text:p>20</text:p>
          </table:table-cell>
          <table:table-cell office:value-type="float" office:value="10" table:style-name="ce27">
            <text:p>10</text:p>
          </table:table-cell>
          <table:table-cell office:value-type="float" office:value="75" table:style-name="ce27">
            <text:p>75</text:p>
          </table:table-cell>
          <table:table-cell office:value-type="float" office:value="75" table:style-name="ce27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50/150/12</text:p>
          </table:table-cell>
          <table:table-cell office:value-type="string" table:style-name="ce26">
            <text:p>L150/150/12</text:p>
          </table:table-cell>
          <table:table-cell office:value-type="string" table:style-name="ce26">
            <text:p>L150x150x12</text:p>
          </table:table-cell>
          <table:table-cell office:value-type="string" table:style-name="ce27">
            <text:p>L150x150x12</text:p>
          </table:table-cell>
          <table:table-cell table:style-name="ce15"/>
          <table:table-cell office:value-type="string" office:string-value="synonyms&quot;:[&quot;H150/150/12&quot;,&quot;L150/150/12&quot;,&quot;L150x150x12&quot;,&quot;L150x150x12&quot;]}]}," table:formula="of:= &quot;synonyms&quot;&amp;&quot;&quot;&quot;&quot;&amp;&quot;:[&quot;&amp;&quot;&quot;&quot;&quot;&amp;[.K87]&amp;&quot;&quot;&quot;&quot;&amp;&quot;,&quot;&amp;&quot;&quot;&quot;&quot;&amp;[.L87]&amp;&quot;&quot;&quot;&quot;&amp;&quot;,&quot;&amp;&quot;&quot;&quot;&quot;&amp;[.M87]&amp;&quot;&quot;&quot;&quot;&amp;&quot;,&quot;&amp;&quot;&quot;&quot;&quot;&amp;[.N87]&amp;&quot;&quot;&quot;&quot;&amp;&quot;]}]},&quot;" table:style-name="ce28">
            <text:p>synonyms":["H150/150/12","L150/150/12","L150x150x12","L150x150x12"]}]},</text:p>
          </table:table-cell>
          <table:table-cell office:value-type="string" office:string-value="{&quot;L150/150/12&quot;: [{&quot;shape_coords&quot;:[150,150,12,12,20,10,75,75],&quot;shape_name&quot;:&quot;LAngle&quot;,&quot;synonyms&quot;:[&quot;H150/150/12&quot;,&quot;L150/150/12&quot;,&quot;L150x150x12&quot;,&quot;L150x150x12&quot;]}]}," table:formula="of:=&quot;{&quot; &amp; &quot;&quot;&quot;&quot;&amp;[.A87]&amp;&quot;&quot;&quot;&quot;&amp;&quot;: [{&quot;&quot;&quot; &amp;&quot;shape_coords&quot;&amp;&quot;&quot;&quot;&quot; &amp; &quot;:&quot; &amp; &quot;[&quot; &amp; [.B87] &amp; &quot;,&quot; &amp;[.C87] &amp; &quot;,&quot; &amp;[.D87]&amp; &quot;,&quot; &amp;[.E87]&amp; &quot;,&quot; &amp;[.F87]&amp; &quot;,&quot; &amp;[.G87]&amp; &quot;,&quot; &amp;[.H87]&amp; &quot;,&quot; &amp;[.I87] &amp; &quot;],&quot; &amp; &quot;&quot;&quot;&quot; &amp;&quot;shape_name&quot;&amp;&quot;&quot;&quot;&quot; &amp; &quot;:&quot; &amp; &quot;&quot;&quot;&quot; &amp;[.J87] &amp; &quot;&quot;&quot;&quot; &amp; &quot;,&quot; &amp; &quot;&quot;&quot;&quot;&amp;[.P87]" table:style-name="ce11">
            <text:p>{"L150/150/12": [{"shape_coords":[150,150,12,12,20,10,75,75],"shape_name":"LAngle","synonyms":["H150/150/12","L150/150/12","L150x150x12","L150x15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50/150/14</text:p>
          </table:table-cell>
          <table:table-cell office:value-type="float" office:value="150" table:style-name="ce26">
            <text:p>150</text:p>
          </table:table-cell>
          <table:table-cell office:value-type="float" office:value="150" table:style-name="ce26">
            <text:p>150</text:p>
          </table:table-cell>
          <table:table-cell office:value-type="float" office:value="14" table:style-name="ce26">
            <text:p>14</text:p>
          </table:table-cell>
          <table:table-cell office:value-type="float" office:value="14" table:style-name="ce26">
            <text:p>14</text:p>
          </table:table-cell>
          <table:table-cell office:value-type="float" office:value="22" table:style-name="ce27">
            <text:p>22</text:p>
          </table:table-cell>
          <table:table-cell office:value-type="float" office:value="11" table:style-name="ce27">
            <text:p>11</text:p>
          </table:table-cell>
          <table:table-cell office:value-type="float" office:value="75" table:style-name="ce27">
            <text:p>75</text:p>
          </table:table-cell>
          <table:table-cell office:value-type="float" office:value="75" table:style-name="ce27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50/150/14</text:p>
          </table:table-cell>
          <table:table-cell office:value-type="string" table:style-name="ce26">
            <text:p>L150/150/14</text:p>
          </table:table-cell>
          <table:table-cell office:value-type="string" table:style-name="ce26">
            <text:p>L150x150x14</text:p>
          </table:table-cell>
          <table:table-cell office:value-type="string" table:style-name="ce27">
            <text:p>L150x150x14</text:p>
          </table:table-cell>
          <table:table-cell table:style-name="ce15"/>
          <table:table-cell office:value-type="string" office:string-value="synonyms&quot;:[&quot;H150/150/14&quot;,&quot;L150/150/14&quot;,&quot;L150x150x14&quot;,&quot;L150x150x14&quot;]}]}," table:formula="of:= &quot;synonyms&quot;&amp;&quot;&quot;&quot;&quot;&amp;&quot;:[&quot;&amp;&quot;&quot;&quot;&quot;&amp;[.K88]&amp;&quot;&quot;&quot;&quot;&amp;&quot;,&quot;&amp;&quot;&quot;&quot;&quot;&amp;[.L88]&amp;&quot;&quot;&quot;&quot;&amp;&quot;,&quot;&amp;&quot;&quot;&quot;&quot;&amp;[.M88]&amp;&quot;&quot;&quot;&quot;&amp;&quot;,&quot;&amp;&quot;&quot;&quot;&quot;&amp;[.N88]&amp;&quot;&quot;&quot;&quot;&amp;&quot;]}]},&quot;" table:style-name="ce28">
            <text:p>synonyms":["H150/150/14","L150/150/14","L150x150x14","L150x150x14"]}]},</text:p>
          </table:table-cell>
          <table:table-cell office:value-type="string" office:string-value="{&quot;L150/150/14&quot;: [{&quot;shape_coords&quot;:[150,150,14,14,22,11,75,75],&quot;shape_name&quot;:&quot;LAngle&quot;,&quot;synonyms&quot;:[&quot;H150/150/14&quot;,&quot;L150/150/14&quot;,&quot;L150x150x14&quot;,&quot;L150x150x14&quot;]}]}," table:formula="of:=&quot;{&quot; &amp; &quot;&quot;&quot;&quot;&amp;[.A88]&amp;&quot;&quot;&quot;&quot;&amp;&quot;: [{&quot;&quot;&quot; &amp;&quot;shape_coords&quot;&amp;&quot;&quot;&quot;&quot; &amp; &quot;:&quot; &amp; &quot;[&quot; &amp; [.B88] &amp; &quot;,&quot; &amp;[.C88] &amp; &quot;,&quot; &amp;[.D88]&amp; &quot;,&quot; &amp;[.E88]&amp; &quot;,&quot; &amp;[.F88]&amp; &quot;,&quot; &amp;[.G88]&amp; &quot;,&quot; &amp;[.H88]&amp; &quot;,&quot; &amp;[.I88] &amp; &quot;],&quot; &amp; &quot;&quot;&quot;&quot; &amp;&quot;shape_name&quot;&amp;&quot;&quot;&quot;&quot; &amp; &quot;:&quot; &amp; &quot;&quot;&quot;&quot; &amp;[.J88] &amp; &quot;&quot;&quot;&quot; &amp; &quot;,&quot; &amp; &quot;&quot;&quot;&quot;&amp;[.P88]" table:style-name="ce11">
            <text:p>{"L150/150/14": [{"shape_coords":[150,150,14,14,22,11,75,75],"shape_name":"LAngle","synonyms":["H150/150/14","L150/150/14","L150x150x14","L150x15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50/150/15</text:p>
          </table:table-cell>
          <table:table-cell office:value-type="float" office:value="150" table:style-name="ce26">
            <text:p>150</text:p>
          </table:table-cell>
          <table:table-cell office:value-type="float" office:value="150" table:style-name="ce26">
            <text:p>150</text:p>
          </table:table-cell>
          <table:table-cell office:value-type="float" office:value="15" table:style-name="ce26">
            <text:p>15</text:p>
          </table:table-cell>
          <table:table-cell office:value-type="float" office:value="15" table:style-name="ce26">
            <text:p>15</text:p>
          </table:table-cell>
          <table:table-cell office:value-type="float" office:value="23" table:style-name="ce27">
            <text:p>23</text:p>
          </table:table-cell>
          <table:table-cell office:value-type="string" table:style-name="ce27">
            <text:p>11.5</text:p>
          </table:table-cell>
          <table:table-cell office:value-type="float" office:value="75" table:style-name="ce27">
            <text:p>75</text:p>
          </table:table-cell>
          <table:table-cell office:value-type="float" office:value="75" table:style-name="ce27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50/150/15</text:p>
          </table:table-cell>
          <table:table-cell office:value-type="string" table:style-name="ce26">
            <text:p>L150/150/15</text:p>
          </table:table-cell>
          <table:table-cell office:value-type="string" table:style-name="ce26">
            <text:p>L150x150x15</text:p>
          </table:table-cell>
          <table:table-cell office:value-type="string" table:style-name="ce27">
            <text:p>L150x150x15</text:p>
          </table:table-cell>
          <table:table-cell table:style-name="ce15"/>
          <table:table-cell office:value-type="string" office:string-value="synonyms&quot;:[&quot;H150/150/15&quot;,&quot;L150/150/15&quot;,&quot;L150x150x15&quot;,&quot;L150x150x15&quot;]}]}," table:formula="of:= &quot;synonyms&quot;&amp;&quot;&quot;&quot;&quot;&amp;&quot;:[&quot;&amp;&quot;&quot;&quot;&quot;&amp;[.K89]&amp;&quot;&quot;&quot;&quot;&amp;&quot;,&quot;&amp;&quot;&quot;&quot;&quot;&amp;[.L89]&amp;&quot;&quot;&quot;&quot;&amp;&quot;,&quot;&amp;&quot;&quot;&quot;&quot;&amp;[.M89]&amp;&quot;&quot;&quot;&quot;&amp;&quot;,&quot;&amp;&quot;&quot;&quot;&quot;&amp;[.N89]&amp;&quot;&quot;&quot;&quot;&amp;&quot;]}]},&quot;" table:style-name="ce28">
            <text:p>synonyms":["H150/150/15","L150/150/15","L150x150x15","L150x150x15"]}]},</text:p>
          </table:table-cell>
          <table:table-cell office:value-type="string" office:string-value="{&quot;L150/150/15&quot;: [{&quot;shape_coords&quot;:[150,150,15,15,23,11.5,75,75],&quot;shape_name&quot;:&quot;LAngle&quot;,&quot;synonyms&quot;:[&quot;H150/150/15&quot;,&quot;L150/150/15&quot;,&quot;L150x150x15&quot;,&quot;L150x150x15&quot;]}]}," table:formula="of:=&quot;{&quot; &amp; &quot;&quot;&quot;&quot;&amp;[.A89]&amp;&quot;&quot;&quot;&quot;&amp;&quot;: [{&quot;&quot;&quot; &amp;&quot;shape_coords&quot;&amp;&quot;&quot;&quot;&quot; &amp; &quot;:&quot; &amp; &quot;[&quot; &amp; [.B89] &amp; &quot;,&quot; &amp;[.C89] &amp; &quot;,&quot; &amp;[.D89]&amp; &quot;,&quot; &amp;[.E89]&amp; &quot;,&quot; &amp;[.F89]&amp; &quot;,&quot; &amp;[.G89]&amp; &quot;,&quot; &amp;[.H89]&amp; &quot;,&quot; &amp;[.I89] &amp; &quot;],&quot; &amp; &quot;&quot;&quot;&quot; &amp;&quot;shape_name&quot;&amp;&quot;&quot;&quot;&quot; &amp; &quot;:&quot; &amp; &quot;&quot;&quot;&quot; &amp;[.J89] &amp; &quot;&quot;&quot;&quot; &amp; &quot;,&quot; &amp; &quot;&quot;&quot;&quot;&amp;[.P89]" table:style-name="ce11">
            <text:p>{"L150/150/15": [{"shape_coords":[150,150,15,15,23,11.5,75,75],"shape_name":"LAngle","synonyms":["H150/150/15","L150/150/15","L150x150x15","L150x150x1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50/150/16</text:p>
          </table:table-cell>
          <table:table-cell office:value-type="float" office:value="150" table:style-name="ce26">
            <text:p>150</text:p>
          </table:table-cell>
          <table:table-cell office:value-type="float" office:value="150" table:style-name="ce26">
            <text:p>150</text:p>
          </table:table-cell>
          <table:table-cell office:value-type="float" office:value="16" table:style-name="ce26">
            <text:p>16</text:p>
          </table:table-cell>
          <table:table-cell office:value-type="float" office:value="16" table:style-name="ce26">
            <text:p>16</text:p>
          </table:table-cell>
          <table:table-cell office:value-type="float" office:value="24" table:style-name="ce27">
            <text:p>24</text:p>
          </table:table-cell>
          <table:table-cell office:value-type="float" office:value="12" table:style-name="ce27">
            <text:p>12</text:p>
          </table:table-cell>
          <table:table-cell office:value-type="float" office:value="75" table:style-name="ce27">
            <text:p>75</text:p>
          </table:table-cell>
          <table:table-cell office:value-type="float" office:value="75" table:style-name="ce27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50/150/16</text:p>
          </table:table-cell>
          <table:table-cell office:value-type="string" table:style-name="ce26">
            <text:p>L150/150/16</text:p>
          </table:table-cell>
          <table:table-cell office:value-type="string" table:style-name="ce26">
            <text:p>L150x150x16</text:p>
          </table:table-cell>
          <table:table-cell office:value-type="string" table:style-name="ce27">
            <text:p>L150x150x16</text:p>
          </table:table-cell>
          <table:table-cell table:style-name="ce15"/>
          <table:table-cell office:value-type="string" office:string-value="synonyms&quot;:[&quot;H150/150/16&quot;,&quot;L150/150/16&quot;,&quot;L150x150x16&quot;,&quot;L150x150x16&quot;]}]}," table:formula="of:= &quot;synonyms&quot;&amp;&quot;&quot;&quot;&quot;&amp;&quot;:[&quot;&amp;&quot;&quot;&quot;&quot;&amp;[.K90]&amp;&quot;&quot;&quot;&quot;&amp;&quot;,&quot;&amp;&quot;&quot;&quot;&quot;&amp;[.L90]&amp;&quot;&quot;&quot;&quot;&amp;&quot;,&quot;&amp;&quot;&quot;&quot;&quot;&amp;[.M90]&amp;&quot;&quot;&quot;&quot;&amp;&quot;,&quot;&amp;&quot;&quot;&quot;&quot;&amp;[.N90]&amp;&quot;&quot;&quot;&quot;&amp;&quot;]}]},&quot;" table:style-name="ce28">
            <text:p>synonyms":["H150/150/16","L150/150/16","L150x150x16","L150x150x16"]}]},</text:p>
          </table:table-cell>
          <table:table-cell office:value-type="string" office:string-value="{&quot;L150/150/16&quot;: [{&quot;shape_coords&quot;:[150,150,16,16,24,12,75,75],&quot;shape_name&quot;:&quot;LAngle&quot;,&quot;synonyms&quot;:[&quot;H150/150/16&quot;,&quot;L150/150/16&quot;,&quot;L150x150x16&quot;,&quot;L150x150x16&quot;]}]}," table:formula="of:=&quot;{&quot; &amp; &quot;&quot;&quot;&quot;&amp;[.A90]&amp;&quot;&quot;&quot;&quot;&amp;&quot;: [{&quot;&quot;&quot; &amp;&quot;shape_coords&quot;&amp;&quot;&quot;&quot;&quot; &amp; &quot;:&quot; &amp; &quot;[&quot; &amp; [.B90] &amp; &quot;,&quot; &amp;[.C90] &amp; &quot;,&quot; &amp;[.D90]&amp; &quot;,&quot; &amp;[.E90]&amp; &quot;,&quot; &amp;[.F90]&amp; &quot;,&quot; &amp;[.G90]&amp; &quot;,&quot; &amp;[.H90]&amp; &quot;,&quot; &amp;[.I90] &amp; &quot;],&quot; &amp; &quot;&quot;&quot;&quot; &amp;&quot;shape_name&quot;&amp;&quot;&quot;&quot;&quot; &amp; &quot;:&quot; &amp; &quot;&quot;&quot;&quot; &amp;[.J90] &amp; &quot;&quot;&quot;&quot; &amp; &quot;,&quot; &amp; &quot;&quot;&quot;&quot;&amp;[.P90]" table:style-name="ce11">
            <text:p>{"L150/150/16": [{"shape_coords":[150,150,16,16,24,12,75,75],"shape_name":"LAngle","synonyms":["H150/150/16","L150/150/16","L150x150x16","L150x15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50/150/18</text:p>
          </table:table-cell>
          <table:table-cell office:value-type="float" office:value="150" table:style-name="ce26">
            <text:p>150</text:p>
          </table:table-cell>
          <table:table-cell office:value-type="float" office:value="150" table:style-name="ce26">
            <text:p>150</text:p>
          </table:table-cell>
          <table:table-cell office:value-type="float" office:value="18" table:style-name="ce26">
            <text:p>18</text:p>
          </table:table-cell>
          <table:table-cell office:value-type="float" office:value="18" table:style-name="ce26">
            <text:p>18</text:p>
          </table:table-cell>
          <table:table-cell office:value-type="float" office:value="26" table:style-name="ce27">
            <text:p>26</text:p>
          </table:table-cell>
          <table:table-cell office:value-type="float" office:value="13" table:style-name="ce27">
            <text:p>13</text:p>
          </table:table-cell>
          <table:table-cell office:value-type="float" office:value="75" table:style-name="ce27">
            <text:p>75</text:p>
          </table:table-cell>
          <table:table-cell office:value-type="float" office:value="75" table:style-name="ce27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50/150/18</text:p>
          </table:table-cell>
          <table:table-cell office:value-type="string" table:style-name="ce26">
            <text:p>L150/150/18</text:p>
          </table:table-cell>
          <table:table-cell office:value-type="string" table:style-name="ce26">
            <text:p>L150x150x18</text:p>
          </table:table-cell>
          <table:table-cell office:value-type="string" table:style-name="ce27">
            <text:p>L150x150x18</text:p>
          </table:table-cell>
          <table:table-cell table:style-name="ce15"/>
          <table:table-cell office:value-type="string" office:string-value="synonyms&quot;:[&quot;H150/150/18&quot;,&quot;L150/150/18&quot;,&quot;L150x150x18&quot;,&quot;L150x150x18&quot;]}]}," table:formula="of:= &quot;synonyms&quot;&amp;&quot;&quot;&quot;&quot;&amp;&quot;:[&quot;&amp;&quot;&quot;&quot;&quot;&amp;[.K91]&amp;&quot;&quot;&quot;&quot;&amp;&quot;,&quot;&amp;&quot;&quot;&quot;&quot;&amp;[.L91]&amp;&quot;&quot;&quot;&quot;&amp;&quot;,&quot;&amp;&quot;&quot;&quot;&quot;&amp;[.M91]&amp;&quot;&quot;&quot;&quot;&amp;&quot;,&quot;&amp;&quot;&quot;&quot;&quot;&amp;[.N91]&amp;&quot;&quot;&quot;&quot;&amp;&quot;]}]},&quot;" table:style-name="ce28">
            <text:p>synonyms":["H150/150/18","L150/150/18","L150x150x18","L150x150x18"]}]},</text:p>
          </table:table-cell>
          <table:table-cell office:value-type="string" office:string-value="{&quot;L150/150/18&quot;: [{&quot;shape_coords&quot;:[150,150,18,18,26,13,75,75],&quot;shape_name&quot;:&quot;LAngle&quot;,&quot;synonyms&quot;:[&quot;H150/150/18&quot;,&quot;L150/150/18&quot;,&quot;L150x150x18&quot;,&quot;L150x150x18&quot;]}]}," table:formula="of:=&quot;{&quot; &amp; &quot;&quot;&quot;&quot;&amp;[.A91]&amp;&quot;&quot;&quot;&quot;&amp;&quot;: [{&quot;&quot;&quot; &amp;&quot;shape_coords&quot;&amp;&quot;&quot;&quot;&quot; &amp; &quot;:&quot; &amp; &quot;[&quot; &amp; [.B91] &amp; &quot;,&quot; &amp;[.C91] &amp; &quot;,&quot; &amp;[.D91]&amp; &quot;,&quot; &amp;[.E91]&amp; &quot;,&quot; &amp;[.F91]&amp; &quot;,&quot; &amp;[.G91]&amp; &quot;,&quot; &amp;[.H91]&amp; &quot;,&quot; &amp;[.I91] &amp; &quot;],&quot; &amp; &quot;&quot;&quot;&quot; &amp;&quot;shape_name&quot;&amp;&quot;&quot;&quot;&quot; &amp; &quot;:&quot; &amp; &quot;&quot;&quot;&quot; &amp;[.J91] &amp; &quot;&quot;&quot;&quot; &amp; &quot;,&quot; &amp; &quot;&quot;&quot;&quot;&amp;[.P91]" table:style-name="ce11">
            <text:p>{"L150/150/18": [{"shape_coords":[150,150,18,18,26,13,75,75],"shape_name":"LAngle","synonyms":["H150/150/18","L150/150/18","L150x150x18","L150x150x1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60/160/15</text:p>
          </table:table-cell>
          <table:table-cell office:value-type="float" office:value="160" table:style-name="ce26">
            <text:p>160</text:p>
          </table:table-cell>
          <table:table-cell office:value-type="float" office:value="160" table:style-name="ce26">
            <text:p>160</text:p>
          </table:table-cell>
          <table:table-cell office:value-type="float" office:value="15" table:style-name="ce26">
            <text:p>15</text:p>
          </table:table-cell>
          <table:table-cell office:value-type="float" office:value="15" table:style-name="ce26">
            <text:p>15</text:p>
          </table:table-cell>
          <table:table-cell office:value-type="float" office:value="23" table:style-name="ce27">
            <text:p>23</text:p>
          </table:table-cell>
          <table:table-cell office:value-type="string" table:style-name="ce27">
            <text:p>11.5</text:p>
          </table:table-cell>
          <table:table-cell office:value-type="float" office:value="80" table:style-name="ce27">
            <text:p>80</text:p>
          </table:table-cell>
          <table:table-cell office:value-type="float" office:value="80" table:style-name="ce27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60/160/15</text:p>
          </table:table-cell>
          <table:table-cell office:value-type="string" table:style-name="ce26">
            <text:p>L160/160/15</text:p>
          </table:table-cell>
          <table:table-cell office:value-type="string" table:style-name="ce26">
            <text:p>L160x160x15</text:p>
          </table:table-cell>
          <table:table-cell office:value-type="string" table:style-name="ce27">
            <text:p>L160x160x15</text:p>
          </table:table-cell>
          <table:table-cell table:style-name="ce15"/>
          <table:table-cell office:value-type="string" office:string-value="synonyms&quot;:[&quot;H160/160/15&quot;,&quot;L160/160/15&quot;,&quot;L160x160x15&quot;,&quot;L160x160x15&quot;]}]}," table:formula="of:= &quot;synonyms&quot;&amp;&quot;&quot;&quot;&quot;&amp;&quot;:[&quot;&amp;&quot;&quot;&quot;&quot;&amp;[.K92]&amp;&quot;&quot;&quot;&quot;&amp;&quot;,&quot;&amp;&quot;&quot;&quot;&quot;&amp;[.L92]&amp;&quot;&quot;&quot;&quot;&amp;&quot;,&quot;&amp;&quot;&quot;&quot;&quot;&amp;[.M92]&amp;&quot;&quot;&quot;&quot;&amp;&quot;,&quot;&amp;&quot;&quot;&quot;&quot;&amp;[.N92]&amp;&quot;&quot;&quot;&quot;&amp;&quot;]}]},&quot;" table:style-name="ce28">
            <text:p>synonyms":["H160/160/15","L160/160/15","L160x160x15","L160x160x15"]}]},</text:p>
          </table:table-cell>
          <table:table-cell office:value-type="string" office:string-value="{&quot;L160/160/15&quot;: [{&quot;shape_coords&quot;:[160,160,15,15,23,11.5,80,80],&quot;shape_name&quot;:&quot;LAngle&quot;,&quot;synonyms&quot;:[&quot;H160/160/15&quot;,&quot;L160/160/15&quot;,&quot;L160x160x15&quot;,&quot;L160x160x15&quot;]}]}," table:formula="of:=&quot;{&quot; &amp; &quot;&quot;&quot;&quot;&amp;[.A92]&amp;&quot;&quot;&quot;&quot;&amp;&quot;: [{&quot;&quot;&quot; &amp;&quot;shape_coords&quot;&amp;&quot;&quot;&quot;&quot; &amp; &quot;:&quot; &amp; &quot;[&quot; &amp; [.B92] &amp; &quot;,&quot; &amp;[.C92] &amp; &quot;,&quot; &amp;[.D92]&amp; &quot;,&quot; &amp;[.E92]&amp; &quot;,&quot; &amp;[.F92]&amp; &quot;,&quot; &amp;[.G92]&amp; &quot;,&quot; &amp;[.H92]&amp; &quot;,&quot; &amp;[.I92] &amp; &quot;],&quot; &amp; &quot;&quot;&quot;&quot; &amp;&quot;shape_name&quot;&amp;&quot;&quot;&quot;&quot; &amp; &quot;:&quot; &amp; &quot;&quot;&quot;&quot; &amp;[.J92] &amp; &quot;&quot;&quot;&quot; &amp; &quot;,&quot; &amp; &quot;&quot;&quot;&quot;&amp;[.P92]" table:style-name="ce11">
            <text:p>{"L160/160/15": [{"shape_coords":[160,160,15,15,23,11.5,80,80],"shape_name":"LAngle","synonyms":["H160/160/15","L160/160/15","L160x160x15","L160x160x1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60/160/17</text:p>
          </table:table-cell>
          <table:table-cell office:value-type="float" office:value="160" table:style-name="ce26">
            <text:p>160</text:p>
          </table:table-cell>
          <table:table-cell office:value-type="float" office:value="160" table:style-name="ce26">
            <text:p>160</text:p>
          </table:table-cell>
          <table:table-cell office:value-type="float" office:value="17" table:style-name="ce26">
            <text:p>17</text:p>
          </table:table-cell>
          <table:table-cell office:value-type="float" office:value="17" table:style-name="ce26">
            <text:p>17</text:p>
          </table:table-cell>
          <table:table-cell office:value-type="float" office:value="25" table:style-name="ce27">
            <text:p>25</text:p>
          </table:table-cell>
          <table:table-cell office:value-type="string" table:style-name="ce27">
            <text:p>12.5</text:p>
          </table:table-cell>
          <table:table-cell office:value-type="float" office:value="80" table:style-name="ce27">
            <text:p>80</text:p>
          </table:table-cell>
          <table:table-cell office:value-type="float" office:value="80" table:style-name="ce27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60/160/17</text:p>
          </table:table-cell>
          <table:table-cell office:value-type="string" table:style-name="ce26">
            <text:p>L160/160/17</text:p>
          </table:table-cell>
          <table:table-cell office:value-type="string" table:style-name="ce26">
            <text:p>L160x160x17</text:p>
          </table:table-cell>
          <table:table-cell office:value-type="string" table:style-name="ce27">
            <text:p>L160x160x17</text:p>
          </table:table-cell>
          <table:table-cell table:style-name="ce15"/>
          <table:table-cell office:value-type="string" office:string-value="synonyms&quot;:[&quot;H160/160/17&quot;,&quot;L160/160/17&quot;,&quot;L160x160x17&quot;,&quot;L160x160x17&quot;]}]}," table:formula="of:= &quot;synonyms&quot;&amp;&quot;&quot;&quot;&quot;&amp;&quot;:[&quot;&amp;&quot;&quot;&quot;&quot;&amp;[.K93]&amp;&quot;&quot;&quot;&quot;&amp;&quot;,&quot;&amp;&quot;&quot;&quot;&quot;&amp;[.L93]&amp;&quot;&quot;&quot;&quot;&amp;&quot;,&quot;&amp;&quot;&quot;&quot;&quot;&amp;[.M93]&amp;&quot;&quot;&quot;&quot;&amp;&quot;,&quot;&amp;&quot;&quot;&quot;&quot;&amp;[.N93]&amp;&quot;&quot;&quot;&quot;&amp;&quot;]}]},&quot;" table:style-name="ce28">
            <text:p>synonyms":["H160/160/17","L160/160/17","L160x160x17","L160x160x17"]}]},</text:p>
          </table:table-cell>
          <table:table-cell office:value-type="string" office:string-value="{&quot;L160/160/17&quot;: [{&quot;shape_coords&quot;:[160,160,17,17,25,12.5,80,80],&quot;shape_name&quot;:&quot;LAngle&quot;,&quot;synonyms&quot;:[&quot;H160/160/17&quot;,&quot;L160/160/17&quot;,&quot;L160x160x17&quot;,&quot;L160x160x17&quot;]}]}," table:formula="of:=&quot;{&quot; &amp; &quot;&quot;&quot;&quot;&amp;[.A93]&amp;&quot;&quot;&quot;&quot;&amp;&quot;: [{&quot;&quot;&quot; &amp;&quot;shape_coords&quot;&amp;&quot;&quot;&quot;&quot; &amp; &quot;:&quot; &amp; &quot;[&quot; &amp; [.B93] &amp; &quot;,&quot; &amp;[.C93] &amp; &quot;,&quot; &amp;[.D93]&amp; &quot;,&quot; &amp;[.E93]&amp; &quot;,&quot; &amp;[.F93]&amp; &quot;,&quot; &amp;[.G93]&amp; &quot;,&quot; &amp;[.H93]&amp; &quot;,&quot; &amp;[.I93] &amp; &quot;],&quot; &amp; &quot;&quot;&quot;&quot; &amp;&quot;shape_name&quot;&amp;&quot;&quot;&quot;&quot; &amp; &quot;:&quot; &amp; &quot;&quot;&quot;&quot; &amp;[.J93] &amp; &quot;&quot;&quot;&quot; &amp; &quot;,&quot; &amp; &quot;&quot;&quot;&quot;&amp;[.P93]" table:style-name="ce11">
            <text:p>{"L160/160/17": [{"shape_coords":[160,160,17,17,25,12.5,80,80],"shape_name":"LAngle","synonyms":["H160/160/17","L160/160/17","L160x160x17","L160x160x1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80/180/16</text:p>
          </table:table-cell>
          <table:table-cell office:value-type="float" office:value="180" table:style-name="ce26">
            <text:p>180</text:p>
          </table:table-cell>
          <table:table-cell office:value-type="float" office:value="180" table:style-name="ce26">
            <text:p>180</text:p>
          </table:table-cell>
          <table:table-cell office:value-type="float" office:value="16" table:style-name="ce26">
            <text:p>16</text:p>
          </table:table-cell>
          <table:table-cell office:value-type="float" office:value="16" table:style-name="ce26">
            <text:p>16</text:p>
          </table:table-cell>
          <table:table-cell office:value-type="float" office:value="25" table:style-name="ce27">
            <text:p>25</text:p>
          </table:table-cell>
          <table:table-cell office:value-type="string" table:style-name="ce27">
            <text:p>12.5</text:p>
          </table:table-cell>
          <table:table-cell office:value-type="float" office:value="90" table:style-name="ce27">
            <text:p>90</text:p>
          </table:table-cell>
          <table:table-cell office:value-type="float" office:value="90" table:style-name="ce27">
            <text:p>9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80/180/16</text:p>
          </table:table-cell>
          <table:table-cell office:value-type="string" table:style-name="ce26">
            <text:p>L180/180/16</text:p>
          </table:table-cell>
          <table:table-cell office:value-type="string" table:style-name="ce26">
            <text:p>L180x180x16</text:p>
          </table:table-cell>
          <table:table-cell office:value-type="string" table:style-name="ce27">
            <text:p>L180x180x16</text:p>
          </table:table-cell>
          <table:table-cell table:style-name="ce15"/>
          <table:table-cell office:value-type="string" office:string-value="synonyms&quot;:[&quot;H180/180/16&quot;,&quot;L180/180/16&quot;,&quot;L180x180x16&quot;,&quot;L180x180x16&quot;]}]}," table:formula="of:= &quot;synonyms&quot;&amp;&quot;&quot;&quot;&quot;&amp;&quot;:[&quot;&amp;&quot;&quot;&quot;&quot;&amp;[.K94]&amp;&quot;&quot;&quot;&quot;&amp;&quot;,&quot;&amp;&quot;&quot;&quot;&quot;&amp;[.L94]&amp;&quot;&quot;&quot;&quot;&amp;&quot;,&quot;&amp;&quot;&quot;&quot;&quot;&amp;[.M94]&amp;&quot;&quot;&quot;&quot;&amp;&quot;,&quot;&amp;&quot;&quot;&quot;&quot;&amp;[.N94]&amp;&quot;&quot;&quot;&quot;&amp;&quot;]}]},&quot;" table:style-name="ce28">
            <text:p>synonyms":["H180/180/16","L180/180/16","L180x180x16","L180x180x16"]}]},</text:p>
          </table:table-cell>
          <table:table-cell office:value-type="string" office:string-value="{&quot;L180/180/16&quot;: [{&quot;shape_coords&quot;:[180,180,16,16,25,12.5,90,90],&quot;shape_name&quot;:&quot;LAngle&quot;,&quot;synonyms&quot;:[&quot;H180/180/16&quot;,&quot;L180/180/16&quot;,&quot;L180x180x16&quot;,&quot;L180x180x16&quot;]}]}," table:formula="of:=&quot;{&quot; &amp; &quot;&quot;&quot;&quot;&amp;[.A94]&amp;&quot;&quot;&quot;&quot;&amp;&quot;: [{&quot;&quot;&quot; &amp;&quot;shape_coords&quot;&amp;&quot;&quot;&quot;&quot; &amp; &quot;:&quot; &amp; &quot;[&quot; &amp; [.B94] &amp; &quot;,&quot; &amp;[.C94] &amp; &quot;,&quot; &amp;[.D94]&amp; &quot;,&quot; &amp;[.E94]&amp; &quot;,&quot; &amp;[.F94]&amp; &quot;,&quot; &amp;[.G94]&amp; &quot;,&quot; &amp;[.H94]&amp; &quot;,&quot; &amp;[.I94] &amp; &quot;],&quot; &amp; &quot;&quot;&quot;&quot; &amp;&quot;shape_name&quot;&amp;&quot;&quot;&quot;&quot; &amp; &quot;:&quot; &amp; &quot;&quot;&quot;&quot; &amp;[.J94] &amp; &quot;&quot;&quot;&quot; &amp; &quot;,&quot; &amp; &quot;&quot;&quot;&quot;&amp;[.P94]" table:style-name="ce11">
            <text:p>{"L180/180/16": [{"shape_coords":[180,180,16,16,25,12.5,90,90],"shape_name":"LAngle","synonyms":["H180/180/16","L180/180/16","L180x180x16","L180x18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80/180/18</text:p>
          </table:table-cell>
          <table:table-cell office:value-type="float" office:value="180" table:style-name="ce26">
            <text:p>180</text:p>
          </table:table-cell>
          <table:table-cell office:value-type="float" office:value="180" table:style-name="ce26">
            <text:p>180</text:p>
          </table:table-cell>
          <table:table-cell office:value-type="float" office:value="18" table:style-name="ce26">
            <text:p>18</text:p>
          </table:table-cell>
          <table:table-cell office:value-type="float" office:value="18" table:style-name="ce26">
            <text:p>18</text:p>
          </table:table-cell>
          <table:table-cell office:value-type="float" office:value="27" table:style-name="ce27">
            <text:p>27</text:p>
          </table:table-cell>
          <table:table-cell office:value-type="string" table:style-name="ce27">
            <text:p>13.5</text:p>
          </table:table-cell>
          <table:table-cell office:value-type="float" office:value="90" table:style-name="ce27">
            <text:p>90</text:p>
          </table:table-cell>
          <table:table-cell office:value-type="float" office:value="90" table:style-name="ce27">
            <text:p>9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80/180/18</text:p>
          </table:table-cell>
          <table:table-cell office:value-type="string" table:style-name="ce26">
            <text:p>L180/180/18</text:p>
          </table:table-cell>
          <table:table-cell office:value-type="string" table:style-name="ce26">
            <text:p>L180x180x18</text:p>
          </table:table-cell>
          <table:table-cell office:value-type="string" table:style-name="ce27">
            <text:p>L180x180x18</text:p>
          </table:table-cell>
          <table:table-cell table:style-name="ce15"/>
          <table:table-cell office:value-type="string" office:string-value="synonyms&quot;:[&quot;H180/180/18&quot;,&quot;L180/180/18&quot;,&quot;L180x180x18&quot;,&quot;L180x180x18&quot;]}]}," table:formula="of:= &quot;synonyms&quot;&amp;&quot;&quot;&quot;&quot;&amp;&quot;:[&quot;&amp;&quot;&quot;&quot;&quot;&amp;[.K95]&amp;&quot;&quot;&quot;&quot;&amp;&quot;,&quot;&amp;&quot;&quot;&quot;&quot;&amp;[.L95]&amp;&quot;&quot;&quot;&quot;&amp;&quot;,&quot;&amp;&quot;&quot;&quot;&quot;&amp;[.M95]&amp;&quot;&quot;&quot;&quot;&amp;&quot;,&quot;&amp;&quot;&quot;&quot;&quot;&amp;[.N95]&amp;&quot;&quot;&quot;&quot;&amp;&quot;]}]},&quot;" table:style-name="ce28">
            <text:p>synonyms":["H180/180/18","L180/180/18","L180x180x18","L180x180x18"]}]},</text:p>
          </table:table-cell>
          <table:table-cell office:value-type="string" office:string-value="{&quot;L180/180/18&quot;: [{&quot;shape_coords&quot;:[180,180,18,18,27,13.5,90,90],&quot;shape_name&quot;:&quot;LAngle&quot;,&quot;synonyms&quot;:[&quot;H180/180/18&quot;,&quot;L180/180/18&quot;,&quot;L180x180x18&quot;,&quot;L180x180x18&quot;]}]}," table:formula="of:=&quot;{&quot; &amp; &quot;&quot;&quot;&quot;&amp;[.A95]&amp;&quot;&quot;&quot;&quot;&amp;&quot;: [{&quot;&quot;&quot; &amp;&quot;shape_coords&quot;&amp;&quot;&quot;&quot;&quot; &amp; &quot;:&quot; &amp; &quot;[&quot; &amp; [.B95] &amp; &quot;,&quot; &amp;[.C95] &amp; &quot;,&quot; &amp;[.D95]&amp; &quot;,&quot; &amp;[.E95]&amp; &quot;,&quot; &amp;[.F95]&amp; &quot;,&quot; &amp;[.G95]&amp; &quot;,&quot; &amp;[.H95]&amp; &quot;,&quot; &amp;[.I95] &amp; &quot;],&quot; &amp; &quot;&quot;&quot;&quot; &amp;&quot;shape_name&quot;&amp;&quot;&quot;&quot;&quot; &amp; &quot;:&quot; &amp; &quot;&quot;&quot;&quot; &amp;[.J95] &amp; &quot;&quot;&quot;&quot; &amp; &quot;,&quot; &amp; &quot;&quot;&quot;&quot;&amp;[.P95]" table:style-name="ce11">
            <text:p>{"L180/180/18": [{"shape_coords":[180,180,18,18,27,13.5,90,90],"shape_name":"LAngle","synonyms":["H180/180/18","L180/180/18","L180x180x18","L180x180x1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80/180/20</text:p>
          </table:table-cell>
          <table:table-cell office:value-type="float" office:value="180" table:style-name="ce26">
            <text:p>180</text:p>
          </table:table-cell>
          <table:table-cell office:value-type="float" office:value="180" table:style-name="ce26">
            <text:p>180</text:p>
          </table:table-cell>
          <table:table-cell office:value-type="float" office:value="20" table:style-name="ce26">
            <text:p>20</text:p>
          </table:table-cell>
          <table:table-cell office:value-type="float" office:value="20" table:style-name="ce26">
            <text:p>20</text:p>
          </table:table-cell>
          <table:table-cell office:value-type="float" office:value="29" table:style-name="ce27">
            <text:p>29</text:p>
          </table:table-cell>
          <table:table-cell office:value-type="string" table:style-name="ce27">
            <text:p>14.5</text:p>
          </table:table-cell>
          <table:table-cell office:value-type="float" office:value="90" table:style-name="ce27">
            <text:p>90</text:p>
          </table:table-cell>
          <table:table-cell office:value-type="float" office:value="90" table:style-name="ce27">
            <text:p>9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80/180/20</text:p>
          </table:table-cell>
          <table:table-cell office:value-type="string" table:style-name="ce26">
            <text:p>L180/180/20</text:p>
          </table:table-cell>
          <table:table-cell office:value-type="string" table:style-name="ce26">
            <text:p>L180x180x20</text:p>
          </table:table-cell>
          <table:table-cell office:value-type="string" table:style-name="ce27">
            <text:p>L180x180x20</text:p>
          </table:table-cell>
          <table:table-cell table:style-name="ce15"/>
          <table:table-cell office:value-type="string" office:string-value="synonyms&quot;:[&quot;H180/180/20&quot;,&quot;L180/180/20&quot;,&quot;L180x180x20&quot;,&quot;L180x180x20&quot;]}]}," table:formula="of:= &quot;synonyms&quot;&amp;&quot;&quot;&quot;&quot;&amp;&quot;:[&quot;&amp;&quot;&quot;&quot;&quot;&amp;[.K96]&amp;&quot;&quot;&quot;&quot;&amp;&quot;,&quot;&amp;&quot;&quot;&quot;&quot;&amp;[.L96]&amp;&quot;&quot;&quot;&quot;&amp;&quot;,&quot;&amp;&quot;&quot;&quot;&quot;&amp;[.M96]&amp;&quot;&quot;&quot;&quot;&amp;&quot;,&quot;&amp;&quot;&quot;&quot;&quot;&amp;[.N96]&amp;&quot;&quot;&quot;&quot;&amp;&quot;]}]},&quot;" table:style-name="ce28">
            <text:p>synonyms":["H180/180/20","L180/180/20","L180x180x20","L180x180x20"]}]},</text:p>
          </table:table-cell>
          <table:table-cell office:value-type="string" office:string-value="{&quot;L180/180/20&quot;: [{&quot;shape_coords&quot;:[180,180,20,20,29,14.5,90,90],&quot;shape_name&quot;:&quot;LAngle&quot;,&quot;synonyms&quot;:[&quot;H180/180/20&quot;,&quot;L180/180/20&quot;,&quot;L180x180x20&quot;,&quot;L180x180x20&quot;]}]}," table:formula="of:=&quot;{&quot; &amp; &quot;&quot;&quot;&quot;&amp;[.A96]&amp;&quot;&quot;&quot;&quot;&amp;&quot;: [{&quot;&quot;&quot; &amp;&quot;shape_coords&quot;&amp;&quot;&quot;&quot;&quot; &amp; &quot;:&quot; &amp; &quot;[&quot; &amp; [.B96] &amp; &quot;,&quot; &amp;[.C96] &amp; &quot;,&quot; &amp;[.D96]&amp; &quot;,&quot; &amp;[.E96]&amp; &quot;,&quot; &amp;[.F96]&amp; &quot;,&quot; &amp;[.G96]&amp; &quot;,&quot; &amp;[.H96]&amp; &quot;,&quot; &amp;[.I96] &amp; &quot;],&quot; &amp; &quot;&quot;&quot;&quot; &amp;&quot;shape_name&quot;&amp;&quot;&quot;&quot;&quot; &amp; &quot;:&quot; &amp; &quot;&quot;&quot;&quot; &amp;[.J96] &amp; &quot;&quot;&quot;&quot; &amp; &quot;,&quot; &amp; &quot;&quot;&quot;&quot;&amp;[.P96]" table:style-name="ce11">
            <text:p>{"L180/180/20": [{"shape_coords":[180,180,20,20,29,14.5,90,90],"shape_name":"LAngle","synonyms":["H180/180/20","L180/180/20","L180x180x20","L180x180x2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200/200/16</text:p>
          </table:table-cell>
          <table:table-cell office:value-type="float" office:value="200" table:style-name="ce26">
            <text:p>200</text:p>
          </table:table-cell>
          <table:table-cell office:value-type="float" office:value="200" table:style-name="ce26">
            <text:p>200</text:p>
          </table:table-cell>
          <table:table-cell office:value-type="float" office:value="16" table:style-name="ce26">
            <text:p>16</text:p>
          </table:table-cell>
          <table:table-cell office:value-type="float" office:value="16" table:style-name="ce26">
            <text:p>16</text:p>
          </table:table-cell>
          <table:table-cell office:value-type="float" office:value="25" table:style-name="ce27">
            <text:p>25</text:p>
          </table:table-cell>
          <table:table-cell office:value-type="string" table:style-name="ce27">
            <text:p>12.5</text:p>
          </table:table-cell>
          <table:table-cell office:value-type="float" office:value="100" table:style-name="ce27">
            <text:p>100</text:p>
          </table:table-cell>
          <table:table-cell office:value-type="float" office:value="100" table:style-name="ce27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200/200/16</text:p>
          </table:table-cell>
          <table:table-cell office:value-type="string" table:style-name="ce26">
            <text:p>L200/200/16</text:p>
          </table:table-cell>
          <table:table-cell office:value-type="string" table:style-name="ce26">
            <text:p>L200x200x16</text:p>
          </table:table-cell>
          <table:table-cell office:value-type="string" table:style-name="ce27">
            <text:p>L200x200x16</text:p>
          </table:table-cell>
          <table:table-cell table:style-name="ce15"/>
          <table:table-cell office:value-type="string" office:string-value="synonyms&quot;:[&quot;H200/200/16&quot;,&quot;L200/200/16&quot;,&quot;L200x200x16&quot;,&quot;L200x200x16&quot;]}]}," table:formula="of:= &quot;synonyms&quot;&amp;&quot;&quot;&quot;&quot;&amp;&quot;:[&quot;&amp;&quot;&quot;&quot;&quot;&amp;[.K97]&amp;&quot;&quot;&quot;&quot;&amp;&quot;,&quot;&amp;&quot;&quot;&quot;&quot;&amp;[.L97]&amp;&quot;&quot;&quot;&quot;&amp;&quot;,&quot;&amp;&quot;&quot;&quot;&quot;&amp;[.M97]&amp;&quot;&quot;&quot;&quot;&amp;&quot;,&quot;&amp;&quot;&quot;&quot;&quot;&amp;[.N97]&amp;&quot;&quot;&quot;&quot;&amp;&quot;]}]},&quot;" table:style-name="ce28">
            <text:p>synonyms":["H200/200/16","L200/200/16","L200x200x16","L200x200x16"]}]},</text:p>
          </table:table-cell>
          <table:table-cell office:value-type="string" office:string-value="{&quot;L200/200/16&quot;: [{&quot;shape_coords&quot;:[200,200,16,16,25,12.5,100,100],&quot;shape_name&quot;:&quot;LAngle&quot;,&quot;synonyms&quot;:[&quot;H200/200/16&quot;,&quot;L200/200/16&quot;,&quot;L200x200x16&quot;,&quot;L200x200x16&quot;]}]}," table:formula="of:=&quot;{&quot; &amp; &quot;&quot;&quot;&quot;&amp;[.A97]&amp;&quot;&quot;&quot;&quot;&amp;&quot;: [{&quot;&quot;&quot; &amp;&quot;shape_coords&quot;&amp;&quot;&quot;&quot;&quot; &amp; &quot;:&quot; &amp; &quot;[&quot; &amp; [.B97] &amp; &quot;,&quot; &amp;[.C97] &amp; &quot;,&quot; &amp;[.D97]&amp; &quot;,&quot; &amp;[.E97]&amp; &quot;,&quot; &amp;[.F97]&amp; &quot;,&quot; &amp;[.G97]&amp; &quot;,&quot; &amp;[.H97]&amp; &quot;,&quot; &amp;[.I97] &amp; &quot;],&quot; &amp; &quot;&quot;&quot;&quot; &amp;&quot;shape_name&quot;&amp;&quot;&quot;&quot;&quot; &amp; &quot;:&quot; &amp; &quot;&quot;&quot;&quot; &amp;[.J97] &amp; &quot;&quot;&quot;&quot; &amp; &quot;,&quot; &amp; &quot;&quot;&quot;&quot;&amp;[.P97]" table:style-name="ce11">
            <text:p>{"L200/200/16": [{"shape_coords":[200,200,16,16,25,12.5,100,100],"shape_name":"LAngle","synonyms":["H200/200/16","L200/200/16","L200x200x16","L200x200x1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200/200/18</text:p>
          </table:table-cell>
          <table:table-cell office:value-type="float" office:value="200" table:style-name="ce26">
            <text:p>200</text:p>
          </table:table-cell>
          <table:table-cell office:value-type="float" office:value="200" table:style-name="ce26">
            <text:p>200</text:p>
          </table:table-cell>
          <table:table-cell office:value-type="float" office:value="18" table:style-name="ce26">
            <text:p>18</text:p>
          </table:table-cell>
          <table:table-cell office:value-type="float" office:value="18" table:style-name="ce26">
            <text:p>18</text:p>
          </table:table-cell>
          <table:table-cell office:value-type="float" office:value="27" table:style-name="ce27">
            <text:p>27</text:p>
          </table:table-cell>
          <table:table-cell office:value-type="string" table:style-name="ce27">
            <text:p>13.5</text:p>
          </table:table-cell>
          <table:table-cell office:value-type="float" office:value="100" table:style-name="ce27">
            <text:p>100</text:p>
          </table:table-cell>
          <table:table-cell office:value-type="float" office:value="100" table:style-name="ce27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200/200/18</text:p>
          </table:table-cell>
          <table:table-cell office:value-type="string" table:style-name="ce26">
            <text:p>L200/200/18</text:p>
          </table:table-cell>
          <table:table-cell office:value-type="string" table:style-name="ce26">
            <text:p>L200x200x18</text:p>
          </table:table-cell>
          <table:table-cell office:value-type="string" table:style-name="ce27">
            <text:p>L200x200x18</text:p>
          </table:table-cell>
          <table:table-cell table:style-name="ce15"/>
          <table:table-cell office:value-type="string" office:string-value="synonyms&quot;:[&quot;H200/200/18&quot;,&quot;L200/200/18&quot;,&quot;L200x200x18&quot;,&quot;L200x200x18&quot;]}]}," table:formula="of:= &quot;synonyms&quot;&amp;&quot;&quot;&quot;&quot;&amp;&quot;:[&quot;&amp;&quot;&quot;&quot;&quot;&amp;[.K98]&amp;&quot;&quot;&quot;&quot;&amp;&quot;,&quot;&amp;&quot;&quot;&quot;&quot;&amp;[.L98]&amp;&quot;&quot;&quot;&quot;&amp;&quot;,&quot;&amp;&quot;&quot;&quot;&quot;&amp;[.M98]&amp;&quot;&quot;&quot;&quot;&amp;&quot;,&quot;&amp;&quot;&quot;&quot;&quot;&amp;[.N98]&amp;&quot;&quot;&quot;&quot;&amp;&quot;]}]},&quot;" table:style-name="ce28">
            <text:p>synonyms":["H200/200/18","L200/200/18","L200x200x18","L200x200x18"]}]},</text:p>
          </table:table-cell>
          <table:table-cell office:value-type="string" office:string-value="{&quot;L200/200/18&quot;: [{&quot;shape_coords&quot;:[200,200,18,18,27,13.5,100,100],&quot;shape_name&quot;:&quot;LAngle&quot;,&quot;synonyms&quot;:[&quot;H200/200/18&quot;,&quot;L200/200/18&quot;,&quot;L200x200x18&quot;,&quot;L200x200x18&quot;]}]}," table:formula="of:=&quot;{&quot; &amp; &quot;&quot;&quot;&quot;&amp;[.A98]&amp;&quot;&quot;&quot;&quot;&amp;&quot;: [{&quot;&quot;&quot; &amp;&quot;shape_coords&quot;&amp;&quot;&quot;&quot;&quot; &amp; &quot;:&quot; &amp; &quot;[&quot; &amp; [.B98] &amp; &quot;,&quot; &amp;[.C98] &amp; &quot;,&quot; &amp;[.D98]&amp; &quot;,&quot; &amp;[.E98]&amp; &quot;,&quot; &amp;[.F98]&amp; &quot;,&quot; &amp;[.G98]&amp; &quot;,&quot; &amp;[.H98]&amp; &quot;,&quot; &amp;[.I98] &amp; &quot;],&quot; &amp; &quot;&quot;&quot;&quot; &amp;&quot;shape_name&quot;&amp;&quot;&quot;&quot;&quot; &amp; &quot;:&quot; &amp; &quot;&quot;&quot;&quot; &amp;[.J98] &amp; &quot;&quot;&quot;&quot; &amp; &quot;,&quot; &amp; &quot;&quot;&quot;&quot;&amp;[.P98]" table:style-name="ce11">
            <text:p>{"L200/200/18": [{"shape_coords":[200,200,18,18,27,13.5,100,100],"shape_name":"LAngle","synonyms":["H200/200/18","L200/200/18","L200x200x18","L200x200x1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200/200/20</text:p>
          </table:table-cell>
          <table:table-cell office:value-type="float" office:value="200" table:style-name="ce26">
            <text:p>200</text:p>
          </table:table-cell>
          <table:table-cell office:value-type="float" office:value="200" table:style-name="ce26">
            <text:p>200</text:p>
          </table:table-cell>
          <table:table-cell office:value-type="float" office:value="20" table:style-name="ce26">
            <text:p>20</text:p>
          </table:table-cell>
          <table:table-cell office:value-type="float" office:value="20" table:style-name="ce26">
            <text:p>20</text:p>
          </table:table-cell>
          <table:table-cell office:value-type="float" office:value="29" table:style-name="ce27">
            <text:p>29</text:p>
          </table:table-cell>
          <table:table-cell office:value-type="string" table:style-name="ce27">
            <text:p>14.5</text:p>
          </table:table-cell>
          <table:table-cell office:value-type="float" office:value="100" table:style-name="ce27">
            <text:p>100</text:p>
          </table:table-cell>
          <table:table-cell office:value-type="float" office:value="100" table:style-name="ce27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200/200/20</text:p>
          </table:table-cell>
          <table:table-cell office:value-type="string" table:style-name="ce26">
            <text:p>L200/200/20</text:p>
          </table:table-cell>
          <table:table-cell office:value-type="string" table:style-name="ce26">
            <text:p>L200x200x20</text:p>
          </table:table-cell>
          <table:table-cell office:value-type="string" table:style-name="ce27">
            <text:p>L200x200x20</text:p>
          </table:table-cell>
          <table:table-cell table:style-name="ce15"/>
          <table:table-cell office:value-type="string" office:string-value="synonyms&quot;:[&quot;H200/200/20&quot;,&quot;L200/200/20&quot;,&quot;L200x200x20&quot;,&quot;L200x200x20&quot;]}]}," table:formula="of:= &quot;synonyms&quot;&amp;&quot;&quot;&quot;&quot;&amp;&quot;:[&quot;&amp;&quot;&quot;&quot;&quot;&amp;[.K99]&amp;&quot;&quot;&quot;&quot;&amp;&quot;,&quot;&amp;&quot;&quot;&quot;&quot;&amp;[.L99]&amp;&quot;&quot;&quot;&quot;&amp;&quot;,&quot;&amp;&quot;&quot;&quot;&quot;&amp;[.M99]&amp;&quot;&quot;&quot;&quot;&amp;&quot;,&quot;&amp;&quot;&quot;&quot;&quot;&amp;[.N99]&amp;&quot;&quot;&quot;&quot;&amp;&quot;]}]},&quot;" table:style-name="ce28">
            <text:p>synonyms":["H200/200/20","L200/200/20","L200x200x20","L200x200x20"]}]},</text:p>
          </table:table-cell>
          <table:table-cell office:value-type="string" office:string-value="{&quot;L200/200/20&quot;: [{&quot;shape_coords&quot;:[200,200,20,20,29,14.5,100,100],&quot;shape_name&quot;:&quot;LAngle&quot;,&quot;synonyms&quot;:[&quot;H200/200/20&quot;,&quot;L200/200/20&quot;,&quot;L200x200x20&quot;,&quot;L200x200x20&quot;]}]}," table:formula="of:=&quot;{&quot; &amp; &quot;&quot;&quot;&quot;&amp;[.A99]&amp;&quot;&quot;&quot;&quot;&amp;&quot;: [{&quot;&quot;&quot; &amp;&quot;shape_coords&quot;&amp;&quot;&quot;&quot;&quot; &amp; &quot;:&quot; &amp; &quot;[&quot; &amp; [.B99] &amp; &quot;,&quot; &amp;[.C99] &amp; &quot;,&quot; &amp;[.D99]&amp; &quot;,&quot; &amp;[.E99]&amp; &quot;,&quot; &amp;[.F99]&amp; &quot;,&quot; &amp;[.G99]&amp; &quot;,&quot; &amp;[.H99]&amp; &quot;,&quot; &amp;[.I99] &amp; &quot;],&quot; &amp; &quot;&quot;&quot;&quot; &amp;&quot;shape_name&quot;&amp;&quot;&quot;&quot;&quot; &amp; &quot;:&quot; &amp; &quot;&quot;&quot;&quot; &amp;[.J99] &amp; &quot;&quot;&quot;&quot; &amp; &quot;,&quot; &amp; &quot;&quot;&quot;&quot;&amp;[.P99]" table:style-name="ce11">
            <text:p>{"L200/200/20": [{"shape_coords":[200,200,20,20,29,14.5,100,100],"shape_name":"LAngle","synonyms":["H200/200/20","L200/200/20","L200x200x20","L200x200x2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30/20/3</text:p>
          </table:table-cell>
          <table:table-cell office:value-type="float" office:value="30" table:style-name="ce26">
            <text:p>30</text:p>
          </table:table-cell>
          <table:table-cell office:value-type="float" office:value="20" table:style-name="ce26">
            <text:p>20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5" table:style-name="ce27">
            <text:p>5</text:p>
          </table:table-cell>
          <table:table-cell office:value-type="string" table:style-name="ce27">
            <text:p>2.5</text:p>
          </table:table-cell>
          <table:table-cell office:value-type="float" office:value="10" table:style-name="ce27">
            <text:p>10</text:p>
          </table:table-cell>
          <table:table-cell office:value-type="float" office:value="15" table:style-name="ce27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30/20/3</text:p>
          </table:table-cell>
          <table:table-cell office:value-type="string" table:style-name="ce26">
            <text:p>L30/20/3</text:p>
          </table:table-cell>
          <table:table-cell office:value-type="string" table:style-name="ce26">
            <text:p>L30x20x3</text:p>
          </table:table-cell>
          <table:table-cell office:value-type="string" table:style-name="ce27">
            <text:p>L30x20x3</text:p>
          </table:table-cell>
          <table:table-cell table:style-name="ce15"/>
          <table:table-cell office:value-type="string" office:string-value="synonyms&quot;:[&quot;H30/20/3&quot;,&quot;L30/20/3&quot;,&quot;L30x20x3&quot;,&quot;L30x20x3&quot;]}]}," table:formula="of:= &quot;synonyms&quot;&amp;&quot;&quot;&quot;&quot;&amp;&quot;:[&quot;&amp;&quot;&quot;&quot;&quot;&amp;[.K100]&amp;&quot;&quot;&quot;&quot;&amp;&quot;,&quot;&amp;&quot;&quot;&quot;&quot;&amp;[.L100]&amp;&quot;&quot;&quot;&quot;&amp;&quot;,&quot;&amp;&quot;&quot;&quot;&quot;&amp;[.M100]&amp;&quot;&quot;&quot;&quot;&amp;&quot;,&quot;&amp;&quot;&quot;&quot;&quot;&amp;[.N100]&amp;&quot;&quot;&quot;&quot;&amp;&quot;]}]},&quot;" table:style-name="ce28">
            <text:p>synonyms":["H30/20/3","L30/20/3","L30x20x3","L30x20x3"]}]},</text:p>
          </table:table-cell>
          <table:table-cell office:value-type="string" office:string-value="{&quot;L30/20/3&quot;: [{&quot;shape_coords&quot;:[30,20,3,3,5,2.5,10,15],&quot;shape_name&quot;:&quot;LAngle&quot;,&quot;synonyms&quot;:[&quot;H30/20/3&quot;,&quot;L30/20/3&quot;,&quot;L30x20x3&quot;,&quot;L30x20x3&quot;]}]}," table:formula="of:=&quot;{&quot; &amp; &quot;&quot;&quot;&quot;&amp;[.A100]&amp;&quot;&quot;&quot;&quot;&amp;&quot;: [{&quot;&quot;&quot; &amp;&quot;shape_coords&quot;&amp;&quot;&quot;&quot;&quot; &amp; &quot;:&quot; &amp; &quot;[&quot; &amp; [.B100] &amp; &quot;,&quot; &amp;[.C100] &amp; &quot;,&quot; &amp;[.D100]&amp; &quot;,&quot; &amp;[.E100]&amp; &quot;,&quot; &amp;[.F100]&amp; &quot;,&quot; &amp;[.G100]&amp; &quot;,&quot; &amp;[.H100]&amp; &quot;,&quot; &amp;[.I100] &amp; &quot;],&quot; &amp; &quot;&quot;&quot;&quot; &amp;&quot;shape_name&quot;&amp;&quot;&quot;&quot;&quot; &amp; &quot;:&quot; &amp; &quot;&quot;&quot;&quot; &amp;[.J100] &amp; &quot;&quot;&quot;&quot; &amp; &quot;,&quot; &amp; &quot;&quot;&quot;&quot;&amp;[.P100]" table:style-name="ce11">
            <text:p>{"L30/20/3": [{"shape_coords":[30,20,3,3,5,2.5,10,15],"shape_name":"LAngle","synonyms":["H30/20/3","L30/20/3","L30x20x3","L30x20x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30/20/4</text:p>
          </table:table-cell>
          <table:table-cell office:value-type="float" office:value="30" table:style-name="ce26">
            <text:p>30</text:p>
          </table:table-cell>
          <table:table-cell office:value-type="float" office:value="20" table:style-name="ce26">
            <text:p>20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6" table:style-name="ce27">
            <text:p>6</text:p>
          </table:table-cell>
          <table:table-cell office:value-type="float" office:value="3" table:style-name="ce27">
            <text:p>3</text:p>
          </table:table-cell>
          <table:table-cell office:value-type="float" office:value="10" table:style-name="ce27">
            <text:p>10</text:p>
          </table:table-cell>
          <table:table-cell office:value-type="float" office:value="15" table:style-name="ce27">
            <text:p>1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30/20/4</text:p>
          </table:table-cell>
          <table:table-cell office:value-type="string" table:style-name="ce26">
            <text:p>L30/20/4</text:p>
          </table:table-cell>
          <table:table-cell office:value-type="string" table:style-name="ce26">
            <text:p>L30x20x4</text:p>
          </table:table-cell>
          <table:table-cell office:value-type="string" table:style-name="ce27">
            <text:p>L30x20x4</text:p>
          </table:table-cell>
          <table:table-cell table:style-name="ce15"/>
          <table:table-cell office:value-type="string" office:string-value="synonyms&quot;:[&quot;H30/20/4&quot;,&quot;L30/20/4&quot;,&quot;L30x20x4&quot;,&quot;L30x20x4&quot;]}]}," table:formula="of:= &quot;synonyms&quot;&amp;&quot;&quot;&quot;&quot;&amp;&quot;:[&quot;&amp;&quot;&quot;&quot;&quot;&amp;[.K101]&amp;&quot;&quot;&quot;&quot;&amp;&quot;,&quot;&amp;&quot;&quot;&quot;&quot;&amp;[.L101]&amp;&quot;&quot;&quot;&quot;&amp;&quot;,&quot;&amp;&quot;&quot;&quot;&quot;&amp;[.M101]&amp;&quot;&quot;&quot;&quot;&amp;&quot;,&quot;&amp;&quot;&quot;&quot;&quot;&amp;[.N101]&amp;&quot;&quot;&quot;&quot;&amp;&quot;]}]},&quot;" table:style-name="ce28">
            <text:p>synonyms":["H30/20/4","L30/20/4","L30x20x4","L30x20x4"]}]},</text:p>
          </table:table-cell>
          <table:table-cell office:value-type="string" office:string-value="{&quot;L30/20/4&quot;: [{&quot;shape_coords&quot;:[30,20,4,4,6,3,10,15],&quot;shape_name&quot;:&quot;LAngle&quot;,&quot;synonyms&quot;:[&quot;H30/20/4&quot;,&quot;L30/20/4&quot;,&quot;L30x20x4&quot;,&quot;L30x20x4&quot;]}]}," table:formula="of:=&quot;{&quot; &amp; &quot;&quot;&quot;&quot;&amp;[.A101]&amp;&quot;&quot;&quot;&quot;&amp;&quot;: [{&quot;&quot;&quot; &amp;&quot;shape_coords&quot;&amp;&quot;&quot;&quot;&quot; &amp; &quot;:&quot; &amp; &quot;[&quot; &amp; [.B101] &amp; &quot;,&quot; &amp;[.C101] &amp; &quot;,&quot; &amp;[.D101]&amp; &quot;,&quot; &amp;[.E101]&amp; &quot;,&quot; &amp;[.F101]&amp; &quot;,&quot; &amp;[.G101]&amp; &quot;,&quot; &amp;[.H101]&amp; &quot;,&quot; &amp;[.I101] &amp; &quot;],&quot; &amp; &quot;&quot;&quot;&quot; &amp;&quot;shape_name&quot;&amp;&quot;&quot;&quot;&quot; &amp; &quot;:&quot; &amp; &quot;&quot;&quot;&quot; &amp;[.J101] &amp; &quot;&quot;&quot;&quot; &amp; &quot;,&quot; &amp; &quot;&quot;&quot;&quot;&amp;[.P101]" table:style-name="ce11">
            <text:p>{"L30/20/4": [{"shape_coords":[30,20,4,4,6,3,10,15],"shape_name":"LAngle","synonyms":["H30/20/4","L30/20/4","L30x20x4","L30x20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40/20/3</text:p>
          </table:table-cell>
          <table:table-cell office:value-type="float" office:value="40" table:style-name="ce26">
            <text:p>40</text:p>
          </table:table-cell>
          <table:table-cell office:value-type="float" office:value="20" table:style-name="ce26">
            <text:p>20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5" table:style-name="ce27">
            <text:p>5</text:p>
          </table:table-cell>
          <table:table-cell office:value-type="string" table:style-name="ce27">
            <text:p>2.5</text:p>
          </table:table-cell>
          <table:table-cell office:value-type="float" office:value="10" table:style-name="ce27">
            <text:p>10</text:p>
          </table:table-cell>
          <table:table-cell office:value-type="float" office:value="20" table:style-name="ce27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40/20/3</text:p>
          </table:table-cell>
          <table:table-cell office:value-type="string" table:style-name="ce26">
            <text:p>L40/20/3</text:p>
          </table:table-cell>
          <table:table-cell office:value-type="string" table:style-name="ce26">
            <text:p>L40x20x3</text:p>
          </table:table-cell>
          <table:table-cell office:value-type="string" table:style-name="ce27">
            <text:p>L40x20x3</text:p>
          </table:table-cell>
          <table:table-cell table:style-name="ce15"/>
          <table:table-cell office:value-type="string" office:string-value="synonyms&quot;:[&quot;H40/20/3&quot;,&quot;L40/20/3&quot;,&quot;L40x20x3&quot;,&quot;L40x20x3&quot;]}]}," table:formula="of:= &quot;synonyms&quot;&amp;&quot;&quot;&quot;&quot;&amp;&quot;:[&quot;&amp;&quot;&quot;&quot;&quot;&amp;[.K102]&amp;&quot;&quot;&quot;&quot;&amp;&quot;,&quot;&amp;&quot;&quot;&quot;&quot;&amp;[.L102]&amp;&quot;&quot;&quot;&quot;&amp;&quot;,&quot;&amp;&quot;&quot;&quot;&quot;&amp;[.M102]&amp;&quot;&quot;&quot;&quot;&amp;&quot;,&quot;&amp;&quot;&quot;&quot;&quot;&amp;[.N102]&amp;&quot;&quot;&quot;&quot;&amp;&quot;]}]},&quot;" table:style-name="ce28">
            <text:p>synonyms":["H40/20/3","L40/20/3","L40x20x3","L40x20x3"]}]},</text:p>
          </table:table-cell>
          <table:table-cell office:value-type="string" office:string-value="{&quot;L40/20/3&quot;: [{&quot;shape_coords&quot;:[40,20,3,3,5,2.5,10,20],&quot;shape_name&quot;:&quot;LAngle&quot;,&quot;synonyms&quot;:[&quot;H40/20/3&quot;,&quot;L40/20/3&quot;,&quot;L40x20x3&quot;,&quot;L40x20x3&quot;]}]}," table:formula="of:=&quot;{&quot; &amp; &quot;&quot;&quot;&quot;&amp;[.A102]&amp;&quot;&quot;&quot;&quot;&amp;&quot;: [{&quot;&quot;&quot; &amp;&quot;shape_coords&quot;&amp;&quot;&quot;&quot;&quot; &amp; &quot;:&quot; &amp; &quot;[&quot; &amp; [.B102] &amp; &quot;,&quot; &amp;[.C102] &amp; &quot;,&quot; &amp;[.D102]&amp; &quot;,&quot; &amp;[.E102]&amp; &quot;,&quot; &amp;[.F102]&amp; &quot;,&quot; &amp;[.G102]&amp; &quot;,&quot; &amp;[.H102]&amp; &quot;,&quot; &amp;[.I102] &amp; &quot;],&quot; &amp; &quot;&quot;&quot;&quot; &amp;&quot;shape_name&quot;&amp;&quot;&quot;&quot;&quot; &amp; &quot;:&quot; &amp; &quot;&quot;&quot;&quot; &amp;[.J102] &amp; &quot;&quot;&quot;&quot; &amp; &quot;,&quot; &amp; &quot;&quot;&quot;&quot;&amp;[.P102]" table:style-name="ce11">
            <text:p>{"L40/20/3": [{"shape_coords":[40,20,3,3,5,2.5,10,20],"shape_name":"LAngle","synonyms":["H40/20/3","L40/20/3","L40x20x3","L40x20x3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40/20/4</text:p>
          </table:table-cell>
          <table:table-cell office:value-type="float" office:value="40" table:style-name="ce26">
            <text:p>40</text:p>
          </table:table-cell>
          <table:table-cell office:value-type="float" office:value="20" table:style-name="ce26">
            <text:p>20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6" table:style-name="ce27">
            <text:p>6</text:p>
          </table:table-cell>
          <table:table-cell office:value-type="float" office:value="3" table:style-name="ce27">
            <text:p>3</text:p>
          </table:table-cell>
          <table:table-cell office:value-type="float" office:value="10" table:style-name="ce27">
            <text:p>10</text:p>
          </table:table-cell>
          <table:table-cell office:value-type="float" office:value="20" table:style-name="ce27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40/20/4</text:p>
          </table:table-cell>
          <table:table-cell office:value-type="string" table:style-name="ce26">
            <text:p>L40/20/4</text:p>
          </table:table-cell>
          <table:table-cell office:value-type="string" table:style-name="ce26">
            <text:p>L40x20x4</text:p>
          </table:table-cell>
          <table:table-cell office:value-type="string" table:style-name="ce27">
            <text:p>L40x20x4</text:p>
          </table:table-cell>
          <table:table-cell table:style-name="ce15"/>
          <table:table-cell office:value-type="string" office:string-value="synonyms&quot;:[&quot;H40/20/4&quot;,&quot;L40/20/4&quot;,&quot;L40x20x4&quot;,&quot;L40x20x4&quot;]}]}," table:formula="of:= &quot;synonyms&quot;&amp;&quot;&quot;&quot;&quot;&amp;&quot;:[&quot;&amp;&quot;&quot;&quot;&quot;&amp;[.K103]&amp;&quot;&quot;&quot;&quot;&amp;&quot;,&quot;&amp;&quot;&quot;&quot;&quot;&amp;[.L103]&amp;&quot;&quot;&quot;&quot;&amp;&quot;,&quot;&amp;&quot;&quot;&quot;&quot;&amp;[.M103]&amp;&quot;&quot;&quot;&quot;&amp;&quot;,&quot;&amp;&quot;&quot;&quot;&quot;&amp;[.N103]&amp;&quot;&quot;&quot;&quot;&amp;&quot;]}]},&quot;" table:style-name="ce28">
            <text:p>synonyms":["H40/20/4","L40/20/4","L40x20x4","L40x20x4"]}]},</text:p>
          </table:table-cell>
          <table:table-cell office:value-type="string" office:string-value="{&quot;L40/20/4&quot;: [{&quot;shape_coords&quot;:[40,20,4,4,6,3,10,20],&quot;shape_name&quot;:&quot;LAngle&quot;,&quot;synonyms&quot;:[&quot;H40/20/4&quot;,&quot;L40/20/4&quot;,&quot;L40x20x4&quot;,&quot;L40x20x4&quot;]}]}," table:formula="of:=&quot;{&quot; &amp; &quot;&quot;&quot;&quot;&amp;[.A103]&amp;&quot;&quot;&quot;&quot;&amp;&quot;: [{&quot;&quot;&quot; &amp;&quot;shape_coords&quot;&amp;&quot;&quot;&quot;&quot; &amp; &quot;:&quot; &amp; &quot;[&quot; &amp; [.B103] &amp; &quot;,&quot; &amp;[.C103] &amp; &quot;,&quot; &amp;[.D103]&amp; &quot;,&quot; &amp;[.E103]&amp; &quot;,&quot; &amp;[.F103]&amp; &quot;,&quot; &amp;[.G103]&amp; &quot;,&quot; &amp;[.H103]&amp; &quot;,&quot; &amp;[.I103] &amp; &quot;],&quot; &amp; &quot;&quot;&quot;&quot; &amp;&quot;shape_name&quot;&amp;&quot;&quot;&quot;&quot; &amp; &quot;:&quot; &amp; &quot;&quot;&quot;&quot; &amp;[.J103] &amp; &quot;&quot;&quot;&quot; &amp; &quot;,&quot; &amp; &quot;&quot;&quot;&quot;&amp;[.P103]" table:style-name="ce11">
            <text:p>{"L40/20/4": [{"shape_coords":[40,20,4,4,6,3,10,20],"shape_name":"LAngle","synonyms":["H40/20/4","L40/20/4","L40x20x4","L40x20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40/20/5</text:p>
          </table:table-cell>
          <table:table-cell office:value-type="float" office:value="40" table:style-name="ce26">
            <text:p>40</text:p>
          </table:table-cell>
          <table:table-cell office:value-type="float" office:value="20" table:style-name="ce26">
            <text:p>20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float" office:value="7" table:style-name="ce27">
            <text:p>7</text:p>
          </table:table-cell>
          <table:table-cell office:value-type="string" table:style-name="ce27">
            <text:p>3.5</text:p>
          </table:table-cell>
          <table:table-cell office:value-type="float" office:value="10" table:style-name="ce27">
            <text:p>10</text:p>
          </table:table-cell>
          <table:table-cell office:value-type="float" office:value="20" table:style-name="ce27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40/20/5</text:p>
          </table:table-cell>
          <table:table-cell office:value-type="string" table:style-name="ce26">
            <text:p>L40/20/5</text:p>
          </table:table-cell>
          <table:table-cell office:value-type="string" table:style-name="ce26">
            <text:p>L40x20x5</text:p>
          </table:table-cell>
          <table:table-cell office:value-type="string" table:style-name="ce27">
            <text:p>L40x20x5</text:p>
          </table:table-cell>
          <table:table-cell table:style-name="ce15"/>
          <table:table-cell office:value-type="string" office:string-value="synonyms&quot;:[&quot;H40/20/5&quot;,&quot;L40/20/5&quot;,&quot;L40x20x5&quot;,&quot;L40x20x5&quot;]}]}," table:formula="of:= &quot;synonyms&quot;&amp;&quot;&quot;&quot;&quot;&amp;&quot;:[&quot;&amp;&quot;&quot;&quot;&quot;&amp;[.K104]&amp;&quot;&quot;&quot;&quot;&amp;&quot;,&quot;&amp;&quot;&quot;&quot;&quot;&amp;[.L104]&amp;&quot;&quot;&quot;&quot;&amp;&quot;,&quot;&amp;&quot;&quot;&quot;&quot;&amp;[.M104]&amp;&quot;&quot;&quot;&quot;&amp;&quot;,&quot;&amp;&quot;&quot;&quot;&quot;&amp;[.N104]&amp;&quot;&quot;&quot;&quot;&amp;&quot;]}]},&quot;" table:style-name="ce28">
            <text:p>synonyms":["H40/20/5","L40/20/5","L40x20x5","L40x20x5"]}]},</text:p>
          </table:table-cell>
          <table:table-cell office:value-type="string" office:string-value="{&quot;L40/20/5&quot;: [{&quot;shape_coords&quot;:[40,20,5,5,7,3.5,10,20],&quot;shape_name&quot;:&quot;LAngle&quot;,&quot;synonyms&quot;:[&quot;H40/20/5&quot;,&quot;L40/20/5&quot;,&quot;L40x20x5&quot;,&quot;L40x20x5&quot;]}]}," table:formula="of:=&quot;{&quot; &amp; &quot;&quot;&quot;&quot;&amp;[.A104]&amp;&quot;&quot;&quot;&quot;&amp;&quot;: [{&quot;&quot;&quot; &amp;&quot;shape_coords&quot;&amp;&quot;&quot;&quot;&quot; &amp; &quot;:&quot; &amp; &quot;[&quot; &amp; [.B104] &amp; &quot;,&quot; &amp;[.C104] &amp; &quot;,&quot; &amp;[.D104]&amp; &quot;,&quot; &amp;[.E104]&amp; &quot;,&quot; &amp;[.F104]&amp; &quot;,&quot; &amp;[.G104]&amp; &quot;,&quot; &amp;[.H104]&amp; &quot;,&quot; &amp;[.I104] &amp; &quot;],&quot; &amp; &quot;&quot;&quot;&quot; &amp;&quot;shape_name&quot;&amp;&quot;&quot;&quot;&quot; &amp; &quot;:&quot; &amp; &quot;&quot;&quot;&quot; &amp;[.J104] &amp; &quot;&quot;&quot;&quot; &amp; &quot;,&quot; &amp; &quot;&quot;&quot;&quot;&amp;[.P104]" table:style-name="ce11">
            <text:p>{"L40/20/5": [{"shape_coords":[40,20,5,5,7,3.5,10,20],"shape_name":"LAngle","synonyms":["H40/20/5","L40/20/5","L40x20x5","L40x2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40/25/4</text:p>
          </table:table-cell>
          <table:table-cell office:value-type="float" office:value="40" table:style-name="ce26">
            <text:p>40</text:p>
          </table:table-cell>
          <table:table-cell office:value-type="float" office:value="25" table:style-name="ce26">
            <text:p>25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65" table:style-name="ce27">
            <text:p>65</text:p>
          </table:table-cell>
          <table:table-cell office:value-type="string" table:style-name="ce27">
            <text:p>32.5</text:p>
          </table:table-cell>
          <table:table-cell office:value-type="string" table:style-name="ce27">
            <text:p>12.5</text:p>
          </table:table-cell>
          <table:table-cell office:value-type="float" office:value="20" table:style-name="ce27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40/25/4</text:p>
          </table:table-cell>
          <table:table-cell office:value-type="string" table:style-name="ce26">
            <text:p>L40/25/4</text:p>
          </table:table-cell>
          <table:table-cell office:value-type="string" table:style-name="ce26">
            <text:p>L40x25x4</text:p>
          </table:table-cell>
          <table:table-cell office:value-type="string" table:style-name="ce27">
            <text:p>L40x25x4</text:p>
          </table:table-cell>
          <table:table-cell table:style-name="ce15"/>
          <table:table-cell office:value-type="string" office:string-value="synonyms&quot;:[&quot;H40/25/4&quot;,&quot;L40/25/4&quot;,&quot;L40x25x4&quot;,&quot;L40x25x4&quot;]}]}," table:formula="of:= &quot;synonyms&quot;&amp;&quot;&quot;&quot;&quot;&amp;&quot;:[&quot;&amp;&quot;&quot;&quot;&quot;&amp;[.K105]&amp;&quot;&quot;&quot;&quot;&amp;&quot;,&quot;&amp;&quot;&quot;&quot;&quot;&amp;[.L105]&amp;&quot;&quot;&quot;&quot;&amp;&quot;,&quot;&amp;&quot;&quot;&quot;&quot;&amp;[.M105]&amp;&quot;&quot;&quot;&quot;&amp;&quot;,&quot;&amp;&quot;&quot;&quot;&quot;&amp;[.N105]&amp;&quot;&quot;&quot;&quot;&amp;&quot;]}]},&quot;" table:style-name="ce28">
            <text:p>synonyms":["H40/25/4","L40/25/4","L40x25x4","L40x25x4"]}]},</text:p>
          </table:table-cell>
          <table:table-cell office:value-type="string" office:string-value="{&quot;L40/25/4&quot;: [{&quot;shape_coords&quot;:[40,25,4,4,65,32.5,12.5,20],&quot;shape_name&quot;:&quot;LAngle&quot;,&quot;synonyms&quot;:[&quot;H40/25/4&quot;,&quot;L40/25/4&quot;,&quot;L40x25x4&quot;,&quot;L40x25x4&quot;]}]}," table:formula="of:=&quot;{&quot; &amp; &quot;&quot;&quot;&quot;&amp;[.A105]&amp;&quot;&quot;&quot;&quot;&amp;&quot;: [{&quot;&quot;&quot; &amp;&quot;shape_coords&quot;&amp;&quot;&quot;&quot;&quot; &amp; &quot;:&quot; &amp; &quot;[&quot; &amp; [.B105] &amp; &quot;,&quot; &amp;[.C105] &amp; &quot;,&quot; &amp;[.D105]&amp; &quot;,&quot; &amp;[.E105]&amp; &quot;,&quot; &amp;[.F105]&amp; &quot;,&quot; &amp;[.G105]&amp; &quot;,&quot; &amp;[.H105]&amp; &quot;,&quot; &amp;[.I105] &amp; &quot;],&quot; &amp; &quot;&quot;&quot;&quot; &amp;&quot;shape_name&quot;&amp;&quot;&quot;&quot;&quot; &amp; &quot;:&quot; &amp; &quot;&quot;&quot;&quot; &amp;[.J105] &amp; &quot;&quot;&quot;&quot; &amp; &quot;,&quot; &amp; &quot;&quot;&quot;&quot;&amp;[.P105]" table:style-name="ce11">
            <text:p>{"L40/25/4": [{"shape_coords":[40,25,4,4,65,32.5,12.5,20],"shape_name":"LAngle","synonyms":["H40/25/4","L40/25/4","L40x25x4","L40x25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40/25/5</text:p>
          </table:table-cell>
          <table:table-cell office:value-type="float" office:value="40" table:style-name="ce26">
            <text:p>40</text:p>
          </table:table-cell>
          <table:table-cell office:value-type="float" office:value="25" table:style-name="ce26">
            <text:p>25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float" office:value="75" table:style-name="ce27">
            <text:p>75</text:p>
          </table:table-cell>
          <table:table-cell office:value-type="string" table:style-name="ce27">
            <text:p>37.5</text:p>
          </table:table-cell>
          <table:table-cell office:value-type="string" table:style-name="ce27">
            <text:p>12.5</text:p>
          </table:table-cell>
          <table:table-cell office:value-type="float" office:value="20" table:style-name="ce27">
            <text:p>2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40/25/5</text:p>
          </table:table-cell>
          <table:table-cell office:value-type="string" table:style-name="ce26">
            <text:p>L40/25/5</text:p>
          </table:table-cell>
          <table:table-cell office:value-type="string" table:style-name="ce26">
            <text:p>L40x25x5</text:p>
          </table:table-cell>
          <table:table-cell office:value-type="string" table:style-name="ce27">
            <text:p>L40x25x5</text:p>
          </table:table-cell>
          <table:table-cell table:style-name="ce15"/>
          <table:table-cell office:value-type="string" office:string-value="synonyms&quot;:[&quot;H40/25/5&quot;,&quot;L40/25/5&quot;,&quot;L40x25x5&quot;,&quot;L40x25x5&quot;]}]}," table:formula="of:= &quot;synonyms&quot;&amp;&quot;&quot;&quot;&quot;&amp;&quot;:[&quot;&amp;&quot;&quot;&quot;&quot;&amp;[.K106]&amp;&quot;&quot;&quot;&quot;&amp;&quot;,&quot;&amp;&quot;&quot;&quot;&quot;&amp;[.L106]&amp;&quot;&quot;&quot;&quot;&amp;&quot;,&quot;&amp;&quot;&quot;&quot;&quot;&amp;[.M106]&amp;&quot;&quot;&quot;&quot;&amp;&quot;,&quot;&amp;&quot;&quot;&quot;&quot;&amp;[.N106]&amp;&quot;&quot;&quot;&quot;&amp;&quot;]}]},&quot;" table:style-name="ce28">
            <text:p>synonyms":["H40/25/5","L40/25/5","L40x25x5","L40x25x5"]}]},</text:p>
          </table:table-cell>
          <table:table-cell office:value-type="string" office:string-value="{&quot;L40/25/5&quot;: [{&quot;shape_coords&quot;:[40,25,5,5,75,37.5,12.5,20],&quot;shape_name&quot;:&quot;LAngle&quot;,&quot;synonyms&quot;:[&quot;H40/25/5&quot;,&quot;L40/25/5&quot;,&quot;L40x25x5&quot;,&quot;L40x25x5&quot;]}]}," table:formula="of:=&quot;{&quot; &amp; &quot;&quot;&quot;&quot;&amp;[.A106]&amp;&quot;&quot;&quot;&quot;&amp;&quot;: [{&quot;&quot;&quot; &amp;&quot;shape_coords&quot;&amp;&quot;&quot;&quot;&quot; &amp; &quot;:&quot; &amp; &quot;[&quot; &amp; [.B106] &amp; &quot;,&quot; &amp;[.C106] &amp; &quot;,&quot; &amp;[.D106]&amp; &quot;,&quot; &amp;[.E106]&amp; &quot;,&quot; &amp;[.F106]&amp; &quot;,&quot; &amp;[.G106]&amp; &quot;,&quot; &amp;[.H106]&amp; &quot;,&quot; &amp;[.I106] &amp; &quot;],&quot; &amp; &quot;&quot;&quot;&quot; &amp;&quot;shape_name&quot;&amp;&quot;&quot;&quot;&quot; &amp; &quot;:&quot; &amp; &quot;&quot;&quot;&quot; &amp;[.J106] &amp; &quot;&quot;&quot;&quot; &amp; &quot;,&quot; &amp; &quot;&quot;&quot;&quot;&amp;[.P106]" table:style-name="ce11">
            <text:p>{"L40/25/5": [{"shape_coords":[40,25,5,5,75,37.5,12.5,20],"shape_name":"LAngle","synonyms":["H40/25/5","L40/25/5","L40x25x5","L40x25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45/30/4</text:p>
          </table:table-cell>
          <table:table-cell office:value-type="float" office:value="45" table:style-name="ce26">
            <text:p>45</text:p>
          </table:table-cell>
          <table:table-cell office:value-type="float" office:value="30" table:style-name="ce26">
            <text:p>30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65" table:style-name="ce27">
            <text:p>65</text:p>
          </table:table-cell>
          <table:table-cell office:value-type="string" table:style-name="ce27">
            <text:p>32.5</text:p>
          </table:table-cell>
          <table:table-cell office:value-type="float" office:value="15" table:style-name="ce27">
            <text:p>15</text:p>
          </table:table-cell>
          <table:table-cell office:value-type="string" table:style-name="ce27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45/30/4</text:p>
          </table:table-cell>
          <table:table-cell office:value-type="string" table:style-name="ce26">
            <text:p>L45/30/4</text:p>
          </table:table-cell>
          <table:table-cell office:value-type="string" table:style-name="ce26">
            <text:p>L45x30x4</text:p>
          </table:table-cell>
          <table:table-cell office:value-type="string" table:style-name="ce27">
            <text:p>L45x30x4</text:p>
          </table:table-cell>
          <table:table-cell table:style-name="ce15"/>
          <table:table-cell office:value-type="string" office:string-value="synonyms&quot;:[&quot;H45/30/4&quot;,&quot;L45/30/4&quot;,&quot;L45x30x4&quot;,&quot;L45x30x4&quot;]}]}," table:formula="of:= &quot;synonyms&quot;&amp;&quot;&quot;&quot;&quot;&amp;&quot;:[&quot;&amp;&quot;&quot;&quot;&quot;&amp;[.K107]&amp;&quot;&quot;&quot;&quot;&amp;&quot;,&quot;&amp;&quot;&quot;&quot;&quot;&amp;[.L107]&amp;&quot;&quot;&quot;&quot;&amp;&quot;,&quot;&amp;&quot;&quot;&quot;&quot;&amp;[.M107]&amp;&quot;&quot;&quot;&quot;&amp;&quot;,&quot;&amp;&quot;&quot;&quot;&quot;&amp;[.N107]&amp;&quot;&quot;&quot;&quot;&amp;&quot;]}]},&quot;" table:style-name="ce28">
            <text:p>synonyms":["H45/30/4","L45/30/4","L45x30x4","L45x30x4"]}]},</text:p>
          </table:table-cell>
          <table:table-cell office:value-type="string" office:string-value="{&quot;L45/30/4&quot;: [{&quot;shape_coords&quot;:[45,30,4,4,65,32.5,15,22.5],&quot;shape_name&quot;:&quot;LAngle&quot;,&quot;synonyms&quot;:[&quot;H45/30/4&quot;,&quot;L45/30/4&quot;,&quot;L45x30x4&quot;,&quot;L45x30x4&quot;]}]}," table:formula="of:=&quot;{&quot; &amp; &quot;&quot;&quot;&quot;&amp;[.A107]&amp;&quot;&quot;&quot;&quot;&amp;&quot;: [{&quot;&quot;&quot; &amp;&quot;shape_coords&quot;&amp;&quot;&quot;&quot;&quot; &amp; &quot;:&quot; &amp; &quot;[&quot; &amp; [.B107] &amp; &quot;,&quot; &amp;[.C107] &amp; &quot;,&quot; &amp;[.D107]&amp; &quot;,&quot; &amp;[.E107]&amp; &quot;,&quot; &amp;[.F107]&amp; &quot;,&quot; &amp;[.G107]&amp; &quot;,&quot; &amp;[.H107]&amp; &quot;,&quot; &amp;[.I107] &amp; &quot;],&quot; &amp; &quot;&quot;&quot;&quot; &amp;&quot;shape_name&quot;&amp;&quot;&quot;&quot;&quot; &amp; &quot;:&quot; &amp; &quot;&quot;&quot;&quot; &amp;[.J107] &amp; &quot;&quot;&quot;&quot; &amp; &quot;,&quot; &amp; &quot;&quot;&quot;&quot;&amp;[.P107]" table:style-name="ce11">
            <text:p>{"L45/30/4": [{"shape_coords":[45,30,4,4,65,32.5,15,22.5],"shape_name":"LAngle","synonyms":["H45/30/4","L45/30/4","L45x30x4","L45x30x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45/30/5</text:p>
          </table:table-cell>
          <table:table-cell office:value-type="float" office:value="45" table:style-name="ce26">
            <text:p>45</text:p>
          </table:table-cell>
          <table:table-cell office:value-type="float" office:value="30" table:style-name="ce26">
            <text:p>30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float" office:value="75" table:style-name="ce27">
            <text:p>75</text:p>
          </table:table-cell>
          <table:table-cell office:value-type="string" table:style-name="ce27">
            <text:p>37.5</text:p>
          </table:table-cell>
          <table:table-cell office:value-type="float" office:value="15" table:style-name="ce27">
            <text:p>15</text:p>
          </table:table-cell>
          <table:table-cell office:value-type="string" table:style-name="ce27">
            <text:p>2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45/30/5</text:p>
          </table:table-cell>
          <table:table-cell office:value-type="string" table:style-name="ce26">
            <text:p>L45/30/5</text:p>
          </table:table-cell>
          <table:table-cell office:value-type="string" table:style-name="ce26">
            <text:p>L45x30x5</text:p>
          </table:table-cell>
          <table:table-cell office:value-type="string" table:style-name="ce27">
            <text:p>L45x30x5</text:p>
          </table:table-cell>
          <table:table-cell table:style-name="ce15"/>
          <table:table-cell office:value-type="string" office:string-value="synonyms&quot;:[&quot;H45/30/5&quot;,&quot;L45/30/5&quot;,&quot;L45x30x5&quot;,&quot;L45x30x5&quot;]}]}," table:formula="of:= &quot;synonyms&quot;&amp;&quot;&quot;&quot;&quot;&amp;&quot;:[&quot;&amp;&quot;&quot;&quot;&quot;&amp;[.K108]&amp;&quot;&quot;&quot;&quot;&amp;&quot;,&quot;&amp;&quot;&quot;&quot;&quot;&amp;[.L108]&amp;&quot;&quot;&quot;&quot;&amp;&quot;,&quot;&amp;&quot;&quot;&quot;&quot;&amp;[.M108]&amp;&quot;&quot;&quot;&quot;&amp;&quot;,&quot;&amp;&quot;&quot;&quot;&quot;&amp;[.N108]&amp;&quot;&quot;&quot;&quot;&amp;&quot;]}]},&quot;" table:style-name="ce28">
            <text:p>synonyms":["H45/30/5","L45/30/5","L45x30x5","L45x30x5"]}]},</text:p>
          </table:table-cell>
          <table:table-cell office:value-type="string" office:string-value="{&quot;L45/30/5&quot;: [{&quot;shape_coords&quot;:[45,30,5,5,75,37.5,15,22.5],&quot;shape_name&quot;:&quot;LAngle&quot;,&quot;synonyms&quot;:[&quot;H45/30/5&quot;,&quot;L45/30/5&quot;,&quot;L45x30x5&quot;,&quot;L45x30x5&quot;]}]}," table:formula="of:=&quot;{&quot; &amp; &quot;&quot;&quot;&quot;&amp;[.A108]&amp;&quot;&quot;&quot;&quot;&amp;&quot;: [{&quot;&quot;&quot; &amp;&quot;shape_coords&quot;&amp;&quot;&quot;&quot;&quot; &amp; &quot;:&quot; &amp; &quot;[&quot; &amp; [.B108] &amp; &quot;,&quot; &amp;[.C108] &amp; &quot;,&quot; &amp;[.D108]&amp; &quot;,&quot; &amp;[.E108]&amp; &quot;,&quot; &amp;[.F108]&amp; &quot;,&quot; &amp;[.G108]&amp; &quot;,&quot; &amp;[.H108]&amp; &quot;,&quot; &amp;[.I108] &amp; &quot;],&quot; &amp; &quot;&quot;&quot;&quot; &amp;&quot;shape_name&quot;&amp;&quot;&quot;&quot;&quot; &amp; &quot;:&quot; &amp; &quot;&quot;&quot;&quot; &amp;[.J108] &amp; &quot;&quot;&quot;&quot; &amp; &quot;,&quot; &amp; &quot;&quot;&quot;&quot;&amp;[.P108]" table:style-name="ce11">
            <text:p>{"L45/30/5": [{"shape_coords":[45,30,5,5,75,37.5,15,22.5],"shape_name":"LAngle","synonyms":["H45/30/5","L45/30/5","L45x30x5","L45x3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50/30/5</text:p>
          </table:table-cell>
          <table:table-cell office:value-type="float" office:value="50" table:style-name="ce26">
            <text:p>50</text:p>
          </table:table-cell>
          <table:table-cell office:value-type="float" office:value="30" table:style-name="ce26">
            <text:p>30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float" office:value="75" table:style-name="ce27">
            <text:p>75</text:p>
          </table:table-cell>
          <table:table-cell office:value-type="string" table:style-name="ce27">
            <text:p>37.5</text:p>
          </table:table-cell>
          <table:table-cell office:value-type="float" office:value="15" table:style-name="ce27">
            <text:p>15</text:p>
          </table:table-cell>
          <table:table-cell office:value-type="float" office:value="25" table:style-name="ce27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50/30/5</text:p>
          </table:table-cell>
          <table:table-cell office:value-type="string" table:style-name="ce26">
            <text:p>L50/30/5</text:p>
          </table:table-cell>
          <table:table-cell office:value-type="string" table:style-name="ce26">
            <text:p>L50x30x5</text:p>
          </table:table-cell>
          <table:table-cell office:value-type="string" table:style-name="ce27">
            <text:p>L50x30x5</text:p>
          </table:table-cell>
          <table:table-cell table:style-name="ce15"/>
          <table:table-cell office:value-type="string" office:string-value="synonyms&quot;:[&quot;H50/30/5&quot;,&quot;L50/30/5&quot;,&quot;L50x30x5&quot;,&quot;L50x30x5&quot;]}]}," table:formula="of:= &quot;synonyms&quot;&amp;&quot;&quot;&quot;&quot;&amp;&quot;:[&quot;&amp;&quot;&quot;&quot;&quot;&amp;[.K109]&amp;&quot;&quot;&quot;&quot;&amp;&quot;,&quot;&amp;&quot;&quot;&quot;&quot;&amp;[.L109]&amp;&quot;&quot;&quot;&quot;&amp;&quot;,&quot;&amp;&quot;&quot;&quot;&quot;&amp;[.M109]&amp;&quot;&quot;&quot;&quot;&amp;&quot;,&quot;&amp;&quot;&quot;&quot;&quot;&amp;[.N109]&amp;&quot;&quot;&quot;&quot;&amp;&quot;]}]},&quot;" table:style-name="ce28">
            <text:p>synonyms":["H50/30/5","L50/30/5","L50x30x5","L50x30x5"]}]},</text:p>
          </table:table-cell>
          <table:table-cell office:value-type="string" office:string-value="{&quot;L50/30/5&quot;: [{&quot;shape_coords&quot;:[50,30,5,5,75,37.5,15,25],&quot;shape_name&quot;:&quot;LAngle&quot;,&quot;synonyms&quot;:[&quot;H50/30/5&quot;,&quot;L50/30/5&quot;,&quot;L50x30x5&quot;,&quot;L50x30x5&quot;]}]}," table:formula="of:=&quot;{&quot; &amp; &quot;&quot;&quot;&quot;&amp;[.A109]&amp;&quot;&quot;&quot;&quot;&amp;&quot;: [{&quot;&quot;&quot; &amp;&quot;shape_coords&quot;&amp;&quot;&quot;&quot;&quot; &amp; &quot;:&quot; &amp; &quot;[&quot; &amp; [.B109] &amp; &quot;,&quot; &amp;[.C109] &amp; &quot;,&quot; &amp;[.D109]&amp; &quot;,&quot; &amp;[.E109]&amp; &quot;,&quot; &amp;[.F109]&amp; &quot;,&quot; &amp;[.G109]&amp; &quot;,&quot; &amp;[.H109]&amp; &quot;,&quot; &amp;[.I109] &amp; &quot;],&quot; &amp; &quot;&quot;&quot;&quot; &amp;&quot;shape_name&quot;&amp;&quot;&quot;&quot;&quot; &amp; &quot;:&quot; &amp; &quot;&quot;&quot;&quot; &amp;[.J109] &amp; &quot;&quot;&quot;&quot; &amp; &quot;,&quot; &amp; &quot;&quot;&quot;&quot;&amp;[.P109]" table:style-name="ce11">
            <text:p>{"L50/30/5": [{"shape_coords":[50,30,5,5,75,37.5,15,25],"shape_name":"LAngle","synonyms":["H50/30/5","L50/30/5","L50x30x5","L50x3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50/30/6</text:p>
          </table:table-cell>
          <table:table-cell office:value-type="float" office:value="50" table:style-name="ce26">
            <text:p>50</text:p>
          </table:table-cell>
          <table:table-cell office:value-type="float" office:value="30" table:style-name="ce26">
            <text:p>30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float" office:value="85" table:style-name="ce27">
            <text:p>85</text:p>
          </table:table-cell>
          <table:table-cell office:value-type="string" table:style-name="ce27">
            <text:p>42.5</text:p>
          </table:table-cell>
          <table:table-cell office:value-type="float" office:value="15" table:style-name="ce27">
            <text:p>15</text:p>
          </table:table-cell>
          <table:table-cell office:value-type="float" office:value="25" table:style-name="ce27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50/30/6</text:p>
          </table:table-cell>
          <table:table-cell office:value-type="string" table:style-name="ce26">
            <text:p>L50/30/6</text:p>
          </table:table-cell>
          <table:table-cell office:value-type="string" table:style-name="ce26">
            <text:p>L50x30x6</text:p>
          </table:table-cell>
          <table:table-cell office:value-type="string" table:style-name="ce27">
            <text:p>L50x30x6</text:p>
          </table:table-cell>
          <table:table-cell table:style-name="ce15"/>
          <table:table-cell office:value-type="string" office:string-value="synonyms&quot;:[&quot;H50/30/6&quot;,&quot;L50/30/6&quot;,&quot;L50x30x6&quot;,&quot;L50x30x6&quot;]}]}," table:formula="of:= &quot;synonyms&quot;&amp;&quot;&quot;&quot;&quot;&amp;&quot;:[&quot;&amp;&quot;&quot;&quot;&quot;&amp;[.K110]&amp;&quot;&quot;&quot;&quot;&amp;&quot;,&quot;&amp;&quot;&quot;&quot;&quot;&amp;[.L110]&amp;&quot;&quot;&quot;&quot;&amp;&quot;,&quot;&amp;&quot;&quot;&quot;&quot;&amp;[.M110]&amp;&quot;&quot;&quot;&quot;&amp;&quot;,&quot;&amp;&quot;&quot;&quot;&quot;&amp;[.N110]&amp;&quot;&quot;&quot;&quot;&amp;&quot;]}]},&quot;" table:style-name="ce28">
            <text:p>synonyms":["H50/30/6","L50/30/6","L50x30x6","L50x30x6"]}]},</text:p>
          </table:table-cell>
          <table:table-cell office:value-type="string" office:string-value="{&quot;L50/30/6&quot;: [{&quot;shape_coords&quot;:[50,30,6,6,85,42.5,15,25],&quot;shape_name&quot;:&quot;LAngle&quot;,&quot;synonyms&quot;:[&quot;H50/30/6&quot;,&quot;L50/30/6&quot;,&quot;L50x30x6&quot;,&quot;L50x30x6&quot;]}]}," table:formula="of:=&quot;{&quot; &amp; &quot;&quot;&quot;&quot;&amp;[.A110]&amp;&quot;&quot;&quot;&quot;&amp;&quot;: [{&quot;&quot;&quot; &amp;&quot;shape_coords&quot;&amp;&quot;&quot;&quot;&quot; &amp; &quot;:&quot; &amp; &quot;[&quot; &amp; [.B110] &amp; &quot;,&quot; &amp;[.C110] &amp; &quot;,&quot; &amp;[.D110]&amp; &quot;,&quot; &amp;[.E110]&amp; &quot;,&quot; &amp;[.F110]&amp; &quot;,&quot; &amp;[.G110]&amp; &quot;,&quot; &amp;[.H110]&amp; &quot;,&quot; &amp;[.I110] &amp; &quot;],&quot; &amp; &quot;&quot;&quot;&quot; &amp;&quot;shape_name&quot;&amp;&quot;&quot;&quot;&quot; &amp; &quot;:&quot; &amp; &quot;&quot;&quot;&quot; &amp;[.J110] &amp; &quot;&quot;&quot;&quot; &amp; &quot;,&quot; &amp; &quot;&quot;&quot;&quot;&amp;[.P110]" table:style-name="ce11">
            <text:p>{"L50/30/6": [{"shape_coords":[50,30,6,6,85,42.5,15,25],"shape_name":"LAngle","synonyms":["H50/30/6","L50/30/6","L50x30x6","L50x3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50/40/5</text:p>
          </table:table-cell>
          <table:table-cell office:value-type="float" office:value="50" table:style-name="ce26">
            <text:p>50</text:p>
          </table:table-cell>
          <table:table-cell office:value-type="float" office:value="40" table:style-name="ce26">
            <text:p>40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float" office:value="75" table:style-name="ce27">
            <text:p>75</text:p>
          </table:table-cell>
          <table:table-cell office:value-type="string" table:style-name="ce27">
            <text:p>37.5</text:p>
          </table:table-cell>
          <table:table-cell office:value-type="float" office:value="20" table:style-name="ce27">
            <text:p>20</text:p>
          </table:table-cell>
          <table:table-cell office:value-type="float" office:value="25" table:style-name="ce27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50/40/5</text:p>
          </table:table-cell>
          <table:table-cell office:value-type="string" table:style-name="ce26">
            <text:p>L50/40/5</text:p>
          </table:table-cell>
          <table:table-cell office:value-type="string" table:style-name="ce26">
            <text:p>L50x40x5</text:p>
          </table:table-cell>
          <table:table-cell office:value-type="string" table:style-name="ce27">
            <text:p>L50x40x5</text:p>
          </table:table-cell>
          <table:table-cell table:style-name="ce15"/>
          <table:table-cell office:value-type="string" office:string-value="synonyms&quot;:[&quot;H50/40/5&quot;,&quot;L50/40/5&quot;,&quot;L50x40x5&quot;,&quot;L50x40x5&quot;]}]}," table:formula="of:= &quot;synonyms&quot;&amp;&quot;&quot;&quot;&quot;&amp;&quot;:[&quot;&amp;&quot;&quot;&quot;&quot;&amp;[.K111]&amp;&quot;&quot;&quot;&quot;&amp;&quot;,&quot;&amp;&quot;&quot;&quot;&quot;&amp;[.L111]&amp;&quot;&quot;&quot;&quot;&amp;&quot;,&quot;&amp;&quot;&quot;&quot;&quot;&amp;[.M111]&amp;&quot;&quot;&quot;&quot;&amp;&quot;,&quot;&amp;&quot;&quot;&quot;&quot;&amp;[.N111]&amp;&quot;&quot;&quot;&quot;&amp;&quot;]}]},&quot;" table:style-name="ce28">
            <text:p>synonyms":["H50/40/5","L50/40/5","L50x40x5","L50x40x5"]}]},</text:p>
          </table:table-cell>
          <table:table-cell office:value-type="string" office:string-value="{&quot;L50/40/5&quot;: [{&quot;shape_coords&quot;:[50,40,5,5,75,37.5,20,25],&quot;shape_name&quot;:&quot;LAngle&quot;,&quot;synonyms&quot;:[&quot;H50/40/5&quot;,&quot;L50/40/5&quot;,&quot;L50x40x5&quot;,&quot;L50x40x5&quot;]}]}," table:formula="of:=&quot;{&quot; &amp; &quot;&quot;&quot;&quot;&amp;[.A111]&amp;&quot;&quot;&quot;&quot;&amp;&quot;: [{&quot;&quot;&quot; &amp;&quot;shape_coords&quot;&amp;&quot;&quot;&quot;&quot; &amp; &quot;:&quot; &amp; &quot;[&quot; &amp; [.B111] &amp; &quot;,&quot; &amp;[.C111] &amp; &quot;,&quot; &amp;[.D111]&amp; &quot;,&quot; &amp;[.E111]&amp; &quot;,&quot; &amp;[.F111]&amp; &quot;,&quot; &amp;[.G111]&amp; &quot;,&quot; &amp;[.H111]&amp; &quot;,&quot; &amp;[.I111] &amp; &quot;],&quot; &amp; &quot;&quot;&quot;&quot; &amp;&quot;shape_name&quot;&amp;&quot;&quot;&quot;&quot; &amp; &quot;:&quot; &amp; &quot;&quot;&quot;&quot; &amp;[.J111] &amp; &quot;&quot;&quot;&quot; &amp; &quot;,&quot; &amp; &quot;&quot;&quot;&quot;&amp;[.P111]" table:style-name="ce11">
            <text:p>{"L50/40/5": [{"shape_coords":[50,40,5,5,75,37.5,20,25],"shape_name":"LAngle","synonyms":["H50/40/5","L50/40/5","L50x40x5","L50x4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50/40/6</text:p>
          </table:table-cell>
          <table:table-cell office:value-type="float" office:value="50" table:style-name="ce26">
            <text:p>50</text:p>
          </table:table-cell>
          <table:table-cell office:value-type="float" office:value="40" table:style-name="ce26">
            <text:p>40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float" office:value="85" table:style-name="ce27">
            <text:p>85</text:p>
          </table:table-cell>
          <table:table-cell office:value-type="string" table:style-name="ce27">
            <text:p>42.5</text:p>
          </table:table-cell>
          <table:table-cell office:value-type="float" office:value="20" table:style-name="ce27">
            <text:p>20</text:p>
          </table:table-cell>
          <table:table-cell office:value-type="float" office:value="25" table:style-name="ce27">
            <text:p>2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50/40/6</text:p>
          </table:table-cell>
          <table:table-cell office:value-type="string" table:style-name="ce26">
            <text:p>L50/40/6</text:p>
          </table:table-cell>
          <table:table-cell office:value-type="string" table:style-name="ce26">
            <text:p>L50x40x6</text:p>
          </table:table-cell>
          <table:table-cell office:value-type="string" table:style-name="ce27">
            <text:p>L50x40x6</text:p>
          </table:table-cell>
          <table:table-cell table:style-name="ce15"/>
          <table:table-cell office:value-type="string" office:string-value="synonyms&quot;:[&quot;H50/40/6&quot;,&quot;L50/40/6&quot;,&quot;L50x40x6&quot;,&quot;L50x40x6&quot;]}]}," table:formula="of:= &quot;synonyms&quot;&amp;&quot;&quot;&quot;&quot;&amp;&quot;:[&quot;&amp;&quot;&quot;&quot;&quot;&amp;[.K112]&amp;&quot;&quot;&quot;&quot;&amp;&quot;,&quot;&amp;&quot;&quot;&quot;&quot;&amp;[.L112]&amp;&quot;&quot;&quot;&quot;&amp;&quot;,&quot;&amp;&quot;&quot;&quot;&quot;&amp;[.M112]&amp;&quot;&quot;&quot;&quot;&amp;&quot;,&quot;&amp;&quot;&quot;&quot;&quot;&amp;[.N112]&amp;&quot;&quot;&quot;&quot;&amp;&quot;]}]},&quot;" table:style-name="ce28">
            <text:p>synonyms":["H50/40/6","L50/40/6","L50x40x6","L50x40x6"]}]},</text:p>
          </table:table-cell>
          <table:table-cell office:value-type="string" office:string-value="{&quot;L50/40/6&quot;: [{&quot;shape_coords&quot;:[50,40,6,6,85,42.5,20,25],&quot;shape_name&quot;:&quot;LAngle&quot;,&quot;synonyms&quot;:[&quot;H50/40/6&quot;,&quot;L50/40/6&quot;,&quot;L50x40x6&quot;,&quot;L50x40x6&quot;]}]}," table:formula="of:=&quot;{&quot; &amp; &quot;&quot;&quot;&quot;&amp;[.A112]&amp;&quot;&quot;&quot;&quot;&amp;&quot;: [{&quot;&quot;&quot; &amp;&quot;shape_coords&quot;&amp;&quot;&quot;&quot;&quot; &amp; &quot;:&quot; &amp; &quot;[&quot; &amp; [.B112] &amp; &quot;,&quot; &amp;[.C112] &amp; &quot;,&quot; &amp;[.D112]&amp; &quot;,&quot; &amp;[.E112]&amp; &quot;,&quot; &amp;[.F112]&amp; &quot;,&quot; &amp;[.G112]&amp; &quot;,&quot; &amp;[.H112]&amp; &quot;,&quot; &amp;[.I112] &amp; &quot;],&quot; &amp; &quot;&quot;&quot;&quot; &amp;&quot;shape_name&quot;&amp;&quot;&quot;&quot;&quot; &amp; &quot;:&quot; &amp; &quot;&quot;&quot;&quot; &amp;[.J112] &amp; &quot;&quot;&quot;&quot; &amp; &quot;,&quot; &amp; &quot;&quot;&quot;&quot;&amp;[.P112]" table:style-name="ce11">
            <text:p>{"L50/40/6": [{"shape_coords":[50,40,6,6,85,42.5,20,25],"shape_name":"LAngle","synonyms":["H50/40/6","L50/40/6","L50x40x6","L50x4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0/30/5</text:p>
          </table:table-cell>
          <table:table-cell office:value-type="float" office:value="60" table:style-name="ce26">
            <text:p>60</text:p>
          </table:table-cell>
          <table:table-cell office:value-type="float" office:value="30" table:style-name="ce26">
            <text:p>30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float" office:value="8" table:style-name="ce27">
            <text:p>8</text:p>
          </table:table-cell>
          <table:table-cell office:value-type="float" office:value="4" table:style-name="ce27">
            <text:p>4</text:p>
          </table:table-cell>
          <table:table-cell office:value-type="float" office:value="15" table:style-name="ce27">
            <text:p>15</text:p>
          </table:table-cell>
          <table:table-cell office:value-type="float" office:value="30" table:style-name="ce27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0/30/5</text:p>
          </table:table-cell>
          <table:table-cell office:value-type="string" table:style-name="ce26">
            <text:p>L60/30/5</text:p>
          </table:table-cell>
          <table:table-cell office:value-type="string" table:style-name="ce26">
            <text:p>L60x30x5</text:p>
          </table:table-cell>
          <table:table-cell office:value-type="string" table:style-name="ce27">
            <text:p>L60x30x5</text:p>
          </table:table-cell>
          <table:table-cell table:style-name="ce15"/>
          <table:table-cell office:value-type="string" office:string-value="synonyms&quot;:[&quot;H60/30/5&quot;,&quot;L60/30/5&quot;,&quot;L60x30x5&quot;,&quot;L60x30x5&quot;]}]}," table:formula="of:= &quot;synonyms&quot;&amp;&quot;&quot;&quot;&quot;&amp;&quot;:[&quot;&amp;&quot;&quot;&quot;&quot;&amp;[.K113]&amp;&quot;&quot;&quot;&quot;&amp;&quot;,&quot;&amp;&quot;&quot;&quot;&quot;&amp;[.L113]&amp;&quot;&quot;&quot;&quot;&amp;&quot;,&quot;&amp;&quot;&quot;&quot;&quot;&amp;[.M113]&amp;&quot;&quot;&quot;&quot;&amp;&quot;,&quot;&amp;&quot;&quot;&quot;&quot;&amp;[.N113]&amp;&quot;&quot;&quot;&quot;&amp;&quot;]}]},&quot;" table:style-name="ce28">
            <text:p>synonyms":["H60/30/5","L60/30/5","L60x30x5","L60x30x5"]}]},</text:p>
          </table:table-cell>
          <table:table-cell office:value-type="string" office:string-value="{&quot;L60/30/5&quot;: [{&quot;shape_coords&quot;:[60,30,5,5,8,4,15,30],&quot;shape_name&quot;:&quot;LAngle&quot;,&quot;synonyms&quot;:[&quot;H60/30/5&quot;,&quot;L60/30/5&quot;,&quot;L60x30x5&quot;,&quot;L60x30x5&quot;]}]}," table:formula="of:=&quot;{&quot; &amp; &quot;&quot;&quot;&quot;&amp;[.A113]&amp;&quot;&quot;&quot;&quot;&amp;&quot;: [{&quot;&quot;&quot; &amp;&quot;shape_coords&quot;&amp;&quot;&quot;&quot;&quot; &amp; &quot;:&quot; &amp; &quot;[&quot; &amp; [.B113] &amp; &quot;,&quot; &amp;[.C113] &amp; &quot;,&quot; &amp;[.D113]&amp; &quot;,&quot; &amp;[.E113]&amp; &quot;,&quot; &amp;[.F113]&amp; &quot;,&quot; &amp;[.G113]&amp; &quot;,&quot; &amp;[.H113]&amp; &quot;,&quot; &amp;[.I113] &amp; &quot;],&quot; &amp; &quot;&quot;&quot;&quot; &amp;&quot;shape_name&quot;&amp;&quot;&quot;&quot;&quot; &amp; &quot;:&quot; &amp; &quot;&quot;&quot;&quot; &amp;[.J113] &amp; &quot;&quot;&quot;&quot; &amp; &quot;,&quot; &amp; &quot;&quot;&quot;&quot;&amp;[.P113]" table:style-name="ce11">
            <text:p>{"L60/30/5": [{"shape_coords":[60,30,5,5,8,4,15,30],"shape_name":"LAngle","synonyms":["H60/30/5","L60/30/5","L60x30x5","L60x3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0/30/6</text:p>
          </table:table-cell>
          <table:table-cell office:value-type="float" office:value="60" table:style-name="ce26">
            <text:p>60</text:p>
          </table:table-cell>
          <table:table-cell office:value-type="float" office:value="30" table:style-name="ce26">
            <text:p>30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float" office:value="9" table:style-name="ce27">
            <text:p>9</text:p>
          </table:table-cell>
          <table:table-cell office:value-type="string" table:style-name="ce27">
            <text:p>4.5</text:p>
          </table:table-cell>
          <table:table-cell office:value-type="float" office:value="15" table:style-name="ce27">
            <text:p>15</text:p>
          </table:table-cell>
          <table:table-cell office:value-type="float" office:value="30" table:style-name="ce27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0/30/6</text:p>
          </table:table-cell>
          <table:table-cell office:value-type="string" table:style-name="ce26">
            <text:p>L60/30/6</text:p>
          </table:table-cell>
          <table:table-cell office:value-type="string" table:style-name="ce26">
            <text:p>L60x30x6</text:p>
          </table:table-cell>
          <table:table-cell office:value-type="string" table:style-name="ce27">
            <text:p>L60x30x6</text:p>
          </table:table-cell>
          <table:table-cell table:style-name="ce15"/>
          <table:table-cell office:value-type="string" office:string-value="synonyms&quot;:[&quot;H60/30/6&quot;,&quot;L60/30/6&quot;,&quot;L60x30x6&quot;,&quot;L60x30x6&quot;]}]}," table:formula="of:= &quot;synonyms&quot;&amp;&quot;&quot;&quot;&quot;&amp;&quot;:[&quot;&amp;&quot;&quot;&quot;&quot;&amp;[.K114]&amp;&quot;&quot;&quot;&quot;&amp;&quot;,&quot;&amp;&quot;&quot;&quot;&quot;&amp;[.L114]&amp;&quot;&quot;&quot;&quot;&amp;&quot;,&quot;&amp;&quot;&quot;&quot;&quot;&amp;[.M114]&amp;&quot;&quot;&quot;&quot;&amp;&quot;,&quot;&amp;&quot;&quot;&quot;&quot;&amp;[.N114]&amp;&quot;&quot;&quot;&quot;&amp;&quot;]}]},&quot;" table:style-name="ce28">
            <text:p>synonyms":["H60/30/6","L60/30/6","L60x30x6","L60x30x6"]}]},</text:p>
          </table:table-cell>
          <table:table-cell office:value-type="string" office:string-value="{&quot;L60/30/6&quot;: [{&quot;shape_coords&quot;:[60,30,6,6,9,4.5,15,30],&quot;shape_name&quot;:&quot;LAngle&quot;,&quot;synonyms&quot;:[&quot;H60/30/6&quot;,&quot;L60/30/6&quot;,&quot;L60x30x6&quot;,&quot;L60x30x6&quot;]}]}," table:formula="of:=&quot;{&quot; &amp; &quot;&quot;&quot;&quot;&amp;[.A114]&amp;&quot;&quot;&quot;&quot;&amp;&quot;: [{&quot;&quot;&quot; &amp;&quot;shape_coords&quot;&amp;&quot;&quot;&quot;&quot; &amp; &quot;:&quot; &amp; &quot;[&quot; &amp; [.B114] &amp; &quot;,&quot; &amp;[.C114] &amp; &quot;,&quot; &amp;[.D114]&amp; &quot;,&quot; &amp;[.E114]&amp; &quot;,&quot; &amp;[.F114]&amp; &quot;,&quot; &amp;[.G114]&amp; &quot;,&quot; &amp;[.H114]&amp; &quot;,&quot; &amp;[.I114] &amp; &quot;],&quot; &amp; &quot;&quot;&quot;&quot; &amp;&quot;shape_name&quot;&amp;&quot;&quot;&quot;&quot; &amp; &quot;:&quot; &amp; &quot;&quot;&quot;&quot; &amp;[.J114] &amp; &quot;&quot;&quot;&quot; &amp; &quot;,&quot; &amp; &quot;&quot;&quot;&quot;&amp;[.P114]" table:style-name="ce11">
            <text:p>{"L60/30/6": [{"shape_coords":[60,30,6,6,9,4.5,15,30],"shape_name":"LAngle","synonyms":["H60/30/6","L60/30/6","L60x30x6","L60x3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0/30/7</text:p>
          </table:table-cell>
          <table:table-cell office:value-type="float" office:value="60" table:style-name="ce26">
            <text:p>60</text:p>
          </table:table-cell>
          <table:table-cell office:value-type="float" office:value="30" table:style-name="ce26">
            <text:p>30</text:p>
          </table:table-cell>
          <table:table-cell office:value-type="float" office:value="7" table:style-name="ce26">
            <text:p>7</text:p>
          </table:table-cell>
          <table:table-cell office:value-type="float" office:value="7" table:style-name="ce26">
            <text:p>7</text:p>
          </table:table-cell>
          <table:table-cell office:value-type="float" office:value="10" table:style-name="ce27">
            <text:p>10</text:p>
          </table:table-cell>
          <table:table-cell office:value-type="float" office:value="5" table:style-name="ce27">
            <text:p>5</text:p>
          </table:table-cell>
          <table:table-cell office:value-type="float" office:value="15" table:style-name="ce27">
            <text:p>15</text:p>
          </table:table-cell>
          <table:table-cell office:value-type="float" office:value="30" table:style-name="ce27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0/30/7</text:p>
          </table:table-cell>
          <table:table-cell office:value-type="string" table:style-name="ce26">
            <text:p>L60/30/7</text:p>
          </table:table-cell>
          <table:table-cell office:value-type="string" table:style-name="ce26">
            <text:p>L60x30x7</text:p>
          </table:table-cell>
          <table:table-cell office:value-type="string" table:style-name="ce27">
            <text:p>L60x30x7</text:p>
          </table:table-cell>
          <table:table-cell table:style-name="ce15"/>
          <table:table-cell office:value-type="string" office:string-value="synonyms&quot;:[&quot;H60/30/7&quot;,&quot;L60/30/7&quot;,&quot;L60x30x7&quot;,&quot;L60x30x7&quot;]}]}," table:formula="of:= &quot;synonyms&quot;&amp;&quot;&quot;&quot;&quot;&amp;&quot;:[&quot;&amp;&quot;&quot;&quot;&quot;&amp;[.K115]&amp;&quot;&quot;&quot;&quot;&amp;&quot;,&quot;&amp;&quot;&quot;&quot;&quot;&amp;[.L115]&amp;&quot;&quot;&quot;&quot;&amp;&quot;,&quot;&amp;&quot;&quot;&quot;&quot;&amp;[.M115]&amp;&quot;&quot;&quot;&quot;&amp;&quot;,&quot;&amp;&quot;&quot;&quot;&quot;&amp;[.N115]&amp;&quot;&quot;&quot;&quot;&amp;&quot;]}]},&quot;" table:style-name="ce28">
            <text:p>synonyms":["H60/30/7","L60/30/7","L60x30x7","L60x30x7"]}]},</text:p>
          </table:table-cell>
          <table:table-cell office:value-type="string" office:string-value="{&quot;L60/30/7&quot;: [{&quot;shape_coords&quot;:[60,30,7,7,10,5,15,30],&quot;shape_name&quot;:&quot;LAngle&quot;,&quot;synonyms&quot;:[&quot;H60/30/7&quot;,&quot;L60/30/7&quot;,&quot;L60x30x7&quot;,&quot;L60x30x7&quot;]}]}," table:formula="of:=&quot;{&quot; &amp; &quot;&quot;&quot;&quot;&amp;[.A115]&amp;&quot;&quot;&quot;&quot;&amp;&quot;: [{&quot;&quot;&quot; &amp;&quot;shape_coords&quot;&amp;&quot;&quot;&quot;&quot; &amp; &quot;:&quot; &amp; &quot;[&quot; &amp; [.B115] &amp; &quot;,&quot; &amp;[.C115] &amp; &quot;,&quot; &amp;[.D115]&amp; &quot;,&quot; &amp;[.E115]&amp; &quot;,&quot; &amp;[.F115]&amp; &quot;,&quot; &amp;[.G115]&amp; &quot;,&quot; &amp;[.H115]&amp; &quot;,&quot; &amp;[.I115] &amp; &quot;],&quot; &amp; &quot;&quot;&quot;&quot; &amp;&quot;shape_name&quot;&amp;&quot;&quot;&quot;&quot; &amp; &quot;:&quot; &amp; &quot;&quot;&quot;&quot; &amp;[.J115] &amp; &quot;&quot;&quot;&quot; &amp; &quot;,&quot; &amp; &quot;&quot;&quot;&quot;&amp;[.P115]" table:style-name="ce11">
            <text:p>{"L60/30/7": [{"shape_coords":[60,30,7,7,10,5,15,30],"shape_name":"LAngle","synonyms":["H60/30/7","L60/30/7","L60x30x7","L60x3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0/40/5</text:p>
          </table:table-cell>
          <table:table-cell office:value-type="float" office:value="60" table:style-name="ce26">
            <text:p>60</text:p>
          </table:table-cell>
          <table:table-cell office:value-type="float" office:value="40" table:style-name="ce26">
            <text:p>40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float" office:value="8" table:style-name="ce27">
            <text:p>8</text:p>
          </table:table-cell>
          <table:table-cell office:value-type="float" office:value="4" table:style-name="ce27">
            <text:p>4</text:p>
          </table:table-cell>
          <table:table-cell office:value-type="float" office:value="20" table:style-name="ce27">
            <text:p>20</text:p>
          </table:table-cell>
          <table:table-cell office:value-type="float" office:value="30" table:style-name="ce27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0/40/5</text:p>
          </table:table-cell>
          <table:table-cell office:value-type="string" table:style-name="ce26">
            <text:p>L60/40/5</text:p>
          </table:table-cell>
          <table:table-cell office:value-type="string" table:style-name="ce26">
            <text:p>L60x40x5</text:p>
          </table:table-cell>
          <table:table-cell office:value-type="string" table:style-name="ce27">
            <text:p>L60x40x5</text:p>
          </table:table-cell>
          <table:table-cell table:style-name="ce15"/>
          <table:table-cell office:value-type="string" office:string-value="synonyms&quot;:[&quot;H60/40/5&quot;,&quot;L60/40/5&quot;,&quot;L60x40x5&quot;,&quot;L60x40x5&quot;]}]}," table:formula="of:= &quot;synonyms&quot;&amp;&quot;&quot;&quot;&quot;&amp;&quot;:[&quot;&amp;&quot;&quot;&quot;&quot;&amp;[.K116]&amp;&quot;&quot;&quot;&quot;&amp;&quot;,&quot;&amp;&quot;&quot;&quot;&quot;&amp;[.L116]&amp;&quot;&quot;&quot;&quot;&amp;&quot;,&quot;&amp;&quot;&quot;&quot;&quot;&amp;[.M116]&amp;&quot;&quot;&quot;&quot;&amp;&quot;,&quot;&amp;&quot;&quot;&quot;&quot;&amp;[.N116]&amp;&quot;&quot;&quot;&quot;&amp;&quot;]}]},&quot;" table:style-name="ce28">
            <text:p>synonyms":["H60/40/5","L60/40/5","L60x40x5","L60x40x5"]}]},</text:p>
          </table:table-cell>
          <table:table-cell office:value-type="string" office:string-value="{&quot;L60/40/5&quot;: [{&quot;shape_coords&quot;:[60,40,5,5,8,4,20,30],&quot;shape_name&quot;:&quot;LAngle&quot;,&quot;synonyms&quot;:[&quot;H60/40/5&quot;,&quot;L60/40/5&quot;,&quot;L60x40x5&quot;,&quot;L60x40x5&quot;]}]}," table:formula="of:=&quot;{&quot; &amp; &quot;&quot;&quot;&quot;&amp;[.A116]&amp;&quot;&quot;&quot;&quot;&amp;&quot;: [{&quot;&quot;&quot; &amp;&quot;shape_coords&quot;&amp;&quot;&quot;&quot;&quot; &amp; &quot;:&quot; &amp; &quot;[&quot; &amp; [.B116] &amp; &quot;,&quot; &amp;[.C116] &amp; &quot;,&quot; &amp;[.D116]&amp; &quot;,&quot; &amp;[.E116]&amp; &quot;,&quot; &amp;[.F116]&amp; &quot;,&quot; &amp;[.G116]&amp; &quot;,&quot; &amp;[.H116]&amp; &quot;,&quot; &amp;[.I116] &amp; &quot;],&quot; &amp; &quot;&quot;&quot;&quot; &amp;&quot;shape_name&quot;&amp;&quot;&quot;&quot;&quot; &amp; &quot;:&quot; &amp; &quot;&quot;&quot;&quot; &amp;[.J116] &amp; &quot;&quot;&quot;&quot; &amp; &quot;,&quot; &amp; &quot;&quot;&quot;&quot;&amp;[.P116]" table:style-name="ce11">
            <text:p>{"L60/40/5": [{"shape_coords":[60,40,5,5,8,4,20,30],"shape_name":"LAngle","synonyms":["H60/40/5","L60/40/5","L60x40x5","L60x4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0/40/6</text:p>
          </table:table-cell>
          <table:table-cell office:value-type="float" office:value="60" table:style-name="ce26">
            <text:p>60</text:p>
          </table:table-cell>
          <table:table-cell office:value-type="float" office:value="40" table:style-name="ce26">
            <text:p>40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float" office:value="9" table:style-name="ce27">
            <text:p>9</text:p>
          </table:table-cell>
          <table:table-cell office:value-type="string" table:style-name="ce27">
            <text:p>4.5</text:p>
          </table:table-cell>
          <table:table-cell office:value-type="float" office:value="20" table:style-name="ce27">
            <text:p>20</text:p>
          </table:table-cell>
          <table:table-cell office:value-type="float" office:value="30" table:style-name="ce27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0/40/6</text:p>
          </table:table-cell>
          <table:table-cell office:value-type="string" table:style-name="ce26">
            <text:p>L60/40/6</text:p>
          </table:table-cell>
          <table:table-cell office:value-type="string" table:style-name="ce26">
            <text:p>L60x40x6</text:p>
          </table:table-cell>
          <table:table-cell office:value-type="string" table:style-name="ce27">
            <text:p>L60x40x6</text:p>
          </table:table-cell>
          <table:table-cell table:style-name="ce15"/>
          <table:table-cell office:value-type="string" office:string-value="synonyms&quot;:[&quot;H60/40/6&quot;,&quot;L60/40/6&quot;,&quot;L60x40x6&quot;,&quot;L60x40x6&quot;]}]}," table:formula="of:= &quot;synonyms&quot;&amp;&quot;&quot;&quot;&quot;&amp;&quot;:[&quot;&amp;&quot;&quot;&quot;&quot;&amp;[.K117]&amp;&quot;&quot;&quot;&quot;&amp;&quot;,&quot;&amp;&quot;&quot;&quot;&quot;&amp;[.L117]&amp;&quot;&quot;&quot;&quot;&amp;&quot;,&quot;&amp;&quot;&quot;&quot;&quot;&amp;[.M117]&amp;&quot;&quot;&quot;&quot;&amp;&quot;,&quot;&amp;&quot;&quot;&quot;&quot;&amp;[.N117]&amp;&quot;&quot;&quot;&quot;&amp;&quot;]}]},&quot;" table:style-name="ce28">
            <text:p>synonyms":["H60/40/6","L60/40/6","L60x40x6","L60x40x6"]}]},</text:p>
          </table:table-cell>
          <table:table-cell office:value-type="string" office:string-value="{&quot;L60/40/6&quot;: [{&quot;shape_coords&quot;:[60,40,6,6,9,4.5,20,30],&quot;shape_name&quot;:&quot;LAngle&quot;,&quot;synonyms&quot;:[&quot;H60/40/6&quot;,&quot;L60/40/6&quot;,&quot;L60x40x6&quot;,&quot;L60x40x6&quot;]}]}," table:formula="of:=&quot;{&quot; &amp; &quot;&quot;&quot;&quot;&amp;[.A117]&amp;&quot;&quot;&quot;&quot;&amp;&quot;: [{&quot;&quot;&quot; &amp;&quot;shape_coords&quot;&amp;&quot;&quot;&quot;&quot; &amp; &quot;:&quot; &amp; &quot;[&quot; &amp; [.B117] &amp; &quot;,&quot; &amp;[.C117] &amp; &quot;,&quot; &amp;[.D117]&amp; &quot;,&quot; &amp;[.E117]&amp; &quot;,&quot; &amp;[.F117]&amp; &quot;,&quot; &amp;[.G117]&amp; &quot;,&quot; &amp;[.H117]&amp; &quot;,&quot; &amp;[.I117] &amp; &quot;],&quot; &amp; &quot;&quot;&quot;&quot; &amp;&quot;shape_name&quot;&amp;&quot;&quot;&quot;&quot; &amp; &quot;:&quot; &amp; &quot;&quot;&quot;&quot; &amp;[.J117] &amp; &quot;&quot;&quot;&quot; &amp; &quot;,&quot; &amp; &quot;&quot;&quot;&quot;&amp;[.P117]" table:style-name="ce11">
            <text:p>{"L60/40/6": [{"shape_coords":[60,40,6,6,9,4.5,20,30],"shape_name":"LAngle","synonyms":["H60/40/6","L60/40/6","L60x40x6","L60x4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0/40/7</text:p>
          </table:table-cell>
          <table:table-cell office:value-type="float" office:value="60" table:style-name="ce26">
            <text:p>60</text:p>
          </table:table-cell>
          <table:table-cell office:value-type="float" office:value="40" table:style-name="ce26">
            <text:p>40</text:p>
          </table:table-cell>
          <table:table-cell office:value-type="float" office:value="7" table:style-name="ce26">
            <text:p>7</text:p>
          </table:table-cell>
          <table:table-cell office:value-type="float" office:value="7" table:style-name="ce26">
            <text:p>7</text:p>
          </table:table-cell>
          <table:table-cell office:value-type="float" office:value="10" table:style-name="ce27">
            <text:p>10</text:p>
          </table:table-cell>
          <table:table-cell office:value-type="float" office:value="5" table:style-name="ce27">
            <text:p>5</text:p>
          </table:table-cell>
          <table:table-cell office:value-type="float" office:value="20" table:style-name="ce27">
            <text:p>20</text:p>
          </table:table-cell>
          <table:table-cell office:value-type="float" office:value="30" table:style-name="ce27">
            <text:p>3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0/40/7</text:p>
          </table:table-cell>
          <table:table-cell office:value-type="string" table:style-name="ce26">
            <text:p>L60/40/7</text:p>
          </table:table-cell>
          <table:table-cell office:value-type="string" table:style-name="ce26">
            <text:p>L60x40x7</text:p>
          </table:table-cell>
          <table:table-cell office:value-type="string" table:style-name="ce27">
            <text:p>L60x40x7</text:p>
          </table:table-cell>
          <table:table-cell table:style-name="ce15"/>
          <table:table-cell office:value-type="string" office:string-value="synonyms&quot;:[&quot;H60/40/7&quot;,&quot;L60/40/7&quot;,&quot;L60x40x7&quot;,&quot;L60x40x7&quot;]}]}," table:formula="of:= &quot;synonyms&quot;&amp;&quot;&quot;&quot;&quot;&amp;&quot;:[&quot;&amp;&quot;&quot;&quot;&quot;&amp;[.K118]&amp;&quot;&quot;&quot;&quot;&amp;&quot;,&quot;&amp;&quot;&quot;&quot;&quot;&amp;[.L118]&amp;&quot;&quot;&quot;&quot;&amp;&quot;,&quot;&amp;&quot;&quot;&quot;&quot;&amp;[.M118]&amp;&quot;&quot;&quot;&quot;&amp;&quot;,&quot;&amp;&quot;&quot;&quot;&quot;&amp;[.N118]&amp;&quot;&quot;&quot;&quot;&amp;&quot;]}]},&quot;" table:style-name="ce28">
            <text:p>synonyms":["H60/40/7","L60/40/7","L60x40x7","L60x40x7"]}]},</text:p>
          </table:table-cell>
          <table:table-cell office:value-type="string" office:string-value="{&quot;L60/40/7&quot;: [{&quot;shape_coords&quot;:[60,40,7,7,10,5,20,30],&quot;shape_name&quot;:&quot;LAngle&quot;,&quot;synonyms&quot;:[&quot;H60/40/7&quot;,&quot;L60/40/7&quot;,&quot;L60x40x7&quot;,&quot;L60x40x7&quot;]}]}," table:formula="of:=&quot;{&quot; &amp; &quot;&quot;&quot;&quot;&amp;[.A118]&amp;&quot;&quot;&quot;&quot;&amp;&quot;: [{&quot;&quot;&quot; &amp;&quot;shape_coords&quot;&amp;&quot;&quot;&quot;&quot; &amp; &quot;:&quot; &amp; &quot;[&quot; &amp; [.B118] &amp; &quot;,&quot; &amp;[.C118] &amp; &quot;,&quot; &amp;[.D118]&amp; &quot;,&quot; &amp;[.E118]&amp; &quot;,&quot; &amp;[.F118]&amp; &quot;,&quot; &amp;[.G118]&amp; &quot;,&quot; &amp;[.H118]&amp; &quot;,&quot; &amp;[.I118] &amp; &quot;],&quot; &amp; &quot;&quot;&quot;&quot; &amp;&quot;shape_name&quot;&amp;&quot;&quot;&quot;&quot; &amp; &quot;:&quot; &amp; &quot;&quot;&quot;&quot; &amp;[.J118] &amp; &quot;&quot;&quot;&quot; &amp; &quot;,&quot; &amp; &quot;&quot;&quot;&quot;&amp;[.P118]" table:style-name="ce11">
            <text:p>{"L60/40/7": [{"shape_coords":[60,40,7,7,10,5,20,30],"shape_name":"LAngle","synonyms":["H60/40/7","L60/40/7","L60x40x7","L60x4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5/50/5</text:p>
          </table:table-cell>
          <table:table-cell office:value-type="float" office:value="65" table:style-name="ce26">
            <text:p>65</text:p>
          </table:table-cell>
          <table:table-cell office:value-type="float" office:value="50" table:style-name="ce26">
            <text:p>50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float" office:value="85" table:style-name="ce27">
            <text:p>85</text:p>
          </table:table-cell>
          <table:table-cell office:value-type="string" table:style-name="ce27">
            <text:p>42.5</text:p>
          </table:table-cell>
          <table:table-cell office:value-type="float" office:value="25" table:style-name="ce27">
            <text:p>25</text:p>
          </table:table-cell>
          <table:table-cell office:value-type="string" table:style-name="ce27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5/50/5</text:p>
          </table:table-cell>
          <table:table-cell office:value-type="string" table:style-name="ce26">
            <text:p>L65/50/5</text:p>
          </table:table-cell>
          <table:table-cell office:value-type="string" table:style-name="ce26">
            <text:p>L65x50x5</text:p>
          </table:table-cell>
          <table:table-cell office:value-type="string" table:style-name="ce27">
            <text:p>L65x50x5</text:p>
          </table:table-cell>
          <table:table-cell table:style-name="ce15"/>
          <table:table-cell office:value-type="string" office:string-value="synonyms&quot;:[&quot;H65/50/5&quot;,&quot;L65/50/5&quot;,&quot;L65x50x5&quot;,&quot;L65x50x5&quot;]}]}," table:formula="of:= &quot;synonyms&quot;&amp;&quot;&quot;&quot;&quot;&amp;&quot;:[&quot;&amp;&quot;&quot;&quot;&quot;&amp;[.K119]&amp;&quot;&quot;&quot;&quot;&amp;&quot;,&quot;&amp;&quot;&quot;&quot;&quot;&amp;[.L119]&amp;&quot;&quot;&quot;&quot;&amp;&quot;,&quot;&amp;&quot;&quot;&quot;&quot;&amp;[.M119]&amp;&quot;&quot;&quot;&quot;&amp;&quot;,&quot;&amp;&quot;&quot;&quot;&quot;&amp;[.N119]&amp;&quot;&quot;&quot;&quot;&amp;&quot;]}]},&quot;" table:style-name="ce28">
            <text:p>synonyms":["H65/50/5","L65/50/5","L65x50x5","L65x50x5"]}]},</text:p>
          </table:table-cell>
          <table:table-cell office:value-type="string" office:string-value="{&quot;L65/50/5&quot;: [{&quot;shape_coords&quot;:[65,50,5,5,85,42.5,25,32.5],&quot;shape_name&quot;:&quot;LAngle&quot;,&quot;synonyms&quot;:[&quot;H65/50/5&quot;,&quot;L65/50/5&quot;,&quot;L65x50x5&quot;,&quot;L65x50x5&quot;]}]}," table:formula="of:=&quot;{&quot; &amp; &quot;&quot;&quot;&quot;&amp;[.A119]&amp;&quot;&quot;&quot;&quot;&amp;&quot;: [{&quot;&quot;&quot; &amp;&quot;shape_coords&quot;&amp;&quot;&quot;&quot;&quot; &amp; &quot;:&quot; &amp; &quot;[&quot; &amp; [.B119] &amp; &quot;,&quot; &amp;[.C119] &amp; &quot;,&quot; &amp;[.D119]&amp; &quot;,&quot; &amp;[.E119]&amp; &quot;,&quot; &amp;[.F119]&amp; &quot;,&quot; &amp;[.G119]&amp; &quot;,&quot; &amp;[.H119]&amp; &quot;,&quot; &amp;[.I119] &amp; &quot;],&quot; &amp; &quot;&quot;&quot;&quot; &amp;&quot;shape_name&quot;&amp;&quot;&quot;&quot;&quot; &amp; &quot;:&quot; &amp; &quot;&quot;&quot;&quot; &amp;[.J119] &amp; &quot;&quot;&quot;&quot; &amp; &quot;,&quot; &amp; &quot;&quot;&quot;&quot;&amp;[.P119]" table:style-name="ce11">
            <text:p>{"L65/50/5": [{"shape_coords":[65,50,5,5,85,42.5,25,32.5],"shape_name":"LAngle","synonyms":["H65/50/5","L65/50/5","L65x50x5","L65x5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5/50/6</text:p>
          </table:table-cell>
          <table:table-cell office:value-type="float" office:value="65" table:style-name="ce26">
            <text:p>65</text:p>
          </table:table-cell>
          <table:table-cell office:value-type="float" office:value="50" table:style-name="ce26">
            <text:p>50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float" office:value="95" table:style-name="ce27">
            <text:p>95</text:p>
          </table:table-cell>
          <table:table-cell office:value-type="string" table:style-name="ce27">
            <text:p>47.5</text:p>
          </table:table-cell>
          <table:table-cell office:value-type="float" office:value="25" table:style-name="ce27">
            <text:p>25</text:p>
          </table:table-cell>
          <table:table-cell office:value-type="string" table:style-name="ce27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5/50/6</text:p>
          </table:table-cell>
          <table:table-cell office:value-type="string" table:style-name="ce26">
            <text:p>L65/50/6</text:p>
          </table:table-cell>
          <table:table-cell office:value-type="string" table:style-name="ce26">
            <text:p>L65x50x6</text:p>
          </table:table-cell>
          <table:table-cell office:value-type="string" table:style-name="ce27">
            <text:p>L65x50x6</text:p>
          </table:table-cell>
          <table:table-cell table:style-name="ce15"/>
          <table:table-cell office:value-type="string" office:string-value="synonyms&quot;:[&quot;H65/50/6&quot;,&quot;L65/50/6&quot;,&quot;L65x50x6&quot;,&quot;L65x50x6&quot;]}]}," table:formula="of:= &quot;synonyms&quot;&amp;&quot;&quot;&quot;&quot;&amp;&quot;:[&quot;&amp;&quot;&quot;&quot;&quot;&amp;[.K120]&amp;&quot;&quot;&quot;&quot;&amp;&quot;,&quot;&amp;&quot;&quot;&quot;&quot;&amp;[.L120]&amp;&quot;&quot;&quot;&quot;&amp;&quot;,&quot;&amp;&quot;&quot;&quot;&quot;&amp;[.M120]&amp;&quot;&quot;&quot;&quot;&amp;&quot;,&quot;&amp;&quot;&quot;&quot;&quot;&amp;[.N120]&amp;&quot;&quot;&quot;&quot;&amp;&quot;]}]},&quot;" table:style-name="ce28">
            <text:p>synonyms":["H65/50/6","L65/50/6","L65x50x6","L65x50x6"]}]},</text:p>
          </table:table-cell>
          <table:table-cell office:value-type="string" office:string-value="{&quot;L65/50/6&quot;: [{&quot;shape_coords&quot;:[65,50,6,6,95,47.5,25,32.5],&quot;shape_name&quot;:&quot;LAngle&quot;,&quot;synonyms&quot;:[&quot;H65/50/6&quot;,&quot;L65/50/6&quot;,&quot;L65x50x6&quot;,&quot;L65x50x6&quot;]}]}," table:formula="of:=&quot;{&quot; &amp; &quot;&quot;&quot;&quot;&amp;[.A120]&amp;&quot;&quot;&quot;&quot;&amp;&quot;: [{&quot;&quot;&quot; &amp;&quot;shape_coords&quot;&amp;&quot;&quot;&quot;&quot; &amp; &quot;:&quot; &amp; &quot;[&quot; &amp; [.B120] &amp; &quot;,&quot; &amp;[.C120] &amp; &quot;,&quot; &amp;[.D120]&amp; &quot;,&quot; &amp;[.E120]&amp; &quot;,&quot; &amp;[.F120]&amp; &quot;,&quot; &amp;[.G120]&amp; &quot;,&quot; &amp;[.H120]&amp; &quot;,&quot; &amp;[.I120] &amp; &quot;],&quot; &amp; &quot;&quot;&quot;&quot; &amp;&quot;shape_name&quot;&amp;&quot;&quot;&quot;&quot; &amp; &quot;:&quot; &amp; &quot;&quot;&quot;&quot; &amp;[.J120] &amp; &quot;&quot;&quot;&quot; &amp; &quot;,&quot; &amp; &quot;&quot;&quot;&quot;&amp;[.P120]" table:style-name="ce11">
            <text:p>{"L65/50/6": [{"shape_coords":[65,50,6,6,95,47.5,25,32.5],"shape_name":"LAngle","synonyms":["H65/50/6","L65/50/6","L65x50x6","L65x5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5/50/7</text:p>
          </table:table-cell>
          <table:table-cell office:value-type="float" office:value="65" table:style-name="ce26">
            <text:p>65</text:p>
          </table:table-cell>
          <table:table-cell office:value-type="float" office:value="50" table:style-name="ce26">
            <text:p>50</text:p>
          </table:table-cell>
          <table:table-cell office:value-type="float" office:value="7" table:style-name="ce26">
            <text:p>7</text:p>
          </table:table-cell>
          <table:table-cell office:value-type="float" office:value="7" table:style-name="ce26">
            <text:p>7</text:p>
          </table:table-cell>
          <table:table-cell office:value-type="float" office:value="10" table:style-name="ce27">
            <text:p>10</text:p>
          </table:table-cell>
          <table:table-cell office:value-type="float" office:value="5" table:style-name="ce27">
            <text:p>5</text:p>
          </table:table-cell>
          <table:table-cell office:value-type="float" office:value="25" table:style-name="ce27">
            <text:p>25</text:p>
          </table:table-cell>
          <table:table-cell office:value-type="string" table:style-name="ce27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5/50/7</text:p>
          </table:table-cell>
          <table:table-cell office:value-type="string" table:style-name="ce26">
            <text:p>L65/50/7</text:p>
          </table:table-cell>
          <table:table-cell office:value-type="string" table:style-name="ce26">
            <text:p>L65x50x7</text:p>
          </table:table-cell>
          <table:table-cell office:value-type="string" table:style-name="ce27">
            <text:p>L65x50x7</text:p>
          </table:table-cell>
          <table:table-cell table:style-name="ce15"/>
          <table:table-cell office:value-type="string" office:string-value="synonyms&quot;:[&quot;H65/50/7&quot;,&quot;L65/50/7&quot;,&quot;L65x50x7&quot;,&quot;L65x50x7&quot;]}]}," table:formula="of:= &quot;synonyms&quot;&amp;&quot;&quot;&quot;&quot;&amp;&quot;:[&quot;&amp;&quot;&quot;&quot;&quot;&amp;[.K121]&amp;&quot;&quot;&quot;&quot;&amp;&quot;,&quot;&amp;&quot;&quot;&quot;&quot;&amp;[.L121]&amp;&quot;&quot;&quot;&quot;&amp;&quot;,&quot;&amp;&quot;&quot;&quot;&quot;&amp;[.M121]&amp;&quot;&quot;&quot;&quot;&amp;&quot;,&quot;&amp;&quot;&quot;&quot;&quot;&amp;[.N121]&amp;&quot;&quot;&quot;&quot;&amp;&quot;]}]},&quot;" table:style-name="ce28">
            <text:p>synonyms":["H65/50/7","L65/50/7","L65x50x7","L65x50x7"]}]},</text:p>
          </table:table-cell>
          <table:table-cell office:value-type="string" office:string-value="{&quot;L65/50/7&quot;: [{&quot;shape_coords&quot;:[65,50,7,7,10,5,25,32.5],&quot;shape_name&quot;:&quot;LAngle&quot;,&quot;synonyms&quot;:[&quot;H65/50/7&quot;,&quot;L65/50/7&quot;,&quot;L65x50x7&quot;,&quot;L65x50x7&quot;]}]}," table:formula="of:=&quot;{&quot; &amp; &quot;&quot;&quot;&quot;&amp;[.A121]&amp;&quot;&quot;&quot;&quot;&amp;&quot;: [{&quot;&quot;&quot; &amp;&quot;shape_coords&quot;&amp;&quot;&quot;&quot;&quot; &amp; &quot;:&quot; &amp; &quot;[&quot; &amp; [.B121] &amp; &quot;,&quot; &amp;[.C121] &amp; &quot;,&quot; &amp;[.D121]&amp; &quot;,&quot; &amp;[.E121]&amp; &quot;,&quot; &amp;[.F121]&amp; &quot;,&quot; &amp;[.G121]&amp; &quot;,&quot; &amp;[.H121]&amp; &quot;,&quot; &amp;[.I121] &amp; &quot;],&quot; &amp; &quot;&quot;&quot;&quot; &amp;&quot;shape_name&quot;&amp;&quot;&quot;&quot;&quot; &amp; &quot;:&quot; &amp; &quot;&quot;&quot;&quot; &amp;[.J121] &amp; &quot;&quot;&quot;&quot; &amp; &quot;,&quot; &amp; &quot;&quot;&quot;&quot;&amp;[.P121]" table:style-name="ce11">
            <text:p>{"L65/50/7": [{"shape_coords":[65,50,7,7,10,5,25,32.5],"shape_name":"LAngle","synonyms":["H65/50/7","L65/50/7","L65x50x7","L65x5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5/50/8</text:p>
          </table:table-cell>
          <table:table-cell office:value-type="float" office:value="65" table:style-name="ce26">
            <text:p>65</text:p>
          </table:table-cell>
          <table:table-cell office:value-type="float" office:value="50" table:style-name="ce26">
            <text:p>50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1" table:style-name="ce27">
            <text:p>11</text:p>
          </table:table-cell>
          <table:table-cell office:value-type="string" table:style-name="ce27">
            <text:p>5.5</text:p>
          </table:table-cell>
          <table:table-cell office:value-type="float" office:value="25" table:style-name="ce27">
            <text:p>25</text:p>
          </table:table-cell>
          <table:table-cell office:value-type="string" table:style-name="ce27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5/50/8</text:p>
          </table:table-cell>
          <table:table-cell office:value-type="string" table:style-name="ce26">
            <text:p>L65/50/8</text:p>
          </table:table-cell>
          <table:table-cell office:value-type="string" table:style-name="ce26">
            <text:p>L65x50x8</text:p>
          </table:table-cell>
          <table:table-cell office:value-type="string" table:style-name="ce27">
            <text:p>L65x50x8</text:p>
          </table:table-cell>
          <table:table-cell table:style-name="ce15"/>
          <table:table-cell office:value-type="string" office:string-value="synonyms&quot;:[&quot;H65/50/8&quot;,&quot;L65/50/8&quot;,&quot;L65x50x8&quot;,&quot;L65x50x8&quot;]}]}," table:formula="of:= &quot;synonyms&quot;&amp;&quot;&quot;&quot;&quot;&amp;&quot;:[&quot;&amp;&quot;&quot;&quot;&quot;&amp;[.K122]&amp;&quot;&quot;&quot;&quot;&amp;&quot;,&quot;&amp;&quot;&quot;&quot;&quot;&amp;[.L122]&amp;&quot;&quot;&quot;&quot;&amp;&quot;,&quot;&amp;&quot;&quot;&quot;&quot;&amp;[.M122]&amp;&quot;&quot;&quot;&quot;&amp;&quot;,&quot;&amp;&quot;&quot;&quot;&quot;&amp;[.N122]&amp;&quot;&quot;&quot;&quot;&amp;&quot;]}]},&quot;" table:style-name="ce28">
            <text:p>synonyms":["H65/50/8","L65/50/8","L65x50x8","L65x50x8"]}]},</text:p>
          </table:table-cell>
          <table:table-cell office:value-type="string" office:string-value="{&quot;L65/50/8&quot;: [{&quot;shape_coords&quot;:[65,50,8,8,11,5.5,25,32.5],&quot;shape_name&quot;:&quot;LAngle&quot;,&quot;synonyms&quot;:[&quot;H65/50/8&quot;,&quot;L65/50/8&quot;,&quot;L65x50x8&quot;,&quot;L65x50x8&quot;]}]}," table:formula="of:=&quot;{&quot; &amp; &quot;&quot;&quot;&quot;&amp;[.A122]&amp;&quot;&quot;&quot;&quot;&amp;&quot;: [{&quot;&quot;&quot; &amp;&quot;shape_coords&quot;&amp;&quot;&quot;&quot;&quot; &amp; &quot;:&quot; &amp; &quot;[&quot; &amp; [.B122] &amp; &quot;,&quot; &amp;[.C122] &amp; &quot;,&quot; &amp;[.D122]&amp; &quot;,&quot; &amp;[.E122]&amp; &quot;,&quot; &amp;[.F122]&amp; &quot;,&quot; &amp;[.G122]&amp; &quot;,&quot; &amp;[.H122]&amp; &quot;,&quot; &amp;[.I122] &amp; &quot;],&quot; &amp; &quot;&quot;&quot;&quot; &amp;&quot;shape_name&quot;&amp;&quot;&quot;&quot;&quot; &amp; &quot;:&quot; &amp; &quot;&quot;&quot;&quot; &amp;[.J122] &amp; &quot;&quot;&quot;&quot; &amp; &quot;,&quot; &amp; &quot;&quot;&quot;&quot;&amp;[.P122]" table:style-name="ce11">
            <text:p>{"L65/50/8": [{"shape_coords":[65,50,8,8,11,5.5,25,32.5],"shape_name":"LAngle","synonyms":["H65/50/8","L65/50/8","L65x50x8","L65x5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65/50/9</text:p>
          </table:table-cell>
          <table:table-cell office:value-type="float" office:value="65" table:style-name="ce26">
            <text:p>65</text:p>
          </table:table-cell>
          <table:table-cell office:value-type="float" office:value="50" table:style-name="ce26">
            <text:p>50</text:p>
          </table:table-cell>
          <table:table-cell office:value-type="float" office:value="9" table:style-name="ce26">
            <text:p>9</text:p>
          </table:table-cell>
          <table:table-cell office:value-type="float" office:value="9" table:style-name="ce26">
            <text:p>9</text:p>
          </table:table-cell>
          <table:table-cell office:value-type="float" office:value="12" table:style-name="ce27">
            <text:p>12</text:p>
          </table:table-cell>
          <table:table-cell office:value-type="float" office:value="6" table:style-name="ce27">
            <text:p>6</text:p>
          </table:table-cell>
          <table:table-cell office:value-type="float" office:value="25" table:style-name="ce27">
            <text:p>25</text:p>
          </table:table-cell>
          <table:table-cell office:value-type="string" table:style-name="ce27">
            <text:p>32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65/50/9</text:p>
          </table:table-cell>
          <table:table-cell office:value-type="string" table:style-name="ce26">
            <text:p>L65/50/9</text:p>
          </table:table-cell>
          <table:table-cell office:value-type="string" table:style-name="ce26">
            <text:p>L65x50x9</text:p>
          </table:table-cell>
          <table:table-cell office:value-type="string" table:style-name="ce27">
            <text:p>L65x50x9</text:p>
          </table:table-cell>
          <table:table-cell table:style-name="ce15"/>
          <table:table-cell office:value-type="string" office:string-value="synonyms&quot;:[&quot;H65/50/9&quot;,&quot;L65/50/9&quot;,&quot;L65x50x9&quot;,&quot;L65x50x9&quot;]}]}," table:formula="of:= &quot;synonyms&quot;&amp;&quot;&quot;&quot;&quot;&amp;&quot;:[&quot;&amp;&quot;&quot;&quot;&quot;&amp;[.K123]&amp;&quot;&quot;&quot;&quot;&amp;&quot;,&quot;&amp;&quot;&quot;&quot;&quot;&amp;[.L123]&amp;&quot;&quot;&quot;&quot;&amp;&quot;,&quot;&amp;&quot;&quot;&quot;&quot;&amp;[.M123]&amp;&quot;&quot;&quot;&quot;&amp;&quot;,&quot;&amp;&quot;&quot;&quot;&quot;&amp;[.N123]&amp;&quot;&quot;&quot;&quot;&amp;&quot;]}]},&quot;" table:style-name="ce28">
            <text:p>synonyms":["H65/50/9","L65/50/9","L65x50x9","L65x50x9"]}]},</text:p>
          </table:table-cell>
          <table:table-cell office:value-type="string" office:string-value="{&quot;L65/50/9&quot;: [{&quot;shape_coords&quot;:[65,50,9,9,12,6,25,32.5],&quot;shape_name&quot;:&quot;LAngle&quot;,&quot;synonyms&quot;:[&quot;H65/50/9&quot;,&quot;L65/50/9&quot;,&quot;L65x50x9&quot;,&quot;L65x50x9&quot;]}]}," table:formula="of:=&quot;{&quot; &amp; &quot;&quot;&quot;&quot;&amp;[.A123]&amp;&quot;&quot;&quot;&quot;&amp;&quot;: [{&quot;&quot;&quot; &amp;&quot;shape_coords&quot;&amp;&quot;&quot;&quot;&quot; &amp; &quot;:&quot; &amp; &quot;[&quot; &amp; [.B123] &amp; &quot;,&quot; &amp;[.C123] &amp; &quot;,&quot; &amp;[.D123]&amp; &quot;,&quot; &amp;[.E123]&amp; &quot;,&quot; &amp;[.F123]&amp; &quot;,&quot; &amp;[.G123]&amp; &quot;,&quot; &amp;[.H123]&amp; &quot;,&quot; &amp;[.I123] &amp; &quot;],&quot; &amp; &quot;&quot;&quot;&quot; &amp;&quot;shape_name&quot;&amp;&quot;&quot;&quot;&quot; &amp; &quot;:&quot; &amp; &quot;&quot;&quot;&quot; &amp;[.J123] &amp; &quot;&quot;&quot;&quot; &amp; &quot;,&quot; &amp; &quot;&quot;&quot;&quot;&amp;[.P123]" table:style-name="ce11">
            <text:p>{"L65/50/9": [{"shape_coords":[65,50,9,9,12,6,25,32.5],"shape_name":"LAngle","synonyms":["H65/50/9","L65/50/9","L65x50x9","L65x50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75/50/5</text:p>
          </table:table-cell>
          <table:table-cell office:value-type="float" office:value="75" table:style-name="ce26">
            <text:p>75</text:p>
          </table:table-cell>
          <table:table-cell office:value-type="float" office:value="50" table:style-name="ce26">
            <text:p>50</text:p>
          </table:table-cell>
          <table:table-cell office:value-type="float" office:value="5" table:style-name="ce26">
            <text:p>5</text:p>
          </table:table-cell>
          <table:table-cell office:value-type="float" office:value="5" table:style-name="ce26">
            <text:p>5</text:p>
          </table:table-cell>
          <table:table-cell office:value-type="float" office:value="85" table:style-name="ce27">
            <text:p>85</text:p>
          </table:table-cell>
          <table:table-cell office:value-type="string" table:style-name="ce27">
            <text:p>42.5</text:p>
          </table:table-cell>
          <table:table-cell office:value-type="float" office:value="25" table:style-name="ce27">
            <text:p>25</text:p>
          </table:table-cell>
          <table:table-cell office:value-type="string" table:style-name="ce27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75/50/5</text:p>
          </table:table-cell>
          <table:table-cell office:value-type="string" table:style-name="ce26">
            <text:p>L75/50/5</text:p>
          </table:table-cell>
          <table:table-cell office:value-type="string" table:style-name="ce26">
            <text:p>L75x50x5</text:p>
          </table:table-cell>
          <table:table-cell office:value-type="string" table:style-name="ce27">
            <text:p>L75x50x5</text:p>
          </table:table-cell>
          <table:table-cell table:style-name="ce15"/>
          <table:table-cell office:value-type="string" office:string-value="synonyms&quot;:[&quot;H75/50/5&quot;,&quot;L75/50/5&quot;,&quot;L75x50x5&quot;,&quot;L75x50x5&quot;]}]}," table:formula="of:= &quot;synonyms&quot;&amp;&quot;&quot;&quot;&quot;&amp;&quot;:[&quot;&amp;&quot;&quot;&quot;&quot;&amp;[.K124]&amp;&quot;&quot;&quot;&quot;&amp;&quot;,&quot;&amp;&quot;&quot;&quot;&quot;&amp;[.L124]&amp;&quot;&quot;&quot;&quot;&amp;&quot;,&quot;&amp;&quot;&quot;&quot;&quot;&amp;[.M124]&amp;&quot;&quot;&quot;&quot;&amp;&quot;,&quot;&amp;&quot;&quot;&quot;&quot;&amp;[.N124]&amp;&quot;&quot;&quot;&quot;&amp;&quot;]}]},&quot;" table:style-name="ce28">
            <text:p>synonyms":["H75/50/5","L75/50/5","L75x50x5","L75x50x5"]}]},</text:p>
          </table:table-cell>
          <table:table-cell office:value-type="string" office:string-value="{&quot;L75/50/5&quot;: [{&quot;shape_coords&quot;:[75,50,5,5,85,42.5,25,37.5],&quot;shape_name&quot;:&quot;LAngle&quot;,&quot;synonyms&quot;:[&quot;H75/50/5&quot;,&quot;L75/50/5&quot;,&quot;L75x50x5&quot;,&quot;L75x50x5&quot;]}]}," table:formula="of:=&quot;{&quot; &amp; &quot;&quot;&quot;&quot;&amp;[.A124]&amp;&quot;&quot;&quot;&quot;&amp;&quot;: [{&quot;&quot;&quot; &amp;&quot;shape_coords&quot;&amp;&quot;&quot;&quot;&quot; &amp; &quot;:&quot; &amp; &quot;[&quot; &amp; [.B124] &amp; &quot;,&quot; &amp;[.C124] &amp; &quot;,&quot; &amp;[.D124]&amp; &quot;,&quot; &amp;[.E124]&amp; &quot;,&quot; &amp;[.F124]&amp; &quot;,&quot; &amp;[.G124]&amp; &quot;,&quot; &amp;[.H124]&amp; &quot;,&quot; &amp;[.I124] &amp; &quot;],&quot; &amp; &quot;&quot;&quot;&quot; &amp;&quot;shape_name&quot;&amp;&quot;&quot;&quot;&quot; &amp; &quot;:&quot; &amp; &quot;&quot;&quot;&quot; &amp;[.J124] &amp; &quot;&quot;&quot;&quot; &amp; &quot;,&quot; &amp; &quot;&quot;&quot;&quot;&amp;[.P124]" table:style-name="ce11">
            <text:p>{"L75/50/5": [{"shape_coords":[75,50,5,5,85,42.5,25,37.5],"shape_name":"LAngle","synonyms":["H75/50/5","L75/50/5","L75x50x5","L75x50x5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75/50/6</text:p>
          </table:table-cell>
          <table:table-cell office:value-type="float" office:value="75" table:style-name="ce26">
            <text:p>75</text:p>
          </table:table-cell>
          <table:table-cell office:value-type="float" office:value="50" table:style-name="ce26">
            <text:p>50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float" office:value="95" table:style-name="ce27">
            <text:p>95</text:p>
          </table:table-cell>
          <table:table-cell office:value-type="string" table:style-name="ce27">
            <text:p>47.5</text:p>
          </table:table-cell>
          <table:table-cell office:value-type="float" office:value="25" table:style-name="ce27">
            <text:p>25</text:p>
          </table:table-cell>
          <table:table-cell office:value-type="string" table:style-name="ce27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75/50/6</text:p>
          </table:table-cell>
          <table:table-cell office:value-type="string" table:style-name="ce26">
            <text:p>L75/50/6</text:p>
          </table:table-cell>
          <table:table-cell office:value-type="string" table:style-name="ce26">
            <text:p>L75x50x6</text:p>
          </table:table-cell>
          <table:table-cell office:value-type="string" table:style-name="ce27">
            <text:p>L75x50x6</text:p>
          </table:table-cell>
          <table:table-cell table:style-name="ce15"/>
          <table:table-cell office:value-type="string" office:string-value="synonyms&quot;:[&quot;H75/50/6&quot;,&quot;L75/50/6&quot;,&quot;L75x50x6&quot;,&quot;L75x50x6&quot;]}]}," table:formula="of:= &quot;synonyms&quot;&amp;&quot;&quot;&quot;&quot;&amp;&quot;:[&quot;&amp;&quot;&quot;&quot;&quot;&amp;[.K125]&amp;&quot;&quot;&quot;&quot;&amp;&quot;,&quot;&amp;&quot;&quot;&quot;&quot;&amp;[.L125]&amp;&quot;&quot;&quot;&quot;&amp;&quot;,&quot;&amp;&quot;&quot;&quot;&quot;&amp;[.M125]&amp;&quot;&quot;&quot;&quot;&amp;&quot;,&quot;&amp;&quot;&quot;&quot;&quot;&amp;[.N125]&amp;&quot;&quot;&quot;&quot;&amp;&quot;]}]},&quot;" table:style-name="ce28">
            <text:p>synonyms":["H75/50/6","L75/50/6","L75x50x6","L75x50x6"]}]},</text:p>
          </table:table-cell>
          <table:table-cell office:value-type="string" office:string-value="{&quot;L75/50/6&quot;: [{&quot;shape_coords&quot;:[75,50,6,6,95,47.5,25,37.5],&quot;shape_name&quot;:&quot;LAngle&quot;,&quot;synonyms&quot;:[&quot;H75/50/6&quot;,&quot;L75/50/6&quot;,&quot;L75x50x6&quot;,&quot;L75x50x6&quot;]}]}," table:formula="of:=&quot;{&quot; &amp; &quot;&quot;&quot;&quot;&amp;[.A125]&amp;&quot;&quot;&quot;&quot;&amp;&quot;: [{&quot;&quot;&quot; &amp;&quot;shape_coords&quot;&amp;&quot;&quot;&quot;&quot; &amp; &quot;:&quot; &amp; &quot;[&quot; &amp; [.B125] &amp; &quot;,&quot; &amp;[.C125] &amp; &quot;,&quot; &amp;[.D125]&amp; &quot;,&quot; &amp;[.E125]&amp; &quot;,&quot; &amp;[.F125]&amp; &quot;,&quot; &amp;[.G125]&amp; &quot;,&quot; &amp;[.H125]&amp; &quot;,&quot; &amp;[.I125] &amp; &quot;],&quot; &amp; &quot;&quot;&quot;&quot; &amp;&quot;shape_name&quot;&amp;&quot;&quot;&quot;&quot; &amp; &quot;:&quot; &amp; &quot;&quot;&quot;&quot; &amp;[.J125] &amp; &quot;&quot;&quot;&quot; &amp; &quot;,&quot; &amp; &quot;&quot;&quot;&quot;&amp;[.P125]" table:style-name="ce11">
            <text:p>{"L75/50/6": [{"shape_coords":[75,50,6,6,95,47.5,25,37.5],"shape_name":"LAngle","synonyms":["H75/50/6","L75/50/6","L75x50x6","L75x5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75/50/7</text:p>
          </table:table-cell>
          <table:table-cell office:value-type="float" office:value="75" table:style-name="ce26">
            <text:p>75</text:p>
          </table:table-cell>
          <table:table-cell office:value-type="float" office:value="50" table:style-name="ce26">
            <text:p>50</text:p>
          </table:table-cell>
          <table:table-cell office:value-type="float" office:value="7" table:style-name="ce26">
            <text:p>7</text:p>
          </table:table-cell>
          <table:table-cell office:value-type="float" office:value="7" table:style-name="ce26">
            <text:p>7</text:p>
          </table:table-cell>
          <table:table-cell office:value-type="float" office:value="10" table:style-name="ce27">
            <text:p>10</text:p>
          </table:table-cell>
          <table:table-cell office:value-type="float" office:value="5" table:style-name="ce27">
            <text:p>5</text:p>
          </table:table-cell>
          <table:table-cell office:value-type="float" office:value="25" table:style-name="ce27">
            <text:p>25</text:p>
          </table:table-cell>
          <table:table-cell office:value-type="string" table:style-name="ce27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75/50/7</text:p>
          </table:table-cell>
          <table:table-cell office:value-type="string" table:style-name="ce26">
            <text:p>L75/50/7</text:p>
          </table:table-cell>
          <table:table-cell office:value-type="string" table:style-name="ce26">
            <text:p>L75x50x7</text:p>
          </table:table-cell>
          <table:table-cell office:value-type="string" table:style-name="ce27">
            <text:p>L75x50x7</text:p>
          </table:table-cell>
          <table:table-cell table:style-name="ce15"/>
          <table:table-cell office:value-type="string" office:string-value="synonyms&quot;:[&quot;H75/50/7&quot;,&quot;L75/50/7&quot;,&quot;L75x50x7&quot;,&quot;L75x50x7&quot;]}]}," table:formula="of:= &quot;synonyms&quot;&amp;&quot;&quot;&quot;&quot;&amp;&quot;:[&quot;&amp;&quot;&quot;&quot;&quot;&amp;[.K126]&amp;&quot;&quot;&quot;&quot;&amp;&quot;,&quot;&amp;&quot;&quot;&quot;&quot;&amp;[.L126]&amp;&quot;&quot;&quot;&quot;&amp;&quot;,&quot;&amp;&quot;&quot;&quot;&quot;&amp;[.M126]&amp;&quot;&quot;&quot;&quot;&amp;&quot;,&quot;&amp;&quot;&quot;&quot;&quot;&amp;[.N126]&amp;&quot;&quot;&quot;&quot;&amp;&quot;]}]},&quot;" table:style-name="ce28">
            <text:p>synonyms":["H75/50/7","L75/50/7","L75x50x7","L75x50x7"]}]},</text:p>
          </table:table-cell>
          <table:table-cell office:value-type="string" office:string-value="{&quot;L75/50/7&quot;: [{&quot;shape_coords&quot;:[75,50,7,7,10,5,25,37.5],&quot;shape_name&quot;:&quot;LAngle&quot;,&quot;synonyms&quot;:[&quot;H75/50/7&quot;,&quot;L75/50/7&quot;,&quot;L75x50x7&quot;,&quot;L75x50x7&quot;]}]}," table:formula="of:=&quot;{&quot; &amp; &quot;&quot;&quot;&quot;&amp;[.A126]&amp;&quot;&quot;&quot;&quot;&amp;&quot;: [{&quot;&quot;&quot; &amp;&quot;shape_coords&quot;&amp;&quot;&quot;&quot;&quot; &amp; &quot;:&quot; &amp; &quot;[&quot; &amp; [.B126] &amp; &quot;,&quot; &amp;[.C126] &amp; &quot;,&quot; &amp;[.D126]&amp; &quot;,&quot; &amp;[.E126]&amp; &quot;,&quot; &amp;[.F126]&amp; &quot;,&quot; &amp;[.G126]&amp; &quot;,&quot; &amp;[.H126]&amp; &quot;,&quot; &amp;[.I126] &amp; &quot;],&quot; &amp; &quot;&quot;&quot;&quot; &amp;&quot;shape_name&quot;&amp;&quot;&quot;&quot;&quot; &amp; &quot;:&quot; &amp; &quot;&quot;&quot;&quot; &amp;[.J126] &amp; &quot;&quot;&quot;&quot; &amp; &quot;,&quot; &amp; &quot;&quot;&quot;&quot;&amp;[.P126]" table:style-name="ce11">
            <text:p>{"L75/50/7": [{"shape_coords":[75,50,7,7,10,5,25,37.5],"shape_name":"LAngle","synonyms":["H75/50/7","L75/50/7","L75x50x7","L75x5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75/55/7</text:p>
          </table:table-cell>
          <table:table-cell office:value-type="float" office:value="75" table:style-name="ce26">
            <text:p>75</text:p>
          </table:table-cell>
          <table:table-cell office:value-type="float" office:value="55" table:style-name="ce26">
            <text:p>55</text:p>
          </table:table-cell>
          <table:table-cell office:value-type="float" office:value="7" table:style-name="ce26">
            <text:p>7</text:p>
          </table:table-cell>
          <table:table-cell office:value-type="float" office:value="7" table:style-name="ce26">
            <text:p>7</text:p>
          </table:table-cell>
          <table:table-cell office:value-type="float" office:value="10" table:style-name="ce27">
            <text:p>10</text:p>
          </table:table-cell>
          <table:table-cell office:value-type="float" office:value="5" table:style-name="ce27">
            <text:p>5</text:p>
          </table:table-cell>
          <table:table-cell office:value-type="string" table:style-name="ce27">
            <text:p>27.5</text:p>
          </table:table-cell>
          <table:table-cell office:value-type="string" table:style-name="ce27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75/55/7</text:p>
          </table:table-cell>
          <table:table-cell office:value-type="string" table:style-name="ce26">
            <text:p>L75/55/7</text:p>
          </table:table-cell>
          <table:table-cell office:value-type="string" table:style-name="ce26">
            <text:p>L75x55x7</text:p>
          </table:table-cell>
          <table:table-cell office:value-type="string" table:style-name="ce27">
            <text:p>L75x55x7</text:p>
          </table:table-cell>
          <table:table-cell table:style-name="ce15"/>
          <table:table-cell office:value-type="string" office:string-value="synonyms&quot;:[&quot;H75/55/7&quot;,&quot;L75/55/7&quot;,&quot;L75x55x7&quot;,&quot;L75x55x7&quot;]}]}," table:formula="of:= &quot;synonyms&quot;&amp;&quot;&quot;&quot;&quot;&amp;&quot;:[&quot;&amp;&quot;&quot;&quot;&quot;&amp;[.K127]&amp;&quot;&quot;&quot;&quot;&amp;&quot;,&quot;&amp;&quot;&quot;&quot;&quot;&amp;[.L127]&amp;&quot;&quot;&quot;&quot;&amp;&quot;,&quot;&amp;&quot;&quot;&quot;&quot;&amp;[.M127]&amp;&quot;&quot;&quot;&quot;&amp;&quot;,&quot;&amp;&quot;&quot;&quot;&quot;&amp;[.N127]&amp;&quot;&quot;&quot;&quot;&amp;&quot;]}]},&quot;" table:style-name="ce28">
            <text:p>synonyms":["H75/55/7","L75/55/7","L75x55x7","L75x55x7"]}]},</text:p>
          </table:table-cell>
          <table:table-cell office:value-type="string" office:string-value="{&quot;L75/55/7&quot;: [{&quot;shape_coords&quot;:[75,55,7,7,10,5,27.5,37.5],&quot;shape_name&quot;:&quot;LAngle&quot;,&quot;synonyms&quot;:[&quot;H75/55/7&quot;,&quot;L75/55/7&quot;,&quot;L75x55x7&quot;,&quot;L75x55x7&quot;]}]}," table:formula="of:=&quot;{&quot; &amp; &quot;&quot;&quot;&quot;&amp;[.A127]&amp;&quot;&quot;&quot;&quot;&amp;&quot;: [{&quot;&quot;&quot; &amp;&quot;shape_coords&quot;&amp;&quot;&quot;&quot;&quot; &amp; &quot;:&quot; &amp; &quot;[&quot; &amp; [.B127] &amp; &quot;,&quot; &amp;[.C127] &amp; &quot;,&quot; &amp;[.D127]&amp; &quot;,&quot; &amp;[.E127]&amp; &quot;,&quot; &amp;[.F127]&amp; &quot;,&quot; &amp;[.G127]&amp; &quot;,&quot; &amp;[.H127]&amp; &quot;,&quot; &amp;[.I127] &amp; &quot;],&quot; &amp; &quot;&quot;&quot;&quot; &amp;&quot;shape_name&quot;&amp;&quot;&quot;&quot;&quot; &amp; &quot;:&quot; &amp; &quot;&quot;&quot;&quot; &amp;[.J127] &amp; &quot;&quot;&quot;&quot; &amp; &quot;,&quot; &amp; &quot;&quot;&quot;&quot;&amp;[.P127]" table:style-name="ce11">
            <text:p>{"L75/55/7": [{"shape_coords":[75,55,7,7,10,5,27.5,37.5],"shape_name":"LAngle","synonyms":["H75/55/7","L75/55/7","L75x55x7","L75x55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75/65/6</text:p>
          </table:table-cell>
          <table:table-cell office:value-type="float" office:value="75" table:style-name="ce26">
            <text:p>75</text:p>
          </table:table-cell>
          <table:table-cell office:value-type="float" office:value="65" table:style-name="ce26">
            <text:p>65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float" office:value="10" table:style-name="ce27">
            <text:p>10</text:p>
          </table:table-cell>
          <table:table-cell office:value-type="float" office:value="5" table:style-name="ce27">
            <text:p>5</text:p>
          </table:table-cell>
          <table:table-cell office:value-type="string" table:style-name="ce27">
            <text:p>32.5</text:p>
          </table:table-cell>
          <table:table-cell office:value-type="string" table:style-name="ce27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75/65/6</text:p>
          </table:table-cell>
          <table:table-cell office:value-type="string" table:style-name="ce26">
            <text:p>L75/65/6</text:p>
          </table:table-cell>
          <table:table-cell office:value-type="string" table:style-name="ce26">
            <text:p>L75x65x6</text:p>
          </table:table-cell>
          <table:table-cell office:value-type="string" table:style-name="ce27">
            <text:p>L75x65x6</text:p>
          </table:table-cell>
          <table:table-cell table:style-name="ce15"/>
          <table:table-cell office:value-type="string" office:string-value="synonyms&quot;:[&quot;H75/65/6&quot;,&quot;L75/65/6&quot;,&quot;L75x65x6&quot;,&quot;L75x65x6&quot;]}]}," table:formula="of:= &quot;synonyms&quot;&amp;&quot;&quot;&quot;&quot;&amp;&quot;:[&quot;&amp;&quot;&quot;&quot;&quot;&amp;[.K128]&amp;&quot;&quot;&quot;&quot;&amp;&quot;,&quot;&amp;&quot;&quot;&quot;&quot;&amp;[.L128]&amp;&quot;&quot;&quot;&quot;&amp;&quot;,&quot;&amp;&quot;&quot;&quot;&quot;&amp;[.M128]&amp;&quot;&quot;&quot;&quot;&amp;&quot;,&quot;&amp;&quot;&quot;&quot;&quot;&amp;[.N128]&amp;&quot;&quot;&quot;&quot;&amp;&quot;]}]},&quot;" table:style-name="ce28">
            <text:p>synonyms":["H75/65/6","L75/65/6","L75x65x6","L75x65x6"]}]},</text:p>
          </table:table-cell>
          <table:table-cell office:value-type="string" office:string-value="{&quot;L75/65/6&quot;: [{&quot;shape_coords&quot;:[75,65,6,6,10,5,32.5,37.5],&quot;shape_name&quot;:&quot;LAngle&quot;,&quot;synonyms&quot;:[&quot;H75/65/6&quot;,&quot;L75/65/6&quot;,&quot;L75x65x6&quot;,&quot;L75x65x6&quot;]}]}," table:formula="of:=&quot;{&quot; &amp; &quot;&quot;&quot;&quot;&amp;[.A128]&amp;&quot;&quot;&quot;&quot;&amp;&quot;: [{&quot;&quot;&quot; &amp;&quot;shape_coords&quot;&amp;&quot;&quot;&quot;&quot; &amp; &quot;:&quot; &amp; &quot;[&quot; &amp; [.B128] &amp; &quot;,&quot; &amp;[.C128] &amp; &quot;,&quot; &amp;[.D128]&amp; &quot;,&quot; &amp;[.E128]&amp; &quot;,&quot; &amp;[.F128]&amp; &quot;,&quot; &amp;[.G128]&amp; &quot;,&quot; &amp;[.H128]&amp; &quot;,&quot; &amp;[.I128] &amp; &quot;],&quot; &amp; &quot;&quot;&quot;&quot; &amp;&quot;shape_name&quot;&amp;&quot;&quot;&quot;&quot; &amp; &quot;:&quot; &amp; &quot;&quot;&quot;&quot; &amp;[.J128] &amp; &quot;&quot;&quot;&quot; &amp; &quot;,&quot; &amp; &quot;&quot;&quot;&quot;&amp;[.P128]" table:style-name="ce11">
            <text:p>{"L75/65/6": [{"shape_coords":[75,65,6,6,10,5,32.5,37.5],"shape_name":"LAngle","synonyms":["H75/65/6","L75/65/6","L75x65x6","L75x65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75/65/7</text:p>
          </table:table-cell>
          <table:table-cell office:value-type="float" office:value="75" table:style-name="ce26">
            <text:p>75</text:p>
          </table:table-cell>
          <table:table-cell office:value-type="float" office:value="65" table:style-name="ce26">
            <text:p>65</text:p>
          </table:table-cell>
          <table:table-cell office:value-type="float" office:value="7" table:style-name="ce26">
            <text:p>7</text:p>
          </table:table-cell>
          <table:table-cell office:value-type="float" office:value="7" table:style-name="ce26">
            <text:p>7</text:p>
          </table:table-cell>
          <table:table-cell office:value-type="float" office:value="11" table:style-name="ce27">
            <text:p>11</text:p>
          </table:table-cell>
          <table:table-cell office:value-type="string" table:style-name="ce27">
            <text:p>5.5</text:p>
          </table:table-cell>
          <table:table-cell office:value-type="string" table:style-name="ce27">
            <text:p>32.5</text:p>
          </table:table-cell>
          <table:table-cell office:value-type="string" table:style-name="ce27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75/65/7</text:p>
          </table:table-cell>
          <table:table-cell office:value-type="string" table:style-name="ce26">
            <text:p>L75/65/7</text:p>
          </table:table-cell>
          <table:table-cell office:value-type="string" table:style-name="ce26">
            <text:p>L75x65x7</text:p>
          </table:table-cell>
          <table:table-cell office:value-type="string" table:style-name="ce27">
            <text:p>L75x65x7</text:p>
          </table:table-cell>
          <table:table-cell table:style-name="ce15"/>
          <table:table-cell office:value-type="string" office:string-value="synonyms&quot;:[&quot;H75/65/7&quot;,&quot;L75/65/7&quot;,&quot;L75x65x7&quot;,&quot;L75x65x7&quot;]}]}," table:formula="of:= &quot;synonyms&quot;&amp;&quot;&quot;&quot;&quot;&amp;&quot;:[&quot;&amp;&quot;&quot;&quot;&quot;&amp;[.K129]&amp;&quot;&quot;&quot;&quot;&amp;&quot;,&quot;&amp;&quot;&quot;&quot;&quot;&amp;[.L129]&amp;&quot;&quot;&quot;&quot;&amp;&quot;,&quot;&amp;&quot;&quot;&quot;&quot;&amp;[.M129]&amp;&quot;&quot;&quot;&quot;&amp;&quot;,&quot;&amp;&quot;&quot;&quot;&quot;&amp;[.N129]&amp;&quot;&quot;&quot;&quot;&amp;&quot;]}]},&quot;" table:style-name="ce28">
            <text:p>synonyms":["H75/65/7","L75/65/7","L75x65x7","L75x65x7"]}]},</text:p>
          </table:table-cell>
          <table:table-cell office:value-type="string" office:string-value="{&quot;L75/65/7&quot;: [{&quot;shape_coords&quot;:[75,65,7,7,11,5.5,32.5,37.5],&quot;shape_name&quot;:&quot;LAngle&quot;,&quot;synonyms&quot;:[&quot;H75/65/7&quot;,&quot;L75/65/7&quot;,&quot;L75x65x7&quot;,&quot;L75x65x7&quot;]}]}," table:formula="of:=&quot;{&quot; &amp; &quot;&quot;&quot;&quot;&amp;[.A129]&amp;&quot;&quot;&quot;&quot;&amp;&quot;: [{&quot;&quot;&quot; &amp;&quot;shape_coords&quot;&amp;&quot;&quot;&quot;&quot; &amp; &quot;:&quot; &amp; &quot;[&quot; &amp; [.B129] &amp; &quot;,&quot; &amp;[.C129] &amp; &quot;,&quot; &amp;[.D129]&amp; &quot;,&quot; &amp;[.E129]&amp; &quot;,&quot; &amp;[.F129]&amp; &quot;,&quot; &amp;[.G129]&amp; &quot;,&quot; &amp;[.H129]&amp; &quot;,&quot; &amp;[.I129] &amp; &quot;],&quot; &amp; &quot;&quot;&quot;&quot; &amp;&quot;shape_name&quot;&amp;&quot;&quot;&quot;&quot; &amp; &quot;:&quot; &amp; &quot;&quot;&quot;&quot; &amp;[.J129] &amp; &quot;&quot;&quot;&quot; &amp; &quot;,&quot; &amp; &quot;&quot;&quot;&quot;&amp;[.P129]" table:style-name="ce11">
            <text:p>{"L75/65/7": [{"shape_coords":[75,65,7,7,11,5.5,32.5,37.5],"shape_name":"LAngle","synonyms":["H75/65/7","L75/65/7","L75x65x7","L75x65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75/65/8</text:p>
          </table:table-cell>
          <table:table-cell office:value-type="float" office:value="75" table:style-name="ce26">
            <text:p>75</text:p>
          </table:table-cell>
          <table:table-cell office:value-type="float" office:value="65" table:style-name="ce26">
            <text:p>65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2" table:style-name="ce27">
            <text:p>12</text:p>
          </table:table-cell>
          <table:table-cell office:value-type="float" office:value="6" table:style-name="ce27">
            <text:p>6</text:p>
          </table:table-cell>
          <table:table-cell office:value-type="string" table:style-name="ce27">
            <text:p>32.5</text:p>
          </table:table-cell>
          <table:table-cell office:value-type="string" table:style-name="ce27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75/65/8</text:p>
          </table:table-cell>
          <table:table-cell office:value-type="string" table:style-name="ce26">
            <text:p>L75/65/8</text:p>
          </table:table-cell>
          <table:table-cell office:value-type="string" table:style-name="ce26">
            <text:p>L75x65x8</text:p>
          </table:table-cell>
          <table:table-cell office:value-type="string" table:style-name="ce27">
            <text:p>L75x65x8</text:p>
          </table:table-cell>
          <table:table-cell table:style-name="ce15"/>
          <table:table-cell office:value-type="string" office:string-value="synonyms&quot;:[&quot;H75/65/8&quot;,&quot;L75/65/8&quot;,&quot;L75x65x8&quot;,&quot;L75x65x8&quot;]}]}," table:formula="of:= &quot;synonyms&quot;&amp;&quot;&quot;&quot;&quot;&amp;&quot;:[&quot;&amp;&quot;&quot;&quot;&quot;&amp;[.K130]&amp;&quot;&quot;&quot;&quot;&amp;&quot;,&quot;&amp;&quot;&quot;&quot;&quot;&amp;[.L130]&amp;&quot;&quot;&quot;&quot;&amp;&quot;,&quot;&amp;&quot;&quot;&quot;&quot;&amp;[.M130]&amp;&quot;&quot;&quot;&quot;&amp;&quot;,&quot;&amp;&quot;&quot;&quot;&quot;&amp;[.N130]&amp;&quot;&quot;&quot;&quot;&amp;&quot;]}]},&quot;" table:style-name="ce28">
            <text:p>synonyms":["H75/65/8","L75/65/8","L75x65x8","L75x65x8"]}]},</text:p>
          </table:table-cell>
          <table:table-cell office:value-type="string" office:string-value="{&quot;L75/65/8&quot;: [{&quot;shape_coords&quot;:[75,65,8,8,12,6,32.5,37.5],&quot;shape_name&quot;:&quot;LAngle&quot;,&quot;synonyms&quot;:[&quot;H75/65/8&quot;,&quot;L75/65/8&quot;,&quot;L75x65x8&quot;,&quot;L75x65x8&quot;]}]}," table:formula="of:=&quot;{&quot; &amp; &quot;&quot;&quot;&quot;&amp;[.A130]&amp;&quot;&quot;&quot;&quot;&amp;&quot;: [{&quot;&quot;&quot; &amp;&quot;shape_coords&quot;&amp;&quot;&quot;&quot;&quot; &amp; &quot;:&quot; &amp; &quot;[&quot; &amp; [.B130] &amp; &quot;,&quot; &amp;[.C130] &amp; &quot;,&quot; &amp;[.D130]&amp; &quot;,&quot; &amp;[.E130]&amp; &quot;,&quot; &amp;[.F130]&amp; &quot;,&quot; &amp;[.G130]&amp; &quot;,&quot; &amp;[.H130]&amp; &quot;,&quot; &amp;[.I130] &amp; &quot;],&quot; &amp; &quot;&quot;&quot;&quot; &amp;&quot;shape_name&quot;&amp;&quot;&quot;&quot;&quot; &amp; &quot;:&quot; &amp; &quot;&quot;&quot;&quot; &amp;[.J130] &amp; &quot;&quot;&quot;&quot; &amp; &quot;,&quot; &amp; &quot;&quot;&quot;&quot;&amp;[.P130]" table:style-name="ce11">
            <text:p>{"L75/65/8": [{"shape_coords":[75,65,8,8,12,6,32.5,37.5],"shape_name":"LAngle","synonyms":["H75/65/8","L75/65/8","L75x65x8","L75x6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75/65/10</text:p>
          </table:table-cell>
          <table:table-cell office:value-type="float" office:value="75" table:style-name="ce26">
            <text:p>75</text:p>
          </table:table-cell>
          <table:table-cell office:value-type="float" office:value="65" table:style-name="ce26">
            <text:p>65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float" office:value="14" table:style-name="ce27">
            <text:p>14</text:p>
          </table:table-cell>
          <table:table-cell office:value-type="float" office:value="7" table:style-name="ce27">
            <text:p>7</text:p>
          </table:table-cell>
          <table:table-cell office:value-type="string" table:style-name="ce27">
            <text:p>32.5</text:p>
          </table:table-cell>
          <table:table-cell office:value-type="string" table:style-name="ce27">
            <text:p>37.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75/65/10</text:p>
          </table:table-cell>
          <table:table-cell office:value-type="string" table:style-name="ce26">
            <text:p>L75/65/10</text:p>
          </table:table-cell>
          <table:table-cell office:value-type="string" table:style-name="ce26">
            <text:p>L75x65x10</text:p>
          </table:table-cell>
          <table:table-cell office:value-type="string" table:style-name="ce27">
            <text:p>L75x65x10</text:p>
          </table:table-cell>
          <table:table-cell table:style-name="ce15"/>
          <table:table-cell office:value-type="string" office:string-value="synonyms&quot;:[&quot;H75/65/10&quot;,&quot;L75/65/10&quot;,&quot;L75x65x10&quot;,&quot;L75x65x10&quot;]}]}," table:formula="of:= &quot;synonyms&quot;&amp;&quot;&quot;&quot;&quot;&amp;&quot;:[&quot;&amp;&quot;&quot;&quot;&quot;&amp;[.K131]&amp;&quot;&quot;&quot;&quot;&amp;&quot;,&quot;&amp;&quot;&quot;&quot;&quot;&amp;[.L131]&amp;&quot;&quot;&quot;&quot;&amp;&quot;,&quot;&amp;&quot;&quot;&quot;&quot;&amp;[.M131]&amp;&quot;&quot;&quot;&quot;&amp;&quot;,&quot;&amp;&quot;&quot;&quot;&quot;&amp;[.N131]&amp;&quot;&quot;&quot;&quot;&amp;&quot;]}]},&quot;" table:style-name="ce28">
            <text:p>synonyms":["H75/65/10","L75/65/10","L75x65x10","L75x65x10"]}]},</text:p>
          </table:table-cell>
          <table:table-cell office:value-type="string" office:string-value="{&quot;L75/65/10&quot;: [{&quot;shape_coords&quot;:[75,65,10,10,14,7,32.5,37.5],&quot;shape_name&quot;:&quot;LAngle&quot;,&quot;synonyms&quot;:[&quot;H75/65/10&quot;,&quot;L75/65/10&quot;,&quot;L75x65x10&quot;,&quot;L75x65x10&quot;]}]}," table:formula="of:=&quot;{&quot; &amp; &quot;&quot;&quot;&quot;&amp;[.A131]&amp;&quot;&quot;&quot;&quot;&amp;&quot;: [{&quot;&quot;&quot; &amp;&quot;shape_coords&quot;&amp;&quot;&quot;&quot;&quot; &amp; &quot;:&quot; &amp; &quot;[&quot; &amp; [.B131] &amp; &quot;,&quot; &amp;[.C131] &amp; &quot;,&quot; &amp;[.D131]&amp; &quot;,&quot; &amp;[.E131]&amp; &quot;,&quot; &amp;[.F131]&amp; &quot;,&quot; &amp;[.G131]&amp; &quot;,&quot; &amp;[.H131]&amp; &quot;,&quot; &amp;[.I131] &amp; &quot;],&quot; &amp; &quot;&quot;&quot;&quot; &amp;&quot;shape_name&quot;&amp;&quot;&quot;&quot;&quot; &amp; &quot;:&quot; &amp; &quot;&quot;&quot;&quot; &amp;[.J131] &amp; &quot;&quot;&quot;&quot; &amp; &quot;,&quot; &amp; &quot;&quot;&quot;&quot;&amp;[.P131]" table:style-name="ce11">
            <text:p>{"L75/65/10": [{"shape_coords":[75,65,10,10,14,7,32.5,37.5],"shape_name":"LAngle","synonyms":["H75/65/10","L75/65/10","L75x65x10","L75x6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80/40/6</text:p>
          </table:table-cell>
          <table:table-cell office:value-type="float" office:value="80" table:style-name="ce26">
            <text:p>80</text:p>
          </table:table-cell>
          <table:table-cell office:value-type="float" office:value="40" table:style-name="ce26">
            <text:p>40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float" office:value="95" table:style-name="ce27">
            <text:p>95</text:p>
          </table:table-cell>
          <table:table-cell office:value-type="string" table:style-name="ce27">
            <text:p>47.5</text:p>
          </table:table-cell>
          <table:table-cell office:value-type="float" office:value="20" table:style-name="ce27">
            <text:p>20</text:p>
          </table:table-cell>
          <table:table-cell office:value-type="float" office:value="40" table:style-name="ce27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80/40/6</text:p>
          </table:table-cell>
          <table:table-cell office:value-type="string" table:style-name="ce26">
            <text:p>L80/40/6</text:p>
          </table:table-cell>
          <table:table-cell office:value-type="string" table:style-name="ce26">
            <text:p>L80x40x6</text:p>
          </table:table-cell>
          <table:table-cell office:value-type="string" table:style-name="ce27">
            <text:p>L80x40x6</text:p>
          </table:table-cell>
          <table:table-cell table:style-name="ce15"/>
          <table:table-cell office:value-type="string" office:string-value="synonyms&quot;:[&quot;H80/40/6&quot;,&quot;L80/40/6&quot;,&quot;L80x40x6&quot;,&quot;L80x40x6&quot;]}]}," table:formula="of:= &quot;synonyms&quot;&amp;&quot;&quot;&quot;&quot;&amp;&quot;:[&quot;&amp;&quot;&quot;&quot;&quot;&amp;[.K132]&amp;&quot;&quot;&quot;&quot;&amp;&quot;,&quot;&amp;&quot;&quot;&quot;&quot;&amp;[.L132]&amp;&quot;&quot;&quot;&quot;&amp;&quot;,&quot;&amp;&quot;&quot;&quot;&quot;&amp;[.M132]&amp;&quot;&quot;&quot;&quot;&amp;&quot;,&quot;&amp;&quot;&quot;&quot;&quot;&amp;[.N132]&amp;&quot;&quot;&quot;&quot;&amp;&quot;]}]},&quot;" table:style-name="ce28">
            <text:p>synonyms":["H80/40/6","L80/40/6","L80x40x6","L80x40x6"]}]},</text:p>
          </table:table-cell>
          <table:table-cell office:value-type="string" office:string-value="{&quot;L80/40/6&quot;: [{&quot;shape_coords&quot;:[80,40,6,6,95,47.5,20,40],&quot;shape_name&quot;:&quot;LAngle&quot;,&quot;synonyms&quot;:[&quot;H80/40/6&quot;,&quot;L80/40/6&quot;,&quot;L80x40x6&quot;,&quot;L80x40x6&quot;]}]}," table:formula="of:=&quot;{&quot; &amp; &quot;&quot;&quot;&quot;&amp;[.A132]&amp;&quot;&quot;&quot;&quot;&amp;&quot;: [{&quot;&quot;&quot; &amp;&quot;shape_coords&quot;&amp;&quot;&quot;&quot;&quot; &amp; &quot;:&quot; &amp; &quot;[&quot; &amp; [.B132] &amp; &quot;,&quot; &amp;[.C132] &amp; &quot;,&quot; &amp;[.D132]&amp; &quot;,&quot; &amp;[.E132]&amp; &quot;,&quot; &amp;[.F132]&amp; &quot;,&quot; &amp;[.G132]&amp; &quot;,&quot; &amp;[.H132]&amp; &quot;,&quot; &amp;[.I132] &amp; &quot;],&quot; &amp; &quot;&quot;&quot;&quot; &amp;&quot;shape_name&quot;&amp;&quot;&quot;&quot;&quot; &amp; &quot;:&quot; &amp; &quot;&quot;&quot;&quot; &amp;[.J132] &amp; &quot;&quot;&quot;&quot; &amp; &quot;,&quot; &amp; &quot;&quot;&quot;&quot;&amp;[.P132]" table:style-name="ce11">
            <text:p>{"L80/40/6": [{"shape_coords":[80,40,6,6,95,47.5,20,40],"shape_name":"LAngle","synonyms":["H80/40/6","L80/40/6","L80x40x6","L80x4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80/40/7</text:p>
          </table:table-cell>
          <table:table-cell office:value-type="float" office:value="80" table:style-name="ce26">
            <text:p>80</text:p>
          </table:table-cell>
          <table:table-cell office:value-type="float" office:value="40" table:style-name="ce26">
            <text:p>40</text:p>
          </table:table-cell>
          <table:table-cell office:value-type="float" office:value="7" table:style-name="ce26">
            <text:p>7</text:p>
          </table:table-cell>
          <table:table-cell office:value-type="float" office:value="7" table:style-name="ce26">
            <text:p>7</text:p>
          </table:table-cell>
          <table:table-cell office:value-type="float" office:value="10" table:style-name="ce27">
            <text:p>10</text:p>
          </table:table-cell>
          <table:table-cell office:value-type="float" office:value="5" table:style-name="ce27">
            <text:p>5</text:p>
          </table:table-cell>
          <table:table-cell office:value-type="float" office:value="20" table:style-name="ce27">
            <text:p>20</text:p>
          </table:table-cell>
          <table:table-cell office:value-type="float" office:value="40" table:style-name="ce27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80/40/7</text:p>
          </table:table-cell>
          <table:table-cell office:value-type="string" table:style-name="ce26">
            <text:p>L80/40/7</text:p>
          </table:table-cell>
          <table:table-cell office:value-type="string" table:style-name="ce26">
            <text:p>L80x40x7</text:p>
          </table:table-cell>
          <table:table-cell office:value-type="string" table:style-name="ce27">
            <text:p>L80x40x7</text:p>
          </table:table-cell>
          <table:table-cell table:style-name="ce15"/>
          <table:table-cell office:value-type="string" office:string-value="synonyms&quot;:[&quot;H80/40/7&quot;,&quot;L80/40/7&quot;,&quot;L80x40x7&quot;,&quot;L80x40x7&quot;]}]}," table:formula="of:= &quot;synonyms&quot;&amp;&quot;&quot;&quot;&quot;&amp;&quot;:[&quot;&amp;&quot;&quot;&quot;&quot;&amp;[.K133]&amp;&quot;&quot;&quot;&quot;&amp;&quot;,&quot;&amp;&quot;&quot;&quot;&quot;&amp;[.L133]&amp;&quot;&quot;&quot;&quot;&amp;&quot;,&quot;&amp;&quot;&quot;&quot;&quot;&amp;[.M133]&amp;&quot;&quot;&quot;&quot;&amp;&quot;,&quot;&amp;&quot;&quot;&quot;&quot;&amp;[.N133]&amp;&quot;&quot;&quot;&quot;&amp;&quot;]}]},&quot;" table:style-name="ce28">
            <text:p>synonyms":["H80/40/7","L80/40/7","L80x40x7","L80x40x7"]}]},</text:p>
          </table:table-cell>
          <table:table-cell office:value-type="string" office:string-value="{&quot;L80/40/7&quot;: [{&quot;shape_coords&quot;:[80,40,7,7,10,5,20,40],&quot;shape_name&quot;:&quot;LAngle&quot;,&quot;synonyms&quot;:[&quot;H80/40/7&quot;,&quot;L80/40/7&quot;,&quot;L80x40x7&quot;,&quot;L80x40x7&quot;]}]}," table:formula="of:=&quot;{&quot; &amp; &quot;&quot;&quot;&quot;&amp;[.A133]&amp;&quot;&quot;&quot;&quot;&amp;&quot;: [{&quot;&quot;&quot; &amp;&quot;shape_coords&quot;&amp;&quot;&quot;&quot;&quot; &amp; &quot;:&quot; &amp; &quot;[&quot; &amp; [.B133] &amp; &quot;,&quot; &amp;[.C133] &amp; &quot;,&quot; &amp;[.D133]&amp; &quot;,&quot; &amp;[.E133]&amp; &quot;,&quot; &amp;[.F133]&amp; &quot;,&quot; &amp;[.G133]&amp; &quot;,&quot; &amp;[.H133]&amp; &quot;,&quot; &amp;[.I133] &amp; &quot;],&quot; &amp; &quot;&quot;&quot;&quot; &amp;&quot;shape_name&quot;&amp;&quot;&quot;&quot;&quot; &amp; &quot;:&quot; &amp; &quot;&quot;&quot;&quot; &amp;[.J133] &amp; &quot;&quot;&quot;&quot; &amp; &quot;,&quot; &amp; &quot;&quot;&quot;&quot;&amp;[.P133]" table:style-name="ce11">
            <text:p>{"L80/40/7": [{"shape_coords":[80,40,7,7,10,5,20,40],"shape_name":"LAngle","synonyms":["H80/40/7","L80/40/7","L80x40x7","L80x4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80/40/8</text:p>
          </table:table-cell>
          <table:table-cell office:value-type="float" office:value="80" table:style-name="ce26">
            <text:p>80</text:p>
          </table:table-cell>
          <table:table-cell office:value-type="float" office:value="40" table:style-name="ce26">
            <text:p>40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1" table:style-name="ce27">
            <text:p>11</text:p>
          </table:table-cell>
          <table:table-cell office:value-type="string" table:style-name="ce27">
            <text:p>5.5</text:p>
          </table:table-cell>
          <table:table-cell office:value-type="float" office:value="20" table:style-name="ce27">
            <text:p>20</text:p>
          </table:table-cell>
          <table:table-cell office:value-type="float" office:value="40" table:style-name="ce27">
            <text:p>4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80/40/8</text:p>
          </table:table-cell>
          <table:table-cell office:value-type="string" table:style-name="ce26">
            <text:p>L80/40/8</text:p>
          </table:table-cell>
          <table:table-cell office:value-type="string" table:style-name="ce26">
            <text:p>L80x40x8</text:p>
          </table:table-cell>
          <table:table-cell office:value-type="string" table:style-name="ce27">
            <text:p>L80x40x8</text:p>
          </table:table-cell>
          <table:table-cell table:style-name="ce15"/>
          <table:table-cell office:value-type="string" office:string-value="synonyms&quot;:[&quot;H80/40/8&quot;,&quot;L80/40/8&quot;,&quot;L80x40x8&quot;,&quot;L80x40x8&quot;]}]}," table:formula="of:= &quot;synonyms&quot;&amp;&quot;&quot;&quot;&quot;&amp;&quot;:[&quot;&amp;&quot;&quot;&quot;&quot;&amp;[.K134]&amp;&quot;&quot;&quot;&quot;&amp;&quot;,&quot;&amp;&quot;&quot;&quot;&quot;&amp;[.L134]&amp;&quot;&quot;&quot;&quot;&amp;&quot;,&quot;&amp;&quot;&quot;&quot;&quot;&amp;[.M134]&amp;&quot;&quot;&quot;&quot;&amp;&quot;,&quot;&amp;&quot;&quot;&quot;&quot;&amp;[.N134]&amp;&quot;&quot;&quot;&quot;&amp;&quot;]}]},&quot;" table:style-name="ce28">
            <text:p>synonyms":["H80/40/8","L80/40/8","L80x40x8","L80x40x8"]}]},</text:p>
          </table:table-cell>
          <table:table-cell office:value-type="string" office:string-value="{&quot;L80/40/8&quot;: [{&quot;shape_coords&quot;:[80,40,8,8,11,5.5,20,40],&quot;shape_name&quot;:&quot;LAngle&quot;,&quot;synonyms&quot;:[&quot;H80/40/8&quot;,&quot;L80/40/8&quot;,&quot;L80x40x8&quot;,&quot;L80x40x8&quot;]}]}," table:formula="of:=&quot;{&quot; &amp; &quot;&quot;&quot;&quot;&amp;[.A134]&amp;&quot;&quot;&quot;&quot;&amp;&quot;: [{&quot;&quot;&quot; &amp;&quot;shape_coords&quot;&amp;&quot;&quot;&quot;&quot; &amp; &quot;:&quot; &amp; &quot;[&quot; &amp; [.B134] &amp; &quot;,&quot; &amp;[.C134] &amp; &quot;,&quot; &amp;[.D134]&amp; &quot;,&quot; &amp;[.E134]&amp; &quot;,&quot; &amp;[.F134]&amp; &quot;,&quot; &amp;[.G134]&amp; &quot;,&quot; &amp;[.H134]&amp; &quot;,&quot; &amp;[.I134] &amp; &quot;],&quot; &amp; &quot;&quot;&quot;&quot; &amp;&quot;shape_name&quot;&amp;&quot;&quot;&quot;&quot; &amp; &quot;:&quot; &amp; &quot;&quot;&quot;&quot; &amp;[.J134] &amp; &quot;&quot;&quot;&quot; &amp; &quot;,&quot; &amp; &quot;&quot;&quot;&quot;&amp;[.P134]" table:style-name="ce11">
            <text:p>{"L80/40/8": [{"shape_coords":[80,40,8,8,11,5.5,20,40],"shape_name":"LAngle","synonyms":["H80/40/8","L80/40/8","L80x40x8","L80x4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90/60/6</text:p>
          </table:table-cell>
          <table:table-cell office:value-type="float" office:value="90" table:style-name="ce26">
            <text:p>90</text:p>
          </table:table-cell>
          <table:table-cell office:value-type="float" office:value="60" table:style-name="ce26">
            <text:p>60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float" office:value="95" table:style-name="ce27">
            <text:p>95</text:p>
          </table:table-cell>
          <table:table-cell office:value-type="string" table:style-name="ce27">
            <text:p>47.5</text:p>
          </table:table-cell>
          <table:table-cell office:value-type="float" office:value="30" table:style-name="ce27">
            <text:p>30</text:p>
          </table:table-cell>
          <table:table-cell office:value-type="float" office:value="45" table:style-name="ce27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90/60/6</text:p>
          </table:table-cell>
          <table:table-cell office:value-type="string" table:style-name="ce26">
            <text:p>L90/60/6</text:p>
          </table:table-cell>
          <table:table-cell office:value-type="string" table:style-name="ce26">
            <text:p>L90x60x6</text:p>
          </table:table-cell>
          <table:table-cell office:value-type="string" table:style-name="ce27">
            <text:p>L90x60x6</text:p>
          </table:table-cell>
          <table:table-cell table:style-name="ce15"/>
          <table:table-cell office:value-type="string" office:string-value="synonyms&quot;:[&quot;H90/60/6&quot;,&quot;L90/60/6&quot;,&quot;L90x60x6&quot;,&quot;L90x60x6&quot;]}]}," table:formula="of:= &quot;synonyms&quot;&amp;&quot;&quot;&quot;&quot;&amp;&quot;:[&quot;&amp;&quot;&quot;&quot;&quot;&amp;[.K135]&amp;&quot;&quot;&quot;&quot;&amp;&quot;,&quot;&amp;&quot;&quot;&quot;&quot;&amp;[.L135]&amp;&quot;&quot;&quot;&quot;&amp;&quot;,&quot;&amp;&quot;&quot;&quot;&quot;&amp;[.M135]&amp;&quot;&quot;&quot;&quot;&amp;&quot;,&quot;&amp;&quot;&quot;&quot;&quot;&amp;[.N135]&amp;&quot;&quot;&quot;&quot;&amp;&quot;]}]},&quot;" table:style-name="ce28">
            <text:p>synonyms":["H90/60/6","L90/60/6","L90x60x6","L90x60x6"]}]},</text:p>
          </table:table-cell>
          <table:table-cell office:value-type="string" office:string-value="{&quot;L90/60/6&quot;: [{&quot;shape_coords&quot;:[90,60,6,6,95,47.5,30,45],&quot;shape_name&quot;:&quot;LAngle&quot;,&quot;synonyms&quot;:[&quot;H90/60/6&quot;,&quot;L90/60/6&quot;,&quot;L90x60x6&quot;,&quot;L90x60x6&quot;]}]}," table:formula="of:=&quot;{&quot; &amp; &quot;&quot;&quot;&quot;&amp;[.A135]&amp;&quot;&quot;&quot;&quot;&amp;&quot;: [{&quot;&quot;&quot; &amp;&quot;shape_coords&quot;&amp;&quot;&quot;&quot;&quot; &amp; &quot;:&quot; &amp; &quot;[&quot; &amp; [.B135] &amp; &quot;,&quot; &amp;[.C135] &amp; &quot;,&quot; &amp;[.D135]&amp; &quot;,&quot; &amp;[.E135]&amp; &quot;,&quot; &amp;[.F135]&amp; &quot;,&quot; &amp;[.G135]&amp; &quot;,&quot; &amp;[.H135]&amp; &quot;,&quot; &amp;[.I135] &amp; &quot;],&quot; &amp; &quot;&quot;&quot;&quot; &amp;&quot;shape_name&quot;&amp;&quot;&quot;&quot;&quot; &amp; &quot;:&quot; &amp; &quot;&quot;&quot;&quot; &amp;[.J135] &amp; &quot;&quot;&quot;&quot; &amp; &quot;,&quot; &amp; &quot;&quot;&quot;&quot;&amp;[.P135]" table:style-name="ce11">
            <text:p>{"L90/60/6": [{"shape_coords":[90,60,6,6,95,47.5,30,45],"shape_name":"LAngle","synonyms":["H90/60/6","L90/60/6","L90x60x6","L90x6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90/60/8</text:p>
          </table:table-cell>
          <table:table-cell office:value-type="float" office:value="90" table:style-name="ce26">
            <text:p>90</text:p>
          </table:table-cell>
          <table:table-cell office:value-type="float" office:value="60" table:style-name="ce26">
            <text:p>60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1" table:style-name="ce27">
            <text:p>11</text:p>
          </table:table-cell>
          <table:table-cell office:value-type="string" table:style-name="ce27">
            <text:p>5.5</text:p>
          </table:table-cell>
          <table:table-cell office:value-type="float" office:value="30" table:style-name="ce27">
            <text:p>30</text:p>
          </table:table-cell>
          <table:table-cell office:value-type="float" office:value="45" table:style-name="ce27">
            <text:p>4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90/60/8</text:p>
          </table:table-cell>
          <table:table-cell office:value-type="string" table:style-name="ce26">
            <text:p>L90/60/8</text:p>
          </table:table-cell>
          <table:table-cell office:value-type="string" table:style-name="ce26">
            <text:p>L90x60x8</text:p>
          </table:table-cell>
          <table:table-cell office:value-type="string" table:style-name="ce27">
            <text:p>L90x60x8</text:p>
          </table:table-cell>
          <table:table-cell table:style-name="ce15"/>
          <table:table-cell office:value-type="string" office:string-value="synonyms&quot;:[&quot;H90/60/8&quot;,&quot;L90/60/8&quot;,&quot;L90x60x8&quot;,&quot;L90x60x8&quot;]}]}," table:formula="of:= &quot;synonyms&quot;&amp;&quot;&quot;&quot;&quot;&amp;&quot;:[&quot;&amp;&quot;&quot;&quot;&quot;&amp;[.K136]&amp;&quot;&quot;&quot;&quot;&amp;&quot;,&quot;&amp;&quot;&quot;&quot;&quot;&amp;[.L136]&amp;&quot;&quot;&quot;&quot;&amp;&quot;,&quot;&amp;&quot;&quot;&quot;&quot;&amp;[.M136]&amp;&quot;&quot;&quot;&quot;&amp;&quot;,&quot;&amp;&quot;&quot;&quot;&quot;&amp;[.N136]&amp;&quot;&quot;&quot;&quot;&amp;&quot;]}]},&quot;" table:style-name="ce28">
            <text:p>synonyms":["H90/60/8","L90/60/8","L90x60x8","L90x60x8"]}]},</text:p>
          </table:table-cell>
          <table:table-cell office:value-type="string" office:string-value="{&quot;L90/60/8&quot;: [{&quot;shape_coords&quot;:[90,60,8,8,11,5.5,30,45],&quot;shape_name&quot;:&quot;LAngle&quot;,&quot;synonyms&quot;:[&quot;H90/60/8&quot;,&quot;L90/60/8&quot;,&quot;L90x60x8&quot;,&quot;L90x60x8&quot;]}]}," table:formula="of:=&quot;{&quot; &amp; &quot;&quot;&quot;&quot;&amp;[.A136]&amp;&quot;&quot;&quot;&quot;&amp;&quot;: [{&quot;&quot;&quot; &amp;&quot;shape_coords&quot;&amp;&quot;&quot;&quot;&quot; &amp; &quot;:&quot; &amp; &quot;[&quot; &amp; [.B136] &amp; &quot;,&quot; &amp;[.C136] &amp; &quot;,&quot; &amp;[.D136]&amp; &quot;,&quot; &amp;[.E136]&amp; &quot;,&quot; &amp;[.F136]&amp; &quot;,&quot; &amp;[.G136]&amp; &quot;,&quot; &amp;[.H136]&amp; &quot;,&quot; &amp;[.I136] &amp; &quot;],&quot; &amp; &quot;&quot;&quot;&quot; &amp;&quot;shape_name&quot;&amp;&quot;&quot;&quot;&quot; &amp; &quot;:&quot; &amp; &quot;&quot;&quot;&quot; &amp;[.J136] &amp; &quot;&quot;&quot;&quot; &amp; &quot;,&quot; &amp; &quot;&quot;&quot;&quot;&amp;[.P136]" table:style-name="ce11">
            <text:p>{"L90/60/8": [{"shape_coords":[90,60,8,8,11,5.5,30,45],"shape_name":"LAngle","synonyms":["H90/60/8","L90/60/8","L90x60x8","L90x6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50/6</text:p>
          </table:table-cell>
          <table:table-cell office:value-type="float" office:value="100" table:style-name="ce26">
            <text:p>100</text:p>
          </table:table-cell>
          <table:table-cell office:value-type="float" office:value="50" table:style-name="ce26">
            <text:p>50</text:p>
          </table:table-cell>
          <table:table-cell office:value-type="float" office:value="6" table:style-name="ce26">
            <text:p>6</text:p>
          </table:table-cell>
          <table:table-cell office:value-type="float" office:value="6" table:style-name="ce26">
            <text:p>6</text:p>
          </table:table-cell>
          <table:table-cell office:value-type="float" office:value="10" table:style-name="ce27">
            <text:p>10</text:p>
          </table:table-cell>
          <table:table-cell office:value-type="float" office:value="5" table:style-name="ce27">
            <text:p>5</text:p>
          </table:table-cell>
          <table:table-cell office:value-type="float" office:value="25" table:style-name="ce27">
            <text:p>25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50/6</text:p>
          </table:table-cell>
          <table:table-cell office:value-type="string" table:style-name="ce26">
            <text:p>L100/50/6</text:p>
          </table:table-cell>
          <table:table-cell office:value-type="string" table:style-name="ce26">
            <text:p>L100x50x6</text:p>
          </table:table-cell>
          <table:table-cell office:value-type="string" table:style-name="ce27">
            <text:p>L100x50x6</text:p>
          </table:table-cell>
          <table:table-cell table:style-name="ce15"/>
          <table:table-cell office:value-type="string" office:string-value="synonyms&quot;:[&quot;H100/50/6&quot;,&quot;L100/50/6&quot;,&quot;L100x50x6&quot;,&quot;L100x50x6&quot;]}]}," table:formula="of:= &quot;synonyms&quot;&amp;&quot;&quot;&quot;&quot;&amp;&quot;:[&quot;&amp;&quot;&quot;&quot;&quot;&amp;[.K137]&amp;&quot;&quot;&quot;&quot;&amp;&quot;,&quot;&amp;&quot;&quot;&quot;&quot;&amp;[.L137]&amp;&quot;&quot;&quot;&quot;&amp;&quot;,&quot;&amp;&quot;&quot;&quot;&quot;&amp;[.M137]&amp;&quot;&quot;&quot;&quot;&amp;&quot;,&quot;&amp;&quot;&quot;&quot;&quot;&amp;[.N137]&amp;&quot;&quot;&quot;&quot;&amp;&quot;]}]},&quot;" table:style-name="ce28">
            <text:p>synonyms":["H100/50/6","L100/50/6","L100x50x6","L100x50x6"]}]},</text:p>
          </table:table-cell>
          <table:table-cell office:value-type="string" office:string-value="{&quot;L100/50/6&quot;: [{&quot;shape_coords&quot;:[100,50,6,6,10,5,25,50],&quot;shape_name&quot;:&quot;LAngle&quot;,&quot;synonyms&quot;:[&quot;H100/50/6&quot;,&quot;L100/50/6&quot;,&quot;L100x50x6&quot;,&quot;L100x50x6&quot;]}]}," table:formula="of:=&quot;{&quot; &amp; &quot;&quot;&quot;&quot;&amp;[.A137]&amp;&quot;&quot;&quot;&quot;&amp;&quot;: [{&quot;&quot;&quot; &amp;&quot;shape_coords&quot;&amp;&quot;&quot;&quot;&quot; &amp; &quot;:&quot; &amp; &quot;[&quot; &amp; [.B137] &amp; &quot;,&quot; &amp;[.C137] &amp; &quot;,&quot; &amp;[.D137]&amp; &quot;,&quot; &amp;[.E137]&amp; &quot;,&quot; &amp;[.F137]&amp; &quot;,&quot; &amp;[.G137]&amp; &quot;,&quot; &amp;[.H137]&amp; &quot;,&quot; &amp;[.I137] &amp; &quot;],&quot; &amp; &quot;&quot;&quot;&quot; &amp;&quot;shape_name&quot;&amp;&quot;&quot;&quot;&quot; &amp; &quot;:&quot; &amp; &quot;&quot;&quot;&quot; &amp;[.J137] &amp; &quot;&quot;&quot;&quot; &amp; &quot;,&quot; &amp; &quot;&quot;&quot;&quot;&amp;[.P137]" table:style-name="ce11">
            <text:p>{"L100/50/6": [{"shape_coords":[100,50,6,6,10,5,25,50],"shape_name":"LAngle","synonyms":["H100/50/6","L100/50/6","L100x50x6","L100x50x6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50/7</text:p>
          </table:table-cell>
          <table:table-cell office:value-type="float" office:value="100" table:style-name="ce26">
            <text:p>100</text:p>
          </table:table-cell>
          <table:table-cell office:value-type="float" office:value="50" table:style-name="ce26">
            <text:p>50</text:p>
          </table:table-cell>
          <table:table-cell office:value-type="float" office:value="7" table:style-name="ce26">
            <text:p>7</text:p>
          </table:table-cell>
          <table:table-cell office:value-type="float" office:value="7" table:style-name="ce26">
            <text:p>7</text:p>
          </table:table-cell>
          <table:table-cell office:value-type="float" office:value="11" table:style-name="ce27">
            <text:p>11</text:p>
          </table:table-cell>
          <table:table-cell office:value-type="string" table:style-name="ce27">
            <text:p>5.5</text:p>
          </table:table-cell>
          <table:table-cell office:value-type="float" office:value="25" table:style-name="ce27">
            <text:p>25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50/7</text:p>
          </table:table-cell>
          <table:table-cell office:value-type="string" table:style-name="ce26">
            <text:p>L100/50/7</text:p>
          </table:table-cell>
          <table:table-cell office:value-type="string" table:style-name="ce26">
            <text:p>L100x50x7</text:p>
          </table:table-cell>
          <table:table-cell office:value-type="string" table:style-name="ce27">
            <text:p>L100x50x7</text:p>
          </table:table-cell>
          <table:table-cell table:style-name="ce15"/>
          <table:table-cell office:value-type="string" office:string-value="synonyms&quot;:[&quot;H100/50/7&quot;,&quot;L100/50/7&quot;,&quot;L100x50x7&quot;,&quot;L100x50x7&quot;]}]}," table:formula="of:= &quot;synonyms&quot;&amp;&quot;&quot;&quot;&quot;&amp;&quot;:[&quot;&amp;&quot;&quot;&quot;&quot;&amp;[.K138]&amp;&quot;&quot;&quot;&quot;&amp;&quot;,&quot;&amp;&quot;&quot;&quot;&quot;&amp;[.L138]&amp;&quot;&quot;&quot;&quot;&amp;&quot;,&quot;&amp;&quot;&quot;&quot;&quot;&amp;[.M138]&amp;&quot;&quot;&quot;&quot;&amp;&quot;,&quot;&amp;&quot;&quot;&quot;&quot;&amp;[.N138]&amp;&quot;&quot;&quot;&quot;&amp;&quot;]}]},&quot;" table:style-name="ce28">
            <text:p>synonyms":["H100/50/7","L100/50/7","L100x50x7","L100x50x7"]}]},</text:p>
          </table:table-cell>
          <table:table-cell office:value-type="string" office:string-value="{&quot;L100/50/7&quot;: [{&quot;shape_coords&quot;:[100,50,7,7,11,5.5,25,50],&quot;shape_name&quot;:&quot;LAngle&quot;,&quot;synonyms&quot;:[&quot;H100/50/7&quot;,&quot;L100/50/7&quot;,&quot;L100x50x7&quot;,&quot;L100x50x7&quot;]}]}," table:formula="of:=&quot;{&quot; &amp; &quot;&quot;&quot;&quot;&amp;[.A138]&amp;&quot;&quot;&quot;&quot;&amp;&quot;: [{&quot;&quot;&quot; &amp;&quot;shape_coords&quot;&amp;&quot;&quot;&quot;&quot; &amp; &quot;:&quot; &amp; &quot;[&quot; &amp; [.B138] &amp; &quot;,&quot; &amp;[.C138] &amp; &quot;,&quot; &amp;[.D138]&amp; &quot;,&quot; &amp;[.E138]&amp; &quot;,&quot; &amp;[.F138]&amp; &quot;,&quot; &amp;[.G138]&amp; &quot;,&quot; &amp;[.H138]&amp; &quot;,&quot; &amp;[.I138] &amp; &quot;],&quot; &amp; &quot;&quot;&quot;&quot; &amp;&quot;shape_name&quot;&amp;&quot;&quot;&quot;&quot; &amp; &quot;:&quot; &amp; &quot;&quot;&quot;&quot; &amp;[.J138] &amp; &quot;&quot;&quot;&quot; &amp; &quot;,&quot; &amp; &quot;&quot;&quot;&quot;&amp;[.P138]" table:style-name="ce11">
            <text:p>{"L100/50/7": [{"shape_coords":[100,50,7,7,11,5.5,25,50],"shape_name":"LAngle","synonyms":["H100/50/7","L100/50/7","L100x50x7","L100x50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50/8</text:p>
          </table:table-cell>
          <table:table-cell office:value-type="float" office:value="100" table:style-name="ce26">
            <text:p>100</text:p>
          </table:table-cell>
          <table:table-cell office:value-type="float" office:value="50" table:style-name="ce26">
            <text:p>50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2" table:style-name="ce27">
            <text:p>12</text:p>
          </table:table-cell>
          <table:table-cell office:value-type="float" office:value="6" table:style-name="ce27">
            <text:p>6</text:p>
          </table:table-cell>
          <table:table-cell office:value-type="float" office:value="25" table:style-name="ce27">
            <text:p>25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50/8</text:p>
          </table:table-cell>
          <table:table-cell office:value-type="string" table:style-name="ce26">
            <text:p>L100/50/8</text:p>
          </table:table-cell>
          <table:table-cell office:value-type="string" table:style-name="ce26">
            <text:p>L100x50x8</text:p>
          </table:table-cell>
          <table:table-cell office:value-type="string" table:style-name="ce27">
            <text:p>L100x50x8</text:p>
          </table:table-cell>
          <table:table-cell table:style-name="ce15"/>
          <table:table-cell office:value-type="string" office:string-value="synonyms&quot;:[&quot;H100/50/8&quot;,&quot;L100/50/8&quot;,&quot;L100x50x8&quot;,&quot;L100x50x8&quot;]}]}," table:formula="of:= &quot;synonyms&quot;&amp;&quot;&quot;&quot;&quot;&amp;&quot;:[&quot;&amp;&quot;&quot;&quot;&quot;&amp;[.K139]&amp;&quot;&quot;&quot;&quot;&amp;&quot;,&quot;&amp;&quot;&quot;&quot;&quot;&amp;[.L139]&amp;&quot;&quot;&quot;&quot;&amp;&quot;,&quot;&amp;&quot;&quot;&quot;&quot;&amp;[.M139]&amp;&quot;&quot;&quot;&quot;&amp;&quot;,&quot;&amp;&quot;&quot;&quot;&quot;&amp;[.N139]&amp;&quot;&quot;&quot;&quot;&amp;&quot;]}]},&quot;" table:style-name="ce28">
            <text:p>synonyms":["H100/50/8","L100/50/8","L100x50x8","L100x50x8"]}]},</text:p>
          </table:table-cell>
          <table:table-cell office:value-type="string" office:string-value="{&quot;L100/50/8&quot;: [{&quot;shape_coords&quot;:[100,50,8,8,12,6,25,50],&quot;shape_name&quot;:&quot;LAngle&quot;,&quot;synonyms&quot;:[&quot;H100/50/8&quot;,&quot;L100/50/8&quot;,&quot;L100x50x8&quot;,&quot;L100x50x8&quot;]}]}," table:formula="of:=&quot;{&quot; &amp; &quot;&quot;&quot;&quot;&amp;[.A139]&amp;&quot;&quot;&quot;&quot;&amp;&quot;: [{&quot;&quot;&quot; &amp;&quot;shape_coords&quot;&amp;&quot;&quot;&quot;&quot; &amp; &quot;:&quot; &amp; &quot;[&quot; &amp; [.B139] &amp; &quot;,&quot; &amp;[.C139] &amp; &quot;,&quot; &amp;[.D139]&amp; &quot;,&quot; &amp;[.E139]&amp; &quot;,&quot; &amp;[.F139]&amp; &quot;,&quot; &amp;[.G139]&amp; &quot;,&quot; &amp;[.H139]&amp; &quot;,&quot; &amp;[.I139] &amp; &quot;],&quot; &amp; &quot;&quot;&quot;&quot; &amp;&quot;shape_name&quot;&amp;&quot;&quot;&quot;&quot; &amp; &quot;:&quot; &amp; &quot;&quot;&quot;&quot; &amp;[.J139] &amp; &quot;&quot;&quot;&quot; &amp; &quot;,&quot; &amp; &quot;&quot;&quot;&quot;&amp;[.P139]" table:style-name="ce11">
            <text:p>{"L100/50/8": [{"shape_coords":[100,50,8,8,12,6,25,50],"shape_name":"LAngle","synonyms":["H100/50/8","L100/50/8","L100x50x8","L100x5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50/10</text:p>
          </table:table-cell>
          <table:table-cell office:value-type="float" office:value="100" table:style-name="ce26">
            <text:p>100</text:p>
          </table:table-cell>
          <table:table-cell office:value-type="float" office:value="50" table:style-name="ce26">
            <text:p>50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float" office:value="14" table:style-name="ce27">
            <text:p>14</text:p>
          </table:table-cell>
          <table:table-cell office:value-type="float" office:value="7" table:style-name="ce27">
            <text:p>7</text:p>
          </table:table-cell>
          <table:table-cell office:value-type="float" office:value="25" table:style-name="ce27">
            <text:p>25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50/10</text:p>
          </table:table-cell>
          <table:table-cell office:value-type="string" table:style-name="ce26">
            <text:p>L100/50/10</text:p>
          </table:table-cell>
          <table:table-cell office:value-type="string" table:style-name="ce26">
            <text:p>L100x50x10</text:p>
          </table:table-cell>
          <table:table-cell office:value-type="string" table:style-name="ce27">
            <text:p>L100x50x10</text:p>
          </table:table-cell>
          <table:table-cell table:style-name="ce15"/>
          <table:table-cell office:value-type="string" office:string-value="synonyms&quot;:[&quot;H100/50/10&quot;,&quot;L100/50/10&quot;,&quot;L100x50x10&quot;,&quot;L100x50x10&quot;]}]}," table:formula="of:= &quot;synonyms&quot;&amp;&quot;&quot;&quot;&quot;&amp;&quot;:[&quot;&amp;&quot;&quot;&quot;&quot;&amp;[.K140]&amp;&quot;&quot;&quot;&quot;&amp;&quot;,&quot;&amp;&quot;&quot;&quot;&quot;&amp;[.L140]&amp;&quot;&quot;&quot;&quot;&amp;&quot;,&quot;&amp;&quot;&quot;&quot;&quot;&amp;[.M140]&amp;&quot;&quot;&quot;&quot;&amp;&quot;,&quot;&amp;&quot;&quot;&quot;&quot;&amp;[.N140]&amp;&quot;&quot;&quot;&quot;&amp;&quot;]}]},&quot;" table:style-name="ce28">
            <text:p>synonyms":["H100/50/10","L100/50/10","L100x50x10","L100x50x10"]}]},</text:p>
          </table:table-cell>
          <table:table-cell office:value-type="string" office:string-value="{&quot;L100/50/10&quot;: [{&quot;shape_coords&quot;:[100,50,10,10,14,7,25,50],&quot;shape_name&quot;:&quot;LAngle&quot;,&quot;synonyms&quot;:[&quot;H100/50/10&quot;,&quot;L100/50/10&quot;,&quot;L100x50x10&quot;,&quot;L100x50x10&quot;]}]}," table:formula="of:=&quot;{&quot; &amp; &quot;&quot;&quot;&quot;&amp;[.A140]&amp;&quot;&quot;&quot;&quot;&amp;&quot;: [{&quot;&quot;&quot; &amp;&quot;shape_coords&quot;&amp;&quot;&quot;&quot;&quot; &amp; &quot;:&quot; &amp; &quot;[&quot; &amp; [.B140] &amp; &quot;,&quot; &amp;[.C140] &amp; &quot;,&quot; &amp;[.D140]&amp; &quot;,&quot; &amp;[.E140]&amp; &quot;,&quot; &amp;[.F140]&amp; &quot;,&quot; &amp;[.G140]&amp; &quot;,&quot; &amp;[.H140]&amp; &quot;,&quot; &amp;[.I140] &amp; &quot;],&quot; &amp; &quot;&quot;&quot;&quot; &amp;&quot;shape_name&quot;&amp;&quot;&quot;&quot;&quot; &amp; &quot;:&quot; &amp; &quot;&quot;&quot;&quot; &amp;[.J140] &amp; &quot;&quot;&quot;&quot; &amp; &quot;,&quot; &amp; &quot;&quot;&quot;&quot;&amp;[.P140]" table:style-name="ce11">
            <text:p>{"L100/50/10": [{"shape_coords":[100,50,10,10,14,7,25,50],"shape_name":"LAngle","synonyms":["H100/50/10","L100/50/10","L100x50x10","L100x5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65/7</text:p>
          </table:table-cell>
          <table:table-cell office:value-type="float" office:value="100" table:style-name="ce26">
            <text:p>100</text:p>
          </table:table-cell>
          <table:table-cell office:value-type="float" office:value="65" table:style-name="ce26">
            <text:p>65</text:p>
          </table:table-cell>
          <table:table-cell office:value-type="float" office:value="7" table:style-name="ce26">
            <text:p>7</text:p>
          </table:table-cell>
          <table:table-cell office:value-type="float" office:value="7" table:style-name="ce26">
            <text:p>7</text:p>
          </table:table-cell>
          <table:table-cell office:value-type="float" office:value="12" table:style-name="ce27">
            <text:p>12</text:p>
          </table:table-cell>
          <table:table-cell office:value-type="float" office:value="6" table:style-name="ce27">
            <text:p>6</text:p>
          </table:table-cell>
          <table:table-cell office:value-type="string" table:style-name="ce27">
            <text:p>32.5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65/7</text:p>
          </table:table-cell>
          <table:table-cell office:value-type="string" table:style-name="ce26">
            <text:p>L100/65/7</text:p>
          </table:table-cell>
          <table:table-cell office:value-type="string" table:style-name="ce26">
            <text:p>L100x65x7</text:p>
          </table:table-cell>
          <table:table-cell office:value-type="string" table:style-name="ce27">
            <text:p>L100x65x7</text:p>
          </table:table-cell>
          <table:table-cell table:style-name="ce15"/>
          <table:table-cell office:value-type="string" office:string-value="synonyms&quot;:[&quot;H100/65/7&quot;,&quot;L100/65/7&quot;,&quot;L100x65x7&quot;,&quot;L100x65x7&quot;]}]}," table:formula="of:= &quot;synonyms&quot;&amp;&quot;&quot;&quot;&quot;&amp;&quot;:[&quot;&amp;&quot;&quot;&quot;&quot;&amp;[.K141]&amp;&quot;&quot;&quot;&quot;&amp;&quot;,&quot;&amp;&quot;&quot;&quot;&quot;&amp;[.L141]&amp;&quot;&quot;&quot;&quot;&amp;&quot;,&quot;&amp;&quot;&quot;&quot;&quot;&amp;[.M141]&amp;&quot;&quot;&quot;&quot;&amp;&quot;,&quot;&amp;&quot;&quot;&quot;&quot;&amp;[.N141]&amp;&quot;&quot;&quot;&quot;&amp;&quot;]}]},&quot;" table:style-name="ce28">
            <text:p>synonyms":["H100/65/7","L100/65/7","L100x65x7","L100x65x7"]}]},</text:p>
          </table:table-cell>
          <table:table-cell office:value-type="string" office:string-value="{&quot;L100/65/7&quot;: [{&quot;shape_coords&quot;:[100,65,7,7,12,6,32.5,50],&quot;shape_name&quot;:&quot;LAngle&quot;,&quot;synonyms&quot;:[&quot;H100/65/7&quot;,&quot;L100/65/7&quot;,&quot;L100x65x7&quot;,&quot;L100x65x7&quot;]}]}," table:formula="of:=&quot;{&quot; &amp; &quot;&quot;&quot;&quot;&amp;[.A141]&amp;&quot;&quot;&quot;&quot;&amp;&quot;: [{&quot;&quot;&quot; &amp;&quot;shape_coords&quot;&amp;&quot;&quot;&quot;&quot; &amp; &quot;:&quot; &amp; &quot;[&quot; &amp; [.B141] &amp; &quot;,&quot; &amp;[.C141] &amp; &quot;,&quot; &amp;[.D141]&amp; &quot;,&quot; &amp;[.E141]&amp; &quot;,&quot; &amp;[.F141]&amp; &quot;,&quot; &amp;[.G141]&amp; &quot;,&quot; &amp;[.H141]&amp; &quot;,&quot; &amp;[.I141] &amp; &quot;],&quot; &amp; &quot;&quot;&quot;&quot; &amp;&quot;shape_name&quot;&amp;&quot;&quot;&quot;&quot; &amp; &quot;:&quot; &amp; &quot;&quot;&quot;&quot; &amp;[.J141] &amp; &quot;&quot;&quot;&quot; &amp; &quot;,&quot; &amp; &quot;&quot;&quot;&quot;&amp;[.P141]" table:style-name="ce11">
            <text:p>{"L100/65/7": [{"shape_coords":[100,65,7,7,12,6,32.5,50],"shape_name":"LAngle","synonyms":["H100/65/7","L100/65/7","L100x65x7","L100x65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65/8</text:p>
          </table:table-cell>
          <table:table-cell office:value-type="float" office:value="100" table:style-name="ce26">
            <text:p>100</text:p>
          </table:table-cell>
          <table:table-cell office:value-type="float" office:value="65" table:style-name="ce26">
            <text:p>65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3" table:style-name="ce27">
            <text:p>13</text:p>
          </table:table-cell>
          <table:table-cell office:value-type="string" table:style-name="ce27">
            <text:p>6.5</text:p>
          </table:table-cell>
          <table:table-cell office:value-type="string" table:style-name="ce27">
            <text:p>32.5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65/8</text:p>
          </table:table-cell>
          <table:table-cell office:value-type="string" table:style-name="ce26">
            <text:p>L100/65/8</text:p>
          </table:table-cell>
          <table:table-cell office:value-type="string" table:style-name="ce26">
            <text:p>L100x65x8</text:p>
          </table:table-cell>
          <table:table-cell office:value-type="string" table:style-name="ce27">
            <text:p>L100x65x8</text:p>
          </table:table-cell>
          <table:table-cell table:style-name="ce15"/>
          <table:table-cell office:value-type="string" office:string-value="synonyms&quot;:[&quot;H100/65/8&quot;,&quot;L100/65/8&quot;,&quot;L100x65x8&quot;,&quot;L100x65x8&quot;]}]}," table:formula="of:= &quot;synonyms&quot;&amp;&quot;&quot;&quot;&quot;&amp;&quot;:[&quot;&amp;&quot;&quot;&quot;&quot;&amp;[.K142]&amp;&quot;&quot;&quot;&quot;&amp;&quot;,&quot;&amp;&quot;&quot;&quot;&quot;&amp;[.L142]&amp;&quot;&quot;&quot;&quot;&amp;&quot;,&quot;&amp;&quot;&quot;&quot;&quot;&amp;[.M142]&amp;&quot;&quot;&quot;&quot;&amp;&quot;,&quot;&amp;&quot;&quot;&quot;&quot;&amp;[.N142]&amp;&quot;&quot;&quot;&quot;&amp;&quot;]}]},&quot;" table:style-name="ce28">
            <text:p>synonyms":["H100/65/8","L100/65/8","L100x65x8","L100x65x8"]}]},</text:p>
          </table:table-cell>
          <table:table-cell office:value-type="string" office:string-value="{&quot;L100/65/8&quot;: [{&quot;shape_coords&quot;:[100,65,8,8,13,6.5,32.5,50],&quot;shape_name&quot;:&quot;LAngle&quot;,&quot;synonyms&quot;:[&quot;H100/65/8&quot;,&quot;L100/65/8&quot;,&quot;L100x65x8&quot;,&quot;L100x65x8&quot;]}]}," table:formula="of:=&quot;{&quot; &amp; &quot;&quot;&quot;&quot;&amp;[.A142]&amp;&quot;&quot;&quot;&quot;&amp;&quot;: [{&quot;&quot;&quot; &amp;&quot;shape_coords&quot;&amp;&quot;&quot;&quot;&quot; &amp; &quot;:&quot; &amp; &quot;[&quot; &amp; [.B142] &amp; &quot;,&quot; &amp;[.C142] &amp; &quot;,&quot; &amp;[.D142]&amp; &quot;,&quot; &amp;[.E142]&amp; &quot;,&quot; &amp;[.F142]&amp; &quot;,&quot; &amp;[.G142]&amp; &quot;,&quot; &amp;[.H142]&amp; &quot;,&quot; &amp;[.I142] &amp; &quot;],&quot; &amp; &quot;&quot;&quot;&quot; &amp;&quot;shape_name&quot;&amp;&quot;&quot;&quot;&quot; &amp; &quot;:&quot; &amp; &quot;&quot;&quot;&quot; &amp;[.J142] &amp; &quot;&quot;&quot;&quot; &amp; &quot;,&quot; &amp; &quot;&quot;&quot;&quot;&amp;[.P142]" table:style-name="ce11">
            <text:p>{"L100/65/8": [{"shape_coords":[100,65,8,8,13,6.5,32.5,50],"shape_name":"LAngle","synonyms":["H100/65/8","L100/65/8","L100x65x8","L100x6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65/9</text:p>
          </table:table-cell>
          <table:table-cell office:value-type="float" office:value="100" table:style-name="ce26">
            <text:p>100</text:p>
          </table:table-cell>
          <table:table-cell office:value-type="float" office:value="65" table:style-name="ce26">
            <text:p>65</text:p>
          </table:table-cell>
          <table:table-cell office:value-type="float" office:value="9" table:style-name="ce26">
            <text:p>9</text:p>
          </table:table-cell>
          <table:table-cell office:value-type="float" office:value="9" table:style-name="ce26">
            <text:p>9</text:p>
          </table:table-cell>
          <table:table-cell office:value-type="float" office:value="14" table:style-name="ce27">
            <text:p>14</text:p>
          </table:table-cell>
          <table:table-cell office:value-type="float" office:value="7" table:style-name="ce27">
            <text:p>7</text:p>
          </table:table-cell>
          <table:table-cell office:value-type="string" table:style-name="ce27">
            <text:p>32.5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65/9</text:p>
          </table:table-cell>
          <table:table-cell office:value-type="string" table:style-name="ce26">
            <text:p>L100/65/9</text:p>
          </table:table-cell>
          <table:table-cell office:value-type="string" table:style-name="ce26">
            <text:p>L100x65x9</text:p>
          </table:table-cell>
          <table:table-cell office:value-type="string" table:style-name="ce27">
            <text:p>L100x65x9</text:p>
          </table:table-cell>
          <table:table-cell table:style-name="ce15"/>
          <table:table-cell office:value-type="string" office:string-value="synonyms&quot;:[&quot;H100/65/9&quot;,&quot;L100/65/9&quot;,&quot;L100x65x9&quot;,&quot;L100x65x9&quot;]}]}," table:formula="of:= &quot;synonyms&quot;&amp;&quot;&quot;&quot;&quot;&amp;&quot;:[&quot;&amp;&quot;&quot;&quot;&quot;&amp;[.K143]&amp;&quot;&quot;&quot;&quot;&amp;&quot;,&quot;&amp;&quot;&quot;&quot;&quot;&amp;[.L143]&amp;&quot;&quot;&quot;&quot;&amp;&quot;,&quot;&amp;&quot;&quot;&quot;&quot;&amp;[.M143]&amp;&quot;&quot;&quot;&quot;&amp;&quot;,&quot;&amp;&quot;&quot;&quot;&quot;&amp;[.N143]&amp;&quot;&quot;&quot;&quot;&amp;&quot;]}]},&quot;" table:style-name="ce28">
            <text:p>synonyms":["H100/65/9","L100/65/9","L100x65x9","L100x65x9"]}]},</text:p>
          </table:table-cell>
          <table:table-cell office:value-type="string" office:string-value="{&quot;L100/65/9&quot;: [{&quot;shape_coords&quot;:[100,65,9,9,14,7,32.5,50],&quot;shape_name&quot;:&quot;LAngle&quot;,&quot;synonyms&quot;:[&quot;H100/65/9&quot;,&quot;L100/65/9&quot;,&quot;L100x65x9&quot;,&quot;L100x65x9&quot;]}]}," table:formula="of:=&quot;{&quot; &amp; &quot;&quot;&quot;&quot;&amp;[.A143]&amp;&quot;&quot;&quot;&quot;&amp;&quot;: [{&quot;&quot;&quot; &amp;&quot;shape_coords&quot;&amp;&quot;&quot;&quot;&quot; &amp; &quot;:&quot; &amp; &quot;[&quot; &amp; [.B143] &amp; &quot;,&quot; &amp;[.C143] &amp; &quot;,&quot; &amp;[.D143]&amp; &quot;,&quot; &amp;[.E143]&amp; &quot;,&quot; &amp;[.F143]&amp; &quot;,&quot; &amp;[.G143]&amp; &quot;,&quot; &amp;[.H143]&amp; &quot;,&quot; &amp;[.I143] &amp; &quot;],&quot; &amp; &quot;&quot;&quot;&quot; &amp;&quot;shape_name&quot;&amp;&quot;&quot;&quot;&quot; &amp; &quot;:&quot; &amp; &quot;&quot;&quot;&quot; &amp;[.J143] &amp; &quot;&quot;&quot;&quot; &amp; &quot;,&quot; &amp; &quot;&quot;&quot;&quot;&amp;[.P143]" table:style-name="ce11">
            <text:p>{"L100/65/9": [{"shape_coords":[100,65,9,9,14,7,32.5,50],"shape_name":"LAngle","synonyms":["H100/65/9","L100/65/9","L100x65x9","L100x65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65/10</text:p>
          </table:table-cell>
          <table:table-cell office:value-type="float" office:value="100" table:style-name="ce26">
            <text:p>100</text:p>
          </table:table-cell>
          <table:table-cell office:value-type="float" office:value="65" table:style-name="ce26">
            <text:p>65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float" office:value="15" table:style-name="ce27">
            <text:p>15</text:p>
          </table:table-cell>
          <table:table-cell office:value-type="string" table:style-name="ce27">
            <text:p>7.5</text:p>
          </table:table-cell>
          <table:table-cell office:value-type="string" table:style-name="ce27">
            <text:p>32.5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65/10</text:p>
          </table:table-cell>
          <table:table-cell office:value-type="string" table:style-name="ce26">
            <text:p>L100/65/10</text:p>
          </table:table-cell>
          <table:table-cell office:value-type="string" table:style-name="ce26">
            <text:p>L100x65x10</text:p>
          </table:table-cell>
          <table:table-cell office:value-type="string" table:style-name="ce27">
            <text:p>L100x65x10</text:p>
          </table:table-cell>
          <table:table-cell table:style-name="ce15"/>
          <table:table-cell office:value-type="string" office:string-value="synonyms&quot;:[&quot;H100/65/10&quot;,&quot;L100/65/10&quot;,&quot;L100x65x10&quot;,&quot;L100x65x10&quot;]}]}," table:formula="of:= &quot;synonyms&quot;&amp;&quot;&quot;&quot;&quot;&amp;&quot;:[&quot;&amp;&quot;&quot;&quot;&quot;&amp;[.K144]&amp;&quot;&quot;&quot;&quot;&amp;&quot;,&quot;&amp;&quot;&quot;&quot;&quot;&amp;[.L144]&amp;&quot;&quot;&quot;&quot;&amp;&quot;,&quot;&amp;&quot;&quot;&quot;&quot;&amp;[.M144]&amp;&quot;&quot;&quot;&quot;&amp;&quot;,&quot;&amp;&quot;&quot;&quot;&quot;&amp;[.N144]&amp;&quot;&quot;&quot;&quot;&amp;&quot;]}]},&quot;" table:style-name="ce28">
            <text:p>synonyms":["H100/65/10","L100/65/10","L100x65x10","L100x65x10"]}]},</text:p>
          </table:table-cell>
          <table:table-cell office:value-type="string" office:string-value="{&quot;L100/65/10&quot;: [{&quot;shape_coords&quot;:[100,65,10,10,15,7.5,32.5,50],&quot;shape_name&quot;:&quot;LAngle&quot;,&quot;synonyms&quot;:[&quot;H100/65/10&quot;,&quot;L100/65/10&quot;,&quot;L100x65x10&quot;,&quot;L100x65x10&quot;]}]}," table:formula="of:=&quot;{&quot; &amp; &quot;&quot;&quot;&quot;&amp;[.A144]&amp;&quot;&quot;&quot;&quot;&amp;&quot;: [{&quot;&quot;&quot; &amp;&quot;shape_coords&quot;&amp;&quot;&quot;&quot;&quot; &amp; &quot;:&quot; &amp; &quot;[&quot; &amp; [.B144] &amp; &quot;,&quot; &amp;[.C144] &amp; &quot;,&quot; &amp;[.D144]&amp; &quot;,&quot; &amp;[.E144]&amp; &quot;,&quot; &amp;[.F144]&amp; &quot;,&quot; &amp;[.G144]&amp; &quot;,&quot; &amp;[.H144]&amp; &quot;,&quot; &amp;[.I144] &amp; &quot;],&quot; &amp; &quot;&quot;&quot;&quot; &amp;&quot;shape_name&quot;&amp;&quot;&quot;&quot;&quot; &amp; &quot;:&quot; &amp; &quot;&quot;&quot;&quot; &amp;[.J144] &amp; &quot;&quot;&quot;&quot; &amp; &quot;,&quot; &amp; &quot;&quot;&quot;&quot;&amp;[.P144]" table:style-name="ce11">
            <text:p>{"L100/65/10": [{"shape_coords":[100,65,10,10,15,7.5,32.5,50],"shape_name":"LAngle","synonyms":["H100/65/10","L100/65/10","L100x65x10","L100x6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65/11</text:p>
          </table:table-cell>
          <table:table-cell office:value-type="float" office:value="100" table:style-name="ce26">
            <text:p>100</text:p>
          </table:table-cell>
          <table:table-cell office:value-type="float" office:value="65" table:style-name="ce26">
            <text:p>65</text:p>
          </table:table-cell>
          <table:table-cell office:value-type="float" office:value="11" table:style-name="ce26">
            <text:p>11</text:p>
          </table:table-cell>
          <table:table-cell office:value-type="float" office:value="11" table:style-name="ce26">
            <text:p>11</text:p>
          </table:table-cell>
          <table:table-cell office:value-type="float" office:value="16" table:style-name="ce27">
            <text:p>16</text:p>
          </table:table-cell>
          <table:table-cell office:value-type="float" office:value="8" table:style-name="ce27">
            <text:p>8</text:p>
          </table:table-cell>
          <table:table-cell office:value-type="string" table:style-name="ce27">
            <text:p>32.5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65/11</text:p>
          </table:table-cell>
          <table:table-cell office:value-type="string" table:style-name="ce26">
            <text:p>L100/65/11</text:p>
          </table:table-cell>
          <table:table-cell office:value-type="string" table:style-name="ce26">
            <text:p>L100x65x11</text:p>
          </table:table-cell>
          <table:table-cell office:value-type="string" table:style-name="ce27">
            <text:p>L100x65x11</text:p>
          </table:table-cell>
          <table:table-cell table:style-name="ce15"/>
          <table:table-cell office:value-type="string" office:string-value="synonyms&quot;:[&quot;H100/65/11&quot;,&quot;L100/65/11&quot;,&quot;L100x65x11&quot;,&quot;L100x65x11&quot;]}]}," table:formula="of:= &quot;synonyms&quot;&amp;&quot;&quot;&quot;&quot;&amp;&quot;:[&quot;&amp;&quot;&quot;&quot;&quot;&amp;[.K145]&amp;&quot;&quot;&quot;&quot;&amp;&quot;,&quot;&amp;&quot;&quot;&quot;&quot;&amp;[.L145]&amp;&quot;&quot;&quot;&quot;&amp;&quot;,&quot;&amp;&quot;&quot;&quot;&quot;&amp;[.M145]&amp;&quot;&quot;&quot;&quot;&amp;&quot;,&quot;&amp;&quot;&quot;&quot;&quot;&amp;[.N145]&amp;&quot;&quot;&quot;&quot;&amp;&quot;]}]},&quot;" table:style-name="ce28">
            <text:p>synonyms":["H100/65/11","L100/65/11","L100x65x11","L100x65x11"]}]},</text:p>
          </table:table-cell>
          <table:table-cell office:value-type="string" office:string-value="{&quot;L100/65/11&quot;: [{&quot;shape_coords&quot;:[100,65,11,11,16,8,32.5,50],&quot;shape_name&quot;:&quot;LAngle&quot;,&quot;synonyms&quot;:[&quot;H100/65/11&quot;,&quot;L100/65/11&quot;,&quot;L100x65x11&quot;,&quot;L100x65x11&quot;]}]}," table:formula="of:=&quot;{&quot; &amp; &quot;&quot;&quot;&quot;&amp;[.A145]&amp;&quot;&quot;&quot;&quot;&amp;&quot;: [{&quot;&quot;&quot; &amp;&quot;shape_coords&quot;&amp;&quot;&quot;&quot;&quot; &amp; &quot;:&quot; &amp; &quot;[&quot; &amp; [.B145] &amp; &quot;,&quot; &amp;[.C145] &amp; &quot;,&quot; &amp;[.D145]&amp; &quot;,&quot; &amp;[.E145]&amp; &quot;,&quot; &amp;[.F145]&amp; &quot;,&quot; &amp;[.G145]&amp; &quot;,&quot; &amp;[.H145]&amp; &quot;,&quot; &amp;[.I145] &amp; &quot;],&quot; &amp; &quot;&quot;&quot;&quot; &amp;&quot;shape_name&quot;&amp;&quot;&quot;&quot;&quot; &amp; &quot;:&quot; &amp; &quot;&quot;&quot;&quot; &amp;[.J145] &amp; &quot;&quot;&quot;&quot; &amp; &quot;,&quot; &amp; &quot;&quot;&quot;&quot;&amp;[.P145]" table:style-name="ce11">
            <text:p>{"L100/65/11": [{"shape_coords":[100,65,11,11,16,8,32.5,50],"shape_name":"LAngle","synonyms":["H100/65/11","L100/65/11","L100x65x11","L100x65x11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75/7</text:p>
          </table:table-cell>
          <table:table-cell office:value-type="float" office:value="100" table:style-name="ce26">
            <text:p>100</text:p>
          </table:table-cell>
          <table:table-cell office:value-type="float" office:value="75" table:style-name="ce26">
            <text:p>75</text:p>
          </table:table-cell>
          <table:table-cell office:value-type="float" office:value="7" table:style-name="ce26">
            <text:p>7</text:p>
          </table:table-cell>
          <table:table-cell office:value-type="float" office:value="7" table:style-name="ce26">
            <text:p>7</text:p>
          </table:table-cell>
          <table:table-cell office:value-type="float" office:value="12" table:style-name="ce27">
            <text:p>12</text:p>
          </table:table-cell>
          <table:table-cell office:value-type="float" office:value="6" table:style-name="ce27">
            <text:p>6</text:p>
          </table:table-cell>
          <table:table-cell office:value-type="string" table:style-name="ce27">
            <text:p>37.5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75/7</text:p>
          </table:table-cell>
          <table:table-cell office:value-type="string" table:style-name="ce26">
            <text:p>L100/75/7</text:p>
          </table:table-cell>
          <table:table-cell office:value-type="string" table:style-name="ce26">
            <text:p>L100x75x7</text:p>
          </table:table-cell>
          <table:table-cell office:value-type="string" table:style-name="ce27">
            <text:p>L100x75x7</text:p>
          </table:table-cell>
          <table:table-cell table:style-name="ce15"/>
          <table:table-cell office:value-type="string" office:string-value="synonyms&quot;:[&quot;H100/75/7&quot;,&quot;L100/75/7&quot;,&quot;L100x75x7&quot;,&quot;L100x75x7&quot;]}]}," table:formula="of:= &quot;synonyms&quot;&amp;&quot;&quot;&quot;&quot;&amp;&quot;:[&quot;&amp;&quot;&quot;&quot;&quot;&amp;[.K146]&amp;&quot;&quot;&quot;&quot;&amp;&quot;,&quot;&amp;&quot;&quot;&quot;&quot;&amp;[.L146]&amp;&quot;&quot;&quot;&quot;&amp;&quot;,&quot;&amp;&quot;&quot;&quot;&quot;&amp;[.M146]&amp;&quot;&quot;&quot;&quot;&amp;&quot;,&quot;&amp;&quot;&quot;&quot;&quot;&amp;[.N146]&amp;&quot;&quot;&quot;&quot;&amp;&quot;]}]},&quot;" table:style-name="ce28">
            <text:p>synonyms":["H100/75/7","L100/75/7","L100x75x7","L100x75x7"]}]},</text:p>
          </table:table-cell>
          <table:table-cell office:value-type="string" office:string-value="{&quot;L100/75/7&quot;: [{&quot;shape_coords&quot;:[100,75,7,7,12,6,37.5,50],&quot;shape_name&quot;:&quot;LAngle&quot;,&quot;synonyms&quot;:[&quot;H100/75/7&quot;,&quot;L100/75/7&quot;,&quot;L100x75x7&quot;,&quot;L100x75x7&quot;]}]}," table:formula="of:=&quot;{&quot; &amp; &quot;&quot;&quot;&quot;&amp;[.A146]&amp;&quot;&quot;&quot;&quot;&amp;&quot;: [{&quot;&quot;&quot; &amp;&quot;shape_coords&quot;&amp;&quot;&quot;&quot;&quot; &amp; &quot;:&quot; &amp; &quot;[&quot; &amp; [.B146] &amp; &quot;,&quot; &amp;[.C146] &amp; &quot;,&quot; &amp;[.D146]&amp; &quot;,&quot; &amp;[.E146]&amp; &quot;,&quot; &amp;[.F146]&amp; &quot;,&quot; &amp;[.G146]&amp; &quot;,&quot; &amp;[.H146]&amp; &quot;,&quot; &amp;[.I146] &amp; &quot;],&quot; &amp; &quot;&quot;&quot;&quot; &amp;&quot;shape_name&quot;&amp;&quot;&quot;&quot;&quot; &amp; &quot;:&quot; &amp; &quot;&quot;&quot;&quot; &amp;[.J146] &amp; &quot;&quot;&quot;&quot; &amp; &quot;,&quot; &amp; &quot;&quot;&quot;&quot;&amp;[.P146]" table:style-name="ce11">
            <text:p>{"L100/75/7": [{"shape_coords":[100,75,7,7,12,6,37.5,50],"shape_name":"LAngle","synonyms":["H100/75/7","L100/75/7","L100x75x7","L100x75x7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75/8</text:p>
          </table:table-cell>
          <table:table-cell office:value-type="float" office:value="100" table:style-name="ce26">
            <text:p>100</text:p>
          </table:table-cell>
          <table:table-cell office:value-type="float" office:value="75" table:style-name="ce26">
            <text:p>75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3" table:style-name="ce27">
            <text:p>13</text:p>
          </table:table-cell>
          <table:table-cell office:value-type="string" table:style-name="ce27">
            <text:p>6.5</text:p>
          </table:table-cell>
          <table:table-cell office:value-type="string" table:style-name="ce27">
            <text:p>37.5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75/8</text:p>
          </table:table-cell>
          <table:table-cell office:value-type="string" table:style-name="ce26">
            <text:p>L100/75/8</text:p>
          </table:table-cell>
          <table:table-cell office:value-type="string" table:style-name="ce26">
            <text:p>L100x75x8</text:p>
          </table:table-cell>
          <table:table-cell office:value-type="string" table:style-name="ce27">
            <text:p>L100x75x8</text:p>
          </table:table-cell>
          <table:table-cell table:style-name="ce15"/>
          <table:table-cell office:value-type="string" office:string-value="synonyms&quot;:[&quot;H100/75/8&quot;,&quot;L100/75/8&quot;,&quot;L100x75x8&quot;,&quot;L100x75x8&quot;]}]}," table:formula="of:= &quot;synonyms&quot;&amp;&quot;&quot;&quot;&quot;&amp;&quot;:[&quot;&amp;&quot;&quot;&quot;&quot;&amp;[.K147]&amp;&quot;&quot;&quot;&quot;&amp;&quot;,&quot;&amp;&quot;&quot;&quot;&quot;&amp;[.L147]&amp;&quot;&quot;&quot;&quot;&amp;&quot;,&quot;&amp;&quot;&quot;&quot;&quot;&amp;[.M147]&amp;&quot;&quot;&quot;&quot;&amp;&quot;,&quot;&amp;&quot;&quot;&quot;&quot;&amp;[.N147]&amp;&quot;&quot;&quot;&quot;&amp;&quot;]}]},&quot;" table:style-name="ce28">
            <text:p>synonyms":["H100/75/8","L100/75/8","L100x75x8","L100x75x8"]}]},</text:p>
          </table:table-cell>
          <table:table-cell office:value-type="string" office:string-value="{&quot;L100/75/8&quot;: [{&quot;shape_coords&quot;:[100,75,8,8,13,6.5,37.5,50],&quot;shape_name&quot;:&quot;LAngle&quot;,&quot;synonyms&quot;:[&quot;H100/75/8&quot;,&quot;L100/75/8&quot;,&quot;L100x75x8&quot;,&quot;L100x75x8&quot;]}]}," table:formula="of:=&quot;{&quot; &amp; &quot;&quot;&quot;&quot;&amp;[.A147]&amp;&quot;&quot;&quot;&quot;&amp;&quot;: [{&quot;&quot;&quot; &amp;&quot;shape_coords&quot;&amp;&quot;&quot;&quot;&quot; &amp; &quot;:&quot; &amp; &quot;[&quot; &amp; [.B147] &amp; &quot;,&quot; &amp;[.C147] &amp; &quot;,&quot; &amp;[.D147]&amp; &quot;,&quot; &amp;[.E147]&amp; &quot;,&quot; &amp;[.F147]&amp; &quot;,&quot; &amp;[.G147]&amp; &quot;,&quot; &amp;[.H147]&amp; &quot;,&quot; &amp;[.I147] &amp; &quot;],&quot; &amp; &quot;&quot;&quot;&quot; &amp;&quot;shape_name&quot;&amp;&quot;&quot;&quot;&quot; &amp; &quot;:&quot; &amp; &quot;&quot;&quot;&quot; &amp;[.J147] &amp; &quot;&quot;&quot;&quot; &amp; &quot;,&quot; &amp; &quot;&quot;&quot;&quot;&amp;[.P147]" table:style-name="ce11">
            <text:p>{"L100/75/8": [{"shape_coords":[100,75,8,8,13,6.5,37.5,50],"shape_name":"LAngle","synonyms":["H100/75/8","L100/75/8","L100x75x8","L100x7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75/9</text:p>
          </table:table-cell>
          <table:table-cell office:value-type="float" office:value="100" table:style-name="ce26">
            <text:p>100</text:p>
          </table:table-cell>
          <table:table-cell office:value-type="float" office:value="75" table:style-name="ce26">
            <text:p>75</text:p>
          </table:table-cell>
          <table:table-cell office:value-type="float" office:value="9" table:style-name="ce26">
            <text:p>9</text:p>
          </table:table-cell>
          <table:table-cell office:value-type="float" office:value="9" table:style-name="ce26">
            <text:p>9</text:p>
          </table:table-cell>
          <table:table-cell office:value-type="float" office:value="14" table:style-name="ce27">
            <text:p>14</text:p>
          </table:table-cell>
          <table:table-cell office:value-type="float" office:value="7" table:style-name="ce27">
            <text:p>7</text:p>
          </table:table-cell>
          <table:table-cell office:value-type="string" table:style-name="ce27">
            <text:p>37.5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75/9</text:p>
          </table:table-cell>
          <table:table-cell office:value-type="string" table:style-name="ce26">
            <text:p>L100/75/9</text:p>
          </table:table-cell>
          <table:table-cell office:value-type="string" table:style-name="ce26">
            <text:p>L100x75x9</text:p>
          </table:table-cell>
          <table:table-cell office:value-type="string" table:style-name="ce27">
            <text:p>L100x75x9</text:p>
          </table:table-cell>
          <table:table-cell table:style-name="ce15"/>
          <table:table-cell office:value-type="string" office:string-value="synonyms&quot;:[&quot;H100/75/9&quot;,&quot;L100/75/9&quot;,&quot;L100x75x9&quot;,&quot;L100x75x9&quot;]}]}," table:formula="of:= &quot;synonyms&quot;&amp;&quot;&quot;&quot;&quot;&amp;&quot;:[&quot;&amp;&quot;&quot;&quot;&quot;&amp;[.K148]&amp;&quot;&quot;&quot;&quot;&amp;&quot;,&quot;&amp;&quot;&quot;&quot;&quot;&amp;[.L148]&amp;&quot;&quot;&quot;&quot;&amp;&quot;,&quot;&amp;&quot;&quot;&quot;&quot;&amp;[.M148]&amp;&quot;&quot;&quot;&quot;&amp;&quot;,&quot;&amp;&quot;&quot;&quot;&quot;&amp;[.N148]&amp;&quot;&quot;&quot;&quot;&amp;&quot;]}]},&quot;" table:style-name="ce28">
            <text:p>synonyms":["H100/75/9","L100/75/9","L100x75x9","L100x75x9"]}]},</text:p>
          </table:table-cell>
          <table:table-cell office:value-type="string" office:string-value="{&quot;L100/75/9&quot;: [{&quot;shape_coords&quot;:[100,75,9,9,14,7,37.5,50],&quot;shape_name&quot;:&quot;LAngle&quot;,&quot;synonyms&quot;:[&quot;H100/75/9&quot;,&quot;L100/75/9&quot;,&quot;L100x75x9&quot;,&quot;L100x75x9&quot;]}]}," table:formula="of:=&quot;{&quot; &amp; &quot;&quot;&quot;&quot;&amp;[.A148]&amp;&quot;&quot;&quot;&quot;&amp;&quot;: [{&quot;&quot;&quot; &amp;&quot;shape_coords&quot;&amp;&quot;&quot;&quot;&quot; &amp; &quot;:&quot; &amp; &quot;[&quot; &amp; [.B148] &amp; &quot;,&quot; &amp;[.C148] &amp; &quot;,&quot; &amp;[.D148]&amp; &quot;,&quot; &amp;[.E148]&amp; &quot;,&quot; &amp;[.F148]&amp; &quot;,&quot; &amp;[.G148]&amp; &quot;,&quot; &amp;[.H148]&amp; &quot;,&quot; &amp;[.I148] &amp; &quot;],&quot; &amp; &quot;&quot;&quot;&quot; &amp;&quot;shape_name&quot;&amp;&quot;&quot;&quot;&quot; &amp; &quot;:&quot; &amp; &quot;&quot;&quot;&quot; &amp;[.J148] &amp; &quot;&quot;&quot;&quot; &amp; &quot;,&quot; &amp; &quot;&quot;&quot;&quot;&amp;[.P148]" table:style-name="ce11">
            <text:p>{"L100/75/9": [{"shape_coords":[100,75,9,9,14,7,37.5,50],"shape_name":"LAngle","synonyms":["H100/75/9","L100/75/9","L100x75x9","L100x75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00/75/10</text:p>
          </table:table-cell>
          <table:table-cell office:value-type="float" office:value="100" table:style-name="ce26">
            <text:p>100</text:p>
          </table:table-cell>
          <table:table-cell office:value-type="float" office:value="75" table:style-name="ce26">
            <text:p>75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float" office:value="15" table:style-name="ce27">
            <text:p>15</text:p>
          </table:table-cell>
          <table:table-cell office:value-type="string" table:style-name="ce27">
            <text:p>7.5</text:p>
          </table:table-cell>
          <table:table-cell office:value-type="string" table:style-name="ce27">
            <text:p>37.5</text:p>
          </table:table-cell>
          <table:table-cell office:value-type="float" office:value="50" table:style-name="ce27">
            <text:p>5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00/75/10</text:p>
          </table:table-cell>
          <table:table-cell office:value-type="string" table:style-name="ce26">
            <text:p>L100/75/10</text:p>
          </table:table-cell>
          <table:table-cell office:value-type="string" table:style-name="ce26">
            <text:p>L100x75x10</text:p>
          </table:table-cell>
          <table:table-cell office:value-type="string" table:style-name="ce27">
            <text:p>L100x75x10</text:p>
          </table:table-cell>
          <table:table-cell table:style-name="ce15"/>
          <table:table-cell office:value-type="string" office:string-value="synonyms&quot;:[&quot;H100/75/10&quot;,&quot;L100/75/10&quot;,&quot;L100x75x10&quot;,&quot;L100x75x10&quot;]}]}," table:formula="of:= &quot;synonyms&quot;&amp;&quot;&quot;&quot;&quot;&amp;&quot;:[&quot;&amp;&quot;&quot;&quot;&quot;&amp;[.K149]&amp;&quot;&quot;&quot;&quot;&amp;&quot;,&quot;&amp;&quot;&quot;&quot;&quot;&amp;[.L149]&amp;&quot;&quot;&quot;&quot;&amp;&quot;,&quot;&amp;&quot;&quot;&quot;&quot;&amp;[.M149]&amp;&quot;&quot;&quot;&quot;&amp;&quot;,&quot;&amp;&quot;&quot;&quot;&quot;&amp;[.N149]&amp;&quot;&quot;&quot;&quot;&amp;&quot;]}]},&quot;" table:style-name="ce28">
            <text:p>synonyms":["H100/75/10","L100/75/10","L100x75x10","L100x75x10"]}]},</text:p>
          </table:table-cell>
          <table:table-cell office:value-type="string" office:string-value="{&quot;L100/75/10&quot;: [{&quot;shape_coords&quot;:[100,75,10,10,15,7.5,37.5,50],&quot;shape_name&quot;:&quot;LAngle&quot;,&quot;synonyms&quot;:[&quot;H100/75/10&quot;,&quot;L100/75/10&quot;,&quot;L100x75x10&quot;,&quot;L100x75x10&quot;]}]}," table:formula="of:=&quot;{&quot; &amp; &quot;&quot;&quot;&quot;&amp;[.A149]&amp;&quot;&quot;&quot;&quot;&amp;&quot;: [{&quot;&quot;&quot; &amp;&quot;shape_coords&quot;&amp;&quot;&quot;&quot;&quot; &amp; &quot;:&quot; &amp; &quot;[&quot; &amp; [.B149] &amp; &quot;,&quot; &amp;[.C149] &amp; &quot;,&quot; &amp;[.D149]&amp; &quot;,&quot; &amp;[.E149]&amp; &quot;,&quot; &amp;[.F149]&amp; &quot;,&quot; &amp;[.G149]&amp; &quot;,&quot; &amp;[.H149]&amp; &quot;,&quot; &amp;[.I149] &amp; &quot;],&quot; &amp; &quot;&quot;&quot;&quot; &amp;&quot;shape_name&quot;&amp;&quot;&quot;&quot;&quot; &amp; &quot;:&quot; &amp; &quot;&quot;&quot;&quot; &amp;[.J149] &amp; &quot;&quot;&quot;&quot; &amp; &quot;,&quot; &amp; &quot;&quot;&quot;&quot;&amp;[.P149]" table:style-name="ce11">
            <text:p>{"L100/75/10": [{"shape_coords":[100,75,10,10,15,7.5,37.5,50],"shape_name":"LAngle","synonyms":["H100/75/10","L100/75/10","L100x75x10","L100x7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20/80/8</text:p>
          </table:table-cell>
          <table:table-cell office:value-type="float" office:value="120" table:style-name="ce26">
            <text:p>120</text:p>
          </table:table-cell>
          <table:table-cell office:value-type="float" office:value="80" table:style-name="ce26">
            <text:p>80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3" table:style-name="ce27">
            <text:p>13</text:p>
          </table:table-cell>
          <table:table-cell office:value-type="string" table:style-name="ce27">
            <text:p>6.5</text:p>
          </table:table-cell>
          <table:table-cell office:value-type="float" office:value="40" table:style-name="ce27">
            <text:p>40</text:p>
          </table:table-cell>
          <table:table-cell office:value-type="float" office:value="60" table:style-name="ce27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20/80/8</text:p>
          </table:table-cell>
          <table:table-cell office:value-type="string" table:style-name="ce26">
            <text:p>L120/80/8</text:p>
          </table:table-cell>
          <table:table-cell office:value-type="string" table:style-name="ce26">
            <text:p>L120x80x8</text:p>
          </table:table-cell>
          <table:table-cell office:value-type="string" table:style-name="ce27">
            <text:p>L120x80x8</text:p>
          </table:table-cell>
          <table:table-cell table:style-name="ce15"/>
          <table:table-cell office:value-type="string" office:string-value="synonyms&quot;:[&quot;H120/80/8&quot;,&quot;L120/80/8&quot;,&quot;L120x80x8&quot;,&quot;L120x80x8&quot;]}]}," table:formula="of:= &quot;synonyms&quot;&amp;&quot;&quot;&quot;&quot;&amp;&quot;:[&quot;&amp;&quot;&quot;&quot;&quot;&amp;[.K150]&amp;&quot;&quot;&quot;&quot;&amp;&quot;,&quot;&amp;&quot;&quot;&quot;&quot;&amp;[.L150]&amp;&quot;&quot;&quot;&quot;&amp;&quot;,&quot;&amp;&quot;&quot;&quot;&quot;&amp;[.M150]&amp;&quot;&quot;&quot;&quot;&amp;&quot;,&quot;&amp;&quot;&quot;&quot;&quot;&amp;[.N150]&amp;&quot;&quot;&quot;&quot;&amp;&quot;]}]},&quot;" table:style-name="ce28">
            <text:p>synonyms":["H120/80/8","L120/80/8","L120x80x8","L120x80x8"]}]},</text:p>
          </table:table-cell>
          <table:table-cell office:value-type="string" office:string-value="{&quot;L120/80/8&quot;: [{&quot;shape_coords&quot;:[120,80,8,8,13,6.5,40,60],&quot;shape_name&quot;:&quot;LAngle&quot;,&quot;synonyms&quot;:[&quot;H120/80/8&quot;,&quot;L120/80/8&quot;,&quot;L120x80x8&quot;,&quot;L120x80x8&quot;]}]}," table:formula="of:=&quot;{&quot; &amp; &quot;&quot;&quot;&quot;&amp;[.A150]&amp;&quot;&quot;&quot;&quot;&amp;&quot;: [{&quot;&quot;&quot; &amp;&quot;shape_coords&quot;&amp;&quot;&quot;&quot;&quot; &amp; &quot;:&quot; &amp; &quot;[&quot; &amp; [.B150] &amp; &quot;,&quot; &amp;[.C150] &amp; &quot;,&quot; &amp;[.D150]&amp; &quot;,&quot; &amp;[.E150]&amp; &quot;,&quot; &amp;[.F150]&amp; &quot;,&quot; &amp;[.G150]&amp; &quot;,&quot; &amp;[.H150]&amp; &quot;,&quot; &amp;[.I150] &amp; &quot;],&quot; &amp; &quot;&quot;&quot;&quot; &amp;&quot;shape_name&quot;&amp;&quot;&quot;&quot;&quot; &amp; &quot;:&quot; &amp; &quot;&quot;&quot;&quot; &amp;[.J150] &amp; &quot;&quot;&quot;&quot; &amp; &quot;,&quot; &amp; &quot;&quot;&quot;&quot;&amp;[.P150]" table:style-name="ce11">
            <text:p>{"L120/80/8": [{"shape_coords":[120,80,8,8,13,6.5,40,60],"shape_name":"LAngle","synonyms":["H120/80/8","L120/80/8","L120x80x8","L120x80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20/80/12</text:p>
          </table:table-cell>
          <table:table-cell office:value-type="float" office:value="120" table:style-name="ce26">
            <text:p>120</text:p>
          </table:table-cell>
          <table:table-cell office:value-type="float" office:value="80" table:style-name="ce26">
            <text:p>80</text:p>
          </table:table-cell>
          <table:table-cell office:value-type="float" office:value="12" table:style-name="ce26">
            <text:p>12</text:p>
          </table:table-cell>
          <table:table-cell office:value-type="float" office:value="12" table:style-name="ce26">
            <text:p>12</text:p>
          </table:table-cell>
          <table:table-cell office:value-type="float" office:value="17" table:style-name="ce27">
            <text:p>17</text:p>
          </table:table-cell>
          <table:table-cell office:value-type="string" table:style-name="ce27">
            <text:p>8.5</text:p>
          </table:table-cell>
          <table:table-cell office:value-type="float" office:value="40" table:style-name="ce27">
            <text:p>40</text:p>
          </table:table-cell>
          <table:table-cell office:value-type="float" office:value="60" table:style-name="ce27">
            <text:p>6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20/80/12</text:p>
          </table:table-cell>
          <table:table-cell office:value-type="string" table:style-name="ce26">
            <text:p>L120/80/12</text:p>
          </table:table-cell>
          <table:table-cell office:value-type="string" table:style-name="ce26">
            <text:p>L120x80x12</text:p>
          </table:table-cell>
          <table:table-cell office:value-type="string" table:style-name="ce27">
            <text:p>L120x80x12</text:p>
          </table:table-cell>
          <table:table-cell table:style-name="ce15"/>
          <table:table-cell office:value-type="string" office:string-value="synonyms&quot;:[&quot;H120/80/12&quot;,&quot;L120/80/12&quot;,&quot;L120x80x12&quot;,&quot;L120x80x12&quot;]}]}," table:formula="of:= &quot;synonyms&quot;&amp;&quot;&quot;&quot;&quot;&amp;&quot;:[&quot;&amp;&quot;&quot;&quot;&quot;&amp;[.K151]&amp;&quot;&quot;&quot;&quot;&amp;&quot;,&quot;&amp;&quot;&quot;&quot;&quot;&amp;[.L151]&amp;&quot;&quot;&quot;&quot;&amp;&quot;,&quot;&amp;&quot;&quot;&quot;&quot;&amp;[.M151]&amp;&quot;&quot;&quot;&quot;&amp;&quot;,&quot;&amp;&quot;&quot;&quot;&quot;&amp;[.N151]&amp;&quot;&quot;&quot;&quot;&amp;&quot;]}]},&quot;" table:style-name="ce28">
            <text:p>synonyms":["H120/80/12","L120/80/12","L120x80x12","L120x80x12"]}]},</text:p>
          </table:table-cell>
          <table:table-cell office:value-type="string" office:string-value="{&quot;L120/80/12&quot;: [{&quot;shape_coords&quot;:[120,80,12,12,17,8.5,40,60],&quot;shape_name&quot;:&quot;LAngle&quot;,&quot;synonyms&quot;:[&quot;H120/80/12&quot;,&quot;L120/80/12&quot;,&quot;L120x80x12&quot;,&quot;L120x80x12&quot;]}]}," table:formula="of:=&quot;{&quot; &amp; &quot;&quot;&quot;&quot;&amp;[.A151]&amp;&quot;&quot;&quot;&quot;&amp;&quot;: [{&quot;&quot;&quot; &amp;&quot;shape_coords&quot;&amp;&quot;&quot;&quot;&quot; &amp; &quot;:&quot; &amp; &quot;[&quot; &amp; [.B151] &amp; &quot;,&quot; &amp;[.C151] &amp; &quot;,&quot; &amp;[.D151]&amp; &quot;,&quot; &amp;[.E151]&amp; &quot;,&quot; &amp;[.F151]&amp; &quot;,&quot; &amp;[.G151]&amp; &quot;,&quot; &amp;[.H151]&amp; &quot;,&quot; &amp;[.I151] &amp; &quot;],&quot; &amp; &quot;&quot;&quot;&quot; &amp;&quot;shape_name&quot;&amp;&quot;&quot;&quot;&quot; &amp; &quot;:&quot; &amp; &quot;&quot;&quot;&quot; &amp;[.J151] &amp; &quot;&quot;&quot;&quot; &amp; &quot;,&quot; &amp; &quot;&quot;&quot;&quot;&amp;[.P151]" table:style-name="ce11">
            <text:p>{"L120/80/12": [{"shape_coords":[120,80,12,12,17,8.5,40,60],"shape_name":"LAngle","synonyms":["H120/80/12","L120/80/12","L120x80x12","L120x8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30/65/8</text:p>
          </table:table-cell>
          <table:table-cell office:value-type="float" office:value="130" table:style-name="ce26">
            <text:p>130</text:p>
          </table:table-cell>
          <table:table-cell office:value-type="float" office:value="65" table:style-name="ce26">
            <text:p>65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3" table:style-name="ce27">
            <text:p>13</text:p>
          </table:table-cell>
          <table:table-cell office:value-type="string" table:style-name="ce27">
            <text:p>6.5</text:p>
          </table:table-cell>
          <table:table-cell office:value-type="string" table:style-name="ce27">
            <text:p>32.5</text:p>
          </table:table-cell>
          <table:table-cell office:value-type="float" office:value="65" table:style-name="ce27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30/65/8</text:p>
          </table:table-cell>
          <table:table-cell office:value-type="string" table:style-name="ce26">
            <text:p>L130/65/8</text:p>
          </table:table-cell>
          <table:table-cell office:value-type="string" table:style-name="ce26">
            <text:p>L130x65x8</text:p>
          </table:table-cell>
          <table:table-cell office:value-type="string" table:style-name="ce27">
            <text:p>L130x65x8</text:p>
          </table:table-cell>
          <table:table-cell table:style-name="ce15"/>
          <table:table-cell office:value-type="string" office:string-value="synonyms&quot;:[&quot;H130/65/8&quot;,&quot;L130/65/8&quot;,&quot;L130x65x8&quot;,&quot;L130x65x8&quot;]}]}," table:formula="of:= &quot;synonyms&quot;&amp;&quot;&quot;&quot;&quot;&amp;&quot;:[&quot;&amp;&quot;&quot;&quot;&quot;&amp;[.K152]&amp;&quot;&quot;&quot;&quot;&amp;&quot;,&quot;&amp;&quot;&quot;&quot;&quot;&amp;[.L152]&amp;&quot;&quot;&quot;&quot;&amp;&quot;,&quot;&amp;&quot;&quot;&quot;&quot;&amp;[.M152]&amp;&quot;&quot;&quot;&quot;&amp;&quot;,&quot;&amp;&quot;&quot;&quot;&quot;&amp;[.N152]&amp;&quot;&quot;&quot;&quot;&amp;&quot;]}]},&quot;" table:style-name="ce28">
            <text:p>synonyms":["H130/65/8","L130/65/8","L130x65x8","L130x65x8"]}]},</text:p>
          </table:table-cell>
          <table:table-cell office:value-type="string" office:string-value="{&quot;L130/65/8&quot;: [{&quot;shape_coords&quot;:[130,65,8,8,13,6.5,32.5,65],&quot;shape_name&quot;:&quot;LAngle&quot;,&quot;synonyms&quot;:[&quot;H130/65/8&quot;,&quot;L130/65/8&quot;,&quot;L130x65x8&quot;,&quot;L130x65x8&quot;]}]}," table:formula="of:=&quot;{&quot; &amp; &quot;&quot;&quot;&quot;&amp;[.A152]&amp;&quot;&quot;&quot;&quot;&amp;&quot;: [{&quot;&quot;&quot; &amp;&quot;shape_coords&quot;&amp;&quot;&quot;&quot;&quot; &amp; &quot;:&quot; &amp; &quot;[&quot; &amp; [.B152] &amp; &quot;,&quot; &amp;[.C152] &amp; &quot;,&quot; &amp;[.D152]&amp; &quot;,&quot; &amp;[.E152]&amp; &quot;,&quot; &amp;[.F152]&amp; &quot;,&quot; &amp;[.G152]&amp; &quot;,&quot; &amp;[.H152]&amp; &quot;,&quot; &amp;[.I152] &amp; &quot;],&quot; &amp; &quot;&quot;&quot;&quot; &amp;&quot;shape_name&quot;&amp;&quot;&quot;&quot;&quot; &amp; &quot;:&quot; &amp; &quot;&quot;&quot;&quot; &amp;[.J152] &amp; &quot;&quot;&quot;&quot; &amp; &quot;,&quot; &amp; &quot;&quot;&quot;&quot;&amp;[.P152]" table:style-name="ce11">
            <text:p>{"L130/65/8": [{"shape_coords":[130,65,8,8,13,6.5,32.5,65],"shape_name":"LAngle","synonyms":["H130/65/8","L130/65/8","L130x65x8","L130x6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30/65/10</text:p>
          </table:table-cell>
          <table:table-cell office:value-type="float" office:value="130" table:style-name="ce26">
            <text:p>130</text:p>
          </table:table-cell>
          <table:table-cell office:value-type="float" office:value="65" table:style-name="ce26">
            <text:p>65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float" office:value="15" table:style-name="ce27">
            <text:p>15</text:p>
          </table:table-cell>
          <table:table-cell office:value-type="string" table:style-name="ce27">
            <text:p>7.5</text:p>
          </table:table-cell>
          <table:table-cell office:value-type="string" table:style-name="ce27">
            <text:p>32.5</text:p>
          </table:table-cell>
          <table:table-cell office:value-type="float" office:value="65" table:style-name="ce27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30/65/10</text:p>
          </table:table-cell>
          <table:table-cell office:value-type="string" table:style-name="ce26">
            <text:p>L130/65/10</text:p>
          </table:table-cell>
          <table:table-cell office:value-type="string" table:style-name="ce26">
            <text:p>L130x65x10</text:p>
          </table:table-cell>
          <table:table-cell office:value-type="string" table:style-name="ce27">
            <text:p>L130x65x10</text:p>
          </table:table-cell>
          <table:table-cell table:style-name="ce15"/>
          <table:table-cell office:value-type="string" office:string-value="synonyms&quot;:[&quot;H130/65/10&quot;,&quot;L130/65/10&quot;,&quot;L130x65x10&quot;,&quot;L130x65x10&quot;]}]}," table:formula="of:= &quot;synonyms&quot;&amp;&quot;&quot;&quot;&quot;&amp;&quot;:[&quot;&amp;&quot;&quot;&quot;&quot;&amp;[.K153]&amp;&quot;&quot;&quot;&quot;&amp;&quot;,&quot;&amp;&quot;&quot;&quot;&quot;&amp;[.L153]&amp;&quot;&quot;&quot;&quot;&amp;&quot;,&quot;&amp;&quot;&quot;&quot;&quot;&amp;[.M153]&amp;&quot;&quot;&quot;&quot;&amp;&quot;,&quot;&amp;&quot;&quot;&quot;&quot;&amp;[.N153]&amp;&quot;&quot;&quot;&quot;&amp;&quot;]}]},&quot;" table:style-name="ce28">
            <text:p>synonyms":["H130/65/10","L130/65/10","L130x65x10","L130x65x10"]}]},</text:p>
          </table:table-cell>
          <table:table-cell office:value-type="string" office:string-value="{&quot;L130/65/10&quot;: [{&quot;shape_coords&quot;:[130,65,10,10,15,7.5,32.5,65],&quot;shape_name&quot;:&quot;LAngle&quot;,&quot;synonyms&quot;:[&quot;H130/65/10&quot;,&quot;L130/65/10&quot;,&quot;L130x65x10&quot;,&quot;L130x65x10&quot;]}]}," table:formula="of:=&quot;{&quot; &amp; &quot;&quot;&quot;&quot;&amp;[.A153]&amp;&quot;&quot;&quot;&quot;&amp;&quot;: [{&quot;&quot;&quot; &amp;&quot;shape_coords&quot;&amp;&quot;&quot;&quot;&quot; &amp; &quot;:&quot; &amp; &quot;[&quot; &amp; [.B153] &amp; &quot;,&quot; &amp;[.C153] &amp; &quot;,&quot; &amp;[.D153]&amp; &quot;,&quot; &amp;[.E153]&amp; &quot;,&quot; &amp;[.F153]&amp; &quot;,&quot; &amp;[.G153]&amp; &quot;,&quot; &amp;[.H153]&amp; &quot;,&quot; &amp;[.I153] &amp; &quot;],&quot; &amp; &quot;&quot;&quot;&quot; &amp;&quot;shape_name&quot;&amp;&quot;&quot;&quot;&quot; &amp; &quot;:&quot; &amp; &quot;&quot;&quot;&quot; &amp;[.J153] &amp; &quot;&quot;&quot;&quot; &amp; &quot;,&quot; &amp; &quot;&quot;&quot;&quot;&amp;[.P153]" table:style-name="ce11">
            <text:p>{"L130/65/10": [{"shape_coords":[130,65,10,10,15,7.5,32.5,65],"shape_name":"LAngle","synonyms":["H130/65/10","L130/65/10","L130x65x10","L130x6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30/65/12</text:p>
          </table:table-cell>
          <table:table-cell office:value-type="float" office:value="130" table:style-name="ce26">
            <text:p>130</text:p>
          </table:table-cell>
          <table:table-cell office:value-type="float" office:value="65" table:style-name="ce26">
            <text:p>65</text:p>
          </table:table-cell>
          <table:table-cell office:value-type="float" office:value="12" table:style-name="ce26">
            <text:p>12</text:p>
          </table:table-cell>
          <table:table-cell office:value-type="float" office:value="12" table:style-name="ce26">
            <text:p>12</text:p>
          </table:table-cell>
          <table:table-cell office:value-type="float" office:value="17" table:style-name="ce27">
            <text:p>17</text:p>
          </table:table-cell>
          <table:table-cell office:value-type="string" table:style-name="ce27">
            <text:p>8.5</text:p>
          </table:table-cell>
          <table:table-cell office:value-type="string" table:style-name="ce27">
            <text:p>32.5</text:p>
          </table:table-cell>
          <table:table-cell office:value-type="float" office:value="65" table:style-name="ce27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30/65/12</text:p>
          </table:table-cell>
          <table:table-cell office:value-type="string" table:style-name="ce26">
            <text:p>L130/65/12</text:p>
          </table:table-cell>
          <table:table-cell office:value-type="string" table:style-name="ce26">
            <text:p>L130x65x12</text:p>
          </table:table-cell>
          <table:table-cell office:value-type="string" table:style-name="ce27">
            <text:p>L130x65x12</text:p>
          </table:table-cell>
          <table:table-cell table:style-name="ce15"/>
          <table:table-cell office:value-type="string" office:string-value="synonyms&quot;:[&quot;H130/65/12&quot;,&quot;L130/65/12&quot;,&quot;L130x65x12&quot;,&quot;L130x65x12&quot;]}]}," table:formula="of:= &quot;synonyms&quot;&amp;&quot;&quot;&quot;&quot;&amp;&quot;:[&quot;&amp;&quot;&quot;&quot;&quot;&amp;[.K154]&amp;&quot;&quot;&quot;&quot;&amp;&quot;,&quot;&amp;&quot;&quot;&quot;&quot;&amp;[.L154]&amp;&quot;&quot;&quot;&quot;&amp;&quot;,&quot;&amp;&quot;&quot;&quot;&quot;&amp;[.M154]&amp;&quot;&quot;&quot;&quot;&amp;&quot;,&quot;&amp;&quot;&quot;&quot;&quot;&amp;[.N154]&amp;&quot;&quot;&quot;&quot;&amp;&quot;]}]},&quot;" table:style-name="ce28">
            <text:p>synonyms":["H130/65/12","L130/65/12","L130x65x12","L130x65x12"]}]},</text:p>
          </table:table-cell>
          <table:table-cell office:value-type="string" office:string-value="{&quot;L130/65/12&quot;: [{&quot;shape_coords&quot;:[130,65,12,12,17,8.5,32.5,65],&quot;shape_name&quot;:&quot;LAngle&quot;,&quot;synonyms&quot;:[&quot;H130/65/12&quot;,&quot;L130/65/12&quot;,&quot;L130x65x12&quot;,&quot;L130x65x12&quot;]}]}," table:formula="of:=&quot;{&quot; &amp; &quot;&quot;&quot;&quot;&amp;[.A154]&amp;&quot;&quot;&quot;&quot;&amp;&quot;: [{&quot;&quot;&quot; &amp;&quot;shape_coords&quot;&amp;&quot;&quot;&quot;&quot; &amp; &quot;:&quot; &amp; &quot;[&quot; &amp; [.B154] &amp; &quot;,&quot; &amp;[.C154] &amp; &quot;,&quot; &amp;[.D154]&amp; &quot;,&quot; &amp;[.E154]&amp; &quot;,&quot; &amp;[.F154]&amp; &quot;,&quot; &amp;[.G154]&amp; &quot;,&quot; &amp;[.H154]&amp; &quot;,&quot; &amp;[.I154] &amp; &quot;],&quot; &amp; &quot;&quot;&quot;&quot; &amp;&quot;shape_name&quot;&amp;&quot;&quot;&quot;&quot; &amp; &quot;:&quot; &amp; &quot;&quot;&quot;&quot; &amp;[.J154] &amp; &quot;&quot;&quot;&quot; &amp; &quot;,&quot; &amp; &quot;&quot;&quot;&quot;&amp;[.P154]" table:style-name="ce11">
            <text:p>{"L130/65/12": [{"shape_coords":[130,65,12,12,17,8.5,32.5,65],"shape_name":"LAngle","synonyms":["H130/65/12","L130/65/12","L130x65x12","L130x65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30/75/8</text:p>
          </table:table-cell>
          <table:table-cell office:value-type="float" office:value="130" table:style-name="ce26">
            <text:p>130</text:p>
          </table:table-cell>
          <table:table-cell office:value-type="float" office:value="75" table:style-name="ce26">
            <text:p>75</text:p>
          </table:table-cell>
          <table:table-cell office:value-type="float" office:value="8" table:style-name="ce26">
            <text:p>8</text:p>
          </table:table-cell>
          <table:table-cell office:value-type="float" office:value="8" table:style-name="ce26">
            <text:p>8</text:p>
          </table:table-cell>
          <table:table-cell office:value-type="float" office:value="13" table:style-name="ce27">
            <text:p>13</text:p>
          </table:table-cell>
          <table:table-cell office:value-type="string" table:style-name="ce27">
            <text:p>6.5</text:p>
          </table:table-cell>
          <table:table-cell office:value-type="string" table:style-name="ce27">
            <text:p>37.5</text:p>
          </table:table-cell>
          <table:table-cell office:value-type="float" office:value="65" table:style-name="ce27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30/75/8</text:p>
          </table:table-cell>
          <table:table-cell office:value-type="string" table:style-name="ce26">
            <text:p>L130/75/8</text:p>
          </table:table-cell>
          <table:table-cell office:value-type="string" table:style-name="ce26">
            <text:p>L130x75x8</text:p>
          </table:table-cell>
          <table:table-cell office:value-type="string" table:style-name="ce27">
            <text:p>L130x75x8</text:p>
          </table:table-cell>
          <table:table-cell table:style-name="ce15"/>
          <table:table-cell office:value-type="string" office:string-value="synonyms&quot;:[&quot;H130/75/8&quot;,&quot;L130/75/8&quot;,&quot;L130x75x8&quot;,&quot;L130x75x8&quot;]}]}," table:formula="of:= &quot;synonyms&quot;&amp;&quot;&quot;&quot;&quot;&amp;&quot;:[&quot;&amp;&quot;&quot;&quot;&quot;&amp;[.K155]&amp;&quot;&quot;&quot;&quot;&amp;&quot;,&quot;&amp;&quot;&quot;&quot;&quot;&amp;[.L155]&amp;&quot;&quot;&quot;&quot;&amp;&quot;,&quot;&amp;&quot;&quot;&quot;&quot;&amp;[.M155]&amp;&quot;&quot;&quot;&quot;&amp;&quot;,&quot;&amp;&quot;&quot;&quot;&quot;&amp;[.N155]&amp;&quot;&quot;&quot;&quot;&amp;&quot;]}]},&quot;" table:style-name="ce28">
            <text:p>synonyms":["H130/75/8","L130/75/8","L130x75x8","L130x75x8"]}]},</text:p>
          </table:table-cell>
          <table:table-cell office:value-type="string" office:string-value="{&quot;L130/75/8&quot;: [{&quot;shape_coords&quot;:[130,75,8,8,13,6.5,37.5,65],&quot;shape_name&quot;:&quot;LAngle&quot;,&quot;synonyms&quot;:[&quot;H130/75/8&quot;,&quot;L130/75/8&quot;,&quot;L130x75x8&quot;,&quot;L130x75x8&quot;]}]}," table:formula="of:=&quot;{&quot; &amp; &quot;&quot;&quot;&quot;&amp;[.A155]&amp;&quot;&quot;&quot;&quot;&amp;&quot;: [{&quot;&quot;&quot; &amp;&quot;shape_coords&quot;&amp;&quot;&quot;&quot;&quot; &amp; &quot;:&quot; &amp; &quot;[&quot; &amp; [.B155] &amp; &quot;,&quot; &amp;[.C155] &amp; &quot;,&quot; &amp;[.D155]&amp; &quot;,&quot; &amp;[.E155]&amp; &quot;,&quot; &amp;[.F155]&amp; &quot;,&quot; &amp;[.G155]&amp; &quot;,&quot; &amp;[.H155]&amp; &quot;,&quot; &amp;[.I155] &amp; &quot;],&quot; &amp; &quot;&quot;&quot;&quot; &amp;&quot;shape_name&quot;&amp;&quot;&quot;&quot;&quot; &amp; &quot;:&quot; &amp; &quot;&quot;&quot;&quot; &amp;[.J155] &amp; &quot;&quot;&quot;&quot; &amp; &quot;,&quot; &amp; &quot;&quot;&quot;&quot;&amp;[.P155]" table:style-name="ce11">
            <text:p>{"L130/75/8": [{"shape_coords":[130,75,8,8,13,6.5,37.5,65],"shape_name":"LAngle","synonyms":["H130/75/8","L130/75/8","L130x75x8","L130x75x8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30/75/10</text:p>
          </table:table-cell>
          <table:table-cell office:value-type="float" office:value="130" table:style-name="ce26">
            <text:p>130</text:p>
          </table:table-cell>
          <table:table-cell office:value-type="float" office:value="75" table:style-name="ce26">
            <text:p>75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string" table:style-name="ce27">
            <text:p>15</text:p>
          </table:table-cell>
          <table:table-cell office:value-type="string" table:style-name="ce27">
            <text:p>7.5</text:p>
          </table:table-cell>
          <table:table-cell office:value-type="string" table:style-name="ce27">
            <text:p>37.5</text:p>
          </table:table-cell>
          <table:table-cell office:value-type="float" office:value="65" table:style-name="ce27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30/75/10</text:p>
          </table:table-cell>
          <table:table-cell office:value-type="string" table:style-name="ce26">
            <text:p>L130/75/10</text:p>
          </table:table-cell>
          <table:table-cell office:value-type="string" table:style-name="ce26">
            <text:p>L130x75x10</text:p>
          </table:table-cell>
          <table:table-cell office:value-type="string" table:style-name="ce27">
            <text:p>L130x75x10</text:p>
          </table:table-cell>
          <table:table-cell table:style-name="ce15"/>
          <table:table-cell office:value-type="string" office:string-value="synonyms&quot;:[&quot;H130/75/10&quot;,&quot;L130/75/10&quot;,&quot;L130x75x10&quot;,&quot;L130x75x10&quot;]}]}," table:formula="of:= &quot;synonyms&quot;&amp;&quot;&quot;&quot;&quot;&amp;&quot;:[&quot;&amp;&quot;&quot;&quot;&quot;&amp;[.K156]&amp;&quot;&quot;&quot;&quot;&amp;&quot;,&quot;&amp;&quot;&quot;&quot;&quot;&amp;[.L156]&amp;&quot;&quot;&quot;&quot;&amp;&quot;,&quot;&amp;&quot;&quot;&quot;&quot;&amp;[.M156]&amp;&quot;&quot;&quot;&quot;&amp;&quot;,&quot;&amp;&quot;&quot;&quot;&quot;&amp;[.N156]&amp;&quot;&quot;&quot;&quot;&amp;&quot;]}]},&quot;" table:style-name="ce28">
            <text:p>synonyms":["H130/75/10","L130/75/10","L130x75x10","L130x75x10"]}]},</text:p>
          </table:table-cell>
          <table:table-cell office:value-type="string" office:string-value="{&quot;L130/75/10&quot;: [{&quot;shape_coords&quot;:[130,75,10,10,15,7.5,37.5,65],&quot;shape_name&quot;:&quot;LAngle&quot;,&quot;synonyms&quot;:[&quot;H130/75/10&quot;,&quot;L130/75/10&quot;,&quot;L130x75x10&quot;,&quot;L130x75x10&quot;]}]}," table:formula="of:=&quot;{&quot; &amp; &quot;&quot;&quot;&quot;&amp;[.A156]&amp;&quot;&quot;&quot;&quot;&amp;&quot;: [{&quot;&quot;&quot; &amp;&quot;shape_coords&quot;&amp;&quot;&quot;&quot;&quot; &amp; &quot;:&quot; &amp; &quot;[&quot; &amp; [.B156] &amp; &quot;,&quot; &amp;[.C156] &amp; &quot;,&quot; &amp;[.D156]&amp; &quot;,&quot; &amp;[.E156]&amp; &quot;,&quot; &amp;[.F156]&amp; &quot;,&quot; &amp;[.G156]&amp; &quot;,&quot; &amp;[.H156]&amp; &quot;,&quot; &amp;[.I156] &amp; &quot;],&quot; &amp; &quot;&quot;&quot;&quot; &amp;&quot;shape_name&quot;&amp;&quot;&quot;&quot;&quot; &amp; &quot;:&quot; &amp; &quot;&quot;&quot;&quot; &amp;[.J156] &amp; &quot;&quot;&quot;&quot; &amp; &quot;,&quot; &amp; &quot;&quot;&quot;&quot;&amp;[.P156]" table:style-name="ce11">
            <text:p>{"L130/75/10": [{"shape_coords":[130,75,10,10,15,7.5,37.5,65],"shape_name":"LAngle","synonyms":["H130/75/10","L130/75/10","L130x75x10","L130x7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30/75/12</text:p>
          </table:table-cell>
          <table:table-cell office:value-type="float" office:value="130" table:style-name="ce26">
            <text:p>130</text:p>
          </table:table-cell>
          <table:table-cell office:value-type="float" office:value="75" table:style-name="ce26">
            <text:p>75</text:p>
          </table:table-cell>
          <table:table-cell office:value-type="float" office:value="12" table:style-name="ce26">
            <text:p>12</text:p>
          </table:table-cell>
          <table:table-cell office:value-type="float" office:value="12" table:style-name="ce26">
            <text:p>12</text:p>
          </table:table-cell>
          <table:table-cell office:value-type="string" table:style-name="ce27">
            <text:p>17</text:p>
          </table:table-cell>
          <table:table-cell office:value-type="string" table:style-name="ce27">
            <text:p>8.5</text:p>
          </table:table-cell>
          <table:table-cell office:value-type="string" table:style-name="ce27">
            <text:p>37.5</text:p>
          </table:table-cell>
          <table:table-cell office:value-type="float" office:value="65" table:style-name="ce27">
            <text:p>6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30/75/12</text:p>
          </table:table-cell>
          <table:table-cell office:value-type="string" table:style-name="ce26">
            <text:p>L130/75/12</text:p>
          </table:table-cell>
          <table:table-cell office:value-type="string" table:style-name="ce26">
            <text:p>L130x75x12</text:p>
          </table:table-cell>
          <table:table-cell office:value-type="string" table:style-name="ce27">
            <text:p>L130x75x12</text:p>
          </table:table-cell>
          <table:table-cell table:style-name="ce15"/>
          <table:table-cell office:value-type="string" office:string-value="synonyms&quot;:[&quot;H130/75/12&quot;,&quot;L130/75/12&quot;,&quot;L130x75x12&quot;,&quot;L130x75x12&quot;]}]}," table:formula="of:= &quot;synonyms&quot;&amp;&quot;&quot;&quot;&quot;&amp;&quot;:[&quot;&amp;&quot;&quot;&quot;&quot;&amp;[.K157]&amp;&quot;&quot;&quot;&quot;&amp;&quot;,&quot;&amp;&quot;&quot;&quot;&quot;&amp;[.L157]&amp;&quot;&quot;&quot;&quot;&amp;&quot;,&quot;&amp;&quot;&quot;&quot;&quot;&amp;[.M157]&amp;&quot;&quot;&quot;&quot;&amp;&quot;,&quot;&amp;&quot;&quot;&quot;&quot;&amp;[.N157]&amp;&quot;&quot;&quot;&quot;&amp;&quot;]}]},&quot;" table:style-name="ce28">
            <text:p>synonyms":["H130/75/12","L130/75/12","L130x75x12","L130x75x12"]}]},</text:p>
          </table:table-cell>
          <table:table-cell office:value-type="string" office:string-value="{&quot;L130/75/12&quot;: [{&quot;shape_coords&quot;:[130,75,12,12,17,8.5,37.5,65],&quot;shape_name&quot;:&quot;LAngle&quot;,&quot;synonyms&quot;:[&quot;H130/75/12&quot;,&quot;L130/75/12&quot;,&quot;L130x75x12&quot;,&quot;L130x75x12&quot;]}]}," table:formula="of:=&quot;{&quot; &amp; &quot;&quot;&quot;&quot;&amp;[.A157]&amp;&quot;&quot;&quot;&quot;&amp;&quot;: [{&quot;&quot;&quot; &amp;&quot;shape_coords&quot;&amp;&quot;&quot;&quot;&quot; &amp; &quot;:&quot; &amp; &quot;[&quot; &amp; [.B157] &amp; &quot;,&quot; &amp;[.C157] &amp; &quot;,&quot; &amp;[.D157]&amp; &quot;,&quot; &amp;[.E157]&amp; &quot;,&quot; &amp;[.F157]&amp; &quot;,&quot; &amp;[.G157]&amp; &quot;,&quot; &amp;[.H157]&amp; &quot;,&quot; &amp;[.I157] &amp; &quot;],&quot; &amp; &quot;&quot;&quot;&quot; &amp;&quot;shape_name&quot;&amp;&quot;&quot;&quot;&quot; &amp; &quot;:&quot; &amp; &quot;&quot;&quot;&quot; &amp;[.J157] &amp; &quot;&quot;&quot;&quot; &amp; &quot;,&quot; &amp; &quot;&quot;&quot;&quot;&amp;[.P157]" table:style-name="ce11">
            <text:p>{"L130/75/12": [{"shape_coords":[130,75,12,12,17,8.5,37.5,65],"shape_name":"LAngle","synonyms":["H130/75/12","L130/75/12","L130x75x12","L130x75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50/75/9</text:p>
          </table:table-cell>
          <table:table-cell office:value-type="float" office:value="150" table:style-name="ce26">
            <text:p>150</text:p>
          </table:table-cell>
          <table:table-cell office:value-type="float" office:value="75" table:style-name="ce26">
            <text:p>75</text:p>
          </table:table-cell>
          <table:table-cell office:value-type="float" office:value="9" table:style-name="ce26">
            <text:p>9</text:p>
          </table:table-cell>
          <table:table-cell office:value-type="float" office:value="9" table:style-name="ce26">
            <text:p>9</text:p>
          </table:table-cell>
          <table:table-cell office:value-type="string" table:style-name="ce27">
            <text:p>14</text:p>
          </table:table-cell>
          <table:table-cell office:value-type="float" office:value="7" table:style-name="ce27">
            <text:p>7</text:p>
          </table:table-cell>
          <table:table-cell office:value-type="string" table:style-name="ce27">
            <text:p>37.5</text:p>
          </table:table-cell>
          <table:table-cell office:value-type="float" office:value="75" table:style-name="ce27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50/75/9</text:p>
          </table:table-cell>
          <table:table-cell office:value-type="string" table:style-name="ce26">
            <text:p>L150/75/9</text:p>
          </table:table-cell>
          <table:table-cell office:value-type="string" table:style-name="ce26">
            <text:p>L150x75x9</text:p>
          </table:table-cell>
          <table:table-cell office:value-type="string" table:style-name="ce27">
            <text:p>L150x75x9</text:p>
          </table:table-cell>
          <table:table-cell table:style-name="ce15"/>
          <table:table-cell office:value-type="string" office:string-value="synonyms&quot;:[&quot;H150/75/9&quot;,&quot;L150/75/9&quot;,&quot;L150x75x9&quot;,&quot;L150x75x9&quot;]}]}," table:formula="of:= &quot;synonyms&quot;&amp;&quot;&quot;&quot;&quot;&amp;&quot;:[&quot;&amp;&quot;&quot;&quot;&quot;&amp;[.K158]&amp;&quot;&quot;&quot;&quot;&amp;&quot;,&quot;&amp;&quot;&quot;&quot;&quot;&amp;[.L158]&amp;&quot;&quot;&quot;&quot;&amp;&quot;,&quot;&amp;&quot;&quot;&quot;&quot;&amp;[.M158]&amp;&quot;&quot;&quot;&quot;&amp;&quot;,&quot;&amp;&quot;&quot;&quot;&quot;&amp;[.N158]&amp;&quot;&quot;&quot;&quot;&amp;&quot;]}]},&quot;" table:style-name="ce28">
            <text:p>synonyms":["H150/75/9","L150/75/9","L150x75x9","L150x75x9"]}]},</text:p>
          </table:table-cell>
          <table:table-cell office:value-type="string" office:string-value="{&quot;L150/75/9&quot;: [{&quot;shape_coords&quot;:[150,75,9,9,14,7,37.5,75],&quot;shape_name&quot;:&quot;LAngle&quot;,&quot;synonyms&quot;:[&quot;H150/75/9&quot;,&quot;L150/75/9&quot;,&quot;L150x75x9&quot;,&quot;L150x75x9&quot;]}]}," table:formula="of:=&quot;{&quot; &amp; &quot;&quot;&quot;&quot;&amp;[.A158]&amp;&quot;&quot;&quot;&quot;&amp;&quot;: [{&quot;&quot;&quot; &amp;&quot;shape_coords&quot;&amp;&quot;&quot;&quot;&quot; &amp; &quot;:&quot; &amp; &quot;[&quot; &amp; [.B158] &amp; &quot;,&quot; &amp;[.C158] &amp; &quot;,&quot; &amp;[.D158]&amp; &quot;,&quot; &amp;[.E158]&amp; &quot;,&quot; &amp;[.F158]&amp; &quot;,&quot; &amp;[.G158]&amp; &quot;,&quot; &amp;[.H158]&amp; &quot;,&quot; &amp;[.I158] &amp; &quot;],&quot; &amp; &quot;&quot;&quot;&quot; &amp;&quot;shape_name&quot;&amp;&quot;&quot;&quot;&quot; &amp; &quot;:&quot; &amp; &quot;&quot;&quot;&quot; &amp;[.J158] &amp; &quot;&quot;&quot;&quot; &amp; &quot;,&quot; &amp; &quot;&quot;&quot;&quot;&amp;[.P158]" table:style-name="ce11">
            <text:p>{"L150/75/9": [{"shape_coords":[150,75,9,9,14,7,37.5,75],"shape_name":"LAngle","synonyms":["H150/75/9","L150/75/9","L150x75x9","L150x75x9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50/75/10</text:p>
          </table:table-cell>
          <table:table-cell office:value-type="float" office:value="150" table:style-name="ce26">
            <text:p>150</text:p>
          </table:table-cell>
          <table:table-cell office:value-type="float" office:value="75" table:style-name="ce26">
            <text:p>75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string" table:style-name="ce27">
            <text:p>15</text:p>
          </table:table-cell>
          <table:table-cell office:value-type="string" table:style-name="ce27">
            <text:p>7.5</text:p>
          </table:table-cell>
          <table:table-cell office:value-type="string" table:style-name="ce27">
            <text:p>37.5</text:p>
          </table:table-cell>
          <table:table-cell office:value-type="float" office:value="75" table:style-name="ce27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50/75/10</text:p>
          </table:table-cell>
          <table:table-cell office:value-type="string" table:style-name="ce26">
            <text:p>L150/75/10</text:p>
          </table:table-cell>
          <table:table-cell office:value-type="string" table:style-name="ce26">
            <text:p>L150x75x10</text:p>
          </table:table-cell>
          <table:table-cell office:value-type="string" table:style-name="ce27">
            <text:p>L150x75x10</text:p>
          </table:table-cell>
          <table:table-cell table:style-name="ce15"/>
          <table:table-cell office:value-type="string" office:string-value="synonyms&quot;:[&quot;H150/75/10&quot;,&quot;L150/75/10&quot;,&quot;L150x75x10&quot;,&quot;L150x75x10&quot;]}]}," table:formula="of:= &quot;synonyms&quot;&amp;&quot;&quot;&quot;&quot;&amp;&quot;:[&quot;&amp;&quot;&quot;&quot;&quot;&amp;[.K159]&amp;&quot;&quot;&quot;&quot;&amp;&quot;,&quot;&amp;&quot;&quot;&quot;&quot;&amp;[.L159]&amp;&quot;&quot;&quot;&quot;&amp;&quot;,&quot;&amp;&quot;&quot;&quot;&quot;&amp;[.M159]&amp;&quot;&quot;&quot;&quot;&amp;&quot;,&quot;&amp;&quot;&quot;&quot;&quot;&amp;[.N159]&amp;&quot;&quot;&quot;&quot;&amp;&quot;]}]},&quot;" table:style-name="ce28">
            <text:p>synonyms":["H150/75/10","L150/75/10","L150x75x10","L150x75x10"]}]},</text:p>
          </table:table-cell>
          <table:table-cell office:value-type="string" office:string-value="{&quot;L150/75/10&quot;: [{&quot;shape_coords&quot;:[150,75,10,10,15,7.5,37.5,75],&quot;shape_name&quot;:&quot;LAngle&quot;,&quot;synonyms&quot;:[&quot;H150/75/10&quot;,&quot;L150/75/10&quot;,&quot;L150x75x10&quot;,&quot;L150x75x10&quot;]}]}," table:formula="of:=&quot;{&quot; &amp; &quot;&quot;&quot;&quot;&amp;[.A159]&amp;&quot;&quot;&quot;&quot;&amp;&quot;: [{&quot;&quot;&quot; &amp;&quot;shape_coords&quot;&amp;&quot;&quot;&quot;&quot; &amp; &quot;:&quot; &amp; &quot;[&quot; &amp; [.B159] &amp; &quot;,&quot; &amp;[.C159] &amp; &quot;,&quot; &amp;[.D159]&amp; &quot;,&quot; &amp;[.E159]&amp; &quot;,&quot; &amp;[.F159]&amp; &quot;,&quot; &amp;[.G159]&amp; &quot;,&quot; &amp;[.H159]&amp; &quot;,&quot; &amp;[.I159] &amp; &quot;],&quot; &amp; &quot;&quot;&quot;&quot; &amp;&quot;shape_name&quot;&amp;&quot;&quot;&quot;&quot; &amp; &quot;:&quot; &amp; &quot;&quot;&quot;&quot; &amp;[.J159] &amp; &quot;&quot;&quot;&quot; &amp; &quot;,&quot; &amp; &quot;&quot;&quot;&quot;&amp;[.P159]" table:style-name="ce11">
            <text:p>{"L150/75/10": [{"shape_coords":[150,75,10,10,15,7.5,37.5,75],"shape_name":"LAngle","synonyms":["H150/75/10","L150/75/10","L150x75x10","L150x75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50/75/11</text:p>
          </table:table-cell>
          <table:table-cell office:value-type="float" office:value="150" table:style-name="ce26">
            <text:p>150</text:p>
          </table:table-cell>
          <table:table-cell office:value-type="float" office:value="75" table:style-name="ce26">
            <text:p>75</text:p>
          </table:table-cell>
          <table:table-cell office:value-type="float" office:value="11" table:style-name="ce26">
            <text:p>11</text:p>
          </table:table-cell>
          <table:table-cell office:value-type="float" office:value="11" table:style-name="ce26">
            <text:p>11</text:p>
          </table:table-cell>
          <table:table-cell office:value-type="string" table:style-name="ce27">
            <text:p>16</text:p>
          </table:table-cell>
          <table:table-cell office:value-type="float" office:value="8" table:style-name="ce27">
            <text:p>8</text:p>
          </table:table-cell>
          <table:table-cell office:value-type="string" table:style-name="ce27">
            <text:p>37.5</text:p>
          </table:table-cell>
          <table:table-cell office:value-type="float" office:value="75" table:style-name="ce27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50/75/11</text:p>
          </table:table-cell>
          <table:table-cell office:value-type="string" table:style-name="ce26">
            <text:p>L150/75/11</text:p>
          </table:table-cell>
          <table:table-cell office:value-type="string" table:style-name="ce26">
            <text:p>L150x75x11</text:p>
          </table:table-cell>
          <table:table-cell office:value-type="string" table:style-name="ce27">
            <text:p>L150x75x11</text:p>
          </table:table-cell>
          <table:table-cell table:style-name="ce15"/>
          <table:table-cell office:value-type="string" office:string-value="synonyms&quot;:[&quot;H150/75/11&quot;,&quot;L150/75/11&quot;,&quot;L150x75x11&quot;,&quot;L150x75x11&quot;]}]}," table:formula="of:= &quot;synonyms&quot;&amp;&quot;&quot;&quot;&quot;&amp;&quot;:[&quot;&amp;&quot;&quot;&quot;&quot;&amp;[.K160]&amp;&quot;&quot;&quot;&quot;&amp;&quot;,&quot;&amp;&quot;&quot;&quot;&quot;&amp;[.L160]&amp;&quot;&quot;&quot;&quot;&amp;&quot;,&quot;&amp;&quot;&quot;&quot;&quot;&amp;[.M160]&amp;&quot;&quot;&quot;&quot;&amp;&quot;,&quot;&amp;&quot;&quot;&quot;&quot;&amp;[.N160]&amp;&quot;&quot;&quot;&quot;&amp;&quot;]}]},&quot;" table:style-name="ce28">
            <text:p>synonyms":["H150/75/11","L150/75/11","L150x75x11","L150x75x11"]}]},</text:p>
          </table:table-cell>
          <table:table-cell office:value-type="string" office:string-value="{&quot;L150/75/11&quot;: [{&quot;shape_coords&quot;:[150,75,11,11,16,8,37.5,75],&quot;shape_name&quot;:&quot;LAngle&quot;,&quot;synonyms&quot;:[&quot;H150/75/11&quot;,&quot;L150/75/11&quot;,&quot;L150x75x11&quot;,&quot;L150x75x11&quot;]}]}," table:formula="of:=&quot;{&quot; &amp; &quot;&quot;&quot;&quot;&amp;[.A160]&amp;&quot;&quot;&quot;&quot;&amp;&quot;: [{&quot;&quot;&quot; &amp;&quot;shape_coords&quot;&amp;&quot;&quot;&quot;&quot; &amp; &quot;:&quot; &amp; &quot;[&quot; &amp; [.B160] &amp; &quot;,&quot; &amp;[.C160] &amp; &quot;,&quot; &amp;[.D160]&amp; &quot;,&quot; &amp;[.E160]&amp; &quot;,&quot; &amp;[.F160]&amp; &quot;,&quot; &amp;[.G160]&amp; &quot;,&quot; &amp;[.H160]&amp; &quot;,&quot; &amp;[.I160] &amp; &quot;],&quot; &amp; &quot;&quot;&quot;&quot; &amp;&quot;shape_name&quot;&amp;&quot;&quot;&quot;&quot; &amp; &quot;:&quot; &amp; &quot;&quot;&quot;&quot; &amp;[.J160] &amp; &quot;&quot;&quot;&quot; &amp; &quot;,&quot; &amp; &quot;&quot;&quot;&quot;&amp;[.P160]" table:style-name="ce11">
            <text:p>{"L150/75/11": [{"shape_coords":[150,75,11,11,16,8,37.5,75],"shape_name":"LAngle","synonyms":["H150/75/11","L150/75/11","L150x75x11","L150x75x11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50/90/10</text:p>
          </table:table-cell>
          <table:table-cell office:value-type="float" office:value="150" table:style-name="ce26">
            <text:p>150</text:p>
          </table:table-cell>
          <table:table-cell office:value-type="float" office:value="90" table:style-name="ce26">
            <text:p>90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string" table:style-name="ce27">
            <text:p>16</text:p>
          </table:table-cell>
          <table:table-cell office:value-type="float" office:value="8" table:style-name="ce27">
            <text:p>8</text:p>
          </table:table-cell>
          <table:table-cell office:value-type="float" office:value="45" table:style-name="ce27">
            <text:p>45</text:p>
          </table:table-cell>
          <table:table-cell office:value-type="float" office:value="75" table:style-name="ce27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50/90/10</text:p>
          </table:table-cell>
          <table:table-cell office:value-type="string" table:style-name="ce26">
            <text:p>L150/90/10</text:p>
          </table:table-cell>
          <table:table-cell office:value-type="string" table:style-name="ce26">
            <text:p>L150x90x10</text:p>
          </table:table-cell>
          <table:table-cell office:value-type="string" table:style-name="ce27">
            <text:p>L150x90x10</text:p>
          </table:table-cell>
          <table:table-cell table:style-name="ce15"/>
          <table:table-cell office:value-type="string" office:string-value="synonyms&quot;:[&quot;H150/90/10&quot;,&quot;L150/90/10&quot;,&quot;L150x90x10&quot;,&quot;L150x90x10&quot;]}]}," table:formula="of:= &quot;synonyms&quot;&amp;&quot;&quot;&quot;&quot;&amp;&quot;:[&quot;&amp;&quot;&quot;&quot;&quot;&amp;[.K161]&amp;&quot;&quot;&quot;&quot;&amp;&quot;,&quot;&amp;&quot;&quot;&quot;&quot;&amp;[.L161]&amp;&quot;&quot;&quot;&quot;&amp;&quot;,&quot;&amp;&quot;&quot;&quot;&quot;&amp;[.M161]&amp;&quot;&quot;&quot;&quot;&amp;&quot;,&quot;&amp;&quot;&quot;&quot;&quot;&amp;[.N161]&amp;&quot;&quot;&quot;&quot;&amp;&quot;]}]},&quot;" table:style-name="ce28">
            <text:p>synonyms":["H150/90/10","L150/90/10","L150x90x10","L150x90x10"]}]},</text:p>
          </table:table-cell>
          <table:table-cell office:value-type="string" office:string-value="{&quot;L150/90/10&quot;: [{&quot;shape_coords&quot;:[150,90,10,10,16,8,45,75],&quot;shape_name&quot;:&quot;LAngle&quot;,&quot;synonyms&quot;:[&quot;H150/90/10&quot;,&quot;L150/90/10&quot;,&quot;L150x90x10&quot;,&quot;L150x90x10&quot;]}]}," table:formula="of:=&quot;{&quot; &amp; &quot;&quot;&quot;&quot;&amp;[.A161]&amp;&quot;&quot;&quot;&quot;&amp;&quot;: [{&quot;&quot;&quot; &amp;&quot;shape_coords&quot;&amp;&quot;&quot;&quot;&quot; &amp; &quot;:&quot; &amp; &quot;[&quot; &amp; [.B161] &amp; &quot;,&quot; &amp;[.C161] &amp; &quot;,&quot; &amp;[.D161]&amp; &quot;,&quot; &amp;[.E161]&amp; &quot;,&quot; &amp;[.F161]&amp; &quot;,&quot; &amp;[.G161]&amp; &quot;,&quot; &amp;[.H161]&amp; &quot;,&quot; &amp;[.I161] &amp; &quot;],&quot; &amp; &quot;&quot;&quot;&quot; &amp;&quot;shape_name&quot;&amp;&quot;&quot;&quot;&quot; &amp; &quot;:&quot; &amp; &quot;&quot;&quot;&quot; &amp;[.J161] &amp; &quot;&quot;&quot;&quot; &amp; &quot;,&quot; &amp; &quot;&quot;&quot;&quot;&amp;[.P161]" table:style-name="ce11">
            <text:p>{"L150/90/10": [{"shape_coords":[150,90,10,10,16,8,45,75],"shape_name":"LAngle","synonyms":["H150/90/10","L150/90/10","L150x90x10","L150x9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50/90/12</text:p>
          </table:table-cell>
          <table:table-cell office:value-type="float" office:value="150" table:style-name="ce26">
            <text:p>150</text:p>
          </table:table-cell>
          <table:table-cell office:value-type="float" office:value="90" table:style-name="ce26">
            <text:p>90</text:p>
          </table:table-cell>
          <table:table-cell office:value-type="float" office:value="12" table:style-name="ce26">
            <text:p>12</text:p>
          </table:table-cell>
          <table:table-cell office:value-type="float" office:value="12" table:style-name="ce26">
            <text:p>12</text:p>
          </table:table-cell>
          <table:table-cell office:value-type="string" table:style-name="ce27">
            <text:p>18</text:p>
          </table:table-cell>
          <table:table-cell office:value-type="float" office:value="9" table:style-name="ce27">
            <text:p>9</text:p>
          </table:table-cell>
          <table:table-cell office:value-type="float" office:value="45" table:style-name="ce27">
            <text:p>45</text:p>
          </table:table-cell>
          <table:table-cell office:value-type="float" office:value="75" table:style-name="ce27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50/90/12</text:p>
          </table:table-cell>
          <table:table-cell office:value-type="string" table:style-name="ce26">
            <text:p>L150/90/12</text:p>
          </table:table-cell>
          <table:table-cell office:value-type="string" table:style-name="ce26">
            <text:p>L150x90x12</text:p>
          </table:table-cell>
          <table:table-cell office:value-type="string" table:style-name="ce27">
            <text:p>L150x90x12</text:p>
          </table:table-cell>
          <table:table-cell table:style-name="ce15"/>
          <table:table-cell office:value-type="string" office:string-value="synonyms&quot;:[&quot;H150/90/12&quot;,&quot;L150/90/12&quot;,&quot;L150x90x12&quot;,&quot;L150x90x12&quot;]}]}," table:formula="of:= &quot;synonyms&quot;&amp;&quot;&quot;&quot;&quot;&amp;&quot;:[&quot;&amp;&quot;&quot;&quot;&quot;&amp;[.K162]&amp;&quot;&quot;&quot;&quot;&amp;&quot;,&quot;&amp;&quot;&quot;&quot;&quot;&amp;[.L162]&amp;&quot;&quot;&quot;&quot;&amp;&quot;,&quot;&amp;&quot;&quot;&quot;&quot;&amp;[.M162]&amp;&quot;&quot;&quot;&quot;&amp;&quot;,&quot;&amp;&quot;&quot;&quot;&quot;&amp;[.N162]&amp;&quot;&quot;&quot;&quot;&amp;&quot;]}]},&quot;" table:style-name="ce28">
            <text:p>synonyms":["H150/90/12","L150/90/12","L150x90x12","L150x90x12"]}]},</text:p>
          </table:table-cell>
          <table:table-cell office:value-type="string" office:string-value="{&quot;L150/90/12&quot;: [{&quot;shape_coords&quot;:[150,90,12,12,18,9,45,75],&quot;shape_name&quot;:&quot;LAngle&quot;,&quot;synonyms&quot;:[&quot;H150/90/12&quot;,&quot;L150/90/12&quot;,&quot;L150x90x12&quot;,&quot;L150x90x12&quot;]}]}," table:formula="of:=&quot;{&quot; &amp; &quot;&quot;&quot;&quot;&amp;[.A162]&amp;&quot;&quot;&quot;&quot;&amp;&quot;: [{&quot;&quot;&quot; &amp;&quot;shape_coords&quot;&amp;&quot;&quot;&quot;&quot; &amp; &quot;:&quot; &amp; &quot;[&quot; &amp; [.B162] &amp; &quot;,&quot; &amp;[.C162] &amp; &quot;,&quot; &amp;[.D162]&amp; &quot;,&quot; &amp;[.E162]&amp; &quot;,&quot; &amp;[.F162]&amp; &quot;,&quot; &amp;[.G162]&amp; &quot;,&quot; &amp;[.H162]&amp; &quot;,&quot; &amp;[.I162] &amp; &quot;],&quot; &amp; &quot;&quot;&quot;&quot; &amp;&quot;shape_name&quot;&amp;&quot;&quot;&quot;&quot; &amp; &quot;:&quot; &amp; &quot;&quot;&quot;&quot; &amp;[.J162] &amp; &quot;&quot;&quot;&quot; &amp; &quot;,&quot; &amp; &quot;&quot;&quot;&quot;&amp;[.P162]" table:style-name="ce11">
            <text:p>{"L150/90/12": [{"shape_coords":[150,90,12,12,18,9,45,75],"shape_name":"LAngle","synonyms":["H150/90/12","L150/90/12","L150x90x12","L150x9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50/100/10</text:p>
          </table:table-cell>
          <table:table-cell office:value-type="float" office:value="150" table:style-name="ce26">
            <text:p>150</text:p>
          </table:table-cell>
          <table:table-cell office:value-type="float" office:value="100" table:style-name="ce26">
            <text:p>100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string" table:style-name="ce27">
            <text:p>16</text:p>
          </table:table-cell>
          <table:table-cell office:value-type="float" office:value="8" table:style-name="ce27">
            <text:p>8</text:p>
          </table:table-cell>
          <table:table-cell office:value-type="float" office:value="50" table:style-name="ce27">
            <text:p>50</text:p>
          </table:table-cell>
          <table:table-cell office:value-type="float" office:value="75" table:style-name="ce27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50/100/10</text:p>
          </table:table-cell>
          <table:table-cell office:value-type="string" table:style-name="ce26">
            <text:p>L150/100/10</text:p>
          </table:table-cell>
          <table:table-cell office:value-type="string" table:style-name="ce26">
            <text:p>L150x100x10</text:p>
          </table:table-cell>
          <table:table-cell office:value-type="string" table:style-name="ce27">
            <text:p>L150x100x10</text:p>
          </table:table-cell>
          <table:table-cell table:style-name="ce15"/>
          <table:table-cell office:value-type="string" office:string-value="synonyms&quot;:[&quot;H150/100/10&quot;,&quot;L150/100/10&quot;,&quot;L150x100x10&quot;,&quot;L150x100x10&quot;]}]}," table:formula="of:= &quot;synonyms&quot;&amp;&quot;&quot;&quot;&quot;&amp;&quot;:[&quot;&amp;&quot;&quot;&quot;&quot;&amp;[.K163]&amp;&quot;&quot;&quot;&quot;&amp;&quot;,&quot;&amp;&quot;&quot;&quot;&quot;&amp;[.L163]&amp;&quot;&quot;&quot;&quot;&amp;&quot;,&quot;&amp;&quot;&quot;&quot;&quot;&amp;[.M163]&amp;&quot;&quot;&quot;&quot;&amp;&quot;,&quot;&amp;&quot;&quot;&quot;&quot;&amp;[.N163]&amp;&quot;&quot;&quot;&quot;&amp;&quot;]}]},&quot;" table:style-name="ce28">
            <text:p>synonyms":["H150/100/10","L150/100/10","L150x100x10","L150x100x10"]}]},</text:p>
          </table:table-cell>
          <table:table-cell office:value-type="string" office:string-value="{&quot;L150/100/10&quot;: [{&quot;shape_coords&quot;:[150,100,10,10,16,8,50,75],&quot;shape_name&quot;:&quot;LAngle&quot;,&quot;synonyms&quot;:[&quot;H150/100/10&quot;,&quot;L150/100/10&quot;,&quot;L150x100x10&quot;,&quot;L150x100x10&quot;]}]}," table:formula="of:=&quot;{&quot; &amp; &quot;&quot;&quot;&quot;&amp;[.A163]&amp;&quot;&quot;&quot;&quot;&amp;&quot;: [{&quot;&quot;&quot; &amp;&quot;shape_coords&quot;&amp;&quot;&quot;&quot;&quot; &amp; &quot;:&quot; &amp; &quot;[&quot; &amp; [.B163] &amp; &quot;,&quot; &amp;[.C163] &amp; &quot;,&quot; &amp;[.D163]&amp; &quot;,&quot; &amp;[.E163]&amp; &quot;,&quot; &amp;[.F163]&amp; &quot;,&quot; &amp;[.G163]&amp; &quot;,&quot; &amp;[.H163]&amp; &quot;,&quot; &amp;[.I163] &amp; &quot;],&quot; &amp; &quot;&quot;&quot;&quot; &amp;&quot;shape_name&quot;&amp;&quot;&quot;&quot;&quot; &amp; &quot;:&quot; &amp; &quot;&quot;&quot;&quot; &amp;[.J163] &amp; &quot;&quot;&quot;&quot; &amp; &quot;,&quot; &amp; &quot;&quot;&quot;&quot;&amp;[.P163]" table:style-name="ce11">
            <text:p>{"L150/100/10": [{"shape_coords":[150,100,10,10,16,8,50,75],"shape_name":"LAngle","synonyms":["H150/100/10","L150/100/10","L150x100x10","L150x10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50/100/12</text:p>
          </table:table-cell>
          <table:table-cell office:value-type="float" office:value="150" table:style-name="ce26">
            <text:p>150</text:p>
          </table:table-cell>
          <table:table-cell office:value-type="float" office:value="100" table:style-name="ce26">
            <text:p>100</text:p>
          </table:table-cell>
          <table:table-cell office:value-type="float" office:value="12" table:style-name="ce26">
            <text:p>12</text:p>
          </table:table-cell>
          <table:table-cell office:value-type="float" office:value="12" table:style-name="ce26">
            <text:p>12</text:p>
          </table:table-cell>
          <table:table-cell office:value-type="string" table:style-name="ce27">
            <text:p>18</text:p>
          </table:table-cell>
          <table:table-cell office:value-type="float" office:value="9" table:style-name="ce27">
            <text:p>9</text:p>
          </table:table-cell>
          <table:table-cell office:value-type="float" office:value="50" table:style-name="ce27">
            <text:p>50</text:p>
          </table:table-cell>
          <table:table-cell office:value-type="float" office:value="75" table:style-name="ce27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50/100/12</text:p>
          </table:table-cell>
          <table:table-cell office:value-type="string" table:style-name="ce26">
            <text:p>L150/100/12</text:p>
          </table:table-cell>
          <table:table-cell office:value-type="string" table:style-name="ce26">
            <text:p>L150x100x12</text:p>
          </table:table-cell>
          <table:table-cell office:value-type="string" table:style-name="ce27">
            <text:p>L150x100x12</text:p>
          </table:table-cell>
          <table:table-cell table:style-name="ce15"/>
          <table:table-cell office:value-type="string" office:string-value="synonyms&quot;:[&quot;H150/100/12&quot;,&quot;L150/100/12&quot;,&quot;L150x100x12&quot;,&quot;L150x100x12&quot;]}]}," table:formula="of:= &quot;synonyms&quot;&amp;&quot;&quot;&quot;&quot;&amp;&quot;:[&quot;&amp;&quot;&quot;&quot;&quot;&amp;[.K164]&amp;&quot;&quot;&quot;&quot;&amp;&quot;,&quot;&amp;&quot;&quot;&quot;&quot;&amp;[.L164]&amp;&quot;&quot;&quot;&quot;&amp;&quot;,&quot;&amp;&quot;&quot;&quot;&quot;&amp;[.M164]&amp;&quot;&quot;&quot;&quot;&amp;&quot;,&quot;&amp;&quot;&quot;&quot;&quot;&amp;[.N164]&amp;&quot;&quot;&quot;&quot;&amp;&quot;]}]},&quot;" table:style-name="ce28">
            <text:p>synonyms":["H150/100/12","L150/100/12","L150x100x12","L150x100x12"]}]},</text:p>
          </table:table-cell>
          <table:table-cell office:value-type="string" office:string-value="{&quot;L150/100/12&quot;: [{&quot;shape_coords&quot;:[150,100,12,12,18,9,50,75],&quot;shape_name&quot;:&quot;LAngle&quot;,&quot;synonyms&quot;:[&quot;H150/100/12&quot;,&quot;L150/100/12&quot;,&quot;L150x100x12&quot;,&quot;L150x100x12&quot;]}]}," table:formula="of:=&quot;{&quot; &amp; &quot;&quot;&quot;&quot;&amp;[.A164]&amp;&quot;&quot;&quot;&quot;&amp;&quot;: [{&quot;&quot;&quot; &amp;&quot;shape_coords&quot;&amp;&quot;&quot;&quot;&quot; &amp; &quot;:&quot; &amp; &quot;[&quot; &amp; [.B164] &amp; &quot;,&quot; &amp;[.C164] &amp; &quot;,&quot; &amp;[.D164]&amp; &quot;,&quot; &amp;[.E164]&amp; &quot;,&quot; &amp;[.F164]&amp; &quot;,&quot; &amp;[.G164]&amp; &quot;,&quot; &amp;[.H164]&amp; &quot;,&quot; &amp;[.I164] &amp; &quot;],&quot; &amp; &quot;&quot;&quot;&quot; &amp;&quot;shape_name&quot;&amp;&quot;&quot;&quot;&quot; &amp; &quot;:&quot; &amp; &quot;&quot;&quot;&quot; &amp;[.J164] &amp; &quot;&quot;&quot;&quot; &amp; &quot;,&quot; &amp; &quot;&quot;&quot;&quot;&amp;[.P164]" table:style-name="ce11">
            <text:p>{"L150/100/12": [{"shape_coords":[150,100,12,12,18,9,50,75],"shape_name":"LAngle","synonyms":["H150/100/12","L150/100/12","L150x100x12","L150x10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50/100/14</text:p>
          </table:table-cell>
          <table:table-cell office:value-type="float" office:value="150" table:style-name="ce26">
            <text:p>150</text:p>
          </table:table-cell>
          <table:table-cell office:value-type="float" office:value="100" table:style-name="ce26">
            <text:p>100</text:p>
          </table:table-cell>
          <table:table-cell office:value-type="float" office:value="14" table:style-name="ce26">
            <text:p>14</text:p>
          </table:table-cell>
          <table:table-cell office:value-type="float" office:value="14" table:style-name="ce26">
            <text:p>14</text:p>
          </table:table-cell>
          <table:table-cell office:value-type="string" table:style-name="ce27">
            <text:p>20</text:p>
          </table:table-cell>
          <table:table-cell office:value-type="float" office:value="10" table:style-name="ce27">
            <text:p>10</text:p>
          </table:table-cell>
          <table:table-cell office:value-type="float" office:value="50" table:style-name="ce27">
            <text:p>50</text:p>
          </table:table-cell>
          <table:table-cell office:value-type="float" office:value="75" table:style-name="ce27">
            <text:p>75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50/100/14</text:p>
          </table:table-cell>
          <table:table-cell office:value-type="string" table:style-name="ce26">
            <text:p>L150/100/14</text:p>
          </table:table-cell>
          <table:table-cell office:value-type="string" table:style-name="ce26">
            <text:p>L150x100x14</text:p>
          </table:table-cell>
          <table:table-cell office:value-type="string" table:style-name="ce27">
            <text:p>L150x100x14</text:p>
          </table:table-cell>
          <table:table-cell table:style-name="ce15"/>
          <table:table-cell office:value-type="string" office:string-value="synonyms&quot;:[&quot;H150/100/14&quot;,&quot;L150/100/14&quot;,&quot;L150x100x14&quot;,&quot;L150x100x14&quot;]}]}," table:formula="of:= &quot;synonyms&quot;&amp;&quot;&quot;&quot;&quot;&amp;&quot;:[&quot;&amp;&quot;&quot;&quot;&quot;&amp;[.K165]&amp;&quot;&quot;&quot;&quot;&amp;&quot;,&quot;&amp;&quot;&quot;&quot;&quot;&amp;[.L165]&amp;&quot;&quot;&quot;&quot;&amp;&quot;,&quot;&amp;&quot;&quot;&quot;&quot;&amp;[.M165]&amp;&quot;&quot;&quot;&quot;&amp;&quot;,&quot;&amp;&quot;&quot;&quot;&quot;&amp;[.N165]&amp;&quot;&quot;&quot;&quot;&amp;&quot;]}]},&quot;" table:style-name="ce28">
            <text:p>synonyms":["H150/100/14","L150/100/14","L150x100x14","L150x100x14"]}]},</text:p>
          </table:table-cell>
          <table:table-cell office:value-type="string" office:string-value="{&quot;L150/100/14&quot;: [{&quot;shape_coords&quot;:[150,100,14,14,20,10,50,75],&quot;shape_name&quot;:&quot;LAngle&quot;,&quot;synonyms&quot;:[&quot;H150/100/14&quot;,&quot;L150/100/14&quot;,&quot;L150x100x14&quot;,&quot;L150x100x14&quot;]}]}," table:formula="of:=&quot;{&quot; &amp; &quot;&quot;&quot;&quot;&amp;[.A165]&amp;&quot;&quot;&quot;&quot;&amp;&quot;: [{&quot;&quot;&quot; &amp;&quot;shape_coords&quot;&amp;&quot;&quot;&quot;&quot; &amp; &quot;:&quot; &amp; &quot;[&quot; &amp; [.B165] &amp; &quot;,&quot; &amp;[.C165] &amp; &quot;,&quot; &amp;[.D165]&amp; &quot;,&quot; &amp;[.E165]&amp; &quot;,&quot; &amp;[.F165]&amp; &quot;,&quot; &amp;[.G165]&amp; &quot;,&quot; &amp;[.H165]&amp; &quot;,&quot; &amp;[.I165] &amp; &quot;],&quot; &amp; &quot;&quot;&quot;&quot; &amp;&quot;shape_name&quot;&amp;&quot;&quot;&quot;&quot; &amp; &quot;:&quot; &amp; &quot;&quot;&quot;&quot; &amp;[.J165] &amp; &quot;&quot;&quot;&quot; &amp; &quot;,&quot; &amp; &quot;&quot;&quot;&quot;&amp;[.P165]" table:style-name="ce11">
            <text:p>{"L150/100/14": [{"shape_coords":[150,100,14,14,20,10,50,75],"shape_name":"LAngle","synonyms":["H150/100/14","L150/100/14","L150x100x14","L150x10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60/80/10</text:p>
          </table:table-cell>
          <table:table-cell office:value-type="float" office:value="160" table:style-name="ce26">
            <text:p>160</text:p>
          </table:table-cell>
          <table:table-cell office:value-type="float" office:value="80" table:style-name="ce26">
            <text:p>80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string" table:style-name="ce27">
            <text:p>16</text:p>
          </table:table-cell>
          <table:table-cell office:value-type="float" office:value="8" table:style-name="ce27">
            <text:p>8</text:p>
          </table:table-cell>
          <table:table-cell office:value-type="float" office:value="40" table:style-name="ce27">
            <text:p>40</text:p>
          </table:table-cell>
          <table:table-cell office:value-type="float" office:value="80" table:style-name="ce27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60/80/10</text:p>
          </table:table-cell>
          <table:table-cell office:value-type="string" table:style-name="ce26">
            <text:p>L160/80/10</text:p>
          </table:table-cell>
          <table:table-cell office:value-type="string" table:style-name="ce26">
            <text:p>L160x80x10</text:p>
          </table:table-cell>
          <table:table-cell office:value-type="string" table:style-name="ce27">
            <text:p>L160x80x10</text:p>
          </table:table-cell>
          <table:table-cell table:style-name="ce15"/>
          <table:table-cell office:value-type="string" office:string-value="synonyms&quot;:[&quot;H160/80/10&quot;,&quot;L160/80/10&quot;,&quot;L160x80x10&quot;,&quot;L160x80x10&quot;]}]}," table:formula="of:= &quot;synonyms&quot;&amp;&quot;&quot;&quot;&quot;&amp;&quot;:[&quot;&amp;&quot;&quot;&quot;&quot;&amp;[.K166]&amp;&quot;&quot;&quot;&quot;&amp;&quot;,&quot;&amp;&quot;&quot;&quot;&quot;&amp;[.L166]&amp;&quot;&quot;&quot;&quot;&amp;&quot;,&quot;&amp;&quot;&quot;&quot;&quot;&amp;[.M166]&amp;&quot;&quot;&quot;&quot;&amp;&quot;,&quot;&amp;&quot;&quot;&quot;&quot;&amp;[.N166]&amp;&quot;&quot;&quot;&quot;&amp;&quot;]}]},&quot;" table:style-name="ce28">
            <text:p>synonyms":["H160/80/10","L160/80/10","L160x80x10","L160x80x10"]}]},</text:p>
          </table:table-cell>
          <table:table-cell office:value-type="string" office:string-value="{&quot;L160/80/10&quot;: [{&quot;shape_coords&quot;:[160,80,10,10,16,8,40,80],&quot;shape_name&quot;:&quot;LAngle&quot;,&quot;synonyms&quot;:[&quot;H160/80/10&quot;,&quot;L160/80/10&quot;,&quot;L160x80x10&quot;,&quot;L160x80x10&quot;]}]}," table:formula="of:=&quot;{&quot; &amp; &quot;&quot;&quot;&quot;&amp;[.A166]&amp;&quot;&quot;&quot;&quot;&amp;&quot;: [{&quot;&quot;&quot; &amp;&quot;shape_coords&quot;&amp;&quot;&quot;&quot;&quot; &amp; &quot;:&quot; &amp; &quot;[&quot; &amp; [.B166] &amp; &quot;,&quot; &amp;[.C166] &amp; &quot;,&quot; &amp;[.D166]&amp; &quot;,&quot; &amp;[.E166]&amp; &quot;,&quot; &amp;[.F166]&amp; &quot;,&quot; &amp;[.G166]&amp; &quot;,&quot; &amp;[.H166]&amp; &quot;,&quot; &amp;[.I166] &amp; &quot;],&quot; &amp; &quot;&quot;&quot;&quot; &amp;&quot;shape_name&quot;&amp;&quot;&quot;&quot;&quot; &amp; &quot;:&quot; &amp; &quot;&quot;&quot;&quot; &amp;[.J166] &amp; &quot;&quot;&quot;&quot; &amp; &quot;,&quot; &amp; &quot;&quot;&quot;&quot;&amp;[.P166]" table:style-name="ce11">
            <text:p>{"L160/80/10": [{"shape_coords":[160,80,10,10,16,8,40,80],"shape_name":"LAngle","synonyms":["H160/80/10","L160/80/10","L160x80x10","L160x8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60/80/12</text:p>
          </table:table-cell>
          <table:table-cell office:value-type="float" office:value="160" table:style-name="ce26">
            <text:p>160</text:p>
          </table:table-cell>
          <table:table-cell office:value-type="float" office:value="80" table:style-name="ce26">
            <text:p>80</text:p>
          </table:table-cell>
          <table:table-cell office:value-type="float" office:value="12" table:style-name="ce26">
            <text:p>12</text:p>
          </table:table-cell>
          <table:table-cell office:value-type="float" office:value="12" table:style-name="ce26">
            <text:p>12</text:p>
          </table:table-cell>
          <table:table-cell office:value-type="string" table:style-name="ce27">
            <text:p>18</text:p>
          </table:table-cell>
          <table:table-cell office:value-type="float" office:value="9" table:style-name="ce27">
            <text:p>9</text:p>
          </table:table-cell>
          <table:table-cell office:value-type="float" office:value="40" table:style-name="ce27">
            <text:p>40</text:p>
          </table:table-cell>
          <table:table-cell office:value-type="float" office:value="80" table:style-name="ce27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60/80/12</text:p>
          </table:table-cell>
          <table:table-cell office:value-type="string" table:style-name="ce26">
            <text:p>L160/80/12</text:p>
          </table:table-cell>
          <table:table-cell office:value-type="string" table:style-name="ce26">
            <text:p>L160x80x12</text:p>
          </table:table-cell>
          <table:table-cell office:value-type="string" table:style-name="ce27">
            <text:p>L160x80x12</text:p>
          </table:table-cell>
          <table:table-cell table:style-name="ce15"/>
          <table:table-cell office:value-type="string" office:string-value="synonyms&quot;:[&quot;H160/80/12&quot;,&quot;L160/80/12&quot;,&quot;L160x80x12&quot;,&quot;L160x80x12&quot;]}]}," table:formula="of:= &quot;synonyms&quot;&amp;&quot;&quot;&quot;&quot;&amp;&quot;:[&quot;&amp;&quot;&quot;&quot;&quot;&amp;[.K167]&amp;&quot;&quot;&quot;&quot;&amp;&quot;,&quot;&amp;&quot;&quot;&quot;&quot;&amp;[.L167]&amp;&quot;&quot;&quot;&quot;&amp;&quot;,&quot;&amp;&quot;&quot;&quot;&quot;&amp;[.M167]&amp;&quot;&quot;&quot;&quot;&amp;&quot;,&quot;&amp;&quot;&quot;&quot;&quot;&amp;[.N167]&amp;&quot;&quot;&quot;&quot;&amp;&quot;]}]},&quot;" table:style-name="ce28">
            <text:p>synonyms":["H160/80/12","L160/80/12","L160x80x12","L160x80x12"]}]},</text:p>
          </table:table-cell>
          <table:table-cell office:value-type="string" office:string-value="{&quot;L160/80/12&quot;: [{&quot;shape_coords&quot;:[160,80,12,12,18,9,40,80],&quot;shape_name&quot;:&quot;LAngle&quot;,&quot;synonyms&quot;:[&quot;H160/80/12&quot;,&quot;L160/80/12&quot;,&quot;L160x80x12&quot;,&quot;L160x80x12&quot;]}]}," table:formula="of:=&quot;{&quot; &amp; &quot;&quot;&quot;&quot;&amp;[.A167]&amp;&quot;&quot;&quot;&quot;&amp;&quot;: [{&quot;&quot;&quot; &amp;&quot;shape_coords&quot;&amp;&quot;&quot;&quot;&quot; &amp; &quot;:&quot; &amp; &quot;[&quot; &amp; [.B167] &amp; &quot;,&quot; &amp;[.C167] &amp; &quot;,&quot; &amp;[.D167]&amp; &quot;,&quot; &amp;[.E167]&amp; &quot;,&quot; &amp;[.F167]&amp; &quot;,&quot; &amp;[.G167]&amp; &quot;,&quot; &amp;[.H167]&amp; &quot;,&quot; &amp;[.I167] &amp; &quot;],&quot; &amp; &quot;&quot;&quot;&quot; &amp;&quot;shape_name&quot;&amp;&quot;&quot;&quot;&quot; &amp; &quot;:&quot; &amp; &quot;&quot;&quot;&quot; &amp;[.J167] &amp; &quot;&quot;&quot;&quot; &amp; &quot;,&quot; &amp; &quot;&quot;&quot;&quot;&amp;[.P167]" table:style-name="ce11">
            <text:p>{"L160/80/12": [{"shape_coords":[160,80,12,12,18,9,40,80],"shape_name":"LAngle","synonyms":["H160/80/12","L160/80/12","L160x80x12","L160x8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160/80/14</text:p>
          </table:table-cell>
          <table:table-cell office:value-type="float" office:value="160" table:style-name="ce26">
            <text:p>160</text:p>
          </table:table-cell>
          <table:table-cell office:value-type="float" office:value="80" table:style-name="ce26">
            <text:p>80</text:p>
          </table:table-cell>
          <table:table-cell office:value-type="float" office:value="14" table:style-name="ce26">
            <text:p>14</text:p>
          </table:table-cell>
          <table:table-cell office:value-type="float" office:value="14" table:style-name="ce26">
            <text:p>14</text:p>
          </table:table-cell>
          <table:table-cell office:value-type="string" table:style-name="ce27">
            <text:p>20</text:p>
          </table:table-cell>
          <table:table-cell office:value-type="float" office:value="10" table:style-name="ce27">
            <text:p>10</text:p>
          </table:table-cell>
          <table:table-cell office:value-type="float" office:value="40" table:style-name="ce27">
            <text:p>40</text:p>
          </table:table-cell>
          <table:table-cell office:value-type="float" office:value="80" table:style-name="ce27">
            <text:p>8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160/80/14</text:p>
          </table:table-cell>
          <table:table-cell office:value-type="string" table:style-name="ce26">
            <text:p>L160/80/14</text:p>
          </table:table-cell>
          <table:table-cell office:value-type="string" table:style-name="ce26">
            <text:p>L160x80x14</text:p>
          </table:table-cell>
          <table:table-cell office:value-type="string" table:style-name="ce27">
            <text:p>L160x80x14</text:p>
          </table:table-cell>
          <table:table-cell table:style-name="ce15"/>
          <table:table-cell office:value-type="string" office:string-value="synonyms&quot;:[&quot;H160/80/14&quot;,&quot;L160/80/14&quot;,&quot;L160x80x14&quot;,&quot;L160x80x14&quot;]}]}," table:formula="of:= &quot;synonyms&quot;&amp;&quot;&quot;&quot;&quot;&amp;&quot;:[&quot;&amp;&quot;&quot;&quot;&quot;&amp;[.K168]&amp;&quot;&quot;&quot;&quot;&amp;&quot;,&quot;&amp;&quot;&quot;&quot;&quot;&amp;[.L168]&amp;&quot;&quot;&quot;&quot;&amp;&quot;,&quot;&amp;&quot;&quot;&quot;&quot;&amp;[.M168]&amp;&quot;&quot;&quot;&quot;&amp;&quot;,&quot;&amp;&quot;&quot;&quot;&quot;&amp;[.N168]&amp;&quot;&quot;&quot;&quot;&amp;&quot;]}]},&quot;" table:style-name="ce28">
            <text:p>synonyms":["H160/80/14","L160/80/14","L160x80x14","L160x80x14"]}]},</text:p>
          </table:table-cell>
          <table:table-cell office:value-type="string" office:string-value="{&quot;L160/80/14&quot;: [{&quot;shape_coords&quot;:[160,80,14,14,20,10,40,80],&quot;shape_name&quot;:&quot;LAngle&quot;,&quot;synonyms&quot;:[&quot;H160/80/14&quot;,&quot;L160/80/14&quot;,&quot;L160x80x14&quot;,&quot;L160x80x14&quot;]}]}," table:formula="of:=&quot;{&quot; &amp; &quot;&quot;&quot;&quot;&amp;[.A168]&amp;&quot;&quot;&quot;&quot;&amp;&quot;: [{&quot;&quot;&quot; &amp;&quot;shape_coords&quot;&amp;&quot;&quot;&quot;&quot; &amp; &quot;:&quot; &amp; &quot;[&quot; &amp; [.B168] &amp; &quot;,&quot; &amp;[.C168] &amp; &quot;,&quot; &amp;[.D168]&amp; &quot;,&quot; &amp;[.E168]&amp; &quot;,&quot; &amp;[.F168]&amp; &quot;,&quot; &amp;[.G168]&amp; &quot;,&quot; &amp;[.H168]&amp; &quot;,&quot; &amp;[.I168] &amp; &quot;],&quot; &amp; &quot;&quot;&quot;&quot; &amp;&quot;shape_name&quot;&amp;&quot;&quot;&quot;&quot; &amp; &quot;:&quot; &amp; &quot;&quot;&quot;&quot; &amp;[.J168] &amp; &quot;&quot;&quot;&quot; &amp; &quot;,&quot; &amp; &quot;&quot;&quot;&quot;&amp;[.P168]" table:style-name="ce11">
            <text:p>{"L160/80/14": [{"shape_coords":[160,80,14,14,20,10,40,80],"shape_name":"LAngle","synonyms":["H160/80/14","L160/80/14","L160x80x14","L160x8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200/100/10</text:p>
          </table:table-cell>
          <table:table-cell office:value-type="float" office:value="200" table:style-name="ce26">
            <text:p>200</text:p>
          </table:table-cell>
          <table:table-cell office:value-type="float" office:value="100" table:style-name="ce26">
            <text:p>100</text:p>
          </table:table-cell>
          <table:table-cell office:value-type="float" office:value="10" table:style-name="ce26">
            <text:p>10</text:p>
          </table:table-cell>
          <table:table-cell office:value-type="float" office:value="10" table:style-name="ce26">
            <text:p>10</text:p>
          </table:table-cell>
          <table:table-cell office:value-type="string" table:style-name="ce27">
            <text:p>17</text:p>
          </table:table-cell>
          <table:table-cell office:value-type="string" table:style-name="ce27">
            <text:p>8.5</text:p>
          </table:table-cell>
          <table:table-cell office:value-type="float" office:value="50" table:style-name="ce27">
            <text:p>50</text:p>
          </table:table-cell>
          <table:table-cell office:value-type="float" office:value="100" table:style-name="ce27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200/100/10</text:p>
          </table:table-cell>
          <table:table-cell office:value-type="string" table:style-name="ce26">
            <text:p>L200/100/10</text:p>
          </table:table-cell>
          <table:table-cell office:value-type="string" table:style-name="ce26">
            <text:p>L200x100x10</text:p>
          </table:table-cell>
          <table:table-cell office:value-type="string" table:style-name="ce27">
            <text:p>L200x100x10</text:p>
          </table:table-cell>
          <table:table-cell table:style-name="ce15"/>
          <table:table-cell office:value-type="string" office:string-value="synonyms&quot;:[&quot;H200/100/10&quot;,&quot;L200/100/10&quot;,&quot;L200x100x10&quot;,&quot;L200x100x10&quot;]}]}," table:formula="of:= &quot;synonyms&quot;&amp;&quot;&quot;&quot;&quot;&amp;&quot;:[&quot;&amp;&quot;&quot;&quot;&quot;&amp;[.K169]&amp;&quot;&quot;&quot;&quot;&amp;&quot;,&quot;&amp;&quot;&quot;&quot;&quot;&amp;[.L169]&amp;&quot;&quot;&quot;&quot;&amp;&quot;,&quot;&amp;&quot;&quot;&quot;&quot;&amp;[.M169]&amp;&quot;&quot;&quot;&quot;&amp;&quot;,&quot;&amp;&quot;&quot;&quot;&quot;&amp;[.N169]&amp;&quot;&quot;&quot;&quot;&amp;&quot;]}]},&quot;" table:style-name="ce28">
            <text:p>synonyms":["H200/100/10","L200/100/10","L200x100x10","L200x100x10"]}]},</text:p>
          </table:table-cell>
          <table:table-cell office:value-type="string" office:string-value="{&quot;L200/100/10&quot;: [{&quot;shape_coords&quot;:[200,100,10,10,17,8.5,50,100],&quot;shape_name&quot;:&quot;LAngle&quot;,&quot;synonyms&quot;:[&quot;H200/100/10&quot;,&quot;L200/100/10&quot;,&quot;L200x100x10&quot;,&quot;L200x100x10&quot;]}]}," table:formula="of:=&quot;{&quot; &amp; &quot;&quot;&quot;&quot;&amp;[.A169]&amp;&quot;&quot;&quot;&quot;&amp;&quot;: [{&quot;&quot;&quot; &amp;&quot;shape_coords&quot;&amp;&quot;&quot;&quot;&quot; &amp; &quot;:&quot; &amp; &quot;[&quot; &amp; [.B169] &amp; &quot;,&quot; &amp;[.C169] &amp; &quot;,&quot; &amp;[.D169]&amp; &quot;,&quot; &amp;[.E169]&amp; &quot;,&quot; &amp;[.F169]&amp; &quot;,&quot; &amp;[.G169]&amp; &quot;,&quot; &amp;[.H169]&amp; &quot;,&quot; &amp;[.I169] &amp; &quot;],&quot; &amp; &quot;&quot;&quot;&quot; &amp;&quot;shape_name&quot;&amp;&quot;&quot;&quot;&quot; &amp; &quot;:&quot; &amp; &quot;&quot;&quot;&quot; &amp;[.J169] &amp; &quot;&quot;&quot;&quot; &amp; &quot;,&quot; &amp; &quot;&quot;&quot;&quot;&amp;[.P169]" table:style-name="ce11">
            <text:p>{"L200/100/10": [{"shape_coords":[200,100,10,10,17,8.5,50,100],"shape_name":"LAngle","synonyms":["H200/100/10","L200/100/10","L200x100x10","L200x100x10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200/100/12</text:p>
          </table:table-cell>
          <table:table-cell office:value-type="float" office:value="200" table:style-name="ce26">
            <text:p>200</text:p>
          </table:table-cell>
          <table:table-cell office:value-type="float" office:value="100" table:style-name="ce26">
            <text:p>100</text:p>
          </table:table-cell>
          <table:table-cell office:value-type="float" office:value="12" table:style-name="ce26">
            <text:p>12</text:p>
          </table:table-cell>
          <table:table-cell office:value-type="float" office:value="12" table:style-name="ce26">
            <text:p>12</text:p>
          </table:table-cell>
          <table:table-cell office:value-type="string" table:style-name="ce27">
            <text:p>19</text:p>
          </table:table-cell>
          <table:table-cell office:value-type="string" table:style-name="ce27">
            <text:p>9.5</text:p>
          </table:table-cell>
          <table:table-cell office:value-type="float" office:value="50" table:style-name="ce27">
            <text:p>50</text:p>
          </table:table-cell>
          <table:table-cell office:value-type="float" office:value="100" table:style-name="ce27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200/100/12</text:p>
          </table:table-cell>
          <table:table-cell office:value-type="string" table:style-name="ce26">
            <text:p>L200/100/12</text:p>
          </table:table-cell>
          <table:table-cell office:value-type="string" table:style-name="ce26">
            <text:p>L200x100x12</text:p>
          </table:table-cell>
          <table:table-cell office:value-type="string" table:style-name="ce27">
            <text:p>L200x100x12</text:p>
          </table:table-cell>
          <table:table-cell table:style-name="ce15"/>
          <table:table-cell office:value-type="string" office:string-value="synonyms&quot;:[&quot;H200/100/12&quot;,&quot;L200/100/12&quot;,&quot;L200x100x12&quot;,&quot;L200x100x12&quot;]}]}," table:formula="of:= &quot;synonyms&quot;&amp;&quot;&quot;&quot;&quot;&amp;&quot;:[&quot;&amp;&quot;&quot;&quot;&quot;&amp;[.K170]&amp;&quot;&quot;&quot;&quot;&amp;&quot;,&quot;&amp;&quot;&quot;&quot;&quot;&amp;[.L170]&amp;&quot;&quot;&quot;&quot;&amp;&quot;,&quot;&amp;&quot;&quot;&quot;&quot;&amp;[.M170]&amp;&quot;&quot;&quot;&quot;&amp;&quot;,&quot;&amp;&quot;&quot;&quot;&quot;&amp;[.N170]&amp;&quot;&quot;&quot;&quot;&amp;&quot;]}]},&quot;" table:style-name="ce28">
            <text:p>synonyms":["H200/100/12","L200/100/12","L200x100x12","L200x100x12"]}]},</text:p>
          </table:table-cell>
          <table:table-cell office:value-type="string" office:string-value="{&quot;L200/100/12&quot;: [{&quot;shape_coords&quot;:[200,100,12,12,19,9.5,50,100],&quot;shape_name&quot;:&quot;LAngle&quot;,&quot;synonyms&quot;:[&quot;H200/100/12&quot;,&quot;L200/100/12&quot;,&quot;L200x100x12&quot;,&quot;L200x100x12&quot;]}]}," table:formula="of:=&quot;{&quot; &amp; &quot;&quot;&quot;&quot;&amp;[.A170]&amp;&quot;&quot;&quot;&quot;&amp;&quot;: [{&quot;&quot;&quot; &amp;&quot;shape_coords&quot;&amp;&quot;&quot;&quot;&quot; &amp; &quot;:&quot; &amp; &quot;[&quot; &amp; [.B170] &amp; &quot;,&quot; &amp;[.C170] &amp; &quot;,&quot; &amp;[.D170]&amp; &quot;,&quot; &amp;[.E170]&amp; &quot;,&quot; &amp;[.F170]&amp; &quot;,&quot; &amp;[.G170]&amp; &quot;,&quot; &amp;[.H170]&amp; &quot;,&quot; &amp;[.I170] &amp; &quot;],&quot; &amp; &quot;&quot;&quot;&quot; &amp;&quot;shape_name&quot;&amp;&quot;&quot;&quot;&quot; &amp; &quot;:&quot; &amp; &quot;&quot;&quot;&quot; &amp;[.J170] &amp; &quot;&quot;&quot;&quot; &amp; &quot;,&quot; &amp; &quot;&quot;&quot;&quot;&amp;[.P170]" table:style-name="ce11">
            <text:p>{"L200/100/12": [{"shape_coords":[200,100,12,12,19,9.5,50,100],"shape_name":"LAngle","synonyms":["H200/100/12","L200/100/12","L200x100x12","L200x100x12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200/100/14</text:p>
          </table:table-cell>
          <table:table-cell office:value-type="float" office:value="200" table:style-name="ce26">
            <text:p>200</text:p>
          </table:table-cell>
          <table:table-cell office:value-type="float" office:value="100" table:style-name="ce26">
            <text:p>100</text:p>
          </table:table-cell>
          <table:table-cell office:value-type="float" office:value="14" table:style-name="ce26">
            <text:p>14</text:p>
          </table:table-cell>
          <table:table-cell office:value-type="float" office:value="14" table:style-name="ce26">
            <text:p>14</text:p>
          </table:table-cell>
          <table:table-cell office:value-type="string" table:style-name="ce27">
            <text:p>21</text:p>
          </table:table-cell>
          <table:table-cell office:value-type="string" table:style-name="ce27">
            <text:p>10.5</text:p>
          </table:table-cell>
          <table:table-cell office:value-type="float" office:value="50" table:style-name="ce27">
            <text:p>50</text:p>
          </table:table-cell>
          <table:table-cell office:value-type="float" office:value="100" table:style-name="ce27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200/100/14</text:p>
          </table:table-cell>
          <table:table-cell office:value-type="string" table:style-name="ce26">
            <text:p>L200/100/14</text:p>
          </table:table-cell>
          <table:table-cell office:value-type="string" table:style-name="ce26">
            <text:p>L200x100x14</text:p>
          </table:table-cell>
          <table:table-cell office:value-type="string" table:style-name="ce27">
            <text:p>L200x100x14</text:p>
          </table:table-cell>
          <table:table-cell table:style-name="ce15"/>
          <table:table-cell office:value-type="string" office:string-value="synonyms&quot;:[&quot;H200/100/14&quot;,&quot;L200/100/14&quot;,&quot;L200x100x14&quot;,&quot;L200x100x14&quot;]}]}," table:formula="of:= &quot;synonyms&quot;&amp;&quot;&quot;&quot;&quot;&amp;&quot;:[&quot;&amp;&quot;&quot;&quot;&quot;&amp;[.K171]&amp;&quot;&quot;&quot;&quot;&amp;&quot;,&quot;&amp;&quot;&quot;&quot;&quot;&amp;[.L171]&amp;&quot;&quot;&quot;&quot;&amp;&quot;,&quot;&amp;&quot;&quot;&quot;&quot;&amp;[.M171]&amp;&quot;&quot;&quot;&quot;&amp;&quot;,&quot;&amp;&quot;&quot;&quot;&quot;&amp;[.N171]&amp;&quot;&quot;&quot;&quot;&amp;&quot;]}]},&quot;" table:style-name="ce28">
            <text:p>synonyms":["H200/100/14","L200/100/14","L200x100x14","L200x100x14"]}]},</text:p>
          </table:table-cell>
          <table:table-cell office:value-type="string" office:string-value="{&quot;L200/100/14&quot;: [{&quot;shape_coords&quot;:[200,100,14,14,21,10.5,50,100],&quot;shape_name&quot;:&quot;LAngle&quot;,&quot;synonyms&quot;:[&quot;H200/100/14&quot;,&quot;L200/100/14&quot;,&quot;L200x100x14&quot;,&quot;L200x100x14&quot;]}]}," table:formula="of:=&quot;{&quot; &amp; &quot;&quot;&quot;&quot;&amp;[.A171]&amp;&quot;&quot;&quot;&quot;&amp;&quot;: [{&quot;&quot;&quot; &amp;&quot;shape_coords&quot;&amp;&quot;&quot;&quot;&quot; &amp; &quot;:&quot; &amp; &quot;[&quot; &amp; [.B171] &amp; &quot;,&quot; &amp;[.C171] &amp; &quot;,&quot; &amp;[.D171]&amp; &quot;,&quot; &amp;[.E171]&amp; &quot;,&quot; &amp;[.F171]&amp; &quot;,&quot; &amp;[.G171]&amp; &quot;,&quot; &amp;[.H171]&amp; &quot;,&quot; &amp;[.I171] &amp; &quot;],&quot; &amp; &quot;&quot;&quot;&quot; &amp;&quot;shape_name&quot;&amp;&quot;&quot;&quot;&quot; &amp; &quot;:&quot; &amp; &quot;&quot;&quot;&quot; &amp;[.J171] &amp; &quot;&quot;&quot;&quot; &amp; &quot;,&quot; &amp; &quot;&quot;&quot;&quot;&amp;[.P171]" table:style-name="ce11">
            <text:p>{"L200/100/14": [{"shape_coords":[200,100,14,14,21,10.5,50,100],"shape_name":"LAngle","synonyms":["H200/100/14","L200/100/14","L200x100x14","L200x100x14"]}]},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6">
            <text:p>L200/100/16</text:p>
          </table:table-cell>
          <table:table-cell office:value-type="float" office:value="200" table:style-name="ce26">
            <text:p>200</text:p>
          </table:table-cell>
          <table:table-cell office:value-type="float" office:value="100" table:style-name="ce26">
            <text:p>100</text:p>
          </table:table-cell>
          <table:table-cell office:value-type="float" office:value="16" table:style-name="ce26">
            <text:p>16</text:p>
          </table:table-cell>
          <table:table-cell office:value-type="float" office:value="16" table:style-name="ce26">
            <text:p>16</text:p>
          </table:table-cell>
          <table:table-cell office:value-type="string" table:style-name="ce27">
            <text:p>23</text:p>
          </table:table-cell>
          <table:table-cell office:value-type="string" table:style-name="ce27">
            <text:p>11.5</text:p>
          </table:table-cell>
          <table:table-cell office:value-type="float" office:value="50" table:style-name="ce27">
            <text:p>50</text:p>
          </table:table-cell>
          <table:table-cell office:value-type="float" office:value="100" table:style-name="ce27">
            <text:p>100</text:p>
          </table:table-cell>
          <table:table-cell office:value-type="string" table:style-name="ce3">
            <text:p>LAngle</text:p>
          </table:table-cell>
          <table:table-cell office:value-type="string" table:style-name="ce26">
            <text:p>H200/100/16</text:p>
          </table:table-cell>
          <table:table-cell office:value-type="string" table:style-name="ce26">
            <text:p>L200/100/16</text:p>
          </table:table-cell>
          <table:table-cell office:value-type="string" table:style-name="ce26">
            <text:p>L200x100x16</text:p>
          </table:table-cell>
          <table:table-cell office:value-type="string" table:style-name="ce27">
            <text:p>L200x100x16</text:p>
          </table:table-cell>
          <table:table-cell table:style-name="ce15"/>
          <table:table-cell office:value-type="string" office:string-value="synonyms&quot;:[&quot;H200/100/16&quot;,&quot;L200/100/16&quot;,&quot;L200x100x16&quot;,&quot;L200x100x16&quot;]}]}," table:formula="of:= &quot;synonyms&quot;&amp;&quot;&quot;&quot;&quot;&amp;&quot;:[&quot;&amp;&quot;&quot;&quot;&quot;&amp;[.K172]&amp;&quot;&quot;&quot;&quot;&amp;&quot;,&quot;&amp;&quot;&quot;&quot;&quot;&amp;[.L172]&amp;&quot;&quot;&quot;&quot;&amp;&quot;,&quot;&amp;&quot;&quot;&quot;&quot;&amp;[.M172]&amp;&quot;&quot;&quot;&quot;&amp;&quot;,&quot;&amp;&quot;&quot;&quot;&quot;&amp;[.N172]&amp;&quot;&quot;&quot;&quot;&amp;&quot;]}]},&quot;" table:style-name="ce28">
            <text:p>synonyms":["H200/100/16","L200/100/16","L200x100x16","L200x100x16"]}]},</text:p>
          </table:table-cell>
          <table:table-cell office:value-type="string" office:string-value="{&quot;L200/100/16&quot;: [{&quot;shape_coords&quot;:[200,100,16,16,23,11.5,50,100],&quot;shape_name&quot;:&quot;LAngle&quot;,&quot;synonyms&quot;:[&quot;H200/100/16&quot;,&quot;L200/100/16&quot;,&quot;L200x100x16&quot;,&quot;L200x100x16&quot;]}]}," table:formula="of:=&quot;{&quot; &amp; &quot;&quot;&quot;&quot;&amp;[.A172]&amp;&quot;&quot;&quot;&quot;&amp;&quot;: [{&quot;&quot;&quot; &amp;&quot;shape_coords&quot;&amp;&quot;&quot;&quot;&quot; &amp; &quot;:&quot; &amp; &quot;[&quot; &amp; [.B172] &amp; &quot;,&quot; &amp;[.C172] &amp; &quot;,&quot; &amp;[.D172]&amp; &quot;,&quot; &amp;[.E172]&amp; &quot;,&quot; &amp;[.F172]&amp; &quot;,&quot; &amp;[.G172]&amp; &quot;,&quot; &amp;[.H172]&amp; &quot;,&quot; &amp;[.I172] &amp; &quot;],&quot; &amp; &quot;&quot;&quot;&quot; &amp;&quot;shape_name&quot;&amp;&quot;&quot;&quot;&quot; &amp; &quot;:&quot; &amp; &quot;&quot;&quot;&quot; &amp;[.J172] &amp; &quot;&quot;&quot;&quot; &amp; &quot;,&quot; &amp; &quot;&quot;&quot;&quot;&amp;[.P172]" table:style-name="ce11">
            <text:p>{"L200/100/16": [{"shape_coords":[200,100,16,16,23,11.5,50,100],"shape_name":"LAngle","synonyms":["H200/100/16","L200/100/16","L200x100x16","L200x100x16"]}]},</text:p>
          </table:table-cell>
          <table:table-cell table:number-columns-repeated="16367" table:style-name="ce1"/>
        </table:table-row>
        <table:table-row table:style-name="ro1">
          <table:table-cell table:number-columns-repeated="5" table:style-name="ce26"/>
          <table:table-cell table:number-columns-repeated="4" table:style-name="ce27"/>
          <table:table-cell table:style-name="ce3"/>
          <table:table-cell table:number-columns-repeated="3" table:style-name="ce26"/>
          <table:table-cell table:style-name="ce27"/>
          <table:table-cell table:style-name="ce15"/>
          <table:table-cell table:style-name="ce28"/>
          <table:table-cell table:style-name="ce11"/>
          <table:table-cell table:number-columns-repeated="16367" table:style-name="ce1"/>
        </table:table-row>
        <table:table-row table:style-name="ro1">
          <table:table-cell table:number-columns-repeated="5" table:style-name="ce15"/>
          <table:table-cell office:value-type="string" table:style-name="ce15">
            <text:p>BOVENSTAANDE CONTROLEREN</text:p>
          </table:table-cell>
          <table:table-cell table:number-columns-repeated="11" table:style-name="ce15"/>
          <table:table-cell table:number-columns-repeated="16367" table:style-name="ce1"/>
        </table:table-row>
        <table:table-row table:style-name="ro1">
          <table:table-cell table:number-columns-repeated="5" table:style-name="ce15"/>
          <table:table-cell office:value-type="string" table:style-name="ce15">
            <text:p>KLOPT GEEN BIET VAN</text:p>
          </table:table-cell>
          <table:table-cell table:number-columns-repeated="11" table:style-name="ce15"/>
          <table:table-cell table:number-columns-repeated="16367" table:style-name="ce1"/>
        </table:table-row>
        <table:table-row table:style-name="ro1">
          <table:table-cell table:number-columns-repeated="17" table:style-name="ce15"/>
          <table:table-cell table:number-columns-repeated="16367" table:style-name="ce1"/>
        </table:table-row>
        <table:table-row table:number-rows-repeated="1048400" table:style-name="ro7">
          <table:table-cell table:number-columns-repeated="16384"/>
        </table:table-row>
      </table:table>
      <table:table table:name="LAngleParallel" table:style-name="ta3">
        <table:table-column table:style-name="co28" table:default-cell-style-name="ce31"/>
        <table:table-column table:style-name="co10" table:number-columns-repeated="6" table:default-cell-style-name="ce31"/>
        <table:table-column table:style-name="co29" table:default-cell-style-name="ce31"/>
        <table:table-column table:style-name="co30" table:default-cell-style-name="ce31"/>
        <table:table-column table:style-name="co35" table:default-cell-style-name="ce31"/>
        <table:table-column table:style-name="co31" table:default-cell-style-name="ce31"/>
        <table:table-column table:style-name="co14" table:default-cell-style-name="ce31"/>
        <table:table-column table:style-name="co36" table:default-cell-style-name="ce31"/>
        <table:table-column table:style-name="co10" table:default-cell-style-name="ce31"/>
        <table:table-column table:style-name="co32" table:default-cell-style-name="ce31"/>
        <table:table-column table:style-name="co33" table:default-cell-style-name="ce31"/>
        <table:table-column table:style-name="co34" table:default-cell-style-name="ce31"/>
        <table:table-column table:style-name="co10" table:number-columns-repeated="16367" table:default-cell-style-name="ce31"/>
        <table:table-row table:style-name="ro2">
          <table:table-cell office:value-type="string" table:style-name="ce29">
            <text:p>Profilename</text:p>
          </table:table-cell>
          <table:table-cell office:value-type="string" table:style-name="ce30">
            <text:p>h</text:p>
          </table:table-cell>
          <table:table-cell office:value-type="string" table:style-name="ce30">
            <text:p>b</text:p>
          </table:table-cell>
          <table:table-cell office:value-type="string" table:style-name="ce30">
            <text:p>tw</text:p>
          </table:table-cell>
          <table:table-cell office:value-type="string" table:style-name="ce30">
            <text:p>tf</text:p>
          </table:table-cell>
          <table:table-cell office:value-type="string" table:style-name="ce30">
            <text:p>r1</text:p>
          </table:table-cell>
          <table:table-cell office:value-type="string" table:style-name="ce30">
            <text:p>r2</text:p>
          </table:table-cell>
          <table:table-cell office:value-type="string" table:style-name="ce29">
            <text:p>ex</text:p>
          </table:table-cell>
          <table:table-cell office:value-type="string" table:style-name="ce29">
            <text:p>ey</text:p>
          </table:table-cell>
          <table:table-cell office:value-type="string" table:style-name="ce30">
            <text:p>Shape</text:p>
          </table:table-cell>
          <table:table-cell office:value-type="string" table:style-name="ce30">
            <text:p>Synonyms</text:p>
          </table:table-cell>
          <table:table-cell table:number-columns-repeated="5" table:style-name="ce31"/>
          <table:table-cell office:value-type="string" table:style-name="ce29">
            <text:p>JSONString</text:p>
          </table:table-cell>
          <table:table-cell table:number-columns-repeated="16367" table:style-name="ce32"/>
        </table:table-row>
        <table:table-row table:style-name="ro2">
          <table:table-cell table:style-name="ce29"/>
          <table:table-cell table:number-columns-repeated="6" table:style-name="ce30"/>
          <table:table-cell office:value-type="string" table:style-name="ce29">
            <text:p>centroid horizontal</text:p>
          </table:table-cell>
          <table:table-cell table:style-name="ce29"/>
          <table:table-cell table:number-columns-repeated="2" table:style-name="ce30"/>
          <table:table-cell table:number-columns-repeated="6" table:style-name="ce31"/>
          <table:table-cell table:number-columns-repeated="16367" table:style-name="ce32"/>
        </table:table-row>
        <table:table-row table:style-name="ro2">
          <table:table-cell table:style-name="ce29"/>
          <table:table-cell office:value-type="string" table:style-name="ce31">
            <text:p>[mm]</text:p>
          </table:table-cell>
          <table:table-cell office:value-type="string" table:style-name="ce31">
            <text:p>[mm]</text:p>
          </table:table-cell>
          <table:table-cell office:value-type="string" table:style-name="ce31">
            <text:p>[mm]</text:p>
          </table:table-cell>
          <table:table-cell office:value-type="string" table:style-name="ce31">
            <text:p>[mm]</text:p>
          </table:table-cell>
          <table:table-cell office:value-type="string" table:style-name="ce31">
            <text:p>[mm]</text:p>
          </table:table-cell>
          <table:table-cell office:value-type="string" table:style-name="ce31">
            <text:p>[mm]</text:p>
          </table:table-cell>
          <table:table-cell office:value-type="string" table:style-name="ce31">
            <text:p>[mm]</text:p>
          </table:table-cell>
          <table:table-cell office:value-type="string" table:style-name="ce31">
            <text:p>[mm]</text:p>
          </table:table-cell>
          <table:table-cell table:style-name="ce33"/>
          <table:table-cell table:style-name="ce30"/>
          <table:table-cell table:number-columns-repeated="6" table:style-name="ce31"/>
          <table:table-cell table:number-columns-repeated="16367" table:style-name="ce32"/>
        </table:table-row>
        <table:table-row table:style-name="ro2">
          <table:table-cell table:number-columns-repeated="17" table:style-name="ce31"/>
          <table:table-cell table:number-columns-repeated="16367" table:style-name="ce32"/>
        </table:table-row>
        <table:table-row table:style-name="ro2">
          <table:table-cell office:value-type="string" office:string-value="L40/40/4" table:formula="of:=&quot;L&quot; &amp; [.B5] &amp; &quot;/&quot; &amp; [.C5] &amp; &quot;/&quot; &amp;[.D5]" table:style-name="ce31">
            <text:p>L40/40/4</text:p>
          </table:table-cell>
          <table:table-cell office:value-type="float" office:value="40" table:style-name="ce31">
            <text:p>40</text:p>
          </table:table-cell>
          <table:table-cell office:value-type="float" office:value="40" table:formula="of:=[.B5]" table:style-name="ce31">
            <text:p>40</text:p>
          </table:table-cell>
          <table:table-cell office:value-type="float" office:value="4" table:style-name="ce31">
            <text:p>4</text:p>
          </table:table-cell>
          <table:table-cell office:value-type="float" office:value="4" table:formula="of:=[.D5]" table:style-name="ce31">
            <text:p>4</text:p>
          </table:table-cell>
          <table:table-cell office:value-type="float" office:value="6" table:style-name="ce31">
            <text:p>6</text:p>
          </table:table-cell>
          <table:table-cell office:value-type="float" office:value="3" table:formula="of:=[.F5]/2" table:style-name="ce31">
            <text:p>3</text:p>
          </table:table-cell>
          <table:table-cell office:value-type="float" office:value="20" table:formula="of:=[.B5]/2" table:style-name="ce31">
            <text:p>20</text:p>
          </table:table-cell>
          <table:table-cell office:value-type="float" office:value="20" table:formula="of:=[.C5]/2" table:style-name="ce31">
            <text:p>20</text:p>
          </table:table-cell>
          <table:table-cell office:value-type="string" table:style-name="ce33">
            <text:p>LAngleParallel</text:p>
          </table:table-cell>
          <table:table-cell office:value-type="string" office:string-value="H40/40/4" table:formula="of:=&quot;H&quot; &amp; [.B5] &amp; &quot;/&quot; &amp; [.C5] &amp; &quot;/&quot; &amp; [.D5]" table:style-name="ce31">
            <text:p>H40/40/4</text:p>
          </table:table-cell>
          <table:table-cell office:value-type="string" office:string-value="L40/40/4" table:formula="of:=[.A5]" table:style-name="ce31">
            <text:p>L40/40/4</text:p>
          </table:table-cell>
          <table:table-cell office:value-type="string" office:string-value="L40x40x4" table:formula="of:=&quot;L&quot; &amp; [.B5] &amp; &quot;x&quot; &amp; [.C5] &amp; &quot;x&quot; &amp;[.D5]" table:style-name="ce31">
            <text:p>L40x40x4</text:p>
          </table:table-cell>
          <table:table-cell office:value-type="string" office:string-value="L40/4" table:formula="of:=&quot;L&quot; &amp; [.B5] &amp; &quot;/&quot; &amp; [.D5]" table:style-name="ce31">
            <text:p>L40/4</text:p>
          </table:table-cell>
          <table:table-cell office:value-type="string" table:style-name="ce31">
            <text:p>LEQU TOEVOEGEN</text:p>
          </table:table-cell>
          <table:table-cell office:value-type="string" office:string-value="synonyms&quot;:[&quot;H40/40/4&quot;,&quot;L40/40/4&quot;,&quot;L40x40x4&quot;,&quot;L40/4&quot;]}]}," table:formula="of:= &quot;synonyms&quot;&amp;&quot;&quot;&quot;&quot;&amp;&quot;:[&quot;&amp;&quot;&quot;&quot;&quot;&amp;[.K5]&amp;&quot;&quot;&quot;&quot;&amp;&quot;,&quot;&amp;&quot;&quot;&quot;&quot;&amp;[.L5]&amp;&quot;&quot;&quot;&quot;&amp;&quot;,&quot;&amp;&quot;&quot;&quot;&quot;&amp;[.M5]&amp;&quot;&quot;&quot;&quot;&amp;&quot;,&quot;&amp;&quot;&quot;&quot;&quot;&amp;[.N5]&amp;&quot;&quot;&quot;&quot;&amp;&quot;]}]},&quot;" table:style-name="ce28">
            <text:p>synonyms":["H40/40/4","L40/40/4","L40x40x4","L40/4"]}]},</text:p>
          </table:table-cell>
          <table:table-cell office:value-type="string" office:string-value="{&quot;L40/40/4&quot;: [{&quot;shape_coords&quot;:[40,40,4,4,6,3,20,20],&quot;shape_name&quot;:&quot;LAngleParallel&quot;,&quot;synonyms&quot;:[&quot;H40/40/4&quot;,&quot;L40/40/4&quot;,&quot;L40x40x4&quot;,&quot;L40/4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&amp; &quot;,&quot; &amp;[.G5]&amp; &quot;,&quot; &amp;[.H5]&amp; &quot;,&quot; &amp;[.I5] &amp; &quot;],&quot; &amp; &quot;&quot;&quot;&quot; &amp;&quot;shape_name&quot;&amp;&quot;&quot;&quot;&quot; &amp; &quot;:&quot; &amp; &quot;&quot;&quot;&quot; &amp;[.J5] &amp; &quot;&quot;&quot;&quot; &amp; &quot;,&quot; &amp; &quot;&quot;&quot;&quot;&amp;[.P5]" table:style-name="ce32">
            <text:p>{"L40/40/4": [{"shape_coords":[40,40,4,4,6,3,20,20],"shape_name":"LAngleParallel","synonyms":["H40/40/4","L40/40/4","L40x40x4","L40/4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40/40/5" table:formula="of:=&quot;L&quot; &amp; [.B6] &amp; &quot;/&quot; &amp; [.C6] &amp; &quot;/&quot; &amp;[.D6]" table:style-name="ce31">
            <text:p>L40/40/5</text:p>
          </table:table-cell>
          <table:table-cell office:value-type="float" office:value="40" table:style-name="ce31">
            <text:p>40</text:p>
          </table:table-cell>
          <table:table-cell office:value-type="float" office:value="40" table:formula="of:=[.B6]" table:style-name="ce31">
            <text:p>40</text:p>
          </table:table-cell>
          <table:table-cell office:value-type="float" office:value="5" table:style-name="ce31">
            <text:p>5</text:p>
          </table:table-cell>
          <table:table-cell office:value-type="float" office:value="5" table:formula="of:=[.D6]" table:style-name="ce31">
            <text:p>5</text:p>
          </table:table-cell>
          <table:table-cell office:value-type="float" office:value="6" table:style-name="ce31">
            <text:p>6</text:p>
          </table:table-cell>
          <table:table-cell office:value-type="float" office:value="3" table:formula="of:=[.F6]/2" table:style-name="ce31">
            <text:p>3</text:p>
          </table:table-cell>
          <table:table-cell office:value-type="float" office:value="20" table:formula="of:=[.B6]/2" table:style-name="ce31">
            <text:p>20</text:p>
          </table:table-cell>
          <table:table-cell office:value-type="float" office:value="20" table:formula="of:=[.C6]/2" table:style-name="ce31">
            <text:p>20</text:p>
          </table:table-cell>
          <table:table-cell office:value-type="string" table:style-name="ce33">
            <text:p>LAngleParallel</text:p>
          </table:table-cell>
          <table:table-cell office:value-type="string" office:string-value="H40/40/5" table:formula="of:=&quot;H&quot; &amp; [.B6] &amp; &quot;/&quot; &amp; [.C6] &amp; &quot;/&quot; &amp; [.D6]" table:style-name="ce31">
            <text:p>H40/40/5</text:p>
          </table:table-cell>
          <table:table-cell office:value-type="string" office:string-value="L40/40/5" table:formula="of:=[.A6]" table:style-name="ce31">
            <text:p>L40/40/5</text:p>
          </table:table-cell>
          <table:table-cell office:value-type="string" office:string-value="L40x40x5" table:formula="of:=&quot;L&quot; &amp; [.B6] &amp; &quot;x&quot; &amp; [.C6] &amp; &quot;x&quot; &amp;[.D6]" table:style-name="ce31">
            <text:p>L40x40x5</text:p>
          </table:table-cell>
          <table:table-cell office:value-type="string" office:string-value="L40/5" table:formula="of:=&quot;L&quot; &amp; [.B6] &amp; &quot;/&quot; &amp; [.D6]" table:style-name="ce31">
            <text:p>L40/5</text:p>
          </table:table-cell>
          <table:table-cell table:style-name="ce31"/>
          <table:table-cell office:value-type="string" office:string-value="synonyms&quot;:[&quot;H40/40/5&quot;,&quot;L40/40/5&quot;,&quot;L40x40x5&quot;,&quot;L40/5&quot;]}]}," table:formula="of:= &quot;synonyms&quot;&amp;&quot;&quot;&quot;&quot;&amp;&quot;:[&quot;&amp;&quot;&quot;&quot;&quot;&amp;[.K6]&amp;&quot;&quot;&quot;&quot;&amp;&quot;,&quot;&amp;&quot;&quot;&quot;&quot;&amp;[.L6]&amp;&quot;&quot;&quot;&quot;&amp;&quot;,&quot;&amp;&quot;&quot;&quot;&quot;&amp;[.M6]&amp;&quot;&quot;&quot;&quot;&amp;&quot;,&quot;&amp;&quot;&quot;&quot;&quot;&amp;[.N6]&amp;&quot;&quot;&quot;&quot;&amp;&quot;]}]},&quot;" table:style-name="ce28">
            <text:p>synonyms":["H40/40/5","L40/40/5","L40x40x5","L40/5"]}]},</text:p>
          </table:table-cell>
          <table:table-cell office:value-type="string" office:string-value="{&quot;L40/40/5&quot;: [{&quot;shape_coords&quot;:[40,40,5,5,6,3,20,20],&quot;shape_name&quot;:&quot;LAngleParallel&quot;,&quot;synonyms&quot;:[&quot;H40/40/5&quot;,&quot;L40/40/5&quot;,&quot;L40x40x5&quot;,&quot;L40/5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&amp; &quot;,&quot; &amp;[.G6]&amp; &quot;,&quot; &amp;[.H6]&amp; &quot;,&quot; &amp;[.I6] &amp; &quot;],&quot; &amp; &quot;&quot;&quot;&quot; &amp;&quot;shape_name&quot;&amp;&quot;&quot;&quot;&quot; &amp; &quot;:&quot; &amp; &quot;&quot;&quot;&quot; &amp;[.J6] &amp; &quot;&quot;&quot;&quot; &amp; &quot;,&quot; &amp; &quot;&quot;&quot;&quot;&amp;[.P6]" table:style-name="ce32">
            <text:p>{"L40/40/5": [{"shape_coords":[40,40,5,5,6,3,20,20],"shape_name":"LAngleParallel","synonyms":["H40/40/5","L40/40/5","L40x40x5","L40/5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45/45/4" table:formula="of:=&quot;L&quot; &amp; [.B7] &amp; &quot;/&quot; &amp; [.C7] &amp; &quot;/&quot; &amp;[.D7]" table:style-name="ce31">
            <text:p>L45/45/4</text:p>
          </table:table-cell>
          <table:table-cell office:value-type="float" office:value="45" table:style-name="ce31">
            <text:p>45</text:p>
          </table:table-cell>
          <table:table-cell office:value-type="float" office:value="45" table:formula="of:=[.B7]" table:style-name="ce31">
            <text:p>45</text:p>
          </table:table-cell>
          <table:table-cell office:value-type="float" office:value="4" table:style-name="ce31">
            <text:p>4</text:p>
          </table:table-cell>
          <table:table-cell office:value-type="float" office:value="4" table:formula="of:=[.D7]" table:style-name="ce31">
            <text:p>4</text:p>
          </table:table-cell>
          <table:table-cell office:value-type="float" office:value="7" table:style-name="ce31">
            <text:p>7</text:p>
          </table:table-cell>
          <table:table-cell office:value-type="float" office:value="3.5" table:formula="of:=[.F7]/2" table:style-name="ce31">
            <text:p>3,5</text:p>
          </table:table-cell>
          <table:table-cell office:value-type="float" office:value="22.5" table:formula="of:=[.B7]/2" table:style-name="ce31">
            <text:p>22,5</text:p>
          </table:table-cell>
          <table:table-cell office:value-type="float" office:value="22.5" table:formula="of:=[.C7]/2" table:style-name="ce31">
            <text:p>22,5</text:p>
          </table:table-cell>
          <table:table-cell office:value-type="string" table:style-name="ce33">
            <text:p>LAngleParallel</text:p>
          </table:table-cell>
          <table:table-cell office:value-type="string" office:string-value="H45/45/4" table:formula="of:=&quot;H&quot; &amp; [.B7] &amp; &quot;/&quot; &amp; [.C7] &amp; &quot;/&quot; &amp; [.D7]" table:style-name="ce31">
            <text:p>H45/45/4</text:p>
          </table:table-cell>
          <table:table-cell office:value-type="string" office:string-value="L45/45/4" table:formula="of:=[.A7]" table:style-name="ce31">
            <text:p>L45/45/4</text:p>
          </table:table-cell>
          <table:table-cell office:value-type="string" office:string-value="L45x45x4" table:formula="of:=&quot;L&quot; &amp; [.B7] &amp; &quot;x&quot; &amp; [.C7] &amp; &quot;x&quot; &amp;[.D7]" table:style-name="ce31">
            <text:p>L45x45x4</text:p>
          </table:table-cell>
          <table:table-cell office:value-type="string" office:string-value="L45/4" table:formula="of:=&quot;L&quot; &amp; [.B7] &amp; &quot;/&quot; &amp; [.D7]" table:style-name="ce31">
            <text:p>L45/4</text:p>
          </table:table-cell>
          <table:table-cell table:style-name="ce31"/>
          <table:table-cell office:value-type="string" office:string-value="synonyms&quot;:[&quot;H45/45/4&quot;,&quot;L45/45/4&quot;,&quot;L45x45x4&quot;,&quot;L45/4&quot;]}]}," table:formula="of:= &quot;synonyms&quot;&amp;&quot;&quot;&quot;&quot;&amp;&quot;:[&quot;&amp;&quot;&quot;&quot;&quot;&amp;[.K7]&amp;&quot;&quot;&quot;&quot;&amp;&quot;,&quot;&amp;&quot;&quot;&quot;&quot;&amp;[.L7]&amp;&quot;&quot;&quot;&quot;&amp;&quot;,&quot;&amp;&quot;&quot;&quot;&quot;&amp;[.M7]&amp;&quot;&quot;&quot;&quot;&amp;&quot;,&quot;&amp;&quot;&quot;&quot;&quot;&amp;[.N7]&amp;&quot;&quot;&quot;&quot;&amp;&quot;]}]},&quot;" table:style-name="ce28">
            <text:p>synonyms":["H45/45/4","L45/45/4","L45x45x4","L45/4"]}]},</text:p>
          </table:table-cell>
          <table:table-cell office:value-type="string" office:string-value="{&quot;L45/45/4&quot;: [{&quot;shape_coords&quot;:[45,45,4,4,7,3,5,22,5,22,5],&quot;shape_name&quot;:&quot;LAngleParallel&quot;,&quot;synonyms&quot;:[&quot;H45/45/4&quot;,&quot;L45/45/4&quot;,&quot;L45x45x4&quot;,&quot;L45/4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&amp; &quot;,&quot; &amp;[.G7]&amp; &quot;,&quot; &amp;[.H7]&amp; &quot;,&quot; &amp;[.I7] &amp; &quot;],&quot; &amp; &quot;&quot;&quot;&quot; &amp;&quot;shape_name&quot;&amp;&quot;&quot;&quot;&quot; &amp; &quot;:&quot; &amp; &quot;&quot;&quot;&quot; &amp;[.J7] &amp; &quot;&quot;&quot;&quot; &amp; &quot;,&quot; &amp; &quot;&quot;&quot;&quot;&amp;[.P7]" table:style-name="ce32">
            <text:p>{"L45/45/4": [{"shape_coords":[45,45,4,4,7,3,5,22,5,22,5],"shape_name":"LAngleParallel","synonyms":["H45/45/4","L45/45/4","L45x45x4","L45/4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45/45/5" table:formula="of:=&quot;L&quot; &amp; [.B8] &amp; &quot;/&quot; &amp; [.C8] &amp; &quot;/&quot; &amp;[.D8]" table:style-name="ce31">
            <text:p>L45/45/5</text:p>
          </table:table-cell>
          <table:table-cell office:value-type="float" office:value="45" table:style-name="ce31">
            <text:p>45</text:p>
          </table:table-cell>
          <table:table-cell office:value-type="float" office:value="45" table:formula="of:=[.B8]" table:style-name="ce31">
            <text:p>45</text:p>
          </table:table-cell>
          <table:table-cell office:value-type="float" office:value="5" table:style-name="ce31">
            <text:p>5</text:p>
          </table:table-cell>
          <table:table-cell office:value-type="float" office:value="5" table:formula="of:=[.D8]" table:style-name="ce31">
            <text:p>5</text:p>
          </table:table-cell>
          <table:table-cell office:value-type="float" office:value="7" table:style-name="ce31">
            <text:p>7</text:p>
          </table:table-cell>
          <table:table-cell office:value-type="float" office:value="3.5" table:formula="of:=[.F8]/2" table:style-name="ce31">
            <text:p>3,5</text:p>
          </table:table-cell>
          <table:table-cell office:value-type="float" office:value="22.5" table:formula="of:=[.B8]/2" table:style-name="ce31">
            <text:p>22,5</text:p>
          </table:table-cell>
          <table:table-cell office:value-type="float" office:value="22.5" table:formula="of:=[.C8]/2" table:style-name="ce31">
            <text:p>22,5</text:p>
          </table:table-cell>
          <table:table-cell office:value-type="string" table:style-name="ce33">
            <text:p>LAngleParallel</text:p>
          </table:table-cell>
          <table:table-cell office:value-type="string" office:string-value="H45/45/5" table:formula="of:=&quot;H&quot; &amp; [.B8] &amp; &quot;/&quot; &amp; [.C8] &amp; &quot;/&quot; &amp; [.D8]" table:style-name="ce31">
            <text:p>H45/45/5</text:p>
          </table:table-cell>
          <table:table-cell office:value-type="string" office:string-value="L45/45/5" table:formula="of:=[.A8]" table:style-name="ce31">
            <text:p>L45/45/5</text:p>
          </table:table-cell>
          <table:table-cell office:value-type="string" office:string-value="L45x45x5" table:formula="of:=&quot;L&quot; &amp; [.B8] &amp; &quot;x&quot; &amp; [.C8] &amp; &quot;x&quot; &amp;[.D8]" table:style-name="ce31">
            <text:p>L45x45x5</text:p>
          </table:table-cell>
          <table:table-cell office:value-type="string" office:string-value="L45/5" table:formula="of:=&quot;L&quot; &amp; [.B8] &amp; &quot;/&quot; &amp; [.D8]" table:style-name="ce31">
            <text:p>L45/5</text:p>
          </table:table-cell>
          <table:table-cell table:style-name="ce31"/>
          <table:table-cell office:value-type="string" office:string-value="synonyms&quot;:[&quot;H45/45/5&quot;,&quot;L45/45/5&quot;,&quot;L45x45x5&quot;,&quot;L45/5&quot;]}]}," table:formula="of:= &quot;synonyms&quot;&amp;&quot;&quot;&quot;&quot;&amp;&quot;:[&quot;&amp;&quot;&quot;&quot;&quot;&amp;[.K8]&amp;&quot;&quot;&quot;&quot;&amp;&quot;,&quot;&amp;&quot;&quot;&quot;&quot;&amp;[.L8]&amp;&quot;&quot;&quot;&quot;&amp;&quot;,&quot;&amp;&quot;&quot;&quot;&quot;&amp;[.M8]&amp;&quot;&quot;&quot;&quot;&amp;&quot;,&quot;&amp;&quot;&quot;&quot;&quot;&amp;[.N8]&amp;&quot;&quot;&quot;&quot;&amp;&quot;]}]},&quot;" table:style-name="ce28">
            <text:p>synonyms":["H45/45/5","L45/45/5","L45x45x5","L45/5"]}]},</text:p>
          </table:table-cell>
          <table:table-cell office:value-type="string" office:string-value="{&quot;L45/45/5&quot;: [{&quot;shape_coords&quot;:[45,45,5,5,7,3,5,22,5,22,5],&quot;shape_name&quot;:&quot;LAngleParallel&quot;,&quot;synonyms&quot;:[&quot;H45/45/5&quot;,&quot;L45/45/5&quot;,&quot;L45x45x5&quot;,&quot;L45/5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&amp; &quot;,&quot; &amp;[.G8]&amp; &quot;,&quot; &amp;[.H8]&amp; &quot;,&quot; &amp;[.I8] &amp; &quot;],&quot; &amp; &quot;&quot;&quot;&quot; &amp;&quot;shape_name&quot;&amp;&quot;&quot;&quot;&quot; &amp; &quot;:&quot; &amp; &quot;&quot;&quot;&quot; &amp;[.J8] &amp; &quot;&quot;&quot;&quot; &amp; &quot;,&quot; &amp; &quot;&quot;&quot;&quot;&amp;[.P8]" table:style-name="ce32">
            <text:p>{"L45/45/5": [{"shape_coords":[45,45,5,5,7,3,5,22,5,22,5],"shape_name":"LAngleParallel","synonyms":["H45/45/5","L45/45/5","L45x45x5","L45/5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50/50/5" table:formula="of:=&quot;L&quot; &amp; [.B9] &amp; &quot;/&quot; &amp; [.C9] &amp; &quot;/&quot; &amp;[.D9]" table:style-name="ce31">
            <text:p>L50/50/5</text:p>
          </table:table-cell>
          <table:table-cell office:value-type="float" office:value="50" table:style-name="ce31">
            <text:p>50</text:p>
          </table:table-cell>
          <table:table-cell office:value-type="float" office:value="50" table:formula="of:=[.B9]" table:style-name="ce31">
            <text:p>50</text:p>
          </table:table-cell>
          <table:table-cell office:value-type="float" office:value="5" table:style-name="ce31">
            <text:p>5</text:p>
          </table:table-cell>
          <table:table-cell office:value-type="float" office:value="5" table:formula="of:=[.D9]" table:style-name="ce31">
            <text:p>5</text:p>
          </table:table-cell>
          <table:table-cell office:value-type="float" office:value="7" table:style-name="ce31">
            <text:p>7</text:p>
          </table:table-cell>
          <table:table-cell office:value-type="float" office:value="3.5" table:formula="of:=[.F9]/2" table:style-name="ce31">
            <text:p>3,5</text:p>
          </table:table-cell>
          <table:table-cell office:value-type="float" office:value="25" table:formula="of:=[.B9]/2" table:style-name="ce31">
            <text:p>25</text:p>
          </table:table-cell>
          <table:table-cell office:value-type="float" office:value="25" table:formula="of:=[.C9]/2" table:style-name="ce31">
            <text:p>25</text:p>
          </table:table-cell>
          <table:table-cell office:value-type="string" table:style-name="ce33">
            <text:p>LAngleParallel</text:p>
          </table:table-cell>
          <table:table-cell office:value-type="string" office:string-value="H50/50/5" table:formula="of:=&quot;H&quot; &amp; [.B9] &amp; &quot;/&quot; &amp; [.C9] &amp; &quot;/&quot; &amp; [.D9]" table:style-name="ce31">
            <text:p>H50/50/5</text:p>
          </table:table-cell>
          <table:table-cell office:value-type="string" office:string-value="L50/50/5" table:formula="of:=[.A9]" table:style-name="ce31">
            <text:p>L50/50/5</text:p>
          </table:table-cell>
          <table:table-cell office:value-type="string" office:string-value="L50x50x5" table:formula="of:=&quot;L&quot; &amp; [.B9] &amp; &quot;x&quot; &amp; [.C9] &amp; &quot;x&quot; &amp;[.D9]" table:style-name="ce31">
            <text:p>L50x50x5</text:p>
          </table:table-cell>
          <table:table-cell office:value-type="string" office:string-value="L50/5" table:formula="of:=&quot;L&quot; &amp; [.B9] &amp; &quot;/&quot; &amp; [.D9]" table:style-name="ce31">
            <text:p>L50/5</text:p>
          </table:table-cell>
          <table:table-cell table:style-name="ce31"/>
          <table:table-cell office:value-type="string" office:string-value="synonyms&quot;:[&quot;H50/50/5&quot;,&quot;L50/50/5&quot;,&quot;L50x50x5&quot;,&quot;L50/5&quot;]}]}," table:formula="of:= &quot;synonyms&quot;&amp;&quot;&quot;&quot;&quot;&amp;&quot;:[&quot;&amp;&quot;&quot;&quot;&quot;&amp;[.K9]&amp;&quot;&quot;&quot;&quot;&amp;&quot;,&quot;&amp;&quot;&quot;&quot;&quot;&amp;[.L9]&amp;&quot;&quot;&quot;&quot;&amp;&quot;,&quot;&amp;&quot;&quot;&quot;&quot;&amp;[.M9]&amp;&quot;&quot;&quot;&quot;&amp;&quot;,&quot;&amp;&quot;&quot;&quot;&quot;&amp;[.N9]&amp;&quot;&quot;&quot;&quot;&amp;&quot;]}]},&quot;" table:style-name="ce28">
            <text:p>synonyms":["H50/50/5","L50/50/5","L50x50x5","L50/5"]}]},</text:p>
          </table:table-cell>
          <table:table-cell office:value-type="string" office:string-value="{&quot;L50/50/5&quot;: [{&quot;shape_coords&quot;:[50,50,5,5,7,3,5,25,25],&quot;shape_name&quot;:&quot;LAngleParallel&quot;,&quot;synonyms&quot;:[&quot;H50/50/5&quot;,&quot;L50/50/5&quot;,&quot;L50x50x5&quot;,&quot;L50/5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&amp; &quot;,&quot; &amp;[.G9]&amp; &quot;,&quot; &amp;[.H9]&amp; &quot;,&quot; &amp;[.I9] &amp; &quot;],&quot; &amp; &quot;&quot;&quot;&quot; &amp;&quot;shape_name&quot;&amp;&quot;&quot;&quot;&quot; &amp; &quot;:&quot; &amp; &quot;&quot;&quot;&quot; &amp;[.J9] &amp; &quot;&quot;&quot;&quot; &amp; &quot;,&quot; &amp; &quot;&quot;&quot;&quot;&amp;[.P9]" table:style-name="ce32">
            <text:p>{"L50/50/5": [{"shape_coords":[50,50,5,5,7,3,5,25,25],"shape_name":"LAngleParallel","synonyms":["H50/50/5","L50/50/5","L50x50x5","L50/5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50/50/6" table:formula="of:=&quot;L&quot; &amp; [.B10] &amp; &quot;/&quot; &amp; [.C10] &amp; &quot;/&quot; &amp;[.D10]" table:style-name="ce31">
            <text:p>L50/50/6</text:p>
          </table:table-cell>
          <table:table-cell office:value-type="float" office:value="50" table:style-name="ce31">
            <text:p>50</text:p>
          </table:table-cell>
          <table:table-cell office:value-type="float" office:value="50" table:formula="of:=[.B10]" table:style-name="ce31">
            <text:p>50</text:p>
          </table:table-cell>
          <table:table-cell office:value-type="float" office:value="6" table:style-name="ce31">
            <text:p>6</text:p>
          </table:table-cell>
          <table:table-cell office:value-type="float" office:value="6" table:formula="of:=[.D10]" table:style-name="ce31">
            <text:p>6</text:p>
          </table:table-cell>
          <table:table-cell office:value-type="float" office:value="7" table:style-name="ce31">
            <text:p>7</text:p>
          </table:table-cell>
          <table:table-cell office:value-type="float" office:value="3.5" table:formula="of:=[.F10]/2" table:style-name="ce31">
            <text:p>3,5</text:p>
          </table:table-cell>
          <table:table-cell office:value-type="float" office:value="25" table:formula="of:=[.B10]/2" table:style-name="ce31">
            <text:p>25</text:p>
          </table:table-cell>
          <table:table-cell office:value-type="float" office:value="25" table:formula="of:=[.C10]/2" table:style-name="ce31">
            <text:p>25</text:p>
          </table:table-cell>
          <table:table-cell office:value-type="string" table:style-name="ce33">
            <text:p>LAngleParallel</text:p>
          </table:table-cell>
          <table:table-cell office:value-type="string" office:string-value="H50/50/6" table:formula="of:=&quot;H&quot; &amp; [.B10] &amp; &quot;/&quot; &amp; [.C10] &amp; &quot;/&quot; &amp; [.D10]" table:style-name="ce31">
            <text:p>H50/50/6</text:p>
          </table:table-cell>
          <table:table-cell office:value-type="string" office:string-value="L50/50/6" table:formula="of:=[.A10]" table:style-name="ce31">
            <text:p>L50/50/6</text:p>
          </table:table-cell>
          <table:table-cell office:value-type="string" office:string-value="L50x50x6" table:formula="of:=&quot;L&quot; &amp; [.B10] &amp; &quot;x&quot; &amp; [.C10] &amp; &quot;x&quot; &amp;[.D10]" table:style-name="ce31">
            <text:p>L50x50x6</text:p>
          </table:table-cell>
          <table:table-cell office:value-type="string" office:string-value="L50/6" table:formula="of:=&quot;L&quot; &amp; [.B10] &amp; &quot;/&quot; &amp; [.D10]" table:style-name="ce31">
            <text:p>L50/6</text:p>
          </table:table-cell>
          <table:table-cell table:style-name="ce31"/>
          <table:table-cell office:value-type="string" office:string-value="synonyms&quot;:[&quot;H50/50/6&quot;,&quot;L50/50/6&quot;,&quot;L50x50x6&quot;,&quot;L50/6&quot;]}]}," table:formula="of:= &quot;synonyms&quot;&amp;&quot;&quot;&quot;&quot;&amp;&quot;:[&quot;&amp;&quot;&quot;&quot;&quot;&amp;[.K10]&amp;&quot;&quot;&quot;&quot;&amp;&quot;,&quot;&amp;&quot;&quot;&quot;&quot;&amp;[.L10]&amp;&quot;&quot;&quot;&quot;&amp;&quot;,&quot;&amp;&quot;&quot;&quot;&quot;&amp;[.M10]&amp;&quot;&quot;&quot;&quot;&amp;&quot;,&quot;&amp;&quot;&quot;&quot;&quot;&amp;[.N10]&amp;&quot;&quot;&quot;&quot;&amp;&quot;]}]},&quot;" table:style-name="ce28">
            <text:p>synonyms":["H50/50/6","L50/50/6","L50x50x6","L50/6"]}]},</text:p>
          </table:table-cell>
          <table:table-cell office:value-type="string" office:string-value="{&quot;L50/50/6&quot;: [{&quot;shape_coords&quot;:[50,50,6,6,7,3,5,25,25],&quot;shape_name&quot;:&quot;LAngleParallel&quot;,&quot;synonyms&quot;:[&quot;H50/50/6&quot;,&quot;L50/50/6&quot;,&quot;L50x50x6&quot;,&quot;L50/6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&amp; &quot;,&quot; &amp;[.G10]&amp; &quot;,&quot; &amp;[.H10]&amp; &quot;,&quot; &amp;[.I10] &amp; &quot;],&quot; &amp; &quot;&quot;&quot;&quot; &amp;&quot;shape_name&quot;&amp;&quot;&quot;&quot;&quot; &amp; &quot;:&quot; &amp; &quot;&quot;&quot;&quot; &amp;[.J10] &amp; &quot;&quot;&quot;&quot; &amp; &quot;,&quot; &amp; &quot;&quot;&quot;&quot;&amp;[.P10]" table:style-name="ce32">
            <text:p>{"L50/50/6": [{"shape_coords":[50,50,6,6,7,3,5,25,25],"shape_name":"LAngleParallel","synonyms":["H50/50/6","L50/50/6","L50x50x6","L50/6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50/50/8" table:formula="of:=&quot;L&quot; &amp; [.B11] &amp; &quot;/&quot; &amp; [.C11] &amp; &quot;/&quot; &amp;[.D11]" table:style-name="ce31">
            <text:p>L50/50/8</text:p>
          </table:table-cell>
          <table:table-cell office:value-type="float" office:value="50" table:style-name="ce31">
            <text:p>50</text:p>
          </table:table-cell>
          <table:table-cell office:value-type="float" office:value="50" table:formula="of:=[.B11]" table:style-name="ce31">
            <text:p>50</text:p>
          </table:table-cell>
          <table:table-cell office:value-type="float" office:value="8" table:style-name="ce31">
            <text:p>8</text:p>
          </table:table-cell>
          <table:table-cell office:value-type="float" office:value="8" table:formula="of:=[.D11]" table:style-name="ce31">
            <text:p>8</text:p>
          </table:table-cell>
          <table:table-cell office:value-type="float" office:value="7" table:style-name="ce31">
            <text:p>7</text:p>
          </table:table-cell>
          <table:table-cell office:value-type="float" office:value="3.5" table:formula="of:=[.F11]/2" table:style-name="ce31">
            <text:p>3,5</text:p>
          </table:table-cell>
          <table:table-cell office:value-type="float" office:value="25" table:formula="of:=[.B11]/2" table:style-name="ce31">
            <text:p>25</text:p>
          </table:table-cell>
          <table:table-cell office:value-type="float" office:value="25" table:formula="of:=[.C11]/2" table:style-name="ce31">
            <text:p>25</text:p>
          </table:table-cell>
          <table:table-cell office:value-type="string" table:style-name="ce33">
            <text:p>LAngleParallel</text:p>
          </table:table-cell>
          <table:table-cell office:value-type="string" office:string-value="H50/50/8" table:formula="of:=&quot;H&quot; &amp; [.B11] &amp; &quot;/&quot; &amp; [.C11] &amp; &quot;/&quot; &amp; [.D11]" table:style-name="ce31">
            <text:p>H50/50/8</text:p>
          </table:table-cell>
          <table:table-cell office:value-type="string" office:string-value="L50/50/8" table:formula="of:=[.A11]" table:style-name="ce31">
            <text:p>L50/50/8</text:p>
          </table:table-cell>
          <table:table-cell office:value-type="string" office:string-value="L50x50x8" table:formula="of:=&quot;L&quot; &amp; [.B11] &amp; &quot;x&quot; &amp; [.C11] &amp; &quot;x&quot; &amp;[.D11]" table:style-name="ce31">
            <text:p>L50x50x8</text:p>
          </table:table-cell>
          <table:table-cell office:value-type="string" office:string-value="L50/8" table:formula="of:=&quot;L&quot; &amp; [.B11] &amp; &quot;/&quot; &amp; [.D11]" table:style-name="ce31">
            <text:p>L50/8</text:p>
          </table:table-cell>
          <table:table-cell table:style-name="ce31"/>
          <table:table-cell office:value-type="string" office:string-value="synonyms&quot;:[&quot;H50/50/8&quot;,&quot;L50/50/8&quot;,&quot;L50x50x8&quot;,&quot;L50/8&quot;]}]}," table:formula="of:= &quot;synonyms&quot;&amp;&quot;&quot;&quot;&quot;&amp;&quot;:[&quot;&amp;&quot;&quot;&quot;&quot;&amp;[.K11]&amp;&quot;&quot;&quot;&quot;&amp;&quot;,&quot;&amp;&quot;&quot;&quot;&quot;&amp;[.L11]&amp;&quot;&quot;&quot;&quot;&amp;&quot;,&quot;&amp;&quot;&quot;&quot;&quot;&amp;[.M11]&amp;&quot;&quot;&quot;&quot;&amp;&quot;,&quot;&amp;&quot;&quot;&quot;&quot;&amp;[.N11]&amp;&quot;&quot;&quot;&quot;&amp;&quot;]}]},&quot;" table:style-name="ce28">
            <text:p>synonyms":["H50/50/8","L50/50/8","L50x50x8","L50/8"]}]},</text:p>
          </table:table-cell>
          <table:table-cell office:value-type="string" office:string-value="{&quot;L50/50/8&quot;: [{&quot;shape_coords&quot;:[50,50,8,8,7,3,5,25,25],&quot;shape_name&quot;:&quot;LAngleParallel&quot;,&quot;synonyms&quot;:[&quot;H50/50/8&quot;,&quot;L50/50/8&quot;,&quot;L50x50x8&quot;,&quot;L50/8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&amp; &quot;,&quot; &amp;[.G11]&amp; &quot;,&quot; &amp;[.H11]&amp; &quot;,&quot; &amp;[.I11] &amp; &quot;],&quot; &amp; &quot;&quot;&quot;&quot; &amp;&quot;shape_name&quot;&amp;&quot;&quot;&quot;&quot; &amp; &quot;:&quot; &amp; &quot;&quot;&quot;&quot; &amp;[.J11] &amp; &quot;&quot;&quot;&quot; &amp; &quot;,&quot; &amp; &quot;&quot;&quot;&quot;&amp;[.P11]" table:style-name="ce32">
            <text:p>{"L50/50/8": [{"shape_coords":[50,50,8,8,7,3,5,25,25],"shape_name":"LAngleParallel","synonyms":["H50/50/8","L50/50/8","L50x50x8","L50/8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60/60/5" table:formula="of:=&quot;L&quot; &amp; [.B12] &amp; &quot;/&quot; &amp; [.C12] &amp; &quot;/&quot; &amp;[.D12]" table:style-name="ce31">
            <text:p>L60/60/5</text:p>
          </table:table-cell>
          <table:table-cell office:value-type="float" office:value="60" table:style-name="ce31">
            <text:p>60</text:p>
          </table:table-cell>
          <table:table-cell office:value-type="float" office:value="60" table:formula="of:=[.B12]" table:style-name="ce31">
            <text:p>60</text:p>
          </table:table-cell>
          <table:table-cell office:value-type="float" office:value="5" table:style-name="ce31">
            <text:p>5</text:p>
          </table:table-cell>
          <table:table-cell office:value-type="float" office:value="5" table:formula="of:=[.D12]" table:style-name="ce31">
            <text:p>5</text:p>
          </table:table-cell>
          <table:table-cell office:value-type="float" office:value="8" table:style-name="ce31">
            <text:p>8</text:p>
          </table:table-cell>
          <table:table-cell office:value-type="float" office:value="4" table:formula="of:=[.F12]/2" table:style-name="ce31">
            <text:p>4</text:p>
          </table:table-cell>
          <table:table-cell office:value-type="float" office:value="30" table:formula="of:=[.B12]/2" table:style-name="ce31">
            <text:p>30</text:p>
          </table:table-cell>
          <table:table-cell office:value-type="float" office:value="30" table:formula="of:=[.C12]/2" table:style-name="ce31">
            <text:p>30</text:p>
          </table:table-cell>
          <table:table-cell office:value-type="string" table:style-name="ce33">
            <text:p>LAngleParallel</text:p>
          </table:table-cell>
          <table:table-cell office:value-type="string" office:string-value="H60/60/5" table:formula="of:=&quot;H&quot; &amp; [.B12] &amp; &quot;/&quot; &amp; [.C12] &amp; &quot;/&quot; &amp; [.D12]" table:style-name="ce31">
            <text:p>H60/60/5</text:p>
          </table:table-cell>
          <table:table-cell office:value-type="string" office:string-value="L60/60/5" table:formula="of:=[.A12]" table:style-name="ce31">
            <text:p>L60/60/5</text:p>
          </table:table-cell>
          <table:table-cell office:value-type="string" office:string-value="L60x60x5" table:formula="of:=&quot;L&quot; &amp; [.B12] &amp; &quot;x&quot; &amp; [.C12] &amp; &quot;x&quot; &amp;[.D12]" table:style-name="ce31">
            <text:p>L60x60x5</text:p>
          </table:table-cell>
          <table:table-cell office:value-type="string" office:string-value="L60/5" table:formula="of:=&quot;L&quot; &amp; [.B12] &amp; &quot;/&quot; &amp; [.D12]" table:style-name="ce31">
            <text:p>L60/5</text:p>
          </table:table-cell>
          <table:table-cell table:style-name="ce31"/>
          <table:table-cell office:value-type="string" office:string-value="synonyms&quot;:[&quot;H60/60/5&quot;,&quot;L60/60/5&quot;,&quot;L60x60x5&quot;,&quot;L60/5&quot;]}]}," table:formula="of:= &quot;synonyms&quot;&amp;&quot;&quot;&quot;&quot;&amp;&quot;:[&quot;&amp;&quot;&quot;&quot;&quot;&amp;[.K12]&amp;&quot;&quot;&quot;&quot;&amp;&quot;,&quot;&amp;&quot;&quot;&quot;&quot;&amp;[.L12]&amp;&quot;&quot;&quot;&quot;&amp;&quot;,&quot;&amp;&quot;&quot;&quot;&quot;&amp;[.M12]&amp;&quot;&quot;&quot;&quot;&amp;&quot;,&quot;&amp;&quot;&quot;&quot;&quot;&amp;[.N12]&amp;&quot;&quot;&quot;&quot;&amp;&quot;]}]},&quot;" table:style-name="ce28">
            <text:p>synonyms":["H60/60/5","L60/60/5","L60x60x5","L60/5"]}]},</text:p>
          </table:table-cell>
          <table:table-cell office:value-type="string" office:string-value="{&quot;L60/60/5&quot;: [{&quot;shape_coords&quot;:[60,60,5,5,8,4,30,30],&quot;shape_name&quot;:&quot;LAngleParallel&quot;,&quot;synonyms&quot;:[&quot;H60/60/5&quot;,&quot;L60/60/5&quot;,&quot;L60x60x5&quot;,&quot;L60/5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&amp; &quot;,&quot; &amp;[.G12]&amp; &quot;,&quot; &amp;[.H12]&amp; &quot;,&quot; &amp;[.I12] &amp; &quot;],&quot; &amp; &quot;&quot;&quot;&quot; &amp;&quot;shape_name&quot;&amp;&quot;&quot;&quot;&quot; &amp; &quot;:&quot; &amp; &quot;&quot;&quot;&quot; &amp;[.J12] &amp; &quot;&quot;&quot;&quot; &amp; &quot;,&quot; &amp; &quot;&quot;&quot;&quot;&amp;[.P12]" table:style-name="ce32">
            <text:p>{"L60/60/5": [{"shape_coords":[60,60,5,5,8,4,30,30],"shape_name":"LAngleParallel","synonyms":["H60/60/5","L60/60/5","L60x60x5","L60/5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60/60/6" table:formula="of:=&quot;L&quot; &amp; [.B13] &amp; &quot;/&quot; &amp; [.C13] &amp; &quot;/&quot; &amp;[.D13]" table:style-name="ce31">
            <text:p>L60/60/6</text:p>
          </table:table-cell>
          <table:table-cell office:value-type="float" office:value="60" table:style-name="ce31">
            <text:p>60</text:p>
          </table:table-cell>
          <table:table-cell office:value-type="float" office:value="60" table:formula="of:=[.B13]" table:style-name="ce31">
            <text:p>60</text:p>
          </table:table-cell>
          <table:table-cell office:value-type="float" office:value="6" table:style-name="ce31">
            <text:p>6</text:p>
          </table:table-cell>
          <table:table-cell office:value-type="float" office:value="6" table:formula="of:=[.D13]" table:style-name="ce31">
            <text:p>6</text:p>
          </table:table-cell>
          <table:table-cell office:value-type="float" office:value="8" table:style-name="ce31">
            <text:p>8</text:p>
          </table:table-cell>
          <table:table-cell office:value-type="float" office:value="4" table:formula="of:=[.F13]/2" table:style-name="ce31">
            <text:p>4</text:p>
          </table:table-cell>
          <table:table-cell office:value-type="float" office:value="30" table:formula="of:=[.B13]/2" table:style-name="ce31">
            <text:p>30</text:p>
          </table:table-cell>
          <table:table-cell office:value-type="float" office:value="30" table:formula="of:=[.C13]/2" table:style-name="ce31">
            <text:p>30</text:p>
          </table:table-cell>
          <table:table-cell office:value-type="string" table:style-name="ce33">
            <text:p>LAngleParallel</text:p>
          </table:table-cell>
          <table:table-cell office:value-type="string" office:string-value="H60/60/6" table:formula="of:=&quot;H&quot; &amp; [.B13] &amp; &quot;/&quot; &amp; [.C13] &amp; &quot;/&quot; &amp; [.D13]" table:style-name="ce31">
            <text:p>H60/60/6</text:p>
          </table:table-cell>
          <table:table-cell office:value-type="string" office:string-value="L60/60/6" table:formula="of:=[.A13]" table:style-name="ce31">
            <text:p>L60/60/6</text:p>
          </table:table-cell>
          <table:table-cell office:value-type="string" office:string-value="L60x60x6" table:formula="of:=&quot;L&quot; &amp; [.B13] &amp; &quot;x&quot; &amp; [.C13] &amp; &quot;x&quot; &amp;[.D13]" table:style-name="ce31">
            <text:p>L60x60x6</text:p>
          </table:table-cell>
          <table:table-cell office:value-type="string" office:string-value="L60/6" table:formula="of:=&quot;L&quot; &amp; [.B13] &amp; &quot;/&quot; &amp; [.D13]" table:style-name="ce31">
            <text:p>L60/6</text:p>
          </table:table-cell>
          <table:table-cell table:style-name="ce31"/>
          <table:table-cell office:value-type="string" office:string-value="synonyms&quot;:[&quot;H60/60/6&quot;,&quot;L60/60/6&quot;,&quot;L60x60x6&quot;,&quot;L60/6&quot;]}]}," table:formula="of:= &quot;synonyms&quot;&amp;&quot;&quot;&quot;&quot;&amp;&quot;:[&quot;&amp;&quot;&quot;&quot;&quot;&amp;[.K13]&amp;&quot;&quot;&quot;&quot;&amp;&quot;,&quot;&amp;&quot;&quot;&quot;&quot;&amp;[.L13]&amp;&quot;&quot;&quot;&quot;&amp;&quot;,&quot;&amp;&quot;&quot;&quot;&quot;&amp;[.M13]&amp;&quot;&quot;&quot;&quot;&amp;&quot;,&quot;&amp;&quot;&quot;&quot;&quot;&amp;[.N13]&amp;&quot;&quot;&quot;&quot;&amp;&quot;]}]},&quot;" table:style-name="ce28">
            <text:p>synonyms":["H60/60/6","L60/60/6","L60x60x6","L60/6"]}]},</text:p>
          </table:table-cell>
          <table:table-cell office:value-type="string" office:string-value="{&quot;L60/60/6&quot;: [{&quot;shape_coords&quot;:[60,60,6,6,8,4,30,30],&quot;shape_name&quot;:&quot;LAngleParallel&quot;,&quot;synonyms&quot;:[&quot;H60/60/6&quot;,&quot;L60/60/6&quot;,&quot;L60x60x6&quot;,&quot;L60/6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&amp; &quot;,&quot; &amp;[.G13]&amp; &quot;,&quot; &amp;[.H13]&amp; &quot;,&quot; &amp;[.I13] &amp; &quot;],&quot; &amp; &quot;&quot;&quot;&quot; &amp;&quot;shape_name&quot;&amp;&quot;&quot;&quot;&quot; &amp; &quot;:&quot; &amp; &quot;&quot;&quot;&quot; &amp;[.J13] &amp; &quot;&quot;&quot;&quot; &amp; &quot;,&quot; &amp; &quot;&quot;&quot;&quot;&amp;[.P13]" table:style-name="ce32">
            <text:p>{"L60/60/6": [{"shape_coords":[60,60,6,6,8,4,30,30],"shape_name":"LAngleParallel","synonyms":["H60/60/6","L60/60/6","L60x60x6","L60/6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60/60/8" table:formula="of:=&quot;L&quot; &amp; [.B14] &amp; &quot;/&quot; &amp; [.C14] &amp; &quot;/&quot; &amp;[.D14]" table:style-name="ce31">
            <text:p>L60/60/8</text:p>
          </table:table-cell>
          <table:table-cell office:value-type="float" office:value="60" table:style-name="ce31">
            <text:p>60</text:p>
          </table:table-cell>
          <table:table-cell office:value-type="float" office:value="60" table:formula="of:=[.B14]" table:style-name="ce31">
            <text:p>60</text:p>
          </table:table-cell>
          <table:table-cell office:value-type="float" office:value="8" table:style-name="ce31">
            <text:p>8</text:p>
          </table:table-cell>
          <table:table-cell office:value-type="float" office:value="8" table:formula="of:=[.D14]" table:style-name="ce31">
            <text:p>8</text:p>
          </table:table-cell>
          <table:table-cell office:value-type="float" office:value="8" table:style-name="ce31">
            <text:p>8</text:p>
          </table:table-cell>
          <table:table-cell office:value-type="float" office:value="4" table:formula="of:=[.F14]/2" table:style-name="ce31">
            <text:p>4</text:p>
          </table:table-cell>
          <table:table-cell office:value-type="float" office:value="30" table:formula="of:=[.B14]/2" table:style-name="ce31">
            <text:p>30</text:p>
          </table:table-cell>
          <table:table-cell office:value-type="float" office:value="30" table:formula="of:=[.C14]/2" table:style-name="ce31">
            <text:p>30</text:p>
          </table:table-cell>
          <table:table-cell office:value-type="string" table:style-name="ce33">
            <text:p>LAngleParallel</text:p>
          </table:table-cell>
          <table:table-cell office:value-type="string" office:string-value="H60/60/8" table:formula="of:=&quot;H&quot; &amp; [.B14] &amp; &quot;/&quot; &amp; [.C14] &amp; &quot;/&quot; &amp; [.D14]" table:style-name="ce31">
            <text:p>H60/60/8</text:p>
          </table:table-cell>
          <table:table-cell office:value-type="string" office:string-value="L60/60/8" table:formula="of:=[.A14]" table:style-name="ce31">
            <text:p>L60/60/8</text:p>
          </table:table-cell>
          <table:table-cell office:value-type="string" office:string-value="L60x60x8" table:formula="of:=&quot;L&quot; &amp; [.B14] &amp; &quot;x&quot; &amp; [.C14] &amp; &quot;x&quot; &amp;[.D14]" table:style-name="ce31">
            <text:p>L60x60x8</text:p>
          </table:table-cell>
          <table:table-cell office:value-type="string" office:string-value="L60/8" table:formula="of:=&quot;L&quot; &amp; [.B14] &amp; &quot;/&quot; &amp; [.D14]" table:style-name="ce31">
            <text:p>L60/8</text:p>
          </table:table-cell>
          <table:table-cell table:style-name="ce31"/>
          <table:table-cell office:value-type="string" office:string-value="synonyms&quot;:[&quot;H60/60/8&quot;,&quot;L60/60/8&quot;,&quot;L60x60x8&quot;,&quot;L60/8&quot;]}]}," table:formula="of:= &quot;synonyms&quot;&amp;&quot;&quot;&quot;&quot;&amp;&quot;:[&quot;&amp;&quot;&quot;&quot;&quot;&amp;[.K14]&amp;&quot;&quot;&quot;&quot;&amp;&quot;,&quot;&amp;&quot;&quot;&quot;&quot;&amp;[.L14]&amp;&quot;&quot;&quot;&quot;&amp;&quot;,&quot;&amp;&quot;&quot;&quot;&quot;&amp;[.M14]&amp;&quot;&quot;&quot;&quot;&amp;&quot;,&quot;&amp;&quot;&quot;&quot;&quot;&amp;[.N14]&amp;&quot;&quot;&quot;&quot;&amp;&quot;]}]},&quot;" table:style-name="ce28">
            <text:p>synonyms":["H60/60/8","L60/60/8","L60x60x8","L60/8"]}]},</text:p>
          </table:table-cell>
          <table:table-cell office:value-type="string" office:string-value="{&quot;L60/60/8&quot;: [{&quot;shape_coords&quot;:[60,60,8,8,8,4,30,30],&quot;shape_name&quot;:&quot;LAngleParallel&quot;,&quot;synonyms&quot;:[&quot;H60/60/8&quot;,&quot;L60/60/8&quot;,&quot;L60x60x8&quot;,&quot;L60/8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&amp; &quot;,&quot; &amp;[.G14]&amp; &quot;,&quot; &amp;[.H14]&amp; &quot;,&quot; &amp;[.I14] &amp; &quot;],&quot; &amp; &quot;&quot;&quot;&quot; &amp;&quot;shape_name&quot;&amp;&quot;&quot;&quot;&quot; &amp; &quot;:&quot; &amp; &quot;&quot;&quot;&quot; &amp;[.J14] &amp; &quot;&quot;&quot;&quot; &amp; &quot;,&quot; &amp; &quot;&quot;&quot;&quot;&amp;[.P14]" table:style-name="ce32">
            <text:p>{"L60/60/8": [{"shape_coords":[60,60,8,8,8,4,30,30],"shape_name":"LAngleParallel","synonyms":["H60/60/8","L60/60/8","L60x60x8","L60/8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70/70/7" table:formula="of:=&quot;L&quot; &amp; [.B15] &amp; &quot;/&quot; &amp; [.C15] &amp; &quot;/&quot; &amp;[.D15]" table:style-name="ce31">
            <text:p>L70/70/7</text:p>
          </table:table-cell>
          <table:table-cell office:value-type="float" office:value="70" table:style-name="ce31">
            <text:p>70</text:p>
          </table:table-cell>
          <table:table-cell office:value-type="float" office:value="70" table:formula="of:=[.B15]" table:style-name="ce31">
            <text:p>70</text:p>
          </table:table-cell>
          <table:table-cell office:value-type="float" office:value="7" table:style-name="ce31">
            <text:p>7</text:p>
          </table:table-cell>
          <table:table-cell office:value-type="float" office:value="7" table:formula="of:=[.D15]" table:style-name="ce31">
            <text:p>7</text:p>
          </table:table-cell>
          <table:table-cell office:value-type="float" office:value="9" table:style-name="ce31">
            <text:p>9</text:p>
          </table:table-cell>
          <table:table-cell office:value-type="float" office:value="4.5" table:formula="of:=[.F15]/2" table:style-name="ce31">
            <text:p>4,5</text:p>
          </table:table-cell>
          <table:table-cell office:value-type="float" office:value="35" table:formula="of:=[.B15]/2" table:style-name="ce31">
            <text:p>35</text:p>
          </table:table-cell>
          <table:table-cell office:value-type="float" office:value="35" table:formula="of:=[.C15]/2" table:style-name="ce31">
            <text:p>35</text:p>
          </table:table-cell>
          <table:table-cell office:value-type="string" table:style-name="ce33">
            <text:p>LAngleParallel</text:p>
          </table:table-cell>
          <table:table-cell office:value-type="string" office:string-value="H70/70/7" table:formula="of:=&quot;H&quot; &amp; [.B15] &amp; &quot;/&quot; &amp; [.C15] &amp; &quot;/&quot; &amp; [.D15]" table:style-name="ce31">
            <text:p>H70/70/7</text:p>
          </table:table-cell>
          <table:table-cell office:value-type="string" office:string-value="L70/70/7" table:formula="of:=[.A15]" table:style-name="ce31">
            <text:p>L70/70/7</text:p>
          </table:table-cell>
          <table:table-cell office:value-type="string" office:string-value="L70x70x7" table:formula="of:=&quot;L&quot; &amp; [.B15] &amp; &quot;x&quot; &amp; [.C15] &amp; &quot;x&quot; &amp;[.D15]" table:style-name="ce31">
            <text:p>L70x70x7</text:p>
          </table:table-cell>
          <table:table-cell office:value-type="string" office:string-value="L70/7" table:formula="of:=&quot;L&quot; &amp; [.B15] &amp; &quot;/&quot; &amp; [.D15]" table:style-name="ce31">
            <text:p>L70/7</text:p>
          </table:table-cell>
          <table:table-cell table:style-name="ce31"/>
          <table:table-cell office:value-type="string" office:string-value="synonyms&quot;:[&quot;H70/70/7&quot;,&quot;L70/70/7&quot;,&quot;L70x70x7&quot;,&quot;L70/7&quot;]}]}," table:formula="of:= &quot;synonyms&quot;&amp;&quot;&quot;&quot;&quot;&amp;&quot;:[&quot;&amp;&quot;&quot;&quot;&quot;&amp;[.K15]&amp;&quot;&quot;&quot;&quot;&amp;&quot;,&quot;&amp;&quot;&quot;&quot;&quot;&amp;[.L15]&amp;&quot;&quot;&quot;&quot;&amp;&quot;,&quot;&amp;&quot;&quot;&quot;&quot;&amp;[.M15]&amp;&quot;&quot;&quot;&quot;&amp;&quot;,&quot;&amp;&quot;&quot;&quot;&quot;&amp;[.N15]&amp;&quot;&quot;&quot;&quot;&amp;&quot;]}]},&quot;" table:style-name="ce28">
            <text:p>synonyms":["H70/70/7","L70/70/7","L70x70x7","L70/7"]}]},</text:p>
          </table:table-cell>
          <table:table-cell office:value-type="string" office:string-value="{&quot;L70/70/7&quot;: [{&quot;shape_coords&quot;:[70,70,7,7,9,4,5,35,35],&quot;shape_name&quot;:&quot;LAngleParallel&quot;,&quot;synonyms&quot;:[&quot;H70/70/7&quot;,&quot;L70/70/7&quot;,&quot;L70x70x7&quot;,&quot;L70/7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&amp; &quot;,&quot; &amp;[.G15]&amp; &quot;,&quot; &amp;[.H15]&amp; &quot;,&quot; &amp;[.I15] &amp; &quot;],&quot; &amp; &quot;&quot;&quot;&quot; &amp;&quot;shape_name&quot;&amp;&quot;&quot;&quot;&quot; &amp; &quot;:&quot; &amp; &quot;&quot;&quot;&quot; &amp;[.J15] &amp; &quot;&quot;&quot;&quot; &amp; &quot;,&quot; &amp; &quot;&quot;&quot;&quot;&amp;[.P15]" table:style-name="ce32">
            <text:p>{"L70/70/7": [{"shape_coords":[70,70,7,7,9,4,5,35,35],"shape_name":"LAngleParallel","synonyms":["H70/70/7","L70/70/7","L70x70x7","L70/7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75/75/7" table:formula="of:=&quot;L&quot; &amp; [.B16] &amp; &quot;/&quot; &amp; [.C16] &amp; &quot;/&quot; &amp;[.D16]" table:style-name="ce31">
            <text:p>L75/75/7</text:p>
          </table:table-cell>
          <table:table-cell office:value-type="float" office:value="75" table:style-name="ce31">
            <text:p>75</text:p>
          </table:table-cell>
          <table:table-cell office:value-type="float" office:value="75" table:formula="of:=[.B16]" table:style-name="ce31">
            <text:p>75</text:p>
          </table:table-cell>
          <table:table-cell office:value-type="float" office:value="7" table:style-name="ce31">
            <text:p>7</text:p>
          </table:table-cell>
          <table:table-cell office:value-type="float" office:value="7" table:formula="of:=[.D16]" table:style-name="ce31">
            <text:p>7</text:p>
          </table:table-cell>
          <table:table-cell office:value-type="float" office:value="10" table:style-name="ce31">
            <text:p>10</text:p>
          </table:table-cell>
          <table:table-cell office:value-type="float" office:value="5" table:formula="of:=[.F16]/2" table:style-name="ce31">
            <text:p>5</text:p>
          </table:table-cell>
          <table:table-cell office:value-type="float" office:value="37.5" table:formula="of:=[.B16]/2" table:style-name="ce31">
            <text:p>37,5</text:p>
          </table:table-cell>
          <table:table-cell office:value-type="float" office:value="37.5" table:formula="of:=[.C16]/2" table:style-name="ce31">
            <text:p>37,5</text:p>
          </table:table-cell>
          <table:table-cell office:value-type="string" table:style-name="ce33">
            <text:p>LAngleParallel</text:p>
          </table:table-cell>
          <table:table-cell office:value-type="string" office:string-value="H75/75/7" table:formula="of:=&quot;H&quot; &amp; [.B16] &amp; &quot;/&quot; &amp; [.C16] &amp; &quot;/&quot; &amp; [.D16]" table:style-name="ce31">
            <text:p>H75/75/7</text:p>
          </table:table-cell>
          <table:table-cell office:value-type="string" office:string-value="L75/75/7" table:formula="of:=[.A16]" table:style-name="ce31">
            <text:p>L75/75/7</text:p>
          </table:table-cell>
          <table:table-cell office:value-type="string" office:string-value="L75x75x7" table:formula="of:=&quot;L&quot; &amp; [.B16] &amp; &quot;x&quot; &amp; [.C16] &amp; &quot;x&quot; &amp;[.D16]" table:style-name="ce31">
            <text:p>L75x75x7</text:p>
          </table:table-cell>
          <table:table-cell office:value-type="string" office:string-value="L75/7" table:formula="of:=&quot;L&quot; &amp; [.B16] &amp; &quot;/&quot; &amp; [.D16]" table:style-name="ce31">
            <text:p>L75/7</text:p>
          </table:table-cell>
          <table:table-cell table:style-name="ce31"/>
          <table:table-cell office:value-type="string" office:string-value="synonyms&quot;:[&quot;H75/75/7&quot;,&quot;L75/75/7&quot;,&quot;L75x75x7&quot;,&quot;L75/7&quot;]}]}," table:formula="of:= &quot;synonyms&quot;&amp;&quot;&quot;&quot;&quot;&amp;&quot;:[&quot;&amp;&quot;&quot;&quot;&quot;&amp;[.K16]&amp;&quot;&quot;&quot;&quot;&amp;&quot;,&quot;&amp;&quot;&quot;&quot;&quot;&amp;[.L16]&amp;&quot;&quot;&quot;&quot;&amp;&quot;,&quot;&amp;&quot;&quot;&quot;&quot;&amp;[.M16]&amp;&quot;&quot;&quot;&quot;&amp;&quot;,&quot;&amp;&quot;&quot;&quot;&quot;&amp;[.N16]&amp;&quot;&quot;&quot;&quot;&amp;&quot;]}]},&quot;" table:style-name="ce28">
            <text:p>synonyms":["H75/75/7","L75/75/7","L75x75x7","L75/7"]}]},</text:p>
          </table:table-cell>
          <table:table-cell office:value-type="string" office:string-value="{&quot;L75/75/7&quot;: [{&quot;shape_coords&quot;:[75,75,7,7,10,5,37,5,37,5],&quot;shape_name&quot;:&quot;LAngleParallel&quot;,&quot;synonyms&quot;:[&quot;H75/75/7&quot;,&quot;L75/75/7&quot;,&quot;L75x75x7&quot;,&quot;L75/7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&amp; &quot;,&quot; &amp;[.G16]&amp; &quot;,&quot; &amp;[.H16]&amp; &quot;,&quot; &amp;[.I16] &amp; &quot;],&quot; &amp; &quot;&quot;&quot;&quot; &amp;&quot;shape_name&quot;&amp;&quot;&quot;&quot;&quot; &amp; &quot;:&quot; &amp; &quot;&quot;&quot;&quot; &amp;[.J16] &amp; &quot;&quot;&quot;&quot; &amp; &quot;,&quot; &amp; &quot;&quot;&quot;&quot;&amp;[.P16]" table:style-name="ce32">
            <text:p>{"L75/75/7": [{"shape_coords":[75,75,7,7,10,5,37,5,37,5],"shape_name":"LAngleParallel","synonyms":["H75/75/7","L75/75/7","L75x75x7","L75/7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75/75/8" table:formula="of:=&quot;L&quot; &amp; [.B17] &amp; &quot;/&quot; &amp; [.C17] &amp; &quot;/&quot; &amp;[.D17]" table:style-name="ce31">
            <text:p>L75/75/8</text:p>
          </table:table-cell>
          <table:table-cell office:value-type="float" office:value="75" table:style-name="ce31">
            <text:p>75</text:p>
          </table:table-cell>
          <table:table-cell office:value-type="float" office:value="75" table:formula="of:=[.B17]" table:style-name="ce31">
            <text:p>75</text:p>
          </table:table-cell>
          <table:table-cell office:value-type="float" office:value="8" table:style-name="ce31">
            <text:p>8</text:p>
          </table:table-cell>
          <table:table-cell office:value-type="float" office:value="8" table:formula="of:=[.D17]" table:style-name="ce31">
            <text:p>8</text:p>
          </table:table-cell>
          <table:table-cell office:value-type="float" office:value="10" table:style-name="ce31">
            <text:p>10</text:p>
          </table:table-cell>
          <table:table-cell office:value-type="float" office:value="5" table:formula="of:=[.F17]/2" table:style-name="ce31">
            <text:p>5</text:p>
          </table:table-cell>
          <table:table-cell office:value-type="float" office:value="37.5" table:formula="of:=[.B17]/2" table:style-name="ce31">
            <text:p>37,5</text:p>
          </table:table-cell>
          <table:table-cell office:value-type="float" office:value="37.5" table:formula="of:=[.C17]/2" table:style-name="ce31">
            <text:p>37,5</text:p>
          </table:table-cell>
          <table:table-cell office:value-type="string" table:style-name="ce33">
            <text:p>LAngleParallel</text:p>
          </table:table-cell>
          <table:table-cell office:value-type="string" office:string-value="H75/75/8" table:formula="of:=&quot;H&quot; &amp; [.B17] &amp; &quot;/&quot; &amp; [.C17] &amp; &quot;/&quot; &amp; [.D17]" table:style-name="ce31">
            <text:p>H75/75/8</text:p>
          </table:table-cell>
          <table:table-cell office:value-type="string" office:string-value="L75/75/8" table:formula="of:=[.A17]" table:style-name="ce31">
            <text:p>L75/75/8</text:p>
          </table:table-cell>
          <table:table-cell office:value-type="string" office:string-value="L75x75x8" table:formula="of:=&quot;L&quot; &amp; [.B17] &amp; &quot;x&quot; &amp; [.C17] &amp; &quot;x&quot; &amp;[.D17]" table:style-name="ce31">
            <text:p>L75x75x8</text:p>
          </table:table-cell>
          <table:table-cell office:value-type="string" office:string-value="L75/8" table:formula="of:=&quot;L&quot; &amp; [.B17] &amp; &quot;/&quot; &amp; [.D17]" table:style-name="ce31">
            <text:p>L75/8</text:p>
          </table:table-cell>
          <table:table-cell table:style-name="ce31"/>
          <table:table-cell office:value-type="string" office:string-value="synonyms&quot;:[&quot;H75/75/8&quot;,&quot;L75/75/8&quot;,&quot;L75x75x8&quot;,&quot;L75/8&quot;]}]}," table:formula="of:= &quot;synonyms&quot;&amp;&quot;&quot;&quot;&quot;&amp;&quot;:[&quot;&amp;&quot;&quot;&quot;&quot;&amp;[.K17]&amp;&quot;&quot;&quot;&quot;&amp;&quot;,&quot;&amp;&quot;&quot;&quot;&quot;&amp;[.L17]&amp;&quot;&quot;&quot;&quot;&amp;&quot;,&quot;&amp;&quot;&quot;&quot;&quot;&amp;[.M17]&amp;&quot;&quot;&quot;&quot;&amp;&quot;,&quot;&amp;&quot;&quot;&quot;&quot;&amp;[.N17]&amp;&quot;&quot;&quot;&quot;&amp;&quot;]}]},&quot;" table:style-name="ce28">
            <text:p>synonyms":["H75/75/8","L75/75/8","L75x75x8","L75/8"]}]},</text:p>
          </table:table-cell>
          <table:table-cell office:value-type="string" office:string-value="{&quot;L75/75/8&quot;: [{&quot;shape_coords&quot;:[75,75,8,8,10,5,37,5,37,5],&quot;shape_name&quot;:&quot;LAngleParallel&quot;,&quot;synonyms&quot;:[&quot;H75/75/8&quot;,&quot;L75/75/8&quot;,&quot;L75x75x8&quot;,&quot;L75/8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&amp; &quot;,&quot; &amp;[.G17]&amp; &quot;,&quot; &amp;[.H17]&amp; &quot;,&quot; &amp;[.I17] &amp; &quot;],&quot; &amp; &quot;&quot;&quot;&quot; &amp;&quot;shape_name&quot;&amp;&quot;&quot;&quot;&quot; &amp; &quot;:&quot; &amp; &quot;&quot;&quot;&quot; &amp;[.J17] &amp; &quot;&quot;&quot;&quot; &amp; &quot;,&quot; &amp; &quot;&quot;&quot;&quot;&amp;[.P17]" table:style-name="ce32">
            <text:p>{"L75/75/8": [{"shape_coords":[75,75,8,8,10,5,37,5,37,5],"shape_name":"LAngleParallel","synonyms":["H75/75/8","L75/75/8","L75x75x8","L75/8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80/80/8" table:formula="of:=&quot;L&quot; &amp; [.B18] &amp; &quot;/&quot; &amp; [.C18] &amp; &quot;/&quot; &amp;[.D18]" table:style-name="ce31">
            <text:p>L80/80/8</text:p>
          </table:table-cell>
          <table:table-cell office:value-type="float" office:value="80" table:style-name="ce31">
            <text:p>80</text:p>
          </table:table-cell>
          <table:table-cell office:value-type="float" office:value="80" table:formula="of:=[.B18]" table:style-name="ce31">
            <text:p>80</text:p>
          </table:table-cell>
          <table:table-cell office:value-type="float" office:value="8" table:style-name="ce31">
            <text:p>8</text:p>
          </table:table-cell>
          <table:table-cell office:value-type="float" office:value="8" table:formula="of:=[.D18]" table:style-name="ce31">
            <text:p>8</text:p>
          </table:table-cell>
          <table:table-cell office:value-type="float" office:value="10" table:style-name="ce31">
            <text:p>10</text:p>
          </table:table-cell>
          <table:table-cell office:value-type="float" office:value="5" table:formula="of:=[.F18]/2" table:style-name="ce31">
            <text:p>5</text:p>
          </table:table-cell>
          <table:table-cell office:value-type="float" office:value="40" table:formula="of:=[.B18]/2" table:style-name="ce31">
            <text:p>40</text:p>
          </table:table-cell>
          <table:table-cell office:value-type="float" office:value="40" table:formula="of:=[.C18]/2" table:style-name="ce31">
            <text:p>40</text:p>
          </table:table-cell>
          <table:table-cell office:value-type="string" table:style-name="ce33">
            <text:p>LAngleParallel</text:p>
          </table:table-cell>
          <table:table-cell office:value-type="string" office:string-value="H80/80/8" table:formula="of:=&quot;H&quot; &amp; [.B18] &amp; &quot;/&quot; &amp; [.C18] &amp; &quot;/&quot; &amp; [.D18]" table:style-name="ce31">
            <text:p>H80/80/8</text:p>
          </table:table-cell>
          <table:table-cell office:value-type="string" office:string-value="L80/80/8" table:formula="of:=[.A18]" table:style-name="ce31">
            <text:p>L80/80/8</text:p>
          </table:table-cell>
          <table:table-cell office:value-type="string" office:string-value="L80x80x8" table:formula="of:=&quot;L&quot; &amp; [.B18] &amp; &quot;x&quot; &amp; [.C18] &amp; &quot;x&quot; &amp;[.D18]" table:style-name="ce31">
            <text:p>L80x80x8</text:p>
          </table:table-cell>
          <table:table-cell office:value-type="string" office:string-value="L80/8" table:formula="of:=&quot;L&quot; &amp; [.B18] &amp; &quot;/&quot; &amp; [.D18]" table:style-name="ce31">
            <text:p>L80/8</text:p>
          </table:table-cell>
          <table:table-cell table:style-name="ce31"/>
          <table:table-cell office:value-type="string" office:string-value="synonyms&quot;:[&quot;H80/80/8&quot;,&quot;L80/80/8&quot;,&quot;L80x80x8&quot;,&quot;L80/8&quot;]}]}," table:formula="of:= &quot;synonyms&quot;&amp;&quot;&quot;&quot;&quot;&amp;&quot;:[&quot;&amp;&quot;&quot;&quot;&quot;&amp;[.K18]&amp;&quot;&quot;&quot;&quot;&amp;&quot;,&quot;&amp;&quot;&quot;&quot;&quot;&amp;[.L18]&amp;&quot;&quot;&quot;&quot;&amp;&quot;,&quot;&amp;&quot;&quot;&quot;&quot;&amp;[.M18]&amp;&quot;&quot;&quot;&quot;&amp;&quot;,&quot;&amp;&quot;&quot;&quot;&quot;&amp;[.N18]&amp;&quot;&quot;&quot;&quot;&amp;&quot;]}]},&quot;" table:style-name="ce28">
            <text:p>synonyms":["H80/80/8","L80/80/8","L80x80x8","L80/8"]}]},</text:p>
          </table:table-cell>
          <table:table-cell office:value-type="string" office:string-value="{&quot;L80/80/8&quot;: [{&quot;shape_coords&quot;:[80,80,8,8,10,5,40,40],&quot;shape_name&quot;:&quot;LAngleParallel&quot;,&quot;synonyms&quot;:[&quot;H80/80/8&quot;,&quot;L80/80/8&quot;,&quot;L80x80x8&quot;,&quot;L80/8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&amp; &quot;,&quot; &amp;[.G18]&amp; &quot;,&quot; &amp;[.H18]&amp; &quot;,&quot; &amp;[.I18] &amp; &quot;],&quot; &amp; &quot;&quot;&quot;&quot; &amp;&quot;shape_name&quot;&amp;&quot;&quot;&quot;&quot; &amp; &quot;:&quot; &amp; &quot;&quot;&quot;&quot; &amp;[.J18] &amp; &quot;&quot;&quot;&quot; &amp; &quot;,&quot; &amp; &quot;&quot;&quot;&quot;&amp;[.P18]" table:style-name="ce32">
            <text:p>{"L80/80/8": [{"shape_coords":[80,80,8,8,10,5,40,40],"shape_name":"LAngleParallel","synonyms":["H80/80/8","L80/80/8","L80x80x8","L80/8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80/80/10" table:formula="of:=&quot;L&quot; &amp; [.B19] &amp; &quot;/&quot; &amp; [.C19] &amp; &quot;/&quot; &amp;[.D19]" table:style-name="ce31">
            <text:p>L80/80/10</text:p>
          </table:table-cell>
          <table:table-cell office:value-type="float" office:value="80" table:style-name="ce31">
            <text:p>80</text:p>
          </table:table-cell>
          <table:table-cell office:value-type="float" office:value="80" table:formula="of:=[.B19]" table:style-name="ce31">
            <text:p>80</text:p>
          </table:table-cell>
          <table:table-cell office:value-type="float" office:value="10" table:style-name="ce31">
            <text:p>10</text:p>
          </table:table-cell>
          <table:table-cell office:value-type="float" office:value="10" table:formula="of:=[.D19]" table:style-name="ce31">
            <text:p>10</text:p>
          </table:table-cell>
          <table:table-cell office:value-type="float" office:value="10" table:style-name="ce31">
            <text:p>10</text:p>
          </table:table-cell>
          <table:table-cell office:value-type="float" office:value="5" table:formula="of:=[.F19]/2" table:style-name="ce31">
            <text:p>5</text:p>
          </table:table-cell>
          <table:table-cell office:value-type="float" office:value="40" table:formula="of:=[.B19]/2" table:style-name="ce31">
            <text:p>40</text:p>
          </table:table-cell>
          <table:table-cell office:value-type="float" office:value="40" table:formula="of:=[.C19]/2" table:style-name="ce31">
            <text:p>40</text:p>
          </table:table-cell>
          <table:table-cell office:value-type="string" table:style-name="ce33">
            <text:p>LAngleParallel</text:p>
          </table:table-cell>
          <table:table-cell office:value-type="string" office:string-value="H80/80/10" table:formula="of:=&quot;H&quot; &amp; [.B19] &amp; &quot;/&quot; &amp; [.C19] &amp; &quot;/&quot; &amp; [.D19]" table:style-name="ce31">
            <text:p>H80/80/10</text:p>
          </table:table-cell>
          <table:table-cell office:value-type="string" office:string-value="L80/80/10" table:formula="of:=[.A19]" table:style-name="ce31">
            <text:p>L80/80/10</text:p>
          </table:table-cell>
          <table:table-cell office:value-type="string" office:string-value="L80x80x10" table:formula="of:=&quot;L&quot; &amp; [.B19] &amp; &quot;x&quot; &amp; [.C19] &amp; &quot;x&quot; &amp;[.D19]" table:style-name="ce31">
            <text:p>L80x80x10</text:p>
          </table:table-cell>
          <table:table-cell office:value-type="string" office:string-value="L80/10" table:formula="of:=&quot;L&quot; &amp; [.B19] &amp; &quot;/&quot; &amp; [.D19]" table:style-name="ce31">
            <text:p>L80/10</text:p>
          </table:table-cell>
          <table:table-cell table:style-name="ce31"/>
          <table:table-cell office:value-type="string" office:string-value="synonyms&quot;:[&quot;H80/80/10&quot;,&quot;L80/80/10&quot;,&quot;L80x80x10&quot;,&quot;L80/10&quot;]}]}," table:formula="of:= &quot;synonyms&quot;&amp;&quot;&quot;&quot;&quot;&amp;&quot;:[&quot;&amp;&quot;&quot;&quot;&quot;&amp;[.K19]&amp;&quot;&quot;&quot;&quot;&amp;&quot;,&quot;&amp;&quot;&quot;&quot;&quot;&amp;[.L19]&amp;&quot;&quot;&quot;&quot;&amp;&quot;,&quot;&amp;&quot;&quot;&quot;&quot;&amp;[.M19]&amp;&quot;&quot;&quot;&quot;&amp;&quot;,&quot;&amp;&quot;&quot;&quot;&quot;&amp;[.N19]&amp;&quot;&quot;&quot;&quot;&amp;&quot;]}]},&quot;" table:style-name="ce28">
            <text:p>synonyms":["H80/80/10","L80/80/10","L80x80x10","L80/10"]}]},</text:p>
          </table:table-cell>
          <table:table-cell office:value-type="string" office:string-value="{&quot;L80/80/10&quot;: [{&quot;shape_coords&quot;:[80,80,10,10,10,5,40,40],&quot;shape_name&quot;:&quot;LAngleParallel&quot;,&quot;synonyms&quot;:[&quot;H80/80/10&quot;,&quot;L80/80/10&quot;,&quot;L80x80x10&quot;,&quot;L80/10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&amp; &quot;,&quot; &amp;[.G19]&amp; &quot;,&quot; &amp;[.H19]&amp; &quot;,&quot; &amp;[.I19] &amp; &quot;],&quot; &amp; &quot;&quot;&quot;&quot; &amp;&quot;shape_name&quot;&amp;&quot;&quot;&quot;&quot; &amp; &quot;:&quot; &amp; &quot;&quot;&quot;&quot; &amp;[.J19] &amp; &quot;&quot;&quot;&quot; &amp; &quot;,&quot; &amp; &quot;&quot;&quot;&quot;&amp;[.P19]" table:style-name="ce32">
            <text:p>{"L80/80/10": [{"shape_coords":[80,80,10,10,10,5,40,40],"shape_name":"LAngleParallel","synonyms":["H80/80/10","L80/80/10","L80x80x10","L80/10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90/90/7" table:formula="of:=&quot;L&quot; &amp; [.B20] &amp; &quot;/&quot; &amp; [.C20] &amp; &quot;/&quot; &amp;[.D20]" table:style-name="ce31">
            <text:p>L90/90/7</text:p>
          </table:table-cell>
          <table:table-cell office:value-type="float" office:value="90" table:style-name="ce31">
            <text:p>90</text:p>
          </table:table-cell>
          <table:table-cell office:value-type="float" office:value="90" table:formula="of:=[.B20]" table:style-name="ce31">
            <text:p>90</text:p>
          </table:table-cell>
          <table:table-cell office:value-type="float" office:value="7" table:style-name="ce31">
            <text:p>7</text:p>
          </table:table-cell>
          <table:table-cell office:value-type="float" office:value="7" table:formula="of:=[.D20]" table:style-name="ce31">
            <text:p>7</text:p>
          </table:table-cell>
          <table:table-cell office:value-type="float" office:value="11" table:style-name="ce31">
            <text:p>11</text:p>
          </table:table-cell>
          <table:table-cell office:value-type="float" office:value="5.5" table:formula="of:=[.F20]/2" table:style-name="ce31">
            <text:p>5,5</text:p>
          </table:table-cell>
          <table:table-cell office:value-type="float" office:value="45" table:formula="of:=[.B20]/2" table:style-name="ce31">
            <text:p>45</text:p>
          </table:table-cell>
          <table:table-cell office:value-type="float" office:value="45" table:formula="of:=[.C20]/2" table:style-name="ce31">
            <text:p>45</text:p>
          </table:table-cell>
          <table:table-cell office:value-type="string" table:style-name="ce33">
            <text:p>LAngleParallel</text:p>
          </table:table-cell>
          <table:table-cell office:value-type="string" office:string-value="H90/90/7" table:formula="of:=&quot;H&quot; &amp; [.B20] &amp; &quot;/&quot; &amp; [.C20] &amp; &quot;/&quot; &amp; [.D20]" table:style-name="ce31">
            <text:p>H90/90/7</text:p>
          </table:table-cell>
          <table:table-cell office:value-type="string" office:string-value="L90/90/7" table:formula="of:=[.A20]" table:style-name="ce31">
            <text:p>L90/90/7</text:p>
          </table:table-cell>
          <table:table-cell office:value-type="string" office:string-value="L90x90x7" table:formula="of:=&quot;L&quot; &amp; [.B20] &amp; &quot;x&quot; &amp; [.C20] &amp; &quot;x&quot; &amp;[.D20]" table:style-name="ce31">
            <text:p>L90x90x7</text:p>
          </table:table-cell>
          <table:table-cell office:value-type="string" office:string-value="L90/7" table:formula="of:=&quot;L&quot; &amp; [.B20] &amp; &quot;/&quot; &amp; [.D20]" table:style-name="ce31">
            <text:p>L90/7</text:p>
          </table:table-cell>
          <table:table-cell table:style-name="ce31"/>
          <table:table-cell office:value-type="string" office:string-value="synonyms&quot;:[&quot;H90/90/7&quot;,&quot;L90/90/7&quot;,&quot;L90x90x7&quot;,&quot;L90/7&quot;]}]}," table:formula="of:= &quot;synonyms&quot;&amp;&quot;&quot;&quot;&quot;&amp;&quot;:[&quot;&amp;&quot;&quot;&quot;&quot;&amp;[.K20]&amp;&quot;&quot;&quot;&quot;&amp;&quot;,&quot;&amp;&quot;&quot;&quot;&quot;&amp;[.L20]&amp;&quot;&quot;&quot;&quot;&amp;&quot;,&quot;&amp;&quot;&quot;&quot;&quot;&amp;[.M20]&amp;&quot;&quot;&quot;&quot;&amp;&quot;,&quot;&amp;&quot;&quot;&quot;&quot;&amp;[.N20]&amp;&quot;&quot;&quot;&quot;&amp;&quot;]}]},&quot;" table:style-name="ce28">
            <text:p>synonyms":["H90/90/7","L90/90/7","L90x90x7","L90/7"]}]},</text:p>
          </table:table-cell>
          <table:table-cell office:value-type="string" office:string-value="{&quot;L90/90/7&quot;: [{&quot;shape_coords&quot;:[90,90,7,7,11,5,5,45,45],&quot;shape_name&quot;:&quot;LAngleParallel&quot;,&quot;synonyms&quot;:[&quot;H90/90/7&quot;,&quot;L90/90/7&quot;,&quot;L90x90x7&quot;,&quot;L90/7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&amp; &quot;,&quot; &amp;[.G20]&amp; &quot;,&quot; &amp;[.H20]&amp; &quot;,&quot; &amp;[.I20] &amp; &quot;],&quot; &amp; &quot;&quot;&quot;&quot; &amp;&quot;shape_name&quot;&amp;&quot;&quot;&quot;&quot; &amp; &quot;:&quot; &amp; &quot;&quot;&quot;&quot; &amp;[.J20] &amp; &quot;&quot;&quot;&quot; &amp; &quot;,&quot; &amp; &quot;&quot;&quot;&quot;&amp;[.P20]" table:style-name="ce32">
            <text:p>{"L90/90/7": [{"shape_coords":[90,90,7,7,11,5,5,45,45],"shape_name":"LAngleParallel","synonyms":["H90/90/7","L90/90/7","L90x90x7","L90/7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90/90/9" table:formula="of:=&quot;L&quot; &amp; [.B21] &amp; &quot;/&quot; &amp; [.C21] &amp; &quot;/&quot; &amp;[.D21]" table:style-name="ce31">
            <text:p>L90/90/9</text:p>
          </table:table-cell>
          <table:table-cell office:value-type="float" office:value="90" table:style-name="ce31">
            <text:p>90</text:p>
          </table:table-cell>
          <table:table-cell office:value-type="float" office:value="90" table:formula="of:=[.B21]" table:style-name="ce31">
            <text:p>90</text:p>
          </table:table-cell>
          <table:table-cell office:value-type="float" office:value="9" table:style-name="ce31">
            <text:p>9</text:p>
          </table:table-cell>
          <table:table-cell office:value-type="float" office:value="9" table:formula="of:=[.D21]" table:style-name="ce31">
            <text:p>9</text:p>
          </table:table-cell>
          <table:table-cell office:value-type="float" office:value="11" table:style-name="ce31">
            <text:p>11</text:p>
          </table:table-cell>
          <table:table-cell office:value-type="float" office:value="5.5" table:formula="of:=[.F21]/2" table:style-name="ce31">
            <text:p>5,5</text:p>
          </table:table-cell>
          <table:table-cell office:value-type="float" office:value="45" table:formula="of:=[.B21]/2" table:style-name="ce31">
            <text:p>45</text:p>
          </table:table-cell>
          <table:table-cell office:value-type="float" office:value="45" table:formula="of:=[.C21]/2" table:style-name="ce31">
            <text:p>45</text:p>
          </table:table-cell>
          <table:table-cell office:value-type="string" table:style-name="ce33">
            <text:p>LAngleParallel</text:p>
          </table:table-cell>
          <table:table-cell office:value-type="string" office:string-value="H90/90/9" table:formula="of:=&quot;H&quot; &amp; [.B21] &amp; &quot;/&quot; &amp; [.C21] &amp; &quot;/&quot; &amp; [.D21]" table:style-name="ce31">
            <text:p>H90/90/9</text:p>
          </table:table-cell>
          <table:table-cell office:value-type="string" office:string-value="L90/90/9" table:formula="of:=[.A21]" table:style-name="ce31">
            <text:p>L90/90/9</text:p>
          </table:table-cell>
          <table:table-cell office:value-type="string" office:string-value="L90x90x9" table:formula="of:=&quot;L&quot; &amp; [.B21] &amp; &quot;x&quot; &amp; [.C21] &amp; &quot;x&quot; &amp;[.D21]" table:style-name="ce31">
            <text:p>L90x90x9</text:p>
          </table:table-cell>
          <table:table-cell office:value-type="string" office:string-value="L90/9" table:formula="of:=&quot;L&quot; &amp; [.B21] &amp; &quot;/&quot; &amp; [.D21]" table:style-name="ce31">
            <text:p>L90/9</text:p>
          </table:table-cell>
          <table:table-cell table:style-name="ce31"/>
          <table:table-cell office:value-type="string" office:string-value="synonyms&quot;:[&quot;H90/90/9&quot;,&quot;L90/90/9&quot;,&quot;L90x90x9&quot;,&quot;L90/9&quot;]}]}," table:formula="of:= &quot;synonyms&quot;&amp;&quot;&quot;&quot;&quot;&amp;&quot;:[&quot;&amp;&quot;&quot;&quot;&quot;&amp;[.K21]&amp;&quot;&quot;&quot;&quot;&amp;&quot;,&quot;&amp;&quot;&quot;&quot;&quot;&amp;[.L21]&amp;&quot;&quot;&quot;&quot;&amp;&quot;,&quot;&amp;&quot;&quot;&quot;&quot;&amp;[.M21]&amp;&quot;&quot;&quot;&quot;&amp;&quot;,&quot;&amp;&quot;&quot;&quot;&quot;&amp;[.N21]&amp;&quot;&quot;&quot;&quot;&amp;&quot;]}]},&quot;" table:style-name="ce28">
            <text:p>synonyms":["H90/90/9","L90/90/9","L90x90x9","L90/9"]}]},</text:p>
          </table:table-cell>
          <table:table-cell office:value-type="string" office:string-value="{&quot;L90/90/9&quot;: [{&quot;shape_coords&quot;:[90,90,9,9,11,5,5,45,45],&quot;shape_name&quot;:&quot;LAngleParallel&quot;,&quot;synonyms&quot;:[&quot;H90/90/9&quot;,&quot;L90/90/9&quot;,&quot;L90x90x9&quot;,&quot;L90/9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,&quot; &amp;[.D21]&amp; &quot;,&quot; &amp;[.E21]&amp; &quot;,&quot; &amp;[.F21]&amp; &quot;,&quot; &amp;[.G21]&amp; &quot;,&quot; &amp;[.H21]&amp; &quot;,&quot; &amp;[.I21] &amp; &quot;],&quot; &amp; &quot;&quot;&quot;&quot; &amp;&quot;shape_name&quot;&amp;&quot;&quot;&quot;&quot; &amp; &quot;:&quot; &amp; &quot;&quot;&quot;&quot; &amp;[.J21] &amp; &quot;&quot;&quot;&quot; &amp; &quot;,&quot; &amp; &quot;&quot;&quot;&quot;&amp;[.P21]" table:style-name="ce32">
            <text:p>{"L90/90/9": [{"shape_coords":[90,90,9,9,11,5,5,45,45],"shape_name":"LAngleParallel","synonyms":["H90/90/9","L90/90/9","L90x90x9","L90/9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100/100/8" table:formula="of:=&quot;L&quot; &amp; [.B22] &amp; &quot;/&quot; &amp; [.C22] &amp; &quot;/&quot; &amp;[.D22]" table:style-name="ce31">
            <text:p>L100/100/8</text:p>
          </table:table-cell>
          <table:table-cell office:value-type="float" office:value="100" table:style-name="ce31">
            <text:p>100</text:p>
          </table:table-cell>
          <table:table-cell office:value-type="float" office:value="100" table:formula="of:=[.B22]" table:style-name="ce31">
            <text:p>100</text:p>
          </table:table-cell>
          <table:table-cell office:value-type="float" office:value="8" table:style-name="ce31">
            <text:p>8</text:p>
          </table:table-cell>
          <table:table-cell office:value-type="float" office:value="8" table:formula="of:=[.D22]" table:style-name="ce31">
            <text:p>8</text:p>
          </table:table-cell>
          <table:table-cell office:value-type="float" office:value="12" table:style-name="ce31">
            <text:p>12</text:p>
          </table:table-cell>
          <table:table-cell office:value-type="float" office:value="6" table:formula="of:=[.F22]/2" table:style-name="ce31">
            <text:p>6</text:p>
          </table:table-cell>
          <table:table-cell office:value-type="float" office:value="50" table:formula="of:=[.B22]/2" table:style-name="ce31">
            <text:p>50</text:p>
          </table:table-cell>
          <table:table-cell office:value-type="float" office:value="50" table:formula="of:=[.C22]/2" table:style-name="ce31">
            <text:p>50</text:p>
          </table:table-cell>
          <table:table-cell office:value-type="string" table:style-name="ce33">
            <text:p>LAngleParallel</text:p>
          </table:table-cell>
          <table:table-cell office:value-type="string" office:string-value="H100/100/8" table:formula="of:=&quot;H&quot; &amp; [.B22] &amp; &quot;/&quot; &amp; [.C22] &amp; &quot;/&quot; &amp; [.D22]" table:style-name="ce31">
            <text:p>H100/100/8</text:p>
          </table:table-cell>
          <table:table-cell office:value-type="string" office:string-value="L100/100/8" table:formula="of:=[.A22]" table:style-name="ce31">
            <text:p>L100/100/8</text:p>
          </table:table-cell>
          <table:table-cell office:value-type="string" office:string-value="L100x100x8" table:formula="of:=&quot;L&quot; &amp; [.B22] &amp; &quot;x&quot; &amp; [.C22] &amp; &quot;x&quot; &amp;[.D22]" table:style-name="ce31">
            <text:p>L100x100x8</text:p>
          </table:table-cell>
          <table:table-cell office:value-type="string" office:string-value="L100/8" table:formula="of:=&quot;L&quot; &amp; [.B22] &amp; &quot;/&quot; &amp; [.D22]" table:style-name="ce31">
            <text:p>L100/8</text:p>
          </table:table-cell>
          <table:table-cell table:style-name="ce31"/>
          <table:table-cell office:value-type="string" office:string-value="synonyms&quot;:[&quot;H100/100/8&quot;,&quot;L100/100/8&quot;,&quot;L100x100x8&quot;,&quot;L100/8&quot;]}]}," table:formula="of:= &quot;synonyms&quot;&amp;&quot;&quot;&quot;&quot;&amp;&quot;:[&quot;&amp;&quot;&quot;&quot;&quot;&amp;[.K22]&amp;&quot;&quot;&quot;&quot;&amp;&quot;,&quot;&amp;&quot;&quot;&quot;&quot;&amp;[.L22]&amp;&quot;&quot;&quot;&quot;&amp;&quot;,&quot;&amp;&quot;&quot;&quot;&quot;&amp;[.M22]&amp;&quot;&quot;&quot;&quot;&amp;&quot;,&quot;&amp;&quot;&quot;&quot;&quot;&amp;[.N22]&amp;&quot;&quot;&quot;&quot;&amp;&quot;]}]},&quot;" table:style-name="ce28">
            <text:p>synonyms":["H100/100/8","L100/100/8","L100x100x8","L100/8"]}]},</text:p>
          </table:table-cell>
          <table:table-cell office:value-type="string" office:string-value="{&quot;L100/100/8&quot;: [{&quot;shape_coords&quot;:[100,100,8,8,12,6,50,50],&quot;shape_name&quot;:&quot;LAngleParallel&quot;,&quot;synonyms&quot;:[&quot;H100/100/8&quot;,&quot;L100/100/8&quot;,&quot;L100x100x8&quot;,&quot;L100/8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&amp; &quot;,&quot; &amp;[.G22]&amp; &quot;,&quot; &amp;[.H22]&amp; &quot;,&quot; &amp;[.I22] &amp; &quot;],&quot; &amp; &quot;&quot;&quot;&quot; &amp;&quot;shape_name&quot;&amp;&quot;&quot;&quot;&quot; &amp; &quot;:&quot; &amp; &quot;&quot;&quot;&quot; &amp;[.J22] &amp; &quot;&quot;&quot;&quot; &amp; &quot;,&quot; &amp; &quot;&quot;&quot;&quot;&amp;[.P22]" table:style-name="ce32">
            <text:p>{"L100/100/8": [{"shape_coords":[100,100,8,8,12,6,50,50],"shape_name":"LAngleParallel","synonyms":["H100/100/8","L100/100/8","L100x100x8","L100/8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100/100/10" table:formula="of:=&quot;L&quot; &amp; [.B23] &amp; &quot;/&quot; &amp; [.C23] &amp; &quot;/&quot; &amp;[.D23]" table:style-name="ce31">
            <text:p>L100/100/10</text:p>
          </table:table-cell>
          <table:table-cell office:value-type="float" office:value="100" table:style-name="ce31">
            <text:p>100</text:p>
          </table:table-cell>
          <table:table-cell office:value-type="float" office:value="100" table:formula="of:=[.B23]" table:style-name="ce31">
            <text:p>100</text:p>
          </table:table-cell>
          <table:table-cell office:value-type="float" office:value="10" table:style-name="ce31">
            <text:p>10</text:p>
          </table:table-cell>
          <table:table-cell office:value-type="float" office:value="10" table:formula="of:=[.D23]" table:style-name="ce31">
            <text:p>10</text:p>
          </table:table-cell>
          <table:table-cell office:value-type="float" office:value="12" table:style-name="ce31">
            <text:p>12</text:p>
          </table:table-cell>
          <table:table-cell office:value-type="float" office:value="6" table:formula="of:=[.F23]/2" table:style-name="ce31">
            <text:p>6</text:p>
          </table:table-cell>
          <table:table-cell office:value-type="float" office:value="50" table:formula="of:=[.B23]/2" table:style-name="ce31">
            <text:p>50</text:p>
          </table:table-cell>
          <table:table-cell office:value-type="float" office:value="50" table:formula="of:=[.C23]/2" table:style-name="ce31">
            <text:p>50</text:p>
          </table:table-cell>
          <table:table-cell office:value-type="string" table:style-name="ce33">
            <text:p>LAngleParallel</text:p>
          </table:table-cell>
          <table:table-cell office:value-type="string" office:string-value="H100/100/10" table:formula="of:=&quot;H&quot; &amp; [.B23] &amp; &quot;/&quot; &amp; [.C23] &amp; &quot;/&quot; &amp; [.D23]" table:style-name="ce31">
            <text:p>H100/100/10</text:p>
          </table:table-cell>
          <table:table-cell office:value-type="string" office:string-value="L100/100/10" table:formula="of:=[.A23]" table:style-name="ce31">
            <text:p>L100/100/10</text:p>
          </table:table-cell>
          <table:table-cell office:value-type="string" office:string-value="L100x100x10" table:formula="of:=&quot;L&quot; &amp; [.B23] &amp; &quot;x&quot; &amp; [.C23] &amp; &quot;x&quot; &amp;[.D23]" table:style-name="ce31">
            <text:p>L100x100x10</text:p>
          </table:table-cell>
          <table:table-cell office:value-type="string" office:string-value="L100/10" table:formula="of:=&quot;L&quot; &amp; [.B23] &amp; &quot;/&quot; &amp; [.D23]" table:style-name="ce31">
            <text:p>L100/10</text:p>
          </table:table-cell>
          <table:table-cell table:style-name="ce31"/>
          <table:table-cell office:value-type="string" office:string-value="synonyms&quot;:[&quot;H100/100/10&quot;,&quot;L100/100/10&quot;,&quot;L100x100x10&quot;,&quot;L100/10&quot;]}]}," table:formula="of:= &quot;synonyms&quot;&amp;&quot;&quot;&quot;&quot;&amp;&quot;:[&quot;&amp;&quot;&quot;&quot;&quot;&amp;[.K23]&amp;&quot;&quot;&quot;&quot;&amp;&quot;,&quot;&amp;&quot;&quot;&quot;&quot;&amp;[.L23]&amp;&quot;&quot;&quot;&quot;&amp;&quot;,&quot;&amp;&quot;&quot;&quot;&quot;&amp;[.M23]&amp;&quot;&quot;&quot;&quot;&amp;&quot;,&quot;&amp;&quot;&quot;&quot;&quot;&amp;[.N23]&amp;&quot;&quot;&quot;&quot;&amp;&quot;]}]},&quot;" table:style-name="ce28">
            <text:p>synonyms":["H100/100/10","L100/100/10","L100x100x10","L100/10"]}]},</text:p>
          </table:table-cell>
          <table:table-cell office:value-type="string" office:string-value="{&quot;L100/100/10&quot;: [{&quot;shape_coords&quot;:[100,100,10,10,12,6,50,50],&quot;shape_name&quot;:&quot;LAngleParallel&quot;,&quot;synonyms&quot;:[&quot;H100/100/10&quot;,&quot;L100/100/10&quot;,&quot;L100x100x10&quot;,&quot;L100/10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,&quot; &amp;[.D23]&amp; &quot;,&quot; &amp;[.E23]&amp; &quot;,&quot; &amp;[.F23]&amp; &quot;,&quot; &amp;[.G23]&amp; &quot;,&quot; &amp;[.H23]&amp; &quot;,&quot; &amp;[.I23] &amp; &quot;],&quot; &amp; &quot;&quot;&quot;&quot; &amp;&quot;shape_name&quot;&amp;&quot;&quot;&quot;&quot; &amp; &quot;:&quot; &amp; &quot;&quot;&quot;&quot; &amp;[.J23] &amp; &quot;&quot;&quot;&quot; &amp; &quot;,&quot; &amp; &quot;&quot;&quot;&quot;&amp;[.P23]" table:style-name="ce32">
            <text:p>{"L100/100/10": [{"shape_coords":[100,100,10,10,12,6,50,50],"shape_name":"LAngleParallel","synonyms":["H100/100/10","L100/100/10","L100x100x10","L100/10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100/100/12" table:formula="of:=&quot;L&quot; &amp; [.B24] &amp; &quot;/&quot; &amp; [.C24] &amp; &quot;/&quot; &amp;[.D24]" table:style-name="ce31">
            <text:p>L100/100/12</text:p>
          </table:table-cell>
          <table:table-cell office:value-type="float" office:value="100" table:style-name="ce31">
            <text:p>100</text:p>
          </table:table-cell>
          <table:table-cell office:value-type="float" office:value="100" table:formula="of:=[.B24]" table:style-name="ce31">
            <text:p>100</text:p>
          </table:table-cell>
          <table:table-cell office:value-type="float" office:value="12" table:style-name="ce31">
            <text:p>12</text:p>
          </table:table-cell>
          <table:table-cell office:value-type="float" office:value="12" table:formula="of:=[.D24]" table:style-name="ce31">
            <text:p>12</text:p>
          </table:table-cell>
          <table:table-cell office:value-type="float" office:value="12" table:style-name="ce31">
            <text:p>12</text:p>
          </table:table-cell>
          <table:table-cell office:value-type="float" office:value="6" table:formula="of:=[.F24]/2" table:style-name="ce31">
            <text:p>6</text:p>
          </table:table-cell>
          <table:table-cell office:value-type="float" office:value="50" table:formula="of:=[.B24]/2" table:style-name="ce31">
            <text:p>50</text:p>
          </table:table-cell>
          <table:table-cell office:value-type="float" office:value="50" table:formula="of:=[.C24]/2" table:style-name="ce31">
            <text:p>50</text:p>
          </table:table-cell>
          <table:table-cell office:value-type="string" table:style-name="ce33">
            <text:p>LAngleParallel</text:p>
          </table:table-cell>
          <table:table-cell office:value-type="string" office:string-value="H100/100/12" table:formula="of:=&quot;H&quot; &amp; [.B24] &amp; &quot;/&quot; &amp; [.C24] &amp; &quot;/&quot; &amp; [.D24]" table:style-name="ce31">
            <text:p>H100/100/12</text:p>
          </table:table-cell>
          <table:table-cell office:value-type="string" office:string-value="L100/100/12" table:formula="of:=[.A24]" table:style-name="ce31">
            <text:p>L100/100/12</text:p>
          </table:table-cell>
          <table:table-cell office:value-type="string" office:string-value="L100x100x12" table:formula="of:=&quot;L&quot; &amp; [.B24] &amp; &quot;x&quot; &amp; [.C24] &amp; &quot;x&quot; &amp;[.D24]" table:style-name="ce31">
            <text:p>L100x100x12</text:p>
          </table:table-cell>
          <table:table-cell office:value-type="string" office:string-value="L100/12" table:formula="of:=&quot;L&quot; &amp; [.B24] &amp; &quot;/&quot; &amp; [.D24]" table:style-name="ce31">
            <text:p>L100/12</text:p>
          </table:table-cell>
          <table:table-cell table:style-name="ce31"/>
          <table:table-cell office:value-type="string" office:string-value="synonyms&quot;:[&quot;H100/100/12&quot;,&quot;L100/100/12&quot;,&quot;L100x100x12&quot;,&quot;L100/12&quot;]}]}," table:formula="of:= &quot;synonyms&quot;&amp;&quot;&quot;&quot;&quot;&amp;&quot;:[&quot;&amp;&quot;&quot;&quot;&quot;&amp;[.K24]&amp;&quot;&quot;&quot;&quot;&amp;&quot;,&quot;&amp;&quot;&quot;&quot;&quot;&amp;[.L24]&amp;&quot;&quot;&quot;&quot;&amp;&quot;,&quot;&amp;&quot;&quot;&quot;&quot;&amp;[.M24]&amp;&quot;&quot;&quot;&quot;&amp;&quot;,&quot;&amp;&quot;&quot;&quot;&quot;&amp;[.N24]&amp;&quot;&quot;&quot;&quot;&amp;&quot;]}]},&quot;" table:style-name="ce28">
            <text:p>synonyms":["H100/100/12","L100/100/12","L100x100x12","L100/12"]}]},</text:p>
          </table:table-cell>
          <table:table-cell office:value-type="string" office:string-value="{&quot;L100/100/12&quot;: [{&quot;shape_coords&quot;:[100,100,12,12,12,6,50,50],&quot;shape_name&quot;:&quot;LAngleParallel&quot;,&quot;synonyms&quot;:[&quot;H100/100/12&quot;,&quot;L100/100/12&quot;,&quot;L100x100x12&quot;,&quot;L100/12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,&quot; &amp;[.D24]&amp; &quot;,&quot; &amp;[.E24]&amp; &quot;,&quot; &amp;[.F24]&amp; &quot;,&quot; &amp;[.G24]&amp; &quot;,&quot; &amp;[.H24]&amp; &quot;,&quot; &amp;[.I24] &amp; &quot;],&quot; &amp; &quot;&quot;&quot;&quot; &amp;&quot;shape_name&quot;&amp;&quot;&quot;&quot;&quot; &amp; &quot;:&quot; &amp; &quot;&quot;&quot;&quot; &amp;[.J24] &amp; &quot;&quot;&quot;&quot; &amp; &quot;,&quot; &amp; &quot;&quot;&quot;&quot;&amp;[.P24]" table:style-name="ce32">
            <text:p>{"L100/100/12": [{"shape_coords":[100,100,12,12,12,6,50,50],"shape_name":"LAngleParallel","synonyms":["H100/100/12","L100/100/12","L100x100x12","L100/12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110/110/10" table:formula="of:=&quot;L&quot; &amp; [.B25] &amp; &quot;/&quot; &amp; [.C25] &amp; &quot;/&quot; &amp;[.D25]" table:style-name="ce31">
            <text:p>L110/110/10</text:p>
          </table:table-cell>
          <table:table-cell office:value-type="float" office:value="110" table:style-name="ce31">
            <text:p>110</text:p>
          </table:table-cell>
          <table:table-cell office:value-type="float" office:value="110" table:formula="of:=[.B25]" table:style-name="ce31">
            <text:p>110</text:p>
          </table:table-cell>
          <table:table-cell office:value-type="float" office:value="10" table:style-name="ce31">
            <text:p>10</text:p>
          </table:table-cell>
          <table:table-cell office:value-type="float" office:value="10" table:formula="of:=[.D25]" table:style-name="ce31">
            <text:p>10</text:p>
          </table:table-cell>
          <table:table-cell office:value-type="float" office:value="12" table:style-name="ce31">
            <text:p>12</text:p>
          </table:table-cell>
          <table:table-cell office:value-type="float" office:value="6" table:formula="of:=[.F25]/2" table:style-name="ce31">
            <text:p>6</text:p>
          </table:table-cell>
          <table:table-cell office:value-type="float" office:value="55" table:formula="of:=[.B25]/2" table:style-name="ce31">
            <text:p>55</text:p>
          </table:table-cell>
          <table:table-cell office:value-type="float" office:value="55" table:formula="of:=[.C25]/2" table:style-name="ce31">
            <text:p>55</text:p>
          </table:table-cell>
          <table:table-cell office:value-type="string" table:style-name="ce33">
            <text:p>LAngleParallel</text:p>
          </table:table-cell>
          <table:table-cell office:value-type="string" office:string-value="H110/110/10" table:formula="of:=&quot;H&quot; &amp; [.B25] &amp; &quot;/&quot; &amp; [.C25] &amp; &quot;/&quot; &amp; [.D25]" table:style-name="ce31">
            <text:p>H110/110/10</text:p>
          </table:table-cell>
          <table:table-cell office:value-type="string" office:string-value="L110/110/10" table:formula="of:=[.A25]" table:style-name="ce31">
            <text:p>L110/110/10</text:p>
          </table:table-cell>
          <table:table-cell office:value-type="string" office:string-value="L110x110x10" table:formula="of:=&quot;L&quot; &amp; [.B25] &amp; &quot;x&quot; &amp; [.C25] &amp; &quot;x&quot; &amp;[.D25]" table:style-name="ce31">
            <text:p>L110x110x10</text:p>
          </table:table-cell>
          <table:table-cell office:value-type="string" office:string-value="L110/10" table:formula="of:=&quot;L&quot; &amp; [.B25] &amp; &quot;/&quot; &amp; [.D25]" table:style-name="ce31">
            <text:p>L110/10</text:p>
          </table:table-cell>
          <table:table-cell table:style-name="ce31"/>
          <table:table-cell office:value-type="string" office:string-value="synonyms&quot;:[&quot;H110/110/10&quot;,&quot;L110/110/10&quot;,&quot;L110x110x10&quot;,&quot;L110/10&quot;]}]}," table:formula="of:= &quot;synonyms&quot;&amp;&quot;&quot;&quot;&quot;&amp;&quot;:[&quot;&amp;&quot;&quot;&quot;&quot;&amp;[.K25]&amp;&quot;&quot;&quot;&quot;&amp;&quot;,&quot;&amp;&quot;&quot;&quot;&quot;&amp;[.L25]&amp;&quot;&quot;&quot;&quot;&amp;&quot;,&quot;&amp;&quot;&quot;&quot;&quot;&amp;[.M25]&amp;&quot;&quot;&quot;&quot;&amp;&quot;,&quot;&amp;&quot;&quot;&quot;&quot;&amp;[.N25]&amp;&quot;&quot;&quot;&quot;&amp;&quot;]}]},&quot;" table:style-name="ce28">
            <text:p>synonyms":["H110/110/10","L110/110/10","L110x110x10","L110/10"]}]},</text:p>
          </table:table-cell>
          <table:table-cell office:value-type="string" office:string-value="{&quot;L110/110/10&quot;: [{&quot;shape_coords&quot;:[110,110,10,10,12,6,55,55],&quot;shape_name&quot;:&quot;LAngleParallel&quot;,&quot;synonyms&quot;:[&quot;H110/110/10&quot;,&quot;L110/110/10&quot;,&quot;L110x110x10&quot;,&quot;L110/10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,&quot; &amp;[.D25]&amp; &quot;,&quot; &amp;[.E25]&amp; &quot;,&quot; &amp;[.F25]&amp; &quot;,&quot; &amp;[.G25]&amp; &quot;,&quot; &amp;[.H25]&amp; &quot;,&quot; &amp;[.I25] &amp; &quot;],&quot; &amp; &quot;&quot;&quot;&quot; &amp;&quot;shape_name&quot;&amp;&quot;&quot;&quot;&quot; &amp; &quot;:&quot; &amp; &quot;&quot;&quot;&quot; &amp;[.J25] &amp; &quot;&quot;&quot;&quot; &amp; &quot;,&quot; &amp; &quot;&quot;&quot;&quot;&amp;[.P25]" table:style-name="ce32">
            <text:p>{"L110/110/10": [{"shape_coords":[110,110,10,10,12,6,55,55],"shape_name":"LAngleParallel","synonyms":["H110/110/10","L110/110/10","L110x110x10","L110/10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120/120/10" table:formula="of:=&quot;L&quot; &amp; [.B26] &amp; &quot;/&quot; &amp; [.C26] &amp; &quot;/&quot; &amp;[.D26]" table:style-name="ce31">
            <text:p>L120/120/10</text:p>
          </table:table-cell>
          <table:table-cell office:value-type="float" office:value="120" table:style-name="ce31">
            <text:p>120</text:p>
          </table:table-cell>
          <table:table-cell office:value-type="float" office:value="120" table:formula="of:=[.B26]" table:style-name="ce31">
            <text:p>120</text:p>
          </table:table-cell>
          <table:table-cell office:value-type="float" office:value="10" table:style-name="ce31">
            <text:p>10</text:p>
          </table:table-cell>
          <table:table-cell office:value-type="float" office:value="10" table:formula="of:=[.D26]" table:style-name="ce31">
            <text:p>10</text:p>
          </table:table-cell>
          <table:table-cell office:value-type="float" office:value="13" table:style-name="ce31">
            <text:p>13</text:p>
          </table:table-cell>
          <table:table-cell office:value-type="float" office:value="6.5" table:formula="of:=[.F26]/2" table:style-name="ce31">
            <text:p>6,5</text:p>
          </table:table-cell>
          <table:table-cell office:value-type="float" office:value="60" table:formula="of:=[.B26]/2" table:style-name="ce31">
            <text:p>60</text:p>
          </table:table-cell>
          <table:table-cell office:value-type="float" office:value="60" table:formula="of:=[.C26]/2" table:style-name="ce31">
            <text:p>60</text:p>
          </table:table-cell>
          <table:table-cell office:value-type="string" table:style-name="ce33">
            <text:p>LAngleParallel</text:p>
          </table:table-cell>
          <table:table-cell office:value-type="string" office:string-value="H120/120/10" table:formula="of:=&quot;H&quot; &amp; [.B26] &amp; &quot;/&quot; &amp; [.C26] &amp; &quot;/&quot; &amp; [.D26]" table:style-name="ce31">
            <text:p>H120/120/10</text:p>
          </table:table-cell>
          <table:table-cell office:value-type="string" office:string-value="L120/120/10" table:formula="of:=[.A26]" table:style-name="ce31">
            <text:p>L120/120/10</text:p>
          </table:table-cell>
          <table:table-cell office:value-type="string" office:string-value="L120x120x10" table:formula="of:=&quot;L&quot; &amp; [.B26] &amp; &quot;x&quot; &amp; [.C26] &amp; &quot;x&quot; &amp;[.D26]" table:style-name="ce31">
            <text:p>L120x120x10</text:p>
          </table:table-cell>
          <table:table-cell office:value-type="string" office:string-value="L120/10" table:formula="of:=&quot;L&quot; &amp; [.B26] &amp; &quot;/&quot; &amp; [.D26]" table:style-name="ce31">
            <text:p>L120/10</text:p>
          </table:table-cell>
          <table:table-cell table:style-name="ce31"/>
          <table:table-cell office:value-type="string" office:string-value="synonyms&quot;:[&quot;H120/120/10&quot;,&quot;L120/120/10&quot;,&quot;L120x120x10&quot;,&quot;L120/10&quot;]}]}," table:formula="of:= &quot;synonyms&quot;&amp;&quot;&quot;&quot;&quot;&amp;&quot;:[&quot;&amp;&quot;&quot;&quot;&quot;&amp;[.K26]&amp;&quot;&quot;&quot;&quot;&amp;&quot;,&quot;&amp;&quot;&quot;&quot;&quot;&amp;[.L26]&amp;&quot;&quot;&quot;&quot;&amp;&quot;,&quot;&amp;&quot;&quot;&quot;&quot;&amp;[.M26]&amp;&quot;&quot;&quot;&quot;&amp;&quot;,&quot;&amp;&quot;&quot;&quot;&quot;&amp;[.N26]&amp;&quot;&quot;&quot;&quot;&amp;&quot;]}]},&quot;" table:style-name="ce28">
            <text:p>synonyms":["H120/120/10","L120/120/10","L120x120x10","L120/10"]}]},</text:p>
          </table:table-cell>
          <table:table-cell office:value-type="string" office:string-value="{&quot;L120/120/10&quot;: [{&quot;shape_coords&quot;:[120,120,10,10,13,6,5,60,60],&quot;shape_name&quot;:&quot;LAngleParallel&quot;,&quot;synonyms&quot;:[&quot;H120/120/10&quot;,&quot;L120/120/10&quot;,&quot;L120x120x10&quot;,&quot;L120/10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,&quot; &amp;[.D26]&amp; &quot;,&quot; &amp;[.E26]&amp; &quot;,&quot; &amp;[.F26]&amp; &quot;,&quot; &amp;[.G26]&amp; &quot;,&quot; &amp;[.H26]&amp; &quot;,&quot; &amp;[.I26] &amp; &quot;],&quot; &amp; &quot;&quot;&quot;&quot; &amp;&quot;shape_name&quot;&amp;&quot;&quot;&quot;&quot; &amp; &quot;:&quot; &amp; &quot;&quot;&quot;&quot; &amp;[.J26] &amp; &quot;&quot;&quot;&quot; &amp; &quot;,&quot; &amp; &quot;&quot;&quot;&quot;&amp;[.P26]" table:style-name="ce32">
            <text:p>{"L120/120/10": [{"shape_coords":[120,120,10,10,13,6,5,60,60],"shape_name":"LAngleParallel","synonyms":["H120/120/10","L120/120/10","L120x120x10","L120/10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120/120/12" table:formula="of:=&quot;L&quot; &amp; [.B27] &amp; &quot;/&quot; &amp; [.C27] &amp; &quot;/&quot; &amp;[.D27]" table:style-name="ce31">
            <text:p>L120/120/12</text:p>
          </table:table-cell>
          <table:table-cell office:value-type="float" office:value="120" table:style-name="ce31">
            <text:p>120</text:p>
          </table:table-cell>
          <table:table-cell office:value-type="float" office:value="120" table:formula="of:=[.B27]" table:style-name="ce31">
            <text:p>120</text:p>
          </table:table-cell>
          <table:table-cell office:value-type="float" office:value="12" table:style-name="ce31">
            <text:p>12</text:p>
          </table:table-cell>
          <table:table-cell office:value-type="float" office:value="12" table:formula="of:=[.D27]" table:style-name="ce31">
            <text:p>12</text:p>
          </table:table-cell>
          <table:table-cell office:value-type="float" office:value="13" table:style-name="ce31">
            <text:p>13</text:p>
          </table:table-cell>
          <table:table-cell office:value-type="float" office:value="6.5" table:formula="of:=[.F27]/2" table:style-name="ce31">
            <text:p>6,5</text:p>
          </table:table-cell>
          <table:table-cell office:value-type="float" office:value="60" table:formula="of:=[.B27]/2" table:style-name="ce31">
            <text:p>60</text:p>
          </table:table-cell>
          <table:table-cell office:value-type="float" office:value="60" table:formula="of:=[.C27]/2" table:style-name="ce31">
            <text:p>60</text:p>
          </table:table-cell>
          <table:table-cell office:value-type="string" table:style-name="ce33">
            <text:p>LAngleParallel</text:p>
          </table:table-cell>
          <table:table-cell office:value-type="string" office:string-value="H120/120/12" table:formula="of:=&quot;H&quot; &amp; [.B27] &amp; &quot;/&quot; &amp; [.C27] &amp; &quot;/&quot; &amp; [.D27]" table:style-name="ce31">
            <text:p>H120/120/12</text:p>
          </table:table-cell>
          <table:table-cell office:value-type="string" office:string-value="L120/120/12" table:formula="of:=[.A27]" table:style-name="ce31">
            <text:p>L120/120/12</text:p>
          </table:table-cell>
          <table:table-cell office:value-type="string" office:string-value="L120x120x12" table:formula="of:=&quot;L&quot; &amp; [.B27] &amp; &quot;x&quot; &amp; [.C27] &amp; &quot;x&quot; &amp;[.D27]" table:style-name="ce31">
            <text:p>L120x120x12</text:p>
          </table:table-cell>
          <table:table-cell office:value-type="string" office:string-value="L120/12" table:formula="of:=&quot;L&quot; &amp; [.B27] &amp; &quot;/&quot; &amp; [.D27]" table:style-name="ce31">
            <text:p>L120/12</text:p>
          </table:table-cell>
          <table:table-cell table:style-name="ce31"/>
          <table:table-cell office:value-type="string" office:string-value="synonyms&quot;:[&quot;H120/120/12&quot;,&quot;L120/120/12&quot;,&quot;L120x120x12&quot;,&quot;L120/12&quot;]}]}," table:formula="of:= &quot;synonyms&quot;&amp;&quot;&quot;&quot;&quot;&amp;&quot;:[&quot;&amp;&quot;&quot;&quot;&quot;&amp;[.K27]&amp;&quot;&quot;&quot;&quot;&amp;&quot;,&quot;&amp;&quot;&quot;&quot;&quot;&amp;[.L27]&amp;&quot;&quot;&quot;&quot;&amp;&quot;,&quot;&amp;&quot;&quot;&quot;&quot;&amp;[.M27]&amp;&quot;&quot;&quot;&quot;&amp;&quot;,&quot;&amp;&quot;&quot;&quot;&quot;&amp;[.N27]&amp;&quot;&quot;&quot;&quot;&amp;&quot;]}]},&quot;" table:style-name="ce28">
            <text:p>synonyms":["H120/120/12","L120/120/12","L120x120x12","L120/12"]}]},</text:p>
          </table:table-cell>
          <table:table-cell office:value-type="string" office:string-value="{&quot;L120/120/12&quot;: [{&quot;shape_coords&quot;:[120,120,12,12,13,6,5,60,60],&quot;shape_name&quot;:&quot;LAngleParallel&quot;,&quot;synonyms&quot;:[&quot;H120/120/12&quot;,&quot;L120/120/12&quot;,&quot;L120x120x12&quot;,&quot;L120/12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,&quot; &amp;[.D27]&amp; &quot;,&quot; &amp;[.E27]&amp; &quot;,&quot; &amp;[.F27]&amp; &quot;,&quot; &amp;[.G27]&amp; &quot;,&quot; &amp;[.H27]&amp; &quot;,&quot; &amp;[.I27] &amp; &quot;],&quot; &amp; &quot;&quot;&quot;&quot; &amp;&quot;shape_name&quot;&amp;&quot;&quot;&quot;&quot; &amp; &quot;:&quot; &amp; &quot;&quot;&quot;&quot; &amp;[.J27] &amp; &quot;&quot;&quot;&quot; &amp; &quot;,&quot; &amp; &quot;&quot;&quot;&quot;&amp;[.P27]" table:style-name="ce32">
            <text:p>{"L120/120/12": [{"shape_coords":[120,120,12,12,13,6,5,60,60],"shape_name":"LAngleParallel","synonyms":["H120/120/12","L120/120/12","L120x120x12","L120/12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120/120/15" table:formula="of:=&quot;L&quot; &amp; [.B28] &amp; &quot;/&quot; &amp; [.C28] &amp; &quot;/&quot; &amp;[.D28]" table:style-name="ce31">
            <text:p>L120/120/15</text:p>
          </table:table-cell>
          <table:table-cell office:value-type="float" office:value="120" table:style-name="ce31">
            <text:p>120</text:p>
          </table:table-cell>
          <table:table-cell office:value-type="float" office:value="120" table:formula="of:=[.B28]" table:style-name="ce31">
            <text:p>120</text:p>
          </table:table-cell>
          <table:table-cell office:value-type="float" office:value="15" table:style-name="ce31">
            <text:p>15</text:p>
          </table:table-cell>
          <table:table-cell office:value-type="float" office:value="15" table:formula="of:=[.D28]" table:style-name="ce31">
            <text:p>15</text:p>
          </table:table-cell>
          <table:table-cell office:value-type="float" office:value="13" table:style-name="ce31">
            <text:p>13</text:p>
          </table:table-cell>
          <table:table-cell office:value-type="float" office:value="6.5" table:formula="of:=[.F28]/2" table:style-name="ce31">
            <text:p>6,5</text:p>
          </table:table-cell>
          <table:table-cell office:value-type="float" office:value="60" table:formula="of:=[.B28]/2" table:style-name="ce31">
            <text:p>60</text:p>
          </table:table-cell>
          <table:table-cell office:value-type="float" office:value="60" table:formula="of:=[.C28]/2" table:style-name="ce31">
            <text:p>60</text:p>
          </table:table-cell>
          <table:table-cell office:value-type="string" table:style-name="ce33">
            <text:p>LAngleParallel</text:p>
          </table:table-cell>
          <table:table-cell office:value-type="string" office:string-value="H120/120/15" table:formula="of:=&quot;H&quot; &amp; [.B28] &amp; &quot;/&quot; &amp; [.C28] &amp; &quot;/&quot; &amp; [.D28]" table:style-name="ce31">
            <text:p>H120/120/15</text:p>
          </table:table-cell>
          <table:table-cell office:value-type="string" office:string-value="L120/120/15" table:formula="of:=[.A28]" table:style-name="ce31">
            <text:p>L120/120/15</text:p>
          </table:table-cell>
          <table:table-cell office:value-type="string" office:string-value="L120x120x15" table:formula="of:=&quot;L&quot; &amp; [.B28] &amp; &quot;x&quot; &amp; [.C28] &amp; &quot;x&quot; &amp;[.D28]" table:style-name="ce31">
            <text:p>L120x120x15</text:p>
          </table:table-cell>
          <table:table-cell office:value-type="string" office:string-value="L120/15" table:formula="of:=&quot;L&quot; &amp; [.B28] &amp; &quot;/&quot; &amp; [.D28]" table:style-name="ce31">
            <text:p>L120/15</text:p>
          </table:table-cell>
          <table:table-cell table:style-name="ce31"/>
          <table:table-cell office:value-type="string" office:string-value="synonyms&quot;:[&quot;H120/120/15&quot;,&quot;L120/120/15&quot;,&quot;L120x120x15&quot;,&quot;L120/15&quot;]}]}," table:formula="of:= &quot;synonyms&quot;&amp;&quot;&quot;&quot;&quot;&amp;&quot;:[&quot;&amp;&quot;&quot;&quot;&quot;&amp;[.K28]&amp;&quot;&quot;&quot;&quot;&amp;&quot;,&quot;&amp;&quot;&quot;&quot;&quot;&amp;[.L28]&amp;&quot;&quot;&quot;&quot;&amp;&quot;,&quot;&amp;&quot;&quot;&quot;&quot;&amp;[.M28]&amp;&quot;&quot;&quot;&quot;&amp;&quot;,&quot;&amp;&quot;&quot;&quot;&quot;&amp;[.N28]&amp;&quot;&quot;&quot;&quot;&amp;&quot;]}]},&quot;" table:style-name="ce28">
            <text:p>synonyms":["H120/120/15","L120/120/15","L120x120x15","L120/15"]}]},</text:p>
          </table:table-cell>
          <table:table-cell office:value-type="string" office:string-value="{&quot;L120/120/15&quot;: [{&quot;shape_coords&quot;:[120,120,15,15,13,6,5,60,60],&quot;shape_name&quot;:&quot;LAngleParallel&quot;,&quot;synonyms&quot;:[&quot;H120/120/15&quot;,&quot;L120/120/15&quot;,&quot;L120x120x15&quot;,&quot;L120/15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,&quot; &amp;[.D28]&amp; &quot;,&quot; &amp;[.E28]&amp; &quot;,&quot; &amp;[.F28]&amp; &quot;,&quot; &amp;[.G28]&amp; &quot;,&quot; &amp;[.H28]&amp; &quot;,&quot; &amp;[.I28] &amp; &quot;],&quot; &amp; &quot;&quot;&quot;&quot; &amp;&quot;shape_name&quot;&amp;&quot;&quot;&quot;&quot; &amp; &quot;:&quot; &amp; &quot;&quot;&quot;&quot; &amp;[.J28] &amp; &quot;&quot;&quot;&quot; &amp; &quot;,&quot; &amp; &quot;&quot;&quot;&quot;&amp;[.P28]" table:style-name="ce32">
            <text:p>{"L120/120/15": [{"shape_coords":[120,120,15,15,13,6,5,60,60],"shape_name":"LAngleParallel","synonyms":["H120/120/15","L120/120/15","L120x120x15","L120/15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130/130/12" table:formula="of:=&quot;L&quot; &amp; [.B29] &amp; &quot;/&quot; &amp; [.C29] &amp; &quot;/&quot; &amp;[.D29]" table:style-name="ce31">
            <text:p>L130/130/12</text:p>
          </table:table-cell>
          <table:table-cell office:value-type="float" office:value="130" table:style-name="ce31">
            <text:p>130</text:p>
          </table:table-cell>
          <table:table-cell office:value-type="float" office:value="130" table:formula="of:=[.B29]" table:style-name="ce31">
            <text:p>130</text:p>
          </table:table-cell>
          <table:table-cell office:value-type="float" office:value="12" table:style-name="ce31">
            <text:p>12</text:p>
          </table:table-cell>
          <table:table-cell office:value-type="float" office:value="12" table:formula="of:=[.D29]" table:style-name="ce31">
            <text:p>12</text:p>
          </table:table-cell>
          <table:table-cell office:value-type="float" office:value="14" table:style-name="ce31">
            <text:p>14</text:p>
          </table:table-cell>
          <table:table-cell office:value-type="float" office:value="7" table:formula="of:=[.F29]/2" table:style-name="ce31">
            <text:p>7</text:p>
          </table:table-cell>
          <table:table-cell office:value-type="float" office:value="65" table:formula="of:=[.B29]/2" table:style-name="ce31">
            <text:p>65</text:p>
          </table:table-cell>
          <table:table-cell office:value-type="float" office:value="65" table:formula="of:=[.C29]/2" table:style-name="ce31">
            <text:p>65</text:p>
          </table:table-cell>
          <table:table-cell office:value-type="string" table:style-name="ce33">
            <text:p>LAngleParallel</text:p>
          </table:table-cell>
          <table:table-cell office:value-type="string" office:string-value="H130/130/12" table:formula="of:=&quot;H&quot; &amp; [.B29] &amp; &quot;/&quot; &amp; [.C29] &amp; &quot;/&quot; &amp; [.D29]" table:style-name="ce31">
            <text:p>H130/130/12</text:p>
          </table:table-cell>
          <table:table-cell office:value-type="string" office:string-value="L130/130/12" table:formula="of:=[.A29]" table:style-name="ce31">
            <text:p>L130/130/12</text:p>
          </table:table-cell>
          <table:table-cell office:value-type="string" office:string-value="L130x130x12" table:formula="of:=&quot;L&quot; &amp; [.B29] &amp; &quot;x&quot; &amp; [.C29] &amp; &quot;x&quot; &amp;[.D29]" table:style-name="ce31">
            <text:p>L130x130x12</text:p>
          </table:table-cell>
          <table:table-cell office:value-type="string" office:string-value="L130/12" table:formula="of:=&quot;L&quot; &amp; [.B29] &amp; &quot;/&quot; &amp; [.D29]" table:style-name="ce31">
            <text:p>L130/12</text:p>
          </table:table-cell>
          <table:table-cell table:style-name="ce31"/>
          <table:table-cell office:value-type="string" office:string-value="synonyms&quot;:[&quot;H130/130/12&quot;,&quot;L130/130/12&quot;,&quot;L130x130x12&quot;,&quot;L130/12&quot;]}]}," table:formula="of:= &quot;synonyms&quot;&amp;&quot;&quot;&quot;&quot;&amp;&quot;:[&quot;&amp;&quot;&quot;&quot;&quot;&amp;[.K29]&amp;&quot;&quot;&quot;&quot;&amp;&quot;,&quot;&amp;&quot;&quot;&quot;&quot;&amp;[.L29]&amp;&quot;&quot;&quot;&quot;&amp;&quot;,&quot;&amp;&quot;&quot;&quot;&quot;&amp;[.M29]&amp;&quot;&quot;&quot;&quot;&amp;&quot;,&quot;&amp;&quot;&quot;&quot;&quot;&amp;[.N29]&amp;&quot;&quot;&quot;&quot;&amp;&quot;]}]},&quot;" table:style-name="ce28">
            <text:p>synonyms":["H130/130/12","L130/130/12","L130x130x12","L130/12"]}]},</text:p>
          </table:table-cell>
          <table:table-cell office:value-type="string" office:string-value="{&quot;L130/130/12&quot;: [{&quot;shape_coords&quot;:[130,130,12,12,14,7,65,65],&quot;shape_name&quot;:&quot;LAngleParallel&quot;,&quot;synonyms&quot;:[&quot;H130/130/12&quot;,&quot;L130/130/12&quot;,&quot;L130x130x12&quot;,&quot;L130/12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,&quot; &amp;[.D29]&amp; &quot;,&quot; &amp;[.E29]&amp; &quot;,&quot; &amp;[.F29]&amp; &quot;,&quot; &amp;[.G29]&amp; &quot;,&quot; &amp;[.H29]&amp; &quot;,&quot; &amp;[.I29] &amp; &quot;],&quot; &amp; &quot;&quot;&quot;&quot; &amp;&quot;shape_name&quot;&amp;&quot;&quot;&quot;&quot; &amp; &quot;:&quot; &amp; &quot;&quot;&quot;&quot; &amp;[.J29] &amp; &quot;&quot;&quot;&quot; &amp; &quot;,&quot; &amp; &quot;&quot;&quot;&quot;&amp;[.P29]" table:style-name="ce32">
            <text:p>{"L130/130/12": [{"shape_coords":[130,130,12,12,14,7,65,65],"shape_name":"LAngleParallel","synonyms":["H130/130/12","L130/130/12","L130x130x12","L130/12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140/140/10" table:formula="of:=&quot;L&quot; &amp; [.B30] &amp; &quot;/&quot; &amp; [.C30] &amp; &quot;/&quot; &amp;[.D30]" table:style-name="ce31">
            <text:p>L140/140/10</text:p>
          </table:table-cell>
          <table:table-cell office:value-type="float" office:value="140" table:style-name="ce31">
            <text:p>140</text:p>
          </table:table-cell>
          <table:table-cell office:value-type="float" office:value="140" table:formula="of:=[.B30]" table:style-name="ce31">
            <text:p>140</text:p>
          </table:table-cell>
          <table:table-cell office:value-type="float" office:value="10" table:style-name="ce31">
            <text:p>10</text:p>
          </table:table-cell>
          <table:table-cell office:value-type="float" office:value="10" table:formula="of:=[.D30]" table:style-name="ce31">
            <text:p>10</text:p>
          </table:table-cell>
          <table:table-cell office:value-type="float" office:value="15" table:style-name="ce31">
            <text:p>15</text:p>
          </table:table-cell>
          <table:table-cell office:value-type="float" office:value="7.5" table:formula="of:=[.F30]/2" table:style-name="ce31">
            <text:p>7,5</text:p>
          </table:table-cell>
          <table:table-cell office:value-type="float" office:value="70" table:formula="of:=[.B30]/2" table:style-name="ce31">
            <text:p>70</text:p>
          </table:table-cell>
          <table:table-cell office:value-type="float" office:value="70" table:formula="of:=[.C30]/2" table:style-name="ce31">
            <text:p>70</text:p>
          </table:table-cell>
          <table:table-cell office:value-type="string" table:style-name="ce33">
            <text:p>LAngleParallel</text:p>
          </table:table-cell>
          <table:table-cell office:value-type="string" office:string-value="H140/140/10" table:formula="of:=&quot;H&quot; &amp; [.B30] &amp; &quot;/&quot; &amp; [.C30] &amp; &quot;/&quot; &amp; [.D30]" table:style-name="ce31">
            <text:p>H140/140/10</text:p>
          </table:table-cell>
          <table:table-cell office:value-type="string" office:string-value="L140/140/10" table:formula="of:=[.A30]" table:style-name="ce31">
            <text:p>L140/140/10</text:p>
          </table:table-cell>
          <table:table-cell office:value-type="string" office:string-value="L140x140x10" table:formula="of:=&quot;L&quot; &amp; [.B30] &amp; &quot;x&quot; &amp; [.C30] &amp; &quot;x&quot; &amp;[.D30]" table:style-name="ce31">
            <text:p>L140x140x10</text:p>
          </table:table-cell>
          <table:table-cell office:value-type="string" office:string-value="L140/10" table:formula="of:=&quot;L&quot; &amp; [.B30] &amp; &quot;/&quot; &amp; [.D30]" table:style-name="ce31">
            <text:p>L140/10</text:p>
          </table:table-cell>
          <table:table-cell table:style-name="ce31"/>
          <table:table-cell office:value-type="string" office:string-value="synonyms&quot;:[&quot;H140/140/10&quot;,&quot;L140/140/10&quot;,&quot;L140x140x10&quot;,&quot;L140/10&quot;]}]}," table:formula="of:= &quot;synonyms&quot;&amp;&quot;&quot;&quot;&quot;&amp;&quot;:[&quot;&amp;&quot;&quot;&quot;&quot;&amp;[.K30]&amp;&quot;&quot;&quot;&quot;&amp;&quot;,&quot;&amp;&quot;&quot;&quot;&quot;&amp;[.L30]&amp;&quot;&quot;&quot;&quot;&amp;&quot;,&quot;&amp;&quot;&quot;&quot;&quot;&amp;[.M30]&amp;&quot;&quot;&quot;&quot;&amp;&quot;,&quot;&amp;&quot;&quot;&quot;&quot;&amp;[.N30]&amp;&quot;&quot;&quot;&quot;&amp;&quot;]}]},&quot;" table:style-name="ce28">
            <text:p>synonyms":["H140/140/10","L140/140/10","L140x140x10","L140/10"]}]},</text:p>
          </table:table-cell>
          <table:table-cell office:value-type="string" office:string-value="{&quot;L140/140/10&quot;: [{&quot;shape_coords&quot;:[140,140,10,10,15,7,5,70,70],&quot;shape_name&quot;:&quot;LAngleParallel&quot;,&quot;synonyms&quot;:[&quot;H140/140/10&quot;,&quot;L140/140/10&quot;,&quot;L140x140x10&quot;,&quot;L140/10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,&quot; &amp;[.D30]&amp; &quot;,&quot; &amp;[.E30]&amp; &quot;,&quot; &amp;[.F30]&amp; &quot;,&quot; &amp;[.G30]&amp; &quot;,&quot; &amp;[.H30]&amp; &quot;,&quot; &amp;[.I30] &amp; &quot;],&quot; &amp; &quot;&quot;&quot;&quot; &amp;&quot;shape_name&quot;&amp;&quot;&quot;&quot;&quot; &amp; &quot;:&quot; &amp; &quot;&quot;&quot;&quot; &amp;[.J30] &amp; &quot;&quot;&quot;&quot; &amp; &quot;,&quot; &amp; &quot;&quot;&quot;&quot;&amp;[.P30]" table:style-name="ce32">
            <text:p>{"L140/140/10": [{"shape_coords":[140,140,10,10,15,7,5,70,70],"shape_name":"LAngleParallel","synonyms":["H140/140/10","L140/140/10","L140x140x10","L140/10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140/140/13" table:formula="of:=&quot;L&quot; &amp; [.B31] &amp; &quot;/&quot; &amp; [.C31] &amp; &quot;/&quot; &amp;[.D31]" table:style-name="ce31">
            <text:p>L140/140/13</text:p>
          </table:table-cell>
          <table:table-cell office:value-type="float" office:value="140" table:style-name="ce31">
            <text:p>140</text:p>
          </table:table-cell>
          <table:table-cell office:value-type="float" office:value="140" table:formula="of:=[.B31]" table:style-name="ce31">
            <text:p>140</text:p>
          </table:table-cell>
          <table:table-cell office:value-type="float" office:value="13" table:style-name="ce31">
            <text:p>13</text:p>
          </table:table-cell>
          <table:table-cell office:value-type="float" office:value="13" table:formula="of:=[.D31]" table:style-name="ce31">
            <text:p>13</text:p>
          </table:table-cell>
          <table:table-cell office:value-type="float" office:value="15" table:style-name="ce31">
            <text:p>15</text:p>
          </table:table-cell>
          <table:table-cell office:value-type="float" office:value="7.5" table:formula="of:=[.F31]/2" table:style-name="ce31">
            <text:p>7,5</text:p>
          </table:table-cell>
          <table:table-cell office:value-type="float" office:value="70" table:formula="of:=[.B31]/2" table:style-name="ce31">
            <text:p>70</text:p>
          </table:table-cell>
          <table:table-cell office:value-type="float" office:value="70" table:formula="of:=[.C31]/2" table:style-name="ce31">
            <text:p>70</text:p>
          </table:table-cell>
          <table:table-cell office:value-type="string" table:style-name="ce33">
            <text:p>LAngleParallel</text:p>
          </table:table-cell>
          <table:table-cell office:value-type="string" office:string-value="H140/140/13" table:formula="of:=&quot;H&quot; &amp; [.B31] &amp; &quot;/&quot; &amp; [.C31] &amp; &quot;/&quot; &amp; [.D31]" table:style-name="ce31">
            <text:p>H140/140/13</text:p>
          </table:table-cell>
          <table:table-cell office:value-type="string" office:string-value="L140/140/13" table:formula="of:=[.A31]" table:style-name="ce31">
            <text:p>L140/140/13</text:p>
          </table:table-cell>
          <table:table-cell office:value-type="string" office:string-value="L140x140x13" table:formula="of:=&quot;L&quot; &amp; [.B31] &amp; &quot;x&quot; &amp; [.C31] &amp; &quot;x&quot; &amp;[.D31]" table:style-name="ce31">
            <text:p>L140x140x13</text:p>
          </table:table-cell>
          <table:table-cell office:value-type="string" office:string-value="L140/13" table:formula="of:=&quot;L&quot; &amp; [.B31] &amp; &quot;/&quot; &amp; [.D31]" table:style-name="ce31">
            <text:p>L140/13</text:p>
          </table:table-cell>
          <table:table-cell table:style-name="ce31"/>
          <table:table-cell office:value-type="string" office:string-value="synonyms&quot;:[&quot;H140/140/13&quot;,&quot;L140/140/13&quot;,&quot;L140x140x13&quot;,&quot;L140/13&quot;]}]}," table:formula="of:= &quot;synonyms&quot;&amp;&quot;&quot;&quot;&quot;&amp;&quot;:[&quot;&amp;&quot;&quot;&quot;&quot;&amp;[.K31]&amp;&quot;&quot;&quot;&quot;&amp;&quot;,&quot;&amp;&quot;&quot;&quot;&quot;&amp;[.L31]&amp;&quot;&quot;&quot;&quot;&amp;&quot;,&quot;&amp;&quot;&quot;&quot;&quot;&amp;[.M31]&amp;&quot;&quot;&quot;&quot;&amp;&quot;,&quot;&amp;&quot;&quot;&quot;&quot;&amp;[.N31]&amp;&quot;&quot;&quot;&quot;&amp;&quot;]}]},&quot;" table:style-name="ce28">
            <text:p>synonyms":["H140/140/13","L140/140/13","L140x140x13","L140/13"]}]},</text:p>
          </table:table-cell>
          <table:table-cell office:value-type="string" office:string-value="{&quot;L140/140/13&quot;: [{&quot;shape_coords&quot;:[140,140,13,13,15,7,5,70,70],&quot;shape_name&quot;:&quot;LAngleParallel&quot;,&quot;synonyms&quot;:[&quot;H140/140/13&quot;,&quot;L140/140/13&quot;,&quot;L140x140x13&quot;,&quot;L140/13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,&quot; &amp;[.D31]&amp; &quot;,&quot; &amp;[.E31]&amp; &quot;,&quot; &amp;[.F31]&amp; &quot;,&quot; &amp;[.G31]&amp; &quot;,&quot; &amp;[.H31]&amp; &quot;,&quot; &amp;[.I31] &amp; &quot;],&quot; &amp; &quot;&quot;&quot;&quot; &amp;&quot;shape_name&quot;&amp;&quot;&quot;&quot;&quot; &amp; &quot;:&quot; &amp; &quot;&quot;&quot;&quot; &amp;[.J31] &amp; &quot;&quot;&quot;&quot; &amp; &quot;,&quot; &amp; &quot;&quot;&quot;&quot;&amp;[.P31]" table:style-name="ce32">
            <text:p>{"L140/140/13": [{"shape_coords":[140,140,13,13,15,7,5,70,70],"shape_name":"LAngleParallel","synonyms":["H140/140/13","L140/140/13","L140x140x13","L140/13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150/150/10" table:formula="of:=&quot;L&quot; &amp; [.B32] &amp; &quot;/&quot; &amp; [.C32] &amp; &quot;/&quot; &amp;[.D32]" table:style-name="ce31">
            <text:p>L150/150/10</text:p>
          </table:table-cell>
          <table:table-cell office:value-type="float" office:value="150" table:style-name="ce31">
            <text:p>150</text:p>
          </table:table-cell>
          <table:table-cell office:value-type="float" office:value="150" table:formula="of:=[.B32]" table:style-name="ce31">
            <text:p>150</text:p>
          </table:table-cell>
          <table:table-cell office:value-type="float" office:value="10" table:style-name="ce31">
            <text:p>10</text:p>
          </table:table-cell>
          <table:table-cell office:value-type="float" office:value="10" table:formula="of:=[.D32]" table:style-name="ce31">
            <text:p>10</text:p>
          </table:table-cell>
          <table:table-cell office:value-type="float" office:value="16" table:style-name="ce31">
            <text:p>16</text:p>
          </table:table-cell>
          <table:table-cell office:value-type="float" office:value="8" table:formula="of:=[.F32]/2" table:style-name="ce31">
            <text:p>8</text:p>
          </table:table-cell>
          <table:table-cell office:value-type="float" office:value="75" table:formula="of:=[.B32]/2" table:style-name="ce31">
            <text:p>75</text:p>
          </table:table-cell>
          <table:table-cell office:value-type="float" office:value="75" table:formula="of:=[.C32]/2" table:style-name="ce31">
            <text:p>75</text:p>
          </table:table-cell>
          <table:table-cell office:value-type="string" table:style-name="ce33">
            <text:p>LAngleParallel</text:p>
          </table:table-cell>
          <table:table-cell office:value-type="string" office:string-value="H150/150/10" table:formula="of:=&quot;H&quot; &amp; [.B32] &amp; &quot;/&quot; &amp; [.C32] &amp; &quot;/&quot; &amp; [.D32]" table:style-name="ce31">
            <text:p>H150/150/10</text:p>
          </table:table-cell>
          <table:table-cell office:value-type="string" office:string-value="L150/150/10" table:formula="of:=[.A32]" table:style-name="ce31">
            <text:p>L150/150/10</text:p>
          </table:table-cell>
          <table:table-cell office:value-type="string" office:string-value="L150x150x10" table:formula="of:=&quot;L&quot; &amp; [.B32] &amp; &quot;x&quot; &amp; [.C32] &amp; &quot;x&quot; &amp;[.D32]" table:style-name="ce31">
            <text:p>L150x150x10</text:p>
          </table:table-cell>
          <table:table-cell office:value-type="string" office:string-value="L150/10" table:formula="of:=&quot;L&quot; &amp; [.B32] &amp; &quot;/&quot; &amp; [.D32]" table:style-name="ce31">
            <text:p>L150/10</text:p>
          </table:table-cell>
          <table:table-cell table:style-name="ce31"/>
          <table:table-cell office:value-type="string" office:string-value="synonyms&quot;:[&quot;H150/150/10&quot;,&quot;L150/150/10&quot;,&quot;L150x150x10&quot;,&quot;L150/10&quot;]}]}," table:formula="of:= &quot;synonyms&quot;&amp;&quot;&quot;&quot;&quot;&amp;&quot;:[&quot;&amp;&quot;&quot;&quot;&quot;&amp;[.K32]&amp;&quot;&quot;&quot;&quot;&amp;&quot;,&quot;&amp;&quot;&quot;&quot;&quot;&amp;[.L32]&amp;&quot;&quot;&quot;&quot;&amp;&quot;,&quot;&amp;&quot;&quot;&quot;&quot;&amp;[.M32]&amp;&quot;&quot;&quot;&quot;&amp;&quot;,&quot;&amp;&quot;&quot;&quot;&quot;&amp;[.N32]&amp;&quot;&quot;&quot;&quot;&amp;&quot;]}]},&quot;" table:style-name="ce28">
            <text:p>synonyms":["H150/150/10","L150/150/10","L150x150x10","L150/10"]}]},</text:p>
          </table:table-cell>
          <table:table-cell office:value-type="string" office:string-value="{&quot;L150/150/10&quot;: [{&quot;shape_coords&quot;:[150,150,10,10,16,8,75,75],&quot;shape_name&quot;:&quot;LAngleParallel&quot;,&quot;synonyms&quot;:[&quot;H150/150/10&quot;,&quot;L150/150/10&quot;,&quot;L150x150x10&quot;,&quot;L150/10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,&quot; &amp;[.D32]&amp; &quot;,&quot; &amp;[.E32]&amp; &quot;,&quot; &amp;[.F32]&amp; &quot;,&quot; &amp;[.G32]&amp; &quot;,&quot; &amp;[.H32]&amp; &quot;,&quot; &amp;[.I32] &amp; &quot;],&quot; &amp; &quot;&quot;&quot;&quot; &amp;&quot;shape_name&quot;&amp;&quot;&quot;&quot;&quot; &amp; &quot;:&quot; &amp; &quot;&quot;&quot;&quot; &amp;[.J32] &amp; &quot;&quot;&quot;&quot; &amp; &quot;,&quot; &amp; &quot;&quot;&quot;&quot;&amp;[.P32]" table:style-name="ce32">
            <text:p>{"L150/150/10": [{"shape_coords":[150,150,10,10,16,8,75,75],"shape_name":"LAngleParallel","synonyms":["H150/150/10","L150/150/10","L150x150x10","L150/10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150/150/12" table:formula="of:=&quot;L&quot; &amp; [.B33] &amp; &quot;/&quot; &amp; [.C33] &amp; &quot;/&quot; &amp;[.D33]" table:style-name="ce31">
            <text:p>L150/150/12</text:p>
          </table:table-cell>
          <table:table-cell office:value-type="float" office:value="150" table:style-name="ce31">
            <text:p>150</text:p>
          </table:table-cell>
          <table:table-cell office:value-type="float" office:value="150" table:formula="of:=[.B33]" table:style-name="ce31">
            <text:p>150</text:p>
          </table:table-cell>
          <table:table-cell office:value-type="float" office:value="12" table:style-name="ce31">
            <text:p>12</text:p>
          </table:table-cell>
          <table:table-cell office:value-type="float" office:value="12" table:formula="of:=[.D33]" table:style-name="ce31">
            <text:p>12</text:p>
          </table:table-cell>
          <table:table-cell office:value-type="float" office:value="16" table:style-name="ce31">
            <text:p>16</text:p>
          </table:table-cell>
          <table:table-cell office:value-type="float" office:value="8" table:formula="of:=[.F33]/2" table:style-name="ce31">
            <text:p>8</text:p>
          </table:table-cell>
          <table:table-cell office:value-type="float" office:value="75" table:formula="of:=[.B33]/2" table:style-name="ce31">
            <text:p>75</text:p>
          </table:table-cell>
          <table:table-cell office:value-type="float" office:value="75" table:formula="of:=[.C33]/2" table:style-name="ce31">
            <text:p>75</text:p>
          </table:table-cell>
          <table:table-cell office:value-type="string" table:style-name="ce33">
            <text:p>LAngleParallel</text:p>
          </table:table-cell>
          <table:table-cell office:value-type="string" office:string-value="H150/150/12" table:formula="of:=&quot;H&quot; &amp; [.B33] &amp; &quot;/&quot; &amp; [.C33] &amp; &quot;/&quot; &amp; [.D33]" table:style-name="ce31">
            <text:p>H150/150/12</text:p>
          </table:table-cell>
          <table:table-cell office:value-type="string" office:string-value="L150/150/12" table:formula="of:=[.A33]" table:style-name="ce31">
            <text:p>L150/150/12</text:p>
          </table:table-cell>
          <table:table-cell office:value-type="string" office:string-value="L150x150x12" table:formula="of:=&quot;L&quot; &amp; [.B33] &amp; &quot;x&quot; &amp; [.C33] &amp; &quot;x&quot; &amp;[.D33]" table:style-name="ce31">
            <text:p>L150x150x12</text:p>
          </table:table-cell>
          <table:table-cell office:value-type="string" office:string-value="L150/12" table:formula="of:=&quot;L&quot; &amp; [.B33] &amp; &quot;/&quot; &amp; [.D33]" table:style-name="ce31">
            <text:p>L150/12</text:p>
          </table:table-cell>
          <table:table-cell table:style-name="ce31"/>
          <table:table-cell office:value-type="string" office:string-value="synonyms&quot;:[&quot;H150/150/12&quot;,&quot;L150/150/12&quot;,&quot;L150x150x12&quot;,&quot;L150/12&quot;]}]}," table:formula="of:= &quot;synonyms&quot;&amp;&quot;&quot;&quot;&quot;&amp;&quot;:[&quot;&amp;&quot;&quot;&quot;&quot;&amp;[.K33]&amp;&quot;&quot;&quot;&quot;&amp;&quot;,&quot;&amp;&quot;&quot;&quot;&quot;&amp;[.L33]&amp;&quot;&quot;&quot;&quot;&amp;&quot;,&quot;&amp;&quot;&quot;&quot;&quot;&amp;[.M33]&amp;&quot;&quot;&quot;&quot;&amp;&quot;,&quot;&amp;&quot;&quot;&quot;&quot;&amp;[.N33]&amp;&quot;&quot;&quot;&quot;&amp;&quot;]}]},&quot;" table:style-name="ce28">
            <text:p>synonyms":["H150/150/12","L150/150/12","L150x150x12","L150/12"]}]},</text:p>
          </table:table-cell>
          <table:table-cell office:value-type="string" office:string-value="{&quot;L150/150/12&quot;: [{&quot;shape_coords&quot;:[150,150,12,12,16,8,75,75],&quot;shape_name&quot;:&quot;LAngleParallel&quot;,&quot;synonyms&quot;:[&quot;H150/150/12&quot;,&quot;L150/150/12&quot;,&quot;L150x150x12&quot;,&quot;L150/12&quot;]}]}," table:formula="of:=&quot;{&quot; &amp; &quot;&quot;&quot;&quot;&amp;[.A33]&amp;&quot;&quot;&quot;&quot;&amp;&quot;: [{&quot;&quot;&quot; &amp;&quot;shape_coords&quot;&amp;&quot;&quot;&quot;&quot; &amp; &quot;:&quot; &amp; &quot;[&quot; &amp; [.B33] &amp; &quot;,&quot; &amp;[.C33] &amp; &quot;,&quot; &amp;[.D33]&amp; &quot;,&quot; &amp;[.E33]&amp; &quot;,&quot; &amp;[.F33]&amp; &quot;,&quot; &amp;[.G33]&amp; &quot;,&quot; &amp;[.H33]&amp; &quot;,&quot; &amp;[.I33] &amp; &quot;],&quot; &amp; &quot;&quot;&quot;&quot; &amp;&quot;shape_name&quot;&amp;&quot;&quot;&quot;&quot; &amp; &quot;:&quot; &amp; &quot;&quot;&quot;&quot; &amp;[.J33] &amp; &quot;&quot;&quot;&quot; &amp; &quot;,&quot; &amp; &quot;&quot;&quot;&quot;&amp;[.P33]" table:style-name="ce32">
            <text:p>{"L150/150/12": [{"shape_coords":[150,150,12,12,16,8,75,75],"shape_name":"LAngleParallel","synonyms":["H150/150/12","L150/150/12","L150x150x12","L150/12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150/150/15" table:formula="of:=&quot;L&quot; &amp; [.B34] &amp; &quot;/&quot; &amp; [.C34] &amp; &quot;/&quot; &amp;[.D34]" table:style-name="ce31">
            <text:p>L150/150/15</text:p>
          </table:table-cell>
          <table:table-cell office:value-type="float" office:value="150" table:style-name="ce31">
            <text:p>150</text:p>
          </table:table-cell>
          <table:table-cell office:value-type="float" office:value="150" table:formula="of:=[.B34]" table:style-name="ce31">
            <text:p>150</text:p>
          </table:table-cell>
          <table:table-cell office:value-type="float" office:value="15" table:style-name="ce31">
            <text:p>15</text:p>
          </table:table-cell>
          <table:table-cell office:value-type="float" office:value="15" table:formula="of:=[.D34]" table:style-name="ce31">
            <text:p>15</text:p>
          </table:table-cell>
          <table:table-cell office:value-type="float" office:value="16" table:style-name="ce31">
            <text:p>16</text:p>
          </table:table-cell>
          <table:table-cell office:value-type="float" office:value="8" table:formula="of:=[.F34]/2" table:style-name="ce31">
            <text:p>8</text:p>
          </table:table-cell>
          <table:table-cell office:value-type="float" office:value="75" table:formula="of:=[.B34]/2" table:style-name="ce31">
            <text:p>75</text:p>
          </table:table-cell>
          <table:table-cell office:value-type="float" office:value="75" table:formula="of:=[.C34]/2" table:style-name="ce31">
            <text:p>75</text:p>
          </table:table-cell>
          <table:table-cell office:value-type="string" table:style-name="ce33">
            <text:p>LAngleParallel</text:p>
          </table:table-cell>
          <table:table-cell office:value-type="string" office:string-value="H150/150/15" table:formula="of:=&quot;H&quot; &amp; [.B34] &amp; &quot;/&quot; &amp; [.C34] &amp; &quot;/&quot; &amp; [.D34]" table:style-name="ce31">
            <text:p>H150/150/15</text:p>
          </table:table-cell>
          <table:table-cell office:value-type="string" office:string-value="L150/150/15" table:formula="of:=[.A34]" table:style-name="ce31">
            <text:p>L150/150/15</text:p>
          </table:table-cell>
          <table:table-cell office:value-type="string" office:string-value="L150x150x15" table:formula="of:=&quot;L&quot; &amp; [.B34] &amp; &quot;x&quot; &amp; [.C34] &amp; &quot;x&quot; &amp;[.D34]" table:style-name="ce31">
            <text:p>L150x150x15</text:p>
          </table:table-cell>
          <table:table-cell office:value-type="string" office:string-value="L150/15" table:formula="of:=&quot;L&quot; &amp; [.B34] &amp; &quot;/&quot; &amp; [.D34]" table:style-name="ce31">
            <text:p>L150/15</text:p>
          </table:table-cell>
          <table:table-cell table:style-name="ce31"/>
          <table:table-cell office:value-type="string" office:string-value="synonyms&quot;:[&quot;H150/150/15&quot;,&quot;L150/150/15&quot;,&quot;L150x150x15&quot;,&quot;L150/15&quot;]}]}," table:formula="of:= &quot;synonyms&quot;&amp;&quot;&quot;&quot;&quot;&amp;&quot;:[&quot;&amp;&quot;&quot;&quot;&quot;&amp;[.K34]&amp;&quot;&quot;&quot;&quot;&amp;&quot;,&quot;&amp;&quot;&quot;&quot;&quot;&amp;[.L34]&amp;&quot;&quot;&quot;&quot;&amp;&quot;,&quot;&amp;&quot;&quot;&quot;&quot;&amp;[.M34]&amp;&quot;&quot;&quot;&quot;&amp;&quot;,&quot;&amp;&quot;&quot;&quot;&quot;&amp;[.N34]&amp;&quot;&quot;&quot;&quot;&amp;&quot;]}]},&quot;" table:style-name="ce28">
            <text:p>synonyms":["H150/150/15","L150/150/15","L150x150x15","L150/15"]}]},</text:p>
          </table:table-cell>
          <table:table-cell office:value-type="string" office:string-value="{&quot;L150/150/15&quot;: [{&quot;shape_coords&quot;:[150,150,15,15,16,8,75,75],&quot;shape_name&quot;:&quot;LAngleParallel&quot;,&quot;synonyms&quot;:[&quot;H150/150/15&quot;,&quot;L150/150/15&quot;,&quot;L150x150x15&quot;,&quot;L150/15&quot;]}]}," table:formula="of:=&quot;{&quot; &amp; &quot;&quot;&quot;&quot;&amp;[.A34]&amp;&quot;&quot;&quot;&quot;&amp;&quot;: [{&quot;&quot;&quot; &amp;&quot;shape_coords&quot;&amp;&quot;&quot;&quot;&quot; &amp; &quot;:&quot; &amp; &quot;[&quot; &amp; [.B34] &amp; &quot;,&quot; &amp;[.C34] &amp; &quot;,&quot; &amp;[.D34]&amp; &quot;,&quot; &amp;[.E34]&amp; &quot;,&quot; &amp;[.F34]&amp; &quot;,&quot; &amp;[.G34]&amp; &quot;,&quot; &amp;[.H34]&amp; &quot;,&quot; &amp;[.I34] &amp; &quot;],&quot; &amp; &quot;&quot;&quot;&quot; &amp;&quot;shape_name&quot;&amp;&quot;&quot;&quot;&quot; &amp; &quot;:&quot; &amp; &quot;&quot;&quot;&quot; &amp;[.J34] &amp; &quot;&quot;&quot;&quot; &amp; &quot;,&quot; &amp; &quot;&quot;&quot;&quot;&amp;[.P34]" table:style-name="ce32">
            <text:p>{"L150/150/15": [{"shape_coords":[150,150,15,15,16,8,75,75],"shape_name":"LAngleParallel","synonyms":["H150/150/15","L150/150/15","L150x150x15","L150/15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150/150/18" table:formula="of:=&quot;L&quot; &amp; [.B35] &amp; &quot;/&quot; &amp; [.C35] &amp; &quot;/&quot; &amp;[.D35]" table:style-name="ce31">
            <text:p>L150/150/18</text:p>
          </table:table-cell>
          <table:table-cell office:value-type="float" office:value="150" table:style-name="ce31">
            <text:p>150</text:p>
          </table:table-cell>
          <table:table-cell office:value-type="float" office:value="150" table:formula="of:=[.B35]" table:style-name="ce31">
            <text:p>150</text:p>
          </table:table-cell>
          <table:table-cell office:value-type="float" office:value="18" table:style-name="ce31">
            <text:p>18</text:p>
          </table:table-cell>
          <table:table-cell office:value-type="float" office:value="18" table:formula="of:=[.D35]" table:style-name="ce31">
            <text:p>18</text:p>
          </table:table-cell>
          <table:table-cell office:value-type="float" office:value="16" table:style-name="ce31">
            <text:p>16</text:p>
          </table:table-cell>
          <table:table-cell office:value-type="float" office:value="8" table:formula="of:=[.F35]/2" table:style-name="ce31">
            <text:p>8</text:p>
          </table:table-cell>
          <table:table-cell office:value-type="float" office:value="75" table:formula="of:=[.B35]/2" table:style-name="ce31">
            <text:p>75</text:p>
          </table:table-cell>
          <table:table-cell office:value-type="float" office:value="75" table:formula="of:=[.C35]/2" table:style-name="ce31">
            <text:p>75</text:p>
          </table:table-cell>
          <table:table-cell office:value-type="string" table:style-name="ce33">
            <text:p>LAngleParallel</text:p>
          </table:table-cell>
          <table:table-cell office:value-type="string" office:string-value="H150/150/18" table:formula="of:=&quot;H&quot; &amp; [.B35] &amp; &quot;/&quot; &amp; [.C35] &amp; &quot;/&quot; &amp; [.D35]" table:style-name="ce31">
            <text:p>H150/150/18</text:p>
          </table:table-cell>
          <table:table-cell office:value-type="string" office:string-value="L150/150/18" table:formula="of:=[.A35]" table:style-name="ce31">
            <text:p>L150/150/18</text:p>
          </table:table-cell>
          <table:table-cell office:value-type="string" office:string-value="L150x150x18" table:formula="of:=&quot;L&quot; &amp; [.B35] &amp; &quot;x&quot; &amp; [.C35] &amp; &quot;x&quot; &amp;[.D35]" table:style-name="ce31">
            <text:p>L150x150x18</text:p>
          </table:table-cell>
          <table:table-cell office:value-type="string" office:string-value="L150/18" table:formula="of:=&quot;L&quot; &amp; [.B35] &amp; &quot;/&quot; &amp; [.D35]" table:style-name="ce31">
            <text:p>L150/18</text:p>
          </table:table-cell>
          <table:table-cell table:style-name="ce31"/>
          <table:table-cell office:value-type="string" office:string-value="synonyms&quot;:[&quot;H150/150/18&quot;,&quot;L150/150/18&quot;,&quot;L150x150x18&quot;,&quot;L150/18&quot;]}]}," table:formula="of:= &quot;synonyms&quot;&amp;&quot;&quot;&quot;&quot;&amp;&quot;:[&quot;&amp;&quot;&quot;&quot;&quot;&amp;[.K35]&amp;&quot;&quot;&quot;&quot;&amp;&quot;,&quot;&amp;&quot;&quot;&quot;&quot;&amp;[.L35]&amp;&quot;&quot;&quot;&quot;&amp;&quot;,&quot;&amp;&quot;&quot;&quot;&quot;&amp;[.M35]&amp;&quot;&quot;&quot;&quot;&amp;&quot;,&quot;&amp;&quot;&quot;&quot;&quot;&amp;[.N35]&amp;&quot;&quot;&quot;&quot;&amp;&quot;]}]},&quot;" table:style-name="ce28">
            <text:p>synonyms":["H150/150/18","L150/150/18","L150x150x18","L150/18"]}]},</text:p>
          </table:table-cell>
          <table:table-cell office:value-type="string" office:string-value="{&quot;L150/150/18&quot;: [{&quot;shape_coords&quot;:[150,150,18,18,16,8,75,75],&quot;shape_name&quot;:&quot;LAngleParallel&quot;,&quot;synonyms&quot;:[&quot;H150/150/18&quot;,&quot;L150/150/18&quot;,&quot;L150x150x18&quot;,&quot;L150/18&quot;]}]}," table:formula="of:=&quot;{&quot; &amp; &quot;&quot;&quot;&quot;&amp;[.A35]&amp;&quot;&quot;&quot;&quot;&amp;&quot;: [{&quot;&quot;&quot; &amp;&quot;shape_coords&quot;&amp;&quot;&quot;&quot;&quot; &amp; &quot;:&quot; &amp; &quot;[&quot; &amp; [.B35] &amp; &quot;,&quot; &amp;[.C35] &amp; &quot;,&quot; &amp;[.D35]&amp; &quot;,&quot; &amp;[.E35]&amp; &quot;,&quot; &amp;[.F35]&amp; &quot;,&quot; &amp;[.G35]&amp; &quot;,&quot; &amp;[.H35]&amp; &quot;,&quot; &amp;[.I35] &amp; &quot;],&quot; &amp; &quot;&quot;&quot;&quot; &amp;&quot;shape_name&quot;&amp;&quot;&quot;&quot;&quot; &amp; &quot;:&quot; &amp; &quot;&quot;&quot;&quot; &amp;[.J35] &amp; &quot;&quot;&quot;&quot; &amp; &quot;,&quot; &amp; &quot;&quot;&quot;&quot;&amp;[.P35]" table:style-name="ce32">
            <text:p>{"L150/150/18": [{"shape_coords":[150,150,18,18,16,8,75,75],"shape_name":"LAngleParallel","synonyms":["H150/150/18","L150/150/18","L150x150x18","L150/18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160/160/15" table:formula="of:=&quot;L&quot; &amp; [.B36] &amp; &quot;/&quot; &amp; [.C36] &amp; &quot;/&quot; &amp;[.D36]" table:style-name="ce31">
            <text:p>L160/160/15</text:p>
          </table:table-cell>
          <table:table-cell office:value-type="float" office:value="160" table:style-name="ce31">
            <text:p>160</text:p>
          </table:table-cell>
          <table:table-cell office:value-type="float" office:value="160" table:formula="of:=[.B36]" table:style-name="ce31">
            <text:p>160</text:p>
          </table:table-cell>
          <table:table-cell office:value-type="float" office:value="15" table:style-name="ce31">
            <text:p>15</text:p>
          </table:table-cell>
          <table:table-cell office:value-type="float" office:value="15" table:formula="of:=[.D36]" table:style-name="ce31">
            <text:p>15</text:p>
          </table:table-cell>
          <table:table-cell office:value-type="float" office:value="17" table:style-name="ce31">
            <text:p>17</text:p>
          </table:table-cell>
          <table:table-cell office:value-type="float" office:value="8.5" table:formula="of:=[.F36]/2" table:style-name="ce31">
            <text:p>8,5</text:p>
          </table:table-cell>
          <table:table-cell office:value-type="float" office:value="80" table:formula="of:=[.B36]/2" table:style-name="ce31">
            <text:p>80</text:p>
          </table:table-cell>
          <table:table-cell office:value-type="float" office:value="80" table:formula="of:=[.C36]/2" table:style-name="ce31">
            <text:p>80</text:p>
          </table:table-cell>
          <table:table-cell office:value-type="string" table:style-name="ce33">
            <text:p>LAngleParallel</text:p>
          </table:table-cell>
          <table:table-cell office:value-type="string" office:string-value="H160/160/15" table:formula="of:=&quot;H&quot; &amp; [.B36] &amp; &quot;/&quot; &amp; [.C36] &amp; &quot;/&quot; &amp; [.D36]" table:style-name="ce31">
            <text:p>H160/160/15</text:p>
          </table:table-cell>
          <table:table-cell office:value-type="string" office:string-value="L160/160/15" table:formula="of:=[.A36]" table:style-name="ce31">
            <text:p>L160/160/15</text:p>
          </table:table-cell>
          <table:table-cell office:value-type="string" office:string-value="L160x160x15" table:formula="of:=&quot;L&quot; &amp; [.B36] &amp; &quot;x&quot; &amp; [.C36] &amp; &quot;x&quot; &amp;[.D36]" table:style-name="ce31">
            <text:p>L160x160x15</text:p>
          </table:table-cell>
          <table:table-cell office:value-type="string" office:string-value="L160/15" table:formula="of:=&quot;L&quot; &amp; [.B36] &amp; &quot;/&quot; &amp; [.D36]" table:style-name="ce31">
            <text:p>L160/15</text:p>
          </table:table-cell>
          <table:table-cell table:style-name="ce31"/>
          <table:table-cell office:value-type="string" office:string-value="synonyms&quot;:[&quot;H160/160/15&quot;,&quot;L160/160/15&quot;,&quot;L160x160x15&quot;,&quot;L160/15&quot;]}]}," table:formula="of:= &quot;synonyms&quot;&amp;&quot;&quot;&quot;&quot;&amp;&quot;:[&quot;&amp;&quot;&quot;&quot;&quot;&amp;[.K36]&amp;&quot;&quot;&quot;&quot;&amp;&quot;,&quot;&amp;&quot;&quot;&quot;&quot;&amp;[.L36]&amp;&quot;&quot;&quot;&quot;&amp;&quot;,&quot;&amp;&quot;&quot;&quot;&quot;&amp;[.M36]&amp;&quot;&quot;&quot;&quot;&amp;&quot;,&quot;&amp;&quot;&quot;&quot;&quot;&amp;[.N36]&amp;&quot;&quot;&quot;&quot;&amp;&quot;]}]},&quot;" table:style-name="ce28">
            <text:p>synonyms":["H160/160/15","L160/160/15","L160x160x15","L160/15"]}]},</text:p>
          </table:table-cell>
          <table:table-cell office:value-type="string" office:string-value="{&quot;L160/160/15&quot;: [{&quot;shape_coords&quot;:[160,160,15,15,17,8,5,80,80],&quot;shape_name&quot;:&quot;LAngleParallel&quot;,&quot;synonyms&quot;:[&quot;H160/160/15&quot;,&quot;L160/160/15&quot;,&quot;L160x160x15&quot;,&quot;L160/15&quot;]}]}," table:formula="of:=&quot;{&quot; &amp; &quot;&quot;&quot;&quot;&amp;[.A36]&amp;&quot;&quot;&quot;&quot;&amp;&quot;: [{&quot;&quot;&quot; &amp;&quot;shape_coords&quot;&amp;&quot;&quot;&quot;&quot; &amp; &quot;:&quot; &amp; &quot;[&quot; &amp; [.B36] &amp; &quot;,&quot; &amp;[.C36] &amp; &quot;,&quot; &amp;[.D36]&amp; &quot;,&quot; &amp;[.E36]&amp; &quot;,&quot; &amp;[.F36]&amp; &quot;,&quot; &amp;[.G36]&amp; &quot;,&quot; &amp;[.H36]&amp; &quot;,&quot; &amp;[.I36] &amp; &quot;],&quot; &amp; &quot;&quot;&quot;&quot; &amp;&quot;shape_name&quot;&amp;&quot;&quot;&quot;&quot; &amp; &quot;:&quot; &amp; &quot;&quot;&quot;&quot; &amp;[.J36] &amp; &quot;&quot;&quot;&quot; &amp; &quot;,&quot; &amp; &quot;&quot;&quot;&quot;&amp;[.P36]" table:style-name="ce32">
            <text:p>{"L160/160/15": [{"shape_coords":[160,160,15,15,17,8,5,80,80],"shape_name":"LAngleParallel","synonyms":["H160/160/15","L160/160/15","L160x160x15","L160/15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180/180/16" table:formula="of:=&quot;L&quot; &amp; [.B37] &amp; &quot;/&quot; &amp; [.C37] &amp; &quot;/&quot; &amp;[.D37]" table:style-name="ce31">
            <text:p>L180/180/16</text:p>
          </table:table-cell>
          <table:table-cell office:value-type="float" office:value="180" table:style-name="ce31">
            <text:p>180</text:p>
          </table:table-cell>
          <table:table-cell office:value-type="float" office:value="180" table:formula="of:=[.B37]" table:style-name="ce31">
            <text:p>180</text:p>
          </table:table-cell>
          <table:table-cell office:value-type="float" office:value="16" table:style-name="ce31">
            <text:p>16</text:p>
          </table:table-cell>
          <table:table-cell office:value-type="float" office:value="16" table:formula="of:=[.D37]" table:style-name="ce31">
            <text:p>16</text:p>
          </table:table-cell>
          <table:table-cell office:value-type="float" office:value="18" table:style-name="ce31">
            <text:p>18</text:p>
          </table:table-cell>
          <table:table-cell office:value-type="float" office:value="9" table:formula="of:=[.F37]/2" table:style-name="ce31">
            <text:p>9</text:p>
          </table:table-cell>
          <table:table-cell office:value-type="float" office:value="90" table:formula="of:=[.B37]/2" table:style-name="ce31">
            <text:p>90</text:p>
          </table:table-cell>
          <table:table-cell office:value-type="float" office:value="90" table:formula="of:=[.C37]/2" table:style-name="ce31">
            <text:p>90</text:p>
          </table:table-cell>
          <table:table-cell office:value-type="string" table:style-name="ce33">
            <text:p>LAngleParallel</text:p>
          </table:table-cell>
          <table:table-cell office:value-type="string" office:string-value="H180/180/16" table:formula="of:=&quot;H&quot; &amp; [.B37] &amp; &quot;/&quot; &amp; [.C37] &amp; &quot;/&quot; &amp; [.D37]" table:style-name="ce31">
            <text:p>H180/180/16</text:p>
          </table:table-cell>
          <table:table-cell office:value-type="string" office:string-value="L180/180/16" table:formula="of:=[.A37]" table:style-name="ce31">
            <text:p>L180/180/16</text:p>
          </table:table-cell>
          <table:table-cell office:value-type="string" office:string-value="L180x180x16" table:formula="of:=&quot;L&quot; &amp; [.B37] &amp; &quot;x&quot; &amp; [.C37] &amp; &quot;x&quot; &amp;[.D37]" table:style-name="ce31">
            <text:p>L180x180x16</text:p>
          </table:table-cell>
          <table:table-cell office:value-type="string" office:string-value="L180/16" table:formula="of:=&quot;L&quot; &amp; [.B37] &amp; &quot;/&quot; &amp; [.D37]" table:style-name="ce31">
            <text:p>L180/16</text:p>
          </table:table-cell>
          <table:table-cell table:style-name="ce31"/>
          <table:table-cell office:value-type="string" office:string-value="synonyms&quot;:[&quot;H180/180/16&quot;,&quot;L180/180/16&quot;,&quot;L180x180x16&quot;,&quot;L180/16&quot;]}]}," table:formula="of:= &quot;synonyms&quot;&amp;&quot;&quot;&quot;&quot;&amp;&quot;:[&quot;&amp;&quot;&quot;&quot;&quot;&amp;[.K37]&amp;&quot;&quot;&quot;&quot;&amp;&quot;,&quot;&amp;&quot;&quot;&quot;&quot;&amp;[.L37]&amp;&quot;&quot;&quot;&quot;&amp;&quot;,&quot;&amp;&quot;&quot;&quot;&quot;&amp;[.M37]&amp;&quot;&quot;&quot;&quot;&amp;&quot;,&quot;&amp;&quot;&quot;&quot;&quot;&amp;[.N37]&amp;&quot;&quot;&quot;&quot;&amp;&quot;]}]},&quot;" table:style-name="ce28">
            <text:p>synonyms":["H180/180/16","L180/180/16","L180x180x16","L180/16"]}]},</text:p>
          </table:table-cell>
          <table:table-cell office:value-type="string" office:string-value="{&quot;L180/180/16&quot;: [{&quot;shape_coords&quot;:[180,180,16,16,18,9,90,90],&quot;shape_name&quot;:&quot;LAngleParallel&quot;,&quot;synonyms&quot;:[&quot;H180/180/16&quot;,&quot;L180/180/16&quot;,&quot;L180x180x16&quot;,&quot;L180/16&quot;]}]}," table:formula="of:=&quot;{&quot; &amp; &quot;&quot;&quot;&quot;&amp;[.A37]&amp;&quot;&quot;&quot;&quot;&amp;&quot;: [{&quot;&quot;&quot; &amp;&quot;shape_coords&quot;&amp;&quot;&quot;&quot;&quot; &amp; &quot;:&quot; &amp; &quot;[&quot; &amp; [.B37] &amp; &quot;,&quot; &amp;[.C37] &amp; &quot;,&quot; &amp;[.D37]&amp; &quot;,&quot; &amp;[.E37]&amp; &quot;,&quot; &amp;[.F37]&amp; &quot;,&quot; &amp;[.G37]&amp; &quot;,&quot; &amp;[.H37]&amp; &quot;,&quot; &amp;[.I37] &amp; &quot;],&quot; &amp; &quot;&quot;&quot;&quot; &amp;&quot;shape_name&quot;&amp;&quot;&quot;&quot;&quot; &amp; &quot;:&quot; &amp; &quot;&quot;&quot;&quot; &amp;[.J37] &amp; &quot;&quot;&quot;&quot; &amp; &quot;,&quot; &amp; &quot;&quot;&quot;&quot;&amp;[.P37]" table:style-name="ce32">
            <text:p>{"L180/180/16": [{"shape_coords":[180,180,16,16,18,9,90,90],"shape_name":"LAngleParallel","synonyms":["H180/180/16","L180/180/16","L180x180x16","L180/16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180/180/18" table:formula="of:=&quot;L&quot; &amp; [.B38] &amp; &quot;/&quot; &amp; [.C38] &amp; &quot;/&quot; &amp;[.D38]" table:style-name="ce31">
            <text:p>L180/180/18</text:p>
          </table:table-cell>
          <table:table-cell office:value-type="float" office:value="180" table:style-name="ce31">
            <text:p>180</text:p>
          </table:table-cell>
          <table:table-cell office:value-type="float" office:value="180" table:formula="of:=[.B38]" table:style-name="ce31">
            <text:p>180</text:p>
          </table:table-cell>
          <table:table-cell office:value-type="float" office:value="18" table:style-name="ce31">
            <text:p>18</text:p>
          </table:table-cell>
          <table:table-cell office:value-type="float" office:value="18" table:formula="of:=[.D38]" table:style-name="ce31">
            <text:p>18</text:p>
          </table:table-cell>
          <table:table-cell office:value-type="float" office:value="18" table:style-name="ce31">
            <text:p>18</text:p>
          </table:table-cell>
          <table:table-cell office:value-type="float" office:value="9" table:formula="of:=[.F38]/2" table:style-name="ce31">
            <text:p>9</text:p>
          </table:table-cell>
          <table:table-cell office:value-type="float" office:value="90" table:formula="of:=[.B38]/2" table:style-name="ce31">
            <text:p>90</text:p>
          </table:table-cell>
          <table:table-cell office:value-type="float" office:value="90" table:formula="of:=[.C38]/2" table:style-name="ce31">
            <text:p>90</text:p>
          </table:table-cell>
          <table:table-cell office:value-type="string" table:style-name="ce33">
            <text:p>LAngleParallel</text:p>
          </table:table-cell>
          <table:table-cell office:value-type="string" office:string-value="H180/180/18" table:formula="of:=&quot;H&quot; &amp; [.B38] &amp; &quot;/&quot; &amp; [.C38] &amp; &quot;/&quot; &amp; [.D38]" table:style-name="ce31">
            <text:p>H180/180/18</text:p>
          </table:table-cell>
          <table:table-cell office:value-type="string" office:string-value="L180/180/18" table:formula="of:=[.A38]" table:style-name="ce31">
            <text:p>L180/180/18</text:p>
          </table:table-cell>
          <table:table-cell office:value-type="string" office:string-value="L180x180x18" table:formula="of:=&quot;L&quot; &amp; [.B38] &amp; &quot;x&quot; &amp; [.C38] &amp; &quot;x&quot; &amp;[.D38]" table:style-name="ce31">
            <text:p>L180x180x18</text:p>
          </table:table-cell>
          <table:table-cell office:value-type="string" office:string-value="L180/18" table:formula="of:=&quot;L&quot; &amp; [.B38] &amp; &quot;/&quot; &amp; [.D38]" table:style-name="ce31">
            <text:p>L180/18</text:p>
          </table:table-cell>
          <table:table-cell table:style-name="ce31"/>
          <table:table-cell office:value-type="string" office:string-value="synonyms&quot;:[&quot;H180/180/18&quot;,&quot;L180/180/18&quot;,&quot;L180x180x18&quot;,&quot;L180/18&quot;]}]}," table:formula="of:= &quot;synonyms&quot;&amp;&quot;&quot;&quot;&quot;&amp;&quot;:[&quot;&amp;&quot;&quot;&quot;&quot;&amp;[.K38]&amp;&quot;&quot;&quot;&quot;&amp;&quot;,&quot;&amp;&quot;&quot;&quot;&quot;&amp;[.L38]&amp;&quot;&quot;&quot;&quot;&amp;&quot;,&quot;&amp;&quot;&quot;&quot;&quot;&amp;[.M38]&amp;&quot;&quot;&quot;&quot;&amp;&quot;,&quot;&amp;&quot;&quot;&quot;&quot;&amp;[.N38]&amp;&quot;&quot;&quot;&quot;&amp;&quot;]}]},&quot;" table:style-name="ce28">
            <text:p>synonyms":["H180/180/18","L180/180/18","L180x180x18","L180/18"]}]},</text:p>
          </table:table-cell>
          <table:table-cell office:value-type="string" office:string-value="{&quot;L180/180/18&quot;: [{&quot;shape_coords&quot;:[180,180,18,18,18,9,90,90],&quot;shape_name&quot;:&quot;LAngleParallel&quot;,&quot;synonyms&quot;:[&quot;H180/180/18&quot;,&quot;L180/180/18&quot;,&quot;L180x180x18&quot;,&quot;L180/18&quot;]}]}," table:formula="of:=&quot;{&quot; &amp; &quot;&quot;&quot;&quot;&amp;[.A38]&amp;&quot;&quot;&quot;&quot;&amp;&quot;: [{&quot;&quot;&quot; &amp;&quot;shape_coords&quot;&amp;&quot;&quot;&quot;&quot; &amp; &quot;:&quot; &amp; &quot;[&quot; &amp; [.B38] &amp; &quot;,&quot; &amp;[.C38] &amp; &quot;,&quot; &amp;[.D38]&amp; &quot;,&quot; &amp;[.E38]&amp; &quot;,&quot; &amp;[.F38]&amp; &quot;,&quot; &amp;[.G38]&amp; &quot;,&quot; &amp;[.H38]&amp; &quot;,&quot; &amp;[.I38] &amp; &quot;],&quot; &amp; &quot;&quot;&quot;&quot; &amp;&quot;shape_name&quot;&amp;&quot;&quot;&quot;&quot; &amp; &quot;:&quot; &amp; &quot;&quot;&quot;&quot; &amp;[.J38] &amp; &quot;&quot;&quot;&quot; &amp; &quot;,&quot; &amp; &quot;&quot;&quot;&quot;&amp;[.P38]" table:style-name="ce32">
            <text:p>{"L180/180/18": [{"shape_coords":[180,180,18,18,18,9,90,90],"shape_name":"LAngleParallel","synonyms":["H180/180/18","L180/180/18","L180x180x18","L180/18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200/200/16" table:formula="of:=&quot;L&quot; &amp; [.B39] &amp; &quot;/&quot; &amp; [.C39] &amp; &quot;/&quot; &amp;[.D39]" table:style-name="ce31">
            <text:p>L200/200/16</text:p>
          </table:table-cell>
          <table:table-cell office:value-type="float" office:value="200" table:style-name="ce31">
            <text:p>200</text:p>
          </table:table-cell>
          <table:table-cell office:value-type="float" office:value="200" table:formula="of:=[.B39]" table:style-name="ce31">
            <text:p>200</text:p>
          </table:table-cell>
          <table:table-cell office:value-type="float" office:value="16" table:style-name="ce31">
            <text:p>16</text:p>
          </table:table-cell>
          <table:table-cell office:value-type="float" office:value="16" table:formula="of:=[.D39]" table:style-name="ce31">
            <text:p>16</text:p>
          </table:table-cell>
          <table:table-cell office:value-type="float" office:value="18" table:style-name="ce31">
            <text:p>18</text:p>
          </table:table-cell>
          <table:table-cell office:value-type="float" office:value="9" table:formula="of:=[.F39]/2" table:style-name="ce31">
            <text:p>9</text:p>
          </table:table-cell>
          <table:table-cell office:value-type="float" office:value="100" table:formula="of:=[.B39]/2" table:style-name="ce31">
            <text:p>100</text:p>
          </table:table-cell>
          <table:table-cell office:value-type="float" office:value="100" table:formula="of:=[.C39]/2" table:style-name="ce31">
            <text:p>100</text:p>
          </table:table-cell>
          <table:table-cell office:value-type="string" table:style-name="ce33">
            <text:p>LAngleParallel</text:p>
          </table:table-cell>
          <table:table-cell office:value-type="string" office:string-value="H200/200/16" table:formula="of:=&quot;H&quot; &amp; [.B39] &amp; &quot;/&quot; &amp; [.C39] &amp; &quot;/&quot; &amp; [.D39]" table:style-name="ce31">
            <text:p>H200/200/16</text:p>
          </table:table-cell>
          <table:table-cell office:value-type="string" office:string-value="L200/200/16" table:formula="of:=[.A39]" table:style-name="ce31">
            <text:p>L200/200/16</text:p>
          </table:table-cell>
          <table:table-cell office:value-type="string" office:string-value="L200x200x16" table:formula="of:=&quot;L&quot; &amp; [.B39] &amp; &quot;x&quot; &amp; [.C39] &amp; &quot;x&quot; &amp;[.D39]" table:style-name="ce31">
            <text:p>L200x200x16</text:p>
          </table:table-cell>
          <table:table-cell office:value-type="string" office:string-value="L200/16" table:formula="of:=&quot;L&quot; &amp; [.B39] &amp; &quot;/&quot; &amp; [.D39]" table:style-name="ce31">
            <text:p>L200/16</text:p>
          </table:table-cell>
          <table:table-cell table:style-name="ce31"/>
          <table:table-cell office:value-type="string" office:string-value="synonyms&quot;:[&quot;H200/200/16&quot;,&quot;L200/200/16&quot;,&quot;L200x200x16&quot;,&quot;L200/16&quot;]}]}," table:formula="of:= &quot;synonyms&quot;&amp;&quot;&quot;&quot;&quot;&amp;&quot;:[&quot;&amp;&quot;&quot;&quot;&quot;&amp;[.K39]&amp;&quot;&quot;&quot;&quot;&amp;&quot;,&quot;&amp;&quot;&quot;&quot;&quot;&amp;[.L39]&amp;&quot;&quot;&quot;&quot;&amp;&quot;,&quot;&amp;&quot;&quot;&quot;&quot;&amp;[.M39]&amp;&quot;&quot;&quot;&quot;&amp;&quot;,&quot;&amp;&quot;&quot;&quot;&quot;&amp;[.N39]&amp;&quot;&quot;&quot;&quot;&amp;&quot;]}]},&quot;" table:style-name="ce28">
            <text:p>synonyms":["H200/200/16","L200/200/16","L200x200x16","L200/16"]}]},</text:p>
          </table:table-cell>
          <table:table-cell office:value-type="string" office:string-value="{&quot;L200/200/16&quot;: [{&quot;shape_coords&quot;:[200,200,16,16,18,9,100,100],&quot;shape_name&quot;:&quot;LAngleParallel&quot;,&quot;synonyms&quot;:[&quot;H200/200/16&quot;,&quot;L200/200/16&quot;,&quot;L200x200x16&quot;,&quot;L200/16&quot;]}]}," table:formula="of:=&quot;{&quot; &amp; &quot;&quot;&quot;&quot;&amp;[.A39]&amp;&quot;&quot;&quot;&quot;&amp;&quot;: [{&quot;&quot;&quot; &amp;&quot;shape_coords&quot;&amp;&quot;&quot;&quot;&quot; &amp; &quot;:&quot; &amp; &quot;[&quot; &amp; [.B39] &amp; &quot;,&quot; &amp;[.C39] &amp; &quot;,&quot; &amp;[.D39]&amp; &quot;,&quot; &amp;[.E39]&amp; &quot;,&quot; &amp;[.F39]&amp; &quot;,&quot; &amp;[.G39]&amp; &quot;,&quot; &amp;[.H39]&amp; &quot;,&quot; &amp;[.I39] &amp; &quot;],&quot; &amp; &quot;&quot;&quot;&quot; &amp;&quot;shape_name&quot;&amp;&quot;&quot;&quot;&quot; &amp; &quot;:&quot; &amp; &quot;&quot;&quot;&quot; &amp;[.J39] &amp; &quot;&quot;&quot;&quot; &amp; &quot;,&quot; &amp; &quot;&quot;&quot;&quot;&amp;[.P39]" table:style-name="ce32">
            <text:p>{"L200/200/16": [{"shape_coords":[200,200,16,16,18,9,100,100],"shape_name":"LAngleParallel","synonyms":["H200/200/16","L200/200/16","L200x200x16","L200/16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200/200/18" table:formula="of:=&quot;L&quot; &amp; [.B40] &amp; &quot;/&quot; &amp; [.C40] &amp; &quot;/&quot; &amp;[.D40]" table:style-name="ce31">
            <text:p>L200/200/18</text:p>
          </table:table-cell>
          <table:table-cell office:value-type="float" office:value="200" table:style-name="ce31">
            <text:p>200</text:p>
          </table:table-cell>
          <table:table-cell office:value-type="float" office:value="200" table:formula="of:=[.B40]" table:style-name="ce31">
            <text:p>200</text:p>
          </table:table-cell>
          <table:table-cell office:value-type="float" office:value="18" table:style-name="ce31">
            <text:p>18</text:p>
          </table:table-cell>
          <table:table-cell office:value-type="float" office:value="18" table:formula="of:=[.D40]" table:style-name="ce31">
            <text:p>18</text:p>
          </table:table-cell>
          <table:table-cell office:value-type="float" office:value="18" table:style-name="ce31">
            <text:p>18</text:p>
          </table:table-cell>
          <table:table-cell office:value-type="float" office:value="9" table:formula="of:=[.F40]/2" table:style-name="ce31">
            <text:p>9</text:p>
          </table:table-cell>
          <table:table-cell office:value-type="float" office:value="100" table:formula="of:=[.B40]/2" table:style-name="ce31">
            <text:p>100</text:p>
          </table:table-cell>
          <table:table-cell office:value-type="float" office:value="100" table:formula="of:=[.C40]/2" table:style-name="ce31">
            <text:p>100</text:p>
          </table:table-cell>
          <table:table-cell office:value-type="string" table:style-name="ce33">
            <text:p>LAngleParallel</text:p>
          </table:table-cell>
          <table:table-cell office:value-type="string" office:string-value="H200/200/18" table:formula="of:=&quot;H&quot; &amp; [.B40] &amp; &quot;/&quot; &amp; [.C40] &amp; &quot;/&quot; &amp; [.D40]" table:style-name="ce31">
            <text:p>H200/200/18</text:p>
          </table:table-cell>
          <table:table-cell office:value-type="string" office:string-value="L200/200/18" table:formula="of:=[.A40]" table:style-name="ce31">
            <text:p>L200/200/18</text:p>
          </table:table-cell>
          <table:table-cell office:value-type="string" office:string-value="L200x200x18" table:formula="of:=&quot;L&quot; &amp; [.B40] &amp; &quot;x&quot; &amp; [.C40] &amp; &quot;x&quot; &amp;[.D40]" table:style-name="ce31">
            <text:p>L200x200x18</text:p>
          </table:table-cell>
          <table:table-cell office:value-type="string" office:string-value="L200/18" table:formula="of:=&quot;L&quot; &amp; [.B40] &amp; &quot;/&quot; &amp; [.D40]" table:style-name="ce31">
            <text:p>L200/18</text:p>
          </table:table-cell>
          <table:table-cell table:style-name="ce31"/>
          <table:table-cell office:value-type="string" office:string-value="synonyms&quot;:[&quot;H200/200/18&quot;,&quot;L200/200/18&quot;,&quot;L200x200x18&quot;,&quot;L200/18&quot;]}]}," table:formula="of:= &quot;synonyms&quot;&amp;&quot;&quot;&quot;&quot;&amp;&quot;:[&quot;&amp;&quot;&quot;&quot;&quot;&amp;[.K40]&amp;&quot;&quot;&quot;&quot;&amp;&quot;,&quot;&amp;&quot;&quot;&quot;&quot;&amp;[.L40]&amp;&quot;&quot;&quot;&quot;&amp;&quot;,&quot;&amp;&quot;&quot;&quot;&quot;&amp;[.M40]&amp;&quot;&quot;&quot;&quot;&amp;&quot;,&quot;&amp;&quot;&quot;&quot;&quot;&amp;[.N40]&amp;&quot;&quot;&quot;&quot;&amp;&quot;]}]},&quot;" table:style-name="ce28">
            <text:p>synonyms":["H200/200/18","L200/200/18","L200x200x18","L200/18"]}]},</text:p>
          </table:table-cell>
          <table:table-cell office:value-type="string" office:string-value="{&quot;L200/200/18&quot;: [{&quot;shape_coords&quot;:[200,200,18,18,18,9,100,100],&quot;shape_name&quot;:&quot;LAngleParallel&quot;,&quot;synonyms&quot;:[&quot;H200/200/18&quot;,&quot;L200/200/18&quot;,&quot;L200x200x18&quot;,&quot;L200/18&quot;]}]}," table:formula="of:=&quot;{&quot; &amp; &quot;&quot;&quot;&quot;&amp;[.A40]&amp;&quot;&quot;&quot;&quot;&amp;&quot;: [{&quot;&quot;&quot; &amp;&quot;shape_coords&quot;&amp;&quot;&quot;&quot;&quot; &amp; &quot;:&quot; &amp; &quot;[&quot; &amp; [.B40] &amp; &quot;,&quot; &amp;[.C40] &amp; &quot;,&quot; &amp;[.D40]&amp; &quot;,&quot; &amp;[.E40]&amp; &quot;,&quot; &amp;[.F40]&amp; &quot;,&quot; &amp;[.G40]&amp; &quot;,&quot; &amp;[.H40]&amp; &quot;,&quot; &amp;[.I40] &amp; &quot;],&quot; &amp; &quot;&quot;&quot;&quot; &amp;&quot;shape_name&quot;&amp;&quot;&quot;&quot;&quot; &amp; &quot;:&quot; &amp; &quot;&quot;&quot;&quot; &amp;[.J40] &amp; &quot;&quot;&quot;&quot; &amp; &quot;,&quot; &amp; &quot;&quot;&quot;&quot;&amp;[.P40]" table:style-name="ce32">
            <text:p>{"L200/200/18": [{"shape_coords":[200,200,18,18,18,9,100,100],"shape_name":"LAngleParallel","synonyms":["H200/200/18","L200/200/18","L200x200x18","L200/18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200/200/20" table:formula="of:=&quot;L&quot; &amp; [.B41] &amp; &quot;/&quot; &amp; [.C41] &amp; &quot;/&quot; &amp;[.D41]" table:style-name="ce31">
            <text:p>L200/200/20</text:p>
          </table:table-cell>
          <table:table-cell office:value-type="float" office:value="200" table:style-name="ce31">
            <text:p>200</text:p>
          </table:table-cell>
          <table:table-cell office:value-type="float" office:value="200" table:formula="of:=[.B41]" table:style-name="ce31">
            <text:p>200</text:p>
          </table:table-cell>
          <table:table-cell office:value-type="float" office:value="20" table:style-name="ce31">
            <text:p>20</text:p>
          </table:table-cell>
          <table:table-cell office:value-type="float" office:value="20" table:formula="of:=[.D41]" table:style-name="ce31">
            <text:p>20</text:p>
          </table:table-cell>
          <table:table-cell office:value-type="float" office:value="18" table:style-name="ce31">
            <text:p>18</text:p>
          </table:table-cell>
          <table:table-cell office:value-type="float" office:value="9" table:formula="of:=[.F41]/2" table:style-name="ce31">
            <text:p>9</text:p>
          </table:table-cell>
          <table:table-cell office:value-type="float" office:value="100" table:formula="of:=[.B41]/2" table:style-name="ce31">
            <text:p>100</text:p>
          </table:table-cell>
          <table:table-cell office:value-type="float" office:value="100" table:formula="of:=[.C41]/2" table:style-name="ce31">
            <text:p>100</text:p>
          </table:table-cell>
          <table:table-cell office:value-type="string" table:style-name="ce33">
            <text:p>LAngleParallel</text:p>
          </table:table-cell>
          <table:table-cell office:value-type="string" office:string-value="H200/200/20" table:formula="of:=&quot;H&quot; &amp; [.B41] &amp; &quot;/&quot; &amp; [.C41] &amp; &quot;/&quot; &amp; [.D41]" table:style-name="ce31">
            <text:p>H200/200/20</text:p>
          </table:table-cell>
          <table:table-cell office:value-type="string" office:string-value="L200/200/20" table:formula="of:=[.A41]" table:style-name="ce31">
            <text:p>L200/200/20</text:p>
          </table:table-cell>
          <table:table-cell office:value-type="string" office:string-value="L200x200x20" table:formula="of:=&quot;L&quot; &amp; [.B41] &amp; &quot;x&quot; &amp; [.C41] &amp; &quot;x&quot; &amp;[.D41]" table:style-name="ce31">
            <text:p>L200x200x20</text:p>
          </table:table-cell>
          <table:table-cell office:value-type="string" office:string-value="L200/20" table:formula="of:=&quot;L&quot; &amp; [.B41] &amp; &quot;/&quot; &amp; [.D41]" table:style-name="ce31">
            <text:p>L200/20</text:p>
          </table:table-cell>
          <table:table-cell table:style-name="ce31"/>
          <table:table-cell office:value-type="string" office:string-value="synonyms&quot;:[&quot;H200/200/20&quot;,&quot;L200/200/20&quot;,&quot;L200x200x20&quot;,&quot;L200/20&quot;]}]}," table:formula="of:= &quot;synonyms&quot;&amp;&quot;&quot;&quot;&quot;&amp;&quot;:[&quot;&amp;&quot;&quot;&quot;&quot;&amp;[.K41]&amp;&quot;&quot;&quot;&quot;&amp;&quot;,&quot;&amp;&quot;&quot;&quot;&quot;&amp;[.L41]&amp;&quot;&quot;&quot;&quot;&amp;&quot;,&quot;&amp;&quot;&quot;&quot;&quot;&amp;[.M41]&amp;&quot;&quot;&quot;&quot;&amp;&quot;,&quot;&amp;&quot;&quot;&quot;&quot;&amp;[.N41]&amp;&quot;&quot;&quot;&quot;&amp;&quot;]}]},&quot;" table:style-name="ce28">
            <text:p>synonyms":["H200/200/20","L200/200/20","L200x200x20","L200/20"]}]},</text:p>
          </table:table-cell>
          <table:table-cell office:value-type="string" office:string-value="{&quot;L200/200/20&quot;: [{&quot;shape_coords&quot;:[200,200,20,20,18,9,100,100],&quot;shape_name&quot;:&quot;LAngleParallel&quot;,&quot;synonyms&quot;:[&quot;H200/200/20&quot;,&quot;L200/200/20&quot;,&quot;L200x200x20&quot;,&quot;L200/20&quot;]}]}," table:formula="of:=&quot;{&quot; &amp; &quot;&quot;&quot;&quot;&amp;[.A41]&amp;&quot;&quot;&quot;&quot;&amp;&quot;: [{&quot;&quot;&quot; &amp;&quot;shape_coords&quot;&amp;&quot;&quot;&quot;&quot; &amp; &quot;:&quot; &amp; &quot;[&quot; &amp; [.B41] &amp; &quot;,&quot; &amp;[.C41] &amp; &quot;,&quot; &amp;[.D41]&amp; &quot;,&quot; &amp;[.E41]&amp; &quot;,&quot; &amp;[.F41]&amp; &quot;,&quot; &amp;[.G41]&amp; &quot;,&quot; &amp;[.H41]&amp; &quot;,&quot; &amp;[.I41] &amp; &quot;],&quot; &amp; &quot;&quot;&quot;&quot; &amp;&quot;shape_name&quot;&amp;&quot;&quot;&quot;&quot; &amp; &quot;:&quot; &amp; &quot;&quot;&quot;&quot; &amp;[.J41] &amp; &quot;&quot;&quot;&quot; &amp; &quot;,&quot; &amp; &quot;&quot;&quot;&quot;&amp;[.P41]" table:style-name="ce32">
            <text:p>{"L200/200/20": [{"shape_coords":[200,200,20,20,18,9,100,100],"shape_name":"LAngleParallel","synonyms":["H200/200/20","L200/200/20","L200x200x20","L200/20"]}]},</text:p>
          </table:table-cell>
          <table:table-cell table:number-columns-repeated="16367" table:style-name="ce32"/>
        </table:table-row>
        <table:table-row table:style-name="ro2">
          <table:table-cell office:value-type="string" office:string-value="L200/200/24" table:formula="of:=&quot;L&quot; &amp; [.B42] &amp; &quot;/&quot; &amp; [.C42] &amp; &quot;/&quot; &amp;[.D42]" table:style-name="ce31">
            <text:p>L200/200/24</text:p>
          </table:table-cell>
          <table:table-cell office:value-type="float" office:value="200" table:style-name="ce31">
            <text:p>200</text:p>
          </table:table-cell>
          <table:table-cell office:value-type="float" office:value="200" table:formula="of:=[.B42]" table:style-name="ce31">
            <text:p>200</text:p>
          </table:table-cell>
          <table:table-cell office:value-type="float" office:value="24" table:style-name="ce31">
            <text:p>24</text:p>
          </table:table-cell>
          <table:table-cell office:value-type="float" office:value="24" table:formula="of:=[.D42]" table:style-name="ce31">
            <text:p>24</text:p>
          </table:table-cell>
          <table:table-cell office:value-type="float" office:value="18" table:style-name="ce31">
            <text:p>18</text:p>
          </table:table-cell>
          <table:table-cell office:value-type="float" office:value="9" table:formula="of:=[.F42]/2" table:style-name="ce31">
            <text:p>9</text:p>
          </table:table-cell>
          <table:table-cell office:value-type="float" office:value="100" table:formula="of:=[.B42]/2" table:style-name="ce31">
            <text:p>100</text:p>
          </table:table-cell>
          <table:table-cell office:value-type="float" office:value="100" table:formula="of:=[.C42]/2" table:style-name="ce31">
            <text:p>100</text:p>
          </table:table-cell>
          <table:table-cell office:value-type="string" table:style-name="ce33">
            <text:p>LAngleParallel</text:p>
          </table:table-cell>
          <table:table-cell office:value-type="string" office:string-value="H200/200/24" table:formula="of:=&quot;H&quot; &amp; [.B42] &amp; &quot;/&quot; &amp; [.C42] &amp; &quot;/&quot; &amp; [.D42]" table:style-name="ce31">
            <text:p>H200/200/24</text:p>
          </table:table-cell>
          <table:table-cell office:value-type="string" office:string-value="L200/200/24" table:formula="of:=[.A42]" table:style-name="ce31">
            <text:p>L200/200/24</text:p>
          </table:table-cell>
          <table:table-cell office:value-type="string" office:string-value="L200x200x24" table:formula="of:=&quot;L&quot; &amp; [.B42] &amp; &quot;x&quot; &amp; [.C42] &amp; &quot;x&quot; &amp;[.D42]" table:style-name="ce31">
            <text:p>L200x200x24</text:p>
          </table:table-cell>
          <table:table-cell office:value-type="string" office:string-value="L200/24" table:formula="of:=&quot;L&quot; &amp; [.B42] &amp; &quot;/&quot; &amp; [.D42]" table:style-name="ce31">
            <text:p>L200/24</text:p>
          </table:table-cell>
          <table:table-cell table:style-name="ce31"/>
          <table:table-cell office:value-type="string" office:string-value="synonyms&quot;:[&quot;H200/200/24&quot;,&quot;L200/200/24&quot;,&quot;L200x200x24&quot;,&quot;L200/24&quot;]}]}," table:formula="of:= &quot;synonyms&quot;&amp;&quot;&quot;&quot;&quot;&amp;&quot;:[&quot;&amp;&quot;&quot;&quot;&quot;&amp;[.K42]&amp;&quot;&quot;&quot;&quot;&amp;&quot;,&quot;&amp;&quot;&quot;&quot;&quot;&amp;[.L42]&amp;&quot;&quot;&quot;&quot;&amp;&quot;,&quot;&amp;&quot;&quot;&quot;&quot;&amp;[.M42]&amp;&quot;&quot;&quot;&quot;&amp;&quot;,&quot;&amp;&quot;&quot;&quot;&quot;&amp;[.N42]&amp;&quot;&quot;&quot;&quot;&amp;&quot;]}]},&quot;" table:style-name="ce28">
            <text:p>synonyms":["H200/200/24","L200/200/24","L200x200x24","L200/24"]}]},</text:p>
          </table:table-cell>
          <table:table-cell office:value-type="string" office:string-value="{&quot;L200/200/24&quot;: [{&quot;shape_coords&quot;:[200,200,24,24,18,9,100,100],&quot;shape_name&quot;:&quot;LAngleParallel&quot;,&quot;synonyms&quot;:[&quot;H200/200/24&quot;,&quot;L200/200/24&quot;,&quot;L200x200x24&quot;,&quot;L200/24&quot;]}]}," table:formula="of:=&quot;{&quot; &amp; &quot;&quot;&quot;&quot;&amp;[.A42]&amp;&quot;&quot;&quot;&quot;&amp;&quot;: [{&quot;&quot;&quot; &amp;&quot;shape_coords&quot;&amp;&quot;&quot;&quot;&quot; &amp; &quot;:&quot; &amp; &quot;[&quot; &amp; [.B42] &amp; &quot;,&quot; &amp;[.C42] &amp; &quot;,&quot; &amp;[.D42]&amp; &quot;,&quot; &amp;[.E42]&amp; &quot;,&quot; &amp;[.F42]&amp; &quot;,&quot; &amp;[.G42]&amp; &quot;,&quot; &amp;[.H42]&amp; &quot;,&quot; &amp;[.I42] &amp; &quot;],&quot; &amp; &quot;&quot;&quot;&quot; &amp;&quot;shape_name&quot;&amp;&quot;&quot;&quot;&quot; &amp; &quot;:&quot; &amp; &quot;&quot;&quot;&quot; &amp;[.J42] &amp; &quot;&quot;&quot;&quot; &amp; &quot;,&quot; &amp; &quot;&quot;&quot;&quot;&amp;[.P42]" table:style-name="ce32">
            <text:p>{"L200/200/24": [{"shape_coords":[200,200,24,24,18,9,100,100],"shape_name":"LAngleParallel","synonyms":["H200/200/24","L200/200/24","L200x200x24","L200/24"]}]},</text:p>
          </table:table-cell>
          <table:table-cell table:number-columns-repeated="16367" table:style-name="ce32"/>
        </table:table-row>
        <table:table-row table:style-name="ro2">
          <table:table-cell table:number-columns-repeated="9" table:style-name="ce31"/>
          <table:table-cell table:style-name="ce33"/>
          <table:table-cell table:number-columns-repeated="5" table:style-name="ce31"/>
          <table:table-cell table:style-name="ce28"/>
          <table:table-cell table:number-columns-repeated="16368" table:style-name="ce32"/>
        </table:table-row>
        <table:table-row table:style-name="ro2">
          <table:table-cell table:number-columns-repeated="7" table:style-name="ce31"/>
          <table:table-cell office:value-type="string" table:style-name="ce34">
            <text:p>?</text:p>
          </table:table-cell>
          <table:table-cell office:value-type="string" table:style-name="ce34">
            <text:p>?</text:p>
          </table:table-cell>
          <table:table-cell table:style-name="ce33"/>
          <table:table-cell table:number-columns-repeated="5" table:style-name="ce31"/>
          <table:table-cell table:style-name="ce28"/>
          <table:table-cell table:number-columns-repeated="16368" table:style-name="ce32"/>
        </table:table-row>
        <table:table-row table:number-rows-repeated="128" table:style-name="ro2">
          <table:table-cell table:number-columns-repeated="9" table:style-name="ce31"/>
          <table:table-cell table:style-name="ce33"/>
          <table:table-cell table:number-columns-repeated="5" table:style-name="ce31"/>
          <table:table-cell table:style-name="ce28"/>
          <table:table-cell table:number-columns-repeated="16368" table:style-name="ce32"/>
        </table:table-row>
        <table:table-row table:style-name="ro2">
          <table:table-cell table:number-columns-repeated="9" table:style-name="ce31"/>
          <table:table-cell table:style-name="ce30"/>
          <table:table-cell table:number-columns-repeated="5" table:style-name="ce31"/>
          <table:table-cell table:style-name="ce28"/>
          <table:table-cell table:number-columns-repeated="16368" table:style-name="ce32"/>
        </table:table-row>
        <table:table-row table:number-rows-repeated="3" table:style-name="ro2">
          <table:table-cell table:number-columns-repeated="17" table:style-name="ce31"/>
          <table:table-cell table:number-columns-repeated="16367" table:style-name="ce32"/>
        </table:table-row>
        <table:table-row table:number-rows-repeated="1048400" table:style-name="ro2">
          <table:table-cell table:number-columns-repeated="16384"/>
        </table:table-row>
      </table:table>
      <table:table table:name="LAngleNotParallel" table:style-name="ta4">
        <table:table-column table:style-name="co28" table:default-cell-style-name="ce31"/>
        <table:table-column table:style-name="co10" table:number-columns-repeated="6" table:default-cell-style-name="ce31"/>
        <table:table-column table:style-name="co29" table:default-cell-style-name="ce31"/>
        <table:table-column table:style-name="co30" table:default-cell-style-name="ce31"/>
        <table:table-column table:style-name="co37" table:default-cell-style-name="ce31"/>
        <table:table-column table:style-name="co31" table:default-cell-style-name="ce31"/>
        <table:table-column table:style-name="co14" table:default-cell-style-name="ce31"/>
        <table:table-column table:style-name="co36" table:default-cell-style-name="ce31"/>
        <table:table-column table:style-name="co38" table:default-cell-style-name="ce31"/>
        <table:table-column table:style-name="co32" table:default-cell-style-name="ce31"/>
        <table:table-column table:style-name="co33" table:default-cell-style-name="ce31"/>
        <table:table-column table:style-name="co34" table:default-cell-style-name="ce31"/>
        <table:table-column table:style-name="co10" table:number-columns-repeated="16367" table:default-cell-style-name="ce31"/>
        <table:table-row table:style-name="ro2">
          <table:table-cell office:value-type="string" table:style-name="ce29">
            <text:p>Profilename</text:p>
          </table:table-cell>
          <table:table-cell office:value-type="string" table:style-name="ce35">
            <text:p>h</text:p>
          </table:table-cell>
          <table:table-cell office:value-type="string" table:style-name="ce35">
            <text:p>b</text:p>
          </table:table-cell>
          <table:table-cell office:value-type="string" table:style-name="ce35">
            <text:p>tw</text:p>
          </table:table-cell>
          <table:table-cell office:value-type="string" table:style-name="ce35">
            <text:p>tf</text:p>
          </table:table-cell>
          <table:table-cell office:value-type="string" table:style-name="ce35">
            <text:p>r1</text:p>
          </table:table-cell>
          <table:table-cell office:value-type="string" table:style-name="ce35">
            <text:p>r2</text:p>
          </table:table-cell>
          <table:table-cell office:value-type="string" table:style-name="ce29">
            <text:p>ex</text:p>
          </table:table-cell>
          <table:table-cell office:value-type="string" table:style-name="ce29">
            <text:p>ey</text:p>
          </table:table-cell>
          <table:table-cell office:value-type="string" table:style-name="ce35">
            <text:p>Shape</text:p>
          </table:table-cell>
          <table:table-cell office:value-type="string" table:style-name="ce35">
            <text:p>Synonyms</text:p>
          </table:table-cell>
          <table:table-cell table:number-columns-repeated="5" table:style-name="ce31"/>
          <table:table-cell office:value-type="string" table:style-name="ce29">
            <text:p>JSONString</text:p>
          </table:table-cell>
          <table:table-cell table:number-columns-repeated="16367" table:style-name="ce36"/>
        </table:table-row>
        <table:table-row table:style-name="ro2">
          <table:table-cell table:style-name="ce29"/>
          <table:table-cell table:number-columns-repeated="6" table:style-name="ce35"/>
          <table:table-cell office:value-type="string" table:style-name="ce29">
            <text:p>centroid horizontal</text:p>
          </table:table-cell>
          <table:table-cell table:style-name="ce29"/>
          <table:table-cell table:number-columns-repeated="2" table:style-name="ce35"/>
          <table:table-cell table:number-columns-repeated="6" table:style-name="ce31"/>
          <table:table-cell table:number-columns-repeated="16367" table:style-name="ce36"/>
        </table:table-row>
        <table:table-row table:style-name="ro2">
          <table:table-cell table:style-name="ce29"/>
          <table:table-cell office:value-type="string" table:style-name="ce31">
            <text:p>[mm]</text:p>
          </table:table-cell>
          <table:table-cell office:value-type="string" table:style-name="ce31">
            <text:p>[mm]</text:p>
          </table:table-cell>
          <table:table-cell office:value-type="string" table:style-name="ce31">
            <text:p>[mm]</text:p>
          </table:table-cell>
          <table:table-cell office:value-type="string" table:style-name="ce31">
            <text:p>[mm]</text:p>
          </table:table-cell>
          <table:table-cell office:value-type="string" table:style-name="ce31">
            <text:p>[mm]</text:p>
          </table:table-cell>
          <table:table-cell office:value-type="string" table:style-name="ce31">
            <text:p>[mm]</text:p>
          </table:table-cell>
          <table:table-cell office:value-type="string" table:style-name="ce31">
            <text:p>[mm]</text:p>
          </table:table-cell>
          <table:table-cell office:value-type="string" table:style-name="ce31">
            <text:p>[mm]</text:p>
          </table:table-cell>
          <table:table-cell table:style-name="ce37"/>
          <table:table-cell table:style-name="ce35"/>
          <table:table-cell table:number-columns-repeated="6" table:style-name="ce31"/>
          <table:table-cell table:number-columns-repeated="16367" table:style-name="ce36"/>
        </table:table-row>
        <table:table-row table:style-name="ro2">
          <table:table-cell table:number-columns-repeated="17" table:style-name="ce31"/>
          <table:table-cell table:number-columns-repeated="16367" table:style-name="ce36"/>
        </table:table-row>
        <table:table-row table:style-name="ro2">
          <table:table-cell office:value-type="string" office:string-value="L50/30/4" table:formula="of:=&quot;L&quot; &amp; [.B5] &amp; &quot;/&quot; &amp; [.C5] &amp; &quot;/&quot; &amp;[.D5]" table:style-name="ce31">
            <text:p>L50/30/4</text:p>
          </table:table-cell>
          <table:table-cell office:value-type="float" office:value="50" table:style-name="ce31">
            <text:p>50</text:p>
          </table:table-cell>
          <table:table-cell office:value-type="float" office:value="30" table:style-name="ce31">
            <text:p>30</text:p>
          </table:table-cell>
          <table:table-cell office:value-type="float" office:value="4" table:style-name="ce31">
            <text:p>4</text:p>
          </table:table-cell>
          <table:table-cell office:value-type="float" office:value="4" table:formula="of:=[.D5]" table:style-name="ce31">
            <text:p>4</text:p>
          </table:table-cell>
          <table:table-cell office:value-type="float" office:value="5" table:style-name="ce31">
            <text:p>5</text:p>
          </table:table-cell>
          <table:table-cell office:value-type="float" office:value="2.5" table:formula="of:=[.F5]/2" table:style-name="ce31">
            <text:p>2,5</text:p>
          </table:table-cell>
          <table:table-cell office:value-type="float" office:value="25" table:formula="of:=[.B5]/2" table:style-name="ce31">
            <text:p>25</text:p>
          </table:table-cell>
          <table:table-cell office:value-type="float" office:value="15" table:formula="of:=[.C5]/2" table:style-name="ce31">
            <text:p>15</text:p>
          </table:table-cell>
          <table:table-cell office:value-type="string" table:style-name="ce37">
            <text:p>LAngleNotParallel</text:p>
          </table:table-cell>
          <table:table-cell office:value-type="string" office:string-value="H50/30/4" table:formula="of:=&quot;H&quot; &amp; [.B5] &amp; &quot;/&quot; &amp; [.C5] &amp; &quot;/&quot; &amp; [.D5]" table:style-name="ce31">
            <text:p>H50/30/4</text:p>
          </table:table-cell>
          <table:table-cell office:value-type="string" office:string-value="L50/30/4" table:formula="of:=[.A5]" table:style-name="ce31">
            <text:p>L50/30/4</text:p>
          </table:table-cell>
          <table:table-cell office:value-type="string" office:string-value="L50x30x4" table:formula="of:=&quot;L&quot; &amp; [.B5] &amp; &quot;x&quot; &amp; [.C5] &amp; &quot;x&quot; &amp;[.D5]" table:style-name="ce31">
            <text:p>L50x30x4</text:p>
          </table:table-cell>
          <table:table-cell office:value-type="string" office:string-value="H50x30x4" table:formula="of:=&quot;H&quot; &amp; [.B5] &amp; &quot;x&quot; &amp; [.C5] &amp; &quot;x&quot; &amp;[.D5]" table:style-name="ce31">
            <text:p>H50x30x4</text:p>
          </table:table-cell>
          <table:table-cell office:value-type="string" table:style-name="ce31">
            <text:p>LEQU TOEVOEGEN</text:p>
          </table:table-cell>
          <table:table-cell office:value-type="string" office:string-value="synonyms&quot;:[&quot;H50/30/4&quot;,&quot;L50/30/4&quot;,&quot;L50x30x4&quot;,&quot;H50x30x4&quot;]}]}," table:formula="of:= &quot;synonyms&quot;&amp;&quot;&quot;&quot;&quot;&amp;&quot;:[&quot;&amp;&quot;&quot;&quot;&quot;&amp;[.K5]&amp;&quot;&quot;&quot;&quot;&amp;&quot;,&quot;&amp;&quot;&quot;&quot;&quot;&amp;[.L5]&amp;&quot;&quot;&quot;&quot;&amp;&quot;,&quot;&amp;&quot;&quot;&quot;&quot;&amp;[.M5]&amp;&quot;&quot;&quot;&quot;&amp;&quot;,&quot;&amp;&quot;&quot;&quot;&quot;&amp;[.N5]&amp;&quot;&quot;&quot;&quot;&amp;&quot;]}]},&quot;" table:style-name="ce38">
            <text:p>synonyms":["H50/30/4","L50/30/4","L50x30x4","H50x30x4"]}]},</text:p>
          </table:table-cell>
          <table:table-cell office:value-type="string" office:string-value="{&quot;L50/30/4&quot;: [{&quot;shape_coords&quot;:[50,30,4,4,5,2,5,25,15],&quot;shape_name&quot;:&quot;LAngleNotParallel&quot;,&quot;synonyms&quot;:[&quot;H50/30/4&quot;,&quot;L50/30/4&quot;,&quot;L50x30x4&quot;,&quot;H50x30x4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&amp; &quot;,&quot; &amp;[.G5]&amp; &quot;,&quot; &amp;[.H5]&amp; &quot;,&quot; &amp;[.I5] &amp; &quot;],&quot; &amp; &quot;&quot;&quot;&quot; &amp;&quot;shape_name&quot;&amp;&quot;&quot;&quot;&quot; &amp; &quot;:&quot; &amp; &quot;&quot;&quot;&quot; &amp;[.J5] &amp; &quot;&quot;&quot;&quot; &amp; &quot;,&quot; &amp; &quot;&quot;&quot;&quot;&amp;[.P5]" table:style-name="ce36">
            <text:p>{"L50/30/4": [{"shape_coords":[50,30,4,4,5,2,5,25,15],"shape_name":"LAngleNotParallel","synonyms":["H50/30/4","L50/30/4","L50x30x4","H50x30x4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50/30/5" table:formula="of:=&quot;L&quot; &amp; [.B6] &amp; &quot;/&quot; &amp; [.C6] &amp; &quot;/&quot; &amp;[.D6]" table:style-name="ce31">
            <text:p>L50/30/5</text:p>
          </table:table-cell>
          <table:table-cell office:value-type="float" office:value="50" table:style-name="ce31">
            <text:p>50</text:p>
          </table:table-cell>
          <table:table-cell office:value-type="float" office:value="30" table:style-name="ce31">
            <text:p>30</text:p>
          </table:table-cell>
          <table:table-cell office:value-type="float" office:value="5" table:style-name="ce31">
            <text:p>5</text:p>
          </table:table-cell>
          <table:table-cell office:value-type="float" office:value="5" table:formula="of:=[.D6]" table:style-name="ce31">
            <text:p>5</text:p>
          </table:table-cell>
          <table:table-cell office:value-type="float" office:value="5" table:style-name="ce31">
            <text:p>5</text:p>
          </table:table-cell>
          <table:table-cell office:value-type="float" office:value="2.5" table:formula="of:=[.F6]/2" table:style-name="ce31">
            <text:p>2,5</text:p>
          </table:table-cell>
          <table:table-cell office:value-type="float" office:value="25" table:formula="of:=[.B6]/2" table:style-name="ce31">
            <text:p>25</text:p>
          </table:table-cell>
          <table:table-cell office:value-type="float" office:value="15" table:formula="of:=[.C6]/2" table:style-name="ce31">
            <text:p>15</text:p>
          </table:table-cell>
          <table:table-cell office:value-type="string" table:style-name="ce37">
            <text:p>LAngleNotParallel</text:p>
          </table:table-cell>
          <table:table-cell office:value-type="string" office:string-value="H50/30/5" table:formula="of:=&quot;H&quot; &amp; [.B6] &amp; &quot;/&quot; &amp; [.C6] &amp; &quot;/&quot; &amp; [.D6]" table:style-name="ce31">
            <text:p>H50/30/5</text:p>
          </table:table-cell>
          <table:table-cell office:value-type="string" office:string-value="L50/30/5" table:formula="of:=[.A6]" table:style-name="ce31">
            <text:p>L50/30/5</text:p>
          </table:table-cell>
          <table:table-cell office:value-type="string" office:string-value="L50x30x5" table:formula="of:=&quot;L&quot; &amp; [.B6] &amp; &quot;x&quot; &amp; [.C6] &amp; &quot;x&quot; &amp;[.D6]" table:style-name="ce31">
            <text:p>L50x30x5</text:p>
          </table:table-cell>
          <table:table-cell office:value-type="string" office:string-value="H50x30x5" table:formula="of:=&quot;H&quot; &amp; [.B6] &amp; &quot;x&quot; &amp; [.C6] &amp; &quot;x&quot; &amp;[.D6]" table:style-name="ce31">
            <text:p>H50x30x5</text:p>
          </table:table-cell>
          <table:table-cell table:style-name="ce31"/>
          <table:table-cell office:value-type="string" office:string-value="synonyms&quot;:[&quot;H50/30/5&quot;,&quot;L50/30/5&quot;,&quot;L50x30x5&quot;,&quot;H50x30x5&quot;]}]}," table:formula="of:= &quot;synonyms&quot;&amp;&quot;&quot;&quot;&quot;&amp;&quot;:[&quot;&amp;&quot;&quot;&quot;&quot;&amp;[.K6]&amp;&quot;&quot;&quot;&quot;&amp;&quot;,&quot;&amp;&quot;&quot;&quot;&quot;&amp;[.L6]&amp;&quot;&quot;&quot;&quot;&amp;&quot;,&quot;&amp;&quot;&quot;&quot;&quot;&amp;[.M6]&amp;&quot;&quot;&quot;&quot;&amp;&quot;,&quot;&amp;&quot;&quot;&quot;&quot;&amp;[.N6]&amp;&quot;&quot;&quot;&quot;&amp;&quot;]}]},&quot;" table:style-name="ce38">
            <text:p>synonyms":["H50/30/5","L50/30/5","L50x30x5","H50x30x5"]}]},</text:p>
          </table:table-cell>
          <table:table-cell office:value-type="string" office:string-value="{&quot;L50/30/5&quot;: [{&quot;shape_coords&quot;:[50,30,5,5,5,2,5,25,15],&quot;shape_name&quot;:&quot;LAngleNotParallel&quot;,&quot;synonyms&quot;:[&quot;H50/30/5&quot;,&quot;L50/30/5&quot;,&quot;L50x30x5&quot;,&quot;H50x30x5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&amp; &quot;,&quot; &amp;[.G6]&amp; &quot;,&quot; &amp;[.H6]&amp; &quot;,&quot; &amp;[.I6] &amp; &quot;],&quot; &amp; &quot;&quot;&quot;&quot; &amp;&quot;shape_name&quot;&amp;&quot;&quot;&quot;&quot; &amp; &quot;:&quot; &amp; &quot;&quot;&quot;&quot; &amp;[.J6] &amp; &quot;&quot;&quot;&quot; &amp; &quot;,&quot; &amp; &quot;&quot;&quot;&quot;&amp;[.P6]" table:style-name="ce36">
            <text:p>{"L50/30/5": [{"shape_coords":[50,30,5,5,5,2,5,25,15],"shape_name":"LAngleNotParallel","synonyms":["H50/30/5","L50/30/5","L50x30x5","H50x30x5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60/30/5" table:formula="of:=&quot;L&quot; &amp; [.B7] &amp; &quot;/&quot; &amp; [.C7] &amp; &quot;/&quot; &amp;[.D7]" table:style-name="ce31">
            <text:p>L60/30/5</text:p>
          </table:table-cell>
          <table:table-cell office:value-type="float" office:value="60" table:style-name="ce31">
            <text:p>60</text:p>
          </table:table-cell>
          <table:table-cell office:value-type="float" office:value="30" table:style-name="ce31">
            <text:p>30</text:p>
          </table:table-cell>
          <table:table-cell office:value-type="float" office:value="5" table:style-name="ce31">
            <text:p>5</text:p>
          </table:table-cell>
          <table:table-cell office:value-type="float" office:value="5" table:formula="of:=[.D7]" table:style-name="ce31">
            <text:p>5</text:p>
          </table:table-cell>
          <table:table-cell office:value-type="float" office:value="6" table:style-name="ce31">
            <text:p>6</text:p>
          </table:table-cell>
          <table:table-cell office:value-type="float" office:value="3" table:formula="of:=[.F7]/2" table:style-name="ce31">
            <text:p>3</text:p>
          </table:table-cell>
          <table:table-cell office:value-type="float" office:value="30" table:formula="of:=[.B7]/2" table:style-name="ce31">
            <text:p>30</text:p>
          </table:table-cell>
          <table:table-cell office:value-type="float" office:value="15" table:formula="of:=[.C7]/2" table:style-name="ce31">
            <text:p>15</text:p>
          </table:table-cell>
          <table:table-cell office:value-type="string" table:style-name="ce37">
            <text:p>LAngleNotParallel</text:p>
          </table:table-cell>
          <table:table-cell office:value-type="string" office:string-value="H60/30/5" table:formula="of:=&quot;H&quot; &amp; [.B7] &amp; &quot;/&quot; &amp; [.C7] &amp; &quot;/&quot; &amp; [.D7]" table:style-name="ce31">
            <text:p>H60/30/5</text:p>
          </table:table-cell>
          <table:table-cell office:value-type="string" office:string-value="L60/30/5" table:formula="of:=[.A7]" table:style-name="ce31">
            <text:p>L60/30/5</text:p>
          </table:table-cell>
          <table:table-cell office:value-type="string" office:string-value="L60x30x5" table:formula="of:=&quot;L&quot; &amp; [.B7] &amp; &quot;x&quot; &amp; [.C7] &amp; &quot;x&quot; &amp;[.D7]" table:style-name="ce31">
            <text:p>L60x30x5</text:p>
          </table:table-cell>
          <table:table-cell office:value-type="string" office:string-value="H60x30x5" table:formula="of:=&quot;H&quot; &amp; [.B7] &amp; &quot;x&quot; &amp; [.C7] &amp; &quot;x&quot; &amp;[.D7]" table:style-name="ce31">
            <text:p>H60x30x5</text:p>
          </table:table-cell>
          <table:table-cell table:style-name="ce31"/>
          <table:table-cell office:value-type="string" office:string-value="synonyms&quot;:[&quot;H60/30/5&quot;,&quot;L60/30/5&quot;,&quot;L60x30x5&quot;,&quot;H60x30x5&quot;]}]}," table:formula="of:= &quot;synonyms&quot;&amp;&quot;&quot;&quot;&quot;&amp;&quot;:[&quot;&amp;&quot;&quot;&quot;&quot;&amp;[.K7]&amp;&quot;&quot;&quot;&quot;&amp;&quot;,&quot;&amp;&quot;&quot;&quot;&quot;&amp;[.L7]&amp;&quot;&quot;&quot;&quot;&amp;&quot;,&quot;&amp;&quot;&quot;&quot;&quot;&amp;[.M7]&amp;&quot;&quot;&quot;&quot;&amp;&quot;,&quot;&amp;&quot;&quot;&quot;&quot;&amp;[.N7]&amp;&quot;&quot;&quot;&quot;&amp;&quot;]}]},&quot;" table:style-name="ce38">
            <text:p>synonyms":["H60/30/5","L60/30/5","L60x30x5","H60x30x5"]}]},</text:p>
          </table:table-cell>
          <table:table-cell office:value-type="string" office:string-value="{&quot;L60/30/5&quot;: [{&quot;shape_coords&quot;:[60,30,5,5,6,3,30,15],&quot;shape_name&quot;:&quot;LAngleNotParallel&quot;,&quot;synonyms&quot;:[&quot;H60/30/5&quot;,&quot;L60/30/5&quot;,&quot;L60x30x5&quot;,&quot;H60x30x5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&amp; &quot;,&quot; &amp;[.G7]&amp; &quot;,&quot; &amp;[.H7]&amp; &quot;,&quot; &amp;[.I7] &amp; &quot;],&quot; &amp; &quot;&quot;&quot;&quot; &amp;&quot;shape_name&quot;&amp;&quot;&quot;&quot;&quot; &amp; &quot;:&quot; &amp; &quot;&quot;&quot;&quot; &amp;[.J7] &amp; &quot;&quot;&quot;&quot; &amp; &quot;,&quot; &amp; &quot;&quot;&quot;&quot;&amp;[.P7]" table:style-name="ce36">
            <text:p>{"L60/30/5": [{"shape_coords":[60,30,5,5,6,3,30,15],"shape_name":"LAngleNotParallel","synonyms":["H60/30/5","L60/30/5","L60x30x5","H60x30x5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60/40/5" table:formula="of:=&quot;L&quot; &amp; [.B8] &amp; &quot;/&quot; &amp; [.C8] &amp; &quot;/&quot; &amp;[.D8]" table:style-name="ce31">
            <text:p>L60/40/5</text:p>
          </table:table-cell>
          <table:table-cell office:value-type="float" office:value="60" table:style-name="ce31">
            <text:p>60</text:p>
          </table:table-cell>
          <table:table-cell office:value-type="float" office:value="40" table:style-name="ce31">
            <text:p>40</text:p>
          </table:table-cell>
          <table:table-cell office:value-type="float" office:value="5" table:style-name="ce31">
            <text:p>5</text:p>
          </table:table-cell>
          <table:table-cell office:value-type="float" office:value="5" table:formula="of:=[.D8]" table:style-name="ce31">
            <text:p>5</text:p>
          </table:table-cell>
          <table:table-cell office:value-type="float" office:value="6" table:style-name="ce31">
            <text:p>6</text:p>
          </table:table-cell>
          <table:table-cell office:value-type="float" office:value="3" table:formula="of:=[.F8]/2" table:style-name="ce31">
            <text:p>3</text:p>
          </table:table-cell>
          <table:table-cell office:value-type="float" office:value="30" table:formula="of:=[.B8]/2" table:style-name="ce31">
            <text:p>30</text:p>
          </table:table-cell>
          <table:table-cell office:value-type="float" office:value="20" table:formula="of:=[.C8]/2" table:style-name="ce31">
            <text:p>20</text:p>
          </table:table-cell>
          <table:table-cell office:value-type="string" table:style-name="ce37">
            <text:p>LAngleNotParallel</text:p>
          </table:table-cell>
          <table:table-cell office:value-type="string" office:string-value="H60/40/5" table:formula="of:=&quot;H&quot; &amp; [.B8] &amp; &quot;/&quot; &amp; [.C8] &amp; &quot;/&quot; &amp; [.D8]" table:style-name="ce31">
            <text:p>H60/40/5</text:p>
          </table:table-cell>
          <table:table-cell office:value-type="string" office:string-value="L60/40/5" table:formula="of:=[.A8]" table:style-name="ce31">
            <text:p>L60/40/5</text:p>
          </table:table-cell>
          <table:table-cell office:value-type="string" office:string-value="L60x40x5" table:formula="of:=&quot;L&quot; &amp; [.B8] &amp; &quot;x&quot; &amp; [.C8] &amp; &quot;x&quot; &amp;[.D8]" table:style-name="ce31">
            <text:p>L60x40x5</text:p>
          </table:table-cell>
          <table:table-cell office:value-type="string" office:string-value="H60x40x5" table:formula="of:=&quot;H&quot; &amp; [.B8] &amp; &quot;x&quot; &amp; [.C8] &amp; &quot;x&quot; &amp;[.D8]" table:style-name="ce31">
            <text:p>H60x40x5</text:p>
          </table:table-cell>
          <table:table-cell table:style-name="ce31"/>
          <table:table-cell office:value-type="string" office:string-value="synonyms&quot;:[&quot;H60/40/5&quot;,&quot;L60/40/5&quot;,&quot;L60x40x5&quot;,&quot;H60x40x5&quot;]}]}," table:formula="of:= &quot;synonyms&quot;&amp;&quot;&quot;&quot;&quot;&amp;&quot;:[&quot;&amp;&quot;&quot;&quot;&quot;&amp;[.K8]&amp;&quot;&quot;&quot;&quot;&amp;&quot;,&quot;&amp;&quot;&quot;&quot;&quot;&amp;[.L8]&amp;&quot;&quot;&quot;&quot;&amp;&quot;,&quot;&amp;&quot;&quot;&quot;&quot;&amp;[.M8]&amp;&quot;&quot;&quot;&quot;&amp;&quot;,&quot;&amp;&quot;&quot;&quot;&quot;&amp;[.N8]&amp;&quot;&quot;&quot;&quot;&amp;&quot;]}]},&quot;" table:style-name="ce38">
            <text:p>synonyms":["H60/40/5","L60/40/5","L60x40x5","H60x40x5"]}]},</text:p>
          </table:table-cell>
          <table:table-cell office:value-type="string" office:string-value="{&quot;L60/40/5&quot;: [{&quot;shape_coords&quot;:[60,40,5,5,6,3,30,20],&quot;shape_name&quot;:&quot;LAngleNotParallel&quot;,&quot;synonyms&quot;:[&quot;H60/40/5&quot;,&quot;L60/40/5&quot;,&quot;L60x40x5&quot;,&quot;H60x40x5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&amp; &quot;,&quot; &amp;[.G8]&amp; &quot;,&quot; &amp;[.H8]&amp; &quot;,&quot; &amp;[.I8] &amp; &quot;],&quot; &amp; &quot;&quot;&quot;&quot; &amp;&quot;shape_name&quot;&amp;&quot;&quot;&quot;&quot; &amp; &quot;:&quot; &amp; &quot;&quot;&quot;&quot; &amp;[.J8] &amp; &quot;&quot;&quot;&quot; &amp; &quot;,&quot; &amp; &quot;&quot;&quot;&quot;&amp;[.P8]" table:style-name="ce36">
            <text:p>{"L60/40/5": [{"shape_coords":[60,40,5,5,6,3,30,20],"shape_name":"LAngleNotParallel","synonyms":["H60/40/5","L60/40/5","L60x40x5","H60x40x5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60/40/6" table:formula="of:=&quot;L&quot; &amp; [.B9] &amp; &quot;/&quot; &amp; [.C9] &amp; &quot;/&quot; &amp;[.D9]" table:style-name="ce31">
            <text:p>L60/40/6</text:p>
          </table:table-cell>
          <table:table-cell office:value-type="float" office:value="60" table:style-name="ce31">
            <text:p>60</text:p>
          </table:table-cell>
          <table:table-cell office:value-type="float" office:value="40" table:style-name="ce31">
            <text:p>40</text:p>
          </table:table-cell>
          <table:table-cell office:value-type="float" office:value="6" table:style-name="ce31">
            <text:p>6</text:p>
          </table:table-cell>
          <table:table-cell office:value-type="float" office:value="6" table:formula="of:=[.D9]" table:style-name="ce31">
            <text:p>6</text:p>
          </table:table-cell>
          <table:table-cell office:value-type="float" office:value="6" table:style-name="ce31">
            <text:p>6</text:p>
          </table:table-cell>
          <table:table-cell office:value-type="float" office:value="3" table:formula="of:=[.F9]/2" table:style-name="ce31">
            <text:p>3</text:p>
          </table:table-cell>
          <table:table-cell office:value-type="float" office:value="30" table:formula="of:=[.B9]/2" table:style-name="ce31">
            <text:p>30</text:p>
          </table:table-cell>
          <table:table-cell office:value-type="float" office:value="20" table:formula="of:=[.C9]/2" table:style-name="ce31">
            <text:p>20</text:p>
          </table:table-cell>
          <table:table-cell office:value-type="string" table:style-name="ce37">
            <text:p>LAngleNotParallel</text:p>
          </table:table-cell>
          <table:table-cell office:value-type="string" office:string-value="H60/40/6" table:formula="of:=&quot;H&quot; &amp; [.B9] &amp; &quot;/&quot; &amp; [.C9] &amp; &quot;/&quot; &amp; [.D9]" table:style-name="ce31">
            <text:p>H60/40/6</text:p>
          </table:table-cell>
          <table:table-cell office:value-type="string" office:string-value="L60/40/6" table:formula="of:=[.A9]" table:style-name="ce31">
            <text:p>L60/40/6</text:p>
          </table:table-cell>
          <table:table-cell office:value-type="string" office:string-value="L60x40x6" table:formula="of:=&quot;L&quot; &amp; [.B9] &amp; &quot;x&quot; &amp; [.C9] &amp; &quot;x&quot; &amp;[.D9]" table:style-name="ce31">
            <text:p>L60x40x6</text:p>
          </table:table-cell>
          <table:table-cell office:value-type="string" office:string-value="H60x40x6" table:formula="of:=&quot;H&quot; &amp; [.B9] &amp; &quot;x&quot; &amp; [.C9] &amp; &quot;x&quot; &amp;[.D9]" table:style-name="ce31">
            <text:p>H60x40x6</text:p>
          </table:table-cell>
          <table:table-cell table:style-name="ce31"/>
          <table:table-cell office:value-type="string" office:string-value="synonyms&quot;:[&quot;H60/40/6&quot;,&quot;L60/40/6&quot;,&quot;L60x40x6&quot;,&quot;H60x40x6&quot;]}]}," table:formula="of:= &quot;synonyms&quot;&amp;&quot;&quot;&quot;&quot;&amp;&quot;:[&quot;&amp;&quot;&quot;&quot;&quot;&amp;[.K9]&amp;&quot;&quot;&quot;&quot;&amp;&quot;,&quot;&amp;&quot;&quot;&quot;&quot;&amp;[.L9]&amp;&quot;&quot;&quot;&quot;&amp;&quot;,&quot;&amp;&quot;&quot;&quot;&quot;&amp;[.M9]&amp;&quot;&quot;&quot;&quot;&amp;&quot;,&quot;&amp;&quot;&quot;&quot;&quot;&amp;[.N9]&amp;&quot;&quot;&quot;&quot;&amp;&quot;]}]},&quot;" table:style-name="ce38">
            <text:p>synonyms":["H60/40/6","L60/40/6","L60x40x6","H60x40x6"]}]},</text:p>
          </table:table-cell>
          <table:table-cell office:value-type="string" office:string-value="{&quot;L60/40/6&quot;: [{&quot;shape_coords&quot;:[60,40,6,6,6,3,30,20],&quot;shape_name&quot;:&quot;LAngleNotParallel&quot;,&quot;synonyms&quot;:[&quot;H60/40/6&quot;,&quot;L60/40/6&quot;,&quot;L60x40x6&quot;,&quot;H60x40x6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&amp; &quot;,&quot; &amp;[.G9]&amp; &quot;,&quot; &amp;[.H9]&amp; &quot;,&quot; &amp;[.I9] &amp; &quot;],&quot; &amp; &quot;&quot;&quot;&quot; &amp;&quot;shape_name&quot;&amp;&quot;&quot;&quot;&quot; &amp; &quot;:&quot; &amp; &quot;&quot;&quot;&quot; &amp;[.J9] &amp; &quot;&quot;&quot;&quot; &amp; &quot;,&quot; &amp; &quot;&quot;&quot;&quot;&amp;[.P9]" table:style-name="ce36">
            <text:p>{"L60/40/6": [{"shape_coords":[60,40,6,6,6,3,30,20],"shape_name":"LAngleNotParallel","synonyms":["H60/40/6","L60/40/6","L60x40x6","H60x40x6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75/50/7" table:formula="of:=&quot;L&quot; &amp; [.B10] &amp; &quot;/&quot; &amp; [.C10] &amp; &quot;/&quot; &amp;[.D10]" table:style-name="ce31">
            <text:p>L75/50/7</text:p>
          </table:table-cell>
          <table:table-cell office:value-type="float" office:value="75" table:style-name="ce31">
            <text:p>75</text:p>
          </table:table-cell>
          <table:table-cell office:value-type="float" office:value="50" table:style-name="ce31">
            <text:p>50</text:p>
          </table:table-cell>
          <table:table-cell office:value-type="float" office:value="7" table:style-name="ce31">
            <text:p>7</text:p>
          </table:table-cell>
          <table:table-cell office:value-type="float" office:value="7" table:formula="of:=[.D10]" table:style-name="ce31">
            <text:p>7</text:p>
          </table:table-cell>
          <table:table-cell office:value-type="float" office:value="7" table:style-name="ce31">
            <text:p>7</text:p>
          </table:table-cell>
          <table:table-cell office:value-type="float" office:value="3.5" table:formula="of:=[.F10]/2" table:style-name="ce31">
            <text:p>3,5</text:p>
          </table:table-cell>
          <table:table-cell office:value-type="float" office:value="37.5" table:formula="of:=[.B10]/2" table:style-name="ce31">
            <text:p>37,5</text:p>
          </table:table-cell>
          <table:table-cell office:value-type="float" office:value="25" table:formula="of:=[.C10]/2" table:style-name="ce31">
            <text:p>25</text:p>
          </table:table-cell>
          <table:table-cell office:value-type="string" table:style-name="ce37">
            <text:p>LAngleNotParallel</text:p>
          </table:table-cell>
          <table:table-cell office:value-type="string" office:string-value="H75/50/7" table:formula="of:=&quot;H&quot; &amp; [.B10] &amp; &quot;/&quot; &amp; [.C10] &amp; &quot;/&quot; &amp; [.D10]" table:style-name="ce31">
            <text:p>H75/50/7</text:p>
          </table:table-cell>
          <table:table-cell office:value-type="string" office:string-value="L75/50/7" table:formula="of:=[.A10]" table:style-name="ce31">
            <text:p>L75/50/7</text:p>
          </table:table-cell>
          <table:table-cell office:value-type="string" office:string-value="L75x50x7" table:formula="of:=&quot;L&quot; &amp; [.B10] &amp; &quot;x&quot; &amp; [.C10] &amp; &quot;x&quot; &amp;[.D10]" table:style-name="ce31">
            <text:p>L75x50x7</text:p>
          </table:table-cell>
          <table:table-cell office:value-type="string" office:string-value="H75x50x7" table:formula="of:=&quot;H&quot; &amp; [.B10] &amp; &quot;x&quot; &amp; [.C10] &amp; &quot;x&quot; &amp;[.D10]" table:style-name="ce31">
            <text:p>H75x50x7</text:p>
          </table:table-cell>
          <table:table-cell table:style-name="ce31"/>
          <table:table-cell office:value-type="string" office:string-value="synonyms&quot;:[&quot;H75/50/7&quot;,&quot;L75/50/7&quot;,&quot;L75x50x7&quot;,&quot;H75x50x7&quot;]}]}," table:formula="of:= &quot;synonyms&quot;&amp;&quot;&quot;&quot;&quot;&amp;&quot;:[&quot;&amp;&quot;&quot;&quot;&quot;&amp;[.K10]&amp;&quot;&quot;&quot;&quot;&amp;&quot;,&quot;&amp;&quot;&quot;&quot;&quot;&amp;[.L10]&amp;&quot;&quot;&quot;&quot;&amp;&quot;,&quot;&amp;&quot;&quot;&quot;&quot;&amp;[.M10]&amp;&quot;&quot;&quot;&quot;&amp;&quot;,&quot;&amp;&quot;&quot;&quot;&quot;&amp;[.N10]&amp;&quot;&quot;&quot;&quot;&amp;&quot;]}]},&quot;" table:style-name="ce38">
            <text:p>synonyms":["H75/50/7","L75/50/7","L75x50x7","H75x50x7"]}]},</text:p>
          </table:table-cell>
          <table:table-cell office:value-type="string" office:string-value="{&quot;L75/50/7&quot;: [{&quot;shape_coords&quot;:[75,50,7,7,7,3,5,37,5,25],&quot;shape_name&quot;:&quot;LAngleNotParallel&quot;,&quot;synonyms&quot;:[&quot;H75/50/7&quot;,&quot;L75/50/7&quot;,&quot;L75x50x7&quot;,&quot;H75x50x7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&amp; &quot;,&quot; &amp;[.G10]&amp; &quot;,&quot; &amp;[.H10]&amp; &quot;,&quot; &amp;[.I10] &amp; &quot;],&quot; &amp; &quot;&quot;&quot;&quot; &amp;&quot;shape_name&quot;&amp;&quot;&quot;&quot;&quot; &amp; &quot;:&quot; &amp; &quot;&quot;&quot;&quot; &amp;[.J10] &amp; &quot;&quot;&quot;&quot; &amp; &quot;,&quot; &amp; &quot;&quot;&quot;&quot;&amp;[.P10]" table:style-name="ce36">
            <text:p>{"L75/50/7": [{"shape_coords":[75,50,7,7,7,3,5,37,5,25],"shape_name":"LAngleNotParallel","synonyms":["H75/50/7","L75/50/7","L75x50x7","H75x50x7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80/40/6" table:formula="of:=&quot;L&quot; &amp; [.B11] &amp; &quot;/&quot; &amp; [.C11] &amp; &quot;/&quot; &amp;[.D11]" table:style-name="ce31">
            <text:p>L80/40/6</text:p>
          </table:table-cell>
          <table:table-cell office:value-type="float" office:value="80" table:style-name="ce31">
            <text:p>80</text:p>
          </table:table-cell>
          <table:table-cell office:value-type="float" office:value="40" table:style-name="ce31">
            <text:p>40</text:p>
          </table:table-cell>
          <table:table-cell office:value-type="float" office:value="6" table:style-name="ce31">
            <text:p>6</text:p>
          </table:table-cell>
          <table:table-cell office:value-type="float" office:value="6" table:formula="of:=[.D11]" table:style-name="ce31">
            <text:p>6</text:p>
          </table:table-cell>
          <table:table-cell office:value-type="float" office:value="7" table:style-name="ce31">
            <text:p>7</text:p>
          </table:table-cell>
          <table:table-cell office:value-type="float" office:value="3.5" table:formula="of:=[.F11]/2" table:style-name="ce31">
            <text:p>3,5</text:p>
          </table:table-cell>
          <table:table-cell office:value-type="float" office:value="40" table:formula="of:=[.B11]/2" table:style-name="ce31">
            <text:p>40</text:p>
          </table:table-cell>
          <table:table-cell office:value-type="float" office:value="20" table:formula="of:=[.C11]/2" table:style-name="ce31">
            <text:p>20</text:p>
          </table:table-cell>
          <table:table-cell office:value-type="string" table:style-name="ce37">
            <text:p>LAngleNotParallel</text:p>
          </table:table-cell>
          <table:table-cell office:value-type="string" office:string-value="H80/40/6" table:formula="of:=&quot;H&quot; &amp; [.B11] &amp; &quot;/&quot; &amp; [.C11] &amp; &quot;/&quot; &amp; [.D11]" table:style-name="ce31">
            <text:p>H80/40/6</text:p>
          </table:table-cell>
          <table:table-cell office:value-type="string" office:string-value="L80/40/6" table:formula="of:=[.A11]" table:style-name="ce31">
            <text:p>L80/40/6</text:p>
          </table:table-cell>
          <table:table-cell office:value-type="string" office:string-value="L80x40x6" table:formula="of:=&quot;L&quot; &amp; [.B11] &amp; &quot;x&quot; &amp; [.C11] &amp; &quot;x&quot; &amp;[.D11]" table:style-name="ce31">
            <text:p>L80x40x6</text:p>
          </table:table-cell>
          <table:table-cell office:value-type="string" office:string-value="H80x40x6" table:formula="of:=&quot;H&quot; &amp; [.B11] &amp; &quot;x&quot; &amp; [.C11] &amp; &quot;x&quot; &amp;[.D11]" table:style-name="ce31">
            <text:p>H80x40x6</text:p>
          </table:table-cell>
          <table:table-cell table:style-name="ce31"/>
          <table:table-cell office:value-type="string" office:string-value="synonyms&quot;:[&quot;H80/40/6&quot;,&quot;L80/40/6&quot;,&quot;L80x40x6&quot;,&quot;H80x40x6&quot;]}]}," table:formula="of:= &quot;synonyms&quot;&amp;&quot;&quot;&quot;&quot;&amp;&quot;:[&quot;&amp;&quot;&quot;&quot;&quot;&amp;[.K11]&amp;&quot;&quot;&quot;&quot;&amp;&quot;,&quot;&amp;&quot;&quot;&quot;&quot;&amp;[.L11]&amp;&quot;&quot;&quot;&quot;&amp;&quot;,&quot;&amp;&quot;&quot;&quot;&quot;&amp;[.M11]&amp;&quot;&quot;&quot;&quot;&amp;&quot;,&quot;&amp;&quot;&quot;&quot;&quot;&amp;[.N11]&amp;&quot;&quot;&quot;&quot;&amp;&quot;]}]},&quot;" table:style-name="ce38">
            <text:p>synonyms":["H80/40/6","L80/40/6","L80x40x6","H80x40x6"]}]},</text:p>
          </table:table-cell>
          <table:table-cell office:value-type="string" office:string-value="{&quot;L80/40/6&quot;: [{&quot;shape_coords&quot;:[80,40,6,6,7,3,5,40,20],&quot;shape_name&quot;:&quot;LAngleNotParallel&quot;,&quot;synonyms&quot;:[&quot;H80/40/6&quot;,&quot;L80/40/6&quot;,&quot;L80x40x6&quot;,&quot;H80x40x6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&amp; &quot;,&quot; &amp;[.G11]&amp; &quot;,&quot; &amp;[.H11]&amp; &quot;,&quot; &amp;[.I11] &amp; &quot;],&quot; &amp; &quot;&quot;&quot;&quot; &amp;&quot;shape_name&quot;&amp;&quot;&quot;&quot;&quot; &amp; &quot;:&quot; &amp; &quot;&quot;&quot;&quot; &amp;[.J11] &amp; &quot;&quot;&quot;&quot; &amp; &quot;,&quot; &amp; &quot;&quot;&quot;&quot;&amp;[.P11]" table:style-name="ce36">
            <text:p>{"L80/40/6": [{"shape_coords":[80,40,6,6,7,3,5,40,20],"shape_name":"LAngleNotParallel","synonyms":["H80/40/6","L80/40/6","L80x40x6","H80x40x6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80/40/8" table:formula="of:=&quot;L&quot; &amp; [.B12] &amp; &quot;/&quot; &amp; [.C12] &amp; &quot;/&quot; &amp;[.D12]" table:style-name="ce31">
            <text:p>L80/40/8</text:p>
          </table:table-cell>
          <table:table-cell office:value-type="float" office:value="80" table:style-name="ce31">
            <text:p>80</text:p>
          </table:table-cell>
          <table:table-cell office:value-type="float" office:value="40" table:style-name="ce31">
            <text:p>40</text:p>
          </table:table-cell>
          <table:table-cell office:value-type="float" office:value="8" table:style-name="ce31">
            <text:p>8</text:p>
          </table:table-cell>
          <table:table-cell office:value-type="float" office:value="8" table:formula="of:=[.D12]" table:style-name="ce31">
            <text:p>8</text:p>
          </table:table-cell>
          <table:table-cell office:value-type="float" office:value="7" table:style-name="ce31">
            <text:p>7</text:p>
          </table:table-cell>
          <table:table-cell office:value-type="float" office:value="3.5" table:formula="of:=[.F12]/2" table:style-name="ce31">
            <text:p>3,5</text:p>
          </table:table-cell>
          <table:table-cell office:value-type="float" office:value="40" table:formula="of:=[.B12]/2" table:style-name="ce31">
            <text:p>40</text:p>
          </table:table-cell>
          <table:table-cell office:value-type="float" office:value="20" table:formula="of:=[.C12]/2" table:style-name="ce31">
            <text:p>20</text:p>
          </table:table-cell>
          <table:table-cell office:value-type="string" table:style-name="ce37">
            <text:p>LAngleNotParallel</text:p>
          </table:table-cell>
          <table:table-cell office:value-type="string" office:string-value="H80/40/8" table:formula="of:=&quot;H&quot; &amp; [.B12] &amp; &quot;/&quot; &amp; [.C12] &amp; &quot;/&quot; &amp; [.D12]" table:style-name="ce31">
            <text:p>H80/40/8</text:p>
          </table:table-cell>
          <table:table-cell office:value-type="string" office:string-value="L80/40/8" table:formula="of:=[.A12]" table:style-name="ce31">
            <text:p>L80/40/8</text:p>
          </table:table-cell>
          <table:table-cell office:value-type="string" office:string-value="L80x40x8" table:formula="of:=&quot;L&quot; &amp; [.B12] &amp; &quot;x&quot; &amp; [.C12] &amp; &quot;x&quot; &amp;[.D12]" table:style-name="ce31">
            <text:p>L80x40x8</text:p>
          </table:table-cell>
          <table:table-cell office:value-type="string" office:string-value="H80x40x8" table:formula="of:=&quot;H&quot; &amp; [.B12] &amp; &quot;x&quot; &amp; [.C12] &amp; &quot;x&quot; &amp;[.D12]" table:style-name="ce31">
            <text:p>H80x40x8</text:p>
          </table:table-cell>
          <table:table-cell table:style-name="ce31"/>
          <table:table-cell office:value-type="string" office:string-value="synonyms&quot;:[&quot;H80/40/8&quot;,&quot;L80/40/8&quot;,&quot;L80x40x8&quot;,&quot;H80x40x8&quot;]}]}," table:formula="of:= &quot;synonyms&quot;&amp;&quot;&quot;&quot;&quot;&amp;&quot;:[&quot;&amp;&quot;&quot;&quot;&quot;&amp;[.K12]&amp;&quot;&quot;&quot;&quot;&amp;&quot;,&quot;&amp;&quot;&quot;&quot;&quot;&amp;[.L12]&amp;&quot;&quot;&quot;&quot;&amp;&quot;,&quot;&amp;&quot;&quot;&quot;&quot;&amp;[.M12]&amp;&quot;&quot;&quot;&quot;&amp;&quot;,&quot;&amp;&quot;&quot;&quot;&quot;&amp;[.N12]&amp;&quot;&quot;&quot;&quot;&amp;&quot;]}]},&quot;" table:style-name="ce38">
            <text:p>synonyms":["H80/40/8","L80/40/8","L80x40x8","H80x40x8"]}]},</text:p>
          </table:table-cell>
          <table:table-cell office:value-type="string" office:string-value="{&quot;L80/40/8&quot;: [{&quot;shape_coords&quot;:[80,40,8,8,7,3,5,40,20],&quot;shape_name&quot;:&quot;LAngleNotParallel&quot;,&quot;synonyms&quot;:[&quot;H80/40/8&quot;,&quot;L80/40/8&quot;,&quot;L80x40x8&quot;,&quot;H80x40x8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&amp; &quot;,&quot; &amp;[.G12]&amp; &quot;,&quot; &amp;[.H12]&amp; &quot;,&quot; &amp;[.I12] &amp; &quot;],&quot; &amp; &quot;&quot;&quot;&quot; &amp;&quot;shape_name&quot;&amp;&quot;&quot;&quot;&quot; &amp; &quot;:&quot; &amp; &quot;&quot;&quot;&quot; &amp;[.J12] &amp; &quot;&quot;&quot;&quot; &amp; &quot;,&quot; &amp; &quot;&quot;&quot;&quot;&amp;[.P12]" table:style-name="ce36">
            <text:p>{"L80/40/8": [{"shape_coords":[80,40,8,8,7,3,5,40,20],"shape_name":"LAngleNotParallel","synonyms":["H80/40/8","L80/40/8","L80x40x8","H80x40x8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80/60/7" table:formula="of:=&quot;L&quot; &amp; [.B13] &amp; &quot;/&quot; &amp; [.C13] &amp; &quot;/&quot; &amp;[.D13]" table:style-name="ce31">
            <text:p>L80/60/7</text:p>
          </table:table-cell>
          <table:table-cell office:value-type="float" office:value="80" table:style-name="ce31">
            <text:p>80</text:p>
          </table:table-cell>
          <table:table-cell office:value-type="float" office:value="60" table:style-name="ce31">
            <text:p>60</text:p>
          </table:table-cell>
          <table:table-cell office:value-type="float" office:value="7" table:style-name="ce31">
            <text:p>7</text:p>
          </table:table-cell>
          <table:table-cell office:value-type="float" office:value="7" table:formula="of:=[.D13]" table:style-name="ce31">
            <text:p>7</text:p>
          </table:table-cell>
          <table:table-cell office:value-type="float" office:value="8" table:style-name="ce31">
            <text:p>8</text:p>
          </table:table-cell>
          <table:table-cell office:value-type="float" office:value="4" table:formula="of:=[.F13]/2" table:style-name="ce31">
            <text:p>4</text:p>
          </table:table-cell>
          <table:table-cell office:value-type="float" office:value="40" table:formula="of:=[.B13]/2" table:style-name="ce31">
            <text:p>40</text:p>
          </table:table-cell>
          <table:table-cell office:value-type="float" office:value="30" table:formula="of:=[.C13]/2" table:style-name="ce31">
            <text:p>30</text:p>
          </table:table-cell>
          <table:table-cell office:value-type="string" table:style-name="ce37">
            <text:p>LAngleNotParallel</text:p>
          </table:table-cell>
          <table:table-cell office:value-type="string" office:string-value="H80/60/7" table:formula="of:=&quot;H&quot; &amp; [.B13] &amp; &quot;/&quot; &amp; [.C13] &amp; &quot;/&quot; &amp; [.D13]" table:style-name="ce31">
            <text:p>H80/60/7</text:p>
          </table:table-cell>
          <table:table-cell office:value-type="string" office:string-value="L80/60/7" table:formula="of:=[.A13]" table:style-name="ce31">
            <text:p>L80/60/7</text:p>
          </table:table-cell>
          <table:table-cell office:value-type="string" office:string-value="L80x60x7" table:formula="of:=&quot;L&quot; &amp; [.B13] &amp; &quot;x&quot; &amp; [.C13] &amp; &quot;x&quot; &amp;[.D13]" table:style-name="ce31">
            <text:p>L80x60x7</text:p>
          </table:table-cell>
          <table:table-cell office:value-type="string" office:string-value="H80x60x7" table:formula="of:=&quot;H&quot; &amp; [.B13] &amp; &quot;x&quot; &amp; [.C13] &amp; &quot;x&quot; &amp;[.D13]" table:style-name="ce31">
            <text:p>H80x60x7</text:p>
          </table:table-cell>
          <table:table-cell table:style-name="ce31"/>
          <table:table-cell office:value-type="string" office:string-value="synonyms&quot;:[&quot;H80/60/7&quot;,&quot;L80/60/7&quot;,&quot;L80x60x7&quot;,&quot;H80x60x7&quot;]}]}," table:formula="of:= &quot;synonyms&quot;&amp;&quot;&quot;&quot;&quot;&amp;&quot;:[&quot;&amp;&quot;&quot;&quot;&quot;&amp;[.K13]&amp;&quot;&quot;&quot;&quot;&amp;&quot;,&quot;&amp;&quot;&quot;&quot;&quot;&amp;[.L13]&amp;&quot;&quot;&quot;&quot;&amp;&quot;,&quot;&amp;&quot;&quot;&quot;&quot;&amp;[.M13]&amp;&quot;&quot;&quot;&quot;&amp;&quot;,&quot;&amp;&quot;&quot;&quot;&quot;&amp;[.N13]&amp;&quot;&quot;&quot;&quot;&amp;&quot;]}]},&quot;" table:style-name="ce38">
            <text:p>synonyms":["H80/60/7","L80/60/7","L80x60x7","H80x60x7"]}]},</text:p>
          </table:table-cell>
          <table:table-cell office:value-type="string" office:string-value="{&quot;L80/60/7&quot;: [{&quot;shape_coords&quot;:[80,60,7,7,8,4,40,30],&quot;shape_name&quot;:&quot;LAngleNotParallel&quot;,&quot;synonyms&quot;:[&quot;H80/60/7&quot;,&quot;L80/60/7&quot;,&quot;L80x60x7&quot;,&quot;H80x60x7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&amp; &quot;,&quot; &amp;[.G13]&amp; &quot;,&quot; &amp;[.H13]&amp; &quot;,&quot; &amp;[.I13] &amp; &quot;],&quot; &amp; &quot;&quot;&quot;&quot; &amp;&quot;shape_name&quot;&amp;&quot;&quot;&quot;&quot; &amp; &quot;:&quot; &amp; &quot;&quot;&quot;&quot; &amp;[.J13] &amp; &quot;&quot;&quot;&quot; &amp; &quot;,&quot; &amp; &quot;&quot;&quot;&quot;&amp;[.P13]" table:style-name="ce36">
            <text:p>{"L80/60/7": [{"shape_coords":[80,60,7,7,8,4,40,30],"shape_name":"LAngleNotParallel","synonyms":["H80/60/7","L80/60/7","L80x60x7","H80x60x7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80/65/8" table:formula="of:=&quot;L&quot; &amp; [.B14] &amp; &quot;/&quot; &amp; [.C14] &amp; &quot;/&quot; &amp;[.D14]" table:style-name="ce31">
            <text:p>L80/65/8</text:p>
          </table:table-cell>
          <table:table-cell office:value-type="float" office:value="80" table:style-name="ce31">
            <text:p>80</text:p>
          </table:table-cell>
          <table:table-cell office:value-type="float" office:value="65" table:style-name="ce31">
            <text:p>65</text:p>
          </table:table-cell>
          <table:table-cell office:value-type="float" office:value="8" table:style-name="ce31">
            <text:p>8</text:p>
          </table:table-cell>
          <table:table-cell office:value-type="float" office:value="8" table:formula="of:=[.D14]" table:style-name="ce31">
            <text:p>8</text:p>
          </table:table-cell>
          <table:table-cell office:value-type="float" office:value="8" table:style-name="ce31">
            <text:p>8</text:p>
          </table:table-cell>
          <table:table-cell office:value-type="float" office:value="4" table:formula="of:=[.F14]/2" table:style-name="ce31">
            <text:p>4</text:p>
          </table:table-cell>
          <table:table-cell office:value-type="float" office:value="40" table:formula="of:=[.B14]/2" table:style-name="ce31">
            <text:p>40</text:p>
          </table:table-cell>
          <table:table-cell office:value-type="float" office:value="32.5" table:formula="of:=[.C14]/2" table:style-name="ce31">
            <text:p>32,5</text:p>
          </table:table-cell>
          <table:table-cell office:value-type="string" table:style-name="ce37">
            <text:p>LAngleNotParallel</text:p>
          </table:table-cell>
          <table:table-cell office:value-type="string" office:string-value="H80/65/8" table:formula="of:=&quot;H&quot; &amp; [.B14] &amp; &quot;/&quot; &amp; [.C14] &amp; &quot;/&quot; &amp; [.D14]" table:style-name="ce31">
            <text:p>H80/65/8</text:p>
          </table:table-cell>
          <table:table-cell office:value-type="string" office:string-value="L80/65/8" table:formula="of:=[.A14]" table:style-name="ce31">
            <text:p>L80/65/8</text:p>
          </table:table-cell>
          <table:table-cell office:value-type="string" office:string-value="L80x65x8" table:formula="of:=&quot;L&quot; &amp; [.B14] &amp; &quot;x&quot; &amp; [.C14] &amp; &quot;x&quot; &amp;[.D14]" table:style-name="ce31">
            <text:p>L80x65x8</text:p>
          </table:table-cell>
          <table:table-cell office:value-type="string" office:string-value="H80x65x8" table:formula="of:=&quot;H&quot; &amp; [.B14] &amp; &quot;x&quot; &amp; [.C14] &amp; &quot;x&quot; &amp;[.D14]" table:style-name="ce31">
            <text:p>H80x65x8</text:p>
          </table:table-cell>
          <table:table-cell table:style-name="ce31"/>
          <table:table-cell office:value-type="string" office:string-value="synonyms&quot;:[&quot;H80/65/8&quot;,&quot;L80/65/8&quot;,&quot;L80x65x8&quot;,&quot;H80x65x8&quot;]}]}," table:formula="of:= &quot;synonyms&quot;&amp;&quot;&quot;&quot;&quot;&amp;&quot;:[&quot;&amp;&quot;&quot;&quot;&quot;&amp;[.K14]&amp;&quot;&quot;&quot;&quot;&amp;&quot;,&quot;&amp;&quot;&quot;&quot;&quot;&amp;[.L14]&amp;&quot;&quot;&quot;&quot;&amp;&quot;,&quot;&amp;&quot;&quot;&quot;&quot;&amp;[.M14]&amp;&quot;&quot;&quot;&quot;&amp;&quot;,&quot;&amp;&quot;&quot;&quot;&quot;&amp;[.N14]&amp;&quot;&quot;&quot;&quot;&amp;&quot;]}]},&quot;" table:style-name="ce38">
            <text:p>synonyms":["H80/65/8","L80/65/8","L80x65x8","H80x65x8"]}]},</text:p>
          </table:table-cell>
          <table:table-cell office:value-type="string" office:string-value="{&quot;L80/65/8&quot;: [{&quot;shape_coords&quot;:[80,65,8,8,8,4,40,32,5],&quot;shape_name&quot;:&quot;LAngleNotParallel&quot;,&quot;synonyms&quot;:[&quot;H80/65/8&quot;,&quot;L80/65/8&quot;,&quot;L80x65x8&quot;,&quot;H80x65x8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&amp; &quot;,&quot; &amp;[.G14]&amp; &quot;,&quot; &amp;[.H14]&amp; &quot;,&quot; &amp;[.I14] &amp; &quot;],&quot; &amp; &quot;&quot;&quot;&quot; &amp;&quot;shape_name&quot;&amp;&quot;&quot;&quot;&quot; &amp; &quot;:&quot; &amp; &quot;&quot;&quot;&quot; &amp;[.J14] &amp; &quot;&quot;&quot;&quot; &amp; &quot;,&quot; &amp; &quot;&quot;&quot;&quot;&amp;[.P14]" table:style-name="ce36">
            <text:p>{"L80/65/8": [{"shape_coords":[80,65,8,8,8,4,40,32,5],"shape_name":"LAngleNotParallel","synonyms":["H80/65/8","L80/65/8","L80x65x8","H80x65x8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90/60/8" table:formula="of:=&quot;L&quot; &amp; [.B15] &amp; &quot;/&quot; &amp; [.C15] &amp; &quot;/&quot; &amp;[.D15]" table:style-name="ce31">
            <text:p>L90/60/8</text:p>
          </table:table-cell>
          <table:table-cell office:value-type="float" office:value="90" table:style-name="ce31">
            <text:p>90</text:p>
          </table:table-cell>
          <table:table-cell office:value-type="float" office:value="60" table:style-name="ce31">
            <text:p>60</text:p>
          </table:table-cell>
          <table:table-cell office:value-type="float" office:value="8" table:style-name="ce31">
            <text:p>8</text:p>
          </table:table-cell>
          <table:table-cell office:value-type="float" office:value="8" table:formula="of:=[.D15]" table:style-name="ce31">
            <text:p>8</text:p>
          </table:table-cell>
          <table:table-cell office:value-type="float" office:value="7" table:style-name="ce31">
            <text:p>7</text:p>
          </table:table-cell>
          <table:table-cell office:value-type="float" office:value="3.5" table:formula="of:=[.F15]/2" table:style-name="ce31">
            <text:p>3,5</text:p>
          </table:table-cell>
          <table:table-cell office:value-type="float" office:value="45" table:formula="of:=[.B15]/2" table:style-name="ce31">
            <text:p>45</text:p>
          </table:table-cell>
          <table:table-cell office:value-type="float" office:value="30" table:formula="of:=[.C15]/2" table:style-name="ce31">
            <text:p>30</text:p>
          </table:table-cell>
          <table:table-cell office:value-type="string" table:style-name="ce37">
            <text:p>LAngleNotParallel</text:p>
          </table:table-cell>
          <table:table-cell office:value-type="string" office:string-value="H90/60/8" table:formula="of:=&quot;H&quot; &amp; [.B15] &amp; &quot;/&quot; &amp; [.C15] &amp; &quot;/&quot; &amp; [.D15]" table:style-name="ce31">
            <text:p>H90/60/8</text:p>
          </table:table-cell>
          <table:table-cell office:value-type="string" office:string-value="L90/60/8" table:formula="of:=[.A15]" table:style-name="ce31">
            <text:p>L90/60/8</text:p>
          </table:table-cell>
          <table:table-cell office:value-type="string" office:string-value="L90x60x8" table:formula="of:=&quot;L&quot; &amp; [.B15] &amp; &quot;x&quot; &amp; [.C15] &amp; &quot;x&quot; &amp;[.D15]" table:style-name="ce31">
            <text:p>L90x60x8</text:p>
          </table:table-cell>
          <table:table-cell office:value-type="string" office:string-value="H90x60x8" table:formula="of:=&quot;H&quot; &amp; [.B15] &amp; &quot;x&quot; &amp; [.C15] &amp; &quot;x&quot; &amp;[.D15]" table:style-name="ce31">
            <text:p>H90x60x8</text:p>
          </table:table-cell>
          <table:table-cell table:style-name="ce31"/>
          <table:table-cell office:value-type="string" office:string-value="synonyms&quot;:[&quot;H90/60/8&quot;,&quot;L90/60/8&quot;,&quot;L90x60x8&quot;,&quot;H90x60x8&quot;]}]}," table:formula="of:= &quot;synonyms&quot;&amp;&quot;&quot;&quot;&quot;&amp;&quot;:[&quot;&amp;&quot;&quot;&quot;&quot;&amp;[.K15]&amp;&quot;&quot;&quot;&quot;&amp;&quot;,&quot;&amp;&quot;&quot;&quot;&quot;&amp;[.L15]&amp;&quot;&quot;&quot;&quot;&amp;&quot;,&quot;&amp;&quot;&quot;&quot;&quot;&amp;[.M15]&amp;&quot;&quot;&quot;&quot;&amp;&quot;,&quot;&amp;&quot;&quot;&quot;&quot;&amp;[.N15]&amp;&quot;&quot;&quot;&quot;&amp;&quot;]}]},&quot;" table:style-name="ce38">
            <text:p>synonyms":["H90/60/8","L90/60/8","L90x60x8","H90x60x8"]}]},</text:p>
          </table:table-cell>
          <table:table-cell office:value-type="string" office:string-value="{&quot;L90/60/8&quot;: [{&quot;shape_coords&quot;:[90,60,8,8,7,3,5,45,30],&quot;shape_name&quot;:&quot;LAngleNotParallel&quot;,&quot;synonyms&quot;:[&quot;H90/60/8&quot;,&quot;L90/60/8&quot;,&quot;L90x60x8&quot;,&quot;H90x60x8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&amp; &quot;,&quot; &amp;[.G15]&amp; &quot;,&quot; &amp;[.H15]&amp; &quot;,&quot; &amp;[.I15] &amp; &quot;],&quot; &amp; &quot;&quot;&quot;&quot; &amp;&quot;shape_name&quot;&amp;&quot;&quot;&quot;&quot; &amp; &quot;:&quot; &amp; &quot;&quot;&quot;&quot; &amp;[.J15] &amp; &quot;&quot;&quot;&quot; &amp; &quot;,&quot; &amp; &quot;&quot;&quot;&quot;&amp;[.P15]" table:style-name="ce36">
            <text:p>{"L90/60/8": [{"shape_coords":[90,60,8,8,7,3,5,45,30],"shape_name":"LAngleNotParallel","synonyms":["H90/60/8","L90/60/8","L90x60x8","H90x60x8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100/50/6" table:formula="of:=&quot;L&quot; &amp; [.B16] &amp; &quot;/&quot; &amp; [.C16] &amp; &quot;/&quot; &amp;[.D16]" table:style-name="ce31">
            <text:p>L100/50/6</text:p>
          </table:table-cell>
          <table:table-cell office:value-type="float" office:value="100" table:style-name="ce31">
            <text:p>100</text:p>
          </table:table-cell>
          <table:table-cell office:value-type="float" office:value="50" table:style-name="ce31">
            <text:p>50</text:p>
          </table:table-cell>
          <table:table-cell office:value-type="float" office:value="6" table:style-name="ce31">
            <text:p>6</text:p>
          </table:table-cell>
          <table:table-cell office:value-type="float" office:value="6" table:formula="of:=[.D16]" table:style-name="ce31">
            <text:p>6</text:p>
          </table:table-cell>
          <table:table-cell office:value-type="float" office:value="9" table:style-name="ce31">
            <text:p>9</text:p>
          </table:table-cell>
          <table:table-cell office:value-type="float" office:value="4.5" table:formula="of:=[.F16]/2" table:style-name="ce31">
            <text:p>4,5</text:p>
          </table:table-cell>
          <table:table-cell office:value-type="float" office:value="50" table:formula="of:=[.B16]/2" table:style-name="ce31">
            <text:p>50</text:p>
          </table:table-cell>
          <table:table-cell office:value-type="float" office:value="25" table:formula="of:=[.C16]/2" table:style-name="ce31">
            <text:p>25</text:p>
          </table:table-cell>
          <table:table-cell office:value-type="string" table:style-name="ce37">
            <text:p>LAngleNotParallel</text:p>
          </table:table-cell>
          <table:table-cell office:value-type="string" office:string-value="H100/50/6" table:formula="of:=&quot;H&quot; &amp; [.B16] &amp; &quot;/&quot; &amp; [.C16] &amp; &quot;/&quot; &amp; [.D16]" table:style-name="ce31">
            <text:p>H100/50/6</text:p>
          </table:table-cell>
          <table:table-cell office:value-type="string" office:string-value="L100/50/6" table:formula="of:=[.A16]" table:style-name="ce31">
            <text:p>L100/50/6</text:p>
          </table:table-cell>
          <table:table-cell office:value-type="string" office:string-value="L100x50x6" table:formula="of:=&quot;L&quot; &amp; [.B16] &amp; &quot;x&quot; &amp; [.C16] &amp; &quot;x&quot; &amp;[.D16]" table:style-name="ce31">
            <text:p>L100x50x6</text:p>
          </table:table-cell>
          <table:table-cell office:value-type="string" office:string-value="H100x50x6" table:formula="of:=&quot;H&quot; &amp; [.B16] &amp; &quot;x&quot; &amp; [.C16] &amp; &quot;x&quot; &amp;[.D16]" table:style-name="ce31">
            <text:p>H100x50x6</text:p>
          </table:table-cell>
          <table:table-cell table:style-name="ce31"/>
          <table:table-cell office:value-type="string" office:string-value="synonyms&quot;:[&quot;H100/50/6&quot;,&quot;L100/50/6&quot;,&quot;L100x50x6&quot;,&quot;H100x50x6&quot;]}]}," table:formula="of:= &quot;synonyms&quot;&amp;&quot;&quot;&quot;&quot;&amp;&quot;:[&quot;&amp;&quot;&quot;&quot;&quot;&amp;[.K16]&amp;&quot;&quot;&quot;&quot;&amp;&quot;,&quot;&amp;&quot;&quot;&quot;&quot;&amp;[.L16]&amp;&quot;&quot;&quot;&quot;&amp;&quot;,&quot;&amp;&quot;&quot;&quot;&quot;&amp;[.M16]&amp;&quot;&quot;&quot;&quot;&amp;&quot;,&quot;&amp;&quot;&quot;&quot;&quot;&amp;[.N16]&amp;&quot;&quot;&quot;&quot;&amp;&quot;]}]},&quot;" table:style-name="ce38">
            <text:p>synonyms":["H100/50/6","L100/50/6","L100x50x6","H100x50x6"]}]},</text:p>
          </table:table-cell>
          <table:table-cell office:value-type="string" office:string-value="{&quot;L100/50/6&quot;: [{&quot;shape_coords&quot;:[100,50,6,6,9,4,5,50,25],&quot;shape_name&quot;:&quot;LAngleNotParallel&quot;,&quot;synonyms&quot;:[&quot;H100/50/6&quot;,&quot;L100/50/6&quot;,&quot;L100x50x6&quot;,&quot;H100x50x6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&amp; &quot;,&quot; &amp;[.G16]&amp; &quot;,&quot; &amp;[.H16]&amp; &quot;,&quot; &amp;[.I16] &amp; &quot;],&quot; &amp; &quot;&quot;&quot;&quot; &amp;&quot;shape_name&quot;&amp;&quot;&quot;&quot;&quot; &amp; &quot;:&quot; &amp; &quot;&quot;&quot;&quot; &amp;[.J16] &amp; &quot;&quot;&quot;&quot; &amp; &quot;,&quot; &amp; &quot;&quot;&quot;&quot;&amp;[.P16]" table:style-name="ce36">
            <text:p>{"L100/50/6": [{"shape_coords":[100,50,6,6,9,4,5,50,25],"shape_name":"LAngleNotParallel","synonyms":["H100/50/6","L100/50/6","L100x50x6","H100x50x6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100/50/8" table:formula="of:=&quot;L&quot; &amp; [.B17] &amp; &quot;/&quot; &amp; [.C17] &amp; &quot;/&quot; &amp;[.D17]" table:style-name="ce31">
            <text:p>L100/50/8</text:p>
          </table:table-cell>
          <table:table-cell office:value-type="float" office:value="100" table:style-name="ce31">
            <text:p>100</text:p>
          </table:table-cell>
          <table:table-cell office:value-type="float" office:value="50" table:style-name="ce31">
            <text:p>50</text:p>
          </table:table-cell>
          <table:table-cell office:value-type="float" office:value="8" table:style-name="ce31">
            <text:p>8</text:p>
          </table:table-cell>
          <table:table-cell office:value-type="float" office:value="8" table:formula="of:=[.D17]" table:style-name="ce31">
            <text:p>8</text:p>
          </table:table-cell>
          <table:table-cell office:value-type="float" office:value="9" table:style-name="ce31">
            <text:p>9</text:p>
          </table:table-cell>
          <table:table-cell office:value-type="float" office:value="4.5" table:formula="of:=[.F17]/2" table:style-name="ce31">
            <text:p>4,5</text:p>
          </table:table-cell>
          <table:table-cell office:value-type="float" office:value="50" table:formula="of:=[.B17]/2" table:style-name="ce31">
            <text:p>50</text:p>
          </table:table-cell>
          <table:table-cell office:value-type="float" office:value="25" table:formula="of:=[.C17]/2" table:style-name="ce31">
            <text:p>25</text:p>
          </table:table-cell>
          <table:table-cell office:value-type="string" table:style-name="ce37">
            <text:p>LAngleNotParallel</text:p>
          </table:table-cell>
          <table:table-cell office:value-type="string" office:string-value="H100/50/8" table:formula="of:=&quot;H&quot; &amp; [.B17] &amp; &quot;/&quot; &amp; [.C17] &amp; &quot;/&quot; &amp; [.D17]" table:style-name="ce31">
            <text:p>H100/50/8</text:p>
          </table:table-cell>
          <table:table-cell office:value-type="string" office:string-value="L100/50/8" table:formula="of:=[.A17]" table:style-name="ce31">
            <text:p>L100/50/8</text:p>
          </table:table-cell>
          <table:table-cell office:value-type="string" office:string-value="L100x50x8" table:formula="of:=&quot;L&quot; &amp; [.B17] &amp; &quot;x&quot; &amp; [.C17] &amp; &quot;x&quot; &amp;[.D17]" table:style-name="ce31">
            <text:p>L100x50x8</text:p>
          </table:table-cell>
          <table:table-cell office:value-type="string" office:string-value="H100x50x8" table:formula="of:=&quot;H&quot; &amp; [.B17] &amp; &quot;x&quot; &amp; [.C17] &amp; &quot;x&quot; &amp;[.D17]" table:style-name="ce31">
            <text:p>H100x50x8</text:p>
          </table:table-cell>
          <table:table-cell table:style-name="ce31"/>
          <table:table-cell office:value-type="string" office:string-value="synonyms&quot;:[&quot;H100/50/8&quot;,&quot;L100/50/8&quot;,&quot;L100x50x8&quot;,&quot;H100x50x8&quot;]}]}," table:formula="of:= &quot;synonyms&quot;&amp;&quot;&quot;&quot;&quot;&amp;&quot;:[&quot;&amp;&quot;&quot;&quot;&quot;&amp;[.K17]&amp;&quot;&quot;&quot;&quot;&amp;&quot;,&quot;&amp;&quot;&quot;&quot;&quot;&amp;[.L17]&amp;&quot;&quot;&quot;&quot;&amp;&quot;,&quot;&amp;&quot;&quot;&quot;&quot;&amp;[.M17]&amp;&quot;&quot;&quot;&quot;&amp;&quot;,&quot;&amp;&quot;&quot;&quot;&quot;&amp;[.N17]&amp;&quot;&quot;&quot;&quot;&amp;&quot;]}]},&quot;" table:style-name="ce38">
            <text:p>synonyms":["H100/50/8","L100/50/8","L100x50x8","H100x50x8"]}]},</text:p>
          </table:table-cell>
          <table:table-cell office:value-type="string" office:string-value="{&quot;L100/50/8&quot;: [{&quot;shape_coords&quot;:[100,50,8,8,9,4,5,50,25],&quot;shape_name&quot;:&quot;LAngleNotParallel&quot;,&quot;synonyms&quot;:[&quot;H100/50/8&quot;,&quot;L100/50/8&quot;,&quot;L100x50x8&quot;,&quot;H100x50x8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&amp; &quot;,&quot; &amp;[.G17]&amp; &quot;,&quot; &amp;[.H17]&amp; &quot;,&quot; &amp;[.I17] &amp; &quot;],&quot; &amp; &quot;&quot;&quot;&quot; &amp;&quot;shape_name&quot;&amp;&quot;&quot;&quot;&quot; &amp; &quot;:&quot; &amp; &quot;&quot;&quot;&quot; &amp;[.J17] &amp; &quot;&quot;&quot;&quot; &amp; &quot;,&quot; &amp; &quot;&quot;&quot;&quot;&amp;[.P17]" table:style-name="ce36">
            <text:p>{"L100/50/8": [{"shape_coords":[100,50,8,8,9,4,5,50,25],"shape_name":"LAngleNotParallel","synonyms":["H100/50/8","L100/50/8","L100x50x8","H100x50x8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100/65/9" table:formula="of:=&quot;L&quot; &amp; [.B18] &amp; &quot;/&quot; &amp; [.C18] &amp; &quot;/&quot; &amp;[.D18]" table:style-name="ce31">
            <text:p>L100/65/9</text:p>
          </table:table-cell>
          <table:table-cell office:value-type="float" office:value="100" table:style-name="ce31">
            <text:p>100</text:p>
          </table:table-cell>
          <table:table-cell office:value-type="float" office:value="65" table:style-name="ce31">
            <text:p>65</text:p>
          </table:table-cell>
          <table:table-cell office:value-type="float" office:value="9" table:style-name="ce31">
            <text:p>9</text:p>
          </table:table-cell>
          <table:table-cell office:value-type="float" office:value="9" table:formula="of:=[.D18]" table:style-name="ce31">
            <text:p>9</text:p>
          </table:table-cell>
          <table:table-cell office:value-type="float" office:value="10" table:style-name="ce31">
            <text:p>10</text:p>
          </table:table-cell>
          <table:table-cell office:value-type="float" office:value="5" table:formula="of:=[.F18]/2" table:style-name="ce31">
            <text:p>5</text:p>
          </table:table-cell>
          <table:table-cell office:value-type="float" office:value="50" table:formula="of:=[.B18]/2" table:style-name="ce31">
            <text:p>50</text:p>
          </table:table-cell>
          <table:table-cell office:value-type="float" office:value="32.5" table:formula="of:=[.C18]/2" table:style-name="ce31">
            <text:p>32,5</text:p>
          </table:table-cell>
          <table:table-cell office:value-type="string" table:style-name="ce37">
            <text:p>LAngleNotParallel</text:p>
          </table:table-cell>
          <table:table-cell office:value-type="string" office:string-value="H100/65/9" table:formula="of:=&quot;H&quot; &amp; [.B18] &amp; &quot;/&quot; &amp; [.C18] &amp; &quot;/&quot; &amp; [.D18]" table:style-name="ce31">
            <text:p>H100/65/9</text:p>
          </table:table-cell>
          <table:table-cell office:value-type="string" office:string-value="L100/65/9" table:formula="of:=[.A18]" table:style-name="ce31">
            <text:p>L100/65/9</text:p>
          </table:table-cell>
          <table:table-cell office:value-type="string" office:string-value="L100x65x9" table:formula="of:=&quot;L&quot; &amp; [.B18] &amp; &quot;x&quot; &amp; [.C18] &amp; &quot;x&quot; &amp;[.D18]" table:style-name="ce31">
            <text:p>L100x65x9</text:p>
          </table:table-cell>
          <table:table-cell office:value-type="string" office:string-value="H100x65x9" table:formula="of:=&quot;H&quot; &amp; [.B18] &amp; &quot;x&quot; &amp; [.C18] &amp; &quot;x&quot; &amp;[.D18]" table:style-name="ce31">
            <text:p>H100x65x9</text:p>
          </table:table-cell>
          <table:table-cell table:style-name="ce31"/>
          <table:table-cell office:value-type="string" office:string-value="synonyms&quot;:[&quot;H100/65/9&quot;,&quot;L100/65/9&quot;,&quot;L100x65x9&quot;,&quot;H100x65x9&quot;]}]}," table:formula="of:= &quot;synonyms&quot;&amp;&quot;&quot;&quot;&quot;&amp;&quot;:[&quot;&amp;&quot;&quot;&quot;&quot;&amp;[.K18]&amp;&quot;&quot;&quot;&quot;&amp;&quot;,&quot;&amp;&quot;&quot;&quot;&quot;&amp;[.L18]&amp;&quot;&quot;&quot;&quot;&amp;&quot;,&quot;&amp;&quot;&quot;&quot;&quot;&amp;[.M18]&amp;&quot;&quot;&quot;&quot;&amp;&quot;,&quot;&amp;&quot;&quot;&quot;&quot;&amp;[.N18]&amp;&quot;&quot;&quot;&quot;&amp;&quot;]}]},&quot;" table:style-name="ce38">
            <text:p>synonyms":["H100/65/9","L100/65/9","L100x65x9","H100x65x9"]}]},</text:p>
          </table:table-cell>
          <table:table-cell office:value-type="string" office:string-value="{&quot;L100/65/9&quot;: [{&quot;shape_coords&quot;:[100,65,9,9,10,5,50,32,5],&quot;shape_name&quot;:&quot;LAngleNotParallel&quot;,&quot;synonyms&quot;:[&quot;H100/65/9&quot;,&quot;L100/65/9&quot;,&quot;L100x65x9&quot;,&quot;H100x65x9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&amp; &quot;,&quot; &amp;[.G18]&amp; &quot;,&quot; &amp;[.H18]&amp; &quot;,&quot; &amp;[.I18] &amp; &quot;],&quot; &amp; &quot;&quot;&quot;&quot; &amp;&quot;shape_name&quot;&amp;&quot;&quot;&quot;&quot; &amp; &quot;:&quot; &amp; &quot;&quot;&quot;&quot; &amp;[.J18] &amp; &quot;&quot;&quot;&quot; &amp; &quot;,&quot; &amp; &quot;&quot;&quot;&quot;&amp;[.P18]" table:style-name="ce36">
            <text:p>{"L100/65/9": [{"shape_coords":[100,65,9,9,10,5,50,32,5],"shape_name":"LAngleNotParallel","synonyms":["H100/65/9","L100/65/9","L100x65x9","H100x65x9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120/80/8" table:formula="of:=&quot;L&quot; &amp; [.B19] &amp; &quot;/&quot; &amp; [.C19] &amp; &quot;/&quot; &amp;[.D19]" table:style-name="ce31">
            <text:p>L120/80/8</text:p>
          </table:table-cell>
          <table:table-cell office:value-type="float" office:value="120" table:style-name="ce31">
            <text:p>120</text:p>
          </table:table-cell>
          <table:table-cell office:value-type="float" office:value="80" table:style-name="ce31">
            <text:p>80</text:p>
          </table:table-cell>
          <table:table-cell office:value-type="float" office:value="8" table:style-name="ce31">
            <text:p>8</text:p>
          </table:table-cell>
          <table:table-cell office:value-type="float" office:value="8" table:formula="of:=[.D19]" table:style-name="ce31">
            <text:p>8</text:p>
          </table:table-cell>
          <table:table-cell office:value-type="float" office:value="11" table:style-name="ce31">
            <text:p>11</text:p>
          </table:table-cell>
          <table:table-cell office:value-type="float" office:value="5.5" table:formula="of:=[.F19]/2" table:style-name="ce31">
            <text:p>5,5</text:p>
          </table:table-cell>
          <table:table-cell office:value-type="float" office:value="60" table:formula="of:=[.B19]/2" table:style-name="ce31">
            <text:p>60</text:p>
          </table:table-cell>
          <table:table-cell office:value-type="float" office:value="40" table:formula="of:=[.C19]/2" table:style-name="ce31">
            <text:p>40</text:p>
          </table:table-cell>
          <table:table-cell office:value-type="string" table:style-name="ce37">
            <text:p>LAngleNotParallel</text:p>
          </table:table-cell>
          <table:table-cell office:value-type="string" office:string-value="H120/80/8" table:formula="of:=&quot;H&quot; &amp; [.B19] &amp; &quot;/&quot; &amp; [.C19] &amp; &quot;/&quot; &amp; [.D19]" table:style-name="ce31">
            <text:p>H120/80/8</text:p>
          </table:table-cell>
          <table:table-cell office:value-type="string" office:string-value="L120/80/8" table:formula="of:=[.A19]" table:style-name="ce31">
            <text:p>L120/80/8</text:p>
          </table:table-cell>
          <table:table-cell office:value-type="string" office:string-value="L120x80x8" table:formula="of:=&quot;L&quot; &amp; [.B19] &amp; &quot;x&quot; &amp; [.C19] &amp; &quot;x&quot; &amp;[.D19]" table:style-name="ce31">
            <text:p>L120x80x8</text:p>
          </table:table-cell>
          <table:table-cell office:value-type="string" office:string-value="H120x80x8" table:formula="of:=&quot;H&quot; &amp; [.B19] &amp; &quot;x&quot; &amp; [.C19] &amp; &quot;x&quot; &amp;[.D19]" table:style-name="ce31">
            <text:p>H120x80x8</text:p>
          </table:table-cell>
          <table:table-cell table:style-name="ce31"/>
          <table:table-cell office:value-type="string" office:string-value="synonyms&quot;:[&quot;H120/80/8&quot;,&quot;L120/80/8&quot;,&quot;L120x80x8&quot;,&quot;H120x80x8&quot;]}]}," table:formula="of:= &quot;synonyms&quot;&amp;&quot;&quot;&quot;&quot;&amp;&quot;:[&quot;&amp;&quot;&quot;&quot;&quot;&amp;[.K19]&amp;&quot;&quot;&quot;&quot;&amp;&quot;,&quot;&amp;&quot;&quot;&quot;&quot;&amp;[.L19]&amp;&quot;&quot;&quot;&quot;&amp;&quot;,&quot;&amp;&quot;&quot;&quot;&quot;&amp;[.M19]&amp;&quot;&quot;&quot;&quot;&amp;&quot;,&quot;&amp;&quot;&quot;&quot;&quot;&amp;[.N19]&amp;&quot;&quot;&quot;&quot;&amp;&quot;]}]},&quot;" table:style-name="ce38">
            <text:p>synonyms":["H120/80/8","L120/80/8","L120x80x8","H120x80x8"]}]},</text:p>
          </table:table-cell>
          <table:table-cell office:value-type="string" office:string-value="{&quot;L120/80/8&quot;: [{&quot;shape_coords&quot;:[120,80,8,8,11,5,5,60,40],&quot;shape_name&quot;:&quot;LAngleNotParallel&quot;,&quot;synonyms&quot;:[&quot;H120/80/8&quot;,&quot;L120/80/8&quot;,&quot;L120x80x8&quot;,&quot;H120x80x8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&amp; &quot;,&quot; &amp;[.G19]&amp; &quot;,&quot; &amp;[.H19]&amp; &quot;,&quot; &amp;[.I19] &amp; &quot;],&quot; &amp; &quot;&quot;&quot;&quot; &amp;&quot;shape_name&quot;&amp;&quot;&quot;&quot;&quot; &amp; &quot;:&quot; &amp; &quot;&quot;&quot;&quot; &amp;[.J19] &amp; &quot;&quot;&quot;&quot; &amp; &quot;,&quot; &amp; &quot;&quot;&quot;&quot;&amp;[.P19]" table:style-name="ce36">
            <text:p>{"L120/80/8": [{"shape_coords":[120,80,8,8,11,5,5,60,40],"shape_name":"LAngleNotParallel","synonyms":["H120/80/8","L120/80/8","L120x80x8","H120x80x8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120/80/10" table:formula="of:=&quot;L&quot; &amp; [.B20] &amp; &quot;/&quot; &amp; [.C20] &amp; &quot;/&quot; &amp;[.D20]" table:style-name="ce31">
            <text:p>L120/80/10</text:p>
          </table:table-cell>
          <table:table-cell office:value-type="float" office:value="120" table:style-name="ce31">
            <text:p>120</text:p>
          </table:table-cell>
          <table:table-cell office:value-type="float" office:value="80" table:style-name="ce31">
            <text:p>80</text:p>
          </table:table-cell>
          <table:table-cell office:value-type="float" office:value="10" table:style-name="ce31">
            <text:p>10</text:p>
          </table:table-cell>
          <table:table-cell office:value-type="float" office:value="10" table:formula="of:=[.D20]" table:style-name="ce31">
            <text:p>10</text:p>
          </table:table-cell>
          <table:table-cell office:value-type="float" office:value="11" table:style-name="ce31">
            <text:p>11</text:p>
          </table:table-cell>
          <table:table-cell office:value-type="float" office:value="5.5" table:formula="of:=[.F20]/2" table:style-name="ce31">
            <text:p>5,5</text:p>
          </table:table-cell>
          <table:table-cell office:value-type="float" office:value="60" table:formula="of:=[.B20]/2" table:style-name="ce31">
            <text:p>60</text:p>
          </table:table-cell>
          <table:table-cell office:value-type="float" office:value="40" table:formula="of:=[.C20]/2" table:style-name="ce31">
            <text:p>40</text:p>
          </table:table-cell>
          <table:table-cell office:value-type="string" table:style-name="ce37">
            <text:p>LAngleNotParallel</text:p>
          </table:table-cell>
          <table:table-cell office:value-type="string" office:string-value="H120/80/10" table:formula="of:=&quot;H&quot; &amp; [.B20] &amp; &quot;/&quot; &amp; [.C20] &amp; &quot;/&quot; &amp; [.D20]" table:style-name="ce31">
            <text:p>H120/80/10</text:p>
          </table:table-cell>
          <table:table-cell office:value-type="string" office:string-value="L120/80/10" table:formula="of:=[.A20]" table:style-name="ce31">
            <text:p>L120/80/10</text:p>
          </table:table-cell>
          <table:table-cell office:value-type="string" office:string-value="L120x80x10" table:formula="of:=&quot;L&quot; &amp; [.B20] &amp; &quot;x&quot; &amp; [.C20] &amp; &quot;x&quot; &amp;[.D20]" table:style-name="ce31">
            <text:p>L120x80x10</text:p>
          </table:table-cell>
          <table:table-cell office:value-type="string" office:string-value="H120x80x10" table:formula="of:=&quot;H&quot; &amp; [.B20] &amp; &quot;x&quot; &amp; [.C20] &amp; &quot;x&quot; &amp;[.D20]" table:style-name="ce31">
            <text:p>H120x80x10</text:p>
          </table:table-cell>
          <table:table-cell table:style-name="ce31"/>
          <table:table-cell office:value-type="string" office:string-value="synonyms&quot;:[&quot;H120/80/10&quot;,&quot;L120/80/10&quot;,&quot;L120x80x10&quot;,&quot;H120x80x10&quot;]}]}," table:formula="of:= &quot;synonyms&quot;&amp;&quot;&quot;&quot;&quot;&amp;&quot;:[&quot;&amp;&quot;&quot;&quot;&quot;&amp;[.K20]&amp;&quot;&quot;&quot;&quot;&amp;&quot;,&quot;&amp;&quot;&quot;&quot;&quot;&amp;[.L20]&amp;&quot;&quot;&quot;&quot;&amp;&quot;,&quot;&amp;&quot;&quot;&quot;&quot;&amp;[.M20]&amp;&quot;&quot;&quot;&quot;&amp;&quot;,&quot;&amp;&quot;&quot;&quot;&quot;&amp;[.N20]&amp;&quot;&quot;&quot;&quot;&amp;&quot;]}]},&quot;" table:style-name="ce38">
            <text:p>synonyms":["H120/80/10","L120/80/10","L120x80x10","H120x80x10"]}]},</text:p>
          </table:table-cell>
          <table:table-cell office:value-type="string" office:string-value="{&quot;L120/80/10&quot;: [{&quot;shape_coords&quot;:[120,80,10,10,11,5,5,60,40],&quot;shape_name&quot;:&quot;LAngleNotParallel&quot;,&quot;synonyms&quot;:[&quot;H120/80/10&quot;,&quot;L120/80/10&quot;,&quot;L120x80x10&quot;,&quot;H120x80x10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&amp; &quot;,&quot; &amp;[.G20]&amp; &quot;,&quot; &amp;[.H20]&amp; &quot;,&quot; &amp;[.I20] &amp; &quot;],&quot; &amp; &quot;&quot;&quot;&quot; &amp;&quot;shape_name&quot;&amp;&quot;&quot;&quot;&quot; &amp; &quot;:&quot; &amp; &quot;&quot;&quot;&quot; &amp;[.J20] &amp; &quot;&quot;&quot;&quot; &amp; &quot;,&quot; &amp; &quot;&quot;&quot;&quot;&amp;[.P20]" table:style-name="ce36">
            <text:p>{"L120/80/10": [{"shape_coords":[120,80,10,10,11,5,5,60,40],"shape_name":"LAngleNotParallel","synonyms":["H120/80/10","L120/80/10","L120x80x10","H120x80x10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130/65/8" table:formula="of:=&quot;L&quot; &amp; [.B21] &amp; &quot;/&quot; &amp; [.C21] &amp; &quot;/&quot; &amp;[.D21]" table:style-name="ce31">
            <text:p>L130/65/8</text:p>
          </table:table-cell>
          <table:table-cell office:value-type="float" office:value="130" table:style-name="ce31">
            <text:p>130</text:p>
          </table:table-cell>
          <table:table-cell office:value-type="float" office:value="65" table:style-name="ce31">
            <text:p>65</text:p>
          </table:table-cell>
          <table:table-cell office:value-type="float" office:value="8" table:style-name="ce31">
            <text:p>8</text:p>
          </table:table-cell>
          <table:table-cell office:value-type="float" office:value="8" table:formula="of:=[.D21]" table:style-name="ce31">
            <text:p>8</text:p>
          </table:table-cell>
          <table:table-cell office:value-type="float" office:value="11" table:style-name="ce31">
            <text:p>11</text:p>
          </table:table-cell>
          <table:table-cell office:value-type="float" office:value="5.5" table:formula="of:=[.F21]/2" table:style-name="ce31">
            <text:p>5,5</text:p>
          </table:table-cell>
          <table:table-cell office:value-type="float" office:value="65" table:formula="of:=[.B21]/2" table:style-name="ce31">
            <text:p>65</text:p>
          </table:table-cell>
          <table:table-cell office:value-type="float" office:value="32.5" table:formula="of:=[.C21]/2" table:style-name="ce31">
            <text:p>32,5</text:p>
          </table:table-cell>
          <table:table-cell office:value-type="string" table:style-name="ce37">
            <text:p>LAngleNotParallel</text:p>
          </table:table-cell>
          <table:table-cell office:value-type="string" office:string-value="H130/65/8" table:formula="of:=&quot;H&quot; &amp; [.B21] &amp; &quot;/&quot; &amp; [.C21] &amp; &quot;/&quot; &amp; [.D21]" table:style-name="ce31">
            <text:p>H130/65/8</text:p>
          </table:table-cell>
          <table:table-cell office:value-type="string" office:string-value="L130/65/8" table:formula="of:=[.A21]" table:style-name="ce31">
            <text:p>L130/65/8</text:p>
          </table:table-cell>
          <table:table-cell office:value-type="string" office:string-value="L130x65x8" table:formula="of:=&quot;L&quot; &amp; [.B21] &amp; &quot;x&quot; &amp; [.C21] &amp; &quot;x&quot; &amp;[.D21]" table:style-name="ce31">
            <text:p>L130x65x8</text:p>
          </table:table-cell>
          <table:table-cell office:value-type="string" office:string-value="H130x65x8" table:formula="of:=&quot;H&quot; &amp; [.B21] &amp; &quot;x&quot; &amp; [.C21] &amp; &quot;x&quot; &amp;[.D21]" table:style-name="ce31">
            <text:p>H130x65x8</text:p>
          </table:table-cell>
          <table:table-cell table:style-name="ce31"/>
          <table:table-cell office:value-type="string" office:string-value="synonyms&quot;:[&quot;H130/65/8&quot;,&quot;L130/65/8&quot;,&quot;L130x65x8&quot;,&quot;H130x65x8&quot;]}]}," table:formula="of:= &quot;synonyms&quot;&amp;&quot;&quot;&quot;&quot;&amp;&quot;:[&quot;&amp;&quot;&quot;&quot;&quot;&amp;[.K21]&amp;&quot;&quot;&quot;&quot;&amp;&quot;,&quot;&amp;&quot;&quot;&quot;&quot;&amp;[.L21]&amp;&quot;&quot;&quot;&quot;&amp;&quot;,&quot;&amp;&quot;&quot;&quot;&quot;&amp;[.M21]&amp;&quot;&quot;&quot;&quot;&amp;&quot;,&quot;&amp;&quot;&quot;&quot;&quot;&amp;[.N21]&amp;&quot;&quot;&quot;&quot;&amp;&quot;]}]},&quot;" table:style-name="ce38">
            <text:p>synonyms":["H130/65/8","L130/65/8","L130x65x8","H130x65x8"]}]},</text:p>
          </table:table-cell>
          <table:table-cell office:value-type="string" office:string-value="{&quot;L130/65/8&quot;: [{&quot;shape_coords&quot;:[130,65,8,8,11,5,5,65,32,5],&quot;shape_name&quot;:&quot;LAngleNotParallel&quot;,&quot;synonyms&quot;:[&quot;H130/65/8&quot;,&quot;L130/65/8&quot;,&quot;L130x65x8&quot;,&quot;H130x65x8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,&quot; &amp;[.D21]&amp; &quot;,&quot; &amp;[.E21]&amp; &quot;,&quot; &amp;[.F21]&amp; &quot;,&quot; &amp;[.G21]&amp; &quot;,&quot; &amp;[.H21]&amp; &quot;,&quot; &amp;[.I21] &amp; &quot;],&quot; &amp; &quot;&quot;&quot;&quot; &amp;&quot;shape_name&quot;&amp;&quot;&quot;&quot;&quot; &amp; &quot;:&quot; &amp; &quot;&quot;&quot;&quot; &amp;[.J21] &amp; &quot;&quot;&quot;&quot; &amp; &quot;,&quot; &amp; &quot;&quot;&quot;&quot;&amp;[.P21]" table:style-name="ce36">
            <text:p>{"L130/65/8": [{"shape_coords":[130,65,8,8,11,5,5,65,32,5],"shape_name":"LAngleNotParallel","synonyms":["H130/65/8","L130/65/8","L130x65x8","H130x65x8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130/65/10" table:formula="of:=&quot;L&quot; &amp; [.B22] &amp; &quot;/&quot; &amp; [.C22] &amp; &quot;/&quot; &amp;[.D22]" table:style-name="ce31">
            <text:p>L130/65/10</text:p>
          </table:table-cell>
          <table:table-cell office:value-type="float" office:value="130" table:style-name="ce31">
            <text:p>130</text:p>
          </table:table-cell>
          <table:table-cell office:value-type="float" office:value="65" table:style-name="ce31">
            <text:p>65</text:p>
          </table:table-cell>
          <table:table-cell office:value-type="float" office:value="10" table:style-name="ce31">
            <text:p>10</text:p>
          </table:table-cell>
          <table:table-cell office:value-type="float" office:value="10" table:formula="of:=[.D22]" table:style-name="ce31">
            <text:p>10</text:p>
          </table:table-cell>
          <table:table-cell office:value-type="float" office:value="11" table:style-name="ce31">
            <text:p>11</text:p>
          </table:table-cell>
          <table:table-cell office:value-type="float" office:value="5.5" table:formula="of:=[.F22]/2" table:style-name="ce31">
            <text:p>5,5</text:p>
          </table:table-cell>
          <table:table-cell office:value-type="float" office:value="65" table:formula="of:=[.B22]/2" table:style-name="ce31">
            <text:p>65</text:p>
          </table:table-cell>
          <table:table-cell office:value-type="float" office:value="32.5" table:formula="of:=[.C22]/2" table:style-name="ce31">
            <text:p>32,5</text:p>
          </table:table-cell>
          <table:table-cell office:value-type="string" table:style-name="ce37">
            <text:p>LAngleNotParallel</text:p>
          </table:table-cell>
          <table:table-cell office:value-type="string" office:string-value="H130/65/10" table:formula="of:=&quot;H&quot; &amp; [.B22] &amp; &quot;/&quot; &amp; [.C22] &amp; &quot;/&quot; &amp; [.D22]" table:style-name="ce31">
            <text:p>H130/65/10</text:p>
          </table:table-cell>
          <table:table-cell office:value-type="string" office:string-value="L130/65/10" table:formula="of:=[.A22]" table:style-name="ce31">
            <text:p>L130/65/10</text:p>
          </table:table-cell>
          <table:table-cell office:value-type="string" office:string-value="L130x65x10" table:formula="of:=&quot;L&quot; &amp; [.B22] &amp; &quot;x&quot; &amp; [.C22] &amp; &quot;x&quot; &amp;[.D22]" table:style-name="ce31">
            <text:p>L130x65x10</text:p>
          </table:table-cell>
          <table:table-cell office:value-type="string" office:string-value="H130x65x10" table:formula="of:=&quot;H&quot; &amp; [.B22] &amp; &quot;x&quot; &amp; [.C22] &amp; &quot;x&quot; &amp;[.D22]" table:style-name="ce31">
            <text:p>H130x65x10</text:p>
          </table:table-cell>
          <table:table-cell table:style-name="ce31"/>
          <table:table-cell office:value-type="string" office:string-value="synonyms&quot;:[&quot;H130/65/10&quot;,&quot;L130/65/10&quot;,&quot;L130x65x10&quot;,&quot;H130x65x10&quot;]}]}," table:formula="of:= &quot;synonyms&quot;&amp;&quot;&quot;&quot;&quot;&amp;&quot;:[&quot;&amp;&quot;&quot;&quot;&quot;&amp;[.K22]&amp;&quot;&quot;&quot;&quot;&amp;&quot;,&quot;&amp;&quot;&quot;&quot;&quot;&amp;[.L22]&amp;&quot;&quot;&quot;&quot;&amp;&quot;,&quot;&amp;&quot;&quot;&quot;&quot;&amp;[.M22]&amp;&quot;&quot;&quot;&quot;&amp;&quot;,&quot;&amp;&quot;&quot;&quot;&quot;&amp;[.N22]&amp;&quot;&quot;&quot;&quot;&amp;&quot;]}]},&quot;" table:style-name="ce38">
            <text:p>synonyms":["H130/65/10","L130/65/10","L130x65x10","H130x65x10"]}]},</text:p>
          </table:table-cell>
          <table:table-cell office:value-type="string" office:string-value="{&quot;L130/65/10&quot;: [{&quot;shape_coords&quot;:[130,65,10,10,11,5,5,65,32,5],&quot;shape_name&quot;:&quot;LAngleNotParallel&quot;,&quot;synonyms&quot;:[&quot;H130/65/10&quot;,&quot;L130/65/10&quot;,&quot;L130x65x10&quot;,&quot;H130x65x10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&amp; &quot;,&quot; &amp;[.G22]&amp; &quot;,&quot; &amp;[.H22]&amp; &quot;,&quot; &amp;[.I22] &amp; &quot;],&quot; &amp; &quot;&quot;&quot;&quot; &amp;&quot;shape_name&quot;&amp;&quot;&quot;&quot;&quot; &amp; &quot;:&quot; &amp; &quot;&quot;&quot;&quot; &amp;[.J22] &amp; &quot;&quot;&quot;&quot; &amp; &quot;,&quot; &amp; &quot;&quot;&quot;&quot;&amp;[.P22]" table:style-name="ce36">
            <text:p>{"L130/65/10": [{"shape_coords":[130,65,10,10,11,5,5,65,32,5],"shape_name":"LAngleNotParallel","synonyms":["H130/65/10","L130/65/10","L130x65x10","H130x65x10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150/75/9" table:formula="of:=&quot;L&quot; &amp; [.B23] &amp; &quot;/&quot; &amp; [.C23] &amp; &quot;/&quot; &amp;[.D23]" table:style-name="ce31">
            <text:p>L150/75/9</text:p>
          </table:table-cell>
          <table:table-cell office:value-type="float" office:value="150" table:style-name="ce31">
            <text:p>150</text:p>
          </table:table-cell>
          <table:table-cell office:value-type="float" office:value="75" table:style-name="ce31">
            <text:p>75</text:p>
          </table:table-cell>
          <table:table-cell office:value-type="float" office:value="9" table:style-name="ce31">
            <text:p>9</text:p>
          </table:table-cell>
          <table:table-cell office:value-type="float" office:value="9" table:formula="of:=[.D23]" table:style-name="ce31">
            <text:p>9</text:p>
          </table:table-cell>
          <table:table-cell office:value-type="float" office:value="11" table:style-name="ce31">
            <text:p>11</text:p>
          </table:table-cell>
          <table:table-cell office:value-type="float" office:value="5.5" table:formula="of:=[.F23]/2" table:style-name="ce31">
            <text:p>5,5</text:p>
          </table:table-cell>
          <table:table-cell office:value-type="float" office:value="75" table:formula="of:=[.B23]/2" table:style-name="ce31">
            <text:p>75</text:p>
          </table:table-cell>
          <table:table-cell office:value-type="float" office:value="37.5" table:formula="of:=[.C23]/2" table:style-name="ce31">
            <text:p>37,5</text:p>
          </table:table-cell>
          <table:table-cell office:value-type="string" table:style-name="ce37">
            <text:p>LAngleNotParallel</text:p>
          </table:table-cell>
          <table:table-cell office:value-type="string" office:string-value="H150/75/9" table:formula="of:=&quot;H&quot; &amp; [.B23] &amp; &quot;/&quot; &amp; [.C23] &amp; &quot;/&quot; &amp; [.D23]" table:style-name="ce31">
            <text:p>H150/75/9</text:p>
          </table:table-cell>
          <table:table-cell office:value-type="string" office:string-value="L150/75/9" table:formula="of:=[.A23]" table:style-name="ce31">
            <text:p>L150/75/9</text:p>
          </table:table-cell>
          <table:table-cell office:value-type="string" office:string-value="L150x75x9" table:formula="of:=&quot;L&quot; &amp; [.B23] &amp; &quot;x&quot; &amp; [.C23] &amp; &quot;x&quot; &amp;[.D23]" table:style-name="ce31">
            <text:p>L150x75x9</text:p>
          </table:table-cell>
          <table:table-cell office:value-type="string" office:string-value="H150x75x9" table:formula="of:=&quot;H&quot; &amp; [.B23] &amp; &quot;x&quot; &amp; [.C23] &amp; &quot;x&quot; &amp;[.D23]" table:style-name="ce31">
            <text:p>H150x75x9</text:p>
          </table:table-cell>
          <table:table-cell table:style-name="ce31"/>
          <table:table-cell office:value-type="string" office:string-value="synonyms&quot;:[&quot;H150/75/9&quot;,&quot;L150/75/9&quot;,&quot;L150x75x9&quot;,&quot;H150x75x9&quot;]}]}," table:formula="of:= &quot;synonyms&quot;&amp;&quot;&quot;&quot;&quot;&amp;&quot;:[&quot;&amp;&quot;&quot;&quot;&quot;&amp;[.K23]&amp;&quot;&quot;&quot;&quot;&amp;&quot;,&quot;&amp;&quot;&quot;&quot;&quot;&amp;[.L23]&amp;&quot;&quot;&quot;&quot;&amp;&quot;,&quot;&amp;&quot;&quot;&quot;&quot;&amp;[.M23]&amp;&quot;&quot;&quot;&quot;&amp;&quot;,&quot;&amp;&quot;&quot;&quot;&quot;&amp;[.N23]&amp;&quot;&quot;&quot;&quot;&amp;&quot;]}]},&quot;" table:style-name="ce38">
            <text:p>synonyms":["H150/75/9","L150/75/9","L150x75x9","H150x75x9"]}]},</text:p>
          </table:table-cell>
          <table:table-cell office:value-type="string" office:string-value="{&quot;L150/75/9&quot;: [{&quot;shape_coords&quot;:[150,75,9,9,11,5,5,75,37,5],&quot;shape_name&quot;:&quot;LAngleNotParallel&quot;,&quot;synonyms&quot;:[&quot;H150/75/9&quot;,&quot;L150/75/9&quot;,&quot;L150x75x9&quot;,&quot;H150x75x9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,&quot; &amp;[.D23]&amp; &quot;,&quot; &amp;[.E23]&amp; &quot;,&quot; &amp;[.F23]&amp; &quot;,&quot; &amp;[.G23]&amp; &quot;,&quot; &amp;[.H23]&amp; &quot;,&quot; &amp;[.I23] &amp; &quot;],&quot; &amp; &quot;&quot;&quot;&quot; &amp;&quot;shape_name&quot;&amp;&quot;&quot;&quot;&quot; &amp; &quot;:&quot; &amp; &quot;&quot;&quot;&quot; &amp;[.J23] &amp; &quot;&quot;&quot;&quot; &amp; &quot;,&quot; &amp; &quot;&quot;&quot;&quot;&amp;[.P23]" table:style-name="ce36">
            <text:p>{"L150/75/9": [{"shape_coords":[150,75,9,9,11,5,5,75,37,5],"shape_name":"LAngleNotParallel","synonyms":["H150/75/9","L150/75/9","L150x75x9","H150x75x9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150/75/11" table:formula="of:=&quot;L&quot; &amp; [.B24] &amp; &quot;/&quot; &amp; [.C24] &amp; &quot;/&quot; &amp;[.D24]" table:style-name="ce31">
            <text:p>L150/75/11</text:p>
          </table:table-cell>
          <table:table-cell office:value-type="float" office:value="150" table:style-name="ce31">
            <text:p>150</text:p>
          </table:table-cell>
          <table:table-cell office:value-type="float" office:value="75" table:style-name="ce31">
            <text:p>75</text:p>
          </table:table-cell>
          <table:table-cell office:value-type="float" office:value="11" table:style-name="ce31">
            <text:p>11</text:p>
          </table:table-cell>
          <table:table-cell office:value-type="float" office:value="11" table:formula="of:=[.D24]" table:style-name="ce31">
            <text:p>11</text:p>
          </table:table-cell>
          <table:table-cell office:value-type="float" office:value="11" table:style-name="ce31">
            <text:p>11</text:p>
          </table:table-cell>
          <table:table-cell office:value-type="float" office:value="5.5" table:formula="of:=[.F24]/2" table:style-name="ce31">
            <text:p>5,5</text:p>
          </table:table-cell>
          <table:table-cell office:value-type="float" office:value="75" table:formula="of:=[.B24]/2" table:style-name="ce31">
            <text:p>75</text:p>
          </table:table-cell>
          <table:table-cell office:value-type="float" office:value="37.5" table:formula="of:=[.C24]/2" table:style-name="ce31">
            <text:p>37,5</text:p>
          </table:table-cell>
          <table:table-cell office:value-type="string" table:style-name="ce37">
            <text:p>LAngleNotParallel</text:p>
          </table:table-cell>
          <table:table-cell office:value-type="string" office:string-value="H150/75/11" table:formula="of:=&quot;H&quot; &amp; [.B24] &amp; &quot;/&quot; &amp; [.C24] &amp; &quot;/&quot; &amp; [.D24]" table:style-name="ce31">
            <text:p>H150/75/11</text:p>
          </table:table-cell>
          <table:table-cell office:value-type="string" office:string-value="L150/75/11" table:formula="of:=[.A24]" table:style-name="ce31">
            <text:p>L150/75/11</text:p>
          </table:table-cell>
          <table:table-cell office:value-type="string" office:string-value="L150x75x11" table:formula="of:=&quot;L&quot; &amp; [.B24] &amp; &quot;x&quot; &amp; [.C24] &amp; &quot;x&quot; &amp;[.D24]" table:style-name="ce31">
            <text:p>L150x75x11</text:p>
          </table:table-cell>
          <table:table-cell office:value-type="string" office:string-value="H150x75x11" table:formula="of:=&quot;H&quot; &amp; [.B24] &amp; &quot;x&quot; &amp; [.C24] &amp; &quot;x&quot; &amp;[.D24]" table:style-name="ce31">
            <text:p>H150x75x11</text:p>
          </table:table-cell>
          <table:table-cell table:style-name="ce31"/>
          <table:table-cell office:value-type="string" office:string-value="synonyms&quot;:[&quot;H150/75/11&quot;,&quot;L150/75/11&quot;,&quot;L150x75x11&quot;,&quot;H150x75x11&quot;]}]}," table:formula="of:= &quot;synonyms&quot;&amp;&quot;&quot;&quot;&quot;&amp;&quot;:[&quot;&amp;&quot;&quot;&quot;&quot;&amp;[.K24]&amp;&quot;&quot;&quot;&quot;&amp;&quot;,&quot;&amp;&quot;&quot;&quot;&quot;&amp;[.L24]&amp;&quot;&quot;&quot;&quot;&amp;&quot;,&quot;&amp;&quot;&quot;&quot;&quot;&amp;[.M24]&amp;&quot;&quot;&quot;&quot;&amp;&quot;,&quot;&amp;&quot;&quot;&quot;&quot;&amp;[.N24]&amp;&quot;&quot;&quot;&quot;&amp;&quot;]}]},&quot;" table:style-name="ce38">
            <text:p>synonyms":["H150/75/11","L150/75/11","L150x75x11","H150x75x11"]}]},</text:p>
          </table:table-cell>
          <table:table-cell office:value-type="string" office:string-value="{&quot;L150/75/11&quot;: [{&quot;shape_coords&quot;:[150,75,11,11,11,5,5,75,37,5],&quot;shape_name&quot;:&quot;LAngleNotParallel&quot;,&quot;synonyms&quot;:[&quot;H150/75/11&quot;,&quot;L150/75/11&quot;,&quot;L150x75x11&quot;,&quot;H150x75x11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,&quot; &amp;[.D24]&amp; &quot;,&quot; &amp;[.E24]&amp; &quot;,&quot; &amp;[.F24]&amp; &quot;,&quot; &amp;[.G24]&amp; &quot;,&quot; &amp;[.H24]&amp; &quot;,&quot; &amp;[.I24] &amp; &quot;],&quot; &amp; &quot;&quot;&quot;&quot; &amp;&quot;shape_name&quot;&amp;&quot;&quot;&quot;&quot; &amp; &quot;:&quot; &amp; &quot;&quot;&quot;&quot; &amp;[.J24] &amp; &quot;&quot;&quot;&quot; &amp; &quot;,&quot; &amp; &quot;&quot;&quot;&quot;&amp;[.P24]" table:style-name="ce36">
            <text:p>{"L150/75/11": [{"shape_coords":[150,75,11,11,11,5,5,75,37,5],"shape_name":"LAngleNotParallel","synonyms":["H150/75/11","L150/75/11","L150x75x11","H150x75x11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150/100/10" table:formula="of:=&quot;L&quot; &amp; [.B25] &amp; &quot;/&quot; &amp; [.C25] &amp; &quot;/&quot; &amp;[.D25]" table:style-name="ce31">
            <text:p>L150/100/10</text:p>
          </table:table-cell>
          <table:table-cell office:value-type="float" office:value="150" table:style-name="ce31">
            <text:p>150</text:p>
          </table:table-cell>
          <table:table-cell office:value-type="float" office:value="100" table:style-name="ce31">
            <text:p>100</text:p>
          </table:table-cell>
          <table:table-cell office:value-type="float" office:value="10" table:style-name="ce31">
            <text:p>10</text:p>
          </table:table-cell>
          <table:table-cell office:value-type="float" office:value="10" table:formula="of:=[.D25]" table:style-name="ce31">
            <text:p>10</text:p>
          </table:table-cell>
          <table:table-cell office:value-type="float" office:value="13" table:style-name="ce31">
            <text:p>13</text:p>
          </table:table-cell>
          <table:table-cell office:value-type="float" office:value="6.5" table:formula="of:=[.F25]/2" table:style-name="ce31">
            <text:p>6,5</text:p>
          </table:table-cell>
          <table:table-cell office:value-type="float" office:value="75" table:formula="of:=[.B25]/2" table:style-name="ce31">
            <text:p>75</text:p>
          </table:table-cell>
          <table:table-cell office:value-type="float" office:value="50" table:formula="of:=[.C25]/2" table:style-name="ce31">
            <text:p>50</text:p>
          </table:table-cell>
          <table:table-cell office:value-type="string" table:style-name="ce37">
            <text:p>LAngleNotParallel</text:p>
          </table:table-cell>
          <table:table-cell office:value-type="string" office:string-value="H150/100/10" table:formula="of:=&quot;H&quot; &amp; [.B25] &amp; &quot;/&quot; &amp; [.C25] &amp; &quot;/&quot; &amp; [.D25]" table:style-name="ce31">
            <text:p>H150/100/10</text:p>
          </table:table-cell>
          <table:table-cell office:value-type="string" office:string-value="L150/100/10" table:formula="of:=[.A25]" table:style-name="ce31">
            <text:p>L150/100/10</text:p>
          </table:table-cell>
          <table:table-cell office:value-type="string" office:string-value="L150x100x10" table:formula="of:=&quot;L&quot; &amp; [.B25] &amp; &quot;x&quot; &amp; [.C25] &amp; &quot;x&quot; &amp;[.D25]" table:style-name="ce31">
            <text:p>L150x100x10</text:p>
          </table:table-cell>
          <table:table-cell office:value-type="string" office:string-value="H150x100x10" table:formula="of:=&quot;H&quot; &amp; [.B25] &amp; &quot;x&quot; &amp; [.C25] &amp; &quot;x&quot; &amp;[.D25]" table:style-name="ce31">
            <text:p>H150x100x10</text:p>
          </table:table-cell>
          <table:table-cell table:style-name="ce31"/>
          <table:table-cell office:value-type="string" office:string-value="synonyms&quot;:[&quot;H150/100/10&quot;,&quot;L150/100/10&quot;,&quot;L150x100x10&quot;,&quot;H150x100x10&quot;]}]}," table:formula="of:= &quot;synonyms&quot;&amp;&quot;&quot;&quot;&quot;&amp;&quot;:[&quot;&amp;&quot;&quot;&quot;&quot;&amp;[.K25]&amp;&quot;&quot;&quot;&quot;&amp;&quot;,&quot;&amp;&quot;&quot;&quot;&quot;&amp;[.L25]&amp;&quot;&quot;&quot;&quot;&amp;&quot;,&quot;&amp;&quot;&quot;&quot;&quot;&amp;[.M25]&amp;&quot;&quot;&quot;&quot;&amp;&quot;,&quot;&amp;&quot;&quot;&quot;&quot;&amp;[.N25]&amp;&quot;&quot;&quot;&quot;&amp;&quot;]}]},&quot;" table:style-name="ce38">
            <text:p>synonyms":["H150/100/10","L150/100/10","L150x100x10","H150x100x10"]}]},</text:p>
          </table:table-cell>
          <table:table-cell office:value-type="string" office:string-value="{&quot;L150/100/10&quot;: [{&quot;shape_coords&quot;:[150,100,10,10,13,6,5,75,50],&quot;shape_name&quot;:&quot;LAngleNotParallel&quot;,&quot;synonyms&quot;:[&quot;H150/100/10&quot;,&quot;L150/100/10&quot;,&quot;L150x100x10&quot;,&quot;H150x100x10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,&quot; &amp;[.D25]&amp; &quot;,&quot; &amp;[.E25]&amp; &quot;,&quot; &amp;[.F25]&amp; &quot;,&quot; &amp;[.G25]&amp; &quot;,&quot; &amp;[.H25]&amp; &quot;,&quot; &amp;[.I25] &amp; &quot;],&quot; &amp; &quot;&quot;&quot;&quot; &amp;&quot;shape_name&quot;&amp;&quot;&quot;&quot;&quot; &amp; &quot;:&quot; &amp; &quot;&quot;&quot;&quot; &amp;[.J25] &amp; &quot;&quot;&quot;&quot; &amp; &quot;,&quot; &amp; &quot;&quot;&quot;&quot;&amp;[.P25]" table:style-name="ce36">
            <text:p>{"L150/100/10": [{"shape_coords":[150,100,10,10,13,6,5,75,50],"shape_name":"LAngleNotParallel","synonyms":["H150/100/10","L150/100/10","L150x100x10","H150x100x10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150/100/12" table:formula="of:=&quot;L&quot; &amp; [.B26] &amp; &quot;/&quot; &amp; [.C26] &amp; &quot;/&quot; &amp;[.D26]" table:style-name="ce31">
            <text:p>L150/100/12</text:p>
          </table:table-cell>
          <table:table-cell office:value-type="float" office:value="150" table:style-name="ce31">
            <text:p>150</text:p>
          </table:table-cell>
          <table:table-cell office:value-type="float" office:value="100" table:style-name="ce31">
            <text:p>100</text:p>
          </table:table-cell>
          <table:table-cell office:value-type="float" office:value="12" table:style-name="ce31">
            <text:p>12</text:p>
          </table:table-cell>
          <table:table-cell office:value-type="float" office:value="12" table:formula="of:=[.D26]" table:style-name="ce31">
            <text:p>12</text:p>
          </table:table-cell>
          <table:table-cell office:value-type="float" office:value="13" table:style-name="ce31">
            <text:p>13</text:p>
          </table:table-cell>
          <table:table-cell office:value-type="float" office:value="6.5" table:formula="of:=[.F26]/2" table:style-name="ce31">
            <text:p>6,5</text:p>
          </table:table-cell>
          <table:table-cell office:value-type="float" office:value="75" table:formula="of:=[.B26]/2" table:style-name="ce31">
            <text:p>75</text:p>
          </table:table-cell>
          <table:table-cell office:value-type="float" office:value="50" table:formula="of:=[.C26]/2" table:style-name="ce31">
            <text:p>50</text:p>
          </table:table-cell>
          <table:table-cell office:value-type="string" table:style-name="ce37">
            <text:p>LAngleNotParallel</text:p>
          </table:table-cell>
          <table:table-cell office:value-type="string" office:string-value="H150/100/12" table:formula="of:=&quot;H&quot; &amp; [.B26] &amp; &quot;/&quot; &amp; [.C26] &amp; &quot;/&quot; &amp; [.D26]" table:style-name="ce31">
            <text:p>H150/100/12</text:p>
          </table:table-cell>
          <table:table-cell office:value-type="string" office:string-value="L150/100/12" table:formula="of:=[.A26]" table:style-name="ce31">
            <text:p>L150/100/12</text:p>
          </table:table-cell>
          <table:table-cell office:value-type="string" office:string-value="L150x100x12" table:formula="of:=&quot;L&quot; &amp; [.B26] &amp; &quot;x&quot; &amp; [.C26] &amp; &quot;x&quot; &amp;[.D26]" table:style-name="ce31">
            <text:p>L150x100x12</text:p>
          </table:table-cell>
          <table:table-cell office:value-type="string" office:string-value="H150x100x12" table:formula="of:=&quot;H&quot; &amp; [.B26] &amp; &quot;x&quot; &amp; [.C26] &amp; &quot;x&quot; &amp;[.D26]" table:style-name="ce31">
            <text:p>H150x100x12</text:p>
          </table:table-cell>
          <table:table-cell table:style-name="ce31"/>
          <table:table-cell office:value-type="string" office:string-value="synonyms&quot;:[&quot;H150/100/12&quot;,&quot;L150/100/12&quot;,&quot;L150x100x12&quot;,&quot;H150x100x12&quot;]}]}," table:formula="of:= &quot;synonyms&quot;&amp;&quot;&quot;&quot;&quot;&amp;&quot;:[&quot;&amp;&quot;&quot;&quot;&quot;&amp;[.K26]&amp;&quot;&quot;&quot;&quot;&amp;&quot;,&quot;&amp;&quot;&quot;&quot;&quot;&amp;[.L26]&amp;&quot;&quot;&quot;&quot;&amp;&quot;,&quot;&amp;&quot;&quot;&quot;&quot;&amp;[.M26]&amp;&quot;&quot;&quot;&quot;&amp;&quot;,&quot;&amp;&quot;&quot;&quot;&quot;&amp;[.N26]&amp;&quot;&quot;&quot;&quot;&amp;&quot;]}]},&quot;" table:style-name="ce38">
            <text:p>synonyms":["H150/100/12","L150/100/12","L150x100x12","H150x100x12"]}]},</text:p>
          </table:table-cell>
          <table:table-cell office:value-type="string" office:string-value="{&quot;L150/100/12&quot;: [{&quot;shape_coords&quot;:[150,100,12,12,13,6,5,75,50],&quot;shape_name&quot;:&quot;LAngleNotParallel&quot;,&quot;synonyms&quot;:[&quot;H150/100/12&quot;,&quot;L150/100/12&quot;,&quot;L150x100x12&quot;,&quot;H150x100x12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,&quot; &amp;[.D26]&amp; &quot;,&quot; &amp;[.E26]&amp; &quot;,&quot; &amp;[.F26]&amp; &quot;,&quot; &amp;[.G26]&amp; &quot;,&quot; &amp;[.H26]&amp; &quot;,&quot; &amp;[.I26] &amp; &quot;],&quot; &amp; &quot;&quot;&quot;&quot; &amp;&quot;shape_name&quot;&amp;&quot;&quot;&quot;&quot; &amp; &quot;:&quot; &amp; &quot;&quot;&quot;&quot; &amp;[.J26] &amp; &quot;&quot;&quot;&quot; &amp; &quot;,&quot; &amp; &quot;&quot;&quot;&quot;&amp;[.P26]" table:style-name="ce36">
            <text:p>{"L150/100/12": [{"shape_coords":[150,100,12,12,13,6,5,75,50],"shape_name":"LAngleNotParallel","synonyms":["H150/100/12","L150/100/12","L150x100x12","H150x100x12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160/80/10" table:formula="of:=&quot;L&quot; &amp; [.B27] &amp; &quot;/&quot; &amp; [.C27] &amp; &quot;/&quot; &amp;[.D27]" table:style-name="ce31">
            <text:p>L160/80/10</text:p>
          </table:table-cell>
          <table:table-cell office:value-type="float" office:value="160" table:style-name="ce31">
            <text:p>160</text:p>
          </table:table-cell>
          <table:table-cell office:value-type="float" office:value="80" table:style-name="ce31">
            <text:p>80</text:p>
          </table:table-cell>
          <table:table-cell office:value-type="float" office:value="10" table:style-name="ce31">
            <text:p>10</text:p>
          </table:table-cell>
          <table:table-cell office:value-type="float" office:value="10" table:formula="of:=[.D27]" table:style-name="ce31">
            <text:p>10</text:p>
          </table:table-cell>
          <table:table-cell office:value-type="float" office:value="13" table:style-name="ce31">
            <text:p>13</text:p>
          </table:table-cell>
          <table:table-cell office:value-type="float" office:value="6.5" table:formula="of:=[.F27]/2" table:style-name="ce31">
            <text:p>6,5</text:p>
          </table:table-cell>
          <table:table-cell office:value-type="float" office:value="80" table:formula="of:=[.B27]/2" table:style-name="ce31">
            <text:p>80</text:p>
          </table:table-cell>
          <table:table-cell office:value-type="float" office:value="40" table:formula="of:=[.C27]/2" table:style-name="ce31">
            <text:p>40</text:p>
          </table:table-cell>
          <table:table-cell office:value-type="string" table:style-name="ce37">
            <text:p>LAngleNotParallel</text:p>
          </table:table-cell>
          <table:table-cell office:value-type="string" office:string-value="H160/80/10" table:formula="of:=&quot;H&quot; &amp; [.B27] &amp; &quot;/&quot; &amp; [.C27] &amp; &quot;/&quot; &amp; [.D27]" table:style-name="ce31">
            <text:p>H160/80/10</text:p>
          </table:table-cell>
          <table:table-cell office:value-type="string" office:string-value="L160/80/10" table:formula="of:=[.A27]" table:style-name="ce31">
            <text:p>L160/80/10</text:p>
          </table:table-cell>
          <table:table-cell office:value-type="string" office:string-value="L160x80x10" table:formula="of:=&quot;L&quot; &amp; [.B27] &amp; &quot;x&quot; &amp; [.C27] &amp; &quot;x&quot; &amp;[.D27]" table:style-name="ce31">
            <text:p>L160x80x10</text:p>
          </table:table-cell>
          <table:table-cell office:value-type="string" office:string-value="H160x80x10" table:formula="of:=&quot;H&quot; &amp; [.B27] &amp; &quot;x&quot; &amp; [.C27] &amp; &quot;x&quot; &amp;[.D27]" table:style-name="ce31">
            <text:p>H160x80x10</text:p>
          </table:table-cell>
          <table:table-cell table:style-name="ce31"/>
          <table:table-cell office:value-type="string" office:string-value="synonyms&quot;:[&quot;H160/80/10&quot;,&quot;L160/80/10&quot;,&quot;L160x80x10&quot;,&quot;H160x80x10&quot;]}]}," table:formula="of:= &quot;synonyms&quot;&amp;&quot;&quot;&quot;&quot;&amp;&quot;:[&quot;&amp;&quot;&quot;&quot;&quot;&amp;[.K27]&amp;&quot;&quot;&quot;&quot;&amp;&quot;,&quot;&amp;&quot;&quot;&quot;&quot;&amp;[.L27]&amp;&quot;&quot;&quot;&quot;&amp;&quot;,&quot;&amp;&quot;&quot;&quot;&quot;&amp;[.M27]&amp;&quot;&quot;&quot;&quot;&amp;&quot;,&quot;&amp;&quot;&quot;&quot;&quot;&amp;[.N27]&amp;&quot;&quot;&quot;&quot;&amp;&quot;]}]},&quot;" table:style-name="ce38">
            <text:p>synonyms":["H160/80/10","L160/80/10","L160x80x10","H160x80x10"]}]},</text:p>
          </table:table-cell>
          <table:table-cell office:value-type="string" office:string-value="{&quot;L160/80/10&quot;: [{&quot;shape_coords&quot;:[160,80,10,10,13,6,5,80,40],&quot;shape_name&quot;:&quot;LAngleNotParallel&quot;,&quot;synonyms&quot;:[&quot;H160/80/10&quot;,&quot;L160/80/10&quot;,&quot;L160x80x10&quot;,&quot;H160x80x10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,&quot; &amp;[.D27]&amp; &quot;,&quot; &amp;[.E27]&amp; &quot;,&quot; &amp;[.F27]&amp; &quot;,&quot; &amp;[.G27]&amp; &quot;,&quot; &amp;[.H27]&amp; &quot;,&quot; &amp;[.I27] &amp; &quot;],&quot; &amp; &quot;&quot;&quot;&quot; &amp;&quot;shape_name&quot;&amp;&quot;&quot;&quot;&quot; &amp; &quot;:&quot; &amp; &quot;&quot;&quot;&quot; &amp;[.J27] &amp; &quot;&quot;&quot;&quot; &amp; &quot;,&quot; &amp; &quot;&quot;&quot;&quot;&amp;[.P27]" table:style-name="ce36">
            <text:p>{"L160/80/10": [{"shape_coords":[160,80,10,10,13,6,5,80,40],"shape_name":"LAngleNotParallel","synonyms":["H160/80/10","L160/80/10","L160x80x10","H160x80x10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160/80/12" table:formula="of:=&quot;L&quot; &amp; [.B28] &amp; &quot;/&quot; &amp; [.C28] &amp; &quot;/&quot; &amp;[.D28]" table:style-name="ce31">
            <text:p>L160/80/12</text:p>
          </table:table-cell>
          <table:table-cell office:value-type="float" office:value="160" table:style-name="ce31">
            <text:p>160</text:p>
          </table:table-cell>
          <table:table-cell office:value-type="float" office:value="80" table:style-name="ce31">
            <text:p>80</text:p>
          </table:table-cell>
          <table:table-cell office:value-type="float" office:value="12" table:style-name="ce31">
            <text:p>12</text:p>
          </table:table-cell>
          <table:table-cell office:value-type="float" office:value="12" table:formula="of:=[.D28]" table:style-name="ce31">
            <text:p>12</text:p>
          </table:table-cell>
          <table:table-cell office:value-type="float" office:value="13" table:style-name="ce31">
            <text:p>13</text:p>
          </table:table-cell>
          <table:table-cell office:value-type="float" office:value="6.5" table:formula="of:=[.F28]/2" table:style-name="ce31">
            <text:p>6,5</text:p>
          </table:table-cell>
          <table:table-cell office:value-type="float" office:value="80" table:formula="of:=[.B28]/2" table:style-name="ce31">
            <text:p>80</text:p>
          </table:table-cell>
          <table:table-cell office:value-type="float" office:value="40" table:formula="of:=[.C28]/2" table:style-name="ce31">
            <text:p>40</text:p>
          </table:table-cell>
          <table:table-cell office:value-type="string" table:style-name="ce37">
            <text:p>LAngleNotParallel</text:p>
          </table:table-cell>
          <table:table-cell office:value-type="string" office:string-value="H160/80/12" table:formula="of:=&quot;H&quot; &amp; [.B28] &amp; &quot;/&quot; &amp; [.C28] &amp; &quot;/&quot; &amp; [.D28]" table:style-name="ce31">
            <text:p>H160/80/12</text:p>
          </table:table-cell>
          <table:table-cell office:value-type="string" office:string-value="L160/80/12" table:formula="of:=[.A28]" table:style-name="ce31">
            <text:p>L160/80/12</text:p>
          </table:table-cell>
          <table:table-cell office:value-type="string" office:string-value="L160x80x12" table:formula="of:=&quot;L&quot; &amp; [.B28] &amp; &quot;x&quot; &amp; [.C28] &amp; &quot;x&quot; &amp;[.D28]" table:style-name="ce31">
            <text:p>L160x80x12</text:p>
          </table:table-cell>
          <table:table-cell office:value-type="string" office:string-value="H160x80x12" table:formula="of:=&quot;H&quot; &amp; [.B28] &amp; &quot;x&quot; &amp; [.C28] &amp; &quot;x&quot; &amp;[.D28]" table:style-name="ce31">
            <text:p>H160x80x12</text:p>
          </table:table-cell>
          <table:table-cell table:style-name="ce31"/>
          <table:table-cell office:value-type="string" office:string-value="synonyms&quot;:[&quot;H160/80/12&quot;,&quot;L160/80/12&quot;,&quot;L160x80x12&quot;,&quot;H160x80x12&quot;]}]}," table:formula="of:= &quot;synonyms&quot;&amp;&quot;&quot;&quot;&quot;&amp;&quot;:[&quot;&amp;&quot;&quot;&quot;&quot;&amp;[.K28]&amp;&quot;&quot;&quot;&quot;&amp;&quot;,&quot;&amp;&quot;&quot;&quot;&quot;&amp;[.L28]&amp;&quot;&quot;&quot;&quot;&amp;&quot;,&quot;&amp;&quot;&quot;&quot;&quot;&amp;[.M28]&amp;&quot;&quot;&quot;&quot;&amp;&quot;,&quot;&amp;&quot;&quot;&quot;&quot;&amp;[.N28]&amp;&quot;&quot;&quot;&quot;&amp;&quot;]}]},&quot;" table:style-name="ce38">
            <text:p>synonyms":["H160/80/12","L160/80/12","L160x80x12","H160x80x12"]}]},</text:p>
          </table:table-cell>
          <table:table-cell office:value-type="string" office:string-value="{&quot;L160/80/12&quot;: [{&quot;shape_coords&quot;:[160,80,12,12,13,6,5,80,40],&quot;shape_name&quot;:&quot;LAngleNotParallel&quot;,&quot;synonyms&quot;:[&quot;H160/80/12&quot;,&quot;L160/80/12&quot;,&quot;L160x80x12&quot;,&quot;H160x80x12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,&quot; &amp;[.D28]&amp; &quot;,&quot; &amp;[.E28]&amp; &quot;,&quot; &amp;[.F28]&amp; &quot;,&quot; &amp;[.G28]&amp; &quot;,&quot; &amp;[.H28]&amp; &quot;,&quot; &amp;[.I28] &amp; &quot;],&quot; &amp; &quot;&quot;&quot;&quot; &amp;&quot;shape_name&quot;&amp;&quot;&quot;&quot;&quot; &amp; &quot;:&quot; &amp; &quot;&quot;&quot;&quot; &amp;[.J28] &amp; &quot;&quot;&quot;&quot; &amp; &quot;,&quot; &amp; &quot;&quot;&quot;&quot;&amp;[.P28]" table:style-name="ce36">
            <text:p>{"L160/80/12": [{"shape_coords":[160,80,12,12,13,6,5,80,40],"shape_name":"LAngleNotParallel","synonyms":["H160/80/12","L160/80/12","L160x80x12","H160x80x12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180/90/10" table:formula="of:=&quot;L&quot; &amp; [.B29] &amp; &quot;/&quot; &amp; [.C29] &amp; &quot;/&quot; &amp;[.D29]" table:style-name="ce31">
            <text:p>L180/90/10</text:p>
          </table:table-cell>
          <table:table-cell office:value-type="float" office:value="180" table:style-name="ce31">
            <text:p>180</text:p>
          </table:table-cell>
          <table:table-cell office:value-type="float" office:value="90" table:style-name="ce31">
            <text:p>90</text:p>
          </table:table-cell>
          <table:table-cell office:value-type="float" office:value="10" table:style-name="ce31">
            <text:p>10</text:p>
          </table:table-cell>
          <table:table-cell office:value-type="float" office:value="10" table:formula="of:=[.D29]" table:style-name="ce31">
            <text:p>10</text:p>
          </table:table-cell>
          <table:table-cell office:value-type="float" office:value="14" table:style-name="ce31">
            <text:p>14</text:p>
          </table:table-cell>
          <table:table-cell office:value-type="float" office:value="7" table:formula="of:=[.F29]/2" table:style-name="ce31">
            <text:p>7</text:p>
          </table:table-cell>
          <table:table-cell office:value-type="float" office:value="90" table:formula="of:=[.B29]/2" table:style-name="ce31">
            <text:p>90</text:p>
          </table:table-cell>
          <table:table-cell office:value-type="float" office:value="45" table:formula="of:=[.C29]/2" table:style-name="ce31">
            <text:p>45</text:p>
          </table:table-cell>
          <table:table-cell office:value-type="string" table:style-name="ce37">
            <text:p>LAngleNotParallel</text:p>
          </table:table-cell>
          <table:table-cell office:value-type="string" office:string-value="H180/90/10" table:formula="of:=&quot;H&quot; &amp; [.B29] &amp; &quot;/&quot; &amp; [.C29] &amp; &quot;/&quot; &amp; [.D29]" table:style-name="ce31">
            <text:p>H180/90/10</text:p>
          </table:table-cell>
          <table:table-cell office:value-type="string" office:string-value="L180/90/10" table:formula="of:=[.A29]" table:style-name="ce31">
            <text:p>L180/90/10</text:p>
          </table:table-cell>
          <table:table-cell office:value-type="string" office:string-value="L180x90x10" table:formula="of:=&quot;L&quot; &amp; [.B29] &amp; &quot;x&quot; &amp; [.C29] &amp; &quot;x&quot; &amp;[.D29]" table:style-name="ce31">
            <text:p>L180x90x10</text:p>
          </table:table-cell>
          <table:table-cell office:value-type="string" office:string-value="H180x90x10" table:formula="of:=&quot;H&quot; &amp; [.B29] &amp; &quot;x&quot; &amp; [.C29] &amp; &quot;x&quot; &amp;[.D29]" table:style-name="ce31">
            <text:p>H180x90x10</text:p>
          </table:table-cell>
          <table:table-cell table:style-name="ce31"/>
          <table:table-cell office:value-type="string" office:string-value="synonyms&quot;:[&quot;H180/90/10&quot;,&quot;L180/90/10&quot;,&quot;L180x90x10&quot;,&quot;H180x90x10&quot;]}]}," table:formula="of:= &quot;synonyms&quot;&amp;&quot;&quot;&quot;&quot;&amp;&quot;:[&quot;&amp;&quot;&quot;&quot;&quot;&amp;[.K29]&amp;&quot;&quot;&quot;&quot;&amp;&quot;,&quot;&amp;&quot;&quot;&quot;&quot;&amp;[.L29]&amp;&quot;&quot;&quot;&quot;&amp;&quot;,&quot;&amp;&quot;&quot;&quot;&quot;&amp;[.M29]&amp;&quot;&quot;&quot;&quot;&amp;&quot;,&quot;&amp;&quot;&quot;&quot;&quot;&amp;[.N29]&amp;&quot;&quot;&quot;&quot;&amp;&quot;]}]},&quot;" table:style-name="ce38">
            <text:p>synonyms":["H180/90/10","L180/90/10","L180x90x10","H180x90x10"]}]},</text:p>
          </table:table-cell>
          <table:table-cell office:value-type="string" office:string-value="{&quot;L180/90/10&quot;: [{&quot;shape_coords&quot;:[180,90,10,10,14,7,90,45],&quot;shape_name&quot;:&quot;LAngleNotParallel&quot;,&quot;synonyms&quot;:[&quot;H180/90/10&quot;,&quot;L180/90/10&quot;,&quot;L180x90x10&quot;,&quot;H180x90x10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,&quot; &amp;[.D29]&amp; &quot;,&quot; &amp;[.E29]&amp; &quot;,&quot; &amp;[.F29]&amp; &quot;,&quot; &amp;[.G29]&amp; &quot;,&quot; &amp;[.H29]&amp; &quot;,&quot; &amp;[.I29] &amp; &quot;],&quot; &amp; &quot;&quot;&quot;&quot; &amp;&quot;shape_name&quot;&amp;&quot;&quot;&quot;&quot; &amp; &quot;:&quot; &amp; &quot;&quot;&quot;&quot; &amp;[.J29] &amp; &quot;&quot;&quot;&quot; &amp; &quot;,&quot; &amp; &quot;&quot;&quot;&quot;&amp;[.P29]" table:style-name="ce36">
            <text:p>{"L180/90/10": [{"shape_coords":[180,90,10,10,14,7,90,45],"shape_name":"LAngleNotParallel","synonyms":["H180/90/10","L180/90/10","L180x90x10","H180x90x10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200/100/10" table:formula="of:=&quot;L&quot; &amp; [.B30] &amp; &quot;/&quot; &amp; [.C30] &amp; &quot;/&quot; &amp;[.D30]" table:style-name="ce31">
            <text:p>L200/100/10</text:p>
          </table:table-cell>
          <table:table-cell office:value-type="float" office:value="200" table:style-name="ce31">
            <text:p>200</text:p>
          </table:table-cell>
          <table:table-cell office:value-type="float" office:value="100" table:style-name="ce31">
            <text:p>100</text:p>
          </table:table-cell>
          <table:table-cell office:value-type="float" office:value="10" table:style-name="ce31">
            <text:p>10</text:p>
          </table:table-cell>
          <table:table-cell office:value-type="float" office:value="10" table:formula="of:=[.D30]" table:style-name="ce31">
            <text:p>10</text:p>
          </table:table-cell>
          <table:table-cell office:value-type="float" office:value="15" table:style-name="ce31">
            <text:p>15</text:p>
          </table:table-cell>
          <table:table-cell office:value-type="float" office:value="7.5" table:formula="of:=[.F30]/2" table:style-name="ce31">
            <text:p>7,5</text:p>
          </table:table-cell>
          <table:table-cell office:value-type="float" office:value="100" table:formula="of:=[.B30]/2" table:style-name="ce31">
            <text:p>100</text:p>
          </table:table-cell>
          <table:table-cell office:value-type="float" office:value="50" table:formula="of:=[.C30]/2" table:style-name="ce31">
            <text:p>50</text:p>
          </table:table-cell>
          <table:table-cell office:value-type="string" table:style-name="ce37">
            <text:p>LAngleNotParallel</text:p>
          </table:table-cell>
          <table:table-cell office:value-type="string" office:string-value="H200/100/10" table:formula="of:=&quot;H&quot; &amp; [.B30] &amp; &quot;/&quot; &amp; [.C30] &amp; &quot;/&quot; &amp; [.D30]" table:style-name="ce31">
            <text:p>H200/100/10</text:p>
          </table:table-cell>
          <table:table-cell office:value-type="string" office:string-value="L200/100/10" table:formula="of:=[.A30]" table:style-name="ce31">
            <text:p>L200/100/10</text:p>
          </table:table-cell>
          <table:table-cell office:value-type="string" office:string-value="L200x100x10" table:formula="of:=&quot;L&quot; &amp; [.B30] &amp; &quot;x&quot; &amp; [.C30] &amp; &quot;x&quot; &amp;[.D30]" table:style-name="ce31">
            <text:p>L200x100x10</text:p>
          </table:table-cell>
          <table:table-cell office:value-type="string" office:string-value="H200x100x10" table:formula="of:=&quot;H&quot; &amp; [.B30] &amp; &quot;x&quot; &amp; [.C30] &amp; &quot;x&quot; &amp;[.D30]" table:style-name="ce31">
            <text:p>H200x100x10</text:p>
          </table:table-cell>
          <table:table-cell table:style-name="ce31"/>
          <table:table-cell office:value-type="string" office:string-value="synonyms&quot;:[&quot;H200/100/10&quot;,&quot;L200/100/10&quot;,&quot;L200x100x10&quot;,&quot;H200x100x10&quot;]}]}," table:formula="of:= &quot;synonyms&quot;&amp;&quot;&quot;&quot;&quot;&amp;&quot;:[&quot;&amp;&quot;&quot;&quot;&quot;&amp;[.K30]&amp;&quot;&quot;&quot;&quot;&amp;&quot;,&quot;&amp;&quot;&quot;&quot;&quot;&amp;[.L30]&amp;&quot;&quot;&quot;&quot;&amp;&quot;,&quot;&amp;&quot;&quot;&quot;&quot;&amp;[.M30]&amp;&quot;&quot;&quot;&quot;&amp;&quot;,&quot;&amp;&quot;&quot;&quot;&quot;&amp;[.N30]&amp;&quot;&quot;&quot;&quot;&amp;&quot;]}]},&quot;" table:style-name="ce38">
            <text:p>synonyms":["H200/100/10","L200/100/10","L200x100x10","H200x100x10"]}]},</text:p>
          </table:table-cell>
          <table:table-cell office:value-type="string" office:string-value="{&quot;L200/100/10&quot;: [{&quot;shape_coords&quot;:[200,100,10,10,15,7,5,100,50],&quot;shape_name&quot;:&quot;LAngleNotParallel&quot;,&quot;synonyms&quot;:[&quot;H200/100/10&quot;,&quot;L200/100/10&quot;,&quot;L200x100x10&quot;,&quot;H200x100x10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,&quot; &amp;[.D30]&amp; &quot;,&quot; &amp;[.E30]&amp; &quot;,&quot; &amp;[.F30]&amp; &quot;,&quot; &amp;[.G30]&amp; &quot;,&quot; &amp;[.H30]&amp; &quot;,&quot; &amp;[.I30] &amp; &quot;],&quot; &amp; &quot;&quot;&quot;&quot; &amp;&quot;shape_name&quot;&amp;&quot;&quot;&quot;&quot; &amp; &quot;:&quot; &amp; &quot;&quot;&quot;&quot; &amp;[.J30] &amp; &quot;&quot;&quot;&quot; &amp; &quot;,&quot; &amp; &quot;&quot;&quot;&quot;&amp;[.P30]" table:style-name="ce36">
            <text:p>{"L200/100/10": [{"shape_coords":[200,100,10,10,15,7,5,100,50],"shape_name":"LAngleNotParallel","synonyms":["H200/100/10","L200/100/10","L200x100x10","H200x100x10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200/100/12" table:formula="of:=&quot;L&quot; &amp; [.B31] &amp; &quot;/&quot; &amp; [.C31] &amp; &quot;/&quot; &amp;[.D31]" table:style-name="ce31">
            <text:p>L200/100/12</text:p>
          </table:table-cell>
          <table:table-cell office:value-type="float" office:value="200" table:style-name="ce31">
            <text:p>200</text:p>
          </table:table-cell>
          <table:table-cell office:value-type="float" office:value="100" table:style-name="ce31">
            <text:p>100</text:p>
          </table:table-cell>
          <table:table-cell office:value-type="float" office:value="12" table:style-name="ce31">
            <text:p>12</text:p>
          </table:table-cell>
          <table:table-cell office:value-type="float" office:value="12" table:formula="of:=[.D31]" table:style-name="ce31">
            <text:p>12</text:p>
          </table:table-cell>
          <table:table-cell office:value-type="float" office:value="15" table:style-name="ce31">
            <text:p>15</text:p>
          </table:table-cell>
          <table:table-cell office:value-type="float" office:value="7.5" table:formula="of:=[.F31]/2" table:style-name="ce31">
            <text:p>7,5</text:p>
          </table:table-cell>
          <table:table-cell office:value-type="float" office:value="100" table:formula="of:=[.B31]/2" table:style-name="ce31">
            <text:p>100</text:p>
          </table:table-cell>
          <table:table-cell office:value-type="float" office:value="50" table:formula="of:=[.C31]/2" table:style-name="ce31">
            <text:p>50</text:p>
          </table:table-cell>
          <table:table-cell office:value-type="string" table:style-name="ce37">
            <text:p>LAngleNotParallel</text:p>
          </table:table-cell>
          <table:table-cell office:value-type="string" office:string-value="H200/100/12" table:formula="of:=&quot;H&quot; &amp; [.B31] &amp; &quot;/&quot; &amp; [.C31] &amp; &quot;/&quot; &amp; [.D31]" table:style-name="ce31">
            <text:p>H200/100/12</text:p>
          </table:table-cell>
          <table:table-cell office:value-type="string" office:string-value="L200/100/12" table:formula="of:=[.A31]" table:style-name="ce31">
            <text:p>L200/100/12</text:p>
          </table:table-cell>
          <table:table-cell office:value-type="string" office:string-value="L200x100x12" table:formula="of:=&quot;L&quot; &amp; [.B31] &amp; &quot;x&quot; &amp; [.C31] &amp; &quot;x&quot; &amp;[.D31]" table:style-name="ce31">
            <text:p>L200x100x12</text:p>
          </table:table-cell>
          <table:table-cell office:value-type="string" office:string-value="H200x100x12" table:formula="of:=&quot;H&quot; &amp; [.B31] &amp; &quot;x&quot; &amp; [.C31] &amp; &quot;x&quot; &amp;[.D31]" table:style-name="ce31">
            <text:p>H200x100x12</text:p>
          </table:table-cell>
          <table:table-cell table:style-name="ce31"/>
          <table:table-cell office:value-type="string" office:string-value="synonyms&quot;:[&quot;H200/100/12&quot;,&quot;L200/100/12&quot;,&quot;L200x100x12&quot;,&quot;H200x100x12&quot;]}]}," table:formula="of:= &quot;synonyms&quot;&amp;&quot;&quot;&quot;&quot;&amp;&quot;:[&quot;&amp;&quot;&quot;&quot;&quot;&amp;[.K31]&amp;&quot;&quot;&quot;&quot;&amp;&quot;,&quot;&amp;&quot;&quot;&quot;&quot;&amp;[.L31]&amp;&quot;&quot;&quot;&quot;&amp;&quot;,&quot;&amp;&quot;&quot;&quot;&quot;&amp;[.M31]&amp;&quot;&quot;&quot;&quot;&amp;&quot;,&quot;&amp;&quot;&quot;&quot;&quot;&amp;[.N31]&amp;&quot;&quot;&quot;&quot;&amp;&quot;]}]},&quot;" table:style-name="ce38">
            <text:p>synonyms":["H200/100/12","L200/100/12","L200x100x12","H200x100x12"]}]},</text:p>
          </table:table-cell>
          <table:table-cell office:value-type="string" office:string-value="{&quot;L200/100/12&quot;: [{&quot;shape_coords&quot;:[200,100,12,12,15,7,5,100,50],&quot;shape_name&quot;:&quot;LAngleNotParallel&quot;,&quot;synonyms&quot;:[&quot;H200/100/12&quot;,&quot;L200/100/12&quot;,&quot;L200x100x12&quot;,&quot;H200x100x12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,&quot; &amp;[.D31]&amp; &quot;,&quot; &amp;[.E31]&amp; &quot;,&quot; &amp;[.F31]&amp; &quot;,&quot; &amp;[.G31]&amp; &quot;,&quot; &amp;[.H31]&amp; &quot;,&quot; &amp;[.I31] &amp; &quot;],&quot; &amp; &quot;&quot;&quot;&quot; &amp;&quot;shape_name&quot;&amp;&quot;&quot;&quot;&quot; &amp; &quot;:&quot; &amp; &quot;&quot;&quot;&quot; &amp;[.J31] &amp; &quot;&quot;&quot;&quot; &amp; &quot;,&quot; &amp; &quot;&quot;&quot;&quot;&amp;[.P31]" table:style-name="ce36">
            <text:p>{"L200/100/12": [{"shape_coords":[200,100,12,12,15,7,5,100,50],"shape_name":"LAngleNotParallel","synonyms":["H200/100/12","L200/100/12","L200x100x12","H200x100x12"]}]},</text:p>
          </table:table-cell>
          <table:table-cell table:number-columns-repeated="16367" table:style-name="ce36"/>
        </table:table-row>
        <table:table-row table:style-name="ro2">
          <table:table-cell office:value-type="string" office:string-value="L200/100/14" table:formula="of:=&quot;L&quot; &amp; [.B32] &amp; &quot;/&quot; &amp; [.C32] &amp; &quot;/&quot; &amp;[.D32]" table:style-name="ce31">
            <text:p>L200/100/14</text:p>
          </table:table-cell>
          <table:table-cell office:value-type="float" office:value="200" table:style-name="ce31">
            <text:p>200</text:p>
          </table:table-cell>
          <table:table-cell office:value-type="float" office:value="100" table:style-name="ce31">
            <text:p>100</text:p>
          </table:table-cell>
          <table:table-cell office:value-type="float" office:value="14" table:style-name="ce31">
            <text:p>14</text:p>
          </table:table-cell>
          <table:table-cell office:value-type="float" office:value="14" table:formula="of:=[.D32]" table:style-name="ce31">
            <text:p>14</text:p>
          </table:table-cell>
          <table:table-cell office:value-type="float" office:value="15" table:style-name="ce31">
            <text:p>15</text:p>
          </table:table-cell>
          <table:table-cell office:value-type="float" office:value="7.5" table:formula="of:=[.F32]/2" table:style-name="ce31">
            <text:p>7,5</text:p>
          </table:table-cell>
          <table:table-cell office:value-type="float" office:value="100" table:formula="of:=[.B32]/2" table:style-name="ce31">
            <text:p>100</text:p>
          </table:table-cell>
          <table:table-cell office:value-type="float" office:value="50" table:formula="of:=[.C32]/2" table:style-name="ce31">
            <text:p>50</text:p>
          </table:table-cell>
          <table:table-cell office:value-type="string" table:style-name="ce37">
            <text:p>LAngleNotParallel</text:p>
          </table:table-cell>
          <table:table-cell office:value-type="string" office:string-value="H200/100/14" table:formula="of:=&quot;H&quot; &amp; [.B32] &amp; &quot;/&quot; &amp; [.C32] &amp; &quot;/&quot; &amp; [.D32]" table:style-name="ce31">
            <text:p>H200/100/14</text:p>
          </table:table-cell>
          <table:table-cell office:value-type="string" office:string-value="L200/100/14" table:formula="of:=[.A32]" table:style-name="ce31">
            <text:p>L200/100/14</text:p>
          </table:table-cell>
          <table:table-cell office:value-type="string" office:string-value="L200x100x14" table:formula="of:=&quot;L&quot; &amp; [.B32] &amp; &quot;x&quot; &amp; [.C32] &amp; &quot;x&quot; &amp;[.D32]" table:style-name="ce31">
            <text:p>L200x100x14</text:p>
          </table:table-cell>
          <table:table-cell office:value-type="string" office:string-value="H200x100x14" table:formula="of:=&quot;H&quot; &amp; [.B32] &amp; &quot;x&quot; &amp; [.C32] &amp; &quot;x&quot; &amp;[.D32]" table:style-name="ce31">
            <text:p>H200x100x14</text:p>
          </table:table-cell>
          <table:table-cell table:style-name="ce31"/>
          <table:table-cell office:value-type="string" office:string-value="synonyms&quot;:[&quot;H200/100/14&quot;,&quot;L200/100/14&quot;,&quot;L200x100x14&quot;,&quot;H200x100x14&quot;]}]}," table:formula="of:= &quot;synonyms&quot;&amp;&quot;&quot;&quot;&quot;&amp;&quot;:[&quot;&amp;&quot;&quot;&quot;&quot;&amp;[.K32]&amp;&quot;&quot;&quot;&quot;&amp;&quot;,&quot;&amp;&quot;&quot;&quot;&quot;&amp;[.L32]&amp;&quot;&quot;&quot;&quot;&amp;&quot;,&quot;&amp;&quot;&quot;&quot;&quot;&amp;[.M32]&amp;&quot;&quot;&quot;&quot;&amp;&quot;,&quot;&amp;&quot;&quot;&quot;&quot;&amp;[.N32]&amp;&quot;&quot;&quot;&quot;&amp;&quot;]}]},&quot;" table:style-name="ce38">
            <text:p>synonyms":["H200/100/14","L200/100/14","L200x100x14","H200x100x14"]}]},</text:p>
          </table:table-cell>
          <table:table-cell office:value-type="string" office:string-value="{&quot;L200/100/14&quot;: [{&quot;shape_coords&quot;:[200,100,14,14,15,7,5,100,50],&quot;shape_name&quot;:&quot;LAngleNotParallel&quot;,&quot;synonyms&quot;:[&quot;H200/100/14&quot;,&quot;L200/100/14&quot;,&quot;L200x100x14&quot;,&quot;H200x100x14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,&quot; &amp;[.D32]&amp; &quot;,&quot; &amp;[.E32]&amp; &quot;,&quot; &amp;[.F32]&amp; &quot;,&quot; &amp;[.G32]&amp; &quot;,&quot; &amp;[.H32]&amp; &quot;,&quot; &amp;[.I32] &amp; &quot;],&quot; &amp; &quot;&quot;&quot;&quot; &amp;&quot;shape_name&quot;&amp;&quot;&quot;&quot;&quot; &amp; &quot;:&quot; &amp; &quot;&quot;&quot;&quot; &amp;[.J32] &amp; &quot;&quot;&quot;&quot; &amp; &quot;,&quot; &amp; &quot;&quot;&quot;&quot;&amp;[.P32]" table:style-name="ce36">
            <text:p>{"L200/100/14": [{"shape_coords":[200,100,14,14,15,7,5,100,50],"shape_name":"LAngleNotParallel","synonyms":["H200/100/14","L200/100/14","L200x100x14","H200x100x14"]}]},</text:p>
          </table:table-cell>
          <table:table-cell table:number-columns-repeated="16367" table:style-name="ce36"/>
        </table:table-row>
        <table:table-row table:style-name="ro2">
          <table:table-cell table:number-columns-repeated="9" table:style-name="ce31"/>
          <table:table-cell table:style-name="ce37"/>
          <table:table-cell table:number-columns-repeated="5" table:style-name="ce31"/>
          <table:table-cell table:style-name="ce38"/>
          <table:table-cell table:number-columns-repeated="16368" table:style-name="ce36"/>
        </table:table-row>
        <table:table-row table:style-name="ro2">
          <table:table-cell table:number-columns-repeated="7" table:style-name="ce31"/>
          <table:table-cell office:value-type="string" table:style-name="ce34">
            <text:p>?</text:p>
          </table:table-cell>
          <table:table-cell office:value-type="string" table:style-name="ce34">
            <text:p>?</text:p>
          </table:table-cell>
          <table:table-cell table:style-name="ce37"/>
          <table:table-cell table:number-columns-repeated="5" table:style-name="ce31"/>
          <table:table-cell table:style-name="ce38"/>
          <table:table-cell table:number-columns-repeated="16368" table:style-name="ce36"/>
        </table:table-row>
        <table:table-row table:number-rows-repeated="9" table:style-name="ro2">
          <table:table-cell table:number-columns-repeated="9" table:style-name="ce31"/>
          <table:table-cell table:style-name="ce37"/>
          <table:table-cell table:number-columns-repeated="5" table:style-name="ce31"/>
          <table:table-cell table:style-name="ce38"/>
          <table:table-cell table:number-columns-repeated="16368" table:style-name="ce36"/>
        </table:table-row>
        <table:table-row table:style-name="ro2">
          <table:table-cell table:number-columns-repeated="7" table:style-name="ce31"/>
          <table:table-cell table:number-columns-repeated="2" table:style-name="ce36"/>
          <table:table-cell table:style-name="ce37"/>
          <table:table-cell table:number-columns-repeated="5" table:style-name="ce31"/>
          <table:table-cell table:style-name="ce38"/>
          <table:table-cell table:number-columns-repeated="16368" table:style-name="ce36"/>
        </table:table-row>
        <table:table-row table:number-rows-repeated="128" table:style-name="ro2">
          <table:table-cell table:number-columns-repeated="9" table:style-name="ce31"/>
          <table:table-cell table:style-name="ce37"/>
          <table:table-cell table:number-columns-repeated="5" table:style-name="ce31"/>
          <table:table-cell table:style-name="ce38"/>
          <table:table-cell table:number-columns-repeated="16368" table:style-name="ce36"/>
        </table:table-row>
        <table:table-row table:style-name="ro2">
          <table:table-cell table:number-columns-repeated="9" table:style-name="ce31"/>
          <table:table-cell table:style-name="ce35"/>
          <table:table-cell table:number-columns-repeated="5" table:style-name="ce31"/>
          <table:table-cell table:style-name="ce38"/>
          <table:table-cell table:number-columns-repeated="16368" table:style-name="ce36"/>
        </table:table-row>
        <table:table-row table:number-rows-repeated="3" table:style-name="ro2">
          <table:table-cell table:number-columns-repeated="17" table:style-name="ce31"/>
          <table:table-cell table:number-columns-repeated="16367" table:style-name="ce36"/>
        </table:table-row>
        <table:table-row table:number-rows-repeated="1048400" table:style-name="ro1">
          <table:table-cell table:number-columns-repeated="16384"/>
        </table:table-row>
      </table:table>
      <table:table table:name="Rectangle" table:style-name="ta1">
        <table:table-column table:style-name="co1" table:default-cell-style-name="ce13"/>
        <table:table-column table:style-name="co2" table:number-columns-repeated="2" table:default-cell-style-name="ce13"/>
        <table:table-column table:style-name="co3" table:default-cell-style-name="ce11"/>
        <table:table-column table:style-name="co2" table:number-columns-repeated="2" table:default-cell-style-name="ce11"/>
        <table:table-column table:style-name="co6" table:number-columns-repeated="2" table:default-cell-style-name="ce11"/>
        <table:table-column table:style-name="co39" table:default-cell-style-name="ce11"/>
        <table:table-column table:style-name="co8" table:default-cell-style-name="ce11"/>
        <table:table-column table:style-name="co2" table:number-columns-repeated="16374" table:default-cell-style-name="ce11"/>
        <table:table-row table:style-name="ro1">
          <table:table-cell office:value-type="string" table:style-name="ce12">
            <text:p>Profilename</text:p>
          </table:table-cell>
          <table:table-cell office:value-type="string" table:style-name="ce3">
            <text:p>b</text:p>
          </table:table-cell>
          <table:table-cell office:value-type="string" table:style-name="ce3">
            <text:p>t</text:p>
          </table:table-cell>
          <table:table-cell office:value-type="string" table:style-name="ce4">
            <text:p>Shape</text:p>
          </table:table-cell>
          <table:table-cell office:value-type="string" table:style-name="ce4">
            <text:p>Synonyms</text:p>
          </table:table-cell>
          <table:table-cell table:style-name="ce4"/>
          <table:table-cell table:number-columns-repeated="3" table:style-name="ce11"/>
          <table:table-cell office:value-type="string" table:style-name="ce14">
            <text:p>JSONString</text:p>
          </table:table-cell>
          <table:table-cell table:number-columns-repeated="16374" table:style-name="ce1"/>
        </table:table-row>
        <table:table-row table:style-name="ro1">
          <table:table-cell table:style-name="ce13"/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table:number-columns-repeated="7" table:style-name="ce11"/>
          <table:table-cell table:number-columns-repeated="16374" table:style-name="ce1"/>
        </table:table-row>
        <table:table-row table:style-name="ro1">
          <table:table-cell office:value-type="string" office:string-value="S40/4" table:formula="of:=&quot;S&quot; &amp; [.B3] &amp; &quot;/&quot; &amp;[.C3]" table:style-name="ce9">
            <text:p>S40/4</text:p>
          </table:table-cell>
          <table:table-cell office:value-type="float" office:value="40" table:style-name="ce9">
            <text:p>40</text:p>
          </table:table-cell>
          <table:table-cell office:value-type="float" office:value="4" table:style-name="ce9">
            <text:p>4</text:p>
          </table:table-cell>
          <table:table-cell office:value-type="string" table:style-name="ce11">
            <text:p>Rectangle</text:p>
          </table:table-cell>
          <table:table-cell office:value-type="string" office:string-value="S40/4" table:formula="of:=[.A3]" table:style-name="ce28">
            <text:p>S40/4</text:p>
          </table:table-cell>
          <table:table-cell office:value-type="string" office:string-value="S40x4" table:formula="of:=&quot;S&quot; &amp; [.B3] &amp; &quot;x&quot; &amp;[.C3]" table:style-name="ce28">
            <text:p>S40x4</text:p>
          </table:table-cell>
          <table:table-cell office:value-type="string" office:string-value="40x4" table:formula="of:=[.B3] &amp; &quot;x&quot; &amp;[.C3]" table:style-name="ce28">
            <text:p>40x4</text:p>
          </table:table-cell>
          <table:table-cell table:style-name="ce28"/>
          <table:table-cell office:value-type="string" office:string-value="synonyms&quot;:[&quot;S40/4&quot;,&quot;S40x4&quot;,&quot;40x4&quot;]}]}," table:formula="of:= &quot;synonyms&quot;&amp;&quot;&quot;&quot;&quot;&amp;&quot;:[&quot;&amp;&quot;&quot;&quot;&quot;&amp;[.E3]&amp;&quot;&quot;&quot;&quot;&amp;&quot;,&quot;&amp;&quot;&quot;&quot;&quot;&amp;[.F3]&amp;&quot;&quot;&quot;&quot;&amp;&quot;,&quot;&amp;&quot;&quot;&quot;&quot;&amp;[.G3]&amp;&quot;&quot;&quot;&quot;&amp;&quot;]}]},&quot;" table:style-name="ce28">
            <text:p>synonyms":["S40/4","S40x4","40x4"]}]},</text:p>
          </table:table-cell>
          <table:table-cell office:value-type="string" office:string-value="{&quot;S40/4&quot;: [{&quot;shape_coords&quot;:[40,4],&quot;shape_name&quot;:&quot;Rectangle&quot;,&quot;synonyms&quot;:[&quot;S40/4&quot;,&quot;S40x4&quot;,&quot;40x4&quot;]}]}," table:formula="of:=&quot;{&quot; &amp; &quot;&quot;&quot;&quot;&amp;[.A3]&amp;&quot;&quot;&quot;&quot;&amp;&quot;: [{&quot;&quot;&quot; &amp;&quot;shape_coords&quot;&amp;&quot;&quot;&quot;&quot; &amp; &quot;:&quot; &amp; &quot;[&quot; &amp; [.B3] &amp; &quot;,&quot; &amp;[.C3] &amp; &quot;],&quot; &amp; &quot;&quot;&quot;&quot; &amp;&quot;shape_name&quot;&amp;&quot;&quot;&quot;&quot; &amp; &quot;:&quot; &amp; &quot;&quot;&quot;&quot; &amp;[.D3] &amp; &quot;&quot;&quot;&quot; &amp; &quot;,&quot; &amp; &quot;&quot;&quot;&quot;&amp;[.I3]" table:style-name="ce11">
            <text:p>{"S40/4": [{"shape_coords":[40,4],"shape_name":"Rectangle","synonyms":["S40/4","S40x4","40x4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40/5" table:formula="of:=&quot;S&quot; &amp; [.B4] &amp; &quot;/&quot; &amp;[.C4]" table:style-name="ce9">
            <text:p>S40/5</text:p>
          </table:table-cell>
          <table:table-cell office:value-type="float" office:value="40" table:style-name="ce9">
            <text:p>40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Rectangle</text:p>
          </table:table-cell>
          <table:table-cell office:value-type="string" office:string-value="S40/5" table:formula="of:=[.A4]" table:style-name="ce28">
            <text:p>S40/5</text:p>
          </table:table-cell>
          <table:table-cell office:value-type="string" office:string-value="S40x5" table:formula="of:=&quot;S&quot; &amp; [.B4] &amp; &quot;x&quot; &amp;[.C4]" table:style-name="ce28">
            <text:p>S40x5</text:p>
          </table:table-cell>
          <table:table-cell office:value-type="string" office:string-value="40x5" table:formula="of:=[.B4] &amp; &quot;x&quot; &amp;[.C4]" table:style-name="ce28">
            <text:p>40x5</text:p>
          </table:table-cell>
          <table:table-cell table:style-name="ce28"/>
          <table:table-cell office:value-type="string" office:string-value="synonyms&quot;:[&quot;S40/5&quot;,&quot;S40x5&quot;,&quot;40x5&quot;]}]}," table:formula="of:= &quot;synonyms&quot;&amp;&quot;&quot;&quot;&quot;&amp;&quot;:[&quot;&amp;&quot;&quot;&quot;&quot;&amp;[.E4]&amp;&quot;&quot;&quot;&quot;&amp;&quot;,&quot;&amp;&quot;&quot;&quot;&quot;&amp;[.F4]&amp;&quot;&quot;&quot;&quot;&amp;&quot;,&quot;&amp;&quot;&quot;&quot;&quot;&amp;[.G4]&amp;&quot;&quot;&quot;&quot;&amp;&quot;]}]},&quot;" table:style-name="ce28">
            <text:p>synonyms":["S40/5","S40x5","40x5"]}]},</text:p>
          </table:table-cell>
          <table:table-cell office:value-type="string" office:string-value="{&quot;S40/5&quot;: [{&quot;shape_coords&quot;:[40,5],&quot;shape_name&quot;:&quot;Rectangle&quot;,&quot;synonyms&quot;:[&quot;S40/5&quot;,&quot;S40x5&quot;,&quot;40x5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],&quot; &amp; &quot;&quot;&quot;&quot; &amp;&quot;shape_name&quot;&amp;&quot;&quot;&quot;&quot; &amp; &quot;:&quot; &amp; &quot;&quot;&quot;&quot; &amp;[.D4] &amp; &quot;&quot;&quot;&quot; &amp; &quot;,&quot; &amp; &quot;&quot;&quot;&quot;&amp;[.I4]" table:style-name="ce11">
            <text:p>{"S40/5": [{"shape_coords":[40,5],"shape_name":"Rectangle","synonyms":["S40/5","S40x5","4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40/6" table:formula="of:=&quot;S&quot; &amp; [.B5] &amp; &quot;/&quot; &amp;[.C5]" table:style-name="ce9">
            <text:p>S40/6</text:p>
          </table:table-cell>
          <table:table-cell office:value-type="float" office:value="40" table:style-name="ce9">
            <text:p>40</text:p>
          </table:table-cell>
          <table:table-cell office:value-type="float" office:value="6" table:style-name="ce9">
            <text:p>6</text:p>
          </table:table-cell>
          <table:table-cell office:value-type="string" table:style-name="ce11">
            <text:p>Rectangle</text:p>
          </table:table-cell>
          <table:table-cell office:value-type="string" office:string-value="S40/6" table:formula="of:=[.A5]" table:style-name="ce28">
            <text:p>S40/6</text:p>
          </table:table-cell>
          <table:table-cell office:value-type="string" office:string-value="S40x6" table:formula="of:=&quot;S&quot; &amp; [.B5] &amp; &quot;x&quot; &amp;[.C5]" table:style-name="ce28">
            <text:p>S40x6</text:p>
          </table:table-cell>
          <table:table-cell office:value-type="string" office:string-value="40x6" table:formula="of:=[.B5] &amp; &quot;x&quot; &amp;[.C5]" table:style-name="ce28">
            <text:p>40x6</text:p>
          </table:table-cell>
          <table:table-cell table:style-name="ce28"/>
          <table:table-cell office:value-type="string" office:string-value="synonyms&quot;:[&quot;S40/6&quot;,&quot;S40x6&quot;,&quot;40x6&quot;]}]}," table:formula="of:= &quot;synonyms&quot;&amp;&quot;&quot;&quot;&quot;&amp;&quot;:[&quot;&amp;&quot;&quot;&quot;&quot;&amp;[.E5]&amp;&quot;&quot;&quot;&quot;&amp;&quot;,&quot;&amp;&quot;&quot;&quot;&quot;&amp;[.F5]&amp;&quot;&quot;&quot;&quot;&amp;&quot;,&quot;&amp;&quot;&quot;&quot;&quot;&amp;[.G5]&amp;&quot;&quot;&quot;&quot;&amp;&quot;]}]},&quot;" table:style-name="ce28">
            <text:p>synonyms":["S40/6","S40x6","40x6"]}]},</text:p>
          </table:table-cell>
          <table:table-cell office:value-type="string" office:string-value="{&quot;S40/6&quot;: [{&quot;shape_coords&quot;:[40,6],&quot;shape_name&quot;:&quot;Rectangle&quot;,&quot;synonyms&quot;:[&quot;S40/6&quot;,&quot;S40x6&quot;,&quot;40x6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],&quot; &amp; &quot;&quot;&quot;&quot; &amp;&quot;shape_name&quot;&amp;&quot;&quot;&quot;&quot; &amp; &quot;:&quot; &amp; &quot;&quot;&quot;&quot; &amp;[.D5] &amp; &quot;&quot;&quot;&quot; &amp; &quot;,&quot; &amp; &quot;&quot;&quot;&quot;&amp;[.I5]" table:style-name="ce11">
            <text:p>{"S40/6": [{"shape_coords":[40,6],"shape_name":"Rectangle","synonyms":["S40/6","S40x6","40x6"]}]},</text:p>
          </table:table-cell>
          <table:table-cell table:number-columns-repeated="16374" table:style-name="ce1"/>
        </table:table-row>
        <table:table-row table:style-name="ro8">
          <table:table-cell office:value-type="string" office:string-value="S40/7" table:formula="of:=&quot;S&quot; &amp; [.B6] &amp; &quot;/&quot; &amp;[.C6]" table:style-name="ce9">
            <text:p>S40/7</text:p>
          </table:table-cell>
          <table:table-cell office:value-type="float" office:value="40" table:style-name="ce9">
            <text:p>40</text:p>
          </table:table-cell>
          <table:table-cell office:value-type="float" office:value="7" table:style-name="ce9">
            <text:p>7</text:p>
          </table:table-cell>
          <table:table-cell office:value-type="string" table:style-name="ce11">
            <text:p>Rectangle</text:p>
          </table:table-cell>
          <table:table-cell office:value-type="string" office:string-value="S40/7" table:formula="of:=[.A6]" table:style-name="ce28">
            <text:p>S40/7</text:p>
          </table:table-cell>
          <table:table-cell office:value-type="string" office:string-value="S40x7" table:formula="of:=&quot;S&quot; &amp; [.B6] &amp; &quot;x&quot; &amp;[.C6]" table:style-name="ce28">
            <text:p>S40x7</text:p>
          </table:table-cell>
          <table:table-cell office:value-type="string" office:string-value="40x7" table:formula="of:=[.B6] &amp; &quot;x&quot; &amp;[.C6]" table:style-name="ce28">
            <text:p>40x7</text:p>
          </table:table-cell>
          <table:table-cell table:style-name="ce28"/>
          <table:table-cell office:value-type="string" office:string-value="synonyms&quot;:[&quot;S40/7&quot;,&quot;S40x7&quot;,&quot;40x7&quot;]}]}," table:formula="of:= &quot;synonyms&quot;&amp;&quot;&quot;&quot;&quot;&amp;&quot;:[&quot;&amp;&quot;&quot;&quot;&quot;&amp;[.E6]&amp;&quot;&quot;&quot;&quot;&amp;&quot;,&quot;&amp;&quot;&quot;&quot;&quot;&amp;[.F6]&amp;&quot;&quot;&quot;&quot;&amp;&quot;,&quot;&amp;&quot;&quot;&quot;&quot;&amp;[.G6]&amp;&quot;&quot;&quot;&quot;&amp;&quot;]}]},&quot;" table:style-name="ce28">
            <text:p>synonyms":["S40/7","S40x7","40x7"]}]},</text:p>
          </table:table-cell>
          <table:table-cell office:value-type="string" office:string-value="{&quot;S40/7&quot;: [{&quot;shape_coords&quot;:[40,7],&quot;shape_name&quot;:&quot;Rectangle&quot;,&quot;synonyms&quot;:[&quot;S40/7&quot;,&quot;S40x7&quot;,&quot;40x7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],&quot; &amp; &quot;&quot;&quot;&quot; &amp;&quot;shape_name&quot;&amp;&quot;&quot;&quot;&quot; &amp; &quot;:&quot; &amp; &quot;&quot;&quot;&quot; &amp;[.D6] &amp; &quot;&quot;&quot;&quot; &amp; &quot;,&quot; &amp; &quot;&quot;&quot;&quot;&amp;[.I6]" table:style-name="ce11">
            <text:p>{"S40/7": [{"shape_coords":[40,7],"shape_name":"Rectangle","synonyms":["S40/7","S40x7","4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40/8" table:formula="of:=&quot;S&quot; &amp; [.B7] &amp; &quot;/&quot; &amp;[.C7]" table:style-name="ce9">
            <text:p>S40/8</text:p>
          </table:table-cell>
          <table:table-cell office:value-type="float" office:value="40" table:style-name="ce9">
            <text:p>40</text:p>
          </table:table-cell>
          <table:table-cell office:value-type="float" office:value="8" table:style-name="ce9">
            <text:p>8</text:p>
          </table:table-cell>
          <table:table-cell office:value-type="string" table:style-name="ce11">
            <text:p>Rectangle</text:p>
          </table:table-cell>
          <table:table-cell office:value-type="string" office:string-value="S40/8" table:formula="of:=[.A7]" table:style-name="ce28">
            <text:p>S40/8</text:p>
          </table:table-cell>
          <table:table-cell office:value-type="string" office:string-value="S40x8" table:formula="of:=&quot;S&quot; &amp; [.B7] &amp; &quot;x&quot; &amp;[.C7]" table:style-name="ce28">
            <text:p>S40x8</text:p>
          </table:table-cell>
          <table:table-cell office:value-type="string" office:string-value="40x8" table:formula="of:=[.B7] &amp; &quot;x&quot; &amp;[.C7]" table:style-name="ce28">
            <text:p>40x8</text:p>
          </table:table-cell>
          <table:table-cell table:style-name="ce28"/>
          <table:table-cell office:value-type="string" office:string-value="synonyms&quot;:[&quot;S40/8&quot;,&quot;S40x8&quot;,&quot;40x8&quot;]}]}," table:formula="of:= &quot;synonyms&quot;&amp;&quot;&quot;&quot;&quot;&amp;&quot;:[&quot;&amp;&quot;&quot;&quot;&quot;&amp;[.E7]&amp;&quot;&quot;&quot;&quot;&amp;&quot;,&quot;&amp;&quot;&quot;&quot;&quot;&amp;[.F7]&amp;&quot;&quot;&quot;&quot;&amp;&quot;,&quot;&amp;&quot;&quot;&quot;&quot;&amp;[.G7]&amp;&quot;&quot;&quot;&quot;&amp;&quot;]}]},&quot;" table:style-name="ce28">
            <text:p>synonyms":["S40/8","S40x8","40x8"]}]},</text:p>
          </table:table-cell>
          <table:table-cell office:value-type="string" office:string-value="{&quot;S40/8&quot;: [{&quot;shape_coords&quot;:[40,8],&quot;shape_name&quot;:&quot;Rectangle&quot;,&quot;synonyms&quot;:[&quot;S40/8&quot;,&quot;S40x8&quot;,&quot;40x8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],&quot; &amp; &quot;&quot;&quot;&quot; &amp;&quot;shape_name&quot;&amp;&quot;&quot;&quot;&quot; &amp; &quot;:&quot; &amp; &quot;&quot;&quot;&quot; &amp;[.D7] &amp; &quot;&quot;&quot;&quot; &amp; &quot;,&quot; &amp; &quot;&quot;&quot;&quot;&amp;[.I7]" table:style-name="ce11">
            <text:p>{"S40/8": [{"shape_coords":[40,8],"shape_name":"Rectangle","synonyms":["S40/8","S40x8","4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40/9" table:formula="of:=&quot;S&quot; &amp; [.B8] &amp; &quot;/&quot; &amp;[.C8]" table:style-name="ce9">
            <text:p>S40/9</text:p>
          </table:table-cell>
          <table:table-cell office:value-type="float" office:value="40" table:style-name="ce9">
            <text:p>40</text:p>
          </table:table-cell>
          <table:table-cell office:value-type="float" office:value="9" table:style-name="ce9">
            <text:p>9</text:p>
          </table:table-cell>
          <table:table-cell office:value-type="string" table:style-name="ce11">
            <text:p>Rectangle</text:p>
          </table:table-cell>
          <table:table-cell office:value-type="string" office:string-value="S40/9" table:formula="of:=[.A8]" table:style-name="ce28">
            <text:p>S40/9</text:p>
          </table:table-cell>
          <table:table-cell office:value-type="string" office:string-value="S40x9" table:formula="of:=&quot;S&quot; &amp; [.B8] &amp; &quot;x&quot; &amp;[.C8]" table:style-name="ce28">
            <text:p>S40x9</text:p>
          </table:table-cell>
          <table:table-cell office:value-type="string" office:string-value="40x9" table:formula="of:=[.B8] &amp; &quot;x&quot; &amp;[.C8]" table:style-name="ce28">
            <text:p>40x9</text:p>
          </table:table-cell>
          <table:table-cell table:style-name="ce28"/>
          <table:table-cell office:value-type="string" office:string-value="synonyms&quot;:[&quot;S40/9&quot;,&quot;S40x9&quot;,&quot;40x9&quot;]}]}," table:formula="of:= &quot;synonyms&quot;&amp;&quot;&quot;&quot;&quot;&amp;&quot;:[&quot;&amp;&quot;&quot;&quot;&quot;&amp;[.E8]&amp;&quot;&quot;&quot;&quot;&amp;&quot;,&quot;&amp;&quot;&quot;&quot;&quot;&amp;[.F8]&amp;&quot;&quot;&quot;&quot;&amp;&quot;,&quot;&amp;&quot;&quot;&quot;&quot;&amp;[.G8]&amp;&quot;&quot;&quot;&quot;&amp;&quot;]}]},&quot;" table:style-name="ce28">
            <text:p>synonyms":["S40/9","S40x9","40x9"]}]},</text:p>
          </table:table-cell>
          <table:table-cell office:value-type="string" office:string-value="{&quot;S40/9&quot;: [{&quot;shape_coords&quot;:[40,9],&quot;shape_name&quot;:&quot;Rectangle&quot;,&quot;synonyms&quot;:[&quot;S40/9&quot;,&quot;S40x9&quot;,&quot;40x9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],&quot; &amp; &quot;&quot;&quot;&quot; &amp;&quot;shape_name&quot;&amp;&quot;&quot;&quot;&quot; &amp; &quot;:&quot; &amp; &quot;&quot;&quot;&quot; &amp;[.D8] &amp; &quot;&quot;&quot;&quot; &amp; &quot;,&quot; &amp; &quot;&quot;&quot;&quot;&amp;[.I8]" table:style-name="ce11">
            <text:p>{"S40/9": [{"shape_coords":[40,9],"shape_name":"Rectangle","synonyms":["S40/9","S40x9","4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40/10" table:formula="of:=&quot;S&quot; &amp; [.B9] &amp; &quot;/&quot; &amp;[.C9]" table:style-name="ce9">
            <text:p>S40/10</text:p>
          </table:table-cell>
          <table:table-cell office:value-type="float" office:value="40" table:style-name="ce9">
            <text:p>40</text:p>
          </table:table-cell>
          <table:table-cell office:value-type="float" office:value="10" table:style-name="ce9">
            <text:p>10</text:p>
          </table:table-cell>
          <table:table-cell office:value-type="string" table:style-name="ce11">
            <text:p>Rectangle</text:p>
          </table:table-cell>
          <table:table-cell office:value-type="string" office:string-value="S40/10" table:formula="of:=[.A9]" table:style-name="ce28">
            <text:p>S40/10</text:p>
          </table:table-cell>
          <table:table-cell office:value-type="string" office:string-value="S40x10" table:formula="of:=&quot;S&quot; &amp; [.B9] &amp; &quot;x&quot; &amp;[.C9]" table:style-name="ce28">
            <text:p>S40x10</text:p>
          </table:table-cell>
          <table:table-cell office:value-type="string" office:string-value="40x10" table:formula="of:=[.B9] &amp; &quot;x&quot; &amp;[.C9]" table:style-name="ce28">
            <text:p>40x10</text:p>
          </table:table-cell>
          <table:table-cell table:style-name="ce28"/>
          <table:table-cell office:value-type="string" office:string-value="synonyms&quot;:[&quot;S40/10&quot;,&quot;S40x10&quot;,&quot;40x10&quot;]}]}," table:formula="of:= &quot;synonyms&quot;&amp;&quot;&quot;&quot;&quot;&amp;&quot;:[&quot;&amp;&quot;&quot;&quot;&quot;&amp;[.E9]&amp;&quot;&quot;&quot;&quot;&amp;&quot;,&quot;&amp;&quot;&quot;&quot;&quot;&amp;[.F9]&amp;&quot;&quot;&quot;&quot;&amp;&quot;,&quot;&amp;&quot;&quot;&quot;&quot;&amp;[.G9]&amp;&quot;&quot;&quot;&quot;&amp;&quot;]}]},&quot;" table:style-name="ce28">
            <text:p>synonyms":["S40/10","S40x10","40x10"]}]},</text:p>
          </table:table-cell>
          <table:table-cell office:value-type="string" office:string-value="{&quot;S40/10&quot;: [{&quot;shape_coords&quot;:[40,10],&quot;shape_name&quot;:&quot;Rectangle&quot;,&quot;synonyms&quot;:[&quot;S40/10&quot;,&quot;S40x10&quot;,&quot;40x10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],&quot; &amp; &quot;&quot;&quot;&quot; &amp;&quot;shape_name&quot;&amp;&quot;&quot;&quot;&quot; &amp; &quot;:&quot; &amp; &quot;&quot;&quot;&quot; &amp;[.D9] &amp; &quot;&quot;&quot;&quot; &amp; &quot;,&quot; &amp; &quot;&quot;&quot;&quot;&amp;[.I9]" table:style-name="ce11">
            <text:p>{"S40/10": [{"shape_coords":[40,10],"shape_name":"Rectangle","synonyms":["S40/10","S40x10","4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4" table:formula="of:=&quot;S&quot; &amp; [.B10] &amp; &quot;/&quot; &amp;[.C10]" table:style-name="ce9">
            <text:p>S50/4</text:p>
          </table:table-cell>
          <table:table-cell office:value-type="float" office:value="50" table:style-name="ce9">
            <text:p>50</text:p>
          </table:table-cell>
          <table:table-cell office:value-type="float" office:value="4" table:style-name="ce9">
            <text:p>4</text:p>
          </table:table-cell>
          <table:table-cell office:value-type="string" table:style-name="ce11">
            <text:p>Rectangle</text:p>
          </table:table-cell>
          <table:table-cell office:value-type="string" office:string-value="S50/4" table:formula="of:=[.A10]" table:style-name="ce28">
            <text:p>S50/4</text:p>
          </table:table-cell>
          <table:table-cell office:value-type="string" office:string-value="S50x4" table:formula="of:=&quot;S&quot; &amp; [.B10] &amp; &quot;x&quot; &amp;[.C10]" table:style-name="ce28">
            <text:p>S50x4</text:p>
          </table:table-cell>
          <table:table-cell office:value-type="string" office:string-value="50x4" table:formula="of:=[.B10] &amp; &quot;x&quot; &amp;[.C10]" table:style-name="ce28">
            <text:p>50x4</text:p>
          </table:table-cell>
          <table:table-cell table:style-name="ce28"/>
          <table:table-cell office:value-type="string" office:string-value="synonyms&quot;:[&quot;S50/4&quot;,&quot;S50x4&quot;,&quot;50x4&quot;]}]}," table:formula="of:= &quot;synonyms&quot;&amp;&quot;&quot;&quot;&quot;&amp;&quot;:[&quot;&amp;&quot;&quot;&quot;&quot;&amp;[.E10]&amp;&quot;&quot;&quot;&quot;&amp;&quot;,&quot;&amp;&quot;&quot;&quot;&quot;&amp;[.F10]&amp;&quot;&quot;&quot;&quot;&amp;&quot;,&quot;&amp;&quot;&quot;&quot;&quot;&amp;[.G10]&amp;&quot;&quot;&quot;&quot;&amp;&quot;]}]},&quot;" table:style-name="ce28">
            <text:p>synonyms":["S50/4","S50x4","50x4"]}]},</text:p>
          </table:table-cell>
          <table:table-cell office:value-type="string" office:string-value="{&quot;S50/4&quot;: [{&quot;shape_coords&quot;:[50,4],&quot;shape_name&quot;:&quot;Rectangle&quot;,&quot;synonyms&quot;:[&quot;S50/4&quot;,&quot;S50x4&quot;,&quot;50x4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],&quot; &amp; &quot;&quot;&quot;&quot; &amp;&quot;shape_name&quot;&amp;&quot;&quot;&quot;&quot; &amp; &quot;:&quot; &amp; &quot;&quot;&quot;&quot; &amp;[.D10] &amp; &quot;&quot;&quot;&quot; &amp; &quot;,&quot; &amp; &quot;&quot;&quot;&quot;&amp;[.I10]" table:style-name="ce11">
            <text:p>{"S50/4": [{"shape_coords":[50,4],"shape_name":"Rectangle","synonyms":["S50/4","S50x4","50x4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5" table:formula="of:=&quot;S&quot; &amp; [.B11] &amp; &quot;/&quot; &amp;[.C11]" table:style-name="ce9">
            <text:p>S50/5</text:p>
          </table:table-cell>
          <table:table-cell office:value-type="float" office:value="50" table:style-name="ce9">
            <text:p>50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Rectangle</text:p>
          </table:table-cell>
          <table:table-cell office:value-type="string" office:string-value="S50/5" table:formula="of:=[.A11]" table:style-name="ce28">
            <text:p>S50/5</text:p>
          </table:table-cell>
          <table:table-cell office:value-type="string" office:string-value="S50x5" table:formula="of:=&quot;S&quot; &amp; [.B11] &amp; &quot;x&quot; &amp;[.C11]" table:style-name="ce28">
            <text:p>S50x5</text:p>
          </table:table-cell>
          <table:table-cell office:value-type="string" office:string-value="50x5" table:formula="of:=[.B11] &amp; &quot;x&quot; &amp;[.C11]" table:style-name="ce28">
            <text:p>50x5</text:p>
          </table:table-cell>
          <table:table-cell table:style-name="ce28"/>
          <table:table-cell office:value-type="string" office:string-value="synonyms&quot;:[&quot;S50/5&quot;,&quot;S50x5&quot;,&quot;50x5&quot;]}]}," table:formula="of:= &quot;synonyms&quot;&amp;&quot;&quot;&quot;&quot;&amp;&quot;:[&quot;&amp;&quot;&quot;&quot;&quot;&amp;[.E11]&amp;&quot;&quot;&quot;&quot;&amp;&quot;,&quot;&amp;&quot;&quot;&quot;&quot;&amp;[.F11]&amp;&quot;&quot;&quot;&quot;&amp;&quot;,&quot;&amp;&quot;&quot;&quot;&quot;&amp;[.G11]&amp;&quot;&quot;&quot;&quot;&amp;&quot;]}]},&quot;" table:style-name="ce28">
            <text:p>synonyms":["S50/5","S50x5","50x5"]}]},</text:p>
          </table:table-cell>
          <table:table-cell office:value-type="string" office:string-value="{&quot;S50/5&quot;: [{&quot;shape_coords&quot;:[50,5],&quot;shape_name&quot;:&quot;Rectangle&quot;,&quot;synonyms&quot;:[&quot;S50/5&quot;,&quot;S50x5&quot;,&quot;50x5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],&quot; &amp; &quot;&quot;&quot;&quot; &amp;&quot;shape_name&quot;&amp;&quot;&quot;&quot;&quot; &amp; &quot;:&quot; &amp; &quot;&quot;&quot;&quot; &amp;[.D11] &amp; &quot;&quot;&quot;&quot; &amp; &quot;,&quot; &amp; &quot;&quot;&quot;&quot;&amp;[.I11]" table:style-name="ce11">
            <text:p>{"S50/5": [{"shape_coords":[50,5],"shape_name":"Rectangle","synonyms":["S50/5","S50x5","5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6" table:formula="of:=&quot;S&quot; &amp; [.B12] &amp; &quot;/&quot; &amp;[.C12]" table:style-name="ce9">
            <text:p>S50/6</text:p>
          </table:table-cell>
          <table:table-cell office:value-type="float" office:value="50" table:style-name="ce9">
            <text:p>50</text:p>
          </table:table-cell>
          <table:table-cell office:value-type="float" office:value="6" table:style-name="ce9">
            <text:p>6</text:p>
          </table:table-cell>
          <table:table-cell office:value-type="string" table:style-name="ce11">
            <text:p>Rectangle</text:p>
          </table:table-cell>
          <table:table-cell office:value-type="string" office:string-value="S50/6" table:formula="of:=[.A12]" table:style-name="ce28">
            <text:p>S50/6</text:p>
          </table:table-cell>
          <table:table-cell office:value-type="string" office:string-value="S50x6" table:formula="of:=&quot;S&quot; &amp; [.B12] &amp; &quot;x&quot; &amp;[.C12]" table:style-name="ce28">
            <text:p>S50x6</text:p>
          </table:table-cell>
          <table:table-cell office:value-type="string" office:string-value="50x6" table:formula="of:=[.B12] &amp; &quot;x&quot; &amp;[.C12]" table:style-name="ce28">
            <text:p>50x6</text:p>
          </table:table-cell>
          <table:table-cell table:style-name="ce28"/>
          <table:table-cell office:value-type="string" office:string-value="synonyms&quot;:[&quot;S50/6&quot;,&quot;S50x6&quot;,&quot;50x6&quot;]}]}," table:formula="of:= &quot;synonyms&quot;&amp;&quot;&quot;&quot;&quot;&amp;&quot;:[&quot;&amp;&quot;&quot;&quot;&quot;&amp;[.E12]&amp;&quot;&quot;&quot;&quot;&amp;&quot;,&quot;&amp;&quot;&quot;&quot;&quot;&amp;[.F12]&amp;&quot;&quot;&quot;&quot;&amp;&quot;,&quot;&amp;&quot;&quot;&quot;&quot;&amp;[.G12]&amp;&quot;&quot;&quot;&quot;&amp;&quot;]}]},&quot;" table:style-name="ce28">
            <text:p>synonyms":["S50/6","S50x6","50x6"]}]},</text:p>
          </table:table-cell>
          <table:table-cell office:value-type="string" office:string-value="{&quot;S50/6&quot;: [{&quot;shape_coords&quot;:[50,6],&quot;shape_name&quot;:&quot;Rectangle&quot;,&quot;synonyms&quot;:[&quot;S50/6&quot;,&quot;S50x6&quot;,&quot;50x6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],&quot; &amp; &quot;&quot;&quot;&quot; &amp;&quot;shape_name&quot;&amp;&quot;&quot;&quot;&quot; &amp; &quot;:&quot; &amp; &quot;&quot;&quot;&quot; &amp;[.D12] &amp; &quot;&quot;&quot;&quot; &amp; &quot;,&quot; &amp; &quot;&quot;&quot;&quot;&amp;[.I12]" table:style-name="ce11">
            <text:p>{"S50/6": [{"shape_coords":[50,6],"shape_name":"Rectangle","synonyms":["S50/6","S50x6","50x6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7" table:formula="of:=&quot;S&quot; &amp; [.B13] &amp; &quot;/&quot; &amp;[.C13]" table:style-name="ce9">
            <text:p>S50/7</text:p>
          </table:table-cell>
          <table:table-cell office:value-type="float" office:value="50" table:style-name="ce9">
            <text:p>50</text:p>
          </table:table-cell>
          <table:table-cell office:value-type="float" office:value="7" table:style-name="ce9">
            <text:p>7</text:p>
          </table:table-cell>
          <table:table-cell office:value-type="string" table:style-name="ce11">
            <text:p>Rectangle</text:p>
          </table:table-cell>
          <table:table-cell office:value-type="string" office:string-value="S50/7" table:formula="of:=[.A13]" table:style-name="ce28">
            <text:p>S50/7</text:p>
          </table:table-cell>
          <table:table-cell office:value-type="string" office:string-value="S50x7" table:formula="of:=&quot;S&quot; &amp; [.B13] &amp; &quot;x&quot; &amp;[.C13]" table:style-name="ce28">
            <text:p>S50x7</text:p>
          </table:table-cell>
          <table:table-cell office:value-type="string" office:string-value="50x7" table:formula="of:=[.B13] &amp; &quot;x&quot; &amp;[.C13]" table:style-name="ce28">
            <text:p>50x7</text:p>
          </table:table-cell>
          <table:table-cell table:style-name="ce28"/>
          <table:table-cell office:value-type="string" office:string-value="synonyms&quot;:[&quot;S50/7&quot;,&quot;S50x7&quot;,&quot;50x7&quot;]}]}," table:formula="of:= &quot;synonyms&quot;&amp;&quot;&quot;&quot;&quot;&amp;&quot;:[&quot;&amp;&quot;&quot;&quot;&quot;&amp;[.E13]&amp;&quot;&quot;&quot;&quot;&amp;&quot;,&quot;&amp;&quot;&quot;&quot;&quot;&amp;[.F13]&amp;&quot;&quot;&quot;&quot;&amp;&quot;,&quot;&amp;&quot;&quot;&quot;&quot;&amp;[.G13]&amp;&quot;&quot;&quot;&quot;&amp;&quot;]}]},&quot;" table:style-name="ce28">
            <text:p>synonyms":["S50/7","S50x7","50x7"]}]},</text:p>
          </table:table-cell>
          <table:table-cell office:value-type="string" office:string-value="{&quot;S50/7&quot;: [{&quot;shape_coords&quot;:[50,7],&quot;shape_name&quot;:&quot;Rectangle&quot;,&quot;synonyms&quot;:[&quot;S50/7&quot;,&quot;S50x7&quot;,&quot;50x7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],&quot; &amp; &quot;&quot;&quot;&quot; &amp;&quot;shape_name&quot;&amp;&quot;&quot;&quot;&quot; &amp; &quot;:&quot; &amp; &quot;&quot;&quot;&quot; &amp;[.D13] &amp; &quot;&quot;&quot;&quot; &amp; &quot;,&quot; &amp; &quot;&quot;&quot;&quot;&amp;[.I13]" table:style-name="ce11">
            <text:p>{"S50/7": [{"shape_coords":[50,7],"shape_name":"Rectangle","synonyms":["S50/7","S50x7","5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8" table:formula="of:=&quot;S&quot; &amp; [.B14] &amp; &quot;/&quot; &amp;[.C14]" table:style-name="ce9">
            <text:p>S50/8</text:p>
          </table:table-cell>
          <table:table-cell office:value-type="float" office:value="50" table:style-name="ce9">
            <text:p>50</text:p>
          </table:table-cell>
          <table:table-cell office:value-type="float" office:value="8" table:style-name="ce9">
            <text:p>8</text:p>
          </table:table-cell>
          <table:table-cell office:value-type="string" table:style-name="ce11">
            <text:p>Rectangle</text:p>
          </table:table-cell>
          <table:table-cell office:value-type="string" office:string-value="S50/8" table:formula="of:=[.A14]" table:style-name="ce28">
            <text:p>S50/8</text:p>
          </table:table-cell>
          <table:table-cell office:value-type="string" office:string-value="S50x8" table:formula="of:=&quot;S&quot; &amp; [.B14] &amp; &quot;x&quot; &amp;[.C14]" table:style-name="ce28">
            <text:p>S50x8</text:p>
          </table:table-cell>
          <table:table-cell office:value-type="string" office:string-value="50x8" table:formula="of:=[.B14] &amp; &quot;x&quot; &amp;[.C14]" table:style-name="ce28">
            <text:p>50x8</text:p>
          </table:table-cell>
          <table:table-cell table:style-name="ce28"/>
          <table:table-cell office:value-type="string" office:string-value="synonyms&quot;:[&quot;S50/8&quot;,&quot;S50x8&quot;,&quot;50x8&quot;]}]}," table:formula="of:= &quot;synonyms&quot;&amp;&quot;&quot;&quot;&quot;&amp;&quot;:[&quot;&amp;&quot;&quot;&quot;&quot;&amp;[.E14]&amp;&quot;&quot;&quot;&quot;&amp;&quot;,&quot;&amp;&quot;&quot;&quot;&quot;&amp;[.F14]&amp;&quot;&quot;&quot;&quot;&amp;&quot;,&quot;&amp;&quot;&quot;&quot;&quot;&amp;[.G14]&amp;&quot;&quot;&quot;&quot;&amp;&quot;]}]},&quot;" table:style-name="ce28">
            <text:p>synonyms":["S50/8","S50x8","50x8"]}]},</text:p>
          </table:table-cell>
          <table:table-cell office:value-type="string" office:string-value="{&quot;S50/8&quot;: [{&quot;shape_coords&quot;:[50,8],&quot;shape_name&quot;:&quot;Rectangle&quot;,&quot;synonyms&quot;:[&quot;S50/8&quot;,&quot;S50x8&quot;,&quot;50x8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],&quot; &amp; &quot;&quot;&quot;&quot; &amp;&quot;shape_name&quot;&amp;&quot;&quot;&quot;&quot; &amp; &quot;:&quot; &amp; &quot;&quot;&quot;&quot; &amp;[.D14] &amp; &quot;&quot;&quot;&quot; &amp; &quot;,&quot; &amp; &quot;&quot;&quot;&quot;&amp;[.I14]" table:style-name="ce11">
            <text:p>{"S50/8": [{"shape_coords":[50,8],"shape_name":"Rectangle","synonyms":["S50/8","S50x8","5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9" table:formula="of:=&quot;S&quot; &amp; [.B15] &amp; &quot;/&quot; &amp;[.C15]" table:style-name="ce9">
            <text:p>S50/9</text:p>
          </table:table-cell>
          <table:table-cell office:value-type="float" office:value="50" table:style-name="ce9">
            <text:p>50</text:p>
          </table:table-cell>
          <table:table-cell office:value-type="float" office:value="9" table:style-name="ce9">
            <text:p>9</text:p>
          </table:table-cell>
          <table:table-cell office:value-type="string" table:style-name="ce11">
            <text:p>Rectangle</text:p>
          </table:table-cell>
          <table:table-cell office:value-type="string" office:string-value="S50/9" table:formula="of:=[.A15]" table:style-name="ce28">
            <text:p>S50/9</text:p>
          </table:table-cell>
          <table:table-cell office:value-type="string" office:string-value="S50x9" table:formula="of:=&quot;S&quot; &amp; [.B15] &amp; &quot;x&quot; &amp;[.C15]" table:style-name="ce28">
            <text:p>S50x9</text:p>
          </table:table-cell>
          <table:table-cell office:value-type="string" office:string-value="50x9" table:formula="of:=[.B15] &amp; &quot;x&quot; &amp;[.C15]" table:style-name="ce28">
            <text:p>50x9</text:p>
          </table:table-cell>
          <table:table-cell table:style-name="ce28"/>
          <table:table-cell office:value-type="string" office:string-value="synonyms&quot;:[&quot;S50/9&quot;,&quot;S50x9&quot;,&quot;50x9&quot;]}]}," table:formula="of:= &quot;synonyms&quot;&amp;&quot;&quot;&quot;&quot;&amp;&quot;:[&quot;&amp;&quot;&quot;&quot;&quot;&amp;[.E15]&amp;&quot;&quot;&quot;&quot;&amp;&quot;,&quot;&amp;&quot;&quot;&quot;&quot;&amp;[.F15]&amp;&quot;&quot;&quot;&quot;&amp;&quot;,&quot;&amp;&quot;&quot;&quot;&quot;&amp;[.G15]&amp;&quot;&quot;&quot;&quot;&amp;&quot;]}]},&quot;" table:style-name="ce28">
            <text:p>synonyms":["S50/9","S50x9","50x9"]}]},</text:p>
          </table:table-cell>
          <table:table-cell office:value-type="string" office:string-value="{&quot;S50/9&quot;: [{&quot;shape_coords&quot;:[50,9],&quot;shape_name&quot;:&quot;Rectangle&quot;,&quot;synonyms&quot;:[&quot;S50/9&quot;,&quot;S50x9&quot;,&quot;50x9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],&quot; &amp; &quot;&quot;&quot;&quot; &amp;&quot;shape_name&quot;&amp;&quot;&quot;&quot;&quot; &amp; &quot;:&quot; &amp; &quot;&quot;&quot;&quot; &amp;[.D15] &amp; &quot;&quot;&quot;&quot; &amp; &quot;,&quot; &amp; &quot;&quot;&quot;&quot;&amp;[.I15]" table:style-name="ce11">
            <text:p>{"S50/9": [{"shape_coords":[50,9],"shape_name":"Rectangle","synonyms":["S50/9","S50x9","5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50/10" table:formula="of:=&quot;S&quot; &amp; [.B16] &amp; &quot;/&quot; &amp;[.C16]" table:style-name="ce9">
            <text:p>S50/10</text:p>
          </table:table-cell>
          <table:table-cell office:value-type="float" office:value="50" table:style-name="ce9">
            <text:p>50</text:p>
          </table:table-cell>
          <table:table-cell office:value-type="float" office:value="10" table:style-name="ce9">
            <text:p>10</text:p>
          </table:table-cell>
          <table:table-cell office:value-type="string" table:style-name="ce11">
            <text:p>Rectangle</text:p>
          </table:table-cell>
          <table:table-cell office:value-type="string" office:string-value="S50/10" table:formula="of:=[.A16]" table:style-name="ce28">
            <text:p>S50/10</text:p>
          </table:table-cell>
          <table:table-cell office:value-type="string" office:string-value="S50x10" table:formula="of:=&quot;S&quot; &amp; [.B16] &amp; &quot;x&quot; &amp;[.C16]" table:style-name="ce28">
            <text:p>S50x10</text:p>
          </table:table-cell>
          <table:table-cell office:value-type="string" office:string-value="50x10" table:formula="of:=[.B16] &amp; &quot;x&quot; &amp;[.C16]" table:style-name="ce28">
            <text:p>50x10</text:p>
          </table:table-cell>
          <table:table-cell table:style-name="ce28"/>
          <table:table-cell office:value-type="string" office:string-value="synonyms&quot;:[&quot;S50/10&quot;,&quot;S50x10&quot;,&quot;50x10&quot;]}]}," table:formula="of:= &quot;synonyms&quot;&amp;&quot;&quot;&quot;&quot;&amp;&quot;:[&quot;&amp;&quot;&quot;&quot;&quot;&amp;[.E16]&amp;&quot;&quot;&quot;&quot;&amp;&quot;,&quot;&amp;&quot;&quot;&quot;&quot;&amp;[.F16]&amp;&quot;&quot;&quot;&quot;&amp;&quot;,&quot;&amp;&quot;&quot;&quot;&quot;&amp;[.G16]&amp;&quot;&quot;&quot;&quot;&amp;&quot;]}]},&quot;" table:style-name="ce28">
            <text:p>synonyms":["S50/10","S50x10","50x10"]}]},</text:p>
          </table:table-cell>
          <table:table-cell office:value-type="string" office:string-value="{&quot;S50/10&quot;: [{&quot;shape_coords&quot;:[50,10],&quot;shape_name&quot;:&quot;Rectangle&quot;,&quot;synonyms&quot;:[&quot;S50/10&quot;,&quot;S50x10&quot;,&quot;50x10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],&quot; &amp; &quot;&quot;&quot;&quot; &amp;&quot;shape_name&quot;&amp;&quot;&quot;&quot;&quot; &amp; &quot;:&quot; &amp; &quot;&quot;&quot;&quot; &amp;[.D16] &amp; &quot;&quot;&quot;&quot; &amp; &quot;,&quot; &amp; &quot;&quot;&quot;&quot;&amp;[.I16]" table:style-name="ce11">
            <text:p>{"S50/10": [{"shape_coords":[50,10],"shape_name":"Rectangle","synonyms":["S50/10","S50x10","5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4" table:formula="of:=&quot;S&quot; &amp; [.B17] &amp; &quot;/&quot; &amp;[.C17]" table:style-name="ce9">
            <text:p>S60/4</text:p>
          </table:table-cell>
          <table:table-cell office:value-type="float" office:value="60" table:style-name="ce9">
            <text:p>60</text:p>
          </table:table-cell>
          <table:table-cell office:value-type="float" office:value="4" table:style-name="ce9">
            <text:p>4</text:p>
          </table:table-cell>
          <table:table-cell office:value-type="string" table:style-name="ce11">
            <text:p>Rectangle</text:p>
          </table:table-cell>
          <table:table-cell office:value-type="string" office:string-value="S60/4" table:formula="of:=[.A17]" table:style-name="ce28">
            <text:p>S60/4</text:p>
          </table:table-cell>
          <table:table-cell office:value-type="string" office:string-value="S60x4" table:formula="of:=&quot;S&quot; &amp; [.B17] &amp; &quot;x&quot; &amp;[.C17]" table:style-name="ce28">
            <text:p>S60x4</text:p>
          </table:table-cell>
          <table:table-cell office:value-type="string" office:string-value="60x4" table:formula="of:=[.B17] &amp; &quot;x&quot; &amp;[.C17]" table:style-name="ce28">
            <text:p>60x4</text:p>
          </table:table-cell>
          <table:table-cell table:style-name="ce28"/>
          <table:table-cell office:value-type="string" office:string-value="synonyms&quot;:[&quot;S60/4&quot;,&quot;S60x4&quot;,&quot;60x4&quot;]}]}," table:formula="of:= &quot;synonyms&quot;&amp;&quot;&quot;&quot;&quot;&amp;&quot;:[&quot;&amp;&quot;&quot;&quot;&quot;&amp;[.E17]&amp;&quot;&quot;&quot;&quot;&amp;&quot;,&quot;&amp;&quot;&quot;&quot;&quot;&amp;[.F17]&amp;&quot;&quot;&quot;&quot;&amp;&quot;,&quot;&amp;&quot;&quot;&quot;&quot;&amp;[.G17]&amp;&quot;&quot;&quot;&quot;&amp;&quot;]}]},&quot;" table:style-name="ce28">
            <text:p>synonyms":["S60/4","S60x4","60x4"]}]},</text:p>
          </table:table-cell>
          <table:table-cell office:value-type="string" office:string-value="{&quot;S60/4&quot;: [{&quot;shape_coords&quot;:[60,4],&quot;shape_name&quot;:&quot;Rectangle&quot;,&quot;synonyms&quot;:[&quot;S60/4&quot;,&quot;S60x4&quot;,&quot;60x4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],&quot; &amp; &quot;&quot;&quot;&quot; &amp;&quot;shape_name&quot;&amp;&quot;&quot;&quot;&quot; &amp; &quot;:&quot; &amp; &quot;&quot;&quot;&quot; &amp;[.D17] &amp; &quot;&quot;&quot;&quot; &amp; &quot;,&quot; &amp; &quot;&quot;&quot;&quot;&amp;[.I17]" table:style-name="ce11">
            <text:p>{"S60/4": [{"shape_coords":[60,4],"shape_name":"Rectangle","synonyms":["S60/4","S60x4","60x4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5" table:formula="of:=&quot;S&quot; &amp; [.B18] &amp; &quot;/&quot; &amp;[.C18]" table:style-name="ce9">
            <text:p>S60/5</text:p>
          </table:table-cell>
          <table:table-cell office:value-type="float" office:value="60" table:style-name="ce9">
            <text:p>60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Rectangle</text:p>
          </table:table-cell>
          <table:table-cell office:value-type="string" office:string-value="S60/5" table:formula="of:=[.A18]" table:style-name="ce28">
            <text:p>S60/5</text:p>
          </table:table-cell>
          <table:table-cell office:value-type="string" office:string-value="S60x5" table:formula="of:=&quot;S&quot; &amp; [.B18] &amp; &quot;x&quot; &amp;[.C18]" table:style-name="ce28">
            <text:p>S60x5</text:p>
          </table:table-cell>
          <table:table-cell office:value-type="string" office:string-value="60x5" table:formula="of:=[.B18] &amp; &quot;x&quot; &amp;[.C18]" table:style-name="ce28">
            <text:p>60x5</text:p>
          </table:table-cell>
          <table:table-cell table:style-name="ce28"/>
          <table:table-cell office:value-type="string" office:string-value="synonyms&quot;:[&quot;S60/5&quot;,&quot;S60x5&quot;,&quot;60x5&quot;]}]}," table:formula="of:= &quot;synonyms&quot;&amp;&quot;&quot;&quot;&quot;&amp;&quot;:[&quot;&amp;&quot;&quot;&quot;&quot;&amp;[.E18]&amp;&quot;&quot;&quot;&quot;&amp;&quot;,&quot;&amp;&quot;&quot;&quot;&quot;&amp;[.F18]&amp;&quot;&quot;&quot;&quot;&amp;&quot;,&quot;&amp;&quot;&quot;&quot;&quot;&amp;[.G18]&amp;&quot;&quot;&quot;&quot;&amp;&quot;]}]},&quot;" table:style-name="ce28">
            <text:p>synonyms":["S60/5","S60x5","60x5"]}]},</text:p>
          </table:table-cell>
          <table:table-cell office:value-type="string" office:string-value="{&quot;S60/5&quot;: [{&quot;shape_coords&quot;:[60,5],&quot;shape_name&quot;:&quot;Rectangle&quot;,&quot;synonyms&quot;:[&quot;S60/5&quot;,&quot;S60x5&quot;,&quot;60x5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],&quot; &amp; &quot;&quot;&quot;&quot; &amp;&quot;shape_name&quot;&amp;&quot;&quot;&quot;&quot; &amp; &quot;:&quot; &amp; &quot;&quot;&quot;&quot; &amp;[.D18] &amp; &quot;&quot;&quot;&quot; &amp; &quot;,&quot; &amp; &quot;&quot;&quot;&quot;&amp;[.I18]" table:style-name="ce11">
            <text:p>{"S60/5": [{"shape_coords":[60,5],"shape_name":"Rectangle","synonyms":["S60/5","S60x5","6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6" table:formula="of:=&quot;S&quot; &amp; [.B19] &amp; &quot;/&quot; &amp;[.C19]" table:style-name="ce9">
            <text:p>S60/6</text:p>
          </table:table-cell>
          <table:table-cell office:value-type="float" office:value="60" table:style-name="ce9">
            <text:p>60</text:p>
          </table:table-cell>
          <table:table-cell office:value-type="float" office:value="6" table:style-name="ce9">
            <text:p>6</text:p>
          </table:table-cell>
          <table:table-cell office:value-type="string" table:style-name="ce11">
            <text:p>Rectangle</text:p>
          </table:table-cell>
          <table:table-cell office:value-type="string" office:string-value="S60/6" table:formula="of:=[.A19]" table:style-name="ce28">
            <text:p>S60/6</text:p>
          </table:table-cell>
          <table:table-cell office:value-type="string" office:string-value="S60x6" table:formula="of:=&quot;S&quot; &amp; [.B19] &amp; &quot;x&quot; &amp;[.C19]" table:style-name="ce28">
            <text:p>S60x6</text:p>
          </table:table-cell>
          <table:table-cell office:value-type="string" office:string-value="60x6" table:formula="of:=[.B19] &amp; &quot;x&quot; &amp;[.C19]" table:style-name="ce28">
            <text:p>60x6</text:p>
          </table:table-cell>
          <table:table-cell table:style-name="ce28"/>
          <table:table-cell office:value-type="string" office:string-value="synonyms&quot;:[&quot;S60/6&quot;,&quot;S60x6&quot;,&quot;60x6&quot;]}]}," table:formula="of:= &quot;synonyms&quot;&amp;&quot;&quot;&quot;&quot;&amp;&quot;:[&quot;&amp;&quot;&quot;&quot;&quot;&amp;[.E19]&amp;&quot;&quot;&quot;&quot;&amp;&quot;,&quot;&amp;&quot;&quot;&quot;&quot;&amp;[.F19]&amp;&quot;&quot;&quot;&quot;&amp;&quot;,&quot;&amp;&quot;&quot;&quot;&quot;&amp;[.G19]&amp;&quot;&quot;&quot;&quot;&amp;&quot;]}]},&quot;" table:style-name="ce28">
            <text:p>synonyms":["S60/6","S60x6","60x6"]}]},</text:p>
          </table:table-cell>
          <table:table-cell office:value-type="string" office:string-value="{&quot;S60/6&quot;: [{&quot;shape_coords&quot;:[60,6],&quot;shape_name&quot;:&quot;Rectangle&quot;,&quot;synonyms&quot;:[&quot;S60/6&quot;,&quot;S60x6&quot;,&quot;60x6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],&quot; &amp; &quot;&quot;&quot;&quot; &amp;&quot;shape_name&quot;&amp;&quot;&quot;&quot;&quot; &amp; &quot;:&quot; &amp; &quot;&quot;&quot;&quot; &amp;[.D19] &amp; &quot;&quot;&quot;&quot; &amp; &quot;,&quot; &amp; &quot;&quot;&quot;&quot;&amp;[.I19]" table:style-name="ce11">
            <text:p>{"S60/6": [{"shape_coords":[60,6],"shape_name":"Rectangle","synonyms":["S60/6","S60x6","60x6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7" table:formula="of:=&quot;S&quot; &amp; [.B20] &amp; &quot;/&quot; &amp;[.C20]" table:style-name="ce9">
            <text:p>S60/7</text:p>
          </table:table-cell>
          <table:table-cell office:value-type="float" office:value="60" table:style-name="ce9">
            <text:p>60</text:p>
          </table:table-cell>
          <table:table-cell office:value-type="float" office:value="7" table:style-name="ce9">
            <text:p>7</text:p>
          </table:table-cell>
          <table:table-cell office:value-type="string" table:style-name="ce11">
            <text:p>Rectangle</text:p>
          </table:table-cell>
          <table:table-cell office:value-type="string" office:string-value="S60/7" table:formula="of:=[.A20]" table:style-name="ce28">
            <text:p>S60/7</text:p>
          </table:table-cell>
          <table:table-cell office:value-type="string" office:string-value="S60x7" table:formula="of:=&quot;S&quot; &amp; [.B20] &amp; &quot;x&quot; &amp;[.C20]" table:style-name="ce28">
            <text:p>S60x7</text:p>
          </table:table-cell>
          <table:table-cell office:value-type="string" office:string-value="60x7" table:formula="of:=[.B20] &amp; &quot;x&quot; &amp;[.C20]" table:style-name="ce28">
            <text:p>60x7</text:p>
          </table:table-cell>
          <table:table-cell table:style-name="ce28"/>
          <table:table-cell office:value-type="string" office:string-value="synonyms&quot;:[&quot;S60/7&quot;,&quot;S60x7&quot;,&quot;60x7&quot;]}]}," table:formula="of:= &quot;synonyms&quot;&amp;&quot;&quot;&quot;&quot;&amp;&quot;:[&quot;&amp;&quot;&quot;&quot;&quot;&amp;[.E20]&amp;&quot;&quot;&quot;&quot;&amp;&quot;,&quot;&amp;&quot;&quot;&quot;&quot;&amp;[.F20]&amp;&quot;&quot;&quot;&quot;&amp;&quot;,&quot;&amp;&quot;&quot;&quot;&quot;&amp;[.G20]&amp;&quot;&quot;&quot;&quot;&amp;&quot;]}]},&quot;" table:style-name="ce28">
            <text:p>synonyms":["S60/7","S60x7","60x7"]}]},</text:p>
          </table:table-cell>
          <table:table-cell office:value-type="string" office:string-value="{&quot;S60/7&quot;: [{&quot;shape_coords&quot;:[60,7],&quot;shape_name&quot;:&quot;Rectangle&quot;,&quot;synonyms&quot;:[&quot;S60/7&quot;,&quot;S60x7&quot;,&quot;60x7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],&quot; &amp; &quot;&quot;&quot;&quot; &amp;&quot;shape_name&quot;&amp;&quot;&quot;&quot;&quot; &amp; &quot;:&quot; &amp; &quot;&quot;&quot;&quot; &amp;[.D20] &amp; &quot;&quot;&quot;&quot; &amp; &quot;,&quot; &amp; &quot;&quot;&quot;&quot;&amp;[.I20]" table:style-name="ce11">
            <text:p>{"S60/7": [{"shape_coords":[60,7],"shape_name":"Rectangle","synonyms":["S60/7","S60x7","6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8" table:formula="of:=&quot;S&quot; &amp; [.B21] &amp; &quot;/&quot; &amp;[.C21]" table:style-name="ce9">
            <text:p>S60/8</text:p>
          </table:table-cell>
          <table:table-cell office:value-type="float" office:value="60" table:style-name="ce9">
            <text:p>60</text:p>
          </table:table-cell>
          <table:table-cell office:value-type="float" office:value="8" table:style-name="ce9">
            <text:p>8</text:p>
          </table:table-cell>
          <table:table-cell office:value-type="string" table:style-name="ce11">
            <text:p>Rectangle</text:p>
          </table:table-cell>
          <table:table-cell office:value-type="string" office:string-value="S60/8" table:formula="of:=[.A21]" table:style-name="ce28">
            <text:p>S60/8</text:p>
          </table:table-cell>
          <table:table-cell office:value-type="string" office:string-value="S60x8" table:formula="of:=&quot;S&quot; &amp; [.B21] &amp; &quot;x&quot; &amp;[.C21]" table:style-name="ce28">
            <text:p>S60x8</text:p>
          </table:table-cell>
          <table:table-cell office:value-type="string" office:string-value="60x8" table:formula="of:=[.B21] &amp; &quot;x&quot; &amp;[.C21]" table:style-name="ce28">
            <text:p>60x8</text:p>
          </table:table-cell>
          <table:table-cell table:style-name="ce28"/>
          <table:table-cell office:value-type="string" office:string-value="synonyms&quot;:[&quot;S60/8&quot;,&quot;S60x8&quot;,&quot;60x8&quot;]}]}," table:formula="of:= &quot;synonyms&quot;&amp;&quot;&quot;&quot;&quot;&amp;&quot;:[&quot;&amp;&quot;&quot;&quot;&quot;&amp;[.E21]&amp;&quot;&quot;&quot;&quot;&amp;&quot;,&quot;&amp;&quot;&quot;&quot;&quot;&amp;[.F21]&amp;&quot;&quot;&quot;&quot;&amp;&quot;,&quot;&amp;&quot;&quot;&quot;&quot;&amp;[.G21]&amp;&quot;&quot;&quot;&quot;&amp;&quot;]}]},&quot;" table:style-name="ce28">
            <text:p>synonyms":["S60/8","S60x8","60x8"]}]},</text:p>
          </table:table-cell>
          <table:table-cell office:value-type="string" office:string-value="{&quot;S60/8&quot;: [{&quot;shape_coords&quot;:[60,8],&quot;shape_name&quot;:&quot;Rectangle&quot;,&quot;synonyms&quot;:[&quot;S60/8&quot;,&quot;S60x8&quot;,&quot;60x8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],&quot; &amp; &quot;&quot;&quot;&quot; &amp;&quot;shape_name&quot;&amp;&quot;&quot;&quot;&quot; &amp; &quot;:&quot; &amp; &quot;&quot;&quot;&quot; &amp;[.D21] &amp; &quot;&quot;&quot;&quot; &amp; &quot;,&quot; &amp; &quot;&quot;&quot;&quot;&amp;[.I21]" table:style-name="ce11">
            <text:p>{"S60/8": [{"shape_coords":[60,8],"shape_name":"Rectangle","synonyms":["S60/8","S60x8","6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9" table:formula="of:=&quot;S&quot; &amp; [.B22] &amp; &quot;/&quot; &amp;[.C22]" table:style-name="ce9">
            <text:p>S60/9</text:p>
          </table:table-cell>
          <table:table-cell office:value-type="float" office:value="60" table:style-name="ce9">
            <text:p>60</text:p>
          </table:table-cell>
          <table:table-cell office:value-type="float" office:value="9" table:style-name="ce9">
            <text:p>9</text:p>
          </table:table-cell>
          <table:table-cell office:value-type="string" table:style-name="ce11">
            <text:p>Rectangle</text:p>
          </table:table-cell>
          <table:table-cell office:value-type="string" office:string-value="S60/9" table:formula="of:=[.A22]" table:style-name="ce28">
            <text:p>S60/9</text:p>
          </table:table-cell>
          <table:table-cell office:value-type="string" office:string-value="S60x9" table:formula="of:=&quot;S&quot; &amp; [.B22] &amp; &quot;x&quot; &amp;[.C22]" table:style-name="ce28">
            <text:p>S60x9</text:p>
          </table:table-cell>
          <table:table-cell office:value-type="string" office:string-value="60x9" table:formula="of:=[.B22] &amp; &quot;x&quot; &amp;[.C22]" table:style-name="ce28">
            <text:p>60x9</text:p>
          </table:table-cell>
          <table:table-cell table:style-name="ce28"/>
          <table:table-cell office:value-type="string" office:string-value="synonyms&quot;:[&quot;S60/9&quot;,&quot;S60x9&quot;,&quot;60x9&quot;]}]}," table:formula="of:= &quot;synonyms&quot;&amp;&quot;&quot;&quot;&quot;&amp;&quot;:[&quot;&amp;&quot;&quot;&quot;&quot;&amp;[.E22]&amp;&quot;&quot;&quot;&quot;&amp;&quot;,&quot;&amp;&quot;&quot;&quot;&quot;&amp;[.F22]&amp;&quot;&quot;&quot;&quot;&amp;&quot;,&quot;&amp;&quot;&quot;&quot;&quot;&amp;[.G22]&amp;&quot;&quot;&quot;&quot;&amp;&quot;]}]},&quot;" table:style-name="ce28">
            <text:p>synonyms":["S60/9","S60x9","60x9"]}]},</text:p>
          </table:table-cell>
          <table:table-cell office:value-type="string" office:string-value="{&quot;S60/9&quot;: [{&quot;shape_coords&quot;:[60,9],&quot;shape_name&quot;:&quot;Rectangle&quot;,&quot;synonyms&quot;:[&quot;S60/9&quot;,&quot;S60x9&quot;,&quot;60x9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],&quot; &amp; &quot;&quot;&quot;&quot; &amp;&quot;shape_name&quot;&amp;&quot;&quot;&quot;&quot; &amp; &quot;:&quot; &amp; &quot;&quot;&quot;&quot; &amp;[.D22] &amp; &quot;&quot;&quot;&quot; &amp; &quot;,&quot; &amp; &quot;&quot;&quot;&quot;&amp;[.I22]" table:style-name="ce11">
            <text:p>{"S60/9": [{"shape_coords":[60,9],"shape_name":"Rectangle","synonyms":["S60/9","S60x9","6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60/10" table:formula="of:=&quot;S&quot; &amp; [.B23] &amp; &quot;/&quot; &amp;[.C23]" table:style-name="ce9">
            <text:p>S60/10</text:p>
          </table:table-cell>
          <table:table-cell office:value-type="float" office:value="60" table:style-name="ce9">
            <text:p>60</text:p>
          </table:table-cell>
          <table:table-cell office:value-type="float" office:value="10" table:style-name="ce9">
            <text:p>10</text:p>
          </table:table-cell>
          <table:table-cell office:value-type="string" table:style-name="ce11">
            <text:p>Rectangle</text:p>
          </table:table-cell>
          <table:table-cell office:value-type="string" office:string-value="S60/10" table:formula="of:=[.A23]" table:style-name="ce28">
            <text:p>S60/10</text:p>
          </table:table-cell>
          <table:table-cell office:value-type="string" office:string-value="S60x10" table:formula="of:=&quot;S&quot; &amp; [.B23] &amp; &quot;x&quot; &amp;[.C23]" table:style-name="ce28">
            <text:p>S60x10</text:p>
          </table:table-cell>
          <table:table-cell office:value-type="string" office:string-value="60x10" table:formula="of:=[.B23] &amp; &quot;x&quot; &amp;[.C23]" table:style-name="ce28">
            <text:p>60x10</text:p>
          </table:table-cell>
          <table:table-cell table:style-name="ce28"/>
          <table:table-cell office:value-type="string" office:string-value="synonyms&quot;:[&quot;S60/10&quot;,&quot;S60x10&quot;,&quot;60x10&quot;]}]}," table:formula="of:= &quot;synonyms&quot;&amp;&quot;&quot;&quot;&quot;&amp;&quot;:[&quot;&amp;&quot;&quot;&quot;&quot;&amp;[.E23]&amp;&quot;&quot;&quot;&quot;&amp;&quot;,&quot;&amp;&quot;&quot;&quot;&quot;&amp;[.F23]&amp;&quot;&quot;&quot;&quot;&amp;&quot;,&quot;&amp;&quot;&quot;&quot;&quot;&amp;[.G23]&amp;&quot;&quot;&quot;&quot;&amp;&quot;]}]},&quot;" table:style-name="ce28">
            <text:p>synonyms":["S60/10","S60x10","60x10"]}]},</text:p>
          </table:table-cell>
          <table:table-cell office:value-type="string" office:string-value="{&quot;S60/10&quot;: [{&quot;shape_coords&quot;:[60,10],&quot;shape_name&quot;:&quot;Rectangle&quot;,&quot;synonyms&quot;:[&quot;S60/10&quot;,&quot;S60x10&quot;,&quot;60x10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],&quot; &amp; &quot;&quot;&quot;&quot; &amp;&quot;shape_name&quot;&amp;&quot;&quot;&quot;&quot; &amp; &quot;:&quot; &amp; &quot;&quot;&quot;&quot; &amp;[.D23] &amp; &quot;&quot;&quot;&quot; &amp; &quot;,&quot; &amp; &quot;&quot;&quot;&quot;&amp;[.I23]" table:style-name="ce11">
            <text:p>{"S60/10": [{"shape_coords":[60,10],"shape_name":"Rectangle","synonyms":["S60/10","S60x10","6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4" table:formula="of:=&quot;S&quot; &amp; [.B24] &amp; &quot;/&quot; &amp;[.C24]" table:style-name="ce9">
            <text:p>S70/4</text:p>
          </table:table-cell>
          <table:table-cell office:value-type="float" office:value="70" table:style-name="ce9">
            <text:p>70</text:p>
          </table:table-cell>
          <table:table-cell office:value-type="float" office:value="4" table:style-name="ce9">
            <text:p>4</text:p>
          </table:table-cell>
          <table:table-cell office:value-type="string" table:style-name="ce11">
            <text:p>Rectangle</text:p>
          </table:table-cell>
          <table:table-cell office:value-type="string" office:string-value="S70/4" table:formula="of:=[.A24]" table:style-name="ce28">
            <text:p>S70/4</text:p>
          </table:table-cell>
          <table:table-cell office:value-type="string" office:string-value="S70x4" table:formula="of:=&quot;S&quot; &amp; [.B24] &amp; &quot;x&quot; &amp;[.C24]" table:style-name="ce28">
            <text:p>S70x4</text:p>
          </table:table-cell>
          <table:table-cell office:value-type="string" office:string-value="70x4" table:formula="of:=[.B24] &amp; &quot;x&quot; &amp;[.C24]" table:style-name="ce28">
            <text:p>70x4</text:p>
          </table:table-cell>
          <table:table-cell table:style-name="ce28"/>
          <table:table-cell office:value-type="string" office:string-value="synonyms&quot;:[&quot;S70/4&quot;,&quot;S70x4&quot;,&quot;70x4&quot;]}]}," table:formula="of:= &quot;synonyms&quot;&amp;&quot;&quot;&quot;&quot;&amp;&quot;:[&quot;&amp;&quot;&quot;&quot;&quot;&amp;[.E24]&amp;&quot;&quot;&quot;&quot;&amp;&quot;,&quot;&amp;&quot;&quot;&quot;&quot;&amp;[.F24]&amp;&quot;&quot;&quot;&quot;&amp;&quot;,&quot;&amp;&quot;&quot;&quot;&quot;&amp;[.G24]&amp;&quot;&quot;&quot;&quot;&amp;&quot;]}]},&quot;" table:style-name="ce28">
            <text:p>synonyms":["S70/4","S70x4","70x4"]}]},</text:p>
          </table:table-cell>
          <table:table-cell office:value-type="string" office:string-value="{&quot;S70/4&quot;: [{&quot;shape_coords&quot;:[70,4],&quot;shape_name&quot;:&quot;Rectangle&quot;,&quot;synonyms&quot;:[&quot;S70/4&quot;,&quot;S70x4&quot;,&quot;70x4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],&quot; &amp; &quot;&quot;&quot;&quot; &amp;&quot;shape_name&quot;&amp;&quot;&quot;&quot;&quot; &amp; &quot;:&quot; &amp; &quot;&quot;&quot;&quot; &amp;[.D24] &amp; &quot;&quot;&quot;&quot; &amp; &quot;,&quot; &amp; &quot;&quot;&quot;&quot;&amp;[.I24]" table:style-name="ce11">
            <text:p>{"S70/4": [{"shape_coords":[70,4],"shape_name":"Rectangle","synonyms":["S70/4","S70x4","70x4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5" table:formula="of:=&quot;S&quot; &amp; [.B25] &amp; &quot;/&quot; &amp;[.C25]" table:style-name="ce9">
            <text:p>S70/5</text:p>
          </table:table-cell>
          <table:table-cell office:value-type="float" office:value="70" table:style-name="ce9">
            <text:p>70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Rectangle</text:p>
          </table:table-cell>
          <table:table-cell office:value-type="string" office:string-value="S70/5" table:formula="of:=[.A25]" table:style-name="ce28">
            <text:p>S70/5</text:p>
          </table:table-cell>
          <table:table-cell office:value-type="string" office:string-value="S70x5" table:formula="of:=&quot;S&quot; &amp; [.B25] &amp; &quot;x&quot; &amp;[.C25]" table:style-name="ce28">
            <text:p>S70x5</text:p>
          </table:table-cell>
          <table:table-cell office:value-type="string" office:string-value="70x5" table:formula="of:=[.B25] &amp; &quot;x&quot; &amp;[.C25]" table:style-name="ce28">
            <text:p>70x5</text:p>
          </table:table-cell>
          <table:table-cell table:style-name="ce28"/>
          <table:table-cell office:value-type="string" office:string-value="synonyms&quot;:[&quot;S70/5&quot;,&quot;S70x5&quot;,&quot;70x5&quot;]}]}," table:formula="of:= &quot;synonyms&quot;&amp;&quot;&quot;&quot;&quot;&amp;&quot;:[&quot;&amp;&quot;&quot;&quot;&quot;&amp;[.E25]&amp;&quot;&quot;&quot;&quot;&amp;&quot;,&quot;&amp;&quot;&quot;&quot;&quot;&amp;[.F25]&amp;&quot;&quot;&quot;&quot;&amp;&quot;,&quot;&amp;&quot;&quot;&quot;&quot;&amp;[.G25]&amp;&quot;&quot;&quot;&quot;&amp;&quot;]}]},&quot;" table:style-name="ce28">
            <text:p>synonyms":["S70/5","S70x5","70x5"]}]},</text:p>
          </table:table-cell>
          <table:table-cell office:value-type="string" office:string-value="{&quot;S70/5&quot;: [{&quot;shape_coords&quot;:[70,5],&quot;shape_name&quot;:&quot;Rectangle&quot;,&quot;synonyms&quot;:[&quot;S70/5&quot;,&quot;S70x5&quot;,&quot;70x5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],&quot; &amp; &quot;&quot;&quot;&quot; &amp;&quot;shape_name&quot;&amp;&quot;&quot;&quot;&quot; &amp; &quot;:&quot; &amp; &quot;&quot;&quot;&quot; &amp;[.D25] &amp; &quot;&quot;&quot;&quot; &amp; &quot;,&quot; &amp; &quot;&quot;&quot;&quot;&amp;[.I25]" table:style-name="ce11">
            <text:p>{"S70/5": [{"shape_coords":[70,5],"shape_name":"Rectangle","synonyms":["S70/5","S70x5","7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6" table:formula="of:=&quot;S&quot; &amp; [.B26] &amp; &quot;/&quot; &amp;[.C26]" table:style-name="ce9">
            <text:p>S70/6</text:p>
          </table:table-cell>
          <table:table-cell office:value-type="float" office:value="70" table:style-name="ce9">
            <text:p>70</text:p>
          </table:table-cell>
          <table:table-cell office:value-type="float" office:value="6" table:style-name="ce9">
            <text:p>6</text:p>
          </table:table-cell>
          <table:table-cell office:value-type="string" table:style-name="ce11">
            <text:p>Rectangle</text:p>
          </table:table-cell>
          <table:table-cell office:value-type="string" office:string-value="S70/6" table:formula="of:=[.A26]" table:style-name="ce28">
            <text:p>S70/6</text:p>
          </table:table-cell>
          <table:table-cell office:value-type="string" office:string-value="S70x6" table:formula="of:=&quot;S&quot; &amp; [.B26] &amp; &quot;x&quot; &amp;[.C26]" table:style-name="ce28">
            <text:p>S70x6</text:p>
          </table:table-cell>
          <table:table-cell office:value-type="string" office:string-value="70x6" table:formula="of:=[.B26] &amp; &quot;x&quot; &amp;[.C26]" table:style-name="ce28">
            <text:p>70x6</text:p>
          </table:table-cell>
          <table:table-cell table:style-name="ce28"/>
          <table:table-cell office:value-type="string" office:string-value="synonyms&quot;:[&quot;S70/6&quot;,&quot;S70x6&quot;,&quot;70x6&quot;]}]}," table:formula="of:= &quot;synonyms&quot;&amp;&quot;&quot;&quot;&quot;&amp;&quot;:[&quot;&amp;&quot;&quot;&quot;&quot;&amp;[.E26]&amp;&quot;&quot;&quot;&quot;&amp;&quot;,&quot;&amp;&quot;&quot;&quot;&quot;&amp;[.F26]&amp;&quot;&quot;&quot;&quot;&amp;&quot;,&quot;&amp;&quot;&quot;&quot;&quot;&amp;[.G26]&amp;&quot;&quot;&quot;&quot;&amp;&quot;]}]},&quot;" table:style-name="ce28">
            <text:p>synonyms":["S70/6","S70x6","70x6"]}]},</text:p>
          </table:table-cell>
          <table:table-cell office:value-type="string" office:string-value="{&quot;S70/6&quot;: [{&quot;shape_coords&quot;:[70,6],&quot;shape_name&quot;:&quot;Rectangle&quot;,&quot;synonyms&quot;:[&quot;S70/6&quot;,&quot;S70x6&quot;,&quot;70x6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],&quot; &amp; &quot;&quot;&quot;&quot; &amp;&quot;shape_name&quot;&amp;&quot;&quot;&quot;&quot; &amp; &quot;:&quot; &amp; &quot;&quot;&quot;&quot; &amp;[.D26] &amp; &quot;&quot;&quot;&quot; &amp; &quot;,&quot; &amp; &quot;&quot;&quot;&quot;&amp;[.I26]" table:style-name="ce11">
            <text:p>{"S70/6": [{"shape_coords":[70,6],"shape_name":"Rectangle","synonyms":["S70/6","S70x6","70x6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7" table:formula="of:=&quot;S&quot; &amp; [.B27] &amp; &quot;/&quot; &amp;[.C27]" table:style-name="ce9">
            <text:p>S70/7</text:p>
          </table:table-cell>
          <table:table-cell office:value-type="float" office:value="70" table:style-name="ce9">
            <text:p>70</text:p>
          </table:table-cell>
          <table:table-cell office:value-type="float" office:value="7" table:style-name="ce9">
            <text:p>7</text:p>
          </table:table-cell>
          <table:table-cell office:value-type="string" table:style-name="ce11">
            <text:p>Rectangle</text:p>
          </table:table-cell>
          <table:table-cell office:value-type="string" office:string-value="S70/7" table:formula="of:=[.A27]" table:style-name="ce28">
            <text:p>S70/7</text:p>
          </table:table-cell>
          <table:table-cell office:value-type="string" office:string-value="S70x7" table:formula="of:=&quot;S&quot; &amp; [.B27] &amp; &quot;x&quot; &amp;[.C27]" table:style-name="ce28">
            <text:p>S70x7</text:p>
          </table:table-cell>
          <table:table-cell office:value-type="string" office:string-value="70x7" table:formula="of:=[.B27] &amp; &quot;x&quot; &amp;[.C27]" table:style-name="ce28">
            <text:p>70x7</text:p>
          </table:table-cell>
          <table:table-cell table:style-name="ce11"/>
          <table:table-cell office:value-type="string" office:string-value="synonyms&quot;:[&quot;S70/7&quot;,&quot;S70x7&quot;,&quot;70x7&quot;]}]}," table:formula="of:= &quot;synonyms&quot;&amp;&quot;&quot;&quot;&quot;&amp;&quot;:[&quot;&amp;&quot;&quot;&quot;&quot;&amp;[.E27]&amp;&quot;&quot;&quot;&quot;&amp;&quot;,&quot;&amp;&quot;&quot;&quot;&quot;&amp;[.F27]&amp;&quot;&quot;&quot;&quot;&amp;&quot;,&quot;&amp;&quot;&quot;&quot;&quot;&amp;[.G27]&amp;&quot;&quot;&quot;&quot;&amp;&quot;]}]},&quot;" table:style-name="ce28">
            <text:p>synonyms":["S70/7","S70x7","70x7"]}]},</text:p>
          </table:table-cell>
          <table:table-cell office:value-type="string" office:string-value="{&quot;S70/7&quot;: [{&quot;shape_coords&quot;:[70,7],&quot;shape_name&quot;:&quot;Rectangle&quot;,&quot;synonyms&quot;:[&quot;S70/7&quot;,&quot;S70x7&quot;,&quot;70x7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],&quot; &amp; &quot;&quot;&quot;&quot; &amp;&quot;shape_name&quot;&amp;&quot;&quot;&quot;&quot; &amp; &quot;:&quot; &amp; &quot;&quot;&quot;&quot; &amp;[.D27] &amp; &quot;&quot;&quot;&quot; &amp; &quot;,&quot; &amp; &quot;&quot;&quot;&quot;&amp;[.I27]" table:style-name="ce11">
            <text:p>{"S70/7": [{"shape_coords":[70,7],"shape_name":"Rectangle","synonyms":["S70/7","S70x7","7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8" table:formula="of:=&quot;S&quot; &amp; [.B28] &amp; &quot;/&quot; &amp;[.C28]" table:style-name="ce9">
            <text:p>S70/8</text:p>
          </table:table-cell>
          <table:table-cell office:value-type="float" office:value="70" table:style-name="ce9">
            <text:p>70</text:p>
          </table:table-cell>
          <table:table-cell office:value-type="float" office:value="8" table:style-name="ce9">
            <text:p>8</text:p>
          </table:table-cell>
          <table:table-cell office:value-type="string" table:style-name="ce11">
            <text:p>Rectangle</text:p>
          </table:table-cell>
          <table:table-cell office:value-type="string" office:string-value="S70/8" table:formula="of:=[.A28]" table:style-name="ce28">
            <text:p>S70/8</text:p>
          </table:table-cell>
          <table:table-cell office:value-type="string" office:string-value="S70x8" table:formula="of:=&quot;S&quot; &amp; [.B28] &amp; &quot;x&quot; &amp;[.C28]" table:style-name="ce28">
            <text:p>S70x8</text:p>
          </table:table-cell>
          <table:table-cell office:value-type="string" office:string-value="70x8" table:formula="of:=[.B28] &amp; &quot;x&quot; &amp;[.C28]" table:style-name="ce28">
            <text:p>70x8</text:p>
          </table:table-cell>
          <table:table-cell table:style-name="ce11"/>
          <table:table-cell office:value-type="string" office:string-value="synonyms&quot;:[&quot;S70/8&quot;,&quot;S70x8&quot;,&quot;70x8&quot;]}]}," table:formula="of:= &quot;synonyms&quot;&amp;&quot;&quot;&quot;&quot;&amp;&quot;:[&quot;&amp;&quot;&quot;&quot;&quot;&amp;[.E28]&amp;&quot;&quot;&quot;&quot;&amp;&quot;,&quot;&amp;&quot;&quot;&quot;&quot;&amp;[.F28]&amp;&quot;&quot;&quot;&quot;&amp;&quot;,&quot;&amp;&quot;&quot;&quot;&quot;&amp;[.G28]&amp;&quot;&quot;&quot;&quot;&amp;&quot;]}]},&quot;" table:style-name="ce28">
            <text:p>synonyms":["S70/8","S70x8","70x8"]}]},</text:p>
          </table:table-cell>
          <table:table-cell office:value-type="string" office:string-value="{&quot;S70/8&quot;: [{&quot;shape_coords&quot;:[70,8],&quot;shape_name&quot;:&quot;Rectangle&quot;,&quot;synonyms&quot;:[&quot;S70/8&quot;,&quot;S70x8&quot;,&quot;70x8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],&quot; &amp; &quot;&quot;&quot;&quot; &amp;&quot;shape_name&quot;&amp;&quot;&quot;&quot;&quot; &amp; &quot;:&quot; &amp; &quot;&quot;&quot;&quot; &amp;[.D28] &amp; &quot;&quot;&quot;&quot; &amp; &quot;,&quot; &amp; &quot;&quot;&quot;&quot;&amp;[.I28]" table:style-name="ce11">
            <text:p>{"S70/8": [{"shape_coords":[70,8],"shape_name":"Rectangle","synonyms":["S70/8","S70x8","7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9" table:formula="of:=&quot;S&quot; &amp; [.B29] &amp; &quot;/&quot; &amp;[.C29]" table:style-name="ce9">
            <text:p>S70/9</text:p>
          </table:table-cell>
          <table:table-cell office:value-type="float" office:value="70" table:style-name="ce9">
            <text:p>70</text:p>
          </table:table-cell>
          <table:table-cell office:value-type="float" office:value="9" table:style-name="ce9">
            <text:p>9</text:p>
          </table:table-cell>
          <table:table-cell office:value-type="string" table:style-name="ce11">
            <text:p>Rectangle</text:p>
          </table:table-cell>
          <table:table-cell office:value-type="string" office:string-value="S70/9" table:formula="of:=[.A29]" table:style-name="ce28">
            <text:p>S70/9</text:p>
          </table:table-cell>
          <table:table-cell office:value-type="string" office:string-value="S70x9" table:formula="of:=&quot;S&quot; &amp; [.B29] &amp; &quot;x&quot; &amp;[.C29]" table:style-name="ce28">
            <text:p>S70x9</text:p>
          </table:table-cell>
          <table:table-cell office:value-type="string" office:string-value="70x9" table:formula="of:=[.B29] &amp; &quot;x&quot; &amp;[.C29]" table:style-name="ce28">
            <text:p>70x9</text:p>
          </table:table-cell>
          <table:table-cell table:style-name="ce11"/>
          <table:table-cell office:value-type="string" office:string-value="synonyms&quot;:[&quot;S70/9&quot;,&quot;S70x9&quot;,&quot;70x9&quot;]}]}," table:formula="of:= &quot;synonyms&quot;&amp;&quot;&quot;&quot;&quot;&amp;&quot;:[&quot;&amp;&quot;&quot;&quot;&quot;&amp;[.E29]&amp;&quot;&quot;&quot;&quot;&amp;&quot;,&quot;&amp;&quot;&quot;&quot;&quot;&amp;[.F29]&amp;&quot;&quot;&quot;&quot;&amp;&quot;,&quot;&amp;&quot;&quot;&quot;&quot;&amp;[.G29]&amp;&quot;&quot;&quot;&quot;&amp;&quot;]}]},&quot;" table:style-name="ce28">
            <text:p>synonyms":["S70/9","S70x9","70x9"]}]},</text:p>
          </table:table-cell>
          <table:table-cell office:value-type="string" office:string-value="{&quot;S70/9&quot;: [{&quot;shape_coords&quot;:[70,9],&quot;shape_name&quot;:&quot;Rectangle&quot;,&quot;synonyms&quot;:[&quot;S70/9&quot;,&quot;S70x9&quot;,&quot;70x9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],&quot; &amp; &quot;&quot;&quot;&quot; &amp;&quot;shape_name&quot;&amp;&quot;&quot;&quot;&quot; &amp; &quot;:&quot; &amp; &quot;&quot;&quot;&quot; &amp;[.D29] &amp; &quot;&quot;&quot;&quot; &amp; &quot;,&quot; &amp; &quot;&quot;&quot;&quot;&amp;[.I29]" table:style-name="ce11">
            <text:p>{"S70/9": [{"shape_coords":[70,9],"shape_name":"Rectangle","synonyms":["S70/9","S70x9","7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70/10" table:formula="of:=&quot;S&quot; &amp; [.B30] &amp; &quot;/&quot; &amp;[.C30]" table:style-name="ce9">
            <text:p>S70/10</text:p>
          </table:table-cell>
          <table:table-cell office:value-type="float" office:value="70" table:style-name="ce9">
            <text:p>70</text:p>
          </table:table-cell>
          <table:table-cell office:value-type="float" office:value="10" table:style-name="ce9">
            <text:p>10</text:p>
          </table:table-cell>
          <table:table-cell office:value-type="string" table:style-name="ce11">
            <text:p>Rectangle</text:p>
          </table:table-cell>
          <table:table-cell office:value-type="string" office:string-value="S70/10" table:formula="of:=[.A30]" table:style-name="ce28">
            <text:p>S70/10</text:p>
          </table:table-cell>
          <table:table-cell office:value-type="string" office:string-value="S70x10" table:formula="of:=&quot;S&quot; &amp; [.B30] &amp; &quot;x&quot; &amp;[.C30]" table:style-name="ce28">
            <text:p>S70x10</text:p>
          </table:table-cell>
          <table:table-cell office:value-type="string" office:string-value="70x10" table:formula="of:=[.B30] &amp; &quot;x&quot; &amp;[.C30]" table:style-name="ce28">
            <text:p>70x10</text:p>
          </table:table-cell>
          <table:table-cell table:style-name="ce11"/>
          <table:table-cell office:value-type="string" office:string-value="synonyms&quot;:[&quot;S70/10&quot;,&quot;S70x10&quot;,&quot;70x10&quot;]}]}," table:formula="of:= &quot;synonyms&quot;&amp;&quot;&quot;&quot;&quot;&amp;&quot;:[&quot;&amp;&quot;&quot;&quot;&quot;&amp;[.E30]&amp;&quot;&quot;&quot;&quot;&amp;&quot;,&quot;&amp;&quot;&quot;&quot;&quot;&amp;[.F30]&amp;&quot;&quot;&quot;&quot;&amp;&quot;,&quot;&amp;&quot;&quot;&quot;&quot;&amp;[.G30]&amp;&quot;&quot;&quot;&quot;&amp;&quot;]}]},&quot;" table:style-name="ce28">
            <text:p>synonyms":["S70/10","S70x10","70x10"]}]},</text:p>
          </table:table-cell>
          <table:table-cell office:value-type="string" office:string-value="{&quot;S70/10&quot;: [{&quot;shape_coords&quot;:[70,10],&quot;shape_name&quot;:&quot;Rectangle&quot;,&quot;synonyms&quot;:[&quot;S70/10&quot;,&quot;S70x10&quot;,&quot;70x10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],&quot; &amp; &quot;&quot;&quot;&quot; &amp;&quot;shape_name&quot;&amp;&quot;&quot;&quot;&quot; &amp; &quot;:&quot; &amp; &quot;&quot;&quot;&quot; &amp;[.D30] &amp; &quot;&quot;&quot;&quot; &amp; &quot;,&quot; &amp; &quot;&quot;&quot;&quot;&amp;[.I30]" table:style-name="ce11">
            <text:p>{"S70/10": [{"shape_coords":[70,10],"shape_name":"Rectangle","synonyms":["S70/10","S70x10","7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4" table:formula="of:=&quot;S&quot; &amp; [.B31] &amp; &quot;/&quot; &amp;[.C31]" table:style-name="ce9">
            <text:p>S80/4</text:p>
          </table:table-cell>
          <table:table-cell office:value-type="float" office:value="80" table:style-name="ce9">
            <text:p>80</text:p>
          </table:table-cell>
          <table:table-cell office:value-type="float" office:value="4" table:style-name="ce9">
            <text:p>4</text:p>
          </table:table-cell>
          <table:table-cell office:value-type="string" table:style-name="ce11">
            <text:p>Rectangle</text:p>
          </table:table-cell>
          <table:table-cell office:value-type="string" office:string-value="S80/4" table:formula="of:=[.A31]" table:style-name="ce28">
            <text:p>S80/4</text:p>
          </table:table-cell>
          <table:table-cell office:value-type="string" office:string-value="S80x4" table:formula="of:=&quot;S&quot; &amp; [.B31] &amp; &quot;x&quot; &amp;[.C31]" table:style-name="ce28">
            <text:p>S80x4</text:p>
          </table:table-cell>
          <table:table-cell office:value-type="string" office:string-value="80x4" table:formula="of:=[.B31] &amp; &quot;x&quot; &amp;[.C31]" table:style-name="ce28">
            <text:p>80x4</text:p>
          </table:table-cell>
          <table:table-cell table:style-name="ce11"/>
          <table:table-cell office:value-type="string" office:string-value="synonyms&quot;:[&quot;S80/4&quot;,&quot;S80x4&quot;,&quot;80x4&quot;]}]}," table:formula="of:= &quot;synonyms&quot;&amp;&quot;&quot;&quot;&quot;&amp;&quot;:[&quot;&amp;&quot;&quot;&quot;&quot;&amp;[.E31]&amp;&quot;&quot;&quot;&quot;&amp;&quot;,&quot;&amp;&quot;&quot;&quot;&quot;&amp;[.F31]&amp;&quot;&quot;&quot;&quot;&amp;&quot;,&quot;&amp;&quot;&quot;&quot;&quot;&amp;[.G31]&amp;&quot;&quot;&quot;&quot;&amp;&quot;]}]},&quot;" table:style-name="ce28">
            <text:p>synonyms":["S80/4","S80x4","80x4"]}]},</text:p>
          </table:table-cell>
          <table:table-cell office:value-type="string" office:string-value="{&quot;S80/4&quot;: [{&quot;shape_coords&quot;:[80,4],&quot;shape_name&quot;:&quot;Rectangle&quot;,&quot;synonyms&quot;:[&quot;S80/4&quot;,&quot;S80x4&quot;,&quot;80x4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],&quot; &amp; &quot;&quot;&quot;&quot; &amp;&quot;shape_name&quot;&amp;&quot;&quot;&quot;&quot; &amp; &quot;:&quot; &amp; &quot;&quot;&quot;&quot; &amp;[.D31] &amp; &quot;&quot;&quot;&quot; &amp; &quot;,&quot; &amp; &quot;&quot;&quot;&quot;&amp;[.I31]" table:style-name="ce11">
            <text:p>{"S80/4": [{"shape_coords":[80,4],"shape_name":"Rectangle","synonyms":["S80/4","S80x4","80x4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5" table:formula="of:=&quot;S&quot; &amp; [.B32] &amp; &quot;/&quot; &amp;[.C32]" table:style-name="ce9">
            <text:p>S80/5</text:p>
          </table:table-cell>
          <table:table-cell office:value-type="float" office:value="80" table:style-name="ce9">
            <text:p>80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Rectangle</text:p>
          </table:table-cell>
          <table:table-cell office:value-type="string" office:string-value="S80/5" table:formula="of:=[.A32]" table:style-name="ce28">
            <text:p>S80/5</text:p>
          </table:table-cell>
          <table:table-cell office:value-type="string" office:string-value="S80x5" table:formula="of:=&quot;S&quot; &amp; [.B32] &amp; &quot;x&quot; &amp;[.C32]" table:style-name="ce28">
            <text:p>S80x5</text:p>
          </table:table-cell>
          <table:table-cell office:value-type="string" office:string-value="80x5" table:formula="of:=[.B32] &amp; &quot;x&quot; &amp;[.C32]" table:style-name="ce28">
            <text:p>80x5</text:p>
          </table:table-cell>
          <table:table-cell table:style-name="ce11"/>
          <table:table-cell office:value-type="string" office:string-value="synonyms&quot;:[&quot;S80/5&quot;,&quot;S80x5&quot;,&quot;80x5&quot;]}]}," table:formula="of:= &quot;synonyms&quot;&amp;&quot;&quot;&quot;&quot;&amp;&quot;:[&quot;&amp;&quot;&quot;&quot;&quot;&amp;[.E32]&amp;&quot;&quot;&quot;&quot;&amp;&quot;,&quot;&amp;&quot;&quot;&quot;&quot;&amp;[.F32]&amp;&quot;&quot;&quot;&quot;&amp;&quot;,&quot;&amp;&quot;&quot;&quot;&quot;&amp;[.G32]&amp;&quot;&quot;&quot;&quot;&amp;&quot;]}]},&quot;" table:style-name="ce28">
            <text:p>synonyms":["S80/5","S80x5","80x5"]}]},</text:p>
          </table:table-cell>
          <table:table-cell office:value-type="string" office:string-value="{&quot;S80/5&quot;: [{&quot;shape_coords&quot;:[80,5],&quot;shape_name&quot;:&quot;Rectangle&quot;,&quot;synonyms&quot;:[&quot;S80/5&quot;,&quot;S80x5&quot;,&quot;80x5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],&quot; &amp; &quot;&quot;&quot;&quot; &amp;&quot;shape_name&quot;&amp;&quot;&quot;&quot;&quot; &amp; &quot;:&quot; &amp; &quot;&quot;&quot;&quot; &amp;[.D32] &amp; &quot;&quot;&quot;&quot; &amp; &quot;,&quot; &amp; &quot;&quot;&quot;&quot;&amp;[.I32]" table:style-name="ce11">
            <text:p>{"S80/5": [{"shape_coords":[80,5],"shape_name":"Rectangle","synonyms":["S80/5","S80x5","8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6" table:formula="of:=&quot;S&quot; &amp; [.B33] &amp; &quot;/&quot; &amp;[.C33]" table:style-name="ce9">
            <text:p>S80/6</text:p>
          </table:table-cell>
          <table:table-cell office:value-type="float" office:value="80" table:style-name="ce9">
            <text:p>80</text:p>
          </table:table-cell>
          <table:table-cell office:value-type="float" office:value="6" table:style-name="ce9">
            <text:p>6</text:p>
          </table:table-cell>
          <table:table-cell office:value-type="string" table:style-name="ce11">
            <text:p>Rectangle</text:p>
          </table:table-cell>
          <table:table-cell office:value-type="string" office:string-value="S80/6" table:formula="of:=[.A33]" table:style-name="ce28">
            <text:p>S80/6</text:p>
          </table:table-cell>
          <table:table-cell office:value-type="string" office:string-value="S80x6" table:formula="of:=&quot;S&quot; &amp; [.B33] &amp; &quot;x&quot; &amp;[.C33]" table:style-name="ce28">
            <text:p>S80x6</text:p>
          </table:table-cell>
          <table:table-cell office:value-type="string" office:string-value="80x6" table:formula="of:=[.B33] &amp; &quot;x&quot; &amp;[.C33]" table:style-name="ce28">
            <text:p>80x6</text:p>
          </table:table-cell>
          <table:table-cell table:style-name="ce11"/>
          <table:table-cell office:value-type="string" office:string-value="synonyms&quot;:[&quot;S80/6&quot;,&quot;S80x6&quot;,&quot;80x6&quot;]}]}," table:formula="of:= &quot;synonyms&quot;&amp;&quot;&quot;&quot;&quot;&amp;&quot;:[&quot;&amp;&quot;&quot;&quot;&quot;&amp;[.E33]&amp;&quot;&quot;&quot;&quot;&amp;&quot;,&quot;&amp;&quot;&quot;&quot;&quot;&amp;[.F33]&amp;&quot;&quot;&quot;&quot;&amp;&quot;,&quot;&amp;&quot;&quot;&quot;&quot;&amp;[.G33]&amp;&quot;&quot;&quot;&quot;&amp;&quot;]}]},&quot;" table:style-name="ce28">
            <text:p>synonyms":["S80/6","S80x6","80x6"]}]},</text:p>
          </table:table-cell>
          <table:table-cell office:value-type="string" office:string-value="{&quot;S80/6&quot;: [{&quot;shape_coords&quot;:[80,6],&quot;shape_name&quot;:&quot;Rectangle&quot;,&quot;synonyms&quot;:[&quot;S80/6&quot;,&quot;S80x6&quot;,&quot;80x6&quot;]}]}," table:formula="of:=&quot;{&quot; &amp; &quot;&quot;&quot;&quot;&amp;[.A33]&amp;&quot;&quot;&quot;&quot;&amp;&quot;: [{&quot;&quot;&quot; &amp;&quot;shape_coords&quot;&amp;&quot;&quot;&quot;&quot; &amp; &quot;:&quot; &amp; &quot;[&quot; &amp; [.B33] &amp; &quot;,&quot; &amp;[.C33] &amp; &quot;],&quot; &amp; &quot;&quot;&quot;&quot; &amp;&quot;shape_name&quot;&amp;&quot;&quot;&quot;&quot; &amp; &quot;:&quot; &amp; &quot;&quot;&quot;&quot; &amp;[.D33] &amp; &quot;&quot;&quot;&quot; &amp; &quot;,&quot; &amp; &quot;&quot;&quot;&quot;&amp;[.I33]" table:style-name="ce11">
            <text:p>{"S80/6": [{"shape_coords":[80,6],"shape_name":"Rectangle","synonyms":["S80/6","S80x6","80x6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7" table:formula="of:=&quot;S&quot; &amp; [.B34] &amp; &quot;/&quot; &amp;[.C34]" table:style-name="ce9">
            <text:p>S80/7</text:p>
          </table:table-cell>
          <table:table-cell office:value-type="float" office:value="80" table:style-name="ce9">
            <text:p>80</text:p>
          </table:table-cell>
          <table:table-cell office:value-type="float" office:value="7" table:style-name="ce9">
            <text:p>7</text:p>
          </table:table-cell>
          <table:table-cell office:value-type="string" table:style-name="ce11">
            <text:p>Rectangle</text:p>
          </table:table-cell>
          <table:table-cell office:value-type="string" office:string-value="S80/7" table:formula="of:=[.A34]" table:style-name="ce28">
            <text:p>S80/7</text:p>
          </table:table-cell>
          <table:table-cell office:value-type="string" office:string-value="S80x7" table:formula="of:=&quot;S&quot; &amp; [.B34] &amp; &quot;x&quot; &amp;[.C34]" table:style-name="ce28">
            <text:p>S80x7</text:p>
          </table:table-cell>
          <table:table-cell office:value-type="string" office:string-value="80x7" table:formula="of:=[.B34] &amp; &quot;x&quot; &amp;[.C34]" table:style-name="ce28">
            <text:p>80x7</text:p>
          </table:table-cell>
          <table:table-cell table:style-name="ce11"/>
          <table:table-cell office:value-type="string" office:string-value="synonyms&quot;:[&quot;S80/7&quot;,&quot;S80x7&quot;,&quot;80x7&quot;]}]}," table:formula="of:= &quot;synonyms&quot;&amp;&quot;&quot;&quot;&quot;&amp;&quot;:[&quot;&amp;&quot;&quot;&quot;&quot;&amp;[.E34]&amp;&quot;&quot;&quot;&quot;&amp;&quot;,&quot;&amp;&quot;&quot;&quot;&quot;&amp;[.F34]&amp;&quot;&quot;&quot;&quot;&amp;&quot;,&quot;&amp;&quot;&quot;&quot;&quot;&amp;[.G34]&amp;&quot;&quot;&quot;&quot;&amp;&quot;]}]},&quot;" table:style-name="ce28">
            <text:p>synonyms":["S80/7","S80x7","80x7"]}]},</text:p>
          </table:table-cell>
          <table:table-cell office:value-type="string" office:string-value="{&quot;S80/7&quot;: [{&quot;shape_coords&quot;:[80,7],&quot;shape_name&quot;:&quot;Rectangle&quot;,&quot;synonyms&quot;:[&quot;S80/7&quot;,&quot;S80x7&quot;,&quot;80x7&quot;]}]}," table:formula="of:=&quot;{&quot; &amp; &quot;&quot;&quot;&quot;&amp;[.A34]&amp;&quot;&quot;&quot;&quot;&amp;&quot;: [{&quot;&quot;&quot; &amp;&quot;shape_coords&quot;&amp;&quot;&quot;&quot;&quot; &amp; &quot;:&quot; &amp; &quot;[&quot; &amp; [.B34] &amp; &quot;,&quot; &amp;[.C34] &amp; &quot;],&quot; &amp; &quot;&quot;&quot;&quot; &amp;&quot;shape_name&quot;&amp;&quot;&quot;&quot;&quot; &amp; &quot;:&quot; &amp; &quot;&quot;&quot;&quot; &amp;[.D34] &amp; &quot;&quot;&quot;&quot; &amp; &quot;,&quot; &amp; &quot;&quot;&quot;&quot;&amp;[.I34]" table:style-name="ce11">
            <text:p>{"S80/7": [{"shape_coords":[80,7],"shape_name":"Rectangle","synonyms":["S80/7","S80x7","8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8" table:formula="of:=&quot;S&quot; &amp; [.B35] &amp; &quot;/&quot; &amp;[.C35]" table:style-name="ce9">
            <text:p>S80/8</text:p>
          </table:table-cell>
          <table:table-cell office:value-type="float" office:value="80" table:style-name="ce9">
            <text:p>80</text:p>
          </table:table-cell>
          <table:table-cell office:value-type="float" office:value="8" table:style-name="ce9">
            <text:p>8</text:p>
          </table:table-cell>
          <table:table-cell office:value-type="string" table:style-name="ce11">
            <text:p>Rectangle</text:p>
          </table:table-cell>
          <table:table-cell office:value-type="string" office:string-value="S80/8" table:formula="of:=[.A35]" table:style-name="ce28">
            <text:p>S80/8</text:p>
          </table:table-cell>
          <table:table-cell office:value-type="string" office:string-value="S80x8" table:formula="of:=&quot;S&quot; &amp; [.B35] &amp; &quot;x&quot; &amp;[.C35]" table:style-name="ce28">
            <text:p>S80x8</text:p>
          </table:table-cell>
          <table:table-cell office:value-type="string" office:string-value="80x8" table:formula="of:=[.B35] &amp; &quot;x&quot; &amp;[.C35]" table:style-name="ce28">
            <text:p>80x8</text:p>
          </table:table-cell>
          <table:table-cell table:style-name="ce11"/>
          <table:table-cell office:value-type="string" office:string-value="synonyms&quot;:[&quot;S80/8&quot;,&quot;S80x8&quot;,&quot;80x8&quot;]}]}," table:formula="of:= &quot;synonyms&quot;&amp;&quot;&quot;&quot;&quot;&amp;&quot;:[&quot;&amp;&quot;&quot;&quot;&quot;&amp;[.E35]&amp;&quot;&quot;&quot;&quot;&amp;&quot;,&quot;&amp;&quot;&quot;&quot;&quot;&amp;[.F35]&amp;&quot;&quot;&quot;&quot;&amp;&quot;,&quot;&amp;&quot;&quot;&quot;&quot;&amp;[.G35]&amp;&quot;&quot;&quot;&quot;&amp;&quot;]}]},&quot;" table:style-name="ce28">
            <text:p>synonyms":["S80/8","S80x8","80x8"]}]},</text:p>
          </table:table-cell>
          <table:table-cell office:value-type="string" office:string-value="{&quot;S80/8&quot;: [{&quot;shape_coords&quot;:[80,8],&quot;shape_name&quot;:&quot;Rectangle&quot;,&quot;synonyms&quot;:[&quot;S80/8&quot;,&quot;S80x8&quot;,&quot;80x8&quot;]}]}," table:formula="of:=&quot;{&quot; &amp; &quot;&quot;&quot;&quot;&amp;[.A35]&amp;&quot;&quot;&quot;&quot;&amp;&quot;: [{&quot;&quot;&quot; &amp;&quot;shape_coords&quot;&amp;&quot;&quot;&quot;&quot; &amp; &quot;:&quot; &amp; &quot;[&quot; &amp; [.B35] &amp; &quot;,&quot; &amp;[.C35] &amp; &quot;],&quot; &amp; &quot;&quot;&quot;&quot; &amp;&quot;shape_name&quot;&amp;&quot;&quot;&quot;&quot; &amp; &quot;:&quot; &amp; &quot;&quot;&quot;&quot; &amp;[.D35] &amp; &quot;&quot;&quot;&quot; &amp; &quot;,&quot; &amp; &quot;&quot;&quot;&quot;&amp;[.I35]" table:style-name="ce11">
            <text:p>{"S80/8": [{"shape_coords":[80,8],"shape_name":"Rectangle","synonyms":["S80/8","S80x8","8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9" table:formula="of:=&quot;S&quot; &amp; [.B36] &amp; &quot;/&quot; &amp;[.C36]" table:style-name="ce9">
            <text:p>S80/9</text:p>
          </table:table-cell>
          <table:table-cell office:value-type="float" office:value="80" table:style-name="ce9">
            <text:p>80</text:p>
          </table:table-cell>
          <table:table-cell office:value-type="float" office:value="9" table:style-name="ce9">
            <text:p>9</text:p>
          </table:table-cell>
          <table:table-cell office:value-type="string" table:style-name="ce11">
            <text:p>Rectangle</text:p>
          </table:table-cell>
          <table:table-cell office:value-type="string" office:string-value="S80/9" table:formula="of:=[.A36]" table:style-name="ce28">
            <text:p>S80/9</text:p>
          </table:table-cell>
          <table:table-cell office:value-type="string" office:string-value="S80x9" table:formula="of:=&quot;S&quot; &amp; [.B36] &amp; &quot;x&quot; &amp;[.C36]" table:style-name="ce28">
            <text:p>S80x9</text:p>
          </table:table-cell>
          <table:table-cell office:value-type="string" office:string-value="80x9" table:formula="of:=[.B36] &amp; &quot;x&quot; &amp;[.C36]" table:style-name="ce28">
            <text:p>80x9</text:p>
          </table:table-cell>
          <table:table-cell table:style-name="ce11"/>
          <table:table-cell office:value-type="string" office:string-value="synonyms&quot;:[&quot;S80/9&quot;,&quot;S80x9&quot;,&quot;80x9&quot;]}]}," table:formula="of:= &quot;synonyms&quot;&amp;&quot;&quot;&quot;&quot;&amp;&quot;:[&quot;&amp;&quot;&quot;&quot;&quot;&amp;[.E36]&amp;&quot;&quot;&quot;&quot;&amp;&quot;,&quot;&amp;&quot;&quot;&quot;&quot;&amp;[.F36]&amp;&quot;&quot;&quot;&quot;&amp;&quot;,&quot;&amp;&quot;&quot;&quot;&quot;&amp;[.G36]&amp;&quot;&quot;&quot;&quot;&amp;&quot;]}]},&quot;" table:style-name="ce28">
            <text:p>synonyms":["S80/9","S80x9","80x9"]}]},</text:p>
          </table:table-cell>
          <table:table-cell office:value-type="string" office:string-value="{&quot;S80/9&quot;: [{&quot;shape_coords&quot;:[80,9],&quot;shape_name&quot;:&quot;Rectangle&quot;,&quot;synonyms&quot;:[&quot;S80/9&quot;,&quot;S80x9&quot;,&quot;80x9&quot;]}]}," table:formula="of:=&quot;{&quot; &amp; &quot;&quot;&quot;&quot;&amp;[.A36]&amp;&quot;&quot;&quot;&quot;&amp;&quot;: [{&quot;&quot;&quot; &amp;&quot;shape_coords&quot;&amp;&quot;&quot;&quot;&quot; &amp; &quot;:&quot; &amp; &quot;[&quot; &amp; [.B36] &amp; &quot;,&quot; &amp;[.C36] &amp; &quot;],&quot; &amp; &quot;&quot;&quot;&quot; &amp;&quot;shape_name&quot;&amp;&quot;&quot;&quot;&quot; &amp; &quot;:&quot; &amp; &quot;&quot;&quot;&quot; &amp;[.D36] &amp; &quot;&quot;&quot;&quot; &amp; &quot;,&quot; &amp; &quot;&quot;&quot;&quot;&amp;[.I36]" table:style-name="ce11">
            <text:p>{"S80/9": [{"shape_coords":[80,9],"shape_name":"Rectangle","synonyms":["S80/9","S80x9","8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10" table:formula="of:=&quot;S&quot; &amp; [.B37] &amp; &quot;/&quot; &amp;[.C37]" table:style-name="ce9">
            <text:p>S80/10</text:p>
          </table:table-cell>
          <table:table-cell office:value-type="float" office:value="80" table:style-name="ce9">
            <text:p>80</text:p>
          </table:table-cell>
          <table:table-cell office:value-type="float" office:value="10" table:style-name="ce9">
            <text:p>10</text:p>
          </table:table-cell>
          <table:table-cell office:value-type="string" table:style-name="ce11">
            <text:p>Rectangle</text:p>
          </table:table-cell>
          <table:table-cell office:value-type="string" office:string-value="S80/10" table:formula="of:=[.A37]" table:style-name="ce28">
            <text:p>S80/10</text:p>
          </table:table-cell>
          <table:table-cell office:value-type="string" office:string-value="S80x10" table:formula="of:=&quot;S&quot; &amp; [.B37] &amp; &quot;x&quot; &amp;[.C37]" table:style-name="ce28">
            <text:p>S80x10</text:p>
          </table:table-cell>
          <table:table-cell office:value-type="string" office:string-value="80x10" table:formula="of:=[.B37] &amp; &quot;x&quot; &amp;[.C37]" table:style-name="ce28">
            <text:p>80x10</text:p>
          </table:table-cell>
          <table:table-cell table:style-name="ce11"/>
          <table:table-cell office:value-type="string" office:string-value="synonyms&quot;:[&quot;S80/10&quot;,&quot;S80x10&quot;,&quot;80x10&quot;]}]}," table:formula="of:= &quot;synonyms&quot;&amp;&quot;&quot;&quot;&quot;&amp;&quot;:[&quot;&amp;&quot;&quot;&quot;&quot;&amp;[.E37]&amp;&quot;&quot;&quot;&quot;&amp;&quot;,&quot;&amp;&quot;&quot;&quot;&quot;&amp;[.F37]&amp;&quot;&quot;&quot;&quot;&amp;&quot;,&quot;&amp;&quot;&quot;&quot;&quot;&amp;[.G37]&amp;&quot;&quot;&quot;&quot;&amp;&quot;]}]},&quot;" table:style-name="ce28">
            <text:p>synonyms":["S80/10","S80x10","80x10"]}]},</text:p>
          </table:table-cell>
          <table:table-cell office:value-type="string" office:string-value="{&quot;S80/10&quot;: [{&quot;shape_coords&quot;:[80,10],&quot;shape_name&quot;:&quot;Rectangle&quot;,&quot;synonyms&quot;:[&quot;S80/10&quot;,&quot;S80x10&quot;,&quot;80x10&quot;]}]}," table:formula="of:=&quot;{&quot; &amp; &quot;&quot;&quot;&quot;&amp;[.A37]&amp;&quot;&quot;&quot;&quot;&amp;&quot;: [{&quot;&quot;&quot; &amp;&quot;shape_coords&quot;&amp;&quot;&quot;&quot;&quot; &amp; &quot;:&quot; &amp; &quot;[&quot; &amp; [.B37] &amp; &quot;,&quot; &amp;[.C37] &amp; &quot;],&quot; &amp; &quot;&quot;&quot;&quot; &amp;&quot;shape_name&quot;&amp;&quot;&quot;&quot;&quot; &amp; &quot;:&quot; &amp; &quot;&quot;&quot;&quot; &amp;[.D37] &amp; &quot;&quot;&quot;&quot; &amp; &quot;,&quot; &amp; &quot;&quot;&quot;&quot;&amp;[.I37]" table:style-name="ce11">
            <text:p>{"S80/10": [{"shape_coords":[80,10],"shape_name":"Rectangle","synonyms":["S80/10","S80x10","8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12" table:formula="of:=&quot;S&quot; &amp; [.B38] &amp; &quot;/&quot; &amp;[.C38]" table:style-name="ce9">
            <text:p>S80/12</text:p>
          </table:table-cell>
          <table:table-cell office:value-type="float" office:value="80" table:style-name="ce9">
            <text:p>80</text:p>
          </table:table-cell>
          <table:table-cell office:value-type="float" office:value="12" table:style-name="ce9">
            <text:p>12</text:p>
          </table:table-cell>
          <table:table-cell office:value-type="string" table:style-name="ce11">
            <text:p>Rectangle</text:p>
          </table:table-cell>
          <table:table-cell office:value-type="string" office:string-value="S80/12" table:formula="of:=[.A38]" table:style-name="ce28">
            <text:p>S80/12</text:p>
          </table:table-cell>
          <table:table-cell office:value-type="string" office:string-value="S80x12" table:formula="of:=&quot;S&quot; &amp; [.B38] &amp; &quot;x&quot; &amp;[.C38]" table:style-name="ce28">
            <text:p>S80x12</text:p>
          </table:table-cell>
          <table:table-cell office:value-type="string" office:string-value="80x12" table:formula="of:=[.B38] &amp; &quot;x&quot; &amp;[.C38]" table:style-name="ce28">
            <text:p>80x12</text:p>
          </table:table-cell>
          <table:table-cell table:style-name="ce11"/>
          <table:table-cell office:value-type="string" office:string-value="synonyms&quot;:[&quot;S80/12&quot;,&quot;S80x12&quot;,&quot;80x12&quot;]}]}," table:formula="of:= &quot;synonyms&quot;&amp;&quot;&quot;&quot;&quot;&amp;&quot;:[&quot;&amp;&quot;&quot;&quot;&quot;&amp;[.E38]&amp;&quot;&quot;&quot;&quot;&amp;&quot;,&quot;&amp;&quot;&quot;&quot;&quot;&amp;[.F38]&amp;&quot;&quot;&quot;&quot;&amp;&quot;,&quot;&amp;&quot;&quot;&quot;&quot;&amp;[.G38]&amp;&quot;&quot;&quot;&quot;&amp;&quot;]}]},&quot;" table:style-name="ce28">
            <text:p>synonyms":["S80/12","S80x12","80x12"]}]},</text:p>
          </table:table-cell>
          <table:table-cell office:value-type="string" office:string-value="{&quot;S80/12&quot;: [{&quot;shape_coords&quot;:[80,12],&quot;shape_name&quot;:&quot;Rectangle&quot;,&quot;synonyms&quot;:[&quot;S80/12&quot;,&quot;S80x12&quot;,&quot;80x12&quot;]}]}," table:formula="of:=&quot;{&quot; &amp; &quot;&quot;&quot;&quot;&amp;[.A38]&amp;&quot;&quot;&quot;&quot;&amp;&quot;: [{&quot;&quot;&quot; &amp;&quot;shape_coords&quot;&amp;&quot;&quot;&quot;&quot; &amp; &quot;:&quot; &amp; &quot;[&quot; &amp; [.B38] &amp; &quot;,&quot; &amp;[.C38] &amp; &quot;],&quot; &amp; &quot;&quot;&quot;&quot; &amp;&quot;shape_name&quot;&amp;&quot;&quot;&quot;&quot; &amp; &quot;:&quot; &amp; &quot;&quot;&quot;&quot; &amp;[.D38] &amp; &quot;&quot;&quot;&quot; &amp; &quot;,&quot; &amp; &quot;&quot;&quot;&quot;&amp;[.I38]" table:style-name="ce11">
            <text:p>{"S80/12": [{"shape_coords":[80,12],"shape_name":"Rectangle","synonyms":["S80/12","S80x12","80x12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80/15" table:formula="of:=&quot;S&quot; &amp; [.B39] &amp; &quot;/&quot; &amp;[.C39]" table:style-name="ce9">
            <text:p>S80/15</text:p>
          </table:table-cell>
          <table:table-cell office:value-type="float" office:value="80" table:style-name="ce9">
            <text:p>80</text:p>
          </table:table-cell>
          <table:table-cell office:value-type="float" office:value="15" table:style-name="ce9">
            <text:p>15</text:p>
          </table:table-cell>
          <table:table-cell office:value-type="string" table:style-name="ce11">
            <text:p>Rectangle</text:p>
          </table:table-cell>
          <table:table-cell office:value-type="string" office:string-value="S80/15" table:formula="of:=[.A39]" table:style-name="ce28">
            <text:p>S80/15</text:p>
          </table:table-cell>
          <table:table-cell office:value-type="string" office:string-value="S80x15" table:formula="of:=&quot;S&quot; &amp; [.B39] &amp; &quot;x&quot; &amp;[.C39]" table:style-name="ce28">
            <text:p>S80x15</text:p>
          </table:table-cell>
          <table:table-cell office:value-type="string" office:string-value="80x15" table:formula="of:=[.B39] &amp; &quot;x&quot; &amp;[.C39]" table:style-name="ce28">
            <text:p>80x15</text:p>
          </table:table-cell>
          <table:table-cell table:style-name="ce11"/>
          <table:table-cell office:value-type="string" office:string-value="synonyms&quot;:[&quot;S80/15&quot;,&quot;S80x15&quot;,&quot;80x15&quot;]}]}," table:formula="of:= &quot;synonyms&quot;&amp;&quot;&quot;&quot;&quot;&amp;&quot;:[&quot;&amp;&quot;&quot;&quot;&quot;&amp;[.E39]&amp;&quot;&quot;&quot;&quot;&amp;&quot;,&quot;&amp;&quot;&quot;&quot;&quot;&amp;[.F39]&amp;&quot;&quot;&quot;&quot;&amp;&quot;,&quot;&amp;&quot;&quot;&quot;&quot;&amp;[.G39]&amp;&quot;&quot;&quot;&quot;&amp;&quot;]}]},&quot;" table:style-name="ce28">
            <text:p>synonyms":["S80/15","S80x15","80x15"]}]},</text:p>
          </table:table-cell>
          <table:table-cell office:value-type="string" office:string-value="{&quot;S80/15&quot;: [{&quot;shape_coords&quot;:[80,15],&quot;shape_name&quot;:&quot;Rectangle&quot;,&quot;synonyms&quot;:[&quot;S80/15&quot;,&quot;S80x15&quot;,&quot;80x15&quot;]}]}," table:formula="of:=&quot;{&quot; &amp; &quot;&quot;&quot;&quot;&amp;[.A39]&amp;&quot;&quot;&quot;&quot;&amp;&quot;: [{&quot;&quot;&quot; &amp;&quot;shape_coords&quot;&amp;&quot;&quot;&quot;&quot; &amp; &quot;:&quot; &amp; &quot;[&quot; &amp; [.B39] &amp; &quot;,&quot; &amp;[.C39] &amp; &quot;],&quot; &amp; &quot;&quot;&quot;&quot; &amp;&quot;shape_name&quot;&amp;&quot;&quot;&quot;&quot; &amp; &quot;:&quot; &amp; &quot;&quot;&quot;&quot; &amp;[.D39] &amp; &quot;&quot;&quot;&quot; &amp; &quot;,&quot; &amp; &quot;&quot;&quot;&quot;&amp;[.I39]" table:style-name="ce11">
            <text:p>{"S80/15": [{"shape_coords":[80,15],"shape_name":"Rectangle","synonyms":["S80/15","S80x15","80x1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5" table:formula="of:=&quot;S&quot; &amp; [.B40] &amp; &quot;/&quot; &amp;[.C40]" table:style-name="ce9">
            <text:p>S100/5</text:p>
          </table:table-cell>
          <table:table-cell office:value-type="float" office:value="100" table:style-name="ce9">
            <text:p>100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Rectangle</text:p>
          </table:table-cell>
          <table:table-cell office:value-type="string" office:string-value="S100/5" table:formula="of:=[.A40]" table:style-name="ce28">
            <text:p>S100/5</text:p>
          </table:table-cell>
          <table:table-cell office:value-type="string" office:string-value="S100x5" table:formula="of:=&quot;S&quot; &amp; [.B40] &amp; &quot;x&quot; &amp;[.C40]" table:style-name="ce28">
            <text:p>S100x5</text:p>
          </table:table-cell>
          <table:table-cell office:value-type="string" office:string-value="100x5" table:formula="of:=[.B40] &amp; &quot;x&quot; &amp;[.C40]" table:style-name="ce28">
            <text:p>100x5</text:p>
          </table:table-cell>
          <table:table-cell table:style-name="ce11"/>
          <table:table-cell office:value-type="string" office:string-value="synonyms&quot;:[&quot;S100/5&quot;,&quot;S100x5&quot;,&quot;100x5&quot;]}]}," table:formula="of:= &quot;synonyms&quot;&amp;&quot;&quot;&quot;&quot;&amp;&quot;:[&quot;&amp;&quot;&quot;&quot;&quot;&amp;[.E40]&amp;&quot;&quot;&quot;&quot;&amp;&quot;,&quot;&amp;&quot;&quot;&quot;&quot;&amp;[.F40]&amp;&quot;&quot;&quot;&quot;&amp;&quot;,&quot;&amp;&quot;&quot;&quot;&quot;&amp;[.G40]&amp;&quot;&quot;&quot;&quot;&amp;&quot;]}]},&quot;" table:style-name="ce28">
            <text:p>synonyms":["S100/5","S100x5","100x5"]}]},</text:p>
          </table:table-cell>
          <table:table-cell office:value-type="string" office:string-value="{&quot;S100/5&quot;: [{&quot;shape_coords&quot;:[100,5],&quot;shape_name&quot;:&quot;Rectangle&quot;,&quot;synonyms&quot;:[&quot;S100/5&quot;,&quot;S100x5&quot;,&quot;100x5&quot;]}]}," table:formula="of:=&quot;{&quot; &amp; &quot;&quot;&quot;&quot;&amp;[.A40]&amp;&quot;&quot;&quot;&quot;&amp;&quot;: [{&quot;&quot;&quot; &amp;&quot;shape_coords&quot;&amp;&quot;&quot;&quot;&quot; &amp; &quot;:&quot; &amp; &quot;[&quot; &amp; [.B40] &amp; &quot;,&quot; &amp;[.C40] &amp; &quot;],&quot; &amp; &quot;&quot;&quot;&quot; &amp;&quot;shape_name&quot;&amp;&quot;&quot;&quot;&quot; &amp; &quot;:&quot; &amp; &quot;&quot;&quot;&quot; &amp;[.D40] &amp; &quot;&quot;&quot;&quot; &amp; &quot;,&quot; &amp; &quot;&quot;&quot;&quot;&amp;[.I40]" table:style-name="ce11">
            <text:p>{"S100/5": [{"shape_coords":[100,5],"shape_name":"Rectangle","synonyms":["S100/5","S100x5","10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6" table:formula="of:=&quot;S&quot; &amp; [.B41] &amp; &quot;/&quot; &amp;[.C41]" table:style-name="ce9">
            <text:p>S100/6</text:p>
          </table:table-cell>
          <table:table-cell office:value-type="float" office:value="100" table:style-name="ce9">
            <text:p>100</text:p>
          </table:table-cell>
          <table:table-cell office:value-type="float" office:value="6" table:style-name="ce9">
            <text:p>6</text:p>
          </table:table-cell>
          <table:table-cell office:value-type="string" table:style-name="ce11">
            <text:p>Rectangle</text:p>
          </table:table-cell>
          <table:table-cell office:value-type="string" office:string-value="S100/6" table:formula="of:=[.A41]" table:style-name="ce28">
            <text:p>S100/6</text:p>
          </table:table-cell>
          <table:table-cell office:value-type="string" office:string-value="S100x6" table:formula="of:=&quot;S&quot; &amp; [.B41] &amp; &quot;x&quot; &amp;[.C41]" table:style-name="ce28">
            <text:p>S100x6</text:p>
          </table:table-cell>
          <table:table-cell office:value-type="string" office:string-value="100x6" table:formula="of:=[.B41] &amp; &quot;x&quot; &amp;[.C41]" table:style-name="ce28">
            <text:p>100x6</text:p>
          </table:table-cell>
          <table:table-cell table:style-name="ce11"/>
          <table:table-cell office:value-type="string" office:string-value="synonyms&quot;:[&quot;S100/6&quot;,&quot;S100x6&quot;,&quot;100x6&quot;]}]}," table:formula="of:= &quot;synonyms&quot;&amp;&quot;&quot;&quot;&quot;&amp;&quot;:[&quot;&amp;&quot;&quot;&quot;&quot;&amp;[.E41]&amp;&quot;&quot;&quot;&quot;&amp;&quot;,&quot;&amp;&quot;&quot;&quot;&quot;&amp;[.F41]&amp;&quot;&quot;&quot;&quot;&amp;&quot;,&quot;&amp;&quot;&quot;&quot;&quot;&amp;[.G41]&amp;&quot;&quot;&quot;&quot;&amp;&quot;]}]},&quot;" table:style-name="ce28">
            <text:p>synonyms":["S100/6","S100x6","100x6"]}]},</text:p>
          </table:table-cell>
          <table:table-cell office:value-type="string" office:string-value="{&quot;S100/6&quot;: [{&quot;shape_coords&quot;:[100,6],&quot;shape_name&quot;:&quot;Rectangle&quot;,&quot;synonyms&quot;:[&quot;S100/6&quot;,&quot;S100x6&quot;,&quot;100x6&quot;]}]}," table:formula="of:=&quot;{&quot; &amp; &quot;&quot;&quot;&quot;&amp;[.A41]&amp;&quot;&quot;&quot;&quot;&amp;&quot;: [{&quot;&quot;&quot; &amp;&quot;shape_coords&quot;&amp;&quot;&quot;&quot;&quot; &amp; &quot;:&quot; &amp; &quot;[&quot; &amp; [.B41] &amp; &quot;,&quot; &amp;[.C41] &amp; &quot;],&quot; &amp; &quot;&quot;&quot;&quot; &amp;&quot;shape_name&quot;&amp;&quot;&quot;&quot;&quot; &amp; &quot;:&quot; &amp; &quot;&quot;&quot;&quot; &amp;[.D41] &amp; &quot;&quot;&quot;&quot; &amp; &quot;,&quot; &amp; &quot;&quot;&quot;&quot;&amp;[.I41]" table:style-name="ce11">
            <text:p>{"S100/6": [{"shape_coords":[100,6],"shape_name":"Rectangle","synonyms":["S100/6","S100x6","100x6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7" table:formula="of:=&quot;S&quot; &amp; [.B42] &amp; &quot;/&quot; &amp;[.C42]" table:style-name="ce9">
            <text:p>S100/7</text:p>
          </table:table-cell>
          <table:table-cell office:value-type="float" office:value="100" table:style-name="ce9">
            <text:p>100</text:p>
          </table:table-cell>
          <table:table-cell office:value-type="float" office:value="7" table:style-name="ce9">
            <text:p>7</text:p>
          </table:table-cell>
          <table:table-cell office:value-type="string" table:style-name="ce11">
            <text:p>Rectangle</text:p>
          </table:table-cell>
          <table:table-cell office:value-type="string" office:string-value="S100/7" table:formula="of:=[.A42]" table:style-name="ce28">
            <text:p>S100/7</text:p>
          </table:table-cell>
          <table:table-cell office:value-type="string" office:string-value="S100x7" table:formula="of:=&quot;S&quot; &amp; [.B42] &amp; &quot;x&quot; &amp;[.C42]" table:style-name="ce28">
            <text:p>S100x7</text:p>
          </table:table-cell>
          <table:table-cell office:value-type="string" office:string-value="100x7" table:formula="of:=[.B42] &amp; &quot;x&quot; &amp;[.C42]" table:style-name="ce28">
            <text:p>100x7</text:p>
          </table:table-cell>
          <table:table-cell table:style-name="ce11"/>
          <table:table-cell office:value-type="string" office:string-value="synonyms&quot;:[&quot;S100/7&quot;,&quot;S100x7&quot;,&quot;100x7&quot;]}]}," table:formula="of:= &quot;synonyms&quot;&amp;&quot;&quot;&quot;&quot;&amp;&quot;:[&quot;&amp;&quot;&quot;&quot;&quot;&amp;[.E42]&amp;&quot;&quot;&quot;&quot;&amp;&quot;,&quot;&amp;&quot;&quot;&quot;&quot;&amp;[.F42]&amp;&quot;&quot;&quot;&quot;&amp;&quot;,&quot;&amp;&quot;&quot;&quot;&quot;&amp;[.G42]&amp;&quot;&quot;&quot;&quot;&amp;&quot;]}]},&quot;" table:style-name="ce28">
            <text:p>synonyms":["S100/7","S100x7","100x7"]}]},</text:p>
          </table:table-cell>
          <table:table-cell office:value-type="string" office:string-value="{&quot;S100/7&quot;: [{&quot;shape_coords&quot;:[100,7],&quot;shape_name&quot;:&quot;Rectangle&quot;,&quot;synonyms&quot;:[&quot;S100/7&quot;,&quot;S100x7&quot;,&quot;100x7&quot;]}]}," table:formula="of:=&quot;{&quot; &amp; &quot;&quot;&quot;&quot;&amp;[.A42]&amp;&quot;&quot;&quot;&quot;&amp;&quot;: [{&quot;&quot;&quot; &amp;&quot;shape_coords&quot;&amp;&quot;&quot;&quot;&quot; &amp; &quot;:&quot; &amp; &quot;[&quot; &amp; [.B42] &amp; &quot;,&quot; &amp;[.C42] &amp; &quot;],&quot; &amp; &quot;&quot;&quot;&quot; &amp;&quot;shape_name&quot;&amp;&quot;&quot;&quot;&quot; &amp; &quot;:&quot; &amp; &quot;&quot;&quot;&quot; &amp;[.D42] &amp; &quot;&quot;&quot;&quot; &amp; &quot;,&quot; &amp; &quot;&quot;&quot;&quot;&amp;[.I42]" table:style-name="ce11">
            <text:p>{"S100/7": [{"shape_coords":[100,7],"shape_name":"Rectangle","synonyms":["S100/7","S100x7","10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8" table:formula="of:=&quot;S&quot; &amp; [.B43] &amp; &quot;/&quot; &amp;[.C43]" table:style-name="ce9">
            <text:p>S100/8</text:p>
          </table:table-cell>
          <table:table-cell office:value-type="float" office:value="100" table:style-name="ce9">
            <text:p>100</text:p>
          </table:table-cell>
          <table:table-cell office:value-type="float" office:value="8" table:style-name="ce9">
            <text:p>8</text:p>
          </table:table-cell>
          <table:table-cell office:value-type="string" table:style-name="ce11">
            <text:p>Rectangle</text:p>
          </table:table-cell>
          <table:table-cell office:value-type="string" office:string-value="S100/8" table:formula="of:=[.A43]" table:style-name="ce28">
            <text:p>S100/8</text:p>
          </table:table-cell>
          <table:table-cell office:value-type="string" office:string-value="S100x8" table:formula="of:=&quot;S&quot; &amp; [.B43] &amp; &quot;x&quot; &amp;[.C43]" table:style-name="ce28">
            <text:p>S100x8</text:p>
          </table:table-cell>
          <table:table-cell office:value-type="string" office:string-value="100x8" table:formula="of:=[.B43] &amp; &quot;x&quot; &amp;[.C43]" table:style-name="ce28">
            <text:p>100x8</text:p>
          </table:table-cell>
          <table:table-cell table:style-name="ce11"/>
          <table:table-cell office:value-type="string" office:string-value="synonyms&quot;:[&quot;S100/8&quot;,&quot;S100x8&quot;,&quot;100x8&quot;]}]}," table:formula="of:= &quot;synonyms&quot;&amp;&quot;&quot;&quot;&quot;&amp;&quot;:[&quot;&amp;&quot;&quot;&quot;&quot;&amp;[.E43]&amp;&quot;&quot;&quot;&quot;&amp;&quot;,&quot;&amp;&quot;&quot;&quot;&quot;&amp;[.F43]&amp;&quot;&quot;&quot;&quot;&amp;&quot;,&quot;&amp;&quot;&quot;&quot;&quot;&amp;[.G43]&amp;&quot;&quot;&quot;&quot;&amp;&quot;]}]},&quot;" table:style-name="ce28">
            <text:p>synonyms":["S100/8","S100x8","100x8"]}]},</text:p>
          </table:table-cell>
          <table:table-cell office:value-type="string" office:string-value="{&quot;S100/8&quot;: [{&quot;shape_coords&quot;:[100,8],&quot;shape_name&quot;:&quot;Rectangle&quot;,&quot;synonyms&quot;:[&quot;S100/8&quot;,&quot;S100x8&quot;,&quot;100x8&quot;]}]}," table:formula="of:=&quot;{&quot; &amp; &quot;&quot;&quot;&quot;&amp;[.A43]&amp;&quot;&quot;&quot;&quot;&amp;&quot;: [{&quot;&quot;&quot; &amp;&quot;shape_coords&quot;&amp;&quot;&quot;&quot;&quot; &amp; &quot;:&quot; &amp; &quot;[&quot; &amp; [.B43] &amp; &quot;,&quot; &amp;[.C43] &amp; &quot;],&quot; &amp; &quot;&quot;&quot;&quot; &amp;&quot;shape_name&quot;&amp;&quot;&quot;&quot;&quot; &amp; &quot;:&quot; &amp; &quot;&quot;&quot;&quot; &amp;[.D43] &amp; &quot;&quot;&quot;&quot; &amp; &quot;,&quot; &amp; &quot;&quot;&quot;&quot;&amp;[.I43]" table:style-name="ce11">
            <text:p>{"S100/8": [{"shape_coords":[100,8],"shape_name":"Rectangle","synonyms":["S100/8","S100x8","10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9" table:formula="of:=&quot;S&quot; &amp; [.B44] &amp; &quot;/&quot; &amp;[.C44]" table:style-name="ce9">
            <text:p>S100/9</text:p>
          </table:table-cell>
          <table:table-cell office:value-type="float" office:value="100" table:style-name="ce9">
            <text:p>100</text:p>
          </table:table-cell>
          <table:table-cell office:value-type="float" office:value="9" table:style-name="ce9">
            <text:p>9</text:p>
          </table:table-cell>
          <table:table-cell office:value-type="string" table:style-name="ce11">
            <text:p>Rectangle</text:p>
          </table:table-cell>
          <table:table-cell office:value-type="string" office:string-value="S100/9" table:formula="of:=[.A44]" table:style-name="ce28">
            <text:p>S100/9</text:p>
          </table:table-cell>
          <table:table-cell office:value-type="string" office:string-value="S100x9" table:formula="of:=&quot;S&quot; &amp; [.B44] &amp; &quot;x&quot; &amp;[.C44]" table:style-name="ce28">
            <text:p>S100x9</text:p>
          </table:table-cell>
          <table:table-cell office:value-type="string" office:string-value="100x9" table:formula="of:=[.B44] &amp; &quot;x&quot; &amp;[.C44]" table:style-name="ce28">
            <text:p>100x9</text:p>
          </table:table-cell>
          <table:table-cell table:style-name="ce11"/>
          <table:table-cell office:value-type="string" office:string-value="synonyms&quot;:[&quot;S100/9&quot;,&quot;S100x9&quot;,&quot;100x9&quot;]}]}," table:formula="of:= &quot;synonyms&quot;&amp;&quot;&quot;&quot;&quot;&amp;&quot;:[&quot;&amp;&quot;&quot;&quot;&quot;&amp;[.E44]&amp;&quot;&quot;&quot;&quot;&amp;&quot;,&quot;&amp;&quot;&quot;&quot;&quot;&amp;[.F44]&amp;&quot;&quot;&quot;&quot;&amp;&quot;,&quot;&amp;&quot;&quot;&quot;&quot;&amp;[.G44]&amp;&quot;&quot;&quot;&quot;&amp;&quot;]}]},&quot;" table:style-name="ce28">
            <text:p>synonyms":["S100/9","S100x9","100x9"]}]},</text:p>
          </table:table-cell>
          <table:table-cell office:value-type="string" office:string-value="{&quot;S100/9&quot;: [{&quot;shape_coords&quot;:[100,9],&quot;shape_name&quot;:&quot;Rectangle&quot;,&quot;synonyms&quot;:[&quot;S100/9&quot;,&quot;S100x9&quot;,&quot;100x9&quot;]}]}," table:formula="of:=&quot;{&quot; &amp; &quot;&quot;&quot;&quot;&amp;[.A44]&amp;&quot;&quot;&quot;&quot;&amp;&quot;: [{&quot;&quot;&quot; &amp;&quot;shape_coords&quot;&amp;&quot;&quot;&quot;&quot; &amp; &quot;:&quot; &amp; &quot;[&quot; &amp; [.B44] &amp; &quot;,&quot; &amp;[.C44] &amp; &quot;],&quot; &amp; &quot;&quot;&quot;&quot; &amp;&quot;shape_name&quot;&amp;&quot;&quot;&quot;&quot; &amp; &quot;:&quot; &amp; &quot;&quot;&quot;&quot; &amp;[.D44] &amp; &quot;&quot;&quot;&quot; &amp; &quot;,&quot; &amp; &quot;&quot;&quot;&quot;&amp;[.I44]" table:style-name="ce11">
            <text:p>{"S100/9": [{"shape_coords":[100,9],"shape_name":"Rectangle","synonyms":["S100/9","S100x9","10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10" table:formula="of:=&quot;S&quot; &amp; [.B45] &amp; &quot;/&quot; &amp;[.C45]" table:style-name="ce9">
            <text:p>S100/10</text:p>
          </table:table-cell>
          <table:table-cell office:value-type="float" office:value="100" table:style-name="ce9">
            <text:p>100</text:p>
          </table:table-cell>
          <table:table-cell office:value-type="float" office:value="10" table:style-name="ce9">
            <text:p>10</text:p>
          </table:table-cell>
          <table:table-cell office:value-type="string" table:style-name="ce11">
            <text:p>Rectangle</text:p>
          </table:table-cell>
          <table:table-cell office:value-type="string" office:string-value="S100/10" table:formula="of:=[.A45]" table:style-name="ce28">
            <text:p>S100/10</text:p>
          </table:table-cell>
          <table:table-cell office:value-type="string" office:string-value="S100x10" table:formula="of:=&quot;S&quot; &amp; [.B45] &amp; &quot;x&quot; &amp;[.C45]" table:style-name="ce28">
            <text:p>S100x10</text:p>
          </table:table-cell>
          <table:table-cell office:value-type="string" office:string-value="100x10" table:formula="of:=[.B45] &amp; &quot;x&quot; &amp;[.C45]" table:style-name="ce28">
            <text:p>100x10</text:p>
          </table:table-cell>
          <table:table-cell table:style-name="ce11"/>
          <table:table-cell office:value-type="string" office:string-value="synonyms&quot;:[&quot;S100/10&quot;,&quot;S100x10&quot;,&quot;100x10&quot;]}]}," table:formula="of:= &quot;synonyms&quot;&amp;&quot;&quot;&quot;&quot;&amp;&quot;:[&quot;&amp;&quot;&quot;&quot;&quot;&amp;[.E45]&amp;&quot;&quot;&quot;&quot;&amp;&quot;,&quot;&amp;&quot;&quot;&quot;&quot;&amp;[.F45]&amp;&quot;&quot;&quot;&quot;&amp;&quot;,&quot;&amp;&quot;&quot;&quot;&quot;&amp;[.G45]&amp;&quot;&quot;&quot;&quot;&amp;&quot;]}]},&quot;" table:style-name="ce28">
            <text:p>synonyms":["S100/10","S100x10","100x10"]}]},</text:p>
          </table:table-cell>
          <table:table-cell office:value-type="string" office:string-value="{&quot;S100/10&quot;: [{&quot;shape_coords&quot;:[100,10],&quot;shape_name&quot;:&quot;Rectangle&quot;,&quot;synonyms&quot;:[&quot;S100/10&quot;,&quot;S100x10&quot;,&quot;100x10&quot;]}]}," table:formula="of:=&quot;{&quot; &amp; &quot;&quot;&quot;&quot;&amp;[.A45]&amp;&quot;&quot;&quot;&quot;&amp;&quot;: [{&quot;&quot;&quot; &amp;&quot;shape_coords&quot;&amp;&quot;&quot;&quot;&quot; &amp; &quot;:&quot; &amp; &quot;[&quot; &amp; [.B45] &amp; &quot;,&quot; &amp;[.C45] &amp; &quot;],&quot; &amp; &quot;&quot;&quot;&quot; &amp;&quot;shape_name&quot;&amp;&quot;&quot;&quot;&quot; &amp; &quot;:&quot; &amp; &quot;&quot;&quot;&quot; &amp;[.D45] &amp; &quot;&quot;&quot;&quot; &amp; &quot;,&quot; &amp; &quot;&quot;&quot;&quot;&amp;[.I45]" table:style-name="ce11">
            <text:p>{"S100/10": [{"shape_coords":[100,10],"shape_name":"Rectangle","synonyms":["S100/10","S100x10","10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12" table:formula="of:=&quot;S&quot; &amp; [.B46] &amp; &quot;/&quot; &amp;[.C46]" table:style-name="ce9">
            <text:p>S100/12</text:p>
          </table:table-cell>
          <table:table-cell office:value-type="float" office:value="100" table:style-name="ce9">
            <text:p>100</text:p>
          </table:table-cell>
          <table:table-cell office:value-type="float" office:value="12" table:style-name="ce9">
            <text:p>12</text:p>
          </table:table-cell>
          <table:table-cell office:value-type="string" table:style-name="ce11">
            <text:p>Rectangle</text:p>
          </table:table-cell>
          <table:table-cell office:value-type="string" office:string-value="S100/12" table:formula="of:=[.A46]" table:style-name="ce28">
            <text:p>S100/12</text:p>
          </table:table-cell>
          <table:table-cell office:value-type="string" office:string-value="S100x12" table:formula="of:=&quot;S&quot; &amp; [.B46] &amp; &quot;x&quot; &amp;[.C46]" table:style-name="ce28">
            <text:p>S100x12</text:p>
          </table:table-cell>
          <table:table-cell office:value-type="string" office:string-value="100x12" table:formula="of:=[.B46] &amp; &quot;x&quot; &amp;[.C46]" table:style-name="ce28">
            <text:p>100x12</text:p>
          </table:table-cell>
          <table:table-cell table:style-name="ce11"/>
          <table:table-cell office:value-type="string" office:string-value="synonyms&quot;:[&quot;S100/12&quot;,&quot;S100x12&quot;,&quot;100x12&quot;]}]}," table:formula="of:= &quot;synonyms&quot;&amp;&quot;&quot;&quot;&quot;&amp;&quot;:[&quot;&amp;&quot;&quot;&quot;&quot;&amp;[.E46]&amp;&quot;&quot;&quot;&quot;&amp;&quot;,&quot;&amp;&quot;&quot;&quot;&quot;&amp;[.F46]&amp;&quot;&quot;&quot;&quot;&amp;&quot;,&quot;&amp;&quot;&quot;&quot;&quot;&amp;[.G46]&amp;&quot;&quot;&quot;&quot;&amp;&quot;]}]},&quot;" table:style-name="ce28">
            <text:p>synonyms":["S100/12","S100x12","100x12"]}]},</text:p>
          </table:table-cell>
          <table:table-cell office:value-type="string" office:string-value="{&quot;S100/12&quot;: [{&quot;shape_coords&quot;:[100,12],&quot;shape_name&quot;:&quot;Rectangle&quot;,&quot;synonyms&quot;:[&quot;S100/12&quot;,&quot;S100x12&quot;,&quot;100x12&quot;]}]}," table:formula="of:=&quot;{&quot; &amp; &quot;&quot;&quot;&quot;&amp;[.A46]&amp;&quot;&quot;&quot;&quot;&amp;&quot;: [{&quot;&quot;&quot; &amp;&quot;shape_coords&quot;&amp;&quot;&quot;&quot;&quot; &amp; &quot;:&quot; &amp; &quot;[&quot; &amp; [.B46] &amp; &quot;,&quot; &amp;[.C46] &amp; &quot;],&quot; &amp; &quot;&quot;&quot;&quot; &amp;&quot;shape_name&quot;&amp;&quot;&quot;&quot;&quot; &amp; &quot;:&quot; &amp; &quot;&quot;&quot;&quot; &amp;[.D46] &amp; &quot;&quot;&quot;&quot; &amp; &quot;,&quot; &amp; &quot;&quot;&quot;&quot;&amp;[.I46]" table:style-name="ce11">
            <text:p>{"S100/12": [{"shape_coords":[100,12],"shape_name":"Rectangle","synonyms":["S100/12","S100x12","100x12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00/15" table:formula="of:=&quot;S&quot; &amp; [.B47] &amp; &quot;/&quot; &amp;[.C47]" table:style-name="ce9">
            <text:p>S100/15</text:p>
          </table:table-cell>
          <table:table-cell office:value-type="float" office:value="100" table:style-name="ce9">
            <text:p>100</text:p>
          </table:table-cell>
          <table:table-cell office:value-type="float" office:value="15" table:style-name="ce9">
            <text:p>15</text:p>
          </table:table-cell>
          <table:table-cell office:value-type="string" table:style-name="ce11">
            <text:p>Rectangle</text:p>
          </table:table-cell>
          <table:table-cell office:value-type="string" office:string-value="S100/15" table:formula="of:=[.A47]" table:style-name="ce28">
            <text:p>S100/15</text:p>
          </table:table-cell>
          <table:table-cell office:value-type="string" office:string-value="S100x15" table:formula="of:=&quot;S&quot; &amp; [.B47] &amp; &quot;x&quot; &amp;[.C47]" table:style-name="ce28">
            <text:p>S100x15</text:p>
          </table:table-cell>
          <table:table-cell office:value-type="string" office:string-value="100x15" table:formula="of:=[.B47] &amp; &quot;x&quot; &amp;[.C47]" table:style-name="ce28">
            <text:p>100x15</text:p>
          </table:table-cell>
          <table:table-cell table:style-name="ce11"/>
          <table:table-cell office:value-type="string" office:string-value="synonyms&quot;:[&quot;S100/15&quot;,&quot;S100x15&quot;,&quot;100x15&quot;]}]}," table:formula="of:= &quot;synonyms&quot;&amp;&quot;&quot;&quot;&quot;&amp;&quot;:[&quot;&amp;&quot;&quot;&quot;&quot;&amp;[.E47]&amp;&quot;&quot;&quot;&quot;&amp;&quot;,&quot;&amp;&quot;&quot;&quot;&quot;&amp;[.F47]&amp;&quot;&quot;&quot;&quot;&amp;&quot;,&quot;&amp;&quot;&quot;&quot;&quot;&amp;[.G47]&amp;&quot;&quot;&quot;&quot;&amp;&quot;]}]},&quot;" table:style-name="ce28">
            <text:p>synonyms":["S100/15","S100x15","100x15"]}]},</text:p>
          </table:table-cell>
          <table:table-cell office:value-type="string" office:string-value="{&quot;S100/15&quot;: [{&quot;shape_coords&quot;:[100,15],&quot;shape_name&quot;:&quot;Rectangle&quot;,&quot;synonyms&quot;:[&quot;S100/15&quot;,&quot;S100x15&quot;,&quot;100x15&quot;]}]}," table:formula="of:=&quot;{&quot; &amp; &quot;&quot;&quot;&quot;&amp;[.A47]&amp;&quot;&quot;&quot;&quot;&amp;&quot;: [{&quot;&quot;&quot; &amp;&quot;shape_coords&quot;&amp;&quot;&quot;&quot;&quot; &amp; &quot;:&quot; &amp; &quot;[&quot; &amp; [.B47] &amp; &quot;,&quot; &amp;[.C47] &amp; &quot;],&quot; &amp; &quot;&quot;&quot;&quot; &amp;&quot;shape_name&quot;&amp;&quot;&quot;&quot;&quot; &amp; &quot;:&quot; &amp; &quot;&quot;&quot;&quot; &amp;[.D47] &amp; &quot;&quot;&quot;&quot; &amp; &quot;,&quot; &amp; &quot;&quot;&quot;&quot;&amp;[.I47]" table:style-name="ce11">
            <text:p>{"S100/15": [{"shape_coords":[100,15],"shape_name":"Rectangle","synonyms":["S100/15","S100x15","100x1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5" table:formula="of:=&quot;S&quot; &amp; [.B48] &amp; &quot;/&quot; &amp;[.C48]" table:style-name="ce9">
            <text:p>S120/5</text:p>
          </table:table-cell>
          <table:table-cell office:value-type="float" office:value="120" table:style-name="ce9">
            <text:p>120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Rectangle</text:p>
          </table:table-cell>
          <table:table-cell office:value-type="string" office:string-value="S120/5" table:formula="of:=[.A48]" table:style-name="ce28">
            <text:p>S120/5</text:p>
          </table:table-cell>
          <table:table-cell office:value-type="string" office:string-value="S120x5" table:formula="of:=&quot;S&quot; &amp; [.B48] &amp; &quot;x&quot; &amp;[.C48]" table:style-name="ce28">
            <text:p>S120x5</text:p>
          </table:table-cell>
          <table:table-cell office:value-type="string" office:string-value="120x5" table:formula="of:=[.B48] &amp; &quot;x&quot; &amp;[.C48]" table:style-name="ce28">
            <text:p>120x5</text:p>
          </table:table-cell>
          <table:table-cell table:style-name="ce11"/>
          <table:table-cell office:value-type="string" office:string-value="synonyms&quot;:[&quot;S120/5&quot;,&quot;S120x5&quot;,&quot;120x5&quot;]}]}," table:formula="of:= &quot;synonyms&quot;&amp;&quot;&quot;&quot;&quot;&amp;&quot;:[&quot;&amp;&quot;&quot;&quot;&quot;&amp;[.E48]&amp;&quot;&quot;&quot;&quot;&amp;&quot;,&quot;&amp;&quot;&quot;&quot;&quot;&amp;[.F48]&amp;&quot;&quot;&quot;&quot;&amp;&quot;,&quot;&amp;&quot;&quot;&quot;&quot;&amp;[.G48]&amp;&quot;&quot;&quot;&quot;&amp;&quot;]}]},&quot;" table:style-name="ce28">
            <text:p>synonyms":["S120/5","S120x5","120x5"]}]},</text:p>
          </table:table-cell>
          <table:table-cell office:value-type="string" office:string-value="{&quot;S120/5&quot;: [{&quot;shape_coords&quot;:[120,5],&quot;shape_name&quot;:&quot;Rectangle&quot;,&quot;synonyms&quot;:[&quot;S120/5&quot;,&quot;S120x5&quot;,&quot;120x5&quot;]}]}," table:formula="of:=&quot;{&quot; &amp; &quot;&quot;&quot;&quot;&amp;[.A48]&amp;&quot;&quot;&quot;&quot;&amp;&quot;: [{&quot;&quot;&quot; &amp;&quot;shape_coords&quot;&amp;&quot;&quot;&quot;&quot; &amp; &quot;:&quot; &amp; &quot;[&quot; &amp; [.B48] &amp; &quot;,&quot; &amp;[.C48] &amp; &quot;],&quot; &amp; &quot;&quot;&quot;&quot; &amp;&quot;shape_name&quot;&amp;&quot;&quot;&quot;&quot; &amp; &quot;:&quot; &amp; &quot;&quot;&quot;&quot; &amp;[.D48] &amp; &quot;&quot;&quot;&quot; &amp; &quot;,&quot; &amp; &quot;&quot;&quot;&quot;&amp;[.I48]" table:style-name="ce11">
            <text:p>{"S120/5": [{"shape_coords":[120,5],"shape_name":"Rectangle","synonyms":["S120/5","S120x5","120x5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6" table:formula="of:=&quot;S&quot; &amp; [.B49] &amp; &quot;/&quot; &amp;[.C49]" table:style-name="ce9">
            <text:p>S120/6</text:p>
          </table:table-cell>
          <table:table-cell office:value-type="float" office:value="120" table:style-name="ce9">
            <text:p>120</text:p>
          </table:table-cell>
          <table:table-cell office:value-type="float" office:value="6" table:style-name="ce9">
            <text:p>6</text:p>
          </table:table-cell>
          <table:table-cell office:value-type="string" table:style-name="ce11">
            <text:p>Rectangle</text:p>
          </table:table-cell>
          <table:table-cell office:value-type="string" office:string-value="S120/6" table:formula="of:=[.A49]" table:style-name="ce28">
            <text:p>S120/6</text:p>
          </table:table-cell>
          <table:table-cell office:value-type="string" office:string-value="S120x6" table:formula="of:=&quot;S&quot; &amp; [.B49] &amp; &quot;x&quot; &amp;[.C49]" table:style-name="ce28">
            <text:p>S120x6</text:p>
          </table:table-cell>
          <table:table-cell office:value-type="string" office:string-value="120x6" table:formula="of:=[.B49] &amp; &quot;x&quot; &amp;[.C49]" table:style-name="ce28">
            <text:p>120x6</text:p>
          </table:table-cell>
          <table:table-cell table:style-name="ce11"/>
          <table:table-cell office:value-type="string" office:string-value="synonyms&quot;:[&quot;S120/6&quot;,&quot;S120x6&quot;,&quot;120x6&quot;]}]}," table:formula="of:= &quot;synonyms&quot;&amp;&quot;&quot;&quot;&quot;&amp;&quot;:[&quot;&amp;&quot;&quot;&quot;&quot;&amp;[.E49]&amp;&quot;&quot;&quot;&quot;&amp;&quot;,&quot;&amp;&quot;&quot;&quot;&quot;&amp;[.F49]&amp;&quot;&quot;&quot;&quot;&amp;&quot;,&quot;&amp;&quot;&quot;&quot;&quot;&amp;[.G49]&amp;&quot;&quot;&quot;&quot;&amp;&quot;]}]},&quot;" table:style-name="ce28">
            <text:p>synonyms":["S120/6","S120x6","120x6"]}]},</text:p>
          </table:table-cell>
          <table:table-cell office:value-type="string" office:string-value="{&quot;S120/6&quot;: [{&quot;shape_coords&quot;:[120,6],&quot;shape_name&quot;:&quot;Rectangle&quot;,&quot;synonyms&quot;:[&quot;S120/6&quot;,&quot;S120x6&quot;,&quot;120x6&quot;]}]}," table:formula="of:=&quot;{&quot; &amp; &quot;&quot;&quot;&quot;&amp;[.A49]&amp;&quot;&quot;&quot;&quot;&amp;&quot;: [{&quot;&quot;&quot; &amp;&quot;shape_coords&quot;&amp;&quot;&quot;&quot;&quot; &amp; &quot;:&quot; &amp; &quot;[&quot; &amp; [.B49] &amp; &quot;,&quot; &amp;[.C49] &amp; &quot;],&quot; &amp; &quot;&quot;&quot;&quot; &amp;&quot;shape_name&quot;&amp;&quot;&quot;&quot;&quot; &amp; &quot;:&quot; &amp; &quot;&quot;&quot;&quot; &amp;[.D49] &amp; &quot;&quot;&quot;&quot; &amp; &quot;,&quot; &amp; &quot;&quot;&quot;&quot;&amp;[.I49]" table:style-name="ce11">
            <text:p>{"S120/6": [{"shape_coords":[120,6],"shape_name":"Rectangle","synonyms":["S120/6","S120x6","120x6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7" table:formula="of:=&quot;S&quot; &amp; [.B50] &amp; &quot;/&quot; &amp;[.C50]" table:style-name="ce9">
            <text:p>S120/7</text:p>
          </table:table-cell>
          <table:table-cell office:value-type="float" office:value="120" table:style-name="ce9">
            <text:p>120</text:p>
          </table:table-cell>
          <table:table-cell office:value-type="float" office:value="7" table:style-name="ce9">
            <text:p>7</text:p>
          </table:table-cell>
          <table:table-cell office:value-type="string" table:style-name="ce11">
            <text:p>Rectangle</text:p>
          </table:table-cell>
          <table:table-cell office:value-type="string" office:string-value="S120/7" table:formula="of:=[.A50]" table:style-name="ce28">
            <text:p>S120/7</text:p>
          </table:table-cell>
          <table:table-cell office:value-type="string" office:string-value="S120x7" table:formula="of:=&quot;S&quot; &amp; [.B50] &amp; &quot;x&quot; &amp;[.C50]" table:style-name="ce28">
            <text:p>S120x7</text:p>
          </table:table-cell>
          <table:table-cell office:value-type="string" office:string-value="120x7" table:formula="of:=[.B50] &amp; &quot;x&quot; &amp;[.C50]" table:style-name="ce28">
            <text:p>120x7</text:p>
          </table:table-cell>
          <table:table-cell table:style-name="ce11"/>
          <table:table-cell office:value-type="string" office:string-value="synonyms&quot;:[&quot;S120/7&quot;,&quot;S120x7&quot;,&quot;120x7&quot;]}]}," table:formula="of:= &quot;synonyms&quot;&amp;&quot;&quot;&quot;&quot;&amp;&quot;:[&quot;&amp;&quot;&quot;&quot;&quot;&amp;[.E50]&amp;&quot;&quot;&quot;&quot;&amp;&quot;,&quot;&amp;&quot;&quot;&quot;&quot;&amp;[.F50]&amp;&quot;&quot;&quot;&quot;&amp;&quot;,&quot;&amp;&quot;&quot;&quot;&quot;&amp;[.G50]&amp;&quot;&quot;&quot;&quot;&amp;&quot;]}]},&quot;" table:style-name="ce28">
            <text:p>synonyms":["S120/7","S120x7","120x7"]}]},</text:p>
          </table:table-cell>
          <table:table-cell office:value-type="string" office:string-value="{&quot;S120/7&quot;: [{&quot;shape_coords&quot;:[120,7],&quot;shape_name&quot;:&quot;Rectangle&quot;,&quot;synonyms&quot;:[&quot;S120/7&quot;,&quot;S120x7&quot;,&quot;120x7&quot;]}]}," table:formula="of:=&quot;{&quot; &amp; &quot;&quot;&quot;&quot;&amp;[.A50]&amp;&quot;&quot;&quot;&quot;&amp;&quot;: [{&quot;&quot;&quot; &amp;&quot;shape_coords&quot;&amp;&quot;&quot;&quot;&quot; &amp; &quot;:&quot; &amp; &quot;[&quot; &amp; [.B50] &amp; &quot;,&quot; &amp;[.C50] &amp; &quot;],&quot; &amp; &quot;&quot;&quot;&quot; &amp;&quot;shape_name&quot;&amp;&quot;&quot;&quot;&quot; &amp; &quot;:&quot; &amp; &quot;&quot;&quot;&quot; &amp;[.D50] &amp; &quot;&quot;&quot;&quot; &amp; &quot;,&quot; &amp; &quot;&quot;&quot;&quot;&amp;[.I50]" table:style-name="ce11">
            <text:p>{"S120/7": [{"shape_coords":[120,7],"shape_name":"Rectangle","synonyms":["S120/7","S120x7","120x7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8" table:formula="of:=&quot;S&quot; &amp; [.B51] &amp; &quot;/&quot; &amp;[.C51]" table:style-name="ce9">
            <text:p>S120/8</text:p>
          </table:table-cell>
          <table:table-cell office:value-type="float" office:value="120" table:style-name="ce9">
            <text:p>120</text:p>
          </table:table-cell>
          <table:table-cell office:value-type="float" office:value="8" table:style-name="ce9">
            <text:p>8</text:p>
          </table:table-cell>
          <table:table-cell office:value-type="string" table:style-name="ce11">
            <text:p>Rectangle</text:p>
          </table:table-cell>
          <table:table-cell office:value-type="string" office:string-value="S120/8" table:formula="of:=[.A51]" table:style-name="ce28">
            <text:p>S120/8</text:p>
          </table:table-cell>
          <table:table-cell office:value-type="string" office:string-value="S120x8" table:formula="of:=&quot;S&quot; &amp; [.B51] &amp; &quot;x&quot; &amp;[.C51]" table:style-name="ce28">
            <text:p>S120x8</text:p>
          </table:table-cell>
          <table:table-cell office:value-type="string" office:string-value="120x8" table:formula="of:=[.B51] &amp; &quot;x&quot; &amp;[.C51]" table:style-name="ce28">
            <text:p>120x8</text:p>
          </table:table-cell>
          <table:table-cell table:style-name="ce11"/>
          <table:table-cell office:value-type="string" office:string-value="synonyms&quot;:[&quot;S120/8&quot;,&quot;S120x8&quot;,&quot;120x8&quot;]}]}," table:formula="of:= &quot;synonyms&quot;&amp;&quot;&quot;&quot;&quot;&amp;&quot;:[&quot;&amp;&quot;&quot;&quot;&quot;&amp;[.E51]&amp;&quot;&quot;&quot;&quot;&amp;&quot;,&quot;&amp;&quot;&quot;&quot;&quot;&amp;[.F51]&amp;&quot;&quot;&quot;&quot;&amp;&quot;,&quot;&amp;&quot;&quot;&quot;&quot;&amp;[.G51]&amp;&quot;&quot;&quot;&quot;&amp;&quot;]}]},&quot;" table:style-name="ce28">
            <text:p>synonyms":["S120/8","S120x8","120x8"]}]},</text:p>
          </table:table-cell>
          <table:table-cell office:value-type="string" office:string-value="{&quot;S120/8&quot;: [{&quot;shape_coords&quot;:[120,8],&quot;shape_name&quot;:&quot;Rectangle&quot;,&quot;synonyms&quot;:[&quot;S120/8&quot;,&quot;S120x8&quot;,&quot;120x8&quot;]}]}," table:formula="of:=&quot;{&quot; &amp; &quot;&quot;&quot;&quot;&amp;[.A51]&amp;&quot;&quot;&quot;&quot;&amp;&quot;: [{&quot;&quot;&quot; &amp;&quot;shape_coords&quot;&amp;&quot;&quot;&quot;&quot; &amp; &quot;:&quot; &amp; &quot;[&quot; &amp; [.B51] &amp; &quot;,&quot; &amp;[.C51] &amp; &quot;],&quot; &amp; &quot;&quot;&quot;&quot; &amp;&quot;shape_name&quot;&amp;&quot;&quot;&quot;&quot; &amp; &quot;:&quot; &amp; &quot;&quot;&quot;&quot; &amp;[.D51] &amp; &quot;&quot;&quot;&quot; &amp; &quot;,&quot; &amp; &quot;&quot;&quot;&quot;&amp;[.I51]" table:style-name="ce11">
            <text:p>{"S120/8": [{"shape_coords":[120,8],"shape_name":"Rectangle","synonyms":["S120/8","S120x8","120x8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9" table:formula="of:=&quot;S&quot; &amp; [.B52] &amp; &quot;/&quot; &amp;[.C52]" table:style-name="ce9">
            <text:p>S120/9</text:p>
          </table:table-cell>
          <table:table-cell office:value-type="float" office:value="120" table:style-name="ce9">
            <text:p>120</text:p>
          </table:table-cell>
          <table:table-cell office:value-type="float" office:value="9" table:style-name="ce9">
            <text:p>9</text:p>
          </table:table-cell>
          <table:table-cell office:value-type="string" table:style-name="ce11">
            <text:p>Rectangle</text:p>
          </table:table-cell>
          <table:table-cell office:value-type="string" office:string-value="S120/9" table:formula="of:=[.A52]" table:style-name="ce28">
            <text:p>S120/9</text:p>
          </table:table-cell>
          <table:table-cell office:value-type="string" office:string-value="S120x9" table:formula="of:=&quot;S&quot; &amp; [.B52] &amp; &quot;x&quot; &amp;[.C52]" table:style-name="ce28">
            <text:p>S120x9</text:p>
          </table:table-cell>
          <table:table-cell office:value-type="string" office:string-value="120x9" table:formula="of:=[.B52] &amp; &quot;x&quot; &amp;[.C52]" table:style-name="ce28">
            <text:p>120x9</text:p>
          </table:table-cell>
          <table:table-cell table:style-name="ce11"/>
          <table:table-cell office:value-type="string" office:string-value="synonyms&quot;:[&quot;S120/9&quot;,&quot;S120x9&quot;,&quot;120x9&quot;]}]}," table:formula="of:= &quot;synonyms&quot;&amp;&quot;&quot;&quot;&quot;&amp;&quot;:[&quot;&amp;&quot;&quot;&quot;&quot;&amp;[.E52]&amp;&quot;&quot;&quot;&quot;&amp;&quot;,&quot;&amp;&quot;&quot;&quot;&quot;&amp;[.F52]&amp;&quot;&quot;&quot;&quot;&amp;&quot;,&quot;&amp;&quot;&quot;&quot;&quot;&amp;[.G52]&amp;&quot;&quot;&quot;&quot;&amp;&quot;]}]},&quot;" table:style-name="ce28">
            <text:p>synonyms":["S120/9","S120x9","120x9"]}]},</text:p>
          </table:table-cell>
          <table:table-cell office:value-type="string" office:string-value="{&quot;S120/9&quot;: [{&quot;shape_coords&quot;:[120,9],&quot;shape_name&quot;:&quot;Rectangle&quot;,&quot;synonyms&quot;:[&quot;S120/9&quot;,&quot;S120x9&quot;,&quot;120x9&quot;]}]}," table:formula="of:=&quot;{&quot; &amp; &quot;&quot;&quot;&quot;&amp;[.A52]&amp;&quot;&quot;&quot;&quot;&amp;&quot;: [{&quot;&quot;&quot; &amp;&quot;shape_coords&quot;&amp;&quot;&quot;&quot;&quot; &amp; &quot;:&quot; &amp; &quot;[&quot; &amp; [.B52] &amp; &quot;,&quot; &amp;[.C52] &amp; &quot;],&quot; &amp; &quot;&quot;&quot;&quot; &amp;&quot;shape_name&quot;&amp;&quot;&quot;&quot;&quot; &amp; &quot;:&quot; &amp; &quot;&quot;&quot;&quot; &amp;[.D52] &amp; &quot;&quot;&quot;&quot; &amp; &quot;,&quot; &amp; &quot;&quot;&quot;&quot;&amp;[.I52]" table:style-name="ce11">
            <text:p>{"S120/9": [{"shape_coords":[120,9],"shape_name":"Rectangle","synonyms":["S120/9","S120x9","120x9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10" table:formula="of:=&quot;S&quot; &amp; [.B53] &amp; &quot;/&quot; &amp;[.C53]" table:style-name="ce9">
            <text:p>S120/10</text:p>
          </table:table-cell>
          <table:table-cell office:value-type="float" office:value="120" table:style-name="ce9">
            <text:p>120</text:p>
          </table:table-cell>
          <table:table-cell office:value-type="float" office:value="10" table:style-name="ce9">
            <text:p>10</text:p>
          </table:table-cell>
          <table:table-cell office:value-type="string" table:style-name="ce11">
            <text:p>Rectangle</text:p>
          </table:table-cell>
          <table:table-cell office:value-type="string" office:string-value="S120/10" table:formula="of:=[.A53]" table:style-name="ce28">
            <text:p>S120/10</text:p>
          </table:table-cell>
          <table:table-cell office:value-type="string" office:string-value="S120x10" table:formula="of:=&quot;S&quot; &amp; [.B53] &amp; &quot;x&quot; &amp;[.C53]" table:style-name="ce28">
            <text:p>S120x10</text:p>
          </table:table-cell>
          <table:table-cell office:value-type="string" office:string-value="120x10" table:formula="of:=[.B53] &amp; &quot;x&quot; &amp;[.C53]" table:style-name="ce28">
            <text:p>120x10</text:p>
          </table:table-cell>
          <table:table-cell table:style-name="ce11"/>
          <table:table-cell office:value-type="string" office:string-value="synonyms&quot;:[&quot;S120/10&quot;,&quot;S120x10&quot;,&quot;120x10&quot;]}]}," table:formula="of:= &quot;synonyms&quot;&amp;&quot;&quot;&quot;&quot;&amp;&quot;:[&quot;&amp;&quot;&quot;&quot;&quot;&amp;[.E53]&amp;&quot;&quot;&quot;&quot;&amp;&quot;,&quot;&amp;&quot;&quot;&quot;&quot;&amp;[.F53]&amp;&quot;&quot;&quot;&quot;&amp;&quot;,&quot;&amp;&quot;&quot;&quot;&quot;&amp;[.G53]&amp;&quot;&quot;&quot;&quot;&amp;&quot;]}]},&quot;" table:style-name="ce28">
            <text:p>synonyms":["S120/10","S120x10","120x10"]}]},</text:p>
          </table:table-cell>
          <table:table-cell office:value-type="string" office:string-value="{&quot;S120/10&quot;: [{&quot;shape_coords&quot;:[120,10],&quot;shape_name&quot;:&quot;Rectangle&quot;,&quot;synonyms&quot;:[&quot;S120/10&quot;,&quot;S120x10&quot;,&quot;120x10&quot;]}]}," table:formula="of:=&quot;{&quot; &amp; &quot;&quot;&quot;&quot;&amp;[.A53]&amp;&quot;&quot;&quot;&quot;&amp;&quot;: [{&quot;&quot;&quot; &amp;&quot;shape_coords&quot;&amp;&quot;&quot;&quot;&quot; &amp; &quot;:&quot; &amp; &quot;[&quot; &amp; [.B53] &amp; &quot;,&quot; &amp;[.C53] &amp; &quot;],&quot; &amp; &quot;&quot;&quot;&quot; &amp;&quot;shape_name&quot;&amp;&quot;&quot;&quot;&quot; &amp; &quot;:&quot; &amp; &quot;&quot;&quot;&quot; &amp;[.D53] &amp; &quot;&quot;&quot;&quot; &amp; &quot;,&quot; &amp; &quot;&quot;&quot;&quot;&amp;[.I53]" table:style-name="ce11">
            <text:p>{"S120/10": [{"shape_coords":[120,10],"shape_name":"Rectangle","synonyms":["S120/10","S120x10","120x10"]}]},</text:p>
          </table:table-cell>
          <table:table-cell table:number-columns-repeated="16374" table:style-name="ce1"/>
        </table:table-row>
        <table:table-row table:style-name="ro1">
          <table:table-cell office:value-type="string" office:string-value="S120/12" table:formula="of:=&quot;S&quot; &amp; [.B54] &amp; &quot;/&quot; &amp;[.C54]" table:style-name="ce9">
            <text:p>S120/12</text:p>
          </table:table-cell>
          <table:table-cell office:value-type="float" office:value="120" table:style-name="ce9">
            <text:p>120</text:p>
          </table:table-cell>
          <table:table-cell office:value-type="float" office:value="12" table:style-name="ce9">
            <text:p>12</text:p>
          </table:table-cell>
          <table:table-cell office:value-type="string" table:style-name="ce11">
            <text:p>Rectangle</text:p>
          </table:table-cell>
          <table:table-cell office:value-type="string" office:string-value="S120/12" table:formula="of:=[.A54]" table:style-name="ce28">
            <text:p>S120/12</text:p>
          </table:table-cell>
          <table:table-cell office:value-type="string" office:string-value="S120x12" table:formula="of:=&quot;S&quot; &amp; [.B54] &amp; &quot;x&quot; &amp;[.C54]" table:style-name="ce28">
            <text:p>S120x12</text:p>
          </table:table-cell>
          <table:table-cell office:value-type="string" office:string-value="120x12" table:formula="of:=[.B54] &amp; &quot;x&quot; &amp;[.C54]" table:style-name="ce28">
            <text:p>120x12</text:p>
          </table:table-cell>
          <table:table-cell table:style-name="ce11"/>
          <table:table-cell office:value-type="string" office:string-value="synonyms&quot;:[&quot;S120/12&quot;,&quot;S120x12&quot;,&quot;120x12&quot;]}]}," table:formula="of:= &quot;synonyms&quot;&amp;&quot;&quot;&quot;&quot;&amp;&quot;:[&quot;&amp;&quot;&quot;&quot;&quot;&amp;[.E54]&amp;&quot;&quot;&quot;&quot;&amp;&quot;,&quot;&amp;&quot;&quot;&quot;&quot;&amp;[.F54]&amp;&quot;&quot;&quot;&quot;&amp;&quot;,&quot;&amp;&quot;&quot;&quot;&quot;&amp;[.G54]&amp;&quot;&quot;&quot;&quot;&amp;&quot;]}]},&quot;" table:style-name="ce28">
            <text:p>synonyms":["S120/12","S120x12","120x12"]}]},</text:p>
          </table:table-cell>
          <table:table-cell office:value-type="string" office:string-value="{&quot;S120/12&quot;: [{&quot;shape_coords&quot;:[120,12],&quot;shape_name&quot;:&quot;Rectangle&quot;,&quot;synonyms&quot;:[&quot;S120/12&quot;,&quot;S120x12&quot;,&quot;120x12&quot;]}]}," table:formula="of:=&quot;{&quot; &amp; &quot;&quot;&quot;&quot;&amp;[.A54]&amp;&quot;&quot;&quot;&quot;&amp;&quot;: [{&quot;&quot;&quot; &amp;&quot;shape_coords&quot;&amp;&quot;&quot;&quot;&quot; &amp; &quot;:&quot; &amp; &quot;[&quot; &amp; [.B54] &amp; &quot;,&quot; &amp;[.C54] &amp; &quot;],&quot; &amp; &quot;&quot;&quot;&quot; &amp;&quot;shape_name&quot;&amp;&quot;&quot;&quot;&quot; &amp; &quot;:&quot; &amp; &quot;&quot;&quot;&quot; &amp;[.D54] &amp; &quot;&quot;&quot;&quot; &amp; &quot;,&quot; &amp; &quot;&quot;&quot;&quot;&amp;[.I54]" table:style-name="ce11">
            <text:p>{"S120/12": [{"shape_coords":[120,12],"shape_name":"Rectangle","synonyms":["S120/12","S120x12","120x12"]}]},</text:p>
          </table:table-cell>
          <table:table-cell table:number-columns-repeated="16374" table:style-name="ce1"/>
        </table:table-row>
        <table:table-row table:number-rows-repeated="1048522" table:style-name="ro2">
          <table:table-cell table:number-columns-repeated="16384"/>
        </table:table-row>
      </table:table>
      <table:table table:name="Round" table:style-name="ta2">
        <table:table-column table:style-name="co40" table:default-cell-style-name="ce31"/>
        <table:table-column table:style-name="co41" table:default-cell-style-name="ce31"/>
        <table:table-column table:style-name="co42" table:default-cell-style-name="ce31"/>
        <table:table-column table:style-name="co43" table:default-cell-style-name="ce31"/>
        <table:table-column table:style-name="co10" table:number-columns-repeated="3" table:default-cell-style-name="ce31"/>
        <table:table-column table:style-name="co44" table:default-cell-style-name="ce1"/>
        <table:table-column table:style-name="co10" table:number-columns-repeated="16376" table:default-cell-style-name="ce31"/>
        <table:table-row table:style-name="ro1">
          <table:table-cell office:value-type="string" table:style-name="ce29">
            <text:p>Profilename</text:p>
          </table:table-cell>
          <table:table-cell office:value-type="string" table:style-name="ce29">
            <text:p>D</text:p>
          </table:table-cell>
          <table:table-cell office:value-type="string" table:style-name="ce29">
            <text:p>R</text:p>
          </table:table-cell>
          <table:table-cell office:value-type="string" table:style-name="ce30">
            <text:p>Shape</text:p>
          </table:table-cell>
          <table:table-cell office:value-type="string" table:style-name="ce30">
            <text:p>Synonyms</text:p>
          </table:table-cell>
          <table:table-cell table:number-columns-repeated="2" table:style-name="ce31"/>
          <table:table-cell table:style-name="ce1"/>
          <table:table-cell office:value-type="string" table:style-name="ce29">
            <text:p>JSONString</text:p>
          </table:table-cell>
          <table:table-cell table:number-columns-repeated="16375"/>
        </table:table-row>
        <table:table-row table:style-name="ro1">
          <table:table-cell table:style-name="ce29"/>
          <table:table-cell office:value-type="string" table:style-name="ce31">
            <text:p>[mm]</text:p>
          </table:table-cell>
          <table:table-cell office:value-type="string" table:style-name="ce31">
            <text:p>[mm]</text:p>
          </table:table-cell>
          <table:table-cell table:style-name="ce30"/>
          <table:table-cell table:number-columns-repeated="3" table:style-name="ce31"/>
          <table:table-cell table:style-name="ce1"/>
          <table:table-cell table:number-columns-repeated="16376" table:style-name="ce31"/>
        </table:table-row>
        <table:table-row table:style-name="ro1">
          <table:table-cell office:value-type="string" table:style-name="ce31">
            <text:p>R8<text:s/></text:p>
          </table:table-cell>
          <table:table-cell office:value-type="float" office:value="8" table:style-name="ce31">
            <text:p>8</text:p>
          </table:table-cell>
          <table:table-cell office:value-type="float" office:value="4" table:formula="of:=[.B3]/2" table:style-name="ce31">
            <text:p>4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8<text:s/></text:p>
          </table:table-cell>
          <table:table-cell office:value-type="string" table:style-name="ce31">
            <text:p>Rond 8<text:s/></text:p>
          </table:table-cell>
          <table:table-cell office:value-type="string" table:style-name="ce31">
            <text:p>Rond8<text:s/></text:p>
          </table:table-cell>
          <table:table-cell office:value-type="string" office:string-value="synonyms&quot;:[&quot;R8 &quot;,&quot;Rond 8 &quot;,&quot;Rond8 &quot;]}]}," table:formula="of:= &quot;synonyms&quot;&amp;&quot;&quot;&quot;&quot;&amp;&quot;:[&quot;&amp;&quot;&quot;&quot;&quot;&amp;[.E3]&amp;&quot;&quot;&quot;&quot;&amp;&quot;,&quot;&amp;&quot;&quot;&quot;&quot;&amp;[.F3]&amp;&quot;&quot;&quot;&quot;&amp;&quot;,&quot;&amp;&quot;&quot;&quot;&quot;&amp;[.G3]&amp;&quot;&quot;&quot;&quot;&amp;&quot;]}]},&quot;" table:style-name="ce1">
            <text:p>synonyms":["R8 ","Rond 8 ","Rond8 "]}]},</text:p>
          </table:table-cell>
          <table:table-cell office:value-type="string" office:string-value="{&quot;R8 &quot;: [{&quot;shape_coords&quot;:[8,4],&quot;shape_name&quot;:&quot;Round&quot;,&quot;synonyms&quot;:[&quot;R8 &quot;,&quot;Rond 8 &quot;,&quot;Rond8 &quot;]}]}," table:formula="of:=&quot;{&quot; &amp; &quot;&quot;&quot;&quot;&amp;[.A3]&amp;&quot;&quot;&quot;&quot;&amp;&quot;: [{&quot;&quot;&quot; &amp;&quot;shape_coords&quot;&amp;&quot;&quot;&quot;&quot; &amp; &quot;:&quot; &amp; &quot;[&quot; &amp; [.B3] &amp; &quot;,&quot; &amp;[.C3]&amp; &quot;],&quot; &amp; &quot;&quot;&quot;&quot; &amp;&quot;shape_name&quot;&amp;&quot;&quot;&quot;&quot; &amp; &quot;:&quot; &amp; &quot;&quot;&quot;&quot; &amp;[.D3] &amp; &quot;&quot;&quot;&quot; &amp; &quot;,&quot; &amp; &quot;&quot;&quot;&quot;&amp;[.H3]" table:style-name="ce31">
            <text:p>{"R8 ": [{"shape_coords":[8,4],"shape_name":"Round","synonyms":["R8 ","Rond 8 ","Rond8 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10</text:p>
          </table:table-cell>
          <table:table-cell office:value-type="float" office:value="10" table:style-name="ce31">
            <text:p>10</text:p>
          </table:table-cell>
          <table:table-cell office:value-type="float" office:value="5" table:formula="of:=[.B4]/2" table:style-name="ce31">
            <text:p>5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10</text:p>
          </table:table-cell>
          <table:table-cell office:value-type="string" table:style-name="ce31">
            <text:p>Rond 10</text:p>
          </table:table-cell>
          <table:table-cell office:value-type="string" table:style-name="ce31">
            <text:p>Rond10</text:p>
          </table:table-cell>
          <table:table-cell office:value-type="string" office:string-value="synonyms&quot;:[&quot;R10&quot;,&quot;Rond 10&quot;,&quot;Rond10&quot;]}]}," table:formula="of:= &quot;synonyms&quot;&amp;&quot;&quot;&quot;&quot;&amp;&quot;:[&quot;&amp;&quot;&quot;&quot;&quot;&amp;[.E4]&amp;&quot;&quot;&quot;&quot;&amp;&quot;,&quot;&amp;&quot;&quot;&quot;&quot;&amp;[.F4]&amp;&quot;&quot;&quot;&quot;&amp;&quot;,&quot;&amp;&quot;&quot;&quot;&quot;&amp;[.G4]&amp;&quot;&quot;&quot;&quot;&amp;&quot;]}]},&quot;" table:style-name="ce1">
            <text:p>synonyms":["R10","Rond 10","Rond10"]}]},</text:p>
          </table:table-cell>
          <table:table-cell office:value-type="string" office:string-value="{&quot;R10&quot;: [{&quot;shape_coords&quot;:[10,5],&quot;shape_name&quot;:&quot;Round&quot;,&quot;synonyms&quot;:[&quot;R10&quot;,&quot;Rond 10&quot;,&quot;Rond10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&amp; &quot;],&quot; &amp; &quot;&quot;&quot;&quot; &amp;&quot;shape_name&quot;&amp;&quot;&quot;&quot;&quot; &amp; &quot;:&quot; &amp; &quot;&quot;&quot;&quot; &amp;[.D4] &amp; &quot;&quot;&quot;&quot; &amp; &quot;,&quot; &amp; &quot;&quot;&quot;&quot;&amp;[.H4]" table:style-name="ce31">
            <text:p>{"R10": [{"shape_coords":[10,5],"shape_name":"Round","synonyms":["R10","Rond 10","Rond10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12</text:p>
          </table:table-cell>
          <table:table-cell office:value-type="float" office:value="12" table:style-name="ce31">
            <text:p>12</text:p>
          </table:table-cell>
          <table:table-cell office:value-type="float" office:value="6" table:formula="of:=[.B5]/2" table:style-name="ce31">
            <text:p>6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12</text:p>
          </table:table-cell>
          <table:table-cell office:value-type="string" table:style-name="ce31">
            <text:p>Rond 12</text:p>
          </table:table-cell>
          <table:table-cell office:value-type="string" table:style-name="ce31">
            <text:p>Rond12</text:p>
          </table:table-cell>
          <table:table-cell office:value-type="string" office:string-value="synonyms&quot;:[&quot;R12&quot;,&quot;Rond 12&quot;,&quot;Rond12&quot;]}]}," table:formula="of:= &quot;synonyms&quot;&amp;&quot;&quot;&quot;&quot;&amp;&quot;:[&quot;&amp;&quot;&quot;&quot;&quot;&amp;[.E5]&amp;&quot;&quot;&quot;&quot;&amp;&quot;,&quot;&amp;&quot;&quot;&quot;&quot;&amp;[.F5]&amp;&quot;&quot;&quot;&quot;&amp;&quot;,&quot;&amp;&quot;&quot;&quot;&quot;&amp;[.G5]&amp;&quot;&quot;&quot;&quot;&amp;&quot;]}]},&quot;" table:style-name="ce1">
            <text:p>synonyms":["R12","Rond 12","Rond12"]}]},</text:p>
          </table:table-cell>
          <table:table-cell office:value-type="string" office:string-value="{&quot;R12&quot;: [{&quot;shape_coords&quot;:[12,6],&quot;shape_name&quot;:&quot;Round&quot;,&quot;synonyms&quot;:[&quot;R12&quot;,&quot;Rond 12&quot;,&quot;Rond12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&amp; &quot;],&quot; &amp; &quot;&quot;&quot;&quot; &amp;&quot;shape_name&quot;&amp;&quot;&quot;&quot;&quot; &amp; &quot;:&quot; &amp; &quot;&quot;&quot;&quot; &amp;[.D5] &amp; &quot;&quot;&quot;&quot; &amp; &quot;,&quot; &amp; &quot;&quot;&quot;&quot;&amp;[.H5]" table:style-name="ce31">
            <text:p>{"R12": [{"shape_coords":[12,6],"shape_name":"Round","synonyms":["R12","Rond 12","Rond12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14</text:p>
          </table:table-cell>
          <table:table-cell office:value-type="float" office:value="14" table:style-name="ce31">
            <text:p>14</text:p>
          </table:table-cell>
          <table:table-cell office:value-type="float" office:value="7" table:formula="of:=[.B6]/2" table:style-name="ce31">
            <text:p>7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14</text:p>
          </table:table-cell>
          <table:table-cell office:value-type="string" table:style-name="ce31">
            <text:p>Rond 14</text:p>
          </table:table-cell>
          <table:table-cell office:value-type="string" table:style-name="ce31">
            <text:p>Rond14</text:p>
          </table:table-cell>
          <table:table-cell office:value-type="string" office:string-value="synonyms&quot;:[&quot;R14&quot;,&quot;Rond 14&quot;,&quot;Rond14&quot;]}]}," table:formula="of:= &quot;synonyms&quot;&amp;&quot;&quot;&quot;&quot;&amp;&quot;:[&quot;&amp;&quot;&quot;&quot;&quot;&amp;[.E6]&amp;&quot;&quot;&quot;&quot;&amp;&quot;,&quot;&amp;&quot;&quot;&quot;&quot;&amp;[.F6]&amp;&quot;&quot;&quot;&quot;&amp;&quot;,&quot;&amp;&quot;&quot;&quot;&quot;&amp;[.G6]&amp;&quot;&quot;&quot;&quot;&amp;&quot;]}]},&quot;" table:style-name="ce1">
            <text:p>synonyms":["R14","Rond 14","Rond14"]}]},</text:p>
          </table:table-cell>
          <table:table-cell office:value-type="string" office:string-value="{&quot;R14&quot;: [{&quot;shape_coords&quot;:[14,7],&quot;shape_name&quot;:&quot;Round&quot;,&quot;synonyms&quot;:[&quot;R14&quot;,&quot;Rond 14&quot;,&quot;Rond14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&amp; &quot;],&quot; &amp; &quot;&quot;&quot;&quot; &amp;&quot;shape_name&quot;&amp;&quot;&quot;&quot;&quot; &amp; &quot;:&quot; &amp; &quot;&quot;&quot;&quot; &amp;[.D6] &amp; &quot;&quot;&quot;&quot; &amp; &quot;,&quot; &amp; &quot;&quot;&quot;&quot;&amp;[.H6]" table:style-name="ce31">
            <text:p>{"R14": [{"shape_coords":[14,7],"shape_name":"Round","synonyms":["R14","Rond 14","Rond14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15</text:p>
          </table:table-cell>
          <table:table-cell office:value-type="float" office:value="15" table:style-name="ce31">
            <text:p>15</text:p>
          </table:table-cell>
          <table:table-cell office:value-type="float" office:value="7.5" table:formula="of:=[.B7]/2" table:style-name="ce31">
            <text:p>7,5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15</text:p>
          </table:table-cell>
          <table:table-cell office:value-type="string" table:style-name="ce31">
            <text:p>Rond 15</text:p>
          </table:table-cell>
          <table:table-cell office:value-type="string" table:style-name="ce31">
            <text:p>Rond15</text:p>
          </table:table-cell>
          <table:table-cell office:value-type="string" office:string-value="synonyms&quot;:[&quot;R15&quot;,&quot;Rond 15&quot;,&quot;Rond15&quot;]}]}," table:formula="of:= &quot;synonyms&quot;&amp;&quot;&quot;&quot;&quot;&amp;&quot;:[&quot;&amp;&quot;&quot;&quot;&quot;&amp;[.E7]&amp;&quot;&quot;&quot;&quot;&amp;&quot;,&quot;&amp;&quot;&quot;&quot;&quot;&amp;[.F7]&amp;&quot;&quot;&quot;&quot;&amp;&quot;,&quot;&amp;&quot;&quot;&quot;&quot;&amp;[.G7]&amp;&quot;&quot;&quot;&quot;&amp;&quot;]}]},&quot;" table:style-name="ce1">
            <text:p>synonyms":["R15","Rond 15","Rond15"]}]},</text:p>
          </table:table-cell>
          <table:table-cell office:value-type="string" office:string-value="{&quot;R15&quot;: [{&quot;shape_coords&quot;:[15,7,5],&quot;shape_name&quot;:&quot;Round&quot;,&quot;synonyms&quot;:[&quot;R15&quot;,&quot;Rond 15&quot;,&quot;Rond15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&amp; &quot;],&quot; &amp; &quot;&quot;&quot;&quot; &amp;&quot;shape_name&quot;&amp;&quot;&quot;&quot;&quot; &amp; &quot;:&quot; &amp; &quot;&quot;&quot;&quot; &amp;[.D7] &amp; &quot;&quot;&quot;&quot; &amp; &quot;,&quot; &amp; &quot;&quot;&quot;&quot;&amp;[.H7]" table:style-name="ce31">
            <text:p>{"R15": [{"shape_coords":[15,7,5],"shape_name":"Round","synonyms":["R15","Rond 15","Rond15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16</text:p>
          </table:table-cell>
          <table:table-cell office:value-type="float" office:value="16" table:style-name="ce31">
            <text:p>16</text:p>
          </table:table-cell>
          <table:table-cell office:value-type="float" office:value="8" table:formula="of:=[.B8]/2" table:style-name="ce31">
            <text:p>8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16</text:p>
          </table:table-cell>
          <table:table-cell office:value-type="string" table:style-name="ce31">
            <text:p>Rond 16</text:p>
          </table:table-cell>
          <table:table-cell office:value-type="string" table:style-name="ce31">
            <text:p>Rond16</text:p>
          </table:table-cell>
          <table:table-cell office:value-type="string" office:string-value="synonyms&quot;:[&quot;R16&quot;,&quot;Rond 16&quot;,&quot;Rond16&quot;]}]}," table:formula="of:= &quot;synonyms&quot;&amp;&quot;&quot;&quot;&quot;&amp;&quot;:[&quot;&amp;&quot;&quot;&quot;&quot;&amp;[.E8]&amp;&quot;&quot;&quot;&quot;&amp;&quot;,&quot;&amp;&quot;&quot;&quot;&quot;&amp;[.F8]&amp;&quot;&quot;&quot;&quot;&amp;&quot;,&quot;&amp;&quot;&quot;&quot;&quot;&amp;[.G8]&amp;&quot;&quot;&quot;&quot;&amp;&quot;]}]},&quot;" table:style-name="ce1">
            <text:p>synonyms":["R16","Rond 16","Rond16"]}]},</text:p>
          </table:table-cell>
          <table:table-cell office:value-type="string" office:string-value="{&quot;R16&quot;: [{&quot;shape_coords&quot;:[16,8],&quot;shape_name&quot;:&quot;Round&quot;,&quot;synonyms&quot;:[&quot;R16&quot;,&quot;Rond 16&quot;,&quot;Rond16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&amp; &quot;],&quot; &amp; &quot;&quot;&quot;&quot; &amp;&quot;shape_name&quot;&amp;&quot;&quot;&quot;&quot; &amp; &quot;:&quot; &amp; &quot;&quot;&quot;&quot; &amp;[.D8] &amp; &quot;&quot;&quot;&quot; &amp; &quot;,&quot; &amp; &quot;&quot;&quot;&quot;&amp;[.H8]" table:style-name="ce31">
            <text:p>{"R16": [{"shape_coords":[16,8],"shape_name":"Round","synonyms":["R16","Rond 16","Rond16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18</text:p>
          </table:table-cell>
          <table:table-cell office:value-type="float" office:value="18" table:style-name="ce31">
            <text:p>18</text:p>
          </table:table-cell>
          <table:table-cell office:value-type="float" office:value="9" table:formula="of:=[.B9]/2" table:style-name="ce31">
            <text:p>9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18</text:p>
          </table:table-cell>
          <table:table-cell office:value-type="string" table:style-name="ce31">
            <text:p>Rond 18</text:p>
          </table:table-cell>
          <table:table-cell office:value-type="string" table:style-name="ce31">
            <text:p>Rond18</text:p>
          </table:table-cell>
          <table:table-cell office:value-type="string" office:string-value="synonyms&quot;:[&quot;R18&quot;,&quot;Rond 18&quot;,&quot;Rond18&quot;]}]}," table:formula="of:= &quot;synonyms&quot;&amp;&quot;&quot;&quot;&quot;&amp;&quot;:[&quot;&amp;&quot;&quot;&quot;&quot;&amp;[.E9]&amp;&quot;&quot;&quot;&quot;&amp;&quot;,&quot;&amp;&quot;&quot;&quot;&quot;&amp;[.F9]&amp;&quot;&quot;&quot;&quot;&amp;&quot;,&quot;&amp;&quot;&quot;&quot;&quot;&amp;[.G9]&amp;&quot;&quot;&quot;&quot;&amp;&quot;]}]},&quot;" table:style-name="ce1">
            <text:p>synonyms":["R18","Rond 18","Rond18"]}]},</text:p>
          </table:table-cell>
          <table:table-cell office:value-type="string" office:string-value="{&quot;R18&quot;: [{&quot;shape_coords&quot;:[18,9],&quot;shape_name&quot;:&quot;Round&quot;,&quot;synonyms&quot;:[&quot;R18&quot;,&quot;Rond 18&quot;,&quot;Rond18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&amp; &quot;],&quot; &amp; &quot;&quot;&quot;&quot; &amp;&quot;shape_name&quot;&amp;&quot;&quot;&quot;&quot; &amp; &quot;:&quot; &amp; &quot;&quot;&quot;&quot; &amp;[.D9] &amp; &quot;&quot;&quot;&quot; &amp; &quot;,&quot; &amp; &quot;&quot;&quot;&quot;&amp;[.H9]" table:style-name="ce31">
            <text:p>{"R18": [{"shape_coords":[18,9],"shape_name":"Round","synonyms":["R18","Rond 18","Rond18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19</text:p>
          </table:table-cell>
          <table:table-cell office:value-type="float" office:value="19" table:style-name="ce31">
            <text:p>19</text:p>
          </table:table-cell>
          <table:table-cell office:value-type="float" office:value="9.5" table:formula="of:=[.B10]/2" table:style-name="ce31">
            <text:p>9,5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19</text:p>
          </table:table-cell>
          <table:table-cell office:value-type="string" table:style-name="ce31">
            <text:p>Rond 19</text:p>
          </table:table-cell>
          <table:table-cell office:value-type="string" table:style-name="ce31">
            <text:p>Rond19</text:p>
          </table:table-cell>
          <table:table-cell office:value-type="string" office:string-value="synonyms&quot;:[&quot;R19&quot;,&quot;Rond 19&quot;,&quot;Rond19&quot;]}]}," table:formula="of:= &quot;synonyms&quot;&amp;&quot;&quot;&quot;&quot;&amp;&quot;:[&quot;&amp;&quot;&quot;&quot;&quot;&amp;[.E10]&amp;&quot;&quot;&quot;&quot;&amp;&quot;,&quot;&amp;&quot;&quot;&quot;&quot;&amp;[.F10]&amp;&quot;&quot;&quot;&quot;&amp;&quot;,&quot;&amp;&quot;&quot;&quot;&quot;&amp;[.G10]&amp;&quot;&quot;&quot;&quot;&amp;&quot;]}]},&quot;" table:style-name="ce1">
            <text:p>synonyms":["R19","Rond 19","Rond19"]}]},</text:p>
          </table:table-cell>
          <table:table-cell office:value-type="string" office:string-value="{&quot;R19&quot;: [{&quot;shape_coords&quot;:[19,9,5],&quot;shape_name&quot;:&quot;Round&quot;,&quot;synonyms&quot;:[&quot;R19&quot;,&quot;Rond 19&quot;,&quot;Rond19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&amp; &quot;],&quot; &amp; &quot;&quot;&quot;&quot; &amp;&quot;shape_name&quot;&amp;&quot;&quot;&quot;&quot; &amp; &quot;:&quot; &amp; &quot;&quot;&quot;&quot; &amp;[.D10] &amp; &quot;&quot;&quot;&quot; &amp; &quot;,&quot; &amp; &quot;&quot;&quot;&quot;&amp;[.H10]" table:style-name="ce31">
            <text:p>{"R19": [{"shape_coords":[19,9,5],"shape_name":"Round","synonyms":["R19","Rond 19","Rond19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20</text:p>
          </table:table-cell>
          <table:table-cell office:value-type="float" office:value="20" table:style-name="ce31">
            <text:p>20</text:p>
          </table:table-cell>
          <table:table-cell office:value-type="float" office:value="10" table:formula="of:=[.B11]/2" table:style-name="ce31">
            <text:p>10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20</text:p>
          </table:table-cell>
          <table:table-cell office:value-type="string" table:style-name="ce31">
            <text:p>Rond 20</text:p>
          </table:table-cell>
          <table:table-cell office:value-type="string" table:style-name="ce31">
            <text:p>Rond20</text:p>
          </table:table-cell>
          <table:table-cell office:value-type="string" office:string-value="synonyms&quot;:[&quot;R20&quot;,&quot;Rond 20&quot;,&quot;Rond20&quot;]}]}," table:formula="of:= &quot;synonyms&quot;&amp;&quot;&quot;&quot;&quot;&amp;&quot;:[&quot;&amp;&quot;&quot;&quot;&quot;&amp;[.E11]&amp;&quot;&quot;&quot;&quot;&amp;&quot;,&quot;&amp;&quot;&quot;&quot;&quot;&amp;[.F11]&amp;&quot;&quot;&quot;&quot;&amp;&quot;,&quot;&amp;&quot;&quot;&quot;&quot;&amp;[.G11]&amp;&quot;&quot;&quot;&quot;&amp;&quot;]}]},&quot;" table:style-name="ce1">
            <text:p>synonyms":["R20","Rond 20","Rond20"]}]},</text:p>
          </table:table-cell>
          <table:table-cell office:value-type="string" office:string-value="{&quot;R20&quot;: [{&quot;shape_coords&quot;:[20,10],&quot;shape_name&quot;:&quot;Round&quot;,&quot;synonyms&quot;:[&quot;R20&quot;,&quot;Rond 20&quot;,&quot;Rond20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&amp; &quot;],&quot; &amp; &quot;&quot;&quot;&quot; &amp;&quot;shape_name&quot;&amp;&quot;&quot;&quot;&quot; &amp; &quot;:&quot; &amp; &quot;&quot;&quot;&quot; &amp;[.D11] &amp; &quot;&quot;&quot;&quot; &amp; &quot;,&quot; &amp; &quot;&quot;&quot;&quot;&amp;[.H11]" table:style-name="ce31">
            <text:p>{"R20": [{"shape_coords":[20,10],"shape_name":"Round","synonyms":["R20","Rond 20","Rond20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22</text:p>
          </table:table-cell>
          <table:table-cell office:value-type="float" office:value="22" table:style-name="ce31">
            <text:p>22</text:p>
          </table:table-cell>
          <table:table-cell office:value-type="float" office:value="11" table:formula="of:=[.B12]/2" table:style-name="ce31">
            <text:p>11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22</text:p>
          </table:table-cell>
          <table:table-cell office:value-type="string" table:style-name="ce31">
            <text:p>Rond 22</text:p>
          </table:table-cell>
          <table:table-cell office:value-type="string" table:style-name="ce31">
            <text:p>Rond22</text:p>
          </table:table-cell>
          <table:table-cell office:value-type="string" office:string-value="synonyms&quot;:[&quot;R22&quot;,&quot;Rond 22&quot;,&quot;Rond22&quot;]}]}," table:formula="of:= &quot;synonyms&quot;&amp;&quot;&quot;&quot;&quot;&amp;&quot;:[&quot;&amp;&quot;&quot;&quot;&quot;&amp;[.E12]&amp;&quot;&quot;&quot;&quot;&amp;&quot;,&quot;&amp;&quot;&quot;&quot;&quot;&amp;[.F12]&amp;&quot;&quot;&quot;&quot;&amp;&quot;,&quot;&amp;&quot;&quot;&quot;&quot;&amp;[.G12]&amp;&quot;&quot;&quot;&quot;&amp;&quot;]}]},&quot;" table:style-name="ce1">
            <text:p>synonyms":["R22","Rond 22","Rond22"]}]},</text:p>
          </table:table-cell>
          <table:table-cell office:value-type="string" office:string-value="{&quot;R22&quot;: [{&quot;shape_coords&quot;:[22,11],&quot;shape_name&quot;:&quot;Round&quot;,&quot;synonyms&quot;:[&quot;R22&quot;,&quot;Rond 22&quot;,&quot;Rond22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&amp; &quot;],&quot; &amp; &quot;&quot;&quot;&quot; &amp;&quot;shape_name&quot;&amp;&quot;&quot;&quot;&quot; &amp; &quot;:&quot; &amp; &quot;&quot;&quot;&quot; &amp;[.D12] &amp; &quot;&quot;&quot;&quot; &amp; &quot;,&quot; &amp; &quot;&quot;&quot;&quot;&amp;[.H12]" table:style-name="ce31">
            <text:p>{"R22": [{"shape_coords":[22,11],"shape_name":"Round","synonyms":["R22","Rond 22","Rond22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24</text:p>
          </table:table-cell>
          <table:table-cell office:value-type="float" office:value="24" table:style-name="ce31">
            <text:p>24</text:p>
          </table:table-cell>
          <table:table-cell office:value-type="float" office:value="12" table:formula="of:=[.B13]/2" table:style-name="ce31">
            <text:p>12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24</text:p>
          </table:table-cell>
          <table:table-cell office:value-type="string" table:style-name="ce31">
            <text:p>Rond 24</text:p>
          </table:table-cell>
          <table:table-cell office:value-type="string" table:style-name="ce31">
            <text:p>Rond24</text:p>
          </table:table-cell>
          <table:table-cell office:value-type="string" office:string-value="synonyms&quot;:[&quot;R24&quot;,&quot;Rond 24&quot;,&quot;Rond24&quot;]}]}," table:formula="of:= &quot;synonyms&quot;&amp;&quot;&quot;&quot;&quot;&amp;&quot;:[&quot;&amp;&quot;&quot;&quot;&quot;&amp;[.E13]&amp;&quot;&quot;&quot;&quot;&amp;&quot;,&quot;&amp;&quot;&quot;&quot;&quot;&amp;[.F13]&amp;&quot;&quot;&quot;&quot;&amp;&quot;,&quot;&amp;&quot;&quot;&quot;&quot;&amp;[.G13]&amp;&quot;&quot;&quot;&quot;&amp;&quot;]}]},&quot;" table:style-name="ce1">
            <text:p>synonyms":["R24","Rond 24","Rond24"]}]},</text:p>
          </table:table-cell>
          <table:table-cell office:value-type="string" office:string-value="{&quot;R24&quot;: [{&quot;shape_coords&quot;:[24,12],&quot;shape_name&quot;:&quot;Round&quot;,&quot;synonyms&quot;:[&quot;R24&quot;,&quot;Rond 24&quot;,&quot;Rond24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&amp; &quot;],&quot; &amp; &quot;&quot;&quot;&quot; &amp;&quot;shape_name&quot;&amp;&quot;&quot;&quot;&quot; &amp; &quot;:&quot; &amp; &quot;&quot;&quot;&quot; &amp;[.D13] &amp; &quot;&quot;&quot;&quot; &amp; &quot;,&quot; &amp; &quot;&quot;&quot;&quot;&amp;[.H13]" table:style-name="ce31">
            <text:p>{"R24": [{"shape_coords":[24,12],"shape_name":"Round","synonyms":["R24","Rond 24","Rond24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25</text:p>
          </table:table-cell>
          <table:table-cell office:value-type="float" office:value="25" table:style-name="ce31">
            <text:p>25</text:p>
          </table:table-cell>
          <table:table-cell office:value-type="float" office:value="12.5" table:formula="of:=[.B14]/2" table:style-name="ce31">
            <text:p>12,5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25</text:p>
          </table:table-cell>
          <table:table-cell office:value-type="string" table:style-name="ce31">
            <text:p>Rond 25</text:p>
          </table:table-cell>
          <table:table-cell office:value-type="string" table:style-name="ce31">
            <text:p>Rond25</text:p>
          </table:table-cell>
          <table:table-cell office:value-type="string" office:string-value="synonyms&quot;:[&quot;R25&quot;,&quot;Rond 25&quot;,&quot;Rond25&quot;]}]}," table:formula="of:= &quot;synonyms&quot;&amp;&quot;&quot;&quot;&quot;&amp;&quot;:[&quot;&amp;&quot;&quot;&quot;&quot;&amp;[.E14]&amp;&quot;&quot;&quot;&quot;&amp;&quot;,&quot;&amp;&quot;&quot;&quot;&quot;&amp;[.F14]&amp;&quot;&quot;&quot;&quot;&amp;&quot;,&quot;&amp;&quot;&quot;&quot;&quot;&amp;[.G14]&amp;&quot;&quot;&quot;&quot;&amp;&quot;]}]},&quot;" table:style-name="ce1">
            <text:p>synonyms":["R25","Rond 25","Rond25"]}]},</text:p>
          </table:table-cell>
          <table:table-cell office:value-type="string" office:string-value="{&quot;R25&quot;: [{&quot;shape_coords&quot;:[25,12,5],&quot;shape_name&quot;:&quot;Round&quot;,&quot;synonyms&quot;:[&quot;R25&quot;,&quot;Rond 25&quot;,&quot;Rond25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&amp; &quot;],&quot; &amp; &quot;&quot;&quot;&quot; &amp;&quot;shape_name&quot;&amp;&quot;&quot;&quot;&quot; &amp; &quot;:&quot; &amp; &quot;&quot;&quot;&quot; &amp;[.D14] &amp; &quot;&quot;&quot;&quot; &amp; &quot;,&quot; &amp; &quot;&quot;&quot;&quot;&amp;[.H14]" table:style-name="ce31">
            <text:p>{"R25": [{"shape_coords":[25,12,5],"shape_name":"Round","synonyms":["R25","Rond 25","Rond25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27</text:p>
          </table:table-cell>
          <table:table-cell office:value-type="float" office:value="27" table:style-name="ce31">
            <text:p>27</text:p>
          </table:table-cell>
          <table:table-cell office:value-type="float" office:value="13.5" table:formula="of:=[.B15]/2" table:style-name="ce31">
            <text:p>13,5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27</text:p>
          </table:table-cell>
          <table:table-cell office:value-type="string" table:style-name="ce31">
            <text:p>Rond 27</text:p>
          </table:table-cell>
          <table:table-cell office:value-type="string" table:style-name="ce31">
            <text:p>Rond27</text:p>
          </table:table-cell>
          <table:table-cell office:value-type="string" office:string-value="synonyms&quot;:[&quot;R27&quot;,&quot;Rond 27&quot;,&quot;Rond27&quot;]}]}," table:formula="of:= &quot;synonyms&quot;&amp;&quot;&quot;&quot;&quot;&amp;&quot;:[&quot;&amp;&quot;&quot;&quot;&quot;&amp;[.E15]&amp;&quot;&quot;&quot;&quot;&amp;&quot;,&quot;&amp;&quot;&quot;&quot;&quot;&amp;[.F15]&amp;&quot;&quot;&quot;&quot;&amp;&quot;,&quot;&amp;&quot;&quot;&quot;&quot;&amp;[.G15]&amp;&quot;&quot;&quot;&quot;&amp;&quot;]}]},&quot;" table:style-name="ce1">
            <text:p>synonyms":["R27","Rond 27","Rond27"]}]},</text:p>
          </table:table-cell>
          <table:table-cell office:value-type="string" office:string-value="{&quot;R27&quot;: [{&quot;shape_coords&quot;:[27,13,5],&quot;shape_name&quot;:&quot;Round&quot;,&quot;synonyms&quot;:[&quot;R27&quot;,&quot;Rond 27&quot;,&quot;Rond27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&amp; &quot;],&quot; &amp; &quot;&quot;&quot;&quot; &amp;&quot;shape_name&quot;&amp;&quot;&quot;&quot;&quot; &amp; &quot;:&quot; &amp; &quot;&quot;&quot;&quot; &amp;[.D15] &amp; &quot;&quot;&quot;&quot; &amp; &quot;,&quot; &amp; &quot;&quot;&quot;&quot;&amp;[.H15]" table:style-name="ce31">
            <text:p>{"R27": [{"shape_coords":[27,13,5],"shape_name":"Round","synonyms":["R27","Rond 27","Rond27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28</text:p>
          </table:table-cell>
          <table:table-cell office:value-type="float" office:value="28" table:style-name="ce31">
            <text:p>28</text:p>
          </table:table-cell>
          <table:table-cell office:value-type="float" office:value="14" table:formula="of:=[.B16]/2" table:style-name="ce31">
            <text:p>14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28</text:p>
          </table:table-cell>
          <table:table-cell office:value-type="string" table:style-name="ce31">
            <text:p>Rond 28</text:p>
          </table:table-cell>
          <table:table-cell office:value-type="string" table:style-name="ce31">
            <text:p>Rond28</text:p>
          </table:table-cell>
          <table:table-cell office:value-type="string" office:string-value="synonyms&quot;:[&quot;R28&quot;,&quot;Rond 28&quot;,&quot;Rond28&quot;]}]}," table:formula="of:= &quot;synonyms&quot;&amp;&quot;&quot;&quot;&quot;&amp;&quot;:[&quot;&amp;&quot;&quot;&quot;&quot;&amp;[.E16]&amp;&quot;&quot;&quot;&quot;&amp;&quot;,&quot;&amp;&quot;&quot;&quot;&quot;&amp;[.F16]&amp;&quot;&quot;&quot;&quot;&amp;&quot;,&quot;&amp;&quot;&quot;&quot;&quot;&amp;[.G16]&amp;&quot;&quot;&quot;&quot;&amp;&quot;]}]},&quot;" table:style-name="ce1">
            <text:p>synonyms":["R28","Rond 28","Rond28"]}]},</text:p>
          </table:table-cell>
          <table:table-cell office:value-type="string" office:string-value="{&quot;R28&quot;: [{&quot;shape_coords&quot;:[28,14],&quot;shape_name&quot;:&quot;Round&quot;,&quot;synonyms&quot;:[&quot;R28&quot;,&quot;Rond 28&quot;,&quot;Rond28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&amp; &quot;],&quot; &amp; &quot;&quot;&quot;&quot; &amp;&quot;shape_name&quot;&amp;&quot;&quot;&quot;&quot; &amp; &quot;:&quot; &amp; &quot;&quot;&quot;&quot; &amp;[.D16] &amp; &quot;&quot;&quot;&quot; &amp; &quot;,&quot; &amp; &quot;&quot;&quot;&quot;&amp;[.H16]" table:style-name="ce31">
            <text:p>{"R28": [{"shape_coords":[28,14],"shape_name":"Round","synonyms":["R28","Rond 28","Rond28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30</text:p>
          </table:table-cell>
          <table:table-cell office:value-type="float" office:value="30" table:style-name="ce31">
            <text:p>30</text:p>
          </table:table-cell>
          <table:table-cell office:value-type="float" office:value="15" table:formula="of:=[.B17]/2" table:style-name="ce31">
            <text:p>15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30</text:p>
          </table:table-cell>
          <table:table-cell office:value-type="string" table:style-name="ce31">
            <text:p>Rond 30</text:p>
          </table:table-cell>
          <table:table-cell office:value-type="string" table:style-name="ce31">
            <text:p>Rond30</text:p>
          </table:table-cell>
          <table:table-cell office:value-type="string" office:string-value="synonyms&quot;:[&quot;R30&quot;,&quot;Rond 30&quot;,&quot;Rond30&quot;]}]}," table:formula="of:= &quot;synonyms&quot;&amp;&quot;&quot;&quot;&quot;&amp;&quot;:[&quot;&amp;&quot;&quot;&quot;&quot;&amp;[.E17]&amp;&quot;&quot;&quot;&quot;&amp;&quot;,&quot;&amp;&quot;&quot;&quot;&quot;&amp;[.F17]&amp;&quot;&quot;&quot;&quot;&amp;&quot;,&quot;&amp;&quot;&quot;&quot;&quot;&amp;[.G17]&amp;&quot;&quot;&quot;&quot;&amp;&quot;]}]},&quot;" table:style-name="ce1">
            <text:p>synonyms":["R30","Rond 30","Rond30"]}]},</text:p>
          </table:table-cell>
          <table:table-cell office:value-type="string" office:string-value="{&quot;R30&quot;: [{&quot;shape_coords&quot;:[30,15],&quot;shape_name&quot;:&quot;Round&quot;,&quot;synonyms&quot;:[&quot;R30&quot;,&quot;Rond 30&quot;,&quot;Rond30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&amp; &quot;],&quot; &amp; &quot;&quot;&quot;&quot; &amp;&quot;shape_name&quot;&amp;&quot;&quot;&quot;&quot; &amp; &quot;:&quot; &amp; &quot;&quot;&quot;&quot; &amp;[.D17] &amp; &quot;&quot;&quot;&quot; &amp; &quot;,&quot; &amp; &quot;&quot;&quot;&quot;&amp;[.H17]" table:style-name="ce31">
            <text:p>{"R30": [{"shape_coords":[30,15],"shape_name":"Round","synonyms":["R30","Rond 30","Rond30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31</text:p>
          </table:table-cell>
          <table:table-cell office:value-type="float" office:value="31" table:style-name="ce31">
            <text:p>31</text:p>
          </table:table-cell>
          <table:table-cell office:value-type="float" office:value="15.5" table:formula="of:=[.B18]/2" table:style-name="ce31">
            <text:p>15,5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31</text:p>
          </table:table-cell>
          <table:table-cell office:value-type="string" table:style-name="ce31">
            <text:p>Rond 31</text:p>
          </table:table-cell>
          <table:table-cell office:value-type="string" table:style-name="ce31">
            <text:p>Rond31</text:p>
          </table:table-cell>
          <table:table-cell office:value-type="string" office:string-value="synonyms&quot;:[&quot;R31&quot;,&quot;Rond 31&quot;,&quot;Rond31&quot;]}]}," table:formula="of:= &quot;synonyms&quot;&amp;&quot;&quot;&quot;&quot;&amp;&quot;:[&quot;&amp;&quot;&quot;&quot;&quot;&amp;[.E18]&amp;&quot;&quot;&quot;&quot;&amp;&quot;,&quot;&amp;&quot;&quot;&quot;&quot;&amp;[.F18]&amp;&quot;&quot;&quot;&quot;&amp;&quot;,&quot;&amp;&quot;&quot;&quot;&quot;&amp;[.G18]&amp;&quot;&quot;&quot;&quot;&amp;&quot;]}]},&quot;" table:style-name="ce1">
            <text:p>synonyms":["R31","Rond 31","Rond31"]}]},</text:p>
          </table:table-cell>
          <table:table-cell office:value-type="string" office:string-value="{&quot;R31&quot;: [{&quot;shape_coords&quot;:[31,15,5],&quot;shape_name&quot;:&quot;Round&quot;,&quot;synonyms&quot;:[&quot;R31&quot;,&quot;Rond 31&quot;,&quot;Rond31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&amp; &quot;],&quot; &amp; &quot;&quot;&quot;&quot; &amp;&quot;shape_name&quot;&amp;&quot;&quot;&quot;&quot; &amp; &quot;:&quot; &amp; &quot;&quot;&quot;&quot; &amp;[.D18] &amp; &quot;&quot;&quot;&quot; &amp; &quot;,&quot; &amp; &quot;&quot;&quot;&quot;&amp;[.H18]" table:style-name="ce31">
            <text:p>{"R31": [{"shape_coords":[31,15,5],"shape_name":"Round","synonyms":["R31","Rond 31","Rond31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32</text:p>
          </table:table-cell>
          <table:table-cell office:value-type="float" office:value="32" table:style-name="ce31">
            <text:p>32</text:p>
          </table:table-cell>
          <table:table-cell office:value-type="float" office:value="16" table:formula="of:=[.B19]/2" table:style-name="ce31">
            <text:p>16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32</text:p>
          </table:table-cell>
          <table:table-cell office:value-type="string" table:style-name="ce31">
            <text:p>Rond 32</text:p>
          </table:table-cell>
          <table:table-cell office:value-type="string" table:style-name="ce31">
            <text:p>Rond32</text:p>
          </table:table-cell>
          <table:table-cell office:value-type="string" office:string-value="synonyms&quot;:[&quot;R32&quot;,&quot;Rond 32&quot;,&quot;Rond32&quot;]}]}," table:formula="of:= &quot;synonyms&quot;&amp;&quot;&quot;&quot;&quot;&amp;&quot;:[&quot;&amp;&quot;&quot;&quot;&quot;&amp;[.E19]&amp;&quot;&quot;&quot;&quot;&amp;&quot;,&quot;&amp;&quot;&quot;&quot;&quot;&amp;[.F19]&amp;&quot;&quot;&quot;&quot;&amp;&quot;,&quot;&amp;&quot;&quot;&quot;&quot;&amp;[.G19]&amp;&quot;&quot;&quot;&quot;&amp;&quot;]}]},&quot;" table:style-name="ce1">
            <text:p>synonyms":["R32","Rond 32","Rond32"]}]},</text:p>
          </table:table-cell>
          <table:table-cell office:value-type="string" office:string-value="{&quot;R32&quot;: [{&quot;shape_coords&quot;:[32,16],&quot;shape_name&quot;:&quot;Round&quot;,&quot;synonyms&quot;:[&quot;R32&quot;,&quot;Rond 32&quot;,&quot;Rond32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&amp; &quot;],&quot; &amp; &quot;&quot;&quot;&quot; &amp;&quot;shape_name&quot;&amp;&quot;&quot;&quot;&quot; &amp; &quot;:&quot; &amp; &quot;&quot;&quot;&quot; &amp;[.D19] &amp; &quot;&quot;&quot;&quot; &amp; &quot;,&quot; &amp; &quot;&quot;&quot;&quot;&amp;[.H19]" table:style-name="ce31">
            <text:p>{"R32": [{"shape_coords":[32,16],"shape_name":"Round","synonyms":["R32","Rond 32","Rond32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35</text:p>
          </table:table-cell>
          <table:table-cell office:value-type="float" office:value="35" table:style-name="ce31">
            <text:p>35</text:p>
          </table:table-cell>
          <table:table-cell office:value-type="float" office:value="17.5" table:formula="of:=[.B20]/2" table:style-name="ce31">
            <text:p>17,5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35</text:p>
          </table:table-cell>
          <table:table-cell office:value-type="string" table:style-name="ce31">
            <text:p>Rond 35</text:p>
          </table:table-cell>
          <table:table-cell office:value-type="string" table:style-name="ce31">
            <text:p>Rond35</text:p>
          </table:table-cell>
          <table:table-cell office:value-type="string" office:string-value="synonyms&quot;:[&quot;R35&quot;,&quot;Rond 35&quot;,&quot;Rond35&quot;]}]}," table:formula="of:= &quot;synonyms&quot;&amp;&quot;&quot;&quot;&quot;&amp;&quot;:[&quot;&amp;&quot;&quot;&quot;&quot;&amp;[.E20]&amp;&quot;&quot;&quot;&quot;&amp;&quot;,&quot;&amp;&quot;&quot;&quot;&quot;&amp;[.F20]&amp;&quot;&quot;&quot;&quot;&amp;&quot;,&quot;&amp;&quot;&quot;&quot;&quot;&amp;[.G20]&amp;&quot;&quot;&quot;&quot;&amp;&quot;]}]},&quot;" table:style-name="ce1">
            <text:p>synonyms":["R35","Rond 35","Rond35"]}]},</text:p>
          </table:table-cell>
          <table:table-cell office:value-type="string" office:string-value="{&quot;R35&quot;: [{&quot;shape_coords&quot;:[35,17,5],&quot;shape_name&quot;:&quot;Round&quot;,&quot;synonyms&quot;:[&quot;R35&quot;,&quot;Rond 35&quot;,&quot;Rond35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&amp; &quot;],&quot; &amp; &quot;&quot;&quot;&quot; &amp;&quot;shape_name&quot;&amp;&quot;&quot;&quot;&quot; &amp; &quot;:&quot; &amp; &quot;&quot;&quot;&quot; &amp;[.D20] &amp; &quot;&quot;&quot;&quot; &amp; &quot;,&quot; &amp; &quot;&quot;&quot;&quot;&amp;[.H20]" table:style-name="ce31">
            <text:p>{"R35": [{"shape_coords":[35,17,5],"shape_name":"Round","synonyms":["R35","Rond 35","Rond35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38</text:p>
          </table:table-cell>
          <table:table-cell office:value-type="float" office:value="38" table:style-name="ce31">
            <text:p>38</text:p>
          </table:table-cell>
          <table:table-cell office:value-type="float" office:value="19" table:formula="of:=[.B21]/2" table:style-name="ce31">
            <text:p>19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38</text:p>
          </table:table-cell>
          <table:table-cell office:value-type="string" table:style-name="ce31">
            <text:p>Rond 38</text:p>
          </table:table-cell>
          <table:table-cell office:value-type="string" table:style-name="ce31">
            <text:p>Rond38</text:p>
          </table:table-cell>
          <table:table-cell office:value-type="string" office:string-value="synonyms&quot;:[&quot;R38&quot;,&quot;Rond 38&quot;,&quot;Rond38&quot;]}]}," table:formula="of:= &quot;synonyms&quot;&amp;&quot;&quot;&quot;&quot;&amp;&quot;:[&quot;&amp;&quot;&quot;&quot;&quot;&amp;[.E21]&amp;&quot;&quot;&quot;&quot;&amp;&quot;,&quot;&amp;&quot;&quot;&quot;&quot;&amp;[.F21]&amp;&quot;&quot;&quot;&quot;&amp;&quot;,&quot;&amp;&quot;&quot;&quot;&quot;&amp;[.G21]&amp;&quot;&quot;&quot;&quot;&amp;&quot;]}]},&quot;" table:style-name="ce1">
            <text:p>synonyms":["R38","Rond 38","Rond38"]}]},</text:p>
          </table:table-cell>
          <table:table-cell office:value-type="string" office:string-value="{&quot;R38&quot;: [{&quot;shape_coords&quot;:[38,19],&quot;shape_name&quot;:&quot;Round&quot;,&quot;synonyms&quot;:[&quot;R38&quot;,&quot;Rond 38&quot;,&quot;Rond38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&amp; &quot;],&quot; &amp; &quot;&quot;&quot;&quot; &amp;&quot;shape_name&quot;&amp;&quot;&quot;&quot;&quot; &amp; &quot;:&quot; &amp; &quot;&quot;&quot;&quot; &amp;[.D21] &amp; &quot;&quot;&quot;&quot; &amp; &quot;,&quot; &amp; &quot;&quot;&quot;&quot;&amp;[.H21]" table:style-name="ce31">
            <text:p>{"R38": [{"shape_coords":[38,19],"shape_name":"Round","synonyms":["R38","Rond 38","Rond38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40</text:p>
          </table:table-cell>
          <table:table-cell office:value-type="float" office:value="40" table:style-name="ce31">
            <text:p>40</text:p>
          </table:table-cell>
          <table:table-cell office:value-type="float" office:value="20" table:formula="of:=[.B22]/2" table:style-name="ce31">
            <text:p>20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40</text:p>
          </table:table-cell>
          <table:table-cell office:value-type="string" table:style-name="ce31">
            <text:p>Rond 40</text:p>
          </table:table-cell>
          <table:table-cell office:value-type="string" table:style-name="ce31">
            <text:p>Rond40</text:p>
          </table:table-cell>
          <table:table-cell office:value-type="string" office:string-value="synonyms&quot;:[&quot;R40&quot;,&quot;Rond 40&quot;,&quot;Rond40&quot;]}]}," table:formula="of:= &quot;synonyms&quot;&amp;&quot;&quot;&quot;&quot;&amp;&quot;:[&quot;&amp;&quot;&quot;&quot;&quot;&amp;[.E22]&amp;&quot;&quot;&quot;&quot;&amp;&quot;,&quot;&amp;&quot;&quot;&quot;&quot;&amp;[.F22]&amp;&quot;&quot;&quot;&quot;&amp;&quot;,&quot;&amp;&quot;&quot;&quot;&quot;&amp;[.G22]&amp;&quot;&quot;&quot;&quot;&amp;&quot;]}]},&quot;" table:style-name="ce1">
            <text:p>synonyms":["R40","Rond 40","Rond40"]}]},</text:p>
          </table:table-cell>
          <table:table-cell office:value-type="string" office:string-value="{&quot;R40&quot;: [{&quot;shape_coords&quot;:[40,20],&quot;shape_name&quot;:&quot;Round&quot;,&quot;synonyms&quot;:[&quot;R40&quot;,&quot;Rond 40&quot;,&quot;Rond40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&amp; &quot;],&quot; &amp; &quot;&quot;&quot;&quot; &amp;&quot;shape_name&quot;&amp;&quot;&quot;&quot;&quot; &amp; &quot;:&quot; &amp; &quot;&quot;&quot;&quot; &amp;[.D22] &amp; &quot;&quot;&quot;&quot; &amp; &quot;,&quot; &amp; &quot;&quot;&quot;&quot;&amp;[.H22]" table:style-name="ce31">
            <text:p>{"R40": [{"shape_coords":[40,20],"shape_name":"Round","synonyms":["R40","Rond 40","Rond40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45</text:p>
          </table:table-cell>
          <table:table-cell office:value-type="float" office:value="45" table:style-name="ce31">
            <text:p>45</text:p>
          </table:table-cell>
          <table:table-cell office:value-type="float" office:value="22.5" table:formula="of:=[.B23]/2" table:style-name="ce31">
            <text:p>22,5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45</text:p>
          </table:table-cell>
          <table:table-cell office:value-type="string" table:style-name="ce31">
            <text:p>Rond 45</text:p>
          </table:table-cell>
          <table:table-cell office:value-type="string" table:style-name="ce31">
            <text:p>Rond45</text:p>
          </table:table-cell>
          <table:table-cell office:value-type="string" office:string-value="synonyms&quot;:[&quot;R45&quot;,&quot;Rond 45&quot;,&quot;Rond45&quot;]}]}," table:formula="of:= &quot;synonyms&quot;&amp;&quot;&quot;&quot;&quot;&amp;&quot;:[&quot;&amp;&quot;&quot;&quot;&quot;&amp;[.E23]&amp;&quot;&quot;&quot;&quot;&amp;&quot;,&quot;&amp;&quot;&quot;&quot;&quot;&amp;[.F23]&amp;&quot;&quot;&quot;&quot;&amp;&quot;,&quot;&amp;&quot;&quot;&quot;&quot;&amp;[.G23]&amp;&quot;&quot;&quot;&quot;&amp;&quot;]}]},&quot;" table:style-name="ce1">
            <text:p>synonyms":["R45","Rond 45","Rond45"]}]},</text:p>
          </table:table-cell>
          <table:table-cell office:value-type="string" office:string-value="{&quot;R45&quot;: [{&quot;shape_coords&quot;:[45,22,5],&quot;shape_name&quot;:&quot;Round&quot;,&quot;synonyms&quot;:[&quot;R45&quot;,&quot;Rond 45&quot;,&quot;Rond45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&amp; &quot;],&quot; &amp; &quot;&quot;&quot;&quot; &amp;&quot;shape_name&quot;&amp;&quot;&quot;&quot;&quot; &amp; &quot;:&quot; &amp; &quot;&quot;&quot;&quot; &amp;[.D23] &amp; &quot;&quot;&quot;&quot; &amp; &quot;,&quot; &amp; &quot;&quot;&quot;&quot;&amp;[.H23]" table:style-name="ce31">
            <text:p>{"R45": [{"shape_coords":[45,22,5],"shape_name":"Round","synonyms":["R45","Rond 45","Rond45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50</text:p>
          </table:table-cell>
          <table:table-cell office:value-type="float" office:value="50" table:style-name="ce31">
            <text:p>50</text:p>
          </table:table-cell>
          <table:table-cell office:value-type="float" office:value="25" table:formula="of:=[.B24]/2" table:style-name="ce31">
            <text:p>25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50</text:p>
          </table:table-cell>
          <table:table-cell office:value-type="string" table:style-name="ce31">
            <text:p>Rond 50</text:p>
          </table:table-cell>
          <table:table-cell office:value-type="string" table:style-name="ce31">
            <text:p>Rond50</text:p>
          </table:table-cell>
          <table:table-cell office:value-type="string" office:string-value="synonyms&quot;:[&quot;R50&quot;,&quot;Rond 50&quot;,&quot;Rond50&quot;]}]}," table:formula="of:= &quot;synonyms&quot;&amp;&quot;&quot;&quot;&quot;&amp;&quot;:[&quot;&amp;&quot;&quot;&quot;&quot;&amp;[.E24]&amp;&quot;&quot;&quot;&quot;&amp;&quot;,&quot;&amp;&quot;&quot;&quot;&quot;&amp;[.F24]&amp;&quot;&quot;&quot;&quot;&amp;&quot;,&quot;&amp;&quot;&quot;&quot;&quot;&amp;[.G24]&amp;&quot;&quot;&quot;&quot;&amp;&quot;]}]},&quot;" table:style-name="ce1">
            <text:p>synonyms":["R50","Rond 50","Rond50"]}]},</text:p>
          </table:table-cell>
          <table:table-cell office:value-type="string" office:string-value="{&quot;R50&quot;: [{&quot;shape_coords&quot;:[50,25],&quot;shape_name&quot;:&quot;Round&quot;,&quot;synonyms&quot;:[&quot;R50&quot;,&quot;Rond 50&quot;,&quot;Rond50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&amp; &quot;],&quot; &amp; &quot;&quot;&quot;&quot; &amp;&quot;shape_name&quot;&amp;&quot;&quot;&quot;&quot; &amp; &quot;:&quot; &amp; &quot;&quot;&quot;&quot; &amp;[.D24] &amp; &quot;&quot;&quot;&quot; &amp; &quot;,&quot; &amp; &quot;&quot;&quot;&quot;&amp;[.H24]" table:style-name="ce31">
            <text:p>{"R50": [{"shape_coords":[50,25],"shape_name":"Round","synonyms":["R50","Rond 50","Rond50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55</text:p>
          </table:table-cell>
          <table:table-cell office:value-type="float" office:value="55" table:style-name="ce31">
            <text:p>55</text:p>
          </table:table-cell>
          <table:table-cell office:value-type="float" office:value="27.5" table:formula="of:=[.B25]/2" table:style-name="ce31">
            <text:p>27,5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55</text:p>
          </table:table-cell>
          <table:table-cell office:value-type="string" table:style-name="ce31">
            <text:p>Rond 55</text:p>
          </table:table-cell>
          <table:table-cell office:value-type="string" table:style-name="ce31">
            <text:p>Rond55</text:p>
          </table:table-cell>
          <table:table-cell office:value-type="string" office:string-value="synonyms&quot;:[&quot;R55&quot;,&quot;Rond 55&quot;,&quot;Rond55&quot;]}]}," table:formula="of:= &quot;synonyms&quot;&amp;&quot;&quot;&quot;&quot;&amp;&quot;:[&quot;&amp;&quot;&quot;&quot;&quot;&amp;[.E25]&amp;&quot;&quot;&quot;&quot;&amp;&quot;,&quot;&amp;&quot;&quot;&quot;&quot;&amp;[.F25]&amp;&quot;&quot;&quot;&quot;&amp;&quot;,&quot;&amp;&quot;&quot;&quot;&quot;&amp;[.G25]&amp;&quot;&quot;&quot;&quot;&amp;&quot;]}]},&quot;" table:style-name="ce1">
            <text:p>synonyms":["R55","Rond 55","Rond55"]}]},</text:p>
          </table:table-cell>
          <table:table-cell office:value-type="string" office:string-value="{&quot;R55&quot;: [{&quot;shape_coords&quot;:[55,27,5],&quot;shape_name&quot;:&quot;Round&quot;,&quot;synonyms&quot;:[&quot;R55&quot;,&quot;Rond 55&quot;,&quot;Rond55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&amp; &quot;],&quot; &amp; &quot;&quot;&quot;&quot; &amp;&quot;shape_name&quot;&amp;&quot;&quot;&quot;&quot; &amp; &quot;:&quot; &amp; &quot;&quot;&quot;&quot; &amp;[.D25] &amp; &quot;&quot;&quot;&quot; &amp; &quot;,&quot; &amp; &quot;&quot;&quot;&quot;&amp;[.H25]" table:style-name="ce31">
            <text:p>{"R55": [{"shape_coords":[55,27,5],"shape_name":"Round","synonyms":["R55","Rond 55","Rond55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60</text:p>
          </table:table-cell>
          <table:table-cell office:value-type="float" office:value="60" table:style-name="ce31">
            <text:p>60</text:p>
          </table:table-cell>
          <table:table-cell office:value-type="float" office:value="30" table:formula="of:=[.B26]/2" table:style-name="ce31">
            <text:p>30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60</text:p>
          </table:table-cell>
          <table:table-cell office:value-type="string" table:style-name="ce31">
            <text:p>Rond 60</text:p>
          </table:table-cell>
          <table:table-cell office:value-type="string" table:style-name="ce31">
            <text:p>Rond60</text:p>
          </table:table-cell>
          <table:table-cell office:value-type="string" office:string-value="synonyms&quot;:[&quot;R60&quot;,&quot;Rond 60&quot;,&quot;Rond60&quot;]}]}," table:formula="of:= &quot;synonyms&quot;&amp;&quot;&quot;&quot;&quot;&amp;&quot;:[&quot;&amp;&quot;&quot;&quot;&quot;&amp;[.E26]&amp;&quot;&quot;&quot;&quot;&amp;&quot;,&quot;&amp;&quot;&quot;&quot;&quot;&amp;[.F26]&amp;&quot;&quot;&quot;&quot;&amp;&quot;,&quot;&amp;&quot;&quot;&quot;&quot;&amp;[.G26]&amp;&quot;&quot;&quot;&quot;&amp;&quot;]}]},&quot;" table:style-name="ce1">
            <text:p>synonyms":["R60","Rond 60","Rond60"]}]},</text:p>
          </table:table-cell>
          <table:table-cell office:value-type="string" office:string-value="{&quot;R60&quot;: [{&quot;shape_coords&quot;:[60,30],&quot;shape_name&quot;:&quot;Round&quot;,&quot;synonyms&quot;:[&quot;R60&quot;,&quot;Rond 60&quot;,&quot;Rond60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&amp; &quot;],&quot; &amp; &quot;&quot;&quot;&quot; &amp;&quot;shape_name&quot;&amp;&quot;&quot;&quot;&quot; &amp; &quot;:&quot; &amp; &quot;&quot;&quot;&quot; &amp;[.D26] &amp; &quot;&quot;&quot;&quot; &amp; &quot;,&quot; &amp; &quot;&quot;&quot;&quot;&amp;[.H26]" table:style-name="ce31">
            <text:p>{"R60": [{"shape_coords":[60,30],"shape_name":"Round","synonyms":["R60","Rond 60","Rond60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65</text:p>
          </table:table-cell>
          <table:table-cell office:value-type="float" office:value="65" table:style-name="ce31">
            <text:p>65</text:p>
          </table:table-cell>
          <table:table-cell office:value-type="float" office:value="32.5" table:formula="of:=[.B27]/2" table:style-name="ce31">
            <text:p>32,5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65</text:p>
          </table:table-cell>
          <table:table-cell office:value-type="string" table:style-name="ce31">
            <text:p>Rond 65</text:p>
          </table:table-cell>
          <table:table-cell office:value-type="string" table:style-name="ce31">
            <text:p>Rond65</text:p>
          </table:table-cell>
          <table:table-cell office:value-type="string" office:string-value="synonyms&quot;:[&quot;R65&quot;,&quot;Rond 65&quot;,&quot;Rond65&quot;]}]}," table:formula="of:= &quot;synonyms&quot;&amp;&quot;&quot;&quot;&quot;&amp;&quot;:[&quot;&amp;&quot;&quot;&quot;&quot;&amp;[.E27]&amp;&quot;&quot;&quot;&quot;&amp;&quot;,&quot;&amp;&quot;&quot;&quot;&quot;&amp;[.F27]&amp;&quot;&quot;&quot;&quot;&amp;&quot;,&quot;&amp;&quot;&quot;&quot;&quot;&amp;[.G27]&amp;&quot;&quot;&quot;&quot;&amp;&quot;]}]},&quot;" table:style-name="ce1">
            <text:p>synonyms":["R65","Rond 65","Rond65"]}]},</text:p>
          </table:table-cell>
          <table:table-cell office:value-type="string" office:string-value="{&quot;R65&quot;: [{&quot;shape_coords&quot;:[65,32,5],&quot;shape_name&quot;:&quot;Round&quot;,&quot;synonyms&quot;:[&quot;R65&quot;,&quot;Rond 65&quot;,&quot;Rond65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&amp; &quot;],&quot; &amp; &quot;&quot;&quot;&quot; &amp;&quot;shape_name&quot;&amp;&quot;&quot;&quot;&quot; &amp; &quot;:&quot; &amp; &quot;&quot;&quot;&quot; &amp;[.D27] &amp; &quot;&quot;&quot;&quot; &amp; &quot;,&quot; &amp; &quot;&quot;&quot;&quot;&amp;[.H27]" table:style-name="ce31">
            <text:p>{"R65": [{"shape_coords":[65,32,5],"shape_name":"Round","synonyms":["R65","Rond 65","Rond65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70</text:p>
          </table:table-cell>
          <table:table-cell office:value-type="float" office:value="70" table:style-name="ce31">
            <text:p>70</text:p>
          </table:table-cell>
          <table:table-cell office:value-type="float" office:value="35" table:formula="of:=[.B28]/2" table:style-name="ce31">
            <text:p>35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70</text:p>
          </table:table-cell>
          <table:table-cell office:value-type="string" table:style-name="ce31">
            <text:p>Rond 70</text:p>
          </table:table-cell>
          <table:table-cell office:value-type="string" table:style-name="ce31">
            <text:p>Rond70</text:p>
          </table:table-cell>
          <table:table-cell office:value-type="string" office:string-value="synonyms&quot;:[&quot;R70&quot;,&quot;Rond 70&quot;,&quot;Rond70&quot;]}]}," table:formula="of:= &quot;synonyms&quot;&amp;&quot;&quot;&quot;&quot;&amp;&quot;:[&quot;&amp;&quot;&quot;&quot;&quot;&amp;[.E28]&amp;&quot;&quot;&quot;&quot;&amp;&quot;,&quot;&amp;&quot;&quot;&quot;&quot;&amp;[.F28]&amp;&quot;&quot;&quot;&quot;&amp;&quot;,&quot;&amp;&quot;&quot;&quot;&quot;&amp;[.G28]&amp;&quot;&quot;&quot;&quot;&amp;&quot;]}]},&quot;" table:style-name="ce1">
            <text:p>synonyms":["R70","Rond 70","Rond70"]}]},</text:p>
          </table:table-cell>
          <table:table-cell office:value-type="string" office:string-value="{&quot;R70&quot;: [{&quot;shape_coords&quot;:[70,35],&quot;shape_name&quot;:&quot;Round&quot;,&quot;synonyms&quot;:[&quot;R70&quot;,&quot;Rond 70&quot;,&quot;Rond70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&amp; &quot;],&quot; &amp; &quot;&quot;&quot;&quot; &amp;&quot;shape_name&quot;&amp;&quot;&quot;&quot;&quot; &amp; &quot;:&quot; &amp; &quot;&quot;&quot;&quot; &amp;[.D28] &amp; &quot;&quot;&quot;&quot; &amp; &quot;,&quot; &amp; &quot;&quot;&quot;&quot;&amp;[.H28]" table:style-name="ce31">
            <text:p>{"R70": [{"shape_coords":[70,35],"shape_name":"Round","synonyms":["R70","Rond 70","Rond70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75</text:p>
          </table:table-cell>
          <table:table-cell office:value-type="float" office:value="75" table:style-name="ce31">
            <text:p>75</text:p>
          </table:table-cell>
          <table:table-cell office:value-type="float" office:value="37.5" table:formula="of:=[.B29]/2" table:style-name="ce31">
            <text:p>37,5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75</text:p>
          </table:table-cell>
          <table:table-cell office:value-type="string" table:style-name="ce31">
            <text:p>Rond 75</text:p>
          </table:table-cell>
          <table:table-cell office:value-type="string" table:style-name="ce31">
            <text:p>Rond75</text:p>
          </table:table-cell>
          <table:table-cell office:value-type="string" office:string-value="synonyms&quot;:[&quot;R75&quot;,&quot;Rond 75&quot;,&quot;Rond75&quot;]}]}," table:formula="of:= &quot;synonyms&quot;&amp;&quot;&quot;&quot;&quot;&amp;&quot;:[&quot;&amp;&quot;&quot;&quot;&quot;&amp;[.E29]&amp;&quot;&quot;&quot;&quot;&amp;&quot;,&quot;&amp;&quot;&quot;&quot;&quot;&amp;[.F29]&amp;&quot;&quot;&quot;&quot;&amp;&quot;,&quot;&amp;&quot;&quot;&quot;&quot;&amp;[.G29]&amp;&quot;&quot;&quot;&quot;&amp;&quot;]}]},&quot;" table:style-name="ce1">
            <text:p>synonyms":["R75","Rond 75","Rond75"]}]},</text:p>
          </table:table-cell>
          <table:table-cell office:value-type="string" office:string-value="{&quot;R75&quot;: [{&quot;shape_coords&quot;:[75,37,5],&quot;shape_name&quot;:&quot;Round&quot;,&quot;synonyms&quot;:[&quot;R75&quot;,&quot;Rond 75&quot;,&quot;Rond75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&amp; &quot;],&quot; &amp; &quot;&quot;&quot;&quot; &amp;&quot;shape_name&quot;&amp;&quot;&quot;&quot;&quot; &amp; &quot;:&quot; &amp; &quot;&quot;&quot;&quot; &amp;[.D29] &amp; &quot;&quot;&quot;&quot; &amp; &quot;,&quot; &amp; &quot;&quot;&quot;&quot;&amp;[.H29]" table:style-name="ce31">
            <text:p>{"R75": [{"shape_coords":[75,37,5],"shape_name":"Round","synonyms":["R75","Rond 75","Rond75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80</text:p>
          </table:table-cell>
          <table:table-cell office:value-type="float" office:value="80" table:style-name="ce31">
            <text:p>80</text:p>
          </table:table-cell>
          <table:table-cell office:value-type="float" office:value="40" table:formula="of:=[.B30]/2" table:style-name="ce31">
            <text:p>40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80</text:p>
          </table:table-cell>
          <table:table-cell office:value-type="string" table:style-name="ce31">
            <text:p>Rond 80</text:p>
          </table:table-cell>
          <table:table-cell office:value-type="string" table:style-name="ce31">
            <text:p>Rond80</text:p>
          </table:table-cell>
          <table:table-cell office:value-type="string" office:string-value="synonyms&quot;:[&quot;R80&quot;,&quot;Rond 80&quot;,&quot;Rond80&quot;]}]}," table:formula="of:= &quot;synonyms&quot;&amp;&quot;&quot;&quot;&quot;&amp;&quot;:[&quot;&amp;&quot;&quot;&quot;&quot;&amp;[.E30]&amp;&quot;&quot;&quot;&quot;&amp;&quot;,&quot;&amp;&quot;&quot;&quot;&quot;&amp;[.F30]&amp;&quot;&quot;&quot;&quot;&amp;&quot;,&quot;&amp;&quot;&quot;&quot;&quot;&amp;[.G30]&amp;&quot;&quot;&quot;&quot;&amp;&quot;]}]},&quot;" table:style-name="ce1">
            <text:p>synonyms":["R80","Rond 80","Rond80"]}]},</text:p>
          </table:table-cell>
          <table:table-cell office:value-type="string" office:string-value="{&quot;R80&quot;: [{&quot;shape_coords&quot;:[80,40],&quot;shape_name&quot;:&quot;Round&quot;,&quot;synonyms&quot;:[&quot;R80&quot;,&quot;Rond 80&quot;,&quot;Rond80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&amp; &quot;],&quot; &amp; &quot;&quot;&quot;&quot; &amp;&quot;shape_name&quot;&amp;&quot;&quot;&quot;&quot; &amp; &quot;:&quot; &amp; &quot;&quot;&quot;&quot; &amp;[.D30] &amp; &quot;&quot;&quot;&quot; &amp; &quot;,&quot; &amp; &quot;&quot;&quot;&quot;&amp;[.H30]" table:style-name="ce31">
            <text:p>{"R80": [{"shape_coords":[80,40],"shape_name":"Round","synonyms":["R80","Rond 80","Rond80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90</text:p>
          </table:table-cell>
          <table:table-cell office:value-type="float" office:value="90" table:style-name="ce31">
            <text:p>90</text:p>
          </table:table-cell>
          <table:table-cell office:value-type="float" office:value="45" table:formula="of:=[.B31]/2" table:style-name="ce31">
            <text:p>45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90</text:p>
          </table:table-cell>
          <table:table-cell office:value-type="string" table:style-name="ce31">
            <text:p>Rond 90</text:p>
          </table:table-cell>
          <table:table-cell office:value-type="string" table:style-name="ce31">
            <text:p>Rond90</text:p>
          </table:table-cell>
          <table:table-cell office:value-type="string" office:string-value="synonyms&quot;:[&quot;R90&quot;,&quot;Rond 90&quot;,&quot;Rond90&quot;]}]}," table:formula="of:= &quot;synonyms&quot;&amp;&quot;&quot;&quot;&quot;&amp;&quot;:[&quot;&amp;&quot;&quot;&quot;&quot;&amp;[.E31]&amp;&quot;&quot;&quot;&quot;&amp;&quot;,&quot;&amp;&quot;&quot;&quot;&quot;&amp;[.F31]&amp;&quot;&quot;&quot;&quot;&amp;&quot;,&quot;&amp;&quot;&quot;&quot;&quot;&amp;[.G31]&amp;&quot;&quot;&quot;&quot;&amp;&quot;]}]},&quot;" table:style-name="ce1">
            <text:p>synonyms":["R90","Rond 90","Rond90"]}]},</text:p>
          </table:table-cell>
          <table:table-cell office:value-type="string" office:string-value="{&quot;R90&quot;: [{&quot;shape_coords&quot;:[90,45],&quot;shape_name&quot;:&quot;Round&quot;,&quot;synonyms&quot;:[&quot;R90&quot;,&quot;Rond 90&quot;,&quot;Rond90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&amp; &quot;],&quot; &amp; &quot;&quot;&quot;&quot; &amp;&quot;shape_name&quot;&amp;&quot;&quot;&quot;&quot; &amp; &quot;:&quot; &amp; &quot;&quot;&quot;&quot; &amp;[.D31] &amp; &quot;&quot;&quot;&quot; &amp; &quot;,&quot; &amp; &quot;&quot;&quot;&quot;&amp;[.H31]" table:style-name="ce31">
            <text:p>{"R90": [{"shape_coords":[90,45],"shape_name":"Round","synonyms":["R90","Rond 90","Rond90"]}]},</text:p>
          </table:table-cell>
          <table:table-cell table:number-columns-repeated="16375"/>
        </table:table-row>
        <table:table-row table:style-name="ro1">
          <table:table-cell office:value-type="string" table:style-name="ce31">
            <text:p>R100</text:p>
          </table:table-cell>
          <table:table-cell office:value-type="float" office:value="100" table:style-name="ce31">
            <text:p>100</text:p>
          </table:table-cell>
          <table:table-cell office:value-type="float" office:value="50" table:formula="of:=[.B32]/2" table:style-name="ce31">
            <text:p>50</text:p>
          </table:table-cell>
          <table:table-cell office:value-type="string" table:style-name="ce31">
            <text:p>Round</text:p>
          </table:table-cell>
          <table:table-cell office:value-type="string" table:style-name="ce31">
            <text:p>R100</text:p>
          </table:table-cell>
          <table:table-cell office:value-type="string" table:style-name="ce31">
            <text:p>Rond 100</text:p>
          </table:table-cell>
          <table:table-cell office:value-type="string" table:style-name="ce31">
            <text:p>Rond100</text:p>
          </table:table-cell>
          <table:table-cell office:value-type="string" office:string-value="synonyms&quot;:[&quot;R100&quot;,&quot;Rond 100&quot;,&quot;Rond100&quot;]}]}," table:formula="of:= &quot;synonyms&quot;&amp;&quot;&quot;&quot;&quot;&amp;&quot;:[&quot;&amp;&quot;&quot;&quot;&quot;&amp;[.E32]&amp;&quot;&quot;&quot;&quot;&amp;&quot;,&quot;&amp;&quot;&quot;&quot;&quot;&amp;[.F32]&amp;&quot;&quot;&quot;&quot;&amp;&quot;,&quot;&amp;&quot;&quot;&quot;&quot;&amp;[.G32]&amp;&quot;&quot;&quot;&quot;&amp;&quot;]}]},&quot;" table:style-name="ce1">
            <text:p>synonyms":["R100","Rond 100","Rond100"]}]},</text:p>
          </table:table-cell>
          <table:table-cell office:value-type="string" office:string-value="{&quot;R100&quot;: [{&quot;shape_coords&quot;:[100,50],&quot;shape_name&quot;:&quot;Round&quot;,&quot;synonyms&quot;:[&quot;R100&quot;,&quot;Rond 100&quot;,&quot;Rond100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&amp; &quot;],&quot; &amp; &quot;&quot;&quot;&quot; &amp;&quot;shape_name&quot;&amp;&quot;&quot;&quot;&quot; &amp; &quot;:&quot; &amp; &quot;&quot;&quot;&quot; &amp;[.D32] &amp; &quot;&quot;&quot;&quot; &amp; &quot;,&quot; &amp; &quot;&quot;&quot;&quot;&amp;[.H32]" table:style-name="ce31">
            <text:p>{"R100": [{"shape_coords":[100,50],"shape_name":"Round","synonyms":["R100","Rond 100","Rond100"]}]},</text:p>
          </table:table-cell>
          <table:table-cell table:number-columns-repeated="16375"/>
        </table:table-row>
        <table:table-row table:number-rows-repeated="1048544" table:style-name="ro1">
          <table:table-cell table:number-columns-repeated="16384"/>
        </table:table-row>
      </table:table>
      <table:table table:name="SquareHollowSection" table:style-name="ta1">
        <table:table-column table:style-name="co45" table:default-cell-style-name="ce13"/>
        <table:table-column table:style-name="co2" table:number-columns-repeated="5" table:default-cell-style-name="ce13"/>
        <table:table-column table:style-name="co3" table:default-cell-style-name="ce11"/>
        <table:table-column table:style-name="co46" table:number-columns-repeated="4" table:default-cell-style-name="ce11"/>
        <table:table-column table:style-name="co47" table:default-cell-style-name="ce11"/>
        <table:table-column table:style-name="co8" table:default-cell-style-name="ce11"/>
        <table:table-column table:style-name="co2" table:number-columns-repeated="16371" table:default-cell-style-name="ce11"/>
        <table:table-row table:style-name="ro1">
          <table:table-cell office:value-type="string" table:style-name="ce12">
            <text:p>Profilename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</text:p>
          </table:table-cell>
          <table:table-cell office:value-type="string" table:style-name="ce3">
            <text:p>t</text:p>
          </table:table-cell>
          <table:table-cell office:value-type="string" table:style-name="ce3">
            <text:p>r</text:p>
          </table:table-cell>
          <table:table-cell office:value-type="string" table:style-name="ce3">
            <text:p>r1</text:p>
          </table:table-cell>
          <table:table-cell office:value-type="string" table:style-name="ce4">
            <text:p>Shape</text:p>
          </table:table-cell>
          <table:table-cell office:value-type="string" table:style-name="ce4">
            <text:p>Synonyms</text:p>
          </table:table-cell>
          <table:table-cell table:style-name="ce4"/>
          <table:table-cell table:number-columns-repeated="3" table:style-name="ce11"/>
          <table:table-cell office:value-type="string" table:style-name="ce14">
            <text:p>JSONString</text:p>
          </table:table-cell>
          <table:table-cell table:number-columns-repeated="16371" table:style-name="ce1"/>
        </table:table-row>
        <table:table-row table:style-name="ro1">
          <table:table-cell table:style-name="ce13"/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office:value-type="string" table:style-name="ce13">
            <text:p>[mm]</text:p>
          </table:table-cell>
          <table:table-cell table:number-columns-repeated="7" table:style-name="ce11"/>
          <table:table-cell table:number-columns-repeated="16371" table:style-name="ce1"/>
        </table:table-row>
        <table:table-row table:style-name="ro1">
          <table:table-cell office:value-type="string" office:string-value="K40/40/3" table:formula="of:=&quot;K&quot; &amp;[.B3] &amp; &quot;/&quot; &amp;[.C3] &amp; &quot;/&quot; &amp;[.D3]" table:style-name="ce9">
            <text:p>K40/40/3</text:p>
          </table:table-cell>
          <table:table-cell office:value-type="float" office:value="40" table:style-name="ce9">
            <text:p>40</text:p>
          </table:table-cell>
          <table:table-cell office:value-type="float" office:value="40" table:style-name="ce9">
            <text:p>40</text:p>
          </table:table-cell>
          <table:table-cell office:value-type="float" office:value="3" table:style-name="ce9">
            <text:p>3</text:p>
          </table:table-cell>
          <table:table-cell office:value-type="float" office:value="4.5" table:style-name="ce9">
            <text:p>4,5</text:p>
          </table:table-cell>
          <table:table-cell office:value-type="float" office:value="3" table:style-name="ce9">
            <text:p>3</text:p>
          </table:table-cell>
          <table:table-cell office:value-type="string" table:style-name="ce11">
            <text:p>Square Hollow Section</text:p>
          </table:table-cell>
          <table:table-cell office:value-type="string" office:string-value="K40/40/3" table:formula="of:=[.A3]" table:style-name="ce28">
            <text:p>K40/40/3</text:p>
          </table:table-cell>
          <table:table-cell office:value-type="string" office:string-value="K40x40x3" table:formula="of:=&quot;K&quot; &amp;[.B3] &amp; &quot;x&quot; &amp;[.C3] &amp; &quot;x&quot; &amp;[.D3]" table:style-name="ce28">
            <text:p>K40x40x3</text:p>
          </table:table-cell>
          <table:table-cell office:value-type="string" office:string-value="K40/3" table:formula="of:=&quot;K&quot;&amp;[.B3]&amp; &quot;/&quot; &amp; [.D3]" table:style-name="ce28">
            <text:p>K40/3</text:p>
          </table:table-cell>
          <table:table-cell office:value-type="string" office:string-value="K40x3" table:formula="of:=&quot;K&quot;&amp;[.B3]&amp; &quot;x&quot; &amp; [.D3]" table:style-name="ce28">
            <text:p>K40x3</text:p>
          </table:table-cell>
          <table:table-cell office:value-type="string" office:string-value="synonyms&quot;:[&quot;K40/40/3&quot;,&quot;K40x40x3&quot;,&quot;K40/3&quot;,&quot;K40x3&quot;]}]}," table:formula="of:= &quot;synonyms&quot;&amp;&quot;&quot;&quot;&quot;&amp;&quot;:[&quot;&amp;&quot;&quot;&quot;&quot;&amp;[.H3]&amp;&quot;&quot;&quot;&quot;&amp;&quot;,&quot;&amp;&quot;&quot;&quot;&quot;&amp;[.I3]&amp;&quot;&quot;&quot;&quot;&amp;&quot;,&quot;&amp;&quot;&quot;&quot;&quot;&amp;[.J3]&amp;&quot;&quot;&quot;&quot;&amp;&quot;,&quot;&amp;&quot;&quot;&quot;&quot;&amp;[.K3]&amp;&quot;&quot;&quot;&quot;&amp;&quot;]}]},&quot;" table:style-name="ce28">
            <text:p>synonyms":["K40/40/3","K40x40x3","K40/3","K40x3"]}]},</text:p>
          </table:table-cell>
          <table:table-cell office:value-type="string" office:string-value="{&quot;K40/40/3&quot;: [{&quot;shape_coords&quot;:[40,40,3,4,5,3],&quot;shape_name&quot;:&quot;Square Hollow Section&quot;,&quot;synonyms&quot;:[&quot;K40/40/3&quot;,&quot;K40x40x3&quot;,&quot;K40/3&quot;,&quot;K40x3&quot;]}]}," table:formula="of:=&quot;{&quot; &amp; &quot;&quot;&quot;&quot;&amp;[.A3]&amp;&quot;&quot;&quot;&quot;&amp;&quot;: [{&quot;&quot;&quot; &amp;&quot;shape_coords&quot;&amp;&quot;&quot;&quot;&quot; &amp; &quot;:&quot; &amp; &quot;[&quot; &amp; [.B3] &amp; &quot;,&quot; &amp;[.C3] &amp; &quot;,&quot; &amp;[.D3]&amp; &quot;,&quot; &amp;[.E3]&amp; &quot;,&quot; &amp;[.F3] &amp; &quot;],&quot; &amp; &quot;&quot;&quot;&quot; &amp;&quot;shape_name&quot;&amp;&quot;&quot;&quot;&quot; &amp; &quot;:&quot; &amp; &quot;&quot;&quot;&quot; &amp;[.G3] &amp; &quot;&quot;&quot;&quot; &amp; &quot;,&quot; &amp; &quot;&quot;&quot;&quot;&amp;[.L3]" table:style-name="ce11">
            <text:p>{"K40/40/3": [{"shape_coords":[40,40,3,4,5,3],"shape_name":"Square Hollow Section","synonyms":["K40/40/3","K40x40x3","K40/3","K40x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40/40/4" table:formula="of:=&quot;K&quot; &amp;[.B4] &amp; &quot;/&quot; &amp;[.C4] &amp; &quot;/&quot; &amp;[.D4]" table:style-name="ce9">
            <text:p>K40/40/4</text:p>
          </table:table-cell>
          <table:table-cell office:value-type="float" office:value="40" table:style-name="ce9">
            <text:p>40</text:p>
          </table:table-cell>
          <table:table-cell office:value-type="float" office:value="40" table:style-name="ce9">
            <text:p>40</text:p>
          </table:table-cell>
          <table:table-cell office:value-type="float" office:value="4" table:style-name="ce9">
            <text:p>4</text:p>
          </table:table-cell>
          <table:table-cell office:value-type="float" office:value="6" table:style-name="ce9">
            <text:p>6</text:p>
          </table:table-cell>
          <table:table-cell office:value-type="float" office:value="4" table:style-name="ce9">
            <text:p>4</text:p>
          </table:table-cell>
          <table:table-cell office:value-type="string" table:style-name="ce11">
            <text:p>Square Hollow Section</text:p>
          </table:table-cell>
          <table:table-cell office:value-type="string" office:string-value="K40/40/4" table:formula="of:=[.A4]" table:style-name="ce28">
            <text:p>K40/40/4</text:p>
          </table:table-cell>
          <table:table-cell office:value-type="string" office:string-value="K40x40x4" table:formula="of:=&quot;K&quot; &amp;[.B4] &amp; &quot;x&quot; &amp;[.C4] &amp; &quot;x&quot; &amp;[.D4]" table:style-name="ce28">
            <text:p>K40x40x4</text:p>
          </table:table-cell>
          <table:table-cell office:value-type="string" office:string-value="K40/4" table:formula="of:=&quot;K&quot;&amp;[.B4]&amp; &quot;/&quot; &amp; [.D4]" table:style-name="ce28">
            <text:p>K40/4</text:p>
          </table:table-cell>
          <table:table-cell office:value-type="string" office:string-value="K40x4" table:formula="of:=&quot;K&quot;&amp;[.B4]&amp; &quot;x&quot; &amp; [.D4]" table:style-name="ce28">
            <text:p>K40x4</text:p>
          </table:table-cell>
          <table:table-cell office:value-type="string" office:string-value="synonyms&quot;:[&quot;K40/40/4&quot;,&quot;K40x40x4&quot;,&quot;K40/4&quot;,&quot;K40x4&quot;]}]}," table:formula="of:= &quot;synonyms&quot;&amp;&quot;&quot;&quot;&quot;&amp;&quot;:[&quot;&amp;&quot;&quot;&quot;&quot;&amp;[.H4]&amp;&quot;&quot;&quot;&quot;&amp;&quot;,&quot;&amp;&quot;&quot;&quot;&quot;&amp;[.I4]&amp;&quot;&quot;&quot;&quot;&amp;&quot;,&quot;&amp;&quot;&quot;&quot;&quot;&amp;[.J4]&amp;&quot;&quot;&quot;&quot;&amp;&quot;,&quot;&amp;&quot;&quot;&quot;&quot;&amp;[.K4]&amp;&quot;&quot;&quot;&quot;&amp;&quot;]}]},&quot;" table:style-name="ce28">
            <text:p>synonyms":["K40/40/4","K40x40x4","K40/4","K40x4"]}]},</text:p>
          </table:table-cell>
          <table:table-cell office:value-type="string" office:string-value="{&quot;K40/40/4&quot;: [{&quot;shape_coords&quot;:[40,40,4,6,4],&quot;shape_name&quot;:&quot;Square Hollow Section&quot;,&quot;synonyms&quot;:[&quot;K40/40/4&quot;,&quot;K40x40x4&quot;,&quot;K40/4&quot;,&quot;K40x4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 &amp; &quot;],&quot; &amp; &quot;&quot;&quot;&quot; &amp;&quot;shape_name&quot;&amp;&quot;&quot;&quot;&quot; &amp; &quot;:&quot; &amp; &quot;&quot;&quot;&quot; &amp;[.G4] &amp; &quot;&quot;&quot;&quot; &amp; &quot;,&quot; &amp; &quot;&quot;&quot;&quot;&amp;[.L4]" table:style-name="ce11">
            <text:p>{"K40/40/4": [{"shape_coords":[40,40,4,6,4],"shape_name":"Square Hollow Section","synonyms":["K40/40/4","K40x40x4","K40/4","K40x4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50/50/3" table:formula="of:=&quot;K&quot; &amp;[.B5] &amp; &quot;/&quot; &amp;[.C5] &amp; &quot;/&quot; &amp;[.D5]" table:style-name="ce9">
            <text:p>K50/50/3</text:p>
          </table:table-cell>
          <table:table-cell office:value-type="float" office:value="50" table:style-name="ce9">
            <text:p>50</text:p>
          </table:table-cell>
          <table:table-cell office:value-type="float" office:value="50" table:style-name="ce9">
            <text:p>50</text:p>
          </table:table-cell>
          <table:table-cell office:value-type="float" office:value="3" table:style-name="ce9">
            <text:p>3</text:p>
          </table:table-cell>
          <table:table-cell office:value-type="float" office:value="4.5" table:style-name="ce9">
            <text:p>4,5</text:p>
          </table:table-cell>
          <table:table-cell office:value-type="float" office:value="3" table:style-name="ce9">
            <text:p>3</text:p>
          </table:table-cell>
          <table:table-cell office:value-type="string" table:style-name="ce11">
            <text:p>Square Hollow Section</text:p>
          </table:table-cell>
          <table:table-cell office:value-type="string" office:string-value="K50/50/3" table:formula="of:=[.A5]" table:style-name="ce28">
            <text:p>K50/50/3</text:p>
          </table:table-cell>
          <table:table-cell office:value-type="string" office:string-value="K50x50x3" table:formula="of:=&quot;K&quot; &amp;[.B5] &amp; &quot;x&quot; &amp;[.C5] &amp; &quot;x&quot; &amp;[.D5]" table:style-name="ce28">
            <text:p>K50x50x3</text:p>
          </table:table-cell>
          <table:table-cell office:value-type="string" office:string-value="K50/3" table:formula="of:=&quot;K&quot;&amp;[.B5]&amp; &quot;/&quot; &amp; [.D5]" table:style-name="ce28">
            <text:p>K50/3</text:p>
          </table:table-cell>
          <table:table-cell office:value-type="string" office:string-value="K50x3" table:formula="of:=&quot;K&quot;&amp;[.B5]&amp; &quot;x&quot; &amp; [.D5]" table:style-name="ce28">
            <text:p>K50x3</text:p>
          </table:table-cell>
          <table:table-cell office:value-type="string" office:string-value="synonyms&quot;:[&quot;K50/50/3&quot;,&quot;K50x50x3&quot;,&quot;K50/3&quot;,&quot;K50x3&quot;]}]}," table:formula="of:= &quot;synonyms&quot;&amp;&quot;&quot;&quot;&quot;&amp;&quot;:[&quot;&amp;&quot;&quot;&quot;&quot;&amp;[.H5]&amp;&quot;&quot;&quot;&quot;&amp;&quot;,&quot;&amp;&quot;&quot;&quot;&quot;&amp;[.I5]&amp;&quot;&quot;&quot;&quot;&amp;&quot;,&quot;&amp;&quot;&quot;&quot;&quot;&amp;[.J5]&amp;&quot;&quot;&quot;&quot;&amp;&quot;,&quot;&amp;&quot;&quot;&quot;&quot;&amp;[.K5]&amp;&quot;&quot;&quot;&quot;&amp;&quot;]}]},&quot;" table:style-name="ce28">
            <text:p>synonyms":["K50/50/3","K50x50x3","K50/3","K50x3"]}]},</text:p>
          </table:table-cell>
          <table:table-cell office:value-type="string" office:string-value="{&quot;K50/50/3&quot;: [{&quot;shape_coords&quot;:[50,50,3,4,5,3],&quot;shape_name&quot;:&quot;Square Hollow Section&quot;,&quot;synonyms&quot;:[&quot;K50/50/3&quot;,&quot;K50x50x3&quot;,&quot;K50/3&quot;,&quot;K50x3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 &amp; &quot;],&quot; &amp; &quot;&quot;&quot;&quot; &amp;&quot;shape_name&quot;&amp;&quot;&quot;&quot;&quot; &amp; &quot;:&quot; &amp; &quot;&quot;&quot;&quot; &amp;[.G5] &amp; &quot;&quot;&quot;&quot; &amp; &quot;,&quot; &amp; &quot;&quot;&quot;&quot;&amp;[.L5]" table:style-name="ce11">
            <text:p>{"K50/50/3": [{"shape_coords":[50,50,3,4,5,3],"shape_name":"Square Hollow Section","synonyms":["K50/50/3","K50x50x3","K50/3","K50x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50/50/4" table:formula="of:=&quot;K&quot; &amp;[.B6] &amp; &quot;/&quot; &amp;[.C6] &amp; &quot;/&quot; &amp;[.D6]" table:style-name="ce9">
            <text:p>K50/50/4</text:p>
          </table:table-cell>
          <table:table-cell office:value-type="float" office:value="50" table:style-name="ce9">
            <text:p>50</text:p>
          </table:table-cell>
          <table:table-cell office:value-type="float" office:value="50" table:style-name="ce9">
            <text:p>50</text:p>
          </table:table-cell>
          <table:table-cell office:value-type="float" office:value="4" table:style-name="ce9">
            <text:p>4</text:p>
          </table:table-cell>
          <table:table-cell office:value-type="float" office:value="6" table:style-name="ce9">
            <text:p>6</text:p>
          </table:table-cell>
          <table:table-cell office:value-type="float" office:value="4" table:style-name="ce9">
            <text:p>4</text:p>
          </table:table-cell>
          <table:table-cell office:value-type="string" table:style-name="ce11">
            <text:p>Square Hollow Section</text:p>
          </table:table-cell>
          <table:table-cell office:value-type="string" office:string-value="K50/50/4" table:formula="of:=[.A6]" table:style-name="ce28">
            <text:p>K50/50/4</text:p>
          </table:table-cell>
          <table:table-cell office:value-type="string" office:string-value="K50x50x4" table:formula="of:=&quot;K&quot; &amp;[.B6] &amp; &quot;x&quot; &amp;[.C6] &amp; &quot;x&quot; &amp;[.D6]" table:style-name="ce28">
            <text:p>K50x50x4</text:p>
          </table:table-cell>
          <table:table-cell office:value-type="string" office:string-value="K50/4" table:formula="of:=&quot;K&quot;&amp;[.B6]&amp; &quot;/&quot; &amp; [.D6]" table:style-name="ce28">
            <text:p>K50/4</text:p>
          </table:table-cell>
          <table:table-cell office:value-type="string" office:string-value="K50x4" table:formula="of:=&quot;K&quot;&amp;[.B6]&amp; &quot;x&quot; &amp; [.D6]" table:style-name="ce28">
            <text:p>K50x4</text:p>
          </table:table-cell>
          <table:table-cell office:value-type="string" office:string-value="synonyms&quot;:[&quot;K50/50/4&quot;,&quot;K50x50x4&quot;,&quot;K50/4&quot;,&quot;K50x4&quot;]}]}," table:formula="of:= &quot;synonyms&quot;&amp;&quot;&quot;&quot;&quot;&amp;&quot;:[&quot;&amp;&quot;&quot;&quot;&quot;&amp;[.H6]&amp;&quot;&quot;&quot;&quot;&amp;&quot;,&quot;&amp;&quot;&quot;&quot;&quot;&amp;[.I6]&amp;&quot;&quot;&quot;&quot;&amp;&quot;,&quot;&amp;&quot;&quot;&quot;&quot;&amp;[.J6]&amp;&quot;&quot;&quot;&quot;&amp;&quot;,&quot;&amp;&quot;&quot;&quot;&quot;&amp;[.K6]&amp;&quot;&quot;&quot;&quot;&amp;&quot;]}]},&quot;" table:style-name="ce28">
            <text:p>synonyms":["K50/50/4","K50x50x4","K50/4","K50x4"]}]},</text:p>
          </table:table-cell>
          <table:table-cell office:value-type="string" office:string-value="{&quot;K50/50/4&quot;: [{&quot;shape_coords&quot;:[50,50,4,6,4],&quot;shape_name&quot;:&quot;Square Hollow Section&quot;,&quot;synonyms&quot;:[&quot;K50/50/4&quot;,&quot;K50x50x4&quot;,&quot;K50/4&quot;,&quot;K50x4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 &amp; &quot;],&quot; &amp; &quot;&quot;&quot;&quot; &amp;&quot;shape_name&quot;&amp;&quot;&quot;&quot;&quot; &amp; &quot;:&quot; &amp; &quot;&quot;&quot;&quot; &amp;[.G6] &amp; &quot;&quot;&quot;&quot; &amp; &quot;,&quot; &amp; &quot;&quot;&quot;&quot;&amp;[.L6]" table:style-name="ce11">
            <text:p>{"K50/50/4": [{"shape_coords":[50,50,4,6,4],"shape_name":"Square Hollow Section","synonyms":["K50/50/4","K50x50x4","K50/4","K50x4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60/60/4" table:formula="of:=&quot;K&quot; &amp;[.B7] &amp; &quot;/&quot; &amp;[.C7] &amp; &quot;/&quot; &amp;[.D7]" table:style-name="ce9">
            <text:p>K60/60/4</text:p>
          </table:table-cell>
          <table:table-cell office:value-type="float" office:value="60" table:style-name="ce9">
            <text:p>60</text:p>
          </table:table-cell>
          <table:table-cell office:value-type="float" office:value="60" table:style-name="ce9">
            <text:p>60</text:p>
          </table:table-cell>
          <table:table-cell office:value-type="float" office:value="4" table:style-name="ce9">
            <text:p>4</text:p>
          </table:table-cell>
          <table:table-cell office:value-type="float" office:value="6" table:style-name="ce9">
            <text:p>6</text:p>
          </table:table-cell>
          <table:table-cell office:value-type="float" office:value="4" table:style-name="ce9">
            <text:p>4</text:p>
          </table:table-cell>
          <table:table-cell office:value-type="string" table:style-name="ce11">
            <text:p>Square Hollow Section</text:p>
          </table:table-cell>
          <table:table-cell office:value-type="string" office:string-value="K60/60/4" table:formula="of:=[.A7]" table:style-name="ce28">
            <text:p>K60/60/4</text:p>
          </table:table-cell>
          <table:table-cell office:value-type="string" office:string-value="K60x60x4" table:formula="of:=&quot;K&quot; &amp;[.B7] &amp; &quot;x&quot; &amp;[.C7] &amp; &quot;x&quot; &amp;[.D7]" table:style-name="ce28">
            <text:p>K60x60x4</text:p>
          </table:table-cell>
          <table:table-cell office:value-type="string" office:string-value="K60/4" table:formula="of:=&quot;K&quot;&amp;[.B7]&amp; &quot;/&quot; &amp; [.D7]" table:style-name="ce28">
            <text:p>K60/4</text:p>
          </table:table-cell>
          <table:table-cell office:value-type="string" office:string-value="K60x4" table:formula="of:=&quot;K&quot;&amp;[.B7]&amp; &quot;x&quot; &amp; [.D7]" table:style-name="ce28">
            <text:p>K60x4</text:p>
          </table:table-cell>
          <table:table-cell office:value-type="string" office:string-value="synonyms&quot;:[&quot;K60/60/4&quot;,&quot;K60x60x4&quot;,&quot;K60/4&quot;,&quot;K60x4&quot;]}]}," table:formula="of:= &quot;synonyms&quot;&amp;&quot;&quot;&quot;&quot;&amp;&quot;:[&quot;&amp;&quot;&quot;&quot;&quot;&amp;[.H7]&amp;&quot;&quot;&quot;&quot;&amp;&quot;,&quot;&amp;&quot;&quot;&quot;&quot;&amp;[.I7]&amp;&quot;&quot;&quot;&quot;&amp;&quot;,&quot;&amp;&quot;&quot;&quot;&quot;&amp;[.J7]&amp;&quot;&quot;&quot;&quot;&amp;&quot;,&quot;&amp;&quot;&quot;&quot;&quot;&amp;[.K7]&amp;&quot;&quot;&quot;&quot;&amp;&quot;]}]},&quot;" table:style-name="ce28">
            <text:p>synonyms":["K60/60/4","K60x60x4","K60/4","K60x4"]}]},</text:p>
          </table:table-cell>
          <table:table-cell office:value-type="string" office:string-value="{&quot;K60/60/4&quot;: [{&quot;shape_coords&quot;:[60,60,4,6,4],&quot;shape_name&quot;:&quot;Square Hollow Section&quot;,&quot;synonyms&quot;:[&quot;K60/60/4&quot;,&quot;K60x60x4&quot;,&quot;K60/4&quot;,&quot;K60x4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 &amp; &quot;],&quot; &amp; &quot;&quot;&quot;&quot; &amp;&quot;shape_name&quot;&amp;&quot;&quot;&quot;&quot; &amp; &quot;:&quot; &amp; &quot;&quot;&quot;&quot; &amp;[.G7] &amp; &quot;&quot;&quot;&quot; &amp; &quot;,&quot; &amp; &quot;&quot;&quot;&quot;&amp;[.L7]" table:style-name="ce11">
            <text:p>{"K60/60/4": [{"shape_coords":[60,60,4,6,4],"shape_name":"Square Hollow Section","synonyms":["K60/60/4","K60x60x4","K60/4","K60x4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60/60/5" table:formula="of:=&quot;K&quot; &amp;[.B8] &amp; &quot;/&quot; &amp;[.C8] &amp; &quot;/&quot; &amp;[.D8]" table:style-name="ce9">
            <text:p>K60/60/5</text:p>
          </table:table-cell>
          <table:table-cell office:value-type="float" office:value="60" table:style-name="ce9">
            <text:p>60</text:p>
          </table:table-cell>
          <table:table-cell office:value-type="float" office:value="60" table:style-name="ce9">
            <text:p>60</text:p>
          </table:table-cell>
          <table:table-cell office:value-type="float" office:value="5" table:style-name="ce9">
            <text:p>5</text:p>
          </table:table-cell>
          <table:table-cell office:value-type="float" office:value="7.5" table:style-name="ce9">
            <text:p>7,5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Square Hollow Section</text:p>
          </table:table-cell>
          <table:table-cell office:value-type="string" office:string-value="K60/60/5" table:formula="of:=[.A8]" table:style-name="ce28">
            <text:p>K60/60/5</text:p>
          </table:table-cell>
          <table:table-cell office:value-type="string" office:string-value="K60x60x5" table:formula="of:=&quot;K&quot; &amp;[.B8] &amp; &quot;x&quot; &amp;[.C8] &amp; &quot;x&quot; &amp;[.D8]" table:style-name="ce28">
            <text:p>K60x60x5</text:p>
          </table:table-cell>
          <table:table-cell office:value-type="string" office:string-value="K60/5" table:formula="of:=&quot;K&quot;&amp;[.B8]&amp; &quot;/&quot; &amp; [.D8]" table:style-name="ce28">
            <text:p>K60/5</text:p>
          </table:table-cell>
          <table:table-cell office:value-type="string" office:string-value="K60x5" table:formula="of:=&quot;K&quot;&amp;[.B8]&amp; &quot;x&quot; &amp; [.D8]" table:style-name="ce28">
            <text:p>K60x5</text:p>
          </table:table-cell>
          <table:table-cell office:value-type="string" office:string-value="synonyms&quot;:[&quot;K60/60/5&quot;,&quot;K60x60x5&quot;,&quot;K60/5&quot;,&quot;K60x5&quot;]}]}," table:formula="of:= &quot;synonyms&quot;&amp;&quot;&quot;&quot;&quot;&amp;&quot;:[&quot;&amp;&quot;&quot;&quot;&quot;&amp;[.H8]&amp;&quot;&quot;&quot;&quot;&amp;&quot;,&quot;&amp;&quot;&quot;&quot;&quot;&amp;[.I8]&amp;&quot;&quot;&quot;&quot;&amp;&quot;,&quot;&amp;&quot;&quot;&quot;&quot;&amp;[.J8]&amp;&quot;&quot;&quot;&quot;&amp;&quot;,&quot;&amp;&quot;&quot;&quot;&quot;&amp;[.K8]&amp;&quot;&quot;&quot;&quot;&amp;&quot;]}]},&quot;" table:style-name="ce28">
            <text:p>synonyms":["K60/60/5","K60x60x5","K60/5","K60x5"]}]},</text:p>
          </table:table-cell>
          <table:table-cell office:value-type="string" office:string-value="{&quot;K60/60/5&quot;: [{&quot;shape_coords&quot;:[60,60,5,7,5,5],&quot;shape_name&quot;:&quot;Square Hollow Section&quot;,&quot;synonyms&quot;:[&quot;K60/60/5&quot;,&quot;K60x60x5&quot;,&quot;K60/5&quot;,&quot;K60x5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 &amp; &quot;],&quot; &amp; &quot;&quot;&quot;&quot; &amp;&quot;shape_name&quot;&amp;&quot;&quot;&quot;&quot; &amp; &quot;:&quot; &amp; &quot;&quot;&quot;&quot; &amp;[.G8] &amp; &quot;&quot;&quot;&quot; &amp; &quot;,&quot; &amp; &quot;&quot;&quot;&quot;&amp;[.L8]" table:style-name="ce11">
            <text:p>{"K60/60/5": [{"shape_coords":[60,60,5,7,5,5],"shape_name":"Square Hollow Section","synonyms":["K60/60/5","K60x60x5","K60/5","K60x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60/60/6.3" table:formula="of:=&quot;K&quot; &amp;[.B9] &amp; &quot;/&quot; &amp;[.C9] &amp; &quot;/&quot; &amp;[.D9]" table:style-name="ce9">
            <text:p>K60/60/6.3</text:p>
          </table:table-cell>
          <table:table-cell office:value-type="float" office:value="60" table:style-name="ce9">
            <text:p>60</text:p>
          </table:table-cell>
          <table:table-cell office:value-type="float" office:value="60" table:style-name="ce9">
            <text:p>60</text:p>
          </table:table-cell>
          <table:table-cell office:value-type="string" table:style-name="ce9">
            <text:p>6.3</text:p>
          </table:table-cell>
          <table:table-cell office:value-type="float" office:value="9.4499999999999993" table:style-name="ce9">
            <text:p>9,45</text:p>
          </table:table-cell>
          <table:table-cell office:value-type="string" table:style-name="ce9">
            <text:p>6.3</text:p>
          </table:table-cell>
          <table:table-cell office:value-type="string" table:style-name="ce11">
            <text:p>Square Hollow Section</text:p>
          </table:table-cell>
          <table:table-cell office:value-type="string" office:string-value="K60/60/6.3" table:formula="of:=[.A9]" table:style-name="ce28">
            <text:p>K60/60/6.3</text:p>
          </table:table-cell>
          <table:table-cell office:value-type="string" office:string-value="K60x60x6.3" table:formula="of:=&quot;K&quot; &amp;[.B9] &amp; &quot;x&quot; &amp;[.C9] &amp; &quot;x&quot; &amp;[.D9]" table:style-name="ce28">
            <text:p>K60x60x6.3</text:p>
          </table:table-cell>
          <table:table-cell office:value-type="string" office:string-value="K60/6.3" table:formula="of:=&quot;K&quot;&amp;[.B9]&amp; &quot;/&quot; &amp; [.D9]" table:style-name="ce28">
            <text:p>K60/6.3</text:p>
          </table:table-cell>
          <table:table-cell office:value-type="string" office:string-value="K60x6.3" table:formula="of:=&quot;K&quot;&amp;[.B9]&amp; &quot;x&quot; &amp; [.D9]" table:style-name="ce28">
            <text:p>K60x6.3</text:p>
          </table:table-cell>
          <table:table-cell office:value-type="string" office:string-value="synonyms&quot;:[&quot;K60/60/6.3&quot;,&quot;K60x60x6.3&quot;,&quot;K60/6.3&quot;,&quot;K60x6.3&quot;]}]}," table:formula="of:= &quot;synonyms&quot;&amp;&quot;&quot;&quot;&quot;&amp;&quot;:[&quot;&amp;&quot;&quot;&quot;&quot;&amp;[.H9]&amp;&quot;&quot;&quot;&quot;&amp;&quot;,&quot;&amp;&quot;&quot;&quot;&quot;&amp;[.I9]&amp;&quot;&quot;&quot;&quot;&amp;&quot;,&quot;&amp;&quot;&quot;&quot;&quot;&amp;[.J9]&amp;&quot;&quot;&quot;&quot;&amp;&quot;,&quot;&amp;&quot;&quot;&quot;&quot;&amp;[.K9]&amp;&quot;&quot;&quot;&quot;&amp;&quot;]}]},&quot;" table:style-name="ce28">
            <text:p>synonyms":["K60/60/6.3","K60x60x6.3","K60/6.3","K60x6.3"]}]},</text:p>
          </table:table-cell>
          <table:table-cell office:value-type="string" office:string-value="{&quot;K60/60/6.3&quot;: [{&quot;shape_coords&quot;:[60,60,6.3,9,45,6.3],&quot;shape_name&quot;:&quot;Square Hollow Section&quot;,&quot;synonyms&quot;:[&quot;K60/60/6.3&quot;,&quot;K60x60x6.3&quot;,&quot;K60/6.3&quot;,&quot;K60x6.3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 &amp; &quot;],&quot; &amp; &quot;&quot;&quot;&quot; &amp;&quot;shape_name&quot;&amp;&quot;&quot;&quot;&quot; &amp; &quot;:&quot; &amp; &quot;&quot;&quot;&quot; &amp;[.G9] &amp; &quot;&quot;&quot;&quot; &amp; &quot;,&quot; &amp; &quot;&quot;&quot;&quot;&amp;[.L9]" table:style-name="ce11">
            <text:p>{"K60/60/6.3": [{"shape_coords":[60,60,6.3,9,45,6.3],"shape_name":"Square Hollow Section","synonyms":["K60/60/6.3","K60x60x6.3","K60/6.3","K60x6.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70/70/5" table:formula="of:=&quot;K&quot; &amp;[.B10] &amp; &quot;/&quot; &amp;[.C10] &amp; &quot;/&quot; &amp;[.D10]" table:style-name="ce9">
            <text:p>K70/70/5</text:p>
          </table:table-cell>
          <table:table-cell office:value-type="float" office:value="70" table:style-name="ce9">
            <text:p>70</text:p>
          </table:table-cell>
          <table:table-cell office:value-type="float" office:value="70" table:style-name="ce9">
            <text:p>70</text:p>
          </table:table-cell>
          <table:table-cell office:value-type="float" office:value="5" table:style-name="ce9">
            <text:p>5</text:p>
          </table:table-cell>
          <table:table-cell office:value-type="float" office:value="7.5" table:style-name="ce9">
            <text:p>7,5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Square Hollow Section</text:p>
          </table:table-cell>
          <table:table-cell office:value-type="string" office:string-value="K70/70/5" table:formula="of:=[.A10]" table:style-name="ce28">
            <text:p>K70/70/5</text:p>
          </table:table-cell>
          <table:table-cell office:value-type="string" office:string-value="K70x70x5" table:formula="of:=&quot;K&quot; &amp;[.B10] &amp; &quot;x&quot; &amp;[.C10] &amp; &quot;x&quot; &amp;[.D10]" table:style-name="ce28">
            <text:p>K70x70x5</text:p>
          </table:table-cell>
          <table:table-cell office:value-type="string" office:string-value="K70/5" table:formula="of:=&quot;K&quot;&amp;[.B10]&amp; &quot;/&quot; &amp; [.D10]" table:style-name="ce28">
            <text:p>K70/5</text:p>
          </table:table-cell>
          <table:table-cell office:value-type="string" office:string-value="K70x5" table:formula="of:=&quot;K&quot;&amp;[.B10]&amp; &quot;x&quot; &amp; [.D10]" table:style-name="ce28">
            <text:p>K70x5</text:p>
          </table:table-cell>
          <table:table-cell office:value-type="string" office:string-value="synonyms&quot;:[&quot;K70/70/5&quot;,&quot;K70x70x5&quot;,&quot;K70/5&quot;,&quot;K70x5&quot;]}]}," table:formula="of:= &quot;synonyms&quot;&amp;&quot;&quot;&quot;&quot;&amp;&quot;:[&quot;&amp;&quot;&quot;&quot;&quot;&amp;[.H10]&amp;&quot;&quot;&quot;&quot;&amp;&quot;,&quot;&amp;&quot;&quot;&quot;&quot;&amp;[.I10]&amp;&quot;&quot;&quot;&quot;&amp;&quot;,&quot;&amp;&quot;&quot;&quot;&quot;&amp;[.J10]&amp;&quot;&quot;&quot;&quot;&amp;&quot;,&quot;&amp;&quot;&quot;&quot;&quot;&amp;[.K10]&amp;&quot;&quot;&quot;&quot;&amp;&quot;]}]},&quot;" table:style-name="ce28">
            <text:p>synonyms":["K70/70/5","K70x70x5","K70/5","K70x5"]}]},</text:p>
          </table:table-cell>
          <table:table-cell office:value-type="string" office:string-value="{&quot;K70/70/5&quot;: [{&quot;shape_coords&quot;:[70,70,5,7,5,5],&quot;shape_name&quot;:&quot;Square Hollow Section&quot;,&quot;synonyms&quot;:[&quot;K70/70/5&quot;,&quot;K70x70x5&quot;,&quot;K70/5&quot;,&quot;K70x5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 &amp; &quot;],&quot; &amp; &quot;&quot;&quot;&quot; &amp;&quot;shape_name&quot;&amp;&quot;&quot;&quot;&quot; &amp; &quot;:&quot; &amp; &quot;&quot;&quot;&quot; &amp;[.G10] &amp; &quot;&quot;&quot;&quot; &amp; &quot;,&quot; &amp; &quot;&quot;&quot;&quot;&amp;[.L10]" table:style-name="ce11">
            <text:p>{"K70/70/5": [{"shape_coords":[70,70,5,7,5,5],"shape_name":"Square Hollow Section","synonyms":["K70/70/5","K70x70x5","K70/5","K70x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70/70/6.3" table:formula="of:=&quot;K&quot; &amp;[.B11] &amp; &quot;/&quot; &amp;[.C11] &amp; &quot;/&quot; &amp;[.D11]" table:style-name="ce9">
            <text:p>K70/70/6.3</text:p>
          </table:table-cell>
          <table:table-cell office:value-type="float" office:value="70" table:style-name="ce9">
            <text:p>70</text:p>
          </table:table-cell>
          <table:table-cell office:value-type="float" office:value="70" table:style-name="ce9">
            <text:p>70</text:p>
          </table:table-cell>
          <table:table-cell office:value-type="string" table:style-name="ce9">
            <text:p>6.3</text:p>
          </table:table-cell>
          <table:table-cell office:value-type="float" office:value="9.4499999999999993" table:style-name="ce9">
            <text:p>9,45</text:p>
          </table:table-cell>
          <table:table-cell office:value-type="string" table:style-name="ce9">
            <text:p>6.3</text:p>
          </table:table-cell>
          <table:table-cell office:value-type="string" table:style-name="ce11">
            <text:p>Square Hollow Section</text:p>
          </table:table-cell>
          <table:table-cell office:value-type="string" office:string-value="K70/70/6.3" table:formula="of:=[.A11]" table:style-name="ce28">
            <text:p>K70/70/6.3</text:p>
          </table:table-cell>
          <table:table-cell office:value-type="string" office:string-value="K70x70x6.3" table:formula="of:=&quot;K&quot; &amp;[.B11] &amp; &quot;x&quot; &amp;[.C11] &amp; &quot;x&quot; &amp;[.D11]" table:style-name="ce28">
            <text:p>K70x70x6.3</text:p>
          </table:table-cell>
          <table:table-cell office:value-type="string" office:string-value="K70/6.3" table:formula="of:=&quot;K&quot;&amp;[.B11]&amp; &quot;/&quot; &amp; [.D11]" table:style-name="ce28">
            <text:p>K70/6.3</text:p>
          </table:table-cell>
          <table:table-cell office:value-type="string" office:string-value="K70x6.3" table:formula="of:=&quot;K&quot;&amp;[.B11]&amp; &quot;x&quot; &amp; [.D11]" table:style-name="ce28">
            <text:p>K70x6.3</text:p>
          </table:table-cell>
          <table:table-cell office:value-type="string" office:string-value="synonyms&quot;:[&quot;K70/70/6.3&quot;,&quot;K70x70x6.3&quot;,&quot;K70/6.3&quot;,&quot;K70x6.3&quot;]}]}," table:formula="of:= &quot;synonyms&quot;&amp;&quot;&quot;&quot;&quot;&amp;&quot;:[&quot;&amp;&quot;&quot;&quot;&quot;&amp;[.H11]&amp;&quot;&quot;&quot;&quot;&amp;&quot;,&quot;&amp;&quot;&quot;&quot;&quot;&amp;[.I11]&amp;&quot;&quot;&quot;&quot;&amp;&quot;,&quot;&amp;&quot;&quot;&quot;&quot;&amp;[.J11]&amp;&quot;&quot;&quot;&quot;&amp;&quot;,&quot;&amp;&quot;&quot;&quot;&quot;&amp;[.K11]&amp;&quot;&quot;&quot;&quot;&amp;&quot;]}]},&quot;" table:style-name="ce28">
            <text:p>synonyms":["K70/70/6.3","K70x70x6.3","K70/6.3","K70x6.3"]}]},</text:p>
          </table:table-cell>
          <table:table-cell office:value-type="string" office:string-value="{&quot;K70/70/6.3&quot;: [{&quot;shape_coords&quot;:[70,70,6.3,9,45,6.3],&quot;shape_name&quot;:&quot;Square Hollow Section&quot;,&quot;synonyms&quot;:[&quot;K70/70/6.3&quot;,&quot;K70x70x6.3&quot;,&quot;K70/6.3&quot;,&quot;K70x6.3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 &amp; &quot;],&quot; &amp; &quot;&quot;&quot;&quot; &amp;&quot;shape_name&quot;&amp;&quot;&quot;&quot;&quot; &amp; &quot;:&quot; &amp; &quot;&quot;&quot;&quot; &amp;[.G11] &amp; &quot;&quot;&quot;&quot; &amp; &quot;,&quot; &amp; &quot;&quot;&quot;&quot;&amp;[.L11]" table:style-name="ce11">
            <text:p>{"K70/70/6.3": [{"shape_coords":[70,70,6.3,9,45,6.3],"shape_name":"Square Hollow Section","synonyms":["K70/70/6.3","K70x70x6.3","K70/6.3","K70x6.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80/80/3.6" table:formula="of:=&quot;K&quot; &amp;[.B12] &amp; &quot;/&quot; &amp;[.C12] &amp; &quot;/&quot; &amp;[.D12]" table:style-name="ce9">
            <text:p>K80/80/3.6</text:p>
          </table:table-cell>
          <table:table-cell office:value-type="float" office:value="80" table:style-name="ce9">
            <text:p>80</text:p>
          </table:table-cell>
          <table:table-cell office:value-type="float" office:value="80" table:style-name="ce9">
            <text:p>80</text:p>
          </table:table-cell>
          <table:table-cell office:value-type="string" table:style-name="ce9">
            <text:p>3.6</text:p>
          </table:table-cell>
          <table:table-cell office:value-type="float" office:value="5.4" table:style-name="ce9">
            <text:p>5,4</text:p>
          </table:table-cell>
          <table:table-cell office:value-type="string" table:style-name="ce9">
            <text:p>3.6</text:p>
          </table:table-cell>
          <table:table-cell office:value-type="string" table:style-name="ce11">
            <text:p>Square Hollow Section</text:p>
          </table:table-cell>
          <table:table-cell office:value-type="string" office:string-value="K80/80/3.6" table:formula="of:=[.A12]" table:style-name="ce28">
            <text:p>K80/80/3.6</text:p>
          </table:table-cell>
          <table:table-cell office:value-type="string" office:string-value="K80x80x3.6" table:formula="of:=&quot;K&quot; &amp;[.B12] &amp; &quot;x&quot; &amp;[.C12] &amp; &quot;x&quot; &amp;[.D12]" table:style-name="ce28">
            <text:p>K80x80x3.6</text:p>
          </table:table-cell>
          <table:table-cell office:value-type="string" office:string-value="K80/3.6" table:formula="of:=&quot;K&quot;&amp;[.B12]&amp; &quot;/&quot; &amp; [.D12]" table:style-name="ce28">
            <text:p>K80/3.6</text:p>
          </table:table-cell>
          <table:table-cell office:value-type="string" office:string-value="K80x3.6" table:formula="of:=&quot;K&quot;&amp;[.B12]&amp; &quot;x&quot; &amp; [.D12]" table:style-name="ce28">
            <text:p>K80x3.6</text:p>
          </table:table-cell>
          <table:table-cell office:value-type="string" office:string-value="synonyms&quot;:[&quot;K80/80/3.6&quot;,&quot;K80x80x3.6&quot;,&quot;K80/3.6&quot;,&quot;K80x3.6&quot;]}]}," table:formula="of:= &quot;synonyms&quot;&amp;&quot;&quot;&quot;&quot;&amp;&quot;:[&quot;&amp;&quot;&quot;&quot;&quot;&amp;[.H12]&amp;&quot;&quot;&quot;&quot;&amp;&quot;,&quot;&amp;&quot;&quot;&quot;&quot;&amp;[.I12]&amp;&quot;&quot;&quot;&quot;&amp;&quot;,&quot;&amp;&quot;&quot;&quot;&quot;&amp;[.J12]&amp;&quot;&quot;&quot;&quot;&amp;&quot;,&quot;&amp;&quot;&quot;&quot;&quot;&amp;[.K12]&amp;&quot;&quot;&quot;&quot;&amp;&quot;]}]},&quot;" table:style-name="ce28">
            <text:p>synonyms":["K80/80/3.6","K80x80x3.6","K80/3.6","K80x3.6"]}]},</text:p>
          </table:table-cell>
          <table:table-cell office:value-type="string" office:string-value="{&quot;K80/80/3.6&quot;: [{&quot;shape_coords&quot;:[80,80,3.6,5,4,3.6],&quot;shape_name&quot;:&quot;Square Hollow Section&quot;,&quot;synonyms&quot;:[&quot;K80/80/3.6&quot;,&quot;K80x80x3.6&quot;,&quot;K80/3.6&quot;,&quot;K80x3.6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 &amp; &quot;],&quot; &amp; &quot;&quot;&quot;&quot; &amp;&quot;shape_name&quot;&amp;&quot;&quot;&quot;&quot; &amp; &quot;:&quot; &amp; &quot;&quot;&quot;&quot; &amp;[.G12] &amp; &quot;&quot;&quot;&quot; &amp; &quot;,&quot; &amp; &quot;&quot;&quot;&quot;&amp;[.L12]" table:style-name="ce11">
            <text:p>{"K80/80/3.6": [{"shape_coords":[80,80,3.6,5,4,3.6],"shape_name":"Square Hollow Section","synonyms":["K80/80/3.6","K80x80x3.6","K80/3.6","K80x3.6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80/80/5" table:formula="of:=&quot;K&quot; &amp;[.B13] &amp; &quot;/&quot; &amp;[.C13] &amp; &quot;/&quot; &amp;[.D13]" table:style-name="ce9">
            <text:p>K80/80/5</text:p>
          </table:table-cell>
          <table:table-cell office:value-type="float" office:value="80" table:style-name="ce9">
            <text:p>80</text:p>
          </table:table-cell>
          <table:table-cell office:value-type="float" office:value="80" table:style-name="ce9">
            <text:p>80</text:p>
          </table:table-cell>
          <table:table-cell office:value-type="float" office:value="5" table:style-name="ce9">
            <text:p>5</text:p>
          </table:table-cell>
          <table:table-cell office:value-type="float" office:value="7.5" table:style-name="ce9">
            <text:p>7,5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Square Hollow Section</text:p>
          </table:table-cell>
          <table:table-cell office:value-type="string" office:string-value="K80/80/5" table:formula="of:=[.A13]" table:style-name="ce28">
            <text:p>K80/80/5</text:p>
          </table:table-cell>
          <table:table-cell office:value-type="string" office:string-value="K80x80x5" table:formula="of:=&quot;K&quot; &amp;[.B13] &amp; &quot;x&quot; &amp;[.C13] &amp; &quot;x&quot; &amp;[.D13]" table:style-name="ce28">
            <text:p>K80x80x5</text:p>
          </table:table-cell>
          <table:table-cell office:value-type="string" office:string-value="K80/5" table:formula="of:=&quot;K&quot;&amp;[.B13]&amp; &quot;/&quot; &amp; [.D13]" table:style-name="ce28">
            <text:p>K80/5</text:p>
          </table:table-cell>
          <table:table-cell office:value-type="string" office:string-value="K80x5" table:formula="of:=&quot;K&quot;&amp;[.B13]&amp; &quot;x&quot; &amp; [.D13]" table:style-name="ce28">
            <text:p>K80x5</text:p>
          </table:table-cell>
          <table:table-cell office:value-type="string" office:string-value="synonyms&quot;:[&quot;K80/80/5&quot;,&quot;K80x80x5&quot;,&quot;K80/5&quot;,&quot;K80x5&quot;]}]}," table:formula="of:= &quot;synonyms&quot;&amp;&quot;&quot;&quot;&quot;&amp;&quot;:[&quot;&amp;&quot;&quot;&quot;&quot;&amp;[.H13]&amp;&quot;&quot;&quot;&quot;&amp;&quot;,&quot;&amp;&quot;&quot;&quot;&quot;&amp;[.I13]&amp;&quot;&quot;&quot;&quot;&amp;&quot;,&quot;&amp;&quot;&quot;&quot;&quot;&amp;[.J13]&amp;&quot;&quot;&quot;&quot;&amp;&quot;,&quot;&amp;&quot;&quot;&quot;&quot;&amp;[.K13]&amp;&quot;&quot;&quot;&quot;&amp;&quot;]}]},&quot;" table:style-name="ce28">
            <text:p>synonyms":["K80/80/5","K80x80x5","K80/5","K80x5"]}]},</text:p>
          </table:table-cell>
          <table:table-cell office:value-type="string" office:string-value="{&quot;K80/80/5&quot;: [{&quot;shape_coords&quot;:[80,80,5,7,5,5],&quot;shape_name&quot;:&quot;Square Hollow Section&quot;,&quot;synonyms&quot;:[&quot;K80/80/5&quot;,&quot;K80x80x5&quot;,&quot;K80/5&quot;,&quot;K80x5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 &amp; &quot;],&quot; &amp; &quot;&quot;&quot;&quot; &amp;&quot;shape_name&quot;&amp;&quot;&quot;&quot;&quot; &amp; &quot;:&quot; &amp; &quot;&quot;&quot;&quot; &amp;[.G13] &amp; &quot;&quot;&quot;&quot; &amp; &quot;,&quot; &amp; &quot;&quot;&quot;&quot;&amp;[.L13]" table:style-name="ce11">
            <text:p>{"K80/80/5": [{"shape_coords":[80,80,5,7,5,5],"shape_name":"Square Hollow Section","synonyms":["K80/80/5","K80x80x5","K80/5","K80x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80/80/6.3" table:formula="of:=&quot;K&quot; &amp;[.B14] &amp; &quot;/&quot; &amp;[.C14] &amp; &quot;/&quot; &amp;[.D14]" table:style-name="ce9">
            <text:p>K80/80/6.3</text:p>
          </table:table-cell>
          <table:table-cell office:value-type="float" office:value="80" table:style-name="ce9">
            <text:p>80</text:p>
          </table:table-cell>
          <table:table-cell office:value-type="float" office:value="80" table:style-name="ce9">
            <text:p>80</text:p>
          </table:table-cell>
          <table:table-cell office:value-type="string" table:style-name="ce9">
            <text:p>6.3</text:p>
          </table:table-cell>
          <table:table-cell office:value-type="float" office:value="9.4499999999999993" table:style-name="ce9">
            <text:p>9,45</text:p>
          </table:table-cell>
          <table:table-cell office:value-type="string" table:style-name="ce9">
            <text:p>6.3</text:p>
          </table:table-cell>
          <table:table-cell office:value-type="string" table:style-name="ce11">
            <text:p>Square Hollow Section</text:p>
          </table:table-cell>
          <table:table-cell office:value-type="string" office:string-value="K80/80/6.3" table:formula="of:=[.A14]" table:style-name="ce28">
            <text:p>K80/80/6.3</text:p>
          </table:table-cell>
          <table:table-cell office:value-type="string" office:string-value="K80x80x6.3" table:formula="of:=&quot;K&quot; &amp;[.B14] &amp; &quot;x&quot; &amp;[.C14] &amp; &quot;x&quot; &amp;[.D14]" table:style-name="ce28">
            <text:p>K80x80x6.3</text:p>
          </table:table-cell>
          <table:table-cell office:value-type="string" office:string-value="K80/6.3" table:formula="of:=&quot;K&quot;&amp;[.B14]&amp; &quot;/&quot; &amp; [.D14]" table:style-name="ce28">
            <text:p>K80/6.3</text:p>
          </table:table-cell>
          <table:table-cell office:value-type="string" office:string-value="K80x6.3" table:formula="of:=&quot;K&quot;&amp;[.B14]&amp; &quot;x&quot; &amp; [.D14]" table:style-name="ce28">
            <text:p>K80x6.3</text:p>
          </table:table-cell>
          <table:table-cell office:value-type="string" office:string-value="synonyms&quot;:[&quot;K80/80/6.3&quot;,&quot;K80x80x6.3&quot;,&quot;K80/6.3&quot;,&quot;K80x6.3&quot;]}]}," table:formula="of:= &quot;synonyms&quot;&amp;&quot;&quot;&quot;&quot;&amp;&quot;:[&quot;&amp;&quot;&quot;&quot;&quot;&amp;[.H14]&amp;&quot;&quot;&quot;&quot;&amp;&quot;,&quot;&amp;&quot;&quot;&quot;&quot;&amp;[.I14]&amp;&quot;&quot;&quot;&quot;&amp;&quot;,&quot;&amp;&quot;&quot;&quot;&quot;&amp;[.J14]&amp;&quot;&quot;&quot;&quot;&amp;&quot;,&quot;&amp;&quot;&quot;&quot;&quot;&amp;[.K14]&amp;&quot;&quot;&quot;&quot;&amp;&quot;]}]},&quot;" table:style-name="ce28">
            <text:p>synonyms":["K80/80/6.3","K80x80x6.3","K80/6.3","K80x6.3"]}]},</text:p>
          </table:table-cell>
          <table:table-cell office:value-type="string" office:string-value="{&quot;K80/80/6.3&quot;: [{&quot;shape_coords&quot;:[80,80,6.3,9,45,6.3],&quot;shape_name&quot;:&quot;Square Hollow Section&quot;,&quot;synonyms&quot;:[&quot;K80/80/6.3&quot;,&quot;K80x80x6.3&quot;,&quot;K80/6.3&quot;,&quot;K80x6.3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 &amp; &quot;],&quot; &amp; &quot;&quot;&quot;&quot; &amp;&quot;shape_name&quot;&amp;&quot;&quot;&quot;&quot; &amp; &quot;:&quot; &amp; &quot;&quot;&quot;&quot; &amp;[.G14] &amp; &quot;&quot;&quot;&quot; &amp; &quot;,&quot; &amp; &quot;&quot;&quot;&quot;&amp;[.L14]" table:style-name="ce11">
            <text:p>{"K80/80/6.3": [{"shape_coords":[80,80,6.3,9,45,6.3],"shape_name":"Square Hollow Section","synonyms":["K80/80/6.3","K80x80x6.3","K80/6.3","K80x6.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90/90/5" table:formula="of:=&quot;K&quot; &amp;[.B15] &amp; &quot;/&quot; &amp;[.C15] &amp; &quot;/&quot; &amp;[.D15]" table:style-name="ce9">
            <text:p>K90/90/5</text:p>
          </table:table-cell>
          <table:table-cell office:value-type="float" office:value="90" table:style-name="ce9">
            <text:p>90</text:p>
          </table:table-cell>
          <table:table-cell office:value-type="float" office:value="90" table:style-name="ce9">
            <text:p>90</text:p>
          </table:table-cell>
          <table:table-cell office:value-type="float" office:value="5" table:style-name="ce9">
            <text:p>5</text:p>
          </table:table-cell>
          <table:table-cell office:value-type="float" office:value="7.5" table:style-name="ce9">
            <text:p>7,5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Square Hollow Section</text:p>
          </table:table-cell>
          <table:table-cell office:value-type="string" office:string-value="K90/90/5" table:formula="of:=[.A15]" table:style-name="ce28">
            <text:p>K90/90/5</text:p>
          </table:table-cell>
          <table:table-cell office:value-type="string" office:string-value="K90x90x5" table:formula="of:=&quot;K&quot; &amp;[.B15] &amp; &quot;x&quot; &amp;[.C15] &amp; &quot;x&quot; &amp;[.D15]" table:style-name="ce28">
            <text:p>K90x90x5</text:p>
          </table:table-cell>
          <table:table-cell office:value-type="string" office:string-value="K90/5" table:formula="of:=&quot;K&quot;&amp;[.B15]&amp; &quot;/&quot; &amp; [.D15]" table:style-name="ce28">
            <text:p>K90/5</text:p>
          </table:table-cell>
          <table:table-cell office:value-type="string" office:string-value="K90x5" table:formula="of:=&quot;K&quot;&amp;[.B15]&amp; &quot;x&quot; &amp; [.D15]" table:style-name="ce28">
            <text:p>K90x5</text:p>
          </table:table-cell>
          <table:table-cell office:value-type="string" office:string-value="synonyms&quot;:[&quot;K90/90/5&quot;,&quot;K90x90x5&quot;,&quot;K90/5&quot;,&quot;K90x5&quot;]}]}," table:formula="of:= &quot;synonyms&quot;&amp;&quot;&quot;&quot;&quot;&amp;&quot;:[&quot;&amp;&quot;&quot;&quot;&quot;&amp;[.H15]&amp;&quot;&quot;&quot;&quot;&amp;&quot;,&quot;&amp;&quot;&quot;&quot;&quot;&amp;[.I15]&amp;&quot;&quot;&quot;&quot;&amp;&quot;,&quot;&amp;&quot;&quot;&quot;&quot;&amp;[.J15]&amp;&quot;&quot;&quot;&quot;&amp;&quot;,&quot;&amp;&quot;&quot;&quot;&quot;&amp;[.K15]&amp;&quot;&quot;&quot;&quot;&amp;&quot;]}]},&quot;" table:style-name="ce28">
            <text:p>synonyms":["K90/90/5","K90x90x5","K90/5","K90x5"]}]},</text:p>
          </table:table-cell>
          <table:table-cell office:value-type="string" office:string-value="{&quot;K90/90/5&quot;: [{&quot;shape_coords&quot;:[90,90,5,7,5,5],&quot;shape_name&quot;:&quot;Square Hollow Section&quot;,&quot;synonyms&quot;:[&quot;K90/90/5&quot;,&quot;K90x90x5&quot;,&quot;K90/5&quot;,&quot;K90x5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 &amp; &quot;],&quot; &amp; &quot;&quot;&quot;&quot; &amp;&quot;shape_name&quot;&amp;&quot;&quot;&quot;&quot; &amp; &quot;:&quot; &amp; &quot;&quot;&quot;&quot; &amp;[.G15] &amp; &quot;&quot;&quot;&quot; &amp; &quot;,&quot; &amp; &quot;&quot;&quot;&quot;&amp;[.L15]" table:style-name="ce11">
            <text:p>{"K90/90/5": [{"shape_coords":[90,90,5,7,5,5],"shape_name":"Square Hollow Section","synonyms":["K90/90/5","K90x90x5","K90/5","K90x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90/90/6.3" table:formula="of:=&quot;K&quot; &amp;[.B16] &amp; &quot;/&quot; &amp;[.C16] &amp; &quot;/&quot; &amp;[.D16]" table:style-name="ce9">
            <text:p>K90/90/6.3</text:p>
          </table:table-cell>
          <table:table-cell office:value-type="float" office:value="90" table:style-name="ce9">
            <text:p>90</text:p>
          </table:table-cell>
          <table:table-cell office:value-type="float" office:value="90" table:style-name="ce9">
            <text:p>90</text:p>
          </table:table-cell>
          <table:table-cell office:value-type="string" table:style-name="ce9">
            <text:p>6.3</text:p>
          </table:table-cell>
          <table:table-cell office:value-type="float" office:value="9.4499999999999993" table:style-name="ce9">
            <text:p>9,45</text:p>
          </table:table-cell>
          <table:table-cell office:value-type="string" table:style-name="ce9">
            <text:p>6.3</text:p>
          </table:table-cell>
          <table:table-cell office:value-type="string" table:style-name="ce11">
            <text:p>Square Hollow Section</text:p>
          </table:table-cell>
          <table:table-cell office:value-type="string" office:string-value="K90/90/6.3" table:formula="of:=[.A16]" table:style-name="ce28">
            <text:p>K90/90/6.3</text:p>
          </table:table-cell>
          <table:table-cell office:value-type="string" office:string-value="K90x90x6.3" table:formula="of:=&quot;K&quot; &amp;[.B16] &amp; &quot;x&quot; &amp;[.C16] &amp; &quot;x&quot; &amp;[.D16]" table:style-name="ce28">
            <text:p>K90x90x6.3</text:p>
          </table:table-cell>
          <table:table-cell office:value-type="string" office:string-value="K90/6.3" table:formula="of:=&quot;K&quot;&amp;[.B16]&amp; &quot;/&quot; &amp; [.D16]" table:style-name="ce28">
            <text:p>K90/6.3</text:p>
          </table:table-cell>
          <table:table-cell office:value-type="string" office:string-value="K90x6.3" table:formula="of:=&quot;K&quot;&amp;[.B16]&amp; &quot;x&quot; &amp; [.D16]" table:style-name="ce28">
            <text:p>K90x6.3</text:p>
          </table:table-cell>
          <table:table-cell office:value-type="string" office:string-value="synonyms&quot;:[&quot;K90/90/6.3&quot;,&quot;K90x90x6.3&quot;,&quot;K90/6.3&quot;,&quot;K90x6.3&quot;]}]}," table:formula="of:= &quot;synonyms&quot;&amp;&quot;&quot;&quot;&quot;&amp;&quot;:[&quot;&amp;&quot;&quot;&quot;&quot;&amp;[.H16]&amp;&quot;&quot;&quot;&quot;&amp;&quot;,&quot;&amp;&quot;&quot;&quot;&quot;&amp;[.I16]&amp;&quot;&quot;&quot;&quot;&amp;&quot;,&quot;&amp;&quot;&quot;&quot;&quot;&amp;[.J16]&amp;&quot;&quot;&quot;&quot;&amp;&quot;,&quot;&amp;&quot;&quot;&quot;&quot;&amp;[.K16]&amp;&quot;&quot;&quot;&quot;&amp;&quot;]}]},&quot;" table:style-name="ce28">
            <text:p>synonyms":["K90/90/6.3","K90x90x6.3","K90/6.3","K90x6.3"]}]},</text:p>
          </table:table-cell>
          <table:table-cell office:value-type="string" office:string-value="{&quot;K90/90/6.3&quot;: [{&quot;shape_coords&quot;:[90,90,6.3,9,45,6.3],&quot;shape_name&quot;:&quot;Square Hollow Section&quot;,&quot;synonyms&quot;:[&quot;K90/90/6.3&quot;,&quot;K90x90x6.3&quot;,&quot;K90/6.3&quot;,&quot;K90x6.3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 &amp; &quot;],&quot; &amp; &quot;&quot;&quot;&quot; &amp;&quot;shape_name&quot;&amp;&quot;&quot;&quot;&quot; &amp; &quot;:&quot; &amp; &quot;&quot;&quot;&quot; &amp;[.G16] &amp; &quot;&quot;&quot;&quot; &amp; &quot;,&quot; &amp; &quot;&quot;&quot;&quot;&amp;[.L16]" table:style-name="ce11">
            <text:p>{"K90/90/6.3": [{"shape_coords":[90,90,6.3,9,45,6.3],"shape_name":"Square Hollow Section","synonyms":["K90/90/6.3","K90x90x6.3","K90/6.3","K90x6.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00/100/5" table:formula="of:=&quot;K&quot; &amp;[.B17] &amp; &quot;/&quot; &amp;[.C17] &amp; &quot;/&quot; &amp;[.D17]" table:style-name="ce9">
            <text:p>K100/100/5</text:p>
          </table:table-cell>
          <table:table-cell office:value-type="float" office:value="100" table:style-name="ce9">
            <text:p>100</text:p>
          </table:table-cell>
          <table:table-cell office:value-type="float" office:value="100" table:style-name="ce9">
            <text:p>100</text:p>
          </table:table-cell>
          <table:table-cell office:value-type="float" office:value="5" table:style-name="ce9">
            <text:p>5</text:p>
          </table:table-cell>
          <table:table-cell office:value-type="float" office:value="7.5" table:style-name="ce9">
            <text:p>7,5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Square Hollow Section</text:p>
          </table:table-cell>
          <table:table-cell office:value-type="string" office:string-value="K100/100/5" table:formula="of:=[.A17]" table:style-name="ce28">
            <text:p>K100/100/5</text:p>
          </table:table-cell>
          <table:table-cell office:value-type="string" office:string-value="K100x100x5" table:formula="of:=&quot;K&quot; &amp;[.B17] &amp; &quot;x&quot; &amp;[.C17] &amp; &quot;x&quot; &amp;[.D17]" table:style-name="ce28">
            <text:p>K100x100x5</text:p>
          </table:table-cell>
          <table:table-cell office:value-type="string" office:string-value="K100/5" table:formula="of:=&quot;K&quot;&amp;[.B17]&amp; &quot;/&quot; &amp; [.D17]" table:style-name="ce28">
            <text:p>K100/5</text:p>
          </table:table-cell>
          <table:table-cell office:value-type="string" office:string-value="K100x5" table:formula="of:=&quot;K&quot;&amp;[.B17]&amp; &quot;x&quot; &amp; [.D17]" table:style-name="ce28">
            <text:p>K100x5</text:p>
          </table:table-cell>
          <table:table-cell office:value-type="string" office:string-value="synonyms&quot;:[&quot;K100/100/5&quot;,&quot;K100x100x5&quot;,&quot;K100/5&quot;,&quot;K100x5&quot;]}]}," table:formula="of:= &quot;synonyms&quot;&amp;&quot;&quot;&quot;&quot;&amp;&quot;:[&quot;&amp;&quot;&quot;&quot;&quot;&amp;[.H17]&amp;&quot;&quot;&quot;&quot;&amp;&quot;,&quot;&amp;&quot;&quot;&quot;&quot;&amp;[.I17]&amp;&quot;&quot;&quot;&quot;&amp;&quot;,&quot;&amp;&quot;&quot;&quot;&quot;&amp;[.J17]&amp;&quot;&quot;&quot;&quot;&amp;&quot;,&quot;&amp;&quot;&quot;&quot;&quot;&amp;[.K17]&amp;&quot;&quot;&quot;&quot;&amp;&quot;]}]},&quot;" table:style-name="ce28">
            <text:p>synonyms":["K100/100/5","K100x100x5","K100/5","K100x5"]}]},</text:p>
          </table:table-cell>
          <table:table-cell office:value-type="string" office:string-value="{&quot;K100/100/5&quot;: [{&quot;shape_coords&quot;:[100,100,5,7,5,5],&quot;shape_name&quot;:&quot;Square Hollow Section&quot;,&quot;synonyms&quot;:[&quot;K100/100/5&quot;,&quot;K100x100x5&quot;,&quot;K100/5&quot;,&quot;K100x5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 &amp; &quot;],&quot; &amp; &quot;&quot;&quot;&quot; &amp;&quot;shape_name&quot;&amp;&quot;&quot;&quot;&quot; &amp; &quot;:&quot; &amp; &quot;&quot;&quot;&quot; &amp;[.G17] &amp; &quot;&quot;&quot;&quot; &amp; &quot;,&quot; &amp; &quot;&quot;&quot;&quot;&amp;[.L17]" table:style-name="ce11">
            <text:p>{"K100/100/5": [{"shape_coords":[100,100,5,7,5,5],"shape_name":"Square Hollow Section","synonyms":["K100/100/5","K100x100x5","K100/5","K100x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00/100/6.3" table:formula="of:=&quot;K&quot; &amp;[.B18] &amp; &quot;/&quot; &amp;[.C18] &amp; &quot;/&quot; &amp;[.D18]" table:style-name="ce9">
            <text:p>K100/100/6.3</text:p>
          </table:table-cell>
          <table:table-cell office:value-type="float" office:value="100" table:style-name="ce9">
            <text:p>100</text:p>
          </table:table-cell>
          <table:table-cell office:value-type="float" office:value="100" table:style-name="ce9">
            <text:p>100</text:p>
          </table:table-cell>
          <table:table-cell office:value-type="string" table:style-name="ce9">
            <text:p>6.3</text:p>
          </table:table-cell>
          <table:table-cell office:value-type="float" office:value="9.4499999999999993" table:style-name="ce9">
            <text:p>9,45</text:p>
          </table:table-cell>
          <table:table-cell office:value-type="string" table:style-name="ce9">
            <text:p>6.3</text:p>
          </table:table-cell>
          <table:table-cell office:value-type="string" table:style-name="ce11">
            <text:p>Square Hollow Section</text:p>
          </table:table-cell>
          <table:table-cell office:value-type="string" office:string-value="K100/100/6.3" table:formula="of:=[.A18]" table:style-name="ce28">
            <text:p>K100/100/6.3</text:p>
          </table:table-cell>
          <table:table-cell office:value-type="string" office:string-value="K100x100x6.3" table:formula="of:=&quot;K&quot; &amp;[.B18] &amp; &quot;x&quot; &amp;[.C18] &amp; &quot;x&quot; &amp;[.D18]" table:style-name="ce28">
            <text:p>K100x100x6.3</text:p>
          </table:table-cell>
          <table:table-cell office:value-type="string" office:string-value="K100/6.3" table:formula="of:=&quot;K&quot;&amp;[.B18]&amp; &quot;/&quot; &amp; [.D18]" table:style-name="ce28">
            <text:p>K100/6.3</text:p>
          </table:table-cell>
          <table:table-cell office:value-type="string" office:string-value="K100x6.3" table:formula="of:=&quot;K&quot;&amp;[.B18]&amp; &quot;x&quot; &amp; [.D18]" table:style-name="ce28">
            <text:p>K100x6.3</text:p>
          </table:table-cell>
          <table:table-cell office:value-type="string" office:string-value="synonyms&quot;:[&quot;K100/100/6.3&quot;,&quot;K100x100x6.3&quot;,&quot;K100/6.3&quot;,&quot;K100x6.3&quot;]}]}," table:formula="of:= &quot;synonyms&quot;&amp;&quot;&quot;&quot;&quot;&amp;&quot;:[&quot;&amp;&quot;&quot;&quot;&quot;&amp;[.H18]&amp;&quot;&quot;&quot;&quot;&amp;&quot;,&quot;&amp;&quot;&quot;&quot;&quot;&amp;[.I18]&amp;&quot;&quot;&quot;&quot;&amp;&quot;,&quot;&amp;&quot;&quot;&quot;&quot;&amp;[.J18]&amp;&quot;&quot;&quot;&quot;&amp;&quot;,&quot;&amp;&quot;&quot;&quot;&quot;&amp;[.K18]&amp;&quot;&quot;&quot;&quot;&amp;&quot;]}]},&quot;" table:style-name="ce28">
            <text:p>synonyms":["K100/100/6.3","K100x100x6.3","K100/6.3","K100x6.3"]}]},</text:p>
          </table:table-cell>
          <table:table-cell office:value-type="string" office:string-value="{&quot;K100/100/6.3&quot;: [{&quot;shape_coords&quot;:[100,100,6.3,9,45,6.3],&quot;shape_name&quot;:&quot;Square Hollow Section&quot;,&quot;synonyms&quot;:[&quot;K100/100/6.3&quot;,&quot;K100x100x6.3&quot;,&quot;K100/6.3&quot;,&quot;K100x6.3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 &amp; &quot;],&quot; &amp; &quot;&quot;&quot;&quot; &amp;&quot;shape_name&quot;&amp;&quot;&quot;&quot;&quot; &amp; &quot;:&quot; &amp; &quot;&quot;&quot;&quot; &amp;[.G18] &amp; &quot;&quot;&quot;&quot; &amp; &quot;,&quot; &amp; &quot;&quot;&quot;&quot;&amp;[.L18]" table:style-name="ce11">
            <text:p>{"K100/100/6.3": [{"shape_coords":[100,100,6.3,9,45,6.3],"shape_name":"Square Hollow Section","synonyms":["K100/100/6.3","K100x100x6.3","K100/6.3","K100x6.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00/100/8" table:formula="of:=&quot;K&quot; &amp;[.B19] &amp; &quot;/&quot; &amp;[.C19] &amp; &quot;/&quot; &amp;[.D19]" table:style-name="ce9">
            <text:p>K100/100/8</text:p>
          </table:table-cell>
          <table:table-cell office:value-type="float" office:value="100" table:style-name="ce9">
            <text:p>100</text:p>
          </table:table-cell>
          <table:table-cell office:value-type="float" office:value="100" table:style-name="ce9">
            <text:p>100</text:p>
          </table:table-cell>
          <table:table-cell office:value-type="float" office:value="8" table:style-name="ce9">
            <text:p>8</text:p>
          </table:table-cell>
          <table:table-cell office:value-type="float" office:value="12" table:style-name="ce9">
            <text:p>12</text:p>
          </table:table-cell>
          <table:table-cell office:value-type="float" office:value="8" table:style-name="ce9">
            <text:p>8</text:p>
          </table:table-cell>
          <table:table-cell office:value-type="string" table:style-name="ce11">
            <text:p>Square Hollow Section</text:p>
          </table:table-cell>
          <table:table-cell office:value-type="string" office:string-value="K100/100/8" table:formula="of:=[.A19]" table:style-name="ce28">
            <text:p>K100/100/8</text:p>
          </table:table-cell>
          <table:table-cell office:value-type="string" office:string-value="K100x100x8" table:formula="of:=&quot;K&quot; &amp;[.B19] &amp; &quot;x&quot; &amp;[.C19] &amp; &quot;x&quot; &amp;[.D19]" table:style-name="ce28">
            <text:p>K100x100x8</text:p>
          </table:table-cell>
          <table:table-cell office:value-type="string" office:string-value="K100/8" table:formula="of:=&quot;K&quot;&amp;[.B19]&amp; &quot;/&quot; &amp; [.D19]" table:style-name="ce28">
            <text:p>K100/8</text:p>
          </table:table-cell>
          <table:table-cell office:value-type="string" office:string-value="K100x8" table:formula="of:=&quot;K&quot;&amp;[.B19]&amp; &quot;x&quot; &amp; [.D19]" table:style-name="ce28">
            <text:p>K100x8</text:p>
          </table:table-cell>
          <table:table-cell office:value-type="string" office:string-value="synonyms&quot;:[&quot;K100/100/8&quot;,&quot;K100x100x8&quot;,&quot;K100/8&quot;,&quot;K100x8&quot;]}]}," table:formula="of:= &quot;synonyms&quot;&amp;&quot;&quot;&quot;&quot;&amp;&quot;:[&quot;&amp;&quot;&quot;&quot;&quot;&amp;[.H19]&amp;&quot;&quot;&quot;&quot;&amp;&quot;,&quot;&amp;&quot;&quot;&quot;&quot;&amp;[.I19]&amp;&quot;&quot;&quot;&quot;&amp;&quot;,&quot;&amp;&quot;&quot;&quot;&quot;&amp;[.J19]&amp;&quot;&quot;&quot;&quot;&amp;&quot;,&quot;&amp;&quot;&quot;&quot;&quot;&amp;[.K19]&amp;&quot;&quot;&quot;&quot;&amp;&quot;]}]},&quot;" table:style-name="ce28">
            <text:p>synonyms":["K100/100/8","K100x100x8","K100/8","K100x8"]}]},</text:p>
          </table:table-cell>
          <table:table-cell office:value-type="string" office:string-value="{&quot;K100/100/8&quot;: [{&quot;shape_coords&quot;:[100,100,8,12,8],&quot;shape_name&quot;:&quot;Square Hollow Section&quot;,&quot;synonyms&quot;:[&quot;K100/100/8&quot;,&quot;K100x100x8&quot;,&quot;K100/8&quot;,&quot;K100x8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 &amp; &quot;],&quot; &amp; &quot;&quot;&quot;&quot; &amp;&quot;shape_name&quot;&amp;&quot;&quot;&quot;&quot; &amp; &quot;:&quot; &amp; &quot;&quot;&quot;&quot; &amp;[.G19] &amp; &quot;&quot;&quot;&quot; &amp; &quot;,&quot; &amp; &quot;&quot;&quot;&quot;&amp;[.L19]" table:style-name="ce11">
            <text:p>{"K100/100/8": [{"shape_coords":[100,100,8,12,8],"shape_name":"Square Hollow Section","synonyms":["K100/100/8","K100x100x8","K100/8","K100x8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20/120/5" table:formula="of:=&quot;K&quot; &amp;[.B20] &amp; &quot;/&quot; &amp;[.C20] &amp; &quot;/&quot; &amp;[.D20]" table:style-name="ce9">
            <text:p>K120/120/5</text:p>
          </table:table-cell>
          <table:table-cell office:value-type="float" office:value="120" table:style-name="ce9">
            <text:p>120</text:p>
          </table:table-cell>
          <table:table-cell office:value-type="float" office:value="120" table:style-name="ce9">
            <text:p>120</text:p>
          </table:table-cell>
          <table:table-cell office:value-type="float" office:value="5" table:style-name="ce9">
            <text:p>5</text:p>
          </table:table-cell>
          <table:table-cell office:value-type="float" office:value="7.5" table:style-name="ce9">
            <text:p>7,5</text:p>
          </table:table-cell>
          <table:table-cell office:value-type="float" office:value="5" table:style-name="ce9">
            <text:p>5</text:p>
          </table:table-cell>
          <table:table-cell office:value-type="string" table:style-name="ce11">
            <text:p>Square Hollow Section</text:p>
          </table:table-cell>
          <table:table-cell office:value-type="string" office:string-value="K120/120/5" table:formula="of:=[.A20]" table:style-name="ce28">
            <text:p>K120/120/5</text:p>
          </table:table-cell>
          <table:table-cell office:value-type="string" office:string-value="K120x120x5" table:formula="of:=&quot;K&quot; &amp;[.B20] &amp; &quot;x&quot; &amp;[.C20] &amp; &quot;x&quot; &amp;[.D20]" table:style-name="ce28">
            <text:p>K120x120x5</text:p>
          </table:table-cell>
          <table:table-cell office:value-type="string" office:string-value="K120/5" table:formula="of:=&quot;K&quot;&amp;[.B20]&amp; &quot;/&quot; &amp; [.D20]" table:style-name="ce28">
            <text:p>K120/5</text:p>
          </table:table-cell>
          <table:table-cell office:value-type="string" office:string-value="K120x5" table:formula="of:=&quot;K&quot;&amp;[.B20]&amp; &quot;x&quot; &amp; [.D20]" table:style-name="ce28">
            <text:p>K120x5</text:p>
          </table:table-cell>
          <table:table-cell office:value-type="string" office:string-value="synonyms&quot;:[&quot;K120/120/5&quot;,&quot;K120x120x5&quot;,&quot;K120/5&quot;,&quot;K120x5&quot;]}]}," table:formula="of:= &quot;synonyms&quot;&amp;&quot;&quot;&quot;&quot;&amp;&quot;:[&quot;&amp;&quot;&quot;&quot;&quot;&amp;[.H20]&amp;&quot;&quot;&quot;&quot;&amp;&quot;,&quot;&amp;&quot;&quot;&quot;&quot;&amp;[.I20]&amp;&quot;&quot;&quot;&quot;&amp;&quot;,&quot;&amp;&quot;&quot;&quot;&quot;&amp;[.J20]&amp;&quot;&quot;&quot;&quot;&amp;&quot;,&quot;&amp;&quot;&quot;&quot;&quot;&amp;[.K20]&amp;&quot;&quot;&quot;&quot;&amp;&quot;]}]},&quot;" table:style-name="ce28">
            <text:p>synonyms":["K120/120/5","K120x120x5","K120/5","K120x5"]}]},</text:p>
          </table:table-cell>
          <table:table-cell office:value-type="string" office:string-value="{&quot;K120/120/5&quot;: [{&quot;shape_coords&quot;:[120,120,5,7,5,5],&quot;shape_name&quot;:&quot;Square Hollow Section&quot;,&quot;synonyms&quot;:[&quot;K120/120/5&quot;,&quot;K120x120x5&quot;,&quot;K120/5&quot;,&quot;K120x5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 &amp; &quot;],&quot; &amp; &quot;&quot;&quot;&quot; &amp;&quot;shape_name&quot;&amp;&quot;&quot;&quot;&quot; &amp; &quot;:&quot; &amp; &quot;&quot;&quot;&quot; &amp;[.G20] &amp; &quot;&quot;&quot;&quot; &amp; &quot;,&quot; &amp; &quot;&quot;&quot;&quot;&amp;[.L20]" table:style-name="ce11">
            <text:p>{"K120/120/5": [{"shape_coords":[120,120,5,7,5,5],"shape_name":"Square Hollow Section","synonyms":["K120/120/5","K120x120x5","K120/5","K120x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20/120/6.3" table:formula="of:=&quot;K&quot; &amp;[.B21] &amp; &quot;/&quot; &amp;[.C21] &amp; &quot;/&quot; &amp;[.D21]" table:style-name="ce9">
            <text:p>K120/120/6.3</text:p>
          </table:table-cell>
          <table:table-cell office:value-type="float" office:value="120" table:style-name="ce9">
            <text:p>120</text:p>
          </table:table-cell>
          <table:table-cell office:value-type="float" office:value="120" table:style-name="ce9">
            <text:p>120</text:p>
          </table:table-cell>
          <table:table-cell office:value-type="string" table:style-name="ce9">
            <text:p>6.3</text:p>
          </table:table-cell>
          <table:table-cell office:value-type="float" office:value="9.4499999999999993" table:style-name="ce9">
            <text:p>9,45</text:p>
          </table:table-cell>
          <table:table-cell office:value-type="string" table:style-name="ce9">
            <text:p>6.3</text:p>
          </table:table-cell>
          <table:table-cell office:value-type="string" table:style-name="ce11">
            <text:p>Square Hollow Section</text:p>
          </table:table-cell>
          <table:table-cell office:value-type="string" office:string-value="K120/120/6.3" table:formula="of:=[.A21]" table:style-name="ce28">
            <text:p>K120/120/6.3</text:p>
          </table:table-cell>
          <table:table-cell office:value-type="string" office:string-value="K120x120x6.3" table:formula="of:=&quot;K&quot; &amp;[.B21] &amp; &quot;x&quot; &amp;[.C21] &amp; &quot;x&quot; &amp;[.D21]" table:style-name="ce28">
            <text:p>K120x120x6.3</text:p>
          </table:table-cell>
          <table:table-cell office:value-type="string" office:string-value="K120/6.3" table:formula="of:=&quot;K&quot;&amp;[.B21]&amp; &quot;/&quot; &amp; [.D21]" table:style-name="ce28">
            <text:p>K120/6.3</text:p>
          </table:table-cell>
          <table:table-cell office:value-type="string" office:string-value="K120x6.3" table:formula="of:=&quot;K&quot;&amp;[.B21]&amp; &quot;x&quot; &amp; [.D21]" table:style-name="ce28">
            <text:p>K120x6.3</text:p>
          </table:table-cell>
          <table:table-cell office:value-type="string" office:string-value="synonyms&quot;:[&quot;K120/120/6.3&quot;,&quot;K120x120x6.3&quot;,&quot;K120/6.3&quot;,&quot;K120x6.3&quot;]}]}," table:formula="of:= &quot;synonyms&quot;&amp;&quot;&quot;&quot;&quot;&amp;&quot;:[&quot;&amp;&quot;&quot;&quot;&quot;&amp;[.H21]&amp;&quot;&quot;&quot;&quot;&amp;&quot;,&quot;&amp;&quot;&quot;&quot;&quot;&amp;[.I21]&amp;&quot;&quot;&quot;&quot;&amp;&quot;,&quot;&amp;&quot;&quot;&quot;&quot;&amp;[.J21]&amp;&quot;&quot;&quot;&quot;&amp;&quot;,&quot;&amp;&quot;&quot;&quot;&quot;&amp;[.K21]&amp;&quot;&quot;&quot;&quot;&amp;&quot;]}]},&quot;" table:style-name="ce28">
            <text:p>synonyms":["K120/120/6.3","K120x120x6.3","K120/6.3","K120x6.3"]}]},</text:p>
          </table:table-cell>
          <table:table-cell office:value-type="string" office:string-value="{&quot;K120/120/6.3&quot;: [{&quot;shape_coords&quot;:[120,120,6.3,9,45,6.3],&quot;shape_name&quot;:&quot;Square Hollow Section&quot;,&quot;synonyms&quot;:[&quot;K120/120/6.3&quot;,&quot;K120x120x6.3&quot;,&quot;K120/6.3&quot;,&quot;K120x6.3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,&quot; &amp;[.D21]&amp; &quot;,&quot; &amp;[.E21]&amp; &quot;,&quot; &amp;[.F21] &amp; &quot;],&quot; &amp; &quot;&quot;&quot;&quot; &amp;&quot;shape_name&quot;&amp;&quot;&quot;&quot;&quot; &amp; &quot;:&quot; &amp; &quot;&quot;&quot;&quot; &amp;[.G21] &amp; &quot;&quot;&quot;&quot; &amp; &quot;,&quot; &amp; &quot;&quot;&quot;&quot;&amp;[.L21]" table:style-name="ce11">
            <text:p>{"K120/120/6.3": [{"shape_coords":[120,120,6.3,9,45,6.3],"shape_name":"Square Hollow Section","synonyms":["K120/120/6.3","K120x120x6.3","K120/6.3","K120x6.3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20/120/8" table:formula="of:=&quot;K&quot; &amp;[.B22] &amp; &quot;/&quot; &amp;[.C22] &amp; &quot;/&quot; &amp;[.D22]" table:style-name="ce9">
            <text:p>K120/120/8</text:p>
          </table:table-cell>
          <table:table-cell office:value-type="float" office:value="120" table:style-name="ce9">
            <text:p>120</text:p>
          </table:table-cell>
          <table:table-cell office:value-type="float" office:value="120" table:style-name="ce9">
            <text:p>120</text:p>
          </table:table-cell>
          <table:table-cell office:value-type="float" office:value="8" table:style-name="ce9">
            <text:p>8</text:p>
          </table:table-cell>
          <table:table-cell office:value-type="float" office:value="12" table:style-name="ce9">
            <text:p>12</text:p>
          </table:table-cell>
          <table:table-cell office:value-type="float" office:value="8" table:style-name="ce9">
            <text:p>8</text:p>
          </table:table-cell>
          <table:table-cell office:value-type="string" table:style-name="ce11">
            <text:p>Square Hollow Section</text:p>
          </table:table-cell>
          <table:table-cell office:value-type="string" office:string-value="K120/120/8" table:formula="of:=[.A22]" table:style-name="ce28">
            <text:p>K120/120/8</text:p>
          </table:table-cell>
          <table:table-cell office:value-type="string" office:string-value="K120x120x8" table:formula="of:=&quot;K&quot; &amp;[.B22] &amp; &quot;x&quot; &amp;[.C22] &amp; &quot;x&quot; &amp;[.D22]" table:style-name="ce28">
            <text:p>K120x120x8</text:p>
          </table:table-cell>
          <table:table-cell office:value-type="string" office:string-value="K120/8" table:formula="of:=&quot;K&quot;&amp;[.B22]&amp; &quot;/&quot; &amp; [.D22]" table:style-name="ce28">
            <text:p>K120/8</text:p>
          </table:table-cell>
          <table:table-cell office:value-type="string" office:string-value="K120x8" table:formula="of:=&quot;K&quot;&amp;[.B22]&amp; &quot;x&quot; &amp; [.D22]" table:style-name="ce28">
            <text:p>K120x8</text:p>
          </table:table-cell>
          <table:table-cell office:value-type="string" office:string-value="synonyms&quot;:[&quot;K120/120/8&quot;,&quot;K120x120x8&quot;,&quot;K120/8&quot;,&quot;K120x8&quot;]}]}," table:formula="of:= &quot;synonyms&quot;&amp;&quot;&quot;&quot;&quot;&amp;&quot;:[&quot;&amp;&quot;&quot;&quot;&quot;&amp;[.H22]&amp;&quot;&quot;&quot;&quot;&amp;&quot;,&quot;&amp;&quot;&quot;&quot;&quot;&amp;[.I22]&amp;&quot;&quot;&quot;&quot;&amp;&quot;,&quot;&amp;&quot;&quot;&quot;&quot;&amp;[.J22]&amp;&quot;&quot;&quot;&quot;&amp;&quot;,&quot;&amp;&quot;&quot;&quot;&quot;&amp;[.K22]&amp;&quot;&quot;&quot;&quot;&amp;&quot;]}]},&quot;" table:style-name="ce28">
            <text:p>synonyms":["K120/120/8","K120x120x8","K120/8","K120x8"]}]},</text:p>
          </table:table-cell>
          <table:table-cell office:value-type="string" office:string-value="{&quot;K120/120/8&quot;: [{&quot;shape_coords&quot;:[120,120,8,12,8],&quot;shape_name&quot;:&quot;Square Hollow Section&quot;,&quot;synonyms&quot;:[&quot;K120/120/8&quot;,&quot;K120x120x8&quot;,&quot;K120/8&quot;,&quot;K120x8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 &amp; &quot;],&quot; &amp; &quot;&quot;&quot;&quot; &amp;&quot;shape_name&quot;&amp;&quot;&quot;&quot;&quot; &amp; &quot;:&quot; &amp; &quot;&quot;&quot;&quot; &amp;[.G22] &amp; &quot;&quot;&quot;&quot; &amp; &quot;,&quot; &amp; &quot;&quot;&quot;&quot;&amp;[.L22]" table:style-name="ce11">
            <text:p>{"K120/120/8": [{"shape_coords":[120,120,8,12,8],"shape_name":"Square Hollow Section","synonyms":["K120/120/8","K120x120x8","K120/8","K120x8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40/140/8" table:formula="of:=&quot;K&quot; &amp;[.B23] &amp; &quot;/&quot; &amp;[.C23] &amp; &quot;/&quot; &amp;[.D23]" table:style-name="ce9">
            <text:p>K140/140/8</text:p>
          </table:table-cell>
          <table:table-cell office:value-type="float" office:value="140" table:style-name="ce9">
            <text:p>140</text:p>
          </table:table-cell>
          <table:table-cell office:value-type="float" office:value="140" table:style-name="ce9">
            <text:p>140</text:p>
          </table:table-cell>
          <table:table-cell office:value-type="float" office:value="8" table:style-name="ce9">
            <text:p>8</text:p>
          </table:table-cell>
          <table:table-cell office:value-type="float" office:value="12" table:style-name="ce9">
            <text:p>12</text:p>
          </table:table-cell>
          <table:table-cell office:value-type="float" office:value="8" table:style-name="ce9">
            <text:p>8</text:p>
          </table:table-cell>
          <table:table-cell office:value-type="string" table:style-name="ce11">
            <text:p>Square Hollow Section</text:p>
          </table:table-cell>
          <table:table-cell office:value-type="string" office:string-value="K140/140/8" table:formula="of:=[.A23]" table:style-name="ce28">
            <text:p>K140/140/8</text:p>
          </table:table-cell>
          <table:table-cell office:value-type="string" office:string-value="K140x140x8" table:formula="of:=&quot;K&quot; &amp;[.B23] &amp; &quot;x&quot; &amp;[.C23] &amp; &quot;x&quot; &amp;[.D23]" table:style-name="ce28">
            <text:p>K140x140x8</text:p>
          </table:table-cell>
          <table:table-cell office:value-type="string" office:string-value="K140/8" table:formula="of:=&quot;K&quot;&amp;[.B23]&amp; &quot;/&quot; &amp; [.D23]" table:style-name="ce28">
            <text:p>K140/8</text:p>
          </table:table-cell>
          <table:table-cell office:value-type="string" office:string-value="K140x8" table:formula="of:=&quot;K&quot;&amp;[.B23]&amp; &quot;x&quot; &amp; [.D23]" table:style-name="ce28">
            <text:p>K140x8</text:p>
          </table:table-cell>
          <table:table-cell office:value-type="string" office:string-value="synonyms&quot;:[&quot;K140/140/8&quot;,&quot;K140x140x8&quot;,&quot;K140/8&quot;,&quot;K140x8&quot;]}]}," table:formula="of:= &quot;synonyms&quot;&amp;&quot;&quot;&quot;&quot;&amp;&quot;:[&quot;&amp;&quot;&quot;&quot;&quot;&amp;[.H23]&amp;&quot;&quot;&quot;&quot;&amp;&quot;,&quot;&amp;&quot;&quot;&quot;&quot;&amp;[.I23]&amp;&quot;&quot;&quot;&quot;&amp;&quot;,&quot;&amp;&quot;&quot;&quot;&quot;&amp;[.J23]&amp;&quot;&quot;&quot;&quot;&amp;&quot;,&quot;&amp;&quot;&quot;&quot;&quot;&amp;[.K23]&amp;&quot;&quot;&quot;&quot;&amp;&quot;]}]},&quot;" table:style-name="ce28">
            <text:p>synonyms":["K140/140/8","K140x140x8","K140/8","K140x8"]}]},</text:p>
          </table:table-cell>
          <table:table-cell office:value-type="string" office:string-value="{&quot;K140/140/8&quot;: [{&quot;shape_coords&quot;:[140,140,8,12,8],&quot;shape_name&quot;:&quot;Square Hollow Section&quot;,&quot;synonyms&quot;:[&quot;K140/140/8&quot;,&quot;K140x140x8&quot;,&quot;K140/8&quot;,&quot;K140x8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,&quot; &amp;[.D23]&amp; &quot;,&quot; &amp;[.E23]&amp; &quot;,&quot; &amp;[.F23] &amp; &quot;],&quot; &amp; &quot;&quot;&quot;&quot; &amp;&quot;shape_name&quot;&amp;&quot;&quot;&quot;&quot; &amp; &quot;:&quot; &amp; &quot;&quot;&quot;&quot; &amp;[.G23] &amp; &quot;&quot;&quot;&quot; &amp; &quot;,&quot; &amp; &quot;&quot;&quot;&quot;&amp;[.L23]" table:style-name="ce11">
            <text:p>{"K140/140/8": [{"shape_coords":[140,140,8,12,8],"shape_name":"Square Hollow Section","synonyms":["K140/140/8","K140x140x8","K140/8","K140x8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40/140/10" table:formula="of:=&quot;K&quot; &amp;[.B24] &amp; &quot;/&quot; &amp;[.C24] &amp; &quot;/&quot; &amp;[.D24]" table:style-name="ce9">
            <text:p>K140/140/10</text:p>
          </table:table-cell>
          <table:table-cell office:value-type="float" office:value="140" table:style-name="ce9">
            <text:p>140</text:p>
          </table:table-cell>
          <table:table-cell office:value-type="float" office:value="140" table:style-name="ce9">
            <text:p>140</text:p>
          </table:table-cell>
          <table:table-cell office:value-type="float" office:value="10" table:style-name="ce9">
            <text:p>10</text:p>
          </table:table-cell>
          <table:table-cell office:value-type="float" office:value="15" table:style-name="ce9">
            <text:p>15</text:p>
          </table:table-cell>
          <table:table-cell office:value-type="float" office:value="10" table:style-name="ce9">
            <text:p>10</text:p>
          </table:table-cell>
          <table:table-cell office:value-type="string" table:style-name="ce11">
            <text:p>Square Hollow Section</text:p>
          </table:table-cell>
          <table:table-cell office:value-type="string" office:string-value="K140/140/10" table:formula="of:=[.A24]" table:style-name="ce28">
            <text:p>K140/140/10</text:p>
          </table:table-cell>
          <table:table-cell office:value-type="string" office:string-value="K140x140x10" table:formula="of:=&quot;K&quot; &amp;[.B24] &amp; &quot;x&quot; &amp;[.C24] &amp; &quot;x&quot; &amp;[.D24]" table:style-name="ce28">
            <text:p>K140x140x10</text:p>
          </table:table-cell>
          <table:table-cell office:value-type="string" office:string-value="K140/10" table:formula="of:=&quot;K&quot;&amp;[.B24]&amp; &quot;/&quot; &amp; [.D24]" table:style-name="ce28">
            <text:p>K140/10</text:p>
          </table:table-cell>
          <table:table-cell office:value-type="string" office:string-value="K140x10" table:formula="of:=&quot;K&quot;&amp;[.B24]&amp; &quot;x&quot; &amp; [.D24]" table:style-name="ce28">
            <text:p>K140x10</text:p>
          </table:table-cell>
          <table:table-cell office:value-type="string" office:string-value="synonyms&quot;:[&quot;K140/140/10&quot;,&quot;K140x140x10&quot;,&quot;K140/10&quot;,&quot;K140x10&quot;]}]}," table:formula="of:= &quot;synonyms&quot;&amp;&quot;&quot;&quot;&quot;&amp;&quot;:[&quot;&amp;&quot;&quot;&quot;&quot;&amp;[.H24]&amp;&quot;&quot;&quot;&quot;&amp;&quot;,&quot;&amp;&quot;&quot;&quot;&quot;&amp;[.I24]&amp;&quot;&quot;&quot;&quot;&amp;&quot;,&quot;&amp;&quot;&quot;&quot;&quot;&amp;[.J24]&amp;&quot;&quot;&quot;&quot;&amp;&quot;,&quot;&amp;&quot;&quot;&quot;&quot;&amp;[.K24]&amp;&quot;&quot;&quot;&quot;&amp;&quot;]}]},&quot;" table:style-name="ce28">
            <text:p>synonyms":["K140/140/10","K140x140x10","K140/10","K140x10"]}]},</text:p>
          </table:table-cell>
          <table:table-cell office:value-type="string" office:string-value="{&quot;K140/140/10&quot;: [{&quot;shape_coords&quot;:[140,140,10,15,10],&quot;shape_name&quot;:&quot;Square Hollow Section&quot;,&quot;synonyms&quot;:[&quot;K140/140/10&quot;,&quot;K140x140x10&quot;,&quot;K140/10&quot;,&quot;K140x10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,&quot; &amp;[.D24]&amp; &quot;,&quot; &amp;[.E24]&amp; &quot;,&quot; &amp;[.F24] &amp; &quot;],&quot; &amp; &quot;&quot;&quot;&quot; &amp;&quot;shape_name&quot;&amp;&quot;&quot;&quot;&quot; &amp; &quot;:&quot; &amp; &quot;&quot;&quot;&quot; &amp;[.G24] &amp; &quot;&quot;&quot;&quot; &amp; &quot;,&quot; &amp; &quot;&quot;&quot;&quot;&amp;[.L24]" table:style-name="ce11">
            <text:p>{"K140/140/10": [{"shape_coords":[140,140,10,15,10],"shape_name":"Square Hollow Section","synonyms":["K140/140/10","K140x140x10","K140/10","K140x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50/150/8" table:formula="of:=&quot;K&quot; &amp;[.B25] &amp; &quot;/&quot; &amp;[.C25] &amp; &quot;/&quot; &amp;[.D25]" table:style-name="ce9">
            <text:p>K150/150/8</text:p>
          </table:table-cell>
          <table:table-cell office:value-type="float" office:value="150" table:style-name="ce9">
            <text:p>150</text:p>
          </table:table-cell>
          <table:table-cell office:value-type="float" office:value="150" table:style-name="ce9">
            <text:p>150</text:p>
          </table:table-cell>
          <table:table-cell office:value-type="float" office:value="8" table:style-name="ce9">
            <text:p>8</text:p>
          </table:table-cell>
          <table:table-cell office:value-type="float" office:value="12" table:style-name="ce9">
            <text:p>12</text:p>
          </table:table-cell>
          <table:table-cell office:value-type="float" office:value="8" table:style-name="ce9">
            <text:p>8</text:p>
          </table:table-cell>
          <table:table-cell office:value-type="string" table:style-name="ce11">
            <text:p>Square Hollow Section</text:p>
          </table:table-cell>
          <table:table-cell office:value-type="string" office:string-value="K150/150/8" table:formula="of:=[.A25]" table:style-name="ce28">
            <text:p>K150/150/8</text:p>
          </table:table-cell>
          <table:table-cell office:value-type="string" office:string-value="K150x150x8" table:formula="of:=&quot;K&quot; &amp;[.B25] &amp; &quot;x&quot; &amp;[.C25] &amp; &quot;x&quot; &amp;[.D25]" table:style-name="ce28">
            <text:p>K150x150x8</text:p>
          </table:table-cell>
          <table:table-cell office:value-type="string" office:string-value="K150/8" table:formula="of:=&quot;K&quot;&amp;[.B25]&amp; &quot;/&quot; &amp; [.D25]" table:style-name="ce28">
            <text:p>K150/8</text:p>
          </table:table-cell>
          <table:table-cell office:value-type="string" office:string-value="K150x8" table:formula="of:=&quot;K&quot;&amp;[.B25]&amp; &quot;x&quot; &amp; [.D25]" table:style-name="ce28">
            <text:p>K150x8</text:p>
          </table:table-cell>
          <table:table-cell office:value-type="string" office:string-value="synonyms&quot;:[&quot;K150/150/8&quot;,&quot;K150x150x8&quot;,&quot;K150/8&quot;,&quot;K150x8&quot;]}]}," table:formula="of:= &quot;synonyms&quot;&amp;&quot;&quot;&quot;&quot;&amp;&quot;:[&quot;&amp;&quot;&quot;&quot;&quot;&amp;[.H25]&amp;&quot;&quot;&quot;&quot;&amp;&quot;,&quot;&amp;&quot;&quot;&quot;&quot;&amp;[.I25]&amp;&quot;&quot;&quot;&quot;&amp;&quot;,&quot;&amp;&quot;&quot;&quot;&quot;&amp;[.J25]&amp;&quot;&quot;&quot;&quot;&amp;&quot;,&quot;&amp;&quot;&quot;&quot;&quot;&amp;[.K25]&amp;&quot;&quot;&quot;&quot;&amp;&quot;]}]},&quot;" table:style-name="ce28">
            <text:p>synonyms":["K150/150/8","K150x150x8","K150/8","K150x8"]}]},</text:p>
          </table:table-cell>
          <table:table-cell office:value-type="string" office:string-value="{&quot;K150/150/8&quot;: [{&quot;shape_coords&quot;:[150,150,8,12,8],&quot;shape_name&quot;:&quot;Square Hollow Section&quot;,&quot;synonyms&quot;:[&quot;K150/150/8&quot;,&quot;K150x150x8&quot;,&quot;K150/8&quot;,&quot;K150x8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,&quot; &amp;[.D25]&amp; &quot;,&quot; &amp;[.E25]&amp; &quot;,&quot; &amp;[.F25] &amp; &quot;],&quot; &amp; &quot;&quot;&quot;&quot; &amp;&quot;shape_name&quot;&amp;&quot;&quot;&quot;&quot; &amp; &quot;:&quot; &amp; &quot;&quot;&quot;&quot; &amp;[.G25] &amp; &quot;&quot;&quot;&quot; &amp; &quot;,&quot; &amp; &quot;&quot;&quot;&quot;&amp;[.L25]" table:style-name="ce11">
            <text:p>{"K150/150/8": [{"shape_coords":[150,150,8,12,8],"shape_name":"Square Hollow Section","synonyms":["K150/150/8","K150x150x8","K150/8","K150x8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50/150/10" table:formula="of:=&quot;K&quot; &amp;[.B26] &amp; &quot;/&quot; &amp;[.C26] &amp; &quot;/&quot; &amp;[.D26]" table:style-name="ce9">
            <text:p>K150/150/10</text:p>
          </table:table-cell>
          <table:table-cell office:value-type="float" office:value="150" table:style-name="ce9">
            <text:p>150</text:p>
          </table:table-cell>
          <table:table-cell office:value-type="float" office:value="150" table:style-name="ce9">
            <text:p>150</text:p>
          </table:table-cell>
          <table:table-cell office:value-type="float" office:value="10" table:style-name="ce9">
            <text:p>10</text:p>
          </table:table-cell>
          <table:table-cell office:value-type="float" office:value="15" table:style-name="ce9">
            <text:p>15</text:p>
          </table:table-cell>
          <table:table-cell office:value-type="float" office:value="10" table:style-name="ce9">
            <text:p>10</text:p>
          </table:table-cell>
          <table:table-cell office:value-type="string" table:style-name="ce11">
            <text:p>Square Hollow Section</text:p>
          </table:table-cell>
          <table:table-cell office:value-type="string" office:string-value="K150/150/10" table:formula="of:=[.A26]" table:style-name="ce28">
            <text:p>K150/150/10</text:p>
          </table:table-cell>
          <table:table-cell office:value-type="string" office:string-value="K150x150x10" table:formula="of:=&quot;K&quot; &amp;[.B26] &amp; &quot;x&quot; &amp;[.C26] &amp; &quot;x&quot; &amp;[.D26]" table:style-name="ce28">
            <text:p>K150x150x10</text:p>
          </table:table-cell>
          <table:table-cell office:value-type="string" office:string-value="K150/10" table:formula="of:=&quot;K&quot;&amp;[.B26]&amp; &quot;/&quot; &amp; [.D26]" table:style-name="ce28">
            <text:p>K150/10</text:p>
          </table:table-cell>
          <table:table-cell office:value-type="string" office:string-value="K150x10" table:formula="of:=&quot;K&quot;&amp;[.B26]&amp; &quot;x&quot; &amp; [.D26]" table:style-name="ce28">
            <text:p>K150x10</text:p>
          </table:table-cell>
          <table:table-cell office:value-type="string" office:string-value="synonyms&quot;:[&quot;K150/150/10&quot;,&quot;K150x150x10&quot;,&quot;K150/10&quot;,&quot;K150x10&quot;]}]}," table:formula="of:= &quot;synonyms&quot;&amp;&quot;&quot;&quot;&quot;&amp;&quot;:[&quot;&amp;&quot;&quot;&quot;&quot;&amp;[.H26]&amp;&quot;&quot;&quot;&quot;&amp;&quot;,&quot;&amp;&quot;&quot;&quot;&quot;&amp;[.I26]&amp;&quot;&quot;&quot;&quot;&amp;&quot;,&quot;&amp;&quot;&quot;&quot;&quot;&amp;[.J26]&amp;&quot;&quot;&quot;&quot;&amp;&quot;,&quot;&amp;&quot;&quot;&quot;&quot;&amp;[.K26]&amp;&quot;&quot;&quot;&quot;&amp;&quot;]}]},&quot;" table:style-name="ce28">
            <text:p>synonyms":["K150/150/10","K150x150x10","K150/10","K150x10"]}]},</text:p>
          </table:table-cell>
          <table:table-cell office:value-type="string" office:string-value="{&quot;K150/150/10&quot;: [{&quot;shape_coords&quot;:[150,150,10,15,10],&quot;shape_name&quot;:&quot;Square Hollow Section&quot;,&quot;synonyms&quot;:[&quot;K150/150/10&quot;,&quot;K150x150x10&quot;,&quot;K150/10&quot;,&quot;K150x10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,&quot; &amp;[.D26]&amp; &quot;,&quot; &amp;[.E26]&amp; &quot;,&quot; &amp;[.F26] &amp; &quot;],&quot; &amp; &quot;&quot;&quot;&quot; &amp;&quot;shape_name&quot;&amp;&quot;&quot;&quot;&quot; &amp; &quot;:&quot; &amp; &quot;&quot;&quot;&quot; &amp;[.G26] &amp; &quot;&quot;&quot;&quot; &amp; &quot;,&quot; &amp; &quot;&quot;&quot;&quot;&amp;[.L26]" table:style-name="ce11">
            <text:p>{"K150/150/10": [{"shape_coords":[150,150,10,15,10],"shape_name":"Square Hollow Section","synonyms":["K150/150/10","K150x150x10","K150/10","K150x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50/150/12.5" table:formula="of:=&quot;K&quot; &amp;[.B27] &amp; &quot;/&quot; &amp;[.C27] &amp; &quot;/&quot; &amp;[.D27]" table:style-name="ce9">
            <text:p>K150/150/12.5</text:p>
          </table:table-cell>
          <table:table-cell office:value-type="float" office:value="150" table:style-name="ce13">
            <text:p>150</text:p>
          </table:table-cell>
          <table:table-cell office:value-type="float" office:value="150" table:style-name="ce13">
            <text:p>150</text:p>
          </table:table-cell>
          <table:table-cell office:value-type="string" table:style-name="ce13">
            <text:p>12.5</text:p>
          </table:table-cell>
          <table:table-cell office:value-type="float" office:value="18.75" table:style-name="ce13">
            <text:p>18,75</text:p>
          </table:table-cell>
          <table:table-cell office:value-type="string" table:style-name="ce13">
            <text:p>12.5</text:p>
          </table:table-cell>
          <table:table-cell office:value-type="string" table:style-name="ce11">
            <text:p>Square Hollow Section</text:p>
          </table:table-cell>
          <table:table-cell office:value-type="string" office:string-value="K150/150/12.5" table:formula="of:=[.A27]" table:style-name="ce28">
            <text:p>K150/150/12.5</text:p>
          </table:table-cell>
          <table:table-cell office:value-type="string" office:string-value="K150x150x12.5" table:formula="of:=&quot;K&quot; &amp;[.B27] &amp; &quot;x&quot; &amp;[.C27] &amp; &quot;x&quot; &amp;[.D27]" table:style-name="ce28">
            <text:p>K150x150x12.5</text:p>
          </table:table-cell>
          <table:table-cell office:value-type="string" office:string-value="K150/12.5" table:formula="of:=&quot;K&quot;&amp;[.B27]&amp; &quot;/&quot; &amp; [.D27]" table:style-name="ce28">
            <text:p>K150/12.5</text:p>
          </table:table-cell>
          <table:table-cell office:value-type="string" office:string-value="K150x12.5" table:formula="of:=&quot;K&quot;&amp;[.B27]&amp; &quot;x&quot; &amp; [.D27]" table:style-name="ce28">
            <text:p>K150x12.5</text:p>
          </table:table-cell>
          <table:table-cell office:value-type="string" office:string-value="synonyms&quot;:[&quot;K150/150/12.5&quot;,&quot;K150x150x12.5&quot;,&quot;K150/12.5&quot;,&quot;K150x12.5&quot;]}]}," table:formula="of:= &quot;synonyms&quot;&amp;&quot;&quot;&quot;&quot;&amp;&quot;:[&quot;&amp;&quot;&quot;&quot;&quot;&amp;[.H27]&amp;&quot;&quot;&quot;&quot;&amp;&quot;,&quot;&amp;&quot;&quot;&quot;&quot;&amp;[.I27]&amp;&quot;&quot;&quot;&quot;&amp;&quot;,&quot;&amp;&quot;&quot;&quot;&quot;&amp;[.J27]&amp;&quot;&quot;&quot;&quot;&amp;&quot;,&quot;&amp;&quot;&quot;&quot;&quot;&amp;[.K27]&amp;&quot;&quot;&quot;&quot;&amp;&quot;]}]},&quot;" table:style-name="ce28">
            <text:p>synonyms":["K150/150/12.5","K150x150x12.5","K150/12.5","K150x12.5"]}]},</text:p>
          </table:table-cell>
          <table:table-cell office:value-type="string" office:string-value="{&quot;K150/150/12.5&quot;: [{&quot;shape_coords&quot;:[150,150,12.5,18,75,12.5],&quot;shape_name&quot;:&quot;Square Hollow Section&quot;,&quot;synonyms&quot;:[&quot;K150/150/12.5&quot;,&quot;K150x150x12.5&quot;,&quot;K150/12.5&quot;,&quot;K150x12.5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,&quot; &amp;[.D27]&amp; &quot;,&quot; &amp;[.E27]&amp; &quot;,&quot; &amp;[.F27] &amp; &quot;],&quot; &amp; &quot;&quot;&quot;&quot; &amp;&quot;shape_name&quot;&amp;&quot;&quot;&quot;&quot; &amp; &quot;:&quot; &amp; &quot;&quot;&quot;&quot; &amp;[.G27] &amp; &quot;&quot;&quot;&quot; &amp; &quot;,&quot; &amp; &quot;&quot;&quot;&quot;&amp;[.L27]" table:style-name="ce11">
            <text:p>{"K150/150/12.5": [{"shape_coords":[150,150,12.5,18,75,12.5],"shape_name":"Square Hollow Section","synonyms":["K150/150/12.5","K150x150x12.5","K150/12.5","K150x12.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60/160/8" table:formula="of:=&quot;K&quot; &amp;[.B28] &amp; &quot;/&quot; &amp;[.C28] &amp; &quot;/&quot; &amp;[.D28]" table:style-name="ce9">
            <text:p>K160/160/8</text:p>
          </table:table-cell>
          <table:table-cell office:value-type="float" office:value="160" table:style-name="ce13">
            <text:p>160</text:p>
          </table:table-cell>
          <table:table-cell office:value-type="float" office:value="160" table:style-name="ce13">
            <text:p>160</text:p>
          </table:table-cell>
          <table:table-cell office:value-type="float" office:value="8" table:style-name="ce13">
            <text:p>8</text:p>
          </table:table-cell>
          <table:table-cell office:value-type="float" office:value="12" table:style-name="ce13">
            <text:p>12</text:p>
          </table:table-cell>
          <table:table-cell office:value-type="float" office:value="8" table:style-name="ce13">
            <text:p>8</text:p>
          </table:table-cell>
          <table:table-cell office:value-type="string" table:style-name="ce11">
            <text:p>Square Hollow Section</text:p>
          </table:table-cell>
          <table:table-cell office:value-type="string" office:string-value="K160/160/8" table:formula="of:=[.A28]" table:style-name="ce28">
            <text:p>K160/160/8</text:p>
          </table:table-cell>
          <table:table-cell office:value-type="string" office:string-value="K160x160x8" table:formula="of:=&quot;K&quot; &amp;[.B28] &amp; &quot;x&quot; &amp;[.C28] &amp; &quot;x&quot; &amp;[.D28]" table:style-name="ce28">
            <text:p>K160x160x8</text:p>
          </table:table-cell>
          <table:table-cell office:value-type="string" office:string-value="K160/8" table:formula="of:=&quot;K&quot;&amp;[.B28]&amp; &quot;/&quot; &amp; [.D28]" table:style-name="ce28">
            <text:p>K160/8</text:p>
          </table:table-cell>
          <table:table-cell office:value-type="string" office:string-value="K160x8" table:formula="of:=&quot;K&quot;&amp;[.B28]&amp; &quot;x&quot; &amp; [.D28]" table:style-name="ce28">
            <text:p>K160x8</text:p>
          </table:table-cell>
          <table:table-cell office:value-type="string" office:string-value="synonyms&quot;:[&quot;K160/160/8&quot;,&quot;K160x160x8&quot;,&quot;K160/8&quot;,&quot;K160x8&quot;]}]}," table:formula="of:= &quot;synonyms&quot;&amp;&quot;&quot;&quot;&quot;&amp;&quot;:[&quot;&amp;&quot;&quot;&quot;&quot;&amp;[.H28]&amp;&quot;&quot;&quot;&quot;&amp;&quot;,&quot;&amp;&quot;&quot;&quot;&quot;&amp;[.I28]&amp;&quot;&quot;&quot;&quot;&amp;&quot;,&quot;&amp;&quot;&quot;&quot;&quot;&amp;[.J28]&amp;&quot;&quot;&quot;&quot;&amp;&quot;,&quot;&amp;&quot;&quot;&quot;&quot;&amp;[.K28]&amp;&quot;&quot;&quot;&quot;&amp;&quot;]}]},&quot;" table:style-name="ce28">
            <text:p>synonyms":["K160/160/8","K160x160x8","K160/8","K160x8"]}]},</text:p>
          </table:table-cell>
          <table:table-cell office:value-type="string" office:string-value="{&quot;K160/160/8&quot;: [{&quot;shape_coords&quot;:[160,160,8,12,8],&quot;shape_name&quot;:&quot;Square Hollow Section&quot;,&quot;synonyms&quot;:[&quot;K160/160/8&quot;,&quot;K160x160x8&quot;,&quot;K160/8&quot;,&quot;K160x8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,&quot; &amp;[.D28]&amp; &quot;,&quot; &amp;[.E28]&amp; &quot;,&quot; &amp;[.F28] &amp; &quot;],&quot; &amp; &quot;&quot;&quot;&quot; &amp;&quot;shape_name&quot;&amp;&quot;&quot;&quot;&quot; &amp; &quot;:&quot; &amp; &quot;&quot;&quot;&quot; &amp;[.G28] &amp; &quot;&quot;&quot;&quot; &amp; &quot;,&quot; &amp; &quot;&quot;&quot;&quot;&amp;[.L28]" table:style-name="ce11">
            <text:p>{"K160/160/8": [{"shape_coords":[160,160,8,12,8],"shape_name":"Square Hollow Section","synonyms":["K160/160/8","K160x160x8","K160/8","K160x8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60/160/10" table:formula="of:=&quot;K&quot; &amp;[.B29] &amp; &quot;/&quot; &amp;[.C29] &amp; &quot;/&quot; &amp;[.D29]" table:style-name="ce9">
            <text:p>K160/160/10</text:p>
          </table:table-cell>
          <table:table-cell office:value-type="float" office:value="160" table:style-name="ce13">
            <text:p>160</text:p>
          </table:table-cell>
          <table:table-cell office:value-type="float" office:value="160" table:style-name="ce13">
            <text:p>160</text:p>
          </table:table-cell>
          <table:table-cell office:value-type="float" office:value="10" table:style-name="ce13">
            <text:p>10</text:p>
          </table:table-cell>
          <table:table-cell office:value-type="float" office:value="15" table:style-name="ce13">
            <text:p>15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Square Hollow Section</text:p>
          </table:table-cell>
          <table:table-cell office:value-type="string" office:string-value="K160/160/10" table:formula="of:=[.A29]" table:style-name="ce28">
            <text:p>K160/160/10</text:p>
          </table:table-cell>
          <table:table-cell office:value-type="string" office:string-value="K160x160x10" table:formula="of:=&quot;K&quot; &amp;[.B29] &amp; &quot;x&quot; &amp;[.C29] &amp; &quot;x&quot; &amp;[.D29]" table:style-name="ce28">
            <text:p>K160x160x10</text:p>
          </table:table-cell>
          <table:table-cell office:value-type="string" office:string-value="K160/10" table:formula="of:=&quot;K&quot;&amp;[.B29]&amp; &quot;/&quot; &amp; [.D29]" table:style-name="ce28">
            <text:p>K160/10</text:p>
          </table:table-cell>
          <table:table-cell office:value-type="string" office:string-value="K160x10" table:formula="of:=&quot;K&quot;&amp;[.B29]&amp; &quot;x&quot; &amp; [.D29]" table:style-name="ce28">
            <text:p>K160x10</text:p>
          </table:table-cell>
          <table:table-cell office:value-type="string" office:string-value="synonyms&quot;:[&quot;K160/160/10&quot;,&quot;K160x160x10&quot;,&quot;K160/10&quot;,&quot;K160x10&quot;]}]}," table:formula="of:= &quot;synonyms&quot;&amp;&quot;&quot;&quot;&quot;&amp;&quot;:[&quot;&amp;&quot;&quot;&quot;&quot;&amp;[.H29]&amp;&quot;&quot;&quot;&quot;&amp;&quot;,&quot;&amp;&quot;&quot;&quot;&quot;&amp;[.I29]&amp;&quot;&quot;&quot;&quot;&amp;&quot;,&quot;&amp;&quot;&quot;&quot;&quot;&amp;[.J29]&amp;&quot;&quot;&quot;&quot;&amp;&quot;,&quot;&amp;&quot;&quot;&quot;&quot;&amp;[.K29]&amp;&quot;&quot;&quot;&quot;&amp;&quot;]}]},&quot;" table:style-name="ce28">
            <text:p>synonyms":["K160/160/10","K160x160x10","K160/10","K160x10"]}]},</text:p>
          </table:table-cell>
          <table:table-cell office:value-type="string" office:string-value="{&quot;K160/160/10&quot;: [{&quot;shape_coords&quot;:[160,160,10,15,10],&quot;shape_name&quot;:&quot;Square Hollow Section&quot;,&quot;synonyms&quot;:[&quot;K160/160/10&quot;,&quot;K160x160x10&quot;,&quot;K160/10&quot;,&quot;K160x10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,&quot; &amp;[.D29]&amp; &quot;,&quot; &amp;[.E29]&amp; &quot;,&quot; &amp;[.F29] &amp; &quot;],&quot; &amp; &quot;&quot;&quot;&quot; &amp;&quot;shape_name&quot;&amp;&quot;&quot;&quot;&quot; &amp; &quot;:&quot; &amp; &quot;&quot;&quot;&quot; &amp;[.G29] &amp; &quot;&quot;&quot;&quot; &amp; &quot;,&quot; &amp; &quot;&quot;&quot;&quot;&amp;[.L29]" table:style-name="ce11">
            <text:p>{"K160/160/10": [{"shape_coords":[160,160,10,15,10],"shape_name":"Square Hollow Section","synonyms":["K160/160/10","K160x160x10","K160/10","K160x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80/180/10" table:formula="of:=&quot;K&quot; &amp;[.B30] &amp; &quot;/&quot; &amp;[.C30] &amp; &quot;/&quot; &amp;[.D30]" table:style-name="ce9">
            <text:p>K180/180/1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0" table:style-name="ce13">
            <text:p>10</text:p>
          </table:table-cell>
          <table:table-cell office:value-type="float" office:value="15" table:style-name="ce13">
            <text:p>15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Square Hollow Section</text:p>
          </table:table-cell>
          <table:table-cell office:value-type="string" office:string-value="K180/180/10" table:formula="of:=[.A30]" table:style-name="ce28">
            <text:p>K180/180/10</text:p>
          </table:table-cell>
          <table:table-cell office:value-type="string" office:string-value="K180x180x10" table:formula="of:=&quot;K&quot; &amp;[.B30] &amp; &quot;x&quot; &amp;[.C30] &amp; &quot;x&quot; &amp;[.D30]" table:style-name="ce28">
            <text:p>K180x180x10</text:p>
          </table:table-cell>
          <table:table-cell office:value-type="string" office:string-value="K180/10" table:formula="of:=&quot;K&quot;&amp;[.B30]&amp; &quot;/&quot; &amp; [.D30]" table:style-name="ce28">
            <text:p>K180/10</text:p>
          </table:table-cell>
          <table:table-cell office:value-type="string" office:string-value="K180x10" table:formula="of:=&quot;K&quot;&amp;[.B30]&amp; &quot;x&quot; &amp; [.D30]" table:style-name="ce28">
            <text:p>K180x10</text:p>
          </table:table-cell>
          <table:table-cell office:value-type="string" office:string-value="synonyms&quot;:[&quot;K180/180/10&quot;,&quot;K180x180x10&quot;,&quot;K180/10&quot;,&quot;K180x10&quot;]}]}," table:formula="of:= &quot;synonyms&quot;&amp;&quot;&quot;&quot;&quot;&amp;&quot;:[&quot;&amp;&quot;&quot;&quot;&quot;&amp;[.H30]&amp;&quot;&quot;&quot;&quot;&amp;&quot;,&quot;&amp;&quot;&quot;&quot;&quot;&amp;[.I30]&amp;&quot;&quot;&quot;&quot;&amp;&quot;,&quot;&amp;&quot;&quot;&quot;&quot;&amp;[.J30]&amp;&quot;&quot;&quot;&quot;&amp;&quot;,&quot;&amp;&quot;&quot;&quot;&quot;&amp;[.K30]&amp;&quot;&quot;&quot;&quot;&amp;&quot;]}]},&quot;" table:style-name="ce28">
            <text:p>synonyms":["K180/180/10","K180x180x10","K180/10","K180x10"]}]},</text:p>
          </table:table-cell>
          <table:table-cell office:value-type="string" office:string-value="{&quot;K180/180/10&quot;: [{&quot;shape_coords&quot;:[180,180,10,15,10],&quot;shape_name&quot;:&quot;Square Hollow Section&quot;,&quot;synonyms&quot;:[&quot;K180/180/10&quot;,&quot;K180x180x10&quot;,&quot;K180/10&quot;,&quot;K180x10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,&quot; &amp;[.D30]&amp; &quot;,&quot; &amp;[.E30]&amp; &quot;,&quot; &amp;[.F30] &amp; &quot;],&quot; &amp; &quot;&quot;&quot;&quot; &amp;&quot;shape_name&quot;&amp;&quot;&quot;&quot;&quot; &amp; &quot;:&quot; &amp; &quot;&quot;&quot;&quot; &amp;[.G30] &amp; &quot;&quot;&quot;&quot; &amp; &quot;,&quot; &amp; &quot;&quot;&quot;&quot;&amp;[.L30]" table:style-name="ce11">
            <text:p>{"K180/180/10": [{"shape_coords":[180,180,10,15,10],"shape_name":"Square Hollow Section","synonyms":["K180/180/10","K180x180x10","K180/10","K180x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180/180/12.5" table:formula="of:=&quot;K&quot; &amp;[.B31] &amp; &quot;/&quot; &amp;[.C31] &amp; &quot;/&quot; &amp;[.D31]" table:style-name="ce9">
            <text:p>K180/180/12.5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string" table:style-name="ce13">
            <text:p>12.5</text:p>
          </table:table-cell>
          <table:table-cell office:value-type="float" office:value="18.75" table:style-name="ce13">
            <text:p>18,75</text:p>
          </table:table-cell>
          <table:table-cell office:value-type="string" table:style-name="ce13">
            <text:p>12.5</text:p>
          </table:table-cell>
          <table:table-cell office:value-type="string" table:style-name="ce11">
            <text:p>Square Hollow Section</text:p>
          </table:table-cell>
          <table:table-cell office:value-type="string" office:string-value="K180/180/12.5" table:formula="of:=[.A31]" table:style-name="ce28">
            <text:p>K180/180/12.5</text:p>
          </table:table-cell>
          <table:table-cell office:value-type="string" office:string-value="K180x180x12.5" table:formula="of:=&quot;K&quot; &amp;[.B31] &amp; &quot;x&quot; &amp;[.C31] &amp; &quot;x&quot; &amp;[.D31]" table:style-name="ce28">
            <text:p>K180x180x12.5</text:p>
          </table:table-cell>
          <table:table-cell office:value-type="string" office:string-value="K180/12.5" table:formula="of:=&quot;K&quot;&amp;[.B31]&amp; &quot;/&quot; &amp; [.D31]" table:style-name="ce28">
            <text:p>K180/12.5</text:p>
          </table:table-cell>
          <table:table-cell office:value-type="string" office:string-value="K180x12.5" table:formula="of:=&quot;K&quot;&amp;[.B31]&amp; &quot;x&quot; &amp; [.D31]" table:style-name="ce28">
            <text:p>K180x12.5</text:p>
          </table:table-cell>
          <table:table-cell office:value-type="string" office:string-value="synonyms&quot;:[&quot;K180/180/12.5&quot;,&quot;K180x180x12.5&quot;,&quot;K180/12.5&quot;,&quot;K180x12.5&quot;]}]}," table:formula="of:= &quot;synonyms&quot;&amp;&quot;&quot;&quot;&quot;&amp;&quot;:[&quot;&amp;&quot;&quot;&quot;&quot;&amp;[.H31]&amp;&quot;&quot;&quot;&quot;&amp;&quot;,&quot;&amp;&quot;&quot;&quot;&quot;&amp;[.I31]&amp;&quot;&quot;&quot;&quot;&amp;&quot;,&quot;&amp;&quot;&quot;&quot;&quot;&amp;[.J31]&amp;&quot;&quot;&quot;&quot;&amp;&quot;,&quot;&amp;&quot;&quot;&quot;&quot;&amp;[.K31]&amp;&quot;&quot;&quot;&quot;&amp;&quot;]}]},&quot;" table:style-name="ce28">
            <text:p>synonyms":["K180/180/12.5","K180x180x12.5","K180/12.5","K180x12.5"]}]},</text:p>
          </table:table-cell>
          <table:table-cell office:value-type="string" office:string-value="{&quot;K180/180/12.5&quot;: [{&quot;shape_coords&quot;:[180,180,12.5,18,75,12.5],&quot;shape_name&quot;:&quot;Square Hollow Section&quot;,&quot;synonyms&quot;:[&quot;K180/180/12.5&quot;,&quot;K180x180x12.5&quot;,&quot;K180/12.5&quot;,&quot;K180x12.5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,&quot; &amp;[.D31]&amp; &quot;,&quot; &amp;[.E31]&amp; &quot;,&quot; &amp;[.F31] &amp; &quot;],&quot; &amp; &quot;&quot;&quot;&quot; &amp;&quot;shape_name&quot;&amp;&quot;&quot;&quot;&quot; &amp; &quot;:&quot; &amp; &quot;&quot;&quot;&quot; &amp;[.G31] &amp; &quot;&quot;&quot;&quot; &amp; &quot;,&quot; &amp; &quot;&quot;&quot;&quot;&amp;[.L31]" table:style-name="ce11">
            <text:p>{"K180/180/12.5": [{"shape_coords":[180,180,12.5,18,75,12.5],"shape_name":"Square Hollow Section","synonyms":["K180/180/12.5","K180x180x12.5","K180/12.5","K180x12.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200/200/8" table:formula="of:=&quot;K&quot; &amp;[.B32] &amp; &quot;/&quot; &amp;[.C32] &amp; &quot;/&quot; &amp;[.D32]" table:style-name="ce9">
            <text:p>K200/200/8</text:p>
          </table:table-cell>
          <table:table-cell office:value-type="float" office:value="200" table:style-name="ce13">
            <text:p>200</text:p>
          </table:table-cell>
          <table:table-cell office:value-type="float" office:value="200" table:style-name="ce13">
            <text:p>200</text:p>
          </table:table-cell>
          <table:table-cell office:value-type="float" office:value="8" table:style-name="ce13">
            <text:p>8</text:p>
          </table:table-cell>
          <table:table-cell office:value-type="float" office:value="12" table:style-name="ce13">
            <text:p>12</text:p>
          </table:table-cell>
          <table:table-cell office:value-type="float" office:value="8" table:style-name="ce13">
            <text:p>8</text:p>
          </table:table-cell>
          <table:table-cell office:value-type="string" table:style-name="ce11">
            <text:p>Square Hollow Section</text:p>
          </table:table-cell>
          <table:table-cell office:value-type="string" office:string-value="K200/200/8" table:formula="of:=[.A32]" table:style-name="ce28">
            <text:p>K200/200/8</text:p>
          </table:table-cell>
          <table:table-cell office:value-type="string" office:string-value="K200x200x8" table:formula="of:=&quot;K&quot; &amp;[.B32] &amp; &quot;x&quot; &amp;[.C32] &amp; &quot;x&quot; &amp;[.D32]" table:style-name="ce28">
            <text:p>K200x200x8</text:p>
          </table:table-cell>
          <table:table-cell office:value-type="string" office:string-value="K200/8" table:formula="of:=&quot;K&quot;&amp;[.B32]&amp; &quot;/&quot; &amp; [.D32]" table:style-name="ce28">
            <text:p>K200/8</text:p>
          </table:table-cell>
          <table:table-cell office:value-type="string" office:string-value="K200x8" table:formula="of:=&quot;K&quot;&amp;[.B32]&amp; &quot;x&quot; &amp; [.D32]" table:style-name="ce28">
            <text:p>K200x8</text:p>
          </table:table-cell>
          <table:table-cell office:value-type="string" office:string-value="synonyms&quot;:[&quot;K200/200/8&quot;,&quot;K200x200x8&quot;,&quot;K200/8&quot;,&quot;K200x8&quot;]}]}," table:formula="of:= &quot;synonyms&quot;&amp;&quot;&quot;&quot;&quot;&amp;&quot;:[&quot;&amp;&quot;&quot;&quot;&quot;&amp;[.H32]&amp;&quot;&quot;&quot;&quot;&amp;&quot;,&quot;&amp;&quot;&quot;&quot;&quot;&amp;[.I32]&amp;&quot;&quot;&quot;&quot;&amp;&quot;,&quot;&amp;&quot;&quot;&quot;&quot;&amp;[.J32]&amp;&quot;&quot;&quot;&quot;&amp;&quot;,&quot;&amp;&quot;&quot;&quot;&quot;&amp;[.K32]&amp;&quot;&quot;&quot;&quot;&amp;&quot;]}]},&quot;" table:style-name="ce28">
            <text:p>synonyms":["K200/200/8","K200x200x8","K200/8","K200x8"]}]},</text:p>
          </table:table-cell>
          <table:table-cell office:value-type="string" office:string-value="{&quot;K200/200/8&quot;: [{&quot;shape_coords&quot;:[200,200,8,12,8],&quot;shape_name&quot;:&quot;Square Hollow Section&quot;,&quot;synonyms&quot;:[&quot;K200/200/8&quot;,&quot;K200x200x8&quot;,&quot;K200/8&quot;,&quot;K200x8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,&quot; &amp;[.D32]&amp; &quot;,&quot; &amp;[.E32]&amp; &quot;,&quot; &amp;[.F32] &amp; &quot;],&quot; &amp; &quot;&quot;&quot;&quot; &amp;&quot;shape_name&quot;&amp;&quot;&quot;&quot;&quot; &amp; &quot;:&quot; &amp; &quot;&quot;&quot;&quot; &amp;[.G32] &amp; &quot;&quot;&quot;&quot; &amp; &quot;,&quot; &amp; &quot;&quot;&quot;&quot;&amp;[.L32]" table:style-name="ce11">
            <text:p>{"K200/200/8": [{"shape_coords":[200,200,8,12,8],"shape_name":"Square Hollow Section","synonyms":["K200/200/8","K200x200x8","K200/8","K200x8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200/200/10" table:formula="of:=&quot;K&quot; &amp;[.B33] &amp; &quot;/&quot; &amp;[.C33] &amp; &quot;/&quot; &amp;[.D33]" table:style-name="ce9">
            <text:p>K200/200/10</text:p>
          </table:table-cell>
          <table:table-cell office:value-type="float" office:value="200" table:style-name="ce13">
            <text:p>200</text:p>
          </table:table-cell>
          <table:table-cell office:value-type="float" office:value="200" table:style-name="ce13">
            <text:p>200</text:p>
          </table:table-cell>
          <table:table-cell office:value-type="float" office:value="10" table:style-name="ce13">
            <text:p>10</text:p>
          </table:table-cell>
          <table:table-cell office:value-type="float" office:value="15" table:style-name="ce13">
            <text:p>15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Square Hollow Section</text:p>
          </table:table-cell>
          <table:table-cell office:value-type="string" office:string-value="K200/200/10" table:formula="of:=[.A33]" table:style-name="ce28">
            <text:p>K200/200/10</text:p>
          </table:table-cell>
          <table:table-cell office:value-type="string" office:string-value="K200x200x10" table:formula="of:=&quot;K&quot; &amp;[.B33] &amp; &quot;x&quot; &amp;[.C33] &amp; &quot;x&quot; &amp;[.D33]" table:style-name="ce28">
            <text:p>K200x200x10</text:p>
          </table:table-cell>
          <table:table-cell office:value-type="string" office:string-value="K200/10" table:formula="of:=&quot;K&quot;&amp;[.B33]&amp; &quot;/&quot; &amp; [.D33]" table:style-name="ce28">
            <text:p>K200/10</text:p>
          </table:table-cell>
          <table:table-cell office:value-type="string" office:string-value="K200x10" table:formula="of:=&quot;K&quot;&amp;[.B33]&amp; &quot;x&quot; &amp; [.D33]" table:style-name="ce28">
            <text:p>K200x10</text:p>
          </table:table-cell>
          <table:table-cell office:value-type="string" office:string-value="synonyms&quot;:[&quot;K200/200/10&quot;,&quot;K200x200x10&quot;,&quot;K200/10&quot;,&quot;K200x10&quot;]}]}," table:formula="of:= &quot;synonyms&quot;&amp;&quot;&quot;&quot;&quot;&amp;&quot;:[&quot;&amp;&quot;&quot;&quot;&quot;&amp;[.H33]&amp;&quot;&quot;&quot;&quot;&amp;&quot;,&quot;&amp;&quot;&quot;&quot;&quot;&amp;[.I33]&amp;&quot;&quot;&quot;&quot;&amp;&quot;,&quot;&amp;&quot;&quot;&quot;&quot;&amp;[.J33]&amp;&quot;&quot;&quot;&quot;&amp;&quot;,&quot;&amp;&quot;&quot;&quot;&quot;&amp;[.K33]&amp;&quot;&quot;&quot;&quot;&amp;&quot;]}]},&quot;" table:style-name="ce28">
            <text:p>synonyms":["K200/200/10","K200x200x10","K200/10","K200x10"]}]},</text:p>
          </table:table-cell>
          <table:table-cell office:value-type="string" office:string-value="{&quot;K200/200/10&quot;: [{&quot;shape_coords&quot;:[200,200,10,15,10],&quot;shape_name&quot;:&quot;Square Hollow Section&quot;,&quot;synonyms&quot;:[&quot;K200/200/10&quot;,&quot;K200x200x10&quot;,&quot;K200/10&quot;,&quot;K200x10&quot;]}]}," table:formula="of:=&quot;{&quot; &amp; &quot;&quot;&quot;&quot;&amp;[.A33]&amp;&quot;&quot;&quot;&quot;&amp;&quot;: [{&quot;&quot;&quot; &amp;&quot;shape_coords&quot;&amp;&quot;&quot;&quot;&quot; &amp; &quot;:&quot; &amp; &quot;[&quot; &amp; [.B33] &amp; &quot;,&quot; &amp;[.C33] &amp; &quot;,&quot; &amp;[.D33]&amp; &quot;,&quot; &amp;[.E33]&amp; &quot;,&quot; &amp;[.F33] &amp; &quot;],&quot; &amp; &quot;&quot;&quot;&quot; &amp;&quot;shape_name&quot;&amp;&quot;&quot;&quot;&quot; &amp; &quot;:&quot; &amp; &quot;&quot;&quot;&quot; &amp;[.G33] &amp; &quot;&quot;&quot;&quot; &amp; &quot;,&quot; &amp; &quot;&quot;&quot;&quot;&amp;[.L33]" table:style-name="ce11">
            <text:p>{"K200/200/10": [{"shape_coords":[200,200,10,15,10],"shape_name":"Square Hollow Section","synonyms":["K200/200/10","K200x200x10","K200/10","K200x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200/200/12.5" table:formula="of:=&quot;K&quot; &amp;[.B34] &amp; &quot;/&quot; &amp;[.C34] &amp; &quot;/&quot; &amp;[.D34]" table:style-name="ce9">
            <text:p>K200/200/12.5</text:p>
          </table:table-cell>
          <table:table-cell office:value-type="float" office:value="200" table:style-name="ce13">
            <text:p>200</text:p>
          </table:table-cell>
          <table:table-cell office:value-type="float" office:value="200" table:style-name="ce13">
            <text:p>200</text:p>
          </table:table-cell>
          <table:table-cell office:value-type="string" table:style-name="ce13">
            <text:p>12.5</text:p>
          </table:table-cell>
          <table:table-cell office:value-type="float" office:value="18.75" table:style-name="ce13">
            <text:p>18,75</text:p>
          </table:table-cell>
          <table:table-cell office:value-type="string" table:style-name="ce13">
            <text:p>12.5</text:p>
          </table:table-cell>
          <table:table-cell office:value-type="string" table:style-name="ce11">
            <text:p>Square Hollow Section</text:p>
          </table:table-cell>
          <table:table-cell office:value-type="string" office:string-value="K200/200/12.5" table:formula="of:=[.A34]" table:style-name="ce28">
            <text:p>K200/200/12.5</text:p>
          </table:table-cell>
          <table:table-cell office:value-type="string" office:string-value="K200x200x12.5" table:formula="of:=&quot;K&quot; &amp;[.B34] &amp; &quot;x&quot; &amp;[.C34] &amp; &quot;x&quot; &amp;[.D34]" table:style-name="ce28">
            <text:p>K200x200x12.5</text:p>
          </table:table-cell>
          <table:table-cell office:value-type="string" office:string-value="K200/12.5" table:formula="of:=&quot;K&quot;&amp;[.B34]&amp; &quot;/&quot; &amp; [.D34]" table:style-name="ce28">
            <text:p>K200/12.5</text:p>
          </table:table-cell>
          <table:table-cell office:value-type="string" office:string-value="K200x12.5" table:formula="of:=&quot;K&quot;&amp;[.B34]&amp; &quot;x&quot; &amp; [.D34]" table:style-name="ce28">
            <text:p>K200x12.5</text:p>
          </table:table-cell>
          <table:table-cell office:value-type="string" office:string-value="synonyms&quot;:[&quot;K200/200/12.5&quot;,&quot;K200x200x12.5&quot;,&quot;K200/12.5&quot;,&quot;K200x12.5&quot;]}]}," table:formula="of:= &quot;synonyms&quot;&amp;&quot;&quot;&quot;&quot;&amp;&quot;:[&quot;&amp;&quot;&quot;&quot;&quot;&amp;[.H34]&amp;&quot;&quot;&quot;&quot;&amp;&quot;,&quot;&amp;&quot;&quot;&quot;&quot;&amp;[.I34]&amp;&quot;&quot;&quot;&quot;&amp;&quot;,&quot;&amp;&quot;&quot;&quot;&quot;&amp;[.J34]&amp;&quot;&quot;&quot;&quot;&amp;&quot;,&quot;&amp;&quot;&quot;&quot;&quot;&amp;[.K34]&amp;&quot;&quot;&quot;&quot;&amp;&quot;]}]},&quot;" table:style-name="ce28">
            <text:p>synonyms":["K200/200/12.5","K200x200x12.5","K200/12.5","K200x12.5"]}]},</text:p>
          </table:table-cell>
          <table:table-cell office:value-type="string" office:string-value="{&quot;K200/200/12.5&quot;: [{&quot;shape_coords&quot;:[200,200,12.5,18,75,12.5],&quot;shape_name&quot;:&quot;Square Hollow Section&quot;,&quot;synonyms&quot;:[&quot;K200/200/12.5&quot;,&quot;K200x200x12.5&quot;,&quot;K200/12.5&quot;,&quot;K200x12.5&quot;]}]}," table:formula="of:=&quot;{&quot; &amp; &quot;&quot;&quot;&quot;&amp;[.A34]&amp;&quot;&quot;&quot;&quot;&amp;&quot;: [{&quot;&quot;&quot; &amp;&quot;shape_coords&quot;&amp;&quot;&quot;&quot;&quot; &amp; &quot;:&quot; &amp; &quot;[&quot; &amp; [.B34] &amp; &quot;,&quot; &amp;[.C34] &amp; &quot;,&quot; &amp;[.D34]&amp; &quot;,&quot; &amp;[.E34]&amp; &quot;,&quot; &amp;[.F34] &amp; &quot;],&quot; &amp; &quot;&quot;&quot;&quot; &amp;&quot;shape_name&quot;&amp;&quot;&quot;&quot;&quot; &amp; &quot;:&quot; &amp; &quot;&quot;&quot;&quot; &amp;[.G34] &amp; &quot;&quot;&quot;&quot; &amp; &quot;,&quot; &amp; &quot;&quot;&quot;&quot;&amp;[.L34]" table:style-name="ce11">
            <text:p>{"K200/200/12.5": [{"shape_coords":[200,200,12.5,18,75,12.5],"shape_name":"Square Hollow Section","synonyms":["K200/200/12.5","K200x200x12.5","K200/12.5","K200x12.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250/250/10" table:formula="of:=&quot;K&quot; &amp;[.B35] &amp; &quot;/&quot; &amp;[.C35] &amp; &quot;/&quot; &amp;[.D35]" table:style-name="ce9">
            <text:p>K250/250/10</text:p>
          </table:table-cell>
          <table:table-cell office:value-type="float" office:value="250" table:style-name="ce13">
            <text:p>250</text:p>
          </table:table-cell>
          <table:table-cell office:value-type="float" office:value="250" table:style-name="ce13">
            <text:p>250</text:p>
          </table:table-cell>
          <table:table-cell office:value-type="float" office:value="10" table:style-name="ce13">
            <text:p>10</text:p>
          </table:table-cell>
          <table:table-cell office:value-type="float" office:value="15" table:style-name="ce13">
            <text:p>15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Square Hollow Section</text:p>
          </table:table-cell>
          <table:table-cell office:value-type="string" office:string-value="K250/250/10" table:formula="of:=[.A35]" table:style-name="ce28">
            <text:p>K250/250/10</text:p>
          </table:table-cell>
          <table:table-cell office:value-type="string" office:string-value="K250x250x10" table:formula="of:=&quot;K&quot; &amp;[.B35] &amp; &quot;x&quot; &amp;[.C35] &amp; &quot;x&quot; &amp;[.D35]" table:style-name="ce28">
            <text:p>K250x250x10</text:p>
          </table:table-cell>
          <table:table-cell office:value-type="string" office:string-value="K250/10" table:formula="of:=&quot;K&quot;&amp;[.B35]&amp; &quot;/&quot; &amp; [.D35]" table:style-name="ce28">
            <text:p>K250/10</text:p>
          </table:table-cell>
          <table:table-cell office:value-type="string" office:string-value="K250x10" table:formula="of:=&quot;K&quot;&amp;[.B35]&amp; &quot;x&quot; &amp; [.D35]" table:style-name="ce28">
            <text:p>K250x10</text:p>
          </table:table-cell>
          <table:table-cell office:value-type="string" office:string-value="synonyms&quot;:[&quot;K250/250/10&quot;,&quot;K250x250x10&quot;,&quot;K250/10&quot;,&quot;K250x10&quot;]}]}," table:formula="of:= &quot;synonyms&quot;&amp;&quot;&quot;&quot;&quot;&amp;&quot;:[&quot;&amp;&quot;&quot;&quot;&quot;&amp;[.H35]&amp;&quot;&quot;&quot;&quot;&amp;&quot;,&quot;&amp;&quot;&quot;&quot;&quot;&amp;[.I35]&amp;&quot;&quot;&quot;&quot;&amp;&quot;,&quot;&amp;&quot;&quot;&quot;&quot;&amp;[.J35]&amp;&quot;&quot;&quot;&quot;&amp;&quot;,&quot;&amp;&quot;&quot;&quot;&quot;&amp;[.K35]&amp;&quot;&quot;&quot;&quot;&amp;&quot;]}]},&quot;" table:style-name="ce28">
            <text:p>synonyms":["K250/250/10","K250x250x10","K250/10","K250x10"]}]},</text:p>
          </table:table-cell>
          <table:table-cell office:value-type="string" office:string-value="{&quot;K250/250/10&quot;: [{&quot;shape_coords&quot;:[250,250,10,15,10],&quot;shape_name&quot;:&quot;Square Hollow Section&quot;,&quot;synonyms&quot;:[&quot;K250/250/10&quot;,&quot;K250x250x10&quot;,&quot;K250/10&quot;,&quot;K250x10&quot;]}]}," table:formula="of:=&quot;{&quot; &amp; &quot;&quot;&quot;&quot;&amp;[.A35]&amp;&quot;&quot;&quot;&quot;&amp;&quot;: [{&quot;&quot;&quot; &amp;&quot;shape_coords&quot;&amp;&quot;&quot;&quot;&quot; &amp; &quot;:&quot; &amp; &quot;[&quot; &amp; [.B35] &amp; &quot;,&quot; &amp;[.C35] &amp; &quot;,&quot; &amp;[.D35]&amp; &quot;,&quot; &amp;[.E35]&amp; &quot;,&quot; &amp;[.F35] &amp; &quot;],&quot; &amp; &quot;&quot;&quot;&quot; &amp;&quot;shape_name&quot;&amp;&quot;&quot;&quot;&quot; &amp; &quot;:&quot; &amp; &quot;&quot;&quot;&quot; &amp;[.G35] &amp; &quot;&quot;&quot;&quot; &amp; &quot;,&quot; &amp; &quot;&quot;&quot;&quot;&amp;[.L35]" table:style-name="ce11">
            <text:p>{"K250/250/10": [{"shape_coords":[250,250,10,15,10],"shape_name":"Square Hollow Section","synonyms":["K250/250/10","K250x250x10","K250/10","K250x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250/250/12.5" table:formula="of:=&quot;K&quot; &amp;[.B36] &amp; &quot;/&quot; &amp;[.C36] &amp; &quot;/&quot; &amp;[.D36]" table:style-name="ce9">
            <text:p>K250/250/12.5</text:p>
          </table:table-cell>
          <table:table-cell office:value-type="float" office:value="250" table:style-name="ce13">
            <text:p>250</text:p>
          </table:table-cell>
          <table:table-cell office:value-type="float" office:value="250" table:style-name="ce13">
            <text:p>250</text:p>
          </table:table-cell>
          <table:table-cell office:value-type="string" table:style-name="ce13">
            <text:p>12.5</text:p>
          </table:table-cell>
          <table:table-cell office:value-type="float" office:value="18.75" table:style-name="ce13">
            <text:p>18,75</text:p>
          </table:table-cell>
          <table:table-cell office:value-type="string" table:style-name="ce13">
            <text:p>12.5</text:p>
          </table:table-cell>
          <table:table-cell office:value-type="string" table:style-name="ce11">
            <text:p>Square Hollow Section</text:p>
          </table:table-cell>
          <table:table-cell office:value-type="string" office:string-value="K250/250/12.5" table:formula="of:=[.A36]" table:style-name="ce28">
            <text:p>K250/250/12.5</text:p>
          </table:table-cell>
          <table:table-cell office:value-type="string" office:string-value="K250x250x12.5" table:formula="of:=&quot;K&quot; &amp;[.B36] &amp; &quot;x&quot; &amp;[.C36] &amp; &quot;x&quot; &amp;[.D36]" table:style-name="ce28">
            <text:p>K250x250x12.5</text:p>
          </table:table-cell>
          <table:table-cell office:value-type="string" office:string-value="K250/12.5" table:formula="of:=&quot;K&quot;&amp;[.B36]&amp; &quot;/&quot; &amp; [.D36]" table:style-name="ce28">
            <text:p>K250/12.5</text:p>
          </table:table-cell>
          <table:table-cell office:value-type="string" office:string-value="K250x12.5" table:formula="of:=&quot;K&quot;&amp;[.B36]&amp; &quot;x&quot; &amp; [.D36]" table:style-name="ce28">
            <text:p>K250x12.5</text:p>
          </table:table-cell>
          <table:table-cell office:value-type="string" office:string-value="synonyms&quot;:[&quot;K250/250/12.5&quot;,&quot;K250x250x12.5&quot;,&quot;K250/12.5&quot;,&quot;K250x12.5&quot;]}]}," table:formula="of:= &quot;synonyms&quot;&amp;&quot;&quot;&quot;&quot;&amp;&quot;:[&quot;&amp;&quot;&quot;&quot;&quot;&amp;[.H36]&amp;&quot;&quot;&quot;&quot;&amp;&quot;,&quot;&amp;&quot;&quot;&quot;&quot;&amp;[.I36]&amp;&quot;&quot;&quot;&quot;&amp;&quot;,&quot;&amp;&quot;&quot;&quot;&quot;&amp;[.J36]&amp;&quot;&quot;&quot;&quot;&amp;&quot;,&quot;&amp;&quot;&quot;&quot;&quot;&amp;[.K36]&amp;&quot;&quot;&quot;&quot;&amp;&quot;]}]},&quot;" table:style-name="ce28">
            <text:p>synonyms":["K250/250/12.5","K250x250x12.5","K250/12.5","K250x12.5"]}]},</text:p>
          </table:table-cell>
          <table:table-cell office:value-type="string" office:string-value="{&quot;K250/250/12.5&quot;: [{&quot;shape_coords&quot;:[250,250,12.5,18,75,12.5],&quot;shape_name&quot;:&quot;Square Hollow Section&quot;,&quot;synonyms&quot;:[&quot;K250/250/12.5&quot;,&quot;K250x250x12.5&quot;,&quot;K250/12.5&quot;,&quot;K250x12.5&quot;]}]}," table:formula="of:=&quot;{&quot; &amp; &quot;&quot;&quot;&quot;&amp;[.A36]&amp;&quot;&quot;&quot;&quot;&amp;&quot;: [{&quot;&quot;&quot; &amp;&quot;shape_coords&quot;&amp;&quot;&quot;&quot;&quot; &amp; &quot;:&quot; &amp; &quot;[&quot; &amp; [.B36] &amp; &quot;,&quot; &amp;[.C36] &amp; &quot;,&quot; &amp;[.D36]&amp; &quot;,&quot; &amp;[.E36]&amp; &quot;,&quot; &amp;[.F36] &amp; &quot;],&quot; &amp; &quot;&quot;&quot;&quot; &amp;&quot;shape_name&quot;&amp;&quot;&quot;&quot;&quot; &amp; &quot;:&quot; &amp; &quot;&quot;&quot;&quot; &amp;[.G36] &amp; &quot;&quot;&quot;&quot; &amp; &quot;,&quot; &amp; &quot;&quot;&quot;&quot;&amp;[.L36]" table:style-name="ce11">
            <text:p>{"K250/250/12.5": [{"shape_coords":[250,250,12.5,18,75,12.5],"shape_name":"Square Hollow Section","synonyms":["K250/250/12.5","K250x250x12.5","K250/12.5","K250x12.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300/300/10" table:formula="of:=&quot;K&quot; &amp;[.B37] &amp; &quot;/&quot; &amp;[.C37] &amp; &quot;/&quot; &amp;[.D37]" table:style-name="ce9">
            <text:p>K300/300/10</text:p>
          </table:table-cell>
          <table:table-cell office:value-type="float" office:value="300" table:style-name="ce13">
            <text:p>300</text:p>
          </table:table-cell>
          <table:table-cell office:value-type="float" office:value="300" table:style-name="ce13">
            <text:p>300</text:p>
          </table:table-cell>
          <table:table-cell office:value-type="float" office:value="10" table:style-name="ce13">
            <text:p>10</text:p>
          </table:table-cell>
          <table:table-cell office:value-type="float" office:value="15" table:style-name="ce13">
            <text:p>15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Square Hollow Section</text:p>
          </table:table-cell>
          <table:table-cell office:value-type="string" office:string-value="K300/300/10" table:formula="of:=[.A37]" table:style-name="ce28">
            <text:p>K300/300/10</text:p>
          </table:table-cell>
          <table:table-cell office:value-type="string" office:string-value="K300x300x10" table:formula="of:=&quot;K&quot; &amp;[.B37] &amp; &quot;x&quot; &amp;[.C37] &amp; &quot;x&quot; &amp;[.D37]" table:style-name="ce28">
            <text:p>K300x300x10</text:p>
          </table:table-cell>
          <table:table-cell office:value-type="string" office:string-value="K300/10" table:formula="of:=&quot;K&quot;&amp;[.B37]&amp; &quot;/&quot; &amp; [.D37]" table:style-name="ce28">
            <text:p>K300/10</text:p>
          </table:table-cell>
          <table:table-cell office:value-type="string" office:string-value="K300x10" table:formula="of:=&quot;K&quot;&amp;[.B37]&amp; &quot;x&quot; &amp; [.D37]" table:style-name="ce28">
            <text:p>K300x10</text:p>
          </table:table-cell>
          <table:table-cell office:value-type="string" office:string-value="synonyms&quot;:[&quot;K300/300/10&quot;,&quot;K300x300x10&quot;,&quot;K300/10&quot;,&quot;K300x10&quot;]}]}," table:formula="of:= &quot;synonyms&quot;&amp;&quot;&quot;&quot;&quot;&amp;&quot;:[&quot;&amp;&quot;&quot;&quot;&quot;&amp;[.H37]&amp;&quot;&quot;&quot;&quot;&amp;&quot;,&quot;&amp;&quot;&quot;&quot;&quot;&amp;[.I37]&amp;&quot;&quot;&quot;&quot;&amp;&quot;,&quot;&amp;&quot;&quot;&quot;&quot;&amp;[.J37]&amp;&quot;&quot;&quot;&quot;&amp;&quot;,&quot;&amp;&quot;&quot;&quot;&quot;&amp;[.K37]&amp;&quot;&quot;&quot;&quot;&amp;&quot;]}]},&quot;" table:style-name="ce28">
            <text:p>synonyms":["K300/300/10","K300x300x10","K300/10","K300x10"]}]},</text:p>
          </table:table-cell>
          <table:table-cell office:value-type="string" office:string-value="{&quot;K300/300/10&quot;: [{&quot;shape_coords&quot;:[300,300,10,15,10],&quot;shape_name&quot;:&quot;Square Hollow Section&quot;,&quot;synonyms&quot;:[&quot;K300/300/10&quot;,&quot;K300x300x10&quot;,&quot;K300/10&quot;,&quot;K300x10&quot;]}]}," table:formula="of:=&quot;{&quot; &amp; &quot;&quot;&quot;&quot;&amp;[.A37]&amp;&quot;&quot;&quot;&quot;&amp;&quot;: [{&quot;&quot;&quot; &amp;&quot;shape_coords&quot;&amp;&quot;&quot;&quot;&quot; &amp; &quot;:&quot; &amp; &quot;[&quot; &amp; [.B37] &amp; &quot;,&quot; &amp;[.C37] &amp; &quot;,&quot; &amp;[.D37]&amp; &quot;,&quot; &amp;[.E37]&amp; &quot;,&quot; &amp;[.F37] &amp; &quot;],&quot; &amp; &quot;&quot;&quot;&quot; &amp;&quot;shape_name&quot;&amp;&quot;&quot;&quot;&quot; &amp; &quot;:&quot; &amp; &quot;&quot;&quot;&quot; &amp;[.G37] &amp; &quot;&quot;&quot;&quot; &amp; &quot;,&quot; &amp; &quot;&quot;&quot;&quot;&amp;[.L37]" table:style-name="ce11">
            <text:p>{"K300/300/10": [{"shape_coords":[300,300,10,15,10],"shape_name":"Square Hollow Section","synonyms":["K300/300/10","K300x300x10","K300/10","K300x10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300/300/12.5" table:formula="of:=&quot;K&quot; &amp;[.B38] &amp; &quot;/&quot; &amp;[.C38] &amp; &quot;/&quot; &amp;[.D38]" table:style-name="ce9">
            <text:p>K300/300/12.5</text:p>
          </table:table-cell>
          <table:table-cell office:value-type="float" office:value="300" table:style-name="ce13">
            <text:p>300</text:p>
          </table:table-cell>
          <table:table-cell office:value-type="float" office:value="300" table:style-name="ce13">
            <text:p>300</text:p>
          </table:table-cell>
          <table:table-cell office:value-type="string" table:style-name="ce13">
            <text:p>12.5</text:p>
          </table:table-cell>
          <table:table-cell office:value-type="float" office:value="18.75" table:style-name="ce13">
            <text:p>18,75</text:p>
          </table:table-cell>
          <table:table-cell office:value-type="string" table:style-name="ce13">
            <text:p>12.5</text:p>
          </table:table-cell>
          <table:table-cell office:value-type="string" table:style-name="ce11">
            <text:p>Square Hollow Section</text:p>
          </table:table-cell>
          <table:table-cell office:value-type="string" office:string-value="K300/300/12.5" table:formula="of:=[.A38]" table:style-name="ce28">
            <text:p>K300/300/12.5</text:p>
          </table:table-cell>
          <table:table-cell office:value-type="string" office:string-value="K300x300x12.5" table:formula="of:=&quot;K&quot; &amp;[.B38] &amp; &quot;x&quot; &amp;[.C38] &amp; &quot;x&quot; &amp;[.D38]" table:style-name="ce28">
            <text:p>K300x300x12.5</text:p>
          </table:table-cell>
          <table:table-cell office:value-type="string" office:string-value="K300/12.5" table:formula="of:=&quot;K&quot;&amp;[.B38]&amp; &quot;/&quot; &amp; [.D38]" table:style-name="ce28">
            <text:p>K300/12.5</text:p>
          </table:table-cell>
          <table:table-cell office:value-type="string" office:string-value="K300x12.5" table:formula="of:=&quot;K&quot;&amp;[.B38]&amp; &quot;x&quot; &amp; [.D38]" table:style-name="ce28">
            <text:p>K300x12.5</text:p>
          </table:table-cell>
          <table:table-cell office:value-type="string" office:string-value="synonyms&quot;:[&quot;K300/300/12.5&quot;,&quot;K300x300x12.5&quot;,&quot;K300/12.5&quot;,&quot;K300x12.5&quot;]}]}," table:formula="of:= &quot;synonyms&quot;&amp;&quot;&quot;&quot;&quot;&amp;&quot;:[&quot;&amp;&quot;&quot;&quot;&quot;&amp;[.H38]&amp;&quot;&quot;&quot;&quot;&amp;&quot;,&quot;&amp;&quot;&quot;&quot;&quot;&amp;[.I38]&amp;&quot;&quot;&quot;&quot;&amp;&quot;,&quot;&amp;&quot;&quot;&quot;&quot;&amp;[.J38]&amp;&quot;&quot;&quot;&quot;&amp;&quot;,&quot;&amp;&quot;&quot;&quot;&quot;&amp;[.K38]&amp;&quot;&quot;&quot;&quot;&amp;&quot;]}]},&quot;" table:style-name="ce28">
            <text:p>synonyms":["K300/300/12.5","K300x300x12.5","K300/12.5","K300x12.5"]}]},</text:p>
          </table:table-cell>
          <table:table-cell office:value-type="string" office:string-value="{&quot;K300/300/12.5&quot;: [{&quot;shape_coords&quot;:[300,300,12.5,18,75,12.5],&quot;shape_name&quot;:&quot;Square Hollow Section&quot;,&quot;synonyms&quot;:[&quot;K300/300/12.5&quot;,&quot;K300x300x12.5&quot;,&quot;K300/12.5&quot;,&quot;K300x12.5&quot;]}]}," table:formula="of:=&quot;{&quot; &amp; &quot;&quot;&quot;&quot;&amp;[.A38]&amp;&quot;&quot;&quot;&quot;&amp;&quot;: [{&quot;&quot;&quot; &amp;&quot;shape_coords&quot;&amp;&quot;&quot;&quot;&quot; &amp; &quot;:&quot; &amp; &quot;[&quot; &amp; [.B38] &amp; &quot;,&quot; &amp;[.C38] &amp; &quot;,&quot; &amp;[.D38]&amp; &quot;,&quot; &amp;[.E38]&amp; &quot;,&quot; &amp;[.F38] &amp; &quot;],&quot; &amp; &quot;&quot;&quot;&quot; &amp;&quot;shape_name&quot;&amp;&quot;&quot;&quot;&quot; &amp; &quot;:&quot; &amp; &quot;&quot;&quot;&quot; &amp;[.G38] &amp; &quot;&quot;&quot;&quot; &amp; &quot;,&quot; &amp; &quot;&quot;&quot;&quot;&amp;[.L38]" table:style-name="ce11">
            <text:p>{"K300/300/12.5": [{"shape_coords":[300,300,12.5,18,75,12.5],"shape_name":"Square Hollow Section","synonyms":["K300/300/12.5","K300x300x12.5","K300/12.5","K300x12.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350/350/10" table:formula="of:=&quot;K&quot; &amp;[.B39] &amp; &quot;/&quot; &amp;[.C39] &amp; &quot;/&quot; &amp;[.D39]" table:style-name="ce9">
            <text:p>K350/350/10</text:p>
          </table:table-cell>
          <table:table-cell office:value-type="float" office:value="350" table:style-name="ce13">
            <text:p>350</text:p>
          </table:table-cell>
          <table:table-cell office:value-type="float" office:value="350" table:style-name="ce13">
            <text:p>350</text:p>
          </table:table-cell>
          <table:table-cell office:value-type="float" office:value="10" table:style-name="ce13">
            <text:p>10</text:p>
          </table:table-cell>
          <table:table-cell office:value-type="float" office:value="15" table:style-name="ce13">
            <text:p>15</text:p>
          </table:table-cell>
          <table:table-cell office:value-type="float" office:value="10" table:style-name="ce13">
            <text:p>10</text:p>
          </table:table-cell>
          <table:table-cell office:value-type="string" table:style-name="ce11">
            <text:p>Square Hollow Section</text:p>
          </table:table-cell>
          <table:table-cell office:value-type="string" office:string-value="K350/350/10" table:formula="of:=[.A39]" table:style-name="ce28">
            <text:p>K350/350/10</text:p>
          </table:table-cell>
          <table:table-cell office:value-type="string" office:string-value="K350x350x10" table:formula="of:=&quot;K&quot; &amp;[.B39] &amp; &quot;x&quot; &amp;[.C39] &amp; &quot;x&quot; &amp;[.D39]" table:style-name="ce28">
            <text:p>K350x350x10</text:p>
          </table:table-cell>
          <table:table-cell office:value-type="string" office:string-value="K350/10" table:formula="of:=&quot;K&quot;&amp;[.B39]&amp; &quot;/&quot; &amp; [.D39]" table:style-name="ce28">
            <text:p>K350/10</text:p>
          </table:table-cell>
          <table:table-cell office:value-type="string" office:string-value="K350x10" table:formula="of:=&quot;K&quot;&amp;[.B39]&amp; &quot;x&quot; &amp; [.D39]" table:style-name="ce28">
            <text:p>K350x10</text:p>
          </table:table-cell>
          <table:table-cell office:value-type="string" office:string-value="synonyms&quot;:[&quot;K350/350/10&quot;,&quot;K350x350x10&quot;,&quot;K350/10&quot;,&quot;K350x10&quot;]}]}," table:formula="of:= &quot;synonyms&quot;&amp;&quot;&quot;&quot;&quot;&amp;&quot;:[&quot;&amp;&quot;&quot;&quot;&quot;&amp;[.H39]&amp;&quot;&quot;&quot;&quot;&amp;&quot;,&quot;&amp;&quot;&quot;&quot;&quot;&amp;[.I39]&amp;&quot;&quot;&quot;&quot;&amp;&quot;,&quot;&amp;&quot;&quot;&quot;&quot;&amp;[.J39]&amp;&quot;&quot;&quot;&quot;&amp;&quot;,&quot;&amp;&quot;&quot;&quot;&quot;&amp;[.K39]&amp;&quot;&quot;&quot;&quot;&amp;&quot;]}]},&quot;" table:style-name="ce28">
            <text:p>synonyms":["K350/350/10","K350x350x10","K350/10","K350x10"]}]},</text:p>
          </table:table-cell>
          <table:table-cell office:value-type="string" office:string-value="{&quot;K350/350/10&quot;: [{&quot;shape_coords&quot;:[350,350,10,15,10],&quot;shape_name&quot;:&quot;Square Hollow Section&quot;,&quot;synonyms&quot;:[&quot;K350/350/10&quot;,&quot;K350x350x10&quot;,&quot;K350/10&quot;,&quot;K350x10&quot;]}]}," table:formula="of:=&quot;{&quot; &amp; &quot;&quot;&quot;&quot;&amp;[.A39]&amp;&quot;&quot;&quot;&quot;&amp;&quot;: [{&quot;&quot;&quot; &amp;&quot;shape_coords&quot;&amp;&quot;&quot;&quot;&quot; &amp; &quot;:&quot; &amp; &quot;[&quot; &amp; [.B39] &amp; &quot;,&quot; &amp;[.C39] &amp; &quot;,&quot; &amp;[.D39]&amp; &quot;,&quot; &amp;[.E39]&amp; &quot;,&quot; &amp;[.F39] &amp; &quot;],&quot; &amp; &quot;&quot;&quot;&quot; &amp;&quot;shape_name&quot;&amp;&quot;&quot;&quot;&quot; &amp; &quot;:&quot; &amp; &quot;&quot;&quot;&quot; &amp;[.G39] &amp; &quot;&quot;&quot;&quot; &amp; &quot;,&quot; &amp; &quot;&quot;&quot;&quot;&amp;[.L39]" table:style-name="ce11">
            <text:p>{"K350/350/10": [{"shape_coords":[350,350,10,15,10],"shape_name":"Square Hollow Section","synonyms":["K350/350/10","K350x350x10","K350/10","K350x10"]}]},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K350/350/12.5</text:p>
          </table:table-cell>
          <table:table-cell office:value-type="float" office:value="350" table:style-name="ce13">
            <text:p>350</text:p>
          </table:table-cell>
          <table:table-cell office:value-type="float" office:value="350" table:style-name="ce13">
            <text:p>350</text:p>
          </table:table-cell>
          <table:table-cell office:value-type="float" office:value="12.5" table:style-name="ce13">
            <text:p>12,5</text:p>
          </table:table-cell>
          <table:table-cell office:value-type="float" office:value="18.75" table:style-name="ce13">
            <text:p>18,75</text:p>
          </table:table-cell>
          <table:table-cell office:value-type="float" office:value="12.5" table:style-name="ce13">
            <text:p>12,5</text:p>
          </table:table-cell>
          <table:table-cell office:value-type="string" table:style-name="ce11">
            <text:p>Square Hollow Section</text:p>
          </table:table-cell>
          <table:table-cell office:value-type="string" office:string-value="K350/350/12.5" table:formula="of:=[.A40]" table:style-name="ce28">
            <text:p>K350/350/12.5</text:p>
          </table:table-cell>
          <table:table-cell office:value-type="string" office:string-value="K350x350x12,5" table:formula="of:=&quot;K&quot; &amp;[.B40] &amp; &quot;x&quot; &amp;[.C40] &amp; &quot;x&quot; &amp;[.D40]" table:style-name="ce11">
            <text:p>K350x350x12,5</text:p>
          </table:table-cell>
          <table:table-cell office:value-type="string" office:string-value="K350/12,5" table:formula="of:=&quot;K&quot;&amp;[.B40]&amp; &quot;/&quot; &amp; [.D40]" table:style-name="ce11">
            <text:p>K350/12,5</text:p>
          </table:table-cell>
          <table:table-cell office:value-type="string" office:string-value="K350x12,5" table:formula="of:=&quot;K&quot;&amp;[.B40]&amp; &quot;x&quot; &amp; [.D40]" table:style-name="ce11">
            <text:p>K350x12,5</text:p>
          </table:table-cell>
          <table:table-cell office:value-type="string" office:string-value="synonyms&quot;:[&quot;K350/350/12.5&quot;,&quot;K350x350x12,5&quot;,&quot;K350/12,5&quot;,&quot;K350x12,5&quot;]}]}," table:formula="of:= &quot;synonyms&quot;&amp;&quot;&quot;&quot;&quot;&amp;&quot;:[&quot;&amp;&quot;&quot;&quot;&quot;&amp;[.H40]&amp;&quot;&quot;&quot;&quot;&amp;&quot;,&quot;&amp;&quot;&quot;&quot;&quot;&amp;[.I40]&amp;&quot;&quot;&quot;&quot;&amp;&quot;,&quot;&amp;&quot;&quot;&quot;&quot;&amp;[.J40]&amp;&quot;&quot;&quot;&quot;&amp;&quot;,&quot;&amp;&quot;&quot;&quot;&quot;&amp;[.K40]&amp;&quot;&quot;&quot;&quot;&amp;&quot;]}]},&quot;" table:style-name="ce28">
            <text:p>synonyms":["K350/350/12.5","K350x350x12,5","K350/12,5","K350x12,5"]}]},</text:p>
          </table:table-cell>
          <table:table-cell office:value-type="string" office:string-value="{&quot;K350/350/12.5&quot;: [{&quot;shape_coords&quot;:[350,350,12,5,18,75,12,5],&quot;shape_name&quot;:&quot;Square Hollow Section&quot;,&quot;synonyms&quot;:[&quot;K350/350/12.5&quot;,&quot;K350x350x12,5&quot;,&quot;K350/12,5&quot;,&quot;K350x12,5&quot;]}]}," table:formula="of:=&quot;{&quot; &amp; &quot;&quot;&quot;&quot;&amp;[.A40]&amp;&quot;&quot;&quot;&quot;&amp;&quot;: [{&quot;&quot;&quot; &amp;&quot;shape_coords&quot;&amp;&quot;&quot;&quot;&quot; &amp; &quot;:&quot; &amp; &quot;[&quot; &amp; [.B40] &amp; &quot;,&quot; &amp;[.C40] &amp; &quot;,&quot; &amp;[.D40]&amp; &quot;,&quot; &amp;[.E40]&amp; &quot;,&quot; &amp;[.F40] &amp; &quot;],&quot; &amp; &quot;&quot;&quot;&quot; &amp;&quot;shape_name&quot;&amp;&quot;&quot;&quot;&quot; &amp; &quot;:&quot; &amp; &quot;&quot;&quot;&quot; &amp;[.G40] &amp; &quot;&quot;&quot;&quot; &amp; &quot;,&quot; &amp; &quot;&quot;&quot;&quot;&amp;[.L40]" table:style-name="ce11">
            <text:p>{"K350/350/12.5": [{"shape_coords":[350,350,12,5,18,75,12,5],"shape_name":"Square Hollow Section","synonyms":["K350/350/12.5","K350x350x12,5","K350/12,5","K350x12,5"]}]},</text:p>
          </table:table-cell>
          <table:table-cell table:number-columns-repeated="16371"/>
        </table:table-row>
        <table:table-row table:style-name="ro1">
          <table:table-cell office:value-type="string" office:string-value="K400/400/12.5" table:formula="of:=&quot;K&quot; &amp;[.B41] &amp; &quot;/&quot; &amp;[.C41] &amp; &quot;/&quot; &amp;[.D41]" table:style-name="ce9">
            <text:p>K400/400/12.5</text:p>
          </table:table-cell>
          <table:table-cell office:value-type="float" office:value="400" table:style-name="ce13">
            <text:p>400</text:p>
          </table:table-cell>
          <table:table-cell office:value-type="float" office:value="400" table:style-name="ce13">
            <text:p>400</text:p>
          </table:table-cell>
          <table:table-cell office:value-type="string" table:style-name="ce13">
            <text:p>12.5</text:p>
          </table:table-cell>
          <table:table-cell office:value-type="float" office:value="18.75" table:style-name="ce13">
            <text:p>18,75</text:p>
          </table:table-cell>
          <table:table-cell office:value-type="string" table:style-name="ce13">
            <text:p>12.5</text:p>
          </table:table-cell>
          <table:table-cell office:value-type="string" table:style-name="ce11">
            <text:p>Square Hollow Section</text:p>
          </table:table-cell>
          <table:table-cell office:value-type="string" office:string-value="K400/400/12.5" table:formula="of:=[.A41]" table:style-name="ce28">
            <text:p>K400/400/12.5</text:p>
          </table:table-cell>
          <table:table-cell office:value-type="string" office:string-value="K400x400x12.5" table:formula="of:=&quot;K&quot; &amp;[.B41] &amp; &quot;x&quot; &amp;[.C41] &amp; &quot;x&quot; &amp;[.D41]" table:style-name="ce28">
            <text:p>K400x400x12.5</text:p>
          </table:table-cell>
          <table:table-cell office:value-type="string" office:string-value="K400/12.5" table:formula="of:=&quot;K&quot;&amp;[.B41]&amp; &quot;/&quot; &amp; [.D41]" table:style-name="ce28">
            <text:p>K400/12.5</text:p>
          </table:table-cell>
          <table:table-cell office:value-type="string" office:string-value="K400x12.5" table:formula="of:=&quot;K&quot;&amp;[.B41]&amp; &quot;x&quot; &amp; [.D41]" table:style-name="ce28">
            <text:p>K400x12.5</text:p>
          </table:table-cell>
          <table:table-cell office:value-type="string" office:string-value="synonyms&quot;:[&quot;K400/400/12.5&quot;,&quot;K400x400x12.5&quot;,&quot;K400/12.5&quot;,&quot;K400x12.5&quot;]}]}," table:formula="of:= &quot;synonyms&quot;&amp;&quot;&quot;&quot;&quot;&amp;&quot;:[&quot;&amp;&quot;&quot;&quot;&quot;&amp;[.H41]&amp;&quot;&quot;&quot;&quot;&amp;&quot;,&quot;&amp;&quot;&quot;&quot;&quot;&amp;[.I41]&amp;&quot;&quot;&quot;&quot;&amp;&quot;,&quot;&amp;&quot;&quot;&quot;&quot;&amp;[.J41]&amp;&quot;&quot;&quot;&quot;&amp;&quot;,&quot;&amp;&quot;&quot;&quot;&quot;&amp;[.K41]&amp;&quot;&quot;&quot;&quot;&amp;&quot;]}]},&quot;" table:style-name="ce28">
            <text:p>synonyms":["K400/400/12.5","K400x400x12.5","K400/12.5","K400x12.5"]}]},</text:p>
          </table:table-cell>
          <table:table-cell office:value-type="string" office:string-value="{&quot;K400/400/12.5&quot;: [{&quot;shape_coords&quot;:[400,400,12.5,18,75,12.5],&quot;shape_name&quot;:&quot;Square Hollow Section&quot;,&quot;synonyms&quot;:[&quot;K400/400/12.5&quot;,&quot;K400x400x12.5&quot;,&quot;K400/12.5&quot;,&quot;K400x12.5&quot;]}]}," table:formula="of:=&quot;{&quot; &amp; &quot;&quot;&quot;&quot;&amp;[.A41]&amp;&quot;&quot;&quot;&quot;&amp;&quot;: [{&quot;&quot;&quot; &amp;&quot;shape_coords&quot;&amp;&quot;&quot;&quot;&quot; &amp; &quot;:&quot; &amp; &quot;[&quot; &amp; [.B41] &amp; &quot;,&quot; &amp;[.C41] &amp; &quot;,&quot; &amp;[.D41]&amp; &quot;,&quot; &amp;[.E41]&amp; &quot;,&quot; &amp;[.F41] &amp; &quot;],&quot; &amp; &quot;&quot;&quot;&quot; &amp;&quot;shape_name&quot;&amp;&quot;&quot;&quot;&quot; &amp; &quot;:&quot; &amp; &quot;&quot;&quot;&quot; &amp;[.G41] &amp; &quot;&quot;&quot;&quot; &amp; &quot;,&quot; &amp; &quot;&quot;&quot;&quot;&amp;[.L41]" table:style-name="ce11">
            <text:p>{"K400/400/12.5": [{"shape_coords":[400,400,12.5,18,75,12.5],"shape_name":"Square Hollow Section","synonyms":["K400/400/12.5","K400x400x12.5","K400/12.5","K400x12.5"]}]},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K400/400/16" table:formula="of:=&quot;K&quot; &amp;[.B42] &amp; &quot;/&quot; &amp;[.C42] &amp; &quot;/&quot; &amp;[.D42]" table:style-name="ce9">
            <text:p>K400/400/16</text:p>
          </table:table-cell>
          <table:table-cell office:value-type="float" office:value="400" table:style-name="ce13">
            <text:p>400</text:p>
          </table:table-cell>
          <table:table-cell office:value-type="float" office:value="400" table:style-name="ce13">
            <text:p>400</text:p>
          </table:table-cell>
          <table:table-cell office:value-type="float" office:value="16" table:style-name="ce13">
            <text:p>16</text:p>
          </table:table-cell>
          <table:table-cell office:value-type="float" office:value="24" table:style-name="ce13">
            <text:p>24</text:p>
          </table:table-cell>
          <table:table-cell office:value-type="float" office:value="16" table:style-name="ce13">
            <text:p>16</text:p>
          </table:table-cell>
          <table:table-cell office:value-type="string" table:style-name="ce11">
            <text:p>Square Hollow Section</text:p>
          </table:table-cell>
          <table:table-cell office:value-type="string" office:string-value="K400/400/16" table:formula="of:=[.A42]" table:style-name="ce28">
            <text:p>K400/400/16</text:p>
          </table:table-cell>
          <table:table-cell office:value-type="string" office:string-value="K400x400x16" table:formula="of:=&quot;K&quot; &amp;[.B42] &amp; &quot;x&quot; &amp;[.C42] &amp; &quot;x&quot; &amp;[.D42]" table:style-name="ce28">
            <text:p>K400x400x16</text:p>
          </table:table-cell>
          <table:table-cell office:value-type="string" office:string-value="K400/16" table:formula="of:=&quot;K&quot;&amp;[.B42]&amp; &quot;/&quot; &amp; [.D42]" table:style-name="ce28">
            <text:p>K400/16</text:p>
          </table:table-cell>
          <table:table-cell office:value-type="string" office:string-value="K400x16" table:formula="of:=&quot;K&quot;&amp;[.B42]&amp; &quot;x&quot; &amp; [.D42]" table:style-name="ce28">
            <text:p>K400x16</text:p>
          </table:table-cell>
          <table:table-cell office:value-type="string" office:string-value="synonyms&quot;:[&quot;K400/400/16&quot;,&quot;K400x400x16&quot;,&quot;K400/16&quot;,&quot;K400x16&quot;]}]}," table:formula="of:= &quot;synonyms&quot;&amp;&quot;&quot;&quot;&quot;&amp;&quot;:[&quot;&amp;&quot;&quot;&quot;&quot;&amp;[.H42]&amp;&quot;&quot;&quot;&quot;&amp;&quot;,&quot;&amp;&quot;&quot;&quot;&quot;&amp;[.I42]&amp;&quot;&quot;&quot;&quot;&amp;&quot;,&quot;&amp;&quot;&quot;&quot;&quot;&amp;[.J42]&amp;&quot;&quot;&quot;&quot;&amp;&quot;,&quot;&amp;&quot;&quot;&quot;&quot;&amp;[.K42]&amp;&quot;&quot;&quot;&quot;&amp;&quot;]}]},&quot;" table:style-name="ce28">
            <text:p>synonyms":["K400/400/16","K400x400x16","K400/16","K400x16"]}]},</text:p>
          </table:table-cell>
          <table:table-cell office:value-type="string" office:string-value="{&quot;K400/400/16&quot;: [{&quot;shape_coords&quot;:[400,400,16,24,16],&quot;shape_name&quot;:&quot;Square Hollow Section&quot;,&quot;synonyms&quot;:[&quot;K400/400/16&quot;,&quot;K400x400x16&quot;,&quot;K400/16&quot;,&quot;K400x16&quot;]}]}," table:formula="of:=&quot;{&quot; &amp; &quot;&quot;&quot;&quot;&amp;[.A42]&amp;&quot;&quot;&quot;&quot;&amp;&quot;: [{&quot;&quot;&quot; &amp;&quot;shape_coords&quot;&amp;&quot;&quot;&quot;&quot; &amp; &quot;:&quot; &amp; &quot;[&quot; &amp; [.B42] &amp; &quot;,&quot; &amp;[.C42] &amp; &quot;,&quot; &amp;[.D42]&amp; &quot;,&quot; &amp;[.E42]&amp; &quot;,&quot; &amp;[.F42] &amp; &quot;],&quot; &amp; &quot;&quot;&quot;&quot; &amp;&quot;shape_name&quot;&amp;&quot;&quot;&quot;&quot; &amp; &quot;:&quot; &amp; &quot;&quot;&quot;&quot; &amp;[.G42] &amp; &quot;&quot;&quot;&quot; &amp; &quot;,&quot; &amp; &quot;&quot;&quot;&quot;&amp;[.L42]" table:style-name="ce11">
            <text:p>{"K400/400/16": [{"shape_coords":[400,400,16,24,16],"shape_name":"Square Hollow Section","synonyms":["K400/400/16","K400x400x16","K400/16","K400x16"]}]},</text:p>
          </table:table-cell>
          <table:table-cell table:number-columns-repeated="16371" table:style-name="ce1"/>
        </table:table-row>
        <table:table-row table:number-rows-repeated="1048534" table:style-name="ro2">
          <table:table-cell table:number-columns-repeated="16384"/>
        </table:table-row>
      </table:table>
      <table:table table:name="RectangleHollowSection" table:style-name="ta2">
        <table:table-column table:style-name="co48" table:default-cell-style-name="ce1"/>
        <table:table-column table:style-name="co2" table:number-columns-repeated="5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55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15">
            <text:p>Profilename</text:p>
          </table:table-cell>
          <table:table-cell office:value-type="string" table:style-name="ce15">
            <text:p>h</text:p>
          </table:table-cell>
          <table:table-cell office:value-type="string" table:style-name="ce15">
            <text:p>b</text:p>
          </table:table-cell>
          <table:table-cell office:value-type="string" table:style-name="ce15">
            <text:p>t</text:p>
          </table:table-cell>
          <table:table-cell office:value-type="string" table:style-name="ce15">
            <text:p>r</text:p>
          </table:table-cell>
          <table:table-cell office:value-type="string" table:style-name="ce15">
            <text:p>r1</text:p>
          </table:table-cell>
          <table:table-cell office:value-type="string" table:style-name="ce15">
            <text:p>Shape</text:p>
          </table:table-cell>
          <table:table-cell office:value-type="string" table:style-name="ce15">
            <text:p>Synonyms</text:p>
          </table:table-cell>
          <table:table-cell table:number-columns-repeated="4" table:style-name="ce15"/>
          <table:table-cell office:value-type="string" table:style-name="ce15">
            <text:p>JSONString</text:p>
          </table:table-cell>
          <table:table-cell table:number-columns-repeated="16371"/>
        </table:table-row>
        <table:table-row table:style-name="ro1">
          <table:table-cell table:style-name="ce15"/>
          <table:table-cell office:value-type="string" table:style-name="ce15">
            <text:p>[mm]</text:p>
          </table:table-cell>
          <table:table-cell office:value-type="string" table:style-name="ce15">
            <text:p>[mm]</text:p>
          </table:table-cell>
          <table:table-cell office:value-type="string" table:style-name="ce15">
            <text:p>[mm]</text:p>
          </table:table-cell>
          <table:table-cell office:value-type="string" table:style-name="ce15">
            <text:p>[mm]</text:p>
          </table:table-cell>
          <table:table-cell office:value-type="string" table:style-name="ce15">
            <text:p>[mm]</text:p>
          </table:table-cell>
          <table:table-cell table:number-columns-repeated="7" table:style-name="ce15"/>
          <table:table-cell table:number-columns-repeated="16371"/>
        </table:table-row>
        <table:table-row table:style-name="ro1">
          <table:table-cell office:value-type="string" office:string-value="K50/30/3,2" table:formula="of:=&quot;K&quot; &amp;[.B3] &amp; &quot;/&quot; &amp;[.C3] &amp; &quot;/&quot; &amp;[.D3]" table:style-name="ce15">
            <text:p>K50/30/3,2</text:p>
          </table:table-cell>
          <table:table-cell office:value-type="float" office:value="50" table:style-name="ce15">
            <text:p>50</text:p>
          </table:table-cell>
          <table:table-cell office:value-type="float" office:value="30" table:style-name="ce15">
            <text:p>30</text:p>
          </table:table-cell>
          <table:table-cell office:value-type="float" office:value="3.2" table:style-name="ce15">
            <text:p>3,2</text:p>
          </table:table-cell>
          <table:table-cell office:value-type="float" office:value="4.8" table:style-name="ce15">
            <text:p>4,8</text:p>
          </table:table-cell>
          <table:table-cell office:value-type="float" office:value="3.2" table:style-name="ce15">
            <text:p>3,2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50/30/3,2" table:formula="of:=[.A3]" table:style-name="ce15">
            <text:p>K50/30/3,2</text:p>
          </table:table-cell>
          <table:table-cell office:value-type="string" office:string-value="K50x30x3,2" table:formula="of:=&quot;K&quot; &amp;[.B3] &amp; &quot;x&quot; &amp;[.C3] &amp; &quot;x&quot; &amp;[.D3]" table:style-name="ce15">
            <text:p>K50x30x3,2</text:p>
          </table:table-cell>
          <table:table-cell office:value-type="string" office:string-value="K50/3,2" table:formula="of:=&quot;K&quot;&amp;[.B3]&amp; &quot;/&quot; &amp; [.D3]" table:style-name="ce15">
            <text:p>K50/3,2</text:p>
          </table:table-cell>
          <table:table-cell office:value-type="string" office:string-value="K50x3,2" table:formula="of:=&quot;K&quot;&amp;[.B3]&amp; &quot;x&quot; &amp; [.D3]" table:style-name="ce15">
            <text:p>K50x3,2</text:p>
          </table:table-cell>
          <table:table-cell office:value-type="string" office:string-value="synonyms&quot;:[&quot;K50/30/3,2&quot;,&quot;K50x30x3,2&quot;,&quot;K50/3,2&quot;,&quot;K50x3,2&quot;]}]}," table:formula="of:= &quot;synonyms&quot;&amp;&quot;&quot;&quot;&quot;&amp;&quot;:[&quot;&amp;&quot;&quot;&quot;&quot;&amp;[.H3]&amp;&quot;&quot;&quot;&quot;&amp;&quot;,&quot;&amp;&quot;&quot;&quot;&quot;&amp;[.I3]&amp;&quot;&quot;&quot;&quot;&amp;&quot;,&quot;&amp;&quot;&quot;&quot;&quot;&amp;[.J3]&amp;&quot;&quot;&quot;&quot;&amp;&quot;,&quot;&amp;&quot;&quot;&quot;&quot;&amp;[.K3]&amp;&quot;&quot;&quot;&quot;&amp;&quot;]}]},&quot;" table:style-name="ce15">
            <text:p>synonyms":["K50/30/3,2","K50x30x3,2","K50/3,2","K50x3,2"]}]},</text:p>
          </table:table-cell>
          <table:table-cell office:value-type="string" office:string-value="{&quot;K50/30/3,2&quot;: [{&quot;shape_coords&quot;:[50,30,3,2,4,8,3,2],&quot;shape_name&quot;:&quot;Rectangle Hollow Section&quot;,&quot;synonyms&quot;:[&quot;K50/30/3,2&quot;,&quot;K50x30x3,2&quot;,&quot;K50/3,2&quot;,&quot;K50x3,2&quot;]}]}," table:formula="of:=&quot;{&quot; &amp; &quot;&quot;&quot;&quot;&amp;[.A3]&amp;&quot;&quot;&quot;&quot;&amp;&quot;: [{&quot;&quot;&quot; &amp;&quot;shape_coords&quot;&amp;&quot;&quot;&quot;&quot; &amp; &quot;:&quot; &amp; &quot;[&quot; &amp; [.B3] &amp; &quot;,&quot; &amp;[.C3] &amp; &quot;,&quot; &amp;[.D3]&amp; &quot;,&quot; &amp;[.E3]&amp; &quot;,&quot; &amp;[.F3] &amp; &quot;],&quot; &amp; &quot;&quot;&quot;&quot; &amp;&quot;shape_name&quot;&amp;&quot;&quot;&quot;&quot; &amp; &quot;:&quot; &amp; &quot;&quot;&quot;&quot; &amp;[.G3] &amp; &quot;&quot;&quot;&quot; &amp; &quot;,&quot; &amp; &quot;&quot;&quot;&quot;&amp;[.L3]" table:style-name="ce15">
            <text:p>{"K50/30/3,2": [{"shape_coords":[50,30,3,2,4,8,3,2],"shape_name":"Rectangle Hollow Section","synonyms":["K50/30/3,2","K50x30x3,2","K50/3,2","K50x3,2"]}]},</text:p>
          </table:table-cell>
          <table:table-cell table:number-columns-repeated="16371"/>
        </table:table-row>
        <table:table-row table:style-name="ro1">
          <table:table-cell office:value-type="string" office:string-value="K50/30/4" table:formula="of:=&quot;K&quot; &amp;[.B4] &amp; &quot;/&quot; &amp;[.C4] &amp; &quot;/&quot; &amp;[.D4]" table:style-name="ce15">
            <text:p>K50/30/4</text:p>
          </table:table-cell>
          <table:table-cell office:value-type="float" office:value="50" table:style-name="ce15">
            <text:p>50</text:p>
          </table:table-cell>
          <table:table-cell office:value-type="float" office:value="30" table:style-name="ce15">
            <text:p>30</text:p>
          </table:table-cell>
          <table:table-cell office:value-type="float" office:value="4" table:style-name="ce15">
            <text:p>4</text:p>
          </table:table-cell>
          <table:table-cell office:value-type="float" office:value="6" table:style-name="ce15">
            <text:p>6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50/30/4" table:formula="of:=[.A4]" table:style-name="ce15">
            <text:p>K50/30/4</text:p>
          </table:table-cell>
          <table:table-cell office:value-type="string" office:string-value="K50x30x4" table:formula="of:=&quot;K&quot; &amp;[.B4] &amp; &quot;x&quot; &amp;[.C4] &amp; &quot;x&quot; &amp;[.D4]" table:style-name="ce15">
            <text:p>K50x30x4</text:p>
          </table:table-cell>
          <table:table-cell office:value-type="string" office:string-value="K50/4" table:formula="of:=&quot;K&quot;&amp;[.B4]&amp; &quot;/&quot; &amp; [.D4]" table:style-name="ce15">
            <text:p>K50/4</text:p>
          </table:table-cell>
          <table:table-cell office:value-type="string" office:string-value="K50x4" table:formula="of:=&quot;K&quot;&amp;[.B4]&amp; &quot;x&quot; &amp; [.D4]" table:style-name="ce15">
            <text:p>K50x4</text:p>
          </table:table-cell>
          <table:table-cell office:value-type="string" office:string-value="synonyms&quot;:[&quot;K50/30/4&quot;,&quot;K50x30x4&quot;,&quot;K50/4&quot;,&quot;K50x4&quot;]}]}," table:formula="of:= &quot;synonyms&quot;&amp;&quot;&quot;&quot;&quot;&amp;&quot;:[&quot;&amp;&quot;&quot;&quot;&quot;&amp;[.H4]&amp;&quot;&quot;&quot;&quot;&amp;&quot;,&quot;&amp;&quot;&quot;&quot;&quot;&amp;[.I4]&amp;&quot;&quot;&quot;&quot;&amp;&quot;,&quot;&amp;&quot;&quot;&quot;&quot;&amp;[.J4]&amp;&quot;&quot;&quot;&quot;&amp;&quot;,&quot;&amp;&quot;&quot;&quot;&quot;&amp;[.K4]&amp;&quot;&quot;&quot;&quot;&amp;&quot;]}]},&quot;" table:style-name="ce15">
            <text:p>synonyms":["K50/30/4","K50x30x4","K50/4","K50x4"]}]},</text:p>
          </table:table-cell>
          <table:table-cell office:value-type="string" office:string-value="{&quot;K50/30/4&quot;: [{&quot;shape_coords&quot;:[50,30,4,6,4],&quot;shape_name&quot;:&quot;Rectangle Hollow Section&quot;,&quot;synonyms&quot;:[&quot;K50/30/4&quot;,&quot;K50x30x4&quot;,&quot;K50/4&quot;,&quot;K50x4&quot;]}]}," table:formula="of:=&quot;{&quot; &amp; &quot;&quot;&quot;&quot;&amp;[.A4]&amp;&quot;&quot;&quot;&quot;&amp;&quot;: [{&quot;&quot;&quot; &amp;&quot;shape_coords&quot;&amp;&quot;&quot;&quot;&quot; &amp; &quot;:&quot; &amp; &quot;[&quot; &amp; [.B4] &amp; &quot;,&quot; &amp;[.C4] &amp; &quot;,&quot; &amp;[.D4]&amp; &quot;,&quot; &amp;[.E4]&amp; &quot;,&quot; &amp;[.F4] &amp; &quot;],&quot; &amp; &quot;&quot;&quot;&quot; &amp;&quot;shape_name&quot;&amp;&quot;&quot;&quot;&quot; &amp; &quot;:&quot; &amp; &quot;&quot;&quot;&quot; &amp;[.G4] &amp; &quot;&quot;&quot;&quot; &amp; &quot;,&quot; &amp; &quot;&quot;&quot;&quot;&amp;[.L4]" table:style-name="ce15">
            <text:p>{"K50/30/4": [{"shape_coords":[50,30,4,6,4],"shape_name":"Rectangle Hollow Section","synonyms":["K50/30/4","K50x30x4","K50/4","K50x4"]}]},</text:p>
          </table:table-cell>
          <table:table-cell table:number-columns-repeated="16371"/>
        </table:table-row>
        <table:table-row table:style-name="ro1">
          <table:table-cell office:value-type="string" office:string-value="K60/40/4" table:formula="of:=&quot;K&quot; &amp;[.B5] &amp; &quot;/&quot; &amp;[.C5] &amp; &quot;/&quot; &amp;[.D5]" table:style-name="ce15">
            <text:p>K60/40/4</text:p>
          </table:table-cell>
          <table:table-cell office:value-type="float" office:value="60" table:style-name="ce15">
            <text:p>60</text:p>
          </table:table-cell>
          <table:table-cell office:value-type="float" office:value="40" table:style-name="ce15">
            <text:p>40</text:p>
          </table:table-cell>
          <table:table-cell office:value-type="float" office:value="4" table:style-name="ce15">
            <text:p>4</text:p>
          </table:table-cell>
          <table:table-cell office:value-type="float" office:value="6" table:style-name="ce15">
            <text:p>6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60/40/4" table:formula="of:=[.A5]" table:style-name="ce15">
            <text:p>K60/40/4</text:p>
          </table:table-cell>
          <table:table-cell office:value-type="string" office:string-value="K60x40x4" table:formula="of:=&quot;K&quot; &amp;[.B5] &amp; &quot;x&quot; &amp;[.C5] &amp; &quot;x&quot; &amp;[.D5]" table:style-name="ce15">
            <text:p>K60x40x4</text:p>
          </table:table-cell>
          <table:table-cell office:value-type="string" office:string-value="K60/4" table:formula="of:=&quot;K&quot;&amp;[.B5]&amp; &quot;/&quot; &amp; [.D5]" table:style-name="ce15">
            <text:p>K60/4</text:p>
          </table:table-cell>
          <table:table-cell office:value-type="string" office:string-value="K60x4" table:formula="of:=&quot;K&quot;&amp;[.B5]&amp; &quot;x&quot; &amp; [.D5]" table:style-name="ce15">
            <text:p>K60x4</text:p>
          </table:table-cell>
          <table:table-cell office:value-type="string" office:string-value="synonyms&quot;:[&quot;K60/40/4&quot;,&quot;K60x40x4&quot;,&quot;K60/4&quot;,&quot;K60x4&quot;]}]}," table:formula="of:= &quot;synonyms&quot;&amp;&quot;&quot;&quot;&quot;&amp;&quot;:[&quot;&amp;&quot;&quot;&quot;&quot;&amp;[.H5]&amp;&quot;&quot;&quot;&quot;&amp;&quot;,&quot;&amp;&quot;&quot;&quot;&quot;&amp;[.I5]&amp;&quot;&quot;&quot;&quot;&amp;&quot;,&quot;&amp;&quot;&quot;&quot;&quot;&amp;[.J5]&amp;&quot;&quot;&quot;&quot;&amp;&quot;,&quot;&amp;&quot;&quot;&quot;&quot;&amp;[.K5]&amp;&quot;&quot;&quot;&quot;&amp;&quot;]}]},&quot;" table:style-name="ce15">
            <text:p>synonyms":["K60/40/4","K60x40x4","K60/4","K60x4"]}]},</text:p>
          </table:table-cell>
          <table:table-cell office:value-type="string" office:string-value="{&quot;K60/40/4&quot;: [{&quot;shape_coords&quot;:[60,40,4,6,4],&quot;shape_name&quot;:&quot;Rectangle Hollow Section&quot;,&quot;synonyms&quot;:[&quot;K60/40/4&quot;,&quot;K60x40x4&quot;,&quot;K60/4&quot;,&quot;K60x4&quot;]}]}," table:formula="of:=&quot;{&quot; &amp; &quot;&quot;&quot;&quot;&amp;[.A5]&amp;&quot;&quot;&quot;&quot;&amp;&quot;: [{&quot;&quot;&quot; &amp;&quot;shape_coords&quot;&amp;&quot;&quot;&quot;&quot; &amp; &quot;:&quot; &amp; &quot;[&quot; &amp; [.B5] &amp; &quot;,&quot; &amp;[.C5] &amp; &quot;,&quot; &amp;[.D5]&amp; &quot;,&quot; &amp;[.E5]&amp; &quot;,&quot; &amp;[.F5] &amp; &quot;],&quot; &amp; &quot;&quot;&quot;&quot; &amp;&quot;shape_name&quot;&amp;&quot;&quot;&quot;&quot; &amp; &quot;:&quot; &amp; &quot;&quot;&quot;&quot; &amp;[.G5] &amp; &quot;&quot;&quot;&quot; &amp; &quot;,&quot; &amp; &quot;&quot;&quot;&quot;&amp;[.L5]" table:style-name="ce15">
            <text:p>{"K60/40/4": [{"shape_coords":[60,40,4,6,4],"shape_name":"Rectangle Hollow Section","synonyms":["K60/40/4","K60x40x4","K60/4","K60x4"]}]},</text:p>
          </table:table-cell>
          <table:table-cell table:number-columns-repeated="16371"/>
        </table:table-row>
        <table:table-row table:style-name="ro1">
          <table:table-cell office:value-type="string" office:string-value="K60/40/5" table:formula="of:=&quot;K&quot; &amp;[.B6] &amp; &quot;/&quot; &amp;[.C6] &amp; &quot;/&quot; &amp;[.D6]" table:style-name="ce15">
            <text:p>K60/40/5</text:p>
          </table:table-cell>
          <table:table-cell office:value-type="float" office:value="60" table:style-name="ce15">
            <text:p>60</text:p>
          </table:table-cell>
          <table:table-cell office:value-type="float" office:value="40" table:style-name="ce15">
            <text:p>40</text:p>
          </table:table-cell>
          <table:table-cell office:value-type="float" office:value="5" table:style-name="ce15">
            <text:p>5</text:p>
          </table:table-cell>
          <table:table-cell office:value-type="float" office:value="7.5" table:style-name="ce15">
            <text:p>7,5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60/40/5" table:formula="of:=[.A6]" table:style-name="ce15">
            <text:p>K60/40/5</text:p>
          </table:table-cell>
          <table:table-cell office:value-type="string" office:string-value="K60x40x5" table:formula="of:=&quot;K&quot; &amp;[.B6] &amp; &quot;x&quot; &amp;[.C6] &amp; &quot;x&quot; &amp;[.D6]" table:style-name="ce15">
            <text:p>K60x40x5</text:p>
          </table:table-cell>
          <table:table-cell office:value-type="string" office:string-value="K60/5" table:formula="of:=&quot;K&quot;&amp;[.B6]&amp; &quot;/&quot; &amp; [.D6]" table:style-name="ce15">
            <text:p>K60/5</text:p>
          </table:table-cell>
          <table:table-cell office:value-type="string" office:string-value="K60x5" table:formula="of:=&quot;K&quot;&amp;[.B6]&amp; &quot;x&quot; &amp; [.D6]" table:style-name="ce15">
            <text:p>K60x5</text:p>
          </table:table-cell>
          <table:table-cell office:value-type="string" office:string-value="synonyms&quot;:[&quot;K60/40/5&quot;,&quot;K60x40x5&quot;,&quot;K60/5&quot;,&quot;K60x5&quot;]}]}," table:formula="of:= &quot;synonyms&quot;&amp;&quot;&quot;&quot;&quot;&amp;&quot;:[&quot;&amp;&quot;&quot;&quot;&quot;&amp;[.H6]&amp;&quot;&quot;&quot;&quot;&amp;&quot;,&quot;&amp;&quot;&quot;&quot;&quot;&amp;[.I6]&amp;&quot;&quot;&quot;&quot;&amp;&quot;,&quot;&amp;&quot;&quot;&quot;&quot;&amp;[.J6]&amp;&quot;&quot;&quot;&quot;&amp;&quot;,&quot;&amp;&quot;&quot;&quot;&quot;&amp;[.K6]&amp;&quot;&quot;&quot;&quot;&amp;&quot;]}]},&quot;" table:style-name="ce15">
            <text:p>synonyms":["K60/40/5","K60x40x5","K60/5","K60x5"]}]},</text:p>
          </table:table-cell>
          <table:table-cell office:value-type="string" office:string-value="{&quot;K60/40/5&quot;: [{&quot;shape_coords&quot;:[60,40,5,7,5,5],&quot;shape_name&quot;:&quot;Rectangle Hollow Section&quot;,&quot;synonyms&quot;:[&quot;K60/40/5&quot;,&quot;K60x40x5&quot;,&quot;K60/5&quot;,&quot;K60x5&quot;]}]}," table:formula="of:=&quot;{&quot; &amp; &quot;&quot;&quot;&quot;&amp;[.A6]&amp;&quot;&quot;&quot;&quot;&amp;&quot;: [{&quot;&quot;&quot; &amp;&quot;shape_coords&quot;&amp;&quot;&quot;&quot;&quot; &amp; &quot;:&quot; &amp; &quot;[&quot; &amp; [.B6] &amp; &quot;,&quot; &amp;[.C6] &amp; &quot;,&quot; &amp;[.D6]&amp; &quot;,&quot; &amp;[.E6]&amp; &quot;,&quot; &amp;[.F6] &amp; &quot;],&quot; &amp; &quot;&quot;&quot;&quot; &amp;&quot;shape_name&quot;&amp;&quot;&quot;&quot;&quot; &amp; &quot;:&quot; &amp; &quot;&quot;&quot;&quot; &amp;[.G6] &amp; &quot;&quot;&quot;&quot; &amp; &quot;,&quot; &amp; &quot;&quot;&quot;&quot;&amp;[.L6]" table:style-name="ce15">
            <text:p>{"K60/40/5": [{"shape_coords":[60,40,5,7,5,5],"shape_name":"Rectangle Hollow Section","synonyms":["K60/40/5","K60x40x5","K60/5","K60x5"]}]},</text:p>
          </table:table-cell>
          <table:table-cell table:number-columns-repeated="16371"/>
        </table:table-row>
        <table:table-row table:style-name="ro1">
          <table:table-cell office:value-type="string" office:string-value="K80/40/4" table:formula="of:=&quot;K&quot; &amp;[.B7] &amp; &quot;/&quot; &amp;[.C7] &amp; &quot;/&quot; &amp;[.D7]" table:style-name="ce15">
            <text:p>K80/40/4</text:p>
          </table:table-cell>
          <table:table-cell office:value-type="float" office:value="80" table:style-name="ce15">
            <text:p>80</text:p>
          </table:table-cell>
          <table:table-cell office:value-type="float" office:value="40" table:style-name="ce15">
            <text:p>40</text:p>
          </table:table-cell>
          <table:table-cell office:value-type="float" office:value="4" table:style-name="ce15">
            <text:p>4</text:p>
          </table:table-cell>
          <table:table-cell office:value-type="float" office:value="6" table:style-name="ce15">
            <text:p>6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80/40/4" table:formula="of:=[.A7]" table:style-name="ce15">
            <text:p>K80/40/4</text:p>
          </table:table-cell>
          <table:table-cell office:value-type="string" office:string-value="K80x40x4" table:formula="of:=&quot;K&quot; &amp;[.B7] &amp; &quot;x&quot; &amp;[.C7] &amp; &quot;x&quot; &amp;[.D7]" table:style-name="ce15">
            <text:p>K80x40x4</text:p>
          </table:table-cell>
          <table:table-cell office:value-type="string" office:string-value="K80/4" table:formula="of:=&quot;K&quot;&amp;[.B7]&amp; &quot;/&quot; &amp; [.D7]" table:style-name="ce15">
            <text:p>K80/4</text:p>
          </table:table-cell>
          <table:table-cell office:value-type="string" office:string-value="K80x4" table:formula="of:=&quot;K&quot;&amp;[.B7]&amp; &quot;x&quot; &amp; [.D7]" table:style-name="ce15">
            <text:p>K80x4</text:p>
          </table:table-cell>
          <table:table-cell office:value-type="string" office:string-value="synonyms&quot;:[&quot;K80/40/4&quot;,&quot;K80x40x4&quot;,&quot;K80/4&quot;,&quot;K80x4&quot;]}]}," table:formula="of:= &quot;synonyms&quot;&amp;&quot;&quot;&quot;&quot;&amp;&quot;:[&quot;&amp;&quot;&quot;&quot;&quot;&amp;[.H7]&amp;&quot;&quot;&quot;&quot;&amp;&quot;,&quot;&amp;&quot;&quot;&quot;&quot;&amp;[.I7]&amp;&quot;&quot;&quot;&quot;&amp;&quot;,&quot;&amp;&quot;&quot;&quot;&quot;&amp;[.J7]&amp;&quot;&quot;&quot;&quot;&amp;&quot;,&quot;&amp;&quot;&quot;&quot;&quot;&amp;[.K7]&amp;&quot;&quot;&quot;&quot;&amp;&quot;]}]},&quot;" table:style-name="ce15">
            <text:p>synonyms":["K80/40/4","K80x40x4","K80/4","K80x4"]}]},</text:p>
          </table:table-cell>
          <table:table-cell office:value-type="string" office:string-value="{&quot;K80/40/4&quot;: [{&quot;shape_coords&quot;:[80,40,4,6,4],&quot;shape_name&quot;:&quot;Rectangle Hollow Section&quot;,&quot;synonyms&quot;:[&quot;K80/40/4&quot;,&quot;K80x40x4&quot;,&quot;K80/4&quot;,&quot;K80x4&quot;]}]}," table:formula="of:=&quot;{&quot; &amp; &quot;&quot;&quot;&quot;&amp;[.A7]&amp;&quot;&quot;&quot;&quot;&amp;&quot;: [{&quot;&quot;&quot; &amp;&quot;shape_coords&quot;&amp;&quot;&quot;&quot;&quot; &amp; &quot;:&quot; &amp; &quot;[&quot; &amp; [.B7] &amp; &quot;,&quot; &amp;[.C7] &amp; &quot;,&quot; &amp;[.D7]&amp; &quot;,&quot; &amp;[.E7]&amp; &quot;,&quot; &amp;[.F7] &amp; &quot;],&quot; &amp; &quot;&quot;&quot;&quot; &amp;&quot;shape_name&quot;&amp;&quot;&quot;&quot;&quot; &amp; &quot;:&quot; &amp; &quot;&quot;&quot;&quot; &amp;[.G7] &amp; &quot;&quot;&quot;&quot; &amp; &quot;,&quot; &amp; &quot;&quot;&quot;&quot;&amp;[.L7]" table:style-name="ce15">
            <text:p>{"K80/40/4": [{"shape_coords":[80,40,4,6,4],"shape_name":"Rectangle Hollow Section","synonyms":["K80/40/4","K80x40x4","K80/4","K80x4"]}]},</text:p>
          </table:table-cell>
          <table:table-cell table:number-columns-repeated="16371"/>
        </table:table-row>
        <table:table-row table:style-name="ro1">
          <table:table-cell office:value-type="string" office:string-value="K80/40/5" table:formula="of:=&quot;K&quot; &amp;[.B8] &amp; &quot;/&quot; &amp;[.C8] &amp; &quot;/&quot; &amp;[.D8]" table:style-name="ce15">
            <text:p>K80/40/5</text:p>
          </table:table-cell>
          <table:table-cell office:value-type="float" office:value="80" table:style-name="ce15">
            <text:p>80</text:p>
          </table:table-cell>
          <table:table-cell office:value-type="float" office:value="40" table:style-name="ce15">
            <text:p>40</text:p>
          </table:table-cell>
          <table:table-cell office:value-type="float" office:value="5" table:style-name="ce15">
            <text:p>5</text:p>
          </table:table-cell>
          <table:table-cell office:value-type="float" office:value="7.5" table:style-name="ce15">
            <text:p>7,5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80/40/5" table:formula="of:=[.A8]" table:style-name="ce15">
            <text:p>K80/40/5</text:p>
          </table:table-cell>
          <table:table-cell office:value-type="string" office:string-value="K80x40x5" table:formula="of:=&quot;K&quot; &amp;[.B8] &amp; &quot;x&quot; &amp;[.C8] &amp; &quot;x&quot; &amp;[.D8]" table:style-name="ce15">
            <text:p>K80x40x5</text:p>
          </table:table-cell>
          <table:table-cell office:value-type="string" office:string-value="K80/5" table:formula="of:=&quot;K&quot;&amp;[.B8]&amp; &quot;/&quot; &amp; [.D8]" table:style-name="ce15">
            <text:p>K80/5</text:p>
          </table:table-cell>
          <table:table-cell office:value-type="string" office:string-value="K80x5" table:formula="of:=&quot;K&quot;&amp;[.B8]&amp; &quot;x&quot; &amp; [.D8]" table:style-name="ce15">
            <text:p>K80x5</text:p>
          </table:table-cell>
          <table:table-cell office:value-type="string" office:string-value="synonyms&quot;:[&quot;K80/40/5&quot;,&quot;K80x40x5&quot;,&quot;K80/5&quot;,&quot;K80x5&quot;]}]}," table:formula="of:= &quot;synonyms&quot;&amp;&quot;&quot;&quot;&quot;&amp;&quot;:[&quot;&amp;&quot;&quot;&quot;&quot;&amp;[.H8]&amp;&quot;&quot;&quot;&quot;&amp;&quot;,&quot;&amp;&quot;&quot;&quot;&quot;&amp;[.I8]&amp;&quot;&quot;&quot;&quot;&amp;&quot;,&quot;&amp;&quot;&quot;&quot;&quot;&amp;[.J8]&amp;&quot;&quot;&quot;&quot;&amp;&quot;,&quot;&amp;&quot;&quot;&quot;&quot;&amp;[.K8]&amp;&quot;&quot;&quot;&quot;&amp;&quot;]}]},&quot;" table:style-name="ce15">
            <text:p>synonyms":["K80/40/5","K80x40x5","K80/5","K80x5"]}]},</text:p>
          </table:table-cell>
          <table:table-cell office:value-type="string" office:string-value="{&quot;K80/40/5&quot;: [{&quot;shape_coords&quot;:[80,40,5,7,5,5],&quot;shape_name&quot;:&quot;Rectangle Hollow Section&quot;,&quot;synonyms&quot;:[&quot;K80/40/5&quot;,&quot;K80x40x5&quot;,&quot;K80/5&quot;,&quot;K80x5&quot;]}]}," table:formula="of:=&quot;{&quot; &amp; &quot;&quot;&quot;&quot;&amp;[.A8]&amp;&quot;&quot;&quot;&quot;&amp;&quot;: [{&quot;&quot;&quot; &amp;&quot;shape_coords&quot;&amp;&quot;&quot;&quot;&quot; &amp; &quot;:&quot; &amp; &quot;[&quot; &amp; [.B8] &amp; &quot;,&quot; &amp;[.C8] &amp; &quot;,&quot; &amp;[.D8]&amp; &quot;,&quot; &amp;[.E8]&amp; &quot;,&quot; &amp;[.F8] &amp; &quot;],&quot; &amp; &quot;&quot;&quot;&quot; &amp;&quot;shape_name&quot;&amp;&quot;&quot;&quot;&quot; &amp; &quot;:&quot; &amp; &quot;&quot;&quot;&quot; &amp;[.G8] &amp; &quot;&quot;&quot;&quot; &amp; &quot;,&quot; &amp; &quot;&quot;&quot;&quot;&amp;[.L8]" table:style-name="ce15">
            <text:p>{"K80/40/5": [{"shape_coords":[80,40,5,7,5,5],"shape_name":"Rectangle Hollow Section","synonyms":["K80/40/5","K80x40x5","K80/5","K80x5"]}]},</text:p>
          </table:table-cell>
          <table:table-cell table:number-columns-repeated="16371"/>
        </table:table-row>
        <table:table-row table:style-name="ro1">
          <table:table-cell office:value-type="string" office:string-value="K80/40/6,3" table:formula="of:=&quot;K&quot; &amp;[.B9] &amp; &quot;/&quot; &amp;[.C9] &amp; &quot;/&quot; &amp;[.D9]" table:style-name="ce15">
            <text:p>K80/40/6,3</text:p>
          </table:table-cell>
          <table:table-cell office:value-type="float" office:value="80" table:style-name="ce15">
            <text:p>80</text:p>
          </table:table-cell>
          <table:table-cell office:value-type="float" office:value="40" table:style-name="ce15">
            <text:p>40</text:p>
          </table:table-cell>
          <table:table-cell office:value-type="float" office:value="6.3" table:style-name="ce15">
            <text:p>6,3</text:p>
          </table:table-cell>
          <table:table-cell office:value-type="float" office:value="9.4499999999999993" table:style-name="ce15">
            <text:p>9,45</text:p>
          </table:table-cell>
          <table:table-cell office:value-type="float" office:value="6.3" table:style-name="ce15">
            <text:p>6,3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80/40/6,3" table:formula="of:=[.A9]" table:style-name="ce15">
            <text:p>K80/40/6,3</text:p>
          </table:table-cell>
          <table:table-cell office:value-type="string" office:string-value="K80x40x6,3" table:formula="of:=&quot;K&quot; &amp;[.B9] &amp; &quot;x&quot; &amp;[.C9] &amp; &quot;x&quot; &amp;[.D9]" table:style-name="ce15">
            <text:p>K80x40x6,3</text:p>
          </table:table-cell>
          <table:table-cell office:value-type="string" office:string-value="K80/6,3" table:formula="of:=&quot;K&quot;&amp;[.B9]&amp; &quot;/&quot; &amp; [.D9]" table:style-name="ce15">
            <text:p>K80/6,3</text:p>
          </table:table-cell>
          <table:table-cell office:value-type="string" office:string-value="K80x6,3" table:formula="of:=&quot;K&quot;&amp;[.B9]&amp; &quot;x&quot; &amp; [.D9]" table:style-name="ce15">
            <text:p>K80x6,3</text:p>
          </table:table-cell>
          <table:table-cell office:value-type="string" office:string-value="synonyms&quot;:[&quot;K80/40/6,3&quot;,&quot;K80x40x6,3&quot;,&quot;K80/6,3&quot;,&quot;K80x6,3&quot;]}]}," table:formula="of:= &quot;synonyms&quot;&amp;&quot;&quot;&quot;&quot;&amp;&quot;:[&quot;&amp;&quot;&quot;&quot;&quot;&amp;[.H9]&amp;&quot;&quot;&quot;&quot;&amp;&quot;,&quot;&amp;&quot;&quot;&quot;&quot;&amp;[.I9]&amp;&quot;&quot;&quot;&quot;&amp;&quot;,&quot;&amp;&quot;&quot;&quot;&quot;&amp;[.J9]&amp;&quot;&quot;&quot;&quot;&amp;&quot;,&quot;&amp;&quot;&quot;&quot;&quot;&amp;[.K9]&amp;&quot;&quot;&quot;&quot;&amp;&quot;]}]},&quot;" table:style-name="ce15">
            <text:p>synonyms":["K80/40/6,3","K80x40x6,3","K80/6,3","K80x6,3"]}]},</text:p>
          </table:table-cell>
          <table:table-cell office:value-type="string" office:string-value="{&quot;K80/40/6,3&quot;: [{&quot;shape_coords&quot;:[80,40,6,3,9,45,6,3],&quot;shape_name&quot;:&quot;Rectangle Hollow Section&quot;,&quot;synonyms&quot;:[&quot;K80/40/6,3&quot;,&quot;K80x40x6,3&quot;,&quot;K80/6,3&quot;,&quot;K80x6,3&quot;]}]}," table:formula="of:=&quot;{&quot; &amp; &quot;&quot;&quot;&quot;&amp;[.A9]&amp;&quot;&quot;&quot;&quot;&amp;&quot;: [{&quot;&quot;&quot; &amp;&quot;shape_coords&quot;&amp;&quot;&quot;&quot;&quot; &amp; &quot;:&quot; &amp; &quot;[&quot; &amp; [.B9] &amp; &quot;,&quot; &amp;[.C9] &amp; &quot;,&quot; &amp;[.D9]&amp; &quot;,&quot; &amp;[.E9]&amp; &quot;,&quot; &amp;[.F9] &amp; &quot;],&quot; &amp; &quot;&quot;&quot;&quot; &amp;&quot;shape_name&quot;&amp;&quot;&quot;&quot;&quot; &amp; &quot;:&quot; &amp; &quot;&quot;&quot;&quot; &amp;[.G9] &amp; &quot;&quot;&quot;&quot; &amp; &quot;,&quot; &amp; &quot;&quot;&quot;&quot;&amp;[.L9]" table:style-name="ce15">
            <text:p>{"K80/40/6,3": [{"shape_coords":[80,40,6,3,9,45,6,3],"shape_name":"Rectangle Hollow Section","synonyms":["K80/40/6,3","K80x40x6,3","K80/6,3","K80x6,3"]}]},</text:p>
          </table:table-cell>
          <table:table-cell table:number-columns-repeated="16371"/>
        </table:table-row>
        <table:table-row table:style-name="ro1">
          <table:table-cell office:value-type="string" office:string-value="K90/50/5" table:formula="of:=&quot;K&quot; &amp;[.B10] &amp; &quot;/&quot; &amp;[.C10] &amp; &quot;/&quot; &amp;[.D10]" table:style-name="ce15">
            <text:p>K90/50/5</text:p>
          </table:table-cell>
          <table:table-cell office:value-type="float" office:value="90" table:style-name="ce15">
            <text:p>90</text:p>
          </table:table-cell>
          <table:table-cell office:value-type="float" office:value="50" table:style-name="ce15">
            <text:p>50</text:p>
          </table:table-cell>
          <table:table-cell office:value-type="float" office:value="5" table:style-name="ce15">
            <text:p>5</text:p>
          </table:table-cell>
          <table:table-cell office:value-type="float" office:value="7.5" table:style-name="ce15">
            <text:p>7,5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90/50/5" table:formula="of:=[.A10]" table:style-name="ce15">
            <text:p>K90/50/5</text:p>
          </table:table-cell>
          <table:table-cell office:value-type="string" office:string-value="K90x50x5" table:formula="of:=&quot;K&quot; &amp;[.B10] &amp; &quot;x&quot; &amp;[.C10] &amp; &quot;x&quot; &amp;[.D10]" table:style-name="ce15">
            <text:p>K90x50x5</text:p>
          </table:table-cell>
          <table:table-cell office:value-type="string" office:string-value="K90/5" table:formula="of:=&quot;K&quot;&amp;[.B10]&amp; &quot;/&quot; &amp; [.D10]" table:style-name="ce15">
            <text:p>K90/5</text:p>
          </table:table-cell>
          <table:table-cell office:value-type="string" office:string-value="K90x5" table:formula="of:=&quot;K&quot;&amp;[.B10]&amp; &quot;x&quot; &amp; [.D10]" table:style-name="ce15">
            <text:p>K90x5</text:p>
          </table:table-cell>
          <table:table-cell office:value-type="string" office:string-value="synonyms&quot;:[&quot;K90/50/5&quot;,&quot;K90x50x5&quot;,&quot;K90/5&quot;,&quot;K90x5&quot;]}]}," table:formula="of:= &quot;synonyms&quot;&amp;&quot;&quot;&quot;&quot;&amp;&quot;:[&quot;&amp;&quot;&quot;&quot;&quot;&amp;[.H10]&amp;&quot;&quot;&quot;&quot;&amp;&quot;,&quot;&amp;&quot;&quot;&quot;&quot;&amp;[.I10]&amp;&quot;&quot;&quot;&quot;&amp;&quot;,&quot;&amp;&quot;&quot;&quot;&quot;&amp;[.J10]&amp;&quot;&quot;&quot;&quot;&amp;&quot;,&quot;&amp;&quot;&quot;&quot;&quot;&amp;[.K10]&amp;&quot;&quot;&quot;&quot;&amp;&quot;]}]},&quot;" table:style-name="ce15">
            <text:p>synonyms":["K90/50/5","K90x50x5","K90/5","K90x5"]}]},</text:p>
          </table:table-cell>
          <table:table-cell office:value-type="string" office:string-value="{&quot;K90/50/5&quot;: [{&quot;shape_coords&quot;:[90,50,5,7,5,5],&quot;shape_name&quot;:&quot;Rectangle Hollow Section&quot;,&quot;synonyms&quot;:[&quot;K90/50/5&quot;,&quot;K90x50x5&quot;,&quot;K90/5&quot;,&quot;K90x5&quot;]}]}," table:formula="of:=&quot;{&quot; &amp; &quot;&quot;&quot;&quot;&amp;[.A10]&amp;&quot;&quot;&quot;&quot;&amp;&quot;: [{&quot;&quot;&quot; &amp;&quot;shape_coords&quot;&amp;&quot;&quot;&quot;&quot; &amp; &quot;:&quot; &amp; &quot;[&quot; &amp; [.B10] &amp; &quot;,&quot; &amp;[.C10] &amp; &quot;,&quot; &amp;[.D10]&amp; &quot;,&quot; &amp;[.E10]&amp; &quot;,&quot; &amp;[.F10] &amp; &quot;],&quot; &amp; &quot;&quot;&quot;&quot; &amp;&quot;shape_name&quot;&amp;&quot;&quot;&quot;&quot; &amp; &quot;:&quot; &amp; &quot;&quot;&quot;&quot; &amp;[.G10] &amp; &quot;&quot;&quot;&quot; &amp; &quot;,&quot; &amp; &quot;&quot;&quot;&quot;&amp;[.L10]" table:style-name="ce15">
            <text:p>{"K90/50/5": [{"shape_coords":[90,50,5,7,5,5],"shape_name":"Rectangle Hollow Section","synonyms":["K90/50/5","K90x50x5","K90/5","K90x5"]}]},</text:p>
          </table:table-cell>
          <table:table-cell table:number-columns-repeated="16371"/>
        </table:table-row>
        <table:table-row table:style-name="ro1">
          <table:table-cell office:value-type="string" office:string-value="K90/50/6,3" table:formula="of:=&quot;K&quot; &amp;[.B11] &amp; &quot;/&quot; &amp;[.C11] &amp; &quot;/&quot; &amp;[.D11]" table:style-name="ce15">
            <text:p>K90/50/6,3</text:p>
          </table:table-cell>
          <table:table-cell office:value-type="float" office:value="90" table:style-name="ce15">
            <text:p>90</text:p>
          </table:table-cell>
          <table:table-cell office:value-type="float" office:value="50" table:style-name="ce15">
            <text:p>50</text:p>
          </table:table-cell>
          <table:table-cell office:value-type="float" office:value="6.3" table:style-name="ce15">
            <text:p>6,3</text:p>
          </table:table-cell>
          <table:table-cell office:value-type="float" office:value="9.4499999999999993" table:style-name="ce15">
            <text:p>9,45</text:p>
          </table:table-cell>
          <table:table-cell office:value-type="float" office:value="6.3" table:style-name="ce15">
            <text:p>6,3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90/50/6,3" table:formula="of:=[.A11]" table:style-name="ce15">
            <text:p>K90/50/6,3</text:p>
          </table:table-cell>
          <table:table-cell office:value-type="string" office:string-value="K90x50x6,3" table:formula="of:=&quot;K&quot; &amp;[.B11] &amp; &quot;x&quot; &amp;[.C11] &amp; &quot;x&quot; &amp;[.D11]" table:style-name="ce15">
            <text:p>K90x50x6,3</text:p>
          </table:table-cell>
          <table:table-cell office:value-type="string" office:string-value="K90/6,3" table:formula="of:=&quot;K&quot;&amp;[.B11]&amp; &quot;/&quot; &amp; [.D11]" table:style-name="ce15">
            <text:p>K90/6,3</text:p>
          </table:table-cell>
          <table:table-cell office:value-type="string" office:string-value="K90x6,3" table:formula="of:=&quot;K&quot;&amp;[.B11]&amp; &quot;x&quot; &amp; [.D11]" table:style-name="ce15">
            <text:p>K90x6,3</text:p>
          </table:table-cell>
          <table:table-cell office:value-type="string" office:string-value="synonyms&quot;:[&quot;K90/50/6,3&quot;,&quot;K90x50x6,3&quot;,&quot;K90/6,3&quot;,&quot;K90x6,3&quot;]}]}," table:formula="of:= &quot;synonyms&quot;&amp;&quot;&quot;&quot;&quot;&amp;&quot;:[&quot;&amp;&quot;&quot;&quot;&quot;&amp;[.H11]&amp;&quot;&quot;&quot;&quot;&amp;&quot;,&quot;&amp;&quot;&quot;&quot;&quot;&amp;[.I11]&amp;&quot;&quot;&quot;&quot;&amp;&quot;,&quot;&amp;&quot;&quot;&quot;&quot;&amp;[.J11]&amp;&quot;&quot;&quot;&quot;&amp;&quot;,&quot;&amp;&quot;&quot;&quot;&quot;&amp;[.K11]&amp;&quot;&quot;&quot;&quot;&amp;&quot;]}]},&quot;" table:style-name="ce15">
            <text:p>synonyms":["K90/50/6,3","K90x50x6,3","K90/6,3","K90x6,3"]}]},</text:p>
          </table:table-cell>
          <table:table-cell office:value-type="string" office:string-value="{&quot;K90/50/6,3&quot;: [{&quot;shape_coords&quot;:[90,50,6,3,9,45,6,3],&quot;shape_name&quot;:&quot;Rectangle Hollow Section&quot;,&quot;synonyms&quot;:[&quot;K90/50/6,3&quot;,&quot;K90x50x6,3&quot;,&quot;K90/6,3&quot;,&quot;K90x6,3&quot;]}]}," table:formula="of:=&quot;{&quot; &amp; &quot;&quot;&quot;&quot;&amp;[.A11]&amp;&quot;&quot;&quot;&quot;&amp;&quot;: [{&quot;&quot;&quot; &amp;&quot;shape_coords&quot;&amp;&quot;&quot;&quot;&quot; &amp; &quot;:&quot; &amp; &quot;[&quot; &amp; [.B11] &amp; &quot;,&quot; &amp;[.C11] &amp; &quot;,&quot; &amp;[.D11]&amp; &quot;,&quot; &amp;[.E11]&amp; &quot;,&quot; &amp;[.F11] &amp; &quot;],&quot; &amp; &quot;&quot;&quot;&quot; &amp;&quot;shape_name&quot;&amp;&quot;&quot;&quot;&quot; &amp; &quot;:&quot; &amp; &quot;&quot;&quot;&quot; &amp;[.G11] &amp; &quot;&quot;&quot;&quot; &amp; &quot;,&quot; &amp; &quot;&quot;&quot;&quot;&amp;[.L11]" table:style-name="ce15">
            <text:p>{"K90/50/6,3": [{"shape_coords":[90,50,6,3,9,45,6,3],"shape_name":"Rectangle Hollow Section","synonyms":["K90/50/6,3","K90x50x6,3","K90/6,3","K90x6,3"]}]},</text:p>
          </table:table-cell>
          <table:table-cell table:number-columns-repeated="16371"/>
        </table:table-row>
        <table:table-row table:style-name="ro1">
          <table:table-cell office:value-type="string" office:string-value="K100/50/4" table:formula="of:=&quot;K&quot; &amp;[.B12] &amp; &quot;/&quot; &amp;[.C12] &amp; &quot;/&quot; &amp;[.D12]" table:style-name="ce15">
            <text:p>K100/50/4</text:p>
          </table:table-cell>
          <table:table-cell office:value-type="float" office:value="100" table:style-name="ce15">
            <text:p>100</text:p>
          </table:table-cell>
          <table:table-cell office:value-type="float" office:value="50" table:style-name="ce15">
            <text:p>50</text:p>
          </table:table-cell>
          <table:table-cell office:value-type="float" office:value="4" table:style-name="ce15">
            <text:p>4</text:p>
          </table:table-cell>
          <table:table-cell office:value-type="float" office:value="6" table:style-name="ce15">
            <text:p>6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00/50/4" table:formula="of:=[.A12]" table:style-name="ce15">
            <text:p>K100/50/4</text:p>
          </table:table-cell>
          <table:table-cell office:value-type="string" office:string-value="K100x50x4" table:formula="of:=&quot;K&quot; &amp;[.B12] &amp; &quot;x&quot; &amp;[.C12] &amp; &quot;x&quot; &amp;[.D12]" table:style-name="ce15">
            <text:p>K100x50x4</text:p>
          </table:table-cell>
          <table:table-cell office:value-type="string" office:string-value="K100/4" table:formula="of:=&quot;K&quot;&amp;[.B12]&amp; &quot;/&quot; &amp; [.D12]" table:style-name="ce15">
            <text:p>K100/4</text:p>
          </table:table-cell>
          <table:table-cell office:value-type="string" office:string-value="K100x4" table:formula="of:=&quot;K&quot;&amp;[.B12]&amp; &quot;x&quot; &amp; [.D12]" table:style-name="ce15">
            <text:p>K100x4</text:p>
          </table:table-cell>
          <table:table-cell office:value-type="string" office:string-value="synonyms&quot;:[&quot;K100/50/4&quot;,&quot;K100x50x4&quot;,&quot;K100/4&quot;,&quot;K100x4&quot;]}]}," table:formula="of:= &quot;synonyms&quot;&amp;&quot;&quot;&quot;&quot;&amp;&quot;:[&quot;&amp;&quot;&quot;&quot;&quot;&amp;[.H12]&amp;&quot;&quot;&quot;&quot;&amp;&quot;,&quot;&amp;&quot;&quot;&quot;&quot;&amp;[.I12]&amp;&quot;&quot;&quot;&quot;&amp;&quot;,&quot;&amp;&quot;&quot;&quot;&quot;&amp;[.J12]&amp;&quot;&quot;&quot;&quot;&amp;&quot;,&quot;&amp;&quot;&quot;&quot;&quot;&amp;[.K12]&amp;&quot;&quot;&quot;&quot;&amp;&quot;]}]},&quot;" table:style-name="ce15">
            <text:p>synonyms":["K100/50/4","K100x50x4","K100/4","K100x4"]}]},</text:p>
          </table:table-cell>
          <table:table-cell office:value-type="string" office:string-value="{&quot;K100/50/4&quot;: [{&quot;shape_coords&quot;:[100,50,4,6,4],&quot;shape_name&quot;:&quot;Rectangle Hollow Section&quot;,&quot;synonyms&quot;:[&quot;K100/50/4&quot;,&quot;K100x50x4&quot;,&quot;K100/4&quot;,&quot;K100x4&quot;]}]}," table:formula="of:=&quot;{&quot; &amp; &quot;&quot;&quot;&quot;&amp;[.A12]&amp;&quot;&quot;&quot;&quot;&amp;&quot;: [{&quot;&quot;&quot; &amp;&quot;shape_coords&quot;&amp;&quot;&quot;&quot;&quot; &amp; &quot;:&quot; &amp; &quot;[&quot; &amp; [.B12] &amp; &quot;,&quot; &amp;[.C12] &amp; &quot;,&quot; &amp;[.D12]&amp; &quot;,&quot; &amp;[.E12]&amp; &quot;,&quot; &amp;[.F12] &amp; &quot;],&quot; &amp; &quot;&quot;&quot;&quot; &amp;&quot;shape_name&quot;&amp;&quot;&quot;&quot;&quot; &amp; &quot;:&quot; &amp; &quot;&quot;&quot;&quot; &amp;[.G12] &amp; &quot;&quot;&quot;&quot; &amp; &quot;,&quot; &amp; &quot;&quot;&quot;&quot;&amp;[.L12]" table:style-name="ce15">
            <text:p>{"K100/50/4": [{"shape_coords":[100,50,4,6,4],"shape_name":"Rectangle Hollow Section","synonyms":["K100/50/4","K100x50x4","K100/4","K100x4"]}]},</text:p>
          </table:table-cell>
          <table:table-cell table:number-columns-repeated="16371"/>
        </table:table-row>
        <table:table-row table:style-name="ro1">
          <table:table-cell office:value-type="string" office:string-value="K100/50/5" table:formula="of:=&quot;K&quot; &amp;[.B13] &amp; &quot;/&quot; &amp;[.C13] &amp; &quot;/&quot; &amp;[.D13]" table:style-name="ce15">
            <text:p>K100/50/5</text:p>
          </table:table-cell>
          <table:table-cell office:value-type="float" office:value="100" table:style-name="ce15">
            <text:p>100</text:p>
          </table:table-cell>
          <table:table-cell office:value-type="float" office:value="50" table:style-name="ce15">
            <text:p>50</text:p>
          </table:table-cell>
          <table:table-cell office:value-type="float" office:value="5" table:style-name="ce15">
            <text:p>5</text:p>
          </table:table-cell>
          <table:table-cell office:value-type="float" office:value="7.5" table:style-name="ce15">
            <text:p>7,5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00/50/5" table:formula="of:=[.A13]" table:style-name="ce15">
            <text:p>K100/50/5</text:p>
          </table:table-cell>
          <table:table-cell office:value-type="string" office:string-value="K100x50x5" table:formula="of:=&quot;K&quot; &amp;[.B13] &amp; &quot;x&quot; &amp;[.C13] &amp; &quot;x&quot; &amp;[.D13]" table:style-name="ce15">
            <text:p>K100x50x5</text:p>
          </table:table-cell>
          <table:table-cell office:value-type="string" office:string-value="K100/5" table:formula="of:=&quot;K&quot;&amp;[.B13]&amp; &quot;/&quot; &amp; [.D13]" table:style-name="ce15">
            <text:p>K100/5</text:p>
          </table:table-cell>
          <table:table-cell office:value-type="string" office:string-value="K100x5" table:formula="of:=&quot;K&quot;&amp;[.B13]&amp; &quot;x&quot; &amp; [.D13]" table:style-name="ce15">
            <text:p>K100x5</text:p>
          </table:table-cell>
          <table:table-cell office:value-type="string" office:string-value="synonyms&quot;:[&quot;K100/50/5&quot;,&quot;K100x50x5&quot;,&quot;K100/5&quot;,&quot;K100x5&quot;]}]}," table:formula="of:= &quot;synonyms&quot;&amp;&quot;&quot;&quot;&quot;&amp;&quot;:[&quot;&amp;&quot;&quot;&quot;&quot;&amp;[.H13]&amp;&quot;&quot;&quot;&quot;&amp;&quot;,&quot;&amp;&quot;&quot;&quot;&quot;&amp;[.I13]&amp;&quot;&quot;&quot;&quot;&amp;&quot;,&quot;&amp;&quot;&quot;&quot;&quot;&amp;[.J13]&amp;&quot;&quot;&quot;&quot;&amp;&quot;,&quot;&amp;&quot;&quot;&quot;&quot;&amp;[.K13]&amp;&quot;&quot;&quot;&quot;&amp;&quot;]}]},&quot;" table:style-name="ce15">
            <text:p>synonyms":["K100/50/5","K100x50x5","K100/5","K100x5"]}]},</text:p>
          </table:table-cell>
          <table:table-cell office:value-type="string" office:string-value="{&quot;K100/50/5&quot;: [{&quot;shape_coords&quot;:[100,50,5,7,5,5],&quot;shape_name&quot;:&quot;Rectangle Hollow Section&quot;,&quot;synonyms&quot;:[&quot;K100/50/5&quot;,&quot;K100x50x5&quot;,&quot;K100/5&quot;,&quot;K100x5&quot;]}]}," table:formula="of:=&quot;{&quot; &amp; &quot;&quot;&quot;&quot;&amp;[.A13]&amp;&quot;&quot;&quot;&quot;&amp;&quot;: [{&quot;&quot;&quot; &amp;&quot;shape_coords&quot;&amp;&quot;&quot;&quot;&quot; &amp; &quot;:&quot; &amp; &quot;[&quot; &amp; [.B13] &amp; &quot;,&quot; &amp;[.C13] &amp; &quot;,&quot; &amp;[.D13]&amp; &quot;,&quot; &amp;[.E13]&amp; &quot;,&quot; &amp;[.F13] &amp; &quot;],&quot; &amp; &quot;&quot;&quot;&quot; &amp;&quot;shape_name&quot;&amp;&quot;&quot;&quot;&quot; &amp; &quot;:&quot; &amp; &quot;&quot;&quot;&quot; &amp;[.G13] &amp; &quot;&quot;&quot;&quot; &amp; &quot;,&quot; &amp; &quot;&quot;&quot;&quot;&amp;[.L13]" table:style-name="ce15">
            <text:p>{"K100/50/5": [{"shape_coords":[100,50,5,7,5,5],"shape_name":"Rectangle Hollow Section","synonyms":["K100/50/5","K100x50x5","K100/5","K100x5"]}]},</text:p>
          </table:table-cell>
          <table:table-cell table:number-columns-repeated="16371"/>
        </table:table-row>
        <table:table-row table:style-name="ro1">
          <table:table-cell office:value-type="string" office:string-value="K100/50/6,3" table:formula="of:=&quot;K&quot; &amp;[.B14] &amp; &quot;/&quot; &amp;[.C14] &amp; &quot;/&quot; &amp;[.D14]" table:style-name="ce15">
            <text:p>K100/50/6,3</text:p>
          </table:table-cell>
          <table:table-cell office:value-type="float" office:value="100" table:style-name="ce15">
            <text:p>100</text:p>
          </table:table-cell>
          <table:table-cell office:value-type="float" office:value="50" table:style-name="ce15">
            <text:p>50</text:p>
          </table:table-cell>
          <table:table-cell office:value-type="float" office:value="6.3" table:style-name="ce15">
            <text:p>6,3</text:p>
          </table:table-cell>
          <table:table-cell office:value-type="float" office:value="9.4499999999999993" table:style-name="ce15">
            <text:p>9,45</text:p>
          </table:table-cell>
          <table:table-cell office:value-type="float" office:value="6.3" table:style-name="ce15">
            <text:p>6,3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00/50/6,3" table:formula="of:=[.A14]" table:style-name="ce15">
            <text:p>K100/50/6,3</text:p>
          </table:table-cell>
          <table:table-cell office:value-type="string" office:string-value="K100x50x6,3" table:formula="of:=&quot;K&quot; &amp;[.B14] &amp; &quot;x&quot; &amp;[.C14] &amp; &quot;x&quot; &amp;[.D14]" table:style-name="ce15">
            <text:p>K100x50x6,3</text:p>
          </table:table-cell>
          <table:table-cell office:value-type="string" office:string-value="K100/6,3" table:formula="of:=&quot;K&quot;&amp;[.B14]&amp; &quot;/&quot; &amp; [.D14]" table:style-name="ce15">
            <text:p>K100/6,3</text:p>
          </table:table-cell>
          <table:table-cell office:value-type="string" office:string-value="K100x6,3" table:formula="of:=&quot;K&quot;&amp;[.B14]&amp; &quot;x&quot; &amp; [.D14]" table:style-name="ce15">
            <text:p>K100x6,3</text:p>
          </table:table-cell>
          <table:table-cell office:value-type="string" office:string-value="synonyms&quot;:[&quot;K100/50/6,3&quot;,&quot;K100x50x6,3&quot;,&quot;K100/6,3&quot;,&quot;K100x6,3&quot;]}]}," table:formula="of:= &quot;synonyms&quot;&amp;&quot;&quot;&quot;&quot;&amp;&quot;:[&quot;&amp;&quot;&quot;&quot;&quot;&amp;[.H14]&amp;&quot;&quot;&quot;&quot;&amp;&quot;,&quot;&amp;&quot;&quot;&quot;&quot;&amp;[.I14]&amp;&quot;&quot;&quot;&quot;&amp;&quot;,&quot;&amp;&quot;&quot;&quot;&quot;&amp;[.J14]&amp;&quot;&quot;&quot;&quot;&amp;&quot;,&quot;&amp;&quot;&quot;&quot;&quot;&amp;[.K14]&amp;&quot;&quot;&quot;&quot;&amp;&quot;]}]},&quot;" table:style-name="ce15">
            <text:p>synonyms":["K100/50/6,3","K100x50x6,3","K100/6,3","K100x6,3"]}]},</text:p>
          </table:table-cell>
          <table:table-cell office:value-type="string" office:string-value="{&quot;K100/50/6,3&quot;: [{&quot;shape_coords&quot;:[100,50,6,3,9,45,6,3],&quot;shape_name&quot;:&quot;Rectangle Hollow Section&quot;,&quot;synonyms&quot;:[&quot;K100/50/6,3&quot;,&quot;K100x50x6,3&quot;,&quot;K100/6,3&quot;,&quot;K100x6,3&quot;]}]}," table:formula="of:=&quot;{&quot; &amp; &quot;&quot;&quot;&quot;&amp;[.A14]&amp;&quot;&quot;&quot;&quot;&amp;&quot;: [{&quot;&quot;&quot; &amp;&quot;shape_coords&quot;&amp;&quot;&quot;&quot;&quot; &amp; &quot;:&quot; &amp; &quot;[&quot; &amp; [.B14] &amp; &quot;,&quot; &amp;[.C14] &amp; &quot;,&quot; &amp;[.D14]&amp; &quot;,&quot; &amp;[.E14]&amp; &quot;,&quot; &amp;[.F14] &amp; &quot;],&quot; &amp; &quot;&quot;&quot;&quot; &amp;&quot;shape_name&quot;&amp;&quot;&quot;&quot;&quot; &amp; &quot;:&quot; &amp; &quot;&quot;&quot;&quot; &amp;[.G14] &amp; &quot;&quot;&quot;&quot; &amp; &quot;,&quot; &amp; &quot;&quot;&quot;&quot;&amp;[.L14]" table:style-name="ce15">
            <text:p>{"K100/50/6,3": [{"shape_coords":[100,50,6,3,9,45,6,3],"shape_name":"Rectangle Hollow Section","synonyms":["K100/50/6,3","K100x50x6,3","K100/6,3","K100x6,3"]}]},</text:p>
          </table:table-cell>
          <table:table-cell table:number-columns-repeated="16371"/>
        </table:table-row>
        <table:table-row table:style-name="ro1">
          <table:table-cell office:value-type="string" office:string-value="K100/60/5" table:formula="of:=&quot;K&quot; &amp;[.B15] &amp; &quot;/&quot; &amp;[.C15] &amp; &quot;/&quot; &amp;[.D15]" table:style-name="ce15">
            <text:p>K100/60/5</text:p>
          </table:table-cell>
          <table:table-cell office:value-type="float" office:value="100" table:style-name="ce15">
            <text:p>100</text:p>
          </table:table-cell>
          <table:table-cell office:value-type="float" office:value="60" table:style-name="ce15">
            <text:p>60</text:p>
          </table:table-cell>
          <table:table-cell office:value-type="float" office:value="5" table:style-name="ce15">
            <text:p>5</text:p>
          </table:table-cell>
          <table:table-cell office:value-type="float" office:value="7.5" table:style-name="ce15">
            <text:p>7,5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00/60/5" table:formula="of:=[.A15]" table:style-name="ce15">
            <text:p>K100/60/5</text:p>
          </table:table-cell>
          <table:table-cell office:value-type="string" office:string-value="K100x60x5" table:formula="of:=&quot;K&quot; &amp;[.B15] &amp; &quot;x&quot; &amp;[.C15] &amp; &quot;x&quot; &amp;[.D15]" table:style-name="ce15">
            <text:p>K100x60x5</text:p>
          </table:table-cell>
          <table:table-cell office:value-type="string" office:string-value="K100/5" table:formula="of:=&quot;K&quot;&amp;[.B15]&amp; &quot;/&quot; &amp; [.D15]" table:style-name="ce15">
            <text:p>K100/5</text:p>
          </table:table-cell>
          <table:table-cell office:value-type="string" office:string-value="K100x5" table:formula="of:=&quot;K&quot;&amp;[.B15]&amp; &quot;x&quot; &amp; [.D15]" table:style-name="ce15">
            <text:p>K100x5</text:p>
          </table:table-cell>
          <table:table-cell office:value-type="string" office:string-value="synonyms&quot;:[&quot;K100/60/5&quot;,&quot;K100x60x5&quot;,&quot;K100/5&quot;,&quot;K100x5&quot;]}]}," table:formula="of:= &quot;synonyms&quot;&amp;&quot;&quot;&quot;&quot;&amp;&quot;:[&quot;&amp;&quot;&quot;&quot;&quot;&amp;[.H15]&amp;&quot;&quot;&quot;&quot;&amp;&quot;,&quot;&amp;&quot;&quot;&quot;&quot;&amp;[.I15]&amp;&quot;&quot;&quot;&quot;&amp;&quot;,&quot;&amp;&quot;&quot;&quot;&quot;&amp;[.J15]&amp;&quot;&quot;&quot;&quot;&amp;&quot;,&quot;&amp;&quot;&quot;&quot;&quot;&amp;[.K15]&amp;&quot;&quot;&quot;&quot;&amp;&quot;]}]},&quot;" table:style-name="ce15">
            <text:p>synonyms":["K100/60/5","K100x60x5","K100/5","K100x5"]}]},</text:p>
          </table:table-cell>
          <table:table-cell office:value-type="string" office:string-value="{&quot;K100/60/5&quot;: [{&quot;shape_coords&quot;:[100,60,5,7,5,5],&quot;shape_name&quot;:&quot;Rectangle Hollow Section&quot;,&quot;synonyms&quot;:[&quot;K100/60/5&quot;,&quot;K100x60x5&quot;,&quot;K100/5&quot;,&quot;K100x5&quot;]}]}," table:formula="of:=&quot;{&quot; &amp; &quot;&quot;&quot;&quot;&amp;[.A15]&amp;&quot;&quot;&quot;&quot;&amp;&quot;: [{&quot;&quot;&quot; &amp;&quot;shape_coords&quot;&amp;&quot;&quot;&quot;&quot; &amp; &quot;:&quot; &amp; &quot;[&quot; &amp; [.B15] &amp; &quot;,&quot; &amp;[.C15] &amp; &quot;,&quot; &amp;[.D15]&amp; &quot;,&quot; &amp;[.E15]&amp; &quot;,&quot; &amp;[.F15] &amp; &quot;],&quot; &amp; &quot;&quot;&quot;&quot; &amp;&quot;shape_name&quot;&amp;&quot;&quot;&quot;&quot; &amp; &quot;:&quot; &amp; &quot;&quot;&quot;&quot; &amp;[.G15] &amp; &quot;&quot;&quot;&quot; &amp; &quot;,&quot; &amp; &quot;&quot;&quot;&quot;&amp;[.L15]" table:style-name="ce15">
            <text:p>{"K100/60/5": [{"shape_coords":[100,60,5,7,5,5],"shape_name":"Rectangle Hollow Section","synonyms":["K100/60/5","K100x60x5","K100/5","K100x5"]}]},</text:p>
          </table:table-cell>
          <table:table-cell table:number-columns-repeated="16371"/>
        </table:table-row>
        <table:table-row table:style-name="ro1">
          <table:table-cell office:value-type="string" office:string-value="K100/60/6,3" table:formula="of:=&quot;K&quot; &amp;[.B16] &amp; &quot;/&quot; &amp;[.C16] &amp; &quot;/&quot; &amp;[.D16]" table:style-name="ce15">
            <text:p>K100/60/6,3</text:p>
          </table:table-cell>
          <table:table-cell office:value-type="float" office:value="100" table:style-name="ce15">
            <text:p>100</text:p>
          </table:table-cell>
          <table:table-cell office:value-type="float" office:value="60" table:style-name="ce15">
            <text:p>60</text:p>
          </table:table-cell>
          <table:table-cell office:value-type="float" office:value="6.3" table:style-name="ce15">
            <text:p>6,3</text:p>
          </table:table-cell>
          <table:table-cell office:value-type="float" office:value="9.4499999999999993" table:style-name="ce15">
            <text:p>9,45</text:p>
          </table:table-cell>
          <table:table-cell office:value-type="float" office:value="6.3" table:style-name="ce15">
            <text:p>6,3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00/60/6,3" table:formula="of:=[.A16]" table:style-name="ce15">
            <text:p>K100/60/6,3</text:p>
          </table:table-cell>
          <table:table-cell office:value-type="string" office:string-value="K100x60x6,3" table:formula="of:=&quot;K&quot; &amp;[.B16] &amp; &quot;x&quot; &amp;[.C16] &amp; &quot;x&quot; &amp;[.D16]" table:style-name="ce15">
            <text:p>K100x60x6,3</text:p>
          </table:table-cell>
          <table:table-cell office:value-type="string" office:string-value="K100/6,3" table:formula="of:=&quot;K&quot;&amp;[.B16]&amp; &quot;/&quot; &amp; [.D16]" table:style-name="ce15">
            <text:p>K100/6,3</text:p>
          </table:table-cell>
          <table:table-cell office:value-type="string" office:string-value="K100x6,3" table:formula="of:=&quot;K&quot;&amp;[.B16]&amp; &quot;x&quot; &amp; [.D16]" table:style-name="ce15">
            <text:p>K100x6,3</text:p>
          </table:table-cell>
          <table:table-cell office:value-type="string" office:string-value="synonyms&quot;:[&quot;K100/60/6,3&quot;,&quot;K100x60x6,3&quot;,&quot;K100/6,3&quot;,&quot;K100x6,3&quot;]}]}," table:formula="of:= &quot;synonyms&quot;&amp;&quot;&quot;&quot;&quot;&amp;&quot;:[&quot;&amp;&quot;&quot;&quot;&quot;&amp;[.H16]&amp;&quot;&quot;&quot;&quot;&amp;&quot;,&quot;&amp;&quot;&quot;&quot;&quot;&amp;[.I16]&amp;&quot;&quot;&quot;&quot;&amp;&quot;,&quot;&amp;&quot;&quot;&quot;&quot;&amp;[.J16]&amp;&quot;&quot;&quot;&quot;&amp;&quot;,&quot;&amp;&quot;&quot;&quot;&quot;&amp;[.K16]&amp;&quot;&quot;&quot;&quot;&amp;&quot;]}]},&quot;" table:style-name="ce15">
            <text:p>synonyms":["K100/60/6,3","K100x60x6,3","K100/6,3","K100x6,3"]}]},</text:p>
          </table:table-cell>
          <table:table-cell office:value-type="string" office:string-value="{&quot;K100/60/6,3&quot;: [{&quot;shape_coords&quot;:[100,60,6,3,9,45,6,3],&quot;shape_name&quot;:&quot;Rectangle Hollow Section&quot;,&quot;synonyms&quot;:[&quot;K100/60/6,3&quot;,&quot;K100x60x6,3&quot;,&quot;K100/6,3&quot;,&quot;K100x6,3&quot;]}]}," table:formula="of:=&quot;{&quot; &amp; &quot;&quot;&quot;&quot;&amp;[.A16]&amp;&quot;&quot;&quot;&quot;&amp;&quot;: [{&quot;&quot;&quot; &amp;&quot;shape_coords&quot;&amp;&quot;&quot;&quot;&quot; &amp; &quot;:&quot; &amp; &quot;[&quot; &amp; [.B16] &amp; &quot;,&quot; &amp;[.C16] &amp; &quot;,&quot; &amp;[.D16]&amp; &quot;,&quot; &amp;[.E16]&amp; &quot;,&quot; &amp;[.F16] &amp; &quot;],&quot; &amp; &quot;&quot;&quot;&quot; &amp;&quot;shape_name&quot;&amp;&quot;&quot;&quot;&quot; &amp; &quot;:&quot; &amp; &quot;&quot;&quot;&quot; &amp;[.G16] &amp; &quot;&quot;&quot;&quot; &amp; &quot;,&quot; &amp; &quot;&quot;&quot;&quot;&amp;[.L16]" table:style-name="ce15">
            <text:p>{"K100/60/6,3": [{"shape_coords":[100,60,6,3,9,45,6,3],"shape_name":"Rectangle Hollow Section","synonyms":["K100/60/6,3","K100x60x6,3","K100/6,3","K100x6,3"]}]},</text:p>
          </table:table-cell>
          <table:table-cell table:number-columns-repeated="16371"/>
        </table:table-row>
        <table:table-row table:style-name="ro1">
          <table:table-cell office:value-type="string" office:string-value="K120/60/5" table:formula="of:=&quot;K&quot; &amp;[.B17] &amp; &quot;/&quot; &amp;[.C17] &amp; &quot;/&quot; &amp;[.D17]" table:style-name="ce15">
            <text:p>K120/60/5</text:p>
          </table:table-cell>
          <table:table-cell office:value-type="float" office:value="120" table:style-name="ce15">
            <text:p>120</text:p>
          </table:table-cell>
          <table:table-cell office:value-type="float" office:value="60" table:style-name="ce15">
            <text:p>60</text:p>
          </table:table-cell>
          <table:table-cell office:value-type="float" office:value="5" table:style-name="ce15">
            <text:p>5</text:p>
          </table:table-cell>
          <table:table-cell office:value-type="float" office:value="7.5" table:style-name="ce15">
            <text:p>7,5</text:p>
          </table:table-cell>
          <table:table-cell office:value-type="float" office:value="5" table:style-name="ce15">
            <text:p>5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20/60/5" table:formula="of:=[.A17]" table:style-name="ce15">
            <text:p>K120/60/5</text:p>
          </table:table-cell>
          <table:table-cell office:value-type="string" office:string-value="K120x60x5" table:formula="of:=&quot;K&quot; &amp;[.B17] &amp; &quot;x&quot; &amp;[.C17] &amp; &quot;x&quot; &amp;[.D17]" table:style-name="ce15">
            <text:p>K120x60x5</text:p>
          </table:table-cell>
          <table:table-cell office:value-type="string" office:string-value="K120/5" table:formula="of:=&quot;K&quot;&amp;[.B17]&amp; &quot;/&quot; &amp; [.D17]" table:style-name="ce15">
            <text:p>K120/5</text:p>
          </table:table-cell>
          <table:table-cell office:value-type="string" office:string-value="K120x5" table:formula="of:=&quot;K&quot;&amp;[.B17]&amp; &quot;x&quot; &amp; [.D17]" table:style-name="ce15">
            <text:p>K120x5</text:p>
          </table:table-cell>
          <table:table-cell office:value-type="string" office:string-value="synonyms&quot;:[&quot;K120/60/5&quot;,&quot;K120x60x5&quot;,&quot;K120/5&quot;,&quot;K120x5&quot;]}]}," table:formula="of:= &quot;synonyms&quot;&amp;&quot;&quot;&quot;&quot;&amp;&quot;:[&quot;&amp;&quot;&quot;&quot;&quot;&amp;[.H17]&amp;&quot;&quot;&quot;&quot;&amp;&quot;,&quot;&amp;&quot;&quot;&quot;&quot;&amp;[.I17]&amp;&quot;&quot;&quot;&quot;&amp;&quot;,&quot;&amp;&quot;&quot;&quot;&quot;&amp;[.J17]&amp;&quot;&quot;&quot;&quot;&amp;&quot;,&quot;&amp;&quot;&quot;&quot;&quot;&amp;[.K17]&amp;&quot;&quot;&quot;&quot;&amp;&quot;]}]},&quot;" table:style-name="ce15">
            <text:p>synonyms":["K120/60/5","K120x60x5","K120/5","K120x5"]}]},</text:p>
          </table:table-cell>
          <table:table-cell office:value-type="string" office:string-value="{&quot;K120/60/5&quot;: [{&quot;shape_coords&quot;:[120,60,5,7,5,5],&quot;shape_name&quot;:&quot;Rectangle Hollow Section&quot;,&quot;synonyms&quot;:[&quot;K120/60/5&quot;,&quot;K120x60x5&quot;,&quot;K120/5&quot;,&quot;K120x5&quot;]}]}," table:formula="of:=&quot;{&quot; &amp; &quot;&quot;&quot;&quot;&amp;[.A17]&amp;&quot;&quot;&quot;&quot;&amp;&quot;: [{&quot;&quot;&quot; &amp;&quot;shape_coords&quot;&amp;&quot;&quot;&quot;&quot; &amp; &quot;:&quot; &amp; &quot;[&quot; &amp; [.B17] &amp; &quot;,&quot; &amp;[.C17] &amp; &quot;,&quot; &amp;[.D17]&amp; &quot;,&quot; &amp;[.E17]&amp; &quot;,&quot; &amp;[.F17] &amp; &quot;],&quot; &amp; &quot;&quot;&quot;&quot; &amp;&quot;shape_name&quot;&amp;&quot;&quot;&quot;&quot; &amp; &quot;:&quot; &amp; &quot;&quot;&quot;&quot; &amp;[.G17] &amp; &quot;&quot;&quot;&quot; &amp; &quot;,&quot; &amp; &quot;&quot;&quot;&quot;&amp;[.L17]" table:style-name="ce15">
            <text:p>{"K120/60/5": [{"shape_coords":[120,60,5,7,5,5],"shape_name":"Rectangle Hollow Section","synonyms":["K120/60/5","K120x60x5","K120/5","K120x5"]}]},</text:p>
          </table:table-cell>
          <table:table-cell table:number-columns-repeated="16371"/>
        </table:table-row>
        <table:table-row table:style-name="ro1">
          <table:table-cell office:value-type="string" office:string-value="K120/60/6,3" table:formula="of:=&quot;K&quot; &amp;[.B18] &amp; &quot;/&quot; &amp;[.C18] &amp; &quot;/&quot; &amp;[.D18]" table:style-name="ce15">
            <text:p>K120/60/6,3</text:p>
          </table:table-cell>
          <table:table-cell office:value-type="float" office:value="120" table:style-name="ce15">
            <text:p>120</text:p>
          </table:table-cell>
          <table:table-cell office:value-type="float" office:value="60" table:style-name="ce15">
            <text:p>60</text:p>
          </table:table-cell>
          <table:table-cell office:value-type="float" office:value="6.3" table:style-name="ce15">
            <text:p>6,3</text:p>
          </table:table-cell>
          <table:table-cell office:value-type="float" office:value="9.4499999999999993" table:style-name="ce15">
            <text:p>9,45</text:p>
          </table:table-cell>
          <table:table-cell office:value-type="float" office:value="6.3" table:style-name="ce15">
            <text:p>6,3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20/60/6,3" table:formula="of:=[.A18]" table:style-name="ce15">
            <text:p>K120/60/6,3</text:p>
          </table:table-cell>
          <table:table-cell office:value-type="string" office:string-value="K120x60x6,3" table:formula="of:=&quot;K&quot; &amp;[.B18] &amp; &quot;x&quot; &amp;[.C18] &amp; &quot;x&quot; &amp;[.D18]" table:style-name="ce15">
            <text:p>K120x60x6,3</text:p>
          </table:table-cell>
          <table:table-cell office:value-type="string" office:string-value="K120/6,3" table:formula="of:=&quot;K&quot;&amp;[.B18]&amp; &quot;/&quot; &amp; [.D18]" table:style-name="ce15">
            <text:p>K120/6,3</text:p>
          </table:table-cell>
          <table:table-cell office:value-type="string" office:string-value="K120x6,3" table:formula="of:=&quot;K&quot;&amp;[.B18]&amp; &quot;x&quot; &amp; [.D18]" table:style-name="ce15">
            <text:p>K120x6,3</text:p>
          </table:table-cell>
          <table:table-cell office:value-type="string" office:string-value="synonyms&quot;:[&quot;K120/60/6,3&quot;,&quot;K120x60x6,3&quot;,&quot;K120/6,3&quot;,&quot;K120x6,3&quot;]}]}," table:formula="of:= &quot;synonyms&quot;&amp;&quot;&quot;&quot;&quot;&amp;&quot;:[&quot;&amp;&quot;&quot;&quot;&quot;&amp;[.H18]&amp;&quot;&quot;&quot;&quot;&amp;&quot;,&quot;&amp;&quot;&quot;&quot;&quot;&amp;[.I18]&amp;&quot;&quot;&quot;&quot;&amp;&quot;,&quot;&amp;&quot;&quot;&quot;&quot;&amp;[.J18]&amp;&quot;&quot;&quot;&quot;&amp;&quot;,&quot;&amp;&quot;&quot;&quot;&quot;&amp;[.K18]&amp;&quot;&quot;&quot;&quot;&amp;&quot;]}]},&quot;" table:style-name="ce15">
            <text:p>synonyms":["K120/60/6,3","K120x60x6,3","K120/6,3","K120x6,3"]}]},</text:p>
          </table:table-cell>
          <table:table-cell office:value-type="string" office:string-value="{&quot;K120/60/6,3&quot;: [{&quot;shape_coords&quot;:[120,60,6,3,9,45,6,3],&quot;shape_name&quot;:&quot;Rectangle Hollow Section&quot;,&quot;synonyms&quot;:[&quot;K120/60/6,3&quot;,&quot;K120x60x6,3&quot;,&quot;K120/6,3&quot;,&quot;K120x6,3&quot;]}]}," table:formula="of:=&quot;{&quot; &amp; &quot;&quot;&quot;&quot;&amp;[.A18]&amp;&quot;&quot;&quot;&quot;&amp;&quot;: [{&quot;&quot;&quot; &amp;&quot;shape_coords&quot;&amp;&quot;&quot;&quot;&quot; &amp; &quot;:&quot; &amp; &quot;[&quot; &amp; [.B18] &amp; &quot;,&quot; &amp;[.C18] &amp; &quot;,&quot; &amp;[.D18]&amp; &quot;,&quot; &amp;[.E18]&amp; &quot;,&quot; &amp;[.F18] &amp; &quot;],&quot; &amp; &quot;&quot;&quot;&quot; &amp;&quot;shape_name&quot;&amp;&quot;&quot;&quot;&quot; &amp; &quot;:&quot; &amp; &quot;&quot;&quot;&quot; &amp;[.G18] &amp; &quot;&quot;&quot;&quot; &amp; &quot;,&quot; &amp; &quot;&quot;&quot;&quot;&amp;[.L18]" table:style-name="ce15">
            <text:p>{"K120/60/6,3": [{"shape_coords":[120,60,6,3,9,45,6,3],"shape_name":"Rectangle Hollow Section","synonyms":["K120/60/6,3","K120x60x6,3","K120/6,3","K120x6,3"]}]},</text:p>
          </table:table-cell>
          <table:table-cell table:number-columns-repeated="16371"/>
        </table:table-row>
        <table:table-row table:style-name="ro1">
          <table:table-cell office:value-type="string" office:string-value="K120/80/6,3" table:formula="of:=&quot;K&quot; &amp;[.B19] &amp; &quot;/&quot; &amp;[.C19] &amp; &quot;/&quot; &amp;[.D19]" table:style-name="ce15">
            <text:p>K120/80/6,3</text:p>
          </table:table-cell>
          <table:table-cell office:value-type="float" office:value="120" table:style-name="ce15">
            <text:p>120</text:p>
          </table:table-cell>
          <table:table-cell office:value-type="float" office:value="80" table:style-name="ce15">
            <text:p>80</text:p>
          </table:table-cell>
          <table:table-cell office:value-type="float" office:value="6.3" table:style-name="ce15">
            <text:p>6,3</text:p>
          </table:table-cell>
          <table:table-cell office:value-type="float" office:value="9.4499999999999993" table:style-name="ce15">
            <text:p>9,45</text:p>
          </table:table-cell>
          <table:table-cell office:value-type="float" office:value="6.3" table:style-name="ce15">
            <text:p>6,3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20/80/6,3" table:formula="of:=[.A19]" table:style-name="ce15">
            <text:p>K120/80/6,3</text:p>
          </table:table-cell>
          <table:table-cell office:value-type="string" office:string-value="K120x80x6,3" table:formula="of:=&quot;K&quot; &amp;[.B19] &amp; &quot;x&quot; &amp;[.C19] &amp; &quot;x&quot; &amp;[.D19]" table:style-name="ce15">
            <text:p>K120x80x6,3</text:p>
          </table:table-cell>
          <table:table-cell office:value-type="string" office:string-value="K120/6,3" table:formula="of:=&quot;K&quot;&amp;[.B19]&amp; &quot;/&quot; &amp; [.D19]" table:style-name="ce15">
            <text:p>K120/6,3</text:p>
          </table:table-cell>
          <table:table-cell office:value-type="string" office:string-value="K120x6,3" table:formula="of:=&quot;K&quot;&amp;[.B19]&amp; &quot;x&quot; &amp; [.D19]" table:style-name="ce15">
            <text:p>K120x6,3</text:p>
          </table:table-cell>
          <table:table-cell office:value-type="string" office:string-value="synonyms&quot;:[&quot;K120/80/6,3&quot;,&quot;K120x80x6,3&quot;,&quot;K120/6,3&quot;,&quot;K120x6,3&quot;]}]}," table:formula="of:= &quot;synonyms&quot;&amp;&quot;&quot;&quot;&quot;&amp;&quot;:[&quot;&amp;&quot;&quot;&quot;&quot;&amp;[.H19]&amp;&quot;&quot;&quot;&quot;&amp;&quot;,&quot;&amp;&quot;&quot;&quot;&quot;&amp;[.I19]&amp;&quot;&quot;&quot;&quot;&amp;&quot;,&quot;&amp;&quot;&quot;&quot;&quot;&amp;[.J19]&amp;&quot;&quot;&quot;&quot;&amp;&quot;,&quot;&amp;&quot;&quot;&quot;&quot;&amp;[.K19]&amp;&quot;&quot;&quot;&quot;&amp;&quot;]}]},&quot;" table:style-name="ce15">
            <text:p>synonyms":["K120/80/6,3","K120x80x6,3","K120/6,3","K120x6,3"]}]},</text:p>
          </table:table-cell>
          <table:table-cell office:value-type="string" office:string-value="{&quot;K120/80/6,3&quot;: [{&quot;shape_coords&quot;:[120,80,6,3,9,45,6,3],&quot;shape_name&quot;:&quot;Rectangle Hollow Section&quot;,&quot;synonyms&quot;:[&quot;K120/80/6,3&quot;,&quot;K120x80x6,3&quot;,&quot;K120/6,3&quot;,&quot;K120x6,3&quot;]}]}," table:formula="of:=&quot;{&quot; &amp; &quot;&quot;&quot;&quot;&amp;[.A19]&amp;&quot;&quot;&quot;&quot;&amp;&quot;: [{&quot;&quot;&quot; &amp;&quot;shape_coords&quot;&amp;&quot;&quot;&quot;&quot; &amp; &quot;:&quot; &amp; &quot;[&quot; &amp; [.B19] &amp; &quot;,&quot; &amp;[.C19] &amp; &quot;,&quot; &amp;[.D19]&amp; &quot;,&quot; &amp;[.E19]&amp; &quot;,&quot; &amp;[.F19] &amp; &quot;],&quot; &amp; &quot;&quot;&quot;&quot; &amp;&quot;shape_name&quot;&amp;&quot;&quot;&quot;&quot; &amp; &quot;:&quot; &amp; &quot;&quot;&quot;&quot; &amp;[.G19] &amp; &quot;&quot;&quot;&quot; &amp; &quot;,&quot; &amp; &quot;&quot;&quot;&quot;&amp;[.L19]" table:style-name="ce15">
            <text:p>{"K120/80/6,3": [{"shape_coords":[120,80,6,3,9,45,6,3],"shape_name":"Rectangle Hollow Section","synonyms":["K120/80/6,3","K120x80x6,3","K120/6,3","K120x6,3"]}]},</text:p>
          </table:table-cell>
          <table:table-cell table:number-columns-repeated="16371"/>
        </table:table-row>
        <table:table-row table:style-name="ro1">
          <table:table-cell office:value-type="string" office:string-value="K120/80/8" table:formula="of:=&quot;K&quot; &amp;[.B20] &amp; &quot;/&quot; &amp;[.C20] &amp; &quot;/&quot; &amp;[.D20]" table:style-name="ce15">
            <text:p>K120/80/8</text:p>
          </table:table-cell>
          <table:table-cell office:value-type="float" office:value="120" table:style-name="ce15">
            <text:p>120</text:p>
          </table:table-cell>
          <table:table-cell office:value-type="float" office:value="80" table:style-name="ce15">
            <text:p>80</text:p>
          </table:table-cell>
          <table:table-cell office:value-type="float" office:value="8" table:style-name="ce15">
            <text:p>8</text:p>
          </table:table-cell>
          <table:table-cell office:value-type="float" office:value="12" table:style-name="ce15">
            <text:p>12</text:p>
          </table:table-cell>
          <table:table-cell office:value-type="float" office:value="8" table:style-name="ce15">
            <text:p>8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20/80/8" table:formula="of:=[.A20]" table:style-name="ce15">
            <text:p>K120/80/8</text:p>
          </table:table-cell>
          <table:table-cell office:value-type="string" office:string-value="K120x80x8" table:formula="of:=&quot;K&quot; &amp;[.B20] &amp; &quot;x&quot; &amp;[.C20] &amp; &quot;x&quot; &amp;[.D20]" table:style-name="ce15">
            <text:p>K120x80x8</text:p>
          </table:table-cell>
          <table:table-cell office:value-type="string" office:string-value="K120/8" table:formula="of:=&quot;K&quot;&amp;[.B20]&amp; &quot;/&quot; &amp; [.D20]" table:style-name="ce15">
            <text:p>K120/8</text:p>
          </table:table-cell>
          <table:table-cell office:value-type="string" office:string-value="K120x8" table:formula="of:=&quot;K&quot;&amp;[.B20]&amp; &quot;x&quot; &amp; [.D20]" table:style-name="ce15">
            <text:p>K120x8</text:p>
          </table:table-cell>
          <table:table-cell office:value-type="string" office:string-value="synonyms&quot;:[&quot;K120/80/8&quot;,&quot;K120x80x8&quot;,&quot;K120/8&quot;,&quot;K120x8&quot;]}]}," table:formula="of:= &quot;synonyms&quot;&amp;&quot;&quot;&quot;&quot;&amp;&quot;:[&quot;&amp;&quot;&quot;&quot;&quot;&amp;[.H20]&amp;&quot;&quot;&quot;&quot;&amp;&quot;,&quot;&amp;&quot;&quot;&quot;&quot;&amp;[.I20]&amp;&quot;&quot;&quot;&quot;&amp;&quot;,&quot;&amp;&quot;&quot;&quot;&quot;&amp;[.J20]&amp;&quot;&quot;&quot;&quot;&amp;&quot;,&quot;&amp;&quot;&quot;&quot;&quot;&amp;[.K20]&amp;&quot;&quot;&quot;&quot;&amp;&quot;]}]},&quot;" table:style-name="ce15">
            <text:p>synonyms":["K120/80/8","K120x80x8","K120/8","K120x8"]}]},</text:p>
          </table:table-cell>
          <table:table-cell office:value-type="string" office:string-value="{&quot;K120/80/8&quot;: [{&quot;shape_coords&quot;:[120,80,8,12,8],&quot;shape_name&quot;:&quot;Rectangle Hollow Section&quot;,&quot;synonyms&quot;:[&quot;K120/80/8&quot;,&quot;K120x80x8&quot;,&quot;K120/8&quot;,&quot;K120x8&quot;]}]}," table:formula="of:=&quot;{&quot; &amp; &quot;&quot;&quot;&quot;&amp;[.A20]&amp;&quot;&quot;&quot;&quot;&amp;&quot;: [{&quot;&quot;&quot; &amp;&quot;shape_coords&quot;&amp;&quot;&quot;&quot;&quot; &amp; &quot;:&quot; &amp; &quot;[&quot; &amp; [.B20] &amp; &quot;,&quot; &amp;[.C20] &amp; &quot;,&quot; &amp;[.D20]&amp; &quot;,&quot; &amp;[.E20]&amp; &quot;,&quot; &amp;[.F20] &amp; &quot;],&quot; &amp; &quot;&quot;&quot;&quot; &amp;&quot;shape_name&quot;&amp;&quot;&quot;&quot;&quot; &amp; &quot;:&quot; &amp; &quot;&quot;&quot;&quot; &amp;[.G20] &amp; &quot;&quot;&quot;&quot; &amp; &quot;,&quot; &amp; &quot;&quot;&quot;&quot;&amp;[.L20]" table:style-name="ce15">
            <text:p>{"K120/80/8": [{"shape_coords":[120,80,8,12,8],"shape_name":"Rectangle Hollow Section","synonyms":["K120/80/8","K120x80x8","K120/8","K120x8"]}]},</text:p>
          </table:table-cell>
          <table:table-cell table:number-columns-repeated="16371"/>
        </table:table-row>
        <table:table-row table:style-name="ro1">
          <table:table-cell office:value-type="string" office:string-value="K150/100/6,3" table:formula="of:=&quot;K&quot; &amp;[.B21] &amp; &quot;/&quot; &amp;[.C21] &amp; &quot;/&quot; &amp;[.D21]" table:style-name="ce15">
            <text:p>K150/100/6,3</text:p>
          </table:table-cell>
          <table:table-cell office:value-type="float" office:value="150" table:style-name="ce15">
            <text:p>150</text:p>
          </table:table-cell>
          <table:table-cell office:value-type="float" office:value="100" table:style-name="ce15">
            <text:p>100</text:p>
          </table:table-cell>
          <table:table-cell office:value-type="float" office:value="6.3" table:style-name="ce15">
            <text:p>6,3</text:p>
          </table:table-cell>
          <table:table-cell office:value-type="float" office:value="9.4499999999999993" table:style-name="ce15">
            <text:p>9,45</text:p>
          </table:table-cell>
          <table:table-cell office:value-type="float" office:value="6.3" table:style-name="ce15">
            <text:p>6,3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50/100/6,3" table:formula="of:=[.A21]" table:style-name="ce15">
            <text:p>K150/100/6,3</text:p>
          </table:table-cell>
          <table:table-cell office:value-type="string" office:string-value="K150x100x6,3" table:formula="of:=&quot;K&quot; &amp;[.B21] &amp; &quot;x&quot; &amp;[.C21] &amp; &quot;x&quot; &amp;[.D21]" table:style-name="ce15">
            <text:p>K150x100x6,3</text:p>
          </table:table-cell>
          <table:table-cell office:value-type="string" office:string-value="K150/6,3" table:formula="of:=&quot;K&quot;&amp;[.B21]&amp; &quot;/&quot; &amp; [.D21]" table:style-name="ce15">
            <text:p>K150/6,3</text:p>
          </table:table-cell>
          <table:table-cell office:value-type="string" office:string-value="K150x6,3" table:formula="of:=&quot;K&quot;&amp;[.B21]&amp; &quot;x&quot; &amp; [.D21]" table:style-name="ce15">
            <text:p>K150x6,3</text:p>
          </table:table-cell>
          <table:table-cell office:value-type="string" office:string-value="synonyms&quot;:[&quot;K150/100/6,3&quot;,&quot;K150x100x6,3&quot;,&quot;K150/6,3&quot;,&quot;K150x6,3&quot;]}]}," table:formula="of:= &quot;synonyms&quot;&amp;&quot;&quot;&quot;&quot;&amp;&quot;:[&quot;&amp;&quot;&quot;&quot;&quot;&amp;[.H21]&amp;&quot;&quot;&quot;&quot;&amp;&quot;,&quot;&amp;&quot;&quot;&quot;&quot;&amp;[.I21]&amp;&quot;&quot;&quot;&quot;&amp;&quot;,&quot;&amp;&quot;&quot;&quot;&quot;&amp;[.J21]&amp;&quot;&quot;&quot;&quot;&amp;&quot;,&quot;&amp;&quot;&quot;&quot;&quot;&amp;[.K21]&amp;&quot;&quot;&quot;&quot;&amp;&quot;]}]},&quot;" table:style-name="ce15">
            <text:p>synonyms":["K150/100/6,3","K150x100x6,3","K150/6,3","K150x6,3"]}]},</text:p>
          </table:table-cell>
          <table:table-cell office:value-type="string" office:string-value="{&quot;K150/100/6,3&quot;: [{&quot;shape_coords&quot;:[150,100,6,3,9,45,6,3],&quot;shape_name&quot;:&quot;Rectangle Hollow Section&quot;,&quot;synonyms&quot;:[&quot;K150/100/6,3&quot;,&quot;K150x100x6,3&quot;,&quot;K150/6,3&quot;,&quot;K150x6,3&quot;]}]}," table:formula="of:=&quot;{&quot; &amp; &quot;&quot;&quot;&quot;&amp;[.A21]&amp;&quot;&quot;&quot;&quot;&amp;&quot;: [{&quot;&quot;&quot; &amp;&quot;shape_coords&quot;&amp;&quot;&quot;&quot;&quot; &amp; &quot;:&quot; &amp; &quot;[&quot; &amp; [.B21] &amp; &quot;,&quot; &amp;[.C21] &amp; &quot;,&quot; &amp;[.D21]&amp; &quot;,&quot; &amp;[.E21]&amp; &quot;,&quot; &amp;[.F21] &amp; &quot;],&quot; &amp; &quot;&quot;&quot;&quot; &amp;&quot;shape_name&quot;&amp;&quot;&quot;&quot;&quot; &amp; &quot;:&quot; &amp; &quot;&quot;&quot;&quot; &amp;[.G21] &amp; &quot;&quot;&quot;&quot; &amp; &quot;,&quot; &amp; &quot;&quot;&quot;&quot;&amp;[.L21]" table:style-name="ce15">
            <text:p>{"K150/100/6,3": [{"shape_coords":[150,100,6,3,9,45,6,3],"shape_name":"Rectangle Hollow Section","synonyms":["K150/100/6,3","K150x100x6,3","K150/6,3","K150x6,3"]}]},</text:p>
          </table:table-cell>
          <table:table-cell table:number-columns-repeated="16371"/>
        </table:table-row>
        <table:table-row table:style-name="ro1">
          <table:table-cell office:value-type="string" office:string-value="K150/100/8" table:formula="of:=&quot;K&quot; &amp;[.B22] &amp; &quot;/&quot; &amp;[.C22] &amp; &quot;/&quot; &amp;[.D22]" table:style-name="ce15">
            <text:p>K150/100/8</text:p>
          </table:table-cell>
          <table:table-cell office:value-type="float" office:value="150" table:style-name="ce15">
            <text:p>150</text:p>
          </table:table-cell>
          <table:table-cell office:value-type="float" office:value="100" table:style-name="ce15">
            <text:p>100</text:p>
          </table:table-cell>
          <table:table-cell office:value-type="float" office:value="8" table:style-name="ce15">
            <text:p>8</text:p>
          </table:table-cell>
          <table:table-cell office:value-type="float" office:value="12" table:style-name="ce15">
            <text:p>12</text:p>
          </table:table-cell>
          <table:table-cell office:value-type="float" office:value="8" table:style-name="ce15">
            <text:p>8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50/100/8" table:formula="of:=[.A22]" table:style-name="ce15">
            <text:p>K150/100/8</text:p>
          </table:table-cell>
          <table:table-cell office:value-type="string" office:string-value="K150x100x8" table:formula="of:=&quot;K&quot; &amp;[.B22] &amp; &quot;x&quot; &amp;[.C22] &amp; &quot;x&quot; &amp;[.D22]" table:style-name="ce15">
            <text:p>K150x100x8</text:p>
          </table:table-cell>
          <table:table-cell office:value-type="string" office:string-value="K150/8" table:formula="of:=&quot;K&quot;&amp;[.B22]&amp; &quot;/&quot; &amp; [.D22]" table:style-name="ce15">
            <text:p>K150/8</text:p>
          </table:table-cell>
          <table:table-cell office:value-type="string" office:string-value="K150x8" table:formula="of:=&quot;K&quot;&amp;[.B22]&amp; &quot;x&quot; &amp; [.D22]" table:style-name="ce15">
            <text:p>K150x8</text:p>
          </table:table-cell>
          <table:table-cell office:value-type="string" office:string-value="synonyms&quot;:[&quot;K150/100/8&quot;,&quot;K150x100x8&quot;,&quot;K150/8&quot;,&quot;K150x8&quot;]}]}," table:formula="of:= &quot;synonyms&quot;&amp;&quot;&quot;&quot;&quot;&amp;&quot;:[&quot;&amp;&quot;&quot;&quot;&quot;&amp;[.H22]&amp;&quot;&quot;&quot;&quot;&amp;&quot;,&quot;&amp;&quot;&quot;&quot;&quot;&amp;[.I22]&amp;&quot;&quot;&quot;&quot;&amp;&quot;,&quot;&amp;&quot;&quot;&quot;&quot;&amp;[.J22]&amp;&quot;&quot;&quot;&quot;&amp;&quot;,&quot;&amp;&quot;&quot;&quot;&quot;&amp;[.K22]&amp;&quot;&quot;&quot;&quot;&amp;&quot;]}]},&quot;" table:style-name="ce15">
            <text:p>synonyms":["K150/100/8","K150x100x8","K150/8","K150x8"]}]},</text:p>
          </table:table-cell>
          <table:table-cell office:value-type="string" office:string-value="{&quot;K150/100/8&quot;: [{&quot;shape_coords&quot;:[150,100,8,12,8],&quot;shape_name&quot;:&quot;Rectangle Hollow Section&quot;,&quot;synonyms&quot;:[&quot;K150/100/8&quot;,&quot;K150x100x8&quot;,&quot;K150/8&quot;,&quot;K150x8&quot;]}]}," table:formula="of:=&quot;{&quot; &amp; &quot;&quot;&quot;&quot;&amp;[.A22]&amp;&quot;&quot;&quot;&quot;&amp;&quot;: [{&quot;&quot;&quot; &amp;&quot;shape_coords&quot;&amp;&quot;&quot;&quot;&quot; &amp; &quot;:&quot; &amp; &quot;[&quot; &amp; [.B22] &amp; &quot;,&quot; &amp;[.C22] &amp; &quot;,&quot; &amp;[.D22]&amp; &quot;,&quot; &amp;[.E22]&amp; &quot;,&quot; &amp;[.F22] &amp; &quot;],&quot; &amp; &quot;&quot;&quot;&quot; &amp;&quot;shape_name&quot;&amp;&quot;&quot;&quot;&quot; &amp; &quot;:&quot; &amp; &quot;&quot;&quot;&quot; &amp;[.G22] &amp; &quot;&quot;&quot;&quot; &amp; &quot;,&quot; &amp; &quot;&quot;&quot;&quot;&amp;[.L22]" table:style-name="ce15">
            <text:p>{"K150/100/8": [{"shape_coords":[150,100,8,12,8],"shape_name":"Rectangle Hollow Section","synonyms":["K150/100/8","K150x100x8","K150/8","K150x8"]}]},</text:p>
          </table:table-cell>
          <table:table-cell table:number-columns-repeated="16371"/>
        </table:table-row>
        <table:table-row table:style-name="ro1">
          <table:table-cell office:value-type="string" office:string-value="K150/100/10" table:formula="of:=&quot;K&quot; &amp;[.B23] &amp; &quot;/&quot; &amp;[.C23] &amp; &quot;/&quot; &amp;[.D23]" table:style-name="ce15">
            <text:p>K150/100/10</text:p>
          </table:table-cell>
          <table:table-cell office:value-type="float" office:value="150" table:style-name="ce15">
            <text:p>150</text:p>
          </table:table-cell>
          <table:table-cell office:value-type="float" office:value="100" table:style-name="ce15">
            <text:p>100</text:p>
          </table:table-cell>
          <table:table-cell office:value-type="float" office:value="10" table:style-name="ce15">
            <text:p>10</text:p>
          </table:table-cell>
          <table:table-cell office:value-type="float" office:value="15" table:style-name="ce15">
            <text:p>15</text:p>
          </table:table-cell>
          <table:table-cell office:value-type="float" office:value="10" table:style-name="ce15">
            <text:p>10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50/100/10" table:formula="of:=[.A23]" table:style-name="ce15">
            <text:p>K150/100/10</text:p>
          </table:table-cell>
          <table:table-cell office:value-type="string" office:string-value="K150x100x10" table:formula="of:=&quot;K&quot; &amp;[.B23] &amp; &quot;x&quot; &amp;[.C23] &amp; &quot;x&quot; &amp;[.D23]" table:style-name="ce15">
            <text:p>K150x100x10</text:p>
          </table:table-cell>
          <table:table-cell office:value-type="string" office:string-value="K150/10" table:formula="of:=&quot;K&quot;&amp;[.B23]&amp; &quot;/&quot; &amp; [.D23]" table:style-name="ce15">
            <text:p>K150/10</text:p>
          </table:table-cell>
          <table:table-cell office:value-type="string" office:string-value="K150x10" table:formula="of:=&quot;K&quot;&amp;[.B23]&amp; &quot;x&quot; &amp; [.D23]" table:style-name="ce15">
            <text:p>K150x10</text:p>
          </table:table-cell>
          <table:table-cell office:value-type="string" office:string-value="synonyms&quot;:[&quot;K150/100/10&quot;,&quot;K150x100x10&quot;,&quot;K150/10&quot;,&quot;K150x10&quot;]}]}," table:formula="of:= &quot;synonyms&quot;&amp;&quot;&quot;&quot;&quot;&amp;&quot;:[&quot;&amp;&quot;&quot;&quot;&quot;&amp;[.H23]&amp;&quot;&quot;&quot;&quot;&amp;&quot;,&quot;&amp;&quot;&quot;&quot;&quot;&amp;[.I23]&amp;&quot;&quot;&quot;&quot;&amp;&quot;,&quot;&amp;&quot;&quot;&quot;&quot;&amp;[.J23]&amp;&quot;&quot;&quot;&quot;&amp;&quot;,&quot;&amp;&quot;&quot;&quot;&quot;&amp;[.K23]&amp;&quot;&quot;&quot;&quot;&amp;&quot;]}]},&quot;" table:style-name="ce15">
            <text:p>synonyms":["K150/100/10","K150x100x10","K150/10","K150x10"]}]},</text:p>
          </table:table-cell>
          <table:table-cell office:value-type="string" office:string-value="{&quot;K150/100/10&quot;: [{&quot;shape_coords&quot;:[150,100,10,15,10],&quot;shape_name&quot;:&quot;Rectangle Hollow Section&quot;,&quot;synonyms&quot;:[&quot;K150/100/10&quot;,&quot;K150x100x10&quot;,&quot;K150/10&quot;,&quot;K150x10&quot;]}]}," table:formula="of:=&quot;{&quot; &amp; &quot;&quot;&quot;&quot;&amp;[.A23]&amp;&quot;&quot;&quot;&quot;&amp;&quot;: [{&quot;&quot;&quot; &amp;&quot;shape_coords&quot;&amp;&quot;&quot;&quot;&quot; &amp; &quot;:&quot; &amp; &quot;[&quot; &amp; [.B23] &amp; &quot;,&quot; &amp;[.C23] &amp; &quot;,&quot; &amp;[.D23]&amp; &quot;,&quot; &amp;[.E23]&amp; &quot;,&quot; &amp;[.F23] &amp; &quot;],&quot; &amp; &quot;&quot;&quot;&quot; &amp;&quot;shape_name&quot;&amp;&quot;&quot;&quot;&quot; &amp; &quot;:&quot; &amp; &quot;&quot;&quot;&quot; &amp;[.G23] &amp; &quot;&quot;&quot;&quot; &amp; &quot;,&quot; &amp; &quot;&quot;&quot;&quot;&amp;[.L23]" table:style-name="ce15">
            <text:p>{"K150/100/10": [{"shape_coords":[150,100,10,15,10],"shape_name":"Rectangle Hollow Section","synonyms":["K150/100/10","K150x100x10","K150/10","K150x10"]}]},</text:p>
          </table:table-cell>
          <table:table-cell table:number-columns-repeated="16371"/>
        </table:table-row>
        <table:table-row table:style-name="ro1">
          <table:table-cell office:value-type="string" office:string-value="K160/80/8" table:formula="of:=&quot;K&quot; &amp;[.B24] &amp; &quot;/&quot; &amp;[.C24] &amp; &quot;/&quot; &amp;[.D24]" table:style-name="ce15">
            <text:p>K160/80/8</text:p>
          </table:table-cell>
          <table:table-cell office:value-type="float" office:value="160" table:style-name="ce15">
            <text:p>160</text:p>
          </table:table-cell>
          <table:table-cell office:value-type="float" office:value="80" table:style-name="ce15">
            <text:p>80</text:p>
          </table:table-cell>
          <table:table-cell office:value-type="float" office:value="8" table:style-name="ce15">
            <text:p>8</text:p>
          </table:table-cell>
          <table:table-cell office:value-type="float" office:value="12" table:style-name="ce15">
            <text:p>12</text:p>
          </table:table-cell>
          <table:table-cell office:value-type="float" office:value="8" table:style-name="ce15">
            <text:p>8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60/80/8" table:formula="of:=[.A24]" table:style-name="ce15">
            <text:p>K160/80/8</text:p>
          </table:table-cell>
          <table:table-cell office:value-type="string" office:string-value="K160x80x8" table:formula="of:=&quot;K&quot; &amp;[.B24] &amp; &quot;x&quot; &amp;[.C24] &amp; &quot;x&quot; &amp;[.D24]" table:style-name="ce15">
            <text:p>K160x80x8</text:p>
          </table:table-cell>
          <table:table-cell office:value-type="string" office:string-value="K160/8" table:formula="of:=&quot;K&quot;&amp;[.B24]&amp; &quot;/&quot; &amp; [.D24]" table:style-name="ce15">
            <text:p>K160/8</text:p>
          </table:table-cell>
          <table:table-cell office:value-type="string" office:string-value="K160x8" table:formula="of:=&quot;K&quot;&amp;[.B24]&amp; &quot;x&quot; &amp; [.D24]" table:style-name="ce15">
            <text:p>K160x8</text:p>
          </table:table-cell>
          <table:table-cell office:value-type="string" office:string-value="synonyms&quot;:[&quot;K160/80/8&quot;,&quot;K160x80x8&quot;,&quot;K160/8&quot;,&quot;K160x8&quot;]}]}," table:formula="of:= &quot;synonyms&quot;&amp;&quot;&quot;&quot;&quot;&amp;&quot;:[&quot;&amp;&quot;&quot;&quot;&quot;&amp;[.H24]&amp;&quot;&quot;&quot;&quot;&amp;&quot;,&quot;&amp;&quot;&quot;&quot;&quot;&amp;[.I24]&amp;&quot;&quot;&quot;&quot;&amp;&quot;,&quot;&amp;&quot;&quot;&quot;&quot;&amp;[.J24]&amp;&quot;&quot;&quot;&quot;&amp;&quot;,&quot;&amp;&quot;&quot;&quot;&quot;&amp;[.K24]&amp;&quot;&quot;&quot;&quot;&amp;&quot;]}]},&quot;" table:style-name="ce15">
            <text:p>synonyms":["K160/80/8","K160x80x8","K160/8","K160x8"]}]},</text:p>
          </table:table-cell>
          <table:table-cell office:value-type="string" office:string-value="{&quot;K160/80/8&quot;: [{&quot;shape_coords&quot;:[160,80,8,12,8],&quot;shape_name&quot;:&quot;Rectangle Hollow Section&quot;,&quot;synonyms&quot;:[&quot;K160/80/8&quot;,&quot;K160x80x8&quot;,&quot;K160/8&quot;,&quot;K160x8&quot;]}]}," table:formula="of:=&quot;{&quot; &amp; &quot;&quot;&quot;&quot;&amp;[.A24]&amp;&quot;&quot;&quot;&quot;&amp;&quot;: [{&quot;&quot;&quot; &amp;&quot;shape_coords&quot;&amp;&quot;&quot;&quot;&quot; &amp; &quot;:&quot; &amp; &quot;[&quot; &amp; [.B24] &amp; &quot;,&quot; &amp;[.C24] &amp; &quot;,&quot; &amp;[.D24]&amp; &quot;,&quot; &amp;[.E24]&amp; &quot;,&quot; &amp;[.F24] &amp; &quot;],&quot; &amp; &quot;&quot;&quot;&quot; &amp;&quot;shape_name&quot;&amp;&quot;&quot;&quot;&quot; &amp; &quot;:&quot; &amp; &quot;&quot;&quot;&quot; &amp;[.G24] &amp; &quot;&quot;&quot;&quot; &amp; &quot;,&quot; &amp; &quot;&quot;&quot;&quot;&amp;[.L24]" table:style-name="ce15">
            <text:p>{"K160/80/8": [{"shape_coords":[160,80,8,12,8],"shape_name":"Rectangle Hollow Section","synonyms":["K160/80/8","K160x80x8","K160/8","K160x8"]}]},</text:p>
          </table:table-cell>
          <table:table-cell table:number-columns-repeated="16371"/>
        </table:table-row>
        <table:table-row table:style-name="ro1">
          <table:table-cell office:value-type="string" office:string-value="K160/80/10" table:formula="of:=&quot;K&quot; &amp;[.B25] &amp; &quot;/&quot; &amp;[.C25] &amp; &quot;/&quot; &amp;[.D25]" table:style-name="ce15">
            <text:p>K160/80/10</text:p>
          </table:table-cell>
          <table:table-cell office:value-type="float" office:value="160" table:style-name="ce15">
            <text:p>160</text:p>
          </table:table-cell>
          <table:table-cell office:value-type="float" office:value="80" table:style-name="ce15">
            <text:p>80</text:p>
          </table:table-cell>
          <table:table-cell office:value-type="float" office:value="10" table:style-name="ce15">
            <text:p>10</text:p>
          </table:table-cell>
          <table:table-cell office:value-type="float" office:value="15" table:style-name="ce15">
            <text:p>15</text:p>
          </table:table-cell>
          <table:table-cell office:value-type="float" office:value="10" table:style-name="ce15">
            <text:p>10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160/80/10" table:formula="of:=[.A25]" table:style-name="ce15">
            <text:p>K160/80/10</text:p>
          </table:table-cell>
          <table:table-cell office:value-type="string" office:string-value="K160x80x10" table:formula="of:=&quot;K&quot; &amp;[.B25] &amp; &quot;x&quot; &amp;[.C25] &amp; &quot;x&quot; &amp;[.D25]" table:style-name="ce15">
            <text:p>K160x80x10</text:p>
          </table:table-cell>
          <table:table-cell office:value-type="string" office:string-value="K160/10" table:formula="of:=&quot;K&quot;&amp;[.B25]&amp; &quot;/&quot; &amp; [.D25]" table:style-name="ce15">
            <text:p>K160/10</text:p>
          </table:table-cell>
          <table:table-cell office:value-type="string" office:string-value="K160x10" table:formula="of:=&quot;K&quot;&amp;[.B25]&amp; &quot;x&quot; &amp; [.D25]" table:style-name="ce15">
            <text:p>K160x10</text:p>
          </table:table-cell>
          <table:table-cell office:value-type="string" office:string-value="synonyms&quot;:[&quot;K160/80/10&quot;,&quot;K160x80x10&quot;,&quot;K160/10&quot;,&quot;K160x10&quot;]}]}," table:formula="of:= &quot;synonyms&quot;&amp;&quot;&quot;&quot;&quot;&amp;&quot;:[&quot;&amp;&quot;&quot;&quot;&quot;&amp;[.H25]&amp;&quot;&quot;&quot;&quot;&amp;&quot;,&quot;&amp;&quot;&quot;&quot;&quot;&amp;[.I25]&amp;&quot;&quot;&quot;&quot;&amp;&quot;,&quot;&amp;&quot;&quot;&quot;&quot;&amp;[.J25]&amp;&quot;&quot;&quot;&quot;&amp;&quot;,&quot;&amp;&quot;&quot;&quot;&quot;&amp;[.K25]&amp;&quot;&quot;&quot;&quot;&amp;&quot;]}]},&quot;" table:style-name="ce15">
            <text:p>synonyms":["K160/80/10","K160x80x10","K160/10","K160x10"]}]},</text:p>
          </table:table-cell>
          <table:table-cell office:value-type="string" office:string-value="{&quot;K160/80/10&quot;: [{&quot;shape_coords&quot;:[160,80,10,15,10],&quot;shape_name&quot;:&quot;Rectangle Hollow Section&quot;,&quot;synonyms&quot;:[&quot;K160/80/10&quot;,&quot;K160x80x10&quot;,&quot;K160/10&quot;,&quot;K160x10&quot;]}]}," table:formula="of:=&quot;{&quot; &amp; &quot;&quot;&quot;&quot;&amp;[.A25]&amp;&quot;&quot;&quot;&quot;&amp;&quot;: [{&quot;&quot;&quot; &amp;&quot;shape_coords&quot;&amp;&quot;&quot;&quot;&quot; &amp; &quot;:&quot; &amp; &quot;[&quot; &amp; [.B25] &amp; &quot;,&quot; &amp;[.C25] &amp; &quot;,&quot; &amp;[.D25]&amp; &quot;,&quot; &amp;[.E25]&amp; &quot;,&quot; &amp;[.F25] &amp; &quot;],&quot; &amp; &quot;&quot;&quot;&quot; &amp;&quot;shape_name&quot;&amp;&quot;&quot;&quot;&quot; &amp; &quot;:&quot; &amp; &quot;&quot;&quot;&quot; &amp;[.G25] &amp; &quot;&quot;&quot;&quot; &amp; &quot;,&quot; &amp; &quot;&quot;&quot;&quot;&amp;[.L25]" table:style-name="ce15">
            <text:p>{"K160/80/10": [{"shape_coords":[160,80,10,15,10],"shape_name":"Rectangle Hollow Section","synonyms":["K160/80/10","K160x80x10","K160/10","K160x10"]}]},</text:p>
          </table:table-cell>
          <table:table-cell table:number-columns-repeated="16371"/>
        </table:table-row>
        <table:table-row table:style-name="ro1">
          <table:table-cell office:value-type="string" office:string-value="K200/100/8" table:formula="of:=&quot;K&quot; &amp;[.B26] &amp; &quot;/&quot; &amp;[.C26] &amp; &quot;/&quot; &amp;[.D26]" table:style-name="ce15">
            <text:p>K200/100/8</text:p>
          </table:table-cell>
          <table:table-cell office:value-type="float" office:value="200" table:style-name="ce15">
            <text:p>200</text:p>
          </table:table-cell>
          <table:table-cell office:value-type="float" office:value="100" table:style-name="ce15">
            <text:p>100</text:p>
          </table:table-cell>
          <table:table-cell office:value-type="float" office:value="8" table:style-name="ce15">
            <text:p>8</text:p>
          </table:table-cell>
          <table:table-cell office:value-type="float" office:value="12" table:style-name="ce15">
            <text:p>12</text:p>
          </table:table-cell>
          <table:table-cell office:value-type="float" office:value="8" table:style-name="ce15">
            <text:p>8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200/100/8" table:formula="of:=[.A26]" table:style-name="ce15">
            <text:p>K200/100/8</text:p>
          </table:table-cell>
          <table:table-cell office:value-type="string" office:string-value="K200x100x8" table:formula="of:=&quot;K&quot; &amp;[.B26] &amp; &quot;x&quot; &amp;[.C26] &amp; &quot;x&quot; &amp;[.D26]" table:style-name="ce15">
            <text:p>K200x100x8</text:p>
          </table:table-cell>
          <table:table-cell office:value-type="string" office:string-value="K200/8" table:formula="of:=&quot;K&quot;&amp;[.B26]&amp; &quot;/&quot; &amp; [.D26]" table:style-name="ce15">
            <text:p>K200/8</text:p>
          </table:table-cell>
          <table:table-cell office:value-type="string" office:string-value="K200x8" table:formula="of:=&quot;K&quot;&amp;[.B26]&amp; &quot;x&quot; &amp; [.D26]" table:style-name="ce15">
            <text:p>K200x8</text:p>
          </table:table-cell>
          <table:table-cell office:value-type="string" office:string-value="synonyms&quot;:[&quot;K200/100/8&quot;,&quot;K200x100x8&quot;,&quot;K200/8&quot;,&quot;K200x8&quot;]}]}," table:formula="of:= &quot;synonyms&quot;&amp;&quot;&quot;&quot;&quot;&amp;&quot;:[&quot;&amp;&quot;&quot;&quot;&quot;&amp;[.H26]&amp;&quot;&quot;&quot;&quot;&amp;&quot;,&quot;&amp;&quot;&quot;&quot;&quot;&amp;[.I26]&amp;&quot;&quot;&quot;&quot;&amp;&quot;,&quot;&amp;&quot;&quot;&quot;&quot;&amp;[.J26]&amp;&quot;&quot;&quot;&quot;&amp;&quot;,&quot;&amp;&quot;&quot;&quot;&quot;&amp;[.K26]&amp;&quot;&quot;&quot;&quot;&amp;&quot;]}]},&quot;" table:style-name="ce15">
            <text:p>synonyms":["K200/100/8","K200x100x8","K200/8","K200x8"]}]},</text:p>
          </table:table-cell>
          <table:table-cell office:value-type="string" office:string-value="{&quot;K200/100/8&quot;: [{&quot;shape_coords&quot;:[200,100,8,12,8],&quot;shape_name&quot;:&quot;Rectangle Hollow Section&quot;,&quot;synonyms&quot;:[&quot;K200/100/8&quot;,&quot;K200x100x8&quot;,&quot;K200/8&quot;,&quot;K200x8&quot;]}]}," table:formula="of:=&quot;{&quot; &amp; &quot;&quot;&quot;&quot;&amp;[.A26]&amp;&quot;&quot;&quot;&quot;&amp;&quot;: [{&quot;&quot;&quot; &amp;&quot;shape_coords&quot;&amp;&quot;&quot;&quot;&quot; &amp; &quot;:&quot; &amp; &quot;[&quot; &amp; [.B26] &amp; &quot;,&quot; &amp;[.C26] &amp; &quot;,&quot; &amp;[.D26]&amp; &quot;,&quot; &amp;[.E26]&amp; &quot;,&quot; &amp;[.F26] &amp; &quot;],&quot; &amp; &quot;&quot;&quot;&quot; &amp;&quot;shape_name&quot;&amp;&quot;&quot;&quot;&quot; &amp; &quot;:&quot; &amp; &quot;&quot;&quot;&quot; &amp;[.G26] &amp; &quot;&quot;&quot;&quot; &amp; &quot;,&quot; &amp; &quot;&quot;&quot;&quot;&amp;[.L26]" table:style-name="ce15">
            <text:p>{"K200/100/8": [{"shape_coords":[200,100,8,12,8],"shape_name":"Rectangle Hollow Section","synonyms":["K200/100/8","K200x100x8","K200/8","K200x8"]}]},</text:p>
          </table:table-cell>
          <table:table-cell table:number-columns-repeated="16371"/>
        </table:table-row>
        <table:table-row table:style-name="ro1">
          <table:table-cell office:value-type="string" office:string-value="K200/100/10" table:formula="of:=&quot;K&quot; &amp;[.B27] &amp; &quot;/&quot; &amp;[.C27] &amp; &quot;/&quot; &amp;[.D27]" table:style-name="ce15">
            <text:p>K200/100/10</text:p>
          </table:table-cell>
          <table:table-cell office:value-type="float" office:value="200" table:style-name="ce15">
            <text:p>200</text:p>
          </table:table-cell>
          <table:table-cell office:value-type="float" office:value="100" table:style-name="ce15">
            <text:p>100</text:p>
          </table:table-cell>
          <table:table-cell office:value-type="float" office:value="10" table:style-name="ce15">
            <text:p>10</text:p>
          </table:table-cell>
          <table:table-cell office:value-type="float" office:value="15" table:style-name="ce15">
            <text:p>15</text:p>
          </table:table-cell>
          <table:table-cell office:value-type="float" office:value="10" table:style-name="ce15">
            <text:p>10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200/100/10" table:formula="of:=[.A27]" table:style-name="ce15">
            <text:p>K200/100/10</text:p>
          </table:table-cell>
          <table:table-cell office:value-type="string" office:string-value="K200x100x10" table:formula="of:=&quot;K&quot; &amp;[.B27] &amp; &quot;x&quot; &amp;[.C27] &amp; &quot;x&quot; &amp;[.D27]" table:style-name="ce15">
            <text:p>K200x100x10</text:p>
          </table:table-cell>
          <table:table-cell office:value-type="string" office:string-value="K200/10" table:formula="of:=&quot;K&quot;&amp;[.B27]&amp; &quot;/&quot; &amp; [.D27]" table:style-name="ce15">
            <text:p>K200/10</text:p>
          </table:table-cell>
          <table:table-cell office:value-type="string" office:string-value="K200x10" table:formula="of:=&quot;K&quot;&amp;[.B27]&amp; &quot;x&quot; &amp; [.D27]" table:style-name="ce15">
            <text:p>K200x10</text:p>
          </table:table-cell>
          <table:table-cell office:value-type="string" office:string-value="synonyms&quot;:[&quot;K200/100/10&quot;,&quot;K200x100x10&quot;,&quot;K200/10&quot;,&quot;K200x10&quot;]}]}," table:formula="of:= &quot;synonyms&quot;&amp;&quot;&quot;&quot;&quot;&amp;&quot;:[&quot;&amp;&quot;&quot;&quot;&quot;&amp;[.H27]&amp;&quot;&quot;&quot;&quot;&amp;&quot;,&quot;&amp;&quot;&quot;&quot;&quot;&amp;[.I27]&amp;&quot;&quot;&quot;&quot;&amp;&quot;,&quot;&amp;&quot;&quot;&quot;&quot;&amp;[.J27]&amp;&quot;&quot;&quot;&quot;&amp;&quot;,&quot;&amp;&quot;&quot;&quot;&quot;&amp;[.K27]&amp;&quot;&quot;&quot;&quot;&amp;&quot;]}]},&quot;" table:style-name="ce15">
            <text:p>synonyms":["K200/100/10","K200x100x10","K200/10","K200x10"]}]},</text:p>
          </table:table-cell>
          <table:table-cell office:value-type="string" office:string-value="{&quot;K200/100/10&quot;: [{&quot;shape_coords&quot;:[200,100,10,15,10],&quot;shape_name&quot;:&quot;Rectangle Hollow Section&quot;,&quot;synonyms&quot;:[&quot;K200/100/10&quot;,&quot;K200x100x10&quot;,&quot;K200/10&quot;,&quot;K200x10&quot;]}]}," table:formula="of:=&quot;{&quot; &amp; &quot;&quot;&quot;&quot;&amp;[.A27]&amp;&quot;&quot;&quot;&quot;&amp;&quot;: [{&quot;&quot;&quot; &amp;&quot;shape_coords&quot;&amp;&quot;&quot;&quot;&quot; &amp; &quot;:&quot; &amp; &quot;[&quot; &amp; [.B27] &amp; &quot;,&quot; &amp;[.C27] &amp; &quot;,&quot; &amp;[.D27]&amp; &quot;,&quot; &amp;[.E27]&amp; &quot;,&quot; &amp;[.F27] &amp; &quot;],&quot; &amp; &quot;&quot;&quot;&quot; &amp;&quot;shape_name&quot;&amp;&quot;&quot;&quot;&quot; &amp; &quot;:&quot; &amp; &quot;&quot;&quot;&quot; &amp;[.G27] &amp; &quot;&quot;&quot;&quot; &amp; &quot;,&quot; &amp; &quot;&quot;&quot;&quot;&amp;[.L27]" table:style-name="ce15">
            <text:p>{"K200/100/10": [{"shape_coords":[200,100,10,15,10],"shape_name":"Rectangle Hollow Section","synonyms":["K200/100/10","K200x100x10","K200/10","K200x10"]}]},</text:p>
          </table:table-cell>
          <table:table-cell table:number-columns-repeated="16371"/>
        </table:table-row>
        <table:table-row table:style-name="ro1">
          <table:table-cell office:value-type="string" office:string-value="K200/100/12,5" table:formula="of:=&quot;K&quot; &amp;[.B28] &amp; &quot;/&quot; &amp;[.C28] &amp; &quot;/&quot; &amp;[.D28]" table:style-name="ce15">
            <text:p>K200/100/12,5</text:p>
          </table:table-cell>
          <table:table-cell office:value-type="float" office:value="200" table:style-name="ce15">
            <text:p>200</text:p>
          </table:table-cell>
          <table:table-cell office:value-type="float" office:value="100" table:style-name="ce15">
            <text:p>100</text:p>
          </table:table-cell>
          <table:table-cell office:value-type="float" office:value="12.5" table:style-name="ce15">
            <text:p>12,5</text:p>
          </table:table-cell>
          <table:table-cell office:value-type="float" office:value="18.75" table:style-name="ce15">
            <text:p>18,75</text:p>
          </table:table-cell>
          <table:table-cell office:value-type="float" office:value="12.5" table:style-name="ce15">
            <text:p>12,5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200/100/12,5" table:formula="of:=[.A28]" table:style-name="ce15">
            <text:p>K200/100/12,5</text:p>
          </table:table-cell>
          <table:table-cell office:value-type="string" office:string-value="K200x100x12,5" table:formula="of:=&quot;K&quot; &amp;[.B28] &amp; &quot;x&quot; &amp;[.C28] &amp; &quot;x&quot; &amp;[.D28]" table:style-name="ce15">
            <text:p>K200x100x12,5</text:p>
          </table:table-cell>
          <table:table-cell office:value-type="string" office:string-value="K200/12,5" table:formula="of:=&quot;K&quot;&amp;[.B28]&amp; &quot;/&quot; &amp; [.D28]" table:style-name="ce15">
            <text:p>K200/12,5</text:p>
          </table:table-cell>
          <table:table-cell office:value-type="string" office:string-value="K200x12,5" table:formula="of:=&quot;K&quot;&amp;[.B28]&amp; &quot;x&quot; &amp; [.D28]" table:style-name="ce15">
            <text:p>K200x12,5</text:p>
          </table:table-cell>
          <table:table-cell office:value-type="string" office:string-value="synonyms&quot;:[&quot;K200/100/12,5&quot;,&quot;K200x100x12,5&quot;,&quot;K200/12,5&quot;,&quot;K200x12,5&quot;]}]}," table:formula="of:= &quot;synonyms&quot;&amp;&quot;&quot;&quot;&quot;&amp;&quot;:[&quot;&amp;&quot;&quot;&quot;&quot;&amp;[.H28]&amp;&quot;&quot;&quot;&quot;&amp;&quot;,&quot;&amp;&quot;&quot;&quot;&quot;&amp;[.I28]&amp;&quot;&quot;&quot;&quot;&amp;&quot;,&quot;&amp;&quot;&quot;&quot;&quot;&amp;[.J28]&amp;&quot;&quot;&quot;&quot;&amp;&quot;,&quot;&amp;&quot;&quot;&quot;&quot;&amp;[.K28]&amp;&quot;&quot;&quot;&quot;&amp;&quot;]}]},&quot;" table:style-name="ce15">
            <text:p>synonyms":["K200/100/12,5","K200x100x12,5","K200/12,5","K200x12,5"]}]},</text:p>
          </table:table-cell>
          <table:table-cell office:value-type="string" office:string-value="{&quot;K200/100/12,5&quot;: [{&quot;shape_coords&quot;:[200,100,12,5,18,75,12,5],&quot;shape_name&quot;:&quot;Rectangle Hollow Section&quot;,&quot;synonyms&quot;:[&quot;K200/100/12,5&quot;,&quot;K200x100x12,5&quot;,&quot;K200/12,5&quot;,&quot;K200x12,5&quot;]}]}," table:formula="of:=&quot;{&quot; &amp; &quot;&quot;&quot;&quot;&amp;[.A28]&amp;&quot;&quot;&quot;&quot;&amp;&quot;: [{&quot;&quot;&quot; &amp;&quot;shape_coords&quot;&amp;&quot;&quot;&quot;&quot; &amp; &quot;:&quot; &amp; &quot;[&quot; &amp; [.B28] &amp; &quot;,&quot; &amp;[.C28] &amp; &quot;,&quot; &amp;[.D28]&amp; &quot;,&quot; &amp;[.E28]&amp; &quot;,&quot; &amp;[.F28] &amp; &quot;],&quot; &amp; &quot;&quot;&quot;&quot; &amp;&quot;shape_name&quot;&amp;&quot;&quot;&quot;&quot; &amp; &quot;:&quot; &amp; &quot;&quot;&quot;&quot; &amp;[.G28] &amp; &quot;&quot;&quot;&quot; &amp; &quot;,&quot; &amp; &quot;&quot;&quot;&quot;&amp;[.L28]" table:style-name="ce15">
            <text:p>{"K200/100/12,5": [{"shape_coords":[200,100,12,5,18,75,12,5],"shape_name":"Rectangle Hollow Section","synonyms":["K200/100/12,5","K200x100x12,5","K200/12,5","K200x12,5"]}]},</text:p>
          </table:table-cell>
          <table:table-cell table:number-columns-repeated="16371"/>
        </table:table-row>
        <table:table-row table:style-name="ro1">
          <table:table-cell office:value-type="string" office:string-value="K200/120/8" table:formula="of:=&quot;K&quot; &amp;[.B29] &amp; &quot;/&quot; &amp;[.C29] &amp; &quot;/&quot; &amp;[.D29]" table:style-name="ce15">
            <text:p>K200/120/8</text:p>
          </table:table-cell>
          <table:table-cell office:value-type="float" office:value="200" table:style-name="ce15">
            <text:p>200</text:p>
          </table:table-cell>
          <table:table-cell office:value-type="float" office:value="120" table:style-name="ce15">
            <text:p>120</text:p>
          </table:table-cell>
          <table:table-cell office:value-type="float" office:value="8" table:style-name="ce15">
            <text:p>8</text:p>
          </table:table-cell>
          <table:table-cell office:value-type="float" office:value="12" table:style-name="ce15">
            <text:p>12</text:p>
          </table:table-cell>
          <table:table-cell office:value-type="float" office:value="8" table:style-name="ce15">
            <text:p>8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200/120/8" table:formula="of:=[.A29]" table:style-name="ce15">
            <text:p>K200/120/8</text:p>
          </table:table-cell>
          <table:table-cell office:value-type="string" office:string-value="K200x120x8" table:formula="of:=&quot;K&quot; &amp;[.B29] &amp; &quot;x&quot; &amp;[.C29] &amp; &quot;x&quot; &amp;[.D29]" table:style-name="ce15">
            <text:p>K200x120x8</text:p>
          </table:table-cell>
          <table:table-cell office:value-type="string" office:string-value="K200/8" table:formula="of:=&quot;K&quot;&amp;[.B29]&amp; &quot;/&quot; &amp; [.D29]" table:style-name="ce15">
            <text:p>K200/8</text:p>
          </table:table-cell>
          <table:table-cell office:value-type="string" office:string-value="K200x8" table:formula="of:=&quot;K&quot;&amp;[.B29]&amp; &quot;x&quot; &amp; [.D29]" table:style-name="ce15">
            <text:p>K200x8</text:p>
          </table:table-cell>
          <table:table-cell office:value-type="string" office:string-value="synonyms&quot;:[&quot;K200/120/8&quot;,&quot;K200x120x8&quot;,&quot;K200/8&quot;,&quot;K200x8&quot;]}]}," table:formula="of:= &quot;synonyms&quot;&amp;&quot;&quot;&quot;&quot;&amp;&quot;:[&quot;&amp;&quot;&quot;&quot;&quot;&amp;[.H29]&amp;&quot;&quot;&quot;&quot;&amp;&quot;,&quot;&amp;&quot;&quot;&quot;&quot;&amp;[.I29]&amp;&quot;&quot;&quot;&quot;&amp;&quot;,&quot;&amp;&quot;&quot;&quot;&quot;&amp;[.J29]&amp;&quot;&quot;&quot;&quot;&amp;&quot;,&quot;&amp;&quot;&quot;&quot;&quot;&amp;[.K29]&amp;&quot;&quot;&quot;&quot;&amp;&quot;]}]},&quot;" table:style-name="ce15">
            <text:p>synonyms":["K200/120/8","K200x120x8","K200/8","K200x8"]}]},</text:p>
          </table:table-cell>
          <table:table-cell office:value-type="string" office:string-value="{&quot;K200/120/8&quot;: [{&quot;shape_coords&quot;:[200,120,8,12,8],&quot;shape_name&quot;:&quot;Rectangle Hollow Section&quot;,&quot;synonyms&quot;:[&quot;K200/120/8&quot;,&quot;K200x120x8&quot;,&quot;K200/8&quot;,&quot;K200x8&quot;]}]}," table:formula="of:=&quot;{&quot; &amp; &quot;&quot;&quot;&quot;&amp;[.A29]&amp;&quot;&quot;&quot;&quot;&amp;&quot;: [{&quot;&quot;&quot; &amp;&quot;shape_coords&quot;&amp;&quot;&quot;&quot;&quot; &amp; &quot;:&quot; &amp; &quot;[&quot; &amp; [.B29] &amp; &quot;,&quot; &amp;[.C29] &amp; &quot;,&quot; &amp;[.D29]&amp; &quot;,&quot; &amp;[.E29]&amp; &quot;,&quot; &amp;[.F29] &amp; &quot;],&quot; &amp; &quot;&quot;&quot;&quot; &amp;&quot;shape_name&quot;&amp;&quot;&quot;&quot;&quot; &amp; &quot;:&quot; &amp; &quot;&quot;&quot;&quot; &amp;[.G29] &amp; &quot;&quot;&quot;&quot; &amp; &quot;,&quot; &amp; &quot;&quot;&quot;&quot;&amp;[.L29]" table:style-name="ce15">
            <text:p>{"K200/120/8": [{"shape_coords":[200,120,8,12,8],"shape_name":"Rectangle Hollow Section","synonyms":["K200/120/8","K200x120x8","K200/8","K200x8"]}]},</text:p>
          </table:table-cell>
          <table:table-cell table:number-columns-repeated="16371"/>
        </table:table-row>
        <table:table-row table:style-name="ro1">
          <table:table-cell office:value-type="string" office:string-value="K200/120/10" table:formula="of:=&quot;K&quot; &amp;[.B30] &amp; &quot;/&quot; &amp;[.C30] &amp; &quot;/&quot; &amp;[.D30]" table:style-name="ce15">
            <text:p>K200/120/10</text:p>
          </table:table-cell>
          <table:table-cell office:value-type="float" office:value="200" table:style-name="ce15">
            <text:p>200</text:p>
          </table:table-cell>
          <table:table-cell office:value-type="float" office:value="120" table:style-name="ce15">
            <text:p>120</text:p>
          </table:table-cell>
          <table:table-cell office:value-type="float" office:value="10" table:style-name="ce15">
            <text:p>10</text:p>
          </table:table-cell>
          <table:table-cell office:value-type="float" office:value="15" table:style-name="ce15">
            <text:p>15</text:p>
          </table:table-cell>
          <table:table-cell office:value-type="float" office:value="10" table:style-name="ce15">
            <text:p>10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200/120/10" table:formula="of:=[.A30]" table:style-name="ce15">
            <text:p>K200/120/10</text:p>
          </table:table-cell>
          <table:table-cell office:value-type="string" office:string-value="K200x120x10" table:formula="of:=&quot;K&quot; &amp;[.B30] &amp; &quot;x&quot; &amp;[.C30] &amp; &quot;x&quot; &amp;[.D30]" table:style-name="ce15">
            <text:p>K200x120x10</text:p>
          </table:table-cell>
          <table:table-cell office:value-type="string" office:string-value="K200/10" table:formula="of:=&quot;K&quot;&amp;[.B30]&amp; &quot;/&quot; &amp; [.D30]" table:style-name="ce15">
            <text:p>K200/10</text:p>
          </table:table-cell>
          <table:table-cell office:value-type="string" office:string-value="K200x10" table:formula="of:=&quot;K&quot;&amp;[.B30]&amp; &quot;x&quot; &amp; [.D30]" table:style-name="ce15">
            <text:p>K200x10</text:p>
          </table:table-cell>
          <table:table-cell office:value-type="string" office:string-value="synonyms&quot;:[&quot;K200/120/10&quot;,&quot;K200x120x10&quot;,&quot;K200/10&quot;,&quot;K200x10&quot;]}]}," table:formula="of:= &quot;synonyms&quot;&amp;&quot;&quot;&quot;&quot;&amp;&quot;:[&quot;&amp;&quot;&quot;&quot;&quot;&amp;[.H30]&amp;&quot;&quot;&quot;&quot;&amp;&quot;,&quot;&amp;&quot;&quot;&quot;&quot;&amp;[.I30]&amp;&quot;&quot;&quot;&quot;&amp;&quot;,&quot;&amp;&quot;&quot;&quot;&quot;&amp;[.J30]&amp;&quot;&quot;&quot;&quot;&amp;&quot;,&quot;&amp;&quot;&quot;&quot;&quot;&amp;[.K30]&amp;&quot;&quot;&quot;&quot;&amp;&quot;]}]},&quot;" table:style-name="ce15">
            <text:p>synonyms":["K200/120/10","K200x120x10","K200/10","K200x10"]}]},</text:p>
          </table:table-cell>
          <table:table-cell office:value-type="string" office:string-value="{&quot;K200/120/10&quot;: [{&quot;shape_coords&quot;:[200,120,10,15,10],&quot;shape_name&quot;:&quot;Rectangle Hollow Section&quot;,&quot;synonyms&quot;:[&quot;K200/120/10&quot;,&quot;K200x120x10&quot;,&quot;K200/10&quot;,&quot;K200x10&quot;]}]}," table:formula="of:=&quot;{&quot; &amp; &quot;&quot;&quot;&quot;&amp;[.A30]&amp;&quot;&quot;&quot;&quot;&amp;&quot;: [{&quot;&quot;&quot; &amp;&quot;shape_coords&quot;&amp;&quot;&quot;&quot;&quot; &amp; &quot;:&quot; &amp; &quot;[&quot; &amp; [.B30] &amp; &quot;,&quot; &amp;[.C30] &amp; &quot;,&quot; &amp;[.D30]&amp; &quot;,&quot; &amp;[.E30]&amp; &quot;,&quot; &amp;[.F30] &amp; &quot;],&quot; &amp; &quot;&quot;&quot;&quot; &amp;&quot;shape_name&quot;&amp;&quot;&quot;&quot;&quot; &amp; &quot;:&quot; &amp; &quot;&quot;&quot;&quot; &amp;[.G30] &amp; &quot;&quot;&quot;&quot; &amp; &quot;,&quot; &amp; &quot;&quot;&quot;&quot;&amp;[.L30]" table:style-name="ce15">
            <text:p>{"K200/120/10": [{"shape_coords":[200,120,10,15,10],"shape_name":"Rectangle Hollow Section","synonyms":["K200/120/10","K200x120x10","K200/10","K200x10"]}]},</text:p>
          </table:table-cell>
          <table:table-cell table:number-columns-repeated="16371"/>
        </table:table-row>
        <table:table-row table:style-name="ro1">
          <table:table-cell office:value-type="string" office:string-value="K250/150/10" table:formula="of:=&quot;K&quot; &amp;[.B31] &amp; &quot;/&quot; &amp;[.C31] &amp; &quot;/&quot; &amp;[.D31]" table:style-name="ce15">
            <text:p>K250/150/10</text:p>
          </table:table-cell>
          <table:table-cell office:value-type="float" office:value="250" table:style-name="ce15">
            <text:p>250</text:p>
          </table:table-cell>
          <table:table-cell office:value-type="float" office:value="150" table:style-name="ce15">
            <text:p>150</text:p>
          </table:table-cell>
          <table:table-cell office:value-type="float" office:value="10" table:style-name="ce15">
            <text:p>10</text:p>
          </table:table-cell>
          <table:table-cell office:value-type="float" office:value="15" table:style-name="ce15">
            <text:p>15</text:p>
          </table:table-cell>
          <table:table-cell office:value-type="float" office:value="10" table:style-name="ce15">
            <text:p>10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250/150/10" table:formula="of:=[.A31]" table:style-name="ce15">
            <text:p>K250/150/10</text:p>
          </table:table-cell>
          <table:table-cell office:value-type="string" office:string-value="K250x150x10" table:formula="of:=&quot;K&quot; &amp;[.B31] &amp; &quot;x&quot; &amp;[.C31] &amp; &quot;x&quot; &amp;[.D31]" table:style-name="ce15">
            <text:p>K250x150x10</text:p>
          </table:table-cell>
          <table:table-cell office:value-type="string" office:string-value="K250/10" table:formula="of:=&quot;K&quot;&amp;[.B31]&amp; &quot;/&quot; &amp; [.D31]" table:style-name="ce15">
            <text:p>K250/10</text:p>
          </table:table-cell>
          <table:table-cell office:value-type="string" office:string-value="K250x10" table:formula="of:=&quot;K&quot;&amp;[.B31]&amp; &quot;x&quot; &amp; [.D31]" table:style-name="ce15">
            <text:p>K250x10</text:p>
          </table:table-cell>
          <table:table-cell office:value-type="string" office:string-value="synonyms&quot;:[&quot;K250/150/10&quot;,&quot;K250x150x10&quot;,&quot;K250/10&quot;,&quot;K250x10&quot;]}]}," table:formula="of:= &quot;synonyms&quot;&amp;&quot;&quot;&quot;&quot;&amp;&quot;:[&quot;&amp;&quot;&quot;&quot;&quot;&amp;[.H31]&amp;&quot;&quot;&quot;&quot;&amp;&quot;,&quot;&amp;&quot;&quot;&quot;&quot;&amp;[.I31]&amp;&quot;&quot;&quot;&quot;&amp;&quot;,&quot;&amp;&quot;&quot;&quot;&quot;&amp;[.J31]&amp;&quot;&quot;&quot;&quot;&amp;&quot;,&quot;&amp;&quot;&quot;&quot;&quot;&amp;[.K31]&amp;&quot;&quot;&quot;&quot;&amp;&quot;]}]},&quot;" table:style-name="ce15">
            <text:p>synonyms":["K250/150/10","K250x150x10","K250/10","K250x10"]}]},</text:p>
          </table:table-cell>
          <table:table-cell office:value-type="string" office:string-value="{&quot;K250/150/10&quot;: [{&quot;shape_coords&quot;:[250,150,10,15,10],&quot;shape_name&quot;:&quot;Rectangle Hollow Section&quot;,&quot;synonyms&quot;:[&quot;K250/150/10&quot;,&quot;K250x150x10&quot;,&quot;K250/10&quot;,&quot;K250x10&quot;]}]}," table:formula="of:=&quot;{&quot; &amp; &quot;&quot;&quot;&quot;&amp;[.A31]&amp;&quot;&quot;&quot;&quot;&amp;&quot;: [{&quot;&quot;&quot; &amp;&quot;shape_coords&quot;&amp;&quot;&quot;&quot;&quot; &amp; &quot;:&quot; &amp; &quot;[&quot; &amp; [.B31] &amp; &quot;,&quot; &amp;[.C31] &amp; &quot;,&quot; &amp;[.D31]&amp; &quot;,&quot; &amp;[.E31]&amp; &quot;,&quot; &amp;[.F31] &amp; &quot;],&quot; &amp; &quot;&quot;&quot;&quot; &amp;&quot;shape_name&quot;&amp;&quot;&quot;&quot;&quot; &amp; &quot;:&quot; &amp; &quot;&quot;&quot;&quot; &amp;[.G31] &amp; &quot;&quot;&quot;&quot; &amp; &quot;,&quot; &amp; &quot;&quot;&quot;&quot;&amp;[.L31]" table:style-name="ce15">
            <text:p>{"K250/150/10": [{"shape_coords":[250,150,10,15,10],"shape_name":"Rectangle Hollow Section","synonyms":["K250/150/10","K250x150x10","K250/10","K250x10"]}]},</text:p>
          </table:table-cell>
          <table:table-cell table:number-columns-repeated="16371"/>
        </table:table-row>
        <table:table-row table:style-name="ro1">
          <table:table-cell office:value-type="string" office:string-value="K250/150/12,5" table:formula="of:=&quot;K&quot; &amp;[.B32] &amp; &quot;/&quot; &amp;[.C32] &amp; &quot;/&quot; &amp;[.D32]" table:style-name="ce15">
            <text:p>K250/150/12,5</text:p>
          </table:table-cell>
          <table:table-cell office:value-type="float" office:value="250" table:style-name="ce15">
            <text:p>250</text:p>
          </table:table-cell>
          <table:table-cell office:value-type="float" office:value="150" table:style-name="ce15">
            <text:p>150</text:p>
          </table:table-cell>
          <table:table-cell office:value-type="float" office:value="12.5" table:style-name="ce15">
            <text:p>12,5</text:p>
          </table:table-cell>
          <table:table-cell office:value-type="float" office:value="18.75" table:style-name="ce15">
            <text:p>18,75</text:p>
          </table:table-cell>
          <table:table-cell office:value-type="float" office:value="12.5" table:style-name="ce15">
            <text:p>12,5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250/150/12,5" table:formula="of:=[.A32]" table:style-name="ce15">
            <text:p>K250/150/12,5</text:p>
          </table:table-cell>
          <table:table-cell office:value-type="string" office:string-value="K250x150x12,5" table:formula="of:=&quot;K&quot; &amp;[.B32] &amp; &quot;x&quot; &amp;[.C32] &amp; &quot;x&quot; &amp;[.D32]" table:style-name="ce15">
            <text:p>K250x150x12,5</text:p>
          </table:table-cell>
          <table:table-cell office:value-type="string" office:string-value="K250/12,5" table:formula="of:=&quot;K&quot;&amp;[.B32]&amp; &quot;/&quot; &amp; [.D32]" table:style-name="ce15">
            <text:p>K250/12,5</text:p>
          </table:table-cell>
          <table:table-cell office:value-type="string" office:string-value="K250x12,5" table:formula="of:=&quot;K&quot;&amp;[.B32]&amp; &quot;x&quot; &amp; [.D32]" table:style-name="ce15">
            <text:p>K250x12,5</text:p>
          </table:table-cell>
          <table:table-cell office:value-type="string" office:string-value="synonyms&quot;:[&quot;K250/150/12,5&quot;,&quot;K250x150x12,5&quot;,&quot;K250/12,5&quot;,&quot;K250x12,5&quot;]}]}," table:formula="of:= &quot;synonyms&quot;&amp;&quot;&quot;&quot;&quot;&amp;&quot;:[&quot;&amp;&quot;&quot;&quot;&quot;&amp;[.H32]&amp;&quot;&quot;&quot;&quot;&amp;&quot;,&quot;&amp;&quot;&quot;&quot;&quot;&amp;[.I32]&amp;&quot;&quot;&quot;&quot;&amp;&quot;,&quot;&amp;&quot;&quot;&quot;&quot;&amp;[.J32]&amp;&quot;&quot;&quot;&quot;&amp;&quot;,&quot;&amp;&quot;&quot;&quot;&quot;&amp;[.K32]&amp;&quot;&quot;&quot;&quot;&amp;&quot;]}]},&quot;" table:style-name="ce15">
            <text:p>synonyms":["K250/150/12,5","K250x150x12,5","K250/12,5","K250x12,5"]}]},</text:p>
          </table:table-cell>
          <table:table-cell office:value-type="string" office:string-value="{&quot;K250/150/12,5&quot;: [{&quot;shape_coords&quot;:[250,150,12,5,18,75,12,5],&quot;shape_name&quot;:&quot;Rectangle Hollow Section&quot;,&quot;synonyms&quot;:[&quot;K250/150/12,5&quot;,&quot;K250x150x12,5&quot;,&quot;K250/12,5&quot;,&quot;K250x12,5&quot;]}]}," table:formula="of:=&quot;{&quot; &amp; &quot;&quot;&quot;&quot;&amp;[.A32]&amp;&quot;&quot;&quot;&quot;&amp;&quot;: [{&quot;&quot;&quot; &amp;&quot;shape_coords&quot;&amp;&quot;&quot;&quot;&quot; &amp; &quot;:&quot; &amp; &quot;[&quot; &amp; [.B32] &amp; &quot;,&quot; &amp;[.C32] &amp; &quot;,&quot; &amp;[.D32]&amp; &quot;,&quot; &amp;[.E32]&amp; &quot;,&quot; &amp;[.F32] &amp; &quot;],&quot; &amp; &quot;&quot;&quot;&quot; &amp;&quot;shape_name&quot;&amp;&quot;&quot;&quot;&quot; &amp; &quot;:&quot; &amp; &quot;&quot;&quot;&quot; &amp;[.G32] &amp; &quot;&quot;&quot;&quot; &amp; &quot;,&quot; &amp; &quot;&quot;&quot;&quot;&amp;[.L32]" table:style-name="ce15">
            <text:p>{"K250/150/12,5": [{"shape_coords":[250,150,12,5,18,75,12,5],"shape_name":"Rectangle Hollow Section","synonyms":["K250/150/12,5","K250x150x12,5","K250/12,5","K250x12,5"]}]},</text:p>
          </table:table-cell>
          <table:table-cell table:number-columns-repeated="16371"/>
        </table:table-row>
        <table:table-row table:style-name="ro1">
          <table:table-cell office:value-type="string" office:string-value="K300/200/10" table:formula="of:=&quot;K&quot; &amp;[.B33] &amp; &quot;/&quot; &amp;[.C33] &amp; &quot;/&quot; &amp;[.D33]" table:style-name="ce15">
            <text:p>K300/200/10</text:p>
          </table:table-cell>
          <table:table-cell office:value-type="float" office:value="300" table:style-name="ce15">
            <text:p>300</text:p>
          </table:table-cell>
          <table:table-cell office:value-type="float" office:value="200" table:style-name="ce15">
            <text:p>200</text:p>
          </table:table-cell>
          <table:table-cell office:value-type="float" office:value="10" table:style-name="ce15">
            <text:p>10</text:p>
          </table:table-cell>
          <table:table-cell office:value-type="float" office:value="15" table:style-name="ce15">
            <text:p>15</text:p>
          </table:table-cell>
          <table:table-cell office:value-type="float" office:value="10" table:style-name="ce15">
            <text:p>10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300/200/10" table:formula="of:=[.A33]" table:style-name="ce15">
            <text:p>K300/200/10</text:p>
          </table:table-cell>
          <table:table-cell office:value-type="string" office:string-value="K300x200x10" table:formula="of:=&quot;K&quot; &amp;[.B33] &amp; &quot;x&quot; &amp;[.C33] &amp; &quot;x&quot; &amp;[.D33]" table:style-name="ce15">
            <text:p>K300x200x10</text:p>
          </table:table-cell>
          <table:table-cell office:value-type="string" office:string-value="K300/10" table:formula="of:=&quot;K&quot;&amp;[.B33]&amp; &quot;/&quot; &amp; [.D33]" table:style-name="ce15">
            <text:p>K300/10</text:p>
          </table:table-cell>
          <table:table-cell office:value-type="string" office:string-value="K300x10" table:formula="of:=&quot;K&quot;&amp;[.B33]&amp; &quot;x&quot; &amp; [.D33]" table:style-name="ce15">
            <text:p>K300x10</text:p>
          </table:table-cell>
          <table:table-cell office:value-type="string" office:string-value="synonyms&quot;:[&quot;K300/200/10&quot;,&quot;K300x200x10&quot;,&quot;K300/10&quot;,&quot;K300x10&quot;]}]}," table:formula="of:= &quot;synonyms&quot;&amp;&quot;&quot;&quot;&quot;&amp;&quot;:[&quot;&amp;&quot;&quot;&quot;&quot;&amp;[.H33]&amp;&quot;&quot;&quot;&quot;&amp;&quot;,&quot;&amp;&quot;&quot;&quot;&quot;&amp;[.I33]&amp;&quot;&quot;&quot;&quot;&amp;&quot;,&quot;&amp;&quot;&quot;&quot;&quot;&amp;[.J33]&amp;&quot;&quot;&quot;&quot;&amp;&quot;,&quot;&amp;&quot;&quot;&quot;&quot;&amp;[.K33]&amp;&quot;&quot;&quot;&quot;&amp;&quot;]}]},&quot;" table:style-name="ce15">
            <text:p>synonyms":["K300/200/10","K300x200x10","K300/10","K300x10"]}]},</text:p>
          </table:table-cell>
          <table:table-cell office:value-type="string" office:string-value="{&quot;K300/200/10&quot;: [{&quot;shape_coords&quot;:[300,200,10,15,10],&quot;shape_name&quot;:&quot;Rectangle Hollow Section&quot;,&quot;synonyms&quot;:[&quot;K300/200/10&quot;,&quot;K300x200x10&quot;,&quot;K300/10&quot;,&quot;K300x10&quot;]}]}," table:formula="of:=&quot;{&quot; &amp; &quot;&quot;&quot;&quot;&amp;[.A33]&amp;&quot;&quot;&quot;&quot;&amp;&quot;: [{&quot;&quot;&quot; &amp;&quot;shape_coords&quot;&amp;&quot;&quot;&quot;&quot; &amp; &quot;:&quot; &amp; &quot;[&quot; &amp; [.B33] &amp; &quot;,&quot; &amp;[.C33] &amp; &quot;,&quot; &amp;[.D33]&amp; &quot;,&quot; &amp;[.E33]&amp; &quot;,&quot; &amp;[.F33] &amp; &quot;],&quot; &amp; &quot;&quot;&quot;&quot; &amp;&quot;shape_name&quot;&amp;&quot;&quot;&quot;&quot; &amp; &quot;:&quot; &amp; &quot;&quot;&quot;&quot; &amp;[.G33] &amp; &quot;&quot;&quot;&quot; &amp; &quot;,&quot; &amp; &quot;&quot;&quot;&quot;&amp;[.L33]" table:style-name="ce15">
            <text:p>{"K300/200/10": [{"shape_coords":[300,200,10,15,10],"shape_name":"Rectangle Hollow Section","synonyms":["K300/200/10","K300x200x10","K300/10","K300x10"]}]},</text:p>
          </table:table-cell>
          <table:table-cell table:number-columns-repeated="16371"/>
        </table:table-row>
        <table:table-row table:style-name="ro1">
          <table:table-cell office:value-type="string" office:string-value="K300/200/12,5" table:formula="of:=&quot;K&quot; &amp;[.B34] &amp; &quot;/&quot; &amp;[.C34] &amp; &quot;/&quot; &amp;[.D34]" table:style-name="ce15">
            <text:p>K300/200/12,5</text:p>
          </table:table-cell>
          <table:table-cell office:value-type="float" office:value="300" table:style-name="ce15">
            <text:p>300</text:p>
          </table:table-cell>
          <table:table-cell office:value-type="float" office:value="200" table:style-name="ce15">
            <text:p>200</text:p>
          </table:table-cell>
          <table:table-cell office:value-type="float" office:value="12.5" table:style-name="ce15">
            <text:p>12,5</text:p>
          </table:table-cell>
          <table:table-cell office:value-type="float" office:value="18.75" table:style-name="ce15">
            <text:p>18,75</text:p>
          </table:table-cell>
          <table:table-cell office:value-type="float" office:value="12.5" table:style-name="ce15">
            <text:p>12,5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300/200/12,5" table:formula="of:=[.A34]" table:style-name="ce15">
            <text:p>K300/200/12,5</text:p>
          </table:table-cell>
          <table:table-cell office:value-type="string" office:string-value="K300x200x12,5" table:formula="of:=&quot;K&quot; &amp;[.B34] &amp; &quot;x&quot; &amp;[.C34] &amp; &quot;x&quot; &amp;[.D34]" table:style-name="ce15">
            <text:p>K300x200x12,5</text:p>
          </table:table-cell>
          <table:table-cell office:value-type="string" office:string-value="K300/12,5" table:formula="of:=&quot;K&quot;&amp;[.B34]&amp; &quot;/&quot; &amp; [.D34]" table:style-name="ce15">
            <text:p>K300/12,5</text:p>
          </table:table-cell>
          <table:table-cell office:value-type="string" office:string-value="K300x12,5" table:formula="of:=&quot;K&quot;&amp;[.B34]&amp; &quot;x&quot; &amp; [.D34]" table:style-name="ce15">
            <text:p>K300x12,5</text:p>
          </table:table-cell>
          <table:table-cell office:value-type="string" office:string-value="synonyms&quot;:[&quot;K300/200/12,5&quot;,&quot;K300x200x12,5&quot;,&quot;K300/12,5&quot;,&quot;K300x12,5&quot;]}]}," table:formula="of:= &quot;synonyms&quot;&amp;&quot;&quot;&quot;&quot;&amp;&quot;:[&quot;&amp;&quot;&quot;&quot;&quot;&amp;[.H34]&amp;&quot;&quot;&quot;&quot;&amp;&quot;,&quot;&amp;&quot;&quot;&quot;&quot;&amp;[.I34]&amp;&quot;&quot;&quot;&quot;&amp;&quot;,&quot;&amp;&quot;&quot;&quot;&quot;&amp;[.J34]&amp;&quot;&quot;&quot;&quot;&amp;&quot;,&quot;&amp;&quot;&quot;&quot;&quot;&amp;[.K34]&amp;&quot;&quot;&quot;&quot;&amp;&quot;]}]},&quot;" table:style-name="ce15">
            <text:p>synonyms":["K300/200/12,5","K300x200x12,5","K300/12,5","K300x12,5"]}]},</text:p>
          </table:table-cell>
          <table:table-cell office:value-type="string" office:string-value="{&quot;K300/200/12,5&quot;: [{&quot;shape_coords&quot;:[300,200,12,5,18,75,12,5],&quot;shape_name&quot;:&quot;Rectangle Hollow Section&quot;,&quot;synonyms&quot;:[&quot;K300/200/12,5&quot;,&quot;K300x200x12,5&quot;,&quot;K300/12,5&quot;,&quot;K300x12,5&quot;]}]}," table:formula="of:=&quot;{&quot; &amp; &quot;&quot;&quot;&quot;&amp;[.A34]&amp;&quot;&quot;&quot;&quot;&amp;&quot;: [{&quot;&quot;&quot; &amp;&quot;shape_coords&quot;&amp;&quot;&quot;&quot;&quot; &amp; &quot;:&quot; &amp; &quot;[&quot; &amp; [.B34] &amp; &quot;,&quot; &amp;[.C34] &amp; &quot;,&quot; &amp;[.D34]&amp; &quot;,&quot; &amp;[.E34]&amp; &quot;,&quot; &amp;[.F34] &amp; &quot;],&quot; &amp; &quot;&quot;&quot;&quot; &amp;&quot;shape_name&quot;&amp;&quot;&quot;&quot;&quot; &amp; &quot;:&quot; &amp; &quot;&quot;&quot;&quot; &amp;[.G34] &amp; &quot;&quot;&quot;&quot; &amp; &quot;,&quot; &amp; &quot;&quot;&quot;&quot;&amp;[.L34]" table:style-name="ce15">
            <text:p>{"K300/200/12,5": [{"shape_coords":[300,200,12,5,18,75,12,5],"shape_name":"Rectangle Hollow Section","synonyms":["K300/200/12,5","K300x200x12,5","K300/12,5","K300x12,5"]}]},</text:p>
          </table:table-cell>
          <table:table-cell table:number-columns-repeated="16371"/>
        </table:table-row>
        <table:table-row table:style-name="ro1">
          <table:table-cell office:value-type="string" office:string-value="K400/200/10" table:formula="of:=&quot;K&quot; &amp;[.B35] &amp; &quot;/&quot; &amp;[.C35] &amp; &quot;/&quot; &amp;[.D35]" table:style-name="ce15">
            <text:p>K400/200/10</text:p>
          </table:table-cell>
          <table:table-cell office:value-type="float" office:value="400" table:style-name="ce15">
            <text:p>400</text:p>
          </table:table-cell>
          <table:table-cell office:value-type="float" office:value="200" table:style-name="ce15">
            <text:p>200</text:p>
          </table:table-cell>
          <table:table-cell office:value-type="float" office:value="10" table:style-name="ce15">
            <text:p>10</text:p>
          </table:table-cell>
          <table:table-cell office:value-type="float" office:value="15" table:style-name="ce15">
            <text:p>15</text:p>
          </table:table-cell>
          <table:table-cell office:value-type="float" office:value="10" table:style-name="ce15">
            <text:p>10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400/200/10" table:formula="of:=[.A35]" table:style-name="ce15">
            <text:p>K400/200/10</text:p>
          </table:table-cell>
          <table:table-cell office:value-type="string" office:string-value="K400x200x10" table:formula="of:=&quot;K&quot; &amp;[.B35] &amp; &quot;x&quot; &amp;[.C35] &amp; &quot;x&quot; &amp;[.D35]" table:style-name="ce15">
            <text:p>K400x200x10</text:p>
          </table:table-cell>
          <table:table-cell office:value-type="string" office:string-value="K400/10" table:formula="of:=&quot;K&quot;&amp;[.B35]&amp; &quot;/&quot; &amp; [.D35]" table:style-name="ce15">
            <text:p>K400/10</text:p>
          </table:table-cell>
          <table:table-cell office:value-type="string" office:string-value="K400x10" table:formula="of:=&quot;K&quot;&amp;[.B35]&amp; &quot;x&quot; &amp; [.D35]" table:style-name="ce15">
            <text:p>K400x10</text:p>
          </table:table-cell>
          <table:table-cell office:value-type="string" office:string-value="synonyms&quot;:[&quot;K400/200/10&quot;,&quot;K400x200x10&quot;,&quot;K400/10&quot;,&quot;K400x10&quot;]}]}," table:formula="of:= &quot;synonyms&quot;&amp;&quot;&quot;&quot;&quot;&amp;&quot;:[&quot;&amp;&quot;&quot;&quot;&quot;&amp;[.H35]&amp;&quot;&quot;&quot;&quot;&amp;&quot;,&quot;&amp;&quot;&quot;&quot;&quot;&amp;[.I35]&amp;&quot;&quot;&quot;&quot;&amp;&quot;,&quot;&amp;&quot;&quot;&quot;&quot;&amp;[.J35]&amp;&quot;&quot;&quot;&quot;&amp;&quot;,&quot;&amp;&quot;&quot;&quot;&quot;&amp;[.K35]&amp;&quot;&quot;&quot;&quot;&amp;&quot;]}]},&quot;" table:style-name="ce15">
            <text:p>synonyms":["K400/200/10","K400x200x10","K400/10","K400x10"]}]},</text:p>
          </table:table-cell>
          <table:table-cell office:value-type="string" office:string-value="{&quot;K400/200/10&quot;: [{&quot;shape_coords&quot;:[400,200,10,15,10],&quot;shape_name&quot;:&quot;Rectangle Hollow Section&quot;,&quot;synonyms&quot;:[&quot;K400/200/10&quot;,&quot;K400x200x10&quot;,&quot;K400/10&quot;,&quot;K400x10&quot;]}]}," table:formula="of:=&quot;{&quot; &amp; &quot;&quot;&quot;&quot;&amp;[.A35]&amp;&quot;&quot;&quot;&quot;&amp;&quot;: [{&quot;&quot;&quot; &amp;&quot;shape_coords&quot;&amp;&quot;&quot;&quot;&quot; &amp; &quot;:&quot; &amp; &quot;[&quot; &amp; [.B35] &amp; &quot;,&quot; &amp;[.C35] &amp; &quot;,&quot; &amp;[.D35]&amp; &quot;,&quot; &amp;[.E35]&amp; &quot;,&quot; &amp;[.F35] &amp; &quot;],&quot; &amp; &quot;&quot;&quot;&quot; &amp;&quot;shape_name&quot;&amp;&quot;&quot;&quot;&quot; &amp; &quot;:&quot; &amp; &quot;&quot;&quot;&quot; &amp;[.G35] &amp; &quot;&quot;&quot;&quot; &amp; &quot;,&quot; &amp; &quot;&quot;&quot;&quot;&amp;[.L35]" table:style-name="ce15">
            <text:p>{"K400/200/10": [{"shape_coords":[400,200,10,15,10],"shape_name":"Rectangle Hollow Section","synonyms":["K400/200/10","K400x200x10","K400/10","K400x10"]}]},</text:p>
          </table:table-cell>
          <table:table-cell table:number-columns-repeated="16371"/>
        </table:table-row>
        <table:table-row table:style-name="ro1">
          <table:table-cell office:value-type="string" office:string-value="K400/200/12,5" table:formula="of:=&quot;K&quot; &amp;[.B36] &amp; &quot;/&quot; &amp;[.C36] &amp; &quot;/&quot; &amp;[.D36]" table:style-name="ce15">
            <text:p>K400/200/12,5</text:p>
          </table:table-cell>
          <table:table-cell office:value-type="float" office:value="400" table:style-name="ce15">
            <text:p>400</text:p>
          </table:table-cell>
          <table:table-cell office:value-type="float" office:value="200" table:style-name="ce15">
            <text:p>200</text:p>
          </table:table-cell>
          <table:table-cell office:value-type="float" office:value="12.5" table:style-name="ce15">
            <text:p>12,5</text:p>
          </table:table-cell>
          <table:table-cell office:value-type="float" office:value="18.75" table:style-name="ce15">
            <text:p>18,75</text:p>
          </table:table-cell>
          <table:table-cell office:value-type="float" office:value="12.5" table:style-name="ce15">
            <text:p>12,5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400/200/12,5" table:formula="of:=[.A36]" table:style-name="ce15">
            <text:p>K400/200/12,5</text:p>
          </table:table-cell>
          <table:table-cell office:value-type="string" office:string-value="K400x200x12,5" table:formula="of:=&quot;K&quot; &amp;[.B36] &amp; &quot;x&quot; &amp;[.C36] &amp; &quot;x&quot; &amp;[.D36]" table:style-name="ce15">
            <text:p>K400x200x12,5</text:p>
          </table:table-cell>
          <table:table-cell office:value-type="string" office:string-value="K400/12,5" table:formula="of:=&quot;K&quot;&amp;[.B36]&amp; &quot;/&quot; &amp; [.D36]" table:style-name="ce15">
            <text:p>K400/12,5</text:p>
          </table:table-cell>
          <table:table-cell office:value-type="string" office:string-value="K400x12,5" table:formula="of:=&quot;K&quot;&amp;[.B36]&amp; &quot;x&quot; &amp; [.D36]" table:style-name="ce15">
            <text:p>K400x12,5</text:p>
          </table:table-cell>
          <table:table-cell office:value-type="string" office:string-value="synonyms&quot;:[&quot;K400/200/12,5&quot;,&quot;K400x200x12,5&quot;,&quot;K400/12,5&quot;,&quot;K400x12,5&quot;]}]}," table:formula="of:= &quot;synonyms&quot;&amp;&quot;&quot;&quot;&quot;&amp;&quot;:[&quot;&amp;&quot;&quot;&quot;&quot;&amp;[.H36]&amp;&quot;&quot;&quot;&quot;&amp;&quot;,&quot;&amp;&quot;&quot;&quot;&quot;&amp;[.I36]&amp;&quot;&quot;&quot;&quot;&amp;&quot;,&quot;&amp;&quot;&quot;&quot;&quot;&amp;[.J36]&amp;&quot;&quot;&quot;&quot;&amp;&quot;,&quot;&amp;&quot;&quot;&quot;&quot;&amp;[.K36]&amp;&quot;&quot;&quot;&quot;&amp;&quot;]}]},&quot;" table:style-name="ce15">
            <text:p>synonyms":["K400/200/12,5","K400x200x12,5","K400/12,5","K400x12,5"]}]},</text:p>
          </table:table-cell>
          <table:table-cell office:value-type="string" office:string-value="{&quot;K400/200/12,5&quot;: [{&quot;shape_coords&quot;:[400,200,12,5,18,75,12,5],&quot;shape_name&quot;:&quot;Rectangle Hollow Section&quot;,&quot;synonyms&quot;:[&quot;K400/200/12,5&quot;,&quot;K400x200x12,5&quot;,&quot;K400/12,5&quot;,&quot;K400x12,5&quot;]}]}," table:formula="of:=&quot;{&quot; &amp; &quot;&quot;&quot;&quot;&amp;[.A36]&amp;&quot;&quot;&quot;&quot;&amp;&quot;: [{&quot;&quot;&quot; &amp;&quot;shape_coords&quot;&amp;&quot;&quot;&quot;&quot; &amp; &quot;:&quot; &amp; &quot;[&quot; &amp; [.B36] &amp; &quot;,&quot; &amp;[.C36] &amp; &quot;,&quot; &amp;[.D36]&amp; &quot;,&quot; &amp;[.E36]&amp; &quot;,&quot; &amp;[.F36] &amp; &quot;],&quot; &amp; &quot;&quot;&quot;&quot; &amp;&quot;shape_name&quot;&amp;&quot;&quot;&quot;&quot; &amp; &quot;:&quot; &amp; &quot;&quot;&quot;&quot; &amp;[.G36] &amp; &quot;&quot;&quot;&quot; &amp; &quot;,&quot; &amp; &quot;&quot;&quot;&quot;&amp;[.L36]" table:style-name="ce15">
            <text:p>{"K400/200/12,5": [{"shape_coords":[400,200,12,5,18,75,12,5],"shape_name":"Rectangle Hollow Section","synonyms":["K400/200/12,5","K400x200x12,5","K400/12,5","K400x12,5"]}]},</text:p>
          </table:table-cell>
          <table:table-cell table:number-columns-repeated="16371"/>
        </table:table-row>
        <table:table-row table:style-name="ro1">
          <table:table-cell office:value-type="string" office:string-value="K450/250/10" table:formula="of:=&quot;K&quot; &amp;[.B37] &amp; &quot;/&quot; &amp;[.C37] &amp; &quot;/&quot; &amp;[.D37]" table:style-name="ce15">
            <text:p>K450/250/10</text:p>
          </table:table-cell>
          <table:table-cell office:value-type="float" office:value="450" table:style-name="ce15">
            <text:p>450</text:p>
          </table:table-cell>
          <table:table-cell office:value-type="float" office:value="250" table:style-name="ce15">
            <text:p>250</text:p>
          </table:table-cell>
          <table:table-cell office:value-type="float" office:value="10" table:style-name="ce15">
            <text:p>10</text:p>
          </table:table-cell>
          <table:table-cell office:value-type="float" office:value="15" table:style-name="ce15">
            <text:p>15</text:p>
          </table:table-cell>
          <table:table-cell office:value-type="float" office:value="10" table:style-name="ce15">
            <text:p>10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450/250/10" table:formula="of:=[.A37]" table:style-name="ce15">
            <text:p>K450/250/10</text:p>
          </table:table-cell>
          <table:table-cell office:value-type="string" office:string-value="K450x250x10" table:formula="of:=&quot;K&quot; &amp;[.B37] &amp; &quot;x&quot; &amp;[.C37] &amp; &quot;x&quot; &amp;[.D37]" table:style-name="ce15">
            <text:p>K450x250x10</text:p>
          </table:table-cell>
          <table:table-cell office:value-type="string" office:string-value="K450/10" table:formula="of:=&quot;K&quot;&amp;[.B37]&amp; &quot;/&quot; &amp; [.D37]" table:style-name="ce15">
            <text:p>K450/10</text:p>
          </table:table-cell>
          <table:table-cell office:value-type="string" office:string-value="K450x10" table:formula="of:=&quot;K&quot;&amp;[.B37]&amp; &quot;x&quot; &amp; [.D37]" table:style-name="ce15">
            <text:p>K450x10</text:p>
          </table:table-cell>
          <table:table-cell office:value-type="string" office:string-value="synonyms&quot;:[&quot;K450/250/10&quot;,&quot;K450x250x10&quot;,&quot;K450/10&quot;,&quot;K450x10&quot;]}]}," table:formula="of:= &quot;synonyms&quot;&amp;&quot;&quot;&quot;&quot;&amp;&quot;:[&quot;&amp;&quot;&quot;&quot;&quot;&amp;[.H37]&amp;&quot;&quot;&quot;&quot;&amp;&quot;,&quot;&amp;&quot;&quot;&quot;&quot;&amp;[.I37]&amp;&quot;&quot;&quot;&quot;&amp;&quot;,&quot;&amp;&quot;&quot;&quot;&quot;&amp;[.J37]&amp;&quot;&quot;&quot;&quot;&amp;&quot;,&quot;&amp;&quot;&quot;&quot;&quot;&amp;[.K37]&amp;&quot;&quot;&quot;&quot;&amp;&quot;]}]},&quot;" table:style-name="ce15">
            <text:p>synonyms":["K450/250/10","K450x250x10","K450/10","K450x10"]}]},</text:p>
          </table:table-cell>
          <table:table-cell office:value-type="string" office:string-value="{&quot;K450/250/10&quot;: [{&quot;shape_coords&quot;:[450,250,10,15,10],&quot;shape_name&quot;:&quot;Rectangle Hollow Section&quot;,&quot;synonyms&quot;:[&quot;K450/250/10&quot;,&quot;K450x250x10&quot;,&quot;K450/10&quot;,&quot;K450x10&quot;]}]}," table:formula="of:=&quot;{&quot; &amp; &quot;&quot;&quot;&quot;&amp;[.A37]&amp;&quot;&quot;&quot;&quot;&amp;&quot;: [{&quot;&quot;&quot; &amp;&quot;shape_coords&quot;&amp;&quot;&quot;&quot;&quot; &amp; &quot;:&quot; &amp; &quot;[&quot; &amp; [.B37] &amp; &quot;,&quot; &amp;[.C37] &amp; &quot;,&quot; &amp;[.D37]&amp; &quot;,&quot; &amp;[.E37]&amp; &quot;,&quot; &amp;[.F37] &amp; &quot;],&quot; &amp; &quot;&quot;&quot;&quot; &amp;&quot;shape_name&quot;&amp;&quot;&quot;&quot;&quot; &amp; &quot;:&quot; &amp; &quot;&quot;&quot;&quot; &amp;[.G37] &amp; &quot;&quot;&quot;&quot; &amp; &quot;,&quot; &amp; &quot;&quot;&quot;&quot;&amp;[.L37]" table:style-name="ce15">
            <text:p>{"K450/250/10": [{"shape_coords":[450,250,10,15,10],"shape_name":"Rectangle Hollow Section","synonyms":["K450/250/10","K450x250x10","K450/10","K450x10"]}]},</text:p>
          </table:table-cell>
          <table:table-cell table:number-columns-repeated="16371"/>
        </table:table-row>
        <table:table-row table:style-name="ro1">
          <table:table-cell office:value-type="string" office:string-value="K450/250/12,5" table:formula="of:=&quot;K&quot; &amp;[.B38] &amp; &quot;/&quot; &amp;[.C38] &amp; &quot;/&quot; &amp;[.D38]" table:style-name="ce15">
            <text:p>K450/250/12,5</text:p>
          </table:table-cell>
          <table:table-cell office:value-type="float" office:value="450" table:style-name="ce15">
            <text:p>450</text:p>
          </table:table-cell>
          <table:table-cell office:value-type="float" office:value="250" table:style-name="ce15">
            <text:p>250</text:p>
          </table:table-cell>
          <table:table-cell office:value-type="float" office:value="12.5" table:style-name="ce15">
            <text:p>12,5</text:p>
          </table:table-cell>
          <table:table-cell office:value-type="float" office:value="18.75" table:style-name="ce15">
            <text:p>18,75</text:p>
          </table:table-cell>
          <table:table-cell office:value-type="float" office:value="12.5" table:style-name="ce15">
            <text:p>12,5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450/250/12,5" table:formula="of:=[.A38]" table:style-name="ce15">
            <text:p>K450/250/12,5</text:p>
          </table:table-cell>
          <table:table-cell office:value-type="string" office:string-value="K450x250x12,5" table:formula="of:=&quot;K&quot; &amp;[.B38] &amp; &quot;x&quot; &amp;[.C38] &amp; &quot;x&quot; &amp;[.D38]" table:style-name="ce15">
            <text:p>K450x250x12,5</text:p>
          </table:table-cell>
          <table:table-cell office:value-type="string" office:string-value="K450/12,5" table:formula="of:=&quot;K&quot;&amp;[.B38]&amp; &quot;/&quot; &amp; [.D38]" table:style-name="ce15">
            <text:p>K450/12,5</text:p>
          </table:table-cell>
          <table:table-cell office:value-type="string" office:string-value="K450x12,5" table:formula="of:=&quot;K&quot;&amp;[.B38]&amp; &quot;x&quot; &amp; [.D38]" table:style-name="ce15">
            <text:p>K450x12,5</text:p>
          </table:table-cell>
          <table:table-cell office:value-type="string" office:string-value="synonyms&quot;:[&quot;K450/250/12,5&quot;,&quot;K450x250x12,5&quot;,&quot;K450/12,5&quot;,&quot;K450x12,5&quot;]}]}," table:formula="of:= &quot;synonyms&quot;&amp;&quot;&quot;&quot;&quot;&amp;&quot;:[&quot;&amp;&quot;&quot;&quot;&quot;&amp;[.H38]&amp;&quot;&quot;&quot;&quot;&amp;&quot;,&quot;&amp;&quot;&quot;&quot;&quot;&amp;[.I38]&amp;&quot;&quot;&quot;&quot;&amp;&quot;,&quot;&amp;&quot;&quot;&quot;&quot;&amp;[.J38]&amp;&quot;&quot;&quot;&quot;&amp;&quot;,&quot;&amp;&quot;&quot;&quot;&quot;&amp;[.K38]&amp;&quot;&quot;&quot;&quot;&amp;&quot;]}]},&quot;" table:style-name="ce15">
            <text:p>synonyms":["K450/250/12,5","K450x250x12,5","K450/12,5","K450x12,5"]}]},</text:p>
          </table:table-cell>
          <table:table-cell office:value-type="string" office:string-value="{&quot;K450/250/12,5&quot;: [{&quot;shape_coords&quot;:[450,250,12,5,18,75,12,5],&quot;shape_name&quot;:&quot;Rectangle Hollow Section&quot;,&quot;synonyms&quot;:[&quot;K450/250/12,5&quot;,&quot;K450x250x12,5&quot;,&quot;K450/12,5&quot;,&quot;K450x12,5&quot;]}]}," table:formula="of:=&quot;{&quot; &amp; &quot;&quot;&quot;&quot;&amp;[.A38]&amp;&quot;&quot;&quot;&quot;&amp;&quot;: [{&quot;&quot;&quot; &amp;&quot;shape_coords&quot;&amp;&quot;&quot;&quot;&quot; &amp; &quot;:&quot; &amp; &quot;[&quot; &amp; [.B38] &amp; &quot;,&quot; &amp;[.C38] &amp; &quot;,&quot; &amp;[.D38]&amp; &quot;,&quot; &amp;[.E38]&amp; &quot;,&quot; &amp;[.F38] &amp; &quot;],&quot; &amp; &quot;&quot;&quot;&quot; &amp;&quot;shape_name&quot;&amp;&quot;&quot;&quot;&quot; &amp; &quot;:&quot; &amp; &quot;&quot;&quot;&quot; &amp;[.G38] &amp; &quot;&quot;&quot;&quot; &amp; &quot;,&quot; &amp; &quot;&quot;&quot;&quot;&amp;[.L38]" table:style-name="ce15">
            <text:p>{"K450/250/12,5": [{"shape_coords":[450,250,12,5,18,75,12,5],"shape_name":"Rectangle Hollow Section","synonyms":["K450/250/12,5","K450x250x12,5","K450/12,5","K450x12,5"]}]},</text:p>
          </table:table-cell>
          <table:table-cell table:number-columns-repeated="16371"/>
        </table:table-row>
        <table:table-row table:style-name="ro1">
          <table:table-cell office:value-type="string" office:string-value="K500/300/12,5" table:formula="of:=&quot;K&quot; &amp;[.B39] &amp; &quot;/&quot; &amp;[.C39] &amp; &quot;/&quot; &amp;[.D39]" table:style-name="ce15">
            <text:p>K500/300/12,5</text:p>
          </table:table-cell>
          <table:table-cell office:value-type="float" office:value="500" table:style-name="ce15">
            <text:p>500</text:p>
          </table:table-cell>
          <table:table-cell office:value-type="float" office:value="300" table:style-name="ce15">
            <text:p>300</text:p>
          </table:table-cell>
          <table:table-cell office:value-type="float" office:value="12.5" table:style-name="ce15">
            <text:p>12,5</text:p>
          </table:table-cell>
          <table:table-cell office:value-type="float" office:value="18.75" table:style-name="ce15">
            <text:p>18,75</text:p>
          </table:table-cell>
          <table:table-cell office:value-type="float" office:value="12.5" table:style-name="ce15">
            <text:p>12,5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500/300/12,5" table:formula="of:=[.A39]" table:style-name="ce15">
            <text:p>K500/300/12,5</text:p>
          </table:table-cell>
          <table:table-cell office:value-type="string" office:string-value="K500x300x12,5" table:formula="of:=&quot;K&quot; &amp;[.B39] &amp; &quot;x&quot; &amp;[.C39] &amp; &quot;x&quot; &amp;[.D39]" table:style-name="ce15">
            <text:p>K500x300x12,5</text:p>
          </table:table-cell>
          <table:table-cell office:value-type="string" office:string-value="K500/12,5" table:formula="of:=&quot;K&quot;&amp;[.B39]&amp; &quot;/&quot; &amp; [.D39]" table:style-name="ce15">
            <text:p>K500/12,5</text:p>
          </table:table-cell>
          <table:table-cell office:value-type="string" office:string-value="K500x12,5" table:formula="of:=&quot;K&quot;&amp;[.B39]&amp; &quot;x&quot; &amp; [.D39]" table:style-name="ce15">
            <text:p>K500x12,5</text:p>
          </table:table-cell>
          <table:table-cell office:value-type="string" office:string-value="synonyms&quot;:[&quot;K500/300/12,5&quot;,&quot;K500x300x12,5&quot;,&quot;K500/12,5&quot;,&quot;K500x12,5&quot;]}]}," table:formula="of:= &quot;synonyms&quot;&amp;&quot;&quot;&quot;&quot;&amp;&quot;:[&quot;&amp;&quot;&quot;&quot;&quot;&amp;[.H39]&amp;&quot;&quot;&quot;&quot;&amp;&quot;,&quot;&amp;&quot;&quot;&quot;&quot;&amp;[.I39]&amp;&quot;&quot;&quot;&quot;&amp;&quot;,&quot;&amp;&quot;&quot;&quot;&quot;&amp;[.J39]&amp;&quot;&quot;&quot;&quot;&amp;&quot;,&quot;&amp;&quot;&quot;&quot;&quot;&amp;[.K39]&amp;&quot;&quot;&quot;&quot;&amp;&quot;]}]},&quot;" table:style-name="ce15">
            <text:p>synonyms":["K500/300/12,5","K500x300x12,5","K500/12,5","K500x12,5"]}]},</text:p>
          </table:table-cell>
          <table:table-cell office:value-type="string" office:string-value="{&quot;K500/300/12,5&quot;: [{&quot;shape_coords&quot;:[500,300,12,5,18,75,12,5],&quot;shape_name&quot;:&quot;Rectangle Hollow Section&quot;,&quot;synonyms&quot;:[&quot;K500/300/12,5&quot;,&quot;K500x300x12,5&quot;,&quot;K500/12,5&quot;,&quot;K500x12,5&quot;]}]}," table:formula="of:=&quot;{&quot; &amp; &quot;&quot;&quot;&quot;&amp;[.A39]&amp;&quot;&quot;&quot;&quot;&amp;&quot;: [{&quot;&quot;&quot; &amp;&quot;shape_coords&quot;&amp;&quot;&quot;&quot;&quot; &amp; &quot;:&quot; &amp; &quot;[&quot; &amp; [.B39] &amp; &quot;,&quot; &amp;[.C39] &amp; &quot;,&quot; &amp;[.D39]&amp; &quot;,&quot; &amp;[.E39]&amp; &quot;,&quot; &amp;[.F39] &amp; &quot;],&quot; &amp; &quot;&quot;&quot;&quot; &amp;&quot;shape_name&quot;&amp;&quot;&quot;&quot;&quot; &amp; &quot;:&quot; &amp; &quot;&quot;&quot;&quot; &amp;[.G39] &amp; &quot;&quot;&quot;&quot; &amp; &quot;,&quot; &amp; &quot;&quot;&quot;&quot;&amp;[.L39]" table:style-name="ce15">
            <text:p>{"K500/300/12,5": [{"shape_coords":[500,300,12,5,18,75,12,5],"shape_name":"Rectangle Hollow Section","synonyms":["K500/300/12,5","K500x300x12,5","K500/12,5","K500x12,5"]}]},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K350/350/12.5</text:p>
          </table:table-cell>
          <table:table-cell office:value-type="float" office:value="500" table:style-name="ce15">
            <text:p>500</text:p>
          </table:table-cell>
          <table:table-cell office:value-type="float" office:value="300" table:style-name="ce15">
            <text:p>300</text:p>
          </table:table-cell>
          <table:table-cell office:value-type="float" office:value="16" table:style-name="ce15">
            <text:p>16</text:p>
          </table:table-cell>
          <table:table-cell office:value-type="float" office:value="24" table:style-name="ce15">
            <text:p>24</text:p>
          </table:table-cell>
          <table:table-cell office:value-type="float" office:value="16" table:style-name="ce15">
            <text:p>16</text:p>
          </table:table-cell>
          <table:table-cell office:value-type="string" table:style-name="ce15">
            <text:p>Rectangle Hollow Section</text:p>
          </table:table-cell>
          <table:table-cell office:value-type="string" office:string-value="K350/350/12.5" table:formula="of:=[.A40]" table:style-name="ce15">
            <text:p>K350/350/12.5</text:p>
          </table:table-cell>
          <table:table-cell office:value-type="string" office:string-value="K500x300x16" table:formula="of:=&quot;K&quot; &amp;[.B40] &amp; &quot;x&quot; &amp;[.C40] &amp; &quot;x&quot; &amp;[.D40]" table:style-name="ce15">
            <text:p>K500x300x16</text:p>
          </table:table-cell>
          <table:table-cell office:value-type="string" office:string-value="K500/16" table:formula="of:=&quot;K&quot;&amp;[.B40]&amp; &quot;/&quot; &amp; [.D40]" table:style-name="ce15">
            <text:p>K500/16</text:p>
          </table:table-cell>
          <table:table-cell office:value-type="string" office:string-value="K500x16" table:formula="of:=&quot;K&quot;&amp;[.B40]&amp; &quot;x&quot; &amp; [.D40]" table:style-name="ce15">
            <text:p>K500x16</text:p>
          </table:table-cell>
          <table:table-cell office:value-type="string" office:string-value="synonyms&quot;:[&quot;K350/350/12.5&quot;,&quot;K500x300x16&quot;,&quot;K500/16&quot;,&quot;K500x16&quot;]}]}," table:formula="of:= &quot;synonyms&quot;&amp;&quot;&quot;&quot;&quot;&amp;&quot;:[&quot;&amp;&quot;&quot;&quot;&quot;&amp;[.H40]&amp;&quot;&quot;&quot;&quot;&amp;&quot;,&quot;&amp;&quot;&quot;&quot;&quot;&amp;[.I40]&amp;&quot;&quot;&quot;&quot;&amp;&quot;,&quot;&amp;&quot;&quot;&quot;&quot;&amp;[.J40]&amp;&quot;&quot;&quot;&quot;&amp;&quot;,&quot;&amp;&quot;&quot;&quot;&quot;&amp;[.K40]&amp;&quot;&quot;&quot;&quot;&amp;&quot;]}]},&quot;" table:style-name="ce15">
            <text:p>synonyms":["K350/350/12.5","K500x300x16","K500/16","K500x16"]}]},</text:p>
          </table:table-cell>
          <table:table-cell office:value-type="string" office:string-value="{&quot;K350/350/12.5&quot;: [{&quot;shape_coords&quot;:[500,300,16,24,16],&quot;shape_name&quot;:&quot;Rectangle Hollow Section&quot;,&quot;synonyms&quot;:[&quot;K350/350/12.5&quot;,&quot;K500x300x16&quot;,&quot;K500/16&quot;,&quot;K500x16&quot;]}]}," table:formula="of:=&quot;{&quot; &amp; &quot;&quot;&quot;&quot;&amp;[.A40]&amp;&quot;&quot;&quot;&quot;&amp;&quot;: [{&quot;&quot;&quot; &amp;&quot;shape_coords&quot;&amp;&quot;&quot;&quot;&quot; &amp; &quot;:&quot; &amp; &quot;[&quot; &amp; [.B40] &amp; &quot;,&quot; &amp;[.C40] &amp; &quot;,&quot; &amp;[.D40]&amp; &quot;,&quot; &amp;[.E40]&amp; &quot;,&quot; &amp;[.F40] &amp; &quot;],&quot; &amp; &quot;&quot;&quot;&quot; &amp;&quot;shape_name&quot;&amp;&quot;&quot;&quot;&quot; &amp; &quot;:&quot; &amp; &quot;&quot;&quot;&quot; &amp;[.G40] &amp; &quot;&quot;&quot;&quot; &amp; &quot;,&quot; &amp; &quot;&quot;&quot;&quot;&amp;[.L40]" table:style-name="ce15">
            <text:p>{"K350/350/12.5": [{"shape_coords":[500,300,16,24,16],"shape_name":"Rectangle Hollow Section","synonyms":["K350/350/12.5","K500x300x16","K500/16","K500x16"]}]},</text:p>
          </table:table-cell>
          <table:table-cell table:number-columns-repeated="16371"/>
        </table:table-row>
        <table:table-row table:number-rows-repeated="2" table:style-name="ro1">
          <table:table-cell table:number-columns-repeated="13" table:style-name="ce15"/>
          <table:table-cell table:number-columns-repeated="16371"/>
        </table:table-row>
        <table:table-row table:number-rows-repeated="1048534" table:style-name="ro1">
          <table:table-cell table:number-columns-repeated="16384"/>
        </table:table-row>
      </table:table>
      <table:table table:name="Sheet3" table:style-name="ta2">
        <table:table-column table:style-name="co10" table:number-columns-repeated="16384" table:default-cell-style-name="ce1"/>
        <table:table-row table:style-name="ro7">
          <table:table-cell table:number-columns-repeated="16384"/>
        </table:table-row>
        <table:table-row table:style-name="ro1">
          <table:table-cell office:value-type="string" table:style-name="ce1">
            <text:p>K80/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5" table:style-name="ce1"/>
          <table:table-cell office:value-type="string" table:style-name="ce1">
            <text:p>Rectangle hollow section]}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100/5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5" table:style-name="ce1"/>
          <table:table-cell office:value-type="string" table:style-name="ce1">
            <text:p>Rectangle hollow section]}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K150/8</text:p>
          </table:table-cell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table:number-columns-repeated="5" table:style-name="ce1"/>
          <table:table-cell office:value-type="string" table:style-name="ce1">
            <text:p>Rectangle hollow section]}</text:p>
          </table:table-cell>
          <table:table-cell table:number-columns-repeated="16372"/>
        </table:table-row>
        <table:table-row table:number-rows-repeated="1048572" table:style-name="ro7">
          <table:table-cell table:number-columns-repeated="16384"/>
        </table:table-row>
      </table:table>
      <table:table table:name="OVERAL_JSON" table:style-name="ta2">
        <table:table-column table:style-name="co10" table:number-columns-repeated="16384" table:default-cell-style-name="ce1"/>
        <table:table-row table:style-name="ro1">
          <table:table-cell office:value-type="string" office:string-value="{&quot;HEA100&quot;: [{&quot;shape_coords&quot;:[96,100,5,8,12],&quot;shape_name&quot;:&quot;I-shape parallel flange&quot;,&quot;synonyms&quot;:[&quot;HEA100&quot;,&quot;HE100A&quot;,&quot;HEA 100&quot;,&quot;hea100&quot;,&quot;he100a&quot;,&quot;hea 100&quot;]}]}," table:formula="of:=['I-shape_parallel_flange'.P3]" table:style-name="ce1">
            <text:p>{"HEA100": [{"shape_coords":[96,100,5,8,12],"shape_name":"I-shape parallel flange","synonyms":["HEA100","HE100A","HEA 100","hea100","he100a","hea 100"]}]},</text:p>
          </table:table-cell>
          <table:table-cell table:number-columns-repeated="16383"/>
        </table:table-row>
        <table:table-row table:style-name="ro1">
          <table:table-cell office:value-type="string" office:string-value="{&quot;HEA120&quot;: [{&quot;shape_coords&quot;:[114,120,5,8,12],&quot;shape_name&quot;:&quot;I-shape parallel flange&quot;,&quot;synonyms&quot;:[&quot;HEA120&quot;,&quot;HE120A&quot;,&quot;HEA 120&quot;,&quot;hea120&quot;,&quot;he120a&quot;,&quot;hea 120&quot;]}]}," table:formula="of:=['I-shape_parallel_flange'.P4]" table:style-name="ce1">
            <text:p>{"HEA120": [{"shape_coords":[114,120,5,8,12],"shape_name":"I-shape parallel flange","synonyms":["HEA120","HE120A","HEA 120","hea120","he120a","hea 120"]}]},</text:p>
          </table:table-cell>
          <table:table-cell table:number-columns-repeated="16383"/>
        </table:table-row>
        <table:table-row table:style-name="ro1">
          <table:table-cell office:value-type="string" office:string-value="{&quot;HEA140&quot;: [{&quot;shape_coords&quot;:[133,140,5,5,8,5,12],&quot;shape_name&quot;:&quot;I-shape parallel flange&quot;,&quot;synonyms&quot;:[&quot;HEA140&quot;,&quot;HE140A&quot;,&quot;HEA 140&quot;,&quot;hea140&quot;,&quot;he140a&quot;,&quot;hea 140&quot;]}]}," table:formula="of:=['I-shape_parallel_flange'.P5]" table:style-name="ce1">
            <text:p>{"HEA140": [{"shape_coords":[133,140,5,5,8,5,12],"shape_name":"I-shape parallel flange","synonyms":["HEA140","HE140A","HEA 140","hea140","he140a","hea 140"]}]},</text:p>
          </table:table-cell>
          <table:table-cell table:number-columns-repeated="16383"/>
        </table:table-row>
        <table:table-row table:style-name="ro1">
          <table:table-cell office:value-type="string" office:string-value="{&quot;HEA160&quot;: [{&quot;shape_coords&quot;:[152,160,6,9,15],&quot;shape_name&quot;:&quot;I-shape parallel flange&quot;,&quot;synonyms&quot;:[&quot;HEA160&quot;,&quot;HE160A&quot;,&quot;HEA 160&quot;,&quot;hea160&quot;,&quot;he160a&quot;,&quot;hea 160&quot;]}]}," table:formula="of:=['I-shape_parallel_flange'.P6]" table:style-name="ce1">
            <text:p>{"HEA160": [{"shape_coords":[152,160,6,9,15],"shape_name":"I-shape parallel flange","synonyms":["HEA160","HE160A","HEA 160","hea160","he160a","hea 160"]}]},</text:p>
          </table:table-cell>
          <table:table-cell table:number-columns-repeated="16383"/>
        </table:table-row>
        <table:table-row table:style-name="ro1">
          <table:table-cell office:value-type="string" office:string-value="{&quot;HEA180&quot;: [{&quot;shape_coords&quot;:[171,180,6,9,5,15],&quot;shape_name&quot;:&quot;I-shape parallel flange&quot;,&quot;synonyms&quot;:[&quot;HEA180&quot;,&quot;HE180A&quot;,&quot;HEA 180&quot;,&quot;hea180&quot;,&quot;he180a&quot;,&quot;hea 180&quot;]}]}," table:formula="of:=['I-shape_parallel_flange'.P7]" table:style-name="ce1">
            <text:p>{"HEA180": [{"shape_coords":[171,180,6,9,5,15],"shape_name":"I-shape parallel flange","synonyms":["HEA180","HE180A","HEA 180","hea180","he180a","hea 180"]}]},</text:p>
          </table:table-cell>
          <table:table-cell table:number-columns-repeated="16383"/>
        </table:table-row>
        <table:table-row table:style-name="ro1">
          <table:table-cell office:value-type="string" office:string-value="{&quot;HEA200&quot;: [{&quot;shape_coords&quot;:[190,200,6,5,10,18],&quot;shape_name&quot;:&quot;I-shape parallel flange&quot;,&quot;synonyms&quot;:[&quot;HEA200&quot;,&quot;HE200A&quot;,&quot;HEA 200&quot;,&quot;hea200&quot;,&quot;he200a&quot;,&quot;hea 200&quot;]}]}," table:formula="of:=['I-shape_parallel_flange'.P8]" table:style-name="ce1">
            <text:p>{"HEA200": [{"shape_coords":[190,200,6,5,10,18],"shape_name":"I-shape parallel flange","synonyms":["HEA200","HE200A","HEA 200","hea200","he200a","hea 200"]}]},</text:p>
          </table:table-cell>
          <table:table-cell table:number-columns-repeated="16383"/>
        </table:table-row>
        <table:table-row table:style-name="ro1">
          <table:table-cell office:value-type="string" office:string-value="{&quot;HEA220&quot;: [{&quot;shape_coords&quot;:[210,220,7,11,18],&quot;shape_name&quot;:&quot;I-shape parallel flange&quot;,&quot;synonyms&quot;:[&quot;HEA220&quot;,&quot;HE220A&quot;,&quot;HEA 220&quot;,&quot;hea220&quot;,&quot;he220a&quot;,&quot;hea 220&quot;]}]}," table:formula="of:=['I-shape_parallel_flange'.P9]" table:style-name="ce1">
            <text:p>{"HEA220": [{"shape_coords":[210,220,7,11,18],"shape_name":"I-shape parallel flange","synonyms":["HEA220","HE220A","HEA 220","hea220","he220a","hea 220"]}]},</text:p>
          </table:table-cell>
          <table:table-cell table:number-columns-repeated="16383"/>
        </table:table-row>
        <table:table-row table:style-name="ro1">
          <table:table-cell office:value-type="string" office:string-value="{&quot;HEA240&quot;: [{&quot;shape_coords&quot;:[230,240,7,5,12,21],&quot;shape_name&quot;:&quot;I-shape parallel flange&quot;,&quot;synonyms&quot;:[&quot;HEA240&quot;,&quot;HE240A&quot;,&quot;HEA 240&quot;,&quot;hea240&quot;,&quot;he240a&quot;,&quot;hea 240&quot;]}]}," table:formula="of:=['I-shape_parallel_flange'.P10]" table:style-name="ce1">
            <text:p>{"HEA240": [{"shape_coords":[230,240,7,5,12,21],"shape_name":"I-shape parallel flange","synonyms":["HEA240","HE240A","HEA 240","hea240","he240a","hea 240"]}]},</text:p>
          </table:table-cell>
          <table:table-cell table:number-columns-repeated="16383"/>
        </table:table-row>
        <table:table-row table:style-name="ro1">
          <table:table-cell office:value-type="string" office:string-value="{&quot;HEA260&quot;: [{&quot;shape_coords&quot;:[250,260,7,5,12,5,24],&quot;shape_name&quot;:&quot;I-shape parallel flange&quot;,&quot;synonyms&quot;:[&quot;HEA260&quot;,&quot;HE260A&quot;,&quot;HEA 260&quot;,&quot;hea260&quot;,&quot;he260a&quot;,&quot;hea 260&quot;]}]}," table:formula="of:=['I-shape_parallel_flange'.P11]" table:style-name="ce1">
            <text:p>{"HEA260": [{"shape_coords":[250,260,7,5,12,5,24],"shape_name":"I-shape parallel flange","synonyms":["HEA260","HE260A","HEA 260","hea260","he260a","hea 260"]}]},</text:p>
          </table:table-cell>
          <table:table-cell table:number-columns-repeated="16383"/>
        </table:table-row>
        <table:table-row table:style-name="ro1">
          <table:table-cell office:value-type="string" office:string-value="{&quot;HEA280&quot;: [{&quot;shape_coords&quot;:[270,280,8,13,24],&quot;shape_name&quot;:&quot;I-shape parallel flange&quot;,&quot;synonyms&quot;:[&quot;HEA280&quot;,&quot;HE280A&quot;,&quot;HEA 280&quot;,&quot;hea280&quot;,&quot;he280a&quot;,&quot;hea 280&quot;]}]}," table:formula="of:=['I-shape_parallel_flange'.P12]" table:style-name="ce1">
            <text:p>{"HEA280": [{"shape_coords":[270,280,8,13,24],"shape_name":"I-shape parallel flange","synonyms":["HEA280","HE280A","HEA 280","hea280","he280a","hea 280"]}]},</text:p>
          </table:table-cell>
          <table:table-cell table:number-columns-repeated="16383"/>
        </table:table-row>
        <table:table-row table:style-name="ro1">
          <table:table-cell office:value-type="string" office:string-value="{&quot;HEA300&quot;: [{&quot;shape_coords&quot;:[290,300,8,5,14,27],&quot;shape_name&quot;:&quot;I-shape parallel flange&quot;,&quot;synonyms&quot;:[&quot;HEA300&quot;,&quot;HE300A&quot;,&quot;HEA 300&quot;,&quot;hea300&quot;,&quot;he300a&quot;,&quot;hea 300&quot;]}]}," table:formula="of:=['I-shape_parallel_flange'.P13]" table:style-name="ce1">
            <text:p>{"HEA300": [{"shape_coords":[290,300,8,5,14,27],"shape_name":"I-shape parallel flange","synonyms":["HEA300","HE300A","HEA 300","hea300","he300a","hea 300"]}]},</text:p>
          </table:table-cell>
          <table:table-cell table:number-columns-repeated="16383"/>
        </table:table-row>
        <table:table-row table:style-name="ro1">
          <table:table-cell office:value-type="string" office:string-value="{&quot;HEA320&quot;: [{&quot;shape_coords&quot;:[310,300,9,15,5,27],&quot;shape_name&quot;:&quot;I-shape parallel flange&quot;,&quot;synonyms&quot;:[&quot;HEA320&quot;,&quot;HE320A&quot;,&quot;HEA 320&quot;,&quot;hea320&quot;,&quot;he320a&quot;,&quot;hea 320&quot;]}]}," table:formula="of:=['I-shape_parallel_flange'.P14]" table:style-name="ce1">
            <text:p>{"HEA320": [{"shape_coords":[310,300,9,15,5,27],"shape_name":"I-shape parallel flange","synonyms":["HEA320","HE320A","HEA 320","hea320","he320a","hea 320"]}]},</text:p>
          </table:table-cell>
          <table:table-cell table:number-columns-repeated="16383"/>
        </table:table-row>
        <table:table-row table:style-name="ro1">
          <table:table-cell office:value-type="string" office:string-value="{&quot;HEA340&quot;: [{&quot;shape_coords&quot;:[330,300,9,5,16,5,27],&quot;shape_name&quot;:&quot;I-shape parallel flange&quot;,&quot;synonyms&quot;:[&quot;HEA340&quot;,&quot;HE340A&quot;,&quot;HEA 340&quot;,&quot;hea340&quot;,&quot;he340a&quot;,&quot;hea 340&quot;]}]}," table:formula="of:=['I-shape_parallel_flange'.P15]" table:style-name="ce1">
            <text:p>{"HEA340": [{"shape_coords":[330,300,9,5,16,5,27],"shape_name":"I-shape parallel flange","synonyms":["HEA340","HE340A","HEA 340","hea340","he340a","hea 340"]}]},</text:p>
          </table:table-cell>
          <table:table-cell table:number-columns-repeated="16383"/>
        </table:table-row>
        <table:table-row table:style-name="ro1">
          <table:table-cell office:value-type="string" office:string-value="{&quot;HEA360&quot;: [{&quot;shape_coords&quot;:[350,300,10,17,5,27],&quot;shape_name&quot;:&quot;I-shape parallel flange&quot;,&quot;synonyms&quot;:[&quot;HEA360&quot;,&quot;HE360A&quot;,&quot;HEA 360&quot;,&quot;hea360&quot;,&quot;he360a&quot;,&quot;hea 360&quot;]}]}," table:formula="of:=['I-shape_parallel_flange'.P16]" table:style-name="ce1">
            <text:p>{"HEA360": [{"shape_coords":[350,300,10,17,5,27],"shape_name":"I-shape parallel flange","synonyms":["HEA360","HE360A","HEA 360","hea360","he360a","hea 360"]}]},</text:p>
          </table:table-cell>
          <table:table-cell table:number-columns-repeated="16383"/>
        </table:table-row>
        <table:table-row table:style-name="ro1">
          <table:table-cell office:value-type="string" office:string-value="{&quot;HEA400&quot;: [{&quot;shape_coords&quot;:[390,300,11,19,27],&quot;shape_name&quot;:&quot;I-shape parallel flange&quot;,&quot;synonyms&quot;:[&quot;HEA400&quot;,&quot;HE400A&quot;,&quot;HEA 400&quot;,&quot;hea400&quot;,&quot;he400a&quot;,&quot;hea 400&quot;]}]}," table:formula="of:=['I-shape_parallel_flange'.P17]" table:style-name="ce1">
            <text:p>{"HEA400": [{"shape_coords":[390,300,11,19,27],"shape_name":"I-shape parallel flange","synonyms":["HEA400","HE400A","HEA 400","hea400","he400a","hea 400"]}]},</text:p>
          </table:table-cell>
          <table:table-cell table:number-columns-repeated="16383"/>
        </table:table-row>
        <table:table-row table:style-name="ro1">
          <table:table-cell office:value-type="string" office:string-value="{&quot;HEA450&quot;: [{&quot;shape_coords&quot;:[440,300,11,5,21,27],&quot;shape_name&quot;:&quot;I-shape parallel flange&quot;,&quot;synonyms&quot;:[&quot;HEA450&quot;,&quot;HE450A&quot;,&quot;HEA 450&quot;,&quot;hea450&quot;,&quot;he450a&quot;,&quot;hea 450&quot;]}]}," table:formula="of:=['I-shape_parallel_flange'.P18]" table:style-name="ce1">
            <text:p>{"HEA450": [{"shape_coords":[440,300,11,5,21,27],"shape_name":"I-shape parallel flange","synonyms":["HEA450","HE450A","HEA 450","hea450","he450a","hea 450"]}]},</text:p>
          </table:table-cell>
          <table:table-cell table:number-columns-repeated="16383"/>
        </table:table-row>
        <table:table-row table:style-name="ro1">
          <table:table-cell office:value-type="string" office:string-value="{&quot;HEA500&quot;: [{&quot;shape_coords&quot;:[490,300,12,23,27],&quot;shape_name&quot;:&quot;I-shape parallel flange&quot;,&quot;synonyms&quot;:[&quot;HEA500&quot;,&quot;HE500A&quot;,&quot;HEA 500&quot;,&quot;hea500&quot;,&quot;he500a&quot;,&quot;hea 500&quot;]}]}," table:formula="of:=['I-shape_parallel_flange'.P19]" table:style-name="ce1">
            <text:p>{"HEA500": [{"shape_coords":[490,300,12,23,27],"shape_name":"I-shape parallel flange","synonyms":["HEA500","HE500A","HEA 500","hea500","he500a","hea 500"]}]},</text:p>
          </table:table-cell>
          <table:table-cell table:number-columns-repeated="16383"/>
        </table:table-row>
        <table:table-row table:style-name="ro1">
          <table:table-cell office:value-type="string" office:string-value="{&quot;HEA550&quot;: [{&quot;shape_coords&quot;:[540,300,12,5,24,27],&quot;shape_name&quot;:&quot;I-shape parallel flange&quot;,&quot;synonyms&quot;:[&quot;HEA550&quot;,&quot;HE550A&quot;,&quot;HEA 550&quot;,&quot;hea550&quot;,&quot;he550a&quot;,&quot;hea 550&quot;]}]}," table:formula="of:=['I-shape_parallel_flange'.P20]" table:style-name="ce1">
            <text:p>{"HEA550": [{"shape_coords":[540,300,12,5,24,27],"shape_name":"I-shape parallel flange","synonyms":["HEA550","HE550A","HEA 550","hea550","he550a","hea 550"]}]},</text:p>
          </table:table-cell>
          <table:table-cell table:number-columns-repeated="16383"/>
        </table:table-row>
        <table:table-row table:style-name="ro1">
          <table:table-cell office:value-type="string" office:string-value="{&quot;HEA600&quot;: [{&quot;shape_coords&quot;:[590,300,13,25,27],&quot;shape_name&quot;:&quot;I-shape parallel flange&quot;,&quot;synonyms&quot;:[&quot;HEA600&quot;,&quot;HE600A&quot;,&quot;HEA 600&quot;,&quot;hea600&quot;,&quot;he600a&quot;,&quot;hea 600&quot;]}]}," table:formula="of:=['I-shape_parallel_flange'.P21]" table:style-name="ce1">
            <text:p>{"HEA600": [{"shape_coords":[590,300,13,25,27],"shape_name":"I-shape parallel flange","synonyms":["HEA600","HE600A","HEA 600","hea600","he600a","hea 600"]}]},</text:p>
          </table:table-cell>
          <table:table-cell table:number-columns-repeated="16383"/>
        </table:table-row>
        <table:table-row table:style-name="ro1">
          <table:table-cell office:value-type="string" office:string-value="{&quot;HEA650&quot;: [{&quot;shape_coords&quot;:[640,300,13,5,26,27],&quot;shape_name&quot;:&quot;I-shape parallel flange&quot;,&quot;synonyms&quot;:[&quot;HEA650&quot;,&quot;HE650A&quot;,&quot;HEA 650&quot;,&quot;hea650&quot;,&quot;he650a&quot;,&quot;hea 650&quot;]}]}," table:formula="of:=['I-shape_parallel_flange'.P22]" table:style-name="ce1">
            <text:p>{"HEA650": [{"shape_coords":[640,300,13,5,26,27],"shape_name":"I-shape parallel flange","synonyms":["HEA650","HE650A","HEA 650","hea650","he650a","hea 650"]}]},</text:p>
          </table:table-cell>
          <table:table-cell table:number-columns-repeated="16383"/>
        </table:table-row>
        <table:table-row table:style-name="ro1">
          <table:table-cell office:value-type="string" office:string-value="{&quot;HEA700&quot;: [{&quot;shape_coords&quot;:[690,300,14,5,27,27],&quot;shape_name&quot;:&quot;I-shape parallel flange&quot;,&quot;synonyms&quot;:[&quot;HEA700&quot;,&quot;HE700A&quot;,&quot;HEA 700&quot;,&quot;hea700&quot;,&quot;he700a&quot;,&quot;hea 700&quot;]}]}," table:formula="of:=['I-shape_parallel_flange'.P23]" table:style-name="ce1">
            <text:p>{"HEA700": [{"shape_coords":[690,300,14,5,27,27],"shape_name":"I-shape parallel flange","synonyms":["HEA700","HE700A","HEA 700","hea700","he700a","hea 700"]}]},</text:p>
          </table:table-cell>
          <table:table-cell table:number-columns-repeated="16383"/>
        </table:table-row>
        <table:table-row table:style-name="ro1">
          <table:table-cell office:value-type="string" office:string-value="{&quot;HEA800&quot;: [{&quot;shape_coords&quot;:[790,300,15,28,30],&quot;shape_name&quot;:&quot;I-shape parallel flange&quot;,&quot;synonyms&quot;:[&quot;HEA800&quot;,&quot;HE800A&quot;,&quot;HEA 800&quot;,&quot;hea800&quot;,&quot;he800a&quot;,&quot;hea 800&quot;]}]}," table:formula="of:=['I-shape_parallel_flange'.P24]" table:style-name="ce1">
            <text:p>{"HEA800": [{"shape_coords":[790,300,15,28,30],"shape_name":"I-shape parallel flange","synonyms":["HEA800","HE800A","HEA 800","hea800","he800a","hea 800"]}]},</text:p>
          </table:table-cell>
          <table:table-cell table:number-columns-repeated="16383"/>
        </table:table-row>
        <table:table-row table:style-name="ro1">
          <table:table-cell office:value-type="string" office:string-value="{&quot;HEA900&quot;: [{&quot;shape_coords&quot;:[890,300,16,30,30],&quot;shape_name&quot;:&quot;I-shape parallel flange&quot;,&quot;synonyms&quot;:[&quot;HEA900&quot;,&quot;HE900A&quot;,&quot;HEA 900&quot;,&quot;hea900&quot;,&quot;he900a&quot;,&quot;hea 900&quot;]}]}," table:formula="of:=['I-shape_parallel_flange'.P25]" table:style-name="ce1">
            <text:p>{"HEA900": [{"shape_coords":[890,300,16,30,30],"shape_name":"I-shape parallel flange","synonyms":["HEA900","HE900A","HEA 900","hea900","he900a","hea 900"]}]},</text:p>
          </table:table-cell>
          <table:table-cell table:number-columns-repeated="16383"/>
        </table:table-row>
        <table:table-row table:style-name="ro1">
          <table:table-cell office:value-type="string" office:string-value="{&quot;HEA1000&quot;: [{&quot;shape_coords&quot;:[990,300,16,5,31,30],&quot;shape_name&quot;:&quot;I-shape parallel flange&quot;,&quot;synonyms&quot;:[&quot;HEA1000&quot;,&quot;HE1000A&quot;,&quot;HEA 1000&quot;,&quot;hea1000&quot;,&quot;he1000a&quot;,&quot;hea 1000&quot;]}]}," table:formula="of:=['I-shape_parallel_flange'.P26]" table:style-name="ce1">
            <text:p>{"HEA1000": [{"shape_coords":[990,300,16,5,31,30],"shape_name":"I-shape parallel flange","synonyms":["HEA1000","HE1000A","HEA 1000","hea1000","he1000a","hea 1000"]}]},</text:p>
          </table:table-cell>
          <table:table-cell table:number-columns-repeated="16383"/>
        </table:table-row>
        <table:table-row table:style-name="ro1">
          <table:table-cell office:value-type="string" office:string-value="{&quot;HEB100&quot;: [{&quot;shape_coords&quot;:[100,100,6,10,12],&quot;shape_name&quot;:&quot;I-shape parallel flange&quot;,&quot;synonyms&quot;:[&quot;HEB100&quot;,&quot;HE100B&quot;,&quot;HEB 100&quot;,&quot;heb100&quot;,&quot;he100b&quot;,&quot;heb 100&quot;]}]}," table:formula="of:=['I-shape_parallel_flange'.P27]" table:style-name="ce1">
            <text:p>{"HEB100": [{"shape_coords":[100,100,6,10,12],"shape_name":"I-shape parallel flange","synonyms":["HEB100","HE100B","HEB 100","heb100","he100b","heb 100"]}]},</text:p>
          </table:table-cell>
          <table:table-cell table:number-columns-repeated="16383"/>
        </table:table-row>
        <table:table-row table:style-name="ro1">
          <table:table-cell office:value-type="string" office:string-value="{&quot;HEB120&quot;: [{&quot;shape_coords&quot;:[120,120,6,5,11,12],&quot;shape_name&quot;:&quot;I-shape parallel flange&quot;,&quot;synonyms&quot;:[&quot;HEB120&quot;,&quot;HE120B&quot;,&quot;HEB 120&quot;,&quot;heb120&quot;,&quot;he120b&quot;,&quot;heb 120&quot;]}]}," table:formula="of:=['I-shape_parallel_flange'.P28]" table:style-name="ce1">
            <text:p>{"HEB120": [{"shape_coords":[120,120,6,5,11,12],"shape_name":"I-shape parallel flange","synonyms":["HEB120","HE120B","HEB 120","heb120","he120b","heb 120"]}]},</text:p>
          </table:table-cell>
          <table:table-cell table:number-columns-repeated="16383"/>
        </table:table-row>
        <table:table-row table:style-name="ro1">
          <table:table-cell office:value-type="string" office:string-value="{&quot;HEB140&quot;: [{&quot;shape_coords&quot;:[140,140,7,12,12],&quot;shape_name&quot;:&quot;I-shape parallel flange&quot;,&quot;synonyms&quot;:[&quot;HEB140&quot;,&quot;HE140B&quot;,&quot;HEB 140&quot;,&quot;heb140&quot;,&quot;he140b&quot;,&quot;heb 140&quot;]}]}," table:formula="of:=['I-shape_parallel_flange'.P29]" table:style-name="ce1">
            <text:p>{"HEB140": [{"shape_coords":[140,140,7,12,12],"shape_name":"I-shape parallel flange","synonyms":["HEB140","HE140B","HEB 140","heb140","he140b","heb 140"]}]},</text:p>
          </table:table-cell>
          <table:table-cell table:number-columns-repeated="16383"/>
        </table:table-row>
        <table:table-row table:style-name="ro1">
          <table:table-cell office:value-type="string" office:string-value="{&quot;HEB160&quot;: [{&quot;shape_coords&quot;:[160,160,8,13,15],&quot;shape_name&quot;:&quot;I-shape parallel flange&quot;,&quot;synonyms&quot;:[&quot;HEB160&quot;,&quot;HE160B&quot;,&quot;HEB 160&quot;,&quot;heb160&quot;,&quot;he160b&quot;,&quot;heb 160&quot;]}]}," table:formula="of:=['I-shape_parallel_flange'.P30]" table:style-name="ce1">
            <text:p>{"HEB160": [{"shape_coords":[160,160,8,13,15],"shape_name":"I-shape parallel flange","synonyms":["HEB160","HE160B","HEB 160","heb160","he160b","heb 160"]}]},</text:p>
          </table:table-cell>
          <table:table-cell table:number-columns-repeated="16383"/>
        </table:table-row>
        <table:table-row table:style-name="ro1">
          <table:table-cell office:value-type="string" office:string-value="{&quot;HEB180&quot;: [{&quot;shape_coords&quot;:[180,180,8,5,14,15],&quot;shape_name&quot;:&quot;I-shape parallel flange&quot;,&quot;synonyms&quot;:[&quot;HEB180&quot;,&quot;HE180B&quot;,&quot;HEB 180&quot;,&quot;heb180&quot;,&quot;he180b&quot;,&quot;heb 180&quot;]}]}," table:formula="of:=['I-shape_parallel_flange'.P31]" table:style-name="ce1">
            <text:p>{"HEB180": [{"shape_coords":[180,180,8,5,14,15],"shape_name":"I-shape parallel flange","synonyms":["HEB180","HE180B","HEB 180","heb180","he180b","heb 180"]}]},</text:p>
          </table:table-cell>
          <table:table-cell table:number-columns-repeated="16383"/>
        </table:table-row>
        <table:table-row table:style-name="ro1">
          <table:table-cell office:value-type="string" office:string-value="{&quot;HEB200&quot;: [{&quot;shape_coords&quot;:[200,200,9,15,18],&quot;shape_name&quot;:&quot;I-shape parallel flange&quot;,&quot;synonyms&quot;:[&quot;HEB200&quot;,&quot;HE200B&quot;,&quot;HEB 200&quot;,&quot;heb200&quot;,&quot;he200b&quot;,&quot;heb 200&quot;]}]}," table:formula="of:=['I-shape_parallel_flange'.P32]" table:style-name="ce1">
            <text:p>{"HEB200": [{"shape_coords":[200,200,9,15,18],"shape_name":"I-shape parallel flange","synonyms":["HEB200","HE200B","HEB 200","heb200","he200b","heb 200"]}]},</text:p>
          </table:table-cell>
          <table:table-cell table:number-columns-repeated="16383"/>
        </table:table-row>
        <table:table-row table:style-name="ro1">
          <table:table-cell office:value-type="string" office:string-value="{&quot;HEB220&quot;: [{&quot;shape_coords&quot;:[220,220,9,5,16,18],&quot;shape_name&quot;:&quot;I-shape parallel flange&quot;,&quot;synonyms&quot;:[&quot;HEB220&quot;,&quot;HE220B&quot;,&quot;HEB 220&quot;,&quot;heb220&quot;,&quot;he220b&quot;,&quot;heb 220&quot;]}]}," table:formula="of:=['I-shape_parallel_flange'.P33]" table:style-name="ce1">
            <text:p>{"HEB220": [{"shape_coords":[220,220,9,5,16,18],"shape_name":"I-shape parallel flange","synonyms":["HEB220","HE220B","HEB 220","heb220","he220b","heb 220"]}]},</text:p>
          </table:table-cell>
          <table:table-cell table:number-columns-repeated="16383"/>
        </table:table-row>
        <table:table-row table:style-name="ro1">
          <table:table-cell office:value-type="string" office:string-value="{&quot;HEB240&quot;: [{&quot;shape_coords&quot;:[240,240,10,17,21],&quot;shape_name&quot;:&quot;I-shape parallel flange&quot;,&quot;synonyms&quot;:[&quot;HEB240&quot;,&quot;HE240B&quot;,&quot;HEB 240&quot;,&quot;heb240&quot;,&quot;he240b&quot;,&quot;heb 240&quot;]}]}," table:formula="of:=['I-shape_parallel_flange'.P34]" table:style-name="ce1">
            <text:p>{"HEB240": [{"shape_coords":[240,240,10,17,21],"shape_name":"I-shape parallel flange","synonyms":["HEB240","HE240B","HEB 240","heb240","he240b","heb 240"]}]},</text:p>
          </table:table-cell>
          <table:table-cell table:number-columns-repeated="16383"/>
        </table:table-row>
        <table:table-row table:style-name="ro1">
          <table:table-cell office:value-type="string" office:string-value="{&quot;HEB260&quot;: [{&quot;shape_coords&quot;:[260,260,10,17,5,24],&quot;shape_name&quot;:&quot;I-shape parallel flange&quot;,&quot;synonyms&quot;:[&quot;HEB260&quot;,&quot;HE260B&quot;,&quot;HEB 260&quot;,&quot;heb260&quot;,&quot;he260b&quot;,&quot;heb 260&quot;]}]}," table:formula="of:=['I-shape_parallel_flange'.P35]" table:style-name="ce1">
            <text:p>{"HEB260": [{"shape_coords":[260,260,10,17,5,24],"shape_name":"I-shape parallel flange","synonyms":["HEB260","HE260B","HEB 260","heb260","he260b","heb 260"]}]},</text:p>
          </table:table-cell>
          <table:table-cell table:number-columns-repeated="16383"/>
        </table:table-row>
        <table:table-row table:style-name="ro1">
          <table:table-cell office:value-type="string" office:string-value="{&quot;HEB280&quot;: [{&quot;shape_coords&quot;:[280,280,10,5,18,24],&quot;shape_name&quot;:&quot;I-shape parallel flange&quot;,&quot;synonyms&quot;:[&quot;HEB280&quot;,&quot;HE280B&quot;,&quot;HEB 280&quot;,&quot;heb280&quot;,&quot;he280b&quot;,&quot;heb 280&quot;]}]}," table:formula="of:=['I-shape_parallel_flange'.P36]" table:style-name="ce1">
            <text:p>{"HEB280": [{"shape_coords":[280,280,10,5,18,24],"shape_name":"I-shape parallel flange","synonyms":["HEB280","HE280B","HEB 280","heb280","he280b","heb 280"]}]},</text:p>
          </table:table-cell>
          <table:table-cell table:number-columns-repeated="16383"/>
        </table:table-row>
        <table:table-row table:style-name="ro1">
          <table:table-cell office:value-type="string" office:string-value="{&quot;HEB300&quot;: [{&quot;shape_coords&quot;:[300,300,11,19,27],&quot;shape_name&quot;:&quot;I-shape parallel flange&quot;,&quot;synonyms&quot;:[&quot;HEB300&quot;,&quot;HE300B&quot;,&quot;HEB 300&quot;,&quot;heb300&quot;,&quot;he300b&quot;,&quot;heb 300&quot;]}]}," table:formula="of:=['I-shape_parallel_flange'.P37]" table:style-name="ce1">
            <text:p>{"HEB300": [{"shape_coords":[300,300,11,19,27],"shape_name":"I-shape parallel flange","synonyms":["HEB300","HE300B","HEB 300","heb300","he300b","heb 300"]}]},</text:p>
          </table:table-cell>
          <table:table-cell table:number-columns-repeated="16383"/>
        </table:table-row>
        <table:table-row table:style-name="ro1">
          <table:table-cell office:value-type="string" office:string-value="{&quot;HEB320&quot;: [{&quot;shape_coords&quot;:[320,300,11,5,20,5,27],&quot;shape_name&quot;:&quot;I-shape parallel flange&quot;,&quot;synonyms&quot;:[&quot;HEB320&quot;,&quot;HE320B&quot;,&quot;HEB 320&quot;,&quot;heb320&quot;,&quot;he320b&quot;,&quot;heb 320&quot;]}]}," table:formula="of:=['I-shape_parallel_flange'.P38]" table:style-name="ce1">
            <text:p>{"HEB320": [{"shape_coords":[320,300,11,5,20,5,27],"shape_name":"I-shape parallel flange","synonyms":["HEB320","HE320B","HEB 320","heb320","he320b","heb 320"]}]},</text:p>
          </table:table-cell>
          <table:table-cell table:number-columns-repeated="16383"/>
        </table:table-row>
        <table:table-row table:style-name="ro1">
          <table:table-cell office:value-type="string" office:string-value="{&quot;HEB340&quot;: [{&quot;shape_coords&quot;:[340,300,12,21,5,27],&quot;shape_name&quot;:&quot;I-shape parallel flange&quot;,&quot;synonyms&quot;:[&quot;HEB340&quot;,&quot;HE340B&quot;,&quot;HEB 340&quot;,&quot;heb340&quot;,&quot;he340b&quot;,&quot;heb 340&quot;]}]}," table:formula="of:=['I-shape_parallel_flange'.P39]" table:style-name="ce1">
            <text:p>{"HEB340": [{"shape_coords":[340,300,12,21,5,27],"shape_name":"I-shape parallel flange","synonyms":["HEB340","HE340B","HEB 340","heb340","he340b","heb 340"]}]},</text:p>
          </table:table-cell>
          <table:table-cell table:number-columns-repeated="16383"/>
        </table:table-row>
        <table:table-row table:style-name="ro1">
          <table:table-cell office:value-type="string" office:string-value="{&quot;HEB360&quot;: [{&quot;shape_coords&quot;:[360,300,12,5,22,5,27],&quot;shape_name&quot;:&quot;I-shape parallel flange&quot;,&quot;synonyms&quot;:[&quot;HEB360&quot;,&quot;HE360B&quot;,&quot;HEB 360&quot;,&quot;heb360&quot;,&quot;he360b&quot;,&quot;heb 360&quot;]}]}," table:formula="of:=['I-shape_parallel_flange'.P40]" table:style-name="ce1">
            <text:p>{"HEB360": [{"shape_coords":[360,300,12,5,22,5,27],"shape_name":"I-shape parallel flange","synonyms":["HEB360","HE360B","HEB 360","heb360","he360b","heb 360"]}]},</text:p>
          </table:table-cell>
          <table:table-cell table:number-columns-repeated="16383"/>
        </table:table-row>
        <table:table-row table:style-name="ro1">
          <table:table-cell office:value-type="string" office:string-value="{&quot;HEB400&quot;: [{&quot;shape_coords&quot;:[400,300,13,5,24,27],&quot;shape_name&quot;:&quot;I-shape parallel flange&quot;,&quot;synonyms&quot;:[&quot;HEB400&quot;,&quot;HE400B&quot;,&quot;HEB 400&quot;,&quot;heb400&quot;,&quot;he400b&quot;,&quot;heb 400&quot;]}]}," table:formula="of:=['I-shape_parallel_flange'.P41]" table:style-name="ce1">
            <text:p>{"HEB400": [{"shape_coords":[400,300,13,5,24,27],"shape_name":"I-shape parallel flange","synonyms":["HEB400","HE400B","HEB 400","heb400","he400b","heb 400"]}]},</text:p>
          </table:table-cell>
          <table:table-cell table:number-columns-repeated="16383"/>
        </table:table-row>
        <table:table-row table:style-name="ro1">
          <table:table-cell office:value-type="string" office:string-value="{&quot;HEB450&quot;: [{&quot;shape_coords&quot;:[450,300,14,26,27],&quot;shape_name&quot;:&quot;I-shape parallel flange&quot;,&quot;synonyms&quot;:[&quot;HEB450&quot;,&quot;HE450B&quot;,&quot;HEB 450&quot;,&quot;heb450&quot;,&quot;he450b&quot;,&quot;heb 450&quot;]}]}," table:formula="of:=['I-shape_parallel_flange'.P42]" table:style-name="ce1">
            <text:p>{"HEB450": [{"shape_coords":[450,300,14,26,27],"shape_name":"I-shape parallel flange","synonyms":["HEB450","HE450B","HEB 450","heb450","he450b","heb 450"]}]},</text:p>
          </table:table-cell>
          <table:table-cell table:number-columns-repeated="16383"/>
        </table:table-row>
        <table:table-row table:style-name="ro1">
          <table:table-cell office:value-type="string" office:string-value="{&quot;HEB500&quot;: [{&quot;shape_coords&quot;:[500,300,14,5,28,27],&quot;shape_name&quot;:&quot;I-shape parallel flange&quot;,&quot;synonyms&quot;:[&quot;HEB500&quot;,&quot;HE500B&quot;,&quot;HEB 500&quot;,&quot;heb500&quot;,&quot;he500b&quot;,&quot;heb 500&quot;]}]}," table:formula="of:=['I-shape_parallel_flange'.P43]" table:style-name="ce1">
            <text:p>{"HEB500": [{"shape_coords":[500,300,14,5,28,27],"shape_name":"I-shape parallel flange","synonyms":["HEB500","HE500B","HEB 500","heb500","he500b","heb 500"]}]},</text:p>
          </table:table-cell>
          <table:table-cell table:number-columns-repeated="16383"/>
        </table:table-row>
        <table:table-row table:style-name="ro1">
          <table:table-cell office:value-type="string" office:string-value="{&quot;HEB550&quot;: [{&quot;shape_coords&quot;:[550,300,15,29,27],&quot;shape_name&quot;:&quot;I-shape parallel flange&quot;,&quot;synonyms&quot;:[&quot;HEB550&quot;,&quot;HE550B&quot;,&quot;HEB 550&quot;,&quot;heb550&quot;,&quot;he550b&quot;,&quot;heb 550&quot;]}]}," table:formula="of:=['I-shape_parallel_flange'.P44]" table:style-name="ce1">
            <text:p>{"HEB550": [{"shape_coords":[550,300,15,29,27],"shape_name":"I-shape parallel flange","synonyms":["HEB550","HE550B","HEB 550","heb550","he550b","heb 550"]}]},</text:p>
          </table:table-cell>
          <table:table-cell table:number-columns-repeated="16383"/>
        </table:table-row>
        <table:table-row table:style-name="ro1">
          <table:table-cell office:value-type="string" office:string-value="{&quot;HEB600&quot;: [{&quot;shape_coords&quot;:[600,300,15,5,30,27],&quot;shape_name&quot;:&quot;I-shape parallel flange&quot;,&quot;synonyms&quot;:[&quot;HEB600&quot;,&quot;HE600B&quot;,&quot;HEB 600&quot;,&quot;heb600&quot;,&quot;he600b&quot;,&quot;heb 600&quot;]}]}," table:formula="of:=['I-shape_parallel_flange'.P45]" table:style-name="ce1">
            <text:p>{"HEB600": [{"shape_coords":[600,300,15,5,30,27],"shape_name":"I-shape parallel flange","synonyms":["HEB600","HE600B","HEB 600","heb600","he600b","heb 600"]}]},</text:p>
          </table:table-cell>
          <table:table-cell table:number-columns-repeated="16383"/>
        </table:table-row>
        <table:table-row table:style-name="ro1">
          <table:table-cell office:value-type="string" office:string-value="{&quot;HEB650&quot;: [{&quot;shape_coords&quot;:[650,300,16,31,27],&quot;shape_name&quot;:&quot;I-shape parallel flange&quot;,&quot;synonyms&quot;:[&quot;HEB650&quot;,&quot;HE650B&quot;,&quot;HEB 650&quot;,&quot;heb650&quot;,&quot;he650b&quot;,&quot;heb 650&quot;]}]}," table:formula="of:=['I-shape_parallel_flange'.P46]" table:style-name="ce1">
            <text:p>{"HEB650": [{"shape_coords":[650,300,16,31,27],"shape_name":"I-shape parallel flange","synonyms":["HEB650","HE650B","HEB 650","heb650","he650b","heb 650"]}]},</text:p>
          </table:table-cell>
          <table:table-cell table:number-columns-repeated="16383"/>
        </table:table-row>
        <table:table-row table:style-name="ro1">
          <table:table-cell office:value-type="string" office:string-value="{&quot;HEB700&quot;: [{&quot;shape_coords&quot;:[700,300,17,32,27],&quot;shape_name&quot;:&quot;I-shape parallel flange&quot;,&quot;synonyms&quot;:[&quot;HEB700&quot;,&quot;HE700B&quot;,&quot;HEB 700&quot;,&quot;heb700&quot;,&quot;he700b&quot;,&quot;heb 700&quot;]}]}," table:formula="of:=['I-shape_parallel_flange'.P47]" table:style-name="ce1">
            <text:p>{"HEB700": [{"shape_coords":[700,300,17,32,27],"shape_name":"I-shape parallel flange","synonyms":["HEB700","HE700B","HEB 700","heb700","he700b","heb 700"]}]},</text:p>
          </table:table-cell>
          <table:table-cell table:number-columns-repeated="16383"/>
        </table:table-row>
        <table:table-row table:style-name="ro1">
          <table:table-cell office:value-type="string" office:string-value="{&quot;HEB800&quot;: [{&quot;shape_coords&quot;:[800,300,17,5,33,30],&quot;shape_name&quot;:&quot;I-shape parallel flange&quot;,&quot;synonyms&quot;:[&quot;HEB800&quot;,&quot;HE800B&quot;,&quot;HEB 800&quot;,&quot;heb800&quot;,&quot;he800b&quot;,&quot;heb 800&quot;]}]}," table:formula="of:=['I-shape_parallel_flange'.P48]" table:style-name="ce1">
            <text:p>{"HEB800": [{"shape_coords":[800,300,17,5,33,30],"shape_name":"I-shape parallel flange","synonyms":["HEB800","HE800B","HEB 800","heb800","he800b","heb 800"]}]},</text:p>
          </table:table-cell>
          <table:table-cell table:number-columns-repeated="16383"/>
        </table:table-row>
        <table:table-row table:style-name="ro1">
          <table:table-cell office:value-type="string" office:string-value="{&quot;HEB900&quot;: [{&quot;shape_coords&quot;:[900,300,18,5,35,30],&quot;shape_name&quot;:&quot;I-shape parallel flange&quot;,&quot;synonyms&quot;:[&quot;HEB900&quot;,&quot;HE900B&quot;,&quot;HEB 900&quot;,&quot;heb900&quot;,&quot;he900b&quot;,&quot;heb 900&quot;]}]}," table:formula="of:=['I-shape_parallel_flange'.P49]" table:style-name="ce1">
            <text:p>{"HEB900": [{"shape_coords":[900,300,18,5,35,30],"shape_name":"I-shape parallel flange","synonyms":["HEB900","HE900B","HEB 900","heb900","he900b","heb 900"]}]},</text:p>
          </table:table-cell>
          <table:table-cell table:number-columns-repeated="16383"/>
        </table:table-row>
        <table:table-row table:style-name="ro1">
          <table:table-cell office:value-type="string" office:string-value="{&quot;HEB1000&quot;: [{&quot;shape_coords&quot;:[1000,300,19,36,30],&quot;shape_name&quot;:&quot;I-shape parallel flange&quot;,&quot;synonyms&quot;:[&quot;HEB1000&quot;,&quot;HE1000B&quot;,&quot;HEB 1000&quot;,&quot;heb1000&quot;,&quot;he1000b&quot;,&quot;heb 1000&quot;]}]}," table:formula="of:=['I-shape_parallel_flange'.P50]" table:style-name="ce1">
            <text:p>{"HEB1000": [{"shape_coords":[1000,300,19,36,30],"shape_name":"I-shape parallel flange","synonyms":["HEB1000","HE1000B","HEB 1000","heb1000","he1000b","heb 1000"]}]},</text:p>
          </table:table-cell>
          <table:table-cell table:number-columns-repeated="16383"/>
        </table:table-row>
        <table:table-row table:style-name="ro1">
          <table:table-cell office:value-type="string" office:string-value="{&quot;HEM100&quot;: [{&quot;shape_coords&quot;:[120,106,12,20,12],&quot;shape_name&quot;:&quot;I-shape parallel flange&quot;,&quot;synonyms&quot;:[&quot;HEM100&quot;,&quot;HE100M&quot;,&quot;HEM 100&quot;,&quot;hem100&quot;,&quot;he100m&quot;,&quot;hem 100&quot;]}]}," table:formula="of:=['I-shape_parallel_flange'.P51]" table:style-name="ce1">
            <text:p>{"HEM100": [{"shape_coords":[120,106,12,20,12],"shape_name":"I-shape parallel flange","synonyms":["HEM100","HE100M","HEM 100","hem100","he100m","hem 100"]}]},</text:p>
          </table:table-cell>
          <table:table-cell table:number-columns-repeated="16383"/>
        </table:table-row>
        <table:table-row table:style-name="ro1">
          <table:table-cell office:value-type="string" office:string-value="{&quot;HEM120&quot;: [{&quot;shape_coords&quot;:[140,126,12,5,21,12],&quot;shape_name&quot;:&quot;I-shape parallel flange&quot;,&quot;synonyms&quot;:[&quot;HEM120&quot;,&quot;HE120M&quot;,&quot;HEM 120&quot;,&quot;hem120&quot;,&quot;he120m&quot;,&quot;hem 120&quot;]}]}," table:formula="of:=['I-shape_parallel_flange'.P52]" table:style-name="ce1">
            <text:p>{"HEM120": [{"shape_coords":[140,126,12,5,21,12],"shape_name":"I-shape parallel flange","synonyms":["HEM120","HE120M","HEM 120","hem120","he120m","hem 120"]}]},</text:p>
          </table:table-cell>
          <table:table-cell table:number-columns-repeated="16383"/>
        </table:table-row>
        <table:table-row table:style-name="ro1">
          <table:table-cell office:value-type="string" office:string-value="{&quot;HEM140&quot;: [{&quot;shape_coords&quot;:[160,146,13,22,12],&quot;shape_name&quot;:&quot;I-shape parallel flange&quot;,&quot;synonyms&quot;:[&quot;HEM140&quot;,&quot;HE140M&quot;,&quot;HEM 140&quot;,&quot;hem140&quot;,&quot;he140m&quot;,&quot;hem 140&quot;]}]}," table:formula="of:=['I-shape_parallel_flange'.P53]" table:style-name="ce1">
            <text:p>{"HEM140": [{"shape_coords":[160,146,13,22,12],"shape_name":"I-shape parallel flange","synonyms":["HEM140","HE140M","HEM 140","hem140","he140m","hem 140"]}]},</text:p>
          </table:table-cell>
          <table:table-cell table:number-columns-repeated="16383"/>
        </table:table-row>
        <table:table-row table:style-name="ro1">
          <table:table-cell office:value-type="string" office:string-value="{&quot;HEM160&quot;: [{&quot;shape_coords&quot;:[180,166,14,23,15],&quot;shape_name&quot;:&quot;I-shape parallel flange&quot;,&quot;synonyms&quot;:[&quot;HEM160&quot;,&quot;HE160M&quot;,&quot;HEM 160&quot;,&quot;hem160&quot;,&quot;he160m&quot;,&quot;hem 160&quot;]}]}," table:formula="of:=['I-shape_parallel_flange'.P54]" table:style-name="ce1">
            <text:p>{"HEM160": [{"shape_coords":[180,166,14,23,15],"shape_name":"I-shape parallel flange","synonyms":["HEM160","HE160M","HEM 160","hem160","he160m","hem 160"]}]},</text:p>
          </table:table-cell>
          <table:table-cell table:number-columns-repeated="16383"/>
        </table:table-row>
        <table:table-row table:style-name="ro1">
          <table:table-cell office:value-type="string" office:string-value="{&quot;HEM180&quot;: [{&quot;shape_coords&quot;:[200,186,14,5,24,15],&quot;shape_name&quot;:&quot;I-shape parallel flange&quot;,&quot;synonyms&quot;:[&quot;HEM180&quot;,&quot;HE180M&quot;,&quot;HEM 180&quot;,&quot;hem180&quot;,&quot;he180m&quot;,&quot;hem 180&quot;]}]}," table:formula="of:=['I-shape_parallel_flange'.P55]" table:style-name="ce1">
            <text:p>{"HEM180": [{"shape_coords":[200,186,14,5,24,15],"shape_name":"I-shape parallel flange","synonyms":["HEM180","HE180M","HEM 180","hem180","he180m","hem 180"]}]},</text:p>
          </table:table-cell>
          <table:table-cell table:number-columns-repeated="16383"/>
        </table:table-row>
        <table:table-row table:style-name="ro1">
          <table:table-cell office:value-type="string" office:string-value="{&quot;HEM200&quot;: [{&quot;shape_coords&quot;:[220,206,15,25,18],&quot;shape_name&quot;:&quot;I-shape parallel flange&quot;,&quot;synonyms&quot;:[&quot;HEM200&quot;,&quot;HE200M&quot;,&quot;HEM 200&quot;,&quot;hem200&quot;,&quot;he200m&quot;,&quot;hem 200&quot;]}]}," table:formula="of:=['I-shape_parallel_flange'.P56]" table:style-name="ce1">
            <text:p>{"HEM200": [{"shape_coords":[220,206,15,25,18],"shape_name":"I-shape parallel flange","synonyms":["HEM200","HE200M","HEM 200","hem200","he200m","hem 200"]}]},</text:p>
          </table:table-cell>
          <table:table-cell table:number-columns-repeated="16383"/>
        </table:table-row>
        <table:table-row table:style-name="ro1">
          <table:table-cell office:value-type="string" office:string-value="{&quot;HEM220&quot;: [{&quot;shape_coords&quot;:[240,226,15,5,26,18],&quot;shape_name&quot;:&quot;I-shape parallel flange&quot;,&quot;synonyms&quot;:[&quot;HEM220&quot;,&quot;HE220M&quot;,&quot;HEM 220&quot;,&quot;hem220&quot;,&quot;he220m&quot;,&quot;hem 220&quot;]}]}," table:formula="of:=['I-shape_parallel_flange'.P57]" table:style-name="ce1">
            <text:p>{"HEM220": [{"shape_coords":[240,226,15,5,26,18],"shape_name":"I-shape parallel flange","synonyms":["HEM220","HE220M","HEM 220","hem220","he220m","hem 220"]}]},</text:p>
          </table:table-cell>
          <table:table-cell table:number-columns-repeated="16383"/>
        </table:table-row>
        <table:table-row table:style-name="ro1">
          <table:table-cell office:value-type="string" office:string-value="{&quot;HEM240&quot;: [{&quot;shape_coords&quot;:[270,248,18,32,21],&quot;shape_name&quot;:&quot;I-shape parallel flange&quot;,&quot;synonyms&quot;:[&quot;HEM240&quot;,&quot;HE240M&quot;,&quot;HEM 240&quot;,&quot;hem240&quot;,&quot;he240m&quot;,&quot;hem 240&quot;]}]}," table:formula="of:=['I-shape_parallel_flange'.P58]" table:style-name="ce1">
            <text:p>{"HEM240": [{"shape_coords":[270,248,18,32,21],"shape_name":"I-shape parallel flange","synonyms":["HEM240","HE240M","HEM 240","hem240","he240m","hem 240"]}]},</text:p>
          </table:table-cell>
          <table:table-cell table:number-columns-repeated="16383"/>
        </table:table-row>
        <table:table-row table:style-name="ro1">
          <table:table-cell office:value-type="string" office:string-value="{&quot;HEM260&quot;: [{&quot;shape_coords&quot;:[290,268,18,32,5,24],&quot;shape_name&quot;:&quot;I-shape parallel flange&quot;,&quot;synonyms&quot;:[&quot;HEM260&quot;,&quot;HE260M&quot;,&quot;HEM 260&quot;,&quot;hem260&quot;,&quot;he260m&quot;,&quot;hem 260&quot;]}]}," table:formula="of:=['I-shape_parallel_flange'.P59]" table:style-name="ce1">
            <text:p>{"HEM260": [{"shape_coords":[290,268,18,32,5,24],"shape_name":"I-shape parallel flange","synonyms":["HEM260","HE260M","HEM 260","hem260","he260m","hem 260"]}]},</text:p>
          </table:table-cell>
          <table:table-cell table:number-columns-repeated="16383"/>
        </table:table-row>
        <table:table-row table:style-name="ro1">
          <table:table-cell office:value-type="string" office:string-value="{&quot;HEM280&quot;: [{&quot;shape_coords&quot;:[310,288,18,5,33,24],&quot;shape_name&quot;:&quot;I-shape parallel flange&quot;,&quot;synonyms&quot;:[&quot;HEM280&quot;,&quot;HE280M&quot;,&quot;HEM 280&quot;,&quot;hem280&quot;,&quot;he280m&quot;,&quot;hem 280&quot;]}]}," table:formula="of:=['I-shape_parallel_flange'.P60]" table:style-name="ce1">
            <text:p>{"HEM280": [{"shape_coords":[310,288,18,5,33,24],"shape_name":"I-shape parallel flange","synonyms":["HEM280","HE280M","HEM 280","hem280","he280m","hem 280"]}]},</text:p>
          </table:table-cell>
          <table:table-cell table:number-columns-repeated="16383"/>
        </table:table-row>
        <table:table-row table:style-name="ro1">
          <table:table-cell office:value-type="string" office:string-value="{&quot;HEM300&quot;: [{&quot;shape_coords&quot;:[340,310,21,39,27],&quot;shape_name&quot;:&quot;I-shape parallel flange&quot;,&quot;synonyms&quot;:[&quot;HEM300&quot;,&quot;HE300M&quot;,&quot;HEM 300&quot;,&quot;hem300&quot;,&quot;he300m&quot;,&quot;hem 300&quot;]}]}," table:formula="of:=['I-shape_parallel_flange'.P61]" table:style-name="ce1">
            <text:p>{"HEM300": [{"shape_coords":[340,310,21,39,27],"shape_name":"I-shape parallel flange","synonyms":["HEM300","HE300M","HEM 300","hem300","he300m","hem 300"]}]},</text:p>
          </table:table-cell>
          <table:table-cell table:number-columns-repeated="16383"/>
        </table:table-row>
        <table:table-row table:style-name="ro1">
          <table:table-cell office:value-type="string" office:string-value="{&quot;HEM320&quot;: [{&quot;shape_coords&quot;:[359,309,21,40,27],&quot;shape_name&quot;:&quot;I-shape parallel flange&quot;,&quot;synonyms&quot;:[&quot;HEM320&quot;,&quot;HE320M&quot;,&quot;HEM 320&quot;,&quot;hem320&quot;,&quot;he320m&quot;,&quot;hem 320&quot;]}]}," table:formula="of:=['I-shape_parallel_flange'.P62]" table:style-name="ce1">
            <text:p>{"HEM320": [{"shape_coords":[359,309,21,40,27],"shape_name":"I-shape parallel flange","synonyms":["HEM320","HE320M","HEM 320","hem320","he320m","hem 320"]}]},</text:p>
          </table:table-cell>
          <table:table-cell table:number-columns-repeated="16383"/>
        </table:table-row>
        <table:table-row table:style-name="ro1">
          <table:table-cell office:value-type="string" office:string-value="{&quot;HEM340&quot;: [{&quot;shape_coords&quot;:[377,309,21,40,27],&quot;shape_name&quot;:&quot;I-shape parallel flange&quot;,&quot;synonyms&quot;:[&quot;HEM340&quot;,&quot;HE340M&quot;,&quot;HEM 340&quot;,&quot;hem340&quot;,&quot;he340m&quot;,&quot;hem 340&quot;]}]}," table:formula="of:=['I-shape_parallel_flange'.P63]" table:style-name="ce1">
            <text:p>{"HEM340": [{"shape_coords":[377,309,21,40,27],"shape_name":"I-shape parallel flange","synonyms":["HEM340","HE340M","HEM 340","hem340","he340m","hem 340"]}]},</text:p>
          </table:table-cell>
          <table:table-cell table:number-columns-repeated="16383"/>
        </table:table-row>
        <table:table-row table:style-name="ro1">
          <table:table-cell office:value-type="string" office:string-value="{&quot;HEM360&quot;: [{&quot;shape_coords&quot;:[395,308,21,40,27],&quot;shape_name&quot;:&quot;I-shape parallel flange&quot;,&quot;synonyms&quot;:[&quot;HEM360&quot;,&quot;HE360M&quot;,&quot;HEM 360&quot;,&quot;hem360&quot;,&quot;he360m&quot;,&quot;hem 360&quot;]}]}," table:formula="of:=['I-shape_parallel_flange'.P64]" table:style-name="ce1">
            <text:p>{"HEM360": [{"shape_coords":[395,308,21,40,27],"shape_name":"I-shape parallel flange","synonyms":["HEM360","HE360M","HEM 360","hem360","he360m","hem 360"]}]},</text:p>
          </table:table-cell>
          <table:table-cell table:number-columns-repeated="16383"/>
        </table:table-row>
        <table:table-row table:style-name="ro1">
          <table:table-cell office:value-type="string" office:string-value="{&quot;HEM400&quot;: [{&quot;shape_coords&quot;:[432,307,21,40,27],&quot;shape_name&quot;:&quot;I-shape parallel flange&quot;,&quot;synonyms&quot;:[&quot;HEM400&quot;,&quot;HE400M&quot;,&quot;HEM 400&quot;,&quot;hem400&quot;,&quot;he400m&quot;,&quot;hem 400&quot;]}]}," table:formula="of:=['I-shape_parallel_flange'.P65]" table:style-name="ce1">
            <text:p>{"HEM400": [{"shape_coords":[432,307,21,40,27],"shape_name":"I-shape parallel flange","synonyms":["HEM400","HE400M","HEM 400","hem400","he400m","hem 400"]}]},</text:p>
          </table:table-cell>
          <table:table-cell table:number-columns-repeated="16383"/>
        </table:table-row>
        <table:table-row table:style-name="ro1">
          <table:table-cell office:value-type="string" office:string-value="{&quot;HEM450&quot;: [{&quot;shape_coords&quot;:[478,307,21,40,27],&quot;shape_name&quot;:&quot;I-shape parallel flange&quot;,&quot;synonyms&quot;:[&quot;HEM450&quot;,&quot;HE450M&quot;,&quot;HEM 450&quot;,&quot;hem450&quot;,&quot;he450m&quot;,&quot;hem 450&quot;]}]}," table:formula="of:=['I-shape_parallel_flange'.P66]" table:style-name="ce1">
            <text:p>{"HEM450": [{"shape_coords":[478,307,21,40,27],"shape_name":"I-shape parallel flange","synonyms":["HEM450","HE450M","HEM 450","hem450","he450m","hem 450"]}]},</text:p>
          </table:table-cell>
          <table:table-cell table:number-columns-repeated="16383"/>
        </table:table-row>
        <table:table-row table:style-name="ro1">
          <table:table-cell office:value-type="string" office:string-value="{&quot;HEM500&quot;: [{&quot;shape_coords&quot;:[524,306,21,40,27],&quot;shape_name&quot;:&quot;I-shape parallel flange&quot;,&quot;synonyms&quot;:[&quot;HEM500&quot;,&quot;HE500M&quot;,&quot;HEM 500&quot;,&quot;hem500&quot;,&quot;he500m&quot;,&quot;hem 500&quot;]}]}," table:formula="of:=['I-shape_parallel_flange'.P67]" table:style-name="ce1">
            <text:p>{"HEM500": [{"shape_coords":[524,306,21,40,27],"shape_name":"I-shape parallel flange","synonyms":["HEM500","HE500M","HEM 500","hem500","he500m","hem 500"]}]},</text:p>
          </table:table-cell>
          <table:table-cell table:number-columns-repeated="16383"/>
        </table:table-row>
        <table:table-row table:style-name="ro1">
          <table:table-cell office:value-type="string" office:string-value="{&quot;HEM550&quot;: [{&quot;shape_coords&quot;:[572,306,21,40,27],&quot;shape_name&quot;:&quot;I-shape parallel flange&quot;,&quot;synonyms&quot;:[&quot;HEM550&quot;,&quot;HE550M&quot;,&quot;HEM 550&quot;,&quot;hem550&quot;,&quot;he550m&quot;,&quot;hem 550&quot;]}]}," table:formula="of:=['I-shape_parallel_flange'.P68]" table:style-name="ce1">
            <text:p>{"HEM550": [{"shape_coords":[572,306,21,40,27],"shape_name":"I-shape parallel flange","synonyms":["HEM550","HE550M","HEM 550","hem550","he550m","hem 550"]}]},</text:p>
          </table:table-cell>
          <table:table-cell table:number-columns-repeated="16383"/>
        </table:table-row>
        <table:table-row table:style-name="ro1">
          <table:table-cell office:value-type="string" office:string-value="{&quot;HEM600&quot;: [{&quot;shape_coords&quot;:[620,305,21,40,27],&quot;shape_name&quot;:&quot;I-shape parallel flange&quot;,&quot;synonyms&quot;:[&quot;HEM600&quot;,&quot;HE600M&quot;,&quot;HEM 600&quot;,&quot;hem600&quot;,&quot;he600m&quot;,&quot;hem 600&quot;]}]}," table:formula="of:=['I-shape_parallel_flange'.P69]" table:style-name="ce1">
            <text:p>{"HEM600": [{"shape_coords":[620,305,21,40,27],"shape_name":"I-shape parallel flange","synonyms":["HEM600","HE600M","HEM 600","hem600","he600m","hem 600"]}]},</text:p>
          </table:table-cell>
          <table:table-cell table:number-columns-repeated="16383"/>
        </table:table-row>
        <table:table-row table:style-name="ro1">
          <table:table-cell office:value-type="string" office:string-value="{&quot;HEM650&quot;: [{&quot;shape_coords&quot;:[668,305,21,40,27],&quot;shape_name&quot;:&quot;I-shape parallel flange&quot;,&quot;synonyms&quot;:[&quot;HEM650&quot;,&quot;HE650M&quot;,&quot;HEM 650&quot;,&quot;hem650&quot;,&quot;he650m&quot;,&quot;hem 650&quot;]}]}," table:formula="of:=['I-shape_parallel_flange'.P70]" table:style-name="ce1">
            <text:p>{"HEM650": [{"shape_coords":[668,305,21,40,27],"shape_name":"I-shape parallel flange","synonyms":["HEM650","HE650M","HEM 650","hem650","he650m","hem 650"]}]},</text:p>
          </table:table-cell>
          <table:table-cell table:number-columns-repeated="16383"/>
        </table:table-row>
        <table:table-row table:style-name="ro1">
          <table:table-cell office:value-type="string" office:string-value="{&quot;HEM700&quot;: [{&quot;shape_coords&quot;:[716,304,21,40,27],&quot;shape_name&quot;:&quot;I-shape parallel flange&quot;,&quot;synonyms&quot;:[&quot;HEM700&quot;,&quot;HE700M&quot;,&quot;HEM 700&quot;,&quot;hem700&quot;,&quot;he700m&quot;,&quot;hem 700&quot;]}]}," table:formula="of:=['I-shape_parallel_flange'.P71]" table:style-name="ce1">
            <text:p>{"HEM700": [{"shape_coords":[716,304,21,40,27],"shape_name":"I-shape parallel flange","synonyms":["HEM700","HE700M","HEM 700","hem700","he700m","hem 700"]}]},</text:p>
          </table:table-cell>
          <table:table-cell table:number-columns-repeated="16383"/>
        </table:table-row>
        <table:table-row table:style-name="ro1">
          <table:table-cell office:value-type="string" office:string-value="{&quot;HEM800&quot;: [{&quot;shape_coords&quot;:[814,303,21,40,30],&quot;shape_name&quot;:&quot;I-shape parallel flange&quot;,&quot;synonyms&quot;:[&quot;HEM800&quot;,&quot;HE800M&quot;,&quot;HEM 800&quot;,&quot;hem800&quot;,&quot;he800m&quot;,&quot;hem 800&quot;]}]}," table:formula="of:=['I-shape_parallel_flange'.P72]" table:style-name="ce1">
            <text:p>{"HEM800": [{"shape_coords":[814,303,21,40,30],"shape_name":"I-shape parallel flange","synonyms":["HEM800","HE800M","HEM 800","hem800","he800m","hem 800"]}]},</text:p>
          </table:table-cell>
          <table:table-cell table:number-columns-repeated="16383"/>
        </table:table-row>
        <table:table-row table:style-name="ro1">
          <table:table-cell office:value-type="string" office:string-value="{&quot;HEM900&quot;: [{&quot;shape_coords&quot;:[910,302,21,40,30],&quot;shape_name&quot;:&quot;I-shape parallel flange&quot;,&quot;synonyms&quot;:[&quot;HEM900&quot;,&quot;HE900M&quot;,&quot;HEM 900&quot;,&quot;hem900&quot;,&quot;he900m&quot;,&quot;hem 900&quot;]}]}," table:formula="of:=['I-shape_parallel_flange'.P73]" table:style-name="ce1">
            <text:p>{"HEM900": [{"shape_coords":[910,302,21,40,30],"shape_name":"I-shape parallel flange","synonyms":["HEM900","HE900M","HEM 900","hem900","he900m","hem 900"]}]},</text:p>
          </table:table-cell>
          <table:table-cell table:number-columns-repeated="16383"/>
        </table:table-row>
        <table:table-row table:style-name="ro1">
          <table:table-cell office:value-type="string" office:string-value="{&quot;HEM1000&quot;: [{&quot;shape_coords&quot;:[1008,302,21,40,30],&quot;shape_name&quot;:&quot;I-shape parallel flange&quot;,&quot;synonyms&quot;:[&quot;HEM1000&quot;,&quot;HE1000M&quot;,&quot;HEM 1000&quot;,&quot;hem1000&quot;,&quot;he1000m&quot;,&quot;hem 1000&quot;]}]}," table:formula="of:=['I-shape_parallel_flange'.P74]" table:style-name="ce1">
            <text:p>{"HEM1000": [{"shape_coords":[1008,302,21,40,30],"shape_name":"I-shape parallel flange","synonyms":["HEM1000","HE1000M","HEM 1000","hem1000","he1000m","hem 1000"]}]},</text:p>
          </table:table-cell>
          <table:table-cell table:number-columns-repeated="16383"/>
        </table:table-row>
        <table:table-row table:style-name="ro1">
          <table:table-cell office:value-type="string" office:string-value="{&quot;IPE80&quot;: [{&quot;shape_coords&quot;:[80,46,3,8,5.2,5],&quot;shape_name&quot;:&quot;I-shape parallel flange&quot;,&quot;synonyms&quot;:[&quot;IPE80&quot;,&quot;IPE 80&quot;,&quot;IP80E&quot;,&quot;ipe80&quot;,&quot;ipe 80&quot;,&quot;ip80e&quot;]}]}," table:formula="of:=['I-shape_parallel_flange'.P75]" table:style-name="ce1">
            <text:p>{"IPE80": [{"shape_coords":[80,46,3,8,5.2,5],"shape_name":"I-shape parallel flange","synonyms":["IPE80","IPE 80","IP80E","ipe80","ipe 80","ip80e"]}]},</text:p>
          </table:table-cell>
          <table:table-cell table:number-columns-repeated="16383"/>
        </table:table-row>
        <table:table-row table:style-name="ro1">
          <table:table-cell office:value-type="string" office:string-value="{&quot;IPE100&quot;: [{&quot;shape_coords&quot;:[100,55,4.1,5.7,7],&quot;shape_name&quot;:&quot;I-shape parallel flange&quot;,&quot;synonyms&quot;:[&quot;IPE100&quot;,&quot;IPE 100&quot;,&quot;IP100E&quot;,&quot;ipe100&quot;,&quot;ipe 100&quot;,&quot;ip100e&quot;]}]}," table:formula="of:=['I-shape_parallel_flange'.P76]" table:style-name="ce1">
            <text:p>{"IPE100": [{"shape_coords":[100,55,4.1,5.7,7],"shape_name":"I-shape parallel flange","synonyms":["IPE100","IPE 100","IP100E","ipe100","ipe 100","ip100e"]}]},</text:p>
          </table:table-cell>
          <table:table-cell table:number-columns-repeated="16383"/>
        </table:table-row>
        <table:table-row table:style-name="ro1">
          <table:table-cell office:value-type="string" office:string-value="{&quot;IPE120&quot;: [{&quot;shape_coords&quot;:[120,64,4.4,6.3,7],&quot;shape_name&quot;:&quot;I-shape parallel flange&quot;,&quot;synonyms&quot;:[&quot;IPE120&quot;,&quot;IPE 120&quot;,&quot;IP120E&quot;,&quot;ipe120&quot;,&quot;ipe 120&quot;,&quot;ip120e&quot;]}]}," table:formula="of:=['I-shape_parallel_flange'.P77]" table:style-name="ce1">
            <text:p>{"IPE120": [{"shape_coords":[120,64,4.4,6.3,7],"shape_name":"I-shape parallel flange","synonyms":["IPE120","IPE 120","IP120E","ipe120","ipe 120","ip120e"]}]},</text:p>
          </table:table-cell>
          <table:table-cell table:number-columns-repeated="16383"/>
        </table:table-row>
        <table:table-row table:style-name="ro1">
          <table:table-cell office:value-type="string" office:string-value="{&quot;IPE140&quot;: [{&quot;shape_coords&quot;:[140,73,4.7,6.9,7],&quot;shape_name&quot;:&quot;I-shape parallel flange&quot;,&quot;synonyms&quot;:[&quot;IPE140&quot;,&quot;IPE 140&quot;,&quot;IP140E&quot;,&quot;ipe140&quot;,&quot;ipe 140&quot;,&quot;ip140e&quot;]}]}," table:formula="of:=['I-shape_parallel_flange'.P78]" table:style-name="ce1">
            <text:p>{"IPE140": [{"shape_coords":[140,73,4.7,6.9,7],"shape_name":"I-shape parallel flange","synonyms":["IPE140","IPE 140","IP140E","ipe140","ipe 140","ip140e"]}]},</text:p>
          </table:table-cell>
          <table:table-cell table:number-columns-repeated="16383"/>
        </table:table-row>
        <table:table-row table:style-name="ro1">
          <table:table-cell office:value-type="string" office:string-value="{&quot;IPE160&quot;: [{&quot;shape_coords&quot;:[160,82,5,7.4,9],&quot;shape_name&quot;:&quot;I-shape parallel flange&quot;,&quot;synonyms&quot;:[&quot;IPE160&quot;,&quot;IPE 160&quot;,&quot;IP160E&quot;,&quot;ipe160&quot;,&quot;ipe 160&quot;,&quot;ip160e&quot;]}]}," table:formula="of:=['I-shape_parallel_flange'.P79]" table:style-name="ce1">
            <text:p>{"IPE160": [{"shape_coords":[160,82,5,7.4,9],"shape_name":"I-shape parallel flange","synonyms":["IPE160","IPE 160","IP160E","ipe160","ipe 160","ip160e"]}]},</text:p>
          </table:table-cell>
          <table:table-cell table:number-columns-repeated="16383"/>
        </table:table-row>
        <table:table-row table:style-name="ro1">
          <table:table-cell office:value-type="string" office:string-value="{&quot;IPE180&quot;: [{&quot;shape_coords&quot;:[180,91,5.3,8,9],&quot;shape_name&quot;:&quot;I-shape parallel flange&quot;,&quot;synonyms&quot;:[&quot;IPE180&quot;,&quot;IPE 180&quot;,&quot;IP180E&quot;,&quot;ipe180&quot;,&quot;ipe 180&quot;,&quot;ip180e&quot;]}]}," table:formula="of:=['I-shape_parallel_flange'.P80]" table:style-name="ce1">
            <text:p>{"IPE180": [{"shape_coords":[180,91,5.3,8,9],"shape_name":"I-shape parallel flange","synonyms":["IPE180","IPE 180","IP180E","ipe180","ipe 180","ip180e"]}]},</text:p>
          </table:table-cell>
          <table:table-cell table:number-columns-repeated="16383"/>
        </table:table-row>
        <table:table-row table:style-name="ro1">
          <table:table-cell office:value-type="string" office:string-value="{&quot;IPE200&quot;: [{&quot;shape_coords&quot;:[200,100,5.6,8.5,12],&quot;shape_name&quot;:&quot;I-shape parallel flange&quot;,&quot;synonyms&quot;:[&quot;IPE200&quot;,&quot;IPE 200&quot;,&quot;IP200E&quot;,&quot;ipe200&quot;,&quot;ipe 200&quot;,&quot;ip200e&quot;]}]}," table:formula="of:=['I-shape_parallel_flange'.P81]" table:style-name="ce1">
            <text:p>{"IPE200": [{"shape_coords":[200,100,5.6,8.5,12],"shape_name":"I-shape parallel flange","synonyms":["IPE200","IPE 200","IP200E","ipe200","ipe 200","ip200e"]}]},</text:p>
          </table:table-cell>
          <table:table-cell table:number-columns-repeated="16383"/>
        </table:table-row>
        <table:table-row table:style-name="ro1">
          <table:table-cell office:value-type="string" office:string-value="{&quot;IPE220&quot;: [{&quot;shape_coords&quot;:[220,110,5.9,9.2,12],&quot;shape_name&quot;:&quot;I-shape parallel flange&quot;,&quot;synonyms&quot;:[&quot;IPE220&quot;,&quot;IPE 220&quot;,&quot;IP220E&quot;,&quot;ipe220&quot;,&quot;ipe 220&quot;,&quot;ip220e&quot;]}]}," table:formula="of:=['I-shape_parallel_flange'.P82]" table:style-name="ce1">
            <text:p>{"IPE220": [{"shape_coords":[220,110,5.9,9.2,12],"shape_name":"I-shape parallel flange","synonyms":["IPE220","IPE 220","IP220E","ipe220","ipe 220","ip220e"]}]},</text:p>
          </table:table-cell>
          <table:table-cell table:number-columns-repeated="16383"/>
        </table:table-row>
        <table:table-row table:style-name="ro1">
          <table:table-cell office:value-type="string" office:string-value="{&quot;IPE240&quot;: [{&quot;shape_coords&quot;:[240,120,6.2,9.8,15],&quot;shape_name&quot;:&quot;I-shape parallel flange&quot;,&quot;synonyms&quot;:[&quot;IPE240&quot;,&quot;IPE 240&quot;,&quot;IP240E&quot;,&quot;ipe240&quot;,&quot;ipe 240&quot;,&quot;ip240e&quot;]}]}," table:formula="of:=['I-shape_parallel_flange'.P83]" table:style-name="ce1">
            <text:p>{"IPE240": [{"shape_coords":[240,120,6.2,9.8,15],"shape_name":"I-shape parallel flange","synonyms":["IPE240","IPE 240","IP240E","ipe240","ipe 240","ip240e"]}]},</text:p>
          </table:table-cell>
          <table:table-cell table:number-columns-repeated="16383"/>
        </table:table-row>
        <table:table-row table:style-name="ro1">
          <table:table-cell office:value-type="string" office:string-value="{&quot;IPE270&quot;: [{&quot;shape_coords&quot;:[270,135,6.6,10.2,15],&quot;shape_name&quot;:&quot;I-shape parallel flange&quot;,&quot;synonyms&quot;:[&quot;IPE270&quot;,&quot;IPE 270&quot;,&quot;IP270E&quot;,&quot;ipe270&quot;,&quot;ipe 270&quot;,&quot;ip270e&quot;]}]}," table:formula="of:=['I-shape_parallel_flange'.P84]" table:style-name="ce1">
            <text:p>{"IPE270": [{"shape_coords":[270,135,6.6,10.2,15],"shape_name":"I-shape parallel flange","synonyms":["IPE270","IPE 270","IP270E","ipe270","ipe 270","ip270e"]}]},</text:p>
          </table:table-cell>
          <table:table-cell table:number-columns-repeated="16383"/>
        </table:table-row>
        <table:table-row table:style-name="ro1">
          <table:table-cell office:value-type="string" office:string-value="{&quot;IPE300&quot;: [{&quot;shape_coords&quot;:[300,150,7.1,10.7,15],&quot;shape_name&quot;:&quot;I-shape parallel flange&quot;,&quot;synonyms&quot;:[&quot;IPE300&quot;,&quot;IPE 300&quot;,&quot;IP300E&quot;,&quot;ipe300&quot;,&quot;ipe 300&quot;,&quot;ip300e&quot;]}]}," table:formula="of:=['I-shape_parallel_flange'.P85]" table:style-name="ce1">
            <text:p>{"IPE300": [{"shape_coords":[300,150,7.1,10.7,15],"shape_name":"I-shape parallel flange","synonyms":["IPE300","IPE 300","IP300E","ipe300","ipe 300","ip300e"]}]},</text:p>
          </table:table-cell>
          <table:table-cell table:number-columns-repeated="16383"/>
        </table:table-row>
        <table:table-row table:style-name="ro1">
          <table:table-cell office:value-type="string" office:string-value="{&quot;IPE330&quot;: [{&quot;shape_coords&quot;:[330,160,7.5,11.5,18],&quot;shape_name&quot;:&quot;I-shape parallel flange&quot;,&quot;synonyms&quot;:[&quot;IPE330&quot;,&quot;IPE 330&quot;,&quot;IP330E&quot;,&quot;ipe330&quot;,&quot;ipe 330&quot;,&quot;ip330e&quot;]}]}," table:formula="of:=['I-shape_parallel_flange'.P86]" table:style-name="ce1">
            <text:p>{"IPE330": [{"shape_coords":[330,160,7.5,11.5,18],"shape_name":"I-shape parallel flange","synonyms":["IPE330","IPE 330","IP330E","ipe330","ipe 330","ip330e"]}]},</text:p>
          </table:table-cell>
          <table:table-cell table:number-columns-repeated="16383"/>
        </table:table-row>
        <table:table-row table:style-name="ro1">
          <table:table-cell office:value-type="string" office:string-value="{&quot;IPE360&quot;: [{&quot;shape_coords&quot;:[360,170,8,12.7,18],&quot;shape_name&quot;:&quot;I-shape parallel flange&quot;,&quot;synonyms&quot;:[&quot;IPE360&quot;,&quot;IPE 360&quot;,&quot;IP360E&quot;,&quot;ipe360&quot;,&quot;ipe 360&quot;,&quot;ip360e&quot;]}]}," table:formula="of:=['I-shape_parallel_flange'.P87]" table:style-name="ce1">
            <text:p>{"IPE360": [{"shape_coords":[360,170,8,12.7,18],"shape_name":"I-shape parallel flange","synonyms":["IPE360","IPE 360","IP360E","ipe360","ipe 360","ip360e"]}]},</text:p>
          </table:table-cell>
          <table:table-cell table:number-columns-repeated="16383"/>
        </table:table-row>
        <table:table-row table:style-name="ro1">
          <table:table-cell office:value-type="string" office:string-value="{&quot;IPE400&quot;: [{&quot;shape_coords&quot;:[400,180,8.6,13.5,21],&quot;shape_name&quot;:&quot;I-shape parallel flange&quot;,&quot;synonyms&quot;:[&quot;IPE400&quot;,&quot;IPE 400&quot;,&quot;IP400E&quot;,&quot;ipe400&quot;,&quot;ipe 400&quot;,&quot;ip400e&quot;]}]}," table:formula="of:=['I-shape_parallel_flange'.P88]" table:style-name="ce1">
            <text:p>{"IPE400": [{"shape_coords":[400,180,8.6,13.5,21],"shape_name":"I-shape parallel flange","synonyms":["IPE400","IPE 400","IP400E","ipe400","ipe 400","ip400e"]}]},</text:p>
          </table:table-cell>
          <table:table-cell table:number-columns-repeated="16383"/>
        </table:table-row>
        <table:table-row table:style-name="ro1">
          <table:table-cell office:value-type="string" office:string-value="{&quot;IPE450&quot;: [{&quot;shape_coords&quot;:[450,190,9.4,14.6,21],&quot;shape_name&quot;:&quot;I-shape parallel flange&quot;,&quot;synonyms&quot;:[&quot;IPE450&quot;,&quot;IPE 450&quot;,&quot;IP450E&quot;,&quot;ipe450&quot;,&quot;ipe 450&quot;,&quot;ip450e&quot;]}]}," table:formula="of:=['I-shape_parallel_flange'.P89]" table:style-name="ce1">
            <text:p>{"IPE450": [{"shape_coords":[450,190,9.4,14.6,21],"shape_name":"I-shape parallel flange","synonyms":["IPE450","IPE 450","IP450E","ipe450","ipe 450","ip450e"]}]},</text:p>
          </table:table-cell>
          <table:table-cell table:number-columns-repeated="16383"/>
        </table:table-row>
        <table:table-row table:style-name="ro1">
          <table:table-cell office:value-type="string" office:string-value="{&quot;IPE500&quot;: [{&quot;shape_coords&quot;:[500,200,10.2,16,21],&quot;shape_name&quot;:&quot;I-shape parallel flange&quot;,&quot;synonyms&quot;:[&quot;IPE500&quot;,&quot;IPE 500&quot;,&quot;IP500E&quot;,&quot;ipe500&quot;,&quot;ipe 500&quot;,&quot;ip500e&quot;]}]}," table:formula="of:=['I-shape_parallel_flange'.P90]" table:style-name="ce1">
            <text:p>{"IPE500": [{"shape_coords":[500,200,10.2,16,21],"shape_name":"I-shape parallel flange","synonyms":["IPE500","IPE 500","IP500E","ipe500","ipe 500","ip500e"]}]},</text:p>
          </table:table-cell>
          <table:table-cell table:number-columns-repeated="16383"/>
        </table:table-row>
        <table:table-row table:style-name="ro1">
          <table:table-cell office:value-type="string" office:string-value="{&quot;IPE550&quot;: [{&quot;shape_coords&quot;:[550,210,11.1,17.2,24],&quot;shape_name&quot;:&quot;I-shape parallel flange&quot;,&quot;synonyms&quot;:[&quot;IPE550&quot;,&quot;IPE 550&quot;,&quot;IP550E&quot;,&quot;ipe550&quot;,&quot;ipe 550&quot;,&quot;ip550e&quot;]}]}," table:formula="of:=['I-shape_parallel_flange'.P91]" table:style-name="ce1">
            <text:p>{"IPE550": [{"shape_coords":[550,210,11.1,17.2,24],"shape_name":"I-shape parallel flange","synonyms":["IPE550","IPE 550","IP550E","ipe550","ipe 550","ip550e"]}]},</text:p>
          </table:table-cell>
          <table:table-cell table:number-columns-repeated="16383"/>
        </table:table-row>
        <table:table-row table:style-name="ro1">
          <table:table-cell office:value-type="string" office:string-value="{&quot;IPE600&quot;: [{&quot;shape_coords&quot;:[600,220,12,19,24],&quot;shape_name&quot;:&quot;I-shape parallel flange&quot;,&quot;synonyms&quot;:[&quot;IPE600&quot;,&quot;IPE 600&quot;,&quot;IP600E&quot;,&quot;ipe600&quot;,&quot;ipe 600&quot;,&quot;ip600e&quot;]}]}," table:formula="of:=['I-shape_parallel_flange'.P92]" table:style-name="ce1">
            <text:p>{"IPE600": [{"shape_coords":[600,220,12,19,24],"shape_name":"I-shape parallel flange","synonyms":["IPE600","IPE 600","IP600E","ipe600","ipe 600","ip600e"]}]},</text:p>
          </table:table-cell>
          <table:table-cell table:number-columns-repeated="16383"/>
        </table:table-row>
        <table:table-row table:style-name="ro1">
          <table:table-cell office:value-type="string" office:string-value="{&quot;100AA&quot;: [{&quot;shape_coords&quot;:[91,100,4,2,5,5,12],&quot;shape_name&quot;:&quot;I-shape parallel flange&quot;,&quot;synonyms&quot;:[&quot;100AA&quot;,&quot;100 AA&quot;,&quot;100 aa&quot;,&quot;100aa&quot;]}]}," table:formula="of:=['I-shape_parallel_flange'.P93]" table:style-name="ce1">
            <text:p>{"100AA": [{"shape_coords":[91,100,4,2,5,5,12],"shape_name":"I-shape parallel flange","synonyms":["100AA","100 AA","100 aa","100aa"]}]},</text:p>
          </table:table-cell>
          <table:table-cell table:number-columns-repeated="16383"/>
        </table:table-row>
        <table:table-row table:style-name="ro1">
          <table:table-cell office:value-type="string" office:string-value="{&quot;120AA&quot;: [{&quot;shape_coords&quot;:[109,120,4,2,5,5,12],&quot;shape_name&quot;:&quot;I-shape parallel flange&quot;,&quot;synonyms&quot;:[&quot;120AA&quot;,&quot;120 AA&quot;,&quot;120 aa&quot;,&quot;120aa&quot;]}]}," table:formula="of:=['I-shape_parallel_flange'.P94]" table:style-name="ce1">
            <text:p>{"120AA": [{"shape_coords":[109,120,4,2,5,5,12],"shape_name":"I-shape parallel flange","synonyms":["120AA","120 AA","120 aa","120aa"]}]},</text:p>
          </table:table-cell>
          <table:table-cell table:number-columns-repeated="16383"/>
        </table:table-row>
        <table:table-row table:style-name="ro1">
          <table:table-cell office:value-type="string" office:string-value="{&quot;140AA&quot;: [{&quot;shape_coords&quot;:[128,140,4,3,6,12],&quot;shape_name&quot;:&quot;I-shape parallel flange&quot;,&quot;synonyms&quot;:[&quot;140AA&quot;,&quot;140 AA&quot;,&quot;140 aa&quot;,&quot;140aa&quot;]}]}," table:formula="of:=['I-shape_parallel_flange'.P95]" table:style-name="ce1">
            <text:p>{"140AA": [{"shape_coords":[128,140,4,3,6,12],"shape_name":"I-shape parallel flange","synonyms":["140AA","140 AA","140 aa","140aa"]}]},</text:p>
          </table:table-cell>
          <table:table-cell table:number-columns-repeated="16383"/>
        </table:table-row>
        <table:table-row table:style-name="ro1">
          <table:table-cell office:value-type="string" office:string-value="{&quot;160AA&quot;: [{&quot;shape_coords&quot;:[148,160,4,5,7,15],&quot;shape_name&quot;:&quot;I-shape parallel flange&quot;,&quot;synonyms&quot;:[&quot;160AA&quot;,&quot;160 AA&quot;,&quot;160 aa&quot;,&quot;160aa&quot;]}]}," table:formula="of:=['I-shape_parallel_flange'.P96]" table:style-name="ce1">
            <text:p>{"160AA": [{"shape_coords":[148,160,4,5,7,15],"shape_name":"I-shape parallel flange","synonyms":["160AA","160 AA","160 aa","160aa"]}]},</text:p>
          </table:table-cell>
          <table:table-cell table:number-columns-repeated="16383"/>
        </table:table-row>
        <table:table-row table:style-name="ro1">
          <table:table-cell office:value-type="string" office:string-value="{&quot;180AA&quot;: [{&quot;shape_coords&quot;:[167,180,5,7,5,15],&quot;shape_name&quot;:&quot;I-shape parallel flange&quot;,&quot;synonyms&quot;:[&quot;180AA&quot;,&quot;180 AA&quot;,&quot;180 aa&quot;,&quot;180aa&quot;]}]}," table:formula="of:=['I-shape_parallel_flange'.P97]" table:style-name="ce1">
            <text:p>{"180AA": [{"shape_coords":[167,180,5,7,5,15],"shape_name":"I-shape parallel flange","synonyms":["180AA","180 AA","180 aa","180aa"]}]},</text:p>
          </table:table-cell>
          <table:table-cell table:number-columns-repeated="16383"/>
        </table:table-row>
        <table:table-row table:style-name="ro1">
          <table:table-cell office:value-type="string" office:string-value="{&quot;200AA&quot;: [{&quot;shape_coords&quot;:[186,200,5,5,8,18],&quot;shape_name&quot;:&quot;I-shape parallel flange&quot;,&quot;synonyms&quot;:[&quot;200AA&quot;,&quot;200 AA&quot;,&quot;200 aa&quot;,&quot;200aa&quot;]}]}," table:formula="of:=['I-shape_parallel_flange'.P98]" table:style-name="ce1">
            <text:p>{"200AA": [{"shape_coords":[186,200,5,5,8,18],"shape_name":"I-shape parallel flange","synonyms":["200AA","200 AA","200 aa","200aa"]}]},</text:p>
          </table:table-cell>
          <table:table-cell table:number-columns-repeated="16383"/>
        </table:table-row>
        <table:table-row table:style-name="ro1">
          <table:table-cell office:value-type="string" office:string-value="{&quot;220AA&quot;: [{&quot;shape_coords&quot;:[205,220,6,8,5,18],&quot;shape_name&quot;:&quot;I-shape parallel flange&quot;,&quot;synonyms&quot;:[&quot;220AA&quot;,&quot;220 AA&quot;,&quot;220 aa&quot;,&quot;220aa&quot;]}]}," table:formula="of:=['I-shape_parallel_flange'.P99]" table:style-name="ce1">
            <text:p>{"220AA": [{"shape_coords":[205,220,6,8,5,18],"shape_name":"I-shape parallel flange","synonyms":["220AA","220 AA","220 aa","220aa"]}]},</text:p>
          </table:table-cell>
          <table:table-cell table:number-columns-repeated="16383"/>
        </table:table-row>
        <table:table-row table:style-name="ro1">
          <table:table-cell office:value-type="string" office:string-value="{&quot;240AA&quot;: [{&quot;shape_coords&quot;:[224,240,6,5,9,21],&quot;shape_name&quot;:&quot;I-shape parallel flange&quot;,&quot;synonyms&quot;:[&quot;240AA&quot;,&quot;240 AA&quot;,&quot;240 aa&quot;,&quot;240aa&quot;]}]}," table:formula="of:=['I-shape_parallel_flange'.P100]" table:style-name="ce1">
            <text:p>{"240AA": [{"shape_coords":[224,240,6,5,9,21],"shape_name":"I-shape parallel flange","synonyms":["240AA","240 AA","240 aa","240aa"]}]},</text:p>
          </table:table-cell>
          <table:table-cell table:number-columns-repeated="16383"/>
        </table:table-row>
        <table:table-row table:style-name="ro1">
          <table:table-cell office:value-type="string" office:string-value="{&quot;260AA&quot;: [{&quot;shape_coords&quot;:[244,260,6,5,9,5,24],&quot;shape_name&quot;:&quot;I-shape parallel flange&quot;,&quot;synonyms&quot;:[&quot;260AA&quot;,&quot;260 AA&quot;,&quot;260 aa&quot;,&quot;260aa&quot;]}]}," table:formula="of:=['I-shape_parallel_flange'.P101]" table:style-name="ce1">
            <text:p>{"260AA": [{"shape_coords":[244,260,6,5,9,5,24],"shape_name":"I-shape parallel flange","synonyms":["260AA","260 AA","260 aa","260aa"]}]},</text:p>
          </table:table-cell>
          <table:table-cell table:number-columns-repeated="16383"/>
        </table:table-row>
        <table:table-row table:style-name="ro1">
          <table:table-cell office:value-type="string" office:string-value="{&quot;280AA&quot;: [{&quot;shape_coords&quot;:[264,280,7,10,24],&quot;shape_name&quot;:&quot;I-shape parallel flange&quot;,&quot;synonyms&quot;:[&quot;280AA&quot;,&quot;280 AA&quot;,&quot;280 aa&quot;,&quot;280aa&quot;]}]}," table:formula="of:=['I-shape_parallel_flange'.P102]" table:style-name="ce1">
            <text:p>{"280AA": [{"shape_coords":[264,280,7,10,24],"shape_name":"I-shape parallel flange","synonyms":["280AA","280 AA","280 aa","280aa"]}]},</text:p>
          </table:table-cell>
          <table:table-cell table:number-columns-repeated="16383"/>
        </table:table-row>
        <table:table-row table:style-name="ro1">
          <table:table-cell office:value-type="string" office:string-value="{&quot;300AA&quot;: [{&quot;shape_coords&quot;:[283,300,7,5,10,5,27],&quot;shape_name&quot;:&quot;I-shape parallel flange&quot;,&quot;synonyms&quot;:[&quot;300AA&quot;,&quot;300 AA&quot;,&quot;300 aa&quot;,&quot;300aa&quot;]}]}," table:formula="of:=['I-shape_parallel_flange'.P103]" table:style-name="ce1">
            <text:p>{"300AA": [{"shape_coords":[283,300,7,5,10,5,27],"shape_name":"I-shape parallel flange","synonyms":["300AA","300 AA","300 aa","300aa"]}]},</text:p>
          </table:table-cell>
          <table:table-cell table:number-columns-repeated="16383"/>
        </table:table-row>
        <table:table-row table:style-name="ro1">
          <table:table-cell office:value-type="string" office:string-value="{&quot;320AA&quot;: [{&quot;shape_coords&quot;:[301,300,8,11,27],&quot;shape_name&quot;:&quot;I-shape parallel flange&quot;,&quot;synonyms&quot;:[&quot;320AA&quot;,&quot;320 AA&quot;,&quot;320 aa&quot;,&quot;320aa&quot;]}]}," table:formula="of:=['I-shape_parallel_flange'.P104]" table:style-name="ce1">
            <text:p>{"320AA": [{"shape_coords":[301,300,8,11,27],"shape_name":"I-shape parallel flange","synonyms":["320AA","320 AA","320 aa","320aa"]}]},</text:p>
          </table:table-cell>
          <table:table-cell table:number-columns-repeated="16383"/>
        </table:table-row>
        <table:table-row table:style-name="ro1">
          <table:table-cell office:value-type="string" office:string-value="{&quot;340AA&quot;: [{&quot;shape_coords&quot;:[320,300,8,5,11,5,27],&quot;shape_name&quot;:&quot;I-shape parallel flange&quot;,&quot;synonyms&quot;:[&quot;340AA&quot;,&quot;340 AA&quot;,&quot;340 aa&quot;,&quot;340aa&quot;]}]}," table:formula="of:=['I-shape_parallel_flange'.P105]" table:style-name="ce1">
            <text:p>{"340AA": [{"shape_coords":[320,300,8,5,11,5,27],"shape_name":"I-shape parallel flange","synonyms":["340AA","340 AA","340 aa","340aa"]}]},</text:p>
          </table:table-cell>
          <table:table-cell table:number-columns-repeated="16383"/>
        </table:table-row>
        <table:table-row table:style-name="ro1">
          <table:table-cell office:value-type="string" office:string-value="{&quot;360AA&quot;: [{&quot;shape_coords&quot;:[339,300,9,12,27],&quot;shape_name&quot;:&quot;I-shape parallel flange&quot;,&quot;synonyms&quot;:[&quot;360AA&quot;,&quot;360 AA&quot;,&quot;360 aa&quot;,&quot;360aa&quot;]}]}," table:formula="of:=['I-shape_parallel_flange'.P106]" table:style-name="ce1">
            <text:p>{"360AA": [{"shape_coords":[339,300,9,12,27],"shape_name":"I-shape parallel flange","synonyms":["360AA","360 AA","360 aa","360aa"]}]},</text:p>
          </table:table-cell>
          <table:table-cell table:number-columns-repeated="16383"/>
        </table:table-row>
        <table:table-row table:style-name="ro1">
          <table:table-cell office:value-type="string" office:string-value="{&quot;400AA&quot;: [{&quot;shape_coords&quot;:[378,300,9,5,13,27],&quot;shape_name&quot;:&quot;I-shape parallel flange&quot;,&quot;synonyms&quot;:[&quot;400AA&quot;,&quot;400 AA&quot;,&quot;400 aa&quot;,&quot;400aa&quot;]}]}," table:formula="of:=['I-shape_parallel_flange'.P107]" table:style-name="ce1">
            <text:p>{"400AA": [{"shape_coords":[378,300,9,5,13,27],"shape_name":"I-shape parallel flange","synonyms":["400AA","400 AA","400 aa","400aa"]}]},</text:p>
          </table:table-cell>
          <table:table-cell table:number-columns-repeated="16383"/>
        </table:table-row>
        <table:table-row table:style-name="ro1">
          <table:table-cell office:value-type="string" office:string-value="{&quot;450AA&quot;: [{&quot;shape_coords&quot;:[425,300,10,13,5,27],&quot;shape_name&quot;:&quot;I-shape parallel flange&quot;,&quot;synonyms&quot;:[&quot;450AA&quot;,&quot;450 AA&quot;,&quot;450 aa&quot;,&quot;450aa&quot;]}]}," table:formula="of:=['I-shape_parallel_flange'.P108]" table:style-name="ce1">
            <text:p>{"450AA": [{"shape_coords":[425,300,10,13,5,27],"shape_name":"I-shape parallel flange","synonyms":["450AA","450 AA","450 aa","450aa"]}]},</text:p>
          </table:table-cell>
          <table:table-cell table:number-columns-repeated="16383"/>
        </table:table-row>
        <table:table-row table:style-name="ro1">
          <table:table-cell office:value-type="string" office:string-value="{&quot;500AA&quot;: [{&quot;shape_coords&quot;:[472,300,10,5,14,27],&quot;shape_name&quot;:&quot;I-shape parallel flange&quot;,&quot;synonyms&quot;:[&quot;500AA&quot;,&quot;500 AA&quot;,&quot;500 aa&quot;,&quot;500aa&quot;]}]}," table:formula="of:=['I-shape_parallel_flange'.P109]" table:style-name="ce1">
            <text:p>{"500AA": [{"shape_coords":[472,300,10,5,14,27],"shape_name":"I-shape parallel flange","synonyms":["500AA","500 AA","500 aa","500aa"]}]},</text:p>
          </table:table-cell>
          <table:table-cell table:number-columns-repeated="16383"/>
        </table:table-row>
        <table:table-row table:style-name="ro1">
          <table:table-cell office:value-type="string" office:string-value="{&quot;550AA&quot;: [{&quot;shape_coords&quot;:[522,300,11,5,15,27],&quot;shape_name&quot;:&quot;I-shape parallel flange&quot;,&quot;synonyms&quot;:[&quot;550AA&quot;,&quot;550 AA&quot;,&quot;550 aa&quot;,&quot;550aa&quot;]}]}," table:formula="of:=['I-shape_parallel_flange'.P110]" table:style-name="ce1">
            <text:p>{"550AA": [{"shape_coords":[522,300,11,5,15,27],"shape_name":"I-shape parallel flange","synonyms":["550AA","550 AA","550 aa","550aa"]}]},</text:p>
          </table:table-cell>
          <table:table-cell table:number-columns-repeated="16383"/>
        </table:table-row>
        <table:table-row table:style-name="ro1">
          <table:table-cell office:value-type="string" office:string-value="{&quot;600AA&quot;: [{&quot;shape_coords&quot;:[571,300,12,15,5,27],&quot;shape_name&quot;:&quot;I-shape parallel flange&quot;,&quot;synonyms&quot;:[&quot;600AA&quot;,&quot;600 AA&quot;,&quot;600 aa&quot;,&quot;600aa&quot;]}]}," table:formula="of:=['I-shape_parallel_flange'.P111]" table:style-name="ce1">
            <text:p>{"600AA": [{"shape_coords":[571,300,12,15,5,27],"shape_name":"I-shape parallel flange","synonyms":["600AA","600 AA","600 aa","600aa"]}]},</text:p>
          </table:table-cell>
          <table:table-cell table:number-columns-repeated="16383"/>
        </table:table-row>
        <table:table-row table:style-name="ro1">
          <table:table-cell office:value-type="string" office:string-value="{&quot;650AA&quot;: [{&quot;shape_coords&quot;:[620,300,12,5,16,27],&quot;shape_name&quot;:&quot;I-shape parallel flange&quot;,&quot;synonyms&quot;:[&quot;650AA&quot;,&quot;650 AA&quot;,&quot;650 aa&quot;,&quot;650aa&quot;]}]}," table:formula="of:=['I-shape_parallel_flange'.P112]" table:style-name="ce1">
            <text:p>{"650AA": [{"shape_coords":[620,300,12,5,16,27],"shape_name":"I-shape parallel flange","synonyms":["650AA","650 AA","650 aa","650aa"]}]},</text:p>
          </table:table-cell>
          <table:table-cell table:number-columns-repeated="16383"/>
        </table:table-row>
        <table:table-row table:style-name="ro1">
          <table:table-cell office:value-type="string" office:string-value="{&quot;700AA&quot;: [{&quot;shape_coords&quot;:[670,300,13,17,27],&quot;shape_name&quot;:&quot;I-shape parallel flange&quot;,&quot;synonyms&quot;:[&quot;700AA&quot;,&quot;700 AA&quot;,&quot;700 aa&quot;,&quot;700aa&quot;]}]}," table:formula="of:=['I-shape_parallel_flange'.P113]" table:style-name="ce1">
            <text:p>{"700AA": [{"shape_coords":[670,300,13,17,27],"shape_name":"I-shape parallel flange","synonyms":["700AA","700 AA","700 aa","700aa"]}]},</text:p>
          </table:table-cell>
          <table:table-cell table:number-columns-repeated="16383"/>
        </table:table-row>
        <table:table-row table:style-name="ro1">
          <table:table-cell office:value-type="string" office:string-value="{&quot;800AA&quot;: [{&quot;shape_coords&quot;:[770,300,14,18,30],&quot;shape_name&quot;:&quot;I-shape parallel flange&quot;,&quot;synonyms&quot;:[&quot;800AA&quot;,&quot;800 AA&quot;,&quot;800 aa&quot;,&quot;800aa&quot;]}]}," table:formula="of:=['I-shape_parallel_flange'.P114]" table:style-name="ce1">
            <text:p>{"800AA": [{"shape_coords":[770,300,14,18,30],"shape_name":"I-shape parallel flange","synonyms":["800AA","800 AA","800 aa","800aa"]}]},</text:p>
          </table:table-cell>
          <table:table-cell table:number-columns-repeated="16383"/>
        </table:table-row>
        <table:table-row table:style-name="ro1">
          <table:table-cell office:value-type="string" office:string-value="{&quot;900AA&quot;: [{&quot;shape_coords&quot;:[870,300,15,20,30],&quot;shape_name&quot;:&quot;I-shape parallel flange&quot;,&quot;synonyms&quot;:[&quot;900AA&quot;,&quot;900 AA&quot;,&quot;900 aa&quot;,&quot;900aa&quot;]}]}," table:formula="of:=['I-shape_parallel_flange'.P115]" table:style-name="ce1">
            <text:p>{"900AA": [{"shape_coords":[870,300,15,20,30],"shape_name":"I-shape parallel flange","synonyms":["900AA","900 AA","900 aa","900aa"]}]},</text:p>
          </table:table-cell>
          <table:table-cell table:number-columns-repeated="16383"/>
        </table:table-row>
        <table:table-row table:style-name="ro1">
          <table:table-cell office:value-type="string" office:string-value="{&quot;1000AA&quot;: [{&quot;shape_coords&quot;:[970,300,16,21,30],&quot;shape_name&quot;:&quot;I-shape parallel flange&quot;,&quot;synonyms&quot;:[&quot;1000AA&quot;,&quot;1000 AA&quot;,&quot;1000 aa&quot;,&quot;1000aa&quot;]}]}," table:formula="of:=['I-shape_parallel_flange'.P116]" table:style-name="ce1">
            <text:p>{"1000AA": [{"shape_coords":[970,300,16,21,30],"shape_name":"I-shape parallel flange","synonyms":["1000AA","1000 AA","1000 aa","1000aa"]}]},</text:p>
          </table:table-cell>
          <table:table-cell table:number-columns-repeated="16383"/>
        </table:table-row>
        <table:table-row table:style-name="ro1">
          <table:table-cell office:value-type="string" office:string-value="{&quot;HD260/54,1&quot;: [{&quot;shape_coords&quot;:[244,260,6,5,9,5,24],&quot;shape_name&quot;:&quot;I-shape parallel flange&quot;,&quot;synonyms&quot;:[&quot;HD260/54,1&quot;,&quot;HD260x54,1&quot;,&quot;hd260/54,1&quot;,&quot;hd260x54,1&quot;]}]}," table:formula="of:=['I-shape_parallel_flange'.P117]" table:style-name="ce1">
            <text:p>{"HD260/54,1": [{"shape_coords":[244,260,6,5,9,5,24],"shape_name":"I-shape parallel flange","synonyms":["HD260/54,1","HD260x54,1","hd260/54,1","hd260x54,1"]}]},</text:p>
          </table:table-cell>
          <table:table-cell table:number-columns-repeated="16383"/>
        </table:table-row>
        <table:table-row table:style-name="ro1">
          <table:table-cell office:value-type="string" office:string-value="{&quot;HD260/68,2&quot;: [{&quot;shape_coords&quot;:[250,260,7,5,12,5,24],&quot;shape_name&quot;:&quot;I-shape parallel flange&quot;,&quot;synonyms&quot;:[&quot;HD260/68,2&quot;,&quot;HD260x68,2&quot;,&quot;hd260/68,2&quot;,&quot;hd260x68,2&quot;]}]}," table:formula="of:=['I-shape_parallel_flange'.P118]" table:style-name="ce1">
            <text:p>{"HD260/68,2": [{"shape_coords":[250,260,7,5,12,5,24],"shape_name":"I-shape parallel flange","synonyms":["HD260/68,2","HD260x68,2","hd260/68,2","hd260x68,2"]}]},</text:p>
          </table:table-cell>
          <table:table-cell table:number-columns-repeated="16383"/>
        </table:table-row>
        <table:table-row table:style-name="ro1">
          <table:table-cell office:value-type="string" office:string-value="{&quot;HD260/93&quot;: [{&quot;shape_coords&quot;:[260,260,10,17,5,24],&quot;shape_name&quot;:&quot;I-shape parallel flange&quot;,&quot;synonyms&quot;:[&quot;HD260/93&quot;,&quot;HD260x93&quot;,&quot;hd260/93&quot;,&quot;hd260x93&quot;]}]}," table:formula="of:=['I-shape_parallel_flange'.P119]" table:style-name="ce1">
            <text:p>{"HD260/93": [{"shape_coords":[260,260,10,17,5,24],"shape_name":"I-shape parallel flange","synonyms":["HD260/93","HD260x93","hd260/93","hd260x93"]}]},</text:p>
          </table:table-cell>
          <table:table-cell table:number-columns-repeated="16383"/>
        </table:table-row>
        <table:table-row table:style-name="ro1">
          <table:table-cell office:value-type="string" office:string-value="{&quot;HD260/114&quot;: [{&quot;shape_coords&quot;:[268,262,12,5,21,5,24],&quot;shape_name&quot;:&quot;I-shape parallel flange&quot;,&quot;synonyms&quot;:[&quot;HD260/114&quot;,&quot;HD260x114&quot;,&quot;hd260/114&quot;,&quot;hd260x114&quot;]}]}," table:formula="of:=['I-shape_parallel_flange'.P120]" table:style-name="ce1">
            <text:p>{"HD260/114": [{"shape_coords":[268,262,12,5,21,5,24],"shape_name":"I-shape parallel flange","synonyms":["HD260/114","HD260x114","hd260/114","hd260x114"]}]},</text:p>
          </table:table-cell>
          <table:table-cell table:number-columns-repeated="16383"/>
        </table:table-row>
        <table:table-row table:style-name="ro1">
          <table:table-cell office:value-type="string" office:string-value="{&quot;HD260/142&quot;: [{&quot;shape_coords&quot;:[278,265,15,5,26,5,24],&quot;shape_name&quot;:&quot;I-shape parallel flange&quot;,&quot;synonyms&quot;:[&quot;HD260/142&quot;,&quot;HD260x142&quot;,&quot;hd260/142&quot;,&quot;hd260x142&quot;]}]}," table:formula="of:=['I-shape_parallel_flange'.P121]" table:style-name="ce1">
            <text:p>{"HD260/142": [{"shape_coords":[278,265,15,5,26,5,24],"shape_name":"I-shape parallel flange","synonyms":["HD260/142","HD260x142","hd260/142","hd260x142"]}]},</text:p>
          </table:table-cell>
          <table:table-cell table:number-columns-repeated="16383"/>
        </table:table-row>
        <table:table-row table:style-name="ro1">
          <table:table-cell office:value-type="string" office:string-value="{&quot;HD260/172&quot;: [{&quot;shape_coords&quot;:[290,268,18,32,5,24],&quot;shape_name&quot;:&quot;I-shape parallel flange&quot;,&quot;synonyms&quot;:[&quot;HD260/172&quot;,&quot;HD260x172&quot;,&quot;hd260/172&quot;,&quot;hd260x172&quot;]}]}," table:formula="of:=['I-shape_parallel_flange'.P122]" table:style-name="ce1">
            <text:p>{"HD260/172": [{"shape_coords":[290,268,18,32,5,24],"shape_name":"I-shape parallel flange","synonyms":["HD260/172","HD260x172","hd260/172","hd260x172"]}]},</text:p>
          </table:table-cell>
          <table:table-cell table:number-columns-repeated="16383"/>
        </table:table-row>
        <table:table-row table:style-name="ro1">
          <table:table-cell office:value-type="string" office:string-value="{&quot;HD260/225&quot;: [{&quot;shape_coords&quot;:[309,271,24,42,24],&quot;shape_name&quot;:&quot;I-shape parallel flange&quot;,&quot;synonyms&quot;:[&quot;HD260/225&quot;,&quot;HD260x225&quot;,&quot;hd260/225&quot;,&quot;hd260x225&quot;]}]}," table:formula="of:=['I-shape_parallel_flange'.P123]" table:style-name="ce1">
            <text:p>{"HD260/225": [{"shape_coords":[309,271,24,42,24],"shape_name":"I-shape parallel flange","synonyms":["HD260/225","HD260x225","hd260/225","hd260x225"]}]},</text:p>
          </table:table-cell>
          <table:table-cell table:number-columns-repeated="16383"/>
        </table:table-row>
        <table:table-row table:style-name="ro1">
          <table:table-cell office:value-type="string" office:string-value="{&quot;HD260/299&quot;: [{&quot;shape_coords&quot;:[335,278,31,55,24],&quot;shape_name&quot;:&quot;I-shape parallel flange&quot;,&quot;synonyms&quot;:[&quot;HD260/299&quot;,&quot;HD260x299&quot;,&quot;hd260/299&quot;,&quot;hd260x299&quot;]}]}," table:formula="of:=['I-shape_parallel_flange'.P124]" table:style-name="ce1">
            <text:p>{"HD260/299": [{"shape_coords":[335,278,31,55,24],"shape_name":"I-shape parallel flange","synonyms":["HD260/299","HD260x299","hd260/299","hd260x299"]}]},</text:p>
          </table:table-cell>
          <table:table-cell table:number-columns-repeated="16383"/>
        </table:table-row>
        <table:table-row table:style-name="ro1">
          <table:table-cell office:value-type="string" office:string-value="{&quot;HD320/74,2&quot;: [{&quot;shape_coords&quot;:[301,300,8,11,27],&quot;shape_name&quot;:&quot;I-shape parallel flange&quot;,&quot;synonyms&quot;:[&quot;HD320/74,2&quot;,&quot;HD320x74,2&quot;,&quot;hd320/74,2&quot;,&quot;hd320x74,2&quot;]}]}," table:formula="of:=['I-shape_parallel_flange'.P125]" table:style-name="ce1">
            <text:p>{"HD320/74,2": [{"shape_coords":[301,300,8,11,27],"shape_name":"I-shape parallel flange","synonyms":["HD320/74,2","HD320x74,2","hd320/74,2","hd320x74,2"]}]},</text:p>
          </table:table-cell>
          <table:table-cell table:number-columns-repeated="16383"/>
        </table:table-row>
        <table:table-row table:style-name="ro1">
          <table:table-cell office:value-type="string" office:string-value="{&quot;HD320/97,6&quot;: [{&quot;shape_coords&quot;:[310,300,9,15,5,27],&quot;shape_name&quot;:&quot;I-shape parallel flange&quot;,&quot;synonyms&quot;:[&quot;HD320/97,6&quot;,&quot;HD320x97,6&quot;,&quot;hd320/97,6&quot;,&quot;hd320x97,6&quot;]}]}," table:formula="of:=['I-shape_parallel_flange'.P126]" table:style-name="ce1">
            <text:p>{"HD320/97,6": [{"shape_coords":[310,300,9,15,5,27],"shape_name":"I-shape parallel flange","synonyms":["HD320/97,6","HD320x97,6","hd320/97,6","hd320x97,6"]}]},</text:p>
          </table:table-cell>
          <table:table-cell table:number-columns-repeated="16383"/>
        </table:table-row>
        <table:table-row table:style-name="ro1">
          <table:table-cell office:value-type="string" office:string-value="{&quot;HD320/127&quot;: [{&quot;shape_coords&quot;:[320,300,11,5,20,5,27],&quot;shape_name&quot;:&quot;I-shape parallel flange&quot;,&quot;synonyms&quot;:[&quot;HD320/127&quot;,&quot;HD320x127&quot;,&quot;hd320/127&quot;,&quot;hd320x127&quot;]}]}," table:formula="of:=['I-shape_parallel_flange'.P127]" table:style-name="ce1">
            <text:p>{"HD320/127": [{"shape_coords":[320,300,11,5,20,5,27],"shape_name":"I-shape parallel flange","synonyms":["HD320/127","HD320x127","hd320/127","hd320x127"]}]},</text:p>
          </table:table-cell>
          <table:table-cell table:number-columns-repeated="16383"/>
        </table:table-row>
        <table:table-row table:style-name="ro1">
          <table:table-cell office:value-type="string" office:string-value="{&quot;HD320/158&quot;: [{&quot;shape_coords&quot;:[330,303,14,5,25,5,27],&quot;shape_name&quot;:&quot;I-shape parallel flange&quot;,&quot;synonyms&quot;:[&quot;HD320/158&quot;,&quot;HD320x158&quot;,&quot;hd320/158&quot;,&quot;hd320x158&quot;]}]}," table:formula="of:=['I-shape_parallel_flange'.P128]" table:style-name="ce1">
            <text:p>{"HD320/158": [{"shape_coords":[330,303,14,5,25,5,27],"shape_name":"I-shape parallel flange","synonyms":["HD320/158","HD320x158","hd320/158","hd320x158"]}]},</text:p>
          </table:table-cell>
          <table:table-cell table:number-columns-repeated="16383"/>
        </table:table-row>
        <table:table-row table:style-name="ro1">
          <table:table-cell office:value-type="string" office:string-value="{&quot;HD320/198&quot;: [{&quot;shape_coords&quot;:[343,306,18,32,27],&quot;shape_name&quot;:&quot;I-shape parallel flange&quot;,&quot;synonyms&quot;:[&quot;HD320/198&quot;,&quot;HD320x198&quot;,&quot;hd320/198&quot;,&quot;hd320x198&quot;]}]}," table:formula="of:=['I-shape_parallel_flange'.P129]" table:style-name="ce1">
            <text:p>{"HD320/198": [{"shape_coords":[343,306,18,32,27],"shape_name":"I-shape parallel flange","synonyms":["HD320/198","HD320x198","hd320/198","hd320x198"]}]},</text:p>
          </table:table-cell>
          <table:table-cell table:number-columns-repeated="16383"/>
        </table:table-row>
        <table:table-row table:style-name="ro1">
          <table:table-cell office:value-type="string" office:string-value="{&quot;HD320/245&quot;: [{&quot;shape_coords&quot;:[359,309,21,40,27],&quot;shape_name&quot;:&quot;I-shape parallel flange&quot;,&quot;synonyms&quot;:[&quot;HD320/245&quot;,&quot;HD320x245&quot;,&quot;hd320/245&quot;,&quot;hd320x245&quot;]}]}," table:formula="of:=['I-shape_parallel_flange'.P130]" table:style-name="ce1">
            <text:p>{"HD320/245": [{"shape_coords":[359,309,21,40,27],"shape_name":"I-shape parallel flange","synonyms":["HD320/245","HD320x245","hd320/245","hd320x245"]}]},</text:p>
          </table:table-cell>
          <table:table-cell table:number-columns-repeated="16383"/>
        </table:table-row>
        <table:table-row table:style-name="ro1">
          <table:table-cell office:value-type="string" office:string-value="{&quot;HD320/300&quot;: [{&quot;shape_coords&quot;:[375,313,27,48,27],&quot;shape_name&quot;:&quot;I-shape parallel flange&quot;,&quot;synonyms&quot;:[&quot;HD320/300&quot;,&quot;HD320x300&quot;,&quot;hd320/300&quot;,&quot;hd320x300&quot;]}]}," table:formula="of:=['I-shape_parallel_flange'.P131]" table:style-name="ce1">
            <text:p>{"HD320/300": [{"shape_coords":[375,313,27,48,27],"shape_name":"I-shape parallel flange","synonyms":["HD320/300","HD320x300","hd320/300","hd320x300"]}]},</text:p>
          </table:table-cell>
          <table:table-cell table:number-columns-repeated="16383"/>
        </table:table-row>
        <table:table-row table:style-name="ro1">
          <table:table-cell office:value-type="string" office:string-value="{&quot;HD320/368&quot;: [{&quot;shape_coords&quot;:[395,319,33,58,27],&quot;shape_name&quot;:&quot;I-shape parallel flange&quot;,&quot;synonyms&quot;:[&quot;HD320/368&quot;,&quot;HD320x368&quot;,&quot;hd320/368&quot;,&quot;hd320x368&quot;]}]}," table:formula="of:=['I-shape_parallel_flange'.P132]" table:style-name="ce1">
            <text:p>{"HD320/368": [{"shape_coords":[395,319,33,58,27],"shape_name":"I-shape parallel flange","synonyms":["HD320/368","HD320x368","hd320/368","hd320x368"]}]},</text:p>
          </table:table-cell>
          <table:table-cell table:number-columns-repeated="16383"/>
        </table:table-row>
        <table:table-row table:style-name="ro1">
          <table:table-cell office:value-type="string" office:string-value="{&quot;HD320/451&quot;: [{&quot;shape_coords&quot;:[419,326,40,70,27],&quot;shape_name&quot;:&quot;I-shape parallel flange&quot;,&quot;synonyms&quot;:[&quot;HD320/451&quot;,&quot;HD320x451&quot;,&quot;hd320/451&quot;,&quot;hd320x451&quot;]}]}," table:formula="of:=['I-shape_parallel_flange'.P133]" table:style-name="ce1">
            <text:p>{"HD320/451": [{"shape_coords":[419,326,40,70,27],"shape_name":"I-shape parallel flange","synonyms":["HD320/451","HD320x451","hd320/451","hd320x451"]}]},</text:p>
          </table:table-cell>
          <table:table-cell table:number-columns-repeated="16383"/>
        </table:table-row>
        <table:table-row table:style-name="ro1">
          <table:table-cell office:value-type="string" office:string-value="{&quot;HD360/134&quot;: [{&quot;shape_coords&quot;:[356,369,11,2,18,15],&quot;shape_name&quot;:&quot;I-shape parallel flange&quot;,&quot;synonyms&quot;:[&quot;HD360/134&quot;,&quot;HD360x134&quot;,&quot;hd360/134&quot;,&quot;hd360x134&quot;]}]}," table:formula="of:=['I-shape_parallel_flange'.P134]" table:style-name="ce1">
            <text:p>{"HD360/134": [{"shape_coords":[356,369,11,2,18,15],"shape_name":"I-shape parallel flange","synonyms":["HD360/134","HD360x134","hd360/134","hd360x134"]}]},</text:p>
          </table:table-cell>
          <table:table-cell table:number-columns-repeated="16383"/>
        </table:table-row>
        <table:table-row table:style-name="ro1">
          <table:table-cell office:value-type="string" office:string-value="{&quot;HD360/147&quot;: [{&quot;shape_coords&quot;:[360,370,12,3,19,8,15],&quot;shape_name&quot;:&quot;I-shape parallel flange&quot;,&quot;synonyms&quot;:[&quot;HD360/147&quot;,&quot;HD360x147&quot;,&quot;hd360/147&quot;,&quot;hd360x147&quot;]}]}," table:formula="of:=['I-shape_parallel_flange'.P135]" table:style-name="ce1">
            <text:p>{"HD360/147": [{"shape_coords":[360,370,12,3,19,8,15],"shape_name":"I-shape parallel flange","synonyms":["HD360/147","HD360x147","hd360/147","hd360x147"]}]},</text:p>
          </table:table-cell>
          <table:table-cell table:number-columns-repeated="16383"/>
        </table:table-row>
        <table:table-row table:style-name="ro1">
          <table:table-cell office:value-type="string" office:string-value="{&quot;HD360/162&quot;: [{&quot;shape_coords&quot;:[364,371,13,3,21,8,15],&quot;shape_name&quot;:&quot;I-shape parallel flange&quot;,&quot;synonyms&quot;:[&quot;HD360/162&quot;,&quot;HD360x162&quot;,&quot;hd360/162&quot;,&quot;hd360x162&quot;]}]}," table:formula="of:=['I-shape_parallel_flange'.P136]" table:style-name="ce1">
            <text:p>{"HD360/162": [{"shape_coords":[364,371,13,3,21,8,15],"shape_name":"I-shape parallel flange","synonyms":["HD360/162","HD360x162","hd360/162","hd360x162"]}]},</text:p>
          </table:table-cell>
          <table:table-cell table:number-columns-repeated="16383"/>
        </table:table-row>
        <table:table-row table:style-name="ro1">
          <table:table-cell office:value-type="string" office:string-value="{&quot;HD360/179&quot;: [{&quot;shape_coords&quot;:[368,373,15,23,9,15],&quot;shape_name&quot;:&quot;I-shape parallel flange&quot;,&quot;synonyms&quot;:[&quot;HD360/179&quot;,&quot;HD360x179&quot;,&quot;hd360/179&quot;,&quot;hd360x179&quot;]}]}," table:formula="of:=['I-shape_parallel_flange'.P137]" table:style-name="ce1">
            <text:p>{"HD360/179": [{"shape_coords":[368,373,15,23,9,15],"shape_name":"I-shape parallel flange","synonyms":["HD360/179","HD360x179","hd360/179","hd360x179"]}]},</text:p>
          </table:table-cell>
          <table:table-cell table:number-columns-repeated="16383"/>
        </table:table-row>
        <table:table-row table:style-name="ro1">
          <table:table-cell office:value-type="string" office:string-value="{&quot;HD360/196&quot;: [{&quot;shape_coords&quot;:[372,374,16,4,26,2,15],&quot;shape_name&quot;:&quot;I-shape parallel flange&quot;,&quot;synonyms&quot;:[&quot;HD360/196&quot;,&quot;HD360x196&quot;,&quot;hd360/196&quot;,&quot;hd360x196&quot;]}]}," table:formula="of:=['I-shape_parallel_flange'.P138]" table:style-name="ce1">
            <text:p>{"HD360/196": [{"shape_coords":[372,374,16,4,26,2,15],"shape_name":"I-shape parallel flange","synonyms":["HD360/196","HD360x196","hd360/196","hd360x196"]}]},</text:p>
          </table:table-cell>
          <table:table-cell table:number-columns-repeated="16383"/>
        </table:table-row>
        <table:table-row table:style-name="ro1">
          <table:table-cell office:value-type="string" office:string-value="{&quot;HD400/187&quot;: [{&quot;shape_coords&quot;:[368,391,15,24,15],&quot;shape_name&quot;:&quot;I-shape parallel flange&quot;,&quot;synonyms&quot;:[&quot;HD400/187&quot;,&quot;HD400x187&quot;,&quot;hd400/187&quot;,&quot;hd400x187&quot;]}]}," table:formula="of:=['I-shape_parallel_flange'.P139]" table:style-name="ce1">
            <text:p>{"HD400/187": [{"shape_coords":[368,391,15,24,15],"shape_name":"I-shape parallel flange","synonyms":["HD400/187","HD400x187","hd400/187","hd400x187"]}]},</text:p>
          </table:table-cell>
          <table:table-cell table:number-columns-repeated="16383"/>
        </table:table-row>
        <table:table-row table:style-name="ro1">
          <table:table-cell office:value-type="string" office:string-value="{&quot;HD400/216&quot;: [{&quot;shape_coords&quot;:[375,394,17,3,27,7,15],&quot;shape_name&quot;:&quot;I-shape parallel flange&quot;,&quot;synonyms&quot;:[&quot;HD400/216&quot;,&quot;HD400x216&quot;,&quot;hd400/216&quot;,&quot;hd400x216&quot;]}]}," table:formula="of:=['I-shape_parallel_flange'.P140]" table:style-name="ce1">
            <text:p>{"HD400/216": [{"shape_coords":[375,394,17,3,27,7,15],"shape_name":"I-shape parallel flange","synonyms":["HD400/216","HD400x216","hd400/216","hd400x216"]}]},</text:p>
          </table:table-cell>
          <table:table-cell table:number-columns-repeated="16383"/>
        </table:table-row>
        <table:table-row table:style-name="ro1">
          <table:table-cell office:value-type="string" office:string-value="{&quot;HD400/237&quot;: [{&quot;shape_coords&quot;:[380,395,18,9,30,2,15],&quot;shape_name&quot;:&quot;I-shape parallel flange&quot;,&quot;synonyms&quot;:[&quot;HD400/237&quot;,&quot;HD400x237&quot;,&quot;hd400/237&quot;,&quot;hd400x237&quot;]}]}," table:formula="of:=['I-shape_parallel_flange'.P141]" table:style-name="ce1">
            <text:p>{"HD400/237": [{"shape_coords":[380,395,18,9,30,2,15],"shape_name":"I-shape parallel flange","synonyms":["HD400/237","HD400x237","hd400/237","hd400x237"]}]},</text:p>
          </table:table-cell>
          <table:table-cell table:number-columns-repeated="16383"/>
        </table:table-row>
        <table:table-row table:style-name="ro1">
          <table:table-cell office:value-type="string" office:string-value="{&quot;HD400/262&quot;: [{&quot;shape_coords&quot;:[387,398,21,1,33,3,15],&quot;shape_name&quot;:&quot;I-shape parallel flange&quot;,&quot;synonyms&quot;:[&quot;HD400/262&quot;,&quot;HD400x262&quot;,&quot;hd400/262&quot;,&quot;hd400x262&quot;]}]}," table:formula="of:=['I-shape_parallel_flange'.P142]" table:style-name="ce1">
            <text:p>{"HD400/262": [{"shape_coords":[387,398,21,1,33,3,15],"shape_name":"I-shape parallel flange","synonyms":["HD400/262","HD400x262","hd400/262","hd400x262"]}]},</text:p>
          </table:table-cell>
          <table:table-cell table:number-columns-repeated="16383"/>
        </table:table-row>
        <table:table-row table:style-name="ro1">
          <table:table-cell office:value-type="string" office:string-value="{&quot;HD400/287&quot;: [{&quot;shape_coords&quot;:[393,399,22,6,36,6,15],&quot;shape_name&quot;:&quot;I-shape parallel flange&quot;,&quot;synonyms&quot;:[&quot;HD400/287&quot;,&quot;HD400x287&quot;,&quot;hd400/287&quot;,&quot;hd400x287&quot;]}]}," table:formula="of:=['I-shape_parallel_flange'.P143]" table:style-name="ce1">
            <text:p>{"HD400/287": [{"shape_coords":[393,399,22,6,36,6,15],"shape_name":"I-shape parallel flange","synonyms":["HD400/287","HD400x287","hd400/287","hd400x287"]}]},</text:p>
          </table:table-cell>
          <table:table-cell table:number-columns-repeated="16383"/>
        </table:table-row>
        <table:table-row table:style-name="ro1">
          <table:table-cell office:value-type="string" office:string-value="{&quot;HD400/314&quot;: [{&quot;shape_coords&quot;:[399,401,24,9,39,6,15],&quot;shape_name&quot;:&quot;I-shape parallel flange&quot;,&quot;synonyms&quot;:[&quot;HD400/314&quot;,&quot;HD400x314&quot;,&quot;hd400/314&quot;,&quot;hd400x314&quot;]}]}," table:formula="of:=['I-shape_parallel_flange'.P144]" table:style-name="ce1">
            <text:p>{"HD400/314": [{"shape_coords":[399,401,24,9,39,6,15],"shape_name":"I-shape parallel flange","synonyms":["HD400/314","HD400x314","hd400/314","hd400x314"]}]},</text:p>
          </table:table-cell>
          <table:table-cell table:number-columns-repeated="16383"/>
        </table:table-row>
        <table:table-row table:style-name="ro1">
          <table:table-cell office:value-type="string" office:string-value="{&quot;HD400/347&quot;: [{&quot;shape_coords&quot;:[407,404,27,2,43,7,15],&quot;shape_name&quot;:&quot;I-shape parallel flange&quot;,&quot;synonyms&quot;:[&quot;HD400/347&quot;,&quot;HD400x347&quot;,&quot;hd400/347&quot;,&quot;hd400x347&quot;]}]}," table:formula="of:=['I-shape_parallel_flange'.P145]" table:style-name="ce1">
            <text:p>{"HD400/347": [{"shape_coords":[407,404,27,2,43,7,15],"shape_name":"I-shape parallel flange","synonyms":["HD400/347","HD400x347","hd400/347","hd400x347"]}]},</text:p>
          </table:table-cell>
          <table:table-cell table:number-columns-repeated="16383"/>
        </table:table-row>
        <table:table-row table:style-name="ro1">
          <table:table-cell office:value-type="string" office:string-value="{&quot;HD400/382&quot;: [{&quot;shape_coords&quot;:[416,406,29,8,48,15],&quot;shape_name&quot;:&quot;I-shape parallel flange&quot;,&quot;synonyms&quot;:[&quot;HD400/382&quot;,&quot;HD400x382&quot;,&quot;hd400/382&quot;,&quot;hd400x382&quot;]}]}," table:formula="of:=['I-shape_parallel_flange'.P146]" table:style-name="ce1">
            <text:p>{"HD400/382": [{"shape_coords":[416,406,29,8,48,15],"shape_name":"I-shape parallel flange","synonyms":["HD400/382","HD400x382","hd400/382","hd400x382"]}]},</text:p>
          </table:table-cell>
          <table:table-cell table:number-columns-repeated="16383"/>
        </table:table-row>
        <table:table-row table:style-name="ro1">
          <table:table-cell office:value-type="string" office:string-value="{&quot;HD400/421&quot;: [{&quot;shape_coords&quot;:[425,409,32,8,52,6,15],&quot;shape_name&quot;:&quot;I-shape parallel flange&quot;,&quot;synonyms&quot;:[&quot;HD400/421&quot;,&quot;HD400x421&quot;,&quot;hd400/421&quot;,&quot;hd400x421&quot;]}]}," table:formula="of:=['I-shape_parallel_flange'.P147]" table:style-name="ce1">
            <text:p>{"HD400/421": [{"shape_coords":[425,409,32,8,52,6,15],"shape_name":"I-shape parallel flange","synonyms":["HD400/421","HD400x421","hd400/421","hd400x421"]}]},</text:p>
          </table:table-cell>
          <table:table-cell table:number-columns-repeated="16383"/>
        </table:table-row>
        <table:table-row table:style-name="ro1">
          <table:table-cell office:value-type="string" office:string-value="{&quot;HD400/463&quot;: [{&quot;shape_coords&quot;:[435,412,35,8,57,4,15],&quot;shape_name&quot;:&quot;I-shape parallel flange&quot;,&quot;synonyms&quot;:[&quot;HD400/463&quot;,&quot;HD400x463&quot;,&quot;hd400/463&quot;,&quot;hd400x463&quot;]}]}," table:formula="of:=['I-shape_parallel_flange'.P148]" table:style-name="ce1">
            <text:p>{"HD400/463": [{"shape_coords":[435,412,35,8,57,4,15],"shape_name":"I-shape parallel flange","synonyms":["HD400/463","HD400x463","hd400/463","hd400x463"]}]},</text:p>
          </table:table-cell>
          <table:table-cell table:number-columns-repeated="16383"/>
        </table:table-row>
        <table:table-row table:style-name="ro1">
          <table:table-cell office:value-type="string" office:string-value="{&quot;HD400/509&quot;: [{&quot;shape_coords&quot;:[446,416,39,1,62,7,15],&quot;shape_name&quot;:&quot;I-shape parallel flange&quot;,&quot;synonyms&quot;:[&quot;HD400/509&quot;,&quot;HD400x509&quot;,&quot;hd400/509&quot;,&quot;hd400x509&quot;]}]}," table:formula="of:=['I-shape_parallel_flange'.P149]" table:style-name="ce1">
            <text:p>{"HD400/509": [{"shape_coords":[446,416,39,1,62,7,15],"shape_name":"I-shape parallel flange","synonyms":["HD400/509","HD400x509","hd400/509","hd400x509"]}]},</text:p>
          </table:table-cell>
          <table:table-cell table:number-columns-repeated="16383"/>
        </table:table-row>
        <table:table-row table:style-name="ro1">
          <table:table-cell office:value-type="string" office:string-value="{&quot;HD400/551&quot;: [{&quot;shape_coords&quot;:[455,418,42.0,67,6,15],&quot;shape_name&quot;:&quot;I-shape parallel flange&quot;,&quot;synonyms&quot;:[&quot;HD400/551&quot;,&quot;HD400x551&quot;,&quot;hd400/551&quot;,&quot;hd400x551&quot;]}]}," table:formula="of:=['I-shape_parallel_flange'.P150]" table:style-name="ce1">
            <text:p>{"HD400/551": [{"shape_coords":[455,418,42.0,67,6,15],"shape_name":"I-shape parallel flange","synonyms":["HD400/551","HD400x551","hd400/551","hd400x551"]}]},</text:p>
          </table:table-cell>
          <table:table-cell table:number-columns-repeated="16383"/>
        </table:table-row>
        <table:table-row table:style-name="ro1">
          <table:table-cell office:value-type="string" office:string-value="{&quot;HD400/592&quot;: [{&quot;shape_coords&quot;:[465,421,45.0,72,3,15],&quot;shape_name&quot;:&quot;I-shape parallel flange&quot;,&quot;synonyms&quot;:[&quot;HD400/592&quot;,&quot;HD400x592&quot;,&quot;hd400/592&quot;,&quot;hd400x592&quot;]}]}," table:formula="of:=['I-shape_parallel_flange'.P151]" table:style-name="ce1">
            <text:p>{"HD400/592": [{"shape_coords":[465,421,45.0,72,3,15],"shape_name":"I-shape parallel flange","synonyms":["HD400/592","HD400x592","hd400/592","hd400x592"]}]},</text:p>
          </table:table-cell>
          <table:table-cell table:number-columns-repeated="16383"/>
        </table:table-row>
        <table:table-row table:style-name="ro1">
          <table:table-cell office:value-type="string" office:string-value="{&quot;HD400/634&quot;: [{&quot;shape_coords&quot;:[474,424,47,6,77.1,15],&quot;shape_name&quot;:&quot;I-shape parallel flange&quot;,&quot;synonyms&quot;:[&quot;HD400/634&quot;,&quot;HD400x634&quot;,&quot;hd400/634&quot;,&quot;hd400x634&quot;]}]}," table:formula="of:=['I-shape_parallel_flange'.P152]" table:style-name="ce1">
            <text:p>{"HD400/634": [{"shape_coords":[474,424,47,6,77.1,15],"shape_name":"I-shape parallel flange","synonyms":["HD400/634","HD400x634","hd400/634","hd400x634"]}]},</text:p>
          </table:table-cell>
          <table:table-cell table:number-columns-repeated="16383"/>
        </table:table-row>
        <table:table-row table:style-name="ro1">
          <table:table-cell office:value-type="string" office:string-value="{&quot;HD400/677&quot;: [{&quot;shape_coords&quot;:[483,428,512,81,5,15],&quot;shape_name&quot;:&quot;I-shape parallel flange&quot;,&quot;synonyms&quot;:[&quot;HD400/677&quot;,&quot;HD400x677&quot;,&quot;hd400/677&quot;,&quot;hd400x677&quot;]}]}," table:formula="of:=['I-shape_parallel_flange'.P153]" table:style-name="ce1">
            <text:p>{"HD400/677": [{"shape_coords":[483,428,512,81,5,15],"shape_name":"I-shape parallel flange","synonyms":["HD400/677","HD400x677","hd400/677","hd400x677"]}]},</text:p>
          </table:table-cell>
          <table:table-cell table:number-columns-repeated="16383"/>
        </table:table-row>
        <table:table-row table:style-name="ro1">
          <table:table-cell office:value-type="string" office:string-value="{&quot;HD400/744&quot;: [{&quot;shape_coords&quot;:[498,432,55,6,88.9,15],&quot;shape_name&quot;:&quot;I-shape parallel flange&quot;,&quot;synonyms&quot;:[&quot;HD400/744&quot;,&quot;HD400x744&quot;,&quot;hd400/744&quot;,&quot;hd400x744&quot;]}]}," table:formula="of:=['I-shape_parallel_flange'.P154]" table:style-name="ce1">
            <text:p>{"HD400/744": [{"shape_coords":[498,432,55,6,88.9,15],"shape_name":"I-shape parallel flange","synonyms":["HD400/744","HD400x744","hd400/744","hd400x744"]}]},</text:p>
          </table:table-cell>
          <table:table-cell table:number-columns-repeated="16383"/>
        </table:table-row>
        <table:table-row table:style-name="ro1">
          <table:table-cell office:value-type="string" office:string-value="{&quot;HD400/818&quot;: [{&quot;shape_coords&quot;:[514,437,60,5,97,15],&quot;shape_name&quot;:&quot;I-shape parallel flange&quot;,&quot;synonyms&quot;:[&quot;HD400/818&quot;,&quot;HD400x818&quot;,&quot;hd400/818&quot;,&quot;hd400x818&quot;]}]}," table:formula="of:=['I-shape_parallel_flange'.P155]" table:style-name="ce1">
            <text:p>{"HD400/818": [{"shape_coords":[514,437,60,5,97,15],"shape_name":"I-shape parallel flange","synonyms":["HD400/818","HD400x818","hd400/818","hd400x818"]}]},</text:p>
          </table:table-cell>
          <table:table-cell table:number-columns-repeated="16383"/>
        </table:table-row>
        <table:table-row table:style-name="ro1">
          <table:table-cell office:value-type="string" office:string-value="{&quot;HD400/900&quot;: [{&quot;shape_coords&quot;:[531,442,65,9,106,15],&quot;shape_name&quot;:&quot;I-shape parallel flange&quot;,&quot;synonyms&quot;:[&quot;HD400/900&quot;,&quot;HD400x900&quot;,&quot;hd400/900&quot;,&quot;hd400x900&quot;]}]}," table:formula="of:=['I-shape_parallel_flange'.P156]" table:style-name="ce1">
            <text:p>{"HD400/900": [{"shape_coords":[531,442,65,9,106,15],"shape_name":"I-shape parallel flange","synonyms":["HD400/900","HD400x900","hd400/900","hd400x900"]}]},</text:p>
          </table:table-cell>
          <table:table-cell table:number-columns-repeated="16383"/>
        </table:table-row>
        <table:table-row table:style-name="ro1">
          <table:table-cell office:value-type="string" office:string-value="{&quot;HD400/990&quot;: [{&quot;shape_coords&quot;:[550,448,71.9,115,15],&quot;shape_name&quot;:&quot;I-shape parallel flange&quot;,&quot;synonyms&quot;:[&quot;HD400/990&quot;,&quot;HD400x990&quot;,&quot;hd400/990&quot;,&quot;hd400x990&quot;]}]}," table:formula="of:=['I-shape_parallel_flange'.P157]" table:style-name="ce1">
            <text:p>{"HD400/990": [{"shape_coords":[550,448,71.9,115,15],"shape_name":"I-shape parallel flange","synonyms":["HD400/990","HD400x990","hd400/990","hd400x990"]}]},</text:p>
          </table:table-cell>
          <table:table-cell table:number-columns-repeated="16383"/>
        </table:table-row>
        <table:table-row table:style-name="ro1">
          <table:table-cell office:value-type="string" office:string-value="{&quot;HD400/1086&quot;: [{&quot;shape_coords&quot;:[569,454,78,125,15],&quot;shape_name&quot;:&quot;I-shape parallel flange&quot;,&quot;synonyms&quot;:[&quot;HD400/1086&quot;,&quot;HD400x1086&quot;,&quot;hd400/1086&quot;,&quot;hd400x1086&quot;]}]}," table:formula="of:=['I-shape_parallel_flange'.P158]" table:style-name="ce1">
            <text:p>{"HD400/1086": [{"shape_coords":[569,454,78,125,15],"shape_name":"I-shape parallel flange","synonyms":["HD400/1086","HD400x1086","hd400/1086","hd400x1086"]}]},</text:p>
          </table:table-cell>
          <table:table-cell table:number-columns-repeated="16383"/>
        </table:table-row>
        <table:table-row table:style-name="ro1">
          <table:table-cell office:value-type="string" office:string-value="{&quot;UNP80&quot;: [{&quot;shape_coords&quot;:[80,45,6,8,8,4,22,5,8,14.5],&quot;shape_name&quot;:&quot;C-channel sloped flange&quot;,&quot;synonyms&quot;:[&quot;UNP80&quot;,&quot;UNP 80&quot;,&quot;UN80P&quot;,&quot;unp80&quot;,&quot;unp 80&quot;,&quot;un80p&quot;]}]}," table:formula="of:=['C-channel_sloped_flange'.S4]" table:style-name="ce1">
            <text:p>{"UNP80": [{"shape_coords":[80,45,6,8,8,4,22,5,8,14.5],"shape_name":"C-channel sloped flange","synonyms":["UNP80","UNP 80","UN80P","unp80","unp 80","un80p"]}]},</text:p>
          </table:table-cell>
          <table:table-cell table:number-columns-repeated="16383"/>
        </table:table-row>
        <table:table-row table:style-name="ro1">
          <table:table-cell office:value-type="string" office:string-value="{&quot;UNP100&quot;: [{&quot;shape_coords&quot;:[100,50,6,8,5,8,5,4,5,25,8,15.5],&quot;shape_name&quot;:&quot;C-channel sloped flange&quot;,&quot;synonyms&quot;:[&quot;UNP100&quot;,&quot;UNP 100&quot;,&quot;UN100P&quot;,&quot;unp100&quot;,&quot;unp 100&quot;,&quot;un100p&quot;]}]}," table:formula="of:=['C-channel_sloped_flange'.S5]" table:style-name="ce1">
            <text:p>{"UNP100": [{"shape_coords":[100,50,6,8,5,8,5,4,5,25,8,15.5],"shape_name":"C-channel sloped flange","synonyms":["UNP100","UNP 100","UN100P","unp100","unp 100","un100p"]}]},</text:p>
          </table:table-cell>
          <table:table-cell table:number-columns-repeated="16383"/>
        </table:table-row>
        <table:table-row table:style-name="ro1">
          <table:table-cell office:value-type="string" office:string-value="{&quot;UNP120&quot;: [{&quot;shape_coords&quot;:[120,55,7,9,9,4.5,27,5,8,16],&quot;shape_name&quot;:&quot;C-channel sloped flange&quot;,&quot;synonyms&quot;:[&quot;UNP120&quot;,&quot;UNP 120&quot;,&quot;UN120P&quot;,&quot;unp120&quot;,&quot;unp 120&quot;,&quot;un120p&quot;]}]}," table:formula="of:=['C-channel_sloped_flange'.S6]" table:style-name="ce1">
            <text:p>{"UNP120": [{"shape_coords":[120,55,7,9,9,4.5,27,5,8,16],"shape_name":"C-channel sloped flange","synonyms":["UNP120","UNP 120","UN120P","unp120","unp 120","un120p"]}]},</text:p>
          </table:table-cell>
          <table:table-cell table:number-columns-repeated="16383"/>
        </table:table-row>
        <table:table-row table:style-name="ro1">
          <table:table-cell office:value-type="string" office:string-value="{&quot;UNP140&quot;: [{&quot;shape_coords&quot;:[140,60,7,10,10,5,30,8,17.5],&quot;shape_name&quot;:&quot;C-channel sloped flange&quot;,&quot;synonyms&quot;:[&quot;UNP140&quot;,&quot;UNP 140&quot;,&quot;UN140P&quot;,&quot;unp140&quot;,&quot;unp 140&quot;,&quot;un140p&quot;]}]}," table:formula="of:=['C-channel_sloped_flange'.S7]" table:style-name="ce1">
            <text:p>{"UNP140": [{"shape_coords":[140,60,7,10,10,5,30,8,17.5],"shape_name":"C-channel sloped flange","synonyms":["UNP140","UNP 140","UN140P","unp140","unp 140","un140p"]}]},</text:p>
          </table:table-cell>
          <table:table-cell table:number-columns-repeated="16383"/>
        </table:table-row>
        <table:table-row table:style-name="ro1">
          <table:table-cell office:value-type="string" office:string-value="{&quot;UNP160&quot;: [{&quot;shape_coords&quot;:[160,65,7,5,10,5,10,5,5,5,32,5,8,18.4],&quot;shape_name&quot;:&quot;C-channel sloped flange&quot;,&quot;synonyms&quot;:[&quot;UNP160&quot;,&quot;UNP 160&quot;,&quot;UN160P&quot;,&quot;unp160&quot;,&quot;unp 160&quot;,&quot;un160p&quot;]}]}," table:formula="of:=['C-channel_sloped_flange'.S8]" table:style-name="ce1">
            <text:p>{"UNP160": [{"shape_coords":[160,65,7,5,10,5,10,5,5,5,32,5,8,18.4],"shape_name":"C-channel sloped flange","synonyms":["UNP160","UNP 160","UN160P","unp160","unp 160","un160p"]}]},</text:p>
          </table:table-cell>
          <table:table-cell table:number-columns-repeated="16383"/>
        </table:table-row>
        <table:table-row table:style-name="ro1">
          <table:table-cell office:value-type="string" office:string-value="{&quot;UNP180&quot;: [{&quot;shape_coords&quot;:[180,70,8,11,11,5.5,35,8,19.2],&quot;shape_name&quot;:&quot;C-channel sloped flange&quot;,&quot;synonyms&quot;:[&quot;UNP180&quot;,&quot;UNP 180&quot;,&quot;UN180P&quot;,&quot;unp180&quot;,&quot;unp 180&quot;,&quot;un180p&quot;]}]}," table:formula="of:=['C-channel_sloped_flange'.S9]" table:style-name="ce1">
            <text:p>{"UNP180": [{"shape_coords":[180,70,8,11,11,5.5,35,8,19.2],"shape_name":"C-channel sloped flange","synonyms":["UNP180","UNP 180","UN180P","unp180","unp 180","un180p"]}]},</text:p>
          </table:table-cell>
          <table:table-cell table:number-columns-repeated="16383"/>
        </table:table-row>
        <table:table-row table:style-name="ro1">
          <table:table-cell office:value-type="string" office:string-value="{&quot;UNP200&quot;: [{&quot;shape_coords&quot;:[200,75,8,5,11,5,11,5,6,37,5,8,20.1],&quot;shape_name&quot;:&quot;C-channel sloped flange&quot;,&quot;synonyms&quot;:[&quot;UNP200&quot;,&quot;UNP 200&quot;,&quot;UN200P&quot;,&quot;unp200&quot;,&quot;unp 200&quot;,&quot;un200p&quot;]}]}," table:formula="of:=['C-channel_sloped_flange'.S10]" table:style-name="ce1">
            <text:p>{"UNP200": [{"shape_coords":[200,75,8,5,11,5,11,5,6,37,5,8,20.1],"shape_name":"C-channel sloped flange","synonyms":["UNP200","UNP 200","UN200P","unp200","unp 200","un200p"]}]},</text:p>
          </table:table-cell>
          <table:table-cell table:number-columns-repeated="16383"/>
        </table:table-row>
        <table:table-row table:style-name="ro1">
          <table:table-cell office:value-type="string" office:string-value="{&quot;UNP220&quot;: [{&quot;shape_coords&quot;:[220,80,9,12,5,12,5,6.5,40,8,21.4],&quot;shape_name&quot;:&quot;C-channel sloped flange&quot;,&quot;synonyms&quot;:[&quot;UNP220&quot;,&quot;UNP 220&quot;,&quot;UN220P&quot;,&quot;unp220&quot;,&quot;unp 220&quot;,&quot;un220p&quot;]}]}," table:formula="of:=['C-channel_sloped_flange'.S11]" table:style-name="ce1">
            <text:p>{"UNP220": [{"shape_coords":[220,80,9,12,5,12,5,6.5,40,8,21.4],"shape_name":"C-channel sloped flange","synonyms":["UNP220","UNP 220","UN220P","unp220","unp 220","un220p"]}]},</text:p>
          </table:table-cell>
          <table:table-cell table:number-columns-repeated="16383"/>
        </table:table-row>
        <table:table-row table:style-name="ro1">
          <table:table-cell office:value-type="string" office:string-value="{&quot;UNP240&quot;: [{&quot;shape_coords&quot;:[240,85,9,5,13,13,6.5,42,5,8,22.3],&quot;shape_name&quot;:&quot;C-channel sloped flange&quot;,&quot;synonyms&quot;:[&quot;UNP240&quot;,&quot;UNP 240&quot;,&quot;UN240P&quot;,&quot;unp240&quot;,&quot;unp 240&quot;,&quot;un240p&quot;]}]}," table:formula="of:=['C-channel_sloped_flange'.S12]" table:style-name="ce1">
            <text:p>{"UNP240": [{"shape_coords":[240,85,9,5,13,13,6.5,42,5,8,22.3],"shape_name":"C-channel sloped flange","synonyms":["UNP240","UNP 240","UN240P","unp240","unp 240","un240p"]}]},</text:p>
          </table:table-cell>
          <table:table-cell table:number-columns-repeated="16383"/>
        </table:table-row>
        <table:table-row table:style-name="ro1">
          <table:table-cell office:value-type="string" office:string-value="{&quot;UNP260&quot;: [{&quot;shape_coords&quot;:[260,90,10,14,14,7,45,8,23.6],&quot;shape_name&quot;:&quot;C-channel sloped flange&quot;,&quot;synonyms&quot;:[&quot;UNP260&quot;,&quot;UNP 260&quot;,&quot;UN260P&quot;,&quot;unp260&quot;,&quot;unp 260&quot;,&quot;un260p&quot;]}]}," table:formula="of:=['C-channel_sloped_flange'.S13]" table:style-name="ce1">
            <text:p>{"UNP260": [{"shape_coords":[260,90,10,14,14,7,45,8,23.6],"shape_name":"C-channel sloped flange","synonyms":["UNP260","UNP 260","UN260P","unp260","unp 260","un260p"]}]},</text:p>
          </table:table-cell>
          <table:table-cell table:number-columns-repeated="16383"/>
        </table:table-row>
        <table:table-row table:style-name="ro1">
          <table:table-cell office:value-type="string" office:string-value="{&quot;UNP280&quot;: [{&quot;shape_coords&quot;:[280,95,10,15,15,7.5,47,5,8,25.3],&quot;shape_name&quot;:&quot;C-channel sloped flange&quot;,&quot;synonyms&quot;:[&quot;UNP280&quot;,&quot;UNP 280&quot;,&quot;UN280P&quot;,&quot;unp280&quot;,&quot;unp 280&quot;,&quot;un280p&quot;]}]}," table:formula="of:=['C-channel_sloped_flange'.S14]" table:style-name="ce1">
            <text:p>{"UNP280": [{"shape_coords":[280,95,10,15,15,7.5,47,5,8,25.3],"shape_name":"C-channel sloped flange","synonyms":["UNP280","UNP 280","UN280P","unp280","unp 280","un280p"]}]},</text:p>
          </table:table-cell>
          <table:table-cell table:number-columns-repeated="16383"/>
        </table:table-row>
        <table:table-row table:style-name="ro1">
          <table:table-cell office:value-type="string" office:string-value="{&quot;UNP300&quot;: [{&quot;shape_coords&quot;:[300,100,10,16,16,8,50,8,27],&quot;shape_name&quot;:&quot;C-channel sloped flange&quot;,&quot;synonyms&quot;:[&quot;UNP300&quot;,&quot;UNP 300&quot;,&quot;UN300P&quot;,&quot;unp300&quot;,&quot;unp 300&quot;,&quot;un300p&quot;]}]}," table:formula="of:=['C-channel_sloped_flange'.S15]" table:style-name="ce1">
            <text:p>{"UNP300": [{"shape_coords":[300,100,10,16,16,8,50,8,27],"shape_name":"C-channel sloped flange","synonyms":["UNP300","UNP 300","UN300P","unp300","unp 300","un300p"]}]},</text:p>
          </table:table-cell>
          <table:table-cell table:number-columns-repeated="16383"/>
        </table:table-row>
        <table:table-row table:style-name="ro1">
          <table:table-cell office:value-type="string" office:string-value="{&quot;UNP320&quot;: [{&quot;shape_coords&quot;:[320,100,14,17,5,17,5,8.75,50,5,26],&quot;shape_name&quot;:&quot;C-channel sloped flange&quot;,&quot;synonyms&quot;:[&quot;UNP320&quot;,&quot;UNP 320&quot;,&quot;UN320P&quot;,&quot;unp320&quot;,&quot;unp 320&quot;,&quot;un320p&quot;]}]}," table:formula="of:=['C-channel_sloped_flange'.S16]" table:style-name="ce1">
            <text:p>{"UNP320": [{"shape_coords":[320,100,14,17,5,17,5,8.75,50,5,26],"shape_name":"C-channel sloped flange","synonyms":["UNP320","UNP 320","UN320P","unp320","unp 320","un320p"]}]},</text:p>
          </table:table-cell>
          <table:table-cell table:number-columns-repeated="16383"/>
        </table:table-row>
        <table:table-row table:style-name="ro1">
          <table:table-cell office:value-type="string" office:string-value="{&quot;UNP350&quot;: [{&quot;shape_coords&quot;:[350,100,14,16,16,8,50,5,24],&quot;shape_name&quot;:&quot;C-channel sloped flange&quot;,&quot;synonyms&quot;:[&quot;UNP350&quot;,&quot;UNP 350&quot;,&quot;UN350P&quot;,&quot;unp350&quot;,&quot;unp 350&quot;,&quot;un350p&quot;]}]}," table:formula="of:=['C-channel_sloped_flange'.S17]" table:style-name="ce1">
            <text:p>{"UNP350": [{"shape_coords":[350,100,14,16,16,8,50,5,24],"shape_name":"C-channel sloped flange","synonyms":["UNP350","UNP 350","UN350P","unp350","unp 350","un350p"]}]},</text:p>
          </table:table-cell>
          <table:table-cell table:number-columns-repeated="16383"/>
        </table:table-row>
        <table:table-row table:style-name="ro1">
          <table:table-cell office:value-type="string" office:string-value="{&quot;UNP380&quot;: [{&quot;shape_coords&quot;:[380,102,13,5,16,16,8,51,5,23.8],&quot;shape_name&quot;:&quot;C-channel sloped flange&quot;,&quot;synonyms&quot;:[&quot;UNP380&quot;,&quot;UNP 380&quot;,&quot;UN380P&quot;,&quot;unp380&quot;,&quot;unp 380&quot;,&quot;un380p&quot;]}]}," table:formula="of:=['C-channel_sloped_flange'.S18]" table:style-name="ce1">
            <text:p>{"UNP380": [{"shape_coords":[380,102,13,5,16,16,8,51,5,23.8],"shape_name":"C-channel sloped flange","synonyms":["UNP380","UNP 380","UN380P","unp380","unp 380","un380p"]}]},</text:p>
          </table:table-cell>
          <table:table-cell table:number-columns-repeated="16383"/>
        </table:table-row>
        <table:table-row table:style-name="ro1">
          <table:table-cell office:value-type="string" office:string-value="{&quot;UNP400&quot;: [{&quot;shape_coords&quot;:[400,110,14,18,18,9,55,5,26.5],&quot;shape_name&quot;:&quot;C-channel sloped flange&quot;,&quot;synonyms&quot;:[&quot;UNP400&quot;,&quot;UNP 400&quot;,&quot;UN400P&quot;,&quot;unp400&quot;,&quot;unp 400&quot;,&quot;un400p&quot;]}]}," table:formula="of:=['C-channel_sloped_flange'.S19]" table:style-name="ce1">
            <text:p>{"UNP400": [{"shape_coords":[400,110,14,18,18,9,55,5,26.5],"shape_name":"C-channel sloped flange","synonyms":["UNP400","UNP 400","UN400P","unp400","unp 400","un400p"]}]},</text:p>
          </table:table-cell>
          <table:table-cell table:number-columns-repeated="16383"/>
        </table:table-row>
        <table:table-row table:style-name="ro1">
          <table:table-cell office:value-type="string" office:string-value="{&quot;B42,4/2,6&quot;: [{&quot;shape_coords&quot;:[42,4,2,6],&quot;shape_name&quot;:&quot;Round tube profile&quot;,&quot;synonyms&quot;:[&quot;B42,4/2,6&quot;,&quot;B42,4x2,6&quot;,&quot;Buis42,4/2,6&quot;,&quot;Buis42,4x2,6&quot;]}]}," table:formula="of:=[Tube_Profile.J4]" table:style-name="ce1">
            <text:p>{"B42,4/2,6": [{"shape_coords":[42,4,2,6],"shape_name":"Round tube profile","synonyms":["B42,4/2,6","B42,4x2,6","Buis42,4/2,6","Buis42,4x2,6"]}]},</text:p>
          </table:table-cell>
          <table:table-cell table:number-columns-repeated="16383"/>
        </table:table-row>
        <table:table-row table:style-name="ro1">
          <table:table-cell office:value-type="string" office:string-value="{&quot;B42,4/3,2&quot;: [{&quot;shape_coords&quot;:[42,4,3,2],&quot;shape_name&quot;:&quot;Round tube profile&quot;,&quot;synonyms&quot;:[&quot;B42,4/3,2&quot;,&quot;B42,4x3,2&quot;,&quot;Buis42,4/3,2&quot;,&quot;Buis42,4x3,2&quot;]}]}," table:formula="of:=[Tube_Profile.J5]" table:style-name="ce1">
            <text:p>{"B42,4/3,2": [{"shape_coords":[42,4,3,2],"shape_name":"Round tube profile","synonyms":["B42,4/3,2","B42,4x3,2","Buis42,4/3,2","Buis42,4x3,2"]}]},</text:p>
          </table:table-cell>
          <table:table-cell table:number-columns-repeated="16383"/>
        </table:table-row>
        <table:table-row table:style-name="ro1">
          <table:table-cell office:value-type="string" office:string-value="{&quot;B42,4/4&quot;: [{&quot;shape_coords&quot;:[42,4,4],&quot;shape_name&quot;:&quot;Round tube profile&quot;,&quot;synonyms&quot;:[&quot;B42,4/4&quot;,&quot;B42,4x4&quot;,&quot;Buis42,4/4&quot;,&quot;Buis42,4x4&quot;]}]}," table:formula="of:=[Tube_Profile.J6]" table:style-name="ce1">
            <text:p>{"B42,4/4": [{"shape_coords":[42,4,4],"shape_name":"Round tube profile","synonyms":["B42,4/4","B42,4x4","Buis42,4/4","Buis42,4x4"]}]},</text:p>
          </table:table-cell>
          <table:table-cell table:number-columns-repeated="16383"/>
        </table:table-row>
        <table:table-row table:style-name="ro1">
          <table:table-cell office:value-type="string" office:string-value="{&quot;B48,3/2,6&quot;: [{&quot;shape_coords&quot;:[48,3,2,6],&quot;shape_name&quot;:&quot;Round tube profile&quot;,&quot;synonyms&quot;:[&quot;B48,3/2,6&quot;,&quot;B48,3x2,6&quot;,&quot;Buis48,3/2,6&quot;,&quot;Buis48,3x2,6&quot;]}]}," table:formula="of:=[Tube_Profile.J7]" table:style-name="ce1">
            <text:p>{"B48,3/2,6": [{"shape_coords":[48,3,2,6],"shape_name":"Round tube profile","synonyms":["B48,3/2,6","B48,3x2,6","Buis48,3/2,6","Buis48,3x2,6"]}]},</text:p>
          </table:table-cell>
          <table:table-cell table:number-columns-repeated="16383"/>
        </table:table-row>
        <table:table-row table:style-name="ro1">
          <table:table-cell office:value-type="string" office:string-value="{&quot;B48,3/3,2&quot;: [{&quot;shape_coords&quot;:[48,3,3,2],&quot;shape_name&quot;:&quot;Round tube profile&quot;,&quot;synonyms&quot;:[&quot;B48,3/3,2&quot;,&quot;B48,3x3,2&quot;,&quot;Buis48,3/3,2&quot;,&quot;Buis48,3x3,2&quot;]}]}," table:formula="of:=[Tube_Profile.J8]" table:style-name="ce1">
            <text:p>{"B48,3/3,2": [{"shape_coords":[48,3,3,2],"shape_name":"Round tube profile","synonyms":["B48,3/3,2","B48,3x3,2","Buis48,3/3,2","Buis48,3x3,2"]}]},</text:p>
          </table:table-cell>
          <table:table-cell table:number-columns-repeated="16383"/>
        </table:table-row>
        <table:table-row table:style-name="ro1">
          <table:table-cell office:value-type="string" office:string-value="{&quot;B48,3/4&quot;: [{&quot;shape_coords&quot;:[48,3,4],&quot;shape_name&quot;:&quot;Round tube profile&quot;,&quot;synonyms&quot;:[&quot;B48,3/4&quot;,&quot;B48,3x4&quot;,&quot;Buis48,3/4&quot;,&quot;Buis48,3x4&quot;]}]}," table:formula="of:=[Tube_Profile.J9]" table:style-name="ce1">
            <text:p>{"B48,3/4": [{"shape_coords":[48,3,4],"shape_name":"Round tube profile","synonyms":["B48,3/4","B48,3x4","Buis48,3/4","Buis48,3x4"]}]},</text:p>
          </table:table-cell>
          <table:table-cell table:number-columns-repeated="16383"/>
        </table:table-row>
        <table:table-row table:style-name="ro1">
          <table:table-cell office:value-type="string" office:string-value="{&quot;B60,3/3,2&quot;: [{&quot;shape_coords&quot;:[60,3,3,2],&quot;shape_name&quot;:&quot;Round tube profile&quot;,&quot;synonyms&quot;:[&quot;B60,3/3,2&quot;,&quot;B60,3x3,2&quot;,&quot;Buis60,3/3,2&quot;,&quot;Buis60,3x3,2&quot;]}]}," table:formula="of:=[Tube_Profile.J10]" table:style-name="ce1">
            <text:p>{"B60,3/3,2": [{"shape_coords":[60,3,3,2],"shape_name":"Round tube profile","synonyms":["B60,3/3,2","B60,3x3,2","Buis60,3/3,2","Buis60,3x3,2"]}]},</text:p>
          </table:table-cell>
          <table:table-cell table:number-columns-repeated="16383"/>
        </table:table-row>
        <table:table-row table:style-name="ro1">
          <table:table-cell office:value-type="string" office:string-value="{&quot;B60,3/4&quot;: [{&quot;shape_coords&quot;:[60,3,4],&quot;shape_name&quot;:&quot;Round tube profile&quot;,&quot;synonyms&quot;:[&quot;B60,3/4&quot;,&quot;B60,3x4&quot;,&quot;Buis60,3/4&quot;,&quot;Buis60,3x4&quot;]}]}," table:formula="of:=[Tube_Profile.J11]" table:style-name="ce1">
            <text:p>{"B60,3/4": [{"shape_coords":[60,3,4],"shape_name":"Round tube profile","synonyms":["B60,3/4","B60,3x4","Buis60,3/4","Buis60,3x4"]}]},</text:p>
          </table:table-cell>
          <table:table-cell table:number-columns-repeated="16383"/>
        </table:table-row>
        <table:table-row table:style-name="ro1">
          <table:table-cell office:value-type="string" office:string-value="{&quot;B60,3/5&quot;: [{&quot;shape_coords&quot;:[60,3,5],&quot;shape_name&quot;:&quot;Round tube profile&quot;,&quot;synonyms&quot;:[&quot;B60,3/5&quot;,&quot;B60,3x5&quot;,&quot;Buis60,3/5&quot;,&quot;Buis60,3x5&quot;]}]}," table:formula="of:=[Tube_Profile.J12]" table:style-name="ce1">
            <text:p>{"B60,3/5": [{"shape_coords":[60,3,5],"shape_name":"Round tube profile","synonyms":["B60,3/5","B60,3x5","Buis60,3/5","Buis60,3x5"]}]},</text:p>
          </table:table-cell>
          <table:table-cell table:number-columns-repeated="16383"/>
        </table:table-row>
        <table:table-row table:style-name="ro1">
          <table:table-cell office:value-type="string" office:string-value="{&quot;B76,1/3,2&quot;: [{&quot;shape_coords&quot;:[76,1,3,2],&quot;shape_name&quot;:&quot;Round tube profile&quot;,&quot;synonyms&quot;:[&quot;B76,1/3,2&quot;,&quot;B76,1x3,2&quot;,&quot;Buis76,1/3,2&quot;,&quot;Buis76,1x3,2&quot;]}]}," table:formula="of:=[Tube_Profile.J13]" table:style-name="ce1">
            <text:p>{"B76,1/3,2": [{"shape_coords":[76,1,3,2],"shape_name":"Round tube profile","synonyms":["B76,1/3,2","B76,1x3,2","Buis76,1/3,2","Buis76,1x3,2"]}]},</text:p>
          </table:table-cell>
          <table:table-cell table:number-columns-repeated="16383"/>
        </table:table-row>
        <table:table-row table:style-name="ro1">
          <table:table-cell office:value-type="string" office:string-value="{&quot;B76,1/4&quot;: [{&quot;shape_coords&quot;:[76,1,4],&quot;shape_name&quot;:&quot;Round tube profile&quot;,&quot;synonyms&quot;:[&quot;B76,1/4&quot;,&quot;B76,1x4&quot;,&quot;Buis76,1/4&quot;,&quot;Buis76,1x4&quot;]}]}," table:formula="of:=[Tube_Profile.J14]" table:style-name="ce1">
            <text:p>{"B76,1/4": [{"shape_coords":[76,1,4],"shape_name":"Round tube profile","synonyms":["B76,1/4","B76,1x4","Buis76,1/4","Buis76,1x4"]}]},</text:p>
          </table:table-cell>
          <table:table-cell table:number-columns-repeated="16383"/>
        </table:table-row>
        <table:table-row table:style-name="ro1">
          <table:table-cell office:value-type="string" office:string-value="{&quot;B76,1/5&quot;: [{&quot;shape_coords&quot;:[76,1,5],&quot;shape_name&quot;:&quot;Round tube profile&quot;,&quot;synonyms&quot;:[&quot;B76,1/5&quot;,&quot;B76,1x5&quot;,&quot;Buis76,1/5&quot;,&quot;Buis76,1x5&quot;]}]}," table:formula="of:=[Tube_Profile.J15]" table:style-name="ce1">
            <text:p>{"B76,1/5": [{"shape_coords":[76,1,5],"shape_name":"Round tube profile","synonyms":["B76,1/5","B76,1x5","Buis76,1/5","Buis76,1x5"]}]},</text:p>
          </table:table-cell>
          <table:table-cell table:number-columns-repeated="16383"/>
        </table:table-row>
        <table:table-row table:style-name="ro1">
          <table:table-cell office:value-type="string" office:string-value="{&quot;B88,9/3,2&quot;: [{&quot;shape_coords&quot;:[88,9,3,2],&quot;shape_name&quot;:&quot;Round tube profile&quot;,&quot;synonyms&quot;:[&quot;B88,9/3,2&quot;,&quot;B88,9x3,2&quot;,&quot;Buis88,9/3,2&quot;,&quot;Buis88,9x3,2&quot;]}]}," table:formula="of:=[Tube_Profile.J16]" table:style-name="ce1">
            <text:p>{"B88,9/3,2": [{"shape_coords":[88,9,3,2],"shape_name":"Round tube profile","synonyms":["B88,9/3,2","B88,9x3,2","Buis88,9/3,2","Buis88,9x3,2"]}]},</text:p>
          </table:table-cell>
          <table:table-cell table:number-columns-repeated="16383"/>
        </table:table-row>
        <table:table-row table:style-name="ro1">
          <table:table-cell office:value-type="string" office:string-value="{&quot;B88,9/4&quot;: [{&quot;shape_coords&quot;:[88,9,4],&quot;shape_name&quot;:&quot;Round tube profile&quot;,&quot;synonyms&quot;:[&quot;B88,9/4&quot;,&quot;B88,9x4&quot;,&quot;Buis88,9/4&quot;,&quot;Buis88,9x4&quot;]}]}," table:formula="of:=[Tube_Profile.J17]" table:style-name="ce1">
            <text:p>{"B88,9/4": [{"shape_coords":[88,9,4],"shape_name":"Round tube profile","synonyms":["B88,9/4","B88,9x4","Buis88,9/4","Buis88,9x4"]}]},</text:p>
          </table:table-cell>
          <table:table-cell table:number-columns-repeated="16383"/>
        </table:table-row>
        <table:table-row table:style-name="ro1">
          <table:table-cell office:value-type="string" office:string-value="{&quot;B88,9/5&quot;: [{&quot;shape_coords&quot;:[88,9,5],&quot;shape_name&quot;:&quot;Round tube profile&quot;,&quot;synonyms&quot;:[&quot;B88,9/5&quot;,&quot;B88,9x5&quot;,&quot;Buis88,9/5&quot;,&quot;Buis88,9x5&quot;]}]}," table:formula="of:=[Tube_Profile.J18]" table:style-name="ce1">
            <text:p>{"B88,9/5": [{"shape_coords":[88,9,5],"shape_name":"Round tube profile","synonyms":["B88,9/5","B88,9x5","Buis88,9/5","Buis88,9x5"]}]},</text:p>
          </table:table-cell>
          <table:table-cell table:number-columns-repeated="16383"/>
        </table:table-row>
        <table:table-row table:style-name="ro1">
          <table:table-cell office:value-type="string" office:string-value="{&quot;B114,3/4&quot;: [{&quot;shape_coords&quot;:[114,3,4],&quot;shape_name&quot;:&quot;Round tube profile&quot;,&quot;synonyms&quot;:[&quot;B114,3/4&quot;,&quot;B114,3x4&quot;,&quot;Buis114,3/4&quot;,&quot;Buis114,3x4&quot;]}]}," table:formula="of:=[Tube_Profile.J19]" table:style-name="ce1">
            <text:p>{"B114,3/4": [{"shape_coords":[114,3,4],"shape_name":"Round tube profile","synonyms":["B114,3/4","B114,3x4","Buis114,3/4","Buis114,3x4"]}]},</text:p>
          </table:table-cell>
          <table:table-cell table:number-columns-repeated="16383"/>
        </table:table-row>
        <table:table-row table:style-name="ro1">
          <table:table-cell office:value-type="string" office:string-value="{&quot;B114,3/5&quot;: [{&quot;shape_coords&quot;:[114,3,5],&quot;shape_name&quot;:&quot;Round tube profile&quot;,&quot;synonyms&quot;:[&quot;B114,3/5&quot;,&quot;B114,3x5&quot;,&quot;Buis114,3/5&quot;,&quot;Buis114,3x5&quot;]}]}," table:formula="of:=[Tube_Profile.J20]" table:style-name="ce1">
            <text:p>{"B114,3/5": [{"shape_coords":[114,3,5],"shape_name":"Round tube profile","synonyms":["B114,3/5","B114,3x5","Buis114,3/5","Buis114,3x5"]}]},</text:p>
          </table:table-cell>
          <table:table-cell table:number-columns-repeated="16383"/>
        </table:table-row>
        <table:table-row table:style-name="ro1">
          <table:table-cell office:value-type="string" office:string-value="{&quot;B114,3/6,3&quot;: [{&quot;shape_coords&quot;:[114,3,6,3],&quot;shape_name&quot;:&quot;Round tube profile&quot;,&quot;synonyms&quot;:[&quot;B114,3/6,3&quot;,&quot;B114,3x6,3&quot;,&quot;Buis114,3/6,3&quot;,&quot;Buis114,3x6,3&quot;]}]}," table:formula="of:=[Tube_Profile.J21]" table:style-name="ce1">
            <text:p>{"B114,3/6,3": [{"shape_coords":[114,3,6,3],"shape_name":"Round tube profile","synonyms":["B114,3/6,3","B114,3x6,3","Buis114,3/6,3","Buis114,3x6,3"]}]},</text:p>
          </table:table-cell>
          <table:table-cell table:number-columns-repeated="16383"/>
        </table:table-row>
        <table:table-row table:style-name="ro1">
          <table:table-cell office:value-type="string" office:string-value="{&quot;B139,7/4&quot;: [{&quot;shape_coords&quot;:[139,7,4],&quot;shape_name&quot;:&quot;Round tube profile&quot;,&quot;synonyms&quot;:[&quot;B139,7/4&quot;,&quot;B139,7x4&quot;,&quot;Buis139,7/4&quot;,&quot;Buis139,7x4&quot;]}]}," table:formula="of:=[Tube_Profile.J22]" table:style-name="ce1">
            <text:p>{"B139,7/4": [{"shape_coords":[139,7,4],"shape_name":"Round tube profile","synonyms":["B139,7/4","B139,7x4","Buis139,7/4","Buis139,7x4"]}]},</text:p>
          </table:table-cell>
          <table:table-cell table:number-columns-repeated="16383"/>
        </table:table-row>
        <table:table-row table:style-name="ro1">
          <table:table-cell office:value-type="string" office:string-value="{&quot;B139,7/5&quot;: [{&quot;shape_coords&quot;:[139,7,5],&quot;shape_name&quot;:&quot;Round tube profile&quot;,&quot;synonyms&quot;:[&quot;B139,7/5&quot;,&quot;B139,7x5&quot;,&quot;Buis139,7/5&quot;,&quot;Buis139,7x5&quot;]}]}," table:formula="of:=[Tube_Profile.J23]" table:style-name="ce1">
            <text:p>{"B139,7/5": [{"shape_coords":[139,7,5],"shape_name":"Round tube profile","synonyms":["B139,7/5","B139,7x5","Buis139,7/5","Buis139,7x5"]}]},</text:p>
          </table:table-cell>
          <table:table-cell table:number-columns-repeated="16383"/>
        </table:table-row>
        <table:table-row table:style-name="ro1">
          <table:table-cell office:value-type="string" office:string-value="{&quot;B139,7/6,3&quot;: [{&quot;shape_coords&quot;:[139,7,6,3],&quot;shape_name&quot;:&quot;Round tube profile&quot;,&quot;synonyms&quot;:[&quot;B139,7/6,3&quot;,&quot;B139,7x6,3&quot;,&quot;Buis139,7/6,3&quot;,&quot;Buis139,7x6,3&quot;]}]}," table:formula="of:=[Tube_Profile.J24]" table:style-name="ce1">
            <text:p>{"B139,7/6,3": [{"shape_coords":[139,7,6,3],"shape_name":"Round tube profile","synonyms":["B139,7/6,3","B139,7x6,3","Buis139,7/6,3","Buis139,7x6,3"]}]},</text:p>
          </table:table-cell>
          <table:table-cell table:number-columns-repeated="16383"/>
        </table:table-row>
        <table:table-row table:style-name="ro1">
          <table:table-cell office:value-type="string" office:string-value="{&quot;B139,7/8&quot;: [{&quot;shape_coords&quot;:[139,7,8],&quot;shape_name&quot;:&quot;Round tube profile&quot;,&quot;synonyms&quot;:[&quot;B139,7/8&quot;,&quot;B139,7x8&quot;,&quot;Buis139,7/8&quot;,&quot;Buis139,7x8&quot;]}]}," table:formula="of:=[Tube_Profile.J25]" table:style-name="ce1">
            <text:p>{"B139,7/8": [{"shape_coords":[139,7,8],"shape_name":"Round tube profile","synonyms":["B139,7/8","B139,7x8","Buis139,7/8","Buis139,7x8"]}]},</text:p>
          </table:table-cell>
          <table:table-cell table:number-columns-repeated="16383"/>
        </table:table-row>
        <table:table-row table:style-name="ro1">
          <table:table-cell office:value-type="string" office:string-value="{&quot;B168,3/5&quot;: [{&quot;shape_coords&quot;:[168,3,5],&quot;shape_name&quot;:&quot;Round tube profile&quot;,&quot;synonyms&quot;:[&quot;B168,3/5&quot;,&quot;B168,3x5&quot;,&quot;Buis168,3/5&quot;,&quot;Buis168,3x5&quot;]}]}," table:formula="of:=[Tube_Profile.J26]" table:style-name="ce1">
            <text:p>{"B168,3/5": [{"shape_coords":[168,3,5],"shape_name":"Round tube profile","synonyms":["B168,3/5","B168,3x5","Buis168,3/5","Buis168,3x5"]}]},</text:p>
          </table:table-cell>
          <table:table-cell table:number-columns-repeated="16383"/>
        </table:table-row>
        <table:table-row table:style-name="ro1">
          <table:table-cell office:value-type="string" office:string-value="{&quot;B168,3/6,3&quot;: [{&quot;shape_coords&quot;:[168,3,6,3],&quot;shape_name&quot;:&quot;Round tube profile&quot;,&quot;synonyms&quot;:[&quot;B168,3/6,3&quot;,&quot;B168,3x6,3&quot;,&quot;Buis168,3/6,3&quot;,&quot;Buis168,3x6,3&quot;]}]}," table:formula="of:=[Tube_Profile.J27]" table:style-name="ce1">
            <text:p>{"B168,3/6,3": [{"shape_coords":[168,3,6,3],"shape_name":"Round tube profile","synonyms":["B168,3/6,3","B168,3x6,3","Buis168,3/6,3","Buis168,3x6,3"]}]},</text:p>
          </table:table-cell>
          <table:table-cell table:number-columns-repeated="16383"/>
        </table:table-row>
        <table:table-row table:style-name="ro1">
          <table:table-cell office:value-type="string" office:string-value="{&quot;B168,3/8&quot;: [{&quot;shape_coords&quot;:[168,3,8],&quot;shape_name&quot;:&quot;Round tube profile&quot;,&quot;synonyms&quot;:[&quot;B168,3/8&quot;,&quot;B168,3x8&quot;,&quot;Buis168,3/8&quot;,&quot;Buis168,3x8&quot;]}]}," table:formula="of:=[Tube_Profile.J28]" table:style-name="ce1">
            <text:p>{"B168,3/8": [{"shape_coords":[168,3,8],"shape_name":"Round tube profile","synonyms":["B168,3/8","B168,3x8","Buis168,3/8","Buis168,3x8"]}]},</text:p>
          </table:table-cell>
          <table:table-cell table:number-columns-repeated="16383"/>
        </table:table-row>
        <table:table-row table:style-name="ro1">
          <table:table-cell office:value-type="string" office:string-value="{&quot;B168,3/10&quot;: [{&quot;shape_coords&quot;:[168,3,10],&quot;shape_name&quot;:&quot;Round tube profile&quot;,&quot;synonyms&quot;:[&quot;B168,3/10&quot;,&quot;B168,3x10&quot;,&quot;Buis168,3/10&quot;,&quot;Buis168,3x10&quot;]}]}," table:formula="of:=[Tube_Profile.J29]" table:style-name="ce1">
            <text:p>{"B168,3/10": [{"shape_coords":[168,3,10],"shape_name":"Round tube profile","synonyms":["B168,3/10","B168,3x10","Buis168,3/10","Buis168,3x10"]}]},</text:p>
          </table:table-cell>
          <table:table-cell table:number-columns-repeated="16383"/>
        </table:table-row>
        <table:table-row table:style-name="ro1">
          <table:table-cell office:value-type="string" office:string-value="{&quot;B193,7/6,3&quot;: [{&quot;shape_coords&quot;:[193,7,6,3],&quot;shape_name&quot;:&quot;Round tube profile&quot;,&quot;synonyms&quot;:[&quot;B193,7/6,3&quot;,&quot;B193,7x6,3&quot;,&quot;Buis193,7/6,3&quot;,&quot;Buis193,7x6,3&quot;]}]}," table:formula="of:=[Tube_Profile.J30]" table:style-name="ce1">
            <text:p>{"B193,7/6,3": [{"shape_coords":[193,7,6,3],"shape_name":"Round tube profile","synonyms":["B193,7/6,3","B193,7x6,3","Buis193,7/6,3","Buis193,7x6,3"]}]},</text:p>
          </table:table-cell>
          <table:table-cell table:number-columns-repeated="16383"/>
        </table:table-row>
        <table:table-row table:style-name="ro1">
          <table:table-cell office:value-type="string" office:string-value="{&quot;B193,7/8&quot;: [{&quot;shape_coords&quot;:[193,7,8],&quot;shape_name&quot;:&quot;Round tube profile&quot;,&quot;synonyms&quot;:[&quot;B193,7/8&quot;,&quot;B193,7x8&quot;,&quot;Buis193,7/8&quot;,&quot;Buis193,7x8&quot;]}]}," table:formula="of:=[Tube_Profile.J31]" table:style-name="ce1">
            <text:p>{"B193,7/8": [{"shape_coords":[193,7,8],"shape_name":"Round tube profile","synonyms":["B193,7/8","B193,7x8","Buis193,7/8","Buis193,7x8"]}]},</text:p>
          </table:table-cell>
          <table:table-cell table:number-columns-repeated="16383"/>
        </table:table-row>
        <table:table-row table:style-name="ro1">
          <table:table-cell office:value-type="string" office:string-value="{&quot;B193,7/10&quot;: [{&quot;shape_coords&quot;:[193,7,10],&quot;shape_name&quot;:&quot;Round tube profile&quot;,&quot;synonyms&quot;:[&quot;B193,7/10&quot;,&quot;B193,7x10&quot;,&quot;Buis193,7/10&quot;,&quot;Buis193,7x10&quot;]}]}," table:formula="of:=[Tube_Profile.J32]" table:style-name="ce1">
            <text:p>{"B193,7/10": [{"shape_coords":[193,7,10],"shape_name":"Round tube profile","synonyms":["B193,7/10","B193,7x10","Buis193,7/10","Buis193,7x10"]}]},</text:p>
          </table:table-cell>
          <table:table-cell table:number-columns-repeated="16383"/>
        </table:table-row>
        <table:table-row table:style-name="ro1">
          <table:table-cell office:value-type="string" office:string-value="{&quot;B219,1/5,9&quot;: [{&quot;shape_coords&quot;:[219,1,5,9],&quot;shape_name&quot;:&quot;Round tube profile&quot;,&quot;synonyms&quot;:[&quot;B219,1/5,9&quot;,&quot;B219,1x5,9&quot;,&quot;Buis219,1/5,9&quot;,&quot;Buis219,1x5,9&quot;]}]}," table:formula="of:=[Tube_Profile.J33]" table:style-name="ce1">
            <text:p>{"B219,1/5,9": [{"shape_coords":[219,1,5,9],"shape_name":"Round tube profile","synonyms":["B219,1/5,9","B219,1x5,9","Buis219,1/5,9","Buis219,1x5,9"]}]},</text:p>
          </table:table-cell>
          <table:table-cell table:number-columns-repeated="16383"/>
        </table:table-row>
        <table:table-row table:style-name="ro1">
          <table:table-cell office:value-type="string" office:string-value="{&quot;B219,1/6,3&quot;: [{&quot;shape_coords&quot;:[219,1,6,3],&quot;shape_name&quot;:&quot;Round tube profile&quot;,&quot;synonyms&quot;:[&quot;B219,1/6,3&quot;,&quot;B219,1x6,3&quot;,&quot;Buis219,1/6,3&quot;,&quot;Buis219,1x6,3&quot;]}]}," table:formula="of:=[Tube_Profile.J34]" table:style-name="ce1">
            <text:p>{"B219,1/6,3": [{"shape_coords":[219,1,6,3],"shape_name":"Round tube profile","synonyms":["B219,1/6,3","B219,1x6,3","Buis219,1/6,3","Buis219,1x6,3"]}]},</text:p>
          </table:table-cell>
          <table:table-cell table:number-columns-repeated="16383"/>
        </table:table-row>
        <table:table-row table:style-name="ro1">
          <table:table-cell office:value-type="string" office:string-value="{&quot;B219,1/8&quot;: [{&quot;shape_coords&quot;:[219,1,8],&quot;shape_name&quot;:&quot;Round tube profile&quot;,&quot;synonyms&quot;:[&quot;B219,1/8&quot;,&quot;B219,1x8&quot;,&quot;Buis219,1/8&quot;,&quot;Buis219,1x8&quot;]}]}," table:formula="of:=[Tube_Profile.J35]" table:style-name="ce1">
            <text:p>{"B219,1/8": [{"shape_coords":[219,1,8],"shape_name":"Round tube profile","synonyms":["B219,1/8","B219,1x8","Buis219,1/8","Buis219,1x8"]}]},</text:p>
          </table:table-cell>
          <table:table-cell table:number-columns-repeated="16383"/>
        </table:table-row>
        <table:table-row table:style-name="ro1">
          <table:table-cell office:value-type="string" office:string-value="{&quot;B219,1/10&quot;: [{&quot;shape_coords&quot;:[219,1,10],&quot;shape_name&quot;:&quot;Round tube profile&quot;,&quot;synonyms&quot;:[&quot;B219,1/10&quot;,&quot;B219,1x10&quot;,&quot;Buis219,1/10&quot;,&quot;Buis219,1x10&quot;]}]}," table:formula="of:=[Tube_Profile.J36]" table:style-name="ce1">
            <text:p>{"B219,1/10": [{"shape_coords":[219,1,10],"shape_name":"Round tube profile","synonyms":["B219,1/10","B219,1x10","Buis219,1/10","Buis219,1x10"]}]},</text:p>
          </table:table-cell>
          <table:table-cell table:number-columns-repeated="16383"/>
        </table:table-row>
        <table:table-row table:style-name="ro1">
          <table:table-cell office:value-type="string" office:string-value="{&quot;B244,5/6,3&quot;: [{&quot;shape_coords&quot;:[244,5,6,3],&quot;shape_name&quot;:&quot;Round tube profile&quot;,&quot;synonyms&quot;:[&quot;B244,5/6,3&quot;,&quot;B244,5x6,3&quot;,&quot;Buis244,5/6,3&quot;,&quot;Buis244,5x6,3&quot;]}]}," table:formula="of:=[Tube_Profile.J37]" table:style-name="ce1">
            <text:p>{"B244,5/6,3": [{"shape_coords":[244,5,6,3],"shape_name":"Round tube profile","synonyms":["B244,5/6,3","B244,5x6,3","Buis244,5/6,3","Buis244,5x6,3"]}]},</text:p>
          </table:table-cell>
          <table:table-cell table:number-columns-repeated="16383"/>
        </table:table-row>
        <table:table-row table:style-name="ro1">
          <table:table-cell office:value-type="string" office:string-value="{&quot;B244,5/8&quot;: [{&quot;shape_coords&quot;:[244,5,8],&quot;shape_name&quot;:&quot;Round tube profile&quot;,&quot;synonyms&quot;:[&quot;B244,5/8&quot;,&quot;B244,5x8&quot;,&quot;Buis244,5/8&quot;,&quot;Buis244,5x8&quot;]}]}," table:formula="of:=[Tube_Profile.J38]" table:style-name="ce1">
            <text:p>{"B244,5/8": [{"shape_coords":[244,5,8],"shape_name":"Round tube profile","synonyms":["B244,5/8","B244,5x8","Buis244,5/8","Buis244,5x8"]}]},</text:p>
          </table:table-cell>
          <table:table-cell table:number-columns-repeated="16383"/>
        </table:table-row>
        <table:table-row table:style-name="ro1">
          <table:table-cell office:value-type="string" office:string-value="{&quot;B244,5/10&quot;: [{&quot;shape_coords&quot;:[244,5,10],&quot;shape_name&quot;:&quot;Round tube profile&quot;,&quot;synonyms&quot;:[&quot;B244,5/10&quot;,&quot;B244,5x10&quot;,&quot;Buis244,5/10&quot;,&quot;Buis244,5x10&quot;]}]}," table:formula="of:=[Tube_Profile.J39]" table:style-name="ce1">
            <text:p>{"B244,5/10": [{"shape_coords":[244,5,10],"shape_name":"Round tube profile","synonyms":["B244,5/10","B244,5x10","Buis244,5/10","Buis244,5x10"]}]},</text:p>
          </table:table-cell>
          <table:table-cell table:number-columns-repeated="16383"/>
        </table:table-row>
        <table:table-row table:style-name="ro1">
          <table:table-cell office:value-type="string" office:string-value="{&quot;B244,5/12,5&quot;: [{&quot;shape_coords&quot;:[244,5,12,5],&quot;shape_name&quot;:&quot;Round tube profile&quot;,&quot;synonyms&quot;:[&quot;B244,5/12,5&quot;,&quot;B244,5x12,5&quot;,&quot;Buis244,5/12,5&quot;,&quot;Buis244,5x12,5&quot;]}]}," table:formula="of:=[Tube_Profile.J40]" table:style-name="ce1">
            <text:p>{"B244,5/12,5": [{"shape_coords":[244,5,12,5],"shape_name":"Round tube profile","synonyms":["B244,5/12,5","B244,5x12,5","Buis244,5/12,5","Buis244,5x12,5"]}]},</text:p>
          </table:table-cell>
          <table:table-cell table:number-columns-repeated="16383"/>
        </table:table-row>
        <table:table-row table:style-name="ro1">
          <table:table-cell office:value-type="string" office:string-value="{&quot;B273/6,3&quot;: [{&quot;shape_coords&quot;:[273,6,3],&quot;shape_name&quot;:&quot;Round tube profile&quot;,&quot;synonyms&quot;:[&quot;B273/6,3&quot;,&quot;B273x6,3&quot;,&quot;Buis273/6,3&quot;,&quot;Buis273x6,3&quot;]}]}," table:formula="of:=[Tube_Profile.J41]" table:style-name="ce1">
            <text:p>{"B273/6,3": [{"shape_coords":[273,6,3],"shape_name":"Round tube profile","synonyms":["B273/6,3","B273x6,3","Buis273/6,3","Buis273x6,3"]}]},</text:p>
          </table:table-cell>
          <table:table-cell table:number-columns-repeated="16383"/>
        </table:table-row>
        <table:table-row table:style-name="ro1">
          <table:table-cell office:value-type="string" office:string-value="{&quot;B273/8&quot;: [{&quot;shape_coords&quot;:[273,8],&quot;shape_name&quot;:&quot;Round tube profile&quot;,&quot;synonyms&quot;:[&quot;B273/8&quot;,&quot;B273x8&quot;,&quot;Buis273/8&quot;,&quot;Buis273x8&quot;]}]}," table:formula="of:=[Tube_Profile.J42]" table:style-name="ce1">
            <text:p>{"B273/8": [{"shape_coords":[273,8],"shape_name":"Round tube profile","synonyms":["B273/8","B273x8","Buis273/8","Buis273x8"]}]},</text:p>
          </table:table-cell>
          <table:table-cell table:number-columns-repeated="16383"/>
        </table:table-row>
        <table:table-row table:style-name="ro1">
          <table:table-cell office:value-type="string" office:string-value="{&quot;B273/10&quot;: [{&quot;shape_coords&quot;:[273,10],&quot;shape_name&quot;:&quot;Round tube profile&quot;,&quot;synonyms&quot;:[&quot;B273/10&quot;,&quot;B273x10&quot;,&quot;Buis273/10&quot;,&quot;Buis273x10&quot;]}]}," table:formula="of:=[Tube_Profile.J43]" table:style-name="ce1">
            <text:p>{"B273/10": [{"shape_coords":[273,10],"shape_name":"Round tube profile","synonyms":["B273/10","B273x10","Buis273/10","Buis273x10"]}]},</text:p>
          </table:table-cell>
          <table:table-cell table:number-columns-repeated="16383"/>
        </table:table-row>
        <table:table-row table:style-name="ro1">
          <table:table-cell office:value-type="string" office:string-value="{&quot;B273/12,5&quot;: [{&quot;shape_coords&quot;:[273,12,5],&quot;shape_name&quot;:&quot;Round tube profile&quot;,&quot;synonyms&quot;:[&quot;B273/12,5&quot;,&quot;B273x12,5&quot;,&quot;Buis273/12,5&quot;,&quot;Buis273x12,5&quot;]}]}," table:formula="of:=[Tube_Profile.J44]" table:style-name="ce1">
            <text:p>{"B273/12,5": [{"shape_coords":[273,12,5],"shape_name":"Round tube profile","synonyms":["B273/12,5","B273x12,5","Buis273/12,5","Buis273x12,5"]}]},</text:p>
          </table:table-cell>
          <table:table-cell table:number-columns-repeated="16383"/>
        </table:table-row>
        <table:table-row table:style-name="ro1">
          <table:table-cell office:value-type="string" office:string-value="{&quot;B323,9/8&quot;: [{&quot;shape_coords&quot;:[323,9,8],&quot;shape_name&quot;:&quot;Round tube profile&quot;,&quot;synonyms&quot;:[&quot;B323,9/8&quot;,&quot;B323,9x8&quot;,&quot;Buis323,9/8&quot;,&quot;Buis323,9x8&quot;]}]}," table:formula="of:=[Tube_Profile.J45]" table:style-name="ce1">
            <text:p>{"B323,9/8": [{"shape_coords":[323,9,8],"shape_name":"Round tube profile","synonyms":["B323,9/8","B323,9x8","Buis323,9/8","Buis323,9x8"]}]},</text:p>
          </table:table-cell>
          <table:table-cell table:number-columns-repeated="16383"/>
        </table:table-row>
        <table:table-row table:style-name="ro1">
          <table:table-cell office:value-type="string" office:string-value="{&quot;B323,9/10&quot;: [{&quot;shape_coords&quot;:[323,9,10],&quot;shape_name&quot;:&quot;Round tube profile&quot;,&quot;synonyms&quot;:[&quot;B323,9/10&quot;,&quot;B323,9x10&quot;,&quot;Buis323,9/10&quot;,&quot;Buis323,9x10&quot;]}]}," table:formula="of:=[Tube_Profile.J46]" table:style-name="ce1">
            <text:p>{"B323,9/10": [{"shape_coords":[323,9,10],"shape_name":"Round tube profile","synonyms":["B323,9/10","B323,9x10","Buis323,9/10","Buis323,9x10"]}]},</text:p>
          </table:table-cell>
          <table:table-cell table:number-columns-repeated="16383"/>
        </table:table-row>
        <table:table-row table:style-name="ro1">
          <table:table-cell office:value-type="string" office:string-value="{&quot;B323,9/12,5&quot;: [{&quot;shape_coords&quot;:[323,9,12,5],&quot;shape_name&quot;:&quot;Round tube profile&quot;,&quot;synonyms&quot;:[&quot;B323,9/12,5&quot;,&quot;B323,9x12,5&quot;,&quot;Buis323,9/12,5&quot;,&quot;Buis323,9x12,5&quot;]}]}," table:formula="of:=[Tube_Profile.J47]" table:style-name="ce1">
            <text:p>{"B323,9/12,5": [{"shape_coords":[323,9,12,5],"shape_name":"Round tube profile","synonyms":["B323,9/12,5","B323,9x12,5","Buis323,9/12,5","Buis323,9x12,5"]}]},</text:p>
          </table:table-cell>
          <table:table-cell table:number-columns-repeated="16383"/>
        </table:table-row>
        <table:table-row table:style-name="ro1">
          <table:table-cell office:value-type="string" office:string-value="{&quot;B355,6/8&quot;: [{&quot;shape_coords&quot;:[355,6,8],&quot;shape_name&quot;:&quot;Round tube profile&quot;,&quot;synonyms&quot;:[&quot;B355,6/8&quot;,&quot;B355,6x8&quot;,&quot;Buis355,6/8&quot;,&quot;Buis355,6x8&quot;]}]}," table:formula="of:=[Tube_Profile.J48]" table:style-name="ce1">
            <text:p>{"B355,6/8": [{"shape_coords":[355,6,8],"shape_name":"Round tube profile","synonyms":["B355,6/8","B355,6x8","Buis355,6/8","Buis355,6x8"]}]},</text:p>
          </table:table-cell>
          <table:table-cell table:number-columns-repeated="16383"/>
        </table:table-row>
        <table:table-row table:style-name="ro1">
          <table:table-cell office:value-type="string" office:string-value="{&quot;B355,6/10&quot;: [{&quot;shape_coords&quot;:[355,6,10],&quot;shape_name&quot;:&quot;Round tube profile&quot;,&quot;synonyms&quot;:[&quot;B355,6/10&quot;,&quot;B355,6x10&quot;,&quot;Buis355,6/10&quot;,&quot;Buis355,6x10&quot;]}]}," table:formula="of:=[Tube_Profile.J49]" table:style-name="ce1">
            <text:p>{"B355,6/10": [{"shape_coords":[355,6,10],"shape_name":"Round tube profile","synonyms":["B355,6/10","B355,6x10","Buis355,6/10","Buis355,6x10"]}]},</text:p>
          </table:table-cell>
          <table:table-cell table:number-columns-repeated="16383"/>
        </table:table-row>
        <table:table-row table:style-name="ro1">
          <table:table-cell office:value-type="string" office:string-value="{&quot;B355,6/12,5&quot;: [{&quot;shape_coords&quot;:[355,6,12,5],&quot;shape_name&quot;:&quot;Round tube profile&quot;,&quot;synonyms&quot;:[&quot;B355,6/12,5&quot;,&quot;B355,6x12,5&quot;,&quot;Buis355,6/12,5&quot;,&quot;Buis355,6x12,5&quot;]}]}," table:formula="of:=[Tube_Profile.J50]" table:style-name="ce1">
            <text:p>{"B355,6/12,5": [{"shape_coords":[355,6,12,5],"shape_name":"Round tube profile","synonyms":["B355,6/12,5","B355,6x12,5","Buis355,6/12,5","Buis355,6x12,5"]}]},</text:p>
          </table:table-cell>
          <table:table-cell table:number-columns-repeated="16383"/>
        </table:table-row>
        <table:table-row table:style-name="ro1">
          <table:table-cell office:value-type="string" office:string-value="{&quot;B355,6/16&quot;: [{&quot;shape_coords&quot;:[355,6,16],&quot;shape_name&quot;:&quot;Round tube profile&quot;,&quot;synonyms&quot;:[&quot;B355,6/16&quot;,&quot;B355,6x16&quot;,&quot;Buis355,6/16&quot;,&quot;Buis355,6x16&quot;]}]}," table:formula="of:=[Tube_Profile.J51]" table:style-name="ce1">
            <text:p>{"B355,6/16": [{"shape_coords":[355,6,16],"shape_name":"Round tube profile","synonyms":["B355,6/16","B355,6x16","Buis355,6/16","Buis355,6x16"]}]},</text:p>
          </table:table-cell>
          <table:table-cell table:number-columns-repeated="16383"/>
        </table:table-row>
        <table:table-row table:style-name="ro1">
          <table:table-cell office:value-type="string" office:string-value="{&quot;B406,4/8&quot;: [{&quot;shape_coords&quot;:[406,4,8],&quot;shape_name&quot;:&quot;Round tube profile&quot;,&quot;synonyms&quot;:[&quot;B406,4/8&quot;,&quot;B406,4x8&quot;,&quot;Buis406,4/8&quot;,&quot;Buis406,4x8&quot;]}]}," table:formula="of:=[Tube_Profile.J52]" table:style-name="ce1">
            <text:p>{"B406,4/8": [{"shape_coords":[406,4,8],"shape_name":"Round tube profile","synonyms":["B406,4/8","B406,4x8","Buis406,4/8","Buis406,4x8"]}]},</text:p>
          </table:table-cell>
          <table:table-cell table:number-columns-repeated="16383"/>
        </table:table-row>
        <table:table-row table:style-name="ro1">
          <table:table-cell office:value-type="string" office:string-value="{&quot;B406,4/10&quot;: [{&quot;shape_coords&quot;:[406,4,10],&quot;shape_name&quot;:&quot;Round tube profile&quot;,&quot;synonyms&quot;:[&quot;B406,4/10&quot;,&quot;B406,4x10&quot;,&quot;Buis406,4/10&quot;,&quot;Buis406,4x10&quot;]}]}," table:formula="of:=[Tube_Profile.J53]" table:style-name="ce1">
            <text:p>{"B406,4/10": [{"shape_coords":[406,4,10],"shape_name":"Round tube profile","synonyms":["B406,4/10","B406,4x10","Buis406,4/10","Buis406,4x10"]}]},</text:p>
          </table:table-cell>
          <table:table-cell table:number-columns-repeated="16383"/>
        </table:table-row>
        <table:table-row table:style-name="ro1">
          <table:table-cell office:value-type="string" office:string-value="{&quot;B496,4/12,5&quot;: [{&quot;shape_coords&quot;:[496,4,12,5],&quot;shape_name&quot;:&quot;Round tube profile&quot;,&quot;synonyms&quot;:[&quot;B496,4/12,5&quot;,&quot;B496,4x12,5&quot;,&quot;Buis496,4/12,5&quot;,&quot;Buis496,4x12,5&quot;]}]}," table:formula="of:=[Tube_Profile.J54]" table:style-name="ce1">
            <text:p>{"B496,4/12,5": [{"shape_coords":[496,4,12,5],"shape_name":"Round tube profile","synonyms":["B496,4/12,5","B496,4x12,5","Buis496,4/12,5","Buis496,4x12,5"]}]},</text:p>
          </table:table-cell>
          <table:table-cell table:number-columns-repeated="16383"/>
        </table:table-row>
        <table:table-row table:style-name="ro1">
          <table:table-cell office:value-type="string" office:string-value="{&quot;B406,4/16&quot;: [{&quot;shape_coords&quot;:[406,4,16],&quot;shape_name&quot;:&quot;Round tube profile&quot;,&quot;synonyms&quot;:[&quot;B406,4/16&quot;,&quot;B406,4x16&quot;,&quot;Buis406,4/16&quot;,&quot;Buis406,4x16&quot;]}]}," table:formula="of:=[Tube_Profile.J55]" table:style-name="ce1">
            <text:p>{"B406,4/16": [{"shape_coords":[406,4,16],"shape_name":"Round tube profile","synonyms":["B406,4/16","B406,4x16","Buis406,4/16","Buis406,4x16"]}]},</text:p>
          </table:table-cell>
          <table:table-cell table:number-columns-repeated="16383"/>
        </table:table-row>
        <table:table-row table:style-name="ro1">
          <table:table-cell office:value-type="string" office:string-value="{&quot;B406,4/20&quot;: [{&quot;shape_coords&quot;:[406,4,20],&quot;shape_name&quot;:&quot;Round tube profile&quot;,&quot;synonyms&quot;:[&quot;B406,4/20&quot;,&quot;B406,4x20&quot;,&quot;Buis406,4/20&quot;,&quot;Buis406,4x20&quot;]}]}," table:formula="of:=[Tube_Profile.J56]" table:style-name="ce1">
            <text:p>{"B406,4/20": [{"shape_coords":[406,4,20],"shape_name":"Round tube profile","synonyms":["B406,4/20","B406,4x20","Buis406,4/20","Buis406,4x20"]}]},</text:p>
          </table:table-cell>
          <table:table-cell table:number-columns-repeated="16383"/>
        </table:table-row>
        <table:table-row table:style-name="ro1">
          <table:table-cell office:value-type="string" office:string-value="{&quot;B457/10&quot;: [{&quot;shape_coords&quot;:[457,10],&quot;shape_name&quot;:&quot;Round tube profile&quot;,&quot;synonyms&quot;:[&quot;B457/10&quot;,&quot;B457x10&quot;,&quot;Buis457/10&quot;,&quot;Buis457x10&quot;]}]}," table:formula="of:=[Tube_Profile.J57]" table:style-name="ce1">
            <text:p>{"B457/10": [{"shape_coords":[457,10],"shape_name":"Round tube profile","synonyms":["B457/10","B457x10","Buis457/10","Buis457x10"]}]},</text:p>
          </table:table-cell>
          <table:table-cell table:number-columns-repeated="16383"/>
        </table:table-row>
        <table:table-row table:style-name="ro1">
          <table:table-cell office:value-type="string" office:string-value="{&quot;B457/12,5&quot;: [{&quot;shape_coords&quot;:[457,12,5],&quot;shape_name&quot;:&quot;Round tube profile&quot;,&quot;synonyms&quot;:[&quot;B457/12,5&quot;,&quot;B457x12,5&quot;,&quot;Buis457/12,5&quot;,&quot;Buis457x12,5&quot;]}]}," table:formula="of:=[Tube_Profile.J58]" table:style-name="ce1">
            <text:p>{"B457/12,5": [{"shape_coords":[457,12,5],"shape_name":"Round tube profile","synonyms":["B457/12,5","B457x12,5","Buis457/12,5","Buis457x12,5"]}]},</text:p>
          </table:table-cell>
          <table:table-cell table:number-columns-repeated="16383"/>
        </table:table-row>
        <table:table-row table:style-name="ro1">
          <table:table-cell office:value-type="string" office:string-value="{&quot;B457/16&quot;: [{&quot;shape_coords&quot;:[457,16],&quot;shape_name&quot;:&quot;Round tube profile&quot;,&quot;synonyms&quot;:[&quot;B457/16&quot;,&quot;B457x16&quot;,&quot;Buis457/16&quot;,&quot;Buis457x16&quot;]}]}," table:formula="of:=[Tube_Profile.J59]" table:style-name="ce1">
            <text:p>{"B457/16": [{"shape_coords":[457,16],"shape_name":"Round tube profile","synonyms":["B457/16","B457x16","Buis457/16","Buis457x16"]}]},</text:p>
          </table:table-cell>
          <table:table-cell table:number-columns-repeated="16383"/>
        </table:table-row>
        <table:table-row table:style-name="ro1">
          <table:table-cell office:value-type="string" office:string-value="{&quot;B508/10&quot;: [{&quot;shape_coords&quot;:[508,10],&quot;shape_name&quot;:&quot;Round tube profile&quot;,&quot;synonyms&quot;:[&quot;B508/10&quot;,&quot;B508x10&quot;,&quot;Buis508/10&quot;,&quot;Buis508x10&quot;]}]}," table:formula="of:=[Tube_Profile.J60]" table:style-name="ce1">
            <text:p>{"B508/10": [{"shape_coords":[508,10],"shape_name":"Round tube profile","synonyms":["B508/10","B508x10","Buis508/10","Buis508x10"]}]},</text:p>
          </table:table-cell>
          <table:table-cell table:number-columns-repeated="16383"/>
        </table:table-row>
        <table:table-row table:style-name="ro1">
          <table:table-cell office:value-type="string" office:string-value="{&quot;B508/12,5&quot;: [{&quot;shape_coords&quot;:[508,12,5],&quot;shape_name&quot;:&quot;Round tube profile&quot;,&quot;synonyms&quot;:[&quot;B508/12,5&quot;,&quot;B508x12,5&quot;,&quot;Buis508/12,5&quot;,&quot;Buis508x12,5&quot;]}]}," table:formula="of:=[Tube_Profile.J61]" table:style-name="ce1">
            <text:p>{"B508/12,5": [{"shape_coords":[508,12,5],"shape_name":"Round tube profile","synonyms":["B508/12,5","B508x12,5","Buis508/12,5","Buis508x12,5"]}]},</text:p>
          </table:table-cell>
          <table:table-cell table:number-columns-repeated="16383"/>
        </table:table-row>
        <table:table-row table:style-name="ro1">
          <table:table-cell office:value-type="string" office:string-value="{&quot;B508/16&quot;: [{&quot;shape_coords&quot;:[508,16],&quot;shape_name&quot;:&quot;Round tube profile&quot;,&quot;synonyms&quot;:[&quot;B508/16&quot;,&quot;B508x16&quot;,&quot;Buis508/16&quot;,&quot;Buis508x16&quot;]}]}," table:formula="of:=[Tube_Profile.J62]" table:style-name="ce1">
            <text:p>{"B508/16": [{"shape_coords":[508,16],"shape_name":"Round tube profile","synonyms":["B508/16","B508x16","Buis508/16","Buis508x16"]}]},</text:p>
          </table:table-cell>
          <table:table-cell table:number-columns-repeated="16383"/>
        </table:table-row>
        <table:table-row table:style-name="ro1">
          <table:table-cell office:value-type="string" office:string-value="{&quot;B508/20&quot;: [{&quot;shape_coords&quot;:[508,20],&quot;shape_name&quot;:&quot;Round tube profile&quot;,&quot;synonyms&quot;:[&quot;B508/20&quot;,&quot;B508x20&quot;,&quot;Buis508/20&quot;,&quot;Buis508x20&quot;]}]}," table:formula="of:=[Tube_Profile.J63]" table:style-name="ce1">
            <text:p>{"B508/20": [{"shape_coords":[508,20],"shape_name":"Round tube profile","synonyms":["B508/20","B508x20","Buis508/20","Buis508x20"]}]},</text:p>
          </table:table-cell>
          <table:table-cell table:number-columns-repeated="16383"/>
        </table:table-row>
        <table:table-row table:style-name="ro1">
          <table:table-cell office:value-type="string" office:string-value="{&quot;B610/12,5&quot;: [{&quot;shape_coords&quot;:[610,12,5],&quot;shape_name&quot;:&quot;Round tube profile&quot;,&quot;synonyms&quot;:[&quot;B610/12,5&quot;,&quot;B610x12,5&quot;,&quot;Buis610/12,5&quot;,&quot;Buis610x12,5&quot;]}]}," table:formula="of:=[Tube_Profile.J64]" table:style-name="ce1">
            <text:p>{"B610/12,5": [{"shape_coords":[610,12,5],"shape_name":"Round tube profile","synonyms":["B610/12,5","B610x12,5","Buis610/12,5","Buis610x12,5"]}]},</text:p>
          </table:table-cell>
          <table:table-cell table:number-columns-repeated="16383"/>
        </table:table-row>
        <table:table-row table:style-name="ro1">
          <table:table-cell office:value-type="string" office:string-value="{&quot;B610/16&quot;: [{&quot;shape_coords&quot;:[610,16],&quot;shape_name&quot;:&quot;Round tube profile&quot;,&quot;synonyms&quot;:[&quot;B610/16&quot;,&quot;B610x16&quot;,&quot;Buis610/16&quot;,&quot;Buis610x16&quot;]}]}," table:formula="of:=[Tube_Profile.J65]" table:style-name="ce1">
            <text:p>{"B610/16": [{"shape_coords":[610,16],"shape_name":"Round tube profile","synonyms":["B610/16","B610x16","Buis610/16","Buis610x16"]}]},</text:p>
          </table:table-cell>
          <table:table-cell table:number-columns-repeated="16383"/>
        </table:table-row>
        <table:table-row table:style-name="ro1">
          <table:table-cell office:value-type="string" office:string-value="{&quot;B610/20&quot;: [{&quot;shape_coords&quot;:[610,20],&quot;shape_name&quot;:&quot;Round tube profile&quot;,&quot;synonyms&quot;:[&quot;B610/20&quot;,&quot;B610x20&quot;,&quot;Buis610/20&quot;,&quot;Buis610x20&quot;]}]}," table:formula="of:=[Tube_Profile.J66]" table:style-name="ce1">
            <text:p>{"B610/20": [{"shape_coords":[610,20],"shape_name":"Round tube profile","synonyms":["B610/20","B610x20","Buis610/20","Buis610x20"]}]},</text:p>
          </table:table-cell>
          <table:table-cell table:number-columns-repeated="16383"/>
        </table:table-row>
        <table:table-row table:style-name="ro1">
          <table:table-cell office:value-type="string" office:string-value="{&quot;B610/30&quot;: [{&quot;shape_coords&quot;:[610,30],&quot;shape_name&quot;:&quot;Round tube profile&quot;,&quot;synonyms&quot;:[&quot;B610/30&quot;,&quot;B610x30&quot;,&quot;Buis610/30&quot;,&quot;Buis610x30&quot;]}]}," table:formula="of:=[Tube_Profile.J67]" table:style-name="ce1">
            <text:p>{"B610/30": [{"shape_coords":[610,30],"shape_name":"Round tube profile","synonyms":["B610/30","B610x30","Buis610/30","Buis610x30"]}]},</text:p>
          </table:table-cell>
          <table:table-cell table:number-columns-repeated="16383"/>
        </table:table-row>
        <table:table-row table:style-name="ro1">
          <table:table-cell office:value-type="string" office:string-value="{&quot;INP80&quot;: [{&quot;shape_coords&quot;:[80,42,3,9,5,9,4,2,3,10,5],&quot;shape_name&quot;:&quot;I-shape sloped flange&quot;,&quot;synonyms&quot;:[&quot;INP80&quot;,&quot;IN80P&quot;,&quot;INP 80&quot;,&quot;inp80&quot;,&quot;in80p&quot;,&quot;inp 80&quot;]}]}," table:formula="of:=['I-shape_sloped_flange'.Q4]" table:style-name="ce1">
            <text:p>{"INP80": [{"shape_coords":[80,42,3,9,5,9,4,2,3,10,5],"shape_name":"I-shape sloped flange","synonyms":["INP80","IN80P","INP 80","inp80","in80p","inp 80"]}]},</text:p>
          </table:table-cell>
          <table:table-cell table:number-columns-repeated="16383"/>
        </table:table-row>
        <table:table-row table:style-name="ro1">
          <table:table-cell office:value-type="string" office:string-value="{&quot;INP100&quot;: [{&quot;shape_coords&quot;:[100,50,4,5,6,8,5,2,7,12,5],&quot;shape_name&quot;:&quot;I-shape sloped flange&quot;,&quot;synonyms&quot;:[&quot;INP100&quot;,&quot;IN100P&quot;,&quot;INP 100&quot;,&quot;inp100&quot;,&quot;in100p&quot;,&quot;inp 100&quot;]}]}," table:formula="of:=['I-shape_sloped_flange'.Q5]" table:style-name="ce1">
            <text:p>{"INP100": [{"shape_coords":[100,50,4,5,6,8,5,2,7,12,5],"shape_name":"I-shape sloped flange","synonyms":["INP100","IN100P","INP 100","inp100","in100p","inp 100"]}]},</text:p>
          </table:table-cell>
          <table:table-cell table:number-columns-repeated="16383"/>
        </table:table-row>
        <table:table-row table:style-name="ro1">
          <table:table-cell office:value-type="string" office:string-value="{&quot;INP120&quot;: [{&quot;shape_coords&quot;:[120,58,5,1,7,7,5,3,1,14,5],&quot;shape_name&quot;:&quot;I-shape sloped flange&quot;,&quot;synonyms&quot;:[&quot;INP120&quot;,&quot;IN120P&quot;,&quot;INP 120&quot;,&quot;inp120&quot;,&quot;in120p&quot;,&quot;inp 120&quot;]}]}," table:formula="of:=['I-shape_sloped_flange'.Q6]" table:style-name="ce1">
            <text:p>{"INP120": [{"shape_coords":[120,58,5,1,7,7,5,3,1,14,5],"shape_name":"I-shape sloped flange","synonyms":["INP120","IN120P","INP 120","inp120","in120p","inp 120"]}]},</text:p>
          </table:table-cell>
          <table:table-cell table:number-columns-repeated="16383"/>
        </table:table-row>
        <table:table-row table:style-name="ro1">
          <table:table-cell office:value-type="string" office:string-value="{&quot;INP140&quot;: [{&quot;shape_coords&quot;:[140,66,5,7,8,6,6,3,4,16,5],&quot;shape_name&quot;:&quot;I-shape sloped flange&quot;,&quot;synonyms&quot;:[&quot;INP140&quot;,&quot;IN140P&quot;,&quot;INP 140&quot;,&quot;inp140&quot;,&quot;in140p&quot;,&quot;inp 140&quot;]}]}," table:formula="of:=['I-shape_sloped_flange'.Q7]" table:style-name="ce1">
            <text:p>{"INP140": [{"shape_coords":[140,66,5,7,8,6,6,3,4,16,5],"shape_name":"I-shape sloped flange","synonyms":["INP140","IN140P","INP 140","inp140","in140p","inp 140"]}]},</text:p>
          </table:table-cell>
          <table:table-cell table:number-columns-repeated="16383"/>
        </table:table-row>
        <table:table-row table:style-name="ro1">
          <table:table-cell office:value-type="string" office:string-value="{&quot;INP160&quot;: [{&quot;shape_coords&quot;:[160,74,6,3,9,5,6,3,8,18,5],&quot;shape_name&quot;:&quot;I-shape sloped flange&quot;,&quot;synonyms&quot;:[&quot;INP160&quot;,&quot;IN160P&quot;,&quot;INP 160&quot;,&quot;inp160&quot;,&quot;in160p&quot;,&quot;inp 160&quot;]}]}," table:formula="of:=['I-shape_sloped_flange'.Q8]" table:style-name="ce1">
            <text:p>{"INP160": [{"shape_coords":[160,74,6,3,9,5,6,3,8,18,5],"shape_name":"I-shape sloped flange","synonyms":["INP160","IN160P","INP 160","inp160","in160p","inp 160"]}]},</text:p>
          </table:table-cell>
          <table:table-cell table:number-columns-repeated="16383"/>
        </table:table-row>
        <table:table-row table:style-name="ro1">
          <table:table-cell office:value-type="string" office:string-value="{&quot;INP180&quot;: [{&quot;shape_coords&quot;:[180,82,6,9,10,4,7,4,1,20,5],&quot;shape_name&quot;:&quot;I-shape sloped flange&quot;,&quot;synonyms&quot;:[&quot;INP180&quot;,&quot;IN180P&quot;,&quot;INP 180&quot;,&quot;inp180&quot;,&quot;in180p&quot;,&quot;inp 180&quot;]}]}," table:formula="of:=['I-shape_sloped_flange'.Q9]" table:style-name="ce1">
            <text:p>{"INP180": [{"shape_coords":[180,82,6,9,10,4,7,4,1,20,5],"shape_name":"I-shape sloped flange","synonyms":["INP180","IN180P","INP 180","inp180","in180p","inp 180"]}]},</text:p>
          </table:table-cell>
          <table:table-cell table:number-columns-repeated="16383"/>
        </table:table-row>
        <table:table-row table:style-name="ro1">
          <table:table-cell office:value-type="string" office:string-value="{&quot;INP200&quot;: [{&quot;shape_coords&quot;:[200,90,7,5,11,3,8,4,5,22,5],&quot;shape_name&quot;:&quot;I-shape sloped flange&quot;,&quot;synonyms&quot;:[&quot;INP200&quot;,&quot;IN200P&quot;,&quot;INP 200&quot;,&quot;inp200&quot;,&quot;in200p&quot;,&quot;inp 200&quot;]}]}," table:formula="of:=['I-shape_sloped_flange'.Q10]" table:style-name="ce1">
            <text:p>{"INP200": [{"shape_coords":[200,90,7,5,11,3,8,4,5,22,5],"shape_name":"I-shape sloped flange","synonyms":["INP200","IN200P","INP 200","inp200","in200p","inp 200"]}]},</text:p>
          </table:table-cell>
          <table:table-cell table:number-columns-repeated="16383"/>
        </table:table-row>
        <table:table-row table:style-name="ro1">
          <table:table-cell office:value-type="string" office:string-value="{&quot;INP220&quot;: [{&quot;shape_coords&quot;:[220,98,8,1,12,2,8,4,9,24,5],&quot;shape_name&quot;:&quot;I-shape sloped flange&quot;,&quot;synonyms&quot;:[&quot;INP220&quot;,&quot;IN220P&quot;,&quot;INP 220&quot;,&quot;inp220&quot;,&quot;in220p&quot;,&quot;inp 220&quot;]}]}," table:formula="of:=['I-shape_sloped_flange'.Q11]" table:style-name="ce1">
            <text:p>{"INP220": [{"shape_coords":[220,98,8,1,12,2,8,4,9,24,5],"shape_name":"I-shape sloped flange","synonyms":["INP220","IN220P","INP 220","inp220","in220p","inp 220"]}]},</text:p>
          </table:table-cell>
          <table:table-cell table:number-columns-repeated="16383"/>
        </table:table-row>
        <table:table-row table:style-name="ro1">
          <table:table-cell office:value-type="string" office:string-value="{&quot;INP240&quot;: [{&quot;shape_coords&quot;:[240,106,8,7,13,1,9,5,2,26,5],&quot;shape_name&quot;:&quot;I-shape sloped flange&quot;,&quot;synonyms&quot;:[&quot;INP240&quot;,&quot;IN240P&quot;,&quot;INP 240&quot;,&quot;inp240&quot;,&quot;in240p&quot;,&quot;inp 240&quot;]}]}," table:formula="of:=['I-shape_sloped_flange'.Q12]" table:style-name="ce1">
            <text:p>{"INP240": [{"shape_coords":[240,106,8,7,13,1,9,5,2,26,5],"shape_name":"I-shape sloped flange","synonyms":["INP240","IN240P","INP 240","inp240","in240p","inp 240"]}]},</text:p>
          </table:table-cell>
          <table:table-cell table:number-columns-repeated="16383"/>
        </table:table-row>
        <table:table-row table:style-name="ro1">
          <table:table-cell office:value-type="string" office:string-value="{&quot;INP260&quot;: [{&quot;shape_coords&quot;:[260,113,9,4,14,1,9,5,6,28,25],&quot;shape_name&quot;:&quot;I-shape sloped flange&quot;,&quot;synonyms&quot;:[&quot;INP260&quot;,&quot;IN260P&quot;,&quot;INP 260&quot;,&quot;inp260&quot;,&quot;in260p&quot;,&quot;inp 260&quot;]}]}," table:formula="of:=['I-shape_sloped_flange'.Q13]" table:style-name="ce1">
            <text:p>{"INP260": [{"shape_coords":[260,113,9,4,14,1,9,5,6,28,25],"shape_name":"I-shape sloped flange","synonyms":["INP260","IN260P","INP 260","inp260","in260p","inp 260"]}]},</text:p>
          </table:table-cell>
          <table:table-cell table:number-columns-repeated="16383"/>
        </table:table-row>
        <table:table-row table:style-name="ro1">
          <table:table-cell office:value-type="string" office:string-value="{&quot;INP280&quot;: [{&quot;shape_coords&quot;:[280,119,10,1,15,2,10,6,1,29,75],&quot;shape_name&quot;:&quot;I-shape sloped flange&quot;,&quot;synonyms&quot;:[&quot;INP280&quot;,&quot;IN280P&quot;,&quot;INP 280&quot;,&quot;inp280&quot;,&quot;in280p&quot;,&quot;inp 280&quot;]}]}," table:formula="of:=['I-shape_sloped_flange'.Q14]" table:style-name="ce1">
            <text:p>{"INP280": [{"shape_coords":[280,119,10,1,15,2,10,6,1,29,75],"shape_name":"I-shape sloped flange","synonyms":["INP280","IN280P","INP 280","inp280","in280p","inp 280"]}]},</text:p>
          </table:table-cell>
          <table:table-cell table:number-columns-repeated="16383"/>
        </table:table-row>
        <table:table-row table:style-name="ro1">
          <table:table-cell office:value-type="string" office:string-value="{&quot;INP300&quot;: [{&quot;shape_coords&quot;:[300,125,10,8,16,2,11,6,5,31,25],&quot;shape_name&quot;:&quot;I-shape sloped flange&quot;,&quot;synonyms&quot;:[&quot;INP300&quot;,&quot;IN300P&quot;,&quot;INP 300&quot;,&quot;inp300&quot;,&quot;in300p&quot;,&quot;inp 300&quot;]}]}," table:formula="of:=['I-shape_sloped_flange'.Q15]" table:style-name="ce1">
            <text:p>{"INP300": [{"shape_coords":[300,125,10,8,16,2,11,6,5,31,25],"shape_name":"I-shape sloped flange","synonyms":["INP300","IN300P","INP 300","inp300","in300p","inp 300"]}]},</text:p>
          </table:table-cell>
          <table:table-cell table:number-columns-repeated="16383"/>
        </table:table-row>
        <table:table-row table:style-name="ro1">
          <table:table-cell office:value-type="string" office:string-value="{&quot;INP320&quot;: [{&quot;shape_coords&quot;:[320,131,11,5,17,3,12,6,9,32,75],&quot;shape_name&quot;:&quot;I-shape sloped flange&quot;,&quot;synonyms&quot;:[&quot;INP320&quot;,&quot;IN320P&quot;,&quot;INP 320&quot;,&quot;inp320&quot;,&quot;in320p&quot;,&quot;inp 320&quot;]}]}," table:formula="of:=['I-shape_sloped_flange'.Q16]" table:style-name="ce1">
            <text:p>{"INP320": [{"shape_coords":[320,131,11,5,17,3,12,6,9,32,75],"shape_name":"I-shape sloped flange","synonyms":["INP320","IN320P","INP 320","inp320","in320p","inp 320"]}]},</text:p>
          </table:table-cell>
          <table:table-cell table:number-columns-repeated="16383"/>
        </table:table-row>
        <table:table-row table:style-name="ro1">
          <table:table-cell office:value-type="string" office:string-value="{&quot;INP340&quot;: [{&quot;shape_coords&quot;:[340,137,12,2,18,3,12,7,3,34,25],&quot;shape_name&quot;:&quot;I-shape sloped flange&quot;,&quot;synonyms&quot;:[&quot;INP340&quot;,&quot;IN340P&quot;,&quot;INP 340&quot;,&quot;inp340&quot;,&quot;in340p&quot;,&quot;inp 340&quot;]}]}," table:formula="of:=['I-shape_sloped_flange'.Q17]" table:style-name="ce1">
            <text:p>{"INP340": [{"shape_coords":[340,137,12,2,18,3,12,7,3,34,25],"shape_name":"I-shape sloped flange","synonyms":["INP340","IN340P","INP 340","inp340","in340p","inp 340"]}]},</text:p>
          </table:table-cell>
          <table:table-cell table:number-columns-repeated="16383"/>
        </table:table-row>
        <table:table-row table:style-name="ro1">
          <table:table-cell office:value-type="string" office:string-value="{&quot;INP360&quot;: [{&quot;shape_coords&quot;:[360,143,13,19,5,13,7,8,35,75],&quot;shape_name&quot;:&quot;I-shape sloped flange&quot;,&quot;synonyms&quot;:[&quot;INP360&quot;,&quot;IN360P&quot;,&quot;INP 360&quot;,&quot;inp360&quot;,&quot;in360p&quot;,&quot;inp 360&quot;]}]}," table:formula="of:=['I-shape_sloped_flange'.Q18]" table:style-name="ce1">
            <text:p>{"INP360": [{"shape_coords":[360,143,13,19,5,13,7,8,35,75],"shape_name":"I-shape sloped flange","synonyms":["INP360","IN360P","INP 360","inp360","in360p","inp 360"]}]},</text:p>
          </table:table-cell>
          <table:table-cell table:number-columns-repeated="16383"/>
        </table:table-row>
        <table:table-row table:style-name="ro1">
          <table:table-cell office:value-type="string" office:string-value="{&quot;INP380&quot;: [{&quot;shape_coords&quot;:[380,149,13,7,20,5,14,8,2,37,25],&quot;shape_name&quot;:&quot;I-shape sloped flange&quot;,&quot;synonyms&quot;:[&quot;INP380&quot;,&quot;IN380P&quot;,&quot;INP 380&quot;,&quot;inp380&quot;,&quot;in380p&quot;,&quot;inp 380&quot;]}]}," table:formula="of:=['I-shape_sloped_flange'.Q19]" table:style-name="ce1">
            <text:p>{"INP380": [{"shape_coords":[380,149,13,7,20,5,14,8,2,37,25],"shape_name":"I-shape sloped flange","synonyms":["INP380","IN380P","INP 380","inp380","in380p","inp 380"]}]},</text:p>
          </table:table-cell>
          <table:table-cell table:number-columns-repeated="16383"/>
        </table:table-row>
        <table:table-row table:style-name="ro1">
          <table:table-cell office:value-type="string" office:string-value="{&quot;INP400&quot;: [{&quot;shape_coords&quot;:[400,155,14,4,21,6,14,8,6,38,75],&quot;shape_name&quot;:&quot;I-shape sloped flange&quot;,&quot;synonyms&quot;:[&quot;INP400&quot;,&quot;IN400P&quot;,&quot;INP 400&quot;,&quot;inp400&quot;,&quot;in400p&quot;,&quot;inp 400&quot;]}]}," table:formula="of:=['I-shape_sloped_flange'.Q20]" table:style-name="ce1">
            <text:p>{"INP400": [{"shape_coords":[400,155,14,4,21,6,14,8,6,38,75],"shape_name":"I-shape sloped flange","synonyms":["INP400","IN400P","INP 400","inp400","in400p","inp 400"]}]},</text:p>
          </table:table-cell>
          <table:table-cell table:number-columns-repeated="16383"/>
        </table:table-row>
        <table:table-row table:style-name="ro1">
          <table:table-cell office:value-type="string" office:string-value="{&quot;INP450&quot;: [{&quot;shape_coords&quot;:[450,170,16,2,24,3,16,9,7,42,5],&quot;shape_name&quot;:&quot;I-shape sloped flange&quot;,&quot;synonyms&quot;:[&quot;INP450&quot;,&quot;IN450P&quot;,&quot;INP 450&quot;,&quot;inp450&quot;,&quot;in450p&quot;,&quot;inp 450&quot;]}]}," table:formula="of:=['I-shape_sloped_flange'.Q21]" table:style-name="ce1">
            <text:p>{"INP450": [{"shape_coords":[450,170,16,2,24,3,16,9,7,42,5],"shape_name":"I-shape sloped flange","synonyms":["INP450","IN450P","INP 450","inp450","in450p","inp 450"]}]},</text:p>
          </table:table-cell>
          <table:table-cell table:number-columns-repeated="16383"/>
        </table:table-row>
        <table:table-row table:style-name="ro1">
          <table:table-cell office:value-type="string" office:string-value="{&quot;INP500&quot;: [{&quot;shape_coords&quot;:[500,185,18,27,18,10,8,46,25],&quot;shape_name&quot;:&quot;I-shape sloped flange&quot;,&quot;synonyms&quot;:[&quot;INP500&quot;,&quot;IN500P&quot;,&quot;INP 500&quot;,&quot;inp500&quot;,&quot;in500p&quot;,&quot;inp 500&quot;]}]}," table:formula="of:=['I-shape_sloped_flange'.Q22]" table:style-name="ce1">
            <text:p>{"INP500": [{"shape_coords":[500,185,18,27,18,10,8,46,25],"shape_name":"I-shape sloped flange","synonyms":["INP500","IN500P","INP 500","inp500","in500p","inp 500"]}]},</text:p>
          </table:table-cell>
          <table:table-cell table:number-columns-repeated="16383"/>
        </table:table-row>
        <table:table-row table:style-name="ro1">
          <table:table-cell office:value-type="string" office:string-value="{&quot;INP550&quot;: [{&quot;shape_coords&quot;:[550,200,19,30,19,11,9,50],&quot;shape_name&quot;:&quot;I-shape sloped flange&quot;,&quot;synonyms&quot;:[&quot;INP550&quot;,&quot;IN550P&quot;,&quot;INP 550&quot;,&quot;inp550&quot;,&quot;in550p&quot;,&quot;inp 550&quot;]}]}," table:formula="of:=['I-shape_sloped_flange'.Q23]" table:style-name="ce1">
            <text:p>{"INP550": [{"shape_coords":[550,200,19,30,19,11,9,50],"shape_name":"I-shape sloped flange","synonyms":["INP550","IN550P","INP 550","inp550","in550p","inp 550"]}]},</text:p>
          </table:table-cell>
          <table:table-cell table:number-columns-repeated="16383"/>
        </table:table-row>
        <table:table-row table:style-name="ro1">
          <table:table-cell office:value-type="string" office:string-value="{&quot;T15&quot;: [{&quot;shape_coords&quot;:[15,15,3,3,3,1,5,1],&quot;shape_name&quot;:&quot;T-Profile&quot;,&quot;synonyms&quot;:[&quot;T15&quot;,&quot;T 15&quot;,&quot;t 15&quot;,&quot;t15&quot;]}]}," table:formula="of:=[T_profile.P4]" table:style-name="ce1">
            <text:p>{"T15": [{"shape_coords":[15,15,3,3,3,1,5,1],"shape_name":"T-Profile","synonyms":["T15","T 15","t 15","t15"]}]},</text:p>
          </table:table-cell>
          <table:table-cell table:number-columns-repeated="16383"/>
        </table:table-row>
        <table:table-row table:style-name="ro1">
          <table:table-cell office:value-type="string" office:string-value="{&quot;T20&quot;: [{&quot;shape_coords&quot;:[20,20,3,3,3,1,5,1],&quot;shape_name&quot;:&quot;T-Profile&quot;,&quot;synonyms&quot;:[&quot;T20&quot;,&quot;T 20&quot;,&quot;t 20&quot;,&quot;t20&quot;]}]}," table:formula="of:=[T_profile.P5]" table:style-name="ce1">
            <text:p>{"T20": [{"shape_coords":[20,20,3,3,3,1,5,1],"shape_name":"T-Profile","synonyms":["T20","T 20","t 20","t20"]}]},</text:p>
          </table:table-cell>
          <table:table-cell table:number-columns-repeated="16383"/>
        </table:table-row>
        <table:table-row table:style-name="ro1">
          <table:table-cell office:value-type="string" office:string-value="{&quot;T25&quot;: [{&quot;shape_coords&quot;:[25,25,3,5,3,5,3,5,2,1],&quot;shape_name&quot;:&quot;T-Profile&quot;,&quot;synonyms&quot;:[&quot;T25&quot;,&quot;T 25&quot;,&quot;t 25&quot;,&quot;t25&quot;]}]}," table:formula="of:=[T_profile.P6]" table:style-name="ce1">
            <text:p>{"T25": [{"shape_coords":[25,25,3,5,3,5,3,5,2,1],"shape_name":"T-Profile","synonyms":["T25","T 25","t 25","t25"]}]},</text:p>
          </table:table-cell>
          <table:table-cell table:number-columns-repeated="16383"/>
        </table:table-row>
        <table:table-row table:style-name="ro1">
          <table:table-cell office:value-type="string" office:string-value="{&quot;T30&quot;: [{&quot;shape_coords&quot;:[30,30,4,4,4,2,1],&quot;shape_name&quot;:&quot;T-Profile&quot;,&quot;synonyms&quot;:[&quot;T30&quot;,&quot;T 30&quot;,&quot;t 30&quot;,&quot;t30&quot;]}]}," table:formula="of:=[T_profile.P7]" table:style-name="ce1">
            <text:p>{"T30": [{"shape_coords":[30,30,4,4,4,2,1],"shape_name":"T-Profile","synonyms":["T30","T 30","t 30","t30"]}]},</text:p>
          </table:table-cell>
          <table:table-cell table:number-columns-repeated="16383"/>
        </table:table-row>
        <table:table-row table:style-name="ro1">
          <table:table-cell office:value-type="string" office:string-value="{&quot;T35&quot;: [{&quot;shape_coords&quot;:[35,35,4,5,4,5,4,5,2,5,1],&quot;shape_name&quot;:&quot;T-Profile&quot;,&quot;synonyms&quot;:[&quot;T35&quot;,&quot;T 35&quot;,&quot;t 35&quot;,&quot;t35&quot;]}]}," table:formula="of:=[T_profile.P8]" table:style-name="ce1">
            <text:p>{"T35": [{"shape_coords":[35,35,4,5,4,5,4,5,2,5,1],"shape_name":"T-Profile","synonyms":["T35","T 35","t 35","t35"]}]},</text:p>
          </table:table-cell>
          <table:table-cell table:number-columns-repeated="16383"/>
        </table:table-row>
        <table:table-row table:style-name="ro1">
          <table:table-cell office:value-type="string" office:string-value="{&quot;T40&quot;: [{&quot;shape_coords&quot;:[40,40,5,5,5,2,5,1],&quot;shape_name&quot;:&quot;T-Profile&quot;,&quot;synonyms&quot;:[&quot;T40&quot;,&quot;T 40&quot;,&quot;t 40&quot;,&quot;t40&quot;]}]}," table:formula="of:=[T_profile.P9]" table:style-name="ce1">
            <text:p>{"T40": [{"shape_coords":[40,40,5,5,5,2,5,1],"shape_name":"T-Profile","synonyms":["T40","T 40","t 40","t40"]}]},</text:p>
          </table:table-cell>
          <table:table-cell table:number-columns-repeated="16383"/>
        </table:table-row>
        <table:table-row table:style-name="ro1">
          <table:table-cell office:value-type="string" office:string-value="{&quot;T45&quot;: [{&quot;shape_coords&quot;:[45,45,5,5,5,5,5,5,3,1,5],&quot;shape_name&quot;:&quot;T-Profile&quot;,&quot;synonyms&quot;:[&quot;T45&quot;,&quot;T 45&quot;,&quot;t 45&quot;,&quot;t45&quot;]}]}," table:formula="of:=[T_profile.P10]" table:style-name="ce1">
            <text:p>{"T45": [{"shape_coords":[45,45,5,5,5,5,5,5,3,1,5],"shape_name":"T-Profile","synonyms":["T45","T 45","t 45","t45"]}]},</text:p>
          </table:table-cell>
          <table:table-cell table:number-columns-repeated="16383"/>
        </table:table-row>
        <table:table-row table:style-name="ro1">
          <table:table-cell office:value-type="string" office:string-value="{&quot;T50&quot;: [{&quot;shape_coords&quot;:[50,50,6,6,6,3,1,5],&quot;shape_name&quot;:&quot;T-Profile&quot;,&quot;synonyms&quot;:[&quot;T50&quot;,&quot;T 50&quot;,&quot;t 50&quot;,&quot;t50&quot;]}]}," table:formula="of:=[T_profile.P11]" table:style-name="ce1">
            <text:p>{"T50": [{"shape_coords":[50,50,6,6,6,3,1,5],"shape_name":"T-Profile","synonyms":["T50","T 50","t 50","t50"]}]},</text:p>
          </table:table-cell>
          <table:table-cell table:number-columns-repeated="16383"/>
        </table:table-row>
        <table:table-row table:style-name="ro1">
          <table:table-cell office:value-type="string" office:string-value="{&quot;T60&quot;: [{&quot;shape_coords&quot;:[60,60,7,7,7,3,5,2],&quot;shape_name&quot;:&quot;T-Profile&quot;,&quot;synonyms&quot;:[&quot;T60&quot;,&quot;T 60&quot;,&quot;t 60&quot;,&quot;t60&quot;]}]}," table:formula="of:=[T_profile.P12]" table:style-name="ce1">
            <text:p>{"T60": [{"shape_coords":[60,60,7,7,7,3,5,2],"shape_name":"T-Profile","synonyms":["T60","T 60","t 60","t60"]}]},</text:p>
          </table:table-cell>
          <table:table-cell table:number-columns-repeated="16383"/>
        </table:table-row>
        <table:table-row table:style-name="ro1">
          <table:table-cell office:value-type="string" office:string-value="{&quot;T70&quot;: [{&quot;shape_coords&quot;:[70,70,8,8,8,4,2],&quot;shape_name&quot;:&quot;T-Profile&quot;,&quot;synonyms&quot;:[&quot;T70&quot;,&quot;T 70&quot;,&quot;t 70&quot;,&quot;t70&quot;]}]}," table:formula="of:=[T_profile.P13]" table:style-name="ce1">
            <text:p>{"T70": [{"shape_coords":[70,70,8,8,8,4,2],"shape_name":"T-Profile","synonyms":["T70","T 70","t 70","t70"]}]},</text:p>
          </table:table-cell>
          <table:table-cell table:number-columns-repeated="16383"/>
        </table:table-row>
        <table:table-row table:style-name="ro1">
          <table:table-cell office:value-type="string" office:string-value="{&quot;T80&quot;: [{&quot;shape_coords&quot;:[80,80,9,9,9,4,5,2],&quot;shape_name&quot;:&quot;T-Profile&quot;,&quot;synonyms&quot;:[&quot;T80&quot;,&quot;T 80&quot;,&quot;t 80&quot;,&quot;t80&quot;]}]}," table:formula="of:=[T_profile.P14]" table:style-name="ce1">
            <text:p>{"T80": [{"shape_coords":[80,80,9,9,9,4,5,2],"shape_name":"T-Profile","synonyms":["T80","T 80","t 80","t80"]}]},</text:p>
          </table:table-cell>
          <table:table-cell table:number-columns-repeated="16383"/>
        </table:table-row>
        <table:table-row table:style-name="ro1">
          <table:table-cell office:value-type="string" office:string-value="{&quot;T90&quot;: [{&quot;shape_coords&quot;:[90,90,10,10,10,5,2,5],&quot;shape_name&quot;:&quot;T-Profile&quot;,&quot;synonyms&quot;:[&quot;T90&quot;,&quot;T 90&quot;,&quot;t 90&quot;,&quot;t90&quot;]}]}," table:formula="of:=[T_profile.P15]" table:style-name="ce1">
            <text:p>{"T90": [{"shape_coords":[90,90,10,10,10,5,2,5],"shape_name":"T-Profile","synonyms":["T90","T 90","t 90","t90"]}]},</text:p>
          </table:table-cell>
          <table:table-cell table:number-columns-repeated="16383"/>
        </table:table-row>
        <table:table-row table:style-name="ro1">
          <table:table-cell office:value-type="string" office:string-value="{&quot;T100&quot;: [{&quot;shape_coords&quot;:[100,100,11,11,11,5,5,3],&quot;shape_name&quot;:&quot;T-Profile&quot;,&quot;synonyms&quot;:[&quot;T100&quot;,&quot;T 100&quot;,&quot;t 100&quot;,&quot;t100&quot;]}]}," table:formula="of:=[T_profile.P16]" table:style-name="ce1">
            <text:p>{"T100": [{"shape_coords":[100,100,11,11,11,5,5,3],"shape_name":"T-Profile","synonyms":["T100","T 100","t 100","t100"]}]},</text:p>
          </table:table-cell>
          <table:table-cell table:number-columns-repeated="16383"/>
        </table:table-row>
        <table:table-row table:style-name="ro1">
          <table:table-cell office:value-type="string" office:string-value="{&quot;T120&quot;: [{&quot;shape_coords&quot;:[120,120,13,13,13,6,5,3],&quot;shape_name&quot;:&quot;T-Profile&quot;,&quot;synonyms&quot;:[&quot;T120&quot;,&quot;T 120&quot;,&quot;t 120&quot;,&quot;t120&quot;]}]}," table:formula="of:=[T_profile.P17]" table:style-name="ce1">
            <text:p>{"T120": [{"shape_coords":[120,120,13,13,13,6,5,3],"shape_name":"T-Profile","synonyms":["T120","T 120","t 120","t120"]}]},</text:p>
          </table:table-cell>
          <table:table-cell table:number-columns-repeated="16383"/>
        </table:table-row>
        <table:table-row table:style-name="ro1">
          <table:table-cell office:value-type="string" office:string-value="{&quot;T140&quot;: [{&quot;shape_coords&quot;:[140,140,15,15,15,7,5,4],&quot;shape_name&quot;:&quot;T-Profile&quot;,&quot;synonyms&quot;:[&quot;T140&quot;,&quot;T 140&quot;,&quot;t 140&quot;,&quot;t140&quot;]}]}," table:formula="of:=[T_profile.P18]" table:style-name="ce1">
            <text:p>{"T140": [{"shape_coords":[140,140,15,15,15,7,5,4],"shape_name":"T-Profile","synonyms":["T140","T 140","t 140","t140"]}]},</text:p>
          </table:table-cell>
          <table:table-cell table:number-columns-repeated="16383"/>
        </table:table-row>
        <table:table-row table:style-name="ro1">
          <table:table-cell office:value-type="string" office:string-value="{&quot;T160&quot;: [{&quot;shape_coords&quot;:[160,160,15,15,15,7,5,4],&quot;shape_name&quot;:&quot;T-Profile&quot;,&quot;synonyms&quot;:[&quot;T160&quot;,&quot;T 160&quot;,&quot;t 160&quot;,&quot;t160&quot;]}]}," table:formula="of:=[T_profile.P19]" table:style-name="ce1">
            <text:p>{"T160": [{"shape_coords":[160,160,15,15,15,7,5,4],"shape_name":"T-Profile","synonyms":["T160","T 160","t 160","t160"]}]},</text:p>
          </table:table-cell>
          <table:table-cell table:number-columns-repeated="16383"/>
        </table:table-row>
        <table:table-row table:style-name="ro1">
          <table:table-cell office:value-type="string" office:string-value="{&quot;T180&quot;: [{&quot;shape_coords&quot;:[180,180,18,18,18,9,4,5],&quot;shape_name&quot;:&quot;T-Profile&quot;,&quot;synonyms&quot;:[&quot;T180&quot;,&quot;T 180&quot;,&quot;t 180&quot;,&quot;t180&quot;]}]}," table:formula="of:=[T_profile.P20]" table:style-name="ce1">
            <text:p>{"T180": [{"shape_coords":[180,180,18,18,18,9,4,5],"shape_name":"T-Profile","synonyms":["T180","T 180","t 180","t180"]}]},</text:p>
          </table:table-cell>
          <table:table-cell table:number-columns-repeated="16383"/>
        </table:table-row>
        <table:table-row table:style-name="ro1">
          <table:table-cell office:value-type="string" office:string-value="{&quot;UPE80&quot;: [{&quot;shape_coords&quot;:[80,50,4,5,8,10,18,5],&quot;shape_name&quot;:&quot;C-channel parallel flange&quot;,&quot;synonyms&quot;:[&quot;UPE80&quot;,&quot;UPE 80&quot;,&quot;UP80E&quot;,&quot;upe80&quot;,&quot;upe 80&quot;,&quot;up80e&quot;]}]}," table:formula="of:=[CChannelParallelFlange.P4]" table:style-name="ce1">
            <text:p>{"UPE80": [{"shape_coords":[80,50,4,5,8,10,18,5],"shape_name":"C-channel parallel flange","synonyms":["UPE80","UPE 80","UP80E","upe80","upe 80","up80e"]}]},</text:p>
          </table:table-cell>
          <table:table-cell table:number-columns-repeated="16383"/>
        </table:table-row>
        <table:table-row table:style-name="ro1">
          <table:table-cell office:value-type="string" office:string-value="{&quot;UPE100&quot;: [{&quot;shape_coords&quot;:[100,55,5,8,5,10,19,4],&quot;shape_name&quot;:&quot;C-channel parallel flange&quot;,&quot;synonyms&quot;:[&quot;UPE100&quot;,&quot;UPE 100&quot;,&quot;UP100E&quot;,&quot;upe100&quot;,&quot;upe 100&quot;,&quot;up100e&quot;]}]}," table:formula="of:=[CChannelParallelFlange.P5]" table:style-name="ce1">
            <text:p>{"UPE100": [{"shape_coords":[100,55,5,8,5,10,19,4],"shape_name":"C-channel parallel flange","synonyms":["UPE100","UPE 100","UP100E","upe100","upe 100","up100e"]}]},</text:p>
          </table:table-cell>
          <table:table-cell table:number-columns-repeated="16383"/>
        </table:table-row>
        <table:table-row table:style-name="ro1">
          <table:table-cell office:value-type="string" office:string-value="{&quot;UPE120&quot;: [{&quot;shape_coords&quot;:[120,60,5,5,9,10,20,4],&quot;shape_name&quot;:&quot;C-channel parallel flange&quot;,&quot;synonyms&quot;:[&quot;UPE120&quot;,&quot;UPE 120&quot;,&quot;UP120E&quot;,&quot;upe120&quot;,&quot;upe 120&quot;,&quot;up120e&quot;]}]}," table:formula="of:=[CChannelParallelFlange.P6]" table:style-name="ce1">
            <text:p>{"UPE120": [{"shape_coords":[120,60,5,5,9,10,20,4],"shape_name":"C-channel parallel flange","synonyms":["UPE120","UPE 120","UP120E","upe120","upe 120","up120e"]}]},</text:p>
          </table:table-cell>
          <table:table-cell table:number-columns-repeated="16383"/>
        </table:table-row>
        <table:table-row table:style-name="ro1">
          <table:table-cell office:value-type="string" office:string-value="{&quot;UPE140&quot;: [{&quot;shape_coords&quot;:[140,65,6,9,5,10,21,3],&quot;shape_name&quot;:&quot;C-channel parallel flange&quot;,&quot;synonyms&quot;:[&quot;UPE140&quot;,&quot;UPE 140&quot;,&quot;UP140E&quot;,&quot;upe140&quot;,&quot;upe 140&quot;,&quot;up140e&quot;]}]}," table:formula="of:=[CChannelParallelFlange.P7]" table:style-name="ce1">
            <text:p>{"UPE140": [{"shape_coords":[140,65,6,9,5,10,21,3],"shape_name":"C-channel parallel flange","synonyms":["UPE140","UPE 140","UP140E","upe140","upe 140","up140e"]}]},</text:p>
          </table:table-cell>
          <table:table-cell table:number-columns-repeated="16383"/>
        </table:table-row>
        <table:table-row table:style-name="ro1">
          <table:table-cell office:value-type="string" office:string-value="{&quot;UPE160&quot;: [{&quot;shape_coords&quot;:[160,70,6,5,10,12,22,1],&quot;shape_name&quot;:&quot;C-channel parallel flange&quot;,&quot;synonyms&quot;:[&quot;UPE160&quot;,&quot;UPE 160&quot;,&quot;UP160E&quot;,&quot;upe160&quot;,&quot;upe 160&quot;,&quot;up160e&quot;]}]}," table:formula="of:=[CChannelParallelFlange.P8]" table:style-name="ce1">
            <text:p>{"UPE160": [{"shape_coords":[160,70,6,5,10,12,22,1],"shape_name":"C-channel parallel flange","synonyms":["UPE160","UPE 160","UP160E","upe160","upe 160","up160e"]}]},</text:p>
          </table:table-cell>
          <table:table-cell table:number-columns-repeated="16383"/>
        </table:table-row>
        <table:table-row table:style-name="ro1">
          <table:table-cell office:value-type="string" office:string-value="{&quot;UPE180&quot;: [{&quot;shape_coords&quot;:[180,75,7,10,5,12,23,1],&quot;shape_name&quot;:&quot;C-channel parallel flange&quot;,&quot;synonyms&quot;:[&quot;UPE180&quot;,&quot;UPE 180&quot;,&quot;UP180E&quot;,&quot;upe180&quot;,&quot;upe 180&quot;,&quot;up180e&quot;]}]}," table:formula="of:=[CChannelParallelFlange.P9]" table:style-name="ce1">
            <text:p>{"UPE180": [{"shape_coords":[180,75,7,10,5,12,23,1],"shape_name":"C-channel parallel flange","synonyms":["UPE180","UPE 180","UP180E","upe180","upe 180","up180e"]}]},</text:p>
          </table:table-cell>
          <table:table-cell table:number-columns-repeated="16383"/>
        </table:table-row>
        <table:table-row table:style-name="ro1">
          <table:table-cell office:value-type="string" office:string-value="{&quot;UPE200&quot;: [{&quot;shape_coords&quot;:[200,80,7,5,11,12,24,1],&quot;shape_name&quot;:&quot;C-channel parallel flange&quot;,&quot;synonyms&quot;:[&quot;UPE200&quot;,&quot;UPE 200&quot;,&quot;UP200E&quot;,&quot;upe200&quot;,&quot;upe 200&quot;,&quot;up200e&quot;]}]}," table:formula="of:=[CChannelParallelFlange.P10]" table:style-name="ce1">
            <text:p>{"UPE200": [{"shape_coords":[200,80,7,5,11,12,24,1],"shape_name":"C-channel parallel flange","synonyms":["UPE200","UPE 200","UP200E","upe200","upe 200","up200e"]}]},</text:p>
          </table:table-cell>
          <table:table-cell table:number-columns-repeated="16383"/>
        </table:table-row>
        <table:table-row table:style-name="ro1">
          <table:table-cell office:value-type="string" office:string-value="{&quot;UPE220&quot;: [{&quot;shape_coords&quot;:[220,85,8,12,12,25,5],&quot;shape_name&quot;:&quot;C-channel parallel flange&quot;,&quot;synonyms&quot;:[&quot;UPE220&quot;,&quot;UPE 220&quot;,&quot;UP220E&quot;,&quot;upe220&quot;,&quot;upe 220&quot;,&quot;up220e&quot;]}]}," table:formula="of:=[CChannelParallelFlange.P11]" table:style-name="ce1">
            <text:p>{"UPE220": [{"shape_coords":[220,85,8,12,12,25,5],"shape_name":"C-channel parallel flange","synonyms":["UPE220","UPE 220","UP220E","upe220","upe 220","up220e"]}]},</text:p>
          </table:table-cell>
          <table:table-cell table:number-columns-repeated="16383"/>
        </table:table-row>
        <table:table-row table:style-name="ro1">
          <table:table-cell office:value-type="string" office:string-value="{&quot;UPE240&quot;: [{&quot;shape_coords&quot;:[240,90,8,5,13,15,26,8],&quot;shape_name&quot;:&quot;C-channel parallel flange&quot;,&quot;synonyms&quot;:[&quot;UPE240&quot;,&quot;UPE 240&quot;,&quot;UP240E&quot;,&quot;upe240&quot;,&quot;upe 240&quot;,&quot;up240e&quot;]}]}," table:formula="of:=[CChannelParallelFlange.P12]" table:style-name="ce1">
            <text:p>{"UPE240": [{"shape_coords":[240,90,8,5,13,15,26,8],"shape_name":"C-channel parallel flange","synonyms":["UPE240","UPE 240","UP240E","upe240","upe 240","up240e"]}]},</text:p>
          </table:table-cell>
          <table:table-cell table:number-columns-repeated="16383"/>
        </table:table-row>
        <table:table-row table:style-name="ro1">
          <table:table-cell office:value-type="string" office:string-value="{&quot;UPE270&quot;: [{&quot;shape_coords&quot;:[270,95,9,14,15,27,8],&quot;shape_name&quot;:&quot;C-channel parallel flange&quot;,&quot;synonyms&quot;:[&quot;UPE270&quot;,&quot;UPE 270&quot;,&quot;UP270E&quot;,&quot;upe270&quot;,&quot;upe 270&quot;,&quot;up270e&quot;]}]}," table:formula="of:=[CChannelParallelFlange.P13]" table:style-name="ce1">
            <text:p>{"UPE270": [{"shape_coords":[270,95,9,14,15,27,8],"shape_name":"C-channel parallel flange","synonyms":["UPE270","UPE 270","UP270E","upe270","upe 270","up270e"]}]},</text:p>
          </table:table-cell>
          <table:table-cell table:number-columns-repeated="16383"/>
        </table:table-row>
        <table:table-row table:style-name="ro1">
          <table:table-cell office:value-type="string" office:string-value="{&quot;UPE300&quot;: [{&quot;shape_coords&quot;:[300,100,9,5,15,15,28,9],&quot;shape_name&quot;:&quot;C-channel parallel flange&quot;,&quot;synonyms&quot;:[&quot;UPE300&quot;,&quot;UPE 300&quot;,&quot;UP300E&quot;,&quot;upe300&quot;,&quot;upe 300&quot;,&quot;up300e&quot;]}]}," table:formula="of:=[CChannelParallelFlange.P14]" table:style-name="ce1">
            <text:p>{"UPE300": [{"shape_coords":[300,100,9,5,15,15,28,9],"shape_name":"C-channel parallel flange","synonyms":["UPE300","UPE 300","UP300E","upe300","upe 300","up300e"]}]},</text:p>
          </table:table-cell>
          <table:table-cell table:number-columns-repeated="16383"/>
        </table:table-row>
        <table:table-row table:style-name="ro1">
          <table:table-cell office:value-type="string" office:string-value="{&quot;UPE330&quot;: [{&quot;shape_coords&quot;:[330,105,11,16,18,29],&quot;shape_name&quot;:&quot;C-channel parallel flange&quot;,&quot;synonyms&quot;:[&quot;UPE330&quot;,&quot;UPE 330&quot;,&quot;UP330E&quot;,&quot;upe330&quot;,&quot;upe 330&quot;,&quot;up330e&quot;]}]}," table:formula="of:=[CChannelParallelFlange.P15]" table:style-name="ce1">
            <text:p>{"UPE330": [{"shape_coords":[330,105,11,16,18,29],"shape_name":"C-channel parallel flange","synonyms":["UPE330","UPE 330","UP330E","upe330","upe 330","up330e"]}]},</text:p>
          </table:table-cell>
          <table:table-cell table:number-columns-repeated="16383"/>
        </table:table-row>
        <table:table-row table:style-name="ro1">
          <table:table-cell office:value-type="string" office:string-value="{&quot;UPE360&quot;: [{&quot;shape_coords&quot;:[360,110,12,17,18,29,7],&quot;shape_name&quot;:&quot;C-channel parallel flange&quot;,&quot;synonyms&quot;:[&quot;UPE360&quot;,&quot;UPE 360&quot;,&quot;UP360E&quot;,&quot;upe360&quot;,&quot;upe 360&quot;,&quot;up360e&quot;]}]}," table:formula="of:=[CChannelParallelFlange.P16]" table:style-name="ce1">
            <text:p>{"UPE360": [{"shape_coords":[360,110,12,17,18,29,7],"shape_name":"C-channel parallel flange","synonyms":["UPE360","UPE 360","UP360E","upe360","upe 360","up360e"]}]},</text:p>
          </table:table-cell>
          <table:table-cell table:number-columns-repeated="16383"/>
        </table:table-row>
        <table:table-row table:style-name="ro1">
          <table:table-cell office:value-type="string" office:string-value="{&quot;UPE400&quot;: [{&quot;shape_coords&quot;:[400,115,13.5,18,18,29,8],&quot;shape_name&quot;:&quot;C-channel parallel flange&quot;,&quot;synonyms&quot;:[&quot;UPE400&quot;,&quot;UPE 400&quot;,&quot;UP400E&quot;,&quot;upe400&quot;,&quot;upe 400&quot;,&quot;up400e&quot;]}]}," table:formula="of:=[CChannelParallelFlange.P17]" table:style-name="ce1">
            <text:p>{"UPE400": [{"shape_coords":[400,115,13.5,18,18,29,8],"shape_name":"C-channel parallel flange","synonyms":["UPE400","UPE 400","UP400E","upe400","upe 400","up400e"]}]},</text:p>
          </table:table-cell>
          <table:table-cell table:number-columns-repeated="16383"/>
        </table:table-row>
        <table:table-row table:style-name="ro1">
          <table:table-cell office:value-type="string" office:string-value="{&quot;UAP80&quot;: [{&quot;shape_coords&quot;:[80,45,5,8,8,16,1],&quot;shape_name&quot;:&quot;C-channel parallel flange&quot;,&quot;synonyms&quot;:[&quot;UAP80&quot;,&quot;UAP 80&quot;,&quot;UA80P&quot;,&quot;uap80&quot;,&quot;uap 80&quot;,&quot;ua80p&quot;]}]}," table:formula="of:=[CChannelParallelFlange.P18]" table:style-name="ce1">
            <text:p>{"UAP80": [{"shape_coords":[80,45,5,8,8,16,1],"shape_name":"C-channel parallel flange","synonyms":["UAP80","UAP 80","UA80P","uap80","uap 80","ua80p"]}]},</text:p>
          </table:table-cell>
          <table:table-cell table:number-columns-repeated="16383"/>
        </table:table-row>
        <table:table-row table:style-name="ro1">
          <table:table-cell office:value-type="string" office:string-value="{&quot;UAP100&quot;: [{&quot;shape_coords&quot;:[100,50,5,5,8,5,8,5,17],&quot;shape_name&quot;:&quot;C-channel parallel flange&quot;,&quot;synonyms&quot;:[&quot;UAP100&quot;,&quot;UAP 100&quot;,&quot;UA100P&quot;,&quot;uap100&quot;,&quot;uap 100&quot;,&quot;ua100p&quot;]}]}," table:formula="of:=[CChannelParallelFlange.P19]" table:style-name="ce1">
            <text:p>{"UAP100": [{"shape_coords":[100,50,5,5,8,5,8,5,17],"shape_name":"C-channel parallel flange","synonyms":["UAP100","UAP 100","UA100P","uap100","uap 100","ua100p"]}]},</text:p>
          </table:table-cell>
          <table:table-cell table:number-columns-repeated="16383"/>
        </table:table-row>
        <table:table-row table:style-name="ro1">
          <table:table-cell office:value-type="string" office:string-value="{&quot;UAP130&quot;: [{&quot;shape_coords&quot;:[130,55,6,9,5,9,5,17,7],&quot;shape_name&quot;:&quot;C-channel parallel flange&quot;,&quot;synonyms&quot;:[&quot;UAP130&quot;,&quot;UAP 130&quot;,&quot;UA130P&quot;,&quot;uap130&quot;,&quot;uap 130&quot;,&quot;ua130p&quot;]}]}," table:formula="of:=[CChannelParallelFlange.P20]" table:style-name="ce1">
            <text:p>{"UAP130": [{"shape_coords":[130,55,6,9,5,9,5,17,7],"shape_name":"C-channel parallel flange","synonyms":["UAP130","UAP 130","UA130P","uap130","uap 130","ua130p"]}]},</text:p>
          </table:table-cell>
          <table:table-cell table:number-columns-repeated="16383"/>
        </table:table-row>
        <table:table-row table:style-name="ro1">
          <table:table-cell office:value-type="string" office:string-value="{&quot;UAP150&quot;: [{&quot;shape_coords&quot;:[150,65,7,10,25,10,25,20,5],&quot;shape_name&quot;:&quot;C-channel parallel flange&quot;,&quot;synonyms&quot;:[&quot;UAP150&quot;,&quot;UAP 150&quot;,&quot;UA150P&quot;,&quot;uap150&quot;,&quot;uap 150&quot;,&quot;ua150p&quot;]}]}," table:formula="of:=[CChannelParallelFlange.P21]" table:style-name="ce1">
            <text:p>{"UAP150": [{"shape_coords":[150,65,7,10,25,10,25,20,5],"shape_name":"C-channel parallel flange","synonyms":["UAP150","UAP 150","UA150P","uap150","uap 150","ua150p"]}]},</text:p>
          </table:table-cell>
          <table:table-cell table:number-columns-repeated="16383"/>
        </table:table-row>
        <table:table-row table:style-name="ro1">
          <table:table-cell office:value-type="string" office:string-value="{&quot;UAP175&quot;: [{&quot;shape_coords&quot;:[175,70,7,5,10,75,10,75,21,2],&quot;shape_name&quot;:&quot;C-channel parallel flange&quot;,&quot;synonyms&quot;:[&quot;UAP175&quot;,&quot;UAP 175&quot;,&quot;UA175P&quot;,&quot;uap175&quot;,&quot;uap 175&quot;,&quot;ua175p&quot;]}]}," table:formula="of:=[CChannelParallelFlange.P22]" table:style-name="ce1">
            <text:p>{"UAP175": [{"shape_coords":[175,70,7,5,10,75,10,75,21,2],"shape_name":"C-channel parallel flange","synonyms":["UAP175","UAP 175","UA175P","uap175","uap 175","ua175p"]}]},</text:p>
          </table:table-cell>
          <table:table-cell table:number-columns-repeated="16383"/>
        </table:table-row>
        <table:table-row table:style-name="ro1">
          <table:table-cell office:value-type="string" office:string-value="{&quot;UAP200&quot;: [{&quot;shape_coords&quot;:[200,75,8,11,5,11,5,22,2],&quot;shape_name&quot;:&quot;C-channel parallel flange&quot;,&quot;synonyms&quot;:[&quot;UAP200&quot;,&quot;UAP 200&quot;,&quot;UA200P&quot;,&quot;uap200&quot;,&quot;uap 200&quot;,&quot;ua200p&quot;]}]}," table:formula="of:=[CChannelParallelFlange.P23]" table:style-name="ce1">
            <text:p>{"UAP200": [{"shape_coords":[200,75,8,11,5,11,5,22,2],"shape_name":"C-channel parallel flange","synonyms":["UAP200","UAP 200","UA200P","uap200","uap 200","ua200p"]}]},</text:p>
          </table:table-cell>
          <table:table-cell table:number-columns-repeated="16383"/>
        </table:table-row>
        <table:table-row table:style-name="ro1">
          <table:table-cell office:value-type="string" office:string-value="{&quot;UAP220&quot;: [{&quot;shape_coords&quot;:[220,80,8,12,5,12,5,24],&quot;shape_name&quot;:&quot;C-channel parallel flange&quot;,&quot;synonyms&quot;:[&quot;UAP220&quot;,&quot;UAP 220&quot;,&quot;UA220P&quot;,&quot;uap220&quot;,&quot;uap 220&quot;,&quot;ua220p&quot;]}]}," table:formula="of:=[CChannelParallelFlange.P24]" table:style-name="ce1">
            <text:p>{"UAP220": [{"shape_coords":[220,80,8,12,5,12,5,24],"shape_name":"C-channel parallel flange","synonyms":["UAP220","UAP 220","UA220P","uap220","uap 220","ua220p"]}]},</text:p>
          </table:table-cell>
          <table:table-cell table:number-columns-repeated="16383"/>
        </table:table-row>
        <table:table-row table:style-name="ro1">
          <table:table-cell office:value-type="string" office:string-value="{&quot;UAP250&quot;: [{&quot;shape_coords&quot;:[250,85,9,13,5,13,5,24,5],&quot;shape_name&quot;:&quot;C-channel parallel flange&quot;,&quot;synonyms&quot;:[&quot;UAP250&quot;,&quot;UAP 250&quot;,&quot;UA250P&quot;,&quot;uap250&quot;,&quot;uap 250&quot;,&quot;ua250p&quot;]}]}," table:formula="of:=[CChannelParallelFlange.P25]" table:style-name="ce1">
            <text:p>{"UAP250": [{"shape_coords":[250,85,9,13,5,13,5,24,5],"shape_name":"C-channel parallel flange","synonyms":["UAP250","UAP 250","UA250P","uap250","uap 250","ua250p"]}]},</text:p>
          </table:table-cell>
          <table:table-cell table:number-columns-repeated="16383"/>
        </table:table-row>
        <table:table-row table:style-name="ro1">
          <table:table-cell office:value-type="string" office:string-value="{&quot;UAP300&quot;: [{&quot;shape_coords&quot;:[300,100,9,5,16,16,29,6],&quot;shape_name&quot;:&quot;C-channel parallel flange&quot;,&quot;synonyms&quot;:[&quot;UAP300&quot;,&quot;UAP 300&quot;,&quot;UA300P&quot;,&quot;uap300&quot;,&quot;uap 300&quot;,&quot;ua300p&quot;]}]}," table:formula="of:=[CChannelParallelFlange.P26]" table:style-name="ce1">
            <text:p>{"UAP300": [{"shape_coords":[300,100,9,5,16,16,29,6],"shape_name":"C-channel parallel flange","synonyms":["UAP300","UAP 300","UA300P","uap300","uap 300","ua300p"]}]},</text:p>
          </table:table-cell>
          <table:table-cell table:number-columns-repeated="16383"/>
        </table:table-row>
        <table:table-row table:style-name="ro1">
          <table:table-cell office:value-type="string" office:string-value="{&quot;S40/4&quot;: [{&quot;shape_coords&quot;:[40,4],&quot;shape_name&quot;:&quot;Rectangle&quot;,&quot;synonyms&quot;:[&quot;S40/4&quot;,&quot;S40x4&quot;,&quot;40x4&quot;]}]}," table:formula="of:=[Rectangle.J3]" table:style-name="ce1">
            <text:p>{"S40/4": [{"shape_coords":[40,4],"shape_name":"Rectangle","synonyms":["S40/4","S40x4","40x4"]}]},</text:p>
          </table:table-cell>
          <table:table-cell table:number-columns-repeated="16383"/>
        </table:table-row>
        <table:table-row table:style-name="ro1">
          <table:table-cell office:value-type="string" office:string-value="{&quot;S40/5&quot;: [{&quot;shape_coords&quot;:[40,5],&quot;shape_name&quot;:&quot;Rectangle&quot;,&quot;synonyms&quot;:[&quot;S40/5&quot;,&quot;S40x5&quot;,&quot;40x5&quot;]}]}," table:formula="of:=[Rectangle.J4]" table:style-name="ce1">
            <text:p>{"S40/5": [{"shape_coords":[40,5],"shape_name":"Rectangle","synonyms":["S40/5","S40x5","40x5"]}]},</text:p>
          </table:table-cell>
          <table:table-cell table:number-columns-repeated="16383"/>
        </table:table-row>
        <table:table-row table:style-name="ro1">
          <table:table-cell office:value-type="string" office:string-value="{&quot;S40/6&quot;: [{&quot;shape_coords&quot;:[40,6],&quot;shape_name&quot;:&quot;Rectangle&quot;,&quot;synonyms&quot;:[&quot;S40/6&quot;,&quot;S40x6&quot;,&quot;40x6&quot;]}]}," table:formula="of:=[Rectangle.J5]" table:style-name="ce1">
            <text:p>{"S40/6": [{"shape_coords":[40,6],"shape_name":"Rectangle","synonyms":["S40/6","S40x6","40x6"]}]},</text:p>
          </table:table-cell>
          <table:table-cell table:number-columns-repeated="16383"/>
        </table:table-row>
        <table:table-row table:style-name="ro1">
          <table:table-cell office:value-type="string" office:string-value="{&quot;S40/7&quot;: [{&quot;shape_coords&quot;:[40,7],&quot;shape_name&quot;:&quot;Rectangle&quot;,&quot;synonyms&quot;:[&quot;S40/7&quot;,&quot;S40x7&quot;,&quot;40x7&quot;]}]}," table:formula="of:=[Rectangle.J6]" table:style-name="ce1">
            <text:p>{"S40/7": [{"shape_coords":[40,7],"shape_name":"Rectangle","synonyms":["S40/7","S40x7","40x7"]}]},</text:p>
          </table:table-cell>
          <table:table-cell table:number-columns-repeated="16383"/>
        </table:table-row>
        <table:table-row table:style-name="ro1">
          <table:table-cell office:value-type="string" office:string-value="{&quot;S40/8&quot;: [{&quot;shape_coords&quot;:[40,8],&quot;shape_name&quot;:&quot;Rectangle&quot;,&quot;synonyms&quot;:[&quot;S40/8&quot;,&quot;S40x8&quot;,&quot;40x8&quot;]}]}," table:formula="of:=[Rectangle.J7]" table:style-name="ce1">
            <text:p>{"S40/8": [{"shape_coords":[40,8],"shape_name":"Rectangle","synonyms":["S40/8","S40x8","40x8"]}]},</text:p>
          </table:table-cell>
          <table:table-cell table:number-columns-repeated="16383"/>
        </table:table-row>
        <table:table-row table:style-name="ro1">
          <table:table-cell office:value-type="string" office:string-value="{&quot;S40/9&quot;: [{&quot;shape_coords&quot;:[40,9],&quot;shape_name&quot;:&quot;Rectangle&quot;,&quot;synonyms&quot;:[&quot;S40/9&quot;,&quot;S40x9&quot;,&quot;40x9&quot;]}]}," table:formula="of:=[Rectangle.J8]" table:style-name="ce1">
            <text:p>{"S40/9": [{"shape_coords":[40,9],"shape_name":"Rectangle","synonyms":["S40/9","S40x9","40x9"]}]},</text:p>
          </table:table-cell>
          <table:table-cell table:number-columns-repeated="16383"/>
        </table:table-row>
        <table:table-row table:style-name="ro1">
          <table:table-cell office:value-type="string" office:string-value="{&quot;S40/10&quot;: [{&quot;shape_coords&quot;:[40,10],&quot;shape_name&quot;:&quot;Rectangle&quot;,&quot;synonyms&quot;:[&quot;S40/10&quot;,&quot;S40x10&quot;,&quot;40x10&quot;]}]}," table:formula="of:=[Rectangle.J9]" table:style-name="ce1">
            <text:p>{"S40/10": [{"shape_coords":[40,10],"shape_name":"Rectangle","synonyms":["S40/10","S40x10","40x10"]}]},</text:p>
          </table:table-cell>
          <table:table-cell table:number-columns-repeated="16383"/>
        </table:table-row>
        <table:table-row table:style-name="ro1">
          <table:table-cell office:value-type="string" office:string-value="{&quot;S50/4&quot;: [{&quot;shape_coords&quot;:[50,4],&quot;shape_name&quot;:&quot;Rectangle&quot;,&quot;synonyms&quot;:[&quot;S50/4&quot;,&quot;S50x4&quot;,&quot;50x4&quot;]}]}," table:formula="of:=[Rectangle.J10]" table:style-name="ce1">
            <text:p>{"S50/4": [{"shape_coords":[50,4],"shape_name":"Rectangle","synonyms":["S50/4","S50x4","50x4"]}]},</text:p>
          </table:table-cell>
          <table:table-cell table:number-columns-repeated="16383"/>
        </table:table-row>
        <table:table-row table:style-name="ro1">
          <table:table-cell office:value-type="string" office:string-value="{&quot;S50/5&quot;: [{&quot;shape_coords&quot;:[50,5],&quot;shape_name&quot;:&quot;Rectangle&quot;,&quot;synonyms&quot;:[&quot;S50/5&quot;,&quot;S50x5&quot;,&quot;50x5&quot;]}]}," table:formula="of:=[Rectangle.J11]" table:style-name="ce1">
            <text:p>{"S50/5": [{"shape_coords":[50,5],"shape_name":"Rectangle","synonyms":["S50/5","S50x5","50x5"]}]},</text:p>
          </table:table-cell>
          <table:table-cell table:number-columns-repeated="16383"/>
        </table:table-row>
        <table:table-row table:style-name="ro1">
          <table:table-cell office:value-type="string" office:string-value="{&quot;S50/6&quot;: [{&quot;shape_coords&quot;:[50,6],&quot;shape_name&quot;:&quot;Rectangle&quot;,&quot;synonyms&quot;:[&quot;S50/6&quot;,&quot;S50x6&quot;,&quot;50x6&quot;]}]}," table:formula="of:=[Rectangle.J12]" table:style-name="ce1">
            <text:p>{"S50/6": [{"shape_coords":[50,6],"shape_name":"Rectangle","synonyms":["S50/6","S50x6","50x6"]}]},</text:p>
          </table:table-cell>
          <table:table-cell table:number-columns-repeated="16383"/>
        </table:table-row>
        <table:table-row table:style-name="ro1">
          <table:table-cell office:value-type="string" office:string-value="{&quot;S50/7&quot;: [{&quot;shape_coords&quot;:[50,7],&quot;shape_name&quot;:&quot;Rectangle&quot;,&quot;synonyms&quot;:[&quot;S50/7&quot;,&quot;S50x7&quot;,&quot;50x7&quot;]}]}," table:formula="of:=[Rectangle.J13]" table:style-name="ce1">
            <text:p>{"S50/7": [{"shape_coords":[50,7],"shape_name":"Rectangle","synonyms":["S50/7","S50x7","50x7"]}]},</text:p>
          </table:table-cell>
          <table:table-cell table:number-columns-repeated="16383"/>
        </table:table-row>
        <table:table-row table:style-name="ro1">
          <table:table-cell office:value-type="string" office:string-value="{&quot;S50/8&quot;: [{&quot;shape_coords&quot;:[50,8],&quot;shape_name&quot;:&quot;Rectangle&quot;,&quot;synonyms&quot;:[&quot;S50/8&quot;,&quot;S50x8&quot;,&quot;50x8&quot;]}]}," table:formula="of:=[Rectangle.J14]" table:style-name="ce1">
            <text:p>{"S50/8": [{"shape_coords":[50,8],"shape_name":"Rectangle","synonyms":["S50/8","S50x8","50x8"]}]},</text:p>
          </table:table-cell>
          <table:table-cell table:number-columns-repeated="16383"/>
        </table:table-row>
        <table:table-row table:style-name="ro1">
          <table:table-cell office:value-type="string" office:string-value="{&quot;S50/9&quot;: [{&quot;shape_coords&quot;:[50,9],&quot;shape_name&quot;:&quot;Rectangle&quot;,&quot;synonyms&quot;:[&quot;S50/9&quot;,&quot;S50x9&quot;,&quot;50x9&quot;]}]}," table:formula="of:=[Rectangle.J15]" table:style-name="ce1">
            <text:p>{"S50/9": [{"shape_coords":[50,9],"shape_name":"Rectangle","synonyms":["S50/9","S50x9","50x9"]}]},</text:p>
          </table:table-cell>
          <table:table-cell table:number-columns-repeated="16383"/>
        </table:table-row>
        <table:table-row table:style-name="ro1">
          <table:table-cell office:value-type="string" office:string-value="{&quot;S50/10&quot;: [{&quot;shape_coords&quot;:[50,10],&quot;shape_name&quot;:&quot;Rectangle&quot;,&quot;synonyms&quot;:[&quot;S50/10&quot;,&quot;S50x10&quot;,&quot;50x10&quot;]}]}," table:formula="of:=[Rectangle.J16]" table:style-name="ce1">
            <text:p>{"S50/10": [{"shape_coords":[50,10],"shape_name":"Rectangle","synonyms":["S50/10","S50x10","50x10"]}]},</text:p>
          </table:table-cell>
          <table:table-cell table:number-columns-repeated="16383"/>
        </table:table-row>
        <table:table-row table:style-name="ro1">
          <table:table-cell office:value-type="string" office:string-value="{&quot;S60/4&quot;: [{&quot;shape_coords&quot;:[60,4],&quot;shape_name&quot;:&quot;Rectangle&quot;,&quot;synonyms&quot;:[&quot;S60/4&quot;,&quot;S60x4&quot;,&quot;60x4&quot;]}]}," table:formula="of:=[Rectangle.J17]" table:style-name="ce1">
            <text:p>{"S60/4": [{"shape_coords":[60,4],"shape_name":"Rectangle","synonyms":["S60/4","S60x4","60x4"]}]},</text:p>
          </table:table-cell>
          <table:table-cell table:number-columns-repeated="16383"/>
        </table:table-row>
        <table:table-row table:style-name="ro1">
          <table:table-cell office:value-type="string" office:string-value="{&quot;S60/5&quot;: [{&quot;shape_coords&quot;:[60,5],&quot;shape_name&quot;:&quot;Rectangle&quot;,&quot;synonyms&quot;:[&quot;S60/5&quot;,&quot;S60x5&quot;,&quot;60x5&quot;]}]}," table:formula="of:=[Rectangle.J18]" table:style-name="ce1">
            <text:p>{"S60/5": [{"shape_coords":[60,5],"shape_name":"Rectangle","synonyms":["S60/5","S60x5","60x5"]}]},</text:p>
          </table:table-cell>
          <table:table-cell table:number-columns-repeated="16383"/>
        </table:table-row>
        <table:table-row table:style-name="ro1">
          <table:table-cell office:value-type="string" office:string-value="{&quot;S60/6&quot;: [{&quot;shape_coords&quot;:[60,6],&quot;shape_name&quot;:&quot;Rectangle&quot;,&quot;synonyms&quot;:[&quot;S60/6&quot;,&quot;S60x6&quot;,&quot;60x6&quot;]}]}," table:formula="of:=[Rectangle.J19]" table:style-name="ce1">
            <text:p>{"S60/6": [{"shape_coords":[60,6],"shape_name":"Rectangle","synonyms":["S60/6","S60x6","60x6"]}]},</text:p>
          </table:table-cell>
          <table:table-cell table:number-columns-repeated="16383"/>
        </table:table-row>
        <table:table-row table:style-name="ro1">
          <table:table-cell office:value-type="string" office:string-value="{&quot;S60/7&quot;: [{&quot;shape_coords&quot;:[60,7],&quot;shape_name&quot;:&quot;Rectangle&quot;,&quot;synonyms&quot;:[&quot;S60/7&quot;,&quot;S60x7&quot;,&quot;60x7&quot;]}]}," table:formula="of:=[Rectangle.J20]" table:style-name="ce1">
            <text:p>{"S60/7": [{"shape_coords":[60,7],"shape_name":"Rectangle","synonyms":["S60/7","S60x7","60x7"]}]},</text:p>
          </table:table-cell>
          <table:table-cell table:number-columns-repeated="16383"/>
        </table:table-row>
        <table:table-row table:style-name="ro1">
          <table:table-cell office:value-type="string" office:string-value="{&quot;S60/8&quot;: [{&quot;shape_coords&quot;:[60,8],&quot;shape_name&quot;:&quot;Rectangle&quot;,&quot;synonyms&quot;:[&quot;S60/8&quot;,&quot;S60x8&quot;,&quot;60x8&quot;]}]}," table:formula="of:=[Rectangle.J21]" table:style-name="ce1">
            <text:p>{"S60/8": [{"shape_coords":[60,8],"shape_name":"Rectangle","synonyms":["S60/8","S60x8","60x8"]}]},</text:p>
          </table:table-cell>
          <table:table-cell table:number-columns-repeated="16383"/>
        </table:table-row>
        <table:table-row table:style-name="ro1">
          <table:table-cell office:value-type="string" office:string-value="{&quot;S60/9&quot;: [{&quot;shape_coords&quot;:[60,9],&quot;shape_name&quot;:&quot;Rectangle&quot;,&quot;synonyms&quot;:[&quot;S60/9&quot;,&quot;S60x9&quot;,&quot;60x9&quot;]}]}," table:formula="of:=[Rectangle.J22]" table:style-name="ce1">
            <text:p>{"S60/9": [{"shape_coords":[60,9],"shape_name":"Rectangle","synonyms":["S60/9","S60x9","60x9"]}]},</text:p>
          </table:table-cell>
          <table:table-cell table:number-columns-repeated="16383"/>
        </table:table-row>
        <table:table-row table:style-name="ro1">
          <table:table-cell office:value-type="string" office:string-value="{&quot;S60/10&quot;: [{&quot;shape_coords&quot;:[60,10],&quot;shape_name&quot;:&quot;Rectangle&quot;,&quot;synonyms&quot;:[&quot;S60/10&quot;,&quot;S60x10&quot;,&quot;60x10&quot;]}]}," table:formula="of:=[Rectangle.J23]" table:style-name="ce1">
            <text:p>{"S60/10": [{"shape_coords":[60,10],"shape_name":"Rectangle","synonyms":["S60/10","S60x10","60x10"]}]},</text:p>
          </table:table-cell>
          <table:table-cell table:number-columns-repeated="16383"/>
        </table:table-row>
        <table:table-row table:style-name="ro1">
          <table:table-cell office:value-type="string" office:string-value="{&quot;S70/4&quot;: [{&quot;shape_coords&quot;:[70,4],&quot;shape_name&quot;:&quot;Rectangle&quot;,&quot;synonyms&quot;:[&quot;S70/4&quot;,&quot;S70x4&quot;,&quot;70x4&quot;]}]}," table:formula="of:=[Rectangle.J24]" table:style-name="ce1">
            <text:p>{"S70/4": [{"shape_coords":[70,4],"shape_name":"Rectangle","synonyms":["S70/4","S70x4","70x4"]}]},</text:p>
          </table:table-cell>
          <table:table-cell table:number-columns-repeated="16383"/>
        </table:table-row>
        <table:table-row table:style-name="ro1">
          <table:table-cell office:value-type="string" office:string-value="{&quot;S70/5&quot;: [{&quot;shape_coords&quot;:[70,5],&quot;shape_name&quot;:&quot;Rectangle&quot;,&quot;synonyms&quot;:[&quot;S70/5&quot;,&quot;S70x5&quot;,&quot;70x5&quot;]}]}," table:formula="of:=[Rectangle.J25]" table:style-name="ce1">
            <text:p>{"S70/5": [{"shape_coords":[70,5],"shape_name":"Rectangle","synonyms":["S70/5","S70x5","70x5"]}]},</text:p>
          </table:table-cell>
          <table:table-cell table:number-columns-repeated="16383"/>
        </table:table-row>
        <table:table-row table:style-name="ro1">
          <table:table-cell office:value-type="string" office:string-value="{&quot;S70/6&quot;: [{&quot;shape_coords&quot;:[70,6],&quot;shape_name&quot;:&quot;Rectangle&quot;,&quot;synonyms&quot;:[&quot;S70/6&quot;,&quot;S70x6&quot;,&quot;70x6&quot;]}]}," table:formula="of:=[Rectangle.J26]" table:style-name="ce1">
            <text:p>{"S70/6": [{"shape_coords":[70,6],"shape_name":"Rectangle","synonyms":["S70/6","S70x6","70x6"]}]},</text:p>
          </table:table-cell>
          <table:table-cell table:number-columns-repeated="16383"/>
        </table:table-row>
        <table:table-row table:style-name="ro1">
          <table:table-cell office:value-type="string" office:string-value="{&quot;S70/7&quot;: [{&quot;shape_coords&quot;:[70,7],&quot;shape_name&quot;:&quot;Rectangle&quot;,&quot;synonyms&quot;:[&quot;S70/7&quot;,&quot;S70x7&quot;,&quot;70x7&quot;]}]}," table:formula="of:=[Rectangle.J27]" table:style-name="ce1">
            <text:p>{"S70/7": [{"shape_coords":[70,7],"shape_name":"Rectangle","synonyms":["S70/7","S70x7","70x7"]}]},</text:p>
          </table:table-cell>
          <table:table-cell table:number-columns-repeated="16383"/>
        </table:table-row>
        <table:table-row table:style-name="ro1">
          <table:table-cell office:value-type="string" office:string-value="{&quot;S70/8&quot;: [{&quot;shape_coords&quot;:[70,8],&quot;shape_name&quot;:&quot;Rectangle&quot;,&quot;synonyms&quot;:[&quot;S70/8&quot;,&quot;S70x8&quot;,&quot;70x8&quot;]}]}," table:formula="of:=[Rectangle.J28]" table:style-name="ce1">
            <text:p>{"S70/8": [{"shape_coords":[70,8],"shape_name":"Rectangle","synonyms":["S70/8","S70x8","70x8"]}]},</text:p>
          </table:table-cell>
          <table:table-cell table:number-columns-repeated="16383"/>
        </table:table-row>
        <table:table-row table:style-name="ro1">
          <table:table-cell office:value-type="string" office:string-value="{&quot;S70/9&quot;: [{&quot;shape_coords&quot;:[70,9],&quot;shape_name&quot;:&quot;Rectangle&quot;,&quot;synonyms&quot;:[&quot;S70/9&quot;,&quot;S70x9&quot;,&quot;70x9&quot;]}]}," table:formula="of:=[Rectangle.J29]" table:style-name="ce1">
            <text:p>{"S70/9": [{"shape_coords":[70,9],"shape_name":"Rectangle","synonyms":["S70/9","S70x9","70x9"]}]},</text:p>
          </table:table-cell>
          <table:table-cell table:number-columns-repeated="16383"/>
        </table:table-row>
        <table:table-row table:style-name="ro1">
          <table:table-cell office:value-type="string" office:string-value="{&quot;S70/10&quot;: [{&quot;shape_coords&quot;:[70,10],&quot;shape_name&quot;:&quot;Rectangle&quot;,&quot;synonyms&quot;:[&quot;S70/10&quot;,&quot;S70x10&quot;,&quot;70x10&quot;]}]}," table:formula="of:=[Rectangle.J30]" table:style-name="ce1">
            <text:p>{"S70/10": [{"shape_coords":[70,10],"shape_name":"Rectangle","synonyms":["S70/10","S70x10","70x10"]}]},</text:p>
          </table:table-cell>
          <table:table-cell table:number-columns-repeated="16383"/>
        </table:table-row>
        <table:table-row table:style-name="ro1">
          <table:table-cell office:value-type="string" office:string-value="{&quot;S80/4&quot;: [{&quot;shape_coords&quot;:[80,4],&quot;shape_name&quot;:&quot;Rectangle&quot;,&quot;synonyms&quot;:[&quot;S80/4&quot;,&quot;S80x4&quot;,&quot;80x4&quot;]}]}," table:formula="of:=[Rectangle.J31]" table:style-name="ce1">
            <text:p>{"S80/4": [{"shape_coords":[80,4],"shape_name":"Rectangle","synonyms":["S80/4","S80x4","80x4"]}]},</text:p>
          </table:table-cell>
          <table:table-cell table:number-columns-repeated="16383"/>
        </table:table-row>
        <table:table-row table:style-name="ro1">
          <table:table-cell office:value-type="string" office:string-value="{&quot;S80/5&quot;: [{&quot;shape_coords&quot;:[80,5],&quot;shape_name&quot;:&quot;Rectangle&quot;,&quot;synonyms&quot;:[&quot;S80/5&quot;,&quot;S80x5&quot;,&quot;80x5&quot;]}]}," table:formula="of:=[Rectangle.J32]" table:style-name="ce1">
            <text:p>{"S80/5": [{"shape_coords":[80,5],"shape_name":"Rectangle","synonyms":["S80/5","S80x5","80x5"]}]},</text:p>
          </table:table-cell>
          <table:table-cell table:number-columns-repeated="16383"/>
        </table:table-row>
        <table:table-row table:style-name="ro1">
          <table:table-cell office:value-type="string" office:string-value="{&quot;S80/6&quot;: [{&quot;shape_coords&quot;:[80,6],&quot;shape_name&quot;:&quot;Rectangle&quot;,&quot;synonyms&quot;:[&quot;S80/6&quot;,&quot;S80x6&quot;,&quot;80x6&quot;]}]}," table:formula="of:=[Rectangle.J33]" table:style-name="ce1">
            <text:p>{"S80/6": [{"shape_coords":[80,6],"shape_name":"Rectangle","synonyms":["S80/6","S80x6","80x6"]}]},</text:p>
          </table:table-cell>
          <table:table-cell table:number-columns-repeated="16383"/>
        </table:table-row>
        <table:table-row table:style-name="ro1">
          <table:table-cell office:value-type="string" office:string-value="{&quot;S80/7&quot;: [{&quot;shape_coords&quot;:[80,7],&quot;shape_name&quot;:&quot;Rectangle&quot;,&quot;synonyms&quot;:[&quot;S80/7&quot;,&quot;S80x7&quot;,&quot;80x7&quot;]}]}," table:formula="of:=[Rectangle.J34]" table:style-name="ce1">
            <text:p>{"S80/7": [{"shape_coords":[80,7],"shape_name":"Rectangle","synonyms":["S80/7","S80x7","80x7"]}]},</text:p>
          </table:table-cell>
          <table:table-cell table:number-columns-repeated="16383"/>
        </table:table-row>
        <table:table-row table:style-name="ro1">
          <table:table-cell office:value-type="string" office:string-value="{&quot;S80/8&quot;: [{&quot;shape_coords&quot;:[80,8],&quot;shape_name&quot;:&quot;Rectangle&quot;,&quot;synonyms&quot;:[&quot;S80/8&quot;,&quot;S80x8&quot;,&quot;80x8&quot;]}]}," table:formula="of:=[Rectangle.J35]" table:style-name="ce1">
            <text:p>{"S80/8": [{"shape_coords":[80,8],"shape_name":"Rectangle","synonyms":["S80/8","S80x8","80x8"]}]},</text:p>
          </table:table-cell>
          <table:table-cell table:number-columns-repeated="16383"/>
        </table:table-row>
        <table:table-row table:style-name="ro1">
          <table:table-cell office:value-type="string" office:string-value="{&quot;S80/9&quot;: [{&quot;shape_coords&quot;:[80,9],&quot;shape_name&quot;:&quot;Rectangle&quot;,&quot;synonyms&quot;:[&quot;S80/9&quot;,&quot;S80x9&quot;,&quot;80x9&quot;]}]}," table:formula="of:=[Rectangle.J36]" table:style-name="ce1">
            <text:p>{"S80/9": [{"shape_coords":[80,9],"shape_name":"Rectangle","synonyms":["S80/9","S80x9","80x9"]}]},</text:p>
          </table:table-cell>
          <table:table-cell table:number-columns-repeated="16383"/>
        </table:table-row>
        <table:table-row table:style-name="ro1">
          <table:table-cell office:value-type="string" office:string-value="{&quot;S80/10&quot;: [{&quot;shape_coords&quot;:[80,10],&quot;shape_name&quot;:&quot;Rectangle&quot;,&quot;synonyms&quot;:[&quot;S80/10&quot;,&quot;S80x10&quot;,&quot;80x10&quot;]}]}," table:formula="of:=[Rectangle.J37]" table:style-name="ce1">
            <text:p>{"S80/10": [{"shape_coords":[80,10],"shape_name":"Rectangle","synonyms":["S80/10","S80x10","80x10"]}]},</text:p>
          </table:table-cell>
          <table:table-cell table:number-columns-repeated="16383"/>
        </table:table-row>
        <table:table-row table:style-name="ro1">
          <table:table-cell office:value-type="string" office:string-value="{&quot;S80/12&quot;: [{&quot;shape_coords&quot;:[80,12],&quot;shape_name&quot;:&quot;Rectangle&quot;,&quot;synonyms&quot;:[&quot;S80/12&quot;,&quot;S80x12&quot;,&quot;80x12&quot;]}]}," table:formula="of:=[Rectangle.J38]" table:style-name="ce1">
            <text:p>{"S80/12": [{"shape_coords":[80,12],"shape_name":"Rectangle","synonyms":["S80/12","S80x12","80x12"]}]},</text:p>
          </table:table-cell>
          <table:table-cell table:number-columns-repeated="16383"/>
        </table:table-row>
        <table:table-row table:style-name="ro1">
          <table:table-cell office:value-type="string" office:string-value="{&quot;S80/15&quot;: [{&quot;shape_coords&quot;:[80,15],&quot;shape_name&quot;:&quot;Rectangle&quot;,&quot;synonyms&quot;:[&quot;S80/15&quot;,&quot;S80x15&quot;,&quot;80x15&quot;]}]}," table:formula="of:=[Rectangle.J39]" table:style-name="ce1">
            <text:p>{"S80/15": [{"shape_coords":[80,15],"shape_name":"Rectangle","synonyms":["S80/15","S80x15","80x15"]}]},</text:p>
          </table:table-cell>
          <table:table-cell table:number-columns-repeated="16383"/>
        </table:table-row>
        <table:table-row table:style-name="ro1">
          <table:table-cell office:value-type="string" office:string-value="{&quot;S100/5&quot;: [{&quot;shape_coords&quot;:[100,5],&quot;shape_name&quot;:&quot;Rectangle&quot;,&quot;synonyms&quot;:[&quot;S100/5&quot;,&quot;S100x5&quot;,&quot;100x5&quot;]}]}," table:formula="of:=[Rectangle.J40]" table:style-name="ce1">
            <text:p>{"S100/5": [{"shape_coords":[100,5],"shape_name":"Rectangle","synonyms":["S100/5","S100x5","100x5"]}]},</text:p>
          </table:table-cell>
          <table:table-cell table:number-columns-repeated="16383"/>
        </table:table-row>
        <table:table-row table:style-name="ro1">
          <table:table-cell office:value-type="string" office:string-value="{&quot;S100/6&quot;: [{&quot;shape_coords&quot;:[100,6],&quot;shape_name&quot;:&quot;Rectangle&quot;,&quot;synonyms&quot;:[&quot;S100/6&quot;,&quot;S100x6&quot;,&quot;100x6&quot;]}]}," table:formula="of:=[Rectangle.J41]" table:style-name="ce1">
            <text:p>{"S100/6": [{"shape_coords":[100,6],"shape_name":"Rectangle","synonyms":["S100/6","S100x6","100x6"]}]},</text:p>
          </table:table-cell>
          <table:table-cell table:number-columns-repeated="16383"/>
        </table:table-row>
        <table:table-row table:style-name="ro1">
          <table:table-cell office:value-type="string" office:string-value="{&quot;S100/7&quot;: [{&quot;shape_coords&quot;:[100,7],&quot;shape_name&quot;:&quot;Rectangle&quot;,&quot;synonyms&quot;:[&quot;S100/7&quot;,&quot;S100x7&quot;,&quot;100x7&quot;]}]}," table:formula="of:=[Rectangle.J42]" table:style-name="ce1">
            <text:p>{"S100/7": [{"shape_coords":[100,7],"shape_name":"Rectangle","synonyms":["S100/7","S100x7","100x7"]}]},</text:p>
          </table:table-cell>
          <table:table-cell table:number-columns-repeated="16383"/>
        </table:table-row>
        <table:table-row table:style-name="ro1">
          <table:table-cell office:value-type="string" office:string-value="{&quot;S100/8&quot;: [{&quot;shape_coords&quot;:[100,8],&quot;shape_name&quot;:&quot;Rectangle&quot;,&quot;synonyms&quot;:[&quot;S100/8&quot;,&quot;S100x8&quot;,&quot;100x8&quot;]}]}," table:formula="of:=[Rectangle.J43]" table:style-name="ce1">
            <text:p>{"S100/8": [{"shape_coords":[100,8],"shape_name":"Rectangle","synonyms":["S100/8","S100x8","100x8"]}]},</text:p>
          </table:table-cell>
          <table:table-cell table:number-columns-repeated="16383"/>
        </table:table-row>
        <table:table-row table:style-name="ro1">
          <table:table-cell office:value-type="string" office:string-value="{&quot;S100/9&quot;: [{&quot;shape_coords&quot;:[100,9],&quot;shape_name&quot;:&quot;Rectangle&quot;,&quot;synonyms&quot;:[&quot;S100/9&quot;,&quot;S100x9&quot;,&quot;100x9&quot;]}]}," table:formula="of:=[Rectangle.J44]" table:style-name="ce1">
            <text:p>{"S100/9": [{"shape_coords":[100,9],"shape_name":"Rectangle","synonyms":["S100/9","S100x9","100x9"]}]},</text:p>
          </table:table-cell>
          <table:table-cell table:number-columns-repeated="16383"/>
        </table:table-row>
        <table:table-row table:style-name="ro1">
          <table:table-cell office:value-type="string" office:string-value="{&quot;S100/10&quot;: [{&quot;shape_coords&quot;:[100,10],&quot;shape_name&quot;:&quot;Rectangle&quot;,&quot;synonyms&quot;:[&quot;S100/10&quot;,&quot;S100x10&quot;,&quot;100x10&quot;]}]}," table:formula="of:=[Rectangle.J45]" table:style-name="ce1">
            <text:p>{"S100/10": [{"shape_coords":[100,10],"shape_name":"Rectangle","synonyms":["S100/10","S100x10","100x10"]}]},</text:p>
          </table:table-cell>
          <table:table-cell table:number-columns-repeated="16383"/>
        </table:table-row>
        <table:table-row table:style-name="ro1">
          <table:table-cell office:value-type="string" office:string-value="{&quot;S100/12&quot;: [{&quot;shape_coords&quot;:[100,12],&quot;shape_name&quot;:&quot;Rectangle&quot;,&quot;synonyms&quot;:[&quot;S100/12&quot;,&quot;S100x12&quot;,&quot;100x12&quot;]}]}," table:formula="of:=[Rectangle.J46]" table:style-name="ce1">
            <text:p>{"S100/12": [{"shape_coords":[100,12],"shape_name":"Rectangle","synonyms":["S100/12","S100x12","100x12"]}]},</text:p>
          </table:table-cell>
          <table:table-cell table:number-columns-repeated="16383"/>
        </table:table-row>
        <table:table-row table:style-name="ro1">
          <table:table-cell office:value-type="string" office:string-value="{&quot;S100/15&quot;: [{&quot;shape_coords&quot;:[100,15],&quot;shape_name&quot;:&quot;Rectangle&quot;,&quot;synonyms&quot;:[&quot;S100/15&quot;,&quot;S100x15&quot;,&quot;100x15&quot;]}]}," table:formula="of:=[Rectangle.J47]" table:style-name="ce1">
            <text:p>{"S100/15": [{"shape_coords":[100,15],"shape_name":"Rectangle","synonyms":["S100/15","S100x15","100x15"]}]},</text:p>
          </table:table-cell>
          <table:table-cell table:number-columns-repeated="16383"/>
        </table:table-row>
        <table:table-row table:style-name="ro1">
          <table:table-cell office:value-type="string" office:string-value="{&quot;S120/5&quot;: [{&quot;shape_coords&quot;:[120,5],&quot;shape_name&quot;:&quot;Rectangle&quot;,&quot;synonyms&quot;:[&quot;S120/5&quot;,&quot;S120x5&quot;,&quot;120x5&quot;]}]}," table:formula="of:=[Rectangle.J48]" table:style-name="ce1">
            <text:p>{"S120/5": [{"shape_coords":[120,5],"shape_name":"Rectangle","synonyms":["S120/5","S120x5","120x5"]}]},</text:p>
          </table:table-cell>
          <table:table-cell table:number-columns-repeated="16383"/>
        </table:table-row>
        <table:table-row table:style-name="ro1">
          <table:table-cell office:value-type="string" office:string-value="{&quot;S120/6&quot;: [{&quot;shape_coords&quot;:[120,6],&quot;shape_name&quot;:&quot;Rectangle&quot;,&quot;synonyms&quot;:[&quot;S120/6&quot;,&quot;S120x6&quot;,&quot;120x6&quot;]}]}," table:formula="of:=[Rectangle.J49]" table:style-name="ce1">
            <text:p>{"S120/6": [{"shape_coords":[120,6],"shape_name":"Rectangle","synonyms":["S120/6","S120x6","120x6"]}]},</text:p>
          </table:table-cell>
          <table:table-cell table:number-columns-repeated="16383"/>
        </table:table-row>
        <table:table-row table:style-name="ro1">
          <table:table-cell office:value-type="string" office:string-value="{&quot;S120/7&quot;: [{&quot;shape_coords&quot;:[120,7],&quot;shape_name&quot;:&quot;Rectangle&quot;,&quot;synonyms&quot;:[&quot;S120/7&quot;,&quot;S120x7&quot;,&quot;120x7&quot;]}]}," table:formula="of:=[Rectangle.J50]" table:style-name="ce1">
            <text:p>{"S120/7": [{"shape_coords":[120,7],"shape_name":"Rectangle","synonyms":["S120/7","S120x7","120x7"]}]},</text:p>
          </table:table-cell>
          <table:table-cell table:number-columns-repeated="16383"/>
        </table:table-row>
        <table:table-row table:style-name="ro1">
          <table:table-cell office:value-type="string" office:string-value="{&quot;S120/8&quot;: [{&quot;shape_coords&quot;:[120,8],&quot;shape_name&quot;:&quot;Rectangle&quot;,&quot;synonyms&quot;:[&quot;S120/8&quot;,&quot;S120x8&quot;,&quot;120x8&quot;]}]}," table:formula="of:=[Rectangle.J51]" table:style-name="ce1">
            <text:p>{"S120/8": [{"shape_coords":[120,8],"shape_name":"Rectangle","synonyms":["S120/8","S120x8","120x8"]}]},</text:p>
          </table:table-cell>
          <table:table-cell table:number-columns-repeated="16383"/>
        </table:table-row>
        <table:table-row table:style-name="ro1">
          <table:table-cell office:value-type="string" office:string-value="{&quot;S120/9&quot;: [{&quot;shape_coords&quot;:[120,9],&quot;shape_name&quot;:&quot;Rectangle&quot;,&quot;synonyms&quot;:[&quot;S120/9&quot;,&quot;S120x9&quot;,&quot;120x9&quot;]}]}," table:formula="of:=[Rectangle.J52]" table:style-name="ce1">
            <text:p>{"S120/9": [{"shape_coords":[120,9],"shape_name":"Rectangle","synonyms":["S120/9","S120x9","120x9"]}]},</text:p>
          </table:table-cell>
          <table:table-cell table:number-columns-repeated="16383"/>
        </table:table-row>
        <table:table-row table:style-name="ro1">
          <table:table-cell office:value-type="string" office:string-value="{&quot;S120/10&quot;: [{&quot;shape_coords&quot;:[120,10],&quot;shape_name&quot;:&quot;Rectangle&quot;,&quot;synonyms&quot;:[&quot;S120/10&quot;,&quot;S120x10&quot;,&quot;120x10&quot;]}]}," table:formula="of:=[Rectangle.J53]" table:style-name="ce1">
            <text:p>{"S120/10": [{"shape_coords":[120,10],"shape_name":"Rectangle","synonyms":["S120/10","S120x10","120x10"]}]},</text:p>
          </table:table-cell>
          <table:table-cell table:number-columns-repeated="16383"/>
        </table:table-row>
        <table:table-row table:style-name="ro1">
          <table:table-cell office:value-type="string" office:string-value="{&quot;S120/12&quot;: [{&quot;shape_coords&quot;:[120,12],&quot;shape_name&quot;:&quot;Rectangle&quot;,&quot;synonyms&quot;:[&quot;S120/12&quot;,&quot;S120x12&quot;,&quot;120x12&quot;]}]}," table:formula="of:=[Rectangle.J54]" table:style-name="ce1">
            <text:p>{"S120/12": [{"shape_coords":[120,12],"shape_name":"Rectangle","synonyms":["S120/12","S120x12","120x12"]}]},</text:p>
          </table:table-cell>
          <table:table-cell table:number-columns-repeated="16383"/>
        </table:table-row>
        <table:table-row table:style-name="ro1">
          <table:table-cell office:value-type="string" office:string-value="{&quot;R8 &quot;: [{&quot;shape_coords&quot;:[8,4],&quot;shape_name&quot;:&quot;Round&quot;,&quot;synonyms&quot;:[&quot;R8 &quot;,&quot;Rond 8 &quot;,&quot;Rond8 &quot;]}]}," table:formula="of:=[Round.I3]" table:style-name="ce1">
            <text:p>{"R8 ": [{"shape_coords":[8,4],"shape_name":"Round","synonyms":["R8 ","Rond 8 ","Rond8 "]}]},</text:p>
          </table:table-cell>
          <table:table-cell table:number-columns-repeated="16383"/>
        </table:table-row>
        <table:table-row table:style-name="ro1">
          <table:table-cell office:value-type="string" office:string-value="{&quot;R10&quot;: [{&quot;shape_coords&quot;:[10,5],&quot;shape_name&quot;:&quot;Round&quot;,&quot;synonyms&quot;:[&quot;R10&quot;,&quot;Rond 10&quot;,&quot;Rond10&quot;]}]}," table:formula="of:=[Round.I4]" table:style-name="ce1">
            <text:p>{"R10": [{"shape_coords":[10,5],"shape_name":"Round","synonyms":["R10","Rond 10","Rond10"]}]},</text:p>
          </table:table-cell>
          <table:table-cell table:number-columns-repeated="16383"/>
        </table:table-row>
        <table:table-row table:style-name="ro1">
          <table:table-cell office:value-type="string" office:string-value="{&quot;R12&quot;: [{&quot;shape_coords&quot;:[12,6],&quot;shape_name&quot;:&quot;Round&quot;,&quot;synonyms&quot;:[&quot;R12&quot;,&quot;Rond 12&quot;,&quot;Rond12&quot;]}]}," table:formula="of:=[Round.I5]" table:style-name="ce1">
            <text:p>{"R12": [{"shape_coords":[12,6],"shape_name":"Round","synonyms":["R12","Rond 12","Rond12"]}]},</text:p>
          </table:table-cell>
          <table:table-cell table:number-columns-repeated="16383"/>
        </table:table-row>
        <table:table-row table:style-name="ro1">
          <table:table-cell office:value-type="string" office:string-value="{&quot;R14&quot;: [{&quot;shape_coords&quot;:[14,7],&quot;shape_name&quot;:&quot;Round&quot;,&quot;synonyms&quot;:[&quot;R14&quot;,&quot;Rond 14&quot;,&quot;Rond14&quot;]}]}," table:formula="of:=[Round.I6]" table:style-name="ce1">
            <text:p>{"R14": [{"shape_coords":[14,7],"shape_name":"Round","synonyms":["R14","Rond 14","Rond14"]}]},</text:p>
          </table:table-cell>
          <table:table-cell table:number-columns-repeated="16383"/>
        </table:table-row>
        <table:table-row table:style-name="ro1">
          <table:table-cell office:value-type="string" office:string-value="{&quot;R15&quot;: [{&quot;shape_coords&quot;:[15,7,5],&quot;shape_name&quot;:&quot;Round&quot;,&quot;synonyms&quot;:[&quot;R15&quot;,&quot;Rond 15&quot;,&quot;Rond15&quot;]}]}," table:formula="of:=[Round.I7]" table:style-name="ce1">
            <text:p>{"R15": [{"shape_coords":[15,7,5],"shape_name":"Round","synonyms":["R15","Rond 15","Rond15"]}]},</text:p>
          </table:table-cell>
          <table:table-cell table:number-columns-repeated="16383"/>
        </table:table-row>
        <table:table-row table:style-name="ro1">
          <table:table-cell office:value-type="string" office:string-value="{&quot;R16&quot;: [{&quot;shape_coords&quot;:[16,8],&quot;shape_name&quot;:&quot;Round&quot;,&quot;synonyms&quot;:[&quot;R16&quot;,&quot;Rond 16&quot;,&quot;Rond16&quot;]}]}," table:formula="of:=[Round.I8]" table:style-name="ce1">
            <text:p>{"R16": [{"shape_coords":[16,8],"shape_name":"Round","synonyms":["R16","Rond 16","Rond16"]}]},</text:p>
          </table:table-cell>
          <table:table-cell table:number-columns-repeated="16383"/>
        </table:table-row>
        <table:table-row table:style-name="ro1">
          <table:table-cell office:value-type="string" office:string-value="{&quot;R18&quot;: [{&quot;shape_coords&quot;:[18,9],&quot;shape_name&quot;:&quot;Round&quot;,&quot;synonyms&quot;:[&quot;R18&quot;,&quot;Rond 18&quot;,&quot;Rond18&quot;]}]}," table:formula="of:=[Round.I9]" table:style-name="ce1">
            <text:p>{"R18": [{"shape_coords":[18,9],"shape_name":"Round","synonyms":["R18","Rond 18","Rond18"]}]},</text:p>
          </table:table-cell>
          <table:table-cell table:number-columns-repeated="16383"/>
        </table:table-row>
        <table:table-row table:style-name="ro1">
          <table:table-cell office:value-type="string" office:string-value="{&quot;R19&quot;: [{&quot;shape_coords&quot;:[19,9,5],&quot;shape_name&quot;:&quot;Round&quot;,&quot;synonyms&quot;:[&quot;R19&quot;,&quot;Rond 19&quot;,&quot;Rond19&quot;]}]}," table:formula="of:=[Round.I10]" table:style-name="ce1">
            <text:p>{"R19": [{"shape_coords":[19,9,5],"shape_name":"Round","synonyms":["R19","Rond 19","Rond19"]}]},</text:p>
          </table:table-cell>
          <table:table-cell table:number-columns-repeated="16383"/>
        </table:table-row>
        <table:table-row table:style-name="ro1">
          <table:table-cell office:value-type="string" office:string-value="{&quot;R20&quot;: [{&quot;shape_coords&quot;:[20,10],&quot;shape_name&quot;:&quot;Round&quot;,&quot;synonyms&quot;:[&quot;R20&quot;,&quot;Rond 20&quot;,&quot;Rond20&quot;]}]}," table:formula="of:=[Round.I11]" table:style-name="ce1">
            <text:p>{"R20": [{"shape_coords":[20,10],"shape_name":"Round","synonyms":["R20","Rond 20","Rond20"]}]},</text:p>
          </table:table-cell>
          <table:table-cell table:number-columns-repeated="16383"/>
        </table:table-row>
        <table:table-row table:style-name="ro1">
          <table:table-cell office:value-type="string" office:string-value="{&quot;R22&quot;: [{&quot;shape_coords&quot;:[22,11],&quot;shape_name&quot;:&quot;Round&quot;,&quot;synonyms&quot;:[&quot;R22&quot;,&quot;Rond 22&quot;,&quot;Rond22&quot;]}]}," table:formula="of:=[Round.I12]" table:style-name="ce1">
            <text:p>{"R22": [{"shape_coords":[22,11],"shape_name":"Round","synonyms":["R22","Rond 22","Rond22"]}]},</text:p>
          </table:table-cell>
          <table:table-cell table:number-columns-repeated="16383"/>
        </table:table-row>
        <table:table-row table:style-name="ro1">
          <table:table-cell office:value-type="string" office:string-value="{&quot;R24&quot;: [{&quot;shape_coords&quot;:[24,12],&quot;shape_name&quot;:&quot;Round&quot;,&quot;synonyms&quot;:[&quot;R24&quot;,&quot;Rond 24&quot;,&quot;Rond24&quot;]}]}," table:formula="of:=[Round.I13]" table:style-name="ce1">
            <text:p>{"R24": [{"shape_coords":[24,12],"shape_name":"Round","synonyms":["R24","Rond 24","Rond24"]}]},</text:p>
          </table:table-cell>
          <table:table-cell table:number-columns-repeated="16383"/>
        </table:table-row>
        <table:table-row table:style-name="ro1">
          <table:table-cell office:value-type="string" office:string-value="{&quot;R25&quot;: [{&quot;shape_coords&quot;:[25,12,5],&quot;shape_name&quot;:&quot;Round&quot;,&quot;synonyms&quot;:[&quot;R25&quot;,&quot;Rond 25&quot;,&quot;Rond25&quot;]}]}," table:formula="of:=[Round.I14]" table:style-name="ce1">
            <text:p>{"R25": [{"shape_coords":[25,12,5],"shape_name":"Round","synonyms":["R25","Rond 25","Rond25"]}]},</text:p>
          </table:table-cell>
          <table:table-cell table:number-columns-repeated="16383"/>
        </table:table-row>
        <table:table-row table:style-name="ro1">
          <table:table-cell office:value-type="string" office:string-value="{&quot;R27&quot;: [{&quot;shape_coords&quot;:[27,13,5],&quot;shape_name&quot;:&quot;Round&quot;,&quot;synonyms&quot;:[&quot;R27&quot;,&quot;Rond 27&quot;,&quot;Rond27&quot;]}]}," table:formula="of:=[Round.I15]" table:style-name="ce1">
            <text:p>{"R27": [{"shape_coords":[27,13,5],"shape_name":"Round","synonyms":["R27","Rond 27","Rond27"]}]},</text:p>
          </table:table-cell>
          <table:table-cell table:number-columns-repeated="16383"/>
        </table:table-row>
        <table:table-row table:style-name="ro1">
          <table:table-cell office:value-type="string" office:string-value="{&quot;R28&quot;: [{&quot;shape_coords&quot;:[28,14],&quot;shape_name&quot;:&quot;Round&quot;,&quot;synonyms&quot;:[&quot;R28&quot;,&quot;Rond 28&quot;,&quot;Rond28&quot;]}]}," table:formula="of:=[Round.I16]" table:style-name="ce1">
            <text:p>{"R28": [{"shape_coords":[28,14],"shape_name":"Round","synonyms":["R28","Rond 28","Rond28"]}]},</text:p>
          </table:table-cell>
          <table:table-cell table:number-columns-repeated="16383"/>
        </table:table-row>
        <table:table-row table:style-name="ro1">
          <table:table-cell office:value-type="string" office:string-value="{&quot;R30&quot;: [{&quot;shape_coords&quot;:[30,15],&quot;shape_name&quot;:&quot;Round&quot;,&quot;synonyms&quot;:[&quot;R30&quot;,&quot;Rond 30&quot;,&quot;Rond30&quot;]}]}," table:formula="of:=[Round.I17]" table:style-name="ce1">
            <text:p>{"R30": [{"shape_coords":[30,15],"shape_name":"Round","synonyms":["R30","Rond 30","Rond30"]}]},</text:p>
          </table:table-cell>
          <table:table-cell table:number-columns-repeated="16383"/>
        </table:table-row>
        <table:table-row table:style-name="ro1">
          <table:table-cell office:value-type="string" office:string-value="{&quot;R31&quot;: [{&quot;shape_coords&quot;:[31,15,5],&quot;shape_name&quot;:&quot;Round&quot;,&quot;synonyms&quot;:[&quot;R31&quot;,&quot;Rond 31&quot;,&quot;Rond31&quot;]}]}," table:formula="of:=[Round.I18]" table:style-name="ce1">
            <text:p>{"R31": [{"shape_coords":[31,15,5],"shape_name":"Round","synonyms":["R31","Rond 31","Rond31"]}]},</text:p>
          </table:table-cell>
          <table:table-cell table:number-columns-repeated="16383"/>
        </table:table-row>
        <table:table-row table:style-name="ro1">
          <table:table-cell office:value-type="string" office:string-value="{&quot;R32&quot;: [{&quot;shape_coords&quot;:[32,16],&quot;shape_name&quot;:&quot;Round&quot;,&quot;synonyms&quot;:[&quot;R32&quot;,&quot;Rond 32&quot;,&quot;Rond32&quot;]}]}," table:formula="of:=[Round.I19]" table:style-name="ce1">
            <text:p>{"R32": [{"shape_coords":[32,16],"shape_name":"Round","synonyms":["R32","Rond 32","Rond32"]}]},</text:p>
          </table:table-cell>
          <table:table-cell table:number-columns-repeated="16383"/>
        </table:table-row>
        <table:table-row table:style-name="ro1">
          <table:table-cell office:value-type="string" office:string-value="{&quot;R35&quot;: [{&quot;shape_coords&quot;:[35,17,5],&quot;shape_name&quot;:&quot;Round&quot;,&quot;synonyms&quot;:[&quot;R35&quot;,&quot;Rond 35&quot;,&quot;Rond35&quot;]}]}," table:formula="of:=[Round.I20]" table:style-name="ce1">
            <text:p>{"R35": [{"shape_coords":[35,17,5],"shape_name":"Round","synonyms":["R35","Rond 35","Rond35"]}]},</text:p>
          </table:table-cell>
          <table:table-cell table:number-columns-repeated="16383"/>
        </table:table-row>
        <table:table-row table:style-name="ro1">
          <table:table-cell office:value-type="string" office:string-value="{&quot;R38&quot;: [{&quot;shape_coords&quot;:[38,19],&quot;shape_name&quot;:&quot;Round&quot;,&quot;synonyms&quot;:[&quot;R38&quot;,&quot;Rond 38&quot;,&quot;Rond38&quot;]}]}," table:formula="of:=[Round.I21]" table:style-name="ce1">
            <text:p>{"R38": [{"shape_coords":[38,19],"shape_name":"Round","synonyms":["R38","Rond 38","Rond38"]}]},</text:p>
          </table:table-cell>
          <table:table-cell table:number-columns-repeated="16383"/>
        </table:table-row>
        <table:table-row table:style-name="ro1">
          <table:table-cell office:value-type="string" office:string-value="{&quot;R40&quot;: [{&quot;shape_coords&quot;:[40,20],&quot;shape_name&quot;:&quot;Round&quot;,&quot;synonyms&quot;:[&quot;R40&quot;,&quot;Rond 40&quot;,&quot;Rond40&quot;]}]}," table:formula="of:=[Round.I22]" table:style-name="ce1">
            <text:p>{"R40": [{"shape_coords":[40,20],"shape_name":"Round","synonyms":["R40","Rond 40","Rond40"]}]},</text:p>
          </table:table-cell>
          <table:table-cell table:number-columns-repeated="16383"/>
        </table:table-row>
        <table:table-row table:style-name="ro1">
          <table:table-cell office:value-type="string" office:string-value="{&quot;R45&quot;: [{&quot;shape_coords&quot;:[45,22,5],&quot;shape_name&quot;:&quot;Round&quot;,&quot;synonyms&quot;:[&quot;R45&quot;,&quot;Rond 45&quot;,&quot;Rond45&quot;]}]}," table:formula="of:=[Round.I23]" table:style-name="ce1">
            <text:p>{"R45": [{"shape_coords":[45,22,5],"shape_name":"Round","synonyms":["R45","Rond 45","Rond45"]}]},</text:p>
          </table:table-cell>
          <table:table-cell table:number-columns-repeated="16383"/>
        </table:table-row>
        <table:table-row table:style-name="ro1">
          <table:table-cell office:value-type="string" office:string-value="{&quot;R50&quot;: [{&quot;shape_coords&quot;:[50,25],&quot;shape_name&quot;:&quot;Round&quot;,&quot;synonyms&quot;:[&quot;R50&quot;,&quot;Rond 50&quot;,&quot;Rond50&quot;]}]}," table:formula="of:=[Round.I24]" table:style-name="ce1">
            <text:p>{"R50": [{"shape_coords":[50,25],"shape_name":"Round","synonyms":["R50","Rond 50","Rond50"]}]},</text:p>
          </table:table-cell>
          <table:table-cell table:number-columns-repeated="16383"/>
        </table:table-row>
        <table:table-row table:style-name="ro1">
          <table:table-cell office:value-type="string" office:string-value="{&quot;R55&quot;: [{&quot;shape_coords&quot;:[55,27,5],&quot;shape_name&quot;:&quot;Round&quot;,&quot;synonyms&quot;:[&quot;R55&quot;,&quot;Rond 55&quot;,&quot;Rond55&quot;]}]}," table:formula="of:=[Round.I25]" table:style-name="ce1">
            <text:p>{"R55": [{"shape_coords":[55,27,5],"shape_name":"Round","synonyms":["R55","Rond 55","Rond55"]}]},</text:p>
          </table:table-cell>
          <table:table-cell table:number-columns-repeated="16383"/>
        </table:table-row>
        <table:table-row table:style-name="ro1">
          <table:table-cell office:value-type="string" office:string-value="{&quot;R60&quot;: [{&quot;shape_coords&quot;:[60,30],&quot;shape_name&quot;:&quot;Round&quot;,&quot;synonyms&quot;:[&quot;R60&quot;,&quot;Rond 60&quot;,&quot;Rond60&quot;]}]}," table:formula="of:=[Round.I26]" table:style-name="ce1">
            <text:p>{"R60": [{"shape_coords":[60,30],"shape_name":"Round","synonyms":["R60","Rond 60","Rond60"]}]},</text:p>
          </table:table-cell>
          <table:table-cell table:number-columns-repeated="16383"/>
        </table:table-row>
        <table:table-row table:style-name="ro1">
          <table:table-cell office:value-type="string" office:string-value="{&quot;R65&quot;: [{&quot;shape_coords&quot;:[65,32,5],&quot;shape_name&quot;:&quot;Round&quot;,&quot;synonyms&quot;:[&quot;R65&quot;,&quot;Rond 65&quot;,&quot;Rond65&quot;]}]}," table:formula="of:=[Round.I27]" table:style-name="ce1">
            <text:p>{"R65": [{"shape_coords":[65,32,5],"shape_name":"Round","synonyms":["R65","Rond 65","Rond65"]}]},</text:p>
          </table:table-cell>
          <table:table-cell table:number-columns-repeated="16383"/>
        </table:table-row>
        <table:table-row table:style-name="ro1">
          <table:table-cell office:value-type="string" office:string-value="{&quot;R70&quot;: [{&quot;shape_coords&quot;:[70,35],&quot;shape_name&quot;:&quot;Round&quot;,&quot;synonyms&quot;:[&quot;R70&quot;,&quot;Rond 70&quot;,&quot;Rond70&quot;]}]}," table:formula="of:=[Round.I28]" table:style-name="ce1">
            <text:p>{"R70": [{"shape_coords":[70,35],"shape_name":"Round","synonyms":["R70","Rond 70","Rond70"]}]},</text:p>
          </table:table-cell>
          <table:table-cell table:number-columns-repeated="16383"/>
        </table:table-row>
        <table:table-row table:style-name="ro1">
          <table:table-cell office:value-type="string" office:string-value="{&quot;R75&quot;: [{&quot;shape_coords&quot;:[75,37,5],&quot;shape_name&quot;:&quot;Round&quot;,&quot;synonyms&quot;:[&quot;R75&quot;,&quot;Rond 75&quot;,&quot;Rond75&quot;]}]}," table:formula="of:=[Round.I29]" table:style-name="ce1">
            <text:p>{"R75": [{"shape_coords":[75,37,5],"shape_name":"Round","synonyms":["R75","Rond 75","Rond75"]}]},</text:p>
          </table:table-cell>
          <table:table-cell table:number-columns-repeated="16383"/>
        </table:table-row>
        <table:table-row table:style-name="ro1">
          <table:table-cell office:value-type="string" office:string-value="{&quot;R80&quot;: [{&quot;shape_coords&quot;:[80,40],&quot;shape_name&quot;:&quot;Round&quot;,&quot;synonyms&quot;:[&quot;R80&quot;,&quot;Rond 80&quot;,&quot;Rond80&quot;]}]}," table:formula="of:=[Round.I30]" table:style-name="ce1">
            <text:p>{"R80": [{"shape_coords":[80,40],"shape_name":"Round","synonyms":["R80","Rond 80","Rond80"]}]},</text:p>
          </table:table-cell>
          <table:table-cell table:number-columns-repeated="16383"/>
        </table:table-row>
        <table:table-row table:style-name="ro1">
          <table:table-cell office:value-type="string" office:string-value="{&quot;R90&quot;: [{&quot;shape_coords&quot;:[90,45],&quot;shape_name&quot;:&quot;Round&quot;,&quot;synonyms&quot;:[&quot;R90&quot;,&quot;Rond 90&quot;,&quot;Rond90&quot;]}]}," table:formula="of:=[Round.I31]" table:style-name="ce1">
            <text:p>{"R90": [{"shape_coords":[90,45],"shape_name":"Round","synonyms":["R90","Rond 90","Rond90"]}]},</text:p>
          </table:table-cell>
          <table:table-cell table:number-columns-repeated="16383"/>
        </table:table-row>
        <table:table-row table:style-name="ro1">
          <table:table-cell office:value-type="string" office:string-value="{&quot;R100&quot;: [{&quot;shape_coords&quot;:[100,50],&quot;shape_name&quot;:&quot;Round&quot;,&quot;synonyms&quot;:[&quot;R100&quot;,&quot;Rond 100&quot;,&quot;Rond100&quot;]}]}," table:formula="of:=[Round.I32]" table:style-name="ce1">
            <text:p>{"R100": [{"shape_coords":[100,50],"shape_name":"Round","synonyms":["R100","Rond 100","Rond100"]}]},</text:p>
          </table:table-cell>
          <table:table-cell table:number-columns-repeated="16383"/>
        </table:table-row>
        <table:table-row table:style-name="ro1">
          <table:table-cell office:value-type="string" office:string-value="{&quot;K40/40/3&quot;: [{&quot;shape_coords&quot;:[40,40,3,4,5,3],&quot;shape_name&quot;:&quot;Square Hollow Section&quot;,&quot;synonyms&quot;:[&quot;K40/40/3&quot;,&quot;K40x40x3&quot;,&quot;K40/3&quot;,&quot;K40x3&quot;]}]}," table:formula="of:=[SquareHollowSection.M3]" table:style-name="ce1">
            <text:p>{"K40/40/3": [{"shape_coords":[40,40,3,4,5,3],"shape_name":"Square Hollow Section","synonyms":["K40/40/3","K40x40x3","K40/3","K40x3"]}]},</text:p>
          </table:table-cell>
          <table:table-cell table:number-columns-repeated="16383"/>
        </table:table-row>
        <table:table-row table:style-name="ro1">
          <table:table-cell office:value-type="string" office:string-value="{&quot;K40/40/4&quot;: [{&quot;shape_coords&quot;:[40,40,4,6,4],&quot;shape_name&quot;:&quot;Square Hollow Section&quot;,&quot;synonyms&quot;:[&quot;K40/40/4&quot;,&quot;K40x40x4&quot;,&quot;K40/4&quot;,&quot;K40x4&quot;]}]}," table:formula="of:=[SquareHollowSection.M4]" table:style-name="ce1">
            <text:p>{"K40/40/4": [{"shape_coords":[40,40,4,6,4],"shape_name":"Square Hollow Section","synonyms":["K40/40/4","K40x40x4","K40/4","K40x4"]}]},</text:p>
          </table:table-cell>
          <table:table-cell table:number-columns-repeated="16383"/>
        </table:table-row>
        <table:table-row table:style-name="ro1">
          <table:table-cell office:value-type="string" office:string-value="{&quot;K50/50/3&quot;: [{&quot;shape_coords&quot;:[50,50,3,4,5,3],&quot;shape_name&quot;:&quot;Square Hollow Section&quot;,&quot;synonyms&quot;:[&quot;K50/50/3&quot;,&quot;K50x50x3&quot;,&quot;K50/3&quot;,&quot;K50x3&quot;]}]}," table:formula="of:=[SquareHollowSection.M5]" table:style-name="ce1">
            <text:p>{"K50/50/3": [{"shape_coords":[50,50,3,4,5,3],"shape_name":"Square Hollow Section","synonyms":["K50/50/3","K50x50x3","K50/3","K50x3"]}]},</text:p>
          </table:table-cell>
          <table:table-cell table:number-columns-repeated="16383"/>
        </table:table-row>
        <table:table-row table:style-name="ro1">
          <table:table-cell office:value-type="string" office:string-value="{&quot;K50/50/4&quot;: [{&quot;shape_coords&quot;:[50,50,4,6,4],&quot;shape_name&quot;:&quot;Square Hollow Section&quot;,&quot;synonyms&quot;:[&quot;K50/50/4&quot;,&quot;K50x50x4&quot;,&quot;K50/4&quot;,&quot;K50x4&quot;]}]}," table:formula="of:=[SquareHollowSection.M6]" table:style-name="ce1">
            <text:p>{"K50/50/4": [{"shape_coords":[50,50,4,6,4],"shape_name":"Square Hollow Section","synonyms":["K50/50/4","K50x50x4","K50/4","K50x4"]}]},</text:p>
          </table:table-cell>
          <table:table-cell table:number-columns-repeated="16383"/>
        </table:table-row>
        <table:table-row table:style-name="ro1">
          <table:table-cell office:value-type="string" office:string-value="{&quot;K60/60/4&quot;: [{&quot;shape_coords&quot;:[60,60,4,6,4],&quot;shape_name&quot;:&quot;Square Hollow Section&quot;,&quot;synonyms&quot;:[&quot;K60/60/4&quot;,&quot;K60x60x4&quot;,&quot;K60/4&quot;,&quot;K60x4&quot;]}]}," table:formula="of:=[SquareHollowSection.M7]" table:style-name="ce1">
            <text:p>{"K60/60/4": [{"shape_coords":[60,60,4,6,4],"shape_name":"Square Hollow Section","synonyms":["K60/60/4","K60x60x4","K60/4","K60x4"]}]},</text:p>
          </table:table-cell>
          <table:table-cell table:number-columns-repeated="16383"/>
        </table:table-row>
        <table:table-row table:style-name="ro1">
          <table:table-cell office:value-type="string" office:string-value="{&quot;K60/60/5&quot;: [{&quot;shape_coords&quot;:[60,60,5,7,5,5],&quot;shape_name&quot;:&quot;Square Hollow Section&quot;,&quot;synonyms&quot;:[&quot;K60/60/5&quot;,&quot;K60x60x5&quot;,&quot;K60/5&quot;,&quot;K60x5&quot;]}]}," table:formula="of:=[SquareHollowSection.M8]" table:style-name="ce1">
            <text:p>{"K60/60/5": [{"shape_coords":[60,60,5,7,5,5],"shape_name":"Square Hollow Section","synonyms":["K60/60/5","K60x60x5","K60/5","K60x5"]}]},</text:p>
          </table:table-cell>
          <table:table-cell table:number-columns-repeated="16383"/>
        </table:table-row>
        <table:table-row table:style-name="ro1">
          <table:table-cell office:value-type="string" office:string-value="{&quot;K60/60/6.3&quot;: [{&quot;shape_coords&quot;:[60,60,6.3,9,45,6.3],&quot;shape_name&quot;:&quot;Square Hollow Section&quot;,&quot;synonyms&quot;:[&quot;K60/60/6.3&quot;,&quot;K60x60x6.3&quot;,&quot;K60/6.3&quot;,&quot;K60x6.3&quot;]}]}," table:formula="of:=[SquareHollowSection.M9]" table:style-name="ce1">
            <text:p>{"K60/60/6.3": [{"shape_coords":[60,60,6.3,9,45,6.3],"shape_name":"Square Hollow Section","synonyms":["K60/60/6.3","K60x60x6.3","K60/6.3","K60x6.3"]}]},</text:p>
          </table:table-cell>
          <table:table-cell table:number-columns-repeated="16383"/>
        </table:table-row>
        <table:table-row table:style-name="ro1">
          <table:table-cell office:value-type="string" office:string-value="{&quot;K70/70/5&quot;: [{&quot;shape_coords&quot;:[70,70,5,7,5,5],&quot;shape_name&quot;:&quot;Square Hollow Section&quot;,&quot;synonyms&quot;:[&quot;K70/70/5&quot;,&quot;K70x70x5&quot;,&quot;K70/5&quot;,&quot;K70x5&quot;]}]}," table:formula="of:=[SquareHollowSection.M10]" table:style-name="ce1">
            <text:p>{"K70/70/5": [{"shape_coords":[70,70,5,7,5,5],"shape_name":"Square Hollow Section","synonyms":["K70/70/5","K70x70x5","K70/5","K70x5"]}]},</text:p>
          </table:table-cell>
          <table:table-cell table:number-columns-repeated="16383"/>
        </table:table-row>
        <table:table-row table:style-name="ro1">
          <table:table-cell office:value-type="string" office:string-value="{&quot;K70/70/6.3&quot;: [{&quot;shape_coords&quot;:[70,70,6.3,9,45,6.3],&quot;shape_name&quot;:&quot;Square Hollow Section&quot;,&quot;synonyms&quot;:[&quot;K70/70/6.3&quot;,&quot;K70x70x6.3&quot;,&quot;K70/6.3&quot;,&quot;K70x6.3&quot;]}]}," table:formula="of:=[SquareHollowSection.M11]" table:style-name="ce1">
            <text:p>{"K70/70/6.3": [{"shape_coords":[70,70,6.3,9,45,6.3],"shape_name":"Square Hollow Section","synonyms":["K70/70/6.3","K70x70x6.3","K70/6.3","K70x6.3"]}]},</text:p>
          </table:table-cell>
          <table:table-cell table:number-columns-repeated="16383"/>
        </table:table-row>
        <table:table-row table:style-name="ro1">
          <table:table-cell office:value-type="string" office:string-value="{&quot;K80/80/3.6&quot;: [{&quot;shape_coords&quot;:[80,80,3.6,5,4,3.6],&quot;shape_name&quot;:&quot;Square Hollow Section&quot;,&quot;synonyms&quot;:[&quot;K80/80/3.6&quot;,&quot;K80x80x3.6&quot;,&quot;K80/3.6&quot;,&quot;K80x3.6&quot;]}]}," table:formula="of:=[SquareHollowSection.M12]" table:style-name="ce1">
            <text:p>{"K80/80/3.6": [{"shape_coords":[80,80,3.6,5,4,3.6],"shape_name":"Square Hollow Section","synonyms":["K80/80/3.6","K80x80x3.6","K80/3.6","K80x3.6"]}]},</text:p>
          </table:table-cell>
          <table:table-cell table:number-columns-repeated="16383"/>
        </table:table-row>
        <table:table-row table:style-name="ro1">
          <table:table-cell office:value-type="string" office:string-value="{&quot;K80/80/5&quot;: [{&quot;shape_coords&quot;:[80,80,5,7,5,5],&quot;shape_name&quot;:&quot;Square Hollow Section&quot;,&quot;synonyms&quot;:[&quot;K80/80/5&quot;,&quot;K80x80x5&quot;,&quot;K80/5&quot;,&quot;K80x5&quot;]}]}," table:formula="of:=[SquareHollowSection.M13]" table:style-name="ce1">
            <text:p>{"K80/80/5": [{"shape_coords":[80,80,5,7,5,5],"shape_name":"Square Hollow Section","synonyms":["K80/80/5","K80x80x5","K80/5","K80x5"]}]},</text:p>
          </table:table-cell>
          <table:table-cell table:number-columns-repeated="16383"/>
        </table:table-row>
        <table:table-row table:style-name="ro1">
          <table:table-cell office:value-type="string" office:string-value="{&quot;K80/80/6.3&quot;: [{&quot;shape_coords&quot;:[80,80,6.3,9,45,6.3],&quot;shape_name&quot;:&quot;Square Hollow Section&quot;,&quot;synonyms&quot;:[&quot;K80/80/6.3&quot;,&quot;K80x80x6.3&quot;,&quot;K80/6.3&quot;,&quot;K80x6.3&quot;]}]}," table:formula="of:=[SquareHollowSection.M14]" table:style-name="ce1">
            <text:p>{"K80/80/6.3": [{"shape_coords":[80,80,6.3,9,45,6.3],"shape_name":"Square Hollow Section","synonyms":["K80/80/6.3","K80x80x6.3","K80/6.3","K80x6.3"]}]},</text:p>
          </table:table-cell>
          <table:table-cell table:number-columns-repeated="16383"/>
        </table:table-row>
        <table:table-row table:style-name="ro1">
          <table:table-cell office:value-type="string" office:string-value="{&quot;K90/90/5&quot;: [{&quot;shape_coords&quot;:[90,90,5,7,5,5],&quot;shape_name&quot;:&quot;Square Hollow Section&quot;,&quot;synonyms&quot;:[&quot;K90/90/5&quot;,&quot;K90x90x5&quot;,&quot;K90/5&quot;,&quot;K90x5&quot;]}]}," table:formula="of:=[SquareHollowSection.M15]" table:style-name="ce1">
            <text:p>{"K90/90/5": [{"shape_coords":[90,90,5,7,5,5],"shape_name":"Square Hollow Section","synonyms":["K90/90/5","K90x90x5","K90/5","K90x5"]}]},</text:p>
          </table:table-cell>
          <table:table-cell table:number-columns-repeated="16383"/>
        </table:table-row>
        <table:table-row table:style-name="ro1">
          <table:table-cell office:value-type="string" office:string-value="{&quot;K90/90/6.3&quot;: [{&quot;shape_coords&quot;:[90,90,6.3,9,45,6.3],&quot;shape_name&quot;:&quot;Square Hollow Section&quot;,&quot;synonyms&quot;:[&quot;K90/90/6.3&quot;,&quot;K90x90x6.3&quot;,&quot;K90/6.3&quot;,&quot;K90x6.3&quot;]}]}," table:formula="of:=[SquareHollowSection.M16]" table:style-name="ce1">
            <text:p>{"K90/90/6.3": [{"shape_coords":[90,90,6.3,9,45,6.3],"shape_name":"Square Hollow Section","synonyms":["K90/90/6.3","K90x90x6.3","K90/6.3","K90x6.3"]}]},</text:p>
          </table:table-cell>
          <table:table-cell table:number-columns-repeated="16383"/>
        </table:table-row>
        <table:table-row table:style-name="ro1">
          <table:table-cell office:value-type="string" office:string-value="{&quot;K100/100/5&quot;: [{&quot;shape_coords&quot;:[100,100,5,7,5,5],&quot;shape_name&quot;:&quot;Square Hollow Section&quot;,&quot;synonyms&quot;:[&quot;K100/100/5&quot;,&quot;K100x100x5&quot;,&quot;K100/5&quot;,&quot;K100x5&quot;]}]}," table:formula="of:=[SquareHollowSection.M17]" table:style-name="ce1">
            <text:p>{"K100/100/5": [{"shape_coords":[100,100,5,7,5,5],"shape_name":"Square Hollow Section","synonyms":["K100/100/5","K100x100x5","K100/5","K100x5"]}]},</text:p>
          </table:table-cell>
          <table:table-cell table:number-columns-repeated="16383"/>
        </table:table-row>
        <table:table-row table:style-name="ro1">
          <table:table-cell office:value-type="string" office:string-value="{&quot;K100/100/6.3&quot;: [{&quot;shape_coords&quot;:[100,100,6.3,9,45,6.3],&quot;shape_name&quot;:&quot;Square Hollow Section&quot;,&quot;synonyms&quot;:[&quot;K100/100/6.3&quot;,&quot;K100x100x6.3&quot;,&quot;K100/6.3&quot;,&quot;K100x6.3&quot;]}]}," table:formula="of:=[SquareHollowSection.M18]" table:style-name="ce1">
            <text:p>{"K100/100/6.3": [{"shape_coords":[100,100,6.3,9,45,6.3],"shape_name":"Square Hollow Section","synonyms":["K100/100/6.3","K100x100x6.3","K100/6.3","K100x6.3"]}]},</text:p>
          </table:table-cell>
          <table:table-cell table:number-columns-repeated="16383"/>
        </table:table-row>
        <table:table-row table:style-name="ro1">
          <table:table-cell office:value-type="string" office:string-value="{&quot;K100/100/8&quot;: [{&quot;shape_coords&quot;:[100,100,8,12,8],&quot;shape_name&quot;:&quot;Square Hollow Section&quot;,&quot;synonyms&quot;:[&quot;K100/100/8&quot;,&quot;K100x100x8&quot;,&quot;K100/8&quot;,&quot;K100x8&quot;]}]}," table:formula="of:=[SquareHollowSection.M19]" table:style-name="ce1">
            <text:p>{"K100/100/8": [{"shape_coords":[100,100,8,12,8],"shape_name":"Square Hollow Section","synonyms":["K100/100/8","K100x100x8","K100/8","K100x8"]}]},</text:p>
          </table:table-cell>
          <table:table-cell table:number-columns-repeated="16383"/>
        </table:table-row>
        <table:table-row table:style-name="ro1">
          <table:table-cell office:value-type="string" office:string-value="{&quot;K120/120/5&quot;: [{&quot;shape_coords&quot;:[120,120,5,7,5,5],&quot;shape_name&quot;:&quot;Square Hollow Section&quot;,&quot;synonyms&quot;:[&quot;K120/120/5&quot;,&quot;K120x120x5&quot;,&quot;K120/5&quot;,&quot;K120x5&quot;]}]}," table:formula="of:=[SquareHollowSection.M20]" table:style-name="ce1">
            <text:p>{"K120/120/5": [{"shape_coords":[120,120,5,7,5,5],"shape_name":"Square Hollow Section","synonyms":["K120/120/5","K120x120x5","K120/5","K120x5"]}]},</text:p>
          </table:table-cell>
          <table:table-cell table:number-columns-repeated="16383"/>
        </table:table-row>
        <table:table-row table:style-name="ro1">
          <table:table-cell office:value-type="string" office:string-value="{&quot;K120/120/6.3&quot;: [{&quot;shape_coords&quot;:[120,120,6.3,9,45,6.3],&quot;shape_name&quot;:&quot;Square Hollow Section&quot;,&quot;synonyms&quot;:[&quot;K120/120/6.3&quot;,&quot;K120x120x6.3&quot;,&quot;K120/6.3&quot;,&quot;K120x6.3&quot;]}]}," table:formula="of:=[SquareHollowSection.M21]" table:style-name="ce1">
            <text:p>{"K120/120/6.3": [{"shape_coords":[120,120,6.3,9,45,6.3],"shape_name":"Square Hollow Section","synonyms":["K120/120/6.3","K120x120x6.3","K120/6.3","K120x6.3"]}]},</text:p>
          </table:table-cell>
          <table:table-cell table:number-columns-repeated="16383"/>
        </table:table-row>
        <table:table-row table:style-name="ro1">
          <table:table-cell office:value-type="string" office:string-value="{&quot;K120/120/8&quot;: [{&quot;shape_coords&quot;:[120,120,8,12,8],&quot;shape_name&quot;:&quot;Square Hollow Section&quot;,&quot;synonyms&quot;:[&quot;K120/120/8&quot;,&quot;K120x120x8&quot;,&quot;K120/8&quot;,&quot;K120x8&quot;]}]}," table:formula="of:=[SquareHollowSection.M22]" table:style-name="ce1">
            <text:p>{"K120/120/8": [{"shape_coords":[120,120,8,12,8],"shape_name":"Square Hollow Section","synonyms":["K120/120/8","K120x120x8","K120/8","K120x8"]}]},</text:p>
          </table:table-cell>
          <table:table-cell table:number-columns-repeated="16383"/>
        </table:table-row>
        <table:table-row table:style-name="ro1">
          <table:table-cell office:value-type="string" office:string-value="{&quot;K140/140/8&quot;: [{&quot;shape_coords&quot;:[140,140,8,12,8],&quot;shape_name&quot;:&quot;Square Hollow Section&quot;,&quot;synonyms&quot;:[&quot;K140/140/8&quot;,&quot;K140x140x8&quot;,&quot;K140/8&quot;,&quot;K140x8&quot;]}]}," table:formula="of:=[SquareHollowSection.M23]" table:style-name="ce1">
            <text:p>{"K140/140/8": [{"shape_coords":[140,140,8,12,8],"shape_name":"Square Hollow Section","synonyms":["K140/140/8","K140x140x8","K140/8","K140x8"]}]},</text:p>
          </table:table-cell>
          <table:table-cell table:number-columns-repeated="16383"/>
        </table:table-row>
        <table:table-row table:style-name="ro1">
          <table:table-cell office:value-type="string" office:string-value="{&quot;K140/140/10&quot;: [{&quot;shape_coords&quot;:[140,140,10,15,10],&quot;shape_name&quot;:&quot;Square Hollow Section&quot;,&quot;synonyms&quot;:[&quot;K140/140/10&quot;,&quot;K140x140x10&quot;,&quot;K140/10&quot;,&quot;K140x10&quot;]}]}," table:formula="of:=[SquareHollowSection.M24]" table:style-name="ce1">
            <text:p>{"K140/140/10": [{"shape_coords":[140,140,10,15,10],"shape_name":"Square Hollow Section","synonyms":["K140/140/10","K140x140x10","K140/10","K140x10"]}]},</text:p>
          </table:table-cell>
          <table:table-cell table:number-columns-repeated="16383"/>
        </table:table-row>
        <table:table-row table:style-name="ro1">
          <table:table-cell office:value-type="string" office:string-value="{&quot;K150/150/8&quot;: [{&quot;shape_coords&quot;:[150,150,8,12,8],&quot;shape_name&quot;:&quot;Square Hollow Section&quot;,&quot;synonyms&quot;:[&quot;K150/150/8&quot;,&quot;K150x150x8&quot;,&quot;K150/8&quot;,&quot;K150x8&quot;]}]}," table:formula="of:=[SquareHollowSection.M25]" table:style-name="ce1">
            <text:p>{"K150/150/8": [{"shape_coords":[150,150,8,12,8],"shape_name":"Square Hollow Section","synonyms":["K150/150/8","K150x150x8","K150/8","K150x8"]}]},</text:p>
          </table:table-cell>
          <table:table-cell table:number-columns-repeated="16383"/>
        </table:table-row>
        <table:table-row table:style-name="ro1">
          <table:table-cell office:value-type="string" office:string-value="{&quot;K150/150/10&quot;: [{&quot;shape_coords&quot;:[150,150,10,15,10],&quot;shape_name&quot;:&quot;Square Hollow Section&quot;,&quot;synonyms&quot;:[&quot;K150/150/10&quot;,&quot;K150x150x10&quot;,&quot;K150/10&quot;,&quot;K150x10&quot;]}]}," table:formula="of:=[SquareHollowSection.M26]" table:style-name="ce1">
            <text:p>{"K150/150/10": [{"shape_coords":[150,150,10,15,10],"shape_name":"Square Hollow Section","synonyms":["K150/150/10","K150x150x10","K150/10","K150x10"]}]},</text:p>
          </table:table-cell>
          <table:table-cell table:number-columns-repeated="16383"/>
        </table:table-row>
        <table:table-row table:style-name="ro1">
          <table:table-cell office:value-type="string" office:string-value="{&quot;K150/150/12.5&quot;: [{&quot;shape_coords&quot;:[150,150,12.5,18,75,12.5],&quot;shape_name&quot;:&quot;Square Hollow Section&quot;,&quot;synonyms&quot;:[&quot;K150/150/12.5&quot;,&quot;K150x150x12.5&quot;,&quot;K150/12.5&quot;,&quot;K150x12.5&quot;]}]}," table:formula="of:=[SquareHollowSection.M27]" table:style-name="ce1">
            <text:p>{"K150/150/12.5": [{"shape_coords":[150,150,12.5,18,75,12.5],"shape_name":"Square Hollow Section","synonyms":["K150/150/12.5","K150x150x12.5","K150/12.5","K150x12.5"]}]},</text:p>
          </table:table-cell>
          <table:table-cell table:number-columns-repeated="16383"/>
        </table:table-row>
        <table:table-row table:style-name="ro1">
          <table:table-cell office:value-type="string" office:string-value="{&quot;K160/160/8&quot;: [{&quot;shape_coords&quot;:[160,160,8,12,8],&quot;shape_name&quot;:&quot;Square Hollow Section&quot;,&quot;synonyms&quot;:[&quot;K160/160/8&quot;,&quot;K160x160x8&quot;,&quot;K160/8&quot;,&quot;K160x8&quot;]}]}," table:formula="of:=[SquareHollowSection.M28]" table:style-name="ce1">
            <text:p>{"K160/160/8": [{"shape_coords":[160,160,8,12,8],"shape_name":"Square Hollow Section","synonyms":["K160/160/8","K160x160x8","K160/8","K160x8"]}]},</text:p>
          </table:table-cell>
          <table:table-cell table:number-columns-repeated="16383"/>
        </table:table-row>
        <table:table-row table:style-name="ro1">
          <table:table-cell office:value-type="string" office:string-value="{&quot;K160/160/10&quot;: [{&quot;shape_coords&quot;:[160,160,10,15,10],&quot;shape_name&quot;:&quot;Square Hollow Section&quot;,&quot;synonyms&quot;:[&quot;K160/160/10&quot;,&quot;K160x160x10&quot;,&quot;K160/10&quot;,&quot;K160x10&quot;]}]}," table:formula="of:=[SquareHollowSection.M29]" table:style-name="ce1">
            <text:p>{"K160/160/10": [{"shape_coords":[160,160,10,15,10],"shape_name":"Square Hollow Section","synonyms":["K160/160/10","K160x160x10","K160/10","K160x10"]}]},</text:p>
          </table:table-cell>
          <table:table-cell table:number-columns-repeated="16383"/>
        </table:table-row>
        <table:table-row table:style-name="ro1">
          <table:table-cell office:value-type="string" office:string-value="{&quot;K180/180/10&quot;: [{&quot;shape_coords&quot;:[180,180,10,15,10],&quot;shape_name&quot;:&quot;Square Hollow Section&quot;,&quot;synonyms&quot;:[&quot;K180/180/10&quot;,&quot;K180x180x10&quot;,&quot;K180/10&quot;,&quot;K180x10&quot;]}]}," table:formula="of:=[SquareHollowSection.M30]" table:style-name="ce1">
            <text:p>{"K180/180/10": [{"shape_coords":[180,180,10,15,10],"shape_name":"Square Hollow Section","synonyms":["K180/180/10","K180x180x10","K180/10","K180x10"]}]},</text:p>
          </table:table-cell>
          <table:table-cell table:number-columns-repeated="16383"/>
        </table:table-row>
        <table:table-row table:style-name="ro1">
          <table:table-cell office:value-type="string" office:string-value="{&quot;K180/180/12.5&quot;: [{&quot;shape_coords&quot;:[180,180,12.5,18,75,12.5],&quot;shape_name&quot;:&quot;Square Hollow Section&quot;,&quot;synonyms&quot;:[&quot;K180/180/12.5&quot;,&quot;K180x180x12.5&quot;,&quot;K180/12.5&quot;,&quot;K180x12.5&quot;]}]}," table:formula="of:=[SquareHollowSection.M31]" table:style-name="ce1">
            <text:p>{"K180/180/12.5": [{"shape_coords":[180,180,12.5,18,75,12.5],"shape_name":"Square Hollow Section","synonyms":["K180/180/12.5","K180x180x12.5","K180/12.5","K180x12.5"]}]},</text:p>
          </table:table-cell>
          <table:table-cell table:number-columns-repeated="16383"/>
        </table:table-row>
        <table:table-row table:style-name="ro1">
          <table:table-cell office:value-type="string" office:string-value="{&quot;K200/200/8&quot;: [{&quot;shape_coords&quot;:[200,200,8,12,8],&quot;shape_name&quot;:&quot;Square Hollow Section&quot;,&quot;synonyms&quot;:[&quot;K200/200/8&quot;,&quot;K200x200x8&quot;,&quot;K200/8&quot;,&quot;K200x8&quot;]}]}," table:formula="of:=[SquareHollowSection.M32]" table:style-name="ce1">
            <text:p>{"K200/200/8": [{"shape_coords":[200,200,8,12,8],"shape_name":"Square Hollow Section","synonyms":["K200/200/8","K200x200x8","K200/8","K200x8"]}]},</text:p>
          </table:table-cell>
          <table:table-cell table:number-columns-repeated="16383"/>
        </table:table-row>
        <table:table-row table:style-name="ro1">
          <table:table-cell office:value-type="string" office:string-value="{&quot;K200/200/10&quot;: [{&quot;shape_coords&quot;:[200,200,10,15,10],&quot;shape_name&quot;:&quot;Square Hollow Section&quot;,&quot;synonyms&quot;:[&quot;K200/200/10&quot;,&quot;K200x200x10&quot;,&quot;K200/10&quot;,&quot;K200x10&quot;]}]}," table:formula="of:=[SquareHollowSection.M33]" table:style-name="ce1">
            <text:p>{"K200/200/10": [{"shape_coords":[200,200,10,15,10],"shape_name":"Square Hollow Section","synonyms":["K200/200/10","K200x200x10","K200/10","K200x10"]}]},</text:p>
          </table:table-cell>
          <table:table-cell table:number-columns-repeated="16383"/>
        </table:table-row>
        <table:table-row table:style-name="ro1">
          <table:table-cell office:value-type="string" office:string-value="{&quot;K200/200/12.5&quot;: [{&quot;shape_coords&quot;:[200,200,12.5,18,75,12.5],&quot;shape_name&quot;:&quot;Square Hollow Section&quot;,&quot;synonyms&quot;:[&quot;K200/200/12.5&quot;,&quot;K200x200x12.5&quot;,&quot;K200/12.5&quot;,&quot;K200x12.5&quot;]}]}," table:formula="of:=[SquareHollowSection.M34]" table:style-name="ce1">
            <text:p>{"K200/200/12.5": [{"shape_coords":[200,200,12.5,18,75,12.5],"shape_name":"Square Hollow Section","synonyms":["K200/200/12.5","K200x200x12.5","K200/12.5","K200x12.5"]}]},</text:p>
          </table:table-cell>
          <table:table-cell table:number-columns-repeated="16383"/>
        </table:table-row>
        <table:table-row table:style-name="ro1">
          <table:table-cell office:value-type="string" office:string-value="{&quot;K250/250/10&quot;: [{&quot;shape_coords&quot;:[250,250,10,15,10],&quot;shape_name&quot;:&quot;Square Hollow Section&quot;,&quot;synonyms&quot;:[&quot;K250/250/10&quot;,&quot;K250x250x10&quot;,&quot;K250/10&quot;,&quot;K250x10&quot;]}]}," table:formula="of:=[SquareHollowSection.M35]" table:style-name="ce1">
            <text:p>{"K250/250/10": [{"shape_coords":[250,250,10,15,10],"shape_name":"Square Hollow Section","synonyms":["K250/250/10","K250x250x10","K250/10","K250x10"]}]},</text:p>
          </table:table-cell>
          <table:table-cell table:number-columns-repeated="16383"/>
        </table:table-row>
        <table:table-row table:style-name="ro1">
          <table:table-cell office:value-type="string" office:string-value="{&quot;K250/250/12.5&quot;: [{&quot;shape_coords&quot;:[250,250,12.5,18,75,12.5],&quot;shape_name&quot;:&quot;Square Hollow Section&quot;,&quot;synonyms&quot;:[&quot;K250/250/12.5&quot;,&quot;K250x250x12.5&quot;,&quot;K250/12.5&quot;,&quot;K250x12.5&quot;]}]}," table:formula="of:=[SquareHollowSection.M36]" table:style-name="ce1">
            <text:p>{"K250/250/12.5": [{"shape_coords":[250,250,12.5,18,75,12.5],"shape_name":"Square Hollow Section","synonyms":["K250/250/12.5","K250x250x12.5","K250/12.5","K250x12.5"]}]},</text:p>
          </table:table-cell>
          <table:table-cell table:number-columns-repeated="16383"/>
        </table:table-row>
        <table:table-row table:style-name="ro1">
          <table:table-cell office:value-type="string" office:string-value="{&quot;K300/300/10&quot;: [{&quot;shape_coords&quot;:[300,300,10,15,10],&quot;shape_name&quot;:&quot;Square Hollow Section&quot;,&quot;synonyms&quot;:[&quot;K300/300/10&quot;,&quot;K300x300x10&quot;,&quot;K300/10&quot;,&quot;K300x10&quot;]}]}," table:formula="of:=[SquareHollowSection.M37]" table:style-name="ce1">
            <text:p>{"K300/300/10": [{"shape_coords":[300,300,10,15,10],"shape_name":"Square Hollow Section","synonyms":["K300/300/10","K300x300x10","K300/10","K300x10"]}]},</text:p>
          </table:table-cell>
          <table:table-cell table:number-columns-repeated="16383"/>
        </table:table-row>
        <table:table-row table:style-name="ro1">
          <table:table-cell office:value-type="string" office:string-value="{&quot;K300/300/12.5&quot;: [{&quot;shape_coords&quot;:[300,300,12.5,18,75,12.5],&quot;shape_name&quot;:&quot;Square Hollow Section&quot;,&quot;synonyms&quot;:[&quot;K300/300/12.5&quot;,&quot;K300x300x12.5&quot;,&quot;K300/12.5&quot;,&quot;K300x12.5&quot;]}]}," table:formula="of:=[SquareHollowSection.M38]" table:style-name="ce1">
            <text:p>{"K300/300/12.5": [{"shape_coords":[300,300,12.5,18,75,12.5],"shape_name":"Square Hollow Section","synonyms":["K300/300/12.5","K300x300x12.5","K300/12.5","K300x12.5"]}]},</text:p>
          </table:table-cell>
          <table:table-cell table:number-columns-repeated="16383"/>
        </table:table-row>
        <table:table-row table:style-name="ro1">
          <table:table-cell office:value-type="string" office:string-value="{&quot;K350/350/10&quot;: [{&quot;shape_coords&quot;:[350,350,10,15,10],&quot;shape_name&quot;:&quot;Square Hollow Section&quot;,&quot;synonyms&quot;:[&quot;K350/350/10&quot;,&quot;K350x350x10&quot;,&quot;K350/10&quot;,&quot;K350x10&quot;]}]}," table:formula="of:=[SquareHollowSection.M39]" table:style-name="ce1">
            <text:p>{"K350/350/10": [{"shape_coords":[350,350,10,15,10],"shape_name":"Square Hollow Section","synonyms":["K350/350/10","K350x350x10","K350/10","K350x10"]}]},</text:p>
          </table:table-cell>
          <table:table-cell table:number-columns-repeated="16383"/>
        </table:table-row>
        <table:table-row table:style-name="ro1">
          <table:table-cell office:value-type="string" office:string-value="{&quot;K350/350/12.5&quot;: [{&quot;shape_coords&quot;:[350,350,12,5,18,75,12,5],&quot;shape_name&quot;:&quot;Square Hollow Section&quot;,&quot;synonyms&quot;:[&quot;K350/350/12.5&quot;,&quot;K350x350x12,5&quot;,&quot;K350/12,5&quot;,&quot;K350x12,5&quot;]}]}," table:formula="of:=[SquareHollowSection.M40]" table:style-name="ce1">
            <text:p>{"K350/350/12.5": [{"shape_coords":[350,350,12,5,18,75,12,5],"shape_name":"Square Hollow Section","synonyms":["K350/350/12.5","K350x350x12,5","K350/12,5","K350x12,5"]}]},</text:p>
          </table:table-cell>
          <table:table-cell table:number-columns-repeated="16383"/>
        </table:table-row>
        <table:table-row table:style-name="ro1">
          <table:table-cell office:value-type="string" office:string-value="{&quot;K400/400/12.5&quot;: [{&quot;shape_coords&quot;:[400,400,12.5,18,75,12.5],&quot;shape_name&quot;:&quot;Square Hollow Section&quot;,&quot;synonyms&quot;:[&quot;K400/400/12.5&quot;,&quot;K400x400x12.5&quot;,&quot;K400/12.5&quot;,&quot;K400x12.5&quot;]}]}," table:formula="of:=[SquareHollowSection.M41]" table:style-name="ce1">
            <text:p>{"K400/400/12.5": [{"shape_coords":[400,400,12.5,18,75,12.5],"shape_name":"Square Hollow Section","synonyms":["K400/400/12.5","K400x400x12.5","K400/12.5","K400x12.5"]}]},</text:p>
          </table:table-cell>
          <table:table-cell table:number-columns-repeated="16383"/>
        </table:table-row>
        <table:table-row table:style-name="ro1">
          <table:table-cell office:value-type="string" office:string-value="{&quot;K400/400/16&quot;: [{&quot;shape_coords&quot;:[400,400,16,24,16],&quot;shape_name&quot;:&quot;Square Hollow Section&quot;,&quot;synonyms&quot;:[&quot;K400/400/16&quot;,&quot;K400x400x16&quot;,&quot;K400/16&quot;,&quot;K400x16&quot;]}]}," table:formula="of:=[SquareHollowSection.M42]" table:style-name="ce1">
            <text:p>{"K400/400/16": [{"shape_coords":[400,400,16,24,16],"shape_name":"Square Hollow Section","synonyms":["K400/400/16","K400x400x16","K400/16","K400x16"]}]},</text:p>
          </table:table-cell>
          <table:table-cell table:number-columns-repeated="16383"/>
        </table:table-row>
        <table:table-row table:style-name="ro1">
          <table:table-cell office:value-type="string" office:string-value="{&quot;K50/30/3,2&quot;: [{&quot;shape_coords&quot;:[50,30,3,2,4,8,3,2],&quot;shape_name&quot;:&quot;Rectangle Hollow Section&quot;,&quot;synonyms&quot;:[&quot;K50/30/3,2&quot;,&quot;K50x30x3,2&quot;,&quot;K50/3,2&quot;,&quot;K50x3,2&quot;]}]}," table:formula="of:=[RectangleHollowSection.M3]" table:style-name="ce1">
            <text:p>{"K50/30/3,2": [{"shape_coords":[50,30,3,2,4,8,3,2],"shape_name":"Rectangle Hollow Section","synonyms":["K50/30/3,2","K50x30x3,2","K50/3,2","K50x3,2"]}]},</text:p>
          </table:table-cell>
          <table:table-cell table:number-columns-repeated="16383"/>
        </table:table-row>
        <table:table-row table:style-name="ro1">
          <table:table-cell office:value-type="string" office:string-value="{&quot;K50/30/4&quot;: [{&quot;shape_coords&quot;:[50,30,4,6,4],&quot;shape_name&quot;:&quot;Rectangle Hollow Section&quot;,&quot;synonyms&quot;:[&quot;K50/30/4&quot;,&quot;K50x30x4&quot;,&quot;K50/4&quot;,&quot;K50x4&quot;]}]}," table:formula="of:=[RectangleHollowSection.M4]" table:style-name="ce1">
            <text:p>{"K50/30/4": [{"shape_coords":[50,30,4,6,4],"shape_name":"Rectangle Hollow Section","synonyms":["K50/30/4","K50x30x4","K50/4","K50x4"]}]},</text:p>
          </table:table-cell>
          <table:table-cell table:number-columns-repeated="16383"/>
        </table:table-row>
        <table:table-row table:style-name="ro1">
          <table:table-cell office:value-type="string" office:string-value="{&quot;K60/40/4&quot;: [{&quot;shape_coords&quot;:[60,40,4,6,4],&quot;shape_name&quot;:&quot;Rectangle Hollow Section&quot;,&quot;synonyms&quot;:[&quot;K60/40/4&quot;,&quot;K60x40x4&quot;,&quot;K60/4&quot;,&quot;K60x4&quot;]}]}," table:formula="of:=[RectangleHollowSection.M5]" table:style-name="ce1">
            <text:p>{"K60/40/4": [{"shape_coords":[60,40,4,6,4],"shape_name":"Rectangle Hollow Section","synonyms":["K60/40/4","K60x40x4","K60/4","K60x4"]}]},</text:p>
          </table:table-cell>
          <table:table-cell table:number-columns-repeated="16383"/>
        </table:table-row>
        <table:table-row table:style-name="ro1">
          <table:table-cell office:value-type="string" office:string-value="{&quot;K60/40/5&quot;: [{&quot;shape_coords&quot;:[60,40,5,7,5,5],&quot;shape_name&quot;:&quot;Rectangle Hollow Section&quot;,&quot;synonyms&quot;:[&quot;K60/40/5&quot;,&quot;K60x40x5&quot;,&quot;K60/5&quot;,&quot;K60x5&quot;]}]}," table:formula="of:=[RectangleHollowSection.M6]" table:style-name="ce1">
            <text:p>{"K60/40/5": [{"shape_coords":[60,40,5,7,5,5],"shape_name":"Rectangle Hollow Section","synonyms":["K60/40/5","K60x40x5","K60/5","K60x5"]}]},</text:p>
          </table:table-cell>
          <table:table-cell table:number-columns-repeated="16383"/>
        </table:table-row>
        <table:table-row table:style-name="ro1">
          <table:table-cell office:value-type="string" office:string-value="{&quot;K80/40/4&quot;: [{&quot;shape_coords&quot;:[80,40,4,6,4],&quot;shape_name&quot;:&quot;Rectangle Hollow Section&quot;,&quot;synonyms&quot;:[&quot;K80/40/4&quot;,&quot;K80x40x4&quot;,&quot;K80/4&quot;,&quot;K80x4&quot;]}]}," table:formula="of:=[RectangleHollowSection.M7]" table:style-name="ce1">
            <text:p>{"K80/40/4": [{"shape_coords":[80,40,4,6,4],"shape_name":"Rectangle Hollow Section","synonyms":["K80/40/4","K80x40x4","K80/4","K80x4"]}]},</text:p>
          </table:table-cell>
          <table:table-cell table:number-columns-repeated="16383"/>
        </table:table-row>
        <table:table-row table:style-name="ro1">
          <table:table-cell office:value-type="string" office:string-value="{&quot;K80/40/5&quot;: [{&quot;shape_coords&quot;:[80,40,5,7,5,5],&quot;shape_name&quot;:&quot;Rectangle Hollow Section&quot;,&quot;synonyms&quot;:[&quot;K80/40/5&quot;,&quot;K80x40x5&quot;,&quot;K80/5&quot;,&quot;K80x5&quot;]}]}," table:formula="of:=[RectangleHollowSection.M8]" table:style-name="ce1">
            <text:p>{"K80/40/5": [{"shape_coords":[80,40,5,7,5,5],"shape_name":"Rectangle Hollow Section","synonyms":["K80/40/5","K80x40x5","K80/5","K80x5"]}]},</text:p>
          </table:table-cell>
          <table:table-cell table:number-columns-repeated="16383"/>
        </table:table-row>
        <table:table-row table:style-name="ro1">
          <table:table-cell office:value-type="string" office:string-value="{&quot;K80/40/6,3&quot;: [{&quot;shape_coords&quot;:[80,40,6,3,9,45,6,3],&quot;shape_name&quot;:&quot;Rectangle Hollow Section&quot;,&quot;synonyms&quot;:[&quot;K80/40/6,3&quot;,&quot;K80x40x6,3&quot;,&quot;K80/6,3&quot;,&quot;K80x6,3&quot;]}]}," table:formula="of:=[RectangleHollowSection.M9]" table:style-name="ce1">
            <text:p>{"K80/40/6,3": [{"shape_coords":[80,40,6,3,9,45,6,3],"shape_name":"Rectangle Hollow Section","synonyms":["K80/40/6,3","K80x40x6,3","K80/6,3","K80x6,3"]}]},</text:p>
          </table:table-cell>
          <table:table-cell table:number-columns-repeated="16383"/>
        </table:table-row>
        <table:table-row table:style-name="ro1">
          <table:table-cell office:value-type="string" office:string-value="{&quot;K90/50/5&quot;: [{&quot;shape_coords&quot;:[90,50,5,7,5,5],&quot;shape_name&quot;:&quot;Rectangle Hollow Section&quot;,&quot;synonyms&quot;:[&quot;K90/50/5&quot;,&quot;K90x50x5&quot;,&quot;K90/5&quot;,&quot;K90x5&quot;]}]}," table:formula="of:=[RectangleHollowSection.M10]" table:style-name="ce1">
            <text:p>{"K90/50/5": [{"shape_coords":[90,50,5,7,5,5],"shape_name":"Rectangle Hollow Section","synonyms":["K90/50/5","K90x50x5","K90/5","K90x5"]}]},</text:p>
          </table:table-cell>
          <table:table-cell table:number-columns-repeated="16383"/>
        </table:table-row>
        <table:table-row table:style-name="ro1">
          <table:table-cell office:value-type="string" office:string-value="{&quot;K90/50/6,3&quot;: [{&quot;shape_coords&quot;:[90,50,6,3,9,45,6,3],&quot;shape_name&quot;:&quot;Rectangle Hollow Section&quot;,&quot;synonyms&quot;:[&quot;K90/50/6,3&quot;,&quot;K90x50x6,3&quot;,&quot;K90/6,3&quot;,&quot;K90x6,3&quot;]}]}," table:formula="of:=[RectangleHollowSection.M11]" table:style-name="ce1">
            <text:p>{"K90/50/6,3": [{"shape_coords":[90,50,6,3,9,45,6,3],"shape_name":"Rectangle Hollow Section","synonyms":["K90/50/6,3","K90x50x6,3","K90/6,3","K90x6,3"]}]},</text:p>
          </table:table-cell>
          <table:table-cell table:number-columns-repeated="16383"/>
        </table:table-row>
        <table:table-row table:style-name="ro1">
          <table:table-cell office:value-type="string" office:string-value="{&quot;K100/50/4&quot;: [{&quot;shape_coords&quot;:[100,50,4,6,4],&quot;shape_name&quot;:&quot;Rectangle Hollow Section&quot;,&quot;synonyms&quot;:[&quot;K100/50/4&quot;,&quot;K100x50x4&quot;,&quot;K100/4&quot;,&quot;K100x4&quot;]}]}," table:formula="of:=[RectangleHollowSection.M12]" table:style-name="ce1">
            <text:p>{"K100/50/4": [{"shape_coords":[100,50,4,6,4],"shape_name":"Rectangle Hollow Section","synonyms":["K100/50/4","K100x50x4","K100/4","K100x4"]}]},</text:p>
          </table:table-cell>
          <table:table-cell table:number-columns-repeated="16383"/>
        </table:table-row>
        <table:table-row table:style-name="ro1">
          <table:table-cell office:value-type="string" office:string-value="{&quot;K100/50/5&quot;: [{&quot;shape_coords&quot;:[100,50,5,7,5,5],&quot;shape_name&quot;:&quot;Rectangle Hollow Section&quot;,&quot;synonyms&quot;:[&quot;K100/50/5&quot;,&quot;K100x50x5&quot;,&quot;K100/5&quot;,&quot;K100x5&quot;]}]}," table:formula="of:=[RectangleHollowSection.M13]" table:style-name="ce1">
            <text:p>{"K100/50/5": [{"shape_coords":[100,50,5,7,5,5],"shape_name":"Rectangle Hollow Section","synonyms":["K100/50/5","K100x50x5","K100/5","K100x5"]}]},</text:p>
          </table:table-cell>
          <table:table-cell table:number-columns-repeated="16383"/>
        </table:table-row>
        <table:table-row table:style-name="ro1">
          <table:table-cell office:value-type="string" office:string-value="{&quot;K100/50/6,3&quot;: [{&quot;shape_coords&quot;:[100,50,6,3,9,45,6,3],&quot;shape_name&quot;:&quot;Rectangle Hollow Section&quot;,&quot;synonyms&quot;:[&quot;K100/50/6,3&quot;,&quot;K100x50x6,3&quot;,&quot;K100/6,3&quot;,&quot;K100x6,3&quot;]}]}," table:formula="of:=[RectangleHollowSection.M14]" table:style-name="ce1">
            <text:p>{"K100/50/6,3": [{"shape_coords":[100,50,6,3,9,45,6,3],"shape_name":"Rectangle Hollow Section","synonyms":["K100/50/6,3","K100x50x6,3","K100/6,3","K100x6,3"]}]},</text:p>
          </table:table-cell>
          <table:table-cell table:number-columns-repeated="16383"/>
        </table:table-row>
        <table:table-row table:style-name="ro1">
          <table:table-cell office:value-type="string" office:string-value="{&quot;K100/60/5&quot;: [{&quot;shape_coords&quot;:[100,60,5,7,5,5],&quot;shape_name&quot;:&quot;Rectangle Hollow Section&quot;,&quot;synonyms&quot;:[&quot;K100/60/5&quot;,&quot;K100x60x5&quot;,&quot;K100/5&quot;,&quot;K100x5&quot;]}]}," table:formula="of:=[RectangleHollowSection.M15]" table:style-name="ce1">
            <text:p>{"K100/60/5": [{"shape_coords":[100,60,5,7,5,5],"shape_name":"Rectangle Hollow Section","synonyms":["K100/60/5","K100x60x5","K100/5","K100x5"]}]},</text:p>
          </table:table-cell>
          <table:table-cell table:number-columns-repeated="16383"/>
        </table:table-row>
        <table:table-row table:style-name="ro1">
          <table:table-cell office:value-type="string" office:string-value="{&quot;K100/60/6,3&quot;: [{&quot;shape_coords&quot;:[100,60,6,3,9,45,6,3],&quot;shape_name&quot;:&quot;Rectangle Hollow Section&quot;,&quot;synonyms&quot;:[&quot;K100/60/6,3&quot;,&quot;K100x60x6,3&quot;,&quot;K100/6,3&quot;,&quot;K100x6,3&quot;]}]}," table:formula="of:=[RectangleHollowSection.M16]" table:style-name="ce1">
            <text:p>{"K100/60/6,3": [{"shape_coords":[100,60,6,3,9,45,6,3],"shape_name":"Rectangle Hollow Section","synonyms":["K100/60/6,3","K100x60x6,3","K100/6,3","K100x6,3"]}]},</text:p>
          </table:table-cell>
          <table:table-cell table:number-columns-repeated="16383"/>
        </table:table-row>
        <table:table-row table:style-name="ro1">
          <table:table-cell office:value-type="string" office:string-value="{&quot;K120/60/5&quot;: [{&quot;shape_coords&quot;:[120,60,5,7,5,5],&quot;shape_name&quot;:&quot;Rectangle Hollow Section&quot;,&quot;synonyms&quot;:[&quot;K120/60/5&quot;,&quot;K120x60x5&quot;,&quot;K120/5&quot;,&quot;K120x5&quot;]}]}," table:formula="of:=[RectangleHollowSection.M17]" table:style-name="ce1">
            <text:p>{"K120/60/5": [{"shape_coords":[120,60,5,7,5,5],"shape_name":"Rectangle Hollow Section","synonyms":["K120/60/5","K120x60x5","K120/5","K120x5"]}]},</text:p>
          </table:table-cell>
          <table:table-cell table:number-columns-repeated="16383"/>
        </table:table-row>
        <table:table-row table:style-name="ro1">
          <table:table-cell office:value-type="string" office:string-value="{&quot;K120/60/6,3&quot;: [{&quot;shape_coords&quot;:[120,60,6,3,9,45,6,3],&quot;shape_name&quot;:&quot;Rectangle Hollow Section&quot;,&quot;synonyms&quot;:[&quot;K120/60/6,3&quot;,&quot;K120x60x6,3&quot;,&quot;K120/6,3&quot;,&quot;K120x6,3&quot;]}]}," table:formula="of:=[RectangleHollowSection.M18]" table:style-name="ce1">
            <text:p>{"K120/60/6,3": [{"shape_coords":[120,60,6,3,9,45,6,3],"shape_name":"Rectangle Hollow Section","synonyms":["K120/60/6,3","K120x60x6,3","K120/6,3","K120x6,3"]}]},</text:p>
          </table:table-cell>
          <table:table-cell table:number-columns-repeated="16383"/>
        </table:table-row>
        <table:table-row table:style-name="ro1">
          <table:table-cell office:value-type="string" office:string-value="{&quot;K120/80/6,3&quot;: [{&quot;shape_coords&quot;:[120,80,6,3,9,45,6,3],&quot;shape_name&quot;:&quot;Rectangle Hollow Section&quot;,&quot;synonyms&quot;:[&quot;K120/80/6,3&quot;,&quot;K120x80x6,3&quot;,&quot;K120/6,3&quot;,&quot;K120x6,3&quot;]}]}," table:formula="of:=[RectangleHollowSection.M19]" table:style-name="ce1">
            <text:p>{"K120/80/6,3": [{"shape_coords":[120,80,6,3,9,45,6,3],"shape_name":"Rectangle Hollow Section","synonyms":["K120/80/6,3","K120x80x6,3","K120/6,3","K120x6,3"]}]},</text:p>
          </table:table-cell>
          <table:table-cell table:number-columns-repeated="16383"/>
        </table:table-row>
        <table:table-row table:style-name="ro1">
          <table:table-cell office:value-type="string" office:string-value="{&quot;K120/80/8&quot;: [{&quot;shape_coords&quot;:[120,80,8,12,8],&quot;shape_name&quot;:&quot;Rectangle Hollow Section&quot;,&quot;synonyms&quot;:[&quot;K120/80/8&quot;,&quot;K120x80x8&quot;,&quot;K120/8&quot;,&quot;K120x8&quot;]}]}," table:formula="of:=[RectangleHollowSection.M20]" table:style-name="ce1">
            <text:p>{"K120/80/8": [{"shape_coords":[120,80,8,12,8],"shape_name":"Rectangle Hollow Section","synonyms":["K120/80/8","K120x80x8","K120/8","K120x8"]}]},</text:p>
          </table:table-cell>
          <table:table-cell table:number-columns-repeated="16383"/>
        </table:table-row>
        <table:table-row table:style-name="ro1">
          <table:table-cell office:value-type="string" office:string-value="{&quot;K150/100/6,3&quot;: [{&quot;shape_coords&quot;:[150,100,6,3,9,45,6,3],&quot;shape_name&quot;:&quot;Rectangle Hollow Section&quot;,&quot;synonyms&quot;:[&quot;K150/100/6,3&quot;,&quot;K150x100x6,3&quot;,&quot;K150/6,3&quot;,&quot;K150x6,3&quot;]}]}," table:formula="of:=[RectangleHollowSection.M21]" table:style-name="ce1">
            <text:p>{"K150/100/6,3": [{"shape_coords":[150,100,6,3,9,45,6,3],"shape_name":"Rectangle Hollow Section","synonyms":["K150/100/6,3","K150x100x6,3","K150/6,3","K150x6,3"]}]},</text:p>
          </table:table-cell>
          <table:table-cell table:number-columns-repeated="16383"/>
        </table:table-row>
        <table:table-row table:style-name="ro1">
          <table:table-cell office:value-type="string" office:string-value="{&quot;K150/100/8&quot;: [{&quot;shape_coords&quot;:[150,100,8,12,8],&quot;shape_name&quot;:&quot;Rectangle Hollow Section&quot;,&quot;synonyms&quot;:[&quot;K150/100/8&quot;,&quot;K150x100x8&quot;,&quot;K150/8&quot;,&quot;K150x8&quot;]}]}," table:formula="of:=[RectangleHollowSection.M22]" table:style-name="ce1">
            <text:p>{"K150/100/8": [{"shape_coords":[150,100,8,12,8],"shape_name":"Rectangle Hollow Section","synonyms":["K150/100/8","K150x100x8","K150/8","K150x8"]}]},</text:p>
          </table:table-cell>
          <table:table-cell table:number-columns-repeated="16383"/>
        </table:table-row>
        <table:table-row table:style-name="ro1">
          <table:table-cell office:value-type="string" office:string-value="{&quot;K150/100/10&quot;: [{&quot;shape_coords&quot;:[150,100,10,15,10],&quot;shape_name&quot;:&quot;Rectangle Hollow Section&quot;,&quot;synonyms&quot;:[&quot;K150/100/10&quot;,&quot;K150x100x10&quot;,&quot;K150/10&quot;,&quot;K150x10&quot;]}]}," table:formula="of:=[RectangleHollowSection.M23]" table:style-name="ce1">
            <text:p>{"K150/100/10": [{"shape_coords":[150,100,10,15,10],"shape_name":"Rectangle Hollow Section","synonyms":["K150/100/10","K150x100x10","K150/10","K150x10"]}]},</text:p>
          </table:table-cell>
          <table:table-cell table:number-columns-repeated="16383"/>
        </table:table-row>
        <table:table-row table:style-name="ro1">
          <table:table-cell office:value-type="string" office:string-value="{&quot;K160/80/8&quot;: [{&quot;shape_coords&quot;:[160,80,8,12,8],&quot;shape_name&quot;:&quot;Rectangle Hollow Section&quot;,&quot;synonyms&quot;:[&quot;K160/80/8&quot;,&quot;K160x80x8&quot;,&quot;K160/8&quot;,&quot;K160x8&quot;]}]}," table:formula="of:=[RectangleHollowSection.M24]" table:style-name="ce1">
            <text:p>{"K160/80/8": [{"shape_coords":[160,80,8,12,8],"shape_name":"Rectangle Hollow Section","synonyms":["K160/80/8","K160x80x8","K160/8","K160x8"]}]},</text:p>
          </table:table-cell>
          <table:table-cell table:number-columns-repeated="16383"/>
        </table:table-row>
        <table:table-row table:style-name="ro1">
          <table:table-cell office:value-type="string" office:string-value="{&quot;K160/80/10&quot;: [{&quot;shape_coords&quot;:[160,80,10,15,10],&quot;shape_name&quot;:&quot;Rectangle Hollow Section&quot;,&quot;synonyms&quot;:[&quot;K160/80/10&quot;,&quot;K160x80x10&quot;,&quot;K160/10&quot;,&quot;K160x10&quot;]}]}," table:formula="of:=[RectangleHollowSection.M25]" table:style-name="ce1">
            <text:p>{"K160/80/10": [{"shape_coords":[160,80,10,15,10],"shape_name":"Rectangle Hollow Section","synonyms":["K160/80/10","K160x80x10","K160/10","K160x10"]}]},</text:p>
          </table:table-cell>
          <table:table-cell table:number-columns-repeated="16383"/>
        </table:table-row>
        <table:table-row table:style-name="ro1">
          <table:table-cell office:value-type="string" office:string-value="{&quot;K200/100/8&quot;: [{&quot;shape_coords&quot;:[200,100,8,12,8],&quot;shape_name&quot;:&quot;Rectangle Hollow Section&quot;,&quot;synonyms&quot;:[&quot;K200/100/8&quot;,&quot;K200x100x8&quot;,&quot;K200/8&quot;,&quot;K200x8&quot;]}]}," table:formula="of:=[RectangleHollowSection.M26]" table:style-name="ce1">
            <text:p>{"K200/100/8": [{"shape_coords":[200,100,8,12,8],"shape_name":"Rectangle Hollow Section","synonyms":["K200/100/8","K200x100x8","K200/8","K200x8"]}]},</text:p>
          </table:table-cell>
          <table:table-cell table:number-columns-repeated="16383"/>
        </table:table-row>
        <table:table-row table:style-name="ro1">
          <table:table-cell office:value-type="string" office:string-value="{&quot;K200/100/10&quot;: [{&quot;shape_coords&quot;:[200,100,10,15,10],&quot;shape_name&quot;:&quot;Rectangle Hollow Section&quot;,&quot;synonyms&quot;:[&quot;K200/100/10&quot;,&quot;K200x100x10&quot;,&quot;K200/10&quot;,&quot;K200x10&quot;]}]}," table:formula="of:=[RectangleHollowSection.M27]" table:style-name="ce1">
            <text:p>{"K200/100/10": [{"shape_coords":[200,100,10,15,10],"shape_name":"Rectangle Hollow Section","synonyms":["K200/100/10","K200x100x10","K200/10","K200x10"]}]},</text:p>
          </table:table-cell>
          <table:table-cell table:number-columns-repeated="16383"/>
        </table:table-row>
        <table:table-row table:style-name="ro1">
          <table:table-cell office:value-type="string" office:string-value="{&quot;K200/100/12,5&quot;: [{&quot;shape_coords&quot;:[200,100,12,5,18,75,12,5],&quot;shape_name&quot;:&quot;Rectangle Hollow Section&quot;,&quot;synonyms&quot;:[&quot;K200/100/12,5&quot;,&quot;K200x100x12,5&quot;,&quot;K200/12,5&quot;,&quot;K200x12,5&quot;]}]}," table:formula="of:=[RectangleHollowSection.M28]" table:style-name="ce1">
            <text:p>{"K200/100/12,5": [{"shape_coords":[200,100,12,5,18,75,12,5],"shape_name":"Rectangle Hollow Section","synonyms":["K200/100/12,5","K200x100x12,5","K200/12,5","K200x12,5"]}]},</text:p>
          </table:table-cell>
          <table:table-cell table:number-columns-repeated="16383"/>
        </table:table-row>
        <table:table-row table:style-name="ro1">
          <table:table-cell office:value-type="string" office:string-value="{&quot;K200/120/8&quot;: [{&quot;shape_coords&quot;:[200,120,8,12,8],&quot;shape_name&quot;:&quot;Rectangle Hollow Section&quot;,&quot;synonyms&quot;:[&quot;K200/120/8&quot;,&quot;K200x120x8&quot;,&quot;K200/8&quot;,&quot;K200x8&quot;]}]}," table:formula="of:=[RectangleHollowSection.M29]" table:style-name="ce1">
            <text:p>{"K200/120/8": [{"shape_coords":[200,120,8,12,8],"shape_name":"Rectangle Hollow Section","synonyms":["K200/120/8","K200x120x8","K200/8","K200x8"]}]},</text:p>
          </table:table-cell>
          <table:table-cell table:number-columns-repeated="16383"/>
        </table:table-row>
        <table:table-row table:style-name="ro1">
          <table:table-cell office:value-type="string" office:string-value="{&quot;K200/120/10&quot;: [{&quot;shape_coords&quot;:[200,120,10,15,10],&quot;shape_name&quot;:&quot;Rectangle Hollow Section&quot;,&quot;synonyms&quot;:[&quot;K200/120/10&quot;,&quot;K200x120x10&quot;,&quot;K200/10&quot;,&quot;K200x10&quot;]}]}," table:formula="of:=[RectangleHollowSection.M30]" table:style-name="ce1">
            <text:p>{"K200/120/10": [{"shape_coords":[200,120,10,15,10],"shape_name":"Rectangle Hollow Section","synonyms":["K200/120/10","K200x120x10","K200/10","K200x10"]}]},</text:p>
          </table:table-cell>
          <table:table-cell table:number-columns-repeated="16383"/>
        </table:table-row>
        <table:table-row table:style-name="ro1">
          <table:table-cell office:value-type="string" office:string-value="{&quot;K250/150/10&quot;: [{&quot;shape_coords&quot;:[250,150,10,15,10],&quot;shape_name&quot;:&quot;Rectangle Hollow Section&quot;,&quot;synonyms&quot;:[&quot;K250/150/10&quot;,&quot;K250x150x10&quot;,&quot;K250/10&quot;,&quot;K250x10&quot;]}]}," table:formula="of:=[RectangleHollowSection.M31]" table:style-name="ce1">
            <text:p>{"K250/150/10": [{"shape_coords":[250,150,10,15,10],"shape_name":"Rectangle Hollow Section","synonyms":["K250/150/10","K250x150x10","K250/10","K250x10"]}]},</text:p>
          </table:table-cell>
          <table:table-cell table:number-columns-repeated="16383"/>
        </table:table-row>
        <table:table-row table:style-name="ro1">
          <table:table-cell office:value-type="string" office:string-value="{&quot;K250/150/12,5&quot;: [{&quot;shape_coords&quot;:[250,150,12,5,18,75,12,5],&quot;shape_name&quot;:&quot;Rectangle Hollow Section&quot;,&quot;synonyms&quot;:[&quot;K250/150/12,5&quot;,&quot;K250x150x12,5&quot;,&quot;K250/12,5&quot;,&quot;K250x12,5&quot;]}]}," table:formula="of:=[RectangleHollowSection.M32]" table:style-name="ce1">
            <text:p>{"K250/150/12,5": [{"shape_coords":[250,150,12,5,18,75,12,5],"shape_name":"Rectangle Hollow Section","synonyms":["K250/150/12,5","K250x150x12,5","K250/12,5","K250x12,5"]}]},</text:p>
          </table:table-cell>
          <table:table-cell table:number-columns-repeated="16383"/>
        </table:table-row>
        <table:table-row table:style-name="ro1">
          <table:table-cell office:value-type="string" office:string-value="{&quot;K300/200/10&quot;: [{&quot;shape_coords&quot;:[300,200,10,15,10],&quot;shape_name&quot;:&quot;Rectangle Hollow Section&quot;,&quot;synonyms&quot;:[&quot;K300/200/10&quot;,&quot;K300x200x10&quot;,&quot;K300/10&quot;,&quot;K300x10&quot;]}]}," table:formula="of:=[RectangleHollowSection.M33]" table:style-name="ce1">
            <text:p>{"K300/200/10": [{"shape_coords":[300,200,10,15,10],"shape_name":"Rectangle Hollow Section","synonyms":["K300/200/10","K300x200x10","K300/10","K300x10"]}]},</text:p>
          </table:table-cell>
          <table:table-cell table:number-columns-repeated="16383"/>
        </table:table-row>
        <table:table-row table:style-name="ro1">
          <table:table-cell office:value-type="string" office:string-value="{&quot;K300/200/12,5&quot;: [{&quot;shape_coords&quot;:[300,200,12,5,18,75,12,5],&quot;shape_name&quot;:&quot;Rectangle Hollow Section&quot;,&quot;synonyms&quot;:[&quot;K300/200/12,5&quot;,&quot;K300x200x12,5&quot;,&quot;K300/12,5&quot;,&quot;K300x12,5&quot;]}]}," table:formula="of:=[RectangleHollowSection.M34]" table:style-name="ce1">
            <text:p>{"K300/200/12,5": [{"shape_coords":[300,200,12,5,18,75,12,5],"shape_name":"Rectangle Hollow Section","synonyms":["K300/200/12,5","K300x200x12,5","K300/12,5","K300x12,5"]}]},</text:p>
          </table:table-cell>
          <table:table-cell table:number-columns-repeated="16383"/>
        </table:table-row>
        <table:table-row table:style-name="ro1">
          <table:table-cell office:value-type="string" office:string-value="{&quot;K400/200/10&quot;: [{&quot;shape_coords&quot;:[400,200,10,15,10],&quot;shape_name&quot;:&quot;Rectangle Hollow Section&quot;,&quot;synonyms&quot;:[&quot;K400/200/10&quot;,&quot;K400x200x10&quot;,&quot;K400/10&quot;,&quot;K400x10&quot;]}]}," table:formula="of:=[RectangleHollowSection.M35]" table:style-name="ce1">
            <text:p>{"K400/200/10": [{"shape_coords":[400,200,10,15,10],"shape_name":"Rectangle Hollow Section","synonyms":["K400/200/10","K400x200x10","K400/10","K400x10"]}]},</text:p>
          </table:table-cell>
          <table:table-cell table:number-columns-repeated="16383"/>
        </table:table-row>
        <table:table-row table:style-name="ro1">
          <table:table-cell office:value-type="string" office:string-value="{&quot;K400/200/12,5&quot;: [{&quot;shape_coords&quot;:[400,200,12,5,18,75,12,5],&quot;shape_name&quot;:&quot;Rectangle Hollow Section&quot;,&quot;synonyms&quot;:[&quot;K400/200/12,5&quot;,&quot;K400x200x12,5&quot;,&quot;K400/12,5&quot;,&quot;K400x12,5&quot;]}]}," table:formula="of:=[RectangleHollowSection.M36]" table:style-name="ce1">
            <text:p>{"K400/200/12,5": [{"shape_coords":[400,200,12,5,18,75,12,5],"shape_name":"Rectangle Hollow Section","synonyms":["K400/200/12,5","K400x200x12,5","K400/12,5","K400x12,5"]}]},</text:p>
          </table:table-cell>
          <table:table-cell table:number-columns-repeated="16383"/>
        </table:table-row>
        <table:table-row table:style-name="ro1">
          <table:table-cell office:value-type="string" office:string-value="{&quot;K450/250/10&quot;: [{&quot;shape_coords&quot;:[450,250,10,15,10],&quot;shape_name&quot;:&quot;Rectangle Hollow Section&quot;,&quot;synonyms&quot;:[&quot;K450/250/10&quot;,&quot;K450x250x10&quot;,&quot;K450/10&quot;,&quot;K450x10&quot;]}]}," table:formula="of:=[RectangleHollowSection.M37]" table:style-name="ce1">
            <text:p>{"K450/250/10": [{"shape_coords":[450,250,10,15,10],"shape_name":"Rectangle Hollow Section","synonyms":["K450/250/10","K450x250x10","K450/10","K450x10"]}]},</text:p>
          </table:table-cell>
          <table:table-cell table:number-columns-repeated="16383"/>
        </table:table-row>
        <table:table-row table:style-name="ro1">
          <table:table-cell office:value-type="string" office:string-value="{&quot;K450/250/12,5&quot;: [{&quot;shape_coords&quot;:[450,250,12,5,18,75,12,5],&quot;shape_name&quot;:&quot;Rectangle Hollow Section&quot;,&quot;synonyms&quot;:[&quot;K450/250/12,5&quot;,&quot;K450x250x12,5&quot;,&quot;K450/12,5&quot;,&quot;K450x12,5&quot;]}]}," table:formula="of:=[RectangleHollowSection.M38]" table:style-name="ce1">
            <text:p>{"K450/250/12,5": [{"shape_coords":[450,250,12,5,18,75,12,5],"shape_name":"Rectangle Hollow Section","synonyms":["K450/250/12,5","K450x250x12,5","K450/12,5","K450x12,5"]}]},</text:p>
          </table:table-cell>
          <table:table-cell table:number-columns-repeated="16383"/>
        </table:table-row>
        <table:table-row table:style-name="ro1">
          <table:table-cell office:value-type="string" office:string-value="{&quot;K500/300/12,5&quot;: [{&quot;shape_coords&quot;:[500,300,12,5,18,75,12,5],&quot;shape_name&quot;:&quot;Rectangle Hollow Section&quot;,&quot;synonyms&quot;:[&quot;K500/300/12,5&quot;,&quot;K500x300x12,5&quot;,&quot;K500/12,5&quot;,&quot;K500x12,5&quot;]}]}," table:formula="of:=[RectangleHollowSection.M39]" table:style-name="ce1">
            <text:p>{"K500/300/12,5": [{"shape_coords":[500,300,12,5,18,75,12,5],"shape_name":"Rectangle Hollow Section","synonyms":["K500/300/12,5","K500x300x12,5","K500/12,5","K500x12,5"]}]},</text:p>
          </table:table-cell>
          <table:table-cell table:number-columns-repeated="16383"/>
        </table:table-row>
        <table:table-row table:style-name="ro1">
          <table:table-cell office:value-type="string" office:string-value="{&quot;K350/350/12.5&quot;: [{&quot;shape_coords&quot;:[500,300,16,24,16],&quot;shape_name&quot;:&quot;Rectangle Hollow Section&quot;,&quot;synonyms&quot;:[&quot;K350/350/12.5&quot;,&quot;K500x300x16&quot;,&quot;K500/16&quot;,&quot;K500x16&quot;]}]}," table:formula="of:=[RectangleHollowSection.M40]" table:style-name="ce1">
            <text:p>{"K350/350/12.5": [{"shape_coords":[500,300,16,24,16],"shape_name":"Rectangle Hollow Section","synonyms":["K350/350/12.5","K500x300x16","K500/16","K500x16"]}]},</text:p>
          </table:table-cell>
          <table:table-cell table:number-columns-repeated="16383"/>
        </table:table-row>
        <table:table-row table:style-name="ro1">
          <table:table-cell office:value-type="string" office:string-value="{&quot;L40/40/4&quot;: [{&quot;shape_coords&quot;:[40,40,4,4,6,3,20,20],&quot;shape_name&quot;:&quot;LAngleParallel&quot;,&quot;synonyms&quot;:[&quot;H40/40/4&quot;,&quot;L40/40/4&quot;,&quot;L40x40x4&quot;,&quot;L40/4&quot;]}]}," table:formula="of:=[LAngleParallel.Q5]" table:style-name="ce1">
            <text:p>{"L40/40/4": [{"shape_coords":[40,40,4,4,6,3,20,20],"shape_name":"LAngleParallel","synonyms":["H40/40/4","L40/40/4","L40x40x4","L40/4"]}]},</text:p>
          </table:table-cell>
          <table:table-cell table:number-columns-repeated="16383"/>
        </table:table-row>
        <table:table-row table:style-name="ro1">
          <table:table-cell office:value-type="string" office:string-value="{&quot;L40/40/5&quot;: [{&quot;shape_coords&quot;:[40,40,5,5,6,3,20,20],&quot;shape_name&quot;:&quot;LAngleParallel&quot;,&quot;synonyms&quot;:[&quot;H40/40/5&quot;,&quot;L40/40/5&quot;,&quot;L40x40x5&quot;,&quot;L40/5&quot;]}]}," table:formula="of:=[LAngleParallel.Q6]" table:style-name="ce1">
            <text:p>{"L40/40/5": [{"shape_coords":[40,40,5,5,6,3,20,20],"shape_name":"LAngleParallel","synonyms":["H40/40/5","L40/40/5","L40x40x5","L40/5"]}]},</text:p>
          </table:table-cell>
          <table:table-cell table:number-columns-repeated="16383"/>
        </table:table-row>
        <table:table-row table:style-name="ro1">
          <table:table-cell office:value-type="string" office:string-value="{&quot;L45/45/4&quot;: [{&quot;shape_coords&quot;:[45,45,4,4,7,3,5,22,5,22,5],&quot;shape_name&quot;:&quot;LAngleParallel&quot;,&quot;synonyms&quot;:[&quot;H45/45/4&quot;,&quot;L45/45/4&quot;,&quot;L45x45x4&quot;,&quot;L45/4&quot;]}]}," table:formula="of:=[LAngleParallel.Q7]" table:style-name="ce1">
            <text:p>{"L45/45/4": [{"shape_coords":[45,45,4,4,7,3,5,22,5,22,5],"shape_name":"LAngleParallel","synonyms":["H45/45/4","L45/45/4","L45x45x4","L45/4"]}]},</text:p>
          </table:table-cell>
          <table:table-cell table:number-columns-repeated="16383"/>
        </table:table-row>
        <table:table-row table:style-name="ro1">
          <table:table-cell office:value-type="string" office:string-value="{&quot;L45/45/5&quot;: [{&quot;shape_coords&quot;:[45,45,5,5,7,3,5,22,5,22,5],&quot;shape_name&quot;:&quot;LAngleParallel&quot;,&quot;synonyms&quot;:[&quot;H45/45/5&quot;,&quot;L45/45/5&quot;,&quot;L45x45x5&quot;,&quot;L45/5&quot;]}]}," table:formula="of:=[LAngleParallel.Q8]" table:style-name="ce1">
            <text:p>{"L45/45/5": [{"shape_coords":[45,45,5,5,7,3,5,22,5,22,5],"shape_name":"LAngleParallel","synonyms":["H45/45/5","L45/45/5","L45x45x5","L45/5"]}]},</text:p>
          </table:table-cell>
          <table:table-cell table:number-columns-repeated="16383"/>
        </table:table-row>
        <table:table-row table:style-name="ro1">
          <table:table-cell office:value-type="string" office:string-value="{&quot;L50/50/5&quot;: [{&quot;shape_coords&quot;:[50,50,5,5,7,3,5,25,25],&quot;shape_name&quot;:&quot;LAngleParallel&quot;,&quot;synonyms&quot;:[&quot;H50/50/5&quot;,&quot;L50/50/5&quot;,&quot;L50x50x5&quot;,&quot;L50/5&quot;]}]}," table:formula="of:=[LAngleParallel.Q9]" table:style-name="ce1">
            <text:p>{"L50/50/5": [{"shape_coords":[50,50,5,5,7,3,5,25,25],"shape_name":"LAngleParallel","synonyms":["H50/50/5","L50/50/5","L50x50x5","L50/5"]}]},</text:p>
          </table:table-cell>
          <table:table-cell table:number-columns-repeated="16383"/>
        </table:table-row>
        <table:table-row table:style-name="ro1">
          <table:table-cell office:value-type="string" office:string-value="{&quot;L50/50/6&quot;: [{&quot;shape_coords&quot;:[50,50,6,6,7,3,5,25,25],&quot;shape_name&quot;:&quot;LAngleParallel&quot;,&quot;synonyms&quot;:[&quot;H50/50/6&quot;,&quot;L50/50/6&quot;,&quot;L50x50x6&quot;,&quot;L50/6&quot;]}]}," table:formula="of:=[LAngleParallel.Q10]" table:style-name="ce1">
            <text:p>{"L50/50/6": [{"shape_coords":[50,50,6,6,7,3,5,25,25],"shape_name":"LAngleParallel","synonyms":["H50/50/6","L50/50/6","L50x50x6","L50/6"]}]},</text:p>
          </table:table-cell>
          <table:table-cell table:number-columns-repeated="16383"/>
        </table:table-row>
        <table:table-row table:style-name="ro1">
          <table:table-cell office:value-type="string" office:string-value="{&quot;L50/50/8&quot;: [{&quot;shape_coords&quot;:[50,50,8,8,7,3,5,25,25],&quot;shape_name&quot;:&quot;LAngleParallel&quot;,&quot;synonyms&quot;:[&quot;H50/50/8&quot;,&quot;L50/50/8&quot;,&quot;L50x50x8&quot;,&quot;L50/8&quot;]}]}," table:formula="of:=[LAngleParallel.Q11]" table:style-name="ce1">
            <text:p>{"L50/50/8": [{"shape_coords":[50,50,8,8,7,3,5,25,25],"shape_name":"LAngleParallel","synonyms":["H50/50/8","L50/50/8","L50x50x8","L50/8"]}]},</text:p>
          </table:table-cell>
          <table:table-cell table:number-columns-repeated="16383"/>
        </table:table-row>
        <table:table-row table:style-name="ro1">
          <table:table-cell office:value-type="string" office:string-value="{&quot;L60/60/5&quot;: [{&quot;shape_coords&quot;:[60,60,5,5,8,4,30,30],&quot;shape_name&quot;:&quot;LAngleParallel&quot;,&quot;synonyms&quot;:[&quot;H60/60/5&quot;,&quot;L60/60/5&quot;,&quot;L60x60x5&quot;,&quot;L60/5&quot;]}]}," table:formula="of:=[LAngleParallel.Q12]" table:style-name="ce1">
            <text:p>{"L60/60/5": [{"shape_coords":[60,60,5,5,8,4,30,30],"shape_name":"LAngleParallel","synonyms":["H60/60/5","L60/60/5","L60x60x5","L60/5"]}]},</text:p>
          </table:table-cell>
          <table:table-cell table:number-columns-repeated="16383"/>
        </table:table-row>
        <table:table-row table:style-name="ro1">
          <table:table-cell office:value-type="string" office:string-value="{&quot;L60/60/6&quot;: [{&quot;shape_coords&quot;:[60,60,6,6,8,4,30,30],&quot;shape_name&quot;:&quot;LAngleParallel&quot;,&quot;synonyms&quot;:[&quot;H60/60/6&quot;,&quot;L60/60/6&quot;,&quot;L60x60x6&quot;,&quot;L60/6&quot;]}]}," table:formula="of:=[LAngleParallel.Q13]" table:style-name="ce1">
            <text:p>{"L60/60/6": [{"shape_coords":[60,60,6,6,8,4,30,30],"shape_name":"LAngleParallel","synonyms":["H60/60/6","L60/60/6","L60x60x6","L60/6"]}]},</text:p>
          </table:table-cell>
          <table:table-cell table:number-columns-repeated="16383"/>
        </table:table-row>
        <table:table-row table:style-name="ro1">
          <table:table-cell office:value-type="string" office:string-value="{&quot;L60/60/8&quot;: [{&quot;shape_coords&quot;:[60,60,8,8,8,4,30,30],&quot;shape_name&quot;:&quot;LAngleParallel&quot;,&quot;synonyms&quot;:[&quot;H60/60/8&quot;,&quot;L60/60/8&quot;,&quot;L60x60x8&quot;,&quot;L60/8&quot;]}]}," table:formula="of:=[LAngleParallel.Q14]" table:style-name="ce1">
            <text:p>{"L60/60/8": [{"shape_coords":[60,60,8,8,8,4,30,30],"shape_name":"LAngleParallel","synonyms":["H60/60/8","L60/60/8","L60x60x8","L60/8"]}]},</text:p>
          </table:table-cell>
          <table:table-cell table:number-columns-repeated="16383"/>
        </table:table-row>
        <table:table-row table:style-name="ro1">
          <table:table-cell office:value-type="string" office:string-value="{&quot;L70/70/7&quot;: [{&quot;shape_coords&quot;:[70,70,7,7,9,4,5,35,35],&quot;shape_name&quot;:&quot;LAngleParallel&quot;,&quot;synonyms&quot;:[&quot;H70/70/7&quot;,&quot;L70/70/7&quot;,&quot;L70x70x7&quot;,&quot;L70/7&quot;]}]}," table:formula="of:=[LAngleParallel.Q15]" table:style-name="ce1">
            <text:p>{"L70/70/7": [{"shape_coords":[70,70,7,7,9,4,5,35,35],"shape_name":"LAngleParallel","synonyms":["H70/70/7","L70/70/7","L70x70x7","L70/7"]}]},</text:p>
          </table:table-cell>
          <table:table-cell table:number-columns-repeated="16383"/>
        </table:table-row>
        <table:table-row table:style-name="ro1">
          <table:table-cell office:value-type="string" office:string-value="{&quot;L75/75/7&quot;: [{&quot;shape_coords&quot;:[75,75,7,7,10,5,37,5,37,5],&quot;shape_name&quot;:&quot;LAngleParallel&quot;,&quot;synonyms&quot;:[&quot;H75/75/7&quot;,&quot;L75/75/7&quot;,&quot;L75x75x7&quot;,&quot;L75/7&quot;]}]}," table:formula="of:=[LAngleParallel.Q16]" table:style-name="ce1">
            <text:p>{"L75/75/7": [{"shape_coords":[75,75,7,7,10,5,37,5,37,5],"shape_name":"LAngleParallel","synonyms":["H75/75/7","L75/75/7","L75x75x7","L75/7"]}]},</text:p>
          </table:table-cell>
          <table:table-cell table:number-columns-repeated="16383"/>
        </table:table-row>
        <table:table-row table:style-name="ro1">
          <table:table-cell office:value-type="string" office:string-value="{&quot;L75/75/8&quot;: [{&quot;shape_coords&quot;:[75,75,8,8,10,5,37,5,37,5],&quot;shape_name&quot;:&quot;LAngleParallel&quot;,&quot;synonyms&quot;:[&quot;H75/75/8&quot;,&quot;L75/75/8&quot;,&quot;L75x75x8&quot;,&quot;L75/8&quot;]}]}," table:formula="of:=[LAngleParallel.Q17]" table:style-name="ce1">
            <text:p>{"L75/75/8": [{"shape_coords":[75,75,8,8,10,5,37,5,37,5],"shape_name":"LAngleParallel","synonyms":["H75/75/8","L75/75/8","L75x75x8","L75/8"]}]},</text:p>
          </table:table-cell>
          <table:table-cell table:number-columns-repeated="16383"/>
        </table:table-row>
        <table:table-row table:style-name="ro1">
          <table:table-cell office:value-type="string" office:string-value="{&quot;L80/80/8&quot;: [{&quot;shape_coords&quot;:[80,80,8,8,10,5,40,40],&quot;shape_name&quot;:&quot;LAngleParallel&quot;,&quot;synonyms&quot;:[&quot;H80/80/8&quot;,&quot;L80/80/8&quot;,&quot;L80x80x8&quot;,&quot;L80/8&quot;]}]}," table:formula="of:=[LAngleParallel.Q18]" table:style-name="ce1">
            <text:p>{"L80/80/8": [{"shape_coords":[80,80,8,8,10,5,40,40],"shape_name":"LAngleParallel","synonyms":["H80/80/8","L80/80/8","L80x80x8","L80/8"]}]},</text:p>
          </table:table-cell>
          <table:table-cell table:number-columns-repeated="16383"/>
        </table:table-row>
        <table:table-row table:style-name="ro1">
          <table:table-cell office:value-type="string" office:string-value="{&quot;L80/80/10&quot;: [{&quot;shape_coords&quot;:[80,80,10,10,10,5,40,40],&quot;shape_name&quot;:&quot;LAngleParallel&quot;,&quot;synonyms&quot;:[&quot;H80/80/10&quot;,&quot;L80/80/10&quot;,&quot;L80x80x10&quot;,&quot;L80/10&quot;]}]}," table:formula="of:=[LAngleParallel.Q19]" table:style-name="ce1">
            <text:p>{"L80/80/10": [{"shape_coords":[80,80,10,10,10,5,40,40],"shape_name":"LAngleParallel","synonyms":["H80/80/10","L80/80/10","L80x80x10","L80/10"]}]},</text:p>
          </table:table-cell>
          <table:table-cell table:number-columns-repeated="16383"/>
        </table:table-row>
        <table:table-row table:style-name="ro1">
          <table:table-cell office:value-type="string" office:string-value="{&quot;L90/90/7&quot;: [{&quot;shape_coords&quot;:[90,90,7,7,11,5,5,45,45],&quot;shape_name&quot;:&quot;LAngleParallel&quot;,&quot;synonyms&quot;:[&quot;H90/90/7&quot;,&quot;L90/90/7&quot;,&quot;L90x90x7&quot;,&quot;L90/7&quot;]}]}," table:formula="of:=[LAngleParallel.Q20]" table:style-name="ce1">
            <text:p>{"L90/90/7": [{"shape_coords":[90,90,7,7,11,5,5,45,45],"shape_name":"LAngleParallel","synonyms":["H90/90/7","L90/90/7","L90x90x7","L90/7"]}]},</text:p>
          </table:table-cell>
          <table:table-cell table:number-columns-repeated="16383"/>
        </table:table-row>
        <table:table-row table:style-name="ro1">
          <table:table-cell office:value-type="string" office:string-value="{&quot;L90/90/9&quot;: [{&quot;shape_coords&quot;:[90,90,9,9,11,5,5,45,45],&quot;shape_name&quot;:&quot;LAngleParallel&quot;,&quot;synonyms&quot;:[&quot;H90/90/9&quot;,&quot;L90/90/9&quot;,&quot;L90x90x9&quot;,&quot;L90/9&quot;]}]}," table:formula="of:=[LAngleParallel.Q21]" table:style-name="ce1">
            <text:p>{"L90/90/9": [{"shape_coords":[90,90,9,9,11,5,5,45,45],"shape_name":"LAngleParallel","synonyms":["H90/90/9","L90/90/9","L90x90x9","L90/9"]}]},</text:p>
          </table:table-cell>
          <table:table-cell table:number-columns-repeated="16383"/>
        </table:table-row>
        <table:table-row table:style-name="ro1">
          <table:table-cell office:value-type="string" office:string-value="{&quot;L100/100/8&quot;: [{&quot;shape_coords&quot;:[100,100,8,8,12,6,50,50],&quot;shape_name&quot;:&quot;LAngleParallel&quot;,&quot;synonyms&quot;:[&quot;H100/100/8&quot;,&quot;L100/100/8&quot;,&quot;L100x100x8&quot;,&quot;L100/8&quot;]}]}," table:formula="of:=[LAngleParallel.Q22]" table:style-name="ce1">
            <text:p>{"L100/100/8": [{"shape_coords":[100,100,8,8,12,6,50,50],"shape_name":"LAngleParallel","synonyms":["H100/100/8","L100/100/8","L100x100x8","L100/8"]}]},</text:p>
          </table:table-cell>
          <table:table-cell table:number-columns-repeated="16383"/>
        </table:table-row>
        <table:table-row table:style-name="ro1">
          <table:table-cell office:value-type="string" office:string-value="{&quot;L100/100/10&quot;: [{&quot;shape_coords&quot;:[100,100,10,10,12,6,50,50],&quot;shape_name&quot;:&quot;LAngleParallel&quot;,&quot;synonyms&quot;:[&quot;H100/100/10&quot;,&quot;L100/100/10&quot;,&quot;L100x100x10&quot;,&quot;L100/10&quot;]}]}," table:formula="of:=[LAngleParallel.Q23]" table:style-name="ce1">
            <text:p>{"L100/100/10": [{"shape_coords":[100,100,10,10,12,6,50,50],"shape_name":"LAngleParallel","synonyms":["H100/100/10","L100/100/10","L100x100x10","L100/10"]}]},</text:p>
          </table:table-cell>
          <table:table-cell table:number-columns-repeated="16383"/>
        </table:table-row>
        <table:table-row table:style-name="ro1">
          <table:table-cell office:value-type="string" office:string-value="{&quot;L100/100/12&quot;: [{&quot;shape_coords&quot;:[100,100,12,12,12,6,50,50],&quot;shape_name&quot;:&quot;LAngleParallel&quot;,&quot;synonyms&quot;:[&quot;H100/100/12&quot;,&quot;L100/100/12&quot;,&quot;L100x100x12&quot;,&quot;L100/12&quot;]}]}," table:formula="of:=[LAngleParallel.Q24]" table:style-name="ce1">
            <text:p>{"L100/100/12": [{"shape_coords":[100,100,12,12,12,6,50,50],"shape_name":"LAngleParallel","synonyms":["H100/100/12","L100/100/12","L100x100x12","L100/12"]}]},</text:p>
          </table:table-cell>
          <table:table-cell table:number-columns-repeated="16383"/>
        </table:table-row>
        <table:table-row table:style-name="ro1">
          <table:table-cell office:value-type="string" office:string-value="{&quot;L110/110/10&quot;: [{&quot;shape_coords&quot;:[110,110,10,10,12,6,55,55],&quot;shape_name&quot;:&quot;LAngleParallel&quot;,&quot;synonyms&quot;:[&quot;H110/110/10&quot;,&quot;L110/110/10&quot;,&quot;L110x110x10&quot;,&quot;L110/10&quot;]}]}," table:formula="of:=[LAngleParallel.Q25]" table:style-name="ce1">
            <text:p>{"L110/110/10": [{"shape_coords":[110,110,10,10,12,6,55,55],"shape_name":"LAngleParallel","synonyms":["H110/110/10","L110/110/10","L110x110x10","L110/10"]}]},</text:p>
          </table:table-cell>
          <table:table-cell table:number-columns-repeated="16383"/>
        </table:table-row>
        <table:table-row table:style-name="ro1">
          <table:table-cell office:value-type="string" office:string-value="{&quot;L120/120/10&quot;: [{&quot;shape_coords&quot;:[120,120,10,10,13,6,5,60,60],&quot;shape_name&quot;:&quot;LAngleParallel&quot;,&quot;synonyms&quot;:[&quot;H120/120/10&quot;,&quot;L120/120/10&quot;,&quot;L120x120x10&quot;,&quot;L120/10&quot;]}]}," table:formula="of:=[LAngleParallel.Q26]" table:style-name="ce1">
            <text:p>{"L120/120/10": [{"shape_coords":[120,120,10,10,13,6,5,60,60],"shape_name":"LAngleParallel","synonyms":["H120/120/10","L120/120/10","L120x120x10","L120/10"]}]},</text:p>
          </table:table-cell>
          <table:table-cell table:number-columns-repeated="16383"/>
        </table:table-row>
        <table:table-row table:style-name="ro1">
          <table:table-cell office:value-type="string" office:string-value="{&quot;L120/120/12&quot;: [{&quot;shape_coords&quot;:[120,120,12,12,13,6,5,60,60],&quot;shape_name&quot;:&quot;LAngleParallel&quot;,&quot;synonyms&quot;:[&quot;H120/120/12&quot;,&quot;L120/120/12&quot;,&quot;L120x120x12&quot;,&quot;L120/12&quot;]}]}," table:formula="of:=[LAngleParallel.Q27]" table:style-name="ce1">
            <text:p>{"L120/120/12": [{"shape_coords":[120,120,12,12,13,6,5,60,60],"shape_name":"LAngleParallel","synonyms":["H120/120/12","L120/120/12","L120x120x12","L120/12"]}]},</text:p>
          </table:table-cell>
          <table:table-cell table:number-columns-repeated="16383"/>
        </table:table-row>
        <table:table-row table:style-name="ro1">
          <table:table-cell office:value-type="string" office:string-value="{&quot;L120/120/15&quot;: [{&quot;shape_coords&quot;:[120,120,15,15,13,6,5,60,60],&quot;shape_name&quot;:&quot;LAngleParallel&quot;,&quot;synonyms&quot;:[&quot;H120/120/15&quot;,&quot;L120/120/15&quot;,&quot;L120x120x15&quot;,&quot;L120/15&quot;]}]}," table:formula="of:=[LAngleParallel.Q28]" table:style-name="ce1">
            <text:p>{"L120/120/15": [{"shape_coords":[120,120,15,15,13,6,5,60,60],"shape_name":"LAngleParallel","synonyms":["H120/120/15","L120/120/15","L120x120x15","L120/15"]}]},</text:p>
          </table:table-cell>
          <table:table-cell table:number-columns-repeated="16383"/>
        </table:table-row>
        <table:table-row table:style-name="ro1">
          <table:table-cell office:value-type="string" office:string-value="{&quot;L130/130/12&quot;: [{&quot;shape_coords&quot;:[130,130,12,12,14,7,65,65],&quot;shape_name&quot;:&quot;LAngleParallel&quot;,&quot;synonyms&quot;:[&quot;H130/130/12&quot;,&quot;L130/130/12&quot;,&quot;L130x130x12&quot;,&quot;L130/12&quot;]}]}," table:formula="of:=[LAngleParallel.Q29]" table:style-name="ce1">
            <text:p>{"L130/130/12": [{"shape_coords":[130,130,12,12,14,7,65,65],"shape_name":"LAngleParallel","synonyms":["H130/130/12","L130/130/12","L130x130x12","L130/12"]}]},</text:p>
          </table:table-cell>
          <table:table-cell table:number-columns-repeated="16383"/>
        </table:table-row>
        <table:table-row table:style-name="ro1">
          <table:table-cell office:value-type="string" office:string-value="{&quot;L140/140/10&quot;: [{&quot;shape_coords&quot;:[140,140,10,10,15,7,5,70,70],&quot;shape_name&quot;:&quot;LAngleParallel&quot;,&quot;synonyms&quot;:[&quot;H140/140/10&quot;,&quot;L140/140/10&quot;,&quot;L140x140x10&quot;,&quot;L140/10&quot;]}]}," table:formula="of:=[LAngleParallel.Q30]" table:style-name="ce1">
            <text:p>{"L140/140/10": [{"shape_coords":[140,140,10,10,15,7,5,70,70],"shape_name":"LAngleParallel","synonyms":["H140/140/10","L140/140/10","L140x140x10","L140/10"]}]},</text:p>
          </table:table-cell>
          <table:table-cell table:number-columns-repeated="16383"/>
        </table:table-row>
        <table:table-row table:style-name="ro1">
          <table:table-cell office:value-type="string" office:string-value="{&quot;L140/140/13&quot;: [{&quot;shape_coords&quot;:[140,140,13,13,15,7,5,70,70],&quot;shape_name&quot;:&quot;LAngleParallel&quot;,&quot;synonyms&quot;:[&quot;H140/140/13&quot;,&quot;L140/140/13&quot;,&quot;L140x140x13&quot;,&quot;L140/13&quot;]}]}," table:formula="of:=[LAngleParallel.Q31]" table:style-name="ce1">
            <text:p>{"L140/140/13": [{"shape_coords":[140,140,13,13,15,7,5,70,70],"shape_name":"LAngleParallel","synonyms":["H140/140/13","L140/140/13","L140x140x13","L140/13"]}]},</text:p>
          </table:table-cell>
          <table:table-cell table:number-columns-repeated="16383"/>
        </table:table-row>
        <table:table-row table:style-name="ro1">
          <table:table-cell office:value-type="string" office:string-value="{&quot;L150/150/10&quot;: [{&quot;shape_coords&quot;:[150,150,10,10,16,8,75,75],&quot;shape_name&quot;:&quot;LAngleParallel&quot;,&quot;synonyms&quot;:[&quot;H150/150/10&quot;,&quot;L150/150/10&quot;,&quot;L150x150x10&quot;,&quot;L150/10&quot;]}]}," table:formula="of:=[LAngleParallel.Q32]" table:style-name="ce1">
            <text:p>{"L150/150/10": [{"shape_coords":[150,150,10,10,16,8,75,75],"shape_name":"LAngleParallel","synonyms":["H150/150/10","L150/150/10","L150x150x10","L150/10"]}]},</text:p>
          </table:table-cell>
          <table:table-cell table:number-columns-repeated="16383"/>
        </table:table-row>
        <table:table-row table:style-name="ro1">
          <table:table-cell office:value-type="string" office:string-value="{&quot;L150/150/12&quot;: [{&quot;shape_coords&quot;:[150,150,12,12,16,8,75,75],&quot;shape_name&quot;:&quot;LAngleParallel&quot;,&quot;synonyms&quot;:[&quot;H150/150/12&quot;,&quot;L150/150/12&quot;,&quot;L150x150x12&quot;,&quot;L150/12&quot;]}]}," table:formula="of:=[LAngleParallel.Q33]" table:style-name="ce1">
            <text:p>{"L150/150/12": [{"shape_coords":[150,150,12,12,16,8,75,75],"shape_name":"LAngleParallel","synonyms":["H150/150/12","L150/150/12","L150x150x12","L150/12"]}]},</text:p>
          </table:table-cell>
          <table:table-cell table:number-columns-repeated="16383"/>
        </table:table-row>
        <table:table-row table:style-name="ro1">
          <table:table-cell office:value-type="string" office:string-value="{&quot;L150/150/15&quot;: [{&quot;shape_coords&quot;:[150,150,15,15,16,8,75,75],&quot;shape_name&quot;:&quot;LAngleParallel&quot;,&quot;synonyms&quot;:[&quot;H150/150/15&quot;,&quot;L150/150/15&quot;,&quot;L150x150x15&quot;,&quot;L150/15&quot;]}]}," table:formula="of:=[LAngleParallel.Q34]" table:style-name="ce1">
            <text:p>{"L150/150/15": [{"shape_coords":[150,150,15,15,16,8,75,75],"shape_name":"LAngleParallel","synonyms":["H150/150/15","L150/150/15","L150x150x15","L150/15"]}]},</text:p>
          </table:table-cell>
          <table:table-cell table:number-columns-repeated="16383"/>
        </table:table-row>
        <table:table-row table:style-name="ro1">
          <table:table-cell office:value-type="string" office:string-value="{&quot;L150/150/18&quot;: [{&quot;shape_coords&quot;:[150,150,18,18,16,8,75,75],&quot;shape_name&quot;:&quot;LAngleParallel&quot;,&quot;synonyms&quot;:[&quot;H150/150/18&quot;,&quot;L150/150/18&quot;,&quot;L150x150x18&quot;,&quot;L150/18&quot;]}]}," table:formula="of:=[LAngleParallel.Q35]" table:style-name="ce1">
            <text:p>{"L150/150/18": [{"shape_coords":[150,150,18,18,16,8,75,75],"shape_name":"LAngleParallel","synonyms":["H150/150/18","L150/150/18","L150x150x18","L150/18"]}]},</text:p>
          </table:table-cell>
          <table:table-cell table:number-columns-repeated="16383"/>
        </table:table-row>
        <table:table-row table:style-name="ro1">
          <table:table-cell office:value-type="string" office:string-value="{&quot;L160/160/15&quot;: [{&quot;shape_coords&quot;:[160,160,15,15,17,8,5,80,80],&quot;shape_name&quot;:&quot;LAngleParallel&quot;,&quot;synonyms&quot;:[&quot;H160/160/15&quot;,&quot;L160/160/15&quot;,&quot;L160x160x15&quot;,&quot;L160/15&quot;]}]}," table:formula="of:=[LAngleParallel.Q36]" table:style-name="ce1">
            <text:p>{"L160/160/15": [{"shape_coords":[160,160,15,15,17,8,5,80,80],"shape_name":"LAngleParallel","synonyms":["H160/160/15","L160/160/15","L160x160x15","L160/15"]}]},</text:p>
          </table:table-cell>
          <table:table-cell table:number-columns-repeated="16383"/>
        </table:table-row>
        <table:table-row table:style-name="ro1">
          <table:table-cell office:value-type="string" office:string-value="{&quot;L180/180/16&quot;: [{&quot;shape_coords&quot;:[180,180,16,16,18,9,90,90],&quot;shape_name&quot;:&quot;LAngleParallel&quot;,&quot;synonyms&quot;:[&quot;H180/180/16&quot;,&quot;L180/180/16&quot;,&quot;L180x180x16&quot;,&quot;L180/16&quot;]}]}," table:formula="of:=[LAngleParallel.Q37]" table:style-name="ce1">
            <text:p>{"L180/180/16": [{"shape_coords":[180,180,16,16,18,9,90,90],"shape_name":"LAngleParallel","synonyms":["H180/180/16","L180/180/16","L180x180x16","L180/16"]}]},</text:p>
          </table:table-cell>
          <table:table-cell table:number-columns-repeated="16383"/>
        </table:table-row>
        <table:table-row table:style-name="ro1">
          <table:table-cell office:value-type="string" office:string-value="{&quot;L180/180/18&quot;: [{&quot;shape_coords&quot;:[180,180,18,18,18,9,90,90],&quot;shape_name&quot;:&quot;LAngleParallel&quot;,&quot;synonyms&quot;:[&quot;H180/180/18&quot;,&quot;L180/180/18&quot;,&quot;L180x180x18&quot;,&quot;L180/18&quot;]}]}," table:formula="of:=[LAngleParallel.Q38]" table:style-name="ce1">
            <text:p>{"L180/180/18": [{"shape_coords":[180,180,18,18,18,9,90,90],"shape_name":"LAngleParallel","synonyms":["H180/180/18","L180/180/18","L180x180x18","L180/18"]}]},</text:p>
          </table:table-cell>
          <table:table-cell table:number-columns-repeated="16383"/>
        </table:table-row>
        <table:table-row table:style-name="ro1">
          <table:table-cell office:value-type="string" office:string-value="{&quot;L200/200/16&quot;: [{&quot;shape_coords&quot;:[200,200,16,16,18,9,100,100],&quot;shape_name&quot;:&quot;LAngleParallel&quot;,&quot;synonyms&quot;:[&quot;H200/200/16&quot;,&quot;L200/200/16&quot;,&quot;L200x200x16&quot;,&quot;L200/16&quot;]}]}," table:formula="of:=[LAngleParallel.Q39]" table:style-name="ce1">
            <text:p>{"L200/200/16": [{"shape_coords":[200,200,16,16,18,9,100,100],"shape_name":"LAngleParallel","synonyms":["H200/200/16","L200/200/16","L200x200x16","L200/16"]}]},</text:p>
          </table:table-cell>
          <table:table-cell table:number-columns-repeated="16383"/>
        </table:table-row>
        <table:table-row table:style-name="ro1">
          <table:table-cell office:value-type="string" office:string-value="{&quot;L200/200/18&quot;: [{&quot;shape_coords&quot;:[200,200,18,18,18,9,100,100],&quot;shape_name&quot;:&quot;LAngleParallel&quot;,&quot;synonyms&quot;:[&quot;H200/200/18&quot;,&quot;L200/200/18&quot;,&quot;L200x200x18&quot;,&quot;L200/18&quot;]}]}," table:formula="of:=[LAngleParallel.Q40]" table:style-name="ce1">
            <text:p>{"L200/200/18": [{"shape_coords":[200,200,18,18,18,9,100,100],"shape_name":"LAngleParallel","synonyms":["H200/200/18","L200/200/18","L200x200x18","L200/18"]}]},</text:p>
          </table:table-cell>
          <table:table-cell table:number-columns-repeated="16383"/>
        </table:table-row>
        <table:table-row table:style-name="ro1">
          <table:table-cell office:value-type="string" office:string-value="{&quot;L200/200/20&quot;: [{&quot;shape_coords&quot;:[200,200,20,20,18,9,100,100],&quot;shape_name&quot;:&quot;LAngleParallel&quot;,&quot;synonyms&quot;:[&quot;H200/200/20&quot;,&quot;L200/200/20&quot;,&quot;L200x200x20&quot;,&quot;L200/20&quot;]}]}," table:formula="of:=[LAngleParallel.Q41]" table:style-name="ce1">
            <text:p>{"L200/200/20": [{"shape_coords":[200,200,20,20,18,9,100,100],"shape_name":"LAngleParallel","synonyms":["H200/200/20","L200/200/20","L200x200x20","L200/20"]}]},</text:p>
          </table:table-cell>
          <table:table-cell table:number-columns-repeated="16383"/>
        </table:table-row>
        <table:table-row table:style-name="ro1">
          <table:table-cell office:value-type="string" office:string-value="{&quot;L200/200/24&quot;: [{&quot;shape_coords&quot;:[200,200,24,24,18,9,100,100],&quot;shape_name&quot;:&quot;LAngleParallel&quot;,&quot;synonyms&quot;:[&quot;H200/200/24&quot;,&quot;L200/200/24&quot;,&quot;L200x200x24&quot;,&quot;L200/24&quot;]}]}," table:formula="of:=[LAngleParallel.Q42]" table:style-name="ce1">
            <text:p>{"L200/200/24": [{"shape_coords":[200,200,24,24,18,9,100,100],"shape_name":"LAngleParallel","synonyms":["H200/200/24","L200/200/24","L200x200x24","L200/24"]}]},</text:p>
          </table:table-cell>
          <table:table-cell table:number-columns-repeated="16383"/>
        </table:table-row>
        <table:table-row table:style-name="ro1">
          <table:table-cell office:value-type="string" office:string-value="{&quot;L50/30/4&quot;: [{&quot;shape_coords&quot;:[50,30,4,4,5,2,5,25,15],&quot;shape_name&quot;:&quot;LAngleNotParallel&quot;,&quot;synonyms&quot;:[&quot;H50/30/4&quot;,&quot;L50/30/4&quot;,&quot;L50x30x4&quot;,&quot;H50x30x4&quot;]}]}," table:formula="of:=[LAngleNotParallel.Q5]" table:style-name="ce1">
            <text:p>{"L50/30/4": [{"shape_coords":[50,30,4,4,5,2,5,25,15],"shape_name":"LAngleNotParallel","synonyms":["H50/30/4","L50/30/4","L50x30x4","H50x30x4"]}]},</text:p>
          </table:table-cell>
          <table:table-cell table:number-columns-repeated="16383"/>
        </table:table-row>
        <table:table-row table:style-name="ro1">
          <table:table-cell office:value-type="string" office:string-value="{&quot;L50/30/5&quot;: [{&quot;shape_coords&quot;:[50,30,5,5,5,2,5,25,15],&quot;shape_name&quot;:&quot;LAngleNotParallel&quot;,&quot;synonyms&quot;:[&quot;H50/30/5&quot;,&quot;L50/30/5&quot;,&quot;L50x30x5&quot;,&quot;H50x30x5&quot;]}]}," table:formula="of:=[LAngleNotParallel.Q6]" table:style-name="ce1">
            <text:p>{"L50/30/5": [{"shape_coords":[50,30,5,5,5,2,5,25,15],"shape_name":"LAngleNotParallel","synonyms":["H50/30/5","L50/30/5","L50x30x5","H50x30x5"]}]},</text:p>
          </table:table-cell>
          <table:table-cell table:number-columns-repeated="16383"/>
        </table:table-row>
        <table:table-row table:style-name="ro1">
          <table:table-cell office:value-type="string" office:string-value="{&quot;L60/30/5&quot;: [{&quot;shape_coords&quot;:[60,30,5,5,6,3,30,15],&quot;shape_name&quot;:&quot;LAngleNotParallel&quot;,&quot;synonyms&quot;:[&quot;H60/30/5&quot;,&quot;L60/30/5&quot;,&quot;L60x30x5&quot;,&quot;H60x30x5&quot;]}]}," table:formula="of:=[LAngleNotParallel.Q7]" table:style-name="ce1">
            <text:p>{"L60/30/5": [{"shape_coords":[60,30,5,5,6,3,30,15],"shape_name":"LAngleNotParallel","synonyms":["H60/30/5","L60/30/5","L60x30x5","H60x30x5"]}]},</text:p>
          </table:table-cell>
          <table:table-cell table:number-columns-repeated="16383"/>
        </table:table-row>
        <table:table-row table:style-name="ro1">
          <table:table-cell office:value-type="string" office:string-value="{&quot;L60/40/5&quot;: [{&quot;shape_coords&quot;:[60,40,5,5,6,3,30,20],&quot;shape_name&quot;:&quot;LAngleNotParallel&quot;,&quot;synonyms&quot;:[&quot;H60/40/5&quot;,&quot;L60/40/5&quot;,&quot;L60x40x5&quot;,&quot;H60x40x5&quot;]}]}," table:formula="of:=[LAngleNotParallel.Q8]" table:style-name="ce1">
            <text:p>{"L60/40/5": [{"shape_coords":[60,40,5,5,6,3,30,20],"shape_name":"LAngleNotParallel","synonyms":["H60/40/5","L60/40/5","L60x40x5","H60x40x5"]}]},</text:p>
          </table:table-cell>
          <table:table-cell table:number-columns-repeated="16383"/>
        </table:table-row>
        <table:table-row table:style-name="ro1">
          <table:table-cell office:value-type="string" office:string-value="{&quot;L60/40/6&quot;: [{&quot;shape_coords&quot;:[60,40,6,6,6,3,30,20],&quot;shape_name&quot;:&quot;LAngleNotParallel&quot;,&quot;synonyms&quot;:[&quot;H60/40/6&quot;,&quot;L60/40/6&quot;,&quot;L60x40x6&quot;,&quot;H60x40x6&quot;]}]}," table:formula="of:=[LAngleNotParallel.Q9]" table:style-name="ce1">
            <text:p>{"L60/40/6": [{"shape_coords":[60,40,6,6,6,3,30,20],"shape_name":"LAngleNotParallel","synonyms":["H60/40/6","L60/40/6","L60x40x6","H60x40x6"]}]},</text:p>
          </table:table-cell>
          <table:table-cell table:number-columns-repeated="16383"/>
        </table:table-row>
        <table:table-row table:style-name="ro1">
          <table:table-cell office:value-type="string" office:string-value="{&quot;L75/50/7&quot;: [{&quot;shape_coords&quot;:[75,50,7,7,7,3,5,37,5,25],&quot;shape_name&quot;:&quot;LAngleNotParallel&quot;,&quot;synonyms&quot;:[&quot;H75/50/7&quot;,&quot;L75/50/7&quot;,&quot;L75x50x7&quot;,&quot;H75x50x7&quot;]}]}," table:formula="of:=[LAngleNotParallel.Q10]" table:style-name="ce1">
            <text:p>{"L75/50/7": [{"shape_coords":[75,50,7,7,7,3,5,37,5,25],"shape_name":"LAngleNotParallel","synonyms":["H75/50/7","L75/50/7","L75x50x7","H75x50x7"]}]},</text:p>
          </table:table-cell>
          <table:table-cell table:number-columns-repeated="16383"/>
        </table:table-row>
        <table:table-row table:style-name="ro1">
          <table:table-cell office:value-type="string" office:string-value="{&quot;L80/40/6&quot;: [{&quot;shape_coords&quot;:[80,40,6,6,7,3,5,40,20],&quot;shape_name&quot;:&quot;LAngleNotParallel&quot;,&quot;synonyms&quot;:[&quot;H80/40/6&quot;,&quot;L80/40/6&quot;,&quot;L80x40x6&quot;,&quot;H80x40x6&quot;]}]}," table:formula="of:=[LAngleNotParallel.Q11]" table:style-name="ce1">
            <text:p>{"L80/40/6": [{"shape_coords":[80,40,6,6,7,3,5,40,20],"shape_name":"LAngleNotParallel","synonyms":["H80/40/6","L80/40/6","L80x40x6","H80x40x6"]}]},</text:p>
          </table:table-cell>
          <table:table-cell table:number-columns-repeated="16383"/>
        </table:table-row>
        <table:table-row table:style-name="ro1">
          <table:table-cell office:value-type="string" office:string-value="{&quot;L80/40/8&quot;: [{&quot;shape_coords&quot;:[80,40,8,8,7,3,5,40,20],&quot;shape_name&quot;:&quot;LAngleNotParallel&quot;,&quot;synonyms&quot;:[&quot;H80/40/8&quot;,&quot;L80/40/8&quot;,&quot;L80x40x8&quot;,&quot;H80x40x8&quot;]}]}," table:formula="of:=[LAngleNotParallel.Q12]" table:style-name="ce1">
            <text:p>{"L80/40/8": [{"shape_coords":[80,40,8,8,7,3,5,40,20],"shape_name":"LAngleNotParallel","synonyms":["H80/40/8","L80/40/8","L80x40x8","H80x40x8"]}]},</text:p>
          </table:table-cell>
          <table:table-cell table:number-columns-repeated="16383"/>
        </table:table-row>
        <table:table-row table:style-name="ro1">
          <table:table-cell office:value-type="string" office:string-value="{&quot;L80/60/7&quot;: [{&quot;shape_coords&quot;:[80,60,7,7,8,4,40,30],&quot;shape_name&quot;:&quot;LAngleNotParallel&quot;,&quot;synonyms&quot;:[&quot;H80/60/7&quot;,&quot;L80/60/7&quot;,&quot;L80x60x7&quot;,&quot;H80x60x7&quot;]}]}," table:formula="of:=[LAngleNotParallel.Q13]" table:style-name="ce1">
            <text:p>{"L80/60/7": [{"shape_coords":[80,60,7,7,8,4,40,30],"shape_name":"LAngleNotParallel","synonyms":["H80/60/7","L80/60/7","L80x60x7","H80x60x7"]}]},</text:p>
          </table:table-cell>
          <table:table-cell table:number-columns-repeated="16383"/>
        </table:table-row>
        <table:table-row table:style-name="ro1">
          <table:table-cell office:value-type="string" office:string-value="{&quot;L80/65/8&quot;: [{&quot;shape_coords&quot;:[80,65,8,8,8,4,40,32,5],&quot;shape_name&quot;:&quot;LAngleNotParallel&quot;,&quot;synonyms&quot;:[&quot;H80/65/8&quot;,&quot;L80/65/8&quot;,&quot;L80x65x8&quot;,&quot;H80x65x8&quot;]}]}," table:formula="of:=[LAngleNotParallel.Q14]" table:style-name="ce1">
            <text:p>{"L80/65/8": [{"shape_coords":[80,65,8,8,8,4,40,32,5],"shape_name":"LAngleNotParallel","synonyms":["H80/65/8","L80/65/8","L80x65x8","H80x65x8"]}]},</text:p>
          </table:table-cell>
          <table:table-cell table:number-columns-repeated="16383"/>
        </table:table-row>
        <table:table-row table:style-name="ro1">
          <table:table-cell office:value-type="string" office:string-value="{&quot;L90/60/8&quot;: [{&quot;shape_coords&quot;:[90,60,8,8,7,3,5,45,30],&quot;shape_name&quot;:&quot;LAngleNotParallel&quot;,&quot;synonyms&quot;:[&quot;H90/60/8&quot;,&quot;L90/60/8&quot;,&quot;L90x60x8&quot;,&quot;H90x60x8&quot;]}]}," table:formula="of:=[LAngleNotParallel.Q15]" table:style-name="ce1">
            <text:p>{"L90/60/8": [{"shape_coords":[90,60,8,8,7,3,5,45,30],"shape_name":"LAngleNotParallel","synonyms":["H90/60/8","L90/60/8","L90x60x8","H90x60x8"]}]},</text:p>
          </table:table-cell>
          <table:table-cell table:number-columns-repeated="16383"/>
        </table:table-row>
        <table:table-row table:style-name="ro1">
          <table:table-cell office:value-type="string" office:string-value="{&quot;L100/50/6&quot;: [{&quot;shape_coords&quot;:[100,50,6,6,9,4,5,50,25],&quot;shape_name&quot;:&quot;LAngleNotParallel&quot;,&quot;synonyms&quot;:[&quot;H100/50/6&quot;,&quot;L100/50/6&quot;,&quot;L100x50x6&quot;,&quot;H100x50x6&quot;]}]}," table:formula="of:=[LAngleNotParallel.Q16]" table:style-name="ce1">
            <text:p>{"L100/50/6": [{"shape_coords":[100,50,6,6,9,4,5,50,25],"shape_name":"LAngleNotParallel","synonyms":["H100/50/6","L100/50/6","L100x50x6","H100x50x6"]}]},</text:p>
          </table:table-cell>
          <table:table-cell table:number-columns-repeated="16383"/>
        </table:table-row>
        <table:table-row table:style-name="ro1">
          <table:table-cell office:value-type="string" office:string-value="{&quot;L100/50/8&quot;: [{&quot;shape_coords&quot;:[100,50,8,8,9,4,5,50,25],&quot;shape_name&quot;:&quot;LAngleNotParallel&quot;,&quot;synonyms&quot;:[&quot;H100/50/8&quot;,&quot;L100/50/8&quot;,&quot;L100x50x8&quot;,&quot;H100x50x8&quot;]}]}," table:formula="of:=[LAngleNotParallel.Q17]" table:style-name="ce1">
            <text:p>{"L100/50/8": [{"shape_coords":[100,50,8,8,9,4,5,50,25],"shape_name":"LAngleNotParallel","synonyms":["H100/50/8","L100/50/8","L100x50x8","H100x50x8"]}]},</text:p>
          </table:table-cell>
          <table:table-cell table:number-columns-repeated="16383"/>
        </table:table-row>
        <table:table-row table:style-name="ro1">
          <table:table-cell office:value-type="string" office:string-value="{&quot;L100/65/9&quot;: [{&quot;shape_coords&quot;:[100,65,9,9,10,5,50,32,5],&quot;shape_name&quot;:&quot;LAngleNotParallel&quot;,&quot;synonyms&quot;:[&quot;H100/65/9&quot;,&quot;L100/65/9&quot;,&quot;L100x65x9&quot;,&quot;H100x65x9&quot;]}]}," table:formula="of:=[LAngleNotParallel.Q18]" table:style-name="ce1">
            <text:p>{"L100/65/9": [{"shape_coords":[100,65,9,9,10,5,50,32,5],"shape_name":"LAngleNotParallel","synonyms":["H100/65/9","L100/65/9","L100x65x9","H100x65x9"]}]},</text:p>
          </table:table-cell>
          <table:table-cell table:number-columns-repeated="16383"/>
        </table:table-row>
        <table:table-row table:style-name="ro1">
          <table:table-cell office:value-type="string" office:string-value="{&quot;L120/80/8&quot;: [{&quot;shape_coords&quot;:[120,80,8,8,11,5,5,60,40],&quot;shape_name&quot;:&quot;LAngleNotParallel&quot;,&quot;synonyms&quot;:[&quot;H120/80/8&quot;,&quot;L120/80/8&quot;,&quot;L120x80x8&quot;,&quot;H120x80x8&quot;]}]}," table:formula="of:=[LAngleNotParallel.Q19]" table:style-name="ce1">
            <text:p>{"L120/80/8": [{"shape_coords":[120,80,8,8,11,5,5,60,40],"shape_name":"LAngleNotParallel","synonyms":["H120/80/8","L120/80/8","L120x80x8","H120x80x8"]}]},</text:p>
          </table:table-cell>
          <table:table-cell table:number-columns-repeated="16383"/>
        </table:table-row>
        <table:table-row table:style-name="ro1">
          <table:table-cell office:value-type="string" office:string-value="{&quot;L120/80/10&quot;: [{&quot;shape_coords&quot;:[120,80,10,10,11,5,5,60,40],&quot;shape_name&quot;:&quot;LAngleNotParallel&quot;,&quot;synonyms&quot;:[&quot;H120/80/10&quot;,&quot;L120/80/10&quot;,&quot;L120x80x10&quot;,&quot;H120x80x10&quot;]}]}," table:formula="of:=[LAngleNotParallel.Q20]" table:style-name="ce1">
            <text:p>{"L120/80/10": [{"shape_coords":[120,80,10,10,11,5,5,60,40],"shape_name":"LAngleNotParallel","synonyms":["H120/80/10","L120/80/10","L120x80x10","H120x80x10"]}]},</text:p>
          </table:table-cell>
          <table:table-cell table:number-columns-repeated="16383"/>
        </table:table-row>
        <table:table-row table:style-name="ro1">
          <table:table-cell office:value-type="string" office:string-value="{&quot;L130/65/8&quot;: [{&quot;shape_coords&quot;:[130,65,8,8,11,5,5,65,32,5],&quot;shape_name&quot;:&quot;LAngleNotParallel&quot;,&quot;synonyms&quot;:[&quot;H130/65/8&quot;,&quot;L130/65/8&quot;,&quot;L130x65x8&quot;,&quot;H130x65x8&quot;]}]}," table:formula="of:=[LAngleNotParallel.Q21]" table:style-name="ce1">
            <text:p>{"L130/65/8": [{"shape_coords":[130,65,8,8,11,5,5,65,32,5],"shape_name":"LAngleNotParallel","synonyms":["H130/65/8","L130/65/8","L130x65x8","H130x65x8"]}]},</text:p>
          </table:table-cell>
          <table:table-cell table:number-columns-repeated="16383"/>
        </table:table-row>
        <table:table-row table:style-name="ro1">
          <table:table-cell office:value-type="string" office:string-value="{&quot;L130/65/10&quot;: [{&quot;shape_coords&quot;:[130,65,10,10,11,5,5,65,32,5],&quot;shape_name&quot;:&quot;LAngleNotParallel&quot;,&quot;synonyms&quot;:[&quot;H130/65/10&quot;,&quot;L130/65/10&quot;,&quot;L130x65x10&quot;,&quot;H130x65x10&quot;]}]}," table:formula="of:=[LAngleNotParallel.Q22]" table:style-name="ce1">
            <text:p>{"L130/65/10": [{"shape_coords":[130,65,10,10,11,5,5,65,32,5],"shape_name":"LAngleNotParallel","synonyms":["H130/65/10","L130/65/10","L130x65x10","H130x65x10"]}]},</text:p>
          </table:table-cell>
          <table:table-cell table:number-columns-repeated="16383"/>
        </table:table-row>
        <table:table-row table:style-name="ro1">
          <table:table-cell office:value-type="string" office:string-value="{&quot;L150/75/9&quot;: [{&quot;shape_coords&quot;:[150,75,9,9,11,5,5,75,37,5],&quot;shape_name&quot;:&quot;LAngleNotParallel&quot;,&quot;synonyms&quot;:[&quot;H150/75/9&quot;,&quot;L150/75/9&quot;,&quot;L150x75x9&quot;,&quot;H150x75x9&quot;]}]}," table:formula="of:=[LAngleNotParallel.Q23]" table:style-name="ce1">
            <text:p>{"L150/75/9": [{"shape_coords":[150,75,9,9,11,5,5,75,37,5],"shape_name":"LAngleNotParallel","synonyms":["H150/75/9","L150/75/9","L150x75x9","H150x75x9"]}]},</text:p>
          </table:table-cell>
          <table:table-cell table:number-columns-repeated="16383"/>
        </table:table-row>
        <table:table-row table:style-name="ro1">
          <table:table-cell office:value-type="string" office:string-value="{&quot;L150/75/11&quot;: [{&quot;shape_coords&quot;:[150,75,11,11,11,5,5,75,37,5],&quot;shape_name&quot;:&quot;LAngleNotParallel&quot;,&quot;synonyms&quot;:[&quot;H150/75/11&quot;,&quot;L150/75/11&quot;,&quot;L150x75x11&quot;,&quot;H150x75x11&quot;]}]}," table:formula="of:=[LAngleNotParallel.Q24]" table:style-name="ce1">
            <text:p>{"L150/75/11": [{"shape_coords":[150,75,11,11,11,5,5,75,37,5],"shape_name":"LAngleNotParallel","synonyms":["H150/75/11","L150/75/11","L150x75x11","H150x75x11"]}]},</text:p>
          </table:table-cell>
          <table:table-cell table:number-columns-repeated="16383"/>
        </table:table-row>
        <table:table-row table:style-name="ro1">
          <table:table-cell office:value-type="string" office:string-value="{&quot;L150/100/10&quot;: [{&quot;shape_coords&quot;:[150,100,10,10,13,6,5,75,50],&quot;shape_name&quot;:&quot;LAngleNotParallel&quot;,&quot;synonyms&quot;:[&quot;H150/100/10&quot;,&quot;L150/100/10&quot;,&quot;L150x100x10&quot;,&quot;H150x100x10&quot;]}]}," table:formula="of:=[LAngleNotParallel.Q25]" table:style-name="ce1">
            <text:p>{"L150/100/10": [{"shape_coords":[150,100,10,10,13,6,5,75,50],"shape_name":"LAngleNotParallel","synonyms":["H150/100/10","L150/100/10","L150x100x10","H150x100x10"]}]},</text:p>
          </table:table-cell>
          <table:table-cell table:number-columns-repeated="16383"/>
        </table:table-row>
        <table:table-row table:style-name="ro1">
          <table:table-cell office:value-type="string" office:string-value="{&quot;L150/100/12&quot;: [{&quot;shape_coords&quot;:[150,100,12,12,13,6,5,75,50],&quot;shape_name&quot;:&quot;LAngleNotParallel&quot;,&quot;synonyms&quot;:[&quot;H150/100/12&quot;,&quot;L150/100/12&quot;,&quot;L150x100x12&quot;,&quot;H150x100x12&quot;]}]}," table:formula="of:=[LAngleNotParallel.Q26]" table:style-name="ce1">
            <text:p>{"L150/100/12": [{"shape_coords":[150,100,12,12,13,6,5,75,50],"shape_name":"LAngleNotParallel","synonyms":["H150/100/12","L150/100/12","L150x100x12","H150x100x12"]}]},</text:p>
          </table:table-cell>
          <table:table-cell table:number-columns-repeated="16383"/>
        </table:table-row>
        <table:table-row table:style-name="ro1">
          <table:table-cell office:value-type="string" office:string-value="{&quot;L160/80/10&quot;: [{&quot;shape_coords&quot;:[160,80,10,10,13,6,5,80,40],&quot;shape_name&quot;:&quot;LAngleNotParallel&quot;,&quot;synonyms&quot;:[&quot;H160/80/10&quot;,&quot;L160/80/10&quot;,&quot;L160x80x10&quot;,&quot;H160x80x10&quot;]}]}," table:formula="of:=[LAngleNotParallel.Q27]" table:style-name="ce1">
            <text:p>{"L160/80/10": [{"shape_coords":[160,80,10,10,13,6,5,80,40],"shape_name":"LAngleNotParallel","synonyms":["H160/80/10","L160/80/10","L160x80x10","H160x80x10"]}]},</text:p>
          </table:table-cell>
          <table:table-cell table:number-columns-repeated="16383"/>
        </table:table-row>
        <table:table-row table:style-name="ro1">
          <table:table-cell office:value-type="string" office:string-value="{&quot;L160/80/12&quot;: [{&quot;shape_coords&quot;:[160,80,12,12,13,6,5,80,40],&quot;shape_name&quot;:&quot;LAngleNotParallel&quot;,&quot;synonyms&quot;:[&quot;H160/80/12&quot;,&quot;L160/80/12&quot;,&quot;L160x80x12&quot;,&quot;H160x80x12&quot;]}]}," table:formula="of:=[LAngleNotParallel.Q28]" table:style-name="ce1">
            <text:p>{"L160/80/12": [{"shape_coords":[160,80,12,12,13,6,5,80,40],"shape_name":"LAngleNotParallel","synonyms":["H160/80/12","L160/80/12","L160x80x12","H160x80x12"]}]},</text:p>
          </table:table-cell>
          <table:table-cell table:number-columns-repeated="16383"/>
        </table:table-row>
        <table:table-row table:style-name="ro1">
          <table:table-cell office:value-type="string" office:string-value="{&quot;L180/90/10&quot;: [{&quot;shape_coords&quot;:[180,90,10,10,14,7,90,45],&quot;shape_name&quot;:&quot;LAngleNotParallel&quot;,&quot;synonyms&quot;:[&quot;H180/90/10&quot;,&quot;L180/90/10&quot;,&quot;L180x90x10&quot;,&quot;H180x90x10&quot;]}]}," table:formula="of:=[LAngleNotParallel.Q29]" table:style-name="ce1">
            <text:p>{"L180/90/10": [{"shape_coords":[180,90,10,10,14,7,90,45],"shape_name":"LAngleNotParallel","synonyms":["H180/90/10","L180/90/10","L180x90x10","H180x90x10"]}]},</text:p>
          </table:table-cell>
          <table:table-cell table:number-columns-repeated="16383"/>
        </table:table-row>
        <table:table-row table:style-name="ro1">
          <table:table-cell office:value-type="string" office:string-value="{&quot;L200/100/10&quot;: [{&quot;shape_coords&quot;:[200,100,10,10,15,7,5,100,50],&quot;shape_name&quot;:&quot;LAngleNotParallel&quot;,&quot;synonyms&quot;:[&quot;H200/100/10&quot;,&quot;L200/100/10&quot;,&quot;L200x100x10&quot;,&quot;H200x100x10&quot;]}]}," table:formula="of:=[LAngleNotParallel.Q30]" table:style-name="ce1">
            <text:p>{"L200/100/10": [{"shape_coords":[200,100,10,10,15,7,5,100,50],"shape_name":"LAngleNotParallel","synonyms":["H200/100/10","L200/100/10","L200x100x10","H200x100x10"]}]},</text:p>
          </table:table-cell>
          <table:table-cell table:number-columns-repeated="16383"/>
        </table:table-row>
        <table:table-row table:style-name="ro1">
          <table:table-cell office:value-type="string" office:string-value="{&quot;L200/100/12&quot;: [{&quot;shape_coords&quot;:[200,100,12,12,15,7,5,100,50],&quot;shape_name&quot;:&quot;LAngleNotParallel&quot;,&quot;synonyms&quot;:[&quot;H200/100/12&quot;,&quot;L200/100/12&quot;,&quot;L200x100x12&quot;,&quot;H200x100x12&quot;]}]}," table:formula="of:=[LAngleNotParallel.Q31]" table:style-name="ce1">
            <text:p>{"L200/100/12": [{"shape_coords":[200,100,12,12,15,7,5,100,50],"shape_name":"LAngleNotParallel","synonyms":["H200/100/12","L200/100/12","L200x100x12","H200x100x12"]}]},</text:p>
          </table:table-cell>
          <table:table-cell table:number-columns-repeated="16383"/>
        </table:table-row>
        <table:table-row table:style-name="ro1">
          <table:table-cell office:value-type="string" office:string-value="{&quot;L200/100/14&quot;: [{&quot;shape_coords&quot;:[200,100,14,14,15,7,5,100,50],&quot;shape_name&quot;:&quot;LAngleNotParallel&quot;,&quot;synonyms&quot;:[&quot;H200/100/14&quot;,&quot;L200/100/14&quot;,&quot;L200x100x14&quot;,&quot;H200x100x14&quot;]}]}," table:formula="of:=[LAngleNotParallel.Q32]" table:style-name="ce1">
            <text:p>{"L200/100/14": [{"shape_coords":[200,100,14,14,15,7,5,100,50],"shape_name":"LAngleNotParallel","synonyms":["H200/100/14","L200/100/14","L200x100x14","H200x100x14"]}]},</text:p>
          </table:table-cell>
          <table:table-cell table:number-columns-repeated="16383"/>
        </table:table-row>
        <table:table-row table:number-rows-repeated="6" table:style-name="ro1">
          <table:table-cell table:number-columns-repeated="16384" table:style-name="ce1"/>
        </table:table-row>
        <table:table-row table:number-rows-repeated="96" table:style-name="ro1">
          <table:table-cell table:number-columns-repeated="16384"/>
        </table:table-row>
        <table:table-row table:number-rows-repeated="104795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JetBrains Mono" svg:font-family="&quot;JetBrains Mono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Maarten Vroegindeweij</meta:initial-creator>
    <dc:creator>Joas Hollander</dc:creator>
    <meta:creation-date>2019-05-11T13:30:30Z</meta:creation-date>
    <dc:date>2023-04-06T08:08:35Z</dc:date>
    <meta:editing-duration>PT0S</meta:editing-duration>
  </office:meta>
</office:document-meta>
</file>